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fo:font-size="16pt" style:font-size-asian="16pt" style:font-size-complex="16pt" fo:font-weight="bold" style:font-weight-asian="bold" style:font-weight-complex="bold" style:font-family-generic="swiss"/>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automatic" fo:wrap-option="wrap"/>
      <style:text-properties fo:font-size="14pt" style:font-size-asian="14pt" style:font-size-complex="14pt" fo:font-weight="bold" style:font-weight-asian="bold" style:font-weight-complex="bold" style:font-family-generic="swiss"/>
    </style:style>
    <style:style style:name="ce5" style:family="table-cell" style:parent-style-name="Default" style:data-style-name="N0">
      <style:text-properties fo:font-size="16pt" style:font-size-asian="16pt" style:font-size-complex="16pt" fo:font-weight="bold" style:font-weight-asian="bold" style:font-weight-complex="bold" style:font-family-generic="swiss"/>
    </style:style>
    <style:style style:name="ce6" style:family="table-cell" style:parent-style-name="Default" style:data-style-name="N0">
      <style:table-cell-properties style:vertical-align="automatic" fo:wrap-option="wrap" style:repeat-content="false"/>
      <style:paragraph-properties fo:text-align="start" fo:margin-left="0cm"/>
    </style:style>
    <style:style style:name="ce7" style:family="table-cell" style:parent-style-name="Default" style:data-style-name="N0">
      <style:table-cell-properties style:vertical-align="automatic" fo:wrap-option="wrap" style:repeat-content="false"/>
      <style:paragraph-properties fo:text-align="start" fo:margin-left="0cm"/>
      <style:text-properties fo:font-weight="bold" style:font-weight-asian="bold" style:font-weight-complex="bold" style:font-family-generic="swiss"/>
    </style:style>
    <style:style style:name="ce8" style:family="table-cell" style:parent-style-name="Default" style:data-style-name="N0">
      <style:table-cell-properties style:vertical-align="automatic" fo:wrap-option="wrap" style:repeat-content="false"/>
      <style:paragraph-properties fo:text-align="end" fo:margin-right="0cm"/>
    </style:style>
    <style:style style:name="ce9" style:family="table-cell" style:parent-style-name="Default" style:data-style-name="N0">
      <style:table-cell-properties style:vertical-align="automatic" fo:wrap-option="wrap"/>
      <style:text-properties fo:font-weight="bold" style:font-weight-asian="bold" style:font-weight-complex="bold" style:font-family-generic="swiss"/>
    </style:style>
    <style:style style:name="ce10"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font-family-generic="swiss"/>
    </style:style>
    <style:style style:name="ce11" style:family="table-cell" style:parent-style-name="Hyperlink" style:data-style-name="N0">
      <style:table-cell-properties style:vertical-align="automatic" fo:wrap-option="wrap"/>
      <style:text-properties fo:color="#0000FF" style:text-underline-style="solid" style:text-underline-type="single" style:font-family-generic="swiss"/>
    </style:style>
    <style:style style:name="ce12" style:family="table-cell" style:parent-style-name="Default" style:data-style-name="N0">
      <style:table-cell-properties style:vertical-align="automatic" fo:wrap-option="wrap"/>
    </style:style>
    <style:style style:name="ce13" style:family="table-cell" style:parent-style-name="Default" style:data-style-name="N0">
      <style:table-cell-properties style:vertical-align="automatic" fo:wrap-option="wrap" style:repeat-content="false"/>
      <style:paragraph-properties fo:text-align="end" fo:margin-right="0cm"/>
      <style:text-properties fo:color="#000000" fo:font-weight="bold" style:font-weight-asian="bold" style:font-weight-complex="bold" style:font-family-generic="swiss"/>
    </style:style>
    <style:style style:name="ce14" style:family="table-cell" style:parent-style-name="Default" style:data-style-name="N0">
      <style:table-cell-properties style:vertical-align="automatic" fo:wrap-option="wrap" style:repeat-content="false"/>
      <style:paragraph-properties fo:text-align="start" fo:margin-left="0cm"/>
      <style:text-properties fo:color="#000000" style:font-family-generic="swiss"/>
    </style:style>
    <style:style style:name="co1" style:family="table-column">
      <style:table-column-properties fo:break-before="auto" style:column-width="14.9489583333333cm"/>
    </style:style>
    <style:style style:name="co2" style:family="table-column">
      <style:table-column-properties fo:break-before="auto" style:column-width="1.984375cm"/>
    </style:style>
    <style:style style:name="co3" style:family="table-column">
      <style:table-column-properties fo:break-before="auto" style:column-width="2.91041666666667cm"/>
    </style:style>
    <style:style style:name="co4" style:family="table-column">
      <style:table-column-properties fo:break-before="auto" style:column-width="5.68854166666667cm"/>
    </style:style>
    <style:style style:name="co5" style:family="table-column">
      <style:table-column-properties fo:break-before="auto" style:column-width="6.05895833333333cm"/>
    </style:style>
    <style:style style:name="co6" style:family="table-column">
      <style:table-column-properties fo:break-before="auto" style:column-width="3.095625cm"/>
    </style:style>
    <style:style style:name="co7" style:family="table-column">
      <style:table-column-properties fo:break-before="auto" style:column-width="3.83645833333333cm"/>
    </style:style>
    <style:style style:name="co8" style:family="table-column">
      <style:table-column-properties fo:break-before="auto" style:column-width="6.08541666666667cm"/>
    </style:style>
    <style:style style:name="ro1" style:family="table-row">
      <style:table-row-properties style:row-height="21pt" style:use-optimal-row-height="true" fo:break-before="auto"/>
    </style:style>
    <style:style style:name="ro2" style:family="table-row">
      <style:table-row-properties style:row-height="34pt" style:use-optimal-row-height="false" fo:break-before="auto"/>
    </style:style>
    <style:style style:name="ro3" style:family="table-row">
      <style:table-row-properties style:row-height="34pt" style:use-optimal-row-height="true" fo:break-before="auto"/>
    </style:style>
    <style:style style:name="ro4" style:family="table-row">
      <style:table-row-properties style:row-height="68pt" style:use-optimal-row-height="true" fo:break-before="auto"/>
    </style:style>
    <style:style style:name="ro5" style:family="table-row">
      <style:table-row-properties style:row-height="204pt" style:use-optimal-row-height="true" fo:break-before="auto"/>
    </style:style>
    <style:style style:name="ro6" style:family="table-row">
      <style:table-row-properties style:row-height="17pt" style:use-optimal-row-height="true" fo:break-before="auto"/>
    </style:style>
    <style:style style:name="ro7" style:family="table-row">
      <style:table-row-properties style:row-height="16pt" style:use-optimal-row-height="true" fo:break-before="auto"/>
    </style:style>
    <style:style style:name="ro8" style:family="table-row">
      <style:table-row-properties style:row-height="20pt" style:use-optimal-row-height="true" fo:break-before="auto"/>
    </style:style>
    <style:style style:name="ro9" style:family="table-row">
      <style:table-row-properties style:row-height="85pt" style:use-optimal-row-height="true" fo:break-before="auto"/>
    </style:style>
    <style:style style:name="ro10" style:family="table-row">
      <style:table-row-properties style:row-height="187pt" style:use-optimal-row-height="true" fo:break-before="auto"/>
    </style:style>
    <style:style style:name="ro11" style:family="table-row">
      <style:table-row-properties style:row-height="51pt" style:use-optimal-row-height="true" fo:break-before="auto"/>
    </style:style>
    <style:style style:name="ro12" style:family="table-row">
      <style:table-row-properties style:row-height="102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1"/>
        <table:table-column table:style-name="co2" table:number-columns-repeated="16383" table:default-cell-style-name="ce1"/>
        <table:table-row table:style-name="ro1">
          <table:table-cell office:value-type="string" table:style-name="ce2">
            <text:p>Civil Service People Survey 2020: demographic benchmarks</text:p>
          </table:table-cell>
          <table:table-cell table:number-columns-repeated="16383"/>
        </table:table-row>
        <table:table-row table:style-name="ro2">
          <table:table-cell office:value-type="string" table:style-name="ce4">
            <text:p>Purpose</text:p>
          </table:table-cell>
          <table:table-cell table:number-columns-repeated="16383"/>
        </table:table-row>
        <table:table-row table:style-name="ro3">
          <table:table-cell office:value-type="string" table:style-name="ce3">
            <text:p>This workbook contains overall results for the Civil Service People Survey (CSPS) 2020 by demographic group, covering a range of job-related and personal characteristics.</text:p>
          </table:table-cell>
          <table:table-cell table:number-columns-repeated="16383"/>
        </table:table-row>
        <table:table-row table:style-name="ro2">
          <table:table-cell office:value-type="string" table:style-name="ce4">
            <text:p>Corrections</text:p>
          </table:table-cell>
          <table:table-cell table:number-columns-repeated="16383" table:style-name="ce4"/>
        </table:table-row>
        <table:table-row table:style-name="ro4">
          <table:table-cell office:value-type="string" table:style-name="ce12">
            <text:p>This is the second version of this workbook, which replaces its first publication on 31 March 2022. This version corrects the order of the bullying, harrassment and discrimination multi-choice questions so they are adjacent and in numerical order. We have also introduced full question text in column headers instead of just the question code.</text:p>
          </table:table-cell>
          <table:table-cell table:number-columns-repeated="16383" table:style-name="ce12"/>
        </table:table-row>
        <table:table-row table:style-name="ro2">
          <table:table-cell office:value-type="string" table:style-name="ce4">
            <text:p>Use of these results</text:p>
          </table:table-cell>
          <table:table-cell table:number-columns-repeated="16383"/>
        </table:table-row>
        <table:table-row table:style-name="ro3">
          <table:table-cell office:value-type="string" table:style-name="ce3">
            <text:p>The CSPS results are not a workforce statistic, so should not be used to comment on the composition of the Civil Service workforce. The number of responses by group is provided for context only.</text:p>
          </table:table-cell>
          <table:table-cell table:number-columns-repeated="16383"/>
        </table:table-row>
        <table:table-row table:style-name="ro2">
          <table:table-cell office:value-type="string" table:style-name="ce4">
            <text:p>Workbook properties</text:p>
          </table:table-cell>
          <table:table-cell table:number-columns-repeated="16383"/>
        </table:table-row>
        <table:table-row table:style-name="ro5">
          <table:table-cell office:value-type="string" table:style-name="ce3">
            <text:p>Scores are provided as percentages to three decimal places and counts are the number of responses to a given question by a given group.</text:p>
            <text:p/>
            <text:p>A lookup of question codes to question text can be found in the Annexes 1 and 2, which also explain how the score was calculated (e.g. the score for B01 is the percentage that selected 'Strongly agree' or 'Agree').</text:p>
            <text:p/>
            <text:p>Notes can be found in the 'Notes' tab and are indicated in each worksheet by one or more numbers inside square brackets, like [1].</text:p>
            <text:p/>
            <text:p>Values are suppressed for groups where fewer than 10 responses were supplied, which is represented by [c].</text:p>
          </table:table-cell>
          <table:table-cell table:number-columns-repeated="16383"/>
        </table:table-row>
        <table:table-row table:style-name="ro2">
          <table:table-cell office:value-type="string" table:style-name="ce4">
            <text:p>Contact</text:p>
          </table:table-cell>
          <table:table-cell table:number-columns-repeated="16383"/>
        </table:table-row>
        <table:table-row table:style-name="ro6">
          <table:table-cell office:value-type="string" table:style-name="ce11">
            <text:p><text:a xlink:href="http://csps@cabinetoffice.gov.uk">csps@cabinetoffice.gov.uk</text:a></text:p>
          </table:table-cell>
          <table:table-cell table:number-columns-repeated="16383"/>
        </table:table-row>
        <table:table-row table:number-rows-repeated="1048565" table:style-name="ro7">
          <table:table-cell table:number-columns-repeated="16384"/>
        </table:table-row>
      </table:table>
      <table:table table:name="Contents" table:style-name="ta1">
        <table:table-column table:style-name="co3" table:default-cell-style-name="ce1"/>
        <table:table-column table:style-name="co4" table:default-cell-style-name="ce1"/>
        <table:table-column table:style-name="co2" table:number-columns-repeated="16382" table:default-cell-style-name="ce1"/>
        <table:table-row table:style-name="ro8">
          <table:table-cell office:value-type="string" table:style-name="ce5">
            <text:p>Table of contents</text:p>
          </table:table-cell>
          <table:table-cell table:number-columns-repeated="16383" table:style-name="ce1"/>
        </table:table-row>
        <table:table-row table:style-name="ro7">
          <table:table-cell office:value-type="string" table:style-name="ce1">
            <text:p>This worksheet contains 1 table.</text:p>
          </table:table-cell>
          <table:table-cell table:number-columns-repeated="16383" table:style-name="ce1"/>
        </table:table-row>
        <table:table-row table:style-name="ro6">
          <table:table-cell office:value-type="string" table:style-name="ce7">
            <text:p>Sheet name</text:p>
          </table:table-cell>
          <table:table-cell office:value-type="string" table:style-name="ce7">
            <text:p>Sheet title</text:p>
          </table:table-cell>
          <table:table-cell table:number-columns-repeated="16382"/>
        </table:table-row>
        <table:table-row table:style-name="ro6">
          <table:table-cell office:value-type="string" table:style-name="ce6">
            <text:p>Notes</text:p>
          </table:table-cell>
          <table:table-cell office:value-type="string" table:style-name="ce6">
            <text:p>Notes</text:p>
          </table:table-cell>
          <table:table-cell table:number-columns-repeated="16382"/>
        </table:table-row>
        <table:table-row table:style-name="ro6">
          <table:table-cell office:value-type="string" table:style-name="ce6">
            <text:p>Benchmarks</text:p>
          </table:table-cell>
          <table:table-cell office:value-type="string" table:style-name="ce6">
            <text:p>Demographic benchmarks</text:p>
          </table:table-cell>
          <table:table-cell table:number-columns-repeated="16382"/>
        </table:table-row>
        <table:table-row table:style-name="ro3">
          <table:table-cell office:value-type="string" table:style-name="ce6">
            <text:p>Annex 1</text:p>
          </table:table-cell>
          <table:table-cell office:value-type="string" table:style-name="ce6">
            <text:p>Lookup of demographic question codes to text</text:p>
          </table:table-cell>
          <table:table-cell table:number-columns-repeated="16382"/>
        </table:table-row>
        <table:table-row table:style-name="ro6">
          <table:table-cell office:value-type="string" table:style-name="ce6">
            <text:p>Annex 2</text:p>
          </table:table-cell>
          <table:table-cell office:value-type="string" table:style-name="ce6">
            <text:p>Lookup of question codes to text</text:p>
          </table:table-cell>
          <table:table-cell table:number-columns-repeated="16382"/>
        </table:table-row>
        <table:table-row table:number-rows-repeated="1048569" table:style-name="ro7">
          <table:table-cell table:number-columns-repeated="16384"/>
        </table:table-row>
      </table:table>
      <table:table table:name="Notes" table:style-name="ta1">
        <table:table-column table:style-name="co3" table:default-cell-style-name="ce1"/>
        <table:table-column table:style-name="co1" table:default-cell-style-name="ce1"/>
        <table:table-column table:style-name="co2" table:number-columns-repeated="16382" table:default-cell-style-name="ce1"/>
        <table:table-row table:style-name="ro8">
          <table:table-cell office:value-type="string" table:style-name="ce5">
            <text:p>Notes</text:p>
          </table:table-cell>
          <table:table-cell table:number-columns-repeated="16383" table:style-name="ce1"/>
        </table:table-row>
        <table:table-row table:style-name="ro7">
          <table:table-cell office:value-type="string" table:style-name="ce1">
            <text:p>This worksheet contains 1 table.</text:p>
          </table:table-cell>
          <table:table-cell table:number-columns-repeated="16383" table:style-name="ce1"/>
        </table:table-row>
        <table:table-row table:style-name="ro6">
          <table:table-cell office:value-type="string" table:style-name="ce7">
            <text:p>Note number</text:p>
          </table:table-cell>
          <table:table-cell office:value-type="string" table:style-name="ce7">
            <text:p>Note text</text:p>
          </table:table-cell>
          <table:table-cell table:number-columns-repeated="16382"/>
        </table:table-row>
        <table:table-row table:style-name="ro9">
          <table:table-cell office:value-type="string" table:style-name="ce6">
            <text:p>[1]</text:p>
          </table:table-cell>
          <table:table-cell office:value-type="string" table:style-name="ce6">
            <text:p>In 2020 there were slight changes to the wording of some demographic questions to better align them to harmonised standards and Census 2021: J03 (ethnicity, underlying the J03_all and Z06 derived variables), J04 and J04A (health status, underlying the Z08 and Z09 derived variables), J05 (carer status) and J07 (sexual orientation, underlying the Z10 derived score). No trends are affected by these changes.</text:p>
          </table:table-cell>
          <table:table-cell table:number-columns-repeated="16382"/>
        </table:table-row>
        <table:table-row table:style-name="ro4">
          <table:table-cell office:value-type="string" table:style-name="ce6">
            <text:p>[2]</text:p>
          </table:table-cell>
          <table:table-cell office:value-type="string" table:style-name="ce6">
            <text:p>The employee engagement index is calculated as a weighted average of the responses to the five employee engagement questions (B47 to B51) and ranges from 0 to 100%. A score of 0% represents all respondents giving a rating of 'strongly disagree' to all five questions. A score of 100% represents all respondents giving a rating of 'strongly agree' to all five questions.</text:p>
          </table:table-cell>
          <table:table-cell table:number-columns-repeated="16382"/>
        </table:table-row>
        <table:table-row table:style-name="ro3">
          <table:table-cell office:value-type="string" table:style-name="ce6">
            <text:p>[3]</text:p>
          </table:table-cell>
          <table:table-cell office:value-type="string" table:style-name="ce6">
            <text:p>Headline themes are calculated as the percentage of 'strongly agree' or 'agree' responses to all questions in that theme. See Appendix 1 for further details.</text:p>
          </table:table-cell>
          <table:table-cell table:number-columns-repeated="16382"/>
        </table:table-row>
        <table:table-row table:style-name="ro10">
          <table:table-cell office:value-type="string" table:style-name="ce6">
            <text:p>[4]</text:p>
          </table:table-cell>
          <table:table-cell office:value-type="string" table:style-name="ce6">
            <text:p>You should not compare sex/gender results for 2020 with previous years because the underlying questions were changed in the 2020 People Survey to harmonise with Census 2021.</text:p>
            <text:p/>
            <text:p>J01A asks 'What is your sex?' ('Male', 'Female', 'Prefer not to say') and J01 asks 'Is the gender you identify with the same as your sex registered as birth?' (Yes', 'No', 'Prefer not to say') where the respondent could enter free text if they answered 'No'. Answers to these questions were then used to derive the sex/gender variables that are reported in this document.</text:p>
            <text:p/>
            <text:p>J1A is 'Composite sex/gender identity' ('Male', 'Female' or 'Other'), J1B is 'Gender identity history' ('Cisgender' or 'Transgender-Other'). J1C is 'Detailed sex/gender identity' ('Cis-Male', 'Cis-Female', 'Trans-Male', 'Trans-Female' or 'Other'.).</text:p>
          </table:table-cell>
          <table:table-cell table:number-columns-repeated="16382"/>
        </table:table-row>
        <table:table-row table:style-name="ro3">
          <table:table-cell office:value-type="string" table:style-name="ce6">
            <text:p>[5]</text:p>
          </table:table-cell>
          <table:table-cell office:value-type="string" table:style-name="ce6">
            <text:p>NS-SEC is the National Statistics Socio-Economic Classification, which is derived from S03, S04, S05 and S06 using ONS methodology.</text:p>
          </table:table-cell>
          <table:table-cell table:number-columns-repeated="16382"/>
        </table:table-row>
        <table:table-row table:style-name="ro11">
          <table:table-cell office:value-type="string" table:style-name="ce6">
            <text:p>[6]</text:p>
          </table:table-cell>
          <table:table-cell office:value-type="string" table:style-name="ce6">
            <text:p>Phrases in square brackets, e.g. [my organisation], are used in the core questionnaire to indicate where participating organisations use the relevant local terms. For example, 'the Cabinet Office' in place of [my/your organisation] or 'Senior Civil Servants' in place of [senior managers].</text:p>
          </table:table-cell>
          <table:table-cell table:number-columns-repeated="16382"/>
        </table:table-row>
        <table:table-row table:number-rows-repeated="1048567" table:style-name="ro7">
          <table:table-cell table:number-columns-repeated="16384"/>
        </table:table-row>
      </table:table>
      <table:table table:name="Benchmarks" table:style-name="ta1">
        <table:table-column table:style-name="co5" table:number-columns-repeated="2" table:default-cell-style-name="ce1"/>
        <table:table-column table:style-name="co6" table:number-columns-repeated="2" table:default-cell-style-name="ce1"/>
        <table:table-column table:style-name="co5" table:number-columns-repeated="142" table:default-cell-style-name="ce1"/>
        <table:table-column table:style-name="co2" table:number-columns-repeated="16238" table:default-cell-style-name="ce1"/>
        <table:table-row table:style-name="ro8">
          <table:table-cell office:value-type="string" table:style-name="ce5">
            <text:p>Demographic benchmarks</text:p>
          </table:table-cell>
          <table:table-cell table:number-columns-repeated="16383" table:style-name="ce1"/>
        </table:table-row>
        <table:table-row table:style-name="ro7">
          <table:table-cell office:value-type="string" table:style-name="ce1">
            <text:p>This worksheet contains 1 table.</text:p>
          </table:table-cell>
          <table:table-cell table:number-columns-repeated="16383" table:style-name="ce1"/>
        </table:table-row>
        <table:table-row table:style-name="ro7">
          <table:table-cell office:value-type="string" table:style-name="ce1">
            <text:p>This table contains notes, which can be found in the Notes worksheet.</text:p>
          </table:table-cell>
          <table:table-cell table:number-columns-repeated="16383" table:style-name="ce1"/>
        </table:table-row>
        <table:table-row table:style-name="ro7">
          <table:table-cell office:value-type="string" table:style-name="ce1">
            <text:p>Source: Civil Service People Survey 2020.</text:p>
          </table:table-cell>
          <table:table-cell table:number-columns-repeated="16383" table:style-name="ce1"/>
        </table:table-row>
        <table:table-row table:style-name="ro12">
          <table:table-cell office:value-type="string" table:style-name="ce9">
            <text:p>Demographic variable [1]</text:p>
          </table:table-cell>
          <table:table-cell office:value-type="string" table:style-name="ce9">
            <text:p>Response</text:p>
          </table:table-cell>
          <table:table-cell office:value-type="string" table:style-name="ce10">
            <text:p>Count</text:p>
          </table:table-cell>
          <table:table-cell office:value-type="string" table:style-name="ce10">
            <text:p>ees: Employee engagement index (B47 to B51) [2]</text:p>
          </table:table-cell>
          <table:table-cell office:value-type="string" table:style-name="ce10">
            <text:p>mw_p: My work theme score (% positive, B01 to B05) [3]</text:p>
          </table:table-cell>
          <table:table-cell office:value-type="string" table:style-name="ce10">
            <text:p>op_p: Organisational objectives and purpose theme score (% positive, B06 to B07) [3]</text:p>
          </table:table-cell>
          <table:table-cell office:value-type="string" table:style-name="ce10">
            <text:p>lm_p: My manager theme score (% positive, B08 to B17) [3]</text:p>
          </table:table-cell>
          <table:table-cell office:value-type="string" table:style-name="ce10">
            <text:p>mt_p: My team theme score (% positive, B18 to B20) [3]</text:p>
          </table:table-cell>
          <table:table-cell office:value-type="string" table:style-name="ce10">
            <text:p>ld_p: Learning and development theme score (% positive, B21 to B24) [3]</text:p>
          </table:table-cell>
          <table:table-cell office:value-type="string" table:style-name="ce10">
            <text:p>if_p: Inclusion and fair treatment theme score (% positive, B25 to B28) [3]</text:p>
          </table:table-cell>
          <table:table-cell office:value-type="string" table:style-name="ce10">
            <text:p>rw_p: Resources and workload theme score (% positive, B29 to B34) [3]</text:p>
          </table:table-cell>
          <table:table-cell office:value-type="string" table:style-name="ce10">
            <text:p>pb_p: Pay and benefits theme score (% positive, B35 to B37) [3]</text:p>
          </table:table-cell>
          <table:table-cell office:value-type="string" table:style-name="ce10">
            <text:p>lc_p: Leadership and managing change theme score (% positive, B38 to B46) [3]</text:p>
          </table:table-cell>
          <table:table-cell office:value-type="string" table:style-name="ce10">
            <text:p>HSE_index: Proxy Stress Index (higher score = higher stress)</text:p>
          </table:table-cell>
          <table:table-cell office:value-type="string" table:style-name="ce10">
            <text:p>PERMA_index: PERMA Index (higher score = high flourishing)</text:p>
          </table:table-cell>
          <table:table-cell office:value-type="string" table:style-name="ce10">
            <text:p>B01: I am interested in my work (% strongly agree or agree)</text:p>
          </table:table-cell>
          <table:table-cell office:value-type="string" table:style-name="ce10">
            <text:p>B02: I am sufficiently challenged by my work (% strongly agree or agree)</text:p>
          </table:table-cell>
          <table:table-cell office:value-type="string" table:style-name="ce10">
            <text:p>B03: My work gives me a sense of personal accomplishment (% strongly agree or agree)</text:p>
          </table:table-cell>
          <table:table-cell office:value-type="string" table:style-name="ce10">
            <text:p>B04: I feel involved in the decisions that affect my work (% strongly agree or agree)</text:p>
          </table:table-cell>
          <table:table-cell office:value-type="string" table:style-name="ce10">
            <text:p>B05: I have a choice in deciding how I do my work (% strongly agree or agree)</text:p>
          </table:table-cell>
          <table:table-cell office:value-type="string" table:style-name="ce10">
            <text:p>B06: I have a clear understanding of [my organisation's] objectives (% strongly agree or agree)</text:p>
          </table:table-cell>
          <table:table-cell office:value-type="string" table:style-name="ce10">
            <text:p>B07: I understand how my work contributes to [my organisation's] objectives (% strongly agree or agree)</text:p>
          </table:table-cell>
          <table:table-cell office:value-type="string" table:style-name="ce10">
            <text:p>B08: My manager motivates me to be more effective in my job (% strongly agree or agree)</text:p>
          </table:table-cell>
          <table:table-cell office:value-type="string" table:style-name="ce10">
            <text:p>B09: My manager is considerate of my life outside work (% strongly agree or agree)</text:p>
          </table:table-cell>
          <table:table-cell office:value-type="string" table:style-name="ce10">
            <text:p>B10: My manager is open to my ideas (% strongly agree or agree)</text:p>
          </table:table-cell>
          <table:table-cell office:value-type="string" table:style-name="ce10">
            <text:p>B11: My manager helps me to understand how I contribute to [my organisation's] objectives (% strongly agree or agree)</text:p>
          </table:table-cell>
          <table:table-cell office:value-type="string" table:style-name="ce10">
            <text:p>B12: Overall, I have confidence in the decisions made by my manager (% strongly agree or agree)</text:p>
          </table:table-cell>
          <table:table-cell office:value-type="string" table:style-name="ce10">
            <text:p>B13: My manager recognises when I have done my job well (% strongly agree or agree)</text:p>
          </table:table-cell>
          <table:table-cell office:value-type="string" table:style-name="ce10">
            <text:p>B14: I receive regular feedback on my performance (% strongly agree or agree)</text:p>
          </table:table-cell>
          <table:table-cell office:value-type="string" table:style-name="ce10">
            <text:p>B15: The feedback I receive helps me to improve my performance (% strongly agree or agree)</text:p>
          </table:table-cell>
          <table:table-cell office:value-type="string" table:style-name="ce10">
            <text:p>B16: I think that my performance is evaluated fairly (% strongly agree or agree)</text:p>
          </table:table-cell>
          <table:table-cell office:value-type="string" table:style-name="ce10">
            <text:p>B17: Poor performance is dealt with effectively in my team (% strongly agree or agree)</text:p>
          </table:table-cell>
          <table:table-cell office:value-type="string" table:style-name="ce10">
            <text:p>B18: The people in my team can be relied upon to help when things get difficult in my job (% strongly agree or agree)</text:p>
          </table:table-cell>
          <table:table-cell office:value-type="string" table:style-name="ce10">
            <text:p>B19: The people in my team work together to find ways to improve the service we provide (% strongly agree or agree)</text:p>
          </table:table-cell>
          <table:table-cell office:value-type="string" table:style-name="ce10">
            <text:p>B20: The people in my team are encouraged to come up with new and better ways of doing things (% strongly agree or agree)</text:p>
          </table:table-cell>
          <table:table-cell office:value-type="string" table:style-name="ce10">
            <text:p>B21: I am able to access the right learning and development opportunities when I need to (% strongly agree or agree)</text:p>
          </table:table-cell>
          <table:table-cell office:value-type="string" table:style-name="ce10">
            <text:p>B22: Learning and development activities I have completed in the past 12 months have helped to improve my performance (% strongly agree or agree)</text:p>
          </table:table-cell>
          <table:table-cell office:value-type="string" table:style-name="ce10">
            <text:p>B23: There are opportunities for me to develop my career in [my organisation] (% strongly agree or agree)</text:p>
          </table:table-cell>
          <table:table-cell office:value-type="string" table:style-name="ce10">
            <text:p>B24: Learning and development activities I have completed while working for [my organisation] are helping me to develop my career (% strongly agree or agree)</text:p>
          </table:table-cell>
          <table:table-cell office:value-type="string" table:style-name="ce10">
            <text:p>B25: I am treated fairly at work (% strongly agree or agree)</text:p>
          </table:table-cell>
          <table:table-cell office:value-type="string" table:style-name="ce10">
            <text:p>B26: I am treated with respect by the people I work with (% strongly agree or agree)</text:p>
          </table:table-cell>
          <table:table-cell office:value-type="string" table:style-name="ce10">
            <text:p>B27: I feel valued for the work I do (% strongly agree or agree)</text:p>
          </table:table-cell>
          <table:table-cell office:value-type="string" table:style-name="ce10">
            <text:p>B28: I think that [my organisation] respects individual differences (e.g. cultures, working styles, backgrounds, ideas, etc) (% strongly agree or agree)</text:p>
          </table:table-cell>
          <table:table-cell office:value-type="string" table:style-name="ce10">
            <text:p>B29: I get the information I need to do my job well (% strongly agree or agree)</text:p>
          </table:table-cell>
          <table:table-cell office:value-type="string" table:style-name="ce10">
            <text:p>B30: I have clear work objectives (% strongly agree or agree)</text:p>
          </table:table-cell>
          <table:table-cell office:value-type="string" table:style-name="ce10">
            <text:p>B31: I have the skills I need to do my job effectively (% strongly agree or agree)</text:p>
          </table:table-cell>
          <table:table-cell office:value-type="string" table:style-name="ce10">
            <text:p>B32: I have the tools I need to do my job effectively (% strongly agree or agree)</text:p>
          </table:table-cell>
          <table:table-cell office:value-type="string" table:style-name="ce10">
            <text:p>B33: I have an acceptable workload (% strongly agree or agree)</text:p>
          </table:table-cell>
          <table:table-cell office:value-type="string" table:style-name="ce10">
            <text:p>B34: I achieve a good balance between my work life and my private life (% strongly agree or agree)</text:p>
          </table:table-cell>
          <table:table-cell office:value-type="string" table:style-name="ce10">
            <text:p>B35: I feel that my pay adequately reflects my performance (% strongly agree or agree)</text:p>
          </table:table-cell>
          <table:table-cell office:value-type="string" table:style-name="ce10">
            <text:p>B36: I am satisfied with the total benefits package (% strongly agree or agree)</text:p>
          </table:table-cell>
          <table:table-cell office:value-type="string" table:style-name="ce10">
            <text:p>B37: Compared to people doing a similar job in other organisations I feel my pay is reasonable (% strongly agree or agree)</text:p>
          </table:table-cell>
          <table:table-cell office:value-type="string" table:style-name="ce10">
            <text:p>B38: [Senior managers] in [my organisation] are sufficiently visible (% strongly agree or agree)</text:p>
          </table:table-cell>
          <table:table-cell office:value-type="string" table:style-name="ce10">
            <text:p>B39: I believe the actions of [senior managers] are consistent with [my organisation's] values (% strongly agree or agree)</text:p>
          </table:table-cell>
          <table:table-cell office:value-type="string" table:style-name="ce13">
            <text:p>B40: I believe that [my organisation]'s senior leaders have a clear vision for the future of [my organisation] (% strongly agree or agree)</text:p>
          </table:table-cell>
          <table:table-cell office:value-type="string" table:style-name="ce13">
            <text:p>B41: Overall, I have confidence in the decisions made by [my organisation]'s senior managers (% strongly agree or agree)</text:p>
          </table:table-cell>
          <table:table-cell office:value-type="string" table:style-name="ce10">
            <text:p>B42: I feel that change is managed well in [my organisation] (% strongly agree or agree)</text:p>
          </table:table-cell>
          <table:table-cell office:value-type="string" table:style-name="ce10">
            <text:p>B43: When changes are made in [my organisation] they are usually for the better (% strongly agree or agree)</text:p>
          </table:table-cell>
          <table:table-cell office:value-type="string" table:style-name="ce10">
            <text:p>B44: [My organisation] keeps me informed about matters that affect me (% strongly agree or agree)</text:p>
          </table:table-cell>
          <table:table-cell office:value-type="string" table:style-name="ce10">
            <text:p>B45: I have the opportunity to contribute my views before decisions are made that affect me (% strongly agree or agree)</text:p>
          </table:table-cell>
          <table:table-cell office:value-type="string" table:style-name="ce10">
            <text:p>B46: I think it is safe to challenge the way things are done in [my organisation] (% strongly agree or agree)</text:p>
          </table:table-cell>
          <table:table-cell office:value-type="string" table:style-name="ce10">
            <text:p>B47: I am proud when I tell others I am part of [my organisation] (% strongly agree or agree)</text:p>
          </table:table-cell>
          <table:table-cell office:value-type="string" table:style-name="ce10">
            <text:p>B48: I would recommend [my organisation] as a great place to work (% strongly agree or agree)</text:p>
          </table:table-cell>
          <table:table-cell office:value-type="string" table:style-name="ce10">
            <text:p>B49: I feel a strong personal attachment to [my organisation] (% strongly agree or agree)</text:p>
          </table:table-cell>
          <table:table-cell office:value-type="string" table:style-name="ce10">
            <text:p>B50: [My organisation] inspires me to do the best in my job (% strongly agree or agree)</text:p>
          </table:table-cell>
          <table:table-cell office:value-type="string" table:style-name="ce10">
            <text:p>B51: [My organisation] motivates me to help it achieve its objectives (% strongly agree or agree)</text:p>
          </table:table-cell>
          <table:table-cell office:value-type="string" table:style-name="ce10">
            <text:p>B52: I believe that [senior managers] in [my organisation] will take action on the results from this survey (% strongly agree or agree)</text:p>
          </table:table-cell>
          <table:table-cell office:value-type="string" table:style-name="ce10">
            <text:p>B53: Where I work, I think effective action has been taken on the results of the last survey (% strongly agree or agree)</text:p>
          </table:table-cell>
          <table:table-cell office:value-type="string" table:style-name="ce10">
            <text:p>B54: I am trusted to carry out my job effectively (% strongly agree or agree)</text:p>
          </table:table-cell>
          <table:table-cell office:value-type="string" table:style-name="ce10">
            <text:p>B55: I believe I would be supported if I try a new idea, even if it may not work (% strongly agree or agree)</text:p>
          </table:table-cell>
          <table:table-cell office:value-type="string" table:style-name="ce10">
            <text:p>B56: In [my organisation], people are encouraged to speak up when they identify a serious policy or delivery risk (% strongly agree or agree)</text:p>
          </table:table-cell>
          <table:table-cell office:value-type="string" table:style-name="ce10">
            <text:p>B57: I feel able to challenge inappropriate behaviour in the workplace (% strongly agree or agree)</text:p>
          </table:table-cell>
          <table:table-cell office:value-type="string" table:style-name="ce10">
            <text:p>B58: My organisation is committed to creating a diverse and inclusive workplace (% strongly agree or agree)</text:p>
          </table:table-cell>
          <table:table-cell office:value-type="string" table:style-name="ce10">
            <text:p>B59: I am aware of the Civil Service vision for 'A Brilliant Civil Service' (% strongly agree or agree)</text:p>
          </table:table-cell>
          <table:table-cell office:value-type="string" table:style-name="ce10">
            <text:p>B60: Managers in my Area/Directorate/Division actively role model the behaviours set out in the Civil Service Leadership Statement (% always or most of the time)</text:p>
          </table:table-cell>
          <table:table-cell office:value-type="string" table:style-name="ce10">
            <text:p>C01_1: I want to leave [my organisation] as soon as possible (% selecting this answer for C01)</text:p>
          </table:table-cell>
          <table:table-cell office:value-type="string" table:style-name="ce10">
            <text:p>C01_2: I want to leave [my organisation] within the next 12 months (% selecting this answer for C01)</text:p>
          </table:table-cell>
          <table:table-cell office:value-type="string" table:style-name="ce10">
            <text:p>C01_3: I want to stay working for [my organisation] for at least the next year (% selecting this answer for C01)</text:p>
          </table:table-cell>
          <table:table-cell office:value-type="string" table:style-name="ce10">
            <text:p>C01_4: I want to stay working for [my organisation] for at least the next three years (% selecting this answer for C01)</text:p>
          </table:table-cell>
          <table:table-cell office:value-type="string" table:style-name="ce10">
            <text:p>D01: Are you aware of the Civil Service Code? (% yes)</text:p>
          </table:table-cell>
          <table:table-cell office:value-type="string" table:style-name="ce10">
            <text:p>D02: Are you aware of how to raise a concern under the Civil Service Code? (% yes)</text:p>
          </table:table-cell>
          <table:table-cell office:value-type="string" table:style-name="ce13">
            <text:p>D03: Are you confident that if you raised a concern under the Civil Service Code in [your organisation] it would be investigated properly? (% yes)</text:p>
          </table:table-cell>
          <table:table-cell office:value-type="string" table:style-name="ce10">
            <text:p>E01: Have you been discriminated against at work, in the past 12 months? (% yes)</text:p>
          </table:table-cell>
          <table:table-cell office:value-type="string" table:style-name="ce10">
            <text:p>E02_01: Grounds of discrimination – Age (% yes to E01 selecting this option)</text:p>
          </table:table-cell>
          <table:table-cell office:value-type="string" table:style-name="ce10">
            <text:p>E02_02: Grounds of discrimination – Caring responsibilities (% yes to E01 selecting this option)</text:p>
          </table:table-cell>
          <table:table-cell office:value-type="string" table:style-name="ce10">
            <text:p>E02_03: Grounds of discrimination – Disability (% yes to E01 selecting this option)</text:p>
          </table:table-cell>
          <table:table-cell office:value-type="string" table:style-name="ce10">
            <text:p>E02_04: Grounds of discrimination – Ethnic background (% yes to E01 selecting this option)</text:p>
          </table:table-cell>
          <table:table-cell office:value-type="string" table:style-name="ce10">
            <text:p>E02_05: Grounds of discrimination – Gender (% yes to E01 selecting this option)</text:p>
          </table:table-cell>
          <table:table-cell office:value-type="string" table:style-name="ce10">
            <text:p>E02_06: Grounds of discrimination – Gender reassignment or perceived gender (% yes to E01 selecting this option)</text:p>
          </table:table-cell>
          <table:table-cell office:value-type="string" table:style-name="ce10">
            <text:p>E02_07: Grounds of discrimination – Grade or responsibility level (% yes to E01 selecting this option)</text:p>
          </table:table-cell>
          <table:table-cell office:value-type="string" table:style-name="ce10">
            <text:p>E02_08: Grounds of discrimination – Main spoken/written language or language ability (% yes to E01 selecting this option)</text:p>
          </table:table-cell>
          <table:table-cell office:value-type="string" table:style-name="ce10">
            <text:p>E02_09: Grounds of discrimination – Marital status or civil partnership (% yes to E01 selecting this option)</text:p>
          </table:table-cell>
          <table:table-cell office:value-type="string" table:style-name="ce10">
            <text:p>E02_10: Grounds of discrimination – Mental health (% yes to E01 selecting this option)</text:p>
          </table:table-cell>
          <table:table-cell office:value-type="string" table:style-name="ce10">
            <text:p>E02_11: Grounds of discrimination – Pay (% yes to E01 selecting this option)</text:p>
          </table:table-cell>
          <table:table-cell office:value-type="string" table:style-name="ce10">
            <text:p>E02_12: Grounds of discrimination – Pregnancy, maternity or paternity (% yes to E01 selecting this option)</text:p>
          </table:table-cell>
          <table:table-cell office:value-type="string" table:style-name="ce10">
            <text:p>E02_13: Grounds of discrimination – Religion or belief (% yes to E01 selecting this option)</text:p>
          </table:table-cell>
          <table:table-cell office:value-type="string" table:style-name="ce10">
            <text:p>E02_14: Grounds of discrimination – Sex (% yes to E01 selecting this option)</text:p>
          </table:table-cell>
          <table:table-cell office:value-type="string" table:style-name="ce10">
            <text:p>E02_15: Grounds of discrimination – Sexual orientation (% yes to E01 selecting this option)</text:p>
          </table:table-cell>
          <table:table-cell office:value-type="string" table:style-name="ce10">
            <text:p>E02_16: Grounds of discrimination – Social or educational background (% yes to E01 selecting this option)</text:p>
          </table:table-cell>
          <table:table-cell office:value-type="string" table:style-name="ce10">
            <text:p>E02_17: Grounds of discrimination – Working location (% yes to E01 selecting this option)</text:p>
          </table:table-cell>
          <table:table-cell office:value-type="string" table:style-name="ce10">
            <text:p>E02_18: Grounds of discrimination – Working pattern (% yes to E01 selecting this option)</text:p>
          </table:table-cell>
          <table:table-cell office:value-type="string" table:style-name="ce10">
            <text:p>E02_19: Grounds of discrimination – Any other grounds (% yes to E01 selecting this option)</text:p>
          </table:table-cell>
          <table:table-cell office:value-type="string" table:style-name="ce10">
            <text:p>E02_20: Grounds of discrimination – Prefer not to say (% yes to E01 selecting this option)</text:p>
          </table:table-cell>
          <table:table-cell office:value-type="string" table:style-name="ce10">
            <text:p>E03: Have you been bullied or harassed at work, in the past 12 months? (% yes)</text:p>
          </table:table-cell>
          <table:table-cell office:value-type="string" table:style-name="ce13">
            <text:p>E03A_01: Nature of bullying and/or harassment – Comments about my personal appearance or accent (% yes to E03 selecting this option)</text:p>
          </table:table-cell>
          <table:table-cell office:value-type="string" table:style-name="ce10">
            <text:p>E03A_02: Nature of bullying and/or harassment – Sexual harassment (e.g. sexual comments or jokes, unwelcome sexual advances, touching or assault) (% yes to E03 selecting this option)</text:p>
          </table:table-cell>
          <table:table-cell office:value-type="string" table:style-name="ce10">
            <text:p>E03A_03: Nature of bullying and/or harassment – Spreading gossip or making false accusations about me (% yes to E03 selecting this option)</text:p>
          </table:table-cell>
          <table:table-cell office:value-type="string" table:style-name="ce13">
            <text:p>E03A_04: Nature of bullying and/or harassment – Intimidation or verbal aggression (e.g. shouting, swearing, making threats, sending aggressive emails) (% yes to E03 selecting this option)</text:p>
          </table:table-cell>
          <table:table-cell office:value-type="string" table:style-name="ce10">
            <text:p>E03A_05: Nature of bullying and/or harassment – Physical assault (e.g. object thrown at me, pushed, hit) <text:s/>(% yes to E03 selecting this option)</text:p>
          </table:table-cell>
          <table:table-cell office:value-type="string" table:style-name="ce10">
            <text:p>E03A_06: Nature of bullying and/or harassment – Humiliated in front of team or others (% yes to E03 selecting this option)</text:p>
          </table:table-cell>
          <table:table-cell office:value-type="string" table:style-name="ce10">
            <text:p>E03A_07: Nature of bullying and/or harassment – Negative Micromanagement (e.g. excessive control; made to feel incompetent) (% yes to E03 selecting this option)</text:p>
          </table:table-cell>
          <table:table-cell office:value-type="string" table:style-name="ce13">
            <text:p>E03A_08: Nature of bullying and/or harassment – Removal of job responsibilities, unconstructive criticism, or changing expectations (% yes to E03 selecting this option)</text:p>
          </table:table-cell>
          <table:table-cell office:value-type="string" table:style-name="ce10">
            <text:p>E03A_09: Nature of bullying and/or harassment – Treated less favourably to others (% yes to E03 selecting this option)</text:p>
          </table:table-cell>
          <table:table-cell office:value-type="string" table:style-name="ce10">
            <text:p>E03A_10: Nature of bullying and/or harassment – Ignored, excluded, marginalised (% yes to E03 selecting this option)</text:p>
          </table:table-cell>
          <table:table-cell office:value-type="string" table:style-name="ce10">
            <text:p>E03A_11: Nature of bullying and/or harassment – Undermining or taking credit for my work (% yes to E03 selecting this option)</text:p>
          </table:table-cell>
          <table:table-cell office:value-type="string" table:style-name="ce10">
            <text:p>E03A_12: Nature of bullying and/or harassment – Denied time off for personal ill health (% yes to E03 selecting this option)</text:p>
          </table:table-cell>
          <table:table-cell office:value-type="string" table:style-name="ce10">
            <text:p>E03A_13: Nature of bullying and/or harassment – Denied time off for family or caring responsibilities (% yes to E03 selecting this option)</text:p>
          </table:table-cell>
          <table:table-cell office:value-type="string" table:style-name="ce10">
            <text:p>E03A_14: Nature of bullying and/or harassment – Disclosure of personal/sensitive information to colleagues without my consent (% yes to E03 selecting this option)</text:p>
          </table:table-cell>
          <table:table-cell office:value-type="string" table:style-name="ce10">
            <text:p>E03A_15: Nature of bullying and/or harassment – Unhelpful comments about my mental health or being off sick (% yes to E03 selecting this option)</text:p>
          </table:table-cell>
          <table:table-cell office:value-type="string" table:style-name="ce10">
            <text:p>E03A_16: Nature of bullying and/or harassment – Something else not listed here (% yes to E03 selecting this option)</text:p>
          </table:table-cell>
          <table:table-cell office:value-type="string" table:style-name="ce10">
            <text:p>E03A_17: Nature of bullying and/or harassment – Prefer not to say (% yes to E03 selecting this option)</text:p>
          </table:table-cell>
          <table:table-cell office:value-type="string" table:style-name="ce10">
            <text:p>E04_01: Who bullied and/or harassed you? – A colleague in my Area/Directorate/Division (% yes to E03 selecting this option)</text:p>
          </table:table-cell>
          <table:table-cell office:value-type="string" table:style-name="ce10">
            <text:p>E04_02: Who bullied and/or harassed you? – A colleague in a different Area/Directorate/Division of [my organisation] <text:s/>(% yes to E03 selecting this option)</text:p>
          </table:table-cell>
          <table:table-cell office:value-type="string" table:style-name="ce10">
            <text:p>E04_03: Who bullied and/or harassed you? – My manager (% yes to E03 selecting this option)</text:p>
          </table:table-cell>
          <table:table-cell office:value-type="string" table:style-name="ce10">
            <text:p>E04_04: Who bullied and/or harassed you? – Another senior member of staff in [my organisation] (% yes to E03 selecting this option)</text:p>
          </table:table-cell>
          <table:table-cell office:value-type="string" table:style-name="ce10">
            <text:p>E04_05: Who bullied and/or harassed you? – Someone I manage (% yes to E03 selecting this option)</text:p>
          </table:table-cell>
          <table:table-cell office:value-type="string" table:style-name="ce10">
            <text:p>E04_06: Who bullied and/or harassed you? – Someone working in a different Civil Service organisation (% yes to E03 selecting this option)</text:p>
          </table:table-cell>
          <table:table-cell office:value-type="string" table:style-name="ce13">
            <text:p>E04_07: Who bullied and/or harassed you? – Someone working for a non-Civil Service organisation (% yes to E03 selecting this option)</text:p>
          </table:table-cell>
          <table:table-cell office:value-type="string" table:style-name="ce10">
            <text:p>E04_08: Who bullied and/or harassed you? – A contractor (% yes to E03 selecting this option)</text:p>
          </table:table-cell>
          <table:table-cell office:value-type="string" table:style-name="ce10">
            <text:p>E04_09: Who bullied and/or harassed you? – A service user (e.g. customer, claimant, offender) (% yes to E03 selecting this option)</text:p>
          </table:table-cell>
          <table:table-cell office:value-type="string" table:style-name="ce10">
            <text:p>E04_10: Who bullied and/or harassed you? – A member of the public (% yes to E03 selecting this option)</text:p>
          </table:table-cell>
          <table:table-cell office:value-type="string" table:style-name="ce10">
            <text:p>E04_11: Who bullied and/or harassed you? – Someone else not listed here (% yes to E03 selecting this option)</text:p>
          </table:table-cell>
          <table:table-cell office:value-type="string" table:style-name="ce10">
            <text:p>E04_12: Who bullied and/or harassed you? – Prefer not to say (% yes to E03 selecting this option)</text:p>
          </table:table-cell>
          <table:table-cell office:value-type="string" table:style-name="ce10">
            <text:p>E05: Did you report your experience of bullying and/or harassment? (% yes)</text:p>
          </table:table-cell>
          <table:table-cell office:value-type="string" table:style-name="ce10">
            <text:p>E06_A: Appropriate action was taken to address the behaviour I experienced (% yes)</text:p>
          </table:table-cell>
          <table:table-cell office:value-type="string" table:style-name="ce10">
            <text:p>E06_B: The bullying and/or harassment has stopped (% yes)</text:p>
          </table:table-cell>
          <table:table-cell office:value-type="string" table:style-name="ce10">
            <text:p>E06_C: The culture in my area allows this kind of behaviour to continue (% yes)</text:p>
          </table:table-cell>
          <table:table-cell office:value-type="string" table:style-name="ce10">
            <text:p>E06_D: I felt like I was punished for reporting the incident (% yes)</text:p>
          </table:table-cell>
          <table:table-cell office:value-type="string" table:style-name="ce10">
            <text:p>W01: Overall, how satisfied are you with your life nowadays? (% rating 7 to 10, where 10 is 'completely satisfied')</text:p>
          </table:table-cell>
          <table:table-cell office:value-type="string" table:style-name="ce10">
            <text:p>W02: Overall, to what extent do you feel the things you do in your life are worthwhile? (% rating 7 to 10, where 10 is 'worthwhile')</text:p>
          </table:table-cell>
          <table:table-cell office:value-type="string" table:style-name="ce10">
            <text:p>W03: Overall, how happy did you feel yesterday? (% rating 7 to 10, where 10 is 'completely happy')</text:p>
          </table:table-cell>
          <table:table-cell office:value-type="string" table:style-name="ce10">
            <text:p>W04: Overall, how anxious did you feel yesterday? (% rating 6 to 10, where 10 is 'completely anxious')</text:p>
          </table:table-cell>
          <table:table-cell office:value-type="string" table:style-name="ce10">
            <text:p>J04B: In general, how would you rate your overall mental health now? (% rating 'excellent', 'very good' or 'good')</text:p>
          </table:table-cell>
          <table:table-cell office:value-type="string" table:style-name="ce10">
            <text:p>W05: In general, how would you rate your overall physical health now? (% rating 'excellent', 'very good' or 'good')</text:p>
          </table:table-cell>
          <table:table-cell office:value-type="string" table:style-name="ce10">
            <text:p>W07: How often do you feel lonely? (% rating 'often or always')</text:p>
          </table:table-cell>
          <table:table-cell office:value-type="string" table:style-name="ce10">
            <text:p>W08: The people in my team genuinely care about my wellbeing (% rating 'strongly agree' or 'agree')</text:p>
          </table:table-cell>
          <table:table-cell table:number-columns-repeated="16238"/>
        </table:table-row>
        <table:table-row table:style-name="ro3">
          <table:table-cell office:value-type="string" table:style-name="ce3">
            <text:p>Z02: Civil Service equivalent grades (combined)</text:p>
          </table:table-cell>
          <table:table-cell office:value-type="string" table:style-name="ce3">
            <text:p>AO/AA</text:p>
          </table:table-cell>
          <table:table-cell office:value-type="float" office:value="66666" table:style-name="ce8">
            <text:p>66666</text:p>
          </table:table-cell>
          <table:table-cell office:value-type="float" office:value="60.06" table:style-name="ce8">
            <text:p>60.06</text:p>
          </table:table-cell>
          <table:table-cell office:value-type="float" office:value="64.611000000000004" table:style-name="ce8">
            <text:p>64.611</text:p>
          </table:table-cell>
          <table:table-cell office:value-type="float" office:value="79.146000000000001" table:style-name="ce8">
            <text:p>79.146</text:p>
          </table:table-cell>
          <table:table-cell office:value-type="float" office:value="67.296000000000006" table:style-name="ce8">
            <text:p>67.296</text:p>
          </table:table-cell>
          <table:table-cell office:value-type="float" office:value="76.790000000000006" table:style-name="ce8">
            <text:p>76.79</text:p>
          </table:table-cell>
          <table:table-cell office:value-type="float" office:value="49.55" table:style-name="ce8">
            <text:p>49.55</text:p>
          </table:table-cell>
          <table:table-cell office:value-type="float" office:value="73.725999999999999" table:style-name="ce8">
            <text:p>73.726</text:p>
          </table:table-cell>
          <table:table-cell office:value-type="float" office:value="73.712000000000003" table:style-name="ce8">
            <text:p>73.712</text:p>
          </table:table-cell>
          <table:table-cell office:value-type="float" office:value="28.024999999999999" table:style-name="ce8">
            <text:p>28.025</text:p>
          </table:table-cell>
          <table:table-cell office:value-type="float" office:value="45.774000000000001" table:style-name="ce8">
            <text:p>45.774</text:p>
          </table:table-cell>
          <table:table-cell office:value-type="float" office:value="30.943000000000001" table:style-name="ce8">
            <text:p>30.943</text:p>
          </table:table-cell>
          <table:table-cell office:value-type="float" office:value="69.968000000000004" table:style-name="ce8">
            <text:p>69.968</text:p>
          </table:table-cell>
          <table:table-cell office:value-type="float" office:value="83.234999999999999" table:style-name="ce8">
            <text:p>83.235</text:p>
          </table:table-cell>
          <table:table-cell office:value-type="float" office:value="73.548000000000002" table:style-name="ce8">
            <text:p>73.548</text:p>
          </table:table-cell>
          <table:table-cell office:value-type="float" office:value="70" table:style-name="ce8">
            <text:p>70</text:p>
          </table:table-cell>
          <table:table-cell office:value-type="float" office:value="41.701000000000001" table:style-name="ce8">
            <text:p>41.701</text:p>
          </table:table-cell>
          <table:table-cell office:value-type="float" office:value="54.521999999999998" table:style-name="ce8">
            <text:p>54.522</text:p>
          </table:table-cell>
          <table:table-cell office:value-type="float" office:value="77.576999999999998" table:style-name="ce8">
            <text:p>77.577</text:p>
          </table:table-cell>
          <table:table-cell office:value-type="float" office:value="80.713999999999999" table:style-name="ce8">
            <text:p>80.714</text:p>
          </table:table-cell>
          <table:table-cell office:value-type="float" office:value="69.381" table:style-name="ce8">
            <text:p>69.381</text:p>
          </table:table-cell>
          <table:table-cell office:value-type="float" office:value="80.116" table:style-name="ce8">
            <text:p>80.116</text:p>
          </table:table-cell>
          <table:table-cell office:value-type="float" office:value="73.843999999999994" table:style-name="ce8">
            <text:p>73.844</text:p>
          </table:table-cell>
          <table:table-cell office:value-type="float" office:value="64.337000000000003" table:style-name="ce8">
            <text:p>64.337</text:p>
          </table:table-cell>
          <table:table-cell office:value-type="float" office:value="72.67" table:style-name="ce8">
            <text:p>72.67</text:p>
          </table:table-cell>
          <table:table-cell office:value-type="float" office:value="77.438000000000002" table:style-name="ce8">
            <text:p>77.438</text:p>
          </table:table-cell>
          <table:table-cell office:value-type="float" office:value="65.45" table:style-name="ce8">
            <text:p>65.45</text:p>
          </table:table-cell>
          <table:table-cell office:value-type="float" office:value="63.265999999999998" table:style-name="ce8">
            <text:p>63.266</text:p>
          </table:table-cell>
          <table:table-cell office:value-type="float" office:value="64.566999999999993" table:style-name="ce8">
            <text:p>64.567</text:p>
          </table:table-cell>
          <table:table-cell office:value-type="float" office:value="41.811" table:style-name="ce8">
            <text:p>41.811</text:p>
          </table:table-cell>
          <table:table-cell office:value-type="float" office:value="84.986000000000004" table:style-name="ce8">
            <text:p>84.986</text:p>
          </table:table-cell>
          <table:table-cell office:value-type="float" office:value="79.426000000000002" table:style-name="ce8">
            <text:p>79.426</text:p>
          </table:table-cell>
          <table:table-cell office:value-type="float" office:value="65.965999999999994" table:style-name="ce8">
            <text:p>65.966</text:p>
          </table:table-cell>
          <table:table-cell office:value-type="float" office:value="63.384" table:style-name="ce8">
            <text:p>63.384</text:p>
          </table:table-cell>
          <table:table-cell office:value-type="float" office:value="45.709000000000003" table:style-name="ce8">
            <text:p>45.709</text:p>
          </table:table-cell>
          <table:table-cell office:value-type="float" office:value="50.47" table:style-name="ce8">
            <text:p>50.47</text:p>
          </table:table-cell>
          <table:table-cell office:value-type="float" office:value="38.628" table:style-name="ce8">
            <text:p>38.628</text:p>
          </table:table-cell>
          <table:table-cell office:value-type="float" office:value="75.923000000000002" table:style-name="ce8">
            <text:p>75.923</text:p>
          </table:table-cell>
          <table:table-cell office:value-type="float" office:value="84.147000000000006" table:style-name="ce8">
            <text:p>84.147</text:p>
          </table:table-cell>
          <table:table-cell office:value-type="float" office:value="61.052999999999997" table:style-name="ce8">
            <text:p>61.053</text:p>
          </table:table-cell>
          <table:table-cell office:value-type="float" office:value="73.741" table:style-name="ce8">
            <text:p>73.741</text:p>
          </table:table-cell>
          <table:table-cell office:value-type="float" office:value="66.123000000000005" table:style-name="ce8">
            <text:p>66.123</text:p>
          </table:table-cell>
          <table:table-cell office:value-type="float" office:value="77.262" table:style-name="ce8">
            <text:p>77.262</text:p>
          </table:table-cell>
          <table:table-cell office:value-type="float" office:value="84.037000000000006" table:style-name="ce8">
            <text:p>84.037</text:p>
          </table:table-cell>
          <table:table-cell office:value-type="float" office:value="70.003" table:style-name="ce8">
            <text:p>70.003</text:p>
          </table:table-cell>
          <table:table-cell office:value-type="float" office:value="69.762" table:style-name="ce8">
            <text:p>69.762</text:p>
          </table:table-cell>
          <table:table-cell office:value-type="float" office:value="75.114999999999995" table:style-name="ce8">
            <text:p>75.115</text:p>
          </table:table-cell>
          <table:table-cell office:value-type="float" office:value="25.116" table:style-name="ce8">
            <text:p>25.116</text:p>
          </table:table-cell>
          <table:table-cell office:value-type="float" office:value="34.496000000000002" table:style-name="ce8">
            <text:p>34.496</text:p>
          </table:table-cell>
          <table:table-cell office:value-type="float" office:value="24.469000000000001" table:style-name="ce8">
            <text:p>24.469</text:p>
          </table:table-cell>
          <table:table-cell office:value-type="float" office:value="59.652000000000001" table:style-name="ce8">
            <text:p>59.652</text:p>
          </table:table-cell>
          <table:table-cell office:value-type="float" office:value="54.774000000000001" table:style-name="ce8">
            <text:p>54.774</text:p>
          </table:table-cell>
          <table:table-cell office:value-type="float" office:value="48.670999999999999" table:style-name="ce8">
            <text:p>48.671</text:p>
          </table:table-cell>
          <table:table-cell office:value-type="float" office:value="46.725000000000001" table:style-name="ce8">
            <text:p>46.725</text:p>
          </table:table-cell>
          <table:table-cell office:value-type="float" office:value="39.563000000000002" table:style-name="ce8">
            <text:p>39.563</text:p>
          </table:table-cell>
          <table:table-cell office:value-type="float" office:value="33.234999999999999" table:style-name="ce8">
            <text:p>33.235</text:p>
          </table:table-cell>
          <table:table-cell office:value-type="float" office:value="58.451000000000001" table:style-name="ce8">
            <text:p>58.451</text:p>
          </table:table-cell>
          <table:table-cell office:value-type="float" office:value="30.302" table:style-name="ce8">
            <text:p>30.302</text:p>
          </table:table-cell>
          <table:table-cell office:value-type="float" office:value="40.6" table:style-name="ce8">
            <text:p>40.6</text:p>
          </table:table-cell>
          <table:table-cell office:value-type="float" office:value="56.758000000000003" table:style-name="ce8">
            <text:p>56.758</text:p>
          </table:table-cell>
          <table:table-cell office:value-type="float" office:value="53.378" table:style-name="ce8">
            <text:p>53.378</text:p>
          </table:table-cell>
          <table:table-cell office:value-type="float" office:value="46.524999999999999" table:style-name="ce8">
            <text:p>46.525</text:p>
          </table:table-cell>
          <table:table-cell office:value-type="float" office:value="50.767000000000003" table:style-name="ce8">
            <text:p>50.767</text:p>
          </table:table-cell>
          <table:table-cell office:value-type="float" office:value="47.662999999999997" table:style-name="ce8">
            <text:p>47.663</text:p>
          </table:table-cell>
          <table:table-cell office:value-type="float" office:value="39.076000000000001" table:style-name="ce8">
            <text:p>39.076</text:p>
          </table:table-cell>
          <table:table-cell office:value-type="float" office:value="27.783000000000001" table:style-name="ce8">
            <text:p>27.783</text:p>
          </table:table-cell>
          <table:table-cell office:value-type="float" office:value="88.4" table:style-name="ce8">
            <text:p>88.4</text:p>
          </table:table-cell>
          <table:table-cell office:value-type="float" office:value="56.832999999999998" table:style-name="ce8">
            <text:p>56.833</text:p>
          </table:table-cell>
          <table:table-cell office:value-type="float" office:value="65.637" table:style-name="ce8">
            <text:p>65.637</text:p>
          </table:table-cell>
          <table:table-cell office:value-type="float" office:value="62.326000000000001" table:style-name="ce8">
            <text:p>62.326</text:p>
          </table:table-cell>
          <table:table-cell office:value-type="float" office:value="75.197999999999993" table:style-name="ce8">
            <text:p>75.198</text:p>
          </table:table-cell>
          <table:table-cell office:value-type="float" office:value="52.335999999999999" table:style-name="ce8">
            <text:p>52.336</text:p>
          </table:table-cell>
          <table:table-cell office:value-type="float" office:value="62.494" table:style-name="ce8">
            <text:p>62.494</text:p>
          </table:table-cell>
          <table:table-cell office:value-type="float" office:value="8.0190000000000001" table:style-name="ce8">
            <text:p>8.019</text:p>
          </table:table-cell>
          <table:table-cell office:value-type="float" office:value="10.66" table:style-name="ce8">
            <text:p>10.66</text:p>
          </table:table-cell>
          <table:table-cell office:value-type="float" office:value="23.158000000000001" table:style-name="ce8">
            <text:p>23.158</text:p>
          </table:table-cell>
          <table:table-cell office:value-type="float" office:value="58.162999999999997" table:style-name="ce8">
            <text:p>58.163</text:p>
          </table:table-cell>
          <table:table-cell office:value-type="float" office:value="84.66" table:style-name="ce8">
            <text:p>84.66</text:p>
          </table:table-cell>
          <table:table-cell office:value-type="float" office:value="63.866" table:style-name="ce8">
            <text:p>63.866</text:p>
          </table:table-cell>
          <table:table-cell office:value-type="float" office:value="67.293999999999997" table:style-name="ce8">
            <text:p>67.294</text:p>
          </table:table-cell>
          <table:table-cell office:value-type="float" office:value="11.124000000000001" table:style-name="ce8">
            <text:p>11.124</text:p>
          </table:table-cell>
          <table:table-cell office:value-type="float" office:value="14.083" table:style-name="ce8">
            <text:p>14.083</text:p>
          </table:table-cell>
          <table:table-cell office:value-type="float" office:value="15.45" table:style-name="ce8">
            <text:p>15.45</text:p>
          </table:table-cell>
          <table:table-cell office:value-type="float" office:value="18.605" table:style-name="ce8">
            <text:p>18.605</text:p>
          </table:table-cell>
          <table:table-cell office:value-type="float" office:value="10.237" table:style-name="ce8">
            <text:p>10.237</text:p>
          </table:table-cell>
          <table:table-cell office:value-type="float" office:value="9.6950000000000003" table:style-name="ce8">
            <text:p>9.695</text:p>
          </table:table-cell>
          <table:table-cell office:value-type="float" office:value="0.32500000000000001" table:style-name="ce8">
            <text:p>0.325</text:p>
          </table:table-cell>
          <table:table-cell office:value-type="float" office:value="21.07" table:style-name="ce8">
            <text:p>21.07</text:p>
          </table:table-cell>
          <table:table-cell office:value-type="float" office:value="3.3039999999999998" table:style-name="ce8">
            <text:p>3.304</text:p>
          </table:table-cell>
          <table:table-cell office:value-type="float" office:value="1.53" table:style-name="ce8">
            <text:p>1.53</text:p>
          </table:table-cell>
          <table:table-cell office:value-type="float" office:value="18.334" table:style-name="ce8">
            <text:p>18.334</text:p>
          </table:table-cell>
          <table:table-cell office:value-type="float" office:value="10.263999999999999" table:style-name="ce8">
            <text:p>10.264</text:p>
          </table:table-cell>
          <table:table-cell office:value-type="float" office:value="1.3" table:style-name="ce8">
            <text:p>1.3</text:p>
          </table:table-cell>
          <table:table-cell office:value-type="float" office:value="3.3580000000000001" table:style-name="ce8">
            <text:p>3.358</text:p>
          </table:table-cell>
          <table:table-cell office:value-type="float" office:value="2.492" table:style-name="ce8">
            <text:p>2.492</text:p>
          </table:table-cell>
          <table:table-cell office:value-type="float" office:value="2.383" table:style-name="ce8">
            <text:p>2.383</text:p>
          </table:table-cell>
          <table:table-cell office:value-type="float" office:value="3.9129999999999998" table:style-name="ce8">
            <text:p>3.913</text:p>
          </table:table-cell>
          <table:table-cell office:value-type="float" office:value="18.605" table:style-name="ce8">
            <text:p>18.605</text:p>
          </table:table-cell>
          <table:table-cell office:value-type="float" office:value="23.087" table:style-name="ce8">
            <text:p>23.087</text:p>
          </table:table-cell>
          <table:table-cell office:value-type="float" office:value="19.350000000000001" table:style-name="ce8">
            <text:p>19.35</text:p>
          </table:table-cell>
          <table:table-cell office:value-type="float" office:value="8.8559999999999999" table:style-name="ce8">
            <text:p>8.856</text:p>
          </table:table-cell>
          <table:table-cell office:value-type="float" office:value="9.2639999999999993" table:style-name="ce8">
            <text:p>9.264</text:p>
          </table:table-cell>
          <table:table-cell office:value-type="string" table:style-name="ce8">
            <text:p>12.73</text:p>
          </table:table-cell>
          <table:table-cell office:value-type="string" table:style-name="ce8">
            <text:p>5.746</text:p>
          </table:table-cell>
          <table:table-cell office:value-type="string" table:style-name="ce8">
            <text:p>29.041</text:p>
          </table:table-cell>
          <table:table-cell office:value-type="string" table:style-name="ce8">
            <text:p>34.12</text:p>
          </table:table-cell>
          <table:table-cell office:value-type="string" table:style-name="ce8">
            <text:p>1.416</text:p>
          </table:table-cell>
          <table:table-cell office:value-type="string" table:style-name="ce8">
            <text:p>38.727</text:p>
          </table:table-cell>
          <table:table-cell office:value-type="string" table:style-name="ce8">
            <text:p>42.862</text:p>
          </table:table-cell>
          <table:table-cell office:value-type="string" table:style-name="ce8">
            <text:p>18.737</text:p>
          </table:table-cell>
          <table:table-cell office:value-type="string" table:style-name="ce8">
            <text:p>42.585</text:p>
          </table:table-cell>
          <table:table-cell office:value-type="string" table:style-name="ce8">
            <text:p>34.462</text:p>
          </table:table-cell>
          <table:table-cell office:value-type="string" table:style-name="ce8">
            <text:p>18.981</text:p>
          </table:table-cell>
          <table:table-cell office:value-type="string" table:style-name="ce8">
            <text:p>5.16</text:p>
          </table:table-cell>
          <table:table-cell office:value-type="string" table:style-name="ce8">
            <text:p>6.772</text:p>
          </table:table-cell>
          <table:table-cell office:value-type="string" table:style-name="ce8">
            <text:p>11.037</text:p>
          </table:table-cell>
          <table:table-cell office:value-type="string" table:style-name="ce8">
            <text:p>16.962</text:p>
          </table:table-cell>
          <table:table-cell office:value-type="string" table:style-name="ce8">
            <text:p>17.548</text:p>
          </table:table-cell>
          <table:table-cell office:value-type="string" table:style-name="ce8">
            <text:p>3.679</text:p>
          </table:table-cell>
          <table:table-cell office:value-type="string" table:style-name="ce8">
            <text:p>45.104</text:p>
          </table:table-cell>
          <table:table-cell office:value-type="string" table:style-name="ce8">
            <text:p>6.625</text:p>
          </table:table-cell>
          <table:table-cell office:value-type="string" table:style-name="ce8">
            <text:p>32.882</text:p>
          </table:table-cell>
          <table:table-cell office:value-type="string" table:style-name="ce8">
            <text:p>26.73</text:p>
          </table:table-cell>
          <table:table-cell office:value-type="string" table:style-name="ce8">
            <text:p>0.653</text:p>
          </table:table-cell>
          <table:table-cell office:value-type="string" table:style-name="ce8">
            <text:p>0.832</text:p>
          </table:table-cell>
          <table:table-cell office:value-type="string" table:style-name="ce8">
            <text:p>1.028</text:p>
          </table:table-cell>
          <table:table-cell office:value-type="string" table:style-name="ce8">
            <text:p>1.044</text:p>
          </table:table-cell>
          <table:table-cell office:value-type="string" table:style-name="ce8">
            <text:p>2.725</text:p>
          </table:table-cell>
          <table:table-cell office:value-type="string" table:style-name="ce8">
            <text:p>1.746</text:p>
          </table:table-cell>
          <table:table-cell office:value-type="string" table:style-name="ce8">
            <text:p>3.068</text:p>
          </table:table-cell>
          <table:table-cell office:value-type="string" table:style-name="ce8">
            <text:p>11.619</text:p>
          </table:table-cell>
          <table:table-cell office:value-type="string" table:style-name="ce8">
            <text:p>42.277</text:p>
          </table:table-cell>
          <table:table-cell office:value-type="string" table:style-name="ce8">
            <text:p>15.08</text:p>
          </table:table-cell>
          <table:table-cell office:value-type="string" table:style-name="ce8">
            <text:p>40.813</text:p>
          </table:table-cell>
          <table:table-cell office:value-type="string" table:style-name="ce8">
            <text:p>59.433</text:p>
          </table:table-cell>
          <table:table-cell office:value-type="string" table:style-name="ce8">
            <text:p>37.123</text:p>
          </table:table-cell>
          <table:table-cell office:value-type="float" office:value="55.064" table:style-name="ce8">
            <text:p>55.064</text:p>
          </table:table-cell>
          <table:table-cell office:value-type="float" office:value="61.917999999999999" table:style-name="ce8">
            <text:p>61.918</text:p>
          </table:table-cell>
          <table:table-cell office:value-type="float" office:value="53.582000000000001" table:style-name="ce8">
            <text:p>53.582</text:p>
          </table:table-cell>
          <table:table-cell office:value-type="float" office:value="42.405999999999999" table:style-name="ce8">
            <text:p>42.406</text:p>
          </table:table-cell>
          <table:table-cell office:value-type="float" office:value="64.575000000000003" table:style-name="ce8">
            <text:p>64.575</text:p>
          </table:table-cell>
          <table:table-cell office:value-type="float" office:value="65.870999999999995" table:style-name="ce8">
            <text:p>65.871</text:p>
          </table:table-cell>
          <table:table-cell office:value-type="float" office:value="7.58" table:style-name="ce8">
            <text:p>7.58</text:p>
          </table:table-cell>
          <table:table-cell office:value-type="float" office:value="70.495999999999995" table:style-name="ce8">
            <text:p>70.496</text:p>
          </table:table-cell>
          <table:table-cell table:number-columns-repeated="16238"/>
        </table:table-row>
        <table:table-row table:style-name="ro3">
          <table:table-cell office:value-type="string" table:style-name="ce3">
            <text:p>Z02: Civil Service equivalent grades (combined)</text:p>
          </table:table-cell>
          <table:table-cell office:value-type="string" table:style-name="ce3">
            <text:p>EO</text:p>
          </table:table-cell>
          <table:table-cell office:value-type="float" office:value="74199" table:style-name="ce8">
            <text:p>74199</text:p>
          </table:table-cell>
          <table:table-cell office:value-type="float" office:value="62.552" table:style-name="ce8">
            <text:p>62.552</text:p>
          </table:table-cell>
          <table:table-cell office:value-type="float" office:value="73.656000000000006" table:style-name="ce8">
            <text:p>73.656</text:p>
          </table:table-cell>
          <table:table-cell office:value-type="float" office:value="83.209000000000003" table:style-name="ce8">
            <text:p>83.209</text:p>
          </table:table-cell>
          <table:table-cell office:value-type="float" office:value="70.713999999999999" table:style-name="ce8">
            <text:p>70.714</text:p>
          </table:table-cell>
          <table:table-cell office:value-type="float" office:value="81.543999999999997" table:style-name="ce8">
            <text:p>81.544</text:p>
          </table:table-cell>
          <table:table-cell office:value-type="float" office:value="56.530999999999999" table:style-name="ce8">
            <text:p>56.531</text:p>
          </table:table-cell>
          <table:table-cell office:value-type="float" office:value="77.774000000000001" table:style-name="ce8">
            <text:p>77.774</text:p>
          </table:table-cell>
          <table:table-cell office:value-type="float" office:value="74.929000000000002" table:style-name="ce8">
            <text:p>74.929</text:p>
          </table:table-cell>
          <table:table-cell office:value-type="float" office:value="35.250999999999998" table:style-name="ce8">
            <text:p>35.251</text:p>
          </table:table-cell>
          <table:table-cell office:value-type="float" office:value="49.963000000000001" table:style-name="ce8">
            <text:p>49.963</text:p>
          </table:table-cell>
          <table:table-cell office:value-type="float" office:value="29.152000000000001" table:style-name="ce8">
            <text:p>29.152</text:p>
          </table:table-cell>
          <table:table-cell office:value-type="float" office:value="72.694999999999993" table:style-name="ce8">
            <text:p>72.695</text:p>
          </table:table-cell>
          <table:table-cell office:value-type="float" office:value="88.805000000000007" table:style-name="ce8">
            <text:p>88.805</text:p>
          </table:table-cell>
          <table:table-cell office:value-type="float" office:value="82.015000000000001" table:style-name="ce8">
            <text:p>82.015</text:p>
          </table:table-cell>
          <table:table-cell office:value-type="float" office:value="77.683000000000007" table:style-name="ce8">
            <text:p>77.683</text:p>
          </table:table-cell>
          <table:table-cell office:value-type="float" office:value="52.097000000000001" table:style-name="ce8">
            <text:p>52.097</text:p>
          </table:table-cell>
          <table:table-cell office:value-type="float" office:value="67.641999999999996" table:style-name="ce8">
            <text:p>67.642</text:p>
          </table:table-cell>
          <table:table-cell office:value-type="float" office:value="81.710999999999999" table:style-name="ce8">
            <text:p>81.711</text:p>
          </table:table-cell>
          <table:table-cell office:value-type="float" office:value="84.713999999999999" table:style-name="ce8">
            <text:p>84.714</text:p>
          </table:table-cell>
          <table:table-cell office:value-type="float" office:value="72.765000000000001" table:style-name="ce8">
            <text:p>72.765</text:p>
          </table:table-cell>
          <table:table-cell office:value-type="float" office:value="84.436000000000007" table:style-name="ce8">
            <text:p>84.436</text:p>
          </table:table-cell>
          <table:table-cell office:value-type="float" office:value="79.998000000000005" table:style-name="ce8">
            <text:p>79.998</text:p>
          </table:table-cell>
          <table:table-cell office:value-type="float" office:value="68.605999999999995" table:style-name="ce8">
            <text:p>68.606</text:p>
          </table:table-cell>
          <table:table-cell office:value-type="float" office:value="75.653999999999996" table:style-name="ce8">
            <text:p>75.654</text:p>
          </table:table-cell>
          <table:table-cell office:value-type="float" office:value="80.358999999999995" table:style-name="ce8">
            <text:p>80.359</text:p>
          </table:table-cell>
          <table:table-cell office:value-type="float" office:value="69.674999999999997" table:style-name="ce8">
            <text:p>69.675</text:p>
          </table:table-cell>
          <table:table-cell office:value-type="float" office:value="65.72" table:style-name="ce8">
            <text:p>65.72</text:p>
          </table:table-cell>
          <table:table-cell office:value-type="float" office:value="68.570999999999998" table:style-name="ce8">
            <text:p>68.571</text:p>
          </table:table-cell>
          <table:table-cell office:value-type="float" office:value="41.311999999999998" table:style-name="ce8">
            <text:p>41.312</text:p>
          </table:table-cell>
          <table:table-cell office:value-type="float" office:value="86.831999999999994" table:style-name="ce8">
            <text:p>86.832</text:p>
          </table:table-cell>
          <table:table-cell office:value-type="float" office:value="83.537000000000006" table:style-name="ce8">
            <text:p>83.537</text:p>
          </table:table-cell>
          <table:table-cell office:value-type="float" office:value="74.272000000000006" table:style-name="ce8">
            <text:p>74.272</text:p>
          </table:table-cell>
          <table:table-cell office:value-type="float" office:value="68.572000000000003" table:style-name="ce8">
            <text:p>68.572</text:p>
          </table:table-cell>
          <table:table-cell office:value-type="float" office:value="52.844999999999999" table:style-name="ce8">
            <text:p>52.845</text:p>
          </table:table-cell>
          <table:table-cell office:value-type="float" office:value="57.11" table:style-name="ce8">
            <text:p>57.11</text:p>
          </table:table-cell>
          <table:table-cell office:value-type="float" office:value="47.569000000000003" table:style-name="ce8">
            <text:p>47.569</text:p>
          </table:table-cell>
          <table:table-cell office:value-type="float" office:value="79.66" table:style-name="ce8">
            <text:p>79.66</text:p>
          </table:table-cell>
          <table:table-cell office:value-type="float" office:value="86.182000000000002" table:style-name="ce8">
            <text:p>86.182</text:p>
          </table:table-cell>
          <table:table-cell office:value-type="float" office:value="68.251999999999995" table:style-name="ce8">
            <text:p>68.252</text:p>
          </table:table-cell>
          <table:table-cell office:value-type="float" office:value="76.991" table:style-name="ce8">
            <text:p>76.991</text:p>
          </table:table-cell>
          <table:table-cell office:value-type="float" office:value="69.792000000000002" table:style-name="ce8">
            <text:p>69.792</text:p>
          </table:table-cell>
          <table:table-cell office:value-type="float" office:value="77.653000000000006" table:style-name="ce8">
            <text:p>77.653</text:p>
          </table:table-cell>
          <table:table-cell office:value-type="float" office:value="85.623999999999995" table:style-name="ce8">
            <text:p>85.624</text:p>
          </table:table-cell>
          <table:table-cell office:value-type="float" office:value="72.983999999999995" table:style-name="ce8">
            <text:p>72.984</text:p>
          </table:table-cell>
          <table:table-cell office:value-type="float" office:value="67.962000000000003" table:style-name="ce8">
            <text:p>67.962</text:p>
          </table:table-cell>
          <table:table-cell office:value-type="float" office:value="75.576999999999998" table:style-name="ce8">
            <text:p>75.577</text:p>
          </table:table-cell>
          <table:table-cell office:value-type="float" office:value="33.340000000000003" table:style-name="ce8">
            <text:p>33.34</text:p>
          </table:table-cell>
          <table:table-cell office:value-type="float" office:value="41.844999999999999" table:style-name="ce8">
            <text:p>41.845</text:p>
          </table:table-cell>
          <table:table-cell office:value-type="float" office:value="30.577000000000002" table:style-name="ce8">
            <text:p>30.577</text:p>
          </table:table-cell>
          <table:table-cell office:value-type="float" office:value="64.289000000000001" table:style-name="ce8">
            <text:p>64.289</text:p>
          </table:table-cell>
          <table:table-cell office:value-type="float" office:value="59.497999999999998" table:style-name="ce8">
            <text:p>59.498</text:p>
          </table:table-cell>
          <table:table-cell office:value-type="float" office:value="53.552" table:style-name="ce8">
            <text:p>53.552</text:p>
          </table:table-cell>
          <table:table-cell office:value-type="float" office:value="51.040999999999997" table:style-name="ce8">
            <text:p>51.041</text:p>
          </table:table-cell>
          <table:table-cell office:value-type="float" office:value="40.814" table:style-name="ce8">
            <text:p>40.814</text:p>
          </table:table-cell>
          <table:table-cell office:value-type="float" office:value="36.161000000000001" table:style-name="ce8">
            <text:p>36.161</text:p>
          </table:table-cell>
          <table:table-cell office:value-type="float" office:value="63.863" table:style-name="ce8">
            <text:p>63.863</text:p>
          </table:table-cell>
          <table:table-cell office:value-type="float" office:value="34.5" table:style-name="ce8">
            <text:p>34.5</text:p>
          </table:table-cell>
          <table:table-cell office:value-type="float" office:value="45.887999999999998" table:style-name="ce8">
            <text:p>45.888</text:p>
          </table:table-cell>
          <table:table-cell office:value-type="float" office:value="60.929000000000002" table:style-name="ce8">
            <text:p>60.929</text:p>
          </table:table-cell>
          <table:table-cell office:value-type="float" office:value="59.384999999999998" table:style-name="ce8">
            <text:p>59.385</text:p>
          </table:table-cell>
          <table:table-cell office:value-type="float" office:value="52.969000000000001" table:style-name="ce8">
            <text:p>52.969</text:p>
          </table:table-cell>
          <table:table-cell office:value-type="float" office:value="54.16" table:style-name="ce8">
            <text:p>54.16</text:p>
          </table:table-cell>
          <table:table-cell office:value-type="float" office:value="51.335999999999999" table:style-name="ce8">
            <text:p>51.336</text:p>
          </table:table-cell>
          <table:table-cell office:value-type="float" office:value="45.308" table:style-name="ce8">
            <text:p>45.308</text:p>
          </table:table-cell>
          <table:table-cell office:value-type="float" office:value="35.912999999999997" table:style-name="ce8">
            <text:p>35.913</text:p>
          </table:table-cell>
          <table:table-cell office:value-type="float" office:value="88.143000000000001" table:style-name="ce8">
            <text:p>88.143</text:p>
          </table:table-cell>
          <table:table-cell office:value-type="float" office:value="65.728999999999999" table:style-name="ce8">
            <text:p>65.729</text:p>
          </table:table-cell>
          <table:table-cell office:value-type="float" office:value="67.846999999999994" table:style-name="ce8">
            <text:p>67.847</text:p>
          </table:table-cell>
          <table:table-cell office:value-type="float" office:value="66.195999999999998" table:style-name="ce8">
            <text:p>66.196</text:p>
          </table:table-cell>
          <table:table-cell office:value-type="float" office:value="78.459000000000003" table:style-name="ce8">
            <text:p>78.459</text:p>
          </table:table-cell>
          <table:table-cell office:value-type="float" office:value="60.287999999999997" table:style-name="ce8">
            <text:p>60.288</text:p>
          </table:table-cell>
          <table:table-cell office:value-type="float" office:value="66.897999999999996" table:style-name="ce8">
            <text:p>66.898</text:p>
          </table:table-cell>
          <table:table-cell office:value-type="float" office:value="6.6360000000000001" table:style-name="ce8">
            <text:p>6.636</text:p>
          </table:table-cell>
          <table:table-cell office:value-type="float" office:value="9.8719999999999999" table:style-name="ce8">
            <text:p>9.872</text:p>
          </table:table-cell>
          <table:table-cell office:value-type="float" office:value="24.018000000000001" table:style-name="ce8">
            <text:p>24.018</text:p>
          </table:table-cell>
          <table:table-cell office:value-type="float" office:value="59.475000000000001" table:style-name="ce8">
            <text:p>59.475</text:p>
          </table:table-cell>
          <table:table-cell office:value-type="float" office:value="91.658000000000001" table:style-name="ce8">
            <text:p>91.658</text:p>
          </table:table-cell>
          <table:table-cell office:value-type="float" office:value="69.69" table:style-name="ce8">
            <text:p>69.69</text:p>
          </table:table-cell>
          <table:table-cell office:value-type="float" office:value="70.832999999999998" table:style-name="ce8">
            <text:p>70.833</text:p>
          </table:table-cell>
          <table:table-cell office:value-type="float" office:value="11.762" table:style-name="ce8">
            <text:p>11.762</text:p>
          </table:table-cell>
          <table:table-cell office:value-type="float" office:value="15.189" table:style-name="ce8">
            <text:p>15.189</text:p>
          </table:table-cell>
          <table:table-cell office:value-type="float" office:value="15.971" table:style-name="ce8">
            <text:p>15.971</text:p>
          </table:table-cell>
          <table:table-cell office:value-type="float" office:value="16.257999999999999" table:style-name="ce8">
            <text:p>16.258</text:p>
          </table:table-cell>
          <table:table-cell office:value-type="float" office:value="11.199" table:style-name="ce8">
            <text:p>11.199</text:p>
          </table:table-cell>
          <table:table-cell office:value-type="float" office:value="11.188000000000001" table:style-name="ce8">
            <text:p>11.188</text:p>
          </table:table-cell>
          <table:table-cell office:value-type="float" office:value="0.39100000000000001" table:style-name="ce8">
            <text:p>0.391</text:p>
          </table:table-cell>
          <table:table-cell office:value-type="float" office:value="20.638999999999999" table:style-name="ce8">
            <text:p>20.639</text:p>
          </table:table-cell>
          <table:table-cell office:value-type="float" office:value="3.2770000000000001" table:style-name="ce8">
            <text:p>3.277</text:p>
          </table:table-cell>
          <table:table-cell office:value-type="float" office:value="1.702" table:style-name="ce8">
            <text:p>1.702</text:p>
          </table:table-cell>
          <table:table-cell office:value-type="float" office:value="15.683999999999999" table:style-name="ce8">
            <text:p>15.684</text:p>
          </table:table-cell>
          <table:table-cell office:value-type="float" office:value="9.6470000000000002" table:style-name="ce8">
            <text:p>9.647</text:p>
          </table:table-cell>
          <table:table-cell office:value-type="float" office:value="1.2190000000000001" table:style-name="ce8">
            <text:p>1.219</text:p>
          </table:table-cell>
          <table:table-cell office:value-type="float" office:value="3.242" table:style-name="ce8">
            <text:p>3.242</text:p>
          </table:table-cell>
          <table:table-cell office:value-type="float" office:value="3.2879999999999998" table:style-name="ce8">
            <text:p>3.288</text:p>
          </table:table-cell>
          <table:table-cell office:value-type="float" office:value="2.024" table:style-name="ce8">
            <text:p>2.024</text:p>
          </table:table-cell>
          <table:table-cell office:value-type="float" office:value="3.9670000000000001" table:style-name="ce8">
            <text:p>3.967</text:p>
          </table:table-cell>
          <table:table-cell office:value-type="float" office:value="22.123000000000001" table:style-name="ce8">
            <text:p>22.123</text:p>
          </table:table-cell>
          <table:table-cell office:value-type="float" office:value="22.007999999999999" table:style-name="ce8">
            <text:p>22.008</text:p>
          </table:table-cell>
          <table:table-cell office:value-type="float" office:value="20.053000000000001" table:style-name="ce8">
            <text:p>20.053</text:p>
          </table:table-cell>
          <table:table-cell office:value-type="float" office:value="9.3480000000000008" table:style-name="ce8">
            <text:p>9.348</text:p>
          </table:table-cell>
          <table:table-cell office:value-type="float" office:value="9.8409999999999993" table:style-name="ce8">
            <text:p>9.841</text:p>
          </table:table-cell>
          <table:table-cell office:value-type="string" table:style-name="ce8">
            <text:p>11.192</text:p>
          </table:table-cell>
          <table:table-cell office:value-type="string" table:style-name="ce8">
            <text:p>4.51</text:p>
          </table:table-cell>
          <table:table-cell office:value-type="string" table:style-name="ce8">
            <text:p>28.118</text:p>
          </table:table-cell>
          <table:table-cell office:value-type="string" table:style-name="ce8">
            <text:p>35.927</text:p>
          </table:table-cell>
          <table:table-cell office:value-type="string" table:style-name="ce8">
            <text:p>0.811</text:p>
          </table:table-cell>
          <table:table-cell office:value-type="string" table:style-name="ce8">
            <text:p>38.705</text:p>
          </table:table-cell>
          <table:table-cell office:value-type="string" table:style-name="ce8">
            <text:p>43.861</text:p>
          </table:table-cell>
          <table:table-cell office:value-type="string" table:style-name="ce8">
            <text:p>22.357</text:p>
          </table:table-cell>
          <table:table-cell office:value-type="string" table:style-name="ce8">
            <text:p>41.592</text:p>
          </table:table-cell>
          <table:table-cell office:value-type="string" table:style-name="ce8">
            <text:p>36.986</text:p>
          </table:table-cell>
          <table:table-cell office:value-type="string" table:style-name="ce8">
            <text:p>22.755</text:p>
          </table:table-cell>
          <table:table-cell office:value-type="string" table:style-name="ce8">
            <text:p>3.314</text:p>
          </table:table-cell>
          <table:table-cell office:value-type="string" table:style-name="ce8">
            <text:p>5.981</text:p>
          </table:table-cell>
          <table:table-cell office:value-type="string" table:style-name="ce8">
            <text:p>10.711</text:p>
          </table:table-cell>
          <table:table-cell office:value-type="string" table:style-name="ce8">
            <text:p>13.378</text:p>
          </table:table-cell>
          <table:table-cell office:value-type="string" table:style-name="ce8">
            <text:p>17.132</text:p>
          </table:table-cell>
          <table:table-cell office:value-type="string" table:style-name="ce8">
            <text:p>3.657</text:p>
          </table:table-cell>
          <table:table-cell office:value-type="string" table:style-name="ce8">
            <text:p>43.082</text:p>
          </table:table-cell>
          <table:table-cell office:value-type="string" table:style-name="ce8">
            <text:p>7.187</text:p>
          </table:table-cell>
          <table:table-cell office:value-type="string" table:style-name="ce8">
            <text:p>34.225</text:p>
          </table:table-cell>
          <table:table-cell office:value-type="string" table:style-name="ce8">
            <text:p>26.817</text:p>
          </table:table-cell>
          <table:table-cell office:value-type="string" table:style-name="ce8">
            <text:p>3.904</text:p>
          </table:table-cell>
          <table:table-cell office:value-type="string" table:style-name="ce8">
            <text:p>1.035</text:p>
          </table:table-cell>
          <table:table-cell office:value-type="string" table:style-name="ce8">
            <text:p>0.8</text:p>
          </table:table-cell>
          <table:table-cell office:value-type="string" table:style-name="ce8">
            <text:p>0.828</text:p>
          </table:table-cell>
          <table:table-cell office:value-type="string" table:style-name="ce8">
            <text:p>2.318</text:p>
          </table:table-cell>
          <table:table-cell office:value-type="string" table:style-name="ce8">
            <text:p>1.738</text:p>
          </table:table-cell>
          <table:table-cell office:value-type="string" table:style-name="ce8">
            <text:p>2.552</text:p>
          </table:table-cell>
          <table:table-cell office:value-type="string" table:style-name="ce8">
            <text:p>10.553</text:p>
          </table:table-cell>
          <table:table-cell office:value-type="string" table:style-name="ce8">
            <text:p>40.716</text:p>
          </table:table-cell>
          <table:table-cell office:value-type="string" table:style-name="ce8">
            <text:p>13.738</text:p>
          </table:table-cell>
          <table:table-cell office:value-type="string" table:style-name="ce8">
            <text:p>38.11</text:p>
          </table:table-cell>
          <table:table-cell office:value-type="string" table:style-name="ce8">
            <text:p>62.865</text:p>
          </table:table-cell>
          <table:table-cell office:value-type="string" table:style-name="ce8">
            <text:p>36.542</text:p>
          </table:table-cell>
          <table:table-cell office:value-type="float" office:value="58.323999999999998" table:style-name="ce8">
            <text:p>58.324</text:p>
          </table:table-cell>
          <table:table-cell office:value-type="float" office:value="65.537000000000006" table:style-name="ce8">
            <text:p>65.537</text:p>
          </table:table-cell>
          <table:table-cell office:value-type="float" office:value="56.488" table:style-name="ce8">
            <text:p>56.488</text:p>
          </table:table-cell>
          <table:table-cell office:value-type="float" office:value="44.582000000000001" table:style-name="ce8">
            <text:p>44.582</text:p>
          </table:table-cell>
          <table:table-cell office:value-type="float" office:value="66.593000000000004" table:style-name="ce8">
            <text:p>66.593</text:p>
          </table:table-cell>
          <table:table-cell office:value-type="float" office:value="67.632000000000005" table:style-name="ce8">
            <text:p>67.632</text:p>
          </table:table-cell>
          <table:table-cell office:value-type="float" office:value="6.2720000000000002" table:style-name="ce8">
            <text:p>6.272</text:p>
          </table:table-cell>
          <table:table-cell office:value-type="float" office:value="74.683000000000007" table:style-name="ce8">
            <text:p>74.683</text:p>
          </table:table-cell>
          <table:table-cell table:number-columns-repeated="16238"/>
        </table:table-row>
        <table:table-row table:style-name="ro3">
          <table:table-cell office:value-type="string" table:style-name="ce3">
            <text:p>Z02: Civil Service equivalent grades (combined)</text:p>
          </table:table-cell>
          <table:table-cell office:value-type="string" table:style-name="ce3">
            <text:p>SEO/HEO</text:p>
          </table:table-cell>
          <table:table-cell office:value-type="float" office:value="96617" table:style-name="ce8">
            <text:p>96617</text:p>
          </table:table-cell>
          <table:table-cell office:value-type="float" office:value="65.197000000000003" table:style-name="ce8">
            <text:p>65.197</text:p>
          </table:table-cell>
          <table:table-cell office:value-type="float" office:value="81.903999999999996" table:style-name="ce8">
            <text:p>81.904</text:p>
          </table:table-cell>
          <table:table-cell office:value-type="float" office:value="84.385999999999996" table:style-name="ce8">
            <text:p>84.386</text:p>
          </table:table-cell>
          <table:table-cell office:value-type="float" office:value="74.831999999999994" table:style-name="ce8">
            <text:p>74.832</text:p>
          </table:table-cell>
          <table:table-cell office:value-type="float" office:value="85.596999999999994" table:style-name="ce8">
            <text:p>85.597</text:p>
          </table:table-cell>
          <table:table-cell office:value-type="float" office:value="59.93" table:style-name="ce8">
            <text:p>59.93</text:p>
          </table:table-cell>
          <table:table-cell office:value-type="float" office:value="82.86" table:style-name="ce8">
            <text:p>82.86</text:p>
          </table:table-cell>
          <table:table-cell office:value-type="float" office:value="74.546000000000006" table:style-name="ce8">
            <text:p>74.546</text:p>
          </table:table-cell>
          <table:table-cell office:value-type="float" office:value="39.520000000000003" table:style-name="ce8">
            <text:p>39.52</text:p>
          </table:table-cell>
          <table:table-cell office:value-type="float" office:value="56.317" table:style-name="ce8">
            <text:p>56.317</text:p>
          </table:table-cell>
          <table:table-cell office:value-type="float" office:value="26.248000000000001" table:style-name="ce8">
            <text:p>26.248</text:p>
          </table:table-cell>
          <table:table-cell office:value-type="float" office:value="74.302999999999997" table:style-name="ce8">
            <text:p>74.303</text:p>
          </table:table-cell>
          <table:table-cell office:value-type="float" office:value="92.094999999999999" table:style-name="ce8">
            <text:p>92.095</text:p>
          </table:table-cell>
          <table:table-cell office:value-type="float" office:value="86.977999999999994" table:style-name="ce8">
            <text:p>86.978</text:p>
          </table:table-cell>
          <table:table-cell office:value-type="float" office:value="81.387" table:style-name="ce8">
            <text:p>81.387</text:p>
          </table:table-cell>
          <table:table-cell office:value-type="float" office:value="65.564999999999998" table:style-name="ce8">
            <text:p>65.565</text:p>
          </table:table-cell>
          <table:table-cell office:value-type="float" office:value="83.468999999999994" table:style-name="ce8">
            <text:p>83.469</text:p>
          </table:table-cell>
          <table:table-cell office:value-type="float" office:value="82.837999999999994" table:style-name="ce8">
            <text:p>82.838</text:p>
          </table:table-cell>
          <table:table-cell office:value-type="float" office:value="85.933000000000007" table:style-name="ce8">
            <text:p>85.933</text:p>
          </table:table-cell>
          <table:table-cell office:value-type="float" office:value="76.637" table:style-name="ce8">
            <text:p>76.637</text:p>
          </table:table-cell>
          <table:table-cell office:value-type="float" office:value="89.697000000000003" table:style-name="ce8">
            <text:p>89.697</text:p>
          </table:table-cell>
          <table:table-cell office:value-type="float" office:value="87.59" table:style-name="ce8">
            <text:p>87.59</text:p>
          </table:table-cell>
          <table:table-cell office:value-type="float" office:value="70.28" table:style-name="ce8">
            <text:p>70.28</text:p>
          </table:table-cell>
          <table:table-cell office:value-type="float" office:value="82.090999999999994" table:style-name="ce8">
            <text:p>82.091</text:p>
          </table:table-cell>
          <table:table-cell office:value-type="float" office:value="84.722999999999999" table:style-name="ce8">
            <text:p>84.723</text:p>
          </table:table-cell>
          <table:table-cell office:value-type="float" office:value="73.007999999999996" table:style-name="ce8">
            <text:p>73.008</text:p>
          </table:table-cell>
          <table:table-cell office:value-type="float" office:value="68.765000000000001" table:style-name="ce8">
            <text:p>68.765</text:p>
          </table:table-cell>
          <table:table-cell office:value-type="float" office:value="73.965999999999994" table:style-name="ce8">
            <text:p>73.966</text:p>
          </table:table-cell>
          <table:table-cell office:value-type="float" office:value="41.472999999999999" table:style-name="ce8">
            <text:p>41.473</text:p>
          </table:table-cell>
          <table:table-cell office:value-type="float" office:value="88.724999999999994" table:style-name="ce8">
            <text:p>88.725</text:p>
          </table:table-cell>
          <table:table-cell office:value-type="float" office:value="86.551000000000002" table:style-name="ce8">
            <text:p>86.551</text:p>
          </table:table-cell>
          <table:table-cell office:value-type="float" office:value="81.527000000000001" table:style-name="ce8">
            <text:p>81.527</text:p>
          </table:table-cell>
          <table:table-cell office:value-type="float" office:value="68.033000000000001" table:style-name="ce8">
            <text:p>68.033</text:p>
          </table:table-cell>
          <table:table-cell office:value-type="float" office:value="54.381" table:style-name="ce8">
            <text:p>54.381</text:p>
          </table:table-cell>
          <table:table-cell office:value-type="float" office:value="61.683999999999997" table:style-name="ce8">
            <text:p>61.684</text:p>
          </table:table-cell>
          <table:table-cell office:value-type="float" office:value="55.598999999999997" table:style-name="ce8">
            <text:p>55.599</text:p>
          </table:table-cell>
          <table:table-cell office:value-type="float" office:value="85.799000000000007" table:style-name="ce8">
            <text:p>85.799</text:p>
          </table:table-cell>
          <table:table-cell office:value-type="float" office:value="89.364000000000004" table:style-name="ce8">
            <text:p>89.364</text:p>
          </table:table-cell>
          <table:table-cell office:value-type="float" office:value="75.418999999999997" table:style-name="ce8">
            <text:p>75.419</text:p>
          </table:table-cell>
          <table:table-cell office:value-type="float" office:value="80.853999999999999" table:style-name="ce8">
            <text:p>80.854</text:p>
          </table:table-cell>
          <table:table-cell office:value-type="float" office:value="71.488" table:style-name="ce8">
            <text:p>71.488</text:p>
          </table:table-cell>
          <table:table-cell office:value-type="float" office:value="77.543999999999997" table:style-name="ce8">
            <text:p>77.544</text:p>
          </table:table-cell>
          <table:table-cell office:value-type="float" office:value="87.715999999999994" table:style-name="ce8">
            <text:p>87.716</text:p>
          </table:table-cell>
          <table:table-cell office:value-type="float" office:value="73.212000000000003" table:style-name="ce8">
            <text:p>73.212</text:p>
          </table:table-cell>
          <table:table-cell office:value-type="float" office:value="64.334000000000003" table:style-name="ce8">
            <text:p>64.334</text:p>
          </table:table-cell>
          <table:table-cell office:value-type="float" office:value="72.981999999999999" table:style-name="ce8">
            <text:p>72.982</text:p>
          </table:table-cell>
          <table:table-cell office:value-type="float" office:value="39.99" table:style-name="ce8">
            <text:p>39.99</text:p>
          </table:table-cell>
          <table:table-cell office:value-type="float" office:value="46.145000000000003" table:style-name="ce8">
            <text:p>46.145</text:p>
          </table:table-cell>
          <table:table-cell office:value-type="float" office:value="32.447000000000003" table:style-name="ce8">
            <text:p>32.447</text:p>
          </table:table-cell>
          <table:table-cell office:value-type="float" office:value="74.403000000000006" table:style-name="ce8">
            <text:p>74.403</text:p>
          </table:table-cell>
          <table:table-cell office:value-type="float" office:value="68.373000000000005" table:style-name="ce8">
            <text:p>68.373</text:p>
          </table:table-cell>
          <table:table-cell office:value-type="float" office:value="58.009" table:style-name="ce8">
            <text:p>58.009</text:p>
          </table:table-cell>
          <table:table-cell office:value-type="float" office:value="60.37" table:style-name="ce8">
            <text:p>60.37</text:p>
          </table:table-cell>
          <table:table-cell office:value-type="float" office:value="40.371000000000002" table:style-name="ce8">
            <text:p>40.371</text:p>
          </table:table-cell>
          <table:table-cell office:value-type="float" office:value="38.497999999999998" table:style-name="ce8">
            <text:p>38.498</text:p>
          </table:table-cell>
          <table:table-cell office:value-type="float" office:value="70.293999999999997" table:style-name="ce8">
            <text:p>70.294</text:p>
          </table:table-cell>
          <table:table-cell office:value-type="float" office:value="42.290999999999997" table:style-name="ce8">
            <text:p>42.291</text:p>
          </table:table-cell>
          <table:table-cell office:value-type="float" office:value="54.201000000000001" table:style-name="ce8">
            <text:p>54.201</text:p>
          </table:table-cell>
          <table:table-cell office:value-type="float" office:value="66.977999999999994" table:style-name="ce8">
            <text:p>66.978</text:p>
          </table:table-cell>
          <table:table-cell office:value-type="float" office:value="65.165999999999997" table:style-name="ce8">
            <text:p>65.166</text:p>
          </table:table-cell>
          <table:table-cell office:value-type="float" office:value="56.768999999999998" table:style-name="ce8">
            <text:p>56.769</text:p>
          </table:table-cell>
          <table:table-cell office:value-type="float" office:value="56.389000000000003" table:style-name="ce8">
            <text:p>56.389</text:p>
          </table:table-cell>
          <table:table-cell office:value-type="float" office:value="53.484999999999999" table:style-name="ce8">
            <text:p>53.485</text:p>
          </table:table-cell>
          <table:table-cell office:value-type="float" office:value="54.366999999999997" table:style-name="ce8">
            <text:p>54.367</text:p>
          </table:table-cell>
          <table:table-cell office:value-type="float" office:value="40.222999999999999" table:style-name="ce8">
            <text:p>40.223</text:p>
          </table:table-cell>
          <table:table-cell office:value-type="float" office:value="91.137" table:style-name="ce8">
            <text:p>91.137</text:p>
          </table:table-cell>
          <table:table-cell office:value-type="float" office:value="75.843999999999994" table:style-name="ce8">
            <text:p>75.844</text:p>
          </table:table-cell>
          <table:table-cell office:value-type="float" office:value="73.593000000000004" table:style-name="ce8">
            <text:p>73.593</text:p>
          </table:table-cell>
          <table:table-cell office:value-type="float" office:value="72.575999999999993" table:style-name="ce8">
            <text:p>72.576</text:p>
          </table:table-cell>
          <table:table-cell office:value-type="float" office:value="81.793999999999997" table:style-name="ce8">
            <text:p>81.794</text:p>
          </table:table-cell>
          <table:table-cell office:value-type="float" office:value="63.01" table:style-name="ce8">
            <text:p>63.01</text:p>
          </table:table-cell>
          <table:table-cell office:value-type="float" office:value="75.063999999999993" table:style-name="ce8">
            <text:p>75.064</text:p>
          </table:table-cell>
          <table:table-cell office:value-type="float" office:value="5.2919999999999998" table:style-name="ce8">
            <text:p>5.292</text:p>
          </table:table-cell>
          <table:table-cell office:value-type="float" office:value="10.478999999999999" table:style-name="ce8">
            <text:p>10.479</text:p>
          </table:table-cell>
          <table:table-cell office:value-type="float" office:value="30.212" table:style-name="ce8">
            <text:p>30.212</text:p>
          </table:table-cell>
          <table:table-cell office:value-type="float" office:value="54.017000000000003" table:style-name="ce8">
            <text:p>54.017</text:p>
          </table:table-cell>
          <table:table-cell office:value-type="float" office:value="93.988" table:style-name="ce8">
            <text:p>93.988</text:p>
          </table:table-cell>
          <table:table-cell office:value-type="float" office:value="68.692999999999998" table:style-name="ce8">
            <text:p>68.693</text:p>
          </table:table-cell>
          <table:table-cell office:value-type="float" office:value="74.771000000000001" table:style-name="ce8">
            <text:p>74.771</text:p>
          </table:table-cell>
          <table:table-cell office:value-type="float" office:value="8.9139999999999997" table:style-name="ce8">
            <text:p>8.914</text:p>
          </table:table-cell>
          <table:table-cell office:value-type="float" office:value="18.959" table:style-name="ce8">
            <text:p>18.959</text:p>
          </table:table-cell>
          <table:table-cell office:value-type="float" office:value="10.516" table:style-name="ce8">
            <text:p>10.516</text:p>
          </table:table-cell>
          <table:table-cell office:value-type="float" office:value="11.529" table:style-name="ce8">
            <text:p>11.529</text:p>
          </table:table-cell>
          <table:table-cell office:value-type="float" office:value="13.742000000000001" table:style-name="ce8">
            <text:p>13.742</text:p>
          </table:table-cell>
          <table:table-cell office:value-type="float" office:value="18.12" table:style-name="ce8">
            <text:p>18.12</text:p>
          </table:table-cell>
          <table:table-cell office:value-type="float" office:value="0.39600000000000002" table:style-name="ce8">
            <text:p>0.396</text:p>
          </table:table-cell>
          <table:table-cell office:value-type="float" office:value="28.146999999999998" table:style-name="ce8">
            <text:p>28.147</text:p>
          </table:table-cell>
          <table:table-cell office:value-type="float" office:value="3.6680000000000001" table:style-name="ce8">
            <text:p>3.668</text:p>
          </table:table-cell>
          <table:table-cell office:value-type="float" office:value="1.4670000000000001" table:style-name="ce8">
            <text:p>1.467</text:p>
          </table:table-cell>
          <table:table-cell office:value-type="float" office:value="10.561999999999999" table:style-name="ce8">
            <text:p>10.562</text:p>
          </table:table-cell>
          <table:table-cell office:value-type="float" office:value="10.085000000000001" table:style-name="ce8">
            <text:p>10.085</text:p>
          </table:table-cell>
          <table:table-cell office:value-type="float" office:value="1.7" table:style-name="ce8">
            <text:p>1.7</text:p>
          </table:table-cell>
          <table:table-cell office:value-type="float" office:value="2.702" table:style-name="ce8">
            <text:p>2.702</text:p>
          </table:table-cell>
          <table:table-cell office:value-type="float" office:value="3.3769999999999998" table:style-name="ce8">
            <text:p>3.377</text:p>
          </table:table-cell>
          <table:table-cell office:value-type="float" office:value="2.48" table:style-name="ce8">
            <text:p>2.48</text:p>
          </table:table-cell>
          <table:table-cell office:value-type="float" office:value="6.9290000000000003" table:style-name="ce8">
            <text:p>6.929</text:p>
          </table:table-cell>
          <table:table-cell office:value-type="float" office:value="14.359" table:style-name="ce8">
            <text:p>14.359</text:p>
          </table:table-cell>
          <table:table-cell office:value-type="float" office:value="15.419" table:style-name="ce8">
            <text:p>15.419</text:p>
          </table:table-cell>
          <table:table-cell office:value-type="float" office:value="19.53" table:style-name="ce8">
            <text:p>19.53</text:p>
          </table:table-cell>
          <table:table-cell office:value-type="float" office:value="7.9660000000000002" table:style-name="ce8">
            <text:p>7.966</text:p>
          </table:table-cell>
          <table:table-cell office:value-type="float" office:value="8.0939999999999994" table:style-name="ce8">
            <text:p>8.094</text:p>
          </table:table-cell>
          <table:table-cell office:value-type="string" table:style-name="ce8">
            <text:p>9.308</text:p>
          </table:table-cell>
          <table:table-cell office:value-type="string" table:style-name="ce8">
            <text:p>4.179</text:p>
          </table:table-cell>
          <table:table-cell office:value-type="string" table:style-name="ce8">
            <text:p>23.603</text:p>
          </table:table-cell>
          <table:table-cell office:value-type="string" table:style-name="ce8">
            <text:p>40.962</text:p>
          </table:table-cell>
          <table:table-cell office:value-type="string" table:style-name="ce8">
            <text:p>0.577</text:p>
          </table:table-cell>
          <table:table-cell office:value-type="string" table:style-name="ce8">
            <text:p>37.821</text:p>
          </table:table-cell>
          <table:table-cell office:value-type="string" table:style-name="ce8">
            <text:p>47.679</text:p>
          </table:table-cell>
          <table:table-cell office:value-type="string" table:style-name="ce8">
            <text:p>29.167</text:p>
          </table:table-cell>
          <table:table-cell office:value-type="string" table:style-name="ce8">
            <text:p>35.974</text:p>
          </table:table-cell>
          <table:table-cell office:value-type="string" table:style-name="ce8">
            <text:p>36.077</text:p>
          </table:table-cell>
          <table:table-cell office:value-type="string" table:style-name="ce8">
            <text:p>29.769</text:p>
          </table:table-cell>
          <table:table-cell office:value-type="string" table:style-name="ce8">
            <text:p>2.154</text:p>
          </table:table-cell>
          <table:table-cell office:value-type="string" table:style-name="ce8">
            <text:p>3.205</text:p>
          </table:table-cell>
          <table:table-cell office:value-type="string" table:style-name="ce8">
            <text:p>7.333</text:p>
          </table:table-cell>
          <table:table-cell office:value-type="string" table:style-name="ce8">
            <text:p>9.295</text:p>
          </table:table-cell>
          <table:table-cell office:value-type="string" table:style-name="ce8">
            <text:p>14.449</text:p>
          </table:table-cell>
          <table:table-cell office:value-type="string" table:style-name="ce8">
            <text:p>3.051</text:p>
          </table:table-cell>
          <table:table-cell office:value-type="string" table:style-name="ce8">
            <text:p>37.534</text:p>
          </table:table-cell>
          <table:table-cell office:value-type="string" table:style-name="ce8">
            <text:p>11.88</text:p>
          </table:table-cell>
          <table:table-cell office:value-type="string" table:style-name="ce8">
            <text:p>32.071</text:p>
          </table:table-cell>
          <table:table-cell office:value-type="string" table:style-name="ce8">
            <text:p>27.29</text:p>
          </table:table-cell>
          <table:table-cell office:value-type="string" table:style-name="ce8">
            <text:p>7.512</text:p>
          </table:table-cell>
          <table:table-cell office:value-type="string" table:style-name="ce8">
            <text:p>2.319</text:p>
          </table:table-cell>
          <table:table-cell office:value-type="string" table:style-name="ce8">
            <text:p>1.121</text:p>
          </table:table-cell>
          <table:table-cell office:value-type="string" table:style-name="ce8">
            <text:p>2.693</text:p>
          </table:table-cell>
          <table:table-cell office:value-type="string" table:style-name="ce8">
            <text:p>1.25</text:p>
          </table:table-cell>
          <table:table-cell office:value-type="string" table:style-name="ce8">
            <text:p>0.683</text:p>
          </table:table-cell>
          <table:table-cell office:value-type="string" table:style-name="ce8">
            <text:p>2.448</text:p>
          </table:table-cell>
          <table:table-cell office:value-type="string" table:style-name="ce8">
            <text:p>8.775</text:p>
          </table:table-cell>
          <table:table-cell office:value-type="string" table:style-name="ce8">
            <text:p>40.365</text:p>
          </table:table-cell>
          <table:table-cell office:value-type="string" table:style-name="ce8">
            <text:p>15.567</text:p>
          </table:table-cell>
          <table:table-cell office:value-type="string" table:style-name="ce8">
            <text:p>41.881</text:p>
          </table:table-cell>
          <table:table-cell office:value-type="string" table:style-name="ce8">
            <text:p>60.52</text:p>
          </table:table-cell>
          <table:table-cell office:value-type="string" table:style-name="ce8">
            <text:p>32.61</text:p>
          </table:table-cell>
          <table:table-cell office:value-type="float" office:value="60.405999999999999" table:style-name="ce8">
            <text:p>60.406</text:p>
          </table:table-cell>
          <table:table-cell office:value-type="float" office:value="67.661000000000001" table:style-name="ce8">
            <text:p>67.661</text:p>
          </table:table-cell>
          <table:table-cell office:value-type="float" office:value="57.850999999999999" table:style-name="ce8">
            <text:p>57.851</text:p>
          </table:table-cell>
          <table:table-cell office:value-type="float" office:value="45.026000000000003" table:style-name="ce8">
            <text:p>45.026</text:p>
          </table:table-cell>
          <table:table-cell office:value-type="float" office:value="70.272000000000006" table:style-name="ce8">
            <text:p>70.272</text:p>
          </table:table-cell>
          <table:table-cell office:value-type="float" office:value="71.349999999999994" table:style-name="ce8">
            <text:p>71.35</text:p>
          </table:table-cell>
          <table:table-cell office:value-type="float" office:value="5.2629999999999999" table:style-name="ce8">
            <text:p>5.263</text:p>
          </table:table-cell>
          <table:table-cell office:value-type="float" office:value="78.739000000000004" table:style-name="ce8">
            <text:p>78.739</text:p>
          </table:table-cell>
          <table:table-cell table:number-columns-repeated="16238"/>
        </table:table-row>
        <table:table-row table:style-name="ro3">
          <table:table-cell office:value-type="string" table:style-name="ce3">
            <text:p>Z02: Civil Service equivalent grades (combined)</text:p>
          </table:table-cell>
          <table:table-cell office:value-type="string" table:style-name="ce3">
            <text:p>G6/7</text:p>
          </table:table-cell>
          <table:table-cell office:value-type="float" office:value="49923" table:style-name="ce8">
            <text:p>49923</text:p>
          </table:table-cell>
          <table:table-cell office:value-type="float" office:value="66.102000000000004" table:style-name="ce8">
            <text:p>66.102</text:p>
          </table:table-cell>
          <table:table-cell office:value-type="float" office:value="86.061000000000007" table:style-name="ce8">
            <text:p>86.061</text:p>
          </table:table-cell>
          <table:table-cell office:value-type="float" office:value="85.254000000000005" table:style-name="ce8">
            <text:p>85.254</text:p>
          </table:table-cell>
          <table:table-cell office:value-type="float" office:value="75.058000000000007" table:style-name="ce8">
            <text:p>75.058</text:p>
          </table:table-cell>
          <table:table-cell office:value-type="float" office:value="88.218000000000004" table:style-name="ce8">
            <text:p>88.218</text:p>
          </table:table-cell>
          <table:table-cell office:value-type="float" office:value="59.695" table:style-name="ce8">
            <text:p>59.695</text:p>
          </table:table-cell>
          <table:table-cell office:value-type="float" office:value="83.82" table:style-name="ce8">
            <text:p>83.82</text:p>
          </table:table-cell>
          <table:table-cell office:value-type="float" office:value="72.087999999999994" table:style-name="ce8">
            <text:p>72.088</text:p>
          </table:table-cell>
          <table:table-cell office:value-type="float" office:value="45.232999999999997" table:style-name="ce8">
            <text:p>45.233</text:p>
          </table:table-cell>
          <table:table-cell office:value-type="float" office:value="58.561" table:style-name="ce8">
            <text:p>58.561</text:p>
          </table:table-cell>
          <table:table-cell office:value-type="float" office:value="25.388999999999999" table:style-name="ce8">
            <text:p>25.389</text:p>
          </table:table-cell>
          <table:table-cell office:value-type="float" office:value="76.081000000000003" table:style-name="ce8">
            <text:p>76.081</text:p>
          </table:table-cell>
          <table:table-cell office:value-type="float" office:value="94.902000000000001" table:style-name="ce8">
            <text:p>94.902</text:p>
          </table:table-cell>
          <table:table-cell office:value-type="float" office:value="90.421999999999997" table:style-name="ce8">
            <text:p>90.422</text:p>
          </table:table-cell>
          <table:table-cell office:value-type="float" office:value="84.498999999999995" table:style-name="ce8">
            <text:p>84.499</text:p>
          </table:table-cell>
          <table:table-cell office:value-type="float" office:value="72.959999999999994" table:style-name="ce8">
            <text:p>72.96</text:p>
          </table:table-cell>
          <table:table-cell office:value-type="float" office:value="87.492999999999995" table:style-name="ce8">
            <text:p>87.493</text:p>
          </table:table-cell>
          <table:table-cell office:value-type="float" office:value="83.649000000000001" table:style-name="ce8">
            <text:p>83.649</text:p>
          </table:table-cell>
          <table:table-cell office:value-type="float" office:value="86.855999999999995" table:style-name="ce8">
            <text:p>86.856</text:p>
          </table:table-cell>
          <table:table-cell office:value-type="float" office:value="77.605000000000004" table:style-name="ce8">
            <text:p>77.605</text:p>
          </table:table-cell>
          <table:table-cell office:value-type="float" office:value="89.29" table:style-name="ce8">
            <text:p>89.29</text:p>
          </table:table-cell>
          <table:table-cell office:value-type="float" office:value="89.26" table:style-name="ce8">
            <text:p>89.26</text:p>
          </table:table-cell>
          <table:table-cell office:value-type="float" office:value="71.709000000000003" table:style-name="ce8">
            <text:p>71.709</text:p>
          </table:table-cell>
          <table:table-cell office:value-type="float" office:value="83.259" table:style-name="ce8">
            <text:p>83.259</text:p>
          </table:table-cell>
          <table:table-cell office:value-type="float" office:value="84.23" table:style-name="ce8">
            <text:p>84.23</text:p>
          </table:table-cell>
          <table:table-cell office:value-type="float" office:value="70.373000000000005" table:style-name="ce8">
            <text:p>70.373</text:p>
          </table:table-cell>
          <table:table-cell office:value-type="float" office:value="66.763000000000005" table:style-name="ce8">
            <text:p>66.763</text:p>
          </table:table-cell>
          <table:table-cell office:value-type="float" office:value="73.653999999999996" table:style-name="ce8">
            <text:p>73.654</text:p>
          </table:table-cell>
          <table:table-cell office:value-type="float" office:value="44.375999999999998" table:style-name="ce8">
            <text:p>44.376</text:p>
          </table:table-cell>
          <table:table-cell office:value-type="float" office:value="90.567999999999998" table:style-name="ce8">
            <text:p>90.568</text:p>
          </table:table-cell>
          <table:table-cell office:value-type="float" office:value="88.992999999999995" table:style-name="ce8">
            <text:p>88.993</text:p>
          </table:table-cell>
          <table:table-cell office:value-type="float" office:value="85.090999999999994" table:style-name="ce8">
            <text:p>85.091</text:p>
          </table:table-cell>
          <table:table-cell office:value-type="float" office:value="66.114000000000004" table:style-name="ce8">
            <text:p>66.114</text:p>
          </table:table-cell>
          <table:table-cell office:value-type="float" office:value="53.783000000000001" table:style-name="ce8">
            <text:p>53.783</text:p>
          </table:table-cell>
          <table:table-cell office:value-type="float" office:value="62.011000000000003" table:style-name="ce8">
            <text:p>62.011</text:p>
          </table:table-cell>
          <table:table-cell office:value-type="float" office:value="56.841000000000001" table:style-name="ce8">
            <text:p>56.841</text:p>
          </table:table-cell>
          <table:table-cell office:value-type="float" office:value="86.617999999999995" table:style-name="ce8">
            <text:p>86.618</text:p>
          </table:table-cell>
          <table:table-cell office:value-type="float" office:value="90.536000000000001" table:style-name="ce8">
            <text:p>90.536</text:p>
          </table:table-cell>
          <table:table-cell office:value-type="float" office:value="77.635999999999996" table:style-name="ce8">
            <text:p>77.636</text:p>
          </table:table-cell>
          <table:table-cell office:value-type="float" office:value="80.492000000000004" table:style-name="ce8">
            <text:p>80.492</text:p>
          </table:table-cell>
          <table:table-cell office:value-type="float" office:value="73.343999999999994" table:style-name="ce8">
            <text:p>73.344</text:p>
          </table:table-cell>
          <table:table-cell office:value-type="float" office:value="77.694000000000003" table:style-name="ce8">
            <text:p>77.694</text:p>
          </table:table-cell>
          <table:table-cell office:value-type="float" office:value="91.884" table:style-name="ce8">
            <text:p>91.884</text:p>
          </table:table-cell>
          <table:table-cell office:value-type="float" office:value="74.12" table:style-name="ce8">
            <text:p>74.12</text:p>
          </table:table-cell>
          <table:table-cell office:value-type="float" office:value="53.857999999999997" table:style-name="ce8">
            <text:p>53.858</text:p>
          </table:table-cell>
          <table:table-cell office:value-type="float" office:value="61.616999999999997" table:style-name="ce8">
            <text:p>61.617</text:p>
          </table:table-cell>
          <table:table-cell office:value-type="float" office:value="47.715000000000003" table:style-name="ce8">
            <text:p>47.715</text:p>
          </table:table-cell>
          <table:table-cell office:value-type="float" office:value="50.027999999999999" table:style-name="ce8">
            <text:p>50.028</text:p>
          </table:table-cell>
          <table:table-cell office:value-type="float" office:value="37.973999999999997" table:style-name="ce8">
            <text:p>37.974</text:p>
          </table:table-cell>
          <table:table-cell office:value-type="float" office:value="77.584999999999994" table:style-name="ce8">
            <text:p>77.585</text:p>
          </table:table-cell>
          <table:table-cell office:value-type="float" office:value="70.594999999999999" table:style-name="ce8">
            <text:p>70.595</text:p>
          </table:table-cell>
          <table:table-cell office:value-type="float" office:value="55.442" table:style-name="ce8">
            <text:p>55.442</text:p>
          </table:table-cell>
          <table:table-cell office:value-type="float" office:value="63.23" table:style-name="ce8">
            <text:p>63.23</text:p>
          </table:table-cell>
          <table:table-cell office:value-type="float" office:value="38.573999999999998" table:style-name="ce8">
            <text:p>38.574</text:p>
          </table:table-cell>
          <table:table-cell office:value-type="float" office:value="39.332999999999998" table:style-name="ce8">
            <text:p>39.333</text:p>
          </table:table-cell>
          <table:table-cell office:value-type="float" office:value="73.236999999999995" table:style-name="ce8">
            <text:p>73.237</text:p>
          </table:table-cell>
          <table:table-cell office:value-type="float" office:value="49.576999999999998" table:style-name="ce8">
            <text:p>49.577</text:p>
          </table:table-cell>
          <table:table-cell office:value-type="float" office:value="59.491999999999997" table:style-name="ce8">
            <text:p>59.492</text:p>
          </table:table-cell>
          <table:table-cell office:value-type="float" office:value="69.09" table:style-name="ce8">
            <text:p>69.09</text:p>
          </table:table-cell>
          <table:table-cell office:value-type="float" office:value="66.742000000000004" table:style-name="ce8">
            <text:p>66.742</text:p>
          </table:table-cell>
          <table:table-cell office:value-type="float" office:value="58.905999999999999" table:style-name="ce8">
            <text:p>58.906</text:p>
          </table:table-cell>
          <table:table-cell office:value-type="float" office:value="57.186999999999998" table:style-name="ce8">
            <text:p>57.187</text:p>
          </table:table-cell>
          <table:table-cell office:value-type="float" office:value="54.792000000000002" table:style-name="ce8">
            <text:p>54.792</text:p>
          </table:table-cell>
          <table:table-cell office:value-type="float" office:value="62.005000000000003" table:style-name="ce8">
            <text:p>62.005</text:p>
          </table:table-cell>
          <table:table-cell office:value-type="float" office:value="46.881999999999998" table:style-name="ce8">
            <text:p>46.882</text:p>
          </table:table-cell>
          <table:table-cell office:value-type="float" office:value="91.533000000000001" table:style-name="ce8">
            <text:p>91.533</text:p>
          </table:table-cell>
          <table:table-cell office:value-type="float" office:value="78.234999999999999" table:style-name="ce8">
            <text:p>78.235</text:p>
          </table:table-cell>
          <table:table-cell office:value-type="float" office:value="73.653999999999996" table:style-name="ce8">
            <text:p>73.654</text:p>
          </table:table-cell>
          <table:table-cell office:value-type="float" office:value="76.278000000000006" table:style-name="ce8">
            <text:p>76.278</text:p>
          </table:table-cell>
          <table:table-cell office:value-type="float" office:value="82.245999999999995" table:style-name="ce8">
            <text:p>82.246</text:p>
          </table:table-cell>
          <table:table-cell office:value-type="float" office:value="69.695999999999998" table:style-name="ce8">
            <text:p>69.696</text:p>
          </table:table-cell>
          <table:table-cell office:value-type="float" office:value="78.424999999999997" table:style-name="ce8">
            <text:p>78.425</text:p>
          </table:table-cell>
          <table:table-cell office:value-type="float" office:value="5.1050000000000004" table:style-name="ce8">
            <text:p>5.105</text:p>
          </table:table-cell>
          <table:table-cell office:value-type="float" office:value="12.965999999999999" table:style-name="ce8">
            <text:p>12.966</text:p>
          </table:table-cell>
          <table:table-cell office:value-type="float" office:value="36.94" table:style-name="ce8">
            <text:p>36.94</text:p>
          </table:table-cell>
          <table:table-cell office:value-type="float" office:value="44.988" table:style-name="ce8">
            <text:p>44.988</text:p>
          </table:table-cell>
          <table:table-cell office:value-type="float" office:value="96.68" table:style-name="ce8">
            <text:p>96.68</text:p>
          </table:table-cell>
          <table:table-cell office:value-type="float" office:value="74.039000000000001" table:style-name="ce8">
            <text:p>74.039</text:p>
          </table:table-cell>
          <table:table-cell office:value-type="float" office:value="77.203999999999994" table:style-name="ce8">
            <text:p>77.204</text:p>
          </table:table-cell>
          <table:table-cell office:value-type="float" office:value="7.5339999999999998" table:style-name="ce8">
            <text:p>7.534</text:p>
          </table:table-cell>
          <table:table-cell office:value-type="float" office:value="20.123000000000001" table:style-name="ce8">
            <text:p>20.123</text:p>
          </table:table-cell>
          <table:table-cell office:value-type="float" office:value="11.461" table:style-name="ce8">
            <text:p>11.461</text:p>
          </table:table-cell>
          <table:table-cell office:value-type="float" office:value="9.8079999999999998" table:style-name="ce8">
            <text:p>9.808</text:p>
          </table:table-cell>
          <table:table-cell office:value-type="float" office:value="15.778" table:style-name="ce8">
            <text:p>15.778</text:p>
          </table:table-cell>
          <table:table-cell office:value-type="float" office:value="21.934999999999999" table:style-name="ce8">
            <text:p>21.935</text:p>
          </table:table-cell>
          <table:table-cell office:value-type="float" office:value="0.32" table:style-name="ce8">
            <text:p>0.32</text:p>
          </table:table-cell>
          <table:table-cell office:value-type="float" office:value="23.507000000000001" table:style-name="ce8">
            <text:p>23.507</text:p>
          </table:table-cell>
          <table:table-cell office:value-type="float" office:value="2.7189999999999999" table:style-name="ce8">
            <text:p>2.719</text:p>
          </table:table-cell>
          <table:table-cell office:value-type="float" office:value="1.6519999999999999" table:style-name="ce8">
            <text:p>1.652</text:p>
          </table:table-cell>
          <table:table-cell office:value-type="float" office:value="7.5430000000000001" table:style-name="ce8">
            <text:p>7.543</text:p>
          </table:table-cell>
          <table:table-cell office:value-type="float" office:value="9.8879999999999999" table:style-name="ce8">
            <text:p>9.888</text:p>
          </table:table-cell>
          <table:table-cell office:value-type="float" office:value="2.8780000000000001" table:style-name="ce8">
            <text:p>2.878</text:p>
          </table:table-cell>
          <table:table-cell office:value-type="float" office:value="2.4249999999999998" table:style-name="ce8">
            <text:p>2.425</text:p>
          </table:table-cell>
          <table:table-cell office:value-type="float" office:value="4.1040000000000001" table:style-name="ce8">
            <text:p>4.104</text:p>
          </table:table-cell>
          <table:table-cell office:value-type="float" office:value="1.7589999999999999" table:style-name="ce8">
            <text:p>1.759</text:p>
          </table:table-cell>
          <table:table-cell office:value-type="float" office:value="8.5820000000000007" table:style-name="ce8">
            <text:p>8.582</text:p>
          </table:table-cell>
          <table:table-cell office:value-type="float" office:value="12.846" table:style-name="ce8">
            <text:p>12.846</text:p>
          </table:table-cell>
          <table:table-cell office:value-type="float" office:value="14.579000000000001" table:style-name="ce8">
            <text:p>14.579</text:p>
          </table:table-cell>
          <table:table-cell office:value-type="float" office:value="17.376999999999999" table:style-name="ce8">
            <text:p>17.377</text:p>
          </table:table-cell>
          <table:table-cell office:value-type="float" office:value="7.569" table:style-name="ce8">
            <text:p>7.569</text:p>
          </table:table-cell>
          <table:table-cell office:value-type="float" office:value="7.6189999999999998" table:style-name="ce8">
            <text:p>7.619</text:p>
          </table:table-cell>
          <table:table-cell office:value-type="string" table:style-name="ce8">
            <text:p>7.115</text:p>
          </table:table-cell>
          <table:table-cell office:value-type="string" table:style-name="ce8">
            <text:p>2.819</text:p>
          </table:table-cell>
          <table:table-cell office:value-type="string" table:style-name="ce8">
            <text:p>20.501</text:p>
          </table:table-cell>
          <table:table-cell office:value-type="string" table:style-name="ce8">
            <text:p>43.109</text:p>
          </table:table-cell>
          <table:table-cell office:value-type="string" table:style-name="ce8">
            <text:p>0.395</text:p>
          </table:table-cell>
          <table:table-cell office:value-type="string" table:style-name="ce8">
            <text:p>36.258</text:p>
          </table:table-cell>
          <table:table-cell office:value-type="string" table:style-name="ce8">
            <text:p>44.928</text:p>
          </table:table-cell>
          <table:table-cell office:value-type="string" table:style-name="ce8">
            <text:p>32.306</text:p>
          </table:table-cell>
          <table:table-cell office:value-type="string" table:style-name="ce8">
            <text:p>32.121</text:p>
          </table:table-cell>
          <table:table-cell office:value-type="string" table:style-name="ce8">
            <text:p>37.391</text:p>
          </table:table-cell>
          <table:table-cell office:value-type="string" table:style-name="ce8">
            <text:p>31.146</text:p>
          </table:table-cell>
          <table:table-cell office:value-type="string" table:style-name="ce8">
            <text:p>1.37</text:p>
          </table:table-cell>
          <table:table-cell office:value-type="string" table:style-name="ce8">
            <text:p>1.739</text:p>
          </table:table-cell>
          <table:table-cell office:value-type="string" table:style-name="ce8">
            <text:p>5.718</text:p>
          </table:table-cell>
          <table:table-cell office:value-type="string" table:style-name="ce8">
            <text:p>5.955</text:p>
          </table:table-cell>
          <table:table-cell office:value-type="string" table:style-name="ce8">
            <text:p>13.702</text:p>
          </table:table-cell>
          <table:table-cell office:value-type="string" table:style-name="ce8">
            <text:p>2.925</text:p>
          </table:table-cell>
          <table:table-cell office:value-type="string" table:style-name="ce8">
            <text:p>32.911</text:p>
          </table:table-cell>
          <table:table-cell office:value-type="string" table:style-name="ce8">
            <text:p>16.138</text:p>
          </table:table-cell>
          <table:table-cell office:value-type="string" table:style-name="ce8">
            <text:p>27.813</text:p>
          </table:table-cell>
          <table:table-cell office:value-type="string" table:style-name="ce8">
            <text:p>30.137</text:p>
          </table:table-cell>
          <table:table-cell office:value-type="string" table:style-name="ce8">
            <text:p>8.135</text:p>
          </table:table-cell>
          <table:table-cell office:value-type="string" table:style-name="ce8">
            <text:p>4.437</text:p>
          </table:table-cell>
          <table:table-cell office:value-type="string" table:style-name="ce8">
            <text:p>2.139</text:p>
          </table:table-cell>
          <table:table-cell office:value-type="string" table:style-name="ce8">
            <text:p>3.09</text:p>
          </table:table-cell>
          <table:table-cell office:value-type="string" table:style-name="ce8">
            <text:p>1.083</text:p>
          </table:table-cell>
          <table:table-cell office:value-type="string" table:style-name="ce8">
            <text:p>0.423</text:p>
          </table:table-cell>
          <table:table-cell office:value-type="string" table:style-name="ce8">
            <text:p>2.694</text:p>
          </table:table-cell>
          <table:table-cell office:value-type="string" table:style-name="ce8">
            <text:p>7.66</text:p>
          </table:table-cell>
          <table:table-cell office:value-type="string" table:style-name="ce8">
            <text:p>40.528</text:p>
          </table:table-cell>
          <table:table-cell office:value-type="string" table:style-name="ce8">
            <text:p>14.87</text:p>
          </table:table-cell>
          <table:table-cell office:value-type="string" table:style-name="ce8">
            <text:p>39.82</text:p>
          </table:table-cell>
          <table:table-cell office:value-type="string" table:style-name="ce8">
            <text:p>65.399</text:p>
          </table:table-cell>
          <table:table-cell office:value-type="string" table:style-name="ce8">
            <text:p>28.739</text:p>
          </table:table-cell>
          <table:table-cell office:value-type="float" office:value="59.91" table:style-name="ce8">
            <text:p>59.91</text:p>
          </table:table-cell>
          <table:table-cell office:value-type="float" office:value="69.697000000000003" table:style-name="ce8">
            <text:p>69.697</text:p>
          </table:table-cell>
          <table:table-cell office:value-type="float" office:value="57.868000000000002" table:style-name="ce8">
            <text:p>57.868</text:p>
          </table:table-cell>
          <table:table-cell office:value-type="float" office:value="43.429000000000002" table:style-name="ce8">
            <text:p>43.429</text:p>
          </table:table-cell>
          <table:table-cell office:value-type="float" office:value="71.525000000000006" table:style-name="ce8">
            <text:p>71.525</text:p>
          </table:table-cell>
          <table:table-cell office:value-type="float" office:value="72.968000000000004" table:style-name="ce8">
            <text:p>72.968</text:p>
          </table:table-cell>
          <table:table-cell office:value-type="float" office:value="4.0599999999999996" table:style-name="ce8">
            <text:p>4.06</text:p>
          </table:table-cell>
          <table:table-cell office:value-type="float" office:value="81.207999999999998" table:style-name="ce8">
            <text:p>81.208</text:p>
          </table:table-cell>
          <table:table-cell table:number-columns-repeated="16238"/>
        </table:table-row>
        <table:table-row table:style-name="ro3">
          <table:table-cell office:value-type="string" table:style-name="ce3">
            <text:p>Z02: Civil Service equivalent grades (combined)</text:p>
          </table:table-cell>
          <table:table-cell office:value-type="string" table:style-name="ce3">
            <text:p>SCS</text:p>
          </table:table-cell>
          <table:table-cell office:value-type="float" office:value="6389" table:style-name="ce8">
            <text:p>6389</text:p>
          </table:table-cell>
          <table:table-cell office:value-type="float" office:value="77.058000000000007" table:style-name="ce8">
            <text:p>77.058</text:p>
          </table:table-cell>
          <table:table-cell office:value-type="float" office:value="93.962000000000003" table:style-name="ce8">
            <text:p>93.962</text:p>
          </table:table-cell>
          <table:table-cell office:value-type="float" office:value="93.465000000000003" table:style-name="ce8">
            <text:p>93.465</text:p>
          </table:table-cell>
          <table:table-cell office:value-type="float" office:value="85.397999999999996" table:style-name="ce8">
            <text:p>85.398</text:p>
          </table:table-cell>
          <table:table-cell office:value-type="float" office:value="95.846000000000004" table:style-name="ce8">
            <text:p>95.846</text:p>
          </table:table-cell>
          <table:table-cell office:value-type="float" office:value="74.66" table:style-name="ce8">
            <text:p>74.66</text:p>
          </table:table-cell>
          <table:table-cell office:value-type="float" office:value="91.02" table:style-name="ce8">
            <text:p>91.02</text:p>
          </table:table-cell>
          <table:table-cell office:value-type="float" office:value="78.724999999999994" table:style-name="ce8">
            <text:p>78.725</text:p>
          </table:table-cell>
          <table:table-cell office:value-type="float" office:value="47.326999999999998" table:style-name="ce8">
            <text:p>47.327</text:p>
          </table:table-cell>
          <table:table-cell office:value-type="float" office:value="76.281000000000006" table:style-name="ce8">
            <text:p>76.281</text:p>
          </table:table-cell>
          <table:table-cell office:value-type="float" office:value="17.344999999999999" table:style-name="ce8">
            <text:p>17.345</text:p>
          </table:table-cell>
          <table:table-cell office:value-type="float" office:value="82.798000000000002" table:style-name="ce8">
            <text:p>82.798</text:p>
          </table:table-cell>
          <table:table-cell office:value-type="float" office:value="98.012" table:style-name="ce8">
            <text:p>98.012</text:p>
          </table:table-cell>
          <table:table-cell office:value-type="float" office:value="95.813000000000002" table:style-name="ce8">
            <text:p>95.813</text:p>
          </table:table-cell>
          <table:table-cell office:value-type="float" office:value="93.614999999999995" table:style-name="ce8">
            <text:p>93.615</text:p>
          </table:table-cell>
          <table:table-cell office:value-type="float" office:value="89.094999999999999" table:style-name="ce8">
            <text:p>89.095</text:p>
          </table:table-cell>
          <table:table-cell office:value-type="float" office:value="93.314999999999998" table:style-name="ce8">
            <text:p>93.315</text:p>
          </table:table-cell>
          <table:table-cell office:value-type="float" office:value="92.251999999999995" table:style-name="ce8">
            <text:p>92.252</text:p>
          </table:table-cell>
          <table:table-cell office:value-type="float" office:value="94.677999999999997" table:style-name="ce8">
            <text:p>94.678</text:p>
          </table:table-cell>
          <table:table-cell office:value-type="float" office:value="88.013000000000005" table:style-name="ce8">
            <text:p>88.013</text:p>
          </table:table-cell>
          <table:table-cell office:value-type="float" office:value="90.308999999999997" table:style-name="ce8">
            <text:p>90.309</text:p>
          </table:table-cell>
          <table:table-cell office:value-type="float" office:value="93.775999999999996" table:style-name="ce8">
            <text:p>93.776</text:p>
          </table:table-cell>
          <table:table-cell office:value-type="float" office:value="86.561000000000007" table:style-name="ce8">
            <text:p>86.561</text:p>
          </table:table-cell>
          <table:table-cell office:value-type="float" office:value="91.438999999999993" table:style-name="ce8">
            <text:p>91.439</text:p>
          </table:table-cell>
          <table:table-cell office:value-type="float" office:value="90.207999999999998" table:style-name="ce8">
            <text:p>90.208</text:p>
          </table:table-cell>
          <table:table-cell office:value-type="float" office:value="79.019000000000005" table:style-name="ce8">
            <text:p>79.019</text:p>
          </table:table-cell>
          <table:table-cell office:value-type="float" office:value="79.709999999999994" table:style-name="ce8">
            <text:p>79.71</text:p>
          </table:table-cell>
          <table:table-cell office:value-type="float" office:value="81.700999999999993" table:style-name="ce8">
            <text:p>81.701</text:p>
          </table:table-cell>
          <table:table-cell office:value-type="float" office:value="73.176000000000002" table:style-name="ce8">
            <text:p>73.176</text:p>
          </table:table-cell>
          <table:table-cell office:value-type="float" office:value="96.522999999999996" table:style-name="ce8">
            <text:p>96.523</text:p>
          </table:table-cell>
          <table:table-cell office:value-type="float" office:value="95.875" table:style-name="ce8">
            <text:p>95.875</text:p>
          </table:table-cell>
          <table:table-cell office:value-type="float" office:value="95.144000000000005" table:style-name="ce8">
            <text:p>95.144</text:p>
          </table:table-cell>
          <table:table-cell office:value-type="float" office:value="80.796000000000006" table:style-name="ce8">
            <text:p>80.796</text:p>
          </table:table-cell>
          <table:table-cell office:value-type="float" office:value="70.652000000000001" table:style-name="ce8">
            <text:p>70.652</text:p>
          </table:table-cell>
          <table:table-cell office:value-type="float" office:value="73.412000000000006" table:style-name="ce8">
            <text:p>73.412</text:p>
          </table:table-cell>
          <table:table-cell office:value-type="float" office:value="73.786000000000001" table:style-name="ce8">
            <text:p>73.786</text:p>
          </table:table-cell>
          <table:table-cell office:value-type="float" office:value="92.875" table:style-name="ce8">
            <text:p>92.875</text:p>
          </table:table-cell>
          <table:table-cell office:value-type="float" office:value="94.995999999999995" table:style-name="ce8">
            <text:p>94.996</text:p>
          </table:table-cell>
          <table:table-cell office:value-type="float" office:value="88.369" table:style-name="ce8">
            <text:p>88.369</text:p>
          </table:table-cell>
          <table:table-cell office:value-type="float" office:value="87.837999999999994" table:style-name="ce8">
            <text:p>87.838</text:p>
          </table:table-cell>
          <table:table-cell office:value-type="float" office:value="87.88" table:style-name="ce8">
            <text:p>87.88</text:p>
          </table:table-cell>
          <table:table-cell office:value-type="float" office:value="89.974999999999994" table:style-name="ce8">
            <text:p>89.975</text:p>
          </table:table-cell>
          <table:table-cell office:value-type="float" office:value="96.72" table:style-name="ce8">
            <text:p>96.72</text:p>
          </table:table-cell>
          <table:table-cell office:value-type="float" office:value="83.6" table:style-name="ce8">
            <text:p>83.6</text:p>
          </table:table-cell>
          <table:table-cell office:value-type="float" office:value="55.570999999999998" table:style-name="ce8">
            <text:p>55.571</text:p>
          </table:table-cell>
          <table:table-cell office:value-type="float" office:value="58.624000000000002" table:style-name="ce8">
            <text:p>58.624</text:p>
          </table:table-cell>
          <table:table-cell office:value-type="float" office:value="50.07" table:style-name="ce8">
            <text:p>50.07</text:p>
          </table:table-cell>
          <table:table-cell office:value-type="float" office:value="53.095999999999997" table:style-name="ce8">
            <text:p>53.096</text:p>
          </table:table-cell>
          <table:table-cell office:value-type="float" office:value="38.838000000000001" table:style-name="ce8">
            <text:p>38.838</text:p>
          </table:table-cell>
          <table:table-cell office:value-type="float" office:value="89.114999999999995" table:style-name="ce8">
            <text:p>89.115</text:p>
          </table:table-cell>
          <table:table-cell office:value-type="float" office:value="85.647000000000006" table:style-name="ce8">
            <text:p>85.647</text:p>
          </table:table-cell>
          <table:table-cell office:value-type="float" office:value="71.620999999999995" table:style-name="ce8">
            <text:p>71.621</text:p>
          </table:table-cell>
          <table:table-cell office:value-type="float" office:value="81.683000000000007" table:style-name="ce8">
            <text:p>81.683</text:p>
          </table:table-cell>
          <table:table-cell office:value-type="float" office:value="58.542000000000002" table:style-name="ce8">
            <text:p>58.542</text:p>
          </table:table-cell>
          <table:table-cell office:value-type="float" office:value="60.832999999999998" table:style-name="ce8">
            <text:p>60.833</text:p>
          </table:table-cell>
          <table:table-cell office:value-type="float" office:value="85.971999999999994" table:style-name="ce8">
            <text:p>85.972</text:p>
          </table:table-cell>
          <table:table-cell office:value-type="float" office:value="74.870999999999995" table:style-name="ce8">
            <text:p>74.871</text:p>
          </table:table-cell>
          <table:table-cell office:value-type="float" office:value="78.281000000000006" table:style-name="ce8">
            <text:p>78.281</text:p>
          </table:table-cell>
          <table:table-cell office:value-type="float" office:value="84.055999999999997" table:style-name="ce8">
            <text:p>84.056</text:p>
          </table:table-cell>
          <table:table-cell office:value-type="float" office:value="79.745999999999995" table:style-name="ce8">
            <text:p>79.746</text:p>
          </table:table-cell>
          <table:table-cell office:value-type="float" office:value="74.305999999999997" table:style-name="ce8">
            <text:p>74.306</text:p>
          </table:table-cell>
          <table:table-cell office:value-type="float" office:value="75.991" table:style-name="ce8">
            <text:p>75.991</text:p>
          </table:table-cell>
          <table:table-cell office:value-type="float" office:value="75.344999999999999" table:style-name="ce8">
            <text:p>75.345</text:p>
          </table:table-cell>
          <table:table-cell office:value-type="float" office:value="83.873000000000005" table:style-name="ce8">
            <text:p>83.873</text:p>
          </table:table-cell>
          <table:table-cell office:value-type="float" office:value="75.016000000000005" table:style-name="ce8">
            <text:p>75.016</text:p>
          </table:table-cell>
          <table:table-cell office:value-type="float" office:value="95.444999999999993" table:style-name="ce8">
            <text:p>95.445</text:p>
          </table:table-cell>
          <table:table-cell office:value-type="float" office:value="88.421999999999997" table:style-name="ce8">
            <text:p>88.422</text:p>
          </table:table-cell>
          <table:table-cell office:value-type="float" office:value="85.361999999999995" table:style-name="ce8">
            <text:p>85.362</text:p>
          </table:table-cell>
          <table:table-cell office:value-type="float" office:value="91.138999999999996" table:style-name="ce8">
            <text:p>91.139</text:p>
          </table:table-cell>
          <table:table-cell office:value-type="float" office:value="91.007000000000005" table:style-name="ce8">
            <text:p>91.007</text:p>
          </table:table-cell>
          <table:table-cell office:value-type="float" office:value="83.546999999999997" table:style-name="ce8">
            <text:p>83.547</text:p>
          </table:table-cell>
          <table:table-cell office:value-type="float" office:value="91.578000000000003" table:style-name="ce8">
            <text:p>91.578</text:p>
          </table:table-cell>
          <table:table-cell office:value-type="float" office:value="3.9089999999999998" table:style-name="ce8">
            <text:p>3.909</text:p>
          </table:table-cell>
          <table:table-cell office:value-type="float" office:value="13.422000000000001" table:style-name="ce8">
            <text:p>13.422</text:p>
          </table:table-cell>
          <table:table-cell office:value-type="float" office:value="39.497999999999998" table:style-name="ce8">
            <text:p>39.498</text:p>
          </table:table-cell>
          <table:table-cell office:value-type="float" office:value="43.170999999999999" table:style-name="ce8">
            <text:p>43.171</text:p>
          </table:table-cell>
          <table:table-cell office:value-type="float" office:value="97.745000000000005" table:style-name="ce8">
            <text:p>97.745</text:p>
          </table:table-cell>
          <table:table-cell office:value-type="float" office:value="88.850999999999999" table:style-name="ce8">
            <text:p>88.851</text:p>
          </table:table-cell>
          <table:table-cell office:value-type="float" office:value="87.86" table:style-name="ce8">
            <text:p>87.86</text:p>
          </table:table-cell>
          <table:table-cell office:value-type="float" office:value="4.1500000000000004" table:style-name="ce8">
            <text:p>4.15</text:p>
          </table:table-cell>
          <table:table-cell office:value-type="float" office:value="16.225999999999999" table:style-name="ce8">
            <text:p>16.226</text:p>
          </table:table-cell>
          <table:table-cell office:value-type="float" office:value="12.452999999999999" table:style-name="ce8">
            <text:p>12.453</text:p>
          </table:table-cell>
          <table:table-cell office:value-type="float" office:value="9.0570000000000004" table:style-name="ce8">
            <text:p>9.057</text:p>
          </table:table-cell>
          <table:table-cell office:value-type="float" office:value="14.717000000000001" table:style-name="ce8">
            <text:p>14.717</text:p>
          </table:table-cell>
          <table:table-cell office:value-type="float" office:value="22.263999999999999" table:style-name="ce8">
            <text:p>22.264</text:p>
          </table:table-cell>
          <table:table-cell office:value-type="float" office:value="1.1319999999999999" table:style-name="ce8">
            <text:p>1.132</text:p>
          </table:table-cell>
          <table:table-cell office:value-type="float" office:value="16.603999999999999" table:style-name="ce8">
            <text:p>16.604</text:p>
          </table:table-cell>
          <table:table-cell office:value-type="float" office:value="2.6419999999999999" table:style-name="ce8">
            <text:p>2.642</text:p>
          </table:table-cell>
          <table:table-cell office:value-type="float" office:value="1.887" table:style-name="ce8">
            <text:p>1.887</text:p>
          </table:table-cell>
          <table:table-cell office:value-type="float" office:value="7.17" table:style-name="ce8">
            <text:p>7.17</text:p>
          </table:table-cell>
          <table:table-cell office:value-type="float" office:value="12.83" table:style-name="ce8">
            <text:p>12.83</text:p>
          </table:table-cell>
          <table:table-cell office:value-type="float" office:value="1.887" table:style-name="ce8">
            <text:p>1.887</text:p>
          </table:table-cell>
          <table:table-cell office:value-type="float" office:value="3.774" table:style-name="ce8">
            <text:p>3.774</text:p>
          </table:table-cell>
          <table:table-cell office:value-type="float" office:value="4.5279999999999996" table:style-name="ce8">
            <text:p>4.528</text:p>
          </table:table-cell>
          <table:table-cell office:value-type="float" office:value="1.887" table:style-name="ce8">
            <text:p>1.887</text:p>
          </table:table-cell>
          <table:table-cell office:value-type="float" office:value="8.6790000000000003" table:style-name="ce8">
            <text:p>8.679</text:p>
          </table:table-cell>
          <table:table-cell office:value-type="float" office:value="9.4339999999999993" table:style-name="ce8">
            <text:p>9.434</text:p>
          </table:table-cell>
          <table:table-cell office:value-type="float" office:value="13.208" table:style-name="ce8">
            <text:p>13.208</text:p>
          </table:table-cell>
          <table:table-cell office:value-type="float" office:value="18.491" table:style-name="ce8">
            <text:p>18.491</text:p>
          </table:table-cell>
          <table:table-cell office:value-type="float" office:value="8.6790000000000003" table:style-name="ce8">
            <text:p>8.679</text:p>
          </table:table-cell>
          <table:table-cell office:value-type="float" office:value="4.4770000000000003" table:style-name="ce8">
            <text:p>4.477</text:p>
          </table:table-cell>
          <table:table-cell office:value-type="string" table:style-name="ce8">
            <text:p>7.343</text:p>
          </table:table-cell>
          <table:table-cell office:value-type="string" table:style-name="ce8">
            <text:p>2.448</text:p>
          </table:table-cell>
          <table:table-cell office:value-type="string" table:style-name="ce8">
            <text:p>25.175</text:p>
          </table:table-cell>
          <table:table-cell office:value-type="string" table:style-name="ce8">
            <text:p>46.853</text:p>
          </table:table-cell>
          <table:table-cell office:value-type="string" table:style-name="ce8">
            <text:p>0.35</text:p>
          </table:table-cell>
          <table:table-cell office:value-type="string" table:style-name="ce8">
            <text:p>39.51</text:p>
          </table:table-cell>
          <table:table-cell office:value-type="string" table:style-name="ce8">
            <text:p>40.21</text:p>
          </table:table-cell>
          <table:table-cell office:value-type="string" table:style-name="ce8">
            <text:p>30.42</text:p>
          </table:table-cell>
          <table:table-cell office:value-type="string" table:style-name="ce8">
            <text:p>31.818</text:p>
          </table:table-cell>
          <table:table-cell office:value-type="string" table:style-name="ce8">
            <text:p>35.664</text:p>
          </table:table-cell>
          <table:table-cell office:value-type="string" table:style-name="ce8">
            <text:p>25.524</text:p>
          </table:table-cell>
          <table:table-cell office:value-type="string" table:style-name="ce8">
            <text:p>1.748</text:p>
          </table:table-cell>
          <table:table-cell office:value-type="string" table:style-name="ce8">
            <text:p>2.448</text:p>
          </table:table-cell>
          <table:table-cell office:value-type="string" table:style-name="ce8">
            <text:p>3.846</text:p>
          </table:table-cell>
          <table:table-cell office:value-type="string" table:style-name="ce8">
            <text:p>4.545</text:p>
          </table:table-cell>
          <table:table-cell office:value-type="string" table:style-name="ce8">
            <text:p>13.287</text:p>
          </table:table-cell>
          <table:table-cell office:value-type="string" table:style-name="ce8">
            <text:p>2.448</text:p>
          </table:table-cell>
          <table:table-cell office:value-type="string" table:style-name="ce8">
            <text:p>19.93</text:p>
          </table:table-cell>
          <table:table-cell office:value-type="string" table:style-name="ce8">
            <text:p>18.881</text:p>
          </table:table-cell>
          <table:table-cell office:value-type="string" table:style-name="ce8">
            <text:p>25.175</text:p>
          </table:table-cell>
          <table:table-cell office:value-type="string" table:style-name="ce8">
            <text:p>35.664</text:p>
          </table:table-cell>
          <table:table-cell office:value-type="string" table:style-name="ce8">
            <text:p>8.042</text:p>
          </table:table-cell>
          <table:table-cell office:value-type="string" table:style-name="ce8">
            <text:p>6.643</text:p>
          </table:table-cell>
          <table:table-cell office:value-type="string" table:style-name="ce8">
            <text:p>1.748</text:p>
          </table:table-cell>
          <table:table-cell office:value-type="string" table:style-name="ce8">
            <text:p>1.748</text:p>
          </table:table-cell>
          <table:table-cell office:value-type="string" table:style-name="ce8">
            <text:p>0.35</text:p>
          </table:table-cell>
          <table:table-cell office:value-type="string" table:style-name="ce8">
            <text:p>1.049</text:p>
          </table:table-cell>
          <table:table-cell office:value-type="string" table:style-name="ce8">
            <text:p>4.196</text:p>
          </table:table-cell>
          <table:table-cell office:value-type="string" table:style-name="ce8">
            <text:p>9.441</text:p>
          </table:table-cell>
          <table:table-cell office:value-type="string" table:style-name="ce8">
            <text:p>36.713</text:p>
          </table:table-cell>
          <table:table-cell office:value-type="string" table:style-name="ce8">
            <text:p>13.83</text:p>
          </table:table-cell>
          <table:table-cell office:value-type="string" table:style-name="ce8">
            <text:p>38.516</text:p>
          </table:table-cell>
          <table:table-cell office:value-type="string" table:style-name="ce8">
            <text:p>60.49</text:p>
          </table:table-cell>
          <table:table-cell office:value-type="string" table:style-name="ce8">
            <text:p>26.923</text:p>
          </table:table-cell>
          <table:table-cell office:value-type="float" office:value="68.855000000000004" table:style-name="ce8">
            <text:p>68.855</text:p>
          </table:table-cell>
          <table:table-cell office:value-type="float" office:value="81.153000000000006" table:style-name="ce8">
            <text:p>81.153</text:p>
          </table:table-cell>
          <table:table-cell office:value-type="float" office:value="68.242000000000004" table:style-name="ce8">
            <text:p>68.242</text:p>
          </table:table-cell>
          <table:table-cell office:value-type="float" office:value="50.892000000000003" table:style-name="ce8">
            <text:p>50.892</text:p>
          </table:table-cell>
          <table:table-cell office:value-type="float" office:value="81.152000000000001" table:style-name="ce8">
            <text:p>81.152</text:p>
          </table:table-cell>
          <table:table-cell office:value-type="float" office:value="78.744" table:style-name="ce8">
            <text:p>78.744</text:p>
          </table:table-cell>
          <table:table-cell office:value-type="float" office:value="2.3639999999999999" table:style-name="ce8">
            <text:p>2.364</text:p>
          </table:table-cell>
          <table:table-cell office:value-type="float" office:value="90.171000000000006" table:style-name="ce8">
            <text:p>90.171</text:p>
          </table:table-cell>
          <table:table-cell table:number-columns-repeated="16238"/>
        </table:table-row>
        <table:table-row table:style-name="ro3">
          <table:table-cell office:value-type="string" table:style-name="ce3">
            <text:p>H01: Where in England do you currently work?</text:p>
          </table:table-cell>
          <table:table-cell office:value-type="string" table:style-name="ce3">
            <text:p>East Midlands (England)</text:p>
          </table:table-cell>
          <table:table-cell office:value-type="float" office:value="14223" table:style-name="ce8">
            <text:p>14223</text:p>
          </table:table-cell>
          <table:table-cell office:value-type="float" office:value="63.722999999999999" table:style-name="ce8">
            <text:p>63.723</text:p>
          </table:table-cell>
          <table:table-cell office:value-type="float" office:value="75.832999999999998" table:style-name="ce8">
            <text:p>75.833</text:p>
          </table:table-cell>
          <table:table-cell office:value-type="float" office:value="83.796000000000006" table:style-name="ce8">
            <text:p>83.796</text:p>
          </table:table-cell>
          <table:table-cell office:value-type="float" office:value="71.507999999999996" table:style-name="ce8">
            <text:p>71.508</text:p>
          </table:table-cell>
          <table:table-cell office:value-type="float" office:value="82.826999999999998" table:style-name="ce8">
            <text:p>82.827</text:p>
          </table:table-cell>
          <table:table-cell office:value-type="float" office:value="56.572000000000003" table:style-name="ce8">
            <text:p>56.572</text:p>
          </table:table-cell>
          <table:table-cell office:value-type="float" office:value="78.613" table:style-name="ce8">
            <text:p>78.613</text:p>
          </table:table-cell>
          <table:table-cell office:value-type="float" office:value="74.284999999999997" table:style-name="ce8">
            <text:p>74.285</text:p>
          </table:table-cell>
          <table:table-cell office:value-type="float" office:value="35.881" table:style-name="ce8">
            <text:p>35.881</text:p>
          </table:table-cell>
          <table:table-cell office:value-type="float" office:value="52.375999999999998" table:style-name="ce8">
            <text:p>52.376</text:p>
          </table:table-cell>
          <table:table-cell office:value-type="float" office:value="28.291" table:style-name="ce8">
            <text:p>28.291</text:p>
          </table:table-cell>
          <table:table-cell office:value-type="float" office:value="73.436999999999998" table:style-name="ce8">
            <text:p>73.437</text:p>
          </table:table-cell>
          <table:table-cell office:value-type="float" office:value="89.680999999999997" table:style-name="ce8">
            <text:p>89.681</text:p>
          </table:table-cell>
          <table:table-cell office:value-type="float" office:value="83.054000000000002" table:style-name="ce8">
            <text:p>83.054</text:p>
          </table:table-cell>
          <table:table-cell office:value-type="float" office:value="78.625" table:style-name="ce8">
            <text:p>78.625</text:p>
          </table:table-cell>
          <table:table-cell office:value-type="float" office:value="56.674999999999997" table:style-name="ce8">
            <text:p>56.675</text:p>
          </table:table-cell>
          <table:table-cell office:value-type="float" office:value="71.116" table:style-name="ce8">
            <text:p>71.116</text:p>
          </table:table-cell>
          <table:table-cell office:value-type="float" office:value="82.287999999999997" table:style-name="ce8">
            <text:p>82.288</text:p>
          </table:table-cell>
          <table:table-cell office:value-type="float" office:value="85.298000000000002" table:style-name="ce8">
            <text:p>85.298</text:p>
          </table:table-cell>
          <table:table-cell office:value-type="float" office:value="73.436999999999998" table:style-name="ce8">
            <text:p>73.437</text:p>
          </table:table-cell>
          <table:table-cell office:value-type="float" office:value="84.917000000000002" table:style-name="ce8">
            <text:p>84.917</text:p>
          </table:table-cell>
          <table:table-cell office:value-type="float" office:value="81.558999999999997" table:style-name="ce8">
            <text:p>81.559</text:p>
          </table:table-cell>
          <table:table-cell office:value-type="float" office:value="69.084000000000003" table:style-name="ce8">
            <text:p>69.084</text:p>
          </table:table-cell>
          <table:table-cell office:value-type="float" office:value="76.989999999999995" table:style-name="ce8">
            <text:p>76.99</text:p>
          </table:table-cell>
          <table:table-cell office:value-type="float" office:value="80.393000000000001" table:style-name="ce8">
            <text:p>80.393</text:p>
          </table:table-cell>
          <table:table-cell office:value-type="float" office:value="70.087000000000003" table:style-name="ce8">
            <text:p>70.087</text:p>
          </table:table-cell>
          <table:table-cell office:value-type="float" office:value="65.947999999999993" table:style-name="ce8">
            <text:p>65.948</text:p>
          </table:table-cell>
          <table:table-cell office:value-type="float" office:value="69.977000000000004" table:style-name="ce8">
            <text:p>69.977</text:p>
          </table:table-cell>
          <table:table-cell office:value-type="float" office:value="42.598999999999997" table:style-name="ce8">
            <text:p>42.599</text:p>
          </table:table-cell>
          <table:table-cell office:value-type="float" office:value="87.55" table:style-name="ce8">
            <text:p>87.55</text:p>
          </table:table-cell>
          <table:table-cell office:value-type="float" office:value="84.284999999999997" table:style-name="ce8">
            <text:p>84.285</text:p>
          </table:table-cell>
          <table:table-cell office:value-type="float" office:value="76.674000000000007" table:style-name="ce8">
            <text:p>76.674</text:p>
          </table:table-cell>
          <table:table-cell office:value-type="float" office:value="67.254999999999995" table:style-name="ce8">
            <text:p>67.255</text:p>
          </table:table-cell>
          <table:table-cell office:value-type="float" office:value="52.875999999999998" table:style-name="ce8">
            <text:p>52.876</text:p>
          </table:table-cell>
          <table:table-cell office:value-type="float" office:value="57.235999999999997" table:style-name="ce8">
            <text:p>57.236</text:p>
          </table:table-cell>
          <table:table-cell office:value-type="float" office:value="48.895000000000003" table:style-name="ce8">
            <text:p>48.895</text:p>
          </table:table-cell>
          <table:table-cell office:value-type="float" office:value="80.754000000000005" table:style-name="ce8">
            <text:p>80.754</text:p>
          </table:table-cell>
          <table:table-cell office:value-type="float" office:value="86.483000000000004" table:style-name="ce8">
            <text:p>86.483</text:p>
          </table:table-cell>
          <table:table-cell office:value-type="float" office:value="69.225999999999999" table:style-name="ce8">
            <text:p>69.226</text:p>
          </table:table-cell>
          <table:table-cell office:value-type="float" office:value="77.951999999999998" table:style-name="ce8">
            <text:p>77.952</text:p>
          </table:table-cell>
          <table:table-cell office:value-type="float" office:value="69.39" table:style-name="ce8">
            <text:p>69.39</text:p>
          </table:table-cell>
          <table:table-cell office:value-type="float" office:value="78.683999999999997" table:style-name="ce8">
            <text:p>78.684</text:p>
          </table:table-cell>
          <table:table-cell office:value-type="float" office:value="87.04" table:style-name="ce8">
            <text:p>87.04</text:p>
          </table:table-cell>
          <table:table-cell office:value-type="float" office:value="72.192999999999998" table:style-name="ce8">
            <text:p>72.193</text:p>
          </table:table-cell>
          <table:table-cell office:value-type="float" office:value="65.611000000000004" table:style-name="ce8">
            <text:p>65.611</text:p>
          </table:table-cell>
          <table:table-cell office:value-type="float" office:value="72.869" table:style-name="ce8">
            <text:p>72.869</text:p>
          </table:table-cell>
          <table:table-cell office:value-type="float" office:value="34.642000000000003" table:style-name="ce8">
            <text:p>34.642</text:p>
          </table:table-cell>
          <table:table-cell office:value-type="float" office:value="41.743000000000002" table:style-name="ce8">
            <text:p>41.743</text:p>
          </table:table-cell>
          <table:table-cell office:value-type="float" office:value="31.248999999999999" table:style-name="ce8">
            <text:p>31.249</text:p>
          </table:table-cell>
          <table:table-cell office:value-type="float" office:value="67.706000000000003" table:style-name="ce8">
            <text:p>67.706</text:p>
          </table:table-cell>
          <table:table-cell office:value-type="float" office:value="62.92" table:style-name="ce8">
            <text:p>62.92</text:p>
          </table:table-cell>
          <table:table-cell office:value-type="float" office:value="55.137" table:style-name="ce8">
            <text:p>55.137</text:p>
          </table:table-cell>
          <table:table-cell office:value-type="float" office:value="54.753999999999998" table:style-name="ce8">
            <text:p>54.754</text:p>
          </table:table-cell>
          <table:table-cell office:value-type="float" office:value="41.095999999999997" table:style-name="ce8">
            <text:p>41.096</text:p>
          </table:table-cell>
          <table:table-cell office:value-type="float" office:value="37.122999999999998" table:style-name="ce8">
            <text:p>37.123</text:p>
          </table:table-cell>
          <table:table-cell office:value-type="float" office:value="65.231999999999999" table:style-name="ce8">
            <text:p>65.232</text:p>
          </table:table-cell>
          <table:table-cell office:value-type="float" office:value="37.997" table:style-name="ce8">
            <text:p>37.997</text:p>
          </table:table-cell>
          <table:table-cell office:value-type="float" office:value="49.514000000000003" table:style-name="ce8">
            <text:p>49.514</text:p>
          </table:table-cell>
          <table:table-cell office:value-type="float" office:value="63.631" table:style-name="ce8">
            <text:p>63.631</text:p>
          </table:table-cell>
          <table:table-cell office:value-type="float" office:value="59.017000000000003" table:style-name="ce8">
            <text:p>59.017</text:p>
          </table:table-cell>
          <table:table-cell office:value-type="float" office:value="55.988" table:style-name="ce8">
            <text:p>55.988</text:p>
          </table:table-cell>
          <table:table-cell office:value-type="float" office:value="55.192" table:style-name="ce8">
            <text:p>55.192</text:p>
          </table:table-cell>
          <table:table-cell office:value-type="float" office:value="52.07" table:style-name="ce8">
            <text:p>52.07</text:p>
          </table:table-cell>
          <table:table-cell office:value-type="float" office:value="47.652999999999999" table:style-name="ce8">
            <text:p>47.653</text:p>
          </table:table-cell>
          <table:table-cell office:value-type="float" office:value="36.411999999999999" table:style-name="ce8">
            <text:p>36.412</text:p>
          </table:table-cell>
          <table:table-cell office:value-type="float" office:value="89.427000000000007" table:style-name="ce8">
            <text:p>89.427</text:p>
          </table:table-cell>
          <table:table-cell office:value-type="float" office:value="67.988" table:style-name="ce8">
            <text:p>67.988</text:p>
          </table:table-cell>
          <table:table-cell office:value-type="float" office:value="70.444999999999993" table:style-name="ce8">
            <text:p>70.445</text:p>
          </table:table-cell>
          <table:table-cell office:value-type="float" office:value="69.787999999999997" table:style-name="ce8">
            <text:p>69.788</text:p>
          </table:table-cell>
          <table:table-cell office:value-type="float" office:value="80.47" table:style-name="ce8">
            <text:p>80.47</text:p>
          </table:table-cell>
          <table:table-cell office:value-type="float" office:value="58.764000000000003" table:style-name="ce8">
            <text:p>58.764</text:p>
          </table:table-cell>
          <table:table-cell office:value-type="float" office:value="69.233000000000004" table:style-name="ce8">
            <text:p>69.233</text:p>
          </table:table-cell>
          <table:table-cell office:value-type="float" office:value="5.8559999999999999" table:style-name="ce8">
            <text:p>5.856</text:p>
          </table:table-cell>
          <table:table-cell office:value-type="float" office:value="9.8179999999999996" table:style-name="ce8">
            <text:p>9.818</text:p>
          </table:table-cell>
          <table:table-cell office:value-type="float" office:value="25.606000000000002" table:style-name="ce8">
            <text:p>25.606</text:p>
          </table:table-cell>
          <table:table-cell office:value-type="float" office:value="58.72" table:style-name="ce8">
            <text:p>58.72</text:p>
          </table:table-cell>
          <table:table-cell office:value-type="float" office:value="90.114000000000004" table:style-name="ce8">
            <text:p>90.114</text:p>
          </table:table-cell>
          <table:table-cell office:value-type="float" office:value="69.262" table:style-name="ce8">
            <text:p>69.262</text:p>
          </table:table-cell>
          <table:table-cell office:value-type="float" office:value="71.641000000000005" table:style-name="ce8">
            <text:p>71.641</text:p>
          </table:table-cell>
          <table:table-cell office:value-type="float" office:value="10.824" table:style-name="ce8">
            <text:p>10.824</text:p>
          </table:table-cell>
          <table:table-cell office:value-type="float" office:value="16.655999999999999" table:style-name="ce8">
            <text:p>16.656</text:p>
          </table:table-cell>
          <table:table-cell office:value-type="float" office:value="14.964" table:style-name="ce8">
            <text:p>14.964</text:p>
          </table:table-cell>
          <table:table-cell office:value-type="float" office:value="17.567" table:style-name="ce8">
            <text:p>17.567</text:p>
          </table:table-cell>
          <table:table-cell office:value-type="float" office:value="13.012" table:style-name="ce8">
            <text:p>13.012</text:p>
          </table:table-cell>
          <table:table-cell office:value-type="float" office:value="12.297000000000001" table:style-name="ce8">
            <text:p>12.297</text:p>
          </table:table-cell>
          <table:table-cell office:value-type="float" office:value="0.39" table:style-name="ce8">
            <text:p>0.39</text:p>
          </table:table-cell>
          <table:table-cell office:value-type="float" office:value="20.039000000000001" table:style-name="ce8">
            <text:p>20.039</text:p>
          </table:table-cell>
          <table:table-cell office:value-type="float" office:value="2.6019999999999999" table:style-name="ce8">
            <text:p>2.602</text:p>
          </table:table-cell>
          <table:table-cell office:value-type="float" office:value="1.7569999999999999" table:style-name="ce8">
            <text:p>1.757</text:p>
          </table:table-cell>
          <table:table-cell office:value-type="float" office:value="16.850999999999999" table:style-name="ce8">
            <text:p>16.851</text:p>
          </table:table-cell>
          <table:table-cell office:value-type="float" office:value="10.345000000000001" table:style-name="ce8">
            <text:p>10.345</text:p>
          </table:table-cell>
          <table:table-cell office:value-type="float" office:value="1.171" table:style-name="ce8">
            <text:p>1.171</text:p>
          </table:table-cell>
          <table:table-cell office:value-type="float" office:value="3.3180000000000001" table:style-name="ce8">
            <text:p>3.318</text:p>
          </table:table-cell>
          <table:table-cell office:value-type="float" office:value="2.9279999999999999" table:style-name="ce8">
            <text:p>2.928</text:p>
          </table:table-cell>
          <table:table-cell office:value-type="float" office:value="2.6019999999999999" table:style-name="ce8">
            <text:p>2.602</text:p>
          </table:table-cell>
          <table:table-cell office:value-type="float" office:value="4.5540000000000003" table:style-name="ce8">
            <text:p>4.554</text:p>
          </table:table-cell>
          <table:table-cell office:value-type="float" office:value="18.998000000000001" table:style-name="ce8">
            <text:p>18.998</text:p>
          </table:table-cell>
          <table:table-cell office:value-type="float" office:value="21.21" table:style-name="ce8">
            <text:p>21.21</text:p>
          </table:table-cell>
          <table:table-cell office:value-type="float" office:value="19.584" table:style-name="ce8">
            <text:p>19.584</text:p>
          </table:table-cell>
          <table:table-cell office:value-type="float" office:value="9.4339999999999993" table:style-name="ce8">
            <text:p>9.434</text:p>
          </table:table-cell>
          <table:table-cell office:value-type="float" office:value="9.9030000000000005" table:style-name="ce8">
            <text:p>9.903</text:p>
          </table:table-cell>
          <table:table-cell office:value-type="string" table:style-name="ce8">
            <text:p>11.278</text:p>
          </table:table-cell>
          <table:table-cell office:value-type="string" table:style-name="ce8">
            <text:p>4.711</text:p>
          </table:table-cell>
          <table:table-cell office:value-type="string" table:style-name="ce8">
            <text:p>27.195</text:p>
          </table:table-cell>
          <table:table-cell office:value-type="string" table:style-name="ce8">
            <text:p>33.547</text:p>
          </table:table-cell>
          <table:table-cell office:value-type="string" table:style-name="ce8">
            <text:p>0.928</text:p>
          </table:table-cell>
          <table:table-cell office:value-type="string" table:style-name="ce8">
            <text:p>36.046</text:p>
          </table:table-cell>
          <table:table-cell office:value-type="string" table:style-name="ce8">
            <text:p>42.684</text:p>
          </table:table-cell>
          <table:table-cell office:value-type="string" table:style-name="ce8">
            <text:p>19.986</text:p>
          </table:table-cell>
          <table:table-cell office:value-type="string" table:style-name="ce8">
            <text:p>38.33</text:p>
          </table:table-cell>
          <table:table-cell office:value-type="string" table:style-name="ce8">
            <text:p>34.475</text:p>
          </table:table-cell>
          <table:table-cell office:value-type="string" table:style-name="ce8">
            <text:p>23.483</text:p>
          </table:table-cell>
          <table:table-cell office:value-type="string" table:style-name="ce8">
            <text:p>3.355</text:p>
          </table:table-cell>
          <table:table-cell office:value-type="string" table:style-name="ce8">
            <text:p>4.568</text:p>
          </table:table-cell>
          <table:table-cell office:value-type="string" table:style-name="ce8">
            <text:p>9.422</text:p>
          </table:table-cell>
          <table:table-cell office:value-type="string" table:style-name="ce8">
            <text:p>12.777</text:p>
          </table:table-cell>
          <table:table-cell office:value-type="string" table:style-name="ce8">
            <text:p>15.846</text:p>
          </table:table-cell>
          <table:table-cell office:value-type="string" table:style-name="ce8">
            <text:p>4.283</text:p>
          </table:table-cell>
          <table:table-cell office:value-type="string" table:style-name="ce8">
            <text:p>42.929</text:p>
          </table:table-cell>
          <table:table-cell office:value-type="string" table:style-name="ce8">
            <text:p>8.929</text:p>
          </table:table-cell>
          <table:table-cell office:value-type="string" table:style-name="ce8">
            <text:p>31.786</text:p>
          </table:table-cell>
          <table:table-cell office:value-type="string" table:style-name="ce8">
            <text:p>25.071</text:p>
          </table:table-cell>
          <table:table-cell office:value-type="string" table:style-name="ce8">
            <text:p>4.929</text:p>
          </table:table-cell>
          <table:table-cell office:value-type="string" table:style-name="ce8">
            <text:p>1.214</text:p>
          </table:table-cell>
          <table:table-cell office:value-type="string" table:style-name="ce8">
            <text:p>0.571</text:p>
          </table:table-cell>
          <table:table-cell office:value-type="string" table:style-name="ce8">
            <text:p>1.214</text:p>
          </table:table-cell>
          <table:table-cell office:value-type="string" table:style-name="ce8">
            <text:p>2.571</text:p>
          </table:table-cell>
          <table:table-cell office:value-type="string" table:style-name="ce8">
            <text:p>1.643</text:p>
          </table:table-cell>
          <table:table-cell office:value-type="string" table:style-name="ce8">
            <text:p>2.071</text:p>
          </table:table-cell>
          <table:table-cell office:value-type="string" table:style-name="ce8">
            <text:p>11</text:p>
          </table:table-cell>
          <table:table-cell office:value-type="string" table:style-name="ce8">
            <text:p>42.632</text:p>
          </table:table-cell>
          <table:table-cell office:value-type="string" table:style-name="ce8">
            <text:p>16.07</text:p>
          </table:table-cell>
          <table:table-cell office:value-type="string" table:style-name="ce8">
            <text:p>39.899</text:p>
          </table:table-cell>
          <table:table-cell office:value-type="string" table:style-name="ce8">
            <text:p>58.744</text:p>
          </table:table-cell>
          <table:table-cell office:value-type="string" table:style-name="ce8">
            <text:p>31.597</text:p>
          </table:table-cell>
          <table:table-cell office:value-type="float" office:value="59.325000000000003" table:style-name="ce8">
            <text:p>59.325</text:p>
          </table:table-cell>
          <table:table-cell office:value-type="float" office:value="66.453000000000003" table:style-name="ce8">
            <text:p>66.453</text:p>
          </table:table-cell>
          <table:table-cell office:value-type="float" office:value="56.64" table:style-name="ce8">
            <text:p>56.64</text:p>
          </table:table-cell>
          <table:table-cell office:value-type="float" office:value="44.914000000000001" table:style-name="ce8">
            <text:p>44.914</text:p>
          </table:table-cell>
          <table:table-cell office:value-type="float" office:value="67.566999999999993" table:style-name="ce8">
            <text:p>67.567</text:p>
          </table:table-cell>
          <table:table-cell office:value-type="float" office:value="67.525000000000006" table:style-name="ce8">
            <text:p>67.525</text:p>
          </table:table-cell>
          <table:table-cell office:value-type="float" office:value="6.3239999999999998" table:style-name="ce8">
            <text:p>6.324</text:p>
          </table:table-cell>
          <table:table-cell office:value-type="float" office:value="74.875" table:style-name="ce8">
            <text:p>74.875</text:p>
          </table:table-cell>
          <table:table-cell table:number-columns-repeated="16238"/>
        </table:table-row>
        <table:table-row table:style-name="ro3">
          <table:table-cell office:value-type="string" table:style-name="ce3">
            <text:p>H01: Where in England do you currently work?</text:p>
          </table:table-cell>
          <table:table-cell office:value-type="string" table:style-name="ce3">
            <text:p>East of England</text:p>
          </table:table-cell>
          <table:table-cell office:value-type="float" office:value="12473" table:style-name="ce8">
            <text:p>12473</text:p>
          </table:table-cell>
          <table:table-cell office:value-type="float" office:value="62.42" table:style-name="ce8">
            <text:p>62.42</text:p>
          </table:table-cell>
          <table:table-cell office:value-type="float" office:value="75.433999999999997" table:style-name="ce8">
            <text:p>75.434</text:p>
          </table:table-cell>
          <table:table-cell office:value-type="float" office:value="82.058000000000007" table:style-name="ce8">
            <text:p>82.058</text:p>
          </table:table-cell>
          <table:table-cell office:value-type="float" office:value="69.947999999999993" table:style-name="ce8">
            <text:p>69.948</text:p>
          </table:table-cell>
          <table:table-cell office:value-type="float" office:value="80.956000000000003" table:style-name="ce8">
            <text:p>80.956</text:p>
          </table:table-cell>
          <table:table-cell office:value-type="float" office:value="54.381999999999998" table:style-name="ce8">
            <text:p>54.382</text:p>
          </table:table-cell>
          <table:table-cell office:value-type="float" office:value="77.676000000000002" table:style-name="ce8">
            <text:p>77.676</text:p>
          </table:table-cell>
          <table:table-cell office:value-type="float" office:value="72.222999999999999" table:style-name="ce8">
            <text:p>72.223</text:p>
          </table:table-cell>
          <table:table-cell office:value-type="float" office:value="34.655000000000001" table:style-name="ce8">
            <text:p>34.655</text:p>
          </table:table-cell>
          <table:table-cell office:value-type="float" office:value="49.031999999999996" table:style-name="ce8">
            <text:p>49.032</text:p>
          </table:table-cell>
          <table:table-cell office:value-type="float" office:value="29.294" table:style-name="ce8">
            <text:p>29.294</text:p>
          </table:table-cell>
          <table:table-cell office:value-type="float" office:value="73.227000000000004" table:style-name="ce8">
            <text:p>73.227</text:p>
          </table:table-cell>
          <table:table-cell office:value-type="float" office:value="89.938999999999993" table:style-name="ce8">
            <text:p>89.939</text:p>
          </table:table-cell>
          <table:table-cell office:value-type="float" office:value="83.421999999999997" table:style-name="ce8">
            <text:p>83.422</text:p>
          </table:table-cell>
          <table:table-cell office:value-type="float" office:value="78.105999999999995" table:style-name="ce8">
            <text:p>78.106</text:p>
          </table:table-cell>
          <table:table-cell office:value-type="float" office:value="55.158999999999999" table:style-name="ce8">
            <text:p>55.159</text:p>
          </table:table-cell>
          <table:table-cell office:value-type="float" office:value="70.540999999999997" table:style-name="ce8">
            <text:p>70.541</text:p>
          </table:table-cell>
          <table:table-cell office:value-type="float" office:value="80.683000000000007" table:style-name="ce8">
            <text:p>80.683</text:p>
          </table:table-cell>
          <table:table-cell office:value-type="float" office:value="83.44" table:style-name="ce8">
            <text:p>83.44</text:p>
          </table:table-cell>
          <table:table-cell office:value-type="float" office:value="71.457999999999998" table:style-name="ce8">
            <text:p>71.458</text:p>
          </table:table-cell>
          <table:table-cell office:value-type="float" office:value="83.855000000000004" table:style-name="ce8">
            <text:p>83.855</text:p>
          </table:table-cell>
          <table:table-cell office:value-type="float" office:value="80.472999999999999" table:style-name="ce8">
            <text:p>80.473</text:p>
          </table:table-cell>
          <table:table-cell office:value-type="float" office:value="66.308000000000007" table:style-name="ce8">
            <text:p>66.308</text:p>
          </table:table-cell>
          <table:table-cell office:value-type="float" office:value="75.72" table:style-name="ce8">
            <text:p>75.72</text:p>
          </table:table-cell>
          <table:table-cell office:value-type="float" office:value="79.484999999999999" table:style-name="ce8">
            <text:p>79.485</text:p>
          </table:table-cell>
          <table:table-cell office:value-type="float" office:value="68.055000000000007" table:style-name="ce8">
            <text:p>68.055</text:p>
          </table:table-cell>
          <table:table-cell office:value-type="float" office:value="64.465999999999994" table:style-name="ce8">
            <text:p>64.466</text:p>
          </table:table-cell>
          <table:table-cell office:value-type="float" office:value="68.506" table:style-name="ce8">
            <text:p>68.506</text:p>
          </table:table-cell>
          <table:table-cell office:value-type="float" office:value="41.003999999999998" table:style-name="ce8">
            <text:p>41.004</text:p>
          </table:table-cell>
          <table:table-cell office:value-type="float" office:value="86.162000000000006" table:style-name="ce8">
            <text:p>86.162</text:p>
          </table:table-cell>
          <table:table-cell office:value-type="float" office:value="82.593000000000004" table:style-name="ce8">
            <text:p>82.593</text:p>
          </table:table-cell>
          <table:table-cell office:value-type="float" office:value="74.114999999999995" table:style-name="ce8">
            <text:p>74.115</text:p>
          </table:table-cell>
          <table:table-cell office:value-type="float" office:value="65.784000000000006" table:style-name="ce8">
            <text:p>65.784</text:p>
          </table:table-cell>
          <table:table-cell office:value-type="float" office:value="50.691000000000003" table:style-name="ce8">
            <text:p>50.691</text:p>
          </table:table-cell>
          <table:table-cell office:value-type="float" office:value="53.625" table:style-name="ce8">
            <text:p>53.625</text:p>
          </table:table-cell>
          <table:table-cell office:value-type="float" office:value="47.387" table:style-name="ce8">
            <text:p>47.387</text:p>
          </table:table-cell>
          <table:table-cell office:value-type="float" office:value="79.656999999999996" table:style-name="ce8">
            <text:p>79.657</text:p>
          </table:table-cell>
          <table:table-cell office:value-type="float" office:value="85.968000000000004" table:style-name="ce8">
            <text:p>85.968</text:p>
          </table:table-cell>
          <table:table-cell office:value-type="float" office:value="68.100999999999999" table:style-name="ce8">
            <text:p>68.101</text:p>
          </table:table-cell>
          <table:table-cell office:value-type="float" office:value="76.935000000000002" table:style-name="ce8">
            <text:p>76.935</text:p>
          </table:table-cell>
          <table:table-cell office:value-type="float" office:value="68.3" table:style-name="ce8">
            <text:p>68.3</text:p>
          </table:table-cell>
          <table:table-cell office:value-type="float" office:value="77.241" table:style-name="ce8">
            <text:p>77.241</text:p>
          </table:table-cell>
          <table:table-cell office:value-type="float" office:value="86.427999999999997" table:style-name="ce8">
            <text:p>86.428</text:p>
          </table:table-cell>
          <table:table-cell office:value-type="float" office:value="68.725999999999999" table:style-name="ce8">
            <text:p>68.726</text:p>
          </table:table-cell>
          <table:table-cell office:value-type="float" office:value="61.976999999999997" table:style-name="ce8">
            <text:p>61.977</text:p>
          </table:table-cell>
          <table:table-cell office:value-type="float" office:value="70.695999999999998" table:style-name="ce8">
            <text:p>70.696</text:p>
          </table:table-cell>
          <table:table-cell office:value-type="float" office:value="33.978000000000002" table:style-name="ce8">
            <text:p>33.978</text:p>
          </table:table-cell>
          <table:table-cell office:value-type="float" office:value="40.366" table:style-name="ce8">
            <text:p>40.366</text:p>
          </table:table-cell>
          <table:table-cell office:value-type="float" office:value="29.646000000000001" table:style-name="ce8">
            <text:p>29.646</text:p>
          </table:table-cell>
          <table:table-cell office:value-type="float" office:value="63.673999999999999" table:style-name="ce8">
            <text:p>63.674</text:p>
          </table:table-cell>
          <table:table-cell office:value-type="float" office:value="60.264000000000003" table:style-name="ce8">
            <text:p>60.264</text:p>
          </table:table-cell>
          <table:table-cell office:value-type="float" office:value="51.656999999999996" table:style-name="ce8">
            <text:p>51.657</text:p>
          </table:table-cell>
          <table:table-cell office:value-type="float" office:value="51.33" table:style-name="ce8">
            <text:p>51.33</text:p>
          </table:table-cell>
          <table:table-cell office:value-type="float" office:value="36.948" table:style-name="ce8">
            <text:p>36.948</text:p>
          </table:table-cell>
          <table:table-cell office:value-type="float" office:value="32.712000000000003" table:style-name="ce8">
            <text:p>32.712</text:p>
          </table:table-cell>
          <table:table-cell office:value-type="float" office:value="62.945" table:style-name="ce8">
            <text:p>62.945</text:p>
          </table:table-cell>
          <table:table-cell office:value-type="float" office:value="35.36" table:style-name="ce8">
            <text:p>35.36</text:p>
          </table:table-cell>
          <table:table-cell office:value-type="float" office:value="46.283999999999999" table:style-name="ce8">
            <text:p>46.284</text:p>
          </table:table-cell>
          <table:table-cell office:value-type="float" office:value="62.255000000000003" table:style-name="ce8">
            <text:p>62.255</text:p>
          </table:table-cell>
          <table:table-cell office:value-type="float" office:value="55.253999999999998" table:style-name="ce8">
            <text:p>55.254</text:p>
          </table:table-cell>
          <table:table-cell office:value-type="float" office:value="54.859000000000002" table:style-name="ce8">
            <text:p>54.859</text:p>
          </table:table-cell>
          <table:table-cell office:value-type="float" office:value="52.161999999999999" table:style-name="ce8">
            <text:p>52.162</text:p>
          </table:table-cell>
          <table:table-cell office:value-type="float" office:value="48.863999999999997" table:style-name="ce8">
            <text:p>48.864</text:p>
          </table:table-cell>
          <table:table-cell office:value-type="float" office:value="45.113999999999997" table:style-name="ce8">
            <text:p>45.114</text:p>
          </table:table-cell>
          <table:table-cell office:value-type="float" office:value="33.786000000000001" table:style-name="ce8">
            <text:p>33.786</text:p>
          </table:table-cell>
          <table:table-cell office:value-type="float" office:value="89.042000000000002" table:style-name="ce8">
            <text:p>89.042</text:p>
          </table:table-cell>
          <table:table-cell office:value-type="float" office:value="67.245000000000005" table:style-name="ce8">
            <text:p>67.245</text:p>
          </table:table-cell>
          <table:table-cell office:value-type="float" office:value="68.468999999999994" table:style-name="ce8">
            <text:p>68.469</text:p>
          </table:table-cell>
          <table:table-cell office:value-type="float" office:value="69.472999999999999" table:style-name="ce8">
            <text:p>69.473</text:p>
          </table:table-cell>
          <table:table-cell office:value-type="float" office:value="78.191000000000003" table:style-name="ce8">
            <text:p>78.191</text:p>
          </table:table-cell>
          <table:table-cell office:value-type="float" office:value="56.831000000000003" table:style-name="ce8">
            <text:p>56.831</text:p>
          </table:table-cell>
          <table:table-cell office:value-type="float" office:value="67.625" table:style-name="ce8">
            <text:p>67.625</text:p>
          </table:table-cell>
          <table:table-cell office:value-type="float" office:value="6.4720000000000004" table:style-name="ce8">
            <text:p>6.472</text:p>
          </table:table-cell>
          <table:table-cell office:value-type="float" office:value="9.6959999999999997" table:style-name="ce8">
            <text:p>9.696</text:p>
          </table:table-cell>
          <table:table-cell office:value-type="float" office:value="26.033999999999999" table:style-name="ce8">
            <text:p>26.034</text:p>
          </table:table-cell>
          <table:table-cell office:value-type="float" office:value="57.798000000000002" table:style-name="ce8">
            <text:p>57.798</text:p>
          </table:table-cell>
          <table:table-cell office:value-type="float" office:value="90.113" table:style-name="ce8">
            <text:p>90.113</text:p>
          </table:table-cell>
          <table:table-cell office:value-type="float" office:value="69.745999999999995" table:style-name="ce8">
            <text:p>69.746</text:p>
          </table:table-cell>
          <table:table-cell office:value-type="float" office:value="70.33" table:style-name="ce8">
            <text:p>70.33</text:p>
          </table:table-cell>
          <table:table-cell office:value-type="float" office:value="11.388" table:style-name="ce8">
            <text:p>11.388</text:p>
          </table:table-cell>
          <table:table-cell office:value-type="float" office:value="16.172000000000001" table:style-name="ce8">
            <text:p>16.172</text:p>
          </table:table-cell>
          <table:table-cell office:value-type="float" office:value="13.771000000000001" table:style-name="ce8">
            <text:p>13.771</text:p>
          </table:table-cell>
          <table:table-cell office:value-type="float" office:value="14.124000000000001" table:style-name="ce8">
            <text:p>14.124</text:p>
          </table:table-cell>
          <table:table-cell office:value-type="float" office:value="10.734" table:style-name="ce8">
            <text:p>10.734</text:p>
          </table:table-cell>
          <table:table-cell office:value-type="float" office:value="13.417999999999999" table:style-name="ce8">
            <text:p>13.418</text:p>
          </table:table-cell>
          <table:table-cell office:value-type="float" office:value="0.42399999999999999" table:style-name="ce8">
            <text:p>0.424</text:p>
          </table:table-cell>
          <table:table-cell office:value-type="float" office:value="18.715" table:style-name="ce8">
            <text:p>18.715</text:p>
          </table:table-cell>
          <table:table-cell office:value-type="float" office:value="2.8250000000000002" table:style-name="ce8">
            <text:p>2.825</text:p>
          </table:table-cell>
          <table:table-cell office:value-type="float" office:value="1.8360000000000001" table:style-name="ce8">
            <text:p>1.836</text:p>
          </table:table-cell>
          <table:table-cell office:value-type="float" office:value="14.054" table:style-name="ce8">
            <text:p>14.054</text:p>
          </table:table-cell>
          <table:table-cell office:value-type="float" office:value="11.723000000000001" table:style-name="ce8">
            <text:p>11.723</text:p>
          </table:table-cell>
          <table:table-cell office:value-type="float" office:value="1.3420000000000001" table:style-name="ce8">
            <text:p>1.342</text:p>
          </table:table-cell>
          <table:table-cell office:value-type="float" office:value="3.1779999999999999" table:style-name="ce8">
            <text:p>3.178</text:p>
          </table:table-cell>
          <table:table-cell office:value-type="float" office:value="3.9550000000000001" table:style-name="ce8">
            <text:p>3.955</text:p>
          </table:table-cell>
          <table:table-cell office:value-type="float" office:value="1.8360000000000001" table:style-name="ce8">
            <text:p>1.836</text:p>
          </table:table-cell>
          <table:table-cell office:value-type="float" office:value="5.085" table:style-name="ce8">
            <text:p>5.085</text:p>
          </table:table-cell>
          <table:table-cell office:value-type="float" office:value="20.268000000000001" table:style-name="ce8">
            <text:p>20.268</text:p>
          </table:table-cell>
          <table:table-cell office:value-type="float" office:value="19.420999999999999" table:style-name="ce8">
            <text:p>19.421</text:p>
          </table:table-cell>
          <table:table-cell office:value-type="float" office:value="20.763000000000002" table:style-name="ce8">
            <text:p>20.763</text:p>
          </table:table-cell>
          <table:table-cell office:value-type="float" office:value="9.3930000000000007" table:style-name="ce8">
            <text:p>9.393</text:p>
          </table:table-cell>
          <table:table-cell office:value-type="float" office:value="10.093" table:style-name="ce8">
            <text:p>10.093</text:p>
          </table:table-cell>
          <table:table-cell office:value-type="string" table:style-name="ce8">
            <text:p>10.433</text:p>
          </table:table-cell>
          <table:table-cell office:value-type="string" table:style-name="ce8">
            <text:p>4.173</text:p>
          </table:table-cell>
          <table:table-cell office:value-type="string" table:style-name="ce8">
            <text:p>31.38</text:p>
          </table:table-cell>
          <table:table-cell office:value-type="string" table:style-name="ce8">
            <text:p>38.042</text:p>
          </table:table-cell>
          <table:table-cell office:value-type="string" table:style-name="ce8">
            <text:p>0.803</text:p>
          </table:table-cell>
          <table:table-cell office:value-type="string" table:style-name="ce8">
            <text:p>37.64</text:p>
          </table:table-cell>
          <table:table-cell office:value-type="string" table:style-name="ce8">
            <text:p>43.258</text:p>
          </table:table-cell>
          <table:table-cell office:value-type="string" table:style-name="ce8">
            <text:p>23.194</text:p>
          </table:table-cell>
          <table:table-cell office:value-type="string" table:style-name="ce8">
            <text:p>40.53</text:p>
          </table:table-cell>
          <table:table-cell office:value-type="string" table:style-name="ce8">
            <text:p>37.079</text:p>
          </table:table-cell>
          <table:table-cell office:value-type="string" table:style-name="ce8">
            <text:p>24.96</text:p>
          </table:table-cell>
          <table:table-cell office:value-type="string" table:style-name="ce8">
            <text:p>3.451</text:p>
          </table:table-cell>
          <table:table-cell office:value-type="string" table:style-name="ce8">
            <text:p>4.735</text:p>
          </table:table-cell>
          <table:table-cell office:value-type="string" table:style-name="ce8">
            <text:p>10.353</text:p>
          </table:table-cell>
          <table:table-cell office:value-type="string" table:style-name="ce8">
            <text:p>12.44</text:p>
          </table:table-cell>
          <table:table-cell office:value-type="string" table:style-name="ce8">
            <text:p>16.132</text:p>
          </table:table-cell>
          <table:table-cell office:value-type="string" table:style-name="ce8">
            <text:p>3.371</text:p>
          </table:table-cell>
          <table:table-cell office:value-type="string" table:style-name="ce8">
            <text:p>42.271</text:p>
          </table:table-cell>
          <table:table-cell office:value-type="string" table:style-name="ce8">
            <text:p>8.454</text:p>
          </table:table-cell>
          <table:table-cell office:value-type="string" table:style-name="ce8">
            <text:p>33.333</text:p>
          </table:table-cell>
          <table:table-cell office:value-type="string" table:style-name="ce8">
            <text:p>28.744</text:p>
          </table:table-cell>
          <table:table-cell office:value-type="string" table:style-name="ce8">
            <text:p>4.831</text:p>
          </table:table-cell>
          <table:table-cell office:value-type="string" table:style-name="ce8">
            <text:p>1.127</text:p>
          </table:table-cell>
          <table:table-cell office:value-type="string" table:style-name="ce8">
            <text:p>1.691</text:p>
          </table:table-cell>
          <table:table-cell office:value-type="string" table:style-name="ce8">
            <text:p>0.725</text:p>
          </table:table-cell>
          <table:table-cell office:value-type="string" table:style-name="ce8">
            <text:p>3.14</text:p>
          </table:table-cell>
          <table:table-cell office:value-type="string" table:style-name="ce8">
            <text:p>1.61</text:p>
          </table:table-cell>
          <table:table-cell office:value-type="string" table:style-name="ce8">
            <text:p>2.657</text:p>
          </table:table-cell>
          <table:table-cell office:value-type="string" table:style-name="ce8">
            <text:p>9.34</text:p>
          </table:table-cell>
          <table:table-cell office:value-type="string" table:style-name="ce8">
            <text:p>41.673</text:p>
          </table:table-cell>
          <table:table-cell office:value-type="string" table:style-name="ce8">
            <text:p>15.435</text:p>
          </table:table-cell>
          <table:table-cell office:value-type="string" table:style-name="ce8">
            <text:p>35.479</text:p>
          </table:table-cell>
          <table:table-cell office:value-type="string" table:style-name="ce8">
            <text:p>62.099</text:p>
          </table:table-cell>
          <table:table-cell office:value-type="string" table:style-name="ce8">
            <text:p>35.769</text:p>
          </table:table-cell>
          <table:table-cell office:value-type="float" office:value="59.805999999999997" table:style-name="ce8">
            <text:p>59.806</text:p>
          </table:table-cell>
          <table:table-cell office:value-type="float" office:value="66.947999999999993" table:style-name="ce8">
            <text:p>66.948</text:p>
          </table:table-cell>
          <table:table-cell office:value-type="float" office:value="57.503999999999998" table:style-name="ce8">
            <text:p>57.504</text:p>
          </table:table-cell>
          <table:table-cell office:value-type="float" office:value="46.055" table:style-name="ce8">
            <text:p>46.055</text:p>
          </table:table-cell>
          <table:table-cell office:value-type="float" office:value="68.641999999999996" table:style-name="ce8">
            <text:p>68.642</text:p>
          </table:table-cell>
          <table:table-cell office:value-type="float" office:value="68.906000000000006" table:style-name="ce8">
            <text:p>68.906</text:p>
          </table:table-cell>
          <table:table-cell office:value-type="float" office:value="5.75" table:style-name="ce8">
            <text:p>5.75</text:p>
          </table:table-cell>
          <table:table-cell office:value-type="float" office:value="75.340999999999994" table:style-name="ce8">
            <text:p>75.341</text:p>
          </table:table-cell>
          <table:table-cell table:number-columns-repeated="16238"/>
        </table:table-row>
        <table:table-row table:style-name="ro3">
          <table:table-cell office:value-type="string" table:style-name="ce3">
            <text:p>H01: Where in England do you currently work?</text:p>
          </table:table-cell>
          <table:table-cell office:value-type="string" table:style-name="ce3">
            <text:p>London</text:p>
          </table:table-cell>
          <table:table-cell office:value-type="float" office:value="64156" table:style-name="ce8">
            <text:p>64156</text:p>
          </table:table-cell>
          <table:table-cell office:value-type="float" office:value="64.463999999999999" table:style-name="ce8">
            <text:p>64.464</text:p>
          </table:table-cell>
          <table:table-cell office:value-type="float" office:value="78.680000000000007" table:style-name="ce8">
            <text:p>78.68</text:p>
          </table:table-cell>
          <table:table-cell office:value-type="float" office:value="82.194000000000003" table:style-name="ce8">
            <text:p>82.194</text:p>
          </table:table-cell>
          <table:table-cell office:value-type="float" office:value="72.510000000000005" table:style-name="ce8">
            <text:p>72.51</text:p>
          </table:table-cell>
          <table:table-cell office:value-type="float" office:value="83.418000000000006" table:style-name="ce8">
            <text:p>83.418</text:p>
          </table:table-cell>
          <table:table-cell office:value-type="float" office:value="56.465000000000003" table:style-name="ce8">
            <text:p>56.465</text:p>
          </table:table-cell>
          <table:table-cell office:value-type="float" office:value="79.513000000000005" table:style-name="ce8">
            <text:p>79.513</text:p>
          </table:table-cell>
          <table:table-cell office:value-type="float" office:value="72.355999999999995" table:style-name="ce8">
            <text:p>72.356</text:p>
          </table:table-cell>
          <table:table-cell office:value-type="float" office:value="34.558" table:style-name="ce8">
            <text:p>34.558</text:p>
          </table:table-cell>
          <table:table-cell office:value-type="float" office:value="55.206000000000003" table:style-name="ce8">
            <text:p>55.206</text:p>
          </table:table-cell>
          <table:table-cell office:value-type="float" office:value="27.413" table:style-name="ce8">
            <text:p>27.413</text:p>
          </table:table-cell>
          <table:table-cell office:value-type="float" office:value="73.605000000000004" table:style-name="ce8">
            <text:p>73.605</text:p>
          </table:table-cell>
          <table:table-cell office:value-type="float" office:value="90.906999999999996" table:style-name="ce8">
            <text:p>90.907</text:p>
          </table:table-cell>
          <table:table-cell office:value-type="float" office:value="82.936000000000007" table:style-name="ce8">
            <text:p>82.936</text:p>
          </table:table-cell>
          <table:table-cell office:value-type="float" office:value="79.301000000000002" table:style-name="ce8">
            <text:p>79.301</text:p>
          </table:table-cell>
          <table:table-cell office:value-type="float" office:value="62.149000000000001" table:style-name="ce8">
            <text:p>62.149</text:p>
          </table:table-cell>
          <table:table-cell office:value-type="float" office:value="78.078000000000003" table:style-name="ce8">
            <text:p>78.078</text:p>
          </table:table-cell>
          <table:table-cell office:value-type="float" office:value="80.257000000000005" table:style-name="ce8">
            <text:p>80.257</text:p>
          </table:table-cell>
          <table:table-cell office:value-type="float" office:value="84.131" table:style-name="ce8">
            <text:p>84.131</text:p>
          </table:table-cell>
          <table:table-cell office:value-type="float" office:value="75.337000000000003" table:style-name="ce8">
            <text:p>75.337</text:p>
          </table:table-cell>
          <table:table-cell office:value-type="float" office:value="86.010999999999996" table:style-name="ce8">
            <text:p>86.011</text:p>
          </table:table-cell>
          <table:table-cell office:value-type="float" office:value="84.647999999999996" table:style-name="ce8">
            <text:p>84.648</text:p>
          </table:table-cell>
          <table:table-cell office:value-type="float" office:value="67.442999999999998" table:style-name="ce8">
            <text:p>67.443</text:p>
          </table:table-cell>
          <table:table-cell office:value-type="float" office:value="79.864000000000004" table:style-name="ce8">
            <text:p>79.864</text:p>
          </table:table-cell>
          <table:table-cell office:value-type="float" office:value="82.709000000000003" table:style-name="ce8">
            <text:p>82.709</text:p>
          </table:table-cell>
          <table:table-cell office:value-type="float" office:value="69.691000000000003" table:style-name="ce8">
            <text:p>69.691</text:p>
          </table:table-cell>
          <table:table-cell office:value-type="float" office:value="67.284000000000006" table:style-name="ce8">
            <text:p>67.284</text:p>
          </table:table-cell>
          <table:table-cell office:value-type="float" office:value="70.724000000000004" table:style-name="ce8">
            <text:p>70.724</text:p>
          </table:table-cell>
          <table:table-cell office:value-type="float" office:value="41.325000000000003" table:style-name="ce8">
            <text:p>41.325</text:p>
          </table:table-cell>
          <table:table-cell office:value-type="float" office:value="87.105000000000004" table:style-name="ce8">
            <text:p>87.105</text:p>
          </table:table-cell>
          <table:table-cell office:value-type="float" office:value="84.542000000000002" table:style-name="ce8">
            <text:p>84.542</text:p>
          </table:table-cell>
          <table:table-cell office:value-type="float" office:value="78.625" table:style-name="ce8">
            <text:p>78.625</text:p>
          </table:table-cell>
          <table:table-cell office:value-type="float" office:value="64.878" table:style-name="ce8">
            <text:p>64.878</text:p>
          </table:table-cell>
          <table:table-cell office:value-type="float" office:value="51.692" table:style-name="ce8">
            <text:p>51.692</text:p>
          </table:table-cell>
          <table:table-cell office:value-type="float" office:value="58.155999999999999" table:style-name="ce8">
            <text:p>58.156</text:p>
          </table:table-cell>
          <table:table-cell office:value-type="float" office:value="51.08" table:style-name="ce8">
            <text:p>51.08</text:p>
          </table:table-cell>
          <table:table-cell office:value-type="float" office:value="82.423000000000002" table:style-name="ce8">
            <text:p>82.423</text:p>
          </table:table-cell>
          <table:table-cell office:value-type="float" office:value="87.272000000000006" table:style-name="ce8">
            <text:p>87.272</text:p>
          </table:table-cell>
          <table:table-cell office:value-type="float" office:value="73.313000000000002" table:style-name="ce8">
            <text:p>73.313</text:p>
          </table:table-cell>
          <table:table-cell office:value-type="float" office:value="75.058000000000007" table:style-name="ce8">
            <text:p>75.058</text:p>
          </table:table-cell>
          <table:table-cell office:value-type="float" office:value="71.774000000000001" table:style-name="ce8">
            <text:p>71.774</text:p>
          </table:table-cell>
          <table:table-cell office:value-type="float" office:value="75.656999999999996" table:style-name="ce8">
            <text:p>75.657</text:p>
          </table:table-cell>
          <table:table-cell office:value-type="float" office:value="88.281000000000006" table:style-name="ce8">
            <text:p>88.281</text:p>
          </table:table-cell>
          <table:table-cell office:value-type="float" office:value="74.081000000000003" table:style-name="ce8">
            <text:p>74.081</text:p>
          </table:table-cell>
          <table:table-cell office:value-type="float" office:value="59.02" table:style-name="ce8">
            <text:p>59.02</text:p>
          </table:table-cell>
          <table:table-cell office:value-type="float" office:value="65.311999999999998" table:style-name="ce8">
            <text:p>65.312</text:p>
          </table:table-cell>
          <table:table-cell office:value-type="float" office:value="35.777000000000001" table:style-name="ce8">
            <text:p>35.777</text:p>
          </table:table-cell>
          <table:table-cell office:value-type="float" office:value="38.317999999999998" table:style-name="ce8">
            <text:p>38.318</text:p>
          </table:table-cell>
          <table:table-cell office:value-type="float" office:value="29.596" table:style-name="ce8">
            <text:p>29.596</text:p>
          </table:table-cell>
          <table:table-cell office:value-type="float" office:value="74.414000000000001" table:style-name="ce8">
            <text:p>74.414</text:p>
          </table:table-cell>
          <table:table-cell office:value-type="float" office:value="66.725999999999999" table:style-name="ce8">
            <text:p>66.726</text:p>
          </table:table-cell>
          <table:table-cell office:value-type="float" office:value="53.68" table:style-name="ce8">
            <text:p>53.68</text:p>
          </table:table-cell>
          <table:table-cell office:value-type="float" office:value="59.884999999999998" table:style-name="ce8">
            <text:p>59.885</text:p>
          </table:table-cell>
          <table:table-cell office:value-type="float" office:value="41.290999999999997" table:style-name="ce8">
            <text:p>41.291</text:p>
          </table:table-cell>
          <table:table-cell office:value-type="float" office:value="38.000999999999998" table:style-name="ce8">
            <text:p>38.001</text:p>
          </table:table-cell>
          <table:table-cell office:value-type="float" office:value="69.043000000000006" table:style-name="ce8">
            <text:p>69.043</text:p>
          </table:table-cell>
          <table:table-cell office:value-type="float" office:value="43.008000000000003" table:style-name="ce8">
            <text:p>43.008</text:p>
          </table:table-cell>
          <table:table-cell office:value-type="float" office:value="50.768999999999998" table:style-name="ce8">
            <text:p>50.769</text:p>
          </table:table-cell>
          <table:table-cell office:value-type="float" office:value="66.429000000000002" table:style-name="ce8">
            <text:p>66.429</text:p>
          </table:table-cell>
          <table:table-cell office:value-type="float" office:value="63.128999999999998" table:style-name="ce8">
            <text:p>63.129</text:p>
          </table:table-cell>
          <table:table-cell office:value-type="float" office:value="52.921999999999997" table:style-name="ce8">
            <text:p>52.922</text:p>
          </table:table-cell>
          <table:table-cell office:value-type="float" office:value="55.594000000000001" table:style-name="ce8">
            <text:p>55.594</text:p>
          </table:table-cell>
          <table:table-cell office:value-type="float" office:value="52.78" table:style-name="ce8">
            <text:p>52.78</text:p>
          </table:table-cell>
          <table:table-cell office:value-type="float" office:value="54.976999999999997" table:style-name="ce8">
            <text:p>54.977</text:p>
          </table:table-cell>
          <table:table-cell office:value-type="float" office:value="39.844000000000001" table:style-name="ce8">
            <text:p>39.844</text:p>
          </table:table-cell>
          <table:table-cell office:value-type="float" office:value="89.492999999999995" table:style-name="ce8">
            <text:p>89.493</text:p>
          </table:table-cell>
          <table:table-cell office:value-type="float" office:value="71.043000000000006" table:style-name="ce8">
            <text:p>71.043</text:p>
          </table:table-cell>
          <table:table-cell office:value-type="float" office:value="68.545000000000002" table:style-name="ce8">
            <text:p>68.545</text:p>
          </table:table-cell>
          <table:table-cell office:value-type="float" office:value="67.888000000000005" table:style-name="ce8">
            <text:p>67.888</text:p>
          </table:table-cell>
          <table:table-cell office:value-type="float" office:value="76.474999999999994" table:style-name="ce8">
            <text:p>76.475</text:p>
          </table:table-cell>
          <table:table-cell office:value-type="float" office:value="64.382999999999996" table:style-name="ce8">
            <text:p>64.383</text:p>
          </table:table-cell>
          <table:table-cell office:value-type="float" office:value="73.731999999999999" table:style-name="ce8">
            <text:p>73.732</text:p>
          </table:table-cell>
          <table:table-cell office:value-type="float" office:value="6.8890000000000002" table:style-name="ce8">
            <text:p>6.889</text:p>
          </table:table-cell>
          <table:table-cell office:value-type="float" office:value="16.103999999999999" table:style-name="ce8">
            <text:p>16.104</text:p>
          </table:table-cell>
          <table:table-cell office:value-type="float" office:value="38.676000000000002" table:style-name="ce8">
            <text:p>38.676</text:p>
          </table:table-cell>
          <table:table-cell office:value-type="float" office:value="38.331000000000003" table:style-name="ce8">
            <text:p>38.331</text:p>
          </table:table-cell>
          <table:table-cell office:value-type="float" office:value="93.016999999999996" table:style-name="ce8">
            <text:p>93.017</text:p>
          </table:table-cell>
          <table:table-cell office:value-type="float" office:value="64.637" table:style-name="ce8">
            <text:p>64.637</text:p>
          </table:table-cell>
          <table:table-cell office:value-type="float" office:value="70.802999999999997" table:style-name="ce8">
            <text:p>70.803</text:p>
          </table:table-cell>
          <table:table-cell office:value-type="float" office:value="9.4570000000000007" table:style-name="ce8">
            <text:p>9.457</text:p>
          </table:table-cell>
          <table:table-cell office:value-type="float" office:value="19.834" table:style-name="ce8">
            <text:p>19.834</text:p>
          </table:table-cell>
          <table:table-cell office:value-type="float" office:value="11.234" table:style-name="ce8">
            <text:p>11.234</text:p>
          </table:table-cell>
          <table:table-cell office:value-type="float" office:value="13.471" table:style-name="ce8">
            <text:p>13.471</text:p>
          </table:table-cell>
          <table:table-cell office:value-type="float" office:value="25.369" table:style-name="ce8">
            <text:p>25.369</text:p>
          </table:table-cell>
          <table:table-cell office:value-type="float" office:value="18.690999999999999" table:style-name="ce8">
            <text:p>18.691</text:p>
          </table:table-cell>
          <table:table-cell office:value-type="float" office:value="0.36499999999999999" table:style-name="ce8">
            <text:p>0.365</text:p>
          </table:table-cell>
          <table:table-cell office:value-type="float" office:value="29.064" table:style-name="ce8">
            <text:p>29.064</text:p>
          </table:table-cell>
          <table:table-cell office:value-type="float" office:value="5.22" table:style-name="ce8">
            <text:p>5.22</text:p>
          </table:table-cell>
          <table:table-cell office:value-type="float" office:value="1.3260000000000001" table:style-name="ce8">
            <text:p>1.326</text:p>
          </table:table-cell>
          <table:table-cell office:value-type="float" office:value="10.638" table:style-name="ce8">
            <text:p>10.638</text:p>
          </table:table-cell>
          <table:table-cell office:value-type="float" office:value="8.9480000000000004" table:style-name="ce8">
            <text:p>8.948</text:p>
          </table:table-cell>
          <table:table-cell office:value-type="float" office:value="1.889" table:style-name="ce8">
            <text:p>1.889</text:p>
          </table:table-cell>
          <table:table-cell office:value-type="float" office:value="4.1260000000000003" table:style-name="ce8">
            <text:p>4.126</text:p>
          </table:table-cell>
          <table:table-cell office:value-type="float" office:value="3.38" table:style-name="ce8">
            <text:p>3.38</text:p>
          </table:table-cell>
          <table:table-cell office:value-type="float" office:value="2.0379999999999998" table:style-name="ce8">
            <text:p>2.038</text:p>
          </table:table-cell>
          <table:table-cell office:value-type="float" office:value="9.3620000000000001" table:style-name="ce8">
            <text:p>9.362</text:p>
          </table:table-cell>
          <table:table-cell office:value-type="float" office:value="11.682" table:style-name="ce8">
            <text:p>11.682</text:p>
          </table:table-cell>
          <table:table-cell office:value-type="float" office:value="15.659000000000001" table:style-name="ce8">
            <text:p>15.659</text:p>
          </table:table-cell>
          <table:table-cell office:value-type="float" office:value="17.928999999999998" table:style-name="ce8">
            <text:p>17.929</text:p>
          </table:table-cell>
          <table:table-cell office:value-type="float" office:value="9.8919999999999995" table:style-name="ce8">
            <text:p>9.892</text:p>
          </table:table-cell>
          <table:table-cell office:value-type="float" office:value="8.9260000000000002" table:style-name="ce8">
            <text:p>8.926</text:p>
          </table:table-cell>
          <table:table-cell office:value-type="string" table:style-name="ce8">
            <text:p>9.854</text:p>
          </table:table-cell>
          <table:table-cell office:value-type="string" table:style-name="ce8">
            <text:p>4.471</text:p>
          </table:table-cell>
          <table:table-cell office:value-type="string" table:style-name="ce8">
            <text:p>23.689</text:p>
          </table:table-cell>
          <table:table-cell office:value-type="string" table:style-name="ce8">
            <text:p>40.715</text:p>
          </table:table-cell>
          <table:table-cell office:value-type="string" table:style-name="ce8">
            <text:p>0.912</text:p>
          </table:table-cell>
          <table:table-cell office:value-type="string" table:style-name="ce8">
            <text:p>37.577</text:p>
          </table:table-cell>
          <table:table-cell office:value-type="string" table:style-name="ce8">
            <text:p>49.378</text:p>
          </table:table-cell>
          <table:table-cell office:value-type="string" table:style-name="ce8">
            <text:p>30.791</text:p>
          </table:table-cell>
          <table:table-cell office:value-type="string" table:style-name="ce8">
            <text:p>39.611</text:p>
          </table:table-cell>
          <table:table-cell office:value-type="string" table:style-name="ce8">
            <text:p>37.244</text:p>
          </table:table-cell>
          <table:table-cell office:value-type="string" table:style-name="ce8">
            <text:p>30.773</text:p>
          </table:table-cell>
          <table:table-cell office:value-type="string" table:style-name="ce8">
            <text:p>3.472</text:p>
          </table:table-cell>
          <table:table-cell office:value-type="string" table:style-name="ce8">
            <text:p>4.296</text:p>
          </table:table-cell>
          <table:table-cell office:value-type="string" table:style-name="ce8">
            <text:p>8.504</text:p>
          </table:table-cell>
          <table:table-cell office:value-type="string" table:style-name="ce8">
            <text:p>9.907</text:p>
          </table:table-cell>
          <table:table-cell office:value-type="string" table:style-name="ce8">
            <text:p>15.921</text:p>
          </table:table-cell>
          <table:table-cell office:value-type="string" table:style-name="ce8">
            <text:p>4.015</text:p>
          </table:table-cell>
          <table:table-cell office:value-type="string" table:style-name="ce8">
            <text:p>36.759</text:p>
          </table:table-cell>
          <table:table-cell office:value-type="string" table:style-name="ce8">
            <text:p>12.37</text:p>
          </table:table-cell>
          <table:table-cell office:value-type="string" table:style-name="ce8">
            <text:p>34.242</text:p>
          </table:table-cell>
          <table:table-cell office:value-type="string" table:style-name="ce8">
            <text:p>29.087</text:p>
          </table:table-cell>
          <table:table-cell office:value-type="string" table:style-name="ce8">
            <text:p>5.085</text:p>
          </table:table-cell>
          <table:table-cell office:value-type="string" table:style-name="ce8">
            <text:p>3.343</text:p>
          </table:table-cell>
          <table:table-cell office:value-type="string" table:style-name="ce8">
            <text:p>1.232</text:p>
          </table:table-cell>
          <table:table-cell office:value-type="string" table:style-name="ce8">
            <text:p>2.27</text:p>
          </table:table-cell>
          <table:table-cell office:value-type="string" table:style-name="ce8">
            <text:p>1.109</text:p>
          </table:table-cell>
          <table:table-cell office:value-type="string" table:style-name="ce8">
            <text:p>0.897</text:p>
          </table:table-cell>
          <table:table-cell office:value-type="string" table:style-name="ce8">
            <text:p>2.815</text:p>
          </table:table-cell>
          <table:table-cell office:value-type="string" table:style-name="ce8">
            <text:p>9.854</text:p>
          </table:table-cell>
          <table:table-cell office:value-type="string" table:style-name="ce8">
            <text:p>40.45</text:p>
          </table:table-cell>
          <table:table-cell office:value-type="string" table:style-name="ce8">
            <text:p>13.506</text:p>
          </table:table-cell>
          <table:table-cell office:value-type="string" table:style-name="ce8">
            <text:p>38.68</text:p>
          </table:table-cell>
          <table:table-cell office:value-type="string" table:style-name="ce8">
            <text:p>62.689</text:p>
          </table:table-cell>
          <table:table-cell office:value-type="string" table:style-name="ce8">
            <text:p>35.366</text:p>
          </table:table-cell>
          <table:table-cell office:value-type="float" office:value="57.499000000000002" table:style-name="ce8">
            <text:p>57.499</text:p>
          </table:table-cell>
          <table:table-cell office:value-type="float" office:value="66.384" table:style-name="ce8">
            <text:p>66.384</text:p>
          </table:table-cell>
          <table:table-cell office:value-type="float" office:value="56.292999999999999" table:style-name="ce8">
            <text:p>56.293</text:p>
          </table:table-cell>
          <table:table-cell office:value-type="float" office:value="41.366999999999997" table:style-name="ce8">
            <text:p>41.367</text:p>
          </table:table-cell>
          <table:table-cell office:value-type="float" office:value="70.724000000000004" table:style-name="ce8">
            <text:p>70.724</text:p>
          </table:table-cell>
          <table:table-cell office:value-type="float" office:value="71.519000000000005" table:style-name="ce8">
            <text:p>71.519</text:p>
          </table:table-cell>
          <table:table-cell office:value-type="float" office:value="5.3109999999999999" table:style-name="ce8">
            <text:p>5.311</text:p>
          </table:table-cell>
          <table:table-cell office:value-type="float" office:value="76.304000000000002" table:style-name="ce8">
            <text:p>76.304</text:p>
          </table:table-cell>
          <table:table-cell table:number-columns-repeated="16238"/>
        </table:table-row>
        <table:table-row table:style-name="ro3">
          <table:table-cell office:value-type="string" table:style-name="ce3">
            <text:p>H01: Where in England do you currently work?</text:p>
          </table:table-cell>
          <table:table-cell office:value-type="string" table:style-name="ce3">
            <text:p>North East England</text:p>
          </table:table-cell>
          <table:table-cell office:value-type="float" office:value="18906" table:style-name="ce8">
            <text:p>18906</text:p>
          </table:table-cell>
          <table:table-cell office:value-type="float" office:value="61.784999999999997" table:style-name="ce8">
            <text:p>61.785</text:p>
          </table:table-cell>
          <table:table-cell office:value-type="float" office:value="73.132000000000005" table:style-name="ce8">
            <text:p>73.132</text:p>
          </table:table-cell>
          <table:table-cell office:value-type="float" office:value="83.754000000000005" table:style-name="ce8">
            <text:p>83.754</text:p>
          </table:table-cell>
          <table:table-cell office:value-type="float" office:value="72.054000000000002" table:style-name="ce8">
            <text:p>72.054</text:p>
          </table:table-cell>
          <table:table-cell office:value-type="float" office:value="83.867000000000004" table:style-name="ce8">
            <text:p>83.867</text:p>
          </table:table-cell>
          <table:table-cell office:value-type="float" office:value="57.874000000000002" table:style-name="ce8">
            <text:p>57.874</text:p>
          </table:table-cell>
          <table:table-cell office:value-type="float" office:value="79.055999999999997" table:style-name="ce8">
            <text:p>79.056</text:p>
          </table:table-cell>
          <table:table-cell office:value-type="float" office:value="74.864999999999995" table:style-name="ce8">
            <text:p>74.865</text:p>
          </table:table-cell>
          <table:table-cell office:value-type="float" office:value="36.81" table:style-name="ce8">
            <text:p>36.81</text:p>
          </table:table-cell>
          <table:table-cell office:value-type="float" office:value="53.115000000000002" table:style-name="ce8">
            <text:p>53.115</text:p>
          </table:table-cell>
          <table:table-cell office:value-type="float" office:value="28.238" table:style-name="ce8">
            <text:p>28.238</text:p>
          </table:table-cell>
          <table:table-cell office:value-type="float" office:value="72.637" table:style-name="ce8">
            <text:p>72.637</text:p>
          </table:table-cell>
          <table:table-cell office:value-type="float" office:value="86.86" table:style-name="ce8">
            <text:p>86.86</text:p>
          </table:table-cell>
          <table:table-cell office:value-type="float" office:value="82.674999999999997" table:style-name="ce8">
            <text:p>82.675</text:p>
          </table:table-cell>
          <table:table-cell office:value-type="float" office:value="76.459999999999994" table:style-name="ce8">
            <text:p>76.46</text:p>
          </table:table-cell>
          <table:table-cell office:value-type="float" office:value="53.027000000000001" table:style-name="ce8">
            <text:p>53.027</text:p>
          </table:table-cell>
          <table:table-cell office:value-type="float" office:value="66.61" table:style-name="ce8">
            <text:p>66.61</text:p>
          </table:table-cell>
          <table:table-cell office:value-type="float" office:value="82.546999999999997" table:style-name="ce8">
            <text:p>82.547</text:p>
          </table:table-cell>
          <table:table-cell office:value-type="float" office:value="84.947999999999993" table:style-name="ce8">
            <text:p>84.948</text:p>
          </table:table-cell>
          <table:table-cell office:value-type="float" office:value="73.869" table:style-name="ce8">
            <text:p>73.869</text:p>
          </table:table-cell>
          <table:table-cell office:value-type="float" office:value="85.156999999999996" table:style-name="ce8">
            <text:p>85.157</text:p>
          </table:table-cell>
          <table:table-cell office:value-type="float" office:value="80.421999999999997" table:style-name="ce8">
            <text:p>80.422</text:p>
          </table:table-cell>
          <table:table-cell office:value-type="float" office:value="70.906000000000006" table:style-name="ce8">
            <text:p>70.906</text:p>
          </table:table-cell>
          <table:table-cell office:value-type="float" office:value="77.522999999999996" table:style-name="ce8">
            <text:p>77.523</text:p>
          </table:table-cell>
          <table:table-cell office:value-type="float" office:value="81.09" table:style-name="ce8">
            <text:p>81.09</text:p>
          </table:table-cell>
          <table:table-cell office:value-type="float" office:value="71.072999999999993" table:style-name="ce8">
            <text:p>71.073</text:p>
          </table:table-cell>
          <table:table-cell office:value-type="float" office:value="66.483999999999995" table:style-name="ce8">
            <text:p>66.484</text:p>
          </table:table-cell>
          <table:table-cell office:value-type="float" office:value="69.525000000000006" table:style-name="ce8">
            <text:p>69.525</text:p>
          </table:table-cell>
          <table:table-cell office:value-type="float" office:value="44.454000000000001" table:style-name="ce8">
            <text:p>44.454</text:p>
          </table:table-cell>
          <table:table-cell office:value-type="float" office:value="89.513999999999996" table:style-name="ce8">
            <text:p>89.514</text:p>
          </table:table-cell>
          <table:table-cell office:value-type="float" office:value="85.971999999999994" table:style-name="ce8">
            <text:p>85.972</text:p>
          </table:table-cell>
          <table:table-cell office:value-type="float" office:value="76.103999999999999" table:style-name="ce8">
            <text:p>76.104</text:p>
          </table:table-cell>
          <table:table-cell office:value-type="float" office:value="69.091999999999999" table:style-name="ce8">
            <text:p>69.092</text:p>
          </table:table-cell>
          <table:table-cell office:value-type="float" office:value="52.384999999999998" table:style-name="ce8">
            <text:p>52.385</text:p>
          </table:table-cell>
          <table:table-cell office:value-type="float" office:value="61.691000000000003" table:style-name="ce8">
            <text:p>61.691</text:p>
          </table:table-cell>
          <table:table-cell office:value-type="float" office:value="48.323999999999998" table:style-name="ce8">
            <text:p>48.324</text:p>
          </table:table-cell>
          <table:table-cell office:value-type="float" office:value="80.864999999999995" table:style-name="ce8">
            <text:p>80.865</text:p>
          </table:table-cell>
          <table:table-cell office:value-type="float" office:value="87.873999999999995" table:style-name="ce8">
            <text:p>87.874</text:p>
          </table:table-cell>
          <table:table-cell office:value-type="float" office:value="67.695999999999998" table:style-name="ce8">
            <text:p>67.696</text:p>
          </table:table-cell>
          <table:table-cell office:value-type="float" office:value="79.734999999999999" table:style-name="ce8">
            <text:p>79.735</text:p>
          </table:table-cell>
          <table:table-cell office:value-type="float" office:value="69.099999999999994" table:style-name="ce8">
            <text:p>69.1</text:p>
          </table:table-cell>
          <table:table-cell office:value-type="float" office:value="77.631" table:style-name="ce8">
            <text:p>77.631</text:p>
          </table:table-cell>
          <table:table-cell office:value-type="float" office:value="84.370999999999995" table:style-name="ce8">
            <text:p>84.371</text:p>
          </table:table-cell>
          <table:table-cell office:value-type="float" office:value="72.957999999999998" table:style-name="ce8">
            <text:p>72.958</text:p>
          </table:table-cell>
          <table:table-cell office:value-type="float" office:value="68.992999999999995" table:style-name="ce8">
            <text:p>68.993</text:p>
          </table:table-cell>
          <table:table-cell office:value-type="float" office:value="76.144000000000005" table:style-name="ce8">
            <text:p>76.144</text:p>
          </table:table-cell>
          <table:table-cell office:value-type="float" office:value="34.881999999999998" table:style-name="ce8">
            <text:p>34.882</text:p>
          </table:table-cell>
          <table:table-cell office:value-type="float" office:value="44.182000000000002" table:style-name="ce8">
            <text:p>44.182</text:p>
          </table:table-cell>
          <table:table-cell office:value-type="float" office:value="31.363" table:style-name="ce8">
            <text:p>31.363</text:p>
          </table:table-cell>
          <table:table-cell office:value-type="float" office:value="68.069000000000003" table:style-name="ce8">
            <text:p>68.069</text:p>
          </table:table-cell>
          <table:table-cell office:value-type="float" office:value="62.673999999999999" table:style-name="ce8">
            <text:p>62.674</text:p>
          </table:table-cell>
          <table:table-cell office:value-type="float" office:value="56.557000000000002" table:style-name="ce8">
            <text:p>56.557</text:p>
          </table:table-cell>
          <table:table-cell office:value-type="float" office:value="54.173999999999999" table:style-name="ce8">
            <text:p>54.174</text:p>
          </table:table-cell>
          <table:table-cell office:value-type="float" office:value="43.136000000000003" table:style-name="ce8">
            <text:p>43.136</text:p>
          </table:table-cell>
          <table:table-cell office:value-type="float" office:value="38.902999999999999" table:style-name="ce8">
            <text:p>38.903</text:p>
          </table:table-cell>
          <table:table-cell office:value-type="float" office:value="66.55" table:style-name="ce8">
            <text:p>66.55</text:p>
          </table:table-cell>
          <table:table-cell office:value-type="float" office:value="37.826000000000001" table:style-name="ce8">
            <text:p>37.826</text:p>
          </table:table-cell>
          <table:table-cell office:value-type="float" office:value="50.22" table:style-name="ce8">
            <text:p>50.22</text:p>
          </table:table-cell>
          <table:table-cell office:value-type="float" office:value="58.204000000000001" table:style-name="ce8">
            <text:p>58.204</text:p>
          </table:table-cell>
          <table:table-cell office:value-type="float" office:value="58.493000000000002" table:style-name="ce8">
            <text:p>58.493</text:p>
          </table:table-cell>
          <table:table-cell office:value-type="float" office:value="52.536000000000001" table:style-name="ce8">
            <text:p>52.536</text:p>
          </table:table-cell>
          <table:table-cell office:value-type="float" office:value="53.991" table:style-name="ce8">
            <text:p>53.991</text:p>
          </table:table-cell>
          <table:table-cell office:value-type="float" office:value="51.901000000000003" table:style-name="ce8">
            <text:p>51.901</text:p>
          </table:table-cell>
          <table:table-cell office:value-type="float" office:value="48.579000000000001" table:style-name="ce8">
            <text:p>48.579</text:p>
          </table:table-cell>
          <table:table-cell office:value-type="float" office:value="38.585999999999999" table:style-name="ce8">
            <text:p>38.586</text:p>
          </table:table-cell>
          <table:table-cell office:value-type="float" office:value="88.902000000000001" table:style-name="ce8">
            <text:p>88.902</text:p>
          </table:table-cell>
          <table:table-cell office:value-type="float" office:value="67.281000000000006" table:style-name="ce8">
            <text:p>67.281</text:p>
          </table:table-cell>
          <table:table-cell office:value-type="float" office:value="73.028999999999996" table:style-name="ce8">
            <text:p>73.029</text:p>
          </table:table-cell>
          <table:table-cell office:value-type="float" office:value="70.225999999999999" table:style-name="ce8">
            <text:p>70.226</text:p>
          </table:table-cell>
          <table:table-cell office:value-type="float" office:value="81.549000000000007" table:style-name="ce8">
            <text:p>81.549</text:p>
          </table:table-cell>
          <table:table-cell office:value-type="float" office:value="67.748999999999995" table:style-name="ce8">
            <text:p>67.749</text:p>
          </table:table-cell>
          <table:table-cell office:value-type="float" office:value="70.497" table:style-name="ce8">
            <text:p>70.497</text:p>
          </table:table-cell>
          <table:table-cell office:value-type="float" office:value="7.2629999999999999" table:style-name="ce8">
            <text:p>7.263</text:p>
          </table:table-cell>
          <table:table-cell office:value-type="float" office:value="8.6969999999999992" table:style-name="ce8">
            <text:p>8.697</text:p>
          </table:table-cell>
          <table:table-cell office:value-type="float" office:value="22.076000000000001" table:style-name="ce8">
            <text:p>22.076</text:p>
          </table:table-cell>
          <table:table-cell office:value-type="float" office:value="61.963999999999999" table:style-name="ce8">
            <text:p>61.964</text:p>
          </table:table-cell>
          <table:table-cell office:value-type="float" office:value="93.453000000000003" table:style-name="ce8">
            <text:p>93.453</text:p>
          </table:table-cell>
          <table:table-cell office:value-type="float" office:value="75.201999999999998" table:style-name="ce8">
            <text:p>75.202</text:p>
          </table:table-cell>
          <table:table-cell office:value-type="float" office:value="74.867000000000004" table:style-name="ce8">
            <text:p>74.867</text:p>
          </table:table-cell>
          <table:table-cell office:value-type="float" office:value="10.076000000000001" table:style-name="ce8">
            <text:p>10.076</text:p>
          </table:table-cell>
          <table:table-cell office:value-type="float" office:value="12.282999999999999" table:style-name="ce8">
            <text:p>12.283</text:p>
          </table:table-cell>
          <table:table-cell office:value-type="float" office:value="16.658000000000001" table:style-name="ce8">
            <text:p>16.658</text:p>
          </table:table-cell>
          <table:table-cell office:value-type="float" office:value="16.289000000000001" table:style-name="ce8">
            <text:p>16.289</text:p>
          </table:table-cell>
          <table:table-cell office:value-type="float" office:value="5.7990000000000004" table:style-name="ce8">
            <text:p>5.799</text:p>
          </table:table-cell>
          <table:table-cell office:value-type="float" office:value="9.91" table:style-name="ce8">
            <text:p>9.91</text:p>
          </table:table-cell>
          <table:table-cell office:value-type="float" office:value="0.42199999999999999" table:style-name="ce8">
            <text:p>0.422</text:p>
          </table:table-cell>
          <table:table-cell office:value-type="float" office:value="17.132000000000001" table:style-name="ce8">
            <text:p>17.132</text:p>
          </table:table-cell>
          <table:table-cell office:value-type="float" office:value="1.95" table:style-name="ce8">
            <text:p>1.95</text:p>
          </table:table-cell>
          <table:table-cell office:value-type="float" office:value="1.2649999999999999" table:style-name="ce8">
            <text:p>1.265</text:p>
          </table:table-cell>
          <table:table-cell office:value-type="float" office:value="17.975999999999999" table:style-name="ce8">
            <text:p>17.976</text:p>
          </table:table-cell>
          <table:table-cell office:value-type="float" office:value="9.1720000000000006" table:style-name="ce8">
            <text:p>9.172</text:p>
          </table:table-cell>
          <table:table-cell office:value-type="float" office:value="1.2649999999999999" table:style-name="ce8">
            <text:p>1.265</text:p>
          </table:table-cell>
          <table:table-cell office:value-type="float" office:value="2.2669999999999999" table:style-name="ce8">
            <text:p>2.267</text:p>
          </table:table-cell>
          <table:table-cell office:value-type="float" office:value="2.319" table:style-name="ce8">
            <text:p>2.319</text:p>
          </table:table-cell>
          <table:table-cell office:value-type="float" office:value="2.109" table:style-name="ce8">
            <text:p>2.109</text:p>
          </table:table-cell>
          <table:table-cell office:value-type="float" office:value="2.952" table:style-name="ce8">
            <text:p>2.952</text:p>
          </table:table-cell>
          <table:table-cell office:value-type="float" office:value="19.768000000000001" table:style-name="ce8">
            <text:p>19.768</text:p>
          </table:table-cell>
          <table:table-cell office:value-type="float" office:value="24.407" table:style-name="ce8">
            <text:p>24.407</text:p>
          </table:table-cell>
          <table:table-cell office:value-type="float" office:value="19.925999999999998" table:style-name="ce8">
            <text:p>19.926</text:p>
          </table:table-cell>
          <table:table-cell office:value-type="float" office:value="9.7520000000000007" table:style-name="ce8">
            <text:p>9.752</text:p>
          </table:table-cell>
          <table:table-cell office:value-type="float" office:value="8.2279999999999998" table:style-name="ce8">
            <text:p>8.228</text:p>
          </table:table-cell>
          <table:table-cell office:value-type="string" table:style-name="ce8">
            <text:p>7.93</text:p>
          </table:table-cell>
          <table:table-cell office:value-type="string" table:style-name="ce8">
            <text:p>3.933</text:p>
          </table:table-cell>
          <table:table-cell office:value-type="string" table:style-name="ce8">
            <text:p>24.242</text:p>
          </table:table-cell>
          <table:table-cell office:value-type="string" table:style-name="ce8">
            <text:p>33.14</text:p>
          </table:table-cell>
          <table:table-cell office:value-type="string" table:style-name="ce8">
            <text:p>0.451</text:p>
          </table:table-cell>
          <table:table-cell office:value-type="string" table:style-name="ce8">
            <text:p>40.554</text:p>
          </table:table-cell>
          <table:table-cell office:value-type="string" table:style-name="ce8">
            <text:p>45.132</text:p>
          </table:table-cell>
          <table:table-cell office:value-type="string" table:style-name="ce8">
            <text:p>22.244</text:p>
          </table:table-cell>
          <table:table-cell office:value-type="string" table:style-name="ce8">
            <text:p>40.748</text:p>
          </table:table-cell>
          <table:table-cell office:value-type="string" table:style-name="ce8">
            <text:p>36.686</text:p>
          </table:table-cell>
          <table:table-cell office:value-type="string" table:style-name="ce8">
            <text:p>20.89</text:p>
          </table:table-cell>
          <table:table-cell office:value-type="string" table:style-name="ce8">
            <text:p>4.449</text:p>
          </table:table-cell>
          <table:table-cell office:value-type="string" table:style-name="ce8">
            <text:p>5.738</text:p>
          </table:table-cell>
          <table:table-cell office:value-type="string" table:style-name="ce8">
            <text:p>9.284</text:p>
          </table:table-cell>
          <table:table-cell office:value-type="string" table:style-name="ce8">
            <text:p>13.475</text:p>
          </table:table-cell>
          <table:table-cell office:value-type="string" table:style-name="ce8">
            <text:p>16.119</text:p>
          </table:table-cell>
          <table:table-cell office:value-type="string" table:style-name="ce8">
            <text:p>3.804</text:p>
          </table:table-cell>
          <table:table-cell office:value-type="string" table:style-name="ce8">
            <text:p>39.302</text:p>
          </table:table-cell>
          <table:table-cell office:value-type="string" table:style-name="ce8">
            <text:p>6.658</text:p>
          </table:table-cell>
          <table:table-cell office:value-type="string" table:style-name="ce8">
            <text:p>34.712</text:p>
          </table:table-cell>
          <table:table-cell office:value-type="string" table:style-name="ce8">
            <text:p>28.636</text:p>
          </table:table-cell>
          <table:table-cell office:value-type="string" table:style-name="ce8">
            <text:p>4.072</text:p>
          </table:table-cell>
          <table:table-cell office:value-type="string" table:style-name="ce8">
            <text:p>0.582</text:p>
          </table:table-cell>
          <table:table-cell office:value-type="string" table:style-name="ce8">
            <text:p>0.582</text:p>
          </table:table-cell>
          <table:table-cell office:value-type="string" table:style-name="ce8">
            <text:p>0.517</text:p>
          </table:table-cell>
          <table:table-cell office:value-type="string" table:style-name="ce8">
            <text:p>1.745</text:p>
          </table:table-cell>
          <table:table-cell office:value-type="string" table:style-name="ce8">
            <text:p>1.164</text:p>
          </table:table-cell>
          <table:table-cell office:value-type="string" table:style-name="ce8">
            <text:p>2.521</text:p>
          </table:table-cell>
          <table:table-cell office:value-type="string" table:style-name="ce8">
            <text:p>11.571</text:p>
          </table:table-cell>
          <table:table-cell office:value-type="string" table:style-name="ce8">
            <text:p>40.233</text:p>
          </table:table-cell>
          <table:table-cell office:value-type="string" table:style-name="ce8">
            <text:p>14.839</text:p>
          </table:table-cell>
          <table:table-cell office:value-type="string" table:style-name="ce8">
            <text:p>44.696</text:p>
          </table:table-cell>
          <table:table-cell office:value-type="string" table:style-name="ce8">
            <text:p>60.673</text:p>
          </table:table-cell>
          <table:table-cell office:value-type="string" table:style-name="ce8">
            <text:p>31.401</text:p>
          </table:table-cell>
          <table:table-cell office:value-type="float" office:value="57.716000000000001" table:style-name="ce8">
            <text:p>57.716</text:p>
          </table:table-cell>
          <table:table-cell office:value-type="float" office:value="65.540000000000006" table:style-name="ce8">
            <text:p>65.54</text:p>
          </table:table-cell>
          <table:table-cell office:value-type="float" office:value="55.527000000000001" table:style-name="ce8">
            <text:p>55.527</text:p>
          </table:table-cell>
          <table:table-cell office:value-type="float" office:value="44.113" table:style-name="ce8">
            <text:p>44.113</text:p>
          </table:table-cell>
          <table:table-cell office:value-type="float" office:value="64.581999999999994" table:style-name="ce8">
            <text:p>64.582</text:p>
          </table:table-cell>
          <table:table-cell office:value-type="float" office:value="65.822000000000003" table:style-name="ce8">
            <text:p>65.822</text:p>
          </table:table-cell>
          <table:table-cell office:value-type="float" office:value="6.0190000000000001" table:style-name="ce8">
            <text:p>6.019</text:p>
          </table:table-cell>
          <table:table-cell office:value-type="float" office:value="76.808999999999997" table:style-name="ce8">
            <text:p>76.809</text:p>
          </table:table-cell>
          <table:table-cell table:number-columns-repeated="16238"/>
        </table:table-row>
        <table:table-row table:style-name="ro3">
          <table:table-cell office:value-type="string" table:style-name="ce3">
            <text:p>H01: Where in England do you currently work?</text:p>
          </table:table-cell>
          <table:table-cell office:value-type="string" table:style-name="ce3">
            <text:p>North West England</text:p>
          </table:table-cell>
          <table:table-cell office:value-type="float" office:value="34558" table:style-name="ce8">
            <text:p>34558</text:p>
          </table:table-cell>
          <table:table-cell office:value-type="float" office:value="62.468000000000004" table:style-name="ce8">
            <text:p>62.468</text:p>
          </table:table-cell>
          <table:table-cell office:value-type="float" office:value="74.293000000000006" table:style-name="ce8">
            <text:p>74.293</text:p>
          </table:table-cell>
          <table:table-cell office:value-type="float" office:value="84.316000000000003" table:style-name="ce8">
            <text:p>84.316</text:p>
          </table:table-cell>
          <table:table-cell office:value-type="float" office:value="72.173000000000002" table:style-name="ce8">
            <text:p>72.173</text:p>
          </table:table-cell>
          <table:table-cell office:value-type="float" office:value="83.254000000000005" table:style-name="ce8">
            <text:p>83.254</text:p>
          </table:table-cell>
          <table:table-cell office:value-type="float" office:value="56.354999999999997" table:style-name="ce8">
            <text:p>56.355</text:p>
          </table:table-cell>
          <table:table-cell office:value-type="float" office:value="79.025000000000006" table:style-name="ce8">
            <text:p>79.025</text:p>
          </table:table-cell>
          <table:table-cell office:value-type="float" office:value="74.287000000000006" table:style-name="ce8">
            <text:p>74.287</text:p>
          </table:table-cell>
          <table:table-cell office:value-type="float" office:value="35.524000000000001" table:style-name="ce8">
            <text:p>35.524</text:p>
          </table:table-cell>
          <table:table-cell office:value-type="float" office:value="52.274999999999999" table:style-name="ce8">
            <text:p>52.275</text:p>
          </table:table-cell>
          <table:table-cell office:value-type="float" office:value="28.128" table:style-name="ce8">
            <text:p>28.128</text:p>
          </table:table-cell>
          <table:table-cell office:value-type="float" office:value="73.031000000000006" table:style-name="ce8">
            <text:p>73.031</text:p>
          </table:table-cell>
          <table:table-cell office:value-type="float" office:value="88.346000000000004" table:style-name="ce8">
            <text:p>88.346</text:p>
          </table:table-cell>
          <table:table-cell office:value-type="float" office:value="83.191000000000003" table:style-name="ce8">
            <text:p>83.191</text:p>
          </table:table-cell>
          <table:table-cell office:value-type="float" office:value="77.331999999999994" table:style-name="ce8">
            <text:p>77.332</text:p>
          </table:table-cell>
          <table:table-cell office:value-type="float" office:value="54.393999999999998" table:style-name="ce8">
            <text:p>54.394</text:p>
          </table:table-cell>
          <table:table-cell office:value-type="float" office:value="68.183000000000007" table:style-name="ce8">
            <text:p>68.183</text:p>
          </table:table-cell>
          <table:table-cell office:value-type="float" office:value="82.956999999999994" table:style-name="ce8">
            <text:p>82.957</text:p>
          </table:table-cell>
          <table:table-cell office:value-type="float" office:value="85.668000000000006" table:style-name="ce8">
            <text:p>85.668</text:p>
          </table:table-cell>
          <table:table-cell office:value-type="float" office:value="74.533000000000001" table:style-name="ce8">
            <text:p>74.533</text:p>
          </table:table-cell>
          <table:table-cell office:value-type="float" office:value="85.638999999999996" table:style-name="ce8">
            <text:p>85.639</text:p>
          </table:table-cell>
          <table:table-cell office:value-type="float" office:value="81.341999999999999" table:style-name="ce8">
            <text:p>81.342</text:p>
          </table:table-cell>
          <table:table-cell office:value-type="float" office:value="70.841999999999999" table:style-name="ce8">
            <text:p>70.842</text:p>
          </table:table-cell>
          <table:table-cell office:value-type="float" office:value="78.125" table:style-name="ce8">
            <text:p>78.125</text:p>
          </table:table-cell>
          <table:table-cell office:value-type="float" office:value="81.387" table:style-name="ce8">
            <text:p>81.387</text:p>
          </table:table-cell>
          <table:table-cell office:value-type="float" office:value="70.528999999999996" table:style-name="ce8">
            <text:p>70.529</text:p>
          </table:table-cell>
          <table:table-cell office:value-type="float" office:value="66.384" table:style-name="ce8">
            <text:p>66.384</text:p>
          </table:table-cell>
          <table:table-cell office:value-type="float" office:value="69.268000000000001" table:style-name="ce8">
            <text:p>69.268</text:p>
          </table:table-cell>
          <table:table-cell office:value-type="float" office:value="43.595999999999997" table:style-name="ce8">
            <text:p>43.596</text:p>
          </table:table-cell>
          <table:table-cell office:value-type="float" office:value="88.703000000000003" table:style-name="ce8">
            <text:p>88.703</text:p>
          </table:table-cell>
          <table:table-cell office:value-type="float" office:value="85.022000000000006" table:style-name="ce8">
            <text:p>85.022</text:p>
          </table:table-cell>
          <table:table-cell office:value-type="float" office:value="76.031999999999996" table:style-name="ce8">
            <text:p>76.032</text:p>
          </table:table-cell>
          <table:table-cell office:value-type="float" office:value="67.304000000000002" table:style-name="ce8">
            <text:p>67.304</text:p>
          </table:table-cell>
          <table:table-cell office:value-type="float" office:value="51.51" table:style-name="ce8">
            <text:p>51.51</text:p>
          </table:table-cell>
          <table:table-cell office:value-type="float" office:value="58.637999999999998" table:style-name="ce8">
            <text:p>58.638</text:p>
          </table:table-cell>
          <table:table-cell office:value-type="float" office:value="47.968000000000004" table:style-name="ce8">
            <text:p>47.968</text:p>
          </table:table-cell>
          <table:table-cell office:value-type="float" office:value="81.179000000000002" table:style-name="ce8">
            <text:p>81.179</text:p>
          </table:table-cell>
          <table:table-cell office:value-type="float" office:value="87.873000000000005" table:style-name="ce8">
            <text:p>87.873</text:p>
          </table:table-cell>
          <table:table-cell office:value-type="float" office:value="68.623000000000005" table:style-name="ce8">
            <text:p>68.623</text:p>
          </table:table-cell>
          <table:table-cell office:value-type="float" office:value="78.430000000000007" table:style-name="ce8">
            <text:p>78.43</text:p>
          </table:table-cell>
          <table:table-cell office:value-type="float" office:value="69.474999999999994" table:style-name="ce8">
            <text:p>69.475</text:p>
          </table:table-cell>
          <table:table-cell office:value-type="float" office:value="78.141000000000005" table:style-name="ce8">
            <text:p>78.141</text:p>
          </table:table-cell>
          <table:table-cell office:value-type="float" office:value="85.89" table:style-name="ce8">
            <text:p>85.89</text:p>
          </table:table-cell>
          <table:table-cell office:value-type="float" office:value="71.712999999999994" table:style-name="ce8">
            <text:p>71.713</text:p>
          </table:table-cell>
          <table:table-cell office:value-type="float" office:value="66.27" table:style-name="ce8">
            <text:p>66.27</text:p>
          </table:table-cell>
          <table:table-cell office:value-type="float" office:value="74.222999999999999" table:style-name="ce8">
            <text:p>74.223</text:p>
          </table:table-cell>
          <table:table-cell office:value-type="float" office:value="34.18" table:style-name="ce8">
            <text:p>34.18</text:p>
          </table:table-cell>
          <table:table-cell office:value-type="float" office:value="41.819000000000003" table:style-name="ce8">
            <text:p>41.819</text:p>
          </table:table-cell>
          <table:table-cell office:value-type="float" office:value="30.571999999999999" table:style-name="ce8">
            <text:p>30.572</text:p>
          </table:table-cell>
          <table:table-cell office:value-type="float" office:value="67.852000000000004" table:style-name="ce8">
            <text:p>67.852</text:p>
          </table:table-cell>
          <table:table-cell office:value-type="float" office:value="62.515000000000001" table:style-name="ce8">
            <text:p>62.515</text:p>
          </table:table-cell>
          <table:table-cell office:value-type="float" office:value="55.302" table:style-name="ce8">
            <text:p>55.302</text:p>
          </table:table-cell>
          <table:table-cell office:value-type="float" office:value="53.823" table:style-name="ce8">
            <text:p>53.823</text:p>
          </table:table-cell>
          <table:table-cell office:value-type="float" office:value="41.609000000000002" table:style-name="ce8">
            <text:p>41.609</text:p>
          </table:table-cell>
          <table:table-cell office:value-type="float" office:value="37.206000000000003" table:style-name="ce8">
            <text:p>37.206</text:p>
          </table:table-cell>
          <table:table-cell office:value-type="float" office:value="65.697000000000003" table:style-name="ce8">
            <text:p>65.697</text:p>
          </table:table-cell>
          <table:table-cell office:value-type="float" office:value="37.628999999999998" table:style-name="ce8">
            <text:p>37.629</text:p>
          </table:table-cell>
          <table:table-cell office:value-type="float" office:value="48.828000000000003" table:style-name="ce8">
            <text:p>48.828</text:p>
          </table:table-cell>
          <table:table-cell office:value-type="float" office:value="59.537999999999997" table:style-name="ce8">
            <text:p>59.538</text:p>
          </table:table-cell>
          <table:table-cell office:value-type="float" office:value="59.189" table:style-name="ce8">
            <text:p>59.189</text:p>
          </table:table-cell>
          <table:table-cell office:value-type="float" office:value="52.496000000000002" table:style-name="ce8">
            <text:p>52.496</text:p>
          </table:table-cell>
          <table:table-cell office:value-type="float" office:value="54.030999999999999" table:style-name="ce8">
            <text:p>54.031</text:p>
          </table:table-cell>
          <table:table-cell office:value-type="float" office:value="51.84" table:style-name="ce8">
            <text:p>51.84</text:p>
          </table:table-cell>
          <table:table-cell office:value-type="float" office:value="48.387999999999998" table:style-name="ce8">
            <text:p>48.388</text:p>
          </table:table-cell>
          <table:table-cell office:value-type="float" office:value="37.865000000000002" table:style-name="ce8">
            <text:p>37.865</text:p>
          </table:table-cell>
          <table:table-cell office:value-type="float" office:value="89.361000000000004" table:style-name="ce8">
            <text:p>89.361</text:p>
          </table:table-cell>
          <table:table-cell office:value-type="float" office:value="66.69" table:style-name="ce8">
            <text:p>66.69</text:p>
          </table:table-cell>
          <table:table-cell office:value-type="float" office:value="70.484999999999999" table:style-name="ce8">
            <text:p>70.485</text:p>
          </table:table-cell>
          <table:table-cell office:value-type="float" office:value="68.813999999999993" table:style-name="ce8">
            <text:p>68.814</text:p>
          </table:table-cell>
          <table:table-cell office:value-type="float" office:value="79.959000000000003" table:style-name="ce8">
            <text:p>79.959</text:p>
          </table:table-cell>
          <table:table-cell office:value-type="float" office:value="62.848999999999997" table:style-name="ce8">
            <text:p>62.849</text:p>
          </table:table-cell>
          <table:table-cell office:value-type="float" office:value="69.953999999999994" table:style-name="ce8">
            <text:p>69.954</text:p>
          </table:table-cell>
          <table:table-cell office:value-type="float" office:value="6.6189999999999998" table:style-name="ce8">
            <text:p>6.619</text:p>
          </table:table-cell>
          <table:table-cell office:value-type="float" office:value="9.7880000000000003" table:style-name="ce8">
            <text:p>9.788</text:p>
          </table:table-cell>
          <table:table-cell office:value-type="float" office:value="24.146999999999998" table:style-name="ce8">
            <text:p>24.147</text:p>
          </table:table-cell>
          <table:table-cell office:value-type="float" office:value="59.445999999999998" table:style-name="ce8">
            <text:p>59.446</text:p>
          </table:table-cell>
          <table:table-cell office:value-type="float" office:value="92.058999999999997" table:style-name="ce8">
            <text:p>92.059</text:p>
          </table:table-cell>
          <table:table-cell office:value-type="float" office:value="71.506" table:style-name="ce8">
            <text:p>71.506</text:p>
          </table:table-cell>
          <table:table-cell office:value-type="float" office:value="72.981999999999999" table:style-name="ce8">
            <text:p>72.982</text:p>
          </table:table-cell>
          <table:table-cell office:value-type="float" office:value="10.534000000000001" table:style-name="ce8">
            <text:p>10.534</text:p>
          </table:table-cell>
          <table:table-cell office:value-type="float" office:value="16.253" table:style-name="ce8">
            <text:p>16.253</text:p>
          </table:table-cell>
          <table:table-cell office:value-type="float" office:value="16.501000000000001" table:style-name="ce8">
            <text:p>16.501</text:p>
          </table:table-cell>
          <table:table-cell office:value-type="float" office:value="18.623000000000001" table:style-name="ce8">
            <text:p>18.623</text:p>
          </table:table-cell>
          <table:table-cell office:value-type="float" office:value="8.7880000000000003" table:style-name="ce8">
            <text:p>8.788</text:p>
          </table:table-cell>
          <table:table-cell office:value-type="float" office:value="11.708" table:style-name="ce8">
            <text:p>11.708</text:p>
          </table:table-cell>
          <table:table-cell office:value-type="float" office:value="0.193" table:style-name="ce8">
            <text:p>0.193</text:p>
          </table:table-cell>
          <table:table-cell office:value-type="float" office:value="20.826000000000001" table:style-name="ce8">
            <text:p>20.826</text:p>
          </table:table-cell>
          <table:table-cell office:value-type="float" office:value="2.0390000000000001" table:style-name="ce8">
            <text:p>2.039</text:p>
          </table:table-cell>
          <table:table-cell office:value-type="float" office:value="1.129" table:style-name="ce8">
            <text:p>1.129</text:p>
          </table:table-cell>
          <table:table-cell office:value-type="float" office:value="15.923" table:style-name="ce8">
            <text:p>15.923</text:p>
          </table:table-cell>
          <table:table-cell office:value-type="float" office:value="9.89" table:style-name="ce8">
            <text:p>9.89</text:p>
          </table:table-cell>
          <table:table-cell office:value-type="float" office:value="1.35" table:style-name="ce8">
            <text:p>1.35</text:p>
          </table:table-cell>
          <table:table-cell office:value-type="float" office:value="3.3610000000000002" table:style-name="ce8">
            <text:p>3.361</text:p>
          </table:table-cell>
          <table:table-cell office:value-type="float" office:value="2.452" table:style-name="ce8">
            <text:p>2.452</text:p>
          </table:table-cell>
          <table:table-cell office:value-type="float" office:value="2.0939999999999999" table:style-name="ce8">
            <text:p>2.094</text:p>
          </table:table-cell>
          <table:table-cell office:value-type="float" office:value="4.4349999999999996" table:style-name="ce8">
            <text:p>4.435</text:p>
          </table:table-cell>
          <table:table-cell office:value-type="float" office:value="20.138000000000002" table:style-name="ce8">
            <text:p>20.138</text:p>
          </table:table-cell>
          <table:table-cell office:value-type="float" office:value="20.798999999999999" table:style-name="ce8">
            <text:p>20.799</text:p>
          </table:table-cell>
          <table:table-cell office:value-type="float" office:value="18.678000000000001" table:style-name="ce8">
            <text:p>18.678</text:p>
          </table:table-cell>
          <table:table-cell office:value-type="float" office:value="8.8979999999999997" table:style-name="ce8">
            <text:p>8.898</text:p>
          </table:table-cell>
          <table:table-cell office:value-type="float" office:value="8.6199999999999992" table:style-name="ce8">
            <text:p>8.62</text:p>
          </table:table-cell>
          <table:table-cell office:value-type="string" table:style-name="ce8">
            <text:p>10.273</text:p>
          </table:table-cell>
          <table:table-cell office:value-type="string" table:style-name="ce8">
            <text:p>3.907</text:p>
          </table:table-cell>
          <table:table-cell office:value-type="string" table:style-name="ce8">
            <text:p>25.227</text:p>
          </table:table-cell>
          <table:table-cell office:value-type="string" table:style-name="ce8">
            <text:p>36.005</text:p>
          </table:table-cell>
          <table:table-cell office:value-type="string" table:style-name="ce8">
            <text:p>0.64</text:p>
          </table:table-cell>
          <table:table-cell office:value-type="string" table:style-name="ce8">
            <text:p>38.7</text:p>
          </table:table-cell>
          <table:table-cell office:value-type="string" table:style-name="ce8">
            <text:p>45.2</text:p>
          </table:table-cell>
          <table:table-cell office:value-type="string" table:style-name="ce8">
            <text:p>23.745</text:p>
          </table:table-cell>
          <table:table-cell office:value-type="string" table:style-name="ce8">
            <text:p>40.081</text:p>
          </table:table-cell>
          <table:table-cell office:value-type="string" table:style-name="ce8">
            <text:p>36.073</text:p>
          </table:table-cell>
          <table:table-cell office:value-type="string" table:style-name="ce8">
            <text:p>22.937</text:p>
          </table:table-cell>
          <table:table-cell office:value-type="string" table:style-name="ce8">
            <text:p>3.705</text:p>
          </table:table-cell>
          <table:table-cell office:value-type="string" table:style-name="ce8">
            <text:p>6.399</text:p>
          </table:table-cell>
          <table:table-cell office:value-type="string" table:style-name="ce8">
            <text:p>11.149</text:p>
          </table:table-cell>
          <table:table-cell office:value-type="string" table:style-name="ce8">
            <text:p>13.473</text:p>
          </table:table-cell>
          <table:table-cell office:value-type="string" table:style-name="ce8">
            <text:p>16.167</text:p>
          </table:table-cell>
          <table:table-cell office:value-type="string" table:style-name="ce8">
            <text:p>3.873</text:p>
          </table:table-cell>
          <table:table-cell office:value-type="string" table:style-name="ce8">
            <text:p>40.304</text:p>
          </table:table-cell>
          <table:table-cell office:value-type="string" table:style-name="ce8">
            <text:p>7.352</text:p>
          </table:table-cell>
          <table:table-cell office:value-type="string" table:style-name="ce8">
            <text:p>33.356</text:p>
          </table:table-cell>
          <table:table-cell office:value-type="string" table:style-name="ce8">
            <text:p>28.533</text:p>
          </table:table-cell>
          <table:table-cell office:value-type="string" table:style-name="ce8">
            <text:p>4.992</text:p>
          </table:table-cell>
          <table:table-cell office:value-type="string" table:style-name="ce8">
            <text:p>1.214</text:p>
          </table:table-cell>
          <table:table-cell office:value-type="string" table:style-name="ce8">
            <text:p>0.877</text:p>
          </table:table-cell>
          <table:table-cell office:value-type="string" table:style-name="ce8">
            <text:p>0.978</text:p>
          </table:table-cell>
          <table:table-cell office:value-type="string" table:style-name="ce8">
            <text:p>1.99</text:p>
          </table:table-cell>
          <table:table-cell office:value-type="string" table:style-name="ce8">
            <text:p>1.282</text:p>
          </table:table-cell>
          <table:table-cell office:value-type="string" table:style-name="ce8">
            <text:p>2.428</text:p>
          </table:table-cell>
          <table:table-cell office:value-type="string" table:style-name="ce8">
            <text:p>10.691</text:p>
          </table:table-cell>
          <table:table-cell office:value-type="string" table:style-name="ce8">
            <text:p>39.73</text:p>
          </table:table-cell>
          <table:table-cell office:value-type="string" table:style-name="ce8">
            <text:p>12.944</text:p>
          </table:table-cell>
          <table:table-cell office:value-type="string" table:style-name="ce8">
            <text:p>41.373</text:p>
          </table:table-cell>
          <table:table-cell office:value-type="string" table:style-name="ce8">
            <text:p>63.449</text:p>
          </table:table-cell>
          <table:table-cell office:value-type="string" table:style-name="ce8">
            <text:p>37.946</text:p>
          </table:table-cell>
          <table:table-cell office:value-type="float" office:value="57.445999999999998" table:style-name="ce8">
            <text:p>57.446</text:p>
          </table:table-cell>
          <table:table-cell office:value-type="float" office:value="65.673000000000002" table:style-name="ce8">
            <text:p>65.673</text:p>
          </table:table-cell>
          <table:table-cell office:value-type="float" office:value="55.36" table:style-name="ce8">
            <text:p>55.36</text:p>
          </table:table-cell>
          <table:table-cell office:value-type="float" office:value="43.103999999999999" table:style-name="ce8">
            <text:p>43.104</text:p>
          </table:table-cell>
          <table:table-cell office:value-type="float" office:value="65.918999999999997" table:style-name="ce8">
            <text:p>65.919</text:p>
          </table:table-cell>
          <table:table-cell office:value-type="float" office:value="67.22" table:style-name="ce8">
            <text:p>67.22</text:p>
          </table:table-cell>
          <table:table-cell office:value-type="float" office:value="5.9279999999999999" table:style-name="ce8">
            <text:p>5.928</text:p>
          </table:table-cell>
          <table:table-cell office:value-type="float" office:value="75.998999999999995" table:style-name="ce8">
            <text:p>75.999</text:p>
          </table:table-cell>
          <table:table-cell table:number-columns-repeated="16238"/>
        </table:table-row>
        <table:table-row table:style-name="ro3">
          <table:table-cell office:value-type="string" table:style-name="ce3">
            <text:p>H01: Where in England do you currently work?</text:p>
          </table:table-cell>
          <table:table-cell office:value-type="string" table:style-name="ce3">
            <text:p>South East England</text:p>
          </table:table-cell>
          <table:table-cell office:value-type="float" office:value="27255" table:style-name="ce8">
            <text:p>27255</text:p>
          </table:table-cell>
          <table:table-cell office:value-type="float" office:value="63.314999999999998" table:style-name="ce8">
            <text:p>63.315</text:p>
          </table:table-cell>
          <table:table-cell office:value-type="float" office:value="76.558999999999997" table:style-name="ce8">
            <text:p>76.559</text:p>
          </table:table-cell>
          <table:table-cell office:value-type="float" office:value="81.837999999999994" table:style-name="ce8">
            <text:p>81.838</text:p>
          </table:table-cell>
          <table:table-cell office:value-type="float" office:value="70.06" table:style-name="ce8">
            <text:p>70.06</text:p>
          </table:table-cell>
          <table:table-cell office:value-type="float" office:value="81.251000000000005" table:style-name="ce8">
            <text:p>81.251</text:p>
          </table:table-cell>
          <table:table-cell office:value-type="float" office:value="55.363999999999997" table:style-name="ce8">
            <text:p>55.364</text:p>
          </table:table-cell>
          <table:table-cell office:value-type="float" office:value="78.581000000000003" table:style-name="ce8">
            <text:p>78.581</text:p>
          </table:table-cell>
          <table:table-cell office:value-type="float" office:value="72.674999999999997" table:style-name="ce8">
            <text:p>72.675</text:p>
          </table:table-cell>
          <table:table-cell office:value-type="float" office:value="35.442999999999998" table:style-name="ce8">
            <text:p>35.443</text:p>
          </table:table-cell>
          <table:table-cell office:value-type="float" office:value="49.771000000000001" table:style-name="ce8">
            <text:p>49.771</text:p>
          </table:table-cell>
          <table:table-cell office:value-type="float" office:value="28.632999999999999" table:style-name="ce8">
            <text:p>28.633</text:p>
          </table:table-cell>
          <table:table-cell office:value-type="float" office:value="73.301000000000002" table:style-name="ce8">
            <text:p>73.301</text:p>
          </table:table-cell>
          <table:table-cell office:value-type="float" office:value="90.378" table:style-name="ce8">
            <text:p>90.378</text:p>
          </table:table-cell>
          <table:table-cell office:value-type="float" office:value="82.843000000000004" table:style-name="ce8">
            <text:p>82.843</text:p>
          </table:table-cell>
          <table:table-cell office:value-type="float" office:value="78.753" table:style-name="ce8">
            <text:p>78.753</text:p>
          </table:table-cell>
          <table:table-cell office:value-type="float" office:value="57.603999999999999" table:style-name="ce8">
            <text:p>57.604</text:p>
          </table:table-cell>
          <table:table-cell office:value-type="float" office:value="73.194999999999993" table:style-name="ce8">
            <text:p>73.195</text:p>
          </table:table-cell>
          <table:table-cell office:value-type="float" office:value="80.36" table:style-name="ce8">
            <text:p>80.36</text:p>
          </table:table-cell>
          <table:table-cell office:value-type="float" office:value="83.33" table:style-name="ce8">
            <text:p>83.33</text:p>
          </table:table-cell>
          <table:table-cell office:value-type="float" office:value="71.539000000000001" table:style-name="ce8">
            <text:p>71.539</text:p>
          </table:table-cell>
          <table:table-cell office:value-type="float" office:value="85.087999999999994" table:style-name="ce8">
            <text:p>85.088</text:p>
          </table:table-cell>
          <table:table-cell office:value-type="float" office:value="81.245999999999995" table:style-name="ce8">
            <text:p>81.246</text:p>
          </table:table-cell>
          <table:table-cell office:value-type="float" office:value="66.099999999999994" table:style-name="ce8">
            <text:p>66.1</text:p>
          </table:table-cell>
          <table:table-cell office:value-type="float" office:value="76.900999999999996" table:style-name="ce8">
            <text:p>76.901</text:p>
          </table:table-cell>
          <table:table-cell office:value-type="float" office:value="80.197999999999993" table:style-name="ce8">
            <text:p>80.198</text:p>
          </table:table-cell>
          <table:table-cell office:value-type="float" office:value="66.668000000000006" table:style-name="ce8">
            <text:p>66.668</text:p>
          </table:table-cell>
          <table:table-cell office:value-type="float" office:value="63.323" table:style-name="ce8">
            <text:p>63.323</text:p>
          </table:table-cell>
          <table:table-cell office:value-type="float" office:value="68.143000000000001" table:style-name="ce8">
            <text:p>68.143</text:p>
          </table:table-cell>
          <table:table-cell office:value-type="float" office:value="41.402000000000001" table:style-name="ce8">
            <text:p>41.402</text:p>
          </table:table-cell>
          <table:table-cell office:value-type="float" office:value="86.149000000000001" table:style-name="ce8">
            <text:p>86.149</text:p>
          </table:table-cell>
          <table:table-cell office:value-type="float" office:value="82.74" table:style-name="ce8">
            <text:p>82.74</text:p>
          </table:table-cell>
          <table:table-cell office:value-type="float" office:value="74.873999999999995" table:style-name="ce8">
            <text:p>74.874</text:p>
          </table:table-cell>
          <table:table-cell office:value-type="float" office:value="66.152000000000001" table:style-name="ce8">
            <text:p>66.152</text:p>
          </table:table-cell>
          <table:table-cell office:value-type="float" office:value="50.881999999999998" table:style-name="ce8">
            <text:p>50.882</text:p>
          </table:table-cell>
          <table:table-cell office:value-type="float" office:value="55.347000000000001" table:style-name="ce8">
            <text:p>55.347</text:p>
          </table:table-cell>
          <table:table-cell office:value-type="float" office:value="49.046999999999997" table:style-name="ce8">
            <text:p>49.047</text:p>
          </table:table-cell>
          <table:table-cell office:value-type="float" office:value="81.052000000000007" table:style-name="ce8">
            <text:p>81.052</text:p>
          </table:table-cell>
          <table:table-cell office:value-type="float" office:value="86.558999999999997" table:style-name="ce8">
            <text:p>86.559</text:p>
          </table:table-cell>
          <table:table-cell office:value-type="float" office:value="69.486000000000004" table:style-name="ce8">
            <text:p>69.486</text:p>
          </table:table-cell>
          <table:table-cell office:value-type="float" office:value="77.22" table:style-name="ce8">
            <text:p>77.22</text:p>
          </table:table-cell>
          <table:table-cell office:value-type="float" office:value="68.881" table:style-name="ce8">
            <text:p>68.881</text:p>
          </table:table-cell>
          <table:table-cell office:value-type="float" office:value="77.644000000000005" table:style-name="ce8">
            <text:p>77.644</text:p>
          </table:table-cell>
          <table:table-cell office:value-type="float" office:value="86.869" table:style-name="ce8">
            <text:p>86.869</text:p>
          </table:table-cell>
          <table:table-cell office:value-type="float" office:value="69.168000000000006" table:style-name="ce8">
            <text:p>69.168</text:p>
          </table:table-cell>
          <table:table-cell office:value-type="float" office:value="62.603000000000002" table:style-name="ce8">
            <text:p>62.603</text:p>
          </table:table-cell>
          <table:table-cell office:value-type="float" office:value="70.912999999999997" table:style-name="ce8">
            <text:p>70.913</text:p>
          </table:table-cell>
          <table:table-cell office:value-type="float" office:value="35.146999999999998" table:style-name="ce8">
            <text:p>35.147</text:p>
          </table:table-cell>
          <table:table-cell office:value-type="float" office:value="41.451999999999998" table:style-name="ce8">
            <text:p>41.452</text:p>
          </table:table-cell>
          <table:table-cell office:value-type="float" office:value="29.733000000000001" table:style-name="ce8">
            <text:p>29.733</text:p>
          </table:table-cell>
          <table:table-cell office:value-type="float" office:value="65.350999999999999" table:style-name="ce8">
            <text:p>65.351</text:p>
          </table:table-cell>
          <table:table-cell office:value-type="float" office:value="61.19" table:style-name="ce8">
            <text:p>61.19</text:p>
          </table:table-cell>
          <table:table-cell office:value-type="float" office:value="52.582999999999998" table:style-name="ce8">
            <text:p>52.583</text:p>
          </table:table-cell>
          <table:table-cell office:value-type="float" office:value="52.616999999999997" table:style-name="ce8">
            <text:p>52.617</text:p>
          </table:table-cell>
          <table:table-cell office:value-type="float" office:value="35.753" table:style-name="ce8">
            <text:p>35.753</text:p>
          </table:table-cell>
          <table:table-cell office:value-type="float" office:value="32.786000000000001" table:style-name="ce8">
            <text:p>32.786</text:p>
          </table:table-cell>
          <table:table-cell office:value-type="float" office:value="63.01" table:style-name="ce8">
            <text:p>63.01</text:p>
          </table:table-cell>
          <table:table-cell office:value-type="float" office:value="36.340000000000003" table:style-name="ce8">
            <text:p>36.34</text:p>
          </table:table-cell>
          <table:table-cell office:value-type="float" office:value="48.319000000000003" table:style-name="ce8">
            <text:p>48.319</text:p>
          </table:table-cell>
          <table:table-cell office:value-type="float" office:value="64.137" table:style-name="ce8">
            <text:p>64.137</text:p>
          </table:table-cell>
          <table:table-cell office:value-type="float" office:value="58.231000000000002" table:style-name="ce8">
            <text:p>58.231</text:p>
          </table:table-cell>
          <table:table-cell office:value-type="float" office:value="55.509" table:style-name="ce8">
            <text:p>55.509</text:p>
          </table:table-cell>
          <table:table-cell office:value-type="float" office:value="53.142000000000003" table:style-name="ce8">
            <text:p>53.142</text:p>
          </table:table-cell>
          <table:table-cell office:value-type="float" office:value="49.552" table:style-name="ce8">
            <text:p>49.552</text:p>
          </table:table-cell>
          <table:table-cell office:value-type="float" office:value="45.83" table:style-name="ce8">
            <text:p>45.83</text:p>
          </table:table-cell>
          <table:table-cell office:value-type="float" office:value="33.433" table:style-name="ce8">
            <text:p>33.433</text:p>
          </table:table-cell>
          <table:table-cell office:value-type="float" office:value="89.551000000000002" table:style-name="ce8">
            <text:p>89.551</text:p>
          </table:table-cell>
          <table:table-cell office:value-type="float" office:value="68.613" table:style-name="ce8">
            <text:p>68.613</text:p>
          </table:table-cell>
          <table:table-cell office:value-type="float" office:value="69.043000000000006" table:style-name="ce8">
            <text:p>69.043</text:p>
          </table:table-cell>
          <table:table-cell office:value-type="float" office:value="71.096000000000004" table:style-name="ce8">
            <text:p>71.096</text:p>
          </table:table-cell>
          <table:table-cell office:value-type="float" office:value="79.028999999999996" table:style-name="ce8">
            <text:p>79.029</text:p>
          </table:table-cell>
          <table:table-cell office:value-type="float" office:value="55.526000000000003" table:style-name="ce8">
            <text:p>55.526</text:p>
          </table:table-cell>
          <table:table-cell office:value-type="float" office:value="69.021000000000001" table:style-name="ce8">
            <text:p>69.021</text:p>
          </table:table-cell>
          <table:table-cell office:value-type="float" office:value="5.6020000000000003" table:style-name="ce8">
            <text:p>5.602</text:p>
          </table:table-cell>
          <table:table-cell office:value-type="float" office:value="9.8130000000000006" table:style-name="ce8">
            <text:p>9.813</text:p>
          </table:table-cell>
          <table:table-cell office:value-type="float" office:value="27.375" table:style-name="ce8">
            <text:p>27.375</text:p>
          </table:table-cell>
          <table:table-cell office:value-type="float" office:value="57.21" table:style-name="ce8">
            <text:p>57.21</text:p>
          </table:table-cell>
          <table:table-cell office:value-type="float" office:value="90.064999999999998" table:style-name="ce8">
            <text:p>90.065</text:p>
          </table:table-cell>
          <table:table-cell office:value-type="float" office:value="67.772000000000006" table:style-name="ce8">
            <text:p>67.772</text:p>
          </table:table-cell>
          <table:table-cell office:value-type="float" office:value="70.614000000000004" table:style-name="ce8">
            <text:p>70.614</text:p>
          </table:table-cell>
          <table:table-cell office:value-type="float" office:value="10.523" table:style-name="ce8">
            <text:p>10.523</text:p>
          </table:table-cell>
          <table:table-cell office:value-type="float" office:value="17.062999999999999" table:style-name="ce8">
            <text:p>17.063</text:p>
          </table:table-cell>
          <table:table-cell office:value-type="float" office:value="12.343" table:style-name="ce8">
            <text:p>12.343</text:p>
          </table:table-cell>
          <table:table-cell office:value-type="float" office:value="13.427" table:style-name="ce8">
            <text:p>13.427</text:p>
          </table:table-cell>
          <table:table-cell office:value-type="float" office:value="10.664" table:style-name="ce8">
            <text:p>10.664</text:p>
          </table:table-cell>
          <table:table-cell office:value-type="float" office:value="15.909000000000001" table:style-name="ce8">
            <text:p>15.909</text:p>
          </table:table-cell>
          <table:table-cell office:value-type="float" office:value="0.629" table:style-name="ce8">
            <text:p>0.629</text:p>
          </table:table-cell>
          <table:table-cell office:value-type="float" office:value="21.957999999999998" table:style-name="ce8">
            <text:p>21.958</text:p>
          </table:table-cell>
          <table:table-cell office:value-type="float" office:value="3.4620000000000002" table:style-name="ce8">
            <text:p>3.462</text:p>
          </table:table-cell>
          <table:table-cell office:value-type="float" office:value="1.923" table:style-name="ce8">
            <text:p>1.923</text:p>
          </table:table-cell>
          <table:table-cell office:value-type="float" office:value="11.923" table:style-name="ce8">
            <text:p>11.923</text:p>
          </table:table-cell>
          <table:table-cell office:value-type="float" office:value="9.9649999999999999" table:style-name="ce8">
            <text:p>9.965</text:p>
          </table:table-cell>
          <table:table-cell office:value-type="float" office:value="1.3640000000000001" table:style-name="ce8">
            <text:p>1.364</text:p>
          </table:table-cell>
          <table:table-cell office:value-type="float" office:value="2.343" table:style-name="ce8">
            <text:p>2.343</text:p>
          </table:table-cell>
          <table:table-cell office:value-type="float" office:value="4.0209999999999999" table:style-name="ce8">
            <text:p>4.021</text:p>
          </table:table-cell>
          <table:table-cell office:value-type="float" office:value="2.7970000000000002" table:style-name="ce8">
            <text:p>2.797</text:p>
          </table:table-cell>
          <table:table-cell office:value-type="float" office:value="4.8600000000000003" table:style-name="ce8">
            <text:p>4.86</text:p>
          </table:table-cell>
          <table:table-cell office:value-type="float" office:value="16.259" table:style-name="ce8">
            <text:p>16.259</text:p>
          </table:table-cell>
          <table:table-cell office:value-type="float" office:value="18.670999999999999" table:style-name="ce8">
            <text:p>18.671</text:p>
          </table:table-cell>
          <table:table-cell office:value-type="float" office:value="21.957999999999998" table:style-name="ce8">
            <text:p>21.958</text:p>
          </table:table-cell>
          <table:table-cell office:value-type="float" office:value="8.8810000000000002" table:style-name="ce8">
            <text:p>8.881</text:p>
          </table:table-cell>
          <table:table-cell office:value-type="float" office:value="9.26" table:style-name="ce8">
            <text:p>9.26</text:p>
          </table:table-cell>
          <table:table-cell office:value-type="string" table:style-name="ce8">
            <text:p>10.589</text:p>
          </table:table-cell>
          <table:table-cell office:value-type="string" table:style-name="ce8">
            <text:p>5.295</text:p>
          </table:table-cell>
          <table:table-cell office:value-type="string" table:style-name="ce8">
            <text:p>27.189</text:p>
          </table:table-cell>
          <table:table-cell office:value-type="string" table:style-name="ce8">
            <text:p>36.982</text:p>
          </table:table-cell>
          <table:table-cell office:value-type="string" table:style-name="ce8">
            <text:p>0.677</text:p>
          </table:table-cell>
          <table:table-cell office:value-type="string" table:style-name="ce8">
            <text:p>39.013</text:p>
          </table:table-cell>
          <table:table-cell office:value-type="string" table:style-name="ce8">
            <text:p>42.914</text:p>
          </table:table-cell>
          <table:table-cell office:value-type="string" table:style-name="ce8">
            <text:p>24.323</text:p>
          </table:table-cell>
          <table:table-cell office:value-type="string" table:style-name="ce8">
            <text:p>39.291</text:p>
          </table:table-cell>
          <table:table-cell office:value-type="string" table:style-name="ce8">
            <text:p>36.385</text:p>
          </table:table-cell>
          <table:table-cell office:value-type="string" table:style-name="ce8">
            <text:p>24.522</text:p>
          </table:table-cell>
          <table:table-cell office:value-type="string" table:style-name="ce8">
            <text:p>2.229</text:p>
          </table:table-cell>
          <table:table-cell office:value-type="string" table:style-name="ce8">
            <text:p>3.782</text:p>
          </table:table-cell>
          <table:table-cell office:value-type="string" table:style-name="ce8">
            <text:p>8.877</text:p>
          </table:table-cell>
          <table:table-cell office:value-type="string" table:style-name="ce8">
            <text:p>11.624</text:p>
          </table:table-cell>
          <table:table-cell office:value-type="string" table:style-name="ce8">
            <text:p>16.361</text:p>
          </table:table-cell>
          <table:table-cell office:value-type="string" table:style-name="ce8">
            <text:p>3.702</text:p>
          </table:table-cell>
          <table:table-cell office:value-type="string" table:style-name="ce8">
            <text:p>40.984</text:p>
          </table:table-cell>
          <table:table-cell office:value-type="string" table:style-name="ce8">
            <text:p>10.596</text:p>
          </table:table-cell>
          <table:table-cell office:value-type="string" table:style-name="ce8">
            <text:p>30.548</text:p>
          </table:table-cell>
          <table:table-cell office:value-type="string" table:style-name="ce8">
            <text:p>27.189</text:p>
          </table:table-cell>
          <table:table-cell office:value-type="string" table:style-name="ce8">
            <text:p>4.238</text:p>
          </table:table-cell>
          <table:table-cell office:value-type="string" table:style-name="ce8">
            <text:p>1.599</text:p>
          </table:table-cell>
          <table:table-cell office:value-type="string" table:style-name="ce8">
            <text:p>1.16</text:p>
          </table:table-cell>
          <table:table-cell office:value-type="string" table:style-name="ce8">
            <text:p>1.959</text:p>
          </table:table-cell>
          <table:table-cell office:value-type="string" table:style-name="ce8">
            <text:p>2.519</text:p>
          </table:table-cell>
          <table:table-cell office:value-type="string" table:style-name="ce8">
            <text:p>1.559</text:p>
          </table:table-cell>
          <table:table-cell office:value-type="string" table:style-name="ce8">
            <text:p>2.399</text:p>
          </table:table-cell>
          <table:table-cell office:value-type="string" table:style-name="ce8">
            <text:p>10.556</text:p>
          </table:table-cell>
          <table:table-cell office:value-type="string" table:style-name="ce8">
            <text:p>41.277</text:p>
          </table:table-cell>
          <table:table-cell office:value-type="string" table:style-name="ce8">
            <text:p>15.832</text:p>
          </table:table-cell>
          <table:table-cell office:value-type="string" table:style-name="ce8">
            <text:p>37.665</text:p>
          </table:table-cell>
          <table:table-cell office:value-type="string" table:style-name="ce8">
            <text:p>62.181</text:p>
          </table:table-cell>
          <table:table-cell office:value-type="string" table:style-name="ce8">
            <text:p>34.205</text:p>
          </table:table-cell>
          <table:table-cell office:value-type="float" office:value="59.343000000000004" table:style-name="ce8">
            <text:p>59.343</text:p>
          </table:table-cell>
          <table:table-cell office:value-type="float" office:value="66.623000000000005" table:style-name="ce8">
            <text:p>66.623</text:p>
          </table:table-cell>
          <table:table-cell office:value-type="float" office:value="57.643999999999998" table:style-name="ce8">
            <text:p>57.644</text:p>
          </table:table-cell>
          <table:table-cell office:value-type="float" office:value="46.847000000000001" table:style-name="ce8">
            <text:p>46.847</text:p>
          </table:table-cell>
          <table:table-cell office:value-type="float" office:value="69.256" table:style-name="ce8">
            <text:p>69.256</text:p>
          </table:table-cell>
          <table:table-cell office:value-type="float" office:value="70.349999999999994" table:style-name="ce8">
            <text:p>70.35</text:p>
          </table:table-cell>
          <table:table-cell office:value-type="float" office:value="5.6319999999999997" table:style-name="ce8">
            <text:p>5.632</text:p>
          </table:table-cell>
          <table:table-cell office:value-type="float" office:value="75.113" table:style-name="ce8">
            <text:p>75.113</text:p>
          </table:table-cell>
          <table:table-cell table:number-columns-repeated="16238"/>
        </table:table-row>
        <table:table-row table:style-name="ro3">
          <table:table-cell office:value-type="string" table:style-name="ce3">
            <text:p>H01: Where in England do you currently work?</text:p>
          </table:table-cell>
          <table:table-cell office:value-type="string" table:style-name="ce3">
            <text:p>South West England</text:p>
          </table:table-cell>
          <table:table-cell office:value-type="float" office:value="34928" table:style-name="ce8">
            <text:p>34928</text:p>
          </table:table-cell>
          <table:table-cell office:value-type="float" office:value="64.308000000000007" table:style-name="ce8">
            <text:p>64.308</text:p>
          </table:table-cell>
          <table:table-cell office:value-type="float" office:value="79.465999999999994" table:style-name="ce8">
            <text:p>79.466</text:p>
          </table:table-cell>
          <table:table-cell office:value-type="float" office:value="82.712999999999994" table:style-name="ce8">
            <text:p>82.713</text:p>
          </table:table-cell>
          <table:table-cell office:value-type="float" office:value="72.174999999999997" table:style-name="ce8">
            <text:p>72.175</text:p>
          </table:table-cell>
          <table:table-cell office:value-type="float" office:value="83.061999999999998" table:style-name="ce8">
            <text:p>83.062</text:p>
          </table:table-cell>
          <table:table-cell office:value-type="float" office:value="59.088999999999999" table:style-name="ce8">
            <text:p>59.089</text:p>
          </table:table-cell>
          <table:table-cell office:value-type="float" office:value="81.251000000000005" table:style-name="ce8">
            <text:p>81.251</text:p>
          </table:table-cell>
          <table:table-cell office:value-type="float" office:value="73.134" table:style-name="ce8">
            <text:p>73.134</text:p>
          </table:table-cell>
          <table:table-cell office:value-type="float" office:value="40.026000000000003" table:style-name="ce8">
            <text:p>40.026</text:p>
          </table:table-cell>
          <table:table-cell office:value-type="float" office:value="52.463000000000001" table:style-name="ce8">
            <text:p>52.463</text:p>
          </table:table-cell>
          <table:table-cell office:value-type="float" office:value="27.593" table:style-name="ce8">
            <text:p>27.593</text:p>
          </table:table-cell>
          <table:table-cell office:value-type="float" office:value="73.483000000000004" table:style-name="ce8">
            <text:p>73.483</text:p>
          </table:table-cell>
          <table:table-cell office:value-type="float" office:value="90.986000000000004" table:style-name="ce8">
            <text:p>90.986</text:p>
          </table:table-cell>
          <table:table-cell office:value-type="float" office:value="84.974999999999994" table:style-name="ce8">
            <text:p>84.975</text:p>
          </table:table-cell>
          <table:table-cell office:value-type="float" office:value="79.614999999999995" table:style-name="ce8">
            <text:p>79.615</text:p>
          </table:table-cell>
          <table:table-cell office:value-type="float" office:value="62.491999999999997" table:style-name="ce8">
            <text:p>62.492</text:p>
          </table:table-cell>
          <table:table-cell office:value-type="float" office:value="79.207999999999998" table:style-name="ce8">
            <text:p>79.208</text:p>
          </table:table-cell>
          <table:table-cell office:value-type="float" office:value="81.363" table:style-name="ce8">
            <text:p>81.363</text:p>
          </table:table-cell>
          <table:table-cell office:value-type="float" office:value="84.061999999999998" table:style-name="ce8">
            <text:p>84.062</text:p>
          </table:table-cell>
          <table:table-cell office:value-type="float" office:value="74.054000000000002" table:style-name="ce8">
            <text:p>74.054</text:p>
          </table:table-cell>
          <table:table-cell office:value-type="float" office:value="87.572999999999993" table:style-name="ce8">
            <text:p>87.573</text:p>
          </table:table-cell>
          <table:table-cell office:value-type="float" office:value="84.731999999999999" table:style-name="ce8">
            <text:p>84.732</text:p>
          </table:table-cell>
          <table:table-cell office:value-type="float" office:value="68.116" table:style-name="ce8">
            <text:p>68.116</text:p>
          </table:table-cell>
          <table:table-cell office:value-type="float" office:value="80.12" table:style-name="ce8">
            <text:p>80.12</text:p>
          </table:table-cell>
          <table:table-cell office:value-type="float" office:value="81.944000000000003" table:style-name="ce8">
            <text:p>81.944</text:p>
          </table:table-cell>
          <table:table-cell office:value-type="float" office:value="68.548000000000002" table:style-name="ce8">
            <text:p>68.548</text:p>
          </table:table-cell>
          <table:table-cell office:value-type="float" office:value="65.41" table:style-name="ce8">
            <text:p>65.41</text:p>
          </table:table-cell>
          <table:table-cell office:value-type="float" office:value="70.643000000000001" table:style-name="ce8">
            <text:p>70.643</text:p>
          </table:table-cell>
          <table:table-cell office:value-type="float" office:value="40.484999999999999" table:style-name="ce8">
            <text:p>40.485</text:p>
          </table:table-cell>
          <table:table-cell office:value-type="float" office:value="86.935000000000002" table:style-name="ce8">
            <text:p>86.935</text:p>
          </table:table-cell>
          <table:table-cell office:value-type="float" office:value="84.525000000000006" table:style-name="ce8">
            <text:p>84.525</text:p>
          </table:table-cell>
          <table:table-cell office:value-type="float" office:value="77.731999999999999" table:style-name="ce8">
            <text:p>77.732</text:p>
          </table:table-cell>
          <table:table-cell office:value-type="float" office:value="67.510999999999996" table:style-name="ce8">
            <text:p>67.511</text:p>
          </table:table-cell>
          <table:table-cell office:value-type="float" office:value="53.423000000000002" table:style-name="ce8">
            <text:p>53.423</text:p>
          </table:table-cell>
          <table:table-cell office:value-type="float" office:value="60.493000000000002" table:style-name="ce8">
            <text:p>60.493</text:p>
          </table:table-cell>
          <table:table-cell office:value-type="float" office:value="54.915999999999997" table:style-name="ce8">
            <text:p>54.916</text:p>
          </table:table-cell>
          <table:table-cell office:value-type="float" office:value="84.259" table:style-name="ce8">
            <text:p>84.259</text:p>
          </table:table-cell>
          <table:table-cell office:value-type="float" office:value="88.263999999999996" table:style-name="ce8">
            <text:p>88.264</text:p>
          </table:table-cell>
          <table:table-cell office:value-type="float" office:value="72.313000000000002" table:style-name="ce8">
            <text:p>72.313</text:p>
          </table:table-cell>
          <table:table-cell office:value-type="float" office:value="80.150999999999996" table:style-name="ce8">
            <text:p>80.151</text:p>
          </table:table-cell>
          <table:table-cell office:value-type="float" office:value="68.516999999999996" table:style-name="ce8">
            <text:p>68.517</text:p>
          </table:table-cell>
          <table:table-cell office:value-type="float" office:value="78.343999999999994" table:style-name="ce8">
            <text:p>78.344</text:p>
          </table:table-cell>
          <table:table-cell office:value-type="float" office:value="87.346000000000004" table:style-name="ce8">
            <text:p>87.346</text:p>
          </table:table-cell>
          <table:table-cell office:value-type="float" office:value="69.510999999999996" table:style-name="ce8">
            <text:p>69.511</text:p>
          </table:table-cell>
          <table:table-cell office:value-type="float" office:value="62.826999999999998" table:style-name="ce8">
            <text:p>62.827</text:p>
          </table:table-cell>
          <table:table-cell office:value-type="float" office:value="72.272000000000006" table:style-name="ce8">
            <text:p>72.272</text:p>
          </table:table-cell>
          <table:table-cell office:value-type="float" office:value="39.835999999999999" table:style-name="ce8">
            <text:p>39.836</text:p>
          </table:table-cell>
          <table:table-cell office:value-type="float" office:value="48.180999999999997" table:style-name="ce8">
            <text:p>48.181</text:p>
          </table:table-cell>
          <table:table-cell office:value-type="float" office:value="32.094000000000001" table:style-name="ce8">
            <text:p>32.094</text:p>
          </table:table-cell>
          <table:table-cell office:value-type="float" office:value="68.308000000000007" table:style-name="ce8">
            <text:p>68.308</text:p>
          </table:table-cell>
          <table:table-cell office:value-type="float" office:value="64.375" table:style-name="ce8">
            <text:p>64.375</text:p>
          </table:table-cell>
          <table:table-cell office:value-type="float" office:value="54.828000000000003" table:style-name="ce8">
            <text:p>54.828</text:p>
          </table:table-cell>
          <table:table-cell office:value-type="float" office:value="55.777999999999999" table:style-name="ce8">
            <text:p>55.778</text:p>
          </table:table-cell>
          <table:table-cell office:value-type="float" office:value="34.991999999999997" table:style-name="ce8">
            <text:p>34.992</text:p>
          </table:table-cell>
          <table:table-cell office:value-type="float" office:value="34.856000000000002" table:style-name="ce8">
            <text:p>34.856</text:p>
          </table:table-cell>
          <table:table-cell office:value-type="float" office:value="66.977999999999994" table:style-name="ce8">
            <text:p>66.978</text:p>
          </table:table-cell>
          <table:table-cell office:value-type="float" office:value="38.276000000000003" table:style-name="ce8">
            <text:p>38.276</text:p>
          </table:table-cell>
          <table:table-cell office:value-type="float" office:value="53.826000000000001" table:style-name="ce8">
            <text:p>53.826</text:p>
          </table:table-cell>
          <table:table-cell office:value-type="float" office:value="66.268000000000001" table:style-name="ce8">
            <text:p>66.268</text:p>
          </table:table-cell>
          <table:table-cell office:value-type="float" office:value="63.289000000000001" table:style-name="ce8">
            <text:p>63.289</text:p>
          </table:table-cell>
          <table:table-cell office:value-type="float" office:value="54.89" table:style-name="ce8">
            <text:p>54.89</text:p>
          </table:table-cell>
          <table:table-cell office:value-type="float" office:value="54.607999999999997" table:style-name="ce8">
            <text:p>54.608</text:p>
          </table:table-cell>
          <table:table-cell office:value-type="float" office:value="51.405999999999999" table:style-name="ce8">
            <text:p>51.406</text:p>
          </table:table-cell>
          <table:table-cell office:value-type="float" office:value="50.912999999999997" table:style-name="ce8">
            <text:p>50.913</text:p>
          </table:table-cell>
          <table:table-cell office:value-type="float" office:value="36.725000000000001" table:style-name="ce8">
            <text:p>36.725</text:p>
          </table:table-cell>
          <table:table-cell office:value-type="float" office:value="91.123999999999995" table:style-name="ce8">
            <text:p>91.124</text:p>
          </table:table-cell>
          <table:table-cell office:value-type="float" office:value="72.933999999999997" table:style-name="ce8">
            <text:p>72.934</text:p>
          </table:table-cell>
          <table:table-cell office:value-type="float" office:value="73.953999999999994" table:style-name="ce8">
            <text:p>73.954</text:p>
          </table:table-cell>
          <table:table-cell office:value-type="float" office:value="73.814999999999998" table:style-name="ce8">
            <text:p>73.815</text:p>
          </table:table-cell>
          <table:table-cell office:value-type="float" office:value="82.043999999999997" table:style-name="ce8">
            <text:p>82.044</text:p>
          </table:table-cell>
          <table:table-cell office:value-type="float" office:value="55.607999999999997" table:style-name="ce8">
            <text:p>55.608</text:p>
          </table:table-cell>
          <table:table-cell office:value-type="float" office:value="72.36" table:style-name="ce8">
            <text:p>72.36</text:p>
          </table:table-cell>
          <table:table-cell office:value-type="float" office:value="4.931" table:style-name="ce8">
            <text:p>4.931</text:p>
          </table:table-cell>
          <table:table-cell office:value-type="float" office:value="9.3190000000000008" table:style-name="ce8">
            <text:p>9.319</text:p>
          </table:table-cell>
          <table:table-cell office:value-type="float" office:value="28.52" table:style-name="ce8">
            <text:p>28.52</text:p>
          </table:table-cell>
          <table:table-cell office:value-type="float" office:value="57.23" table:style-name="ce8">
            <text:p>57.23</text:p>
          </table:table-cell>
          <table:table-cell office:value-type="float" office:value="90.778000000000006" table:style-name="ce8">
            <text:p>90.778</text:p>
          </table:table-cell>
          <table:table-cell office:value-type="float" office:value="65.8" table:style-name="ce8">
            <text:p>65.8</text:p>
          </table:table-cell>
          <table:table-cell office:value-type="float" office:value="74.016999999999996" table:style-name="ce8">
            <text:p>74.017</text:p>
          </table:table-cell>
          <table:table-cell office:value-type="float" office:value="9.0570000000000004" table:style-name="ce8">
            <text:p>9.057</text:p>
          </table:table-cell>
          <table:table-cell office:value-type="float" office:value="20.177" table:style-name="ce8">
            <text:p>20.177</text:p>
          </table:table-cell>
          <table:table-cell office:value-type="float" office:value="12.512" table:style-name="ce8">
            <text:p>12.512</text:p>
          </table:table-cell>
          <table:table-cell office:value-type="float" office:value="14.728999999999999" table:style-name="ce8">
            <text:p>14.729</text:p>
          </table:table-cell>
          <table:table-cell office:value-type="float" office:value="6.4939999999999998" table:style-name="ce8">
            <text:p>6.494</text:p>
          </table:table-cell>
          <table:table-cell office:value-type="float" office:value="17.263000000000002" table:style-name="ce8">
            <text:p>17.263</text:p>
          </table:table-cell>
          <table:table-cell office:value-type="float" office:value="0.53800000000000003" table:style-name="ce8">
            <text:p>0.538</text:p>
          </table:table-cell>
          <table:table-cell office:value-type="float" office:value="23.282" table:style-name="ce8">
            <text:p>23.282</text:p>
          </table:table-cell>
          <table:table-cell office:value-type="float" office:value="2.7559999999999998" table:style-name="ce8">
            <text:p>2.756</text:p>
          </table:table-cell>
          <table:table-cell office:value-type="float" office:value="1.9319999999999999" table:style-name="ce8">
            <text:p>1.932</text:p>
          </table:table-cell>
          <table:table-cell office:value-type="float" office:value="12.544" table:style-name="ce8">
            <text:p>12.544</text:p>
          </table:table-cell>
          <table:table-cell office:value-type="float" office:value="12.574999999999999" table:style-name="ce8">
            <text:p>12.575</text:p>
          </table:table-cell>
          <table:table-cell office:value-type="float" office:value="2.0270000000000001" table:style-name="ce8">
            <text:p>2.027</text:p>
          </table:table-cell>
          <table:table-cell office:value-type="float" office:value="1.679" table:style-name="ce8">
            <text:p>1.679</text:p>
          </table:table-cell>
          <table:table-cell office:value-type="float" office:value="3.9279999999999999" table:style-name="ce8">
            <text:p>3.928</text:p>
          </table:table-cell>
          <table:table-cell office:value-type="float" office:value="2.661" table:style-name="ce8">
            <text:p>2.661</text:p>
          </table:table-cell>
          <table:table-cell office:value-type="float" office:value="5.1950000000000003" table:style-name="ce8">
            <text:p>5.195</text:p>
          </table:table-cell>
          <table:table-cell office:value-type="float" office:value="16.597999999999999" table:style-name="ce8">
            <text:p>16.598</text:p>
          </table:table-cell>
          <table:table-cell office:value-type="float" office:value="18.149999999999999" table:style-name="ce8">
            <text:p>18.15</text:p>
          </table:table-cell>
          <table:table-cell office:value-type="float" office:value="19.638999999999999" table:style-name="ce8">
            <text:p>19.639</text:p>
          </table:table-cell>
          <table:table-cell office:value-type="float" office:value="6.9690000000000003" table:style-name="ce8">
            <text:p>6.969</text:p>
          </table:table-cell>
          <table:table-cell office:value-type="float" office:value="8.2870000000000008" table:style-name="ce8">
            <text:p>8.287</text:p>
          </table:table-cell>
          <table:table-cell office:value-type="string" table:style-name="ce8">
            <text:p>11.153</text:p>
          </table:table-cell>
          <table:table-cell office:value-type="string" table:style-name="ce8">
            <text:p>5.265</text:p>
          </table:table-cell>
          <table:table-cell office:value-type="string" table:style-name="ce8">
            <text:p>26.602</text:p>
          </table:table-cell>
          <table:table-cell office:value-type="string" table:style-name="ce8">
            <text:p>41.185</text:p>
          </table:table-cell>
          <table:table-cell office:value-type="string" table:style-name="ce8">
            <text:p>0.727</text:p>
          </table:table-cell>
          <table:table-cell office:value-type="string" table:style-name="ce8">
            <text:p>38.24</text:p>
          </table:table-cell>
          <table:table-cell office:value-type="string" table:style-name="ce8">
            <text:p>41.323</text:p>
          </table:table-cell>
          <table:table-cell office:value-type="string" table:style-name="ce8">
            <text:p>24.87</text:p>
          </table:table-cell>
          <table:table-cell office:value-type="string" table:style-name="ce8">
            <text:p>34.742</text:p>
          </table:table-cell>
          <table:table-cell office:value-type="string" table:style-name="ce8">
            <text:p>36.301</text:p>
          </table:table-cell>
          <table:table-cell office:value-type="string" table:style-name="ce8">
            <text:p>25.424</text:p>
          </table:table-cell>
          <table:table-cell office:value-type="string" table:style-name="ce8">
            <text:p>2.148</text:p>
          </table:table-cell>
          <table:table-cell office:value-type="string" table:style-name="ce8">
            <text:p>3.152</text:p>
          </table:table-cell>
          <table:table-cell office:value-type="string" table:style-name="ce8">
            <text:p>8.556</text:p>
          </table:table-cell>
          <table:table-cell office:value-type="string" table:style-name="ce8">
            <text:p>11.534</text:p>
          </table:table-cell>
          <table:table-cell office:value-type="string" table:style-name="ce8">
            <text:p>15.137</text:p>
          </table:table-cell>
          <table:table-cell office:value-type="string" table:style-name="ce8">
            <text:p>3.325</text:p>
          </table:table-cell>
          <table:table-cell office:value-type="string" table:style-name="ce8">
            <text:p>41.258</text:p>
          </table:table-cell>
          <table:table-cell office:value-type="string" table:style-name="ce8">
            <text:p>11.227</text:p>
          </table:table-cell>
          <table:table-cell office:value-type="string" table:style-name="ce8">
            <text:p>29.51</text:p>
          </table:table-cell>
          <table:table-cell office:value-type="string" table:style-name="ce8">
            <text:p>23.531</text:p>
          </table:table-cell>
          <table:table-cell office:value-type="string" table:style-name="ce8">
            <text:p>5.109</text:p>
          </table:table-cell>
          <table:table-cell office:value-type="string" table:style-name="ce8">
            <text:p>2.12</text:p>
          </table:table-cell>
          <table:table-cell office:value-type="string" table:style-name="ce8">
            <text:p>1.599</text:p>
          </table:table-cell>
          <table:table-cell office:value-type="string" table:style-name="ce8">
            <text:p>2.885</text:p>
          </table:table-cell>
          <table:table-cell office:value-type="string" table:style-name="ce8">
            <text:p>2.259</text:p>
          </table:table-cell>
          <table:table-cell office:value-type="string" table:style-name="ce8">
            <text:p>1.182</text:p>
          </table:table-cell>
          <table:table-cell office:value-type="string" table:style-name="ce8">
            <text:p>2.815</text:p>
          </table:table-cell>
          <table:table-cell office:value-type="string" table:style-name="ce8">
            <text:p>9.315</text:p>
          </table:table-cell>
          <table:table-cell office:value-type="string" table:style-name="ce8">
            <text:p>41.395</text:p>
          </table:table-cell>
          <table:table-cell office:value-type="string" table:style-name="ce8">
            <text:p>16.637</text:p>
          </table:table-cell>
          <table:table-cell office:value-type="string" table:style-name="ce8">
            <text:p>40.737</text:p>
          </table:table-cell>
          <table:table-cell office:value-type="string" table:style-name="ce8">
            <text:p>58.891</text:p>
          </table:table-cell>
          <table:table-cell office:value-type="string" table:style-name="ce8">
            <text:p>33.053</text:p>
          </table:table-cell>
          <table:table-cell office:value-type="float" office:value="60.066000000000003" table:style-name="ce8">
            <text:p>60.066</text:p>
          </table:table-cell>
          <table:table-cell office:value-type="float" office:value="66.712999999999994" table:style-name="ce8">
            <text:p>66.713</text:p>
          </table:table-cell>
          <table:table-cell office:value-type="float" office:value="57.695999999999998" table:style-name="ce8">
            <text:p>57.696</text:p>
          </table:table-cell>
          <table:table-cell office:value-type="float" office:value="47.134999999999998" table:style-name="ce8">
            <text:p>47.135</text:p>
          </table:table-cell>
          <table:table-cell office:value-type="float" office:value="70.165000000000006" table:style-name="ce8">
            <text:p>70.165</text:p>
          </table:table-cell>
          <table:table-cell office:value-type="float" office:value="71.430999999999997" table:style-name="ce8">
            <text:p>71.431</text:p>
          </table:table-cell>
          <table:table-cell office:value-type="float" office:value="5.4269999999999996" table:style-name="ce8">
            <text:p>5.427</text:p>
          </table:table-cell>
          <table:table-cell office:value-type="float" office:value="76.456000000000003" table:style-name="ce8">
            <text:p>76.456</text:p>
          </table:table-cell>
          <table:table-cell table:number-columns-repeated="16238"/>
        </table:table-row>
        <table:table-row table:style-name="ro3">
          <table:table-cell office:value-type="string" table:style-name="ce3">
            <text:p>H01: Where in England do you currently work?</text:p>
          </table:table-cell>
          <table:table-cell office:value-type="string" table:style-name="ce3">
            <text:p>West Midlands (England)</text:p>
          </table:table-cell>
          <table:table-cell office:value-type="float" office:value="19210" table:style-name="ce8">
            <text:p>19210</text:p>
          </table:table-cell>
          <table:table-cell office:value-type="float" office:value="63.231999999999999" table:style-name="ce8">
            <text:p>63.232</text:p>
          </table:table-cell>
          <table:table-cell office:value-type="float" office:value="74.540000000000006" table:style-name="ce8">
            <text:p>74.54</text:p>
          </table:table-cell>
          <table:table-cell office:value-type="float" office:value="83.304000000000002" table:style-name="ce8">
            <text:p>83.304</text:p>
          </table:table-cell>
          <table:table-cell office:value-type="float" office:value="70.396000000000001" table:style-name="ce8">
            <text:p>70.396</text:p>
          </table:table-cell>
          <table:table-cell office:value-type="float" office:value="82.126999999999995" table:style-name="ce8">
            <text:p>82.127</text:p>
          </table:table-cell>
          <table:table-cell office:value-type="float" office:value="55.131" table:style-name="ce8">
            <text:p>55.131</text:p>
          </table:table-cell>
          <table:table-cell office:value-type="float" office:value="77.73" table:style-name="ce8">
            <text:p>77.73</text:p>
          </table:table-cell>
          <table:table-cell office:value-type="float" office:value="73.418000000000006" table:style-name="ce8">
            <text:p>73.418</text:p>
          </table:table-cell>
          <table:table-cell office:value-type="float" office:value="35.570999999999998" table:style-name="ce8">
            <text:p>35.571</text:p>
          </table:table-cell>
          <table:table-cell office:value-type="float" office:value="51.265000000000001" table:style-name="ce8">
            <text:p>51.265</text:p>
          </table:table-cell>
          <table:table-cell office:value-type="float" office:value="28.908999999999999" table:style-name="ce8">
            <text:p>28.909</text:p>
          </table:table-cell>
          <table:table-cell office:value-type="float" office:value="72.775999999999996" table:style-name="ce8">
            <text:p>72.776</text:p>
          </table:table-cell>
          <table:table-cell office:value-type="float" office:value="88.247" table:style-name="ce8">
            <text:p>88.247</text:p>
          </table:table-cell>
          <table:table-cell office:value-type="float" office:value="81.688000000000002" table:style-name="ce8">
            <text:p>81.688</text:p>
          </table:table-cell>
          <table:table-cell office:value-type="float" office:value="77.573999999999998" table:style-name="ce8">
            <text:p>77.574</text:p>
          </table:table-cell>
          <table:table-cell office:value-type="float" office:value="55.170999999999999" table:style-name="ce8">
            <text:p>55.171</text:p>
          </table:table-cell>
          <table:table-cell office:value-type="float" office:value="70.001999999999995" table:style-name="ce8">
            <text:p>70.002</text:p>
          </table:table-cell>
          <table:table-cell office:value-type="float" office:value="81.745999999999995" table:style-name="ce8">
            <text:p>81.746</text:p>
          </table:table-cell>
          <table:table-cell office:value-type="float" office:value="84.867000000000004" table:style-name="ce8">
            <text:p>84.867</text:p>
          </table:table-cell>
          <table:table-cell office:value-type="float" office:value="72.629000000000005" table:style-name="ce8">
            <text:p>72.629</text:p>
          </table:table-cell>
          <table:table-cell office:value-type="float" office:value="82.863" table:style-name="ce8">
            <text:p>82.863</text:p>
          </table:table-cell>
          <table:table-cell office:value-type="float" office:value="79.712000000000003" table:style-name="ce8">
            <text:p>79.712</text:p>
          </table:table-cell>
          <table:table-cell office:value-type="float" office:value="68.268000000000001" table:style-name="ce8">
            <text:p>68.268</text:p>
          </table:table-cell>
          <table:table-cell office:value-type="float" office:value="75.847999999999999" table:style-name="ce8">
            <text:p>75.848</text:p>
          </table:table-cell>
          <table:table-cell office:value-type="float" office:value="79.605000000000004" table:style-name="ce8">
            <text:p>79.605</text:p>
          </table:table-cell>
          <table:table-cell office:value-type="float" office:value="69.007000000000005" table:style-name="ce8">
            <text:p>69.007</text:p>
          </table:table-cell>
          <table:table-cell office:value-type="float" office:value="65.191000000000003" table:style-name="ce8">
            <text:p>65.191</text:p>
          </table:table-cell>
          <table:table-cell office:value-type="float" office:value="67.924000000000007" table:style-name="ce8">
            <text:p>67.924</text:p>
          </table:table-cell>
          <table:table-cell office:value-type="float" office:value="42.792000000000002" table:style-name="ce8">
            <text:p>42.792</text:p>
          </table:table-cell>
          <table:table-cell office:value-type="float" office:value="87.015000000000001" table:style-name="ce8">
            <text:p>87.015</text:p>
          </table:table-cell>
          <table:table-cell office:value-type="float" office:value="83.635999999999996" table:style-name="ce8">
            <text:p>83.636</text:p>
          </table:table-cell>
          <table:table-cell office:value-type="float" office:value="75.722999999999999" table:style-name="ce8">
            <text:p>75.723</text:p>
          </table:table-cell>
          <table:table-cell office:value-type="float" office:value="66.040000000000006" table:style-name="ce8">
            <text:p>66.04</text:p>
          </table:table-cell>
          <table:table-cell office:value-type="float" office:value="51.633000000000003" table:style-name="ce8">
            <text:p>51.633</text:p>
          </table:table-cell>
          <table:table-cell office:value-type="float" office:value="55.234000000000002" table:style-name="ce8">
            <text:p>55.234</text:p>
          </table:table-cell>
          <table:table-cell office:value-type="float" office:value="47.642000000000003" table:style-name="ce8">
            <text:p>47.642</text:p>
          </table:table-cell>
          <table:table-cell office:value-type="float" office:value="79.582999999999998" table:style-name="ce8">
            <text:p>79.583</text:p>
          </table:table-cell>
          <table:table-cell office:value-type="float" office:value="86.209000000000003" table:style-name="ce8">
            <text:p>86.209</text:p>
          </table:table-cell>
          <table:table-cell office:value-type="float" office:value="68.073999999999998" table:style-name="ce8">
            <text:p>68.074</text:p>
          </table:table-cell>
          <table:table-cell office:value-type="float" office:value="77.078999999999994" table:style-name="ce8">
            <text:p>77.079</text:p>
          </table:table-cell>
          <table:table-cell office:value-type="float" office:value="68.897000000000006" table:style-name="ce8">
            <text:p>68.897</text:p>
          </table:table-cell>
          <table:table-cell office:value-type="float" office:value="77.430000000000007" table:style-name="ce8">
            <text:p>77.43</text:p>
          </table:table-cell>
          <table:table-cell office:value-type="float" office:value="86.15" table:style-name="ce8">
            <text:p>86.15</text:p>
          </table:table-cell>
          <table:table-cell office:value-type="float" office:value="72.024000000000001" table:style-name="ce8">
            <text:p>72.024</text:p>
          </table:table-cell>
          <table:table-cell office:value-type="float" office:value="64.941000000000003" table:style-name="ce8">
            <text:p>64.941</text:p>
          </table:table-cell>
          <table:table-cell office:value-type="float" office:value="71.075999999999993" table:style-name="ce8">
            <text:p>71.076</text:p>
          </table:table-cell>
          <table:table-cell office:value-type="float" office:value="34.747" table:style-name="ce8">
            <text:p>34.747</text:p>
          </table:table-cell>
          <table:table-cell office:value-type="float" office:value="41.176000000000002" table:style-name="ce8">
            <text:p>41.176</text:p>
          </table:table-cell>
          <table:table-cell office:value-type="float" office:value="30.831" table:style-name="ce8">
            <text:p>30.831</text:p>
          </table:table-cell>
          <table:table-cell office:value-type="float" office:value="66.603999999999999" table:style-name="ce8">
            <text:p>66.604</text:p>
          </table:table-cell>
          <table:table-cell office:value-type="float" office:value="61.332000000000001" table:style-name="ce8">
            <text:p>61.332</text:p>
          </table:table-cell>
          <table:table-cell office:value-type="float" office:value="54.585999999999999" table:style-name="ce8">
            <text:p>54.586</text:p>
          </table:table-cell>
          <table:table-cell office:value-type="float" office:value="53.564" table:style-name="ce8">
            <text:p>53.564</text:p>
          </table:table-cell>
          <table:table-cell office:value-type="float" office:value="40.69" table:style-name="ce8">
            <text:p>40.69</text:p>
          </table:table-cell>
          <table:table-cell office:value-type="float" office:value="37.17" table:style-name="ce8">
            <text:p>37.17</text:p>
          </table:table-cell>
          <table:table-cell office:value-type="float" office:value="63.789000000000001" table:style-name="ce8">
            <text:p>63.789</text:p>
          </table:table-cell>
          <table:table-cell office:value-type="float" office:value="36.892000000000003" table:style-name="ce8">
            <text:p>36.892</text:p>
          </table:table-cell>
          <table:table-cell office:value-type="float" office:value="46.777000000000001" table:style-name="ce8">
            <text:p>46.777</text:p>
          </table:table-cell>
          <table:table-cell office:value-type="float" office:value="63.688000000000002" table:style-name="ce8">
            <text:p>63.688</text:p>
          </table:table-cell>
          <table:table-cell office:value-type="float" office:value="58.604999999999997" table:style-name="ce8">
            <text:p>58.605</text:p>
          </table:table-cell>
          <table:table-cell office:value-type="float" office:value="55.298999999999999" table:style-name="ce8">
            <text:p>55.299</text:p>
          </table:table-cell>
          <table:table-cell office:value-type="float" office:value="54.975999999999999" table:style-name="ce8">
            <text:p>54.976</text:p>
          </table:table-cell>
          <table:table-cell office:value-type="float" office:value="51.872999999999998" table:style-name="ce8">
            <text:p>51.873</text:p>
          </table:table-cell>
          <table:table-cell office:value-type="float" office:value="47.042999999999999" table:style-name="ce8">
            <text:p>47.043</text:p>
          </table:table-cell>
          <table:table-cell office:value-type="float" office:value="36.395000000000003" table:style-name="ce8">
            <text:p>36.395</text:p>
          </table:table-cell>
          <table:table-cell office:value-type="float" office:value="88.888000000000005" table:style-name="ce8">
            <text:p>88.888</text:p>
          </table:table-cell>
          <table:table-cell office:value-type="float" office:value="66.375" table:style-name="ce8">
            <text:p>66.375</text:p>
          </table:table-cell>
          <table:table-cell office:value-type="float" office:value="68.322000000000003" table:style-name="ce8">
            <text:p>68.322</text:p>
          </table:table-cell>
          <table:table-cell office:value-type="float" office:value="67.951999999999998" table:style-name="ce8">
            <text:p>67.952</text:p>
          </table:table-cell>
          <table:table-cell office:value-type="float" office:value="79.165000000000006" table:style-name="ce8">
            <text:p>79.165</text:p>
          </table:table-cell>
          <table:table-cell office:value-type="float" office:value="60.134" table:style-name="ce8">
            <text:p>60.134</text:p>
          </table:table-cell>
          <table:table-cell office:value-type="float" office:value="67.959999999999994" table:style-name="ce8">
            <text:p>67.96</text:p>
          </table:table-cell>
          <table:table-cell office:value-type="float" office:value="6.7839999999999998" table:style-name="ce8">
            <text:p>6.784</text:p>
          </table:table-cell>
          <table:table-cell office:value-type="float" office:value="10.699" table:style-name="ce8">
            <text:p>10.699</text:p>
          </table:table-cell>
          <table:table-cell office:value-type="float" office:value="25.779" table:style-name="ce8">
            <text:p>25.779</text:p>
          </table:table-cell>
          <table:table-cell office:value-type="float" office:value="56.737000000000002" table:style-name="ce8">
            <text:p>56.737</text:p>
          </table:table-cell>
          <table:table-cell office:value-type="float" office:value="88.387" table:style-name="ce8">
            <text:p>88.387</text:p>
          </table:table-cell>
          <table:table-cell office:value-type="float" office:value="67.513000000000005" table:style-name="ce8">
            <text:p>67.513</text:p>
          </table:table-cell>
          <table:table-cell office:value-type="float" office:value="69.84" table:style-name="ce8">
            <text:p>69.84</text:p>
          </table:table-cell>
          <table:table-cell office:value-type="float" office:value="11.244" table:style-name="ce8">
            <text:p>11.244</text:p>
          </table:table-cell>
          <table:table-cell office:value-type="float" office:value="15.606" table:style-name="ce8">
            <text:p>15.606</text:p>
          </table:table-cell>
          <table:table-cell office:value-type="float" office:value="14.863" table:style-name="ce8">
            <text:p>14.863</text:p>
          </table:table-cell>
          <table:table-cell office:value-type="float" office:value="15.327" table:style-name="ce8">
            <text:p>15.327</text:p>
          </table:table-cell>
          <table:table-cell office:value-type="float" office:value="18.532" table:style-name="ce8">
            <text:p>18.532</text:p>
          </table:table-cell>
          <table:table-cell office:value-type="float" office:value="12.262" table:style-name="ce8">
            <text:p>12.262</text:p>
          </table:table-cell>
          <table:table-cell office:value-type="float" office:value="0.27900000000000003" table:style-name="ce8">
            <text:p>0.279</text:p>
          </table:table-cell>
          <table:table-cell office:value-type="float" office:value="20.715" table:style-name="ce8">
            <text:p>20.715</text:p>
          </table:table-cell>
          <table:table-cell office:value-type="float" office:value="3.3439999999999999" table:style-name="ce8">
            <text:p>3.344</text:p>
          </table:table-cell>
          <table:table-cell office:value-type="float" office:value="1.579" table:style-name="ce8">
            <text:p>1.579</text:p>
          </table:table-cell>
          <table:table-cell office:value-type="float" office:value="16.117000000000001" table:style-name="ce8">
            <text:p>16.117</text:p>
          </table:table-cell>
          <table:table-cell office:value-type="float" office:value="10.079000000000001" table:style-name="ce8">
            <text:p>10.079</text:p>
          </table:table-cell>
          <table:table-cell office:value-type="float" office:value="1.3009999999999999" table:style-name="ce8">
            <text:p>1.301</text:p>
          </table:table-cell>
          <table:table-cell office:value-type="float" office:value="4.5049999999999999" table:style-name="ce8">
            <text:p>4.505</text:p>
          </table:table-cell>
          <table:table-cell office:value-type="float" office:value="3.2050000000000001" table:style-name="ce8">
            <text:p>3.205</text:p>
          </table:table-cell>
          <table:table-cell office:value-type="float" office:value="2.508" table:style-name="ce8">
            <text:p>2.508</text:p>
          </table:table-cell>
          <table:table-cell office:value-type="float" office:value="4.83" table:style-name="ce8">
            <text:p>4.83</text:p>
          </table:table-cell>
          <table:table-cell office:value-type="float" office:value="17.835999999999999" table:style-name="ce8">
            <text:p>17.836</text:p>
          </table:table-cell>
          <table:table-cell office:value-type="float" office:value="18.904" table:style-name="ce8">
            <text:p>18.904</text:p>
          </table:table-cell>
          <table:table-cell office:value-type="float" office:value="18.579000000000001" table:style-name="ce8">
            <text:p>18.579</text:p>
          </table:table-cell>
          <table:table-cell office:value-type="float" office:value="8.8249999999999993" table:style-name="ce8">
            <text:p>8.825</text:p>
          </table:table-cell>
          <table:table-cell office:value-type="float" office:value="9.4710000000000001" table:style-name="ce8">
            <text:p>9.471</text:p>
          </table:table-cell>
          <table:table-cell office:value-type="string" table:style-name="ce8">
            <text:p>12.825</text:p>
          </table:table-cell>
          <table:table-cell office:value-type="string" table:style-name="ce8">
            <text:p>4.588</text:p>
          </table:table-cell>
          <table:table-cell office:value-type="string" table:style-name="ce8">
            <text:p>29.906</text:p>
          </table:table-cell>
          <table:table-cell office:value-type="string" table:style-name="ce8">
            <text:p>39.082</text:p>
          </table:table-cell>
          <table:table-cell office:value-type="string" table:style-name="ce8">
            <text:p>1.437</text:p>
          </table:table-cell>
          <table:table-cell office:value-type="string" table:style-name="ce8">
            <text:p>41.404</text:p>
          </table:table-cell>
          <table:table-cell office:value-type="string" table:style-name="ce8">
            <text:p>44.002</text:p>
          </table:table-cell>
          <table:table-cell office:value-type="string" table:style-name="ce8">
            <text:p>22.056</text:p>
          </table:table-cell>
          <table:table-cell office:value-type="string" table:style-name="ce8">
            <text:p>40.63</text:p>
          </table:table-cell>
          <table:table-cell office:value-type="string" table:style-name="ce8">
            <text:p>38.861</text:p>
          </table:table-cell>
          <table:table-cell office:value-type="string" table:style-name="ce8">
            <text:p>24.986</text:p>
          </table:table-cell>
          <table:table-cell office:value-type="string" table:style-name="ce8">
            <text:p>4.146</text:p>
          </table:table-cell>
          <table:table-cell office:value-type="string" table:style-name="ce8">
            <text:p>6.247</text:p>
          </table:table-cell>
          <table:table-cell office:value-type="string" table:style-name="ce8">
            <text:p>10.061</text:p>
          </table:table-cell>
          <table:table-cell office:value-type="string" table:style-name="ce8">
            <text:p>14.428</text:p>
          </table:table-cell>
          <table:table-cell office:value-type="string" table:style-name="ce8">
            <text:p>16.142</text:p>
          </table:table-cell>
          <table:table-cell office:value-type="string" table:style-name="ce8">
            <text:p>3.261</text:p>
          </table:table-cell>
          <table:table-cell office:value-type="string" table:style-name="ce8">
            <text:p>43.222</text:p>
          </table:table-cell>
          <table:table-cell office:value-type="string" table:style-name="ce8">
            <text:p>9.111</text:p>
          </table:table-cell>
          <table:table-cell office:value-type="string" table:style-name="ce8">
            <text:p>33.611</text:p>
          </table:table-cell>
          <table:table-cell office:value-type="string" table:style-name="ce8">
            <text:p>25.944</text:p>
          </table:table-cell>
          <table:table-cell office:value-type="string" table:style-name="ce8">
            <text:p>5.5</text:p>
          </table:table-cell>
          <table:table-cell office:value-type="string" table:style-name="ce8">
            <text:p>1.056</text:p>
          </table:table-cell>
          <table:table-cell office:value-type="string" table:style-name="ce8">
            <text:p>0.889</text:p>
          </table:table-cell>
          <table:table-cell office:value-type="string" table:style-name="ce8">
            <text:p>2.389</text:p>
          </table:table-cell>
          <table:table-cell office:value-type="string" table:style-name="ce8">
            <text:p>1.667</text:p>
          </table:table-cell>
          <table:table-cell office:value-type="string" table:style-name="ce8">
            <text:p>0.889</text:p>
          </table:table-cell>
          <table:table-cell office:value-type="string" table:style-name="ce8">
            <text:p>3.278</text:p>
          </table:table-cell>
          <table:table-cell office:value-type="string" table:style-name="ce8">
            <text:p>9.889</text:p>
          </table:table-cell>
          <table:table-cell office:value-type="string" table:style-name="ce8">
            <text:p>41.837</text:p>
          </table:table-cell>
          <table:table-cell office:value-type="string" table:style-name="ce8">
            <text:p>13.817</text:p>
          </table:table-cell>
          <table:table-cell office:value-type="string" table:style-name="ce8">
            <text:p>40.19</text:p>
          </table:table-cell>
          <table:table-cell office:value-type="string" table:style-name="ce8">
            <text:p>60.746</text:p>
          </table:table-cell>
          <table:table-cell office:value-type="string" table:style-name="ce8">
            <text:p>39.841</text:p>
          </table:table-cell>
          <table:table-cell office:value-type="float" office:value="58.930999999999997" table:style-name="ce8">
            <text:p>58.931</text:p>
          </table:table-cell>
          <table:table-cell office:value-type="float" office:value="66.063999999999993" table:style-name="ce8">
            <text:p>66.064</text:p>
          </table:table-cell>
          <table:table-cell office:value-type="float" office:value="56.851999999999997" table:style-name="ce8">
            <text:p>56.852</text:p>
          </table:table-cell>
          <table:table-cell office:value-type="float" office:value="44.808" table:style-name="ce8">
            <text:p>44.808</text:p>
          </table:table-cell>
          <table:table-cell office:value-type="float" office:value="66.808000000000007" table:style-name="ce8">
            <text:p>66.808</text:p>
          </table:table-cell>
          <table:table-cell office:value-type="float" office:value="66.945999999999998" table:style-name="ce8">
            <text:p>66.946</text:p>
          </table:table-cell>
          <table:table-cell office:value-type="float" office:value="6.3120000000000003" table:style-name="ce8">
            <text:p>6.312</text:p>
          </table:table-cell>
          <table:table-cell office:value-type="float" office:value="73.498000000000005" table:style-name="ce8">
            <text:p>73.498</text:p>
          </table:table-cell>
          <table:table-cell table:number-columns-repeated="16238"/>
        </table:table-row>
        <table:table-row table:style-name="ro3">
          <table:table-cell office:value-type="string" table:style-name="ce3">
            <text:p>H01: Where in England do you currently work?</text:p>
          </table:table-cell>
          <table:table-cell office:value-type="string" table:style-name="ce3">
            <text:p>Yorkshire and The Humber (England)</text:p>
          </table:table-cell>
          <table:table-cell office:value-type="float" office:value="20343" table:style-name="ce8">
            <text:p>20343</text:p>
          </table:table-cell>
          <table:table-cell office:value-type="float" office:value="63.008000000000003" table:style-name="ce8">
            <text:p>63.008</text:p>
          </table:table-cell>
          <table:table-cell office:value-type="float" office:value="76.046000000000006" table:style-name="ce8">
            <text:p>76.046</text:p>
          </table:table-cell>
          <table:table-cell office:value-type="float" office:value="83.727999999999994" table:style-name="ce8">
            <text:p>83.728</text:p>
          </table:table-cell>
          <table:table-cell office:value-type="float" office:value="71.671000000000006" table:style-name="ce8">
            <text:p>71.671</text:p>
          </table:table-cell>
          <table:table-cell office:value-type="float" office:value="83.007999999999996" table:style-name="ce8">
            <text:p>83.008</text:p>
          </table:table-cell>
          <table:table-cell office:value-type="float" office:value="56.207999999999998" table:style-name="ce8">
            <text:p>56.208</text:p>
          </table:table-cell>
          <table:table-cell office:value-type="float" office:value="79.656999999999996" table:style-name="ce8">
            <text:p>79.657</text:p>
          </table:table-cell>
          <table:table-cell office:value-type="float" office:value="74.150000000000006" table:style-name="ce8">
            <text:p>74.15</text:p>
          </table:table-cell>
          <table:table-cell office:value-type="float" office:value="38.728999999999999" table:style-name="ce8">
            <text:p>38.729</text:p>
          </table:table-cell>
          <table:table-cell office:value-type="float" office:value="52.676000000000002" table:style-name="ce8">
            <text:p>52.676</text:p>
          </table:table-cell>
          <table:table-cell office:value-type="float" office:value="27.885999999999999" table:style-name="ce8">
            <text:p>27.886</text:p>
          </table:table-cell>
          <table:table-cell office:value-type="float" office:value="73.040999999999997" table:style-name="ce8">
            <text:p>73.041</text:p>
          </table:table-cell>
          <table:table-cell office:value-type="float" office:value="89.269000000000005" table:style-name="ce8">
            <text:p>89.269</text:p>
          </table:table-cell>
          <table:table-cell office:value-type="float" office:value="83.545000000000002" table:style-name="ce8">
            <text:p>83.545</text:p>
          </table:table-cell>
          <table:table-cell office:value-type="float" office:value="77.975999999999999" table:style-name="ce8">
            <text:p>77.976</text:p>
          </table:table-cell>
          <table:table-cell office:value-type="float" office:value="56.76" table:style-name="ce8">
            <text:p>56.76</text:p>
          </table:table-cell>
          <table:table-cell office:value-type="float" office:value="72.644000000000005" table:style-name="ce8">
            <text:p>72.644</text:p>
          </table:table-cell>
          <table:table-cell office:value-type="float" office:value="82.251000000000005" table:style-name="ce8">
            <text:p>82.251</text:p>
          </table:table-cell>
          <table:table-cell office:value-type="float" office:value="85.2" table:style-name="ce8">
            <text:p>85.2</text:p>
          </table:table-cell>
          <table:table-cell office:value-type="float" office:value="73.927000000000007" table:style-name="ce8">
            <text:p>73.927</text:p>
          </table:table-cell>
          <table:table-cell office:value-type="float" office:value="85.694000000000003" table:style-name="ce8">
            <text:p>85.694</text:p>
          </table:table-cell>
          <table:table-cell office:value-type="float" office:value="81.944999999999993" table:style-name="ce8">
            <text:p>81.945</text:p>
          </table:table-cell>
          <table:table-cell office:value-type="float" office:value="68.867000000000004" table:style-name="ce8">
            <text:p>68.867</text:p>
          </table:table-cell>
          <table:table-cell office:value-type="float" office:value="78.308999999999997" table:style-name="ce8">
            <text:p>78.309</text:p>
          </table:table-cell>
          <table:table-cell office:value-type="float" office:value="81.272999999999996" table:style-name="ce8">
            <text:p>81.273</text:p>
          </table:table-cell>
          <table:table-cell office:value-type="float" office:value="69.378" table:style-name="ce8">
            <text:p>69.378</text:p>
          </table:table-cell>
          <table:table-cell office:value-type="float" office:value="65.792000000000002" table:style-name="ce8">
            <text:p>65.792</text:p>
          </table:table-cell>
          <table:table-cell office:value-type="float" office:value="69.694000000000003" table:style-name="ce8">
            <text:p>69.694</text:p>
          </table:table-cell>
          <table:table-cell office:value-type="float" office:value="41.747999999999998" table:style-name="ce8">
            <text:p>41.748</text:p>
          </table:table-cell>
          <table:table-cell office:value-type="float" office:value="87.81" table:style-name="ce8">
            <text:p>87.81</text:p>
          </table:table-cell>
          <table:table-cell office:value-type="float" office:value="84.659000000000006" table:style-name="ce8">
            <text:p>84.659</text:p>
          </table:table-cell>
          <table:table-cell office:value-type="float" office:value="76.561000000000007" table:style-name="ce8">
            <text:p>76.561</text:p>
          </table:table-cell>
          <table:table-cell office:value-type="float" office:value="67.162000000000006" table:style-name="ce8">
            <text:p>67.162</text:p>
          </table:table-cell>
          <table:table-cell office:value-type="float" office:value="51.872999999999998" table:style-name="ce8">
            <text:p>51.873</text:p>
          </table:table-cell>
          <table:table-cell office:value-type="float" office:value="57.896999999999998" table:style-name="ce8">
            <text:p>57.897</text:p>
          </table:table-cell>
          <table:table-cell office:value-type="float" office:value="47.802" table:style-name="ce8">
            <text:p>47.802</text:p>
          </table:table-cell>
          <table:table-cell office:value-type="float" office:value="81.900999999999996" table:style-name="ce8">
            <text:p>81.901</text:p>
          </table:table-cell>
          <table:table-cell office:value-type="float" office:value="87.712000000000003" table:style-name="ce8">
            <text:p>87.712</text:p>
          </table:table-cell>
          <table:table-cell office:value-type="float" office:value="70.37" table:style-name="ce8">
            <text:p>70.37</text:p>
          </table:table-cell>
          <table:table-cell office:value-type="float" office:value="78.644000000000005" table:style-name="ce8">
            <text:p>78.644</text:p>
          </table:table-cell>
          <table:table-cell office:value-type="float" office:value="69.605999999999995" table:style-name="ce8">
            <text:p>69.606</text:p>
          </table:table-cell>
          <table:table-cell office:value-type="float" office:value="77.703999999999994" table:style-name="ce8">
            <text:p>77.704</text:p>
          </table:table-cell>
          <table:table-cell office:value-type="float" office:value="86.947999999999993" table:style-name="ce8">
            <text:p>86.948</text:p>
          </table:table-cell>
          <table:table-cell office:value-type="float" office:value="72.406999999999996" table:style-name="ce8">
            <text:p>72.407</text:p>
          </table:table-cell>
          <table:table-cell office:value-type="float" office:value="65.147999999999996" table:style-name="ce8">
            <text:p>65.148</text:p>
          </table:table-cell>
          <table:table-cell office:value-type="float" office:value="73.036000000000001" table:style-name="ce8">
            <text:p>73.036</text:p>
          </table:table-cell>
          <table:table-cell office:value-type="float" office:value="38.284999999999997" table:style-name="ce8">
            <text:p>38.285</text:p>
          </table:table-cell>
          <table:table-cell office:value-type="float" office:value="44.353000000000002" table:style-name="ce8">
            <text:p>44.353</text:p>
          </table:table-cell>
          <table:table-cell office:value-type="float" office:value="33.555" table:style-name="ce8">
            <text:p>33.555</text:p>
          </table:table-cell>
          <table:table-cell office:value-type="float" office:value="69.015000000000001" table:style-name="ce8">
            <text:p>69.015</text:p>
          </table:table-cell>
          <table:table-cell office:value-type="float" office:value="63.584000000000003" table:style-name="ce8">
            <text:p>63.584</text:p>
          </table:table-cell>
          <table:table-cell office:value-type="float" office:value="55.313000000000002" table:style-name="ce8">
            <text:p>55.313</text:p>
          </table:table-cell>
          <table:table-cell office:value-type="float" office:value="55.459000000000003" table:style-name="ce8">
            <text:p>55.459</text:p>
          </table:table-cell>
          <table:table-cell office:value-type="float" office:value="40.829000000000001" table:style-name="ce8">
            <text:p>40.829</text:p>
          </table:table-cell>
          <table:table-cell office:value-type="float" office:value="36.271999999999998" table:style-name="ce8">
            <text:p>36.272</text:p>
          </table:table-cell>
          <table:table-cell office:value-type="float" office:value="65.944999999999993" table:style-name="ce8">
            <text:p>65.945</text:p>
          </table:table-cell>
          <table:table-cell office:value-type="float" office:value="38.427" table:style-name="ce8">
            <text:p>38.427</text:p>
          </table:table-cell>
          <table:table-cell office:value-type="float" office:value="49.177999999999997" table:style-name="ce8">
            <text:p>49.178</text:p>
          </table:table-cell>
          <table:table-cell office:value-type="float" office:value="60.771000000000001" table:style-name="ce8">
            <text:p>60.771</text:p>
          </table:table-cell>
          <table:table-cell office:value-type="float" office:value="59.396000000000001" table:style-name="ce8">
            <text:p>59.396</text:p>
          </table:table-cell>
          <table:table-cell office:value-type="float" office:value="53.728999999999999" table:style-name="ce8">
            <text:p>53.729</text:p>
          </table:table-cell>
          <table:table-cell office:value-type="float" office:value="54.439" table:style-name="ce8">
            <text:p>54.439</text:p>
          </table:table-cell>
          <table:table-cell office:value-type="float" office:value="51.829000000000001" table:style-name="ce8">
            <text:p>51.829</text:p>
          </table:table-cell>
          <table:table-cell office:value-type="float" office:value="48.348999999999997" table:style-name="ce8">
            <text:p>48.349</text:p>
          </table:table-cell>
          <table:table-cell office:value-type="float" office:value="37.173999999999999" table:style-name="ce8">
            <text:p>37.174</text:p>
          </table:table-cell>
          <table:table-cell office:value-type="float" office:value="89.608000000000004" table:style-name="ce8">
            <text:p>89.608</text:p>
          </table:table-cell>
          <table:table-cell office:value-type="float" office:value="67.849000000000004" table:style-name="ce8">
            <text:p>67.849</text:p>
          </table:table-cell>
          <table:table-cell office:value-type="float" office:value="69.668999999999997" table:style-name="ce8">
            <text:p>69.669</text:p>
          </table:table-cell>
          <table:table-cell office:value-type="float" office:value="69.447000000000003" table:style-name="ce8">
            <text:p>69.447</text:p>
          </table:table-cell>
          <table:table-cell office:value-type="float" office:value="79.813999999999993" table:style-name="ce8">
            <text:p>79.814</text:p>
          </table:table-cell>
          <table:table-cell office:value-type="float" office:value="62.890999999999998" table:style-name="ce8">
            <text:p>62.891</text:p>
          </table:table-cell>
          <table:table-cell office:value-type="float" office:value="70.271000000000001" table:style-name="ce8">
            <text:p>70.271</text:p>
          </table:table-cell>
          <table:table-cell office:value-type="float" office:value="6.4240000000000004" table:style-name="ce8">
            <text:p>6.424</text:p>
          </table:table-cell>
          <table:table-cell office:value-type="float" office:value="9.8019999999999996" table:style-name="ce8">
            <text:p>9.802</text:p>
          </table:table-cell>
          <table:table-cell office:value-type="float" office:value="26.73" table:style-name="ce8">
            <text:p>26.73</text:p>
          </table:table-cell>
          <table:table-cell office:value-type="float" office:value="57.043999999999997" table:style-name="ce8">
            <text:p>57.044</text:p>
          </table:table-cell>
          <table:table-cell office:value-type="float" office:value="91.733999999999995" table:style-name="ce8">
            <text:p>91.734</text:p>
          </table:table-cell>
          <table:table-cell office:value-type="float" office:value="70.634" table:style-name="ce8">
            <text:p>70.634</text:p>
          </table:table-cell>
          <table:table-cell office:value-type="float" office:value="72.680999999999997" table:style-name="ce8">
            <text:p>72.681</text:p>
          </table:table-cell>
          <table:table-cell office:value-type="float" office:value="10.125999999999999" table:style-name="ce8">
            <text:p>10.126</text:p>
          </table:table-cell>
          <table:table-cell office:value-type="float" office:value="14.529" table:style-name="ce8">
            <text:p>14.529</text:p>
          </table:table-cell>
          <table:table-cell office:value-type="float" office:value="13.506" table:style-name="ce8">
            <text:p>13.506</text:p>
          </table:table-cell>
          <table:table-cell office:value-type="float" office:value="15.992000000000001" table:style-name="ce8">
            <text:p>15.992</text:p>
          </table:table-cell>
          <table:table-cell office:value-type="float" office:value="11.068" table:style-name="ce8">
            <text:p>11.068</text:p>
          </table:table-cell>
          <table:table-cell office:value-type="float" office:value="11.458" table:style-name="ce8">
            <text:p>11.458</text:p>
          </table:table-cell>
          <table:table-cell office:value-type="float" office:value="4.9000000000000002E-2" table:style-name="ce8">
            <text:p>0.049</text:p>
          </table:table-cell>
          <table:table-cell office:value-type="float" office:value="19.405000000000001" table:style-name="ce8">
            <text:p>19.405</text:p>
          </table:table-cell>
          <table:table-cell office:value-type="float" office:value="2.34" table:style-name="ce8">
            <text:p>2.34</text:p>
          </table:table-cell>
          <table:table-cell office:value-type="float" office:value="1.073" table:style-name="ce8">
            <text:p>1.073</text:p>
          </table:table-cell>
          <table:table-cell office:value-type="float" office:value="13.262" table:style-name="ce8">
            <text:p>13.262</text:p>
          </table:table-cell>
          <table:table-cell office:value-type="float" office:value="8.24" table:style-name="ce8">
            <text:p>8.24</text:p>
          </table:table-cell>
          <table:table-cell office:value-type="float" office:value="1.4139999999999999" table:style-name="ce8">
            <text:p>1.414</text:p>
          </table:table-cell>
          <table:table-cell office:value-type="float" office:value="3.0230000000000001" table:style-name="ce8">
            <text:p>3.023</text:p>
          </table:table-cell>
          <table:table-cell office:value-type="float" office:value="3.169" table:style-name="ce8">
            <text:p>3.169</text:p>
          </table:table-cell>
          <table:table-cell office:value-type="float" office:value="2.2429999999999999" table:style-name="ce8">
            <text:p>2.243</text:p>
          </table:table-cell>
          <table:table-cell office:value-type="float" office:value="3.9009999999999998" table:style-name="ce8">
            <text:p>3.901</text:p>
          </table:table-cell>
          <table:table-cell office:value-type="float" office:value="19.064" table:style-name="ce8">
            <text:p>19.064</text:p>
          </table:table-cell>
          <table:table-cell office:value-type="float" office:value="19.161000000000001" table:style-name="ce8">
            <text:p>19.161</text:p>
          </table:table-cell>
          <table:table-cell office:value-type="float" office:value="18.381" table:style-name="ce8">
            <text:p>18.381</text:p>
          </table:table-cell>
          <table:table-cell office:value-type="float" office:value="10.093" table:style-name="ce8">
            <text:p>10.093</text:p>
          </table:table-cell>
          <table:table-cell office:value-type="float" office:value="8.4930000000000003" table:style-name="ce8">
            <text:p>8.493</text:p>
          </table:table-cell>
          <table:table-cell office:value-type="string" table:style-name="ce8">
            <text:p>10.401</text:p>
          </table:table-cell>
          <table:table-cell office:value-type="string" table:style-name="ce8">
            <text:p>4.184</text:p>
          </table:table-cell>
          <table:table-cell office:value-type="string" table:style-name="ce8">
            <text:p>24.985</text:p>
          </table:table-cell>
          <table:table-cell office:value-type="string" table:style-name="ce8">
            <text:p>35.386</text:p>
          </table:table-cell>
          <table:table-cell office:value-type="string" table:style-name="ce8">
            <text:p>0.697</text:p>
          </table:table-cell>
          <table:table-cell office:value-type="string" table:style-name="ce8">
            <text:p>38.117</text:p>
          </table:table-cell>
          <table:table-cell office:value-type="string" table:style-name="ce8">
            <text:p>42.766</text:p>
          </table:table-cell>
          <table:table-cell office:value-type="string" table:style-name="ce8">
            <text:p>22.894</text:p>
          </table:table-cell>
          <table:table-cell office:value-type="string" table:style-name="ce8">
            <text:p>36.723</text:p>
          </table:table-cell>
          <table:table-cell office:value-type="string" table:style-name="ce8">
            <text:p>33.701</text:p>
          </table:table-cell>
          <table:table-cell office:value-type="string" table:style-name="ce8">
            <text:p>22.313</text:p>
          </table:table-cell>
          <table:table-cell office:value-type="string" table:style-name="ce8">
            <text:p>2.44</text:p>
          </table:table-cell>
          <table:table-cell office:value-type="string" table:style-name="ce8">
            <text:p>4.881</text:p>
          </table:table-cell>
          <table:table-cell office:value-type="string" table:style-name="ce8">
            <text:p>8.309</text:p>
          </table:table-cell>
          <table:table-cell office:value-type="string" table:style-name="ce8">
            <text:p>11.273</text:p>
          </table:table-cell>
          <table:table-cell office:value-type="string" table:style-name="ce8">
            <text:p>16.037</text:p>
          </table:table-cell>
          <table:table-cell office:value-type="string" table:style-name="ce8">
            <text:p>3.428</text:p>
          </table:table-cell>
          <table:table-cell office:value-type="string" table:style-name="ce8">
            <text:p>39.591</text:p>
          </table:table-cell>
          <table:table-cell office:value-type="string" table:style-name="ce8">
            <text:p>8.48</text:p>
          </table:table-cell>
          <table:table-cell office:value-type="string" table:style-name="ce8">
            <text:p>29.591</text:p>
          </table:table-cell>
          <table:table-cell office:value-type="string" table:style-name="ce8">
            <text:p>26.901</text:p>
          </table:table-cell>
          <table:table-cell office:value-type="string" table:style-name="ce8">
            <text:p>4.327</text:p>
          </table:table-cell>
          <table:table-cell office:value-type="string" table:style-name="ce8">
            <text:p>0.994</text:p>
          </table:table-cell>
          <table:table-cell office:value-type="string" table:style-name="ce8">
            <text:p>1.111</text:p>
          </table:table-cell>
          <table:table-cell office:value-type="string" table:style-name="ce8">
            <text:p>1.345</text:p>
          </table:table-cell>
          <table:table-cell office:value-type="string" table:style-name="ce8">
            <text:p>1.988</text:p>
          </table:table-cell>
          <table:table-cell office:value-type="string" table:style-name="ce8">
            <text:p>0.819</text:p>
          </table:table-cell>
          <table:table-cell office:value-type="string" table:style-name="ce8">
            <text:p>3.216</text:p>
          </table:table-cell>
          <table:table-cell office:value-type="string" table:style-name="ce8">
            <text:p>11.871</text:p>
          </table:table-cell>
          <table:table-cell office:value-type="string" table:style-name="ce8">
            <text:p>40.745</text:p>
          </table:table-cell>
          <table:table-cell office:value-type="string" table:style-name="ce8">
            <text:p>15.081</text:p>
          </table:table-cell>
          <table:table-cell office:value-type="string" table:style-name="ce8">
            <text:p>40.506</text:p>
          </table:table-cell>
          <table:table-cell office:value-type="string" table:style-name="ce8">
            <text:p>59.567</text:p>
          </table:table-cell>
          <table:table-cell office:value-type="string" table:style-name="ce8">
            <text:p>32.382</text:p>
          </table:table-cell>
          <table:table-cell office:value-type="float" office:value="57.984999999999999" table:style-name="ce8">
            <text:p>57.985</text:p>
          </table:table-cell>
          <table:table-cell office:value-type="float" office:value="65.572999999999993" table:style-name="ce8">
            <text:p>65.573</text:p>
          </table:table-cell>
          <table:table-cell office:value-type="float" office:value="55.417000000000002" table:style-name="ce8">
            <text:p>55.417</text:p>
          </table:table-cell>
          <table:table-cell office:value-type="float" office:value="43.679000000000002" table:style-name="ce8">
            <text:p>43.679</text:p>
          </table:table-cell>
          <table:table-cell office:value-type="float" office:value="65.421000000000006" table:style-name="ce8">
            <text:p>65.421</text:p>
          </table:table-cell>
          <table:table-cell office:value-type="float" office:value="67.611000000000004" table:style-name="ce8">
            <text:p>67.611</text:p>
          </table:table-cell>
          <table:table-cell office:value-type="float" office:value="6.4749999999999996" table:style-name="ce8">
            <text:p>6.475</text:p>
          </table:table-cell>
          <table:table-cell office:value-type="float" office:value="77.341999999999999" table:style-name="ce8">
            <text:p>77.342</text:p>
          </table:table-cell>
          <table:table-cell table:number-columns-repeated="16238"/>
        </table:table-row>
        <table:table-row table:style-name="ro3">
          <table:table-cell office:value-type="string" table:style-name="ce3">
            <text:p>H01: Where in England do you currently work?</text:p>
          </table:table-cell>
          <table:table-cell office:value-type="string" table:style-name="ce3">
            <text:p>Scotland</text:p>
          </table:table-cell>
          <table:table-cell office:value-type="float" office:value="31629" table:style-name="ce8">
            <text:p>31629</text:p>
          </table:table-cell>
          <table:table-cell office:value-type="float" office:value="62.247" table:style-name="ce8">
            <text:p>62.247</text:p>
          </table:table-cell>
          <table:table-cell office:value-type="float" office:value="75.323999999999998" table:style-name="ce8">
            <text:p>75.324</text:p>
          </table:table-cell>
          <table:table-cell office:value-type="float" office:value="83.245000000000005" table:style-name="ce8">
            <text:p>83.245</text:p>
          </table:table-cell>
          <table:table-cell office:value-type="float" office:value="71.653000000000006" table:style-name="ce8">
            <text:p>71.653</text:p>
          </table:table-cell>
          <table:table-cell office:value-type="float" office:value="82.144000000000005" table:style-name="ce8">
            <text:p>82.144</text:p>
          </table:table-cell>
          <table:table-cell office:value-type="float" office:value="55.423999999999999" table:style-name="ce8">
            <text:p>55.424</text:p>
          </table:table-cell>
          <table:table-cell office:value-type="float" office:value="79.007999999999996" table:style-name="ce8">
            <text:p>79.008</text:p>
          </table:table-cell>
          <table:table-cell office:value-type="float" office:value="74.641000000000005" table:style-name="ce8">
            <text:p>74.641</text:p>
          </table:table-cell>
          <table:table-cell office:value-type="float" office:value="37.884999999999998" table:style-name="ce8">
            <text:p>37.885</text:p>
          </table:table-cell>
          <table:table-cell office:value-type="float" office:value="50.609000000000002" table:style-name="ce8">
            <text:p>50.609</text:p>
          </table:table-cell>
          <table:table-cell office:value-type="float" office:value="28.271000000000001" table:style-name="ce8">
            <text:p>28.271</text:p>
          </table:table-cell>
          <table:table-cell office:value-type="float" office:value="73.158000000000001" table:style-name="ce8">
            <text:p>73.158</text:p>
          </table:table-cell>
          <table:table-cell office:value-type="float" office:value="89.777000000000001" table:style-name="ce8">
            <text:p>89.777</text:p>
          </table:table-cell>
          <table:table-cell office:value-type="float" office:value="82.742000000000004" table:style-name="ce8">
            <text:p>82.742</text:p>
          </table:table-cell>
          <table:table-cell office:value-type="float" office:value="77.34" table:style-name="ce8">
            <text:p>77.34</text:p>
          </table:table-cell>
          <table:table-cell office:value-type="float" office:value="55.148000000000003" table:style-name="ce8">
            <text:p>55.148</text:p>
          </table:table-cell>
          <table:table-cell office:value-type="float" office:value="71.605999999999995" table:style-name="ce8">
            <text:p>71.606</text:p>
          </table:table-cell>
          <table:table-cell office:value-type="float" office:value="82.171000000000006" table:style-name="ce8">
            <text:p>82.171</text:p>
          </table:table-cell>
          <table:table-cell office:value-type="float" office:value="84.313000000000002" table:style-name="ce8">
            <text:p>84.313</text:p>
          </table:table-cell>
          <table:table-cell office:value-type="float" office:value="73.590999999999994" table:style-name="ce8">
            <text:p>73.591</text:p>
          </table:table-cell>
          <table:table-cell office:value-type="float" office:value="85.662999999999997" table:style-name="ce8">
            <text:p>85.663</text:p>
          </table:table-cell>
          <table:table-cell office:value-type="float" office:value="81.277000000000001" table:style-name="ce8">
            <text:p>81.277</text:p>
          </table:table-cell>
          <table:table-cell office:value-type="float" office:value="68.481999999999999" table:style-name="ce8">
            <text:p>68.482</text:p>
          </table:table-cell>
          <table:table-cell office:value-type="float" office:value="77.581999999999994" table:style-name="ce8">
            <text:p>77.582</text:p>
          </table:table-cell>
          <table:table-cell office:value-type="float" office:value="81.641999999999996" table:style-name="ce8">
            <text:p>81.642</text:p>
          </table:table-cell>
          <table:table-cell office:value-type="float" office:value="69.866" table:style-name="ce8">
            <text:p>69.866</text:p>
          </table:table-cell>
          <table:table-cell office:value-type="float" office:value="65.896000000000001" table:style-name="ce8">
            <text:p>65.896</text:p>
          </table:table-cell>
          <table:table-cell office:value-type="float" office:value="71.332999999999998" table:style-name="ce8">
            <text:p>71.333</text:p>
          </table:table-cell>
          <table:table-cell office:value-type="float" office:value="41.148000000000003" table:style-name="ce8">
            <text:p>41.148</text:p>
          </table:table-cell>
          <table:table-cell office:value-type="float" office:value="88.046000000000006" table:style-name="ce8">
            <text:p>88.046</text:p>
          </table:table-cell>
          <table:table-cell office:value-type="float" office:value="84.073999999999998" table:style-name="ce8">
            <text:p>84.074</text:p>
          </table:table-cell>
          <table:table-cell office:value-type="float" office:value="74.331999999999994" table:style-name="ce8">
            <text:p>74.332</text:p>
          </table:table-cell>
          <table:table-cell office:value-type="float" office:value="65.897000000000006" table:style-name="ce8">
            <text:p>65.897</text:p>
          </table:table-cell>
          <table:table-cell office:value-type="float" office:value="50.29" table:style-name="ce8">
            <text:p>50.29</text:p>
          </table:table-cell>
          <table:table-cell office:value-type="float" office:value="57.755000000000003" table:style-name="ce8">
            <text:p>57.755</text:p>
          </table:table-cell>
          <table:table-cell office:value-type="float" office:value="47.796999999999997" table:style-name="ce8">
            <text:p>47.797</text:p>
          </table:table-cell>
          <table:table-cell office:value-type="float" office:value="82.266999999999996" table:style-name="ce8">
            <text:p>82.267</text:p>
          </table:table-cell>
          <table:table-cell office:value-type="float" office:value="86.998000000000005" table:style-name="ce8">
            <text:p>86.998</text:p>
          </table:table-cell>
          <table:table-cell office:value-type="float" office:value="68.551000000000002" table:style-name="ce8">
            <text:p>68.551</text:p>
          </table:table-cell>
          <table:table-cell office:value-type="float" office:value="78.195999999999998" table:style-name="ce8">
            <text:p>78.196</text:p>
          </table:table-cell>
          <table:table-cell office:value-type="float" office:value="69.757000000000005" table:style-name="ce8">
            <text:p>69.757</text:p>
          </table:table-cell>
          <table:table-cell office:value-type="float" office:value="77.221000000000004" table:style-name="ce8">
            <text:p>77.221</text:p>
          </table:table-cell>
          <table:table-cell office:value-type="float" office:value="87.337000000000003" table:style-name="ce8">
            <text:p>87.337</text:p>
          </table:table-cell>
          <table:table-cell office:value-type="float" office:value="73.284999999999997" table:style-name="ce8">
            <text:p>73.285</text:p>
          </table:table-cell>
          <table:table-cell office:value-type="float" office:value="66.718999999999994" table:style-name="ce8">
            <text:p>66.719</text:p>
          </table:table-cell>
          <table:table-cell office:value-type="float" office:value="73.542000000000002" table:style-name="ce8">
            <text:p>73.542</text:p>
          </table:table-cell>
          <table:table-cell office:value-type="float" office:value="37.198999999999998" table:style-name="ce8">
            <text:p>37.199</text:p>
          </table:table-cell>
          <table:table-cell office:value-type="float" office:value="44.432000000000002" table:style-name="ce8">
            <text:p>44.432</text:p>
          </table:table-cell>
          <table:table-cell office:value-type="float" office:value="32.042000000000002" table:style-name="ce8">
            <text:p>32.042</text:p>
          </table:table-cell>
          <table:table-cell office:value-type="float" office:value="64.805999999999997" table:style-name="ce8">
            <text:p>64.806</text:p>
          </table:table-cell>
          <table:table-cell office:value-type="float" office:value="60.701999999999998" table:style-name="ce8">
            <text:p>60.702</text:p>
          </table:table-cell>
          <table:table-cell office:value-type="float" office:value="52.156999999999996" table:style-name="ce8">
            <text:p>52.157</text:p>
          </table:table-cell>
          <table:table-cell office:value-type="float" office:value="52.697000000000003" table:style-name="ce8">
            <text:p>52.697</text:p>
          </table:table-cell>
          <table:table-cell office:value-type="float" office:value="38.75" table:style-name="ce8">
            <text:p>38.75</text:p>
          </table:table-cell>
          <table:table-cell office:value-type="float" office:value="36.463999999999999" table:style-name="ce8">
            <text:p>36.464</text:p>
          </table:table-cell>
          <table:table-cell office:value-type="float" office:value="64.581999999999994" table:style-name="ce8">
            <text:p>64.582</text:p>
          </table:table-cell>
          <table:table-cell office:value-type="float" office:value="37.408999999999999" table:style-name="ce8">
            <text:p>37.409</text:p>
          </table:table-cell>
          <table:table-cell office:value-type="float" office:value="47.936999999999998" table:style-name="ce8">
            <text:p>47.937</text:p>
          </table:table-cell>
          <table:table-cell office:value-type="float" office:value="61.061999999999998" table:style-name="ce8">
            <text:p>61.062</text:p>
          </table:table-cell>
          <table:table-cell office:value-type="float" office:value="59.295999999999999" table:style-name="ce8">
            <text:p>59.296</text:p>
          </table:table-cell>
          <table:table-cell office:value-type="float" office:value="52.206000000000003" table:style-name="ce8">
            <text:p>52.206</text:p>
          </table:table-cell>
          <table:table-cell office:value-type="float" office:value="53.003999999999998" table:style-name="ce8">
            <text:p>53.004</text:p>
          </table:table-cell>
          <table:table-cell office:value-type="float" office:value="49.926000000000002" table:style-name="ce8">
            <text:p>49.926</text:p>
          </table:table-cell>
          <table:table-cell office:value-type="float" office:value="46.786000000000001" table:style-name="ce8">
            <text:p>46.786</text:p>
          </table:table-cell>
          <table:table-cell office:value-type="float" office:value="33.756" table:style-name="ce8">
            <text:p>33.756</text:p>
          </table:table-cell>
          <table:table-cell office:value-type="float" office:value="89.465000000000003" table:style-name="ce8">
            <text:p>89.465</text:p>
          </table:table-cell>
          <table:table-cell office:value-type="float" office:value="67.409000000000006" table:style-name="ce8">
            <text:p>67.409</text:p>
          </table:table-cell>
          <table:table-cell office:value-type="float" office:value="67.600999999999999" table:style-name="ce8">
            <text:p>67.601</text:p>
          </table:table-cell>
          <table:table-cell office:value-type="float" office:value="67.55" table:style-name="ce8">
            <text:p>67.55</text:p>
          </table:table-cell>
          <table:table-cell office:value-type="float" office:value="78.703999999999994" table:style-name="ce8">
            <text:p>78.704</text:p>
          </table:table-cell>
          <table:table-cell office:value-type="float" office:value="56.241" table:style-name="ce8">
            <text:p>56.241</text:p>
          </table:table-cell>
          <table:table-cell office:value-type="float" office:value="67.564999999999998" table:style-name="ce8">
            <text:p>67.565</text:p>
          </table:table-cell>
          <table:table-cell office:value-type="float" office:value="6.74" table:style-name="ce8">
            <text:p>6.74</text:p>
          </table:table-cell>
          <table:table-cell office:value-type="float" office:value="9.4610000000000003" table:style-name="ce8">
            <text:p>9.461</text:p>
          </table:table-cell>
          <table:table-cell office:value-type="float" office:value="24.25" table:style-name="ce8">
            <text:p>24.25</text:p>
          </table:table-cell>
          <table:table-cell office:value-type="float" office:value="59.548999999999999" table:style-name="ce8">
            <text:p>59.549</text:p>
          </table:table-cell>
          <table:table-cell office:value-type="float" office:value="93.082999999999998" table:style-name="ce8">
            <text:p>93.083</text:p>
          </table:table-cell>
          <table:table-cell office:value-type="float" office:value="72.245999999999995" table:style-name="ce8">
            <text:p>72.246</text:p>
          </table:table-cell>
          <table:table-cell office:value-type="float" office:value="73.27" table:style-name="ce8">
            <text:p>73.27</text:p>
          </table:table-cell>
          <table:table-cell office:value-type="float" office:value="9.4079999999999995" table:style-name="ce8">
            <text:p>9.408</text:p>
          </table:table-cell>
          <table:table-cell office:value-type="float" office:value="14.7" table:style-name="ce8">
            <text:p>14.7</text:p>
          </table:table-cell>
          <table:table-cell office:value-type="float" office:value="13.013999999999999" table:style-name="ce8">
            <text:p>13.014</text:p>
          </table:table-cell>
          <table:table-cell office:value-type="float" office:value="13.52" table:style-name="ce8">
            <text:p>13.52</text:p>
          </table:table-cell>
          <table:table-cell office:value-type="float" office:value="4.1470000000000002" table:style-name="ce8">
            <text:p>4.147</text:p>
          </table:table-cell>
          <table:table-cell office:value-type="float" office:value="10.789" table:style-name="ce8">
            <text:p>10.789</text:p>
          </table:table-cell>
          <table:table-cell office:value-type="float" office:value="0.13500000000000001" table:style-name="ce8">
            <text:p>0.135</text:p>
          </table:table-cell>
          <table:table-cell office:value-type="float" office:value="21.847999999999999" table:style-name="ce8">
            <text:p>21.848</text:p>
          </table:table-cell>
          <table:table-cell office:value-type="float" office:value="2.1920000000000002" table:style-name="ce8">
            <text:p>2.192</text:p>
          </table:table-cell>
          <table:table-cell office:value-type="float" office:value="1.0449999999999999" table:style-name="ce8">
            <text:p>1.045</text:p>
          </table:table-cell>
          <table:table-cell office:value-type="float" office:value="14.396000000000001" table:style-name="ce8">
            <text:p>14.396</text:p>
          </table:table-cell>
          <table:table-cell office:value-type="float" office:value="10.081" table:style-name="ce8">
            <text:p>10.081</text:p>
          </table:table-cell>
          <table:table-cell office:value-type="float" office:value="1.4159999999999999" table:style-name="ce8">
            <text:p>1.416</text:p>
          </table:table-cell>
          <table:table-cell office:value-type="float" office:value="2.5960000000000001" table:style-name="ce8">
            <text:p>2.596</text:p>
          </table:table-cell>
          <table:table-cell office:value-type="float" office:value="2.9329999999999998" table:style-name="ce8">
            <text:p>2.933</text:p>
          </table:table-cell>
          <table:table-cell office:value-type="float" office:value="1.7190000000000001" table:style-name="ce8">
            <text:p>1.719</text:p>
          </table:table-cell>
          <table:table-cell office:value-type="float" office:value="3.6749999999999998" table:style-name="ce8">
            <text:p>3.675</text:p>
          </table:table-cell>
          <table:table-cell office:value-type="float" office:value="22.824999999999999" table:style-name="ce8">
            <text:p>22.825</text:p>
          </table:table-cell>
          <table:table-cell office:value-type="float" office:value="22.387" table:style-name="ce8">
            <text:p>22.387</text:p>
          </table:table-cell>
          <table:table-cell office:value-type="float" office:value="20.228999999999999" table:style-name="ce8">
            <text:p>20.229</text:p>
          </table:table-cell>
          <table:table-cell office:value-type="float" office:value="9.7100000000000009" table:style-name="ce8">
            <text:p>9.71</text:p>
          </table:table-cell>
          <table:table-cell office:value-type="float" office:value="8.3829999999999991" table:style-name="ce8">
            <text:p>8.383</text:p>
          </table:table-cell>
          <table:table-cell office:value-type="string" table:style-name="ce8">
            <text:p>9.565</text:p>
          </table:table-cell>
          <table:table-cell office:value-type="string" table:style-name="ce8">
            <text:p>3.176</text:p>
          </table:table-cell>
          <table:table-cell office:value-type="string" table:style-name="ce8">
            <text:p>24.423</text:p>
          </table:table-cell>
          <table:table-cell office:value-type="string" table:style-name="ce8">
            <text:p>39.244</text:p>
          </table:table-cell>
          <table:table-cell office:value-type="string" table:style-name="ce8">
            <text:p>0.87</text:p>
          </table:table-cell>
          <table:table-cell office:value-type="string" table:style-name="ce8">
            <text:p>38.45</text:p>
          </table:table-cell>
          <table:table-cell office:value-type="string" table:style-name="ce8">
            <text:p>44.386</text:p>
          </table:table-cell>
          <table:table-cell office:value-type="string" table:style-name="ce8">
            <text:p>24.423</text:p>
          </table:table-cell>
          <table:table-cell office:value-type="string" table:style-name="ce8">
            <text:p>38.147</text:p>
          </table:table-cell>
          <table:table-cell office:value-type="string" table:style-name="ce8">
            <text:p>36.484</text:p>
          </table:table-cell>
          <table:table-cell office:value-type="string" table:style-name="ce8">
            <text:p>21.399</text:p>
          </table:table-cell>
          <table:table-cell office:value-type="string" table:style-name="ce8">
            <text:p>2.76</text:p>
          </table:table-cell>
          <table:table-cell office:value-type="string" table:style-name="ce8">
            <text:p>4.499</text:p>
          </table:table-cell>
          <table:table-cell office:value-type="string" table:style-name="ce8">
            <text:p>9.074</text:p>
          </table:table-cell>
          <table:table-cell office:value-type="string" table:style-name="ce8">
            <text:p>11.909</text:p>
          </table:table-cell>
          <table:table-cell office:value-type="string" table:style-name="ce8">
            <text:p>15.198</text:p>
          </table:table-cell>
          <table:table-cell office:value-type="string" table:style-name="ce8">
            <text:p>3.592</text:p>
          </table:table-cell>
          <table:table-cell office:value-type="string" table:style-name="ce8">
            <text:p>40.599</text:p>
          </table:table-cell>
          <table:table-cell office:value-type="string" table:style-name="ce8">
            <text:p>9.212</text:p>
          </table:table-cell>
          <table:table-cell office:value-type="string" table:style-name="ce8">
            <text:p>30.97</text:p>
          </table:table-cell>
          <table:table-cell office:value-type="string" table:style-name="ce8">
            <text:p>28.241</text:p>
          </table:table-cell>
          <table:table-cell office:value-type="string" table:style-name="ce8">
            <text:p>4.435</text:p>
          </table:table-cell>
          <table:table-cell office:value-type="string" table:style-name="ce8">
            <text:p>1.061</text:p>
          </table:table-cell>
          <table:table-cell office:value-type="string" table:style-name="ce8">
            <text:p>1.251</text:p>
          </table:table-cell>
          <table:table-cell office:value-type="string" table:style-name="ce8">
            <text:p>2.426</text:p>
          </table:table-cell>
          <table:table-cell office:value-type="string" table:style-name="ce8">
            <text:p>2.274</text:p>
          </table:table-cell>
          <table:table-cell office:value-type="string" table:style-name="ce8">
            <text:p>1.516</text:p>
          </table:table-cell>
          <table:table-cell office:value-type="string" table:style-name="ce8">
            <text:p>2.767</text:p>
          </table:table-cell>
          <table:table-cell office:value-type="string" table:style-name="ce8">
            <text:p>10.273</text:p>
          </table:table-cell>
          <table:table-cell office:value-type="string" table:style-name="ce8">
            <text:p>39.75</text:p>
          </table:table-cell>
          <table:table-cell office:value-type="string" table:style-name="ce8">
            <text:p>13.759</text:p>
          </table:table-cell>
          <table:table-cell office:value-type="string" table:style-name="ce8">
            <text:p>40.617</text:p>
          </table:table-cell>
          <table:table-cell office:value-type="string" table:style-name="ce8">
            <text:p>66.096</text:p>
          </table:table-cell>
          <table:table-cell office:value-type="string" table:style-name="ce8">
            <text:p>33.589</text:p>
          </table:table-cell>
          <table:table-cell office:value-type="float" office:value="58.813000000000002" table:style-name="ce8">
            <text:p>58.813</text:p>
          </table:table-cell>
          <table:table-cell office:value-type="float" office:value="66.67" table:style-name="ce8">
            <text:p>66.67</text:p>
          </table:table-cell>
          <table:table-cell office:value-type="float" office:value="56.404000000000003" table:style-name="ce8">
            <text:p>56.404</text:p>
          </table:table-cell>
          <table:table-cell office:value-type="float" office:value="45.38" table:style-name="ce8">
            <text:p>45.38</text:p>
          </table:table-cell>
          <table:table-cell office:value-type="float" office:value="67.638000000000005" table:style-name="ce8">
            <text:p>67.638</text:p>
          </table:table-cell>
          <table:table-cell office:value-type="float" office:value="69.085999999999999" table:style-name="ce8">
            <text:p>69.086</text:p>
          </table:table-cell>
          <table:table-cell office:value-type="float" office:value="5.7750000000000004" table:style-name="ce8">
            <text:p>5.775</text:p>
          </table:table-cell>
          <table:table-cell office:value-type="float" office:value="75.981999999999999" table:style-name="ce8">
            <text:p>75.982</text:p>
          </table:table-cell>
          <table:table-cell table:number-columns-repeated="16238"/>
        </table:table-row>
        <table:table-row table:style-name="ro3">
          <table:table-cell office:value-type="string" table:style-name="ce3">
            <text:p>H01: Where in England do you currently work?</text:p>
          </table:table-cell>
          <table:table-cell office:value-type="string" table:style-name="ce3">
            <text:p>Wales</text:p>
          </table:table-cell>
          <table:table-cell office:value-type="float" office:value="24244" table:style-name="ce8">
            <text:p>24244</text:p>
          </table:table-cell>
          <table:table-cell office:value-type="float" office:value="65.397999999999996" table:style-name="ce8">
            <text:p>65.398</text:p>
          </table:table-cell>
          <table:table-cell office:value-type="float" office:value="75.813000000000002" table:style-name="ce8">
            <text:p>75.813</text:p>
          </table:table-cell>
          <table:table-cell office:value-type="float" office:value="84.49" table:style-name="ce8">
            <text:p>84.49</text:p>
          </table:table-cell>
          <table:table-cell office:value-type="float" office:value="73.784999999999997" table:style-name="ce8">
            <text:p>73.785</text:p>
          </table:table-cell>
          <table:table-cell office:value-type="float" office:value="84.16" table:style-name="ce8">
            <text:p>84.16</text:p>
          </table:table-cell>
          <table:table-cell office:value-type="float" office:value="57.866999999999997" table:style-name="ce8">
            <text:p>57.867</text:p>
          </table:table-cell>
          <table:table-cell office:value-type="float" office:value="80.816999999999993" table:style-name="ce8">
            <text:p>80.817</text:p>
          </table:table-cell>
          <table:table-cell office:value-type="float" office:value="76.953999999999994" table:style-name="ce8">
            <text:p>76.954</text:p>
          </table:table-cell>
          <table:table-cell office:value-type="float" office:value="41.6" table:style-name="ce8">
            <text:p>41.6</text:p>
          </table:table-cell>
          <table:table-cell office:value-type="float" office:value="54.954999999999998" table:style-name="ce8">
            <text:p>54.955</text:p>
          </table:table-cell>
          <table:table-cell office:value-type="float" office:value="26.8" table:style-name="ce8">
            <text:p>26.8</text:p>
          </table:table-cell>
          <table:table-cell office:value-type="float" office:value="73.361999999999995" table:style-name="ce8">
            <text:p>73.362</text:p>
          </table:table-cell>
          <table:table-cell office:value-type="float" office:value="89.224000000000004" table:style-name="ce8">
            <text:p>89.224</text:p>
          </table:table-cell>
          <table:table-cell office:value-type="float" office:value="83.132999999999996" table:style-name="ce8">
            <text:p>83.133</text:p>
          </table:table-cell>
          <table:table-cell office:value-type="float" office:value="78.268000000000001" table:style-name="ce8">
            <text:p>78.268</text:p>
          </table:table-cell>
          <table:table-cell office:value-type="float" office:value="56.966000000000001" table:style-name="ce8">
            <text:p>56.966</text:p>
          </table:table-cell>
          <table:table-cell office:value-type="float" office:value="71.438999999999993" table:style-name="ce8">
            <text:p>71.439</text:p>
          </table:table-cell>
          <table:table-cell office:value-type="float" office:value="82.873000000000005" table:style-name="ce8">
            <text:p>82.873</text:p>
          </table:table-cell>
          <table:table-cell office:value-type="float" office:value="86.105999999999995" table:style-name="ce8">
            <text:p>86.106</text:p>
          </table:table-cell>
          <table:table-cell office:value-type="float" office:value="75.097999999999999" table:style-name="ce8">
            <text:p>75.098</text:p>
          </table:table-cell>
          <table:table-cell office:value-type="float" office:value="87.457999999999998" table:style-name="ce8">
            <text:p>87.458</text:p>
          </table:table-cell>
          <table:table-cell office:value-type="float" office:value="83.183999999999997" table:style-name="ce8">
            <text:p>83.184</text:p>
          </table:table-cell>
          <table:table-cell office:value-type="float" office:value="72.125" table:style-name="ce8">
            <text:p>72.125</text:p>
          </table:table-cell>
          <table:table-cell office:value-type="float" office:value="79.570999999999998" table:style-name="ce8">
            <text:p>79.571</text:p>
          </table:table-cell>
          <table:table-cell office:value-type="float" office:value="83.052999999999997" table:style-name="ce8">
            <text:p>83.053</text:p>
          </table:table-cell>
          <table:table-cell office:value-type="float" office:value="72.233000000000004" table:style-name="ce8">
            <text:p>72.233</text:p>
          </table:table-cell>
          <table:table-cell office:value-type="float" office:value="67.971000000000004" table:style-name="ce8">
            <text:p>67.971</text:p>
          </table:table-cell>
          <table:table-cell office:value-type="float" office:value="71.548000000000002" table:style-name="ce8">
            <text:p>71.548</text:p>
          </table:table-cell>
          <table:table-cell office:value-type="float" office:value="45.555999999999997" table:style-name="ce8">
            <text:p>45.556</text:p>
          </table:table-cell>
          <table:table-cell office:value-type="float" office:value="89.213999999999999" table:style-name="ce8">
            <text:p>89.214</text:p>
          </table:table-cell>
          <table:table-cell office:value-type="float" office:value="85.91" table:style-name="ce8">
            <text:p>85.91</text:p>
          </table:table-cell>
          <table:table-cell office:value-type="float" office:value="77.364000000000004" table:style-name="ce8">
            <text:p>77.364</text:p>
          </table:table-cell>
          <table:table-cell office:value-type="float" office:value="69.718000000000004" table:style-name="ce8">
            <text:p>69.718</text:p>
          </table:table-cell>
          <table:table-cell office:value-type="float" office:value="52.194000000000003" table:style-name="ce8">
            <text:p>52.194</text:p>
          </table:table-cell>
          <table:table-cell office:value-type="float" office:value="58.753" table:style-name="ce8">
            <text:p>58.753</text:p>
          </table:table-cell>
          <table:table-cell office:value-type="float" office:value="50.783000000000001" table:style-name="ce8">
            <text:p>50.783</text:p>
          </table:table-cell>
          <table:table-cell office:value-type="float" office:value="82.962000000000003" table:style-name="ce8">
            <text:p>82.962</text:p>
          </table:table-cell>
          <table:table-cell office:value-type="float" office:value="88.677999999999997" table:style-name="ce8">
            <text:p>88.678</text:p>
          </table:table-cell>
          <table:table-cell office:value-type="float" office:value="70.572000000000003" table:style-name="ce8">
            <text:p>70.572</text:p>
          </table:table-cell>
          <table:table-cell office:value-type="float" office:value="81.048000000000002" table:style-name="ce8">
            <text:p>81.048</text:p>
          </table:table-cell>
          <table:table-cell office:value-type="float" office:value="73.388999999999996" table:style-name="ce8">
            <text:p>73.389</text:p>
          </table:table-cell>
          <table:table-cell office:value-type="float" office:value="79.549000000000007" table:style-name="ce8">
            <text:p>79.549</text:p>
          </table:table-cell>
          <table:table-cell office:value-type="float" office:value="88.805000000000007" table:style-name="ce8">
            <text:p>88.805</text:p>
          </table:table-cell>
          <table:table-cell office:value-type="float" office:value="77.188999999999993" table:style-name="ce8">
            <text:p>77.189</text:p>
          </table:table-cell>
          <table:table-cell office:value-type="float" office:value="68.149000000000001" table:style-name="ce8">
            <text:p>68.149</text:p>
          </table:table-cell>
          <table:table-cell office:value-type="float" office:value="74.620999999999995" table:style-name="ce8">
            <text:p>74.621</text:p>
          </table:table-cell>
          <table:table-cell office:value-type="float" office:value="39.301000000000002" table:style-name="ce8">
            <text:p>39.301</text:p>
          </table:table-cell>
          <table:table-cell office:value-type="float" office:value="49.8" table:style-name="ce8">
            <text:p>49.8</text:p>
          </table:table-cell>
          <table:table-cell office:value-type="float" office:value="35.726999999999997" table:style-name="ce8">
            <text:p>35.727</text:p>
          </table:table-cell>
          <table:table-cell office:value-type="float" office:value="69.272000000000006" table:style-name="ce8">
            <text:p>69.272</text:p>
          </table:table-cell>
          <table:table-cell office:value-type="float" office:value="64.281000000000006" table:style-name="ce8">
            <text:p>64.281</text:p>
          </table:table-cell>
          <table:table-cell office:value-type="float" office:value="57.822000000000003" table:style-name="ce8">
            <text:p>57.822</text:p>
          </table:table-cell>
          <table:table-cell office:value-type="float" office:value="57.081000000000003" table:style-name="ce8">
            <text:p>57.081</text:p>
          </table:table-cell>
          <table:table-cell office:value-type="float" office:value="44.100999999999999" table:style-name="ce8">
            <text:p>44.101</text:p>
          </table:table-cell>
          <table:table-cell office:value-type="float" office:value="41.308999999999997" table:style-name="ce8">
            <text:p>41.309</text:p>
          </table:table-cell>
          <table:table-cell office:value-type="float" office:value="68.052000000000007" table:style-name="ce8">
            <text:p>68.052</text:p>
          </table:table-cell>
          <table:table-cell office:value-type="float" office:value="41.329000000000001" table:style-name="ce8">
            <text:p>41.329</text:p>
          </table:table-cell>
          <table:table-cell office:value-type="float" office:value="51.311" table:style-name="ce8">
            <text:p>51.311</text:p>
          </table:table-cell>
          <table:table-cell office:value-type="float" office:value="66.021000000000001" table:style-name="ce8">
            <text:p>66.021</text:p>
          </table:table-cell>
          <table:table-cell office:value-type="float" office:value="67.054000000000002" table:style-name="ce8">
            <text:p>67.054</text:p>
          </table:table-cell>
          <table:table-cell office:value-type="float" office:value="56.235999999999997" table:style-name="ce8">
            <text:p>56.236</text:p>
          </table:table-cell>
          <table:table-cell office:value-type="float" office:value="57.551000000000002" table:style-name="ce8">
            <text:p>57.551</text:p>
          </table:table-cell>
          <table:table-cell office:value-type="float" office:value="55.066000000000003" table:style-name="ce8">
            <text:p>55.066</text:p>
          </table:table-cell>
          <table:table-cell office:value-type="float" office:value="50.225000000000001" table:style-name="ce8">
            <text:p>50.225</text:p>
          </table:table-cell>
          <table:table-cell office:value-type="float" office:value="39.305" table:style-name="ce8">
            <text:p>39.305</text:p>
          </table:table-cell>
          <table:table-cell office:value-type="float" office:value="90.415999999999997" table:style-name="ce8">
            <text:p>90.416</text:p>
          </table:table-cell>
          <table:table-cell office:value-type="float" office:value="69.667000000000002" table:style-name="ce8">
            <text:p>69.667</text:p>
          </table:table-cell>
          <table:table-cell office:value-type="float" office:value="72.203000000000003" table:style-name="ce8">
            <text:p>72.203</text:p>
          </table:table-cell>
          <table:table-cell office:value-type="float" office:value="68.849000000000004" table:style-name="ce8">
            <text:p>68.849</text:p>
          </table:table-cell>
          <table:table-cell office:value-type="float" office:value="81.727999999999994" table:style-name="ce8">
            <text:p>81.728</text:p>
          </table:table-cell>
          <table:table-cell office:value-type="float" office:value="62.469000000000001" table:style-name="ce8">
            <text:p>62.469</text:p>
          </table:table-cell>
          <table:table-cell office:value-type="float" office:value="71.748000000000005" table:style-name="ce8">
            <text:p>71.748</text:p>
          </table:table-cell>
          <table:table-cell office:value-type="float" office:value="5.2480000000000002" table:style-name="ce8">
            <text:p>5.248</text:p>
          </table:table-cell>
          <table:table-cell office:value-type="float" office:value="8.1199999999999992" table:style-name="ce8">
            <text:p>8.12</text:p>
          </table:table-cell>
          <table:table-cell office:value-type="float" office:value="22.931999999999999" table:style-name="ce8">
            <text:p>22.932</text:p>
          </table:table-cell>
          <table:table-cell office:value-type="float" office:value="63.701000000000001" table:style-name="ce8">
            <text:p>63.701</text:p>
          </table:table-cell>
          <table:table-cell office:value-type="float" office:value="91.908000000000001" table:style-name="ce8">
            <text:p>91.908</text:p>
          </table:table-cell>
          <table:table-cell office:value-type="float" office:value="71.319000000000003" table:style-name="ce8">
            <text:p>71.319</text:p>
          </table:table-cell>
          <table:table-cell office:value-type="float" office:value="75.283000000000001" table:style-name="ce8">
            <text:p>75.283</text:p>
          </table:table-cell>
          <table:table-cell office:value-type="float" office:value="8.59" table:style-name="ce8">
            <text:p>8.59</text:p>
          </table:table-cell>
          <table:table-cell office:value-type="float" office:value="13.933999999999999" table:style-name="ce8">
            <text:p>13.934</text:p>
          </table:table-cell>
          <table:table-cell office:value-type="float" office:value="14.561" table:style-name="ce8">
            <text:p>14.561</text:p>
          </table:table-cell>
          <table:table-cell office:value-type="float" office:value="15.14" table:style-name="ce8">
            <text:p>15.14</text:p>
          </table:table-cell>
          <table:table-cell office:value-type="float" office:value="5.4" table:style-name="ce8">
            <text:p>5.4</text:p>
          </table:table-cell>
          <table:table-cell office:value-type="float" office:value="13.211" table:style-name="ce8">
            <text:p>13.211</text:p>
          </table:table-cell>
          <table:table-cell office:value-type="float" office:value="0.48199999999999998" table:style-name="ce8">
            <text:p>0.482</text:p>
          </table:table-cell>
          <table:table-cell office:value-type="float" office:value="19.72" table:style-name="ce8">
            <text:p>19.72</text:p>
          </table:table-cell>
          <table:table-cell office:value-type="float" office:value="3.23" table:style-name="ce8">
            <text:p>3.23</text:p>
          </table:table-cell>
          <table:table-cell office:value-type="float" office:value="1.3979999999999999" table:style-name="ce8">
            <text:p>1.398</text:p>
          </table:table-cell>
          <table:table-cell office:value-type="float" office:value="17.358000000000001" table:style-name="ce8">
            <text:p>17.358</text:p>
          </table:table-cell>
          <table:table-cell office:value-type="float" office:value="8.0519999999999996" table:style-name="ce8">
            <text:p>8.052</text:p>
          </table:table-cell>
          <table:table-cell office:value-type="float" office:value="2.0249999999999999" table:style-name="ce8">
            <text:p>2.025</text:p>
          </table:table-cell>
          <table:table-cell office:value-type="float" office:value="2.0249999999999999" table:style-name="ce8">
            <text:p>2.025</text:p>
          </table:table-cell>
          <table:table-cell office:value-type="float" office:value="2.7480000000000002" table:style-name="ce8">
            <text:p>2.748</text:p>
          </table:table-cell>
          <table:table-cell office:value-type="float" office:value="2.7" table:style-name="ce8">
            <text:p>2.7</text:p>
          </table:table-cell>
          <table:table-cell office:value-type="float" office:value="4.05" table:style-name="ce8">
            <text:p>4.05</text:p>
          </table:table-cell>
          <table:table-cell office:value-type="float" office:value="17.742999999999999" table:style-name="ce8">
            <text:p>17.743</text:p>
          </table:table-cell>
          <table:table-cell office:value-type="float" office:value="20.635999999999999" table:style-name="ce8">
            <text:p>20.636</text:p>
          </table:table-cell>
          <table:table-cell office:value-type="float" office:value="20.010000000000002" table:style-name="ce8">
            <text:p>20.01</text:p>
          </table:table-cell>
          <table:table-cell office:value-type="float" office:value="8.6790000000000003" table:style-name="ce8">
            <text:p>8.679</text:p>
          </table:table-cell>
          <table:table-cell office:value-type="float" office:value="7.0869999999999997" table:style-name="ce8">
            <text:p>7.087</text:p>
          </table:table-cell>
          <table:table-cell office:value-type="string" table:style-name="ce8">
            <text:p>10.858</text:p>
          </table:table-cell>
          <table:table-cell office:value-type="string" table:style-name="ce8">
            <text:p>3.795</text:p>
          </table:table-cell>
          <table:table-cell office:value-type="string" table:style-name="ce8">
            <text:p>27.612</text:p>
          </table:table-cell>
          <table:table-cell office:value-type="string" table:style-name="ce8">
            <text:p>34.91</text:p>
          </table:table-cell>
          <table:table-cell office:value-type="string" table:style-name="ce8">
            <text:p>0.584</text:p>
          </table:table-cell>
          <table:table-cell office:value-type="string" table:style-name="ce8">
            <text:p>39.113</text:p>
          </table:table-cell>
          <table:table-cell office:value-type="string" table:style-name="ce8">
            <text:p>43.316</text:p>
          </table:table-cell>
          <table:table-cell office:value-type="string" table:style-name="ce8">
            <text:p>24.285</text:p>
          </table:table-cell>
          <table:table-cell office:value-type="string" table:style-name="ce8">
            <text:p>41.681</text:p>
          </table:table-cell>
          <table:table-cell office:value-type="string" table:style-name="ce8">
            <text:p>37.011</text:p>
          </table:table-cell>
          <table:table-cell office:value-type="string" table:style-name="ce8">
            <text:p>23.526</text:p>
          </table:table-cell>
          <table:table-cell office:value-type="string" table:style-name="ce8">
            <text:p>2.919</text:p>
          </table:table-cell>
          <table:table-cell office:value-type="string" table:style-name="ce8">
            <text:p>5.137</text:p>
          </table:table-cell>
          <table:table-cell office:value-type="string" table:style-name="ce8">
            <text:p>8.99</text:p>
          </table:table-cell>
          <table:table-cell office:value-type="string" table:style-name="ce8">
            <text:p>12.96</text:p>
          </table:table-cell>
          <table:table-cell office:value-type="string" table:style-name="ce8">
            <text:p>17.455</text:p>
          </table:table-cell>
          <table:table-cell office:value-type="string" table:style-name="ce8">
            <text:p>3.269</text:p>
          </table:table-cell>
          <table:table-cell office:value-type="string" table:style-name="ce8">
            <text:p>41.769</text:p>
          </table:table-cell>
          <table:table-cell office:value-type="string" table:style-name="ce8">
            <text:p>8.905</text:p>
          </table:table-cell>
          <table:table-cell office:value-type="string" table:style-name="ce8">
            <text:p>31.986</text:p>
          </table:table-cell>
          <table:table-cell office:value-type="string" table:style-name="ce8">
            <text:p>26.069</text:p>
          </table:table-cell>
          <table:table-cell office:value-type="string" table:style-name="ce8">
            <text:p>4.569</text:p>
          </table:table-cell>
          <table:table-cell office:value-type="string" table:style-name="ce8">
            <text:p>0.527</text:p>
          </table:table-cell>
          <table:table-cell office:value-type="string" table:style-name="ce8">
            <text:p>1.054</text:p>
          </table:table-cell>
          <table:table-cell office:value-type="string" table:style-name="ce8">
            <text:p>1.172</text:p>
          </table:table-cell>
          <table:table-cell office:value-type="string" table:style-name="ce8">
            <text:p>2.285</text:p>
          </table:table-cell>
          <table:table-cell office:value-type="string" table:style-name="ce8">
            <text:p>1.582</text:p>
          </table:table-cell>
          <table:table-cell office:value-type="string" table:style-name="ce8">
            <text:p>2.753</text:p>
          </table:table-cell>
          <table:table-cell office:value-type="string" table:style-name="ce8">
            <text:p>11.013</text:p>
          </table:table-cell>
          <table:table-cell office:value-type="string" table:style-name="ce8">
            <text:p>38.727</text:p>
          </table:table-cell>
          <table:table-cell office:value-type="string" table:style-name="ce8">
            <text:p>13.844</text:p>
          </table:table-cell>
          <table:table-cell office:value-type="string" table:style-name="ce8">
            <text:p>39.212</text:p>
          </table:table-cell>
          <table:table-cell office:value-type="string" table:style-name="ce8">
            <text:p>64.014</text:p>
          </table:table-cell>
          <table:table-cell office:value-type="string" table:style-name="ce8">
            <text:p>38.671</text:p>
          </table:table-cell>
          <table:table-cell office:value-type="float" office:value="58.003999999999998" table:style-name="ce8">
            <text:p>58.004</text:p>
          </table:table-cell>
          <table:table-cell office:value-type="float" office:value="65.168999999999997" table:style-name="ce8">
            <text:p>65.169</text:p>
          </table:table-cell>
          <table:table-cell office:value-type="float" office:value="55.813000000000002" table:style-name="ce8">
            <text:p>55.813</text:p>
          </table:table-cell>
          <table:table-cell office:value-type="float" office:value="43.537999999999997" table:style-name="ce8">
            <text:p>43.538</text:p>
          </table:table-cell>
          <table:table-cell office:value-type="float" office:value="66.578000000000003" table:style-name="ce8">
            <text:p>66.578</text:p>
          </table:table-cell>
          <table:table-cell office:value-type="float" office:value="69.801000000000002" table:style-name="ce8">
            <text:p>69.801</text:p>
          </table:table-cell>
          <table:table-cell office:value-type="float" office:value="6.24" table:style-name="ce8">
            <text:p>6.24</text:p>
          </table:table-cell>
          <table:table-cell office:value-type="float" office:value="77.786000000000001" table:style-name="ce8">
            <text:p>77.786</text:p>
          </table:table-cell>
          <table:table-cell table:number-columns-repeated="16238"/>
        </table:table-row>
        <table:table-row table:style-name="ro3">
          <table:table-cell office:value-type="string" table:style-name="ce3">
            <text:p>H01: Where in England do you currently work?</text:p>
          </table:table-cell>
          <table:table-cell office:value-type="string" table:style-name="ce3">
            <text:p>Northern Ireland</text:p>
          </table:table-cell>
          <table:table-cell office:value-type="float" office:value="2083" table:style-name="ce8">
            <text:p>2083</text:p>
          </table:table-cell>
          <table:table-cell office:value-type="float" office:value="61.347000000000001" table:style-name="ce8">
            <text:p>61.347</text:p>
          </table:table-cell>
          <table:table-cell office:value-type="float" office:value="74.33" table:style-name="ce8">
            <text:p>74.33</text:p>
          </table:table-cell>
          <table:table-cell office:value-type="float" office:value="84.301000000000002" table:style-name="ce8">
            <text:p>84.301</text:p>
          </table:table-cell>
          <table:table-cell office:value-type="float" office:value="73.126000000000005" table:style-name="ce8">
            <text:p>73.126</text:p>
          </table:table-cell>
          <table:table-cell office:value-type="float" office:value="82.989000000000004" table:style-name="ce8">
            <text:p>82.989</text:p>
          </table:table-cell>
          <table:table-cell office:value-type="float" office:value="56.984999999999999" table:style-name="ce8">
            <text:p>56.985</text:p>
          </table:table-cell>
          <table:table-cell office:value-type="float" office:value="78.024000000000001" table:style-name="ce8">
            <text:p>78.024</text:p>
          </table:table-cell>
          <table:table-cell office:value-type="float" office:value="73.415999999999997" table:style-name="ce8">
            <text:p>73.416</text:p>
          </table:table-cell>
          <table:table-cell office:value-type="float" office:value="29.484999999999999" table:style-name="ce8">
            <text:p>29.485</text:p>
          </table:table-cell>
          <table:table-cell office:value-type="float" office:value="48.344000000000001" table:style-name="ce8">
            <text:p>48.344</text:p>
          </table:table-cell>
          <table:table-cell office:value-type="float" office:value="28.76" table:style-name="ce8">
            <text:p>28.76</text:p>
          </table:table-cell>
          <table:table-cell office:value-type="float" office:value="73.709000000000003" table:style-name="ce8">
            <text:p>73.709</text:p>
          </table:table-cell>
          <table:table-cell office:value-type="float" office:value="88.754999999999995" table:style-name="ce8">
            <text:p>88.755</text:p>
          </table:table-cell>
          <table:table-cell office:value-type="float" office:value="84.519000000000005" table:style-name="ce8">
            <text:p>84.519</text:p>
          </table:table-cell>
          <table:table-cell office:value-type="float" office:value="76.771000000000001" table:style-name="ce8">
            <text:p>76.771</text:p>
          </table:table-cell>
          <table:table-cell office:value-type="float" office:value="53.173000000000002" table:style-name="ce8">
            <text:p>53.173</text:p>
          </table:table-cell>
          <table:table-cell office:value-type="float" office:value="68.411000000000001" table:style-name="ce8">
            <text:p>68.411</text:p>
          </table:table-cell>
          <table:table-cell office:value-type="float" office:value="82.813000000000002" table:style-name="ce8">
            <text:p>82.813</text:p>
          </table:table-cell>
          <table:table-cell office:value-type="float" office:value="85.79" table:style-name="ce8">
            <text:p>85.79</text:p>
          </table:table-cell>
          <table:table-cell office:value-type="float" office:value="74.459999999999994" table:style-name="ce8">
            <text:p>74.46</text:p>
          </table:table-cell>
          <table:table-cell office:value-type="float" office:value="86.25" table:style-name="ce8">
            <text:p>86.25</text:p>
          </table:table-cell>
          <table:table-cell office:value-type="float" office:value="81.129000000000005" table:style-name="ce8">
            <text:p>81.129</text:p>
          </table:table-cell>
          <table:table-cell office:value-type="float" office:value="71.599999999999994" table:style-name="ce8">
            <text:p>71.6</text:p>
          </table:table-cell>
          <table:table-cell office:value-type="float" office:value="78.817999999999998" table:style-name="ce8">
            <text:p>78.818</text:p>
          </table:table-cell>
          <table:table-cell office:value-type="float" office:value="82.900999999999996" table:style-name="ce8">
            <text:p>82.901</text:p>
          </table:table-cell>
          <table:table-cell office:value-type="float" office:value="72.704999999999998" table:style-name="ce8">
            <text:p>72.705</text:p>
          </table:table-cell>
          <table:table-cell office:value-type="float" office:value="66.617999999999995" table:style-name="ce8">
            <text:p>66.618</text:p>
          </table:table-cell>
          <table:table-cell office:value-type="float" office:value="72.102000000000004" table:style-name="ce8">
            <text:p>72.102</text:p>
          </table:table-cell>
          <table:table-cell office:value-type="float" office:value="44.668999999999997" table:style-name="ce8">
            <text:p>44.669</text:p>
          </table:table-cell>
          <table:table-cell office:value-type="float" office:value="88.231999999999999" table:style-name="ce8">
            <text:p>88.232</text:p>
          </table:table-cell>
          <table:table-cell office:value-type="float" office:value="84.293999999999997" table:style-name="ce8">
            <text:p>84.294</text:p>
          </table:table-cell>
          <table:table-cell office:value-type="float" office:value="76.417000000000002" table:style-name="ce8">
            <text:p>76.417</text:p>
          </table:table-cell>
          <table:table-cell office:value-type="float" office:value="68.891000000000005" table:style-name="ce8">
            <text:p>68.891</text:p>
          </table:table-cell>
          <table:table-cell office:value-type="float" office:value="54.488999999999997" table:style-name="ce8">
            <text:p>54.489</text:p>
          </table:table-cell>
          <table:table-cell office:value-type="float" office:value="56.634999999999998" table:style-name="ce8">
            <text:p>56.635</text:p>
          </table:table-cell>
          <table:table-cell office:value-type="float" office:value="47.838999999999999" table:style-name="ce8">
            <text:p>47.839</text:p>
          </table:table-cell>
          <table:table-cell office:value-type="float" office:value="81.228999999999999" table:style-name="ce8">
            <text:p>81.229</text:p>
          </table:table-cell>
          <table:table-cell office:value-type="float" office:value="86.201999999999998" table:style-name="ce8">
            <text:p>86.202</text:p>
          </table:table-cell>
          <table:table-cell office:value-type="float" office:value="66.843000000000004" table:style-name="ce8">
            <text:p>66.843</text:p>
          </table:table-cell>
          <table:table-cell office:value-type="float" office:value="77.762" table:style-name="ce8">
            <text:p>77.762</text:p>
          </table:table-cell>
          <table:table-cell office:value-type="float" office:value="68.698999999999998" table:style-name="ce8">
            <text:p>68.699</text:p>
          </table:table-cell>
          <table:table-cell office:value-type="float" office:value="78.626000000000005" table:style-name="ce8">
            <text:p>78.626</text:p>
          </table:table-cell>
          <table:table-cell office:value-type="float" office:value="83.525999999999996" table:style-name="ce8">
            <text:p>83.526</text:p>
          </table:table-cell>
          <table:table-cell office:value-type="float" office:value="72.308000000000007" table:style-name="ce8">
            <text:p>72.308</text:p>
          </table:table-cell>
          <table:table-cell office:value-type="float" office:value="65.606999999999999" table:style-name="ce8">
            <text:p>65.607</text:p>
          </table:table-cell>
          <table:table-cell office:value-type="float" office:value="71.709999999999994" table:style-name="ce8">
            <text:p>71.71</text:p>
          </table:table-cell>
          <table:table-cell office:value-type="float" office:value="28.613" table:style-name="ce8">
            <text:p>28.613</text:p>
          </table:table-cell>
          <table:table-cell office:value-type="float" office:value="34.470999999999997" table:style-name="ce8">
            <text:p>34.471</text:p>
          </table:table-cell>
          <table:table-cell office:value-type="float" office:value="25.396000000000001" table:style-name="ce8">
            <text:p>25.396</text:p>
          </table:table-cell>
          <table:table-cell office:value-type="float" office:value="67.674999999999997" table:style-name="ce8">
            <text:p>67.675</text:p>
          </table:table-cell>
          <table:table-cell office:value-type="float" office:value="59.47" table:style-name="ce8">
            <text:p>59.47</text:p>
          </table:table-cell>
          <table:table-cell office:value-type="float" office:value="51.997999999999998" table:style-name="ce8">
            <text:p>51.998</text:p>
          </table:table-cell>
          <table:table-cell office:value-type="float" office:value="50.600999999999999" table:style-name="ce8">
            <text:p>50.601</text:p>
          </table:table-cell>
          <table:table-cell office:value-type="float" office:value="38.683" table:style-name="ce8">
            <text:p>38.683</text:p>
          </table:table-cell>
          <table:table-cell office:value-type="float" office:value="31.027999999999999" table:style-name="ce8">
            <text:p>31.028</text:p>
          </table:table-cell>
          <table:table-cell office:value-type="float" office:value="60.654000000000003" table:style-name="ce8">
            <text:p>60.654</text:p>
          </table:table-cell>
          <table:table-cell office:value-type="float" office:value="31.475000000000001" table:style-name="ce8">
            <text:p>31.475</text:p>
          </table:table-cell>
          <table:table-cell office:value-type="float" office:value="43.564" table:style-name="ce8">
            <text:p>43.564</text:p>
          </table:table-cell>
          <table:table-cell office:value-type="float" office:value="55.283000000000001" table:style-name="ce8">
            <text:p>55.283</text:p>
          </table:table-cell>
          <table:table-cell office:value-type="float" office:value="57.073999999999998" table:style-name="ce8">
            <text:p>57.074</text:p>
          </table:table-cell>
          <table:table-cell office:value-type="float" office:value="52.213999999999999" table:style-name="ce8">
            <text:p>52.214</text:p>
          </table:table-cell>
          <table:table-cell office:value-type="float" office:value="52.817" table:style-name="ce8">
            <text:p>52.817</text:p>
          </table:table-cell>
          <table:table-cell office:value-type="float" office:value="50.456000000000003" table:style-name="ce8">
            <text:p>50.456</text:p>
          </table:table-cell>
          <table:table-cell office:value-type="float" office:value="43.948" table:style-name="ce8">
            <text:p>43.948</text:p>
          </table:table-cell>
          <table:table-cell office:value-type="float" office:value="33.796999999999997" table:style-name="ce8">
            <text:p>33.797</text:p>
          </table:table-cell>
          <table:table-cell office:value-type="float" office:value="89.866" table:style-name="ce8">
            <text:p>89.866</text:p>
          </table:table-cell>
          <table:table-cell office:value-type="float" office:value="64.838999999999999" table:style-name="ce8">
            <text:p>64.839</text:p>
          </table:table-cell>
          <table:table-cell office:value-type="float" office:value="70.783000000000001" table:style-name="ce8">
            <text:p>70.783</text:p>
          </table:table-cell>
          <table:table-cell office:value-type="float" office:value="69.741" table:style-name="ce8">
            <text:p>69.741</text:p>
          </table:table-cell>
          <table:table-cell office:value-type="float" office:value="80.691999999999993" table:style-name="ce8">
            <text:p>80.692</text:p>
          </table:table-cell>
          <table:table-cell office:value-type="float" office:value="61.786000000000001" table:style-name="ce8">
            <text:p>61.786</text:p>
          </table:table-cell>
          <table:table-cell office:value-type="float" office:value="69.549000000000007" table:style-name="ce8">
            <text:p>69.549</text:p>
          </table:table-cell>
          <table:table-cell office:value-type="float" office:value="7.0259999999999998" table:style-name="ce8">
            <text:p>7.026</text:p>
          </table:table-cell>
          <table:table-cell office:value-type="float" office:value="8.4700000000000006" table:style-name="ce8">
            <text:p>8.47</text:p>
          </table:table-cell>
          <table:table-cell office:value-type="float" office:value="21.655000000000001" table:style-name="ce8">
            <text:p>21.655</text:p>
          </table:table-cell>
          <table:table-cell office:value-type="float" office:value="62.848999999999997" table:style-name="ce8">
            <text:p>62.849</text:p>
          </table:table-cell>
          <table:table-cell office:value-type="float" office:value="90.715000000000003" table:style-name="ce8">
            <text:p>90.715</text:p>
          </table:table-cell>
          <table:table-cell office:value-type="float" office:value="69.497" table:style-name="ce8">
            <text:p>69.497</text:p>
          </table:table-cell>
          <table:table-cell office:value-type="float" office:value="70.605999999999995" table:style-name="ce8">
            <text:p>70.606</text:p>
          </table:table-cell>
          <table:table-cell office:value-type="float" office:value="8.9770000000000003" table:style-name="ce8">
            <text:p>8.977</text:p>
          </table:table-cell>
          <table:table-cell office:value-type="float" office:value="13.369" table:style-name="ce8">
            <text:p>13.369</text:p>
          </table:table-cell>
          <table:table-cell office:value-type="float" office:value="14.439" table:style-name="ce8">
            <text:p>14.439</text:p>
          </table:table-cell>
          <table:table-cell office:value-type="float" office:value="13.369" table:style-name="ce8">
            <text:p>13.369</text:p>
          </table:table-cell>
          <table:table-cell office:value-type="float" office:value="3.2090000000000001" table:style-name="ce8">
            <text:p>3.209</text:p>
          </table:table-cell>
          <table:table-cell office:value-type="float" office:value="10.695" table:style-name="ce8">
            <text:p>10.695</text:p>
          </table:table-cell>
          <table:table-cell office:value-type="float" office:value="1.07" table:style-name="ce8">
            <text:p>1.07</text:p>
          </table:table-cell>
          <table:table-cell office:value-type="float" office:value="26.202999999999999" table:style-name="ce8">
            <text:p>26.203</text:p>
          </table:table-cell>
          <table:table-cell office:value-type="float" office:value="3.2090000000000001" table:style-name="ce8">
            <text:p>3.209</text:p>
          </table:table-cell>
          <table:table-cell office:value-type="float" office:value="1.6040000000000001" table:style-name="ce8">
            <text:p>1.604</text:p>
          </table:table-cell>
          <table:table-cell office:value-type="float" office:value="14.439" table:style-name="ce8">
            <text:p>14.439</text:p>
          </table:table-cell>
          <table:table-cell office:value-type="float" office:value="15.507999999999999" table:style-name="ce8">
            <text:p>15.508</text:p>
          </table:table-cell>
          <table:table-cell office:value-type="float" office:value="0.53500000000000003" table:style-name="ce8">
            <text:p>0.535</text:p>
          </table:table-cell>
          <table:table-cell office:value-type="float" office:value="6.952" table:style-name="ce8">
            <text:p>6.952</text:p>
          </table:table-cell>
          <table:table-cell office:value-type="float" office:value="4.2779999999999996" table:style-name="ce8">
            <text:p>4.278</text:p>
          </table:table-cell>
          <table:table-cell office:value-type="float" office:value="3.7429999999999999" table:style-name="ce8">
            <text:p>3.743</text:p>
          </table:table-cell>
          <table:table-cell office:value-type="float" office:value="4.2779999999999996" table:style-name="ce8">
            <text:p>4.278</text:p>
          </table:table-cell>
          <table:table-cell office:value-type="float" office:value="14.973000000000001" table:style-name="ce8">
            <text:p>14.973</text:p>
          </table:table-cell>
          <table:table-cell office:value-type="float" office:value="20.321000000000002" table:style-name="ce8">
            <text:p>20.321</text:p>
          </table:table-cell>
          <table:table-cell office:value-type="float" office:value="15.507999999999999" table:style-name="ce8">
            <text:p>15.508</text:p>
          </table:table-cell>
          <table:table-cell office:value-type="float" office:value="9.6259999999999994" table:style-name="ce8">
            <text:p>9.626</text:p>
          </table:table-cell>
          <table:table-cell office:value-type="float" office:value="7.7850000000000001" table:style-name="ce8">
            <text:p>7.785</text:p>
          </table:table-cell>
          <table:table-cell office:value-type="string" table:style-name="ce8">
            <text:p>9.259</text:p>
          </table:table-cell>
          <table:table-cell office:value-type="string" table:style-name="ce8">
            <text:p>3.086</text:p>
          </table:table-cell>
          <table:table-cell office:value-type="string" table:style-name="ce8">
            <text:p>27.778</text:p>
          </table:table-cell>
          <table:table-cell office:value-type="string" table:style-name="ce8">
            <text:p>38.272</text:p>
          </table:table-cell>
          <table:table-cell office:value-type="string" table:style-name="ce8">
            <text:p>1.235</text:p>
          </table:table-cell>
          <table:table-cell office:value-type="string" table:style-name="ce8">
            <text:p>30.864</text:p>
          </table:table-cell>
          <table:table-cell office:value-type="string" table:style-name="ce8">
            <text:p>40.741</text:p>
          </table:table-cell>
          <table:table-cell office:value-type="string" table:style-name="ce8">
            <text:p>20.988</text:p>
          </table:table-cell>
          <table:table-cell office:value-type="string" table:style-name="ce8">
            <text:p>34.568</text:p>
          </table:table-cell>
          <table:table-cell office:value-type="string" table:style-name="ce8">
            <text:p>29.63</text:p>
          </table:table-cell>
          <table:table-cell office:value-type="string" table:style-name="ce8">
            <text:p>25.309</text:p>
          </table:table-cell>
          <table:table-cell office:value-type="string" table:style-name="ce8">
            <text:p>1.235</text:p>
          </table:table-cell>
          <table:table-cell office:value-type="string" table:style-name="ce8">
            <text:p>1.852</text:p>
          </table:table-cell>
          <table:table-cell office:value-type="string" table:style-name="ce8">
            <text:p>9.877</text:p>
          </table:table-cell>
          <table:table-cell office:value-type="string" table:style-name="ce8">
            <text:p>11.111</text:p>
          </table:table-cell>
          <table:table-cell office:value-type="string" table:style-name="ce8">
            <text:p>14.198</text:p>
          </table:table-cell>
          <table:table-cell office:value-type="string" table:style-name="ce8">
            <text:p>4.321</text:p>
          </table:table-cell>
          <table:table-cell office:value-type="string" table:style-name="ce8">
            <text:p>44.72</text:p>
          </table:table-cell>
          <table:table-cell office:value-type="string" table:style-name="ce8">
            <text:p>7.453</text:p>
          </table:table-cell>
          <table:table-cell office:value-type="string" table:style-name="ce8">
            <text:p>25.466</text:p>
          </table:table-cell>
          <table:table-cell office:value-type="string" table:style-name="ce8">
            <text:p>30.435</text:p>
          </table:table-cell>
          <table:table-cell office:value-type="string" table:style-name="ce8">
            <text:p>9.317</text:p>
          </table:table-cell>
          <table:table-cell office:value-type="string" table:style-name="ce8">
            <text:p>0</text:p>
          </table:table-cell>
          <table:table-cell office:value-type="string" table:style-name="ce8">
            <text:p>0</text:p>
          </table:table-cell>
          <table:table-cell office:value-type="string" table:style-name="ce8">
            <text:p>0.621</text:p>
          </table:table-cell>
          <table:table-cell office:value-type="string" table:style-name="ce8">
            <text:p>0</text:p>
          </table:table-cell>
          <table:table-cell office:value-type="string" table:style-name="ce8">
            <text:p>1.863</text:p>
          </table:table-cell>
          <table:table-cell office:value-type="string" table:style-name="ce8">
            <text:p>3.106</text:p>
          </table:table-cell>
          <table:table-cell office:value-type="string" table:style-name="ce8">
            <text:p>8.075</text:p>
          </table:table-cell>
          <table:table-cell office:value-type="string" table:style-name="ce8">
            <text:p>45.963</text:p>
          </table:table-cell>
          <table:table-cell office:value-type="string" table:style-name="ce8">
            <text:p>16.25</text:p>
          </table:table-cell>
          <table:table-cell office:value-type="string" table:style-name="ce8">
            <text:p>43.478</text:p>
          </table:table-cell>
          <table:table-cell office:value-type="string" table:style-name="ce8">
            <text:p>62.733</text:p>
          </table:table-cell>
          <table:table-cell office:value-type="string" table:style-name="ce8">
            <text:p>28.378</text:p>
          </table:table-cell>
          <table:table-cell office:value-type="float" office:value="63.732999999999997" table:style-name="ce8">
            <text:p>63.733</text:p>
          </table:table-cell>
          <table:table-cell office:value-type="float" office:value="69.233999999999995" table:style-name="ce8">
            <text:p>69.234</text:p>
          </table:table-cell>
          <table:table-cell office:value-type="float" office:value="62.238999999999997" table:style-name="ce8">
            <text:p>62.239</text:p>
          </table:table-cell>
          <table:table-cell office:value-type="float" office:value="46.537999999999997" table:style-name="ce8">
            <text:p>46.538</text:p>
          </table:table-cell>
          <table:table-cell office:value-type="float" office:value="71.600999999999999" table:style-name="ce8">
            <text:p>71.601</text:p>
          </table:table-cell>
          <table:table-cell office:value-type="float" office:value="70.153999999999996" table:style-name="ce8">
            <text:p>70.154</text:p>
          </table:table-cell>
          <table:table-cell office:value-type="float" office:value="4.7779999999999996" table:style-name="ce8">
            <text:p>4.778</text:p>
          </table:table-cell>
          <table:table-cell office:value-type="float" office:value="71.978999999999999" table:style-name="ce8">
            <text:p>71.979</text:p>
          </table:table-cell>
          <table:table-cell table:number-columns-repeated="16238"/>
        </table:table-row>
        <table:table-row table:style-name="ro3">
          <table:table-cell office:value-type="string" table:style-name="ce3">
            <text:p>H01: Where in England do you currently work?</text:p>
          </table:table-cell>
          <table:table-cell office:value-type="string" table:style-name="ce3">
            <text:p>Outside of the United Kingdom</text:p>
          </table:table-cell>
          <table:table-cell office:value-type="float" office:value="13073" table:style-name="ce8">
            <text:p>13073</text:p>
          </table:table-cell>
          <table:table-cell office:value-type="float" office:value="69.052999999999997" table:style-name="ce8">
            <text:p>69.053</text:p>
          </table:table-cell>
          <table:table-cell office:value-type="float" office:value="80.802000000000007" table:style-name="ce8">
            <text:p>80.802</text:p>
          </table:table-cell>
          <table:table-cell office:value-type="float" office:value="81.072000000000003" table:style-name="ce8">
            <text:p>81.072</text:p>
          </table:table-cell>
          <table:table-cell office:value-type="float" office:value="72.968999999999994" table:style-name="ce8">
            <text:p>72.969</text:p>
          </table:table-cell>
          <table:table-cell office:value-type="float" office:value="82.192999999999998" table:style-name="ce8">
            <text:p>82.193</text:p>
          </table:table-cell>
          <table:table-cell office:value-type="float" office:value="57.747" table:style-name="ce8">
            <text:p>57.747</text:p>
          </table:table-cell>
          <table:table-cell office:value-type="float" office:value="78.453000000000003" table:style-name="ce8">
            <text:p>78.453</text:p>
          </table:table-cell>
          <table:table-cell office:value-type="float" office:value="76.716999999999999" table:style-name="ce8">
            <text:p>76.717</text:p>
          </table:table-cell>
          <table:table-cell office:value-type="float" office:value="34.267000000000003" table:style-name="ce8">
            <text:p>34.267</text:p>
          </table:table-cell>
          <table:table-cell office:value-type="float" office:value="56.316000000000003" table:style-name="ce8">
            <text:p>56.316</text:p>
          </table:table-cell>
          <table:table-cell office:value-type="float" office:value="27.344999999999999" table:style-name="ce8">
            <text:p>27.345</text:p>
          </table:table-cell>
          <table:table-cell office:value-type="float" office:value="75.236999999999995" table:style-name="ce8">
            <text:p>75.237</text:p>
          </table:table-cell>
          <table:table-cell office:value-type="float" office:value="93.497" table:style-name="ce8">
            <text:p>93.497</text:p>
          </table:table-cell>
          <table:table-cell office:value-type="float" office:value="84.688999999999993" table:style-name="ce8">
            <text:p>84.689</text:p>
          </table:table-cell>
          <table:table-cell office:value-type="float" office:value="83.238" table:style-name="ce8">
            <text:p>83.238</text:p>
          </table:table-cell>
          <table:table-cell office:value-type="float" office:value="64.989000000000004" table:style-name="ce8">
            <text:p>64.989</text:p>
          </table:table-cell>
          <table:table-cell office:value-type="float" office:value="77.391999999999996" table:style-name="ce8">
            <text:p>77.392</text:p>
          </table:table-cell>
          <table:table-cell office:value-type="float" office:value="78.113" table:style-name="ce8">
            <text:p>78.113</text:p>
          </table:table-cell>
          <table:table-cell office:value-type="float" office:value="84.031000000000006" table:style-name="ce8">
            <text:p>84.031</text:p>
          </table:table-cell>
          <table:table-cell office:value-type="float" office:value="74.718000000000004" table:style-name="ce8">
            <text:p>74.718</text:p>
          </table:table-cell>
          <table:table-cell office:value-type="float" office:value="80.100999999999999" table:style-name="ce8">
            <text:p>80.101</text:p>
          </table:table-cell>
          <table:table-cell office:value-type="float" office:value="82.78" table:style-name="ce8">
            <text:p>82.78</text:p>
          </table:table-cell>
          <table:table-cell office:value-type="float" office:value="68.793000000000006" table:style-name="ce8">
            <text:p>68.793</text:p>
          </table:table-cell>
          <table:table-cell office:value-type="float" office:value="75.227999999999994" table:style-name="ce8">
            <text:p>75.228</text:p>
          </table:table-cell>
          <table:table-cell office:value-type="float" office:value="81.599999999999994" table:style-name="ce8">
            <text:p>81.6</text:p>
          </table:table-cell>
          <table:table-cell office:value-type="float" office:value="71.335999999999999" table:style-name="ce8">
            <text:p>71.336</text:p>
          </table:table-cell>
          <table:table-cell office:value-type="float" office:value="72.164000000000001" table:style-name="ce8">
            <text:p>72.164</text:p>
          </table:table-cell>
          <table:table-cell office:value-type="float" office:value="69.8" table:style-name="ce8">
            <text:p>69.8</text:p>
          </table:table-cell>
          <table:table-cell office:value-type="float" office:value="53.204999999999998" table:style-name="ce8">
            <text:p>53.205</text:p>
          </table:table-cell>
          <table:table-cell office:value-type="float" office:value="84.501000000000005" table:style-name="ce8">
            <text:p>84.501</text:p>
          </table:table-cell>
          <table:table-cell office:value-type="float" office:value="83.358000000000004" table:style-name="ce8">
            <text:p>83.358</text:p>
          </table:table-cell>
          <table:table-cell office:value-type="float" office:value="78.721000000000004" table:style-name="ce8">
            <text:p>78.721</text:p>
          </table:table-cell>
          <table:table-cell office:value-type="float" office:value="65.706000000000003" table:style-name="ce8">
            <text:p>65.706</text:p>
          </table:table-cell>
          <table:table-cell office:value-type="float" office:value="59.292999999999999" table:style-name="ce8">
            <text:p>59.293</text:p>
          </table:table-cell>
          <table:table-cell office:value-type="float" office:value="48.198999999999998" table:style-name="ce8">
            <text:p>48.199</text:p>
          </table:table-cell>
          <table:table-cell office:value-type="float" office:value="57.743000000000002" table:style-name="ce8">
            <text:p>57.743</text:p>
          </table:table-cell>
          <table:table-cell office:value-type="float" office:value="78.694999999999993" table:style-name="ce8">
            <text:p>78.695</text:p>
          </table:table-cell>
          <table:table-cell office:value-type="float" office:value="84.986000000000004" table:style-name="ce8">
            <text:p>84.986</text:p>
          </table:table-cell>
          <table:table-cell office:value-type="float" office:value="74.268000000000001" table:style-name="ce8">
            <text:p>74.268</text:p>
          </table:table-cell>
          <table:table-cell office:value-type="float" office:value="75.769000000000005" table:style-name="ce8">
            <text:p>75.769</text:p>
          </table:table-cell>
          <table:table-cell office:value-type="float" office:value="74.646000000000001" table:style-name="ce8">
            <text:p>74.646</text:p>
          </table:table-cell>
          <table:table-cell office:value-type="float" office:value="82.427000000000007" table:style-name="ce8">
            <text:p>82.427</text:p>
          </table:table-cell>
          <table:table-cell office:value-type="float" office:value="92.067999999999998" table:style-name="ce8">
            <text:p>92.068</text:p>
          </table:table-cell>
          <table:table-cell office:value-type="float" office:value="75.695999999999998" table:style-name="ce8">
            <text:p>75.696</text:p>
          </table:table-cell>
          <table:table-cell office:value-type="float" office:value="65.799000000000007" table:style-name="ce8">
            <text:p>65.799</text:p>
          </table:table-cell>
          <table:table-cell office:value-type="float" office:value="69.537999999999997" table:style-name="ce8">
            <text:p>69.538</text:p>
          </table:table-cell>
          <table:table-cell office:value-type="float" office:value="34.390999999999998" table:style-name="ce8">
            <text:p>34.391</text:p>
          </table:table-cell>
          <table:table-cell office:value-type="float" office:value="39.874000000000002" table:style-name="ce8">
            <text:p>39.874</text:p>
          </table:table-cell>
          <table:table-cell office:value-type="float" office:value="28.452999999999999" table:style-name="ce8">
            <text:p>28.453</text:p>
          </table:table-cell>
          <table:table-cell office:value-type="float" office:value="73.915000000000006" table:style-name="ce8">
            <text:p>73.915</text:p>
          </table:table-cell>
          <table:table-cell office:value-type="float" office:value="67.370999999999995" table:style-name="ce8">
            <text:p>67.371</text:p>
          </table:table-cell>
          <table:table-cell office:value-type="float" office:value="57.412999999999997" table:style-name="ce8">
            <text:p>57.413</text:p>
          </table:table-cell>
          <table:table-cell office:value-type="float" office:value="60.985999999999997" table:style-name="ce8">
            <text:p>60.986</text:p>
          </table:table-cell>
          <table:table-cell office:value-type="float" office:value="47.268000000000001" table:style-name="ce8">
            <text:p>47.268</text:p>
          </table:table-cell>
          <table:table-cell office:value-type="float" office:value="40.411000000000001" table:style-name="ce8">
            <text:p>40.411</text:p>
          </table:table-cell>
          <table:table-cell office:value-type="float" office:value="66.817999999999998" table:style-name="ce8">
            <text:p>66.818</text:p>
          </table:table-cell>
          <table:table-cell office:value-type="float" office:value="43.603999999999999" table:style-name="ce8">
            <text:p>43.604</text:p>
          </table:table-cell>
          <table:table-cell office:value-type="float" office:value="48.713999999999999" table:style-name="ce8">
            <text:p>48.714</text:p>
          </table:table-cell>
          <table:table-cell office:value-type="float" office:value="75.853999999999999" table:style-name="ce8">
            <text:p>75.854</text:p>
          </table:table-cell>
          <table:table-cell office:value-type="float" office:value="67.444000000000003" table:style-name="ce8">
            <text:p>67.444</text:p>
          </table:table-cell>
          <table:table-cell office:value-type="float" office:value="62.274999999999999" table:style-name="ce8">
            <text:p>62.275</text:p>
          </table:table-cell>
          <table:table-cell office:value-type="float" office:value="62.774000000000001" table:style-name="ce8">
            <text:p>62.774</text:p>
          </table:table-cell>
          <table:table-cell office:value-type="float" office:value="59.96" table:style-name="ce8">
            <text:p>59.96</text:p>
          </table:table-cell>
          <table:table-cell office:value-type="float" office:value="56.786999999999999" table:style-name="ce8">
            <text:p>56.787</text:p>
          </table:table-cell>
          <table:table-cell office:value-type="float" office:value="46.177" table:style-name="ce8">
            <text:p>46.177</text:p>
          </table:table-cell>
          <table:table-cell office:value-type="float" office:value="89.149000000000001" table:style-name="ce8">
            <text:p>89.149</text:p>
          </table:table-cell>
          <table:table-cell office:value-type="float" office:value="69.727000000000004" table:style-name="ce8">
            <text:p>69.727</text:p>
          </table:table-cell>
          <table:table-cell office:value-type="float" office:value="70.881" table:style-name="ce8">
            <text:p>70.881</text:p>
          </table:table-cell>
          <table:table-cell office:value-type="float" office:value="67.364000000000004" table:style-name="ce8">
            <text:p>67.364</text:p>
          </table:table-cell>
          <table:table-cell office:value-type="float" office:value="76.064999999999998" table:style-name="ce8">
            <text:p>76.065</text:p>
          </table:table-cell>
          <table:table-cell office:value-type="float" office:value="50.305" table:style-name="ce8">
            <text:p>50.305</text:p>
          </table:table-cell>
          <table:table-cell office:value-type="float" office:value="68.391000000000005" table:style-name="ce8">
            <text:p>68.391</text:p>
          </table:table-cell>
          <table:table-cell office:value-type="float" office:value="5.1109999999999998" table:style-name="ce8">
            <text:p>5.111</text:p>
          </table:table-cell>
          <table:table-cell office:value-type="float" office:value="10.285" table:style-name="ce8">
            <text:p>10.285</text:p>
          </table:table-cell>
          <table:table-cell office:value-type="float" office:value="27.977" table:style-name="ce8">
            <text:p>27.977</text:p>
          </table:table-cell>
          <table:table-cell office:value-type="float" office:value="56.627000000000002" table:style-name="ce8">
            <text:p>56.627</text:p>
          </table:table-cell>
          <table:table-cell office:value-type="float" office:value="77.346999999999994" table:style-name="ce8">
            <text:p>77.347</text:p>
          </table:table-cell>
          <table:table-cell office:value-type="float" office:value="60.697000000000003" table:style-name="ce8">
            <text:p>60.697</text:p>
          </table:table-cell>
          <table:table-cell office:value-type="float" office:value="67.869" table:style-name="ce8">
            <text:p>67.869</text:p>
          </table:table-cell>
          <table:table-cell office:value-type="float" office:value="12.528" table:style-name="ce8">
            <text:p>12.528</text:p>
          </table:table-cell>
          <table:table-cell office:value-type="float" office:value="13.662000000000001" table:style-name="ce8">
            <text:p>13.662</text:p>
          </table:table-cell>
          <table:table-cell office:value-type="float" office:value="10.523" table:style-name="ce8">
            <text:p>10.523</text:p>
          </table:table-cell>
          <table:table-cell office:value-type="float" office:value="3.1379999999999999" table:style-name="ce8">
            <text:p>3.138</text:p>
          </table:table-cell>
          <table:table-cell office:value-type="float" office:value="14.891999999999999" table:style-name="ce8">
            <text:p>14.892</text:p>
          </table:table-cell>
          <table:table-cell office:value-type="float" office:value="15.138" table:style-name="ce8">
            <text:p>15.138</text:p>
          </table:table-cell>
          <table:table-cell office:value-type="float" office:value="0.61499999999999999" table:style-name="ce8">
            <text:p>0.615</text:p>
          </table:table-cell>
          <table:table-cell office:value-type="float" office:value="37.107999999999997" table:style-name="ce8">
            <text:p>37.108</text:p>
          </table:table-cell>
          <table:table-cell office:value-type="float" office:value="8" table:style-name="ce8">
            <text:p>8</text:p>
          </table:table-cell>
          <table:table-cell office:value-type="float" office:value="4.5540000000000003" table:style-name="ce8">
            <text:p>4.554</text:p>
          </table:table-cell>
          <table:table-cell office:value-type="float" office:value="5.3540000000000001" table:style-name="ce8">
            <text:p>5.354</text:p>
          </table:table-cell>
          <table:table-cell office:value-type="float" office:value="16.738" table:style-name="ce8">
            <text:p>16.738</text:p>
          </table:table-cell>
          <table:table-cell office:value-type="float" office:value="2.0310000000000001" table:style-name="ce8">
            <text:p>2.031</text:p>
          </table:table-cell>
          <table:table-cell office:value-type="float" office:value="2.7080000000000002" table:style-name="ce8">
            <text:p>2.708</text:p>
          </table:table-cell>
          <table:table-cell office:value-type="float" office:value="1.9079999999999999" table:style-name="ce8">
            <text:p>1.908</text:p>
          </table:table-cell>
          <table:table-cell office:value-type="float" office:value="1.7849999999999999" table:style-name="ce8">
            <text:p>1.785</text:p>
          </table:table-cell>
          <table:table-cell office:value-type="float" office:value="8.4920000000000009" table:style-name="ce8">
            <text:p>8.492</text:p>
          </table:table-cell>
          <table:table-cell office:value-type="float" office:value="15.323" table:style-name="ce8">
            <text:p>15.323</text:p>
          </table:table-cell>
          <table:table-cell office:value-type="float" office:value="15.385" table:style-name="ce8">
            <text:p>15.385</text:p>
          </table:table-cell>
          <table:table-cell office:value-type="float" office:value="21.108000000000001" table:style-name="ce8">
            <text:p>21.108</text:p>
          </table:table-cell>
          <table:table-cell office:value-type="float" office:value="8.8620000000000001" table:style-name="ce8">
            <text:p>8.862</text:p>
          </table:table-cell>
          <table:table-cell office:value-type="float" office:value="11.034000000000001" table:style-name="ce8">
            <text:p>11.034</text:p>
          </table:table-cell>
          <table:table-cell office:value-type="string" table:style-name="ce8">
            <text:p>11.715</text:p>
          </table:table-cell>
          <table:table-cell office:value-type="string" table:style-name="ce8">
            <text:p>4.393</text:p>
          </table:table-cell>
          <table:table-cell office:value-type="string" table:style-name="ce8">
            <text:p>29.428</text:p>
          </table:table-cell>
          <table:table-cell office:value-type="string" table:style-name="ce8">
            <text:p>45.397</text:p>
          </table:table-cell>
          <table:table-cell office:value-type="string" table:style-name="ce8">
            <text:p>1.395</text:p>
          </table:table-cell>
          <table:table-cell office:value-type="string" table:style-name="ce8">
            <text:p>33.543</text:p>
          </table:table-cell>
          <table:table-cell office:value-type="string" table:style-name="ce8">
            <text:p>45.537</text:p>
          </table:table-cell>
          <table:table-cell office:value-type="string" table:style-name="ce8">
            <text:p>25.384</text:p>
          </table:table-cell>
          <table:table-cell office:value-type="string" table:style-name="ce8">
            <text:p>36.541</text:p>
          </table:table-cell>
          <table:table-cell office:value-type="string" table:style-name="ce8">
            <text:p>32.008</text:p>
          </table:table-cell>
          <table:table-cell office:value-type="string" table:style-name="ce8">
            <text:p>30.544</text:p>
          </table:table-cell>
          <table:table-cell office:value-type="string" table:style-name="ce8">
            <text:p>2.929</text:p>
          </table:table-cell>
          <table:table-cell office:value-type="string" table:style-name="ce8">
            <text:p>3.626</text:p>
          </table:table-cell>
          <table:table-cell office:value-type="string" table:style-name="ce8">
            <text:p>7.741</text:p>
          </table:table-cell>
          <table:table-cell office:value-type="string" table:style-name="ce8">
            <text:p>8.926</text:p>
          </table:table-cell>
          <table:table-cell office:value-type="string" table:style-name="ce8">
            <text:p>15.551</text:p>
          </table:table-cell>
          <table:table-cell office:value-type="string" table:style-name="ce8">
            <text:p>3.138</text:p>
          </table:table-cell>
          <table:table-cell office:value-type="string" table:style-name="ce8">
            <text:p>35.356</text:p>
          </table:table-cell>
          <table:table-cell office:value-type="string" table:style-name="ce8">
            <text:p>10.727</text:p>
          </table:table-cell>
          <table:table-cell office:value-type="string" table:style-name="ce8">
            <text:p>33.592</text:p>
          </table:table-cell>
          <table:table-cell office:value-type="string" table:style-name="ce8">
            <text:p>27.946</text:p>
          </table:table-cell>
          <table:table-cell office:value-type="string" table:style-name="ce8">
            <text:p>4.587</text:p>
          </table:table-cell>
          <table:table-cell office:value-type="string" table:style-name="ce8">
            <text:p>6.775</text:p>
          </table:table-cell>
          <table:table-cell office:value-type="string" table:style-name="ce8">
            <text:p>2.047</text:p>
          </table:table-cell>
          <table:table-cell office:value-type="string" table:style-name="ce8">
            <text:p>1.553</text:p>
          </table:table-cell>
          <table:table-cell office:value-type="string" table:style-name="ce8">
            <text:p>2.117</text:p>
          </table:table-cell>
          <table:table-cell office:value-type="string" table:style-name="ce8">
            <text:p>2.047</text:p>
          </table:table-cell>
          <table:table-cell office:value-type="string" table:style-name="ce8">
            <text:p>2.611</text:p>
          </table:table-cell>
          <table:table-cell office:value-type="string" table:style-name="ce8">
            <text:p>11.291</text:p>
          </table:table-cell>
          <table:table-cell office:value-type="string" table:style-name="ce8">
            <text:p>39.453</text:p>
          </table:table-cell>
          <table:table-cell office:value-type="string" table:style-name="ce8">
            <text:p>14.346</text:p>
          </table:table-cell>
          <table:table-cell office:value-type="string" table:style-name="ce8">
            <text:p>29.346</text:p>
          </table:table-cell>
          <table:table-cell office:value-type="string" table:style-name="ce8">
            <text:p>52.238</text:p>
          </table:table-cell>
          <table:table-cell office:value-type="string" table:style-name="ce8">
            <text:p>29.663</text:p>
          </table:table-cell>
          <table:table-cell office:value-type="float" office:value="62.119" table:style-name="ce8">
            <text:p>62.119</text:p>
          </table:table-cell>
          <table:table-cell office:value-type="float" office:value="69.718999999999994" table:style-name="ce8">
            <text:p>69.719</text:p>
          </table:table-cell>
          <table:table-cell office:value-type="float" office:value="61.662999999999997" table:style-name="ce8">
            <text:p>61.663</text:p>
          </table:table-cell>
          <table:table-cell office:value-type="float" office:value="42.417999999999999" table:style-name="ce8">
            <text:p>42.418</text:p>
          </table:table-cell>
          <table:table-cell office:value-type="float" office:value="80.272999999999996" table:style-name="ce8">
            <text:p>80.273</text:p>
          </table:table-cell>
          <table:table-cell office:value-type="float" office:value="81.915000000000006" table:style-name="ce8">
            <text:p>81.915</text:p>
          </table:table-cell>
          <table:table-cell office:value-type="float" office:value="4.6520000000000001" table:style-name="ce8">
            <text:p>4.652</text:p>
          </table:table-cell>
          <table:table-cell office:value-type="float" office:value="73.162000000000006" table:style-name="ce8">
            <text:p>73.162</text:p>
          </table:table-cell>
          <table:table-cell table:number-columns-repeated="16238"/>
        </table:table-row>
        <table:table-row table:style-name="ro3">
          <table:table-cell office:value-type="string" table:style-name="ce3">
            <text:p>H02: How long have you worked in your current job?</text:p>
          </table:table-cell>
          <table:table-cell office:value-type="string" table:style-name="ce3">
            <text:p>Less than 1 year</text:p>
          </table:table-cell>
          <table:table-cell office:value-type="float" office:value="72496" table:style-name="ce8">
            <text:p>72496</text:p>
          </table:table-cell>
          <table:table-cell office:value-type="float" office:value="69.385000000000005" table:style-name="ce8">
            <text:p>69.385</text:p>
          </table:table-cell>
          <table:table-cell office:value-type="float" office:value="80.876000000000005" table:style-name="ce8">
            <text:p>80.876</text:p>
          </table:table-cell>
          <table:table-cell office:value-type="float" office:value="85.379000000000005" table:style-name="ce8">
            <text:p>85.379</text:p>
          </table:table-cell>
          <table:table-cell office:value-type="float" office:value="76.628" table:style-name="ce8">
            <text:p>76.628</text:p>
          </table:table-cell>
          <table:table-cell office:value-type="float" office:value="86.519000000000005" table:style-name="ce8">
            <text:p>86.519</text:p>
          </table:table-cell>
          <table:table-cell office:value-type="float" office:value="65.662999999999997" table:style-name="ce8">
            <text:p>65.663</text:p>
          </table:table-cell>
          <table:table-cell office:value-type="float" office:value="86.158000000000001" table:style-name="ce8">
            <text:p>86.158</text:p>
          </table:table-cell>
          <table:table-cell office:value-type="float" office:value="75.778999999999996" table:style-name="ce8">
            <text:p>75.779</text:p>
          </table:table-cell>
          <table:table-cell office:value-type="float" office:value="47.021000000000001" table:style-name="ce8">
            <text:p>47.021</text:p>
          </table:table-cell>
          <table:table-cell office:value-type="float" office:value="61.567" table:style-name="ce8">
            <text:p>61.567</text:p>
          </table:table-cell>
          <table:table-cell office:value-type="float" office:value="24.222999999999999" table:style-name="ce8">
            <text:p>24.223</text:p>
          </table:table-cell>
          <table:table-cell office:value-type="float" office:value="75.665999999999997" table:style-name="ce8">
            <text:p>75.666</text:p>
          </table:table-cell>
          <table:table-cell office:value-type="float" office:value="92.646000000000001" table:style-name="ce8">
            <text:p>92.646</text:p>
          </table:table-cell>
          <table:table-cell office:value-type="float" office:value="85.522000000000006" table:style-name="ce8">
            <text:p>85.522</text:p>
          </table:table-cell>
          <table:table-cell office:value-type="float" office:value="82.293000000000006" table:style-name="ce8">
            <text:p>82.293</text:p>
          </table:table-cell>
          <table:table-cell office:value-type="float" office:value="64.988" table:style-name="ce8">
            <text:p>64.988</text:p>
          </table:table-cell>
          <table:table-cell office:value-type="float" office:value="78.899000000000001" table:style-name="ce8">
            <text:p>78.899</text:p>
          </table:table-cell>
          <table:table-cell office:value-type="float" office:value="83.679000000000002" table:style-name="ce8">
            <text:p>83.679</text:p>
          </table:table-cell>
          <table:table-cell office:value-type="float" office:value="87.075000000000003" table:style-name="ce8">
            <text:p>87.075</text:p>
          </table:table-cell>
          <table:table-cell office:value-type="float" office:value="80.965000000000003" table:style-name="ce8">
            <text:p>80.965</text:p>
          </table:table-cell>
          <table:table-cell office:value-type="float" office:value="88.454999999999998" table:style-name="ce8">
            <text:p>88.455</text:p>
          </table:table-cell>
          <table:table-cell office:value-type="float" office:value="86.792000000000002" table:style-name="ce8">
            <text:p>86.792</text:p>
          </table:table-cell>
          <table:table-cell office:value-type="float" office:value="74.116" table:style-name="ce8">
            <text:p>74.116</text:p>
          </table:table-cell>
          <table:table-cell office:value-type="float" office:value="85.644999999999996" table:style-name="ce8">
            <text:p>85.645</text:p>
          </table:table-cell>
          <table:table-cell office:value-type="float" office:value="85.581000000000003" table:style-name="ce8">
            <text:p>85.581</text:p>
          </table:table-cell>
          <table:table-cell office:value-type="float" office:value="73.174999999999997" table:style-name="ce8">
            <text:p>73.175</text:p>
          </table:table-cell>
          <table:table-cell office:value-type="float" office:value="73.198999999999998" table:style-name="ce8">
            <text:p>73.199</text:p>
          </table:table-cell>
          <table:table-cell office:value-type="float" office:value="75.087999999999994" table:style-name="ce8">
            <text:p>75.088</text:p>
          </table:table-cell>
          <table:table-cell office:value-type="float" office:value="43.18" table:style-name="ce8">
            <text:p>43.18</text:p>
          </table:table-cell>
          <table:table-cell office:value-type="float" office:value="90.191000000000003" table:style-name="ce8">
            <text:p>90.191</text:p>
          </table:table-cell>
          <table:table-cell office:value-type="float" office:value="87.631" table:style-name="ce8">
            <text:p>87.631</text:p>
          </table:table-cell>
          <table:table-cell office:value-type="float" office:value="81.744" table:style-name="ce8">
            <text:p>81.744</text:p>
          </table:table-cell>
          <table:table-cell office:value-type="float" office:value="71.304000000000002" table:style-name="ce8">
            <text:p>71.304</text:p>
          </table:table-cell>
          <table:table-cell office:value-type="float" office:value="60.295999999999999" table:style-name="ce8">
            <text:p>60.296</text:p>
          </table:table-cell>
          <table:table-cell office:value-type="float" office:value="70.834999999999994" table:style-name="ce8">
            <text:p>70.835</text:p>
          </table:table-cell>
          <table:table-cell office:value-type="float" office:value="60.173999999999999" table:style-name="ce8">
            <text:p>60.174</text:p>
          </table:table-cell>
          <table:table-cell office:value-type="float" office:value="89.478999999999999" table:style-name="ce8">
            <text:p>89.479</text:p>
          </table:table-cell>
          <table:table-cell office:value-type="float" office:value="91.984999999999999" table:style-name="ce8">
            <text:p>91.985</text:p>
          </table:table-cell>
          <table:table-cell office:value-type="float" office:value="79.843999999999994" table:style-name="ce8">
            <text:p>79.844</text:p>
          </table:table-cell>
          <table:table-cell office:value-type="float" office:value="83.33" table:style-name="ce8">
            <text:p>83.33</text:p>
          </table:table-cell>
          <table:table-cell office:value-type="float" office:value="74.126000000000005" table:style-name="ce8">
            <text:p>74.126</text:p>
          </table:table-cell>
          <table:table-cell office:value-type="float" office:value="77.504999999999995" table:style-name="ce8">
            <text:p>77.505</text:p>
          </table:table-cell>
          <table:table-cell office:value-type="float" office:value="85.465999999999994" table:style-name="ce8">
            <text:p>85.466</text:p>
          </table:table-cell>
          <table:table-cell office:value-type="float" office:value="76.301000000000002" table:style-name="ce8">
            <text:p>76.301</text:p>
          </table:table-cell>
          <table:table-cell office:value-type="float" office:value="67.873000000000005" table:style-name="ce8">
            <text:p>67.873</text:p>
          </table:table-cell>
          <table:table-cell office:value-type="float" office:value="73.358999999999995" table:style-name="ce8">
            <text:p>73.359</text:p>
          </table:table-cell>
          <table:table-cell office:value-type="float" office:value="47.962000000000003" table:style-name="ce8">
            <text:p>47.962</text:p>
          </table:table-cell>
          <table:table-cell office:value-type="float" office:value="52.302999999999997" table:style-name="ce8">
            <text:p>52.303</text:p>
          </table:table-cell>
          <table:table-cell office:value-type="float" office:value="40.805999999999997" table:style-name="ce8">
            <text:p>40.806</text:p>
          </table:table-cell>
          <table:table-cell office:value-type="float" office:value="78.015000000000001" table:style-name="ce8">
            <text:p>78.015</text:p>
          </table:table-cell>
          <table:table-cell office:value-type="float" office:value="73.337999999999994" table:style-name="ce8">
            <text:p>73.338</text:p>
          </table:table-cell>
          <table:table-cell office:value-type="float" office:value="62.430999999999997" table:style-name="ce8">
            <text:p>62.431</text:p>
          </table:table-cell>
          <table:table-cell office:value-type="float" office:value="68.173000000000002" table:style-name="ce8">
            <text:p>68.173</text:p>
          </table:table-cell>
          <table:table-cell office:value-type="float" office:value="48.25" table:style-name="ce8">
            <text:p>48.25</text:p>
          </table:table-cell>
          <table:table-cell office:value-type="float" office:value="44.863" table:style-name="ce8">
            <text:p>44.863</text:p>
          </table:table-cell>
          <table:table-cell office:value-type="float" office:value="74.033000000000001" table:style-name="ce8">
            <text:p>74.033</text:p>
          </table:table-cell>
          <table:table-cell office:value-type="float" office:value="46.853999999999999" table:style-name="ce8">
            <text:p>46.854</text:p>
          </table:table-cell>
          <table:table-cell office:value-type="float" office:value="58.031999999999996" table:style-name="ce8">
            <text:p>58.032</text:p>
          </table:table-cell>
          <table:table-cell office:value-type="float" office:value="74.725999999999999" table:style-name="ce8">
            <text:p>74.726</text:p>
          </table:table-cell>
          <table:table-cell office:value-type="float" office:value="73.545000000000002" table:style-name="ce8">
            <text:p>73.545</text:p>
          </table:table-cell>
          <table:table-cell office:value-type="float" office:value="55.95" table:style-name="ce8">
            <text:p>55.95</text:p>
          </table:table-cell>
          <table:table-cell office:value-type="float" office:value="65.55" table:style-name="ce8">
            <text:p>65.55</text:p>
          </table:table-cell>
          <table:table-cell office:value-type="float" office:value="63.098999999999997" table:style-name="ce8">
            <text:p>63.099</text:p>
          </table:table-cell>
          <table:table-cell office:value-type="float" office:value="59.81" table:style-name="ce8">
            <text:p>59.81</text:p>
          </table:table-cell>
          <table:table-cell office:value-type="float" office:value="33.613" table:style-name="ce8">
            <text:p>33.613</text:p>
          </table:table-cell>
          <table:table-cell office:value-type="float" office:value="92.486000000000004" table:style-name="ce8">
            <text:p>92.486</text:p>
          </table:table-cell>
          <table:table-cell office:value-type="float" office:value="76.224999999999994" table:style-name="ce8">
            <text:p>76.225</text:p>
          </table:table-cell>
          <table:table-cell office:value-type="float" office:value="77.405000000000001" table:style-name="ce8">
            <text:p>77.405</text:p>
          </table:table-cell>
          <table:table-cell office:value-type="float" office:value="74.331000000000003" table:style-name="ce8">
            <text:p>74.331</text:p>
          </table:table-cell>
          <table:table-cell office:value-type="float" office:value="83.819000000000003" table:style-name="ce8">
            <text:p>83.819</text:p>
          </table:table-cell>
          <table:table-cell office:value-type="float" office:value="60.097999999999999" table:style-name="ce8">
            <text:p>60.098</text:p>
          </table:table-cell>
          <table:table-cell office:value-type="float" office:value="81.128" table:style-name="ce8">
            <text:p>81.128</text:p>
          </table:table-cell>
          <table:table-cell office:value-type="float" office:value="3.3730000000000002" table:style-name="ce8">
            <text:p>3.373</text:p>
          </table:table-cell>
          <table:table-cell office:value-type="float" office:value="9.1720000000000006" table:style-name="ce8">
            <text:p>9.172</text:p>
          </table:table-cell>
          <table:table-cell office:value-type="float" office:value="32.792000000000002" table:style-name="ce8">
            <text:p>32.792</text:p>
          </table:table-cell>
          <table:table-cell office:value-type="float" office:value="54.662999999999997" table:style-name="ce8">
            <text:p>54.663</text:p>
          </table:table-cell>
          <table:table-cell office:value-type="float" office:value="89.3" table:style-name="ce8">
            <text:p>89.3</text:p>
          </table:table-cell>
          <table:table-cell office:value-type="float" office:value="62.287999999999997" table:style-name="ce8">
            <text:p>62.288</text:p>
          </table:table-cell>
          <table:table-cell office:value-type="float" office:value="77.972999999999999" table:style-name="ce8">
            <text:p>77.973</text:p>
          </table:table-cell>
          <table:table-cell office:value-type="float" office:value="7.33" table:style-name="ce8">
            <text:p>7.33</text:p>
          </table:table-cell>
          <table:table-cell office:value-type="float" office:value="18.399999999999999" table:style-name="ce8">
            <text:p>18.4</text:p>
          </table:table-cell>
          <table:table-cell office:value-type="float" office:value="10.76" table:style-name="ce8">
            <text:p>10.76</text:p>
          </table:table-cell>
          <table:table-cell office:value-type="float" office:value="13.994" table:style-name="ce8">
            <text:p>13.994</text:p>
          </table:table-cell>
          <table:table-cell office:value-type="float" office:value="14.372" table:style-name="ce8">
            <text:p>14.372</text:p>
          </table:table-cell>
          <table:table-cell office:value-type="float" office:value="17.832999999999998" table:style-name="ce8">
            <text:p>17.833</text:p>
          </table:table-cell>
          <table:table-cell office:value-type="float" office:value="0.56699999999999995" table:style-name="ce8">
            <text:p>0.567</text:p>
          </table:table-cell>
          <table:table-cell office:value-type="float" office:value="25.812999999999999" table:style-name="ce8">
            <text:p>25.813</text:p>
          </table:table-cell>
          <table:table-cell office:value-type="float" office:value="3.7440000000000002" table:style-name="ce8">
            <text:p>3.744</text:p>
          </table:table-cell>
          <table:table-cell office:value-type="float" office:value="1.456" table:style-name="ce8">
            <text:p>1.456</text:p>
          </table:table-cell>
          <table:table-cell office:value-type="float" office:value="13.351000000000001" table:style-name="ce8">
            <text:p>13.351</text:p>
          </table:table-cell>
          <table:table-cell office:value-type="float" office:value="7.3559999999999999" table:style-name="ce8">
            <text:p>7.356</text:p>
          </table:table-cell>
          <table:table-cell office:value-type="float" office:value="2.4769999999999999" table:style-name="ce8">
            <text:p>2.477</text:p>
          </table:table-cell>
          <table:table-cell office:value-type="float" office:value="2.9119999999999999" table:style-name="ce8">
            <text:p>2.912</text:p>
          </table:table-cell>
          <table:table-cell office:value-type="float" office:value="3.1579999999999999" table:style-name="ce8">
            <text:p>3.158</text:p>
          </table:table-cell>
          <table:table-cell office:value-type="float" office:value="2.4580000000000002" table:style-name="ce8">
            <text:p>2.458</text:p>
          </table:table-cell>
          <table:table-cell office:value-type="float" office:value="6.3920000000000003" table:style-name="ce8">
            <text:p>6.392</text:p>
          </table:table-cell>
          <table:table-cell office:value-type="float" office:value="13.786" table:style-name="ce8">
            <text:p>13.786</text:p>
          </table:table-cell>
          <table:table-cell office:value-type="float" office:value="15.961" table:style-name="ce8">
            <text:p>15.961</text:p>
          </table:table-cell>
          <table:table-cell office:value-type="float" office:value="18.533000000000001" table:style-name="ce8">
            <text:p>18.533</text:p>
          </table:table-cell>
          <table:table-cell office:value-type="float" office:value="6.6379999999999999" table:style-name="ce8">
            <text:p>6.638</text:p>
          </table:table-cell>
          <table:table-cell office:value-type="float" office:value="6.8769999999999998" table:style-name="ce8">
            <text:p>6.877</text:p>
          </table:table-cell>
          <table:table-cell office:value-type="string" table:style-name="ce8">
            <text:p>10.597</text:p>
          </table:table-cell>
          <table:table-cell office:value-type="string" table:style-name="ce8">
            <text:p>5.47</text:p>
          </table:table-cell>
          <table:table-cell office:value-type="string" table:style-name="ce8">
            <text:p>23.728</text:p>
          </table:table-cell>
          <table:table-cell office:value-type="string" table:style-name="ce8">
            <text:p>39.051</text:p>
          </table:table-cell>
          <table:table-cell office:value-type="string" table:style-name="ce8">
            <text:p>0.623</text:p>
          </table:table-cell>
          <table:table-cell office:value-type="string" table:style-name="ce8">
            <text:p>39.976</text:p>
          </table:table-cell>
          <table:table-cell office:value-type="string" table:style-name="ce8">
            <text:p>48.22</text:p>
          </table:table-cell>
          <table:table-cell office:value-type="string" table:style-name="ce8">
            <text:p>29.117</text:p>
          </table:table-cell>
          <table:table-cell office:value-type="string" table:style-name="ce8">
            <text:p>36.638</text:p>
          </table:table-cell>
          <table:table-cell office:value-type="string" table:style-name="ce8">
            <text:p>36.899</text:p>
          </table:table-cell>
          <table:table-cell office:value-type="string" table:style-name="ce8">
            <text:p>27.026</text:p>
          </table:table-cell>
          <table:table-cell office:value-type="string" table:style-name="ce8">
            <text:p>3.016</text:p>
          </table:table-cell>
          <table:table-cell office:value-type="string" table:style-name="ce8">
            <text:p>3.821</text:p>
          </table:table-cell>
          <table:table-cell office:value-type="string" table:style-name="ce8">
            <text:p>9.029</text:p>
          </table:table-cell>
          <table:table-cell office:value-type="string" table:style-name="ce8">
            <text:p>12.005</text:p>
          </table:table-cell>
          <table:table-cell office:value-type="string" table:style-name="ce8">
            <text:p>14.74</text:p>
          </table:table-cell>
          <table:table-cell office:value-type="string" table:style-name="ce8">
            <text:p>2.212</text:p>
          </table:table-cell>
          <table:table-cell office:value-type="string" table:style-name="ce8">
            <text:p>36.538</text:p>
          </table:table-cell>
          <table:table-cell office:value-type="string" table:style-name="ce8">
            <text:p>14.442</text:p>
          </table:table-cell>
          <table:table-cell office:value-type="string" table:style-name="ce8">
            <text:p>32.842</text:p>
          </table:table-cell>
          <table:table-cell office:value-type="string" table:style-name="ce8">
            <text:p>23.389</text:p>
          </table:table-cell>
          <table:table-cell office:value-type="string" table:style-name="ce8">
            <text:p>5.332</text:p>
          </table:table-cell>
          <table:table-cell office:value-type="string" table:style-name="ce8">
            <text:p>4.282</text:p>
          </table:table-cell>
          <table:table-cell office:value-type="string" table:style-name="ce8">
            <text:p>1.474</text:p>
          </table:table-cell>
          <table:table-cell office:value-type="string" table:style-name="ce8">
            <text:p>2.585</text:p>
          </table:table-cell>
          <table:table-cell office:value-type="string" table:style-name="ce8">
            <text:p>1.434</text:p>
          </table:table-cell>
          <table:table-cell office:value-type="string" table:style-name="ce8">
            <text:p>0.626</text:p>
          </table:table-cell>
          <table:table-cell office:value-type="string" table:style-name="ce8">
            <text:p>2.585</text:p>
          </table:table-cell>
          <table:table-cell office:value-type="string" table:style-name="ce8">
            <text:p>7.655</text:p>
          </table:table-cell>
          <table:table-cell office:value-type="string" table:style-name="ce8">
            <text:p>44.881</text:p>
          </table:table-cell>
          <table:table-cell office:value-type="string" table:style-name="ce8">
            <text:p>17.025</text:p>
          </table:table-cell>
          <table:table-cell office:value-type="string" table:style-name="ce8">
            <text:p>54.903</text:p>
          </table:table-cell>
          <table:table-cell office:value-type="string" table:style-name="ce8">
            <text:p>52.247</text:p>
          </table:table-cell>
          <table:table-cell office:value-type="string" table:style-name="ce8">
            <text:p>33.678</text:p>
          </table:table-cell>
          <table:table-cell office:value-type="float" office:value="62.439" table:style-name="ce8">
            <text:p>62.439</text:p>
          </table:table-cell>
          <table:table-cell office:value-type="float" office:value="69.682000000000002" table:style-name="ce8">
            <text:p>69.682</text:p>
          </table:table-cell>
          <table:table-cell office:value-type="float" office:value="59.311" table:style-name="ce8">
            <text:p>59.311</text:p>
          </table:table-cell>
          <table:table-cell office:value-type="float" office:value="43.776000000000003" table:style-name="ce8">
            <text:p>43.776</text:p>
          </table:table-cell>
          <table:table-cell office:value-type="float" office:value="71.248000000000005" table:style-name="ce8">
            <text:p>71.248</text:p>
          </table:table-cell>
          <table:table-cell office:value-type="float" office:value="72.635999999999996" table:style-name="ce8">
            <text:p>72.636</text:p>
          </table:table-cell>
          <table:table-cell office:value-type="float" office:value="5.7220000000000004" table:style-name="ce8">
            <text:p>5.722</text:p>
          </table:table-cell>
          <table:table-cell office:value-type="float" office:value="78.768000000000001" table:style-name="ce8">
            <text:p>78.768</text:p>
          </table:table-cell>
          <table:table-cell table:number-columns-repeated="16238"/>
        </table:table-row>
        <table:table-row table:style-name="ro3">
          <table:table-cell office:value-type="string" table:style-name="ce3">
            <text:p>H02: How long have you worked in your current job?</text:p>
          </table:table-cell>
          <table:table-cell office:value-type="string" table:style-name="ce3">
            <text:p>1 year but less than 3 years</text:p>
          </table:table-cell>
          <table:table-cell office:value-type="float" office:value="97549" table:style-name="ce8">
            <text:p>97549</text:p>
          </table:table-cell>
          <table:table-cell office:value-type="float" office:value="64.804000000000002" table:style-name="ce8">
            <text:p>64.804</text:p>
          </table:table-cell>
          <table:table-cell office:value-type="float" office:value="77.182000000000002" table:style-name="ce8">
            <text:p>77.182</text:p>
          </table:table-cell>
          <table:table-cell office:value-type="float" office:value="83.775999999999996" table:style-name="ce8">
            <text:p>83.776</text:p>
          </table:table-cell>
          <table:table-cell office:value-type="float" office:value="73.545000000000002" table:style-name="ce8">
            <text:p>73.545</text:p>
          </table:table-cell>
          <table:table-cell office:value-type="float" office:value="83.588999999999999" table:style-name="ce8">
            <text:p>83.589</text:p>
          </table:table-cell>
          <table:table-cell office:value-type="float" office:value="59.429000000000002" table:style-name="ce8">
            <text:p>59.429</text:p>
          </table:table-cell>
          <table:table-cell office:value-type="float" office:value="80.634" table:style-name="ce8">
            <text:p>80.634</text:p>
          </table:table-cell>
          <table:table-cell office:value-type="float" office:value="74.126000000000005" table:style-name="ce8">
            <text:p>74.126</text:p>
          </table:table-cell>
          <table:table-cell office:value-type="float" office:value="38.57" table:style-name="ce8">
            <text:p>38.57</text:p>
          </table:table-cell>
          <table:table-cell office:value-type="float" office:value="55.183999999999997" table:style-name="ce8">
            <text:p>55.184</text:p>
          </table:table-cell>
          <table:table-cell office:value-type="float" office:value="27.327999999999999" table:style-name="ce8">
            <text:p>27.328</text:p>
          </table:table-cell>
          <table:table-cell office:value-type="float" office:value="73.227999999999994" table:style-name="ce8">
            <text:p>73.228</text:p>
          </table:table-cell>
          <table:table-cell office:value-type="float" office:value="89.933000000000007" table:style-name="ce8">
            <text:p>89.933</text:p>
          </table:table-cell>
          <table:table-cell office:value-type="float" office:value="82.397000000000006" table:style-name="ce8">
            <text:p>82.397</text:p>
          </table:table-cell>
          <table:table-cell office:value-type="float" office:value="77.921000000000006" table:style-name="ce8">
            <text:p>77.921</text:p>
          </table:table-cell>
          <table:table-cell office:value-type="float" office:value="59.884999999999998" table:style-name="ce8">
            <text:p>59.885</text:p>
          </table:table-cell>
          <table:table-cell office:value-type="float" office:value="75.754000000000005" table:style-name="ce8">
            <text:p>75.754</text:p>
          </table:table-cell>
          <table:table-cell office:value-type="float" office:value="82.295000000000002" table:style-name="ce8">
            <text:p>82.295</text:p>
          </table:table-cell>
          <table:table-cell office:value-type="float" office:value="85.257999999999996" table:style-name="ce8">
            <text:p>85.258</text:p>
          </table:table-cell>
          <table:table-cell office:value-type="float" office:value="75.445999999999998" table:style-name="ce8">
            <text:p>75.446</text:p>
          </table:table-cell>
          <table:table-cell office:value-type="float" office:value="86.846000000000004" table:style-name="ce8">
            <text:p>86.846</text:p>
          </table:table-cell>
          <table:table-cell office:value-type="float" office:value="84.561999999999998" table:style-name="ce8">
            <text:p>84.562</text:p>
          </table:table-cell>
          <table:table-cell office:value-type="float" office:value="69.447000000000003" table:style-name="ce8">
            <text:p>69.447</text:p>
          </table:table-cell>
          <table:table-cell office:value-type="float" office:value="79.930999999999997" table:style-name="ce8">
            <text:p>79.931</text:p>
          </table:table-cell>
          <table:table-cell office:value-type="float" office:value="83.117000000000004" table:style-name="ce8">
            <text:p>83.117</text:p>
          </table:table-cell>
          <table:table-cell office:value-type="float" office:value="70.915999999999997" table:style-name="ce8">
            <text:p>70.916</text:p>
          </table:table-cell>
          <table:table-cell office:value-type="float" office:value="68.878" table:style-name="ce8">
            <text:p>68.878</text:p>
          </table:table-cell>
          <table:table-cell office:value-type="float" office:value="72.561000000000007" table:style-name="ce8">
            <text:p>72.561</text:p>
          </table:table-cell>
          <table:table-cell office:value-type="float" office:value="43.713999999999999" table:style-name="ce8">
            <text:p>43.714</text:p>
          </table:table-cell>
          <table:table-cell office:value-type="float" office:value="87.84" table:style-name="ce8">
            <text:p>87.84</text:p>
          </table:table-cell>
          <table:table-cell office:value-type="float" office:value="84.864999999999995" table:style-name="ce8">
            <text:p>84.865</text:p>
          </table:table-cell>
          <table:table-cell office:value-type="float" office:value="78.067999999999998" table:style-name="ce8">
            <text:p>78.068</text:p>
          </table:table-cell>
          <table:table-cell office:value-type="float" office:value="66.825000000000003" table:style-name="ce8">
            <text:p>66.825</text:p>
          </table:table-cell>
          <table:table-cell office:value-type="float" office:value="55.308999999999997" table:style-name="ce8">
            <text:p>55.309</text:p>
          </table:table-cell>
          <table:table-cell office:value-type="float" office:value="60.945" table:style-name="ce8">
            <text:p>60.945</text:p>
          </table:table-cell>
          <table:table-cell office:value-type="float" office:value="54.649000000000001" table:style-name="ce8">
            <text:p>54.649</text:p>
          </table:table-cell>
          <table:table-cell office:value-type="float" office:value="83.6" table:style-name="ce8">
            <text:p>83.6</text:p>
          </table:table-cell>
          <table:table-cell office:value-type="float" office:value="88.004999999999995" table:style-name="ce8">
            <text:p>88.005</text:p>
          </table:table-cell>
          <table:table-cell office:value-type="float" office:value="71.668000000000006" table:style-name="ce8">
            <text:p>71.668</text:p>
          </table:table-cell>
          <table:table-cell office:value-type="float" office:value="79.242999999999995" table:style-name="ce8">
            <text:p>79.243</text:p>
          </table:table-cell>
          <table:table-cell office:value-type="float" office:value="70.765000000000001" table:style-name="ce8">
            <text:p>70.765</text:p>
          </table:table-cell>
          <table:table-cell office:value-type="float" office:value="78.418999999999997" table:style-name="ce8">
            <text:p>78.419</text:p>
          </table:table-cell>
          <table:table-cell office:value-type="float" office:value="87.769000000000005" table:style-name="ce8">
            <text:p>87.769</text:p>
          </table:table-cell>
          <table:table-cell office:value-type="float" office:value="73.900999999999996" table:style-name="ce8">
            <text:p>73.901</text:p>
          </table:table-cell>
          <table:table-cell office:value-type="float" office:value="63.286000000000001" table:style-name="ce8">
            <text:p>63.286</text:p>
          </table:table-cell>
          <table:table-cell office:value-type="float" office:value="70.611000000000004" table:style-name="ce8">
            <text:p>70.611</text:p>
          </table:table-cell>
          <table:table-cell office:value-type="float" office:value="38.122999999999998" table:style-name="ce8">
            <text:p>38.123</text:p>
          </table:table-cell>
          <table:table-cell office:value-type="float" office:value="45.13" table:style-name="ce8">
            <text:p>45.13</text:p>
          </table:table-cell>
          <table:table-cell office:value-type="float" office:value="32.473999999999997" table:style-name="ce8">
            <text:p>32.474</text:p>
          </table:table-cell>
          <table:table-cell office:value-type="float" office:value="72.31" table:style-name="ce8">
            <text:p>72.31</text:p>
          </table:table-cell>
          <table:table-cell office:value-type="float" office:value="66.427000000000007" table:style-name="ce8">
            <text:p>66.427</text:p>
          </table:table-cell>
          <table:table-cell office:value-type="float" office:value="56.155999999999999" table:style-name="ce8">
            <text:p>56.156</text:p>
          </table:table-cell>
          <table:table-cell office:value-type="float" office:value="58.692" table:style-name="ce8">
            <text:p>58.692</text:p>
          </table:table-cell>
          <table:table-cell office:value-type="float" office:value="41.158999999999999" table:style-name="ce8">
            <text:p>41.159</text:p>
          </table:table-cell>
          <table:table-cell office:value-type="float" office:value="39.856999999999999" table:style-name="ce8">
            <text:p>39.857</text:p>
          </table:table-cell>
          <table:table-cell office:value-type="float" office:value="68.768000000000001" table:style-name="ce8">
            <text:p>68.768</text:p>
          </table:table-cell>
          <table:table-cell office:value-type="float" office:value="41.026000000000003" table:style-name="ce8">
            <text:p>41.026</text:p>
          </table:table-cell>
          <table:table-cell office:value-type="float" office:value="52.316000000000003" table:style-name="ce8">
            <text:p>52.316</text:p>
          </table:table-cell>
          <table:table-cell office:value-type="float" office:value="66.994" table:style-name="ce8">
            <text:p>66.994</text:p>
          </table:table-cell>
          <table:table-cell office:value-type="float" office:value="64.974999999999994" table:style-name="ce8">
            <text:p>64.975</text:p>
          </table:table-cell>
          <table:table-cell office:value-type="float" office:value="53.985999999999997" table:style-name="ce8">
            <text:p>53.986</text:p>
          </table:table-cell>
          <table:table-cell office:value-type="float" office:value="56.533999999999999" table:style-name="ce8">
            <text:p>56.534</text:p>
          </table:table-cell>
          <table:table-cell office:value-type="float" office:value="53.738999999999997" table:style-name="ce8">
            <text:p>53.739</text:p>
          </table:table-cell>
          <table:table-cell office:value-type="float" office:value="51.475000000000001" table:style-name="ce8">
            <text:p>51.475</text:p>
          </table:table-cell>
          <table:table-cell office:value-type="float" office:value="40.401000000000003" table:style-name="ce8">
            <text:p>40.401</text:p>
          </table:table-cell>
          <table:table-cell office:value-type="float" office:value="90.391000000000005" table:style-name="ce8">
            <text:p>90.391</text:p>
          </table:table-cell>
          <table:table-cell office:value-type="float" office:value="71.599999999999994" table:style-name="ce8">
            <text:p>71.6</text:p>
          </table:table-cell>
          <table:table-cell office:value-type="float" office:value="73.123999999999995" table:style-name="ce8">
            <text:p>73.124</text:p>
          </table:table-cell>
          <table:table-cell office:value-type="float" office:value="71.338999999999999" table:style-name="ce8">
            <text:p>71.339</text:p>
          </table:table-cell>
          <table:table-cell office:value-type="float" office:value="80.766999999999996" table:style-name="ce8">
            <text:p>80.767</text:p>
          </table:table-cell>
          <table:table-cell office:value-type="float" office:value="61.497999999999998" table:style-name="ce8">
            <text:p>61.498</text:p>
          </table:table-cell>
          <table:table-cell office:value-type="float" office:value="72.460999999999999" table:style-name="ce8">
            <text:p>72.461</text:p>
          </table:table-cell>
          <table:table-cell office:value-type="float" office:value="5.8310000000000004" table:style-name="ce8">
            <text:p>5.831</text:p>
          </table:table-cell>
          <table:table-cell office:value-type="float" office:value="12.19" table:style-name="ce8">
            <text:p>12.19</text:p>
          </table:table-cell>
          <table:table-cell office:value-type="float" office:value="30.274000000000001" table:style-name="ce8">
            <text:p>30.274</text:p>
          </table:table-cell>
          <table:table-cell office:value-type="float" office:value="51.704000000000001" table:style-name="ce8">
            <text:p>51.704</text:p>
          </table:table-cell>
          <table:table-cell office:value-type="float" office:value="90.781999999999996" table:style-name="ce8">
            <text:p>90.782</text:p>
          </table:table-cell>
          <table:table-cell office:value-type="float" office:value="66.001999999999995" table:style-name="ce8">
            <text:p>66.002</text:p>
          </table:table-cell>
          <table:table-cell office:value-type="float" office:value="73.305000000000007" table:style-name="ce8">
            <text:p>73.305</text:p>
          </table:table-cell>
          <table:table-cell office:value-type="float" office:value="9.1150000000000002" table:style-name="ce8">
            <text:p>9.115</text:p>
          </table:table-cell>
          <table:table-cell office:value-type="float" office:value="17.567" table:style-name="ce8">
            <text:p>17.567</text:p>
          </table:table-cell>
          <table:table-cell office:value-type="float" office:value="11.926" table:style-name="ce8">
            <text:p>11.926</text:p>
          </table:table-cell>
          <table:table-cell office:value-type="float" office:value="12.523999999999999" table:style-name="ce8">
            <text:p>12.524</text:p>
          </table:table-cell>
          <table:table-cell office:value-type="float" office:value="14.656000000000001" table:style-name="ce8">
            <text:p>14.656</text:p>
          </table:table-cell>
          <table:table-cell office:value-type="float" office:value="17.274000000000001" table:style-name="ce8">
            <text:p>17.274</text:p>
          </table:table-cell>
          <table:table-cell office:value-type="float" office:value="0.36099999999999999" table:style-name="ce8">
            <text:p>0.361</text:p>
          </table:table-cell>
          <table:table-cell office:value-type="float" office:value="25.385999999999999" table:style-name="ce8">
            <text:p>25.386</text:p>
          </table:table-cell>
          <table:table-cell office:value-type="float" office:value="3.7229999999999999" table:style-name="ce8">
            <text:p>3.723</text:p>
          </table:table-cell>
          <table:table-cell office:value-type="float" office:value="1.929" table:style-name="ce8">
            <text:p>1.929</text:p>
          </table:table-cell>
          <table:table-cell office:value-type="float" office:value="12.163" table:style-name="ce8">
            <text:p>12.163</text:p>
          </table:table-cell>
          <table:table-cell office:value-type="float" office:value="8.4169999999999998" table:style-name="ce8">
            <text:p>8.417</text:p>
          </table:table-cell>
          <table:table-cell office:value-type="float" office:value="1.5229999999999999" table:style-name="ce8">
            <text:p>1.523</text:p>
          </table:table-cell>
          <table:table-cell office:value-type="float" office:value="3.4529999999999998" table:style-name="ce8">
            <text:p>3.453</text:p>
          </table:table-cell>
          <table:table-cell office:value-type="float" office:value="3.52" table:style-name="ce8">
            <text:p>3.52</text:p>
          </table:table-cell>
          <table:table-cell office:value-type="float" office:value="2.7189999999999999" table:style-name="ce8">
            <text:p>2.719</text:p>
          </table:table-cell>
          <table:table-cell office:value-type="float" office:value="6.7919999999999998" table:style-name="ce8">
            <text:p>6.792</text:p>
          </table:table-cell>
          <table:table-cell office:value-type="float" office:value="15.503" table:style-name="ce8">
            <text:p>15.503</text:p>
          </table:table-cell>
          <table:table-cell office:value-type="float" office:value="16.247" table:style-name="ce8">
            <text:p>16.247</text:p>
          </table:table-cell>
          <table:table-cell office:value-type="float" office:value="19.202999999999999" table:style-name="ce8">
            <text:p>19.203</text:p>
          </table:table-cell>
          <table:table-cell office:value-type="float" office:value="8.4169999999999998" table:style-name="ce8">
            <text:p>8.417</text:p>
          </table:table-cell>
          <table:table-cell office:value-type="float" office:value="8.7309999999999999" table:style-name="ce8">
            <text:p>8.731</text:p>
          </table:table-cell>
          <table:table-cell office:value-type="string" table:style-name="ce8">
            <text:p>11.644</text:p>
          </table:table-cell>
          <table:table-cell office:value-type="string" table:style-name="ce8">
            <text:p>5.586</text:p>
          </table:table-cell>
          <table:table-cell office:value-type="string" table:style-name="ce8">
            <text:p>26.176</text:p>
          </table:table-cell>
          <table:table-cell office:value-type="string" table:style-name="ce8">
            <text:p>39.894</text:p>
          </table:table-cell>
          <table:table-cell office:value-type="string" table:style-name="ce8">
            <text:p>0.719</text:p>
          </table:table-cell>
          <table:table-cell office:value-type="string" table:style-name="ce8">
            <text:p>40.401</text:p>
          </table:table-cell>
          <table:table-cell office:value-type="string" table:style-name="ce8">
            <text:p>45.928</text:p>
          </table:table-cell>
          <table:table-cell office:value-type="string" table:style-name="ce8">
            <text:p>24.561</text:p>
          </table:table-cell>
          <table:table-cell office:value-type="string" table:style-name="ce8">
            <text:p>36.346</text:p>
          </table:table-cell>
          <table:table-cell office:value-type="string" table:style-name="ce8">
            <text:p>35.144</text:p>
          </table:table-cell>
          <table:table-cell office:value-type="string" table:style-name="ce8">
            <text:p>27.236</text:p>
          </table:table-cell>
          <table:table-cell office:value-type="string" table:style-name="ce8">
            <text:p>2.499</text:p>
          </table:table-cell>
          <table:table-cell office:value-type="string" table:style-name="ce8">
            <text:p>3.748</text:p>
          </table:table-cell>
          <table:table-cell office:value-type="string" table:style-name="ce8">
            <text:p>8.509</text:p>
          </table:table-cell>
          <table:table-cell office:value-type="string" table:style-name="ce8">
            <text:p>10.277</text:p>
          </table:table-cell>
          <table:table-cell office:value-type="string" table:style-name="ce8">
            <text:p>14.862</text:p>
          </table:table-cell>
          <table:table-cell office:value-type="string" table:style-name="ce8">
            <text:p>2.699</text:p>
          </table:table-cell>
          <table:table-cell office:value-type="string" table:style-name="ce8">
            <text:p>43.33</text:p>
          </table:table-cell>
          <table:table-cell office:value-type="string" table:style-name="ce8">
            <text:p>10.315</text:p>
          </table:table-cell>
          <table:table-cell office:value-type="string" table:style-name="ce8">
            <text:p>30.486</text:p>
          </table:table-cell>
          <table:table-cell office:value-type="string" table:style-name="ce8">
            <text:p>25.806</text:p>
          </table:table-cell>
          <table:table-cell office:value-type="string" table:style-name="ce8">
            <text:p>5.388</text:p>
          </table:table-cell>
          <table:table-cell office:value-type="string" table:style-name="ce8">
            <text:p>1.761</text:p>
          </table:table-cell>
          <table:table-cell office:value-type="string" table:style-name="ce8">
            <text:p>1.205</text:p>
          </table:table-cell>
          <table:table-cell office:value-type="string" table:style-name="ce8">
            <text:p>1.961</text:p>
          </table:table-cell>
          <table:table-cell office:value-type="string" table:style-name="ce8">
            <text:p>1.82</text:p>
          </table:table-cell>
          <table:table-cell office:value-type="string" table:style-name="ce8">
            <text:p>0.993</text:p>
          </table:table-cell>
          <table:table-cell office:value-type="string" table:style-name="ce8">
            <text:p>2.659</text:p>
          </table:table-cell>
          <table:table-cell office:value-type="string" table:style-name="ce8">
            <text:p>9.217</text:p>
          </table:table-cell>
          <table:table-cell office:value-type="string" table:style-name="ce8">
            <text:p>43.159</text:p>
          </table:table-cell>
          <table:table-cell office:value-type="string" table:style-name="ce8">
            <text:p>17.416</text:p>
          </table:table-cell>
          <table:table-cell office:value-type="string" table:style-name="ce8">
            <text:p>42.267</text:p>
          </table:table-cell>
          <table:table-cell office:value-type="string" table:style-name="ce8">
            <text:p>60.208</text:p>
          </table:table-cell>
          <table:table-cell office:value-type="string" table:style-name="ce8">
            <text:p>30.101</text:p>
          </table:table-cell>
          <table:table-cell office:value-type="float" office:value="58.381999999999998" table:style-name="ce8">
            <text:p>58.382</text:p>
          </table:table-cell>
          <table:table-cell office:value-type="float" office:value="65.777000000000001" table:style-name="ce8">
            <text:p>65.777</text:p>
          </table:table-cell>
          <table:table-cell office:value-type="float" office:value="56.161999999999999" table:style-name="ce8">
            <text:p>56.162</text:p>
          </table:table-cell>
          <table:table-cell office:value-type="float" office:value="43.945" table:style-name="ce8">
            <text:p>43.945</text:p>
          </table:table-cell>
          <table:table-cell office:value-type="float" office:value="68.332999999999998" table:style-name="ce8">
            <text:p>68.333</text:p>
          </table:table-cell>
          <table:table-cell office:value-type="float" office:value="70.528000000000006" table:style-name="ce8">
            <text:p>70.528</text:p>
          </table:table-cell>
          <table:table-cell office:value-type="float" office:value="5.8170000000000002" table:style-name="ce8">
            <text:p>5.817</text:p>
          </table:table-cell>
          <table:table-cell office:value-type="float" office:value="77.551000000000002" table:style-name="ce8">
            <text:p>77.551</text:p>
          </table:table-cell>
          <table:table-cell table:number-columns-repeated="16238"/>
        </table:table-row>
        <table:table-row table:style-name="ro3">
          <table:table-cell office:value-type="string" table:style-name="ce3">
            <text:p>H02: How long have you worked in your current job?</text:p>
          </table:table-cell>
          <table:table-cell office:value-type="string" table:style-name="ce3">
            <text:p>3 years but less than 5 years</text:p>
          </table:table-cell>
          <table:table-cell office:value-type="float" office:value="48756" table:style-name="ce8">
            <text:p>48756</text:p>
          </table:table-cell>
          <table:table-cell office:value-type="float" office:value="62.215000000000003" table:style-name="ce8">
            <text:p>62.215</text:p>
          </table:table-cell>
          <table:table-cell office:value-type="float" office:value="75.846999999999994" table:style-name="ce8">
            <text:p>75.847</text:p>
          </table:table-cell>
          <table:table-cell office:value-type="float" office:value="82.707999999999998" table:style-name="ce8">
            <text:p>82.708</text:p>
          </table:table-cell>
          <table:table-cell office:value-type="float" office:value="70.649000000000001" table:style-name="ce8">
            <text:p>70.649</text:p>
          </table:table-cell>
          <table:table-cell office:value-type="float" office:value="82.093999999999994" table:style-name="ce8">
            <text:p>82.094</text:p>
          </table:table-cell>
          <table:table-cell office:value-type="float" office:value="54.448" table:style-name="ce8">
            <text:p>54.448</text:p>
          </table:table-cell>
          <table:table-cell office:value-type="float" office:value="77.108999999999995" table:style-name="ce8">
            <text:p>77.109</text:p>
          </table:table-cell>
          <table:table-cell office:value-type="float" office:value="73.391999999999996" table:style-name="ce8">
            <text:p>73.392</text:p>
          </table:table-cell>
          <table:table-cell office:value-type="float" office:value="33.43" table:style-name="ce8">
            <text:p>33.43</text:p>
          </table:table-cell>
          <table:table-cell office:value-type="float" office:value="50.485999999999997" table:style-name="ce8">
            <text:p>50.486</text:p>
          </table:table-cell>
          <table:table-cell office:value-type="float" office:value="29.084" table:style-name="ce8">
            <text:p>29.084</text:p>
          </table:table-cell>
          <table:table-cell office:value-type="float" office:value="72.691000000000003" table:style-name="ce8">
            <text:p>72.691</text:p>
          </table:table-cell>
          <table:table-cell office:value-type="float" office:value="89.251999999999995" table:style-name="ce8">
            <text:p>89.252</text:p>
          </table:table-cell>
          <table:table-cell office:value-type="float" office:value="82.792000000000002" table:style-name="ce8">
            <text:p>82.792</text:p>
          </table:table-cell>
          <table:table-cell office:value-type="float" office:value="77.67" table:style-name="ce8">
            <text:p>77.67</text:p>
          </table:table-cell>
          <table:table-cell office:value-type="float" office:value="56.718000000000004" table:style-name="ce8">
            <text:p>56.718</text:p>
          </table:table-cell>
          <table:table-cell office:value-type="float" office:value="72.747" table:style-name="ce8">
            <text:p>72.747</text:p>
          </table:table-cell>
          <table:table-cell office:value-type="float" office:value="81.326999999999998" table:style-name="ce8">
            <text:p>81.327</text:p>
          </table:table-cell>
          <table:table-cell office:value-type="float" office:value="84.084000000000003" table:style-name="ce8">
            <text:p>84.084</text:p>
          </table:table-cell>
          <table:table-cell office:value-type="float" office:value="71.988" table:style-name="ce8">
            <text:p>71.988</text:p>
          </table:table-cell>
          <table:table-cell office:value-type="float" office:value="85.153999999999996" table:style-name="ce8">
            <text:p>85.154</text:p>
          </table:table-cell>
          <table:table-cell office:value-type="float" office:value="81.372" table:style-name="ce8">
            <text:p>81.372</text:p>
          </table:table-cell>
          <table:table-cell office:value-type="float" office:value="67.388000000000005" table:style-name="ce8">
            <text:p>67.388</text:p>
          </table:table-cell>
          <table:table-cell office:value-type="float" office:value="75.992999999999995" table:style-name="ce8">
            <text:p>75.993</text:p>
          </table:table-cell>
          <table:table-cell office:value-type="float" office:value="80.013000000000005" table:style-name="ce8">
            <text:p>80.013</text:p>
          </table:table-cell>
          <table:table-cell office:value-type="float" office:value="68.456999999999994" table:style-name="ce8">
            <text:p>68.457</text:p>
          </table:table-cell>
          <table:table-cell office:value-type="float" office:value="64.447999999999993" table:style-name="ce8">
            <text:p>64.448</text:p>
          </table:table-cell>
          <table:table-cell office:value-type="float" office:value="68.451999999999998" table:style-name="ce8">
            <text:p>68.452</text:p>
          </table:table-cell>
          <table:table-cell office:value-type="float" office:value="43.097999999999999" table:style-name="ce8">
            <text:p>43.098</text:p>
          </table:table-cell>
          <table:table-cell office:value-type="float" office:value="86.91" table:style-name="ce8">
            <text:p>86.91</text:p>
          </table:table-cell>
          <table:table-cell office:value-type="float" office:value="83.742000000000004" table:style-name="ce8">
            <text:p>83.742</text:p>
          </table:table-cell>
          <table:table-cell office:value-type="float" office:value="75.634" table:style-name="ce8">
            <text:p>75.634</text:p>
          </table:table-cell>
          <table:table-cell office:value-type="float" office:value="65.820999999999998" table:style-name="ce8">
            <text:p>65.821</text:p>
          </table:table-cell>
          <table:table-cell office:value-type="float" office:value="49.734000000000002" table:style-name="ce8">
            <text:p>49.734</text:p>
          </table:table-cell>
          <table:table-cell office:value-type="float" office:value="53.933" table:style-name="ce8">
            <text:p>53.933</text:p>
          </table:table-cell>
          <table:table-cell office:value-type="float" office:value="48.292000000000002" table:style-name="ce8">
            <text:p>48.292</text:p>
          </table:table-cell>
          <table:table-cell office:value-type="float" office:value="78.941999999999993" table:style-name="ce8">
            <text:p>78.942</text:p>
          </table:table-cell>
          <table:table-cell office:value-type="float" office:value="85.688000000000002" table:style-name="ce8">
            <text:p>85.688</text:p>
          </table:table-cell>
          <table:table-cell office:value-type="float" office:value="67.397000000000006" table:style-name="ce8">
            <text:p>67.397</text:p>
          </table:table-cell>
          <table:table-cell office:value-type="float" office:value="76.400000000000006" table:style-name="ce8">
            <text:p>76.4</text:p>
          </table:table-cell>
          <table:table-cell office:value-type="float" office:value="69.722999999999999" table:style-name="ce8">
            <text:p>69.723</text:p>
          </table:table-cell>
          <table:table-cell office:value-type="float" office:value="77.698999999999998" table:style-name="ce8">
            <text:p>77.699</text:p>
          </table:table-cell>
          <table:table-cell office:value-type="float" office:value="88.534999999999997" table:style-name="ce8">
            <text:p>88.535</text:p>
          </table:table-cell>
          <table:table-cell office:value-type="float" office:value="72.206999999999994" table:style-name="ce8">
            <text:p>72.207</text:p>
          </table:table-cell>
          <table:table-cell office:value-type="float" office:value="62.124000000000002" table:style-name="ce8">
            <text:p>62.124</text:p>
          </table:table-cell>
          <table:table-cell office:value-type="float" office:value="70.072999999999993" table:style-name="ce8">
            <text:p>70.073</text:p>
          </table:table-cell>
          <table:table-cell office:value-type="float" office:value="32.454999999999998" table:style-name="ce8">
            <text:p>32.455</text:p>
          </table:table-cell>
          <table:table-cell office:value-type="float" office:value="39.82" table:style-name="ce8">
            <text:p>39.82</text:p>
          </table:table-cell>
          <table:table-cell office:value-type="float" office:value="28.024999999999999" table:style-name="ce8">
            <text:p>28.025</text:p>
          </table:table-cell>
          <table:table-cell office:value-type="float" office:value="66.605000000000004" table:style-name="ce8">
            <text:p>66.605</text:p>
          </table:table-cell>
          <table:table-cell office:value-type="float" office:value="60.426000000000002" table:style-name="ce8">
            <text:p>60.426</text:p>
          </table:table-cell>
          <table:table-cell office:value-type="float" office:value="52.404000000000003" table:style-name="ce8">
            <text:p>52.404</text:p>
          </table:table-cell>
          <table:table-cell office:value-type="float" office:value="52.16" table:style-name="ce8">
            <text:p>52.16</text:p>
          </table:table-cell>
          <table:table-cell office:value-type="float" office:value="38.067999999999998" table:style-name="ce8">
            <text:p>38.068</text:p>
          </table:table-cell>
          <table:table-cell office:value-type="float" office:value="35.509" table:style-name="ce8">
            <text:p>35.509</text:p>
          </table:table-cell>
          <table:table-cell office:value-type="float" office:value="64.385999999999996" table:style-name="ce8">
            <text:p>64.386</text:p>
          </table:table-cell>
          <table:table-cell office:value-type="float" office:value="37.04" table:style-name="ce8">
            <text:p>37.04</text:p>
          </table:table-cell>
          <table:table-cell office:value-type="float" office:value="47.706000000000003" table:style-name="ce8">
            <text:p>47.706</text:p>
          </table:table-cell>
          <table:table-cell office:value-type="float" office:value="61.026000000000003" table:style-name="ce8">
            <text:p>61.026</text:p>
          </table:table-cell>
          <table:table-cell office:value-type="float" office:value="58.317999999999998" table:style-name="ce8">
            <text:p>58.318</text:p>
          </table:table-cell>
          <table:table-cell office:value-type="float" office:value="54.204999999999998" table:style-name="ce8">
            <text:p>54.205</text:p>
          </table:table-cell>
          <table:table-cell office:value-type="float" office:value="51.802" table:style-name="ce8">
            <text:p>51.802</text:p>
          </table:table-cell>
          <table:table-cell office:value-type="float" office:value="49.05" table:style-name="ce8">
            <text:p>49.05</text:p>
          </table:table-cell>
          <table:table-cell office:value-type="float" office:value="47.372999999999998" table:style-name="ce8">
            <text:p>47.373</text:p>
          </table:table-cell>
          <table:table-cell office:value-type="float" office:value="40.616999999999997" table:style-name="ce8">
            <text:p>40.617</text:p>
          </table:table-cell>
          <table:table-cell office:value-type="float" office:value="88.753" table:style-name="ce8">
            <text:p>88.753</text:p>
          </table:table-cell>
          <table:table-cell office:value-type="float" office:value="67.418999999999997" table:style-name="ce8">
            <text:p>67.419</text:p>
          </table:table-cell>
          <table:table-cell office:value-type="float" office:value="68.751999999999995" table:style-name="ce8">
            <text:p>68.752</text:p>
          </table:table-cell>
          <table:table-cell office:value-type="float" office:value="67.891999999999996" table:style-name="ce8">
            <text:p>67.892</text:p>
          </table:table-cell>
          <table:table-cell office:value-type="float" office:value="78.31" table:style-name="ce8">
            <text:p>78.31</text:p>
          </table:table-cell>
          <table:table-cell office:value-type="float" office:value="63.518000000000001" table:style-name="ce8">
            <text:p>63.518</text:p>
          </table:table-cell>
          <table:table-cell office:value-type="float" office:value="67.275999999999996" table:style-name="ce8">
            <text:p>67.276</text:p>
          </table:table-cell>
          <table:table-cell office:value-type="float" office:value="6.9530000000000003" table:style-name="ce8">
            <text:p>6.953</text:p>
          </table:table-cell>
          <table:table-cell office:value-type="float" office:value="11.728999999999999" table:style-name="ce8">
            <text:p>11.729</text:p>
          </table:table-cell>
          <table:table-cell office:value-type="float" office:value="27.123999999999999" table:style-name="ce8">
            <text:p>27.124</text:p>
          </table:table-cell>
          <table:table-cell office:value-type="float" office:value="54.194000000000003" table:style-name="ce8">
            <text:p>54.194</text:p>
          </table:table-cell>
          <table:table-cell office:value-type="float" office:value="92.373000000000005" table:style-name="ce8">
            <text:p>92.373</text:p>
          </table:table-cell>
          <table:table-cell office:value-type="float" office:value="71.963999999999999" table:style-name="ce8">
            <text:p>71.964</text:p>
          </table:table-cell>
          <table:table-cell office:value-type="float" office:value="70.501999999999995" table:style-name="ce8">
            <text:p>70.502</text:p>
          </table:table-cell>
          <table:table-cell office:value-type="float" office:value="11.351000000000001" table:style-name="ce8">
            <text:p>11.351</text:p>
          </table:table-cell>
          <table:table-cell office:value-type="float" office:value="15.74" table:style-name="ce8">
            <text:p>15.74</text:p>
          </table:table-cell>
          <table:table-cell office:value-type="float" office:value="14.146000000000001" table:style-name="ce8">
            <text:p>14.146</text:p>
          </table:table-cell>
          <table:table-cell office:value-type="float" office:value="14.78" table:style-name="ce8">
            <text:p>14.78</text:p>
          </table:table-cell>
          <table:table-cell office:value-type="float" office:value="12.497999999999999" table:style-name="ce8">
            <text:p>12.498</text:p>
          </table:table-cell>
          <table:table-cell office:value-type="float" office:value="13.566000000000001" table:style-name="ce8">
            <text:p>13.566</text:p>
          </table:table-cell>
          <table:table-cell office:value-type="float" office:value="0.308" table:style-name="ce8">
            <text:p>0.308</text:p>
          </table:table-cell>
          <table:table-cell office:value-type="float" office:value="23.202000000000002" table:style-name="ce8">
            <text:p>23.202</text:p>
          </table:table-cell>
          <table:table-cell office:value-type="float" office:value="3.532" table:style-name="ce8">
            <text:p>3.532</text:p>
          </table:table-cell>
          <table:table-cell office:value-type="float" office:value="1.8109999999999999" table:style-name="ce8">
            <text:p>1.811</text:p>
          </table:table-cell>
          <table:table-cell office:value-type="float" office:value="14.961" table:style-name="ce8">
            <text:p>14.961</text:p>
          </table:table-cell>
          <table:table-cell office:value-type="float" office:value="9.8350000000000009" table:style-name="ce8">
            <text:p>9.835</text:p>
          </table:table-cell>
          <table:table-cell office:value-type="float" office:value="2.137" table:style-name="ce8">
            <text:p>2.137</text:p>
          </table:table-cell>
          <table:table-cell office:value-type="float" office:value="3.133" table:style-name="ce8">
            <text:p>3.133</text:p>
          </table:table-cell>
          <table:table-cell office:value-type="float" office:value="3.3149999999999999" table:style-name="ce8">
            <text:p>3.315</text:p>
          </table:table-cell>
          <table:table-cell office:value-type="float" office:value="2.391" table:style-name="ce8">
            <text:p>2.391</text:p>
          </table:table-cell>
          <table:table-cell office:value-type="float" office:value="5.7960000000000003" table:style-name="ce8">
            <text:p>5.796</text:p>
          </table:table-cell>
          <table:table-cell office:value-type="float" office:value="18.021999999999998" table:style-name="ce8">
            <text:p>18.022</text:p>
          </table:table-cell>
          <table:table-cell office:value-type="float" office:value="19.145" table:style-name="ce8">
            <text:p>19.145</text:p>
          </table:table-cell>
          <table:table-cell office:value-type="float" office:value="19.326000000000001" table:style-name="ce8">
            <text:p>19.326</text:p>
          </table:table-cell>
          <table:table-cell office:value-type="float" office:value="9.4730000000000008" table:style-name="ce8">
            <text:p>9.473</text:p>
          </table:table-cell>
          <table:table-cell office:value-type="float" office:value="9.6229999999999993" table:style-name="ce8">
            <text:p>9.623</text:p>
          </table:table-cell>
          <table:table-cell office:value-type="string" table:style-name="ce8">
            <text:p>10.648</text:p>
          </table:table-cell>
          <table:table-cell office:value-type="string" table:style-name="ce8">
            <text:p>3.806</text:p>
          </table:table-cell>
          <table:table-cell office:value-type="string" table:style-name="ce8">
            <text:p>28.587</text:p>
          </table:table-cell>
          <table:table-cell office:value-type="string" table:style-name="ce8">
            <text:p>38.636</text:p>
          </table:table-cell>
          <table:table-cell office:value-type="string" table:style-name="ce8">
            <text:p>0.919</text:p>
          </table:table-cell>
          <table:table-cell office:value-type="string" table:style-name="ce8">
            <text:p>38.379</text:p>
          </table:table-cell>
          <table:table-cell office:value-type="string" table:style-name="ce8">
            <text:p>44.708</text:p>
          </table:table-cell>
          <table:table-cell office:value-type="string" table:style-name="ce8">
            <text:p>26.021</text:p>
          </table:table-cell>
          <table:table-cell office:value-type="string" table:style-name="ce8">
            <text:p>39.577</text:p>
          </table:table-cell>
          <table:table-cell office:value-type="string" table:style-name="ce8">
            <text:p>37.61</text:p>
          </table:table-cell>
          <table:table-cell office:value-type="string" table:style-name="ce8">
            <text:p>26.427</text:p>
          </table:table-cell>
          <table:table-cell office:value-type="string" table:style-name="ce8">
            <text:p>3.357</text:p>
          </table:table-cell>
          <table:table-cell office:value-type="string" table:style-name="ce8">
            <text:p>5.046</text:p>
          </table:table-cell>
          <table:table-cell office:value-type="string" table:style-name="ce8">
            <text:p>10.092</text:p>
          </table:table-cell>
          <table:table-cell office:value-type="string" table:style-name="ce8">
            <text:p>12.765</text:p>
          </table:table-cell>
          <table:table-cell office:value-type="string" table:style-name="ce8">
            <text:p>16.207</text:p>
          </table:table-cell>
          <table:table-cell office:value-type="string" table:style-name="ce8">
            <text:p>3.72</text:p>
          </table:table-cell>
          <table:table-cell office:value-type="string" table:style-name="ce8">
            <text:p>40.661</text:p>
          </table:table-cell>
          <table:table-cell office:value-type="string" table:style-name="ce8">
            <text:p>9.522</text:p>
          </table:table-cell>
          <table:table-cell office:value-type="string" table:style-name="ce8">
            <text:p>33.219</text:p>
          </table:table-cell>
          <table:table-cell office:value-type="string" table:style-name="ce8">
            <text:p>28.951</text:p>
          </table:table-cell>
          <table:table-cell office:value-type="string" table:style-name="ce8">
            <text:p>4.975</text:p>
          </table:table-cell>
          <table:table-cell office:value-type="string" table:style-name="ce8">
            <text:p>1.566</text:p>
          </table:table-cell>
          <table:table-cell office:value-type="string" table:style-name="ce8">
            <text:p>1.051</text:p>
          </table:table-cell>
          <table:table-cell office:value-type="string" table:style-name="ce8">
            <text:p>1.608</text:p>
          </table:table-cell>
          <table:table-cell office:value-type="string" table:style-name="ce8">
            <text:p>2.102</text:p>
          </table:table-cell>
          <table:table-cell office:value-type="string" table:style-name="ce8">
            <text:p>1.458</text:p>
          </table:table-cell>
          <table:table-cell office:value-type="string" table:style-name="ce8">
            <text:p>2.338</text:p>
          </table:table-cell>
          <table:table-cell office:value-type="string" table:style-name="ce8">
            <text:p>10.637</text:p>
          </table:table-cell>
          <table:table-cell office:value-type="string" table:style-name="ce8">
            <text:p>40.094</text:p>
          </table:table-cell>
          <table:table-cell office:value-type="string" table:style-name="ce8">
            <text:p>13.767</text:p>
          </table:table-cell>
          <table:table-cell office:value-type="string" table:style-name="ce8">
            <text:p>34.846</text:p>
          </table:table-cell>
          <table:table-cell office:value-type="string" table:style-name="ce8">
            <text:p>64.872</text:p>
          </table:table-cell>
          <table:table-cell office:value-type="string" table:style-name="ce8">
            <text:p>36.417</text:p>
          </table:table-cell>
          <table:table-cell office:value-type="float" office:value="57.026000000000003" table:style-name="ce8">
            <text:p>57.026</text:p>
          </table:table-cell>
          <table:table-cell office:value-type="float" office:value="65.013999999999996" table:style-name="ce8">
            <text:p>65.014</text:p>
          </table:table-cell>
          <table:table-cell office:value-type="float" office:value="55.468000000000004" table:style-name="ce8">
            <text:p>55.468</text:p>
          </table:table-cell>
          <table:table-cell office:value-type="float" office:value="44.493000000000002" table:style-name="ce8">
            <text:p>44.493</text:p>
          </table:table-cell>
          <table:table-cell office:value-type="float" office:value="67.322000000000003" table:style-name="ce8">
            <text:p>67.322</text:p>
          </table:table-cell>
          <table:table-cell office:value-type="float" office:value="68.73" table:style-name="ce8">
            <text:p>68.73</text:p>
          </table:table-cell>
          <table:table-cell office:value-type="float" office:value="5.806" table:style-name="ce8">
            <text:p>5.806</text:p>
          </table:table-cell>
          <table:table-cell office:value-type="float" office:value="75.584999999999994" table:style-name="ce8">
            <text:p>75.585</text:p>
          </table:table-cell>
          <table:table-cell table:number-columns-repeated="16238"/>
        </table:table-row>
        <table:table-row table:style-name="ro3">
          <table:table-cell office:value-type="string" table:style-name="ce3">
            <text:p>H02: How long have you worked in your current job?</text:p>
          </table:table-cell>
          <table:table-cell office:value-type="string" table:style-name="ce3">
            <text:p>5 years but less than 10 years</text:p>
          </table:table-cell>
          <table:table-cell office:value-type="float" office:value="39291" table:style-name="ce8">
            <text:p>39291</text:p>
          </table:table-cell>
          <table:table-cell office:value-type="float" office:value="60.131" table:style-name="ce8">
            <text:p>60.131</text:p>
          </table:table-cell>
          <table:table-cell office:value-type="float" office:value="74.896000000000001" table:style-name="ce8">
            <text:p>74.896</text:p>
          </table:table-cell>
          <table:table-cell office:value-type="float" office:value="81.564999999999998" table:style-name="ce8">
            <text:p>81.565</text:p>
          </table:table-cell>
          <table:table-cell office:value-type="float" office:value="68.790999999999997" table:style-name="ce8">
            <text:p>68.791</text:p>
          </table:table-cell>
          <table:table-cell office:value-type="float" office:value="80.900999999999996" table:style-name="ce8">
            <text:p>80.901</text:p>
          </table:table-cell>
          <table:table-cell office:value-type="float" office:value="49.945" table:style-name="ce8">
            <text:p>49.945</text:p>
          </table:table-cell>
          <table:table-cell office:value-type="float" office:value="75.263999999999996" table:style-name="ce8">
            <text:p>75.264</text:p>
          </table:table-cell>
          <table:table-cell office:value-type="float" office:value="72.953999999999994" table:style-name="ce8">
            <text:p>72.954</text:p>
          </table:table-cell>
          <table:table-cell office:value-type="float" office:value="29.934999999999999" table:style-name="ce8">
            <text:p>29.935</text:p>
          </table:table-cell>
          <table:table-cell office:value-type="float" office:value="47.011000000000003" table:style-name="ce8">
            <text:p>47.011</text:p>
          </table:table-cell>
          <table:table-cell office:value-type="float" office:value="29.93" table:style-name="ce8">
            <text:p>29.93</text:p>
          </table:table-cell>
          <table:table-cell office:value-type="float" office:value="72.191000000000003" table:style-name="ce8">
            <text:p>72.191</text:p>
          </table:table-cell>
          <table:table-cell office:value-type="float" office:value="88.600999999999999" table:style-name="ce8">
            <text:p>88.601</text:p>
          </table:table-cell>
          <table:table-cell office:value-type="float" office:value="82.694999999999993" table:style-name="ce8">
            <text:p>82.695</text:p>
          </table:table-cell>
          <table:table-cell office:value-type="float" office:value="77.191999999999993" table:style-name="ce8">
            <text:p>77.192</text:p>
          </table:table-cell>
          <table:table-cell office:value-type="float" office:value="54.7" table:style-name="ce8">
            <text:p>54.7</text:p>
          </table:table-cell>
          <table:table-cell office:value-type="float" office:value="71.238" table:style-name="ce8">
            <text:p>71.238</text:p>
          </table:table-cell>
          <table:table-cell office:value-type="float" office:value="79.972999999999999" table:style-name="ce8">
            <text:p>79.973</text:p>
          </table:table-cell>
          <table:table-cell office:value-type="float" office:value="83.156999999999996" table:style-name="ce8">
            <text:p>83.157</text:p>
          </table:table-cell>
          <table:table-cell office:value-type="float" office:value="69.8" table:style-name="ce8">
            <text:p>69.8</text:p>
          </table:table-cell>
          <table:table-cell office:value-type="float" office:value="83.83" table:style-name="ce8">
            <text:p>83.83</text:p>
          </table:table-cell>
          <table:table-cell office:value-type="float" office:value="79.725999999999999" table:style-name="ce8">
            <text:p>79.726</text:p>
          </table:table-cell>
          <table:table-cell office:value-type="float" office:value="65.155000000000001" table:style-name="ce8">
            <text:p>65.155</text:p>
          </table:table-cell>
          <table:table-cell office:value-type="float" office:value="73.662999999999997" table:style-name="ce8">
            <text:p>73.663</text:p>
          </table:table-cell>
          <table:table-cell office:value-type="float" office:value="78.977000000000004" table:style-name="ce8">
            <text:p>78.977</text:p>
          </table:table-cell>
          <table:table-cell office:value-type="float" office:value="67.701999999999998" table:style-name="ce8">
            <text:p>67.702</text:p>
          </table:table-cell>
          <table:table-cell office:value-type="float" office:value="61.289000000000001" table:style-name="ce8">
            <text:p>61.289</text:p>
          </table:table-cell>
          <table:table-cell office:value-type="float" office:value="66.097999999999999" table:style-name="ce8">
            <text:p>66.098</text:p>
          </table:table-cell>
          <table:table-cell office:value-type="float" office:value="41.610999999999997" table:style-name="ce8">
            <text:p>41.611</text:p>
          </table:table-cell>
          <table:table-cell office:value-type="float" office:value="85.912999999999997" table:style-name="ce8">
            <text:p>85.913</text:p>
          </table:table-cell>
          <table:table-cell office:value-type="float" office:value="82.873000000000005" table:style-name="ce8">
            <text:p>82.873</text:p>
          </table:table-cell>
          <table:table-cell office:value-type="float" office:value="73.938999999999993" table:style-name="ce8">
            <text:p>73.939</text:p>
          </table:table-cell>
          <table:table-cell office:value-type="float" office:value="63.976999999999997" table:style-name="ce8">
            <text:p>63.977</text:p>
          </table:table-cell>
          <table:table-cell office:value-type="float" office:value="45.555" table:style-name="ce8">
            <text:p>45.555</text:p>
          </table:table-cell>
          <table:table-cell office:value-type="float" office:value="48.204000000000001" table:style-name="ce8">
            <text:p>48.204</text:p>
          </table:table-cell>
          <table:table-cell office:value-type="float" office:value="42.015999999999998" table:style-name="ce8">
            <text:p>42.016</text:p>
          </table:table-cell>
          <table:table-cell office:value-type="float" office:value="77.010999999999996" table:style-name="ce8">
            <text:p>77.011</text:p>
          </table:table-cell>
          <table:table-cell office:value-type="float" office:value="84.548000000000002" table:style-name="ce8">
            <text:p>84.548</text:p>
          </table:table-cell>
          <table:table-cell office:value-type="float" office:value="65.44" table:style-name="ce8">
            <text:p>65.44</text:p>
          </table:table-cell>
          <table:table-cell office:value-type="float" office:value="74.037000000000006" table:style-name="ce8">
            <text:p>74.037</text:p>
          </table:table-cell>
          <table:table-cell office:value-type="float" office:value="68.343000000000004" table:style-name="ce8">
            <text:p>68.343</text:p>
          </table:table-cell>
          <table:table-cell office:value-type="float" office:value="77.792000000000002" table:style-name="ce8">
            <text:p>77.792</text:p>
          </table:table-cell>
          <table:table-cell office:value-type="float" office:value="88.46" table:style-name="ce8">
            <text:p>88.46</text:p>
          </table:table-cell>
          <table:table-cell office:value-type="float" office:value="69.725999999999999" table:style-name="ce8">
            <text:p>69.726</text:p>
          </table:table-cell>
          <table:table-cell office:value-type="float" office:value="62.652999999999999" table:style-name="ce8">
            <text:p>62.653</text:p>
          </table:table-cell>
          <table:table-cell office:value-type="float" office:value="70.778000000000006" table:style-name="ce8">
            <text:p>70.778</text:p>
          </table:table-cell>
          <table:table-cell office:value-type="float" office:value="28.978000000000002" table:style-name="ce8">
            <text:p>28.978</text:p>
          </table:table-cell>
          <table:table-cell office:value-type="float" office:value="35.817999999999998" table:style-name="ce8">
            <text:p>35.818</text:p>
          </table:table-cell>
          <table:table-cell office:value-type="float" office:value="25.003" table:style-name="ce8">
            <text:p>25.003</text:p>
          </table:table-cell>
          <table:table-cell office:value-type="float" office:value="63.076000000000001" table:style-name="ce8">
            <text:p>63.076</text:p>
          </table:table-cell>
          <table:table-cell office:value-type="float" office:value="56.951000000000001" table:style-name="ce8">
            <text:p>56.951</text:p>
          </table:table-cell>
          <table:table-cell office:value-type="float" office:value="49.518000000000001" table:style-name="ce8">
            <text:p>49.518</text:p>
          </table:table-cell>
          <table:table-cell office:value-type="float" office:value="47.735999999999997" table:style-name="ce8">
            <text:p>47.736</text:p>
          </table:table-cell>
          <table:table-cell office:value-type="float" office:value="34.956000000000003" table:style-name="ce8">
            <text:p>34.956</text:p>
          </table:table-cell>
          <table:table-cell office:value-type="float" office:value="30.773" table:style-name="ce8">
            <text:p>30.773</text:p>
          </table:table-cell>
          <table:table-cell office:value-type="float" office:value="61.070999999999998" table:style-name="ce8">
            <text:p>61.071</text:p>
          </table:table-cell>
          <table:table-cell office:value-type="float" office:value="34.56" table:style-name="ce8">
            <text:p>34.56</text:p>
          </table:table-cell>
          <table:table-cell office:value-type="float" office:value="44.436999999999998" table:style-name="ce8">
            <text:p>44.437</text:p>
          </table:table-cell>
          <table:table-cell office:value-type="float" office:value="56.789000000000001" table:style-name="ce8">
            <text:p>56.789</text:p>
          </table:table-cell>
          <table:table-cell office:value-type="float" office:value="52.485999999999997" table:style-name="ce8">
            <text:p>52.486</text:p>
          </table:table-cell>
          <table:table-cell office:value-type="float" office:value="53.100999999999999" table:style-name="ce8">
            <text:p>53.101</text:p>
          </table:table-cell>
          <table:table-cell office:value-type="float" office:value="48.238" table:style-name="ce8">
            <text:p>48.238</text:p>
          </table:table-cell>
          <table:table-cell office:value-type="float" office:value="45.290999999999997" table:style-name="ce8">
            <text:p>45.291</text:p>
          </table:table-cell>
          <table:table-cell office:value-type="float" office:value="44.883000000000003" table:style-name="ce8">
            <text:p>44.883</text:p>
          </table:table-cell>
          <table:table-cell office:value-type="float" office:value="38.137999999999998" table:style-name="ce8">
            <text:p>38.138</text:p>
          </table:table-cell>
          <table:table-cell office:value-type="float" office:value="87.948999999999998" table:style-name="ce8">
            <text:p>87.949</text:p>
          </table:table-cell>
          <table:table-cell office:value-type="float" office:value="65.088999999999999" table:style-name="ce8">
            <text:p>65.089</text:p>
          </table:table-cell>
          <table:table-cell office:value-type="float" office:value="64.715000000000003" table:style-name="ce8">
            <text:p>64.715</text:p>
          </table:table-cell>
          <table:table-cell office:value-type="float" office:value="65.769000000000005" table:style-name="ce8">
            <text:p>65.769</text:p>
          </table:table-cell>
          <table:table-cell office:value-type="float" office:value="75.763000000000005" table:style-name="ce8">
            <text:p>75.763</text:p>
          </table:table-cell>
          <table:table-cell office:value-type="float" office:value="59.959000000000003" table:style-name="ce8">
            <text:p>59.959</text:p>
          </table:table-cell>
          <table:table-cell office:value-type="float" office:value="64.188999999999993" table:style-name="ce8">
            <text:p>64.189</text:p>
          </table:table-cell>
          <table:table-cell office:value-type="float" office:value="8.0370000000000008" table:style-name="ce8">
            <text:p>8.037</text:p>
          </table:table-cell>
          <table:table-cell office:value-type="float" office:value="10.829000000000001" table:style-name="ce8">
            <text:p>10.829</text:p>
          </table:table-cell>
          <table:table-cell office:value-type="float" office:value="25.643999999999998" table:style-name="ce8">
            <text:p>25.644</text:p>
          </table:table-cell>
          <table:table-cell office:value-type="float" office:value="55.491" table:style-name="ce8">
            <text:p>55.491</text:p>
          </table:table-cell>
          <table:table-cell office:value-type="float" office:value="92.605999999999995" table:style-name="ce8">
            <text:p>92.606</text:p>
          </table:table-cell>
          <table:table-cell office:value-type="float" office:value="73.606999999999999" table:style-name="ce8">
            <text:p>73.607</text:p>
          </table:table-cell>
          <table:table-cell office:value-type="float" office:value="68.760999999999996" table:style-name="ce8">
            <text:p>68.761</text:p>
          </table:table-cell>
          <table:table-cell office:value-type="float" office:value="12.071" table:style-name="ce8">
            <text:p>12.071</text:p>
          </table:table-cell>
          <table:table-cell office:value-type="float" office:value="15.132" table:style-name="ce8">
            <text:p>15.132</text:p>
          </table:table-cell>
          <table:table-cell office:value-type="float" office:value="15.513" table:style-name="ce8">
            <text:p>15.513</text:p>
          </table:table-cell>
          <table:table-cell office:value-type="float" office:value="14.772" table:style-name="ce8">
            <text:p>14.772</text:p>
          </table:table-cell>
          <table:table-cell office:value-type="float" office:value="10.688000000000001" table:style-name="ce8">
            <text:p>10.688</text:p>
          </table:table-cell>
          <table:table-cell office:value-type="float" office:value="12" table:style-name="ce8">
            <text:p>12</text:p>
          </table:table-cell>
          <table:table-cell office:value-type="float" office:value="0.40200000000000002" table:style-name="ce8">
            <text:p>0.402</text:p>
          </table:table-cell>
          <table:table-cell office:value-type="float" office:value="23.132000000000001" table:style-name="ce8">
            <text:p>23.132</text:p>
          </table:table-cell>
          <table:table-cell office:value-type="float" office:value="3.3439999999999999" table:style-name="ce8">
            <text:p>3.344</text:p>
          </table:table-cell>
          <table:table-cell office:value-type="float" office:value="1.4390000000000001" table:style-name="ce8">
            <text:p>1.439</text:p>
          </table:table-cell>
          <table:table-cell office:value-type="float" office:value="13.989000000000001" table:style-name="ce8">
            <text:p>13.989</text:p>
          </table:table-cell>
          <table:table-cell office:value-type="float" office:value="13.122" table:style-name="ce8">
            <text:p>13.122</text:p>
          </table:table-cell>
          <table:table-cell office:value-type="float" office:value="1.5660000000000001" table:style-name="ce8">
            <text:p>1.566</text:p>
          </table:table-cell>
          <table:table-cell office:value-type="float" office:value="3.1110000000000002" table:style-name="ce8">
            <text:p>3.111</text:p>
          </table:table-cell>
          <table:table-cell office:value-type="float" office:value="3.3439999999999999" table:style-name="ce8">
            <text:p>3.344</text:p>
          </table:table-cell>
          <table:table-cell office:value-type="float" office:value="2.2429999999999999" table:style-name="ce8">
            <text:p>2.243</text:p>
          </table:table-cell>
          <table:table-cell office:value-type="float" office:value="4.7830000000000004" table:style-name="ce8">
            <text:p>4.783</text:p>
          </table:table-cell>
          <table:table-cell office:value-type="float" office:value="20.507999999999999" table:style-name="ce8">
            <text:p>20.508</text:p>
          </table:table-cell>
          <table:table-cell office:value-type="float" office:value="21.82" table:style-name="ce8">
            <text:p>21.82</text:p>
          </table:table-cell>
          <table:table-cell office:value-type="float" office:value="20.317" table:style-name="ce8">
            <text:p>20.317</text:p>
          </table:table-cell>
          <table:table-cell office:value-type="float" office:value="9.9260000000000002" table:style-name="ce8">
            <text:p>9.926</text:p>
          </table:table-cell>
          <table:table-cell office:value-type="float" office:value="9.7390000000000008" table:style-name="ce8">
            <text:p>9.739</text:p>
          </table:table-cell>
          <table:table-cell office:value-type="string" table:style-name="ce8">
            <text:p>10.163</text:p>
          </table:table-cell>
          <table:table-cell office:value-type="string" table:style-name="ce8">
            <text:p>3.624</text:p>
          </table:table-cell>
          <table:table-cell office:value-type="string" table:style-name="ce8">
            <text:p>27.363</text:p>
          </table:table-cell>
          <table:table-cell office:value-type="string" table:style-name="ce8">
            <text:p>38.157</text:p>
          </table:table-cell>
          <table:table-cell office:value-type="string" table:style-name="ce8">
            <text:p>1.155</text:p>
          </table:table-cell>
          <table:table-cell office:value-type="string" table:style-name="ce8">
            <text:p>35.872</text:p>
          </table:table-cell>
          <table:table-cell office:value-type="string" table:style-name="ce8">
            <text:p>44.512</text:p>
          </table:table-cell>
          <table:table-cell office:value-type="string" table:style-name="ce8">
            <text:p>24.895</text:p>
          </table:table-cell>
          <table:table-cell office:value-type="string" table:style-name="ce8">
            <text:p>41.57</text:p>
          </table:table-cell>
          <table:table-cell office:value-type="string" table:style-name="ce8">
            <text:p>37.316</text:p>
          </table:table-cell>
          <table:table-cell office:value-type="string" table:style-name="ce8">
            <text:p>24.974</text:p>
          </table:table-cell>
          <table:table-cell office:value-type="string" table:style-name="ce8">
            <text:p>3.86</text:p>
          </table:table-cell>
          <table:table-cell office:value-type="string" table:style-name="ce8">
            <text:p>5.383</text:p>
          </table:table-cell>
          <table:table-cell office:value-type="string" table:style-name="ce8">
            <text:p>9.926</text:p>
          </table:table-cell>
          <table:table-cell office:value-type="string" table:style-name="ce8">
            <text:p>12.946</text:p>
          </table:table-cell>
          <table:table-cell office:value-type="string" table:style-name="ce8">
            <text:p>16.675</text:p>
          </table:table-cell>
          <table:table-cell office:value-type="string" table:style-name="ce8">
            <text:p>4.517</text:p>
          </table:table-cell>
          <table:table-cell office:value-type="string" table:style-name="ce8">
            <text:p>39.063</text:p>
          </table:table-cell>
          <table:table-cell office:value-type="string" table:style-name="ce8">
            <text:p>7.923</text:p>
          </table:table-cell>
          <table:table-cell office:value-type="string" table:style-name="ce8">
            <text:p>33.825</text:p>
          </table:table-cell>
          <table:table-cell office:value-type="string" table:style-name="ce8">
            <text:p>30.324</text:p>
          </table:table-cell>
          <table:table-cell office:value-type="string" table:style-name="ce8">
            <text:p>4.317</text:p>
          </table:table-cell>
          <table:table-cell office:value-type="string" table:style-name="ce8">
            <text:p>1.342</text:p>
          </table:table-cell>
          <table:table-cell office:value-type="string" table:style-name="ce8">
            <text:p>1.053</text:p>
          </table:table-cell>
          <table:table-cell office:value-type="string" table:style-name="ce8">
            <text:p>1.527</text:p>
          </table:table-cell>
          <table:table-cell office:value-type="string" table:style-name="ce8">
            <text:p>2.738</text:p>
          </table:table-cell>
          <table:table-cell office:value-type="string" table:style-name="ce8">
            <text:p>1.606</text:p>
          </table:table-cell>
          <table:table-cell office:value-type="string" table:style-name="ce8">
            <text:p>2.632</text:p>
          </table:table-cell>
          <table:table-cell office:value-type="string" table:style-name="ce8">
            <text:p>11.951</text:p>
          </table:table-cell>
          <table:table-cell office:value-type="string" table:style-name="ce8">
            <text:p>36.737</text:p>
          </table:table-cell>
          <table:table-cell office:value-type="string" table:style-name="ce8">
            <text:p>11.691</text:p>
          </table:table-cell>
          <table:table-cell office:value-type="string" table:style-name="ce8">
            <text:p>31.187</text:p>
          </table:table-cell>
          <table:table-cell office:value-type="string" table:style-name="ce8">
            <text:p>65.655</text:p>
          </table:table-cell>
          <table:table-cell office:value-type="string" table:style-name="ce8">
            <text:p>37.688</text:p>
          </table:table-cell>
          <table:table-cell office:value-type="float" office:value="56.942" table:style-name="ce8">
            <text:p>56.942</text:p>
          </table:table-cell>
          <table:table-cell office:value-type="float" office:value="64.924000000000007" table:style-name="ce8">
            <text:p>64.924</text:p>
          </table:table-cell>
          <table:table-cell office:value-type="float" office:value="56.07" table:style-name="ce8">
            <text:p>56.07</text:p>
          </table:table-cell>
          <table:table-cell office:value-type="float" office:value="44.831000000000003" table:style-name="ce8">
            <text:p>44.831</text:p>
          </table:table-cell>
          <table:table-cell office:value-type="float" office:value="68.064999999999998" table:style-name="ce8">
            <text:p>68.065</text:p>
          </table:table-cell>
          <table:table-cell office:value-type="float" office:value="68.396000000000001" table:style-name="ce8">
            <text:p>68.396</text:p>
          </table:table-cell>
          <table:table-cell office:value-type="float" office:value="5.694" table:style-name="ce8">
            <text:p>5.694</text:p>
          </table:table-cell>
          <table:table-cell office:value-type="float" office:value="73.837999999999994" table:style-name="ce8">
            <text:p>73.838</text:p>
          </table:table-cell>
          <table:table-cell table:number-columns-repeated="16238"/>
        </table:table-row>
        <table:table-row table:style-name="ro3">
          <table:table-cell office:value-type="string" table:style-name="ce3">
            <text:p>H02: How long have you worked in your current job?</text:p>
          </table:table-cell>
          <table:table-cell office:value-type="string" table:style-name="ce3">
            <text:p>10 years or more</text:p>
          </table:table-cell>
          <table:table-cell office:value-type="float" office:value="59020" table:style-name="ce8">
            <text:p>59020</text:p>
          </table:table-cell>
          <table:table-cell office:value-type="float" office:value="58.662999999999997" table:style-name="ce8">
            <text:p>58.663</text:p>
          </table:table-cell>
          <table:table-cell office:value-type="float" office:value="72.34" table:style-name="ce8">
            <text:p>72.34</text:p>
          </table:table-cell>
          <table:table-cell office:value-type="float" office:value="80.177999999999997" table:style-name="ce8">
            <text:p>80.178</text:p>
          </table:table-cell>
          <table:table-cell office:value-type="float" office:value="66.727999999999994" table:style-name="ce8">
            <text:p>66.728</text:p>
          </table:table-cell>
          <table:table-cell office:value-type="float" office:value="79.28" table:style-name="ce8">
            <text:p>79.28</text:p>
          </table:table-cell>
          <table:table-cell office:value-type="float" office:value="47.26" table:style-name="ce8">
            <text:p>47.26</text:p>
          </table:table-cell>
          <table:table-cell office:value-type="float" office:value="73.596999999999994" table:style-name="ce8">
            <text:p>73.597</text:p>
          </table:table-cell>
          <table:table-cell office:value-type="float" office:value="72.206000000000003" table:style-name="ce8">
            <text:p>72.206</text:p>
          </table:table-cell>
          <table:table-cell office:value-type="float" office:value="28.312000000000001" table:style-name="ce8">
            <text:p>28.312</text:p>
          </table:table-cell>
          <table:table-cell office:value-type="float" office:value="43.811" table:style-name="ce8">
            <text:p>43.811</text:p>
          </table:table-cell>
          <table:table-cell office:value-type="float" office:value="31.145" table:style-name="ce8">
            <text:p>31.145</text:p>
          </table:table-cell>
          <table:table-cell office:value-type="float" office:value="72.015000000000001" table:style-name="ce8">
            <text:p>72.015</text:p>
          </table:table-cell>
          <table:table-cell office:value-type="float" office:value="87.656000000000006" table:style-name="ce8">
            <text:p>87.656</text:p>
          </table:table-cell>
          <table:table-cell office:value-type="float" office:value="82.578000000000003" table:style-name="ce8">
            <text:p>82.578</text:p>
          </table:table-cell>
          <table:table-cell office:value-type="float" office:value="76.528000000000006" table:style-name="ce8">
            <text:p>76.528</text:p>
          </table:table-cell>
          <table:table-cell office:value-type="float" office:value="50.225000000000001" table:style-name="ce8">
            <text:p>50.225</text:p>
          </table:table-cell>
          <table:table-cell office:value-type="float" office:value="64.631" table:style-name="ce8">
            <text:p>64.631</text:p>
          </table:table-cell>
          <table:table-cell office:value-type="float" office:value="78.542000000000002" table:style-name="ce8">
            <text:p>78.542</text:p>
          </table:table-cell>
          <table:table-cell office:value-type="float" office:value="81.814999999999998" table:style-name="ce8">
            <text:p>81.815</text:p>
          </table:table-cell>
          <table:table-cell office:value-type="float" office:value="67.650000000000006" table:style-name="ce8">
            <text:p>67.65</text:p>
          </table:table-cell>
          <table:table-cell office:value-type="float" office:value="81.147999999999996" table:style-name="ce8">
            <text:p>81.148</text:p>
          </table:table-cell>
          <table:table-cell office:value-type="float" office:value="76.421000000000006" table:style-name="ce8">
            <text:p>76.421</text:p>
          </table:table-cell>
          <table:table-cell office:value-type="float" office:value="64.516999999999996" table:style-name="ce8">
            <text:p>64.517</text:p>
          </table:table-cell>
          <table:table-cell office:value-type="float" office:value="71.454999999999998" table:style-name="ce8">
            <text:p>71.455</text:p>
          </table:table-cell>
          <table:table-cell office:value-type="float" office:value="77.105000000000004" table:style-name="ce8">
            <text:p>77.105</text:p>
          </table:table-cell>
          <table:table-cell office:value-type="float" office:value="65.787999999999997" table:style-name="ce8">
            <text:p>65.788</text:p>
          </table:table-cell>
          <table:table-cell office:value-type="float" office:value="58.664999999999999" table:style-name="ce8">
            <text:p>58.665</text:p>
          </table:table-cell>
          <table:table-cell office:value-type="float" office:value="63.613999999999997" table:style-name="ce8">
            <text:p>63.614</text:p>
          </table:table-cell>
          <table:table-cell office:value-type="float" office:value="40.755000000000003" table:style-name="ce8">
            <text:p>40.755</text:p>
          </table:table-cell>
          <table:table-cell office:value-type="float" office:value="85.350999999999999" table:style-name="ce8">
            <text:p>85.351</text:p>
          </table:table-cell>
          <table:table-cell office:value-type="float" office:value="81.391999999999996" table:style-name="ce8">
            <text:p>81.392</text:p>
          </table:table-cell>
          <table:table-cell office:value-type="float" office:value="71.091999999999999" table:style-name="ce8">
            <text:p>71.092</text:p>
          </table:table-cell>
          <table:table-cell office:value-type="float" office:value="63.534999999999997" table:style-name="ce8">
            <text:p>63.535</text:p>
          </table:table-cell>
          <table:table-cell office:value-type="float" office:value="43.073" table:style-name="ce8">
            <text:p>43.073</text:p>
          </table:table-cell>
          <table:table-cell office:value-type="float" office:value="45.277999999999999" table:style-name="ce8">
            <text:p>45.278</text:p>
          </table:table-cell>
          <table:table-cell office:value-type="float" office:value="37.067999999999998" table:style-name="ce8">
            <text:p>37.068</text:p>
          </table:table-cell>
          <table:table-cell office:value-type="float" office:value="74.963999999999999" table:style-name="ce8">
            <text:p>74.964</text:p>
          </table:table-cell>
          <table:table-cell office:value-type="float" office:value="83.677999999999997" table:style-name="ce8">
            <text:p>83.678</text:p>
          </table:table-cell>
          <table:table-cell office:value-type="float" office:value="63.000999999999998" table:style-name="ce8">
            <text:p>63.001</text:p>
          </table:table-cell>
          <table:table-cell office:value-type="float" office:value="72.692999999999998" table:style-name="ce8">
            <text:p>72.693</text:p>
          </table:table-cell>
          <table:table-cell office:value-type="float" office:value="66.411000000000001" table:style-name="ce8">
            <text:p>66.411</text:p>
          </table:table-cell>
          <table:table-cell office:value-type="float" office:value="76.891000000000005" table:style-name="ce8">
            <text:p>76.891</text:p>
          </table:table-cell>
          <table:table-cell office:value-type="float" office:value="86.972999999999999" table:style-name="ce8">
            <text:p>86.973</text:p>
          </table:table-cell>
          <table:table-cell office:value-type="float" office:value="67.798000000000002" table:style-name="ce8">
            <text:p>67.798</text:p>
          </table:table-cell>
          <table:table-cell office:value-type="float" office:value="63.603999999999999" table:style-name="ce8">
            <text:p>63.604</text:p>
          </table:table-cell>
          <table:table-cell office:value-type="float" office:value="71.558000000000007" table:style-name="ce8">
            <text:p>71.558</text:p>
          </table:table-cell>
          <table:table-cell office:value-type="float" office:value="26.879000000000001" table:style-name="ce8">
            <text:p>26.879</text:p>
          </table:table-cell>
          <table:table-cell office:value-type="float" office:value="34.104999999999997" table:style-name="ce8">
            <text:p>34.105</text:p>
          </table:table-cell>
          <table:table-cell office:value-type="float" office:value="23.936" table:style-name="ce8">
            <text:p>23.936</text:p>
          </table:table-cell>
          <table:table-cell office:value-type="float" office:value="58.098999999999997" table:style-name="ce8">
            <text:p>58.099</text:p>
          </table:table-cell>
          <table:table-cell office:value-type="float" office:value="53.877000000000002" table:style-name="ce8">
            <text:p>53.877</text:p>
          </table:table-cell>
          <table:table-cell office:value-type="float" office:value="47.293999999999997" table:style-name="ce8">
            <text:p>47.294</text:p>
          </table:table-cell>
          <table:table-cell office:value-type="float" office:value="43.533999999999999" table:style-name="ce8">
            <text:p>43.534</text:p>
          </table:table-cell>
          <table:table-cell office:value-type="float" office:value="34.280999999999999" table:style-name="ce8">
            <text:p>34.281</text:p>
          </table:table-cell>
          <table:table-cell office:value-type="float" office:value="27.885999999999999" table:style-name="ce8">
            <text:p>27.886</text:p>
          </table:table-cell>
          <table:table-cell office:value-type="float" office:value="57.375999999999998" table:style-name="ce8">
            <text:p>57.376</text:p>
          </table:table-cell>
          <table:table-cell office:value-type="float" office:value="31.292000000000002" table:style-name="ce8">
            <text:p>31.292</text:p>
          </table:table-cell>
          <table:table-cell office:value-type="float" office:value="40.57" table:style-name="ce8">
            <text:p>40.57</text:p>
          </table:table-cell>
          <table:table-cell office:value-type="float" office:value="52.844999999999999" table:style-name="ce8">
            <text:p>52.845</text:p>
          </table:table-cell>
          <table:table-cell office:value-type="float" office:value="47.515000000000001" table:style-name="ce8">
            <text:p>47.515</text:p>
          </table:table-cell>
          <table:table-cell office:value-type="float" office:value="53.725000000000001" table:style-name="ce8">
            <text:p>53.725</text:p>
          </table:table-cell>
          <table:table-cell office:value-type="float" office:value="46.427" table:style-name="ce8">
            <text:p>46.427</text:p>
          </table:table-cell>
          <table:table-cell office:value-type="float" office:value="42.988" table:style-name="ce8">
            <text:p>42.988</text:p>
          </table:table-cell>
          <table:table-cell office:value-type="float" office:value="40.552" table:style-name="ce8">
            <text:p>40.552</text:p>
          </table:table-cell>
          <table:table-cell office:value-type="float" office:value="34.476999999999997" table:style-name="ce8">
            <text:p>34.477</text:p>
          </table:table-cell>
          <table:table-cell office:value-type="float" office:value="86.962000000000003" table:style-name="ce8">
            <text:p>86.962</text:p>
          </table:table-cell>
          <table:table-cell office:value-type="float" office:value="60.106000000000002" table:style-name="ce8">
            <text:p>60.106</text:p>
          </table:table-cell>
          <table:table-cell office:value-type="float" office:value="61.057000000000002" table:style-name="ce8">
            <text:p>61.057</text:p>
          </table:table-cell>
          <table:table-cell office:value-type="float" office:value="63.801000000000002" table:style-name="ce8">
            <text:p>63.801</text:p>
          </table:table-cell>
          <table:table-cell office:value-type="float" office:value="74.384" table:style-name="ce8">
            <text:p>74.384</text:p>
          </table:table-cell>
          <table:table-cell office:value-type="float" office:value="55.957000000000001" table:style-name="ce8">
            <text:p>55.957</text:p>
          </table:table-cell>
          <table:table-cell office:value-type="float" office:value="61.369" table:style-name="ce8">
            <text:p>61.369</text:p>
          </table:table-cell>
          <table:table-cell office:value-type="float" office:value="8.6839999999999993" table:style-name="ce8">
            <text:p>8.684</text:p>
          </table:table-cell>
          <table:table-cell office:value-type="float" office:value="9.9420000000000002" table:style-name="ce8">
            <text:p>9.942</text:p>
          </table:table-cell>
          <table:table-cell office:value-type="float" office:value="21.538" table:style-name="ce8">
            <text:p>21.538</text:p>
          </table:table-cell>
          <table:table-cell office:value-type="float" office:value="59.835999999999999" table:style-name="ce8">
            <text:p>59.836</text:p>
          </table:table-cell>
          <table:table-cell office:value-type="float" office:value="91.712000000000003" table:style-name="ce8">
            <text:p>91.712</text:p>
          </table:table-cell>
          <table:table-cell office:value-type="float" office:value="73.989000000000004" table:style-name="ce8">
            <text:p>73.989</text:p>
          </table:table-cell>
          <table:table-cell office:value-type="float" office:value="67.274000000000001" table:style-name="ce8">
            <text:p>67.274</text:p>
          </table:table-cell>
          <table:table-cell office:value-type="float" office:value="12.167999999999999" table:style-name="ce8">
            <text:p>12.168</text:p>
          </table:table-cell>
          <table:table-cell office:value-type="float" office:value="15.664" table:style-name="ce8">
            <text:p>15.664</text:p>
          </table:table-cell>
          <table:table-cell office:value-type="float" office:value="15.356999999999999" table:style-name="ce8">
            <text:p>15.357</text:p>
          </table:table-cell>
          <table:table-cell office:value-type="float" office:value="16.768999999999998" table:style-name="ce8">
            <text:p>16.769</text:p>
          </table:table-cell>
          <table:table-cell office:value-type="float" office:value="9.4969999999999999" table:style-name="ce8">
            <text:p>9.497</text:p>
          </table:table-cell>
          <table:table-cell office:value-type="float" office:value="9.6780000000000008" table:style-name="ce8">
            <text:p>9.678</text:p>
          </table:table-cell>
          <table:table-cell office:value-type="float" office:value="0.29399999999999998" table:style-name="ce8">
            <text:p>0.294</text:p>
          </table:table-cell>
          <table:table-cell office:value-type="float" office:value="18.741" table:style-name="ce8">
            <text:p>18.741</text:p>
          </table:table-cell>
          <table:table-cell office:value-type="float" office:value="2.895" table:style-name="ce8">
            <text:p>2.895</text:p>
          </table:table-cell>
          <table:table-cell office:value-type="float" office:value="1.3149999999999999" table:style-name="ce8">
            <text:p>1.315</text:p>
          </table:table-cell>
          <table:table-cell office:value-type="float" office:value="13.972" table:style-name="ce8">
            <text:p>13.972</text:p>
          </table:table-cell>
          <table:table-cell office:value-type="float" office:value="13.090999999999999" table:style-name="ce8">
            <text:p>13.091</text:p>
          </table:table-cell>
          <table:table-cell office:value-type="float" office:value="0.64300000000000002" table:style-name="ce8">
            <text:p>0.643</text:p>
          </table:table-cell>
          <table:table-cell office:value-type="float" office:value="2.629" table:style-name="ce8">
            <text:p>2.629</text:p>
          </table:table-cell>
          <table:table-cell office:value-type="float" office:value="2.42" table:style-name="ce8">
            <text:p>2.42</text:p>
          </table:table-cell>
          <table:table-cell office:value-type="float" office:value="1.4830000000000001" table:style-name="ce8">
            <text:p>1.483</text:p>
          </table:table-cell>
          <table:table-cell office:value-type="float" office:value="3.6360000000000001" table:style-name="ce8">
            <text:p>3.636</text:p>
          </table:table-cell>
          <table:table-cell office:value-type="float" office:value="19.762" table:style-name="ce8">
            <text:p>19.762</text:p>
          </table:table-cell>
          <table:table-cell office:value-type="float" office:value="23.565999999999999" table:style-name="ce8">
            <text:p>23.566</text:p>
          </table:table-cell>
          <table:table-cell office:value-type="float" office:value="20" table:style-name="ce8">
            <text:p>20</text:p>
          </table:table-cell>
          <table:table-cell office:value-type="float" office:value="10.558999999999999" table:style-name="ce8">
            <text:p>10.559</text:p>
          </table:table-cell>
          <table:table-cell office:value-type="float" office:value="9.8019999999999996" table:style-name="ce8">
            <text:p>9.802</text:p>
          </table:table-cell>
          <table:table-cell office:value-type="string" table:style-name="ce8">
            <text:p>8.71</text:p>
          </table:table-cell>
          <table:table-cell office:value-type="string" table:style-name="ce8">
            <text:p>2.677</text:p>
          </table:table-cell>
          <table:table-cell office:value-type="string" table:style-name="ce8">
            <text:p>25.817</text:p>
          </table:table-cell>
          <table:table-cell office:value-type="string" table:style-name="ce8">
            <text:p>35.223</text:p>
          </table:table-cell>
          <table:table-cell office:value-type="string" table:style-name="ce8">
            <text:p>1.026</text:p>
          </table:table-cell>
          <table:table-cell office:value-type="string" table:style-name="ce8">
            <text:p>35.136</text:p>
          </table:table-cell>
          <table:table-cell office:value-type="string" table:style-name="ce8">
            <text:p>40.403</text:p>
          </table:table-cell>
          <table:table-cell office:value-type="string" table:style-name="ce8">
            <text:p>21.679</text:p>
          </table:table-cell>
          <table:table-cell office:value-type="string" table:style-name="ce8">
            <text:p>42.038</text:p>
          </table:table-cell>
          <table:table-cell office:value-type="string" table:style-name="ce8">
            <text:p>35.831</text:p>
          </table:table-cell>
          <table:table-cell office:value-type="string" table:style-name="ce8">
            <text:p>20.549</text:p>
          </table:table-cell>
          <table:table-cell office:value-type="string" table:style-name="ce8">
            <text:p>3.547</text:p>
          </table:table-cell>
          <table:table-cell office:value-type="string" table:style-name="ce8">
            <text:p>5.824</text:p>
          </table:table-cell>
          <table:table-cell office:value-type="string" table:style-name="ce8">
            <text:p>8.797</text:p>
          </table:table-cell>
          <table:table-cell office:value-type="string" table:style-name="ce8">
            <text:p>12.326</text:p>
          </table:table-cell>
          <table:table-cell office:value-type="string" table:style-name="ce8">
            <text:p>17.959</text:p>
          </table:table-cell>
          <table:table-cell office:value-type="string" table:style-name="ce8">
            <text:p>5.285</text:p>
          </table:table-cell>
          <table:table-cell office:value-type="string" table:style-name="ce8">
            <text:p>38.417</text:p>
          </table:table-cell>
          <table:table-cell office:value-type="string" table:style-name="ce8">
            <text:p>6.514</text:p>
          </table:table-cell>
          <table:table-cell office:value-type="string" table:style-name="ce8">
            <text:p>32.901</text:p>
          </table:table-cell>
          <table:table-cell office:value-type="string" table:style-name="ce8">
            <text:p>29.732</text:p>
          </table:table-cell>
          <table:table-cell office:value-type="string" table:style-name="ce8">
            <text:p>3.765</text:p>
          </table:table-cell>
          <table:table-cell office:value-type="string" table:style-name="ce8">
            <text:p>0.858</text:p>
          </table:table-cell>
          <table:table-cell office:value-type="string" table:style-name="ce8">
            <text:p>1.068</text:p>
          </table:table-cell>
          <table:table-cell office:value-type="string" table:style-name="ce8">
            <text:p>1.173</text:p>
          </table:table-cell>
          <table:table-cell office:value-type="string" table:style-name="ce8">
            <text:p>2.206</text:p>
          </table:table-cell>
          <table:table-cell office:value-type="string" table:style-name="ce8">
            <text:p>1.891</text:p>
          </table:table-cell>
          <table:table-cell office:value-type="string" table:style-name="ce8">
            <text:p>3.204</text:p>
          </table:table-cell>
          <table:table-cell office:value-type="string" table:style-name="ce8">
            <text:p>12.66</text:p>
          </table:table-cell>
          <table:table-cell office:value-type="string" table:style-name="ce8">
            <text:p>36.87</text:p>
          </table:table-cell>
          <table:table-cell office:value-type="string" table:style-name="ce8">
            <text:p>10.568</text:p>
          </table:table-cell>
          <table:table-cell office:value-type="string" table:style-name="ce8">
            <text:p>30.91</text:p>
          </table:table-cell>
          <table:table-cell office:value-type="string" table:style-name="ce8">
            <text:p>65.81</text:p>
          </table:table-cell>
          <table:table-cell office:value-type="string" table:style-name="ce8">
            <text:p>40.741</text:p>
          </table:table-cell>
          <table:table-cell office:value-type="float" office:value="56.912999999999997" table:style-name="ce8">
            <text:p>56.913</text:p>
          </table:table-cell>
          <table:table-cell office:value-type="float" office:value="65.323999999999998" table:style-name="ce8">
            <text:p>65.324</text:p>
          </table:table-cell>
          <table:table-cell office:value-type="float" office:value="55.871000000000002" table:style-name="ce8">
            <text:p>55.871</text:p>
          </table:table-cell>
          <table:table-cell office:value-type="float" office:value="44.41" table:style-name="ce8">
            <text:p>44.41</text:p>
          </table:table-cell>
          <table:table-cell office:value-type="float" office:value="67.448999999999998" table:style-name="ce8">
            <text:p>67.449</text:p>
          </table:table-cell>
          <table:table-cell office:value-type="float" office:value="67.253" table:style-name="ce8">
            <text:p>67.253</text:p>
          </table:table-cell>
          <table:table-cell office:value-type="float" office:value="5.6340000000000003" table:style-name="ce8">
            <text:p>5.634</text:p>
          </table:table-cell>
          <table:table-cell office:value-type="float" office:value="71.581000000000003" table:style-name="ce8">
            <text:p>71.581</text:p>
          </table:table-cell>
          <table:table-cell table:number-columns-repeated="16238"/>
        </table:table-row>
        <table:table-row table:style-name="ro11">
          <table:table-cell office:value-type="string" table:style-name="ce3">
            <text:p>H03: How long have you worked for [your organisation] or its predecessor(s)?</text:p>
          </table:table-cell>
          <table:table-cell office:value-type="string" table:style-name="ce3">
            <text:p>Less than 1 year</text:p>
          </table:table-cell>
          <table:table-cell office:value-type="float" office:value="33708" table:style-name="ce8">
            <text:p>33708</text:p>
          </table:table-cell>
          <table:table-cell office:value-type="float" office:value="71.686999999999998" table:style-name="ce8">
            <text:p>71.687</text:p>
          </table:table-cell>
          <table:table-cell office:value-type="float" office:value="79.412999999999997" table:style-name="ce8">
            <text:p>79.413</text:p>
          </table:table-cell>
          <table:table-cell office:value-type="float" office:value="84.116" table:style-name="ce8">
            <text:p>84.116</text:p>
          </table:table-cell>
          <table:table-cell office:value-type="float" office:value="77.162999999999997" table:style-name="ce8">
            <text:p>77.163</text:p>
          </table:table-cell>
          <table:table-cell office:value-type="float" office:value="85.62" table:style-name="ce8">
            <text:p>85.62</text:p>
          </table:table-cell>
          <table:table-cell office:value-type="float" office:value="64.489999999999995" table:style-name="ce8">
            <text:p>64.49</text:p>
          </table:table-cell>
          <table:table-cell office:value-type="float" office:value="87.551000000000002" table:style-name="ce8">
            <text:p>87.551</text:p>
          </table:table-cell>
          <table:table-cell office:value-type="float" office:value="78.259" table:style-name="ce8">
            <text:p>78.259</text:p>
          </table:table-cell>
          <table:table-cell office:value-type="float" office:value="50.542000000000002" table:style-name="ce8">
            <text:p>50.542</text:p>
          </table:table-cell>
          <table:table-cell office:value-type="float" office:value="65.001000000000005" table:style-name="ce8">
            <text:p>65.001</text:p>
          </table:table-cell>
          <table:table-cell office:value-type="float" office:value="22.585999999999999" table:style-name="ce8">
            <text:p>22.586</text:p>
          </table:table-cell>
          <table:table-cell office:value-type="float" office:value="76.412999999999997" table:style-name="ce8">
            <text:p>76.413</text:p>
          </table:table-cell>
          <table:table-cell office:value-type="float" office:value="93.414000000000001" table:style-name="ce8">
            <text:p>93.414</text:p>
          </table:table-cell>
          <table:table-cell office:value-type="float" office:value="83.078999999999994" table:style-name="ce8">
            <text:p>83.079</text:p>
          </table:table-cell>
          <table:table-cell office:value-type="float" office:value="82.444000000000003" table:style-name="ce8">
            <text:p>82.444</text:p>
          </table:table-cell>
          <table:table-cell office:value-type="float" office:value="61.874000000000002" table:style-name="ce8">
            <text:p>61.874</text:p>
          </table:table-cell>
          <table:table-cell office:value-type="float" office:value="76.230999999999995" table:style-name="ce8">
            <text:p>76.231</text:p>
          </table:table-cell>
          <table:table-cell office:value-type="float" office:value="82.1" table:style-name="ce8">
            <text:p>82.1</text:p>
          </table:table-cell>
          <table:table-cell office:value-type="float" office:value="86.132000000000005" table:style-name="ce8">
            <text:p>86.132</text:p>
          </table:table-cell>
          <table:table-cell office:value-type="float" office:value="82.286000000000001" table:style-name="ce8">
            <text:p>82.286</text:p>
          </table:table-cell>
          <table:table-cell office:value-type="float" office:value="88.11" table:style-name="ce8">
            <text:p>88.11</text:p>
          </table:table-cell>
          <table:table-cell office:value-type="float" office:value="85.784999999999997" table:style-name="ce8">
            <text:p>85.785</text:p>
          </table:table-cell>
          <table:table-cell office:value-type="float" office:value="74.728999999999999" table:style-name="ce8">
            <text:p>74.729</text:p>
          </table:table-cell>
          <table:table-cell office:value-type="float" office:value="86.975999999999999" table:style-name="ce8">
            <text:p>86.976</text:p>
          </table:table-cell>
          <table:table-cell office:value-type="float" office:value="85.686000000000007" table:style-name="ce8">
            <text:p>85.686</text:p>
          </table:table-cell>
          <table:table-cell office:value-type="float" office:value="73.92" table:style-name="ce8">
            <text:p>73.92</text:p>
          </table:table-cell>
          <table:table-cell office:value-type="float" office:value="75.078999999999994" table:style-name="ce8">
            <text:p>75.079</text:p>
          </table:table-cell>
          <table:table-cell office:value-type="float" office:value="75.698999999999998" table:style-name="ce8">
            <text:p>75.699</text:p>
          </table:table-cell>
          <table:table-cell office:value-type="float" office:value="43.274999999999999" table:style-name="ce8">
            <text:p>43.275</text:p>
          </table:table-cell>
          <table:table-cell office:value-type="float" office:value="90.233000000000004" table:style-name="ce8">
            <text:p>90.233</text:p>
          </table:table-cell>
          <table:table-cell office:value-type="float" office:value="86.992000000000004" table:style-name="ce8">
            <text:p>86.992</text:p>
          </table:table-cell>
          <table:table-cell office:value-type="float" office:value="79.644000000000005" table:style-name="ce8">
            <text:p>79.644</text:p>
          </table:table-cell>
          <table:table-cell office:value-type="float" office:value="72.015000000000001" table:style-name="ce8">
            <text:p>72.015</text:p>
          </table:table-cell>
          <table:table-cell office:value-type="float" office:value="60.96" table:style-name="ce8">
            <text:p>60.96</text:p>
          </table:table-cell>
          <table:table-cell office:value-type="float" office:value="68.468999999999994" table:style-name="ce8">
            <text:p>68.469</text:p>
          </table:table-cell>
          <table:table-cell office:value-type="float" office:value="56.417000000000002" table:style-name="ce8">
            <text:p>56.417</text:p>
          </table:table-cell>
          <table:table-cell office:value-type="float" office:value="91.09" table:style-name="ce8">
            <text:p>91.09</text:p>
          </table:table-cell>
          <table:table-cell office:value-type="float" office:value="92.623999999999995" table:style-name="ce8">
            <text:p>92.624</text:p>
          </table:table-cell>
          <table:table-cell office:value-type="float" office:value="81.037000000000006" table:style-name="ce8">
            <text:p>81.037</text:p>
          </table:table-cell>
          <table:table-cell office:value-type="float" office:value="85.444000000000003" table:style-name="ce8">
            <text:p>85.444</text:p>
          </table:table-cell>
          <table:table-cell office:value-type="float" office:value="75.134" table:style-name="ce8">
            <text:p>75.134</text:p>
          </table:table-cell>
          <table:table-cell office:value-type="float" office:value="78.692999999999998" table:style-name="ce8">
            <text:p>78.693</text:p>
          </table:table-cell>
          <table:table-cell office:value-type="float" office:value="86.581999999999994" table:style-name="ce8">
            <text:p>86.582</text:p>
          </table:table-cell>
          <table:table-cell office:value-type="float" office:value="78.694999999999993" table:style-name="ce8">
            <text:p>78.695</text:p>
          </table:table-cell>
          <table:table-cell office:value-type="float" office:value="72.808999999999997" table:style-name="ce8">
            <text:p>72.809</text:p>
          </table:table-cell>
          <table:table-cell office:value-type="float" office:value="77.590999999999994" table:style-name="ce8">
            <text:p>77.591</text:p>
          </table:table-cell>
          <table:table-cell office:value-type="float" office:value="51.488999999999997" table:style-name="ce8">
            <text:p>51.489</text:p>
          </table:table-cell>
          <table:table-cell office:value-type="float" office:value="54.478999999999999" table:style-name="ce8">
            <text:p>54.479</text:p>
          </table:table-cell>
          <table:table-cell office:value-type="float" office:value="45.676000000000002" table:style-name="ce8">
            <text:p>45.676</text:p>
          </table:table-cell>
          <table:table-cell office:value-type="float" office:value="79.72" table:style-name="ce8">
            <text:p>79.72</text:p>
          </table:table-cell>
          <table:table-cell office:value-type="float" office:value="75.933999999999997" table:style-name="ce8">
            <text:p>75.934</text:p>
          </table:table-cell>
          <table:table-cell office:value-type="float" office:value="66.313000000000002" table:style-name="ce8">
            <text:p>66.313</text:p>
          </table:table-cell>
          <table:table-cell office:value-type="float" office:value="72.998000000000005" table:style-name="ce8">
            <text:p>72.998</text:p>
          </table:table-cell>
          <table:table-cell office:value-type="float" office:value="55.101999999999997" table:style-name="ce8">
            <text:p>55.102</text:p>
          </table:table-cell>
          <table:table-cell office:value-type="float" office:value="48.710999999999999" table:style-name="ce8">
            <text:p>48.711</text:p>
          </table:table-cell>
          <table:table-cell office:value-type="float" office:value="76.989000000000004" table:style-name="ce8">
            <text:p>76.989</text:p>
          </table:table-cell>
          <table:table-cell office:value-type="float" office:value="49.323" table:style-name="ce8">
            <text:p>49.323</text:p>
          </table:table-cell>
          <table:table-cell office:value-type="float" office:value="59.7" table:style-name="ce8">
            <text:p>59.7</text:p>
          </table:table-cell>
          <table:table-cell office:value-type="float" office:value="80.016999999999996" table:style-name="ce8">
            <text:p>80.017</text:p>
          </table:table-cell>
          <table:table-cell office:value-type="float" office:value="78.906999999999996" table:style-name="ce8">
            <text:p>78.907</text:p>
          </table:table-cell>
          <table:table-cell office:value-type="float" office:value="49.472000000000001" table:style-name="ce8">
            <text:p>49.472</text:p>
          </table:table-cell>
          <table:table-cell office:value-type="float" office:value="70.822999999999993" table:style-name="ce8">
            <text:p>70.823</text:p>
          </table:table-cell>
          <table:table-cell office:value-type="float" office:value="68.948999999999998" table:style-name="ce8">
            <text:p>68.949</text:p>
          </table:table-cell>
          <table:table-cell office:value-type="float" office:value="63.326000000000001" table:style-name="ce8">
            <text:p>63.326</text:p>
          </table:table-cell>
          <table:table-cell office:value-type="float" office:value="26.760999999999999" table:style-name="ce8">
            <text:p>26.761</text:p>
          </table:table-cell>
          <table:table-cell office:value-type="float" office:value="92.882999999999996" table:style-name="ce8">
            <text:p>92.883</text:p>
          </table:table-cell>
          <table:table-cell office:value-type="float" office:value="75.492999999999995" table:style-name="ce8">
            <text:p>75.493</text:p>
          </table:table-cell>
          <table:table-cell office:value-type="float" office:value="79.045000000000002" table:style-name="ce8">
            <text:p>79.045</text:p>
          </table:table-cell>
          <table:table-cell office:value-type="float" office:value="75.057000000000002" table:style-name="ce8">
            <text:p>75.057</text:p>
          </table:table-cell>
          <table:table-cell office:value-type="float" office:value="84.64" table:style-name="ce8">
            <text:p>84.64</text:p>
          </table:table-cell>
          <table:table-cell office:value-type="float" office:value="56.454000000000001" table:style-name="ce8">
            <text:p>56.454</text:p>
          </table:table-cell>
          <table:table-cell office:value-type="float" office:value="84.036000000000001" table:style-name="ce8">
            <text:p>84.036</text:p>
          </table:table-cell>
          <table:table-cell office:value-type="float" office:value="2.9780000000000002" table:style-name="ce8">
            <text:p>2.978</text:p>
          </table:table-cell>
          <table:table-cell office:value-type="float" office:value="10.057" table:style-name="ce8">
            <text:p>10.057</text:p>
          </table:table-cell>
          <table:table-cell office:value-type="float" office:value="36.146999999999998" table:style-name="ce8">
            <text:p>36.147</text:p>
          </table:table-cell>
          <table:table-cell office:value-type="float" office:value="50.817999999999998" table:style-name="ce8">
            <text:p>50.818</text:p>
          </table:table-cell>
          <table:table-cell office:value-type="float" office:value="83.847999999999999" table:style-name="ce8">
            <text:p>83.848</text:p>
          </table:table-cell>
          <table:table-cell office:value-type="float" office:value="55.598999999999997" table:style-name="ce8">
            <text:p>55.599</text:p>
          </table:table-cell>
          <table:table-cell office:value-type="float" office:value="81.213999999999999" table:style-name="ce8">
            <text:p>81.214</text:p>
          </table:table-cell>
          <table:table-cell office:value-type="float" office:value="4.3010000000000002" table:style-name="ce8">
            <text:p>4.301</text:p>
          </table:table-cell>
          <table:table-cell office:value-type="float" office:value="19.335000000000001" table:style-name="ce8">
            <text:p>19.335</text:p>
          </table:table-cell>
          <table:table-cell office:value-type="float" office:value="7.97" table:style-name="ce8">
            <text:p>7.97</text:p>
          </table:table-cell>
          <table:table-cell office:value-type="float" office:value="11.712" table:style-name="ce8">
            <text:p>11.712</text:p>
          </table:table-cell>
          <table:table-cell office:value-type="float" office:value="19.126999999999999" table:style-name="ce8">
            <text:p>19.127</text:p>
          </table:table-cell>
          <table:table-cell office:value-type="float" office:value="19.681000000000001" table:style-name="ce8">
            <text:p>19.681</text:p>
          </table:table-cell>
          <table:table-cell office:value-type="float" office:value="0.34699999999999998" table:style-name="ce8">
            <text:p>0.347</text:p>
          </table:table-cell>
          <table:table-cell office:value-type="float" office:value="26.611000000000001" table:style-name="ce8">
            <text:p>26.611</text:p>
          </table:table-cell>
          <table:table-cell office:value-type="float" office:value="4.3659999999999997" table:style-name="ce8">
            <text:p>4.366</text:p>
          </table:table-cell>
          <table:table-cell office:value-type="float" office:value="1.109" table:style-name="ce8">
            <text:p>1.109</text:p>
          </table:table-cell>
          <table:table-cell office:value-type="float" office:value="10.672000000000001" table:style-name="ce8">
            <text:p>10.672</text:p>
          </table:table-cell>
          <table:table-cell office:value-type="float" office:value="7.3460000000000001" table:style-name="ce8">
            <text:p>7.346</text:p>
          </table:table-cell>
          <table:table-cell office:value-type="float" office:value="1.663" table:style-name="ce8">
            <text:p>1.663</text:p>
          </table:table-cell>
          <table:table-cell office:value-type="float" office:value="4.3659999999999997" table:style-name="ce8">
            <text:p>4.366</text:p>
          </table:table-cell>
          <table:table-cell office:value-type="float" office:value="3.673" table:style-name="ce8">
            <text:p>3.673</text:p>
          </table:table-cell>
          <table:table-cell office:value-type="float" office:value="2.1480000000000001" table:style-name="ce8">
            <text:p>2.148</text:p>
          </table:table-cell>
          <table:table-cell office:value-type="float" office:value="8.8699999999999992" table:style-name="ce8">
            <text:p>8.87</text:p>
          </table:table-cell>
          <table:table-cell office:value-type="float" office:value="11.227" table:style-name="ce8">
            <text:p>11.227</text:p>
          </table:table-cell>
          <table:table-cell office:value-type="float" office:value="12.474" table:style-name="ce8">
            <text:p>12.474</text:p>
          </table:table-cell>
          <table:table-cell office:value-type="float" office:value="18.919" table:style-name="ce8">
            <text:p>18.919</text:p>
          </table:table-cell>
          <table:table-cell office:value-type="float" office:value="7.415" table:style-name="ce8">
            <text:p>7.415</text:p>
          </table:table-cell>
          <table:table-cell office:value-type="float" office:value="4.3719999999999999" table:style-name="ce8">
            <text:p>4.372</text:p>
          </table:table-cell>
          <table:table-cell office:value-type="string" table:style-name="ce8">
            <text:p>13.002</text:p>
          </table:table-cell>
          <table:table-cell office:value-type="string" table:style-name="ce8">
            <text:p>7.08</text:p>
          </table:table-cell>
          <table:table-cell office:value-type="string" table:style-name="ce8">
            <text:p>22.192</text:p>
          </table:table-cell>
          <table:table-cell office:value-type="string" table:style-name="ce8">
            <text:p>39.006</text:p>
          </table:table-cell>
          <table:table-cell office:value-type="string" table:style-name="ce8">
            <text:p>0.953</text:p>
          </table:table-cell>
          <table:table-cell office:value-type="string" table:style-name="ce8">
            <text:p>41.116</text:p>
          </table:table-cell>
          <table:table-cell office:value-type="string" table:style-name="ce8">
            <text:p>47.788</text:p>
          </table:table-cell>
          <table:table-cell office:value-type="string" table:style-name="ce8">
            <text:p>25.323</text:p>
          </table:table-cell>
          <table:table-cell office:value-type="string" table:style-name="ce8">
            <text:p>33.969</text:p>
          </table:table-cell>
          <table:table-cell office:value-type="string" table:style-name="ce8">
            <text:p>33.22</text:p>
          </table:table-cell>
          <table:table-cell office:value-type="string" table:style-name="ce8">
            <text:p>23.349</text:p>
          </table:table-cell>
          <table:table-cell office:value-type="string" table:style-name="ce8">
            <text:p>3.404</text:p>
          </table:table-cell>
          <table:table-cell office:value-type="string" table:style-name="ce8">
            <text:p>3.608</text:p>
          </table:table-cell>
          <table:table-cell office:value-type="string" table:style-name="ce8">
            <text:p>8.441</text:p>
          </table:table-cell>
          <table:table-cell office:value-type="string" table:style-name="ce8">
            <text:p>10.756</text:p>
          </table:table-cell>
          <table:table-cell office:value-type="string" table:style-name="ce8">
            <text:p>16.27</text:p>
          </table:table-cell>
          <table:table-cell office:value-type="string" table:style-name="ce8">
            <text:p>2.383</text:p>
          </table:table-cell>
          <table:table-cell office:value-type="string" table:style-name="ce8">
            <text:p>42.935</text:p>
          </table:table-cell>
          <table:table-cell office:value-type="string" table:style-name="ce8">
            <text:p>11.058</text:p>
          </table:table-cell>
          <table:table-cell office:value-type="string" table:style-name="ce8">
            <text:p>27.918</text:p>
          </table:table-cell>
          <table:table-cell office:value-type="string" table:style-name="ce8">
            <text:p>18.635</text:p>
          </table:table-cell>
          <table:table-cell office:value-type="string" table:style-name="ce8">
            <text:p>3.345</text:p>
          </table:table-cell>
          <table:table-cell office:value-type="string" table:style-name="ce8">
            <text:p>9.215</text:p>
          </table:table-cell>
          <table:table-cell office:value-type="string" table:style-name="ce8">
            <text:p>1.843</text:p>
          </table:table-cell>
          <table:table-cell office:value-type="string" table:style-name="ce8">
            <text:p>3.823</text:p>
          </table:table-cell>
          <table:table-cell office:value-type="string" table:style-name="ce8">
            <text:p>2.184</text:p>
          </table:table-cell>
          <table:table-cell office:value-type="string" table:style-name="ce8">
            <text:p>0.956</text:p>
          </table:table-cell>
          <table:table-cell office:value-type="string" table:style-name="ce8">
            <text:p>2.526</text:p>
          </table:table-cell>
          <table:table-cell office:value-type="string" table:style-name="ce8">
            <text:p>7.577</text:p>
          </table:table-cell>
          <table:table-cell office:value-type="string" table:style-name="ce8">
            <text:p>44.52</text:p>
          </table:table-cell>
          <table:table-cell office:value-type="string" table:style-name="ce8">
            <text:p>20.651</text:p>
          </table:table-cell>
          <table:table-cell office:value-type="string" table:style-name="ce8">
            <text:p>50.034</text:p>
          </table:table-cell>
          <table:table-cell office:value-type="string" table:style-name="ce8">
            <text:p>50.103</text:p>
          </table:table-cell>
          <table:table-cell office:value-type="string" table:style-name="ce8">
            <text:p>26.034</text:p>
          </table:table-cell>
          <table:table-cell office:value-type="float" office:value="64.747" table:style-name="ce8">
            <text:p>64.747</text:p>
          </table:table-cell>
          <table:table-cell office:value-type="float" office:value="71.161000000000001" table:style-name="ce8">
            <text:p>71.161</text:p>
          </table:table-cell>
          <table:table-cell office:value-type="float" office:value="60.917999999999999" table:style-name="ce8">
            <text:p>60.918</text:p>
          </table:table-cell>
          <table:table-cell office:value-type="float" office:value="43.899000000000001" table:style-name="ce8">
            <text:p>43.899</text:p>
          </table:table-cell>
          <table:table-cell office:value-type="float" office:value="73.730999999999995" table:style-name="ce8">
            <text:p>73.731</text:p>
          </table:table-cell>
          <table:table-cell office:value-type="float" office:value="75.286000000000001" table:style-name="ce8">
            <text:p>75.286</text:p>
          </table:table-cell>
          <table:table-cell office:value-type="float" office:value="5.875" table:style-name="ce8">
            <text:p>5.875</text:p>
          </table:table-cell>
          <table:table-cell office:value-type="float" office:value="78.808000000000007" table:style-name="ce8">
            <text:p>78.808</text:p>
          </table:table-cell>
          <table:table-cell table:number-columns-repeated="16238"/>
        </table:table-row>
        <table:table-row table:style-name="ro11">
          <table:table-cell office:value-type="string" table:style-name="ce3">
            <text:p>H03: How long have you worked for [your organisation] or its predecessor(s)?</text:p>
          </table:table-cell>
          <table:table-cell office:value-type="string" table:style-name="ce3">
            <text:p>1 year but less than 3 years</text:p>
          </table:table-cell>
          <table:table-cell office:value-type="float" office:value="53928" table:style-name="ce8">
            <text:p>53928</text:p>
          </table:table-cell>
          <table:table-cell office:value-type="float" office:value="65.912000000000006" table:style-name="ce8">
            <text:p>65.912</text:p>
          </table:table-cell>
          <table:table-cell office:value-type="float" office:value="74.593999999999994" table:style-name="ce8">
            <text:p>74.594</text:p>
          </table:table-cell>
          <table:table-cell office:value-type="float" office:value="81.99" table:style-name="ce8">
            <text:p>81.99</text:p>
          </table:table-cell>
          <table:table-cell office:value-type="float" office:value="73.3" table:style-name="ce8">
            <text:p>73.3</text:p>
          </table:table-cell>
          <table:table-cell office:value-type="float" office:value="81.888000000000005" table:style-name="ce8">
            <text:p>81.888</text:p>
          </table:table-cell>
          <table:table-cell office:value-type="float" office:value="59.353000000000002" table:style-name="ce8">
            <text:p>59.353</text:p>
          </table:table-cell>
          <table:table-cell office:value-type="float" office:value="80.728999999999999" table:style-name="ce8">
            <text:p>80.729</text:p>
          </table:table-cell>
          <table:table-cell office:value-type="float" office:value="74.406999999999996" table:style-name="ce8">
            <text:p>74.407</text:p>
          </table:table-cell>
          <table:table-cell office:value-type="float" office:value="39.799999999999997" table:style-name="ce8">
            <text:p>39.8</text:p>
          </table:table-cell>
          <table:table-cell office:value-type="float" office:value="56.825000000000003" table:style-name="ce8">
            <text:p>56.825</text:p>
          </table:table-cell>
          <table:table-cell office:value-type="float" office:value="27.413" table:style-name="ce8">
            <text:p>27.413</text:p>
          </table:table-cell>
          <table:table-cell office:value-type="float" office:value="72.784999999999997" table:style-name="ce8">
            <text:p>72.785</text:p>
          </table:table-cell>
          <table:table-cell office:value-type="float" office:value="89.307000000000002" table:style-name="ce8">
            <text:p>89.307</text:p>
          </table:table-cell>
          <table:table-cell office:value-type="float" office:value="79.489999999999995" table:style-name="ce8">
            <text:p>79.49</text:p>
          </table:table-cell>
          <table:table-cell office:value-type="float" office:value="76.350999999999999" table:style-name="ce8">
            <text:p>76.351</text:p>
          </table:table-cell>
          <table:table-cell office:value-type="float" office:value="55.738" table:style-name="ce8">
            <text:p>55.738</text:p>
          </table:table-cell>
          <table:table-cell office:value-type="float" office:value="72.040999999999997" table:style-name="ce8">
            <text:p>72.041</text:p>
          </table:table-cell>
          <table:table-cell office:value-type="float" office:value="80.358999999999995" table:style-name="ce8">
            <text:p>80.359</text:p>
          </table:table-cell>
          <table:table-cell office:value-type="float" office:value="83.623000000000005" table:style-name="ce8">
            <text:p>83.623</text:p>
          </table:table-cell>
          <table:table-cell office:value-type="float" office:value="75.757000000000005" table:style-name="ce8">
            <text:p>75.757</text:p>
          </table:table-cell>
          <table:table-cell office:value-type="float" office:value="86.384" table:style-name="ce8">
            <text:p>86.384</text:p>
          </table:table-cell>
          <table:table-cell office:value-type="float" office:value="83.858999999999995" table:style-name="ce8">
            <text:p>83.859</text:p>
          </table:table-cell>
          <table:table-cell office:value-type="float" office:value="68.100999999999999" table:style-name="ce8">
            <text:p>68.101</text:p>
          </table:table-cell>
          <table:table-cell office:value-type="float" office:value="80.248000000000005" table:style-name="ce8">
            <text:p>80.248</text:p>
          </table:table-cell>
          <table:table-cell office:value-type="float" office:value="83.546999999999997" table:style-name="ce8">
            <text:p>83.547</text:p>
          </table:table-cell>
          <table:table-cell office:value-type="float" office:value="70.647999999999996" table:style-name="ce8">
            <text:p>70.648</text:p>
          </table:table-cell>
          <table:table-cell office:value-type="float" office:value="70.084000000000003" table:style-name="ce8">
            <text:p>70.084</text:p>
          </table:table-cell>
          <table:table-cell office:value-type="float" office:value="72.929000000000002" table:style-name="ce8">
            <text:p>72.929</text:p>
          </table:table-cell>
          <table:table-cell office:value-type="float" office:value="41.424999999999997" table:style-name="ce8">
            <text:p>41.425</text:p>
          </table:table-cell>
          <table:table-cell office:value-type="float" office:value="87.129000000000005" table:style-name="ce8">
            <text:p>87.129</text:p>
          </table:table-cell>
          <table:table-cell office:value-type="float" office:value="83.396000000000001" table:style-name="ce8">
            <text:p>83.396</text:p>
          </table:table-cell>
          <table:table-cell office:value-type="float" office:value="75.141000000000005" table:style-name="ce8">
            <text:p>75.141</text:p>
          </table:table-cell>
          <table:table-cell office:value-type="float" office:value="65.736000000000004" table:style-name="ce8">
            <text:p>65.736</text:p>
          </table:table-cell>
          <table:table-cell office:value-type="float" office:value="57.158999999999999" table:style-name="ce8">
            <text:p>57.159</text:p>
          </table:table-cell>
          <table:table-cell office:value-type="float" office:value="60.744999999999997" table:style-name="ce8">
            <text:p>60.745</text:p>
          </table:table-cell>
          <table:table-cell office:value-type="float" office:value="53.762999999999998" table:style-name="ce8">
            <text:p>53.763</text:p>
          </table:table-cell>
          <table:table-cell office:value-type="float" office:value="84.173000000000002" table:style-name="ce8">
            <text:p>84.173</text:p>
          </table:table-cell>
          <table:table-cell office:value-type="float" office:value="88.138000000000005" table:style-name="ce8">
            <text:p>88.138</text:p>
          </table:table-cell>
          <table:table-cell office:value-type="float" office:value="71.465000000000003" table:style-name="ce8">
            <text:p>71.465</text:p>
          </table:table-cell>
          <table:table-cell office:value-type="float" office:value="79.131" table:style-name="ce8">
            <text:p>79.131</text:p>
          </table:table-cell>
          <table:table-cell office:value-type="float" office:value="69.953999999999994" table:style-name="ce8">
            <text:p>69.954</text:p>
          </table:table-cell>
          <table:table-cell office:value-type="float" office:value="77.162000000000006" table:style-name="ce8">
            <text:p>77.162</text:p>
          </table:table-cell>
          <table:table-cell office:value-type="float" office:value="87.847999999999999" table:style-name="ce8">
            <text:p>87.848</text:p>
          </table:table-cell>
          <table:table-cell office:value-type="float" office:value="74.908000000000001" table:style-name="ce8">
            <text:p>74.908</text:p>
          </table:table-cell>
          <table:table-cell office:value-type="float" office:value="64.983999999999995" table:style-name="ce8">
            <text:p>64.984</text:p>
          </table:table-cell>
          <table:table-cell office:value-type="float" office:value="71.58" table:style-name="ce8">
            <text:p>71.58</text:p>
          </table:table-cell>
          <table:table-cell office:value-type="float" office:value="39.15" table:style-name="ce8">
            <text:p>39.15</text:p>
          </table:table-cell>
          <table:table-cell office:value-type="float" office:value="45.911999999999999" table:style-name="ce8">
            <text:p>45.912</text:p>
          </table:table-cell>
          <table:table-cell office:value-type="float" office:value="34.348999999999997" table:style-name="ce8">
            <text:p>34.349</text:p>
          </table:table-cell>
          <table:table-cell office:value-type="float" office:value="73.492000000000004" table:style-name="ce8">
            <text:p>73.492</text:p>
          </table:table-cell>
          <table:table-cell office:value-type="float" office:value="67.831000000000003" table:style-name="ce8">
            <text:p>67.831</text:p>
          </table:table-cell>
          <table:table-cell office:value-type="float" office:value="57.316000000000003" table:style-name="ce8">
            <text:p>57.316</text:p>
          </table:table-cell>
          <table:table-cell office:value-type="float" office:value="61.405000000000001" table:style-name="ce8">
            <text:p>61.405</text:p>
          </table:table-cell>
          <table:table-cell office:value-type="float" office:value="44.314999999999998" table:style-name="ce8">
            <text:p>44.315</text:p>
          </table:table-cell>
          <table:table-cell office:value-type="float" office:value="43.731999999999999" table:style-name="ce8">
            <text:p>43.732</text:p>
          </table:table-cell>
          <table:table-cell office:value-type="float" office:value="69.759" table:style-name="ce8">
            <text:p>69.759</text:p>
          </table:table-cell>
          <table:table-cell office:value-type="float" office:value="40.991" table:style-name="ce8">
            <text:p>40.991</text:p>
          </table:table-cell>
          <table:table-cell office:value-type="float" office:value="52.64" table:style-name="ce8">
            <text:p>52.64</text:p>
          </table:table-cell>
          <table:table-cell office:value-type="float" office:value="70.725999999999999" table:style-name="ce8">
            <text:p>70.726</text:p>
          </table:table-cell>
          <table:table-cell office:value-type="float" office:value="69.834000000000003" table:style-name="ce8">
            <text:p>69.834</text:p>
          </table:table-cell>
          <table:table-cell office:value-type="float" office:value="48.756" table:style-name="ce8">
            <text:p>48.756</text:p>
          </table:table-cell>
          <table:table-cell office:value-type="float" office:value="59.558999999999997" table:style-name="ce8">
            <text:p>59.559</text:p>
          </table:table-cell>
          <table:table-cell office:value-type="float" office:value="56.665999999999997" table:style-name="ce8">
            <text:p>56.666</text:p>
          </table:table-cell>
          <table:table-cell office:value-type="float" office:value="51.524999999999999" table:style-name="ce8">
            <text:p>51.525</text:p>
          </table:table-cell>
          <table:table-cell office:value-type="float" office:value="36.188000000000002" table:style-name="ce8">
            <text:p>36.188</text:p>
          </table:table-cell>
          <table:table-cell office:value-type="float" office:value="90.509" table:style-name="ce8">
            <text:p>90.509</text:p>
          </table:table-cell>
          <table:table-cell office:value-type="float" office:value="70.013999999999996" table:style-name="ce8">
            <text:p>70.014</text:p>
          </table:table-cell>
          <table:table-cell office:value-type="float" office:value="74.126999999999995" table:style-name="ce8">
            <text:p>74.127</text:p>
          </table:table-cell>
          <table:table-cell office:value-type="float" office:value="70.16" table:style-name="ce8">
            <text:p>70.16</text:p>
          </table:table-cell>
          <table:table-cell office:value-type="float" office:value="79.808000000000007" table:style-name="ce8">
            <text:p>79.808</text:p>
          </table:table-cell>
          <table:table-cell office:value-type="float" office:value="59.682000000000002" table:style-name="ce8">
            <text:p>59.682</text:p>
          </table:table-cell>
          <table:table-cell office:value-type="float" office:value="73.638000000000005" table:style-name="ce8">
            <text:p>73.638</text:p>
          </table:table-cell>
          <table:table-cell office:value-type="float" office:value="6.1369999999999996" table:style-name="ce8">
            <text:p>6.137</text:p>
          </table:table-cell>
          <table:table-cell office:value-type="float" office:value="14.433999999999999" table:style-name="ce8">
            <text:p>14.434</text:p>
          </table:table-cell>
          <table:table-cell office:value-type="float" office:value="34.503" table:style-name="ce8">
            <text:p>34.503</text:p>
          </table:table-cell>
          <table:table-cell office:value-type="float" office:value="44.926000000000002" table:style-name="ce8">
            <text:p>44.926</text:p>
          </table:table-cell>
          <table:table-cell office:value-type="float" office:value="87.042000000000002" table:style-name="ce8">
            <text:p>87.042</text:p>
          </table:table-cell>
          <table:table-cell office:value-type="float" office:value="57" table:style-name="ce8">
            <text:p>57</text:p>
          </table:table-cell>
          <table:table-cell office:value-type="float" office:value="72.948999999999998" table:style-name="ce8">
            <text:p>72.949</text:p>
          </table:table-cell>
          <table:table-cell office:value-type="float" office:value="9.1050000000000004" table:style-name="ce8">
            <text:p>9.105</text:p>
          </table:table-cell>
          <table:table-cell office:value-type="float" office:value="18.978000000000002" table:style-name="ce8">
            <text:p>18.978</text:p>
          </table:table-cell>
          <table:table-cell office:value-type="float" office:value="10.164" table:style-name="ce8">
            <text:p>10.164</text:p>
          </table:table-cell>
          <table:table-cell office:value-type="float" office:value="13.272" table:style-name="ce8">
            <text:p>13.272</text:p>
          </table:table-cell>
          <table:table-cell office:value-type="float" office:value="17.975000000000001" table:style-name="ce8">
            <text:p>17.975</text:p>
          </table:table-cell>
          <table:table-cell office:value-type="float" office:value="19.018000000000001" table:style-name="ce8">
            <text:p>19.018</text:p>
          </table:table-cell>
          <table:table-cell office:value-type="float" office:value="0.65400000000000003" table:style-name="ce8">
            <text:p>0.654</text:p>
          </table:table-cell>
          <table:table-cell office:value-type="float" office:value="27.484999999999999" table:style-name="ce8">
            <text:p>27.485</text:p>
          </table:table-cell>
          <table:table-cell office:value-type="float" office:value="4.4790000000000001" table:style-name="ce8">
            <text:p>4.479</text:p>
          </table:table-cell>
          <table:table-cell office:value-type="float" office:value="1.6970000000000001" table:style-name="ce8">
            <text:p>1.697</text:p>
          </table:table-cell>
          <table:table-cell office:value-type="float" office:value="13.047000000000001" table:style-name="ce8">
            <text:p>13.047</text:p>
          </table:table-cell>
          <table:table-cell office:value-type="float" office:value="7.423" table:style-name="ce8">
            <text:p>7.423</text:p>
          </table:table-cell>
          <table:table-cell office:value-type="float" office:value="1.391" table:style-name="ce8">
            <text:p>1.391</text:p>
          </table:table-cell>
          <table:table-cell office:value-type="float" office:value="4.07" table:style-name="ce8">
            <text:p>4.07</text:p>
          </table:table-cell>
          <table:table-cell office:value-type="float" office:value="3.8450000000000002" table:style-name="ce8">
            <text:p>3.845</text:p>
          </table:table-cell>
          <table:table-cell office:value-type="float" office:value="3.3330000000000002" table:style-name="ce8">
            <text:p>3.333</text:p>
          </table:table-cell>
          <table:table-cell office:value-type="float" office:value="7.26" table:style-name="ce8">
            <text:p>7.26</text:p>
          </table:table-cell>
          <table:table-cell office:value-type="float" office:value="12.638" table:style-name="ce8">
            <text:p>12.638</text:p>
          </table:table-cell>
          <table:table-cell office:value-type="float" office:value="13.62" table:style-name="ce8">
            <text:p>13.62</text:p>
          </table:table-cell>
          <table:table-cell office:value-type="float" office:value="18.221" table:style-name="ce8">
            <text:p>18.221</text:p>
          </table:table-cell>
          <table:table-cell office:value-type="float" office:value="7.3819999999999997" table:style-name="ce8">
            <text:p>7.382</text:p>
          </table:table-cell>
          <table:table-cell office:value-type="float" office:value="9.2240000000000002" table:style-name="ce8">
            <text:p>9.224</text:p>
          </table:table-cell>
          <table:table-cell office:value-type="string" table:style-name="ce8">
            <text:p>13.273</text:p>
          </table:table-cell>
          <table:table-cell office:value-type="string" table:style-name="ce8">
            <text:p>6.989</text:p>
          </table:table-cell>
          <table:table-cell office:value-type="string" table:style-name="ce8">
            <text:p>26.526</text:p>
          </table:table-cell>
          <table:table-cell office:value-type="string" table:style-name="ce8">
            <text:p>40.282</text:p>
          </table:table-cell>
          <table:table-cell office:value-type="string" table:style-name="ce8">
            <text:p>0.967</text:p>
          </table:table-cell>
          <table:table-cell office:value-type="string" table:style-name="ce8">
            <text:p>40.926</text:p>
          </table:table-cell>
          <table:table-cell office:value-type="string" table:style-name="ce8">
            <text:p>48.258</text:p>
          </table:table-cell>
          <table:table-cell office:value-type="string" table:style-name="ce8">
            <text:p>24.733</text:p>
          </table:table-cell>
          <table:table-cell office:value-type="string" table:style-name="ce8">
            <text:p>36.697</text:p>
          </table:table-cell>
          <table:table-cell office:value-type="string" table:style-name="ce8">
            <text:p>33.917</text:p>
          </table:table-cell>
          <table:table-cell office:value-type="string" table:style-name="ce8">
            <text:p>27.331</text:p>
          </table:table-cell>
          <table:table-cell office:value-type="string" table:style-name="ce8">
            <text:p>2.9</text:p>
          </table:table-cell>
          <table:table-cell office:value-type="string" table:style-name="ce8">
            <text:p>3.666</text:p>
          </table:table-cell>
          <table:table-cell office:value-type="string" table:style-name="ce8">
            <text:p>9.063</text:p>
          </table:table-cell>
          <table:table-cell office:value-type="string" table:style-name="ce8">
            <text:p>11.279</text:p>
          </table:table-cell>
          <table:table-cell office:value-type="string" table:style-name="ce8">
            <text:p>14.522</text:p>
          </table:table-cell>
          <table:table-cell office:value-type="string" table:style-name="ce8">
            <text:p>2.296</text:p>
          </table:table-cell>
          <table:table-cell office:value-type="string" table:style-name="ce8">
            <text:p>43.849</text:p>
          </table:table-cell>
          <table:table-cell office:value-type="string" table:style-name="ce8">
            <text:p>11.635</text:p>
          </table:table-cell>
          <table:table-cell office:value-type="string" table:style-name="ce8">
            <text:p>30.575</text:p>
          </table:table-cell>
          <table:table-cell office:value-type="string" table:style-name="ce8">
            <text:p>24.707</text:p>
          </table:table-cell>
          <table:table-cell office:value-type="string" table:style-name="ce8">
            <text:p>3.055</text:p>
          </table:table-cell>
          <table:table-cell office:value-type="string" table:style-name="ce8">
            <text:p>2.023</text:p>
          </table:table-cell>
          <table:table-cell office:value-type="string" table:style-name="ce8">
            <text:p>1.416</text:p>
          </table:table-cell>
          <table:table-cell office:value-type="string" table:style-name="ce8">
            <text:p>2.327</text:p>
          </table:table-cell>
          <table:table-cell office:value-type="string" table:style-name="ce8">
            <text:p>1.619</text:p>
          </table:table-cell>
          <table:table-cell office:value-type="string" table:style-name="ce8">
            <text:p>1.012</text:p>
          </table:table-cell>
          <table:table-cell office:value-type="string" table:style-name="ce8">
            <text:p>2.388</text:p>
          </table:table-cell>
          <table:table-cell office:value-type="string" table:style-name="ce8">
            <text:p>9.268</text:p>
          </table:table-cell>
          <table:table-cell office:value-type="string" table:style-name="ce8">
            <text:p>44.942</text:p>
          </table:table-cell>
          <table:table-cell office:value-type="string" table:style-name="ce8">
            <text:p>18.483</text:p>
          </table:table-cell>
          <table:table-cell office:value-type="string" table:style-name="ce8">
            <text:p>47.52</text:p>
          </table:table-cell>
          <table:table-cell office:value-type="string" table:style-name="ce8">
            <text:p>57.013</text:p>
          </table:table-cell>
          <table:table-cell office:value-type="string" table:style-name="ce8">
            <text:p>29.182</text:p>
          </table:table-cell>
          <table:table-cell office:value-type="float" office:value="58.018000000000001" table:style-name="ce8">
            <text:p>58.018</text:p>
          </table:table-cell>
          <table:table-cell office:value-type="float" office:value="64.855999999999995" table:style-name="ce8">
            <text:p>64.856</text:p>
          </table:table-cell>
          <table:table-cell office:value-type="float" office:value="55.398000000000003" table:style-name="ce8">
            <text:p>55.398</text:p>
          </table:table-cell>
          <table:table-cell office:value-type="float" office:value="42.23" table:style-name="ce8">
            <text:p>42.23</text:p>
          </table:table-cell>
          <table:table-cell office:value-type="float" office:value="68.046000000000006" table:style-name="ce8">
            <text:p>68.046</text:p>
          </table:table-cell>
          <table:table-cell office:value-type="float" office:value="71.346999999999994" table:style-name="ce8">
            <text:p>71.347</text:p>
          </table:table-cell>
          <table:table-cell office:value-type="float" office:value="6.2640000000000002" table:style-name="ce8">
            <text:p>6.264</text:p>
          </table:table-cell>
          <table:table-cell office:value-type="float" office:value="76.698999999999998" table:style-name="ce8">
            <text:p>76.699</text:p>
          </table:table-cell>
          <table:table-cell table:number-columns-repeated="16238"/>
        </table:table-row>
        <table:table-row table:style-name="ro11">
          <table:table-cell office:value-type="string" table:style-name="ce3">
            <text:p>H03: How long have you worked for [your organisation] or its predecessor(s)?</text:p>
          </table:table-cell>
          <table:table-cell office:value-type="string" table:style-name="ce3">
            <text:p>3 years but less than 5 years</text:p>
          </table:table-cell>
          <table:table-cell office:value-type="float" office:value="35931" table:style-name="ce8">
            <text:p>35931</text:p>
          </table:table-cell>
          <table:table-cell office:value-type="float" office:value="63.398000000000003" table:style-name="ce8">
            <text:p>63.398</text:p>
          </table:table-cell>
          <table:table-cell office:value-type="float" office:value="74.372" table:style-name="ce8">
            <text:p>74.372</text:p>
          </table:table-cell>
          <table:table-cell office:value-type="float" office:value="81.221000000000004" table:style-name="ce8">
            <text:p>81.221</text:p>
          </table:table-cell>
          <table:table-cell office:value-type="float" office:value="71.477000000000004" table:style-name="ce8">
            <text:p>71.477</text:p>
          </table:table-cell>
          <table:table-cell office:value-type="float" office:value="81.3" table:style-name="ce8">
            <text:p>81.3</text:p>
          </table:table-cell>
          <table:table-cell office:value-type="float" office:value="57.338999999999999" table:style-name="ce8">
            <text:p>57.339</text:p>
          </table:table-cell>
          <table:table-cell office:value-type="float" office:value="77.876000000000005" table:style-name="ce8">
            <text:p>77.876</text:p>
          </table:table-cell>
          <table:table-cell office:value-type="float" office:value="72.918000000000006" table:style-name="ce8">
            <text:p>72.918</text:p>
          </table:table-cell>
          <table:table-cell office:value-type="float" office:value="36.341000000000001" table:style-name="ce8">
            <text:p>36.341</text:p>
          </table:table-cell>
          <table:table-cell office:value-type="float" office:value="52.335000000000001" table:style-name="ce8">
            <text:p>52.335</text:p>
          </table:table-cell>
          <table:table-cell office:value-type="float" office:value="28.992000000000001" table:style-name="ce8">
            <text:p>28.992</text:p>
          </table:table-cell>
          <table:table-cell office:value-type="float" office:value="72.105000000000004" table:style-name="ce8">
            <text:p>72.105</text:p>
          </table:table-cell>
          <table:table-cell office:value-type="float" office:value="88.305000000000007" table:style-name="ce8">
            <text:p>88.305</text:p>
          </table:table-cell>
          <table:table-cell office:value-type="float" office:value="80.8" table:style-name="ce8">
            <text:p>80.8</text:p>
          </table:table-cell>
          <table:table-cell office:value-type="float" office:value="75.728999999999999" table:style-name="ce8">
            <text:p>75.729</text:p>
          </table:table-cell>
          <table:table-cell office:value-type="float" office:value="55.426000000000002" table:style-name="ce8">
            <text:p>55.426</text:p>
          </table:table-cell>
          <table:table-cell office:value-type="float" office:value="71.528999999999996" table:style-name="ce8">
            <text:p>71.529</text:p>
          </table:table-cell>
          <table:table-cell office:value-type="float" office:value="79.837000000000003" table:style-name="ce8">
            <text:p>79.837</text:p>
          </table:table-cell>
          <table:table-cell office:value-type="float" office:value="82.596999999999994" table:style-name="ce8">
            <text:p>82.597</text:p>
          </table:table-cell>
          <table:table-cell office:value-type="float" office:value="73.760999999999996" table:style-name="ce8">
            <text:p>73.761</text:p>
          </table:table-cell>
          <table:table-cell office:value-type="float" office:value="85.045000000000002" table:style-name="ce8">
            <text:p>85.045</text:p>
          </table:table-cell>
          <table:table-cell office:value-type="float" office:value="82.275000000000006" table:style-name="ce8">
            <text:p>82.275</text:p>
          </table:table-cell>
          <table:table-cell office:value-type="float" office:value="67.278999999999996" table:style-name="ce8">
            <text:p>67.279</text:p>
          </table:table-cell>
          <table:table-cell office:value-type="float" office:value="77.417000000000002" table:style-name="ce8">
            <text:p>77.417</text:p>
          </table:table-cell>
          <table:table-cell office:value-type="float" office:value="81.007999999999996" table:style-name="ce8">
            <text:p>81.008</text:p>
          </table:table-cell>
          <table:table-cell office:value-type="float" office:value="69.076999999999998" table:style-name="ce8">
            <text:p>69.077</text:p>
          </table:table-cell>
          <table:table-cell office:value-type="float" office:value="67.075000000000003" table:style-name="ce8">
            <text:p>67.075</text:p>
          </table:table-cell>
          <table:table-cell office:value-type="float" office:value="70.078999999999994" table:style-name="ce8">
            <text:p>70.079</text:p>
          </table:table-cell>
          <table:table-cell office:value-type="float" office:value="41.682000000000002" table:style-name="ce8">
            <text:p>41.682</text:p>
          </table:table-cell>
          <table:table-cell office:value-type="float" office:value="86.129000000000005" table:style-name="ce8">
            <text:p>86.129</text:p>
          </table:table-cell>
          <table:table-cell office:value-type="float" office:value="82.793000000000006" table:style-name="ce8">
            <text:p>82.793</text:p>
          </table:table-cell>
          <table:table-cell office:value-type="float" office:value="74.983000000000004" table:style-name="ce8">
            <text:p>74.983</text:p>
          </table:table-cell>
          <table:table-cell office:value-type="float" office:value="65.272999999999996" table:style-name="ce8">
            <text:p>65.273</text:p>
          </table:table-cell>
          <table:table-cell office:value-type="float" office:value="52.954999999999998" table:style-name="ce8">
            <text:p>52.955</text:p>
          </table:table-cell>
          <table:table-cell office:value-type="float" office:value="58.631" table:style-name="ce8">
            <text:p>58.631</text:p>
          </table:table-cell>
          <table:table-cell office:value-type="float" office:value="52.514000000000003" table:style-name="ce8">
            <text:p>52.514</text:p>
          </table:table-cell>
          <table:table-cell office:value-type="float" office:value="80.355000000000004" table:style-name="ce8">
            <text:p>80.355</text:p>
          </table:table-cell>
          <table:table-cell office:value-type="float" office:value="86.156000000000006" table:style-name="ce8">
            <text:p>86.156</text:p>
          </table:table-cell>
          <table:table-cell office:value-type="float" office:value="68.616" table:style-name="ce8">
            <text:p>68.616</text:p>
          </table:table-cell>
          <table:table-cell office:value-type="float" office:value="76.355999999999995" table:style-name="ce8">
            <text:p>76.356</text:p>
          </table:table-cell>
          <table:table-cell office:value-type="float" office:value="69.162000000000006" table:style-name="ce8">
            <text:p>69.162</text:p>
          </table:table-cell>
          <table:table-cell office:value-type="float" office:value="76.349999999999994" table:style-name="ce8">
            <text:p>76.35</text:p>
          </table:table-cell>
          <table:table-cell office:value-type="float" office:value="87.674000000000007" table:style-name="ce8">
            <text:p>87.674</text:p>
          </table:table-cell>
          <table:table-cell office:value-type="float" office:value="73.216999999999999" table:style-name="ce8">
            <text:p>73.217</text:p>
          </table:table-cell>
          <table:table-cell office:value-type="float" office:value="62.155000000000001" table:style-name="ce8">
            <text:p>62.155</text:p>
          </table:table-cell>
          <table:table-cell office:value-type="float" office:value="68.938999999999993" table:style-name="ce8">
            <text:p>68.939</text:p>
          </table:table-cell>
          <table:table-cell office:value-type="float" office:value="35.680999999999997" table:style-name="ce8">
            <text:p>35.681</text:p>
          </table:table-cell>
          <table:table-cell office:value-type="float" office:value="42.658999999999999" table:style-name="ce8">
            <text:p>42.659</text:p>
          </table:table-cell>
          <table:table-cell office:value-type="float" office:value="30.704999999999998" table:style-name="ce8">
            <text:p>30.705</text:p>
          </table:table-cell>
          <table:table-cell office:value-type="float" office:value="68.775999999999996" table:style-name="ce8">
            <text:p>68.776</text:p>
          </table:table-cell>
          <table:table-cell office:value-type="float" office:value="62.595999999999997" table:style-name="ce8">
            <text:p>62.596</text:p>
          </table:table-cell>
          <table:table-cell office:value-type="float" office:value="53.174999999999997" table:style-name="ce8">
            <text:p>53.175</text:p>
          </table:table-cell>
          <table:table-cell office:value-type="float" office:value="55.27" table:style-name="ce8">
            <text:p>55.27</text:p>
          </table:table-cell>
          <table:table-cell office:value-type="float" office:value="39.426000000000002" table:style-name="ce8">
            <text:p>39.426</text:p>
          </table:table-cell>
          <table:table-cell office:value-type="float" office:value="39.139000000000003" table:style-name="ce8">
            <text:p>39.139</text:p>
          </table:table-cell>
          <table:table-cell office:value-type="float" office:value="65.188000000000002" table:style-name="ce8">
            <text:p>65.188</text:p>
          </table:table-cell>
          <table:table-cell office:value-type="float" office:value="37.887" table:style-name="ce8">
            <text:p>37.887</text:p>
          </table:table-cell>
          <table:table-cell office:value-type="float" office:value="49.514000000000003" table:style-name="ce8">
            <text:p>49.514</text:p>
          </table:table-cell>
          <table:table-cell office:value-type="float" office:value="64.956000000000003" table:style-name="ce8">
            <text:p>64.956</text:p>
          </table:table-cell>
          <table:table-cell office:value-type="float" office:value="64.397999999999996" table:style-name="ce8">
            <text:p>64.398</text:p>
          </table:table-cell>
          <table:table-cell office:value-type="float" office:value="49.941000000000003" table:style-name="ce8">
            <text:p>49.941</text:p>
          </table:table-cell>
          <table:table-cell office:value-type="float" office:value="54.445" table:style-name="ce8">
            <text:p>54.445</text:p>
          </table:table-cell>
          <table:table-cell office:value-type="float" office:value="51.896000000000001" table:style-name="ce8">
            <text:p>51.896</text:p>
          </table:table-cell>
          <table:table-cell office:value-type="float" office:value="48" table:style-name="ce8">
            <text:p>48</text:p>
          </table:table-cell>
          <table:table-cell office:value-type="float" office:value="38.277000000000001" table:style-name="ce8">
            <text:p>38.277</text:p>
          </table:table-cell>
          <table:table-cell office:value-type="float" office:value="89.076999999999998" table:style-name="ce8">
            <text:p>89.077</text:p>
          </table:table-cell>
          <table:table-cell office:value-type="float" office:value="67.932000000000002" table:style-name="ce8">
            <text:p>67.932</text:p>
          </table:table-cell>
          <table:table-cell office:value-type="float" office:value="71.421000000000006" table:style-name="ce8">
            <text:p>71.421</text:p>
          </table:table-cell>
          <table:table-cell office:value-type="float" office:value="68.072000000000003" table:style-name="ce8">
            <text:p>68.072</text:p>
          </table:table-cell>
          <table:table-cell office:value-type="float" office:value="78.227999999999994" table:style-name="ce8">
            <text:p>78.228</text:p>
          </table:table-cell>
          <table:table-cell office:value-type="float" office:value="63.564999999999998" table:style-name="ce8">
            <text:p>63.565</text:p>
          </table:table-cell>
          <table:table-cell office:value-type="float" office:value="69.19" table:style-name="ce8">
            <text:p>69.19</text:p>
          </table:table-cell>
          <table:table-cell office:value-type="float" office:value="6.83" table:style-name="ce8">
            <text:p>6.83</text:p>
          </table:table-cell>
          <table:table-cell office:value-type="float" office:value="13.433999999999999" table:style-name="ce8">
            <text:p>13.434</text:p>
          </table:table-cell>
          <table:table-cell office:value-type="float" office:value="32.119" table:style-name="ce8">
            <text:p>32.119</text:p>
          </table:table-cell>
          <table:table-cell office:value-type="float" office:value="47.616999999999997" table:style-name="ce8">
            <text:p>47.617</text:p>
          </table:table-cell>
          <table:table-cell office:value-type="float" office:value="90.033000000000001" table:style-name="ce8">
            <text:p>90.033</text:p>
          </table:table-cell>
          <table:table-cell office:value-type="float" office:value="64.146000000000001" table:style-name="ce8">
            <text:p>64.146</text:p>
          </table:table-cell>
          <table:table-cell office:value-type="float" office:value="69.828999999999994" table:style-name="ce8">
            <text:p>69.829</text:p>
          </table:table-cell>
          <table:table-cell office:value-type="float" office:value="11.416" table:style-name="ce8">
            <text:p>11.416</text:p>
          </table:table-cell>
          <table:table-cell office:value-type="float" office:value="17.686" table:style-name="ce8">
            <text:p>17.686</text:p>
          </table:table-cell>
          <table:table-cell office:value-type="float" office:value="12.255000000000001" table:style-name="ce8">
            <text:p>12.255</text:p>
          </table:table-cell>
          <table:table-cell office:value-type="float" office:value="13.919" table:style-name="ce8">
            <text:p>13.919</text:p>
          </table:table-cell>
          <table:table-cell office:value-type="float" office:value="15.166" table:style-name="ce8">
            <text:p>15.166</text:p>
          </table:table-cell>
          <table:table-cell office:value-type="float" office:value="16.658999999999999" table:style-name="ce8">
            <text:p>16.659</text:p>
          </table:table-cell>
          <table:table-cell office:value-type="float" office:value="0.41599999999999998" table:style-name="ce8">
            <text:p>0.416</text:p>
          </table:table-cell>
          <table:table-cell office:value-type="float" office:value="25.367000000000001" table:style-name="ce8">
            <text:p>25.367</text:p>
          </table:table-cell>
          <table:table-cell office:value-type="float" office:value="4.2809999999999997" table:style-name="ce8">
            <text:p>4.281</text:p>
          </table:table-cell>
          <table:table-cell office:value-type="float" office:value="1.7609999999999999" table:style-name="ce8">
            <text:p>1.761</text:p>
          </table:table-cell>
          <table:table-cell office:value-type="float" office:value="15.385999999999999" table:style-name="ce8">
            <text:p>15.386</text:p>
          </table:table-cell>
          <table:table-cell office:value-type="float" office:value="8.6839999999999993" table:style-name="ce8">
            <text:p>8.684</text:p>
          </table:table-cell>
          <table:table-cell office:value-type="float" office:value="2.74" table:style-name="ce8">
            <text:p>2.74</text:p>
          </table:table-cell>
          <table:table-cell office:value-type="float" office:value="3.8889999999999998" table:style-name="ce8">
            <text:p>3.889</text:p>
          </table:table-cell>
          <table:table-cell office:value-type="float" office:value="3.5960000000000001" table:style-name="ce8">
            <text:p>3.596</text:p>
          </table:table-cell>
          <table:table-cell office:value-type="float" office:value="2.9350000000000001" table:style-name="ce8">
            <text:p>2.935</text:p>
          </table:table-cell>
          <table:table-cell office:value-type="float" office:value="6.7510000000000003" table:style-name="ce8">
            <text:p>6.751</text:p>
          </table:table-cell>
          <table:table-cell office:value-type="float" office:value="15.827" table:style-name="ce8">
            <text:p>15.827</text:p>
          </table:table-cell>
          <table:table-cell office:value-type="float" office:value="17.148" table:style-name="ce8">
            <text:p>17.148</text:p>
          </table:table-cell>
          <table:table-cell office:value-type="float" office:value="18.542000000000002" table:style-name="ce8">
            <text:p>18.542</text:p>
          </table:table-cell>
          <table:table-cell office:value-type="float" office:value="9.0510000000000002" table:style-name="ce8">
            <text:p>9.051</text:p>
          </table:table-cell>
          <table:table-cell office:value-type="float" office:value="10.029999999999999" table:style-name="ce8">
            <text:p>10.03</text:p>
          </table:table-cell>
          <table:table-cell office:value-type="string" table:style-name="ce8">
            <text:p>12.855</text:p>
          </table:table-cell>
          <table:table-cell office:value-type="string" table:style-name="ce8">
            <text:p>6.26</text:p>
          </table:table-cell>
          <table:table-cell office:value-type="string" table:style-name="ce8">
            <text:p>29.215</text:p>
          </table:table-cell>
          <table:table-cell office:value-type="string" table:style-name="ce8">
            <text:p>39.316</text:p>
          </table:table-cell>
          <table:table-cell office:value-type="string" table:style-name="ce8">
            <text:p>1.224</text:p>
          </table:table-cell>
          <table:table-cell office:value-type="string" table:style-name="ce8">
            <text:p>41.263</text:p>
          </table:table-cell>
          <table:table-cell office:value-type="string" table:style-name="ce8">
            <text:p>46.132</text:p>
          </table:table-cell>
          <table:table-cell office:value-type="string" table:style-name="ce8">
            <text:p>27.24</text:p>
          </table:table-cell>
          <table:table-cell office:value-type="string" table:style-name="ce8">
            <text:p>40.15</text:p>
          </table:table-cell>
          <table:table-cell office:value-type="string" table:style-name="ce8">
            <text:p>37.396</text:p>
          </table:table-cell>
          <table:table-cell office:value-type="string" table:style-name="ce8">
            <text:p>27.796</text:p>
          </table:table-cell>
          <table:table-cell office:value-type="string" table:style-name="ce8">
            <text:p>3.84</text:p>
          </table:table-cell>
          <table:table-cell office:value-type="string" table:style-name="ce8">
            <text:p>5.231</text:p>
          </table:table-cell>
          <table:table-cell office:value-type="string" table:style-name="ce8">
            <text:p>10.768</text:p>
          </table:table-cell>
          <table:table-cell office:value-type="string" table:style-name="ce8">
            <text:p>13.523</text:p>
          </table:table-cell>
          <table:table-cell office:value-type="string" table:style-name="ce8">
            <text:p>14.886</text:p>
          </table:table-cell>
          <table:table-cell office:value-type="string" table:style-name="ce8">
            <text:p>3.422</text:p>
          </table:table-cell>
          <table:table-cell office:value-type="string" table:style-name="ce8">
            <text:p>41.897</text:p>
          </table:table-cell>
          <table:table-cell office:value-type="string" table:style-name="ce8">
            <text:p>11.381</text:p>
          </table:table-cell>
          <table:table-cell office:value-type="string" table:style-name="ce8">
            <text:p>33.054</text:p>
          </table:table-cell>
          <table:table-cell office:value-type="string" table:style-name="ce8">
            <text:p>28.452</text:p>
          </table:table-cell>
          <table:table-cell office:value-type="string" table:style-name="ce8">
            <text:p>3.961</text:p>
          </table:table-cell>
          <table:table-cell office:value-type="string" table:style-name="ce8">
            <text:p>1.841</text:p>
          </table:table-cell>
          <table:table-cell office:value-type="string" table:style-name="ce8">
            <text:p>1.004</text:p>
          </table:table-cell>
          <table:table-cell office:value-type="string" table:style-name="ce8">
            <text:p>2.064</text:p>
          </table:table-cell>
          <table:table-cell office:value-type="string" table:style-name="ce8">
            <text:p>1.98</text:p>
          </table:table-cell>
          <table:table-cell office:value-type="string" table:style-name="ce8">
            <text:p>1.283</text:p>
          </table:table-cell>
          <table:table-cell office:value-type="string" table:style-name="ce8">
            <text:p>2.232</text:p>
          </table:table-cell>
          <table:table-cell office:value-type="string" table:style-name="ce8">
            <text:p>9.428</text:p>
          </table:table-cell>
          <table:table-cell office:value-type="string" table:style-name="ce8">
            <text:p>42.881</text:p>
          </table:table-cell>
          <table:table-cell office:value-type="string" table:style-name="ce8">
            <text:p>14.576</text:p>
          </table:table-cell>
          <table:table-cell office:value-type="string" table:style-name="ce8">
            <text:p>39.771</text:p>
          </table:table-cell>
          <table:table-cell office:value-type="string" table:style-name="ce8">
            <text:p>62.636</text:p>
          </table:table-cell>
          <table:table-cell office:value-type="string" table:style-name="ce8">
            <text:p>37.305</text:p>
          </table:table-cell>
          <table:table-cell office:value-type="float" office:value="56.624000000000002" table:style-name="ce8">
            <text:p>56.624</text:p>
          </table:table-cell>
          <table:table-cell office:value-type="float" office:value="63.656999999999996" table:style-name="ce8">
            <text:p>63.657</text:p>
          </table:table-cell>
          <table:table-cell office:value-type="float" office:value="54.957000000000001" table:style-name="ce8">
            <text:p>54.957</text:p>
          </table:table-cell>
          <table:table-cell office:value-type="float" office:value="42.362000000000002" table:style-name="ce8">
            <text:p>42.362</text:p>
          </table:table-cell>
          <table:table-cell office:value-type="float" office:value="66.796000000000006" table:style-name="ce8">
            <text:p>66.796</text:p>
          </table:table-cell>
          <table:table-cell office:value-type="float" office:value="69.715999999999994" table:style-name="ce8">
            <text:p>69.716</text:p>
          </table:table-cell>
          <table:table-cell office:value-type="float" office:value="6.62" table:style-name="ce8">
            <text:p>6.62</text:p>
          </table:table-cell>
          <table:table-cell office:value-type="float" office:value="75.477000000000004" table:style-name="ce8">
            <text:p>75.477</text:p>
          </table:table-cell>
          <table:table-cell table:number-columns-repeated="16238"/>
        </table:table-row>
        <table:table-row table:style-name="ro11">
          <table:table-cell office:value-type="string" table:style-name="ce3">
            <text:p>H03: How long have you worked for [your organisation] or its predecessor(s)?</text:p>
          </table:table-cell>
          <table:table-cell office:value-type="string" table:style-name="ce3">
            <text:p>5 years but less than 10 years</text:p>
          </table:table-cell>
          <table:table-cell office:value-type="float" office:value="35033" table:style-name="ce8">
            <text:p>35033</text:p>
          </table:table-cell>
          <table:table-cell office:value-type="float" office:value="62.055" table:style-name="ce8">
            <text:p>62.055</text:p>
          </table:table-cell>
          <table:table-cell office:value-type="float" office:value="75.397999999999996" table:style-name="ce8">
            <text:p>75.398</text:p>
          </table:table-cell>
          <table:table-cell office:value-type="float" office:value="80.790000000000006" table:style-name="ce8">
            <text:p>80.79</text:p>
          </table:table-cell>
          <table:table-cell office:value-type="float" office:value="70.233000000000004" table:style-name="ce8">
            <text:p>70.233</text:p>
          </table:table-cell>
          <table:table-cell office:value-type="float" office:value="81.108999999999995" table:style-name="ce8">
            <text:p>81.109</text:p>
          </table:table-cell>
          <table:table-cell office:value-type="float" office:value="54.756" table:style-name="ce8">
            <text:p>54.756</text:p>
          </table:table-cell>
          <table:table-cell office:value-type="float" office:value="76.227000000000004" table:style-name="ce8">
            <text:p>76.227</text:p>
          </table:table-cell>
          <table:table-cell office:value-type="float" office:value="71.721000000000004" table:style-name="ce8">
            <text:p>71.721</text:p>
          </table:table-cell>
          <table:table-cell office:value-type="float" office:value="33.619" table:style-name="ce8">
            <text:p>33.619</text:p>
          </table:table-cell>
          <table:table-cell office:value-type="float" office:value="50.037999999999997" table:style-name="ce8">
            <text:p>50.038</text:p>
          </table:table-cell>
          <table:table-cell office:value-type="float" office:value="29.559000000000001" table:style-name="ce8">
            <text:p>29.559</text:p>
          </table:table-cell>
          <table:table-cell office:value-type="float" office:value="72.212000000000003" table:style-name="ce8">
            <text:p>72.212</text:p>
          </table:table-cell>
          <table:table-cell office:value-type="float" office:value="88.738" table:style-name="ce8">
            <text:p>88.738</text:p>
          </table:table-cell>
          <table:table-cell office:value-type="float" office:value="81.715000000000003" table:style-name="ce8">
            <text:p>81.715</text:p>
          </table:table-cell>
          <table:table-cell office:value-type="float" office:value="76.516000000000005" table:style-name="ce8">
            <text:p>76.516</text:p>
          </table:table-cell>
          <table:table-cell office:value-type="float" office:value="56.728999999999999" table:style-name="ce8">
            <text:p>56.729</text:p>
          </table:table-cell>
          <table:table-cell office:value-type="float" office:value="73.253" table:style-name="ce8">
            <text:p>73.253</text:p>
          </table:table-cell>
          <table:table-cell office:value-type="float" office:value="79.149000000000001" table:style-name="ce8">
            <text:p>79.149</text:p>
          </table:table-cell>
          <table:table-cell office:value-type="float" office:value="82.418999999999997" table:style-name="ce8">
            <text:p>82.419</text:p>
          </table:table-cell>
          <table:table-cell office:value-type="float" office:value="72.052000000000007" table:style-name="ce8">
            <text:p>72.052</text:p>
          </table:table-cell>
          <table:table-cell office:value-type="float" office:value="84.55" table:style-name="ce8">
            <text:p>84.55</text:p>
          </table:table-cell>
          <table:table-cell office:value-type="float" office:value="81.713999999999999" table:style-name="ce8">
            <text:p>81.714</text:p>
          </table:table-cell>
          <table:table-cell office:value-type="float" office:value="66.150000000000006" table:style-name="ce8">
            <text:p>66.15</text:p>
          </table:table-cell>
          <table:table-cell office:value-type="float" office:value="75.796999999999997" table:style-name="ce8">
            <text:p>75.797</text:p>
          </table:table-cell>
          <table:table-cell office:value-type="float" office:value="79.89" table:style-name="ce8">
            <text:p>79.89</text:p>
          </table:table-cell>
          <table:table-cell office:value-type="float" office:value="68.194999999999993" table:style-name="ce8">
            <text:p>68.195</text:p>
          </table:table-cell>
          <table:table-cell office:value-type="float" office:value="64.778999999999996" table:style-name="ce8">
            <text:p>64.779</text:p>
          </table:table-cell>
          <table:table-cell office:value-type="float" office:value="67.888000000000005" table:style-name="ce8">
            <text:p>67.888</text:p>
          </table:table-cell>
          <table:table-cell office:value-type="float" office:value="41.276000000000003" table:style-name="ce8">
            <text:p>41.276</text:p>
          </table:table-cell>
          <table:table-cell office:value-type="float" office:value="85.393000000000001" table:style-name="ce8">
            <text:p>85.393</text:p>
          </table:table-cell>
          <table:table-cell office:value-type="float" office:value="82.608000000000004" table:style-name="ce8">
            <text:p>82.608</text:p>
          </table:table-cell>
          <table:table-cell office:value-type="float" office:value="75.341999999999999" table:style-name="ce8">
            <text:p>75.342</text:p>
          </table:table-cell>
          <table:table-cell office:value-type="float" office:value="63.298999999999999" table:style-name="ce8">
            <text:p>63.299</text:p>
          </table:table-cell>
          <table:table-cell office:value-type="float" office:value="49.936" table:style-name="ce8">
            <text:p>49.936</text:p>
          </table:table-cell>
          <table:table-cell office:value-type="float" office:value="55.027000000000001" table:style-name="ce8">
            <text:p>55.027</text:p>
          </table:table-cell>
          <table:table-cell office:value-type="float" office:value="50.767000000000003" table:style-name="ce8">
            <text:p>50.767</text:p>
          </table:table-cell>
          <table:table-cell office:value-type="float" office:value="78.698999999999998" table:style-name="ce8">
            <text:p>78.699</text:p>
          </table:table-cell>
          <table:table-cell office:value-type="float" office:value="84.671000000000006" table:style-name="ce8">
            <text:p>84.671</text:p>
          </table:table-cell>
          <table:table-cell office:value-type="float" office:value="66.813999999999993" table:style-name="ce8">
            <text:p>66.814</text:p>
          </table:table-cell>
          <table:table-cell office:value-type="float" office:value="74.716999999999999" table:style-name="ce8">
            <text:p>74.717</text:p>
          </table:table-cell>
          <table:table-cell office:value-type="float" office:value="68.22" table:style-name="ce8">
            <text:p>68.22</text:p>
          </table:table-cell>
          <table:table-cell office:value-type="float" office:value="76.05" table:style-name="ce8">
            <text:p>76.05</text:p>
          </table:table-cell>
          <table:table-cell office:value-type="float" office:value="87.728999999999999" table:style-name="ce8">
            <text:p>87.729</text:p>
          </table:table-cell>
          <table:table-cell office:value-type="float" office:value="70.09" table:style-name="ce8">
            <text:p>70.09</text:p>
          </table:table-cell>
          <table:table-cell office:value-type="float" office:value="60.366999999999997" table:style-name="ce8">
            <text:p>60.367</text:p>
          </table:table-cell>
          <table:table-cell office:value-type="float" office:value="67.867000000000004" table:style-name="ce8">
            <text:p>67.867</text:p>
          </table:table-cell>
          <table:table-cell office:value-type="float" office:value="33.231000000000002" table:style-name="ce8">
            <text:p>33.231</text:p>
          </table:table-cell>
          <table:table-cell office:value-type="float" office:value="39.825000000000003" table:style-name="ce8">
            <text:p>39.825</text:p>
          </table:table-cell>
          <table:table-cell office:value-type="float" office:value="27.821999999999999" table:style-name="ce8">
            <text:p>27.822</text:p>
          </table:table-cell>
          <table:table-cell office:value-type="float" office:value="67.007999999999996" table:style-name="ce8">
            <text:p>67.008</text:p>
          </table:table-cell>
          <table:table-cell office:value-type="float" office:value="60.353000000000002" table:style-name="ce8">
            <text:p>60.353</text:p>
          </table:table-cell>
          <table:table-cell office:value-type="float" office:value="51.08" table:style-name="ce8">
            <text:p>51.08</text:p>
          </table:table-cell>
          <table:table-cell office:value-type="float" office:value="52.789000000000001" table:style-name="ce8">
            <text:p>52.789</text:p>
          </table:table-cell>
          <table:table-cell office:value-type="float" office:value="36.273000000000003" table:style-name="ce8">
            <text:p>36.273</text:p>
          </table:table-cell>
          <table:table-cell office:value-type="float" office:value="35.301000000000002" table:style-name="ce8">
            <text:p>35.301</text:p>
          </table:table-cell>
          <table:table-cell office:value-type="float" office:value="62.798999999999999" table:style-name="ce8">
            <text:p>62.799</text:p>
          </table:table-cell>
          <table:table-cell office:value-type="float" office:value="36.731000000000002" table:style-name="ce8">
            <text:p>36.731</text:p>
          </table:table-cell>
          <table:table-cell office:value-type="float" office:value="47.951000000000001" table:style-name="ce8">
            <text:p>47.951</text:p>
          </table:table-cell>
          <table:table-cell office:value-type="float" office:value="63.091999999999999" table:style-name="ce8">
            <text:p>63.092</text:p>
          </table:table-cell>
          <table:table-cell office:value-type="float" office:value="59.783999999999999" table:style-name="ce8">
            <text:p>59.784</text:p>
          </table:table-cell>
          <table:table-cell office:value-type="float" office:value="51.655000000000001" table:style-name="ce8">
            <text:p>51.655</text:p>
          </table:table-cell>
          <table:table-cell office:value-type="float" office:value="51.476999999999997" table:style-name="ce8">
            <text:p>51.477</text:p>
          </table:table-cell>
          <table:table-cell office:value-type="float" office:value="48.753999999999998" table:style-name="ce8">
            <text:p>48.754</text:p>
          </table:table-cell>
          <table:table-cell office:value-type="float" office:value="47.850999999999999" table:style-name="ce8">
            <text:p>47.851</text:p>
          </table:table-cell>
          <table:table-cell office:value-type="float" office:value="38.332000000000001" table:style-name="ce8">
            <text:p>38.332</text:p>
          </table:table-cell>
          <table:table-cell office:value-type="float" office:value="88.126999999999995" table:style-name="ce8">
            <text:p>88.127</text:p>
          </table:table-cell>
          <table:table-cell office:value-type="float" office:value="67.872" table:style-name="ce8">
            <text:p>67.872</text:p>
          </table:table-cell>
          <table:table-cell office:value-type="float" office:value="68.564999999999998" table:style-name="ce8">
            <text:p>68.565</text:p>
          </table:table-cell>
          <table:table-cell office:value-type="float" office:value="66.906000000000006" table:style-name="ce8">
            <text:p>66.906</text:p>
          </table:table-cell>
          <table:table-cell office:value-type="float" office:value="76.248000000000005" table:style-name="ce8">
            <text:p>76.248</text:p>
          </table:table-cell>
          <table:table-cell office:value-type="float" office:value="58.845999999999997" table:style-name="ce8">
            <text:p>58.846</text:p>
          </table:table-cell>
          <table:table-cell office:value-type="float" office:value="66.884" table:style-name="ce8">
            <text:p>66.884</text:p>
          </table:table-cell>
          <table:table-cell office:value-type="float" office:value="7.274" table:style-name="ce8">
            <text:p>7.274</text:p>
          </table:table-cell>
          <table:table-cell office:value-type="float" office:value="12.157" table:style-name="ce8">
            <text:p>12.157</text:p>
          </table:table-cell>
          <table:table-cell office:value-type="float" office:value="30.727" table:style-name="ce8">
            <text:p>30.727</text:p>
          </table:table-cell>
          <table:table-cell office:value-type="float" office:value="49.841999999999999" table:style-name="ce8">
            <text:p>49.842</text:p>
          </table:table-cell>
          <table:table-cell office:value-type="float" office:value="91.635000000000005" table:style-name="ce8">
            <text:p>91.635</text:p>
          </table:table-cell>
          <table:table-cell office:value-type="float" office:value="68.724999999999994" table:style-name="ce8">
            <text:p>68.725</text:p>
          </table:table-cell>
          <table:table-cell office:value-type="float" office:value="68.888000000000005" table:style-name="ce8">
            <text:p>68.888</text:p>
          </table:table-cell>
          <table:table-cell office:value-type="float" office:value="12.279" table:style-name="ce8">
            <text:p>12.279</text:p>
          </table:table-cell>
          <table:table-cell office:value-type="float" office:value="16.632000000000001" table:style-name="ce8">
            <text:p>16.632</text:p>
          </table:table-cell>
          <table:table-cell office:value-type="float" office:value="13.487" table:style-name="ce8">
            <text:p>13.487</text:p>
          </table:table-cell>
          <table:table-cell office:value-type="float" office:value="13.487" table:style-name="ce8">
            <text:p>13.487</text:p>
          </table:table-cell>
          <table:table-cell office:value-type="float" office:value="13.254" table:style-name="ce8">
            <text:p>13.254</text:p>
          </table:table-cell>
          <table:table-cell office:value-type="float" office:value="15.42" table:style-name="ce8">
            <text:p>15.42</text:p>
          </table:table-cell>
          <table:table-cell office:value-type="float" office:value="0.373" table:style-name="ce8">
            <text:p>0.373</text:p>
          </table:table-cell>
          <table:table-cell office:value-type="float" office:value="25.087" table:style-name="ce8">
            <text:p>25.087</text:p>
          </table:table-cell>
          <table:table-cell office:value-type="float" office:value="4.17" table:style-name="ce8">
            <text:p>4.17</text:p>
          </table:table-cell>
          <table:table-cell office:value-type="float" office:value="2.19" table:style-name="ce8">
            <text:p>2.19</text:p>
          </table:table-cell>
          <table:table-cell office:value-type="float" office:value="14.930999999999999" table:style-name="ce8">
            <text:p>14.931</text:p>
          </table:table-cell>
          <table:table-cell office:value-type="float" office:value="11.414" table:style-name="ce8">
            <text:p>11.414</text:p>
          </table:table-cell>
          <table:table-cell office:value-type="float" office:value="3.0510000000000002" table:style-name="ce8">
            <text:p>3.051</text:p>
          </table:table-cell>
          <table:table-cell office:value-type="float" office:value="3.4009999999999998" table:style-name="ce8">
            <text:p>3.401</text:p>
          </table:table-cell>
          <table:table-cell office:value-type="float" office:value="3.6110000000000002" table:style-name="ce8">
            <text:p>3.611</text:p>
          </table:table-cell>
          <table:table-cell office:value-type="float" office:value="2.7490000000000001" table:style-name="ce8">
            <text:p>2.749</text:p>
          </table:table-cell>
          <table:table-cell office:value-type="float" office:value="5.9630000000000001" table:style-name="ce8">
            <text:p>5.963</text:p>
          </table:table-cell>
          <table:table-cell office:value-type="float" office:value="16.748000000000001" table:style-name="ce8">
            <text:p>16.748</text:p>
          </table:table-cell>
          <table:table-cell office:value-type="float" office:value="19.474" table:style-name="ce8">
            <text:p>19.474</text:p>
          </table:table-cell>
          <table:table-cell office:value-type="float" office:value="19.637" table:style-name="ce8">
            <text:p>19.637</text:p>
          </table:table-cell>
          <table:table-cell office:value-type="float" office:value="9.6669999999999998" table:style-name="ce8">
            <text:p>9.667</text:p>
          </table:table-cell>
          <table:table-cell office:value-type="float" office:value="10.271000000000001" table:style-name="ce8">
            <text:p>10.271</text:p>
          </table:table-cell>
          <table:table-cell office:value-type="string" table:style-name="ce8">
            <text:p>11.642</text:p>
          </table:table-cell>
          <table:table-cell office:value-type="string" table:style-name="ce8">
            <text:p>4.69</text:p>
          </table:table-cell>
          <table:table-cell office:value-type="string" table:style-name="ce8">
            <text:p>29.034</text:p>
          </table:table-cell>
          <table:table-cell office:value-type="string" table:style-name="ce8">
            <text:p>40.145</text:p>
          </table:table-cell>
          <table:table-cell office:value-type="string" table:style-name="ce8">
            <text:p>0.921</text:p>
          </table:table-cell>
          <table:table-cell office:value-type="string" table:style-name="ce8">
            <text:p>38.945</text:p>
          </table:table-cell>
          <table:table-cell office:value-type="string" table:style-name="ce8">
            <text:p>46.566</text:p>
          </table:table-cell>
          <table:table-cell office:value-type="string" table:style-name="ce8">
            <text:p>27.722</text:p>
          </table:table-cell>
          <table:table-cell office:value-type="string" table:style-name="ce8">
            <text:p>41.262</text:p>
          </table:table-cell>
          <table:table-cell office:value-type="string" table:style-name="ce8">
            <text:p>37.242</text:p>
          </table:table-cell>
          <table:table-cell office:value-type="string" table:style-name="ce8">
            <text:p>29.369</text:p>
          </table:table-cell>
          <table:table-cell office:value-type="string" table:style-name="ce8">
            <text:p>3.964</text:p>
          </table:table-cell>
          <table:table-cell office:value-type="string" table:style-name="ce8">
            <text:p>5.528</text:p>
          </table:table-cell>
          <table:table-cell office:value-type="string" table:style-name="ce8">
            <text:p>11.39</text:p>
          </table:table-cell>
          <table:table-cell office:value-type="string" table:style-name="ce8">
            <text:p>13.707</text:p>
          </table:table-cell>
          <table:table-cell office:value-type="string" table:style-name="ce8">
            <text:p>16.164</text:p>
          </table:table-cell>
          <table:table-cell office:value-type="string" table:style-name="ce8">
            <text:p>3.657</text:p>
          </table:table-cell>
          <table:table-cell office:value-type="string" table:style-name="ce8">
            <text:p>39.793</text:p>
          </table:table-cell>
          <table:table-cell office:value-type="string" table:style-name="ce8">
            <text:p>10.431</text:p>
          </table:table-cell>
          <table:table-cell office:value-type="string" table:style-name="ce8">
            <text:p>34.004</text:p>
          </table:table-cell>
          <table:table-cell office:value-type="string" table:style-name="ce8">
            <text:p>29.111</text:p>
          </table:table-cell>
          <table:table-cell office:value-type="string" table:style-name="ce8">
            <text:p>4.754</text:p>
          </table:table-cell>
          <table:table-cell office:value-type="string" table:style-name="ce8">
            <text:p>1.79</text:p>
          </table:table-cell>
          <table:table-cell office:value-type="string" table:style-name="ce8">
            <text:p>1.202</text:p>
          </table:table-cell>
          <table:table-cell office:value-type="string" table:style-name="ce8">
            <text:p>1.622</text:p>
          </table:table-cell>
          <table:table-cell office:value-type="string" table:style-name="ce8">
            <text:p>2.601</text:p>
          </table:table-cell>
          <table:table-cell office:value-type="string" table:style-name="ce8">
            <text:p>1.426</text:p>
          </table:table-cell>
          <table:table-cell office:value-type="string" table:style-name="ce8">
            <text:p>2.852</text:p>
          </table:table-cell>
          <table:table-cell office:value-type="string" table:style-name="ce8">
            <text:p>10.543</text:p>
          </table:table-cell>
          <table:table-cell office:value-type="string" table:style-name="ce8">
            <text:p>40.285</text:p>
          </table:table-cell>
          <table:table-cell office:value-type="string" table:style-name="ce8">
            <text:p>12.281</text:p>
          </table:table-cell>
          <table:table-cell office:value-type="string" table:style-name="ce8">
            <text:p>34.363</text:p>
          </table:table-cell>
          <table:table-cell office:value-type="string" table:style-name="ce8">
            <text:p>64.968</text:p>
          </table:table-cell>
          <table:table-cell office:value-type="string" table:style-name="ce8">
            <text:p>38.317</text:p>
          </table:table-cell>
          <table:table-cell office:value-type="float" office:value="57.453000000000003" table:style-name="ce8">
            <text:p>57.453</text:p>
          </table:table-cell>
          <table:table-cell office:value-type="float" office:value="64.539000000000001" table:style-name="ce8">
            <text:p>64.539</text:p>
          </table:table-cell>
          <table:table-cell office:value-type="float" office:value="55.856000000000002" table:style-name="ce8">
            <text:p>55.856</text:p>
          </table:table-cell>
          <table:table-cell office:value-type="float" office:value="43.207999999999998" table:style-name="ce8">
            <text:p>43.208</text:p>
          </table:table-cell>
          <table:table-cell office:value-type="float" office:value="68.034999999999997" table:style-name="ce8">
            <text:p>68.035</text:p>
          </table:table-cell>
          <table:table-cell office:value-type="float" office:value="70.346000000000004" table:style-name="ce8">
            <text:p>70.346</text:p>
          </table:table-cell>
          <table:table-cell office:value-type="float" office:value="6.1280000000000001" table:style-name="ce8">
            <text:p>6.128</text:p>
          </table:table-cell>
          <table:table-cell office:value-type="float" office:value="74.293999999999997" table:style-name="ce8">
            <text:p>74.294</text:p>
          </table:table-cell>
          <table:table-cell table:number-columns-repeated="16238"/>
        </table:table-row>
        <table:table-row table:style-name="ro11">
          <table:table-cell office:value-type="string" table:style-name="ce3">
            <text:p>H03: How long have you worked for [your organisation] or its predecessor(s)?</text:p>
          </table:table-cell>
          <table:table-cell office:value-type="string" table:style-name="ce3">
            <text:p>10 years or more</text:p>
          </table:table-cell>
          <table:table-cell office:value-type="float" office:value="156357" table:style-name="ce8">
            <text:p>156357</text:p>
          </table:table-cell>
          <table:table-cell office:value-type="float" office:value="61.737000000000002" table:style-name="ce8">
            <text:p>61.737</text:p>
          </table:table-cell>
          <table:table-cell office:value-type="float" office:value="77.611000000000004" table:style-name="ce8">
            <text:p>77.611</text:p>
          </table:table-cell>
          <table:table-cell office:value-type="float" office:value="84.171000000000006" table:style-name="ce8">
            <text:p>84.171</text:p>
          </table:table-cell>
          <table:table-cell office:value-type="float" office:value="70.929000000000002" table:style-name="ce8">
            <text:p>70.929</text:p>
          </table:table-cell>
          <table:table-cell office:value-type="float" office:value="83.504999999999995" table:style-name="ce8">
            <text:p>83.505</text:p>
          </table:table-cell>
          <table:table-cell office:value-type="float" office:value="54.384" table:style-name="ce8">
            <text:p>54.384</text:p>
          </table:table-cell>
          <table:table-cell office:value-type="float" office:value="78.302999999999997" table:style-name="ce8">
            <text:p>78.303</text:p>
          </table:table-cell>
          <table:table-cell office:value-type="float" office:value="73.495000000000005" table:style-name="ce8">
            <text:p>73.495</text:p>
          </table:table-cell>
          <table:table-cell office:value-type="float" office:value="33.521999999999998" table:style-name="ce8">
            <text:p>33.522</text:p>
          </table:table-cell>
          <table:table-cell office:value-type="float" office:value="49.552" table:style-name="ce8">
            <text:p>49.552</text:p>
          </table:table-cell>
          <table:table-cell office:value-type="float" office:value="28.594999999999999" table:style-name="ce8">
            <text:p>28.595</text:p>
          </table:table-cell>
          <table:table-cell office:value-type="float" office:value="73.444999999999993" table:style-name="ce8">
            <text:p>73.445</text:p>
          </table:table-cell>
          <table:table-cell office:value-type="float" office:value="89.91" table:style-name="ce8">
            <text:p>89.91</text:p>
          </table:table-cell>
          <table:table-cell office:value-type="float" office:value="85.563000000000002" table:style-name="ce8">
            <text:p>85.563</text:p>
          </table:table-cell>
          <table:table-cell office:value-type="float" office:value="79.567999999999998" table:style-name="ce8">
            <text:p>79.568</text:p>
          </table:table-cell>
          <table:table-cell office:value-type="float" office:value="59.176000000000002" table:style-name="ce8">
            <text:p>59.176</text:p>
          </table:table-cell>
          <table:table-cell office:value-type="float" office:value="73.817999999999998" table:style-name="ce8">
            <text:p>73.818</text:p>
          </table:table-cell>
          <table:table-cell office:value-type="float" office:value="82.721999999999994" table:style-name="ce8">
            <text:p>82.722</text:p>
          </table:table-cell>
          <table:table-cell office:value-type="float" office:value="85.622" table:style-name="ce8">
            <text:p>85.622</text:p>
          </table:table-cell>
          <table:table-cell office:value-type="float" office:value="72.216999999999999" table:style-name="ce8">
            <text:p>72.217</text:p>
          </table:table-cell>
          <table:table-cell office:value-type="float" office:value="85.134" table:style-name="ce8">
            <text:p>85.134</text:p>
          </table:table-cell>
          <table:table-cell office:value-type="float" office:value="81.613" table:style-name="ce8">
            <text:p>81.613</text:p>
          </table:table-cell>
          <table:table-cell office:value-type="float" office:value="68.674000000000007" table:style-name="ce8">
            <text:p>68.674</text:p>
          </table:table-cell>
          <table:table-cell office:value-type="float" office:value="76.566000000000003" table:style-name="ce8">
            <text:p>76.566</text:p>
          </table:table-cell>
          <table:table-cell office:value-type="float" office:value="80.61" table:style-name="ce8">
            <text:p>80.61</text:p>
          </table:table-cell>
          <table:table-cell office:value-type="float" office:value="69.052000000000007" table:style-name="ce8">
            <text:p>69.052</text:p>
          </table:table-cell>
          <table:table-cell office:value-type="float" office:value="63.41" table:style-name="ce8">
            <text:p>63.41</text:p>
          </table:table-cell>
          <table:table-cell office:value-type="float" office:value="68.412999999999997" table:style-name="ce8">
            <text:p>68.413</text:p>
          </table:table-cell>
          <table:table-cell office:value-type="float" office:value="43.518000000000001" table:style-name="ce8">
            <text:p>43.518</text:p>
          </table:table-cell>
          <table:table-cell office:value-type="float" office:value="87.968000000000004" table:style-name="ce8">
            <text:p>87.968</text:p>
          </table:table-cell>
          <table:table-cell office:value-type="float" office:value="85.117000000000004" table:style-name="ce8">
            <text:p>85.117</text:p>
          </table:table-cell>
          <table:table-cell office:value-type="float" office:value="77.442999999999998" table:style-name="ce8">
            <text:p>77.443</text:p>
          </table:table-cell>
          <table:table-cell office:value-type="float" office:value="67.141000000000005" table:style-name="ce8">
            <text:p>67.141</text:p>
          </table:table-cell>
          <table:table-cell office:value-type="float" office:value="48.814999999999998" table:style-name="ce8">
            <text:p>48.815</text:p>
          </table:table-cell>
          <table:table-cell office:value-type="float" office:value="54.720999999999997" table:style-name="ce8">
            <text:p>54.721</text:p>
          </table:table-cell>
          <table:table-cell office:value-type="float" office:value="46.850999999999999" table:style-name="ce8">
            <text:p>46.851</text:p>
          </table:table-cell>
          <table:table-cell office:value-type="float" office:value="80.117000000000004" table:style-name="ce8">
            <text:p>80.117</text:p>
          </table:table-cell>
          <table:table-cell office:value-type="float" office:value="86.841999999999999" table:style-name="ce8">
            <text:p>86.842</text:p>
          </table:table-cell>
          <table:table-cell office:value-type="float" office:value="69.262" table:style-name="ce8">
            <text:p>69.262</text:p>
          </table:table-cell>
          <table:table-cell office:value-type="float" office:value="76.977999999999994" table:style-name="ce8">
            <text:p>76.978</text:p>
          </table:table-cell>
          <table:table-cell office:value-type="float" office:value="70.084000000000003" table:style-name="ce8">
            <text:p>70.084</text:p>
          </table:table-cell>
          <table:table-cell office:value-type="float" office:value="78.433000000000007" table:style-name="ce8">
            <text:p>78.433</text:p>
          </table:table-cell>
          <table:table-cell office:value-type="float" office:value="87.096999999999994" table:style-name="ce8">
            <text:p>87.097</text:p>
          </table:table-cell>
          <table:table-cell office:value-type="float" office:value="70.825000000000003" table:style-name="ce8">
            <text:p>70.825</text:p>
          </table:table-cell>
          <table:table-cell office:value-type="float" office:value="63.249000000000002" table:style-name="ce8">
            <text:p>63.249</text:p>
          </table:table-cell>
          <table:table-cell office:value-type="float" office:value="71.28" table:style-name="ce8">
            <text:p>71.28</text:p>
          </table:table-cell>
          <table:table-cell office:value-type="float" office:value="32.850999999999999" table:style-name="ce8">
            <text:p>32.851</text:p>
          </table:table-cell>
          <table:table-cell office:value-type="float" office:value="39.889000000000003" table:style-name="ce8">
            <text:p>39.889</text:p>
          </table:table-cell>
          <table:table-cell office:value-type="float" office:value="27.837" table:style-name="ce8">
            <text:p>27.837</text:p>
          </table:table-cell>
          <table:table-cell office:value-type="float" office:value="65.625" table:style-name="ce8">
            <text:p>65.625</text:p>
          </table:table-cell>
          <table:table-cell office:value-type="float" office:value="60.494" table:style-name="ce8">
            <text:p>60.494</text:p>
          </table:table-cell>
          <table:table-cell office:value-type="float" office:value="52.174999999999997" table:style-name="ce8">
            <text:p>52.175</text:p>
          </table:table-cell>
          <table:table-cell office:value-type="float" office:value="50.768000000000001" table:style-name="ce8">
            <text:p>50.768</text:p>
          </table:table-cell>
          <table:table-cell office:value-type="float" office:value="36.728000000000002" table:style-name="ce8">
            <text:p>36.728</text:p>
          </table:table-cell>
          <table:table-cell office:value-type="float" office:value="32.002000000000002" table:style-name="ce8">
            <text:p>32.002</text:p>
          </table:table-cell>
          <table:table-cell office:value-type="float" office:value="63.817999999999998" table:style-name="ce8">
            <text:p>63.818</text:p>
          </table:table-cell>
          <table:table-cell office:value-type="float" office:value="37.17" table:style-name="ce8">
            <text:p>37.17</text:p>
          </table:table-cell>
          <table:table-cell office:value-type="float" office:value="47.210999999999999" table:style-name="ce8">
            <text:p>47.211</text:p>
          </table:table-cell>
          <table:table-cell office:value-type="float" office:value="58.103000000000002" table:style-name="ce8">
            <text:p>58.103</text:p>
          </table:table-cell>
          <table:table-cell office:value-type="float" office:value="53.896000000000001" table:style-name="ce8">
            <text:p>53.896</text:p>
          </table:table-cell>
          <table:table-cell office:value-type="float" office:value="58.878" table:style-name="ce8">
            <text:p>58.878</text:p>
          </table:table-cell>
          <table:table-cell office:value-type="float" office:value="50.878999999999998" table:style-name="ce8">
            <text:p>50.879</text:p>
          </table:table-cell>
          <table:table-cell office:value-type="float" office:value="47.738" table:style-name="ce8">
            <text:p>47.738</text:p>
          </table:table-cell>
          <table:table-cell office:value-type="float" office:value="47.445999999999998" table:style-name="ce8">
            <text:p>47.446</text:p>
          </table:table-cell>
          <table:table-cell office:value-type="float" office:value="39.959000000000003" table:style-name="ce8">
            <text:p>39.959</text:p>
          </table:table-cell>
          <table:table-cell office:value-type="float" office:value="89.215000000000003" table:style-name="ce8">
            <text:p>89.215</text:p>
          </table:table-cell>
          <table:table-cell office:value-type="float" office:value="68.013000000000005" table:style-name="ce8">
            <text:p>68.013</text:p>
          </table:table-cell>
          <table:table-cell office:value-type="float" office:value="67.02" table:style-name="ce8">
            <text:p>67.02</text:p>
          </table:table-cell>
          <table:table-cell office:value-type="float" office:value="68.852999999999994" table:style-name="ce8">
            <text:p>68.853</text:p>
          </table:table-cell>
          <table:table-cell office:value-type="float" office:value="78.978999999999999" table:style-name="ce8">
            <text:p>78.979</text:p>
          </table:table-cell>
          <table:table-cell office:value-type="float" office:value="60.978999999999999" table:style-name="ce8">
            <text:p>60.979</text:p>
          </table:table-cell>
          <table:table-cell office:value-type="float" office:value="67.897000000000006" table:style-name="ce8">
            <text:p>67.897</text:p>
          </table:table-cell>
          <table:table-cell office:value-type="float" office:value="6.5979999999999999" table:style-name="ce8">
            <text:p>6.598</text:p>
          </table:table-cell>
          <table:table-cell office:value-type="float" office:value="8.8789999999999996" table:style-name="ce8">
            <text:p>8.879</text:p>
          </table:table-cell>
          <table:table-cell office:value-type="float" office:value="22.858000000000001" table:style-name="ce8">
            <text:p>22.858</text:p>
          </table:table-cell>
          <table:table-cell office:value-type="float" office:value="61.664000000000001" table:style-name="ce8">
            <text:p>61.664</text:p>
          </table:table-cell>
          <table:table-cell office:value-type="float" office:value="94.480999999999995" table:style-name="ce8">
            <text:p>94.481</text:p>
          </table:table-cell>
          <table:table-cell office:value-type="float" office:value="76.653000000000006" table:style-name="ce8">
            <text:p>76.653</text:p>
          </table:table-cell>
          <table:table-cell office:value-type="float" office:value="71.378" table:style-name="ce8">
            <text:p>71.378</text:p>
          </table:table-cell>
          <table:table-cell office:value-type="float" office:value="10.635999999999999" table:style-name="ce8">
            <text:p>10.636</text:p>
          </table:table-cell>
          <table:table-cell office:value-type="float" office:value="15.346" table:style-name="ce8">
            <text:p>15.346</text:p>
          </table:table-cell>
          <table:table-cell office:value-type="float" office:value="15.183" table:style-name="ce8">
            <text:p>15.183</text:p>
          </table:table-cell>
          <table:table-cell office:value-type="float" office:value="15.503" table:style-name="ce8">
            <text:p>15.503</text:p>
          </table:table-cell>
          <table:table-cell office:value-type="float" office:value="9.3659999999999997" table:style-name="ce8">
            <text:p>9.366</text:p>
          </table:table-cell>
          <table:table-cell office:value-type="float" office:value="11.507999999999999" table:style-name="ce8">
            <text:p>11.508</text:p>
          </table:table-cell>
          <table:table-cell office:value-type="float" office:value="0.28399999999999997" table:style-name="ce8">
            <text:p>0.284</text:p>
          </table:table-cell>
          <table:table-cell office:value-type="float" office:value="20.651" table:style-name="ce8">
            <text:p>20.651</text:p>
          </table:table-cell>
          <table:table-cell office:value-type="float" office:value="2.6429999999999998" table:style-name="ce8">
            <text:p>2.643</text:p>
          </table:table-cell>
          <table:table-cell office:value-type="float" office:value="1.466" table:style-name="ce8">
            <text:p>1.466</text:p>
          </table:table-cell>
          <table:table-cell office:value-type="float" office:value="13.143000000000001" table:style-name="ce8">
            <text:p>13.143</text:p>
          </table:table-cell>
          <table:table-cell office:value-type="float" office:value="11.339" table:style-name="ce8">
            <text:p>11.339</text:p>
          </table:table-cell>
          <table:table-cell office:value-type="float" office:value="0.99" table:style-name="ce8">
            <text:p>0.99</text:p>
          </table:table-cell>
          <table:table-cell office:value-type="float" office:value="2.3780000000000001" table:style-name="ce8">
            <text:p>2.378</text:p>
          </table:table-cell>
          <table:table-cell office:value-type="float" office:value="2.7160000000000002" table:style-name="ce8">
            <text:p>2.716</text:p>
          </table:table-cell>
          <table:table-cell office:value-type="float" office:value="1.6659999999999999" table:style-name="ce8">
            <text:p>1.666</text:p>
          </table:table-cell>
          <table:table-cell office:value-type="float" office:value="4.351" table:style-name="ce8">
            <text:p>4.351</text:p>
          </table:table-cell>
          <table:table-cell office:value-type="float" office:value="19.763000000000002" table:style-name="ce8">
            <text:p>19.763</text:p>
          </table:table-cell>
          <table:table-cell office:value-type="float" office:value="21.863" table:style-name="ce8">
            <text:p>21.863</text:p>
          </table:table-cell>
          <table:table-cell office:value-type="float" office:value="20.004999999999999" table:style-name="ce8">
            <text:p>20.005</text:p>
          </table:table-cell>
          <table:table-cell office:value-type="float" office:value="9.4559999999999995" table:style-name="ce8">
            <text:p>9.456</text:p>
          </table:table-cell>
          <table:table-cell office:value-type="float" office:value="8.9109999999999996" table:style-name="ce8">
            <text:p>8.911</text:p>
          </table:table-cell>
          <table:table-cell office:value-type="string" table:style-name="ce8">
            <text:p>8.225</text:p>
          </table:table-cell>
          <table:table-cell office:value-type="string" table:style-name="ce8">
            <text:p>2.595</text:p>
          </table:table-cell>
          <table:table-cell office:value-type="string" table:style-name="ce8">
            <text:p>24.877</text:p>
          </table:table-cell>
          <table:table-cell office:value-type="string" table:style-name="ce8">
            <text:p>36.866</text:p>
          </table:table-cell>
          <table:table-cell office:value-type="string" table:style-name="ce8">
            <text:p>0.692</text:p>
          </table:table-cell>
          <table:table-cell office:value-type="string" table:style-name="ce8">
            <text:p>35.965</text:p>
          </table:table-cell>
          <table:table-cell office:value-type="string" table:style-name="ce8">
            <text:p>42.46</text:p>
          </table:table-cell>
          <table:table-cell office:value-type="string" table:style-name="ce8">
            <text:p>24.106</text:p>
          </table:table-cell>
          <table:table-cell office:value-type="string" table:style-name="ce8">
            <text:p>39.136</text:p>
          </table:table-cell>
          <table:table-cell office:value-type="string" table:style-name="ce8">
            <text:p>36.988</text:p>
          </table:table-cell>
          <table:table-cell office:value-type="string" table:style-name="ce8">
            <text:p>23.212</text:p>
          </table:table-cell>
          <table:table-cell office:value-type="string" table:style-name="ce8">
            <text:p>2.84</text:p>
          </table:table-cell>
          <table:table-cell office:value-type="string" table:style-name="ce8">
            <text:p>4.7</text:p>
          </table:table-cell>
          <table:table-cell office:value-type="string" table:style-name="ce8">
            <text:p>8.211</text:p>
          </table:table-cell>
          <table:table-cell office:value-type="string" table:style-name="ce8">
            <text:p>11.145</text:p>
          </table:table-cell>
          <table:table-cell office:value-type="string" table:style-name="ce8">
            <text:p>16.659</text:p>
          </table:table-cell>
          <table:table-cell office:value-type="string" table:style-name="ce8">
            <text:p>4.181</text:p>
          </table:table-cell>
          <table:table-cell office:value-type="string" table:style-name="ce8">
            <text:p>37.871</text:p>
          </table:table-cell>
          <table:table-cell office:value-type="string" table:style-name="ce8">
            <text:p>8.453</text:p>
          </table:table-cell>
          <table:table-cell office:value-type="string" table:style-name="ce8">
            <text:p>32.783</text:p>
          </table:table-cell>
          <table:table-cell office:value-type="string" table:style-name="ce8">
            <text:p>28.564</text:p>
          </table:table-cell>
          <table:table-cell office:value-type="string" table:style-name="ce8">
            <text:p>5.876</text:p>
          </table:table-cell>
          <table:table-cell office:value-type="string" table:style-name="ce8">
            <text:p>1.209</text:p>
          </table:table-cell>
          <table:table-cell office:value-type="string" table:style-name="ce8">
            <text:p>1.049</text:p>
          </table:table-cell>
          <table:table-cell office:value-type="string" table:style-name="ce8">
            <text:p>1.361</text:p>
          </table:table-cell>
          <table:table-cell office:value-type="string" table:style-name="ce8">
            <text:p>1.947</text:p>
          </table:table-cell>
          <table:table-cell office:value-type="string" table:style-name="ce8">
            <text:p>1.368</text:p>
          </table:table-cell>
          <table:table-cell office:value-type="string" table:style-name="ce8">
            <text:p>2.895</text:p>
          </table:table-cell>
          <table:table-cell office:value-type="string" table:style-name="ce8">
            <text:p>11.022</text:p>
          </table:table-cell>
          <table:table-cell office:value-type="string" table:style-name="ce8">
            <text:p>38.567</text:p>
          </table:table-cell>
          <table:table-cell office:value-type="string" table:style-name="ce8">
            <text:p>13.045</text:p>
          </table:table-cell>
          <table:table-cell office:value-type="string" table:style-name="ce8">
            <text:p>36.74</text:p>
          </table:table-cell>
          <table:table-cell office:value-type="string" table:style-name="ce8">
            <text:p>63.158</text:p>
          </table:table-cell>
          <table:table-cell office:value-type="string" table:style-name="ce8">
            <text:p>36.55</text:p>
          </table:table-cell>
          <table:table-cell office:value-type="float" office:value="58.298000000000002" table:style-name="ce8">
            <text:p>58.298</text:p>
          </table:table-cell>
          <table:table-cell office:value-type="float" office:value="66.897000000000006" table:style-name="ce8">
            <text:p>66.897</text:p>
          </table:table-cell>
          <table:table-cell office:value-type="float" office:value="56.853000000000002" table:style-name="ce8">
            <text:p>56.853</text:p>
          </table:table-cell>
          <table:table-cell office:value-type="float" office:value="45.555" table:style-name="ce8">
            <text:p>45.555</text:p>
          </table:table-cell>
          <table:table-cell office:value-type="float" office:value="68.281999999999996" table:style-name="ce8">
            <text:p>68.282</text:p>
          </table:table-cell>
          <table:table-cell office:value-type="float" office:value="68.069000000000003" table:style-name="ce8">
            <text:p>68.069</text:p>
          </table:table-cell>
          <table:table-cell office:value-type="float" office:value="5.2510000000000003" table:style-name="ce8">
            <text:p>5.251</text:p>
          </table:table-cell>
          <table:table-cell office:value-type="float" office:value="75.647000000000006" table:style-name="ce8">
            <text:p>75.647</text:p>
          </table:table-cell>
          <table:table-cell table:number-columns-repeated="16238"/>
        </table:table-row>
        <table:table-row table:style-name="ro3">
          <table:table-cell office:value-type="string" table:style-name="ce3">
            <text:p>H04: How long have you worked for the Civil Service?</text:p>
          </table:table-cell>
          <table:table-cell office:value-type="string" table:style-name="ce3">
            <text:p>Less than 1 year</text:p>
          </table:table-cell>
          <table:table-cell office:value-type="float" office:value="25657" table:style-name="ce8">
            <text:p>25657</text:p>
          </table:table-cell>
          <table:table-cell office:value-type="float" office:value="73.653000000000006" table:style-name="ce8">
            <text:p>73.653</text:p>
          </table:table-cell>
          <table:table-cell office:value-type="float" office:value="79.405000000000001" table:style-name="ce8">
            <text:p>79.405</text:p>
          </table:table-cell>
          <table:table-cell office:value-type="float" office:value="85.638000000000005" table:style-name="ce8">
            <text:p>85.638</text:p>
          </table:table-cell>
          <table:table-cell office:value-type="float" office:value="77.989999999999995" table:style-name="ce8">
            <text:p>77.99</text:p>
          </table:table-cell>
          <table:table-cell office:value-type="float" office:value="85.622" table:style-name="ce8">
            <text:p>85.622</text:p>
          </table:table-cell>
          <table:table-cell office:value-type="float" office:value="67.031999999999996" table:style-name="ce8">
            <text:p>67.032</text:p>
          </table:table-cell>
          <table:table-cell office:value-type="float" office:value="88.418000000000006" table:style-name="ce8">
            <text:p>88.418</text:p>
          </table:table-cell>
          <table:table-cell office:value-type="float" office:value="80.103999999999999" table:style-name="ce8">
            <text:p>80.104</text:p>
          </table:table-cell>
          <table:table-cell office:value-type="float" office:value="51.973999999999997" table:style-name="ce8">
            <text:p>51.974</text:p>
          </table:table-cell>
          <table:table-cell office:value-type="float" office:value="65.575999999999993" table:style-name="ce8">
            <text:p>65.576</text:p>
          </table:table-cell>
          <table:table-cell office:value-type="float" office:value="21.867000000000001" table:style-name="ce8">
            <text:p>21.867</text:p>
          </table:table-cell>
          <table:table-cell office:value-type="float" office:value="76.989999999999995" table:style-name="ce8">
            <text:p>76.99</text:p>
          </table:table-cell>
          <table:table-cell office:value-type="float" office:value="93.658000000000001" table:style-name="ce8">
            <text:p>93.658</text:p>
          </table:table-cell>
          <table:table-cell office:value-type="float" office:value="82.665999999999997" table:style-name="ce8">
            <text:p>82.666</text:p>
          </table:table-cell>
          <table:table-cell office:value-type="float" office:value="83.46" table:style-name="ce8">
            <text:p>83.46</text:p>
          </table:table-cell>
          <table:table-cell office:value-type="float" office:value="61.957999999999998" table:style-name="ce8">
            <text:p>61.958</text:p>
          </table:table-cell>
          <table:table-cell office:value-type="float" office:value="75.242999999999995" table:style-name="ce8">
            <text:p>75.243</text:p>
          </table:table-cell>
          <table:table-cell office:value-type="float" office:value="83.850999999999999" table:style-name="ce8">
            <text:p>83.851</text:p>
          </table:table-cell>
          <table:table-cell office:value-type="float" office:value="87.421999999999997" table:style-name="ce8">
            <text:p>87.422</text:p>
          </table:table-cell>
          <table:table-cell office:value-type="float" office:value="82.613" table:style-name="ce8">
            <text:p>82.613</text:p>
          </table:table-cell>
          <table:table-cell office:value-type="float" office:value="87.879000000000005" table:style-name="ce8">
            <text:p>87.879</text:p>
          </table:table-cell>
          <table:table-cell office:value-type="float" office:value="85.188999999999993" table:style-name="ce8">
            <text:p>85.189</text:p>
          </table:table-cell>
          <table:table-cell office:value-type="float" office:value="76.001000000000005" table:style-name="ce8">
            <text:p>76.001</text:p>
          </table:table-cell>
          <table:table-cell office:value-type="float" office:value="87.415999999999997" table:style-name="ce8">
            <text:p>87.416</text:p>
          </table:table-cell>
          <table:table-cell office:value-type="float" office:value="85.825000000000003" table:style-name="ce8">
            <text:p>85.825</text:p>
          </table:table-cell>
          <table:table-cell office:value-type="float" office:value="74.566000000000003" table:style-name="ce8">
            <text:p>74.566</text:p>
          </table:table-cell>
          <table:table-cell office:value-type="float" office:value="76.504999999999995" table:style-name="ce8">
            <text:p>76.505</text:p>
          </table:table-cell>
          <table:table-cell office:value-type="float" office:value="76.933000000000007" table:style-name="ce8">
            <text:p>76.933</text:p>
          </table:table-cell>
          <table:table-cell office:value-type="float" office:value="46.906999999999996" table:style-name="ce8">
            <text:p>46.907</text:p>
          </table:table-cell>
          <table:table-cell office:value-type="float" office:value="90.46" table:style-name="ce8">
            <text:p>90.46</text:p>
          </table:table-cell>
          <table:table-cell office:value-type="float" office:value="87.268000000000001" table:style-name="ce8">
            <text:p>87.268</text:p>
          </table:table-cell>
          <table:table-cell office:value-type="float" office:value="79.138000000000005" table:style-name="ce8">
            <text:p>79.138</text:p>
          </table:table-cell>
          <table:table-cell office:value-type="float" office:value="74.37" table:style-name="ce8">
            <text:p>74.37</text:p>
          </table:table-cell>
          <table:table-cell office:value-type="float" office:value="63.192999999999998" table:style-name="ce8">
            <text:p>63.193</text:p>
          </table:table-cell>
          <table:table-cell office:value-type="float" office:value="69.893000000000001" table:style-name="ce8">
            <text:p>69.893</text:p>
          </table:table-cell>
          <table:table-cell office:value-type="float" office:value="60.587000000000003" table:style-name="ce8">
            <text:p>60.587</text:p>
          </table:table-cell>
          <table:table-cell office:value-type="float" office:value="91.635999999999996" table:style-name="ce8">
            <text:p>91.636</text:p>
          </table:table-cell>
          <table:table-cell office:value-type="float" office:value="93.156999999999996" table:style-name="ce8">
            <text:p>93.157</text:p>
          </table:table-cell>
          <table:table-cell office:value-type="float" office:value="81.388999999999996" table:style-name="ce8">
            <text:p>81.389</text:p>
          </table:table-cell>
          <table:table-cell office:value-type="float" office:value="87.489000000000004" table:style-name="ce8">
            <text:p>87.489</text:p>
          </table:table-cell>
          <table:table-cell office:value-type="float" office:value="76.832999999999998" table:style-name="ce8">
            <text:p>76.833</text:p>
          </table:table-cell>
          <table:table-cell office:value-type="float" office:value="80.986999999999995" table:style-name="ce8">
            <text:p>80.987</text:p>
          </table:table-cell>
          <table:table-cell office:value-type="float" office:value="87.641999999999996" table:style-name="ce8">
            <text:p>87.642</text:p>
          </table:table-cell>
          <table:table-cell office:value-type="float" office:value="79.822999999999993" table:style-name="ce8">
            <text:p>79.823</text:p>
          </table:table-cell>
          <table:table-cell office:value-type="float" office:value="75.632000000000005" table:style-name="ce8">
            <text:p>75.632</text:p>
          </table:table-cell>
          <table:table-cell office:value-type="float" office:value="79.656999999999996" table:style-name="ce8">
            <text:p>79.657</text:p>
          </table:table-cell>
          <table:table-cell office:value-type="float" office:value="52.838999999999999" table:style-name="ce8">
            <text:p>52.839</text:p>
          </table:table-cell>
          <table:table-cell office:value-type="float" office:value="55.92" table:style-name="ce8">
            <text:p>55.92</text:p>
          </table:table-cell>
          <table:table-cell office:value-type="float" office:value="47.189" table:style-name="ce8">
            <text:p>47.189</text:p>
          </table:table-cell>
          <table:table-cell office:value-type="float" office:value="78.799000000000007" table:style-name="ce8">
            <text:p>78.799</text:p>
          </table:table-cell>
          <table:table-cell office:value-type="float" office:value="76.454999999999998" table:style-name="ce8">
            <text:p>76.455</text:p>
          </table:table-cell>
          <table:table-cell office:value-type="float" office:value="67.715999999999994" table:style-name="ce8">
            <text:p>67.716</text:p>
          </table:table-cell>
          <table:table-cell office:value-type="float" office:value="73.594999999999999" table:style-name="ce8">
            <text:p>73.595</text:p>
          </table:table-cell>
          <table:table-cell office:value-type="float" office:value="56.598999999999997" table:style-name="ce8">
            <text:p>56.599</text:p>
          </table:table-cell>
          <table:table-cell office:value-type="float" office:value="50.667000000000002" table:style-name="ce8">
            <text:p>50.667</text:p>
          </table:table-cell>
          <table:table-cell office:value-type="float" office:value="77.162000000000006" table:style-name="ce8">
            <text:p>77.162</text:p>
          </table:table-cell>
          <table:table-cell office:value-type="float" office:value="49.32" table:style-name="ce8">
            <text:p>49.32</text:p>
          </table:table-cell>
          <table:table-cell office:value-type="float" office:value="59.726999999999997" table:style-name="ce8">
            <text:p>59.727</text:p>
          </table:table-cell>
          <table:table-cell office:value-type="float" office:value="82.414000000000001" table:style-name="ce8">
            <text:p>82.414</text:p>
          </table:table-cell>
          <table:table-cell office:value-type="float" office:value="81.569999999999993" table:style-name="ce8">
            <text:p>81.57</text:p>
          </table:table-cell>
          <table:table-cell office:value-type="float" office:value="54.606000000000002" table:style-name="ce8">
            <text:p>54.606</text:p>
          </table:table-cell>
          <table:table-cell office:value-type="float" office:value="73.781999999999996" table:style-name="ce8">
            <text:p>73.782</text:p>
          </table:table-cell>
          <table:table-cell office:value-type="float" office:value="71.728999999999999" table:style-name="ce8">
            <text:p>71.729</text:p>
          </table:table-cell>
          <table:table-cell office:value-type="float" office:value="62.598999999999997" table:style-name="ce8">
            <text:p>62.599</text:p>
          </table:table-cell>
          <table:table-cell office:value-type="float" office:value="26.821000000000002" table:style-name="ce8">
            <text:p>26.821</text:p>
          </table:table-cell>
          <table:table-cell office:value-type="float" office:value="93.531999999999996" table:style-name="ce8">
            <text:p>93.532</text:p>
          </table:table-cell>
          <table:table-cell office:value-type="float" office:value="75.099999999999994" table:style-name="ce8">
            <text:p>75.1</text:p>
          </table:table-cell>
          <table:table-cell office:value-type="float" office:value="80.739999999999995" table:style-name="ce8">
            <text:p>80.74</text:p>
          </table:table-cell>
          <table:table-cell office:value-type="float" office:value="76.81" table:style-name="ce8">
            <text:p>76.81</text:p>
          </table:table-cell>
          <table:table-cell office:value-type="float" office:value="86.587999999999994" table:style-name="ce8">
            <text:p>86.588</text:p>
          </table:table-cell>
          <table:table-cell office:value-type="float" office:value="47.476999999999997" table:style-name="ce8">
            <text:p>47.477</text:p>
          </table:table-cell>
          <table:table-cell office:value-type="float" office:value="83.733000000000004" table:style-name="ce8">
            <text:p>83.733</text:p>
          </table:table-cell>
          <table:table-cell office:value-type="float" office:value="2.1309999999999998" table:style-name="ce8">
            <text:p>2.131</text:p>
          </table:table-cell>
          <table:table-cell office:value-type="float" office:value="7.8250000000000002" table:style-name="ce8">
            <text:p>7.825</text:p>
          </table:table-cell>
          <table:table-cell office:value-type="float" office:value="31.803999999999998" table:style-name="ce8">
            <text:p>31.804</text:p>
          </table:table-cell>
          <table:table-cell office:value-type="float" office:value="58.238999999999997" table:style-name="ce8">
            <text:p>58.239</text:p>
          </table:table-cell>
          <table:table-cell office:value-type="float" office:value="78.849000000000004" table:style-name="ce8">
            <text:p>78.849</text:p>
          </table:table-cell>
          <table:table-cell office:value-type="float" office:value="51.62" table:style-name="ce8">
            <text:p>51.62</text:p>
          </table:table-cell>
          <table:table-cell office:value-type="float" office:value="82.090999999999994" table:style-name="ce8">
            <text:p>82.091</text:p>
          </table:table-cell>
          <table:table-cell office:value-type="float" office:value="3.5910000000000002" table:style-name="ce8">
            <text:p>3.591</text:p>
          </table:table-cell>
          <table:table-cell office:value-type="float" office:value="18.47" table:style-name="ce8">
            <text:p>18.47</text:p>
          </table:table-cell>
          <table:table-cell office:value-type="float" office:value="5.7919999999999998" table:style-name="ce8">
            <text:p>5.792</text:p>
          </table:table-cell>
          <table:table-cell office:value-type="float" office:value="10.382999999999999" table:style-name="ce8">
            <text:p>10.383</text:p>
          </table:table-cell>
          <table:table-cell office:value-type="float" office:value="15.847" table:style-name="ce8">
            <text:p>15.847</text:p>
          </table:table-cell>
          <table:table-cell office:value-type="float" office:value="19.562999999999999" table:style-name="ce8">
            <text:p>19.563</text:p>
          </table:table-cell>
          <table:table-cell office:value-type="float" office:value="0.76500000000000001" table:style-name="ce8">
            <text:p>0.765</text:p>
          </table:table-cell>
          <table:table-cell office:value-type="float" office:value="24.044" table:style-name="ce8">
            <text:p>24.044</text:p>
          </table:table-cell>
          <table:table-cell office:value-type="float" office:value="3.3879999999999999" table:style-name="ce8">
            <text:p>3.388</text:p>
          </table:table-cell>
          <table:table-cell office:value-type="float" office:value="1.421" table:style-name="ce8">
            <text:p>1.421</text:p>
          </table:table-cell>
          <table:table-cell office:value-type="float" office:value="9.3989999999999991" table:style-name="ce8">
            <text:p>9.399</text:p>
          </table:table-cell>
          <table:table-cell office:value-type="float" office:value="7.65" table:style-name="ce8">
            <text:p>7.65</text:p>
          </table:table-cell>
          <table:table-cell office:value-type="float" office:value="1.202" table:style-name="ce8">
            <text:p>1.202</text:p>
          </table:table-cell>
          <table:table-cell office:value-type="float" office:value="3.7160000000000002" table:style-name="ce8">
            <text:p>3.716</text:p>
          </table:table-cell>
          <table:table-cell office:value-type="float" office:value="3.7160000000000002" table:style-name="ce8">
            <text:p>3.716</text:p>
          </table:table-cell>
          <table:table-cell office:value-type="float" office:value="1.9670000000000001" table:style-name="ce8">
            <text:p>1.967</text:p>
          </table:table-cell>
          <table:table-cell office:value-type="float" office:value="7.2130000000000001" table:style-name="ce8">
            <text:p>7.213</text:p>
          </table:table-cell>
          <table:table-cell office:value-type="float" office:value="9.8360000000000003" table:style-name="ce8">
            <text:p>9.836</text:p>
          </table:table-cell>
          <table:table-cell office:value-type="float" office:value="10.71" table:style-name="ce8">
            <text:p>10.71</text:p>
          </table:table-cell>
          <table:table-cell office:value-type="float" office:value="22.295000000000002" table:style-name="ce8">
            <text:p>22.295</text:p>
          </table:table-cell>
          <table:table-cell office:value-type="float" office:value="7.65" table:style-name="ce8">
            <text:p>7.65</text:p>
          </table:table-cell>
          <table:table-cell office:value-type="float" office:value="3.5630000000000002" table:style-name="ce8">
            <text:p>3.563</text:p>
          </table:table-cell>
          <table:table-cell office:value-type="string" table:style-name="ce8">
            <text:p>16.867</text:p>
          </table:table-cell>
          <table:table-cell office:value-type="string" table:style-name="ce8">
            <text:p>9.748</text:p>
          </table:table-cell>
          <table:table-cell office:value-type="string" table:style-name="ce8">
            <text:p>24.535</text:p>
          </table:table-cell>
          <table:table-cell office:value-type="string" table:style-name="ce8">
            <text:p>37.678</text:p>
          </table:table-cell>
          <table:table-cell office:value-type="string" table:style-name="ce8">
            <text:p>1.205</text:p>
          </table:table-cell>
          <table:table-cell office:value-type="string" table:style-name="ce8">
            <text:p>41.512</text:p>
          </table:table-cell>
          <table:table-cell office:value-type="string" table:style-name="ce8">
            <text:p>42.497</text:p>
          </table:table-cell>
          <table:table-cell office:value-type="string" table:style-name="ce8">
            <text:p>18.949</text:p>
          </table:table-cell>
          <table:table-cell office:value-type="string" table:style-name="ce8">
            <text:p>32.421</text:p>
          </table:table-cell>
          <table:table-cell office:value-type="string" table:style-name="ce8">
            <text:p>32.64</text:p>
          </table:table-cell>
          <table:table-cell office:value-type="string" table:style-name="ce8">
            <text:p>19.387</text:p>
          </table:table-cell>
          <table:table-cell office:value-type="string" table:style-name="ce8">
            <text:p>3.286</text:p>
          </table:table-cell>
          <table:table-cell office:value-type="string" table:style-name="ce8">
            <text:p>2.41</text:p>
          </table:table-cell>
          <table:table-cell office:value-type="string" table:style-name="ce8">
            <text:p>8.872</text:p>
          </table:table-cell>
          <table:table-cell office:value-type="string" table:style-name="ce8">
            <text:p>11.501</text:p>
          </table:table-cell>
          <table:table-cell office:value-type="string" table:style-name="ce8">
            <text:p>16.758</text:p>
          </table:table-cell>
          <table:table-cell office:value-type="string" table:style-name="ce8">
            <text:p>2.081</text:p>
          </table:table-cell>
          <table:table-cell office:value-type="string" table:style-name="ce8">
            <text:p>50.881</text:p>
          </table:table-cell>
          <table:table-cell office:value-type="string" table:style-name="ce8">
            <text:p>11.784</text:p>
          </table:table-cell>
          <table:table-cell office:value-type="string" table:style-name="ce8">
            <text:p>26.101</text:p>
          </table:table-cell>
          <table:table-cell office:value-type="string" table:style-name="ce8">
            <text:p>19.824</text:p>
          </table:table-cell>
          <table:table-cell office:value-type="string" table:style-name="ce8">
            <text:p>2.533</text:p>
          </table:table-cell>
          <table:table-cell office:value-type="string" table:style-name="ce8">
            <text:p>2.203</text:p>
          </table:table-cell>
          <table:table-cell office:value-type="string" table:style-name="ce8">
            <text:p>1.982</text:p>
          </table:table-cell>
          <table:table-cell office:value-type="string" table:style-name="ce8">
            <text:p>4.295</text:p>
          </table:table-cell>
          <table:table-cell office:value-type="string" table:style-name="ce8">
            <text:p>3.414</text:p>
          </table:table-cell>
          <table:table-cell office:value-type="string" table:style-name="ce8">
            <text:p>1.432</text:p>
          </table:table-cell>
          <table:table-cell office:value-type="string" table:style-name="ce8">
            <text:p>1.542</text:p>
          </table:table-cell>
          <table:table-cell office:value-type="string" table:style-name="ce8">
            <text:p>8.15</text:p>
          </table:table-cell>
          <table:table-cell office:value-type="string" table:style-name="ce8">
            <text:p>45.225</text:p>
          </table:table-cell>
          <table:table-cell office:value-type="string" table:style-name="ce8">
            <text:p>22.646</text:p>
          </table:table-cell>
          <table:table-cell office:value-type="string" table:style-name="ce8">
            <text:p>48.455</text:p>
          </table:table-cell>
          <table:table-cell office:value-type="string" table:style-name="ce8">
            <text:p>48.786</text:p>
          </table:table-cell>
          <table:table-cell office:value-type="string" table:style-name="ce8">
            <text:p>24.272</text:p>
          </table:table-cell>
          <table:table-cell office:value-type="float" office:value="66.040999999999997" table:style-name="ce8">
            <text:p>66.041</text:p>
          </table:table-cell>
          <table:table-cell office:value-type="float" office:value="72.144000000000005" table:style-name="ce8">
            <text:p>72.144</text:p>
          </table:table-cell>
          <table:table-cell office:value-type="float" office:value="62.118000000000002" table:style-name="ce8">
            <text:p>62.118</text:p>
          </table:table-cell>
          <table:table-cell office:value-type="float" office:value="46.085999999999999" table:style-name="ce8">
            <text:p>46.086</text:p>
          </table:table-cell>
          <table:table-cell office:value-type="float" office:value="75.501999999999995" table:style-name="ce8">
            <text:p>75.502</text:p>
          </table:table-cell>
          <table:table-cell office:value-type="float" office:value="76.597999999999999" table:style-name="ce8">
            <text:p>76.598</text:p>
          </table:table-cell>
          <table:table-cell office:value-type="float" office:value="5.7949999999999999" table:style-name="ce8">
            <text:p>5.795</text:p>
          </table:table-cell>
          <table:table-cell office:value-type="float" office:value="78.686999999999998" table:style-name="ce8">
            <text:p>78.687</text:p>
          </table:table-cell>
          <table:table-cell table:number-columns-repeated="16238"/>
        </table:table-row>
        <table:table-row table:style-name="ro3">
          <table:table-cell office:value-type="string" table:style-name="ce3">
            <text:p>H04: How long have you worked for the Civil Service?</text:p>
          </table:table-cell>
          <table:table-cell office:value-type="string" table:style-name="ce3">
            <text:p>1 year but less than 3 years</text:p>
          </table:table-cell>
          <table:table-cell office:value-type="float" office:value="43641" table:style-name="ce8">
            <text:p>43641</text:p>
          </table:table-cell>
          <table:table-cell office:value-type="float" office:value="66.790999999999997" table:style-name="ce8">
            <text:p>66.791</text:p>
          </table:table-cell>
          <table:table-cell office:value-type="float" office:value="73.915000000000006" table:style-name="ce8">
            <text:p>73.915</text:p>
          </table:table-cell>
          <table:table-cell office:value-type="float" office:value="81.632999999999996" table:style-name="ce8">
            <text:p>81.633</text:p>
          </table:table-cell>
          <table:table-cell office:value-type="float" office:value="73.492000000000004" table:style-name="ce8">
            <text:p>73.492</text:p>
          </table:table-cell>
          <table:table-cell office:value-type="float" office:value="81.39" table:style-name="ce8">
            <text:p>81.39</text:p>
          </table:table-cell>
          <table:table-cell office:value-type="float" office:value="59.784999999999997" table:style-name="ce8">
            <text:p>59.785</text:p>
          </table:table-cell>
          <table:table-cell office:value-type="float" office:value="81.298000000000002" table:style-name="ce8">
            <text:p>81.298</text:p>
          </table:table-cell>
          <table:table-cell office:value-type="float" office:value="75.117999999999995" table:style-name="ce8">
            <text:p>75.118</text:p>
          </table:table-cell>
          <table:table-cell office:value-type="float" office:value="38.932000000000002" table:style-name="ce8">
            <text:p>38.932</text:p>
          </table:table-cell>
          <table:table-cell office:value-type="float" office:value="56.658999999999999" table:style-name="ce8">
            <text:p>56.659</text:p>
          </table:table-cell>
          <table:table-cell office:value-type="float" office:value="27.155000000000001" table:style-name="ce8">
            <text:p>27.155</text:p>
          </table:table-cell>
          <table:table-cell office:value-type="float" office:value="72.849000000000004" table:style-name="ce8">
            <text:p>72.849</text:p>
          </table:table-cell>
          <table:table-cell office:value-type="float" office:value="89.27" table:style-name="ce8">
            <text:p>89.27</text:p>
          </table:table-cell>
          <table:table-cell office:value-type="float" office:value="78.724000000000004" table:style-name="ce8">
            <text:p>78.724</text:p>
          </table:table-cell>
          <table:table-cell office:value-type="float" office:value="76.414000000000001" table:style-name="ce8">
            <text:p>76.414</text:p>
          </table:table-cell>
          <table:table-cell office:value-type="float" office:value="54.341000000000001" table:style-name="ce8">
            <text:p>54.341</text:p>
          </table:table-cell>
          <table:table-cell office:value-type="float" office:value="70.787000000000006" table:style-name="ce8">
            <text:p>70.787</text:p>
          </table:table-cell>
          <table:table-cell office:value-type="float" office:value="79.855999999999995" table:style-name="ce8">
            <text:p>79.856</text:p>
          </table:table-cell>
          <table:table-cell office:value-type="float" office:value="83.41" table:style-name="ce8">
            <text:p>83.41</text:p>
          </table:table-cell>
          <table:table-cell office:value-type="float" office:value="76.12" table:style-name="ce8">
            <text:p>76.12</text:p>
          </table:table-cell>
          <table:table-cell office:value-type="float" office:value="86.412999999999997" table:style-name="ce8">
            <text:p>86.413</text:p>
          </table:table-cell>
          <table:table-cell office:value-type="float" office:value="83.674999999999997" table:style-name="ce8">
            <text:p>83.675</text:p>
          </table:table-cell>
          <table:table-cell office:value-type="float" office:value="67.941999999999993" table:style-name="ce8">
            <text:p>67.942</text:p>
          </table:table-cell>
          <table:table-cell office:value-type="float" office:value="80.841999999999999" table:style-name="ce8">
            <text:p>80.842</text:p>
          </table:table-cell>
          <table:table-cell office:value-type="float" office:value="83.869" table:style-name="ce8">
            <text:p>83.869</text:p>
          </table:table-cell>
          <table:table-cell office:value-type="float" office:value="70.887" table:style-name="ce8">
            <text:p>70.887</text:p>
          </table:table-cell>
          <table:table-cell office:value-type="float" office:value="70.754999999999995" table:style-name="ce8">
            <text:p>70.755</text:p>
          </table:table-cell>
          <table:table-cell office:value-type="float" office:value="73.215000000000003" table:style-name="ce8">
            <text:p>73.215</text:p>
          </table:table-cell>
          <table:table-cell office:value-type="float" office:value="41.146999999999998" table:style-name="ce8">
            <text:p>41.147</text:p>
          </table:table-cell>
          <table:table-cell office:value-type="float" office:value="86.977999999999994" table:style-name="ce8">
            <text:p>86.978</text:p>
          </table:table-cell>
          <table:table-cell office:value-type="float" office:value="83.069000000000003" table:style-name="ce8">
            <text:p>83.069</text:p>
          </table:table-cell>
          <table:table-cell office:value-type="float" office:value="74.135999999999996" table:style-name="ce8">
            <text:p>74.136</text:p>
          </table:table-cell>
          <table:table-cell office:value-type="float" office:value="66.070999999999998" table:style-name="ce8">
            <text:p>66.071</text:p>
          </table:table-cell>
          <table:table-cell office:value-type="float" office:value="57.598999999999997" table:style-name="ce8">
            <text:p>57.599</text:p>
          </table:table-cell>
          <table:table-cell office:value-type="float" office:value="61.375999999999998" table:style-name="ce8">
            <text:p>61.376</text:p>
          </table:table-cell>
          <table:table-cell office:value-type="float" office:value="54.073999999999998" table:style-name="ce8">
            <text:p>54.074</text:p>
          </table:table-cell>
          <table:table-cell office:value-type="float" office:value="85.094999999999999" table:style-name="ce8">
            <text:p>85.095</text:p>
          </table:table-cell>
          <table:table-cell office:value-type="float" office:value="88.707999999999998" table:style-name="ce8">
            <text:p>88.708</text:p>
          </table:table-cell>
          <table:table-cell office:value-type="float" office:value="71.783000000000001" table:style-name="ce8">
            <text:p>71.783</text:p>
          </table:table-cell>
          <table:table-cell office:value-type="float" office:value="79.59" table:style-name="ce8">
            <text:p>79.59</text:p>
          </table:table-cell>
          <table:table-cell office:value-type="float" office:value="70.281000000000006" table:style-name="ce8">
            <text:p>70.281</text:p>
          </table:table-cell>
          <table:table-cell office:value-type="float" office:value="77.429000000000002" table:style-name="ce8">
            <text:p>77.429</text:p>
          </table:table-cell>
          <table:table-cell office:value-type="float" office:value="87.94" table:style-name="ce8">
            <text:p>87.94</text:p>
          </table:table-cell>
          <table:table-cell office:value-type="float" office:value="75.301000000000002" table:style-name="ce8">
            <text:p>75.301</text:p>
          </table:table-cell>
          <table:table-cell office:value-type="float" office:value="66.81" table:style-name="ce8">
            <text:p>66.81</text:p>
          </table:table-cell>
          <table:table-cell office:value-type="float" office:value="72.935000000000002" table:style-name="ce8">
            <text:p>72.935</text:p>
          </table:table-cell>
          <table:table-cell office:value-type="float" office:value="37.994999999999997" table:style-name="ce8">
            <text:p>37.995</text:p>
          </table:table-cell>
          <table:table-cell office:value-type="float" office:value="45.378" table:style-name="ce8">
            <text:p>45.378</text:p>
          </table:table-cell>
          <table:table-cell office:value-type="float" office:value="33.427" table:style-name="ce8">
            <text:p>33.427</text:p>
          </table:table-cell>
          <table:table-cell office:value-type="float" office:value="72.957999999999998" table:style-name="ce8">
            <text:p>72.958</text:p>
          </table:table-cell>
          <table:table-cell office:value-type="float" office:value="68.153000000000006" table:style-name="ce8">
            <text:p>68.153</text:p>
          </table:table-cell>
          <table:table-cell office:value-type="float" office:value="57.759" table:style-name="ce8">
            <text:p>57.759</text:p>
          </table:table-cell>
          <table:table-cell office:value-type="float" office:value="61.984999999999999" table:style-name="ce8">
            <text:p>61.985</text:p>
          </table:table-cell>
          <table:table-cell office:value-type="float" office:value="44.603999999999999" table:style-name="ce8">
            <text:p>44.604</text:p>
          </table:table-cell>
          <table:table-cell office:value-type="float" office:value="43.296999999999997" table:style-name="ce8">
            <text:p>43.297</text:p>
          </table:table-cell>
          <table:table-cell office:value-type="float" office:value="69.325000000000003" table:style-name="ce8">
            <text:p>69.325</text:p>
          </table:table-cell>
          <table:table-cell office:value-type="float" office:value="39.838000000000001" table:style-name="ce8">
            <text:p>39.838</text:p>
          </table:table-cell>
          <table:table-cell office:value-type="float" office:value="52.023000000000003" table:style-name="ce8">
            <text:p>52.023</text:p>
          </table:table-cell>
          <table:table-cell office:value-type="float" office:value="72.483000000000004" table:style-name="ce8">
            <text:p>72.483</text:p>
          </table:table-cell>
          <table:table-cell office:value-type="float" office:value="71.06" table:style-name="ce8">
            <text:p>71.06</text:p>
          </table:table-cell>
          <table:table-cell office:value-type="float" office:value="49.685000000000002" table:style-name="ce8">
            <text:p>49.685</text:p>
          </table:table-cell>
          <table:table-cell office:value-type="float" office:value="61.079000000000001" table:style-name="ce8">
            <text:p>61.079</text:p>
          </table:table-cell>
          <table:table-cell office:value-type="float" office:value="57.704000000000001" table:style-name="ce8">
            <text:p>57.704</text:p>
          </table:table-cell>
          <table:table-cell office:value-type="float" office:value="50.451000000000001" table:style-name="ce8">
            <text:p>50.451</text:p>
          </table:table-cell>
          <table:table-cell office:value-type="float" office:value="33.363" table:style-name="ce8">
            <text:p>33.363</text:p>
          </table:table-cell>
          <table:table-cell office:value-type="float" office:value="91.185000000000002" table:style-name="ce8">
            <text:p>91.185</text:p>
          </table:table-cell>
          <table:table-cell office:value-type="float" office:value="69.655000000000001" table:style-name="ce8">
            <text:p>69.655</text:p>
          </table:table-cell>
          <table:table-cell office:value-type="float" office:value="75.048000000000002" table:style-name="ce8">
            <text:p>75.048</text:p>
          </table:table-cell>
          <table:table-cell office:value-type="float" office:value="70.486999999999995" table:style-name="ce8">
            <text:p>70.487</text:p>
          </table:table-cell>
          <table:table-cell office:value-type="float" office:value="80.096000000000004" table:style-name="ce8">
            <text:p>80.096</text:p>
          </table:table-cell>
          <table:table-cell office:value-type="float" office:value="56.767000000000003" table:style-name="ce8">
            <text:p>56.767</text:p>
          </table:table-cell>
          <table:table-cell office:value-type="float" office:value="74.236999999999995" table:style-name="ce8">
            <text:p>74.237</text:p>
          </table:table-cell>
          <table:table-cell office:value-type="float" office:value="5.367" table:style-name="ce8">
            <text:p>5.367</text:p>
          </table:table-cell>
          <table:table-cell office:value-type="float" office:value="13.691000000000001" table:style-name="ce8">
            <text:p>13.691</text:p>
          </table:table-cell>
          <table:table-cell office:value-type="float" office:value="34.097999999999999" table:style-name="ce8">
            <text:p>34.098</text:p>
          </table:table-cell>
          <table:table-cell office:value-type="float" office:value="46.844000000000001" table:style-name="ce8">
            <text:p>46.844</text:p>
          </table:table-cell>
          <table:table-cell office:value-type="float" office:value="84.757000000000005" table:style-name="ce8">
            <text:p>84.757</text:p>
          </table:table-cell>
          <table:table-cell office:value-type="float" office:value="52.482999999999997" table:style-name="ce8">
            <text:p>52.483</text:p>
          </table:table-cell>
          <table:table-cell office:value-type="float" office:value="73.313000000000002" table:style-name="ce8">
            <text:p>73.313</text:p>
          </table:table-cell>
          <table:table-cell office:value-type="float" office:value="8.4730000000000008" table:style-name="ce8">
            <text:p>8.473</text:p>
          </table:table-cell>
          <table:table-cell office:value-type="float" office:value="19.62" table:style-name="ce8">
            <text:p>19.62</text:p>
          </table:table-cell>
          <table:table-cell office:value-type="float" office:value="8.8040000000000003" table:style-name="ce8">
            <text:p>8.804</text:p>
          </table:table-cell>
          <table:table-cell office:value-type="float" office:value="12.69" table:style-name="ce8">
            <text:p>12.69</text:p>
          </table:table-cell>
          <table:table-cell office:value-type="float" office:value="18.015999999999998" table:style-name="ce8">
            <text:p>18.016</text:p>
          </table:table-cell>
          <table:table-cell office:value-type="float" office:value="19.809999999999999" table:style-name="ce8">
            <text:p>19.81</text:p>
          </table:table-cell>
          <table:table-cell office:value-type="float" office:value="0.625" table:style-name="ce8">
            <text:p>0.625</text:p>
          </table:table-cell>
          <table:table-cell office:value-type="float" office:value="27.527000000000001" table:style-name="ce8">
            <text:p>27.527</text:p>
          </table:table-cell>
          <table:table-cell office:value-type="float" office:value="4.7830000000000004" table:style-name="ce8">
            <text:p>4.783</text:p>
          </table:table-cell>
          <table:table-cell office:value-type="float" office:value="1.712" table:style-name="ce8">
            <text:p>1.712</text:p>
          </table:table-cell>
          <table:table-cell office:value-type="float" office:value="12.935" table:style-name="ce8">
            <text:p>12.935</text:p>
          </table:table-cell>
          <table:table-cell office:value-type="float" office:value="7.4729999999999999" table:style-name="ce8">
            <text:p>7.473</text:p>
          </table:table-cell>
          <table:table-cell office:value-type="float" office:value="1.522" table:style-name="ce8">
            <text:p>1.522</text:p>
          </table:table-cell>
          <table:table-cell office:value-type="float" office:value="4.0759999999999996" table:style-name="ce8">
            <text:p>4.076</text:p>
          </table:table-cell>
          <table:table-cell office:value-type="float" office:value="3.6960000000000002" table:style-name="ce8">
            <text:p>3.696</text:p>
          </table:table-cell>
          <table:table-cell office:value-type="float" office:value="3.94" table:style-name="ce8">
            <text:p>3.94</text:p>
          </table:table-cell>
          <table:table-cell office:value-type="float" office:value="7.5" table:style-name="ce8">
            <text:p>7.5</text:p>
          </table:table-cell>
          <table:table-cell office:value-type="float" office:value="11.984" table:style-name="ce8">
            <text:p>11.984</text:p>
          </table:table-cell>
          <table:table-cell office:value-type="float" office:value="13.288" table:style-name="ce8">
            <text:p>13.288</text:p>
          </table:table-cell>
          <table:table-cell office:value-type="float" office:value="17.989000000000001" table:style-name="ce8">
            <text:p>17.989</text:p>
          </table:table-cell>
          <table:table-cell office:value-type="float" office:value="7.0380000000000003" table:style-name="ce8">
            <text:p>7.038</text:p>
          </table:table-cell>
          <table:table-cell office:value-type="float" office:value="8.657" table:style-name="ce8">
            <text:p>8.657</text:p>
          </table:table-cell>
          <table:table-cell office:value-type="string" table:style-name="ce8">
            <text:p>14.619</text:p>
          </table:table-cell>
          <table:table-cell office:value-type="string" table:style-name="ce8">
            <text:p>8.013</text:p>
          </table:table-cell>
          <table:table-cell office:value-type="string" table:style-name="ce8">
            <text:p>27.514</text:p>
          </table:table-cell>
          <table:table-cell office:value-type="string" table:style-name="ce8">
            <text:p>39.4</text:p>
          </table:table-cell>
          <table:table-cell office:value-type="string" table:style-name="ce8">
            <text:p>1.035</text:p>
          </table:table-cell>
          <table:table-cell office:value-type="string" table:style-name="ce8">
            <text:p>40.78</text:p>
          </table:table-cell>
          <table:table-cell office:value-type="string" table:style-name="ce8">
            <text:p>47.015</text:p>
          </table:table-cell>
          <table:table-cell office:value-type="string" table:style-name="ce8">
            <text:p>23.534</text:p>
          </table:table-cell>
          <table:table-cell office:value-type="string" table:style-name="ce8">
            <text:p>35.553</text:p>
          </table:table-cell>
          <table:table-cell office:value-type="string" table:style-name="ce8">
            <text:p>33.112</text:p>
          </table:table-cell>
          <table:table-cell office:value-type="string" table:style-name="ce8">
            <text:p>26.161</text:p>
          </table:table-cell>
          <table:table-cell office:value-type="string" table:style-name="ce8">
            <text:p>2.892</text:p>
          </table:table-cell>
          <table:table-cell office:value-type="string" table:style-name="ce8">
            <text:p>3.608</text:p>
          </table:table-cell>
          <table:table-cell office:value-type="string" table:style-name="ce8">
            <text:p>9.047</text:p>
          </table:table-cell>
          <table:table-cell office:value-type="string" table:style-name="ce8">
            <text:p>11.674</text:p>
          </table:table-cell>
          <table:table-cell office:value-type="string" table:style-name="ce8">
            <text:p>14.885</text:p>
          </table:table-cell>
          <table:table-cell office:value-type="string" table:style-name="ce8">
            <text:p>2.388</text:p>
          </table:table-cell>
          <table:table-cell office:value-type="string" table:style-name="ce8">
            <text:p>45.447</text:p>
          </table:table-cell>
          <table:table-cell office:value-type="string" table:style-name="ce8">
            <text:p>10.836</text:p>
          </table:table-cell>
          <table:table-cell office:value-type="string" table:style-name="ce8">
            <text:p>29.792</text:p>
          </table:table-cell>
          <table:table-cell office:value-type="string" table:style-name="ce8">
            <text:p>22.231</text:p>
          </table:table-cell>
          <table:table-cell office:value-type="string" table:style-name="ce8">
            <text:p>2.236</text:p>
          </table:table-cell>
          <table:table-cell office:value-type="string" table:style-name="ce8">
            <text:p>2.689</text:p>
          </table:table-cell>
          <table:table-cell office:value-type="string" table:style-name="ce8">
            <text:p>1.358</text:p>
          </table:table-cell>
          <table:table-cell office:value-type="string" table:style-name="ce8">
            <text:p>1.81</text:p>
          </table:table-cell>
          <table:table-cell office:value-type="string" table:style-name="ce8">
            <text:p>1.81</text:p>
          </table:table-cell>
          <table:table-cell office:value-type="string" table:style-name="ce8">
            <text:p>1.171</text:p>
          </table:table-cell>
          <table:table-cell office:value-type="string" table:style-name="ce8">
            <text:p>2.263</text:p>
          </table:table-cell>
          <table:table-cell office:value-type="string" table:style-name="ce8">
            <text:p>9.345</text:p>
          </table:table-cell>
          <table:table-cell office:value-type="string" table:style-name="ce8">
            <text:p>45.53</text:p>
          </table:table-cell>
          <table:table-cell office:value-type="string" table:style-name="ce8">
            <text:p>19.276</text:p>
          </table:table-cell>
          <table:table-cell office:value-type="string" table:style-name="ce8">
            <text:p>48.958</text:p>
          </table:table-cell>
          <table:table-cell office:value-type="string" table:style-name="ce8">
            <text:p>54.502</text:p>
          </table:table-cell>
          <table:table-cell office:value-type="string" table:style-name="ce8">
            <text:p>28.538</text:p>
          </table:table-cell>
          <table:table-cell office:value-type="float" office:value="58.417000000000002" table:style-name="ce8">
            <text:p>58.417</text:p>
          </table:table-cell>
          <table:table-cell office:value-type="float" office:value="64.950999999999993" table:style-name="ce8">
            <text:p>64.951</text:p>
          </table:table-cell>
          <table:table-cell office:value-type="float" office:value="55.445" table:style-name="ce8">
            <text:p>55.445</text:p>
          </table:table-cell>
          <table:table-cell office:value-type="float" office:value="42.104999999999997" table:style-name="ce8">
            <text:p>42.105</text:p>
          </table:table-cell>
          <table:table-cell office:value-type="float" office:value="68.256" table:style-name="ce8">
            <text:p>68.256</text:p>
          </table:table-cell>
          <table:table-cell office:value-type="float" office:value="72.14" table:style-name="ce8">
            <text:p>72.14</text:p>
          </table:table-cell>
          <table:table-cell office:value-type="float" office:value="6.3360000000000003" table:style-name="ce8">
            <text:p>6.336</text:p>
          </table:table-cell>
          <table:table-cell office:value-type="float" office:value="76.435000000000002" table:style-name="ce8">
            <text:p>76.435</text:p>
          </table:table-cell>
          <table:table-cell table:number-columns-repeated="16238"/>
        </table:table-row>
        <table:table-row table:style-name="ro3">
          <table:table-cell office:value-type="string" table:style-name="ce3">
            <text:p>H04: How long have you worked for the Civil Service?</text:p>
          </table:table-cell>
          <table:table-cell office:value-type="string" table:style-name="ce3">
            <text:p>3 years but less than 5 years</text:p>
          </table:table-cell>
          <table:table-cell office:value-type="float" office:value="33537" table:style-name="ce8">
            <text:p>33537</text:p>
          </table:table-cell>
          <table:table-cell office:value-type="float" office:value="63.466000000000001" table:style-name="ce8">
            <text:p>63.466</text:p>
          </table:table-cell>
          <table:table-cell office:value-type="float" office:value="73.319000000000003" table:style-name="ce8">
            <text:p>73.319</text:p>
          </table:table-cell>
          <table:table-cell office:value-type="float" office:value="79.974999999999994" table:style-name="ce8">
            <text:p>79.975</text:p>
          </table:table-cell>
          <table:table-cell office:value-type="float" office:value="71.153000000000006" table:style-name="ce8">
            <text:p>71.153</text:p>
          </table:table-cell>
          <table:table-cell office:value-type="float" office:value="80.489000000000004" table:style-name="ce8">
            <text:p>80.489</text:p>
          </table:table-cell>
          <table:table-cell office:value-type="float" office:value="56.548999999999999" table:style-name="ce8">
            <text:p>56.549</text:p>
          </table:table-cell>
          <table:table-cell office:value-type="float" office:value="77.78" table:style-name="ce8">
            <text:p>77.78</text:p>
          </table:table-cell>
          <table:table-cell office:value-type="float" office:value="72.418000000000006" table:style-name="ce8">
            <text:p>72.418</text:p>
          </table:table-cell>
          <table:table-cell office:value-type="float" office:value="36.063000000000002" table:style-name="ce8">
            <text:p>36.063</text:p>
          </table:table-cell>
          <table:table-cell office:value-type="float" office:value="51.688000000000002" table:style-name="ce8">
            <text:p>51.688</text:p>
          </table:table-cell>
          <table:table-cell office:value-type="float" office:value="29.254999999999999" table:style-name="ce8">
            <text:p>29.255</text:p>
          </table:table-cell>
          <table:table-cell office:value-type="float" office:value="71.820999999999998" table:style-name="ce8">
            <text:p>71.821</text:p>
          </table:table-cell>
          <table:table-cell office:value-type="float" office:value="87.926000000000002" table:style-name="ce8">
            <text:p>87.926</text:p>
          </table:table-cell>
          <table:table-cell office:value-type="float" office:value="80.001000000000005" table:style-name="ce8">
            <text:p>80.001</text:p>
          </table:table-cell>
          <table:table-cell office:value-type="float" office:value="75.055999999999997" table:style-name="ce8">
            <text:p>75.056</text:p>
          </table:table-cell>
          <table:table-cell office:value-type="float" office:value="53.457000000000001" table:style-name="ce8">
            <text:p>53.457</text:p>
          </table:table-cell>
          <table:table-cell office:value-type="float" office:value="70.102000000000004" table:style-name="ce8">
            <text:p>70.102</text:p>
          </table:table-cell>
          <table:table-cell office:value-type="float" office:value="78.37" table:style-name="ce8">
            <text:p>78.37</text:p>
          </table:table-cell>
          <table:table-cell office:value-type="float" office:value="81.575999999999993" table:style-name="ce8">
            <text:p>81.576</text:p>
          </table:table-cell>
          <table:table-cell office:value-type="float" office:value="73.671000000000006" table:style-name="ce8">
            <text:p>73.671</text:p>
          </table:table-cell>
          <table:table-cell office:value-type="float" office:value="84.665000000000006" table:style-name="ce8">
            <text:p>84.665</text:p>
          </table:table-cell>
          <table:table-cell office:value-type="float" office:value="81.991" table:style-name="ce8">
            <text:p>81.991</text:p>
          </table:table-cell>
          <table:table-cell office:value-type="float" office:value="66.486999999999995" table:style-name="ce8">
            <text:p>66.487</text:p>
          </table:table-cell>
          <table:table-cell office:value-type="float" office:value="77.561999999999998" table:style-name="ce8">
            <text:p>77.562</text:p>
          </table:table-cell>
          <table:table-cell office:value-type="float" office:value="81.027000000000001" table:style-name="ce8">
            <text:p>81.027</text:p>
          </table:table-cell>
          <table:table-cell office:value-type="float" office:value="68.552000000000007" table:style-name="ce8">
            <text:p>68.552</text:p>
          </table:table-cell>
          <table:table-cell office:value-type="float" office:value="67.215999999999994" table:style-name="ce8">
            <text:p>67.216</text:p>
          </table:table-cell>
          <table:table-cell office:value-type="float" office:value="70.064999999999998" table:style-name="ce8">
            <text:p>70.065</text:p>
          </table:table-cell>
          <table:table-cell office:value-type="float" office:value="40.203000000000003" table:style-name="ce8">
            <text:p>40.203</text:p>
          </table:table-cell>
          <table:table-cell office:value-type="float" office:value="85.602999999999994" table:style-name="ce8">
            <text:p>85.603</text:p>
          </table:table-cell>
          <table:table-cell office:value-type="float" office:value="82.057000000000002" table:style-name="ce8">
            <text:p>82.057</text:p>
          </table:table-cell>
          <table:table-cell office:value-type="float" office:value="73.802999999999997" table:style-name="ce8">
            <text:p>73.803</text:p>
          </table:table-cell>
          <table:table-cell office:value-type="float" office:value="64.043000000000006" table:style-name="ce8">
            <text:p>64.043</text:p>
          </table:table-cell>
          <table:table-cell office:value-type="float" office:value="52.287999999999997" table:style-name="ce8">
            <text:p>52.288</text:p>
          </table:table-cell>
          <table:table-cell office:value-type="float" office:value="58.441000000000003" table:style-name="ce8">
            <text:p>58.441</text:p>
          </table:table-cell>
          <table:table-cell office:value-type="float" office:value="51.417999999999999" table:style-name="ce8">
            <text:p>51.418</text:p>
          </table:table-cell>
          <table:table-cell office:value-type="float" office:value="80.554000000000002" table:style-name="ce8">
            <text:p>80.554</text:p>
          </table:table-cell>
          <table:table-cell office:value-type="float" office:value="86.34" table:style-name="ce8">
            <text:p>86.34</text:p>
          </table:table-cell>
          <table:table-cell office:value-type="float" office:value="68.347999999999999" table:style-name="ce8">
            <text:p>68.348</text:p>
          </table:table-cell>
          <table:table-cell office:value-type="float" office:value="75.855999999999995" table:style-name="ce8">
            <text:p>75.856</text:p>
          </table:table-cell>
          <table:table-cell office:value-type="float" office:value="68.099000000000004" table:style-name="ce8">
            <text:p>68.099</text:p>
          </table:table-cell>
          <table:table-cell office:value-type="float" office:value="75.42" table:style-name="ce8">
            <text:p>75.42</text:p>
          </table:table-cell>
          <table:table-cell office:value-type="float" office:value="87.513000000000005" table:style-name="ce8">
            <text:p>87.513</text:p>
          </table:table-cell>
          <table:table-cell office:value-type="float" office:value="72.658000000000001" table:style-name="ce8">
            <text:p>72.658</text:p>
          </table:table-cell>
          <table:table-cell office:value-type="float" office:value="62.146000000000001" table:style-name="ce8">
            <text:p>62.146</text:p>
          </table:table-cell>
          <table:table-cell office:value-type="float" office:value="68.644000000000005" table:style-name="ce8">
            <text:p>68.644</text:p>
          </table:table-cell>
          <table:table-cell office:value-type="float" office:value="35.344000000000001" table:style-name="ce8">
            <text:p>35.344</text:p>
          </table:table-cell>
          <table:table-cell office:value-type="float" office:value="42.198999999999998" table:style-name="ce8">
            <text:p>42.199</text:p>
          </table:table-cell>
          <table:table-cell office:value-type="float" office:value="30.663" table:style-name="ce8">
            <text:p>30.663</text:p>
          </table:table-cell>
          <table:table-cell office:value-type="float" office:value="67.977999999999994" table:style-name="ce8">
            <text:p>67.978</text:p>
          </table:table-cell>
          <table:table-cell office:value-type="float" office:value="62.643999999999998" table:style-name="ce8">
            <text:p>62.644</text:p>
          </table:table-cell>
          <table:table-cell office:value-type="float" office:value="52.606999999999999" table:style-name="ce8">
            <text:p>52.607</text:p>
          </table:table-cell>
          <table:table-cell office:value-type="float" office:value="55.164000000000001" table:style-name="ce8">
            <text:p>55.164</text:p>
          </table:table-cell>
          <table:table-cell office:value-type="float" office:value="38.823999999999998" table:style-name="ce8">
            <text:p>38.824</text:p>
          </table:table-cell>
          <table:table-cell office:value-type="float" office:value="38.29" table:style-name="ce8">
            <text:p>38.29</text:p>
          </table:table-cell>
          <table:table-cell office:value-type="float" office:value="64.441999999999993" table:style-name="ce8">
            <text:p>64.442</text:p>
          </table:table-cell>
          <table:table-cell office:value-type="float" office:value="36.241" table:style-name="ce8">
            <text:p>36.241</text:p>
          </table:table-cell>
          <table:table-cell office:value-type="float" office:value="48.93" table:style-name="ce8">
            <text:p>48.93</text:p>
          </table:table-cell>
          <table:table-cell office:value-type="float" office:value="65.849999999999994" table:style-name="ce8">
            <text:p>65.85</text:p>
          </table:table-cell>
          <table:table-cell office:value-type="float" office:value="64.623999999999995" table:style-name="ce8">
            <text:p>64.624</text:p>
          </table:table-cell>
          <table:table-cell office:value-type="float" office:value="49.19" table:style-name="ce8">
            <text:p>49.19</text:p>
          </table:table-cell>
          <table:table-cell office:value-type="float" office:value="54.692" table:style-name="ce8">
            <text:p>54.692</text:p>
          </table:table-cell>
          <table:table-cell office:value-type="float" office:value="51.816000000000003" table:style-name="ce8">
            <text:p>51.816</text:p>
          </table:table-cell>
          <table:table-cell office:value-type="float" office:value="46.116999999999997" table:style-name="ce8">
            <text:p>46.117</text:p>
          </table:table-cell>
          <table:table-cell office:value-type="float" office:value="34.347999999999999" table:style-name="ce8">
            <text:p>34.348</text:p>
          </table:table-cell>
          <table:table-cell office:value-type="float" office:value="88.930999999999997" table:style-name="ce8">
            <text:p>88.931</text:p>
          </table:table-cell>
          <table:table-cell office:value-type="float" office:value="67.281000000000006" table:style-name="ce8">
            <text:p>67.281</text:p>
          </table:table-cell>
          <table:table-cell office:value-type="float" office:value="71.692999999999998" table:style-name="ce8">
            <text:p>71.693</text:p>
          </table:table-cell>
          <table:table-cell office:value-type="float" office:value="68.078000000000003" table:style-name="ce8">
            <text:p>68.078</text:p>
          </table:table-cell>
          <table:table-cell office:value-type="float" office:value="77.600999999999999" table:style-name="ce8">
            <text:p>77.601</text:p>
          </table:table-cell>
          <table:table-cell office:value-type="float" office:value="62.927999999999997" table:style-name="ce8">
            <text:p>62.928</text:p>
          </table:table-cell>
          <table:table-cell office:value-type="float" office:value="69.519000000000005" table:style-name="ce8">
            <text:p>69.519</text:p>
          </table:table-cell>
          <table:table-cell office:value-type="float" office:value="6.8849999999999998" table:style-name="ce8">
            <text:p>6.885</text:p>
          </table:table-cell>
          <table:table-cell office:value-type="float" office:value="13.907999999999999" table:style-name="ce8">
            <text:p>13.908</text:p>
          </table:table-cell>
          <table:table-cell office:value-type="float" office:value="33.006999999999998" table:style-name="ce8">
            <text:p>33.007</text:p>
          </table:table-cell>
          <table:table-cell office:value-type="float" office:value="46.2" table:style-name="ce8">
            <text:p>46.2</text:p>
          </table:table-cell>
          <table:table-cell office:value-type="float" office:value="88.899000000000001" table:style-name="ce8">
            <text:p>88.899</text:p>
          </table:table-cell>
          <table:table-cell office:value-type="float" office:value="59.679000000000002" table:style-name="ce8">
            <text:p>59.679</text:p>
          </table:table-cell>
          <table:table-cell office:value-type="float" office:value="69.218999999999994" table:style-name="ce8">
            <text:p>69.219</text:p>
          </table:table-cell>
          <table:table-cell office:value-type="float" office:value="11.076000000000001" table:style-name="ce8">
            <text:p>11.076</text:p>
          </table:table-cell>
          <table:table-cell office:value-type="float" office:value="19.234000000000002" table:style-name="ce8">
            <text:p>19.234</text:p>
          </table:table-cell>
          <table:table-cell office:value-type="float" office:value="11.869" table:style-name="ce8">
            <text:p>11.869</text:p>
          </table:table-cell>
          <table:table-cell office:value-type="float" office:value="14.081" table:style-name="ce8">
            <text:p>14.081</text:p>
          </table:table-cell>
          <table:table-cell office:value-type="float" office:value="16.132000000000001" table:style-name="ce8">
            <text:p>16.132</text:p>
          </table:table-cell>
          <table:table-cell office:value-type="float" office:value="17.803999999999998" table:style-name="ce8">
            <text:p>17.804</text:p>
          </table:table-cell>
          <table:table-cell office:value-type="float" office:value="0.48599999999999999" table:style-name="ce8">
            <text:p>0.486</text:p>
          </table:table-cell>
          <table:table-cell office:value-type="float" office:value="26.193999999999999" table:style-name="ce8">
            <text:p>26.194</text:p>
          </table:table-cell>
          <table:table-cell office:value-type="float" office:value="4.3159999999999998" table:style-name="ce8">
            <text:p>4.316</text:p>
          </table:table-cell>
          <table:table-cell office:value-type="float" office:value="1.861" table:style-name="ce8">
            <text:p>1.861</text:p>
          </table:table-cell>
          <table:table-cell office:value-type="float" office:value="16.32" table:style-name="ce8">
            <text:p>16.32</text:p>
          </table:table-cell>
          <table:table-cell office:value-type="float" office:value="9.1449999999999996" table:style-name="ce8">
            <text:p>9.145</text:p>
          </table:table-cell>
          <table:table-cell office:value-type="float" office:value="2.6440000000000001" table:style-name="ce8">
            <text:p>2.644</text:p>
          </table:table-cell>
          <table:table-cell office:value-type="float" office:value="4.2619999999999996" table:style-name="ce8">
            <text:p>4.262</text:p>
          </table:table-cell>
          <table:table-cell office:value-type="float" office:value="3.7770000000000001" table:style-name="ce8">
            <text:p>3.777</text:p>
          </table:table-cell>
          <table:table-cell office:value-type="float" office:value="3.048" table:style-name="ce8">
            <text:p>3.048</text:p>
          </table:table-cell>
          <table:table-cell office:value-type="float" office:value="6.69" table:style-name="ce8">
            <text:p>6.69</text:p>
          </table:table-cell>
          <table:table-cell office:value-type="float" office:value="15.241" table:style-name="ce8">
            <text:p>15.241</text:p>
          </table:table-cell>
          <table:table-cell office:value-type="float" office:value="16.239999999999998" table:style-name="ce8">
            <text:p>16.24</text:p>
          </table:table-cell>
          <table:table-cell office:value-type="float" office:value="18.64" table:style-name="ce8">
            <text:p>18.64</text:p>
          </table:table-cell>
          <table:table-cell office:value-type="float" office:value="7.7960000000000003" table:style-name="ce8">
            <text:p>7.796</text:p>
          </table:table-cell>
          <table:table-cell office:value-type="float" office:value="9.9499999999999993" table:style-name="ce8">
            <text:p>9.95</text:p>
          </table:table-cell>
          <table:table-cell office:value-type="string" table:style-name="ce8">
            <text:p>13.766</text:p>
          </table:table-cell>
          <table:table-cell office:value-type="string" table:style-name="ce8">
            <text:p>7.154</text:p>
          </table:table-cell>
          <table:table-cell office:value-type="string" table:style-name="ce8">
            <text:p>29.336</text:p>
          </table:table-cell>
          <table:table-cell office:value-type="string" table:style-name="ce8">
            <text:p>38.954</text:p>
          </table:table-cell>
          <table:table-cell office:value-type="string" table:style-name="ce8">
            <text:p>1.262</text:p>
          </table:table-cell>
          <table:table-cell office:value-type="string" table:style-name="ce8">
            <text:p>40.096</text:p>
          </table:table-cell>
          <table:table-cell office:value-type="string" table:style-name="ce8">
            <text:p>46.378</text:p>
          </table:table-cell>
          <table:table-cell office:value-type="string" table:style-name="ce8">
            <text:p>25.999</text:p>
          </table:table-cell>
          <table:table-cell office:value-type="string" table:style-name="ce8">
            <text:p>39.164</text:p>
          </table:table-cell>
          <table:table-cell office:value-type="string" table:style-name="ce8">
            <text:p>35.708</text:p>
          </table:table-cell>
          <table:table-cell office:value-type="string" table:style-name="ce8">
            <text:p>27.562</text:p>
          </table:table-cell>
          <table:table-cell office:value-type="string" table:style-name="ce8">
            <text:p>3.937</text:p>
          </table:table-cell>
          <table:table-cell office:value-type="string" table:style-name="ce8">
            <text:p>4.899</text:p>
          </table:table-cell>
          <table:table-cell office:value-type="string" table:style-name="ce8">
            <text:p>11.362</text:p>
          </table:table-cell>
          <table:table-cell office:value-type="string" table:style-name="ce8">
            <text:p>14.217</text:p>
          </table:table-cell>
          <table:table-cell office:value-type="string" table:style-name="ce8">
            <text:p>15.66</text:p>
          </table:table-cell>
          <table:table-cell office:value-type="string" table:style-name="ce8">
            <text:p>3.306</text:p>
          </table:table-cell>
          <table:table-cell office:value-type="string" table:style-name="ce8">
            <text:p>42.409</text:p>
          </table:table-cell>
          <table:table-cell office:value-type="string" table:style-name="ce8">
            <text:p>11.953</text:p>
          </table:table-cell>
          <table:table-cell office:value-type="string" table:style-name="ce8">
            <text:p>32.599</text:p>
          </table:table-cell>
          <table:table-cell office:value-type="string" table:style-name="ce8">
            <text:p>27.226</text:p>
          </table:table-cell>
          <table:table-cell office:value-type="string" table:style-name="ce8">
            <text:p>3.501</text:p>
          </table:table-cell>
          <table:table-cell office:value-type="string" table:style-name="ce8">
            <text:p>2.656</text:p>
          </table:table-cell>
          <table:table-cell office:value-type="string" table:style-name="ce8">
            <text:p>1.298</text:p>
          </table:table-cell>
          <table:table-cell office:value-type="string" table:style-name="ce8">
            <text:p>2.505</text:p>
          </table:table-cell>
          <table:table-cell office:value-type="string" table:style-name="ce8">
            <text:p>2.203</text:p>
          </table:table-cell>
          <table:table-cell office:value-type="string" table:style-name="ce8">
            <text:p>1.388</text:p>
          </table:table-cell>
          <table:table-cell office:value-type="string" table:style-name="ce8">
            <text:p>2.385</text:p>
          </table:table-cell>
          <table:table-cell office:value-type="string" table:style-name="ce8">
            <text:p>9.478</text:p>
          </table:table-cell>
          <table:table-cell office:value-type="string" table:style-name="ce8">
            <text:p>42.793</text:p>
          </table:table-cell>
          <table:table-cell office:value-type="string" table:style-name="ce8">
            <text:p>15.676</text:p>
          </table:table-cell>
          <table:table-cell office:value-type="string" table:style-name="ce8">
            <text:p>41.956</text:p>
          </table:table-cell>
          <table:table-cell office:value-type="string" table:style-name="ce8">
            <text:p>61.404</text:p>
          </table:table-cell>
          <table:table-cell office:value-type="string" table:style-name="ce8">
            <text:p>34.859</text:p>
          </table:table-cell>
          <table:table-cell office:value-type="float" office:value="56.295000000000002" table:style-name="ce8">
            <text:p>56.295</text:p>
          </table:table-cell>
          <table:table-cell office:value-type="float" office:value="63.054000000000002" table:style-name="ce8">
            <text:p>63.054</text:p>
          </table:table-cell>
          <table:table-cell office:value-type="float" office:value="54.548999999999999" table:style-name="ce8">
            <text:p>54.549</text:p>
          </table:table-cell>
          <table:table-cell office:value-type="float" office:value="41.555" table:style-name="ce8">
            <text:p>41.555</text:p>
          </table:table-cell>
          <table:table-cell office:value-type="float" office:value="66.239000000000004" table:style-name="ce8">
            <text:p>66.239</text:p>
          </table:table-cell>
          <table:table-cell office:value-type="float" office:value="70.171000000000006" table:style-name="ce8">
            <text:p>70.171</text:p>
          </table:table-cell>
          <table:table-cell office:value-type="float" office:value="6.7949999999999999" table:style-name="ce8">
            <text:p>6.795</text:p>
          </table:table-cell>
          <table:table-cell office:value-type="float" office:value="74.947999999999993" table:style-name="ce8">
            <text:p>74.948</text:p>
          </table:table-cell>
          <table:table-cell table:number-columns-repeated="16238"/>
        </table:table-row>
        <table:table-row table:style-name="ro3">
          <table:table-cell office:value-type="string" table:style-name="ce3">
            <text:p>H04: How long have you worked for the Civil Service?</text:p>
          </table:table-cell>
          <table:table-cell office:value-type="string" table:style-name="ce3">
            <text:p>5 years but less than 10 years</text:p>
          </table:table-cell>
          <table:table-cell office:value-type="float" office:value="37297" table:style-name="ce8">
            <text:p>37297</text:p>
          </table:table-cell>
          <table:table-cell office:value-type="float" office:value="62.149000000000001" table:style-name="ce8">
            <text:p>62.149</text:p>
          </table:table-cell>
          <table:table-cell office:value-type="float" office:value="75.387" table:style-name="ce8">
            <text:p>75.387</text:p>
          </table:table-cell>
          <table:table-cell office:value-type="float" office:value="80.207999999999998" table:style-name="ce8">
            <text:p>80.208</text:p>
          </table:table-cell>
          <table:table-cell office:value-type="float" office:value="70.266000000000005" table:style-name="ce8">
            <text:p>70.266</text:p>
          </table:table-cell>
          <table:table-cell office:value-type="float" office:value="81.27" table:style-name="ce8">
            <text:p>81.27</text:p>
          </table:table-cell>
          <table:table-cell office:value-type="float" office:value="54.363999999999997" table:style-name="ce8">
            <text:p>54.364</text:p>
          </table:table-cell>
          <table:table-cell office:value-type="float" office:value="76.727000000000004" table:style-name="ce8">
            <text:p>76.727</text:p>
          </table:table-cell>
          <table:table-cell office:value-type="float" office:value="71.281999999999996" table:style-name="ce8">
            <text:p>71.282</text:p>
          </table:table-cell>
          <table:table-cell office:value-type="float" office:value="34.207000000000001" table:style-name="ce8">
            <text:p>34.207</text:p>
          </table:table-cell>
          <table:table-cell office:value-type="float" office:value="50.225000000000001" table:style-name="ce8">
            <text:p>50.225</text:p>
          </table:table-cell>
          <table:table-cell office:value-type="float" office:value="29.52" table:style-name="ce8">
            <text:p>29.52</text:p>
          </table:table-cell>
          <table:table-cell office:value-type="float" office:value="72.257000000000005" table:style-name="ce8">
            <text:p>72.257</text:p>
          </table:table-cell>
          <table:table-cell office:value-type="float" office:value="89.102000000000004" table:style-name="ce8">
            <text:p>89.102</text:p>
          </table:table-cell>
          <table:table-cell office:value-type="float" office:value="81.87" table:style-name="ce8">
            <text:p>81.87</text:p>
          </table:table-cell>
          <table:table-cell office:value-type="float" office:value="76.367000000000004" table:style-name="ce8">
            <text:p>76.367</text:p>
          </table:table-cell>
          <table:table-cell office:value-type="float" office:value="56.29" table:style-name="ce8">
            <text:p>56.29</text:p>
          </table:table-cell>
          <table:table-cell office:value-type="float" office:value="73.244" table:style-name="ce8">
            <text:p>73.244</text:p>
          </table:table-cell>
          <table:table-cell office:value-type="float" office:value="78.494" table:style-name="ce8">
            <text:p>78.494</text:p>
          </table:table-cell>
          <table:table-cell office:value-type="float" office:value="81.911000000000001" table:style-name="ce8">
            <text:p>81.911</text:p>
          </table:table-cell>
          <table:table-cell office:value-type="float" office:value="72.462000000000003" table:style-name="ce8">
            <text:p>72.462</text:p>
          </table:table-cell>
          <table:table-cell office:value-type="float" office:value="84.655000000000001" table:style-name="ce8">
            <text:p>84.655</text:p>
          </table:table-cell>
          <table:table-cell office:value-type="float" office:value="82.177999999999997" table:style-name="ce8">
            <text:p>82.178</text:p>
          </table:table-cell>
          <table:table-cell office:value-type="float" office:value="66.16" table:style-name="ce8">
            <text:p>66.16</text:p>
          </table:table-cell>
          <table:table-cell office:value-type="float" office:value="76.272999999999996" table:style-name="ce8">
            <text:p>76.273</text:p>
          </table:table-cell>
          <table:table-cell office:value-type="float" office:value="80.325999999999993" table:style-name="ce8">
            <text:p>80.326</text:p>
          </table:table-cell>
          <table:table-cell office:value-type="float" office:value="67.498999999999995" table:style-name="ce8">
            <text:p>67.499</text:p>
          </table:table-cell>
          <table:table-cell office:value-type="float" office:value="64.688999999999993" table:style-name="ce8">
            <text:p>64.689</text:p>
          </table:table-cell>
          <table:table-cell office:value-type="float" office:value="68.328999999999994" table:style-name="ce8">
            <text:p>68.329</text:p>
          </table:table-cell>
          <table:table-cell office:value-type="float" office:value="40.011000000000003" table:style-name="ce8">
            <text:p>40.011</text:p>
          </table:table-cell>
          <table:table-cell office:value-type="float" office:value="85.45" table:style-name="ce8">
            <text:p>85.45</text:p>
          </table:table-cell>
          <table:table-cell office:value-type="float" office:value="82.778000000000006" table:style-name="ce8">
            <text:p>82.778</text:p>
          </table:table-cell>
          <table:table-cell office:value-type="float" office:value="75.593999999999994" table:style-name="ce8">
            <text:p>75.594</text:p>
          </table:table-cell>
          <table:table-cell office:value-type="float" office:value="62.527000000000001" table:style-name="ce8">
            <text:p>62.527</text:p>
          </table:table-cell>
          <table:table-cell office:value-type="float" office:value="49.976999999999997" table:style-name="ce8">
            <text:p>49.977</text:p>
          </table:table-cell>
          <table:table-cell office:value-type="float" office:value="54.966999999999999" table:style-name="ce8">
            <text:p>54.967</text:p>
          </table:table-cell>
          <table:table-cell office:value-type="float" office:value="49.972000000000001" table:style-name="ce8">
            <text:p>49.972</text:p>
          </table:table-cell>
          <table:table-cell office:value-type="float" office:value="79.459000000000003" table:style-name="ce8">
            <text:p>79.459</text:p>
          </table:table-cell>
          <table:table-cell office:value-type="float" office:value="85.260999999999996" table:style-name="ce8">
            <text:p>85.261</text:p>
          </table:table-cell>
          <table:table-cell office:value-type="float" office:value="67.388999999999996" table:style-name="ce8">
            <text:p>67.389</text:p>
          </table:table-cell>
          <table:table-cell office:value-type="float" office:value="74.784000000000006" table:style-name="ce8">
            <text:p>74.784</text:p>
          </table:table-cell>
          <table:table-cell office:value-type="float" office:value="67.986000000000004" table:style-name="ce8">
            <text:p>67.986</text:p>
          </table:table-cell>
          <table:table-cell office:value-type="float" office:value="75.677999999999997" table:style-name="ce8">
            <text:p>75.678</text:p>
          </table:table-cell>
          <table:table-cell office:value-type="float" office:value="88.010999999999996" table:style-name="ce8">
            <text:p>88.011</text:p>
          </table:table-cell>
          <table:table-cell office:value-type="float" office:value="70.573999999999998" table:style-name="ce8">
            <text:p>70.574</text:p>
          </table:table-cell>
          <table:table-cell office:value-type="float" office:value="58.862000000000002" table:style-name="ce8">
            <text:p>58.862</text:p>
          </table:table-cell>
          <table:table-cell office:value-type="float" office:value="66.569999999999993" table:style-name="ce8">
            <text:p>66.57</text:p>
          </table:table-cell>
          <table:table-cell office:value-type="float" office:value="34.081000000000003" table:style-name="ce8">
            <text:p>34.081</text:p>
          </table:table-cell>
          <table:table-cell office:value-type="float" office:value="40.006" table:style-name="ce8">
            <text:p>40.006</text:p>
          </table:table-cell>
          <table:table-cell office:value-type="float" office:value="28.550999999999998" table:style-name="ce8">
            <text:p>28.551</text:p>
          </table:table-cell>
          <table:table-cell office:value-type="float" office:value="67.884" table:style-name="ce8">
            <text:p>67.884</text:p>
          </table:table-cell>
          <table:table-cell office:value-type="float" office:value="61.61" table:style-name="ce8">
            <text:p>61.61</text:p>
          </table:table-cell>
          <table:table-cell office:value-type="float" office:value="50.57" table:style-name="ce8">
            <text:p>50.57</text:p>
          </table:table-cell>
          <table:table-cell office:value-type="float" office:value="53.720999999999997" table:style-name="ce8">
            <text:p>53.721</text:p>
          </table:table-cell>
          <table:table-cell office:value-type="float" office:value="36.168999999999997" table:style-name="ce8">
            <text:p>36.169</text:p>
          </table:table-cell>
          <table:table-cell office:value-type="float" office:value="34.768000000000001" table:style-name="ce8">
            <text:p>34.768</text:p>
          </table:table-cell>
          <table:table-cell office:value-type="float" office:value="62.738" table:style-name="ce8">
            <text:p>62.738</text:p>
          </table:table-cell>
          <table:table-cell office:value-type="float" office:value="36.484000000000002" table:style-name="ce8">
            <text:p>36.484</text:p>
          </table:table-cell>
          <table:table-cell office:value-type="float" office:value="48.061999999999998" table:style-name="ce8">
            <text:p>48.062</text:p>
          </table:table-cell>
          <table:table-cell office:value-type="float" office:value="63.856000000000002" table:style-name="ce8">
            <text:p>63.856</text:p>
          </table:table-cell>
          <table:table-cell office:value-type="float" office:value="59.959000000000003" table:style-name="ce8">
            <text:p>59.959</text:p>
          </table:table-cell>
          <table:table-cell office:value-type="float" office:value="51.563000000000002" table:style-name="ce8">
            <text:p>51.563</text:p>
          </table:table-cell>
          <table:table-cell office:value-type="float" office:value="51.726999999999997" table:style-name="ce8">
            <text:p>51.727</text:p>
          </table:table-cell>
          <table:table-cell office:value-type="float" office:value="48.965000000000003" table:style-name="ce8">
            <text:p>48.965</text:p>
          </table:table-cell>
          <table:table-cell office:value-type="float" office:value="47.899000000000001" table:style-name="ce8">
            <text:p>47.899</text:p>
          </table:table-cell>
          <table:table-cell office:value-type="float" office:value="36.731999999999999" table:style-name="ce8">
            <text:p>36.732</text:p>
          </table:table-cell>
          <table:table-cell office:value-type="float" office:value="88.325999999999993" table:style-name="ce8">
            <text:p>88.326</text:p>
          </table:table-cell>
          <table:table-cell office:value-type="float" office:value="68.305999999999997" table:style-name="ce8">
            <text:p>68.306</text:p>
          </table:table-cell>
          <table:table-cell office:value-type="float" office:value="68.83" table:style-name="ce8">
            <text:p>68.83</text:p>
          </table:table-cell>
          <table:table-cell office:value-type="float" office:value="67.248999999999995" table:style-name="ce8">
            <text:p>67.249</text:p>
          </table:table-cell>
          <table:table-cell office:value-type="float" office:value="76.039000000000001" table:style-name="ce8">
            <text:p>76.039</text:p>
          </table:table-cell>
          <table:table-cell office:value-type="float" office:value="60.097999999999999" table:style-name="ce8">
            <text:p>60.098</text:p>
          </table:table-cell>
          <table:table-cell office:value-type="float" office:value="68.200999999999993" table:style-name="ce8">
            <text:p>68.201</text:p>
          </table:table-cell>
          <table:table-cell office:value-type="float" office:value="7.5129999999999999" table:style-name="ce8">
            <text:p>7.513</text:p>
          </table:table-cell>
          <table:table-cell office:value-type="float" office:value="13.151999999999999" table:style-name="ce8">
            <text:p>13.152</text:p>
          </table:table-cell>
          <table:table-cell office:value-type="float" office:value="32.066000000000003" table:style-name="ce8">
            <text:p>32.066</text:p>
          </table:table-cell>
          <table:table-cell office:value-type="float" office:value="47.268999999999998" table:style-name="ce8">
            <text:p>47.269</text:p>
          </table:table-cell>
          <table:table-cell office:value-type="float" office:value="91.745000000000005" table:style-name="ce8">
            <text:p>91.745</text:p>
          </table:table-cell>
          <table:table-cell office:value-type="float" office:value="66.67" table:style-name="ce8">
            <text:p>66.67</text:p>
          </table:table-cell>
          <table:table-cell office:value-type="float" office:value="68.945999999999998" table:style-name="ce8">
            <text:p>68.946</text:p>
          </table:table-cell>
          <table:table-cell office:value-type="float" office:value="12.029" table:style-name="ce8">
            <text:p>12.029</text:p>
          </table:table-cell>
          <table:table-cell office:value-type="float" office:value="17.006" table:style-name="ce8">
            <text:p>17.006</text:p>
          </table:table-cell>
          <table:table-cell office:value-type="float" office:value="12.916" table:style-name="ce8">
            <text:p>12.916</text:p>
          </table:table-cell>
          <table:table-cell office:value-type="float" office:value="13.183999999999999" table:style-name="ce8">
            <text:p>13.184</text:p>
          </table:table-cell>
          <table:table-cell office:value-type="float" office:value="14.19" table:style-name="ce8">
            <text:p>14.19</text:p>
          </table:table-cell>
          <table:table-cell office:value-type="float" office:value="16.38" table:style-name="ce8">
            <text:p>16.38</text:p>
          </table:table-cell>
          <table:table-cell office:value-type="float" office:value="0.49199999999999999" table:style-name="ce8">
            <text:p>0.492</text:p>
          </table:table-cell>
          <table:table-cell office:value-type="float" office:value="26.010999999999999" table:style-name="ce8">
            <text:p>26.011</text:p>
          </table:table-cell>
          <table:table-cell office:value-type="float" office:value="4.2679999999999998" table:style-name="ce8">
            <text:p>4.268</text:p>
          </table:table-cell>
          <table:table-cell office:value-type="float" office:value="1.9890000000000001" table:style-name="ce8">
            <text:p>1.989</text:p>
          </table:table-cell>
          <table:table-cell office:value-type="float" office:value="14.145" table:style-name="ce8">
            <text:p>14.145</text:p>
          </table:table-cell>
          <table:table-cell office:value-type="float" office:value="11.218" table:style-name="ce8">
            <text:p>11.218</text:p>
          </table:table-cell>
          <table:table-cell office:value-type="float" office:value="3.1960000000000002" table:style-name="ce8">
            <text:p>3.196</text:p>
          </table:table-cell>
          <table:table-cell office:value-type="float" office:value="3.665" table:style-name="ce8">
            <text:p>3.665</text:p>
          </table:table-cell>
          <table:table-cell office:value-type="float" office:value="3.6419999999999999" table:style-name="ce8">
            <text:p>3.642</text:p>
          </table:table-cell>
          <table:table-cell office:value-type="float" office:value="2.637" table:style-name="ce8">
            <text:p>2.637</text:p>
          </table:table-cell>
          <table:table-cell office:value-type="float" office:value="5.9889999999999999" table:style-name="ce8">
            <text:p>5.989</text:p>
          </table:table-cell>
          <table:table-cell office:value-type="float" office:value="16.178999999999998" table:style-name="ce8">
            <text:p>16.179</text:p>
          </table:table-cell>
          <table:table-cell office:value-type="float" office:value="18.346" table:style-name="ce8">
            <text:p>18.346</text:p>
          </table:table-cell>
          <table:table-cell office:value-type="float" office:value="19.352" table:style-name="ce8">
            <text:p>19.352</text:p>
          </table:table-cell>
          <table:table-cell office:value-type="float" office:value="9.2739999999999991" table:style-name="ce8">
            <text:p>9.274</text:p>
          </table:table-cell>
          <table:table-cell office:value-type="float" office:value="10.044" table:style-name="ce8">
            <text:p>10.044</text:p>
          </table:table-cell>
          <table:table-cell office:value-type="string" table:style-name="ce8">
            <text:p>11.471</text:p>
          </table:table-cell>
          <table:table-cell office:value-type="string" table:style-name="ce8">
            <text:p>4.583</text:p>
          </table:table-cell>
          <table:table-cell office:value-type="string" table:style-name="ce8">
            <text:p>29.563</text:p>
          </table:table-cell>
          <table:table-cell office:value-type="string" table:style-name="ce8">
            <text:p>40.74</text:p>
          </table:table-cell>
          <table:table-cell office:value-type="string" table:style-name="ce8">
            <text:p>0.831</text:p>
          </table:table-cell>
          <table:table-cell office:value-type="string" table:style-name="ce8">
            <text:p>39.4</text:p>
          </table:table-cell>
          <table:table-cell office:value-type="string" table:style-name="ce8">
            <text:p>45.805</text:p>
          </table:table-cell>
          <table:table-cell office:value-type="string" table:style-name="ce8">
            <text:p>27.687</text:p>
          </table:table-cell>
          <table:table-cell office:value-type="string" table:style-name="ce8">
            <text:p>40.793</text:p>
          </table:table-cell>
          <table:table-cell office:value-type="string" table:style-name="ce8">
            <text:p>37.336</text:p>
          </table:table-cell>
          <table:table-cell office:value-type="string" table:style-name="ce8">
            <text:p>29.59</text:p>
          </table:table-cell>
          <table:table-cell office:value-type="string" table:style-name="ce8">
            <text:p>4.02</text:p>
          </table:table-cell>
          <table:table-cell office:value-type="string" table:style-name="ce8">
            <text:p>4.905</text:p>
          </table:table-cell>
          <table:table-cell office:value-type="string" table:style-name="ce8">
            <text:p>10.667</text:p>
          </table:table-cell>
          <table:table-cell office:value-type="string" table:style-name="ce8">
            <text:p>13.133</text:p>
          </table:table-cell>
          <table:table-cell office:value-type="string" table:style-name="ce8">
            <text:p>15.76</text:p>
          </table:table-cell>
          <table:table-cell office:value-type="string" table:style-name="ce8">
            <text:p>3.538</text:p>
          </table:table-cell>
          <table:table-cell office:value-type="string" table:style-name="ce8">
            <text:p>39.995</text:p>
          </table:table-cell>
          <table:table-cell office:value-type="string" table:style-name="ce8">
            <text:p>10.461</text:p>
          </table:table-cell>
          <table:table-cell office:value-type="string" table:style-name="ce8">
            <text:p>32.725</text:p>
          </table:table-cell>
          <table:table-cell office:value-type="string" table:style-name="ce8">
            <text:p>27.977</text:p>
          </table:table-cell>
          <table:table-cell office:value-type="string" table:style-name="ce8">
            <text:p>5.365</text:p>
          </table:table-cell>
          <table:table-cell office:value-type="string" table:style-name="ce8">
            <text:p>2.575</text:p>
          </table:table-cell>
          <table:table-cell office:value-type="string" table:style-name="ce8">
            <text:p>1.127</text:p>
          </table:table-cell>
          <table:table-cell office:value-type="string" table:style-name="ce8">
            <text:p>1.636</text:p>
          </table:table-cell>
          <table:table-cell office:value-type="string" table:style-name="ce8">
            <text:p>2.173</text:p>
          </table:table-cell>
          <table:table-cell office:value-type="string" table:style-name="ce8">
            <text:p>1.234</text:p>
          </table:table-cell>
          <table:table-cell office:value-type="string" table:style-name="ce8">
            <text:p>2.87</text:p>
          </table:table-cell>
          <table:table-cell office:value-type="string" table:style-name="ce8">
            <text:p>10.193</text:p>
          </table:table-cell>
          <table:table-cell office:value-type="string" table:style-name="ce8">
            <text:p>41.669</text:p>
          </table:table-cell>
          <table:table-cell office:value-type="string" table:style-name="ce8">
            <text:p>13.196</text:p>
          </table:table-cell>
          <table:table-cell office:value-type="string" table:style-name="ce8">
            <text:p>35.86</text:p>
          </table:table-cell>
          <table:table-cell office:value-type="string" table:style-name="ce8">
            <text:p>64.606</text:p>
          </table:table-cell>
          <table:table-cell office:value-type="string" table:style-name="ce8">
            <text:p>37.226</text:p>
          </table:table-cell>
          <table:table-cell office:value-type="float" office:value="57.207999999999998" table:style-name="ce8">
            <text:p>57.208</text:p>
          </table:table-cell>
          <table:table-cell office:value-type="float" office:value="64.507000000000005" table:style-name="ce8">
            <text:p>64.507</text:p>
          </table:table-cell>
          <table:table-cell office:value-type="float" office:value="55.418999999999997" table:style-name="ce8">
            <text:p>55.419</text:p>
          </table:table-cell>
          <table:table-cell office:value-type="float" office:value="42.167999999999999" table:style-name="ce8">
            <text:p>42.168</text:p>
          </table:table-cell>
          <table:table-cell office:value-type="float" office:value="67.534999999999997" table:style-name="ce8">
            <text:p>67.535</text:p>
          </table:table-cell>
          <table:table-cell office:value-type="float" office:value="70.394999999999996" table:style-name="ce8">
            <text:p>70.395</text:p>
          </table:table-cell>
          <table:table-cell office:value-type="float" office:value="6.0819999999999999" table:style-name="ce8">
            <text:p>6.082</text:p>
          </table:table-cell>
          <table:table-cell office:value-type="float" office:value="75.12" table:style-name="ce8">
            <text:p>75.12</text:p>
          </table:table-cell>
          <table:table-cell table:number-columns-repeated="16238"/>
        </table:table-row>
        <table:table-row table:style-name="ro3">
          <table:table-cell office:value-type="string" table:style-name="ce3">
            <text:p>H04: How long have you worked for the Civil Service?</text:p>
          </table:table-cell>
          <table:table-cell office:value-type="string" table:style-name="ce3">
            <text:p>10 years or more</text:p>
          </table:table-cell>
          <table:table-cell office:value-type="float" office:value="169180" table:style-name="ce8">
            <text:p>169180</text:p>
          </table:table-cell>
          <table:table-cell office:value-type="float" office:value="61.643999999999998" table:style-name="ce8">
            <text:p>61.644</text:p>
          </table:table-cell>
          <table:table-cell office:value-type="float" office:value="77.647000000000006" table:style-name="ce8">
            <text:p>77.647</text:p>
          </table:table-cell>
          <table:table-cell office:value-type="float" office:value="84.292000000000002" table:style-name="ce8">
            <text:p>84.292</text:p>
          </table:table-cell>
          <table:table-cell office:value-type="float" office:value="71.141000000000005" table:style-name="ce8">
            <text:p>71.141</text:p>
          </table:table-cell>
          <table:table-cell office:value-type="float" office:value="83.611000000000004" table:style-name="ce8">
            <text:p>83.611</text:p>
          </table:table-cell>
          <table:table-cell office:value-type="float" office:value="54.606000000000002" table:style-name="ce8">
            <text:p>54.606</text:p>
          </table:table-cell>
          <table:table-cell office:value-type="float" office:value="78.266999999999996" table:style-name="ce8">
            <text:p>78.267</text:p>
          </table:table-cell>
          <table:table-cell office:value-type="float" office:value="73.512" table:style-name="ce8">
            <text:p>73.512</text:p>
          </table:table-cell>
          <table:table-cell office:value-type="float" office:value="33.9" table:style-name="ce8">
            <text:p>33.9</text:p>
          </table:table-cell>
          <table:table-cell office:value-type="float" office:value="50.680999999999997" table:style-name="ce8">
            <text:p>50.681</text:p>
          </table:table-cell>
          <table:table-cell office:value-type="float" office:value="28.465" table:style-name="ce8">
            <text:p>28.465</text:p>
          </table:table-cell>
          <table:table-cell office:value-type="float" office:value="73.406000000000006" table:style-name="ce8">
            <text:p>73.406</text:p>
          </table:table-cell>
          <table:table-cell office:value-type="float" office:value="89.869" table:style-name="ce8">
            <text:p>89.869</text:p>
          </table:table-cell>
          <table:table-cell office:value-type="float" office:value="85.352000000000004" table:style-name="ce8">
            <text:p>85.352</text:p>
          </table:table-cell>
          <table:table-cell office:value-type="float" office:value="79.382000000000005" table:style-name="ce8">
            <text:p>79.382</text:p>
          </table:table-cell>
          <table:table-cell office:value-type="float" office:value="59.360999999999997" table:style-name="ce8">
            <text:p>59.361</text:p>
          </table:table-cell>
          <table:table-cell office:value-type="float" office:value="74.253" table:style-name="ce8">
            <text:p>74.253</text:p>
          </table:table-cell>
          <table:table-cell office:value-type="float" office:value="82.924000000000007" table:style-name="ce8">
            <text:p>82.924</text:p>
          </table:table-cell>
          <table:table-cell office:value-type="float" office:value="85.662000000000006" table:style-name="ce8">
            <text:p>85.662</text:p>
          </table:table-cell>
          <table:table-cell office:value-type="float" office:value="72.581999999999994" table:style-name="ce8">
            <text:p>72.582</text:p>
          </table:table-cell>
          <table:table-cell office:value-type="float" office:value="85.566000000000003" table:style-name="ce8">
            <text:p>85.566</text:p>
          </table:table-cell>
          <table:table-cell office:value-type="float" office:value="81.864999999999995" table:style-name="ce8">
            <text:p>81.865</text:p>
          </table:table-cell>
          <table:table-cell office:value-type="float" office:value="68.873000000000005" table:style-name="ce8">
            <text:p>68.873</text:p>
          </table:table-cell>
          <table:table-cell office:value-type="float" office:value="76.777000000000001" table:style-name="ce8">
            <text:p>76.777</text:p>
          </table:table-cell>
          <table:table-cell office:value-type="float" office:value="80.722999999999999" table:style-name="ce8">
            <text:p>80.723</text:p>
          </table:table-cell>
          <table:table-cell office:value-type="float" office:value="69.510999999999996" table:style-name="ce8">
            <text:p>69.511</text:p>
          </table:table-cell>
          <table:table-cell office:value-type="float" office:value="63.823999999999998" table:style-name="ce8">
            <text:p>63.824</text:p>
          </table:table-cell>
          <table:table-cell office:value-type="float" office:value="68.606999999999999" table:style-name="ce8">
            <text:p>68.607</text:p>
          </table:table-cell>
          <table:table-cell office:value-type="float" office:value="43.012" table:style-name="ce8">
            <text:p>43.012</text:p>
          </table:table-cell>
          <table:table-cell office:value-type="float" office:value="88.116" table:style-name="ce8">
            <text:p>88.116</text:p>
          </table:table-cell>
          <table:table-cell office:value-type="float" office:value="85.146000000000001" table:style-name="ce8">
            <text:p>85.146</text:p>
          </table:table-cell>
          <table:table-cell office:value-type="float" office:value="77.584999999999994" table:style-name="ce8">
            <text:p>77.585</text:p>
          </table:table-cell>
          <table:table-cell office:value-type="float" office:value="67.179000000000002" table:style-name="ce8">
            <text:p>67.179</text:p>
          </table:table-cell>
          <table:table-cell office:value-type="float" office:value="49.405000000000001" table:style-name="ce8">
            <text:p>49.405</text:p>
          </table:table-cell>
          <table:table-cell office:value-type="float" office:value="55.058999999999997" table:style-name="ce8">
            <text:p>55.059</text:p>
          </table:table-cell>
          <table:table-cell office:value-type="float" office:value="46.78" table:style-name="ce8">
            <text:p>46.78</text:p>
          </table:table-cell>
          <table:table-cell office:value-type="float" office:value="80.084999999999994" table:style-name="ce8">
            <text:p>80.085</text:p>
          </table:table-cell>
          <table:table-cell office:value-type="float" office:value="86.650999999999996" table:style-name="ce8">
            <text:p>86.651</text:p>
          </table:table-cell>
          <table:table-cell office:value-type="float" office:value="69.406999999999996" table:style-name="ce8">
            <text:p>69.407</text:p>
          </table:table-cell>
          <table:table-cell office:value-type="float" office:value="76.915000000000006" table:style-name="ce8">
            <text:p>76.915</text:p>
          </table:table-cell>
          <table:table-cell office:value-type="float" office:value="70.055000000000007" table:style-name="ce8">
            <text:p>70.055</text:p>
          </table:table-cell>
          <table:table-cell office:value-type="float" office:value="78.135000000000005" table:style-name="ce8">
            <text:p>78.135</text:p>
          </table:table-cell>
          <table:table-cell office:value-type="float" office:value="86.844999999999999" table:style-name="ce8">
            <text:p>86.845</text:p>
          </table:table-cell>
          <table:table-cell office:value-type="float" office:value="71.238" table:style-name="ce8">
            <text:p>71.238</text:p>
          </table:table-cell>
          <table:table-cell office:value-type="float" office:value="63.273000000000003" table:style-name="ce8">
            <text:p>63.273</text:p>
          </table:table-cell>
          <table:table-cell office:value-type="float" office:value="71.531999999999996" table:style-name="ce8">
            <text:p>71.532</text:p>
          </table:table-cell>
          <table:table-cell office:value-type="float" office:value="33.183" table:style-name="ce8">
            <text:p>33.183</text:p>
          </table:table-cell>
          <table:table-cell office:value-type="float" office:value="40.350999999999999" table:style-name="ce8">
            <text:p>40.351</text:p>
          </table:table-cell>
          <table:table-cell office:value-type="float" office:value="28.181000000000001" table:style-name="ce8">
            <text:p>28.181</text:p>
          </table:table-cell>
          <table:table-cell office:value-type="float" office:value="66.936999999999998" table:style-name="ce8">
            <text:p>66.937</text:p>
          </table:table-cell>
          <table:table-cell office:value-type="float" office:value="60.96" table:style-name="ce8">
            <text:p>60.96</text:p>
          </table:table-cell>
          <table:table-cell office:value-type="float" office:value="52.942999999999998" table:style-name="ce8">
            <text:p>52.943</text:p>
          </table:table-cell>
          <table:table-cell office:value-type="float" office:value="51.779000000000003" table:style-name="ce8">
            <text:p>51.779</text:p>
          </table:table-cell>
          <table:table-cell office:value-type="float" office:value="38.014000000000003" table:style-name="ce8">
            <text:p>38.014</text:p>
          </table:table-cell>
          <table:table-cell office:value-type="float" office:value="33.646000000000001" table:style-name="ce8">
            <text:p>33.646</text:p>
          </table:table-cell>
          <table:table-cell office:value-type="float" office:value="65.152000000000001" table:style-name="ce8">
            <text:p>65.152</text:p>
          </table:table-cell>
          <table:table-cell office:value-type="float" office:value="38.552999999999997" table:style-name="ce8">
            <text:p>38.553</text:p>
          </table:table-cell>
          <table:table-cell office:value-type="float" office:value="48.167999999999999" table:style-name="ce8">
            <text:p>48.168</text:p>
          </table:table-cell>
          <table:table-cell office:value-type="float" office:value="58.024000000000001" table:style-name="ce8">
            <text:p>58.024</text:p>
          </table:table-cell>
          <table:table-cell office:value-type="float" office:value="54.796999999999997" table:style-name="ce8">
            <text:p>54.797</text:p>
          </table:table-cell>
          <table:table-cell office:value-type="float" office:value="56.567999999999998" table:style-name="ce8">
            <text:p>56.568</text:p>
          </table:table-cell>
          <table:table-cell office:value-type="float" office:value="51.088000000000001" table:style-name="ce8">
            <text:p>51.088</text:p>
          </table:table-cell>
          <table:table-cell office:value-type="float" office:value="48.305999999999997" table:style-name="ce8">
            <text:p>48.306</text:p>
          </table:table-cell>
          <table:table-cell office:value-type="float" office:value="49.256999999999998" table:style-name="ce8">
            <text:p>49.257</text:p>
          </table:table-cell>
          <table:table-cell office:value-type="float" office:value="41.177999999999997" table:style-name="ce8">
            <text:p>41.178</text:p>
          </table:table-cell>
          <table:table-cell office:value-type="float" office:value="89.06" table:style-name="ce8">
            <text:p>89.06</text:p>
          </table:table-cell>
          <table:table-cell office:value-type="float" office:value="68.34" table:style-name="ce8">
            <text:p>68.34</text:p>
          </table:table-cell>
          <table:table-cell office:value-type="float" office:value="67.067999999999998" table:style-name="ce8">
            <text:p>67.068</text:p>
          </table:table-cell>
          <table:table-cell office:value-type="float" office:value="68.164000000000001" table:style-name="ce8">
            <text:p>68.164</text:p>
          </table:table-cell>
          <table:table-cell office:value-type="float" office:value="78.823999999999998" table:style-name="ce8">
            <text:p>78.824</text:p>
          </table:table-cell>
          <table:table-cell office:value-type="float" office:value="63.901000000000003" table:style-name="ce8">
            <text:p>63.901</text:p>
          </table:table-cell>
          <table:table-cell office:value-type="float" office:value="68.488" table:style-name="ce8">
            <text:p>68.488</text:p>
          </table:table-cell>
          <table:table-cell office:value-type="float" office:value="6.7770000000000001" table:style-name="ce8">
            <text:p>6.777</text:p>
          </table:table-cell>
          <table:table-cell office:value-type="float" office:value="9.5909999999999993" table:style-name="ce8">
            <text:p>9.591</text:p>
          </table:table-cell>
          <table:table-cell office:value-type="float" office:value="24.52" table:style-name="ce8">
            <text:p>24.52</text:p>
          </table:table-cell>
          <table:table-cell office:value-type="float" office:value="59.110999999999997" table:style-name="ce8">
            <text:p>59.111</text:p>
          </table:table-cell>
          <table:table-cell office:value-type="float" office:value="95.204999999999998" table:style-name="ce8">
            <text:p>95.205</text:p>
          </table:table-cell>
          <table:table-cell office:value-type="float" office:value="77.533000000000001" table:style-name="ce8">
            <text:p>77.533</text:p>
          </table:table-cell>
          <table:table-cell office:value-type="float" office:value="71.983999999999995" table:style-name="ce8">
            <text:p>71.984</text:p>
          </table:table-cell>
          <table:table-cell office:value-type="float" office:value="10.773999999999999" table:style-name="ce8">
            <text:p>10.774</text:p>
          </table:table-cell>
          <table:table-cell office:value-type="float" office:value="15.153" table:style-name="ce8">
            <text:p>15.153</text:p>
          </table:table-cell>
          <table:table-cell office:value-type="float" office:value="15.445" table:style-name="ce8">
            <text:p>15.445</text:p>
          </table:table-cell>
          <table:table-cell office:value-type="float" office:value="15.803000000000001" table:style-name="ce8">
            <text:p>15.803</text:p>
          </table:table-cell>
          <table:table-cell office:value-type="float" office:value="10.061999999999999" table:style-name="ce8">
            <text:p>10.062</text:p>
          </table:table-cell>
          <table:table-cell office:value-type="float" office:value="11.597" table:style-name="ce8">
            <text:p>11.597</text:p>
          </table:table-cell>
          <table:table-cell office:value-type="float" office:value="0.25900000000000001" table:style-name="ce8">
            <text:p>0.259</text:p>
          </table:table-cell>
          <table:table-cell office:value-type="float" office:value="21.146999999999998" table:style-name="ce8">
            <text:p>21.147</text:p>
          </table:table-cell>
          <table:table-cell office:value-type="float" office:value="2.7959999999999998" table:style-name="ce8">
            <text:p>2.796</text:p>
          </table:table-cell>
          <table:table-cell office:value-type="float" office:value="1.3759999999999999" table:style-name="ce8">
            <text:p>1.376</text:p>
          </table:table-cell>
          <table:table-cell office:value-type="float" office:value="13.403" table:style-name="ce8">
            <text:p>13.403</text:p>
          </table:table-cell>
          <table:table-cell office:value-type="float" office:value="10.898" table:style-name="ce8">
            <text:p>10.898</text:p>
          </table:table-cell>
          <table:table-cell office:value-type="float" office:value="1.0289999999999999" table:style-name="ce8">
            <text:p>1.029</text:p>
          </table:table-cell>
          <table:table-cell office:value-type="float" office:value="2.4380000000000002" table:style-name="ce8">
            <text:p>2.438</text:p>
          </table:table-cell>
          <table:table-cell office:value-type="float" office:value="2.758" table:style-name="ce8">
            <text:p>2.758</text:p>
          </table:table-cell>
          <table:table-cell office:value-type="float" office:value="1.712" table:style-name="ce8">
            <text:p>1.712</text:p>
          </table:table-cell>
          <table:table-cell office:value-type="float" office:value="4.7229999999999999" table:style-name="ce8">
            <text:p>4.723</text:p>
          </table:table-cell>
          <table:table-cell office:value-type="float" office:value="19.611000000000001" table:style-name="ce8">
            <text:p>19.611</text:p>
          </table:table-cell>
          <table:table-cell office:value-type="float" office:value="21.824000000000002" table:style-name="ce8">
            <text:p>21.824</text:p>
          </table:table-cell>
          <table:table-cell office:value-type="float" office:value="19.666" table:style-name="ce8">
            <text:p>19.666</text:p>
          </table:table-cell>
          <table:table-cell office:value-type="float" office:value="9.6489999999999991" table:style-name="ce8">
            <text:p>9.649</text:p>
          </table:table-cell>
          <table:table-cell office:value-type="float" office:value="9.1809999999999992" table:style-name="ce8">
            <text:p>9.181</text:p>
          </table:table-cell>
          <table:table-cell office:value-type="string" table:style-name="ce8">
            <text:p>8.14</text:p>
          </table:table-cell>
          <table:table-cell office:value-type="string" table:style-name="ce8">
            <text:p>2.567</text:p>
          </table:table-cell>
          <table:table-cell office:value-type="string" table:style-name="ce8">
            <text:p>24.355</text:p>
          </table:table-cell>
          <table:table-cell office:value-type="string" table:style-name="ce8">
            <text:p>37.37</text:p>
          </table:table-cell>
          <table:table-cell office:value-type="string" table:style-name="ce8">
            <text:p>0.698</text:p>
          </table:table-cell>
          <table:table-cell office:value-type="string" table:style-name="ce8">
            <text:p>36.756</text:p>
          </table:table-cell>
          <table:table-cell office:value-type="string" table:style-name="ce8">
            <text:p>43.926</text:p>
          </table:table-cell>
          <table:table-cell office:value-type="string" table:style-name="ce8">
            <text:p>25.124</text:p>
          </table:table-cell>
          <table:table-cell office:value-type="string" table:style-name="ce8">
            <text:p>39.536</text:p>
          </table:table-cell>
          <table:table-cell office:value-type="string" table:style-name="ce8">
            <text:p>37.292</text:p>
          </table:table-cell>
          <table:table-cell office:value-type="string" table:style-name="ce8">
            <text:p>24.019</text:p>
          </table:table-cell>
          <table:table-cell office:value-type="string" table:style-name="ce8">
            <text:p>2.851</text:p>
          </table:table-cell>
          <table:table-cell office:value-type="string" table:style-name="ce8">
            <text:p>4.862</text:p>
          </table:table-cell>
          <table:table-cell office:value-type="string" table:style-name="ce8">
            <text:p>8.321</text:p>
          </table:table-cell>
          <table:table-cell office:value-type="string" table:style-name="ce8">
            <text:p>11.12</text:p>
          </table:table-cell>
          <table:table-cell office:value-type="string" table:style-name="ce8">
            <text:p>16.312</text:p>
          </table:table-cell>
          <table:table-cell office:value-type="string" table:style-name="ce8">
            <text:p>4.041</text:p>
          </table:table-cell>
          <table:table-cell office:value-type="string" table:style-name="ce8">
            <text:p>37.684</text:p>
          </table:table-cell>
          <table:table-cell office:value-type="string" table:style-name="ce8">
            <text:p>8.868</text:p>
          </table:table-cell>
          <table:table-cell office:value-type="string" table:style-name="ce8">
            <text:p>33.039</text:p>
          </table:table-cell>
          <table:table-cell office:value-type="string" table:style-name="ce8">
            <text:p>29.095</text:p>
          </table:table-cell>
          <table:table-cell office:value-type="string" table:style-name="ce8">
            <text:p>5.767</text:p>
          </table:table-cell>
          <table:table-cell office:value-type="string" table:style-name="ce8">
            <text:p>1.44</text:p>
          </table:table-cell>
          <table:table-cell office:value-type="string" table:style-name="ce8">
            <text:p>1.038</text:p>
          </table:table-cell>
          <table:table-cell office:value-type="string" table:style-name="ce8">
            <text:p>1.531</text:p>
          </table:table-cell>
          <table:table-cell office:value-type="string" table:style-name="ce8">
            <text:p>1.842</text:p>
          </table:table-cell>
          <table:table-cell office:value-type="string" table:style-name="ce8">
            <text:p>1.304</text:p>
          </table:table-cell>
          <table:table-cell office:value-type="string" table:style-name="ce8">
            <text:p>2.874</text:p>
          </table:table-cell>
          <table:table-cell office:value-type="string" table:style-name="ce8">
            <text:p>10.853</text:p>
          </table:table-cell>
          <table:table-cell office:value-type="string" table:style-name="ce8">
            <text:p>38.737</text:p>
          </table:table-cell>
          <table:table-cell office:value-type="string" table:style-name="ce8">
            <text:p>12.996</text:p>
          </table:table-cell>
          <table:table-cell office:value-type="string" table:style-name="ce8">
            <text:p>36.864</text:p>
          </table:table-cell>
          <table:table-cell office:value-type="string" table:style-name="ce8">
            <text:p>63.707</text:p>
          </table:table-cell>
          <table:table-cell office:value-type="string" table:style-name="ce8">
            <text:p>36.569</text:p>
          </table:table-cell>
          <table:table-cell office:value-type="float" office:value="58.158999999999999" table:style-name="ce8">
            <text:p>58.159</text:p>
          </table:table-cell>
          <table:table-cell office:value-type="float" office:value="66.762" table:style-name="ce8">
            <text:p>66.762</text:p>
          </table:table-cell>
          <table:table-cell office:value-type="float" office:value="56.712000000000003" table:style-name="ce8">
            <text:p>56.712</text:p>
          </table:table-cell>
          <table:table-cell office:value-type="float" office:value="44.987000000000002" table:style-name="ce8">
            <text:p>44.987</text:p>
          </table:table-cell>
          <table:table-cell office:value-type="float" office:value="67.927000000000007" table:style-name="ce8">
            <text:p>67.927</text:p>
          </table:table-cell>
          <table:table-cell office:value-type="float" office:value="67.572000000000003" table:style-name="ce8">
            <text:p>67.572</text:p>
          </table:table-cell>
          <table:table-cell office:value-type="float" office:value="5.3890000000000002" table:style-name="ce8">
            <text:p>5.389</text:p>
          </table:table-cell>
          <table:table-cell office:value-type="float" office:value="75.873000000000005" table:style-name="ce8">
            <text:p>75.873</text:p>
          </table:table-cell>
          <table:table-cell table:number-columns-repeated="16238"/>
        </table:table-row>
        <table:table-row table:style-name="ro3">
          <table:table-cell office:value-type="string" table:style-name="ce3">
            <text:p>H05: Do you manage any other employees?</text:p>
          </table:table-cell>
          <table:table-cell office:value-type="string" table:style-name="ce3">
            <text:p>Manager</text:p>
          </table:table-cell>
          <table:table-cell office:value-type="float" office:value="101613" table:style-name="ce8">
            <text:p>101613</text:p>
          </table:table-cell>
          <table:table-cell office:value-type="float" office:value="67.242999999999995" table:style-name="ce8">
            <text:p>67.243</text:p>
          </table:table-cell>
          <table:table-cell office:value-type="float" office:value="85.629000000000005" table:style-name="ce8">
            <text:p>85.629</text:p>
          </table:table-cell>
          <table:table-cell office:value-type="float" office:value="86.9" table:style-name="ce8">
            <text:p>86.9</text:p>
          </table:table-cell>
          <table:table-cell office:value-type="float" office:value="76.081000000000003" table:style-name="ce8">
            <text:p>76.081</text:p>
          </table:table-cell>
          <table:table-cell office:value-type="float" office:value="88.745999999999995" table:style-name="ce8">
            <text:p>88.746</text:p>
          </table:table-cell>
          <table:table-cell office:value-type="float" office:value="61.781999999999996" table:style-name="ce8">
            <text:p>61.782</text:p>
          </table:table-cell>
          <table:table-cell office:value-type="float" office:value="83.603999999999999" table:style-name="ce8">
            <text:p>83.604</text:p>
          </table:table-cell>
          <table:table-cell office:value-type="float" office:value="73.456000000000003" table:style-name="ce8">
            <text:p>73.456</text:p>
          </table:table-cell>
          <table:table-cell office:value-type="float" office:value="41.787999999999997" table:style-name="ce8">
            <text:p>41.788</text:p>
          </table:table-cell>
          <table:table-cell office:value-type="float" office:value="58.697000000000003" table:style-name="ce8">
            <text:p>58.697</text:p>
          </table:table-cell>
          <table:table-cell office:value-type="float" office:value="25.623000000000001" table:style-name="ce8">
            <text:p>25.623</text:p>
          </table:table-cell>
          <table:table-cell office:value-type="float" office:value="76.156000000000006" table:style-name="ce8">
            <text:p>76.156</text:p>
          </table:table-cell>
          <table:table-cell office:value-type="float" office:value="94.218000000000004" table:style-name="ce8">
            <text:p>94.218</text:p>
          </table:table-cell>
          <table:table-cell office:value-type="float" office:value="90.254000000000005" table:style-name="ce8">
            <text:p>90.254</text:p>
          </table:table-cell>
          <table:table-cell office:value-type="float" office:value="84.661000000000001" table:style-name="ce8">
            <text:p>84.661</text:p>
          </table:table-cell>
          <table:table-cell office:value-type="float" office:value="73.385999999999996" table:style-name="ce8">
            <text:p>73.386</text:p>
          </table:table-cell>
          <table:table-cell office:value-type="float" office:value="85.602999999999994" table:style-name="ce8">
            <text:p>85.603</text:p>
          </table:table-cell>
          <table:table-cell office:value-type="float" office:value="85.426000000000002" table:style-name="ce8">
            <text:p>85.426</text:p>
          </table:table-cell>
          <table:table-cell office:value-type="float" office:value="88.376000000000005" table:style-name="ce8">
            <text:p>88.376</text:p>
          </table:table-cell>
          <table:table-cell office:value-type="float" office:value="77.92" table:style-name="ce8">
            <text:p>77.92</text:p>
          </table:table-cell>
          <table:table-cell office:value-type="float" office:value="87.768000000000001" table:style-name="ce8">
            <text:p>87.768</text:p>
          </table:table-cell>
          <table:table-cell office:value-type="float" office:value="88.421999999999997" table:style-name="ce8">
            <text:p>88.422</text:p>
          </table:table-cell>
          <table:table-cell office:value-type="float" office:value="73.373000000000005" table:style-name="ce8">
            <text:p>73.373</text:p>
          </table:table-cell>
          <table:table-cell office:value-type="float" office:value="82.308000000000007" table:style-name="ce8">
            <text:p>82.308</text:p>
          </table:table-cell>
          <table:table-cell office:value-type="float" office:value="84.177999999999997" table:style-name="ce8">
            <text:p>84.178</text:p>
          </table:table-cell>
          <table:table-cell office:value-type="float" office:value="71.650999999999996" table:style-name="ce8">
            <text:p>71.651</text:p>
          </table:table-cell>
          <table:table-cell office:value-type="float" office:value="68.912000000000006" table:style-name="ce8">
            <text:p>68.912</text:p>
          </table:table-cell>
          <table:table-cell office:value-type="float" office:value="73.917000000000002" table:style-name="ce8">
            <text:p>73.917</text:p>
          </table:table-cell>
          <table:table-cell office:value-type="float" office:value="52.295999999999999" table:style-name="ce8">
            <text:p>52.296</text:p>
          </table:table-cell>
          <table:table-cell office:value-type="float" office:value="90.313000000000002" table:style-name="ce8">
            <text:p>90.313</text:p>
          </table:table-cell>
          <table:table-cell office:value-type="float" office:value="89.353999999999999" table:style-name="ce8">
            <text:p>89.354</text:p>
          </table:table-cell>
          <table:table-cell office:value-type="float" office:value="86.585999999999999" table:style-name="ce8">
            <text:p>86.586</text:p>
          </table:table-cell>
          <table:table-cell office:value-type="float" office:value="69.03" table:style-name="ce8">
            <text:p>69.03</text:p>
          </table:table-cell>
          <table:table-cell office:value-type="float" office:value="55.302999999999997" table:style-name="ce8">
            <text:p>55.303</text:p>
          </table:table-cell>
          <table:table-cell office:value-type="float" office:value="64.012" table:style-name="ce8">
            <text:p>64.012</text:p>
          </table:table-cell>
          <table:table-cell office:value-type="float" office:value="58.777999999999999" table:style-name="ce8">
            <text:p>58.778</text:p>
          </table:table-cell>
          <table:table-cell office:value-type="float" office:value="85.819000000000003" table:style-name="ce8">
            <text:p>85.819</text:p>
          </table:table-cell>
          <table:table-cell office:value-type="float" office:value="89.488" table:style-name="ce8">
            <text:p>89.488</text:p>
          </table:table-cell>
          <table:table-cell office:value-type="float" office:value="76.921000000000006" table:style-name="ce8">
            <text:p>76.921</text:p>
          </table:table-cell>
          <table:table-cell office:value-type="float" office:value="82.179000000000002" table:style-name="ce8">
            <text:p>82.179</text:p>
          </table:table-cell>
          <table:table-cell office:value-type="float" office:value="74.278999999999996" table:style-name="ce8">
            <text:p>74.279</text:p>
          </table:table-cell>
          <table:table-cell office:value-type="float" office:value="80.283000000000001" table:style-name="ce8">
            <text:p>80.283</text:p>
          </table:table-cell>
          <table:table-cell office:value-type="float" office:value="91.221000000000004" table:style-name="ce8">
            <text:p>91.221</text:p>
          </table:table-cell>
          <table:table-cell office:value-type="float" office:value="74.37" table:style-name="ce8">
            <text:p>74.37</text:p>
          </table:table-cell>
          <table:table-cell office:value-type="float" office:value="56.177999999999997" table:style-name="ce8">
            <text:p>56.178</text:p>
          </table:table-cell>
          <table:table-cell office:value-type="float" office:value="64.402000000000001" table:style-name="ce8">
            <text:p>64.402</text:p>
          </table:table-cell>
          <table:table-cell office:value-type="float" office:value="42.23" table:style-name="ce8">
            <text:p>42.23</text:p>
          </table:table-cell>
          <table:table-cell office:value-type="float" office:value="48.601999999999997" table:style-name="ce8">
            <text:p>48.602</text:p>
          </table:table-cell>
          <table:table-cell office:value-type="float" office:value="34.551000000000002" table:style-name="ce8">
            <text:p>34.551</text:p>
          </table:table-cell>
          <table:table-cell office:value-type="float" office:value="75.605000000000004" table:style-name="ce8">
            <text:p>75.605</text:p>
          </table:table-cell>
          <table:table-cell office:value-type="float" office:value="69.941000000000003" table:style-name="ce8">
            <text:p>69.941</text:p>
          </table:table-cell>
          <table:table-cell office:value-type="float" office:value="57.999000000000002" table:style-name="ce8">
            <text:p>57.999</text:p>
          </table:table-cell>
          <table:table-cell office:value-type="float" office:value="62.25" table:style-name="ce8">
            <text:p>62.25</text:p>
          </table:table-cell>
          <table:table-cell office:value-type="float" office:value="41.244999999999997" table:style-name="ce8">
            <text:p>41.245</text:p>
          </table:table-cell>
          <table:table-cell office:value-type="float" office:value="41.558" table:style-name="ce8">
            <text:p>41.558</text:p>
          </table:table-cell>
          <table:table-cell office:value-type="float" office:value="71.942999999999998" table:style-name="ce8">
            <text:p>71.943</text:p>
          </table:table-cell>
          <table:table-cell office:value-type="float" office:value="48.527999999999999" table:style-name="ce8">
            <text:p>48.528</text:p>
          </table:table-cell>
          <table:table-cell office:value-type="float" office:value="59.21" table:style-name="ce8">
            <text:p>59.21</text:p>
          </table:table-cell>
          <table:table-cell office:value-type="float" office:value="70.320999999999998" table:style-name="ce8">
            <text:p>70.321</text:p>
          </table:table-cell>
          <table:table-cell office:value-type="float" office:value="66.638999999999996" table:style-name="ce8">
            <text:p>66.639</text:p>
          </table:table-cell>
          <table:table-cell office:value-type="float" office:value="62.857999999999997" table:style-name="ce8">
            <text:p>62.858</text:p>
          </table:table-cell>
          <table:table-cell office:value-type="float" office:value="59.573999999999998" table:style-name="ce8">
            <text:p>59.574</text:p>
          </table:table-cell>
          <table:table-cell office:value-type="float" office:value="56.975999999999999" table:style-name="ce8">
            <text:p>56.976</text:p>
          </table:table-cell>
          <table:table-cell office:value-type="float" office:value="59.228999999999999" table:style-name="ce8">
            <text:p>59.229</text:p>
          </table:table-cell>
          <table:table-cell office:value-type="float" office:value="48.643999999999998" table:style-name="ce8">
            <text:p>48.644</text:p>
          </table:table-cell>
          <table:table-cell office:value-type="float" office:value="91.537999999999997" table:style-name="ce8">
            <text:p>91.538</text:p>
          </table:table-cell>
          <table:table-cell office:value-type="float" office:value="78.921999999999997" table:style-name="ce8">
            <text:p>78.922</text:p>
          </table:table-cell>
          <table:table-cell office:value-type="float" office:value="75.602000000000004" table:style-name="ce8">
            <text:p>75.602</text:p>
          </table:table-cell>
          <table:table-cell office:value-type="float" office:value="78.948999999999998" table:style-name="ce8">
            <text:p>78.949</text:p>
          </table:table-cell>
          <table:table-cell office:value-type="float" office:value="83.837999999999994" table:style-name="ce8">
            <text:p>83.838</text:p>
          </table:table-cell>
          <table:table-cell office:value-type="float" office:value="68.066999999999993" table:style-name="ce8">
            <text:p>68.067</text:p>
          </table:table-cell>
          <table:table-cell office:value-type="float" office:value="76.144000000000005" table:style-name="ce8">
            <text:p>76.144</text:p>
          </table:table-cell>
          <table:table-cell office:value-type="float" office:value="5.327" table:style-name="ce8">
            <text:p>5.327</text:p>
          </table:table-cell>
          <table:table-cell office:value-type="float" office:value="11.385" table:style-name="ce8">
            <text:p>11.385</text:p>
          </table:table-cell>
          <table:table-cell office:value-type="float" office:value="30.198" table:style-name="ce8">
            <text:p>30.198</text:p>
          </table:table-cell>
          <table:table-cell office:value-type="float" office:value="53.088999999999999" table:style-name="ce8">
            <text:p>53.089</text:p>
          </table:table-cell>
          <table:table-cell office:value-type="float" office:value="96.105999999999995" table:style-name="ce8">
            <text:p>96.106</text:p>
          </table:table-cell>
          <table:table-cell office:value-type="float" office:value="77.728999999999999" table:style-name="ce8">
            <text:p>77.729</text:p>
          </table:table-cell>
          <table:table-cell office:value-type="float" office:value="77.406000000000006" table:style-name="ce8">
            <text:p>77.406</text:p>
          </table:table-cell>
          <table:table-cell office:value-type="float" office:value="8.4420000000000002" table:style-name="ce8">
            <text:p>8.442</text:p>
          </table:table-cell>
          <table:table-cell office:value-type="float" office:value="18.062999999999999" table:style-name="ce8">
            <text:p>18.063</text:p>
          </table:table-cell>
          <table:table-cell office:value-type="float" office:value="11.218999999999999" table:style-name="ce8">
            <text:p>11.219</text:p>
          </table:table-cell>
          <table:table-cell office:value-type="float" office:value="9.2539999999999996" table:style-name="ce8">
            <text:p>9.254</text:p>
          </table:table-cell>
          <table:table-cell office:value-type="float" office:value="13.651999999999999" table:style-name="ce8">
            <text:p>13.652</text:p>
          </table:table-cell>
          <table:table-cell office:value-type="float" office:value="19.161999999999999" table:style-name="ce8">
            <text:p>19.162</text:p>
          </table:table-cell>
          <table:table-cell office:value-type="float" office:value="0.32800000000000001" table:style-name="ce8">
            <text:p>0.328</text:p>
          </table:table-cell>
          <table:table-cell office:value-type="float" office:value="26.416" table:style-name="ce8">
            <text:p>26.416</text:p>
          </table:table-cell>
          <table:table-cell office:value-type="float" office:value="3.0529999999999999" table:style-name="ce8">
            <text:p>3.053</text:p>
          </table:table-cell>
          <table:table-cell office:value-type="float" office:value="1.778" table:style-name="ce8">
            <text:p>1.778</text:p>
          </table:table-cell>
          <table:table-cell office:value-type="float" office:value="8.7739999999999991" table:style-name="ce8">
            <text:p>8.774</text:p>
          </table:table-cell>
          <table:table-cell office:value-type="float" office:value="10.576000000000001" table:style-name="ce8">
            <text:p>10.576</text:p>
          </table:table-cell>
          <table:table-cell office:value-type="float" office:value="1.837" table:style-name="ce8">
            <text:p>1.837</text:p>
          </table:table-cell>
          <table:table-cell office:value-type="float" office:value="2.5150000000000001" table:style-name="ce8">
            <text:p>2.515</text:p>
          </table:table-cell>
          <table:table-cell office:value-type="float" office:value="3.5910000000000002" table:style-name="ce8">
            <text:p>3.591</text:p>
          </table:table-cell>
          <table:table-cell office:value-type="float" office:value="2.1989999999999998" table:style-name="ce8">
            <text:p>2.199</text:p>
          </table:table-cell>
          <table:table-cell office:value-type="float" office:value="6.5860000000000003" table:style-name="ce8">
            <text:p>6.586</text:p>
          </table:table-cell>
          <table:table-cell office:value-type="float" office:value="14.565" table:style-name="ce8">
            <text:p>14.565</text:p>
          </table:table-cell>
          <table:table-cell office:value-type="float" office:value="15.068" table:style-name="ce8">
            <text:p>15.068</text:p>
          </table:table-cell>
          <table:table-cell office:value-type="float" office:value="20.449000000000002" table:style-name="ce8">
            <text:p>20.449</text:p>
          </table:table-cell>
          <table:table-cell office:value-type="float" office:value="8.0020000000000007" table:style-name="ce8">
            <text:p>8.002</text:p>
          </table:table-cell>
          <table:table-cell office:value-type="float" office:value="8.3759999999999994" table:style-name="ce8">
            <text:p>8.376</text:p>
          </table:table-cell>
          <table:table-cell office:value-type="string" table:style-name="ce8">
            <text:p>8.202</text:p>
          </table:table-cell>
          <table:table-cell office:value-type="string" table:style-name="ce8">
            <text:p>3.193</text:p>
          </table:table-cell>
          <table:table-cell office:value-type="string" table:style-name="ce8">
            <text:p>26.432</text:p>
          </table:table-cell>
          <table:table-cell office:value-type="string" table:style-name="ce8">
            <text:p>44.273</text:p>
          </table:table-cell>
          <table:table-cell office:value-type="string" table:style-name="ce8">
            <text:p>0.542</text:p>
          </table:table-cell>
          <table:table-cell office:value-type="string" table:style-name="ce8">
            <text:p>38.133</text:p>
          </table:table-cell>
          <table:table-cell office:value-type="string" table:style-name="ce8">
            <text:p>43.766</text:p>
          </table:table-cell>
          <table:table-cell office:value-type="string" table:style-name="ce8">
            <text:p>27.752</text:p>
          </table:table-cell>
          <table:table-cell office:value-type="string" table:style-name="ce8">
            <text:p>32.795</text:p>
          </table:table-cell>
          <table:table-cell office:value-type="string" table:style-name="ce8">
            <text:p>34.728</text:p>
          </table:table-cell>
          <table:table-cell office:value-type="string" table:style-name="ce8">
            <text:p>29.79</text:p>
          </table:table-cell>
          <table:table-cell office:value-type="string" table:style-name="ce8">
            <text:p>1.72</text:p>
          </table:table-cell>
          <table:table-cell office:value-type="string" table:style-name="ce8">
            <text:p>2.828</text:p>
          </table:table-cell>
          <table:table-cell office:value-type="string" table:style-name="ce8">
            <text:p>6.281</text:p>
          </table:table-cell>
          <table:table-cell office:value-type="string" table:style-name="ce8">
            <text:p>6.835</text:p>
          </table:table-cell>
          <table:table-cell office:value-type="string" table:style-name="ce8">
            <text:p>14.306</text:p>
          </table:table-cell>
          <table:table-cell office:value-type="string" table:style-name="ce8">
            <text:p>2.946</text:p>
          </table:table-cell>
          <table:table-cell office:value-type="string" table:style-name="ce8">
            <text:p>34.732</text:p>
          </table:table-cell>
          <table:table-cell office:value-type="string" table:style-name="ce8">
            <text:p>11.455</text:p>
          </table:table-cell>
          <table:table-cell office:value-type="string" table:style-name="ce8">
            <text:p>28.502</text:p>
          </table:table-cell>
          <table:table-cell office:value-type="string" table:style-name="ce8">
            <text:p>28.36</text:p>
          </table:table-cell>
          <table:table-cell office:value-type="string" table:style-name="ce8">
            <text:p>13.548</text:p>
          </table:table-cell>
          <table:table-cell office:value-type="string" table:style-name="ce8">
            <text:p>2.731</text:p>
          </table:table-cell>
          <table:table-cell office:value-type="string" table:style-name="ce8">
            <text:p>1.643</text:p>
          </table:table-cell>
          <table:table-cell office:value-type="string" table:style-name="ce8">
            <text:p>2.282</text:p>
          </table:table-cell>
          <table:table-cell office:value-type="string" table:style-name="ce8">
            <text:p>1.289</text:p>
          </table:table-cell>
          <table:table-cell office:value-type="string" table:style-name="ce8">
            <text:p>0.851</text:p>
          </table:table-cell>
          <table:table-cell office:value-type="string" table:style-name="ce8">
            <text:p>2.754</text:p>
          </table:table-cell>
          <table:table-cell office:value-type="string" table:style-name="ce8">
            <text:p>8.464</text:p>
          </table:table-cell>
          <table:table-cell office:value-type="string" table:style-name="ce8">
            <text:p>41.737</text:p>
          </table:table-cell>
          <table:table-cell office:value-type="string" table:style-name="ce8">
            <text:p>15.986</text:p>
          </table:table-cell>
          <table:table-cell office:value-type="string" table:style-name="ce8">
            <text:p>38.244</text:p>
          </table:table-cell>
          <table:table-cell office:value-type="string" table:style-name="ce8">
            <text:p>60.663</text:p>
          </table:table-cell>
          <table:table-cell office:value-type="string" table:style-name="ce8">
            <text:p>30.082</text:p>
          </table:table-cell>
          <table:table-cell office:value-type="float" office:value="61.75" table:style-name="ce8">
            <text:p>61.75</text:p>
          </table:table-cell>
          <table:table-cell office:value-type="float" office:value="70.504999999999995" table:style-name="ce8">
            <text:p>70.505</text:p>
          </table:table-cell>
          <table:table-cell office:value-type="float" office:value="59.619" table:style-name="ce8">
            <text:p>59.619</text:p>
          </table:table-cell>
          <table:table-cell office:value-type="float" office:value="46.03" table:style-name="ce8">
            <text:p>46.03</text:p>
          </table:table-cell>
          <table:table-cell office:value-type="float" office:value="72.59" table:style-name="ce8">
            <text:p>72.59</text:p>
          </table:table-cell>
          <table:table-cell office:value-type="float" office:value="72.918000000000006" table:style-name="ce8">
            <text:p>72.918</text:p>
          </table:table-cell>
          <table:table-cell office:value-type="float" office:value="4.1360000000000001" table:style-name="ce8">
            <text:p>4.136</text:p>
          </table:table-cell>
          <table:table-cell office:value-type="float" office:value="80.998000000000005" table:style-name="ce8">
            <text:p>80.998</text:p>
          </table:table-cell>
          <table:table-cell table:number-columns-repeated="16238"/>
        </table:table-row>
        <table:table-row table:style-name="ro3">
          <table:table-cell office:value-type="string" table:style-name="ce3">
            <text:p>H05: Do you manage any other employees?</text:p>
          </table:table-cell>
          <table:table-cell office:value-type="string" table:style-name="ce3">
            <text:p>Non-manager</text:p>
          </table:table-cell>
          <table:table-cell office:value-type="float" office:value="215147" table:style-name="ce8">
            <text:p>215147</text:p>
          </table:table-cell>
          <table:table-cell office:value-type="float" office:value="62.045000000000002" table:style-name="ce8">
            <text:p>62.045</text:p>
          </table:table-cell>
          <table:table-cell office:value-type="float" office:value="72.381" table:style-name="ce8">
            <text:p>72.381</text:p>
          </table:table-cell>
          <table:table-cell office:value-type="float" office:value="81.206000000000003" table:style-name="ce8">
            <text:p>81.206</text:p>
          </table:table-cell>
          <table:table-cell office:value-type="float" office:value="69.971000000000004" table:style-name="ce8">
            <text:p>69.971</text:p>
          </table:table-cell>
          <table:table-cell office:value-type="float" office:value="80.13" table:style-name="ce8">
            <text:p>80.13</text:p>
          </table:table-cell>
          <table:table-cell office:value-type="float" office:value="54.192" table:style-name="ce8">
            <text:p>54.192</text:p>
          </table:table-cell>
          <table:table-cell office:value-type="float" office:value="77.37" table:style-name="ce8">
            <text:p>77.37</text:p>
          </table:table-cell>
          <table:table-cell office:value-type="float" office:value="74.070999999999998" table:style-name="ce8">
            <text:p>74.071</text:p>
          </table:table-cell>
          <table:table-cell office:value-type="float" office:value="34.311" table:style-name="ce8">
            <text:p>34.311</text:p>
          </table:table-cell>
          <table:table-cell office:value-type="float" office:value="49.965000000000003" table:style-name="ce8">
            <text:p>49.965</text:p>
          </table:table-cell>
          <table:table-cell office:value-type="float" office:value="29.016999999999999" table:style-name="ce8">
            <text:p>29.017</text:p>
          </table:table-cell>
          <table:table-cell office:value-type="float" office:value="72.016999999999996" table:style-name="ce8">
            <text:p>72.017</text:p>
          </table:table-cell>
          <table:table-cell office:value-type="float" office:value="87.8" table:style-name="ce8">
            <text:p>87.8</text:p>
          </table:table-cell>
          <table:table-cell office:value-type="float" office:value="79.938000000000002" table:style-name="ce8">
            <text:p>79.938</text:p>
          </table:table-cell>
          <table:table-cell office:value-type="float" office:value="75.608999999999995" table:style-name="ce8">
            <text:p>75.609</text:p>
          </table:table-cell>
          <table:table-cell office:value-type="float" office:value="50.893999999999998" table:style-name="ce8">
            <text:p>50.894</text:p>
          </table:table-cell>
          <table:table-cell office:value-type="float" office:value="67.611999999999995" table:style-name="ce8">
            <text:p>67.612</text:p>
          </table:table-cell>
          <table:table-cell office:value-type="float" office:value="79.608000000000004" table:style-name="ce8">
            <text:p>79.608</text:p>
          </table:table-cell>
          <table:table-cell office:value-type="float" office:value="82.801000000000002" table:style-name="ce8">
            <text:p>82.801</text:p>
          </table:table-cell>
          <table:table-cell office:value-type="float" office:value="72.164000000000001" table:style-name="ce8">
            <text:p>72.164</text:p>
          </table:table-cell>
          <table:table-cell office:value-type="float" office:value="84.466999999999999" table:style-name="ce8">
            <text:p>84.467</text:p>
          </table:table-cell>
          <table:table-cell office:value-type="float" office:value="79.650000000000006" table:style-name="ce8">
            <text:p>79.65</text:p>
          </table:table-cell>
          <table:table-cell office:value-type="float" office:value="66.525000000000006" table:style-name="ce8">
            <text:p>66.525</text:p>
          </table:table-cell>
          <table:table-cell office:value-type="float" office:value="76.355000000000004" table:style-name="ce8">
            <text:p>76.355</text:p>
          </table:table-cell>
          <table:table-cell office:value-type="float" office:value="80.33" table:style-name="ce8">
            <text:p>80.33</text:p>
          </table:table-cell>
          <table:table-cell office:value-type="float" office:value="68.762" table:style-name="ce8">
            <text:p>68.762</text:p>
          </table:table-cell>
          <table:table-cell office:value-type="float" office:value="65.102000000000004" table:style-name="ce8">
            <text:p>65.102</text:p>
          </table:table-cell>
          <table:table-cell office:value-type="float" office:value="68.192999999999998" table:style-name="ce8">
            <text:p>68.193</text:p>
          </table:table-cell>
          <table:table-cell office:value-type="float" office:value="38.084000000000003" table:style-name="ce8">
            <text:p>38.084</text:p>
          </table:table-cell>
          <table:table-cell office:value-type="float" office:value="86.227000000000004" table:style-name="ce8">
            <text:p>86.227</text:p>
          </table:table-cell>
          <table:table-cell office:value-type="float" office:value="82.108999999999995" table:style-name="ce8">
            <text:p>82.109</text:p>
          </table:table-cell>
          <table:table-cell office:value-type="float" office:value="72.057000000000002" table:style-name="ce8">
            <text:p>72.057</text:p>
          </table:table-cell>
          <table:table-cell office:value-type="float" office:value="65.62" table:style-name="ce8">
            <text:p>65.62</text:p>
          </table:table-cell>
          <table:table-cell office:value-type="float" office:value="50.573999999999998" table:style-name="ce8">
            <text:p>50.574</text:p>
          </table:table-cell>
          <table:table-cell office:value-type="float" office:value="54.591999999999999" table:style-name="ce8">
            <text:p>54.592</text:p>
          </table:table-cell>
          <table:table-cell office:value-type="float" office:value="45.954000000000001" table:style-name="ce8">
            <text:p>45.954</text:p>
          </table:table-cell>
          <table:table-cell office:value-type="float" office:value="79.902000000000001" table:style-name="ce8">
            <text:p>79.902</text:p>
          </table:table-cell>
          <table:table-cell office:value-type="float" office:value="86.298000000000002" table:style-name="ce8">
            <text:p>86.298</text:p>
          </table:table-cell>
          <table:table-cell office:value-type="float" office:value="67.435000000000002" table:style-name="ce8">
            <text:p>67.435</text:p>
          </table:table-cell>
          <table:table-cell office:value-type="float" office:value="75.826999999999998" table:style-name="ce8">
            <text:p>75.827</text:p>
          </table:table-cell>
          <table:table-cell office:value-type="float" office:value="68.328000000000003" table:style-name="ce8">
            <text:p>68.328</text:p>
          </table:table-cell>
          <table:table-cell office:value-type="float" office:value="76.509" table:style-name="ce8">
            <text:p>76.509</text:p>
          </table:table-cell>
          <table:table-cell office:value-type="float" office:value="85.444999999999993" table:style-name="ce8">
            <text:p>85.445</text:p>
          </table:table-cell>
          <table:table-cell office:value-type="float" office:value="71.649000000000001" table:style-name="ce8">
            <text:p>71.649</text:p>
          </table:table-cell>
          <table:table-cell office:value-type="float" office:value="67.867999999999995" table:style-name="ce8">
            <text:p>67.868</text:p>
          </table:table-cell>
          <table:table-cell office:value-type="float" office:value="74.614000000000004" table:style-name="ce8">
            <text:p>74.614</text:p>
          </table:table-cell>
          <table:table-cell office:value-type="float" office:value="33.423000000000002" table:style-name="ce8">
            <text:p>33.423</text:p>
          </table:table-cell>
          <table:table-cell office:value-type="float" office:value="39.970999999999997" table:style-name="ce8">
            <text:p>39.971</text:p>
          </table:table-cell>
          <table:table-cell office:value-type="float" office:value="29.545000000000002" table:style-name="ce8">
            <text:p>29.545</text:p>
          </table:table-cell>
          <table:table-cell office:value-type="float" office:value="65.789000000000001" table:style-name="ce8">
            <text:p>65.789</text:p>
          </table:table-cell>
          <table:table-cell office:value-type="float" office:value="60.543999999999997" table:style-name="ce8">
            <text:p>60.544</text:p>
          </table:table-cell>
          <table:table-cell office:value-type="float" office:value="52.878999999999998" table:style-name="ce8">
            <text:p>52.879</text:p>
          </table:table-cell>
          <table:table-cell office:value-type="float" office:value="52.530999999999999" table:style-name="ce8">
            <text:p>52.531</text:p>
          </table:table-cell>
          <table:table-cell office:value-type="float" office:value="39.744" table:style-name="ce8">
            <text:p>39.744</text:p>
          </table:table-cell>
          <table:table-cell office:value-type="float" office:value="34.762" table:style-name="ce8">
            <text:p>34.762</text:p>
          </table:table-cell>
          <table:table-cell office:value-type="float" office:value="63.508000000000003" table:style-name="ce8">
            <text:p>63.508</text:p>
          </table:table-cell>
          <table:table-cell office:value-type="float" office:value="34.65" table:style-name="ce8">
            <text:p>34.65</text:p>
          </table:table-cell>
          <table:table-cell office:value-type="float" office:value="45.244" table:style-name="ce8">
            <text:p>45.244</text:p>
          </table:table-cell>
          <table:table-cell office:value-type="float" office:value="60.881" table:style-name="ce8">
            <text:p>60.881</text:p>
          </table:table-cell>
          <table:table-cell office:value-type="float" office:value="58.456000000000003" table:style-name="ce8">
            <text:p>58.456</text:p>
          </table:table-cell>
          <table:table-cell office:value-type="float" office:value="50.226999999999997" table:style-name="ce8">
            <text:p>50.227</text:p>
          </table:table-cell>
          <table:table-cell office:value-type="float" office:value="52.725999999999999" table:style-name="ce8">
            <text:p>52.726</text:p>
          </table:table-cell>
          <table:table-cell office:value-type="float" office:value="49.750999999999998" table:style-name="ce8">
            <text:p>49.751</text:p>
          </table:table-cell>
          <table:table-cell office:value-type="float" office:value="45.453000000000003" table:style-name="ce8">
            <text:p>45.453</text:p>
          </table:table-cell>
          <table:table-cell office:value-type="float" office:value="32.182000000000002" table:style-name="ce8">
            <text:p>32.182</text:p>
          </table:table-cell>
          <table:table-cell office:value-type="float" office:value="88.781000000000006" table:style-name="ce8">
            <text:p>88.781</text:p>
          </table:table-cell>
          <table:table-cell office:value-type="float" office:value="64.382000000000005" table:style-name="ce8">
            <text:p>64.382</text:p>
          </table:table-cell>
          <table:table-cell office:value-type="float" office:value="67.539000000000001" table:style-name="ce8">
            <text:p>67.539</text:p>
          </table:table-cell>
          <table:table-cell office:value-type="float" office:value="64.858000000000004" table:style-name="ce8">
            <text:p>64.858</text:p>
          </table:table-cell>
          <table:table-cell office:value-type="float" office:value="77.123000000000005" table:style-name="ce8">
            <text:p>77.123</text:p>
          </table:table-cell>
          <table:table-cell office:value-type="float" office:value="56.582999999999998" table:style-name="ce8">
            <text:p>56.583</text:p>
          </table:table-cell>
          <table:table-cell office:value-type="float" office:value="67.924000000000007" table:style-name="ce8">
            <text:p>67.924</text:p>
          </table:table-cell>
          <table:table-cell office:value-type="float" office:value="6.6829999999999998" table:style-name="ce8">
            <text:p>6.683</text:p>
          </table:table-cell>
          <table:table-cell office:value-type="float" office:value="10.599" table:style-name="ce8">
            <text:p>10.599</text:p>
          </table:table-cell>
          <table:table-cell office:value-type="float" office:value="27.24" table:style-name="ce8">
            <text:p>27.24</text:p>
          </table:table-cell>
          <table:table-cell office:value-type="float" office:value="55.476999999999997" table:style-name="ce8">
            <text:p>55.477</text:p>
          </table:table-cell>
          <table:table-cell office:value-type="float" office:value="88.873999999999995" table:style-name="ce8">
            <text:p>88.874</text:p>
          </table:table-cell>
          <table:table-cell office:value-type="float" office:value="64.414000000000001" table:style-name="ce8">
            <text:p>64.414</text:p>
          </table:table-cell>
          <table:table-cell office:value-type="float" office:value="69.805999999999997" table:style-name="ce8">
            <text:p>69.806</text:p>
          </table:table-cell>
          <table:table-cell office:value-type="float" office:value="10.715999999999999" table:style-name="ce8">
            <text:p>10.716</text:p>
          </table:table-cell>
          <table:table-cell office:value-type="float" office:value="16.041" table:style-name="ce8">
            <text:p>16.041</text:p>
          </table:table-cell>
          <table:table-cell office:value-type="float" office:value="14.321" table:style-name="ce8">
            <text:p>14.321</text:p>
          </table:table-cell>
          <table:table-cell office:value-type="float" office:value="16.414999999999999" table:style-name="ce8">
            <text:p>16.415</text:p>
          </table:table-cell>
          <table:table-cell office:value-type="float" office:value="12.032" table:style-name="ce8">
            <text:p>12.032</text:p>
          </table:table-cell>
          <table:table-cell office:value-type="float" office:value="12.397" table:style-name="ce8">
            <text:p>12.397</text:p>
          </table:table-cell>
          <table:table-cell office:value-type="float" office:value="0.4" table:style-name="ce8">
            <text:p>0.4</text:p>
          </table:table-cell>
          <table:table-cell office:value-type="float" office:value="22.047999999999998" table:style-name="ce8">
            <text:p>22.048</text:p>
          </table:table-cell>
          <table:table-cell office:value-type="float" office:value="3.5960000000000001" table:style-name="ce8">
            <text:p>3.596</text:p>
          </table:table-cell>
          <table:table-cell office:value-type="float" office:value="1.571" table:style-name="ce8">
            <text:p>1.571</text:p>
          </table:table-cell>
          <table:table-cell office:value-type="float" office:value="15.314" table:style-name="ce8">
            <text:p>15.314</text:p>
          </table:table-cell>
          <table:table-cell office:value-type="float" office:value="10.141999999999999" table:style-name="ce8">
            <text:p>10.142</text:p>
          </table:table-cell>
          <table:table-cell office:value-type="float" office:value="1.5149999999999999" table:style-name="ce8">
            <text:p>1.515</text:p>
          </table:table-cell>
          <table:table-cell office:value-type="float" office:value="3.282" table:style-name="ce8">
            <text:p>3.282</text:p>
          </table:table-cell>
          <table:table-cell office:value-type="float" office:value="2.9820000000000002" table:style-name="ce8">
            <text:p>2.982</text:p>
          </table:table-cell>
          <table:table-cell office:value-type="float" office:value="2.294" table:style-name="ce8">
            <text:p>2.294</text:p>
          </table:table-cell>
          <table:table-cell office:value-type="float" office:value="5.1669999999999998" table:style-name="ce8">
            <text:p>5.167</text:p>
          </table:table-cell>
          <table:table-cell office:value-type="float" office:value="18.399999999999999" table:style-name="ce8">
            <text:p>18.4</text:p>
          </table:table-cell>
          <table:table-cell office:value-type="float" office:value="20.710999999999999" table:style-name="ce8">
            <text:p>20.711</text:p>
          </table:table-cell>
          <table:table-cell office:value-type="float" office:value="19.114000000000001" table:style-name="ce8">
            <text:p>19.114</text:p>
          </table:table-cell>
          <table:table-cell office:value-type="float" office:value="9.4239999999999995" table:style-name="ce8">
            <text:p>9.424</text:p>
          </table:table-cell>
          <table:table-cell office:value-type="float" office:value="8.9659999999999993" table:style-name="ce8">
            <text:p>8.966</text:p>
          </table:table-cell>
          <table:table-cell office:value-type="string" table:style-name="ce8">
            <text:p>11.425</text:p>
          </table:table-cell>
          <table:table-cell office:value-type="string" table:style-name="ce8">
            <text:p>4.9</text:p>
          </table:table-cell>
          <table:table-cell office:value-type="string" table:style-name="ce8">
            <text:p>26.109</text:p>
          </table:table-cell>
          <table:table-cell office:value-type="string" table:style-name="ce8">
            <text:p>35.696</text:p>
          </table:table-cell>
          <table:table-cell office:value-type="string" table:style-name="ce8">
            <text:p>0.995</text:p>
          </table:table-cell>
          <table:table-cell office:value-type="string" table:style-name="ce8">
            <text:p>38.299</text:p>
          </table:table-cell>
          <table:table-cell office:value-type="string" table:style-name="ce8">
            <text:p>45.308</text:p>
          </table:table-cell>
          <table:table-cell office:value-type="string" table:style-name="ce8">
            <text:p>23.959</text:p>
          </table:table-cell>
          <table:table-cell office:value-type="string" table:style-name="ce8">
            <text:p>41.497</text:p>
          </table:table-cell>
          <table:table-cell office:value-type="string" table:style-name="ce8">
            <text:p>37.029</text:p>
          </table:table-cell>
          <table:table-cell office:value-type="string" table:style-name="ce8">
            <text:p>23.417</text:p>
          </table:table-cell>
          <table:table-cell office:value-type="string" table:style-name="ce8">
            <text:p>3.765</text:p>
          </table:table-cell>
          <table:table-cell office:value-type="string" table:style-name="ce8">
            <text:p>5.447</text:p>
          </table:table-cell>
          <table:table-cell office:value-type="string" table:style-name="ce8">
            <text:p>10.368</text:p>
          </table:table-cell>
          <table:table-cell office:value-type="string" table:style-name="ce8">
            <text:p>13.976</text:p>
          </table:table-cell>
          <table:table-cell office:value-type="string" table:style-name="ce8">
            <text:p>16.7</text:p>
          </table:table-cell>
          <table:table-cell office:value-type="string" table:style-name="ce8">
            <text:p>3.864</text:p>
          </table:table-cell>
          <table:table-cell office:value-type="string" table:style-name="ce8">
            <text:p>42.319</text:p>
          </table:table-cell>
          <table:table-cell office:value-type="string" table:style-name="ce8">
            <text:p>9.074</text:p>
          </table:table-cell>
          <table:table-cell office:value-type="string" table:style-name="ce8">
            <text:p>34.034</text:p>
          </table:table-cell>
          <table:table-cell office:value-type="string" table:style-name="ce8">
            <text:p>26.93</text:p>
          </table:table-cell>
          <table:table-cell office:value-type="string" table:style-name="ce8">
            <text:p>0.951</text:p>
          </table:table-cell>
          <table:table-cell office:value-type="string" table:style-name="ce8">
            <text:p>1.589</text:p>
          </table:table-cell>
          <table:table-cell office:value-type="string" table:style-name="ce8">
            <text:p>0.977</text:p>
          </table:table-cell>
          <table:table-cell office:value-type="string" table:style-name="ce8">
            <text:p>1.579</text:p>
          </table:table-cell>
          <table:table-cell office:value-type="string" table:style-name="ce8">
            <text:p>2.316</text:p>
          </table:table-cell>
          <table:table-cell office:value-type="string" table:style-name="ce8">
            <text:p>1.474</text:p>
          </table:table-cell>
          <table:table-cell office:value-type="string" table:style-name="ce8">
            <text:p>2.682</text:p>
          </table:table-cell>
          <table:table-cell office:value-type="string" table:style-name="ce8">
            <text:p>11.108</text:p>
          </table:table-cell>
          <table:table-cell office:value-type="string" table:style-name="ce8">
            <text:p>40.198</text:p>
          </table:table-cell>
          <table:table-cell office:value-type="string" table:style-name="ce8">
            <text:p>13.867</text:p>
          </table:table-cell>
          <table:table-cell office:value-type="string" table:style-name="ce8">
            <text:p>39.845</text:p>
          </table:table-cell>
          <table:table-cell office:value-type="string" table:style-name="ce8">
            <text:p>61.862</text:p>
          </table:table-cell>
          <table:table-cell office:value-type="string" table:style-name="ce8">
            <text:p>36.959</text:p>
          </table:table-cell>
          <table:table-cell office:value-type="float" office:value="57.167999999999999" table:style-name="ce8">
            <text:p>57.168</text:p>
          </table:table-cell>
          <table:table-cell office:value-type="float" office:value="64.403000000000006" table:style-name="ce8">
            <text:p>64.403</text:p>
          </table:table-cell>
          <table:table-cell office:value-type="float" office:value="55.320999999999998" table:style-name="ce8">
            <text:p>55.321</text:p>
          </table:table-cell>
          <table:table-cell office:value-type="float" office:value="43.311" table:style-name="ce8">
            <text:p>43.311</text:p>
          </table:table-cell>
          <table:table-cell office:value-type="float" office:value="66.75" table:style-name="ce8">
            <text:p>66.75</text:p>
          </table:table-cell>
          <table:table-cell office:value-type="float" office:value="68.384" table:style-name="ce8">
            <text:p>68.384</text:p>
          </table:table-cell>
          <table:table-cell office:value-type="float" office:value="6.5069999999999997" table:style-name="ce8">
            <text:p>6.507</text:p>
          </table:table-cell>
          <table:table-cell office:value-type="float" office:value="73.581000000000003" table:style-name="ce8">
            <text:p>73.581</text:p>
          </table:table-cell>
          <table:table-cell table:number-columns-repeated="16238"/>
        </table:table-row>
        <table:table-row table:style-name="ro3">
          <table:table-cell office:value-type="string" table:style-name="ce3">
            <text:p>H06: Do you work full-time, part-time, or in a job share?</text:p>
          </table:table-cell>
          <table:table-cell office:value-type="string" table:style-name="ce3">
            <text:p>Full-time</text:p>
          </table:table-cell>
          <table:table-cell office:value-type="float" office:value="260322" table:style-name="ce8">
            <text:p>260322</text:p>
          </table:table-cell>
          <table:table-cell office:value-type="float" office:value="64.224000000000004" table:style-name="ce8">
            <text:p>64.224</text:p>
          </table:table-cell>
          <table:table-cell office:value-type="float" office:value="77.298000000000002" table:style-name="ce8">
            <text:p>77.298</text:p>
          </table:table-cell>
          <table:table-cell office:value-type="float" office:value="82.825999999999993" table:style-name="ce8">
            <text:p>82.826</text:p>
          </table:table-cell>
          <table:table-cell office:value-type="float" office:value="72.231999999999999" table:style-name="ce8">
            <text:p>72.232</text:p>
          </table:table-cell>
          <table:table-cell office:value-type="float" office:value="82.759" table:style-name="ce8">
            <text:p>82.759</text:p>
          </table:table-cell>
          <table:table-cell office:value-type="float" office:value="57.381" table:style-name="ce8">
            <text:p>57.381</text:p>
          </table:table-cell>
          <table:table-cell office:value-type="float" office:value="79.343999999999994" table:style-name="ce8">
            <text:p>79.344</text:p>
          </table:table-cell>
          <table:table-cell office:value-type="float" office:value="73.5" table:style-name="ce8">
            <text:p>73.5</text:p>
          </table:table-cell>
          <table:table-cell office:value-type="float" office:value="36.917000000000002" table:style-name="ce8">
            <text:p>36.917</text:p>
          </table:table-cell>
          <table:table-cell office:value-type="float" office:value="53.298000000000002" table:style-name="ce8">
            <text:p>53.298</text:p>
          </table:table-cell>
          <table:table-cell office:value-type="float" office:value="27.83" table:style-name="ce8">
            <text:p>27.83</text:p>
          </table:table-cell>
          <table:table-cell office:value-type="float" office:value="73.373999999999995" table:style-name="ce8">
            <text:p>73.374</text:p>
          </table:table-cell>
          <table:table-cell office:value-type="float" office:value="90.162999999999997" table:style-name="ce8">
            <text:p>90.163</text:p>
          </table:table-cell>
          <table:table-cell office:value-type="float" office:value="83.275000000000006" table:style-name="ce8">
            <text:p>83.275</text:p>
          </table:table-cell>
          <table:table-cell office:value-type="float" office:value="78.799000000000007" table:style-name="ce8">
            <text:p>78.799</text:p>
          </table:table-cell>
          <table:table-cell office:value-type="float" office:value="59.634" table:style-name="ce8">
            <text:p>59.634</text:p>
          </table:table-cell>
          <table:table-cell office:value-type="float" office:value="74.584000000000003" table:style-name="ce8">
            <text:p>74.584</text:p>
          </table:table-cell>
          <table:table-cell office:value-type="float" office:value="81.209999999999994" table:style-name="ce8">
            <text:p>81.21</text:p>
          </table:table-cell>
          <table:table-cell office:value-type="float" office:value="84.444000000000003" table:style-name="ce8">
            <text:p>84.444</text:p>
          </table:table-cell>
          <table:table-cell office:value-type="float" office:value="74.338999999999999" table:style-name="ce8">
            <text:p>74.339</text:p>
          </table:table-cell>
          <table:table-cell office:value-type="float" office:value="85.343000000000004" table:style-name="ce8">
            <text:p>85.343</text:p>
          </table:table-cell>
          <table:table-cell office:value-type="float" office:value="82.897999999999996" table:style-name="ce8">
            <text:p>82.898</text:p>
          </table:table-cell>
          <table:table-cell office:value-type="float" office:value="68.742000000000004" table:style-name="ce8">
            <text:p>68.742</text:p>
          </table:table-cell>
          <table:table-cell office:value-type="float" office:value="78.525999999999996" table:style-name="ce8">
            <text:p>78.526</text:p>
          </table:table-cell>
          <table:table-cell office:value-type="float" office:value="81.811000000000007" table:style-name="ce8">
            <text:p>81.811</text:p>
          </table:table-cell>
          <table:table-cell office:value-type="float" office:value="69.972999999999999" table:style-name="ce8">
            <text:p>69.973</text:p>
          </table:table-cell>
          <table:table-cell office:value-type="float" office:value="67.019000000000005" table:style-name="ce8">
            <text:p>67.019</text:p>
          </table:table-cell>
          <table:table-cell office:value-type="float" office:value="70.44" table:style-name="ce8">
            <text:p>70.44</text:p>
          </table:table-cell>
          <table:table-cell office:value-type="float" office:value="43.170999999999999" table:style-name="ce8">
            <text:p>43.171</text:p>
          </table:table-cell>
          <table:table-cell office:value-type="float" office:value="87.06" table:style-name="ce8">
            <text:p>87.06</text:p>
          </table:table-cell>
          <table:table-cell office:value-type="float" office:value="84.225999999999999" table:style-name="ce8">
            <text:p>84.226</text:p>
          </table:table-cell>
          <table:table-cell office:value-type="float" office:value="77.001000000000005" table:style-name="ce8">
            <text:p>77.001</text:p>
          </table:table-cell>
          <table:table-cell office:value-type="float" office:value="66.430999999999997" table:style-name="ce8">
            <text:p>66.431</text:p>
          </table:table-cell>
          <table:table-cell office:value-type="float" office:value="52.848999999999997" table:style-name="ce8">
            <text:p>52.849</text:p>
          </table:table-cell>
          <table:table-cell office:value-type="float" office:value="58.332999999999998" table:style-name="ce8">
            <text:p>58.333</text:p>
          </table:table-cell>
          <table:table-cell office:value-type="float" office:value="51.89" table:style-name="ce8">
            <text:p>51.89</text:p>
          </table:table-cell>
          <table:table-cell office:value-type="float" office:value="81.820999999999998" table:style-name="ce8">
            <text:p>81.821</text:p>
          </table:table-cell>
          <table:table-cell office:value-type="float" office:value="86.986000000000004" table:style-name="ce8">
            <text:p>86.986</text:p>
          </table:table-cell>
          <table:table-cell office:value-type="float" office:value="70.849000000000004" table:style-name="ce8">
            <text:p>70.849</text:p>
          </table:table-cell>
          <table:table-cell office:value-type="float" office:value="77.715000000000003" table:style-name="ce8">
            <text:p>77.715</text:p>
          </table:table-cell>
          <table:table-cell office:value-type="float" office:value="70.399000000000001" table:style-name="ce8">
            <text:p>70.399</text:p>
          </table:table-cell>
          <table:table-cell office:value-type="float" office:value="77.588999999999999" table:style-name="ce8">
            <text:p>77.589</text:p>
          </table:table-cell>
          <table:table-cell office:value-type="float" office:value="87.731999999999999" table:style-name="ce8">
            <text:p>87.732</text:p>
          </table:table-cell>
          <table:table-cell office:value-type="float" office:value="72.510999999999996" table:style-name="ce8">
            <text:p>72.511</text:p>
          </table:table-cell>
          <table:table-cell office:value-type="float" office:value="63.186999999999998" table:style-name="ce8">
            <text:p>63.187</text:p>
          </table:table-cell>
          <table:table-cell office:value-type="float" office:value="69.572000000000003" table:style-name="ce8">
            <text:p>69.572</text:p>
          </table:table-cell>
          <table:table-cell office:value-type="float" office:value="36.665999999999997" table:style-name="ce8">
            <text:p>36.666</text:p>
          </table:table-cell>
          <table:table-cell office:value-type="float" office:value="42.771000000000001" table:style-name="ce8">
            <text:p>42.771</text:p>
          </table:table-cell>
          <table:table-cell office:value-type="float" office:value="31.321999999999999" table:style-name="ce8">
            <text:p>31.322</text:p>
          </table:table-cell>
          <table:table-cell office:value-type="float" office:value="69.637" table:style-name="ce8">
            <text:p>69.637</text:p>
          </table:table-cell>
          <table:table-cell office:value-type="float" office:value="64.156000000000006" table:style-name="ce8">
            <text:p>64.156</text:p>
          </table:table-cell>
          <table:table-cell office:value-type="float" office:value="54.670999999999999" table:style-name="ce8">
            <text:p>54.671</text:p>
          </table:table-cell>
          <table:table-cell office:value-type="float" office:value="56.500999999999998" table:style-name="ce8">
            <text:p>56.501</text:p>
          </table:table-cell>
          <table:table-cell office:value-type="float" office:value="40.284999999999997" table:style-name="ce8">
            <text:p>40.285</text:p>
          </table:table-cell>
          <table:table-cell office:value-type="float" office:value="37.645000000000003" table:style-name="ce8">
            <text:p>37.645</text:p>
          </table:table-cell>
          <table:table-cell office:value-type="float" office:value="66.347999999999999" table:style-name="ce8">
            <text:p>66.348</text:p>
          </table:table-cell>
          <table:table-cell office:value-type="float" office:value="40.005000000000003" table:style-name="ce8">
            <text:p>40.005</text:p>
          </table:table-cell>
          <table:table-cell office:value-type="float" office:value="50.401000000000003" table:style-name="ce8">
            <text:p>50.401</text:p>
          </table:table-cell>
          <table:table-cell office:value-type="float" office:value="65.233999999999995" table:style-name="ce8">
            <text:p>65.234</text:p>
          </table:table-cell>
          <table:table-cell office:value-type="float" office:value="62.378" table:style-name="ce8">
            <text:p>62.378</text:p>
          </table:table-cell>
          <table:table-cell office:value-type="float" office:value="54.558" table:style-name="ce8">
            <text:p>54.558</text:p>
          </table:table-cell>
          <table:table-cell office:value-type="float" office:value="55.61" table:style-name="ce8">
            <text:p>55.61</text:p>
          </table:table-cell>
          <table:table-cell office:value-type="float" office:value="52.808999999999997" table:style-name="ce8">
            <text:p>52.809</text:p>
          </table:table-cell>
          <table:table-cell office:value-type="float" office:value="50.106000000000002" table:style-name="ce8">
            <text:p>50.106</text:p>
          </table:table-cell>
          <table:table-cell office:value-type="float" office:value="37.322000000000003" table:style-name="ce8">
            <text:p>37.322</text:p>
          </table:table-cell>
          <table:table-cell office:value-type="float" office:value="89.602000000000004" table:style-name="ce8">
            <text:p>89.602</text:p>
          </table:table-cell>
          <table:table-cell office:value-type="float" office:value="70.087000000000003" table:style-name="ce8">
            <text:p>70.087</text:p>
          </table:table-cell>
          <table:table-cell office:value-type="float" office:value="70.430000000000007" table:style-name="ce8">
            <text:p>70.43</text:p>
          </table:table-cell>
          <table:table-cell office:value-type="float" office:value="70.135000000000005" table:style-name="ce8">
            <text:p>70.135</text:p>
          </table:table-cell>
          <table:table-cell office:value-type="float" office:value="79.122" table:style-name="ce8">
            <text:p>79.122</text:p>
          </table:table-cell>
          <table:table-cell office:value-type="float" office:value="60.173000000000002" table:style-name="ce8">
            <text:p>60.173</text:p>
          </table:table-cell>
          <table:table-cell office:value-type="float" office:value="70.853999999999999" table:style-name="ce8">
            <text:p>70.854</text:p>
          </table:table-cell>
          <table:table-cell office:value-type="float" office:value="6.2039999999999997" table:style-name="ce8">
            <text:p>6.204</text:p>
          </table:table-cell>
          <table:table-cell office:value-type="float" office:value="11.007" table:style-name="ce8">
            <text:p>11.007</text:p>
          </table:table-cell>
          <table:table-cell office:value-type="float" office:value="28.413" table:style-name="ce8">
            <text:p>28.413</text:p>
          </table:table-cell>
          <table:table-cell office:value-type="float" office:value="54.375999999999998" table:style-name="ce8">
            <text:p>54.376</text:p>
          </table:table-cell>
          <table:table-cell office:value-type="float" office:value="90.885999999999996" table:style-name="ce8">
            <text:p>90.886</text:p>
          </table:table-cell>
          <table:table-cell office:value-type="float" office:value="68.046000000000006" table:style-name="ce8">
            <text:p>68.046</text:p>
          </table:table-cell>
          <table:table-cell office:value-type="float" office:value="71.841999999999999" table:style-name="ce8">
            <text:p>71.842</text:p>
          </table:table-cell>
          <table:table-cell office:value-type="float" office:value="9.8930000000000007" table:style-name="ce8">
            <text:p>9.893</text:p>
          </table:table-cell>
          <table:table-cell office:value-type="float" office:value="17.393999999999998" table:style-name="ce8">
            <text:p>17.394</text:p>
          </table:table-cell>
          <table:table-cell office:value-type="float" office:value="11.115" table:style-name="ce8">
            <text:p>11.115</text:p>
          </table:table-cell>
          <table:table-cell office:value-type="float" office:value="13.683" table:style-name="ce8">
            <text:p>13.683</text:p>
          </table:table-cell>
          <table:table-cell office:value-type="float" office:value="13.920999999999999" table:style-name="ce8">
            <text:p>13.921</text:p>
          </table:table-cell>
          <table:table-cell office:value-type="float" office:value="15.683" table:style-name="ce8">
            <text:p>15.683</text:p>
          </table:table-cell>
          <table:table-cell office:value-type="float" office:value="0.42499999999999999" table:style-name="ce8">
            <text:p>0.425</text:p>
          </table:table-cell>
          <table:table-cell office:value-type="float" office:value="25.78" table:style-name="ce8">
            <text:p>25.78</text:p>
          </table:table-cell>
          <table:table-cell office:value-type="float" office:value="3.9089999999999998" table:style-name="ce8">
            <text:p>3.909</text:p>
          </table:table-cell>
          <table:table-cell office:value-type="float" office:value="1.7969999999999999" table:style-name="ce8">
            <text:p>1.797</text:p>
          </table:table-cell>
          <table:table-cell office:value-type="float" office:value="13.452999999999999" table:style-name="ce8">
            <text:p>13.453</text:p>
          </table:table-cell>
          <table:table-cell office:value-type="float" office:value="10.904999999999999" table:style-name="ce8">
            <text:p>10.905</text:p>
          </table:table-cell>
          <table:table-cell office:value-type="float" office:value="1.345" table:style-name="ce8">
            <text:p>1.345</text:p>
          </table:table-cell>
          <table:table-cell office:value-type="float" office:value="3.3279999999999998" table:style-name="ce8">
            <text:p>3.328</text:p>
          </table:table-cell>
          <table:table-cell office:value-type="float" office:value="3.48" table:style-name="ce8">
            <text:p>3.48</text:p>
          </table:table-cell>
          <table:table-cell office:value-type="float" office:value="2.58" table:style-name="ce8">
            <text:p>2.58</text:p>
          </table:table-cell>
          <table:table-cell office:value-type="float" office:value="6.4189999999999996" table:style-name="ce8">
            <text:p>6.419</text:p>
          </table:table-cell>
          <table:table-cell office:value-type="float" office:value="17.053999999999998" table:style-name="ce8">
            <text:p>17.054</text:p>
          </table:table-cell>
          <table:table-cell office:value-type="float" office:value="14.502000000000001" table:style-name="ce8">
            <text:p>14.502</text:p>
          </table:table-cell>
          <table:table-cell office:value-type="float" office:value="20.776" table:style-name="ce8">
            <text:p>20.776</text:p>
          </table:table-cell>
          <table:table-cell office:value-type="float" office:value="9.3529999999999998" table:style-name="ce8">
            <text:p>9.353</text:p>
          </table:table-cell>
          <table:table-cell office:value-type="float" office:value="9.1189999999999998" table:style-name="ce8">
            <text:p>9.119</text:p>
          </table:table-cell>
          <table:table-cell office:value-type="string" table:style-name="ce8">
            <text:p>11.115</text:p>
          </table:table-cell>
          <table:table-cell office:value-type="string" table:style-name="ce8">
            <text:p>4.591</text:p>
          </table:table-cell>
          <table:table-cell office:value-type="string" table:style-name="ce8">
            <text:p>27.054</text:p>
          </table:table-cell>
          <table:table-cell office:value-type="string" table:style-name="ce8">
            <text:p>39.378</text:p>
          </table:table-cell>
          <table:table-cell office:value-type="string" table:style-name="ce8">
            <text:p>0.939</text:p>
          </table:table-cell>
          <table:table-cell office:value-type="string" table:style-name="ce8">
            <text:p>38.655</text:p>
          </table:table-cell>
          <table:table-cell office:value-type="string" table:style-name="ce8">
            <text:p>45.745</text:p>
          </table:table-cell>
          <table:table-cell office:value-type="string" table:style-name="ce8">
            <text:p>26.056</text:p>
          </table:table-cell>
          <table:table-cell office:value-type="string" table:style-name="ce8">
            <text:p>39.175</text:p>
          </table:table-cell>
          <table:table-cell office:value-type="string" table:style-name="ce8">
            <text:p>36.617</text:p>
          </table:table-cell>
          <table:table-cell office:value-type="string" table:style-name="ce8">
            <text:p>26.817</text:p>
          </table:table-cell>
          <table:table-cell office:value-type="string" table:style-name="ce8">
            <text:p>3.074</text:p>
          </table:table-cell>
          <table:table-cell office:value-type="string" table:style-name="ce8">
            <text:p>4.342</text:p>
          </table:table-cell>
          <table:table-cell office:value-type="string" table:style-name="ce8">
            <text:p>9.238</text:p>
          </table:table-cell>
          <table:table-cell office:value-type="string" table:style-name="ce8">
            <text:p>11.504</text:p>
          </table:table-cell>
          <table:table-cell office:value-type="string" table:style-name="ce8">
            <text:p>15.799</text:p>
          </table:table-cell>
          <table:table-cell office:value-type="string" table:style-name="ce8">
            <text:p>3.463</text:p>
          </table:table-cell>
          <table:table-cell office:value-type="string" table:style-name="ce8">
            <text:p>39.932</text:p>
          </table:table-cell>
          <table:table-cell office:value-type="string" table:style-name="ce8">
            <text:p>10.403</text:p>
          </table:table-cell>
          <table:table-cell office:value-type="string" table:style-name="ce8">
            <text:p>31.987</text:p>
          </table:table-cell>
          <table:table-cell office:value-type="string" table:style-name="ce8">
            <text:p>27.8</text:p>
          </table:table-cell>
          <table:table-cell office:value-type="string" table:style-name="ce8">
            <text:p>5.053</text:p>
          </table:table-cell>
          <table:table-cell office:value-type="string" table:style-name="ce8">
            <text:p>2.115</text:p>
          </table:table-cell>
          <table:table-cell office:value-type="string" table:style-name="ce8">
            <text:p>1.253</text:p>
          </table:table-cell>
          <table:table-cell office:value-type="string" table:style-name="ce8">
            <text:p>2.021</text:p>
          </table:table-cell>
          <table:table-cell office:value-type="string" table:style-name="ce8">
            <text:p>2.14</text:p>
          </table:table-cell>
          <table:table-cell office:value-type="string" table:style-name="ce8">
            <text:p>1.282</text:p>
          </table:table-cell>
          <table:table-cell office:value-type="string" table:style-name="ce8">
            <text:p>2.794</text:p>
          </table:table-cell>
          <table:table-cell office:value-type="string" table:style-name="ce8">
            <text:p>10.238</text:p>
          </table:table-cell>
          <table:table-cell office:value-type="string" table:style-name="ce8">
            <text:p>40.669</text:p>
          </table:table-cell>
          <table:table-cell office:value-type="string" table:style-name="ce8">
            <text:p>14.403</text:p>
          </table:table-cell>
          <table:table-cell office:value-type="string" table:style-name="ce8">
            <text:p>38.521</text:p>
          </table:table-cell>
          <table:table-cell office:value-type="string" table:style-name="ce8">
            <text:p>61.661</text:p>
          </table:table-cell>
          <table:table-cell office:value-type="string" table:style-name="ce8">
            <text:p>35.044</text:p>
          </table:table-cell>
          <table:table-cell office:value-type="float" office:value="58.384" table:style-name="ce8">
            <text:p>58.384</text:p>
          </table:table-cell>
          <table:table-cell office:value-type="float" office:value="65.647000000000006" table:style-name="ce8">
            <text:p>65.647</text:p>
          </table:table-cell>
          <table:table-cell office:value-type="float" office:value="56.377000000000002" table:style-name="ce8">
            <text:p>56.377</text:p>
          </table:table-cell>
          <table:table-cell office:value-type="float" office:value="44.447000000000003" table:style-name="ce8">
            <text:p>44.447</text:p>
          </table:table-cell>
          <table:table-cell office:value-type="float" office:value="69.153000000000006" table:style-name="ce8">
            <text:p>69.153</text:p>
          </table:table-cell>
          <table:table-cell office:value-type="float" office:value="70.400000000000006" table:style-name="ce8">
            <text:p>70.4</text:p>
          </table:table-cell>
          <table:table-cell office:value-type="float" office:value="5.9580000000000002" table:style-name="ce8">
            <text:p>5.958</text:p>
          </table:table-cell>
          <table:table-cell office:value-type="float" office:value="75.912999999999997" table:style-name="ce8">
            <text:p>75.913</text:p>
          </table:table-cell>
          <table:table-cell table:number-columns-repeated="16238"/>
        </table:table-row>
        <table:table-row table:style-name="ro3">
          <table:table-cell office:value-type="string" table:style-name="ce3">
            <text:p>H06: Do you work full-time, part-time, or in a job share?</text:p>
          </table:table-cell>
          <table:table-cell office:value-type="string" table:style-name="ce3">
            <text:p>Part-time</text:p>
          </table:table-cell>
          <table:table-cell office:value-type="float" office:value="55418" table:style-name="ce8">
            <text:p>55418</text:p>
          </table:table-cell>
          <table:table-cell office:value-type="float" office:value="61.273000000000003" table:style-name="ce8">
            <text:p>61.273</text:p>
          </table:table-cell>
          <table:table-cell office:value-type="float" office:value="73.343000000000004" table:style-name="ce8">
            <text:p>73.343</text:p>
          </table:table-cell>
          <table:table-cell office:value-type="float" office:value="83.914000000000001" table:style-name="ce8">
            <text:p>83.914</text:p>
          </table:table-cell>
          <table:table-cell office:value-type="float" office:value="70.424000000000007" table:style-name="ce8">
            <text:p>70.424</text:p>
          </table:table-cell>
          <table:table-cell office:value-type="float" office:value="83.350999999999999" table:style-name="ce8">
            <text:p>83.351</text:p>
          </table:table-cell>
          <table:table-cell office:value-type="float" office:value="53.033999999999999" table:style-name="ce8">
            <text:p>53.034</text:p>
          </table:table-cell>
          <table:table-cell office:value-type="float" office:value="79.347999999999999" table:style-name="ce8">
            <text:p>79.348</text:p>
          </table:table-cell>
          <table:table-cell office:value-type="float" office:value="75.566000000000003" table:style-name="ce8">
            <text:p>75.566</text:p>
          </table:table-cell>
          <table:table-cell office:value-type="float" office:value="35.610999999999997" table:style-name="ce8">
            <text:p>35.611</text:p>
          </table:table-cell>
          <table:table-cell office:value-type="float" office:value="50.128" table:style-name="ce8">
            <text:p>50.128</text:p>
          </table:table-cell>
          <table:table-cell office:value-type="float" office:value="28.443000000000001" table:style-name="ce8">
            <text:p>28.443</text:p>
          </table:table-cell>
          <table:table-cell office:value-type="float" office:value="73.156000000000006" table:style-name="ce8">
            <text:p>73.156</text:p>
          </table:table-cell>
          <table:table-cell office:value-type="float" office:value="88.298000000000002" table:style-name="ce8">
            <text:p>88.298</text:p>
          </table:table-cell>
          <table:table-cell office:value-type="float" office:value="82.96" table:style-name="ce8">
            <text:p>82.96</text:p>
          </table:table-cell>
          <table:table-cell office:value-type="float" office:value="77.021000000000001" table:style-name="ce8">
            <text:p>77.021</text:p>
          </table:table-cell>
          <table:table-cell office:value-type="float" office:value="50.802999999999997" table:style-name="ce8">
            <text:p>50.803</text:p>
          </table:table-cell>
          <table:table-cell office:value-type="float" office:value="67.600999999999999" table:style-name="ce8">
            <text:p>67.601</text:p>
          </table:table-cell>
          <table:table-cell office:value-type="float" office:value="82.652000000000001" table:style-name="ce8">
            <text:p>82.652</text:p>
          </table:table-cell>
          <table:table-cell office:value-type="float" office:value="85.167000000000002" table:style-name="ce8">
            <text:p>85.167</text:p>
          </table:table-cell>
          <table:table-cell office:value-type="float" office:value="72.34" table:style-name="ce8">
            <text:p>72.34</text:p>
          </table:table-cell>
          <table:table-cell office:value-type="float" office:value="86.308000000000007" table:style-name="ce8">
            <text:p>86.308</text:p>
          </table:table-cell>
          <table:table-cell office:value-type="float" office:value="80.305000000000007" table:style-name="ce8">
            <text:p>80.305</text:p>
          </table:table-cell>
          <table:table-cell office:value-type="float" office:value="68.498000000000005" table:style-name="ce8">
            <text:p>68.498</text:p>
          </table:table-cell>
          <table:table-cell office:value-type="float" office:value="76.896000000000001" table:style-name="ce8">
            <text:p>76.896</text:p>
          </table:table-cell>
          <table:table-cell office:value-type="float" office:value="80.346000000000004" table:style-name="ce8">
            <text:p>80.346</text:p>
          </table:table-cell>
          <table:table-cell office:value-type="float" office:value="68.346999999999994" table:style-name="ce8">
            <text:p>68.347</text:p>
          </table:table-cell>
          <table:table-cell office:value-type="float" office:value="63.082000000000001" table:style-name="ce8">
            <text:p>63.082</text:p>
          </table:table-cell>
          <table:table-cell office:value-type="float" office:value="67.992000000000004" table:style-name="ce8">
            <text:p>67.992</text:p>
          </table:table-cell>
          <table:table-cell office:value-type="float" office:value="40.012999999999998" table:style-name="ce8">
            <text:p>40.013</text:p>
          </table:table-cell>
          <table:table-cell office:value-type="float" office:value="89.637" table:style-name="ce8">
            <text:p>89.637</text:p>
          </table:table-cell>
          <table:table-cell office:value-type="float" office:value="85.260999999999996" table:style-name="ce8">
            <text:p>85.261</text:p>
          </table:table-cell>
          <table:table-cell office:value-type="float" office:value="75.150000000000006" table:style-name="ce8">
            <text:p>75.15</text:p>
          </table:table-cell>
          <table:table-cell office:value-type="float" office:value="68.034000000000006" table:style-name="ce8">
            <text:p>68.034</text:p>
          </table:table-cell>
          <table:table-cell office:value-type="float" office:value="48.57" table:style-name="ce8">
            <text:p>48.57</text:p>
          </table:table-cell>
          <table:table-cell office:value-type="float" office:value="54.06" table:style-name="ce8">
            <text:p>54.06</text:p>
          </table:table-cell>
          <table:table-cell office:value-type="float" office:value="41.457000000000001" table:style-name="ce8">
            <text:p>41.457</text:p>
          </table:table-cell>
          <table:table-cell office:value-type="float" office:value="81.591999999999999" table:style-name="ce8">
            <text:p>81.592</text:p>
          </table:table-cell>
          <table:table-cell office:value-type="float" office:value="88.808999999999997" table:style-name="ce8">
            <text:p>88.809</text:p>
          </table:table-cell>
          <table:table-cell office:value-type="float" office:value="68.581000000000003" table:style-name="ce8">
            <text:p>68.581</text:p>
          </table:table-cell>
          <table:table-cell office:value-type="float" office:value="78.38" table:style-name="ce8">
            <text:p>78.38</text:p>
          </table:table-cell>
          <table:table-cell office:value-type="float" office:value="69.347999999999999" table:style-name="ce8">
            <text:p>69.348</text:p>
          </table:table-cell>
          <table:table-cell office:value-type="float" office:value="78.278999999999996" table:style-name="ce8">
            <text:p>78.279</text:p>
          </table:table-cell>
          <table:table-cell office:value-type="float" office:value="85.159000000000006" table:style-name="ce8">
            <text:p>85.159</text:p>
          </table:table-cell>
          <table:table-cell office:value-type="float" office:value="72.506" table:style-name="ce8">
            <text:p>72.506</text:p>
          </table:table-cell>
          <table:table-cell office:value-type="float" office:value="68.569999999999993" table:style-name="ce8">
            <text:p>68.57</text:p>
          </table:table-cell>
          <table:table-cell office:value-type="float" office:value="79.545000000000002" table:style-name="ce8">
            <text:p>79.545</text:p>
          </table:table-cell>
          <table:table-cell office:value-type="float" office:value="34.167999999999999" table:style-name="ce8">
            <text:p>34.168</text:p>
          </table:table-cell>
          <table:table-cell office:value-type="float" office:value="42.435000000000002" table:style-name="ce8">
            <text:p>42.435</text:p>
          </table:table-cell>
          <table:table-cell office:value-type="float" office:value="30.26" table:style-name="ce8">
            <text:p>30.26</text:p>
          </table:table-cell>
          <table:table-cell office:value-type="float" office:value="65.507999999999996" table:style-name="ce8">
            <text:p>65.508</text:p>
          </table:table-cell>
          <table:table-cell office:value-type="float" office:value="60.616999999999997" table:style-name="ce8">
            <text:p>60.617</text:p>
          </table:table-cell>
          <table:table-cell office:value-type="float" office:value="53.761000000000003" table:style-name="ce8">
            <text:p>53.761</text:p>
          </table:table-cell>
          <table:table-cell office:value-type="float" office:value="51.5" table:style-name="ce8">
            <text:p>51.5</text:p>
          </table:table-cell>
          <table:table-cell office:value-type="float" office:value="39.805" table:style-name="ce8">
            <text:p>39.805</text:p>
          </table:table-cell>
          <table:table-cell office:value-type="float" office:value="33.545000000000002" table:style-name="ce8">
            <text:p>33.545</text:p>
          </table:table-cell>
          <table:table-cell office:value-type="float" office:value="65.42" table:style-name="ce8">
            <text:p>65.42</text:p>
          </table:table-cell>
          <table:table-cell office:value-type="float" office:value="34.643999999999998" table:style-name="ce8">
            <text:p>34.644</text:p>
          </table:table-cell>
          <table:table-cell office:value-type="float" office:value="46.398000000000003" table:style-name="ce8">
            <text:p>46.398</text:p>
          </table:table-cell>
          <table:table-cell office:value-type="float" office:value="57.639000000000003" table:style-name="ce8">
            <text:p>57.639</text:p>
          </table:table-cell>
          <table:table-cell office:value-type="float" office:value="54.938000000000002" table:style-name="ce8">
            <text:p>54.938</text:p>
          </table:table-cell>
          <table:table-cell office:value-type="float" office:value="52.786000000000001" table:style-name="ce8">
            <text:p>52.786</text:p>
          </table:table-cell>
          <table:table-cell office:value-type="float" office:value="51.554000000000002" table:style-name="ce8">
            <text:p>51.554</text:p>
          </table:table-cell>
          <table:table-cell office:value-type="float" office:value="48.524999999999999" table:style-name="ce8">
            <text:p>48.525</text:p>
          </table:table-cell>
          <table:table-cell office:value-type="float" office:value="48.465000000000003" table:style-name="ce8">
            <text:p>48.465</text:p>
          </table:table-cell>
          <table:table-cell office:value-type="float" office:value="37.850999999999999" table:style-name="ce8">
            <text:p>37.851</text:p>
          </table:table-cell>
          <table:table-cell office:value-type="float" office:value="89.879000000000005" table:style-name="ce8">
            <text:p>89.879</text:p>
          </table:table-cell>
          <table:table-cell office:value-type="float" office:value="64.033000000000001" table:style-name="ce8">
            <text:p>64.033</text:p>
          </table:table-cell>
          <table:table-cell office:value-type="float" office:value="68.567999999999998" table:style-name="ce8">
            <text:p>68.568</text:p>
          </table:table-cell>
          <table:table-cell office:value-type="float" office:value="65.706000000000003" table:style-name="ce8">
            <text:p>65.706</text:p>
          </table:table-cell>
          <table:table-cell office:value-type="float" office:value="79.858000000000004" table:style-name="ce8">
            <text:p>79.858</text:p>
          </table:table-cell>
          <table:table-cell office:value-type="float" office:value="60.548999999999999" table:style-name="ce8">
            <text:p>60.549</text:p>
          </table:table-cell>
          <table:table-cell office:value-type="float" office:value="69.036000000000001" table:style-name="ce8">
            <text:p>69.036</text:p>
          </table:table-cell>
          <table:table-cell office:value-type="float" office:value="6.4690000000000003" table:style-name="ce8">
            <text:p>6.469</text:p>
          </table:table-cell>
          <table:table-cell office:value-type="float" office:value="10.057" table:style-name="ce8">
            <text:p>10.057</text:p>
          </table:table-cell>
          <table:table-cell office:value-type="float" office:value="27.024000000000001" table:style-name="ce8">
            <text:p>27.024</text:p>
          </table:table-cell>
          <table:table-cell office:value-type="float" office:value="56.45" table:style-name="ce8">
            <text:p>56.45</text:p>
          </table:table-cell>
          <table:table-cell office:value-type="float" office:value="92.147999999999996" table:style-name="ce8">
            <text:p>92.148</text:p>
          </table:table-cell>
          <table:table-cell office:value-type="float" office:value="70.695999999999998" table:style-name="ce8">
            <text:p>70.696</text:p>
          </table:table-cell>
          <table:table-cell office:value-type="float" office:value="73.56" table:style-name="ce8">
            <text:p>73.56</text:p>
          </table:table-cell>
          <table:table-cell office:value-type="float" office:value="10.455" table:style-name="ce8">
            <text:p>10.455</text:p>
          </table:table-cell>
          <table:table-cell office:value-type="float" office:value="13.048999999999999" table:style-name="ce8">
            <text:p>13.049</text:p>
          </table:table-cell>
          <table:table-cell office:value-type="float" office:value="23.468" table:style-name="ce8">
            <text:p>23.468</text:p>
          </table:table-cell>
          <table:table-cell office:value-type="float" office:value="18.242000000000001" table:style-name="ce8">
            <text:p>18.242</text:p>
          </table:table-cell>
          <table:table-cell office:value-type="float" office:value="6.2649999999999997" table:style-name="ce8">
            <text:p>6.265</text:p>
          </table:table-cell>
          <table:table-cell office:value-type="float" office:value="7.7709999999999999" table:style-name="ce8">
            <text:p>7.771</text:p>
          </table:table-cell>
          <table:table-cell office:value-type="float" office:value="0.17299999999999999" table:style-name="ce8">
            <text:p>0.173</text:p>
          </table:table-cell>
          <table:table-cell office:value-type="float" office:value="12.183999999999999" table:style-name="ce8">
            <text:p>12.184</text:p>
          </table:table-cell>
          <table:table-cell office:value-type="float" office:value="1.385" table:style-name="ce8">
            <text:p>1.385</text:p>
          </table:table-cell>
          <table:table-cell office:value-type="float" office:value="0.88300000000000001" table:style-name="ce8">
            <text:p>0.883</text:p>
          </table:table-cell>
          <table:table-cell office:value-type="float" office:value="14.122999999999999" table:style-name="ce8">
            <text:p>14.123</text:p>
          </table:table-cell>
          <table:table-cell office:value-type="float" office:value="7.5110000000000001" table:style-name="ce8">
            <text:p>7.511</text:p>
          </table:table-cell>
          <table:table-cell office:value-type="float" office:value="2.665" table:style-name="ce8">
            <text:p>2.665</text:p>
          </table:table-cell>
          <table:table-cell office:value-type="float" office:value="1.99" table:style-name="ce8">
            <text:p>1.99</text:p>
          </table:table-cell>
          <table:table-cell office:value-type="float" office:value="1.7829999999999999" table:style-name="ce8">
            <text:p>1.783</text:p>
          </table:table-cell>
          <table:table-cell office:value-type="float" office:value="0.86499999999999999" table:style-name="ce8">
            <text:p>0.865</text:p>
          </table:table-cell>
          <table:table-cell office:value-type="float" office:value="1.8859999999999999" table:style-name="ce8">
            <text:p>1.886</text:p>
          </table:table-cell>
          <table:table-cell office:value-type="float" office:value="18.847000000000001" table:style-name="ce8">
            <text:p>18.847</text:p>
          </table:table-cell>
          <table:table-cell office:value-type="float" office:value="39.372999999999998" table:style-name="ce8">
            <text:p>39.373</text:p>
          </table:table-cell>
          <table:table-cell office:value-type="float" office:value="14.192" table:style-name="ce8">
            <text:p>14.192</text:p>
          </table:table-cell>
          <table:table-cell office:value-type="float" office:value="7.5629999999999997" table:style-name="ce8">
            <text:p>7.563</text:p>
          </table:table-cell>
          <table:table-cell office:value-type="float" office:value="7.2249999999999996" table:style-name="ce8">
            <text:p>7.225</text:p>
          </table:table-cell>
          <table:table-cell office:value-type="string" table:style-name="ce8">
            <text:p>6.63</text:p>
          </table:table-cell>
          <table:table-cell office:value-type="string" table:style-name="ce8">
            <text:p>3.114</text:p>
          </table:table-cell>
          <table:table-cell office:value-type="string" table:style-name="ce8">
            <text:p>21.095</text:p>
          </table:table-cell>
          <table:table-cell office:value-type="string" table:style-name="ce8">
            <text:p>32.371</text:p>
          </table:table-cell>
          <table:table-cell office:value-type="string" table:style-name="ce8">
            <text:p>0.402</text:p>
          </table:table-cell>
          <table:table-cell office:value-type="string" table:style-name="ce8">
            <text:p>35.786</text:p>
          </table:table-cell>
          <table:table-cell office:value-type="string" table:style-name="ce8">
            <text:p>39.779</text:p>
          </table:table-cell>
          <table:table-cell office:value-type="string" table:style-name="ce8">
            <text:p>19.739</text:p>
          </table:table-cell>
          <table:table-cell office:value-type="string" table:style-name="ce8">
            <text:p>37.268</text:p>
          </table:table-cell>
          <table:table-cell office:value-type="string" table:style-name="ce8">
            <text:p>35.058</text:p>
          </table:table-cell>
          <table:table-cell office:value-type="string" table:style-name="ce8">
            <text:p>17.052</text:p>
          </table:table-cell>
          <table:table-cell office:value-type="string" table:style-name="ce8">
            <text:p>3.616</text:p>
          </table:table-cell>
          <table:table-cell office:value-type="string" table:style-name="ce8">
            <text:p>6.504</text:p>
          </table:table-cell>
          <table:table-cell office:value-type="string" table:style-name="ce8">
            <text:p>8.589</text:p>
          </table:table-cell>
          <table:table-cell office:value-type="string" table:style-name="ce8">
            <text:p>13.586</text:p>
          </table:table-cell>
          <table:table-cell office:value-type="string" table:style-name="ce8">
            <text:p>17.152</text:p>
          </table:table-cell>
          <table:table-cell office:value-type="string" table:style-name="ce8">
            <text:p>4.169</text:p>
          </table:table-cell>
          <table:table-cell office:value-type="string" table:style-name="ce8">
            <text:p>40.297</text:p>
          </table:table-cell>
          <table:table-cell office:value-type="string" table:style-name="ce8">
            <text:p>6.335</text:p>
          </table:table-cell>
          <table:table-cell office:value-type="string" table:style-name="ce8">
            <text:p>34.289</text:p>
          </table:table-cell>
          <table:table-cell office:value-type="string" table:style-name="ce8">
            <text:p>24.912</text:p>
          </table:table-cell>
          <table:table-cell office:value-type="string" table:style-name="ce8">
            <text:p>3.218</text:p>
          </table:table-cell>
          <table:table-cell office:value-type="string" table:style-name="ce8">
            <text:p>0.955</text:p>
          </table:table-cell>
          <table:table-cell office:value-type="string" table:style-name="ce8">
            <text:p>0.754</text:p>
          </table:table-cell>
          <table:table-cell office:value-type="string" table:style-name="ce8">
            <text:p>0.327</text:p>
          </table:table-cell>
          <table:table-cell office:value-type="string" table:style-name="ce8">
            <text:p>1.232</text:p>
          </table:table-cell>
          <table:table-cell office:value-type="string" table:style-name="ce8">
            <text:p>1.307</text:p>
          </table:table-cell>
          <table:table-cell office:value-type="string" table:style-name="ce8">
            <text:p>2.162</text:p>
          </table:table-cell>
          <table:table-cell office:value-type="string" table:style-name="ce8">
            <text:p>11.086</text:p>
          </table:table-cell>
          <table:table-cell office:value-type="string" table:style-name="ce8">
            <text:p>40.83</text:p>
          </table:table-cell>
          <table:table-cell office:value-type="string" table:style-name="ce8">
            <text:p>15.068</text:p>
          </table:table-cell>
          <table:table-cell office:value-type="string" table:style-name="ce8">
            <text:p>44.015</text:p>
          </table:table-cell>
          <table:table-cell office:value-type="string" table:style-name="ce8">
            <text:p>60.65</text:p>
          </table:table-cell>
          <table:table-cell office:value-type="string" table:style-name="ce8">
            <text:p>34.158</text:p>
          </table:table-cell>
          <table:table-cell office:value-type="float" office:value="59.692" table:style-name="ce8">
            <text:p>59.692</text:p>
          </table:table-cell>
          <table:table-cell office:value-type="float" office:value="69.528999999999996" table:style-name="ce8">
            <text:p>69.529</text:p>
          </table:table-cell>
          <table:table-cell office:value-type="float" office:value="58.109000000000002" table:style-name="ce8">
            <text:p>58.109</text:p>
          </table:table-cell>
          <table:table-cell office:value-type="float" office:value="42.991999999999997" table:style-name="ce8">
            <text:p>42.992</text:p>
          </table:table-cell>
          <table:table-cell office:value-type="float" office:value="66.046999999999997" table:style-name="ce8">
            <text:p>66.047</text:p>
          </table:table-cell>
          <table:table-cell office:value-type="float" office:value="67.111999999999995" table:style-name="ce8">
            <text:p>67.112</text:p>
          </table:table-cell>
          <table:table-cell office:value-type="float" office:value="4.8129999999999997" table:style-name="ce8">
            <text:p>4.813</text:p>
          </table:table-cell>
          <table:table-cell office:value-type="float" office:value="75.975999999999999" table:style-name="ce8">
            <text:p>75.976</text:p>
          </table:table-cell>
          <table:table-cell table:number-columns-repeated="16238"/>
        </table:table-row>
        <table:table-row table:style-name="ro3">
          <table:table-cell office:value-type="string" table:style-name="ce3">
            <text:p>H06: Do you work full-time, part-time, or in a job share?</text:p>
          </table:table-cell>
          <table:table-cell office:value-type="string" table:style-name="ce3">
            <text:p>Jobshare</text:p>
          </table:table-cell>
          <table:table-cell office:value-type="float" office:value="1149" table:style-name="ce8">
            <text:p>1149</text:p>
          </table:table-cell>
          <table:table-cell office:value-type="float" office:value="66.881" table:style-name="ce8">
            <text:p>66.881</text:p>
          </table:table-cell>
          <table:table-cell office:value-type="float" office:value="82.701999999999998" table:style-name="ce8">
            <text:p>82.702</text:p>
          </table:table-cell>
          <table:table-cell office:value-type="float" office:value="87.206000000000003" table:style-name="ce8">
            <text:p>87.206</text:p>
          </table:table-cell>
          <table:table-cell office:value-type="float" office:value="75.480999999999995" table:style-name="ce8">
            <text:p>75.481</text:p>
          </table:table-cell>
          <table:table-cell office:value-type="float" office:value="88.048000000000002" table:style-name="ce8">
            <text:p>88.048</text:p>
          </table:table-cell>
          <table:table-cell office:value-type="float" office:value="59.581000000000003" table:style-name="ce8">
            <text:p>59.581</text:p>
          </table:table-cell>
          <table:table-cell office:value-type="float" office:value="83.441999999999993" table:style-name="ce8">
            <text:p>83.442</text:p>
          </table:table-cell>
          <table:table-cell office:value-type="float" office:value="76.197000000000003" table:style-name="ce8">
            <text:p>76.197</text:p>
          </table:table-cell>
          <table:table-cell office:value-type="float" office:value="42.421999999999997" table:style-name="ce8">
            <text:p>42.422</text:p>
          </table:table-cell>
          <table:table-cell office:value-type="float" office:value="61.281999999999996" table:style-name="ce8">
            <text:p>61.282</text:p>
          </table:table-cell>
          <table:table-cell office:value-type="float" office:value="25.381" table:style-name="ce8">
            <text:p>25.381</text:p>
          </table:table-cell>
          <table:table-cell office:value-type="float" office:value="76.906000000000006" table:style-name="ce8">
            <text:p>76.906</text:p>
          </table:table-cell>
          <table:table-cell office:value-type="float" office:value="93.117999999999995" table:style-name="ce8">
            <text:p>93.118</text:p>
          </table:table-cell>
          <table:table-cell office:value-type="float" office:value="88.394000000000005" table:style-name="ce8">
            <text:p>88.394</text:p>
          </table:table-cell>
          <table:table-cell office:value-type="float" office:value="83.144000000000005" table:style-name="ce8">
            <text:p>83.144</text:p>
          </table:table-cell>
          <table:table-cell office:value-type="float" office:value="68.186000000000007" table:style-name="ce8">
            <text:p>68.186</text:p>
          </table:table-cell>
          <table:table-cell office:value-type="float" office:value="80.611000000000004" table:style-name="ce8">
            <text:p>80.611</text:p>
          </table:table-cell>
          <table:table-cell office:value-type="float" office:value="84.942999999999998" table:style-name="ce8">
            <text:p>84.943</text:p>
          </table:table-cell>
          <table:table-cell office:value-type="float" office:value="89.46" table:style-name="ce8">
            <text:p>89.46</text:p>
          </table:table-cell>
          <table:table-cell office:value-type="float" office:value="78.447000000000003" table:style-name="ce8">
            <text:p>78.447</text:p>
          </table:table-cell>
          <table:table-cell office:value-type="float" office:value="86.100999999999999" table:style-name="ce8">
            <text:p>86.101</text:p>
          </table:table-cell>
          <table:table-cell office:value-type="float" office:value="85.600999999999999" table:style-name="ce8">
            <text:p>85.601</text:p>
          </table:table-cell>
          <table:table-cell office:value-type="float" office:value="74.825000000000003" table:style-name="ce8">
            <text:p>74.825</text:p>
          </table:table-cell>
          <table:table-cell office:value-type="float" office:value="82.009" table:style-name="ce8">
            <text:p>82.009</text:p>
          </table:table-cell>
          <table:table-cell office:value-type="float" office:value="83.347999999999999" table:style-name="ce8">
            <text:p>83.348</text:p>
          </table:table-cell>
          <table:table-cell office:value-type="float" office:value="69.850999999999999" table:style-name="ce8">
            <text:p>69.851</text:p>
          </table:table-cell>
          <table:table-cell office:value-type="float" office:value="68.328999999999994" table:style-name="ce8">
            <text:p>68.329</text:p>
          </table:table-cell>
          <table:table-cell office:value-type="float" office:value="72.552000000000007" table:style-name="ce8">
            <text:p>72.552</text:p>
          </table:table-cell>
          <table:table-cell office:value-type="float" office:value="53.718000000000004" table:style-name="ce8">
            <text:p>53.718</text:p>
          </table:table-cell>
          <table:table-cell office:value-type="float" office:value="90.948999999999998" table:style-name="ce8">
            <text:p>90.949</text:p>
          </table:table-cell>
          <table:table-cell office:value-type="float" office:value="88.995999999999995" table:style-name="ce8">
            <text:p>88.996</text:p>
          </table:table-cell>
          <table:table-cell office:value-type="float" office:value="84.146000000000001" table:style-name="ce8">
            <text:p>84.146</text:p>
          </table:table-cell>
          <table:table-cell office:value-type="float" office:value="66.521000000000001" table:style-name="ce8">
            <text:p>66.521</text:p>
          </table:table-cell>
          <table:table-cell office:value-type="float" office:value="52.746000000000002" table:style-name="ce8">
            <text:p>52.746</text:p>
          </table:table-cell>
          <table:table-cell office:value-type="float" office:value="63.198999999999998" table:style-name="ce8">
            <text:p>63.199</text:p>
          </table:table-cell>
          <table:table-cell office:value-type="float" office:value="55.835999999999999" table:style-name="ce8">
            <text:p>55.836</text:p>
          </table:table-cell>
          <table:table-cell office:value-type="float" office:value="84.668999999999997" table:style-name="ce8">
            <text:p>84.669</text:p>
          </table:table-cell>
          <table:table-cell office:value-type="float" office:value="89.188999999999993" table:style-name="ce8">
            <text:p>89.189</text:p>
          </table:table-cell>
          <table:table-cell office:value-type="float" office:value="77.185000000000002" table:style-name="ce8">
            <text:p>77.185</text:p>
          </table:table-cell>
          <table:table-cell office:value-type="float" office:value="82.65" table:style-name="ce8">
            <text:p>82.65</text:p>
          </table:table-cell>
          <table:table-cell office:value-type="float" office:value="76.326999999999998" table:style-name="ce8">
            <text:p>76.327</text:p>
          </table:table-cell>
          <table:table-cell office:value-type="float" office:value="80.644999999999996" table:style-name="ce8">
            <text:p>80.645</text:p>
          </table:table-cell>
          <table:table-cell office:value-type="float" office:value="90.924999999999997" table:style-name="ce8">
            <text:p>90.925</text:p>
          </table:table-cell>
          <table:table-cell office:value-type="float" office:value="78.322000000000003" table:style-name="ce8">
            <text:p>78.322</text:p>
          </table:table-cell>
          <table:table-cell office:value-type="float" office:value="59.127000000000002" table:style-name="ce8">
            <text:p>59.127</text:p>
          </table:table-cell>
          <table:table-cell office:value-type="float" office:value="71.814999999999998" table:style-name="ce8">
            <text:p>71.815</text:p>
          </table:table-cell>
          <table:table-cell office:value-type="float" office:value="42.459000000000003" table:style-name="ce8">
            <text:p>42.459</text:p>
          </table:table-cell>
          <table:table-cell office:value-type="float" office:value="47.686" table:style-name="ce8">
            <text:p>47.686</text:p>
          </table:table-cell>
          <table:table-cell office:value-type="float" office:value="37.052999999999997" table:style-name="ce8">
            <text:p>37.053</text:p>
          </table:table-cell>
          <table:table-cell office:value-type="float" office:value="76.44" table:style-name="ce8">
            <text:p>76.44</text:p>
          </table:table-cell>
          <table:table-cell office:value-type="float" office:value="72.052000000000007" table:style-name="ce8">
            <text:p>72.052</text:p>
          </table:table-cell>
          <table:table-cell office:value-type="float" office:value="59.720999999999997" table:style-name="ce8">
            <text:p>59.721</text:p>
          </table:table-cell>
          <table:table-cell office:value-type="float" office:value="65.296999999999997" table:style-name="ce8">
            <text:p>65.297</text:p>
          </table:table-cell>
          <table:table-cell office:value-type="float" office:value="48.341999999999999" table:style-name="ce8">
            <text:p>48.342</text:p>
          </table:table-cell>
          <table:table-cell office:value-type="float" office:value="43.341999999999999" table:style-name="ce8">
            <text:p>43.342</text:p>
          </table:table-cell>
          <table:table-cell office:value-type="float" office:value="76.177999999999997" table:style-name="ce8">
            <text:p>76.178</text:p>
          </table:table-cell>
          <table:table-cell office:value-type="float" office:value="51.311" table:style-name="ce8">
            <text:p>51.311</text:p>
          </table:table-cell>
          <table:table-cell office:value-type="float" office:value="58.624000000000002" table:style-name="ce8">
            <text:p>58.624</text:p>
          </table:table-cell>
          <table:table-cell office:value-type="float" office:value="68.585999999999999" table:style-name="ce8">
            <text:p>68.586</text:p>
          </table:table-cell>
          <table:table-cell office:value-type="float" office:value="68.241" table:style-name="ce8">
            <text:p>68.241</text:p>
          </table:table-cell>
          <table:table-cell office:value-type="float" office:value="60.683" table:style-name="ce8">
            <text:p>60.683</text:p>
          </table:table-cell>
          <table:table-cell office:value-type="float" office:value="61.505000000000003" table:style-name="ce8">
            <text:p>61.505</text:p>
          </table:table-cell>
          <table:table-cell office:value-type="float" office:value="58.253" table:style-name="ce8">
            <text:p>58.253</text:p>
          </table:table-cell>
          <table:table-cell office:value-type="float" office:value="65.561999999999998" table:style-name="ce8">
            <text:p>65.562</text:p>
          </table:table-cell>
          <table:table-cell office:value-type="float" office:value="52.704999999999998" table:style-name="ce8">
            <text:p>52.705</text:p>
          </table:table-cell>
          <table:table-cell office:value-type="float" office:value="91.551000000000002" table:style-name="ce8">
            <text:p>91.551</text:p>
          </table:table-cell>
          <table:table-cell office:value-type="float" office:value="76.418999999999997" table:style-name="ce8">
            <text:p>76.419</text:p>
          </table:table-cell>
          <table:table-cell office:value-type="float" office:value="75.852999999999994" table:style-name="ce8">
            <text:p>75.853</text:p>
          </table:table-cell>
          <table:table-cell office:value-type="float" office:value="74.628" table:style-name="ce8">
            <text:p>74.628</text:p>
          </table:table-cell>
          <table:table-cell office:value-type="float" office:value="83.129000000000005" table:style-name="ce8">
            <text:p>83.129</text:p>
          </table:table-cell>
          <table:table-cell office:value-type="float" office:value="68.090999999999994" table:style-name="ce8">
            <text:p>68.091</text:p>
          </table:table-cell>
          <table:table-cell office:value-type="float" office:value="78.489999999999995" table:style-name="ce8">
            <text:p>78.49</text:p>
          </table:table-cell>
          <table:table-cell office:value-type="float" office:value="4.7450000000000001" table:style-name="ce8">
            <text:p>4.745</text:p>
          </table:table-cell>
          <table:table-cell office:value-type="float" office:value="13.708" table:style-name="ce8">
            <text:p>13.708</text:p>
          </table:table-cell>
          <table:table-cell office:value-type="float" office:value="34.094999999999999" table:style-name="ce8">
            <text:p>34.095</text:p>
          </table:table-cell>
          <table:table-cell office:value-type="float" office:value="47.451999999999998" table:style-name="ce8">
            <text:p>47.452</text:p>
          </table:table-cell>
          <table:table-cell office:value-type="float" office:value="91.900999999999996" table:style-name="ce8">
            <text:p>91.901</text:p>
          </table:table-cell>
          <table:table-cell office:value-type="float" office:value="76.034999999999997" table:style-name="ce8">
            <text:p>76.035</text:p>
          </table:table-cell>
          <table:table-cell office:value-type="float" office:value="80.796000000000006" table:style-name="ce8">
            <text:p>80.796</text:p>
          </table:table-cell>
          <table:table-cell office:value-type="float" office:value="10.375" table:style-name="ce8">
            <text:p>10.375</text:p>
          </table:table-cell>
          <table:table-cell office:value-type="float" office:value="15.254" table:style-name="ce8">
            <text:p>15.254</text:p>
          </table:table-cell>
          <table:table-cell office:value-type="float" office:value="19.492000000000001" table:style-name="ce8">
            <text:p>19.492</text:p>
          </table:table-cell>
          <table:table-cell office:value-type="float" office:value="5.085" table:style-name="ce8">
            <text:p>5.085</text:p>
          </table:table-cell>
          <table:table-cell office:value-type="float" office:value="5.085" table:style-name="ce8">
            <text:p>5.085</text:p>
          </table:table-cell>
          <table:table-cell office:value-type="float" office:value="14.407" table:style-name="ce8">
            <text:p>14.407</text:p>
          </table:table-cell>
          <table:table-cell office:value-type="float" office:value="0" table:style-name="ce8">
            <text:p>0</text:p>
          </table:table-cell>
          <table:table-cell office:value-type="float" office:value="18.643999999999998" table:style-name="ce8">
            <text:p>18.644</text:p>
          </table:table-cell>
          <table:table-cell office:value-type="float" office:value="2.5419999999999998" table:style-name="ce8">
            <text:p>2.542</text:p>
          </table:table-cell>
          <table:table-cell office:value-type="float" office:value="0" table:style-name="ce8">
            <text:p>0</text:p>
          </table:table-cell>
          <table:table-cell office:value-type="float" office:value="6.78" table:style-name="ce8">
            <text:p>6.78</text:p>
          </table:table-cell>
          <table:table-cell office:value-type="float" office:value="5.9320000000000004" table:style-name="ce8">
            <text:p>5.932</text:p>
          </table:table-cell>
          <table:table-cell office:value-type="float" office:value="5.085" table:style-name="ce8">
            <text:p>5.085</text:p>
          </table:table-cell>
          <table:table-cell office:value-type="float" office:value="2.5419999999999998" table:style-name="ce8">
            <text:p>2.542</text:p>
          </table:table-cell>
          <table:table-cell office:value-type="float" office:value="2.5419999999999998" table:style-name="ce8">
            <text:p>2.542</text:p>
          </table:table-cell>
          <table:table-cell office:value-type="float" office:value="0.84699999999999998" table:style-name="ce8">
            <text:p>0.847</text:p>
          </table:table-cell>
          <table:table-cell office:value-type="float" office:value="0.84699999999999998" table:style-name="ce8">
            <text:p>0.847</text:p>
          </table:table-cell>
          <table:table-cell office:value-type="float" office:value="11.864000000000001" table:style-name="ce8">
            <text:p>11.864</text:p>
          </table:table-cell>
          <table:table-cell office:value-type="float" office:value="37.287999999999997" table:style-name="ce8">
            <text:p>37.288</text:p>
          </table:table-cell>
          <table:table-cell office:value-type="float" office:value="8.4749999999999996" table:style-name="ce8">
            <text:p>8.475</text:p>
          </table:table-cell>
          <table:table-cell office:value-type="float" office:value="8.4749999999999996" table:style-name="ce8">
            <text:p>8.475</text:p>
          </table:table-cell>
          <table:table-cell office:value-type="float" office:value="6.7939999999999996" table:style-name="ce8">
            <text:p>6.794</text:p>
          </table:table-cell>
          <table:table-cell office:value-type="string" table:style-name="ce8">
            <text:p>9.211</text:p>
          </table:table-cell>
          <table:table-cell office:value-type="string" table:style-name="ce8">
            <text:p>3.947</text:p>
          </table:table-cell>
          <table:table-cell office:value-type="string" table:style-name="ce8">
            <text:p>23.684</text:p>
          </table:table-cell>
          <table:table-cell office:value-type="string" table:style-name="ce8">
            <text:p>30.263</text:p>
          </table:table-cell>
          <table:table-cell office:value-type="string" table:style-name="ce8">
            <text:p>0</text:p>
          </table:table-cell>
          <table:table-cell office:value-type="string" table:style-name="ce8">
            <text:p>34.211</text:p>
          </table:table-cell>
          <table:table-cell office:value-type="string" table:style-name="ce8">
            <text:p>40.789</text:p>
          </table:table-cell>
          <table:table-cell office:value-type="string" table:style-name="ce8">
            <text:p>23.684</text:p>
          </table:table-cell>
          <table:table-cell office:value-type="string" table:style-name="ce8">
            <text:p>32.895</text:p>
          </table:table-cell>
          <table:table-cell office:value-type="string" table:style-name="ce8">
            <text:p>25</text:p>
          </table:table-cell>
          <table:table-cell office:value-type="string" table:style-name="ce8">
            <text:p>23.684</text:p>
          </table:table-cell>
          <table:table-cell office:value-type="string" table:style-name="ce8">
            <text:p>5.263</text:p>
          </table:table-cell>
          <table:table-cell office:value-type="string" table:style-name="ce8">
            <text:p>1.316</text:p>
          </table:table-cell>
          <table:table-cell office:value-type="string" table:style-name="ce8">
            <text:p>7.895</text:p>
          </table:table-cell>
          <table:table-cell office:value-type="string" table:style-name="ce8">
            <text:p>17.105</text:p>
          </table:table-cell>
          <table:table-cell office:value-type="string" table:style-name="ce8">
            <text:p>10.526</text:p>
          </table:table-cell>
          <table:table-cell office:value-type="string" table:style-name="ce8">
            <text:p>9.211</text:p>
          </table:table-cell>
          <table:table-cell office:value-type="string" table:style-name="ce8">
            <text:p>32.468</text:p>
          </table:table-cell>
          <table:table-cell office:value-type="string" table:style-name="ce8">
            <text:p>10.39</text:p>
          </table:table-cell>
          <table:table-cell office:value-type="string" table:style-name="ce8">
            <text:p>32.468</text:p>
          </table:table-cell>
          <table:table-cell office:value-type="string" table:style-name="ce8">
            <text:p>22.078</text:p>
          </table:table-cell>
          <table:table-cell office:value-type="string" table:style-name="ce8">
            <text:p>7.792</text:p>
          </table:table-cell>
          <table:table-cell office:value-type="string" table:style-name="ce8">
            <text:p>3.896</text:p>
          </table:table-cell>
          <table:table-cell office:value-type="string" table:style-name="ce8">
            <text:p>1.299</text:p>
          </table:table-cell>
          <table:table-cell office:value-type="string" table:style-name="ce8">
            <text:p>1.299</text:p>
          </table:table-cell>
          <table:table-cell office:value-type="string" table:style-name="ce8">
            <text:p>0</text:p>
          </table:table-cell>
          <table:table-cell office:value-type="string" table:style-name="ce8">
            <text:p>0</text:p>
          </table:table-cell>
          <table:table-cell office:value-type="string" table:style-name="ce8">
            <text:p>9.091</text:p>
          </table:table-cell>
          <table:table-cell office:value-type="string" table:style-name="ce8">
            <text:p>12.987</text:p>
          </table:table-cell>
          <table:table-cell office:value-type="string" table:style-name="ce8">
            <text:p>43.421</text:p>
          </table:table-cell>
          <table:table-cell office:value-type="string" table:style-name="ce8">
            <text:p>15.789</text:p>
          </table:table-cell>
          <table:table-cell office:value-type="string" table:style-name="ce8">
            <text:p>45.333</text:p>
          </table:table-cell>
          <table:table-cell office:value-type="string" table:style-name="ce8">
            <text:p>54.795</text:p>
          </table:table-cell>
          <table:table-cell office:value-type="string" table:style-name="ce8">
            <text:p>25</text:p>
          </table:table-cell>
          <table:table-cell office:value-type="float" office:value="66.197000000000003" table:style-name="ce8">
            <text:p>66.197</text:p>
          </table:table-cell>
          <table:table-cell office:value-type="float" office:value="76.808000000000007" table:style-name="ce8">
            <text:p>76.808</text:p>
          </table:table-cell>
          <table:table-cell office:value-type="float" office:value="62.875" table:style-name="ce8">
            <text:p>62.875</text:p>
          </table:table-cell>
          <table:table-cell office:value-type="float" office:value="40.948999999999998" table:style-name="ce8">
            <text:p>40.949</text:p>
          </table:table-cell>
          <table:table-cell office:value-type="float" office:value="73.099999999999994" table:style-name="ce8">
            <text:p>73.1</text:p>
          </table:table-cell>
          <table:table-cell office:value-type="float" office:value="75.614000000000004" table:style-name="ce8">
            <text:p>75.614</text:p>
          </table:table-cell>
          <table:table-cell office:value-type="float" office:value="3.3359999999999999" table:style-name="ce8">
            <text:p>3.336</text:p>
          </table:table-cell>
          <table:table-cell office:value-type="float" office:value="82.343000000000004" table:style-name="ce8">
            <text:p>82.343</text:p>
          </table:table-cell>
          <table:table-cell table:number-columns-repeated="16238"/>
        </table:table-row>
        <table:table-row table:style-name="ro3">
          <table:table-cell office:value-type="string" table:style-name="ce3">
            <text:p>H07: Which of the following statements best describes your employment status?</text:p>
          </table:table-cell>
          <table:table-cell office:value-type="string" table:style-name="ce3">
            <text:p>Permanent contract</text:p>
          </table:table-cell>
          <table:table-cell office:value-type="float" office:value="293582" table:style-name="ce8">
            <text:p>293582</text:p>
          </table:table-cell>
          <table:table-cell office:value-type="float" office:value="63.215000000000003" table:style-name="ce8">
            <text:p>63.215</text:p>
          </table:table-cell>
          <table:table-cell office:value-type="float" office:value="76.397000000000006" table:style-name="ce8">
            <text:p>76.397</text:p>
          </table:table-cell>
          <table:table-cell office:value-type="float" office:value="83.045000000000002" table:style-name="ce8">
            <text:p>83.045</text:p>
          </table:table-cell>
          <table:table-cell office:value-type="float" office:value="71.677000000000007" table:style-name="ce8">
            <text:p>71.677</text:p>
          </table:table-cell>
          <table:table-cell office:value-type="float" office:value="82.747" table:style-name="ce8">
            <text:p>82.747</text:p>
          </table:table-cell>
          <table:table-cell office:value-type="float" office:value="56.558999999999997" table:style-name="ce8">
            <text:p>56.559</text:p>
          </table:table-cell>
          <table:table-cell office:value-type="float" office:value="78.876000000000005" table:style-name="ce8">
            <text:p>78.876</text:p>
          </table:table-cell>
          <table:table-cell office:value-type="float" office:value="73.516000000000005" table:style-name="ce8">
            <text:p>73.516</text:p>
          </table:table-cell>
          <table:table-cell office:value-type="float" office:value="35.968000000000004" table:style-name="ce8">
            <text:p>35.968</text:p>
          </table:table-cell>
          <table:table-cell office:value-type="float" office:value="52.05" table:style-name="ce8">
            <text:p>52.05</text:p>
          </table:table-cell>
          <table:table-cell office:value-type="float" office:value="28.257999999999999" table:style-name="ce8">
            <text:p>28.258</text:p>
          </table:table-cell>
          <table:table-cell office:value-type="float" office:value="73.150000000000006" table:style-name="ce8">
            <text:p>73.15</text:p>
          </table:table-cell>
          <table:table-cell office:value-type="float" office:value="89.591999999999999" table:style-name="ce8">
            <text:p>89.592</text:p>
          </table:table-cell>
          <table:table-cell office:value-type="float" office:value="83.317999999999998" table:style-name="ce8">
            <text:p>83.318</text:p>
          </table:table-cell>
          <table:table-cell office:value-type="float" office:value="78.2" table:style-name="ce8">
            <text:p>78.2</text:p>
          </table:table-cell>
          <table:table-cell office:value-type="float" office:value="57.76" table:style-name="ce8">
            <text:p>57.76</text:p>
          </table:table-cell>
          <table:table-cell office:value-type="float" office:value="73.08" table:style-name="ce8">
            <text:p>73.08</text:p>
          </table:table-cell>
          <table:table-cell office:value-type="float" office:value="81.56" table:style-name="ce8">
            <text:p>81.56</text:p>
          </table:table-cell>
          <table:table-cell office:value-type="float" office:value="84.528000000000006" table:style-name="ce8">
            <text:p>84.528</text:p>
          </table:table-cell>
          <table:table-cell office:value-type="float" office:value="73.584999999999994" table:style-name="ce8">
            <text:p>73.585</text:p>
          </table:table-cell>
          <table:table-cell office:value-type="float" office:value="85.48" table:style-name="ce8">
            <text:p>85.48</text:p>
          </table:table-cell>
          <table:table-cell office:value-type="float" office:value="82.257999999999996" table:style-name="ce8">
            <text:p>82.258</text:p>
          </table:table-cell>
          <table:table-cell office:value-type="float" office:value="68.463999999999999" table:style-name="ce8">
            <text:p>68.464</text:p>
          </table:table-cell>
          <table:table-cell office:value-type="float" office:value="77.768000000000001" table:style-name="ce8">
            <text:p>77.768</text:p>
          </table:table-cell>
          <table:table-cell office:value-type="float" office:value="81.287999999999997" table:style-name="ce8">
            <text:p>81.288</text:p>
          </table:table-cell>
          <table:table-cell office:value-type="float" office:value="69.683000000000007" table:style-name="ce8">
            <text:p>69.683</text:p>
          </table:table-cell>
          <table:table-cell office:value-type="float" office:value="65.902000000000001" table:style-name="ce8">
            <text:p>65.902</text:p>
          </table:table-cell>
          <table:table-cell office:value-type="float" office:value="69.78" table:style-name="ce8">
            <text:p>69.78</text:p>
          </table:table-cell>
          <table:table-cell office:value-type="float" office:value="42.493000000000002" table:style-name="ce8">
            <text:p>42.493</text:p>
          </table:table-cell>
          <table:table-cell office:value-type="float" office:value="87.411000000000001" table:style-name="ce8">
            <text:p>87.411</text:p>
          </table:table-cell>
          <table:table-cell office:value-type="float" office:value="84.284000000000006" table:style-name="ce8">
            <text:p>84.284</text:p>
          </table:table-cell>
          <table:table-cell office:value-type="float" office:value="76.555000000000007" table:style-name="ce8">
            <text:p>76.555</text:p>
          </table:table-cell>
          <table:table-cell office:value-type="float" office:value="66.688000000000002" table:style-name="ce8">
            <text:p>66.688</text:p>
          </table:table-cell>
          <table:table-cell office:value-type="float" office:value="51.884999999999998" table:style-name="ce8">
            <text:p>51.885</text:p>
          </table:table-cell>
          <table:table-cell office:value-type="float" office:value="57.822000000000003" table:style-name="ce8">
            <text:p>57.822</text:p>
          </table:table-cell>
          <table:table-cell office:value-type="float" office:value="49.823" table:style-name="ce8">
            <text:p>49.823</text:p>
          </table:table-cell>
          <table:table-cell office:value-type="float" office:value="81.274000000000001" table:style-name="ce8">
            <text:p>81.274</text:p>
          </table:table-cell>
          <table:table-cell office:value-type="float" office:value="87.013000000000005" table:style-name="ce8">
            <text:p>87.013</text:p>
          </table:table-cell>
          <table:table-cell office:value-type="float" office:value="69.759" table:style-name="ce8">
            <text:p>69.759</text:p>
          </table:table-cell>
          <table:table-cell office:value-type="float" office:value="77.444999999999993" table:style-name="ce8">
            <text:p>77.445</text:p>
          </table:table-cell>
          <table:table-cell office:value-type="float" office:value="69.835999999999999" table:style-name="ce8">
            <text:p>69.836</text:p>
          </table:table-cell>
          <table:table-cell office:value-type="float" office:value="77.572000000000003" table:style-name="ce8">
            <text:p>77.572</text:p>
          </table:table-cell>
          <table:table-cell office:value-type="float" office:value="87.102000000000004" table:style-name="ce8">
            <text:p>87.102</text:p>
          </table:table-cell>
          <table:table-cell office:value-type="float" office:value="72.045000000000002" table:style-name="ce8">
            <text:p>72.045</text:p>
          </table:table-cell>
          <table:table-cell office:value-type="float" office:value="63.517000000000003" table:style-name="ce8">
            <text:p>63.517</text:p>
          </table:table-cell>
          <table:table-cell office:value-type="float" office:value="71.013000000000005" table:style-name="ce8">
            <text:p>71.013</text:p>
          </table:table-cell>
          <table:table-cell office:value-type="float" office:value="35.253999999999998" table:style-name="ce8">
            <text:p>35.254</text:p>
          </table:table-cell>
          <table:table-cell office:value-type="float" office:value="42.475999999999999" table:style-name="ce8">
            <text:p>42.476</text:p>
          </table:table-cell>
          <table:table-cell office:value-type="float" office:value="30.186" table:style-name="ce8">
            <text:p>30.186</text:p>
          </table:table-cell>
          <table:table-cell office:value-type="float" office:value="68.299000000000007" table:style-name="ce8">
            <text:p>68.299</text:p>
          </table:table-cell>
          <table:table-cell office:value-type="float" office:value="62.777000000000001" table:style-name="ce8">
            <text:p>62.777</text:p>
          </table:table-cell>
          <table:table-cell office:value-type="float" office:value="53.884999999999998" table:style-name="ce8">
            <text:p>53.885</text:p>
          </table:table-cell>
          <table:table-cell office:value-type="float" office:value="54.597000000000001" table:style-name="ce8">
            <text:p>54.597</text:p>
          </table:table-cell>
          <table:table-cell office:value-type="float" office:value="39.383000000000003" table:style-name="ce8">
            <text:p>39.383</text:p>
          </table:table-cell>
          <table:table-cell office:value-type="float" office:value="36.168999999999997" table:style-name="ce8">
            <text:p>36.169</text:p>
          </table:table-cell>
          <table:table-cell office:value-type="float" office:value="65.734999999999999" table:style-name="ce8">
            <text:p>65.735</text:p>
          </table:table-cell>
          <table:table-cell office:value-type="float" office:value="38.475999999999999" table:style-name="ce8">
            <text:p>38.476</text:p>
          </table:table-cell>
          <table:table-cell office:value-type="float" office:value="49.131" table:style-name="ce8">
            <text:p>49.131</text:p>
          </table:table-cell>
          <table:table-cell office:value-type="float" office:value="62.902000000000001" table:style-name="ce8">
            <text:p>62.902</text:p>
          </table:table-cell>
          <table:table-cell office:value-type="float" office:value="60.055999999999997" table:style-name="ce8">
            <text:p>60.056</text:p>
          </table:table-cell>
          <table:table-cell office:value-type="float" office:value="54.362000000000002" table:style-name="ce8">
            <text:p>54.362</text:p>
          </table:table-cell>
          <table:table-cell office:value-type="float" office:value="53.965000000000003" table:style-name="ce8">
            <text:p>53.965</text:p>
          </table:table-cell>
          <table:table-cell office:value-type="float" office:value="51.087000000000003" table:style-name="ce8">
            <text:p>51.087</text:p>
          </table:table-cell>
          <table:table-cell office:value-type="float" office:value="49.040999999999997" table:style-name="ce8">
            <text:p>49.041</text:p>
          </table:table-cell>
          <table:table-cell office:value-type="float" office:value="37.838000000000001" table:style-name="ce8">
            <text:p>37.838</text:p>
          </table:table-cell>
          <table:table-cell office:value-type="float" office:value="89.411000000000001" table:style-name="ce8">
            <text:p>89.411</text:p>
          </table:table-cell>
          <table:table-cell office:value-type="float" office:value="68.63" table:style-name="ce8">
            <text:p>68.63</text:p>
          </table:table-cell>
          <table:table-cell office:value-type="float" office:value="69.563999999999993" table:style-name="ce8">
            <text:p>69.564</text:p>
          </table:table-cell>
          <table:table-cell office:value-type="float" office:value="69.013000000000005" table:style-name="ce8">
            <text:p>69.013</text:p>
          </table:table-cell>
          <table:table-cell office:value-type="float" office:value="79.037000000000006" table:style-name="ce8">
            <text:p>79.037</text:p>
          </table:table-cell>
          <table:table-cell office:value-type="float" office:value="61.02" table:style-name="ce8">
            <text:p>61.02</text:p>
          </table:table-cell>
          <table:table-cell office:value-type="float" office:value="69.798000000000002" table:style-name="ce8">
            <text:p>69.798</text:p>
          </table:table-cell>
          <table:table-cell office:value-type="float" office:value="6.391" table:style-name="ce8">
            <text:p>6.391</text:p>
          </table:table-cell>
          <table:table-cell office:value-type="float" office:value="10.587" table:style-name="ce8">
            <text:p>10.587</text:p>
          </table:table-cell>
          <table:table-cell office:value-type="float" office:value="27.460999999999999" table:style-name="ce8">
            <text:p>27.461</text:p>
          </table:table-cell>
          <table:table-cell office:value-type="float" office:value="55.561" table:style-name="ce8">
            <text:p>55.561</text:p>
          </table:table-cell>
          <table:table-cell office:value-type="float" office:value="91.962000000000003" table:style-name="ce8">
            <text:p>91.962</text:p>
          </table:table-cell>
          <table:table-cell office:value-type="float" office:value="69.623999999999995" table:style-name="ce8">
            <text:p>69.624</text:p>
          </table:table-cell>
          <table:table-cell office:value-type="float" office:value="71.811999999999998" table:style-name="ce8">
            <text:p>71.812</text:p>
          </table:table-cell>
          <table:table-cell office:value-type="float" office:value="10.316000000000001" table:style-name="ce8">
            <text:p>10.316</text:p>
          </table:table-cell>
          <table:table-cell office:value-type="float" office:value="16.536999999999999" table:style-name="ce8">
            <text:p>16.537</text:p>
          </table:table-cell>
          <table:table-cell office:value-type="float" office:value="13.73" table:style-name="ce8">
            <text:p>13.73</text:p>
          </table:table-cell>
          <table:table-cell office:value-type="float" office:value="14.734" table:style-name="ce8">
            <text:p>14.734</text:p>
          </table:table-cell>
          <table:table-cell office:value-type="float" office:value="12.282" table:style-name="ce8">
            <text:p>12.282</text:p>
          </table:table-cell>
          <table:table-cell office:value-type="float" office:value="14.048" table:style-name="ce8">
            <text:p>14.048</text:p>
          </table:table-cell>
          <table:table-cell office:value-type="float" office:value="0.36799999999999999" table:style-name="ce8">
            <text:p>0.368</text:p>
          </table:table-cell>
          <table:table-cell office:value-type="float" office:value="22.87" table:style-name="ce8">
            <text:p>22.87</text:p>
          </table:table-cell>
          <table:table-cell office:value-type="float" office:value="3.3340000000000001" table:style-name="ce8">
            <text:p>3.334</text:p>
          </table:table-cell>
          <table:table-cell office:value-type="float" office:value="1.6140000000000001" table:style-name="ce8">
            <text:p>1.614</text:p>
          </table:table-cell>
          <table:table-cell office:value-type="float" office:value="13.803000000000001" table:style-name="ce8">
            <text:p>13.803</text:p>
          </table:table-cell>
          <table:table-cell office:value-type="float" office:value="10.28" table:style-name="ce8">
            <text:p>10.28</text:p>
          </table:table-cell>
          <table:table-cell office:value-type="float" office:value="1.5740000000000001" table:style-name="ce8">
            <text:p>1.574</text:p>
          </table:table-cell>
          <table:table-cell office:value-type="float" office:value="3.016" table:style-name="ce8">
            <text:p>3.016</text:p>
          </table:table-cell>
          <table:table-cell office:value-type="float" office:value="3.1520000000000001" table:style-name="ce8">
            <text:p>3.152</text:p>
          </table:table-cell>
          <table:table-cell office:value-type="float" office:value="2.2469999999999999" table:style-name="ce8">
            <text:p>2.247</text:p>
          </table:table-cell>
          <table:table-cell office:value-type="float" office:value="5.3390000000000004" table:style-name="ce8">
            <text:p>5.339</text:p>
          </table:table-cell>
          <table:table-cell office:value-type="float" office:value="17.68" table:style-name="ce8">
            <text:p>17.68</text:p>
          </table:table-cell>
          <table:table-cell office:value-type="float" office:value="19.443000000000001" table:style-name="ce8">
            <text:p>19.443</text:p>
          </table:table-cell>
          <table:table-cell office:value-type="float" office:value="19.155000000000001" table:style-name="ce8">
            <text:p>19.155</text:p>
          </table:table-cell>
          <table:table-cell office:value-type="float" office:value="9.1829999999999998" table:style-name="ce8">
            <text:p>9.183</text:p>
          </table:table-cell>
          <table:table-cell office:value-type="float" office:value="9.0229999999999997" table:style-name="ce8">
            <text:p>9.023</text:p>
          </table:table-cell>
          <table:table-cell office:value-type="string" table:style-name="ce8">
            <text:p>10.32</text:p>
          </table:table-cell>
          <table:table-cell office:value-type="string" table:style-name="ce8">
            <text:p>4.29</text:p>
          </table:table-cell>
          <table:table-cell office:value-type="string" table:style-name="ce8">
            <text:p>26.231</text:p>
          </table:table-cell>
          <table:table-cell office:value-type="string" table:style-name="ce8">
            <text:p>38.222</text:p>
          </table:table-cell>
          <table:table-cell office:value-type="string" table:style-name="ce8">
            <text:p>0.807</text:p>
          </table:table-cell>
          <table:table-cell office:value-type="string" table:style-name="ce8">
            <text:p>38.071</text:p>
          </table:table-cell>
          <table:table-cell office:value-type="string" table:style-name="ce8">
            <text:p>44.859</text:p>
          </table:table-cell>
          <table:table-cell office:value-type="string" table:style-name="ce8">
            <text:p>25.022</text:p>
          </table:table-cell>
          <table:table-cell office:value-type="string" table:style-name="ce8">
            <text:p>39.113</text:p>
          </table:table-cell>
          <table:table-cell office:value-type="string" table:style-name="ce8">
            <text:p>36.343</text:p>
          </table:table-cell>
          <table:table-cell office:value-type="string" table:style-name="ce8">
            <text:p>25.295</text:p>
          </table:table-cell>
          <table:table-cell office:value-type="string" table:style-name="ce8">
            <text:p>3.119</text:p>
          </table:table-cell>
          <table:table-cell office:value-type="string" table:style-name="ce8">
            <text:p>4.707</text:p>
          </table:table-cell>
          <table:table-cell office:value-type="string" table:style-name="ce8">
            <text:p>9.225</text:p>
          </table:table-cell>
          <table:table-cell office:value-type="string" table:style-name="ce8">
            <text:p>11.946</text:p>
          </table:table-cell>
          <table:table-cell office:value-type="string" table:style-name="ce8">
            <text:p>15.918</text:p>
          </table:table-cell>
          <table:table-cell office:value-type="string" table:style-name="ce8">
            <text:p>3.718</text:p>
          </table:table-cell>
          <table:table-cell office:value-type="string" table:style-name="ce8">
            <text:p>39.759</text:p>
          </table:table-cell>
          <table:table-cell office:value-type="string" table:style-name="ce8">
            <text:p>9.59</text:p>
          </table:table-cell>
          <table:table-cell office:value-type="string" table:style-name="ce8">
            <text:p>32.624</text:p>
          </table:table-cell>
          <table:table-cell office:value-type="string" table:style-name="ce8">
            <text:p>27.651</text:p>
          </table:table-cell>
          <table:table-cell office:value-type="string" table:style-name="ce8">
            <text:p>4.909</text:p>
          </table:table-cell>
          <table:table-cell office:value-type="string" table:style-name="ce8">
            <text:p>1.751</text:p>
          </table:table-cell>
          <table:table-cell office:value-type="string" table:style-name="ce8">
            <text:p>1.092</text:p>
          </table:table-cell>
          <table:table-cell office:value-type="string" table:style-name="ce8">
            <text:p>1.663</text:p>
          </table:table-cell>
          <table:table-cell office:value-type="string" table:style-name="ce8">
            <text:p>2.021</text:p>
          </table:table-cell>
          <table:table-cell office:value-type="string" table:style-name="ce8">
            <text:p>1.267</text:p>
          </table:table-cell>
          <table:table-cell office:value-type="string" table:style-name="ce8">
            <text:p>2.709</text:p>
          </table:table-cell>
          <table:table-cell office:value-type="string" table:style-name="ce8">
            <text:p>10.503</text:p>
          </table:table-cell>
          <table:table-cell office:value-type="string" table:style-name="ce8">
            <text:p>40.601</text:p>
          </table:table-cell>
          <table:table-cell office:value-type="string" table:style-name="ce8">
            <text:p>14.216</text:p>
          </table:table-cell>
          <table:table-cell office:value-type="string" table:style-name="ce8">
            <text:p>38.867</text:p>
          </table:table-cell>
          <table:table-cell office:value-type="string" table:style-name="ce8">
            <text:p>62.08</text:p>
          </table:table-cell>
          <table:table-cell office:value-type="string" table:style-name="ce8">
            <text:p>35.408</text:p>
          </table:table-cell>
          <table:table-cell office:value-type="float" office:value="58.33" table:style-name="ce8">
            <text:p>58.33</text:p>
          </table:table-cell>
          <table:table-cell office:value-type="float" office:value="66.102999999999994" table:style-name="ce8">
            <text:p>66.103</text:p>
          </table:table-cell>
          <table:table-cell office:value-type="float" office:value="56.454000000000001" table:style-name="ce8">
            <text:p>56.454</text:p>
          </table:table-cell>
          <table:table-cell office:value-type="float" office:value="44.174999999999997" table:style-name="ce8">
            <text:p>44.175</text:p>
          </table:table-cell>
          <table:table-cell office:value-type="float" office:value="68.183000000000007" table:style-name="ce8">
            <text:p>68.183</text:p>
          </table:table-cell>
          <table:table-cell office:value-type="float" office:value="69.388999999999996" table:style-name="ce8">
            <text:p>69.389</text:p>
          </table:table-cell>
          <table:table-cell office:value-type="float" office:value="5.74" table:style-name="ce8">
            <text:p>5.74</text:p>
          </table:table-cell>
          <table:table-cell office:value-type="float" office:value="75.825000000000003" table:style-name="ce8">
            <text:p>75.825</text:p>
          </table:table-cell>
          <table:table-cell table:number-columns-repeated="16238"/>
        </table:table-row>
        <table:table-row table:style-name="ro3">
          <table:table-cell office:value-type="string" table:style-name="ce3">
            <text:p>H07: Which of the following statements best describes your employment status?</text:p>
          </table:table-cell>
          <table:table-cell office:value-type="string" table:style-name="ce3">
            <text:p>Fixed-term contract</text:p>
          </table:table-cell>
          <table:table-cell office:value-type="float" office:value="12428" table:style-name="ce8">
            <text:p>12428</text:p>
          </table:table-cell>
          <table:table-cell office:value-type="float" office:value="71.438000000000002" table:style-name="ce8">
            <text:p>71.438</text:p>
          </table:table-cell>
          <table:table-cell office:value-type="float" office:value="78.962000000000003" table:style-name="ce8">
            <text:p>78.962</text:p>
          </table:table-cell>
          <table:table-cell office:value-type="float" office:value="83.923000000000002" table:style-name="ce8">
            <text:p>83.923</text:p>
          </table:table-cell>
          <table:table-cell office:value-type="float" office:value="75.938000000000002" table:style-name="ce8">
            <text:p>75.938</text:p>
          </table:table-cell>
          <table:table-cell office:value-type="float" office:value="84.372" table:style-name="ce8">
            <text:p>84.372</text:p>
          </table:table-cell>
          <table:table-cell office:value-type="float" office:value="62.182000000000002" table:style-name="ce8">
            <text:p>62.182</text:p>
          </table:table-cell>
          <table:table-cell office:value-type="float" office:value="85.155000000000001" table:style-name="ce8">
            <text:p>85.155</text:p>
          </table:table-cell>
          <table:table-cell office:value-type="float" office:value="78.694000000000003" table:style-name="ce8">
            <text:p>78.694</text:p>
          </table:table-cell>
          <table:table-cell office:value-type="float" office:value="47.774000000000001" table:style-name="ce8">
            <text:p>47.774</text:p>
          </table:table-cell>
          <table:table-cell office:value-type="float" office:value="62.366999999999997" table:style-name="ce8">
            <text:p>62.367</text:p>
          </table:table-cell>
          <table:table-cell office:value-type="float" office:value="23.83" table:style-name="ce8">
            <text:p>23.83</text:p>
          </table:table-cell>
          <table:table-cell office:value-type="float" office:value="75.712000000000003" table:style-name="ce8">
            <text:p>75.712</text:p>
          </table:table-cell>
          <table:table-cell office:value-type="float" office:value="92.834000000000003" table:style-name="ce8">
            <text:p>92.834</text:p>
          </table:table-cell>
          <table:table-cell office:value-type="float" office:value="81.828000000000003" table:style-name="ce8">
            <text:p>81.828</text:p>
          </table:table-cell>
          <table:table-cell office:value-type="float" office:value="82.775000000000006" table:style-name="ce8">
            <text:p>82.775</text:p>
          </table:table-cell>
          <table:table-cell office:value-type="float" office:value="61.494999999999997" table:style-name="ce8">
            <text:p>61.495</text:p>
          </table:table-cell>
          <table:table-cell office:value-type="float" office:value="75.790000000000006" table:style-name="ce8">
            <text:p>75.79</text:p>
          </table:table-cell>
          <table:table-cell office:value-type="float" office:value="81.694000000000003" table:style-name="ce8">
            <text:p>81.694</text:p>
          </table:table-cell>
          <table:table-cell office:value-type="float" office:value="86.15" table:style-name="ce8">
            <text:p>86.15</text:p>
          </table:table-cell>
          <table:table-cell office:value-type="float" office:value="79.676000000000002" table:style-name="ce8">
            <text:p>79.676</text:p>
          </table:table-cell>
          <table:table-cell office:value-type="float" office:value="85.718999999999994" table:style-name="ce8">
            <text:p>85.719</text:p>
          </table:table-cell>
          <table:table-cell office:value-type="float" office:value="84.897000000000006" table:style-name="ce8">
            <text:p>84.897</text:p>
          </table:table-cell>
          <table:table-cell office:value-type="float" office:value="73.186000000000007" table:style-name="ce8">
            <text:p>73.186</text:p>
          </table:table-cell>
          <table:table-cell office:value-type="float" office:value="84.057000000000002" table:style-name="ce8">
            <text:p>84.057</text:p>
          </table:table-cell>
          <table:table-cell office:value-type="float" office:value="85.040999999999997" table:style-name="ce8">
            <text:p>85.041</text:p>
          </table:table-cell>
          <table:table-cell office:value-type="float" office:value="72.206999999999994" table:style-name="ce8">
            <text:p>72.207</text:p>
          </table:table-cell>
          <table:table-cell office:value-type="float" office:value="73.688000000000002" table:style-name="ce8">
            <text:p>73.688</text:p>
          </table:table-cell>
          <table:table-cell office:value-type="float" office:value="74.721000000000004" table:style-name="ce8">
            <text:p>74.721</text:p>
          </table:table-cell>
          <table:table-cell office:value-type="float" office:value="46.155000000000001" table:style-name="ce8">
            <text:p>46.155</text:p>
          </table:table-cell>
          <table:table-cell office:value-type="float" office:value="88.727000000000004" table:style-name="ce8">
            <text:p>88.727</text:p>
          </table:table-cell>
          <table:table-cell office:value-type="float" office:value="86.248000000000005" table:style-name="ce8">
            <text:p>86.248</text:p>
          </table:table-cell>
          <table:table-cell office:value-type="float" office:value="78.129000000000005" table:style-name="ce8">
            <text:p>78.129</text:p>
          </table:table-cell>
          <table:table-cell office:value-type="float" office:value="71.311999999999998" table:style-name="ce8">
            <text:p>71.312</text:p>
          </table:table-cell>
          <table:table-cell office:value-type="float" office:value="58.783999999999999" table:style-name="ce8">
            <text:p>58.784</text:p>
          </table:table-cell>
          <table:table-cell office:value-type="float" office:value="60.091999999999999" table:style-name="ce8">
            <text:p>60.092</text:p>
          </table:table-cell>
          <table:table-cell office:value-type="float" office:value="58.451999999999998" table:style-name="ce8">
            <text:p>58.452</text:p>
          </table:table-cell>
          <table:table-cell office:value-type="float" office:value="87.531000000000006" table:style-name="ce8">
            <text:p>87.531</text:p>
          </table:table-cell>
          <table:table-cell office:value-type="float" office:value="90.484999999999999" table:style-name="ce8">
            <text:p>90.485</text:p>
          </table:table-cell>
          <table:table-cell office:value-type="float" office:value="78.813999999999993" table:style-name="ce8">
            <text:p>78.814</text:p>
          </table:table-cell>
          <table:table-cell office:value-type="float" office:value="83.751000000000005" table:style-name="ce8">
            <text:p>83.751</text:p>
          </table:table-cell>
          <table:table-cell office:value-type="float" office:value="75.974999999999994" table:style-name="ce8">
            <text:p>75.975</text:p>
          </table:table-cell>
          <table:table-cell office:value-type="float" office:value="80.516999999999996" table:style-name="ce8">
            <text:p>80.517</text:p>
          </table:table-cell>
          <table:table-cell office:value-type="float" office:value="88.992000000000004" table:style-name="ce8">
            <text:p>88.992</text:p>
          </table:table-cell>
          <table:table-cell office:value-type="float" office:value="78.739000000000004" table:style-name="ce8">
            <text:p>78.739</text:p>
          </table:table-cell>
          <table:table-cell office:value-type="float" office:value="71.930999999999997" table:style-name="ce8">
            <text:p>71.931</text:p>
          </table:table-cell>
          <table:table-cell office:value-type="float" office:value="75.968999999999994" table:style-name="ce8">
            <text:p>75.969</text:p>
          </table:table-cell>
          <table:table-cell office:value-type="float" office:value="48.395000000000003" table:style-name="ce8">
            <text:p>48.395</text:p>
          </table:table-cell>
          <table:table-cell office:value-type="float" office:value="50.9" table:style-name="ce8">
            <text:p>50.9</text:p>
          </table:table-cell>
          <table:table-cell office:value-type="float" office:value="44.002000000000002" table:style-name="ce8">
            <text:p>44.002</text:p>
          </table:table-cell>
          <table:table-cell office:value-type="float" office:value="77.055000000000007" table:style-name="ce8">
            <text:p>77.055</text:p>
          </table:table-cell>
          <table:table-cell office:value-type="float" office:value="73.381" table:style-name="ce8">
            <text:p>73.381</text:p>
          </table:table-cell>
          <table:table-cell office:value-type="float" office:value="63.634999999999998" table:style-name="ce8">
            <text:p>63.635</text:p>
          </table:table-cell>
          <table:table-cell office:value-type="float" office:value="69.253" table:style-name="ce8">
            <text:p>69.253</text:p>
          </table:table-cell>
          <table:table-cell office:value-type="float" office:value="52.786999999999999" table:style-name="ce8">
            <text:p>52.787</text:p>
          </table:table-cell>
          <table:table-cell office:value-type="float" office:value="48.215000000000003" table:style-name="ce8">
            <text:p>48.215</text:p>
          </table:table-cell>
          <table:table-cell office:value-type="float" office:value="73.180999999999997" table:style-name="ce8">
            <text:p>73.181</text:p>
          </table:table-cell>
          <table:table-cell office:value-type="float" office:value="47.334000000000003" table:style-name="ce8">
            <text:p>47.334</text:p>
          </table:table-cell>
          <table:table-cell office:value-type="float" office:value="56.093000000000004" table:style-name="ce8">
            <text:p>56.093</text:p>
          </table:table-cell>
          <table:table-cell office:value-type="float" office:value="79.11" table:style-name="ce8">
            <text:p>79.11</text:p>
          </table:table-cell>
          <table:table-cell office:value-type="float" office:value="76.426000000000002" table:style-name="ce8">
            <text:p>76.426</text:p>
          </table:table-cell>
          <table:table-cell office:value-type="float" office:value="56.234999999999999" table:style-name="ce8">
            <text:p>56.235</text:p>
          </table:table-cell>
          <table:table-cell office:value-type="float" office:value="69.415999999999997" table:style-name="ce8">
            <text:p>69.416</text:p>
          </table:table-cell>
          <table:table-cell office:value-type="float" office:value="67.031999999999996" table:style-name="ce8">
            <text:p>67.032</text:p>
          </table:table-cell>
          <table:table-cell office:value-type="float" office:value="59.429000000000002" table:style-name="ce8">
            <text:p>59.429</text:p>
          </table:table-cell>
          <table:table-cell office:value-type="float" office:value="32.540999999999997" table:style-name="ce8">
            <text:p>32.541</text:p>
          </table:table-cell>
          <table:table-cell office:value-type="float" office:value="91.983000000000004" table:style-name="ce8">
            <text:p>91.983</text:p>
          </table:table-cell>
          <table:table-cell office:value-type="float" office:value="73.430999999999997" table:style-name="ce8">
            <text:p>73.431</text:p>
          </table:table-cell>
          <table:table-cell office:value-type="float" office:value="77.599000000000004" table:style-name="ce8">
            <text:p>77.599</text:p>
          </table:table-cell>
          <table:table-cell office:value-type="float" office:value="73.376999999999995" table:style-name="ce8">
            <text:p>73.377</text:p>
          </table:table-cell>
          <table:table-cell office:value-type="float" office:value="82.897000000000006" table:style-name="ce8">
            <text:p>82.897</text:p>
          </table:table-cell>
          <table:table-cell office:value-type="float" office:value="50.186" table:style-name="ce8">
            <text:p>50.186</text:p>
          </table:table-cell>
          <table:table-cell office:value-type="float" office:value="79.631" table:style-name="ce8">
            <text:p>79.631</text:p>
          </table:table-cell>
          <table:table-cell office:value-type="float" office:value="4.1950000000000003" table:style-name="ce8">
            <text:p>4.195</text:p>
          </table:table-cell>
          <table:table-cell office:value-type="float" office:value="11.372999999999999" table:style-name="ce8">
            <text:p>11.373</text:p>
          </table:table-cell>
          <table:table-cell office:value-type="float" office:value="34.847999999999999" table:style-name="ce8">
            <text:p>34.848</text:p>
          </table:table-cell>
          <table:table-cell office:value-type="float" office:value="49.584000000000003" table:style-name="ce8">
            <text:p>49.584</text:p>
          </table:table-cell>
          <table:table-cell office:value-type="float" office:value="80.872" table:style-name="ce8">
            <text:p>80.872</text:p>
          </table:table-cell>
          <table:table-cell office:value-type="float" office:value="53.203000000000003" table:style-name="ce8">
            <text:p>53.203</text:p>
          </table:table-cell>
          <table:table-cell office:value-type="float" office:value="76.936000000000007" table:style-name="ce8">
            <text:p>76.936</text:p>
          </table:table-cell>
          <table:table-cell office:value-type="float" office:value="6.5179999999999998" table:style-name="ce8">
            <text:p>6.518</text:p>
          </table:table-cell>
          <table:table-cell office:value-type="float" office:value="18.859000000000002" table:style-name="ce8">
            <text:p>18.859</text:p>
          </table:table-cell>
          <table:table-cell office:value-type="float" office:value="7.444" table:style-name="ce8">
            <text:p>7.444</text:p>
          </table:table-cell>
          <table:table-cell office:value-type="float" office:value="8.0649999999999995" table:style-name="ce8">
            <text:p>8.065</text:p>
          </table:table-cell>
          <table:table-cell office:value-type="float" office:value="16.873000000000001" table:style-name="ce8">
            <text:p>16.873</text:p>
          </table:table-cell>
          <table:table-cell office:value-type="float" office:value="16.501000000000001" table:style-name="ce8">
            <text:p>16.501</text:p>
          </table:table-cell>
          <table:table-cell office:value-type="float" office:value="0.62" table:style-name="ce8">
            <text:p>0.62</text:p>
          </table:table-cell>
          <table:table-cell office:value-type="float" office:value="30.768999999999998" table:style-name="ce8">
            <text:p>30.769</text:p>
          </table:table-cell>
          <table:table-cell office:value-type="float" office:value="6.8239999999999998" table:style-name="ce8">
            <text:p>6.824</text:p>
          </table:table-cell>
          <table:table-cell office:value-type="float" office:value="1.9850000000000001" table:style-name="ce8">
            <text:p>1.985</text:p>
          </table:table-cell>
          <table:table-cell office:value-type="float" office:value="9.0570000000000004" table:style-name="ce8">
            <text:p>9.057</text:p>
          </table:table-cell>
          <table:table-cell office:value-type="float" office:value="10.917999999999999" table:style-name="ce8">
            <text:p>10.918</text:p>
          </table:table-cell>
          <table:table-cell office:value-type="float" office:value="2.109" table:style-name="ce8">
            <text:p>2.109</text:p>
          </table:table-cell>
          <table:table-cell office:value-type="float" office:value="3.97" table:style-name="ce8">
            <text:p>3.97</text:p>
          </table:table-cell>
          <table:table-cell office:value-type="float" office:value="3.97" table:style-name="ce8">
            <text:p>3.97</text:p>
          </table:table-cell>
          <table:table-cell office:value-type="float" office:value="2.73" table:style-name="ce8">
            <text:p>2.73</text:p>
          </table:table-cell>
          <table:table-cell office:value-type="float" office:value="9.5530000000000008" table:style-name="ce8">
            <text:p>9.553</text:p>
          </table:table-cell>
          <table:table-cell office:value-type="float" office:value="11.538" table:style-name="ce8">
            <text:p>11.538</text:p>
          </table:table-cell>
          <table:table-cell office:value-type="float" office:value="14.391999999999999" table:style-name="ce8">
            <text:p>14.392</text:p>
          </table:table-cell>
          <table:table-cell office:value-type="float" office:value="24.814" table:style-name="ce8">
            <text:p>24.814</text:p>
          </table:table-cell>
          <table:table-cell office:value-type="float" office:value="7.32" table:style-name="ce8">
            <text:p>7.32</text:p>
          </table:table-cell>
          <table:table-cell office:value-type="float" office:value="6.5369999999999999" table:style-name="ce8">
            <text:p>6.537</text:p>
          </table:table-cell>
          <table:table-cell office:value-type="string" table:style-name="ce8">
            <text:p>13.366</text:p>
          </table:table-cell>
          <table:table-cell office:value-type="string" table:style-name="ce8">
            <text:p>7.054</text:p>
          </table:table-cell>
          <table:table-cell office:value-type="string" table:style-name="ce8">
            <text:p>26.238</text:p>
          </table:table-cell>
          <table:table-cell office:value-type="string" table:style-name="ce8">
            <text:p>38.243</text:p>
          </table:table-cell>
          <table:table-cell office:value-type="string" table:style-name="ce8">
            <text:p>2.599</text:p>
          </table:table-cell>
          <table:table-cell office:value-type="string" table:style-name="ce8">
            <text:p>41.584</text:p>
          </table:table-cell>
          <table:table-cell office:value-type="string" table:style-name="ce8">
            <text:p>44.802</text:p>
          </table:table-cell>
          <table:table-cell office:value-type="string" table:style-name="ce8">
            <text:p>28.094</text:p>
          </table:table-cell>
          <table:table-cell office:value-type="string" table:style-name="ce8">
            <text:p>35.891</text:p>
          </table:table-cell>
          <table:table-cell office:value-type="string" table:style-name="ce8">
            <text:p>36.262</text:p>
          </table:table-cell>
          <table:table-cell office:value-type="string" table:style-name="ce8">
            <text:p>27.97</text:p>
          </table:table-cell>
          <table:table-cell office:value-type="string" table:style-name="ce8">
            <text:p>3.342</text:p>
          </table:table-cell>
          <table:table-cell office:value-type="string" table:style-name="ce8">
            <text:p>2.599</text:p>
          </table:table-cell>
          <table:table-cell office:value-type="string" table:style-name="ce8">
            <text:p>7.673</text:p>
          </table:table-cell>
          <table:table-cell office:value-type="string" table:style-name="ce8">
            <text:p>10.025</text:p>
          </table:table-cell>
          <table:table-cell office:value-type="string" table:style-name="ce8">
            <text:p>18.069</text:p>
          </table:table-cell>
          <table:table-cell office:value-type="string" table:style-name="ce8">
            <text:p>1.98</text:p>
          </table:table-cell>
          <table:table-cell office:value-type="string" table:style-name="ce8">
            <text:p>45.488</text:p>
          </table:table-cell>
          <table:table-cell office:value-type="string" table:style-name="ce8">
            <text:p>14.462</text:p>
          </table:table-cell>
          <table:table-cell office:value-type="string" table:style-name="ce8">
            <text:p>26.329</text:p>
          </table:table-cell>
          <table:table-cell office:value-type="string" table:style-name="ce8">
            <text:p>22.002</text:p>
          </table:table-cell>
          <table:table-cell office:value-type="string" table:style-name="ce8">
            <text:p>2.843</text:p>
          </table:table-cell>
          <table:table-cell office:value-type="string" table:style-name="ce8">
            <text:p>3.09</text:p>
          </table:table-cell>
          <table:table-cell office:value-type="string" table:style-name="ce8">
            <text:p>2.596</text:p>
          </table:table-cell>
          <table:table-cell office:value-type="string" table:style-name="ce8">
            <text:p>3.585</text:p>
          </table:table-cell>
          <table:table-cell office:value-type="string" table:style-name="ce8">
            <text:p>1.112</text:p>
          </table:table-cell>
          <table:table-cell office:value-type="string" table:style-name="ce8">
            <text:p>2.101</text:p>
          </table:table-cell>
          <table:table-cell office:value-type="string" table:style-name="ce8">
            <text:p>2.596</text:p>
          </table:table-cell>
          <table:table-cell office:value-type="string" table:style-name="ce8">
            <text:p>9.023</text:p>
          </table:table-cell>
          <table:table-cell office:value-type="string" table:style-name="ce8">
            <text:p>41.975</text:p>
          </table:table-cell>
          <table:table-cell office:value-type="string" table:style-name="ce8">
            <text:p>20.633</text:p>
          </table:table-cell>
          <table:table-cell office:value-type="string" table:style-name="ce8">
            <text:p>46.816</text:p>
          </table:table-cell>
          <table:table-cell office:value-type="string" table:style-name="ce8">
            <text:p>48.319</text:p>
          </table:table-cell>
          <table:table-cell office:value-type="string" table:style-name="ce8">
            <text:p>23.235</text:p>
          </table:table-cell>
          <table:table-cell office:value-type="float" office:value="61.796999999999997" table:style-name="ce8">
            <text:p>61.797</text:p>
          </table:table-cell>
          <table:table-cell office:value-type="float" office:value="69.091999999999999" table:style-name="ce8">
            <text:p>69.092</text:p>
          </table:table-cell>
          <table:table-cell office:value-type="float" office:value="59.113999999999997" table:style-name="ce8">
            <text:p>59.114</text:p>
          </table:table-cell>
          <table:table-cell office:value-type="float" office:value="42.744999999999997" table:style-name="ce8">
            <text:p>42.745</text:p>
          </table:table-cell>
          <table:table-cell office:value-type="float" office:value="73.602999999999994" table:style-name="ce8">
            <text:p>73.603</text:p>
          </table:table-cell>
          <table:table-cell office:value-type="float" office:value="75.837000000000003" table:style-name="ce8">
            <text:p>75.837</text:p>
          </table:table-cell>
          <table:table-cell office:value-type="float" office:value="6.3390000000000004" table:style-name="ce8">
            <text:p>6.339</text:p>
          </table:table-cell>
          <table:table-cell office:value-type="float" office:value="76.92" table:style-name="ce8">
            <text:p>76.92</text:p>
          </table:table-cell>
          <table:table-cell table:number-columns-repeated="16238"/>
        </table:table-row>
        <table:table-row table:style-name="ro3">
          <table:table-cell office:value-type="string" table:style-name="ce3">
            <text:p>H07: Which of the following statements best describes your employment status?</text:p>
          </table:table-cell>
          <table:table-cell office:value-type="string" table:style-name="ce3">
            <text:p>Loaned from other CS organisation</text:p>
          </table:table-cell>
          <table:table-cell office:value-type="float" office:value="4116" table:style-name="ce8">
            <text:p>4116</text:p>
          </table:table-cell>
          <table:table-cell office:value-type="float" office:value="65.180000000000007" table:style-name="ce8">
            <text:p>65.18</text:p>
          </table:table-cell>
          <table:table-cell office:value-type="float" office:value="81.974000000000004" table:style-name="ce8">
            <text:p>81.974</text:p>
          </table:table-cell>
          <table:table-cell office:value-type="float" office:value="79.421999999999997" table:style-name="ce8">
            <text:p>79.422</text:p>
          </table:table-cell>
          <table:table-cell office:value-type="float" office:value="73.831999999999994" table:style-name="ce8">
            <text:p>73.832</text:p>
          </table:table-cell>
          <table:table-cell office:value-type="float" office:value="86.655000000000001" table:style-name="ce8">
            <text:p>86.655</text:p>
          </table:table-cell>
          <table:table-cell office:value-type="float" office:value="56.534999999999997" table:style-name="ce8">
            <text:p>56.535</text:p>
          </table:table-cell>
          <table:table-cell office:value-type="float" office:value="83.221999999999994" table:style-name="ce8">
            <text:p>83.222</text:p>
          </table:table-cell>
          <table:table-cell office:value-type="float" office:value="71.569000000000003" table:style-name="ce8">
            <text:p>71.569</text:p>
          </table:table-cell>
          <table:table-cell office:value-type="float" office:value="41.322000000000003" table:style-name="ce8">
            <text:p>41.322</text:p>
          </table:table-cell>
          <table:table-cell office:value-type="float" office:value="59.417999999999999" table:style-name="ce8">
            <text:p>59.418</text:p>
          </table:table-cell>
          <table:table-cell office:value-type="float" office:value="25.474" table:style-name="ce8">
            <text:p>25.474</text:p>
          </table:table-cell>
          <table:table-cell office:value-type="float" office:value="75.018000000000001" table:style-name="ce8">
            <text:p>75.018</text:p>
          </table:table-cell>
          <table:table-cell office:value-type="float" office:value="93.947000000000003" table:style-name="ce8">
            <text:p>93.947</text:p>
          </table:table-cell>
          <table:table-cell office:value-type="float" office:value="85.713999999999999" table:style-name="ce8">
            <text:p>85.714</text:p>
          </table:table-cell>
          <table:table-cell office:value-type="float" office:value="80.813999999999993" table:style-name="ce8">
            <text:p>80.814</text:p>
          </table:table-cell>
          <table:table-cell office:value-type="float" office:value="65.783000000000001" table:style-name="ce8">
            <text:p>65.783</text:p>
          </table:table-cell>
          <table:table-cell office:value-type="float" office:value="83.56" table:style-name="ce8">
            <text:p>83.56</text:p>
          </table:table-cell>
          <table:table-cell office:value-type="float" office:value="76.665000000000006" table:style-name="ce8">
            <text:p>76.665</text:p>
          </table:table-cell>
          <table:table-cell office:value-type="float" office:value="82.210999999999999" table:style-name="ce8">
            <text:p>82.211</text:p>
          </table:table-cell>
          <table:table-cell office:value-type="float" office:value="78.444999999999993" table:style-name="ce8">
            <text:p>78.445</text:p>
          </table:table-cell>
          <table:table-cell office:value-type="float" office:value="87.953000000000003" table:style-name="ce8">
            <text:p>87.953</text:p>
          </table:table-cell>
          <table:table-cell office:value-type="float" office:value="88.790999999999997" table:style-name="ce8">
            <text:p>88.791</text:p>
          </table:table-cell>
          <table:table-cell office:value-type="float" office:value="68.498999999999995" table:style-name="ce8">
            <text:p>68.499</text:p>
          </table:table-cell>
          <table:table-cell office:value-type="float" office:value="83.86" table:style-name="ce8">
            <text:p>83.86</text:p>
          </table:table-cell>
          <table:table-cell office:value-type="float" office:value="84.203999999999994" table:style-name="ce8">
            <text:p>84.204</text:p>
          </table:table-cell>
          <table:table-cell office:value-type="float" office:value="68.209999999999994" table:style-name="ce8">
            <text:p>68.21</text:p>
          </table:table-cell>
          <table:table-cell office:value-type="float" office:value="68.271000000000001" table:style-name="ce8">
            <text:p>68.271</text:p>
          </table:table-cell>
          <table:table-cell office:value-type="float" office:value="71.543999999999997" table:style-name="ce8">
            <text:p>71.544</text:p>
          </table:table-cell>
          <table:table-cell office:value-type="float" office:value="38.328000000000003" table:style-name="ce8">
            <text:p>38.328</text:p>
          </table:table-cell>
          <table:table-cell office:value-type="float" office:value="89.254000000000005" table:style-name="ce8">
            <text:p>89.254</text:p>
          </table:table-cell>
          <table:table-cell office:value-type="float" office:value="87.444999999999993" table:style-name="ce8">
            <text:p>87.445</text:p>
          </table:table-cell>
          <table:table-cell office:value-type="float" office:value="83.296999999999997" table:style-name="ce8">
            <text:p>83.297</text:p>
          </table:table-cell>
          <table:table-cell office:value-type="float" office:value="64.265000000000001" table:style-name="ce8">
            <text:p>64.265</text:p>
          </table:table-cell>
          <table:table-cell office:value-type="float" office:value="53.829000000000001" table:style-name="ce8">
            <text:p>53.829</text:p>
          </table:table-cell>
          <table:table-cell office:value-type="float" office:value="57.271999999999998" table:style-name="ce8">
            <text:p>57.272</text:p>
          </table:table-cell>
          <table:table-cell office:value-type="float" office:value="50.67" table:style-name="ce8">
            <text:p>50.67</text:p>
          </table:table-cell>
          <table:table-cell office:value-type="float" office:value="87.965000000000003" table:style-name="ce8">
            <text:p>87.965</text:p>
          </table:table-cell>
          <table:table-cell office:value-type="float" office:value="90.364999999999995" table:style-name="ce8">
            <text:p>90.365</text:p>
          </table:table-cell>
          <table:table-cell office:value-type="float" office:value="77.701999999999998" table:style-name="ce8">
            <text:p>77.702</text:p>
          </table:table-cell>
          <table:table-cell office:value-type="float" office:value="76.861000000000004" table:style-name="ce8">
            <text:p>76.861</text:p>
          </table:table-cell>
          <table:table-cell office:value-type="float" office:value="70.411000000000001" table:style-name="ce8">
            <text:p>70.411</text:p>
          </table:table-cell>
          <table:table-cell office:value-type="float" office:value="72.013000000000005" table:style-name="ce8">
            <text:p>72.013</text:p>
          </table:table-cell>
          <table:table-cell office:value-type="float" office:value="86.831000000000003" table:style-name="ce8">
            <text:p>86.831</text:p>
          </table:table-cell>
          <table:table-cell office:value-type="float" office:value="74.38" table:style-name="ce8">
            <text:p>74.38</text:p>
          </table:table-cell>
          <table:table-cell office:value-type="float" office:value="60.884999999999998" table:style-name="ce8">
            <text:p>60.885</text:p>
          </table:table-cell>
          <table:table-cell office:value-type="float" office:value="64.915999999999997" table:style-name="ce8">
            <text:p>64.916</text:p>
          </table:table-cell>
          <table:table-cell office:value-type="float" office:value="43.128" table:style-name="ce8">
            <text:p>43.128</text:p>
          </table:table-cell>
          <table:table-cell office:value-type="float" office:value="45.734000000000002" table:style-name="ce8">
            <text:p>45.734</text:p>
          </table:table-cell>
          <table:table-cell office:value-type="float" office:value="35.134" table:style-name="ce8">
            <text:p>35.134</text:p>
          </table:table-cell>
          <table:table-cell office:value-type="float" office:value="79.703000000000003" table:style-name="ce8">
            <text:p>79.703</text:p>
          </table:table-cell>
          <table:table-cell office:value-type="float" office:value="73.150000000000006" table:style-name="ce8">
            <text:p>73.15</text:p>
          </table:table-cell>
          <table:table-cell office:value-type="float" office:value="56.593000000000004" table:style-name="ce8">
            <text:p>56.593</text:p>
          </table:table-cell>
          <table:table-cell office:value-type="float" office:value="68.103999999999999" table:style-name="ce8">
            <text:p>68.104</text:p>
          </table:table-cell>
          <table:table-cell office:value-type="float" office:value="42.499000000000002" table:style-name="ce8">
            <text:p>42.499</text:p>
          </table:table-cell>
          <table:table-cell office:value-type="float" office:value="38.743000000000002" table:style-name="ce8">
            <text:p>38.743</text:p>
          </table:table-cell>
          <table:table-cell office:value-type="float" office:value="68.843000000000004" table:style-name="ce8">
            <text:p>68.843</text:p>
          </table:table-cell>
          <table:table-cell office:value-type="float" office:value="47.393000000000001" table:style-name="ce8">
            <text:p>47.393</text:p>
          </table:table-cell>
          <table:table-cell office:value-type="float" office:value="59.478999999999999" table:style-name="ce8">
            <text:p>59.479</text:p>
          </table:table-cell>
          <table:table-cell office:value-type="float" office:value="72.921999999999997" table:style-name="ce8">
            <text:p>72.922</text:p>
          </table:table-cell>
          <table:table-cell office:value-type="float" office:value="66.504000000000005" table:style-name="ce8">
            <text:p>66.504</text:p>
          </table:table-cell>
          <table:table-cell office:value-type="float" office:value="44.064999999999998" table:style-name="ce8">
            <text:p>44.065</text:p>
          </table:table-cell>
          <table:table-cell office:value-type="float" office:value="59.357999999999997" table:style-name="ce8">
            <text:p>59.358</text:p>
          </table:table-cell>
          <table:table-cell office:value-type="float" office:value="56.816000000000003" table:style-name="ce8">
            <text:p>56.816</text:p>
          </table:table-cell>
          <table:table-cell office:value-type="float" office:value="62.685000000000002" table:style-name="ce8">
            <text:p>62.685</text:p>
          </table:table-cell>
          <table:table-cell office:value-type="float" office:value="34.701000000000001" table:style-name="ce8">
            <text:p>34.701</text:p>
          </table:table-cell>
          <table:table-cell office:value-type="float" office:value="91.465999999999994" table:style-name="ce8">
            <text:p>91.466</text:p>
          </table:table-cell>
          <table:table-cell office:value-type="float" office:value="79.698999999999998" table:style-name="ce8">
            <text:p>79.699</text:p>
          </table:table-cell>
          <table:table-cell office:value-type="float" office:value="74.403000000000006" table:style-name="ce8">
            <text:p>74.403</text:p>
          </table:table-cell>
          <table:table-cell office:value-type="float" office:value="73.430999999999997" table:style-name="ce8">
            <text:p>73.431</text:p>
          </table:table-cell>
          <table:table-cell office:value-type="float" office:value="77.323999999999998" table:style-name="ce8">
            <text:p>77.324</text:p>
          </table:table-cell>
          <table:table-cell office:value-type="float" office:value="75.522999999999996" table:style-name="ce8">
            <text:p>75.523</text:p>
          </table:table-cell>
          <table:table-cell office:value-type="float" office:value="81.798000000000002" table:style-name="ce8">
            <text:p>81.798</text:p>
          </table:table-cell>
          <table:table-cell office:value-type="float" office:value="6.8639999999999999" table:style-name="ce8">
            <text:p>6.864</text:p>
          </table:table-cell>
          <table:table-cell office:value-type="float" office:value="21.715" table:style-name="ce8">
            <text:p>21.715</text:p>
          </table:table-cell>
          <table:table-cell office:value-type="float" office:value="43.747" table:style-name="ce8">
            <text:p>43.747</text:p>
          </table:table-cell>
          <table:table-cell office:value-type="float" office:value="27.675000000000001" table:style-name="ce8">
            <text:p>27.675</text:p>
          </table:table-cell>
          <table:table-cell office:value-type="float" office:value="96.89" table:style-name="ce8">
            <text:p>96.89</text:p>
          </table:table-cell>
          <table:table-cell office:value-type="float" office:value="67.953000000000003" table:style-name="ce8">
            <text:p>67.953</text:p>
          </table:table-cell>
          <table:table-cell office:value-type="float" office:value="77.664000000000001" table:style-name="ce8">
            <text:p>77.664</text:p>
          </table:table-cell>
          <table:table-cell office:value-type="float" office:value="7.9059999999999997" table:style-name="ce8">
            <text:p>7.906</text:p>
          </table:table-cell>
          <table:table-cell office:value-type="float" office:value="19.692" table:style-name="ce8">
            <text:p>19.692</text:p>
          </table:table-cell>
          <table:table-cell office:value-type="float" office:value="10.154" table:style-name="ce8">
            <text:p>10.154</text:p>
          </table:table-cell>
          <table:table-cell office:value-type="float" office:value="12.615" table:style-name="ce8">
            <text:p>12.615</text:p>
          </table:table-cell>
          <table:table-cell office:value-type="float" office:value="18.768999999999998" table:style-name="ce8">
            <text:p>18.769</text:p>
          </table:table-cell>
          <table:table-cell office:value-type="float" office:value="24" table:style-name="ce8">
            <text:p>24</text:p>
          </table:table-cell>
          <table:table-cell office:value-type="float" office:value="0.308" table:style-name="ce8">
            <text:p>0.308</text:p>
          </table:table-cell>
          <table:table-cell office:value-type="float" office:value="34.768999999999998" table:style-name="ce8">
            <text:p>34.769</text:p>
          </table:table-cell>
          <table:table-cell office:value-type="float" office:value="5.5380000000000003" table:style-name="ce8">
            <text:p>5.538</text:p>
          </table:table-cell>
          <table:table-cell office:value-type="float" office:value="1.8460000000000001" table:style-name="ce8">
            <text:p>1.846</text:p>
          </table:table-cell>
          <table:table-cell office:value-type="float" office:value="8.6150000000000002" table:style-name="ce8">
            <text:p>8.615</text:p>
          </table:table-cell>
          <table:table-cell office:value-type="float" office:value="7.077" table:style-name="ce8">
            <text:p>7.077</text:p>
          </table:table-cell>
          <table:table-cell office:value-type="float" office:value="1.8460000000000001" table:style-name="ce8">
            <text:p>1.846</text:p>
          </table:table-cell>
          <table:table-cell office:value-type="float" office:value="4" table:style-name="ce8">
            <text:p>4</text:p>
          </table:table-cell>
          <table:table-cell office:value-type="float" office:value="2.1539999999999999" table:style-name="ce8">
            <text:p>2.154</text:p>
          </table:table-cell>
          <table:table-cell office:value-type="float" office:value="2.7690000000000001" table:style-name="ce8">
            <text:p>2.769</text:p>
          </table:table-cell>
          <table:table-cell office:value-type="float" office:value="13.538" table:style-name="ce8">
            <text:p>13.538</text:p>
          </table:table-cell>
          <table:table-cell office:value-type="float" office:value="13.231" table:style-name="ce8">
            <text:p>13.231</text:p>
          </table:table-cell>
          <table:table-cell office:value-type="float" office:value="12.615" table:style-name="ce8">
            <text:p>12.615</text:p>
          </table:table-cell>
          <table:table-cell office:value-type="float" office:value="22.154" table:style-name="ce8">
            <text:p>22.154</text:p>
          </table:table-cell>
          <table:table-cell office:value-type="float" office:value="4.6150000000000002" table:style-name="ce8">
            <text:p>4.615</text:p>
          </table:table-cell>
          <table:table-cell office:value-type="float" office:value="6.8579999999999997" table:style-name="ce8">
            <text:p>6.858</text:p>
          </table:table-cell>
          <table:table-cell office:value-type="string" table:style-name="ce8">
            <text:p>10.83</text:p>
          </table:table-cell>
          <table:table-cell office:value-type="string" table:style-name="ce8">
            <text:p>4.332</text:p>
          </table:table-cell>
          <table:table-cell office:value-type="string" table:style-name="ce8">
            <text:p>24.91</text:p>
          </table:table-cell>
          <table:table-cell office:value-type="string" table:style-name="ce8">
            <text:p>45.487</text:p>
          </table:table-cell>
          <table:table-cell office:value-type="string" table:style-name="ce8">
            <text:p>0</text:p>
          </table:table-cell>
          <table:table-cell office:value-type="string" table:style-name="ce8">
            <text:p>38.989</text:p>
          </table:table-cell>
          <table:table-cell office:value-type="string" table:style-name="ce8">
            <text:p>54.152</text:p>
          </table:table-cell>
          <table:table-cell office:value-type="string" table:style-name="ce8">
            <text:p>35.018</text:p>
          </table:table-cell>
          <table:table-cell office:value-type="string" table:style-name="ce8">
            <text:p>36.101</text:p>
          </table:table-cell>
          <table:table-cell office:value-type="string" table:style-name="ce8">
            <text:p>38.989</text:p>
          </table:table-cell>
          <table:table-cell office:value-type="string" table:style-name="ce8">
            <text:p>32.852</text:p>
          </table:table-cell>
          <table:table-cell office:value-type="string" table:style-name="ce8">
            <text:p>4.693</text:p>
          </table:table-cell>
          <table:table-cell office:value-type="string" table:style-name="ce8">
            <text:p>4.693</text:p>
          </table:table-cell>
          <table:table-cell office:value-type="string" table:style-name="ce8">
            <text:p>7.581</text:p>
          </table:table-cell>
          <table:table-cell office:value-type="string" table:style-name="ce8">
            <text:p>9.747</text:p>
          </table:table-cell>
          <table:table-cell office:value-type="string" table:style-name="ce8">
            <text:p>12.996</text:p>
          </table:table-cell>
          <table:table-cell office:value-type="string" table:style-name="ce8">
            <text:p>1.444</text:p>
          </table:table-cell>
          <table:table-cell office:value-type="string" table:style-name="ce8">
            <text:p>33.214</text:p>
          </table:table-cell>
          <table:table-cell office:value-type="string" table:style-name="ce8">
            <text:p>16.071</text:p>
          </table:table-cell>
          <table:table-cell office:value-type="string" table:style-name="ce8">
            <text:p>25.357</text:p>
          </table:table-cell>
          <table:table-cell office:value-type="string" table:style-name="ce8">
            <text:p>31.071</text:p>
          </table:table-cell>
          <table:table-cell office:value-type="string" table:style-name="ce8">
            <text:p>5</text:p>
          </table:table-cell>
          <table:table-cell office:value-type="string" table:style-name="ce8">
            <text:p>15.714</text:p>
          </table:table-cell>
          <table:table-cell office:value-type="string" table:style-name="ce8">
            <text:p>3.214</text:p>
          </table:table-cell>
          <table:table-cell office:value-type="string" table:style-name="ce8">
            <text:p>6.071</text:p>
          </table:table-cell>
          <table:table-cell office:value-type="string" table:style-name="ce8">
            <text:p>1.429</text:p>
          </table:table-cell>
          <table:table-cell office:value-type="string" table:style-name="ce8">
            <text:p>0.357</text:p>
          </table:table-cell>
          <table:table-cell office:value-type="string" table:style-name="ce8">
            <text:p>3.929</text:p>
          </table:table-cell>
          <table:table-cell office:value-type="string" table:style-name="ce8">
            <text:p>5.357</text:p>
          </table:table-cell>
          <table:table-cell office:value-type="string" table:style-name="ce8">
            <text:p>42.705</text:p>
          </table:table-cell>
          <table:table-cell office:value-type="string" table:style-name="ce8">
            <text:p>16.667</text:p>
          </table:table-cell>
          <table:table-cell office:value-type="string" table:style-name="ce8">
            <text:p>45.324</text:p>
          </table:table-cell>
          <table:table-cell office:value-type="string" table:style-name="ce8">
            <text:p>61.649</text:p>
          </table:table-cell>
          <table:table-cell office:value-type="string" table:style-name="ce8">
            <text:p>35</text:p>
          </table:table-cell>
          <table:table-cell office:value-type="float" office:value="58.781999999999996" table:style-name="ce8">
            <text:p>58.782</text:p>
          </table:table-cell>
          <table:table-cell office:value-type="float" office:value="67.384" table:style-name="ce8">
            <text:p>67.384</text:p>
          </table:table-cell>
          <table:table-cell office:value-type="float" office:value="56.238" table:style-name="ce8">
            <text:p>56.238</text:p>
          </table:table-cell>
          <table:table-cell office:value-type="float" office:value="38.448" table:style-name="ce8">
            <text:p>38.448</text:p>
          </table:table-cell>
          <table:table-cell office:value-type="float" office:value="69.88" table:style-name="ce8">
            <text:p>69.88</text:p>
          </table:table-cell>
          <table:table-cell office:value-type="float" office:value="72.468000000000004" table:style-name="ce8">
            <text:p>72.468</text:p>
          </table:table-cell>
          <table:table-cell office:value-type="float" office:value="5.6609999999999996" table:style-name="ce8">
            <text:p>5.661</text:p>
          </table:table-cell>
          <table:table-cell office:value-type="float" office:value="80.813999999999993" table:style-name="ce8">
            <text:p>80.814</text:p>
          </table:table-cell>
          <table:table-cell table:number-columns-repeated="16238"/>
        </table:table-row>
        <table:table-row table:style-name="ro3">
          <table:table-cell office:value-type="string" table:style-name="ce3">
            <text:p>H07: Which of the following statements best describes your employment status?</text:p>
          </table:table-cell>
          <table:table-cell office:value-type="string" table:style-name="ce3">
            <text:p>Temporary/agency worker</text:p>
          </table:table-cell>
          <table:table-cell office:value-type="float" office:value="4064" table:style-name="ce8">
            <text:p>4064</text:p>
          </table:table-cell>
          <table:table-cell office:value-type="float" office:value="68.338999999999999" table:style-name="ce8">
            <text:p>68.339</text:p>
          </table:table-cell>
          <table:table-cell office:value-type="float" office:value="71.331000000000003" table:style-name="ce8">
            <text:p>71.331</text:p>
          </table:table-cell>
          <table:table-cell office:value-type="float" office:value="81.787000000000006" table:style-name="ce8">
            <text:p>81.787</text:p>
          </table:table-cell>
          <table:table-cell office:value-type="float" office:value="70.165000000000006" table:style-name="ce8">
            <text:p>70.165</text:p>
          </table:table-cell>
          <table:table-cell office:value-type="float" office:value="79.153000000000006" table:style-name="ce8">
            <text:p>79.153</text:p>
          </table:table-cell>
          <table:table-cell office:value-type="float" office:value="50.396000000000001" table:style-name="ce8">
            <text:p>50.396</text:p>
          </table:table-cell>
          <table:table-cell office:value-type="float" office:value="81.856999999999999" table:style-name="ce8">
            <text:p>81.857</text:p>
          </table:table-cell>
          <table:table-cell office:value-type="float" office:value="81.582999999999998" table:style-name="ce8">
            <text:p>81.583</text:p>
          </table:table-cell>
          <table:table-cell office:value-type="float" office:value="37.381999999999998" table:style-name="ce8">
            <text:p>37.382</text:p>
          </table:table-cell>
          <table:table-cell office:value-type="float" office:value="58.664000000000001" table:style-name="ce8">
            <text:p>58.664</text:p>
          </table:table-cell>
          <table:table-cell office:value-type="float" office:value="25.318000000000001" table:style-name="ce8">
            <text:p>25.318</text:p>
          </table:table-cell>
          <table:table-cell office:value-type="float" office:value="74.010000000000005" table:style-name="ce8">
            <text:p>74.01</text:p>
          </table:table-cell>
          <table:table-cell office:value-type="float" office:value="89.260999999999996" table:style-name="ce8">
            <text:p>89.261</text:p>
          </table:table-cell>
          <table:table-cell office:value-type="float" office:value="74.45" table:style-name="ce8">
            <text:p>74.45</text:p>
          </table:table-cell>
          <table:table-cell office:value-type="float" office:value="78.137" table:style-name="ce8">
            <text:p>78.137</text:p>
          </table:table-cell>
          <table:table-cell office:value-type="float" office:value="50.863" table:style-name="ce8">
            <text:p>50.863</text:p>
          </table:table-cell>
          <table:table-cell office:value-type="float" office:value="63.982999999999997" table:style-name="ce8">
            <text:p>63.983</text:p>
          </table:table-cell>
          <table:table-cell office:value-type="float" office:value="79.631" table:style-name="ce8">
            <text:p>79.631</text:p>
          </table:table-cell>
          <table:table-cell office:value-type="float" office:value="83.968999999999994" table:style-name="ce8">
            <text:p>83.969</text:p>
          </table:table-cell>
          <table:table-cell office:value-type="float" office:value="74.463999999999999" table:style-name="ce8">
            <text:p>74.464</text:p>
          </table:table-cell>
          <table:table-cell office:value-type="float" office:value="81.343999999999994" table:style-name="ce8">
            <text:p>81.344</text:p>
          </table:table-cell>
          <table:table-cell office:value-type="float" office:value="75.019000000000005" table:style-name="ce8">
            <text:p>75.019</text:p>
          </table:table-cell>
          <table:table-cell office:value-type="float" office:value="67.244" table:style-name="ce8">
            <text:p>67.244</text:p>
          </table:table-cell>
          <table:table-cell office:value-type="float" office:value="80.191999999999993" table:style-name="ce8">
            <text:p>80.192</text:p>
          </table:table-cell>
          <table:table-cell office:value-type="float" office:value="80.281000000000006" table:style-name="ce8">
            <text:p>80.281</text:p>
          </table:table-cell>
          <table:table-cell office:value-type="float" office:value="62.774999999999999" table:style-name="ce8">
            <text:p>62.775</text:p>
          </table:table-cell>
          <table:table-cell office:value-type="float" office:value="66.873000000000005" table:style-name="ce8">
            <text:p>66.873</text:p>
          </table:table-cell>
          <table:table-cell office:value-type="float" office:value="67.259" table:style-name="ce8">
            <text:p>67.259</text:p>
          </table:table-cell>
          <table:table-cell office:value-type="float" office:value="46.122" table:style-name="ce8">
            <text:p>46.122</text:p>
          </table:table-cell>
          <table:table-cell office:value-type="float" office:value="87.414000000000001" table:style-name="ce8">
            <text:p>87.414</text:p>
          </table:table-cell>
          <table:table-cell office:value-type="float" office:value="81.572000000000003" table:style-name="ce8">
            <text:p>81.572</text:p>
          </table:table-cell>
          <table:table-cell office:value-type="float" office:value="68.463999999999999" table:style-name="ce8">
            <text:p>68.464</text:p>
          </table:table-cell>
          <table:table-cell office:value-type="float" office:value="63.856000000000002" table:style-name="ce8">
            <text:p>63.856</text:p>
          </table:table-cell>
          <table:table-cell office:value-type="float" office:value="50.371000000000002" table:style-name="ce8">
            <text:p>50.371</text:p>
          </table:table-cell>
          <table:table-cell office:value-type="float" office:value="43.457999999999998" table:style-name="ce8">
            <text:p>43.458</text:p>
          </table:table-cell>
          <table:table-cell office:value-type="float" office:value="43.83" table:style-name="ce8">
            <text:p>43.83</text:p>
          </table:table-cell>
          <table:table-cell office:value-type="float" office:value="84.117000000000004" table:style-name="ce8">
            <text:p>84.117</text:p>
          </table:table-cell>
          <table:table-cell office:value-type="float" office:value="88.801000000000002" table:style-name="ce8">
            <text:p>88.801</text:p>
          </table:table-cell>
          <table:table-cell office:value-type="float" office:value="73.468000000000004" table:style-name="ce8">
            <text:p>73.468</text:p>
          </table:table-cell>
          <table:table-cell office:value-type="float" office:value="81.034000000000006" table:style-name="ce8">
            <text:p>81.034</text:p>
          </table:table-cell>
          <table:table-cell office:value-type="float" office:value="75.941999999999993" table:style-name="ce8">
            <text:p>75.942</text:p>
          </table:table-cell>
          <table:table-cell office:value-type="float" office:value="82.244" table:style-name="ce8">
            <text:p>82.244</text:p>
          </table:table-cell>
          <table:table-cell office:value-type="float" office:value="91.06" table:style-name="ce8">
            <text:p>91.06</text:p>
          </table:table-cell>
          <table:table-cell office:value-type="float" office:value="81.245000000000005" table:style-name="ce8">
            <text:p>81.245</text:p>
          </table:table-cell>
          <table:table-cell office:value-type="float" office:value="77.716999999999999" table:style-name="ce8">
            <text:p>77.717</text:p>
          </table:table-cell>
          <table:table-cell office:value-type="float" office:value="81.325000000000003" table:style-name="ce8">
            <text:p>81.325</text:p>
          </table:table-cell>
          <table:table-cell office:value-type="float" office:value="43.814999999999998" table:style-name="ce8">
            <text:p>43.815</text:p>
          </table:table-cell>
          <table:table-cell office:value-type="float" office:value="28.247" table:style-name="ce8">
            <text:p>28.247</text:p>
          </table:table-cell>
          <table:table-cell office:value-type="float" office:value="40.088999999999999" table:style-name="ce8">
            <text:p>40.089</text:p>
          </table:table-cell>
          <table:table-cell office:value-type="float" office:value="72.102000000000004" table:style-name="ce8">
            <text:p>72.102</text:p>
          </table:table-cell>
          <table:table-cell office:value-type="float" office:value="68.888999999999996" table:style-name="ce8">
            <text:p>68.889</text:p>
          </table:table-cell>
          <table:table-cell office:value-type="float" office:value="61.167000000000002" table:style-name="ce8">
            <text:p>61.167</text:p>
          </table:table-cell>
          <table:table-cell office:value-type="float" office:value="64.524000000000001" table:style-name="ce8">
            <text:p>64.524</text:p>
          </table:table-cell>
          <table:table-cell office:value-type="float" office:value="54.518999999999998" table:style-name="ce8">
            <text:p>54.519</text:p>
          </table:table-cell>
          <table:table-cell office:value-type="float" office:value="47.234999999999999" table:style-name="ce8">
            <text:p>47.235</text:p>
          </table:table-cell>
          <table:table-cell office:value-type="float" office:value="70.096000000000004" table:style-name="ce8">
            <text:p>70.096</text:p>
          </table:table-cell>
          <table:table-cell office:value-type="float" office:value="40.360999999999997" table:style-name="ce8">
            <text:p>40.361</text:p>
          </table:table-cell>
          <table:table-cell office:value-type="float" office:value="49.332999999999998" table:style-name="ce8">
            <text:p>49.333</text:p>
          </table:table-cell>
          <table:table-cell office:value-type="float" office:value="70.671000000000006" table:style-name="ce8">
            <text:p>70.671</text:p>
          </table:table-cell>
          <table:table-cell office:value-type="float" office:value="70.317999999999998" table:style-name="ce8">
            <text:p>70.318</text:p>
          </table:table-cell>
          <table:table-cell office:value-type="float" office:value="49.134999999999998" table:style-name="ce8">
            <text:p>49.135</text:p>
          </table:table-cell>
          <table:table-cell office:value-type="float" office:value="64.286000000000001" table:style-name="ce8">
            <text:p>64.286</text:p>
          </table:table-cell>
          <table:table-cell office:value-type="float" office:value="61.558999999999997" table:style-name="ce8">
            <text:p>61.559</text:p>
          </table:table-cell>
          <table:table-cell office:value-type="float" office:value="54.854999999999997" table:style-name="ce8">
            <text:p>54.855</text:p>
          </table:table-cell>
          <table:table-cell office:value-type="float" office:value="28.716000000000001" table:style-name="ce8">
            <text:p>28.716</text:p>
          </table:table-cell>
          <table:table-cell office:value-type="float" office:value="93.599000000000004" table:style-name="ce8">
            <text:p>93.599</text:p>
          </table:table-cell>
          <table:table-cell office:value-type="float" office:value="62.95" table:style-name="ce8">
            <text:p>62.95</text:p>
          </table:table-cell>
          <table:table-cell office:value-type="float" office:value="74.685000000000002" table:style-name="ce8">
            <text:p>74.685</text:p>
          </table:table-cell>
          <table:table-cell office:value-type="float" office:value="67.942999999999998" table:style-name="ce8">
            <text:p>67.943</text:p>
          </table:table-cell>
          <table:table-cell office:value-type="float" office:value="79.950999999999993" table:style-name="ce8">
            <text:p>79.951</text:p>
          </table:table-cell>
          <table:table-cell office:value-type="float" office:value="44.021999999999998" table:style-name="ce8">
            <text:p>44.022</text:p>
          </table:table-cell>
          <table:table-cell office:value-type="float" office:value="75.061999999999998" table:style-name="ce8">
            <text:p>75.062</text:p>
          </table:table-cell>
          <table:table-cell office:value-type="float" office:value="4.617" table:style-name="ce8">
            <text:p>4.617</text:p>
          </table:table-cell>
          <table:table-cell office:value-type="float" office:value="14.991" table:style-name="ce8">
            <text:p>14.991</text:p>
          </table:table-cell>
          <table:table-cell office:value-type="float" office:value="33.011000000000003" table:style-name="ce8">
            <text:p>33.011</text:p>
          </table:table-cell>
          <table:table-cell office:value-type="float" office:value="47.381" table:style-name="ce8">
            <text:p>47.381</text:p>
          </table:table-cell>
          <table:table-cell office:value-type="float" office:value="65.998999999999995" table:style-name="ce8">
            <text:p>65.999</text:p>
          </table:table-cell>
          <table:table-cell office:value-type="float" office:value="48.920999999999999" table:style-name="ce8">
            <text:p>48.921</text:p>
          </table:table-cell>
          <table:table-cell office:value-type="float" office:value="72.804000000000002" table:style-name="ce8">
            <text:p>72.804</text:p>
          </table:table-cell>
          <table:table-cell office:value-type="float" office:value="5.9429999999999996" table:style-name="ce8">
            <text:p>5.943</text:p>
          </table:table-cell>
          <table:table-cell office:value-type="float" office:value="12.032999999999999" table:style-name="ce8">
            <text:p>12.033</text:p>
          </table:table-cell>
          <table:table-cell office:value-type="float" office:value="3.734" table:style-name="ce8">
            <text:p>3.734</text:p>
          </table:table-cell>
          <table:table-cell office:value-type="float" office:value="9.9589999999999996" table:style-name="ce8">
            <text:p>9.959</text:p>
          </table:table-cell>
          <table:table-cell office:value-type="float" office:value="17.841999999999999" table:style-name="ce8">
            <text:p>17.842</text:p>
          </table:table-cell>
          <table:table-cell office:value-type="float" office:value="13.278" table:style-name="ce8">
            <text:p>13.278</text:p>
          </table:table-cell>
          <table:table-cell office:value-type="float" office:value="0.41499999999999998" table:style-name="ce8">
            <text:p>0.415</text:p>
          </table:table-cell>
          <table:table-cell office:value-type="float" office:value="24.481000000000002" table:style-name="ce8">
            <text:p>24.481</text:p>
          </table:table-cell>
          <table:table-cell office:value-type="float" office:value="2.9049999999999998" table:style-name="ce8">
            <text:p>2.905</text:p>
          </table:table-cell>
          <table:table-cell office:value-type="float" office:value="0.83" table:style-name="ce8">
            <text:p>0.83</text:p>
          </table:table-cell>
          <table:table-cell office:value-type="float" office:value="9.1289999999999996" table:style-name="ce8">
            <text:p>9.129</text:p>
          </table:table-cell>
          <table:table-cell office:value-type="float" office:value="12.448" table:style-name="ce8">
            <text:p>12.448</text:p>
          </table:table-cell>
          <table:table-cell office:value-type="float" office:value="1.2450000000000001" table:style-name="ce8">
            <text:p>1.245</text:p>
          </table:table-cell>
          <table:table-cell office:value-type="float" office:value="5.8090000000000002" table:style-name="ce8">
            <text:p>5.809</text:p>
          </table:table-cell>
          <table:table-cell office:value-type="float" office:value="5.3940000000000001" table:style-name="ce8">
            <text:p>5.394</text:p>
          </table:table-cell>
          <table:table-cell office:value-type="float" office:value="1.66" table:style-name="ce8">
            <text:p>1.66</text:p>
          </table:table-cell>
          <table:table-cell office:value-type="float" office:value="5.3940000000000001" table:style-name="ce8">
            <text:p>5.394</text:p>
          </table:table-cell>
          <table:table-cell office:value-type="float" office:value="6.6390000000000002" table:style-name="ce8">
            <text:p>6.639</text:p>
          </table:table-cell>
          <table:table-cell office:value-type="float" office:value="14.938000000000001" table:style-name="ce8">
            <text:p>14.938</text:p>
          </table:table-cell>
          <table:table-cell office:value-type="float" office:value="35.270000000000003" table:style-name="ce8">
            <text:p>35.27</text:p>
          </table:table-cell>
          <table:table-cell office:value-type="float" office:value="12.448" table:style-name="ce8">
            <text:p>12.448</text:p>
          </table:table-cell>
          <table:table-cell office:value-type="float" office:value="5.45" table:style-name="ce8">
            <text:p>5.45</text:p>
          </table:table-cell>
          <table:table-cell office:value-type="string" table:style-name="ce8">
            <text:p>16.29</text:p>
          </table:table-cell>
          <table:table-cell office:value-type="string" table:style-name="ce8">
            <text:p>3.62</text:p>
          </table:table-cell>
          <table:table-cell office:value-type="string" table:style-name="ce8">
            <text:p>28.507</text:p>
          </table:table-cell>
          <table:table-cell office:value-type="string" table:style-name="ce8">
            <text:p>36.652</text:p>
          </table:table-cell>
          <table:table-cell office:value-type="string" table:style-name="ce8">
            <text:p>1.357</text:p>
          </table:table-cell>
          <table:table-cell office:value-type="string" table:style-name="ce8">
            <text:p>42.081</text:p>
          </table:table-cell>
          <table:table-cell office:value-type="string" table:style-name="ce8">
            <text:p>39.819</text:p>
          </table:table-cell>
          <table:table-cell office:value-type="string" table:style-name="ce8">
            <text:p>15.837</text:p>
          </table:table-cell>
          <table:table-cell office:value-type="string" table:style-name="ce8">
            <text:p>38.009</text:p>
          </table:table-cell>
          <table:table-cell office:value-type="string" table:style-name="ce8">
            <text:p>34.389</text:p>
          </table:table-cell>
          <table:table-cell office:value-type="string" table:style-name="ce8">
            <text:p>22.172</text:p>
          </table:table-cell>
          <table:table-cell office:value-type="string" table:style-name="ce8">
            <text:p>3.62</text:p>
          </table:table-cell>
          <table:table-cell office:value-type="string" table:style-name="ce8">
            <text:p>3.167</text:p>
          </table:table-cell>
          <table:table-cell office:value-type="string" table:style-name="ce8">
            <text:p>7.24</text:p>
          </table:table-cell>
          <table:table-cell office:value-type="string" table:style-name="ce8">
            <text:p>9.05</text:p>
          </table:table-cell>
          <table:table-cell office:value-type="string" table:style-name="ce8">
            <text:p>17.647</text:p>
          </table:table-cell>
          <table:table-cell office:value-type="string" table:style-name="ce8">
            <text:p>2.262</text:p>
          </table:table-cell>
          <table:table-cell office:value-type="string" table:style-name="ce8">
            <text:p>56.881</text:p>
          </table:table-cell>
          <table:table-cell office:value-type="string" table:style-name="ce8">
            <text:p>7.339</text:p>
          </table:table-cell>
          <table:table-cell office:value-type="string" table:style-name="ce8">
            <text:p>32.569</text:p>
          </table:table-cell>
          <table:table-cell office:value-type="string" table:style-name="ce8">
            <text:p>16.055</text:p>
          </table:table-cell>
          <table:table-cell office:value-type="string" table:style-name="ce8">
            <text:p>0.459</text:p>
          </table:table-cell>
          <table:table-cell office:value-type="string" table:style-name="ce8">
            <text:p>1.376</text:p>
          </table:table-cell>
          <table:table-cell office:value-type="string" table:style-name="ce8">
            <text:p>1.835</text:p>
          </table:table-cell>
          <table:table-cell office:value-type="string" table:style-name="ce8">
            <text:p>2.294</text:p>
          </table:table-cell>
          <table:table-cell office:value-type="string" table:style-name="ce8">
            <text:p>0.459</text:p>
          </table:table-cell>
          <table:table-cell office:value-type="string" table:style-name="ce8">
            <text:p>0</text:p>
          </table:table-cell>
          <table:table-cell office:value-type="string" table:style-name="ce8">
            <text:p>3.211</text:p>
          </table:table-cell>
          <table:table-cell office:value-type="string" table:style-name="ce8">
            <text:p>7.798</text:p>
          </table:table-cell>
          <table:table-cell office:value-type="string" table:style-name="ce8">
            <text:p>43.182</text:p>
          </table:table-cell>
          <table:table-cell office:value-type="string" table:style-name="ce8">
            <text:p>18.692</text:p>
          </table:table-cell>
          <table:table-cell office:value-type="string" table:style-name="ce8">
            <text:p>50.685</text:p>
          </table:table-cell>
          <table:table-cell office:value-type="string" table:style-name="ce8">
            <text:p>51.598</text:p>
          </table:table-cell>
          <table:table-cell office:value-type="string" table:style-name="ce8">
            <text:p>22.105</text:p>
          </table:table-cell>
          <table:table-cell office:value-type="float" office:value="60.119" table:style-name="ce8">
            <text:p>60.119</text:p>
          </table:table-cell>
          <table:table-cell office:value-type="float" office:value="66.483999999999995" table:style-name="ce8">
            <text:p>66.484</text:p>
          </table:table-cell>
          <table:table-cell office:value-type="float" office:value="58.515999999999998" table:style-name="ce8">
            <text:p>58.516</text:p>
          </table:table-cell>
          <table:table-cell office:value-type="float" office:value="47.146999999999998" table:style-name="ce8">
            <text:p>47.147</text:p>
          </table:table-cell>
          <table:table-cell office:value-type="float" office:value="72.941000000000003" table:style-name="ce8">
            <text:p>72.941</text:p>
          </table:table-cell>
          <table:table-cell office:value-type="float" office:value="73.159000000000006" table:style-name="ce8">
            <text:p>73.159</text:p>
          </table:table-cell>
          <table:table-cell office:value-type="float" office:value="6.3739999999999997" table:style-name="ce8">
            <text:p>6.374</text:p>
          </table:table-cell>
          <table:table-cell office:value-type="float" office:value="71.820999999999998" table:style-name="ce8">
            <text:p>71.821</text:p>
          </table:table-cell>
          <table:table-cell table:number-columns-repeated="16238"/>
        </table:table-row>
        <table:table-row table:style-name="ro3">
          <table:table-cell office:value-type="string" table:style-name="ce3">
            <text:p>H07: Which of the following statements best describes your employment status?</text:p>
          </table:table-cell>
          <table:table-cell office:value-type="string" table:style-name="ce3">
            <text:p>Contractor/freelancer</text:p>
          </table:table-cell>
          <table:table-cell office:value-type="float" office:value="1788" table:style-name="ce8">
            <text:p>1788</text:p>
          </table:table-cell>
          <table:table-cell office:value-type="float" office:value="73.018000000000001" table:style-name="ce8">
            <text:p>73.018</text:p>
          </table:table-cell>
          <table:table-cell office:value-type="float" office:value="87.013000000000005" table:style-name="ce8">
            <text:p>87.013</text:p>
          </table:table-cell>
          <table:table-cell office:value-type="float" office:value="83.557000000000002" table:style-name="ce8">
            <text:p>83.557</text:p>
          </table:table-cell>
          <table:table-cell office:value-type="float" office:value="76.588999999999999" table:style-name="ce8">
            <text:p>76.589</text:p>
          </table:table-cell>
          <table:table-cell office:value-type="float" office:value="87.968999999999994" table:style-name="ce8">
            <text:p>87.969</text:p>
          </table:table-cell>
          <table:table-cell office:value-type="float" office:value="40.520000000000003" table:style-name="ce8">
            <text:p>40.52</text:p>
          </table:table-cell>
          <table:table-cell office:value-type="float" office:value="90.683000000000007" table:style-name="ce8">
            <text:p>90.683</text:p>
          </table:table-cell>
          <table:table-cell office:value-type="float" office:value="82.786000000000001" table:style-name="ce8">
            <text:p>82.786</text:p>
          </table:table-cell>
          <table:table-cell office:value-type="float" office:value="50.536999999999999" table:style-name="ce8">
            <text:p>50.537</text:p>
          </table:table-cell>
          <table:table-cell office:value-type="float" office:value="65.111000000000004" table:style-name="ce8">
            <text:p>65.111</text:p>
          </table:table-cell>
          <table:table-cell office:value-type="float" office:value="20.497" table:style-name="ce8">
            <text:p>20.497</text:p>
          </table:table-cell>
          <table:table-cell office:value-type="float" office:value="79.283000000000001" table:style-name="ce8">
            <text:p>79.283</text:p>
          </table:table-cell>
          <table:table-cell office:value-type="float" office:value="96.587999999999994" table:style-name="ce8">
            <text:p>96.588</text:p>
          </table:table-cell>
          <table:table-cell office:value-type="float" office:value="88.852000000000004" table:style-name="ce8">
            <text:p>88.852</text:p>
          </table:table-cell>
          <table:table-cell office:value-type="float" office:value="88.494" table:style-name="ce8">
            <text:p>88.494</text:p>
          </table:table-cell>
          <table:table-cell office:value-type="float" office:value="72.84" table:style-name="ce8">
            <text:p>72.84</text:p>
          </table:table-cell>
          <table:table-cell office:value-type="float" office:value="88.298000000000002" table:style-name="ce8">
            <text:p>88.298</text:p>
          </table:table-cell>
          <table:table-cell office:value-type="float" office:value="79.361999999999995" table:style-name="ce8">
            <text:p>79.362</text:p>
          </table:table-cell>
          <table:table-cell office:value-type="float" office:value="87.730999999999995" table:style-name="ce8">
            <text:p>87.731</text:p>
          </table:table-cell>
          <table:table-cell office:value-type="float" office:value="81.527000000000001" table:style-name="ce8">
            <text:p>81.527</text:p>
          </table:table-cell>
          <table:table-cell office:value-type="float" office:value="89.094999999999999" table:style-name="ce8">
            <text:p>89.095</text:p>
          </table:table-cell>
          <table:table-cell office:value-type="float" office:value="90.546000000000006" table:style-name="ce8">
            <text:p>90.546</text:p>
          </table:table-cell>
          <table:table-cell office:value-type="float" office:value="75.506" table:style-name="ce8">
            <text:p>75.506</text:p>
          </table:table-cell>
          <table:table-cell office:value-type="float" office:value="88.201999999999998" table:style-name="ce8">
            <text:p>88.202</text:p>
          </table:table-cell>
          <table:table-cell office:value-type="float" office:value="89.263999999999996" table:style-name="ce8">
            <text:p>89.264</text:p>
          </table:table-cell>
          <table:table-cell office:value-type="float" office:value="67.697999999999993" table:style-name="ce8">
            <text:p>67.698</text:p>
          </table:table-cell>
          <table:table-cell office:value-type="float" office:value="68.983000000000004" table:style-name="ce8">
            <text:p>68.983</text:p>
          </table:table-cell>
          <table:table-cell office:value-type="float" office:value="71.218999999999994" table:style-name="ce8">
            <text:p>71.219</text:p>
          </table:table-cell>
          <table:table-cell office:value-type="float" office:value="44.594999999999999" table:style-name="ce8">
            <text:p>44.595</text:p>
          </table:table-cell>
          <table:table-cell office:value-type="float" office:value="89.804000000000002" table:style-name="ce8">
            <text:p>89.804</text:p>
          </table:table-cell>
          <table:table-cell office:value-type="float" office:value="88.956999999999994" table:style-name="ce8">
            <text:p>88.957</text:p>
          </table:table-cell>
          <table:table-cell office:value-type="float" office:value="85.09" table:style-name="ce8">
            <text:p>85.09</text:p>
          </table:table-cell>
          <table:table-cell office:value-type="float" office:value="48.307000000000002" table:style-name="ce8">
            <text:p>48.307</text:p>
          </table:table-cell>
          <table:table-cell office:value-type="float" office:value="38.44" table:style-name="ce8">
            <text:p>38.44</text:p>
          </table:table-cell>
          <table:table-cell office:value-type="float" office:value="37.323" table:style-name="ce8">
            <text:p>37.323</text:p>
          </table:table-cell>
          <table:table-cell office:value-type="float" office:value="37.945" table:style-name="ce8">
            <text:p>37.945</text:p>
          </table:table-cell>
          <table:table-cell office:value-type="float" office:value="92.661000000000001" table:style-name="ce8">
            <text:p>92.661</text:p>
          </table:table-cell>
          <table:table-cell office:value-type="float" office:value="93.771000000000001" table:style-name="ce8">
            <text:p>93.771</text:p>
          </table:table-cell>
          <table:table-cell office:value-type="float" office:value="88.582999999999998" table:style-name="ce8">
            <text:p>88.583</text:p>
          </table:table-cell>
          <table:table-cell office:value-type="float" office:value="87.674999999999997" table:style-name="ce8">
            <text:p>87.675</text:p>
          </table:table-cell>
          <table:table-cell office:value-type="float" office:value="77.590999999999994" table:style-name="ce8">
            <text:p>77.591</text:p>
          </table:table-cell>
          <table:table-cell office:value-type="float" office:value="83.69" table:style-name="ce8">
            <text:p>83.69</text:p>
          </table:table-cell>
          <table:table-cell office:value-type="float" office:value="96.352000000000004" table:style-name="ce8">
            <text:p>96.352</text:p>
          </table:table-cell>
          <table:table-cell office:value-type="float" office:value="81.043000000000006" table:style-name="ce8">
            <text:p>81.043</text:p>
          </table:table-cell>
          <table:table-cell office:value-type="float" office:value="77.846000000000004" table:style-name="ce8">
            <text:p>77.846</text:p>
          </table:table-cell>
          <table:table-cell office:value-type="float" office:value="80.146000000000001" table:style-name="ce8">
            <text:p>80.146</text:p>
          </table:table-cell>
          <table:table-cell office:value-type="float" office:value="59.003" table:style-name="ce8">
            <text:p>59.003</text:p>
          </table:table-cell>
          <table:table-cell office:value-type="float" office:value="42.110999999999997" table:style-name="ce8">
            <text:p>42.111</text:p>
          </table:table-cell>
          <table:table-cell office:value-type="float" office:value="50.566000000000003" table:style-name="ce8">
            <text:p>50.566</text:p>
          </table:table-cell>
          <table:table-cell office:value-type="float" office:value="76.992000000000004" table:style-name="ce8">
            <text:p>76.992</text:p>
          </table:table-cell>
          <table:table-cell office:value-type="float" office:value="74.057000000000002" table:style-name="ce8">
            <text:p>74.057</text:p>
          </table:table-cell>
          <table:table-cell office:value-type="float" office:value="68.149000000000001" table:style-name="ce8">
            <text:p>68.149</text:p>
          </table:table-cell>
          <table:table-cell office:value-type="float" office:value="70.882999999999996" table:style-name="ce8">
            <text:p>70.883</text:p>
          </table:table-cell>
          <table:table-cell office:value-type="float" office:value="51.011000000000003" table:style-name="ce8">
            <text:p>51.011</text:p>
          </table:table-cell>
          <table:table-cell office:value-type="float" office:value="54.331000000000003" table:style-name="ce8">
            <text:p>54.331</text:p>
          </table:table-cell>
          <table:table-cell office:value-type="float" office:value="75.197000000000003" table:style-name="ce8">
            <text:p>75.197</text:p>
          </table:table-cell>
          <table:table-cell office:value-type="float" office:value="52.055999999999997" table:style-name="ce8">
            <text:p>52.056</text:p>
          </table:table-cell>
          <table:table-cell office:value-type="float" office:value="63.371000000000002" table:style-name="ce8">
            <text:p>63.371</text:p>
          </table:table-cell>
          <table:table-cell office:value-type="float" office:value="76.94" table:style-name="ce8">
            <text:p>76.94</text:p>
          </table:table-cell>
          <table:table-cell office:value-type="float" office:value="76.364999999999995" table:style-name="ce8">
            <text:p>76.365</text:p>
          </table:table-cell>
          <table:table-cell office:value-type="float" office:value="61.039000000000001" table:style-name="ce8">
            <text:p>61.039</text:p>
          </table:table-cell>
          <table:table-cell office:value-type="float" office:value="71.122" table:style-name="ce8">
            <text:p>71.122</text:p>
          </table:table-cell>
          <table:table-cell office:value-type="float" office:value="68.510000000000005" table:style-name="ce8">
            <text:p>68.51</text:p>
          </table:table-cell>
          <table:table-cell office:value-type="float" office:value="66.834999999999994" table:style-name="ce8">
            <text:p>66.835</text:p>
          </table:table-cell>
          <table:table-cell office:value-type="float" office:value="38.042000000000002" table:style-name="ce8">
            <text:p>38.042</text:p>
          </table:table-cell>
          <table:table-cell office:value-type="float" office:value="95.072999999999993" table:style-name="ce8">
            <text:p>95.073</text:p>
          </table:table-cell>
          <table:table-cell office:value-type="float" office:value="80.537999999999997" table:style-name="ce8">
            <text:p>80.538</text:p>
          </table:table-cell>
          <table:table-cell office:value-type="float" office:value="78.491" table:style-name="ce8">
            <text:p>78.491</text:p>
          </table:table-cell>
          <table:table-cell office:value-type="float" office:value="78.326999999999998" table:style-name="ce8">
            <text:p>78.327</text:p>
          </table:table-cell>
          <table:table-cell office:value-type="float" office:value="86.370999999999995" table:style-name="ce8">
            <text:p>86.371</text:p>
          </table:table-cell>
          <table:table-cell office:value-type="float" office:value="36.491999999999997" table:style-name="ce8">
            <text:p>36.492</text:p>
          </table:table-cell>
          <table:table-cell office:value-type="float" office:value="81.760999999999996" table:style-name="ce8">
            <text:p>81.761</text:p>
          </table:table-cell>
          <table:table-cell office:value-type="float" office:value="1.875" table:style-name="ce8">
            <text:p>1.875</text:p>
          </table:table-cell>
          <table:table-cell office:value-type="float" office:value="12.33" table:style-name="ce8">
            <text:p>12.33</text:p>
          </table:table-cell>
          <table:table-cell office:value-type="float" office:value="46.476999999999997" table:style-name="ce8">
            <text:p>46.477</text:p>
          </table:table-cell>
          <table:table-cell office:value-type="float" office:value="39.317999999999998" table:style-name="ce8">
            <text:p>39.318</text:p>
          </table:table-cell>
          <table:table-cell office:value-type="float" office:value="67.650999999999996" table:style-name="ce8">
            <text:p>67.651</text:p>
          </table:table-cell>
          <table:table-cell office:value-type="float" office:value="47.253999999999998" table:style-name="ce8">
            <text:p>47.254</text:p>
          </table:table-cell>
          <table:table-cell office:value-type="float" office:value="78.718999999999994" table:style-name="ce8">
            <text:p>78.719</text:p>
          </table:table-cell>
          <table:table-cell office:value-type="float" office:value="3.3050000000000002" table:style-name="ce8">
            <text:p>3.305</text:p>
          </table:table-cell>
          <table:table-cell office:value-type="float" office:value="6.8970000000000002" table:style-name="ce8">
            <text:p>6.897</text:p>
          </table:table-cell>
          <table:table-cell office:value-type="float" office:value="5.1719999999999997" table:style-name="ce8">
            <text:p>5.172</text:p>
          </table:table-cell>
          <table:table-cell office:value-type="float" office:value="0" table:style-name="ce8">
            <text:p>0</text:p>
          </table:table-cell>
          <table:table-cell office:value-type="float" office:value="5.1719999999999997" table:style-name="ce8">
            <text:p>5.172</text:p>
          </table:table-cell>
          <table:table-cell office:value-type="float" office:value="17.241" table:style-name="ce8">
            <text:p>17.241</text:p>
          </table:table-cell>
          <table:table-cell office:value-type="float" office:value="0" table:style-name="ce8">
            <text:p>0</text:p>
          </table:table-cell>
          <table:table-cell office:value-type="float" office:value="31.033999999999999" table:style-name="ce8">
            <text:p>31.034</text:p>
          </table:table-cell>
          <table:table-cell office:value-type="float" office:value="3.448" table:style-name="ce8">
            <text:p>3.448</text:p>
          </table:table-cell>
          <table:table-cell office:value-type="float" office:value="0" table:style-name="ce8">
            <text:p>0</text:p>
          </table:table-cell>
          <table:table-cell office:value-type="float" office:value="3.448" table:style-name="ce8">
            <text:p>3.448</text:p>
          </table:table-cell>
          <table:table-cell office:value-type="float" office:value="12.069000000000001" table:style-name="ce8">
            <text:p>12.069</text:p>
          </table:table-cell>
          <table:table-cell office:value-type="float" office:value="1.724" table:style-name="ce8">
            <text:p>1.724</text:p>
          </table:table-cell>
          <table:table-cell office:value-type="float" office:value="1.724" table:style-name="ce8">
            <text:p>1.724</text:p>
          </table:table-cell>
          <table:table-cell office:value-type="float" office:value="1.724" table:style-name="ce8">
            <text:p>1.724</text:p>
          </table:table-cell>
          <table:table-cell office:value-type="float" office:value="3.448" table:style-name="ce8">
            <text:p>3.448</text:p>
          </table:table-cell>
          <table:table-cell office:value-type="float" office:value="5.1719999999999997" table:style-name="ce8">
            <text:p>5.172</text:p>
          </table:table-cell>
          <table:table-cell office:value-type="float" office:value="10.345000000000001" table:style-name="ce8">
            <text:p>10.345</text:p>
          </table:table-cell>
          <table:table-cell office:value-type="float" office:value="15.516999999999999" table:style-name="ce8">
            <text:p>15.517</text:p>
          </table:table-cell>
          <table:table-cell office:value-type="float" office:value="32.759" table:style-name="ce8">
            <text:p>32.759</text:p>
          </table:table-cell>
          <table:table-cell office:value-type="float" office:value="8.6210000000000004" table:style-name="ce8">
            <text:p>8.621</text:p>
          </table:table-cell>
          <table:table-cell office:value-type="float" office:value="3.641" table:style-name="ce8">
            <text:p>3.641</text:p>
          </table:table-cell>
          <table:table-cell office:value-type="string" table:style-name="ce8">
            <text:p>6.154</text:p>
          </table:table-cell>
          <table:table-cell office:value-type="string" table:style-name="ce8">
            <text:p>0</text:p>
          </table:table-cell>
          <table:table-cell office:value-type="string" table:style-name="ce8">
            <text:p>20</text:p>
          </table:table-cell>
          <table:table-cell office:value-type="string" table:style-name="ce8">
            <text:p>52.308</text:p>
          </table:table-cell>
          <table:table-cell office:value-type="string" table:style-name="ce8">
            <text:p>0</text:p>
          </table:table-cell>
          <table:table-cell office:value-type="string" table:style-name="ce8">
            <text:p>32.308</text:p>
          </table:table-cell>
          <table:table-cell office:value-type="string" table:style-name="ce8">
            <text:p>35.385</text:p>
          </table:table-cell>
          <table:table-cell office:value-type="string" table:style-name="ce8">
            <text:p>16.923</text:p>
          </table:table-cell>
          <table:table-cell office:value-type="string" table:style-name="ce8">
            <text:p>20</text:p>
          </table:table-cell>
          <table:table-cell office:value-type="string" table:style-name="ce8">
            <text:p>30.769</text:p>
          </table:table-cell>
          <table:table-cell office:value-type="string" table:style-name="ce8">
            <text:p>21.538</text:p>
          </table:table-cell>
          <table:table-cell office:value-type="string" table:style-name="ce8">
            <text:p>4.615</text:p>
          </table:table-cell>
          <table:table-cell office:value-type="string" table:style-name="ce8">
            <text:p>7.692</text:p>
          </table:table-cell>
          <table:table-cell office:value-type="string" table:style-name="ce8">
            <text:p>6.154</text:p>
          </table:table-cell>
          <table:table-cell office:value-type="string" table:style-name="ce8">
            <text:p>4.615</text:p>
          </table:table-cell>
          <table:table-cell office:value-type="string" table:style-name="ce8">
            <text:p>15.385</text:p>
          </table:table-cell>
          <table:table-cell office:value-type="string" table:style-name="ce8">
            <text:p>1.538</text:p>
          </table:table-cell>
          <table:table-cell office:value-type="string" table:style-name="ce8">
            <text:p>35.385</text:p>
          </table:table-cell>
          <table:table-cell office:value-type="string" table:style-name="ce8">
            <text:p>13.846</text:p>
          </table:table-cell>
          <table:table-cell office:value-type="string" table:style-name="ce8">
            <text:p>23.077</text:p>
          </table:table-cell>
          <table:table-cell office:value-type="string" table:style-name="ce8">
            <text:p>24.615</text:p>
          </table:table-cell>
          <table:table-cell office:value-type="string" table:style-name="ce8">
            <text:p>1.538</text:p>
          </table:table-cell>
          <table:table-cell office:value-type="string" table:style-name="ce8">
            <text:p>0</text:p>
          </table:table-cell>
          <table:table-cell office:value-type="string" table:style-name="ce8">
            <text:p>3.077</text:p>
          </table:table-cell>
          <table:table-cell office:value-type="string" table:style-name="ce8">
            <text:p>12.308</text:p>
          </table:table-cell>
          <table:table-cell office:value-type="string" table:style-name="ce8">
            <text:p>3.077</text:p>
          </table:table-cell>
          <table:table-cell office:value-type="string" table:style-name="ce8">
            <text:p>0</text:p>
          </table:table-cell>
          <table:table-cell office:value-type="string" table:style-name="ce8">
            <text:p>1.538</text:p>
          </table:table-cell>
          <table:table-cell office:value-type="string" table:style-name="ce8">
            <text:p>10.769</text:p>
          </table:table-cell>
          <table:table-cell office:value-type="string" table:style-name="ce8">
            <text:p>36.923</text:p>
          </table:table-cell>
          <table:table-cell office:value-type="string" table:style-name="ce8">
            <text:p>17.46</text:p>
          </table:table-cell>
          <table:table-cell office:value-type="string" table:style-name="ce8">
            <text:p>42.188</text:p>
          </table:table-cell>
          <table:table-cell office:value-type="string" table:style-name="ce8">
            <text:p>45.313</text:p>
          </table:table-cell>
          <table:table-cell office:value-type="string" table:style-name="ce8">
            <text:p>25</text:p>
          </table:table-cell>
          <table:table-cell office:value-type="float" office:value="73.013999999999996" table:style-name="ce8">
            <text:p>73.014</text:p>
          </table:table-cell>
          <table:table-cell office:value-type="float" office:value="77.947000000000003" table:style-name="ce8">
            <text:p>77.947</text:p>
          </table:table-cell>
          <table:table-cell office:value-type="float" office:value="68.174000000000007" table:style-name="ce8">
            <text:p>68.174</text:p>
          </table:table-cell>
          <table:table-cell office:value-type="float" office:value="52.738999999999997" table:style-name="ce8">
            <text:p>52.739</text:p>
          </table:table-cell>
          <table:table-cell office:value-type="float" office:value="82.462000000000003" table:style-name="ce8">
            <text:p>82.462</text:p>
          </table:table-cell>
          <table:table-cell office:value-type="float" office:value="77.94" table:style-name="ce8">
            <text:p>77.94</text:p>
          </table:table-cell>
          <table:table-cell office:value-type="float" office:value="2.9889999999999999" table:style-name="ce8">
            <text:p>2.989</text:p>
          </table:table-cell>
          <table:table-cell office:value-type="float" office:value="79.91" table:style-name="ce8">
            <text:p>79.91</text:p>
          </table:table-cell>
          <table:table-cell table:number-columns-repeated="16238"/>
        </table:table-row>
        <table:table-row table:style-name="ro3">
          <table:table-cell office:value-type="string" table:style-name="ce3">
            <text:p>H07: Which of the following statements best describes your employment status?</text:p>
          </table:table-cell>
          <table:table-cell office:value-type="string" table:style-name="ce3">
            <text:p>Secondee from outside CS</text:p>
          </table:table-cell>
          <table:table-cell office:value-type="float" office:value="1389" table:style-name="ce8">
            <text:p>1389</text:p>
          </table:table-cell>
          <table:table-cell office:value-type="float" office:value="67.218000000000004" table:style-name="ce8">
            <text:p>67.218</text:p>
          </table:table-cell>
          <table:table-cell office:value-type="float" office:value="85.91" table:style-name="ce8">
            <text:p>85.91</text:p>
          </table:table-cell>
          <table:table-cell office:value-type="float" office:value="83.369" table:style-name="ce8">
            <text:p>83.369</text:p>
          </table:table-cell>
          <table:table-cell office:value-type="float" office:value="75.820999999999998" table:style-name="ce8">
            <text:p>75.821</text:p>
          </table:table-cell>
          <table:table-cell office:value-type="float" office:value="86.728999999999999" table:style-name="ce8">
            <text:p>86.729</text:p>
          </table:table-cell>
          <table:table-cell office:value-type="float" office:value="54.548000000000002" table:style-name="ce8">
            <text:p>54.548</text:p>
          </table:table-cell>
          <table:table-cell office:value-type="float" office:value="88.367000000000004" table:style-name="ce8">
            <text:p>88.367</text:p>
          </table:table-cell>
          <table:table-cell office:value-type="float" office:value="75.33" table:style-name="ce8">
            <text:p>75.33</text:p>
          </table:table-cell>
          <table:table-cell office:value-type="float" office:value="51.036999999999999" table:style-name="ce8">
            <text:p>51.037</text:p>
          </table:table-cell>
          <table:table-cell office:value-type="float" office:value="60.822000000000003" table:style-name="ce8">
            <text:p>60.822</text:p>
          </table:table-cell>
          <table:table-cell office:value-type="float" office:value="23.231999999999999" table:style-name="ce8">
            <text:p>23.232</text:p>
          </table:table-cell>
          <table:table-cell office:value-type="float" office:value="77.254999999999995" table:style-name="ce8">
            <text:p>77.255</text:p>
          </table:table-cell>
          <table:table-cell office:value-type="float" office:value="95.968000000000004" table:style-name="ce8">
            <text:p>95.968</text:p>
          </table:table-cell>
          <table:table-cell office:value-type="float" office:value="88.671999999999997" table:style-name="ce8">
            <text:p>88.672</text:p>
          </table:table-cell>
          <table:table-cell office:value-type="float" office:value="84.899000000000001" table:style-name="ce8">
            <text:p>84.899</text:p>
          </table:table-cell>
          <table:table-cell office:value-type="float" office:value="73.846999999999994" table:style-name="ce8">
            <text:p>73.847</text:p>
          </table:table-cell>
          <table:table-cell office:value-type="float" office:value="86.239000000000004" table:style-name="ce8">
            <text:p>86.239</text:p>
          </table:table-cell>
          <table:table-cell office:value-type="float" office:value="80.778000000000006" table:style-name="ce8">
            <text:p>80.778</text:p>
          </table:table-cell>
          <table:table-cell office:value-type="float" office:value="85.960999999999999" table:style-name="ce8">
            <text:p>85.961</text:p>
          </table:table-cell>
          <table:table-cell office:value-type="float" office:value="79.841999999999999" table:style-name="ce8">
            <text:p>79.842</text:p>
          </table:table-cell>
          <table:table-cell office:value-type="float" office:value="88.472999999999999" table:style-name="ce8">
            <text:p>88.473</text:p>
          </table:table-cell>
          <table:table-cell office:value-type="float" office:value="88.52" table:style-name="ce8">
            <text:p>88.52</text:p>
          </table:table-cell>
          <table:table-cell office:value-type="float" office:value="73.271000000000001" table:style-name="ce8">
            <text:p>73.271</text:p>
          </table:table-cell>
          <table:table-cell office:value-type="float" office:value="86.527000000000001" table:style-name="ce8">
            <text:p>86.527</text:p>
          </table:table-cell>
          <table:table-cell office:value-type="float" office:value="86.239000000000004" table:style-name="ce8">
            <text:p>86.239</text:p>
          </table:table-cell>
          <table:table-cell office:value-type="float" office:value="70.388999999999996" table:style-name="ce8">
            <text:p>70.389</text:p>
          </table:table-cell>
          <table:table-cell office:value-type="float" office:value="71.221999999999994" table:style-name="ce8">
            <text:p>71.222</text:p>
          </table:table-cell>
          <table:table-cell office:value-type="float" office:value="73.396000000000001" table:style-name="ce8">
            <text:p>73.396</text:p>
          </table:table-cell>
          <table:table-cell office:value-type="float" office:value="40.49" table:style-name="ce8">
            <text:p>40.49</text:p>
          </table:table-cell>
          <table:table-cell office:value-type="float" office:value="89.632999999999996" table:style-name="ce8">
            <text:p>89.633</text:p>
          </table:table-cell>
          <table:table-cell office:value-type="float" office:value="87.32" table:style-name="ce8">
            <text:p>87.32</text:p>
          </table:table-cell>
          <table:table-cell office:value-type="float" office:value="83.284999999999997" table:style-name="ce8">
            <text:p>83.285</text:p>
          </table:table-cell>
          <table:table-cell office:value-type="float" office:value="64.265000000000001" table:style-name="ce8">
            <text:p>64.265</text:p>
          </table:table-cell>
          <table:table-cell office:value-type="float" office:value="50.325000000000003" table:style-name="ce8">
            <text:p>50.325</text:p>
          </table:table-cell>
          <table:table-cell office:value-type="float" office:value="51.152999999999999" table:style-name="ce8">
            <text:p>51.153</text:p>
          </table:table-cell>
          <table:table-cell office:value-type="float" office:value="52.600999999999999" table:style-name="ce8">
            <text:p>52.601</text:p>
          </table:table-cell>
          <table:table-cell office:value-type="float" office:value="90.994" table:style-name="ce8">
            <text:p>90.994</text:p>
          </table:table-cell>
          <table:table-cell office:value-type="float" office:value="93.088999999999999" table:style-name="ce8">
            <text:p>93.089</text:p>
          </table:table-cell>
          <table:table-cell office:value-type="float" office:value="83.718999999999994" table:style-name="ce8">
            <text:p>83.719</text:p>
          </table:table-cell>
          <table:table-cell office:value-type="float" office:value="85.662999999999997" table:style-name="ce8">
            <text:p>85.663</text:p>
          </table:table-cell>
          <table:table-cell office:value-type="float" office:value="73.001999999999995" table:style-name="ce8">
            <text:p>73.002</text:p>
          </table:table-cell>
          <table:table-cell office:value-type="float" office:value="77.016999999999996" table:style-name="ce8">
            <text:p>77.017</text:p>
          </table:table-cell>
          <table:table-cell office:value-type="float" office:value="89.427999999999997" table:style-name="ce8">
            <text:p>89.428</text:p>
          </table:table-cell>
          <table:table-cell office:value-type="float" office:value="74.620999999999995" table:style-name="ce8">
            <text:p>74.621</text:p>
          </table:table-cell>
          <table:table-cell office:value-type="float" office:value="67.435000000000002" table:style-name="ce8">
            <text:p>67.435</text:p>
          </table:table-cell>
          <table:table-cell office:value-type="float" office:value="70.41" table:style-name="ce8">
            <text:p>70.41</text:p>
          </table:table-cell>
          <table:table-cell office:value-type="float" office:value="55.064999999999998" table:style-name="ce8">
            <text:p>55.065</text:p>
          </table:table-cell>
          <table:table-cell office:value-type="float" office:value="49.24" table:style-name="ce8">
            <text:p>49.24</text:p>
          </table:table-cell>
          <table:table-cell office:value-type="float" office:value="48.732999999999997" table:style-name="ce8">
            <text:p>48.733</text:p>
          </table:table-cell>
          <table:table-cell office:value-type="float" office:value="76.478999999999999" table:style-name="ce8">
            <text:p>76.479</text:p>
          </table:table-cell>
          <table:table-cell office:value-type="float" office:value="75.665999999999997" table:style-name="ce8">
            <text:p>75.666</text:p>
          </table:table-cell>
          <table:table-cell office:value-type="float" office:value="63.031999999999996" table:style-name="ce8">
            <text:p>63.032</text:p>
          </table:table-cell>
          <table:table-cell office:value-type="float" office:value="68.3" table:style-name="ce8">
            <text:p>68.3</text:p>
          </table:table-cell>
          <table:table-cell office:value-type="float" office:value="40.130000000000003" table:style-name="ce8">
            <text:p>40.13</text:p>
          </table:table-cell>
          <table:table-cell office:value-type="float" office:value="39.35" table:style-name="ce8">
            <text:p>39.35</text:p>
          </table:table-cell>
          <table:table-cell office:value-type="float" office:value="72.491" table:style-name="ce8">
            <text:p>72.491</text:p>
          </table:table-cell>
          <table:table-cell office:value-type="float" office:value="48.158999999999999" table:style-name="ce8">
            <text:p>48.159</text:p>
          </table:table-cell>
          <table:table-cell office:value-type="float" office:value="63.61" table:style-name="ce8">
            <text:p>63.61</text:p>
          </table:table-cell>
          <table:table-cell office:value-type="float" office:value="70.266000000000005" table:style-name="ce8">
            <text:p>70.266</text:p>
          </table:table-cell>
          <table:table-cell office:value-type="float" office:value="70.007000000000005" table:style-name="ce8">
            <text:p>70.007</text:p>
          </table:table-cell>
          <table:table-cell office:value-type="float" office:value="49.639000000000003" table:style-name="ce8">
            <text:p>49.639</text:p>
          </table:table-cell>
          <table:table-cell office:value-type="float" office:value="60.578000000000003" table:style-name="ce8">
            <text:p>60.578</text:p>
          </table:table-cell>
          <table:table-cell office:value-type="float" office:value="59.38" table:style-name="ce8">
            <text:p>59.38</text:p>
          </table:table-cell>
          <table:table-cell office:value-type="float" office:value="61.354999999999997" table:style-name="ce8">
            <text:p>61.355</text:p>
          </table:table-cell>
          <table:table-cell office:value-type="float" office:value="34.56" table:style-name="ce8">
            <text:p>34.56</text:p>
          </table:table-cell>
          <table:table-cell office:value-type="float" office:value="93.808000000000007" table:style-name="ce8">
            <text:p>93.808</text:p>
          </table:table-cell>
          <table:table-cell office:value-type="float" office:value="81.052000000000007" table:style-name="ce8">
            <text:p>81.052</text:p>
          </table:table-cell>
          <table:table-cell office:value-type="float" office:value="78.123000000000005" table:style-name="ce8">
            <text:p>78.123</text:p>
          </table:table-cell>
          <table:table-cell office:value-type="float" office:value="81.385000000000005" table:style-name="ce8">
            <text:p>81.385</text:p>
          </table:table-cell>
          <table:table-cell office:value-type="float" office:value="85.507999999999996" table:style-name="ce8">
            <text:p>85.508</text:p>
          </table:table-cell>
          <table:table-cell office:value-type="float" office:value="30.83" table:style-name="ce8">
            <text:p>30.83</text:p>
          </table:table-cell>
          <table:table-cell office:value-type="float" office:value="84.543000000000006" table:style-name="ce8">
            <text:p>84.543</text:p>
          </table:table-cell>
          <table:table-cell office:value-type="float" office:value="2.847" table:style-name="ce8">
            <text:p>2.847</text:p>
          </table:table-cell>
          <table:table-cell office:value-type="float" office:value="17.372" table:style-name="ce8">
            <text:p>17.372</text:p>
          </table:table-cell>
          <table:table-cell office:value-type="float" office:value="41.094999999999999" table:style-name="ce8">
            <text:p>41.095</text:p>
          </table:table-cell>
          <table:table-cell office:value-type="float" office:value="38.686" table:style-name="ce8">
            <text:p>38.686</text:p>
          </table:table-cell>
          <table:table-cell office:value-type="float" office:value="78.653999999999996" table:style-name="ce8">
            <text:p>78.654</text:p>
          </table:table-cell>
          <table:table-cell office:value-type="float" office:value="51.216999999999999" table:style-name="ce8">
            <text:p>51.217</text:p>
          </table:table-cell>
          <table:table-cell office:value-type="float" office:value="81.486000000000004" table:style-name="ce8">
            <text:p>81.486</text:p>
          </table:table-cell>
          <table:table-cell office:value-type="float" office:value="4.4770000000000003" table:style-name="ce8">
            <text:p>4.477</text:p>
          </table:table-cell>
          <table:table-cell office:value-type="float" office:value="12.903" table:style-name="ce8">
            <text:p>12.903</text:p>
          </table:table-cell>
          <table:table-cell office:value-type="float" office:value="6.452" table:style-name="ce8">
            <text:p>6.452</text:p>
          </table:table-cell>
          <table:table-cell office:value-type="float" office:value="8.0649999999999995" table:style-name="ce8">
            <text:p>8.065</text:p>
          </table:table-cell>
          <table:table-cell office:value-type="float" office:value="3.226" table:style-name="ce8">
            <text:p>3.226</text:p>
          </table:table-cell>
          <table:table-cell office:value-type="float" office:value="12.903" table:style-name="ce8">
            <text:p>12.903</text:p>
          </table:table-cell>
          <table:table-cell office:value-type="float" office:value="0" table:style-name="ce8">
            <text:p>0</text:p>
          </table:table-cell>
          <table:table-cell office:value-type="float" office:value="24.193999999999999" table:style-name="ce8">
            <text:p>24.194</text:p>
          </table:table-cell>
          <table:table-cell office:value-type="float" office:value="1.613" table:style-name="ce8">
            <text:p>1.613</text:p>
          </table:table-cell>
          <table:table-cell office:value-type="float" office:value="3.226" table:style-name="ce8">
            <text:p>3.226</text:p>
          </table:table-cell>
          <table:table-cell office:value-type="float" office:value="4.8390000000000004" table:style-name="ce8">
            <text:p>4.839</text:p>
          </table:table-cell>
          <table:table-cell office:value-type="float" office:value="4.8390000000000004" table:style-name="ce8">
            <text:p>4.839</text:p>
          </table:table-cell>
          <table:table-cell office:value-type="float" office:value="3.226" table:style-name="ce8">
            <text:p>3.226</text:p>
          </table:table-cell>
          <table:table-cell office:value-type="float" office:value="6.452" table:style-name="ce8">
            <text:p>6.452</text:p>
          </table:table-cell>
          <table:table-cell office:value-type="float" office:value="3.226" table:style-name="ce8">
            <text:p>3.226</text:p>
          </table:table-cell>
          <table:table-cell office:value-type="float" office:value="0" table:style-name="ce8">
            <text:p>0</text:p>
          </table:table-cell>
          <table:table-cell office:value-type="float" office:value="12.903" table:style-name="ce8">
            <text:p>12.903</text:p>
          </table:table-cell>
          <table:table-cell office:value-type="float" office:value="11.29" table:style-name="ce8">
            <text:p>11.29</text:p>
          </table:table-cell>
          <table:table-cell office:value-type="float" office:value="12.903" table:style-name="ce8">
            <text:p>12.903</text:p>
          </table:table-cell>
          <table:table-cell office:value-type="float" office:value="22.581" table:style-name="ce8">
            <text:p>22.581</text:p>
          </table:table-cell>
          <table:table-cell office:value-type="float" office:value="4.8390000000000004" table:style-name="ce8">
            <text:p>4.839</text:p>
          </table:table-cell>
          <table:table-cell office:value-type="float" office:value="3.89" table:style-name="ce8">
            <text:p>3.89</text:p>
          </table:table-cell>
          <table:table-cell office:value-type="string" table:style-name="ce8">
            <text:p>7.407</text:p>
          </table:table-cell>
          <table:table-cell office:value-type="string" table:style-name="ce8">
            <text:p>7.407</text:p>
          </table:table-cell>
          <table:table-cell office:value-type="string" table:style-name="ce8">
            <text:p>20.37</text:p>
          </table:table-cell>
          <table:table-cell office:value-type="string" table:style-name="ce8">
            <text:p>40.741</text:p>
          </table:table-cell>
          <table:table-cell office:value-type="string" table:style-name="ce8">
            <text:p>0</text:p>
          </table:table-cell>
          <table:table-cell office:value-type="string" table:style-name="ce8">
            <text:p>42.593</text:p>
          </table:table-cell>
          <table:table-cell office:value-type="string" table:style-name="ce8">
            <text:p>46.296</text:p>
          </table:table-cell>
          <table:table-cell office:value-type="string" table:style-name="ce8">
            <text:p>20.37</text:p>
          </table:table-cell>
          <table:table-cell office:value-type="string" table:style-name="ce8">
            <text:p>24.074</text:p>
          </table:table-cell>
          <table:table-cell office:value-type="string" table:style-name="ce8">
            <text:p>29.63</text:p>
          </table:table-cell>
          <table:table-cell office:value-type="string" table:style-name="ce8">
            <text:p>33.333</text:p>
          </table:table-cell>
          <table:table-cell office:value-type="string" table:style-name="ce8">
            <text:p>0</text:p>
          </table:table-cell>
          <table:table-cell office:value-type="string" table:style-name="ce8">
            <text:p>1.852</text:p>
          </table:table-cell>
          <table:table-cell office:value-type="string" table:style-name="ce8">
            <text:p>7.407</text:p>
          </table:table-cell>
          <table:table-cell office:value-type="string" table:style-name="ce8">
            <text:p>1.852</text:p>
          </table:table-cell>
          <table:table-cell office:value-type="string" table:style-name="ce8">
            <text:p>12.963</text:p>
          </table:table-cell>
          <table:table-cell office:value-type="string" table:style-name="ce8">
            <text:p>3.704</text:p>
          </table:table-cell>
          <table:table-cell office:value-type="string" table:style-name="ce8">
            <text:p>14.815</text:p>
          </table:table-cell>
          <table:table-cell office:value-type="string" table:style-name="ce8">
            <text:p>12.963</text:p>
          </table:table-cell>
          <table:table-cell office:value-type="string" table:style-name="ce8">
            <text:p>33.333</text:p>
          </table:table-cell>
          <table:table-cell office:value-type="string" table:style-name="ce8">
            <text:p>24.074</text:p>
          </table:table-cell>
          <table:table-cell office:value-type="string" table:style-name="ce8">
            <text:p>1.852</text:p>
          </table:table-cell>
          <table:table-cell office:value-type="string" table:style-name="ce8">
            <text:p>7.407</text:p>
          </table:table-cell>
          <table:table-cell office:value-type="string" table:style-name="ce8">
            <text:p>7.407</text:p>
          </table:table-cell>
          <table:table-cell office:value-type="string" table:style-name="ce8">
            <text:p>0</text:p>
          </table:table-cell>
          <table:table-cell office:value-type="string" table:style-name="ce8">
            <text:p>5.556</text:p>
          </table:table-cell>
          <table:table-cell office:value-type="string" table:style-name="ce8">
            <text:p>1.852</text:p>
          </table:table-cell>
          <table:table-cell office:value-type="string" table:style-name="ce8">
            <text:p>1.852</text:p>
          </table:table-cell>
          <table:table-cell office:value-type="string" table:style-name="ce8">
            <text:p>7.407</text:p>
          </table:table-cell>
          <table:table-cell office:value-type="string" table:style-name="ce8">
            <text:p>42.593</text:p>
          </table:table-cell>
          <table:table-cell office:value-type="string" table:style-name="ce8">
            <text:p>20.37</text:p>
          </table:table-cell>
          <table:table-cell office:value-type="string" table:style-name="ce8">
            <text:p>45.283</text:p>
          </table:table-cell>
          <table:table-cell office:value-type="string" table:style-name="ce8">
            <text:p>52.83</text:p>
          </table:table-cell>
          <table:table-cell office:value-type="string" table:style-name="ce8">
            <text:p>13.043</text:p>
          </table:table-cell>
          <table:table-cell office:value-type="float" office:value="67.941999999999993" table:style-name="ce8">
            <text:p>67.942</text:p>
          </table:table-cell>
          <table:table-cell office:value-type="float" office:value="74.602000000000004" table:style-name="ce8">
            <text:p>74.602</text:p>
          </table:table-cell>
          <table:table-cell office:value-type="float" office:value="63.655999999999999" table:style-name="ce8">
            <text:p>63.656</text:p>
          </table:table-cell>
          <table:table-cell office:value-type="float" office:value="50.216999999999999" table:style-name="ce8">
            <text:p>50.217</text:p>
          </table:table-cell>
          <table:table-cell office:value-type="float" office:value="79.581999999999994" table:style-name="ce8">
            <text:p>79.582</text:p>
          </table:table-cell>
          <table:table-cell office:value-type="float" office:value="80.289000000000001" table:style-name="ce8">
            <text:p>80.289</text:p>
          </table:table-cell>
          <table:table-cell office:value-type="float" office:value="3.98" table:style-name="ce8">
            <text:p>3.98</text:p>
          </table:table-cell>
          <table:table-cell office:value-type="float" office:value="80.548000000000002" table:style-name="ce8">
            <text:p>80.548</text:p>
          </table:table-cell>
          <table:table-cell table:number-columns-repeated="16238"/>
        </table:table-row>
        <table:table-row table:style-name="ro11">
          <table:table-cell office:value-type="string" table:style-name="ce3">
            <text:p>H8B: Which of the following categories best reflects the type of work you do in your main job?</text:p>
          </table:table-cell>
          <table:table-cell office:value-type="string" table:style-name="ce3">
            <text:p>Analysis</text:p>
          </table:table-cell>
          <table:table-cell office:value-type="float" office:value="15472" table:style-name="ce8">
            <text:p>15472</text:p>
          </table:table-cell>
          <table:table-cell office:value-type="float" office:value="64.356999999999999" table:style-name="ce8">
            <text:p>64.357</text:p>
          </table:table-cell>
          <table:table-cell office:value-type="float" office:value="80.900999999999996" table:style-name="ce8">
            <text:p>80.901</text:p>
          </table:table-cell>
          <table:table-cell office:value-type="float" office:value="81.56" table:style-name="ce8">
            <text:p>81.56</text:p>
          </table:table-cell>
          <table:table-cell office:value-type="float" office:value="74.742999999999995" table:style-name="ce8">
            <text:p>74.743</text:p>
          </table:table-cell>
          <table:table-cell office:value-type="float" office:value="86.77" table:style-name="ce8">
            <text:p>86.77</text:p>
          </table:table-cell>
          <table:table-cell office:value-type="float" office:value="60.277999999999999" table:style-name="ce8">
            <text:p>60.278</text:p>
          </table:table-cell>
          <table:table-cell office:value-type="float" office:value="83.960999999999999" table:style-name="ce8">
            <text:p>83.961</text:p>
          </table:table-cell>
          <table:table-cell office:value-type="float" office:value="74.754000000000005" table:style-name="ce8">
            <text:p>74.754</text:p>
          </table:table-cell>
          <table:table-cell office:value-type="float" office:value="40.277999999999999" table:style-name="ce8">
            <text:p>40.278</text:p>
          </table:table-cell>
          <table:table-cell office:value-type="float" office:value="56.506999999999998" table:style-name="ce8">
            <text:p>56.507</text:p>
          </table:table-cell>
          <table:table-cell office:value-type="float" office:value="25.245999999999999" table:style-name="ce8">
            <text:p>25.246</text:p>
          </table:table-cell>
          <table:table-cell office:value-type="float" office:value="73.430999999999997" table:style-name="ce8">
            <text:p>73.431</text:p>
          </table:table-cell>
          <table:table-cell office:value-type="float" office:value="91.188000000000002" table:style-name="ce8">
            <text:p>91.188</text:p>
          </table:table-cell>
          <table:table-cell office:value-type="float" office:value="85.087000000000003" table:style-name="ce8">
            <text:p>85.087</text:p>
          </table:table-cell>
          <table:table-cell office:value-type="float" office:value="80.064999999999998" table:style-name="ce8">
            <text:p>80.065</text:p>
          </table:table-cell>
          <table:table-cell office:value-type="float" office:value="64.528999999999996" table:style-name="ce8">
            <text:p>64.529</text:p>
          </table:table-cell>
          <table:table-cell office:value-type="float" office:value="83.66" table:style-name="ce8">
            <text:p>83.66</text:p>
          </table:table-cell>
          <table:table-cell office:value-type="float" office:value="79.536000000000001" table:style-name="ce8">
            <text:p>79.536</text:p>
          </table:table-cell>
          <table:table-cell office:value-type="float" office:value="83.578000000000003" table:style-name="ce8">
            <text:p>83.578</text:p>
          </table:table-cell>
          <table:table-cell office:value-type="float" office:value="76.942999999999998" table:style-name="ce8">
            <text:p>76.943</text:p>
          </table:table-cell>
          <table:table-cell office:value-type="float" office:value="90.039000000000001" table:style-name="ce8">
            <text:p>90.039</text:p>
          </table:table-cell>
          <table:table-cell office:value-type="float" office:value="88.238" table:style-name="ce8">
            <text:p>88.238</text:p>
          </table:table-cell>
          <table:table-cell office:value-type="float" office:value="68.522000000000006" table:style-name="ce8">
            <text:p>68.522</text:p>
          </table:table-cell>
          <table:table-cell office:value-type="float" office:value="83.051000000000002" table:style-name="ce8">
            <text:p>83.051</text:p>
          </table:table-cell>
          <table:table-cell office:value-type="float" office:value="85.242000000000004" table:style-name="ce8">
            <text:p>85.242</text:p>
          </table:table-cell>
          <table:table-cell office:value-type="float" office:value="72.048000000000002" table:style-name="ce8">
            <text:p>72.048</text:p>
          </table:table-cell>
          <table:table-cell office:value-type="float" office:value="68.477999999999994" table:style-name="ce8">
            <text:p>68.478</text:p>
          </table:table-cell>
          <table:table-cell office:value-type="float" office:value="74.754000000000005" table:style-name="ce8">
            <text:p>74.754</text:p>
          </table:table-cell>
          <table:table-cell office:value-type="float" office:value="39.942999999999998" table:style-name="ce8">
            <text:p>39.943</text:p>
          </table:table-cell>
          <table:table-cell office:value-type="float" office:value="89.635999999999996" table:style-name="ce8">
            <text:p>89.636</text:p>
          </table:table-cell>
          <table:table-cell office:value-type="float" office:value="87.652000000000001" table:style-name="ce8">
            <text:p>87.652</text:p>
          </table:table-cell>
          <table:table-cell office:value-type="float" office:value="83.024000000000001" table:style-name="ce8">
            <text:p>83.024</text:p>
          </table:table-cell>
          <table:table-cell office:value-type="float" office:value="66.557000000000002" table:style-name="ce8">
            <text:p>66.557</text:p>
          </table:table-cell>
          <table:table-cell office:value-type="float" office:value="55.503" table:style-name="ce8">
            <text:p>55.503</text:p>
          </table:table-cell>
          <table:table-cell office:value-type="float" office:value="62.68" table:style-name="ce8">
            <text:p>62.68</text:p>
          </table:table-cell>
          <table:table-cell office:value-type="float" office:value="56.305" table:style-name="ce8">
            <text:p>56.305</text:p>
          </table:table-cell>
          <table:table-cell office:value-type="float" office:value="87.248000000000005" table:style-name="ce8">
            <text:p>87.248</text:p>
          </table:table-cell>
          <table:table-cell office:value-type="float" office:value="90.734999999999999" table:style-name="ce8">
            <text:p>90.735</text:p>
          </table:table-cell>
          <table:table-cell office:value-type="float" office:value="77.305999999999997" table:style-name="ce8">
            <text:p>77.306</text:p>
          </table:table-cell>
          <table:table-cell office:value-type="float" office:value="80.551000000000002" table:style-name="ce8">
            <text:p>80.551</text:p>
          </table:table-cell>
          <table:table-cell office:value-type="float" office:value="72.614000000000004" table:style-name="ce8">
            <text:p>72.614</text:p>
          </table:table-cell>
          <table:table-cell office:value-type="float" office:value="76.835999999999999" table:style-name="ce8">
            <text:p>76.836</text:p>
          </table:table-cell>
          <table:table-cell office:value-type="float" office:value="86.668000000000006" table:style-name="ce8">
            <text:p>86.668</text:p>
          </table:table-cell>
          <table:table-cell office:value-type="float" office:value="72.156000000000006" table:style-name="ce8">
            <text:p>72.156</text:p>
          </table:table-cell>
          <table:table-cell office:value-type="float" office:value="66.561000000000007" table:style-name="ce8">
            <text:p>66.561</text:p>
          </table:table-cell>
          <table:table-cell office:value-type="float" office:value="73.691999999999993" table:style-name="ce8">
            <text:p>73.692</text:p>
          </table:table-cell>
          <table:table-cell office:value-type="float" office:value="41.668999999999997" table:style-name="ce8">
            <text:p>41.669</text:p>
          </table:table-cell>
          <table:table-cell office:value-type="float" office:value="46.11" table:style-name="ce8">
            <text:p>46.11</text:p>
          </table:table-cell>
          <table:table-cell office:value-type="float" office:value="33.055" table:style-name="ce8">
            <text:p>33.055</text:p>
          </table:table-cell>
          <table:table-cell office:value-type="float" office:value="75.066000000000003" table:style-name="ce8">
            <text:p>75.066</text:p>
          </table:table-cell>
          <table:table-cell office:value-type="float" office:value="69.149000000000001" table:style-name="ce8">
            <text:p>69.149</text:p>
          </table:table-cell>
          <table:table-cell office:value-type="float" office:value="55.027999999999999" table:style-name="ce8">
            <text:p>55.028</text:p>
          </table:table-cell>
          <table:table-cell office:value-type="float" office:value="60.573999999999998" table:style-name="ce8">
            <text:p>60.574</text:p>
          </table:table-cell>
          <table:table-cell office:value-type="float" office:value="40.683999999999997" table:style-name="ce8">
            <text:p>40.684</text:p>
          </table:table-cell>
          <table:table-cell office:value-type="float" office:value="37.744" table:style-name="ce8">
            <text:p>37.744</text:p>
          </table:table-cell>
          <table:table-cell office:value-type="float" office:value="70.436999999999998" table:style-name="ce8">
            <text:p>70.437</text:p>
          </table:table-cell>
          <table:table-cell office:value-type="float" office:value="44.189" table:style-name="ce8">
            <text:p>44.189</text:p>
          </table:table-cell>
          <table:table-cell office:value-type="float" office:value="55.534999999999997" table:style-name="ce8">
            <text:p>55.535</text:p>
          </table:table-cell>
          <table:table-cell office:value-type="float" office:value="65.171999999999997" table:style-name="ce8">
            <text:p>65.172</text:p>
          </table:table-cell>
          <table:table-cell office:value-type="float" office:value="67.822999999999993" table:style-name="ce8">
            <text:p>67.823</text:p>
          </table:table-cell>
          <table:table-cell office:value-type="float" office:value="50.71" table:style-name="ce8">
            <text:p>50.71</text:p>
          </table:table-cell>
          <table:table-cell office:value-type="float" office:value="56.098999999999997" table:style-name="ce8">
            <text:p>56.099</text:p>
          </table:table-cell>
          <table:table-cell office:value-type="float" office:value="53.488" table:style-name="ce8">
            <text:p>53.488</text:p>
          </table:table-cell>
          <table:table-cell office:value-type="float" office:value="55.81" table:style-name="ce8">
            <text:p>55.81</text:p>
          </table:table-cell>
          <table:table-cell office:value-type="float" office:value="37.356999999999999" table:style-name="ce8">
            <text:p>37.357</text:p>
          </table:table-cell>
          <table:table-cell office:value-type="float" office:value="92.653999999999996" table:style-name="ce8">
            <text:p>92.654</text:p>
          </table:table-cell>
          <table:table-cell office:value-type="float" office:value="78.513000000000005" table:style-name="ce8">
            <text:p>78.513</text:p>
          </table:table-cell>
          <table:table-cell office:value-type="float" office:value="72.266999999999996" table:style-name="ce8">
            <text:p>72.267</text:p>
          </table:table-cell>
          <table:table-cell office:value-type="float" office:value="70.27" table:style-name="ce8">
            <text:p>70.27</text:p>
          </table:table-cell>
          <table:table-cell office:value-type="float" office:value="80.528999999999996" table:style-name="ce8">
            <text:p>80.529</text:p>
          </table:table-cell>
          <table:table-cell office:value-type="float" office:value="59.274999999999999" table:style-name="ce8">
            <text:p>59.275</text:p>
          </table:table-cell>
          <table:table-cell office:value-type="float" office:value="77.08" table:style-name="ce8">
            <text:p>77.08</text:p>
          </table:table-cell>
          <table:table-cell office:value-type="float" office:value="5.1870000000000003" table:style-name="ce8">
            <text:p>5.187</text:p>
          </table:table-cell>
          <table:table-cell office:value-type="float" office:value="12.73" table:style-name="ce8">
            <text:p>12.73</text:p>
          </table:table-cell>
          <table:table-cell office:value-type="float" office:value="38.442" table:style-name="ce8">
            <text:p>38.442</text:p>
          </table:table-cell>
          <table:table-cell office:value-type="float" office:value="43.642000000000003" table:style-name="ce8">
            <text:p>43.642</text:p>
          </table:table-cell>
          <table:table-cell office:value-type="float" office:value="92.200999999999993" table:style-name="ce8">
            <text:p>92.201</text:p>
          </table:table-cell>
          <table:table-cell office:value-type="float" office:value="59.581000000000003" table:style-name="ce8">
            <text:p>59.581</text:p>
          </table:table-cell>
          <table:table-cell office:value-type="float" office:value="74.638999999999996" table:style-name="ce8">
            <text:p>74.639</text:p>
          </table:table-cell>
          <table:table-cell office:value-type="float" office:value="7.4459999999999997" table:style-name="ce8">
            <text:p>7.446</text:p>
          </table:table-cell>
          <table:table-cell office:value-type="float" office:value="18.498999999999999" table:style-name="ce8">
            <text:p>18.499</text:p>
          </table:table-cell>
          <table:table-cell office:value-type="float" office:value="10.994999999999999" table:style-name="ce8">
            <text:p>10.995</text:p>
          </table:table-cell>
          <table:table-cell office:value-type="float" office:value="12.74" table:style-name="ce8">
            <text:p>12.74</text:p>
          </table:table-cell>
          <table:table-cell office:value-type="float" office:value="13.7" table:style-name="ce8">
            <text:p>13.7</text:p>
          </table:table-cell>
          <table:table-cell office:value-type="float" office:value="18.760999999999999" table:style-name="ce8">
            <text:p>18.761</text:p>
          </table:table-cell>
          <table:table-cell office:value-type="float" office:value="0.52400000000000002" table:style-name="ce8">
            <text:p>0.524</text:p>
          </table:table-cell>
          <table:table-cell office:value-type="float" office:value="24.695" table:style-name="ce8">
            <text:p>24.695</text:p>
          </table:table-cell>
          <table:table-cell office:value-type="float" office:value="3.141" table:style-name="ce8">
            <text:p>3.141</text:p>
          </table:table-cell>
          <table:table-cell office:value-type="float" office:value="1.6579999999999999" table:style-name="ce8">
            <text:p>1.658</text:p>
          </table:table-cell>
          <table:table-cell office:value-type="float" office:value="10.558" table:style-name="ce8">
            <text:p>10.558</text:p>
          </table:table-cell>
          <table:table-cell office:value-type="float" office:value="8.0280000000000005" table:style-name="ce8">
            <text:p>8.028</text:p>
          </table:table-cell>
          <table:table-cell office:value-type="float" office:value="2.5310000000000001" table:style-name="ce8">
            <text:p>2.531</text:p>
          </table:table-cell>
          <table:table-cell office:value-type="float" office:value="2.88" table:style-name="ce8">
            <text:p>2.88</text:p>
          </table:table-cell>
          <table:table-cell office:value-type="float" office:value="2.5310000000000001" table:style-name="ce8">
            <text:p>2.531</text:p>
          </table:table-cell>
          <table:table-cell office:value-type="float" office:value="1.6579999999999999" table:style-name="ce8">
            <text:p>1.658</text:p>
          </table:table-cell>
          <table:table-cell office:value-type="float" office:value="7.1550000000000002" table:style-name="ce8">
            <text:p>7.155</text:p>
          </table:table-cell>
          <table:table-cell office:value-type="float" office:value="13.351000000000001" table:style-name="ce8">
            <text:p>13.351</text:p>
          </table:table-cell>
          <table:table-cell office:value-type="float" office:value="15.881" table:style-name="ce8">
            <text:p>15.881</text:p>
          </table:table-cell>
          <table:table-cell office:value-type="float" office:value="19.11" table:style-name="ce8">
            <text:p>19.11</text:p>
          </table:table-cell>
          <table:table-cell office:value-type="float" office:value="7.33" table:style-name="ce8">
            <text:p>7.33</text:p>
          </table:table-cell>
          <table:table-cell office:value-type="float" office:value="6.1050000000000004" table:style-name="ce8">
            <text:p>6.105</text:p>
          </table:table-cell>
          <table:table-cell office:value-type="string" table:style-name="ce8">
            <text:p>10.532</text:p>
          </table:table-cell>
          <table:table-cell office:value-type="string" table:style-name="ce8">
            <text:p>4.255</text:p>
          </table:table-cell>
          <table:table-cell office:value-type="string" table:style-name="ce8">
            <text:p>24.255</text:p>
          </table:table-cell>
          <table:table-cell office:value-type="string" table:style-name="ce8">
            <text:p>38.298</text:p>
          </table:table-cell>
          <table:table-cell office:value-type="string" table:style-name="ce8">
            <text:p>0.532</text:p>
          </table:table-cell>
          <table:table-cell office:value-type="string" table:style-name="ce8">
            <text:p>37.979</text:p>
          </table:table-cell>
          <table:table-cell office:value-type="string" table:style-name="ce8">
            <text:p>42.766</text:p>
          </table:table-cell>
          <table:table-cell office:value-type="string" table:style-name="ce8">
            <text:p>26.809</text:p>
          </table:table-cell>
          <table:table-cell office:value-type="string" table:style-name="ce8">
            <text:p>35.745</text:p>
          </table:table-cell>
          <table:table-cell office:value-type="string" table:style-name="ce8">
            <text:p>35.745</text:p>
          </table:table-cell>
          <table:table-cell office:value-type="string" table:style-name="ce8">
            <text:p>30.319</text:p>
          </table:table-cell>
          <table:table-cell office:value-type="string" table:style-name="ce8">
            <text:p>2.234</text:p>
          </table:table-cell>
          <table:table-cell office:value-type="string" table:style-name="ce8">
            <text:p>2.766</text:p>
          </table:table-cell>
          <table:table-cell office:value-type="string" table:style-name="ce8">
            <text:p>7.66</text:p>
          </table:table-cell>
          <table:table-cell office:value-type="string" table:style-name="ce8">
            <text:p>9.574</text:p>
          </table:table-cell>
          <table:table-cell office:value-type="string" table:style-name="ce8">
            <text:p>15.851</text:p>
          </table:table-cell>
          <table:table-cell office:value-type="string" table:style-name="ce8">
            <text:p>2.872</text:p>
          </table:table-cell>
          <table:table-cell office:value-type="string" table:style-name="ce8">
            <text:p>37.247</text:p>
          </table:table-cell>
          <table:table-cell office:value-type="string" table:style-name="ce8">
            <text:p>14.088</text:p>
          </table:table-cell>
          <table:table-cell office:value-type="string" table:style-name="ce8">
            <text:p>30.63</text:p>
          </table:table-cell>
          <table:table-cell office:value-type="string" table:style-name="ce8">
            <text:p>27.748</text:p>
          </table:table-cell>
          <table:table-cell office:value-type="string" table:style-name="ce8">
            <text:p>3.735</text:p>
          </table:table-cell>
          <table:table-cell office:value-type="string" table:style-name="ce8">
            <text:p>2.561</text:p>
          </table:table-cell>
          <table:table-cell office:value-type="string" table:style-name="ce8">
            <text:p>1.387</text:p>
          </table:table-cell>
          <table:table-cell office:value-type="string" table:style-name="ce8">
            <text:p>1.921</text:p>
          </table:table-cell>
          <table:table-cell office:value-type="string" table:style-name="ce8">
            <text:p>0.961</text:p>
          </table:table-cell>
          <table:table-cell office:value-type="string" table:style-name="ce8">
            <text:p>0.427</text:p>
          </table:table-cell>
          <table:table-cell office:value-type="string" table:style-name="ce8">
            <text:p>2.561</text:p>
          </table:table-cell>
          <table:table-cell office:value-type="string" table:style-name="ce8">
            <text:p>10.566</text:p>
          </table:table-cell>
          <table:table-cell office:value-type="string" table:style-name="ce8">
            <text:p>38.978</text:p>
          </table:table-cell>
          <table:table-cell office:value-type="string" table:style-name="ce8">
            <text:p>15.699</text:p>
          </table:table-cell>
          <table:table-cell office:value-type="string" table:style-name="ce8">
            <text:p>43.041</text:p>
          </table:table-cell>
          <table:table-cell office:value-type="string" table:style-name="ce8">
            <text:p>58.742</text:p>
          </table:table-cell>
          <table:table-cell office:value-type="string" table:style-name="ce8">
            <text:p>34.699</text:p>
          </table:table-cell>
          <table:table-cell office:value-type="float" office:value="57.030999999999999" table:style-name="ce8">
            <text:p>57.031</text:p>
          </table:table-cell>
          <table:table-cell office:value-type="float" office:value="63.762" table:style-name="ce8">
            <text:p>63.762</text:p>
          </table:table-cell>
          <table:table-cell office:value-type="float" office:value="55.253" table:style-name="ce8">
            <text:p>55.253</text:p>
          </table:table-cell>
          <table:table-cell office:value-type="float" office:value="42.252000000000002" table:style-name="ce8">
            <text:p>42.252</text:p>
          </table:table-cell>
          <table:table-cell office:value-type="float" office:value="68.128" table:style-name="ce8">
            <text:p>68.128</text:p>
          </table:table-cell>
          <table:table-cell office:value-type="float" office:value="71.853999999999999" table:style-name="ce8">
            <text:p>71.854</text:p>
          </table:table-cell>
          <table:table-cell office:value-type="float" office:value="6.3220000000000001" table:style-name="ce8">
            <text:p>6.322</text:p>
          </table:table-cell>
          <table:table-cell office:value-type="float" office:value="79.188999999999993" table:style-name="ce8">
            <text:p>79.189</text:p>
          </table:table-cell>
          <table:table-cell table:number-columns-repeated="16238"/>
        </table:table-row>
        <table:table-row table:style-name="ro11">
          <table:table-cell office:value-type="string" table:style-name="ce3">
            <text:p>H8B: Which of the following categories best reflects the type of work you do in your main job?</text:p>
          </table:table-cell>
          <table:table-cell office:value-type="string" table:style-name="ce3">
            <text:p>Commercial</text:p>
          </table:table-cell>
          <table:table-cell office:value-type="float" office:value="6602" table:style-name="ce8">
            <text:p>6602</text:p>
          </table:table-cell>
          <table:table-cell office:value-type="float" office:value="67.388000000000005" table:style-name="ce8">
            <text:p>67.388</text:p>
          </table:table-cell>
          <table:table-cell office:value-type="float" office:value="81.825000000000003" table:style-name="ce8">
            <text:p>81.825</text:p>
          </table:table-cell>
          <table:table-cell office:value-type="float" office:value="84.814999999999998" table:style-name="ce8">
            <text:p>84.815</text:p>
          </table:table-cell>
          <table:table-cell office:value-type="float" office:value="75.397999999999996" table:style-name="ce8">
            <text:p>75.398</text:p>
          </table:table-cell>
          <table:table-cell office:value-type="float" office:value="83.78" table:style-name="ce8">
            <text:p>83.78</text:p>
          </table:table-cell>
          <table:table-cell office:value-type="float" office:value="63.357999999999997" table:style-name="ce8">
            <text:p>63.358</text:p>
          </table:table-cell>
          <table:table-cell office:value-type="float" office:value="82.35" table:style-name="ce8">
            <text:p>82.35</text:p>
          </table:table-cell>
          <table:table-cell office:value-type="float" office:value="74.637" table:style-name="ce8">
            <text:p>74.637</text:p>
          </table:table-cell>
          <table:table-cell office:value-type="float" office:value="41.405000000000001" table:style-name="ce8">
            <text:p>41.405</text:p>
          </table:table-cell>
          <table:table-cell office:value-type="float" office:value="57.924999999999997" table:style-name="ce8">
            <text:p>57.925</text:p>
          </table:table-cell>
          <table:table-cell office:value-type="float" office:value="26.212" table:style-name="ce8">
            <text:p>26.212</text:p>
          </table:table-cell>
          <table:table-cell office:value-type="float" office:value="74.373000000000005" table:style-name="ce8">
            <text:p>74.373</text:p>
          </table:table-cell>
          <table:table-cell office:value-type="float" office:value="91.831999999999994" table:style-name="ce8">
            <text:p>91.832</text:p>
          </table:table-cell>
          <table:table-cell office:value-type="float" office:value="86.762" table:style-name="ce8">
            <text:p>86.762</text:p>
          </table:table-cell>
          <table:table-cell office:value-type="float" office:value="81.47" table:style-name="ce8">
            <text:p>81.47</text:p>
          </table:table-cell>
          <table:table-cell office:value-type="float" office:value="66.004999999999995" table:style-name="ce8">
            <text:p>66.005</text:p>
          </table:table-cell>
          <table:table-cell office:value-type="float" office:value="83.067999999999998" table:style-name="ce8">
            <text:p>83.068</text:p>
          </table:table-cell>
          <table:table-cell office:value-type="float" office:value="83.366" table:style-name="ce8">
            <text:p>83.366</text:p>
          </table:table-cell>
          <table:table-cell office:value-type="float" office:value="86.254999999999995" table:style-name="ce8">
            <text:p>86.255</text:p>
          </table:table-cell>
          <table:table-cell office:value-type="float" office:value="77.375" table:style-name="ce8">
            <text:p>77.375</text:p>
          </table:table-cell>
          <table:table-cell office:value-type="float" office:value="89.337000000000003" table:style-name="ce8">
            <text:p>89.337</text:p>
          </table:table-cell>
          <table:table-cell office:value-type="float" office:value="87.021000000000001" table:style-name="ce8">
            <text:p>87.021</text:p>
          </table:table-cell>
          <table:table-cell office:value-type="float" office:value="72.123999999999995" table:style-name="ce8">
            <text:p>72.124</text:p>
          </table:table-cell>
          <table:table-cell office:value-type="float" office:value="82.01" table:style-name="ce8">
            <text:p>82.01</text:p>
          </table:table-cell>
          <table:table-cell office:value-type="float" office:value="84.584000000000003" table:style-name="ce8">
            <text:p>84.584</text:p>
          </table:table-cell>
          <table:table-cell office:value-type="float" office:value="73.320999999999998" table:style-name="ce8">
            <text:p>73.321</text:p>
          </table:table-cell>
          <table:table-cell office:value-type="float" office:value="71.001000000000005" table:style-name="ce8">
            <text:p>71.001</text:p>
          </table:table-cell>
          <table:table-cell office:value-type="float" office:value="73.278000000000006" table:style-name="ce8">
            <text:p>73.278</text:p>
          </table:table-cell>
          <table:table-cell office:value-type="float" office:value="43.856000000000002" table:style-name="ce8">
            <text:p>43.856</text:p>
          </table:table-cell>
          <table:table-cell office:value-type="float" office:value="86.974999999999994" table:style-name="ce8">
            <text:p>86.975</text:p>
          </table:table-cell>
          <table:table-cell office:value-type="float" office:value="84.923000000000002" table:style-name="ce8">
            <text:p>84.923</text:p>
          </table:table-cell>
          <table:table-cell office:value-type="float" office:value="79.462999999999994" table:style-name="ce8">
            <text:p>79.463</text:p>
          </table:table-cell>
          <table:table-cell office:value-type="float" office:value="72.275000000000006" table:style-name="ce8">
            <text:p>72.275</text:p>
          </table:table-cell>
          <table:table-cell office:value-type="float" office:value="58.825000000000003" table:style-name="ce8">
            <text:p>58.825</text:p>
          </table:table-cell>
          <table:table-cell office:value-type="float" office:value="62.220999999999997" table:style-name="ce8">
            <text:p>62.221</text:p>
          </table:table-cell>
          <table:table-cell office:value-type="float" office:value="60.045000000000002" table:style-name="ce8">
            <text:p>60.045</text:p>
          </table:table-cell>
          <table:table-cell office:value-type="float" office:value="84.197000000000003" table:style-name="ce8">
            <text:p>84.197</text:p>
          </table:table-cell>
          <table:table-cell office:value-type="float" office:value="88.078000000000003" table:style-name="ce8">
            <text:p>88.078</text:p>
          </table:table-cell>
          <table:table-cell office:value-type="float" office:value="75.262" table:style-name="ce8">
            <text:p>75.262</text:p>
          </table:table-cell>
          <table:table-cell office:value-type="float" office:value="81.850999999999999" table:style-name="ce8">
            <text:p>81.851</text:p>
          </table:table-cell>
          <table:table-cell office:value-type="float" office:value="70.47" table:style-name="ce8">
            <text:p>70.47</text:p>
          </table:table-cell>
          <table:table-cell office:value-type="float" office:value="78.137" table:style-name="ce8">
            <text:p>78.137</text:p>
          </table:table-cell>
          <table:table-cell office:value-type="float" office:value="90.015000000000001" table:style-name="ce8">
            <text:p>90.015</text:p>
          </table:table-cell>
          <table:table-cell office:value-type="float" office:value="74.784000000000006" table:style-name="ce8">
            <text:p>74.784</text:p>
          </table:table-cell>
          <table:table-cell office:value-type="float" office:value="62.286999999999999" table:style-name="ce8">
            <text:p>62.287</text:p>
          </table:table-cell>
          <table:table-cell office:value-type="float" office:value="72.152000000000001" table:style-name="ce8">
            <text:p>72.152</text:p>
          </table:table-cell>
          <table:table-cell office:value-type="float" office:value="42.621000000000002" table:style-name="ce8">
            <text:p>42.621</text:p>
          </table:table-cell>
          <table:table-cell office:value-type="float" office:value="48.612000000000002" table:style-name="ce8">
            <text:p>48.612</text:p>
          </table:table-cell>
          <table:table-cell office:value-type="float" office:value="32.959000000000003" table:style-name="ce8">
            <text:p>32.959</text:p>
          </table:table-cell>
          <table:table-cell office:value-type="float" office:value="74.769000000000005" table:style-name="ce8">
            <text:p>74.769</text:p>
          </table:table-cell>
          <table:table-cell office:value-type="float" office:value="68.567999999999998" table:style-name="ce8">
            <text:p>68.568</text:p>
          </table:table-cell>
          <table:table-cell office:value-type="float" office:value="61.301000000000002" table:style-name="ce8">
            <text:p>61.301</text:p>
          </table:table-cell>
          <table:table-cell office:value-type="float" office:value="63.402999999999999" table:style-name="ce8">
            <text:p>63.403</text:p>
          </table:table-cell>
          <table:table-cell office:value-type="float" office:value="41.587000000000003" table:style-name="ce8">
            <text:p>41.587</text:p>
          </table:table-cell>
          <table:table-cell office:value-type="float" office:value="41.301000000000002" table:style-name="ce8">
            <text:p>41.301</text:p>
          </table:table-cell>
          <table:table-cell office:value-type="float" office:value="72.893000000000001" table:style-name="ce8">
            <text:p>72.893</text:p>
          </table:table-cell>
          <table:table-cell office:value-type="float" office:value="43.59" table:style-name="ce8">
            <text:p>43.59</text:p>
          </table:table-cell>
          <table:table-cell office:value-type="float" office:value="53.814999999999998" table:style-name="ce8">
            <text:p>53.815</text:p>
          </table:table-cell>
          <table:table-cell office:value-type="float" office:value="71.355000000000004" table:style-name="ce8">
            <text:p>71.355</text:p>
          </table:table-cell>
          <table:table-cell office:value-type="float" office:value="68.375" table:style-name="ce8">
            <text:p>68.375</text:p>
          </table:table-cell>
          <table:table-cell office:value-type="float" office:value="56.965000000000003" table:style-name="ce8">
            <text:p>56.965</text:p>
          </table:table-cell>
          <table:table-cell office:value-type="float" office:value="61.624000000000002" table:style-name="ce8">
            <text:p>61.624</text:p>
          </table:table-cell>
          <table:table-cell office:value-type="float" office:value="57.933" table:style-name="ce8">
            <text:p>57.933</text:p>
          </table:table-cell>
          <table:table-cell office:value-type="float" office:value="56.805" table:style-name="ce8">
            <text:p>56.805</text:p>
          </table:table-cell>
          <table:table-cell office:value-type="float" office:value="42.156999999999996" table:style-name="ce8">
            <text:p>42.157</text:p>
          </table:table-cell>
          <table:table-cell office:value-type="float" office:value="91.204999999999998" table:style-name="ce8">
            <text:p>91.205</text:p>
          </table:table-cell>
          <table:table-cell office:value-type="float" office:value="74.382000000000005" table:style-name="ce8">
            <text:p>74.382</text:p>
          </table:table-cell>
          <table:table-cell office:value-type="float" office:value="74.733999999999995" table:style-name="ce8">
            <text:p>74.734</text:p>
          </table:table-cell>
          <table:table-cell office:value-type="float" office:value="71.658000000000001" table:style-name="ce8">
            <text:p>71.658</text:p>
          </table:table-cell>
          <table:table-cell office:value-type="float" office:value="82.948999999999998" table:style-name="ce8">
            <text:p>82.949</text:p>
          </table:table-cell>
          <table:table-cell office:value-type="float" office:value="63.500999999999998" table:style-name="ce8">
            <text:p>63.501</text:p>
          </table:table-cell>
          <table:table-cell office:value-type="float" office:value="75.034000000000006" table:style-name="ce8">
            <text:p>75.034</text:p>
          </table:table-cell>
          <table:table-cell office:value-type="float" office:value="4.1509999999999998" table:style-name="ce8">
            <text:p>4.151</text:p>
          </table:table-cell>
          <table:table-cell office:value-type="float" office:value="10.31" table:style-name="ce8">
            <text:p>10.31</text:p>
          </table:table-cell>
          <table:table-cell office:value-type="float" office:value="33.85" table:style-name="ce8">
            <text:p>33.85</text:p>
          </table:table-cell>
          <table:table-cell office:value-type="float" office:value="51.688000000000002" table:style-name="ce8">
            <text:p>51.688</text:p>
          </table:table-cell>
          <table:table-cell office:value-type="float" office:value="90.966999999999999" table:style-name="ce8">
            <text:p>90.967</text:p>
          </table:table-cell>
          <table:table-cell office:value-type="float" office:value="66.475999999999999" table:style-name="ce8">
            <text:p>66.476</text:p>
          </table:table-cell>
          <table:table-cell office:value-type="float" office:value="73.998000000000005" table:style-name="ce8">
            <text:p>73.998</text:p>
          </table:table-cell>
          <table:table-cell office:value-type="float" office:value="8.2439999999999998" table:style-name="ce8">
            <text:p>8.244</text:p>
          </table:table-cell>
          <table:table-cell office:value-type="float" office:value="18.75" table:style-name="ce8">
            <text:p>18.75</text:p>
          </table:table-cell>
          <table:table-cell office:value-type="float" office:value="9.9260000000000002" table:style-name="ce8">
            <text:p>9.926</text:p>
          </table:table-cell>
          <table:table-cell office:value-type="float" office:value="10.11" table:style-name="ce8">
            <text:p>10.11</text:p>
          </table:table-cell>
          <table:table-cell office:value-type="float" office:value="13.419" table:style-name="ce8">
            <text:p>13.419</text:p>
          </table:table-cell>
          <table:table-cell office:value-type="float" office:value="19.300999999999998" table:style-name="ce8">
            <text:p>19.301</text:p>
          </table:table-cell>
          <table:table-cell office:value-type="float" office:value="0.55100000000000005" table:style-name="ce8">
            <text:p>0.551</text:p>
          </table:table-cell>
          <table:table-cell office:value-type="float" office:value="34.926000000000002" table:style-name="ce8">
            <text:p>34.926</text:p>
          </table:table-cell>
          <table:table-cell office:value-type="float" office:value="3.3090000000000002" table:style-name="ce8">
            <text:p>3.309</text:p>
          </table:table-cell>
          <table:table-cell office:value-type="float" office:value="1.4710000000000001" table:style-name="ce8">
            <text:p>1.471</text:p>
          </table:table-cell>
          <table:table-cell office:value-type="float" office:value="11.765000000000001" table:style-name="ce8">
            <text:p>11.765</text:p>
          </table:table-cell>
          <table:table-cell office:value-type="float" office:value="10.662000000000001" table:style-name="ce8">
            <text:p>10.662</text:p>
          </table:table-cell>
          <table:table-cell office:value-type="float" office:value="2.0219999999999998" table:style-name="ce8">
            <text:p>2.022</text:p>
          </table:table-cell>
          <table:table-cell office:value-type="float" office:value="3.125" table:style-name="ce8">
            <text:p>3.125</text:p>
          </table:table-cell>
          <table:table-cell office:value-type="float" office:value="2.5739999999999998" table:style-name="ce8">
            <text:p>2.574</text:p>
          </table:table-cell>
          <table:table-cell office:value-type="float" office:value="1.6539999999999999" table:style-name="ce8">
            <text:p>1.654</text:p>
          </table:table-cell>
          <table:table-cell office:value-type="float" office:value="4.5960000000000001" table:style-name="ce8">
            <text:p>4.596</text:p>
          </table:table-cell>
          <table:table-cell office:value-type="float" office:value="12.683999999999999" table:style-name="ce8">
            <text:p>12.684</text:p>
          </table:table-cell>
          <table:table-cell office:value-type="float" office:value="17.463000000000001" table:style-name="ce8">
            <text:p>17.463</text:p>
          </table:table-cell>
          <table:table-cell office:value-type="float" office:value="15.257" table:style-name="ce8">
            <text:p>15.257</text:p>
          </table:table-cell>
          <table:table-cell office:value-type="float" office:value="9.7430000000000003" table:style-name="ce8">
            <text:p>9.743</text:p>
          </table:table-cell>
          <table:table-cell office:value-type="float" office:value="8.4770000000000003" table:style-name="ce8">
            <text:p>8.477</text:p>
          </table:table-cell>
          <table:table-cell office:value-type="string" table:style-name="ce8">
            <text:p>9.173</text:p>
          </table:table-cell>
          <table:table-cell office:value-type="string" table:style-name="ce8">
            <text:p>5.396</text:p>
          </table:table-cell>
          <table:table-cell office:value-type="string" table:style-name="ce8">
            <text:p>22.482</text:p>
          </table:table-cell>
          <table:table-cell office:value-type="string" table:style-name="ce8">
            <text:p>43.525</text:p>
          </table:table-cell>
          <table:table-cell office:value-type="string" table:style-name="ce8">
            <text:p>0.719</text:p>
          </table:table-cell>
          <table:table-cell office:value-type="string" table:style-name="ce8">
            <text:p>37.41</text:p>
          </table:table-cell>
          <table:table-cell office:value-type="string" table:style-name="ce8">
            <text:p>48.921</text:p>
          </table:table-cell>
          <table:table-cell office:value-type="string" table:style-name="ce8">
            <text:p>28.777</text:p>
          </table:table-cell>
          <table:table-cell office:value-type="string" table:style-name="ce8">
            <text:p>37.77</text:p>
          </table:table-cell>
          <table:table-cell office:value-type="string" table:style-name="ce8">
            <text:p>34.532</text:p>
          </table:table-cell>
          <table:table-cell office:value-type="string" table:style-name="ce8">
            <text:p>29.496</text:p>
          </table:table-cell>
          <table:table-cell office:value-type="string" table:style-name="ce8">
            <text:p>1.439</text:p>
          </table:table-cell>
          <table:table-cell office:value-type="string" table:style-name="ce8">
            <text:p>3.237</text:p>
          </table:table-cell>
          <table:table-cell office:value-type="string" table:style-name="ce8">
            <text:p>8.094</text:p>
          </table:table-cell>
          <table:table-cell office:value-type="string" table:style-name="ce8">
            <text:p>10.612</text:p>
          </table:table-cell>
          <table:table-cell office:value-type="string" table:style-name="ce8">
            <text:p>12.05</text:p>
          </table:table-cell>
          <table:table-cell office:value-type="string" table:style-name="ce8">
            <text:p>2.338</text:p>
          </table:table-cell>
          <table:table-cell office:value-type="string" table:style-name="ce8">
            <text:p>37.297</text:p>
          </table:table-cell>
          <table:table-cell office:value-type="string" table:style-name="ce8">
            <text:p>14.595</text:p>
          </table:table-cell>
          <table:table-cell office:value-type="string" table:style-name="ce8">
            <text:p>34.414</text:p>
          </table:table-cell>
          <table:table-cell office:value-type="string" table:style-name="ce8">
            <text:p>25.946</text:p>
          </table:table-cell>
          <table:table-cell office:value-type="string" table:style-name="ce8">
            <text:p>4.144</text:p>
          </table:table-cell>
          <table:table-cell office:value-type="string" table:style-name="ce8">
            <text:p>3.063</text:p>
          </table:table-cell>
          <table:table-cell office:value-type="string" table:style-name="ce8">
            <text:p>1.982</text:p>
          </table:table-cell>
          <table:table-cell office:value-type="string" table:style-name="ce8">
            <text:p>4.685</text:p>
          </table:table-cell>
          <table:table-cell office:value-type="string" table:style-name="ce8">
            <text:p>1.802</text:p>
          </table:table-cell>
          <table:table-cell office:value-type="string" table:style-name="ce8">
            <text:p>1.081</text:p>
          </table:table-cell>
          <table:table-cell office:value-type="string" table:style-name="ce8">
            <text:p>1.622</text:p>
          </table:table-cell>
          <table:table-cell office:value-type="string" table:style-name="ce8">
            <text:p>7.207</text:p>
          </table:table-cell>
          <table:table-cell office:value-type="string" table:style-name="ce8">
            <text:p>42.19</text:p>
          </table:table-cell>
          <table:table-cell office:value-type="string" table:style-name="ce8">
            <text:p>15.693</text:p>
          </table:table-cell>
          <table:table-cell office:value-type="string" table:style-name="ce8">
            <text:p>41.367</text:p>
          </table:table-cell>
          <table:table-cell office:value-type="string" table:style-name="ce8">
            <text:p>58.094</text:p>
          </table:table-cell>
          <table:table-cell office:value-type="string" table:style-name="ce8">
            <text:p>30.638</text:p>
          </table:table-cell>
          <table:table-cell office:value-type="float" office:value="61.316000000000003" table:style-name="ce8">
            <text:p>61.316</text:p>
          </table:table-cell>
          <table:table-cell office:value-type="float" office:value="68.778000000000006" table:style-name="ce8">
            <text:p>68.778</text:p>
          </table:table-cell>
          <table:table-cell office:value-type="float" office:value="58.752000000000002" table:style-name="ce8">
            <text:p>58.752</text:p>
          </table:table-cell>
          <table:table-cell office:value-type="float" office:value="43.957000000000001" table:style-name="ce8">
            <text:p>43.957</text:p>
          </table:table-cell>
          <table:table-cell office:value-type="float" office:value="72.319000000000003" table:style-name="ce8">
            <text:p>72.319</text:p>
          </table:table-cell>
          <table:table-cell office:value-type="float" office:value="72.296999999999997" table:style-name="ce8">
            <text:p>72.297</text:p>
          </table:table-cell>
          <table:table-cell office:value-type="float" office:value="4.6230000000000002" table:style-name="ce8">
            <text:p>4.623</text:p>
          </table:table-cell>
          <table:table-cell office:value-type="float" office:value="78.358000000000004" table:style-name="ce8">
            <text:p>78.358</text:p>
          </table:table-cell>
          <table:table-cell table:number-columns-repeated="16238"/>
        </table:table-row>
        <table:table-row table:style-name="ro11">
          <table:table-cell office:value-type="string" table:style-name="ce3">
            <text:p>H8B: Which of the following categories best reflects the type of work you do in your main job?</text:p>
          </table:table-cell>
          <table:table-cell office:value-type="string" table:style-name="ce3">
            <text:p>Communications</text:p>
          </table:table-cell>
          <table:table-cell office:value-type="float" office:value="10888" table:style-name="ce8">
            <text:p>10888</text:p>
          </table:table-cell>
          <table:table-cell office:value-type="float" office:value="64.506" table:style-name="ce8">
            <text:p>64.506</text:p>
          </table:table-cell>
          <table:table-cell office:value-type="float" office:value="73.081999999999994" table:style-name="ce8">
            <text:p>73.082</text:p>
          </table:table-cell>
          <table:table-cell office:value-type="float" office:value="82.572999999999993" table:style-name="ce8">
            <text:p>82.573</text:p>
          </table:table-cell>
          <table:table-cell office:value-type="float" office:value="72.426000000000002" table:style-name="ce8">
            <text:p>72.426</text:p>
          </table:table-cell>
          <table:table-cell office:value-type="float" office:value="82.725999999999999" table:style-name="ce8">
            <text:p>82.726</text:p>
          </table:table-cell>
          <table:table-cell office:value-type="float" office:value="55.256999999999998" table:style-name="ce8">
            <text:p>55.257</text:p>
          </table:table-cell>
          <table:table-cell office:value-type="float" office:value="78.88" table:style-name="ce8">
            <text:p>78.88</text:p>
          </table:table-cell>
          <table:table-cell office:value-type="float" office:value="74.495000000000005" table:style-name="ce8">
            <text:p>74.495</text:p>
          </table:table-cell>
          <table:table-cell office:value-type="float" office:value="40.868000000000002" table:style-name="ce8">
            <text:p>40.868</text:p>
          </table:table-cell>
          <table:table-cell office:value-type="float" office:value="54.213000000000001" table:style-name="ce8">
            <text:p>54.213</text:p>
          </table:table-cell>
          <table:table-cell office:value-type="float" office:value="28.327000000000002" table:style-name="ce8">
            <text:p>28.327</text:p>
          </table:table-cell>
          <table:table-cell office:value-type="float" office:value="72.403999999999996" table:style-name="ce8">
            <text:p>72.404</text:p>
          </table:table-cell>
          <table:table-cell office:value-type="float" office:value="88.387" table:style-name="ce8">
            <text:p>88.387</text:p>
          </table:table-cell>
          <table:table-cell office:value-type="float" office:value="79.837999999999994" table:style-name="ce8">
            <text:p>79.838</text:p>
          </table:table-cell>
          <table:table-cell office:value-type="float" office:value="75.956000000000003" table:style-name="ce8">
            <text:p>75.956</text:p>
          </table:table-cell>
          <table:table-cell office:value-type="float" office:value="54.174999999999997" table:style-name="ce8">
            <text:p>54.175</text:p>
          </table:table-cell>
          <table:table-cell office:value-type="float" office:value="67" table:style-name="ce8">
            <text:p>67</text:p>
          </table:table-cell>
          <table:table-cell office:value-type="float" office:value="80.808000000000007" table:style-name="ce8">
            <text:p>80.808</text:p>
          </table:table-cell>
          <table:table-cell office:value-type="float" office:value="84.323999999999998" table:style-name="ce8">
            <text:p>84.324</text:p>
          </table:table-cell>
          <table:table-cell office:value-type="float" office:value="74.620999999999995" table:style-name="ce8">
            <text:p>74.621</text:p>
          </table:table-cell>
          <table:table-cell office:value-type="float" office:value="84.686999999999998" table:style-name="ce8">
            <text:p>84.687</text:p>
          </table:table-cell>
          <table:table-cell office:value-type="float" office:value="81.688999999999993" table:style-name="ce8">
            <text:p>81.689</text:p>
          </table:table-cell>
          <table:table-cell office:value-type="float" office:value="68.623999999999995" table:style-name="ce8">
            <text:p>68.624</text:p>
          </table:table-cell>
          <table:table-cell office:value-type="float" office:value="77.876999999999995" table:style-name="ce8">
            <text:p>77.877</text:p>
          </table:table-cell>
          <table:table-cell office:value-type="float" office:value="82.548000000000002" table:style-name="ce8">
            <text:p>82.548</text:p>
          </table:table-cell>
          <table:table-cell office:value-type="float" office:value="70.760999999999996" table:style-name="ce8">
            <text:p>70.761</text:p>
          </table:table-cell>
          <table:table-cell office:value-type="float" office:value="68.796999999999997" table:style-name="ce8">
            <text:p>68.797</text:p>
          </table:table-cell>
          <table:table-cell office:value-type="float" office:value="69.938999999999993" table:style-name="ce8">
            <text:p>69.939</text:p>
          </table:table-cell>
          <table:table-cell office:value-type="float" office:value="44.752000000000002" table:style-name="ce8">
            <text:p>44.752</text:p>
          </table:table-cell>
          <table:table-cell office:value-type="float" office:value="87.628" table:style-name="ce8">
            <text:p>87.628</text:p>
          </table:table-cell>
          <table:table-cell office:value-type="float" office:value="84.903000000000006" table:style-name="ce8">
            <text:p>84.903</text:p>
          </table:table-cell>
          <table:table-cell office:value-type="float" office:value="75.674999999999997" table:style-name="ce8">
            <text:p>75.675</text:p>
          </table:table-cell>
          <table:table-cell office:value-type="float" office:value="66.63" table:style-name="ce8">
            <text:p>66.63</text:p>
          </table:table-cell>
          <table:table-cell office:value-type="float" office:value="51.411999999999999" table:style-name="ce8">
            <text:p>51.412</text:p>
          </table:table-cell>
          <table:table-cell office:value-type="float" office:value="54.335000000000001" table:style-name="ce8">
            <text:p>54.335</text:p>
          </table:table-cell>
          <table:table-cell office:value-type="float" office:value="48.643999999999998" table:style-name="ce8">
            <text:p>48.644</text:p>
          </table:table-cell>
          <table:table-cell office:value-type="float" office:value="81.251999999999995" table:style-name="ce8">
            <text:p>81.252</text:p>
          </table:table-cell>
          <table:table-cell office:value-type="float" office:value="85.994" table:style-name="ce8">
            <text:p>85.994</text:p>
          </table:table-cell>
          <table:table-cell office:value-type="float" office:value="69.876999999999995" table:style-name="ce8">
            <text:p>69.877</text:p>
          </table:table-cell>
          <table:table-cell office:value-type="float" office:value="78.406999999999996" table:style-name="ce8">
            <text:p>78.407</text:p>
          </table:table-cell>
          <table:table-cell office:value-type="float" office:value="70.451999999999998" table:style-name="ce8">
            <text:p>70.452</text:p>
          </table:table-cell>
          <table:table-cell office:value-type="float" office:value="75.932000000000002" table:style-name="ce8">
            <text:p>75.932</text:p>
          </table:table-cell>
          <table:table-cell office:value-type="float" office:value="88.893000000000001" table:style-name="ce8">
            <text:p>88.893</text:p>
          </table:table-cell>
          <table:table-cell office:value-type="float" office:value="75.622" table:style-name="ce8">
            <text:p>75.622</text:p>
          </table:table-cell>
          <table:table-cell office:value-type="float" office:value="64.878" table:style-name="ce8">
            <text:p>64.878</text:p>
          </table:table-cell>
          <table:table-cell office:value-type="float" office:value="71.162000000000006" table:style-name="ce8">
            <text:p>71.162</text:p>
          </table:table-cell>
          <table:table-cell office:value-type="float" office:value="39.825000000000003" table:style-name="ce8">
            <text:p>39.825</text:p>
          </table:table-cell>
          <table:table-cell office:value-type="float" office:value="46.158000000000001" table:style-name="ce8">
            <text:p>46.158</text:p>
          </table:table-cell>
          <table:table-cell office:value-type="float" office:value="36.643999999999998" table:style-name="ce8">
            <text:p>36.644</text:p>
          </table:table-cell>
          <table:table-cell office:value-type="float" office:value="70.584000000000003" table:style-name="ce8">
            <text:p>70.584</text:p>
          </table:table-cell>
          <table:table-cell office:value-type="float" office:value="64.123000000000005" table:style-name="ce8">
            <text:p>64.123</text:p>
          </table:table-cell>
          <table:table-cell office:value-type="float" office:value="56.34" table:style-name="ce8">
            <text:p>56.34</text:p>
          </table:table-cell>
          <table:table-cell office:value-type="float" office:value="58.215000000000003" table:style-name="ce8">
            <text:p>58.215</text:p>
          </table:table-cell>
          <table:table-cell office:value-type="float" office:value="43.83" table:style-name="ce8">
            <text:p>43.83</text:p>
          </table:table-cell>
          <table:table-cell office:value-type="float" office:value="39.426000000000002" table:style-name="ce8">
            <text:p>39.426</text:p>
          </table:table-cell>
          <table:table-cell office:value-type="float" office:value="67.406999999999996" table:style-name="ce8">
            <text:p>67.407</text:p>
          </table:table-cell>
          <table:table-cell office:value-type="float" office:value="39.185000000000002" table:style-name="ce8">
            <text:p>39.185</text:p>
          </table:table-cell>
          <table:table-cell office:value-type="float" office:value="48.869" table:style-name="ce8">
            <text:p>48.869</text:p>
          </table:table-cell>
          <table:table-cell office:value-type="float" office:value="66.501000000000005" table:style-name="ce8">
            <text:p>66.501</text:p>
          </table:table-cell>
          <table:table-cell office:value-type="float" office:value="63.89" table:style-name="ce8">
            <text:p>63.89</text:p>
          </table:table-cell>
          <table:table-cell office:value-type="float" office:value="51.183" table:style-name="ce8">
            <text:p>51.183</text:p>
          </table:table-cell>
          <table:table-cell office:value-type="float" office:value="57.548000000000002" table:style-name="ce8">
            <text:p>57.548</text:p>
          </table:table-cell>
          <table:table-cell office:value-type="float" office:value="54.61" table:style-name="ce8">
            <text:p>54.61</text:p>
          </table:table-cell>
          <table:table-cell office:value-type="float" office:value="49.77" table:style-name="ce8">
            <text:p>49.77</text:p>
          </table:table-cell>
          <table:table-cell office:value-type="float" office:value="34.387999999999998" table:style-name="ce8">
            <text:p>34.388</text:p>
          </table:table-cell>
          <table:table-cell office:value-type="float" office:value="88.909000000000006" table:style-name="ce8">
            <text:p>88.909</text:p>
          </table:table-cell>
          <table:table-cell office:value-type="float" office:value="67.843999999999994" table:style-name="ce8">
            <text:p>67.844</text:p>
          </table:table-cell>
          <table:table-cell office:value-type="float" office:value="70.025999999999996" table:style-name="ce8">
            <text:p>70.026</text:p>
          </table:table-cell>
          <table:table-cell office:value-type="float" office:value="66.918000000000006" table:style-name="ce8">
            <text:p>66.918</text:p>
          </table:table-cell>
          <table:table-cell office:value-type="float" office:value="78.319999999999993" table:style-name="ce8">
            <text:p>78.32</text:p>
          </table:table-cell>
          <table:table-cell office:value-type="float" office:value="59.945" table:style-name="ce8">
            <text:p>59.945</text:p>
          </table:table-cell>
          <table:table-cell office:value-type="float" office:value="70.734999999999999" table:style-name="ce8">
            <text:p>70.735</text:p>
          </table:table-cell>
          <table:table-cell office:value-type="float" office:value="6.73" table:style-name="ce8">
            <text:p>6.73</text:p>
          </table:table-cell>
          <table:table-cell office:value-type="float" office:value="13.1" table:style-name="ce8">
            <text:p>13.1</text:p>
          </table:table-cell>
          <table:table-cell office:value-type="float" office:value="31.981000000000002" table:style-name="ce8">
            <text:p>31.981</text:p>
          </table:table-cell>
          <table:table-cell office:value-type="float" office:value="48.188000000000002" table:style-name="ce8">
            <text:p>48.188</text:p>
          </table:table-cell>
          <table:table-cell office:value-type="float" office:value="87.531999999999996" table:style-name="ce8">
            <text:p>87.532</text:p>
          </table:table-cell>
          <table:table-cell office:value-type="float" office:value="61.753" table:style-name="ce8">
            <text:p>61.753</text:p>
          </table:table-cell>
          <table:table-cell office:value-type="float" office:value="71.58" table:style-name="ce8">
            <text:p>71.58</text:p>
          </table:table-cell>
          <table:table-cell office:value-type="float" office:value="9.6790000000000003" table:style-name="ce8">
            <text:p>9.679</text:p>
          </table:table-cell>
          <table:table-cell office:value-type="float" office:value="14.163" table:style-name="ce8">
            <text:p>14.163</text:p>
          </table:table-cell>
          <table:table-cell office:value-type="float" office:value="13.118" table:style-name="ce8">
            <text:p>13.118</text:p>
          </table:table-cell>
          <table:table-cell office:value-type="float" office:value="11.217000000000001" table:style-name="ce8">
            <text:p>11.217</text:p>
          </table:table-cell>
          <table:table-cell office:value-type="float" office:value="12.071999999999999" table:style-name="ce8">
            <text:p>12.072</text:p>
          </table:table-cell>
          <table:table-cell office:value-type="float" office:value="14.068" table:style-name="ce8">
            <text:p>14.068</text:p>
          </table:table-cell>
          <table:table-cell office:value-type="float" office:value="0.19" table:style-name="ce8">
            <text:p>0.19</text:p>
          </table:table-cell>
          <table:table-cell office:value-type="float" office:value="22.814" table:style-name="ce8">
            <text:p>22.814</text:p>
          </table:table-cell>
          <table:table-cell office:value-type="float" office:value="3.8969999999999998" table:style-name="ce8">
            <text:p>3.897</text:p>
          </table:table-cell>
          <table:table-cell office:value-type="float" office:value="2.4710000000000001" table:style-name="ce8">
            <text:p>2.471</text:p>
          </table:table-cell>
          <table:table-cell office:value-type="float" office:value="15.304" table:style-name="ce8">
            <text:p>15.304</text:p>
          </table:table-cell>
          <table:table-cell office:value-type="float" office:value="9.5060000000000002" table:style-name="ce8">
            <text:p>9.506</text:p>
          </table:table-cell>
          <table:table-cell office:value-type="float" office:value="2.9470000000000001" table:style-name="ce8">
            <text:p>2.947</text:p>
          </table:table-cell>
          <table:table-cell office:value-type="float" office:value="2.2810000000000001" table:style-name="ce8">
            <text:p>2.281</text:p>
          </table:table-cell>
          <table:table-cell office:value-type="float" office:value="2.8519999999999999" table:style-name="ce8">
            <text:p>2.852</text:p>
          </table:table-cell>
          <table:table-cell office:value-type="float" office:value="1.901" table:style-name="ce8">
            <text:p>1.901</text:p>
          </table:table-cell>
          <table:table-cell office:value-type="float" office:value="5.133" table:style-name="ce8">
            <text:p>5.133</text:p>
          </table:table-cell>
          <table:table-cell office:value-type="float" office:value="14.829000000000001" table:style-name="ce8">
            <text:p>14.829</text:p>
          </table:table-cell>
          <table:table-cell office:value-type="float" office:value="19.106000000000002" table:style-name="ce8">
            <text:p>19.106</text:p>
          </table:table-cell>
          <table:table-cell office:value-type="float" office:value="19.486999999999998" table:style-name="ce8">
            <text:p>19.487</text:p>
          </table:table-cell>
          <table:table-cell office:value-type="float" office:value="9.0299999999999994" table:style-name="ce8">
            <text:p>9.03</text:p>
          </table:table-cell>
          <table:table-cell office:value-type="float" office:value="8.3819999999999997" table:style-name="ce8">
            <text:p>8.382</text:p>
          </table:table-cell>
          <table:table-cell office:value-type="string" table:style-name="ce8">
            <text:p>10.428</text:p>
          </table:table-cell>
          <table:table-cell office:value-type="string" table:style-name="ce8">
            <text:p>5.159</text:p>
          </table:table-cell>
          <table:table-cell office:value-type="string" table:style-name="ce8">
            <text:p>23.381</text:p>
          </table:table-cell>
          <table:table-cell office:value-type="string" table:style-name="ce8">
            <text:p>43.359</text:p>
          </table:table-cell>
          <table:table-cell office:value-type="string" table:style-name="ce8">
            <text:p>0.768</text:p>
          </table:table-cell>
          <table:table-cell office:value-type="string" table:style-name="ce8">
            <text:p>40.615</text:p>
          </table:table-cell>
          <table:table-cell office:value-type="string" table:style-name="ce8">
            <text:p>49.506</text:p>
          </table:table-cell>
          <table:table-cell office:value-type="string" table:style-name="ce8">
            <text:p>29.967</text:p>
          </table:table-cell>
          <table:table-cell office:value-type="string" table:style-name="ce8">
            <text:p>37.212</text:p>
          </table:table-cell>
          <table:table-cell office:value-type="string" table:style-name="ce8">
            <text:p>36.224</text:p>
          </table:table-cell>
          <table:table-cell office:value-type="string" table:style-name="ce8">
            <text:p>28.211</text:p>
          </table:table-cell>
          <table:table-cell office:value-type="string" table:style-name="ce8">
            <text:p>3.842</text:p>
          </table:table-cell>
          <table:table-cell office:value-type="string" table:style-name="ce8">
            <text:p>5.269</text:p>
          </table:table-cell>
          <table:table-cell office:value-type="string" table:style-name="ce8">
            <text:p>9.989</text:p>
          </table:table-cell>
          <table:table-cell office:value-type="string" table:style-name="ce8">
            <text:p>13.611</text:p>
          </table:table-cell>
          <table:table-cell office:value-type="string" table:style-name="ce8">
            <text:p>13.831</text:p>
          </table:table-cell>
          <table:table-cell office:value-type="string" table:style-name="ce8">
            <text:p>2.634</text:p>
          </table:table-cell>
          <table:table-cell office:value-type="string" table:style-name="ce8">
            <text:p>40.487</text:p>
          </table:table-cell>
          <table:table-cell office:value-type="string" table:style-name="ce8">
            <text:p>12.611</text:p>
          </table:table-cell>
          <table:table-cell office:value-type="string" table:style-name="ce8">
            <text:p>32.301</text:p>
          </table:table-cell>
          <table:table-cell office:value-type="string" table:style-name="ce8">
            <text:p>28.872</text:p>
          </table:table-cell>
          <table:table-cell office:value-type="string" table:style-name="ce8">
            <text:p>2.544</text:p>
          </table:table-cell>
          <table:table-cell office:value-type="string" table:style-name="ce8">
            <text:p>2.765</text:p>
          </table:table-cell>
          <table:table-cell office:value-type="string" table:style-name="ce8">
            <text:p>0.553</text:p>
          </table:table-cell>
          <table:table-cell office:value-type="string" table:style-name="ce8">
            <text:p>1.549</text:p>
          </table:table-cell>
          <table:table-cell office:value-type="string" table:style-name="ce8">
            <text:p>1.106</text:p>
          </table:table-cell>
          <table:table-cell office:value-type="string" table:style-name="ce8">
            <text:p>0.553</text:p>
          </table:table-cell>
          <table:table-cell office:value-type="string" table:style-name="ce8">
            <text:p>3.429</text:p>
          </table:table-cell>
          <table:table-cell office:value-type="string" table:style-name="ce8">
            <text:p>10.177</text:p>
          </table:table-cell>
          <table:table-cell office:value-type="string" table:style-name="ce8">
            <text:p>41.52</text:p>
          </table:table-cell>
          <table:table-cell office:value-type="string" table:style-name="ce8">
            <text:p>15.947</text:p>
          </table:table-cell>
          <table:table-cell office:value-type="string" table:style-name="ce8">
            <text:p>43.688</text:p>
          </table:table-cell>
          <table:table-cell office:value-type="string" table:style-name="ce8">
            <text:p>59.978</text:p>
          </table:table-cell>
          <table:table-cell office:value-type="string" table:style-name="ce8">
            <text:p>33.687</text:p>
          </table:table-cell>
          <table:table-cell office:value-type="float" office:value="56.319000000000003" table:style-name="ce8">
            <text:p>56.319</text:p>
          </table:table-cell>
          <table:table-cell office:value-type="float" office:value="64.346000000000004" table:style-name="ce8">
            <text:p>64.346</text:p>
          </table:table-cell>
          <table:table-cell office:value-type="float" office:value="54.295999999999999" table:style-name="ce8">
            <text:p>54.296</text:p>
          </table:table-cell>
          <table:table-cell office:value-type="float" office:value="39.625999999999998" table:style-name="ce8">
            <text:p>39.626</text:p>
          </table:table-cell>
          <table:table-cell office:value-type="float" office:value="66.201999999999998" table:style-name="ce8">
            <text:p>66.202</text:p>
          </table:table-cell>
          <table:table-cell office:value-type="float" office:value="69.820999999999998" table:style-name="ce8">
            <text:p>69.821</text:p>
          </table:table-cell>
          <table:table-cell office:value-type="float" office:value="6.6159999999999997" table:style-name="ce8">
            <text:p>6.616</text:p>
          </table:table-cell>
          <table:table-cell office:value-type="float" office:value="75.801000000000002" table:style-name="ce8">
            <text:p>75.801</text:p>
          </table:table-cell>
          <table:table-cell table:number-columns-repeated="16238"/>
        </table:table-row>
        <table:table-row table:style-name="ro11">
          <table:table-cell office:value-type="string" table:style-name="ce3">
            <text:p>H8B: Which of the following categories best reflects the type of work you do in your main job?</text:p>
          </table:table-cell>
          <table:table-cell office:value-type="string" table:style-name="ce3">
            <text:p>Counter Fraud</text:p>
          </table:table-cell>
          <table:table-cell office:value-type="float" office:value="6698" table:style-name="ce8">
            <text:p>6698</text:p>
          </table:table-cell>
          <table:table-cell office:value-type="float" office:value="57.253999999999998" table:style-name="ce8">
            <text:p>57.254</text:p>
          </table:table-cell>
          <table:table-cell office:value-type="float" office:value="73.912000000000006" table:style-name="ce8">
            <text:p>73.912</text:p>
          </table:table-cell>
          <table:table-cell office:value-type="float" office:value="83.022000000000006" table:style-name="ce8">
            <text:p>83.022</text:p>
          </table:table-cell>
          <table:table-cell office:value-type="float" office:value="69.277000000000001" table:style-name="ce8">
            <text:p>69.277</text:p>
          </table:table-cell>
          <table:table-cell office:value-type="float" office:value="80.281999999999996" table:style-name="ce8">
            <text:p>80.282</text:p>
          </table:table-cell>
          <table:table-cell office:value-type="float" office:value="55.268000000000001" table:style-name="ce8">
            <text:p>55.268</text:p>
          </table:table-cell>
          <table:table-cell office:value-type="float" office:value="76.489999999999995" table:style-name="ce8">
            <text:p>76.49</text:p>
          </table:table-cell>
          <table:table-cell office:value-type="float" office:value="73.545000000000002" table:style-name="ce8">
            <text:p>73.545</text:p>
          </table:table-cell>
          <table:table-cell office:value-type="float" office:value="25.841999999999999" table:style-name="ce8">
            <text:p>25.842</text:p>
          </table:table-cell>
          <table:table-cell office:value-type="float" office:value="45.822000000000003" table:style-name="ce8">
            <text:p>45.822</text:p>
          </table:table-cell>
          <table:table-cell office:value-type="float" office:value="29.852" table:style-name="ce8">
            <text:p>29.852</text:p>
          </table:table-cell>
          <table:table-cell office:value-type="float" office:value="72.474000000000004" table:style-name="ce8">
            <text:p>72.474</text:p>
          </table:table-cell>
          <table:table-cell office:value-type="float" office:value="88.366" table:style-name="ce8">
            <text:p>88.366</text:p>
          </table:table-cell>
          <table:table-cell office:value-type="float" office:value="82.028999999999996" table:style-name="ce8">
            <text:p>82.029</text:p>
          </table:table-cell>
          <table:table-cell office:value-type="float" office:value="76.356999999999999" table:style-name="ce8">
            <text:p>76.357</text:p>
          </table:table-cell>
          <table:table-cell office:value-type="float" office:value="51.743000000000002" table:style-name="ce8">
            <text:p>51.743</text:p>
          </table:table-cell>
          <table:table-cell office:value-type="float" office:value="71.034000000000006" table:style-name="ce8">
            <text:p>71.034</text:p>
          </table:table-cell>
          <table:table-cell office:value-type="float" office:value="81.06" table:style-name="ce8">
            <text:p>81.06</text:p>
          </table:table-cell>
          <table:table-cell office:value-type="float" office:value="84.975999999999999" table:style-name="ce8">
            <text:p>84.976</text:p>
          </table:table-cell>
          <table:table-cell office:value-type="float" office:value="70.290999999999997" table:style-name="ce8">
            <text:p>70.291</text:p>
          </table:table-cell>
          <table:table-cell office:value-type="float" office:value="86.122" table:style-name="ce8">
            <text:p>86.122</text:p>
          </table:table-cell>
          <table:table-cell office:value-type="float" office:value="79.703000000000003" table:style-name="ce8">
            <text:p>79.703</text:p>
          </table:table-cell>
          <table:table-cell office:value-type="float" office:value="66.941000000000003" table:style-name="ce8">
            <text:p>66.941</text:p>
          </table:table-cell>
          <table:table-cell office:value-type="float" office:value="74.727000000000004" table:style-name="ce8">
            <text:p>74.727</text:p>
          </table:table-cell>
          <table:table-cell office:value-type="float" office:value="79.426000000000002" table:style-name="ce8">
            <text:p>79.426</text:p>
          </table:table-cell>
          <table:table-cell office:value-type="float" office:value="67.766000000000005" table:style-name="ce8">
            <text:p>67.766</text:p>
          </table:table-cell>
          <table:table-cell office:value-type="float" office:value="61.31" table:style-name="ce8">
            <text:p>61.31</text:p>
          </table:table-cell>
          <table:table-cell office:value-type="float" office:value="67.221000000000004" table:style-name="ce8">
            <text:p>67.221</text:p>
          </table:table-cell>
          <table:table-cell office:value-type="float" office:value="39.22" table:style-name="ce8">
            <text:p>39.22</text:p>
          </table:table-cell>
          <table:table-cell office:value-type="float" office:value="87.438000000000002" table:style-name="ce8">
            <text:p>87.438</text:p>
          </table:table-cell>
          <table:table-cell office:value-type="float" office:value="81.531000000000006" table:style-name="ce8">
            <text:p>81.531</text:p>
          </table:table-cell>
          <table:table-cell office:value-type="float" office:value="71.875" table:style-name="ce8">
            <text:p>71.875</text:p>
          </table:table-cell>
          <table:table-cell office:value-type="float" office:value="69.094999999999999" table:style-name="ce8">
            <text:p>69.095</text:p>
          </table:table-cell>
          <table:table-cell office:value-type="float" office:value="52.533000000000001" table:style-name="ce8">
            <text:p>52.533</text:p>
          </table:table-cell>
          <table:table-cell office:value-type="float" office:value="53.494999999999997" table:style-name="ce8">
            <text:p>53.495</text:p>
          </table:table-cell>
          <table:table-cell office:value-type="float" office:value="45.923000000000002" table:style-name="ce8">
            <text:p>45.923</text:p>
          </table:table-cell>
          <table:table-cell office:value-type="float" office:value="78.626000000000005" table:style-name="ce8">
            <text:p>78.626</text:p>
          </table:table-cell>
          <table:table-cell office:value-type="float" office:value="85.102999999999994" table:style-name="ce8">
            <text:p>85.103</text:p>
          </table:table-cell>
          <table:table-cell office:value-type="float" office:value="66.427000000000007" table:style-name="ce8">
            <text:p>66.427</text:p>
          </table:table-cell>
          <table:table-cell office:value-type="float" office:value="75.754000000000005" table:style-name="ce8">
            <text:p>75.754</text:p>
          </table:table-cell>
          <table:table-cell office:value-type="float" office:value="67.442999999999998" table:style-name="ce8">
            <text:p>67.443</text:p>
          </table:table-cell>
          <table:table-cell office:value-type="float" office:value="75.497" table:style-name="ce8">
            <text:p>75.497</text:p>
          </table:table-cell>
          <table:table-cell office:value-type="float" office:value="82.756" table:style-name="ce8">
            <text:p>82.756</text:p>
          </table:table-cell>
          <table:table-cell office:value-type="float" office:value="67.391000000000005" table:style-name="ce8">
            <text:p>67.391</text:p>
          </table:table-cell>
          <table:table-cell office:value-type="float" office:value="71.492999999999995" table:style-name="ce8">
            <text:p>71.493</text:p>
          </table:table-cell>
          <table:table-cell office:value-type="float" office:value="76.728999999999999" table:style-name="ce8">
            <text:p>76.729</text:p>
          </table:table-cell>
          <table:table-cell office:value-type="float" office:value="24.843" table:style-name="ce8">
            <text:p>24.843</text:p>
          </table:table-cell>
          <table:table-cell office:value-type="float" office:value="31.724" table:style-name="ce8">
            <text:p>31.724</text:p>
          </table:table-cell>
          <table:table-cell office:value-type="float" office:value="20.968" table:style-name="ce8">
            <text:p>20.968</text:p>
          </table:table-cell>
          <table:table-cell office:value-type="float" office:value="62.334000000000003" table:style-name="ce8">
            <text:p>62.334</text:p>
          </table:table-cell>
          <table:table-cell office:value-type="float" office:value="56.517000000000003" table:style-name="ce8">
            <text:p>56.517</text:p>
          </table:table-cell>
          <table:table-cell office:value-type="float" office:value="47.39" table:style-name="ce8">
            <text:p>47.39</text:p>
          </table:table-cell>
          <table:table-cell office:value-type="float" office:value="45.69" table:style-name="ce8">
            <text:p>45.69</text:p>
          </table:table-cell>
          <table:table-cell office:value-type="float" office:value="34.597999999999999" table:style-name="ce8">
            <text:p>34.598</text:p>
          </table:table-cell>
          <table:table-cell office:value-type="float" office:value="27.925000000000001" table:style-name="ce8">
            <text:p>27.925</text:p>
          </table:table-cell>
          <table:table-cell office:value-type="float" office:value="62.148000000000003" table:style-name="ce8">
            <text:p>62.148</text:p>
          </table:table-cell>
          <table:table-cell office:value-type="float" office:value="31.794" table:style-name="ce8">
            <text:p>31.794</text:p>
          </table:table-cell>
          <table:table-cell office:value-type="float" office:value="44.116" table:style-name="ce8">
            <text:p>44.116</text:p>
          </table:table-cell>
          <table:table-cell office:value-type="float" office:value="49.290999999999997" table:style-name="ce8">
            <text:p>49.291</text:p>
          </table:table-cell>
          <table:table-cell office:value-type="float" office:value="48.893000000000001" table:style-name="ce8">
            <text:p>48.893</text:p>
          </table:table-cell>
          <table:table-cell office:value-type="float" office:value="46.398000000000003" table:style-name="ce8">
            <text:p>46.398</text:p>
          </table:table-cell>
          <table:table-cell office:value-type="float" office:value="44.823" table:style-name="ce8">
            <text:p>44.823</text:p>
          </table:table-cell>
          <table:table-cell office:value-type="float" office:value="42.612000000000002" table:style-name="ce8">
            <text:p>42.612</text:p>
          </table:table-cell>
          <table:table-cell office:value-type="float" office:value="42.506999999999998" table:style-name="ce8">
            <text:p>42.507</text:p>
          </table:table-cell>
          <table:table-cell office:value-type="float" office:value="35.116999999999997" table:style-name="ce8">
            <text:p>35.117</text:p>
          </table:table-cell>
          <table:table-cell office:value-type="float" office:value="87.632999999999996" table:style-name="ce8">
            <text:p>87.633</text:p>
          </table:table-cell>
          <table:table-cell office:value-type="float" office:value="63.075000000000003" table:style-name="ce8">
            <text:p>63.075</text:p>
          </table:table-cell>
          <table:table-cell office:value-type="float" office:value="64.159000000000006" table:style-name="ce8">
            <text:p>64.159</text:p>
          </table:table-cell>
          <table:table-cell office:value-type="float" office:value="67.144999999999996" table:style-name="ce8">
            <text:p>67.145</text:p>
          </table:table-cell>
          <table:table-cell office:value-type="float" office:value="77.11" table:style-name="ce8">
            <text:p>77.11</text:p>
          </table:table-cell>
          <table:table-cell office:value-type="float" office:value="66.393000000000001" table:style-name="ce8">
            <text:p>66.393</text:p>
          </table:table-cell>
          <table:table-cell office:value-type="float" office:value="64.057000000000002" table:style-name="ce8">
            <text:p>64.057</text:p>
          </table:table-cell>
          <table:table-cell office:value-type="float" office:value="8.1120000000000001" table:style-name="ce8">
            <text:p>8.112</text:p>
          </table:table-cell>
          <table:table-cell office:value-type="float" office:value="10.601000000000001" table:style-name="ce8">
            <text:p>10.601</text:p>
          </table:table-cell>
          <table:table-cell office:value-type="float" office:value="24.067" table:style-name="ce8">
            <text:p>24.067</text:p>
          </table:table-cell>
          <table:table-cell office:value-type="float" office:value="57.22" table:style-name="ce8">
            <text:p>57.22</text:p>
          </table:table-cell>
          <table:table-cell office:value-type="float" office:value="94.649000000000001" table:style-name="ce8">
            <text:p>94.649</text:p>
          </table:table-cell>
          <table:table-cell office:value-type="float" office:value="75.421999999999997" table:style-name="ce8">
            <text:p>75.422</text:p>
          </table:table-cell>
          <table:table-cell office:value-type="float" office:value="67.510999999999996" table:style-name="ce8">
            <text:p>67.511</text:p>
          </table:table-cell>
          <table:table-cell office:value-type="float" office:value="14" table:style-name="ce8">
            <text:p>14</text:p>
          </table:table-cell>
          <table:table-cell office:value-type="float" office:value="18.094000000000001" table:style-name="ce8">
            <text:p>18.094</text:p>
          </table:table-cell>
          <table:table-cell office:value-type="float" office:value="13.919" table:style-name="ce8">
            <text:p>13.919</text:p>
          </table:table-cell>
          <table:table-cell office:value-type="float" office:value="14.026" table:style-name="ce8">
            <text:p>14.026</text:p>
          </table:table-cell>
          <table:table-cell office:value-type="float" office:value="13.597" table:style-name="ce8">
            <text:p>13.597</text:p>
          </table:table-cell>
          <table:table-cell office:value-type="float" office:value="14.561" table:style-name="ce8">
            <text:p>14.561</text:p>
          </table:table-cell>
          <table:table-cell office:value-type="float" office:value="0.42799999999999999" table:style-name="ce8">
            <text:p>0.428</text:p>
          </table:table-cell>
          <table:table-cell office:value-type="float" office:value="20.236000000000001" table:style-name="ce8">
            <text:p>20.236</text:p>
          </table:table-cell>
          <table:table-cell office:value-type="float" office:value="2.7839999999999998" table:style-name="ce8">
            <text:p>2.784</text:p>
          </table:table-cell>
          <table:table-cell office:value-type="float" office:value="1.3919999999999999" table:style-name="ce8">
            <text:p>1.392</text:p>
          </table:table-cell>
          <table:table-cell office:value-type="float" office:value="14.24" table:style-name="ce8">
            <text:p>14.24</text:p>
          </table:table-cell>
          <table:table-cell office:value-type="float" office:value="10.385" table:style-name="ce8">
            <text:p>10.385</text:p>
          </table:table-cell>
          <table:table-cell office:value-type="float" office:value="1.6060000000000001" table:style-name="ce8">
            <text:p>1.606</text:p>
          </table:table-cell>
          <table:table-cell office:value-type="float" office:value="3.5329999999999999" table:style-name="ce8">
            <text:p>3.533</text:p>
          </table:table-cell>
          <table:table-cell office:value-type="float" office:value="4.6040000000000001" table:style-name="ce8">
            <text:p>4.604</text:p>
          </table:table-cell>
          <table:table-cell office:value-type="float" office:value="2.141" table:style-name="ce8">
            <text:p>2.141</text:p>
          </table:table-cell>
          <table:table-cell office:value-type="float" office:value="4.7110000000000003" table:style-name="ce8">
            <text:p>4.711</text:p>
          </table:table-cell>
          <table:table-cell office:value-type="float" office:value="20.664000000000001" table:style-name="ce8">
            <text:p>20.664</text:p>
          </table:table-cell>
          <table:table-cell office:value-type="float" office:value="16.381" table:style-name="ce8">
            <text:p>16.381</text:p>
          </table:table-cell>
          <table:table-cell office:value-type="float" office:value="20.45" table:style-name="ce8">
            <text:p>20.45</text:p>
          </table:table-cell>
          <table:table-cell office:value-type="float" office:value="9.6359999999999992" table:style-name="ce8">
            <text:p>9.636</text:p>
          </table:table-cell>
          <table:table-cell office:value-type="float" office:value="12.287000000000001" table:style-name="ce8">
            <text:p>12.287</text:p>
          </table:table-cell>
          <table:table-cell office:value-type="string" table:style-name="ce8">
            <text:p>11.628</text:p>
          </table:table-cell>
          <table:table-cell office:value-type="string" table:style-name="ce8">
            <text:p>4.529</text:p>
          </table:table-cell>
          <table:table-cell office:value-type="string" table:style-name="ce8">
            <text:p>28.641</text:p>
          </table:table-cell>
          <table:table-cell office:value-type="string" table:style-name="ce8">
            <text:p>33.415</text:p>
          </table:table-cell>
          <table:table-cell office:value-type="string" table:style-name="ce8">
            <text:p>0.367</text:p>
          </table:table-cell>
          <table:table-cell office:value-type="string" table:style-name="ce8">
            <text:p>39.412</text:p>
          </table:table-cell>
          <table:table-cell office:value-type="string" table:style-name="ce8">
            <text:p>42.84</text:p>
          </table:table-cell>
          <table:table-cell office:value-type="string" table:style-name="ce8">
            <text:p>22.521</text:p>
          </table:table-cell>
          <table:table-cell office:value-type="string" table:style-name="ce8">
            <text:p>43.574</text:p>
          </table:table-cell>
          <table:table-cell office:value-type="string" table:style-name="ce8">
            <text:p>38.923</text:p>
          </table:table-cell>
          <table:table-cell office:value-type="string" table:style-name="ce8">
            <text:p>24.48</text:p>
          </table:table-cell>
          <table:table-cell office:value-type="string" table:style-name="ce8">
            <text:p>2.326</text:p>
          </table:table-cell>
          <table:table-cell office:value-type="string" table:style-name="ce8">
            <text:p>3.182</text:p>
          </table:table-cell>
          <table:table-cell office:value-type="string" table:style-name="ce8">
            <text:p>11.75</text:p>
          </table:table-cell>
          <table:table-cell office:value-type="string" table:style-name="ce8">
            <text:p>12.118</text:p>
          </table:table-cell>
          <table:table-cell office:value-type="string" table:style-name="ce8">
            <text:p>16.279</text:p>
          </table:table-cell>
          <table:table-cell office:value-type="string" table:style-name="ce8">
            <text:p>4.896</text:p>
          </table:table-cell>
          <table:table-cell office:value-type="string" table:style-name="ce8">
            <text:p>41.299</text:p>
          </table:table-cell>
          <table:table-cell office:value-type="string" table:style-name="ce8">
            <text:p>7.843</text:p>
          </table:table-cell>
          <table:table-cell office:value-type="string" table:style-name="ce8">
            <text:p>35.049</text:p>
          </table:table-cell>
          <table:table-cell office:value-type="string" table:style-name="ce8">
            <text:p>31.495</text:p>
          </table:table-cell>
          <table:table-cell office:value-type="string" table:style-name="ce8">
            <text:p>6.127</text:p>
          </table:table-cell>
          <table:table-cell office:value-type="string" table:style-name="ce8">
            <text:p>0.858</text:p>
          </table:table-cell>
          <table:table-cell office:value-type="string" table:style-name="ce8">
            <text:p>0.613</text:p>
          </table:table-cell>
          <table:table-cell office:value-type="string" table:style-name="ce8">
            <text:p>0.613</text:p>
          </table:table-cell>
          <table:table-cell office:value-type="string" table:style-name="ce8">
            <text:p>0.613</text:p>
          </table:table-cell>
          <table:table-cell office:value-type="string" table:style-name="ce8">
            <text:p>0.368</text:p>
          </table:table-cell>
          <table:table-cell office:value-type="string" table:style-name="ce8">
            <text:p>2.451</text:p>
          </table:table-cell>
          <table:table-cell office:value-type="string" table:style-name="ce8">
            <text:p>9.926</text:p>
          </table:table-cell>
          <table:table-cell office:value-type="string" table:style-name="ce8">
            <text:p>37.699</text:p>
          </table:table-cell>
          <table:table-cell office:value-type="string" table:style-name="ce8">
            <text:p>11.706</text:p>
          </table:table-cell>
          <table:table-cell office:value-type="string" table:style-name="ce8">
            <text:p>34.756</text:p>
          </table:table-cell>
          <table:table-cell office:value-type="string" table:style-name="ce8">
            <text:p>67.766</text:p>
          </table:table-cell>
          <table:table-cell office:value-type="string" table:style-name="ce8">
            <text:p>37.338</text:p>
          </table:table-cell>
          <table:table-cell office:value-type="float" office:value="58.24" table:style-name="ce8">
            <text:p>58.24</text:p>
          </table:table-cell>
          <table:table-cell office:value-type="float" office:value="65.981999999999999" table:style-name="ce8">
            <text:p>65.982</text:p>
          </table:table-cell>
          <table:table-cell office:value-type="float" office:value="57.316000000000003" table:style-name="ce8">
            <text:p>57.316</text:p>
          </table:table-cell>
          <table:table-cell office:value-type="float" office:value="47.017000000000003" table:style-name="ce8">
            <text:p>47.017</text:p>
          </table:table-cell>
          <table:table-cell office:value-type="float" office:value="66.501999999999995" table:style-name="ce8">
            <text:p>66.502</text:p>
          </table:table-cell>
          <table:table-cell office:value-type="float" office:value="67.087000000000003" table:style-name="ce8">
            <text:p>67.087</text:p>
          </table:table-cell>
          <table:table-cell office:value-type="float" office:value="6.0750000000000002" table:style-name="ce8">
            <text:p>6.075</text:p>
          </table:table-cell>
          <table:table-cell office:value-type="float" office:value="72.718000000000004" table:style-name="ce8">
            <text:p>72.718</text:p>
          </table:table-cell>
          <table:table-cell table:number-columns-repeated="16238"/>
        </table:table-row>
        <table:table-row table:style-name="ro11">
          <table:table-cell office:value-type="string" table:style-name="ce3">
            <text:p>H8B: Which of the following categories best reflects the type of work you do in your main job?</text:p>
          </table:table-cell>
          <table:table-cell office:value-type="string" table:style-name="ce3">
            <text:p>Debt Management</text:p>
          </table:table-cell>
          <table:table-cell office:value-type="float" office:value="4899" table:style-name="ce8">
            <text:p>4899</text:p>
          </table:table-cell>
          <table:table-cell office:value-type="float" office:value="56.384" table:style-name="ce8">
            <text:p>56.384</text:p>
          </table:table-cell>
          <table:table-cell office:value-type="float" office:value="64.444000000000003" table:style-name="ce8">
            <text:p>64.444</text:p>
          </table:table-cell>
          <table:table-cell office:value-type="float" office:value="82.894000000000005" table:style-name="ce8">
            <text:p>82.894</text:p>
          </table:table-cell>
          <table:table-cell office:value-type="float" office:value="69.665000000000006" table:style-name="ce8">
            <text:p>69.665</text:p>
          </table:table-cell>
          <table:table-cell office:value-type="float" office:value="81.02" table:style-name="ce8">
            <text:p>81.02</text:p>
          </table:table-cell>
          <table:table-cell office:value-type="float" office:value="54.216999999999999" table:style-name="ce8">
            <text:p>54.217</text:p>
          </table:table-cell>
          <table:table-cell office:value-type="float" office:value="74.564999999999998" table:style-name="ce8">
            <text:p>74.565</text:p>
          </table:table-cell>
          <table:table-cell office:value-type="float" office:value="72.88" table:style-name="ce8">
            <text:p>72.88</text:p>
          </table:table-cell>
          <table:table-cell office:value-type="float" office:value="20.827000000000002" table:style-name="ce8">
            <text:p>20.827</text:p>
          </table:table-cell>
          <table:table-cell office:value-type="float" office:value="47.142000000000003" table:style-name="ce8">
            <text:p>47.142</text:p>
          </table:table-cell>
          <table:table-cell office:value-type="float" office:value="30.887" table:style-name="ce8">
            <text:p>30.887</text:p>
          </table:table-cell>
          <table:table-cell office:value-type="float" office:value="68.808000000000007" table:style-name="ce8">
            <text:p>68.808</text:p>
          </table:table-cell>
          <table:table-cell office:value-type="float" office:value="78.725999999999999" table:style-name="ce8">
            <text:p>78.726</text:p>
          </table:table-cell>
          <table:table-cell office:value-type="float" office:value="77.671000000000006" table:style-name="ce8">
            <text:p>77.671</text:p>
          </table:table-cell>
          <table:table-cell office:value-type="float" office:value="67.206000000000003" table:style-name="ce8">
            <text:p>67.206</text:p>
          </table:table-cell>
          <table:table-cell office:value-type="float" office:value="42.063000000000002" table:style-name="ce8">
            <text:p>42.063</text:p>
          </table:table-cell>
          <table:table-cell office:value-type="float" office:value="56.451999999999998" table:style-name="ce8">
            <text:p>56.452</text:p>
          </table:table-cell>
          <table:table-cell office:value-type="float" office:value="81.751000000000005" table:style-name="ce8">
            <text:p>81.751</text:p>
          </table:table-cell>
          <table:table-cell office:value-type="float" office:value="84.037999999999997" table:style-name="ce8">
            <text:p>84.038</text:p>
          </table:table-cell>
          <table:table-cell office:value-type="float" office:value="71.813999999999993" table:style-name="ce8">
            <text:p>71.814</text:p>
          </table:table-cell>
          <table:table-cell office:value-type="float" office:value="83.114999999999995" table:style-name="ce8">
            <text:p>83.115</text:p>
          </table:table-cell>
          <table:table-cell office:value-type="float" office:value="76.304000000000002" table:style-name="ce8">
            <text:p>76.304</text:p>
          </table:table-cell>
          <table:table-cell office:value-type="float" office:value="68.23" table:style-name="ce8">
            <text:p>68.23</text:p>
          </table:table-cell>
          <table:table-cell office:value-type="float" office:value="74.31" table:style-name="ce8">
            <text:p>74.31</text:p>
          </table:table-cell>
          <table:table-cell office:value-type="float" office:value="78.513000000000005" table:style-name="ce8">
            <text:p>78.513</text:p>
          </table:table-cell>
          <table:table-cell office:value-type="float" office:value="67.221000000000004" table:style-name="ce8">
            <text:p>67.221</text:p>
          </table:table-cell>
          <table:table-cell office:value-type="float" office:value="64.644999999999996" table:style-name="ce8">
            <text:p>64.645</text:p>
          </table:table-cell>
          <table:table-cell office:value-type="float" office:value="66.106999999999999" table:style-name="ce8">
            <text:p>66.107</text:p>
          </table:table-cell>
          <table:table-cell office:value-type="float" office:value="46.311" table:style-name="ce8">
            <text:p>46.311</text:p>
          </table:table-cell>
          <table:table-cell office:value-type="float" office:value="88.954999999999998" table:style-name="ce8">
            <text:p>88.955</text:p>
          </table:table-cell>
          <table:table-cell office:value-type="float" office:value="83.61" table:style-name="ce8">
            <text:p>83.61</text:p>
          </table:table-cell>
          <table:table-cell office:value-type="float" office:value="70.504000000000005" table:style-name="ce8">
            <text:p>70.504</text:p>
          </table:table-cell>
          <table:table-cell office:value-type="float" office:value="69.319999999999993" table:style-name="ce8">
            <text:p>69.32</text:p>
          </table:table-cell>
          <table:table-cell office:value-type="float" office:value="51.256999999999998" table:style-name="ce8">
            <text:p>51.257</text:p>
          </table:table-cell>
          <table:table-cell office:value-type="float" office:value="55.585000000000001" table:style-name="ce8">
            <text:p>55.585</text:p>
          </table:table-cell>
          <table:table-cell office:value-type="float" office:value="40.744" table:style-name="ce8">
            <text:p>40.744</text:p>
          </table:table-cell>
          <table:table-cell office:value-type="float" office:value="77.34" table:style-name="ce8">
            <text:p>77.34</text:p>
          </table:table-cell>
          <table:table-cell office:value-type="float" office:value="85.465999999999994" table:style-name="ce8">
            <text:p>85.466</text:p>
          </table:table-cell>
          <table:table-cell office:value-type="float" office:value="59.287999999999997" table:style-name="ce8">
            <text:p>59.288</text:p>
          </table:table-cell>
          <table:table-cell office:value-type="float" office:value="76.23" table:style-name="ce8">
            <text:p>76.23</text:p>
          </table:table-cell>
          <table:table-cell office:value-type="float" office:value="64.474000000000004" table:style-name="ce8">
            <text:p>64.474</text:p>
          </table:table-cell>
          <table:table-cell office:value-type="float" office:value="75.153000000000006" table:style-name="ce8">
            <text:p>75.153</text:p>
          </table:table-cell>
          <table:table-cell office:value-type="float" office:value="79.864999999999995" table:style-name="ce8">
            <text:p>79.865</text:p>
          </table:table-cell>
          <table:table-cell office:value-type="float" office:value="69.807000000000002" table:style-name="ce8">
            <text:p>69.807</text:p>
          </table:table-cell>
          <table:table-cell office:value-type="float" office:value="72.022000000000006" table:style-name="ce8">
            <text:p>72.022</text:p>
          </table:table-cell>
          <table:table-cell office:value-type="float" office:value="76.078000000000003" table:style-name="ce8">
            <text:p>76.078</text:p>
          </table:table-cell>
          <table:table-cell office:value-type="float" office:value="17.268999999999998" table:style-name="ce8">
            <text:p>17.269</text:p>
          </table:table-cell>
          <table:table-cell office:value-type="float" office:value="30.213000000000001" table:style-name="ce8">
            <text:p>30.213</text:p>
          </table:table-cell>
          <table:table-cell office:value-type="float" office:value="15.012" table:style-name="ce8">
            <text:p>15.012</text:p>
          </table:table-cell>
          <table:table-cell office:value-type="float" office:value="61.707999999999998" table:style-name="ce8">
            <text:p>61.708</text:p>
          </table:table-cell>
          <table:table-cell office:value-type="float" office:value="56.206000000000003" table:style-name="ce8">
            <text:p>56.206</text:p>
          </table:table-cell>
          <table:table-cell office:value-type="float" office:value="51.259" table:style-name="ce8">
            <text:p>51.259</text:p>
          </table:table-cell>
          <table:table-cell office:value-type="float" office:value="46.930999999999997" table:style-name="ce8">
            <text:p>46.931</text:p>
          </table:table-cell>
          <table:table-cell office:value-type="float" office:value="38.838999999999999" table:style-name="ce8">
            <text:p>38.839</text:p>
          </table:table-cell>
          <table:table-cell office:value-type="float" office:value="33.340000000000003" table:style-name="ce8">
            <text:p>33.34</text:p>
          </table:table-cell>
          <table:table-cell office:value-type="float" office:value="61.173000000000002" table:style-name="ce8">
            <text:p>61.173</text:p>
          </table:table-cell>
          <table:table-cell office:value-type="float" office:value="30.510999999999999" table:style-name="ce8">
            <text:p>30.511</text:p>
          </table:table-cell>
          <table:table-cell office:value-type="float" office:value="44.350999999999999" table:style-name="ce8">
            <text:p>44.351</text:p>
          </table:table-cell>
          <table:table-cell office:value-type="float" office:value="49.274999999999999" table:style-name="ce8">
            <text:p>49.275</text:p>
          </table:table-cell>
          <table:table-cell office:value-type="float" office:value="48.435000000000002" table:style-name="ce8">
            <text:p>48.435</text:p>
          </table:table-cell>
          <table:table-cell office:value-type="float" office:value="44.165999999999997" table:style-name="ce8">
            <text:p>44.166</text:p>
          </table:table-cell>
          <table:table-cell office:value-type="float" office:value="46.609000000000002" table:style-name="ce8">
            <text:p>46.609</text:p>
          </table:table-cell>
          <table:table-cell office:value-type="float" office:value="45.085000000000001" table:style-name="ce8">
            <text:p>45.085</text:p>
          </table:table-cell>
          <table:table-cell office:value-type="float" office:value="40.249000000000002" table:style-name="ce8">
            <text:p>40.249</text:p>
          </table:table-cell>
          <table:table-cell office:value-type="float" office:value="32.85" table:style-name="ce8">
            <text:p>32.85</text:p>
          </table:table-cell>
          <table:table-cell office:value-type="float" office:value="86.578000000000003" table:style-name="ce8">
            <text:p>86.578</text:p>
          </table:table-cell>
          <table:table-cell office:value-type="float" office:value="57.335999999999999" table:style-name="ce8">
            <text:p>57.336</text:p>
          </table:table-cell>
          <table:table-cell office:value-type="float" office:value="68.599000000000004" table:style-name="ce8">
            <text:p>68.599</text:p>
          </table:table-cell>
          <table:table-cell office:value-type="float" office:value="65.335999999999999" table:style-name="ce8">
            <text:p>65.336</text:p>
          </table:table-cell>
          <table:table-cell office:value-type="float" office:value="78.406999999999996" table:style-name="ce8">
            <text:p>78.407</text:p>
          </table:table-cell>
          <table:table-cell office:value-type="float" office:value="64.881" table:style-name="ce8">
            <text:p>64.881</text:p>
          </table:table-cell>
          <table:table-cell office:value-type="float" office:value="62.649000000000001" table:style-name="ce8">
            <text:p>62.649</text:p>
          </table:table-cell>
          <table:table-cell office:value-type="float" office:value="10.488" table:style-name="ce8">
            <text:p>10.488</text:p>
          </table:table-cell>
          <table:table-cell office:value-type="float" office:value="11.041" table:style-name="ce8">
            <text:p>11.041</text:p>
          </table:table-cell>
          <table:table-cell office:value-type="float" office:value="22.859000000000002" table:style-name="ce8">
            <text:p>22.859</text:p>
          </table:table-cell>
          <table:table-cell office:value-type="float" office:value="55.612000000000002" table:style-name="ce8">
            <text:p>55.612</text:p>
          </table:table-cell>
          <table:table-cell office:value-type="float" office:value="92.472999999999999" table:style-name="ce8">
            <text:p>92.473</text:p>
          </table:table-cell>
          <table:table-cell office:value-type="float" office:value="72.95" table:style-name="ce8">
            <text:p>72.95</text:p>
          </table:table-cell>
          <table:table-cell office:value-type="float" office:value="70.271000000000001" table:style-name="ce8">
            <text:p>70.271</text:p>
          </table:table-cell>
          <table:table-cell office:value-type="float" office:value="11.699" table:style-name="ce8">
            <text:p>11.699</text:p>
          </table:table-cell>
          <table:table-cell office:value-type="float" office:value="14.536" table:style-name="ce8">
            <text:p>14.536</text:p>
          </table:table-cell>
          <table:table-cell office:value-type="float" office:value="15.762" table:style-name="ce8">
            <text:p>15.762</text:p>
          </table:table-cell>
          <table:table-cell office:value-type="float" office:value="16.286999999999999" table:style-name="ce8">
            <text:p>16.287</text:p>
          </table:table-cell>
          <table:table-cell office:value-type="float" office:value="14.361000000000001" table:style-name="ce8">
            <text:p>14.361</text:p>
          </table:table-cell>
          <table:table-cell office:value-type="float" office:value="10.507999999999999" table:style-name="ce8">
            <text:p>10.508</text:p>
          </table:table-cell>
          <table:table-cell office:value-type="float" office:value="0" table:style-name="ce8">
            <text:p>0</text:p>
          </table:table-cell>
          <table:table-cell office:value-type="float" office:value="13.135" table:style-name="ce8">
            <text:p>13.135</text:p>
          </table:table-cell>
          <table:table-cell office:value-type="float" office:value="2.802" table:style-name="ce8">
            <text:p>2.802</text:p>
          </table:table-cell>
          <table:table-cell office:value-type="float" office:value="0.876" table:style-name="ce8">
            <text:p>0.876</text:p>
          </table:table-cell>
          <table:table-cell office:value-type="float" office:value="21.015999999999998" table:style-name="ce8">
            <text:p>21.016</text:p>
          </table:table-cell>
          <table:table-cell office:value-type="float" office:value="8.2309999999999999" table:style-name="ce8">
            <text:p>8.231</text:p>
          </table:table-cell>
          <table:table-cell office:value-type="float" office:value="1.5760000000000001" table:style-name="ce8">
            <text:p>1.576</text:p>
          </table:table-cell>
          <table:table-cell office:value-type="float" office:value="4.7290000000000001" table:style-name="ce8">
            <text:p>4.729</text:p>
          </table:table-cell>
          <table:table-cell office:value-type="float" office:value="2.1019999999999999" table:style-name="ce8">
            <text:p>2.102</text:p>
          </table:table-cell>
          <table:table-cell office:value-type="float" office:value="2.1019999999999999" table:style-name="ce8">
            <text:p>2.102</text:p>
          </table:table-cell>
          <table:table-cell office:value-type="float" office:value="3.6779999999999999" table:style-name="ce8">
            <text:p>3.678</text:p>
          </table:table-cell>
          <table:table-cell office:value-type="float" office:value="21.015999999999998" table:style-name="ce8">
            <text:p>21.016</text:p>
          </table:table-cell>
          <table:table-cell office:value-type="float" office:value="22.591999999999999" table:style-name="ce8">
            <text:p>22.592</text:p>
          </table:table-cell>
          <table:table-cell office:value-type="float" office:value="18.388999999999999" table:style-name="ce8">
            <text:p>18.389</text:p>
          </table:table-cell>
          <table:table-cell office:value-type="float" office:value="9.1069999999999993" table:style-name="ce8">
            <text:p>9.107</text:p>
          </table:table-cell>
          <table:table-cell office:value-type="float" office:value="10.151" table:style-name="ce8">
            <text:p>10.151</text:p>
          </table:table-cell>
          <table:table-cell office:value-type="string" table:style-name="ce8">
            <text:p>11.089</text:p>
          </table:table-cell>
          <table:table-cell office:value-type="string" table:style-name="ce8">
            <text:p>5.444</text:p>
          </table:table-cell>
          <table:table-cell office:value-type="string" table:style-name="ce8">
            <text:p>30.04</text:p>
          </table:table-cell>
          <table:table-cell office:value-type="string" table:style-name="ce8">
            <text:p>35.081</text:p>
          </table:table-cell>
          <table:table-cell office:value-type="string" table:style-name="ce8">
            <text:p>0.403</text:p>
          </table:table-cell>
          <table:table-cell office:value-type="string" table:style-name="ce8">
            <text:p>39.516</text:p>
          </table:table-cell>
          <table:table-cell office:value-type="string" table:style-name="ce8">
            <text:p>38.911</text:p>
          </table:table-cell>
          <table:table-cell office:value-type="string" table:style-name="ce8">
            <text:p>16.129</text:p>
          </table:table-cell>
          <table:table-cell office:value-type="string" table:style-name="ce8">
            <text:p>41.129</text:p>
          </table:table-cell>
          <table:table-cell office:value-type="string" table:style-name="ce8">
            <text:p>32.258</text:p>
          </table:table-cell>
          <table:table-cell office:value-type="string" table:style-name="ce8">
            <text:p>16.129</text:p>
          </table:table-cell>
          <table:table-cell office:value-type="string" table:style-name="ce8">
            <text:p>5.242</text:p>
          </table:table-cell>
          <table:table-cell office:value-type="string" table:style-name="ce8">
            <text:p>5.04</text:p>
          </table:table-cell>
          <table:table-cell office:value-type="string" table:style-name="ce8">
            <text:p>11.089</text:p>
          </table:table-cell>
          <table:table-cell office:value-type="string" table:style-name="ce8">
            <text:p>15.726</text:p>
          </table:table-cell>
          <table:table-cell office:value-type="string" table:style-name="ce8">
            <text:p>16.734</text:p>
          </table:table-cell>
          <table:table-cell office:value-type="string" table:style-name="ce8">
            <text:p>3.831</text:p>
          </table:table-cell>
          <table:table-cell office:value-type="string" table:style-name="ce8">
            <text:p>42.828</text:p>
          </table:table-cell>
          <table:table-cell office:value-type="string" table:style-name="ce8">
            <text:p>4.242</text:p>
          </table:table-cell>
          <table:table-cell office:value-type="string" table:style-name="ce8">
            <text:p>33.737</text:p>
          </table:table-cell>
          <table:table-cell office:value-type="string" table:style-name="ce8">
            <text:p>27.879</text:p>
          </table:table-cell>
          <table:table-cell office:value-type="string" table:style-name="ce8">
            <text:p>4.444</text:p>
          </table:table-cell>
          <table:table-cell office:value-type="string" table:style-name="ce8">
            <text:p>0.606</text:p>
          </table:table-cell>
          <table:table-cell office:value-type="string" table:style-name="ce8">
            <text:p>0.404</text:p>
          </table:table-cell>
          <table:table-cell office:value-type="string" table:style-name="ce8">
            <text:p>0.606</text:p>
          </table:table-cell>
          <table:table-cell office:value-type="string" table:style-name="ce8">
            <text:p>2.02</text:p>
          </table:table-cell>
          <table:table-cell office:value-type="string" table:style-name="ce8">
            <text:p>1.414</text:p>
          </table:table-cell>
          <table:table-cell office:value-type="string" table:style-name="ce8">
            <text:p>2.222</text:p>
          </table:table-cell>
          <table:table-cell office:value-type="string" table:style-name="ce8">
            <text:p>9.495</text:p>
          </table:table-cell>
          <table:table-cell office:value-type="string" table:style-name="ce8">
            <text:p>46.856</text:p>
          </table:table-cell>
          <table:table-cell office:value-type="string" table:style-name="ce8">
            <text:p>16.598</text:p>
          </table:table-cell>
          <table:table-cell office:value-type="string" table:style-name="ce8">
            <text:p>48.269</text:p>
          </table:table-cell>
          <table:table-cell office:value-type="string" table:style-name="ce8">
            <text:p>61.414</text:p>
          </table:table-cell>
          <table:table-cell office:value-type="string" table:style-name="ce8">
            <text:p>37.229</text:p>
          </table:table-cell>
          <table:table-cell office:value-type="float" office:value="52.933999999999997" table:style-name="ce8">
            <text:p>52.934</text:p>
          </table:table-cell>
          <table:table-cell office:value-type="float" office:value="59.908999999999999" table:style-name="ce8">
            <text:p>59.909</text:p>
          </table:table-cell>
          <table:table-cell office:value-type="float" office:value="51.271000000000001" table:style-name="ce8">
            <text:p>51.271</text:p>
          </table:table-cell>
          <table:table-cell office:value-type="float" office:value="40.981999999999999" table:style-name="ce8">
            <text:p>40.982</text:p>
          </table:table-cell>
          <table:table-cell office:value-type="float" office:value="61.075000000000003" table:style-name="ce8">
            <text:p>61.075</text:p>
          </table:table-cell>
          <table:table-cell office:value-type="float" office:value="62.018000000000001" table:style-name="ce8">
            <text:p>62.018</text:p>
          </table:table-cell>
          <table:table-cell office:value-type="float" office:value="7.5510000000000002" table:style-name="ce8">
            <text:p>7.551</text:p>
          </table:table-cell>
          <table:table-cell office:value-type="float" office:value="73.215999999999994" table:style-name="ce8">
            <text:p>73.216</text:p>
          </table:table-cell>
          <table:table-cell table:number-columns-repeated="16238"/>
        </table:table-row>
        <table:table-row table:style-name="ro11">
          <table:table-cell office:value-type="string" table:style-name="ce3">
            <text:p>H8B: Which of the following categories best reflects the type of work you do in your main job?</text:p>
          </table:table-cell>
          <table:table-cell office:value-type="string" table:style-name="ce3">
            <text:p>Digital, Data and Technology</text:p>
          </table:table-cell>
          <table:table-cell office:value-type="float" office:value="14540" table:style-name="ce8">
            <text:p>14540</text:p>
          </table:table-cell>
          <table:table-cell office:value-type="float" office:value="65.804000000000002" table:style-name="ce8">
            <text:p>65.804</text:p>
          </table:table-cell>
          <table:table-cell office:value-type="float" office:value="81.611000000000004" table:style-name="ce8">
            <text:p>81.611</text:p>
          </table:table-cell>
          <table:table-cell office:value-type="float" office:value="80.974000000000004" table:style-name="ce8">
            <text:p>80.974</text:p>
          </table:table-cell>
          <table:table-cell office:value-type="float" office:value="74.435000000000002" table:style-name="ce8">
            <text:p>74.435</text:p>
          </table:table-cell>
          <table:table-cell office:value-type="float" office:value="87.144000000000005" table:style-name="ce8">
            <text:p>87.144</text:p>
          </table:table-cell>
          <table:table-cell office:value-type="float" office:value="57.640999999999998" table:style-name="ce8">
            <text:p>57.641</text:p>
          </table:table-cell>
          <table:table-cell office:value-type="float" office:value="82.885999999999996" table:style-name="ce8">
            <text:p>82.886</text:p>
          </table:table-cell>
          <table:table-cell office:value-type="float" office:value="74.105000000000004" table:style-name="ce8">
            <text:p>74.105</text:p>
          </table:table-cell>
          <table:table-cell office:value-type="float" office:value="39.901000000000003" table:style-name="ce8">
            <text:p>39.901</text:p>
          </table:table-cell>
          <table:table-cell office:value-type="float" office:value="56.738" table:style-name="ce8">
            <text:p>56.738</text:p>
          </table:table-cell>
          <table:table-cell office:value-type="float" office:value="25.574000000000002" table:style-name="ce8">
            <text:p>25.574</text:p>
          </table:table-cell>
          <table:table-cell office:value-type="float" office:value="74.382000000000005" table:style-name="ce8">
            <text:p>74.382</text:p>
          </table:table-cell>
          <table:table-cell office:value-type="float" office:value="91.537000000000006" table:style-name="ce8">
            <text:p>91.537</text:p>
          </table:table-cell>
          <table:table-cell office:value-type="float" office:value="85.713999999999999" table:style-name="ce8">
            <text:p>85.714</text:p>
          </table:table-cell>
          <table:table-cell office:value-type="float" office:value="80.606999999999999" table:style-name="ce8">
            <text:p>80.607</text:p>
          </table:table-cell>
          <table:table-cell office:value-type="float" office:value="66.156999999999996" table:style-name="ce8">
            <text:p>66.157</text:p>
          </table:table-cell>
          <table:table-cell office:value-type="float" office:value="83.995000000000005" table:style-name="ce8">
            <text:p>83.995</text:p>
          </table:table-cell>
          <table:table-cell office:value-type="float" office:value="78.739999999999995" table:style-name="ce8">
            <text:p>78.74</text:p>
          </table:table-cell>
          <table:table-cell office:value-type="float" office:value="83.212999999999994" table:style-name="ce8">
            <text:p>83.213</text:p>
          </table:table-cell>
          <table:table-cell office:value-type="float" office:value="76.953000000000003" table:style-name="ce8">
            <text:p>76.953</text:p>
          </table:table-cell>
          <table:table-cell office:value-type="float" office:value="90.301000000000002" table:style-name="ce8">
            <text:p>90.301</text:p>
          </table:table-cell>
          <table:table-cell office:value-type="float" office:value="87.554000000000002" table:style-name="ce8">
            <text:p>87.554</text:p>
          </table:table-cell>
          <table:table-cell office:value-type="float" office:value="69.456000000000003" table:style-name="ce8">
            <text:p>69.456</text:p>
          </table:table-cell>
          <table:table-cell office:value-type="float" office:value="81.974999999999994" table:style-name="ce8">
            <text:p>81.975</text:p>
          </table:table-cell>
          <table:table-cell office:value-type="float" office:value="83.992999999999995" table:style-name="ce8">
            <text:p>83.993</text:p>
          </table:table-cell>
          <table:table-cell office:value-type="float" office:value="70.415999999999997" table:style-name="ce8">
            <text:p>70.416</text:p>
          </table:table-cell>
          <table:table-cell office:value-type="float" office:value="67.177000000000007" table:style-name="ce8">
            <text:p>67.177</text:p>
          </table:table-cell>
          <table:table-cell office:value-type="float" office:value="72.16" table:style-name="ce8">
            <text:p>72.16</text:p>
          </table:table-cell>
          <table:table-cell office:value-type="float" office:value="44.207000000000001" table:style-name="ce8">
            <text:p>44.207</text:p>
          </table:table-cell>
          <table:table-cell office:value-type="float" office:value="89.209000000000003" table:style-name="ce8">
            <text:p>89.209</text:p>
          </table:table-cell>
          <table:table-cell office:value-type="float" office:value="88.527000000000001" table:style-name="ce8">
            <text:p>88.527</text:p>
          </table:table-cell>
          <table:table-cell office:value-type="float" office:value="83.700999999999993" table:style-name="ce8">
            <text:p>83.701</text:p>
          </table:table-cell>
          <table:table-cell office:value-type="float" office:value="66.400000000000006" table:style-name="ce8">
            <text:p>66.4</text:p>
          </table:table-cell>
          <table:table-cell office:value-type="float" office:value="53.497" table:style-name="ce8">
            <text:p>53.497</text:p>
          </table:table-cell>
          <table:table-cell office:value-type="float" office:value="56.112000000000002" table:style-name="ce8">
            <text:p>56.112</text:p>
          </table:table-cell>
          <table:table-cell office:value-type="float" office:value="54.442" table:style-name="ce8">
            <text:p>54.442</text:p>
          </table:table-cell>
          <table:table-cell office:value-type="float" office:value="85.742999999999995" table:style-name="ce8">
            <text:p>85.743</text:p>
          </table:table-cell>
          <table:table-cell office:value-type="float" office:value="88.656000000000006" table:style-name="ce8">
            <text:p>88.656</text:p>
          </table:table-cell>
          <table:table-cell office:value-type="float" office:value="74.971999999999994" table:style-name="ce8">
            <text:p>74.972</text:p>
          </table:table-cell>
          <table:table-cell office:value-type="float" office:value="82.15" table:style-name="ce8">
            <text:p>82.15</text:p>
          </table:table-cell>
          <table:table-cell office:value-type="float" office:value="70.403000000000006" table:style-name="ce8">
            <text:p>70.403</text:p>
          </table:table-cell>
          <table:table-cell office:value-type="float" office:value="74.591999999999999" table:style-name="ce8">
            <text:p>74.592</text:p>
          </table:table-cell>
          <table:table-cell office:value-type="float" office:value="86.6" table:style-name="ce8">
            <text:p>86.6</text:p>
          </table:table-cell>
          <table:table-cell office:value-type="float" office:value="73.637" table:style-name="ce8">
            <text:p>73.637</text:p>
          </table:table-cell>
          <table:table-cell office:value-type="float" office:value="65.373000000000005" table:style-name="ce8">
            <text:p>65.373</text:p>
          </table:table-cell>
          <table:table-cell office:value-type="float" office:value="73.997" table:style-name="ce8">
            <text:p>73.997</text:p>
          </table:table-cell>
          <table:table-cell office:value-type="float" office:value="41.375999999999998" table:style-name="ce8">
            <text:p>41.376</text:p>
          </table:table-cell>
          <table:table-cell office:value-type="float" office:value="46.389000000000003" table:style-name="ce8">
            <text:p>46.389</text:p>
          </table:table-cell>
          <table:table-cell office:value-type="float" office:value="31.902000000000001" table:style-name="ce8">
            <text:p>31.902</text:p>
          </table:table-cell>
          <table:table-cell office:value-type="float" office:value="72.207999999999998" table:style-name="ce8">
            <text:p>72.208</text:p>
          </table:table-cell>
          <table:table-cell office:value-type="float" office:value="66.305999999999997" table:style-name="ce8">
            <text:p>66.306</text:p>
          </table:table-cell>
          <table:table-cell office:value-type="float" office:value="57.537999999999997" table:style-name="ce8">
            <text:p>57.538</text:p>
          </table:table-cell>
          <table:table-cell office:value-type="float" office:value="58.597000000000001" table:style-name="ce8">
            <text:p>58.597</text:p>
          </table:table-cell>
          <table:table-cell office:value-type="float" office:value="41.073" table:style-name="ce8">
            <text:p>41.073</text:p>
          </table:table-cell>
          <table:table-cell office:value-type="float" office:value="43.627000000000002" table:style-name="ce8">
            <text:p>43.627</text:p>
          </table:table-cell>
          <table:table-cell office:value-type="float" office:value="70.308000000000007" table:style-name="ce8">
            <text:p>70.308</text:p>
          </table:table-cell>
          <table:table-cell office:value-type="float" office:value="44.783999999999999" table:style-name="ce8">
            <text:p>44.784</text:p>
          </table:table-cell>
          <table:table-cell office:value-type="float" office:value="56.082000000000001" table:style-name="ce8">
            <text:p>56.082</text:p>
          </table:table-cell>
          <table:table-cell office:value-type="float" office:value="66.296999999999997" table:style-name="ce8">
            <text:p>66.297</text:p>
          </table:table-cell>
          <table:table-cell office:value-type="float" office:value="66.653000000000006" table:style-name="ce8">
            <text:p>66.653</text:p>
          </table:table-cell>
          <table:table-cell office:value-type="float" office:value="54.999000000000002" table:style-name="ce8">
            <text:p>54.999</text:p>
          </table:table-cell>
          <table:table-cell office:value-type="float" office:value="58.222999999999999" table:style-name="ce8">
            <text:p>58.223</text:p>
          </table:table-cell>
          <table:table-cell office:value-type="float" office:value="55.118000000000002" table:style-name="ce8">
            <text:p>55.118</text:p>
          </table:table-cell>
          <table:table-cell office:value-type="float" office:value="52.286000000000001" table:style-name="ce8">
            <text:p>52.286</text:p>
          </table:table-cell>
          <table:table-cell office:value-type="float" office:value="36.512999999999998" table:style-name="ce8">
            <text:p>36.513</text:p>
          </table:table-cell>
          <table:table-cell office:value-type="float" office:value="91.900999999999996" table:style-name="ce8">
            <text:p>91.901</text:p>
          </table:table-cell>
          <table:table-cell office:value-type="float" office:value="78.641999999999996" table:style-name="ce8">
            <text:p>78.642</text:p>
          </table:table-cell>
          <table:table-cell office:value-type="float" office:value="72.587999999999994" table:style-name="ce8">
            <text:p>72.588</text:p>
          </table:table-cell>
          <table:table-cell office:value-type="float" office:value="72.429000000000002" table:style-name="ce8">
            <text:p>72.429</text:p>
          </table:table-cell>
          <table:table-cell office:value-type="float" office:value="82.396000000000001" table:style-name="ce8">
            <text:p>82.396</text:p>
          </table:table-cell>
          <table:table-cell office:value-type="float" office:value="59.91" table:style-name="ce8">
            <text:p>59.91</text:p>
          </table:table-cell>
          <table:table-cell office:value-type="float" office:value="74.153000000000006" table:style-name="ce8">
            <text:p>74.153</text:p>
          </table:table-cell>
          <table:table-cell office:value-type="float" office:value="4.7309999999999999" table:style-name="ce8">
            <text:p>4.731</text:p>
          </table:table-cell>
          <table:table-cell office:value-type="float" office:value="9.9529999999999994" table:style-name="ce8">
            <text:p>9.953</text:p>
          </table:table-cell>
          <table:table-cell office:value-type="float" office:value="32.683999999999997" table:style-name="ce8">
            <text:p>32.684</text:p>
          </table:table-cell>
          <table:table-cell office:value-type="float" office:value="52.631999999999998" table:style-name="ce8">
            <text:p>52.632</text:p>
          </table:table-cell>
          <table:table-cell office:value-type="float" office:value="90.034999999999997" table:style-name="ce8">
            <text:p>90.035</text:p>
          </table:table-cell>
          <table:table-cell office:value-type="float" office:value="64.644999999999996" table:style-name="ce8">
            <text:p>64.645</text:p>
          </table:table-cell>
          <table:table-cell office:value-type="float" office:value="74.393000000000001" table:style-name="ce8">
            <text:p>74.393</text:p>
          </table:table-cell>
          <table:table-cell office:value-type="float" office:value="8.1010000000000009" table:style-name="ce8">
            <text:p>8.101</text:p>
          </table:table-cell>
          <table:table-cell office:value-type="float" office:value="17.446999999999999" table:style-name="ce8">
            <text:p>17.447</text:p>
          </table:table-cell>
          <table:table-cell office:value-type="float" office:value="11.064" table:style-name="ce8">
            <text:p>11.064</text:p>
          </table:table-cell>
          <table:table-cell office:value-type="float" office:value="13.957000000000001" table:style-name="ce8">
            <text:p>13.957</text:p>
          </table:table-cell>
          <table:table-cell office:value-type="float" office:value="14.978999999999999" table:style-name="ce8">
            <text:p>14.979</text:p>
          </table:table-cell>
          <table:table-cell office:value-type="float" office:value="19.318999999999999" table:style-name="ce8">
            <text:p>19.319</text:p>
          </table:table-cell>
          <table:table-cell office:value-type="float" office:value="0.68100000000000005" table:style-name="ce8">
            <text:p>0.681</text:p>
          </table:table-cell>
          <table:table-cell office:value-type="float" office:value="29.106000000000002" table:style-name="ce8">
            <text:p>29.106</text:p>
          </table:table-cell>
          <table:table-cell office:value-type="float" office:value="4.4260000000000002" table:style-name="ce8">
            <text:p>4.426</text:p>
          </table:table-cell>
          <table:table-cell office:value-type="float" office:value="1.9570000000000001" table:style-name="ce8">
            <text:p>1.957</text:p>
          </table:table-cell>
          <table:table-cell office:value-type="float" office:value="11.574" table:style-name="ce8">
            <text:p>11.574</text:p>
          </table:table-cell>
          <table:table-cell office:value-type="float" office:value="13.702" table:style-name="ce8">
            <text:p>13.702</text:p>
          </table:table-cell>
          <table:table-cell office:value-type="float" office:value="0.93600000000000005" table:style-name="ce8">
            <text:p>0.936</text:p>
          </table:table-cell>
          <table:table-cell office:value-type="float" office:value="4" table:style-name="ce8">
            <text:p>4</text:p>
          </table:table-cell>
          <table:table-cell office:value-type="float" office:value="4.085" table:style-name="ce8">
            <text:p>4.085</text:p>
          </table:table-cell>
          <table:table-cell office:value-type="float" office:value="3.4039999999999999" table:style-name="ce8">
            <text:p>3.404</text:p>
          </table:table-cell>
          <table:table-cell office:value-type="float" office:value="8.4260000000000002" table:style-name="ce8">
            <text:p>8.426</text:p>
          </table:table-cell>
          <table:table-cell office:value-type="float" office:value="15.064" table:style-name="ce8">
            <text:p>15.064</text:p>
          </table:table-cell>
          <table:table-cell office:value-type="float" office:value="16.425999999999998" table:style-name="ce8">
            <text:p>16.426</text:p>
          </table:table-cell>
          <table:table-cell office:value-type="float" office:value="20.765999999999998" table:style-name="ce8">
            <text:p>20.766</text:p>
          </table:table-cell>
          <table:table-cell office:value-type="float" office:value="7.7450000000000001" table:style-name="ce8">
            <text:p>7.745</text:p>
          </table:table-cell>
          <table:table-cell office:value-type="float" office:value="7.4260000000000002" table:style-name="ce8">
            <text:p>7.426</text:p>
          </table:table-cell>
          <table:table-cell office:value-type="string" table:style-name="ce8">
            <text:p>10.214</text:p>
          </table:table-cell>
          <table:table-cell office:value-type="string" table:style-name="ce8">
            <text:p>3.9</text:p>
          </table:table-cell>
          <table:table-cell office:value-type="string" table:style-name="ce8">
            <text:p>21.634</text:p>
          </table:table-cell>
          <table:table-cell office:value-type="string" table:style-name="ce8">
            <text:p>43.268</text:p>
          </table:table-cell>
          <table:table-cell office:value-type="string" table:style-name="ce8">
            <text:p>0.557</text:p>
          </table:table-cell>
          <table:table-cell office:value-type="string" table:style-name="ce8">
            <text:p>40.019</text:p>
          </table:table-cell>
          <table:table-cell office:value-type="string" table:style-name="ce8">
            <text:p>46.982</text:p>
          </table:table-cell>
          <table:table-cell office:value-type="string" table:style-name="ce8">
            <text:p>34.448</text:p>
          </table:table-cell>
          <table:table-cell office:value-type="string" table:style-name="ce8">
            <text:p>36.955</text:p>
          </table:table-cell>
          <table:table-cell office:value-type="string" table:style-name="ce8">
            <text:p>42.897</text:p>
          </table:table-cell>
          <table:table-cell office:value-type="string" table:style-name="ce8">
            <text:p>28.877</text:p>
          </table:table-cell>
          <table:table-cell office:value-type="string" table:style-name="ce8">
            <text:p>2.136</text:p>
          </table:table-cell>
          <table:table-cell office:value-type="string" table:style-name="ce8">
            <text:p>3.157</text:p>
          </table:table-cell>
          <table:table-cell office:value-type="string" table:style-name="ce8">
            <text:p>7.428</text:p>
          </table:table-cell>
          <table:table-cell office:value-type="string" table:style-name="ce8">
            <text:p>9.192</text:p>
          </table:table-cell>
          <table:table-cell office:value-type="string" table:style-name="ce8">
            <text:p>14.485</text:p>
          </table:table-cell>
          <table:table-cell office:value-type="string" table:style-name="ce8">
            <text:p>3.435</text:p>
          </table:table-cell>
          <table:table-cell office:value-type="string" table:style-name="ce8">
            <text:p>43.324</text:p>
          </table:table-cell>
          <table:table-cell office:value-type="string" table:style-name="ce8">
            <text:p>12.418</text:p>
          </table:table-cell>
          <table:table-cell office:value-type="string" table:style-name="ce8">
            <text:p>29.412</text:p>
          </table:table-cell>
          <table:table-cell office:value-type="string" table:style-name="ce8">
            <text:p>26.984</text:p>
          </table:table-cell>
          <table:table-cell office:value-type="string" table:style-name="ce8">
            <text:p>3.455</text:p>
          </table:table-cell>
          <table:table-cell office:value-type="string" table:style-name="ce8">
            <text:p>1.307</text:p>
          </table:table-cell>
          <table:table-cell office:value-type="string" table:style-name="ce8">
            <text:p>1.587</text:p>
          </table:table-cell>
          <table:table-cell office:value-type="string" table:style-name="ce8">
            <text:p>11.204</text:p>
          </table:table-cell>
          <table:table-cell office:value-type="string" table:style-name="ce8">
            <text:p>1.214</text:p>
          </table:table-cell>
          <table:table-cell office:value-type="string" table:style-name="ce8">
            <text:p>0.093</text:p>
          </table:table-cell>
          <table:table-cell office:value-type="string" table:style-name="ce8">
            <text:p>2.148</text:p>
          </table:table-cell>
          <table:table-cell office:value-type="string" table:style-name="ce8">
            <text:p>8.59</text:p>
          </table:table-cell>
          <table:table-cell office:value-type="string" table:style-name="ce8">
            <text:p>41.589</text:p>
          </table:table-cell>
          <table:table-cell office:value-type="string" table:style-name="ce8">
            <text:p>14.232</text:p>
          </table:table-cell>
          <table:table-cell office:value-type="string" table:style-name="ce8">
            <text:p>38.634</text:p>
          </table:table-cell>
          <table:table-cell office:value-type="string" table:style-name="ce8">
            <text:p>63.772</text:p>
          </table:table-cell>
          <table:table-cell office:value-type="string" table:style-name="ce8">
            <text:p>34.234</text:p>
          </table:table-cell>
          <table:table-cell office:value-type="float" office:value="60.078000000000003" table:style-name="ce8">
            <text:p>60.078</text:p>
          </table:table-cell>
          <table:table-cell office:value-type="float" office:value="66.212000000000003" table:style-name="ce8">
            <text:p>66.212</text:p>
          </table:table-cell>
          <table:table-cell office:value-type="float" office:value="56.808" table:style-name="ce8">
            <text:p>56.808</text:p>
          </table:table-cell>
          <table:table-cell office:value-type="float" office:value="44.878999999999998" table:style-name="ce8">
            <text:p>44.879</text:p>
          </table:table-cell>
          <table:table-cell office:value-type="float" office:value="70.656999999999996" table:style-name="ce8">
            <text:p>70.657</text:p>
          </table:table-cell>
          <table:table-cell office:value-type="float" office:value="69.355000000000004" table:style-name="ce8">
            <text:p>69.355</text:p>
          </table:table-cell>
          <table:table-cell office:value-type="float" office:value="5.3230000000000004" table:style-name="ce8">
            <text:p>5.323</text:p>
          </table:table-cell>
          <table:table-cell office:value-type="float" office:value="78.319999999999993" table:style-name="ce8">
            <text:p>78.32</text:p>
          </table:table-cell>
          <table:table-cell table:number-columns-repeated="16238"/>
        </table:table-row>
        <table:table-row table:style-name="ro11">
          <table:table-cell office:value-type="string" table:style-name="ce3">
            <text:p>H8B: Which of the following categories best reflects the type of work you do in your main job?</text:p>
          </table:table-cell>
          <table:table-cell office:value-type="string" table:style-name="ce3">
            <text:p>Finance</text:p>
          </table:table-cell>
          <table:table-cell office:value-type="float" office:value="10585" table:style-name="ce8">
            <text:p>10585</text:p>
          </table:table-cell>
          <table:table-cell office:value-type="float" office:value="65.828000000000003" table:style-name="ce8">
            <text:p>65.828</text:p>
          </table:table-cell>
          <table:table-cell office:value-type="float" office:value="80.679000000000002" table:style-name="ce8">
            <text:p>80.679</text:p>
          </table:table-cell>
          <table:table-cell office:value-type="float" office:value="85.05" table:style-name="ce8">
            <text:p>85.05</text:p>
          </table:table-cell>
          <table:table-cell office:value-type="float" office:value="74.522000000000006" table:style-name="ce8">
            <text:p>74.522</text:p>
          </table:table-cell>
          <table:table-cell office:value-type="float" office:value="84.774000000000001" table:style-name="ce8">
            <text:p>84.774</text:p>
          </table:table-cell>
          <table:table-cell office:value-type="float" office:value="60.168999999999997" table:style-name="ce8">
            <text:p>60.169</text:p>
          </table:table-cell>
          <table:table-cell office:value-type="float" office:value="82.686000000000007" table:style-name="ce8">
            <text:p>82.686</text:p>
          </table:table-cell>
          <table:table-cell office:value-type="float" office:value="77.393000000000001" table:style-name="ce8">
            <text:p>77.393</text:p>
          </table:table-cell>
          <table:table-cell office:value-type="float" office:value="41.948999999999998" table:style-name="ce8">
            <text:p>41.949</text:p>
          </table:table-cell>
          <table:table-cell office:value-type="float" office:value="58.448999999999998" table:style-name="ce8">
            <text:p>58.449</text:p>
          </table:table-cell>
          <table:table-cell office:value-type="float" office:value="25.803999999999998" table:style-name="ce8">
            <text:p>25.804</text:p>
          </table:table-cell>
          <table:table-cell office:value-type="float" office:value="73.450999999999993" table:style-name="ce8">
            <text:p>73.451</text:p>
          </table:table-cell>
          <table:table-cell office:value-type="float" office:value="90.197999999999993" table:style-name="ce8">
            <text:p>90.198</text:p>
          </table:table-cell>
          <table:table-cell office:value-type="float" office:value="84.573999999999998" table:style-name="ce8">
            <text:p>84.574</text:p>
          </table:table-cell>
          <table:table-cell office:value-type="float" office:value="79.992000000000004" table:style-name="ce8">
            <text:p>79.992</text:p>
          </table:table-cell>
          <table:table-cell office:value-type="float" office:value="65.59" table:style-name="ce8">
            <text:p>65.59</text:p>
          </table:table-cell>
          <table:table-cell office:value-type="float" office:value="83.02" table:style-name="ce8">
            <text:p>83.02</text:p>
          </table:table-cell>
          <table:table-cell office:value-type="float" office:value="83.772999999999996" table:style-name="ce8">
            <text:p>83.773</text:p>
          </table:table-cell>
          <table:table-cell office:value-type="float" office:value="86.334000000000003" table:style-name="ce8">
            <text:p>86.334</text:p>
          </table:table-cell>
          <table:table-cell office:value-type="float" office:value="75.739999999999995" table:style-name="ce8">
            <text:p>75.74</text:p>
          </table:table-cell>
          <table:table-cell office:value-type="float" office:value="87.929000000000002" table:style-name="ce8">
            <text:p>87.929</text:p>
          </table:table-cell>
          <table:table-cell office:value-type="float" office:value="86.15" table:style-name="ce8">
            <text:p>86.15</text:p>
          </table:table-cell>
          <table:table-cell office:value-type="float" office:value="70.727999999999994" table:style-name="ce8">
            <text:p>70.728</text:p>
          </table:table-cell>
          <table:table-cell office:value-type="float" office:value="81.39" table:style-name="ce8">
            <text:p>81.39</text:p>
          </table:table-cell>
          <table:table-cell office:value-type="float" office:value="83.355000000000004" table:style-name="ce8">
            <text:p>83.355</text:p>
          </table:table-cell>
          <table:table-cell office:value-type="float" office:value="72.92" table:style-name="ce8">
            <text:p>72.92</text:p>
          </table:table-cell>
          <table:table-cell office:value-type="float" office:value="69.353999999999999" table:style-name="ce8">
            <text:p>69.354</text:p>
          </table:table-cell>
          <table:table-cell office:value-type="float" office:value="73.084000000000003" table:style-name="ce8">
            <text:p>73.084</text:p>
          </table:table-cell>
          <table:table-cell office:value-type="float" office:value="44.715000000000003" table:style-name="ce8">
            <text:p>44.715</text:p>
          </table:table-cell>
          <table:table-cell office:value-type="float" office:value="87.082999999999998" table:style-name="ce8">
            <text:p>87.083</text:p>
          </table:table-cell>
          <table:table-cell office:value-type="float" office:value="85.581999999999994" table:style-name="ce8">
            <text:p>85.582</text:p>
          </table:table-cell>
          <table:table-cell office:value-type="float" office:value="81.694999999999993" table:style-name="ce8">
            <text:p>81.695</text:p>
          </table:table-cell>
          <table:table-cell office:value-type="float" office:value="72.231999999999999" table:style-name="ce8">
            <text:p>72.232</text:p>
          </table:table-cell>
          <table:table-cell office:value-type="float" office:value="53.563000000000002" table:style-name="ce8">
            <text:p>53.563</text:p>
          </table:table-cell>
          <table:table-cell office:value-type="float" office:value="61.235999999999997" table:style-name="ce8">
            <text:p>61.236</text:p>
          </table:table-cell>
          <table:table-cell office:value-type="float" office:value="53.637" table:style-name="ce8">
            <text:p>53.637</text:p>
          </table:table-cell>
          <table:table-cell office:value-type="float" office:value="84.248999999999995" table:style-name="ce8">
            <text:p>84.249</text:p>
          </table:table-cell>
          <table:table-cell office:value-type="float" office:value="88.584000000000003" table:style-name="ce8">
            <text:p>88.584</text:p>
          </table:table-cell>
          <table:table-cell office:value-type="float" office:value="75.727000000000004" table:style-name="ce8">
            <text:p>75.727</text:p>
          </table:table-cell>
          <table:table-cell office:value-type="float" office:value="82.158000000000001" table:style-name="ce8">
            <text:p>82.158</text:p>
          </table:table-cell>
          <table:table-cell office:value-type="float" office:value="73.319999999999993" table:style-name="ce8">
            <text:p>73.32</text:p>
          </table:table-cell>
          <table:table-cell office:value-type="float" office:value="82.034000000000006" table:style-name="ce8">
            <text:p>82.034</text:p>
          </table:table-cell>
          <table:table-cell office:value-type="float" office:value="89.745000000000005" table:style-name="ce8">
            <text:p>89.745</text:p>
          </table:table-cell>
          <table:table-cell office:value-type="float" office:value="77.103999999999999" table:style-name="ce8">
            <text:p>77.104</text:p>
          </table:table-cell>
          <table:table-cell office:value-type="float" office:value="67.332999999999998" table:style-name="ce8">
            <text:p>67.333</text:p>
          </table:table-cell>
          <table:table-cell office:value-type="float" office:value="74.852999999999994" table:style-name="ce8">
            <text:p>74.853</text:p>
          </table:table-cell>
          <table:table-cell office:value-type="float" office:value="41.7" table:style-name="ce8">
            <text:p>41.7</text:p>
          </table:table-cell>
          <table:table-cell office:value-type="float" office:value="48.359000000000002" table:style-name="ce8">
            <text:p>48.359</text:p>
          </table:table-cell>
          <table:table-cell office:value-type="float" office:value="35.819000000000003" table:style-name="ce8">
            <text:p>35.819</text:p>
          </table:table-cell>
          <table:table-cell office:value-type="float" office:value="75.781999999999996" table:style-name="ce8">
            <text:p>75.782</text:p>
          </table:table-cell>
          <table:table-cell office:value-type="float" office:value="69.257999999999996" table:style-name="ce8">
            <text:p>69.258</text:p>
          </table:table-cell>
          <table:table-cell office:value-type="float" office:value="60.941000000000003" table:style-name="ce8">
            <text:p>60.941</text:p>
          </table:table-cell>
          <table:table-cell office:value-type="float" office:value="63.078000000000003" table:style-name="ce8">
            <text:p>63.078</text:p>
          </table:table-cell>
          <table:table-cell office:value-type="float" office:value="43.459000000000003" table:style-name="ce8">
            <text:p>43.459</text:p>
          </table:table-cell>
          <table:table-cell office:value-type="float" office:value="41.468000000000004" table:style-name="ce8">
            <text:p>41.468</text:p>
          </table:table-cell>
          <table:table-cell office:value-type="float" office:value="71.021000000000001" table:style-name="ce8">
            <text:p>71.021</text:p>
          </table:table-cell>
          <table:table-cell office:value-type="float" office:value="45.063000000000002" table:style-name="ce8">
            <text:p>45.063</text:p>
          </table:table-cell>
          <table:table-cell office:value-type="float" office:value="55.94" table:style-name="ce8">
            <text:p>55.94</text:p>
          </table:table-cell>
          <table:table-cell office:value-type="float" office:value="66.700999999999993" table:style-name="ce8">
            <text:p>66.701</text:p>
          </table:table-cell>
          <table:table-cell office:value-type="float" office:value="66.38" table:style-name="ce8">
            <text:p>66.38</text:p>
          </table:table-cell>
          <table:table-cell office:value-type="float" office:value="55.026000000000003" table:style-name="ce8">
            <text:p>55.026</text:p>
          </table:table-cell>
          <table:table-cell office:value-type="float" office:value="58.506" table:style-name="ce8">
            <text:p>58.506</text:p>
          </table:table-cell>
          <table:table-cell office:value-type="float" office:value="55.923999999999999" table:style-name="ce8">
            <text:p>55.924</text:p>
          </table:table-cell>
          <table:table-cell office:value-type="float" office:value="55.616" table:style-name="ce8">
            <text:p>55.616</text:p>
          </table:table-cell>
          <table:table-cell office:value-type="float" office:value="42.875999999999998" table:style-name="ce8">
            <text:p>42.876</text:p>
          </table:table-cell>
          <table:table-cell office:value-type="float" office:value="92.760999999999996" table:style-name="ce8">
            <text:p>92.761</text:p>
          </table:table-cell>
          <table:table-cell office:value-type="float" office:value="75.924000000000007" table:style-name="ce8">
            <text:p>75.924</text:p>
          </table:table-cell>
          <table:table-cell office:value-type="float" office:value="73.599999999999994" table:style-name="ce8">
            <text:p>73.6</text:p>
          </table:table-cell>
          <table:table-cell office:value-type="float" office:value="69.697000000000003" table:style-name="ce8">
            <text:p>69.697</text:p>
          </table:table-cell>
          <table:table-cell office:value-type="float" office:value="82.694999999999993" table:style-name="ce8">
            <text:p>82.695</text:p>
          </table:table-cell>
          <table:table-cell office:value-type="float" office:value="65.863" table:style-name="ce8">
            <text:p>65.863</text:p>
          </table:table-cell>
          <table:table-cell office:value-type="float" office:value="75.468999999999994" table:style-name="ce8">
            <text:p>75.469</text:p>
          </table:table-cell>
          <table:table-cell office:value-type="float" office:value="4.5510000000000002" table:style-name="ce8">
            <text:p>4.551</text:p>
          </table:table-cell>
          <table:table-cell office:value-type="float" office:value="9.3490000000000002" table:style-name="ce8">
            <text:p>9.349</text:p>
          </table:table-cell>
          <table:table-cell office:value-type="float" office:value="28.187999999999999" table:style-name="ce8">
            <text:p>28.188</text:p>
          </table:table-cell>
          <table:table-cell office:value-type="float" office:value="57.911999999999999" table:style-name="ce8">
            <text:p>57.912</text:p>
          </table:table-cell>
          <table:table-cell office:value-type="float" office:value="91.965999999999994" table:style-name="ce8">
            <text:p>91.966</text:p>
          </table:table-cell>
          <table:table-cell office:value-type="float" office:value="70.075999999999993" table:style-name="ce8">
            <text:p>70.076</text:p>
          </table:table-cell>
          <table:table-cell office:value-type="float" office:value="76.567999999999998" table:style-name="ce8">
            <text:p>76.568</text:p>
          </table:table-cell>
          <table:table-cell office:value-type="float" office:value="7.41" table:style-name="ce8">
            <text:p>7.41</text:p>
          </table:table-cell>
          <table:table-cell office:value-type="float" office:value="20.359000000000002" table:style-name="ce8">
            <text:p>20.359</text:p>
          </table:table-cell>
          <table:table-cell office:value-type="float" office:value="12.932" table:style-name="ce8">
            <text:p>12.932</text:p>
          </table:table-cell>
          <table:table-cell office:value-type="float" office:value="11.907999999999999" table:style-name="ce8">
            <text:p>11.908</text:p>
          </table:table-cell>
          <table:table-cell office:value-type="float" office:value="13.571999999999999" table:style-name="ce8">
            <text:p>13.572</text:p>
          </table:table-cell>
          <table:table-cell office:value-type="float" office:value="14.853" table:style-name="ce8">
            <text:p>14.853</text:p>
          </table:table-cell>
          <table:table-cell office:value-type="float" office:value="0.25600000000000001" table:style-name="ce8">
            <text:p>0.256</text:p>
          </table:table-cell>
          <table:table-cell office:value-type="float" office:value="27.529" table:style-name="ce8">
            <text:p>27.529</text:p>
          </table:table-cell>
          <table:table-cell office:value-type="float" office:value="4.2249999999999996" table:style-name="ce8">
            <text:p>4.225</text:p>
          </table:table-cell>
          <table:table-cell office:value-type="float" office:value="1.024" table:style-name="ce8">
            <text:p>1.024</text:p>
          </table:table-cell>
          <table:table-cell office:value-type="float" office:value="11.268000000000001" table:style-name="ce8">
            <text:p>11.268</text:p>
          </table:table-cell>
          <table:table-cell office:value-type="float" office:value="10.115" table:style-name="ce8">
            <text:p>10.115</text:p>
          </table:table-cell>
          <table:table-cell office:value-type="float" office:value="1.024" table:style-name="ce8">
            <text:p>1.024</text:p>
          </table:table-cell>
          <table:table-cell office:value-type="float" office:value="2.8170000000000002" table:style-name="ce8">
            <text:p>2.817</text:p>
          </table:table-cell>
          <table:table-cell office:value-type="float" office:value="3.2010000000000001" table:style-name="ce8">
            <text:p>3.201</text:p>
          </table:table-cell>
          <table:table-cell office:value-type="float" office:value="1.921" table:style-name="ce8">
            <text:p>1.921</text:p>
          </table:table-cell>
          <table:table-cell office:value-type="float" office:value="6.53" table:style-name="ce8">
            <text:p>6.53</text:p>
          </table:table-cell>
          <table:table-cell office:value-type="float" office:value="13.956" table:style-name="ce8">
            <text:p>13.956</text:p>
          </table:table-cell>
          <table:table-cell office:value-type="float" office:value="17.670000000000002" table:style-name="ce8">
            <text:p>17.67</text:p>
          </table:table-cell>
          <table:table-cell office:value-type="float" office:value="15.749000000000001" table:style-name="ce8">
            <text:p>15.749</text:p>
          </table:table-cell>
          <table:table-cell office:value-type="float" office:value="11.012" table:style-name="ce8">
            <text:p>11.012</text:p>
          </table:table-cell>
          <table:table-cell office:value-type="float" office:value="7.452" table:style-name="ce8">
            <text:p>7.452</text:p>
          </table:table-cell>
          <table:table-cell office:value-type="string" table:style-name="ce8">
            <text:p>8.64</text:p>
          </table:table-cell>
          <table:table-cell office:value-type="string" table:style-name="ce8">
            <text:p>3.431</text:p>
          </table:table-cell>
          <table:table-cell office:value-type="string" table:style-name="ce8">
            <text:p>21.855</text:p>
          </table:table-cell>
          <table:table-cell office:value-type="string" table:style-name="ce8">
            <text:p>37.992</text:p>
          </table:table-cell>
          <table:table-cell office:value-type="string" table:style-name="ce8">
            <text:p>0.381</text:p>
          </table:table-cell>
          <table:table-cell office:value-type="string" table:style-name="ce8">
            <text:p>35.832</text:p>
          </table:table-cell>
          <table:table-cell office:value-type="string" table:style-name="ce8">
            <text:p>45.489</text:p>
          </table:table-cell>
          <table:table-cell office:value-type="string" table:style-name="ce8">
            <text:p>25.413</text:p>
          </table:table-cell>
          <table:table-cell office:value-type="string" table:style-name="ce8">
            <text:p>36.849</text:p>
          </table:table-cell>
          <table:table-cell office:value-type="string" table:style-name="ce8">
            <text:p>34.816</text:p>
          </table:table-cell>
          <table:table-cell office:value-type="string" table:style-name="ce8">
            <text:p>24.905</text:p>
          </table:table-cell>
          <table:table-cell office:value-type="string" table:style-name="ce8">
            <text:p>1.906</text:p>
          </table:table-cell>
          <table:table-cell office:value-type="string" table:style-name="ce8">
            <text:p>4.193</text:p>
          </table:table-cell>
          <table:table-cell office:value-type="string" table:style-name="ce8">
            <text:p>7.116</text:p>
          </table:table-cell>
          <table:table-cell office:value-type="string" table:style-name="ce8">
            <text:p>9.276</text:p>
          </table:table-cell>
          <table:table-cell office:value-type="string" table:style-name="ce8">
            <text:p>14.104</text:p>
          </table:table-cell>
          <table:table-cell office:value-type="string" table:style-name="ce8">
            <text:p>3.939</text:p>
          </table:table-cell>
          <table:table-cell office:value-type="string" table:style-name="ce8">
            <text:p>35.888</text:p>
          </table:table-cell>
          <table:table-cell office:value-type="string" table:style-name="ce8">
            <text:p>12.388</text:p>
          </table:table-cell>
          <table:table-cell office:value-type="string" table:style-name="ce8">
            <text:p>33.078</text:p>
          </table:table-cell>
          <table:table-cell office:value-type="string" table:style-name="ce8">
            <text:p>23.499</text:p>
          </table:table-cell>
          <table:table-cell office:value-type="string" table:style-name="ce8">
            <text:p>4.853</text:p>
          </table:table-cell>
          <table:table-cell office:value-type="string" table:style-name="ce8">
            <text:p>2.299</text:p>
          </table:table-cell>
          <table:table-cell office:value-type="string" table:style-name="ce8">
            <text:p>0.766</text:p>
          </table:table-cell>
          <table:table-cell office:value-type="string" table:style-name="ce8">
            <text:p>2.043</text:p>
          </table:table-cell>
          <table:table-cell office:value-type="string" table:style-name="ce8">
            <text:p>0.766</text:p>
          </table:table-cell>
          <table:table-cell office:value-type="string" table:style-name="ce8">
            <text:p>0.128</text:p>
          </table:table-cell>
          <table:table-cell office:value-type="string" table:style-name="ce8">
            <text:p>2.043</text:p>
          </table:table-cell>
          <table:table-cell office:value-type="string" table:style-name="ce8">
            <text:p>12.388</text:p>
          </table:table-cell>
          <table:table-cell office:value-type="string" table:style-name="ce8">
            <text:p>39.796</text:p>
          </table:table-cell>
          <table:table-cell office:value-type="string" table:style-name="ce8">
            <text:p>14.805</text:p>
          </table:table-cell>
          <table:table-cell office:value-type="string" table:style-name="ce8">
            <text:p>39.514</text:p>
          </table:table-cell>
          <table:table-cell office:value-type="string" table:style-name="ce8">
            <text:p>57.289</text:p>
          </table:table-cell>
          <table:table-cell office:value-type="string" table:style-name="ce8">
            <text:p>33.013</text:p>
          </table:table-cell>
          <table:table-cell office:value-type="float" office:value="61.337000000000003" table:style-name="ce8">
            <text:p>61.337</text:p>
          </table:table-cell>
          <table:table-cell office:value-type="float" office:value="68.296000000000006" table:style-name="ce8">
            <text:p>68.296</text:p>
          </table:table-cell>
          <table:table-cell office:value-type="float" office:value="58.433" table:style-name="ce8">
            <text:p>58.433</text:p>
          </table:table-cell>
          <table:table-cell office:value-type="float" office:value="45.494999999999997" table:style-name="ce8">
            <text:p>45.495</text:p>
          </table:table-cell>
          <table:table-cell office:value-type="float" office:value="71.783000000000001" table:style-name="ce8">
            <text:p>71.783</text:p>
          </table:table-cell>
          <table:table-cell office:value-type="float" office:value="71.158000000000001" table:style-name="ce8">
            <text:p>71.158</text:p>
          </table:table-cell>
          <table:table-cell office:value-type="float" office:value="5.2859999999999996" table:style-name="ce8">
            <text:p>5.286</text:p>
          </table:table-cell>
          <table:table-cell office:value-type="float" office:value="77.600999999999999" table:style-name="ce8">
            <text:p>77.601</text:p>
          </table:table-cell>
          <table:table-cell table:number-columns-repeated="16238"/>
        </table:table-row>
        <table:table-row table:style-name="ro11">
          <table:table-cell office:value-type="string" table:style-name="ce3">
            <text:p>H8B: Which of the following categories best reflects the type of work you do in your main job?</text:p>
          </table:table-cell>
          <table:table-cell office:value-type="string" table:style-name="ce3">
            <text:p>Grants Management</text:p>
          </table:table-cell>
          <table:table-cell office:value-type="float" office:value="758" table:style-name="ce8">
            <text:p>758</text:p>
          </table:table-cell>
          <table:table-cell office:value-type="float" office:value="65.146000000000001" table:style-name="ce8">
            <text:p>65.146</text:p>
          </table:table-cell>
          <table:table-cell office:value-type="float" office:value="76.81" table:style-name="ce8">
            <text:p>76.81</text:p>
          </table:table-cell>
          <table:table-cell office:value-type="float" office:value="80.844999999999999" table:style-name="ce8">
            <text:p>80.845</text:p>
          </table:table-cell>
          <table:table-cell office:value-type="float" office:value="73.471000000000004" table:style-name="ce8">
            <text:p>73.471</text:p>
          </table:table-cell>
          <table:table-cell office:value-type="float" office:value="82.959000000000003" table:style-name="ce8">
            <text:p>82.959</text:p>
          </table:table-cell>
          <table:table-cell office:value-type="float" office:value="51.186999999999998" table:style-name="ce8">
            <text:p>51.187</text:p>
          </table:table-cell>
          <table:table-cell office:value-type="float" office:value="81.135000000000005" table:style-name="ce8">
            <text:p>81.135</text:p>
          </table:table-cell>
          <table:table-cell office:value-type="float" office:value="74.748999999999995" table:style-name="ce8">
            <text:p>74.749</text:p>
          </table:table-cell>
          <table:table-cell office:value-type="float" office:value="44.899000000000001" table:style-name="ce8">
            <text:p>44.899</text:p>
          </table:table-cell>
          <table:table-cell office:value-type="float" office:value="55.408999999999999" table:style-name="ce8">
            <text:p>55.409</text:p>
          </table:table-cell>
          <table:table-cell office:value-type="float" office:value="26.844999999999999" table:style-name="ce8">
            <text:p>26.845</text:p>
          </table:table-cell>
          <table:table-cell office:value-type="float" office:value="72.64" table:style-name="ce8">
            <text:p>72.64</text:p>
          </table:table-cell>
          <table:table-cell office:value-type="float" office:value="87.978999999999999" table:style-name="ce8">
            <text:p>87.979</text:p>
          </table:table-cell>
          <table:table-cell office:value-type="float" office:value="81.373999999999995" table:style-name="ce8">
            <text:p>81.374</text:p>
          </table:table-cell>
          <table:table-cell office:value-type="float" office:value="77.835999999999999" table:style-name="ce8">
            <text:p>77.836</text:p>
          </table:table-cell>
          <table:table-cell office:value-type="float" office:value="59.920999999999999" table:style-name="ce8">
            <text:p>59.921</text:p>
          </table:table-cell>
          <table:table-cell office:value-type="float" office:value="77.116" table:style-name="ce8">
            <text:p>77.116</text:p>
          </table:table-cell>
          <table:table-cell office:value-type="float" office:value="78.995999999999995" table:style-name="ce8">
            <text:p>78.996</text:p>
          </table:table-cell>
          <table:table-cell office:value-type="float" office:value="82.694999999999993" table:style-name="ce8">
            <text:p>82.695</text:p>
          </table:table-cell>
          <table:table-cell office:value-type="float" office:value="75.561000000000007" table:style-name="ce8">
            <text:p>75.561</text:p>
          </table:table-cell>
          <table:table-cell office:value-type="float" office:value="87.466999999999999" table:style-name="ce8">
            <text:p>87.467</text:p>
          </table:table-cell>
          <table:table-cell office:value-type="float" office:value="83.421999999999997" table:style-name="ce8">
            <text:p>83.422</text:p>
          </table:table-cell>
          <table:table-cell office:value-type="float" office:value="69.138999999999996" table:style-name="ce8">
            <text:p>69.139</text:p>
          </table:table-cell>
          <table:table-cell office:value-type="float" office:value="80.844999999999999" table:style-name="ce8">
            <text:p>80.845</text:p>
          </table:table-cell>
          <table:table-cell office:value-type="float" office:value="84.941000000000003" table:style-name="ce8">
            <text:p>84.941</text:p>
          </table:table-cell>
          <table:table-cell office:value-type="float" office:value="72.522999999999996" table:style-name="ce8">
            <text:p>72.523</text:p>
          </table:table-cell>
          <table:table-cell office:value-type="float" office:value="69.138999999999996" table:style-name="ce8">
            <text:p>69.139</text:p>
          </table:table-cell>
          <table:table-cell office:value-type="float" office:value="72.954999999999998" table:style-name="ce8">
            <text:p>72.955</text:p>
          </table:table-cell>
          <table:table-cell office:value-type="float" office:value="38.97" table:style-name="ce8">
            <text:p>38.97</text:p>
          </table:table-cell>
          <table:table-cell office:value-type="float" office:value="88.36" table:style-name="ce8">
            <text:p>88.36</text:p>
          </table:table-cell>
          <table:table-cell office:value-type="float" office:value="84.391999999999996" table:style-name="ce8">
            <text:p>84.392</text:p>
          </table:table-cell>
          <table:table-cell office:value-type="float" office:value="76.058000000000007" table:style-name="ce8">
            <text:p>76.058</text:p>
          </table:table-cell>
          <table:table-cell office:value-type="float" office:value="62.219000000000001" table:style-name="ce8">
            <text:p>62.219</text:p>
          </table:table-cell>
          <table:table-cell office:value-type="float" office:value="46.499000000000002" table:style-name="ce8">
            <text:p>46.499</text:p>
          </table:table-cell>
          <table:table-cell office:value-type="float" office:value="50.264000000000003" table:style-name="ce8">
            <text:p>50.264</text:p>
          </table:table-cell>
          <table:table-cell office:value-type="float" office:value="45.899000000000001" table:style-name="ce8">
            <text:p>45.899</text:p>
          </table:table-cell>
          <table:table-cell office:value-type="float" office:value="84.147999999999996" table:style-name="ce8">
            <text:p>84.148</text:p>
          </table:table-cell>
          <table:table-cell office:value-type="float" office:value="87.417000000000002" table:style-name="ce8">
            <text:p>87.417</text:p>
          </table:table-cell>
          <table:table-cell office:value-type="float" office:value="74.274000000000001" table:style-name="ce8">
            <text:p>74.274</text:p>
          </table:table-cell>
          <table:table-cell office:value-type="float" office:value="78.703999999999994" table:style-name="ce8">
            <text:p>78.704</text:p>
          </table:table-cell>
          <table:table-cell office:value-type="float" office:value="69.748999999999995" table:style-name="ce8">
            <text:p>69.749</text:p>
          </table:table-cell>
          <table:table-cell office:value-type="float" office:value="78.307000000000002" table:style-name="ce8">
            <text:p>78.307</text:p>
          </table:table-cell>
          <table:table-cell office:value-type="float" office:value="88.212000000000003" table:style-name="ce8">
            <text:p>88.212</text:p>
          </table:table-cell>
          <table:table-cell office:value-type="float" office:value="75.132000000000005" table:style-name="ce8">
            <text:p>75.132</text:p>
          </table:table-cell>
          <table:table-cell office:value-type="float" office:value="63.66" table:style-name="ce8">
            <text:p>63.66</text:p>
          </table:table-cell>
          <table:table-cell office:value-type="float" office:value="74.108000000000004" table:style-name="ce8">
            <text:p>74.108</text:p>
          </table:table-cell>
          <table:table-cell office:value-type="float" office:value="45.634999999999998" table:style-name="ce8">
            <text:p>45.635</text:p>
          </table:table-cell>
          <table:table-cell office:value-type="float" office:value="50.198" table:style-name="ce8">
            <text:p>50.198</text:p>
          </table:table-cell>
          <table:table-cell office:value-type="float" office:value="39.101999999999997" table:style-name="ce8">
            <text:p>39.102</text:p>
          </table:table-cell>
          <table:table-cell office:value-type="float" office:value="71.201999999999998" table:style-name="ce8">
            <text:p>71.202</text:p>
          </table:table-cell>
          <table:table-cell office:value-type="float" office:value="67.905000000000001" table:style-name="ce8">
            <text:p>67.905</text:p>
          </table:table-cell>
          <table:table-cell office:value-type="float" office:value="55.613999999999997" table:style-name="ce8">
            <text:p>55.614</text:p>
          </table:table-cell>
          <table:table-cell office:value-type="float" office:value="61.140999999999998" table:style-name="ce8">
            <text:p>61.141</text:p>
          </table:table-cell>
          <table:table-cell office:value-type="float" office:value="41.853999999999999" table:style-name="ce8">
            <text:p>41.854</text:p>
          </table:table-cell>
          <table:table-cell office:value-type="float" office:value="39.549999999999997" table:style-name="ce8">
            <text:p>39.55</text:p>
          </table:table-cell>
          <table:table-cell office:value-type="float" office:value="70.899000000000001" table:style-name="ce8">
            <text:p>70.899</text:p>
          </table:table-cell>
          <table:table-cell office:value-type="float" office:value="40.872999999999998" table:style-name="ce8">
            <text:p>40.873</text:p>
          </table:table-cell>
          <table:table-cell office:value-type="float" office:value="49.933999999999997" table:style-name="ce8">
            <text:p>49.934</text:p>
          </table:table-cell>
          <table:table-cell office:value-type="float" office:value="62.747999999999998" table:style-name="ce8">
            <text:p>62.748</text:p>
          </table:table-cell>
          <table:table-cell office:value-type="float" office:value="67.417000000000002" table:style-name="ce8">
            <text:p>67.417</text:p>
          </table:table-cell>
          <table:table-cell office:value-type="float" office:value="50.860999999999997" table:style-name="ce8">
            <text:p>50.861</text:p>
          </table:table-cell>
          <table:table-cell office:value-type="float" office:value="57.143000000000001" table:style-name="ce8">
            <text:p>57.143</text:p>
          </table:table-cell>
          <table:table-cell office:value-type="float" office:value="54.365000000000002" table:style-name="ce8">
            <text:p>54.365</text:p>
          </table:table-cell>
          <table:table-cell office:value-type="float" office:value="50.991" table:style-name="ce8">
            <text:p>50.991</text:p>
          </table:table-cell>
          <table:table-cell office:value-type="float" office:value="37.994999999999997" table:style-name="ce8">
            <text:p>37.995</text:p>
          </table:table-cell>
          <table:table-cell office:value-type="float" office:value="90.369" table:style-name="ce8">
            <text:p>90.369</text:p>
          </table:table-cell>
          <table:table-cell office:value-type="float" office:value="66.710999999999999" table:style-name="ce8">
            <text:p>66.711</text:p>
          </table:table-cell>
          <table:table-cell office:value-type="float" office:value="68.302000000000007" table:style-name="ce8">
            <text:p>68.302</text:p>
          </table:table-cell>
          <table:table-cell office:value-type="float" office:value="68.567999999999998" table:style-name="ce8">
            <text:p>68.568</text:p>
          </table:table-cell>
          <table:table-cell office:value-type="float" office:value="80.477999999999994" table:style-name="ce8">
            <text:p>80.478</text:p>
          </table:table-cell>
          <table:table-cell office:value-type="float" office:value="59.338000000000001" table:style-name="ce8">
            <text:p>59.338</text:p>
          </table:table-cell>
          <table:table-cell office:value-type="float" office:value="72.244" table:style-name="ce8">
            <text:p>72.244</text:p>
          </table:table-cell>
          <table:table-cell office:value-type="float" office:value="5.718" table:style-name="ce8">
            <text:p>5.718</text:p>
          </table:table-cell>
          <table:table-cell office:value-type="float" office:value="11.968" table:style-name="ce8">
            <text:p>11.968</text:p>
          </table:table-cell>
          <table:table-cell office:value-type="float" office:value="26.995000000000001" table:style-name="ce8">
            <text:p>26.995</text:p>
          </table:table-cell>
          <table:table-cell office:value-type="float" office:value="55.319000000000003" table:style-name="ce8">
            <text:p>55.319</text:p>
          </table:table-cell>
          <table:table-cell office:value-type="float" office:value="92" table:style-name="ce8">
            <text:p>92</text:p>
          </table:table-cell>
          <table:table-cell office:value-type="float" office:value="70.667000000000002" table:style-name="ce8">
            <text:p>70.667</text:p>
          </table:table-cell>
          <table:table-cell office:value-type="float" office:value="75.569999999999993" table:style-name="ce8">
            <text:p>75.57</text:p>
          </table:table-cell>
          <table:table-cell office:value-type="float" office:value="7.8040000000000003" table:style-name="ce8">
            <text:p>7.804</text:p>
          </table:table-cell>
          <table:table-cell office:value-type="float" office:value="13.558999999999999" table:style-name="ce8">
            <text:p>13.559</text:p>
          </table:table-cell>
          <table:table-cell office:value-type="float" office:value="15.254" table:style-name="ce8">
            <text:p>15.254</text:p>
          </table:table-cell>
          <table:table-cell office:value-type="float" office:value="3.39" table:style-name="ce8">
            <text:p>3.39</text:p>
          </table:table-cell>
          <table:table-cell office:value-type="float" office:value="13.558999999999999" table:style-name="ce8">
            <text:p>13.559</text:p>
          </table:table-cell>
          <table:table-cell office:value-type="float" office:value="20.338999999999999" table:style-name="ce8">
            <text:p>20.339</text:p>
          </table:table-cell>
          <table:table-cell office:value-type="float" office:value="0" table:style-name="ce8">
            <text:p>0</text:p>
          </table:table-cell>
          <table:table-cell office:value-type="float" office:value="27.119" table:style-name="ce8">
            <text:p>27.119</text:p>
          </table:table-cell>
          <table:table-cell office:value-type="float" office:value="11.864000000000001" table:style-name="ce8">
            <text:p>11.864</text:p>
          </table:table-cell>
          <table:table-cell office:value-type="float" office:value="0" table:style-name="ce8">
            <text:p>0</text:p>
          </table:table-cell>
          <table:table-cell office:value-type="float" office:value="11.864000000000001" table:style-name="ce8">
            <text:p>11.864</text:p>
          </table:table-cell>
          <table:table-cell office:value-type="float" office:value="15.254" table:style-name="ce8">
            <text:p>15.254</text:p>
          </table:table-cell>
          <table:table-cell office:value-type="float" office:value="1.6950000000000001" table:style-name="ce8">
            <text:p>1.695</text:p>
          </table:table-cell>
          <table:table-cell office:value-type="float" office:value="1.6950000000000001" table:style-name="ce8">
            <text:p>1.695</text:p>
          </table:table-cell>
          <table:table-cell office:value-type="float" office:value="3.39" table:style-name="ce8">
            <text:p>3.39</text:p>
          </table:table-cell>
          <table:table-cell office:value-type="float" office:value="1.6950000000000001" table:style-name="ce8">
            <text:p>1.695</text:p>
          </table:table-cell>
          <table:table-cell office:value-type="float" office:value="13.558999999999999" table:style-name="ce8">
            <text:p>13.559</text:p>
          </table:table-cell>
          <table:table-cell office:value-type="float" office:value="18.643999999999998" table:style-name="ce8">
            <text:p>18.644</text:p>
          </table:table-cell>
          <table:table-cell office:value-type="float" office:value="25.423999999999999" table:style-name="ce8">
            <text:p>25.424</text:p>
          </table:table-cell>
          <table:table-cell office:value-type="float" office:value="25.423999999999999" table:style-name="ce8">
            <text:p>25.424</text:p>
          </table:table-cell>
          <table:table-cell office:value-type="float" office:value="8.4749999999999996" table:style-name="ce8">
            <text:p>8.475</text:p>
          </table:table-cell>
          <table:table-cell office:value-type="float" office:value="7.53" table:style-name="ce8">
            <text:p>7.53</text:p>
          </table:table-cell>
          <table:table-cell office:value-type="string" table:style-name="ce8">
            <text:p>7.018</text:p>
          </table:table-cell>
          <table:table-cell office:value-type="string" table:style-name="ce8">
            <text:p>5.263</text:p>
          </table:table-cell>
          <table:table-cell office:value-type="string" table:style-name="ce8">
            <text:p>31.579</text:p>
          </table:table-cell>
          <table:table-cell office:value-type="string" table:style-name="ce8">
            <text:p>33.333</text:p>
          </table:table-cell>
          <table:table-cell office:value-type="string" table:style-name="ce8">
            <text:p>0</text:p>
          </table:table-cell>
          <table:table-cell office:value-type="string" table:style-name="ce8">
            <text:p>31.579</text:p>
          </table:table-cell>
          <table:table-cell office:value-type="string" table:style-name="ce8">
            <text:p>43.86</text:p>
          </table:table-cell>
          <table:table-cell office:value-type="string" table:style-name="ce8">
            <text:p>26.316</text:p>
          </table:table-cell>
          <table:table-cell office:value-type="string" table:style-name="ce8">
            <text:p>42.105</text:p>
          </table:table-cell>
          <table:table-cell office:value-type="string" table:style-name="ce8">
            <text:p>50.877</text:p>
          </table:table-cell>
          <table:table-cell office:value-type="string" table:style-name="ce8">
            <text:p>26.316</text:p>
          </table:table-cell>
          <table:table-cell office:value-type="string" table:style-name="ce8">
            <text:p>0</text:p>
          </table:table-cell>
          <table:table-cell office:value-type="string" table:style-name="ce8">
            <text:p>5.263</text:p>
          </table:table-cell>
          <table:table-cell office:value-type="string" table:style-name="ce8">
            <text:p>10.526</text:p>
          </table:table-cell>
          <table:table-cell office:value-type="string" table:style-name="ce8">
            <text:p>8.772</text:p>
          </table:table-cell>
          <table:table-cell office:value-type="string" table:style-name="ce8">
            <text:p>28.07</text:p>
          </table:table-cell>
          <table:table-cell office:value-type="string" table:style-name="ce8">
            <text:p>3.509</text:p>
          </table:table-cell>
          <table:table-cell office:value-type="string" table:style-name="ce8">
            <text:p>45.614</text:p>
          </table:table-cell>
          <table:table-cell office:value-type="string" table:style-name="ce8">
            <text:p>8.772</text:p>
          </table:table-cell>
          <table:table-cell office:value-type="string" table:style-name="ce8">
            <text:p>35.088</text:p>
          </table:table-cell>
          <table:table-cell office:value-type="string" table:style-name="ce8">
            <text:p>24.561</text:p>
          </table:table-cell>
          <table:table-cell office:value-type="string" table:style-name="ce8">
            <text:p>8.772</text:p>
          </table:table-cell>
          <table:table-cell office:value-type="string" table:style-name="ce8">
            <text:p>5.263</text:p>
          </table:table-cell>
          <table:table-cell office:value-type="string" table:style-name="ce8">
            <text:p>0</text:p>
          </table:table-cell>
          <table:table-cell office:value-type="string" table:style-name="ce8">
            <text:p>1.754</text:p>
          </table:table-cell>
          <table:table-cell office:value-type="string" table:style-name="ce8">
            <text:p>0</text:p>
          </table:table-cell>
          <table:table-cell office:value-type="string" table:style-name="ce8">
            <text:p>0</text:p>
          </table:table-cell>
          <table:table-cell office:value-type="string" table:style-name="ce8">
            <text:p>3.509</text:p>
          </table:table-cell>
          <table:table-cell office:value-type="string" table:style-name="ce8">
            <text:p>12.281</text:p>
          </table:table-cell>
          <table:table-cell office:value-type="string" table:style-name="ce8">
            <text:p>36.842</text:p>
          </table:table-cell>
          <table:table-cell office:value-type="string" table:style-name="ce8">
            <text:p>7.273</text:p>
          </table:table-cell>
          <table:table-cell office:value-type="string" table:style-name="ce8">
            <text:p>32.143</text:p>
          </table:table-cell>
          <table:table-cell office:value-type="string" table:style-name="ce8">
            <text:p>71.93</text:p>
          </table:table-cell>
          <table:table-cell office:value-type="string" table:style-name="ce8">
            <text:p>52.381</text:p>
          </table:table-cell>
          <table:table-cell office:value-type="float" office:value="56.933" table:style-name="ce8">
            <text:p>56.933</text:p>
          </table:table-cell>
          <table:table-cell office:value-type="float" office:value="63.417999999999999" table:style-name="ce8">
            <text:p>63.418</text:p>
          </table:table-cell>
          <table:table-cell office:value-type="float" office:value="53.414000000000001" table:style-name="ce8">
            <text:p>53.414</text:p>
          </table:table-cell>
          <table:table-cell office:value-type="float" office:value="39.786000000000001" table:style-name="ce8">
            <text:p>39.786</text:p>
          </table:table-cell>
          <table:table-cell office:value-type="float" office:value="66.534000000000006" table:style-name="ce8">
            <text:p>66.534</text:p>
          </table:table-cell>
          <table:table-cell office:value-type="float" office:value="69.097999999999999" table:style-name="ce8">
            <text:p>69.098</text:p>
          </table:table-cell>
          <table:table-cell office:value-type="float" office:value="6.2750000000000004" table:style-name="ce8">
            <text:p>6.275</text:p>
          </table:table-cell>
          <table:table-cell office:value-type="float" office:value="76.891999999999996" table:style-name="ce8">
            <text:p>76.892</text:p>
          </table:table-cell>
          <table:table-cell table:number-columns-repeated="16238"/>
        </table:table-row>
        <table:table-row table:style-name="ro11">
          <table:table-cell office:value-type="string" table:style-name="ce3">
            <text:p>H8B: Which of the following categories best reflects the type of work you do in your main job?</text:p>
          </table:table-cell>
          <table:table-cell office:value-type="string" table:style-name="ce3">
            <text:p>HR</text:p>
          </table:table-cell>
          <table:table-cell office:value-type="float" office:value="10722" table:style-name="ce8">
            <text:p>10722</text:p>
          </table:table-cell>
          <table:table-cell office:value-type="float" office:value="67.138000000000005" table:style-name="ce8">
            <text:p>67.138</text:p>
          </table:table-cell>
          <table:table-cell office:value-type="float" office:value="81.86" table:style-name="ce8">
            <text:p>81.86</text:p>
          </table:table-cell>
          <table:table-cell office:value-type="float" office:value="84.626999999999995" table:style-name="ce8">
            <text:p>84.627</text:p>
          </table:table-cell>
          <table:table-cell office:value-type="float" office:value="74.738" table:style-name="ce8">
            <text:p>74.738</text:p>
          </table:table-cell>
          <table:table-cell office:value-type="float" office:value="86.275999999999996" table:style-name="ce8">
            <text:p>86.276</text:p>
          </table:table-cell>
          <table:table-cell office:value-type="float" office:value="61.165999999999997" table:style-name="ce8">
            <text:p>61.166</text:p>
          </table:table-cell>
          <table:table-cell office:value-type="float" office:value="82.233000000000004" table:style-name="ce8">
            <text:p>82.233</text:p>
          </table:table-cell>
          <table:table-cell office:value-type="float" office:value="75.242000000000004" table:style-name="ce8">
            <text:p>75.242</text:p>
          </table:table-cell>
          <table:table-cell office:value-type="float" office:value="47.088999999999999" table:style-name="ce8">
            <text:p>47.089</text:p>
          </table:table-cell>
          <table:table-cell office:value-type="float" office:value="57.350999999999999" table:style-name="ce8">
            <text:p>57.351</text:p>
          </table:table-cell>
          <table:table-cell office:value-type="float" office:value="25.898" table:style-name="ce8">
            <text:p>25.898</text:p>
          </table:table-cell>
          <table:table-cell office:value-type="float" office:value="74.849000000000004" table:style-name="ce8">
            <text:p>74.849</text:p>
          </table:table-cell>
          <table:table-cell office:value-type="float" office:value="91.769000000000005" table:style-name="ce8">
            <text:p>91.769</text:p>
          </table:table-cell>
          <table:table-cell office:value-type="float" office:value="84.412999999999997" table:style-name="ce8">
            <text:p>84.413</text:p>
          </table:table-cell>
          <table:table-cell office:value-type="float" office:value="82.084000000000003" table:style-name="ce8">
            <text:p>82.084</text:p>
          </table:table-cell>
          <table:table-cell office:value-type="float" office:value="66.988" table:style-name="ce8">
            <text:p>66.988</text:p>
          </table:table-cell>
          <table:table-cell office:value-type="float" office:value="83.998000000000005" table:style-name="ce8">
            <text:p>83.998</text:p>
          </table:table-cell>
          <table:table-cell office:value-type="float" office:value="83.364000000000004" table:style-name="ce8">
            <text:p>83.364</text:p>
          </table:table-cell>
          <table:table-cell office:value-type="float" office:value="85.897999999999996" table:style-name="ce8">
            <text:p>85.898</text:p>
          </table:table-cell>
          <table:table-cell office:value-type="float" office:value="76.944000000000003" table:style-name="ce8">
            <text:p>76.944</text:p>
          </table:table-cell>
          <table:table-cell office:value-type="float" office:value="87.254999999999995" table:style-name="ce8">
            <text:p>87.255</text:p>
          </table:table-cell>
          <table:table-cell office:value-type="float" office:value="86.691000000000003" table:style-name="ce8">
            <text:p>86.691</text:p>
          </table:table-cell>
          <table:table-cell office:value-type="float" office:value="71.043000000000006" table:style-name="ce8">
            <text:p>71.043</text:p>
          </table:table-cell>
          <table:table-cell office:value-type="float" office:value="81.323999999999998" table:style-name="ce8">
            <text:p>81.324</text:p>
          </table:table-cell>
          <table:table-cell office:value-type="float" office:value="84.099000000000004" table:style-name="ce8">
            <text:p>84.099</text:p>
          </table:table-cell>
          <table:table-cell office:value-type="float" office:value="72.302999999999997" table:style-name="ce8">
            <text:p>72.303</text:p>
          </table:table-cell>
          <table:table-cell office:value-type="float" office:value="68.948999999999998" table:style-name="ce8">
            <text:p>68.949</text:p>
          </table:table-cell>
          <table:table-cell office:value-type="float" office:value="72.787000000000006" table:style-name="ce8">
            <text:p>72.787</text:p>
          </table:table-cell>
          <table:table-cell office:value-type="float" office:value="45.838000000000001" table:style-name="ce8">
            <text:p>45.838</text:p>
          </table:table-cell>
          <table:table-cell office:value-type="float" office:value="88.15" table:style-name="ce8">
            <text:p>88.15</text:p>
          </table:table-cell>
          <table:table-cell office:value-type="float" office:value="87.613" table:style-name="ce8">
            <text:p>87.613</text:p>
          </table:table-cell>
          <table:table-cell office:value-type="float" office:value="83.102000000000004" table:style-name="ce8">
            <text:p>83.102</text:p>
          </table:table-cell>
          <table:table-cell office:value-type="float" office:value="72.396000000000001" table:style-name="ce8">
            <text:p>72.396</text:p>
          </table:table-cell>
          <table:table-cell office:value-type="float" office:value="55.569000000000003" table:style-name="ce8">
            <text:p>55.569</text:p>
          </table:table-cell>
          <table:table-cell office:value-type="float" office:value="60.746000000000002" table:style-name="ce8">
            <text:p>60.746</text:p>
          </table:table-cell>
          <table:table-cell office:value-type="float" office:value="55.887999999999998" table:style-name="ce8">
            <text:p>55.888</text:p>
          </table:table-cell>
          <table:table-cell office:value-type="float" office:value="84.8" table:style-name="ce8">
            <text:p>84.8</text:p>
          </table:table-cell>
          <table:table-cell office:value-type="float" office:value="88.555000000000007" table:style-name="ce8">
            <text:p>88.555</text:p>
          </table:table-cell>
          <table:table-cell office:value-type="float" office:value="75.242999999999995" table:style-name="ce8">
            <text:p>75.243</text:p>
          </table:table-cell>
          <table:table-cell office:value-type="float" office:value="80.320999999999998" table:style-name="ce8">
            <text:p>80.321</text:p>
          </table:table-cell>
          <table:table-cell office:value-type="float" office:value="73.105999999999995" table:style-name="ce8">
            <text:p>73.106</text:p>
          </table:table-cell>
          <table:table-cell office:value-type="float" office:value="78.885999999999996" table:style-name="ce8">
            <text:p>78.886</text:p>
          </table:table-cell>
          <table:table-cell office:value-type="float" office:value="91.013999999999996" table:style-name="ce8">
            <text:p>91.014</text:p>
          </table:table-cell>
          <table:table-cell office:value-type="float" office:value="75.771000000000001" table:style-name="ce8">
            <text:p>75.771</text:p>
          </table:table-cell>
          <table:table-cell office:value-type="float" office:value="62.006999999999998" table:style-name="ce8">
            <text:p>62.007</text:p>
          </table:table-cell>
          <table:table-cell office:value-type="float" office:value="70.658000000000001" table:style-name="ce8">
            <text:p>70.658</text:p>
          </table:table-cell>
          <table:table-cell office:value-type="float" office:value="46.28" table:style-name="ce8">
            <text:p>46.28</text:p>
          </table:table-cell>
          <table:table-cell office:value-type="float" office:value="53.637999999999998" table:style-name="ce8">
            <text:p>53.638</text:p>
          </table:table-cell>
          <table:table-cell office:value-type="float" office:value="41.363999999999997" table:style-name="ce8">
            <text:p>41.364</text:p>
          </table:table-cell>
          <table:table-cell office:value-type="float" office:value="73.31" table:style-name="ce8">
            <text:p>73.31</text:p>
          </table:table-cell>
          <table:table-cell office:value-type="float" office:value="65.150000000000006" table:style-name="ce8">
            <text:p>65.15</text:p>
          </table:table-cell>
          <table:table-cell office:value-type="float" office:value="59.935000000000002" table:style-name="ce8">
            <text:p>59.935</text:p>
          </table:table-cell>
          <table:table-cell office:value-type="float" office:value="60.545999999999999" table:style-name="ce8">
            <text:p>60.546</text:p>
          </table:table-cell>
          <table:table-cell office:value-type="float" office:value="43.058999999999997" table:style-name="ce8">
            <text:p>43.059</text:p>
          </table:table-cell>
          <table:table-cell office:value-type="float" office:value="43.009" table:style-name="ce8">
            <text:p>43.009</text:p>
          </table:table-cell>
          <table:table-cell office:value-type="float" office:value="70.762" table:style-name="ce8">
            <text:p>70.762</text:p>
          </table:table-cell>
          <table:table-cell office:value-type="float" office:value="46.408000000000001" table:style-name="ce8">
            <text:p>46.408</text:p>
          </table:table-cell>
          <table:table-cell office:value-type="float" office:value="53.954000000000001" table:style-name="ce8">
            <text:p>53.954</text:p>
          </table:table-cell>
          <table:table-cell office:value-type="float" office:value="71.942999999999998" table:style-name="ce8">
            <text:p>71.943</text:p>
          </table:table-cell>
          <table:table-cell office:value-type="float" office:value="68.188999999999993" table:style-name="ce8">
            <text:p>68.189</text:p>
          </table:table-cell>
          <table:table-cell office:value-type="float" office:value="58.319000000000003" table:style-name="ce8">
            <text:p>58.319</text:p>
          </table:table-cell>
          <table:table-cell office:value-type="float" office:value="59.161999999999999" table:style-name="ce8">
            <text:p>59.162</text:p>
          </table:table-cell>
          <table:table-cell office:value-type="float" office:value="56.758000000000003" table:style-name="ce8">
            <text:p>56.758</text:p>
          </table:table-cell>
          <table:table-cell office:value-type="float" office:value="56.415999999999997" table:style-name="ce8">
            <text:p>56.416</text:p>
          </table:table-cell>
          <table:table-cell office:value-type="float" office:value="42.761000000000003" table:style-name="ce8">
            <text:p>42.761</text:p>
          </table:table-cell>
          <table:table-cell office:value-type="float" office:value="91.308000000000007" table:style-name="ce8">
            <text:p>91.308</text:p>
          </table:table-cell>
          <table:table-cell office:value-type="float" office:value="76.962000000000003" table:style-name="ce8">
            <text:p>76.962</text:p>
          </table:table-cell>
          <table:table-cell office:value-type="float" office:value="74.855000000000004" table:style-name="ce8">
            <text:p>74.855</text:p>
          </table:table-cell>
          <table:table-cell office:value-type="float" office:value="73.456000000000003" table:style-name="ce8">
            <text:p>73.456</text:p>
          </table:table-cell>
          <table:table-cell office:value-type="float" office:value="83.710999999999999" table:style-name="ce8">
            <text:p>83.711</text:p>
          </table:table-cell>
          <table:table-cell office:value-type="float" office:value="69.447999999999993" table:style-name="ce8">
            <text:p>69.448</text:p>
          </table:table-cell>
          <table:table-cell office:value-type="float" office:value="72.894999999999996" table:style-name="ce8">
            <text:p>72.895</text:p>
          </table:table-cell>
          <table:table-cell office:value-type="float" office:value="5.3239999999999998" table:style-name="ce8">
            <text:p>5.324</text:p>
          </table:table-cell>
          <table:table-cell office:value-type="float" office:value="11.34" table:style-name="ce8">
            <text:p>11.34</text:p>
          </table:table-cell>
          <table:table-cell office:value-type="float" office:value="30.155000000000001" table:style-name="ce8">
            <text:p>30.155</text:p>
          </table:table-cell>
          <table:table-cell office:value-type="float" office:value="53.180999999999997" table:style-name="ce8">
            <text:p>53.181</text:p>
          </table:table-cell>
          <table:table-cell office:value-type="float" office:value="93.984999999999999" table:style-name="ce8">
            <text:p>93.985</text:p>
          </table:table-cell>
          <table:table-cell office:value-type="float" office:value="76.792000000000002" table:style-name="ce8">
            <text:p>76.792</text:p>
          </table:table-cell>
          <table:table-cell office:value-type="float" office:value="77.947999999999993" table:style-name="ce8">
            <text:p>77.948</text:p>
          </table:table-cell>
          <table:table-cell office:value-type="float" office:value="8.9570000000000007" table:style-name="ce8">
            <text:p>8.957</text:p>
          </table:table-cell>
          <table:table-cell office:value-type="float" office:value="17.782" table:style-name="ce8">
            <text:p>17.782</text:p>
          </table:table-cell>
          <table:table-cell office:value-type="float" office:value="13.598000000000001" table:style-name="ce8">
            <text:p>13.598</text:p>
          </table:table-cell>
          <table:table-cell office:value-type="float" office:value="14.749000000000001" table:style-name="ce8">
            <text:p>14.749</text:p>
          </table:table-cell>
          <table:table-cell office:value-type="float" office:value="15.586" table:style-name="ce8">
            <text:p>15.586</text:p>
          </table:table-cell>
          <table:table-cell office:value-type="float" office:value="15.795" table:style-name="ce8">
            <text:p>15.795</text:p>
          </table:table-cell>
          <table:table-cell office:value-type="float" office:value="0.314" table:style-name="ce8">
            <text:p>0.314</text:p>
          </table:table-cell>
          <table:table-cell office:value-type="float" office:value="27.928999999999998" table:style-name="ce8">
            <text:p>27.929</text:p>
          </table:table-cell>
          <table:table-cell office:value-type="float" office:value="5.5439999999999996" table:style-name="ce8">
            <text:p>5.544</text:p>
          </table:table-cell>
          <table:table-cell office:value-type="float" office:value="1.778" table:style-name="ce8">
            <text:p>1.778</text:p>
          </table:table-cell>
          <table:table-cell office:value-type="float" office:value="11.401999999999999" table:style-name="ce8">
            <text:p>11.402</text:p>
          </table:table-cell>
          <table:table-cell office:value-type="float" office:value="9.2050000000000001" table:style-name="ce8">
            <text:p>9.205</text:p>
          </table:table-cell>
          <table:table-cell office:value-type="float" office:value="2.1970000000000001" table:style-name="ce8">
            <text:p>2.197</text:p>
          </table:table-cell>
          <table:table-cell office:value-type="float" office:value="2.8239999999999998" table:style-name="ce8">
            <text:p>2.824</text:p>
          </table:table-cell>
          <table:table-cell office:value-type="float" office:value="3.0329999999999999" table:style-name="ce8">
            <text:p>3.033</text:p>
          </table:table-cell>
          <table:table-cell office:value-type="float" office:value="2.1970000000000001" table:style-name="ce8">
            <text:p>2.197</text:p>
          </table:table-cell>
          <table:table-cell office:value-type="float" office:value="7.7409999999999997" table:style-name="ce8">
            <text:p>7.741</text:p>
          </table:table-cell>
          <table:table-cell office:value-type="float" office:value="15.9" table:style-name="ce8">
            <text:p>15.9</text:p>
          </table:table-cell>
          <table:table-cell office:value-type="float" office:value="19.350999999999999" table:style-name="ce8">
            <text:p>19.351</text:p>
          </table:table-cell>
          <table:table-cell office:value-type="float" office:value="16.527000000000001" table:style-name="ce8">
            <text:p>16.527</text:p>
          </table:table-cell>
          <table:table-cell office:value-type="float" office:value="9.31" table:style-name="ce8">
            <text:p>9.31</text:p>
          </table:table-cell>
          <table:table-cell office:value-type="float" office:value="9.1709999999999994" table:style-name="ce8">
            <text:p>9.171</text:p>
          </table:table-cell>
          <table:table-cell office:value-type="string" table:style-name="ce8">
            <text:p>8.682</text:p>
          </table:table-cell>
          <table:table-cell office:value-type="string" table:style-name="ce8">
            <text:p>3.779</text:p>
          </table:table-cell>
          <table:table-cell office:value-type="string" table:style-name="ce8">
            <text:p>22.88</text:p>
          </table:table-cell>
          <table:table-cell office:value-type="string" table:style-name="ce8">
            <text:p>41.369</text:p>
          </table:table-cell>
          <table:table-cell office:value-type="string" table:style-name="ce8">
            <text:p>1.124</text:p>
          </table:table-cell>
          <table:table-cell office:value-type="string" table:style-name="ce8">
            <text:p>38.713</text:p>
          </table:table-cell>
          <table:table-cell office:value-type="string" table:style-name="ce8">
            <text:p>48.621</text:p>
          </table:table-cell>
          <table:table-cell office:value-type="string" table:style-name="ce8">
            <text:p>29.213</text:p>
          </table:table-cell>
          <table:table-cell office:value-type="string" table:style-name="ce8">
            <text:p>37.998</text:p>
          </table:table-cell>
          <table:table-cell office:value-type="string" table:style-name="ce8">
            <text:p>35.853</text:p>
          </table:table-cell>
          <table:table-cell office:value-type="string" table:style-name="ce8">
            <text:p>30.031</text:p>
          </table:table-cell>
          <table:table-cell office:value-type="string" table:style-name="ce8">
            <text:p>2.554</text:p>
          </table:table-cell>
          <table:table-cell office:value-type="string" table:style-name="ce8">
            <text:p>2.758</text:p>
          </table:table-cell>
          <table:table-cell office:value-type="string" table:style-name="ce8">
            <text:p>6.742</text:p>
          </table:table-cell>
          <table:table-cell office:value-type="string" table:style-name="ce8">
            <text:p>9.908</text:p>
          </table:table-cell>
          <table:table-cell office:value-type="string" table:style-name="ce8">
            <text:p>13.994</text:p>
          </table:table-cell>
          <table:table-cell office:value-type="string" table:style-name="ce8">
            <text:p>3.371</text:p>
          </table:table-cell>
          <table:table-cell office:value-type="string" table:style-name="ce8">
            <text:p>33.574</text:p>
          </table:table-cell>
          <table:table-cell office:value-type="string" table:style-name="ce8">
            <text:p>12.976</text:p>
          </table:table-cell>
          <table:table-cell office:value-type="string" table:style-name="ce8">
            <text:p>34.295</text:p>
          </table:table-cell>
          <table:table-cell office:value-type="string" table:style-name="ce8">
            <text:p>27.497</text:p>
          </table:table-cell>
          <table:table-cell office:value-type="string" table:style-name="ce8">
            <text:p>5.973</text:p>
          </table:table-cell>
          <table:table-cell office:value-type="string" table:style-name="ce8">
            <text:p>2.266</text:p>
          </table:table-cell>
          <table:table-cell office:value-type="string" table:style-name="ce8">
            <text:p>0.927</text:p>
          </table:table-cell>
          <table:table-cell office:value-type="string" table:style-name="ce8">
            <text:p>0.721</text:p>
          </table:table-cell>
          <table:table-cell office:value-type="string" table:style-name="ce8">
            <text:p>1.957</text:p>
          </table:table-cell>
          <table:table-cell office:value-type="string" table:style-name="ce8">
            <text:p>0.412</text:p>
          </table:table-cell>
          <table:table-cell office:value-type="string" table:style-name="ce8">
            <text:p>1.957</text:p>
          </table:table-cell>
          <table:table-cell office:value-type="string" table:style-name="ce8">
            <text:p>10.093</text:p>
          </table:table-cell>
          <table:table-cell office:value-type="string" table:style-name="ce8">
            <text:p>40.389</text:p>
          </table:table-cell>
          <table:table-cell office:value-type="string" table:style-name="ce8">
            <text:p>16.269</text:p>
          </table:table-cell>
          <table:table-cell office:value-type="string" table:style-name="ce8">
            <text:p>41.744</text:p>
          </table:table-cell>
          <table:table-cell office:value-type="string" table:style-name="ce8">
            <text:p>59.98</text:p>
          </table:table-cell>
          <table:table-cell office:value-type="string" table:style-name="ce8">
            <text:p>31.139</text:p>
          </table:table-cell>
          <table:table-cell office:value-type="float" office:value="61.756999999999998" table:style-name="ce8">
            <text:p>61.757</text:p>
          </table:table-cell>
          <table:table-cell office:value-type="float" office:value="69.260999999999996" table:style-name="ce8">
            <text:p>69.261</text:p>
          </table:table-cell>
          <table:table-cell office:value-type="float" office:value="59.521000000000001" table:style-name="ce8">
            <text:p>59.521</text:p>
          </table:table-cell>
          <table:table-cell office:value-type="float" office:value="44.895000000000003" table:style-name="ce8">
            <text:p>44.895</text:p>
          </table:table-cell>
          <table:table-cell office:value-type="float" office:value="71.73" table:style-name="ce8">
            <text:p>71.73</text:p>
          </table:table-cell>
          <table:table-cell office:value-type="float" office:value="71.049000000000007" table:style-name="ce8">
            <text:p>71.049</text:p>
          </table:table-cell>
          <table:table-cell office:value-type="float" office:value="5.4340000000000002" table:style-name="ce8">
            <text:p>5.434</text:p>
          </table:table-cell>
          <table:table-cell office:value-type="float" office:value="80.625" table:style-name="ce8">
            <text:p>80.625</text:p>
          </table:table-cell>
          <table:table-cell table:number-columns-repeated="16238"/>
        </table:table-row>
        <table:table-row table:style-name="ro11">
          <table:table-cell office:value-type="string" table:style-name="ce3">
            <text:p>H8B: Which of the following categories best reflects the type of work you do in your main job?</text:p>
          </table:table-cell>
          <table:table-cell office:value-type="string" table:style-name="ce3">
            <text:p>Internal Audit</text:p>
          </table:table-cell>
          <table:table-cell office:value-type="float" office:value="1431" table:style-name="ce8">
            <text:p>1431</text:p>
          </table:table-cell>
          <table:table-cell office:value-type="float" office:value="63.043999999999997" table:style-name="ce8">
            <text:p>63.044</text:p>
          </table:table-cell>
          <table:table-cell office:value-type="float" office:value="79.709999999999994" table:style-name="ce8">
            <text:p>79.71</text:p>
          </table:table-cell>
          <table:table-cell office:value-type="float" office:value="84.415999999999997" table:style-name="ce8">
            <text:p>84.416</text:p>
          </table:table-cell>
          <table:table-cell office:value-type="float" office:value="72.703000000000003" table:style-name="ce8">
            <text:p>72.703</text:p>
          </table:table-cell>
          <table:table-cell office:value-type="float" office:value="83.856999999999999" table:style-name="ce8">
            <text:p>83.857</text:p>
          </table:table-cell>
          <table:table-cell office:value-type="float" office:value="58.578000000000003" table:style-name="ce8">
            <text:p>58.578</text:p>
          </table:table-cell>
          <table:table-cell office:value-type="float" office:value="80.503" table:style-name="ce8">
            <text:p>80.503</text:p>
          </table:table-cell>
          <table:table-cell office:value-type="float" office:value="76.153999999999996" table:style-name="ce8">
            <text:p>76.154</text:p>
          </table:table-cell>
          <table:table-cell office:value-type="float" office:value="39.540999999999997" table:style-name="ce8">
            <text:p>39.541</text:p>
          </table:table-cell>
          <table:table-cell office:value-type="float" office:value="54.152999999999999" table:style-name="ce8">
            <text:p>54.153</text:p>
          </table:table-cell>
          <table:table-cell office:value-type="float" office:value="26.242000000000001" table:style-name="ce8">
            <text:p>26.242</text:p>
          </table:table-cell>
          <table:table-cell office:value-type="float" office:value="73.265000000000001" table:style-name="ce8">
            <text:p>73.265</text:p>
          </table:table-cell>
          <table:table-cell office:value-type="float" office:value="90" table:style-name="ce8">
            <text:p>90</text:p>
          </table:table-cell>
          <table:table-cell office:value-type="float" office:value="85.034999999999997" table:style-name="ce8">
            <text:p>85.035</text:p>
          </table:table-cell>
          <table:table-cell office:value-type="float" office:value="77.504999999999995" table:style-name="ce8">
            <text:p>77.505</text:p>
          </table:table-cell>
          <table:table-cell office:value-type="float" office:value="64.221000000000004" table:style-name="ce8">
            <text:p>64.221</text:p>
          </table:table-cell>
          <table:table-cell office:value-type="float" office:value="81.831000000000003" table:style-name="ce8">
            <text:p>81.831</text:p>
          </table:table-cell>
          <table:table-cell office:value-type="float" office:value="81.971000000000004" table:style-name="ce8">
            <text:p>81.971</text:p>
          </table:table-cell>
          <table:table-cell office:value-type="float" office:value="86.861999999999995" table:style-name="ce8">
            <text:p>86.862</text:p>
          </table:table-cell>
          <table:table-cell office:value-type="float" office:value="73.795000000000002" table:style-name="ce8">
            <text:p>73.795</text:p>
          </table:table-cell>
          <table:table-cell office:value-type="float" office:value="88.881" table:style-name="ce8">
            <text:p>88.881</text:p>
          </table:table-cell>
          <table:table-cell office:value-type="float" office:value="84.831000000000003" table:style-name="ce8">
            <text:p>84.831</text:p>
          </table:table-cell>
          <table:table-cell office:value-type="float" office:value="68.254999999999995" table:style-name="ce8">
            <text:p>68.255</text:p>
          </table:table-cell>
          <table:table-cell office:value-type="float" office:value="79.454999999999998" table:style-name="ce8">
            <text:p>79.455</text:p>
          </table:table-cell>
          <table:table-cell office:value-type="float" office:value="82.936999999999998" table:style-name="ce8">
            <text:p>82.937</text:p>
          </table:table-cell>
          <table:table-cell office:value-type="float" office:value="72.88" table:style-name="ce8">
            <text:p>72.88</text:p>
          </table:table-cell>
          <table:table-cell office:value-type="float" office:value="66.103999999999999" table:style-name="ce8">
            <text:p>66.104</text:p>
          </table:table-cell>
          <table:table-cell office:value-type="float" office:value="70.867999999999995" table:style-name="ce8">
            <text:p>70.868</text:p>
          </table:table-cell>
          <table:table-cell office:value-type="float" office:value="38.569000000000003" table:style-name="ce8">
            <text:p>38.569</text:p>
          </table:table-cell>
          <table:table-cell office:value-type="float" office:value="86.792000000000002" table:style-name="ce8">
            <text:p>86.792</text:p>
          </table:table-cell>
          <table:table-cell office:value-type="float" office:value="85.603999999999999" table:style-name="ce8">
            <text:p>85.604</text:p>
          </table:table-cell>
          <table:table-cell office:value-type="float" office:value="79.230999999999995" table:style-name="ce8">
            <text:p>79.231</text:p>
          </table:table-cell>
          <table:table-cell office:value-type="float" office:value="69.741" table:style-name="ce8">
            <text:p>69.741</text:p>
          </table:table-cell>
          <table:table-cell office:value-type="float" office:value="54.8" table:style-name="ce8">
            <text:p>54.8</text:p>
          </table:table-cell>
          <table:table-cell office:value-type="float" office:value="55.93" table:style-name="ce8">
            <text:p>55.93</text:p>
          </table:table-cell>
          <table:table-cell office:value-type="float" office:value="53.744" table:style-name="ce8">
            <text:p>53.744</text:p>
          </table:table-cell>
          <table:table-cell office:value-type="float" office:value="83.007000000000005" table:style-name="ce8">
            <text:p>83.007</text:p>
          </table:table-cell>
          <table:table-cell office:value-type="float" office:value="87.412999999999997" table:style-name="ce8">
            <text:p>87.413</text:p>
          </table:table-cell>
          <table:table-cell office:value-type="float" office:value="74.406000000000006" table:style-name="ce8">
            <text:p>74.406</text:p>
          </table:table-cell>
          <table:table-cell office:value-type="float" office:value="77.149000000000001" table:style-name="ce8">
            <text:p>77.149</text:p>
          </table:table-cell>
          <table:table-cell office:value-type="float" office:value="72.097999999999999" table:style-name="ce8">
            <text:p>72.098</text:p>
          </table:table-cell>
          <table:table-cell office:value-type="float" office:value="80.519000000000005" table:style-name="ce8">
            <text:p>80.519</text:p>
          </table:table-cell>
          <table:table-cell office:value-type="float" office:value="88.234999999999999" table:style-name="ce8">
            <text:p>88.235</text:p>
          </table:table-cell>
          <table:table-cell office:value-type="float" office:value="70.14" table:style-name="ce8">
            <text:p>70.14</text:p>
          </table:table-cell>
          <table:table-cell office:value-type="float" office:value="68.816000000000003" table:style-name="ce8">
            <text:p>68.816</text:p>
          </table:table-cell>
          <table:table-cell office:value-type="float" office:value="77.078999999999994" table:style-name="ce8">
            <text:p>77.079</text:p>
          </table:table-cell>
          <table:table-cell office:value-type="float" office:value="41.427999999999997" table:style-name="ce8">
            <text:p>41.428</text:p>
          </table:table-cell>
          <table:table-cell office:value-type="float" office:value="44.997" table:style-name="ce8">
            <text:p>44.997</text:p>
          </table:table-cell>
          <table:table-cell office:value-type="float" office:value="32.284999999999997" table:style-name="ce8">
            <text:p>32.285</text:p>
          </table:table-cell>
          <table:table-cell office:value-type="float" office:value="73.655000000000001" table:style-name="ce8">
            <text:p>73.655</text:p>
          </table:table-cell>
          <table:table-cell office:value-type="float" office:value="65.454999999999998" table:style-name="ce8">
            <text:p>65.455</text:p>
          </table:table-cell>
          <table:table-cell office:value-type="float" office:value="57.404000000000003" table:style-name="ce8">
            <text:p>57.404</text:p>
          </table:table-cell>
          <table:table-cell office:value-type="float" office:value="58.052999999999997" table:style-name="ce8">
            <text:p>58.053</text:p>
          </table:table-cell>
          <table:table-cell office:value-type="float" office:value="35.709000000000003" table:style-name="ce8">
            <text:p>35.709</text:p>
          </table:table-cell>
          <table:table-cell office:value-type="float" office:value="36.389000000000003" table:style-name="ce8">
            <text:p>36.389</text:p>
          </table:table-cell>
          <table:table-cell office:value-type="float" office:value="68.509" table:style-name="ce8">
            <text:p>68.509</text:p>
          </table:table-cell>
          <table:table-cell office:value-type="float" office:value="40.978999999999999" table:style-name="ce8">
            <text:p>40.979</text:p>
          </table:table-cell>
          <table:table-cell office:value-type="float" office:value="51.189" table:style-name="ce8">
            <text:p>51.189</text:p>
          </table:table-cell>
          <table:table-cell office:value-type="float" office:value="63.731999999999999" table:style-name="ce8">
            <text:p>63.732</text:p>
          </table:table-cell>
          <table:table-cell office:value-type="float" office:value="58.851999999999997" table:style-name="ce8">
            <text:p>58.852</text:p>
          </table:table-cell>
          <table:table-cell office:value-type="float" office:value="51.856999999999999" table:style-name="ce8">
            <text:p>51.857</text:p>
          </table:table-cell>
          <table:table-cell office:value-type="float" office:value="52.134" table:style-name="ce8">
            <text:p>52.134</text:p>
          </table:table-cell>
          <table:table-cell office:value-type="float" office:value="49.335999999999999" table:style-name="ce8">
            <text:p>49.336</text:p>
          </table:table-cell>
          <table:table-cell office:value-type="float" office:value="53.006999999999998" table:style-name="ce8">
            <text:p>53.007</text:p>
          </table:table-cell>
          <table:table-cell office:value-type="float" office:value="42.207999999999998" table:style-name="ce8">
            <text:p>42.208</text:p>
          </table:table-cell>
          <table:table-cell office:value-type="float" office:value="91.683999999999997" table:style-name="ce8">
            <text:p>91.684</text:p>
          </table:table-cell>
          <table:table-cell office:value-type="float" office:value="73.305000000000007" table:style-name="ce8">
            <text:p>73.305</text:p>
          </table:table-cell>
          <table:table-cell office:value-type="float" office:value="71.049000000000007" table:style-name="ce8">
            <text:p>71.049</text:p>
          </table:table-cell>
          <table:table-cell office:value-type="float" office:value="70.679000000000002" table:style-name="ce8">
            <text:p>70.679</text:p>
          </table:table-cell>
          <table:table-cell office:value-type="float" office:value="79.650000000000006" table:style-name="ce8">
            <text:p>79.65</text:p>
          </table:table-cell>
          <table:table-cell office:value-type="float" office:value="62.158000000000001" table:style-name="ce8">
            <text:p>62.158</text:p>
          </table:table-cell>
          <table:table-cell office:value-type="float" office:value="73.525000000000006" table:style-name="ce8">
            <text:p>73.525</text:p>
          </table:table-cell>
          <table:table-cell office:value-type="float" office:value="4.6950000000000003" table:style-name="ce8">
            <text:p>4.695</text:p>
          </table:table-cell>
          <table:table-cell office:value-type="float" office:value="12.404" table:style-name="ce8">
            <text:p>12.404</text:p>
          </table:table-cell>
          <table:table-cell office:value-type="float" office:value="26.138999999999999" table:style-name="ce8">
            <text:p>26.139</text:p>
          </table:table-cell>
          <table:table-cell office:value-type="float" office:value="56.762" table:style-name="ce8">
            <text:p>56.762</text:p>
          </table:table-cell>
          <table:table-cell office:value-type="float" office:value="93.656000000000006" table:style-name="ce8">
            <text:p>93.656</text:p>
          </table:table-cell>
          <table:table-cell office:value-type="float" office:value="72.561999999999998" table:style-name="ce8">
            <text:p>72.562</text:p>
          </table:table-cell>
          <table:table-cell office:value-type="float" office:value="71.319999999999993" table:style-name="ce8">
            <text:p>71.32</text:p>
          </table:table-cell>
          <table:table-cell office:value-type="float" office:value="9.8670000000000009" table:style-name="ce8">
            <text:p>9.867</text:p>
          </table:table-cell>
          <table:table-cell office:value-type="float" office:value="21.277000000000001" table:style-name="ce8">
            <text:p>21.277</text:p>
          </table:table-cell>
          <table:table-cell office:value-type="float" office:value="13.475" table:style-name="ce8">
            <text:p>13.475</text:p>
          </table:table-cell>
          <table:table-cell office:value-type="float" office:value="16.312000000000001" table:style-name="ce8">
            <text:p>16.312</text:p>
          </table:table-cell>
          <table:table-cell office:value-type="float" office:value="12.057" table:style-name="ce8">
            <text:p>12.057</text:p>
          </table:table-cell>
          <table:table-cell office:value-type="float" office:value="11.348000000000001" table:style-name="ce8">
            <text:p>11.348</text:p>
          </table:table-cell>
          <table:table-cell office:value-type="float" office:value="0" table:style-name="ce8">
            <text:p>0</text:p>
          </table:table-cell>
          <table:table-cell office:value-type="float" office:value="26.241" table:style-name="ce8">
            <text:p>26.241</text:p>
          </table:table-cell>
          <table:table-cell office:value-type="float" office:value="8.5109999999999992" table:style-name="ce8">
            <text:p>8.511</text:p>
          </table:table-cell>
          <table:table-cell office:value-type="float" office:value="2.8370000000000002" table:style-name="ce8">
            <text:p>2.837</text:p>
          </table:table-cell>
          <table:table-cell office:value-type="float" office:value="11.348000000000001" table:style-name="ce8">
            <text:p>11.348</text:p>
          </table:table-cell>
          <table:table-cell office:value-type="float" office:value="11.348000000000001" table:style-name="ce8">
            <text:p>11.348</text:p>
          </table:table-cell>
          <table:table-cell office:value-type="float" office:value="2.8370000000000002" table:style-name="ce8">
            <text:p>2.837</text:p>
          </table:table-cell>
          <table:table-cell office:value-type="float" office:value="1.4179999999999999" table:style-name="ce8">
            <text:p>1.418</text:p>
          </table:table-cell>
          <table:table-cell office:value-type="float" office:value="4.9649999999999999" table:style-name="ce8">
            <text:p>4.965</text:p>
          </table:table-cell>
          <table:table-cell office:value-type="float" office:value="2.8370000000000002" table:style-name="ce8">
            <text:p>2.837</text:p>
          </table:table-cell>
          <table:table-cell office:value-type="float" office:value="7.8010000000000002" table:style-name="ce8">
            <text:p>7.801</text:p>
          </table:table-cell>
          <table:table-cell office:value-type="float" office:value="15.603" table:style-name="ce8">
            <text:p>15.603</text:p>
          </table:table-cell>
          <table:table-cell office:value-type="float" office:value="17.73" table:style-name="ce8">
            <text:p>17.73</text:p>
          </table:table-cell>
          <table:table-cell office:value-type="float" office:value="19.858000000000001" table:style-name="ce8">
            <text:p>19.858</text:p>
          </table:table-cell>
          <table:table-cell office:value-type="float" office:value="4.9649999999999999" table:style-name="ce8">
            <text:p>4.965</text:p>
          </table:table-cell>
          <table:table-cell office:value-type="float" office:value="8.7469999999999999" table:style-name="ce8">
            <text:p>8.747</text:p>
          </table:table-cell>
          <table:table-cell office:value-type="string" table:style-name="ce8">
            <text:p>10.484</text:p>
          </table:table-cell>
          <table:table-cell office:value-type="string" table:style-name="ce8">
            <text:p>5.645</text:p>
          </table:table-cell>
          <table:table-cell office:value-type="string" table:style-name="ce8">
            <text:p>22.581</text:p>
          </table:table-cell>
          <table:table-cell office:value-type="string" table:style-name="ce8">
            <text:p>40.323</text:p>
          </table:table-cell>
          <table:table-cell office:value-type="string" table:style-name="ce8">
            <text:p>0.806</text:p>
          </table:table-cell>
          <table:table-cell office:value-type="string" table:style-name="ce8">
            <text:p>33.871</text:p>
          </table:table-cell>
          <table:table-cell office:value-type="string" table:style-name="ce8">
            <text:p>43.548</text:p>
          </table:table-cell>
          <table:table-cell office:value-type="string" table:style-name="ce8">
            <text:p>30.645</text:p>
          </table:table-cell>
          <table:table-cell office:value-type="string" table:style-name="ce8">
            <text:p>36.29</text:p>
          </table:table-cell>
          <table:table-cell office:value-type="string" table:style-name="ce8">
            <text:p>33.871</text:p>
          </table:table-cell>
          <table:table-cell office:value-type="string" table:style-name="ce8">
            <text:p>30.645</text:p>
          </table:table-cell>
          <table:table-cell office:value-type="string" table:style-name="ce8">
            <text:p>4.032</text:p>
          </table:table-cell>
          <table:table-cell office:value-type="string" table:style-name="ce8">
            <text:p>2.419</text:p>
          </table:table-cell>
          <table:table-cell office:value-type="string" table:style-name="ce8">
            <text:p>8.065</text:p>
          </table:table-cell>
          <table:table-cell office:value-type="string" table:style-name="ce8">
            <text:p>13.71</text:p>
          </table:table-cell>
          <table:table-cell office:value-type="string" table:style-name="ce8">
            <text:p>13.71</text:p>
          </table:table-cell>
          <table:table-cell office:value-type="string" table:style-name="ce8">
            <text:p>2.419</text:p>
          </table:table-cell>
          <table:table-cell office:value-type="string" table:style-name="ce8">
            <text:p>36</text:p>
          </table:table-cell>
          <table:table-cell office:value-type="string" table:style-name="ce8">
            <text:p>8.8</text:p>
          </table:table-cell>
          <table:table-cell office:value-type="string" table:style-name="ce8">
            <text:p>30.4</text:p>
          </table:table-cell>
          <table:table-cell office:value-type="string" table:style-name="ce8">
            <text:p>28.8</text:p>
          </table:table-cell>
          <table:table-cell office:value-type="string" table:style-name="ce8">
            <text:p>2.4</text:p>
          </table:table-cell>
          <table:table-cell office:value-type="string" table:style-name="ce8">
            <text:p>3.2</text:p>
          </table:table-cell>
          <table:table-cell office:value-type="string" table:style-name="ce8">
            <text:p>0</text:p>
          </table:table-cell>
          <table:table-cell office:value-type="string" table:style-name="ce8">
            <text:p>0</text:p>
          </table:table-cell>
          <table:table-cell office:value-type="string" table:style-name="ce8">
            <text:p>0.8</text:p>
          </table:table-cell>
          <table:table-cell office:value-type="string" table:style-name="ce8">
            <text:p>0.8</text:p>
          </table:table-cell>
          <table:table-cell office:value-type="string" table:style-name="ce8">
            <text:p>2.4</text:p>
          </table:table-cell>
          <table:table-cell office:value-type="string" table:style-name="ce8">
            <text:p>14.4</text:p>
          </table:table-cell>
          <table:table-cell office:value-type="string" table:style-name="ce8">
            <text:p>37.903</text:p>
          </table:table-cell>
          <table:table-cell office:value-type="string" table:style-name="ce8">
            <text:p>14.754</text:p>
          </table:table-cell>
          <table:table-cell office:value-type="string" table:style-name="ce8">
            <text:p>39.516</text:p>
          </table:table-cell>
          <table:table-cell office:value-type="string" table:style-name="ce8">
            <text:p>59.2</text:p>
          </table:table-cell>
          <table:table-cell office:value-type="string" table:style-name="ce8">
            <text:p>31.915</text:p>
          </table:table-cell>
          <table:table-cell office:value-type="float" office:value="60.759" table:style-name="ce8">
            <text:p>60.759</text:p>
          </table:table-cell>
          <table:table-cell office:value-type="float" office:value="65.213999999999999" table:style-name="ce8">
            <text:p>65.214</text:p>
          </table:table-cell>
          <table:table-cell office:value-type="float" office:value="56.720999999999997" table:style-name="ce8">
            <text:p>56.721</text:p>
          </table:table-cell>
          <table:table-cell office:value-type="float" office:value="46.905999999999999" table:style-name="ce8">
            <text:p>46.906</text:p>
          </table:table-cell>
          <table:table-cell office:value-type="float" office:value="69.171000000000006" table:style-name="ce8">
            <text:p>69.171</text:p>
          </table:table-cell>
          <table:table-cell office:value-type="float" office:value="69.873999999999995" table:style-name="ce8">
            <text:p>69.874</text:p>
          </table:table-cell>
          <table:table-cell office:value-type="float" office:value="5.2" table:style-name="ce8">
            <text:p>5.2</text:p>
          </table:table-cell>
          <table:table-cell office:value-type="float" office:value="76.486999999999995" table:style-name="ce8">
            <text:p>76.487</text:p>
          </table:table-cell>
          <table:table-cell table:number-columns-repeated="16238"/>
        </table:table-row>
        <table:table-row table:style-name="ro11">
          <table:table-cell office:value-type="string" table:style-name="ce3">
            <text:p>H8B: Which of the following categories best reflects the type of work you do in your main job?</text:p>
          </table:table-cell>
          <table:table-cell office:value-type="string" table:style-name="ce3">
            <text:p>International Trade</text:p>
          </table:table-cell>
          <table:table-cell office:value-type="float" office:value="2287" table:style-name="ce8">
            <text:p>2287</text:p>
          </table:table-cell>
          <table:table-cell office:value-type="float" office:value="65.197999999999993" table:style-name="ce8">
            <text:p>65.198</text:p>
          </table:table-cell>
          <table:table-cell office:value-type="float" office:value="78.635000000000005" table:style-name="ce8">
            <text:p>78.635</text:p>
          </table:table-cell>
          <table:table-cell office:value-type="float" office:value="84.587000000000003" table:style-name="ce8">
            <text:p>84.587</text:p>
          </table:table-cell>
          <table:table-cell office:value-type="float" office:value="74.085999999999999" table:style-name="ce8">
            <text:p>74.086</text:p>
          </table:table-cell>
          <table:table-cell office:value-type="float" office:value="82.778999999999996" table:style-name="ce8">
            <text:p>82.779</text:p>
          </table:table-cell>
          <table:table-cell office:value-type="float" office:value="58.771000000000001" table:style-name="ce8">
            <text:p>58.771</text:p>
          </table:table-cell>
          <table:table-cell office:value-type="float" office:value="81.245000000000005" table:style-name="ce8">
            <text:p>81.245</text:p>
          </table:table-cell>
          <table:table-cell office:value-type="float" office:value="72.421999999999997" table:style-name="ce8">
            <text:p>72.422</text:p>
          </table:table-cell>
          <table:table-cell office:value-type="float" office:value="31.337" table:style-name="ce8">
            <text:p>31.337</text:p>
          </table:table-cell>
          <table:table-cell office:value-type="float" office:value="55.231000000000002" table:style-name="ce8">
            <text:p>55.231</text:p>
          </table:table-cell>
          <table:table-cell office:value-type="float" office:value="26.771000000000001" table:style-name="ce8">
            <text:p>26.771</text:p>
          </table:table-cell>
          <table:table-cell office:value-type="float" office:value="74.033000000000001" table:style-name="ce8">
            <text:p>74.033</text:p>
          </table:table-cell>
          <table:table-cell office:value-type="float" office:value="91.251000000000005" table:style-name="ce8">
            <text:p>91.251</text:p>
          </table:table-cell>
          <table:table-cell office:value-type="float" office:value="85.683000000000007" table:style-name="ce8">
            <text:p>85.683</text:p>
          </table:table-cell>
          <table:table-cell office:value-type="float" office:value="78.972999999999999" table:style-name="ce8">
            <text:p>78.973</text:p>
          </table:table-cell>
          <table:table-cell office:value-type="float" office:value="58.563000000000002" table:style-name="ce8">
            <text:p>58.563</text:p>
          </table:table-cell>
          <table:table-cell office:value-type="float" office:value="78.739999999999995" table:style-name="ce8">
            <text:p>78.74</text:p>
          </table:table-cell>
          <table:table-cell office:value-type="float" office:value="82.903000000000006" table:style-name="ce8">
            <text:p>82.903</text:p>
          </table:table-cell>
          <table:table-cell office:value-type="float" office:value="86.27" table:style-name="ce8">
            <text:p>86.27</text:p>
          </table:table-cell>
          <table:table-cell office:value-type="float" office:value="75.787999999999997" table:style-name="ce8">
            <text:p>75.788</text:p>
          </table:table-cell>
          <table:table-cell office:value-type="float" office:value="87.778999999999996" table:style-name="ce8">
            <text:p>87.779</text:p>
          </table:table-cell>
          <table:table-cell office:value-type="float" office:value="85.582999999999998" table:style-name="ce8">
            <text:p>85.583</text:p>
          </table:table-cell>
          <table:table-cell office:value-type="float" office:value="72.668000000000006" table:style-name="ce8">
            <text:p>72.668</text:p>
          </table:table-cell>
          <table:table-cell office:value-type="float" office:value="79.265000000000001" table:style-name="ce8">
            <text:p>79.265</text:p>
          </table:table-cell>
          <table:table-cell office:value-type="float" office:value="82.83" table:style-name="ce8">
            <text:p>82.83</text:p>
          </table:table-cell>
          <table:table-cell office:value-type="float" office:value="70.644999999999996" table:style-name="ce8">
            <text:p>70.645</text:p>
          </table:table-cell>
          <table:table-cell office:value-type="float" office:value="69.349000000000004" table:style-name="ce8">
            <text:p>69.349</text:p>
          </table:table-cell>
          <table:table-cell office:value-type="float" office:value="71.597999999999999" table:style-name="ce8">
            <text:p>71.598</text:p>
          </table:table-cell>
          <table:table-cell office:value-type="float" office:value="45.418999999999997" table:style-name="ce8">
            <text:p>45.419</text:p>
          </table:table-cell>
          <table:table-cell office:value-type="float" office:value="86.953000000000003" table:style-name="ce8">
            <text:p>86.953</text:p>
          </table:table-cell>
          <table:table-cell office:value-type="float" office:value="83.888000000000005" table:style-name="ce8">
            <text:p>83.888</text:p>
          </table:table-cell>
          <table:table-cell office:value-type="float" office:value="77.549000000000007" table:style-name="ce8">
            <text:p>77.549</text:p>
          </table:table-cell>
          <table:table-cell office:value-type="float" office:value="68.823999999999998" table:style-name="ce8">
            <text:p>68.824</text:p>
          </table:table-cell>
          <table:table-cell office:value-type="float" office:value="58.405999999999999" table:style-name="ce8">
            <text:p>58.406</text:p>
          </table:table-cell>
          <table:table-cell office:value-type="float" office:value="54.398000000000003" table:style-name="ce8">
            <text:p>54.398</text:p>
          </table:table-cell>
          <table:table-cell office:value-type="float" office:value="53.57" table:style-name="ce8">
            <text:p>53.57</text:p>
          </table:table-cell>
          <table:table-cell office:value-type="float" office:value="83.215999999999994" table:style-name="ce8">
            <text:p>83.216</text:p>
          </table:table-cell>
          <table:table-cell office:value-type="float" office:value="88.65" table:style-name="ce8">
            <text:p>88.65</text:p>
          </table:table-cell>
          <table:table-cell office:value-type="float" office:value="73.013999999999996" table:style-name="ce8">
            <text:p>73.014</text:p>
          </table:table-cell>
          <table:table-cell office:value-type="float" office:value="80.052000000000007" table:style-name="ce8">
            <text:p>80.052</text:p>
          </table:table-cell>
          <table:table-cell office:value-type="float" office:value="67.381" table:style-name="ce8">
            <text:p>67.381</text:p>
          </table:table-cell>
          <table:table-cell office:value-type="float" office:value="77.563999999999993" table:style-name="ce8">
            <text:p>77.564</text:p>
          </table:table-cell>
          <table:table-cell office:value-type="float" office:value="86.388999999999996" table:style-name="ce8">
            <text:p>86.389</text:p>
          </table:table-cell>
          <table:table-cell office:value-type="float" office:value="69.837999999999994" table:style-name="ce8">
            <text:p>69.838</text:p>
          </table:table-cell>
          <table:table-cell office:value-type="float" office:value="63.338000000000001" table:style-name="ce8">
            <text:p>63.338</text:p>
          </table:table-cell>
          <table:table-cell office:value-type="float" office:value="69.903999999999996" table:style-name="ce8">
            <text:p>69.904</text:p>
          </table:table-cell>
          <table:table-cell office:value-type="float" office:value="31.175999999999998" table:style-name="ce8">
            <text:p>31.176</text:p>
          </table:table-cell>
          <table:table-cell office:value-type="float" office:value="37.505000000000003" table:style-name="ce8">
            <text:p>37.505</text:p>
          </table:table-cell>
          <table:table-cell office:value-type="float" office:value="25.317" table:style-name="ce8">
            <text:p>25.317</text:p>
          </table:table-cell>
          <table:table-cell office:value-type="float" office:value="74.421000000000006" table:style-name="ce8">
            <text:p>74.421</text:p>
          </table:table-cell>
          <table:table-cell office:value-type="float" office:value="68.724999999999994" table:style-name="ce8">
            <text:p>68.725</text:p>
          </table:table-cell>
          <table:table-cell office:value-type="float" office:value="54.732999999999997" table:style-name="ce8">
            <text:p>54.733</text:p>
          </table:table-cell>
          <table:table-cell office:value-type="float" office:value="60.857999999999997" table:style-name="ce8">
            <text:p>60.858</text:p>
          </table:table-cell>
          <table:table-cell office:value-type="float" office:value="42.713000000000001" table:style-name="ce8">
            <text:p>42.713</text:p>
          </table:table-cell>
          <table:table-cell office:value-type="float" office:value="36.177" table:style-name="ce8">
            <text:p>36.177</text:p>
          </table:table-cell>
          <table:table-cell office:value-type="float" office:value="67.191999999999993" table:style-name="ce8">
            <text:p>67.192</text:p>
          </table:table-cell>
          <table:table-cell office:value-type="float" office:value="40.981000000000002" table:style-name="ce8">
            <text:p>40.981</text:p>
          </table:table-cell>
          <table:table-cell office:value-type="float" office:value="51.335000000000001" table:style-name="ce8">
            <text:p>51.335</text:p>
          </table:table-cell>
          <table:table-cell office:value-type="float" office:value="68.941000000000003" table:style-name="ce8">
            <text:p>68.941</text:p>
          </table:table-cell>
          <table:table-cell office:value-type="float" office:value="65.278000000000006" table:style-name="ce8">
            <text:p>65.278</text:p>
          </table:table-cell>
          <table:table-cell office:value-type="float" office:value="53.33" table:style-name="ce8">
            <text:p>53.33</text:p>
          </table:table-cell>
          <table:table-cell office:value-type="float" office:value="58.238" table:style-name="ce8">
            <text:p>58.238</text:p>
          </table:table-cell>
          <table:table-cell office:value-type="float" office:value="56.343000000000004" table:style-name="ce8">
            <text:p>56.343</text:p>
          </table:table-cell>
          <table:table-cell office:value-type="float" office:value="54.350999999999999" table:style-name="ce8">
            <text:p>54.351</text:p>
          </table:table-cell>
          <table:table-cell office:value-type="float" office:value="38.484999999999999" table:style-name="ce8">
            <text:p>38.485</text:p>
          </table:table-cell>
          <table:table-cell office:value-type="float" office:value="89.497" table:style-name="ce8">
            <text:p>89.497</text:p>
          </table:table-cell>
          <table:table-cell office:value-type="float" office:value="71.278000000000006" table:style-name="ce8">
            <text:p>71.278</text:p>
          </table:table-cell>
          <table:table-cell office:value-type="float" office:value="71.253" table:style-name="ce8">
            <text:p>71.253</text:p>
          </table:table-cell>
          <table:table-cell office:value-type="float" office:value="68.927999999999997" table:style-name="ce8">
            <text:p>68.928</text:p>
          </table:table-cell>
          <table:table-cell office:value-type="float" office:value="80.962999999999994" table:style-name="ce8">
            <text:p>80.963</text:p>
          </table:table-cell>
          <table:table-cell office:value-type="float" office:value="57.837000000000003" table:style-name="ce8">
            <text:p>57.837</text:p>
          </table:table-cell>
          <table:table-cell office:value-type="float" office:value="74.430000000000007" table:style-name="ce8">
            <text:p>74.43</text:p>
          </table:table-cell>
          <table:table-cell office:value-type="float" office:value="6.3209999999999997" table:style-name="ce8">
            <text:p>6.321</text:p>
          </table:table-cell>
          <table:table-cell office:value-type="float" office:value="13.345000000000001" table:style-name="ce8">
            <text:p>13.345</text:p>
          </table:table-cell>
          <table:table-cell office:value-type="float" office:value="35.865000000000002" table:style-name="ce8">
            <text:p>35.865</text:p>
          </table:table-cell>
          <table:table-cell office:value-type="float" office:value="44.469000000000001" table:style-name="ce8">
            <text:p>44.469</text:p>
          </table:table-cell>
          <table:table-cell office:value-type="float" office:value="88.727000000000004" table:style-name="ce8">
            <text:p>88.727</text:p>
          </table:table-cell>
          <table:table-cell office:value-type="float" office:value="63.42" table:style-name="ce8">
            <text:p>63.42</text:p>
          </table:table-cell>
          <table:table-cell office:value-type="float" office:value="73.372" table:style-name="ce8">
            <text:p>73.372</text:p>
          </table:table-cell>
          <table:table-cell office:value-type="float" office:value="10.625" table:style-name="ce8">
            <text:p>10.625</text:p>
          </table:table-cell>
          <table:table-cell office:value-type="float" office:value="21.811" table:style-name="ce8">
            <text:p>21.811</text:p>
          </table:table-cell>
          <table:table-cell office:value-type="float" office:value="11.933999999999999" table:style-name="ce8">
            <text:p>11.934</text:p>
          </table:table-cell>
          <table:table-cell office:value-type="float" office:value="7.407" table:style-name="ce8">
            <text:p>7.407</text:p>
          </table:table-cell>
          <table:table-cell office:value-type="float" office:value="16.872" table:style-name="ce8">
            <text:p>16.872</text:p>
          </table:table-cell>
          <table:table-cell office:value-type="float" office:value="22.222000000000001" table:style-name="ce8">
            <text:p>22.222</text:p>
          </table:table-cell>
          <table:table-cell office:value-type="float" office:value="0.41199999999999998" table:style-name="ce8">
            <text:p>0.412</text:p>
          </table:table-cell>
          <table:table-cell office:value-type="float" office:value="33.744999999999997" table:style-name="ce8">
            <text:p>33.745</text:p>
          </table:table-cell>
          <table:table-cell office:value-type="float" office:value="6.9960000000000004" table:style-name="ce8">
            <text:p>6.996</text:p>
          </table:table-cell>
          <table:table-cell office:value-type="float" office:value="3.7040000000000002" table:style-name="ce8">
            <text:p>3.704</text:p>
          </table:table-cell>
          <table:table-cell office:value-type="float" office:value="7.819" table:style-name="ce8">
            <text:p>7.819</text:p>
          </table:table-cell>
          <table:table-cell office:value-type="float" office:value="18.106999999999999" table:style-name="ce8">
            <text:p>18.107</text:p>
          </table:table-cell>
          <table:table-cell office:value-type="float" office:value="1.6459999999999999" table:style-name="ce8">
            <text:p>1.646</text:p>
          </table:table-cell>
          <table:table-cell office:value-type="float" office:value="3.7040000000000002" table:style-name="ce8">
            <text:p>3.704</text:p>
          </table:table-cell>
          <table:table-cell office:value-type="float" office:value="3.2919999999999998" table:style-name="ce8">
            <text:p>3.292</text:p>
          </table:table-cell>
          <table:table-cell office:value-type="float" office:value="2.8809999999999998" table:style-name="ce8">
            <text:p>2.881</text:p>
          </table:table-cell>
          <table:table-cell office:value-type="float" office:value="8.23" table:style-name="ce8">
            <text:p>8.23</text:p>
          </table:table-cell>
          <table:table-cell office:value-type="float" office:value="10.288" table:style-name="ce8">
            <text:p>10.288</text:p>
          </table:table-cell>
          <table:table-cell office:value-type="float" office:value="16.048999999999999" table:style-name="ce8">
            <text:p>16.049</text:p>
          </table:table-cell>
          <table:table-cell office:value-type="float" office:value="18.518999999999998" table:style-name="ce8">
            <text:p>18.519</text:p>
          </table:table-cell>
          <table:table-cell office:value-type="float" office:value="4.9379999999999997" table:style-name="ce8">
            <text:p>4.938</text:p>
          </table:table-cell>
          <table:table-cell office:value-type="float" office:value="8.6180000000000003" table:style-name="ce8">
            <text:p>8.618</text:p>
          </table:table-cell>
          <table:table-cell office:value-type="string" table:style-name="ce8">
            <text:p>11.675</text:p>
          </table:table-cell>
          <table:table-cell office:value-type="string" table:style-name="ce8">
            <text:p>8.629</text:p>
          </table:table-cell>
          <table:table-cell office:value-type="string" table:style-name="ce8">
            <text:p>18.274</text:p>
          </table:table-cell>
          <table:table-cell office:value-type="string" table:style-name="ce8">
            <text:p>42.64</text:p>
          </table:table-cell>
          <table:table-cell office:value-type="string" table:style-name="ce8">
            <text:p>1.015</text:p>
          </table:table-cell>
          <table:table-cell office:value-type="string" table:style-name="ce8">
            <text:p>38.071</text:p>
          </table:table-cell>
          <table:table-cell office:value-type="string" table:style-name="ce8">
            <text:p>51.777</text:p>
          </table:table-cell>
          <table:table-cell office:value-type="string" table:style-name="ce8">
            <text:p>28.934</text:p>
          </table:table-cell>
          <table:table-cell office:value-type="string" table:style-name="ce8">
            <text:p>42.64</text:p>
          </table:table-cell>
          <table:table-cell office:value-type="string" table:style-name="ce8">
            <text:p>34.01</text:p>
          </table:table-cell>
          <table:table-cell office:value-type="string" table:style-name="ce8">
            <text:p>34.518</text:p>
          </table:table-cell>
          <table:table-cell office:value-type="string" table:style-name="ce8">
            <text:p>4.569</text:p>
          </table:table-cell>
          <table:table-cell office:value-type="string" table:style-name="ce8">
            <text:p>6.599</text:p>
          </table:table-cell>
          <table:table-cell office:value-type="string" table:style-name="ce8">
            <text:p>6.599</text:p>
          </table:table-cell>
          <table:table-cell office:value-type="string" table:style-name="ce8">
            <text:p>7.107</text:p>
          </table:table-cell>
          <table:table-cell office:value-type="string" table:style-name="ce8">
            <text:p>14.721</text:p>
          </table:table-cell>
          <table:table-cell office:value-type="string" table:style-name="ce8">
            <text:p>2.03</text:p>
          </table:table-cell>
          <table:table-cell office:value-type="string" table:style-name="ce8">
            <text:p>38.071</text:p>
          </table:table-cell>
          <table:table-cell office:value-type="string" table:style-name="ce8">
            <text:p>10.66</text:p>
          </table:table-cell>
          <table:table-cell office:value-type="string" table:style-name="ce8">
            <text:p>33.503</text:p>
          </table:table-cell>
          <table:table-cell office:value-type="string" table:style-name="ce8">
            <text:p>27.411</text:p>
          </table:table-cell>
          <table:table-cell office:value-type="string" table:style-name="ce8">
            <text:p>5.076</text:p>
          </table:table-cell>
          <table:table-cell office:value-type="string" table:style-name="ce8">
            <text:p>12.69</text:p>
          </table:table-cell>
          <table:table-cell office:value-type="string" table:style-name="ce8">
            <text:p>2.03</text:p>
          </table:table-cell>
          <table:table-cell office:value-type="string" table:style-name="ce8">
            <text:p>0</text:p>
          </table:table-cell>
          <table:table-cell office:value-type="string" table:style-name="ce8">
            <text:p>2.03</text:p>
          </table:table-cell>
          <table:table-cell office:value-type="string" table:style-name="ce8">
            <text:p>3.046</text:p>
          </table:table-cell>
          <table:table-cell office:value-type="string" table:style-name="ce8">
            <text:p>2.538</text:p>
          </table:table-cell>
          <table:table-cell office:value-type="string" table:style-name="ce8">
            <text:p>8.122</text:p>
          </table:table-cell>
          <table:table-cell office:value-type="string" table:style-name="ce8">
            <text:p>37.755</text:p>
          </table:table-cell>
          <table:table-cell office:value-type="string" table:style-name="ce8">
            <text:p>13.198</text:p>
          </table:table-cell>
          <table:table-cell office:value-type="string" table:style-name="ce8">
            <text:p>39.594</text:p>
          </table:table-cell>
          <table:table-cell office:value-type="string" table:style-name="ce8">
            <text:p>54.592</text:p>
          </table:table-cell>
          <table:table-cell office:value-type="string" table:style-name="ce8">
            <text:p>28.378</text:p>
          </table:table-cell>
          <table:table-cell office:value-type="float" office:value="61.500999999999998" table:style-name="ce8">
            <text:p>61.501</text:p>
          </table:table-cell>
          <table:table-cell office:value-type="float" office:value="68.421000000000006" table:style-name="ce8">
            <text:p>68.421</text:p>
          </table:table-cell>
          <table:table-cell office:value-type="float" office:value="58.569000000000003" table:style-name="ce8">
            <text:p>58.569</text:p>
          </table:table-cell>
          <table:table-cell office:value-type="float" office:value="41.732999999999997" table:style-name="ce8">
            <text:p>41.733</text:p>
          </table:table-cell>
          <table:table-cell office:value-type="float" office:value="72.855000000000004" table:style-name="ce8">
            <text:p>72.855</text:p>
          </table:table-cell>
          <table:table-cell office:value-type="float" office:value="73.239000000000004" table:style-name="ce8">
            <text:p>73.239</text:p>
          </table:table-cell>
          <table:table-cell office:value-type="float" office:value="4.4569999999999999" table:style-name="ce8">
            <text:p>4.457</text:p>
          </table:table-cell>
          <table:table-cell office:value-type="float" office:value="76.942999999999998" table:style-name="ce8">
            <text:p>76.943</text:p>
          </table:table-cell>
          <table:table-cell table:number-columns-repeated="16238"/>
        </table:table-row>
        <table:table-row table:style-name="ro11">
          <table:table-cell office:value-type="string" table:style-name="ce3">
            <text:p>H8B: Which of the following categories best reflects the type of work you do in your main job?</text:p>
          </table:table-cell>
          <table:table-cell office:value-type="string" table:style-name="ce3">
            <text:p>Knowledge and Information Management</text:p>
          </table:table-cell>
          <table:table-cell office:value-type="float" office:value="3817" table:style-name="ce8">
            <text:p>3817</text:p>
          </table:table-cell>
          <table:table-cell office:value-type="float" office:value="64.603999999999999" table:style-name="ce8">
            <text:p>64.604</text:p>
          </table:table-cell>
          <table:table-cell office:value-type="float" office:value="77.73" table:style-name="ce8">
            <text:p>77.73</text:p>
          </table:table-cell>
          <table:table-cell office:value-type="float" office:value="82.397999999999996" table:style-name="ce8">
            <text:p>82.398</text:p>
          </table:table-cell>
          <table:table-cell office:value-type="float" office:value="71.989000000000004" table:style-name="ce8">
            <text:p>71.989</text:p>
          </table:table-cell>
          <table:table-cell office:value-type="float" office:value="82.08" table:style-name="ce8">
            <text:p>82.08</text:p>
          </table:table-cell>
          <table:table-cell office:value-type="float" office:value="54.531999999999996" table:style-name="ce8">
            <text:p>54.532</text:p>
          </table:table-cell>
          <table:table-cell office:value-type="float" office:value="79.596000000000004" table:style-name="ce8">
            <text:p>79.596</text:p>
          </table:table-cell>
          <table:table-cell office:value-type="float" office:value="75.912000000000006" table:style-name="ce8">
            <text:p>75.912</text:p>
          </table:table-cell>
          <table:table-cell office:value-type="float" office:value="39.192999999999998" table:style-name="ce8">
            <text:p>39.193</text:p>
          </table:table-cell>
          <table:table-cell office:value-type="float" office:value="52.453000000000003" table:style-name="ce8">
            <text:p>52.453</text:p>
          </table:table-cell>
          <table:table-cell office:value-type="float" office:value="27.141999999999999" table:style-name="ce8">
            <text:p>27.142</text:p>
          </table:table-cell>
          <table:table-cell office:value-type="float" office:value="72.581999999999994" table:style-name="ce8">
            <text:p>72.582</text:p>
          </table:table-cell>
          <table:table-cell office:value-type="float" office:value="89.67" table:style-name="ce8">
            <text:p>89.67</text:p>
          </table:table-cell>
          <table:table-cell office:value-type="float" office:value="81.734999999999999" table:style-name="ce8">
            <text:p>81.735</text:p>
          </table:table-cell>
          <table:table-cell office:value-type="float" office:value="77.968000000000004" table:style-name="ce8">
            <text:p>77.968</text:p>
          </table:table-cell>
          <table:table-cell office:value-type="float" office:value="60.875999999999998" table:style-name="ce8">
            <text:p>60.876</text:p>
          </table:table-cell>
          <table:table-cell office:value-type="float" office:value="78.468000000000004" table:style-name="ce8">
            <text:p>78.468</text:p>
          </table:table-cell>
          <table:table-cell office:value-type="float" office:value="80.906999999999996" table:style-name="ce8">
            <text:p>80.907</text:p>
          </table:table-cell>
          <table:table-cell office:value-type="float" office:value="83.867000000000004" table:style-name="ce8">
            <text:p>83.867</text:p>
          </table:table-cell>
          <table:table-cell office:value-type="float" office:value="73.244" table:style-name="ce8">
            <text:p>73.244</text:p>
          </table:table-cell>
          <table:table-cell office:value-type="float" office:value="86.915000000000006" table:style-name="ce8">
            <text:p>86.915</text:p>
          </table:table-cell>
          <table:table-cell office:value-type="float" office:value="82.316999999999993" table:style-name="ce8">
            <text:p>82.317</text:p>
          </table:table-cell>
          <table:table-cell office:value-type="float" office:value="66.683999999999997" table:style-name="ce8">
            <text:p>66.684</text:p>
          </table:table-cell>
          <table:table-cell office:value-type="float" office:value="77.352999999999994" table:style-name="ce8">
            <text:p>77.353</text:p>
          </table:table-cell>
          <table:table-cell office:value-type="float" office:value="81.555999999999997" table:style-name="ce8">
            <text:p>81.556</text:p>
          </table:table-cell>
          <table:table-cell office:value-type="float" office:value="70.335999999999999" table:style-name="ce8">
            <text:p>70.336</text:p>
          </table:table-cell>
          <table:table-cell office:value-type="float" office:value="66.998999999999995" table:style-name="ce8">
            <text:p>66.999</text:p>
          </table:table-cell>
          <table:table-cell office:value-type="float" office:value="71.519000000000005" table:style-name="ce8">
            <text:p>71.519</text:p>
          </table:table-cell>
          <table:table-cell office:value-type="float" office:value="42.860999999999997" table:style-name="ce8">
            <text:p>42.861</text:p>
          </table:table-cell>
          <table:table-cell office:value-type="float" office:value="85.16" table:style-name="ce8">
            <text:p>85.16</text:p>
          </table:table-cell>
          <table:table-cell office:value-type="float" office:value="83.6" table:style-name="ce8">
            <text:p>83.6</text:p>
          </table:table-cell>
          <table:table-cell office:value-type="float" office:value="77.471999999999994" table:style-name="ce8">
            <text:p>77.472</text:p>
          </table:table-cell>
          <table:table-cell office:value-type="float" office:value="67.933999999999997" table:style-name="ce8">
            <text:p>67.934</text:p>
          </table:table-cell>
          <table:table-cell office:value-type="float" office:value="52.087000000000003" table:style-name="ce8">
            <text:p>52.087</text:p>
          </table:table-cell>
          <table:table-cell office:value-type="float" office:value="51.366" table:style-name="ce8">
            <text:p>51.366</text:p>
          </table:table-cell>
          <table:table-cell office:value-type="float" office:value="46.789000000000001" table:style-name="ce8">
            <text:p>46.789</text:p>
          </table:table-cell>
          <table:table-cell office:value-type="float" office:value="82.230999999999995" table:style-name="ce8">
            <text:p>82.231</text:p>
          </table:table-cell>
          <table:table-cell office:value-type="float" office:value="86.606999999999999" table:style-name="ce8">
            <text:p>86.607</text:p>
          </table:table-cell>
          <table:table-cell office:value-type="float" office:value="71.960999999999999" table:style-name="ce8">
            <text:p>71.961</text:p>
          </table:table-cell>
          <table:table-cell office:value-type="float" office:value="77.704999999999998" table:style-name="ce8">
            <text:p>77.705</text:p>
          </table:table-cell>
          <table:table-cell office:value-type="float" office:value="71.462000000000003" table:style-name="ce8">
            <text:p>71.462</text:p>
          </table:table-cell>
          <table:table-cell office:value-type="float" office:value="79.59" table:style-name="ce8">
            <text:p>79.59</text:p>
          </table:table-cell>
          <table:table-cell office:value-type="float" office:value="88.341999999999999" table:style-name="ce8">
            <text:p>88.342</text:p>
          </table:table-cell>
          <table:table-cell office:value-type="float" office:value="72.712999999999994" table:style-name="ce8">
            <text:p>72.713</text:p>
          </table:table-cell>
          <table:table-cell office:value-type="float" office:value="67.558999999999997" table:style-name="ce8">
            <text:p>67.559</text:p>
          </table:table-cell>
          <table:table-cell office:value-type="float" office:value="75.813000000000002" table:style-name="ce8">
            <text:p>75.813</text:p>
          </table:table-cell>
          <table:table-cell office:value-type="float" office:value="38.662999999999997" table:style-name="ce8">
            <text:p>38.663</text:p>
          </table:table-cell>
          <table:table-cell office:value-type="float" office:value="44.857999999999997" table:style-name="ce8">
            <text:p>44.858</text:p>
          </table:table-cell>
          <table:table-cell office:value-type="float" office:value="34.146000000000001" table:style-name="ce8">
            <text:p>34.146</text:p>
          </table:table-cell>
          <table:table-cell office:value-type="float" office:value="67.820999999999998" table:style-name="ce8">
            <text:p>67.821</text:p>
          </table:table-cell>
          <table:table-cell office:value-type="float" office:value="62.92" table:style-name="ce8">
            <text:p>62.92</text:p>
          </table:table-cell>
          <table:table-cell office:value-type="float" office:value="56.167999999999999" table:style-name="ce8">
            <text:p>56.168</text:p>
          </table:table-cell>
          <table:table-cell office:value-type="float" office:value="55.889000000000003" table:style-name="ce8">
            <text:p>55.889</text:p>
          </table:table-cell>
          <table:table-cell office:value-type="float" office:value="40.293999999999997" table:style-name="ce8">
            <text:p>40.294</text:p>
          </table:table-cell>
          <table:table-cell office:value-type="float" office:value="35.090000000000003" table:style-name="ce8">
            <text:p>35.09</text:p>
          </table:table-cell>
          <table:table-cell office:value-type="float" office:value="66.036000000000001" table:style-name="ce8">
            <text:p>66.036</text:p>
          </table:table-cell>
          <table:table-cell office:value-type="float" office:value="39.795000000000002" table:style-name="ce8">
            <text:p>39.795</text:p>
          </table:table-cell>
          <table:table-cell office:value-type="float" office:value="48.124000000000002" table:style-name="ce8">
            <text:p>48.124</text:p>
          </table:table-cell>
          <table:table-cell office:value-type="float" office:value="64.149000000000001" table:style-name="ce8">
            <text:p>64.149</text:p>
          </table:table-cell>
          <table:table-cell office:value-type="float" office:value="61.673999999999999" table:style-name="ce8">
            <text:p>61.674</text:p>
          </table:table-cell>
          <table:table-cell office:value-type="float" office:value="54.634" table:style-name="ce8">
            <text:p>54.634</text:p>
          </table:table-cell>
          <table:table-cell office:value-type="float" office:value="55.243000000000002" table:style-name="ce8">
            <text:p>55.243</text:p>
          </table:table-cell>
          <table:table-cell office:value-type="float" office:value="52.610999999999997" table:style-name="ce8">
            <text:p>52.611</text:p>
          </table:table-cell>
          <table:table-cell office:value-type="float" office:value="48.072000000000003" table:style-name="ce8">
            <text:p>48.072</text:p>
          </table:table-cell>
          <table:table-cell office:value-type="float" office:value="33.088999999999999" table:style-name="ce8">
            <text:p>33.089</text:p>
          </table:table-cell>
          <table:table-cell office:value-type="float" office:value="90.641999999999996" table:style-name="ce8">
            <text:p>90.642</text:p>
          </table:table-cell>
          <table:table-cell office:value-type="float" office:value="72.811000000000007" table:style-name="ce8">
            <text:p>72.811</text:p>
          </table:table-cell>
          <table:table-cell office:value-type="float" office:value="68.984999999999999" table:style-name="ce8">
            <text:p>68.985</text:p>
          </table:table-cell>
          <table:table-cell office:value-type="float" office:value="66.106999999999999" table:style-name="ce8">
            <text:p>66.107</text:p>
          </table:table-cell>
          <table:table-cell office:value-type="float" office:value="78.358000000000004" table:style-name="ce8">
            <text:p>78.358</text:p>
          </table:table-cell>
          <table:table-cell office:value-type="float" office:value="56.378" table:style-name="ce8">
            <text:p>56.378</text:p>
          </table:table-cell>
          <table:table-cell office:value-type="float" office:value="71.147000000000006" table:style-name="ce8">
            <text:p>71.147</text:p>
          </table:table-cell>
          <table:table-cell office:value-type="float" office:value="5.1109999999999998" table:style-name="ce8">
            <text:p>5.111</text:p>
          </table:table-cell>
          <table:table-cell office:value-type="float" office:value="8.8249999999999993" table:style-name="ce8">
            <text:p>8.825</text:p>
          </table:table-cell>
          <table:table-cell office:value-type="float" office:value="29.161999999999999" table:style-name="ce8">
            <text:p>29.162</text:p>
          </table:table-cell>
          <table:table-cell office:value-type="float" office:value="56.902000000000001" table:style-name="ce8">
            <text:p>56.902</text:p>
          </table:table-cell>
          <table:table-cell office:value-type="float" office:value="90.260999999999996" table:style-name="ce8">
            <text:p>90.261</text:p>
          </table:table-cell>
          <table:table-cell office:value-type="float" office:value="67.974000000000004" table:style-name="ce8">
            <text:p>67.974</text:p>
          </table:table-cell>
          <table:table-cell office:value-type="float" office:value="71.507000000000005" table:style-name="ce8">
            <text:p>71.507</text:p>
          </table:table-cell>
          <table:table-cell office:value-type="float" office:value="9.6010000000000009" table:style-name="ce8">
            <text:p>9.601</text:p>
          </table:table-cell>
          <table:table-cell office:value-type="float" office:value="18.356000000000002" table:style-name="ce8">
            <text:p>18.356</text:p>
          </table:table-cell>
          <table:table-cell office:value-type="float" office:value="13.699" table:style-name="ce8">
            <text:p>13.699</text:p>
          </table:table-cell>
          <table:table-cell office:value-type="float" office:value="17.260000000000002" table:style-name="ce8">
            <text:p>17.26</text:p>
          </table:table-cell>
          <table:table-cell office:value-type="float" office:value="12.877000000000001" table:style-name="ce8">
            <text:p>12.877</text:p>
          </table:table-cell>
          <table:table-cell office:value-type="float" office:value="13.973000000000001" table:style-name="ce8">
            <text:p>13.973</text:p>
          </table:table-cell>
          <table:table-cell office:value-type="float" office:value="0.27400000000000002" table:style-name="ce8">
            <text:p>0.274</text:p>
          </table:table-cell>
          <table:table-cell office:value-type="float" office:value="29.863" table:style-name="ce8">
            <text:p>29.863</text:p>
          </table:table-cell>
          <table:table-cell office:value-type="float" office:value="5.7530000000000001" table:style-name="ce8">
            <text:p>5.753</text:p>
          </table:table-cell>
          <table:table-cell office:value-type="float" office:value="0.54800000000000004" table:style-name="ce8">
            <text:p>0.548</text:p>
          </table:table-cell>
          <table:table-cell office:value-type="float" office:value="11.233000000000001" table:style-name="ce8">
            <text:p>11.233</text:p>
          </table:table-cell>
          <table:table-cell office:value-type="float" office:value="12.329000000000001" table:style-name="ce8">
            <text:p>12.329</text:p>
          </table:table-cell>
          <table:table-cell office:value-type="float" office:value="0.82199999999999995" table:style-name="ce8">
            <text:p>0.822</text:p>
          </table:table-cell>
          <table:table-cell office:value-type="float" office:value="2.4660000000000002" table:style-name="ce8">
            <text:p>2.466</text:p>
          </table:table-cell>
          <table:table-cell office:value-type="float" office:value="2.74" table:style-name="ce8">
            <text:p>2.74</text:p>
          </table:table-cell>
          <table:table-cell office:value-type="float" office:value="1.37" table:style-name="ce8">
            <text:p>1.37</text:p>
          </table:table-cell>
          <table:table-cell office:value-type="float" office:value="8.2189999999999994" table:style-name="ce8">
            <text:p>8.219</text:p>
          </table:table-cell>
          <table:table-cell office:value-type="float" office:value="20.821999999999999" table:style-name="ce8">
            <text:p>20.822</text:p>
          </table:table-cell>
          <table:table-cell office:value-type="float" office:value="18.356000000000002" table:style-name="ce8">
            <text:p>18.356</text:p>
          </table:table-cell>
          <table:table-cell office:value-type="float" office:value="19.178000000000001" table:style-name="ce8">
            <text:p>19.178</text:p>
          </table:table-cell>
          <table:table-cell office:value-type="float" office:value="7.6710000000000003" table:style-name="ce8">
            <text:p>7.671</text:p>
          </table:table-cell>
          <table:table-cell office:value-type="float" office:value="8.4469999999999992" table:style-name="ce8">
            <text:p>8.447</text:p>
          </table:table-cell>
          <table:table-cell office:value-type="string" table:style-name="ce8">
            <text:p>14.019</text:p>
          </table:table-cell>
          <table:table-cell office:value-type="string" table:style-name="ce8">
            <text:p>3.427</text:p>
          </table:table-cell>
          <table:table-cell office:value-type="string" table:style-name="ce8">
            <text:p>24.299</text:p>
          </table:table-cell>
          <table:table-cell office:value-type="string" table:style-name="ce8">
            <text:p>39.875</text:p>
          </table:table-cell>
          <table:table-cell office:value-type="string" table:style-name="ce8">
            <text:p>0</text:p>
          </table:table-cell>
          <table:table-cell office:value-type="string" table:style-name="ce8">
            <text:p>39.252</text:p>
          </table:table-cell>
          <table:table-cell office:value-type="string" table:style-name="ce8">
            <text:p>48.287</text:p>
          </table:table-cell>
          <table:table-cell office:value-type="string" table:style-name="ce8">
            <text:p>25.857</text:p>
          </table:table-cell>
          <table:table-cell office:value-type="string" table:style-name="ce8">
            <text:p>38.318</text:p>
          </table:table-cell>
          <table:table-cell office:value-type="string" table:style-name="ce8">
            <text:p>43.614</text:p>
          </table:table-cell>
          <table:table-cell office:value-type="string" table:style-name="ce8">
            <text:p>27.103</text:p>
          </table:table-cell>
          <table:table-cell office:value-type="string" table:style-name="ce8">
            <text:p>3.427</text:p>
          </table:table-cell>
          <table:table-cell office:value-type="string" table:style-name="ce8">
            <text:p>5.607</text:p>
          </table:table-cell>
          <table:table-cell office:value-type="string" table:style-name="ce8">
            <text:p>7.477</text:p>
          </table:table-cell>
          <table:table-cell office:value-type="string" table:style-name="ce8">
            <text:p>14.33</text:p>
          </table:table-cell>
          <table:table-cell office:value-type="string" table:style-name="ce8">
            <text:p>17.757</text:p>
          </table:table-cell>
          <table:table-cell office:value-type="string" table:style-name="ce8">
            <text:p>2.181</text:p>
          </table:table-cell>
          <table:table-cell office:value-type="string" table:style-name="ce8">
            <text:p>46.25</text:p>
          </table:table-cell>
          <table:table-cell office:value-type="string" table:style-name="ce8">
            <text:p>13.438</text:p>
          </table:table-cell>
          <table:table-cell office:value-type="string" table:style-name="ce8">
            <text:p>29.375</text:p>
          </table:table-cell>
          <table:table-cell office:value-type="string" table:style-name="ce8">
            <text:p>25.938</text:p>
          </table:table-cell>
          <table:table-cell office:value-type="string" table:style-name="ce8">
            <text:p>5.625</text:p>
          </table:table-cell>
          <table:table-cell office:value-type="string" table:style-name="ce8">
            <text:p>0</text:p>
          </table:table-cell>
          <table:table-cell office:value-type="string" table:style-name="ce8">
            <text:p>0.938</text:p>
          </table:table-cell>
          <table:table-cell office:value-type="string" table:style-name="ce8">
            <text:p>1.563</text:p>
          </table:table-cell>
          <table:table-cell office:value-type="string" table:style-name="ce8">
            <text:p>0.625</text:p>
          </table:table-cell>
          <table:table-cell office:value-type="string" table:style-name="ce8">
            <text:p>1.563</text:p>
          </table:table-cell>
          <table:table-cell office:value-type="string" table:style-name="ce8">
            <text:p>2.813</text:p>
          </table:table-cell>
          <table:table-cell office:value-type="string" table:style-name="ce8">
            <text:p>9.063</text:p>
          </table:table-cell>
          <table:table-cell office:value-type="string" table:style-name="ce8">
            <text:p>40.938</text:p>
          </table:table-cell>
          <table:table-cell office:value-type="string" table:style-name="ce8">
            <text:p>14.286</text:p>
          </table:table-cell>
          <table:table-cell office:value-type="string" table:style-name="ce8">
            <text:p>40.125</text:p>
          </table:table-cell>
          <table:table-cell office:value-type="string" table:style-name="ce8">
            <text:p>60.568</text:p>
          </table:table-cell>
          <table:table-cell office:value-type="string" table:style-name="ce8">
            <text:p>33.588</text:p>
          </table:table-cell>
          <table:table-cell office:value-type="float" office:value="57.404000000000003" table:style-name="ce8">
            <text:p>57.404</text:p>
          </table:table-cell>
          <table:table-cell office:value-type="float" office:value="64.822999999999993" table:style-name="ce8">
            <text:p>64.823</text:p>
          </table:table-cell>
          <table:table-cell office:value-type="float" office:value="56.841999999999999" table:style-name="ce8">
            <text:p>56.842</text:p>
          </table:table-cell>
          <table:table-cell office:value-type="float" office:value="44.264000000000003" table:style-name="ce8">
            <text:p>44.264</text:p>
          </table:table-cell>
          <table:table-cell office:value-type="float" office:value="68.552000000000007" table:style-name="ce8">
            <text:p>68.552</text:p>
          </table:table-cell>
          <table:table-cell office:value-type="float" office:value="68.13" table:style-name="ce8">
            <text:p>68.13</text:p>
          </table:table-cell>
          <table:table-cell office:value-type="float" office:value="5.694" table:style-name="ce8">
            <text:p>5.694</text:p>
          </table:table-cell>
          <table:table-cell office:value-type="float" office:value="74.941000000000003" table:style-name="ce8">
            <text:p>74.941</text:p>
          </table:table-cell>
          <table:table-cell table:number-columns-repeated="16238"/>
        </table:table-row>
        <table:table-row table:style-name="ro11">
          <table:table-cell office:value-type="string" table:style-name="ce3">
            <text:p>H8B: Which of the following categories best reflects the type of work you do in your main job?</text:p>
          </table:table-cell>
          <table:table-cell office:value-type="string" table:style-name="ce3">
            <text:p>Legal</text:p>
          </table:table-cell>
          <table:table-cell office:value-type="float" office:value="10872" table:style-name="ce8">
            <text:p>10872</text:p>
          </table:table-cell>
          <table:table-cell office:value-type="float" office:value="63.857999999999997" table:style-name="ce8">
            <text:p>63.858</text:p>
          </table:table-cell>
          <table:table-cell office:value-type="float" office:value="78.126999999999995" table:style-name="ce8">
            <text:p>78.127</text:p>
          </table:table-cell>
          <table:table-cell office:value-type="float" office:value="83.302999999999997" table:style-name="ce8">
            <text:p>83.303</text:p>
          </table:table-cell>
          <table:table-cell office:value-type="float" office:value="70.156000000000006" table:style-name="ce8">
            <text:p>70.156</text:p>
          </table:table-cell>
          <table:table-cell office:value-type="float" office:value="79.281000000000006" table:style-name="ce8">
            <text:p>79.281</text:p>
          </table:table-cell>
          <table:table-cell office:value-type="float" office:value="56.844999999999999" table:style-name="ce8">
            <text:p>56.845</text:p>
          </table:table-cell>
          <table:table-cell office:value-type="float" office:value="77.980999999999995" table:style-name="ce8">
            <text:p>77.981</text:p>
          </table:table-cell>
          <table:table-cell office:value-type="float" office:value="71.593000000000004" table:style-name="ce8">
            <text:p>71.593</text:p>
          </table:table-cell>
          <table:table-cell office:value-type="float" office:value="29.501999999999999" table:style-name="ce8">
            <text:p>29.502</text:p>
          </table:table-cell>
          <table:table-cell office:value-type="float" office:value="51.595999999999997" table:style-name="ce8">
            <text:p>51.596</text:p>
          </table:table-cell>
          <table:table-cell office:value-type="float" office:value="29.052" table:style-name="ce8">
            <text:p>29.052</text:p>
          </table:table-cell>
          <table:table-cell office:value-type="float" office:value="74.260000000000005" table:style-name="ce8">
            <text:p>74.26</text:p>
          </table:table-cell>
          <table:table-cell office:value-type="float" office:value="92.911000000000001" table:style-name="ce8">
            <text:p>92.911</text:p>
          </table:table-cell>
          <table:table-cell office:value-type="float" office:value="88.731999999999999" table:style-name="ce8">
            <text:p>88.732</text:p>
          </table:table-cell>
          <table:table-cell office:value-type="float" office:value="83.49" table:style-name="ce8">
            <text:p>83.49</text:p>
          </table:table-cell>
          <table:table-cell office:value-type="float" office:value="54.795999999999999" table:style-name="ce8">
            <text:p>54.796</text:p>
          </table:table-cell>
          <table:table-cell office:value-type="float" office:value="70.700999999999993" table:style-name="ce8">
            <text:p>70.701</text:p>
          </table:table-cell>
          <table:table-cell office:value-type="float" office:value="82.307000000000002" table:style-name="ce8">
            <text:p>82.307</text:p>
          </table:table-cell>
          <table:table-cell office:value-type="float" office:value="84.29" table:style-name="ce8">
            <text:p>84.29</text:p>
          </table:table-cell>
          <table:table-cell office:value-type="float" office:value="72.537999999999997" table:style-name="ce8">
            <text:p>72.538</text:p>
          </table:table-cell>
          <table:table-cell office:value-type="float" office:value="84.244" table:style-name="ce8">
            <text:p>84.244</text:p>
          </table:table-cell>
          <table:table-cell office:value-type="float" office:value="80.153000000000006" table:style-name="ce8">
            <text:p>80.153</text:p>
          </table:table-cell>
          <table:table-cell office:value-type="float" office:value="66.475999999999999" table:style-name="ce8">
            <text:p>66.476</text:p>
          </table:table-cell>
          <table:table-cell office:value-type="float" office:value="77.680999999999997" table:style-name="ce8">
            <text:p>77.681</text:p>
          </table:table-cell>
          <table:table-cell office:value-type="float" office:value="80.608999999999995" table:style-name="ce8">
            <text:p>80.609</text:p>
          </table:table-cell>
          <table:table-cell office:value-type="float" office:value="69.230999999999995" table:style-name="ce8">
            <text:p>69.231</text:p>
          </table:table-cell>
          <table:table-cell office:value-type="float" office:value="65.421000000000006" table:style-name="ce8">
            <text:p>65.421</text:p>
          </table:table-cell>
          <table:table-cell office:value-type="float" office:value="69.546999999999997" table:style-name="ce8">
            <text:p>69.547</text:p>
          </table:table-cell>
          <table:table-cell office:value-type="float" office:value="35.597999999999999" table:style-name="ce8">
            <text:p>35.598</text:p>
          </table:table-cell>
          <table:table-cell office:value-type="float" office:value="86.843999999999994" table:style-name="ce8">
            <text:p>86.844</text:p>
          </table:table-cell>
          <table:table-cell office:value-type="float" office:value="81.123000000000005" table:style-name="ce8">
            <text:p>81.123</text:p>
          </table:table-cell>
          <table:table-cell office:value-type="float" office:value="69.863" table:style-name="ce8">
            <text:p>69.863</text:p>
          </table:table-cell>
          <table:table-cell office:value-type="float" office:value="68.790000000000006" table:style-name="ce8">
            <text:p>68.79</text:p>
          </table:table-cell>
          <table:table-cell office:value-type="float" office:value="56.35" table:style-name="ce8">
            <text:p>56.35</text:p>
          </table:table-cell>
          <table:table-cell office:value-type="float" office:value="53.607999999999997" table:style-name="ce8">
            <text:p>53.608</text:p>
          </table:table-cell>
          <table:table-cell office:value-type="float" office:value="48.637" table:style-name="ce8">
            <text:p>48.637</text:p>
          </table:table-cell>
          <table:table-cell office:value-type="float" office:value="80.28" table:style-name="ce8">
            <text:p>80.28</text:p>
          </table:table-cell>
          <table:table-cell office:value-type="float" office:value="86.477000000000004" table:style-name="ce8">
            <text:p>86.477</text:p>
          </table:table-cell>
          <table:table-cell office:value-type="float" office:value="68.777000000000001" table:style-name="ce8">
            <text:p>68.777</text:p>
          </table:table-cell>
          <table:table-cell office:value-type="float" office:value="76.463999999999999" table:style-name="ce8">
            <text:p>76.464</text:p>
          </table:table-cell>
          <table:table-cell office:value-type="float" office:value="71.337000000000003" table:style-name="ce8">
            <text:p>71.337</text:p>
          </table:table-cell>
          <table:table-cell office:value-type="float" office:value="80.587999999999994" table:style-name="ce8">
            <text:p>80.588</text:p>
          </table:table-cell>
          <table:table-cell office:value-type="float" office:value="89.68" table:style-name="ce8">
            <text:p>89.68</text:p>
          </table:table-cell>
          <table:table-cell office:value-type="float" office:value="69.742000000000004" table:style-name="ce8">
            <text:p>69.742</text:p>
          </table:table-cell>
          <table:table-cell office:value-type="float" office:value="55.406999999999996" table:style-name="ce8">
            <text:p>55.407</text:p>
          </table:table-cell>
          <table:table-cell office:value-type="float" office:value="62.811999999999998" table:style-name="ce8">
            <text:p>62.812</text:p>
          </table:table-cell>
          <table:table-cell office:value-type="float" office:value="28.204000000000001" table:style-name="ce8">
            <text:p>28.204</text:p>
          </table:table-cell>
          <table:table-cell office:value-type="float" office:value="34.488" table:style-name="ce8">
            <text:p>34.488</text:p>
          </table:table-cell>
          <table:table-cell office:value-type="float" office:value="25.856000000000002" table:style-name="ce8">
            <text:p>25.856</text:p>
          </table:table-cell>
          <table:table-cell office:value-type="float" office:value="69.408000000000001" table:style-name="ce8">
            <text:p>69.408</text:p>
          </table:table-cell>
          <table:table-cell office:value-type="float" office:value="64.742000000000004" table:style-name="ce8">
            <text:p>64.742</text:p>
          </table:table-cell>
          <table:table-cell office:value-type="float" office:value="54.372" table:style-name="ce8">
            <text:p>54.372</text:p>
          </table:table-cell>
          <table:table-cell office:value-type="float" office:value="56.292000000000002" table:style-name="ce8">
            <text:p>56.292</text:p>
          </table:table-cell>
          <table:table-cell office:value-type="float" office:value="40.878999999999998" table:style-name="ce8">
            <text:p>40.879</text:p>
          </table:table-cell>
          <table:table-cell office:value-type="float" office:value="34.030999999999999" table:style-name="ce8">
            <text:p>34.031</text:p>
          </table:table-cell>
          <table:table-cell office:value-type="float" office:value="63.965000000000003" table:style-name="ce8">
            <text:p>63.965</text:p>
          </table:table-cell>
          <table:table-cell office:value-type="float" office:value="36.164999999999999" table:style-name="ce8">
            <text:p>36.165</text:p>
          </table:table-cell>
          <table:table-cell office:value-type="float" office:value="44.531999999999996" table:style-name="ce8">
            <text:p>44.532</text:p>
          </table:table-cell>
          <table:table-cell office:value-type="float" office:value="65.17" table:style-name="ce8">
            <text:p>65.17</text:p>
          </table:table-cell>
          <table:table-cell office:value-type="float" office:value="59.725000000000001" table:style-name="ce8">
            <text:p>59.725</text:p>
          </table:table-cell>
          <table:table-cell office:value-type="float" office:value="56.887" table:style-name="ce8">
            <text:p>56.887</text:p>
          </table:table-cell>
          <table:table-cell office:value-type="float" office:value="54.73" table:style-name="ce8">
            <text:p>54.73</text:p>
          </table:table-cell>
          <table:table-cell office:value-type="float" office:value="50.667000000000002" table:style-name="ce8">
            <text:p>50.667</text:p>
          </table:table-cell>
          <table:table-cell office:value-type="float" office:value="50.860999999999997" table:style-name="ce8">
            <text:p>50.861</text:p>
          </table:table-cell>
          <table:table-cell office:value-type="float" office:value="36.332999999999998" table:style-name="ce8">
            <text:p>36.333</text:p>
          </table:table-cell>
          <table:table-cell office:value-type="float" office:value="89.986999999999995" table:style-name="ce8">
            <text:p>89.987</text:p>
          </table:table-cell>
          <table:table-cell office:value-type="float" office:value="62.042000000000002" table:style-name="ce8">
            <text:p>62.042</text:p>
          </table:table-cell>
          <table:table-cell office:value-type="float" office:value="67.111999999999995" table:style-name="ce8">
            <text:p>67.112</text:p>
          </table:table-cell>
          <table:table-cell office:value-type="float" office:value="65.664000000000001" table:style-name="ce8">
            <text:p>65.664</text:p>
          </table:table-cell>
          <table:table-cell office:value-type="float" office:value="77.477000000000004" table:style-name="ce8">
            <text:p>77.477</text:p>
          </table:table-cell>
          <table:table-cell office:value-type="float" office:value="52.192999999999998" table:style-name="ce8">
            <text:p>52.193</text:p>
          </table:table-cell>
          <table:table-cell office:value-type="float" office:value="70.134" table:style-name="ce8">
            <text:p>70.134</text:p>
          </table:table-cell>
          <table:table-cell office:value-type="float" office:value="6.77" table:style-name="ce8">
            <text:p>6.77</text:p>
          </table:table-cell>
          <table:table-cell office:value-type="float" office:value="10.210000000000001" table:style-name="ce8">
            <text:p>10.21</text:p>
          </table:table-cell>
          <table:table-cell office:value-type="float" office:value="28.105" table:style-name="ce8">
            <text:p>28.105</text:p>
          </table:table-cell>
          <table:table-cell office:value-type="float" office:value="54.914999999999999" table:style-name="ce8">
            <text:p>54.915</text:p>
          </table:table-cell>
          <table:table-cell office:value-type="float" office:value="91.116" table:style-name="ce8">
            <text:p>91.116</text:p>
          </table:table-cell>
          <table:table-cell office:value-type="float" office:value="66.123999999999995" table:style-name="ce8">
            <text:p>66.124</text:p>
          </table:table-cell>
          <table:table-cell office:value-type="float" office:value="71.727000000000004" table:style-name="ce8">
            <text:p>71.727</text:p>
          </table:table-cell>
          <table:table-cell office:value-type="float" office:value="9.0670000000000002" table:style-name="ce8">
            <text:p>9.067</text:p>
          </table:table-cell>
          <table:table-cell office:value-type="float" office:value="14.547000000000001" table:style-name="ce8">
            <text:p>14.547</text:p>
          </table:table-cell>
          <table:table-cell office:value-type="float" office:value="16.277000000000001" table:style-name="ce8">
            <text:p>16.277</text:p>
          </table:table-cell>
          <table:table-cell office:value-type="float" office:value="17.294" table:style-name="ce8">
            <text:p>17.294</text:p>
          </table:table-cell>
          <table:table-cell office:value-type="float" office:value="14.547000000000001" table:style-name="ce8">
            <text:p>14.547</text:p>
          </table:table-cell>
          <table:table-cell office:value-type="float" office:value="15.972" table:style-name="ce8">
            <text:p>15.972</text:p>
          </table:table-cell>
          <table:table-cell office:value-type="float" office:value="0.20300000000000001" table:style-name="ce8">
            <text:p>0.203</text:p>
          </table:table-cell>
          <table:table-cell office:value-type="float" office:value="19.939" table:style-name="ce8">
            <text:p>19.939</text:p>
          </table:table-cell>
          <table:table-cell office:value-type="float" office:value="2.645" table:style-name="ce8">
            <text:p>2.645</text:p>
          </table:table-cell>
          <table:table-cell office:value-type="float" office:value="1.6279999999999999" table:style-name="ce8">
            <text:p>1.628</text:p>
          </table:table-cell>
          <table:table-cell office:value-type="float" office:value="12.106" table:style-name="ce8">
            <text:p>12.106</text:p>
          </table:table-cell>
          <table:table-cell office:value-type="float" office:value="10.478" table:style-name="ce8">
            <text:p>10.478</text:p>
          </table:table-cell>
          <table:table-cell office:value-type="float" office:value="2.5430000000000001" table:style-name="ce8">
            <text:p>2.543</text:p>
          </table:table-cell>
          <table:table-cell office:value-type="float" office:value="3.2549999999999999" table:style-name="ce8">
            <text:p>3.255</text:p>
          </table:table-cell>
          <table:table-cell office:value-type="float" office:value="4.476" table:style-name="ce8">
            <text:p>4.476</text:p>
          </table:table-cell>
          <table:table-cell office:value-type="float" office:value="1.831" table:style-name="ce8">
            <text:p>1.831</text:p>
          </table:table-cell>
          <table:table-cell office:value-type="float" office:value="5.1879999999999997" table:style-name="ce8">
            <text:p>5.188</text:p>
          </table:table-cell>
          <table:table-cell office:value-type="float" office:value="14.039" table:style-name="ce8">
            <text:p>14.039</text:p>
          </table:table-cell>
          <table:table-cell office:value-type="float" office:value="23.600999999999999" table:style-name="ce8">
            <text:p>23.601</text:p>
          </table:table-cell>
          <table:table-cell office:value-type="float" office:value="16.277000000000001" table:style-name="ce8">
            <text:p>16.277</text:p>
          </table:table-cell>
          <table:table-cell office:value-type="float" office:value="11.394" table:style-name="ce8">
            <text:p>11.394</text:p>
          </table:table-cell>
          <table:table-cell office:value-type="float" office:value="7.95" table:style-name="ce8">
            <text:p>7.95</text:p>
          </table:table-cell>
          <table:table-cell office:value-type="string" table:style-name="ce8">
            <text:p>8.806</text:p>
          </table:table-cell>
          <table:table-cell office:value-type="string" table:style-name="ce8">
            <text:p>3.129</text:p>
          </table:table-cell>
          <table:table-cell office:value-type="string" table:style-name="ce8">
            <text:p>22.596</text:p>
          </table:table-cell>
          <table:table-cell office:value-type="string" table:style-name="ce8">
            <text:p>40.093</text:p>
          </table:table-cell>
          <table:table-cell office:value-type="string" table:style-name="ce8">
            <text:p>0.463</text:p>
          </table:table-cell>
          <table:table-cell office:value-type="string" table:style-name="ce8">
            <text:p>35.805</text:p>
          </table:table-cell>
          <table:table-cell office:value-type="string" table:style-name="ce8">
            <text:p>46.234</text:p>
          </table:table-cell>
          <table:table-cell office:value-type="string" table:style-name="ce8">
            <text:p>22.943</text:p>
          </table:table-cell>
          <table:table-cell office:value-type="string" table:style-name="ce8">
            <text:p>39.977</text:p>
          </table:table-cell>
          <table:table-cell office:value-type="string" table:style-name="ce8">
            <text:p>34.067</text:p>
          </table:table-cell>
          <table:table-cell office:value-type="string" table:style-name="ce8">
            <text:p>22.596</text:p>
          </table:table-cell>
          <table:table-cell office:value-type="string" table:style-name="ce8">
            <text:p>3.708</text:p>
          </table:table-cell>
          <table:table-cell office:value-type="string" table:style-name="ce8">
            <text:p>5.33</text:p>
          </table:table-cell>
          <table:table-cell office:value-type="string" table:style-name="ce8">
            <text:p>8.806</text:p>
          </table:table-cell>
          <table:table-cell office:value-type="string" table:style-name="ce8">
            <text:p>12.746</text:p>
          </table:table-cell>
          <table:table-cell office:value-type="string" table:style-name="ce8">
            <text:p>17.265</text:p>
          </table:table-cell>
          <table:table-cell office:value-type="string" table:style-name="ce8">
            <text:p>6.141</text:p>
          </table:table-cell>
          <table:table-cell office:value-type="string" table:style-name="ce8">
            <text:p>36.873</text:p>
          </table:table-cell>
          <table:table-cell office:value-type="string" table:style-name="ce8">
            <text:p>7.118</text:p>
          </table:table-cell>
          <table:table-cell office:value-type="string" table:style-name="ce8">
            <text:p>32.089</text:p>
          </table:table-cell>
          <table:table-cell office:value-type="string" table:style-name="ce8">
            <text:p>28.821</text:p>
          </table:table-cell>
          <table:table-cell office:value-type="string" table:style-name="ce8">
            <text:p>4.784</text:p>
          </table:table-cell>
          <table:table-cell office:value-type="string" table:style-name="ce8">
            <text:p>2.684</text:p>
          </table:table-cell>
          <table:table-cell office:value-type="string" table:style-name="ce8">
            <text:p>0.817</text:p>
          </table:table-cell>
          <table:table-cell office:value-type="string" table:style-name="ce8">
            <text:p>0.817</text:p>
          </table:table-cell>
          <table:table-cell office:value-type="string" table:style-name="ce8">
            <text:p>3.267</text:p>
          </table:table-cell>
          <table:table-cell office:value-type="string" table:style-name="ce8">
            <text:p>1.634</text:p>
          </table:table-cell>
          <table:table-cell office:value-type="string" table:style-name="ce8">
            <text:p>2.8</text:p>
          </table:table-cell>
          <table:table-cell office:value-type="string" table:style-name="ce8">
            <text:p>12.719</text:p>
          </table:table-cell>
          <table:table-cell office:value-type="string" table:style-name="ce8">
            <text:p>42.774</text:p>
          </table:table-cell>
          <table:table-cell office:value-type="string" table:style-name="ce8">
            <text:p>11.557</text:p>
          </table:table-cell>
          <table:table-cell office:value-type="string" table:style-name="ce8">
            <text:p>35.047</text:p>
          </table:table-cell>
          <table:table-cell office:value-type="string" table:style-name="ce8">
            <text:p>67.633</text:p>
          </table:table-cell>
          <table:table-cell office:value-type="string" table:style-name="ce8">
            <text:p>37.875</text:p>
          </table:table-cell>
          <table:table-cell office:value-type="float" office:value="56.351999999999997" table:style-name="ce8">
            <text:p>56.352</text:p>
          </table:table-cell>
          <table:table-cell office:value-type="float" office:value="66.33" table:style-name="ce8">
            <text:p>66.33</text:p>
          </table:table-cell>
          <table:table-cell office:value-type="float" office:value="54.377000000000002" table:style-name="ce8">
            <text:p>54.377</text:p>
          </table:table-cell>
          <table:table-cell office:value-type="float" office:value="39.469000000000001" table:style-name="ce8">
            <text:p>39.469</text:p>
          </table:table-cell>
          <table:table-cell office:value-type="float" office:value="67.251000000000005" table:style-name="ce8">
            <text:p>67.251</text:p>
          </table:table-cell>
          <table:table-cell office:value-type="float" office:value="70.343000000000004" table:style-name="ce8">
            <text:p>70.343</text:p>
          </table:table-cell>
          <table:table-cell office:value-type="float" office:value="5.2130000000000001" table:style-name="ce8">
            <text:p>5.213</text:p>
          </table:table-cell>
          <table:table-cell office:value-type="float" office:value="72.796999999999997" table:style-name="ce8">
            <text:p>72.797</text:p>
          </table:table-cell>
          <table:table-cell table:number-columns-repeated="16238"/>
        </table:table-row>
        <table:table-row table:style-name="ro11">
          <table:table-cell office:value-type="string" table:style-name="ce3">
            <text:p>H8B: Which of the following categories best reflects the type of work you do in your main job?</text:p>
          </table:table-cell>
          <table:table-cell office:value-type="string" table:style-name="ce3">
            <text:p>Operational Delivery</text:p>
          </table:table-cell>
          <table:table-cell office:value-type="float" office:value="109449" table:style-name="ce8">
            <text:p>109449</text:p>
          </table:table-cell>
          <table:table-cell office:value-type="float" office:value="62.201999999999998" table:style-name="ce8">
            <text:p>62.202</text:p>
          </table:table-cell>
          <table:table-cell office:value-type="float" office:value="73.078999999999994" table:style-name="ce8">
            <text:p>73.079</text:p>
          </table:table-cell>
          <table:table-cell office:value-type="float" office:value="83.994" table:style-name="ce8">
            <text:p>83.994</text:p>
          </table:table-cell>
          <table:table-cell office:value-type="float" office:value="70.460999999999999" table:style-name="ce8">
            <text:p>70.461</text:p>
          </table:table-cell>
          <table:table-cell office:value-type="float" office:value="81.807000000000002" table:style-name="ce8">
            <text:p>81.807</text:p>
          </table:table-cell>
          <table:table-cell office:value-type="float" office:value="55.133000000000003" table:style-name="ce8">
            <text:p>55.133</text:p>
          </table:table-cell>
          <table:table-cell office:value-type="float" office:value="77.302999999999997" table:style-name="ce8">
            <text:p>77.303</text:p>
          </table:table-cell>
          <table:table-cell office:value-type="float" office:value="73.643000000000001" table:style-name="ce8">
            <text:p>73.643</text:p>
          </table:table-cell>
          <table:table-cell office:value-type="float" office:value="34.159999999999997" table:style-name="ce8">
            <text:p>34.16</text:p>
          </table:table-cell>
          <table:table-cell office:value-type="float" office:value="50.216000000000001" table:style-name="ce8">
            <text:p>50.216</text:p>
          </table:table-cell>
          <table:table-cell office:value-type="float" office:value="29.391999999999999" table:style-name="ce8">
            <text:p>29.392</text:p>
          </table:table-cell>
          <table:table-cell office:value-type="float" office:value="72.951999999999998" table:style-name="ce8">
            <text:p>72.952</text:p>
          </table:table-cell>
          <table:table-cell office:value-type="float" office:value="88.474999999999994" table:style-name="ce8">
            <text:p>88.475</text:p>
          </table:table-cell>
          <table:table-cell office:value-type="float" office:value="82.177000000000007" table:style-name="ce8">
            <text:p>82.177</text:p>
          </table:table-cell>
          <table:table-cell office:value-type="float" office:value="77.382999999999996" table:style-name="ce8">
            <text:p>77.383</text:p>
          </table:table-cell>
          <table:table-cell office:value-type="float" office:value="52.179000000000002" table:style-name="ce8">
            <text:p>52.179</text:p>
          </table:table-cell>
          <table:table-cell office:value-type="float" office:value="65.134" table:style-name="ce8">
            <text:p>65.134</text:p>
          </table:table-cell>
          <table:table-cell office:value-type="float" office:value="82.644000000000005" table:style-name="ce8">
            <text:p>82.644</text:p>
          </table:table-cell>
          <table:table-cell office:value-type="float" office:value="85.343999999999994" table:style-name="ce8">
            <text:p>85.344</text:p>
          </table:table-cell>
          <table:table-cell office:value-type="float" office:value="72.361000000000004" table:style-name="ce8">
            <text:p>72.361</text:p>
          </table:table-cell>
          <table:table-cell office:value-type="float" office:value="83.384" table:style-name="ce8">
            <text:p>83.384</text:p>
          </table:table-cell>
          <table:table-cell office:value-type="float" office:value="79.129000000000005" table:style-name="ce8">
            <text:p>79.129</text:p>
          </table:table-cell>
          <table:table-cell office:value-type="float" office:value="69.366" table:style-name="ce8">
            <text:p>69.366</text:p>
          </table:table-cell>
          <table:table-cell office:value-type="float" office:value="75.597999999999999" table:style-name="ce8">
            <text:p>75.598</text:p>
          </table:table-cell>
          <table:table-cell office:value-type="float" office:value="79.572999999999993" table:style-name="ce8">
            <text:p>79.573</text:p>
          </table:table-cell>
          <table:table-cell office:value-type="float" office:value="68.7" table:style-name="ce8">
            <text:p>68.7</text:p>
          </table:table-cell>
          <table:table-cell office:value-type="float" office:value="64.688999999999993" table:style-name="ce8">
            <text:p>64.689</text:p>
          </table:table-cell>
          <table:table-cell office:value-type="float" office:value="67.625" table:style-name="ce8">
            <text:p>67.625</text:p>
          </table:table-cell>
          <table:table-cell office:value-type="float" office:value="44.106000000000002" table:style-name="ce8">
            <text:p>44.106</text:p>
          </table:table-cell>
          <table:table-cell office:value-type="float" office:value="87.671000000000006" table:style-name="ce8">
            <text:p>87.671</text:p>
          </table:table-cell>
          <table:table-cell office:value-type="float" office:value="83.74" table:style-name="ce8">
            <text:p>83.74</text:p>
          </table:table-cell>
          <table:table-cell office:value-type="float" office:value="74.004000000000005" table:style-name="ce8">
            <text:p>74.004</text:p>
          </table:table-cell>
          <table:table-cell office:value-type="float" office:value="66.28" table:style-name="ce8">
            <text:p>66.28</text:p>
          </table:table-cell>
          <table:table-cell office:value-type="float" office:value="50.994" table:style-name="ce8">
            <text:p>50.994</text:p>
          </table:table-cell>
          <table:table-cell office:value-type="float" office:value="57.057000000000002" table:style-name="ce8">
            <text:p>57.057</text:p>
          </table:table-cell>
          <table:table-cell office:value-type="float" office:value="46.177999999999997" table:style-name="ce8">
            <text:p>46.178</text:p>
          </table:table-cell>
          <table:table-cell office:value-type="float" office:value="79.091999999999999" table:style-name="ce8">
            <text:p>79.092</text:p>
          </table:table-cell>
          <table:table-cell office:value-type="float" office:value="86.498000000000005" table:style-name="ce8">
            <text:p>86.498</text:p>
          </table:table-cell>
          <table:table-cell office:value-type="float" office:value="66.734999999999999" table:style-name="ce8">
            <text:p>66.735</text:p>
          </table:table-cell>
          <table:table-cell office:value-type="float" office:value="76.852999999999994" table:style-name="ce8">
            <text:p>76.853</text:p>
          </table:table-cell>
          <table:table-cell office:value-type="float" office:value="68.790999999999997" table:style-name="ce8">
            <text:p>68.791</text:p>
          </table:table-cell>
          <table:table-cell office:value-type="float" office:value="78.233000000000004" table:style-name="ce8">
            <text:p>78.233</text:p>
          </table:table-cell>
          <table:table-cell office:value-type="float" office:value="86.292000000000002" table:style-name="ce8">
            <text:p>86.292</text:p>
          </table:table-cell>
          <table:table-cell office:value-type="float" office:value="71.545000000000002" table:style-name="ce8">
            <text:p>71.545</text:p>
          </table:table-cell>
          <table:table-cell office:value-type="float" office:value="64.787000000000006" table:style-name="ce8">
            <text:p>64.787</text:p>
          </table:table-cell>
          <table:table-cell office:value-type="float" office:value="72.203000000000003" table:style-name="ce8">
            <text:p>72.203</text:p>
          </table:table-cell>
          <table:table-cell office:value-type="float" office:value="32.371000000000002" table:style-name="ce8">
            <text:p>32.371</text:p>
          </table:table-cell>
          <table:table-cell office:value-type="float" office:value="40.677" table:style-name="ce8">
            <text:p>40.677</text:p>
          </table:table-cell>
          <table:table-cell office:value-type="float" office:value="29.448" table:style-name="ce8">
            <text:p>29.448</text:p>
          </table:table-cell>
          <table:table-cell office:value-type="float" office:value="64.793999999999997" table:style-name="ce8">
            <text:p>64.794</text:p>
          </table:table-cell>
          <table:table-cell office:value-type="float" office:value="60.167000000000002" table:style-name="ce8">
            <text:p>60.167</text:p>
          </table:table-cell>
          <table:table-cell office:value-type="float" office:value="53.316000000000003" table:style-name="ce8">
            <text:p>53.316</text:p>
          </table:table-cell>
          <table:table-cell office:value-type="float" office:value="51.01" table:style-name="ce8">
            <text:p>51.01</text:p>
          </table:table-cell>
          <table:table-cell office:value-type="float" office:value="39.948" table:style-name="ce8">
            <text:p>39.948</text:p>
          </table:table-cell>
          <table:table-cell office:value-type="float" office:value="36.427999999999997" table:style-name="ce8">
            <text:p>36.428</text:p>
          </table:table-cell>
          <table:table-cell office:value-type="float" office:value="63.777999999999999" table:style-name="ce8">
            <text:p>63.778</text:p>
          </table:table-cell>
          <table:table-cell office:value-type="float" office:value="35.671999999999997" table:style-name="ce8">
            <text:p>35.672</text:p>
          </table:table-cell>
          <table:table-cell office:value-type="float" office:value="46.829000000000001" table:style-name="ce8">
            <text:p>46.829</text:p>
          </table:table-cell>
          <table:table-cell office:value-type="float" office:value="60.177999999999997" table:style-name="ce8">
            <text:p>60.178</text:p>
          </table:table-cell>
          <table:table-cell office:value-type="float" office:value="56.703000000000003" table:style-name="ce8">
            <text:p>56.703</text:p>
          </table:table-cell>
          <table:table-cell office:value-type="float" office:value="54.494999999999997" table:style-name="ce8">
            <text:p>54.495</text:p>
          </table:table-cell>
          <table:table-cell office:value-type="float" office:value="53.316000000000003" table:style-name="ce8">
            <text:p>53.316</text:p>
          </table:table-cell>
          <table:table-cell office:value-type="float" office:value="50.83" table:style-name="ce8">
            <text:p>50.83</text:p>
          </table:table-cell>
          <table:table-cell office:value-type="float" office:value="46.433999999999997" table:style-name="ce8">
            <text:p>46.434</text:p>
          </table:table-cell>
          <table:table-cell office:value-type="float" office:value="37.789000000000001" table:style-name="ce8">
            <text:p>37.789</text:p>
          </table:table-cell>
          <table:table-cell office:value-type="float" office:value="88.067999999999998" table:style-name="ce8">
            <text:p>88.068</text:p>
          </table:table-cell>
          <table:table-cell office:value-type="float" office:value="64.113" table:style-name="ce8">
            <text:p>64.113</text:p>
          </table:table-cell>
          <table:table-cell office:value-type="float" office:value="68.271000000000001" table:style-name="ce8">
            <text:p>68.271</text:p>
          </table:table-cell>
          <table:table-cell office:value-type="float" office:value="68.542000000000002" table:style-name="ce8">
            <text:p>68.542</text:p>
          </table:table-cell>
          <table:table-cell office:value-type="float" office:value="78.817999999999998" table:style-name="ce8">
            <text:p>78.818</text:p>
          </table:table-cell>
          <table:table-cell office:value-type="float" office:value="61.966000000000001" table:style-name="ce8">
            <text:p>61.966</text:p>
          </table:table-cell>
          <table:table-cell office:value-type="float" office:value="66.906000000000006" table:style-name="ce8">
            <text:p>66.906</text:p>
          </table:table-cell>
          <table:table-cell office:value-type="float" office:value="7.2290000000000001" table:style-name="ce8">
            <text:p>7.229</text:p>
          </table:table-cell>
          <table:table-cell office:value-type="float" office:value="10.33" table:style-name="ce8">
            <text:p>10.33</text:p>
          </table:table-cell>
          <table:table-cell office:value-type="float" office:value="23.213999999999999" table:style-name="ce8">
            <text:p>23.214</text:p>
          </table:table-cell>
          <table:table-cell office:value-type="float" office:value="59.226999999999997" table:style-name="ce8">
            <text:p>59.227</text:p>
          </table:table-cell>
          <table:table-cell office:value-type="float" office:value="92.108999999999995" table:style-name="ce8">
            <text:p>92.109</text:p>
          </table:table-cell>
          <table:table-cell office:value-type="float" office:value="73.052000000000007" table:style-name="ce8">
            <text:p>73.052</text:p>
          </table:table-cell>
          <table:table-cell office:value-type="float" office:value="71.355999999999995" table:style-name="ce8">
            <text:p>71.356</text:p>
          </table:table-cell>
          <table:table-cell office:value-type="float" office:value="11.519" table:style-name="ce8">
            <text:p>11.519</text:p>
          </table:table-cell>
          <table:table-cell office:value-type="float" office:value="15.192" table:style-name="ce8">
            <text:p>15.192</text:p>
          </table:table-cell>
          <table:table-cell office:value-type="float" office:value="15.614000000000001" table:style-name="ce8">
            <text:p>15.614</text:p>
          </table:table-cell>
          <table:table-cell office:value-type="float" office:value="17.364000000000001" table:style-name="ce8">
            <text:p>17.364</text:p>
          </table:table-cell>
          <table:table-cell office:value-type="float" office:value="11.109" table:style-name="ce8">
            <text:p>11.109</text:p>
          </table:table-cell>
          <table:table-cell office:value-type="float" office:value="11.475" table:style-name="ce8">
            <text:p>11.475</text:p>
          </table:table-cell>
          <table:table-cell office:value-type="float" office:value="0.34200000000000003" table:style-name="ce8">
            <text:p>0.342</text:p>
          </table:table-cell>
          <table:table-cell office:value-type="float" office:value="18.884" table:style-name="ce8">
            <text:p>18.884</text:p>
          </table:table-cell>
          <table:table-cell office:value-type="float" office:value="2.6659999999999999" table:style-name="ce8">
            <text:p>2.666</text:p>
          </table:table-cell>
          <table:table-cell office:value-type="float" office:value="1.6" table:style-name="ce8">
            <text:p>1.6</text:p>
          </table:table-cell>
          <table:table-cell office:value-type="float" office:value="15.988" table:style-name="ce8">
            <text:p>15.988</text:p>
          </table:table-cell>
          <table:table-cell office:value-type="float" office:value="9.7330000000000005" table:style-name="ce8">
            <text:p>9.733</text:p>
          </table:table-cell>
          <table:table-cell office:value-type="float" office:value="1.042" table:style-name="ce8">
            <text:p>1.042</text:p>
          </table:table-cell>
          <table:table-cell office:value-type="float" office:value="3" table:style-name="ce8">
            <text:p>3</text:p>
          </table:table-cell>
          <table:table-cell office:value-type="float" office:value="2.8330000000000002" table:style-name="ce8">
            <text:p>2.833</text:p>
          </table:table-cell>
          <table:table-cell office:value-type="float" office:value="2.5390000000000001" table:style-name="ce8">
            <text:p>2.539</text:p>
          </table:table-cell>
          <table:table-cell office:value-type="float" office:value="4.0510000000000002" table:style-name="ce8">
            <text:p>4.051</text:p>
          </table:table-cell>
          <table:table-cell office:value-type="float" office:value="21.113" table:style-name="ce8">
            <text:p>21.113</text:p>
          </table:table-cell>
          <table:table-cell office:value-type="float" office:value="21.805" table:style-name="ce8">
            <text:p>21.805</text:p>
          </table:table-cell>
          <table:table-cell office:value-type="float" office:value="19.242000000000001" table:style-name="ce8">
            <text:p>19.242</text:p>
          </table:table-cell>
          <table:table-cell office:value-type="float" office:value="9.1519999999999992" table:style-name="ce8">
            <text:p>9.152</text:p>
          </table:table-cell>
          <table:table-cell office:value-type="float" office:value="9.6509999999999998" table:style-name="ce8">
            <text:p>9.651</text:p>
          </table:table-cell>
          <table:table-cell office:value-type="string" table:style-name="ce8">
            <text:p>10.872</text:p>
          </table:table-cell>
          <table:table-cell office:value-type="string" table:style-name="ce8">
            <text:p>3.982</text:p>
          </table:table-cell>
          <table:table-cell office:value-type="string" table:style-name="ce8">
            <text:p>29.186</text:p>
          </table:table-cell>
          <table:table-cell office:value-type="string" table:style-name="ce8">
            <text:p>36.21</text:p>
          </table:table-cell>
          <table:table-cell office:value-type="string" table:style-name="ce8">
            <text:p>0.893</text:p>
          </table:table-cell>
          <table:table-cell office:value-type="string" table:style-name="ce8">
            <text:p>38.31</text:p>
          </table:table-cell>
          <table:table-cell office:value-type="string" table:style-name="ce8">
            <text:p>42.758</text:p>
          </table:table-cell>
          <table:table-cell office:value-type="string" table:style-name="ce8">
            <text:p>21.222</text:p>
          </table:table-cell>
          <table:table-cell office:value-type="string" table:style-name="ce8">
            <text:p>40.439</text:p>
          </table:table-cell>
          <table:table-cell office:value-type="string" table:style-name="ce8">
            <text:p>36.001</text:p>
          </table:table-cell>
          <table:table-cell office:value-type="string" table:style-name="ce8">
            <text:p>21.298</text:p>
          </table:table-cell>
          <table:table-cell office:value-type="string" table:style-name="ce8">
            <text:p>3.602</text:p>
          </table:table-cell>
          <table:table-cell office:value-type="string" table:style-name="ce8">
            <text:p>5.712</text:p>
          </table:table-cell>
          <table:table-cell office:value-type="string" table:style-name="ce8">
            <text:p>10.397</text:p>
          </table:table-cell>
          <table:table-cell office:value-type="string" table:style-name="ce8">
            <text:p>13.42</text:p>
          </table:table-cell>
          <table:table-cell office:value-type="string" table:style-name="ce8">
            <text:p>16.613</text:p>
          </table:table-cell>
          <table:table-cell office:value-type="string" table:style-name="ce8">
            <text:p>3.887</text:p>
          </table:table-cell>
          <table:table-cell office:value-type="string" table:style-name="ce8">
            <text:p>41.193</text:p>
          </table:table-cell>
          <table:table-cell office:value-type="string" table:style-name="ce8">
            <text:p>6.792</text:p>
          </table:table-cell>
          <table:table-cell office:value-type="string" table:style-name="ce8">
            <text:p>32.666</text:p>
          </table:table-cell>
          <table:table-cell office:value-type="string" table:style-name="ce8">
            <text:p>28.237</text:p>
          </table:table-cell>
          <table:table-cell office:value-type="string" table:style-name="ce8">
            <text:p>5.63</text:p>
          </table:table-cell>
          <table:table-cell office:value-type="string" table:style-name="ce8">
            <text:p>0.848</text:p>
          </table:table-cell>
          <table:table-cell office:value-type="string" table:style-name="ce8">
            <text:p>0.886</text:p>
          </table:table-cell>
          <table:table-cell office:value-type="string" table:style-name="ce8">
            <text:p>0.781</text:p>
          </table:table-cell>
          <table:table-cell office:value-type="string" table:style-name="ce8">
            <text:p>2.848</text:p>
          </table:table-cell>
          <table:table-cell office:value-type="string" table:style-name="ce8">
            <text:p>1.791</text:p>
          </table:table-cell>
          <table:table-cell office:value-type="string" table:style-name="ce8">
            <text:p>2.677</text:p>
          </table:table-cell>
          <table:table-cell office:value-type="string" table:style-name="ce8">
            <text:p>10.965</text:p>
          </table:table-cell>
          <table:table-cell office:value-type="string" table:style-name="ce8">
            <text:p>39.469</text:p>
          </table:table-cell>
          <table:table-cell office:value-type="string" table:style-name="ce8">
            <text:p>14.052</text:p>
          </table:table-cell>
          <table:table-cell office:value-type="string" table:style-name="ce8">
            <text:p>38.018</text:p>
          </table:table-cell>
          <table:table-cell office:value-type="string" table:style-name="ce8">
            <text:p>63.346</text:p>
          </table:table-cell>
          <table:table-cell office:value-type="string" table:style-name="ce8">
            <text:p>37.24</text:p>
          </table:table-cell>
          <table:table-cell office:value-type="float" office:value="58.482999999999997" table:style-name="ce8">
            <text:p>58.483</text:p>
          </table:table-cell>
          <table:table-cell office:value-type="float" office:value="66.352000000000004" table:style-name="ce8">
            <text:p>66.352</text:p>
          </table:table-cell>
          <table:table-cell office:value-type="float" office:value="56.73" table:style-name="ce8">
            <text:p>56.73</text:p>
          </table:table-cell>
          <table:table-cell office:value-type="float" office:value="45.186" table:style-name="ce8">
            <text:p>45.186</text:p>
          </table:table-cell>
          <table:table-cell office:value-type="float" office:value="66.802999999999997" table:style-name="ce8">
            <text:p>66.803</text:p>
          </table:table-cell>
          <table:table-cell office:value-type="float" office:value="67.372" table:style-name="ce8">
            <text:p>67.372</text:p>
          </table:table-cell>
          <table:table-cell office:value-type="float" office:value="6.0670000000000002" table:style-name="ce8">
            <text:p>6.067</text:p>
          </table:table-cell>
          <table:table-cell office:value-type="float" office:value="74.503" table:style-name="ce8">
            <text:p>74.503</text:p>
          </table:table-cell>
          <table:table-cell table:number-columns-repeated="16238"/>
        </table:table-row>
        <table:table-row table:style-name="ro11">
          <table:table-cell office:value-type="string" table:style-name="ce3">
            <text:p>H8B: Which of the following categories best reflects the type of work you do in your main job?</text:p>
          </table:table-cell>
          <table:table-cell office:value-type="string" table:style-name="ce3">
            <text:p>Policy</text:p>
          </table:table-cell>
          <table:table-cell office:value-type="float" office:value="23575" table:style-name="ce8">
            <text:p>23575</text:p>
          </table:table-cell>
          <table:table-cell office:value-type="float" office:value="66.322999999999993" table:style-name="ce8">
            <text:p>66.323</text:p>
          </table:table-cell>
          <table:table-cell office:value-type="float" office:value="82.268000000000001" table:style-name="ce8">
            <text:p>82.268</text:p>
          </table:table-cell>
          <table:table-cell office:value-type="float" office:value="82.712000000000003" table:style-name="ce8">
            <text:p>82.712</text:p>
          </table:table-cell>
          <table:table-cell office:value-type="float" office:value="75.156999999999996" table:style-name="ce8">
            <text:p>75.157</text:p>
          </table:table-cell>
          <table:table-cell office:value-type="float" office:value="86.492999999999995" table:style-name="ce8">
            <text:p>86.493</text:p>
          </table:table-cell>
          <table:table-cell office:value-type="float" office:value="57.2" table:style-name="ce8">
            <text:p>57.2</text:p>
          </table:table-cell>
          <table:table-cell office:value-type="float" office:value="83.271000000000001" table:style-name="ce8">
            <text:p>83.271</text:p>
          </table:table-cell>
          <table:table-cell office:value-type="float" office:value="71.715000000000003" table:style-name="ce8">
            <text:p>71.715</text:p>
          </table:table-cell>
          <table:table-cell office:value-type="float" office:value="41.844000000000001" table:style-name="ce8">
            <text:p>41.844</text:p>
          </table:table-cell>
          <table:table-cell office:value-type="float" office:value="58.695" table:style-name="ce8">
            <text:p>58.695</text:p>
          </table:table-cell>
          <table:table-cell office:value-type="float" office:value="25.783999999999999" table:style-name="ce8">
            <text:p>25.784</text:p>
          </table:table-cell>
          <table:table-cell office:value-type="float" office:value="74.289000000000001" table:style-name="ce8">
            <text:p>74.289</text:p>
          </table:table-cell>
          <table:table-cell office:value-type="float" office:value="93.016000000000005" table:style-name="ce8">
            <text:p>93.016</text:p>
          </table:table-cell>
          <table:table-cell office:value-type="float" office:value="86.411000000000001" table:style-name="ce8">
            <text:p>86.411</text:p>
          </table:table-cell>
          <table:table-cell office:value-type="float" office:value="80.012" table:style-name="ce8">
            <text:p>80.012</text:p>
          </table:table-cell>
          <table:table-cell office:value-type="float" office:value="67.397000000000006" table:style-name="ce8">
            <text:p>67.397</text:p>
          </table:table-cell>
          <table:table-cell office:value-type="float" office:value="84.472999999999999" table:style-name="ce8">
            <text:p>84.473</text:p>
          </table:table-cell>
          <table:table-cell office:value-type="float" office:value="80.834999999999994" table:style-name="ce8">
            <text:p>80.835</text:p>
          </table:table-cell>
          <table:table-cell office:value-type="float" office:value="84.584999999999994" table:style-name="ce8">
            <text:p>84.585</text:p>
          </table:table-cell>
          <table:table-cell office:value-type="float" office:value="78.290999999999997" table:style-name="ce8">
            <text:p>78.291</text:p>
          </table:table-cell>
          <table:table-cell office:value-type="float" office:value="88.915000000000006" table:style-name="ce8">
            <text:p>88.915</text:p>
          </table:table-cell>
          <table:table-cell office:value-type="float" office:value="89.462000000000003" table:style-name="ce8">
            <text:p>89.462</text:p>
          </table:table-cell>
          <table:table-cell office:value-type="float" office:value="68.581000000000003" table:style-name="ce8">
            <text:p>68.581</text:p>
          </table:table-cell>
          <table:table-cell office:value-type="float" office:value="84.048000000000002" table:style-name="ce8">
            <text:p>84.048</text:p>
          </table:table-cell>
          <table:table-cell office:value-type="float" office:value="86.356999999999999" table:style-name="ce8">
            <text:p>86.357</text:p>
          </table:table-cell>
          <table:table-cell office:value-type="float" office:value="71.66" table:style-name="ce8">
            <text:p>71.66</text:p>
          </table:table-cell>
          <table:table-cell office:value-type="float" office:value="69.173000000000002" table:style-name="ce8">
            <text:p>69.173</text:p>
          </table:table-cell>
          <table:table-cell office:value-type="float" office:value="75.117999999999995" table:style-name="ce8">
            <text:p>75.118</text:p>
          </table:table-cell>
          <table:table-cell office:value-type="float" office:value="39.89" table:style-name="ce8">
            <text:p>39.89</text:p>
          </table:table-cell>
          <table:table-cell office:value-type="float" office:value="90.147000000000006" table:style-name="ce8">
            <text:p>90.147</text:p>
          </table:table-cell>
          <table:table-cell office:value-type="float" office:value="87.438000000000002" table:style-name="ce8">
            <text:p>87.438</text:p>
          </table:table-cell>
          <table:table-cell office:value-type="float" office:value="81.897000000000006" table:style-name="ce8">
            <text:p>81.897</text:p>
          </table:table-cell>
          <table:table-cell office:value-type="float" office:value="61.969000000000001" table:style-name="ce8">
            <text:p>61.969</text:p>
          </table:table-cell>
          <table:table-cell office:value-type="float" office:value="48.9" table:style-name="ce8">
            <text:p>48.9</text:p>
          </table:table-cell>
          <table:table-cell office:value-type="float" office:value="65.491" table:style-name="ce8">
            <text:p>65.491</text:p>
          </table:table-cell>
          <table:table-cell office:value-type="float" office:value="52.435000000000002" table:style-name="ce8">
            <text:p>52.435</text:p>
          </table:table-cell>
          <table:table-cell office:value-type="float" office:value="87.27" table:style-name="ce8">
            <text:p>87.27</text:p>
          </table:table-cell>
          <table:table-cell office:value-type="float" office:value="90.81" table:style-name="ce8">
            <text:p>90.81</text:p>
          </table:table-cell>
          <table:table-cell office:value-type="float" office:value="77.936999999999998" table:style-name="ce8">
            <text:p>77.937</text:p>
          </table:table-cell>
          <table:table-cell office:value-type="float" office:value="77.075999999999993" table:style-name="ce8">
            <text:p>77.076</text:p>
          </table:table-cell>
          <table:table-cell office:value-type="float" office:value="73.846000000000004" table:style-name="ce8">
            <text:p>73.846</text:p>
          </table:table-cell>
          <table:table-cell office:value-type="float" office:value="73.534000000000006" table:style-name="ce8">
            <text:p>73.534</text:p>
          </table:table-cell>
          <table:table-cell office:value-type="float" office:value="88.165000000000006" table:style-name="ce8">
            <text:p>88.165</text:p>
          </table:table-cell>
          <table:table-cell office:value-type="float" office:value="77.376999999999995" table:style-name="ce8">
            <text:p>77.377</text:p>
          </table:table-cell>
          <table:table-cell office:value-type="float" office:value="55.784999999999997" table:style-name="ce8">
            <text:p>55.785</text:p>
          </table:table-cell>
          <table:table-cell office:value-type="float" office:value="61.575000000000003" table:style-name="ce8">
            <text:p>61.575</text:p>
          </table:table-cell>
          <table:table-cell office:value-type="float" office:value="43.582999999999998" table:style-name="ce8">
            <text:p>43.583</text:p>
          </table:table-cell>
          <table:table-cell office:value-type="float" office:value="46.238999999999997" table:style-name="ce8">
            <text:p>46.239</text:p>
          </table:table-cell>
          <table:table-cell office:value-type="float" office:value="35.728999999999999" table:style-name="ce8">
            <text:p>35.729</text:p>
          </table:table-cell>
          <table:table-cell office:value-type="float" office:value="79.951999999999998" table:style-name="ce8">
            <text:p>79.952</text:p>
          </table:table-cell>
          <table:table-cell office:value-type="float" office:value="73.007999999999996" table:style-name="ce8">
            <text:p>73.008</text:p>
          </table:table-cell>
          <table:table-cell office:value-type="float" office:value="53.789000000000001" table:style-name="ce8">
            <text:p>53.789</text:p>
          </table:table-cell>
          <table:table-cell office:value-type="float" office:value="66.584999999999994" table:style-name="ce8">
            <text:p>66.585</text:p>
          </table:table-cell>
          <table:table-cell office:value-type="float" office:value="42.393000000000001" table:style-name="ce8">
            <text:p>42.393</text:p>
          </table:table-cell>
          <table:table-cell office:value-type="float" office:value="37.625" table:style-name="ce8">
            <text:p>37.625</text:p>
          </table:table-cell>
          <table:table-cell office:value-type="float" office:value="72.057000000000002" table:style-name="ce8">
            <text:p>72.057</text:p>
          </table:table-cell>
          <table:table-cell office:value-type="float" office:value="46.79" table:style-name="ce8">
            <text:p>46.79</text:p>
          </table:table-cell>
          <table:table-cell office:value-type="float" office:value="56.009" table:style-name="ce8">
            <text:p>56.009</text:p>
          </table:table-cell>
          <table:table-cell office:value-type="float" office:value="70.228999999999999" table:style-name="ce8">
            <text:p>70.229</text:p>
          </table:table-cell>
          <table:table-cell office:value-type="float" office:value="69.165999999999997" table:style-name="ce8">
            <text:p>69.166</text:p>
          </table:table-cell>
          <table:table-cell office:value-type="float" office:value="55.197000000000003" table:style-name="ce8">
            <text:p>55.197</text:p>
          </table:table-cell>
          <table:table-cell office:value-type="float" office:value="57.665999999999997" table:style-name="ce8">
            <text:p>57.666</text:p>
          </table:table-cell>
          <table:table-cell office:value-type="float" office:value="54.389000000000003" table:style-name="ce8">
            <text:p>54.389</text:p>
          </table:table-cell>
          <table:table-cell office:value-type="float" office:value="59.624000000000002" table:style-name="ce8">
            <text:p>59.624</text:p>
          </table:table-cell>
          <table:table-cell office:value-type="float" office:value="41.412999999999997" table:style-name="ce8">
            <text:p>41.413</text:p>
          </table:table-cell>
          <table:table-cell office:value-type="float" office:value="90.427999999999997" table:style-name="ce8">
            <text:p>90.428</text:p>
          </table:table-cell>
          <table:table-cell office:value-type="float" office:value="76.076999999999998" table:style-name="ce8">
            <text:p>76.077</text:p>
          </table:table-cell>
          <table:table-cell office:value-type="float" office:value="74.078000000000003" table:style-name="ce8">
            <text:p>74.078</text:p>
          </table:table-cell>
          <table:table-cell office:value-type="float" office:value="70.932000000000002" table:style-name="ce8">
            <text:p>70.932</text:p>
          </table:table-cell>
          <table:table-cell office:value-type="float" office:value="78.372" table:style-name="ce8">
            <text:p>78.372</text:p>
          </table:table-cell>
          <table:table-cell office:value-type="float" office:value="66.364999999999995" table:style-name="ce8">
            <text:p>66.365</text:p>
          </table:table-cell>
          <table:table-cell office:value-type="float" office:value="79.885000000000005" table:style-name="ce8">
            <text:p>79.885</text:p>
          </table:table-cell>
          <table:table-cell office:value-type="float" office:value="5.532" table:style-name="ce8">
            <text:p>5.532</text:p>
          </table:table-cell>
          <table:table-cell office:value-type="float" office:value="15.782" table:style-name="ce8">
            <text:p>15.782</text:p>
          </table:table-cell>
          <table:table-cell office:value-type="float" office:value="40.496000000000002" table:style-name="ce8">
            <text:p>40.496</text:p>
          </table:table-cell>
          <table:table-cell office:value-type="float" office:value="38.19" table:style-name="ce8">
            <text:p>38.19</text:p>
          </table:table-cell>
          <table:table-cell office:value-type="float" office:value="97.031999999999996" table:style-name="ce8">
            <text:p>97.032</text:p>
          </table:table-cell>
          <table:table-cell office:value-type="float" office:value="66.549000000000007" table:style-name="ce8">
            <text:p>66.549</text:p>
          </table:table-cell>
          <table:table-cell office:value-type="float" office:value="74.605999999999995" table:style-name="ce8">
            <text:p>74.606</text:p>
          </table:table-cell>
          <table:table-cell office:value-type="float" office:value="7.923" table:style-name="ce8">
            <text:p>7.923</text:p>
          </table:table-cell>
          <table:table-cell office:value-type="float" office:value="20.687999999999999" table:style-name="ce8">
            <text:p>20.688</text:p>
          </table:table-cell>
          <table:table-cell office:value-type="float" office:value="10.317" table:style-name="ce8">
            <text:p>10.317</text:p>
          </table:table-cell>
          <table:table-cell office:value-type="float" office:value="12.680999999999999" table:style-name="ce8">
            <text:p>12.681</text:p>
          </table:table-cell>
          <table:table-cell office:value-type="float" office:value="17.516999999999999" table:style-name="ce8">
            <text:p>17.517</text:p>
          </table:table-cell>
          <table:table-cell office:value-type="float" office:value="20.742000000000001" table:style-name="ce8">
            <text:p>20.742</text:p>
          </table:table-cell>
          <table:table-cell office:value-type="float" office:value="0.43" table:style-name="ce8">
            <text:p>0.43</text:p>
          </table:table-cell>
          <table:table-cell office:value-type="float" office:value="30.199000000000002" table:style-name="ce8">
            <text:p>30.199</text:p>
          </table:table-cell>
          <table:table-cell office:value-type="float" office:value="3.7080000000000002" table:style-name="ce8">
            <text:p>3.708</text:p>
          </table:table-cell>
          <table:table-cell office:value-type="float" office:value="1.6120000000000001" table:style-name="ce8">
            <text:p>1.612</text:p>
          </table:table-cell>
          <table:table-cell office:value-type="float" office:value="10.317" table:style-name="ce8">
            <text:p>10.317</text:p>
          </table:table-cell>
          <table:table-cell office:value-type="float" office:value="5.9109999999999996" table:style-name="ce8">
            <text:p>5.911</text:p>
          </table:table-cell>
          <table:table-cell office:value-type="float" office:value="2.633" table:style-name="ce8">
            <text:p>2.633</text:p>
          </table:table-cell>
          <table:table-cell office:value-type="float" office:value="3.3849999999999998" table:style-name="ce8">
            <text:p>3.385</text:p>
          </table:table-cell>
          <table:table-cell office:value-type="float" office:value="4.46" table:style-name="ce8">
            <text:p>4.46</text:p>
          </table:table-cell>
          <table:table-cell office:value-type="float" office:value="2.149" table:style-name="ce8">
            <text:p>2.149</text:p>
          </table:table-cell>
          <table:table-cell office:value-type="float" office:value="10.317" table:style-name="ce8">
            <text:p>10.317</text:p>
          </table:table-cell>
          <table:table-cell office:value-type="float" office:value="10.532" table:style-name="ce8">
            <text:p>10.532</text:p>
          </table:table-cell>
          <table:table-cell office:value-type="float" office:value="13.541" table:style-name="ce8">
            <text:p>13.541</text:p>
          </table:table-cell>
          <table:table-cell office:value-type="float" office:value="15.959" table:style-name="ce8">
            <text:p>15.959</text:p>
          </table:table-cell>
          <table:table-cell office:value-type="float" office:value="8.7050000000000001" table:style-name="ce8">
            <text:p>8.705</text:p>
          </table:table-cell>
          <table:table-cell office:value-type="float" office:value="7.0220000000000002" table:style-name="ce8">
            <text:p>7.022</text:p>
          </table:table-cell>
          <table:table-cell office:value-type="string" table:style-name="ce8">
            <text:p>8.157</text:p>
          </table:table-cell>
          <table:table-cell office:value-type="string" table:style-name="ce8">
            <text:p>4.713</text:p>
          </table:table-cell>
          <table:table-cell office:value-type="string" table:style-name="ce8">
            <text:p>17.221</text:p>
          </table:table-cell>
          <table:table-cell office:value-type="string" table:style-name="ce8">
            <text:p>38.61</text:p>
          </table:table-cell>
          <table:table-cell office:value-type="string" table:style-name="ce8">
            <text:p>0.483</text:p>
          </table:table-cell>
          <table:table-cell office:value-type="string" table:style-name="ce8">
            <text:p>36.918</text:p>
          </table:table-cell>
          <table:table-cell office:value-type="string" table:style-name="ce8">
            <text:p>51.782</text:p>
          </table:table-cell>
          <table:table-cell office:value-type="string" table:style-name="ce8">
            <text:p>34.924</text:p>
          </table:table-cell>
          <table:table-cell office:value-type="string" table:style-name="ce8">
            <text:p>34.502</text:p>
          </table:table-cell>
          <table:table-cell office:value-type="string" table:style-name="ce8">
            <text:p>36.012</text:p>
          </table:table-cell>
          <table:table-cell office:value-type="string" table:style-name="ce8">
            <text:p>32.87</text:p>
          </table:table-cell>
          <table:table-cell office:value-type="string" table:style-name="ce8">
            <text:p>2.236</text:p>
          </table:table-cell>
          <table:table-cell office:value-type="string" table:style-name="ce8">
            <text:p>2.417</text:p>
          </table:table-cell>
          <table:table-cell office:value-type="string" table:style-name="ce8">
            <text:p>6.042</text:p>
          </table:table-cell>
          <table:table-cell office:value-type="string" table:style-name="ce8">
            <text:p>8.761</text:p>
          </table:table-cell>
          <table:table-cell office:value-type="string" table:style-name="ce8">
            <text:p>13.474</text:p>
          </table:table-cell>
          <table:table-cell office:value-type="string" table:style-name="ce8">
            <text:p>2.9</text:p>
          </table:table-cell>
          <table:table-cell office:value-type="string" table:style-name="ce8">
            <text:p>33.333</text:p>
          </table:table-cell>
          <table:table-cell office:value-type="string" table:style-name="ce8">
            <text:p>15.091</text:p>
          </table:table-cell>
          <table:table-cell office:value-type="string" table:style-name="ce8">
            <text:p>31.273</text:p>
          </table:table-cell>
          <table:table-cell office:value-type="string" table:style-name="ce8">
            <text:p>26.848</text:p>
          </table:table-cell>
          <table:table-cell office:value-type="string" table:style-name="ce8">
            <text:p>4.424</text:p>
          </table:table-cell>
          <table:table-cell office:value-type="string" table:style-name="ce8">
            <text:p>6</text:p>
          </table:table-cell>
          <table:table-cell office:value-type="string" table:style-name="ce8">
            <text:p>2.182</text:p>
          </table:table-cell>
          <table:table-cell office:value-type="string" table:style-name="ce8">
            <text:p>1.576</text:p>
          </table:table-cell>
          <table:table-cell office:value-type="string" table:style-name="ce8">
            <text:p>0.424</text:p>
          </table:table-cell>
          <table:table-cell office:value-type="string" table:style-name="ce8">
            <text:p>0.545</text:p>
          </table:table-cell>
          <table:table-cell office:value-type="string" table:style-name="ce8">
            <text:p>2.848</text:p>
          </table:table-cell>
          <table:table-cell office:value-type="string" table:style-name="ce8">
            <text:p>8.727</text:p>
          </table:table-cell>
          <table:table-cell office:value-type="string" table:style-name="ce8">
            <text:p>40.17</text:p>
          </table:table-cell>
          <table:table-cell office:value-type="string" table:style-name="ce8">
            <text:p>14.523</text:p>
          </table:table-cell>
          <table:table-cell office:value-type="string" table:style-name="ce8">
            <text:p>45.094</text:p>
          </table:table-cell>
          <table:table-cell office:value-type="string" table:style-name="ce8">
            <text:p>60.595</text:p>
          </table:table-cell>
          <table:table-cell office:value-type="string" table:style-name="ce8">
            <text:p>31.921</text:p>
          </table:table-cell>
          <table:table-cell office:value-type="float" office:value="55.825000000000003" table:style-name="ce8">
            <text:p>55.825</text:p>
          </table:table-cell>
          <table:table-cell office:value-type="float" office:value="65.278000000000006" table:style-name="ce8">
            <text:p>65.278</text:p>
          </table:table-cell>
          <table:table-cell office:value-type="float" office:value="53.768000000000001" table:style-name="ce8">
            <text:p>53.768</text:p>
          </table:table-cell>
          <table:table-cell office:value-type="float" office:value="37.360999999999997" table:style-name="ce8">
            <text:p>37.361</text:p>
          </table:table-cell>
          <table:table-cell office:value-type="float" office:value="67.616" table:style-name="ce8">
            <text:p>67.616</text:p>
          </table:table-cell>
          <table:table-cell office:value-type="float" office:value="72.289000000000001" table:style-name="ce8">
            <text:p>72.289</text:p>
          </table:table-cell>
          <table:table-cell office:value-type="float" office:value="5.6050000000000004" table:style-name="ce8">
            <text:p>5.605</text:p>
          </table:table-cell>
          <table:table-cell office:value-type="float" office:value="81.721000000000004" table:style-name="ce8">
            <text:p>81.721</text:p>
          </table:table-cell>
          <table:table-cell table:number-columns-repeated="16238"/>
        </table:table-row>
        <table:table-row table:style-name="ro11">
          <table:table-cell office:value-type="string" table:style-name="ce3">
            <text:p>H8B: Which of the following categories best reflects the type of work you do in your main job?</text:p>
          </table:table-cell>
          <table:table-cell office:value-type="string" table:style-name="ce3">
            <text:p>Project Delivery</text:p>
          </table:table-cell>
          <table:table-cell office:value-type="float" office:value="20413" table:style-name="ce8">
            <text:p>20413</text:p>
          </table:table-cell>
          <table:table-cell office:value-type="float" office:value="65.995000000000005" table:style-name="ce8">
            <text:p>65.995</text:p>
          </table:table-cell>
          <table:table-cell office:value-type="float" office:value="82.137" table:style-name="ce8">
            <text:p>82.137</text:p>
          </table:table-cell>
          <table:table-cell office:value-type="float" office:value="84.975999999999999" table:style-name="ce8">
            <text:p>84.976</text:p>
          </table:table-cell>
          <table:table-cell office:value-type="float" office:value="74.936999999999998" table:style-name="ce8">
            <text:p>74.937</text:p>
          </table:table-cell>
          <table:table-cell office:value-type="float" office:value="86.013000000000005" table:style-name="ce8">
            <text:p>86.013</text:p>
          </table:table-cell>
          <table:table-cell office:value-type="float" office:value="61.581000000000003" table:style-name="ce8">
            <text:p>61.581</text:p>
          </table:table-cell>
          <table:table-cell office:value-type="float" office:value="83.204999999999998" table:style-name="ce8">
            <text:p>83.205</text:p>
          </table:table-cell>
          <table:table-cell office:value-type="float" office:value="74.703000000000003" table:style-name="ce8">
            <text:p>74.703</text:p>
          </table:table-cell>
          <table:table-cell office:value-type="float" office:value="42.052999999999997" table:style-name="ce8">
            <text:p>42.053</text:p>
          </table:table-cell>
          <table:table-cell office:value-type="float" office:value="58.947000000000003" table:style-name="ce8">
            <text:p>58.947</text:p>
          </table:table-cell>
          <table:table-cell office:value-type="float" office:value="25.916" table:style-name="ce8">
            <text:p>25.916</text:p>
          </table:table-cell>
          <table:table-cell office:value-type="float" office:value="74.150000000000006" table:style-name="ce8">
            <text:p>74.15</text:p>
          </table:table-cell>
          <table:table-cell office:value-type="float" office:value="91.963999999999999" table:style-name="ce8">
            <text:p>91.964</text:p>
          </table:table-cell>
          <table:table-cell office:value-type="float" office:value="85.29" table:style-name="ce8">
            <text:p>85.29</text:p>
          </table:table-cell>
          <table:table-cell office:value-type="float" office:value="80.632999999999996" table:style-name="ce8">
            <text:p>80.633</text:p>
          </table:table-cell>
          <table:table-cell office:value-type="float" office:value="67.63" table:style-name="ce8">
            <text:p>67.63</text:p>
          </table:table-cell>
          <table:table-cell office:value-type="float" office:value="85.125" table:style-name="ce8">
            <text:p>85.125</text:p>
          </table:table-cell>
          <table:table-cell office:value-type="float" office:value="83.557000000000002" table:style-name="ce8">
            <text:p>83.557</text:p>
          </table:table-cell>
          <table:table-cell office:value-type="float" office:value="86.397000000000006" table:style-name="ce8">
            <text:p>86.397</text:p>
          </table:table-cell>
          <table:table-cell office:value-type="float" office:value="77.688000000000002" table:style-name="ce8">
            <text:p>77.688</text:p>
          </table:table-cell>
          <table:table-cell office:value-type="float" office:value="89.566000000000003" table:style-name="ce8">
            <text:p>89.566</text:p>
          </table:table-cell>
          <table:table-cell office:value-type="float" office:value="88.013999999999996" table:style-name="ce8">
            <text:p>88.014</text:p>
          </table:table-cell>
          <table:table-cell office:value-type="float" office:value="71.055000000000007" table:style-name="ce8">
            <text:p>71.055</text:p>
          </table:table-cell>
          <table:table-cell office:value-type="float" office:value="82.507000000000005" table:style-name="ce8">
            <text:p>82.507</text:p>
          </table:table-cell>
          <table:table-cell office:value-type="float" office:value="84.647999999999996" table:style-name="ce8">
            <text:p>84.648</text:p>
          </table:table-cell>
          <table:table-cell office:value-type="float" office:value="72.531999999999996" table:style-name="ce8">
            <text:p>72.532</text:p>
          </table:table-cell>
          <table:table-cell office:value-type="float" office:value="69.748999999999995" table:style-name="ce8">
            <text:p>69.749</text:p>
          </table:table-cell>
          <table:table-cell office:value-type="float" office:value="73.331999999999994" table:style-name="ce8">
            <text:p>73.332</text:p>
          </table:table-cell>
          <table:table-cell office:value-type="float" office:value="40.188000000000002" table:style-name="ce8">
            <text:p>40.188</text:p>
          </table:table-cell>
          <table:table-cell office:value-type="float" office:value="88.314999999999998" table:style-name="ce8">
            <text:p>88.315</text:p>
          </table:table-cell>
          <table:table-cell office:value-type="float" office:value="87.146000000000001" table:style-name="ce8">
            <text:p>87.146</text:p>
          </table:table-cell>
          <table:table-cell office:value-type="float" office:value="82.585999999999999" table:style-name="ce8">
            <text:p>82.586</text:p>
          </table:table-cell>
          <table:table-cell office:value-type="float" office:value="68.307000000000002" table:style-name="ce8">
            <text:p>68.307</text:p>
          </table:table-cell>
          <table:table-cell office:value-type="float" office:value="54.643000000000001" table:style-name="ce8">
            <text:p>54.643</text:p>
          </table:table-cell>
          <table:table-cell office:value-type="float" office:value="63.792000000000002" table:style-name="ce8">
            <text:p>63.792</text:p>
          </table:table-cell>
          <table:table-cell office:value-type="float" office:value="59.57" table:style-name="ce8">
            <text:p>59.57</text:p>
          </table:table-cell>
          <table:table-cell office:value-type="float" office:value="86.028999999999996" table:style-name="ce8">
            <text:p>86.029</text:p>
          </table:table-cell>
          <table:table-cell office:value-type="float" office:value="89.265000000000001" table:style-name="ce8">
            <text:p>89.265</text:p>
          </table:table-cell>
          <table:table-cell office:value-type="float" office:value="76.358999999999995" table:style-name="ce8">
            <text:p>76.359</text:p>
          </table:table-cell>
          <table:table-cell office:value-type="float" office:value="81.150999999999996" table:style-name="ce8">
            <text:p>81.151</text:p>
          </table:table-cell>
          <table:table-cell office:value-type="float" office:value="71.451999999999998" table:style-name="ce8">
            <text:p>71.452</text:p>
          </table:table-cell>
          <table:table-cell office:value-type="float" office:value="77.703000000000003" table:style-name="ce8">
            <text:p>77.703</text:p>
          </table:table-cell>
          <table:table-cell office:value-type="float" office:value="88.159000000000006" table:style-name="ce8">
            <text:p>88.159</text:p>
          </table:table-cell>
          <table:table-cell office:value-type="float" office:value="75.435000000000002" table:style-name="ce8">
            <text:p>75.435</text:p>
          </table:table-cell>
          <table:table-cell office:value-type="float" office:value="63.781999999999996" table:style-name="ce8">
            <text:p>63.782</text:p>
          </table:table-cell>
          <table:table-cell office:value-type="float" office:value="71.662000000000006" table:style-name="ce8">
            <text:p>71.662</text:p>
          </table:table-cell>
          <table:table-cell office:value-type="float" office:value="43.57" table:style-name="ce8">
            <text:p>43.57</text:p>
          </table:table-cell>
          <table:table-cell office:value-type="float" office:value="48.582999999999998" table:style-name="ce8">
            <text:p>48.583</text:p>
          </table:table-cell>
          <table:table-cell office:value-type="float" office:value="34.020000000000003" table:style-name="ce8">
            <text:p>34.02</text:p>
          </table:table-cell>
          <table:table-cell office:value-type="float" office:value="77.262" table:style-name="ce8">
            <text:p>77.262</text:p>
          </table:table-cell>
          <table:table-cell office:value-type="float" office:value="70.224999999999994" table:style-name="ce8">
            <text:p>70.225</text:p>
          </table:table-cell>
          <table:table-cell office:value-type="float" office:value="59.725999999999999" table:style-name="ce8">
            <text:p>59.726</text:p>
          </table:table-cell>
          <table:table-cell office:value-type="float" office:value="63.131" table:style-name="ce8">
            <text:p>63.131</text:p>
          </table:table-cell>
          <table:table-cell office:value-type="float" office:value="42.506" table:style-name="ce8">
            <text:p>42.506</text:p>
          </table:table-cell>
          <table:table-cell office:value-type="float" office:value="42.509" table:style-name="ce8">
            <text:p>42.509</text:p>
          </table:table-cell>
          <table:table-cell office:value-type="float" office:value="73.384" table:style-name="ce8">
            <text:p>73.384</text:p>
          </table:table-cell>
          <table:table-cell office:value-type="float" office:value="45.529000000000003" table:style-name="ce8">
            <text:p>45.529</text:p>
          </table:table-cell>
          <table:table-cell office:value-type="float" office:value="56.289000000000001" table:style-name="ce8">
            <text:p>56.289</text:p>
          </table:table-cell>
          <table:table-cell office:value-type="float" office:value="69.173000000000002" table:style-name="ce8">
            <text:p>69.173</text:p>
          </table:table-cell>
          <table:table-cell office:value-type="float" office:value="67.117999999999995" table:style-name="ce8">
            <text:p>67.118</text:p>
          </table:table-cell>
          <table:table-cell office:value-type="float" office:value="55.963999999999999" table:style-name="ce8">
            <text:p>55.964</text:p>
          </table:table-cell>
          <table:table-cell office:value-type="float" office:value="58.478999999999999" table:style-name="ce8">
            <text:p>58.479</text:p>
          </table:table-cell>
          <table:table-cell office:value-type="float" office:value="55.945999999999998" table:style-name="ce8">
            <text:p>55.946</text:p>
          </table:table-cell>
          <table:table-cell office:value-type="float" office:value="58.747" table:style-name="ce8">
            <text:p>58.747</text:p>
          </table:table-cell>
          <table:table-cell office:value-type="float" office:value="43.267000000000003" table:style-name="ce8">
            <text:p>43.267</text:p>
          </table:table-cell>
          <table:table-cell office:value-type="float" office:value="90.930999999999997" table:style-name="ce8">
            <text:p>90.931</text:p>
          </table:table-cell>
          <table:table-cell office:value-type="float" office:value="76.16" table:style-name="ce8">
            <text:p>76.16</text:p>
          </table:table-cell>
          <table:table-cell office:value-type="float" office:value="76.165000000000006" table:style-name="ce8">
            <text:p>76.165</text:p>
          </table:table-cell>
          <table:table-cell office:value-type="float" office:value="72.245000000000005" table:style-name="ce8">
            <text:p>72.245</text:p>
          </table:table-cell>
          <table:table-cell office:value-type="float" office:value="82.501999999999995" table:style-name="ce8">
            <text:p>82.502</text:p>
          </table:table-cell>
          <table:table-cell office:value-type="float" office:value="64.043999999999997" table:style-name="ce8">
            <text:p>64.044</text:p>
          </table:table-cell>
          <table:table-cell office:value-type="float" office:value="77.013000000000005" table:style-name="ce8">
            <text:p>77.013</text:p>
          </table:table-cell>
          <table:table-cell office:value-type="float" office:value="4.6349999999999998" table:style-name="ce8">
            <text:p>4.635</text:p>
          </table:table-cell>
          <table:table-cell office:value-type="float" office:value="10.64" table:style-name="ce8">
            <text:p>10.64</text:p>
          </table:table-cell>
          <table:table-cell office:value-type="float" office:value="32.898000000000003" table:style-name="ce8">
            <text:p>32.898</text:p>
          </table:table-cell>
          <table:table-cell office:value-type="float" office:value="51.826999999999998" table:style-name="ce8">
            <text:p>51.827</text:p>
          </table:table-cell>
          <table:table-cell office:value-type="float" office:value="92.272999999999996" table:style-name="ce8">
            <text:p>92.273</text:p>
          </table:table-cell>
          <table:table-cell office:value-type="float" office:value="67.814999999999998" table:style-name="ce8">
            <text:p>67.815</text:p>
          </table:table-cell>
          <table:table-cell office:value-type="float" office:value="75.087000000000003" table:style-name="ce8">
            <text:p>75.087</text:p>
          </table:table-cell>
          <table:table-cell office:value-type="float" office:value="9.3469999999999995" table:style-name="ce8">
            <text:p>9.347</text:p>
          </table:table-cell>
          <table:table-cell office:value-type="float" office:value="20.189" table:style-name="ce8">
            <text:p>20.189</text:p>
          </table:table-cell>
          <table:table-cell office:value-type="float" office:value="10.726000000000001" table:style-name="ce8">
            <text:p>10.726</text:p>
          </table:table-cell>
          <table:table-cell office:value-type="float" office:value="9.6210000000000004" table:style-name="ce8">
            <text:p>9.621</text:p>
          </table:table-cell>
          <table:table-cell office:value-type="float" office:value="14.510999999999999" table:style-name="ce8">
            <text:p>14.511</text:p>
          </table:table-cell>
          <table:table-cell office:value-type="float" office:value="17.771000000000001" table:style-name="ce8">
            <text:p>17.771</text:p>
          </table:table-cell>
          <table:table-cell office:value-type="float" office:value="0.21" table:style-name="ce8">
            <text:p>0.21</text:p>
          </table:table-cell>
          <table:table-cell office:value-type="float" office:value="33.018000000000001" table:style-name="ce8">
            <text:p>33.018</text:p>
          </table:table-cell>
          <table:table-cell office:value-type="float" office:value="3.8380000000000001" table:style-name="ce8">
            <text:p>3.838</text:p>
          </table:table-cell>
          <table:table-cell office:value-type="float" office:value="1.9450000000000001" table:style-name="ce8">
            <text:p>1.945</text:p>
          </table:table-cell>
          <table:table-cell office:value-type="float" office:value="9.7789999999999999" table:style-name="ce8">
            <text:p>9.779</text:p>
          </table:table-cell>
          <table:table-cell office:value-type="float" office:value="10.095000000000001" table:style-name="ce8">
            <text:p>10.095</text:p>
          </table:table-cell>
          <table:table-cell office:value-type="float" office:value="2.0499999999999998" table:style-name="ce8">
            <text:p>2.05</text:p>
          </table:table-cell>
          <table:table-cell office:value-type="float" office:value="2.0499999999999998" table:style-name="ce8">
            <text:p>2.05</text:p>
          </table:table-cell>
          <table:table-cell office:value-type="float" office:value="3.2069999999999999" table:style-name="ce8">
            <text:p>3.207</text:p>
          </table:table-cell>
          <table:table-cell office:value-type="float" office:value="1.472" table:style-name="ce8">
            <text:p>1.472</text:p>
          </table:table-cell>
          <table:table-cell office:value-type="float" office:value="6.8869999999999996" table:style-name="ce8">
            <text:p>6.887</text:p>
          </table:table-cell>
          <table:table-cell office:value-type="float" office:value="13.617000000000001" table:style-name="ce8">
            <text:p>13.617</text:p>
          </table:table-cell>
          <table:table-cell office:value-type="float" office:value="14.564" table:style-name="ce8">
            <text:p>14.564</text:p>
          </table:table-cell>
          <table:table-cell office:value-type="float" office:value="18.821999999999999" table:style-name="ce8">
            <text:p>18.822</text:p>
          </table:table-cell>
          <table:table-cell office:value-type="float" office:value="7.2560000000000002" table:style-name="ce8">
            <text:p>7.256</text:p>
          </table:table-cell>
          <table:table-cell office:value-type="float" office:value="8.5980000000000008" table:style-name="ce8">
            <text:p>8.598</text:p>
          </table:table-cell>
          <table:table-cell office:value-type="string" table:style-name="ce8">
            <text:p>8.596</text:p>
          </table:table-cell>
          <table:table-cell office:value-type="string" table:style-name="ce8">
            <text:p>4.413</text:p>
          </table:table-cell>
          <table:table-cell office:value-type="string" table:style-name="ce8">
            <text:p>22.006</text:p>
          </table:table-cell>
          <table:table-cell office:value-type="string" table:style-name="ce8">
            <text:p>42.808</text:p>
          </table:table-cell>
          <table:table-cell office:value-type="string" table:style-name="ce8">
            <text:p>0.401</text:p>
          </table:table-cell>
          <table:table-cell office:value-type="string" table:style-name="ce8">
            <text:p>39.14</text:p>
          </table:table-cell>
          <table:table-cell office:value-type="string" table:style-name="ce8">
            <text:p>52.436</text:p>
          </table:table-cell>
          <table:table-cell office:value-type="string" table:style-name="ce8">
            <text:p>33.983</text:p>
          </table:table-cell>
          <table:table-cell office:value-type="string" table:style-name="ce8">
            <text:p>37.02</text:p>
          </table:table-cell>
          <table:table-cell office:value-type="string" table:style-name="ce8">
            <text:p>38.223</text:p>
          </table:table-cell>
          <table:table-cell office:value-type="string" table:style-name="ce8">
            <text:p>34.097</text:p>
          </table:table-cell>
          <table:table-cell office:value-type="string" table:style-name="ce8">
            <text:p>2.636</text:p>
          </table:table-cell>
          <table:table-cell office:value-type="string" table:style-name="ce8">
            <text:p>2.923</text:p>
          </table:table-cell>
          <table:table-cell office:value-type="string" table:style-name="ce8">
            <text:p>8.138</text:p>
          </table:table-cell>
          <table:table-cell office:value-type="string" table:style-name="ce8">
            <text:p>9.513</text:p>
          </table:table-cell>
          <table:table-cell office:value-type="string" table:style-name="ce8">
            <text:p>11.977</text:p>
          </table:table-cell>
          <table:table-cell office:value-type="string" table:style-name="ce8">
            <text:p>2.464</text:p>
          </table:table-cell>
          <table:table-cell office:value-type="string" table:style-name="ce8">
            <text:p>38.506</text:p>
          </table:table-cell>
          <table:table-cell office:value-type="string" table:style-name="ce8">
            <text:p>13.563</text:p>
          </table:table-cell>
          <table:table-cell office:value-type="string" table:style-name="ce8">
            <text:p>32.299</text:p>
          </table:table-cell>
          <table:table-cell office:value-type="string" table:style-name="ce8">
            <text:p>25.575</text:p>
          </table:table-cell>
          <table:table-cell office:value-type="string" table:style-name="ce8">
            <text:p>4.828</text:p>
          </table:table-cell>
          <table:table-cell office:value-type="string" table:style-name="ce8">
            <text:p>2.586</text:p>
          </table:table-cell>
          <table:table-cell office:value-type="string" table:style-name="ce8">
            <text:p>1.494</text:p>
          </table:table-cell>
          <table:table-cell office:value-type="string" table:style-name="ce8">
            <text:p>4.54</text:p>
          </table:table-cell>
          <table:table-cell office:value-type="string" table:style-name="ce8">
            <text:p>0.747</text:p>
          </table:table-cell>
          <table:table-cell office:value-type="string" table:style-name="ce8">
            <text:p>0.517</text:p>
          </table:table-cell>
          <table:table-cell office:value-type="string" table:style-name="ce8">
            <text:p>2.471</text:p>
          </table:table-cell>
          <table:table-cell office:value-type="string" table:style-name="ce8">
            <text:p>8.678</text:p>
          </table:table-cell>
          <table:table-cell office:value-type="string" table:style-name="ce8">
            <text:p>41.806</text:p>
          </table:table-cell>
          <table:table-cell office:value-type="string" table:style-name="ce8">
            <text:p>14.922</text:p>
          </table:table-cell>
          <table:table-cell office:value-type="string" table:style-name="ce8">
            <text:p>43.929</text:p>
          </table:table-cell>
          <table:table-cell office:value-type="string" table:style-name="ce8">
            <text:p>58.638</text:p>
          </table:table-cell>
          <table:table-cell office:value-type="string" table:style-name="ce8">
            <text:p>32.558</text:p>
          </table:table-cell>
          <table:table-cell office:value-type="float" office:value="60.344999999999999" table:style-name="ce8">
            <text:p>60.345</text:p>
          </table:table-cell>
          <table:table-cell office:value-type="float" office:value="68.084000000000003" table:style-name="ce8">
            <text:p>68.084</text:p>
          </table:table-cell>
          <table:table-cell office:value-type="float" office:value="57.600999999999999" table:style-name="ce8">
            <text:p>57.601</text:p>
          </table:table-cell>
          <table:table-cell office:value-type="float" office:value="45.091000000000001" table:style-name="ce8">
            <text:p>45.091</text:p>
          </table:table-cell>
          <table:table-cell office:value-type="float" office:value="71.263000000000005" table:style-name="ce8">
            <text:p>71.263</text:p>
          </table:table-cell>
          <table:table-cell office:value-type="float" office:value="72.078000000000003" table:style-name="ce8">
            <text:p>72.078</text:p>
          </table:table-cell>
          <table:table-cell office:value-type="float" office:value="5.1859999999999999" table:style-name="ce8">
            <text:p>5.186</text:p>
          </table:table-cell>
          <table:table-cell office:value-type="float" office:value="79.135000000000005" table:style-name="ce8">
            <text:p>79.135</text:p>
          </table:table-cell>
          <table:table-cell table:number-columns-repeated="16238"/>
        </table:table-row>
        <table:table-row table:style-name="ro11">
          <table:table-cell office:value-type="string" table:style-name="ce3">
            <text:p>H8B: Which of the following categories best reflects the type of work you do in your main job?</text:p>
          </table:table-cell>
          <table:table-cell office:value-type="string" table:style-name="ce3">
            <text:p>Property</text:p>
          </table:table-cell>
          <table:table-cell office:value-type="float" office:value="3262" table:style-name="ce8">
            <text:p>3262</text:p>
          </table:table-cell>
          <table:table-cell office:value-type="float" office:value="66.472999999999999" table:style-name="ce8">
            <text:p>66.473</text:p>
          </table:table-cell>
          <table:table-cell office:value-type="float" office:value="80.016999999999996" table:style-name="ce8">
            <text:p>80.017</text:p>
          </table:table-cell>
          <table:table-cell office:value-type="float" office:value="84.626000000000005" table:style-name="ce8">
            <text:p>84.626</text:p>
          </table:table-cell>
          <table:table-cell office:value-type="float" office:value="74.347999999999999" table:style-name="ce8">
            <text:p>74.348</text:p>
          </table:table-cell>
          <table:table-cell office:value-type="float" office:value="82.7" table:style-name="ce8">
            <text:p>82.7</text:p>
          </table:table-cell>
          <table:table-cell office:value-type="float" office:value="59.902000000000001" table:style-name="ce8">
            <text:p>59.902</text:p>
          </table:table-cell>
          <table:table-cell office:value-type="float" office:value="81.456000000000003" table:style-name="ce8">
            <text:p>81.456</text:p>
          </table:table-cell>
          <table:table-cell office:value-type="float" office:value="76.143000000000001" table:style-name="ce8">
            <text:p>76.143</text:p>
          </table:table-cell>
          <table:table-cell office:value-type="float" office:value="41.942999999999998" table:style-name="ce8">
            <text:p>41.943</text:p>
          </table:table-cell>
          <table:table-cell office:value-type="float" office:value="54.124000000000002" table:style-name="ce8">
            <text:p>54.124</text:p>
          </table:table-cell>
          <table:table-cell office:value-type="float" office:value="26.399000000000001" table:style-name="ce8">
            <text:p>26.399</text:p>
          </table:table-cell>
          <table:table-cell office:value-type="float" office:value="74.423000000000002" table:style-name="ce8">
            <text:p>74.423</text:p>
          </table:table-cell>
          <table:table-cell office:value-type="float" office:value="90.986999999999995" table:style-name="ce8">
            <text:p>90.987</text:p>
          </table:table-cell>
          <table:table-cell office:value-type="float" office:value="86.9" table:style-name="ce8">
            <text:p>86.9</text:p>
          </table:table-cell>
          <table:table-cell office:value-type="float" office:value="80.424000000000007" table:style-name="ce8">
            <text:p>80.424</text:p>
          </table:table-cell>
          <table:table-cell office:value-type="float" office:value="62.003999999999998" table:style-name="ce8">
            <text:p>62.004</text:p>
          </table:table-cell>
          <table:table-cell office:value-type="float" office:value="79.698999999999998" table:style-name="ce8">
            <text:p>79.699</text:p>
          </table:table-cell>
          <table:table-cell office:value-type="float" office:value="82.373000000000005" table:style-name="ce8">
            <text:p>82.373</text:p>
          </table:table-cell>
          <table:table-cell office:value-type="float" office:value="86.933000000000007" table:style-name="ce8">
            <text:p>86.933</text:p>
          </table:table-cell>
          <table:table-cell office:value-type="float" office:value="76.119" table:style-name="ce8">
            <text:p>76.119</text:p>
          </table:table-cell>
          <table:table-cell office:value-type="float" office:value="87.903000000000006" table:style-name="ce8">
            <text:p>87.903</text:p>
          </table:table-cell>
          <table:table-cell office:value-type="float" office:value="83.631" table:style-name="ce8">
            <text:p>83.631</text:p>
          </table:table-cell>
          <table:table-cell office:value-type="float" office:value="73.531999999999996" table:style-name="ce8">
            <text:p>73.532</text:p>
          </table:table-cell>
          <table:table-cell office:value-type="float" office:value="80.135000000000005" table:style-name="ce8">
            <text:p>80.135</text:p>
          </table:table-cell>
          <table:table-cell office:value-type="float" office:value="82.698999999999998" table:style-name="ce8">
            <text:p>82.699</text:p>
          </table:table-cell>
          <table:table-cell office:value-type="float" office:value="73.695999999999998" table:style-name="ce8">
            <text:p>73.696</text:p>
          </table:table-cell>
          <table:table-cell office:value-type="float" office:value="67.820999999999998" table:style-name="ce8">
            <text:p>67.821</text:p>
          </table:table-cell>
          <table:table-cell office:value-type="float" office:value="72.707999999999998" table:style-name="ce8">
            <text:p>72.708</text:p>
          </table:table-cell>
          <table:table-cell office:value-type="float" office:value="45.177999999999997" table:style-name="ce8">
            <text:p>45.178</text:p>
          </table:table-cell>
          <table:table-cell office:value-type="float" office:value="88.21" table:style-name="ce8">
            <text:p>88.21</text:p>
          </table:table-cell>
          <table:table-cell office:value-type="float" office:value="83.876999999999995" table:style-name="ce8">
            <text:p>83.877</text:p>
          </table:table-cell>
          <table:table-cell office:value-type="float" office:value="76.004999999999995" table:style-name="ce8">
            <text:p>76.005</text:p>
          </table:table-cell>
          <table:table-cell office:value-type="float" office:value="70.367999999999995" table:style-name="ce8">
            <text:p>70.368</text:p>
          </table:table-cell>
          <table:table-cell office:value-type="float" office:value="57.262" table:style-name="ce8">
            <text:p>57.262</text:p>
          </table:table-cell>
          <table:table-cell office:value-type="float" office:value="57.445999999999998" table:style-name="ce8">
            <text:p>57.446</text:p>
          </table:table-cell>
          <table:table-cell office:value-type="float" office:value="54.557000000000002" table:style-name="ce8">
            <text:p>54.557</text:p>
          </table:table-cell>
          <table:table-cell office:value-type="float" office:value="83.41" table:style-name="ce8">
            <text:p>83.41</text:p>
          </table:table-cell>
          <table:table-cell office:value-type="float" office:value="87.984999999999999" table:style-name="ce8">
            <text:p>87.985</text:p>
          </table:table-cell>
          <table:table-cell office:value-type="float" office:value="72.769000000000005" table:style-name="ce8">
            <text:p>72.769</text:p>
          </table:table-cell>
          <table:table-cell office:value-type="float" office:value="81.644999999999996" table:style-name="ce8">
            <text:p>81.645</text:p>
          </table:table-cell>
          <table:table-cell office:value-type="float" office:value="70.561000000000007" table:style-name="ce8">
            <text:p>70.561</text:p>
          </table:table-cell>
          <table:table-cell office:value-type="float" office:value="82.513999999999996" table:style-name="ce8">
            <text:p>82.514</text:p>
          </table:table-cell>
          <table:table-cell office:value-type="float" office:value="88.936999999999998" table:style-name="ce8">
            <text:p>88.937</text:p>
          </table:table-cell>
          <table:table-cell office:value-type="float" office:value="73.093000000000004" table:style-name="ce8">
            <text:p>73.093</text:p>
          </table:table-cell>
          <table:table-cell office:value-type="float" office:value="66.093000000000004" table:style-name="ce8">
            <text:p>66.093</text:p>
          </table:table-cell>
          <table:table-cell office:value-type="float" office:value="75.706000000000003" table:style-name="ce8">
            <text:p>75.706</text:p>
          </table:table-cell>
          <table:table-cell office:value-type="float" office:value="42.073" table:style-name="ce8">
            <text:p>42.073</text:p>
          </table:table-cell>
          <table:table-cell office:value-type="float" office:value="48.418999999999997" table:style-name="ce8">
            <text:p>48.419</text:p>
          </table:table-cell>
          <table:table-cell office:value-type="float" office:value="35.337000000000003" table:style-name="ce8">
            <text:p>35.337</text:p>
          </table:table-cell>
          <table:table-cell office:value-type="float" office:value="69.635000000000005" table:style-name="ce8">
            <text:p>69.635</text:p>
          </table:table-cell>
          <table:table-cell office:value-type="float" office:value="64.281000000000006" table:style-name="ce8">
            <text:p>64.281</text:p>
          </table:table-cell>
          <table:table-cell office:value-type="float" office:value="58.054000000000002" table:style-name="ce8">
            <text:p>58.054</text:p>
          </table:table-cell>
          <table:table-cell office:value-type="float" office:value="56.856999999999999" table:style-name="ce8">
            <text:p>56.857</text:p>
          </table:table-cell>
          <table:table-cell office:value-type="float" office:value="41.703000000000003" table:style-name="ce8">
            <text:p>41.703</text:p>
          </table:table-cell>
          <table:table-cell office:value-type="float" office:value="36.494999999999997" table:style-name="ce8">
            <text:p>36.495</text:p>
          </table:table-cell>
          <table:table-cell office:value-type="float" office:value="67.826999999999998" table:style-name="ce8">
            <text:p>67.827</text:p>
          </table:table-cell>
          <table:table-cell office:value-type="float" office:value="40.994" table:style-name="ce8">
            <text:p>40.994</text:p>
          </table:table-cell>
          <table:table-cell office:value-type="float" office:value="51.381" table:style-name="ce8">
            <text:p>51.381</text:p>
          </table:table-cell>
          <table:table-cell office:value-type="float" office:value="65.593000000000004" table:style-name="ce8">
            <text:p>65.593</text:p>
          </table:table-cell>
          <table:table-cell office:value-type="float" office:value="64.63" table:style-name="ce8">
            <text:p>64.63</text:p>
          </table:table-cell>
          <table:table-cell office:value-type="float" office:value="61.186" table:style-name="ce8">
            <text:p>61.186</text:p>
          </table:table-cell>
          <table:table-cell office:value-type="float" office:value="58.331000000000003" table:style-name="ce8">
            <text:p>58.331</text:p>
          </table:table-cell>
          <table:table-cell office:value-type="float" office:value="55.923999999999999" table:style-name="ce8">
            <text:p>55.924</text:p>
          </table:table-cell>
          <table:table-cell office:value-type="float" office:value="51.643000000000001" table:style-name="ce8">
            <text:p>51.643</text:p>
          </table:table-cell>
          <table:table-cell office:value-type="float" office:value="37.246000000000002" table:style-name="ce8">
            <text:p>37.246</text:p>
          </table:table-cell>
          <table:table-cell office:value-type="float" office:value="91.444000000000003" table:style-name="ce8">
            <text:p>91.444</text:p>
          </table:table-cell>
          <table:table-cell office:value-type="float" office:value="68.150999999999996" table:style-name="ce8">
            <text:p>68.151</text:p>
          </table:table-cell>
          <table:table-cell office:value-type="float" office:value="71.06" table:style-name="ce8">
            <text:p>71.06</text:p>
          </table:table-cell>
          <table:table-cell office:value-type="float" office:value="68.397999999999996" table:style-name="ce8">
            <text:p>68.398</text:p>
          </table:table-cell>
          <table:table-cell office:value-type="float" office:value="81.977000000000004" table:style-name="ce8">
            <text:p>81.977</text:p>
          </table:table-cell>
          <table:table-cell office:value-type="float" office:value="60.835999999999999" table:style-name="ce8">
            <text:p>60.836</text:p>
          </table:table-cell>
          <table:table-cell office:value-type="float" office:value="72.411000000000001" table:style-name="ce8">
            <text:p>72.411</text:p>
          </table:table-cell>
          <table:table-cell office:value-type="float" office:value="4.4050000000000002" table:style-name="ce8">
            <text:p>4.405</text:p>
          </table:table-cell>
          <table:table-cell office:value-type="float" office:value="7.702" table:style-name="ce8">
            <text:p>7.702</text:p>
          </table:table-cell>
          <table:table-cell office:value-type="float" office:value="23.105" table:style-name="ce8">
            <text:p>23.105</text:p>
          </table:table-cell>
          <table:table-cell office:value-type="float" office:value="64.787000000000006" table:style-name="ce8">
            <text:p>64.787</text:p>
          </table:table-cell>
          <table:table-cell office:value-type="float" office:value="87.597999999999999" table:style-name="ce8">
            <text:p>87.598</text:p>
          </table:table-cell>
          <table:table-cell office:value-type="float" office:value="68.132999999999996" table:style-name="ce8">
            <text:p>68.133</text:p>
          </table:table-cell>
          <table:table-cell office:value-type="float" office:value="75.823999999999998" table:style-name="ce8">
            <text:p>75.824</text:p>
          </table:table-cell>
          <table:table-cell office:value-type="float" office:value="7.9119999999999999" table:style-name="ce8">
            <text:p>7.912</text:p>
          </table:table-cell>
          <table:table-cell office:value-type="float" office:value="16.797000000000001" table:style-name="ce8">
            <text:p>16.797</text:p>
          </table:table-cell>
          <table:table-cell office:value-type="float" office:value="8.984" table:style-name="ce8">
            <text:p>8.984</text:p>
          </table:table-cell>
          <table:table-cell office:value-type="float" office:value="12.109" table:style-name="ce8">
            <text:p>12.109</text:p>
          </table:table-cell>
          <table:table-cell office:value-type="float" office:value="10.938000000000001" table:style-name="ce8">
            <text:p>10.938</text:p>
          </table:table-cell>
          <table:table-cell office:value-type="float" office:value="14.063000000000001" table:style-name="ce8">
            <text:p>14.063</text:p>
          </table:table-cell>
          <table:table-cell office:value-type="float" office:value="1.5629999999999999" table:style-name="ce8">
            <text:p>1.563</text:p>
          </table:table-cell>
          <table:table-cell office:value-type="float" office:value="23.437999999999999" table:style-name="ce8">
            <text:p>23.438</text:p>
          </table:table-cell>
          <table:table-cell office:value-type="float" office:value="3.516" table:style-name="ce8">
            <text:p>3.516</text:p>
          </table:table-cell>
          <table:table-cell office:value-type="float" office:value="0.78100000000000003" table:style-name="ce8">
            <text:p>0.781</text:p>
          </table:table-cell>
          <table:table-cell office:value-type="float" office:value="9.375" table:style-name="ce8">
            <text:p>9.375</text:p>
          </table:table-cell>
          <table:table-cell office:value-type="float" office:value="17.969000000000001" table:style-name="ce8">
            <text:p>17.969</text:p>
          </table:table-cell>
          <table:table-cell office:value-type="float" office:value="1.1719999999999999" table:style-name="ce8">
            <text:p>1.172</text:p>
          </table:table-cell>
          <table:table-cell office:value-type="float" office:value="2.3439999999999999" table:style-name="ce8">
            <text:p>2.344</text:p>
          </table:table-cell>
          <table:table-cell office:value-type="float" office:value="2.734" table:style-name="ce8">
            <text:p>2.734</text:p>
          </table:table-cell>
          <table:table-cell office:value-type="float" office:value="0.39100000000000001" table:style-name="ce8">
            <text:p>0.391</text:p>
          </table:table-cell>
          <table:table-cell office:value-type="float" office:value="5.4690000000000003" table:style-name="ce8">
            <text:p>5.469</text:p>
          </table:table-cell>
          <table:table-cell office:value-type="float" office:value="14.452999999999999" table:style-name="ce8">
            <text:p>14.453</text:p>
          </table:table-cell>
          <table:table-cell office:value-type="float" office:value="15.625" table:style-name="ce8">
            <text:p>15.625</text:p>
          </table:table-cell>
          <table:table-cell office:value-type="float" office:value="18.75" table:style-name="ce8">
            <text:p>18.75</text:p>
          </table:table-cell>
          <table:table-cell office:value-type="float" office:value="12.891" table:style-name="ce8">
            <text:p>12.891</text:p>
          </table:table-cell>
          <table:table-cell office:value-type="float" office:value="7.8789999999999996" table:style-name="ce8">
            <text:p>7.879</text:p>
          </table:table-cell>
          <table:table-cell office:value-type="string" table:style-name="ce8">
            <text:p>5.512</text:p>
          </table:table-cell>
          <table:table-cell office:value-type="string" table:style-name="ce8">
            <text:p>1.575</text:p>
          </table:table-cell>
          <table:table-cell office:value-type="string" table:style-name="ce8">
            <text:p>22.047</text:p>
          </table:table-cell>
          <table:table-cell office:value-type="string" table:style-name="ce8">
            <text:p>45.669</text:p>
          </table:table-cell>
          <table:table-cell office:value-type="string" table:style-name="ce8">
            <text:p>0.394</text:p>
          </table:table-cell>
          <table:table-cell office:value-type="string" table:style-name="ce8">
            <text:p>32.677</text:p>
          </table:table-cell>
          <table:table-cell office:value-type="string" table:style-name="ce8">
            <text:p>35.039</text:p>
          </table:table-cell>
          <table:table-cell office:value-type="string" table:style-name="ce8">
            <text:p>21.26</text:p>
          </table:table-cell>
          <table:table-cell office:value-type="string" table:style-name="ce8">
            <text:p>29.921</text:p>
          </table:table-cell>
          <table:table-cell office:value-type="string" table:style-name="ce8">
            <text:p>31.496</text:p>
          </table:table-cell>
          <table:table-cell office:value-type="string" table:style-name="ce8">
            <text:p>27.953</text:p>
          </table:table-cell>
          <table:table-cell office:value-type="string" table:style-name="ce8">
            <text:p>1.575</text:p>
          </table:table-cell>
          <table:table-cell office:value-type="string" table:style-name="ce8">
            <text:p>0.787</text:p>
          </table:table-cell>
          <table:table-cell office:value-type="string" table:style-name="ce8">
            <text:p>6.693</text:p>
          </table:table-cell>
          <table:table-cell office:value-type="string" table:style-name="ce8">
            <text:p>8.661</text:p>
          </table:table-cell>
          <table:table-cell office:value-type="string" table:style-name="ce8">
            <text:p>16.142</text:p>
          </table:table-cell>
          <table:table-cell office:value-type="string" table:style-name="ce8">
            <text:p>5.906</text:p>
          </table:table-cell>
          <table:table-cell office:value-type="string" table:style-name="ce8">
            <text:p>36.759</text:p>
          </table:table-cell>
          <table:table-cell office:value-type="string" table:style-name="ce8">
            <text:p>18.972</text:p>
          </table:table-cell>
          <table:table-cell office:value-type="string" table:style-name="ce8">
            <text:p>25.692</text:p>
          </table:table-cell>
          <table:table-cell office:value-type="string" table:style-name="ce8">
            <text:p>30.04</text:p>
          </table:table-cell>
          <table:table-cell office:value-type="string" table:style-name="ce8">
            <text:p>3.162</text:p>
          </table:table-cell>
          <table:table-cell office:value-type="string" table:style-name="ce8">
            <text:p>3.557</text:p>
          </table:table-cell>
          <table:table-cell office:value-type="string" table:style-name="ce8">
            <text:p>2.767</text:p>
          </table:table-cell>
          <table:table-cell office:value-type="string" table:style-name="ce8">
            <text:p>3.162</text:p>
          </table:table-cell>
          <table:table-cell office:value-type="string" table:style-name="ce8">
            <text:p>5.929</text:p>
          </table:table-cell>
          <table:table-cell office:value-type="string" table:style-name="ce8">
            <text:p>0</text:p>
          </table:table-cell>
          <table:table-cell office:value-type="string" table:style-name="ce8">
            <text:p>3.557</text:p>
          </table:table-cell>
          <table:table-cell office:value-type="string" table:style-name="ce8">
            <text:p>7.51</text:p>
          </table:table-cell>
          <table:table-cell office:value-type="string" table:style-name="ce8">
            <text:p>35.294</text:p>
          </table:table-cell>
          <table:table-cell office:value-type="string" table:style-name="ce8">
            <text:p>16.27</text:p>
          </table:table-cell>
          <table:table-cell office:value-type="string" table:style-name="ce8">
            <text:p>35.827</text:p>
          </table:table-cell>
          <table:table-cell office:value-type="string" table:style-name="ce8">
            <text:p>58.594</text:p>
          </table:table-cell>
          <table:table-cell office:value-type="string" table:style-name="ce8">
            <text:p>25.556</text:p>
          </table:table-cell>
          <table:table-cell office:value-type="float" office:value="62.100999999999999" table:style-name="ce8">
            <text:p>62.101</text:p>
          </table:table-cell>
          <table:table-cell office:value-type="float" office:value="69.534000000000006" table:style-name="ce8">
            <text:p>69.534</text:p>
          </table:table-cell>
          <table:table-cell office:value-type="float" office:value="60.741" table:style-name="ce8">
            <text:p>60.741</text:p>
          </table:table-cell>
          <table:table-cell office:value-type="float" office:value="46.924999999999997" table:style-name="ce8">
            <text:p>46.925</text:p>
          </table:table-cell>
          <table:table-cell office:value-type="float" office:value="73.980999999999995" table:style-name="ce8">
            <text:p>73.981</text:p>
          </table:table-cell>
          <table:table-cell office:value-type="float" office:value="73.679000000000002" table:style-name="ce8">
            <text:p>73.679</text:p>
          </table:table-cell>
          <table:table-cell office:value-type="float" office:value="3.4369999999999998" table:style-name="ce8">
            <text:p>3.437</text:p>
          </table:table-cell>
          <table:table-cell office:value-type="float" office:value="74.436999999999998" table:style-name="ce8">
            <text:p>74.437</text:p>
          </table:table-cell>
          <table:table-cell table:number-columns-repeated="16238"/>
        </table:table-row>
        <table:table-row table:style-name="ro11">
          <table:table-cell office:value-type="string" table:style-name="ce3">
            <text:p>H8B: Which of the following categories best reflects the type of work you do in your main job?</text:p>
          </table:table-cell>
          <table:table-cell office:value-type="string" table:style-name="ce3">
            <text:p>Security</text:p>
          </table:table-cell>
          <table:table-cell office:value-type="float" office:value="6677" table:style-name="ce8">
            <text:p>6677</text:p>
          </table:table-cell>
          <table:table-cell office:value-type="float" office:value="65.748999999999995" table:style-name="ce8">
            <text:p>65.749</text:p>
          </table:table-cell>
          <table:table-cell office:value-type="float" office:value="73.268000000000001" table:style-name="ce8">
            <text:p>73.268</text:p>
          </table:table-cell>
          <table:table-cell office:value-type="float" office:value="80.233999999999995" table:style-name="ce8">
            <text:p>80.234</text:p>
          </table:table-cell>
          <table:table-cell office:value-type="float" office:value="67.234999999999999" table:style-name="ce8">
            <text:p>67.235</text:p>
          </table:table-cell>
          <table:table-cell office:value-type="float" office:value="76.638999999999996" table:style-name="ce8">
            <text:p>76.639</text:p>
          </table:table-cell>
          <table:table-cell office:value-type="float" office:value="55.872999999999998" table:style-name="ce8">
            <text:p>55.873</text:p>
          </table:table-cell>
          <table:table-cell office:value-type="float" office:value="74.778999999999996" table:style-name="ce8">
            <text:p>74.779</text:p>
          </table:table-cell>
          <table:table-cell office:value-type="float" office:value="74.247" table:style-name="ce8">
            <text:p>74.247</text:p>
          </table:table-cell>
          <table:table-cell office:value-type="float" office:value="37.621000000000002" table:style-name="ce8">
            <text:p>37.621</text:p>
          </table:table-cell>
          <table:table-cell office:value-type="float" office:value="49.545000000000002" table:style-name="ce8">
            <text:p>49.545</text:p>
          </table:table-cell>
          <table:table-cell office:value-type="float" office:value="29.8" table:style-name="ce8">
            <text:p>29.8</text:p>
          </table:table-cell>
          <table:table-cell office:value-type="float" office:value="73.471999999999994" table:style-name="ce8">
            <text:p>73.472</text:p>
          </table:table-cell>
          <table:table-cell office:value-type="float" office:value="90.156000000000006" table:style-name="ce8">
            <text:p>90.156</text:p>
          </table:table-cell>
          <table:table-cell office:value-type="float" office:value="79.218999999999994" table:style-name="ce8">
            <text:p>79.219</text:p>
          </table:table-cell>
          <table:table-cell office:value-type="float" office:value="76.426000000000002" table:style-name="ce8">
            <text:p>76.426</text:p>
          </table:table-cell>
          <table:table-cell office:value-type="float" office:value="56.273000000000003" table:style-name="ce8">
            <text:p>56.273</text:p>
          </table:table-cell>
          <table:table-cell office:value-type="float" office:value="64.010000000000005" table:style-name="ce8">
            <text:p>64.01</text:p>
          </table:table-cell>
          <table:table-cell office:value-type="float" office:value="78.188000000000002" table:style-name="ce8">
            <text:p>78.188</text:p>
          </table:table-cell>
          <table:table-cell office:value-type="float" office:value="82.266000000000005" table:style-name="ce8">
            <text:p>82.266</text:p>
          </table:table-cell>
          <table:table-cell office:value-type="float" office:value="68.835999999999999" table:style-name="ce8">
            <text:p>68.836</text:p>
          </table:table-cell>
          <table:table-cell office:value-type="float" office:value="75.653999999999996" table:style-name="ce8">
            <text:p>75.654</text:p>
          </table:table-cell>
          <table:table-cell office:value-type="float" office:value="74.456999999999994" table:style-name="ce8">
            <text:p>74.457</text:p>
          </table:table-cell>
          <table:table-cell office:value-type="float" office:value="64.225999999999999" table:style-name="ce8">
            <text:p>64.226</text:p>
          </table:table-cell>
          <table:table-cell office:value-type="float" office:value="72.201999999999998" table:style-name="ce8">
            <text:p>72.202</text:p>
          </table:table-cell>
          <table:table-cell office:value-type="float" office:value="76.272000000000006" table:style-name="ce8">
            <text:p>76.272</text:p>
          </table:table-cell>
          <table:table-cell office:value-type="float" office:value="65.001999999999995" table:style-name="ce8">
            <text:p>65.002</text:p>
          </table:table-cell>
          <table:table-cell office:value-type="float" office:value="63.802999999999997" table:style-name="ce8">
            <text:p>63.803</text:p>
          </table:table-cell>
          <table:table-cell office:value-type="float" office:value="64.998000000000005" table:style-name="ce8">
            <text:p>64.998</text:p>
          </table:table-cell>
          <table:table-cell office:value-type="float" office:value="46.8" table:style-name="ce8">
            <text:p>46.8</text:p>
          </table:table-cell>
          <table:table-cell office:value-type="float" office:value="81.869" table:style-name="ce8">
            <text:p>81.869</text:p>
          </table:table-cell>
          <table:table-cell office:value-type="float" office:value="78.22" table:style-name="ce8">
            <text:p>78.22</text:p>
          </table:table-cell>
          <table:table-cell office:value-type="float" office:value="69.861000000000004" table:style-name="ce8">
            <text:p>69.861</text:p>
          </table:table-cell>
          <table:table-cell office:value-type="float" office:value="63.762999999999998" table:style-name="ce8">
            <text:p>63.763</text:p>
          </table:table-cell>
          <table:table-cell office:value-type="float" office:value="51.715000000000003" table:style-name="ce8">
            <text:p>51.715</text:p>
          </table:table-cell>
          <table:table-cell office:value-type="float" office:value="56.44" table:style-name="ce8">
            <text:p>56.44</text:p>
          </table:table-cell>
          <table:table-cell office:value-type="float" office:value="51.448" table:style-name="ce8">
            <text:p>51.448</text:p>
          </table:table-cell>
          <table:table-cell office:value-type="float" office:value="76.314999999999998" table:style-name="ce8">
            <text:p>76.315</text:p>
          </table:table-cell>
          <table:table-cell office:value-type="float" office:value="82.24" table:style-name="ce8">
            <text:p>82.24</text:p>
          </table:table-cell>
          <table:table-cell office:value-type="float" office:value="65.97" table:style-name="ce8">
            <text:p>65.97</text:p>
          </table:table-cell>
          <table:table-cell office:value-type="float" office:value="74.516000000000005" table:style-name="ce8">
            <text:p>74.516</text:p>
          </table:table-cell>
          <table:table-cell office:value-type="float" office:value="69.308999999999997" table:style-name="ce8">
            <text:p>69.309</text:p>
          </table:table-cell>
          <table:table-cell office:value-type="float" office:value="77.757999999999996" table:style-name="ce8">
            <text:p>77.758</text:p>
          </table:table-cell>
          <table:table-cell office:value-type="float" office:value="87.641000000000005" table:style-name="ce8">
            <text:p>87.641</text:p>
          </table:table-cell>
          <table:table-cell office:value-type="float" office:value="69.870999999999995" table:style-name="ce8">
            <text:p>69.871</text:p>
          </table:table-cell>
          <table:table-cell office:value-type="float" office:value="68.611000000000004" table:style-name="ce8">
            <text:p>68.611</text:p>
          </table:table-cell>
          <table:table-cell office:value-type="float" office:value="72.233999999999995" table:style-name="ce8">
            <text:p>72.234</text:p>
          </table:table-cell>
          <table:table-cell office:value-type="float" office:value="37.268000000000001" table:style-name="ce8">
            <text:p>37.268</text:p>
          </table:table-cell>
          <table:table-cell office:value-type="float" office:value="41.639000000000003" table:style-name="ce8">
            <text:p>41.639</text:p>
          </table:table-cell>
          <table:table-cell office:value-type="float" office:value="33.902999999999999" table:style-name="ce8">
            <text:p>33.903</text:p>
          </table:table-cell>
          <table:table-cell office:value-type="float" office:value="59.523000000000003" table:style-name="ce8">
            <text:p>59.523</text:p>
          </table:table-cell>
          <table:table-cell office:value-type="float" office:value="57.511000000000003" table:style-name="ce8">
            <text:p>57.511</text:p>
          </table:table-cell>
          <table:table-cell office:value-type="float" office:value="51.646000000000001" table:style-name="ce8">
            <text:p>51.646</text:p>
          </table:table-cell>
          <table:table-cell office:value-type="float" office:value="52.244999999999997" table:style-name="ce8">
            <text:p>52.245</text:p>
          </table:table-cell>
          <table:table-cell office:value-type="float" office:value="41.287999999999997" table:style-name="ce8">
            <text:p>41.288</text:p>
          </table:table-cell>
          <table:table-cell office:value-type="float" office:value="36.558999999999997" table:style-name="ce8">
            <text:p>36.559</text:p>
          </table:table-cell>
          <table:table-cell office:value-type="float" office:value="60.749000000000002" table:style-name="ce8">
            <text:p>60.749</text:p>
          </table:table-cell>
          <table:table-cell office:value-type="float" office:value="39.234000000000002" table:style-name="ce8">
            <text:p>39.234</text:p>
          </table:table-cell>
          <table:table-cell office:value-type="float" office:value="46.822000000000003" table:style-name="ce8">
            <text:p>46.822</text:p>
          </table:table-cell>
          <table:table-cell office:value-type="float" office:value="67.641999999999996" table:style-name="ce8">
            <text:p>67.642</text:p>
          </table:table-cell>
          <table:table-cell office:value-type="float" office:value="61.95" table:style-name="ce8">
            <text:p>61.95</text:p>
          </table:table-cell>
          <table:table-cell office:value-type="float" office:value="60.095999999999997" table:style-name="ce8">
            <text:p>60.096</text:p>
          </table:table-cell>
          <table:table-cell office:value-type="float" office:value="56.954000000000001" table:style-name="ce8">
            <text:p>56.954</text:p>
          </table:table-cell>
          <table:table-cell office:value-type="float" office:value="52.912999999999997" table:style-name="ce8">
            <text:p>52.913</text:p>
          </table:table-cell>
          <table:table-cell office:value-type="float" office:value="44.634999999999998" table:style-name="ce8">
            <text:p>44.635</text:p>
          </table:table-cell>
          <table:table-cell office:value-type="float" office:value="35.145000000000003" table:style-name="ce8">
            <text:p>35.145</text:p>
          </table:table-cell>
          <table:table-cell office:value-type="float" office:value="87.382000000000005" table:style-name="ce8">
            <text:p>87.382</text:p>
          </table:table-cell>
          <table:table-cell office:value-type="float" office:value="62.341999999999999" table:style-name="ce8">
            <text:p>62.342</text:p>
          </table:table-cell>
          <table:table-cell office:value-type="float" office:value="64.322999999999993" table:style-name="ce8">
            <text:p>64.323</text:p>
          </table:table-cell>
          <table:table-cell office:value-type="float" office:value="72.42" table:style-name="ce8">
            <text:p>72.42</text:p>
          </table:table-cell>
          <table:table-cell office:value-type="float" office:value="76.281000000000006" table:style-name="ce8">
            <text:p>76.281</text:p>
          </table:table-cell>
          <table:table-cell office:value-type="float" office:value="50.279000000000003" table:style-name="ce8">
            <text:p>50.279</text:p>
          </table:table-cell>
          <table:table-cell office:value-type="float" office:value="61.179000000000002" table:style-name="ce8">
            <text:p>61.179</text:p>
          </table:table-cell>
          <table:table-cell office:value-type="float" office:value="6.1959999999999997" table:style-name="ce8">
            <text:p>6.196</text:p>
          </table:table-cell>
          <table:table-cell office:value-type="float" office:value="7.5869999999999997" table:style-name="ce8">
            <text:p>7.587</text:p>
          </table:table-cell>
          <table:table-cell office:value-type="float" office:value="20.053999999999998" table:style-name="ce8">
            <text:p>20.054</text:p>
          </table:table-cell>
          <table:table-cell office:value-type="float" office:value="66.162999999999997" table:style-name="ce8">
            <text:p>66.163</text:p>
          </table:table-cell>
          <table:table-cell office:value-type="float" office:value="83.311999999999998" table:style-name="ce8">
            <text:p>83.312</text:p>
          </table:table-cell>
          <table:table-cell office:value-type="float" office:value="67.924000000000007" table:style-name="ce8">
            <text:p>67.924</text:p>
          </table:table-cell>
          <table:table-cell office:value-type="float" office:value="65.671000000000006" table:style-name="ce8">
            <text:p>65.671</text:p>
          </table:table-cell>
          <table:table-cell office:value-type="float" office:value="12.243" table:style-name="ce8">
            <text:p>12.243</text:p>
          </table:table-cell>
          <table:table-cell office:value-type="float" office:value="17.138999999999999" table:style-name="ce8">
            <text:p>17.139</text:p>
          </table:table-cell>
          <table:table-cell office:value-type="float" office:value="10.727" table:style-name="ce8">
            <text:p>10.727</text:p>
          </table:table-cell>
          <table:table-cell office:value-type="float" office:value="8.6310000000000002" table:style-name="ce8">
            <text:p>8.631</text:p>
          </table:table-cell>
          <table:table-cell office:value-type="float" office:value="11.590999999999999" table:style-name="ce8">
            <text:p>11.591</text:p>
          </table:table-cell>
          <table:table-cell office:value-type="float" office:value="16.276" table:style-name="ce8">
            <text:p>16.276</text:p>
          </table:table-cell>
          <table:table-cell office:value-type="float" office:value="0.74" table:style-name="ce8">
            <text:p>0.74</text:p>
          </table:table-cell>
          <table:table-cell office:value-type="float" office:value="26.387" table:style-name="ce8">
            <text:p>26.387</text:p>
          </table:table-cell>
          <table:table-cell office:value-type="float" office:value="4.5620000000000003" table:style-name="ce8">
            <text:p>4.562</text:p>
          </table:table-cell>
          <table:table-cell office:value-type="float" office:value="1.85" table:style-name="ce8">
            <text:p>1.85</text:p>
          </table:table-cell>
          <table:table-cell office:value-type="float" office:value="10.234" table:style-name="ce8">
            <text:p>10.234</text:p>
          </table:table-cell>
          <table:table-cell office:value-type="float" office:value="13.933" table:style-name="ce8">
            <text:p>13.933</text:p>
          </table:table-cell>
          <table:table-cell office:value-type="float" office:value="1.3560000000000001" table:style-name="ce8">
            <text:p>1.356</text:p>
          </table:table-cell>
          <table:table-cell office:value-type="float" office:value="4.069" table:style-name="ce8">
            <text:p>4.069</text:p>
          </table:table-cell>
          <table:table-cell office:value-type="float" office:value="4.5620000000000003" table:style-name="ce8">
            <text:p>4.562</text:p>
          </table:table-cell>
          <table:table-cell office:value-type="float" office:value="3.4529999999999998" table:style-name="ce8">
            <text:p>3.453</text:p>
          </table:table-cell>
          <table:table-cell office:value-type="float" office:value="6.0419999999999998" table:style-name="ce8">
            <text:p>6.042</text:p>
          </table:table-cell>
          <table:table-cell office:value-type="float" office:value="18.248999999999999" table:style-name="ce8">
            <text:p>18.249</text:p>
          </table:table-cell>
          <table:table-cell office:value-type="float" office:value="22.195" table:style-name="ce8">
            <text:p>22.195</text:p>
          </table:table-cell>
          <table:table-cell office:value-type="float" office:value="24.908000000000001" table:style-name="ce8">
            <text:p>24.908</text:p>
          </table:table-cell>
          <table:table-cell office:value-type="float" office:value="8.6310000000000002" table:style-name="ce8">
            <text:p>8.631</text:p>
          </table:table-cell>
          <table:table-cell office:value-type="float" office:value="10.773" table:style-name="ce8">
            <text:p>10.773</text:p>
          </table:table-cell>
          <table:table-cell office:value-type="string" table:style-name="ce8">
            <text:p>14.426</text:p>
          </table:table-cell>
          <table:table-cell office:value-type="string" table:style-name="ce8">
            <text:p>6.162</text:p>
          </table:table-cell>
          <table:table-cell office:value-type="string" table:style-name="ce8">
            <text:p>34.314</text:p>
          </table:table-cell>
          <table:table-cell office:value-type="string" table:style-name="ce8">
            <text:p>43.697</text:p>
          </table:table-cell>
          <table:table-cell office:value-type="string" table:style-name="ce8">
            <text:p>2.801</text:p>
          </table:table-cell>
          <table:table-cell office:value-type="string" table:style-name="ce8">
            <text:p>38.095</text:p>
          </table:table-cell>
          <table:table-cell office:value-type="string" table:style-name="ce8">
            <text:p>43.838</text:p>
          </table:table-cell>
          <table:table-cell office:value-type="string" table:style-name="ce8">
            <text:p>24.93</text:p>
          </table:table-cell>
          <table:table-cell office:value-type="string" table:style-name="ce8">
            <text:p>41.176</text:p>
          </table:table-cell>
          <table:table-cell office:value-type="string" table:style-name="ce8">
            <text:p>36.975</text:p>
          </table:table-cell>
          <table:table-cell office:value-type="string" table:style-name="ce8">
            <text:p>24.51</text:p>
          </table:table-cell>
          <table:table-cell office:value-type="string" table:style-name="ce8">
            <text:p>3.221</text:p>
          </table:table-cell>
          <table:table-cell office:value-type="string" table:style-name="ce8">
            <text:p>8.123</text:p>
          </table:table-cell>
          <table:table-cell office:value-type="string" table:style-name="ce8">
            <text:p>9.804</text:p>
          </table:table-cell>
          <table:table-cell office:value-type="string" table:style-name="ce8">
            <text:p>10.924</text:p>
          </table:table-cell>
          <table:table-cell office:value-type="string" table:style-name="ce8">
            <text:p>16.807</text:p>
          </table:table-cell>
          <table:table-cell office:value-type="string" table:style-name="ce8">
            <text:p>3.081</text:p>
          </table:table-cell>
          <table:table-cell office:value-type="string" table:style-name="ce8">
            <text:p>40.42</text:p>
          </table:table-cell>
          <table:table-cell office:value-type="string" table:style-name="ce8">
            <text:p>12.168</text:p>
          </table:table-cell>
          <table:table-cell office:value-type="string" table:style-name="ce8">
            <text:p>34.685</text:p>
          </table:table-cell>
          <table:table-cell office:value-type="string" table:style-name="ce8">
            <text:p>28.671</text:p>
          </table:table-cell>
          <table:table-cell office:value-type="string" table:style-name="ce8">
            <text:p>4.895</text:p>
          </table:table-cell>
          <table:table-cell office:value-type="string" table:style-name="ce8">
            <text:p>3.217</text:p>
          </table:table-cell>
          <table:table-cell office:value-type="string" table:style-name="ce8">
            <text:p>1.259</text:p>
          </table:table-cell>
          <table:table-cell office:value-type="string" table:style-name="ce8">
            <text:p>2.657</text:p>
          </table:table-cell>
          <table:table-cell office:value-type="string" table:style-name="ce8">
            <text:p>2.657</text:p>
          </table:table-cell>
          <table:table-cell office:value-type="string" table:style-name="ce8">
            <text:p>2.378</text:p>
          </table:table-cell>
          <table:table-cell office:value-type="string" table:style-name="ce8">
            <text:p>3.497</text:p>
          </table:table-cell>
          <table:table-cell office:value-type="string" table:style-name="ce8">
            <text:p>8.392</text:p>
          </table:table-cell>
          <table:table-cell office:value-type="string" table:style-name="ce8">
            <text:p>44.553</text:p>
          </table:table-cell>
          <table:table-cell office:value-type="string" table:style-name="ce8">
            <text:p>12.802</text:p>
          </table:table-cell>
          <table:table-cell office:value-type="string" table:style-name="ce8">
            <text:p>32.022</text:p>
          </table:table-cell>
          <table:table-cell office:value-type="string" table:style-name="ce8">
            <text:p>63.827</text:p>
          </table:table-cell>
          <table:table-cell office:value-type="string" table:style-name="ce8">
            <text:p>40.317</text:p>
          </table:table-cell>
          <table:table-cell office:value-type="float" office:value="63.835999999999999" table:style-name="ce8">
            <text:p>63.836</text:p>
          </table:table-cell>
          <table:table-cell office:value-type="float" office:value="68.906000000000006" table:style-name="ce8">
            <text:p>68.906</text:p>
          </table:table-cell>
          <table:table-cell office:value-type="float" office:value="61.69" table:style-name="ce8">
            <text:p>61.69</text:p>
          </table:table-cell>
          <table:table-cell office:value-type="float" office:value="50.698999999999998" table:style-name="ce8">
            <text:p>50.699</text:p>
          </table:table-cell>
          <table:table-cell office:value-type="float" office:value="76.888999999999996" table:style-name="ce8">
            <text:p>76.889</text:p>
          </table:table-cell>
          <table:table-cell office:value-type="float" office:value="77.53" table:style-name="ce8">
            <text:p>77.53</text:p>
          </table:table-cell>
          <table:table-cell office:value-type="float" office:value="5.2809999999999997" table:style-name="ce8">
            <text:p>5.281</text:p>
          </table:table-cell>
          <table:table-cell office:value-type="float" office:value="68.341999999999999" table:style-name="ce8">
            <text:p>68.342</text:p>
          </table:table-cell>
          <table:table-cell table:number-columns-repeated="16238"/>
        </table:table-row>
        <table:table-row table:style-name="ro11">
          <table:table-cell office:value-type="string" table:style-name="ce3">
            <text:p>H8B: Which of the following categories best reflects the type of work you do in your main job?</text:p>
          </table:table-cell>
          <table:table-cell office:value-type="string" table:style-name="ce3">
            <text:p>Science and Engineering</text:p>
          </table:table-cell>
          <table:table-cell office:value-type="float" office:value="9638" table:style-name="ce8">
            <text:p>9638</text:p>
          </table:table-cell>
          <table:table-cell office:value-type="float" office:value="61.287999999999997" table:style-name="ce8">
            <text:p>61.288</text:p>
          </table:table-cell>
          <table:table-cell office:value-type="float" office:value="81.459999999999994" table:style-name="ce8">
            <text:p>81.46</text:p>
          </table:table-cell>
          <table:table-cell office:value-type="float" office:value="77.864999999999995" table:style-name="ce8">
            <text:p>77.865</text:p>
          </table:table-cell>
          <table:table-cell office:value-type="float" office:value="69.387" table:style-name="ce8">
            <text:p>69.387</text:p>
          </table:table-cell>
          <table:table-cell office:value-type="float" office:value="80.875" table:style-name="ce8">
            <text:p>80.875</text:p>
          </table:table-cell>
          <table:table-cell office:value-type="float" office:value="56.552999999999997" table:style-name="ce8">
            <text:p>56.553</text:p>
          </table:table-cell>
          <table:table-cell office:value-type="float" office:value="79.751999999999995" table:style-name="ce8">
            <text:p>79.752</text:p>
          </table:table-cell>
          <table:table-cell office:value-type="float" office:value="70.644999999999996" table:style-name="ce8">
            <text:p>70.645</text:p>
          </table:table-cell>
          <table:table-cell office:value-type="float" office:value="30.245999999999999" table:style-name="ce8">
            <text:p>30.246</text:p>
          </table:table-cell>
          <table:table-cell office:value-type="float" office:value="48.371000000000002" table:style-name="ce8">
            <text:p>48.371</text:p>
          </table:table-cell>
          <table:table-cell office:value-type="float" office:value="28.457000000000001" table:style-name="ce8">
            <text:p>28.457</text:p>
          </table:table-cell>
          <table:table-cell office:value-type="float" office:value="72.891000000000005" table:style-name="ce8">
            <text:p>72.891</text:p>
          </table:table-cell>
          <table:table-cell office:value-type="float" office:value="92.938999999999993" table:style-name="ce8">
            <text:p>92.939</text:p>
          </table:table-cell>
          <table:table-cell office:value-type="float" office:value="85.433000000000007" table:style-name="ce8">
            <text:p>85.433</text:p>
          </table:table-cell>
          <table:table-cell office:value-type="float" office:value="81.281000000000006" table:style-name="ce8">
            <text:p>81.281</text:p>
          </table:table-cell>
          <table:table-cell office:value-type="float" office:value="64.203999999999994" table:style-name="ce8">
            <text:p>64.204</text:p>
          </table:table-cell>
          <table:table-cell office:value-type="float" office:value="83.352000000000004" table:style-name="ce8">
            <text:p>83.352</text:p>
          </table:table-cell>
          <table:table-cell office:value-type="float" office:value="75.727000000000004" table:style-name="ce8">
            <text:p>75.727</text:p>
          </table:table-cell>
          <table:table-cell office:value-type="float" office:value="79.988" table:style-name="ce8">
            <text:p>79.988</text:p>
          </table:table-cell>
          <table:table-cell office:value-type="float" office:value="69.915000000000006" table:style-name="ce8">
            <text:p>69.915</text:p>
          </table:table-cell>
          <table:table-cell office:value-type="float" office:value="86.894999999999996" table:style-name="ce8">
            <text:p>86.895</text:p>
          </table:table-cell>
          <table:table-cell office:value-type="float" office:value="85.04" table:style-name="ce8">
            <text:p>85.04</text:p>
          </table:table-cell>
          <table:table-cell office:value-type="float" office:value="61.902999999999999" table:style-name="ce8">
            <text:p>61.903</text:p>
          </table:table-cell>
          <table:table-cell office:value-type="float" office:value="78.078999999999994" table:style-name="ce8">
            <text:p>78.079</text:p>
          </table:table-cell>
          <table:table-cell office:value-type="float" office:value="80.191000000000003" table:style-name="ce8">
            <text:p>80.191</text:p>
          </table:table-cell>
          <table:table-cell office:value-type="float" office:value="64.718000000000004" table:style-name="ce8">
            <text:p>64.718</text:p>
          </table:table-cell>
          <table:table-cell office:value-type="float" office:value="61.447000000000003" table:style-name="ce8">
            <text:p>61.447</text:p>
          </table:table-cell>
          <table:table-cell office:value-type="float" office:value="69.117000000000004" table:style-name="ce8">
            <text:p>69.117</text:p>
          </table:table-cell>
          <table:table-cell office:value-type="float" office:value="36.521000000000001" table:style-name="ce8">
            <text:p>36.521</text:p>
          </table:table-cell>
          <table:table-cell office:value-type="float" office:value="84.838999999999999" table:style-name="ce8">
            <text:p>84.839</text:p>
          </table:table-cell>
          <table:table-cell office:value-type="float" office:value="82.09" table:style-name="ce8">
            <text:p>82.09</text:p>
          </table:table-cell>
          <table:table-cell office:value-type="float" office:value="75.673000000000002" table:style-name="ce8">
            <text:p>75.673</text:p>
          </table:table-cell>
          <table:table-cell office:value-type="float" office:value="64.444000000000003" table:style-name="ce8">
            <text:p>64.444</text:p>
          </table:table-cell>
          <table:table-cell office:value-type="float" office:value="51.68" table:style-name="ce8">
            <text:p>51.68</text:p>
          </table:table-cell>
          <table:table-cell office:value-type="float" office:value="54.889000000000003" table:style-name="ce8">
            <text:p>54.889</text:p>
          </table:table-cell>
          <table:table-cell office:value-type="float" office:value="55.283000000000001" table:style-name="ce8">
            <text:p>55.283</text:p>
          </table:table-cell>
          <table:table-cell office:value-type="float" office:value="82.944000000000003" table:style-name="ce8">
            <text:p>82.944</text:p>
          </table:table-cell>
          <table:table-cell office:value-type="float" office:value="87.438999999999993" table:style-name="ce8">
            <text:p>87.439</text:p>
          </table:table-cell>
          <table:table-cell office:value-type="float" office:value="70.757999999999996" table:style-name="ce8">
            <text:p>70.758</text:p>
          </table:table-cell>
          <table:table-cell office:value-type="float" office:value="77.908000000000001" table:style-name="ce8">
            <text:p>77.908</text:p>
          </table:table-cell>
          <table:table-cell office:value-type="float" office:value="68.113" table:style-name="ce8">
            <text:p>68.113</text:p>
          </table:table-cell>
          <table:table-cell office:value-type="float" office:value="75.742999999999995" table:style-name="ce8">
            <text:p>75.743</text:p>
          </table:table-cell>
          <table:table-cell office:value-type="float" office:value="87.92" table:style-name="ce8">
            <text:p>87.92</text:p>
          </table:table-cell>
          <table:table-cell office:value-type="float" office:value="64.819000000000003" table:style-name="ce8">
            <text:p>64.819</text:p>
          </table:table-cell>
          <table:table-cell office:value-type="float" office:value="58.668999999999997" table:style-name="ce8">
            <text:p>58.669</text:p>
          </table:table-cell>
          <table:table-cell office:value-type="float" office:value="68.557000000000002" table:style-name="ce8">
            <text:p>68.557</text:p>
          </table:table-cell>
          <table:table-cell office:value-type="float" office:value="31.44" table:style-name="ce8">
            <text:p>31.44</text:p>
          </table:table-cell>
          <table:table-cell office:value-type="float" office:value="37.722000000000001" table:style-name="ce8">
            <text:p>37.722</text:p>
          </table:table-cell>
          <table:table-cell office:value-type="float" office:value="21.581" table:style-name="ce8">
            <text:p>21.581</text:p>
          </table:table-cell>
          <table:table-cell office:value-type="float" office:value="64.531000000000006" table:style-name="ce8">
            <text:p>64.531</text:p>
          </table:table-cell>
          <table:table-cell office:value-type="float" office:value="61.613999999999997" table:style-name="ce8">
            <text:p>61.614</text:p>
          </table:table-cell>
          <table:table-cell office:value-type="float" office:value="49.548000000000002" table:style-name="ce8">
            <text:p>49.548</text:p>
          </table:table-cell>
          <table:table-cell office:value-type="float" office:value="51.715000000000003" table:style-name="ce8">
            <text:p>51.715</text:p>
          </table:table-cell>
          <table:table-cell office:value-type="float" office:value="29.137" table:style-name="ce8">
            <text:p>29.137</text:p>
          </table:table-cell>
          <table:table-cell office:value-type="float" office:value="28.556999999999999" table:style-name="ce8">
            <text:p>28.557</text:p>
          </table:table-cell>
          <table:table-cell office:value-type="float" office:value="62.552999999999997" table:style-name="ce8">
            <text:p>62.553</text:p>
          </table:table-cell>
          <table:table-cell office:value-type="float" office:value="34.378999999999998" table:style-name="ce8">
            <text:p>34.379</text:p>
          </table:table-cell>
          <table:table-cell office:value-type="float" office:value="53.304000000000002" table:style-name="ce8">
            <text:p>53.304</text:p>
          </table:table-cell>
          <table:table-cell office:value-type="float" office:value="62.87" table:style-name="ce8">
            <text:p>62.87</text:p>
          </table:table-cell>
          <table:table-cell office:value-type="float" office:value="59.031999999999996" table:style-name="ce8">
            <text:p>59.032</text:p>
          </table:table-cell>
          <table:table-cell office:value-type="float" office:value="49.142000000000003" table:style-name="ce8">
            <text:p>49.142</text:p>
          </table:table-cell>
          <table:table-cell office:value-type="float" office:value="47.747999999999998" table:style-name="ce8">
            <text:p>47.748</text:p>
          </table:table-cell>
          <table:table-cell office:value-type="float" office:value="44.116" table:style-name="ce8">
            <text:p>44.116</text:p>
          </table:table-cell>
          <table:table-cell office:value-type="float" office:value="46.48" table:style-name="ce8">
            <text:p>46.48</text:p>
          </table:table-cell>
          <table:table-cell office:value-type="float" office:value="29.937999999999999" table:style-name="ce8">
            <text:p>29.938</text:p>
          </table:table-cell>
          <table:table-cell office:value-type="float" office:value="91.34" table:style-name="ce8">
            <text:p>91.34</text:p>
          </table:table-cell>
          <table:table-cell office:value-type="float" office:value="73.430000000000007" table:style-name="ce8">
            <text:p>73.43</text:p>
          </table:table-cell>
          <table:table-cell office:value-type="float" office:value="72.308000000000007" table:style-name="ce8">
            <text:p>72.308</text:p>
          </table:table-cell>
          <table:table-cell office:value-type="float" office:value="72.326999999999998" table:style-name="ce8">
            <text:p>72.327</text:p>
          </table:table-cell>
          <table:table-cell office:value-type="float" office:value="78.316000000000003" table:style-name="ce8">
            <text:p>78.316</text:p>
          </table:table-cell>
          <table:table-cell office:value-type="float" office:value="47.863999999999997" table:style-name="ce8">
            <text:p>47.864</text:p>
          </table:table-cell>
          <table:table-cell office:value-type="float" office:value="69.856999999999999" table:style-name="ce8">
            <text:p>69.857</text:p>
          </table:table-cell>
          <table:table-cell office:value-type="float" office:value="5.6479999999999997" table:style-name="ce8">
            <text:p>5.648</text:p>
          </table:table-cell>
          <table:table-cell office:value-type="float" office:value="10.868" table:style-name="ce8">
            <text:p>10.868</text:p>
          </table:table-cell>
          <table:table-cell office:value-type="float" office:value="34.220999999999997" table:style-name="ce8">
            <text:p>34.221</text:p>
          </table:table-cell>
          <table:table-cell office:value-type="float" office:value="49.264000000000003" table:style-name="ce8">
            <text:p>49.264</text:p>
          </table:table-cell>
          <table:table-cell office:value-type="float" office:value="89.304000000000002" table:style-name="ce8">
            <text:p>89.304</text:p>
          </table:table-cell>
          <table:table-cell office:value-type="float" office:value="59.615000000000002" table:style-name="ce8">
            <text:p>59.615</text:p>
          </table:table-cell>
          <table:table-cell office:value-type="float" office:value="70.968999999999994" table:style-name="ce8">
            <text:p>70.969</text:p>
          </table:table-cell>
          <table:table-cell office:value-type="float" office:value="9.0969999999999995" table:style-name="ce8">
            <text:p>9.097</text:p>
          </table:table-cell>
          <table:table-cell office:value-type="float" office:value="20.366" table:style-name="ce8">
            <text:p>20.366</text:p>
          </table:table-cell>
          <table:table-cell office:value-type="float" office:value="9.3819999999999997" table:style-name="ce8">
            <text:p>9.382</text:p>
          </table:table-cell>
          <table:table-cell office:value-type="float" office:value="9.3819999999999997" table:style-name="ce8">
            <text:p>9.382</text:p>
          </table:table-cell>
          <table:table-cell office:value-type="float" office:value="8.5809999999999995" table:style-name="ce8">
            <text:p>8.581</text:p>
          </table:table-cell>
          <table:table-cell office:value-type="float" office:value="18.192" table:style-name="ce8">
            <text:p>18.192</text:p>
          </table:table-cell>
          <table:table-cell office:value-type="float" office:value="0.80100000000000005" table:style-name="ce8">
            <text:p>0.801</text:p>
          </table:table-cell>
          <table:table-cell office:value-type="float" office:value="28.603999999999999" table:style-name="ce8">
            <text:p>28.604</text:p>
          </table:table-cell>
          <table:table-cell office:value-type="float" office:value="4.0049999999999999" table:style-name="ce8">
            <text:p>4.005</text:p>
          </table:table-cell>
          <table:table-cell office:value-type="float" office:value="1.03" table:style-name="ce8">
            <text:p>1.03</text:p>
          </table:table-cell>
          <table:table-cell office:value-type="float" office:value="9.4969999999999999" table:style-name="ce8">
            <text:p>9.497</text:p>
          </table:table-cell>
          <table:table-cell office:value-type="float" office:value="16.132999999999999" table:style-name="ce8">
            <text:p>16.133</text:p>
          </table:table-cell>
          <table:table-cell office:value-type="float" office:value="2.5169999999999999" table:style-name="ce8">
            <text:p>2.517</text:p>
          </table:table-cell>
          <table:table-cell office:value-type="float" office:value="2.2879999999999998" table:style-name="ce8">
            <text:p>2.288</text:p>
          </table:table-cell>
          <table:table-cell office:value-type="float" office:value="2.1739999999999999" table:style-name="ce8">
            <text:p>2.174</text:p>
          </table:table-cell>
          <table:table-cell office:value-type="float" office:value="1.6020000000000001" table:style-name="ce8">
            <text:p>1.602</text:p>
          </table:table-cell>
          <table:table-cell office:value-type="float" office:value="6.8650000000000002" table:style-name="ce8">
            <text:p>6.865</text:p>
          </table:table-cell>
          <table:table-cell office:value-type="float" office:value="13.157999999999999" table:style-name="ce8">
            <text:p>13.158</text:p>
          </table:table-cell>
          <table:table-cell office:value-type="float" office:value="16.018000000000001" table:style-name="ce8">
            <text:p>16.018</text:p>
          </table:table-cell>
          <table:table-cell office:value-type="float" office:value="22.425999999999998" table:style-name="ce8">
            <text:p>22.426</text:p>
          </table:table-cell>
          <table:table-cell office:value-type="float" office:value="8.1240000000000006" table:style-name="ce8">
            <text:p>8.124</text:p>
          </table:table-cell>
          <table:table-cell office:value-type="float" office:value="8.2140000000000004" table:style-name="ce8">
            <text:p>8.214</text:p>
          </table:table-cell>
          <table:table-cell office:value-type="string" table:style-name="ce8">
            <text:p>10.139</text:p>
          </table:table-cell>
          <table:table-cell office:value-type="string" table:style-name="ce8">
            <text:p>3.422</text:p>
          </table:table-cell>
          <table:table-cell office:value-type="string" table:style-name="ce8">
            <text:p>23.194</text:p>
          </table:table-cell>
          <table:table-cell office:value-type="string" table:style-name="ce8">
            <text:p>39.163</text:p>
          </table:table-cell>
          <table:table-cell office:value-type="string" table:style-name="ce8">
            <text:p>1.901</text:p>
          </table:table-cell>
          <table:table-cell office:value-type="string" table:style-name="ce8">
            <text:p>35.234</text:p>
          </table:table-cell>
          <table:table-cell office:value-type="string" table:style-name="ce8">
            <text:p>44.487</text:p>
          </table:table-cell>
          <table:table-cell office:value-type="string" table:style-name="ce8">
            <text:p>27.503</text:p>
          </table:table-cell>
          <table:table-cell office:value-type="string" table:style-name="ce8">
            <text:p>39.163</text:p>
          </table:table-cell>
          <table:table-cell office:value-type="string" table:style-name="ce8">
            <text:p>37.262</text:p>
          </table:table-cell>
          <table:table-cell office:value-type="string" table:style-name="ce8">
            <text:p>29.024</text:p>
          </table:table-cell>
          <table:table-cell office:value-type="string" table:style-name="ce8">
            <text:p>2.662</text:p>
          </table:table-cell>
          <table:table-cell office:value-type="string" table:style-name="ce8">
            <text:p>1.774</text:p>
          </table:table-cell>
          <table:table-cell office:value-type="string" table:style-name="ce8">
            <text:p>7.224</text:p>
          </table:table-cell>
          <table:table-cell office:value-type="string" table:style-name="ce8">
            <text:p>10.52</text:p>
          </table:table-cell>
          <table:table-cell office:value-type="string" table:style-name="ce8">
            <text:p>14.829</text:p>
          </table:table-cell>
          <table:table-cell office:value-type="string" table:style-name="ce8">
            <text:p>3.169</text:p>
          </table:table-cell>
          <table:table-cell office:value-type="string" table:style-name="ce8">
            <text:p>45.49</text:p>
          </table:table-cell>
          <table:table-cell office:value-type="string" table:style-name="ce8">
            <text:p>13.918</text:p>
          </table:table-cell>
          <table:table-cell office:value-type="string" table:style-name="ce8">
            <text:p>28.351</text:p>
          </table:table-cell>
          <table:table-cell office:value-type="string" table:style-name="ce8">
            <text:p>21.521</text:p>
          </table:table-cell>
          <table:table-cell office:value-type="string" table:style-name="ce8">
            <text:p>3.608</text:p>
          </table:table-cell>
          <table:table-cell office:value-type="string" table:style-name="ce8">
            <text:p>2.706</text:p>
          </table:table-cell>
          <table:table-cell office:value-type="string" table:style-name="ce8">
            <text:p>2.448</text:p>
          </table:table-cell>
          <table:table-cell office:value-type="string" table:style-name="ce8">
            <text:p>2.964</text:p>
          </table:table-cell>
          <table:table-cell office:value-type="string" table:style-name="ce8">
            <text:p>1.675</text:p>
          </table:table-cell>
          <table:table-cell office:value-type="string" table:style-name="ce8">
            <text:p>1.546</text:p>
          </table:table-cell>
          <table:table-cell office:value-type="string" table:style-name="ce8">
            <text:p>1.675</text:p>
          </table:table-cell>
          <table:table-cell office:value-type="string" table:style-name="ce8">
            <text:p>9.149</text:p>
          </table:table-cell>
          <table:table-cell office:value-type="string" table:style-name="ce8">
            <text:p>38.276</text:p>
          </table:table-cell>
          <table:table-cell office:value-type="string" table:style-name="ce8">
            <text:p>13.531</text:p>
          </table:table-cell>
          <table:table-cell office:value-type="string" table:style-name="ce8">
            <text:p>32.3</text:p>
          </table:table-cell>
          <table:table-cell office:value-type="string" table:style-name="ce8">
            <text:p>64.661</text:p>
          </table:table-cell>
          <table:table-cell office:value-type="string" table:style-name="ce8">
            <text:p>26.91</text:p>
          </table:table-cell>
          <table:table-cell office:value-type="float" office:value="54.878" table:style-name="ce8">
            <text:p>54.878</text:p>
          </table:table-cell>
          <table:table-cell office:value-type="float" office:value="62.744" table:style-name="ce8">
            <text:p>62.744</text:p>
          </table:table-cell>
          <table:table-cell office:value-type="float" office:value="53.780999999999999" table:style-name="ce8">
            <text:p>53.781</text:p>
          </table:table-cell>
          <table:table-cell office:value-type="float" office:value="45.363" table:style-name="ce8">
            <text:p>45.363</text:p>
          </table:table-cell>
          <table:table-cell office:value-type="float" office:value="69.447000000000003" table:style-name="ce8">
            <text:p>69.447</text:p>
          </table:table-cell>
          <table:table-cell office:value-type="float" office:value="73.143000000000001" table:style-name="ce8">
            <text:p>73.143</text:p>
          </table:table-cell>
          <table:table-cell office:value-type="float" office:value="5.6660000000000004" table:style-name="ce8">
            <text:p>5.666</text:p>
          </table:table-cell>
          <table:table-cell office:value-type="float" office:value="74.373999999999995" table:style-name="ce8">
            <text:p>74.374</text:p>
          </table:table-cell>
          <table:table-cell table:number-columns-repeated="16238"/>
        </table:table-row>
        <table:table-row table:style-name="ro9">
          <table:table-cell office:value-type="string" table:style-name="ce3">
            <text:p>H09_1: Are you currently on, or have you completed in the last 12 months, any of the following cross-Civil Service accelerated development programmes? Civil Service Fast Stream</text:p>
          </table:table-cell>
          <table:table-cell office:value-type="string" table:style-name="ce3">
            <text:p>Civil Service Fast Stream</text:p>
          </table:table-cell>
          <table:table-cell office:value-type="float" office:value="3640" table:style-name="ce8">
            <text:p>3640</text:p>
          </table:table-cell>
          <table:table-cell office:value-type="float" office:value="67.820999999999998" table:style-name="ce8">
            <text:p>67.821</text:p>
          </table:table-cell>
          <table:table-cell office:value-type="float" office:value="79.400999999999996" table:style-name="ce8">
            <text:p>79.401</text:p>
          </table:table-cell>
          <table:table-cell office:value-type="float" office:value="79.712000000000003" table:style-name="ce8">
            <text:p>79.712</text:p>
          </table:table-cell>
          <table:table-cell office:value-type="float" office:value="76.304000000000002" table:style-name="ce8">
            <text:p>76.304</text:p>
          </table:table-cell>
          <table:table-cell office:value-type="float" office:value="86.066999999999993" table:style-name="ce8">
            <text:p>86.067</text:p>
          </table:table-cell>
          <table:table-cell office:value-type="float" office:value="66.346000000000004" table:style-name="ce8">
            <text:p>66.346</text:p>
          </table:table-cell>
          <table:table-cell office:value-type="float" office:value="85.929000000000002" table:style-name="ce8">
            <text:p>85.929</text:p>
          </table:table-cell>
          <table:table-cell office:value-type="float" office:value="74.010999999999996" table:style-name="ce8">
            <text:p>74.011</text:p>
          </table:table-cell>
          <table:table-cell office:value-type="float" office:value="42.408000000000001" table:style-name="ce8">
            <text:p>42.408</text:p>
          </table:table-cell>
          <table:table-cell office:value-type="float" office:value="63.058999999999997" table:style-name="ce8">
            <text:p>63.059</text:p>
          </table:table-cell>
          <table:table-cell office:value-type="float" office:value="24.288" table:style-name="ce8">
            <text:p>24.288</text:p>
          </table:table-cell>
          <table:table-cell office:value-type="float" office:value="73.948999999999998" table:style-name="ce8">
            <text:p>73.949</text:p>
          </table:table-cell>
          <table:table-cell office:value-type="float" office:value="90.323999999999998" table:style-name="ce8">
            <text:p>90.324</text:p>
          </table:table-cell>
          <table:table-cell office:value-type="float" office:value="82.283000000000001" table:style-name="ce8">
            <text:p>82.283</text:p>
          </table:table-cell>
          <table:table-cell office:value-type="float" office:value="79.828999999999994" table:style-name="ce8">
            <text:p>79.829</text:p>
          </table:table-cell>
          <table:table-cell office:value-type="float" office:value="63.826000000000001" table:style-name="ce8">
            <text:p>63.826</text:p>
          </table:table-cell>
          <table:table-cell office:value-type="float" office:value="80.869" table:style-name="ce8">
            <text:p>80.869</text:p>
          </table:table-cell>
          <table:table-cell office:value-type="float" office:value="76.510999999999996" table:style-name="ce8">
            <text:p>76.511</text:p>
          </table:table-cell>
          <table:table-cell office:value-type="float" office:value="82.93" table:style-name="ce8">
            <text:p>82.93</text:p>
          </table:table-cell>
          <table:table-cell office:value-type="float" office:value="82.27" table:style-name="ce8">
            <text:p>82.27</text:p>
          </table:table-cell>
          <table:table-cell office:value-type="float" office:value="88.167000000000002" table:style-name="ce8">
            <text:p>88.167</text:p>
          </table:table-cell>
          <table:table-cell office:value-type="float" office:value="88.888999999999996" table:style-name="ce8">
            <text:p>88.889</text:p>
          </table:table-cell>
          <table:table-cell office:value-type="float" office:value="70.113" table:style-name="ce8">
            <text:p>70.113</text:p>
          </table:table-cell>
          <table:table-cell office:value-type="float" office:value="87.459000000000003" table:style-name="ce8">
            <text:p>87.459</text:p>
          </table:table-cell>
          <table:table-cell office:value-type="float" office:value="87.138999999999996" table:style-name="ce8">
            <text:p>87.139</text:p>
          </table:table-cell>
          <table:table-cell office:value-type="float" office:value="73.19" table:style-name="ce8">
            <text:p>73.19</text:p>
          </table:table-cell>
          <table:table-cell office:value-type="float" office:value="73.099999999999994" table:style-name="ce8">
            <text:p>73.1</text:p>
          </table:table-cell>
          <table:table-cell office:value-type="float" office:value="76.507999999999996" table:style-name="ce8">
            <text:p>76.508</text:p>
          </table:table-cell>
          <table:table-cell office:value-type="float" office:value="35.945" table:style-name="ce8">
            <text:p>35.945</text:p>
          </table:table-cell>
          <table:table-cell office:value-type="float" office:value="89.863" table:style-name="ce8">
            <text:p>89.863</text:p>
          </table:table-cell>
          <table:table-cell office:value-type="float" office:value="87.207999999999998" table:style-name="ce8">
            <text:p>87.208</text:p>
          </table:table-cell>
          <table:table-cell office:value-type="float" office:value="81.197999999999993" table:style-name="ce8">
            <text:p>81.198</text:p>
          </table:table-cell>
          <table:table-cell office:value-type="float" office:value="70.394000000000005" table:style-name="ce8">
            <text:p>70.394</text:p>
          </table:table-cell>
          <table:table-cell office:value-type="float" office:value="59.597000000000001" table:style-name="ce8">
            <text:p>59.597</text:p>
          </table:table-cell>
          <table:table-cell office:value-type="float" office:value="75.290000000000006" table:style-name="ce8">
            <text:p>75.29</text:p>
          </table:table-cell>
          <table:table-cell office:value-type="float" office:value="60.082999999999998" table:style-name="ce8">
            <text:p>60.083</text:p>
          </table:table-cell>
          <table:table-cell office:value-type="float" office:value="91.009" table:style-name="ce8">
            <text:p>91.009</text:p>
          </table:table-cell>
          <table:table-cell office:value-type="float" office:value="92.02" table:style-name="ce8">
            <text:p>92.02</text:p>
          </table:table-cell>
          <table:table-cell office:value-type="float" office:value="80.837000000000003" table:style-name="ce8">
            <text:p>80.837</text:p>
          </table:table-cell>
          <table:table-cell office:value-type="float" office:value="79.894999999999996" table:style-name="ce8">
            <text:p>79.895</text:p>
          </table:table-cell>
          <table:table-cell office:value-type="float" office:value="73.432000000000002" table:style-name="ce8">
            <text:p>73.432</text:p>
          </table:table-cell>
          <table:table-cell office:value-type="float" office:value="72.316999999999993" table:style-name="ce8">
            <text:p>72.317</text:p>
          </table:table-cell>
          <table:table-cell office:value-type="float" office:value="83.756" table:style-name="ce8">
            <text:p>83.756</text:p>
          </table:table-cell>
          <table:table-cell office:value-type="float" office:value="77.572999999999993" table:style-name="ce8">
            <text:p>77.573</text:p>
          </table:table-cell>
          <table:table-cell office:value-type="float" office:value="66.263000000000005" table:style-name="ce8">
            <text:p>66.263</text:p>
          </table:table-cell>
          <table:table-cell office:value-type="float" office:value="70.765000000000001" table:style-name="ce8">
            <text:p>70.765</text:p>
          </table:table-cell>
          <table:table-cell office:value-type="float" office:value="43.844999999999999" table:style-name="ce8">
            <text:p>43.845</text:p>
          </table:table-cell>
          <table:table-cell office:value-type="float" office:value="47.033999999999999" table:style-name="ce8">
            <text:p>47.034</text:p>
          </table:table-cell>
          <table:table-cell office:value-type="float" office:value="36.418999999999997" table:style-name="ce8">
            <text:p>36.419</text:p>
          </table:table-cell>
          <table:table-cell office:value-type="float" office:value="81.474999999999994" table:style-name="ce8">
            <text:p>81.475</text:p>
          </table:table-cell>
          <table:table-cell office:value-type="float" office:value="76.503" table:style-name="ce8">
            <text:p>76.503</text:p>
          </table:table-cell>
          <table:table-cell office:value-type="float" office:value="59.465000000000003" table:style-name="ce8">
            <text:p>59.465</text:p>
          </table:table-cell>
          <table:table-cell office:value-type="float" office:value="72.302999999999997" table:style-name="ce8">
            <text:p>72.303</text:p>
          </table:table-cell>
          <table:table-cell office:value-type="float" office:value="49.241" table:style-name="ce8">
            <text:p>49.241</text:p>
          </table:table-cell>
          <table:table-cell office:value-type="float" office:value="46.853999999999999" table:style-name="ce8">
            <text:p>46.854</text:p>
          </table:table-cell>
          <table:table-cell office:value-type="float" office:value="71.736000000000004" table:style-name="ce8">
            <text:p>71.736</text:p>
          </table:table-cell>
          <table:table-cell office:value-type="float" office:value="47.725000000000001" table:style-name="ce8">
            <text:p>47.725</text:p>
          </table:table-cell>
          <table:table-cell office:value-type="float" office:value="62.003" table:style-name="ce8">
            <text:p>62.003</text:p>
          </table:table-cell>
          <table:table-cell office:value-type="float" office:value="74.483999999999995" table:style-name="ce8">
            <text:p>74.484</text:p>
          </table:table-cell>
          <table:table-cell office:value-type="float" office:value="76.513999999999996" table:style-name="ce8">
            <text:p>76.514</text:p>
          </table:table-cell>
          <table:table-cell office:value-type="float" office:value="47.203000000000003" table:style-name="ce8">
            <text:p>47.203</text:p>
          </table:table-cell>
          <table:table-cell office:value-type="float" office:value="65.622" table:style-name="ce8">
            <text:p>65.622</text:p>
          </table:table-cell>
          <table:table-cell office:value-type="float" office:value="62.533999999999999" table:style-name="ce8">
            <text:p>62.534</text:p>
          </table:table-cell>
          <table:table-cell office:value-type="float" office:value="64.078999999999994" table:style-name="ce8">
            <text:p>64.079</text:p>
          </table:table-cell>
          <table:table-cell office:value-type="float" office:value="30.81" table:style-name="ce8">
            <text:p>30.81</text:p>
          </table:table-cell>
          <table:table-cell office:value-type="float" office:value="92.545000000000002" table:style-name="ce8">
            <text:p>92.545</text:p>
          </table:table-cell>
          <table:table-cell office:value-type="float" office:value="80" table:style-name="ce8">
            <text:p>80</text:p>
          </table:table-cell>
          <table:table-cell office:value-type="float" office:value="76.132999999999996" table:style-name="ce8">
            <text:p>76.133</text:p>
          </table:table-cell>
          <table:table-cell office:value-type="float" office:value="72.379000000000005" table:style-name="ce8">
            <text:p>72.379</text:p>
          </table:table-cell>
          <table:table-cell office:value-type="float" office:value="78.066000000000003" table:style-name="ce8">
            <text:p>78.066</text:p>
          </table:table-cell>
          <table:table-cell office:value-type="float" office:value="75.102999999999994" table:style-name="ce8">
            <text:p>75.103</text:p>
          </table:table-cell>
          <table:table-cell office:value-type="float" office:value="81.438000000000002" table:style-name="ce8">
            <text:p>81.438</text:p>
          </table:table-cell>
          <table:table-cell office:value-type="float" office:value="5.7309999999999999" table:style-name="ce8">
            <text:p>5.731</text:p>
          </table:table-cell>
          <table:table-cell office:value-type="float" office:value="20.265999999999998" table:style-name="ce8">
            <text:p>20.266</text:p>
          </table:table-cell>
          <table:table-cell office:value-type="float" office:value="48.837000000000003" table:style-name="ce8">
            <text:p>48.837</text:p>
          </table:table-cell>
          <table:table-cell office:value-type="float" office:value="25.166" table:style-name="ce8">
            <text:p>25.166</text:p>
          </table:table-cell>
          <table:table-cell office:value-type="float" office:value="93.256" table:style-name="ce8">
            <text:p>93.256</text:p>
          </table:table-cell>
          <table:table-cell office:value-type="float" office:value="46.875" table:style-name="ce8">
            <text:p>46.875</text:p>
          </table:table-cell>
          <table:table-cell office:value-type="float" office:value="76.715999999999994" table:style-name="ce8">
            <text:p>76.716</text:p>
          </table:table-cell>
          <table:table-cell office:value-type="float" office:value="7.43" table:style-name="ce8">
            <text:p>7.43</text:p>
          </table:table-cell>
          <table:table-cell office:value-type="float" office:value="29.74" table:style-name="ce8">
            <text:p>29.74</text:p>
          </table:table-cell>
          <table:table-cell office:value-type="float" office:value="13.382999999999999" table:style-name="ce8">
            <text:p>13.383</text:p>
          </table:table-cell>
          <table:table-cell office:value-type="float" office:value="18.216000000000001" table:style-name="ce8">
            <text:p>18.216</text:p>
          </table:table-cell>
          <table:table-cell office:value-type="float" office:value="30.111999999999998" table:style-name="ce8">
            <text:p>30.112</text:p>
          </table:table-cell>
          <table:table-cell office:value-type="float" office:value="21.933" table:style-name="ce8">
            <text:p>21.933</text:p>
          </table:table-cell>
          <table:table-cell office:value-type="float" office:value="0.74299999999999999" table:style-name="ce8">
            <text:p>0.743</text:p>
          </table:table-cell>
          <table:table-cell office:value-type="float" office:value="28.995999999999999" table:style-name="ce8">
            <text:p>28.996</text:p>
          </table:table-cell>
          <table:table-cell office:value-type="float" office:value="13.010999999999999" table:style-name="ce8">
            <text:p>13.011</text:p>
          </table:table-cell>
          <table:table-cell office:value-type="float" office:value="2.23" table:style-name="ce8">
            <text:p>2.23</text:p>
          </table:table-cell>
          <table:table-cell office:value-type="float" office:value="14.125999999999999" table:style-name="ce8">
            <text:p>14.126</text:p>
          </table:table-cell>
          <table:table-cell office:value-type="float" office:value="7.8070000000000004" table:style-name="ce8">
            <text:p>7.807</text:p>
          </table:table-cell>
          <table:table-cell office:value-type="float" office:value="1.115" table:style-name="ce8">
            <text:p>1.115</text:p>
          </table:table-cell>
          <table:table-cell office:value-type="float" office:value="5.5759999999999996" table:style-name="ce8">
            <text:p>5.576</text:p>
          </table:table-cell>
          <table:table-cell office:value-type="float" office:value="5.9480000000000004" table:style-name="ce8">
            <text:p>5.948</text:p>
          </table:table-cell>
          <table:table-cell office:value-type="float" office:value="3.3460000000000001" table:style-name="ce8">
            <text:p>3.346</text:p>
          </table:table-cell>
          <table:table-cell office:value-type="float" office:value="15.613" table:style-name="ce8">
            <text:p>15.613</text:p>
          </table:table-cell>
          <table:table-cell office:value-type="float" office:value="11.151999999999999" table:style-name="ce8">
            <text:p>11.152</text:p>
          </table:table-cell>
          <table:table-cell office:value-type="float" office:value="14.87" table:style-name="ce8">
            <text:p>14.87</text:p>
          </table:table-cell>
          <table:table-cell office:value-type="float" office:value="14.87" table:style-name="ce8">
            <text:p>14.87</text:p>
          </table:table-cell>
          <table:table-cell office:value-type="float" office:value="2.9740000000000002" table:style-name="ce8">
            <text:p>2.974</text:p>
          </table:table-cell>
          <table:table-cell office:value-type="float" office:value="6.6909999999999998" table:style-name="ce8">
            <text:p>6.691</text:p>
          </table:table-cell>
          <table:table-cell office:value-type="string" table:style-name="ce8">
            <text:p>20.921</text:p>
          </table:table-cell>
          <table:table-cell office:value-type="string" table:style-name="ce8">
            <text:p>9.623</text:p>
          </table:table-cell>
          <table:table-cell office:value-type="string" table:style-name="ce8">
            <text:p>31.381</text:p>
          </table:table-cell>
          <table:table-cell office:value-type="string" table:style-name="ce8">
            <text:p>43.933</text:p>
          </table:table-cell>
          <table:table-cell office:value-type="string" table:style-name="ce8">
            <text:p>8.787</text:p>
          </table:table-cell>
          <table:table-cell office:value-type="string" table:style-name="ce8">
            <text:p>48.536</text:p>
          </table:table-cell>
          <table:table-cell office:value-type="string" table:style-name="ce8">
            <text:p>55.649</text:p>
          </table:table-cell>
          <table:table-cell office:value-type="string" table:style-name="ce8">
            <text:p>34.728</text:p>
          </table:table-cell>
          <table:table-cell office:value-type="string" table:style-name="ce8">
            <text:p>42.678</text:p>
          </table:table-cell>
          <table:table-cell office:value-type="string" table:style-name="ce8">
            <text:p>39.749</text:p>
          </table:table-cell>
          <table:table-cell office:value-type="string" table:style-name="ce8">
            <text:p>40.586</text:p>
          </table:table-cell>
          <table:table-cell office:value-type="string" table:style-name="ce8">
            <text:p>9.623</text:p>
          </table:table-cell>
          <table:table-cell office:value-type="string" table:style-name="ce8">
            <text:p>6.276</text:p>
          </table:table-cell>
          <table:table-cell office:value-type="string" table:style-name="ce8">
            <text:p>9.205</text:p>
          </table:table-cell>
          <table:table-cell office:value-type="string" table:style-name="ce8">
            <text:p>13.808</text:p>
          </table:table-cell>
          <table:table-cell office:value-type="string" table:style-name="ce8">
            <text:p>17.155</text:p>
          </table:table-cell>
          <table:table-cell office:value-type="string" table:style-name="ce8">
            <text:p>1.255</text:p>
          </table:table-cell>
          <table:table-cell office:value-type="string" table:style-name="ce8">
            <text:p>40.664</text:p>
          </table:table-cell>
          <table:table-cell office:value-type="string" table:style-name="ce8">
            <text:p>15.768</text:p>
          </table:table-cell>
          <table:table-cell office:value-type="string" table:style-name="ce8">
            <text:p>38.174</text:p>
          </table:table-cell>
          <table:table-cell office:value-type="string" table:style-name="ce8">
            <text:p>24.066</text:p>
          </table:table-cell>
          <table:table-cell office:value-type="string" table:style-name="ce8">
            <text:p>2.49</text:p>
          </table:table-cell>
          <table:table-cell office:value-type="string" table:style-name="ce8">
            <text:p>7.054</text:p>
          </table:table-cell>
          <table:table-cell office:value-type="string" table:style-name="ce8">
            <text:p>0.83</text:p>
          </table:table-cell>
          <table:table-cell office:value-type="string" table:style-name="ce8">
            <text:p>3.734</text:p>
          </table:table-cell>
          <table:table-cell office:value-type="string" table:style-name="ce8">
            <text:p>0.83</text:p>
          </table:table-cell>
          <table:table-cell office:value-type="string" table:style-name="ce8">
            <text:p>4.979</text:p>
          </table:table-cell>
          <table:table-cell office:value-type="string" table:style-name="ce8">
            <text:p>2.905</text:p>
          </table:table-cell>
          <table:table-cell office:value-type="string" table:style-name="ce8">
            <text:p>5.809</text:p>
          </table:table-cell>
          <table:table-cell office:value-type="string" table:style-name="ce8">
            <text:p>43.096</text:p>
          </table:table-cell>
          <table:table-cell office:value-type="string" table:style-name="ce8">
            <text:p>18.487</text:p>
          </table:table-cell>
          <table:table-cell office:value-type="string" table:style-name="ce8">
            <text:p>47.059</text:p>
          </table:table-cell>
          <table:table-cell office:value-type="string" table:style-name="ce8">
            <text:p>51.883</text:p>
          </table:table-cell>
          <table:table-cell office:value-type="string" table:style-name="ce8">
            <text:p>26.214</text:p>
          </table:table-cell>
          <table:table-cell office:value-type="float" office:value="59.326000000000001" table:style-name="ce8">
            <text:p>59.326</text:p>
          </table:table-cell>
          <table:table-cell office:value-type="float" office:value="66.39" table:style-name="ce8">
            <text:p>66.39</text:p>
          </table:table-cell>
          <table:table-cell office:value-type="float" office:value="56.456000000000003" table:style-name="ce8">
            <text:p>56.456</text:p>
          </table:table-cell>
          <table:table-cell office:value-type="float" office:value="35.627000000000002" table:style-name="ce8">
            <text:p>35.627</text:p>
          </table:table-cell>
          <table:table-cell office:value-type="float" office:value="68.293000000000006" table:style-name="ce8">
            <text:p>68.293</text:p>
          </table:table-cell>
          <table:table-cell office:value-type="float" office:value="76.138999999999996" table:style-name="ce8">
            <text:p>76.139</text:p>
          </table:table-cell>
          <table:table-cell office:value-type="float" office:value="7.2080000000000002" table:style-name="ce8">
            <text:p>7.208</text:p>
          </table:table-cell>
          <table:table-cell office:value-type="float" office:value="80.805999999999997" table:style-name="ce8">
            <text:p>80.806</text:p>
          </table:table-cell>
          <table:table-cell table:number-columns-repeated="16238"/>
        </table:table-row>
        <table:table-row table:style-name="ro9">
          <table:table-cell office:value-type="string" table:style-name="ce3">
            <text:p>H09_2: Are you currently on, or have you completed in the last 12 months, any of the following cross-Civil Service accelerated development programmes? Apprenticeship Scheme</text:p>
          </table:table-cell>
          <table:table-cell office:value-type="string" table:style-name="ce3">
            <text:p>Apprenticeship Scheme</text:p>
          </table:table-cell>
          <table:table-cell office:value-type="float" office:value="8207" table:style-name="ce8">
            <text:p>8207</text:p>
          </table:table-cell>
          <table:table-cell office:value-type="float" office:value="68.418000000000006" table:style-name="ce8">
            <text:p>68.418</text:p>
          </table:table-cell>
          <table:table-cell office:value-type="float" office:value="73.997" table:style-name="ce8">
            <text:p>73.997</text:p>
          </table:table-cell>
          <table:table-cell office:value-type="float" office:value="86.164000000000001" table:style-name="ce8">
            <text:p>86.164</text:p>
          </table:table-cell>
          <table:table-cell office:value-type="float" office:value="77.078999999999994" table:style-name="ce8">
            <text:p>77.079</text:p>
          </table:table-cell>
          <table:table-cell office:value-type="float" office:value="84.100999999999999" table:style-name="ce8">
            <text:p>84.101</text:p>
          </table:table-cell>
          <table:table-cell office:value-type="float" office:value="73.213999999999999" table:style-name="ce8">
            <text:p>73.214</text:p>
          </table:table-cell>
          <table:table-cell office:value-type="float" office:value="83.486999999999995" table:style-name="ce8">
            <text:p>83.487</text:p>
          </table:table-cell>
          <table:table-cell office:value-type="float" office:value="76.721999999999994" table:style-name="ce8">
            <text:p>76.722</text:p>
          </table:table-cell>
          <table:table-cell office:value-type="float" office:value="41.374000000000002" table:style-name="ce8">
            <text:p>41.374</text:p>
          </table:table-cell>
          <table:table-cell office:value-type="float" office:value="58.773000000000003" table:style-name="ce8">
            <text:p>58.773</text:p>
          </table:table-cell>
          <table:table-cell office:value-type="float" office:value="25.997" table:style-name="ce8">
            <text:p>25.997</text:p>
          </table:table-cell>
          <table:table-cell office:value-type="float" office:value="73.247" table:style-name="ce8">
            <text:p>73.247</text:p>
          </table:table-cell>
          <table:table-cell office:value-type="float" office:value="88.945999999999998" table:style-name="ce8">
            <text:p>88.946</text:p>
          </table:table-cell>
          <table:table-cell office:value-type="float" office:value="80.655000000000001" table:style-name="ce8">
            <text:p>80.655</text:p>
          </table:table-cell>
          <table:table-cell office:value-type="float" office:value="78.135999999999996" table:style-name="ce8">
            <text:p>78.136</text:p>
          </table:table-cell>
          <table:table-cell office:value-type="float" office:value="53.283999999999999" table:style-name="ce8">
            <text:p>53.284</text:p>
          </table:table-cell>
          <table:table-cell office:value-type="float" office:value="68.930999999999997" table:style-name="ce8">
            <text:p>68.931</text:p>
          </table:table-cell>
          <table:table-cell office:value-type="float" office:value="85.23" table:style-name="ce8">
            <text:p>85.23</text:p>
          </table:table-cell>
          <table:table-cell office:value-type="float" office:value="87.093000000000004" table:style-name="ce8">
            <text:p>87.093</text:p>
          </table:table-cell>
          <table:table-cell office:value-type="float" office:value="80.331999999999994" table:style-name="ce8">
            <text:p>80.332</text:p>
          </table:table-cell>
          <table:table-cell office:value-type="float" office:value="88.578000000000003" table:style-name="ce8">
            <text:p>88.578</text:p>
          </table:table-cell>
          <table:table-cell office:value-type="float" office:value="85.004999999999995" table:style-name="ce8">
            <text:p>85.005</text:p>
          </table:table-cell>
          <table:table-cell office:value-type="float" office:value="74.239999999999995" table:style-name="ce8">
            <text:p>74.24</text:p>
          </table:table-cell>
          <table:table-cell office:value-type="float" office:value="83.209000000000003" table:style-name="ce8">
            <text:p>83.209</text:p>
          </table:table-cell>
          <table:table-cell office:value-type="float" office:value="84.715999999999994" table:style-name="ce8">
            <text:p>84.716</text:p>
          </table:table-cell>
          <table:table-cell office:value-type="float" office:value="75.097999999999999" table:style-name="ce8">
            <text:p>75.098</text:p>
          </table:table-cell>
          <table:table-cell office:value-type="float" office:value="75.326999999999998" table:style-name="ce8">
            <text:p>75.327</text:p>
          </table:table-cell>
          <table:table-cell office:value-type="float" office:value="76.099000000000004" table:style-name="ce8">
            <text:p>76.099</text:p>
          </table:table-cell>
          <table:table-cell office:value-type="float" office:value="48.085000000000001" table:style-name="ce8">
            <text:p>48.085</text:p>
          </table:table-cell>
          <table:table-cell office:value-type="float" office:value="89.016000000000005" table:style-name="ce8">
            <text:p>89.016</text:p>
          </table:table-cell>
          <table:table-cell office:value-type="float" office:value="85.622" table:style-name="ce8">
            <text:p>85.622</text:p>
          </table:table-cell>
          <table:table-cell office:value-type="float" office:value="77.682000000000002" table:style-name="ce8">
            <text:p>77.682</text:p>
          </table:table-cell>
          <table:table-cell office:value-type="float" office:value="76.938000000000002" table:style-name="ce8">
            <text:p>76.938</text:p>
          </table:table-cell>
          <table:table-cell office:value-type="float" office:value="70.772999999999996" table:style-name="ce8">
            <text:p>70.773</text:p>
          </table:table-cell>
          <table:table-cell office:value-type="float" office:value="74.927000000000007" table:style-name="ce8">
            <text:p>74.927</text:p>
          </table:table-cell>
          <table:table-cell office:value-type="float" office:value="70.168999999999997" table:style-name="ce8">
            <text:p>70.169</text:p>
          </table:table-cell>
          <table:table-cell office:value-type="float" office:value="86.572999999999993" table:style-name="ce8">
            <text:p>86.573</text:p>
          </table:table-cell>
          <table:table-cell office:value-type="float" office:value="90.281999999999996" table:style-name="ce8">
            <text:p>90.282</text:p>
          </table:table-cell>
          <table:table-cell office:value-type="float" office:value="72.799000000000007" table:style-name="ce8">
            <text:p>72.799</text:p>
          </table:table-cell>
          <table:table-cell office:value-type="float" office:value="84.263999999999996" table:style-name="ce8">
            <text:p>84.264</text:p>
          </table:table-cell>
          <table:table-cell office:value-type="float" office:value="72.808999999999997" table:style-name="ce8">
            <text:p>72.809</text:p>
          </table:table-cell>
          <table:table-cell office:value-type="float" office:value="78.680000000000007" table:style-name="ce8">
            <text:p>78.68</text:p>
          </table:table-cell>
          <table:table-cell office:value-type="float" office:value="84.563000000000002" table:style-name="ce8">
            <text:p>84.563</text:p>
          </table:table-cell>
          <table:table-cell office:value-type="float" office:value="77.457999999999998" table:style-name="ce8">
            <text:p>77.458</text:p>
          </table:table-cell>
          <table:table-cell office:value-type="float" office:value="70.822999999999993" table:style-name="ce8">
            <text:p>70.823</text:p>
          </table:table-cell>
          <table:table-cell office:value-type="float" office:value="75.938999999999993" table:style-name="ce8">
            <text:p>75.939</text:p>
          </table:table-cell>
          <table:table-cell office:value-type="float" office:value="38.973999999999997" table:style-name="ce8">
            <text:p>38.974</text:p>
          </table:table-cell>
          <table:table-cell office:value-type="float" office:value="49.402000000000001" table:style-name="ce8">
            <text:p>49.402</text:p>
          </table:table-cell>
          <table:table-cell office:value-type="float" office:value="35.795000000000002" table:style-name="ce8">
            <text:p>35.795</text:p>
          </table:table-cell>
          <table:table-cell office:value-type="float" office:value="72.909000000000006" table:style-name="ce8">
            <text:p>72.909</text:p>
          </table:table-cell>
          <table:table-cell office:value-type="float" office:value="69.067999999999998" table:style-name="ce8">
            <text:p>69.068</text:p>
          </table:table-cell>
          <table:table-cell office:value-type="float" office:value="61.21" table:style-name="ce8">
            <text:p>61.21</text:p>
          </table:table-cell>
          <table:table-cell office:value-type="float" office:value="62.642000000000003" table:style-name="ce8">
            <text:p>62.642</text:p>
          </table:table-cell>
          <table:table-cell office:value-type="float" office:value="48.72" table:style-name="ce8">
            <text:p>48.72</text:p>
          </table:table-cell>
          <table:table-cell office:value-type="float" office:value="46.975999999999999" table:style-name="ce8">
            <text:p>46.976</text:p>
          </table:table-cell>
          <table:table-cell office:value-type="float" office:value="71.707999999999998" table:style-name="ce8">
            <text:p>71.708</text:p>
          </table:table-cell>
          <table:table-cell office:value-type="float" office:value="40.908000000000001" table:style-name="ce8">
            <text:p>40.908</text:p>
          </table:table-cell>
          <table:table-cell office:value-type="float" office:value="54.83" table:style-name="ce8">
            <text:p>54.83</text:p>
          </table:table-cell>
          <table:table-cell office:value-type="float" office:value="72.254000000000005" table:style-name="ce8">
            <text:p>72.254</text:p>
          </table:table-cell>
          <table:table-cell office:value-type="float" office:value="74.206000000000003" table:style-name="ce8">
            <text:p>74.206</text:p>
          </table:table-cell>
          <table:table-cell office:value-type="float" office:value="54.744" table:style-name="ce8">
            <text:p>54.744</text:p>
          </table:table-cell>
          <table:table-cell office:value-type="float" office:value="64.733999999999995" table:style-name="ce8">
            <text:p>64.734</text:p>
          </table:table-cell>
          <table:table-cell office:value-type="float" office:value="62.832000000000001" table:style-name="ce8">
            <text:p>62.832</text:p>
          </table:table-cell>
          <table:table-cell office:value-type="float" office:value="52.311" table:style-name="ce8">
            <text:p>52.311</text:p>
          </table:table-cell>
          <table:table-cell office:value-type="float" office:value="36.726999999999997" table:style-name="ce8">
            <text:p>36.727</text:p>
          </table:table-cell>
          <table:table-cell office:value-type="float" office:value="91.81" table:style-name="ce8">
            <text:p>91.81</text:p>
          </table:table-cell>
          <table:table-cell office:value-type="float" office:value="71.289000000000001" table:style-name="ce8">
            <text:p>71.289</text:p>
          </table:table-cell>
          <table:table-cell office:value-type="float" office:value="78.655000000000001" table:style-name="ce8">
            <text:p>78.655</text:p>
          </table:table-cell>
          <table:table-cell office:value-type="float" office:value="73.215000000000003" table:style-name="ce8">
            <text:p>73.215</text:p>
          </table:table-cell>
          <table:table-cell office:value-type="float" office:value="85.251000000000005" table:style-name="ce8">
            <text:p>85.251</text:p>
          </table:table-cell>
          <table:table-cell office:value-type="float" office:value="66.078000000000003" table:style-name="ce8">
            <text:p>66.078</text:p>
          </table:table-cell>
          <table:table-cell office:value-type="float" office:value="76.004000000000005" table:style-name="ce8">
            <text:p>76.004</text:p>
          </table:table-cell>
          <table:table-cell office:value-type="float" office:value="4.423" table:style-name="ce8">
            <text:p>4.423</text:p>
          </table:table-cell>
          <table:table-cell office:value-type="float" office:value="9.8849999999999998" table:style-name="ce8">
            <text:p>9.885</text:p>
          </table:table-cell>
          <table:table-cell office:value-type="float" office:value="27.273" table:style-name="ce8">
            <text:p>27.273</text:p>
          </table:table-cell>
          <table:table-cell office:value-type="float" office:value="58.418999999999997" table:style-name="ce8">
            <text:p>58.419</text:p>
          </table:table-cell>
          <table:table-cell office:value-type="float" office:value="91.710999999999999" table:style-name="ce8">
            <text:p>91.711</text:p>
          </table:table-cell>
          <table:table-cell office:value-type="float" office:value="67.248000000000005" table:style-name="ce8">
            <text:p>67.248</text:p>
          </table:table-cell>
          <table:table-cell office:value-type="float" office:value="79.263999999999996" table:style-name="ce8">
            <text:p>79.264</text:p>
          </table:table-cell>
          <table:table-cell office:value-type="float" office:value="9.2789999999999999" table:style-name="ce8">
            <text:p>9.279</text:p>
          </table:table-cell>
          <table:table-cell office:value-type="float" office:value="24.768999999999998" table:style-name="ce8">
            <text:p>24.769</text:p>
          </table:table-cell>
          <table:table-cell office:value-type="float" office:value="13.042999999999999" table:style-name="ce8">
            <text:p>13.043</text:p>
          </table:table-cell>
          <table:table-cell office:value-type="float" office:value="18.181999999999999" table:style-name="ce8">
            <text:p>18.182</text:p>
          </table:table-cell>
          <table:table-cell office:value-type="float" office:value="18.577000000000002" table:style-name="ce8">
            <text:p>18.577</text:p>
          </table:table-cell>
          <table:table-cell office:value-type="float" office:value="16.995999999999999" table:style-name="ce8">
            <text:p>16.996</text:p>
          </table:table-cell>
          <table:table-cell office:value-type="float" office:value="0.79100000000000004" table:style-name="ce8">
            <text:p>0.791</text:p>
          </table:table-cell>
          <table:table-cell office:value-type="float" office:value="27.667999999999999" table:style-name="ce8">
            <text:p>27.668</text:p>
          </table:table-cell>
          <table:table-cell office:value-type="float" office:value="6.7190000000000003" table:style-name="ce8">
            <text:p>6.719</text:p>
          </table:table-cell>
          <table:table-cell office:value-type="float" office:value="1.845" table:style-name="ce8">
            <text:p>1.845</text:p>
          </table:table-cell>
          <table:table-cell office:value-type="float" office:value="17.390999999999998" table:style-name="ce8">
            <text:p>17.391</text:p>
          </table:table-cell>
          <table:table-cell office:value-type="float" office:value="6.5880000000000001" table:style-name="ce8">
            <text:p>6.588</text:p>
          </table:table-cell>
          <table:table-cell office:value-type="float" office:value="1.845" table:style-name="ce8">
            <text:p>1.845</text:p>
          </table:table-cell>
          <table:table-cell office:value-type="float" office:value="4.4800000000000004" table:style-name="ce8">
            <text:p>4.48</text:p>
          </table:table-cell>
          <table:table-cell office:value-type="float" office:value="3.4260000000000002" table:style-name="ce8">
            <text:p>3.426</text:p>
          </table:table-cell>
          <table:table-cell office:value-type="float" office:value="2.899" table:style-name="ce8">
            <text:p>2.899</text:p>
          </table:table-cell>
          <table:table-cell office:value-type="float" office:value="6.1920000000000002" table:style-name="ce8">
            <text:p>6.192</text:p>
          </table:table-cell>
          <table:table-cell office:value-type="float" office:value="16.600999999999999" table:style-name="ce8">
            <text:p>16.601</text:p>
          </table:table-cell>
          <table:table-cell office:value-type="float" office:value="15.282999999999999" table:style-name="ce8">
            <text:p>15.283</text:p>
          </table:table-cell>
          <table:table-cell office:value-type="float" office:value="19.367999999999999" table:style-name="ce8">
            <text:p>19.368</text:p>
          </table:table-cell>
          <table:table-cell office:value-type="float" office:value="5.1379999999999999" table:style-name="ce8">
            <text:p>5.138</text:p>
          </table:table-cell>
          <table:table-cell office:value-type="float" office:value="8.3520000000000003" table:style-name="ce8">
            <text:p>8.352</text:p>
          </table:table-cell>
          <table:table-cell office:value-type="string" table:style-name="ce8">
            <text:p>17.13</text:p>
          </table:table-cell>
          <table:table-cell office:value-type="string" table:style-name="ce8">
            <text:p>9.37</text:p>
          </table:table-cell>
          <table:table-cell office:value-type="string" table:style-name="ce8">
            <text:p>34.261</text:p>
          </table:table-cell>
          <table:table-cell office:value-type="string" table:style-name="ce8">
            <text:p>41.728</text:p>
          </table:table-cell>
          <table:table-cell office:value-type="string" table:style-name="ce8">
            <text:p>3.514</text:p>
          </table:table-cell>
          <table:table-cell office:value-type="string" table:style-name="ce8">
            <text:p>46.266</text:p>
          </table:table-cell>
          <table:table-cell office:value-type="string" table:style-name="ce8">
            <text:p>43.338</text:p>
          </table:table-cell>
          <table:table-cell office:value-type="string" table:style-name="ce8">
            <text:p>24.305</text:p>
          </table:table-cell>
          <table:table-cell office:value-type="string" table:style-name="ce8">
            <text:p>38.946</text:p>
          </table:table-cell>
          <table:table-cell office:value-type="string" table:style-name="ce8">
            <text:p>37.189</text:p>
          </table:table-cell>
          <table:table-cell office:value-type="string" table:style-name="ce8">
            <text:p>23.426</text:p>
          </table:table-cell>
          <table:table-cell office:value-type="string" table:style-name="ce8">
            <text:p>6.003</text:p>
          </table:table-cell>
          <table:table-cell office:value-type="string" table:style-name="ce8">
            <text:p>5.564</text:p>
          </table:table-cell>
          <table:table-cell office:value-type="string" table:style-name="ce8">
            <text:p>10.249</text:p>
          </table:table-cell>
          <table:table-cell office:value-type="string" table:style-name="ce8">
            <text:p>16.105</text:p>
          </table:table-cell>
          <table:table-cell office:value-type="string" table:style-name="ce8">
            <text:p>16.984</text:p>
          </table:table-cell>
          <table:table-cell office:value-type="string" table:style-name="ce8">
            <text:p>2.928</text:p>
          </table:table-cell>
          <table:table-cell office:value-type="string" table:style-name="ce8">
            <text:p>44.787</text:p>
          </table:table-cell>
          <table:table-cell office:value-type="string" table:style-name="ce8">
            <text:p>10.72</text:p>
          </table:table-cell>
          <table:table-cell office:value-type="string" table:style-name="ce8">
            <text:p>31.424</text:p>
          </table:table-cell>
          <table:table-cell office:value-type="string" table:style-name="ce8">
            <text:p>23.935</text:p>
          </table:table-cell>
          <table:table-cell office:value-type="string" table:style-name="ce8">
            <text:p>6.461</text:p>
          </table:table-cell>
          <table:table-cell office:value-type="string" table:style-name="ce8">
            <text:p>1.762</text:p>
          </table:table-cell>
          <table:table-cell office:value-type="string" table:style-name="ce8">
            <text:p>1.322</text:p>
          </table:table-cell>
          <table:table-cell office:value-type="string" table:style-name="ce8">
            <text:p>2.349</text:p>
          </table:table-cell>
          <table:table-cell office:value-type="string" table:style-name="ce8">
            <text:p>2.496</text:p>
          </table:table-cell>
          <table:table-cell office:value-type="string" table:style-name="ce8">
            <text:p>2.349</text:p>
          </table:table-cell>
          <table:table-cell office:value-type="string" table:style-name="ce8">
            <text:p>1.909</text:p>
          </table:table-cell>
          <table:table-cell office:value-type="string" table:style-name="ce8">
            <text:p>8.517</text:p>
          </table:table-cell>
          <table:table-cell office:value-type="string" table:style-name="ce8">
            <text:p>45.681</text:p>
          </table:table-cell>
          <table:table-cell office:value-type="string" table:style-name="ce8">
            <text:p>17.82</text:p>
          </table:table-cell>
          <table:table-cell office:value-type="string" table:style-name="ce8">
            <text:p>48.316</text:p>
          </table:table-cell>
          <table:table-cell office:value-type="string" table:style-name="ce8">
            <text:p>54.453</text:p>
          </table:table-cell>
          <table:table-cell office:value-type="string" table:style-name="ce8">
            <text:p>35.897</text:p>
          </table:table-cell>
          <table:table-cell office:value-type="float" office:value="57.762999999999998" table:style-name="ce8">
            <text:p>57.763</text:p>
          </table:table-cell>
          <table:table-cell office:value-type="float" office:value="64.409000000000006" table:style-name="ce8">
            <text:p>64.409</text:p>
          </table:table-cell>
          <table:table-cell office:value-type="float" office:value="55.21" table:style-name="ce8">
            <text:p>55.21</text:p>
          </table:table-cell>
          <table:table-cell office:value-type="float" office:value="42.442" table:style-name="ce8">
            <text:p>42.442</text:p>
          </table:table-cell>
          <table:table-cell office:value-type="float" office:value="65.632000000000005" table:style-name="ce8">
            <text:p>65.632</text:p>
          </table:table-cell>
          <table:table-cell office:value-type="float" office:value="68.454999999999998" table:style-name="ce8">
            <text:p>68.455</text:p>
          </table:table-cell>
          <table:table-cell office:value-type="float" office:value="7.8520000000000003" table:style-name="ce8">
            <text:p>7.852</text:p>
          </table:table-cell>
          <table:table-cell office:value-type="float" office:value="77.73" table:style-name="ce8">
            <text:p>77.73</text:p>
          </table:table-cell>
          <table:table-cell table:number-columns-repeated="16238"/>
        </table:table-row>
        <table:table-row table:style-name="ro9">
          <table:table-cell office:value-type="string" table:style-name="ce3">
            <text:p>H09_3: Are you currently on, or have you completed in the last 12 months, any of the following cross-Civil Service accelerated development programmes? Future Leaders Scheme</text:p>
          </table:table-cell>
          <table:table-cell office:value-type="string" table:style-name="ce3">
            <text:p>Future Leaders Scheme</text:p>
          </table:table-cell>
          <table:table-cell office:value-type="float" office:value="1995" table:style-name="ce8">
            <text:p>1995</text:p>
          </table:table-cell>
          <table:table-cell office:value-type="float" office:value="69.861000000000004" table:style-name="ce8">
            <text:p>69.861</text:p>
          </table:table-cell>
          <table:table-cell office:value-type="float" office:value="84.281999999999996" table:style-name="ce8">
            <text:p>84.282</text:p>
          </table:table-cell>
          <table:table-cell office:value-type="float" office:value="85.337999999999994" table:style-name="ce8">
            <text:p>85.338</text:p>
          </table:table-cell>
          <table:table-cell office:value-type="float" office:value="77.364000000000004" table:style-name="ce8">
            <text:p>77.364</text:p>
          </table:table-cell>
          <table:table-cell office:value-type="float" office:value="88.347999999999999" table:style-name="ce8">
            <text:p>88.348</text:p>
          </table:table-cell>
          <table:table-cell office:value-type="float" office:value="72.367000000000004" table:style-name="ce8">
            <text:p>72.367</text:p>
          </table:table-cell>
          <table:table-cell office:value-type="float" office:value="83.555000000000007" table:style-name="ce8">
            <text:p>83.555</text:p>
          </table:table-cell>
          <table:table-cell office:value-type="float" office:value="74.150000000000006" table:style-name="ce8">
            <text:p>74.15</text:p>
          </table:table-cell>
          <table:table-cell office:value-type="float" office:value="41.164999999999999" table:style-name="ce8">
            <text:p>41.165</text:p>
          </table:table-cell>
          <table:table-cell office:value-type="float" office:value="62.694000000000003" table:style-name="ce8">
            <text:p>62.694</text:p>
          </table:table-cell>
          <table:table-cell office:value-type="float" office:value="24.64" table:style-name="ce8">
            <text:p>24.64</text:p>
          </table:table-cell>
          <table:table-cell office:value-type="float" office:value="77.007999999999996" table:style-name="ce8">
            <text:p>77.008</text:p>
          </table:table-cell>
          <table:table-cell office:value-type="float" office:value="93.631" table:style-name="ce8">
            <text:p>93.631</text:p>
          </table:table-cell>
          <table:table-cell office:value-type="float" office:value="86.647000000000006" table:style-name="ce8">
            <text:p>86.647</text:p>
          </table:table-cell>
          <table:table-cell office:value-type="float" office:value="84.564999999999998" table:style-name="ce8">
            <text:p>84.565</text:p>
          </table:table-cell>
          <table:table-cell office:value-type="float" office:value="72.010000000000005" table:style-name="ce8">
            <text:p>72.01</text:p>
          </table:table-cell>
          <table:table-cell office:value-type="float" office:value="84.554000000000002" table:style-name="ce8">
            <text:p>84.554</text:p>
          </table:table-cell>
          <table:table-cell office:value-type="float" office:value="84.144999999999996" table:style-name="ce8">
            <text:p>84.145</text:p>
          </table:table-cell>
          <table:table-cell office:value-type="float" office:value="86.516000000000005" table:style-name="ce8">
            <text:p>86.516</text:p>
          </table:table-cell>
          <table:table-cell office:value-type="float" office:value="80.902000000000001" table:style-name="ce8">
            <text:p>80.902</text:p>
          </table:table-cell>
          <table:table-cell office:value-type="float" office:value="86.727000000000004" table:style-name="ce8">
            <text:p>86.727</text:p>
          </table:table-cell>
          <table:table-cell office:value-type="float" office:value="88.855000000000004" table:style-name="ce8">
            <text:p>88.855</text:p>
          </table:table-cell>
          <table:table-cell office:value-type="float" office:value="75.364999999999995" table:style-name="ce8">
            <text:p>75.365</text:p>
          </table:table-cell>
          <table:table-cell office:value-type="float" office:value="84.093999999999994" table:style-name="ce8">
            <text:p>84.094</text:p>
          </table:table-cell>
          <table:table-cell office:value-type="float" office:value="85.363" table:style-name="ce8">
            <text:p>85.363</text:p>
          </table:table-cell>
          <table:table-cell office:value-type="float" office:value="73.302999999999997" table:style-name="ce8">
            <text:p>73.303</text:p>
          </table:table-cell>
          <table:table-cell office:value-type="float" office:value="72.471000000000004" table:style-name="ce8">
            <text:p>72.471</text:p>
          </table:table-cell>
          <table:table-cell office:value-type="float" office:value="76.367000000000004" table:style-name="ce8">
            <text:p>76.367</text:p>
          </table:table-cell>
          <table:table-cell office:value-type="float" office:value="50.276000000000003" table:style-name="ce8">
            <text:p>50.276</text:p>
          </table:table-cell>
          <table:table-cell office:value-type="float" office:value="90.421000000000006" table:style-name="ce8">
            <text:p>90.421</text:p>
          </table:table-cell>
          <table:table-cell office:value-type="float" office:value="89.296000000000006" table:style-name="ce8">
            <text:p>89.296</text:p>
          </table:table-cell>
          <table:table-cell office:value-type="float" office:value="85.349000000000004" table:style-name="ce8">
            <text:p>85.349</text:p>
          </table:table-cell>
          <table:table-cell office:value-type="float" office:value="75.802999999999997" table:style-name="ce8">
            <text:p>75.803</text:p>
          </table:table-cell>
          <table:table-cell office:value-type="float" office:value="71.608000000000004" table:style-name="ce8">
            <text:p>71.608</text:p>
          </table:table-cell>
          <table:table-cell office:value-type="float" office:value="70.356999999999999" table:style-name="ce8">
            <text:p>70.357</text:p>
          </table:table-cell>
          <table:table-cell office:value-type="float" office:value="71.751000000000005" table:style-name="ce8">
            <text:p>71.751</text:p>
          </table:table-cell>
          <table:table-cell office:value-type="float" office:value="85.399000000000001" table:style-name="ce8">
            <text:p>85.399</text:p>
          </table:table-cell>
          <table:table-cell office:value-type="float" office:value="89.899000000000001" table:style-name="ce8">
            <text:p>89.899</text:p>
          </table:table-cell>
          <table:table-cell office:value-type="float" office:value="78.974000000000004" table:style-name="ce8">
            <text:p>78.974</text:p>
          </table:table-cell>
          <table:table-cell office:value-type="float" office:value="80.03" table:style-name="ce8">
            <text:p>80.03</text:p>
          </table:table-cell>
          <table:table-cell office:value-type="float" office:value="76.941999999999993" table:style-name="ce8">
            <text:p>76.942</text:p>
          </table:table-cell>
          <table:table-cell office:value-type="float" office:value="79.91" table:style-name="ce8">
            <text:p>79.91</text:p>
          </table:table-cell>
          <table:table-cell office:value-type="float" office:value="92.141000000000005" table:style-name="ce8">
            <text:p>92.141</text:p>
          </table:table-cell>
          <table:table-cell office:value-type="float" office:value="78.100999999999999" table:style-name="ce8">
            <text:p>78.101</text:p>
          </table:table-cell>
          <table:table-cell office:value-type="float" office:value="56.209000000000003" table:style-name="ce8">
            <text:p>56.209</text:p>
          </table:table-cell>
          <table:table-cell office:value-type="float" office:value="61.704000000000001" table:style-name="ce8">
            <text:p>61.704</text:p>
          </table:table-cell>
          <table:table-cell office:value-type="float" office:value="41.774999999999999" table:style-name="ce8">
            <text:p>41.775</text:p>
          </table:table-cell>
          <table:table-cell office:value-type="float" office:value="47.115000000000002" table:style-name="ce8">
            <text:p>47.115</text:p>
          </table:table-cell>
          <table:table-cell office:value-type="float" office:value="34.603999999999999" table:style-name="ce8">
            <text:p>34.604</text:p>
          </table:table-cell>
          <table:table-cell office:value-type="float" office:value="78.837000000000003" table:style-name="ce8">
            <text:p>78.837</text:p>
          </table:table-cell>
          <table:table-cell office:value-type="float" office:value="72.275000000000006" table:style-name="ce8">
            <text:p>72.275</text:p>
          </table:table-cell>
          <table:table-cell office:value-type="float" office:value="59.749000000000002" table:style-name="ce8">
            <text:p>59.749</text:p>
          </table:table-cell>
          <table:table-cell office:value-type="float" office:value="67.084999999999994" table:style-name="ce8">
            <text:p>67.085</text:p>
          </table:table-cell>
          <table:table-cell office:value-type="float" office:value="47.037999999999997" table:style-name="ce8">
            <text:p>47.038</text:p>
          </table:table-cell>
          <table:table-cell office:value-type="float" office:value="49.046999999999997" table:style-name="ce8">
            <text:p>49.047</text:p>
          </table:table-cell>
          <table:table-cell office:value-type="float" office:value="75.350999999999999" table:style-name="ce8">
            <text:p>75.351</text:p>
          </table:table-cell>
          <table:table-cell office:value-type="float" office:value="52.988" table:style-name="ce8">
            <text:p>52.988</text:p>
          </table:table-cell>
          <table:table-cell office:value-type="float" office:value="61.828000000000003" table:style-name="ce8">
            <text:p>61.828</text:p>
          </table:table-cell>
          <table:table-cell office:value-type="float" office:value="76.478999999999999" table:style-name="ce8">
            <text:p>76.479</text:p>
          </table:table-cell>
          <table:table-cell office:value-type="float" office:value="72.338999999999999" table:style-name="ce8">
            <text:p>72.339</text:p>
          </table:table-cell>
          <table:table-cell office:value-type="float" office:value="64.39" table:style-name="ce8">
            <text:p>64.39</text:p>
          </table:table-cell>
          <table:table-cell office:value-type="float" office:value="66.364999999999995" table:style-name="ce8">
            <text:p>66.365</text:p>
          </table:table-cell>
          <table:table-cell office:value-type="float" office:value="64.492999999999995" table:style-name="ce8">
            <text:p>64.493</text:p>
          </table:table-cell>
          <table:table-cell office:value-type="float" office:value="65.897000000000006" table:style-name="ce8">
            <text:p>65.897</text:p>
          </table:table-cell>
          <table:table-cell office:value-type="float" office:value="53.988999999999997" table:style-name="ce8">
            <text:p>53.989</text:p>
          </table:table-cell>
          <table:table-cell office:value-type="float" office:value="91.575000000000003" table:style-name="ce8">
            <text:p>91.575</text:p>
          </table:table-cell>
          <table:table-cell office:value-type="float" office:value="79.328000000000003" table:style-name="ce8">
            <text:p>79.328</text:p>
          </table:table-cell>
          <table:table-cell office:value-type="float" office:value="75.852999999999994" table:style-name="ce8">
            <text:p>75.853</text:p>
          </table:table-cell>
          <table:table-cell office:value-type="float" office:value="76.605999999999995" table:style-name="ce8">
            <text:p>76.606</text:p>
          </table:table-cell>
          <table:table-cell office:value-type="float" office:value="81.927999999999997" table:style-name="ce8">
            <text:p>81.928</text:p>
          </table:table-cell>
          <table:table-cell office:value-type="float" office:value="83.902000000000001" table:style-name="ce8">
            <text:p>83.902</text:p>
          </table:table-cell>
          <table:table-cell office:value-type="float" office:value="77.849999999999994" table:style-name="ce8">
            <text:p>77.85</text:p>
          </table:table-cell>
          <table:table-cell office:value-type="float" office:value="6.4390000000000001" table:style-name="ce8">
            <text:p>6.439</text:p>
          </table:table-cell>
          <table:table-cell office:value-type="float" office:value="14.99" table:style-name="ce8">
            <text:p>14.99</text:p>
          </table:table-cell>
          <table:table-cell office:value-type="float" office:value="34.96" table:style-name="ce8">
            <text:p>34.96</text:p>
          </table:table-cell>
          <table:table-cell office:value-type="float" office:value="43.612000000000002" table:style-name="ce8">
            <text:p>43.612</text:p>
          </table:table-cell>
          <table:table-cell office:value-type="float" office:value="94.593000000000004" table:style-name="ce8">
            <text:p>94.593</text:p>
          </table:table-cell>
          <table:table-cell office:value-type="float" office:value="75.543000000000006" table:style-name="ce8">
            <text:p>75.543</text:p>
          </table:table-cell>
          <table:table-cell office:value-type="float" office:value="75.721999999999994" table:style-name="ce8">
            <text:p>75.722</text:p>
          </table:table-cell>
          <table:table-cell office:value-type="float" office:value="9.9849999999999994" table:style-name="ce8">
            <text:p>9.985</text:p>
          </table:table-cell>
          <table:table-cell office:value-type="float" office:value="22.613" table:style-name="ce8">
            <text:p>22.613</text:p>
          </table:table-cell>
          <table:table-cell office:value-type="float" office:value="14.573" table:style-name="ce8">
            <text:p>14.573</text:p>
          </table:table-cell>
          <table:table-cell office:value-type="float" office:value="17.085000000000001" table:style-name="ce8">
            <text:p>17.085</text:p>
          </table:table-cell>
          <table:table-cell office:value-type="float" office:value="18.593" table:style-name="ce8">
            <text:p>18.593</text:p>
          </table:table-cell>
          <table:table-cell office:value-type="float" office:value="28.643000000000001" table:style-name="ce8">
            <text:p>28.643</text:p>
          </table:table-cell>
          <table:table-cell office:value-type="float" office:value="1.508" table:style-name="ce8">
            <text:p>1.508</text:p>
          </table:table-cell>
          <table:table-cell office:value-type="float" office:value="26.632999999999999" table:style-name="ce8">
            <text:p>26.633</text:p>
          </table:table-cell>
          <table:table-cell office:value-type="float" office:value="7.5380000000000003" table:style-name="ce8">
            <text:p>7.538</text:p>
          </table:table-cell>
          <table:table-cell office:value-type="float" office:value="3.5179999999999998" table:style-name="ce8">
            <text:p>3.518</text:p>
          </table:table-cell>
          <table:table-cell office:value-type="float" office:value="8.5429999999999993" table:style-name="ce8">
            <text:p>8.543</text:p>
          </table:table-cell>
          <table:table-cell office:value-type="float" office:value="7.0350000000000001" table:style-name="ce8">
            <text:p>7.035</text:p>
          </table:table-cell>
          <table:table-cell office:value-type="float" office:value="1.0049999999999999" table:style-name="ce8">
            <text:p>1.005</text:p>
          </table:table-cell>
          <table:table-cell office:value-type="float" office:value="3.0150000000000001" table:style-name="ce8">
            <text:p>3.015</text:p>
          </table:table-cell>
          <table:table-cell office:value-type="float" office:value="4.0199999999999996" table:style-name="ce8">
            <text:p>4.02</text:p>
          </table:table-cell>
          <table:table-cell office:value-type="float" office:value="2.5129999999999999" table:style-name="ce8">
            <text:p>2.513</text:p>
          </table:table-cell>
          <table:table-cell office:value-type="float" office:value="11.558" table:style-name="ce8">
            <text:p>11.558</text:p>
          </table:table-cell>
          <table:table-cell office:value-type="float" office:value="13.065" table:style-name="ce8">
            <text:p>13.065</text:p>
          </table:table-cell>
          <table:table-cell office:value-type="float" office:value="9.548" table:style-name="ce8">
            <text:p>9.548</text:p>
          </table:table-cell>
          <table:table-cell office:value-type="float" office:value="16.582999999999998" table:style-name="ce8">
            <text:p>16.583</text:p>
          </table:table-cell>
          <table:table-cell office:value-type="float" office:value="6.5330000000000004" table:style-name="ce8">
            <text:p>6.533</text:p>
          </table:table-cell>
          <table:table-cell office:value-type="float" office:value="10.025" table:style-name="ce8">
            <text:p>10.025</text:p>
          </table:table-cell>
          <table:table-cell office:value-type="string" table:style-name="ce8">
            <text:p>15</text:p>
          </table:table-cell>
          <table:table-cell office:value-type="string" table:style-name="ce8">
            <text:p>10.5</text:p>
          </table:table-cell>
          <table:table-cell office:value-type="string" table:style-name="ce8">
            <text:p>30</text:p>
          </table:table-cell>
          <table:table-cell office:value-type="string" table:style-name="ce8">
            <text:p>54</text:p>
          </table:table-cell>
          <table:table-cell office:value-type="string" table:style-name="ce8">
            <text:p>4.5</text:p>
          </table:table-cell>
          <table:table-cell office:value-type="string" table:style-name="ce8">
            <text:p>46</text:p>
          </table:table-cell>
          <table:table-cell office:value-type="string" table:style-name="ce8">
            <text:p>49</text:p>
          </table:table-cell>
          <table:table-cell office:value-type="string" table:style-name="ce8">
            <text:p>35</text:p>
          </table:table-cell>
          <table:table-cell office:value-type="string" table:style-name="ce8">
            <text:p>38</text:p>
          </table:table-cell>
          <table:table-cell office:value-type="string" table:style-name="ce8">
            <text:p>47</text:p>
          </table:table-cell>
          <table:table-cell office:value-type="string" table:style-name="ce8">
            <text:p>34.5</text:p>
          </table:table-cell>
          <table:table-cell office:value-type="string" table:style-name="ce8">
            <text:p>3</text:p>
          </table:table-cell>
          <table:table-cell office:value-type="string" table:style-name="ce8">
            <text:p>1</text:p>
          </table:table-cell>
          <table:table-cell office:value-type="string" table:style-name="ce8">
            <text:p>7</text:p>
          </table:table-cell>
          <table:table-cell office:value-type="string" table:style-name="ce8">
            <text:p>4</text:p>
          </table:table-cell>
          <table:table-cell office:value-type="string" table:style-name="ce8">
            <text:p>12.5</text:p>
          </table:table-cell>
          <table:table-cell office:value-type="string" table:style-name="ce8">
            <text:p>1.5</text:p>
          </table:table-cell>
          <table:table-cell office:value-type="string" table:style-name="ce8">
            <text:p>48.241</text:p>
          </table:table-cell>
          <table:table-cell office:value-type="string" table:style-name="ce8">
            <text:p>13.065</text:p>
          </table:table-cell>
          <table:table-cell office:value-type="string" table:style-name="ce8">
            <text:p>28.643</text:p>
          </table:table-cell>
          <table:table-cell office:value-type="string" table:style-name="ce8">
            <text:p>33.166</text:p>
          </table:table-cell>
          <table:table-cell office:value-type="string" table:style-name="ce8">
            <text:p>12.06</text:p>
          </table:table-cell>
          <table:table-cell office:value-type="string" table:style-name="ce8">
            <text:p>4.523</text:p>
          </table:table-cell>
          <table:table-cell office:value-type="string" table:style-name="ce8">
            <text:p>1.508</text:p>
          </table:table-cell>
          <table:table-cell office:value-type="string" table:style-name="ce8">
            <text:p>4.02</text:p>
          </table:table-cell>
          <table:table-cell office:value-type="string" table:style-name="ce8">
            <text:p>1.005</text:p>
          </table:table-cell>
          <table:table-cell office:value-type="string" table:style-name="ce8">
            <text:p>1.508</text:p>
          </table:table-cell>
          <table:table-cell office:value-type="string" table:style-name="ce8">
            <text:p>2.01</text:p>
          </table:table-cell>
          <table:table-cell office:value-type="string" table:style-name="ce8">
            <text:p>7.035</text:p>
          </table:table-cell>
          <table:table-cell office:value-type="string" table:style-name="ce8">
            <text:p>39.196</text:p>
          </table:table-cell>
          <table:table-cell office:value-type="string" table:style-name="ce8">
            <text:p>15.306</text:p>
          </table:table-cell>
          <table:table-cell office:value-type="string" table:style-name="ce8">
            <text:p>39.899</text:p>
          </table:table-cell>
          <table:table-cell office:value-type="string" table:style-name="ce8">
            <text:p>64.322</text:p>
          </table:table-cell>
          <table:table-cell office:value-type="string" table:style-name="ce8">
            <text:p>44.872</text:p>
          </table:table-cell>
          <table:table-cell office:value-type="float" office:value="62.853000000000002" table:style-name="ce8">
            <text:p>62.853</text:p>
          </table:table-cell>
          <table:table-cell office:value-type="float" office:value="72.897000000000006" table:style-name="ce8">
            <text:p>72.897</text:p>
          </table:table-cell>
          <table:table-cell office:value-type="float" office:value="62.512999999999998" table:style-name="ce8">
            <text:p>62.513</text:p>
          </table:table-cell>
          <table:table-cell office:value-type="float" office:value="44.411000000000001" table:style-name="ce8">
            <text:p>44.411</text:p>
          </table:table-cell>
          <table:table-cell office:value-type="float" office:value="73.504000000000005" table:style-name="ce8">
            <text:p>73.504</text:p>
          </table:table-cell>
          <table:table-cell office:value-type="float" office:value="73.427000000000007" table:style-name="ce8">
            <text:p>73.427</text:p>
          </table:table-cell>
          <table:table-cell office:value-type="float" office:value="5.29" table:style-name="ce8">
            <text:p>5.29</text:p>
          </table:table-cell>
          <table:table-cell office:value-type="float" office:value="83.224999999999994" table:style-name="ce8">
            <text:p>83.225</text:p>
          </table:table-cell>
          <table:table-cell table:number-columns-repeated="16238"/>
        </table:table-row>
        <table:table-row table:style-name="ro9">
          <table:table-cell office:value-type="string" table:style-name="ce3">
            <text:p>H09_4: Are you currently on, or have you completed in the last 12 months, any of the following cross-Civil Service accelerated development programmes? Senior Leaders Scheme</text:p>
          </table:table-cell>
          <table:table-cell office:value-type="string" table:style-name="ce3">
            <text:p>Senior Leaders Scheme</text:p>
          </table:table-cell>
          <table:table-cell office:value-type="float" office:value="529" table:style-name="ce8">
            <text:p>529</text:p>
          </table:table-cell>
          <table:table-cell office:value-type="float" office:value="76.721000000000004" table:style-name="ce8">
            <text:p>76.721</text:p>
          </table:table-cell>
          <table:table-cell office:value-type="float" office:value="90.447999999999993" table:style-name="ce8">
            <text:p>90.448</text:p>
          </table:table-cell>
          <table:table-cell office:value-type="float" office:value="90.72" table:style-name="ce8">
            <text:p>90.72</text:p>
          </table:table-cell>
          <table:table-cell office:value-type="float" office:value="83.013999999999996" table:style-name="ce8">
            <text:p>83.014</text:p>
          </table:table-cell>
          <table:table-cell office:value-type="float" office:value="91.492999999999995" table:style-name="ce8">
            <text:p>91.493</text:p>
          </table:table-cell>
          <table:table-cell office:value-type="float" office:value="78.320999999999998" table:style-name="ce8">
            <text:p>78.321</text:p>
          </table:table-cell>
          <table:table-cell office:value-type="float" office:value="85.89" table:style-name="ce8">
            <text:p>85.89</text:p>
          </table:table-cell>
          <table:table-cell office:value-type="float" office:value="75.218000000000004" table:style-name="ce8">
            <text:p>75.218</text:p>
          </table:table-cell>
          <table:table-cell office:value-type="float" office:value="42.551000000000002" table:style-name="ce8">
            <text:p>42.551</text:p>
          </table:table-cell>
          <table:table-cell office:value-type="float" office:value="73.23" table:style-name="ce8">
            <text:p>73.23</text:p>
          </table:table-cell>
          <table:table-cell office:value-type="float" office:value="20.672000000000001" table:style-name="ce8">
            <text:p>20.672</text:p>
          </table:table-cell>
          <table:table-cell office:value-type="float" office:value="81.341999999999999" table:style-name="ce8">
            <text:p>81.342</text:p>
          </table:table-cell>
          <table:table-cell office:value-type="float" office:value="95.066000000000003" table:style-name="ce8">
            <text:p>95.066</text:p>
          </table:table-cell>
          <table:table-cell office:value-type="float" office:value="93.182000000000002" table:style-name="ce8">
            <text:p>93.182</text:p>
          </table:table-cell>
          <table:table-cell office:value-type="float" office:value="91.221000000000004" table:style-name="ce8">
            <text:p>91.221</text:p>
          </table:table-cell>
          <table:table-cell office:value-type="float" office:value="84.570999999999998" table:style-name="ce8">
            <text:p>84.571</text:p>
          </table:table-cell>
          <table:table-cell office:value-type="float" office:value="88.635999999999996" table:style-name="ce8">
            <text:p>88.636</text:p>
          </table:table-cell>
          <table:table-cell office:value-type="float" office:value="90.152000000000001" table:style-name="ce8">
            <text:p>90.152</text:p>
          </table:table-cell>
          <table:table-cell office:value-type="float" office:value="91.287999999999997" table:style-name="ce8">
            <text:p>91.288</text:p>
          </table:table-cell>
          <table:table-cell office:value-type="float" office:value="85.795000000000002" table:style-name="ce8">
            <text:p>85.795</text:p>
          </table:table-cell>
          <table:table-cell office:value-type="float" office:value="88.635999999999996" table:style-name="ce8">
            <text:p>88.636</text:p>
          </table:table-cell>
          <table:table-cell office:value-type="float" office:value="90.512" table:style-name="ce8">
            <text:p>90.512</text:p>
          </table:table-cell>
          <table:table-cell office:value-type="float" office:value="83.680999999999997" table:style-name="ce8">
            <text:p>83.681</text:p>
          </table:table-cell>
          <table:table-cell office:value-type="float" office:value="88.067999999999998" table:style-name="ce8">
            <text:p>88.068</text:p>
          </table:table-cell>
          <table:table-cell office:value-type="float" office:value="87.688999999999993" table:style-name="ce8">
            <text:p>87.689</text:p>
          </table:table-cell>
          <table:table-cell office:value-type="float" office:value="77.418999999999997" table:style-name="ce8">
            <text:p>77.419</text:p>
          </table:table-cell>
          <table:table-cell office:value-type="float" office:value="77.947000000000003" table:style-name="ce8">
            <text:p>77.947</text:p>
          </table:table-cell>
          <table:table-cell office:value-type="float" office:value="81.784000000000006" table:style-name="ce8">
            <text:p>81.784</text:p>
          </table:table-cell>
          <table:table-cell office:value-type="float" office:value="68.938999999999993" table:style-name="ce8">
            <text:p>68.939</text:p>
          </table:table-cell>
          <table:table-cell office:value-type="float" office:value="91.304000000000002" table:style-name="ce8">
            <text:p>91.304</text:p>
          </table:table-cell>
          <table:table-cell office:value-type="float" office:value="92.614000000000004" table:style-name="ce8">
            <text:p>92.614</text:p>
          </table:table-cell>
          <table:table-cell office:value-type="float" office:value="91.064999999999998" table:style-name="ce8">
            <text:p>91.065</text:p>
          </table:table-cell>
          <table:table-cell office:value-type="float" office:value="81.403999999999996" table:style-name="ce8">
            <text:p>81.404</text:p>
          </table:table-cell>
          <table:table-cell office:value-type="float" office:value="78.367999999999995" table:style-name="ce8">
            <text:p>78.368</text:p>
          </table:table-cell>
          <table:table-cell office:value-type="float" office:value="76.281000000000006" table:style-name="ce8">
            <text:p>76.281</text:p>
          </table:table-cell>
          <table:table-cell office:value-type="float" office:value="77.23" table:style-name="ce8">
            <text:p>77.23</text:p>
          </table:table-cell>
          <table:table-cell office:value-type="float" office:value="88.994" table:style-name="ce8">
            <text:p>88.994</text:p>
          </table:table-cell>
          <table:table-cell office:value-type="float" office:value="89.183999999999997" table:style-name="ce8">
            <text:p>89.184</text:p>
          </table:table-cell>
          <table:table-cell office:value-type="float" office:value="83.491" table:style-name="ce8">
            <text:p>83.491</text:p>
          </table:table-cell>
          <table:table-cell office:value-type="float" office:value="82.007999999999996" table:style-name="ce8">
            <text:p>82.008</text:p>
          </table:table-cell>
          <table:table-cell office:value-type="float" office:value="82.89" table:style-name="ce8">
            <text:p>82.89</text:p>
          </table:table-cell>
          <table:table-cell office:value-type="float" office:value="84.221000000000004" table:style-name="ce8">
            <text:p>84.221</text:p>
          </table:table-cell>
          <table:table-cell office:value-type="float" office:value="93.738" table:style-name="ce8">
            <text:p>93.738</text:p>
          </table:table-cell>
          <table:table-cell office:value-type="float" office:value="79.619" table:style-name="ce8">
            <text:p>79.619</text:p>
          </table:table-cell>
          <table:table-cell office:value-type="float" office:value="54.962000000000003" table:style-name="ce8">
            <text:p>54.962</text:p>
          </table:table-cell>
          <table:table-cell office:value-type="float" office:value="55.786999999999999" table:style-name="ce8">
            <text:p>55.787</text:p>
          </table:table-cell>
          <table:table-cell office:value-type="float" office:value="43.371000000000002" table:style-name="ce8">
            <text:p>43.371</text:p>
          </table:table-cell>
          <table:table-cell office:value-type="float" office:value="49.241999999999997" table:style-name="ce8">
            <text:p>49.242</text:p>
          </table:table-cell>
          <table:table-cell office:value-type="float" office:value="35.037999999999997" table:style-name="ce8">
            <text:p>35.038</text:p>
          </table:table-cell>
          <table:table-cell office:value-type="float" office:value="84.31" table:style-name="ce8">
            <text:p>84.31</text:p>
          </table:table-cell>
          <table:table-cell office:value-type="float" office:value="80.798000000000002" table:style-name="ce8">
            <text:p>80.798</text:p>
          </table:table-cell>
          <table:table-cell office:value-type="float" office:value="72.59" table:style-name="ce8">
            <text:p>72.59</text:p>
          </table:table-cell>
          <table:table-cell office:value-type="float" office:value="77.608999999999995" table:style-name="ce8">
            <text:p>77.609</text:p>
          </table:table-cell>
          <table:table-cell office:value-type="float" office:value="59.203000000000003" table:style-name="ce8">
            <text:p>59.203</text:p>
          </table:table-cell>
          <table:table-cell office:value-type="float" office:value="60.984999999999999" table:style-name="ce8">
            <text:p>60.985</text:p>
          </table:table-cell>
          <table:table-cell office:value-type="float" office:value="80.951999999999998" table:style-name="ce8">
            <text:p>80.952</text:p>
          </table:table-cell>
          <table:table-cell office:value-type="float" office:value="69.828999999999994" table:style-name="ce8">
            <text:p>69.829</text:p>
          </table:table-cell>
          <table:table-cell office:value-type="float" office:value="73.055000000000007" table:style-name="ce8">
            <text:p>73.055</text:p>
          </table:table-cell>
          <table:table-cell office:value-type="float" office:value="84.659000000000006" table:style-name="ce8">
            <text:p>84.659</text:p>
          </table:table-cell>
          <table:table-cell office:value-type="float" office:value="77.418999999999997" table:style-name="ce8">
            <text:p>77.419</text:p>
          </table:table-cell>
          <table:table-cell office:value-type="float" office:value="76.66" table:style-name="ce8">
            <text:p>76.66</text:p>
          </table:table-cell>
          <table:table-cell office:value-type="float" office:value="75.331999999999994" table:style-name="ce8">
            <text:p>75.332</text:p>
          </table:table-cell>
          <table:table-cell office:value-type="float" office:value="76.135999999999996" table:style-name="ce8">
            <text:p>76.136</text:p>
          </table:table-cell>
          <table:table-cell office:value-type="float" office:value="77.126999999999995" table:style-name="ce8">
            <text:p>77.127</text:p>
          </table:table-cell>
          <table:table-cell office:value-type="float" office:value="68.998000000000005" table:style-name="ce8">
            <text:p>68.998</text:p>
          </table:table-cell>
          <table:table-cell office:value-type="float" office:value="92.992000000000004" table:style-name="ce8">
            <text:p>92.992</text:p>
          </table:table-cell>
          <table:table-cell office:value-type="float" office:value="87.120999999999995" table:style-name="ce8">
            <text:p>87.121</text:p>
          </table:table-cell>
          <table:table-cell office:value-type="float" office:value="82.983000000000004" table:style-name="ce8">
            <text:p>82.983</text:p>
          </table:table-cell>
          <table:table-cell office:value-type="float" office:value="86.742000000000004" table:style-name="ce8">
            <text:p>86.742</text:p>
          </table:table-cell>
          <table:table-cell office:value-type="float" office:value="86.932000000000002" table:style-name="ce8">
            <text:p>86.932</text:p>
          </table:table-cell>
          <table:table-cell office:value-type="float" office:value="83.332999999999998" table:style-name="ce8">
            <text:p>83.333</text:p>
          </table:table-cell>
          <table:table-cell office:value-type="float" office:value="85.254999999999995" table:style-name="ce8">
            <text:p>85.255</text:p>
          </table:table-cell>
          <table:table-cell office:value-type="float" office:value="4.9240000000000004" table:style-name="ce8">
            <text:p>4.924</text:p>
          </table:table-cell>
          <table:table-cell office:value-type="float" office:value="10.417" table:style-name="ce8">
            <text:p>10.417</text:p>
          </table:table-cell>
          <table:table-cell office:value-type="float" office:value="35.037999999999997" table:style-name="ce8">
            <text:p>35.038</text:p>
          </table:table-cell>
          <table:table-cell office:value-type="float" office:value="49.621000000000002" table:style-name="ce8">
            <text:p>49.621</text:p>
          </table:table-cell>
          <table:table-cell office:value-type="float" office:value="94.082999999999998" table:style-name="ce8">
            <text:p>94.083</text:p>
          </table:table-cell>
          <table:table-cell office:value-type="float" office:value="84.055000000000007" table:style-name="ce8">
            <text:p>84.055</text:p>
          </table:table-cell>
          <table:table-cell office:value-type="float" office:value="82.84" table:style-name="ce8">
            <text:p>82.84</text:p>
          </table:table-cell>
          <table:table-cell office:value-type="float" office:value="8.9019999999999992" table:style-name="ce8">
            <text:p>8.902</text:p>
          </table:table-cell>
          <table:table-cell office:value-type="float" office:value="31.914999999999999" table:style-name="ce8">
            <text:p>31.915</text:p>
          </table:table-cell>
          <table:table-cell office:value-type="float" office:value="10.638" table:style-name="ce8">
            <text:p>10.638</text:p>
          </table:table-cell>
          <table:table-cell office:value-type="float" office:value="27.66" table:style-name="ce8">
            <text:p>27.66</text:p>
          </table:table-cell>
          <table:table-cell office:value-type="float" office:value="42.552999999999997" table:style-name="ce8">
            <text:p>42.553</text:p>
          </table:table-cell>
          <table:table-cell office:value-type="float" office:value="34.042999999999999" table:style-name="ce8">
            <text:p>34.043</text:p>
          </table:table-cell>
          <table:table-cell office:value-type="float" office:value="2.1280000000000001" table:style-name="ce8">
            <text:p>2.128</text:p>
          </table:table-cell>
          <table:table-cell office:value-type="float" office:value="40.426000000000002" table:style-name="ce8">
            <text:p>40.426</text:p>
          </table:table-cell>
          <table:table-cell office:value-type="float" office:value="19.149000000000001" table:style-name="ce8">
            <text:p>19.149</text:p>
          </table:table-cell>
          <table:table-cell office:value-type="float" office:value="2.1280000000000001" table:style-name="ce8">
            <text:p>2.128</text:p>
          </table:table-cell>
          <table:table-cell office:value-type="float" office:value="10.638" table:style-name="ce8">
            <text:p>10.638</text:p>
          </table:table-cell>
          <table:table-cell office:value-type="float" office:value="6.383" table:style-name="ce8">
            <text:p>6.383</text:p>
          </table:table-cell>
          <table:table-cell office:value-type="float" office:value="2.1280000000000001" table:style-name="ce8">
            <text:p>2.128</text:p>
          </table:table-cell>
          <table:table-cell office:value-type="float" office:value="10.638" table:style-name="ce8">
            <text:p>10.638</text:p>
          </table:table-cell>
          <table:table-cell office:value-type="float" office:value="14.894" table:style-name="ce8">
            <text:p>14.894</text:p>
          </table:table-cell>
          <table:table-cell office:value-type="float" office:value="4.2549999999999999" table:style-name="ce8">
            <text:p>4.255</text:p>
          </table:table-cell>
          <table:table-cell office:value-type="float" office:value="27.66" table:style-name="ce8">
            <text:p>27.66</text:p>
          </table:table-cell>
          <table:table-cell office:value-type="float" office:value="4.2549999999999999" table:style-name="ce8">
            <text:p>4.255</text:p>
          </table:table-cell>
          <table:table-cell office:value-type="float" office:value="6.383" table:style-name="ce8">
            <text:p>6.383</text:p>
          </table:table-cell>
          <table:table-cell office:value-type="float" office:value="19.149000000000001" table:style-name="ce8">
            <text:p>19.149</text:p>
          </table:table-cell>
          <table:table-cell office:value-type="float" office:value="4.2549999999999999" table:style-name="ce8">
            <text:p>4.255</text:p>
          </table:table-cell>
          <table:table-cell office:value-type="float" office:value="7.9550000000000001" table:style-name="ce8">
            <text:p>7.955</text:p>
          </table:table-cell>
          <table:table-cell office:value-type="string" table:style-name="ce8">
            <text:p>23.81</text:p>
          </table:table-cell>
          <table:table-cell office:value-type="string" table:style-name="ce8">
            <text:p>19.048</text:p>
          </table:table-cell>
          <table:table-cell office:value-type="string" table:style-name="ce8">
            <text:p>47.619</text:p>
          </table:table-cell>
          <table:table-cell office:value-type="string" table:style-name="ce8">
            <text:p>54.762</text:p>
          </table:table-cell>
          <table:table-cell office:value-type="string" table:style-name="ce8">
            <text:p>19.048</text:p>
          </table:table-cell>
          <table:table-cell office:value-type="string" table:style-name="ce8">
            <text:p>47.619</text:p>
          </table:table-cell>
          <table:table-cell office:value-type="string" table:style-name="ce8">
            <text:p>52.381</text:p>
          </table:table-cell>
          <table:table-cell office:value-type="string" table:style-name="ce8">
            <text:p>47.619</text:p>
          </table:table-cell>
          <table:table-cell office:value-type="string" table:style-name="ce8">
            <text:p>47.619</text:p>
          </table:table-cell>
          <table:table-cell office:value-type="string" table:style-name="ce8">
            <text:p>45.238</text:p>
          </table:table-cell>
          <table:table-cell office:value-type="string" table:style-name="ce8">
            <text:p>42.857</text:p>
          </table:table-cell>
          <table:table-cell office:value-type="string" table:style-name="ce8">
            <text:p>2.381</text:p>
          </table:table-cell>
          <table:table-cell office:value-type="string" table:style-name="ce8">
            <text:p>0</text:p>
          </table:table-cell>
          <table:table-cell office:value-type="string" table:style-name="ce8">
            <text:p>9.524</text:p>
          </table:table-cell>
          <table:table-cell office:value-type="string" table:style-name="ce8">
            <text:p>7.143</text:p>
          </table:table-cell>
          <table:table-cell office:value-type="string" table:style-name="ce8">
            <text:p>9.524</text:p>
          </table:table-cell>
          <table:table-cell office:value-type="string" table:style-name="ce8">
            <text:p>0</text:p>
          </table:table-cell>
          <table:table-cell office:value-type="string" table:style-name="ce8">
            <text:p>46.341</text:p>
          </table:table-cell>
          <table:table-cell office:value-type="string" table:style-name="ce8">
            <text:p>24.39</text:p>
          </table:table-cell>
          <table:table-cell office:value-type="string" table:style-name="ce8">
            <text:p>41.463</text:p>
          </table:table-cell>
          <table:table-cell office:value-type="string" table:style-name="ce8">
            <text:p>36.585</text:p>
          </table:table-cell>
          <table:table-cell office:value-type="string" table:style-name="ce8">
            <text:p>9.756</text:p>
          </table:table-cell>
          <table:table-cell office:value-type="string" table:style-name="ce8">
            <text:p>7.317</text:p>
          </table:table-cell>
          <table:table-cell office:value-type="string" table:style-name="ce8">
            <text:p>2.439</text:p>
          </table:table-cell>
          <table:table-cell office:value-type="string" table:style-name="ce8">
            <text:p>4.878</text:p>
          </table:table-cell>
          <table:table-cell office:value-type="string" table:style-name="ce8">
            <text:p>0</text:p>
          </table:table-cell>
          <table:table-cell office:value-type="string" table:style-name="ce8">
            <text:p>0</text:p>
          </table:table-cell>
          <table:table-cell office:value-type="string" table:style-name="ce8">
            <text:p>4.878</text:p>
          </table:table-cell>
          <table:table-cell office:value-type="string" table:style-name="ce8">
            <text:p>4.878</text:p>
          </table:table-cell>
          <table:table-cell office:value-type="string" table:style-name="ce8">
            <text:p>23.81</text:p>
          </table:table-cell>
          <table:table-cell office:value-type="string" table:style-name="ce8">
            <text:p>12.821</text:p>
          </table:table-cell>
          <table:table-cell office:value-type="string" table:style-name="ce8">
            <text:p>34.146</text:p>
          </table:table-cell>
          <table:table-cell office:value-type="string" table:style-name="ce8">
            <text:p>64.286</text:p>
          </table:table-cell>
          <table:table-cell office:value-type="string" table:style-name="ce8">
            <text:p>30</text:p>
          </table:table-cell>
          <table:table-cell office:value-type="float" office:value="71.893000000000001" table:style-name="ce8">
            <text:p>71.893</text:p>
          </table:table-cell>
          <table:table-cell office:value-type="float" office:value="80.459999999999994" table:style-name="ce8">
            <text:p>80.46</text:p>
          </table:table-cell>
          <table:table-cell office:value-type="float" office:value="68.581999999999994" table:style-name="ce8">
            <text:p>68.582</text:p>
          </table:table-cell>
          <table:table-cell office:value-type="float" office:value="50.095999999999997" table:style-name="ce8">
            <text:p>50.096</text:p>
          </table:table-cell>
          <table:table-cell office:value-type="float" office:value="80.608000000000004" table:style-name="ce8">
            <text:p>80.608</text:p>
          </table:table-cell>
          <table:table-cell office:value-type="float" office:value="77.713999999999999" table:style-name="ce8">
            <text:p>77.714</text:p>
          </table:table-cell>
          <table:table-cell office:value-type="float" office:value="5.7249999999999996" table:style-name="ce8">
            <text:p>5.725</text:p>
          </table:table-cell>
          <table:table-cell office:value-type="float" office:value="85.171000000000006" table:style-name="ce8">
            <text:p>85.171</text:p>
          </table:table-cell>
          <table:table-cell table:number-columns-repeated="16238"/>
        </table:table-row>
        <table:table-row table:style-name="ro9">
          <table:table-cell office:value-type="string" table:style-name="ce3">
            <text:p>H09_5: Are you currently on, or have you completed in the last 12 months, any of the following cross-Civil Service accelerated development programmes? High Potential Development Scheme</text:p>
          </table:table-cell>
          <table:table-cell office:value-type="string" table:style-name="ce3">
            <text:p>High Potential Development Scheme</text:p>
          </table:table-cell>
          <table:table-cell office:value-type="float" office:value="552" table:style-name="ce8">
            <text:p>552</text:p>
          </table:table-cell>
          <table:table-cell office:value-type="float" office:value="70.656000000000006" table:style-name="ce8">
            <text:p>70.656</text:p>
          </table:table-cell>
          <table:table-cell office:value-type="float" office:value="85.225999999999999" table:style-name="ce8">
            <text:p>85.226</text:p>
          </table:table-cell>
          <table:table-cell office:value-type="float" office:value="85.87" table:style-name="ce8">
            <text:p>85.87</text:p>
          </table:table-cell>
          <table:table-cell office:value-type="float" office:value="78.53" table:style-name="ce8">
            <text:p>78.53</text:p>
          </table:table-cell>
          <table:table-cell office:value-type="float" office:value="88.768000000000001" table:style-name="ce8">
            <text:p>88.768</text:p>
          </table:table-cell>
          <table:table-cell office:value-type="float" office:value="77.082999999999998" table:style-name="ce8">
            <text:p>77.083</text:p>
          </table:table-cell>
          <table:table-cell office:value-type="float" office:value="83.513999999999996" table:style-name="ce8">
            <text:p>83.514</text:p>
          </table:table-cell>
          <table:table-cell office:value-type="float" office:value="73.456999999999994" table:style-name="ce8">
            <text:p>73.457</text:p>
          </table:table-cell>
          <table:table-cell office:value-type="float" office:value="38.587000000000003" table:style-name="ce8">
            <text:p>38.587</text:p>
          </table:table-cell>
          <table:table-cell office:value-type="float" office:value="65.444000000000003" table:style-name="ce8">
            <text:p>65.444</text:p>
          </table:table-cell>
          <table:table-cell office:value-type="float" office:value="23.28" table:style-name="ce8">
            <text:p>23.28</text:p>
          </table:table-cell>
          <table:table-cell office:value-type="float" office:value="78.344999999999999" table:style-name="ce8">
            <text:p>78.345</text:p>
          </table:table-cell>
          <table:table-cell office:value-type="float" office:value="92.935000000000002" table:style-name="ce8">
            <text:p>92.935</text:p>
          </table:table-cell>
          <table:table-cell office:value-type="float" office:value="88.869" table:style-name="ce8">
            <text:p>88.869</text:p>
          </table:table-cell>
          <table:table-cell office:value-type="float" office:value="84.210999999999999" table:style-name="ce8">
            <text:p>84.211</text:p>
          </table:table-cell>
          <table:table-cell office:value-type="float" office:value="74.591999999999999" table:style-name="ce8">
            <text:p>74.592</text:p>
          </table:table-cell>
          <table:table-cell office:value-type="float" office:value="85.507000000000005" table:style-name="ce8">
            <text:p>85.507</text:p>
          </table:table-cell>
          <table:table-cell office:value-type="float" office:value="84.42" table:style-name="ce8">
            <text:p>84.42</text:p>
          </table:table-cell>
          <table:table-cell office:value-type="float" office:value="87.319000000000003" table:style-name="ce8">
            <text:p>87.319</text:p>
          </table:table-cell>
          <table:table-cell office:value-type="float" office:value="82.245999999999995" table:style-name="ce8">
            <text:p>82.246</text:p>
          </table:table-cell>
          <table:table-cell office:value-type="float" office:value="88.948999999999998" table:style-name="ce8">
            <text:p>88.949</text:p>
          </table:table-cell>
          <table:table-cell office:value-type="float" office:value="89.817999999999998" table:style-name="ce8">
            <text:p>89.818</text:p>
          </table:table-cell>
          <table:table-cell office:value-type="float" office:value="76.182000000000002" table:style-name="ce8">
            <text:p>76.182</text:p>
          </table:table-cell>
          <table:table-cell office:value-type="float" office:value="84.210999999999999" table:style-name="ce8">
            <text:p>84.211</text:p>
          </table:table-cell>
          <table:table-cell office:value-type="float" office:value="86.412999999999997" table:style-name="ce8">
            <text:p>86.413</text:p>
          </table:table-cell>
          <table:table-cell office:value-type="float" office:value="73.492000000000004" table:style-name="ce8">
            <text:p>73.492</text:p>
          </table:table-cell>
          <table:table-cell office:value-type="float" office:value="75.046000000000006" table:style-name="ce8">
            <text:p>75.046</text:p>
          </table:table-cell>
          <table:table-cell office:value-type="float" office:value="75.774000000000001" table:style-name="ce8">
            <text:p>75.774</text:p>
          </table:table-cell>
          <table:table-cell office:value-type="float" office:value="53.176000000000002" table:style-name="ce8">
            <text:p>53.176</text:p>
          </table:table-cell>
          <table:table-cell office:value-type="float" office:value="91.304000000000002" table:style-name="ce8">
            <text:p>91.304</text:p>
          </table:table-cell>
          <table:table-cell office:value-type="float" office:value="88.727000000000004" table:style-name="ce8">
            <text:p>88.727</text:p>
          </table:table-cell>
          <table:table-cell office:value-type="float" office:value="86.231999999999999" table:style-name="ce8">
            <text:p>86.232</text:p>
          </table:table-cell>
          <table:table-cell office:value-type="float" office:value="78.040000000000006" table:style-name="ce8">
            <text:p>78.04</text:p>
          </table:table-cell>
          <table:table-cell office:value-type="float" office:value="77.536000000000001" table:style-name="ce8">
            <text:p>77.536</text:p>
          </table:table-cell>
          <table:table-cell office:value-type="float" office:value="73.731999999999999" table:style-name="ce8">
            <text:p>73.732</text:p>
          </table:table-cell>
          <table:table-cell office:value-type="float" office:value="78.986000000000004" table:style-name="ce8">
            <text:p>78.986</text:p>
          </table:table-cell>
          <table:table-cell office:value-type="float" office:value="85.87" table:style-name="ce8">
            <text:p>85.87</text:p>
          </table:table-cell>
          <table:table-cell office:value-type="float" office:value="89.474000000000004" table:style-name="ce8">
            <text:p>89.474</text:p>
          </table:table-cell>
          <table:table-cell office:value-type="float" office:value="79.855000000000004" table:style-name="ce8">
            <text:p>79.855</text:p>
          </table:table-cell>
          <table:table-cell office:value-type="float" office:value="78.804000000000002" table:style-name="ce8">
            <text:p>78.804</text:p>
          </table:table-cell>
          <table:table-cell office:value-type="float" office:value="76.448999999999998" table:style-name="ce8">
            <text:p>76.449</text:p>
          </table:table-cell>
          <table:table-cell office:value-type="float" office:value="79.347999999999999" table:style-name="ce8">
            <text:p>79.348</text:p>
          </table:table-cell>
          <table:table-cell office:value-type="float" office:value="92.168000000000006" table:style-name="ce8">
            <text:p>92.168</text:p>
          </table:table-cell>
          <table:table-cell office:value-type="float" office:value="76.182000000000002" table:style-name="ce8">
            <text:p>76.182</text:p>
          </table:table-cell>
          <table:table-cell office:value-type="float" office:value="54.726999999999997" table:style-name="ce8">
            <text:p>54.727</text:p>
          </table:table-cell>
          <table:table-cell office:value-type="float" office:value="61.636000000000003" table:style-name="ce8">
            <text:p>61.636</text:p>
          </table:table-cell>
          <table:table-cell office:value-type="float" office:value="37.862000000000002" table:style-name="ce8">
            <text:p>37.862</text:p>
          </table:table-cell>
          <table:table-cell office:value-type="float" office:value="45.652000000000001" table:style-name="ce8">
            <text:p>45.652</text:p>
          </table:table-cell>
          <table:table-cell office:value-type="float" office:value="32.246000000000002" table:style-name="ce8">
            <text:p>32.246</text:p>
          </table:table-cell>
          <table:table-cell office:value-type="float" office:value="81.703000000000003" table:style-name="ce8">
            <text:p>81.703</text:p>
          </table:table-cell>
          <table:table-cell office:value-type="float" office:value="74.772999999999996" table:style-name="ce8">
            <text:p>74.773</text:p>
          </table:table-cell>
          <table:table-cell office:value-type="float" office:value="62.908999999999999" table:style-name="ce8">
            <text:p>62.909</text:p>
          </table:table-cell>
          <table:table-cell office:value-type="float" office:value="70.182000000000002" table:style-name="ce8">
            <text:p>70.182</text:p>
          </table:table-cell>
          <table:table-cell office:value-type="float" office:value="48.82" table:style-name="ce8">
            <text:p>48.82</text:p>
          </table:table-cell>
          <table:table-cell office:value-type="float" office:value="50.905999999999999" table:style-name="ce8">
            <text:p>50.906</text:p>
          </table:table-cell>
          <table:table-cell office:value-type="float" office:value="74.135000000000005" table:style-name="ce8">
            <text:p>74.135</text:p>
          </table:table-cell>
          <table:table-cell office:value-type="float" office:value="58.212000000000003" table:style-name="ce8">
            <text:p>58.212</text:p>
          </table:table-cell>
          <table:table-cell office:value-type="float" office:value="66.968999999999994" table:style-name="ce8">
            <text:p>66.969</text:p>
          </table:table-cell>
          <table:table-cell office:value-type="float" office:value="78.986000000000004" table:style-name="ce8">
            <text:p>78.986</text:p>
          </table:table-cell>
          <table:table-cell office:value-type="float" office:value="71.506" table:style-name="ce8">
            <text:p>71.506</text:p>
          </table:table-cell>
          <table:table-cell office:value-type="float" office:value="66.123000000000005" table:style-name="ce8">
            <text:p>66.123</text:p>
          </table:table-cell>
          <table:table-cell office:value-type="float" office:value="65.454999999999998" table:style-name="ce8">
            <text:p>65.455</text:p>
          </table:table-cell>
          <table:table-cell office:value-type="float" office:value="63.405999999999999" table:style-name="ce8">
            <text:p>63.406</text:p>
          </table:table-cell>
          <table:table-cell office:value-type="float" office:value="69.090999999999994" table:style-name="ce8">
            <text:p>69.091</text:p>
          </table:table-cell>
          <table:table-cell office:value-type="float" office:value="61.706000000000003" table:style-name="ce8">
            <text:p>61.706</text:p>
          </table:table-cell>
          <table:table-cell office:value-type="float" office:value="91.486000000000004" table:style-name="ce8">
            <text:p>91.486</text:p>
          </table:table-cell>
          <table:table-cell office:value-type="float" office:value="80.072000000000003" table:style-name="ce8">
            <text:p>80.072</text:p>
          </table:table-cell>
          <table:table-cell office:value-type="float" office:value="76.545000000000002" table:style-name="ce8">
            <text:p>76.545</text:p>
          </table:table-cell>
          <table:table-cell office:value-type="float" office:value="77.677000000000007" table:style-name="ce8">
            <text:p>77.677</text:p>
          </table:table-cell>
          <table:table-cell office:value-type="float" office:value="80.977999999999994" table:style-name="ce8">
            <text:p>80.978</text:p>
          </table:table-cell>
          <table:table-cell office:value-type="float" office:value="78.364000000000004" table:style-name="ce8">
            <text:p>78.364</text:p>
          </table:table-cell>
          <table:table-cell office:value-type="float" office:value="78.584000000000003" table:style-name="ce8">
            <text:p>78.584</text:p>
          </table:table-cell>
          <table:table-cell office:value-type="float" office:value="7.2729999999999997" table:style-name="ce8">
            <text:p>7.273</text:p>
          </table:table-cell>
          <table:table-cell office:value-type="float" office:value="13.455" table:style-name="ce8">
            <text:p>13.455</text:p>
          </table:table-cell>
          <table:table-cell office:value-type="float" office:value="37.454999999999998" table:style-name="ce8">
            <text:p>37.455</text:p>
          </table:table-cell>
          <table:table-cell office:value-type="float" office:value="41.817999999999998" table:style-name="ce8">
            <text:p>41.818</text:p>
          </table:table-cell>
          <table:table-cell office:value-type="float" office:value="95.572000000000003" table:style-name="ce8">
            <text:p>95.572</text:p>
          </table:table-cell>
          <table:table-cell office:value-type="float" office:value="78.188999999999993" table:style-name="ce8">
            <text:p>78.189</text:p>
          </table:table-cell>
          <table:table-cell office:value-type="float" office:value="76.623000000000005" table:style-name="ce8">
            <text:p>76.623</text:p>
          </table:table-cell>
          <table:table-cell office:value-type="float" office:value="13.975" table:style-name="ce8">
            <text:p>13.975</text:p>
          </table:table-cell>
          <table:table-cell office:value-type="float" office:value="20.779" table:style-name="ce8">
            <text:p>20.779</text:p>
          </table:table-cell>
          <table:table-cell office:value-type="float" office:value="12.987" table:style-name="ce8">
            <text:p>12.987</text:p>
          </table:table-cell>
          <table:table-cell office:value-type="float" office:value="14.286" table:style-name="ce8">
            <text:p>14.286</text:p>
          </table:table-cell>
          <table:table-cell office:value-type="float" office:value="12.987" table:style-name="ce8">
            <text:p>12.987</text:p>
          </table:table-cell>
          <table:table-cell office:value-type="float" office:value="27.273" table:style-name="ce8">
            <text:p>27.273</text:p>
          </table:table-cell>
          <table:table-cell office:value-type="float" office:value="0" table:style-name="ce8">
            <text:p>0</text:p>
          </table:table-cell>
          <table:table-cell office:value-type="float" office:value="32.468000000000004" table:style-name="ce8">
            <text:p>32.468</text:p>
          </table:table-cell>
          <table:table-cell office:value-type="float" office:value="7.7919999999999998" table:style-name="ce8">
            <text:p>7.792</text:p>
          </table:table-cell>
          <table:table-cell office:value-type="float" office:value="2.597" table:style-name="ce8">
            <text:p>2.597</text:p>
          </table:table-cell>
          <table:table-cell office:value-type="float" office:value="12.987" table:style-name="ce8">
            <text:p>12.987</text:p>
          </table:table-cell>
          <table:table-cell office:value-type="float" office:value="11.688000000000001" table:style-name="ce8">
            <text:p>11.688</text:p>
          </table:table-cell>
          <table:table-cell office:value-type="float" office:value="0" table:style-name="ce8">
            <text:p>0</text:p>
          </table:table-cell>
          <table:table-cell office:value-type="float" office:value="1.2989999999999999" table:style-name="ce8">
            <text:p>1.299</text:p>
          </table:table-cell>
          <table:table-cell office:value-type="float" office:value="2.597" table:style-name="ce8">
            <text:p>2.597</text:p>
          </table:table-cell>
          <table:table-cell office:value-type="float" office:value="1.2989999999999999" table:style-name="ce8">
            <text:p>1.299</text:p>
          </table:table-cell>
          <table:table-cell office:value-type="float" office:value="14.286" table:style-name="ce8">
            <text:p>14.286</text:p>
          </table:table-cell>
          <table:table-cell office:value-type="float" office:value="16.882999999999999" table:style-name="ce8">
            <text:p>16.883</text:p>
          </table:table-cell>
          <table:table-cell office:value-type="float" office:value="12.987" table:style-name="ce8">
            <text:p>12.987</text:p>
          </table:table-cell>
          <table:table-cell office:value-type="float" office:value="20.779" table:style-name="ce8">
            <text:p>20.779</text:p>
          </table:table-cell>
          <table:table-cell office:value-type="float" office:value="6.4939999999999998" table:style-name="ce8">
            <text:p>6.494</text:p>
          </table:table-cell>
          <table:table-cell office:value-type="float" office:value="10.326000000000001" table:style-name="ce8">
            <text:p>10.326</text:p>
          </table:table-cell>
          <table:table-cell office:value-type="string" table:style-name="ce8">
            <text:p>17.857</text:p>
          </table:table-cell>
          <table:table-cell office:value-type="string" table:style-name="ce8">
            <text:p>17.857</text:p>
          </table:table-cell>
          <table:table-cell office:value-type="string" table:style-name="ce8">
            <text:p>28.571</text:p>
          </table:table-cell>
          <table:table-cell office:value-type="string" table:style-name="ce8">
            <text:p>55.357</text:p>
          </table:table-cell>
          <table:table-cell office:value-type="string" table:style-name="ce8">
            <text:p>7.143</text:p>
          </table:table-cell>
          <table:table-cell office:value-type="string" table:style-name="ce8">
            <text:p>48.214</text:p>
          </table:table-cell>
          <table:table-cell office:value-type="string" table:style-name="ce8">
            <text:p>50</text:p>
          </table:table-cell>
          <table:table-cell office:value-type="string" table:style-name="ce8">
            <text:p>46.429</text:p>
          </table:table-cell>
          <table:table-cell office:value-type="string" table:style-name="ce8">
            <text:p>53.571</text:p>
          </table:table-cell>
          <table:table-cell office:value-type="string" table:style-name="ce8">
            <text:p>41.071</text:p>
          </table:table-cell>
          <table:table-cell office:value-type="string" table:style-name="ce8">
            <text:p>42.857</text:p>
          </table:table-cell>
          <table:table-cell office:value-type="string" table:style-name="ce8">
            <text:p>3.571</text:p>
          </table:table-cell>
          <table:table-cell office:value-type="string" table:style-name="ce8">
            <text:p>3.571</text:p>
          </table:table-cell>
          <table:table-cell office:value-type="string" table:style-name="ce8">
            <text:p>10.714</text:p>
          </table:table-cell>
          <table:table-cell office:value-type="string" table:style-name="ce8">
            <text:p>12.5</text:p>
          </table:table-cell>
          <table:table-cell office:value-type="string" table:style-name="ce8">
            <text:p>10.714</text:p>
          </table:table-cell>
          <table:table-cell office:value-type="string" table:style-name="ce8">
            <text:p>0</text:p>
          </table:table-cell>
          <table:table-cell office:value-type="string" table:style-name="ce8">
            <text:p>38.182</text:p>
          </table:table-cell>
          <table:table-cell office:value-type="string" table:style-name="ce8">
            <text:p>16.364</text:p>
          </table:table-cell>
          <table:table-cell office:value-type="string" table:style-name="ce8">
            <text:p>29.091</text:p>
          </table:table-cell>
          <table:table-cell office:value-type="string" table:style-name="ce8">
            <text:p>38.182</text:p>
          </table:table-cell>
          <table:table-cell office:value-type="string" table:style-name="ce8">
            <text:p>7.273</text:p>
          </table:table-cell>
          <table:table-cell office:value-type="string" table:style-name="ce8">
            <text:p>5.455</text:p>
          </table:table-cell>
          <table:table-cell office:value-type="string" table:style-name="ce8">
            <text:p>0</text:p>
          </table:table-cell>
          <table:table-cell office:value-type="string" table:style-name="ce8">
            <text:p>0</text:p>
          </table:table-cell>
          <table:table-cell office:value-type="string" table:style-name="ce8">
            <text:p>1.818</text:p>
          </table:table-cell>
          <table:table-cell office:value-type="string" table:style-name="ce8">
            <text:p>1.818</text:p>
          </table:table-cell>
          <table:table-cell office:value-type="string" table:style-name="ce8">
            <text:p>5.455</text:p>
          </table:table-cell>
          <table:table-cell office:value-type="string" table:style-name="ce8">
            <text:p>10.909</text:p>
          </table:table-cell>
          <table:table-cell office:value-type="string" table:style-name="ce8">
            <text:p>35.714</text:p>
          </table:table-cell>
          <table:table-cell office:value-type="string" table:style-name="ce8">
            <text:p>13.208</text:p>
          </table:table-cell>
          <table:table-cell office:value-type="string" table:style-name="ce8">
            <text:p>38.182</text:p>
          </table:table-cell>
          <table:table-cell office:value-type="string" table:style-name="ce8">
            <text:p>70.175</text:p>
          </table:table-cell>
          <table:table-cell office:value-type="string" table:style-name="ce8">
            <text:p>55</text:p>
          </table:table-cell>
          <table:table-cell office:value-type="float" office:value="65.153999999999996" table:style-name="ce8">
            <text:p>65.154</text:p>
          </table:table-cell>
          <table:table-cell office:value-type="float" office:value="75.317999999999998" table:style-name="ce8">
            <text:p>75.318</text:p>
          </table:table-cell>
          <table:table-cell office:value-type="float" office:value="63.521000000000001" table:style-name="ce8">
            <text:p>63.521</text:p>
          </table:table-cell>
          <table:table-cell office:value-type="float" office:value="46.363999999999997" table:style-name="ce8">
            <text:p>46.364</text:p>
          </table:table-cell>
          <table:table-cell office:value-type="float" office:value="74.182000000000002" table:style-name="ce8">
            <text:p>74.182</text:p>
          </table:table-cell>
          <table:table-cell office:value-type="float" office:value="73.953000000000003" table:style-name="ce8">
            <text:p>73.953</text:p>
          </table:table-cell>
          <table:table-cell office:value-type="float" office:value="4.9269999999999996" table:style-name="ce8">
            <text:p>4.927</text:p>
          </table:table-cell>
          <table:table-cell office:value-type="float" office:value="83.635999999999996" table:style-name="ce8">
            <text:p>83.636</text:p>
          </table:table-cell>
          <table:table-cell table:number-columns-repeated="16238"/>
        </table:table-row>
        <table:table-row table:style-name="ro9">
          <table:table-cell office:value-type="string" table:style-name="ce3">
            <text:p>H09_6: Are you currently on, or have you completed in the last 12 months, any of the following cross-Civil Service accelerated development programmes? Individual Development Programme</text:p>
          </table:table-cell>
          <table:table-cell office:value-type="string" table:style-name="ce3">
            <text:p>Individual Development Programme</text:p>
          </table:table-cell>
          <table:table-cell office:value-type="float" office:value="2090" table:style-name="ce8">
            <text:p>2090</text:p>
          </table:table-cell>
          <table:table-cell office:value-type="float" office:value="73.37" table:style-name="ce8">
            <text:p>73.37</text:p>
          </table:table-cell>
          <table:table-cell office:value-type="float" office:value="82.951999999999998" table:style-name="ce8">
            <text:p>82.952</text:p>
          </table:table-cell>
          <table:table-cell office:value-type="float" office:value="91.379000000000005" table:style-name="ce8">
            <text:p>91.379</text:p>
          </table:table-cell>
          <table:table-cell office:value-type="float" office:value="78.875" table:style-name="ce8">
            <text:p>78.875</text:p>
          </table:table-cell>
          <table:table-cell office:value-type="float" office:value="87.623999999999995" table:style-name="ce8">
            <text:p>87.624</text:p>
          </table:table-cell>
          <table:table-cell office:value-type="float" office:value="76.671000000000006" table:style-name="ce8">
            <text:p>76.671</text:p>
          </table:table-cell>
          <table:table-cell office:value-type="float" office:value="83.78" table:style-name="ce8">
            <text:p>83.78</text:p>
          </table:table-cell>
          <table:table-cell office:value-type="float" office:value="80.918999999999997" table:style-name="ce8">
            <text:p>80.919</text:p>
          </table:table-cell>
          <table:table-cell office:value-type="float" office:value="42.679000000000002" table:style-name="ce8">
            <text:p>42.679</text:p>
          </table:table-cell>
          <table:table-cell office:value-type="float" office:value="65.703000000000003" table:style-name="ce8">
            <text:p>65.703</text:p>
          </table:table-cell>
          <table:table-cell office:value-type="float" office:value="24.172999999999998" table:style-name="ce8">
            <text:p>24.173</text:p>
          </table:table-cell>
          <table:table-cell office:value-type="float" office:value="78.155000000000001" table:style-name="ce8">
            <text:p>78.155</text:p>
          </table:table-cell>
          <table:table-cell office:value-type="float" office:value="94.543000000000006" table:style-name="ce8">
            <text:p>94.543</text:p>
          </table:table-cell>
          <table:table-cell office:value-type="float" office:value="85.673000000000002" table:style-name="ce8">
            <text:p>85.673</text:p>
          </table:table-cell>
          <table:table-cell office:value-type="float" office:value="87.188000000000002" table:style-name="ce8">
            <text:p>87.188</text:p>
          </table:table-cell>
          <table:table-cell office:value-type="float" office:value="69.447999999999993" table:style-name="ce8">
            <text:p>69.448</text:p>
          </table:table-cell>
          <table:table-cell office:value-type="float" office:value="77.911000000000001" table:style-name="ce8">
            <text:p>77.911</text:p>
          </table:table-cell>
          <table:table-cell office:value-type="float" office:value="90.134" table:style-name="ce8">
            <text:p>90.134</text:p>
          </table:table-cell>
          <table:table-cell office:value-type="float" office:value="92.625" table:style-name="ce8">
            <text:p>92.625</text:p>
          </table:table-cell>
          <table:table-cell office:value-type="float" office:value="80.738" table:style-name="ce8">
            <text:p>80.738</text:p>
          </table:table-cell>
          <table:table-cell office:value-type="float" office:value="86.152000000000001" table:style-name="ce8">
            <text:p>86.152</text:p>
          </table:table-cell>
          <table:table-cell office:value-type="float" office:value="85.713999999999999" table:style-name="ce8">
            <text:p>85.714</text:p>
          </table:table-cell>
          <table:table-cell office:value-type="float" office:value="79.855999999999995" table:style-name="ce8">
            <text:p>79.856</text:p>
          </table:table-cell>
          <table:table-cell office:value-type="float" office:value="81.608999999999995" table:style-name="ce8">
            <text:p>81.609</text:p>
          </table:table-cell>
          <table:table-cell office:value-type="float" office:value="84.953999999999994" table:style-name="ce8">
            <text:p>84.954</text:p>
          </table:table-cell>
          <table:table-cell office:value-type="float" office:value="78.489000000000004" table:style-name="ce8">
            <text:p>78.489</text:p>
          </table:table-cell>
          <table:table-cell office:value-type="float" office:value="77.623000000000005" table:style-name="ce8">
            <text:p>77.623</text:p>
          </table:table-cell>
          <table:table-cell office:value-type="float" office:value="75.564999999999998" table:style-name="ce8">
            <text:p>75.565</text:p>
          </table:table-cell>
          <table:table-cell office:value-type="float" office:value="57.938000000000002" table:style-name="ce8">
            <text:p>57.938</text:p>
          </table:table-cell>
          <table:table-cell office:value-type="float" office:value="90.125" table:style-name="ce8">
            <text:p>90.125</text:p>
          </table:table-cell>
          <table:table-cell office:value-type="float" office:value="88.930999999999997" table:style-name="ce8">
            <text:p>88.931</text:p>
          </table:table-cell>
          <table:table-cell office:value-type="float" office:value="83.86" table:style-name="ce8">
            <text:p>83.86</text:p>
          </table:table-cell>
          <table:table-cell office:value-type="float" office:value="81.168999999999997" table:style-name="ce8">
            <text:p>81.169</text:p>
          </table:table-cell>
          <table:table-cell office:value-type="float" office:value="77.468999999999994" table:style-name="ce8">
            <text:p>77.469</text:p>
          </table:table-cell>
          <table:table-cell office:value-type="float" office:value="73.198999999999998" table:style-name="ce8">
            <text:p>73.199</text:p>
          </table:table-cell>
          <table:table-cell office:value-type="float" office:value="74.867999999999995" table:style-name="ce8">
            <text:p>74.868</text:p>
          </table:table-cell>
          <table:table-cell office:value-type="float" office:value="84.707999999999998" table:style-name="ce8">
            <text:p>84.708</text:p>
          </table:table-cell>
          <table:table-cell office:value-type="float" office:value="89.486000000000004" table:style-name="ce8">
            <text:p>89.486</text:p>
          </table:table-cell>
          <table:table-cell office:value-type="float" office:value="78.567999999999998" table:style-name="ce8">
            <text:p>78.568</text:p>
          </table:table-cell>
          <table:table-cell office:value-type="float" office:value="82.335999999999999" table:style-name="ce8">
            <text:p>82.336</text:p>
          </table:table-cell>
          <table:table-cell office:value-type="float" office:value="80" table:style-name="ce8">
            <text:p>80</text:p>
          </table:table-cell>
          <table:table-cell office:value-type="float" office:value="85.427000000000007" table:style-name="ce8">
            <text:p>85.427</text:p>
          </table:table-cell>
          <table:table-cell office:value-type="float" office:value="91.962999999999994" table:style-name="ce8">
            <text:p>91.963</text:p>
          </table:table-cell>
          <table:table-cell office:value-type="float" office:value="81.262" table:style-name="ce8">
            <text:p>81.262</text:p>
          </table:table-cell>
          <table:table-cell office:value-type="float" office:value="70.632999999999996" table:style-name="ce8">
            <text:p>70.633</text:p>
          </table:table-cell>
          <table:table-cell office:value-type="float" office:value="76.161000000000001" table:style-name="ce8">
            <text:p>76.161</text:p>
          </table:table-cell>
          <table:table-cell office:value-type="float" office:value="41.85" table:style-name="ce8">
            <text:p>41.85</text:p>
          </table:table-cell>
          <table:table-cell office:value-type="float" office:value="49.927999999999997" table:style-name="ce8">
            <text:p>49.928</text:p>
          </table:table-cell>
          <table:table-cell office:value-type="float" office:value="36.316000000000003" table:style-name="ce8">
            <text:p>36.316</text:p>
          </table:table-cell>
          <table:table-cell office:value-type="float" office:value="78.218999999999994" table:style-name="ce8">
            <text:p>78.219</text:p>
          </table:table-cell>
          <table:table-cell office:value-type="float" office:value="73.105999999999995" table:style-name="ce8">
            <text:p>73.106</text:p>
          </table:table-cell>
          <table:table-cell office:value-type="float" office:value="68.713999999999999" table:style-name="ce8">
            <text:p>68.714</text:p>
          </table:table-cell>
          <table:table-cell office:value-type="float" office:value="68.632999999999996" table:style-name="ce8">
            <text:p>68.633</text:p>
          </table:table-cell>
          <table:table-cell office:value-type="float" office:value="56.459000000000003" table:style-name="ce8">
            <text:p>56.459</text:p>
          </table:table-cell>
          <table:table-cell office:value-type="float" office:value="54.911000000000001" table:style-name="ce8">
            <text:p>54.911</text:p>
          </table:table-cell>
          <table:table-cell office:value-type="float" office:value="78.647000000000006" table:style-name="ce8">
            <text:p>78.647</text:p>
          </table:table-cell>
          <table:table-cell office:value-type="float" office:value="52.904000000000003" table:style-name="ce8">
            <text:p>52.904</text:p>
          </table:table-cell>
          <table:table-cell office:value-type="float" office:value="59.636000000000003" table:style-name="ce8">
            <text:p>59.636</text:p>
          </table:table-cell>
          <table:table-cell office:value-type="float" office:value="78.745999999999995" table:style-name="ce8">
            <text:p>78.746</text:p>
          </table:table-cell>
          <table:table-cell office:value-type="float" office:value="76.14" table:style-name="ce8">
            <text:p>76.14</text:p>
          </table:table-cell>
          <table:table-cell office:value-type="float" office:value="71.606999999999999" table:style-name="ce8">
            <text:p>71.607</text:p>
          </table:table-cell>
          <table:table-cell office:value-type="float" office:value="73.022999999999996" table:style-name="ce8">
            <text:p>73.023</text:p>
          </table:table-cell>
          <table:table-cell office:value-type="float" office:value="70.647000000000006" table:style-name="ce8">
            <text:p>70.647</text:p>
          </table:table-cell>
          <table:table-cell office:value-type="float" office:value="63.206000000000003" table:style-name="ce8">
            <text:p>63.206</text:p>
          </table:table-cell>
          <table:table-cell office:value-type="float" office:value="51.965000000000003" table:style-name="ce8">
            <text:p>51.965</text:p>
          </table:table-cell>
          <table:table-cell office:value-type="float" office:value="92.772000000000006" table:style-name="ce8">
            <text:p>92.772</text:p>
          </table:table-cell>
          <table:table-cell office:value-type="float" office:value="73.850999999999999" table:style-name="ce8">
            <text:p>73.851</text:p>
          </table:table-cell>
          <table:table-cell office:value-type="float" office:value="78.156999999999996" table:style-name="ce8">
            <text:p>78.157</text:p>
          </table:table-cell>
          <table:table-cell office:value-type="float" office:value="75.659000000000006" table:style-name="ce8">
            <text:p>75.659</text:p>
          </table:table-cell>
          <table:table-cell office:value-type="float" office:value="85.146000000000001" table:style-name="ce8">
            <text:p>85.146</text:p>
          </table:table-cell>
          <table:table-cell office:value-type="float" office:value="78.427999999999997" table:style-name="ce8">
            <text:p>78.428</text:p>
          </table:table-cell>
          <table:table-cell office:value-type="float" office:value="77.468999999999994" table:style-name="ce8">
            <text:p>77.469</text:p>
          </table:table-cell>
          <table:table-cell office:value-type="float" office:value="4.0369999999999999" table:style-name="ce8">
            <text:p>4.037</text:p>
          </table:table-cell>
          <table:table-cell office:value-type="float" office:value="7.9290000000000003" table:style-name="ce8">
            <text:p>7.929</text:p>
          </table:table-cell>
          <table:table-cell office:value-type="float" office:value="21.192" table:style-name="ce8">
            <text:p>21.192</text:p>
          </table:table-cell>
          <table:table-cell office:value-type="float" office:value="66.843000000000004" table:style-name="ce8">
            <text:p>66.843</text:p>
          </table:table-cell>
          <table:table-cell office:value-type="float" office:value="92.352999999999994" table:style-name="ce8">
            <text:p>92.353</text:p>
          </table:table-cell>
          <table:table-cell office:value-type="float" office:value="79.027000000000001" table:style-name="ce8">
            <text:p>79.027</text:p>
          </table:table-cell>
          <table:table-cell office:value-type="float" office:value="79.570999999999998" table:style-name="ce8">
            <text:p>79.571</text:p>
          </table:table-cell>
          <table:table-cell office:value-type="float" office:value="10.723000000000001" table:style-name="ce8">
            <text:p>10.723</text:p>
          </table:table-cell>
          <table:table-cell office:value-type="float" office:value="16.963999999999999" table:style-name="ce8">
            <text:p>16.964</text:p>
          </table:table-cell>
          <table:table-cell office:value-type="float" office:value="13.393000000000001" table:style-name="ce8">
            <text:p>13.393</text:p>
          </table:table-cell>
          <table:table-cell office:value-type="float" office:value="10.268000000000001" table:style-name="ce8">
            <text:p>10.268</text:p>
          </table:table-cell>
          <table:table-cell office:value-type="float" office:value="28.571000000000002" table:style-name="ce8">
            <text:p>28.571</text:p>
          </table:table-cell>
          <table:table-cell office:value-type="float" office:value="11.606999999999999" table:style-name="ce8">
            <text:p>11.607</text:p>
          </table:table-cell>
          <table:table-cell office:value-type="float" office:value="0" table:style-name="ce8">
            <text:p>0</text:p>
          </table:table-cell>
          <table:table-cell office:value-type="float" office:value="28.125" table:style-name="ce8">
            <text:p>28.125</text:p>
          </table:table-cell>
          <table:table-cell office:value-type="float" office:value="9.8209999999999997" table:style-name="ce8">
            <text:p>9.821</text:p>
          </table:table-cell>
          <table:table-cell office:value-type="float" office:value="0.89300000000000002" table:style-name="ce8">
            <text:p>0.893</text:p>
          </table:table-cell>
          <table:table-cell office:value-type="float" office:value="12.054" table:style-name="ce8">
            <text:p>12.054</text:p>
          </table:table-cell>
          <table:table-cell office:value-type="float" office:value="8.0359999999999996" table:style-name="ce8">
            <text:p>8.036</text:p>
          </table:table-cell>
          <table:table-cell office:value-type="float" office:value="0" table:style-name="ce8">
            <text:p>0</text:p>
          </table:table-cell>
          <table:table-cell office:value-type="float" office:value="4.4640000000000004" table:style-name="ce8">
            <text:p>4.464</text:p>
          </table:table-cell>
          <table:table-cell office:value-type="float" office:value="1.339" table:style-name="ce8">
            <text:p>1.339</text:p>
          </table:table-cell>
          <table:table-cell office:value-type="float" office:value="1.339" table:style-name="ce8">
            <text:p>1.339</text:p>
          </table:table-cell>
          <table:table-cell office:value-type="float" office:value="9.375" table:style-name="ce8">
            <text:p>9.375</text:p>
          </table:table-cell>
          <table:table-cell office:value-type="float" office:value="15.179" table:style-name="ce8">
            <text:p>15.179</text:p>
          </table:table-cell>
          <table:table-cell office:value-type="float" office:value="20.981999999999999" table:style-name="ce8">
            <text:p>20.982</text:p>
          </table:table-cell>
          <table:table-cell office:value-type="float" office:value="19.643000000000001" table:style-name="ce8">
            <text:p>19.643</text:p>
          </table:table-cell>
          <table:table-cell office:value-type="float" office:value="6.25" table:style-name="ce8">
            <text:p>6.25</text:p>
          </table:table-cell>
          <table:table-cell office:value-type="float" office:value="9.9619999999999997" table:style-name="ce8">
            <text:p>9.962</text:p>
          </table:table-cell>
          <table:table-cell office:value-type="string" table:style-name="ce8">
            <text:p>16.346</text:p>
          </table:table-cell>
          <table:table-cell office:value-type="string" table:style-name="ce8">
            <text:p>5.769</text:p>
          </table:table-cell>
          <table:table-cell office:value-type="string" table:style-name="ce8">
            <text:p>40.865</text:p>
          </table:table-cell>
          <table:table-cell office:value-type="string" table:style-name="ce8">
            <text:p>43.75</text:p>
          </table:table-cell>
          <table:table-cell office:value-type="string" table:style-name="ce8">
            <text:p>3.846</text:p>
          </table:table-cell>
          <table:table-cell office:value-type="string" table:style-name="ce8">
            <text:p>41.827</text:p>
          </table:table-cell>
          <table:table-cell office:value-type="string" table:style-name="ce8">
            <text:p>48.077</text:p>
          </table:table-cell>
          <table:table-cell office:value-type="string" table:style-name="ce8">
            <text:p>23.558</text:p>
          </table:table-cell>
          <table:table-cell office:value-type="string" table:style-name="ce8">
            <text:p>41.346</text:p>
          </table:table-cell>
          <table:table-cell office:value-type="string" table:style-name="ce8">
            <text:p>43.269</text:p>
          </table:table-cell>
          <table:table-cell office:value-type="string" table:style-name="ce8">
            <text:p>34.615</text:p>
          </table:table-cell>
          <table:table-cell office:value-type="string" table:style-name="ce8">
            <text:p>5.288</text:p>
          </table:table-cell>
          <table:table-cell office:value-type="string" table:style-name="ce8">
            <text:p>2.885</text:p>
          </table:table-cell>
          <table:table-cell office:value-type="string" table:style-name="ce8">
            <text:p>12.019</text:p>
          </table:table-cell>
          <table:table-cell office:value-type="string" table:style-name="ce8">
            <text:p>14.904</text:p>
          </table:table-cell>
          <table:table-cell office:value-type="string" table:style-name="ce8">
            <text:p>19.231</text:p>
          </table:table-cell>
          <table:table-cell office:value-type="string" table:style-name="ce8">
            <text:p>2.885</text:p>
          </table:table-cell>
          <table:table-cell office:value-type="string" table:style-name="ce8">
            <text:p>41.827</text:p>
          </table:table-cell>
          <table:table-cell office:value-type="string" table:style-name="ce8">
            <text:p>15.865</text:p>
          </table:table-cell>
          <table:table-cell office:value-type="string" table:style-name="ce8">
            <text:p>30.288</text:p>
          </table:table-cell>
          <table:table-cell office:value-type="string" table:style-name="ce8">
            <text:p>26.923</text:p>
          </table:table-cell>
          <table:table-cell office:value-type="string" table:style-name="ce8">
            <text:p>10.096</text:p>
          </table:table-cell>
          <table:table-cell office:value-type="string" table:style-name="ce8">
            <text:p>2.404</text:p>
          </table:table-cell>
          <table:table-cell office:value-type="string" table:style-name="ce8">
            <text:p>2.404</text:p>
          </table:table-cell>
          <table:table-cell office:value-type="string" table:style-name="ce8">
            <text:p>2.404</text:p>
          </table:table-cell>
          <table:table-cell office:value-type="string" table:style-name="ce8">
            <text:p>1.923</text:p>
          </table:table-cell>
          <table:table-cell office:value-type="string" table:style-name="ce8">
            <text:p>2.404</text:p>
          </table:table-cell>
          <table:table-cell office:value-type="string" table:style-name="ce8">
            <text:p>3.846</text:p>
          </table:table-cell>
          <table:table-cell office:value-type="string" table:style-name="ce8">
            <text:p>6.25</text:p>
          </table:table-cell>
          <table:table-cell office:value-type="string" table:style-name="ce8">
            <text:p>58.173</text:p>
          </table:table-cell>
          <table:table-cell office:value-type="string" table:style-name="ce8">
            <text:p>17.961</text:p>
          </table:table-cell>
          <table:table-cell office:value-type="string" table:style-name="ce8">
            <text:p>37.438</text:p>
          </table:table-cell>
          <table:table-cell office:value-type="string" table:style-name="ce8">
            <text:p>56.311</text:p>
          </table:table-cell>
          <table:table-cell office:value-type="string" table:style-name="ce8">
            <text:p>35.294</text:p>
          </table:table-cell>
          <table:table-cell office:value-type="float" office:value="66.906000000000006" table:style-name="ce8">
            <text:p>66.906</text:p>
          </table:table-cell>
          <table:table-cell office:value-type="float" office:value="75.566000000000003" table:style-name="ce8">
            <text:p>75.566</text:p>
          </table:table-cell>
          <table:table-cell office:value-type="float" office:value="64.742999999999995" table:style-name="ce8">
            <text:p>64.743</text:p>
          </table:table-cell>
          <table:table-cell office:value-type="float" office:value="48.412999999999997" table:style-name="ce8">
            <text:p>48.413</text:p>
          </table:table-cell>
          <table:table-cell office:value-type="float" office:value="77.995999999999995" table:style-name="ce8">
            <text:p>77.996</text:p>
          </table:table-cell>
          <table:table-cell office:value-type="float" office:value="75.503" table:style-name="ce8">
            <text:p>75.503</text:p>
          </table:table-cell>
          <table:table-cell office:value-type="float" office:value="4.2270000000000003" table:style-name="ce8">
            <text:p>4.227</text:p>
          </table:table-cell>
          <table:table-cell office:value-type="float" office:value="79.022999999999996" table:style-name="ce8">
            <text:p>79.023</text:p>
          </table:table-cell>
          <table:table-cell table:number-columns-repeated="16238"/>
        </table:table-row>
        <table:table-row table:style-name="ro9">
          <table:table-cell office:value-type="string" table:style-name="ce3">
            <text:p>H09_7: Are you currently on, or have you completed in the last 12 months, any of the following cross-Civil Service accelerated development programmes? Positive Action Pathway</text:p>
          </table:table-cell>
          <table:table-cell office:value-type="string" table:style-name="ce3">
            <text:p>Positive Action Pathway</text:p>
          </table:table-cell>
          <table:table-cell office:value-type="float" office:value="1092" table:style-name="ce8">
            <text:p>1092</text:p>
          </table:table-cell>
          <table:table-cell office:value-type="float" office:value="66.599000000000004" table:style-name="ce8">
            <text:p>66.599</text:p>
          </table:table-cell>
          <table:table-cell office:value-type="float" office:value="76.832999999999998" table:style-name="ce8">
            <text:p>76.833</text:p>
          </table:table-cell>
          <table:table-cell office:value-type="float" office:value="84.555000000000007" table:style-name="ce8">
            <text:p>84.555</text:p>
          </table:table-cell>
          <table:table-cell office:value-type="float" office:value="71.912000000000006" table:style-name="ce8">
            <text:p>71.912</text:p>
          </table:table-cell>
          <table:table-cell office:value-type="float" office:value="82.950999999999993" table:style-name="ce8">
            <text:p>82.951</text:p>
          </table:table-cell>
          <table:table-cell office:value-type="float" office:value="69.292000000000002" table:style-name="ce8">
            <text:p>69.292</text:p>
          </table:table-cell>
          <table:table-cell office:value-type="float" office:value="76.001000000000005" table:style-name="ce8">
            <text:p>76.001</text:p>
          </table:table-cell>
          <table:table-cell office:value-type="float" office:value="73.230999999999995" table:style-name="ce8">
            <text:p>73.231</text:p>
          </table:table-cell>
          <table:table-cell office:value-type="float" office:value="36.371000000000002" table:style-name="ce8">
            <text:p>36.371</text:p>
          </table:table-cell>
          <table:table-cell office:value-type="float" office:value="56.475000000000001" table:style-name="ce8">
            <text:p>56.475</text:p>
          </table:table-cell>
          <table:table-cell office:value-type="float" office:value="28.986000000000001" table:style-name="ce8">
            <text:p>28.986</text:p>
          </table:table-cell>
          <table:table-cell office:value-type="float" office:value="73.281999999999996" table:style-name="ce8">
            <text:p>73.282</text:p>
          </table:table-cell>
          <table:table-cell office:value-type="float" office:value="88.918999999999997" table:style-name="ce8">
            <text:p>88.919</text:p>
          </table:table-cell>
          <table:table-cell office:value-type="float" office:value="77.88" table:style-name="ce8">
            <text:p>77.88</text:p>
          </table:table-cell>
          <table:table-cell office:value-type="float" office:value="78.361000000000004" table:style-name="ce8">
            <text:p>78.361</text:p>
          </table:table-cell>
          <table:table-cell office:value-type="float" office:value="61.658999999999999" table:style-name="ce8">
            <text:p>61.659</text:p>
          </table:table-cell>
          <table:table-cell office:value-type="float" office:value="77.114000000000004" table:style-name="ce8">
            <text:p>77.114</text:p>
          </table:table-cell>
          <table:table-cell office:value-type="float" office:value="83.103999999999999" table:style-name="ce8">
            <text:p>83.104</text:p>
          </table:table-cell>
          <table:table-cell office:value-type="float" office:value="86.159000000000006" table:style-name="ce8">
            <text:p>86.159</text:p>
          </table:table-cell>
          <table:table-cell office:value-type="float" office:value="75" table:style-name="ce8">
            <text:p>75</text:p>
          </table:table-cell>
          <table:table-cell office:value-type="float" office:value="82.903999999999996" table:style-name="ce8">
            <text:p>82.904</text:p>
          </table:table-cell>
          <table:table-cell office:value-type="float" office:value="83.134" table:style-name="ce8">
            <text:p>83.134</text:p>
          </table:table-cell>
          <table:table-cell office:value-type="float" office:value="70.165999999999997" table:style-name="ce8">
            <text:p>70.166</text:p>
          </table:table-cell>
          <table:table-cell office:value-type="float" office:value="78.715999999999994" table:style-name="ce8">
            <text:p>78.716</text:p>
          </table:table-cell>
          <table:table-cell office:value-type="float" office:value="81.484999999999999" table:style-name="ce8">
            <text:p>81.485</text:p>
          </table:table-cell>
          <table:table-cell office:value-type="float" office:value="69.337000000000003" table:style-name="ce8">
            <text:p>69.337</text:p>
          </table:table-cell>
          <table:table-cell office:value-type="float" office:value="69.981999999999999" table:style-name="ce8">
            <text:p>69.982</text:p>
          </table:table-cell>
          <table:table-cell office:value-type="float" office:value="68.206999999999994" table:style-name="ce8">
            <text:p>68.207</text:p>
          </table:table-cell>
          <table:table-cell office:value-type="float" office:value="39.89" table:style-name="ce8">
            <text:p>39.89</text:p>
          </table:table-cell>
          <table:table-cell office:value-type="float" office:value="85.662000000000006" table:style-name="ce8">
            <text:p>85.662</text:p>
          </table:table-cell>
          <table:table-cell office:value-type="float" office:value="83.578000000000003" table:style-name="ce8">
            <text:p>83.578</text:p>
          </table:table-cell>
          <table:table-cell office:value-type="float" office:value="79.742999999999995" table:style-name="ce8">
            <text:p>79.743</text:p>
          </table:table-cell>
          <table:table-cell office:value-type="float" office:value="71.56" table:style-name="ce8">
            <text:p>71.56</text:p>
          </table:table-cell>
          <table:table-cell office:value-type="float" office:value="72.953000000000003" table:style-name="ce8">
            <text:p>72.953</text:p>
          </table:table-cell>
          <table:table-cell office:value-type="float" office:value="63.970999999999997" table:style-name="ce8">
            <text:p>63.971</text:p>
          </table:table-cell>
          <table:table-cell office:value-type="float" office:value="68.411000000000001" table:style-name="ce8">
            <text:p>68.411</text:p>
          </table:table-cell>
          <table:table-cell office:value-type="float" office:value="78.918000000000006" table:style-name="ce8">
            <text:p>78.918</text:p>
          </table:table-cell>
          <table:table-cell office:value-type="float" office:value="82.477000000000004" table:style-name="ce8">
            <text:p>82.477</text:p>
          </table:table-cell>
          <table:table-cell office:value-type="float" office:value="71.757000000000005" table:style-name="ce8">
            <text:p>71.757</text:p>
          </table:table-cell>
          <table:table-cell office:value-type="float" office:value="70.837000000000003" table:style-name="ce8">
            <text:p>70.837</text:p>
          </table:table-cell>
          <table:table-cell office:value-type="float" office:value="71.742999999999995" table:style-name="ce8">
            <text:p>71.743</text:p>
          </table:table-cell>
          <table:table-cell office:value-type="float" office:value="75.228999999999999" table:style-name="ce8">
            <text:p>75.229</text:p>
          </table:table-cell>
          <table:table-cell office:value-type="float" office:value="88.295000000000002" table:style-name="ce8">
            <text:p>88.295</text:p>
          </table:table-cell>
          <table:table-cell office:value-type="float" office:value="73.296999999999997" table:style-name="ce8">
            <text:p>73.297</text:p>
          </table:table-cell>
          <table:table-cell office:value-type="float" office:value="61.326000000000001" table:style-name="ce8">
            <text:p>61.326</text:p>
          </table:table-cell>
          <table:table-cell office:value-type="float" office:value="69.209999999999994" table:style-name="ce8">
            <text:p>69.21</text:p>
          </table:table-cell>
          <table:table-cell office:value-type="float" office:value="36.264000000000003" table:style-name="ce8">
            <text:p>36.264</text:p>
          </table:table-cell>
          <table:table-cell office:value-type="float" office:value="41.911999999999999" table:style-name="ce8">
            <text:p>41.912</text:p>
          </table:table-cell>
          <table:table-cell office:value-type="float" office:value="30.861000000000001" table:style-name="ce8">
            <text:p>30.861</text:p>
          </table:table-cell>
          <table:table-cell office:value-type="float" office:value="74.311999999999998" table:style-name="ce8">
            <text:p>74.312</text:p>
          </table:table-cell>
          <table:table-cell office:value-type="float" office:value="65.257000000000005" table:style-name="ce8">
            <text:p>65.257</text:p>
          </table:table-cell>
          <table:table-cell office:value-type="float" office:value="57.076999999999998" table:style-name="ce8">
            <text:p>57.077</text:p>
          </table:table-cell>
          <table:table-cell office:value-type="float" office:value="60.201999999999998" table:style-name="ce8">
            <text:p>60.202</text:p>
          </table:table-cell>
          <table:table-cell office:value-type="float" office:value="43.473999999999997" table:style-name="ce8">
            <text:p>43.474</text:p>
          </table:table-cell>
          <table:table-cell office:value-type="float" office:value="43.015000000000001" table:style-name="ce8">
            <text:p>43.015</text:p>
          </table:table-cell>
          <table:table-cell office:value-type="float" office:value="69.373000000000005" table:style-name="ce8">
            <text:p>69.373</text:p>
          </table:table-cell>
          <table:table-cell office:value-type="float" office:value="44.261000000000003" table:style-name="ce8">
            <text:p>44.261</text:p>
          </table:table-cell>
          <table:table-cell office:value-type="float" office:value="50.781999999999996" table:style-name="ce8">
            <text:p>50.782</text:p>
          </table:table-cell>
          <table:table-cell office:value-type="float" office:value="71.900999999999996" table:style-name="ce8">
            <text:p>71.901</text:p>
          </table:table-cell>
          <table:table-cell office:value-type="float" office:value="68.44" table:style-name="ce8">
            <text:p>68.44</text:p>
          </table:table-cell>
          <table:table-cell office:value-type="float" office:value="58.97" table:style-name="ce8">
            <text:p>58.97</text:p>
          </table:table-cell>
          <table:table-cell office:value-type="float" office:value="60.459000000000003" table:style-name="ce8">
            <text:p>60.459</text:p>
          </table:table-cell>
          <table:table-cell office:value-type="float" office:value="57.430999999999997" table:style-name="ce8">
            <text:p>57.431</text:p>
          </table:table-cell>
          <table:table-cell office:value-type="float" office:value="56.71" table:style-name="ce8">
            <text:p>56.71</text:p>
          </table:table-cell>
          <table:table-cell office:value-type="float" office:value="44.271000000000001" table:style-name="ce8">
            <text:p>44.271</text:p>
          </table:table-cell>
          <table:table-cell office:value-type="float" office:value="87.912000000000006" table:style-name="ce8">
            <text:p>87.912</text:p>
          </table:table-cell>
          <table:table-cell office:value-type="float" office:value="69.421000000000006" table:style-name="ce8">
            <text:p>69.421</text:p>
          </table:table-cell>
          <table:table-cell office:value-type="float" office:value="67.864000000000004" table:style-name="ce8">
            <text:p>67.864</text:p>
          </table:table-cell>
          <table:table-cell office:value-type="float" office:value="63.72" table:style-name="ce8">
            <text:p>63.72</text:p>
          </table:table-cell>
          <table:table-cell office:value-type="float" office:value="73.364000000000004" table:style-name="ce8">
            <text:p>73.364</text:p>
          </table:table-cell>
          <table:table-cell office:value-type="float" office:value="75.894000000000005" table:style-name="ce8">
            <text:p>75.894</text:p>
          </table:table-cell>
          <table:table-cell office:value-type="float" office:value="70.313000000000002" table:style-name="ce8">
            <text:p>70.313</text:p>
          </table:table-cell>
          <table:table-cell office:value-type="float" office:value="7.3460000000000001" table:style-name="ce8">
            <text:p>7.346</text:p>
          </table:table-cell>
          <table:table-cell office:value-type="float" office:value="14.233000000000001" table:style-name="ce8">
            <text:p>14.233</text:p>
          </table:table-cell>
          <table:table-cell office:value-type="float" office:value="32.14" table:style-name="ce8">
            <text:p>32.14</text:p>
          </table:table-cell>
          <table:table-cell office:value-type="float" office:value="46.280999999999999" table:style-name="ce8">
            <text:p>46.281</text:p>
          </table:table-cell>
          <table:table-cell office:value-type="float" office:value="93.284000000000006" table:style-name="ce8">
            <text:p>93.284</text:p>
          </table:table-cell>
          <table:table-cell office:value-type="float" office:value="63.494" table:style-name="ce8">
            <text:p>63.494</text:p>
          </table:table-cell>
          <table:table-cell office:value-type="float" office:value="66.141000000000005" table:style-name="ce8">
            <text:p>66.141</text:p>
          </table:table-cell>
          <table:table-cell office:value-type="float" office:value="19.082999999999998" table:style-name="ce8">
            <text:p>19.083</text:p>
          </table:table-cell>
          <table:table-cell office:value-type="float" office:value="17.788" table:style-name="ce8">
            <text:p>17.788</text:p>
          </table:table-cell>
          <table:table-cell office:value-type="float" office:value="13.462" table:style-name="ce8">
            <text:p>13.462</text:p>
          </table:table-cell>
          <table:table-cell office:value-type="float" office:value="20.192" table:style-name="ce8">
            <text:p>20.192</text:p>
          </table:table-cell>
          <table:table-cell office:value-type="float" office:value="28.364999999999998" table:style-name="ce8">
            <text:p>28.365</text:p>
          </table:table-cell>
          <table:table-cell office:value-type="float" office:value="17.788" table:style-name="ce8">
            <text:p>17.788</text:p>
          </table:table-cell>
          <table:table-cell office:value-type="float" office:value="1.4419999999999999" table:style-name="ce8">
            <text:p>1.442</text:p>
          </table:table-cell>
          <table:table-cell office:value-type="float" office:value="29.327000000000002" table:style-name="ce8">
            <text:p>29.327</text:p>
          </table:table-cell>
          <table:table-cell office:value-type="float" office:value="8.173" table:style-name="ce8">
            <text:p>8.173</text:p>
          </table:table-cell>
          <table:table-cell office:value-type="float" office:value="0.96199999999999997" table:style-name="ce8">
            <text:p>0.962</text:p>
          </table:table-cell>
          <table:table-cell office:value-type="float" office:value="15.385" table:style-name="ce8">
            <text:p>15.385</text:p>
          </table:table-cell>
          <table:table-cell office:value-type="float" office:value="6.7309999999999999" table:style-name="ce8">
            <text:p>6.731</text:p>
          </table:table-cell>
          <table:table-cell office:value-type="float" office:value="1.4419999999999999" table:style-name="ce8">
            <text:p>1.442</text:p>
          </table:table-cell>
          <table:table-cell office:value-type="float" office:value="5.2880000000000003" table:style-name="ce8">
            <text:p>5.288</text:p>
          </table:table-cell>
          <table:table-cell office:value-type="float" office:value="6.25" table:style-name="ce8">
            <text:p>6.25</text:p>
          </table:table-cell>
          <table:table-cell office:value-type="float" office:value="5.2880000000000003" table:style-name="ce8">
            <text:p>5.288</text:p>
          </table:table-cell>
          <table:table-cell office:value-type="float" office:value="8.173" table:style-name="ce8">
            <text:p>8.173</text:p>
          </table:table-cell>
          <table:table-cell office:value-type="float" office:value="12.019" table:style-name="ce8">
            <text:p>12.019</text:p>
          </table:table-cell>
          <table:table-cell office:value-type="float" office:value="18.75" table:style-name="ce8">
            <text:p>18.75</text:p>
          </table:table-cell>
          <table:table-cell office:value-type="float" office:value="14.423" table:style-name="ce8">
            <text:p>14.423</text:p>
          </table:table-cell>
          <table:table-cell office:value-type="float" office:value="7.2119999999999997" table:style-name="ce8">
            <text:p>7.212</text:p>
          </table:table-cell>
          <table:table-cell office:value-type="float" office:value="15.842000000000001" table:style-name="ce8">
            <text:p>15.842</text:p>
          </table:table-cell>
          <table:table-cell office:value-type="string" table:style-name="ce8">
            <text:p>23.077</text:p>
          </table:table-cell>
          <table:table-cell office:value-type="string" table:style-name="ce8">
            <text:p>9.467</text:p>
          </table:table-cell>
          <table:table-cell office:value-type="string" table:style-name="ce8">
            <text:p>33.136</text:p>
          </table:table-cell>
          <table:table-cell office:value-type="string" table:style-name="ce8">
            <text:p>48.521</text:p>
          </table:table-cell>
          <table:table-cell office:value-type="string" table:style-name="ce8">
            <text:p>2.367</text:p>
          </table:table-cell>
          <table:table-cell office:value-type="string" table:style-name="ce8">
            <text:p>44.97</text:p>
          </table:table-cell>
          <table:table-cell office:value-type="string" table:style-name="ce8">
            <text:p>54.438</text:p>
          </table:table-cell>
          <table:table-cell office:value-type="string" table:style-name="ce8">
            <text:p>39.645</text:p>
          </table:table-cell>
          <table:table-cell office:value-type="string" table:style-name="ce8">
            <text:p>49.704</text:p>
          </table:table-cell>
          <table:table-cell office:value-type="string" table:style-name="ce8">
            <text:p>44.379</text:p>
          </table:table-cell>
          <table:table-cell office:value-type="string" table:style-name="ce8">
            <text:p>43.787</text:p>
          </table:table-cell>
          <table:table-cell office:value-type="string" table:style-name="ce8">
            <text:p>5.325</text:p>
          </table:table-cell>
          <table:table-cell office:value-type="string" table:style-name="ce8">
            <text:p>8.876</text:p>
          </table:table-cell>
          <table:table-cell office:value-type="string" table:style-name="ce8">
            <text:p>11.243</text:p>
          </table:table-cell>
          <table:table-cell office:value-type="string" table:style-name="ce8">
            <text:p>14.201</text:p>
          </table:table-cell>
          <table:table-cell office:value-type="string" table:style-name="ce8">
            <text:p>16.568</text:p>
          </table:table-cell>
          <table:table-cell office:value-type="string" table:style-name="ce8">
            <text:p>1.775</text:p>
          </table:table-cell>
          <table:table-cell office:value-type="string" table:style-name="ce8">
            <text:p>37.427</text:p>
          </table:table-cell>
          <table:table-cell office:value-type="string" table:style-name="ce8">
            <text:p>15.789</text:p>
          </table:table-cell>
          <table:table-cell office:value-type="string" table:style-name="ce8">
            <text:p>34.503</text:p>
          </table:table-cell>
          <table:table-cell office:value-type="string" table:style-name="ce8">
            <text:p>32.749</text:p>
          </table:table-cell>
          <table:table-cell office:value-type="string" table:style-name="ce8">
            <text:p>5.848</text:p>
          </table:table-cell>
          <table:table-cell office:value-type="string" table:style-name="ce8">
            <text:p>7.018</text:p>
          </table:table-cell>
          <table:table-cell office:value-type="string" table:style-name="ce8">
            <text:p>4.094</text:p>
          </table:table-cell>
          <table:table-cell office:value-type="string" table:style-name="ce8">
            <text:p>2.924</text:p>
          </table:table-cell>
          <table:table-cell office:value-type="string" table:style-name="ce8">
            <text:p>1.17</text:p>
          </table:table-cell>
          <table:table-cell office:value-type="string" table:style-name="ce8">
            <text:p>1.754</text:p>
          </table:table-cell>
          <table:table-cell office:value-type="string" table:style-name="ce8">
            <text:p>5.263</text:p>
          </table:table-cell>
          <table:table-cell office:value-type="string" table:style-name="ce8">
            <text:p>6.433</text:p>
          </table:table-cell>
          <table:table-cell office:value-type="string" table:style-name="ce8">
            <text:p>47.093</text:p>
          </table:table-cell>
          <table:table-cell office:value-type="string" table:style-name="ce8">
            <text:p>9.942</text:p>
          </table:table-cell>
          <table:table-cell office:value-type="string" table:style-name="ce8">
            <text:p>37.572</text:p>
          </table:table-cell>
          <table:table-cell office:value-type="string" table:style-name="ce8">
            <text:p>60.116</text:p>
          </table:table-cell>
          <table:table-cell office:value-type="string" table:style-name="ce8">
            <text:p>53.75</text:p>
          </table:table-cell>
          <table:table-cell office:value-type="float" office:value="57.497999999999998" table:style-name="ce8">
            <text:p>57.498</text:p>
          </table:table-cell>
          <table:table-cell office:value-type="float" office:value="64.266000000000005" table:style-name="ce8">
            <text:p>64.266</text:p>
          </table:table-cell>
          <table:table-cell office:value-type="float" office:value="55.258000000000003" table:style-name="ce8">
            <text:p>55.258</text:p>
          </table:table-cell>
          <table:table-cell office:value-type="float" office:value="39.576000000000001" table:style-name="ce8">
            <text:p>39.576</text:p>
          </table:table-cell>
          <table:table-cell office:value-type="float" office:value="68.503" table:style-name="ce8">
            <text:p>68.503</text:p>
          </table:table-cell>
          <table:table-cell office:value-type="float" office:value="71.849000000000004" table:style-name="ce8">
            <text:p>71.849</text:p>
          </table:table-cell>
          <table:table-cell office:value-type="float" office:value="8.2799999999999994" table:style-name="ce8">
            <text:p>8.28</text:p>
          </table:table-cell>
          <table:table-cell office:value-type="float" office:value="73.228999999999999" table:style-name="ce8">
            <text:p>73.229</text:p>
          </table:table-cell>
          <table:table-cell table:number-columns-repeated="16238"/>
        </table:table-row>
        <table:table-row table:style-name="ro9">
          <table:table-cell office:value-type="string" table:style-name="ce3">
            <text:p>H09_8: Are you currently on, or have you completed in the last 12 months, any of the following cross-Civil Service accelerated development programmes? Not applicable</text:p>
          </table:table-cell>
          <table:table-cell office:value-type="string" table:style-name="ce3">
            <text:p>Not applicable</text:p>
          </table:table-cell>
          <table:table-cell office:value-type="float" office:value="281231" table:style-name="ce8">
            <text:p>281231</text:p>
          </table:table-cell>
          <table:table-cell office:value-type="float" office:value="63.356000000000002" table:style-name="ce8">
            <text:p>63.356</text:p>
          </table:table-cell>
          <table:table-cell office:value-type="float" office:value="76.438000000000002" table:style-name="ce8">
            <text:p>76.438</text:p>
          </table:table-cell>
          <table:table-cell office:value-type="float" office:value="82.963999999999999" table:style-name="ce8">
            <text:p>82.964</text:p>
          </table:table-cell>
          <table:table-cell office:value-type="float" office:value="71.655000000000001" table:style-name="ce8">
            <text:p>71.655</text:p>
          </table:table-cell>
          <table:table-cell office:value-type="float" office:value="82.662999999999997" table:style-name="ce8">
            <text:p>82.663</text:p>
          </table:table-cell>
          <table:table-cell office:value-type="float" office:value="55.698" table:style-name="ce8">
            <text:p>55.698</text:p>
          </table:table-cell>
          <table:table-cell office:value-type="float" office:value="79.099999999999994" table:style-name="ce8">
            <text:p>79.1</text:p>
          </table:table-cell>
          <table:table-cell office:value-type="float" office:value="73.894999999999996" table:style-name="ce8">
            <text:p>73.895</text:p>
          </table:table-cell>
          <table:table-cell office:value-type="float" office:value="36.378999999999998" table:style-name="ce8">
            <text:p>36.379</text:p>
          </table:table-cell>
          <table:table-cell office:value-type="float" office:value="52.189" table:style-name="ce8">
            <text:p>52.189</text:p>
          </table:table-cell>
          <table:table-cell office:value-type="float" office:value="28.097999999999999" table:style-name="ce8">
            <text:p>28.098</text:p>
          </table:table-cell>
          <table:table-cell office:value-type="float" office:value="73.266000000000005" table:style-name="ce8">
            <text:p>73.266</text:p>
          </table:table-cell>
          <table:table-cell office:value-type="float" office:value="89.698999999999998" table:style-name="ce8">
            <text:p>89.699</text:p>
          </table:table-cell>
          <table:table-cell office:value-type="float" office:value="83.284999999999997" table:style-name="ce8">
            <text:p>83.285</text:p>
          </table:table-cell>
          <table:table-cell office:value-type="float" office:value="78.358000000000004" table:style-name="ce8">
            <text:p>78.358</text:p>
          </table:table-cell>
          <table:table-cell office:value-type="float" office:value="57.814999999999998" table:style-name="ce8">
            <text:p>57.815</text:p>
          </table:table-cell>
          <table:table-cell office:value-type="float" office:value="72.992000000000004" table:style-name="ce8">
            <text:p>72.992</text:p>
          </table:table-cell>
          <table:table-cell office:value-type="float" office:value="81.438999999999993" table:style-name="ce8">
            <text:p>81.439</text:p>
          </table:table-cell>
          <table:table-cell office:value-type="float" office:value="84.486999999999995" table:style-name="ce8">
            <text:p>84.487</text:p>
          </table:table-cell>
          <table:table-cell office:value-type="float" office:value="73.611999999999995" table:style-name="ce8">
            <text:p>73.612</text:p>
          </table:table-cell>
          <table:table-cell office:value-type="float" office:value="85.326999999999998" table:style-name="ce8">
            <text:p>85.327</text:p>
          </table:table-cell>
          <table:table-cell office:value-type="float" office:value="82.108000000000004" table:style-name="ce8">
            <text:p>82.108</text:p>
          </table:table-cell>
          <table:table-cell office:value-type="float" office:value="68.509" table:style-name="ce8">
            <text:p>68.509</text:p>
          </table:table-cell>
          <table:table-cell office:value-type="float" office:value="77.876000000000005" table:style-name="ce8">
            <text:p>77.876</text:p>
          </table:table-cell>
          <table:table-cell office:value-type="float" office:value="81.363" table:style-name="ce8">
            <text:p>81.363</text:p>
          </table:table-cell>
          <table:table-cell office:value-type="float" office:value="69.564999999999998" table:style-name="ce8">
            <text:p>69.565</text:p>
          </table:table-cell>
          <table:table-cell office:value-type="float" office:value="65.936000000000007" table:style-name="ce8">
            <text:p>65.936</text:p>
          </table:table-cell>
          <table:table-cell office:value-type="float" office:value="69.736999999999995" table:style-name="ce8">
            <text:p>69.737</text:p>
          </table:table-cell>
          <table:table-cell office:value-type="float" office:value="42.457999999999998" table:style-name="ce8">
            <text:p>42.458</text:p>
          </table:table-cell>
          <table:table-cell office:value-type="float" office:value="87.350999999999999" table:style-name="ce8">
            <text:p>87.351</text:p>
          </table:table-cell>
          <table:table-cell office:value-type="float" office:value="84.233000000000004" table:style-name="ce8">
            <text:p>84.233</text:p>
          </table:table-cell>
          <table:table-cell office:value-type="float" office:value="76.408000000000001" table:style-name="ce8">
            <text:p>76.408</text:p>
          </table:table-cell>
          <table:table-cell office:value-type="float" office:value="66.37" table:style-name="ce8">
            <text:p>66.37</text:p>
          </table:table-cell>
          <table:table-cell office:value-type="float" office:value="50.991" table:style-name="ce8">
            <text:p>50.991</text:p>
          </table:table-cell>
          <table:table-cell office:value-type="float" office:value="56.637" table:style-name="ce8">
            <text:p>56.637</text:p>
          </table:table-cell>
          <table:table-cell office:value-type="float" office:value="48.776000000000003" table:style-name="ce8">
            <text:p>48.776</text:p>
          </table:table-cell>
          <table:table-cell office:value-type="float" office:value="81.472999999999999" table:style-name="ce8">
            <text:p>81.473</text:p>
          </table:table-cell>
          <table:table-cell office:value-type="float" office:value="87.117000000000004" table:style-name="ce8">
            <text:p>87.117</text:p>
          </table:table-cell>
          <table:table-cell office:value-type="float" office:value="70.09" table:style-name="ce8">
            <text:p>70.09</text:p>
          </table:table-cell>
          <table:table-cell office:value-type="float" office:value="77.707999999999998" table:style-name="ce8">
            <text:p>77.708</text:p>
          </table:table-cell>
          <table:table-cell office:value-type="float" office:value="70.058999999999997" table:style-name="ce8">
            <text:p>70.059</text:p>
          </table:table-cell>
          <table:table-cell office:value-type="float" office:value="77.858000000000004" table:style-name="ce8">
            <text:p>77.858</text:p>
          </table:table-cell>
          <table:table-cell office:value-type="float" office:value="87.287999999999997" table:style-name="ce8">
            <text:p>87.288</text:p>
          </table:table-cell>
          <table:table-cell office:value-type="float" office:value="72.331999999999994" table:style-name="ce8">
            <text:p>72.332</text:p>
          </table:table-cell>
          <table:table-cell office:value-type="float" office:value="64.245000000000005" table:style-name="ce8">
            <text:p>64.245</text:p>
          </table:table-cell>
          <table:table-cell office:value-type="float" office:value="71.572999999999993" table:style-name="ce8">
            <text:p>71.573</text:p>
          </table:table-cell>
          <table:table-cell office:value-type="float" office:value="35.899000000000001" table:style-name="ce8">
            <text:p>35.899</text:p>
          </table:table-cell>
          <table:table-cell office:value-type="float" office:value="42.37" table:style-name="ce8">
            <text:p>42.37</text:p>
          </table:table-cell>
          <table:table-cell office:value-type="float" office:value="30.882999999999999" table:style-name="ce8">
            <text:p>30.883</text:p>
          </table:table-cell>
          <table:table-cell office:value-type="float" office:value="68.317999999999998" table:style-name="ce8">
            <text:p>68.318</text:p>
          </table:table-cell>
          <table:table-cell office:value-type="float" office:value="62.968000000000004" table:style-name="ce8">
            <text:p>62.968</text:p>
          </table:table-cell>
          <table:table-cell office:value-type="float" office:value="54.203000000000003" table:style-name="ce8">
            <text:p>54.203</text:p>
          </table:table-cell>
          <table:table-cell office:value-type="float" office:value="54.896999999999998" table:style-name="ce8">
            <text:p>54.897</text:p>
          </table:table-cell>
          <table:table-cell office:value-type="float" office:value="39.735999999999997" table:style-name="ce8">
            <text:p>39.736</text:p>
          </table:table-cell>
          <table:table-cell office:value-type="float" office:value="36.218000000000004" table:style-name="ce8">
            <text:p>36.218</text:p>
          </table:table-cell>
          <table:table-cell office:value-type="float" office:value="65.733000000000004" table:style-name="ce8">
            <text:p>65.733</text:p>
          </table:table-cell>
          <table:table-cell office:value-type="float" office:value="38.54" table:style-name="ce8">
            <text:p>38.54</text:p>
          </table:table-cell>
          <table:table-cell office:value-type="float" office:value="49.070999999999998" table:style-name="ce8">
            <text:p>49.071</text:p>
          </table:table-cell>
          <table:table-cell office:value-type="float" office:value="63.136000000000003" table:style-name="ce8">
            <text:p>63.136</text:p>
          </table:table-cell>
          <table:table-cell office:value-type="float" office:value="60.146000000000001" table:style-name="ce8">
            <text:p>60.146</text:p>
          </table:table-cell>
          <table:table-cell office:value-type="float" office:value="54.076000000000001" table:style-name="ce8">
            <text:p>54.076</text:p>
          </table:table-cell>
          <table:table-cell office:value-type="float" office:value="54.234999999999999" table:style-name="ce8">
            <text:p>54.235</text:p>
          </table:table-cell>
          <table:table-cell office:value-type="float" office:value="51.347000000000001" table:style-name="ce8">
            <text:p>51.347</text:p>
          </table:table-cell>
          <table:table-cell office:value-type="float" office:value="49.173999999999999" table:style-name="ce8">
            <text:p>49.174</text:p>
          </table:table-cell>
          <table:table-cell office:value-type="float" office:value="37.273000000000003" table:style-name="ce8">
            <text:p>37.273</text:p>
          </table:table-cell>
          <table:table-cell office:value-type="float" office:value="89.534000000000006" table:style-name="ce8">
            <text:p>89.534</text:p>
          </table:table-cell>
          <table:table-cell office:value-type="float" office:value="68.542000000000002" table:style-name="ce8">
            <text:p>68.542</text:p>
          </table:table-cell>
          <table:table-cell office:value-type="float" office:value="69.665000000000006" table:style-name="ce8">
            <text:p>69.665</text:p>
          </table:table-cell>
          <table:table-cell office:value-type="float" office:value="69.046999999999997" table:style-name="ce8">
            <text:p>69.047</text:p>
          </table:table-cell>
          <table:table-cell office:value-type="float" office:value="79.167000000000002" table:style-name="ce8">
            <text:p>79.167</text:p>
          </table:table-cell>
          <table:table-cell office:value-type="float" office:value="59.563000000000002" table:style-name="ce8">
            <text:p>59.563</text:p>
          </table:table-cell>
          <table:table-cell office:value-type="float" office:value="70.045000000000002" table:style-name="ce8">
            <text:p>70.045</text:p>
          </table:table-cell>
          <table:table-cell office:value-type="float" office:value="6.34" table:style-name="ce8">
            <text:p>6.34</text:p>
          </table:table-cell>
          <table:table-cell office:value-type="float" office:value="10.615" table:style-name="ce8">
            <text:p>10.615</text:p>
          </table:table-cell>
          <table:table-cell office:value-type="float" office:value="27.504000000000001" table:style-name="ce8">
            <text:p>27.504</text:p>
          </table:table-cell>
          <table:table-cell office:value-type="float" office:value="55.54" table:style-name="ce8">
            <text:p>55.54</text:p>
          </table:table-cell>
          <table:table-cell office:value-type="float" office:value="90.998000000000005" table:style-name="ce8">
            <text:p>90.998</text:p>
          </table:table-cell>
          <table:table-cell office:value-type="float" office:value="68.997" table:style-name="ce8">
            <text:p>68.997</text:p>
          </table:table-cell>
          <table:table-cell office:value-type="float" office:value="71.867999999999995" table:style-name="ce8">
            <text:p>71.868</text:p>
          </table:table-cell>
          <table:table-cell office:value-type="float" office:value="9.9610000000000003" table:style-name="ce8">
            <text:p>9.961</text:p>
          </table:table-cell>
          <table:table-cell office:value-type="float" office:value="16.184000000000001" table:style-name="ce8">
            <text:p>16.184</text:p>
          </table:table-cell>
          <table:table-cell office:value-type="float" office:value="13.362" table:style-name="ce8">
            <text:p>13.362</text:p>
          </table:table-cell>
          <table:table-cell office:value-type="float" office:value="14.369" table:style-name="ce8">
            <text:p>14.369</text:p>
          </table:table-cell>
          <table:table-cell office:value-type="float" office:value="11.853999999999999" table:style-name="ce8">
            <text:p>11.854</text:p>
          </table:table-cell>
          <table:table-cell office:value-type="float" office:value="13.753" table:style-name="ce8">
            <text:p>13.753</text:p>
          </table:table-cell>
          <table:table-cell office:value-type="float" office:value="0.34399999999999997" table:style-name="ce8">
            <text:p>0.344</text:p>
          </table:table-cell>
          <table:table-cell office:value-type="float" office:value="22.831" table:style-name="ce8">
            <text:p>22.831</text:p>
          </table:table-cell>
          <table:table-cell office:value-type="float" office:value="3.3090000000000002" table:style-name="ce8">
            <text:p>3.309</text:p>
          </table:table-cell>
          <table:table-cell office:value-type="float" office:value="1.579" table:style-name="ce8">
            <text:p>1.579</text:p>
          </table:table-cell>
          <table:table-cell office:value-type="float" office:value="13.452" table:style-name="ce8">
            <text:p>13.452</text:p>
          </table:table-cell>
          <table:table-cell office:value-type="float" office:value="10.286" table:style-name="ce8">
            <text:p>10.286</text:p>
          </table:table-cell>
          <table:table-cell office:value-type="float" office:value="1.5760000000000001" table:style-name="ce8">
            <text:p>1.576</text:p>
          </table:table-cell>
          <table:table-cell office:value-type="float" office:value="2.9940000000000002" table:style-name="ce8">
            <text:p>2.994</text:p>
          </table:table-cell>
          <table:table-cell office:value-type="float" office:value="3.0049999999999999" table:style-name="ce8">
            <text:p>3.005</text:p>
          </table:table-cell>
          <table:table-cell office:value-type="float" office:value="2.2309999999999999" table:style-name="ce8">
            <text:p>2.231</text:p>
          </table:table-cell>
          <table:table-cell office:value-type="float" office:value="5.3179999999999996" table:style-name="ce8">
            <text:p>5.318</text:p>
          </table:table-cell>
          <table:table-cell office:value-type="float" office:value="17.623999999999999" table:style-name="ce8">
            <text:p>17.624</text:p>
          </table:table-cell>
          <table:table-cell office:value-type="float" office:value="19.489999999999998" table:style-name="ce8">
            <text:p>19.49</text:p>
          </table:table-cell>
          <table:table-cell office:value-type="float" office:value="19.683" table:style-name="ce8">
            <text:p>19.683</text:p>
          </table:table-cell>
          <table:table-cell office:value-type="float" office:value="9.4659999999999993" table:style-name="ce8">
            <text:p>9.466</text:p>
          </table:table-cell>
          <table:table-cell office:value-type="float" office:value="8.7409999999999997" table:style-name="ce8">
            <text:p>8.741</text:p>
          </table:table-cell>
          <table:table-cell office:value-type="string" table:style-name="ce8">
            <text:p>10.129</text:p>
          </table:table-cell>
          <table:table-cell office:value-type="string" table:style-name="ce8">
            <text:p>4.048</text:p>
          </table:table-cell>
          <table:table-cell office:value-type="string" table:style-name="ce8">
            <text:p>25.772</text:p>
          </table:table-cell>
          <table:table-cell office:value-type="string" table:style-name="ce8">
            <text:p>37.804</text:p>
          </table:table-cell>
          <table:table-cell office:value-type="string" table:style-name="ce8">
            <text:p>0.706</text:p>
          </table:table-cell>
          <table:table-cell office:value-type="string" table:style-name="ce8">
            <text:p>37.693</text:p>
          </table:table-cell>
          <table:table-cell office:value-type="string" table:style-name="ce8">
            <text:p>44.562</text:p>
          </table:table-cell>
          <table:table-cell office:value-type="string" table:style-name="ce8">
            <text:p>24.552</text:p>
          </table:table-cell>
          <table:table-cell office:value-type="string" table:style-name="ce8">
            <text:p>38.971</text:p>
          </table:table-cell>
          <table:table-cell office:value-type="string" table:style-name="ce8">
            <text:p>36.167</text:p>
          </table:table-cell>
          <table:table-cell office:value-type="string" table:style-name="ce8">
            <text:p>25.128</text:p>
          </table:table-cell>
          <table:table-cell office:value-type="string" table:style-name="ce8">
            <text:p>3.016</text:p>
          </table:table-cell>
          <table:table-cell office:value-type="string" table:style-name="ce8">
            <text:p>4.673</text:p>
          </table:table-cell>
          <table:table-cell office:value-type="string" table:style-name="ce8">
            <text:p>9.105</text:p>
          </table:table-cell>
          <table:table-cell office:value-type="string" table:style-name="ce8">
            <text:p>11.721</text:p>
          </table:table-cell>
          <table:table-cell office:value-type="string" table:style-name="ce8">
            <text:p>15.945</text:p>
          </table:table-cell>
          <table:table-cell office:value-type="string" table:style-name="ce8">
            <text:p>3.767</text:p>
          </table:table-cell>
          <table:table-cell office:value-type="string" table:style-name="ce8">
            <text:p>39.96</text:p>
          </table:table-cell>
          <table:table-cell office:value-type="string" table:style-name="ce8">
            <text:p>9.502</text:p>
          </table:table-cell>
          <table:table-cell office:value-type="string" table:style-name="ce8">
            <text:p>32.281</text:p>
          </table:table-cell>
          <table:table-cell office:value-type="string" table:style-name="ce8">
            <text:p>27.362</text:p>
          </table:table-cell>
          <table:table-cell office:value-type="string" table:style-name="ce8">
            <text:p>4.616</text:p>
          </table:table-cell>
          <table:table-cell office:value-type="string" table:style-name="ce8">
            <text:p>1.79</text:p>
          </table:table-cell>
          <table:table-cell office:value-type="string" table:style-name="ce8">
            <text:p>1.102</text:p>
          </table:table-cell>
          <table:table-cell office:value-type="string" table:style-name="ce8">
            <text:p>1.745</text:p>
          </table:table-cell>
          <table:table-cell office:value-type="string" table:style-name="ce8">
            <text:p>1.982</text:p>
          </table:table-cell>
          <table:table-cell office:value-type="string" table:style-name="ce8">
            <text:p>1.233</text:p>
          </table:table-cell>
          <table:table-cell office:value-type="string" table:style-name="ce8">
            <text:p>2.642</text:p>
          </table:table-cell>
          <table:table-cell office:value-type="string" table:style-name="ce8">
            <text:p>10.64</text:p>
          </table:table-cell>
          <table:table-cell office:value-type="string" table:style-name="ce8">
            <text:p>40.276</text:p>
          </table:table-cell>
          <table:table-cell office:value-type="string" table:style-name="ce8">
            <text:p>14.439</text:p>
          </table:table-cell>
          <table:table-cell office:value-type="string" table:style-name="ce8">
            <text:p>39.078</text:p>
          </table:table-cell>
          <table:table-cell office:value-type="string" table:style-name="ce8">
            <text:p>61.583</text:p>
          </table:table-cell>
          <table:table-cell office:value-type="string" table:style-name="ce8">
            <text:p>34.575</text:p>
          </table:table-cell>
          <table:table-cell office:value-type="float" office:value="58.758000000000003" table:style-name="ce8">
            <text:p>58.758</text:p>
          </table:table-cell>
          <table:table-cell office:value-type="float" office:value="66.427999999999997" table:style-name="ce8">
            <text:p>66.428</text:p>
          </table:table-cell>
          <table:table-cell office:value-type="float" office:value="56.835999999999999" table:style-name="ce8">
            <text:p>56.836</text:p>
          </table:table-cell>
          <table:table-cell office:value-type="float" office:value="44.515999999999998" table:style-name="ce8">
            <text:p>44.516</text:p>
          </table:table-cell>
          <table:table-cell office:value-type="float" office:value="68.739000000000004" table:style-name="ce8">
            <text:p>68.739</text:p>
          </table:table-cell>
          <table:table-cell office:value-type="float" office:value="69.814999999999998" table:style-name="ce8">
            <text:p>69.815</text:p>
          </table:table-cell>
          <table:table-cell office:value-type="float" office:value="5.6689999999999996" table:style-name="ce8">
            <text:p>5.669</text:p>
          </table:table-cell>
          <table:table-cell office:value-type="float" office:value="75.614000000000004" table:style-name="ce8">
            <text:p>75.614</text:p>
          </table:table-cell>
          <table:table-cell table:number-columns-repeated="16238"/>
        </table:table-row>
        <table:table-row table:style-name="ro3">
          <table:table-cell office:value-type="string" table:style-name="ce3">
            <text:p>J1A: Gender categorisation (derived from J01/J01A)</text:p>
          </table:table-cell>
          <table:table-cell office:value-type="string" table:style-name="ce3">
            <text:p>Male</text:p>
          </table:table-cell>
          <table:table-cell office:value-type="float" office:value="130549" table:style-name="ce8">
            <text:p>130549</text:p>
          </table:table-cell>
          <table:table-cell office:value-type="float" office:value="63.917000000000002" table:style-name="ce8">
            <text:p>63.917</text:p>
          </table:table-cell>
          <table:table-cell office:value-type="float" office:value="78.379000000000005" table:style-name="ce8">
            <text:p>78.379</text:p>
          </table:table-cell>
          <table:table-cell office:value-type="float" office:value="82.070999999999998" table:style-name="ce8">
            <text:p>82.071</text:p>
          </table:table-cell>
          <table:table-cell office:value-type="float" office:value="74.206999999999994" table:style-name="ce8">
            <text:p>74.207</text:p>
          </table:table-cell>
          <table:table-cell office:value-type="float" office:value="83.884" table:style-name="ce8">
            <text:p>83.884</text:p>
          </table:table-cell>
          <table:table-cell office:value-type="float" office:value="57.05" table:style-name="ce8">
            <text:p>57.05</text:p>
          </table:table-cell>
          <table:table-cell office:value-type="float" office:value="81.635000000000005" table:style-name="ce8">
            <text:p>81.635</text:p>
          </table:table-cell>
          <table:table-cell office:value-type="float" office:value="74.578999999999994" table:style-name="ce8">
            <text:p>74.579</text:p>
          </table:table-cell>
          <table:table-cell office:value-type="float" office:value="35.558" table:style-name="ce8">
            <text:p>35.558</text:p>
          </table:table-cell>
          <table:table-cell office:value-type="float" office:value="53.581000000000003" table:style-name="ce8">
            <text:p>53.581</text:p>
          </table:table-cell>
          <table:table-cell office:value-type="float" office:value="26.448" table:style-name="ce8">
            <text:p>26.448</text:p>
          </table:table-cell>
          <table:table-cell office:value-type="float" office:value="73.69" table:style-name="ce8">
            <text:p>73.69</text:p>
          </table:table-cell>
          <table:table-cell office:value-type="float" office:value="90.019000000000005" table:style-name="ce8">
            <text:p>90.019</text:p>
          </table:table-cell>
          <table:table-cell office:value-type="float" office:value="84.078000000000003" table:style-name="ce8">
            <text:p>84.078</text:p>
          </table:table-cell>
          <table:table-cell office:value-type="float" office:value="79.146000000000001" table:style-name="ce8">
            <text:p>79.146</text:p>
          </table:table-cell>
          <table:table-cell office:value-type="float" office:value="62.436" table:style-name="ce8">
            <text:p>62.436</text:p>
          </table:table-cell>
          <table:table-cell office:value-type="float" office:value="76.177000000000007" table:style-name="ce8">
            <text:p>76.177</text:p>
          </table:table-cell>
          <table:table-cell office:value-type="float" office:value="79.792000000000002" table:style-name="ce8">
            <text:p>79.792</text:p>
          </table:table-cell>
          <table:table-cell office:value-type="float" office:value="84.347999999999999" table:style-name="ce8">
            <text:p>84.348</text:p>
          </table:table-cell>
          <table:table-cell office:value-type="float" office:value="76.207999999999998" table:style-name="ce8">
            <text:p>76.208</text:p>
          </table:table-cell>
          <table:table-cell office:value-type="float" office:value="87.135999999999996" table:style-name="ce8">
            <text:p>87.136</text:p>
          </table:table-cell>
          <table:table-cell office:value-type="float" office:value="84.852999999999994" table:style-name="ce8">
            <text:p>84.853</text:p>
          </table:table-cell>
          <table:table-cell office:value-type="float" office:value="70.272999999999996" table:style-name="ce8">
            <text:p>70.273</text:p>
          </table:table-cell>
          <table:table-cell office:value-type="float" office:value="81.150000000000006" table:style-name="ce8">
            <text:p>81.15</text:p>
          </table:table-cell>
          <table:table-cell office:value-type="float" office:value="83.561000000000007" table:style-name="ce8">
            <text:p>83.561</text:p>
          </table:table-cell>
          <table:table-cell office:value-type="float" office:value="71.509" table:style-name="ce8">
            <text:p>71.509</text:p>
          </table:table-cell>
          <table:table-cell office:value-type="float" office:value="68.037000000000006" table:style-name="ce8">
            <text:p>68.037</text:p>
          </table:table-cell>
          <table:table-cell office:value-type="float" office:value="72.677999999999997" table:style-name="ce8">
            <text:p>72.678</text:p>
          </table:table-cell>
          <table:table-cell office:value-type="float" office:value="46.598999999999997" table:style-name="ce8">
            <text:p>46.599</text:p>
          </table:table-cell>
          <table:table-cell office:value-type="float" office:value="88.495000000000005" table:style-name="ce8">
            <text:p>88.495</text:p>
          </table:table-cell>
          <table:table-cell office:value-type="float" office:value="85.394999999999996" table:style-name="ce8">
            <text:p>85.395</text:p>
          </table:table-cell>
          <table:table-cell office:value-type="float" office:value="77.766999999999996" table:style-name="ce8">
            <text:p>77.767</text:p>
          </table:table-cell>
          <table:table-cell office:value-type="float" office:value="65.849999999999994" table:style-name="ce8">
            <text:p>65.85</text:p>
          </table:table-cell>
          <table:table-cell office:value-type="float" office:value="51.850999999999999" table:style-name="ce8">
            <text:p>51.851</text:p>
          </table:table-cell>
          <table:table-cell office:value-type="float" office:value="58.469000000000001" table:style-name="ce8">
            <text:p>58.469</text:p>
          </table:table-cell>
          <table:table-cell office:value-type="float" office:value="52.000999999999998" table:style-name="ce8">
            <text:p>52.001</text:p>
          </table:table-cell>
          <table:table-cell office:value-type="float" office:value="84.396000000000001" table:style-name="ce8">
            <text:p>84.396</text:p>
          </table:table-cell>
          <table:table-cell office:value-type="float" office:value="89.186999999999998" table:style-name="ce8">
            <text:p>89.187</text:p>
          </table:table-cell>
          <table:table-cell office:value-type="float" office:value="73.263999999999996" table:style-name="ce8">
            <text:p>73.264</text:p>
          </table:table-cell>
          <table:table-cell office:value-type="float" office:value="79.683000000000007" table:style-name="ce8">
            <text:p>79.683</text:p>
          </table:table-cell>
          <table:table-cell office:value-type="float" office:value="71.700999999999993" table:style-name="ce8">
            <text:p>71.701</text:p>
          </table:table-cell>
          <table:table-cell office:value-type="float" office:value="78.296999999999997" table:style-name="ce8">
            <text:p>78.297</text:p>
          </table:table-cell>
          <table:table-cell office:value-type="float" office:value="88.265000000000001" table:style-name="ce8">
            <text:p>88.265</text:p>
          </table:table-cell>
          <table:table-cell office:value-type="float" office:value="72.105999999999995" table:style-name="ce8">
            <text:p>72.106</text:p>
          </table:table-cell>
          <table:table-cell office:value-type="float" office:value="65.241" table:style-name="ce8">
            <text:p>65.241</text:p>
          </table:table-cell>
          <table:table-cell office:value-type="float" office:value="71.846000000000004" table:style-name="ce8">
            <text:p>71.846</text:p>
          </table:table-cell>
          <table:table-cell office:value-type="float" office:value="36.009" table:style-name="ce8">
            <text:p>36.009</text:p>
          </table:table-cell>
          <table:table-cell office:value-type="float" office:value="41.151000000000003" table:style-name="ce8">
            <text:p>41.151</text:p>
          </table:table-cell>
          <table:table-cell office:value-type="float" office:value="29.509" table:style-name="ce8">
            <text:p>29.509</text:p>
          </table:table-cell>
          <table:table-cell office:value-type="float" office:value="68.299000000000007" table:style-name="ce8">
            <text:p>68.299</text:p>
          </table:table-cell>
          <table:table-cell office:value-type="float" office:value="64.778000000000006" table:style-name="ce8">
            <text:p>64.778</text:p>
          </table:table-cell>
          <table:table-cell office:value-type="float" office:value="52.939" table:style-name="ce8">
            <text:p>52.939</text:p>
          </table:table-cell>
          <table:table-cell office:value-type="float" office:value="56.22" table:style-name="ce8">
            <text:p>56.22</text:p>
          </table:table-cell>
          <table:table-cell office:value-type="float" office:value="39.076999999999998" table:style-name="ce8">
            <text:p>39.077</text:p>
          </table:table-cell>
          <table:table-cell office:value-type="float" office:value="37.445999999999998" table:style-name="ce8">
            <text:p>37.446</text:p>
          </table:table-cell>
          <table:table-cell office:value-type="float" office:value="67.328999999999994" table:style-name="ce8">
            <text:p>67.329</text:p>
          </table:table-cell>
          <table:table-cell office:value-type="float" office:value="42.192" table:style-name="ce8">
            <text:p>42.192</text:p>
          </table:table-cell>
          <table:table-cell office:value-type="float" office:value="53.911000000000001" table:style-name="ce8">
            <text:p>53.911</text:p>
          </table:table-cell>
          <table:table-cell office:value-type="float" office:value="63.691000000000003" table:style-name="ce8">
            <text:p>63.691</text:p>
          </table:table-cell>
          <table:table-cell office:value-type="float" office:value="62.186999999999998" table:style-name="ce8">
            <text:p>62.187</text:p>
          </table:table-cell>
          <table:table-cell office:value-type="float" office:value="55.152999999999999" table:style-name="ce8">
            <text:p>55.153</text:p>
          </table:table-cell>
          <table:table-cell office:value-type="float" office:value="54.497999999999998" table:style-name="ce8">
            <text:p>54.498</text:p>
          </table:table-cell>
          <table:table-cell office:value-type="float" office:value="52.26" table:style-name="ce8">
            <text:p>52.26</text:p>
          </table:table-cell>
          <table:table-cell office:value-type="float" office:value="49.499000000000002" table:style-name="ce8">
            <text:p>49.499</text:p>
          </table:table-cell>
          <table:table-cell office:value-type="float" office:value="36.78" table:style-name="ce8">
            <text:p>36.78</text:p>
          </table:table-cell>
          <table:table-cell office:value-type="float" office:value="90.497" table:style-name="ce8">
            <text:p>90.497</text:p>
          </table:table-cell>
          <table:table-cell office:value-type="float" office:value="71.933000000000007" table:style-name="ce8">
            <text:p>71.933</text:p>
          </table:table-cell>
          <table:table-cell office:value-type="float" office:value="70.620999999999995" table:style-name="ce8">
            <text:p>70.621</text:p>
          </table:table-cell>
          <table:table-cell office:value-type="float" office:value="75.649000000000001" table:style-name="ce8">
            <text:p>75.649</text:p>
          </table:table-cell>
          <table:table-cell office:value-type="float" office:value="81.144999999999996" table:style-name="ce8">
            <text:p>81.145</text:p>
          </table:table-cell>
          <table:table-cell office:value-type="float" office:value="56.540999999999997" table:style-name="ce8">
            <text:p>56.541</text:p>
          </table:table-cell>
          <table:table-cell office:value-type="float" office:value="71.739000000000004" table:style-name="ce8">
            <text:p>71.739</text:p>
          </table:table-cell>
          <table:table-cell office:value-type="float" office:value="6.0730000000000004" table:style-name="ce8">
            <text:p>6.073</text:p>
          </table:table-cell>
          <table:table-cell office:value-type="float" office:value="11.186" table:style-name="ce8">
            <text:p>11.186</text:p>
          </table:table-cell>
          <table:table-cell office:value-type="float" office:value="29.492000000000001" table:style-name="ce8">
            <text:p>29.492</text:p>
          </table:table-cell>
          <table:table-cell office:value-type="float" office:value="53.249000000000002" table:style-name="ce8">
            <text:p>53.249</text:p>
          </table:table-cell>
          <table:table-cell office:value-type="float" office:value="90.930999999999997" table:style-name="ce8">
            <text:p>90.931</text:p>
          </table:table-cell>
          <table:table-cell office:value-type="float" office:value="69.144999999999996" table:style-name="ce8">
            <text:p>69.145</text:p>
          </table:table-cell>
          <table:table-cell office:value-type="float" office:value="73.61" table:style-name="ce8">
            <text:p>73.61</text:p>
          </table:table-cell>
          <table:table-cell office:value-type="float" office:value="8.24" table:style-name="ce8">
            <text:p>8.24</text:p>
          </table:table-cell>
          <table:table-cell office:value-type="float" office:value="18.515999999999998" table:style-name="ce8">
            <text:p>18.516</text:p>
          </table:table-cell>
          <table:table-cell office:value-type="float" office:value="10.145" table:style-name="ce8">
            <text:p>10.145</text:p>
          </table:table-cell>
          <table:table-cell office:value-type="float" office:value="14.007999999999999" table:style-name="ce8">
            <text:p>14.008</text:p>
          </table:table-cell>
          <table:table-cell office:value-type="float" office:value="14.867000000000001" table:style-name="ce8">
            <text:p>14.867</text:p>
          </table:table-cell>
          <table:table-cell office:value-type="float" office:value="10.106999999999999" table:style-name="ce8">
            <text:p>10.107</text:p>
          </table:table-cell>
          <table:table-cell office:value-type="float" office:value="0.20499999999999999" table:style-name="ce8">
            <text:p>0.205</text:p>
          </table:table-cell>
          <table:table-cell office:value-type="float" office:value="24.47" table:style-name="ce8">
            <text:p>24.47</text:p>
          </table:table-cell>
          <table:table-cell office:value-type="float" office:value="4.3209999999999997" table:style-name="ce8">
            <text:p>4.321</text:p>
          </table:table-cell>
          <table:table-cell office:value-type="float" office:value="1.7729999999999999" table:style-name="ce8">
            <text:p>1.773</text:p>
          </table:table-cell>
          <table:table-cell office:value-type="float" office:value="13.57" table:style-name="ce8">
            <text:p>13.57</text:p>
          </table:table-cell>
          <table:table-cell office:value-type="float" office:value="13.551" table:style-name="ce8">
            <text:p>13.551</text:p>
          </table:table-cell>
          <table:table-cell office:value-type="float" office:value="0.7" table:style-name="ce8">
            <text:p>0.7</text:p>
          </table:table-cell>
          <table:table-cell office:value-type="float" office:value="4.4889999999999999" table:style-name="ce8">
            <text:p>4.489</text:p>
          </table:table-cell>
          <table:table-cell office:value-type="float" office:value="2.7160000000000002" table:style-name="ce8">
            <text:p>2.716</text:p>
          </table:table-cell>
          <table:table-cell office:value-type="float" office:value="3.7610000000000001" table:style-name="ce8">
            <text:p>3.761</text:p>
          </table:table-cell>
          <table:table-cell office:value-type="float" office:value="7.0179999999999998" table:style-name="ce8">
            <text:p>7.018</text:p>
          </table:table-cell>
          <table:table-cell office:value-type="float" office:value="17.116" table:style-name="ce8">
            <text:p>17.116</text:p>
          </table:table-cell>
          <table:table-cell office:value-type="float" office:value="16.491" table:style-name="ce8">
            <text:p>16.491</text:p>
          </table:table-cell>
          <table:table-cell office:value-type="float" office:value="21.754999999999999" table:style-name="ce8">
            <text:p>21.755</text:p>
          </table:table-cell>
          <table:table-cell office:value-type="float" office:value="7.55" table:style-name="ce8">
            <text:p>7.55</text:p>
          </table:table-cell>
          <table:table-cell office:value-type="float" office:value="6.976" table:style-name="ce8">
            <text:p>6.976</text:p>
          </table:table-cell>
          <table:table-cell office:value-type="string" table:style-name="ce8">
            <text:p>11.58</text:p>
          </table:table-cell>
          <table:table-cell office:value-type="string" table:style-name="ce8">
            <text:p>2.351</text:p>
          </table:table-cell>
          <table:table-cell office:value-type="string" table:style-name="ce8">
            <text:p>27.553</text:p>
          </table:table-cell>
          <table:table-cell office:value-type="string" table:style-name="ce8">
            <text:p>39.508</text:p>
          </table:table-cell>
          <table:table-cell office:value-type="string" table:style-name="ce8">
            <text:p>1.247</text:p>
          </table:table-cell>
          <table:table-cell office:value-type="string" table:style-name="ce8">
            <text:p>36.781</text:p>
          </table:table-cell>
          <table:table-cell office:value-type="string" table:style-name="ce8">
            <text:p>46.837</text:p>
          </table:table-cell>
          <table:table-cell office:value-type="string" table:style-name="ce8">
            <text:p>27.133</text:p>
          </table:table-cell>
          <table:table-cell office:value-type="string" table:style-name="ce8">
            <text:p>39.618</text:p>
          </table:table-cell>
          <table:table-cell office:value-type="string" table:style-name="ce8">
            <text:p>36.56</text:p>
          </table:table-cell>
          <table:table-cell office:value-type="string" table:style-name="ce8">
            <text:p>24.914</text:p>
          </table:table-cell>
          <table:table-cell office:value-type="string" table:style-name="ce8">
            <text:p>3.312</text:p>
          </table:table-cell>
          <table:table-cell office:value-type="string" table:style-name="ce8">
            <text:p>4.515</text:p>
          </table:table-cell>
          <table:table-cell office:value-type="string" table:style-name="ce8">
            <text:p>7.97</text:p>
          </table:table-cell>
          <table:table-cell office:value-type="string" table:style-name="ce8">
            <text:p>10.84</text:p>
          </table:table-cell>
          <table:table-cell office:value-type="string" table:style-name="ce8">
            <text:p>15.653</text:p>
          </table:table-cell>
          <table:table-cell office:value-type="string" table:style-name="ce8">
            <text:p>2.682</text:p>
          </table:table-cell>
          <table:table-cell office:value-type="string" table:style-name="ce8">
            <text:p>38.124</text:p>
          </table:table-cell>
          <table:table-cell office:value-type="string" table:style-name="ce8">
            <text:p>11.133</text:p>
          </table:table-cell>
          <table:table-cell office:value-type="string" table:style-name="ce8">
            <text:p>33.001</text:p>
          </table:table-cell>
          <table:table-cell office:value-type="string" table:style-name="ce8">
            <text:p>31.47</text:p>
          </table:table-cell>
          <table:table-cell office:value-type="string" table:style-name="ce8">
            <text:p>4.469</text:p>
          </table:table-cell>
          <table:table-cell office:value-type="string" table:style-name="ce8">
            <text:p>2.029</text:p>
          </table:table-cell>
          <table:table-cell office:value-type="string" table:style-name="ce8">
            <text:p>1.375</text:p>
          </table:table-cell>
          <table:table-cell office:value-type="string" table:style-name="ce8">
            <text:p>2.262</text:p>
          </table:table-cell>
          <table:table-cell office:value-type="string" table:style-name="ce8">
            <text:p>2.706</text:p>
          </table:table-cell>
          <table:table-cell office:value-type="string" table:style-name="ce8">
            <text:p>1.597</text:p>
          </table:table-cell>
          <table:table-cell office:value-type="string" table:style-name="ce8">
            <text:p>3.072</text:p>
          </table:table-cell>
          <table:table-cell office:value-type="string" table:style-name="ce8">
            <text:p>7.485</text:p>
          </table:table-cell>
          <table:table-cell office:value-type="string" table:style-name="ce8">
            <text:p>36.896</text:p>
          </table:table-cell>
          <table:table-cell office:value-type="string" table:style-name="ce8">
            <text:p>12.285</text:p>
          </table:table-cell>
          <table:table-cell office:value-type="string" table:style-name="ce8">
            <text:p>37.683</text:p>
          </table:table-cell>
          <table:table-cell office:value-type="string" table:style-name="ce8">
            <text:p>63.422</text:p>
          </table:table-cell>
          <table:table-cell office:value-type="string" table:style-name="ce8">
            <text:p>35.924</text:p>
          </table:table-cell>
          <table:table-cell office:value-type="float" office:value="59.994" table:style-name="ce8">
            <text:p>59.994</text:p>
          </table:table-cell>
          <table:table-cell office:value-type="float" office:value="66.492999999999995" table:style-name="ce8">
            <text:p>66.493</text:p>
          </table:table-cell>
          <table:table-cell office:value-type="float" office:value="57.761000000000003" table:style-name="ce8">
            <text:p>57.761</text:p>
          </table:table-cell>
          <table:table-cell office:value-type="float" office:value="47.719000000000001" table:style-name="ce8">
            <text:p>47.719</text:p>
          </table:table-cell>
          <table:table-cell office:value-type="float" office:value="71.894000000000005" table:style-name="ce8">
            <text:p>71.894</text:p>
          </table:table-cell>
          <table:table-cell office:value-type="float" office:value="72.361999999999995" table:style-name="ce8">
            <text:p>72.362</text:p>
          </table:table-cell>
          <table:table-cell office:value-type="float" office:value="5.3479999999999999" table:style-name="ce8">
            <text:p>5.348</text:p>
          </table:table-cell>
          <table:table-cell office:value-type="float" office:value="76.427999999999997" table:style-name="ce8">
            <text:p>76.428</text:p>
          </table:table-cell>
          <table:table-cell table:number-columns-repeated="16238"/>
        </table:table-row>
        <table:table-row table:style-name="ro3">
          <table:table-cell office:value-type="string" table:style-name="ce3">
            <text:p>J1A: Gender categorisation (derived from J01/J01A)</text:p>
          </table:table-cell>
          <table:table-cell office:value-type="string" table:style-name="ce3">
            <text:p>Female</text:p>
          </table:table-cell>
          <table:table-cell office:value-type="float" office:value="153738" table:style-name="ce8">
            <text:p>153738</text:p>
          </table:table-cell>
          <table:table-cell office:value-type="float" office:value="66.382999999999996" table:style-name="ce8">
            <text:p>66.383</text:p>
          </table:table-cell>
          <table:table-cell office:value-type="float" office:value="78.320999999999998" table:style-name="ce8">
            <text:p>78.321</text:p>
          </table:table-cell>
          <table:table-cell office:value-type="float" office:value="86.305999999999997" table:style-name="ce8">
            <text:p>86.306</text:p>
          </table:table-cell>
          <table:table-cell office:value-type="float" office:value="73.706999999999994" table:style-name="ce8">
            <text:p>73.707</text:p>
          </table:table-cell>
          <table:table-cell office:value-type="float" office:value="84.811999999999998" table:style-name="ce8">
            <text:p>84.812</text:p>
          </table:table-cell>
          <table:table-cell office:value-type="float" office:value="60.128" table:style-name="ce8">
            <text:p>60.128</text:p>
          </table:table-cell>
          <table:table-cell office:value-type="float" office:value="81.805000000000007" table:style-name="ce8">
            <text:p>81.805</text:p>
          </table:table-cell>
          <table:table-cell office:value-type="float" office:value="76.522999999999996" table:style-name="ce8">
            <text:p>76.523</text:p>
          </table:table-cell>
          <table:table-cell office:value-type="float" office:value="40.953000000000003" table:style-name="ce8">
            <text:p>40.953</text:p>
          </table:table-cell>
          <table:table-cell office:value-type="float" office:value="56.51" table:style-name="ce8">
            <text:p>56.51</text:p>
          </table:table-cell>
          <table:table-cell office:value-type="float" office:value="26.824000000000002" table:style-name="ce8">
            <text:p>26.824</text:p>
          </table:table-cell>
          <table:table-cell office:value-type="float" office:value="74.637" table:style-name="ce8">
            <text:p>74.637</text:p>
          </table:table-cell>
          <table:table-cell office:value-type="float" office:value="91.796999999999997" table:style-name="ce8">
            <text:p>91.797</text:p>
          </table:table-cell>
          <table:table-cell office:value-type="float" office:value="84.688999999999993" table:style-name="ce8">
            <text:p>84.689</text:p>
          </table:table-cell>
          <table:table-cell office:value-type="float" office:value="81.256" table:style-name="ce8">
            <text:p>81.256</text:p>
          </table:table-cell>
          <table:table-cell office:value-type="float" office:value="58.978000000000002" table:style-name="ce8">
            <text:p>58.978</text:p>
          </table:table-cell>
          <table:table-cell office:value-type="float" office:value="74.849999999999994" table:style-name="ce8">
            <text:p>74.85</text:p>
          </table:table-cell>
          <table:table-cell office:value-type="float" office:value="85.331000000000003" table:style-name="ce8">
            <text:p>85.331</text:p>
          </table:table-cell>
          <table:table-cell office:value-type="float" office:value="87.281000000000006" table:style-name="ce8">
            <text:p>87.281</text:p>
          </table:table-cell>
          <table:table-cell office:value-type="float" office:value="76.122" table:style-name="ce8">
            <text:p>76.122</text:p>
          </table:table-cell>
          <table:table-cell office:value-type="float" office:value="87.146000000000001" table:style-name="ce8">
            <text:p>87.146</text:p>
          </table:table-cell>
          <table:table-cell office:value-type="float" office:value="84.007000000000005" table:style-name="ce8">
            <text:p>84.007</text:p>
          </table:table-cell>
          <table:table-cell office:value-type="float" office:value="71.281000000000006" table:style-name="ce8">
            <text:p>71.281</text:p>
          </table:table-cell>
          <table:table-cell office:value-type="float" office:value="79.954999999999998" table:style-name="ce8">
            <text:p>79.955</text:p>
          </table:table-cell>
          <table:table-cell office:value-type="float" office:value="83.287000000000006" table:style-name="ce8">
            <text:p>83.287</text:p>
          </table:table-cell>
          <table:table-cell office:value-type="float" office:value="71.484999999999999" table:style-name="ce8">
            <text:p>71.485</text:p>
          </table:table-cell>
          <table:table-cell office:value-type="float" office:value="69.048000000000002" table:style-name="ce8">
            <text:p>69.048</text:p>
          </table:table-cell>
          <table:table-cell office:value-type="float" office:value="72.278000000000006" table:style-name="ce8">
            <text:p>72.278</text:p>
          </table:table-cell>
          <table:table-cell office:value-type="float" office:value="42.387999999999998" table:style-name="ce8">
            <text:p>42.388</text:p>
          </table:table-cell>
          <table:table-cell office:value-type="float" office:value="88.941999999999993" table:style-name="ce8">
            <text:p>88.942</text:p>
          </table:table-cell>
          <table:table-cell office:value-type="float" office:value="86.173000000000002" table:style-name="ce8">
            <text:p>86.173</text:p>
          </table:table-cell>
          <table:table-cell office:value-type="float" office:value="79.33" table:style-name="ce8">
            <text:p>79.33</text:p>
          </table:table-cell>
          <table:table-cell office:value-type="float" office:value="70.974999999999994" table:style-name="ce8">
            <text:p>70.975</text:p>
          </table:table-cell>
          <table:table-cell office:value-type="float" office:value="55.783000000000001" table:style-name="ce8">
            <text:p>55.783</text:p>
          </table:table-cell>
          <table:table-cell office:value-type="float" office:value="61.25" table:style-name="ce8">
            <text:p>61.25</text:p>
          </table:table-cell>
          <table:table-cell office:value-type="float" office:value="52.485999999999997" table:style-name="ce8">
            <text:p>52.486</text:p>
          </table:table-cell>
          <table:table-cell office:value-type="float" office:value="84.224999999999994" table:style-name="ce8">
            <text:p>84.225</text:p>
          </table:table-cell>
          <table:table-cell office:value-type="float" office:value="89.037999999999997" table:style-name="ce8">
            <text:p>89.038</text:p>
          </table:table-cell>
          <table:table-cell office:value-type="float" office:value="73.242000000000004" table:style-name="ce8">
            <text:p>73.242</text:p>
          </table:table-cell>
          <table:table-cell office:value-type="float" office:value="80.691000000000003" table:style-name="ce8">
            <text:p>80.691</text:p>
          </table:table-cell>
          <table:table-cell office:value-type="float" office:value="73.278000000000006" table:style-name="ce8">
            <text:p>73.278</text:p>
          </table:table-cell>
          <table:table-cell office:value-type="float" office:value="80.426000000000002" table:style-name="ce8">
            <text:p>80.426</text:p>
          </table:table-cell>
          <table:table-cell office:value-type="float" office:value="88.49" table:style-name="ce8">
            <text:p>88.49</text:p>
          </table:table-cell>
          <table:table-cell office:value-type="float" office:value="76.441999999999993" table:style-name="ce8">
            <text:p>76.442</text:p>
          </table:table-cell>
          <table:table-cell office:value-type="float" office:value="66.396000000000001" table:style-name="ce8">
            <text:p>66.396</text:p>
          </table:table-cell>
          <table:table-cell office:value-type="float" office:value="74.099999999999994" table:style-name="ce8">
            <text:p>74.1</text:p>
          </table:table-cell>
          <table:table-cell office:value-type="float" office:value="39.69" table:style-name="ce8">
            <text:p>39.69</text:p>
          </table:table-cell>
          <table:table-cell office:value-type="float" office:value="47.786000000000001" table:style-name="ce8">
            <text:p>47.786</text:p>
          </table:table-cell>
          <table:table-cell office:value-type="float" office:value="35.402999999999999" table:style-name="ce8">
            <text:p>35.403</text:p>
          </table:table-cell>
          <table:table-cell office:value-type="float" office:value="73.465000000000003" table:style-name="ce8">
            <text:p>73.465</text:p>
          </table:table-cell>
          <table:table-cell office:value-type="float" office:value="67.52" table:style-name="ce8">
            <text:p>67.52</text:p>
          </table:table-cell>
          <table:table-cell office:value-type="float" office:value="60.180999999999997" table:style-name="ce8">
            <text:p>60.181</text:p>
          </table:table-cell>
          <table:table-cell office:value-type="float" office:value="60.432000000000002" table:style-name="ce8">
            <text:p>60.432</text:p>
          </table:table-cell>
          <table:table-cell office:value-type="float" office:value="45.164000000000001" table:style-name="ce8">
            <text:p>45.164</text:p>
          </table:table-cell>
          <table:table-cell office:value-type="float" office:value="40.35" table:style-name="ce8">
            <text:p>40.35</text:p>
          </table:table-cell>
          <table:table-cell office:value-type="float" office:value="69.78" table:style-name="ce8">
            <text:p>69.78</text:p>
          </table:table-cell>
          <table:table-cell office:value-type="float" office:value="40.408000000000001" table:style-name="ce8">
            <text:p>40.408</text:p>
          </table:table-cell>
          <table:table-cell office:value-type="float" office:value="51.284999999999997" table:style-name="ce8">
            <text:p>51.285</text:p>
          </table:table-cell>
          <table:table-cell office:value-type="float" office:value="69.072000000000003" table:style-name="ce8">
            <text:p>69.072</text:p>
          </table:table-cell>
          <table:table-cell office:value-type="float" office:value="65.697000000000003" table:style-name="ce8">
            <text:p>65.697</text:p>
          </table:table-cell>
          <table:table-cell office:value-type="float" office:value="57.539000000000001" table:style-name="ce8">
            <text:p>57.539</text:p>
          </table:table-cell>
          <table:table-cell office:value-type="float" office:value="60.283999999999999" table:style-name="ce8">
            <text:p>60.284</text:p>
          </table:table-cell>
          <table:table-cell office:value-type="float" office:value="56.902999999999999" table:style-name="ce8">
            <text:p>56.903</text:p>
          </table:table-cell>
          <table:table-cell office:value-type="float" office:value="55.186" table:style-name="ce8">
            <text:p>55.186</text:p>
          </table:table-cell>
          <table:table-cell office:value-type="float" office:value="41.616" table:style-name="ce8">
            <text:p>41.616</text:p>
          </table:table-cell>
          <table:table-cell office:value-type="float" office:value="91.686999999999998" table:style-name="ce8">
            <text:p>91.687</text:p>
          </table:table-cell>
          <table:table-cell office:value-type="float" office:value="71.292000000000002" table:style-name="ce8">
            <text:p>71.292</text:p>
          </table:table-cell>
          <table:table-cell office:value-type="float" office:value="74.194000000000003" table:style-name="ce8">
            <text:p>74.194</text:p>
          </table:table-cell>
          <table:table-cell office:value-type="float" office:value="68.492999999999995" table:style-name="ce8">
            <text:p>68.493</text:p>
          </table:table-cell>
          <table:table-cell office:value-type="float" office:value="81.849999999999994" table:style-name="ce8">
            <text:p>81.85</text:p>
          </table:table-cell>
          <table:table-cell office:value-type="float" office:value="65.424999999999997" table:style-name="ce8">
            <text:p>65.425</text:p>
          </table:table-cell>
          <table:table-cell office:value-type="float" office:value="74.331000000000003" table:style-name="ce8">
            <text:p>74.331</text:p>
          </table:table-cell>
          <table:table-cell office:value-type="float" office:value="4.7770000000000001" table:style-name="ce8">
            <text:p>4.777</text:p>
          </table:table-cell>
          <table:table-cell office:value-type="float" office:value="9.5310000000000006" table:style-name="ce8">
            <text:p>9.531</text:p>
          </table:table-cell>
          <table:table-cell office:value-type="float" office:value="26.945" table:style-name="ce8">
            <text:p>26.945</text:p>
          </table:table-cell>
          <table:table-cell office:value-type="float" office:value="58.746000000000002" table:style-name="ce8">
            <text:p>58.746</text:p>
          </table:table-cell>
          <table:table-cell office:value-type="float" office:value="91.412999999999997" table:style-name="ce8">
            <text:p>91.413</text:p>
          </table:table-cell>
          <table:table-cell office:value-type="float" office:value="68.477000000000004" table:style-name="ce8">
            <text:p>68.477</text:p>
          </table:table-cell>
          <table:table-cell office:value-type="float" office:value="75.453000000000003" table:style-name="ce8">
            <text:p>75.453</text:p>
          </table:table-cell>
          <table:table-cell office:value-type="float" office:value="9.5389999999999997" table:style-name="ce8">
            <text:p>9.539</text:p>
          </table:table-cell>
          <table:table-cell office:value-type="float" office:value="15.477" table:style-name="ce8">
            <text:p>15.477</text:p>
          </table:table-cell>
          <table:table-cell office:value-type="float" office:value="15.436" table:style-name="ce8">
            <text:p>15.436</text:p>
          </table:table-cell>
          <table:table-cell office:value-type="float" office:value="14.916" table:style-name="ce8">
            <text:p>14.916</text:p>
          </table:table-cell>
          <table:table-cell office:value-type="float" office:value="10.756" table:style-name="ce8">
            <text:p>10.756</text:p>
          </table:table-cell>
          <table:table-cell office:value-type="float" office:value="17.734999999999999" table:style-name="ce8">
            <text:p>17.735</text:p>
          </table:table-cell>
          <table:table-cell office:value-type="float" office:value="0.26700000000000002" table:style-name="ce8">
            <text:p>0.267</text:p>
          </table:table-cell>
          <table:table-cell office:value-type="float" office:value="22.114000000000001" table:style-name="ce8">
            <text:p>22.114</text:p>
          </table:table-cell>
          <table:table-cell office:value-type="float" office:value="2.7229999999999999" table:style-name="ce8">
            <text:p>2.723</text:p>
          </table:table-cell>
          <table:table-cell office:value-type="float" office:value="1.3959999999999999" table:style-name="ce8">
            <text:p>1.396</text:p>
          </table:table-cell>
          <table:table-cell office:value-type="float" office:value="13.157999999999999" table:style-name="ce8">
            <text:p>13.158</text:p>
          </table:table-cell>
          <table:table-cell office:value-type="float" office:value="7.15" table:style-name="ce8">
            <text:p>7.15</text:p>
          </table:table-cell>
          <table:table-cell office:value-type="float" office:value="2.4630000000000001" table:style-name="ce8">
            <text:p>2.463</text:p>
          </table:table-cell>
          <table:table-cell office:value-type="float" office:value="1.984" table:style-name="ce8">
            <text:p>1.984</text:p>
          </table:table-cell>
          <table:table-cell office:value-type="float" office:value="3.2770000000000001" table:style-name="ce8">
            <text:p>3.277</text:p>
          </table:table-cell>
          <table:table-cell office:value-type="float" office:value="1.266" table:style-name="ce8">
            <text:p>1.266</text:p>
          </table:table-cell>
          <table:table-cell office:value-type="float" office:value="4.242" table:style-name="ce8">
            <text:p>4.242</text:p>
          </table:table-cell>
          <table:table-cell office:value-type="float" office:value="16.722999999999999" table:style-name="ce8">
            <text:p>16.723</text:p>
          </table:table-cell>
          <table:table-cell office:value-type="float" office:value="20.623000000000001" table:style-name="ce8">
            <text:p>20.623</text:p>
          </table:table-cell>
          <table:table-cell office:value-type="float" office:value="17.809999999999999" table:style-name="ce8">
            <text:p>17.81</text:p>
          </table:table-cell>
          <table:table-cell office:value-type="float" office:value="6.5890000000000004" table:style-name="ce8">
            <text:p>6.589</text:p>
          </table:table-cell>
          <table:table-cell office:value-type="float" office:value="8.5609999999999999" table:style-name="ce8">
            <text:p>8.561</text:p>
          </table:table-cell>
          <table:table-cell office:value-type="string" table:style-name="ce8">
            <text:p>9.669</text:p>
          </table:table-cell>
          <table:table-cell office:value-type="string" table:style-name="ce8">
            <text:p>6.187</text:p>
          </table:table-cell>
          <table:table-cell office:value-type="string" table:style-name="ce8">
            <text:p>25.145</text:p>
          </table:table-cell>
          <table:table-cell office:value-type="string" table:style-name="ce8">
            <text:p>37.831</text:p>
          </table:table-cell>
          <table:table-cell office:value-type="string" table:style-name="ce8">
            <text:p>0.587</text:p>
          </table:table-cell>
          <table:table-cell office:value-type="string" table:style-name="ce8">
            <text:p>39.386</text:p>
          </table:table-cell>
          <table:table-cell office:value-type="string" table:style-name="ce8">
            <text:p>42.373</text:p>
          </table:table-cell>
          <table:table-cell office:value-type="string" table:style-name="ce8">
            <text:p>22.798</text:p>
          </table:table-cell>
          <table:table-cell office:value-type="string" table:style-name="ce8">
            <text:p>36.01</text:p>
          </table:table-cell>
          <table:table-cell office:value-type="string" table:style-name="ce8">
            <text:p>35.134</text:p>
          </table:table-cell>
          <table:table-cell office:value-type="string" table:style-name="ce8">
            <text:p>25.343</text:p>
          </table:table-cell>
          <table:table-cell office:value-type="string" table:style-name="ce8">
            <text:p>2.827</text:p>
          </table:table-cell>
          <table:table-cell office:value-type="string" table:style-name="ce8">
            <text:p>4.191</text:p>
          </table:table-cell>
          <table:table-cell office:value-type="string" table:style-name="ce8">
            <text:p>8.984</text:p>
          </table:table-cell>
          <table:table-cell office:value-type="string" table:style-name="ce8">
            <text:p>12.336</text:p>
          </table:table-cell>
          <table:table-cell office:value-type="string" table:style-name="ce8">
            <text:p>15.635</text:p>
          </table:table-cell>
          <table:table-cell office:value-type="string" table:style-name="ce8">
            <text:p>2.454</text:p>
          </table:table-cell>
          <table:table-cell office:value-type="string" table:style-name="ce8">
            <text:p>43.07</text:p>
          </table:table-cell>
          <table:table-cell office:value-type="string" table:style-name="ce8">
            <text:p>9.813</text:p>
          </table:table-cell>
          <table:table-cell office:value-type="string" table:style-name="ce8">
            <text:p>30.932</text:p>
          </table:table-cell>
          <table:table-cell office:value-type="string" table:style-name="ce8">
            <text:p>23.482</text:p>
          </table:table-cell>
          <table:table-cell office:value-type="string" table:style-name="ce8">
            <text:p>5.652</text:p>
          </table:table-cell>
          <table:table-cell office:value-type="string" table:style-name="ce8">
            <text:p>2.188</text:p>
          </table:table-cell>
          <table:table-cell office:value-type="string" table:style-name="ce8">
            <text:p>1.224</text:p>
          </table:table-cell>
          <table:table-cell office:value-type="string" table:style-name="ce8">
            <text:p>1.453</text:p>
          </table:table-cell>
          <table:table-cell office:value-type="string" table:style-name="ce8">
            <text:p>1.553</text:p>
          </table:table-cell>
          <table:table-cell office:value-type="string" table:style-name="ce8">
            <text:p>1.017</text:p>
          </table:table-cell>
          <table:table-cell office:value-type="string" table:style-name="ce8">
            <text:p>2.532</text:p>
          </table:table-cell>
          <table:table-cell office:value-type="string" table:style-name="ce8">
            <text:p>8.674</text:p>
          </table:table-cell>
          <table:table-cell office:value-type="string" table:style-name="ce8">
            <text:p>47.257</text:p>
          </table:table-cell>
          <table:table-cell office:value-type="string" table:style-name="ce8">
            <text:p>19.234</text:p>
          </table:table-cell>
          <table:table-cell office:value-type="string" table:style-name="ce8">
            <text:p>46.658</text:p>
          </table:table-cell>
          <table:table-cell office:value-type="string" table:style-name="ce8">
            <text:p>57.219</text:p>
          </table:table-cell>
          <table:table-cell office:value-type="string" table:style-name="ce8">
            <text:p>31.421</text:p>
          </table:table-cell>
          <table:table-cell office:value-type="float" office:value="60.323999999999998" table:style-name="ce8">
            <text:p>60.324</text:p>
          </table:table-cell>
          <table:table-cell office:value-type="float" office:value="69.105000000000004" table:style-name="ce8">
            <text:p>69.105</text:p>
          </table:table-cell>
          <table:table-cell office:value-type="float" office:value="58.29" table:style-name="ce8">
            <text:p>58.29</text:p>
          </table:table-cell>
          <table:table-cell office:value-type="float" office:value="42.514000000000003" table:style-name="ce8">
            <text:p>42.514</text:p>
          </table:table-cell>
          <table:table-cell office:value-type="float" office:value="68.313000000000002" table:style-name="ce8">
            <text:p>68.313</text:p>
          </table:table-cell>
          <table:table-cell office:value-type="float" office:value="69.561000000000007" table:style-name="ce8">
            <text:p>69.561</text:p>
          </table:table-cell>
          <table:table-cell office:value-type="float" office:value="5.64" table:style-name="ce8">
            <text:p>5.64</text:p>
          </table:table-cell>
          <table:table-cell office:value-type="float" office:value="79.228999999999999" table:style-name="ce8">
            <text:p>79.229</text:p>
          </table:table-cell>
          <table:table-cell table:number-columns-repeated="16238"/>
        </table:table-row>
        <table:table-row table:style-name="ro3">
          <table:table-cell office:value-type="string" table:style-name="ce3">
            <text:p>J1A: Gender categorisation (derived from J01/J01A)</text:p>
          </table:table-cell>
          <table:table-cell office:value-type="string" table:style-name="ce3">
            <text:p>Other</text:p>
          </table:table-cell>
          <table:table-cell office:value-type="float" office:value="257" table:style-name="ce8">
            <text:p>257</text:p>
          </table:table-cell>
          <table:table-cell office:value-type="float" office:value="55.216000000000001" table:style-name="ce8">
            <text:p>55.216</text:p>
          </table:table-cell>
          <table:table-cell office:value-type="float" office:value="67.995999999999995" table:style-name="ce8">
            <text:p>67.996</text:p>
          </table:table-cell>
          <table:table-cell office:value-type="float" office:value="71.400999999999996" table:style-name="ce8">
            <text:p>71.401</text:p>
          </table:table-cell>
          <table:table-cell office:value-type="float" office:value="65.88" table:style-name="ce8">
            <text:p>65.88</text:p>
          </table:table-cell>
          <table:table-cell office:value-type="float" office:value="74.448999999999998" table:style-name="ce8">
            <text:p>74.449</text:p>
          </table:table-cell>
          <table:table-cell office:value-type="float" office:value="51.945999999999998" table:style-name="ce8">
            <text:p>51.946</text:p>
          </table:table-cell>
          <table:table-cell office:value-type="float" office:value="70.72" table:style-name="ce8">
            <text:p>70.72</text:p>
          </table:table-cell>
          <table:table-cell office:value-type="float" office:value="67.185000000000002" table:style-name="ce8">
            <text:p>67.185</text:p>
          </table:table-cell>
          <table:table-cell office:value-type="float" office:value="31.388000000000002" table:style-name="ce8">
            <text:p>31.388</text:p>
          </table:table-cell>
          <table:table-cell office:value-type="float" office:value="46.087000000000003" table:style-name="ce8">
            <text:p>46.087</text:p>
          </table:table-cell>
          <table:table-cell office:value-type="float" office:value="33.057000000000002" table:style-name="ce8">
            <text:p>33.057</text:p>
          </table:table-cell>
          <table:table-cell office:value-type="float" office:value="65.06" table:style-name="ce8">
            <text:p>65.06</text:p>
          </table:table-cell>
          <table:table-cell office:value-type="float" office:value="83.268000000000001" table:style-name="ce8">
            <text:p>83.268</text:p>
          </table:table-cell>
          <table:table-cell office:value-type="float" office:value="71.594999999999999" table:style-name="ce8">
            <text:p>71.595</text:p>
          </table:table-cell>
          <table:table-cell office:value-type="float" office:value="71.093999999999994" table:style-name="ce8">
            <text:p>71.094</text:p>
          </table:table-cell>
          <table:table-cell office:value-type="float" office:value="44.921999999999997" table:style-name="ce8">
            <text:p>44.922</text:p>
          </table:table-cell>
          <table:table-cell office:value-type="float" office:value="68.872" table:style-name="ce8">
            <text:p>68.872</text:p>
          </table:table-cell>
          <table:table-cell office:value-type="float" office:value="69.260999999999996" table:style-name="ce8">
            <text:p>69.261</text:p>
          </table:table-cell>
          <table:table-cell office:value-type="float" office:value="73.540999999999997" table:style-name="ce8">
            <text:p>73.541</text:p>
          </table:table-cell>
          <table:table-cell office:value-type="float" office:value="66.537000000000006" table:style-name="ce8">
            <text:p>66.537</text:p>
          </table:table-cell>
          <table:table-cell office:value-type="float" office:value="84.046999999999997" table:style-name="ce8">
            <text:p>84.047</text:p>
          </table:table-cell>
          <table:table-cell office:value-type="float" office:value="77.432000000000002" table:style-name="ce8">
            <text:p>77.432</text:p>
          </table:table-cell>
          <table:table-cell office:value-type="float" office:value="54.863999999999997" table:style-name="ce8">
            <text:p>54.864</text:p>
          </table:table-cell>
          <table:table-cell office:value-type="float" office:value="71.206000000000003" table:style-name="ce8">
            <text:p>71.206</text:p>
          </table:table-cell>
          <table:table-cell office:value-type="float" office:value="76.653999999999996" table:style-name="ce8">
            <text:p>76.654</text:p>
          </table:table-cell>
          <table:table-cell office:value-type="float" office:value="64.590999999999994" table:style-name="ce8">
            <text:p>64.591</text:p>
          </table:table-cell>
          <table:table-cell office:value-type="float" office:value="60.392000000000003" table:style-name="ce8">
            <text:p>60.392</text:p>
          </table:table-cell>
          <table:table-cell office:value-type="float" office:value="70.427999999999997" table:style-name="ce8">
            <text:p>70.428</text:p>
          </table:table-cell>
          <table:table-cell office:value-type="float" office:value="33.073999999999998" table:style-name="ce8">
            <text:p>33.074</text:p>
          </table:table-cell>
          <table:table-cell office:value-type="float" office:value="79.376999999999995" table:style-name="ce8">
            <text:p>79.377</text:p>
          </table:table-cell>
          <table:table-cell office:value-type="float" office:value="75.781000000000006" table:style-name="ce8">
            <text:p>75.781</text:p>
          </table:table-cell>
          <table:table-cell office:value-type="float" office:value="68.093000000000004" table:style-name="ce8">
            <text:p>68.093</text:p>
          </table:table-cell>
          <table:table-cell office:value-type="float" office:value="55.253" table:style-name="ce8">
            <text:p>55.253</text:p>
          </table:table-cell>
          <table:table-cell office:value-type="float" office:value="51.362000000000002" table:style-name="ce8">
            <text:p>51.362</text:p>
          </table:table-cell>
          <table:table-cell office:value-type="float" office:value="52.529000000000003" table:style-name="ce8">
            <text:p>52.529</text:p>
          </table:table-cell>
          <table:table-cell office:value-type="float" office:value="48.637999999999998" table:style-name="ce8">
            <text:p>48.638</text:p>
          </table:table-cell>
          <table:table-cell office:value-type="float" office:value="75.096999999999994" table:style-name="ce8">
            <text:p>75.097</text:p>
          </table:table-cell>
          <table:table-cell office:value-type="float" office:value="80.933999999999997" table:style-name="ce8">
            <text:p>80.934</text:p>
          </table:table-cell>
          <table:table-cell office:value-type="float" office:value="64.201999999999998" table:style-name="ce8">
            <text:p>64.202</text:p>
          </table:table-cell>
          <table:table-cell office:value-type="float" office:value="62.646000000000001" table:style-name="ce8">
            <text:p>62.646</text:p>
          </table:table-cell>
          <table:table-cell office:value-type="float" office:value="62.646000000000001" table:style-name="ce8">
            <text:p>62.646</text:p>
          </table:table-cell>
          <table:table-cell office:value-type="float" office:value="67.703999999999994" table:style-name="ce8">
            <text:p>67.704</text:p>
          </table:table-cell>
          <table:table-cell office:value-type="float" office:value="85.213999999999999" table:style-name="ce8">
            <text:p>85.214</text:p>
          </table:table-cell>
          <table:table-cell office:value-type="float" office:value="63.813000000000002" table:style-name="ce8">
            <text:p>63.813</text:p>
          </table:table-cell>
          <table:table-cell office:value-type="float" office:value="58.755000000000003" table:style-name="ce8">
            <text:p>58.755</text:p>
          </table:table-cell>
          <table:table-cell office:value-type="float" office:value="64.980999999999995" table:style-name="ce8">
            <text:p>64.981</text:p>
          </table:table-cell>
          <table:table-cell office:value-type="float" office:value="31.25" table:style-name="ce8">
            <text:p>31.25</text:p>
          </table:table-cell>
          <table:table-cell office:value-type="float" office:value="37.353999999999999" table:style-name="ce8">
            <text:p>37.354</text:p>
          </table:table-cell>
          <table:table-cell office:value-type="float" office:value="25.681000000000001" table:style-name="ce8">
            <text:p>25.681</text:p>
          </table:table-cell>
          <table:table-cell office:value-type="float" office:value="70.039000000000001" table:style-name="ce8">
            <text:p>70.039</text:p>
          </table:table-cell>
          <table:table-cell office:value-type="float" office:value="57.198" table:style-name="ce8">
            <text:p>57.198</text:p>
          </table:table-cell>
          <table:table-cell office:value-type="float" office:value="44.747" table:style-name="ce8">
            <text:p>44.747</text:p>
          </table:table-cell>
          <table:table-cell office:value-type="float" office:value="50.972999999999999" table:style-name="ce8">
            <text:p>50.973</text:p>
          </table:table-cell>
          <table:table-cell office:value-type="float" office:value="28.794" table:style-name="ce8">
            <text:p>28.794</text:p>
          </table:table-cell>
          <table:table-cell office:value-type="float" office:value="31.128" table:style-name="ce8">
            <text:p>31.128</text:p>
          </table:table-cell>
          <table:table-cell office:value-type="float" office:value="55.469000000000001" table:style-name="ce8">
            <text:p>55.469</text:p>
          </table:table-cell>
          <table:table-cell office:value-type="float" office:value="32.421999999999997" table:style-name="ce8">
            <text:p>32.422</text:p>
          </table:table-cell>
          <table:table-cell office:value-type="float" office:value="43.969000000000001" table:style-name="ce8">
            <text:p>43.969</text:p>
          </table:table-cell>
          <table:table-cell office:value-type="float" office:value="50.195" table:style-name="ce8">
            <text:p>50.195</text:p>
          </table:table-cell>
          <table:table-cell office:value-type="float" office:value="56.25" table:style-name="ce8">
            <text:p>56.25</text:p>
          </table:table-cell>
          <table:table-cell office:value-type="float" office:value="39.063000000000002" table:style-name="ce8">
            <text:p>39.063</text:p>
          </table:table-cell>
          <table:table-cell office:value-type="float" office:value="41.634" table:style-name="ce8">
            <text:p>41.634</text:p>
          </table:table-cell>
          <table:table-cell office:value-type="float" office:value="40.856000000000002" table:style-name="ce8">
            <text:p>40.856</text:p>
          </table:table-cell>
          <table:table-cell office:value-type="float" office:value="40.078000000000003" table:style-name="ce8">
            <text:p>40.078</text:p>
          </table:table-cell>
          <table:table-cell office:value-type="float" office:value="27.344000000000001" table:style-name="ce8">
            <text:p>27.344</text:p>
          </table:table-cell>
          <table:table-cell office:value-type="float" office:value="82.49" table:style-name="ce8">
            <text:p>82.49</text:p>
          </table:table-cell>
          <table:table-cell office:value-type="float" office:value="67.314999999999998" table:style-name="ce8">
            <text:p>67.315</text:p>
          </table:table-cell>
          <table:table-cell office:value-type="float" office:value="60.7" table:style-name="ce8">
            <text:p>60.7</text:p>
          </table:table-cell>
          <table:table-cell office:value-type="float" office:value="56.42" table:style-name="ce8">
            <text:p>56.42</text:p>
          </table:table-cell>
          <table:table-cell office:value-type="float" office:value="61.088999999999999" table:style-name="ce8">
            <text:p>61.089</text:p>
          </table:table-cell>
          <table:table-cell office:value-type="float" office:value="56.808999999999997" table:style-name="ce8">
            <text:p>56.809</text:p>
          </table:table-cell>
          <table:table-cell office:value-type="float" office:value="64.843999999999994" table:style-name="ce8">
            <text:p>64.844</text:p>
          </table:table-cell>
          <table:table-cell office:value-type="float" office:value="11.765000000000001" table:style-name="ce8">
            <text:p>11.765</text:p>
          </table:table-cell>
          <table:table-cell office:value-type="float" office:value="17.254999999999999" table:style-name="ce8">
            <text:p>17.255</text:p>
          </table:table-cell>
          <table:table-cell office:value-type="float" office:value="38.430999999999997" table:style-name="ce8">
            <text:p>38.431</text:p>
          </table:table-cell>
          <table:table-cell office:value-type="float" office:value="32.548999999999999" table:style-name="ce8">
            <text:p>32.549</text:p>
          </table:table-cell>
          <table:table-cell office:value-type="float" office:value="91.27" table:style-name="ce8">
            <text:p>91.27</text:p>
          </table:table-cell>
          <table:table-cell office:value-type="float" office:value="52.59" table:style-name="ce8">
            <text:p>52.59</text:p>
          </table:table-cell>
          <table:table-cell office:value-type="float" office:value="57.768999999999998" table:style-name="ce8">
            <text:p>57.769</text:p>
          </table:table-cell>
          <table:table-cell office:value-type="float" office:value="24.513999999999999" table:style-name="ce8">
            <text:p>24.514</text:p>
          </table:table-cell>
          <table:table-cell office:value-type="float" office:value="14.286" table:style-name="ce8">
            <text:p>14.286</text:p>
          </table:table-cell>
          <table:table-cell office:value-type="float" office:value="6.3490000000000002" table:style-name="ce8">
            <text:p>6.349</text:p>
          </table:table-cell>
          <table:table-cell office:value-type="float" office:value="36.508000000000003" table:style-name="ce8">
            <text:p>36.508</text:p>
          </table:table-cell>
          <table:table-cell office:value-type="float" office:value="7.9370000000000003" table:style-name="ce8">
            <text:p>7.937</text:p>
          </table:table-cell>
          <table:table-cell office:value-type="float" office:value="31.745999999999999" table:style-name="ce8">
            <text:p>31.746</text:p>
          </table:table-cell>
          <table:table-cell office:value-type="float" office:value="33.332999999999998" table:style-name="ce8">
            <text:p>33.333</text:p>
          </table:table-cell>
          <table:table-cell office:value-type="float" office:value="31.745999999999999" table:style-name="ce8">
            <text:p>31.746</text:p>
          </table:table-cell>
          <table:table-cell office:value-type="float" office:value="4.7619999999999996" table:style-name="ce8">
            <text:p>4.762</text:p>
          </table:table-cell>
          <table:table-cell office:value-type="float" office:value="3.1749999999999998" table:style-name="ce8">
            <text:p>3.175</text:p>
          </table:table-cell>
          <table:table-cell office:value-type="float" office:value="22.222000000000001" table:style-name="ce8">
            <text:p>22.222</text:p>
          </table:table-cell>
          <table:table-cell office:value-type="float" office:value="17.46" table:style-name="ce8">
            <text:p>17.46</text:p>
          </table:table-cell>
          <table:table-cell office:value-type="float" office:value="3.1749999999999998" table:style-name="ce8">
            <text:p>3.175</text:p>
          </table:table-cell>
          <table:table-cell office:value-type="float" office:value="4.7619999999999996" table:style-name="ce8">
            <text:p>4.762</text:p>
          </table:table-cell>
          <table:table-cell office:value-type="float" office:value="9.5239999999999991" table:style-name="ce8">
            <text:p>9.524</text:p>
          </table:table-cell>
          <table:table-cell office:value-type="float" office:value="22.222000000000001" table:style-name="ce8">
            <text:p>22.222</text:p>
          </table:table-cell>
          <table:table-cell office:value-type="float" office:value="9.5239999999999991" table:style-name="ce8">
            <text:p>9.524</text:p>
          </table:table-cell>
          <table:table-cell office:value-type="float" office:value="14.286" table:style-name="ce8">
            <text:p>14.286</text:p>
          </table:table-cell>
          <table:table-cell office:value-type="float" office:value="14.286" table:style-name="ce8">
            <text:p>14.286</text:p>
          </table:table-cell>
          <table:table-cell office:value-type="float" office:value="12.698" table:style-name="ce8">
            <text:p>12.698</text:p>
          </table:table-cell>
          <table:table-cell office:value-type="float" office:value="1.587" table:style-name="ce8">
            <text:p>1.587</text:p>
          </table:table-cell>
          <table:table-cell office:value-type="float" office:value="20.233000000000001" table:style-name="ce8">
            <text:p>20.233</text:p>
          </table:table-cell>
          <table:table-cell office:value-type="string" table:style-name="ce8">
            <text:p>19.231</text:p>
          </table:table-cell>
          <table:table-cell office:value-type="string" table:style-name="ce8">
            <text:p>1.923</text:p>
          </table:table-cell>
          <table:table-cell office:value-type="string" table:style-name="ce8">
            <text:p>21.154</text:p>
          </table:table-cell>
          <table:table-cell office:value-type="string" table:style-name="ce8">
            <text:p>36.538</text:p>
          </table:table-cell>
          <table:table-cell office:value-type="string" table:style-name="ce8">
            <text:p>0</text:p>
          </table:table-cell>
          <table:table-cell office:value-type="string" table:style-name="ce8">
            <text:p>53.846</text:p>
          </table:table-cell>
          <table:table-cell office:value-type="string" table:style-name="ce8">
            <text:p>50</text:p>
          </table:table-cell>
          <table:table-cell office:value-type="string" table:style-name="ce8">
            <text:p>36.538</text:p>
          </table:table-cell>
          <table:table-cell office:value-type="string" table:style-name="ce8">
            <text:p>44.231</text:p>
          </table:table-cell>
          <table:table-cell office:value-type="string" table:style-name="ce8">
            <text:p>53.846</text:p>
          </table:table-cell>
          <table:table-cell office:value-type="string" table:style-name="ce8">
            <text:p>28.846</text:p>
          </table:table-cell>
          <table:table-cell office:value-type="string" table:style-name="ce8">
            <text:p>3.846</text:p>
          </table:table-cell>
          <table:table-cell office:value-type="string" table:style-name="ce8">
            <text:p>5.769</text:p>
          </table:table-cell>
          <table:table-cell office:value-type="string" table:style-name="ce8">
            <text:p>17.308</text:p>
          </table:table-cell>
          <table:table-cell office:value-type="string" table:style-name="ce8">
            <text:p>26.923</text:p>
          </table:table-cell>
          <table:table-cell office:value-type="string" table:style-name="ce8">
            <text:p>23.077</text:p>
          </table:table-cell>
          <table:table-cell office:value-type="string" table:style-name="ce8">
            <text:p>1.923</text:p>
          </table:table-cell>
          <table:table-cell office:value-type="string" table:style-name="ce8">
            <text:p>48.077</text:p>
          </table:table-cell>
          <table:table-cell office:value-type="string" table:style-name="ce8">
            <text:p>17.308</text:p>
          </table:table-cell>
          <table:table-cell office:value-type="string" table:style-name="ce8">
            <text:p>34.615</text:p>
          </table:table-cell>
          <table:table-cell office:value-type="string" table:style-name="ce8">
            <text:p>32.692</text:p>
          </table:table-cell>
          <table:table-cell office:value-type="string" table:style-name="ce8">
            <text:p>0</text:p>
          </table:table-cell>
          <table:table-cell office:value-type="string" table:style-name="ce8">
            <text:p>1.923</text:p>
          </table:table-cell>
          <table:table-cell office:value-type="string" table:style-name="ce8">
            <text:p>0</text:p>
          </table:table-cell>
          <table:table-cell office:value-type="string" table:style-name="ce8">
            <text:p>0</text:p>
          </table:table-cell>
          <table:table-cell office:value-type="string" table:style-name="ce8">
            <text:p>0</text:p>
          </table:table-cell>
          <table:table-cell office:value-type="string" table:style-name="ce8">
            <text:p>1.923</text:p>
          </table:table-cell>
          <table:table-cell office:value-type="string" table:style-name="ce8">
            <text:p>5.769</text:p>
          </table:table-cell>
          <table:table-cell office:value-type="string" table:style-name="ce8">
            <text:p>3.846</text:p>
          </table:table-cell>
          <table:table-cell office:value-type="string" table:style-name="ce8">
            <text:p>32.692</text:p>
          </table:table-cell>
          <table:table-cell office:value-type="string" table:style-name="ce8">
            <text:p>12</text:p>
          </table:table-cell>
          <table:table-cell office:value-type="string" table:style-name="ce8">
            <text:p>32.692</text:p>
          </table:table-cell>
          <table:table-cell office:value-type="string" table:style-name="ce8">
            <text:p>75</text:p>
          </table:table-cell>
          <table:table-cell office:value-type="string" table:style-name="ce8">
            <text:p>41.176</text:p>
          </table:table-cell>
          <table:table-cell office:value-type="float" office:value="35.856999999999999" table:style-name="ce8">
            <text:p>35.857</text:p>
          </table:table-cell>
          <table:table-cell office:value-type="float" office:value="35.457999999999998" table:style-name="ce8">
            <text:p>35.458</text:p>
          </table:table-cell>
          <table:table-cell office:value-type="float" office:value="34.661000000000001" table:style-name="ce8">
            <text:p>34.661</text:p>
          </table:table-cell>
          <table:table-cell office:value-type="float" office:value="25.498000000000001" table:style-name="ce8">
            <text:p>25.498</text:p>
          </table:table-cell>
          <table:table-cell office:value-type="float" office:value="38.975999999999999" table:style-name="ce8">
            <text:p>38.976</text:p>
          </table:table-cell>
          <table:table-cell office:value-type="float" office:value="47.244" table:style-name="ce8">
            <text:p>47.244</text:p>
          </table:table-cell>
          <table:table-cell office:value-type="float" office:value="22.835000000000001" table:style-name="ce8">
            <text:p>22.835</text:p>
          </table:table-cell>
          <table:table-cell office:value-type="float" office:value="70.471999999999994" table:style-name="ce8">
            <text:p>70.472</text:p>
          </table:table-cell>
          <table:table-cell table:number-columns-repeated="16238"/>
        </table:table-row>
        <table:table-row table:style-name="ro3">
          <table:table-cell office:value-type="string" table:style-name="ce3">
            <text:p>J1B: Cis/transgender categorisation (derived from J01/J01A)</text:p>
          </table:table-cell>
          <table:table-cell office:value-type="string" table:style-name="ce3">
            <text:p>Cisgender</text:p>
          </table:table-cell>
          <table:table-cell office:value-type="float" office:value="290150" table:style-name="ce8">
            <text:p>290150</text:p>
          </table:table-cell>
          <table:table-cell office:value-type="float" office:value="64.924999999999997" table:style-name="ce8">
            <text:p>64.925</text:p>
          </table:table-cell>
          <table:table-cell office:value-type="float" office:value="77.930999999999997" table:style-name="ce8">
            <text:p>77.931</text:p>
          </table:table-cell>
          <table:table-cell office:value-type="float" office:value="84.179000000000002" table:style-name="ce8">
            <text:p>84.179</text:p>
          </table:table-cell>
          <table:table-cell office:value-type="float" office:value="73.369" table:style-name="ce8">
            <text:p>73.369</text:p>
          </table:table-cell>
          <table:table-cell office:value-type="float" office:value="83.995000000000005" table:style-name="ce8">
            <text:p>83.995</text:p>
          </table:table-cell>
          <table:table-cell office:value-type="float" office:value="58.186999999999998" table:style-name="ce8">
            <text:p>58.187</text:p>
          </table:table-cell>
          <table:table-cell office:value-type="float" office:value="81.123999999999995" table:style-name="ce8">
            <text:p>81.124</text:p>
          </table:table-cell>
          <table:table-cell office:value-type="float" office:value="75.234999999999999" table:style-name="ce8">
            <text:p>75.235</text:p>
          </table:table-cell>
          <table:table-cell office:value-type="float" office:value="38.017000000000003" table:style-name="ce8">
            <text:p>38.017</text:p>
          </table:table-cell>
          <table:table-cell office:value-type="float" office:value="54.566000000000003" table:style-name="ce8">
            <text:p>54.566</text:p>
          </table:table-cell>
          <table:table-cell office:value-type="float" office:value="26.978999999999999" table:style-name="ce8">
            <text:p>26.979</text:p>
          </table:table-cell>
          <table:table-cell office:value-type="float" office:value="74.02" table:style-name="ce8">
            <text:p>74.02</text:p>
          </table:table-cell>
          <table:table-cell office:value-type="float" office:value="90.77" table:style-name="ce8">
            <text:p>90.77</text:p>
          </table:table-cell>
          <table:table-cell office:value-type="float" office:value="84.191000000000003" table:style-name="ce8">
            <text:p>84.191</text:p>
          </table:table-cell>
          <table:table-cell office:value-type="float" office:value="79.914000000000001" table:style-name="ce8">
            <text:p>79.914</text:p>
          </table:table-cell>
          <table:table-cell office:value-type="float" office:value="59.843000000000004" table:style-name="ce8">
            <text:p>59.843</text:p>
          </table:table-cell>
          <table:table-cell office:value-type="float" office:value="74.902000000000001" table:style-name="ce8">
            <text:p>74.902</text:p>
          </table:table-cell>
          <table:table-cell office:value-type="float" office:value="82.622" table:style-name="ce8">
            <text:p>82.622</text:p>
          </table:table-cell>
          <table:table-cell office:value-type="float" office:value="85.734999999999999" table:style-name="ce8">
            <text:p>85.735</text:p>
          </table:table-cell>
          <table:table-cell office:value-type="float" office:value="75.539000000000001" table:style-name="ce8">
            <text:p>75.539</text:p>
          </table:table-cell>
          <table:table-cell office:value-type="float" office:value="86.7" table:style-name="ce8">
            <text:p>86.7</text:p>
          </table:table-cell>
          <table:table-cell office:value-type="float" office:value="83.83" table:style-name="ce8">
            <text:p>83.83</text:p>
          </table:table-cell>
          <table:table-cell office:value-type="float" office:value="70.260000000000005" table:style-name="ce8">
            <text:p>70.26</text:p>
          </table:table-cell>
          <table:table-cell office:value-type="float" office:value="79.878" table:style-name="ce8">
            <text:p>79.878</text:p>
          </table:table-cell>
          <table:table-cell office:value-type="float" office:value="82.897999999999996" table:style-name="ce8">
            <text:p>82.898</text:p>
          </table:table-cell>
          <table:table-cell office:value-type="float" office:value="70.963999999999999" table:style-name="ce8">
            <text:p>70.964</text:p>
          </table:table-cell>
          <table:table-cell office:value-type="float" office:value="67.972999999999999" table:style-name="ce8">
            <text:p>67.973</text:p>
          </table:table-cell>
          <table:table-cell office:value-type="float" office:value="71.778999999999996" table:style-name="ce8">
            <text:p>71.779</text:p>
          </table:table-cell>
          <table:table-cell office:value-type="float" office:value="43.795999999999999" table:style-name="ce8">
            <text:p>43.796</text:p>
          </table:table-cell>
          <table:table-cell office:value-type="float" office:value="88.435000000000002" table:style-name="ce8">
            <text:p>88.435</text:p>
          </table:table-cell>
          <table:table-cell office:value-type="float" office:value="85.472999999999999" table:style-name="ce8">
            <text:p>85.473</text:p>
          </table:table-cell>
          <table:table-cell office:value-type="float" office:value="78.081000000000003" table:style-name="ce8">
            <text:p>78.081</text:p>
          </table:table-cell>
          <table:table-cell office:value-type="float" office:value="68.218000000000004" table:style-name="ce8">
            <text:p>68.218</text:p>
          </table:table-cell>
          <table:table-cell office:value-type="float" office:value="53.481000000000002" table:style-name="ce8">
            <text:p>53.481</text:p>
          </table:table-cell>
          <table:table-cell office:value-type="float" office:value="59.363" table:style-name="ce8">
            <text:p>59.363</text:p>
          </table:table-cell>
          <table:table-cell office:value-type="float" office:value="51.665999999999997" table:style-name="ce8">
            <text:p>51.666</text:p>
          </table:table-cell>
          <table:table-cell office:value-type="float" office:value="83.646000000000001" table:style-name="ce8">
            <text:p>83.646</text:p>
          </table:table-cell>
          <table:table-cell office:value-type="float" office:value="88.635000000000005" table:style-name="ce8">
            <text:p>88.635</text:p>
          </table:table-cell>
          <table:table-cell office:value-type="float" office:value="72.462999999999994" table:style-name="ce8">
            <text:p>72.463</text:p>
          </table:table-cell>
          <table:table-cell office:value-type="float" office:value="79.734999999999999" table:style-name="ce8">
            <text:p>79.735</text:p>
          </table:table-cell>
          <table:table-cell office:value-type="float" office:value="71.975999999999999" table:style-name="ce8">
            <text:p>71.976</text:p>
          </table:table-cell>
          <table:table-cell office:value-type="float" office:value="79.082999999999998" table:style-name="ce8">
            <text:p>79.083</text:p>
          </table:table-cell>
          <table:table-cell office:value-type="float" office:value="88.15" table:style-name="ce8">
            <text:p>88.15</text:p>
          </table:table-cell>
          <table:table-cell office:value-type="float" office:value="74.055000000000007" table:style-name="ce8">
            <text:p>74.055</text:p>
          </table:table-cell>
          <table:table-cell office:value-type="float" office:value="65.462999999999994" table:style-name="ce8">
            <text:p>65.463</text:p>
          </table:table-cell>
          <table:table-cell office:value-type="float" office:value="72.671000000000006" table:style-name="ce8">
            <text:p>72.671</text:p>
          </table:table-cell>
          <table:table-cell office:value-type="float" office:value="37.512999999999998" table:style-name="ce8">
            <text:p>37.513</text:p>
          </table:table-cell>
          <table:table-cell office:value-type="float" office:value="44.259" table:style-name="ce8">
            <text:p>44.259</text:p>
          </table:table-cell>
          <table:table-cell office:value-type="float" office:value="32.287999999999997" table:style-name="ce8">
            <text:p>32.288</text:p>
          </table:table-cell>
          <table:table-cell office:value-type="float" office:value="70.605999999999995" table:style-name="ce8">
            <text:p>70.606</text:p>
          </table:table-cell>
          <table:table-cell office:value-type="float" office:value="65.625" table:style-name="ce8">
            <text:p>65.625</text:p>
          </table:table-cell>
          <table:table-cell office:value-type="float" office:value="56.334000000000003" table:style-name="ce8">
            <text:p>56.334</text:p>
          </table:table-cell>
          <table:table-cell office:value-type="float" office:value="57.792000000000002" table:style-name="ce8">
            <text:p>57.792</text:p>
          </table:table-cell>
          <table:table-cell office:value-type="float" office:value="41.82" table:style-name="ce8">
            <text:p>41.82</text:p>
          </table:table-cell>
          <table:table-cell office:value-type="float" office:value="38.478000000000002" table:style-name="ce8">
            <text:p>38.478</text:p>
          </table:table-cell>
          <table:table-cell office:value-type="float" office:value="68.141999999999996" table:style-name="ce8">
            <text:p>68.142</text:p>
          </table:table-cell>
          <table:table-cell office:value-type="float" office:value="40.590000000000003" table:style-name="ce8">
            <text:p>40.59</text:p>
          </table:table-cell>
          <table:table-cell office:value-type="float" office:value="51.683999999999997" table:style-name="ce8">
            <text:p>51.684</text:p>
          </table:table-cell>
          <table:table-cell office:value-type="float" office:value="66.054000000000002" table:style-name="ce8">
            <text:p>66.054</text:p>
          </table:table-cell>
          <table:table-cell office:value-type="float" office:value="63.359000000000002" table:style-name="ce8">
            <text:p>63.359</text:p>
          </table:table-cell>
          <table:table-cell office:value-type="float" office:value="55.935000000000002" table:style-name="ce8">
            <text:p>55.935</text:p>
          </table:table-cell>
          <table:table-cell office:value-type="float" office:value="56.972000000000001" table:style-name="ce8">
            <text:p>56.972</text:p>
          </table:table-cell>
          <table:table-cell office:value-type="float" office:value="54.095999999999997" table:style-name="ce8">
            <text:p>54.096</text:p>
          </table:table-cell>
          <table:table-cell office:value-type="float" office:value="51.838000000000001" table:style-name="ce8">
            <text:p>51.838</text:p>
          </table:table-cell>
          <table:table-cell office:value-type="float" office:value="38.820999999999998" table:style-name="ce8">
            <text:p>38.821</text:p>
          </table:table-cell>
          <table:table-cell office:value-type="float" office:value="90.841999999999999" table:style-name="ce8">
            <text:p>90.842</text:p>
          </table:table-cell>
          <table:table-cell office:value-type="float" office:value="70.863" table:style-name="ce8">
            <text:p>70.863</text:p>
          </table:table-cell>
          <table:table-cell office:value-type="float" office:value="72.025999999999996" table:style-name="ce8">
            <text:p>72.026</text:p>
          </table:table-cell>
          <table:table-cell office:value-type="float" office:value="71.125" table:style-name="ce8">
            <text:p>71.125</text:p>
          </table:table-cell>
          <table:table-cell office:value-type="float" office:value="81.117999999999995" table:style-name="ce8">
            <text:p>81.118</text:p>
          </table:table-cell>
          <table:table-cell office:value-type="float" office:value="61.134" table:style-name="ce8">
            <text:p>61.134</text:p>
          </table:table-cell>
          <table:table-cell office:value-type="float" office:value="72.509" table:style-name="ce8">
            <text:p>72.509</text:p>
          </table:table-cell>
          <table:table-cell office:value-type="float" office:value="5.5069999999999997" table:style-name="ce8">
            <text:p>5.507</text:p>
          </table:table-cell>
          <table:table-cell office:value-type="float" office:value="10.427" table:style-name="ce8">
            <text:p>10.427</text:p>
          </table:table-cell>
          <table:table-cell office:value-type="float" office:value="28.151" table:style-name="ce8">
            <text:p>28.151</text:p>
          </table:table-cell>
          <table:table-cell office:value-type="float" office:value="55.914999999999999" table:style-name="ce8">
            <text:p>55.915</text:p>
          </table:table-cell>
          <table:table-cell office:value-type="float" office:value="91.209000000000003" table:style-name="ce8">
            <text:p>91.209</text:p>
          </table:table-cell>
          <table:table-cell office:value-type="float" office:value="68.739999999999995" table:style-name="ce8">
            <text:p>68.74</text:p>
          </table:table-cell>
          <table:table-cell office:value-type="float" office:value="74.072999999999993" table:style-name="ce8">
            <text:p>74.073</text:p>
          </table:table-cell>
          <table:table-cell office:value-type="float" office:value="9.1880000000000006" table:style-name="ce8">
            <text:p>9.188</text:p>
          </table:table-cell>
          <table:table-cell office:value-type="float" office:value="16.45" table:style-name="ce8">
            <text:p>16.45</text:p>
          </table:table-cell>
          <table:table-cell office:value-type="float" office:value="13.153" table:style-name="ce8">
            <text:p>13.153</text:p>
          </table:table-cell>
          <table:table-cell office:value-type="float" office:value="14.407" table:style-name="ce8">
            <text:p>14.407</text:p>
          </table:table-cell>
          <table:table-cell office:value-type="float" office:value="12.348000000000001" table:style-name="ce8">
            <text:p>12.348</text:p>
          </table:table-cell>
          <table:table-cell office:value-type="float" office:value="14.331" table:style-name="ce8">
            <text:p>14.331</text:p>
          </table:table-cell>
          <table:table-cell office:value-type="float" office:value="0.12" table:style-name="ce8">
            <text:p>0.12</text:p>
          </table:table-cell>
          <table:table-cell office:value-type="float" office:value="23.183" table:style-name="ce8">
            <text:p>23.183</text:p>
          </table:table-cell>
          <table:table-cell office:value-type="float" office:value="3.3650000000000002" table:style-name="ce8">
            <text:p>3.365</text:p>
          </table:table-cell>
          <table:table-cell office:value-type="float" office:value="1.5509999999999999" table:style-name="ce8">
            <text:p>1.551</text:p>
          </table:table-cell>
          <table:table-cell office:value-type="float" office:value="13.36" table:style-name="ce8">
            <text:p>13.36</text:p>
          </table:table-cell>
          <table:table-cell office:value-type="float" office:value="9.8230000000000004" table:style-name="ce8">
            <text:p>9.823</text:p>
          </table:table-cell>
          <table:table-cell office:value-type="float" office:value="1.6519999999999999" table:style-name="ce8">
            <text:p>1.652</text:p>
          </table:table-cell>
          <table:table-cell office:value-type="float" office:value="2.984" table:style-name="ce8">
            <text:p>2.984</text:p>
          </table:table-cell>
          <table:table-cell office:value-type="float" office:value="2.9620000000000002" table:style-name="ce8">
            <text:p>2.962</text:p>
          </table:table-cell>
          <table:table-cell office:value-type="float" office:value="2.1720000000000002" table:style-name="ce8">
            <text:p>2.172</text:p>
          </table:table-cell>
          <table:table-cell office:value-type="float" office:value="5.468" table:style-name="ce8">
            <text:p>5.468</text:p>
          </table:table-cell>
          <table:table-cell office:value-type="float" office:value="16.905999999999999" table:style-name="ce8">
            <text:p>16.906</text:p>
          </table:table-cell>
          <table:table-cell office:value-type="float" office:value="18.873999999999999" table:style-name="ce8">
            <text:p>18.874</text:p>
          </table:table-cell>
          <table:table-cell office:value-type="float" office:value="19.63" table:style-name="ce8">
            <text:p>19.63</text:p>
          </table:table-cell>
          <table:table-cell office:value-type="float" office:value="7.76" table:style-name="ce8">
            <text:p>7.76</text:p>
          </table:table-cell>
          <table:table-cell office:value-type="float" office:value="8.1120000000000001" table:style-name="ce8">
            <text:p>8.112</text:p>
          </table:table-cell>
          <table:table-cell office:value-type="string" table:style-name="ce8">
            <text:p>10.315</text:p>
          </table:table-cell>
          <table:table-cell office:value-type="string" table:style-name="ce8">
            <text:p>4.435</text:p>
          </table:table-cell>
          <table:table-cell office:value-type="string" table:style-name="ce8">
            <text:p>26.123</text:p>
          </table:table-cell>
          <table:table-cell office:value-type="string" table:style-name="ce8">
            <text:p>38.433</text:p>
          </table:table-cell>
          <table:table-cell office:value-type="string" table:style-name="ce8">
            <text:p>0.84</text:p>
          </table:table-cell>
          <table:table-cell office:value-type="string" table:style-name="ce8">
            <text:p>38.271</text:p>
          </table:table-cell>
          <table:table-cell office:value-type="string" table:style-name="ce8">
            <text:p>44.314</text:p>
          </table:table-cell>
          <table:table-cell office:value-type="string" table:style-name="ce8">
            <text:p>24.541</text:p>
          </table:table-cell>
          <table:table-cell office:value-type="string" table:style-name="ce8">
            <text:p>37.785</text:p>
          </table:table-cell>
          <table:table-cell office:value-type="string" table:style-name="ce8">
            <text:p>35.717</text:p>
          </table:table-cell>
          <table:table-cell office:value-type="string" table:style-name="ce8">
            <text:p>25.214</text:p>
          </table:table-cell>
          <table:table-cell office:value-type="string" table:style-name="ce8">
            <text:p>2.951</text:p>
          </table:table-cell>
          <table:table-cell office:value-type="string" table:style-name="ce8">
            <text:p>4.303</text:p>
          </table:table-cell>
          <table:table-cell office:value-type="string" table:style-name="ce8">
            <text:p>8.686</text:p>
          </table:table-cell>
          <table:table-cell office:value-type="string" table:style-name="ce8">
            <text:p>11.692</text:p>
          </table:table-cell>
          <table:table-cell office:value-type="string" table:style-name="ce8">
            <text:p>15.782</text:p>
          </table:table-cell>
          <table:table-cell office:value-type="string" table:style-name="ce8">
            <text:p>2.887</text:p>
          </table:table-cell>
          <table:table-cell office:value-type="string" table:style-name="ce8">
            <text:p>40.963</text:p>
          </table:table-cell>
          <table:table-cell office:value-type="string" table:style-name="ce8">
            <text:p>10.064</text:p>
          </table:table-cell>
          <table:table-cell office:value-type="string" table:style-name="ce8">
            <text:p>31.686</text:p>
          </table:table-cell>
          <table:table-cell office:value-type="string" table:style-name="ce8">
            <text:p>26.521</text:p>
          </table:table-cell>
          <table:table-cell office:value-type="string" table:style-name="ce8">
            <text:p>5.109</text:p>
          </table:table-cell>
          <table:table-cell office:value-type="string" table:style-name="ce8">
            <text:p>2.071</text:p>
          </table:table-cell>
          <table:table-cell office:value-type="string" table:style-name="ce8">
            <text:p>1.262</text:p>
          </table:table-cell>
          <table:table-cell office:value-type="string" table:style-name="ce8">
            <text:p>1.78</text:p>
          </table:table-cell>
          <table:table-cell office:value-type="string" table:style-name="ce8">
            <text:p>1.947</text:p>
          </table:table-cell>
          <table:table-cell office:value-type="string" table:style-name="ce8">
            <text:p>1.198</text:p>
          </table:table-cell>
          <table:table-cell office:value-type="string" table:style-name="ce8">
            <text:p>2.717</text:p>
          </table:table-cell>
          <table:table-cell office:value-type="string" table:style-name="ce8">
            <text:p>9.123</text:p>
          </table:table-cell>
          <table:table-cell office:value-type="string" table:style-name="ce8">
            <text:p>42.353</text:p>
          </table:table-cell>
          <table:table-cell office:value-type="string" table:style-name="ce8">
            <text:p>15.889</text:p>
          </table:table-cell>
          <table:table-cell office:value-type="string" table:style-name="ce8">
            <text:p>42.094</text:p>
          </table:table-cell>
          <table:table-cell office:value-type="string" table:style-name="ce8">
            <text:p>59.955</text:p>
          </table:table-cell>
          <table:table-cell office:value-type="string" table:style-name="ce8">
            <text:p>33.098</text:p>
          </table:table-cell>
          <table:table-cell office:value-type="float" office:value="59.831000000000003" table:style-name="ce8">
            <text:p>59.831</text:p>
          </table:table-cell>
          <table:table-cell office:value-type="float" office:value="67.623000000000005" table:style-name="ce8">
            <text:p>67.623</text:p>
          </table:table-cell>
          <table:table-cell office:value-type="float" office:value="57.74" table:style-name="ce8">
            <text:p>57.74</text:p>
          </table:table-cell>
          <table:table-cell office:value-type="float" office:value="44.731000000000002" table:style-name="ce8">
            <text:p>44.731</text:p>
          </table:table-cell>
          <table:table-cell office:value-type="float" office:value="69.581999999999994" table:style-name="ce8">
            <text:p>69.582</text:p>
          </table:table-cell>
          <table:table-cell office:value-type="float" office:value="70.567999999999998" table:style-name="ce8">
            <text:p>70.568</text:p>
          </table:table-cell>
          <table:table-cell office:value-type="float" office:value="5.532" table:style-name="ce8">
            <text:p>5.532</text:p>
          </table:table-cell>
          <table:table-cell office:value-type="float" office:value="77.403000000000006" table:style-name="ce8">
            <text:p>77.403</text:p>
          </table:table-cell>
          <table:table-cell table:number-columns-repeated="16238"/>
        </table:table-row>
        <table:table-row table:style-name="ro3">
          <table:table-cell office:value-type="string" table:style-name="ce3">
            <text:p>J1B: Cis/transgender categorisation (derived from J01/J01A)</text:p>
          </table:table-cell>
          <table:table-cell office:value-type="string" table:style-name="ce3">
            <text:p>Trans-Other</text:p>
          </table:table-cell>
          <table:table-cell office:value-type="float" office:value="1202" table:style-name="ce8">
            <text:p>1202</text:p>
          </table:table-cell>
          <table:table-cell office:value-type="float" office:value="61.837000000000003" table:style-name="ce8">
            <text:p>61.837</text:p>
          </table:table-cell>
          <table:table-cell office:value-type="float" office:value="71.682000000000002" table:style-name="ce8">
            <text:p>71.682</text:p>
          </table:table-cell>
          <table:table-cell office:value-type="float" office:value="78.826999999999998" table:style-name="ce8">
            <text:p>78.827</text:p>
          </table:table-cell>
          <table:table-cell office:value-type="float" office:value="68.923000000000002" table:style-name="ce8">
            <text:p>68.923</text:p>
          </table:table-cell>
          <table:table-cell office:value-type="float" office:value="78.350999999999999" table:style-name="ce8">
            <text:p>78.351</text:p>
          </table:table-cell>
          <table:table-cell office:value-type="float" office:value="54.597000000000001" table:style-name="ce8">
            <text:p>54.597</text:p>
          </table:table-cell>
          <table:table-cell office:value-type="float" office:value="73.111000000000004" table:style-name="ce8">
            <text:p>73.111</text:p>
          </table:table-cell>
          <table:table-cell office:value-type="float" office:value="71.495999999999995" table:style-name="ce8">
            <text:p>71.496</text:p>
          </table:table-cell>
          <table:table-cell office:value-type="float" office:value="35.360999999999997" table:style-name="ce8">
            <text:p>35.361</text:p>
          </table:table-cell>
          <table:table-cell office:value-type="float" office:value="50.366" table:style-name="ce8">
            <text:p>50.366</text:p>
          </table:table-cell>
          <table:table-cell office:value-type="float" office:value="30.448" table:style-name="ce8">
            <text:p>30.448</text:p>
          </table:table-cell>
          <table:table-cell office:value-type="float" office:value="69.94" table:style-name="ce8">
            <text:p>69.94</text:p>
          </table:table-cell>
          <table:table-cell office:value-type="float" office:value="86.177999999999997" table:style-name="ce8">
            <text:p>86.178</text:p>
          </table:table-cell>
          <table:table-cell office:value-type="float" office:value="76.671999999999997" table:style-name="ce8">
            <text:p>76.672</text:p>
          </table:table-cell>
          <table:table-cell office:value-type="float" office:value="73.786000000000001" table:style-name="ce8">
            <text:p>73.786</text:p>
          </table:table-cell>
          <table:table-cell office:value-type="float" office:value="53.265999999999998" table:style-name="ce8">
            <text:p>53.266</text:p>
          </table:table-cell>
          <table:table-cell office:value-type="float" office:value="68.477999999999994" table:style-name="ce8">
            <text:p>68.478</text:p>
          </table:table-cell>
          <table:table-cell office:value-type="float" office:value="76.186999999999998" table:style-name="ce8">
            <text:p>76.187</text:p>
          </table:table-cell>
          <table:table-cell office:value-type="float" office:value="81.5" table:style-name="ce8">
            <text:p>81.5</text:p>
          </table:table-cell>
          <table:table-cell office:value-type="float" office:value="72.203999999999994" table:style-name="ce8">
            <text:p>72.204</text:p>
          </table:table-cell>
          <table:table-cell office:value-type="float" office:value="81.287000000000006" table:style-name="ce8">
            <text:p>81.287</text:p>
          </table:table-cell>
          <table:table-cell office:value-type="float" office:value="78.721999999999994" table:style-name="ce8">
            <text:p>78.722</text:p>
          </table:table-cell>
          <table:table-cell office:value-type="float" office:value="64.765000000000001" table:style-name="ce8">
            <text:p>64.765</text:p>
          </table:table-cell>
          <table:table-cell office:value-type="float" office:value="73.099000000000004" table:style-name="ce8">
            <text:p>73.099</text:p>
          </table:table-cell>
          <table:table-cell office:value-type="float" office:value="77.667000000000002" table:style-name="ce8">
            <text:p>77.667</text:p>
          </table:table-cell>
          <table:table-cell office:value-type="float" office:value="67.866" table:style-name="ce8">
            <text:p>67.866</text:p>
          </table:table-cell>
          <table:table-cell office:value-type="float" office:value="64.873999999999995" table:style-name="ce8">
            <text:p>64.874</text:p>
          </table:table-cell>
          <table:table-cell office:value-type="float" office:value="65.441999999999993" table:style-name="ce8">
            <text:p>65.442</text:p>
          </table:table-cell>
          <table:table-cell office:value-type="float" office:value="42.796999999999997" table:style-name="ce8">
            <text:p>42.797</text:p>
          </table:table-cell>
          <table:table-cell office:value-type="float" office:value="83.319000000000003" table:style-name="ce8">
            <text:p>83.319</text:p>
          </table:table-cell>
          <table:table-cell office:value-type="float" office:value="80.367999999999995" table:style-name="ce8">
            <text:p>80.368</text:p>
          </table:table-cell>
          <table:table-cell office:value-type="float" office:value="71.344999999999999" table:style-name="ce8">
            <text:p>71.345</text:p>
          </table:table-cell>
          <table:table-cell office:value-type="float" office:value="61.268999999999998" table:style-name="ce8">
            <text:p>61.269</text:p>
          </table:table-cell>
          <table:table-cell office:value-type="float" office:value="52.887" table:style-name="ce8">
            <text:p>52.887</text:p>
          </table:table-cell>
          <table:table-cell office:value-type="float" office:value="53.518000000000001" table:style-name="ce8">
            <text:p>53.518</text:p>
          </table:table-cell>
          <table:table-cell office:value-type="float" office:value="50.628" table:style-name="ce8">
            <text:p>50.628</text:p>
          </table:table-cell>
          <table:table-cell office:value-type="float" office:value="74.602999999999994" table:style-name="ce8">
            <text:p>74.603</text:p>
          </table:table-cell>
          <table:table-cell office:value-type="float" office:value="82.691999999999993" table:style-name="ce8">
            <text:p>82.692</text:p>
          </table:table-cell>
          <table:table-cell office:value-type="float" office:value="66.527000000000001" table:style-name="ce8">
            <text:p>66.527</text:p>
          </table:table-cell>
          <table:table-cell office:value-type="float" office:value="68.650000000000006" table:style-name="ce8">
            <text:p>68.65</text:p>
          </table:table-cell>
          <table:table-cell office:value-type="float" office:value="69" table:style-name="ce8">
            <text:p>69</text:p>
          </table:table-cell>
          <table:table-cell office:value-type="float" office:value="74.667000000000002" table:style-name="ce8">
            <text:p>74.667</text:p>
          </table:table-cell>
          <table:table-cell office:value-type="float" office:value="85.129000000000005" table:style-name="ce8">
            <text:p>85.129</text:p>
          </table:table-cell>
          <table:table-cell office:value-type="float" office:value="69.198999999999998" table:style-name="ce8">
            <text:p>69.199</text:p>
          </table:table-cell>
          <table:table-cell office:value-type="float" office:value="64.47" table:style-name="ce8">
            <text:p>64.47</text:p>
          </table:table-cell>
          <table:table-cell office:value-type="float" office:value="66.917000000000002" table:style-name="ce8">
            <text:p>66.917</text:p>
          </table:table-cell>
          <table:table-cell office:value-type="float" office:value="36.423999999999999" table:style-name="ce8">
            <text:p>36.424</text:p>
          </table:table-cell>
          <table:table-cell office:value-type="float" office:value="38.494" table:style-name="ce8">
            <text:p>38.494</text:p>
          </table:table-cell>
          <table:table-cell office:value-type="float" office:value="30.936" table:style-name="ce8">
            <text:p>30.936</text:p>
          </table:table-cell>
          <table:table-cell office:value-type="float" office:value="65.167000000000002" table:style-name="ce8">
            <text:p>65.167</text:p>
          </table:table-cell>
          <table:table-cell office:value-type="float" office:value="58.612000000000002" table:style-name="ce8">
            <text:p>58.612</text:p>
          </table:table-cell>
          <table:table-cell office:value-type="float" office:value="50.838000000000001" table:style-name="ce8">
            <text:p>50.838</text:p>
          </table:table-cell>
          <table:table-cell office:value-type="float" office:value="52.960999999999999" table:style-name="ce8">
            <text:p>52.961</text:p>
          </table:table-cell>
          <table:table-cell office:value-type="float" office:value="40.134" table:style-name="ce8">
            <text:p>40.134</text:p>
          </table:table-cell>
          <table:table-cell office:value-type="float" office:value="39.033000000000001" table:style-name="ce8">
            <text:p>39.033</text:p>
          </table:table-cell>
          <table:table-cell office:value-type="float" office:value="61.789000000000001" table:style-name="ce8">
            <text:p>61.789</text:p>
          </table:table-cell>
          <table:table-cell office:value-type="float" office:value="38.930999999999997" table:style-name="ce8">
            <text:p>38.931</text:p>
          </table:table-cell>
          <table:table-cell office:value-type="float" office:value="45.948" table:style-name="ce8">
            <text:p>45.948</text:p>
          </table:table-cell>
          <table:table-cell office:value-type="float" office:value="60.167000000000002" table:style-name="ce8">
            <text:p>60.167</text:p>
          </table:table-cell>
          <table:table-cell office:value-type="float" office:value="60.384999999999998" table:style-name="ce8">
            <text:p>60.385</text:p>
          </table:table-cell>
          <table:table-cell office:value-type="float" office:value="51.296999999999997" table:style-name="ce8">
            <text:p>51.297</text:p>
          </table:table-cell>
          <table:table-cell office:value-type="float" office:value="54.811999999999998" table:style-name="ce8">
            <text:p>54.812</text:p>
          </table:table-cell>
          <table:table-cell office:value-type="float" office:value="51.591000000000001" table:style-name="ce8">
            <text:p>51.591</text:p>
          </table:table-cell>
          <table:table-cell office:value-type="float" office:value="47.491999999999997" table:style-name="ce8">
            <text:p>47.492</text:p>
          </table:table-cell>
          <table:table-cell office:value-type="float" office:value="35.756" table:style-name="ce8">
            <text:p>35.756</text:p>
          </table:table-cell>
          <table:table-cell office:value-type="float" office:value="85.212999999999994" table:style-name="ce8">
            <text:p>85.213</text:p>
          </table:table-cell>
          <table:table-cell office:value-type="float" office:value="63.826000000000001" table:style-name="ce8">
            <text:p>63.826</text:p>
          </table:table-cell>
          <table:table-cell office:value-type="float" office:value="63.241" table:style-name="ce8">
            <text:p>63.241</text:p>
          </table:table-cell>
          <table:table-cell office:value-type="float" office:value="61.287999999999997" table:style-name="ce8">
            <text:p>61.288</text:p>
          </table:table-cell>
          <table:table-cell office:value-type="float" office:value="67.947000000000003" table:style-name="ce8">
            <text:p>67.947</text:p>
          </table:table-cell>
          <table:table-cell office:value-type="float" office:value="57.561" table:style-name="ce8">
            <text:p>57.561</text:p>
          </table:table-cell>
          <table:table-cell office:value-type="float" office:value="64.537999999999997" table:style-name="ce8">
            <text:p>64.538</text:p>
          </table:table-cell>
          <table:table-cell office:value-type="float" office:value="9.1669999999999998" table:style-name="ce8">
            <text:p>9.167</text:p>
          </table:table-cell>
          <table:table-cell office:value-type="float" office:value="13.12" table:style-name="ce8">
            <text:p>13.12</text:p>
          </table:table-cell>
          <table:table-cell office:value-type="float" office:value="30.109000000000002" table:style-name="ce8">
            <text:p>30.109</text:p>
          </table:table-cell>
          <table:table-cell office:value-type="float" office:value="47.603000000000002" table:style-name="ce8">
            <text:p>47.603</text:p>
          </table:table-cell>
          <table:table-cell office:value-type="float" office:value="84.786000000000001" table:style-name="ce8">
            <text:p>84.786</text:p>
          </table:table-cell>
          <table:table-cell office:value-type="float" office:value="59.45" table:style-name="ce8">
            <text:p>59.45</text:p>
          </table:table-cell>
          <table:table-cell office:value-type="float" office:value="60.707999999999998" table:style-name="ce8">
            <text:p>60.708</text:p>
          </table:table-cell>
          <table:table-cell office:value-type="float" office:value="18.181999999999999" table:style-name="ce8">
            <text:p>18.182</text:p>
          </table:table-cell>
          <table:table-cell office:value-type="float" office:value="16.972000000000001" table:style-name="ce8">
            <text:p>16.972</text:p>
          </table:table-cell>
          <table:table-cell office:value-type="float" office:value="7.798" table:style-name="ce8">
            <text:p>7.798</text:p>
          </table:table-cell>
          <table:table-cell office:value-type="float" office:value="21.56" table:style-name="ce8">
            <text:p>21.56</text:p>
          </table:table-cell>
          <table:table-cell office:value-type="float" office:value="15.596" table:style-name="ce8">
            <text:p>15.596</text:p>
          </table:table-cell>
          <table:table-cell office:value-type="float" office:value="24.312000000000001" table:style-name="ce8">
            <text:p>24.312</text:p>
          </table:table-cell>
          <table:table-cell office:value-type="float" office:value="24.312000000000001" table:style-name="ce8">
            <text:p>24.312</text:p>
          </table:table-cell>
          <table:table-cell office:value-type="float" office:value="21.56" table:style-name="ce8">
            <text:p>21.56</text:p>
          </table:table-cell>
          <table:table-cell office:value-type="float" office:value="5.9630000000000001" table:style-name="ce8">
            <text:p>5.963</text:p>
          </table:table-cell>
          <table:table-cell office:value-type="float" office:value="1.3759999999999999" table:style-name="ce8">
            <text:p>1.376</text:p>
          </table:table-cell>
          <table:table-cell office:value-type="float" office:value="16.513999999999999" table:style-name="ce8">
            <text:p>16.514</text:p>
          </table:table-cell>
          <table:table-cell office:value-type="float" office:value="11.468" table:style-name="ce8">
            <text:p>11.468</text:p>
          </table:table-cell>
          <table:table-cell office:value-type="float" office:value="2.294" table:style-name="ce8">
            <text:p>2.294</text:p>
          </table:table-cell>
          <table:table-cell office:value-type="float" office:value="2.7519999999999998" table:style-name="ce8">
            <text:p>2.752</text:p>
          </table:table-cell>
          <table:table-cell office:value-type="float" office:value="7.798" table:style-name="ce8">
            <text:p>7.798</text:p>
          </table:table-cell>
          <table:table-cell office:value-type="float" office:value="14.679" table:style-name="ce8">
            <text:p>14.679</text:p>
          </table:table-cell>
          <table:table-cell office:value-type="float" office:value="5.5049999999999999" table:style-name="ce8">
            <text:p>5.505</text:p>
          </table:table-cell>
          <table:table-cell office:value-type="float" office:value="15.138" table:style-name="ce8">
            <text:p>15.138</text:p>
          </table:table-cell>
          <table:table-cell office:value-type="float" office:value="12.843999999999999" table:style-name="ce8">
            <text:p>12.844</text:p>
          </table:table-cell>
          <table:table-cell office:value-type="float" office:value="10.092000000000001" table:style-name="ce8">
            <text:p>10.092</text:p>
          </table:table-cell>
          <table:table-cell office:value-type="float" office:value="9.1739999999999995" table:style-name="ce8">
            <text:p>9.174</text:p>
          </table:table-cell>
          <table:table-cell office:value-type="float" office:value="14.595000000000001" table:style-name="ce8">
            <text:p>14.595</text:p>
          </table:table-cell>
          <table:table-cell office:value-type="string" table:style-name="ce8">
            <text:p>13.714</text:p>
          </table:table-cell>
          <table:table-cell office:value-type="string" table:style-name="ce8">
            <text:p>9.143</text:p>
          </table:table-cell>
          <table:table-cell office:value-type="string" table:style-name="ce8">
            <text:p>24</text:p>
          </table:table-cell>
          <table:table-cell office:value-type="string" table:style-name="ce8">
            <text:p>35.429</text:p>
          </table:table-cell>
          <table:table-cell office:value-type="string" table:style-name="ce8">
            <text:p>2.286</text:p>
          </table:table-cell>
          <table:table-cell office:value-type="string" table:style-name="ce8">
            <text:p>40.571</text:p>
          </table:table-cell>
          <table:table-cell office:value-type="string" table:style-name="ce8">
            <text:p>45.714</text:p>
          </table:table-cell>
          <table:table-cell office:value-type="string" table:style-name="ce8">
            <text:p>26.857</text:p>
          </table:table-cell>
          <table:table-cell office:value-type="string" table:style-name="ce8">
            <text:p>42.286</text:p>
          </table:table-cell>
          <table:table-cell office:value-type="string" table:style-name="ce8">
            <text:p>38.857</text:p>
          </table:table-cell>
          <table:table-cell office:value-type="string" table:style-name="ce8">
            <text:p>24</text:p>
          </table:table-cell>
          <table:table-cell office:value-type="string" table:style-name="ce8">
            <text:p>4.571</text:p>
          </table:table-cell>
          <table:table-cell office:value-type="string" table:style-name="ce8">
            <text:p>6.286</text:p>
          </table:table-cell>
          <table:table-cell office:value-type="string" table:style-name="ce8">
            <text:p>14.286</text:p>
          </table:table-cell>
          <table:table-cell office:value-type="string" table:style-name="ce8">
            <text:p>18.857</text:p>
          </table:table-cell>
          <table:table-cell office:value-type="string" table:style-name="ce8">
            <text:p>16</text:p>
          </table:table-cell>
          <table:table-cell office:value-type="string" table:style-name="ce8">
            <text:p>2.286</text:p>
          </table:table-cell>
          <table:table-cell office:value-type="string" table:style-name="ce8">
            <text:p>39.655</text:p>
          </table:table-cell>
          <table:table-cell office:value-type="string" table:style-name="ce8">
            <text:p>14.368</text:p>
          </table:table-cell>
          <table:table-cell office:value-type="string" table:style-name="ce8">
            <text:p>37.931</text:p>
          </table:table-cell>
          <table:table-cell office:value-type="string" table:style-name="ce8">
            <text:p>27.586</text:p>
          </table:table-cell>
          <table:table-cell office:value-type="string" table:style-name="ce8">
            <text:p>2.299</text:p>
          </table:table-cell>
          <table:table-cell office:value-type="string" table:style-name="ce8">
            <text:p>1.149</text:p>
          </table:table-cell>
          <table:table-cell office:value-type="string" table:style-name="ce8">
            <text:p>0.575</text:p>
          </table:table-cell>
          <table:table-cell office:value-type="string" table:style-name="ce8">
            <text:p>0.575</text:p>
          </table:table-cell>
          <table:table-cell office:value-type="string" table:style-name="ce8">
            <text:p>4.023</text:p>
          </table:table-cell>
          <table:table-cell office:value-type="string" table:style-name="ce8">
            <text:p>2.299</text:p>
          </table:table-cell>
          <table:table-cell office:value-type="string" table:style-name="ce8">
            <text:p>5.172</text:p>
          </table:table-cell>
          <table:table-cell office:value-type="string" table:style-name="ce8">
            <text:p>6.322</text:p>
          </table:table-cell>
          <table:table-cell office:value-type="string" table:style-name="ce8">
            <text:p>39.181</text:p>
          </table:table-cell>
          <table:table-cell office:value-type="string" table:style-name="ce8">
            <text:p>16.766</text:p>
          </table:table-cell>
          <table:table-cell office:value-type="string" table:style-name="ce8">
            <text:p>33.721</text:p>
          </table:table-cell>
          <table:table-cell office:value-type="string" table:style-name="ce8">
            <text:p>61.272</text:p>
          </table:table-cell>
          <table:table-cell office:value-type="string" table:style-name="ce8">
            <text:p>49.254</text:p>
          </table:table-cell>
          <table:table-cell office:value-type="float" office:value="49.831000000000003" table:style-name="ce8">
            <text:p>49.831</text:p>
          </table:table-cell>
          <table:table-cell office:value-type="float" office:value="55.593000000000004" table:style-name="ce8">
            <text:p>55.593</text:p>
          </table:table-cell>
          <table:table-cell office:value-type="float" office:value="48.293999999999997" table:style-name="ce8">
            <text:p>48.294</text:p>
          </table:table-cell>
          <table:table-cell office:value-type="float" office:value="36.194000000000003" table:style-name="ce8">
            <text:p>36.194</text:p>
          </table:table-cell>
          <table:table-cell office:value-type="float" office:value="61.889000000000003" table:style-name="ce8">
            <text:p>61.889</text:p>
          </table:table-cell>
          <table:table-cell office:value-type="float" office:value="67.173000000000002" table:style-name="ce8">
            <text:p>67.173</text:p>
          </table:table-cell>
          <table:table-cell office:value-type="float" office:value="12.521000000000001" table:style-name="ce8">
            <text:p>12.521</text:p>
          </table:table-cell>
          <table:table-cell office:value-type="float" office:value="69.664000000000001" table:style-name="ce8">
            <text:p>69.664</text:p>
          </table:table-cell>
          <table:table-cell table:number-columns-repeated="16238"/>
        </table:table-row>
        <table:table-row table:style-name="ro6">
          <table:table-cell office:value-type="string" table:style-name="ce3">
            <text:p>Z15: Age (grouped)</text:p>
          </table:table-cell>
          <table:table-cell office:value-type="string" table:style-name="ce3">
            <text:p>16-34</text:p>
          </table:table-cell>
          <table:table-cell office:value-type="float" office:value="72419" table:style-name="ce8">
            <text:p>72419</text:p>
          </table:table-cell>
          <table:table-cell office:value-type="float" office:value="65.975999999999999" table:style-name="ce8">
            <text:p>65.976</text:p>
          </table:table-cell>
          <table:table-cell office:value-type="float" office:value="74.584000000000003" table:style-name="ce8">
            <text:p>74.584</text:p>
          </table:table-cell>
          <table:table-cell office:value-type="float" office:value="81.376000000000005" table:style-name="ce8">
            <text:p>81.376</text:p>
          </table:table-cell>
          <table:table-cell office:value-type="float" office:value="74.929000000000002" table:style-name="ce8">
            <text:p>74.929</text:p>
          </table:table-cell>
          <table:table-cell office:value-type="float" office:value="82.838999999999999" table:style-name="ce8">
            <text:p>82.839</text:p>
          </table:table-cell>
          <table:table-cell office:value-type="float" office:value="62.683999999999997" table:style-name="ce8">
            <text:p>62.684</text:p>
          </table:table-cell>
          <table:table-cell office:value-type="float" office:value="82.281000000000006" table:style-name="ce8">
            <text:p>82.281</text:p>
          </table:table-cell>
          <table:table-cell office:value-type="float" office:value="75.224000000000004" table:style-name="ce8">
            <text:p>75.224</text:p>
          </table:table-cell>
          <table:table-cell office:value-type="float" office:value="41.686999999999998" table:style-name="ce8">
            <text:p>41.687</text:p>
          </table:table-cell>
          <table:table-cell office:value-type="float" office:value="57.433" table:style-name="ce8">
            <text:p>57.433</text:p>
          </table:table-cell>
          <table:table-cell office:value-type="float" office:value="26.657" table:style-name="ce8">
            <text:p>26.657</text:p>
          </table:table-cell>
          <table:table-cell office:value-type="float" office:value="72.108999999999995" table:style-name="ce8">
            <text:p>72.109</text:p>
          </table:table-cell>
          <table:table-cell office:value-type="float" office:value="88.128" table:style-name="ce8">
            <text:p>88.128</text:p>
          </table:table-cell>
          <table:table-cell office:value-type="float" office:value="79.091999999999999" table:style-name="ce8">
            <text:p>79.092</text:p>
          </table:table-cell>
          <table:table-cell office:value-type="float" office:value="75.388999999999996" table:style-name="ce8">
            <text:p>75.389</text:p>
          </table:table-cell>
          <table:table-cell office:value-type="float" office:value="56.411999999999999" table:style-name="ce8">
            <text:p>56.412</text:p>
          </table:table-cell>
          <table:table-cell office:value-type="float" office:value="73.867999999999995" table:style-name="ce8">
            <text:p>73.868</text:p>
          </table:table-cell>
          <table:table-cell office:value-type="float" office:value="79.590999999999994" table:style-name="ce8">
            <text:p>79.591</text:p>
          </table:table-cell>
          <table:table-cell office:value-type="float" office:value="83.162000000000006" table:style-name="ce8">
            <text:p>83.162</text:p>
          </table:table-cell>
          <table:table-cell office:value-type="float" office:value="78.084000000000003" table:style-name="ce8">
            <text:p>78.084</text:p>
          </table:table-cell>
          <table:table-cell office:value-type="float" office:value="87.516000000000005" table:style-name="ce8">
            <text:p>87.516</text:p>
          </table:table-cell>
          <table:table-cell office:value-type="float" office:value="85.826999999999998" table:style-name="ce8">
            <text:p>85.827</text:p>
          </table:table-cell>
          <table:table-cell office:value-type="float" office:value="69.052000000000007" table:style-name="ce8">
            <text:p>69.052</text:p>
          </table:table-cell>
          <table:table-cell office:value-type="float" office:value="82.522000000000006" table:style-name="ce8">
            <text:p>82.522</text:p>
          </table:table-cell>
          <table:table-cell office:value-type="float" office:value="84.668999999999997" table:style-name="ce8">
            <text:p>84.669</text:p>
          </table:table-cell>
          <table:table-cell office:value-type="float" office:value="71.540999999999997" table:style-name="ce8">
            <text:p>71.541</text:p>
          </table:table-cell>
          <table:table-cell office:value-type="float" office:value="71.924000000000007" table:style-name="ce8">
            <text:p>71.924</text:p>
          </table:table-cell>
          <table:table-cell office:value-type="float" office:value="75.664000000000001" table:style-name="ce8">
            <text:p>75.664</text:p>
          </table:table-cell>
          <table:table-cell office:value-type="float" office:value="42.433999999999997" table:style-name="ce8">
            <text:p>42.434</text:p>
          </table:table-cell>
          <table:table-cell office:value-type="float" office:value="87.403999999999996" table:style-name="ce8">
            <text:p>87.404</text:p>
          </table:table-cell>
          <table:table-cell office:value-type="float" office:value="84.462999999999994" table:style-name="ce8">
            <text:p>84.463</text:p>
          </table:table-cell>
          <table:table-cell office:value-type="float" office:value="76.659000000000006" table:style-name="ce8">
            <text:p>76.659</text:p>
          </table:table-cell>
          <table:table-cell office:value-type="float" office:value="68.001999999999995" table:style-name="ce8">
            <text:p>68.002</text:p>
          </table:table-cell>
          <table:table-cell office:value-type="float" office:value="57.185000000000002" table:style-name="ce8">
            <text:p>57.185</text:p>
          </table:table-cell>
          <table:table-cell office:value-type="float" office:value="66.733000000000004" table:style-name="ce8">
            <text:p>66.733</text:p>
          </table:table-cell>
          <table:table-cell office:value-type="float" office:value="58.786999999999999" table:style-name="ce8">
            <text:p>58.787</text:p>
          </table:table-cell>
          <table:table-cell office:value-type="float" office:value="86.284999999999997" table:style-name="ce8">
            <text:p>86.285</text:p>
          </table:table-cell>
          <table:table-cell office:value-type="float" office:value="89.537999999999997" table:style-name="ce8">
            <text:p>89.538</text:p>
          </table:table-cell>
          <table:table-cell office:value-type="float" office:value="72.673000000000002" table:style-name="ce8">
            <text:p>72.673</text:p>
          </table:table-cell>
          <table:table-cell office:value-type="float" office:value="80.616" table:style-name="ce8">
            <text:p>80.616</text:p>
          </table:table-cell>
          <table:table-cell office:value-type="float" office:value="72.057000000000002" table:style-name="ce8">
            <text:p>72.057</text:p>
          </table:table-cell>
          <table:table-cell office:value-type="float" office:value="76.787000000000006" table:style-name="ce8">
            <text:p>76.787</text:p>
          </table:table-cell>
          <table:table-cell office:value-type="float" office:value="87.938000000000002" table:style-name="ce8">
            <text:p>87.938</text:p>
          </table:table-cell>
          <table:table-cell office:value-type="float" office:value="76.399000000000001" table:style-name="ce8">
            <text:p>76.399</text:p>
          </table:table-cell>
          <table:table-cell office:value-type="float" office:value="66.247" table:style-name="ce8">
            <text:p>66.247</text:p>
          </table:table-cell>
          <table:table-cell office:value-type="float" office:value="71.94" table:style-name="ce8">
            <text:p>71.94</text:p>
          </table:table-cell>
          <table:table-cell office:value-type="float" office:value="40.918999999999997" table:style-name="ce8">
            <text:p>40.919</text:p>
          </table:table-cell>
          <table:table-cell office:value-type="float" office:value="48.192999999999998" table:style-name="ce8">
            <text:p>48.193</text:p>
          </table:table-cell>
          <table:table-cell office:value-type="float" office:value="35.957000000000001" table:style-name="ce8">
            <text:p>35.957</text:p>
          </table:table-cell>
          <table:table-cell office:value-type="float" office:value="74.513000000000005" table:style-name="ce8">
            <text:p>74.513</text:p>
          </table:table-cell>
          <table:table-cell office:value-type="float" office:value="69.087000000000003" table:style-name="ce8">
            <text:p>69.087</text:p>
          </table:table-cell>
          <table:table-cell office:value-type="float" office:value="57.033000000000001" table:style-name="ce8">
            <text:p>57.033</text:p>
          </table:table-cell>
          <table:table-cell office:value-type="float" office:value="63.1" table:style-name="ce8">
            <text:p>63.1</text:p>
          </table:table-cell>
          <table:table-cell office:value-type="float" office:value="45.151000000000003" table:style-name="ce8">
            <text:p>45.151</text:p>
          </table:table-cell>
          <table:table-cell office:value-type="float" office:value="44.156999999999996" table:style-name="ce8">
            <text:p>44.157</text:p>
          </table:table-cell>
          <table:table-cell office:value-type="float" office:value="68.010000000000005" table:style-name="ce8">
            <text:p>68.01</text:p>
          </table:table-cell>
          <table:table-cell office:value-type="float" office:value="41.02" table:style-name="ce8">
            <text:p>41.02</text:p>
          </table:table-cell>
          <table:table-cell office:value-type="float" office:value="54.776000000000003" table:style-name="ce8">
            <text:p>54.776</text:p>
          </table:table-cell>
          <table:table-cell office:value-type="float" office:value="71.378" table:style-name="ce8">
            <text:p>71.378</text:p>
          </table:table-cell>
          <table:table-cell office:value-type="float" office:value="71.912999999999997" table:style-name="ce8">
            <text:p>71.913</text:p>
          </table:table-cell>
          <table:table-cell office:value-type="float" office:value="48.828000000000003" table:style-name="ce8">
            <text:p>48.828</text:p>
          </table:table-cell>
          <table:table-cell office:value-type="float" office:value="59.755000000000003" table:style-name="ce8">
            <text:p>59.755</text:p>
          </table:table-cell>
          <table:table-cell office:value-type="float" office:value="57.332000000000001" table:style-name="ce8">
            <text:p>57.332</text:p>
          </table:table-cell>
          <table:table-cell office:value-type="float" office:value="52.106999999999999" table:style-name="ce8">
            <text:p>52.107</text:p>
          </table:table-cell>
          <table:table-cell office:value-type="float" office:value="33.061" table:style-name="ce8">
            <text:p>33.061</text:p>
          </table:table-cell>
          <table:table-cell office:value-type="float" office:value="91.772000000000006" table:style-name="ce8">
            <text:p>91.772</text:p>
          </table:table-cell>
          <table:table-cell office:value-type="float" office:value="73.221999999999994" table:style-name="ce8">
            <text:p>73.222</text:p>
          </table:table-cell>
          <table:table-cell office:value-type="float" office:value="76.546000000000006" table:style-name="ce8">
            <text:p>76.546</text:p>
          </table:table-cell>
          <table:table-cell office:value-type="float" office:value="70.489000000000004" table:style-name="ce8">
            <text:p>70.489</text:p>
          </table:table-cell>
          <table:table-cell office:value-type="float" office:value="80.159000000000006" table:style-name="ce8">
            <text:p>80.159</text:p>
          </table:table-cell>
          <table:table-cell office:value-type="float" office:value="57.045999999999999" table:style-name="ce8">
            <text:p>57.046</text:p>
          </table:table-cell>
          <table:table-cell office:value-type="float" office:value="75.051000000000002" table:style-name="ce8">
            <text:p>75.051</text:p>
          </table:table-cell>
          <table:table-cell office:value-type="float" office:value="5.8819999999999997" table:style-name="ce8">
            <text:p>5.882</text:p>
          </table:table-cell>
          <table:table-cell office:value-type="float" office:value="14.148999999999999" table:style-name="ce8">
            <text:p>14.149</text:p>
          </table:table-cell>
          <table:table-cell office:value-type="float" office:value="36.868000000000002" table:style-name="ce8">
            <text:p>36.868</text:p>
          </table:table-cell>
          <table:table-cell office:value-type="float" office:value="43.100999999999999" table:style-name="ce8">
            <text:p>43.101</text:p>
          </table:table-cell>
          <table:table-cell office:value-type="float" office:value="86.32" table:style-name="ce8">
            <text:p>86.32</text:p>
          </table:table-cell>
          <table:table-cell office:value-type="float" office:value="52.811" table:style-name="ce8">
            <text:p>52.811</text:p>
          </table:table-cell>
          <table:table-cell office:value-type="float" office:value="73.441000000000003" table:style-name="ce8">
            <text:p>73.441</text:p>
          </table:table-cell>
          <table:table-cell office:value-type="float" office:value="8.7249999999999996" table:style-name="ce8">
            <text:p>8.725</text:p>
          </table:table-cell>
          <table:table-cell office:value-type="float" office:value="23.928000000000001" table:style-name="ce8">
            <text:p>23.928</text:p>
          </table:table-cell>
          <table:table-cell office:value-type="float" office:value="9.4629999999999992" table:style-name="ce8">
            <text:p>9.463</text:p>
          </table:table-cell>
          <table:table-cell office:value-type="float" office:value="12.257999999999999" table:style-name="ce8">
            <text:p>12.258</text:p>
          </table:table-cell>
          <table:table-cell office:value-type="float" office:value="15.401999999999999" table:style-name="ce8">
            <text:p>15.402</text:p>
          </table:table-cell>
          <table:table-cell office:value-type="float" office:value="23.023" table:style-name="ce8">
            <text:p>23.023</text:p>
          </table:table-cell>
          <table:table-cell office:value-type="float" office:value="0.77800000000000002" table:style-name="ce8">
            <text:p>0.778</text:p>
          </table:table-cell>
          <table:table-cell office:value-type="float" office:value="28.405999999999999" table:style-name="ce8">
            <text:p>28.406</text:p>
          </table:table-cell>
          <table:table-cell office:value-type="float" office:value="4.0490000000000004" table:style-name="ce8">
            <text:p>4.049</text:p>
          </table:table-cell>
          <table:table-cell office:value-type="float" office:value="1.889" table:style-name="ce8">
            <text:p>1.889</text:p>
          </table:table-cell>
          <table:table-cell office:value-type="float" office:value="15.750999999999999" table:style-name="ce8">
            <text:p>15.751</text:p>
          </table:table-cell>
          <table:table-cell office:value-type="float" office:value="7.6059999999999999" table:style-name="ce8">
            <text:p>7.606</text:p>
          </table:table-cell>
          <table:table-cell office:value-type="float" office:value="3.35" table:style-name="ce8">
            <text:p>3.35</text:p>
          </table:table-cell>
          <table:table-cell office:value-type="float" office:value="4.351" table:style-name="ce8">
            <text:p>4.351</text:p>
          </table:table-cell>
          <table:table-cell office:value-type="float" office:value="4.319" table:style-name="ce8">
            <text:p>4.319</text:p>
          </table:table-cell>
          <table:table-cell office:value-type="float" office:value="3.7469999999999999" table:style-name="ce8">
            <text:p>3.747</text:p>
          </table:table-cell>
          <table:table-cell office:value-type="float" office:value="7.2560000000000002" table:style-name="ce8">
            <text:p>7.256</text:p>
          </table:table-cell>
          <table:table-cell office:value-type="float" office:value="13.957000000000001" table:style-name="ce8">
            <text:p>13.957</text:p>
          </table:table-cell>
          <table:table-cell office:value-type="float" office:value="14.909000000000001" table:style-name="ce8">
            <text:p>14.909</text:p>
          </table:table-cell>
          <table:table-cell office:value-type="float" office:value="16.100000000000001" table:style-name="ce8">
            <text:p>16.1</text:p>
          </table:table-cell>
          <table:table-cell office:value-type="float" office:value="5.367" table:style-name="ce8">
            <text:p>5.367</text:p>
          </table:table-cell>
          <table:table-cell office:value-type="float" office:value="7.7279999999999998" table:style-name="ce8">
            <text:p>7.728</text:p>
          </table:table-cell>
          <table:table-cell office:value-type="string" table:style-name="ce8">
            <text:p>16.46</text:p>
          </table:table-cell>
          <table:table-cell office:value-type="string" table:style-name="ce8">
            <text:p>9.808</text:p>
          </table:table-cell>
          <table:table-cell office:value-type="string" table:style-name="ce8">
            <text:p>28.994</text:p>
          </table:table-cell>
          <table:table-cell office:value-type="string" table:style-name="ce8">
            <text:p>38.211</text:p>
          </table:table-cell>
          <table:table-cell office:value-type="string" table:style-name="ce8">
            <text:p>1.255</text:p>
          </table:table-cell>
          <table:table-cell office:value-type="string" table:style-name="ce8">
            <text:p>40.721</text:p>
          </table:table-cell>
          <table:table-cell office:value-type="string" table:style-name="ce8">
            <text:p>46.477</text:p>
          </table:table-cell>
          <table:table-cell office:value-type="string" table:style-name="ce8">
            <text:p>26.107</text:p>
          </table:table-cell>
          <table:table-cell office:value-type="string" table:style-name="ce8">
            <text:p>38.372</text:p>
          </table:table-cell>
          <table:table-cell office:value-type="string" table:style-name="ce8">
            <text:p>32.921</text:p>
          </table:table-cell>
          <table:table-cell office:value-type="string" table:style-name="ce8">
            <text:p>29.98</text:p>
          </table:table-cell>
          <table:table-cell office:value-type="string" table:style-name="ce8">
            <text:p>3.981</text:p>
          </table:table-cell>
          <table:table-cell office:value-type="string" table:style-name="ce8">
            <text:p>4.357</text:p>
          </table:table-cell>
          <table:table-cell office:value-type="string" table:style-name="ce8">
            <text:p>10.938</text:p>
          </table:table-cell>
          <table:table-cell office:value-type="string" table:style-name="ce8">
            <text:p>15.6</text:p>
          </table:table-cell>
          <table:table-cell office:value-type="string" table:style-name="ce8">
            <text:p>14.255</text:p>
          </table:table-cell>
          <table:table-cell office:value-type="string" table:style-name="ce8">
            <text:p>1.793</text:p>
          </table:table-cell>
          <table:table-cell office:value-type="string" table:style-name="ce8">
            <text:p>46.195</text:p>
          </table:table-cell>
          <table:table-cell office:value-type="string" table:style-name="ce8">
            <text:p>13.33</text:p>
          </table:table-cell>
          <table:table-cell office:value-type="string" table:style-name="ce8">
            <text:p>29.7</text:p>
          </table:table-cell>
          <table:table-cell office:value-type="string" table:style-name="ce8">
            <text:p>24.501</text:p>
          </table:table-cell>
          <table:table-cell office:value-type="string" table:style-name="ce8">
            <text:p>3.58</text:p>
          </table:table-cell>
          <table:table-cell office:value-type="string" table:style-name="ce8">
            <text:p>3.058</text:p>
          </table:table-cell>
          <table:table-cell office:value-type="string" table:style-name="ce8">
            <text:p>1.457</text:p>
          </table:table-cell>
          <table:table-cell office:value-type="string" table:style-name="ce8">
            <text:p>2.051</text:p>
          </table:table-cell>
          <table:table-cell office:value-type="string" table:style-name="ce8">
            <text:p>2.195</text:p>
          </table:table-cell>
          <table:table-cell office:value-type="string" table:style-name="ce8">
            <text:p>1.241</text:p>
          </table:table-cell>
          <table:table-cell office:value-type="string" table:style-name="ce8">
            <text:p>2.267</text:p>
          </table:table-cell>
          <table:table-cell office:value-type="string" table:style-name="ce8">
            <text:p>7.555</text:p>
          </table:table-cell>
          <table:table-cell office:value-type="string" table:style-name="ce8">
            <text:p>44.684</text:p>
          </table:table-cell>
          <table:table-cell office:value-type="string" table:style-name="ce8">
            <text:p>17.794</text:p>
          </table:table-cell>
          <table:table-cell office:value-type="string" table:style-name="ce8">
            <text:p>48.298</text:p>
          </table:table-cell>
          <table:table-cell office:value-type="string" table:style-name="ce8">
            <text:p>56.914</text:p>
          </table:table-cell>
          <table:table-cell office:value-type="string" table:style-name="ce8">
            <text:p>31.606</text:p>
          </table:table-cell>
          <table:table-cell office:value-type="float" office:value="57.725000000000001" table:style-name="ce8">
            <text:p>57.725</text:p>
          </table:table-cell>
          <table:table-cell office:value-type="float" office:value="62.847999999999999" table:style-name="ce8">
            <text:p>62.848</text:p>
          </table:table-cell>
          <table:table-cell office:value-type="float" office:value="54.47" table:style-name="ce8">
            <text:p>54.47</text:p>
          </table:table-cell>
          <table:table-cell office:value-type="float" office:value="39.679000000000002" table:style-name="ce8">
            <text:p>39.679</text:p>
          </table:table-cell>
          <table:table-cell office:value-type="float" office:value="66.292000000000002" table:style-name="ce8">
            <text:p>66.292</text:p>
          </table:table-cell>
          <table:table-cell office:value-type="float" office:value="73.033000000000001" table:style-name="ce8">
            <text:p>73.033</text:p>
          </table:table-cell>
          <table:table-cell office:value-type="float" office:value="7.3109999999999999" table:style-name="ce8">
            <text:p>7.311</text:p>
          </table:table-cell>
          <table:table-cell office:value-type="float" office:value="79.025000000000006" table:style-name="ce8">
            <text:p>79.025</text:p>
          </table:table-cell>
          <table:table-cell table:number-columns-repeated="16238"/>
        </table:table-row>
        <table:table-row table:style-name="ro6">
          <table:table-cell office:value-type="string" table:style-name="ce3">
            <text:p>Z15: Age (grouped)</text:p>
          </table:table-cell>
          <table:table-cell office:value-type="string" table:style-name="ce3">
            <text:p>35-44</text:p>
          </table:table-cell>
          <table:table-cell office:value-type="float" office:value="67679" table:style-name="ce8">
            <text:p>67679</text:p>
          </table:table-cell>
          <table:table-cell office:value-type="float" office:value="65.950999999999993" table:style-name="ce8">
            <text:p>65.951</text:p>
          </table:table-cell>
          <table:table-cell office:value-type="float" office:value="79.447999999999993" table:style-name="ce8">
            <text:p>79.448</text:p>
          </table:table-cell>
          <table:table-cell office:value-type="float" office:value="84.510999999999996" table:style-name="ce8">
            <text:p>84.511</text:p>
          </table:table-cell>
          <table:table-cell office:value-type="float" office:value="74.736999999999995" table:style-name="ce8">
            <text:p>74.737</text:p>
          </table:table-cell>
          <table:table-cell office:value-type="float" office:value="85.152000000000001" table:style-name="ce8">
            <text:p>85.152</text:p>
          </table:table-cell>
          <table:table-cell office:value-type="float" office:value="59.694000000000003" table:style-name="ce8">
            <text:p>59.694</text:p>
          </table:table-cell>
          <table:table-cell office:value-type="float" office:value="81.878" table:style-name="ce8">
            <text:p>81.878</text:p>
          </table:table-cell>
          <table:table-cell office:value-type="float" office:value="74.772000000000006" table:style-name="ce8">
            <text:p>74.772</text:p>
          </table:table-cell>
          <table:table-cell office:value-type="float" office:value="40.005000000000003" table:style-name="ce8">
            <text:p>40.005</text:p>
          </table:table-cell>
          <table:table-cell office:value-type="float" office:value="56.427999999999997" table:style-name="ce8">
            <text:p>56.428</text:p>
          </table:table-cell>
          <table:table-cell office:value-type="float" office:value="26.608000000000001" table:style-name="ce8">
            <text:p>26.608</text:p>
          </table:table-cell>
          <table:table-cell office:value-type="float" office:value="74.274000000000001" table:style-name="ce8">
            <text:p>74.274</text:p>
          </table:table-cell>
          <table:table-cell office:value-type="float" office:value="91.59" table:style-name="ce8">
            <text:p>91.59</text:p>
          </table:table-cell>
          <table:table-cell office:value-type="float" office:value="85.001000000000005" table:style-name="ce8">
            <text:p>85.001</text:p>
          </table:table-cell>
          <table:table-cell office:value-type="float" office:value="80.394000000000005" table:style-name="ce8">
            <text:p>80.394</text:p>
          </table:table-cell>
          <table:table-cell office:value-type="float" office:value="62.673000000000002" table:style-name="ce8">
            <text:p>62.673</text:p>
          </table:table-cell>
          <table:table-cell office:value-type="float" office:value="77.548000000000002" table:style-name="ce8">
            <text:p>77.548</text:p>
          </table:table-cell>
          <table:table-cell office:value-type="float" office:value="82.935000000000002" table:style-name="ce8">
            <text:p>82.935</text:p>
          </table:table-cell>
          <table:table-cell office:value-type="float" office:value="86.087000000000003" table:style-name="ce8">
            <text:p>86.087</text:p>
          </table:table-cell>
          <table:table-cell office:value-type="float" office:value="77.197000000000003" table:style-name="ce8">
            <text:p>77.197</text:p>
          </table:table-cell>
          <table:table-cell office:value-type="float" office:value="87.944999999999993" table:style-name="ce8">
            <text:p>87.945</text:p>
          </table:table-cell>
          <table:table-cell office:value-type="float" office:value="86.042000000000002" table:style-name="ce8">
            <text:p>86.042</text:p>
          </table:table-cell>
          <table:table-cell office:value-type="float" office:value="72.210999999999999" table:style-name="ce8">
            <text:p>72.211</text:p>
          </table:table-cell>
          <table:table-cell office:value-type="float" office:value="81.114999999999995" table:style-name="ce8">
            <text:p>81.115</text:p>
          </table:table-cell>
          <table:table-cell office:value-type="float" office:value="83.61" table:style-name="ce8">
            <text:p>83.61</text:p>
          </table:table-cell>
          <table:table-cell office:value-type="float" office:value="71.766999999999996" table:style-name="ce8">
            <text:p>71.767</text:p>
          </table:table-cell>
          <table:table-cell office:value-type="float" office:value="69.972999999999999" table:style-name="ce8">
            <text:p>69.973</text:p>
          </table:table-cell>
          <table:table-cell office:value-type="float" office:value="72.471999999999994" table:style-name="ce8">
            <text:p>72.472</text:p>
          </table:table-cell>
          <table:table-cell office:value-type="float" office:value="44.963000000000001" table:style-name="ce8">
            <text:p>44.963</text:p>
          </table:table-cell>
          <table:table-cell office:value-type="float" office:value="88.704999999999998" table:style-name="ce8">
            <text:p>88.705</text:p>
          </table:table-cell>
          <table:table-cell office:value-type="float" office:value="86.301000000000002" table:style-name="ce8">
            <text:p>86.301</text:p>
          </table:table-cell>
          <table:table-cell office:value-type="float" office:value="80.451999999999998" table:style-name="ce8">
            <text:p>80.452</text:p>
          </table:table-cell>
          <table:table-cell office:value-type="float" office:value="67.245000000000005" table:style-name="ce8">
            <text:p>67.245</text:p>
          </table:table-cell>
          <table:table-cell office:value-type="float" office:value="54.338000000000001" table:style-name="ce8">
            <text:p>54.338</text:p>
          </table:table-cell>
          <table:table-cell office:value-type="float" office:value="61.848999999999997" table:style-name="ce8">
            <text:p>61.849</text:p>
          </table:table-cell>
          <table:table-cell office:value-type="float" office:value="55.317999999999998" table:style-name="ce8">
            <text:p>55.318</text:p>
          </table:table-cell>
          <table:table-cell office:value-type="float" office:value="84.186000000000007" table:style-name="ce8">
            <text:p>84.186</text:p>
          </table:table-cell>
          <table:table-cell office:value-type="float" office:value="88.912000000000006" table:style-name="ce8">
            <text:p>88.912</text:p>
          </table:table-cell>
          <table:table-cell office:value-type="float" office:value="73.822000000000003" table:style-name="ce8">
            <text:p>73.822</text:p>
          </table:table-cell>
          <table:table-cell office:value-type="float" office:value="80.581999999999994" table:style-name="ce8">
            <text:p>80.582</text:p>
          </table:table-cell>
          <table:table-cell office:value-type="float" office:value="72.305999999999997" table:style-name="ce8">
            <text:p>72.306</text:p>
          </table:table-cell>
          <table:table-cell office:value-type="float" office:value="78.962000000000003" table:style-name="ce8">
            <text:p>78.962</text:p>
          </table:table-cell>
          <table:table-cell office:value-type="float" office:value="88.653000000000006" table:style-name="ce8">
            <text:p>88.653</text:p>
          </table:table-cell>
          <table:table-cell office:value-type="float" office:value="73.688000000000002" table:style-name="ce8">
            <text:p>73.688</text:p>
          </table:table-cell>
          <table:table-cell office:value-type="float" office:value="63.906999999999996" table:style-name="ce8">
            <text:p>63.907</text:p>
          </table:table-cell>
          <table:table-cell office:value-type="float" office:value="71.085999999999999" table:style-name="ce8">
            <text:p>71.086</text:p>
          </table:table-cell>
          <table:table-cell office:value-type="float" office:value="39.473999999999997" table:style-name="ce8">
            <text:p>39.474</text:p>
          </table:table-cell>
          <table:table-cell office:value-type="float" office:value="46.87" table:style-name="ce8">
            <text:p>46.87</text:p>
          </table:table-cell>
          <table:table-cell office:value-type="float" office:value="33.677" table:style-name="ce8">
            <text:p>33.677</text:p>
          </table:table-cell>
          <table:table-cell office:value-type="float" office:value="73.061000000000007" table:style-name="ce8">
            <text:p>73.061</text:p>
          </table:table-cell>
          <table:table-cell office:value-type="float" office:value="67.326999999999998" table:style-name="ce8">
            <text:p>67.327</text:p>
          </table:table-cell>
          <table:table-cell office:value-type="float" office:value="57.637999999999998" table:style-name="ce8">
            <text:p>57.638</text:p>
          </table:table-cell>
          <table:table-cell office:value-type="float" office:value="59.999000000000002" table:style-name="ce8">
            <text:p>59.999</text:p>
          </table:table-cell>
          <table:table-cell office:value-type="float" office:value="42.756" table:style-name="ce8">
            <text:p>42.756</text:p>
          </table:table-cell>
          <table:table-cell office:value-type="float" office:value="40.191000000000003" table:style-name="ce8">
            <text:p>40.191</text:p>
          </table:table-cell>
          <table:table-cell office:value-type="float" office:value="69.408000000000001" table:style-name="ce8">
            <text:p>69.408</text:p>
          </table:table-cell>
          <table:table-cell office:value-type="float" office:value="43.311999999999998" table:style-name="ce8">
            <text:p>43.312</text:p>
          </table:table-cell>
          <table:table-cell office:value-type="float" office:value="54.061" table:style-name="ce8">
            <text:p>54.061</text:p>
          </table:table-cell>
          <table:table-cell office:value-type="float" office:value="68.567999999999998" table:style-name="ce8">
            <text:p>68.568</text:p>
          </table:table-cell>
          <table:table-cell office:value-type="float" office:value="66.313000000000002" table:style-name="ce8">
            <text:p>66.313</text:p>
          </table:table-cell>
          <table:table-cell office:value-type="float" office:value="58.57" table:style-name="ce8">
            <text:p>58.57</text:p>
          </table:table-cell>
          <table:table-cell office:value-type="float" office:value="58.837000000000003" table:style-name="ce8">
            <text:p>58.837</text:p>
          </table:table-cell>
          <table:table-cell office:value-type="float" office:value="56.292000000000002" table:style-name="ce8">
            <text:p>56.292</text:p>
          </table:table-cell>
          <table:table-cell office:value-type="float" office:value="54.322000000000003" table:style-name="ce8">
            <text:p>54.322</text:p>
          </table:table-cell>
          <table:table-cell office:value-type="float" office:value="41.363" table:style-name="ce8">
            <text:p>41.363</text:p>
          </table:table-cell>
          <table:table-cell office:value-type="float" office:value="91.257000000000005" table:style-name="ce8">
            <text:p>91.257</text:p>
          </table:table-cell>
          <table:table-cell office:value-type="float" office:value="73.674999999999997" table:style-name="ce8">
            <text:p>73.675</text:p>
          </table:table-cell>
          <table:table-cell office:value-type="float" office:value="74.363" table:style-name="ce8">
            <text:p>74.363</text:p>
          </table:table-cell>
          <table:table-cell office:value-type="float" office:value="71.772999999999996" table:style-name="ce8">
            <text:p>71.773</text:p>
          </table:table-cell>
          <table:table-cell office:value-type="float" office:value="81.713999999999999" table:style-name="ce8">
            <text:p>81.714</text:p>
          </table:table-cell>
          <table:table-cell office:value-type="float" office:value="60.701999999999998" table:style-name="ce8">
            <text:p>60.702</text:p>
          </table:table-cell>
          <table:table-cell office:value-type="float" office:value="73.596000000000004" table:style-name="ce8">
            <text:p>73.596</text:p>
          </table:table-cell>
          <table:table-cell office:value-type="float" office:value="4.9059999999999997" table:style-name="ce8">
            <text:p>4.906</text:p>
          </table:table-cell>
          <table:table-cell office:value-type="float" office:value="9.5559999999999992" table:style-name="ce8">
            <text:p>9.556</text:p>
          </table:table-cell>
          <table:table-cell office:value-type="float" office:value="28.895" table:style-name="ce8">
            <text:p>28.895</text:p>
          </table:table-cell>
          <table:table-cell office:value-type="float" office:value="56.643999999999998" table:style-name="ce8">
            <text:p>56.644</text:p>
          </table:table-cell>
          <table:table-cell office:value-type="float" office:value="91.572999999999993" table:style-name="ce8">
            <text:p>91.573</text:p>
          </table:table-cell>
          <table:table-cell office:value-type="float" office:value="69.003" table:style-name="ce8">
            <text:p>69.003</text:p>
          </table:table-cell>
          <table:table-cell office:value-type="float" office:value="75.244" table:style-name="ce8">
            <text:p>75.244</text:p>
          </table:table-cell>
          <table:table-cell office:value-type="float" office:value="9.8420000000000005" table:style-name="ce8">
            <text:p>9.842</text:p>
          </table:table-cell>
          <table:table-cell office:value-type="float" office:value="5.992" table:style-name="ce8">
            <text:p>5.992</text:p>
          </table:table-cell>
          <table:table-cell office:value-type="float" office:value="21.152999999999999" table:style-name="ce8">
            <text:p>21.153</text:p>
          </table:table-cell>
          <table:table-cell office:value-type="float" office:value="14.137" table:style-name="ce8">
            <text:p>14.137</text:p>
          </table:table-cell>
          <table:table-cell office:value-type="float" office:value="13.339" table:style-name="ce8">
            <text:p>13.339</text:p>
          </table:table-cell>
          <table:table-cell office:value-type="float" office:value="14.92" table:style-name="ce8">
            <text:p>14.92</text:p>
          </table:table-cell>
          <table:table-cell office:value-type="float" office:value="0.22600000000000001" table:style-name="ce8">
            <text:p>0.226</text:p>
          </table:table-cell>
          <table:table-cell office:value-type="float" office:value="23.939" table:style-name="ce8">
            <text:p>23.939</text:p>
          </table:table-cell>
          <table:table-cell office:value-type="float" office:value="3.8239999999999998" table:style-name="ce8">
            <text:p>3.824</text:p>
          </table:table-cell>
          <table:table-cell office:value-type="float" office:value="2.2730000000000001" table:style-name="ce8">
            <text:p>2.273</text:p>
          </table:table-cell>
          <table:table-cell office:value-type="float" office:value="14.047000000000001" table:style-name="ce8">
            <text:p>14.047</text:p>
          </table:table-cell>
          <table:table-cell office:value-type="float" office:value="9.8770000000000007" table:style-name="ce8">
            <text:p>9.877</text:p>
          </table:table-cell>
          <table:table-cell office:value-type="float" office:value="3.0110000000000001" table:style-name="ce8">
            <text:p>3.011</text:p>
          </table:table-cell>
          <table:table-cell office:value-type="float" office:value="3.056" table:style-name="ce8">
            <text:p>3.056</text:p>
          </table:table-cell>
          <table:table-cell office:value-type="float" office:value="2.996" table:style-name="ce8">
            <text:p>2.996</text:p>
          </table:table-cell>
          <table:table-cell office:value-type="float" office:value="2.5750000000000002" table:style-name="ce8">
            <text:p>2.575</text:p>
          </table:table-cell>
          <table:table-cell office:value-type="float" office:value="5.6159999999999997" table:style-name="ce8">
            <text:p>5.616</text:p>
          </table:table-cell>
          <table:table-cell office:value-type="float" office:value="17.48" table:style-name="ce8">
            <text:p>17.48</text:p>
          </table:table-cell>
          <table:table-cell office:value-type="float" office:value="23.126000000000001" table:style-name="ce8">
            <text:p>23.126</text:p>
          </table:table-cell>
          <table:table-cell office:value-type="float" office:value="18.864999999999998" table:style-name="ce8">
            <text:p>18.865</text:p>
          </table:table-cell>
          <table:table-cell office:value-type="float" office:value="7.2720000000000002" table:style-name="ce8">
            <text:p>7.272</text:p>
          </table:table-cell>
          <table:table-cell office:value-type="float" office:value="8.0039999999999996" table:style-name="ce8">
            <text:p>8.004</text:p>
          </table:table-cell>
          <table:table-cell office:value-type="string" table:style-name="ce8">
            <text:p>11.624</text:p>
          </table:table-cell>
          <table:table-cell office:value-type="string" table:style-name="ce8">
            <text:p>4.542</text:p>
          </table:table-cell>
          <table:table-cell office:value-type="string" table:style-name="ce8">
            <text:p>29.199</text:p>
          </table:table-cell>
          <table:table-cell office:value-type="string" table:style-name="ce8">
            <text:p>40.452</text:p>
          </table:table-cell>
          <table:table-cell office:value-type="string" table:style-name="ce8">
            <text:p>0.871</text:p>
          </table:table-cell>
          <table:table-cell office:value-type="string" table:style-name="ce8">
            <text:p>40.397</text:p>
          </table:table-cell>
          <table:table-cell office:value-type="string" table:style-name="ce8">
            <text:p>45.551</text:p>
          </table:table-cell>
          <table:table-cell office:value-type="string" table:style-name="ce8">
            <text:p>25.065</text:p>
          </table:table-cell>
          <table:table-cell office:value-type="string" table:style-name="ce8">
            <text:p>39.21</text:p>
          </table:table-cell>
          <table:table-cell office:value-type="string" table:style-name="ce8">
            <text:p>36.874</text:p>
          </table:table-cell>
          <table:table-cell office:value-type="string" table:style-name="ce8">
            <text:p>27.772</text:p>
          </table:table-cell>
          <table:table-cell office:value-type="string" table:style-name="ce8">
            <text:p>3.43</text:p>
          </table:table-cell>
          <table:table-cell office:value-type="string" table:style-name="ce8">
            <text:p>5.58</text:p>
          </table:table-cell>
          <table:table-cell office:value-type="string" table:style-name="ce8">
            <text:p>9.844</text:p>
          </table:table-cell>
          <table:table-cell office:value-type="string" table:style-name="ce8">
            <text:p>13.052</text:p>
          </table:table-cell>
          <table:table-cell office:value-type="string" table:style-name="ce8">
            <text:p>16.166</text:p>
          </table:table-cell>
          <table:table-cell office:value-type="string" table:style-name="ce8">
            <text:p>2.54</text:p>
          </table:table-cell>
          <table:table-cell office:value-type="string" table:style-name="ce8">
            <text:p>42.415</text:p>
          </table:table-cell>
          <table:table-cell office:value-type="string" table:style-name="ce8">
            <text:p>10.902</text:p>
          </table:table-cell>
          <table:table-cell office:value-type="string" table:style-name="ce8">
            <text:p>31.681</text:p>
          </table:table-cell>
          <table:table-cell office:value-type="string" table:style-name="ce8">
            <text:p>28.084</text:p>
          </table:table-cell>
          <table:table-cell office:value-type="string" table:style-name="ce8">
            <text:p>6.262</text:p>
          </table:table-cell>
          <table:table-cell office:value-type="string" table:style-name="ce8">
            <text:p>2.05</text:p>
          </table:table-cell>
          <table:table-cell office:value-type="string" table:style-name="ce8">
            <text:p>1.211</text:p>
          </table:table-cell>
          <table:table-cell office:value-type="string" table:style-name="ce8">
            <text:p>1.864</text:p>
          </table:table-cell>
          <table:table-cell office:value-type="string" table:style-name="ce8">
            <text:p>1.938</text:p>
          </table:table-cell>
          <table:table-cell office:value-type="string" table:style-name="ce8">
            <text:p>1.249</text:p>
          </table:table-cell>
          <table:table-cell office:value-type="string" table:style-name="ce8">
            <text:p>2.926</text:p>
          </table:table-cell>
          <table:table-cell office:value-type="string" table:style-name="ce8">
            <text:p>7.212</text:p>
          </table:table-cell>
          <table:table-cell office:value-type="string" table:style-name="ce8">
            <text:p>44.585</text:p>
          </table:table-cell>
          <table:table-cell office:value-type="string" table:style-name="ce8">
            <text:p>15.936</text:p>
          </table:table-cell>
          <table:table-cell office:value-type="string" table:style-name="ce8">
            <text:p>42.028</text:p>
          </table:table-cell>
          <table:table-cell office:value-type="string" table:style-name="ce8">
            <text:p>61.949</text:p>
          </table:table-cell>
          <table:table-cell office:value-type="string" table:style-name="ce8">
            <text:p>34.558</text:p>
          </table:table-cell>
          <table:table-cell office:value-type="float" office:value="60.155999999999999" table:style-name="ce8">
            <text:p>60.156</text:p>
          </table:table-cell>
          <table:table-cell office:value-type="float" office:value="68.409000000000006" table:style-name="ce8">
            <text:p>68.409</text:p>
          </table:table-cell>
          <table:table-cell office:value-type="float" office:value="57.851999999999997" table:style-name="ce8">
            <text:p>57.852</text:p>
          </table:table-cell>
          <table:table-cell office:value-type="float" office:value="43.237000000000002" table:style-name="ce8">
            <text:p>43.237</text:p>
          </table:table-cell>
          <table:table-cell office:value-type="float" office:value="69.173000000000002" table:style-name="ce8">
            <text:p>69.173</text:p>
          </table:table-cell>
          <table:table-cell office:value-type="float" office:value="70.555000000000007" table:style-name="ce8">
            <text:p>70.555</text:p>
          </table:table-cell>
          <table:table-cell office:value-type="float" office:value="5.4530000000000003" table:style-name="ce8">
            <text:p>5.453</text:p>
          </table:table-cell>
          <table:table-cell office:value-type="float" office:value="78.328999999999994" table:style-name="ce8">
            <text:p>78.329</text:p>
          </table:table-cell>
          <table:table-cell table:number-columns-repeated="16238"/>
        </table:table-row>
        <table:table-row table:style-name="ro6">
          <table:table-cell office:value-type="string" table:style-name="ce3">
            <text:p>Z15: Age (grouped)</text:p>
          </table:table-cell>
          <table:table-cell office:value-type="string" table:style-name="ce3">
            <text:p>45-54</text:p>
          </table:table-cell>
          <table:table-cell office:value-type="float" office:value="78836" table:style-name="ce8">
            <text:p>78836</text:p>
          </table:table-cell>
          <table:table-cell office:value-type="float" office:value="65.433000000000007" table:style-name="ce8">
            <text:p>65.433</text:p>
          </table:table-cell>
          <table:table-cell office:value-type="float" office:value="80.445999999999998" table:style-name="ce8">
            <text:p>80.446</text:p>
          </table:table-cell>
          <table:table-cell office:value-type="float" office:value="85.962000000000003" table:style-name="ce8">
            <text:p>85.962</text:p>
          </table:table-cell>
          <table:table-cell office:value-type="float" office:value="73.841999999999999" table:style-name="ce8">
            <text:p>73.842</text:p>
          </table:table-cell>
          <table:table-cell office:value-type="float" office:value="85.096000000000004" table:style-name="ce8">
            <text:p>85.096</text:p>
          </table:table-cell>
          <table:table-cell office:value-type="float" office:value="58.206000000000003" table:style-name="ce8">
            <text:p>58.206</text:p>
          </table:table-cell>
          <table:table-cell office:value-type="float" office:value="81.472999999999999" table:style-name="ce8">
            <text:p>81.473</text:p>
          </table:table-cell>
          <table:table-cell office:value-type="float" office:value="75.653000000000006" table:style-name="ce8">
            <text:p>75.653</text:p>
          </table:table-cell>
          <table:table-cell office:value-type="float" office:value="38.171999999999997" table:style-name="ce8">
            <text:p>38.172</text:p>
          </table:table-cell>
          <table:table-cell office:value-type="float" office:value="55.155000000000001" table:style-name="ce8">
            <text:p>55.155</text:p>
          </table:table-cell>
          <table:table-cell office:value-type="float" office:value="26.574999999999999" table:style-name="ce8">
            <text:p>26.575</text:p>
          </table:table-cell>
          <table:table-cell office:value-type="float" office:value="75.031999999999996" table:style-name="ce8">
            <text:p>75.032</text:p>
          </table:table-cell>
          <table:table-cell office:value-type="float" office:value="92.218999999999994" table:style-name="ce8">
            <text:p>92.219</text:p>
          </table:table-cell>
          <table:table-cell office:value-type="float" office:value="86.91" table:style-name="ce8">
            <text:p>86.91</text:p>
          </table:table-cell>
          <table:table-cell office:value-type="float" office:value="82.475999999999999" table:style-name="ce8">
            <text:p>82.476</text:p>
          </table:table-cell>
          <table:table-cell office:value-type="float" office:value="63.921999999999997" table:style-name="ce8">
            <text:p>63.922</text:p>
          </table:table-cell>
          <table:table-cell office:value-type="float" office:value="76.674999999999997" table:style-name="ce8">
            <text:p>76.675</text:p>
          </table:table-cell>
          <table:table-cell office:value-type="float" office:value="84.525999999999996" table:style-name="ce8">
            <text:p>84.526</text:p>
          </table:table-cell>
          <table:table-cell office:value-type="float" office:value="87.399000000000001" table:style-name="ce8">
            <text:p>87.399</text:p>
          </table:table-cell>
          <table:table-cell office:value-type="float" office:value="75.638999999999996" table:style-name="ce8">
            <text:p>75.639</text:p>
          </table:table-cell>
          <table:table-cell office:value-type="float" office:value="86.852000000000004" table:style-name="ce8">
            <text:p>86.852</text:p>
          </table:table-cell>
          <table:table-cell office:value-type="float" office:value="84.028999999999996" table:style-name="ce8">
            <text:p>84.029</text:p>
          </table:table-cell>
          <table:table-cell office:value-type="float" office:value="71.995000000000005" table:style-name="ce8">
            <text:p>71.995</text:p>
          </table:table-cell>
          <table:table-cell office:value-type="float" office:value="80.043000000000006" table:style-name="ce8">
            <text:p>80.043</text:p>
          </table:table-cell>
          <table:table-cell office:value-type="float" office:value="83.027000000000001" table:style-name="ce8">
            <text:p>83.027</text:p>
          </table:table-cell>
          <table:table-cell office:value-type="float" office:value="71.944000000000003" table:style-name="ce8">
            <text:p>71.944</text:p>
          </table:table-cell>
          <table:table-cell office:value-type="float" office:value="67.822000000000003" table:style-name="ce8">
            <text:p>67.822</text:p>
          </table:table-cell>
          <table:table-cell office:value-type="float" office:value="71.39" table:style-name="ce8">
            <text:p>71.39</text:p>
          </table:table-cell>
          <table:table-cell office:value-type="float" office:value="45.585999999999999" table:style-name="ce8">
            <text:p>45.586</text:p>
          </table:table-cell>
          <table:table-cell office:value-type="float" office:value="89.141999999999996" table:style-name="ce8">
            <text:p>89.142</text:p>
          </table:table-cell>
          <table:table-cell office:value-type="float" office:value="86.474000000000004" table:style-name="ce8">
            <text:p>86.474</text:p>
          </table:table-cell>
          <table:table-cell office:value-type="float" office:value="79.682000000000002" table:style-name="ce8">
            <text:p>79.682</text:p>
          </table:table-cell>
          <table:table-cell office:value-type="float" office:value="69.037999999999997" table:style-name="ce8">
            <text:p>69.038</text:p>
          </table:table-cell>
          <table:table-cell office:value-type="float" office:value="54.015000000000001" table:style-name="ce8">
            <text:p>54.015</text:p>
          </table:table-cell>
          <table:table-cell office:value-type="float" office:value="58.826000000000001" table:style-name="ce8">
            <text:p>58.826</text:p>
          </table:table-cell>
          <table:table-cell office:value-type="float" office:value="50.942999999999998" table:style-name="ce8">
            <text:p>50.943</text:p>
          </table:table-cell>
          <table:table-cell office:value-type="float" office:value="83.384" table:style-name="ce8">
            <text:p>83.384</text:p>
          </table:table-cell>
          <table:table-cell office:value-type="float" office:value="88.700999999999993" table:style-name="ce8">
            <text:p>88.701</text:p>
          </table:table-cell>
          <table:table-cell office:value-type="float" office:value="73.533000000000001" table:style-name="ce8">
            <text:p>73.533</text:p>
          </table:table-cell>
          <table:table-cell office:value-type="float" office:value="80.257999999999996" table:style-name="ce8">
            <text:p>80.258</text:p>
          </table:table-cell>
          <table:table-cell office:value-type="float" office:value="73.135000000000005" table:style-name="ce8">
            <text:p>73.135</text:p>
          </table:table-cell>
          <table:table-cell office:value-type="float" office:value="80.603999999999999" table:style-name="ce8">
            <text:p>80.604</text:p>
          </table:table-cell>
          <table:table-cell office:value-type="float" office:value="88.311000000000007" table:style-name="ce8">
            <text:p>88.311</text:p>
          </table:table-cell>
          <table:table-cell office:value-type="float" office:value="73.917000000000002" table:style-name="ce8">
            <text:p>73.917</text:p>
          </table:table-cell>
          <table:table-cell office:value-type="float" office:value="65.061000000000007" table:style-name="ce8">
            <text:p>65.061</text:p>
          </table:table-cell>
          <table:table-cell office:value-type="float" office:value="72.855000000000004" table:style-name="ce8">
            <text:p>72.855</text:p>
          </table:table-cell>
          <table:table-cell office:value-type="float" office:value="38.036000000000001" table:style-name="ce8">
            <text:p>38.036</text:p>
          </table:table-cell>
          <table:table-cell office:value-type="float" office:value="43.997999999999998" table:style-name="ce8">
            <text:p>43.998</text:p>
          </table:table-cell>
          <table:table-cell office:value-type="float" office:value="32.481000000000002" table:style-name="ce8">
            <text:p>32.481</text:p>
          </table:table-cell>
          <table:table-cell office:value-type="float" office:value="70.444000000000003" table:style-name="ce8">
            <text:p>70.444</text:p>
          </table:table-cell>
          <table:table-cell office:value-type="float" office:value="65.869" table:style-name="ce8">
            <text:p>65.869</text:p>
          </table:table-cell>
          <table:table-cell office:value-type="float" office:value="58" table:style-name="ce8">
            <text:p>58</text:p>
          </table:table-cell>
          <table:table-cell office:value-type="float" office:value="57.85" table:style-name="ce8">
            <text:p>57.85</text:p>
          </table:table-cell>
          <table:table-cell office:value-type="float" office:value="42.12" table:style-name="ce8">
            <text:p>42.12</text:p>
          </table:table-cell>
          <table:table-cell office:value-type="float" office:value="38.277999999999999" table:style-name="ce8">
            <text:p>38.278</text:p>
          </table:table-cell>
          <table:table-cell office:value-type="float" office:value="69.266000000000005" table:style-name="ce8">
            <text:p>69.266</text:p>
          </table:table-cell>
          <table:table-cell office:value-type="float" office:value="42.198" table:style-name="ce8">
            <text:p>42.198</text:p>
          </table:table-cell>
          <table:table-cell office:value-type="float" office:value="52.335999999999999" table:style-name="ce8">
            <text:p>52.336</text:p>
          </table:table-cell>
          <table:table-cell office:value-type="float" office:value="65.278000000000006" table:style-name="ce8">
            <text:p>65.278</text:p>
          </table:table-cell>
          <table:table-cell office:value-type="float" office:value="61.941000000000003" table:style-name="ce8">
            <text:p>61.941</text:p>
          </table:table-cell>
          <table:table-cell office:value-type="float" office:value="60.399000000000001" table:style-name="ce8">
            <text:p>60.399</text:p>
          </table:table-cell>
          <table:table-cell office:value-type="float" office:value="57.637999999999998" table:style-name="ce8">
            <text:p>57.638</text:p>
          </table:table-cell>
          <table:table-cell office:value-type="float" office:value="54.478000000000002" table:style-name="ce8">
            <text:p>54.478</text:p>
          </table:table-cell>
          <table:table-cell office:value-type="float" office:value="53.241" table:style-name="ce8">
            <text:p>53.241</text:p>
          </table:table-cell>
          <table:table-cell office:value-type="float" office:value="42.365000000000002" table:style-name="ce8">
            <text:p>42.365</text:p>
          </table:table-cell>
          <table:table-cell office:value-type="float" office:value="90.811000000000007" table:style-name="ce8">
            <text:p>90.811</text:p>
          </table:table-cell>
          <table:table-cell office:value-type="float" office:value="71.614999999999995" table:style-name="ce8">
            <text:p>71.615</text:p>
          </table:table-cell>
          <table:table-cell office:value-type="float" office:value="71.353999999999999" table:style-name="ce8">
            <text:p>71.354</text:p>
          </table:table-cell>
          <table:table-cell office:value-type="float" office:value="72.564999999999998" table:style-name="ce8">
            <text:p>72.565</text:p>
          </table:table-cell>
          <table:table-cell office:value-type="float" office:value="82.287999999999997" table:style-name="ce8">
            <text:p>82.288</text:p>
          </table:table-cell>
          <table:table-cell office:value-type="float" office:value="63.280999999999999" table:style-name="ce8">
            <text:p>63.281</text:p>
          </table:table-cell>
          <table:table-cell office:value-type="float" office:value="72.581999999999994" table:style-name="ce8">
            <text:p>72.582</text:p>
          </table:table-cell>
          <table:table-cell office:value-type="float" office:value="4.9729999999999999" table:style-name="ce8">
            <text:p>4.973</text:p>
          </table:table-cell>
          <table:table-cell office:value-type="float" office:value="7.298" table:style-name="ce8">
            <text:p>7.298</text:p>
          </table:table-cell>
          <table:table-cell office:value-type="float" office:value="21.224" table:style-name="ce8">
            <text:p>21.224</text:p>
          </table:table-cell>
          <table:table-cell office:value-type="float" office:value="66.504999999999995" table:style-name="ce8">
            <text:p>66.505</text:p>
          </table:table-cell>
          <table:table-cell office:value-type="float" office:value="93.22" table:style-name="ce8">
            <text:p>93.22</text:p>
          </table:table-cell>
          <table:table-cell office:value-type="float" office:value="75.415999999999997" table:style-name="ce8">
            <text:p>75.416</text:p>
          </table:table-cell>
          <table:table-cell office:value-type="float" office:value="75.207999999999998" table:style-name="ce8">
            <text:p>75.208</text:p>
          </table:table-cell>
          <table:table-cell office:value-type="float" office:value="9.0530000000000008" table:style-name="ce8">
            <text:p>9.053</text:p>
          </table:table-cell>
          <table:table-cell office:value-type="float" office:value="11.305999999999999" table:style-name="ce8">
            <text:p>11.306</text:p>
          </table:table-cell>
          <table:table-cell office:value-type="float" office:value="13.331" table:style-name="ce8">
            <text:p>13.331</text:p>
          </table:table-cell>
          <table:table-cell office:value-type="float" office:value="16.341000000000001" table:style-name="ce8">
            <text:p>16.341</text:p>
          </table:table-cell>
          <table:table-cell office:value-type="float" office:value="11.081" table:style-name="ce8">
            <text:p>11.081</text:p>
          </table:table-cell>
          <table:table-cell office:value-type="float" office:value="10.856" table:style-name="ce8">
            <text:p>10.856</text:p>
          </table:table-cell>
          <table:table-cell office:value-type="float" office:value="0.23899999999999999" table:style-name="ce8">
            <text:p>0.239</text:p>
          </table:table-cell>
          <table:table-cell office:value-type="float" office:value="20.911000000000001" table:style-name="ce8">
            <text:p>20.911</text:p>
          </table:table-cell>
          <table:table-cell office:value-type="float" office:value="3.4729999999999999" table:style-name="ce8">
            <text:p>3.473</text:p>
          </table:table-cell>
          <table:table-cell office:value-type="float" office:value="1.3220000000000001" table:style-name="ce8">
            <text:p>1.322</text:p>
          </table:table-cell>
          <table:table-cell office:value-type="float" office:value="13.866" table:style-name="ce8">
            <text:p>13.866</text:p>
          </table:table-cell>
          <table:table-cell office:value-type="float" office:value="10.941000000000001" table:style-name="ce8">
            <text:p>10.941</text:p>
          </table:table-cell>
          <table:table-cell office:value-type="float" office:value="0.36599999999999999" table:style-name="ce8">
            <text:p>0.366</text:p>
          </table:table-cell>
          <table:table-cell office:value-type="float" office:value="2.4609999999999999" table:style-name="ce8">
            <text:p>2.461</text:p>
          </table:table-cell>
          <table:table-cell office:value-type="float" office:value="2.77" table:style-name="ce8">
            <text:p>2.77</text:p>
          </table:table-cell>
          <table:table-cell office:value-type="float" office:value="1.9690000000000001" table:style-name="ce8">
            <text:p>1.969</text:p>
          </table:table-cell>
          <table:table-cell office:value-type="float" office:value="4.9080000000000004" table:style-name="ce8">
            <text:p>4.908</text:p>
          </table:table-cell>
          <table:table-cell office:value-type="float" office:value="19.603000000000002" table:style-name="ce8">
            <text:p>19.603</text:p>
          </table:table-cell>
          <table:table-cell office:value-type="float" office:value="18.815999999999999" table:style-name="ce8">
            <text:p>18.816</text:p>
          </table:table-cell>
          <table:table-cell office:value-type="float" office:value="21.882000000000001" table:style-name="ce8">
            <text:p>21.882</text:p>
          </table:table-cell>
          <table:table-cell office:value-type="float" office:value="7.2990000000000004" table:style-name="ce8">
            <text:p>7.299</text:p>
          </table:table-cell>
          <table:table-cell office:value-type="float" office:value="8.3469999999999995" table:style-name="ce8">
            <text:p>8.347</text:p>
          </table:table-cell>
          <table:table-cell office:value-type="string" table:style-name="ce8">
            <text:p>7.819</text:p>
          </table:table-cell>
          <table:table-cell office:value-type="string" table:style-name="ce8">
            <text:p>2.454</text:p>
          </table:table-cell>
          <table:table-cell office:value-type="string" table:style-name="ce8">
            <text:p>25.514</text:p>
          </table:table-cell>
          <table:table-cell office:value-type="string" table:style-name="ce8">
            <text:p>39.171</text:p>
          </table:table-cell>
          <table:table-cell office:value-type="string" table:style-name="ce8">
            <text:p>0.686</text:p>
          </table:table-cell>
          <table:table-cell office:value-type="string" table:style-name="ce8">
            <text:p>37.784</text:p>
          </table:table-cell>
          <table:table-cell office:value-type="string" table:style-name="ce8">
            <text:p>43.53</text:p>
          </table:table-cell>
          <table:table-cell office:value-type="string" table:style-name="ce8">
            <text:p>24.478</text:p>
          </table:table-cell>
          <table:table-cell office:value-type="string" table:style-name="ce8">
            <text:p>37.662</text:p>
          </table:table-cell>
          <table:table-cell office:value-type="string" table:style-name="ce8">
            <text:p>36.412</text:p>
          </table:table-cell>
          <table:table-cell office:value-type="string" table:style-name="ce8">
            <text:p>23.137</text:p>
          </table:table-cell>
          <table:table-cell office:value-type="string" table:style-name="ce8">
            <text:p>2.561</text:p>
          </table:table-cell>
          <table:table-cell office:value-type="string" table:style-name="ce8">
            <text:p>4.298</text:p>
          </table:table-cell>
          <table:table-cell office:value-type="string" table:style-name="ce8">
            <text:p>7.636</text:p>
          </table:table-cell>
          <table:table-cell office:value-type="string" table:style-name="ce8">
            <text:p>10.669</text:p>
          </table:table-cell>
          <table:table-cell office:value-type="string" table:style-name="ce8">
            <text:p>15.821</text:p>
          </table:table-cell>
          <table:table-cell office:value-type="string" table:style-name="ce8">
            <text:p>2.622</text:p>
          </table:table-cell>
          <table:table-cell office:value-type="string" table:style-name="ce8">
            <text:p>39.081</text:p>
          </table:table-cell>
          <table:table-cell office:value-type="string" table:style-name="ce8">
            <text:p>9.219</text:p>
          </table:table-cell>
          <table:table-cell office:value-type="string" table:style-name="ce8">
            <text:p>33.231</text:p>
          </table:table-cell>
          <table:table-cell office:value-type="string" table:style-name="ce8">
            <text:p>27.596</text:p>
          </table:table-cell>
          <table:table-cell office:value-type="string" table:style-name="ce8">
            <text:p>6.447</text:p>
          </table:table-cell>
          <table:table-cell office:value-type="string" table:style-name="ce8">
            <text:p>1.7</text:p>
          </table:table-cell>
          <table:table-cell office:value-type="string" table:style-name="ce8">
            <text:p>1.041</text:p>
          </table:table-cell>
          <table:table-cell office:value-type="string" table:style-name="ce8">
            <text:p>1.7</text:p>
          </table:table-cell>
          <table:table-cell office:value-type="string" table:style-name="ce8">
            <text:p>1.914</text:p>
          </table:table-cell>
          <table:table-cell office:value-type="string" table:style-name="ce8">
            <text:p>1.24</text:p>
          </table:table-cell>
          <table:table-cell office:value-type="string" table:style-name="ce8">
            <text:p>2.588</text:p>
          </table:table-cell>
          <table:table-cell office:value-type="string" table:style-name="ce8">
            <text:p>8.285</text:p>
          </table:table-cell>
          <table:table-cell office:value-type="string" table:style-name="ce8">
            <text:p>41.648</text:p>
          </table:table-cell>
          <table:table-cell office:value-type="string" table:style-name="ce8">
            <text:p>15.566</text:p>
          </table:table-cell>
          <table:table-cell office:value-type="string" table:style-name="ce8">
            <text:p>39.978</text:p>
          </table:table-cell>
          <table:table-cell office:value-type="string" table:style-name="ce8">
            <text:p>60.759</text:p>
          </table:table-cell>
          <table:table-cell office:value-type="string" table:style-name="ce8">
            <text:p>33.346</text:p>
          </table:table-cell>
          <table:table-cell office:value-type="float" office:value="60.631999999999998" table:style-name="ce8">
            <text:p>60.632</text:p>
          </table:table-cell>
          <table:table-cell office:value-type="float" office:value="69.078000000000003" table:style-name="ce8">
            <text:p>69.078</text:p>
          </table:table-cell>
          <table:table-cell office:value-type="float" office:value="58.911000000000001" table:style-name="ce8">
            <text:p>58.911</text:p>
          </table:table-cell>
          <table:table-cell office:value-type="float" office:value="47.142000000000003" table:style-name="ce8">
            <text:p>47.142</text:p>
          </table:table-cell>
          <table:table-cell office:value-type="float" office:value="70.570999999999998" table:style-name="ce8">
            <text:p>70.571</text:p>
          </table:table-cell>
          <table:table-cell office:value-type="float" office:value="69.513999999999996" table:style-name="ce8">
            <text:p>69.514</text:p>
          </table:table-cell>
          <table:table-cell office:value-type="float" office:value="4.9400000000000004" table:style-name="ce8">
            <text:p>4.94</text:p>
          </table:table-cell>
          <table:table-cell office:value-type="float" office:value="77.781000000000006" table:style-name="ce8">
            <text:p>77.781</text:p>
          </table:table-cell>
          <table:table-cell table:number-columns-repeated="16238"/>
        </table:table-row>
        <table:table-row table:style-name="ro6">
          <table:table-cell office:value-type="string" table:style-name="ce3">
            <text:p>Z15: Age (grouped)</text:p>
          </table:table-cell>
          <table:table-cell office:value-type="string" table:style-name="ce3">
            <text:p>55+</text:p>
          </table:table-cell>
          <table:table-cell office:value-type="float" office:value="61453" table:style-name="ce8">
            <text:p>61453</text:p>
          </table:table-cell>
          <table:table-cell office:value-type="float" office:value="63.521000000000001" table:style-name="ce8">
            <text:p>63.521</text:p>
          </table:table-cell>
          <table:table-cell office:value-type="float" office:value="78.83" table:style-name="ce8">
            <text:p>78.83</text:p>
          </table:table-cell>
          <table:table-cell office:value-type="float" office:value="85.453999999999994" table:style-name="ce8">
            <text:p>85.454</text:p>
          </table:table-cell>
          <table:table-cell office:value-type="float" office:value="72.408000000000001" table:style-name="ce8">
            <text:p>72.408</text:p>
          </table:table-cell>
          <table:table-cell office:value-type="float" office:value="84.587999999999994" table:style-name="ce8">
            <text:p>84.588</text:p>
          </table:table-cell>
          <table:table-cell office:value-type="float" office:value="54.03" table:style-name="ce8">
            <text:p>54.03</text:p>
          </table:table-cell>
          <table:table-cell office:value-type="float" office:value="81.522000000000006" table:style-name="ce8">
            <text:p>81.522</text:p>
          </table:table-cell>
          <table:table-cell office:value-type="float" office:value="76.971000000000004" table:style-name="ce8">
            <text:p>76.971</text:p>
          </table:table-cell>
          <table:table-cell office:value-type="float" office:value="33.923999999999999" table:style-name="ce8">
            <text:p>33.924</text:p>
          </table:table-cell>
          <table:table-cell office:value-type="float" office:value="51.47" table:style-name="ce8">
            <text:p>51.47</text:p>
          </table:table-cell>
          <table:table-cell office:value-type="float" office:value="26.611000000000001" table:style-name="ce8">
            <text:p>26.611</text:p>
          </table:table-cell>
          <table:table-cell office:value-type="float" office:value="75.424000000000007" table:style-name="ce8">
            <text:p>75.424</text:p>
          </table:table-cell>
          <table:table-cell office:value-type="float" office:value="91.796999999999997" table:style-name="ce8">
            <text:p>91.797</text:p>
          </table:table-cell>
          <table:table-cell office:value-type="float" office:value="86.786000000000001" table:style-name="ce8">
            <text:p>86.786</text:p>
          </table:table-cell>
          <table:table-cell office:value-type="float" office:value="82.828000000000003" table:style-name="ce8">
            <text:p>82.828</text:p>
          </table:table-cell>
          <table:table-cell office:value-type="float" office:value="59.110999999999997" table:style-name="ce8">
            <text:p>59.111</text:p>
          </table:table-cell>
          <table:table-cell office:value-type="float" office:value="73.602000000000004" table:style-name="ce8">
            <text:p>73.602</text:p>
          </table:table-cell>
          <table:table-cell office:value-type="float" office:value="83.894000000000005" table:style-name="ce8">
            <text:p>83.894</text:p>
          </table:table-cell>
          <table:table-cell office:value-type="float" office:value="87.012" table:style-name="ce8">
            <text:p>87.012</text:p>
          </table:table-cell>
          <table:table-cell office:value-type="float" office:value="74.05" table:style-name="ce8">
            <text:p>74.05</text:p>
          </table:table-cell>
          <table:table-cell office:value-type="float" office:value="86.23" table:style-name="ce8">
            <text:p>86.23</text:p>
          </table:table-cell>
          <table:table-cell office:value-type="float" office:value="81.635000000000005" table:style-name="ce8">
            <text:p>81.635</text:p>
          </table:table-cell>
          <table:table-cell office:value-type="float" office:value="70.278999999999996" table:style-name="ce8">
            <text:p>70.279</text:p>
          </table:table-cell>
          <table:table-cell office:value-type="float" office:value="78.471999999999994" table:style-name="ce8">
            <text:p>78.472</text:p>
          </table:table-cell>
          <table:table-cell office:value-type="float" office:value="82.561000000000007" table:style-name="ce8">
            <text:p>82.561</text:p>
          </table:table-cell>
          <table:table-cell office:value-type="float" office:value="70.962999999999994" table:style-name="ce8">
            <text:p>70.963</text:p>
          </table:table-cell>
          <table:table-cell office:value-type="float" office:value="64.581000000000003" table:style-name="ce8">
            <text:p>64.581</text:p>
          </table:table-cell>
          <table:table-cell office:value-type="float" office:value="70.575000000000003" table:style-name="ce8">
            <text:p>70.575</text:p>
          </table:table-cell>
          <table:table-cell office:value-type="float" office:value="44.642000000000003" table:style-name="ce8">
            <text:p>44.642</text:p>
          </table:table-cell>
          <table:table-cell office:value-type="float" office:value="89.905000000000001" table:style-name="ce8">
            <text:p>89.905</text:p>
          </table:table-cell>
          <table:table-cell office:value-type="float" office:value="86.167000000000002" table:style-name="ce8">
            <text:p>86.167</text:p>
          </table:table-cell>
          <table:table-cell office:value-type="float" office:value="77.695999999999998" table:style-name="ce8">
            <text:p>77.696</text:p>
          </table:table-cell>
          <table:table-cell office:value-type="float" office:value="70.322999999999993" table:style-name="ce8">
            <text:p>70.323</text:p>
          </table:table-cell>
          <table:table-cell office:value-type="float" office:value="49.942" table:style-name="ce8">
            <text:p>49.942</text:p>
          </table:table-cell>
          <table:table-cell office:value-type="float" office:value="52.268000000000001" table:style-name="ce8">
            <text:p>52.268</text:p>
          </table:table-cell>
          <table:table-cell office:value-type="float" office:value="43.530999999999999" table:style-name="ce8">
            <text:p>43.531</text:p>
          </table:table-cell>
          <table:table-cell office:value-type="float" office:value="83.653999999999996" table:style-name="ce8">
            <text:p>83.654</text:p>
          </table:table-cell>
          <table:table-cell office:value-type="float" office:value="89.570999999999998" table:style-name="ce8">
            <text:p>89.571</text:p>
          </table:table-cell>
          <table:table-cell office:value-type="float" office:value="73.418000000000006" table:style-name="ce8">
            <text:p>73.418</text:p>
          </table:table-cell>
          <table:table-cell office:value-type="float" office:value="79.423000000000002" table:style-name="ce8">
            <text:p>79.423</text:p>
          </table:table-cell>
          <table:table-cell office:value-type="float" office:value="72.688000000000002" table:style-name="ce8">
            <text:p>72.688</text:p>
          </table:table-cell>
          <table:table-cell office:value-type="float" office:value="81.531000000000006" table:style-name="ce8">
            <text:p>81.531</text:p>
          </table:table-cell>
          <table:table-cell office:value-type="float" office:value="88.415000000000006" table:style-name="ce8">
            <text:p>88.415</text:p>
          </table:table-cell>
          <table:table-cell office:value-type="float" office:value="73.587999999999994" table:style-name="ce8">
            <text:p>73.588</text:p>
          </table:table-cell>
          <table:table-cell office:value-type="float" office:value="68.945999999999998" table:style-name="ce8">
            <text:p>68.946</text:p>
          </table:table-cell>
          <table:table-cell office:value-type="float" office:value="76.658000000000001" table:style-name="ce8">
            <text:p>76.658</text:p>
          </table:table-cell>
          <table:table-cell office:value-type="float" office:value="33.418999999999997" table:style-name="ce8">
            <text:p>33.419</text:p>
          </table:table-cell>
          <table:table-cell office:value-type="float" office:value="39.887" table:style-name="ce8">
            <text:p>39.887</text:p>
          </table:table-cell>
          <table:table-cell office:value-type="float" office:value="28.474" table:style-name="ce8">
            <text:p>28.474</text:p>
          </table:table-cell>
          <table:table-cell office:value-type="float" office:value="65.968000000000004" table:style-name="ce8">
            <text:p>65.968</text:p>
          </table:table-cell>
          <table:table-cell office:value-type="float" office:value="62.482999999999997" table:style-name="ce8">
            <text:p>62.483</text:p>
          </table:table-cell>
          <table:table-cell office:value-type="float" office:value="54.353000000000002" table:style-name="ce8">
            <text:p>54.353</text:p>
          </table:table-cell>
          <table:table-cell office:value-type="float" office:value="52.539000000000001" table:style-name="ce8">
            <text:p>52.539</text:p>
          </table:table-cell>
          <table:table-cell office:value-type="float" office:value="39.298000000000002" table:style-name="ce8">
            <text:p>39.298</text:p>
          </table:table-cell>
          <table:table-cell office:value-type="float" office:value="33.039000000000001" table:style-name="ce8">
            <text:p>33.039</text:p>
          </table:table-cell>
          <table:table-cell office:value-type="float" office:value="67.793999999999997" table:style-name="ce8">
            <text:p>67.794</text:p>
          </table:table-cell>
          <table:table-cell office:value-type="float" office:value="38.466999999999999" table:style-name="ce8">
            <text:p>38.467</text:p>
          </table:table-cell>
          <table:table-cell office:value-type="float" office:value="49.305999999999997" table:style-name="ce8">
            <text:p>49.306</text:p>
          </table:table-cell>
          <table:table-cell office:value-type="float" office:value="60.85" table:style-name="ce8">
            <text:p>60.85</text:p>
          </table:table-cell>
          <table:table-cell office:value-type="float" office:value="55.823999999999998" table:style-name="ce8">
            <text:p>55.824</text:p>
          </table:table-cell>
          <table:table-cell office:value-type="float" office:value="58.048999999999999" table:style-name="ce8">
            <text:p>58.049</text:p>
          </table:table-cell>
          <table:table-cell office:value-type="float" office:value="54.082000000000001" table:style-name="ce8">
            <text:p>54.082</text:p>
          </table:table-cell>
          <table:table-cell office:value-type="float" office:value="50.795999999999999" table:style-name="ce8">
            <text:p>50.796</text:p>
          </table:table-cell>
          <table:table-cell office:value-type="float" office:value="50.423999999999999" table:style-name="ce8">
            <text:p>50.424</text:p>
          </table:table-cell>
          <table:table-cell office:value-type="float" office:value="40.762999999999998" table:style-name="ce8">
            <text:p>40.763</text:p>
          </table:table-cell>
          <table:table-cell office:value-type="float" office:value="90.811000000000007" table:style-name="ce8">
            <text:p>90.811</text:p>
          </table:table-cell>
          <table:table-cell office:value-type="float" office:value="67.772999999999996" table:style-name="ce8">
            <text:p>67.773</text:p>
          </table:table-cell>
          <table:table-cell office:value-type="float" office:value="67.768000000000001" table:style-name="ce8">
            <text:p>67.768</text:p>
          </table:table-cell>
          <table:table-cell office:value-type="float" office:value="72.852999999999994" table:style-name="ce8">
            <text:p>72.853</text:p>
          </table:table-cell>
          <table:table-cell office:value-type="float" office:value="81.866" table:style-name="ce8">
            <text:p>81.866</text:p>
          </table:table-cell>
          <table:table-cell office:value-type="float" office:value="64.040999999999997" table:style-name="ce8">
            <text:p>64.041</text:p>
          </table:table-cell>
          <table:table-cell office:value-type="float" office:value="71.275000000000006" table:style-name="ce8">
            <text:p>71.275</text:p>
          </table:table-cell>
          <table:table-cell office:value-type="float" office:value="5.9109999999999996" table:style-name="ce8">
            <text:p>5.911</text:p>
          </table:table-cell>
          <table:table-cell office:value-type="float" office:value="10.207000000000001" table:style-name="ce8">
            <text:p>10.207</text:p>
          </table:table-cell>
          <table:table-cell office:value-type="float" office:value="25.545999999999999" table:style-name="ce8">
            <text:p>25.546</text:p>
          </table:table-cell>
          <table:table-cell office:value-type="float" office:value="58.335999999999999" table:style-name="ce8">
            <text:p>58.336</text:p>
          </table:table-cell>
          <table:table-cell office:value-type="float" office:value="93.545000000000002" table:style-name="ce8">
            <text:p>93.545</text:p>
          </table:table-cell>
          <table:table-cell office:value-type="float" office:value="78.251000000000005" table:style-name="ce8">
            <text:p>78.251</text:p>
          </table:table-cell>
          <table:table-cell office:value-type="float" office:value="74.819000000000003" table:style-name="ce8">
            <text:p>74.819</text:p>
          </table:table-cell>
          <table:table-cell office:value-type="float" office:value="7.8959999999999999" table:style-name="ce8">
            <text:p>7.896</text:p>
          </table:table-cell>
          <table:table-cell office:value-type="float" office:value="28.547999999999998" table:style-name="ce8">
            <text:p>28.548</text:p>
          </table:table-cell>
          <table:table-cell office:value-type="float" office:value="7.3959999999999999" table:style-name="ce8">
            <text:p>7.396</text:p>
          </table:table-cell>
          <table:table-cell office:value-type="float" office:value="16.366" table:style-name="ce8">
            <text:p>16.366</text:p>
          </table:table-cell>
          <table:table-cell office:value-type="float" office:value="9.4260000000000002" table:style-name="ce8">
            <text:p>9.426</text:p>
          </table:table-cell>
          <table:table-cell office:value-type="float" office:value="8.5559999999999992" table:style-name="ce8">
            <text:p>8.556</text:p>
          </table:table-cell>
          <table:table-cell office:value-type="float" office:value="0.249" table:style-name="ce8">
            <text:p>0.249</text:p>
          </table:table-cell>
          <table:table-cell office:value-type="float" office:value="18.106000000000002" table:style-name="ce8">
            <text:p>18.106</text:p>
          </table:table-cell>
          <table:table-cell office:value-type="float" office:value="2.2370000000000001" table:style-name="ce8">
            <text:p>2.237</text:p>
          </table:table-cell>
          <table:table-cell office:value-type="float" office:value="0.60099999999999998" table:style-name="ce8">
            <text:p>0.601</text:p>
          </table:table-cell>
          <table:table-cell office:value-type="float" office:value="9.923" table:style-name="ce8">
            <text:p>9.923</text:p>
          </table:table-cell>
          <table:table-cell office:value-type="float" office:value="11.664" table:style-name="ce8">
            <text:p>11.664</text:p>
          </table:table-cell>
          <table:table-cell office:value-type="float" office:value="0.104" table:style-name="ce8">
            <text:p>0.104</text:p>
          </table:table-cell>
          <table:table-cell office:value-type="float" office:value="2.3820000000000001" table:style-name="ce8">
            <text:p>2.382</text:p>
          </table:table-cell>
          <table:table-cell office:value-type="float" office:value="2.1339999999999999" table:style-name="ce8">
            <text:p>2.134</text:p>
          </table:table-cell>
          <table:table-cell office:value-type="float" office:value="1.3049999999999999" table:style-name="ce8">
            <text:p>1.305</text:p>
          </table:table-cell>
          <table:table-cell office:value-type="float" office:value="4.0190000000000001" table:style-name="ce8">
            <text:p>4.019</text:p>
          </table:table-cell>
          <table:table-cell office:value-type="float" office:value="16.263000000000002" table:style-name="ce8">
            <text:p>16.263</text:p>
          </table:table-cell>
          <table:table-cell office:value-type="float" office:value="18.811" table:style-name="ce8">
            <text:p>18.811</text:p>
          </table:table-cell>
          <table:table-cell office:value-type="float" office:value="20.902999999999999" table:style-name="ce8">
            <text:p>20.903</text:p>
          </table:table-cell>
          <table:table-cell office:value-type="float" office:value="7.2089999999999996" table:style-name="ce8">
            <text:p>7.209</text:p>
          </table:table-cell>
          <table:table-cell office:value-type="float" office:value="7.0380000000000003" table:style-name="ce8">
            <text:p>7.038</text:p>
          </table:table-cell>
          <table:table-cell office:value-type="string" table:style-name="ce8">
            <text:p>5.833</text:p>
          </table:table-cell>
          <table:table-cell office:value-type="string" table:style-name="ce8">
            <text:p>1.278</text:p>
          </table:table-cell>
          <table:table-cell office:value-type="string" table:style-name="ce8">
            <text:p>20.009</text:p>
          </table:table-cell>
          <table:table-cell office:value-type="string" table:style-name="ce8">
            <text:p>35.557</text:p>
          </table:table-cell>
          <table:table-cell office:value-type="string" table:style-name="ce8">
            <text:p>0.72</text:p>
          </table:table-cell>
          <table:table-cell office:value-type="string" table:style-name="ce8">
            <text:p>33.186</text:p>
          </table:table-cell>
          <table:table-cell office:value-type="string" table:style-name="ce8">
            <text:p>40.112</text:p>
          </table:table-cell>
          <table:table-cell office:value-type="string" table:style-name="ce8">
            <text:p>21.497</text:p>
          </table:table-cell>
          <table:table-cell office:value-type="string" table:style-name="ce8">
            <text:p>34</text:p>
          </table:table-cell>
          <table:table-cell office:value-type="string" table:style-name="ce8">
            <text:p>35.417</text:p>
          </table:table-cell>
          <table:table-cell office:value-type="string" table:style-name="ce8">
            <text:p>18.685</text:p>
          </table:table-cell>
          <table:table-cell office:value-type="string" table:style-name="ce8">
            <text:p>2.37</text:p>
          </table:table-cell>
          <table:table-cell office:value-type="string" table:style-name="ce8">
            <text:p>3.021</text:p>
          </table:table-cell>
          <table:table-cell office:value-type="string" table:style-name="ce8">
            <text:p>5.485</text:p>
          </table:table-cell>
          <table:table-cell office:value-type="string" table:style-name="ce8">
            <text:p>8.064</text:p>
          </table:table-cell>
          <table:table-cell office:value-type="string" table:style-name="ce8">
            <text:p>17.383</text:p>
          </table:table-cell>
          <table:table-cell office:value-type="string" table:style-name="ce8">
            <text:p>3.021</text:p>
          </table:table-cell>
          <table:table-cell office:value-type="string" table:style-name="ce8">
            <text:p>36.006</text:p>
          </table:table-cell>
          <table:table-cell office:value-type="string" table:style-name="ce8">
            <text:p>7.714</text:p>
          </table:table-cell>
          <table:table-cell office:value-type="string" table:style-name="ce8">
            <text:p>32.463</text:p>
          </table:table-cell>
          <table:table-cell office:value-type="string" table:style-name="ce8">
            <text:p>26.264</text:p>
          </table:table-cell>
          <table:table-cell office:value-type="string" table:style-name="ce8">
            <text:p>4.381</text:p>
          </table:table-cell>
          <table:table-cell office:value-type="string" table:style-name="ce8">
            <text:p>1.678</text:p>
          </table:table-cell>
          <table:table-cell office:value-type="string" table:style-name="ce8">
            <text:p>1.422</text:p>
          </table:table-cell>
          <table:table-cell office:value-type="string" table:style-name="ce8">
            <text:p>1.375</text:p>
          </table:table-cell>
          <table:table-cell office:value-type="string" table:style-name="ce8">
            <text:p>2.237</text:p>
          </table:table-cell>
          <table:table-cell office:value-type="string" table:style-name="ce8">
            <text:p>1.398</text:p>
          </table:table-cell>
          <table:table-cell office:value-type="string" table:style-name="ce8">
            <text:p>3.542</text:p>
          </table:table-cell>
          <table:table-cell office:value-type="string" table:style-name="ce8">
            <text:p>9.345</text:p>
          </table:table-cell>
          <table:table-cell office:value-type="string" table:style-name="ce8">
            <text:p>41.245</text:p>
          </table:table-cell>
          <table:table-cell office:value-type="string" table:style-name="ce8">
            <text:p>16.48</text:p>
          </table:table-cell>
          <table:table-cell office:value-type="string" table:style-name="ce8">
            <text:p>42.456</text:p>
          </table:table-cell>
          <table:table-cell office:value-type="string" table:style-name="ce8">
            <text:p>58.588</text:p>
          </table:table-cell>
          <table:table-cell office:value-type="string" table:style-name="ce8">
            <text:p>31.957</text:p>
          </table:table-cell>
          <table:table-cell office:value-type="float" office:value="62.302" table:style-name="ce8">
            <text:p>62.302</text:p>
          </table:table-cell>
          <table:table-cell office:value-type="float" office:value="71.228999999999999" table:style-name="ce8">
            <text:p>71.229</text:p>
          </table:table-cell>
          <table:table-cell office:value-type="float" office:value="60.947000000000003" table:style-name="ce8">
            <text:p>60.947</text:p>
          </table:table-cell>
          <table:table-cell office:value-type="float" office:value="49.887999999999998" table:style-name="ce8">
            <text:p>49.888</text:p>
          </table:table-cell>
          <table:table-cell office:value-type="float" office:value="73.578000000000003" table:style-name="ce8">
            <text:p>73.578</text:p>
          </table:table-cell>
          <table:table-cell office:value-type="float" office:value="69.858000000000004" table:style-name="ce8">
            <text:p>69.858</text:p>
          </table:table-cell>
          <table:table-cell office:value-type="float" office:value="4.5199999999999996" table:style-name="ce8">
            <text:p>4.52</text:p>
          </table:table-cell>
          <table:table-cell office:value-type="float" office:value="76.864999999999995" table:style-name="ce8">
            <text:p>76.865</text:p>
          </table:table-cell>
          <table:table-cell table:number-columns-repeated="16238"/>
        </table:table-row>
        <table:table-row table:style-name="ro3">
          <table:table-cell office:value-type="string" table:style-name="ce3">
            <text:p>Z06: Ethnicity grouped (Ethnic Minority/White)</text:p>
          </table:table-cell>
          <table:table-cell office:value-type="string" table:style-name="ce3">
            <text:p>Ethnic Minority</text:p>
          </table:table-cell>
          <table:table-cell office:value-type="float" office:value="35515" table:style-name="ce8">
            <text:p>35515</text:p>
          </table:table-cell>
          <table:table-cell office:value-type="float" office:value="68.594999999999999" table:style-name="ce8">
            <text:p>68.595</text:p>
          </table:table-cell>
          <table:table-cell office:value-type="float" office:value="77.587999999999994" table:style-name="ce8">
            <text:p>77.588</text:p>
          </table:table-cell>
          <table:table-cell office:value-type="float" office:value="84.825999999999993" table:style-name="ce8">
            <text:p>84.826</text:p>
          </table:table-cell>
          <table:table-cell office:value-type="float" office:value="74.28" table:style-name="ce8">
            <text:p>74.28</text:p>
          </table:table-cell>
          <table:table-cell office:value-type="float" office:value="82.807000000000002" table:style-name="ce8">
            <text:p>82.807</text:p>
          </table:table-cell>
          <table:table-cell office:value-type="float" office:value="61.057000000000002" table:style-name="ce8">
            <text:p>61.057</text:p>
          </table:table-cell>
          <table:table-cell office:value-type="float" office:value="78.001000000000005" table:style-name="ce8">
            <text:p>78.001</text:p>
          </table:table-cell>
          <table:table-cell office:value-type="float" office:value="77.040000000000006" table:style-name="ce8">
            <text:p>77.04</text:p>
          </table:table-cell>
          <table:table-cell office:value-type="float" office:value="33.543999999999997" table:style-name="ce8">
            <text:p>33.544</text:p>
          </table:table-cell>
          <table:table-cell office:value-type="float" office:value="57.084000000000003" table:style-name="ce8">
            <text:p>57.084</text:p>
          </table:table-cell>
          <table:table-cell office:value-type="float" office:value="27.106999999999999" table:style-name="ce8">
            <text:p>27.107</text:p>
          </table:table-cell>
          <table:table-cell office:value-type="float" office:value="74.620999999999995" table:style-name="ce8">
            <text:p>74.621</text:p>
          </table:table-cell>
          <table:table-cell office:value-type="float" office:value="90.751999999999995" table:style-name="ce8">
            <text:p>90.752</text:p>
          </table:table-cell>
          <table:table-cell office:value-type="float" office:value="82.573999999999998" table:style-name="ce8">
            <text:p>82.574</text:p>
          </table:table-cell>
          <table:table-cell office:value-type="float" office:value="81.025000000000006" table:style-name="ce8">
            <text:p>81.025</text:p>
          </table:table-cell>
          <table:table-cell office:value-type="float" office:value="61.276000000000003" table:style-name="ce8">
            <text:p>61.276</text:p>
          </table:table-cell>
          <table:table-cell office:value-type="float" office:value="72.206000000000003" table:style-name="ce8">
            <text:p>72.206</text:p>
          </table:table-cell>
          <table:table-cell office:value-type="float" office:value="82.759" table:style-name="ce8">
            <text:p>82.759</text:p>
          </table:table-cell>
          <table:table-cell office:value-type="float" office:value="86.906000000000006" table:style-name="ce8">
            <text:p>86.906</text:p>
          </table:table-cell>
          <table:table-cell office:value-type="float" office:value="77.486999999999995" table:style-name="ce8">
            <text:p>77.487</text:p>
          </table:table-cell>
          <table:table-cell office:value-type="float" office:value="83.135000000000005" table:style-name="ce8">
            <text:p>83.135</text:p>
          </table:table-cell>
          <table:table-cell office:value-type="float" office:value="81.756" table:style-name="ce8">
            <text:p>81.756</text:p>
          </table:table-cell>
          <table:table-cell office:value-type="float" office:value="71.817999999999998" table:style-name="ce8">
            <text:p>71.818</text:p>
          </table:table-cell>
          <table:table-cell office:value-type="float" office:value="78.497" table:style-name="ce8">
            <text:p>78.497</text:p>
          </table:table-cell>
          <table:table-cell office:value-type="float" office:value="82.314999999999998" table:style-name="ce8">
            <text:p>82.315</text:p>
          </table:table-cell>
          <table:table-cell office:value-type="float" office:value="73.228999999999999" table:style-name="ce8">
            <text:p>73.229</text:p>
          </table:table-cell>
          <table:table-cell office:value-type="float" office:value="73.915999999999997" table:style-name="ce8">
            <text:p>73.916</text:p>
          </table:table-cell>
          <table:table-cell office:value-type="float" office:value="70.853999999999999" table:style-name="ce8">
            <text:p>70.854</text:p>
          </table:table-cell>
          <table:table-cell office:value-type="float" office:value="49.774000000000001" table:style-name="ce8">
            <text:p>49.774</text:p>
          </table:table-cell>
          <table:table-cell office:value-type="float" office:value="86.745999999999995" table:style-name="ce8">
            <text:p>86.746</text:p>
          </table:table-cell>
          <table:table-cell office:value-type="float" office:value="84.265000000000001" table:style-name="ce8">
            <text:p>84.265</text:p>
          </table:table-cell>
          <table:table-cell office:value-type="float" office:value="77.444000000000003" table:style-name="ce8">
            <text:p>77.444</text:p>
          </table:table-cell>
          <table:table-cell office:value-type="float" office:value="69.242999999999995" table:style-name="ce8">
            <text:p>69.243</text:p>
          </table:table-cell>
          <table:table-cell office:value-type="float" office:value="59.11" table:style-name="ce8">
            <text:p>59.11</text:p>
          </table:table-cell>
          <table:table-cell office:value-type="float" office:value="59.295000000000002" table:style-name="ce8">
            <text:p>59.295</text:p>
          </table:table-cell>
          <table:table-cell office:value-type="float" office:value="56.529000000000003" table:style-name="ce8">
            <text:p>56.529</text:p>
          </table:table-cell>
          <table:table-cell office:value-type="float" office:value="79.540000000000006" table:style-name="ce8">
            <text:p>79.54</text:p>
          </table:table-cell>
          <table:table-cell office:value-type="float" office:value="86.09" table:style-name="ce8">
            <text:p>86.09</text:p>
          </table:table-cell>
          <table:table-cell office:value-type="float" office:value="73.373999999999995" table:style-name="ce8">
            <text:p>73.374</text:p>
          </table:table-cell>
          <table:table-cell office:value-type="float" office:value="73.004000000000005" table:style-name="ce8">
            <text:p>73.004</text:p>
          </table:table-cell>
          <table:table-cell office:value-type="float" office:value="75.13" table:style-name="ce8">
            <text:p>75.13</text:p>
          </table:table-cell>
          <table:table-cell office:value-type="float" office:value="81.05" table:style-name="ce8">
            <text:p>81.05</text:p>
          </table:table-cell>
          <table:table-cell office:value-type="float" office:value="88.936999999999998" table:style-name="ce8">
            <text:p>88.937</text:p>
          </table:table-cell>
          <table:table-cell office:value-type="float" office:value="77.73" table:style-name="ce8">
            <text:p>77.73</text:p>
          </table:table-cell>
          <table:table-cell office:value-type="float" office:value="67.616" table:style-name="ce8">
            <text:p>67.616</text:p>
          </table:table-cell>
          <table:table-cell office:value-type="float" office:value="71.766000000000005" table:style-name="ce8">
            <text:p>71.766</text:p>
          </table:table-cell>
          <table:table-cell office:value-type="float" office:value="33.555" table:style-name="ce8">
            <text:p>33.555</text:p>
          </table:table-cell>
          <table:table-cell office:value-type="float" office:value="37.284999999999997" table:style-name="ce8">
            <text:p>37.285</text:p>
          </table:table-cell>
          <table:table-cell office:value-type="float" office:value="29.777000000000001" table:style-name="ce8">
            <text:p>29.777</text:p>
          </table:table-cell>
          <table:table-cell office:value-type="float" office:value="73.141000000000005" table:style-name="ce8">
            <text:p>73.141</text:p>
          </table:table-cell>
          <table:table-cell office:value-type="float" office:value="65.245999999999995" table:style-name="ce8">
            <text:p>65.246</text:p>
          </table:table-cell>
          <table:table-cell office:value-type="float" office:value="59.042000000000002" table:style-name="ce8">
            <text:p>59.042</text:p>
          </table:table-cell>
          <table:table-cell office:value-type="float" office:value="59.98" table:style-name="ce8">
            <text:p>59.98</text:p>
          </table:table-cell>
          <table:table-cell office:value-type="float" office:value="49.037999999999997" table:style-name="ce8">
            <text:p>49.038</text:p>
          </table:table-cell>
          <table:table-cell office:value-type="float" office:value="44.912999999999997" table:style-name="ce8">
            <text:p>44.913</text:p>
          </table:table-cell>
          <table:table-cell office:value-type="float" office:value="70.631" table:style-name="ce8">
            <text:p>70.631</text:p>
          </table:table-cell>
          <table:table-cell office:value-type="float" office:value="43.6" table:style-name="ce8">
            <text:p>43.6</text:p>
          </table:table-cell>
          <table:table-cell office:value-type="float" office:value="48.048999999999999" table:style-name="ce8">
            <text:p>48.049</text:p>
          </table:table-cell>
          <table:table-cell office:value-type="float" office:value="73.227000000000004" table:style-name="ce8">
            <text:p>73.227</text:p>
          </table:table-cell>
          <table:table-cell office:value-type="float" office:value="69.778000000000006" table:style-name="ce8">
            <text:p>69.778</text:p>
          </table:table-cell>
          <table:table-cell office:value-type="float" office:value="59.258000000000003" table:style-name="ce8">
            <text:p>59.258</text:p>
          </table:table-cell>
          <table:table-cell office:value-type="float" office:value="64.302999999999997" table:style-name="ce8">
            <text:p>64.303</text:p>
          </table:table-cell>
          <table:table-cell office:value-type="float" office:value="61.402999999999999" table:style-name="ce8">
            <text:p>61.403</text:p>
          </table:table-cell>
          <table:table-cell office:value-type="float" office:value="54.368000000000002" table:style-name="ce8">
            <text:p>54.368</text:p>
          </table:table-cell>
          <table:table-cell office:value-type="float" office:value="41.435000000000002" table:style-name="ce8">
            <text:p>41.435</text:p>
          </table:table-cell>
          <table:table-cell office:value-type="float" office:value="89.801000000000002" table:style-name="ce8">
            <text:p>89.801</text:p>
          </table:table-cell>
          <table:table-cell office:value-type="float" office:value="65.671999999999997" table:style-name="ce8">
            <text:p>65.672</text:p>
          </table:table-cell>
          <table:table-cell office:value-type="float" office:value="69.216999999999999" table:style-name="ce8">
            <text:p>69.217</text:p>
          </table:table-cell>
          <table:table-cell office:value-type="float" office:value="64.86" table:style-name="ce8">
            <text:p>64.86</text:p>
          </table:table-cell>
          <table:table-cell office:value-type="float" office:value="73.683000000000007" table:style-name="ce8">
            <text:p>73.683</text:p>
          </table:table-cell>
          <table:table-cell office:value-type="float" office:value="61.915999999999997" table:style-name="ce8">
            <text:p>61.916</text:p>
          </table:table-cell>
          <table:table-cell office:value-type="float" office:value="69.725999999999999" table:style-name="ce8">
            <text:p>69.726</text:p>
          </table:table-cell>
          <table:table-cell office:value-type="float" office:value="6.18" table:style-name="ce8">
            <text:p>6.18</text:p>
          </table:table-cell>
          <table:table-cell office:value-type="float" office:value="11.513" table:style-name="ce8">
            <text:p>11.513</text:p>
          </table:table-cell>
          <table:table-cell office:value-type="float" office:value="28.613" table:style-name="ce8">
            <text:p>28.613</text:p>
          </table:table-cell>
          <table:table-cell office:value-type="float" office:value="53.694000000000003" table:style-name="ce8">
            <text:p>53.694</text:p>
          </table:table-cell>
          <table:table-cell office:value-type="float" office:value="84.227999999999994" table:style-name="ce8">
            <text:p>84.228</text:p>
          </table:table-cell>
          <table:table-cell office:value-type="float" office:value="60.689" table:style-name="ce8">
            <text:p>60.689</text:p>
          </table:table-cell>
          <table:table-cell office:value-type="float" office:value="67.215999999999994" table:style-name="ce8">
            <text:p>67.216</text:p>
          </table:table-cell>
          <table:table-cell office:value-type="float" office:value="12.739000000000001" table:style-name="ce8">
            <text:p>12.739</text:p>
          </table:table-cell>
          <table:table-cell office:value-type="float" office:value="14.648" table:style-name="ce8">
            <text:p>14.648</text:p>
          </table:table-cell>
          <table:table-cell office:value-type="float" office:value="12.358000000000001" table:style-name="ce8">
            <text:p>12.358</text:p>
          </table:table-cell>
          <table:table-cell office:value-type="float" office:value="11.891999999999999" table:style-name="ce8">
            <text:p>11.892</text:p>
          </table:table-cell>
          <table:table-cell office:value-type="float" office:value="46.055" table:style-name="ce8">
            <text:p>46.055</text:p>
          </table:table-cell>
          <table:table-cell office:value-type="float" office:value="12.891999999999999" table:style-name="ce8">
            <text:p>12.892</text:p>
          </table:table-cell>
          <table:table-cell office:value-type="float" office:value="0.33300000000000002" table:style-name="ce8">
            <text:p>0.333</text:p>
          </table:table-cell>
          <table:table-cell office:value-type="float" office:value="28.962" table:style-name="ce8">
            <text:p>28.962</text:p>
          </table:table-cell>
          <table:table-cell office:value-type="float" office:value="7.6680000000000001" table:style-name="ce8">
            <text:p>7.668</text:p>
          </table:table-cell>
          <table:table-cell office:value-type="float" office:value="1.6890000000000001" table:style-name="ce8">
            <text:p>1.689</text:p>
          </table:table-cell>
          <table:table-cell office:value-type="float" office:value="10.313000000000001" table:style-name="ce8">
            <text:p>10.313</text:p>
          </table:table-cell>
          <table:table-cell office:value-type="float" office:value="9.7129999999999992" table:style-name="ce8">
            <text:p>9.713</text:p>
          </table:table-cell>
          <table:table-cell office:value-type="float" office:value="1.3560000000000001" table:style-name="ce8">
            <text:p>1.356</text:p>
          </table:table-cell>
          <table:table-cell office:value-type="float" office:value="9.1579999999999995" table:style-name="ce8">
            <text:p>9.158</text:p>
          </table:table-cell>
          <table:table-cell office:value-type="float" office:value="2.4009999999999998" table:style-name="ce8">
            <text:p>2.401</text:p>
          </table:table-cell>
          <table:table-cell office:value-type="float" office:value="1.3779999999999999" table:style-name="ce8">
            <text:p>1.378</text:p>
          </table:table-cell>
          <table:table-cell office:value-type="float" office:value="8.6240000000000006" table:style-name="ce8">
            <text:p>8.624</text:p>
          </table:table-cell>
          <table:table-cell office:value-type="float" office:value="12.403" table:style-name="ce8">
            <text:p>12.403</text:p>
          </table:table-cell>
          <table:table-cell office:value-type="float" office:value="16.181000000000001" table:style-name="ce8">
            <text:p>16.181</text:p>
          </table:table-cell>
          <table:table-cell office:value-type="float" office:value="17.204000000000001" table:style-name="ce8">
            <text:p>17.204</text:p>
          </table:table-cell>
          <table:table-cell office:value-type="float" office:value="7.4909999999999997" table:style-name="ce8">
            <text:p>7.491</text:p>
          </table:table-cell>
          <table:table-cell office:value-type="float" office:value="10.523999999999999" table:style-name="ce8">
            <text:p>10.524</text:p>
          </table:table-cell>
          <table:table-cell office:value-type="string" table:style-name="ce8">
            <text:p>13.272</text:p>
          </table:table-cell>
          <table:table-cell office:value-type="string" table:style-name="ce8">
            <text:p>4.235</text:p>
          </table:table-cell>
          <table:table-cell office:value-type="string" table:style-name="ce8">
            <text:p>30.213</text:p>
          </table:table-cell>
          <table:table-cell office:value-type="string" table:style-name="ce8">
            <text:p>41.651</text:p>
          </table:table-cell>
          <table:table-cell office:value-type="string" table:style-name="ce8">
            <text:p>1.16</text:p>
          </table:table-cell>
          <table:table-cell office:value-type="string" table:style-name="ce8">
            <text:p>39.439</text:p>
          </table:table-cell>
          <table:table-cell office:value-type="string" table:style-name="ce8">
            <text:p>47.855</text:p>
          </table:table-cell>
          <table:table-cell office:value-type="string" table:style-name="ce8">
            <text:p>25.384</text:p>
          </table:table-cell>
          <table:table-cell office:value-type="string" table:style-name="ce8">
            <text:p>44.241</text:p>
          </table:table-cell>
          <table:table-cell office:value-type="string" table:style-name="ce8">
            <text:p>37.443</text:p>
          </table:table-cell>
          <table:table-cell office:value-type="string" table:style-name="ce8">
            <text:p>28.756</text:p>
          </table:table-cell>
          <table:table-cell office:value-type="string" table:style-name="ce8">
            <text:p>4.829</text:p>
          </table:table-cell>
          <table:table-cell office:value-type="string" table:style-name="ce8">
            <text:p>6.285</text:p>
          </table:table-cell>
          <table:table-cell office:value-type="string" table:style-name="ce8">
            <text:p>10.629</text:p>
          </table:table-cell>
          <table:table-cell office:value-type="string" table:style-name="ce8">
            <text:p>11.438</text:p>
          </table:table-cell>
          <table:table-cell office:value-type="string" table:style-name="ce8">
            <text:p>16.293</text:p>
          </table:table-cell>
          <table:table-cell office:value-type="string" table:style-name="ce8">
            <text:p>2.779</text:p>
          </table:table-cell>
          <table:table-cell office:value-type="string" table:style-name="ce8">
            <text:p>42.155</text:p>
          </table:table-cell>
          <table:table-cell office:value-type="string" table:style-name="ce8">
            <text:p>10.559</text:p>
          </table:table-cell>
          <table:table-cell office:value-type="string" table:style-name="ce8">
            <text:p>38.599</text:p>
          </table:table-cell>
          <table:table-cell office:value-type="string" table:style-name="ce8">
            <text:p>28.637</text:p>
          </table:table-cell>
          <table:table-cell office:value-type="string" table:style-name="ce8">
            <text:p>4.153</text:p>
          </table:table-cell>
          <table:table-cell office:value-type="string" table:style-name="ce8">
            <text:p>2.362</text:p>
          </table:table-cell>
          <table:table-cell office:value-type="string" table:style-name="ce8">
            <text:p>1.276</text:p>
          </table:table-cell>
          <table:table-cell office:value-type="string" table:style-name="ce8">
            <text:p>2.09</text:p>
          </table:table-cell>
          <table:table-cell office:value-type="string" table:style-name="ce8">
            <text:p>1.819</text:p>
          </table:table-cell>
          <table:table-cell office:value-type="string" table:style-name="ce8">
            <text:p>1.71</text:p>
          </table:table-cell>
          <table:table-cell office:value-type="string" table:style-name="ce8">
            <text:p>2.959</text:p>
          </table:table-cell>
          <table:table-cell office:value-type="string" table:style-name="ce8">
            <text:p>8.306</text:p>
          </table:table-cell>
          <table:table-cell office:value-type="string" table:style-name="ce8">
            <text:p>44.973</text:p>
          </table:table-cell>
          <table:table-cell office:value-type="string" table:style-name="ce8">
            <text:p>15.55</text:p>
          </table:table-cell>
          <table:table-cell office:value-type="string" table:style-name="ce8">
            <text:p>40.033</text:p>
          </table:table-cell>
          <table:table-cell office:value-type="string" table:style-name="ce8">
            <text:p>57.78</text:p>
          </table:table-cell>
          <table:table-cell office:value-type="string" table:style-name="ce8">
            <text:p>38.642</text:p>
          </table:table-cell>
          <table:table-cell office:value-type="float" office:value="61.247999999999998" table:style-name="ce8">
            <text:p>61.248</text:p>
          </table:table-cell>
          <table:table-cell office:value-type="float" office:value="69.251000000000005" table:style-name="ce8">
            <text:p>69.251</text:p>
          </table:table-cell>
          <table:table-cell office:value-type="float" office:value="60.828000000000003" table:style-name="ce8">
            <text:p>60.828</text:p>
          </table:table-cell>
          <table:table-cell office:value-type="float" office:value="43.393000000000001" table:style-name="ce8">
            <text:p>43.393</text:p>
          </table:table-cell>
          <table:table-cell office:value-type="float" office:value="76.061000000000007" table:style-name="ce8">
            <text:p>76.061</text:p>
          </table:table-cell>
          <table:table-cell office:value-type="float" office:value="72.346999999999994" table:style-name="ce8">
            <text:p>72.347</text:p>
          </table:table-cell>
          <table:table-cell office:value-type="float" office:value="5.859" table:style-name="ce8">
            <text:p>5.859</text:p>
          </table:table-cell>
          <table:table-cell office:value-type="float" office:value="72.614999999999995" table:style-name="ce8">
            <text:p>72.615</text:p>
          </table:table-cell>
          <table:table-cell table:number-columns-repeated="16238"/>
        </table:table-row>
        <table:table-row table:style-name="ro3">
          <table:table-cell office:value-type="string" table:style-name="ce3">
            <text:p>Z06: Ethnicity grouped (Ethnic Minority/White)</text:p>
          </table:table-cell>
          <table:table-cell office:value-type="string" table:style-name="ce3">
            <text:p>White</text:p>
          </table:table-cell>
          <table:table-cell office:value-type="float" office:value="244470" table:style-name="ce8">
            <text:p>244470</text:p>
          </table:table-cell>
          <table:table-cell office:value-type="float" office:value="64.718999999999994" table:style-name="ce8">
            <text:p>64.719</text:p>
          </table:table-cell>
          <table:table-cell office:value-type="float" office:value="78.44" table:style-name="ce8">
            <text:p>78.44</text:p>
          </table:table-cell>
          <table:table-cell office:value-type="float" office:value="84.32" table:style-name="ce8">
            <text:p>84.32</text:p>
          </table:table-cell>
          <table:table-cell office:value-type="float" office:value="73.795000000000002" table:style-name="ce8">
            <text:p>73.795</text:p>
          </table:table-cell>
          <table:table-cell office:value-type="float" office:value="84.616" table:style-name="ce8">
            <text:p>84.616</text:p>
          </table:table-cell>
          <table:table-cell office:value-type="float" office:value="58.344999999999999" table:style-name="ce8">
            <text:p>58.345</text:p>
          </table:table-cell>
          <table:table-cell office:value-type="float" office:value="82.305000000000007" table:style-name="ce8">
            <text:p>82.305</text:p>
          </table:table-cell>
          <table:table-cell office:value-type="float" office:value="75.391999999999996" table:style-name="ce8">
            <text:p>75.392</text:p>
          </table:table-cell>
          <table:table-cell office:value-type="float" office:value="39.381999999999998" table:style-name="ce8">
            <text:p>39.382</text:p>
          </table:table-cell>
          <table:table-cell office:value-type="float" office:value="54.878" table:style-name="ce8">
            <text:p>54.878</text:p>
          </table:table-cell>
          <table:table-cell office:value-type="float" office:value="26.602" table:style-name="ce8">
            <text:p>26.602</text:p>
          </table:table-cell>
          <table:table-cell office:value-type="float" office:value="74.108999999999995" table:style-name="ce8">
            <text:p>74.109</text:p>
          </table:table-cell>
          <table:table-cell office:value-type="float" office:value="90.998000000000005" table:style-name="ce8">
            <text:p>90.998</text:p>
          </table:table-cell>
          <table:table-cell office:value-type="float" office:value="84.691999999999993" table:style-name="ce8">
            <text:p>84.692</text:p>
          </table:table-cell>
          <table:table-cell office:value-type="float" office:value="80.132000000000005" table:style-name="ce8">
            <text:p>80.132</text:p>
          </table:table-cell>
          <table:table-cell office:value-type="float" office:value="60.368000000000002" table:style-name="ce8">
            <text:p>60.368</text:p>
          </table:table-cell>
          <table:table-cell office:value-type="float" office:value="75.981999999999999" table:style-name="ce8">
            <text:p>75.982</text:p>
          </table:table-cell>
          <table:table-cell office:value-type="float" office:value="82.853999999999999" table:style-name="ce8">
            <text:p>82.854</text:p>
          </table:table-cell>
          <table:table-cell office:value-type="float" office:value="85.784000000000006" table:style-name="ce8">
            <text:p>85.784</text:p>
          </table:table-cell>
          <table:table-cell office:value-type="float" office:value="75.847999999999999" table:style-name="ce8">
            <text:p>75.848</text:p>
          </table:table-cell>
          <table:table-cell office:value-type="float" office:value="87.733000000000004" table:style-name="ce8">
            <text:p>87.733</text:p>
          </table:table-cell>
          <table:table-cell office:value-type="float" office:value="84.757999999999996" table:style-name="ce8">
            <text:p>84.758</text:p>
          </table:table-cell>
          <table:table-cell office:value-type="float" office:value="70.569999999999993" table:style-name="ce8">
            <text:p>70.57</text:p>
          </table:table-cell>
          <table:table-cell office:value-type="float" office:value="80.75" table:style-name="ce8">
            <text:p>80.75</text:p>
          </table:table-cell>
          <table:table-cell office:value-type="float" office:value="83.49" table:style-name="ce8">
            <text:p>83.49</text:p>
          </table:table-cell>
          <table:table-cell office:value-type="float" office:value="71.117999999999995" table:style-name="ce8">
            <text:p>71.118</text:p>
          </table:table-cell>
          <table:table-cell office:value-type="float" office:value="67.614999999999995" table:style-name="ce8">
            <text:p>67.615</text:p>
          </table:table-cell>
          <table:table-cell office:value-type="float" office:value="72.67" table:style-name="ce8">
            <text:p>72.67</text:p>
          </table:table-cell>
          <table:table-cell office:value-type="float" office:value="43.322000000000003" table:style-name="ce8">
            <text:p>43.322</text:p>
          </table:table-cell>
          <table:table-cell office:value-type="float" office:value="89.036000000000001" table:style-name="ce8">
            <text:p>89.036</text:p>
          </table:table-cell>
          <table:table-cell office:value-type="float" office:value="86.046999999999997" table:style-name="ce8">
            <text:p>86.047</text:p>
          </table:table-cell>
          <table:table-cell office:value-type="float" office:value="78.77" table:style-name="ce8">
            <text:p>78.77</text:p>
          </table:table-cell>
          <table:table-cell office:value-type="float" office:value="68.548000000000002" table:style-name="ce8">
            <text:p>68.548</text:p>
          </table:table-cell>
          <table:table-cell office:value-type="float" office:value="53.100999999999999" table:style-name="ce8">
            <text:p>53.101</text:p>
          </table:table-cell>
          <table:table-cell office:value-type="float" office:value="60.156999999999996" table:style-name="ce8">
            <text:p>60.157</text:p>
          </table:table-cell>
          <table:table-cell office:value-type="float" office:value="51.56" table:style-name="ce8">
            <text:p>51.56</text:p>
          </table:table-cell>
          <table:table-cell office:value-type="float" office:value="85.061999999999998" table:style-name="ce8">
            <text:p>85.062</text:p>
          </table:table-cell>
          <table:table-cell office:value-type="float" office:value="89.55" table:style-name="ce8">
            <text:p>89.55</text:p>
          </table:table-cell>
          <table:table-cell office:value-type="float" office:value="73.150000000000006" table:style-name="ce8">
            <text:p>73.15</text:p>
          </table:table-cell>
          <table:table-cell office:value-type="float" office:value="81.441999999999993" table:style-name="ce8">
            <text:p>81.442</text:p>
          </table:table-cell>
          <table:table-cell office:value-type="float" office:value="72.099000000000004" table:style-name="ce8">
            <text:p>72.099</text:p>
          </table:table-cell>
          <table:table-cell office:value-type="float" office:value="79.126000000000005" table:style-name="ce8">
            <text:p>79.126</text:p>
          </table:table-cell>
          <table:table-cell office:value-type="float" office:value="88.289000000000001" table:style-name="ce8">
            <text:p>88.289</text:p>
          </table:table-cell>
          <table:table-cell office:value-type="float" office:value="73.957999999999998" table:style-name="ce8">
            <text:p>73.958</text:p>
          </table:table-cell>
          <table:table-cell office:value-type="float" office:value="65.614999999999995" table:style-name="ce8">
            <text:p>65.615</text:p>
          </table:table-cell>
          <table:table-cell office:value-type="float" office:value="73.263000000000005" table:style-name="ce8">
            <text:p>73.263</text:p>
          </table:table-cell>
          <table:table-cell office:value-type="float" office:value="38.793999999999997" table:style-name="ce8">
            <text:p>38.794</text:p>
          </table:table-cell>
          <table:table-cell office:value-type="float" office:value="46.1" table:style-name="ce8">
            <text:p>46.1</text:p>
          </table:table-cell>
          <table:table-cell office:value-type="float" office:value="33.262999999999998" table:style-name="ce8">
            <text:p>33.263</text:p>
          </table:table-cell>
          <table:table-cell office:value-type="float" office:value="70.802999999999997" table:style-name="ce8">
            <text:p>70.803</text:p>
          </table:table-cell>
          <table:table-cell office:value-type="float" office:value="66.414000000000001" table:style-name="ce8">
            <text:p>66.414</text:p>
          </table:table-cell>
          <table:table-cell office:value-type="float" office:value="56.555999999999997" table:style-name="ce8">
            <text:p>56.556</text:p>
          </table:table-cell>
          <table:table-cell office:value-type="float" office:value="58.28" table:style-name="ce8">
            <text:p>58.28</text:p>
          </table:table-cell>
          <table:table-cell office:value-type="float" office:value="41.323999999999998" table:style-name="ce8">
            <text:p>41.324</text:p>
          </table:table-cell>
          <table:table-cell office:value-type="float" office:value="38.110999999999997" table:style-name="ce8">
            <text:p>38.111</text:p>
          </table:table-cell>
          <table:table-cell office:value-type="float" office:value="68.364000000000004" table:style-name="ce8">
            <text:p>68.364</text:p>
          </table:table-cell>
          <table:table-cell office:value-type="float" office:value="40.838000000000001" table:style-name="ce8">
            <text:p>40.838</text:p>
          </table:table-cell>
          <table:table-cell office:value-type="float" office:value="53.215000000000003" table:style-name="ce8">
            <text:p>53.215</text:p>
          </table:table-cell>
          <table:table-cell office:value-type="float" office:value="65.596000000000004" table:style-name="ce8">
            <text:p>65.596</text:p>
          </table:table-cell>
          <table:table-cell office:value-type="float" office:value="63.212000000000003" table:style-name="ce8">
            <text:p>63.212</text:p>
          </table:table-cell>
          <table:table-cell office:value-type="float" office:value="55.936999999999998" table:style-name="ce8">
            <text:p>55.937</text:p>
          </table:table-cell>
          <table:table-cell office:value-type="float" office:value="56.543999999999997" table:style-name="ce8">
            <text:p>56.544</text:p>
          </table:table-cell>
          <table:table-cell office:value-type="float" office:value="53.662999999999997" table:style-name="ce8">
            <text:p>53.663</text:p>
          </table:table-cell>
          <table:table-cell office:value-type="float" office:value="52.271000000000001" table:style-name="ce8">
            <text:p>52.271</text:p>
          </table:table-cell>
          <table:table-cell office:value-type="float" office:value="39.003999999999998" table:style-name="ce8">
            <text:p>39.004</text:p>
          </table:table-cell>
          <table:table-cell office:value-type="float" office:value="91.337000000000003" table:style-name="ce8">
            <text:p>91.337</text:p>
          </table:table-cell>
          <table:table-cell office:value-type="float" office:value="72.545000000000002" table:style-name="ce8">
            <text:p>72.545</text:p>
          </table:table-cell>
          <table:table-cell office:value-type="float" office:value="73.161000000000001" table:style-name="ce8">
            <text:p>73.161</text:p>
          </table:table-cell>
          <table:table-cell office:value-type="float" office:value="72.835999999999999" table:style-name="ce8">
            <text:p>72.836</text:p>
          </table:table-cell>
          <table:table-cell office:value-type="float" office:value="82.875" table:style-name="ce8">
            <text:p>82.875</text:p>
          </table:table-cell>
          <table:table-cell office:value-type="float" office:value="61.323" table:style-name="ce8">
            <text:p>61.323</text:p>
          </table:table-cell>
          <table:table-cell office:value-type="float" office:value="73.691999999999993" table:style-name="ce8">
            <text:p>73.692</text:p>
          </table:table-cell>
          <table:table-cell office:value-type="float" office:value="5.2380000000000004" table:style-name="ce8">
            <text:p>5.238</text:p>
          </table:table-cell>
          <table:table-cell office:value-type="float" office:value="10.103999999999999" table:style-name="ce8">
            <text:p>10.104</text:p>
          </table:table-cell>
          <table:table-cell office:value-type="float" office:value="28.053999999999998" table:style-name="ce8">
            <text:p>28.054</text:p>
          </table:table-cell>
          <table:table-cell office:value-type="float" office:value="56.603999999999999" table:style-name="ce8">
            <text:p>56.604</text:p>
          </table:table-cell>
          <table:table-cell office:value-type="float" office:value="92.388999999999996" table:style-name="ce8">
            <text:p>92.389</text:p>
          </table:table-cell>
          <table:table-cell office:value-type="float" office:value="70.111000000000004" table:style-name="ce8">
            <text:p>70.111</text:p>
          </table:table-cell>
          <table:table-cell office:value-type="float" office:value="75.875" table:style-name="ce8">
            <text:p>75.875</text:p>
          </table:table-cell>
          <table:table-cell office:value-type="float" office:value="8.3810000000000002" table:style-name="ce8">
            <text:p>8.381</text:p>
          </table:table-cell>
          <table:table-cell office:value-type="float" office:value="17.192" table:style-name="ce8">
            <text:p>17.192</text:p>
          </table:table-cell>
          <table:table-cell office:value-type="float" office:value="13.324999999999999" table:style-name="ce8">
            <text:p>13.325</text:p>
          </table:table-cell>
          <table:table-cell office:value-type="float" office:value="15.278" table:style-name="ce8">
            <text:p>15.278</text:p>
          </table:table-cell>
          <table:table-cell office:value-type="float" office:value="4.3369999999999997" table:style-name="ce8">
            <text:p>4.337</text:p>
          </table:table-cell>
          <table:table-cell office:value-type="float" office:value="15.092000000000001" table:style-name="ce8">
            <text:p>15.092</text:p>
          </table:table-cell>
          <table:table-cell office:value-type="float" office:value="0.35199999999999998" table:style-name="ce8">
            <text:p>0.352</text:p>
          </table:table-cell>
          <table:table-cell office:value-type="float" office:value="21.852" table:style-name="ce8">
            <text:p>21.852</text:p>
          </table:table-cell>
          <table:table-cell office:value-type="float" office:value="2.4039999999999999" table:style-name="ce8">
            <text:p>2.404</text:p>
          </table:table-cell>
          <table:table-cell office:value-type="float" office:value="1.5369999999999999" table:style-name="ce8">
            <text:p>1.537</text:p>
          </table:table-cell>
          <table:table-cell office:value-type="float" office:value="14.26" table:style-name="ce8">
            <text:p>14.26</text:p>
          </table:table-cell>
          <table:table-cell office:value-type="float" office:value="9.8740000000000006" table:style-name="ce8">
            <text:p>9.874</text:p>
          </table:table-cell>
          <table:table-cell office:value-type="float" office:value="1.806" table:style-name="ce8">
            <text:p>1.806</text:p>
          </table:table-cell>
          <table:table-cell office:value-type="float" office:value="1.611" table:style-name="ce8">
            <text:p>1.611</text:p>
          </table:table-cell>
          <table:table-cell office:value-type="float" office:value="3.1970000000000001" table:style-name="ce8">
            <text:p>3.197</text:p>
          </table:table-cell>
          <table:table-cell office:value-type="float" office:value="2.5939999999999999" table:style-name="ce8">
            <text:p>2.594</text:p>
          </table:table-cell>
          <table:table-cell office:value-type="float" office:value="4.7089999999999996" table:style-name="ce8">
            <text:p>4.709</text:p>
          </table:table-cell>
          <table:table-cell office:value-type="float" office:value="17.896999999999998" table:style-name="ce8">
            <text:p>17.897</text:p>
          </table:table-cell>
          <table:table-cell office:value-type="float" office:value="19.405000000000001" table:style-name="ce8">
            <text:p>19.405</text:p>
          </table:table-cell>
          <table:table-cell office:value-type="float" office:value="20.007000000000001" table:style-name="ce8">
            <text:p>20.007</text:p>
          </table:table-cell>
          <table:table-cell office:value-type="float" office:value="6.7850000000000001" table:style-name="ce8">
            <text:p>6.785</text:p>
          </table:table-cell>
          <table:table-cell office:value-type="float" office:value="7.5090000000000003" table:style-name="ce8">
            <text:p>7.509</text:p>
          </table:table-cell>
          <table:table-cell office:value-type="string" table:style-name="ce8">
            <text:p>9.791</text:p>
          </table:table-cell>
          <table:table-cell office:value-type="string" table:style-name="ce8">
            <text:p>4.693</text:p>
          </table:table-cell>
          <table:table-cell office:value-type="string" table:style-name="ce8">
            <text:p>25.303</text:p>
          </table:table-cell>
          <table:table-cell office:value-type="string" table:style-name="ce8">
            <text:p>37.772</text:p>
          </table:table-cell>
          <table:table-cell office:value-type="string" table:style-name="ce8">
            <text:p>0.743</text:p>
          </table:table-cell>
          <table:table-cell office:value-type="string" table:style-name="ce8">
            <text:p>38.04</text:p>
          </table:table-cell>
          <table:table-cell office:value-type="string" table:style-name="ce8">
            <text:p>43.498</text:p>
          </table:table-cell>
          <table:table-cell office:value-type="string" table:style-name="ce8">
            <text:p>24.32</text:p>
          </table:table-cell>
          <table:table-cell office:value-type="string" table:style-name="ce8">
            <text:p>35.876</text:p>
          </table:table-cell>
          <table:table-cell office:value-type="string" table:style-name="ce8">
            <text:p>35.215</text:p>
          </table:table-cell>
          <table:table-cell office:value-type="string" table:style-name="ce8">
            <text:p>24.281</text:p>
          </table:table-cell>
          <table:table-cell office:value-type="string" table:style-name="ce8">
            <text:p>2.53</text:p>
          </table:table-cell>
          <table:table-cell office:value-type="string" table:style-name="ce8">
            <text:p>3.858</text:p>
          </table:table-cell>
          <table:table-cell office:value-type="string" table:style-name="ce8">
            <text:p>8.114</text:p>
          </table:table-cell>
          <table:table-cell office:value-type="string" table:style-name="ce8">
            <text:p>11.928</text:p>
          </table:table-cell>
          <table:table-cell office:value-type="string" table:style-name="ce8">
            <text:p>15.55</text:p>
          </table:table-cell>
          <table:table-cell office:value-type="string" table:style-name="ce8">
            <text:p>2.552</text:p>
          </table:table-cell>
          <table:table-cell office:value-type="string" table:style-name="ce8">
            <text:p>41.025</text:p>
          </table:table-cell>
          <table:table-cell office:value-type="string" table:style-name="ce8">
            <text:p>10.214</text:p>
          </table:table-cell>
          <table:table-cell office:value-type="string" table:style-name="ce8">
            <text:p>30.219</text:p>
          </table:table-cell>
          <table:table-cell office:value-type="string" table:style-name="ce8">
            <text:p>26.296</text:p>
          </table:table-cell>
          <table:table-cell office:value-type="string" table:style-name="ce8">
            <text:p>5.397</text:p>
          </table:table-cell>
          <table:table-cell office:value-type="string" table:style-name="ce8">
            <text:p>2.033</text:p>
          </table:table-cell>
          <table:table-cell office:value-type="string" table:style-name="ce8">
            <text:p>1.271</text:p>
          </table:table-cell>
          <table:table-cell office:value-type="string" table:style-name="ce8">
            <text:p>1.71</text:p>
          </table:table-cell>
          <table:table-cell office:value-type="string" table:style-name="ce8">
            <text:p>2.077</text:p>
          </table:table-cell>
          <table:table-cell office:value-type="string" table:style-name="ce8">
            <text:p>1.151</text:p>
          </table:table-cell>
          <table:table-cell office:value-type="string" table:style-name="ce8">
            <text:p>2.69</text:p>
          </table:table-cell>
          <table:table-cell office:value-type="string" table:style-name="ce8">
            <text:p>8.329</text:p>
          </table:table-cell>
          <table:table-cell office:value-type="string" table:style-name="ce8">
            <text:p>42.514</text:p>
          </table:table-cell>
          <table:table-cell office:value-type="string" table:style-name="ce8">
            <text:p>16.537</text:p>
          </table:table-cell>
          <table:table-cell office:value-type="string" table:style-name="ce8">
            <text:p>43.675</text:p>
          </table:table-cell>
          <table:table-cell office:value-type="string" table:style-name="ce8">
            <text:p>60.393</text:p>
          </table:table-cell>
          <table:table-cell office:value-type="string" table:style-name="ce8">
            <text:p>31.814</text:p>
          </table:table-cell>
          <table:table-cell office:value-type="float" office:value="59.948" table:style-name="ce8">
            <text:p>59.948</text:p>
          </table:table-cell>
          <table:table-cell office:value-type="float" office:value="67.628" table:style-name="ce8">
            <text:p>67.628</text:p>
          </table:table-cell>
          <table:table-cell office:value-type="float" office:value="57.512999999999998" table:style-name="ce8">
            <text:p>57.513</text:p>
          </table:table-cell>
          <table:table-cell office:value-type="float" office:value="45.033999999999999" table:style-name="ce8">
            <text:p>45.034</text:p>
          </table:table-cell>
          <table:table-cell office:value-type="float" office:value="68.741" table:style-name="ce8">
            <text:p>68.741</text:p>
          </table:table-cell>
          <table:table-cell office:value-type="float" office:value="70.504999999999995" table:style-name="ce8">
            <text:p>70.505</text:p>
          </table:table-cell>
          <table:table-cell office:value-type="float" office:value="5.5220000000000002" table:style-name="ce8">
            <text:p>5.522</text:p>
          </table:table-cell>
          <table:table-cell office:value-type="float" office:value="78.822000000000003" table:style-name="ce8">
            <text:p>78.822</text:p>
          </table:table-cell>
          <table:table-cell table:number-columns-repeated="16238"/>
        </table:table-row>
        <table:table-row table:style-name="ro6">
          <table:table-cell office:value-type="string" table:style-name="ce3">
            <text:p>J03: What is your ethnic group?</text:p>
          </table:table-cell>
          <table:table-cell office:value-type="string" table:style-name="ce3">
            <text:p>White</text:p>
          </table:table-cell>
          <table:table-cell office:value-type="float" office:value="244470" table:style-name="ce8">
            <text:p>244470</text:p>
          </table:table-cell>
          <table:table-cell office:value-type="float" office:value="64.718999999999994" table:style-name="ce8">
            <text:p>64.719</text:p>
          </table:table-cell>
          <table:table-cell office:value-type="float" office:value="78.44" table:style-name="ce8">
            <text:p>78.44</text:p>
          </table:table-cell>
          <table:table-cell office:value-type="float" office:value="84.32" table:style-name="ce8">
            <text:p>84.32</text:p>
          </table:table-cell>
          <table:table-cell office:value-type="float" office:value="73.795000000000002" table:style-name="ce8">
            <text:p>73.795</text:p>
          </table:table-cell>
          <table:table-cell office:value-type="float" office:value="84.616" table:style-name="ce8">
            <text:p>84.616</text:p>
          </table:table-cell>
          <table:table-cell office:value-type="float" office:value="58.344999999999999" table:style-name="ce8">
            <text:p>58.345</text:p>
          </table:table-cell>
          <table:table-cell office:value-type="float" office:value="82.305000000000007" table:style-name="ce8">
            <text:p>82.305</text:p>
          </table:table-cell>
          <table:table-cell office:value-type="float" office:value="75.391999999999996" table:style-name="ce8">
            <text:p>75.392</text:p>
          </table:table-cell>
          <table:table-cell office:value-type="float" office:value="39.381999999999998" table:style-name="ce8">
            <text:p>39.382</text:p>
          </table:table-cell>
          <table:table-cell office:value-type="float" office:value="54.878" table:style-name="ce8">
            <text:p>54.878</text:p>
          </table:table-cell>
          <table:table-cell office:value-type="float" office:value="26.602" table:style-name="ce8">
            <text:p>26.602</text:p>
          </table:table-cell>
          <table:table-cell office:value-type="float" office:value="74.108999999999995" table:style-name="ce8">
            <text:p>74.109</text:p>
          </table:table-cell>
          <table:table-cell office:value-type="float" office:value="90.998000000000005" table:style-name="ce8">
            <text:p>90.998</text:p>
          </table:table-cell>
          <table:table-cell office:value-type="float" office:value="84.691999999999993" table:style-name="ce8">
            <text:p>84.692</text:p>
          </table:table-cell>
          <table:table-cell office:value-type="float" office:value="80.132000000000005" table:style-name="ce8">
            <text:p>80.132</text:p>
          </table:table-cell>
          <table:table-cell office:value-type="float" office:value="60.368000000000002" table:style-name="ce8">
            <text:p>60.368</text:p>
          </table:table-cell>
          <table:table-cell office:value-type="float" office:value="75.981999999999999" table:style-name="ce8">
            <text:p>75.982</text:p>
          </table:table-cell>
          <table:table-cell office:value-type="float" office:value="82.853999999999999" table:style-name="ce8">
            <text:p>82.854</text:p>
          </table:table-cell>
          <table:table-cell office:value-type="float" office:value="85.784000000000006" table:style-name="ce8">
            <text:p>85.784</text:p>
          </table:table-cell>
          <table:table-cell office:value-type="float" office:value="75.847999999999999" table:style-name="ce8">
            <text:p>75.848</text:p>
          </table:table-cell>
          <table:table-cell office:value-type="float" office:value="87.733000000000004" table:style-name="ce8">
            <text:p>87.733</text:p>
          </table:table-cell>
          <table:table-cell office:value-type="float" office:value="84.757999999999996" table:style-name="ce8">
            <text:p>84.758</text:p>
          </table:table-cell>
          <table:table-cell office:value-type="float" office:value="70.569999999999993" table:style-name="ce8">
            <text:p>70.57</text:p>
          </table:table-cell>
          <table:table-cell office:value-type="float" office:value="80.75" table:style-name="ce8">
            <text:p>80.75</text:p>
          </table:table-cell>
          <table:table-cell office:value-type="float" office:value="83.49" table:style-name="ce8">
            <text:p>83.49</text:p>
          </table:table-cell>
          <table:table-cell office:value-type="float" office:value="71.117999999999995" table:style-name="ce8">
            <text:p>71.118</text:p>
          </table:table-cell>
          <table:table-cell office:value-type="float" office:value="67.614999999999995" table:style-name="ce8">
            <text:p>67.615</text:p>
          </table:table-cell>
          <table:table-cell office:value-type="float" office:value="72.67" table:style-name="ce8">
            <text:p>72.67</text:p>
          </table:table-cell>
          <table:table-cell office:value-type="float" office:value="43.322000000000003" table:style-name="ce8">
            <text:p>43.322</text:p>
          </table:table-cell>
          <table:table-cell office:value-type="float" office:value="89.036000000000001" table:style-name="ce8">
            <text:p>89.036</text:p>
          </table:table-cell>
          <table:table-cell office:value-type="float" office:value="86.046999999999997" table:style-name="ce8">
            <text:p>86.047</text:p>
          </table:table-cell>
          <table:table-cell office:value-type="float" office:value="78.77" table:style-name="ce8">
            <text:p>78.77</text:p>
          </table:table-cell>
          <table:table-cell office:value-type="float" office:value="68.548000000000002" table:style-name="ce8">
            <text:p>68.548</text:p>
          </table:table-cell>
          <table:table-cell office:value-type="float" office:value="53.100999999999999" table:style-name="ce8">
            <text:p>53.101</text:p>
          </table:table-cell>
          <table:table-cell office:value-type="float" office:value="60.156999999999996" table:style-name="ce8">
            <text:p>60.157</text:p>
          </table:table-cell>
          <table:table-cell office:value-type="float" office:value="51.56" table:style-name="ce8">
            <text:p>51.56</text:p>
          </table:table-cell>
          <table:table-cell office:value-type="float" office:value="85.061999999999998" table:style-name="ce8">
            <text:p>85.062</text:p>
          </table:table-cell>
          <table:table-cell office:value-type="float" office:value="89.55" table:style-name="ce8">
            <text:p>89.55</text:p>
          </table:table-cell>
          <table:table-cell office:value-type="float" office:value="73.150000000000006" table:style-name="ce8">
            <text:p>73.15</text:p>
          </table:table-cell>
          <table:table-cell office:value-type="float" office:value="81.441999999999993" table:style-name="ce8">
            <text:p>81.442</text:p>
          </table:table-cell>
          <table:table-cell office:value-type="float" office:value="72.099000000000004" table:style-name="ce8">
            <text:p>72.099</text:p>
          </table:table-cell>
          <table:table-cell office:value-type="float" office:value="79.126000000000005" table:style-name="ce8">
            <text:p>79.126</text:p>
          </table:table-cell>
          <table:table-cell office:value-type="float" office:value="88.289000000000001" table:style-name="ce8">
            <text:p>88.289</text:p>
          </table:table-cell>
          <table:table-cell office:value-type="float" office:value="73.957999999999998" table:style-name="ce8">
            <text:p>73.958</text:p>
          </table:table-cell>
          <table:table-cell office:value-type="float" office:value="65.614999999999995" table:style-name="ce8">
            <text:p>65.615</text:p>
          </table:table-cell>
          <table:table-cell office:value-type="float" office:value="73.263000000000005" table:style-name="ce8">
            <text:p>73.263</text:p>
          </table:table-cell>
          <table:table-cell office:value-type="float" office:value="38.793999999999997" table:style-name="ce8">
            <text:p>38.794</text:p>
          </table:table-cell>
          <table:table-cell office:value-type="float" office:value="46.1" table:style-name="ce8">
            <text:p>46.1</text:p>
          </table:table-cell>
          <table:table-cell office:value-type="float" office:value="33.262999999999998" table:style-name="ce8">
            <text:p>33.263</text:p>
          </table:table-cell>
          <table:table-cell office:value-type="float" office:value="70.802999999999997" table:style-name="ce8">
            <text:p>70.803</text:p>
          </table:table-cell>
          <table:table-cell office:value-type="float" office:value="66.414000000000001" table:style-name="ce8">
            <text:p>66.414</text:p>
          </table:table-cell>
          <table:table-cell office:value-type="float" office:value="56.555999999999997" table:style-name="ce8">
            <text:p>56.556</text:p>
          </table:table-cell>
          <table:table-cell office:value-type="float" office:value="58.28" table:style-name="ce8">
            <text:p>58.28</text:p>
          </table:table-cell>
          <table:table-cell office:value-type="float" office:value="41.323999999999998" table:style-name="ce8">
            <text:p>41.324</text:p>
          </table:table-cell>
          <table:table-cell office:value-type="float" office:value="38.110999999999997" table:style-name="ce8">
            <text:p>38.111</text:p>
          </table:table-cell>
          <table:table-cell office:value-type="float" office:value="68.364000000000004" table:style-name="ce8">
            <text:p>68.364</text:p>
          </table:table-cell>
          <table:table-cell office:value-type="float" office:value="40.838000000000001" table:style-name="ce8">
            <text:p>40.838</text:p>
          </table:table-cell>
          <table:table-cell office:value-type="float" office:value="53.215000000000003" table:style-name="ce8">
            <text:p>53.215</text:p>
          </table:table-cell>
          <table:table-cell office:value-type="float" office:value="65.596000000000004" table:style-name="ce8">
            <text:p>65.596</text:p>
          </table:table-cell>
          <table:table-cell office:value-type="float" office:value="63.212000000000003" table:style-name="ce8">
            <text:p>63.212</text:p>
          </table:table-cell>
          <table:table-cell office:value-type="float" office:value="55.936999999999998" table:style-name="ce8">
            <text:p>55.937</text:p>
          </table:table-cell>
          <table:table-cell office:value-type="float" office:value="56.543999999999997" table:style-name="ce8">
            <text:p>56.544</text:p>
          </table:table-cell>
          <table:table-cell office:value-type="float" office:value="53.662999999999997" table:style-name="ce8">
            <text:p>53.663</text:p>
          </table:table-cell>
          <table:table-cell office:value-type="float" office:value="52.271000000000001" table:style-name="ce8">
            <text:p>52.271</text:p>
          </table:table-cell>
          <table:table-cell office:value-type="float" office:value="39.003999999999998" table:style-name="ce8">
            <text:p>39.004</text:p>
          </table:table-cell>
          <table:table-cell office:value-type="float" office:value="91.337000000000003" table:style-name="ce8">
            <text:p>91.337</text:p>
          </table:table-cell>
          <table:table-cell office:value-type="float" office:value="72.545000000000002" table:style-name="ce8">
            <text:p>72.545</text:p>
          </table:table-cell>
          <table:table-cell office:value-type="float" office:value="73.161000000000001" table:style-name="ce8">
            <text:p>73.161</text:p>
          </table:table-cell>
          <table:table-cell office:value-type="float" office:value="72.835999999999999" table:style-name="ce8">
            <text:p>72.836</text:p>
          </table:table-cell>
          <table:table-cell office:value-type="float" office:value="82.875" table:style-name="ce8">
            <text:p>82.875</text:p>
          </table:table-cell>
          <table:table-cell office:value-type="float" office:value="61.323" table:style-name="ce8">
            <text:p>61.323</text:p>
          </table:table-cell>
          <table:table-cell office:value-type="float" office:value="73.691999999999993" table:style-name="ce8">
            <text:p>73.692</text:p>
          </table:table-cell>
          <table:table-cell office:value-type="float" office:value="5.2380000000000004" table:style-name="ce8">
            <text:p>5.238</text:p>
          </table:table-cell>
          <table:table-cell office:value-type="float" office:value="10.103999999999999" table:style-name="ce8">
            <text:p>10.104</text:p>
          </table:table-cell>
          <table:table-cell office:value-type="float" office:value="28.053999999999998" table:style-name="ce8">
            <text:p>28.054</text:p>
          </table:table-cell>
          <table:table-cell office:value-type="float" office:value="56.603999999999999" table:style-name="ce8">
            <text:p>56.604</text:p>
          </table:table-cell>
          <table:table-cell office:value-type="float" office:value="92.388999999999996" table:style-name="ce8">
            <text:p>92.389</text:p>
          </table:table-cell>
          <table:table-cell office:value-type="float" office:value="70.111000000000004" table:style-name="ce8">
            <text:p>70.111</text:p>
          </table:table-cell>
          <table:table-cell office:value-type="float" office:value="75.875" table:style-name="ce8">
            <text:p>75.875</text:p>
          </table:table-cell>
          <table:table-cell office:value-type="float" office:value="8.3810000000000002" table:style-name="ce8">
            <text:p>8.381</text:p>
          </table:table-cell>
          <table:table-cell office:value-type="float" office:value="17.192" table:style-name="ce8">
            <text:p>17.192</text:p>
          </table:table-cell>
          <table:table-cell office:value-type="float" office:value="13.324999999999999" table:style-name="ce8">
            <text:p>13.325</text:p>
          </table:table-cell>
          <table:table-cell office:value-type="float" office:value="15.278" table:style-name="ce8">
            <text:p>15.278</text:p>
          </table:table-cell>
          <table:table-cell office:value-type="float" office:value="4.3369999999999997" table:style-name="ce8">
            <text:p>4.337</text:p>
          </table:table-cell>
          <table:table-cell office:value-type="float" office:value="15.092000000000001" table:style-name="ce8">
            <text:p>15.092</text:p>
          </table:table-cell>
          <table:table-cell office:value-type="float" office:value="0.35199999999999998" table:style-name="ce8">
            <text:p>0.352</text:p>
          </table:table-cell>
          <table:table-cell office:value-type="float" office:value="21.852" table:style-name="ce8">
            <text:p>21.852</text:p>
          </table:table-cell>
          <table:table-cell office:value-type="float" office:value="2.4039999999999999" table:style-name="ce8">
            <text:p>2.404</text:p>
          </table:table-cell>
          <table:table-cell office:value-type="float" office:value="1.5369999999999999" table:style-name="ce8">
            <text:p>1.537</text:p>
          </table:table-cell>
          <table:table-cell office:value-type="float" office:value="14.26" table:style-name="ce8">
            <text:p>14.26</text:p>
          </table:table-cell>
          <table:table-cell office:value-type="float" office:value="9.8740000000000006" table:style-name="ce8">
            <text:p>9.874</text:p>
          </table:table-cell>
          <table:table-cell office:value-type="float" office:value="1.806" table:style-name="ce8">
            <text:p>1.806</text:p>
          </table:table-cell>
          <table:table-cell office:value-type="float" office:value="1.611" table:style-name="ce8">
            <text:p>1.611</text:p>
          </table:table-cell>
          <table:table-cell office:value-type="float" office:value="3.1970000000000001" table:style-name="ce8">
            <text:p>3.197</text:p>
          </table:table-cell>
          <table:table-cell office:value-type="float" office:value="2.5939999999999999" table:style-name="ce8">
            <text:p>2.594</text:p>
          </table:table-cell>
          <table:table-cell office:value-type="float" office:value="4.7089999999999996" table:style-name="ce8">
            <text:p>4.709</text:p>
          </table:table-cell>
          <table:table-cell office:value-type="float" office:value="17.896999999999998" table:style-name="ce8">
            <text:p>17.897</text:p>
          </table:table-cell>
          <table:table-cell office:value-type="float" office:value="19.405000000000001" table:style-name="ce8">
            <text:p>19.405</text:p>
          </table:table-cell>
          <table:table-cell office:value-type="float" office:value="20.007000000000001" table:style-name="ce8">
            <text:p>20.007</text:p>
          </table:table-cell>
          <table:table-cell office:value-type="float" office:value="6.7850000000000001" table:style-name="ce8">
            <text:p>6.785</text:p>
          </table:table-cell>
          <table:table-cell office:value-type="float" office:value="7.5090000000000003" table:style-name="ce8">
            <text:p>7.509</text:p>
          </table:table-cell>
          <table:table-cell office:value-type="string" table:style-name="ce8">
            <text:p>9.791</text:p>
          </table:table-cell>
          <table:table-cell office:value-type="string" table:style-name="ce8">
            <text:p>4.693</text:p>
          </table:table-cell>
          <table:table-cell office:value-type="string" table:style-name="ce8">
            <text:p>25.303</text:p>
          </table:table-cell>
          <table:table-cell office:value-type="string" table:style-name="ce8">
            <text:p>37.772</text:p>
          </table:table-cell>
          <table:table-cell office:value-type="string" table:style-name="ce8">
            <text:p>0.743</text:p>
          </table:table-cell>
          <table:table-cell office:value-type="string" table:style-name="ce8">
            <text:p>38.04</text:p>
          </table:table-cell>
          <table:table-cell office:value-type="string" table:style-name="ce8">
            <text:p>43.498</text:p>
          </table:table-cell>
          <table:table-cell office:value-type="string" table:style-name="ce8">
            <text:p>24.32</text:p>
          </table:table-cell>
          <table:table-cell office:value-type="string" table:style-name="ce8">
            <text:p>35.876</text:p>
          </table:table-cell>
          <table:table-cell office:value-type="string" table:style-name="ce8">
            <text:p>35.215</text:p>
          </table:table-cell>
          <table:table-cell office:value-type="string" table:style-name="ce8">
            <text:p>24.281</text:p>
          </table:table-cell>
          <table:table-cell office:value-type="string" table:style-name="ce8">
            <text:p>2.53</text:p>
          </table:table-cell>
          <table:table-cell office:value-type="string" table:style-name="ce8">
            <text:p>3.858</text:p>
          </table:table-cell>
          <table:table-cell office:value-type="string" table:style-name="ce8">
            <text:p>8.114</text:p>
          </table:table-cell>
          <table:table-cell office:value-type="string" table:style-name="ce8">
            <text:p>11.928</text:p>
          </table:table-cell>
          <table:table-cell office:value-type="string" table:style-name="ce8">
            <text:p>15.55</text:p>
          </table:table-cell>
          <table:table-cell office:value-type="string" table:style-name="ce8">
            <text:p>2.552</text:p>
          </table:table-cell>
          <table:table-cell office:value-type="string" table:style-name="ce8">
            <text:p>41.025</text:p>
          </table:table-cell>
          <table:table-cell office:value-type="string" table:style-name="ce8">
            <text:p>10.214</text:p>
          </table:table-cell>
          <table:table-cell office:value-type="string" table:style-name="ce8">
            <text:p>30.219</text:p>
          </table:table-cell>
          <table:table-cell office:value-type="string" table:style-name="ce8">
            <text:p>26.296</text:p>
          </table:table-cell>
          <table:table-cell office:value-type="string" table:style-name="ce8">
            <text:p>5.397</text:p>
          </table:table-cell>
          <table:table-cell office:value-type="string" table:style-name="ce8">
            <text:p>2.033</text:p>
          </table:table-cell>
          <table:table-cell office:value-type="string" table:style-name="ce8">
            <text:p>1.271</text:p>
          </table:table-cell>
          <table:table-cell office:value-type="string" table:style-name="ce8">
            <text:p>1.71</text:p>
          </table:table-cell>
          <table:table-cell office:value-type="string" table:style-name="ce8">
            <text:p>2.077</text:p>
          </table:table-cell>
          <table:table-cell office:value-type="string" table:style-name="ce8">
            <text:p>1.151</text:p>
          </table:table-cell>
          <table:table-cell office:value-type="string" table:style-name="ce8">
            <text:p>2.69</text:p>
          </table:table-cell>
          <table:table-cell office:value-type="string" table:style-name="ce8">
            <text:p>8.329</text:p>
          </table:table-cell>
          <table:table-cell office:value-type="string" table:style-name="ce8">
            <text:p>42.514</text:p>
          </table:table-cell>
          <table:table-cell office:value-type="string" table:style-name="ce8">
            <text:p>16.537</text:p>
          </table:table-cell>
          <table:table-cell office:value-type="string" table:style-name="ce8">
            <text:p>43.675</text:p>
          </table:table-cell>
          <table:table-cell office:value-type="string" table:style-name="ce8">
            <text:p>60.393</text:p>
          </table:table-cell>
          <table:table-cell office:value-type="string" table:style-name="ce8">
            <text:p>31.814</text:p>
          </table:table-cell>
          <table:table-cell office:value-type="float" office:value="59.948" table:style-name="ce8">
            <text:p>59.948</text:p>
          </table:table-cell>
          <table:table-cell office:value-type="float" office:value="67.628" table:style-name="ce8">
            <text:p>67.628</text:p>
          </table:table-cell>
          <table:table-cell office:value-type="float" office:value="57.512999999999998" table:style-name="ce8">
            <text:p>57.513</text:p>
          </table:table-cell>
          <table:table-cell office:value-type="float" office:value="45.033999999999999" table:style-name="ce8">
            <text:p>45.034</text:p>
          </table:table-cell>
          <table:table-cell office:value-type="float" office:value="68.741" table:style-name="ce8">
            <text:p>68.741</text:p>
          </table:table-cell>
          <table:table-cell office:value-type="float" office:value="70.504999999999995" table:style-name="ce8">
            <text:p>70.505</text:p>
          </table:table-cell>
          <table:table-cell office:value-type="float" office:value="5.5220000000000002" table:style-name="ce8">
            <text:p>5.522</text:p>
          </table:table-cell>
          <table:table-cell office:value-type="float" office:value="78.822000000000003" table:style-name="ce8">
            <text:p>78.822</text:p>
          </table:table-cell>
          <table:table-cell table:number-columns-repeated="16238"/>
        </table:table-row>
        <table:table-row table:style-name="ro6">
          <table:table-cell office:value-type="string" table:style-name="ce3">
            <text:p>J03: What is your ethnic group?</text:p>
          </table:table-cell>
          <table:table-cell office:value-type="string" table:style-name="ce3">
            <text:p>Mixed</text:p>
          </table:table-cell>
          <table:table-cell office:value-type="float" office:value="5934" table:style-name="ce8">
            <text:p>5934</text:p>
          </table:table-cell>
          <table:table-cell office:value-type="float" office:value="65.766000000000005" table:style-name="ce8">
            <text:p>65.766</text:p>
          </table:table-cell>
          <table:table-cell office:value-type="float" office:value="76.629000000000005" table:style-name="ce8">
            <text:p>76.629</text:p>
          </table:table-cell>
          <table:table-cell office:value-type="float" office:value="82.171999999999997" table:style-name="ce8">
            <text:p>82.172</text:p>
          </table:table-cell>
          <table:table-cell office:value-type="float" office:value="73.061999999999998" table:style-name="ce8">
            <text:p>73.062</text:p>
          </table:table-cell>
          <table:table-cell office:value-type="float" office:value="82.381" table:style-name="ce8">
            <text:p>82.381</text:p>
          </table:table-cell>
          <table:table-cell office:value-type="float" office:value="59.314" table:style-name="ce8">
            <text:p>59.314</text:p>
          </table:table-cell>
          <table:table-cell office:value-type="float" office:value="78.099999999999994" table:style-name="ce8">
            <text:p>78.1</text:p>
          </table:table-cell>
          <table:table-cell office:value-type="float" office:value="72.965999999999994" table:style-name="ce8">
            <text:p>72.966</text:p>
          </table:table-cell>
          <table:table-cell office:value-type="float" office:value="37.545000000000002" table:style-name="ce8">
            <text:p>37.545</text:p>
          </table:table-cell>
          <table:table-cell office:value-type="float" office:value="54.859000000000002" table:style-name="ce8">
            <text:p>54.859</text:p>
          </table:table-cell>
          <table:table-cell office:value-type="float" office:value="27.712" table:style-name="ce8">
            <text:p>27.712</text:p>
          </table:table-cell>
          <table:table-cell office:value-type="float" office:value="73.292000000000002" table:style-name="ce8">
            <text:p>73.292</text:p>
          </table:table-cell>
          <table:table-cell office:value-type="float" office:value="89.778999999999996" table:style-name="ce8">
            <text:p>89.779</text:p>
          </table:table-cell>
          <table:table-cell office:value-type="float" office:value="81.123000000000005" table:style-name="ce8">
            <text:p>81.123</text:p>
          </table:table-cell>
          <table:table-cell office:value-type="float" office:value="78.141999999999996" table:style-name="ce8">
            <text:p>78.142</text:p>
          </table:table-cell>
          <table:table-cell office:value-type="float" office:value="59.244" table:style-name="ce8">
            <text:p>59.244</text:p>
          </table:table-cell>
          <table:table-cell office:value-type="float" office:value="74.941000000000003" table:style-name="ce8">
            <text:p>74.941</text:p>
          </table:table-cell>
          <table:table-cell office:value-type="float" office:value="80.144999999999996" table:style-name="ce8">
            <text:p>80.145</text:p>
          </table:table-cell>
          <table:table-cell office:value-type="float" office:value="84.191000000000003" table:style-name="ce8">
            <text:p>84.191</text:p>
          </table:table-cell>
          <table:table-cell office:value-type="float" office:value="75.927999999999997" table:style-name="ce8">
            <text:p>75.928</text:p>
          </table:table-cell>
          <table:table-cell office:value-type="float" office:value="85.585999999999999" table:style-name="ce8">
            <text:p>85.586</text:p>
          </table:table-cell>
          <table:table-cell office:value-type="float" office:value="83.658000000000001" table:style-name="ce8">
            <text:p>83.658</text:p>
          </table:table-cell>
          <table:table-cell office:value-type="float" office:value="68.793999999999997" table:style-name="ce8">
            <text:p>68.794</text:p>
          </table:table-cell>
          <table:table-cell office:value-type="float" office:value="79.942999999999998" table:style-name="ce8">
            <text:p>79.943</text:p>
          </table:table-cell>
          <table:table-cell office:value-type="float" office:value="83.102999999999994" table:style-name="ce8">
            <text:p>83.103</text:p>
          </table:table-cell>
          <table:table-cell office:value-type="float" office:value="71.453000000000003" table:style-name="ce8">
            <text:p>71.453</text:p>
          </table:table-cell>
          <table:table-cell office:value-type="float" office:value="69.373000000000005" table:style-name="ce8">
            <text:p>69.373</text:p>
          </table:table-cell>
          <table:table-cell office:value-type="float" office:value="71.272000000000006" table:style-name="ce8">
            <text:p>71.272</text:p>
          </table:table-cell>
          <table:table-cell office:value-type="float" office:value="41.453000000000003" table:style-name="ce8">
            <text:p>41.453</text:p>
          </table:table-cell>
          <table:table-cell office:value-type="float" office:value="87.042000000000002" table:style-name="ce8">
            <text:p>87.042</text:p>
          </table:table-cell>
          <table:table-cell office:value-type="float" office:value="83.93" table:style-name="ce8">
            <text:p>83.93</text:p>
          </table:table-cell>
          <table:table-cell office:value-type="float" office:value="76.236000000000004" table:style-name="ce8">
            <text:p>76.236</text:p>
          </table:table-cell>
          <table:table-cell office:value-type="float" office:value="66.007999999999996" table:style-name="ce8">
            <text:p>66.008</text:p>
          </table:table-cell>
          <table:table-cell office:value-type="float" office:value="56.023000000000003" table:style-name="ce8">
            <text:p>56.023</text:p>
          </table:table-cell>
          <table:table-cell office:value-type="float" office:value="59.884999999999998" table:style-name="ce8">
            <text:p>59.885</text:p>
          </table:table-cell>
          <table:table-cell office:value-type="float" office:value="55.31" table:style-name="ce8">
            <text:p>55.31</text:p>
          </table:table-cell>
          <table:table-cell office:value-type="float" office:value="82.058999999999997" table:style-name="ce8">
            <text:p>82.059</text:p>
          </table:table-cell>
          <table:table-cell office:value-type="float" office:value="86.409000000000006" table:style-name="ce8">
            <text:p>86.409</text:p>
          </table:table-cell>
          <table:table-cell office:value-type="float" office:value="71.436000000000007" table:style-name="ce8">
            <text:p>71.436</text:p>
          </table:table-cell>
          <table:table-cell office:value-type="float" office:value="72.58" table:style-name="ce8">
            <text:p>72.58</text:p>
          </table:table-cell>
          <table:table-cell office:value-type="float" office:value="69.983000000000004" table:style-name="ce8">
            <text:p>69.983</text:p>
          </table:table-cell>
          <table:table-cell office:value-type="float" office:value="76.477999999999994" table:style-name="ce8">
            <text:p>76.478</text:p>
          </table:table-cell>
          <table:table-cell office:value-type="float" office:value="88.230999999999995" table:style-name="ce8">
            <text:p>88.231</text:p>
          </table:table-cell>
          <table:table-cell office:value-type="float" office:value="73.191000000000003" table:style-name="ce8">
            <text:p>73.191</text:p>
          </table:table-cell>
          <table:table-cell office:value-type="float" office:value="62.688000000000002" table:style-name="ce8">
            <text:p>62.688</text:p>
          </table:table-cell>
          <table:table-cell office:value-type="float" office:value="67.274000000000001" table:style-name="ce8">
            <text:p>67.274</text:p>
          </table:table-cell>
          <table:table-cell office:value-type="float" office:value="37.35" table:style-name="ce8">
            <text:p>37.35</text:p>
          </table:table-cell>
          <table:table-cell office:value-type="float" office:value="43.06" table:style-name="ce8">
            <text:p>43.06</text:p>
          </table:table-cell>
          <table:table-cell office:value-type="float" office:value="32.219000000000001" table:style-name="ce8">
            <text:p>32.219</text:p>
          </table:table-cell>
          <table:table-cell office:value-type="float" office:value="72.442999999999998" table:style-name="ce8">
            <text:p>72.443</text:p>
          </table:table-cell>
          <table:table-cell office:value-type="float" office:value="65.680999999999997" table:style-name="ce8">
            <text:p>65.681</text:p>
          </table:table-cell>
          <table:table-cell office:value-type="float" office:value="55.764000000000003" table:style-name="ce8">
            <text:p>55.764</text:p>
          </table:table-cell>
          <table:table-cell office:value-type="float" office:value="59.323999999999998" table:style-name="ce8">
            <text:p>59.324</text:p>
          </table:table-cell>
          <table:table-cell office:value-type="float" office:value="42.881" table:style-name="ce8">
            <text:p>42.881</text:p>
          </table:table-cell>
          <table:table-cell office:value-type="float" office:value="39.415999999999997" table:style-name="ce8">
            <text:p>39.416</text:p>
          </table:table-cell>
          <table:table-cell office:value-type="float" office:value="66.813000000000002" table:style-name="ce8">
            <text:p>66.813</text:p>
          </table:table-cell>
          <table:table-cell office:value-type="float" office:value="40.725999999999999" table:style-name="ce8">
            <text:p>40.726</text:p>
          </table:table-cell>
          <table:table-cell office:value-type="float" office:value="50.667000000000002" table:style-name="ce8">
            <text:p>50.667</text:p>
          </table:table-cell>
          <table:table-cell office:value-type="float" office:value="67.881" table:style-name="ce8">
            <text:p>67.881</text:p>
          </table:table-cell>
          <table:table-cell office:value-type="float" office:value="66.063999999999993" table:style-name="ce8">
            <text:p>66.064</text:p>
          </table:table-cell>
          <table:table-cell office:value-type="float" office:value="54.423999999999999" table:style-name="ce8">
            <text:p>54.424</text:p>
          </table:table-cell>
          <table:table-cell office:value-type="float" office:value="58.311999999999998" table:style-name="ce8">
            <text:p>58.312</text:p>
          </table:table-cell>
          <table:table-cell office:value-type="float" office:value="55.432000000000002" table:style-name="ce8">
            <text:p>55.432</text:p>
          </table:table-cell>
          <table:table-cell office:value-type="float" office:value="52.33" table:style-name="ce8">
            <text:p>52.33</text:p>
          </table:table-cell>
          <table:table-cell office:value-type="float" office:value="37.329000000000001" table:style-name="ce8">
            <text:p>37.329</text:p>
          </table:table-cell>
          <table:table-cell office:value-type="float" office:value="88.924999999999997" table:style-name="ce8">
            <text:p>88.925</text:p>
          </table:table-cell>
          <table:table-cell office:value-type="float" office:value="69.623000000000005" table:style-name="ce8">
            <text:p>69.623</text:p>
          </table:table-cell>
          <table:table-cell office:value-type="float" office:value="69.572000000000003" table:style-name="ce8">
            <text:p>69.572</text:p>
          </table:table-cell>
          <table:table-cell office:value-type="float" office:value="68.305000000000007" table:style-name="ce8">
            <text:p>68.305</text:p>
          </table:table-cell>
          <table:table-cell office:value-type="float" office:value="73.215000000000003" table:style-name="ce8">
            <text:p>73.215</text:p>
          </table:table-cell>
          <table:table-cell office:value-type="float" office:value="58.572000000000003" table:style-name="ce8">
            <text:p>58.572</text:p>
          </table:table-cell>
          <table:table-cell office:value-type="float" office:value="71.501000000000005" table:style-name="ce8">
            <text:p>71.501</text:p>
          </table:table-cell>
          <table:table-cell office:value-type="float" office:value="6.6520000000000001" table:style-name="ce8">
            <text:p>6.652</text:p>
          </table:table-cell>
          <table:table-cell office:value-type="float" office:value="13.643000000000001" table:style-name="ce8">
            <text:p>13.643</text:p>
          </table:table-cell>
          <table:table-cell office:value-type="float" office:value="33.445999999999998" table:style-name="ce8">
            <text:p>33.446</text:p>
          </table:table-cell>
          <table:table-cell office:value-type="float" office:value="46.259" table:style-name="ce8">
            <text:p>46.259</text:p>
          </table:table-cell>
          <table:table-cell office:value-type="float" office:value="88.582999999999998" table:style-name="ce8">
            <text:p>88.583</text:p>
          </table:table-cell>
          <table:table-cell office:value-type="float" office:value="59.584000000000003" table:style-name="ce8">
            <text:p>59.584</text:p>
          </table:table-cell>
          <table:table-cell office:value-type="float" office:value="68.995000000000005" table:style-name="ce8">
            <text:p>68.995</text:p>
          </table:table-cell>
          <table:table-cell office:value-type="float" office:value="13.260999999999999" table:style-name="ce8">
            <text:p>13.261</text:p>
          </table:table-cell>
          <table:table-cell office:value-type="float" office:value="19.004999999999999" table:style-name="ce8">
            <text:p>19.005</text:p>
          </table:table-cell>
          <table:table-cell office:value-type="float" office:value="10.587" table:style-name="ce8">
            <text:p>10.587</text:p>
          </table:table-cell>
          <table:table-cell office:value-type="float" office:value="13.776" table:style-name="ce8">
            <text:p>13.776</text:p>
          </table:table-cell>
          <table:table-cell office:value-type="float" office:value="36.479999999999997" table:style-name="ce8">
            <text:p>36.48</text:p>
          </table:table-cell>
          <table:table-cell office:value-type="float" office:value="15.689" table:style-name="ce8">
            <text:p>15.689</text:p>
          </table:table-cell>
          <table:table-cell office:value-type="float" office:value="0.255" table:style-name="ce8">
            <text:p>0.255</text:p>
          </table:table-cell>
          <table:table-cell office:value-type="float" office:value="26.786000000000001" table:style-name="ce8">
            <text:p>26.786</text:p>
          </table:table-cell>
          <table:table-cell office:value-type="float" office:value="4.5919999999999996" table:style-name="ce8">
            <text:p>4.592</text:p>
          </table:table-cell>
          <table:table-cell office:value-type="float" office:value="1.403" table:style-name="ce8">
            <text:p>1.403</text:p>
          </table:table-cell>
          <table:table-cell office:value-type="float" office:value="15.305999999999999" table:style-name="ce8">
            <text:p>15.306</text:p>
          </table:table-cell>
          <table:table-cell office:value-type="float" office:value="10.077" table:style-name="ce8">
            <text:p>10.077</text:p>
          </table:table-cell>
          <table:table-cell office:value-type="float" office:value="1.786" table:style-name="ce8">
            <text:p>1.786</text:p>
          </table:table-cell>
          <table:table-cell office:value-type="float" office:value="5.6120000000000001" table:style-name="ce8">
            <text:p>5.612</text:p>
          </table:table-cell>
          <table:table-cell office:value-type="float" office:value="3.1890000000000001" table:style-name="ce8">
            <text:p>3.189</text:p>
          </table:table-cell>
          <table:table-cell office:value-type="float" office:value="2.1680000000000001" table:style-name="ce8">
            <text:p>2.168</text:p>
          </table:table-cell>
          <table:table-cell office:value-type="float" office:value="8.8010000000000002" table:style-name="ce8">
            <text:p>8.801</text:p>
          </table:table-cell>
          <table:table-cell office:value-type="float" office:value="14.031000000000001" table:style-name="ce8">
            <text:p>14.031</text:p>
          </table:table-cell>
          <table:table-cell office:value-type="float" office:value="15.689" table:style-name="ce8">
            <text:p>15.689</text:p>
          </table:table-cell>
          <table:table-cell office:value-type="float" office:value="17.474" table:style-name="ce8">
            <text:p>17.474</text:p>
          </table:table-cell>
          <table:table-cell office:value-type="float" office:value="6.633" table:style-name="ce8">
            <text:p>6.633</text:p>
          </table:table-cell>
          <table:table-cell office:value-type="float" office:value="11.212" table:style-name="ce8">
            <text:p>11.212</text:p>
          </table:table-cell>
          <table:table-cell office:value-type="string" table:style-name="ce8">
            <text:p>13.788</text:p>
          </table:table-cell>
          <table:table-cell office:value-type="string" table:style-name="ce8">
            <text:p>4.848</text:p>
          </table:table-cell>
          <table:table-cell office:value-type="string" table:style-name="ce8">
            <text:p>31.364</text:p>
          </table:table-cell>
          <table:table-cell office:value-type="string" table:style-name="ce8">
            <text:p>41.061</text:p>
          </table:table-cell>
          <table:table-cell office:value-type="string" table:style-name="ce8">
            <text:p>1.212</text:p>
          </table:table-cell>
          <table:table-cell office:value-type="string" table:style-name="ce8">
            <text:p>40.455</text:p>
          </table:table-cell>
          <table:table-cell office:value-type="string" table:style-name="ce8">
            <text:p>47.273</text:p>
          </table:table-cell>
          <table:table-cell office:value-type="string" table:style-name="ce8">
            <text:p>27.727</text:p>
          </table:table-cell>
          <table:table-cell office:value-type="string" table:style-name="ce8">
            <text:p>38.939</text:p>
          </table:table-cell>
          <table:table-cell office:value-type="string" table:style-name="ce8">
            <text:p>36.364</text:p>
          </table:table-cell>
          <table:table-cell office:value-type="string" table:style-name="ce8">
            <text:p>31.061</text:p>
          </table:table-cell>
          <table:table-cell office:value-type="string" table:style-name="ce8">
            <text:p>4.242</text:p>
          </table:table-cell>
          <table:table-cell office:value-type="string" table:style-name="ce8">
            <text:p>4.394</text:p>
          </table:table-cell>
          <table:table-cell office:value-type="string" table:style-name="ce8">
            <text:p>10.909</text:p>
          </table:table-cell>
          <table:table-cell office:value-type="string" table:style-name="ce8">
            <text:p>13.182</text:p>
          </table:table-cell>
          <table:table-cell office:value-type="string" table:style-name="ce8">
            <text:p>17.576</text:p>
          </table:table-cell>
          <table:table-cell office:value-type="string" table:style-name="ce8">
            <text:p>3.03</text:p>
          </table:table-cell>
          <table:table-cell office:value-type="string" table:style-name="ce8">
            <text:p>46.899</text:p>
          </table:table-cell>
          <table:table-cell office:value-type="string" table:style-name="ce8">
            <text:p>11.649</text:p>
          </table:table-cell>
          <table:table-cell office:value-type="string" table:style-name="ce8">
            <text:p>33.132</text:p>
          </table:table-cell>
          <table:table-cell office:value-type="string" table:style-name="ce8">
            <text:p>24.66</text:p>
          </table:table-cell>
          <table:table-cell office:value-type="string" table:style-name="ce8">
            <text:p>3.782</text:p>
          </table:table-cell>
          <table:table-cell office:value-type="string" table:style-name="ce8">
            <text:p>2.874</text:p>
          </table:table-cell>
          <table:table-cell office:value-type="string" table:style-name="ce8">
            <text:p>2.572</text:p>
          </table:table-cell>
          <table:table-cell office:value-type="string" table:style-name="ce8">
            <text:p>2.421</text:p>
          </table:table-cell>
          <table:table-cell office:value-type="string" table:style-name="ce8">
            <text:p>2.421</text:p>
          </table:table-cell>
          <table:table-cell office:value-type="string" table:style-name="ce8">
            <text:p>2.421</text:p>
          </table:table-cell>
          <table:table-cell office:value-type="string" table:style-name="ce8">
            <text:p>3.177</text:p>
          </table:table-cell>
          <table:table-cell office:value-type="string" table:style-name="ce8">
            <text:p>7.716</text:p>
          </table:table-cell>
          <table:table-cell office:value-type="string" table:style-name="ce8">
            <text:p>44.697</text:p>
          </table:table-cell>
          <table:table-cell office:value-type="string" table:style-name="ce8">
            <text:p>15.701</text:p>
          </table:table-cell>
          <table:table-cell office:value-type="string" table:style-name="ce8">
            <text:p>44.037</text:p>
          </table:table-cell>
          <table:table-cell office:value-type="string" table:style-name="ce8">
            <text:p>63.014</text:p>
          </table:table-cell>
          <table:table-cell office:value-type="string" table:style-name="ce8">
            <text:p>34.694</text:p>
          </table:table-cell>
          <table:table-cell office:value-type="float" office:value="58.530999999999999" table:style-name="ce8">
            <text:p>58.531</text:p>
          </table:table-cell>
          <table:table-cell office:value-type="float" office:value="65.671000000000006" table:style-name="ce8">
            <text:p>65.671</text:p>
          </table:table-cell>
          <table:table-cell office:value-type="float" office:value="56.991999999999997" table:style-name="ce8">
            <text:p>56.992</text:p>
          </table:table-cell>
          <table:table-cell office:value-type="float" office:value="41.725000000000001" table:style-name="ce8">
            <text:p>41.725</text:p>
          </table:table-cell>
          <table:table-cell office:value-type="float" office:value="68.471999999999994" table:style-name="ce8">
            <text:p>68.472</text:p>
          </table:table-cell>
          <table:table-cell office:value-type="float" office:value="68.947999999999993" table:style-name="ce8">
            <text:p>68.948</text:p>
          </table:table-cell>
          <table:table-cell office:value-type="float" office:value="6.9560000000000004" table:style-name="ce8">
            <text:p>6.956</text:p>
          </table:table-cell>
          <table:table-cell office:value-type="float" office:value="74.992000000000004" table:style-name="ce8">
            <text:p>74.992</text:p>
          </table:table-cell>
          <table:table-cell table:number-columns-repeated="16238"/>
        </table:table-row>
        <table:table-row table:style-name="ro6">
          <table:table-cell office:value-type="string" table:style-name="ce3">
            <text:p>J03: What is your ethnic group?</text:p>
          </table:table-cell>
          <table:table-cell office:value-type="string" table:style-name="ce3">
            <text:p>Asian</text:p>
          </table:table-cell>
          <table:table-cell office:value-type="float" office:value="17793" table:style-name="ce8">
            <text:p>17793</text:p>
          </table:table-cell>
          <table:table-cell office:value-type="float" office:value="69.754999999999995" table:style-name="ce8">
            <text:p>69.755</text:p>
          </table:table-cell>
          <table:table-cell office:value-type="float" office:value="78.28" table:style-name="ce8">
            <text:p>78.28</text:p>
          </table:table-cell>
          <table:table-cell office:value-type="float" office:value="85.48" table:style-name="ce8">
            <text:p>85.48</text:p>
          </table:table-cell>
          <table:table-cell office:value-type="float" office:value="74.763000000000005" table:style-name="ce8">
            <text:p>74.763</text:p>
          </table:table-cell>
          <table:table-cell office:value-type="float" office:value="82.763000000000005" table:style-name="ce8">
            <text:p>82.763</text:p>
          </table:table-cell>
          <table:table-cell office:value-type="float" office:value="61.08" table:style-name="ce8">
            <text:p>61.08</text:p>
          </table:table-cell>
          <table:table-cell office:value-type="float" office:value="79.084000000000003" table:style-name="ce8">
            <text:p>79.084</text:p>
          </table:table-cell>
          <table:table-cell office:value-type="float" office:value="77.960999999999999" table:style-name="ce8">
            <text:p>77.961</text:p>
          </table:table-cell>
          <table:table-cell office:value-type="float" office:value="33.777999999999999" table:style-name="ce8">
            <text:p>33.778</text:p>
          </table:table-cell>
          <table:table-cell office:value-type="float" office:value="58.045999999999999" table:style-name="ce8">
            <text:p>58.046</text:p>
          </table:table-cell>
          <table:table-cell office:value-type="float" office:value="26.853000000000002" table:style-name="ce8">
            <text:p>26.853</text:p>
          </table:table-cell>
          <table:table-cell office:value-type="float" office:value="74.326999999999998" table:style-name="ce8">
            <text:p>74.327</text:p>
          </table:table-cell>
          <table:table-cell office:value-type="float" office:value="90.775000000000006" table:style-name="ce8">
            <text:p>90.775</text:p>
          </table:table-cell>
          <table:table-cell office:value-type="float" office:value="83.795000000000002" table:style-name="ce8">
            <text:p>83.795</text:p>
          </table:table-cell>
          <table:table-cell office:value-type="float" office:value="81.575999999999993" table:style-name="ce8">
            <text:p>81.576</text:p>
          </table:table-cell>
          <table:table-cell office:value-type="float" office:value="62.856000000000002" table:style-name="ce8">
            <text:p>62.856</text:p>
          </table:table-cell>
          <table:table-cell office:value-type="float" office:value="72.262" table:style-name="ce8">
            <text:p>72.262</text:p>
          </table:table-cell>
          <table:table-cell office:value-type="float" office:value="83.551000000000002" table:style-name="ce8">
            <text:p>83.551</text:p>
          </table:table-cell>
          <table:table-cell office:value-type="float" office:value="87.424000000000007" table:style-name="ce8">
            <text:p>87.424</text:p>
          </table:table-cell>
          <table:table-cell office:value-type="float" office:value="78.039000000000001" table:style-name="ce8">
            <text:p>78.039</text:p>
          </table:table-cell>
          <table:table-cell office:value-type="float" office:value="82.825000000000003" table:style-name="ce8">
            <text:p>82.825</text:p>
          </table:table-cell>
          <table:table-cell office:value-type="float" office:value="81.988" table:style-name="ce8">
            <text:p>81.988</text:p>
          </table:table-cell>
          <table:table-cell office:value-type="float" office:value="72.566000000000003" table:style-name="ce8">
            <text:p>72.566</text:p>
          </table:table-cell>
          <table:table-cell office:value-type="float" office:value="78.563999999999993" table:style-name="ce8">
            <text:p>78.564</text:p>
          </table:table-cell>
          <table:table-cell office:value-type="float" office:value="81.792000000000002" table:style-name="ce8">
            <text:p>81.792</text:p>
          </table:table-cell>
          <table:table-cell office:value-type="float" office:value="73.447999999999993" table:style-name="ce8">
            <text:p>73.448</text:p>
          </table:table-cell>
          <table:table-cell office:value-type="float" office:value="74.983000000000004" table:style-name="ce8">
            <text:p>74.983</text:p>
          </table:table-cell>
          <table:table-cell office:value-type="float" office:value="71.382000000000005" table:style-name="ce8">
            <text:p>71.382</text:p>
          </table:table-cell>
          <table:table-cell office:value-type="float" office:value="52.015999999999998" table:style-name="ce8">
            <text:p>52.016</text:p>
          </table:table-cell>
          <table:table-cell office:value-type="float" office:value="86.549000000000007" table:style-name="ce8">
            <text:p>86.549</text:p>
          </table:table-cell>
          <table:table-cell office:value-type="float" office:value="84.213999999999999" table:style-name="ce8">
            <text:p>84.214</text:p>
          </table:table-cell>
          <table:table-cell office:value-type="float" office:value="77.516000000000005" table:style-name="ce8">
            <text:p>77.516</text:p>
          </table:table-cell>
          <table:table-cell office:value-type="float" office:value="69.582999999999998" table:style-name="ce8">
            <text:p>69.583</text:p>
          </table:table-cell>
          <table:table-cell office:value-type="float" office:value="59.234000000000002" table:style-name="ce8">
            <text:p>59.234</text:p>
          </table:table-cell>
          <table:table-cell office:value-type="float" office:value="58.969000000000001" table:style-name="ce8">
            <text:p>58.969</text:p>
          </table:table-cell>
          <table:table-cell office:value-type="float" office:value="56.494999999999997" table:style-name="ce8">
            <text:p>56.495</text:p>
          </table:table-cell>
          <table:table-cell office:value-type="float" office:value="80.081000000000003" table:style-name="ce8">
            <text:p>80.081</text:p>
          </table:table-cell>
          <table:table-cell office:value-type="float" office:value="86.566999999999993" table:style-name="ce8">
            <text:p>86.567</text:p>
          </table:table-cell>
          <table:table-cell office:value-type="float" office:value="74.212999999999994" table:style-name="ce8">
            <text:p>74.213</text:p>
          </table:table-cell>
          <table:table-cell office:value-type="float" office:value="75.488" table:style-name="ce8">
            <text:p>75.488</text:p>
          </table:table-cell>
          <table:table-cell office:value-type="float" office:value="75.813000000000002" table:style-name="ce8">
            <text:p>75.813</text:p>
          </table:table-cell>
          <table:table-cell office:value-type="float" office:value="82.063000000000002" table:style-name="ce8">
            <text:p>82.063</text:p>
          </table:table-cell>
          <table:table-cell office:value-type="float" office:value="88.67" table:style-name="ce8">
            <text:p>88.67</text:p>
          </table:table-cell>
          <table:table-cell office:value-type="float" office:value="78.703000000000003" table:style-name="ce8">
            <text:p>78.703</text:p>
          </table:table-cell>
          <table:table-cell office:value-type="float" office:value="69.256" table:style-name="ce8">
            <text:p>69.256</text:p>
          </table:table-cell>
          <table:table-cell office:value-type="float" office:value="73.230999999999995" table:style-name="ce8">
            <text:p>73.231</text:p>
          </table:table-cell>
          <table:table-cell office:value-type="float" office:value="34.131" table:style-name="ce8">
            <text:p>34.131</text:p>
          </table:table-cell>
          <table:table-cell office:value-type="float" office:value="37.093000000000004" table:style-name="ce8">
            <text:p>37.093</text:p>
          </table:table-cell>
          <table:table-cell office:value-type="float" office:value="30.03" table:style-name="ce8">
            <text:p>30.03</text:p>
          </table:table-cell>
          <table:table-cell office:value-type="float" office:value="72.569000000000003" table:style-name="ce8">
            <text:p>72.569</text:p>
          </table:table-cell>
          <table:table-cell office:value-type="float" office:value="65.495999999999995" table:style-name="ce8">
            <text:p>65.496</text:p>
          </table:table-cell>
          <table:table-cell office:value-type="float" office:value="59.472999999999999" table:style-name="ce8">
            <text:p>59.473</text:p>
          </table:table-cell>
          <table:table-cell office:value-type="float" office:value="60.776000000000003" table:style-name="ce8">
            <text:p>60.776</text:p>
          </table:table-cell>
          <table:table-cell office:value-type="float" office:value="50.938000000000002" table:style-name="ce8">
            <text:p>50.938</text:p>
          </table:table-cell>
          <table:table-cell office:value-type="float" office:value="47.292000000000002" table:style-name="ce8">
            <text:p>47.292</text:p>
          </table:table-cell>
          <table:table-cell office:value-type="float" office:value="70.929000000000002" table:style-name="ce8">
            <text:p>70.929</text:p>
          </table:table-cell>
          <table:table-cell office:value-type="float" office:value="45.738" table:style-name="ce8">
            <text:p>45.738</text:p>
          </table:table-cell>
          <table:table-cell office:value-type="float" office:value="49.045000000000002" table:style-name="ce8">
            <text:p>49.045</text:p>
          </table:table-cell>
          <table:table-cell office:value-type="float" office:value="75.668999999999997" table:style-name="ce8">
            <text:p>75.669</text:p>
          </table:table-cell>
          <table:table-cell office:value-type="float" office:value="72.186000000000007" table:style-name="ce8">
            <text:p>72.186</text:p>
          </table:table-cell>
          <table:table-cell office:value-type="float" office:value="61.81" table:style-name="ce8">
            <text:p>61.81</text:p>
          </table:table-cell>
          <table:table-cell office:value-type="float" office:value="66.415000000000006" table:style-name="ce8">
            <text:p>66.415</text:p>
          </table:table-cell>
          <table:table-cell office:value-type="float" office:value="63.488" table:style-name="ce8">
            <text:p>63.488</text:p>
          </table:table-cell>
          <table:table-cell office:value-type="float" office:value="54.570999999999998" table:style-name="ce8">
            <text:p>54.571</text:p>
          </table:table-cell>
          <table:table-cell office:value-type="float" office:value="42.619" table:style-name="ce8">
            <text:p>42.619</text:p>
          </table:table-cell>
          <table:table-cell office:value-type="float" office:value="90.834999999999994" table:style-name="ce8">
            <text:p>90.835</text:p>
          </table:table-cell>
          <table:table-cell office:value-type="float" office:value="66.064999999999998" table:style-name="ce8">
            <text:p>66.065</text:p>
          </table:table-cell>
          <table:table-cell office:value-type="float" office:value="69.683999999999997" table:style-name="ce8">
            <text:p>69.684</text:p>
          </table:table-cell>
          <table:table-cell office:value-type="float" office:value="63.811999999999998" table:style-name="ce8">
            <text:p>63.812</text:p>
          </table:table-cell>
          <table:table-cell office:value-type="float" office:value="75.620999999999995" table:style-name="ce8">
            <text:p>75.621</text:p>
          </table:table-cell>
          <table:table-cell office:value-type="float" office:value="63.055" table:style-name="ce8">
            <text:p>63.055</text:p>
          </table:table-cell>
          <table:table-cell office:value-type="float" office:value="69.457999999999998" table:style-name="ce8">
            <text:p>69.458</text:p>
          </table:table-cell>
          <table:table-cell office:value-type="float" office:value="5.8239999999999998" table:style-name="ce8">
            <text:p>5.824</text:p>
          </table:table-cell>
          <table:table-cell office:value-type="float" office:value="10.946999999999999" table:style-name="ce8">
            <text:p>10.947</text:p>
          </table:table-cell>
          <table:table-cell office:value-type="float" office:value="28.395" table:style-name="ce8">
            <text:p>28.395</text:p>
          </table:table-cell>
          <table:table-cell office:value-type="float" office:value="54.834000000000003" table:style-name="ce8">
            <text:p>54.834</text:p>
          </table:table-cell>
          <table:table-cell office:value-type="float" office:value="83.353999999999999" table:style-name="ce8">
            <text:p>83.354</text:p>
          </table:table-cell>
          <table:table-cell office:value-type="float" office:value="60.720999999999997" table:style-name="ce8">
            <text:p>60.721</text:p>
          </table:table-cell>
          <table:table-cell office:value-type="float" office:value="68.209999999999994" table:style-name="ce8">
            <text:p>68.21</text:p>
          </table:table-cell>
          <table:table-cell office:value-type="float" office:value="12.055999999999999" table:style-name="ce8">
            <text:p>12.056</text:p>
          </table:table-cell>
          <table:table-cell office:value-type="float" office:value="13.711" table:style-name="ce8">
            <text:p>13.711</text:p>
          </table:table-cell>
          <table:table-cell office:value-type="float" office:value="13.992000000000001" table:style-name="ce8">
            <text:p>13.992</text:p>
          </table:table-cell>
          <table:table-cell office:value-type="float" office:value="11.231" table:style-name="ce8">
            <text:p>11.231</text:p>
          </table:table-cell>
          <table:table-cell office:value-type="float" office:value="44.548000000000002" table:style-name="ce8">
            <text:p>44.548</text:p>
          </table:table-cell>
          <table:table-cell office:value-type="float" office:value="12.494" table:style-name="ce8">
            <text:p>12.494</text:p>
          </table:table-cell>
          <table:table-cell office:value-type="float" office:value="0.32800000000000001" table:style-name="ce8">
            <text:p>0.328</text:p>
          </table:table-cell>
          <table:table-cell office:value-type="float" office:value="29.527000000000001" table:style-name="ce8">
            <text:p>29.527</text:p>
          </table:table-cell>
          <table:table-cell office:value-type="float" office:value="7.44" table:style-name="ce8">
            <text:p>7.44</text:p>
          </table:table-cell>
          <table:table-cell office:value-type="float" office:value="2.012" table:style-name="ce8">
            <text:p>2.012</text:p>
          </table:table-cell>
          <table:table-cell office:value-type="float" office:value="10.108000000000001" table:style-name="ce8">
            <text:p>10.108</text:p>
          </table:table-cell>
          <table:table-cell office:value-type="float" office:value="8.5630000000000006" table:style-name="ce8">
            <text:p>8.563</text:p>
          </table:table-cell>
          <table:table-cell office:value-type="float" office:value="1.4970000000000001" table:style-name="ce8">
            <text:p>1.497</text:p>
          </table:table-cell>
          <table:table-cell office:value-type="float" office:value="13.617000000000001" table:style-name="ce8">
            <text:p>13.617</text:p>
          </table:table-cell>
          <table:table-cell office:value-type="float" office:value="2.012" table:style-name="ce8">
            <text:p>2.012</text:p>
          </table:table-cell>
          <table:table-cell office:value-type="float" office:value="1.17" table:style-name="ce8">
            <text:p>1.17</text:p>
          </table:table-cell>
          <table:table-cell office:value-type="float" office:value="8.0489999999999995" table:style-name="ce8">
            <text:p>8.049</text:p>
          </table:table-cell>
          <table:table-cell office:value-type="float" office:value="13.009" table:style-name="ce8">
            <text:p>13.009</text:p>
          </table:table-cell>
          <table:table-cell office:value-type="float" office:value="17.641999999999999" table:style-name="ce8">
            <text:p>17.642</text:p>
          </table:table-cell>
          <table:table-cell office:value-type="float" office:value="17.501000000000001" table:style-name="ce8">
            <text:p>17.501</text:p>
          </table:table-cell>
          <table:table-cell office:value-type="float" office:value="7.5810000000000004" table:style-name="ce8">
            <text:p>7.581</text:p>
          </table:table-cell>
          <table:table-cell office:value-type="float" office:value="10.069000000000001" table:style-name="ce8">
            <text:p>10.069</text:p>
          </table:table-cell>
          <table:table-cell office:value-type="string" table:style-name="ce8">
            <text:p>13.352</text:p>
          </table:table-cell>
          <table:table-cell office:value-type="string" table:style-name="ce8">
            <text:p>4.338</text:p>
          </table:table-cell>
          <table:table-cell office:value-type="string" table:style-name="ce8">
            <text:p>30.085</text:p>
          </table:table-cell>
          <table:table-cell office:value-type="string" table:style-name="ce8">
            <text:p>40.676</text:p>
          </table:table-cell>
          <table:table-cell office:value-type="string" table:style-name="ce8">
            <text:p>1.014</text:p>
          </table:table-cell>
          <table:table-cell office:value-type="string" table:style-name="ce8">
            <text:p>41.296</text:p>
          </table:table-cell>
          <table:table-cell office:value-type="string" table:style-name="ce8">
            <text:p>47.155</text:p>
          </table:table-cell>
          <table:table-cell office:value-type="string" table:style-name="ce8">
            <text:p>23.099</text:p>
          </table:table-cell>
          <table:table-cell office:value-type="string" table:style-name="ce8">
            <text:p>46.423</text:p>
          </table:table-cell>
          <table:table-cell office:value-type="string" table:style-name="ce8">
            <text:p>37.803</text:p>
          </table:table-cell>
          <table:table-cell office:value-type="string" table:style-name="ce8">
            <text:p>29.465</text:p>
          </table:table-cell>
          <table:table-cell office:value-type="string" table:style-name="ce8">
            <text:p>5.239</text:p>
          </table:table-cell>
          <table:table-cell office:value-type="string" table:style-name="ce8">
            <text:p>8</text:p>
          </table:table-cell>
          <table:table-cell office:value-type="string" table:style-name="ce8">
            <text:p>10.535</text:p>
          </table:table-cell>
          <table:table-cell office:value-type="string" table:style-name="ce8">
            <text:p>11.38</text:p>
          </table:table-cell>
          <table:table-cell office:value-type="string" table:style-name="ce8">
            <text:p>16.169</text:p>
          </table:table-cell>
          <table:table-cell office:value-type="string" table:style-name="ce8">
            <text:p>2.366</text:p>
          </table:table-cell>
          <table:table-cell office:value-type="string" table:style-name="ce8">
            <text:p>42.249</text:p>
          </table:table-cell>
          <table:table-cell office:value-type="string" table:style-name="ce8">
            <text:p>9.824</text:p>
          </table:table-cell>
          <table:table-cell office:value-type="string" table:style-name="ce8">
            <text:p>40.602</text:p>
          </table:table-cell>
          <table:table-cell office:value-type="string" table:style-name="ce8">
            <text:p>28.393</text:p>
          </table:table-cell>
          <table:table-cell office:value-type="string" table:style-name="ce8">
            <text:p>4.316</text:p>
          </table:table-cell>
          <table:table-cell office:value-type="string" table:style-name="ce8">
            <text:p>1.76</text:p>
          </table:table-cell>
          <table:table-cell office:value-type="string" table:style-name="ce8">
            <text:p>0.852</text:p>
          </table:table-cell>
          <table:table-cell office:value-type="string" table:style-name="ce8">
            <text:p>2.215</text:p>
          </table:table-cell>
          <table:table-cell office:value-type="string" table:style-name="ce8">
            <text:p>1.647</text:p>
          </table:table-cell>
          <table:table-cell office:value-type="string" table:style-name="ce8">
            <text:p>1.817</text:p>
          </table:table-cell>
          <table:table-cell office:value-type="string" table:style-name="ce8">
            <text:p>2.839</text:p>
          </table:table-cell>
          <table:table-cell office:value-type="string" table:style-name="ce8">
            <text:p>8.007</text:p>
          </table:table-cell>
          <table:table-cell office:value-type="string" table:style-name="ce8">
            <text:p>45.963</text:p>
          </table:table-cell>
          <table:table-cell office:value-type="string" table:style-name="ce8">
            <text:p>14.977</text:p>
          </table:table-cell>
          <table:table-cell office:value-type="string" table:style-name="ce8">
            <text:p>40.293</text:p>
          </table:table-cell>
          <table:table-cell office:value-type="string" table:style-name="ce8">
            <text:p>56.517</text:p>
          </table:table-cell>
          <table:table-cell office:value-type="string" table:style-name="ce8">
            <text:p>41.738</text:p>
          </table:table-cell>
          <table:table-cell office:value-type="float" office:value="60.779000000000003" table:style-name="ce8">
            <text:p>60.779</text:p>
          </table:table-cell>
          <table:table-cell office:value-type="float" office:value="68.158000000000001" table:style-name="ce8">
            <text:p>68.158</text:p>
          </table:table-cell>
          <table:table-cell office:value-type="float" office:value="60.093000000000004" table:style-name="ce8">
            <text:p>60.093</text:p>
          </table:table-cell>
          <table:table-cell office:value-type="float" office:value="41.655999999999999" table:style-name="ce8">
            <text:p>41.656</text:p>
          </table:table-cell>
          <table:table-cell office:value-type="float" office:value="75.393000000000001" table:style-name="ce8">
            <text:p>75.393</text:p>
          </table:table-cell>
          <table:table-cell office:value-type="float" office:value="70.638999999999996" table:style-name="ce8">
            <text:p>70.639</text:p>
          </table:table-cell>
          <table:table-cell office:value-type="float" office:value="6.08" table:style-name="ce8">
            <text:p>6.08</text:p>
          </table:table-cell>
          <table:table-cell office:value-type="float" office:value="72.694999999999993" table:style-name="ce8">
            <text:p>72.695</text:p>
          </table:table-cell>
          <table:table-cell table:number-columns-repeated="16238"/>
        </table:table-row>
        <table:table-row table:style-name="ro6">
          <table:table-cell office:value-type="string" table:style-name="ce3">
            <text:p>J03: What is your ethnic group?</text:p>
          </table:table-cell>
          <table:table-cell office:value-type="string" table:style-name="ce3">
            <text:p>Black</text:p>
          </table:table-cell>
          <table:table-cell office:value-type="float" office:value="9025" table:style-name="ce8">
            <text:p>9025</text:p>
          </table:table-cell>
          <table:table-cell office:value-type="float" office:value="68.334999999999994" table:style-name="ce8">
            <text:p>68.335</text:p>
          </table:table-cell>
          <table:table-cell office:value-type="float" office:value="77.046999999999997" table:style-name="ce8">
            <text:p>77.047</text:p>
          </table:table-cell>
          <table:table-cell office:value-type="float" office:value="86.016999999999996" table:style-name="ce8">
            <text:p>86.017</text:p>
          </table:table-cell>
          <table:table-cell office:value-type="float" office:value="74.656000000000006" table:style-name="ce8">
            <text:p>74.656</text:p>
          </table:table-cell>
          <table:table-cell office:value-type="float" office:value="83.894999999999996" table:style-name="ce8">
            <text:p>83.895</text:p>
          </table:table-cell>
          <table:table-cell office:value-type="float" office:value="63.368000000000002" table:style-name="ce8">
            <text:p>63.368</text:p>
          </table:table-cell>
          <table:table-cell office:value-type="float" office:value="76.055999999999997" table:style-name="ce8">
            <text:p>76.056</text:p>
          </table:table-cell>
          <table:table-cell office:value-type="float" office:value="78.551000000000002" table:style-name="ce8">
            <text:p>78.551</text:p>
          </table:table-cell>
          <table:table-cell office:value-type="float" office:value="30.675999999999998" table:style-name="ce8">
            <text:p>30.676</text:p>
          </table:table-cell>
          <table:table-cell office:value-type="float" office:value="57.073" table:style-name="ce8">
            <text:p>57.073</text:p>
          </table:table-cell>
          <table:table-cell office:value-type="float" office:value="26.922999999999998" table:style-name="ce8">
            <text:p>26.923</text:p>
          </table:table-cell>
          <table:table-cell office:value-type="float" office:value="76.248999999999995" table:style-name="ce8">
            <text:p>76.249</text:p>
          </table:table-cell>
          <table:table-cell office:value-type="float" office:value="91.328999999999994" table:style-name="ce8">
            <text:p>91.329</text:p>
          </table:table-cell>
          <table:table-cell office:value-type="float" office:value="81.403000000000006" table:style-name="ce8">
            <text:p>81.403</text:p>
          </table:table-cell>
          <table:table-cell office:value-type="float" office:value="82.272999999999996" table:style-name="ce8">
            <text:p>82.273</text:p>
          </table:table-cell>
          <table:table-cell office:value-type="float" office:value="59.953000000000003" table:style-name="ce8">
            <text:p>59.953</text:p>
          </table:table-cell>
          <table:table-cell office:value-type="float" office:value="70.135000000000005" table:style-name="ce8">
            <text:p>70.135</text:p>
          </table:table-cell>
          <table:table-cell office:value-type="float" office:value="83.715999999999994" table:style-name="ce8">
            <text:p>83.716</text:p>
          </table:table-cell>
          <table:table-cell office:value-type="float" office:value="88.335999999999999" table:style-name="ce8">
            <text:p>88.336</text:p>
          </table:table-cell>
          <table:table-cell office:value-type="float" office:value="77.849000000000004" table:style-name="ce8">
            <text:p>77.849</text:p>
          </table:table-cell>
          <table:table-cell office:value-type="float" office:value="82.57" table:style-name="ce8">
            <text:p>82.57</text:p>
          </table:table-cell>
          <table:table-cell office:value-type="float" office:value="80.525000000000006" table:style-name="ce8">
            <text:p>80.525</text:p>
          </table:table-cell>
          <table:table-cell office:value-type="float" office:value="73.512" table:style-name="ce8">
            <text:p>73.512</text:p>
          </table:table-cell>
          <table:table-cell office:value-type="float" office:value="77.960999999999999" table:style-name="ce8">
            <text:p>77.961</text:p>
          </table:table-cell>
          <table:table-cell office:value-type="float" office:value="83.087000000000003" table:style-name="ce8">
            <text:p>83.087</text:p>
          </table:table-cell>
          <table:table-cell office:value-type="float" office:value="74.165999999999997" table:style-name="ce8">
            <text:p>74.166</text:p>
          </table:table-cell>
          <table:table-cell office:value-type="float" office:value="75.632000000000005" table:style-name="ce8">
            <text:p>75.632</text:p>
          </table:table-cell>
          <table:table-cell office:value-type="float" office:value="70.340999999999994" table:style-name="ce8">
            <text:p>70.341</text:p>
          </table:table-cell>
          <table:table-cell office:value-type="float" office:value="50.878999999999998" table:style-name="ce8">
            <text:p>50.879</text:p>
          </table:table-cell>
          <table:table-cell office:value-type="float" office:value="87.650999999999996" table:style-name="ce8">
            <text:p>87.651</text:p>
          </table:table-cell>
          <table:table-cell office:value-type="float" office:value="85.385999999999996" table:style-name="ce8">
            <text:p>85.386</text:p>
          </table:table-cell>
          <table:table-cell office:value-type="float" office:value="78.766999999999996" table:style-name="ce8">
            <text:p>78.767</text:p>
          </table:table-cell>
          <table:table-cell office:value-type="float" office:value="71.968999999999994" table:style-name="ce8">
            <text:p>71.969</text:p>
          </table:table-cell>
          <table:table-cell office:value-type="float" office:value="61.828000000000003" table:style-name="ce8">
            <text:p>61.828</text:p>
          </table:table-cell>
          <table:table-cell office:value-type="float" office:value="61.231999999999999" table:style-name="ce8">
            <text:p>61.232</text:p>
          </table:table-cell>
          <table:table-cell office:value-type="float" office:value="58.359000000000002" table:style-name="ce8">
            <text:p>58.359</text:p>
          </table:table-cell>
          <table:table-cell office:value-type="float" office:value="77.462000000000003" table:style-name="ce8">
            <text:p>77.462</text:p>
          </table:table-cell>
          <table:table-cell office:value-type="float" office:value="85.301000000000002" table:style-name="ce8">
            <text:p>85.301</text:p>
          </table:table-cell>
          <table:table-cell office:value-type="float" office:value="73.290999999999997" table:style-name="ce8">
            <text:p>73.291</text:p>
          </table:table-cell>
          <table:table-cell office:value-type="float" office:value="68.113" table:style-name="ce8">
            <text:p>68.113</text:p>
          </table:table-cell>
          <table:table-cell office:value-type="float" office:value="77.828000000000003" table:style-name="ce8">
            <text:p>77.828</text:p>
          </table:table-cell>
          <table:table-cell office:value-type="float" office:value="82.784999999999997" table:style-name="ce8">
            <text:p>82.785</text:p>
          </table:table-cell>
          <table:table-cell office:value-type="float" office:value="89.846000000000004" table:style-name="ce8">
            <text:p>89.846</text:p>
          </table:table-cell>
          <table:table-cell office:value-type="float" office:value="79.745999999999995" table:style-name="ce8">
            <text:p>79.746</text:p>
          </table:table-cell>
          <table:table-cell office:value-type="float" office:value="68.195999999999998" table:style-name="ce8">
            <text:p>68.196</text:p>
          </table:table-cell>
          <table:table-cell office:value-type="float" office:value="72.932000000000002" table:style-name="ce8">
            <text:p>72.932</text:p>
          </table:table-cell>
          <table:table-cell office:value-type="float" office:value="30.209" table:style-name="ce8">
            <text:p>30.209</text:p>
          </table:table-cell>
          <table:table-cell office:value-type="float" office:value="33.994" table:style-name="ce8">
            <text:p>33.994</text:p>
          </table:table-cell>
          <table:table-cell office:value-type="float" office:value="27.878" table:style-name="ce8">
            <text:p>27.878</text:p>
          </table:table-cell>
          <table:table-cell office:value-type="float" office:value="74.966999999999999" table:style-name="ce8">
            <text:p>74.967</text:p>
          </table:table-cell>
          <table:table-cell office:value-type="float" office:value="64.629000000000005" table:style-name="ce8">
            <text:p>64.629</text:p>
          </table:table-cell>
          <table:table-cell office:value-type="float" office:value="60.872" table:style-name="ce8">
            <text:p>60.872</text:p>
          </table:table-cell>
          <table:table-cell office:value-type="float" office:value="59.052999999999997" table:style-name="ce8">
            <text:p>59.053</text:p>
          </table:table-cell>
          <table:table-cell office:value-type="float" office:value="49.816000000000003" table:style-name="ce8">
            <text:p>49.816</text:p>
          </table:table-cell>
          <table:table-cell office:value-type="float" office:value="44.378" table:style-name="ce8">
            <text:p>44.378</text:p>
          </table:table-cell>
          <table:table-cell office:value-type="float" office:value="73.301000000000002" table:style-name="ce8">
            <text:p>73.301</text:p>
          </table:table-cell>
          <table:table-cell office:value-type="float" office:value="41.863" table:style-name="ce8">
            <text:p>41.863</text:p>
          </table:table-cell>
          <table:table-cell office:value-type="float" office:value="44.636000000000003" table:style-name="ce8">
            <text:p>44.636</text:p>
          </table:table-cell>
          <table:table-cell office:value-type="float" office:value="71.89" table:style-name="ce8">
            <text:p>71.89</text:p>
          </table:table-cell>
          <table:table-cell office:value-type="float" office:value="67.796000000000006" table:style-name="ce8">
            <text:p>67.796</text:p>
          </table:table-cell>
          <table:table-cell office:value-type="float" office:value="57.079000000000001" table:style-name="ce8">
            <text:p>57.079</text:p>
          </table:table-cell>
          <table:table-cell office:value-type="float" office:value="64.853999999999999" table:style-name="ce8">
            <text:p>64.854</text:p>
          </table:table-cell>
          <table:table-cell office:value-type="float" office:value="62.206000000000003" table:style-name="ce8">
            <text:p>62.206</text:p>
          </table:table-cell>
          <table:table-cell office:value-type="float" office:value="55.445999999999998" table:style-name="ce8">
            <text:p>55.446</text:p>
          </table:table-cell>
          <table:table-cell office:value-type="float" office:value="41.47" table:style-name="ce8">
            <text:p>41.47</text:p>
          </table:table-cell>
          <table:table-cell office:value-type="float" office:value="88.741" table:style-name="ce8">
            <text:p>88.741</text:p>
          </table:table-cell>
          <table:table-cell office:value-type="float" office:value="62.406999999999996" table:style-name="ce8">
            <text:p>62.407</text:p>
          </table:table-cell>
          <table:table-cell office:value-type="float" office:value="68.504999999999995" table:style-name="ce8">
            <text:p>68.505</text:p>
          </table:table-cell>
          <table:table-cell office:value-type="float" office:value="64.665999999999997" table:style-name="ce8">
            <text:p>64.666</text:p>
          </table:table-cell>
          <table:table-cell office:value-type="float" office:value="70.087999999999994" table:style-name="ce8">
            <text:p>70.088</text:p>
          </table:table-cell>
          <table:table-cell office:value-type="float" office:value="62.927" table:style-name="ce8">
            <text:p>62.927</text:p>
          </table:table-cell>
          <table:table-cell office:value-type="float" office:value="69.655000000000001" table:style-name="ce8">
            <text:p>69.655</text:p>
          </table:table-cell>
          <table:table-cell office:value-type="float" office:value="6.2039999999999997" table:style-name="ce8">
            <text:p>6.204</text:p>
          </table:table-cell>
          <table:table-cell office:value-type="float" office:value="11.122" table:style-name="ce8">
            <text:p>11.122</text:p>
          </table:table-cell>
          <table:table-cell office:value-type="float" office:value="26.526" table:style-name="ce8">
            <text:p>26.526</text:p>
          </table:table-cell>
          <table:table-cell office:value-type="float" office:value="56.148000000000003" table:style-name="ce8">
            <text:p>56.148</text:p>
          </table:table-cell>
          <table:table-cell office:value-type="float" office:value="83.620999999999995" table:style-name="ce8">
            <text:p>83.621</text:p>
          </table:table-cell>
          <table:table-cell office:value-type="float" office:value="61.441000000000003" table:style-name="ce8">
            <text:p>61.441</text:p>
          </table:table-cell>
          <table:table-cell office:value-type="float" office:value="64.802999999999997" table:style-name="ce8">
            <text:p>64.803</text:p>
          </table:table-cell>
          <table:table-cell office:value-type="float" office:value="13.27" table:style-name="ce8">
            <text:p>13.27</text:p>
          </table:table-cell>
          <table:table-cell office:value-type="float" office:value="12.047000000000001" table:style-name="ce8">
            <text:p>12.047</text:p>
          </table:table-cell>
          <table:table-cell office:value-type="float" office:value="9.6880000000000006" table:style-name="ce8">
            <text:p>9.688</text:p>
          </table:table-cell>
          <table:table-cell office:value-type="float" office:value="10.362" table:style-name="ce8">
            <text:p>10.362</text:p>
          </table:table-cell>
          <table:table-cell office:value-type="float" office:value="58.045000000000002" table:style-name="ce8">
            <text:p>58.045</text:p>
          </table:table-cell>
          <table:table-cell office:value-type="float" office:value="11.12" table:style-name="ce8">
            <text:p>11.12</text:p>
          </table:table-cell>
          <table:table-cell office:value-type="float" office:value="0" table:style-name="ce8">
            <text:p>0</text:p>
          </table:table-cell>
          <table:table-cell office:value-type="float" office:value="28.138000000000002" table:style-name="ce8">
            <text:p>28.138</text:p>
          </table:table-cell>
          <table:table-cell office:value-type="float" office:value="8.8460000000000001" table:style-name="ce8">
            <text:p>8.846</text:p>
          </table:table-cell>
          <table:table-cell office:value-type="float" office:value="1.179" table:style-name="ce8">
            <text:p>1.179</text:p>
          </table:table-cell>
          <table:table-cell office:value-type="float" office:value="6.8239999999999998" table:style-name="ce8">
            <text:p>6.824</text:p>
          </table:table-cell>
          <table:table-cell office:value-type="float" office:value="10.446999999999999" table:style-name="ce8">
            <text:p>10.447</text:p>
          </table:table-cell>
          <table:table-cell office:value-type="float" office:value="0.42099999999999999" table:style-name="ce8">
            <text:p>0.421</text:p>
          </table:table-cell>
          <table:table-cell office:value-type="float" office:value="3.7069999999999999" table:style-name="ce8">
            <text:p>3.707</text:p>
          </table:table-cell>
          <table:table-cell office:value-type="float" office:value="2.1059999999999999" table:style-name="ce8">
            <text:p>2.106</text:p>
          </table:table-cell>
          <table:table-cell office:value-type="float" office:value="0.505" table:style-name="ce8">
            <text:p>0.505</text:p>
          </table:table-cell>
          <table:table-cell office:value-type="float" office:value="8.8460000000000001" table:style-name="ce8">
            <text:p>8.846</text:p>
          </table:table-cell>
          <table:table-cell office:value-type="float" office:value="9.6880000000000006" table:style-name="ce8">
            <text:p>9.688</text:p>
          </table:table-cell>
          <table:table-cell office:value-type="float" office:value="12.974" table:style-name="ce8">
            <text:p>12.974</text:p>
          </table:table-cell>
          <table:table-cell office:value-type="float" office:value="15.586" table:style-name="ce8">
            <text:p>15.586</text:p>
          </table:table-cell>
          <table:table-cell office:value-type="float" office:value="8.93" table:style-name="ce8">
            <text:p>8.93</text:p>
          </table:table-cell>
          <table:table-cell office:value-type="float" office:value="10.109" table:style-name="ce8">
            <text:p>10.109</text:p>
          </table:table-cell>
          <table:table-cell office:value-type="string" table:style-name="ce8">
            <text:p>12.693</text:p>
          </table:table-cell>
          <table:table-cell office:value-type="string" table:style-name="ce8">
            <text:p>3.091</text:p>
          </table:table-cell>
          <table:table-cell office:value-type="string" table:style-name="ce8">
            <text:p>28.587</text:p>
          </table:table-cell>
          <table:table-cell office:value-type="string" table:style-name="ce8">
            <text:p>44.371</text:p>
          </table:table-cell>
          <table:table-cell office:value-type="string" table:style-name="ce8">
            <text:p>1.435</text:p>
          </table:table-cell>
          <table:table-cell office:value-type="string" table:style-name="ce8">
            <text:p>36.534</text:p>
          </table:table-cell>
          <table:table-cell office:value-type="string" table:style-name="ce8">
            <text:p>48.786</text:p>
          </table:table-cell>
          <table:table-cell office:value-type="string" table:style-name="ce8">
            <text:p>27.263</text:p>
          </table:table-cell>
          <table:table-cell office:value-type="string" table:style-name="ce8">
            <text:p>44.371</text:p>
          </table:table-cell>
          <table:table-cell office:value-type="string" table:style-name="ce8">
            <text:p>36.755</text:p>
          </table:table-cell>
          <table:table-cell office:value-type="string" table:style-name="ce8">
            <text:p>26.6</text:p>
          </table:table-cell>
          <table:table-cell office:value-type="string" table:style-name="ce8">
            <text:p>4.525</text:p>
          </table:table-cell>
          <table:table-cell office:value-type="string" table:style-name="ce8">
            <text:p>4.967</text:p>
          </table:table-cell>
          <table:table-cell office:value-type="string" table:style-name="ce8">
            <text:p>10.375</text:p>
          </table:table-cell>
          <table:table-cell office:value-type="string" table:style-name="ce8">
            <text:p>8.72</text:p>
          </table:table-cell>
          <table:table-cell office:value-type="string" table:style-name="ce8">
            <text:p>14.901</text:p>
          </table:table-cell>
          <table:table-cell office:value-type="string" table:style-name="ce8">
            <text:p>3.642</text:p>
          </table:table-cell>
          <table:table-cell office:value-type="string" table:style-name="ce8">
            <text:p>38.265</text:p>
          </table:table-cell>
          <table:table-cell office:value-type="string" table:style-name="ce8">
            <text:p>9.232</text:p>
          </table:table-cell>
          <table:table-cell office:value-type="string" table:style-name="ce8">
            <text:p>39.933</text:p>
          </table:table-cell>
          <table:table-cell office:value-type="string" table:style-name="ce8">
            <text:p>30.367</text:p>
          </table:table-cell>
          <table:table-cell office:value-type="string" table:style-name="ce8">
            <text:p>4.672</text:p>
          </table:table-cell>
          <table:table-cell office:value-type="string" table:style-name="ce8">
            <text:p>2.781</text:p>
          </table:table-cell>
          <table:table-cell office:value-type="string" table:style-name="ce8">
            <text:p>1.224</text:p>
          </table:table-cell>
          <table:table-cell office:value-type="string" table:style-name="ce8">
            <text:p>1.78</text:p>
          </table:table-cell>
          <table:table-cell office:value-type="string" table:style-name="ce8">
            <text:p>1.557</text:p>
          </table:table-cell>
          <table:table-cell office:value-type="string" table:style-name="ce8">
            <text:p>1.335</text:p>
          </table:table-cell>
          <table:table-cell office:value-type="string" table:style-name="ce8">
            <text:p>3.003</text:p>
          </table:table-cell>
          <table:table-cell office:value-type="string" table:style-name="ce8">
            <text:p>9.677</text:p>
          </table:table-cell>
          <table:table-cell office:value-type="string" table:style-name="ce8">
            <text:p>44.74</text:p>
          </table:table-cell>
          <table:table-cell office:value-type="string" table:style-name="ce8">
            <text:p>18.121</text:p>
          </table:table-cell>
          <table:table-cell office:value-type="string" table:style-name="ce8">
            <text:p>38.771</text:p>
          </table:table-cell>
          <table:table-cell office:value-type="string" table:style-name="ce8">
            <text:p>55.122</text:p>
          </table:table-cell>
          <table:table-cell office:value-type="string" table:style-name="ce8">
            <text:p>36.07</text:p>
          </table:table-cell>
          <table:table-cell office:value-type="float" office:value="64.760999999999996" table:style-name="ce8">
            <text:p>64.761</text:p>
          </table:table-cell>
          <table:table-cell office:value-type="float" office:value="74.507000000000005" table:style-name="ce8">
            <text:p>74.507</text:p>
          </table:table-cell>
          <table:table-cell office:value-type="float" office:value="65.213999999999999" table:style-name="ce8">
            <text:p>65.214</text:p>
          </table:table-cell>
          <table:table-cell office:value-type="float" office:value="48.493000000000002" table:style-name="ce8">
            <text:p>48.493</text:p>
          </table:table-cell>
          <table:table-cell office:value-type="float" office:value="82.275999999999996" table:style-name="ce8">
            <text:p>82.276</text:p>
          </table:table-cell>
          <table:table-cell office:value-type="float" office:value="77.64" table:style-name="ce8">
            <text:p>77.64</text:p>
          </table:table-cell>
          <table:table-cell office:value-type="float" office:value="4.8090000000000002" table:style-name="ce8">
            <text:p>4.809</text:p>
          </table:table-cell>
          <table:table-cell office:value-type="float" office:value="71.424000000000007" table:style-name="ce8">
            <text:p>71.424</text:p>
          </table:table-cell>
          <table:table-cell table:number-columns-repeated="16238"/>
        </table:table-row>
        <table:table-row table:style-name="ro6">
          <table:table-cell office:value-type="string" table:style-name="ce3">
            <text:p>J03: What is your ethnic group?</text:p>
          </table:table-cell>
          <table:table-cell office:value-type="string" table:style-name="ce3">
            <text:p>Other ethnic group</text:p>
          </table:table-cell>
          <table:table-cell office:value-type="float" office:value="2763" table:style-name="ce8">
            <text:p>2763</text:p>
          </table:table-cell>
          <table:table-cell office:value-type="float" office:value="68.078000000000003" table:style-name="ce8">
            <text:p>68.078</text:p>
          </table:table-cell>
          <table:table-cell office:value-type="float" office:value="76.959000000000003" table:style-name="ce8">
            <text:p>76.959</text:p>
          </table:table-cell>
          <table:table-cell office:value-type="float" office:value="82.415999999999997" table:style-name="ce8">
            <text:p>82.416</text:p>
          </table:table-cell>
          <table:table-cell office:value-type="float" office:value="72.564999999999998" table:style-name="ce8">
            <text:p>72.565</text:p>
          </table:table-cell>
          <table:table-cell office:value-type="float" office:value="80.448999999999998" table:style-name="ce8">
            <text:p>80.449</text:p>
          </table:table-cell>
          <table:table-cell office:value-type="float" office:value="57.104999999999997" table:style-name="ce8">
            <text:p>57.105</text:p>
          </table:table-cell>
          <table:table-cell office:value-type="float" office:value="77.165999999999997" table:style-name="ce8">
            <text:p>77.166</text:p>
          </table:table-cell>
          <table:table-cell office:value-type="float" office:value="74.92" table:style-name="ce8">
            <text:p>74.92</text:p>
          </table:table-cell>
          <table:table-cell office:value-type="float" office:value="32.795999999999999" table:style-name="ce8">
            <text:p>32.796</text:p>
          </table:table-cell>
          <table:table-cell office:value-type="float" office:value="55.698999999999998" table:style-name="ce8">
            <text:p>55.699</text:p>
          </table:table-cell>
          <table:table-cell office:value-type="float" office:value="28.038" table:style-name="ce8">
            <text:p>28.038</text:p>
          </table:table-cell>
          <table:table-cell office:value-type="float" office:value="74.093999999999994" table:style-name="ce8">
            <text:p>74.094</text:p>
          </table:table-cell>
          <table:table-cell office:value-type="float" office:value="90.804000000000002" table:style-name="ce8">
            <text:p>90.804</text:p>
          </table:table-cell>
          <table:table-cell office:value-type="float" office:value="81.650000000000006" table:style-name="ce8">
            <text:p>81.65</text:p>
          </table:table-cell>
          <table:table-cell office:value-type="float" office:value="79.606999999999999" table:style-name="ce8">
            <text:p>79.607</text:p>
          </table:table-cell>
          <table:table-cell office:value-type="float" office:value="59.789000000000001" table:style-name="ce8">
            <text:p>59.789</text:p>
          </table:table-cell>
          <table:table-cell office:value-type="float" office:value="72.724000000000004" table:style-name="ce8">
            <text:p>72.724</text:p>
          </table:table-cell>
          <table:table-cell office:value-type="float" office:value="80.144999999999996" table:style-name="ce8">
            <text:p>80.145</text:p>
          </table:table-cell>
          <table:table-cell office:value-type="float" office:value="84.724000000000004" table:style-name="ce8">
            <text:p>84.724</text:p>
          </table:table-cell>
          <table:table-cell office:value-type="float" office:value="76.096000000000004" table:style-name="ce8">
            <text:p>76.096</text:p>
          </table:table-cell>
          <table:table-cell office:value-type="float" office:value="81.709000000000003" table:style-name="ce8">
            <text:p>81.709</text:p>
          </table:table-cell>
          <table:table-cell office:value-type="float" office:value="80.174999999999997" table:style-name="ce8">
            <text:p>80.175</text:p>
          </table:table-cell>
          <table:table-cell office:value-type="float" office:value="67.984999999999999" table:style-name="ce8">
            <text:p>67.985</text:p>
          </table:table-cell>
          <table:table-cell office:value-type="float" office:value="76.713999999999999" table:style-name="ce8">
            <text:p>76.714</text:p>
          </table:table-cell>
          <table:table-cell office:value-type="float" office:value="81.478999999999999" table:style-name="ce8">
            <text:p>81.479</text:p>
          </table:table-cell>
          <table:table-cell office:value-type="float" office:value="72.581999999999994" table:style-name="ce8">
            <text:p>72.582</text:p>
          </table:table-cell>
          <table:table-cell office:value-type="float" office:value="71.241" table:style-name="ce8">
            <text:p>71.241</text:p>
          </table:table-cell>
          <table:table-cell office:value-type="float" office:value="68.239999999999995" table:style-name="ce8">
            <text:p>68.24</text:p>
          </table:table-cell>
          <table:table-cell office:value-type="float" office:value="49.619" table:style-name="ce8">
            <text:p>49.619</text:p>
          </table:table-cell>
          <table:table-cell office:value-type="float" office:value="84.42" table:style-name="ce8">
            <text:p>84.42</text:p>
          </table:table-cell>
          <table:table-cell office:value-type="float" office:value="81.653000000000006" table:style-name="ce8">
            <text:p>81.653</text:p>
          </table:table-cell>
          <table:table-cell office:value-type="float" office:value="75.254000000000005" table:style-name="ce8">
            <text:p>75.254</text:p>
          </table:table-cell>
          <table:table-cell office:value-type="float" office:value="65.097999999999999" table:style-name="ce8">
            <text:p>65.098</text:p>
          </table:table-cell>
          <table:table-cell office:value-type="float" office:value="56.087000000000003" table:style-name="ce8">
            <text:p>56.087</text:p>
          </table:table-cell>
          <table:table-cell office:value-type="float" office:value="53.798999999999999" table:style-name="ce8">
            <text:p>53.799</text:p>
          </table:table-cell>
          <table:table-cell office:value-type="float" office:value="53.393999999999998" table:style-name="ce8">
            <text:p>53.394</text:p>
          </table:table-cell>
          <table:table-cell office:value-type="float" office:value="77.427999999999997" table:style-name="ce8">
            <text:p>77.428</text:p>
          </table:table-cell>
          <table:table-cell office:value-type="float" office:value="84.911000000000001" table:style-name="ce8">
            <text:p>84.911</text:p>
          </table:table-cell>
          <table:table-cell office:value-type="float" office:value="72.403999999999996" table:style-name="ce8">
            <text:p>72.404</text:p>
          </table:table-cell>
          <table:table-cell office:value-type="float" office:value="73.896000000000001" table:style-name="ce8">
            <text:p>73.896</text:p>
          </table:table-cell>
          <table:table-cell office:value-type="float" office:value="72.980999999999995" table:style-name="ce8">
            <text:p>72.981</text:p>
          </table:table-cell>
          <table:table-cell office:value-type="float" office:value="78.691000000000003" table:style-name="ce8">
            <text:p>78.691</text:p>
          </table:table-cell>
          <table:table-cell office:value-type="float" office:value="89.2" table:style-name="ce8">
            <text:p>89.2</text:p>
          </table:table-cell>
          <table:table-cell office:value-type="float" office:value="74.655000000000001" table:style-name="ce8">
            <text:p>74.655</text:p>
          </table:table-cell>
          <table:table-cell office:value-type="float" office:value="65.781999999999996" table:style-name="ce8">
            <text:p>65.782</text:p>
          </table:table-cell>
          <table:table-cell office:value-type="float" office:value="68.177000000000007" table:style-name="ce8">
            <text:p>68.177</text:p>
          </table:table-cell>
          <table:table-cell office:value-type="float" office:value="32.595999999999997" table:style-name="ce8">
            <text:p>32.596</text:p>
          </table:table-cell>
          <table:table-cell office:value-type="float" office:value="36.832999999999998" table:style-name="ce8">
            <text:p>36.833</text:p>
          </table:table-cell>
          <table:table-cell office:value-type="float" office:value="29.105" table:style-name="ce8">
            <text:p>29.105</text:p>
          </table:table-cell>
          <table:table-cell office:value-type="float" office:value="72.367000000000004" table:style-name="ce8">
            <text:p>72.367</text:p>
          </table:table-cell>
          <table:table-cell office:value-type="float" office:value="64.706000000000003" table:style-name="ce8">
            <text:p>64.706</text:p>
          </table:table-cell>
          <table:table-cell office:value-type="float" office:value="57.344999999999999" table:style-name="ce8">
            <text:p>57.345</text:p>
          </table:table-cell>
          <table:table-cell office:value-type="float" office:value="59.289000000000001" table:style-name="ce8">
            <text:p>59.289</text:p>
          </table:table-cell>
          <table:table-cell office:value-type="float" office:value="47.515000000000001" table:style-name="ce8">
            <text:p>47.515</text:p>
          </table:table-cell>
          <table:table-cell office:value-type="float" office:value="43.146999999999998" table:style-name="ce8">
            <text:p>43.147</text:p>
          </table:table-cell>
          <table:table-cell office:value-type="float" office:value="68.206999999999994" table:style-name="ce8">
            <text:p>68.207</text:p>
          </table:table-cell>
          <table:table-cell office:value-type="float" office:value="41.676000000000002" table:style-name="ce8">
            <text:p>41.676</text:p>
          </table:table-cell>
          <table:table-cell office:value-type="float" office:value="47.137999999999998" table:style-name="ce8">
            <text:p>47.138</text:p>
          </table:table-cell>
          <table:table-cell office:value-type="float" office:value="73.349999999999994" table:style-name="ce8">
            <text:p>73.35</text:p>
          </table:table-cell>
          <table:table-cell office:value-type="float" office:value="68.722999999999999" table:style-name="ce8">
            <text:p>68.723</text:p>
          </table:table-cell>
          <table:table-cell office:value-type="float" office:value="60.341999999999999" table:style-name="ce8">
            <text:p>60.342</text:p>
          </table:table-cell>
          <table:table-cell office:value-type="float" office:value="61.805999999999997" table:style-name="ce8">
            <text:p>61.806</text:p>
          </table:table-cell>
          <table:table-cell office:value-type="float" office:value="58.204000000000001" table:style-name="ce8">
            <text:p>58.204</text:p>
          </table:table-cell>
          <table:table-cell office:value-type="float" office:value="53.93" table:style-name="ce8">
            <text:p>53.93</text:p>
          </table:table-cell>
          <table:table-cell office:value-type="float" office:value="42.524999999999999" table:style-name="ce8">
            <text:p>42.525</text:p>
          </table:table-cell>
          <table:table-cell office:value-type="float" office:value="88.477999999999994" table:style-name="ce8">
            <text:p>88.478</text:p>
          </table:table-cell>
          <table:table-cell office:value-type="float" office:value="65.301000000000002" table:style-name="ce8">
            <text:p>65.301</text:p>
          </table:table-cell>
          <table:table-cell office:value-type="float" office:value="67.769000000000005" table:style-name="ce8">
            <text:p>67.769</text:p>
          </table:table-cell>
          <table:table-cell office:value-type="float" office:value="64.825999999999993" table:style-name="ce8">
            <text:p>64.826</text:p>
          </table:table-cell>
          <table:table-cell office:value-type="float" office:value="73.956999999999994" table:style-name="ce8">
            <text:p>73.957</text:p>
          </table:table-cell>
          <table:table-cell office:value-type="float" office:value="58.466999999999999" table:style-name="ce8">
            <text:p>58.467</text:p>
          </table:table-cell>
          <table:table-cell office:value-type="float" office:value="67.86" table:style-name="ce8">
            <text:p>67.86</text:p>
          </table:table-cell>
          <table:table-cell office:value-type="float" office:value="7.3879999999999999" table:style-name="ce8">
            <text:p>7.388</text:p>
          </table:table-cell>
          <table:table-cell office:value-type="float" office:value="11.851000000000001" table:style-name="ce8">
            <text:p>11.851</text:p>
          </table:table-cell>
          <table:table-cell office:value-type="float" office:value="26.408000000000001" table:style-name="ce8">
            <text:p>26.408</text:p>
          </table:table-cell>
          <table:table-cell office:value-type="float" office:value="54.353000000000002" table:style-name="ce8">
            <text:p>54.353</text:p>
          </table:table-cell>
          <table:table-cell office:value-type="float" office:value="82.507999999999996" table:style-name="ce8">
            <text:p>82.508</text:p>
          </table:table-cell>
          <table:table-cell office:value-type="float" office:value="60.375999999999998" table:style-name="ce8">
            <text:p>60.376</text:p>
          </table:table-cell>
          <table:table-cell office:value-type="float" office:value="64.847999999999999" table:style-name="ce8">
            <text:p>64.848</text:p>
          </table:table-cell>
          <table:table-cell office:value-type="float" office:value="14.286" table:style-name="ce8">
            <text:p>14.286</text:p>
          </table:table-cell>
          <table:table-cell office:value-type="float" office:value="18.925999999999998" table:style-name="ce8">
            <text:p>18.926</text:p>
          </table:table-cell>
          <table:table-cell office:value-type="float" office:value="15.09" table:style-name="ce8">
            <text:p>15.09</text:p>
          </table:table-cell>
          <table:table-cell office:value-type="float" office:value="16.367999999999999" table:style-name="ce8">
            <text:p>16.368</text:p>
          </table:table-cell>
          <table:table-cell office:value-type="float" office:value="37.084000000000003" table:style-name="ce8">
            <text:p>37.084</text:p>
          </table:table-cell>
          <table:table-cell office:value-type="float" office:value="14.834" table:style-name="ce8">
            <text:p>14.834</text:p>
          </table:table-cell>
          <table:table-cell office:value-type="float" office:value="1.5349999999999999" table:style-name="ce8">
            <text:p>1.535</text:p>
          </table:table-cell>
          <table:table-cell office:value-type="float" office:value="32.737000000000002" table:style-name="ce8">
            <text:p>32.737</text:p>
          </table:table-cell>
          <table:table-cell office:value-type="float" office:value="11.509" table:style-name="ce8">
            <text:p>11.509</text:p>
          </table:table-cell>
          <table:table-cell office:value-type="float" office:value="2.0459999999999998" table:style-name="ce8">
            <text:p>2.046</text:p>
          </table:table-cell>
          <table:table-cell office:value-type="float" office:value="12.02" table:style-name="ce8">
            <text:p>12.02</text:p>
          </table:table-cell>
          <table:table-cell office:value-type="float" office:value="13.042999999999999" table:style-name="ce8">
            <text:p>13.043</text:p>
          </table:table-cell>
          <table:table-cell office:value-type="float" office:value="2.5579999999999998" table:style-name="ce8">
            <text:p>2.558</text:p>
          </table:table-cell>
          <table:table-cell office:value-type="float" office:value="8.44" table:style-name="ce8">
            <text:p>8.44</text:p>
          </table:table-cell>
          <table:table-cell office:value-type="float" office:value="3.8359999999999999" table:style-name="ce8">
            <text:p>3.836</text:p>
          </table:table-cell>
          <table:table-cell office:value-type="float" office:value="3.581" table:style-name="ce8">
            <text:p>3.581</text:p>
          </table:table-cell>
          <table:table-cell office:value-type="float" office:value="10.742000000000001" table:style-name="ce8">
            <text:p>10.742</text:p>
          </table:table-cell>
          <table:table-cell office:value-type="float" office:value="14.066000000000001" table:style-name="ce8">
            <text:p>14.066</text:p>
          </table:table-cell>
          <table:table-cell office:value-type="float" office:value="18.925999999999998" table:style-name="ce8">
            <text:p>18.926</text:p>
          </table:table-cell>
          <table:table-cell office:value-type="float" office:value="19.949000000000002" table:style-name="ce8">
            <text:p>19.949</text:p>
          </table:table-cell>
          <table:table-cell office:value-type="float" office:value="4.3479999999999999" table:style-name="ce8">
            <text:p>4.348</text:p>
          </table:table-cell>
          <table:table-cell office:value-type="float" office:value="13.324" table:style-name="ce8">
            <text:p>13.324</text:p>
          </table:table-cell>
          <table:table-cell office:value-type="string" table:style-name="ce8">
            <text:p>13.388</text:p>
          </table:table-cell>
          <table:table-cell office:value-type="string" table:style-name="ce8">
            <text:p>5.464</text:p>
          </table:table-cell>
          <table:table-cell office:value-type="string" table:style-name="ce8">
            <text:p>32.787</text:p>
          </table:table-cell>
          <table:table-cell office:value-type="string" table:style-name="ce8">
            <text:p>40.71</text:p>
          </table:table-cell>
          <table:table-cell office:value-type="string" table:style-name="ce8">
            <text:p>1.093</text:p>
          </table:table-cell>
          <table:table-cell office:value-type="string" table:style-name="ce8">
            <text:p>35.792</text:p>
          </table:table-cell>
          <table:table-cell office:value-type="string" table:style-name="ce8">
            <text:p>50</text:p>
          </table:table-cell>
          <table:table-cell office:value-type="string" table:style-name="ce8">
            <text:p>27.596</text:p>
          </table:table-cell>
          <table:table-cell office:value-type="string" table:style-name="ce8">
            <text:p>42.896</text:p>
          </table:table-cell>
          <table:table-cell office:value-type="string" table:style-name="ce8">
            <text:p>39.344</text:p>
          </table:table-cell>
          <table:table-cell office:value-type="string" table:style-name="ce8">
            <text:p>26.503</text:p>
          </table:table-cell>
          <table:table-cell office:value-type="string" table:style-name="ce8">
            <text:p>4.645</text:p>
          </table:table-cell>
          <table:table-cell office:value-type="string" table:style-name="ce8">
            <text:p>4.645</text:p>
          </table:table-cell>
          <table:table-cell office:value-type="string" table:style-name="ce8">
            <text:p>11.202</text:p>
          </table:table-cell>
          <table:table-cell office:value-type="string" table:style-name="ce8">
            <text:p>15.301</text:p>
          </table:table-cell>
          <table:table-cell office:value-type="string" table:style-name="ce8">
            <text:p>18.033</text:p>
          </table:table-cell>
          <table:table-cell office:value-type="string" table:style-name="ce8">
            <text:p>2.186</text:p>
          </table:table-cell>
          <table:table-cell office:value-type="string" table:style-name="ce8">
            <text:p>42.7</text:p>
          </table:table-cell>
          <table:table-cell office:value-type="string" table:style-name="ce8">
            <text:p>15.427</text:p>
          </table:table-cell>
          <table:table-cell office:value-type="string" table:style-name="ce8">
            <text:p>35.537</text:p>
          </table:table-cell>
          <table:table-cell office:value-type="string" table:style-name="ce8">
            <text:p>32.782</text:p>
          </table:table-cell>
          <table:table-cell office:value-type="string" table:style-name="ce8">
            <text:p>2.755</text:p>
          </table:table-cell>
          <table:table-cell office:value-type="string" table:style-name="ce8">
            <text:p>3.306</text:p>
          </table:table-cell>
          <table:table-cell office:value-type="string" table:style-name="ce8">
            <text:p>1.102</text:p>
          </table:table-cell>
          <table:table-cell office:value-type="string" table:style-name="ce8">
            <text:p>1.653</text:p>
          </table:table-cell>
          <table:table-cell office:value-type="string" table:style-name="ce8">
            <text:p>2.204</text:p>
          </table:table-cell>
          <table:table-cell office:value-type="string" table:style-name="ce8">
            <text:p>0.826</text:p>
          </table:table-cell>
          <table:table-cell office:value-type="string" table:style-name="ce8">
            <text:p>3.03</text:p>
          </table:table-cell>
          <table:table-cell office:value-type="string" table:style-name="ce8">
            <text:p>7.438</text:p>
          </table:table-cell>
          <table:table-cell office:value-type="string" table:style-name="ce8">
            <text:p>41.257</text:p>
          </table:table-cell>
          <table:table-cell office:value-type="string" table:style-name="ce8">
            <text:p>11.749</text:p>
          </table:table-cell>
          <table:table-cell office:value-type="string" table:style-name="ce8">
            <text:p>34.699</text:p>
          </table:table-cell>
          <table:table-cell office:value-type="string" table:style-name="ce8">
            <text:p>61.035</text:p>
          </table:table-cell>
          <table:table-cell office:value-type="string" table:style-name="ce8">
            <text:p>36.424</text:p>
          </table:table-cell>
          <table:table-cell office:value-type="float" office:value="58.661999999999999" table:style-name="ce8">
            <text:p>58.662</text:p>
          </table:table-cell>
          <table:table-cell office:value-type="float" office:value="66.887" table:style-name="ce8">
            <text:p>66.887</text:p>
          </table:table-cell>
          <table:table-cell office:value-type="float" office:value="59.517000000000003" table:style-name="ce8">
            <text:p>59.517</text:p>
          </table:table-cell>
          <table:table-cell office:value-type="float" office:value="41.575000000000003" table:style-name="ce8">
            <text:p>41.575</text:p>
          </table:table-cell>
          <table:table-cell office:value-type="float" office:value="76.381" table:style-name="ce8">
            <text:p>76.381</text:p>
          </table:table-cell>
          <table:table-cell office:value-type="float" office:value="73.379000000000005" table:style-name="ce8">
            <text:p>73.379</text:p>
          </table:table-cell>
          <table:table-cell office:value-type="float" office:value="5.5069999999999997" table:style-name="ce8">
            <text:p>5.507</text:p>
          </table:table-cell>
          <table:table-cell office:value-type="float" office:value="70.888000000000005" table:style-name="ce8">
            <text:p>70.888</text:p>
          </table:table-cell>
          <table:table-cell table:number-columns-repeated="16238"/>
        </table:table-row>
        <table:table-row table:style-name="ro6">
          <table:table-cell office:value-type="string" table:style-name="ce3">
            <text:p>J03_all: Ethnicities (full)</text:p>
          </table:table-cell>
          <table:table-cell office:value-type="string" table:style-name="ce3">
            <text:p>Asian: Any other Asian background</text:p>
          </table:table-cell>
          <table:table-cell office:value-type="float" office:value="2733" table:style-name="ce8">
            <text:p>2733</text:p>
          </table:table-cell>
          <table:table-cell office:value-type="float" office:value="70.468999999999994" table:style-name="ce8">
            <text:p>70.469</text:p>
          </table:table-cell>
          <table:table-cell office:value-type="float" office:value="79.956000000000003" table:style-name="ce8">
            <text:p>79.956</text:p>
          </table:table-cell>
          <table:table-cell office:value-type="float" office:value="85.968000000000004" table:style-name="ce8">
            <text:p>85.968</text:p>
          </table:table-cell>
          <table:table-cell office:value-type="float" office:value="75.516999999999996" table:style-name="ce8">
            <text:p>75.517</text:p>
          </table:table-cell>
          <table:table-cell office:value-type="float" office:value="82.79" table:style-name="ce8">
            <text:p>82.79</text:p>
          </table:table-cell>
          <table:table-cell office:value-type="float" office:value="62.695" table:style-name="ce8">
            <text:p>62.695</text:p>
          </table:table-cell>
          <table:table-cell office:value-type="float" office:value="78.424999999999997" table:style-name="ce8">
            <text:p>78.425</text:p>
          </table:table-cell>
          <table:table-cell office:value-type="float" office:value="78.396000000000001" table:style-name="ce8">
            <text:p>78.396</text:p>
          </table:table-cell>
          <table:table-cell office:value-type="float" office:value="37.819000000000003" table:style-name="ce8">
            <text:p>37.819</text:p>
          </table:table-cell>
          <table:table-cell office:value-type="float" office:value="60.613999999999997" table:style-name="ce8">
            <text:p>60.614</text:p>
          </table:table-cell>
          <table:table-cell office:value-type="float" office:value="26.719000000000001" table:style-name="ce8">
            <text:p>26.719</text:p>
          </table:table-cell>
          <table:table-cell office:value-type="float" office:value="74.438000000000002" table:style-name="ce8">
            <text:p>74.438</text:p>
          </table:table-cell>
          <table:table-cell office:value-type="float" office:value="91.215000000000003" table:style-name="ce8">
            <text:p>91.215</text:p>
          </table:table-cell>
          <table:table-cell office:value-type="float" office:value="85.986999999999995" table:style-name="ce8">
            <text:p>85.987</text:p>
          </table:table-cell>
          <table:table-cell office:value-type="float" office:value="82.197000000000003" table:style-name="ce8">
            <text:p>82.197</text:p>
          </table:table-cell>
          <table:table-cell office:value-type="float" office:value="65.894999999999996" table:style-name="ce8">
            <text:p>65.895</text:p>
          </table:table-cell>
          <table:table-cell office:value-type="float" office:value="74.286000000000001" table:style-name="ce8">
            <text:p>74.286</text:p>
          </table:table-cell>
          <table:table-cell office:value-type="float" office:value="83.784999999999997" table:style-name="ce8">
            <text:p>83.785</text:p>
          </table:table-cell>
          <table:table-cell office:value-type="float" office:value="88.141000000000005" table:style-name="ce8">
            <text:p>88.141</text:p>
          </table:table-cell>
          <table:table-cell office:value-type="float" office:value="78.338999999999999" table:style-name="ce8">
            <text:p>78.339</text:p>
          </table:table-cell>
          <table:table-cell office:value-type="float" office:value="82.152000000000001" table:style-name="ce8">
            <text:p>82.152</text:p>
          </table:table-cell>
          <table:table-cell office:value-type="float" office:value="81.372" table:style-name="ce8">
            <text:p>81.372</text:p>
          </table:table-cell>
          <table:table-cell office:value-type="float" office:value="73.686000000000007" table:style-name="ce8">
            <text:p>73.686</text:p>
          </table:table-cell>
          <table:table-cell office:value-type="float" office:value="77.033000000000001" table:style-name="ce8">
            <text:p>77.033</text:p>
          </table:table-cell>
          <table:table-cell office:value-type="float" office:value="81.540999999999997" table:style-name="ce8">
            <text:p>81.541</text:p>
          </table:table-cell>
          <table:table-cell office:value-type="float" office:value="75.156000000000006" table:style-name="ce8">
            <text:p>75.156</text:p>
          </table:table-cell>
          <table:table-cell office:value-type="float" office:value="76.866" table:style-name="ce8">
            <text:p>76.866</text:p>
          </table:table-cell>
          <table:table-cell office:value-type="float" office:value="73.262" table:style-name="ce8">
            <text:p>73.262</text:p>
          </table:table-cell>
          <table:table-cell office:value-type="float" office:value="55.527000000000001" table:style-name="ce8">
            <text:p>55.527</text:p>
          </table:table-cell>
          <table:table-cell office:value-type="float" office:value="85.929000000000002" table:style-name="ce8">
            <text:p>85.929</text:p>
          </table:table-cell>
          <table:table-cell office:value-type="float" office:value="84.018000000000001" table:style-name="ce8">
            <text:p>84.018</text:p>
          </table:table-cell>
          <table:table-cell office:value-type="float" office:value="78.403999999999996" table:style-name="ce8">
            <text:p>78.404</text:p>
          </table:table-cell>
          <table:table-cell office:value-type="float" office:value="69.498000000000005" table:style-name="ce8">
            <text:p>69.498</text:p>
          </table:table-cell>
          <table:table-cell office:value-type="float" office:value="63.706000000000003" table:style-name="ce8">
            <text:p>63.706</text:p>
          </table:table-cell>
          <table:table-cell office:value-type="float" office:value="57.5" table:style-name="ce8">
            <text:p>57.5</text:p>
          </table:table-cell>
          <table:table-cell office:value-type="float" office:value="60.213000000000001" table:style-name="ce8">
            <text:p>60.213</text:p>
          </table:table-cell>
          <table:table-cell office:value-type="float" office:value="78.680999999999997" table:style-name="ce8">
            <text:p>78.681</text:p>
          </table:table-cell>
          <table:table-cell office:value-type="float" office:value="84.587000000000003" table:style-name="ce8">
            <text:p>84.587</text:p>
          </table:table-cell>
          <table:table-cell office:value-type="float" office:value="74.843999999999994" table:style-name="ce8">
            <text:p>74.844</text:p>
          </table:table-cell>
          <table:table-cell office:value-type="float" office:value="75.594999999999999" table:style-name="ce8">
            <text:p>75.595</text:p>
          </table:table-cell>
          <table:table-cell office:value-type="float" office:value="75.814999999999998" table:style-name="ce8">
            <text:p>75.815</text:p>
          </table:table-cell>
          <table:table-cell office:value-type="float" office:value="83.046000000000006" table:style-name="ce8">
            <text:p>83.046</text:p>
          </table:table-cell>
          <table:table-cell office:value-type="float" office:value="90.11" table:style-name="ce8">
            <text:p>90.11</text:p>
          </table:table-cell>
          <table:table-cell office:value-type="float" office:value="78.022999999999996" table:style-name="ce8">
            <text:p>78.023</text:p>
          </table:table-cell>
          <table:table-cell office:value-type="float" office:value="70.521000000000001" table:style-name="ce8">
            <text:p>70.521</text:p>
          </table:table-cell>
          <table:table-cell office:value-type="float" office:value="72.84" table:style-name="ce8">
            <text:p>72.84</text:p>
          </table:table-cell>
          <table:table-cell office:value-type="float" office:value="39.076000000000001" table:style-name="ce8">
            <text:p>39.076</text:p>
          </table:table-cell>
          <table:table-cell office:value-type="float" office:value="41.878" table:style-name="ce8">
            <text:p>41.878</text:p>
          </table:table-cell>
          <table:table-cell office:value-type="float" office:value="32.515999999999998" table:style-name="ce8">
            <text:p>32.516</text:p>
          </table:table-cell>
          <table:table-cell office:value-type="float" office:value="74.762" table:style-name="ce8">
            <text:p>74.762</text:p>
          </table:table-cell>
          <table:table-cell office:value-type="float" office:value="67.204999999999998" table:style-name="ce8">
            <text:p>67.205</text:p>
          </table:table-cell>
          <table:table-cell office:value-type="float" office:value="62.463000000000001" table:style-name="ce8">
            <text:p>62.463</text:p>
          </table:table-cell>
          <table:table-cell office:value-type="float" office:value="62.936" table:style-name="ce8">
            <text:p>62.936</text:p>
          </table:table-cell>
          <table:table-cell office:value-type="float" office:value="54.234999999999999" table:style-name="ce8">
            <text:p>54.235</text:p>
          </table:table-cell>
          <table:table-cell office:value-type="float" office:value="50.640999999999998" table:style-name="ce8">
            <text:p>50.641</text:p>
          </table:table-cell>
          <table:table-cell office:value-type="float" office:value="72.34" table:style-name="ce8">
            <text:p>72.34</text:p>
          </table:table-cell>
          <table:table-cell office:value-type="float" office:value="48.936" table:style-name="ce8">
            <text:p>48.936</text:p>
          </table:table-cell>
          <table:table-cell office:value-type="float" office:value="51.814999999999998" table:style-name="ce8">
            <text:p>51.815</text:p>
          </table:table-cell>
          <table:table-cell office:value-type="float" office:value="77.546000000000006" table:style-name="ce8">
            <text:p>77.546</text:p>
          </table:table-cell>
          <table:table-cell office:value-type="float" office:value="72.177000000000007" table:style-name="ce8">
            <text:p>72.177</text:p>
          </table:table-cell>
          <table:table-cell office:value-type="float" office:value="65.256" table:style-name="ce8">
            <text:p>65.256</text:p>
          </table:table-cell>
          <table:table-cell office:value-type="float" office:value="67.378" table:style-name="ce8">
            <text:p>67.378</text:p>
          </table:table-cell>
          <table:table-cell office:value-type="float" office:value="64.917000000000002" table:style-name="ce8">
            <text:p>64.917</text:p>
          </table:table-cell>
          <table:table-cell office:value-type="float" office:value="57.85" table:style-name="ce8">
            <text:p>57.85</text:p>
          </table:table-cell>
          <table:table-cell office:value-type="float" office:value="46.481000000000002" table:style-name="ce8">
            <text:p>46.481</text:p>
          </table:table-cell>
          <table:table-cell office:value-type="float" office:value="90.885999999999996" table:style-name="ce8">
            <text:p>90.886</text:p>
          </table:table-cell>
          <table:table-cell office:value-type="float" office:value="67.363" table:style-name="ce8">
            <text:p>67.363</text:p>
          </table:table-cell>
          <table:table-cell office:value-type="float" office:value="72.173000000000002" table:style-name="ce8">
            <text:p>72.173</text:p>
          </table:table-cell>
          <table:table-cell office:value-type="float" office:value="64.22" table:style-name="ce8">
            <text:p>64.22</text:p>
          </table:table-cell>
          <table:table-cell office:value-type="float" office:value="76.045000000000002" table:style-name="ce8">
            <text:p>76.045</text:p>
          </table:table-cell>
          <table:table-cell office:value-type="float" office:value="62.095999999999997" table:style-name="ce8">
            <text:p>62.096</text:p>
          </table:table-cell>
          <table:table-cell office:value-type="float" office:value="68" table:style-name="ce8">
            <text:p>68</text:p>
          </table:table-cell>
          <table:table-cell office:value-type="float" office:value="5.383" table:style-name="ce8">
            <text:p>5.383</text:p>
          </table:table-cell>
          <table:table-cell office:value-type="float" office:value="11.209" table:style-name="ce8">
            <text:p>11.209</text:p>
          </table:table-cell>
          <table:table-cell office:value-type="float" office:value="27.986999999999998" table:style-name="ce8">
            <text:p>27.987</text:p>
          </table:table-cell>
          <table:table-cell office:value-type="float" office:value="55.42" table:style-name="ce8">
            <text:p>55.42</text:p>
          </table:table-cell>
          <table:table-cell office:value-type="float" office:value="82.808999999999997" table:style-name="ce8">
            <text:p>82.809</text:p>
          </table:table-cell>
          <table:table-cell office:value-type="float" office:value="63.207000000000001" table:style-name="ce8">
            <text:p>63.207</text:p>
          </table:table-cell>
          <table:table-cell office:value-type="float" office:value="67.262" table:style-name="ce8">
            <text:p>67.262</text:p>
          </table:table-cell>
          <table:table-cell office:value-type="float" office:value="12.413" table:style-name="ce8">
            <text:p>12.413</text:p>
          </table:table-cell>
          <table:table-cell office:value-type="float" office:value="13.569000000000001" table:style-name="ce8">
            <text:p>13.569</text:p>
          </table:table-cell>
          <table:table-cell office:value-type="float" office:value="7.9649999999999999" table:style-name="ce8">
            <text:p>7.965</text:p>
          </table:table-cell>
          <table:table-cell office:value-type="float" office:value="8.85" table:style-name="ce8">
            <text:p>8.85</text:p>
          </table:table-cell>
          <table:table-cell office:value-type="float" office:value="42.773000000000003" table:style-name="ce8">
            <text:p>42.773</text:p>
          </table:table-cell>
          <table:table-cell office:value-type="float" office:value="13.864000000000001" table:style-name="ce8">
            <text:p>13.864</text:p>
          </table:table-cell>
          <table:table-cell office:value-type="float" office:value="0.88500000000000001" table:style-name="ce8">
            <text:p>0.885</text:p>
          </table:table-cell>
          <table:table-cell office:value-type="float" office:value="31.268000000000001" table:style-name="ce8">
            <text:p>31.268</text:p>
          </table:table-cell>
          <table:table-cell office:value-type="float" office:value="8.26" table:style-name="ce8">
            <text:p>8.26</text:p>
          </table:table-cell>
          <table:table-cell office:value-type="float" office:value="2.0649999999999999" table:style-name="ce8">
            <text:p>2.065</text:p>
          </table:table-cell>
          <table:table-cell office:value-type="float" office:value="8.85" table:style-name="ce8">
            <text:p>8.85</text:p>
          </table:table-cell>
          <table:table-cell office:value-type="float" office:value="7.9649999999999999" table:style-name="ce8">
            <text:p>7.965</text:p>
          </table:table-cell>
          <table:table-cell office:value-type="float" office:value="2.0649999999999999" table:style-name="ce8">
            <text:p>2.065</text:p>
          </table:table-cell>
          <table:table-cell office:value-type="float" office:value="10.914" table:style-name="ce8">
            <text:p>10.914</text:p>
          </table:table-cell>
          <table:table-cell office:value-type="float" office:value="1.77" table:style-name="ce8">
            <text:p>1.77</text:p>
          </table:table-cell>
          <table:table-cell office:value-type="float" office:value="1.18" table:style-name="ce8">
            <text:p>1.18</text:p>
          </table:table-cell>
          <table:table-cell office:value-type="float" office:value="9.1449999999999996" table:style-name="ce8">
            <text:p>9.145</text:p>
          </table:table-cell>
          <table:table-cell office:value-type="float" office:value="10.029" table:style-name="ce8">
            <text:p>10.029</text:p>
          </table:table-cell>
          <table:table-cell office:value-type="float" office:value="13.569000000000001" table:style-name="ce8">
            <text:p>13.569</text:p>
          </table:table-cell>
          <table:table-cell office:value-type="float" office:value="20.059000000000001" table:style-name="ce8">
            <text:p>20.059</text:p>
          </table:table-cell>
          <table:table-cell office:value-type="float" office:value="6.7850000000000001" table:style-name="ce8">
            <text:p>6.785</text:p>
          </table:table-cell>
          <table:table-cell office:value-type="float" office:value="11.099" table:style-name="ce8">
            <text:p>11.099</text:p>
          </table:table-cell>
          <table:table-cell office:value-type="string" table:style-name="ce8">
            <text:p>14.521</text:p>
          </table:table-cell>
          <table:table-cell office:value-type="string" table:style-name="ce8">
            <text:p>5.611</text:p>
          </table:table-cell>
          <table:table-cell office:value-type="string" table:style-name="ce8">
            <text:p>31.023</text:p>
          </table:table-cell>
          <table:table-cell office:value-type="string" table:style-name="ce8">
            <text:p>39.934</text:p>
          </table:table-cell>
          <table:table-cell office:value-type="string" table:style-name="ce8">
            <text:p>0.99</text:p>
          </table:table-cell>
          <table:table-cell office:value-type="string" table:style-name="ce8">
            <text:p>40.264</text:p>
          </table:table-cell>
          <table:table-cell office:value-type="string" table:style-name="ce8">
            <text:p>43.564</text:p>
          </table:table-cell>
          <table:table-cell office:value-type="string" table:style-name="ce8">
            <text:p>21.122</text:p>
          </table:table-cell>
          <table:table-cell office:value-type="string" table:style-name="ce8">
            <text:p>43.894</text:p>
          </table:table-cell>
          <table:table-cell office:value-type="string" table:style-name="ce8">
            <text:p>32.343</text:p>
          </table:table-cell>
          <table:table-cell office:value-type="string" table:style-name="ce8">
            <text:p>27.063</text:p>
          </table:table-cell>
          <table:table-cell office:value-type="string" table:style-name="ce8">
            <text:p>4.95</text:p>
          </table:table-cell>
          <table:table-cell office:value-type="string" table:style-name="ce8">
            <text:p>5.941</text:p>
          </table:table-cell>
          <table:table-cell office:value-type="string" table:style-name="ce8">
            <text:p>9.571</text:p>
          </table:table-cell>
          <table:table-cell office:value-type="string" table:style-name="ce8">
            <text:p>8.911</text:p>
          </table:table-cell>
          <table:table-cell office:value-type="string" table:style-name="ce8">
            <text:p>17.492</text:p>
          </table:table-cell>
          <table:table-cell office:value-type="string" table:style-name="ce8">
            <text:p>2.31</text:p>
          </table:table-cell>
          <table:table-cell office:value-type="string" table:style-name="ce8">
            <text:p>39.262</text:p>
          </table:table-cell>
          <table:table-cell office:value-type="string" table:style-name="ce8">
            <text:p>10.067</text:p>
          </table:table-cell>
          <table:table-cell office:value-type="string" table:style-name="ce8">
            <text:p>39.597</text:p>
          </table:table-cell>
          <table:table-cell office:value-type="string" table:style-name="ce8">
            <text:p>27.517</text:p>
          </table:table-cell>
          <table:table-cell office:value-type="string" table:style-name="ce8">
            <text:p>4.027</text:p>
          </table:table-cell>
          <table:table-cell office:value-type="string" table:style-name="ce8">
            <text:p>2.685</text:p>
          </table:table-cell>
          <table:table-cell office:value-type="string" table:style-name="ce8">
            <text:p>1.007</text:p>
          </table:table-cell>
          <table:table-cell office:value-type="string" table:style-name="ce8">
            <text:p>3.691</text:p>
          </table:table-cell>
          <table:table-cell office:value-type="string" table:style-name="ce8">
            <text:p>1.342</text:p>
          </table:table-cell>
          <table:table-cell office:value-type="string" table:style-name="ce8">
            <text:p>1.678</text:p>
          </table:table-cell>
          <table:table-cell office:value-type="string" table:style-name="ce8">
            <text:p>2.013</text:p>
          </table:table-cell>
          <table:table-cell office:value-type="string" table:style-name="ce8">
            <text:p>7.383</text:p>
          </table:table-cell>
          <table:table-cell office:value-type="string" table:style-name="ce8">
            <text:p>41.528</text:p>
          </table:table-cell>
          <table:table-cell office:value-type="string" table:style-name="ce8">
            <text:p>15.541</text:p>
          </table:table-cell>
          <table:table-cell office:value-type="string" table:style-name="ce8">
            <text:p>43.289</text:p>
          </table:table-cell>
          <table:table-cell office:value-type="string" table:style-name="ce8">
            <text:p>52</text:p>
          </table:table-cell>
          <table:table-cell office:value-type="string" table:style-name="ce8">
            <text:p>36.8</text:p>
          </table:table-cell>
          <table:table-cell office:value-type="float" office:value="61.191000000000003" table:style-name="ce8">
            <text:p>61.191</text:p>
          </table:table-cell>
          <table:table-cell office:value-type="float" office:value="69.826999999999998" table:style-name="ce8">
            <text:p>69.827</text:p>
          </table:table-cell>
          <table:table-cell office:value-type="float" office:value="61.039000000000001" table:style-name="ce8">
            <text:p>61.039</text:p>
          </table:table-cell>
          <table:table-cell office:value-type="float" office:value="39.616" table:style-name="ce8">
            <text:p>39.616</text:p>
          </table:table-cell>
          <table:table-cell office:value-type="float" office:value="77.293000000000006" table:style-name="ce8">
            <text:p>77.293</text:p>
          </table:table-cell>
          <table:table-cell office:value-type="float" office:value="74.843999999999994" table:style-name="ce8">
            <text:p>74.844</text:p>
          </table:table-cell>
          <table:table-cell office:value-type="float" office:value="5.0129999999999999" table:style-name="ce8">
            <text:p>5.013</text:p>
          </table:table-cell>
          <table:table-cell office:value-type="float" office:value="72.914000000000001" table:style-name="ce8">
            <text:p>72.914</text:p>
          </table:table-cell>
          <table:table-cell table:number-columns-repeated="16238"/>
        </table:table-row>
        <table:table-row table:style-name="ro6">
          <table:table-cell office:value-type="string" table:style-name="ce3">
            <text:p>J03_all: Ethnicities (full)</text:p>
          </table:table-cell>
          <table:table-cell office:value-type="string" table:style-name="ce3">
            <text:p>Asian: Bangladeshi</text:p>
          </table:table-cell>
          <table:table-cell office:value-type="float" office:value="1871" table:style-name="ce8">
            <text:p>1871</text:p>
          </table:table-cell>
          <table:table-cell office:value-type="float" office:value="71.665000000000006" table:style-name="ce8">
            <text:p>71.665</text:p>
          </table:table-cell>
          <table:table-cell office:value-type="float" office:value="77.861999999999995" table:style-name="ce8">
            <text:p>77.862</text:p>
          </table:table-cell>
          <table:table-cell office:value-type="float" office:value="85.16" table:style-name="ce8">
            <text:p>85.16</text:p>
          </table:table-cell>
          <table:table-cell office:value-type="float" office:value="76.043000000000006" table:style-name="ce8">
            <text:p>76.043</text:p>
          </table:table-cell>
          <table:table-cell office:value-type="float" office:value="83.075000000000003" table:style-name="ce8">
            <text:p>83.075</text:p>
          </table:table-cell>
          <table:table-cell office:value-type="float" office:value="60.378999999999998" table:style-name="ce8">
            <text:p>60.379</text:p>
          </table:table-cell>
          <table:table-cell office:value-type="float" office:value="80.64" table:style-name="ce8">
            <text:p>80.64</text:p>
          </table:table-cell>
          <table:table-cell office:value-type="float" office:value="78.893000000000001" table:style-name="ce8">
            <text:p>78.893</text:p>
          </table:table-cell>
          <table:table-cell office:value-type="float" office:value="35.116" table:style-name="ce8">
            <text:p>35.116</text:p>
          </table:table-cell>
          <table:table-cell office:value-type="float" office:value="59.228000000000002" table:style-name="ce8">
            <text:p>59.228</text:p>
          </table:table-cell>
          <table:table-cell office:value-type="float" office:value="25.834" table:style-name="ce8">
            <text:p>25.834</text:p>
          </table:table-cell>
          <table:table-cell office:value-type="float" office:value="74.245999999999995" table:style-name="ce8">
            <text:p>74.246</text:p>
          </table:table-cell>
          <table:table-cell office:value-type="float" office:value="90.096000000000004" table:style-name="ce8">
            <text:p>90.096</text:p>
          </table:table-cell>
          <table:table-cell office:value-type="float" office:value="82.617999999999995" table:style-name="ce8">
            <text:p>82.618</text:p>
          </table:table-cell>
          <table:table-cell office:value-type="float" office:value="80.311000000000007" table:style-name="ce8">
            <text:p>80.311</text:p>
          </table:table-cell>
          <table:table-cell office:value-type="float" office:value="63.616999999999997" table:style-name="ce8">
            <text:p>63.617</text:p>
          </table:table-cell>
          <table:table-cell office:value-type="float" office:value="72.590999999999994" table:style-name="ce8">
            <text:p>72.591</text:p>
          </table:table-cell>
          <table:table-cell office:value-type="float" office:value="82.566999999999993" table:style-name="ce8">
            <text:p>82.567</text:p>
          </table:table-cell>
          <table:table-cell office:value-type="float" office:value="87.747" table:style-name="ce8">
            <text:p>87.747</text:p>
          </table:table-cell>
          <table:table-cell office:value-type="float" office:value="80.45" table:style-name="ce8">
            <text:p>80.45</text:p>
          </table:table-cell>
          <table:table-cell office:value-type="float" office:value="82.734999999999999" table:style-name="ce8">
            <text:p>82.735</text:p>
          </table:table-cell>
          <table:table-cell office:value-type="float" office:value="81.911000000000001" table:style-name="ce8">
            <text:p>81.911</text:p>
          </table:table-cell>
          <table:table-cell office:value-type="float" office:value="73.176000000000002" table:style-name="ce8">
            <text:p>73.176</text:p>
          </table:table-cell>
          <table:table-cell office:value-type="float" office:value="79.7" table:style-name="ce8">
            <text:p>79.7</text:p>
          </table:table-cell>
          <table:table-cell office:value-type="float" office:value="82.334000000000003" table:style-name="ce8">
            <text:p>82.334</text:p>
          </table:table-cell>
          <table:table-cell office:value-type="float" office:value="74.906000000000006" table:style-name="ce8">
            <text:p>74.906</text:p>
          </table:table-cell>
          <table:table-cell office:value-type="float" office:value="76.272000000000006" table:style-name="ce8">
            <text:p>76.272</text:p>
          </table:table-cell>
          <table:table-cell office:value-type="float" office:value="72.960999999999999" table:style-name="ce8">
            <text:p>72.961</text:p>
          </table:table-cell>
          <table:table-cell office:value-type="float" office:value="55.996000000000002" table:style-name="ce8">
            <text:p>55.996</text:p>
          </table:table-cell>
          <table:table-cell office:value-type="float" office:value="86.930999999999997" table:style-name="ce8">
            <text:p>86.931</text:p>
          </table:table-cell>
          <table:table-cell office:value-type="float" office:value="84.459000000000003" table:style-name="ce8">
            <text:p>84.459</text:p>
          </table:table-cell>
          <table:table-cell office:value-type="float" office:value="77.807000000000002" table:style-name="ce8">
            <text:p>77.807</text:p>
          </table:table-cell>
          <table:table-cell office:value-type="float" office:value="68.128" table:style-name="ce8">
            <text:p>68.128</text:p>
          </table:table-cell>
          <table:table-cell office:value-type="float" office:value="55.960999999999999" table:style-name="ce8">
            <text:p>55.961</text:p>
          </table:table-cell>
          <table:table-cell office:value-type="float" office:value="60.215000000000003" table:style-name="ce8">
            <text:p>60.215</text:p>
          </table:table-cell>
          <table:table-cell office:value-type="float" office:value="57.143000000000001" table:style-name="ce8">
            <text:p>57.143</text:p>
          </table:table-cell>
          <table:table-cell office:value-type="float" office:value="81.715999999999994" table:style-name="ce8">
            <text:p>81.716</text:p>
          </table:table-cell>
          <table:table-cell office:value-type="float" office:value="88.495000000000005" table:style-name="ce8">
            <text:p>88.495</text:p>
          </table:table-cell>
          <table:table-cell office:value-type="float" office:value="75.671000000000006" table:style-name="ce8">
            <text:p>75.671</text:p>
          </table:table-cell>
          <table:table-cell office:value-type="float" office:value="76.808000000000007" table:style-name="ce8">
            <text:p>76.808</text:p>
          </table:table-cell>
          <table:table-cell office:value-type="float" office:value="76.927000000000007" table:style-name="ce8">
            <text:p>76.927</text:p>
          </table:table-cell>
          <table:table-cell office:value-type="float" office:value="82.539000000000001" table:style-name="ce8">
            <text:p>82.539</text:p>
          </table:table-cell>
          <table:table-cell office:value-type="float" office:value="89.552999999999997" table:style-name="ce8">
            <text:p>89.553</text:p>
          </table:table-cell>
          <table:table-cell office:value-type="float" office:value="79.936000000000007" table:style-name="ce8">
            <text:p>79.936</text:p>
          </table:table-cell>
          <table:table-cell office:value-type="float" office:value="69.715000000000003" table:style-name="ce8">
            <text:p>69.715</text:p>
          </table:table-cell>
          <table:table-cell office:value-type="float" office:value="74.691999999999993" table:style-name="ce8">
            <text:p>74.692</text:p>
          </table:table-cell>
          <table:table-cell office:value-type="float" office:value="36.33" table:style-name="ce8">
            <text:p>36.33</text:p>
          </table:table-cell>
          <table:table-cell office:value-type="float" office:value="36.567999999999998" table:style-name="ce8">
            <text:p>36.568</text:p>
          </table:table-cell>
          <table:table-cell office:value-type="float" office:value="32.262999999999998" table:style-name="ce8">
            <text:p>32.263</text:p>
          </table:table-cell>
          <table:table-cell office:value-type="float" office:value="72.936999999999998" table:style-name="ce8">
            <text:p>72.937</text:p>
          </table:table-cell>
          <table:table-cell office:value-type="float" office:value="67.399000000000001" table:style-name="ce8">
            <text:p>67.399</text:p>
          </table:table-cell>
          <table:table-cell office:value-type="float" office:value="59.613" table:style-name="ce8">
            <text:p>59.613</text:p>
          </table:table-cell>
          <table:table-cell office:value-type="float" office:value="61.844000000000001" table:style-name="ce8">
            <text:p>61.844</text:p>
          </table:table-cell>
          <table:table-cell office:value-type="float" office:value="53.051000000000002" table:style-name="ce8">
            <text:p>53.051</text:p>
          </table:table-cell>
          <table:table-cell office:value-type="float" office:value="51.097999999999999" table:style-name="ce8">
            <text:p>51.098</text:p>
          </table:table-cell>
          <table:table-cell office:value-type="float" office:value="71.466999999999999" table:style-name="ce8">
            <text:p>71.467</text:p>
          </table:table-cell>
          <table:table-cell office:value-type="float" office:value="46.17" table:style-name="ce8">
            <text:p>46.17</text:p>
          </table:table-cell>
          <table:table-cell office:value-type="float" office:value="49.33" table:style-name="ce8">
            <text:p>49.33</text:p>
          </table:table-cell>
          <table:table-cell office:value-type="float" office:value="77.933000000000007" table:style-name="ce8">
            <text:p>77.933</text:p>
          </table:table-cell>
          <table:table-cell office:value-type="float" office:value="75.322000000000003" table:style-name="ce8">
            <text:p>75.322</text:p>
          </table:table-cell>
          <table:table-cell office:value-type="float" office:value="61.902000000000001" table:style-name="ce8">
            <text:p>61.902</text:p>
          </table:table-cell>
          <table:table-cell office:value-type="float" office:value="68.826999999999998" table:style-name="ce8">
            <text:p>68.827</text:p>
          </table:table-cell>
          <table:table-cell office:value-type="float" office:value="67.113" table:style-name="ce8">
            <text:p>67.113</text:p>
          </table:table-cell>
          <table:table-cell office:value-type="float" office:value="55.645000000000003" table:style-name="ce8">
            <text:p>55.645</text:p>
          </table:table-cell>
          <table:table-cell office:value-type="float" office:value="41.232999999999997" table:style-name="ce8">
            <text:p>41.233</text:p>
          </table:table-cell>
          <table:table-cell office:value-type="float" office:value="91.965999999999994" table:style-name="ce8">
            <text:p>91.966</text:p>
          </table:table-cell>
          <table:table-cell office:value-type="float" office:value="64.841999999999999" table:style-name="ce8">
            <text:p>64.842</text:p>
          </table:table-cell>
          <table:table-cell office:value-type="float" office:value="69.742000000000004" table:style-name="ce8">
            <text:p>69.742</text:p>
          </table:table-cell>
          <table:table-cell office:value-type="float" office:value="64.986999999999995" table:style-name="ce8">
            <text:p>64.987</text:p>
          </table:table-cell>
          <table:table-cell office:value-type="float" office:value="76.650999999999996" table:style-name="ce8">
            <text:p>76.651</text:p>
          </table:table-cell>
          <table:table-cell office:value-type="float" office:value="62.613999999999997" table:style-name="ce8">
            <text:p>62.614</text:p>
          </table:table-cell>
          <table:table-cell office:value-type="float" office:value="70.745000000000005" table:style-name="ce8">
            <text:p>70.745</text:p>
          </table:table-cell>
          <table:table-cell office:value-type="float" office:value="6.7130000000000001" table:style-name="ce8">
            <text:p>6.713</text:p>
          </table:table-cell>
          <table:table-cell office:value-type="float" office:value="11.708" table:style-name="ce8">
            <text:p>11.708</text:p>
          </table:table-cell>
          <table:table-cell office:value-type="float" office:value="28.946999999999999" table:style-name="ce8">
            <text:p>28.947</text:p>
          </table:table-cell>
          <table:table-cell office:value-type="float" office:value="52.631999999999998" table:style-name="ce8">
            <text:p>52.632</text:p>
          </table:table-cell>
          <table:table-cell office:value-type="float" office:value="81.802999999999997" table:style-name="ce8">
            <text:p>81.803</text:p>
          </table:table-cell>
          <table:table-cell office:value-type="float" office:value="57.52" table:style-name="ce8">
            <text:p>57.52</text:p>
          </table:table-cell>
          <table:table-cell office:value-type="float" office:value="68.504000000000005" table:style-name="ce8">
            <text:p>68.504</text:p>
          </table:table-cell>
          <table:table-cell office:value-type="float" office:value="10.664999999999999" table:style-name="ce8">
            <text:p>10.665</text:p>
          </table:table-cell>
          <table:table-cell office:value-type="float" office:value="18.09" table:style-name="ce8">
            <text:p>18.09</text:p>
          </table:table-cell>
          <table:table-cell office:value-type="float" office:value="14.07" table:style-name="ce8">
            <text:p>14.07</text:p>
          </table:table-cell>
          <table:table-cell office:value-type="float" office:value="14.07" table:style-name="ce8">
            <text:p>14.07</text:p>
          </table:table-cell>
          <table:table-cell office:value-type="float" office:value="47.738999999999997" table:style-name="ce8">
            <text:p>47.739</text:p>
          </table:table-cell>
          <table:table-cell office:value-type="float" office:value="15.577999999999999" table:style-name="ce8">
            <text:p>15.578</text:p>
          </table:table-cell>
          <table:table-cell office:value-type="float" office:value="1.0049999999999999" table:style-name="ce8">
            <text:p>1.005</text:p>
          </table:table-cell>
          <table:table-cell office:value-type="float" office:value="25.126000000000001" table:style-name="ce8">
            <text:p>25.126</text:p>
          </table:table-cell>
          <table:table-cell office:value-type="float" office:value="6.03" table:style-name="ce8">
            <text:p>6.03</text:p>
          </table:table-cell>
          <table:table-cell office:value-type="float" office:value="3.5179999999999998" table:style-name="ce8">
            <text:p>3.518</text:p>
          </table:table-cell>
          <table:table-cell office:value-type="float" office:value="10.050000000000001" table:style-name="ce8">
            <text:p>10.05</text:p>
          </table:table-cell>
          <table:table-cell office:value-type="float" office:value="9.548" table:style-name="ce8">
            <text:p>9.548</text:p>
          </table:table-cell>
          <table:table-cell office:value-type="float" office:value="1.508" table:style-name="ce8">
            <text:p>1.508</text:p>
          </table:table-cell>
          <table:table-cell office:value-type="float" office:value="22.613" table:style-name="ce8">
            <text:p>22.613</text:p>
          </table:table-cell>
          <table:table-cell office:value-type="float" office:value="3.5179999999999998" table:style-name="ce8">
            <text:p>3.518</text:p>
          </table:table-cell>
          <table:table-cell office:value-type="float" office:value="1.508" table:style-name="ce8">
            <text:p>1.508</text:p>
          </table:table-cell>
          <table:table-cell office:value-type="float" office:value="13.568" table:style-name="ce8">
            <text:p>13.568</text:p>
          </table:table-cell>
          <table:table-cell office:value-type="float" office:value="12.563000000000001" table:style-name="ce8">
            <text:p>12.563</text:p>
          </table:table-cell>
          <table:table-cell office:value-type="float" office:value="20.603000000000002" table:style-name="ce8">
            <text:p>20.603</text:p>
          </table:table-cell>
          <table:table-cell office:value-type="float" office:value="12.563000000000001" table:style-name="ce8">
            <text:p>12.563</text:p>
          </table:table-cell>
          <table:table-cell office:value-type="float" office:value="6.03" table:style-name="ce8">
            <text:p>6.03</text:p>
          </table:table-cell>
          <table:table-cell office:value-type="float" office:value="9.8070000000000004" table:style-name="ce8">
            <text:p>9.807</text:p>
          </table:table-cell>
          <table:table-cell office:value-type="string" table:style-name="ce8">
            <text:p>14.917</text:p>
          </table:table-cell>
          <table:table-cell office:value-type="string" table:style-name="ce8">
            <text:p>4.972</text:p>
          </table:table-cell>
          <table:table-cell office:value-type="string" table:style-name="ce8">
            <text:p>26.519</text:p>
          </table:table-cell>
          <table:table-cell office:value-type="string" table:style-name="ce8">
            <text:p>39.227</text:p>
          </table:table-cell>
          <table:table-cell office:value-type="string" table:style-name="ce8">
            <text:p>1.105</text:p>
          </table:table-cell>
          <table:table-cell office:value-type="string" table:style-name="ce8">
            <text:p>45.856</text:p>
          </table:table-cell>
          <table:table-cell office:value-type="string" table:style-name="ce8">
            <text:p>50.829</text:p>
          </table:table-cell>
          <table:table-cell office:value-type="string" table:style-name="ce8">
            <text:p>25.414</text:p>
          </table:table-cell>
          <table:table-cell office:value-type="string" table:style-name="ce8">
            <text:p>50.276</text:p>
          </table:table-cell>
          <table:table-cell office:value-type="string" table:style-name="ce8">
            <text:p>40.884</text:p>
          </table:table-cell>
          <table:table-cell office:value-type="string" table:style-name="ce8">
            <text:p>30.387</text:p>
          </table:table-cell>
          <table:table-cell office:value-type="string" table:style-name="ce8">
            <text:p>7.735</text:p>
          </table:table-cell>
          <table:table-cell office:value-type="string" table:style-name="ce8">
            <text:p>9.945</text:p>
          </table:table-cell>
          <table:table-cell office:value-type="string" table:style-name="ce8">
            <text:p>11.602</text:p>
          </table:table-cell>
          <table:table-cell office:value-type="string" table:style-name="ce8">
            <text:p>16.022</text:p>
          </table:table-cell>
          <table:table-cell office:value-type="string" table:style-name="ce8">
            <text:p>19.337</text:p>
          </table:table-cell>
          <table:table-cell office:value-type="string" table:style-name="ce8">
            <text:p>2.762</text:p>
          </table:table-cell>
          <table:table-cell office:value-type="string" table:style-name="ce8">
            <text:p>42.077</text:p>
          </table:table-cell>
          <table:table-cell office:value-type="string" table:style-name="ce8">
            <text:p>14.754</text:p>
          </table:table-cell>
          <table:table-cell office:value-type="string" table:style-name="ce8">
            <text:p>42.077</text:p>
          </table:table-cell>
          <table:table-cell office:value-type="string" table:style-name="ce8">
            <text:p>33.333</text:p>
          </table:table-cell>
          <table:table-cell office:value-type="string" table:style-name="ce8">
            <text:p>1.639</text:p>
          </table:table-cell>
          <table:table-cell office:value-type="string" table:style-name="ce8">
            <text:p>1.639</text:p>
          </table:table-cell>
          <table:table-cell office:value-type="string" table:style-name="ce8">
            <text:p>0.546</text:p>
          </table:table-cell>
          <table:table-cell office:value-type="string" table:style-name="ce8">
            <text:p>2.186</text:p>
          </table:table-cell>
          <table:table-cell office:value-type="string" table:style-name="ce8">
            <text:p>1.093</text:p>
          </table:table-cell>
          <table:table-cell office:value-type="string" table:style-name="ce8">
            <text:p>0</text:p>
          </table:table-cell>
          <table:table-cell office:value-type="string" table:style-name="ce8">
            <text:p>4.372</text:p>
          </table:table-cell>
          <table:table-cell office:value-type="string" table:style-name="ce8">
            <text:p>6.011</text:p>
          </table:table-cell>
          <table:table-cell office:value-type="string" table:style-name="ce8">
            <text:p>38.462</text:p>
          </table:table-cell>
          <table:table-cell office:value-type="string" table:style-name="ce8">
            <text:p>10.497</text:p>
          </table:table-cell>
          <table:table-cell office:value-type="string" table:style-name="ce8">
            <text:p>37.705</text:p>
          </table:table-cell>
          <table:table-cell office:value-type="string" table:style-name="ce8">
            <text:p>56.284</text:p>
          </table:table-cell>
          <table:table-cell office:value-type="string" table:style-name="ce8">
            <text:p>44.286</text:p>
          </table:table-cell>
          <table:table-cell office:value-type="float" office:value="59.003" table:style-name="ce8">
            <text:p>59.003</text:p>
          </table:table-cell>
          <table:table-cell office:value-type="float" office:value="65.575000000000003" table:style-name="ce8">
            <text:p>65.575</text:p>
          </table:table-cell>
          <table:table-cell office:value-type="float" office:value="57.381" table:style-name="ce8">
            <text:p>57.381</text:p>
          </table:table-cell>
          <table:table-cell office:value-type="float" office:value="43.484999999999999" table:style-name="ce8">
            <text:p>43.485</text:p>
          </table:table-cell>
          <table:table-cell office:value-type="float" office:value="74.13" table:style-name="ce8">
            <text:p>74.13</text:p>
          </table:table-cell>
          <table:table-cell office:value-type="float" office:value="67.631" table:style-name="ce8">
            <text:p>67.631</text:p>
          </table:table-cell>
          <table:table-cell office:value-type="float" office:value="7.3040000000000003" table:style-name="ce8">
            <text:p>7.304</text:p>
          </table:table-cell>
          <table:table-cell office:value-type="float" office:value="73.444000000000003" table:style-name="ce8">
            <text:p>73.444</text:p>
          </table:table-cell>
          <table:table-cell table:number-columns-repeated="16238"/>
        </table:table-row>
        <table:table-row table:style-name="ro6">
          <table:table-cell office:value-type="string" table:style-name="ce3">
            <text:p>J03_all: Ethnicities (full)</text:p>
          </table:table-cell>
          <table:table-cell office:value-type="string" table:style-name="ce3">
            <text:p>Asian: Chinese</text:p>
          </table:table-cell>
          <table:table-cell office:value-type="float" office:value="973" table:style-name="ce8">
            <text:p>973</text:p>
          </table:table-cell>
          <table:table-cell office:value-type="float" office:value="66.897999999999996" table:style-name="ce8">
            <text:p>66.898</text:p>
          </table:table-cell>
          <table:table-cell office:value-type="float" office:value="78.369" table:style-name="ce8">
            <text:p>78.369</text:p>
          </table:table-cell>
          <table:table-cell office:value-type="float" office:value="84.671000000000006" table:style-name="ce8">
            <text:p>84.671</text:p>
          </table:table-cell>
          <table:table-cell office:value-type="float" office:value="77.331999999999994" table:style-name="ce8">
            <text:p>77.332</text:p>
          </table:table-cell>
          <table:table-cell office:value-type="float" office:value="84.275999999999996" table:style-name="ce8">
            <text:p>84.276</text:p>
          </table:table-cell>
          <table:table-cell office:value-type="float" office:value="59.472000000000001" table:style-name="ce8">
            <text:p>59.472</text:p>
          </table:table-cell>
          <table:table-cell office:value-type="float" office:value="82.168999999999997" table:style-name="ce8">
            <text:p>82.169</text:p>
          </table:table-cell>
          <table:table-cell office:value-type="float" office:value="77.061000000000007" table:style-name="ce8">
            <text:p>77.061</text:p>
          </table:table-cell>
          <table:table-cell office:value-type="float" office:value="38.438000000000002" table:style-name="ce8">
            <text:p>38.438</text:p>
          </table:table-cell>
          <table:table-cell office:value-type="float" office:value="60.807000000000002" table:style-name="ce8">
            <text:p>60.807</text:p>
          </table:table-cell>
          <table:table-cell office:value-type="float" office:value="25.687000000000001" table:style-name="ce8">
            <text:p>25.687</text:p>
          </table:table-cell>
          <table:table-cell office:value-type="float" office:value="73.14" table:style-name="ce8">
            <text:p>73.14</text:p>
          </table:table-cell>
          <table:table-cell office:value-type="float" office:value="89.094999999999999" table:style-name="ce8">
            <text:p>89.095</text:p>
          </table:table-cell>
          <table:table-cell office:value-type="float" office:value="80.472999999999999" table:style-name="ce8">
            <text:p>80.473</text:p>
          </table:table-cell>
          <table:table-cell office:value-type="float" office:value="78.703999999999994" table:style-name="ce8">
            <text:p>78.704</text:p>
          </table:table-cell>
          <table:table-cell office:value-type="float" office:value="64.087000000000003" table:style-name="ce8">
            <text:p>64.087</text:p>
          </table:table-cell>
          <table:table-cell office:value-type="float" office:value="79.424000000000007" table:style-name="ce8">
            <text:p>79.424</text:p>
          </table:table-cell>
          <table:table-cell office:value-type="float" office:value="83.23" table:style-name="ce8">
            <text:p>83.23</text:p>
          </table:table-cell>
          <table:table-cell office:value-type="float" office:value="86.111000000000004" table:style-name="ce8">
            <text:p>86.111</text:p>
          </table:table-cell>
          <table:table-cell office:value-type="float" office:value="79.197000000000003" table:style-name="ce8">
            <text:p>79.197</text:p>
          </table:table-cell>
          <table:table-cell office:value-type="float" office:value="84.978999999999999" table:style-name="ce8">
            <text:p>84.979</text:p>
          </table:table-cell>
          <table:table-cell office:value-type="float" office:value="86.763000000000005" table:style-name="ce8">
            <text:p>86.763</text:p>
          </table:table-cell>
          <table:table-cell office:value-type="float" office:value="73.456999999999994" table:style-name="ce8">
            <text:p>73.457</text:p>
          </table:table-cell>
          <table:table-cell office:value-type="float" office:value="79.918000000000006" table:style-name="ce8">
            <text:p>79.918</text:p>
          </table:table-cell>
          <table:table-cell office:value-type="float" office:value="86.406000000000006" table:style-name="ce8">
            <text:p>86.406</text:p>
          </table:table-cell>
          <table:table-cell office:value-type="float" office:value="75.847999999999999" table:style-name="ce8">
            <text:p>75.848</text:p>
          </table:table-cell>
          <table:table-cell office:value-type="float" office:value="78.430999999999997" table:style-name="ce8">
            <text:p>78.431</text:p>
          </table:table-cell>
          <table:table-cell office:value-type="float" office:value="77.754999999999995" table:style-name="ce8">
            <text:p>77.755</text:p>
          </table:table-cell>
          <table:table-cell office:value-type="float" office:value="50.823" table:style-name="ce8">
            <text:p>50.823</text:p>
          </table:table-cell>
          <table:table-cell office:value-type="float" office:value="87.436000000000007" table:style-name="ce8">
            <text:p>87.436</text:p>
          </table:table-cell>
          <table:table-cell office:value-type="float" office:value="85.066999999999993" table:style-name="ce8">
            <text:p>85.067</text:p>
          </table:table-cell>
          <table:table-cell office:value-type="float" office:value="80.349999999999994" table:style-name="ce8">
            <text:p>80.35</text:p>
          </table:table-cell>
          <table:table-cell office:value-type="float" office:value="67.900999999999996" table:style-name="ce8">
            <text:p>67.901</text:p>
          </table:table-cell>
          <table:table-cell office:value-type="float" office:value="58.951000000000001" table:style-name="ce8">
            <text:p>58.951</text:p>
          </table:table-cell>
          <table:table-cell office:value-type="float" office:value="54.368000000000002" table:style-name="ce8">
            <text:p>54.368</text:p>
          </table:table-cell>
          <table:table-cell office:value-type="float" office:value="56.731999999999999" table:style-name="ce8">
            <text:p>56.732</text:p>
          </table:table-cell>
          <table:table-cell office:value-type="float" office:value="82.819000000000003" table:style-name="ce8">
            <text:p>82.819</text:p>
          </table:table-cell>
          <table:table-cell office:value-type="float" office:value="88.066000000000003" table:style-name="ce8">
            <text:p>88.066</text:p>
          </table:table-cell>
          <table:table-cell office:value-type="float" office:value="77.39" table:style-name="ce8">
            <text:p>77.39</text:p>
          </table:table-cell>
          <table:table-cell office:value-type="float" office:value="80.349999999999994" table:style-name="ce8">
            <text:p>80.35</text:p>
          </table:table-cell>
          <table:table-cell office:value-type="float" office:value="70.266999999999996" table:style-name="ce8">
            <text:p>70.267</text:p>
          </table:table-cell>
          <table:table-cell office:value-type="float" office:value="83.418999999999997" table:style-name="ce8">
            <text:p>83.419</text:p>
          </table:table-cell>
          <table:table-cell office:value-type="float" office:value="90.402000000000001" table:style-name="ce8">
            <text:p>90.402</text:p>
          </table:table-cell>
          <table:table-cell office:value-type="float" office:value="71.900999999999996" table:style-name="ce8">
            <text:p>71.901</text:p>
          </table:table-cell>
          <table:table-cell office:value-type="float" office:value="70.619" table:style-name="ce8">
            <text:p>70.619</text:p>
          </table:table-cell>
          <table:table-cell office:value-type="float" office:value="76.337000000000003" table:style-name="ce8">
            <text:p>76.337</text:p>
          </table:table-cell>
          <table:table-cell office:value-type="float" office:value="38.168999999999997" table:style-name="ce8">
            <text:p>38.169</text:p>
          </table:table-cell>
          <table:table-cell office:value-type="float" office:value="44.192999999999998" table:style-name="ce8">
            <text:p>44.193</text:p>
          </table:table-cell>
          <table:table-cell office:value-type="float" office:value="33.024999999999999" table:style-name="ce8">
            <text:p>33.025</text:p>
          </table:table-cell>
          <table:table-cell office:value-type="float" office:value="79.733000000000004" table:style-name="ce8">
            <text:p>79.733</text:p>
          </table:table-cell>
          <table:table-cell office:value-type="float" office:value="73.840999999999994" table:style-name="ce8">
            <text:p>73.841</text:p>
          </table:table-cell>
          <table:table-cell office:value-type="float" office:value="62.963000000000001" table:style-name="ce8">
            <text:p>62.963</text:p>
          </table:table-cell>
          <table:table-cell office:value-type="float" office:value="65.432000000000002" table:style-name="ce8">
            <text:p>65.432</text:p>
          </table:table-cell>
          <table:table-cell office:value-type="float" office:value="50.36" table:style-name="ce8">
            <text:p>50.36</text:p>
          </table:table-cell>
          <table:table-cell office:value-type="float" office:value="43.415999999999997" table:style-name="ce8">
            <text:p>43.416</text:p>
          </table:table-cell>
          <table:table-cell office:value-type="float" office:value="72.634" table:style-name="ce8">
            <text:p>72.634</text:p>
          </table:table-cell>
          <table:table-cell office:value-type="float" office:value="46.186" table:style-name="ce8">
            <text:p>46.186</text:p>
          </table:table-cell>
          <table:table-cell office:value-type="float" office:value="52.728999999999999" table:style-name="ce8">
            <text:p>52.729</text:p>
          </table:table-cell>
          <table:table-cell office:value-type="float" office:value="71.016999999999996" table:style-name="ce8">
            <text:p>71.017</text:p>
          </table:table-cell>
          <table:table-cell office:value-type="float" office:value="70.061999999999998" table:style-name="ce8">
            <text:p>70.062</text:p>
          </table:table-cell>
          <table:table-cell office:value-type="float" office:value="52.371000000000002" table:style-name="ce8">
            <text:p>52.371</text:p>
          </table:table-cell>
          <table:table-cell office:value-type="float" office:value="61.156999999999996" table:style-name="ce8">
            <text:p>61.157</text:p>
          </table:table-cell>
          <table:table-cell office:value-type="float" office:value="60.040999999999997" table:style-name="ce8">
            <text:p>60.041</text:p>
          </table:table-cell>
          <table:table-cell office:value-type="float" office:value="59.835000000000001" table:style-name="ce8">
            <text:p>59.835</text:p>
          </table:table-cell>
          <table:table-cell office:value-type="float" office:value="42.548999999999999" table:style-name="ce8">
            <text:p>42.549</text:p>
          </table:table-cell>
          <table:table-cell office:value-type="float" office:value="91.460999999999999" table:style-name="ce8">
            <text:p>91.461</text:p>
          </table:table-cell>
          <table:table-cell office:value-type="float" office:value="70.34" table:style-name="ce8">
            <text:p>70.34</text:p>
          </table:table-cell>
          <table:table-cell office:value-type="float" office:value="75.438999999999993" table:style-name="ce8">
            <text:p>75.439</text:p>
          </table:table-cell>
          <table:table-cell office:value-type="float" office:value="63.954999999999998" table:style-name="ce8">
            <text:p>63.955</text:p>
          </table:table-cell>
          <table:table-cell office:value-type="float" office:value="81.173000000000002" table:style-name="ce8">
            <text:p>81.173</text:p>
          </table:table-cell>
          <table:table-cell office:value-type="float" office:value="55.51" table:style-name="ce8">
            <text:p>55.51</text:p>
          </table:table-cell>
          <table:table-cell office:value-type="float" office:value="73.813999999999993" table:style-name="ce8">
            <text:p>73.814</text:p>
          </table:table-cell>
          <table:table-cell office:value-type="float" office:value="4.2439999999999998" table:style-name="ce8">
            <text:p>4.244</text:p>
          </table:table-cell>
          <table:table-cell office:value-type="float" office:value="12.94" table:style-name="ce8">
            <text:p>12.94</text:p>
          </table:table-cell>
          <table:table-cell office:value-type="float" office:value="44.305999999999997" table:style-name="ce8">
            <text:p>44.306</text:p>
          </table:table-cell>
          <table:table-cell office:value-type="float" office:value="38.509" table:style-name="ce8">
            <text:p>38.509</text:p>
          </table:table-cell>
          <table:table-cell office:value-type="float" office:value="80.042000000000002" table:style-name="ce8">
            <text:p>80.042</text:p>
          </table:table-cell>
          <table:table-cell office:value-type="float" office:value="50.468000000000004" table:style-name="ce8">
            <text:p>50.468</text:p>
          </table:table-cell>
          <table:table-cell office:value-type="float" office:value="70.552000000000007" table:style-name="ce8">
            <text:p>70.552</text:p>
          </table:table-cell>
          <table:table-cell office:value-type="float" office:value="8.7449999999999992" table:style-name="ce8">
            <text:p>8.745</text:p>
          </table:table-cell>
          <table:table-cell office:value-type="float" office:value="20" table:style-name="ce8">
            <text:p>20</text:p>
          </table:table-cell>
          <table:table-cell office:value-type="float" office:value="4.7060000000000004" table:style-name="ce8">
            <text:p>4.706</text:p>
          </table:table-cell>
          <table:table-cell office:value-type="float" office:value="7.0590000000000002" table:style-name="ce8">
            <text:p>7.059</text:p>
          </table:table-cell>
          <table:table-cell office:value-type="float" office:value="43.529000000000003" table:style-name="ce8">
            <text:p>43.529</text:p>
          </table:table-cell>
          <table:table-cell office:value-type="float" office:value="14.118" table:style-name="ce8">
            <text:p>14.118</text:p>
          </table:table-cell>
          <table:table-cell office:value-type="float" office:value="1.1759999999999999" table:style-name="ce8">
            <text:p>1.176</text:p>
          </table:table-cell>
          <table:table-cell office:value-type="float" office:value="42.353000000000002" table:style-name="ce8">
            <text:p>42.353</text:p>
          </table:table-cell>
          <table:table-cell office:value-type="float" office:value="11.765000000000001" table:style-name="ce8">
            <text:p>11.765</text:p>
          </table:table-cell>
          <table:table-cell office:value-type="float" office:value="1.1759999999999999" table:style-name="ce8">
            <text:p>1.176</text:p>
          </table:table-cell>
          <table:table-cell office:value-type="float" office:value="3.5289999999999999" table:style-name="ce8">
            <text:p>3.529</text:p>
          </table:table-cell>
          <table:table-cell office:value-type="float" office:value="9.4120000000000008" table:style-name="ce8">
            <text:p>9.412</text:p>
          </table:table-cell>
          <table:table-cell office:value-type="float" office:value="1.1759999999999999" table:style-name="ce8">
            <text:p>1.176</text:p>
          </table:table-cell>
          <table:table-cell office:value-type="float" office:value="2.3530000000000002" table:style-name="ce8">
            <text:p>2.353</text:p>
          </table:table-cell>
          <table:table-cell office:value-type="float" office:value="1.1759999999999999" table:style-name="ce8">
            <text:p>1.176</text:p>
          </table:table-cell>
          <table:table-cell office:value-type="float" office:value="0" table:style-name="ce8">
            <text:p>0</text:p>
          </table:table-cell>
          <table:table-cell office:value-type="float" office:value="12.941000000000001" table:style-name="ce8">
            <text:p>12.941</text:p>
          </table:table-cell>
          <table:table-cell office:value-type="float" office:value="7.0590000000000002" table:style-name="ce8">
            <text:p>7.059</text:p>
          </table:table-cell>
          <table:table-cell office:value-type="float" office:value="17.646999999999998" table:style-name="ce8">
            <text:p>17.647</text:p>
          </table:table-cell>
          <table:table-cell office:value-type="float" office:value="16.471" table:style-name="ce8">
            <text:p>16.471</text:p>
          </table:table-cell>
          <table:table-cell office:value-type="float" office:value="5.8819999999999997" table:style-name="ce8">
            <text:p>5.882</text:p>
          </table:table-cell>
          <table:table-cell office:value-type="float" office:value="8.0250000000000004" table:style-name="ce8">
            <text:p>8.025</text:p>
          </table:table-cell>
          <table:table-cell office:value-type="string" table:style-name="ce8">
            <text:p>10.256</text:p>
          </table:table-cell>
          <table:table-cell office:value-type="string" table:style-name="ce8">
            <text:p>6.41</text:p>
          </table:table-cell>
          <table:table-cell office:value-type="string" table:style-name="ce8">
            <text:p>23.077</text:p>
          </table:table-cell>
          <table:table-cell office:value-type="string" table:style-name="ce8">
            <text:p>38.462</text:p>
          </table:table-cell>
          <table:table-cell office:value-type="string" table:style-name="ce8">
            <text:p>0</text:p>
          </table:table-cell>
          <table:table-cell office:value-type="string" table:style-name="ce8">
            <text:p>32.051</text:p>
          </table:table-cell>
          <table:table-cell office:value-type="string" table:style-name="ce8">
            <text:p>37.179</text:p>
          </table:table-cell>
          <table:table-cell office:value-type="string" table:style-name="ce8">
            <text:p>21.795</text:p>
          </table:table-cell>
          <table:table-cell office:value-type="string" table:style-name="ce8">
            <text:p>39.744</text:p>
          </table:table-cell>
          <table:table-cell office:value-type="string" table:style-name="ce8">
            <text:p>35.897</text:p>
          </table:table-cell>
          <table:table-cell office:value-type="string" table:style-name="ce8">
            <text:p>29.487</text:p>
          </table:table-cell>
          <table:table-cell office:value-type="string" table:style-name="ce8">
            <text:p>2.564</text:p>
          </table:table-cell>
          <table:table-cell office:value-type="string" table:style-name="ce8">
            <text:p>1.282</text:p>
          </table:table-cell>
          <table:table-cell office:value-type="string" table:style-name="ce8">
            <text:p>5.128</text:p>
          </table:table-cell>
          <table:table-cell office:value-type="string" table:style-name="ce8">
            <text:p>5.128</text:p>
          </table:table-cell>
          <table:table-cell office:value-type="string" table:style-name="ce8">
            <text:p>19.231</text:p>
          </table:table-cell>
          <table:table-cell office:value-type="string" table:style-name="ce8">
            <text:p>0</text:p>
          </table:table-cell>
          <table:table-cell office:value-type="string" table:style-name="ce8">
            <text:p>45.455</text:p>
          </table:table-cell>
          <table:table-cell office:value-type="string" table:style-name="ce8">
            <text:p>12.987</text:p>
          </table:table-cell>
          <table:table-cell office:value-type="string" table:style-name="ce8">
            <text:p>28.571</text:p>
          </table:table-cell>
          <table:table-cell office:value-type="string" table:style-name="ce8">
            <text:p>19.481</text:p>
          </table:table-cell>
          <table:table-cell office:value-type="string" table:style-name="ce8">
            <text:p>3.896</text:p>
          </table:table-cell>
          <table:table-cell office:value-type="string" table:style-name="ce8">
            <text:p>5.195</text:p>
          </table:table-cell>
          <table:table-cell office:value-type="string" table:style-name="ce8">
            <text:p>2.597</text:p>
          </table:table-cell>
          <table:table-cell office:value-type="string" table:style-name="ce8">
            <text:p>1.299</text:p>
          </table:table-cell>
          <table:table-cell office:value-type="string" table:style-name="ce8">
            <text:p>3.896</text:p>
          </table:table-cell>
          <table:table-cell office:value-type="string" table:style-name="ce8">
            <text:p>1.299</text:p>
          </table:table-cell>
          <table:table-cell office:value-type="string" table:style-name="ce8">
            <text:p>1.299</text:p>
          </table:table-cell>
          <table:table-cell office:value-type="string" table:style-name="ce8">
            <text:p>11.688</text:p>
          </table:table-cell>
          <table:table-cell office:value-type="string" table:style-name="ce8">
            <text:p>38.462</text:p>
          </table:table-cell>
          <table:table-cell office:value-type="string" table:style-name="ce8">
            <text:p>25.641</text:p>
          </table:table-cell>
          <table:table-cell office:value-type="string" table:style-name="ce8">
            <text:p>39.744</text:p>
          </table:table-cell>
          <table:table-cell office:value-type="string" table:style-name="ce8">
            <text:p>44.872</text:p>
          </table:table-cell>
          <table:table-cell office:value-type="string" table:style-name="ce8">
            <text:p>30</text:p>
          </table:table-cell>
          <table:table-cell office:value-type="float" office:value="65.119" table:style-name="ce8">
            <text:p>65.119</text:p>
          </table:table-cell>
          <table:table-cell office:value-type="float" office:value="70.114000000000004" table:style-name="ce8">
            <text:p>70.114</text:p>
          </table:table-cell>
          <table:table-cell office:value-type="float" office:value="62.759" table:style-name="ce8">
            <text:p>62.759</text:p>
          </table:table-cell>
          <table:table-cell office:value-type="float" office:value="43.447000000000003" table:style-name="ce8">
            <text:p>43.447</text:p>
          </table:table-cell>
          <table:table-cell office:value-type="float" office:value="77.503" table:style-name="ce8">
            <text:p>77.503</text:p>
          </table:table-cell>
          <table:table-cell office:value-type="float" office:value="74.302999999999997" table:style-name="ce8">
            <text:p>74.303</text:p>
          </table:table-cell>
          <table:table-cell office:value-type="float" office:value="5.5730000000000004" table:style-name="ce8">
            <text:p>5.573</text:p>
          </table:table-cell>
          <table:table-cell office:value-type="float" office:value="74.486000000000004" table:style-name="ce8">
            <text:p>74.486</text:p>
          </table:table-cell>
          <table:table-cell table:number-columns-repeated="16238"/>
        </table:table-row>
        <table:table-row table:style-name="ro6">
          <table:table-cell office:value-type="string" table:style-name="ce3">
            <text:p>J03_all: Ethnicities (full)</text:p>
          </table:table-cell>
          <table:table-cell office:value-type="string" table:style-name="ce3">
            <text:p>Asian: Indian</text:p>
          </table:table-cell>
          <table:table-cell office:value-type="float" office:value="8451" table:style-name="ce8">
            <text:p>8451</text:p>
          </table:table-cell>
          <table:table-cell office:value-type="float" office:value="69.272999999999996" table:style-name="ce8">
            <text:p>69.273</text:p>
          </table:table-cell>
          <table:table-cell office:value-type="float" office:value="78.846000000000004" table:style-name="ce8">
            <text:p>78.846</text:p>
          </table:table-cell>
          <table:table-cell office:value-type="float" office:value="85.664000000000001" table:style-name="ce8">
            <text:p>85.664</text:p>
          </table:table-cell>
          <table:table-cell office:value-type="float" office:value="73.956000000000003" table:style-name="ce8">
            <text:p>73.956</text:p>
          </table:table-cell>
          <table:table-cell office:value-type="float" office:value="82.674000000000007" table:style-name="ce8">
            <text:p>82.674</text:p>
          </table:table-cell>
          <table:table-cell office:value-type="float" office:value="61.377000000000002" table:style-name="ce8">
            <text:p>61.377</text:p>
          </table:table-cell>
          <table:table-cell office:value-type="float" office:value="78.799000000000007" table:style-name="ce8">
            <text:p>78.799</text:p>
          </table:table-cell>
          <table:table-cell office:value-type="float" office:value="77.539000000000001" table:style-name="ce8">
            <text:p>77.539</text:p>
          </table:table-cell>
          <table:table-cell office:value-type="float" office:value="32.136000000000003" table:style-name="ce8">
            <text:p>32.136</text:p>
          </table:table-cell>
          <table:table-cell office:value-type="float" office:value="57.098999999999997" table:style-name="ce8">
            <text:p>57.099</text:p>
          </table:table-cell>
          <table:table-cell office:value-type="float" office:value="27.007999999999999" table:style-name="ce8">
            <text:p>27.008</text:p>
          </table:table-cell>
          <table:table-cell office:value-type="float" office:value="74.468000000000004" table:style-name="ce8">
            <text:p>74.468</text:p>
          </table:table-cell>
          <table:table-cell office:value-type="float" office:value="91.263000000000005" table:style-name="ce8">
            <text:p>91.263</text:p>
          </table:table-cell>
          <table:table-cell office:value-type="float" office:value="84.391000000000005" table:style-name="ce8">
            <text:p>84.391</text:p>
          </table:table-cell>
          <table:table-cell office:value-type="float" office:value="82.167000000000002" table:style-name="ce8">
            <text:p>82.167</text:p>
          </table:table-cell>
          <table:table-cell office:value-type="float" office:value="63.386000000000003" table:style-name="ce8">
            <text:p>63.386</text:p>
          </table:table-cell>
          <table:table-cell office:value-type="float" office:value="72.915000000000006" table:style-name="ce8">
            <text:p>72.915</text:p>
          </table:table-cell>
          <table:table-cell office:value-type="float" office:value="83.828999999999994" table:style-name="ce8">
            <text:p>83.829</text:p>
          </table:table-cell>
          <table:table-cell office:value-type="float" office:value="87.518000000000001" table:style-name="ce8">
            <text:p>87.518</text:p>
          </table:table-cell>
          <table:table-cell office:value-type="float" office:value="76.983000000000004" table:style-name="ce8">
            <text:p>76.983</text:p>
          </table:table-cell>
          <table:table-cell office:value-type="float" office:value="83.302000000000007" table:style-name="ce8">
            <text:p>83.302</text:p>
          </table:table-cell>
          <table:table-cell office:value-type="float" office:value="82.058000000000007" table:style-name="ce8">
            <text:p>82.058</text:p>
          </table:table-cell>
          <table:table-cell office:value-type="float" office:value="72.021000000000001" table:style-name="ce8">
            <text:p>72.021</text:p>
          </table:table-cell>
          <table:table-cell office:value-type="float" office:value="78.323999999999998" table:style-name="ce8">
            <text:p>78.324</text:p>
          </table:table-cell>
          <table:table-cell office:value-type="float" office:value="81.471000000000004" table:style-name="ce8">
            <text:p>81.471</text:p>
          </table:table-cell>
          <table:table-cell office:value-type="float" office:value="72.838999999999999" table:style-name="ce8">
            <text:p>72.839</text:p>
          </table:table-cell>
          <table:table-cell office:value-type="float" office:value="73.81" table:style-name="ce8">
            <text:p>73.81</text:p>
          </table:table-cell>
          <table:table-cell office:value-type="float" office:value="70.099000000000004" table:style-name="ce8">
            <text:p>70.099</text:p>
          </table:table-cell>
          <table:table-cell office:value-type="float" office:value="48.509" table:style-name="ce8">
            <text:p>48.509</text:p>
          </table:table-cell>
          <table:table-cell office:value-type="float" office:value="86.18" table:style-name="ce8">
            <text:p>86.18</text:p>
          </table:table-cell>
          <table:table-cell office:value-type="float" office:value="84.162000000000006" table:style-name="ce8">
            <text:p>84.162</text:p>
          </table:table-cell>
          <table:table-cell office:value-type="float" office:value="77.703000000000003" table:style-name="ce8">
            <text:p>77.703</text:p>
          </table:table-cell>
          <table:table-cell office:value-type="float" office:value="70.662000000000006" table:style-name="ce8">
            <text:p>70.662</text:p>
          </table:table-cell>
          <table:table-cell office:value-type="float" office:value="59.015000000000001" table:style-name="ce8">
            <text:p>59.015</text:p>
          </table:table-cell>
          <table:table-cell office:value-type="float" office:value="59.905000000000001" table:style-name="ce8">
            <text:p>59.905</text:p>
          </table:table-cell>
          <table:table-cell office:value-type="float" office:value="55.716000000000001" table:style-name="ce8">
            <text:p>55.716</text:p>
          </table:table-cell>
          <table:table-cell office:value-type="float" office:value="79.91" table:style-name="ce8">
            <text:p>79.91</text:p>
          </table:table-cell>
          <table:table-cell office:value-type="float" office:value="86.396000000000001" table:style-name="ce8">
            <text:p>86.396</text:p>
          </table:table-cell>
          <table:table-cell office:value-type="float" office:value="74.045000000000002" table:style-name="ce8">
            <text:p>74.045</text:p>
          </table:table-cell>
          <table:table-cell office:value-type="float" office:value="74.793000000000006" table:style-name="ce8">
            <text:p>74.793</text:p>
          </table:table-cell>
          <table:table-cell office:value-type="float" office:value="75.692999999999998" table:style-name="ce8">
            <text:p>75.693</text:p>
          </table:table-cell>
          <table:table-cell office:value-type="float" office:value="81.355000000000004" table:style-name="ce8">
            <text:p>81.355</text:p>
          </table:table-cell>
          <table:table-cell office:value-type="float" office:value="87.793999999999997" table:style-name="ce8">
            <text:p>87.794</text:p>
          </table:table-cell>
          <table:table-cell office:value-type="float" office:value="78.715999999999994" table:style-name="ce8">
            <text:p>78.716</text:p>
          </table:table-cell>
          <table:table-cell office:value-type="float" office:value="68.536000000000001" table:style-name="ce8">
            <text:p>68.536</text:p>
          </table:table-cell>
          <table:table-cell office:value-type="float" office:value="73.027000000000001" table:style-name="ce8">
            <text:p>73.027</text:p>
          </table:table-cell>
          <table:table-cell office:value-type="float" office:value="31.998000000000001" table:style-name="ce8">
            <text:p>31.998</text:p>
          </table:table-cell>
          <table:table-cell office:value-type="float" office:value="35.779000000000003" table:style-name="ce8">
            <text:p>35.779</text:p>
          </table:table-cell>
          <table:table-cell office:value-type="float" office:value="28.477" table:style-name="ce8">
            <text:p>28.477</text:p>
          </table:table-cell>
          <table:table-cell office:value-type="float" office:value="71.63" table:style-name="ce8">
            <text:p>71.63</text:p>
          </table:table-cell>
          <table:table-cell office:value-type="float" office:value="64.215999999999994" table:style-name="ce8">
            <text:p>64.216</text:p>
          </table:table-cell>
          <table:table-cell office:value-type="float" office:value="58.353999999999999" table:style-name="ce8">
            <text:p>58.354</text:p>
          </table:table-cell>
          <table:table-cell office:value-type="float" office:value="59.779000000000003" table:style-name="ce8">
            <text:p>59.779</text:p>
          </table:table-cell>
          <table:table-cell office:value-type="float" office:value="49.323" table:style-name="ce8">
            <text:p>49.323</text:p>
          </table:table-cell>
          <table:table-cell office:value-type="float" office:value="45.558" table:style-name="ce8">
            <text:p>45.558</text:p>
          </table:table-cell>
          <table:table-cell office:value-type="float" office:value="71.025999999999996" table:style-name="ce8">
            <text:p>71.026</text:p>
          </table:table-cell>
          <table:table-cell office:value-type="float" office:value="45.362000000000002" table:style-name="ce8">
            <text:p>45.362</text:p>
          </table:table-cell>
          <table:table-cell office:value-type="float" office:value="48.386000000000003" table:style-name="ce8">
            <text:p>48.386</text:p>
          </table:table-cell>
          <table:table-cell office:value-type="float" office:value="74.787000000000006" table:style-name="ce8">
            <text:p>74.787</text:p>
          </table:table-cell>
          <table:table-cell office:value-type="float" office:value="70.980999999999995" table:style-name="ce8">
            <text:p>70.981</text:p>
          </table:table-cell>
          <table:table-cell office:value-type="float" office:value="61.548999999999999" table:style-name="ce8">
            <text:p>61.549</text:p>
          </table:table-cell>
          <table:table-cell office:value-type="float" office:value="65.846999999999994" table:style-name="ce8">
            <text:p>65.847</text:p>
          </table:table-cell>
          <table:table-cell office:value-type="float" office:value="61.942999999999998" table:style-name="ce8">
            <text:p>61.943</text:p>
          </table:table-cell>
          <table:table-cell office:value-type="float" office:value="54.045999999999999" table:style-name="ce8">
            <text:p>54.046</text:p>
          </table:table-cell>
          <table:table-cell office:value-type="float" office:value="43.216999999999999" table:style-name="ce8">
            <text:p>43.217</text:p>
          </table:table-cell>
          <table:table-cell office:value-type="float" office:value="90.974000000000004" table:style-name="ce8">
            <text:p>90.974</text:p>
          </table:table-cell>
          <table:table-cell office:value-type="float" office:value="66.659000000000006" table:style-name="ce8">
            <text:p>66.659</text:p>
          </table:table-cell>
          <table:table-cell office:value-type="float" office:value="68.522000000000006" table:style-name="ce8">
            <text:p>68.522</text:p>
          </table:table-cell>
          <table:table-cell office:value-type="float" office:value="62.912999999999997" table:style-name="ce8">
            <text:p>62.913</text:p>
          </table:table-cell>
          <table:table-cell office:value-type="float" office:value="75.308999999999997" table:style-name="ce8">
            <text:p>75.309</text:p>
          </table:table-cell>
          <table:table-cell office:value-type="float" office:value="65.058999999999997" table:style-name="ce8">
            <text:p>65.059</text:p>
          </table:table-cell>
          <table:table-cell office:value-type="float" office:value="70.114999999999995" table:style-name="ce8">
            <text:p>70.115</text:p>
          </table:table-cell>
          <table:table-cell office:value-type="float" office:value="5.2069999999999999" table:style-name="ce8">
            <text:p>5.207</text:p>
          </table:table-cell>
          <table:table-cell office:value-type="float" office:value="10.225" table:style-name="ce8">
            <text:p>10.225</text:p>
          </table:table-cell>
          <table:table-cell office:value-type="float" office:value="27.606999999999999" table:style-name="ce8">
            <text:p>27.607</text:p>
          </table:table-cell>
          <table:table-cell office:value-type="float" office:value="56.960999999999999" table:style-name="ce8">
            <text:p>56.961</text:p>
          </table:table-cell>
          <table:table-cell office:value-type="float" office:value="85.123000000000005" table:style-name="ce8">
            <text:p>85.123</text:p>
          </table:table-cell>
          <table:table-cell office:value-type="float" office:value="62.975000000000001" table:style-name="ce8">
            <text:p>62.975</text:p>
          </table:table-cell>
          <table:table-cell office:value-type="float" office:value="68.453000000000003" table:style-name="ce8">
            <text:p>68.453</text:p>
          </table:table-cell>
          <table:table-cell office:value-type="float" office:value="11.811" table:style-name="ce8">
            <text:p>11.811</text:p>
          </table:table-cell>
          <table:table-cell office:value-type="float" office:value="13.869" table:style-name="ce8">
            <text:p>13.869</text:p>
          </table:table-cell>
          <table:table-cell office:value-type="float" office:value="14.975" table:style-name="ce8">
            <text:p>14.975</text:p>
          </table:table-cell>
          <table:table-cell office:value-type="float" office:value="11.256" table:style-name="ce8">
            <text:p>11.256</text:p>
          </table:table-cell>
          <table:table-cell office:value-type="float" office:value="42.914999999999999" table:style-name="ce8">
            <text:p>42.915</text:p>
          </table:table-cell>
          <table:table-cell office:value-type="float" office:value="12.462" table:style-name="ce8">
            <text:p>12.462</text:p>
          </table:table-cell>
          <table:table-cell office:value-type="float" office:value="0" table:style-name="ce8">
            <text:p>0</text:p>
          </table:table-cell>
          <table:table-cell office:value-type="float" office:value="31.256" table:style-name="ce8">
            <text:p>31.256</text:p>
          </table:table-cell>
          <table:table-cell office:value-type="float" office:value="6.4320000000000004" table:style-name="ce8">
            <text:p>6.432</text:p>
          </table:table-cell>
          <table:table-cell office:value-type="float" office:value="1.508" table:style-name="ce8">
            <text:p>1.508</text:p>
          </table:table-cell>
          <table:table-cell office:value-type="float" office:value="9.7490000000000006" table:style-name="ce8">
            <text:p>9.749</text:p>
          </table:table-cell>
          <table:table-cell office:value-type="float" office:value="9.0449999999999999" table:style-name="ce8">
            <text:p>9.045</text:p>
          </table:table-cell>
          <table:table-cell office:value-type="float" office:value="1.1060000000000001" table:style-name="ce8">
            <text:p>1.106</text:p>
          </table:table-cell>
          <table:table-cell office:value-type="float" office:value="9.1460000000000008" table:style-name="ce8">
            <text:p>9.146</text:p>
          </table:table-cell>
          <table:table-cell office:value-type="float" office:value="1.7090000000000001" table:style-name="ce8">
            <text:p>1.709</text:p>
          </table:table-cell>
          <table:table-cell office:value-type="float" office:value="0.70399999999999996" table:style-name="ce8">
            <text:p>0.704</text:p>
          </table:table-cell>
          <table:table-cell office:value-type="float" office:value="5.93" table:style-name="ce8">
            <text:p>5.93</text:p>
          </table:table-cell>
          <table:table-cell office:value-type="float" office:value="14.673" table:style-name="ce8">
            <text:p>14.673</text:p>
          </table:table-cell>
          <table:table-cell office:value-type="float" office:value="17.687999999999999" table:style-name="ce8">
            <text:p>17.688</text:p>
          </table:table-cell>
          <table:table-cell office:value-type="float" office:value="17.486999999999998" table:style-name="ce8">
            <text:p>17.487</text:p>
          </table:table-cell>
          <table:table-cell office:value-type="float" office:value="8.141" table:style-name="ce8">
            <text:p>8.141</text:p>
          </table:table-cell>
          <table:table-cell office:value-type="float" office:value="9.2289999999999992" table:style-name="ce8">
            <text:p>9.229</text:p>
          </table:table-cell>
          <table:table-cell office:value-type="string" table:style-name="ce8">
            <text:p>11.712</text:p>
          </table:table-cell>
          <table:table-cell office:value-type="string" table:style-name="ce8">
            <text:p>3.861</text:p>
          </table:table-cell>
          <table:table-cell office:value-type="string" table:style-name="ce8">
            <text:p>28.571</text:p>
          </table:table-cell>
          <table:table-cell office:value-type="string" table:style-name="ce8">
            <text:p>41.441</text:p>
          </table:table-cell>
          <table:table-cell office:value-type="string" table:style-name="ce8">
            <text:p>0.644</text:p>
          </table:table-cell>
          <table:table-cell office:value-type="string" table:style-name="ce8">
            <text:p>40.541</text:p>
          </table:table-cell>
          <table:table-cell office:value-type="string" table:style-name="ce8">
            <text:p>48.134</text:p>
          </table:table-cell>
          <table:table-cell office:value-type="string" table:style-name="ce8">
            <text:p>24.839</text:p>
          </table:table-cell>
          <table:table-cell office:value-type="string" table:style-name="ce8">
            <text:p>47.748</text:p>
          </table:table-cell>
          <table:table-cell office:value-type="string" table:style-name="ce8">
            <text:p>38.867</text:p>
          </table:table-cell>
          <table:table-cell office:value-type="string" table:style-name="ce8">
            <text:p>30.888</text:p>
          </table:table-cell>
          <table:table-cell office:value-type="string" table:style-name="ce8">
            <text:p>4.762</text:p>
          </table:table-cell>
          <table:table-cell office:value-type="string" table:style-name="ce8">
            <text:p>8.366</text:p>
          </table:table-cell>
          <table:table-cell office:value-type="string" table:style-name="ce8">
            <text:p>9.781</text:p>
          </table:table-cell>
          <table:table-cell office:value-type="string" table:style-name="ce8">
            <text:p>11.326</text:p>
          </table:table-cell>
          <table:table-cell office:value-type="string" table:style-name="ce8">
            <text:p>16.602</text:p>
          </table:table-cell>
          <table:table-cell office:value-type="string" table:style-name="ce8">
            <text:p>2.574</text:p>
          </table:table-cell>
          <table:table-cell office:value-type="string" table:style-name="ce8">
            <text:p>42.358</text:p>
          </table:table-cell>
          <table:table-cell office:value-type="string" table:style-name="ce8">
            <text:p>8.42</text:p>
          </table:table-cell>
          <table:table-cell office:value-type="string" table:style-name="ce8">
            <text:p>40.026</text:p>
          </table:table-cell>
          <table:table-cell office:value-type="string" table:style-name="ce8">
            <text:p>27.461</text:p>
          </table:table-cell>
          <table:table-cell office:value-type="string" table:style-name="ce8">
            <text:p>4.534</text:p>
          </table:table-cell>
          <table:table-cell office:value-type="string" table:style-name="ce8">
            <text:p>1.295</text:p>
          </table:table-cell>
          <table:table-cell office:value-type="string" table:style-name="ce8">
            <text:p>0.777</text:p>
          </table:table-cell>
          <table:table-cell office:value-type="string" table:style-name="ce8">
            <text:p>1.813</text:p>
          </table:table-cell>
          <table:table-cell office:value-type="string" table:style-name="ce8">
            <text:p>1.425</text:p>
          </table:table-cell>
          <table:table-cell office:value-type="string" table:style-name="ce8">
            <text:p>1.943</text:p>
          </table:table-cell>
          <table:table-cell office:value-type="string" table:style-name="ce8">
            <text:p>2.979</text:p>
          </table:table-cell>
          <table:table-cell office:value-type="string" table:style-name="ce8">
            <text:p>9.326</text:p>
          </table:table-cell>
          <table:table-cell office:value-type="string" table:style-name="ce8">
            <text:p>46.976</text:p>
          </table:table-cell>
          <table:table-cell office:value-type="string" table:style-name="ce8">
            <text:p>14.545</text:p>
          </table:table-cell>
          <table:table-cell office:value-type="string" table:style-name="ce8">
            <text:p>39.254</text:p>
          </table:table-cell>
          <table:table-cell office:value-type="string" table:style-name="ce8">
            <text:p>59.254</text:p>
          </table:table-cell>
          <table:table-cell office:value-type="string" table:style-name="ce8">
            <text:p>44.384</text:p>
          </table:table-cell>
          <table:table-cell office:value-type="float" office:value="60.728000000000002" table:style-name="ce8">
            <text:p>60.728</text:p>
          </table:table-cell>
          <table:table-cell office:value-type="float" office:value="68.736000000000004" table:style-name="ce8">
            <text:p>68.736</text:p>
          </table:table-cell>
          <table:table-cell office:value-type="float" office:value="60.594000000000001" table:style-name="ce8">
            <text:p>60.594</text:p>
          </table:table-cell>
          <table:table-cell office:value-type="float" office:value="41.667000000000002" table:style-name="ce8">
            <text:p>41.667</text:p>
          </table:table-cell>
          <table:table-cell office:value-type="float" office:value="75.653000000000006" table:style-name="ce8">
            <text:p>75.653</text:p>
          </table:table-cell>
          <table:table-cell office:value-type="float" office:value="70.52" table:style-name="ce8">
            <text:p>70.52</text:p>
          </table:table-cell>
          <table:table-cell office:value-type="float" office:value="5.851" table:style-name="ce8">
            <text:p>5.851</text:p>
          </table:table-cell>
          <table:table-cell office:value-type="float" office:value="73.081000000000003" table:style-name="ce8">
            <text:p>73.081</text:p>
          </table:table-cell>
          <table:table-cell table:number-columns-repeated="16238"/>
        </table:table-row>
        <table:table-row table:style-name="ro6">
          <table:table-cell office:value-type="string" table:style-name="ce3">
            <text:p>J03_all: Ethnicities (full)</text:p>
          </table:table-cell>
          <table:table-cell office:value-type="string" table:style-name="ce3">
            <text:p>Asian: Pakistani</text:p>
          </table:table-cell>
          <table:table-cell office:value-type="float" office:value="3765" table:style-name="ce8">
            <text:p>3765</text:p>
          </table:table-cell>
          <table:table-cell office:value-type="float" office:value="70.114000000000004" table:style-name="ce8">
            <text:p>70.114</text:p>
          </table:table-cell>
          <table:table-cell office:value-type="float" office:value="75.980999999999995" table:style-name="ce8">
            <text:p>75.981</text:p>
          </table:table-cell>
          <table:table-cell office:value-type="float" office:value="85.081999999999994" table:style-name="ce8">
            <text:p>85.082</text:p>
          </table:table-cell>
          <table:table-cell office:value-type="float" office:value="74.724999999999994" table:style-name="ce8">
            <text:p>74.725</text:p>
          </table:table-cell>
          <table:table-cell office:value-type="float" office:value="82.394000000000005" table:style-name="ce8">
            <text:p>82.394</text:p>
          </table:table-cell>
          <table:table-cell office:value-type="float" office:value="60.005000000000003" table:style-name="ce8">
            <text:p>60.005</text:p>
          </table:table-cell>
          <table:table-cell office:value-type="float" office:value="78.632000000000005" table:style-name="ce8">
            <text:p>78.632</text:p>
          </table:table-cell>
          <table:table-cell office:value-type="float" office:value="78.363" table:style-name="ce8">
            <text:p>78.363</text:p>
          </table:table-cell>
          <table:table-cell office:value-type="float" office:value="32.664999999999999" table:style-name="ce8">
            <text:p>32.665</text:p>
          </table:table-cell>
          <table:table-cell office:value-type="float" office:value="57.006999999999998" table:style-name="ce8">
            <text:p>57.007</text:p>
          </table:table-cell>
          <table:table-cell office:value-type="float" office:value="27.411000000000001" table:style-name="ce8">
            <text:p>27.411</text:p>
          </table:table-cell>
          <table:table-cell office:value-type="float" office:value="74.28" table:style-name="ce8">
            <text:p>74.28</text:p>
          </table:table-cell>
          <table:table-cell office:value-type="float" office:value="90.13" table:style-name="ce8">
            <text:p>90.13</text:p>
          </table:table-cell>
          <table:table-cell office:value-type="float" office:value="82.313999999999993" table:style-name="ce8">
            <text:p>82.314</text:p>
          </table:table-cell>
          <table:table-cell office:value-type="float" office:value="81.174999999999997" table:style-name="ce8">
            <text:p>81.175</text:p>
          </table:table-cell>
          <table:table-cell office:value-type="float" office:value="58.774999999999999" table:style-name="ce8">
            <text:p>58.775</text:p>
          </table:table-cell>
          <table:table-cell office:value-type="float" office:value="67.305999999999997" table:style-name="ce8">
            <text:p>67.306</text:p>
          </table:table-cell>
          <table:table-cell office:value-type="float" office:value="83.328999999999994" table:style-name="ce8">
            <text:p>83.329</text:p>
          </table:table-cell>
          <table:table-cell office:value-type="float" office:value="86.870999999999995" table:style-name="ce8">
            <text:p>86.871</text:p>
          </table:table-cell>
          <table:table-cell office:value-type="float" office:value="78.697000000000003" table:style-name="ce8">
            <text:p>78.697</text:p>
          </table:table-cell>
          <table:table-cell office:value-type="float" office:value="81.727999999999994" table:style-name="ce8">
            <text:p>81.728</text:p>
          </table:table-cell>
          <table:table-cell office:value-type="float" office:value="81.084999999999994" table:style-name="ce8">
            <text:p>81.085</text:p>
          </table:table-cell>
          <table:table-cell office:value-type="float" office:value="72.438999999999993" table:style-name="ce8">
            <text:p>72.439</text:p>
          </table:table-cell>
          <table:table-cell office:value-type="float" office:value="79.301000000000002" table:style-name="ce8">
            <text:p>79.301</text:p>
          </table:table-cell>
          <table:table-cell office:value-type="float" office:value="81.23" table:style-name="ce8">
            <text:p>81.23</text:p>
          </table:table-cell>
          <table:table-cell office:value-type="float" office:value="72.224999999999994" table:style-name="ce8">
            <text:p>72.225</text:p>
          </table:table-cell>
          <table:table-cell office:value-type="float" office:value="74.706000000000003" table:style-name="ce8">
            <text:p>74.706</text:p>
          </table:table-cell>
          <table:table-cell office:value-type="float" office:value="70.459000000000003" table:style-name="ce8">
            <text:p>70.459</text:p>
          </table:table-cell>
          <table:table-cell office:value-type="float" office:value="55.661999999999999" table:style-name="ce8">
            <text:p>55.662</text:p>
          </table:table-cell>
          <table:table-cell office:value-type="float" office:value="87.41" table:style-name="ce8">
            <text:p>87.41</text:p>
          </table:table-cell>
          <table:table-cell office:value-type="float" office:value="84.132999999999996" table:style-name="ce8">
            <text:p>84.133</text:p>
          </table:table-cell>
          <table:table-cell office:value-type="float" office:value="75.572000000000003" table:style-name="ce8">
            <text:p>75.572</text:p>
          </table:table-cell>
          <table:table-cell office:value-type="float" office:value="68.378" table:style-name="ce8">
            <text:p>68.378</text:p>
          </table:table-cell>
          <table:table-cell office:value-type="float" office:value="58.176000000000002" table:style-name="ce8">
            <text:p>58.176</text:p>
          </table:table-cell>
          <table:table-cell office:value-type="float" office:value="58.511000000000003" table:style-name="ce8">
            <text:p>58.511</text:p>
          </table:table-cell>
          <table:table-cell office:value-type="float" office:value="55.155999999999999" table:style-name="ce8">
            <text:p>55.156</text:p>
          </table:table-cell>
          <table:table-cell office:value-type="float" office:value="79.962999999999994" table:style-name="ce8">
            <text:p>79.963</text:p>
          </table:table-cell>
          <table:table-cell office:value-type="float" office:value="87.043000000000006" table:style-name="ce8">
            <text:p>87.043</text:p>
          </table:table-cell>
          <table:table-cell office:value-type="float" office:value="72.581999999999994" table:style-name="ce8">
            <text:p>72.582</text:p>
          </table:table-cell>
          <table:table-cell office:value-type="float" office:value="75.06" table:style-name="ce8">
            <text:p>75.06</text:p>
          </table:table-cell>
          <table:table-cell office:value-type="float" office:value="76.959999999999994" table:style-name="ce8">
            <text:p>76.96</text:p>
          </table:table-cell>
          <table:table-cell office:value-type="float" office:value="82.35" table:style-name="ce8">
            <text:p>82.35</text:p>
          </table:table-cell>
          <table:table-cell office:value-type="float" office:value="88.704999999999998" table:style-name="ce8">
            <text:p>88.705</text:p>
          </table:table-cell>
          <table:table-cell office:value-type="float" office:value="80.308999999999997" table:style-name="ce8">
            <text:p>80.309</text:p>
          </table:table-cell>
          <table:table-cell office:value-type="float" office:value="69.370999999999995" table:style-name="ce8">
            <text:p>69.371</text:p>
          </table:table-cell>
          <table:table-cell office:value-type="float" office:value="72.441000000000003" table:style-name="ce8">
            <text:p>72.441</text:p>
          </table:table-cell>
          <table:table-cell office:value-type="float" office:value="33.192" table:style-name="ce8">
            <text:p>33.192</text:p>
          </table:table-cell>
          <table:table-cell office:value-type="float" office:value="34.991" table:style-name="ce8">
            <text:p>34.991</text:p>
          </table:table-cell>
          <table:table-cell office:value-type="float" office:value="29.824999999999999" table:style-name="ce8">
            <text:p>29.825</text:p>
          </table:table-cell>
          <table:table-cell office:value-type="float" office:value="71.052999999999997" table:style-name="ce8">
            <text:p>71.053</text:p>
          </table:table-cell>
          <table:table-cell office:value-type="float" office:value="64.021000000000001" table:style-name="ce8">
            <text:p>64.021</text:p>
          </table:table-cell>
          <table:table-cell office:value-type="float" office:value="58.838999999999999" table:style-name="ce8">
            <text:p>58.839</text:p>
          </table:table-cell>
          <table:table-cell office:value-type="float" office:value="59.701000000000001" table:style-name="ce8">
            <text:p>59.701</text:p>
          </table:table-cell>
          <table:table-cell office:value-type="float" office:value="51.264000000000003" table:style-name="ce8">
            <text:p>51.264</text:p>
          </table:table-cell>
          <table:table-cell office:value-type="float" office:value="47.86" table:style-name="ce8">
            <text:p>47.86</text:p>
          </table:table-cell>
          <table:table-cell office:value-type="float" office:value="68.977000000000004" table:style-name="ce8">
            <text:p>68.977</text:p>
          </table:table-cell>
          <table:table-cell office:value-type="float" office:value="43.93" table:style-name="ce8">
            <text:p>43.93</text:p>
          </table:table-cell>
          <table:table-cell office:value-type="float" office:value="47.421999999999997" table:style-name="ce8">
            <text:p>47.422</text:p>
          </table:table-cell>
          <table:table-cell office:value-type="float" office:value="76.369" table:style-name="ce8">
            <text:p>76.369</text:p>
          </table:table-cell>
          <table:table-cell office:value-type="float" office:value="73.888999999999996" table:style-name="ce8">
            <text:p>73.889</text:p>
          </table:table-cell>
          <table:table-cell office:value-type="float" office:value="62.292999999999999" table:style-name="ce8">
            <text:p>62.293</text:p>
          </table:table-cell>
          <table:table-cell office:value-type="float" office:value="67.146000000000001" table:style-name="ce8">
            <text:p>67.146</text:p>
          </table:table-cell>
          <table:table-cell office:value-type="float" office:value="65.007999999999996" table:style-name="ce8">
            <text:p>65.008</text:p>
          </table:table-cell>
          <table:table-cell office:value-type="float" office:value="51.475999999999999" table:style-name="ce8">
            <text:p>51.476</text:p>
          </table:table-cell>
          <table:table-cell office:value-type="float" office:value="39.18" table:style-name="ce8">
            <text:p>39.18</text:p>
          </table:table-cell>
          <table:table-cell office:value-type="float" office:value="89.763000000000005" table:style-name="ce8">
            <text:p>89.763</text:p>
          </table:table-cell>
          <table:table-cell office:value-type="float" office:value="63.292000000000002" table:style-name="ce8">
            <text:p>63.292</text:p>
          </table:table-cell>
          <table:table-cell office:value-type="float" office:value="68.968000000000004" table:style-name="ce8">
            <text:p>68.968</text:p>
          </table:table-cell>
          <table:table-cell office:value-type="float" office:value="64.909000000000006" table:style-name="ce8">
            <text:p>64.909</text:p>
          </table:table-cell>
          <table:table-cell office:value-type="float" office:value="74.067999999999998" table:style-name="ce8">
            <text:p>74.068</text:p>
          </table:table-cell>
          <table:table-cell office:value-type="float" office:value="61.427999999999997" table:style-name="ce8">
            <text:p>61.428</text:p>
          </table:table-cell>
          <table:table-cell office:value-type="float" office:value="67.281000000000006" table:style-name="ce8">
            <text:p>67.281</text:p>
          </table:table-cell>
          <table:table-cell office:value-type="float" office:value="7.4969999999999999" table:style-name="ce8">
            <text:p>7.497</text:p>
          </table:table-cell>
          <table:table-cell office:value-type="float" office:value="11.486000000000001" table:style-name="ce8">
            <text:p>11.486</text:p>
          </table:table-cell>
          <table:table-cell office:value-type="float" office:value="26.077999999999999" table:style-name="ce8">
            <text:p>26.078</text:p>
          </table:table-cell>
          <table:table-cell office:value-type="float" office:value="54.94" table:style-name="ce8">
            <text:p>54.94</text:p>
          </table:table-cell>
          <table:table-cell office:value-type="float" office:value="81.364000000000004" table:style-name="ce8">
            <text:p>81.364</text:p>
          </table:table-cell>
          <table:table-cell office:value-type="float" office:value="58.244" table:style-name="ce8">
            <text:p>58.244</text:p>
          </table:table-cell>
          <table:table-cell office:value-type="float" office:value="67.543999999999997" table:style-name="ce8">
            <text:p>67.544</text:p>
          </table:table-cell>
          <table:table-cell office:value-type="float" office:value="13.894" table:style-name="ce8">
            <text:p>13.894</text:p>
          </table:table-cell>
          <table:table-cell office:value-type="float" office:value="10.79" table:style-name="ce8">
            <text:p>10.79</text:p>
          </table:table-cell>
          <table:table-cell office:value-type="float" office:value="17.533999999999999" table:style-name="ce8">
            <text:p>17.534</text:p>
          </table:table-cell>
          <table:table-cell office:value-type="float" office:value="12.331" table:style-name="ce8">
            <text:p>12.331</text:p>
          </table:table-cell>
          <table:table-cell office:value-type="float" office:value="47.783999999999999" table:style-name="ce8">
            <text:p>47.784</text:p>
          </table:table-cell>
          <table:table-cell office:value-type="float" office:value="10.212" table:style-name="ce8">
            <text:p>10.212</text:p>
          </table:table-cell>
          <table:table-cell office:value-type="float" office:value="0.193" table:style-name="ce8">
            <text:p>0.193</text:p>
          </table:table-cell>
          <table:table-cell office:value-type="float" office:value="24.663" table:style-name="ce8">
            <text:p>24.663</text:p>
          </table:table-cell>
          <table:table-cell office:value-type="float" office:value="8.6709999999999994" table:style-name="ce8">
            <text:p>8.671</text:p>
          </table:table-cell>
          <table:table-cell office:value-type="float" office:value="2.5049999999999999" table:style-name="ce8">
            <text:p>2.505</text:p>
          </table:table-cell>
          <table:table-cell office:value-type="float" office:value="12.717000000000001" table:style-name="ce8">
            <text:p>12.717</text:p>
          </table:table-cell>
          <table:table-cell office:value-type="float" office:value="7.5140000000000002" table:style-name="ce8">
            <text:p>7.514</text:p>
          </table:table-cell>
          <table:table-cell office:value-type="float" office:value="1.927" table:style-name="ce8">
            <text:p>1.927</text:p>
          </table:table-cell>
          <table:table-cell office:value-type="float" office:value="22.350999999999999" table:style-name="ce8">
            <text:p>22.351</text:p>
          </table:table-cell>
          <table:table-cell office:value-type="float" office:value="2.3119999999999998" table:style-name="ce8">
            <text:p>2.312</text:p>
          </table:table-cell>
          <table:table-cell office:value-type="float" office:value="2.1190000000000002" table:style-name="ce8">
            <text:p>2.119</text:p>
          </table:table-cell>
          <table:table-cell office:value-type="float" office:value="8.4779999999999998" table:style-name="ce8">
            <text:p>8.478</text:p>
          </table:table-cell>
          <table:table-cell office:value-type="float" office:value="12.909000000000001" table:style-name="ce8">
            <text:p>12.909</text:p>
          </table:table-cell>
          <table:table-cell office:value-type="float" office:value="19.074999999999999" table:style-name="ce8">
            <text:p>19.075</text:p>
          </table:table-cell>
          <table:table-cell office:value-type="float" office:value="17.919" table:style-name="ce8">
            <text:p>17.919</text:p>
          </table:table-cell>
          <table:table-cell office:value-type="float" office:value="7.9" table:style-name="ce8">
            <text:p>7.9</text:p>
          </table:table-cell>
          <table:table-cell office:value-type="float" office:value="11.865" table:style-name="ce8">
            <text:p>11.865</text:p>
          </table:table-cell>
          <table:table-cell office:value-type="string" table:style-name="ce8">
            <text:p>15.367</text:p>
          </table:table-cell>
          <table:table-cell office:value-type="string" table:style-name="ce8">
            <text:p>3.67</text:p>
          </table:table-cell>
          <table:table-cell office:value-type="string" table:style-name="ce8">
            <text:p>34.862</text:p>
          </table:table-cell>
          <table:table-cell office:value-type="string" table:style-name="ce8">
            <text:p>40.826</text:p>
          </table:table-cell>
          <table:table-cell office:value-type="string" table:style-name="ce8">
            <text:p>1.835</text:p>
          </table:table-cell>
          <table:table-cell office:value-type="string" table:style-name="ce8">
            <text:p>43.119</text:p>
          </table:table-cell>
          <table:table-cell office:value-type="string" table:style-name="ce8">
            <text:p>48.165</text:p>
          </table:table-cell>
          <table:table-cell office:value-type="string" table:style-name="ce8">
            <text:p>20.642</text:p>
          </table:table-cell>
          <table:table-cell office:value-type="string" table:style-name="ce8">
            <text:p>45.413</text:p>
          </table:table-cell>
          <table:table-cell office:value-type="string" table:style-name="ce8">
            <text:p>38.761</text:p>
          </table:table-cell>
          <table:table-cell office:value-type="string" table:style-name="ce8">
            <text:p>28.211</text:p>
          </table:table-cell>
          <table:table-cell office:value-type="string" table:style-name="ce8">
            <text:p>5.734</text:p>
          </table:table-cell>
          <table:table-cell office:value-type="string" table:style-name="ce8">
            <text:p>9.174</text:p>
          </table:table-cell>
          <table:table-cell office:value-type="string" table:style-name="ce8">
            <text:p>13.073</text:p>
          </table:table-cell>
          <table:table-cell office:value-type="string" table:style-name="ce8">
            <text:p>12.385</text:p>
          </table:table-cell>
          <table:table-cell office:value-type="string" table:style-name="ce8">
            <text:p>12.615</text:p>
          </table:table-cell>
          <table:table-cell office:value-type="string" table:style-name="ce8">
            <text:p>2.294</text:p>
          </table:table-cell>
          <table:table-cell office:value-type="string" table:style-name="ce8">
            <text:p>43.619</text:p>
          </table:table-cell>
          <table:table-cell office:value-type="string" table:style-name="ce8">
            <text:p>9.513</text:p>
          </table:table-cell>
          <table:table-cell office:value-type="string" table:style-name="ce8">
            <text:p>43.852</text:p>
          </table:table-cell>
          <table:table-cell office:value-type="string" table:style-name="ce8">
            <text:p>30.162</text:p>
          </table:table-cell>
          <table:table-cell office:value-type="string" table:style-name="ce8">
            <text:p>5.336</text:p>
          </table:table-cell>
          <table:table-cell office:value-type="string" table:style-name="ce8">
            <text:p>1.392</text:p>
          </table:table-cell>
          <table:table-cell office:value-type="string" table:style-name="ce8">
            <text:p>0.696</text:p>
          </table:table-cell>
          <table:table-cell office:value-type="string" table:style-name="ce8">
            <text:p>2.088</text:p>
          </table:table-cell>
          <table:table-cell office:value-type="string" table:style-name="ce8">
            <text:p>2.088</text:p>
          </table:table-cell>
          <table:table-cell office:value-type="string" table:style-name="ce8">
            <text:p>2.552</text:p>
          </table:table-cell>
          <table:table-cell office:value-type="string" table:style-name="ce8">
            <text:p>2.784</text:p>
          </table:table-cell>
          <table:table-cell office:value-type="string" table:style-name="ce8">
            <text:p>6.265</text:p>
          </table:table-cell>
          <table:table-cell office:value-type="string" table:style-name="ce8">
            <text:p>51.732</text:p>
          </table:table-cell>
          <table:table-cell office:value-type="string" table:style-name="ce8">
            <text:p>15.313</text:p>
          </table:table-cell>
          <table:table-cell office:value-type="string" table:style-name="ce8">
            <text:p>41.27</text:p>
          </table:table-cell>
          <table:table-cell office:value-type="string" table:style-name="ce8">
            <text:p>56.916</text:p>
          </table:table-cell>
          <table:table-cell office:value-type="string" table:style-name="ce8">
            <text:p>40.969</text:p>
          </table:table-cell>
          <table:table-cell office:value-type="float" office:value="60.357999999999997" table:style-name="ce8">
            <text:p>60.358</text:p>
          </table:table-cell>
          <table:table-cell office:value-type="float" office:value="66.435000000000002" table:style-name="ce8">
            <text:p>66.435</text:p>
          </table:table-cell>
          <table:table-cell office:value-type="float" office:value="58.948999999999998" table:style-name="ce8">
            <text:p>58.949</text:p>
          </table:table-cell>
          <table:table-cell office:value-type="float" office:value="41.735999999999997" table:style-name="ce8">
            <text:p>41.736</text:p>
          </table:table-cell>
          <table:table-cell office:value-type="float" office:value="73.515000000000001" table:style-name="ce8">
            <text:p>73.515</text:p>
          </table:table-cell>
          <table:table-cell office:value-type="float" office:value="68.400000000000006" table:style-name="ce8">
            <text:p>68.4</text:p>
          </table:table-cell>
          <table:table-cell office:value-type="float" office:value="6.8869999999999996" table:style-name="ce8">
            <text:p>6.887</text:p>
          </table:table-cell>
          <table:table-cell office:value-type="float" office:value="70.835999999999999" table:style-name="ce8">
            <text:p>70.836</text:p>
          </table:table-cell>
          <table:table-cell table:number-columns-repeated="16238"/>
        </table:table-row>
        <table:table-row table:style-name="ro6">
          <table:table-cell office:value-type="string" table:style-name="ce3">
            <text:p>J03_all: Ethnicities (full)</text:p>
          </table:table-cell>
          <table:table-cell office:value-type="string" table:style-name="ce3">
            <text:p>Black: African</text:p>
          </table:table-cell>
          <table:table-cell office:value-type="float" office:value="5134" table:style-name="ce8">
            <text:p>5134</text:p>
          </table:table-cell>
          <table:table-cell office:value-type="float" office:value="71.728999999999999" table:style-name="ce8">
            <text:p>71.729</text:p>
          </table:table-cell>
          <table:table-cell office:value-type="float" office:value="78.153000000000006" table:style-name="ce8">
            <text:p>78.153</text:p>
          </table:table-cell>
          <table:table-cell office:value-type="float" office:value="87.623999999999995" table:style-name="ce8">
            <text:p>87.624</text:p>
          </table:table-cell>
          <table:table-cell office:value-type="float" office:value="77.433000000000007" table:style-name="ce8">
            <text:p>77.433</text:p>
          </table:table-cell>
          <table:table-cell office:value-type="float" office:value="85.995999999999995" table:style-name="ce8">
            <text:p>85.996</text:p>
          </table:table-cell>
          <table:table-cell office:value-type="float" office:value="65.941999999999993" table:style-name="ce8">
            <text:p>65.942</text:p>
          </table:table-cell>
          <table:table-cell office:value-type="float" office:value="78.739000000000004" table:style-name="ce8">
            <text:p>78.739</text:p>
          </table:table-cell>
          <table:table-cell office:value-type="float" office:value="81.524000000000001" table:style-name="ce8">
            <text:p>81.524</text:p>
          </table:table-cell>
          <table:table-cell office:value-type="float" office:value="30.706" table:style-name="ce8">
            <text:p>30.706</text:p>
          </table:table-cell>
          <table:table-cell office:value-type="float" office:value="61.161999999999999" table:style-name="ce8">
            <text:p>61.162</text:p>
          </table:table-cell>
          <table:table-cell office:value-type="float" office:value="25.533000000000001" table:style-name="ce8">
            <text:p>25.533</text:p>
          </table:table-cell>
          <table:table-cell office:value-type="float" office:value="77.238" table:style-name="ce8">
            <text:p>77.238</text:p>
          </table:table-cell>
          <table:table-cell office:value-type="float" office:value="92.185000000000002" table:style-name="ce8">
            <text:p>92.185</text:p>
          </table:table-cell>
          <table:table-cell office:value-type="float" office:value="82.647000000000006" table:style-name="ce8">
            <text:p>82.647</text:p>
          </table:table-cell>
          <table:table-cell office:value-type="float" office:value="84.067999999999998" table:style-name="ce8">
            <text:p>84.068</text:p>
          </table:table-cell>
          <table:table-cell office:value-type="float" office:value="61.777999999999999" table:style-name="ce8">
            <text:p>61.778</text:p>
          </table:table-cell>
          <table:table-cell office:value-type="float" office:value="69.936000000000007" table:style-name="ce8">
            <text:p>69.936</text:p>
          </table:table-cell>
          <table:table-cell office:value-type="float" office:value="85.097999999999999" table:style-name="ce8">
            <text:p>85.098</text:p>
          </table:table-cell>
          <table:table-cell office:value-type="float" office:value="90.147999999999996" table:style-name="ce8">
            <text:p>90.148</text:p>
          </table:table-cell>
          <table:table-cell office:value-type="float" office:value="81.003" table:style-name="ce8">
            <text:p>81.003</text:p>
          </table:table-cell>
          <table:table-cell office:value-type="float" office:value="83.147000000000006" table:style-name="ce8">
            <text:p>83.147</text:p>
          </table:table-cell>
          <table:table-cell office:value-type="float" office:value="81.981999999999999" table:style-name="ce8">
            <text:p>81.982</text:p>
          </table:table-cell>
          <table:table-cell office:value-type="float" office:value="76.510999999999996" table:style-name="ce8">
            <text:p>76.511</text:p>
          </table:table-cell>
          <table:table-cell office:value-type="float" office:value="79.863" table:style-name="ce8">
            <text:p>79.863</text:p>
          </table:table-cell>
          <table:table-cell office:value-type="float" office:value="84.638999999999996" table:style-name="ce8">
            <text:p>84.639</text:p>
          </table:table-cell>
          <table:table-cell office:value-type="float" office:value="77.242000000000004" table:style-name="ce8">
            <text:p>77.242</text:p>
          </table:table-cell>
          <table:table-cell office:value-type="float" office:value="79.602999999999994" table:style-name="ce8">
            <text:p>79.603</text:p>
          </table:table-cell>
          <table:table-cell office:value-type="float" office:value="73.528999999999996" table:style-name="ce8">
            <text:p>73.529</text:p>
          </table:table-cell>
          <table:table-cell office:value-type="float" office:value="56.548999999999999" table:style-name="ce8">
            <text:p>56.549</text:p>
          </table:table-cell>
          <table:table-cell office:value-type="float" office:value="89.343999999999994" table:style-name="ce8">
            <text:p>89.344</text:p>
          </table:table-cell>
          <table:table-cell office:value-type="float" office:value="87.837000000000003" table:style-name="ce8">
            <text:p>87.837</text:p>
          </table:table-cell>
          <table:table-cell office:value-type="float" office:value="80.933999999999997" table:style-name="ce8">
            <text:p>80.934</text:p>
          </table:table-cell>
          <table:table-cell office:value-type="float" office:value="72.900999999999996" table:style-name="ce8">
            <text:p>72.901</text:p>
          </table:table-cell>
          <table:table-cell office:value-type="float" office:value="64.981999999999999" table:style-name="ce8">
            <text:p>64.982</text:p>
          </table:table-cell>
          <table:table-cell office:value-type="float" office:value="62.978000000000002" table:style-name="ce8">
            <text:p>62.978</text:p>
          </table:table-cell>
          <table:table-cell office:value-type="float" office:value="62.811" table:style-name="ce8">
            <text:p>62.811</text:p>
          </table:table-cell>
          <table:table-cell office:value-type="float" office:value="79.411000000000001" table:style-name="ce8">
            <text:p>79.411</text:p>
          </table:table-cell>
          <table:table-cell office:value-type="float" office:value="86.899000000000001" table:style-name="ce8">
            <text:p>86.899</text:p>
          </table:table-cell>
          <table:table-cell office:value-type="float" office:value="76.838999999999999" table:style-name="ce8">
            <text:p>76.839</text:p>
          </table:table-cell>
          <table:table-cell office:value-type="float" office:value="71.668000000000006" table:style-name="ce8">
            <text:p>71.668</text:p>
          </table:table-cell>
          <table:table-cell office:value-type="float" office:value="81.296000000000006" table:style-name="ce8">
            <text:p>81.296</text:p>
          </table:table-cell>
          <table:table-cell office:value-type="float" office:value="85.445999999999998" table:style-name="ce8">
            <text:p>85.446</text:p>
          </table:table-cell>
          <table:table-cell office:value-type="float" office:value="91.91" table:style-name="ce8">
            <text:p>91.91</text:p>
          </table:table-cell>
          <table:table-cell office:value-type="float" office:value="83.326999999999998" table:style-name="ce8">
            <text:p>83.327</text:p>
          </table:table-cell>
          <table:table-cell office:value-type="float" office:value="71.361000000000004" table:style-name="ce8">
            <text:p>71.361</text:p>
          </table:table-cell>
          <table:table-cell office:value-type="float" office:value="75.844999999999999" table:style-name="ce8">
            <text:p>75.845</text:p>
          </table:table-cell>
          <table:table-cell office:value-type="float" office:value="30.623000000000001" table:style-name="ce8">
            <text:p>30.623</text:p>
          </table:table-cell>
          <table:table-cell office:value-type="float" office:value="33.613999999999997" table:style-name="ce8">
            <text:p>33.614</text:p>
          </table:table-cell>
          <table:table-cell office:value-type="float" office:value="27.898" table:style-name="ce8">
            <text:p>27.898</text:p>
          </table:table-cell>
          <table:table-cell office:value-type="float" office:value="77.778000000000006" table:style-name="ce8">
            <text:p>77.778</text:p>
          </table:table-cell>
          <table:table-cell office:value-type="float" office:value="68.784000000000006" table:style-name="ce8">
            <text:p>68.784</text:p>
          </table:table-cell>
          <table:table-cell office:value-type="float" office:value="65.581000000000003" table:style-name="ce8">
            <text:p>65.581</text:p>
          </table:table-cell>
          <table:table-cell office:value-type="float" office:value="64.680999999999997" table:style-name="ce8">
            <text:p>64.681</text:p>
          </table:table-cell>
          <table:table-cell office:value-type="float" office:value="55.417999999999999" table:style-name="ce8">
            <text:p>55.418</text:p>
          </table:table-cell>
          <table:table-cell office:value-type="float" office:value="49.628" table:style-name="ce8">
            <text:p>49.628</text:p>
          </table:table-cell>
          <table:table-cell office:value-type="float" office:value="76.64" table:style-name="ce8">
            <text:p>76.64</text:p>
          </table:table-cell>
          <table:table-cell office:value-type="float" office:value="45.222999999999999" table:style-name="ce8">
            <text:p>45.223</text:p>
          </table:table-cell>
          <table:table-cell office:value-type="float" office:value="46.344999999999999" table:style-name="ce8">
            <text:p>46.345</text:p>
          </table:table-cell>
          <table:table-cell office:value-type="float" office:value="78.837999999999994" table:style-name="ce8">
            <text:p>78.838</text:p>
          </table:table-cell>
          <table:table-cell office:value-type="float" office:value="74.316000000000003" table:style-name="ce8">
            <text:p>74.316</text:p>
          </table:table-cell>
          <table:table-cell office:value-type="float" office:value="62.293999999999997" table:style-name="ce8">
            <text:p>62.294</text:p>
          </table:table-cell>
          <table:table-cell office:value-type="float" office:value="70.715999999999994" table:style-name="ce8">
            <text:p>70.716</text:p>
          </table:table-cell>
          <table:table-cell office:value-type="float" office:value="68.340999999999994" table:style-name="ce8">
            <text:p>68.341</text:p>
          </table:table-cell>
          <table:table-cell office:value-type="float" office:value="59.588999999999999" table:style-name="ce8">
            <text:p>59.589</text:p>
          </table:table-cell>
          <table:table-cell office:value-type="float" office:value="44.863999999999997" table:style-name="ce8">
            <text:p>44.864</text:p>
          </table:table-cell>
          <table:table-cell office:value-type="float" office:value="89.575999999999993" table:style-name="ce8">
            <text:p>89.576</text:p>
          </table:table-cell>
          <table:table-cell office:value-type="float" office:value="62.713000000000001" table:style-name="ce8">
            <text:p>62.713</text:p>
          </table:table-cell>
          <table:table-cell office:value-type="float" office:value="71.322000000000003" table:style-name="ce8">
            <text:p>71.322</text:p>
          </table:table-cell>
          <table:table-cell office:value-type="float" office:value="64.450999999999993" table:style-name="ce8">
            <text:p>64.451</text:p>
          </table:table-cell>
          <table:table-cell office:value-type="float" office:value="72.45" table:style-name="ce8">
            <text:p>72.45</text:p>
          </table:table-cell>
          <table:table-cell office:value-type="float" office:value="64.912000000000006" table:style-name="ce8">
            <text:p>64.912</text:p>
          </table:table-cell>
          <table:table-cell office:value-type="float" office:value="71.962000000000003" table:style-name="ce8">
            <text:p>71.962</text:p>
          </table:table-cell>
          <table:table-cell office:value-type="float" office:value="6.0270000000000001" table:style-name="ce8">
            <text:p>6.027</text:p>
          </table:table-cell>
          <table:table-cell office:value-type="float" office:value="10.695" table:style-name="ce8">
            <text:p>10.695</text:p>
          </table:table-cell>
          <table:table-cell office:value-type="float" office:value="26.530999999999999" table:style-name="ce8">
            <text:p>26.531</text:p>
          </table:table-cell>
          <table:table-cell office:value-type="float" office:value="56.746000000000002" table:style-name="ce8">
            <text:p>56.746</text:p>
          </table:table-cell>
          <table:table-cell office:value-type="float" office:value="81.995999999999995" table:style-name="ce8">
            <text:p>81.996</text:p>
          </table:table-cell>
          <table:table-cell office:value-type="float" office:value="60.929000000000002" table:style-name="ce8">
            <text:p>60.929</text:p>
          </table:table-cell>
          <table:table-cell office:value-type="float" office:value="66.86" table:style-name="ce8">
            <text:p>66.86</text:p>
          </table:table-cell>
          <table:table-cell office:value-type="float" office:value="12.329000000000001" table:style-name="ce8">
            <text:p>12.329</text:p>
          </table:table-cell>
          <table:table-cell office:value-type="float" office:value="9.7439999999999998" table:style-name="ce8">
            <text:p>9.744</text:p>
          </table:table-cell>
          <table:table-cell office:value-type="float" office:value="8.9459999999999997" table:style-name="ce8">
            <text:p>8.946</text:p>
          </table:table-cell>
          <table:table-cell office:value-type="float" office:value="7.827" table:style-name="ce8">
            <text:p>7.827</text:p>
          </table:table-cell>
          <table:table-cell office:value-type="float" office:value="59.104999999999997" table:style-name="ce8">
            <text:p>59.105</text:p>
          </table:table-cell>
          <table:table-cell office:value-type="float" office:value="9.4250000000000007" table:style-name="ce8">
            <text:p>9.425</text:p>
          </table:table-cell>
          <table:table-cell office:value-type="float" office:value="0" table:style-name="ce8">
            <text:p>0</text:p>
          </table:table-cell>
          <table:table-cell office:value-type="float" office:value="31.31" table:style-name="ce8">
            <text:p>31.31</text:p>
          </table:table-cell>
          <table:table-cell office:value-type="float" office:value="11.502000000000001" table:style-name="ce8">
            <text:p>11.502</text:p>
          </table:table-cell>
          <table:table-cell office:value-type="float" office:value="1.7569999999999999" table:style-name="ce8">
            <text:p>1.757</text:p>
          </table:table-cell>
          <table:table-cell office:value-type="float" office:value="4.952" table:style-name="ce8">
            <text:p>4.952</text:p>
          </table:table-cell>
          <table:table-cell office:value-type="float" office:value="11.502000000000001" table:style-name="ce8">
            <text:p>11.502</text:p>
          </table:table-cell>
          <table:table-cell office:value-type="float" office:value="0.47899999999999998" table:style-name="ce8">
            <text:p>0.479</text:p>
          </table:table-cell>
          <table:table-cell office:value-type="float" office:value="4.4729999999999999" table:style-name="ce8">
            <text:p>4.473</text:p>
          </table:table-cell>
          <table:table-cell office:value-type="float" office:value="2.077" table:style-name="ce8">
            <text:p>2.077</text:p>
          </table:table-cell>
          <table:table-cell office:value-type="float" office:value="0.31900000000000001" table:style-name="ce8">
            <text:p>0.319</text:p>
          </table:table-cell>
          <table:table-cell office:value-type="float" office:value="7.9870000000000001" table:style-name="ce8">
            <text:p>7.987</text:p>
          </table:table-cell>
          <table:table-cell office:value-type="float" office:value="10.863" table:style-name="ce8">
            <text:p>10.863</text:p>
          </table:table-cell>
          <table:table-cell office:value-type="float" office:value="11.502000000000001" table:style-name="ce8">
            <text:p>11.502</text:p>
          </table:table-cell>
          <table:table-cell office:value-type="float" office:value="14.856" table:style-name="ce8">
            <text:p>14.856</text:p>
          </table:table-cell>
          <table:table-cell office:value-type="float" office:value="8.6259999999999994" table:style-name="ce8">
            <text:p>8.626</text:p>
          </table:table-cell>
          <table:table-cell office:value-type="float" office:value="9.4469999999999992" table:style-name="ce8">
            <text:p>9.447</text:p>
          </table:table-cell>
          <table:table-cell office:value-type="string" table:style-name="ce8">
            <text:p>14.375</text:p>
          </table:table-cell>
          <table:table-cell office:value-type="string" table:style-name="ce8">
            <text:p>2.5</text:p>
          </table:table-cell>
          <table:table-cell office:value-type="string" table:style-name="ce8">
            <text:p>27.5</text:p>
          </table:table-cell>
          <table:table-cell office:value-type="string" table:style-name="ce8">
            <text:p>44.167</text:p>
          </table:table-cell>
          <table:table-cell office:value-type="string" table:style-name="ce8">
            <text:p>0.625</text:p>
          </table:table-cell>
          <table:table-cell office:value-type="string" table:style-name="ce8">
            <text:p>34.792</text:p>
          </table:table-cell>
          <table:table-cell office:value-type="string" table:style-name="ce8">
            <text:p>50.625</text:p>
          </table:table-cell>
          <table:table-cell office:value-type="string" table:style-name="ce8">
            <text:p>28.542</text:p>
          </table:table-cell>
          <table:table-cell office:value-type="string" table:style-name="ce8">
            <text:p>44.583</text:p>
          </table:table-cell>
          <table:table-cell office:value-type="string" table:style-name="ce8">
            <text:p>32.5</text:p>
          </table:table-cell>
          <table:table-cell office:value-type="string" table:style-name="ce8">
            <text:p>25.625</text:p>
          </table:table-cell>
          <table:table-cell office:value-type="string" table:style-name="ce8">
            <text:p>3.125</text:p>
          </table:table-cell>
          <table:table-cell office:value-type="string" table:style-name="ce8">
            <text:p>4.583</text:p>
          </table:table-cell>
          <table:table-cell office:value-type="string" table:style-name="ce8">
            <text:p>9.583</text:p>
          </table:table-cell>
          <table:table-cell office:value-type="string" table:style-name="ce8">
            <text:p>7.292</text:p>
          </table:table-cell>
          <table:table-cell office:value-type="string" table:style-name="ce8">
            <text:p>11.667</text:p>
          </table:table-cell>
          <table:table-cell office:value-type="string" table:style-name="ce8">
            <text:p>3.958</text:p>
          </table:table-cell>
          <table:table-cell office:value-type="string" table:style-name="ce8">
            <text:p>36.998</text:p>
          </table:table-cell>
          <table:table-cell office:value-type="string" table:style-name="ce8">
            <text:p>9.514</text:p>
          </table:table-cell>
          <table:table-cell office:value-type="string" table:style-name="ce8">
            <text:p>41.649</text:p>
          </table:table-cell>
          <table:table-cell office:value-type="string" table:style-name="ce8">
            <text:p>28.33</text:p>
          </table:table-cell>
          <table:table-cell office:value-type="string" table:style-name="ce8">
            <text:p>3.594</text:p>
          </table:table-cell>
          <table:table-cell office:value-type="string" table:style-name="ce8">
            <text:p>2.96</text:p>
          </table:table-cell>
          <table:table-cell office:value-type="string" table:style-name="ce8">
            <text:p>0.846</text:p>
          </table:table-cell>
          <table:table-cell office:value-type="string" table:style-name="ce8">
            <text:p>1.903</text:p>
          </table:table-cell>
          <table:table-cell office:value-type="string" table:style-name="ce8">
            <text:p>2.326</text:p>
          </table:table-cell>
          <table:table-cell office:value-type="string" table:style-name="ce8">
            <text:p>1.268</text:p>
          </table:table-cell>
          <table:table-cell office:value-type="string" table:style-name="ce8">
            <text:p>3.383</text:p>
          </table:table-cell>
          <table:table-cell office:value-type="string" table:style-name="ce8">
            <text:p>11.205</text:p>
          </table:table-cell>
          <table:table-cell office:value-type="string" table:style-name="ce8">
            <text:p>44.654</text:p>
          </table:table-cell>
          <table:table-cell office:value-type="string" table:style-name="ce8">
            <text:p>19.62</text:p>
          </table:table-cell>
          <table:table-cell office:value-type="string" table:style-name="ce8">
            <text:p>35.518</text:p>
          </table:table-cell>
          <table:table-cell office:value-type="string" table:style-name="ce8">
            <text:p>49.895</text:p>
          </table:table-cell>
          <table:table-cell office:value-type="string" table:style-name="ce8">
            <text:p>31.754</text:p>
          </table:table-cell>
          <table:table-cell office:value-type="float" office:value="65.251999999999995" table:style-name="ce8">
            <text:p>65.252</text:p>
          </table:table-cell>
          <table:table-cell office:value-type="float" office:value="75.177000000000007" table:style-name="ce8">
            <text:p>75.177</text:p>
          </table:table-cell>
          <table:table-cell office:value-type="float" office:value="66.293000000000006" table:style-name="ce8">
            <text:p>66.293</text:p>
          </table:table-cell>
          <table:table-cell office:value-type="float" office:value="46.662999999999997" table:style-name="ce8">
            <text:p>46.663</text:p>
          </table:table-cell>
          <table:table-cell office:value-type="float" office:value="85.524000000000001" table:style-name="ce8">
            <text:p>85.524</text:p>
          </table:table-cell>
          <table:table-cell office:value-type="float" office:value="82.225999999999999" table:style-name="ce8">
            <text:p>82.226</text:p>
          </table:table-cell>
          <table:table-cell office:value-type="float" office:value="4.2080000000000002" table:style-name="ce8">
            <text:p>4.208</text:p>
          </table:table-cell>
          <table:table-cell office:value-type="float" office:value="72.355000000000004" table:style-name="ce8">
            <text:p>72.355</text:p>
          </table:table-cell>
          <table:table-cell table:number-columns-repeated="16238"/>
        </table:table-row>
        <table:table-row table:style-name="ro3">
          <table:table-cell office:value-type="string" table:style-name="ce3">
            <text:p>J03_all: Ethnicities (full)</text:p>
          </table:table-cell>
          <table:table-cell office:value-type="string" table:style-name="ce3">
            <text:p>Black: Any other Black, Black British or Caribbean background</text:p>
          </table:table-cell>
          <table:table-cell office:value-type="float" office:value="695" table:style-name="ce8">
            <text:p>695</text:p>
          </table:table-cell>
          <table:table-cell office:value-type="float" office:value="65.643000000000001" table:style-name="ce8">
            <text:p>65.643</text:p>
          </table:table-cell>
          <table:table-cell office:value-type="float" office:value="75.819999999999993" table:style-name="ce8">
            <text:p>75.82</text:p>
          </table:table-cell>
          <table:table-cell office:value-type="float" office:value="85.013999999999996" table:style-name="ce8">
            <text:p>85.014</text:p>
          </table:table-cell>
          <table:table-cell office:value-type="float" office:value="70.716999999999999" table:style-name="ce8">
            <text:p>70.717</text:p>
          </table:table-cell>
          <table:table-cell office:value-type="float" office:value="80.838999999999999" table:style-name="ce8">
            <text:p>80.839</text:p>
          </table:table-cell>
          <table:table-cell office:value-type="float" office:value="59.978000000000002" table:style-name="ce8">
            <text:p>59.978</text:p>
          </table:table-cell>
          <table:table-cell office:value-type="float" office:value="70.995000000000005" table:style-name="ce8">
            <text:p>70.995</text:p>
          </table:table-cell>
          <table:table-cell office:value-type="float" office:value="75.682000000000002" table:style-name="ce8">
            <text:p>75.682</text:p>
          </table:table-cell>
          <table:table-cell office:value-type="float" office:value="30.210999999999999" table:style-name="ce8">
            <text:p>30.211</text:p>
          </table:table-cell>
          <table:table-cell office:value-type="float" office:value="52.835999999999999" table:style-name="ce8">
            <text:p>52.836</text:p>
          </table:table-cell>
          <table:table-cell office:value-type="float" office:value="28.731000000000002" table:style-name="ce8">
            <text:p>28.731</text:p>
          </table:table-cell>
          <table:table-cell office:value-type="float" office:value="75.331000000000003" table:style-name="ce8">
            <text:p>75.331</text:p>
          </table:table-cell>
          <table:table-cell office:value-type="float" office:value="90.072000000000003" table:style-name="ce8">
            <text:p>90.072</text:p>
          </table:table-cell>
          <table:table-cell office:value-type="float" office:value="80.028999999999996" table:style-name="ce8">
            <text:p>80.029</text:p>
          </table:table-cell>
          <table:table-cell office:value-type="float" office:value="80.114999999999995" table:style-name="ce8">
            <text:p>80.115</text:p>
          </table:table-cell>
          <table:table-cell office:value-type="float" office:value="59.222000000000001" table:style-name="ce8">
            <text:p>59.222</text:p>
          </table:table-cell>
          <table:table-cell office:value-type="float" office:value="69.697000000000003" table:style-name="ce8">
            <text:p>69.697</text:p>
          </table:table-cell>
          <table:table-cell office:value-type="float" office:value="82.564999999999998" table:style-name="ce8">
            <text:p>82.565</text:p>
          </table:table-cell>
          <table:table-cell office:value-type="float" office:value="87.463999999999999" table:style-name="ce8">
            <text:p>87.464</text:p>
          </table:table-cell>
          <table:table-cell office:value-type="float" office:value="71.902000000000001" table:style-name="ce8">
            <text:p>71.902</text:p>
          </table:table-cell>
          <table:table-cell office:value-type="float" office:value="81.132000000000005" table:style-name="ce8">
            <text:p>81.132</text:p>
          </table:table-cell>
          <table:table-cell office:value-type="float" office:value="77.358000000000004" table:style-name="ce8">
            <text:p>77.358</text:p>
          </table:table-cell>
          <table:table-cell office:value-type="float" office:value="71.284000000000006" table:style-name="ce8">
            <text:p>71.284</text:p>
          </table:table-cell>
          <table:table-cell office:value-type="float" office:value="74.063000000000002" table:style-name="ce8">
            <text:p>74.063</text:p>
          </table:table-cell>
          <table:table-cell office:value-type="float" office:value="80.98" table:style-name="ce8">
            <text:p>80.98</text:p>
          </table:table-cell>
          <table:table-cell office:value-type="float" office:value="71.448999999999998" table:style-name="ce8">
            <text:p>71.449</text:p>
          </table:table-cell>
          <table:table-cell office:value-type="float" office:value="69.319999999999993" table:style-name="ce8">
            <text:p>69.32</text:p>
          </table:table-cell>
          <table:table-cell office:value-type="float" office:value="65.262" table:style-name="ce8">
            <text:p>65.262</text:p>
          </table:table-cell>
          <table:table-cell office:value-type="float" office:value="44.732999999999997" table:style-name="ce8">
            <text:p>44.733</text:p>
          </table:table-cell>
          <table:table-cell office:value-type="float" office:value="85.837999999999994" table:style-name="ce8">
            <text:p>85.838</text:p>
          </table:table-cell>
          <table:table-cell office:value-type="float" office:value="82.59" table:style-name="ce8">
            <text:p>82.59</text:p>
          </table:table-cell>
          <table:table-cell office:value-type="float" office:value="74.352000000000004" table:style-name="ce8">
            <text:p>74.352</text:p>
          </table:table-cell>
          <table:table-cell office:value-type="float" office:value="69.02" table:style-name="ce8">
            <text:p>69.02</text:p>
          </table:table-cell>
          <table:table-cell office:value-type="float" office:value="58.670999999999999" table:style-name="ce8">
            <text:p>58.671</text:p>
          </table:table-cell>
          <table:table-cell office:value-type="float" office:value="57.597999999999999" table:style-name="ce8">
            <text:p>57.598</text:p>
          </table:table-cell>
          <table:table-cell office:value-type="float" office:value="54.466999999999999" table:style-name="ce8">
            <text:p>54.467</text:p>
          </table:table-cell>
          <table:table-cell office:value-type="float" office:value="72.046000000000006" table:style-name="ce8">
            <text:p>72.046</text:p>
          </table:table-cell>
          <table:table-cell office:value-type="float" office:value="80.201999999999998" table:style-name="ce8">
            <text:p>80.202</text:p>
          </table:table-cell>
          <table:table-cell office:value-type="float" office:value="67.727999999999994" table:style-name="ce8">
            <text:p>67.728</text:p>
          </table:table-cell>
          <table:table-cell office:value-type="float" office:value="64.11" table:style-name="ce8">
            <text:p>64.11</text:p>
          </table:table-cell>
          <table:table-cell office:value-type="float" office:value="72.582999999999998" table:style-name="ce8">
            <text:p>72.583</text:p>
          </table:table-cell>
          <table:table-cell office:value-type="float" office:value="78.581999999999994" table:style-name="ce8">
            <text:p>78.582</text:p>
          </table:table-cell>
          <table:table-cell office:value-type="float" office:value="88.745000000000005" table:style-name="ce8">
            <text:p>88.745</text:p>
          </table:table-cell>
          <table:table-cell office:value-type="float" office:value="76.844999999999999" table:style-name="ce8">
            <text:p>76.845</text:p>
          </table:table-cell>
          <table:table-cell office:value-type="float" office:value="66.908000000000001" table:style-name="ce8">
            <text:p>66.908</text:p>
          </table:table-cell>
          <table:table-cell office:value-type="float" office:value="70.316999999999993" table:style-name="ce8">
            <text:p>70.317</text:p>
          </table:table-cell>
          <table:table-cell office:value-type="float" office:value="28.86" table:style-name="ce8">
            <text:p>28.86</text:p>
          </table:table-cell>
          <table:table-cell office:value-type="float" office:value="34.009" table:style-name="ce8">
            <text:p>34.009</text:p>
          </table:table-cell>
          <table:table-cell office:value-type="float" office:value="27.994" table:style-name="ce8">
            <text:p>27.994</text:p>
          </table:table-cell>
          <table:table-cell office:value-type="float" office:value="71.14" table:style-name="ce8">
            <text:p>71.14</text:p>
          </table:table-cell>
          <table:table-cell office:value-type="float" office:value="57.637" table:style-name="ce8">
            <text:p>57.637</text:p>
          </table:table-cell>
          <table:table-cell office:value-type="float" office:value="54.637999999999998" table:style-name="ce8">
            <text:p>54.638</text:p>
          </table:table-cell>
          <table:table-cell office:value-type="float" office:value="52.237000000000002" table:style-name="ce8">
            <text:p>52.237</text:p>
          </table:table-cell>
          <table:table-cell office:value-type="float" office:value="44.877000000000002" table:style-name="ce8">
            <text:p>44.877</text:p>
          </table:table-cell>
          <table:table-cell office:value-type="float" office:value="39.280999999999999" table:style-name="ce8">
            <text:p>39.281</text:p>
          </table:table-cell>
          <table:table-cell office:value-type="float" office:value="69.855000000000004" table:style-name="ce8">
            <text:p>69.855</text:p>
          </table:table-cell>
          <table:table-cell office:value-type="float" office:value="40.606999999999999" table:style-name="ce8">
            <text:p>40.607</text:p>
          </table:table-cell>
          <table:table-cell office:value-type="float" office:value="45.454999999999998" table:style-name="ce8">
            <text:p>45.455</text:p>
          </table:table-cell>
          <table:table-cell office:value-type="float" office:value="65.561999999999998" table:style-name="ce8">
            <text:p>65.562</text:p>
          </table:table-cell>
          <table:table-cell office:value-type="float" office:value="60.432000000000002" table:style-name="ce8">
            <text:p>60.432</text:p>
          </table:table-cell>
          <table:table-cell office:value-type="float" office:value="52.395000000000003" table:style-name="ce8">
            <text:p>52.395</text:p>
          </table:table-cell>
          <table:table-cell office:value-type="float" office:value="59.249000000000002" table:style-name="ce8">
            <text:p>59.249</text:p>
          </table:table-cell>
          <table:table-cell office:value-type="float" office:value="57.72" table:style-name="ce8">
            <text:p>57.72</text:p>
          </table:table-cell>
          <table:table-cell office:value-type="float" office:value="49.567999999999998" table:style-name="ce8">
            <text:p>49.568</text:p>
          </table:table-cell>
          <table:table-cell office:value-type="float" office:value="38.960999999999999" table:style-name="ce8">
            <text:p>38.961</text:p>
          </table:table-cell>
          <table:table-cell office:value-type="float" office:value="87.176000000000002" table:style-name="ce8">
            <text:p>87.176</text:p>
          </table:table-cell>
          <table:table-cell office:value-type="float" office:value="59.884999999999998" table:style-name="ce8">
            <text:p>59.885</text:p>
          </table:table-cell>
          <table:table-cell office:value-type="float" office:value="65.317999999999998" table:style-name="ce8">
            <text:p>65.318</text:p>
          </table:table-cell>
          <table:table-cell office:value-type="float" office:value="64.11" table:style-name="ce8">
            <text:p>64.11</text:p>
          </table:table-cell>
          <table:table-cell office:value-type="float" office:value="66.378" table:style-name="ce8">
            <text:p>66.378</text:p>
          </table:table-cell>
          <table:table-cell office:value-type="float" office:value="61.918999999999997" table:style-name="ce8">
            <text:p>61.919</text:p>
          </table:table-cell>
          <table:table-cell office:value-type="float" office:value="65.692999999999998" table:style-name="ce8">
            <text:p>65.693</text:p>
          </table:table-cell>
          <table:table-cell office:value-type="float" office:value="6.0780000000000003" table:style-name="ce8">
            <text:p>6.078</text:p>
          </table:table-cell>
          <table:table-cell office:value-type="float" office:value="11.433" table:style-name="ce8">
            <text:p>11.433</text:p>
          </table:table-cell>
          <table:table-cell office:value-type="float" office:value="26.917999999999999" table:style-name="ce8">
            <text:p>26.918</text:p>
          </table:table-cell>
          <table:table-cell office:value-type="float" office:value="55.572000000000003" table:style-name="ce8">
            <text:p>55.572</text:p>
          </table:table-cell>
          <table:table-cell office:value-type="float" office:value="84.992999999999995" table:style-name="ce8">
            <text:p>84.993</text:p>
          </table:table-cell>
          <table:table-cell office:value-type="float" office:value="64.635999999999996" table:style-name="ce8">
            <text:p>64.636</text:p>
          </table:table-cell>
          <table:table-cell office:value-type="float" office:value="61.018999999999998" table:style-name="ce8">
            <text:p>61.019</text:p>
          </table:table-cell>
          <table:table-cell office:value-type="float" office:value="15.252000000000001" table:style-name="ce8">
            <text:p>15.252</text:p>
          </table:table-cell>
          <table:table-cell office:value-type="float" office:value="13.462" table:style-name="ce8">
            <text:p>13.462</text:p>
          </table:table-cell>
          <table:table-cell office:value-type="float" office:value="13.462" table:style-name="ce8">
            <text:p>13.462</text:p>
          </table:table-cell>
          <table:table-cell office:value-type="float" office:value="8.6539999999999999" table:style-name="ce8">
            <text:p>8.654</text:p>
          </table:table-cell>
          <table:table-cell office:value-type="float" office:value="55.768999999999998" table:style-name="ce8">
            <text:p>55.769</text:p>
          </table:table-cell>
          <table:table-cell office:value-type="float" office:value="15.385" table:style-name="ce8">
            <text:p>15.385</text:p>
          </table:table-cell>
          <table:table-cell office:value-type="float" office:value="0" table:style-name="ce8">
            <text:p>0</text:p>
          </table:table-cell>
          <table:table-cell office:value-type="float" office:value="24.038" table:style-name="ce8">
            <text:p>24.038</text:p>
          </table:table-cell>
          <table:table-cell office:value-type="float" office:value="3.8460000000000001" table:style-name="ce8">
            <text:p>3.846</text:p>
          </table:table-cell>
          <table:table-cell office:value-type="float" office:value="0.96199999999999997" table:style-name="ce8">
            <text:p>0.962</text:p>
          </table:table-cell>
          <table:table-cell office:value-type="float" office:value="7.6920000000000002" table:style-name="ce8">
            <text:p>7.692</text:p>
          </table:table-cell>
          <table:table-cell office:value-type="float" office:value="10.577" table:style-name="ce8">
            <text:p>10.577</text:p>
          </table:table-cell>
          <table:table-cell office:value-type="float" office:value="0" table:style-name="ce8">
            <text:p>0</text:p>
          </table:table-cell>
          <table:table-cell office:value-type="float" office:value="3.8460000000000001" table:style-name="ce8">
            <text:p>3.846</text:p>
          </table:table-cell>
          <table:table-cell office:value-type="float" office:value="1.923" table:style-name="ce8">
            <text:p>1.923</text:p>
          </table:table-cell>
          <table:table-cell office:value-type="float" office:value="0.96199999999999997" table:style-name="ce8">
            <text:p>0.962</text:p>
          </table:table-cell>
          <table:table-cell office:value-type="float" office:value="5.7690000000000001" table:style-name="ce8">
            <text:p>5.769</text:p>
          </table:table-cell>
          <table:table-cell office:value-type="float" office:value="4.8079999999999998" table:style-name="ce8">
            <text:p>4.808</text:p>
          </table:table-cell>
          <table:table-cell office:value-type="float" office:value="20.192" table:style-name="ce8">
            <text:p>20.192</text:p>
          </table:table-cell>
          <table:table-cell office:value-type="float" office:value="10.577" table:style-name="ce8">
            <text:p>10.577</text:p>
          </table:table-cell>
          <table:table-cell office:value-type="float" office:value="15.385" table:style-name="ce8">
            <text:p>15.385</text:p>
          </table:table-cell>
          <table:table-cell office:value-type="float" office:value="12.086" table:style-name="ce8">
            <text:p>12.086</text:p>
          </table:table-cell>
          <table:table-cell office:value-type="string" table:style-name="ce8">
            <text:p>9.524</text:p>
          </table:table-cell>
          <table:table-cell office:value-type="string" table:style-name="ce8">
            <text:p>2.381</text:p>
          </table:table-cell>
          <table:table-cell office:value-type="string" table:style-name="ce8">
            <text:p>27.381</text:p>
          </table:table-cell>
          <table:table-cell office:value-type="string" table:style-name="ce8">
            <text:p>46.429</text:p>
          </table:table-cell>
          <table:table-cell office:value-type="string" table:style-name="ce8">
            <text:p>1.19</text:p>
          </table:table-cell>
          <table:table-cell office:value-type="string" table:style-name="ce8">
            <text:p>35.714</text:p>
          </table:table-cell>
          <table:table-cell office:value-type="string" table:style-name="ce8">
            <text:p>44.048</text:p>
          </table:table-cell>
          <table:table-cell office:value-type="string" table:style-name="ce8">
            <text:p>19.048</text:p>
          </table:table-cell>
          <table:table-cell office:value-type="string" table:style-name="ce8">
            <text:p>36.905</text:p>
          </table:table-cell>
          <table:table-cell office:value-type="string" table:style-name="ce8">
            <text:p>36.905</text:p>
          </table:table-cell>
          <table:table-cell office:value-type="string" table:style-name="ce8">
            <text:p>32.143</text:p>
          </table:table-cell>
          <table:table-cell office:value-type="string" table:style-name="ce8">
            <text:p>4.762</text:p>
          </table:table-cell>
          <table:table-cell office:value-type="string" table:style-name="ce8">
            <text:p>5.952</text:p>
          </table:table-cell>
          <table:table-cell office:value-type="string" table:style-name="ce8">
            <text:p>5.952</text:p>
          </table:table-cell>
          <table:table-cell office:value-type="string" table:style-name="ce8">
            <text:p>8.333</text:p>
          </table:table-cell>
          <table:table-cell office:value-type="string" table:style-name="ce8">
            <text:p>8.333</text:p>
          </table:table-cell>
          <table:table-cell office:value-type="string" table:style-name="ce8">
            <text:p>7.143</text:p>
          </table:table-cell>
          <table:table-cell office:value-type="string" table:style-name="ce8">
            <text:p>40.476</text:p>
          </table:table-cell>
          <table:table-cell office:value-type="string" table:style-name="ce8">
            <text:p>5.952</text:p>
          </table:table-cell>
          <table:table-cell office:value-type="string" table:style-name="ce8">
            <text:p>42.857</text:p>
          </table:table-cell>
          <table:table-cell office:value-type="string" table:style-name="ce8">
            <text:p>28.571</text:p>
          </table:table-cell>
          <table:table-cell office:value-type="string" table:style-name="ce8">
            <text:p>11.905</text:p>
          </table:table-cell>
          <table:table-cell office:value-type="string" table:style-name="ce8">
            <text:p>2.381</text:p>
          </table:table-cell>
          <table:table-cell office:value-type="string" table:style-name="ce8">
            <text:p>2.381</text:p>
          </table:table-cell>
          <table:table-cell office:value-type="string" table:style-name="ce8">
            <text:p>1.19</text:p>
          </table:table-cell>
          <table:table-cell office:value-type="string" table:style-name="ce8">
            <text:p>1.19</text:p>
          </table:table-cell>
          <table:table-cell office:value-type="string" table:style-name="ce8">
            <text:p>1.19</text:p>
          </table:table-cell>
          <table:table-cell office:value-type="string" table:style-name="ce8">
            <text:p>1.19</text:p>
          </table:table-cell>
          <table:table-cell office:value-type="string" table:style-name="ce8">
            <text:p>11.905</text:p>
          </table:table-cell>
          <table:table-cell office:value-type="string" table:style-name="ce8">
            <text:p>51.19</text:p>
          </table:table-cell>
          <table:table-cell office:value-type="string" table:style-name="ce8">
            <text:p>21.951</text:p>
          </table:table-cell>
          <table:table-cell office:value-type="string" table:style-name="ce8">
            <text:p>42.169</text:p>
          </table:table-cell>
          <table:table-cell office:value-type="string" table:style-name="ce8">
            <text:p>64.634</text:p>
          </table:table-cell>
          <table:table-cell office:value-type="string" table:style-name="ce8">
            <text:p>37.209</text:p>
          </table:table-cell>
          <table:table-cell office:value-type="float" office:value="67.299000000000007" table:style-name="ce8">
            <text:p>67.299</text:p>
          </table:table-cell>
          <table:table-cell office:value-type="float" office:value="73.722999999999999" table:style-name="ce8">
            <text:p>73.723</text:p>
          </table:table-cell>
          <table:table-cell office:value-type="float" office:value="65.597999999999999" table:style-name="ce8">
            <text:p>65.598</text:p>
          </table:table-cell>
          <table:table-cell office:value-type="float" office:value="49.051000000000002" table:style-name="ce8">
            <text:p>49.051</text:p>
          </table:table-cell>
          <table:table-cell office:value-type="float" office:value="79.683000000000007" table:style-name="ce8">
            <text:p>79.683</text:p>
          </table:table-cell>
          <table:table-cell office:value-type="float" office:value="70.766999999999996" table:style-name="ce8">
            <text:p>70.767</text:p>
          </table:table-cell>
          <table:table-cell office:value-type="float" office:value="4.8099999999999996" table:style-name="ce8">
            <text:p>4.81</text:p>
          </table:table-cell>
          <table:table-cell office:value-type="float" office:value="71.055999999999997" table:style-name="ce8">
            <text:p>71.056</text:p>
          </table:table-cell>
          <table:table-cell table:number-columns-repeated="16238"/>
        </table:table-row>
        <table:table-row table:style-name="ro6">
          <table:table-cell office:value-type="string" table:style-name="ce3">
            <text:p>J03_all: Ethnicities (full)</text:p>
          </table:table-cell>
          <table:table-cell office:value-type="string" table:style-name="ce3">
            <text:p>Black: Caribbean</text:p>
          </table:table-cell>
          <table:table-cell office:value-type="float" office:value="3196" table:style-name="ce8">
            <text:p>3196</text:p>
          </table:table-cell>
          <table:table-cell office:value-type="float" office:value="63.512999999999998" table:style-name="ce8">
            <text:p>63.513</text:p>
          </table:table-cell>
          <table:table-cell office:value-type="float" office:value="75.536000000000001" table:style-name="ce8">
            <text:p>75.536</text:p>
          </table:table-cell>
          <table:table-cell office:value-type="float" office:value="83.652000000000001" table:style-name="ce8">
            <text:p>83.652</text:p>
          </table:table-cell>
          <table:table-cell office:value-type="float" office:value="71.052000000000007" table:style-name="ce8">
            <text:p>71.052</text:p>
          </table:table-cell>
          <table:table-cell office:value-type="float" office:value="81.185000000000002" table:style-name="ce8">
            <text:p>81.185</text:p>
          </table:table-cell>
          <table:table-cell office:value-type="float" office:value="59.970999999999997" table:style-name="ce8">
            <text:p>59.971</text:p>
          </table:table-cell>
          <table:table-cell office:value-type="float" office:value="72.849000000000004" table:style-name="ce8">
            <text:p>72.849</text:p>
          </table:table-cell>
          <table:table-cell office:value-type="float" office:value="74.400000000000006" table:style-name="ce8">
            <text:p>74.4</text:p>
          </table:table-cell>
          <table:table-cell office:value-type="float" office:value="30.728000000000002" table:style-name="ce8">
            <text:p>30.728</text:p>
          </table:table-cell>
          <table:table-cell office:value-type="float" office:value="51.430999999999997" table:style-name="ce8">
            <text:p>51.431</text:p>
          </table:table-cell>
          <table:table-cell office:value-type="float" office:value="28.751000000000001" table:style-name="ce8">
            <text:p>28.751</text:p>
          </table:table-cell>
          <table:table-cell office:value-type="float" office:value="74.858000000000004" table:style-name="ce8">
            <text:p>74.858</text:p>
          </table:table-cell>
          <table:table-cell office:value-type="float" office:value="90.228999999999999" table:style-name="ce8">
            <text:p>90.229</text:p>
          </table:table-cell>
          <table:table-cell office:value-type="float" office:value="79.712000000000003" table:style-name="ce8">
            <text:p>79.712</text:p>
          </table:table-cell>
          <table:table-cell office:value-type="float" office:value="79.861999999999995" table:style-name="ce8">
            <text:p>79.862</text:p>
          </table:table-cell>
          <table:table-cell office:value-type="float" office:value="57.179000000000002" table:style-name="ce8">
            <text:p>57.179</text:p>
          </table:table-cell>
          <table:table-cell office:value-type="float" office:value="70.551000000000002" table:style-name="ce8">
            <text:p>70.551</text:p>
          </table:table-cell>
          <table:table-cell office:value-type="float" office:value="81.744" table:style-name="ce8">
            <text:p>81.744</text:p>
          </table:table-cell>
          <table:table-cell office:value-type="float" office:value="85.616" table:style-name="ce8">
            <text:p>85.616</text:p>
          </table:table-cell>
          <table:table-cell office:value-type="float" office:value="74.075000000000003" table:style-name="ce8">
            <text:p>74.075</text:p>
          </table:table-cell>
          <table:table-cell office:value-type="float" office:value="81.954999999999998" table:style-name="ce8">
            <text:p>81.955</text:p>
          </table:table-cell>
          <table:table-cell office:value-type="float" office:value="78.869" table:style-name="ce8">
            <text:p>78.869</text:p>
          </table:table-cell>
          <table:table-cell office:value-type="float" office:value="69.180000000000007" table:style-name="ce8">
            <text:p>69.18</text:p>
          </table:table-cell>
          <table:table-cell office:value-type="float" office:value="75.754000000000005" table:style-name="ce8">
            <text:p>75.754</text:p>
          </table:table-cell>
          <table:table-cell office:value-type="float" office:value="81.054000000000002" table:style-name="ce8">
            <text:p>81.054</text:p>
          </table:table-cell>
          <table:table-cell office:value-type="float" office:value="69.823999999999998" table:style-name="ce8">
            <text:p>69.824</text:p>
          </table:table-cell>
          <table:table-cell office:value-type="float" office:value="70.64" table:style-name="ce8">
            <text:p>70.64</text:p>
          </table:table-cell>
          <table:table-cell office:value-type="float" office:value="66.331999999999994" table:style-name="ce8">
            <text:p>66.332</text:p>
          </table:table-cell>
          <table:table-cell office:value-type="float" office:value="43.152999999999999" table:style-name="ce8">
            <text:p>43.153</text:p>
          </table:table-cell>
          <table:table-cell office:value-type="float" office:value="85.325000000000003" table:style-name="ce8">
            <text:p>85.325</text:p>
          </table:table-cell>
          <table:table-cell office:value-type="float" office:value="82.063000000000002" table:style-name="ce8">
            <text:p>82.063</text:p>
          </table:table-cell>
          <table:table-cell office:value-type="float" office:value="76.253" table:style-name="ce8">
            <text:p>76.253</text:p>
          </table:table-cell>
          <table:table-cell office:value-type="float" office:value="71.114999999999995" table:style-name="ce8">
            <text:p>71.115</text:p>
          </table:table-cell>
          <table:table-cell office:value-type="float" office:value="57.457000000000001" table:style-name="ce8">
            <text:p>57.457</text:p>
          </table:table-cell>
          <table:table-cell office:value-type="float" office:value="59.228000000000002" table:style-name="ce8">
            <text:p>59.228</text:p>
          </table:table-cell>
          <table:table-cell office:value-type="float" office:value="52.082999999999998" table:style-name="ce8">
            <text:p>52.083</text:p>
          </table:table-cell>
          <table:table-cell office:value-type="float" office:value="75.510000000000005" table:style-name="ce8">
            <text:p>75.51</text:p>
          </table:table-cell>
          <table:table-cell office:value-type="float" office:value="83.846000000000004" table:style-name="ce8">
            <text:p>83.846</text:p>
          </table:table-cell>
          <table:table-cell office:value-type="float" office:value="68.795000000000002" table:style-name="ce8">
            <text:p>68.795</text:p>
          </table:table-cell>
          <table:table-cell office:value-type="float" office:value="63.274999999999999" table:style-name="ce8">
            <text:p>63.275</text:p>
          </table:table-cell>
          <table:table-cell office:value-type="float" office:value="73.402000000000001" table:style-name="ce8">
            <text:p>73.402</text:p>
          </table:table-cell>
          <table:table-cell office:value-type="float" office:value="79.415000000000006" table:style-name="ce8">
            <text:p>79.415</text:p>
          </table:table-cell>
          <table:table-cell office:value-type="float" office:value="86.778000000000006" table:style-name="ce8">
            <text:p>86.778</text:p>
          </table:table-cell>
          <table:table-cell office:value-type="float" office:value="74.631" table:style-name="ce8">
            <text:p>74.631</text:p>
          </table:table-cell>
          <table:table-cell office:value-type="float" office:value="63.399000000000001" table:style-name="ce8">
            <text:p>63.399</text:p>
          </table:table-cell>
          <table:table-cell office:value-type="float" office:value="68.828000000000003" table:style-name="ce8">
            <text:p>68.828</text:p>
          </table:table-cell>
          <table:table-cell office:value-type="float" office:value="29.84" table:style-name="ce8">
            <text:p>29.84</text:p>
          </table:table-cell>
          <table:table-cell office:value-type="float" office:value="34.6" table:style-name="ce8">
            <text:p>34.6</text:p>
          </table:table-cell>
          <table:table-cell office:value-type="float" office:value="27.82" table:style-name="ce8">
            <text:p>27.82</text:p>
          </table:table-cell>
          <table:table-cell office:value-type="float" office:value="71.284999999999997" table:style-name="ce8">
            <text:p>71.285</text:p>
          </table:table-cell>
          <table:table-cell office:value-type="float" office:value="59.503999999999998" table:style-name="ce8">
            <text:p>59.504</text:p>
          </table:table-cell>
          <table:table-cell office:value-type="float" office:value="54.68" table:style-name="ce8">
            <text:p>54.68</text:p>
          </table:table-cell>
          <table:table-cell office:value-type="float" office:value="51.523000000000003" table:style-name="ce8">
            <text:p>51.523</text:p>
          </table:table-cell>
          <table:table-cell office:value-type="float" office:value="41.914999999999999" table:style-name="ce8">
            <text:p>41.915</text:p>
          </table:table-cell>
          <table:table-cell office:value-type="float" office:value="37.081000000000003" table:style-name="ce8">
            <text:p>37.081</text:p>
          </table:table-cell>
          <table:table-cell office:value-type="float" office:value="68.680999999999997" table:style-name="ce8">
            <text:p>68.681</text:p>
          </table:table-cell>
          <table:table-cell office:value-type="float" office:value="36.762999999999998" table:style-name="ce8">
            <text:p>36.763</text:p>
          </table:table-cell>
          <table:table-cell office:value-type="float" office:value="41.723999999999997" table:style-name="ce8">
            <text:p>41.724</text:p>
          </table:table-cell>
          <table:table-cell office:value-type="float" office:value="62.1" table:style-name="ce8">
            <text:p>62.1</text:p>
          </table:table-cell>
          <table:table-cell office:value-type="float" office:value="58.94" table:style-name="ce8">
            <text:p>58.94</text:p>
          </table:table-cell>
          <table:table-cell office:value-type="float" office:value="49.749000000000002" table:style-name="ce8">
            <text:p>49.749</text:p>
          </table:table-cell>
          <table:table-cell office:value-type="float" office:value="56.698999999999998" table:style-name="ce8">
            <text:p>56.699</text:p>
          </table:table-cell>
          <table:table-cell office:value-type="float" office:value="53.35" table:style-name="ce8">
            <text:p>53.35</text:p>
          </table:table-cell>
          <table:table-cell office:value-type="float" office:value="50.078000000000003" table:style-name="ce8">
            <text:p>50.078</text:p>
          </table:table-cell>
          <table:table-cell office:value-type="float" office:value="36.575000000000003" table:style-name="ce8">
            <text:p>36.575</text:p>
          </table:table-cell>
          <table:table-cell office:value-type="float" office:value="87.742999999999995" table:style-name="ce8">
            <text:p>87.743</text:p>
          </table:table-cell>
          <table:table-cell office:value-type="float" office:value="62.465000000000003" table:style-name="ce8">
            <text:p>62.465</text:p>
          </table:table-cell>
          <table:table-cell office:value-type="float" office:value="64.688999999999993" table:style-name="ce8">
            <text:p>64.689</text:p>
          </table:table-cell>
          <table:table-cell office:value-type="float" office:value="65.13" table:style-name="ce8">
            <text:p>65.13</text:p>
          </table:table-cell>
          <table:table-cell office:value-type="float" office:value="67.105000000000004" table:style-name="ce8">
            <text:p>67.105</text:p>
          </table:table-cell>
          <table:table-cell office:value-type="float" office:value="59.962000000000003" table:style-name="ce8">
            <text:p>59.962</text:p>
          </table:table-cell>
          <table:table-cell office:value-type="float" office:value="66.813999999999993" table:style-name="ce8">
            <text:p>66.814</text:p>
          </table:table-cell>
          <table:table-cell office:value-type="float" office:value="6.5140000000000002" table:style-name="ce8">
            <text:p>6.514</text:p>
          </table:table-cell>
          <table:table-cell office:value-type="float" office:value="11.737" table:style-name="ce8">
            <text:p>11.737</text:p>
          </table:table-cell>
          <table:table-cell office:value-type="float" office:value="26.431999999999999" table:style-name="ce8">
            <text:p>26.432</text:p>
          </table:table-cell>
          <table:table-cell office:value-type="float" office:value="55.317999999999998" table:style-name="ce8">
            <text:p>55.318</text:p>
          </table:table-cell>
          <table:table-cell office:value-type="float" office:value="85.932000000000002" table:style-name="ce8">
            <text:p>85.932</text:p>
          </table:table-cell>
          <table:table-cell office:value-type="float" office:value="61.578000000000003" table:style-name="ce8">
            <text:p>61.578</text:p>
          </table:table-cell>
          <table:table-cell office:value-type="float" office:value="62.316000000000003" table:style-name="ce8">
            <text:p>62.316</text:p>
          </table:table-cell>
          <table:table-cell office:value-type="float" office:value="14.348000000000001" table:style-name="ce8">
            <text:p>14.348</text:p>
          </table:table-cell>
          <table:table-cell office:value-type="float" office:value="14.88" table:style-name="ce8">
            <text:p>14.88</text:p>
          </table:table-cell>
          <table:table-cell office:value-type="float" office:value="9.8469999999999995" table:style-name="ce8">
            <text:p>9.847</text:p>
          </table:table-cell>
          <table:table-cell office:value-type="float" office:value="14.223000000000001" table:style-name="ce8">
            <text:p>14.223</text:p>
          </table:table-cell>
          <table:table-cell office:value-type="float" office:value="57.112000000000002" table:style-name="ce8">
            <text:p>57.112</text:p>
          </table:table-cell>
          <table:table-cell office:value-type="float" office:value="12.473000000000001" table:style-name="ce8">
            <text:p>12.473</text:p>
          </table:table-cell>
          <table:table-cell office:value-type="float" office:value="0" table:style-name="ce8">
            <text:p>0</text:p>
          </table:table-cell>
          <table:table-cell office:value-type="float" office:value="24.725999999999999" table:style-name="ce8">
            <text:p>24.726</text:p>
          </table:table-cell>
          <table:table-cell office:value-type="float" office:value="6.3460000000000001" table:style-name="ce8">
            <text:p>6.346</text:p>
          </table:table-cell>
          <table:table-cell office:value-type="float" office:value="0.438" table:style-name="ce8">
            <text:p>0.438</text:p>
          </table:table-cell>
          <table:table-cell office:value-type="float" office:value="9.19" table:style-name="ce8">
            <text:p>9.19</text:p>
          </table:table-cell>
          <table:table-cell office:value-type="float" office:value="8.9719999999999995" table:style-name="ce8">
            <text:p>8.972</text:p>
          </table:table-cell>
          <table:table-cell office:value-type="float" office:value="0.438" table:style-name="ce8">
            <text:p>0.438</text:p>
          </table:table-cell>
          <table:table-cell office:value-type="float" office:value="2.6259999999999999" table:style-name="ce8">
            <text:p>2.626</text:p>
          </table:table-cell>
          <table:table-cell office:value-type="float" office:value="2.1880000000000002" table:style-name="ce8">
            <text:p>2.188</text:p>
          </table:table-cell>
          <table:table-cell office:value-type="float" office:value="0.65600000000000003" table:style-name="ce8">
            <text:p>0.656</text:p>
          </table:table-cell>
          <table:table-cell office:value-type="float" office:value="10.722" table:style-name="ce8">
            <text:p>10.722</text:p>
          </table:table-cell>
          <table:table-cell office:value-type="float" office:value="9.19" table:style-name="ce8">
            <text:p>9.19</text:p>
          </table:table-cell>
          <table:table-cell office:value-type="float" office:value="13.348000000000001" table:style-name="ce8">
            <text:p>13.348</text:p>
          </table:table-cell>
          <table:table-cell office:value-type="float" office:value="17.724" table:style-name="ce8">
            <text:p>17.724</text:p>
          </table:table-cell>
          <table:table-cell office:value-type="float" office:value="7.8769999999999998" table:style-name="ce8">
            <text:p>7.877</text:p>
          </table:table-cell>
          <table:table-cell office:value-type="float" office:value="10.739000000000001" table:style-name="ce8">
            <text:p>10.739</text:p>
          </table:table-cell>
          <table:table-cell office:value-type="string" table:style-name="ce8">
            <text:p>11.111</text:p>
          </table:table-cell>
          <table:table-cell office:value-type="string" table:style-name="ce8">
            <text:p>4.094</text:p>
          </table:table-cell>
          <table:table-cell office:value-type="string" table:style-name="ce8">
            <text:p>30.409</text:p>
          </table:table-cell>
          <table:table-cell office:value-type="string" table:style-name="ce8">
            <text:p>44.152</text:p>
          </table:table-cell>
          <table:table-cell office:value-type="string" table:style-name="ce8">
            <text:p>2.632</text:p>
          </table:table-cell>
          <table:table-cell office:value-type="string" table:style-name="ce8">
            <text:p>39.181</text:p>
          </table:table-cell>
          <table:table-cell office:value-type="string" table:style-name="ce8">
            <text:p>47.368</text:p>
          </table:table-cell>
          <table:table-cell office:value-type="string" table:style-name="ce8">
            <text:p>27.485</text:p>
          </table:table-cell>
          <table:table-cell office:value-type="string" table:style-name="ce8">
            <text:p>45.906</text:p>
          </table:table-cell>
          <table:table-cell office:value-type="string" table:style-name="ce8">
            <text:p>42.69</text:p>
          </table:table-cell>
          <table:table-cell office:value-type="string" table:style-name="ce8">
            <text:p>26.608</text:p>
          </table:table-cell>
          <table:table-cell office:value-type="string" table:style-name="ce8">
            <text:p>6.433</text:p>
          </table:table-cell>
          <table:table-cell office:value-type="string" table:style-name="ce8">
            <text:p>5.263</text:p>
          </table:table-cell>
          <table:table-cell office:value-type="string" table:style-name="ce8">
            <text:p>12.573</text:p>
          </table:table-cell>
          <table:table-cell office:value-type="string" table:style-name="ce8">
            <text:p>10.819</text:p>
          </table:table-cell>
          <table:table-cell office:value-type="string" table:style-name="ce8">
            <text:p>21.053</text:p>
          </table:table-cell>
          <table:table-cell office:value-type="string" table:style-name="ce8">
            <text:p>2.339</text:p>
          </table:table-cell>
          <table:table-cell office:value-type="string" table:style-name="ce8">
            <text:p>39.474</text:p>
          </table:table-cell>
          <table:table-cell office:value-type="string" table:style-name="ce8">
            <text:p>9.649</text:p>
          </table:table-cell>
          <table:table-cell office:value-type="string" table:style-name="ce8">
            <text:p>36.842</text:p>
          </table:table-cell>
          <table:table-cell office:value-type="string" table:style-name="ce8">
            <text:p>33.626</text:p>
          </table:table-cell>
          <table:table-cell office:value-type="string" table:style-name="ce8">
            <text:p>4.386</text:p>
          </table:table-cell>
          <table:table-cell office:value-type="string" table:style-name="ce8">
            <text:p>2.632</text:p>
          </table:table-cell>
          <table:table-cell office:value-type="string" table:style-name="ce8">
            <text:p>1.462</text:p>
          </table:table-cell>
          <table:table-cell office:value-type="string" table:style-name="ce8">
            <text:p>1.754</text:p>
          </table:table-cell>
          <table:table-cell office:value-type="string" table:style-name="ce8">
            <text:p>0.585</text:p>
          </table:table-cell>
          <table:table-cell office:value-type="string" table:style-name="ce8">
            <text:p>1.462</text:p>
          </table:table-cell>
          <table:table-cell office:value-type="string" table:style-name="ce8">
            <text:p>2.924</text:p>
          </table:table-cell>
          <table:table-cell office:value-type="string" table:style-name="ce8">
            <text:p>7.018</text:p>
          </table:table-cell>
          <table:table-cell office:value-type="string" table:style-name="ce8">
            <text:p>43.275</text:p>
          </table:table-cell>
          <table:table-cell office:value-type="string" table:style-name="ce8">
            <text:p>15.089</text:p>
          </table:table-cell>
          <table:table-cell office:value-type="string" table:style-name="ce8">
            <text:p>42.478</text:p>
          </table:table-cell>
          <table:table-cell office:value-type="string" table:style-name="ce8">
            <text:p>60.117</text:p>
          </table:table-cell>
          <table:table-cell office:value-type="string" table:style-name="ce8">
            <text:p>41.892</text:p>
          </table:table-cell>
          <table:table-cell office:value-type="float" office:value="63.417999999999999" table:style-name="ce8">
            <text:p>63.418</text:p>
          </table:table-cell>
          <table:table-cell office:value-type="float" office:value="73.596999999999994" table:style-name="ce8">
            <text:p>73.597</text:p>
          </table:table-cell>
          <table:table-cell office:value-type="float" office:value="63.390999999999998" table:style-name="ce8">
            <text:p>63.391</text:p>
          </table:table-cell>
          <table:table-cell office:value-type="float" office:value="51.314" table:style-name="ce8">
            <text:p>51.314</text:p>
          </table:table-cell>
          <table:table-cell office:value-type="float" office:value="77.631" table:style-name="ce8">
            <text:p>77.631</text:p>
          </table:table-cell>
          <table:table-cell office:value-type="float" office:value="71.778999999999996" table:style-name="ce8">
            <text:p>71.779</text:p>
          </table:table-cell>
          <table:table-cell office:value-type="float" office:value="5.7729999999999997" table:style-name="ce8">
            <text:p>5.773</text:p>
          </table:table-cell>
          <table:table-cell office:value-type="float" office:value="70.013000000000005" table:style-name="ce8">
            <text:p>70.013</text:p>
          </table:table-cell>
          <table:table-cell table:number-columns-repeated="16238"/>
        </table:table-row>
        <table:table-row table:style-name="ro3">
          <table:table-cell office:value-type="string" table:style-name="ce3">
            <text:p>J03_all: Ethnicities (full)</text:p>
          </table:table-cell>
          <table:table-cell office:value-type="string" table:style-name="ce3">
            <text:p>Mixed: Any other Mixed or Multiple ethnic background</text:p>
          </table:table-cell>
          <table:table-cell office:value-type="float" office:value="2424" table:style-name="ce8">
            <text:p>2424</text:p>
          </table:table-cell>
          <table:table-cell office:value-type="float" office:value="65.56" table:style-name="ce8">
            <text:p>65.56</text:p>
          </table:table-cell>
          <table:table-cell office:value-type="float" office:value="76.147000000000006" table:style-name="ce8">
            <text:p>76.147</text:p>
          </table:table-cell>
          <table:table-cell office:value-type="float" office:value="81.049000000000007" table:style-name="ce8">
            <text:p>81.049</text:p>
          </table:table-cell>
          <table:table-cell office:value-type="float" office:value="71.629000000000005" table:style-name="ce8">
            <text:p>71.629</text:p>
          </table:table-cell>
          <table:table-cell office:value-type="float" office:value="81.784999999999997" table:style-name="ce8">
            <text:p>81.785</text:p>
          </table:table-cell>
          <table:table-cell office:value-type="float" office:value="56.496000000000002" table:style-name="ce8">
            <text:p>56.496</text:p>
          </table:table-cell>
          <table:table-cell office:value-type="float" office:value="76.808999999999997" table:style-name="ce8">
            <text:p>76.809</text:p>
          </table:table-cell>
          <table:table-cell office:value-type="float" office:value="71.796999999999997" table:style-name="ce8">
            <text:p>71.797</text:p>
          </table:table-cell>
          <table:table-cell office:value-type="float" office:value="35.619" table:style-name="ce8">
            <text:p>35.619</text:p>
          </table:table-cell>
          <table:table-cell office:value-type="float" office:value="53.523000000000003" table:style-name="ce8">
            <text:p>53.523</text:p>
          </table:table-cell>
          <table:table-cell office:value-type="float" office:value="28.576000000000001" table:style-name="ce8">
            <text:p>28.576</text:p>
          </table:table-cell>
          <table:table-cell office:value-type="float" office:value="73.296000000000006" table:style-name="ce8">
            <text:p>73.296</text:p>
          </table:table-cell>
          <table:table-cell office:value-type="float" office:value="89.718999999999994" table:style-name="ce8">
            <text:p>89.719</text:p>
          </table:table-cell>
          <table:table-cell office:value-type="float" office:value="81.233999999999995" table:style-name="ce8">
            <text:p>81.234</text:p>
          </table:table-cell>
          <table:table-cell office:value-type="float" office:value="77.930000000000007" table:style-name="ce8">
            <text:p>77.93</text:p>
          </table:table-cell>
          <table:table-cell office:value-type="float" office:value="57.857999999999997" table:style-name="ce8">
            <text:p>57.858</text:p>
          </table:table-cell>
          <table:table-cell office:value-type="float" office:value="74.225999999999999" table:style-name="ce8">
            <text:p>74.226</text:p>
          </table:table-cell>
          <table:table-cell office:value-type="float" office:value="79.025999999999996" table:style-name="ce8">
            <text:p>79.026</text:p>
          </table:table-cell>
          <table:table-cell office:value-type="float" office:value="83.064999999999998" table:style-name="ce8">
            <text:p>83.065</text:p>
          </table:table-cell>
          <table:table-cell office:value-type="float" office:value="74.38" table:style-name="ce8">
            <text:p>74.38</text:p>
          </table:table-cell>
          <table:table-cell office:value-type="float" office:value="83.835999999999999" table:style-name="ce8">
            <text:p>83.836</text:p>
          </table:table-cell>
          <table:table-cell office:value-type="float" office:value="82.022000000000006" table:style-name="ce8">
            <text:p>82.022</text:p>
          </table:table-cell>
          <table:table-cell office:value-type="float" office:value="67.837999999999994" table:style-name="ce8">
            <text:p>67.838</text:p>
          </table:table-cell>
          <table:table-cell office:value-type="float" office:value="78.108000000000004" table:style-name="ce8">
            <text:p>78.108</text:p>
          </table:table-cell>
          <table:table-cell office:value-type="float" office:value="81.213999999999999" table:style-name="ce8">
            <text:p>81.214</text:p>
          </table:table-cell>
          <table:table-cell office:value-type="float" office:value="70.546999999999997" table:style-name="ce8">
            <text:p>70.547</text:p>
          </table:table-cell>
          <table:table-cell office:value-type="float" office:value="67.728999999999999" table:style-name="ce8">
            <text:p>67.729</text:p>
          </table:table-cell>
          <table:table-cell office:value-type="float" office:value="69.272000000000006" table:style-name="ce8">
            <text:p>69.272</text:p>
          </table:table-cell>
          <table:table-cell office:value-type="float" office:value="41.332000000000001" table:style-name="ce8">
            <text:p>41.332</text:p>
          </table:table-cell>
          <table:table-cell office:value-type="float" office:value="86.116" table:style-name="ce8">
            <text:p>86.116</text:p>
          </table:table-cell>
          <table:table-cell office:value-type="float" office:value="83.361000000000004" table:style-name="ce8">
            <text:p>83.361</text:p>
          </table:table-cell>
          <table:table-cell office:value-type="float" office:value="76.001999999999995" table:style-name="ce8">
            <text:p>76.002</text:p>
          </table:table-cell>
          <table:table-cell office:value-type="float" office:value="62.795000000000002" table:style-name="ce8">
            <text:p>62.795</text:p>
          </table:table-cell>
          <table:table-cell office:value-type="float" office:value="54.215000000000003" table:style-name="ce8">
            <text:p>54.215</text:p>
          </table:table-cell>
          <table:table-cell office:value-type="float" office:value="55.5" table:style-name="ce8">
            <text:p>55.5</text:p>
          </table:table-cell>
          <table:table-cell office:value-type="float" office:value="53.387999999999998" table:style-name="ce8">
            <text:p>53.388</text:p>
          </table:table-cell>
          <table:table-cell office:value-type="float" office:value="80.132000000000005" table:style-name="ce8">
            <text:p>80.132</text:p>
          </table:table-cell>
          <table:table-cell office:value-type="float" office:value="84.87" table:style-name="ce8">
            <text:p>84.87</text:p>
          </table:table-cell>
          <table:table-cell office:value-type="float" office:value="70.090999999999994" table:style-name="ce8">
            <text:p>70.091</text:p>
          </table:table-cell>
          <table:table-cell office:value-type="float" office:value="72.183000000000007" table:style-name="ce8">
            <text:p>72.183</text:p>
          </table:table-cell>
          <table:table-cell office:value-type="float" office:value="69.335999999999999" table:style-name="ce8">
            <text:p>69.336</text:p>
          </table:table-cell>
          <table:table-cell office:value-type="float" office:value="75.754000000000005" table:style-name="ce8">
            <text:p>75.754</text:p>
          </table:table-cell>
          <table:table-cell office:value-type="float" office:value="88.54" table:style-name="ce8">
            <text:p>88.54</text:p>
          </table:table-cell>
          <table:table-cell office:value-type="float" office:value="71.033000000000001" table:style-name="ce8">
            <text:p>71.033</text:p>
          </table:table-cell>
          <table:table-cell office:value-type="float" office:value="60.636000000000003" table:style-name="ce8">
            <text:p>60.636</text:p>
          </table:table-cell>
          <table:table-cell office:value-type="float" office:value="65.62" table:style-name="ce8">
            <text:p>65.62</text:p>
          </table:table-cell>
          <table:table-cell office:value-type="float" office:value="35.799999999999997" table:style-name="ce8">
            <text:p>35.8</text:p>
          </table:table-cell>
          <table:table-cell office:value-type="float" office:value="40.902000000000001" table:style-name="ce8">
            <text:p>40.902</text:p>
          </table:table-cell>
          <table:table-cell office:value-type="float" office:value="30.12" table:style-name="ce8">
            <text:p>30.12</text:p>
          </table:table-cell>
          <table:table-cell office:value-type="float" office:value="70.933000000000007" table:style-name="ce8">
            <text:p>70.933</text:p>
          </table:table-cell>
          <table:table-cell office:value-type="float" office:value="63.966999999999999" table:style-name="ce8">
            <text:p>63.967</text:p>
          </table:table-cell>
          <table:table-cell office:value-type="float" office:value="54.537999999999997" table:style-name="ce8">
            <text:p>54.538</text:p>
          </table:table-cell>
          <table:table-cell office:value-type="float" office:value="56.765000000000001" table:style-name="ce8">
            <text:p>56.765</text:p>
          </table:table-cell>
          <table:table-cell office:value-type="float" office:value="41.636000000000003" table:style-name="ce8">
            <text:p>41.636</text:p>
          </table:table-cell>
          <table:table-cell office:value-type="float" office:value="38.512" table:style-name="ce8">
            <text:p>38.512</text:p>
          </table:table-cell>
          <table:table-cell office:value-type="float" office:value="66.266999999999996" table:style-name="ce8">
            <text:p>66.267</text:p>
          </table:table-cell>
          <table:table-cell office:value-type="float" office:value="39.198999999999998" table:style-name="ce8">
            <text:p>39.199</text:p>
          </table:table-cell>
          <table:table-cell office:value-type="float" office:value="49.731999999999999" table:style-name="ce8">
            <text:p>49.732</text:p>
          </table:table-cell>
          <table:table-cell office:value-type="float" office:value="67.409000000000006" table:style-name="ce8">
            <text:p>67.409</text:p>
          </table:table-cell>
          <table:table-cell office:value-type="float" office:value="64.876000000000005" table:style-name="ce8">
            <text:p>64.876</text:p>
          </table:table-cell>
          <table:table-cell office:value-type="float" office:value="56.328000000000003" table:style-name="ce8">
            <text:p>56.328</text:p>
          </table:table-cell>
          <table:table-cell office:value-type="float" office:value="57.456000000000003" table:style-name="ce8">
            <text:p>57.456</text:p>
          </table:table-cell>
          <table:table-cell office:value-type="float" office:value="54.890999999999998" table:style-name="ce8">
            <text:p>54.891</text:p>
          </table:table-cell>
          <table:table-cell office:value-type="float" office:value="51.426000000000002" table:style-name="ce8">
            <text:p>51.426</text:p>
          </table:table-cell>
          <table:table-cell office:value-type="float" office:value="38.042000000000002" table:style-name="ce8">
            <text:p>38.042</text:p>
          </table:table-cell>
          <table:table-cell office:value-type="float" office:value="87.933999999999997" table:style-name="ce8">
            <text:p>87.934</text:p>
          </table:table-cell>
          <table:table-cell office:value-type="float" office:value="67.397000000000006" table:style-name="ce8">
            <text:p>67.397</text:p>
          </table:table-cell>
          <table:table-cell office:value-type="float" office:value="67.921999999999997" table:style-name="ce8">
            <text:p>67.922</text:p>
          </table:table-cell>
          <table:table-cell office:value-type="float" office:value="67.37" table:style-name="ce8">
            <text:p>67.37</text:p>
          </table:table-cell>
          <table:table-cell office:value-type="float" office:value="73.08" table:style-name="ce8">
            <text:p>73.08</text:p>
          </table:table-cell>
          <table:table-cell office:value-type="float" office:value="58.999000000000002" table:style-name="ce8">
            <text:p>58.999</text:p>
          </table:table-cell>
          <table:table-cell office:value-type="float" office:value="69.432000000000002" table:style-name="ce8">
            <text:p>69.432</text:p>
          </table:table-cell>
          <table:table-cell office:value-type="float" office:value="7.5869999999999997" table:style-name="ce8">
            <text:p>7.587</text:p>
          </table:table-cell>
          <table:table-cell office:value-type="float" office:value="12.728" table:style-name="ce8">
            <text:p>12.728</text:p>
          </table:table-cell>
          <table:table-cell office:value-type="float" office:value="32.628999999999998" table:style-name="ce8">
            <text:p>32.629</text:p>
          </table:table-cell>
          <table:table-cell office:value-type="float" office:value="47.055999999999997" table:style-name="ce8">
            <text:p>47.056</text:p>
          </table:table-cell>
          <table:table-cell office:value-type="float" office:value="88.131" table:style-name="ce8">
            <text:p>88.131</text:p>
          </table:table-cell>
          <table:table-cell office:value-type="float" office:value="60.924999999999997" table:style-name="ce8">
            <text:p>60.925</text:p>
          </table:table-cell>
          <table:table-cell office:value-type="float" office:value="67.105999999999995" table:style-name="ce8">
            <text:p>67.106</text:p>
          </table:table-cell>
          <table:table-cell office:value-type="float" office:value="15.366" table:style-name="ce8">
            <text:p>15.366</text:p>
          </table:table-cell>
          <table:table-cell office:value-type="float" office:value="21.024000000000001" table:style-name="ce8">
            <text:p>21.024</text:p>
          </table:table-cell>
          <table:table-cell office:value-type="float" office:value="9.9730000000000008" table:style-name="ce8">
            <text:p>9.973</text:p>
          </table:table-cell>
          <table:table-cell office:value-type="float" office:value="17.251000000000001" table:style-name="ce8">
            <text:p>17.251</text:p>
          </table:table-cell>
          <table:table-cell office:value-type="float" office:value="32.884" table:style-name="ce8">
            <text:p>32.884</text:p>
          </table:table-cell>
          <table:table-cell office:value-type="float" office:value="16.172999999999998" table:style-name="ce8">
            <text:p>16.173</text:p>
          </table:table-cell>
          <table:table-cell office:value-type="float" office:value="0" table:style-name="ce8">
            <text:p>0</text:p>
          </table:table-cell>
          <table:table-cell office:value-type="float" office:value="26.954000000000001" table:style-name="ce8">
            <text:p>26.954</text:p>
          </table:table-cell>
          <table:table-cell office:value-type="float" office:value="4.8520000000000003" table:style-name="ce8">
            <text:p>4.852</text:p>
          </table:table-cell>
          <table:table-cell office:value-type="float" office:value="0.27" table:style-name="ce8">
            <text:p>0.27</text:p>
          </table:table-cell>
          <table:table-cell office:value-type="float" office:value="15.364000000000001" table:style-name="ce8">
            <text:p>15.364</text:p>
          </table:table-cell>
          <table:table-cell office:value-type="float" office:value="11.59" table:style-name="ce8">
            <text:p>11.59</text:p>
          </table:table-cell>
          <table:table-cell office:value-type="float" office:value="1.3480000000000001" table:style-name="ce8">
            <text:p>1.348</text:p>
          </table:table-cell>
          <table:table-cell office:value-type="float" office:value="5.93" table:style-name="ce8">
            <text:p>5.93</text:p>
          </table:table-cell>
          <table:table-cell office:value-type="float" office:value="2.9649999999999999" table:style-name="ce8">
            <text:p>2.965</text:p>
          </table:table-cell>
          <table:table-cell office:value-type="float" office:value="1.887" table:style-name="ce8">
            <text:p>1.887</text:p>
          </table:table-cell>
          <table:table-cell office:value-type="float" office:value="9.1639999999999997" table:style-name="ce8">
            <text:p>9.164</text:p>
          </table:table-cell>
          <table:table-cell office:value-type="float" office:value="15.632999999999999" table:style-name="ce8">
            <text:p>15.633</text:p>
          </table:table-cell>
          <table:table-cell office:value-type="float" office:value="16.172999999999998" table:style-name="ce8">
            <text:p>16.173</text:p>
          </table:table-cell>
          <table:table-cell office:value-type="float" office:value="19.137" table:style-name="ce8">
            <text:p>19.137</text:p>
          </table:table-cell>
          <table:table-cell office:value-type="float" office:value="6.4690000000000003" table:style-name="ce8">
            <text:p>6.469</text:p>
          </table:table-cell>
          <table:table-cell office:value-type="float" office:value="12.34" table:style-name="ce8">
            <text:p>12.34</text:p>
          </table:table-cell>
          <table:table-cell office:value-type="string" table:style-name="ce8">
            <text:p>13.468</text:p>
          </table:table-cell>
          <table:table-cell office:value-type="string" table:style-name="ce8">
            <text:p>3.367</text:p>
          </table:table-cell>
          <table:table-cell office:value-type="string" table:style-name="ce8">
            <text:p>31.313</text:p>
          </table:table-cell>
          <table:table-cell office:value-type="string" table:style-name="ce8">
            <text:p>35.354</text:p>
          </table:table-cell>
          <table:table-cell office:value-type="string" table:style-name="ce8">
            <text:p>1.01</text:p>
          </table:table-cell>
          <table:table-cell office:value-type="string" table:style-name="ce8">
            <text:p>40.067</text:p>
          </table:table-cell>
          <table:table-cell office:value-type="string" table:style-name="ce8">
            <text:p>51.515</text:p>
          </table:table-cell>
          <table:table-cell office:value-type="string" table:style-name="ce8">
            <text:p>28.62</text:p>
          </table:table-cell>
          <table:table-cell office:value-type="string" table:style-name="ce8">
            <text:p>39.394</text:p>
          </table:table-cell>
          <table:table-cell office:value-type="string" table:style-name="ce8">
            <text:p>38.047</text:p>
          </table:table-cell>
          <table:table-cell office:value-type="string" table:style-name="ce8">
            <text:p>30.976</text:p>
          </table:table-cell>
          <table:table-cell office:value-type="string" table:style-name="ce8">
            <text:p>3.704</text:p>
          </table:table-cell>
          <table:table-cell office:value-type="string" table:style-name="ce8">
            <text:p>4.04</text:p>
          </table:table-cell>
          <table:table-cell office:value-type="string" table:style-name="ce8">
            <text:p>9.428</text:p>
          </table:table-cell>
          <table:table-cell office:value-type="string" table:style-name="ce8">
            <text:p>13.131</text:p>
          </table:table-cell>
          <table:table-cell office:value-type="string" table:style-name="ce8">
            <text:p>17.508</text:p>
          </table:table-cell>
          <table:table-cell office:value-type="string" table:style-name="ce8">
            <text:p>2.694</text:p>
          </table:table-cell>
          <table:table-cell office:value-type="string" table:style-name="ce8">
            <text:p>40.404</text:p>
          </table:table-cell>
          <table:table-cell office:value-type="string" table:style-name="ce8">
            <text:p>9.428</text:p>
          </table:table-cell>
          <table:table-cell office:value-type="string" table:style-name="ce8">
            <text:p>38.384</text:p>
          </table:table-cell>
          <table:table-cell office:value-type="string" table:style-name="ce8">
            <text:p>30.303</text:p>
          </table:table-cell>
          <table:table-cell office:value-type="string" table:style-name="ce8">
            <text:p>4.714</text:p>
          </table:table-cell>
          <table:table-cell office:value-type="string" table:style-name="ce8">
            <text:p>3.704</text:p>
          </table:table-cell>
          <table:table-cell office:value-type="string" table:style-name="ce8">
            <text:p>3.03</text:p>
          </table:table-cell>
          <table:table-cell office:value-type="string" table:style-name="ce8">
            <text:p>2.357</text:p>
          </table:table-cell>
          <table:table-cell office:value-type="string" table:style-name="ce8">
            <text:p>2.694</text:p>
          </table:table-cell>
          <table:table-cell office:value-type="string" table:style-name="ce8">
            <text:p>2.357</text:p>
          </table:table-cell>
          <table:table-cell office:value-type="string" table:style-name="ce8">
            <text:p>2.694</text:p>
          </table:table-cell>
          <table:table-cell office:value-type="string" table:style-name="ce8">
            <text:p>6.734</text:p>
          </table:table-cell>
          <table:table-cell office:value-type="string" table:style-name="ce8">
            <text:p>43.729</text:p>
          </table:table-cell>
          <table:table-cell office:value-type="string" table:style-name="ce8">
            <text:p>13.559</text:p>
          </table:table-cell>
          <table:table-cell office:value-type="string" table:style-name="ce8">
            <text:p>44.816</text:p>
          </table:table-cell>
          <table:table-cell office:value-type="string" table:style-name="ce8">
            <text:p>64.646</text:p>
          </table:table-cell>
          <table:table-cell office:value-type="string" table:style-name="ce8">
            <text:p>35.938</text:p>
          </table:table-cell>
          <table:table-cell office:value-type="float" office:value="58.738" table:style-name="ce8">
            <text:p>58.738</text:p>
          </table:table-cell>
          <table:table-cell office:value-type="float" office:value="65.864000000000004" table:style-name="ce8">
            <text:p>65.864</text:p>
          </table:table-cell>
          <table:table-cell office:value-type="float" office:value="56.899000000000001" table:style-name="ce8">
            <text:p>56.899</text:p>
          </table:table-cell>
          <table:table-cell office:value-type="float" office:value="40.764000000000003" table:style-name="ce8">
            <text:p>40.764</text:p>
          </table:table-cell>
          <table:table-cell office:value-type="float" office:value="69.027000000000001" table:style-name="ce8">
            <text:p>69.027</text:p>
          </table:table-cell>
          <table:table-cell office:value-type="float" office:value="67.825999999999993" table:style-name="ce8">
            <text:p>67.826</text:p>
          </table:table-cell>
          <table:table-cell office:value-type="float" office:value="6.891" table:style-name="ce8">
            <text:p>6.891</text:p>
          </table:table-cell>
          <table:table-cell office:value-type="float" office:value="72.998999999999995" table:style-name="ce8">
            <text:p>72.999</text:p>
          </table:table-cell>
          <table:table-cell table:number-columns-repeated="16238"/>
        </table:table-row>
        <table:table-row table:style-name="ro6">
          <table:table-cell office:value-type="string" table:style-name="ce3">
            <text:p>J03_all: Ethnicities (full)</text:p>
          </table:table-cell>
          <table:table-cell office:value-type="string" table:style-name="ce3">
            <text:p>Mixed: White and Asian</text:p>
          </table:table-cell>
          <table:table-cell office:value-type="float" office:value="1844" table:style-name="ce8">
            <text:p>1844</text:p>
          </table:table-cell>
          <table:table-cell office:value-type="float" office:value="65.704999999999998" table:style-name="ce8">
            <text:p>65.705</text:p>
          </table:table-cell>
          <table:table-cell office:value-type="float" office:value="78.406000000000006" table:style-name="ce8">
            <text:p>78.406</text:p>
          </table:table-cell>
          <table:table-cell office:value-type="float" office:value="82.709000000000003" table:style-name="ce8">
            <text:p>82.709</text:p>
          </table:table-cell>
          <table:table-cell office:value-type="float" office:value="74.198999999999998" table:style-name="ce8">
            <text:p>74.199</text:p>
          </table:table-cell>
          <table:table-cell office:value-type="float" office:value="82.89" table:style-name="ce8">
            <text:p>82.89</text:p>
          </table:table-cell>
          <table:table-cell office:value-type="float" office:value="61.302" table:style-name="ce8">
            <text:p>61.302</text:p>
          </table:table-cell>
          <table:table-cell office:value-type="float" office:value="79.853999999999999" table:style-name="ce8">
            <text:p>79.854</text:p>
          </table:table-cell>
          <table:table-cell office:value-type="float" office:value="72.856999999999999" table:style-name="ce8">
            <text:p>72.857</text:p>
          </table:table-cell>
          <table:table-cell office:value-type="float" office:value="39.460999999999999" table:style-name="ce8">
            <text:p>39.461</text:p>
          </table:table-cell>
          <table:table-cell office:value-type="float" office:value="56.08" table:style-name="ce8">
            <text:p>56.08</text:p>
          </table:table-cell>
          <table:table-cell office:value-type="float" office:value="26.7" table:style-name="ce8">
            <text:p>26.7</text:p>
          </table:table-cell>
          <table:table-cell office:value-type="float" office:value="73.405000000000001" table:style-name="ce8">
            <text:p>73.405</text:p>
          </table:table-cell>
          <table:table-cell office:value-type="float" office:value="90.444999999999993" table:style-name="ce8">
            <text:p>90.445</text:p>
          </table:table-cell>
          <table:table-cell office:value-type="float" office:value="81.813000000000002" table:style-name="ce8">
            <text:p>81.813</text:p>
          </table:table-cell>
          <table:table-cell office:value-type="float" office:value="79.653000000000006" table:style-name="ce8">
            <text:p>79.653</text:p>
          </table:table-cell>
          <table:table-cell office:value-type="float" office:value="61.889000000000003" table:style-name="ce8">
            <text:p>61.889</text:p>
          </table:table-cell>
          <table:table-cell office:value-type="float" office:value="78.254000000000005" table:style-name="ce8">
            <text:p>78.254</text:p>
          </table:table-cell>
          <table:table-cell office:value-type="float" office:value="81.096999999999994" table:style-name="ce8">
            <text:p>81.097</text:p>
          </table:table-cell>
          <table:table-cell office:value-type="float" office:value="84.302000000000007" table:style-name="ce8">
            <text:p>84.302</text:p>
          </table:table-cell>
          <table:table-cell office:value-type="float" office:value="77.278000000000006" table:style-name="ce8">
            <text:p>77.278</text:p>
          </table:table-cell>
          <table:table-cell office:value-type="float" office:value="87.947999999999993" table:style-name="ce8">
            <text:p>87.948</text:p>
          </table:table-cell>
          <table:table-cell office:value-type="float" office:value="85.480999999999995" table:style-name="ce8">
            <text:p>85.481</text:p>
          </table:table-cell>
          <table:table-cell office:value-type="float" office:value="69.602999999999994" table:style-name="ce8">
            <text:p>69.603</text:p>
          </table:table-cell>
          <table:table-cell office:value-type="float" office:value="82.149000000000001" table:style-name="ce8">
            <text:p>82.149</text:p>
          </table:table-cell>
          <table:table-cell office:value-type="float" office:value="84.328000000000003" table:style-name="ce8">
            <text:p>84.328</text:p>
          </table:table-cell>
          <table:table-cell office:value-type="float" office:value="71.747" table:style-name="ce8">
            <text:p>71.747</text:p>
          </table:table-cell>
          <table:table-cell office:value-type="float" office:value="70.147000000000006" table:style-name="ce8">
            <text:p>70.147</text:p>
          </table:table-cell>
          <table:table-cell office:value-type="float" office:value="73.816000000000003" table:style-name="ce8">
            <text:p>73.816</text:p>
          </table:table-cell>
          <table:table-cell office:value-type="float" office:value="39.369" table:style-name="ce8">
            <text:p>39.369</text:p>
          </table:table-cell>
          <table:table-cell office:value-type="float" office:value="88.286000000000001" table:style-name="ce8">
            <text:p>88.286</text:p>
          </table:table-cell>
          <table:table-cell office:value-type="float" office:value="83.712999999999994" table:style-name="ce8">
            <text:p>83.713</text:p>
          </table:table-cell>
          <table:table-cell office:value-type="float" office:value="76.739000000000004" table:style-name="ce8">
            <text:p>76.739</text:p>
          </table:table-cell>
          <table:table-cell office:value-type="float" office:value="67.897999999999996" table:style-name="ce8">
            <text:p>67.898</text:p>
          </table:table-cell>
          <table:table-cell office:value-type="float" office:value="57.515000000000001" table:style-name="ce8">
            <text:p>57.515</text:p>
          </table:table-cell>
          <table:table-cell office:value-type="float" office:value="63.069000000000003" table:style-name="ce8">
            <text:p>63.069</text:p>
          </table:table-cell>
          <table:table-cell office:value-type="float" office:value="56.84" table:style-name="ce8">
            <text:p>56.84</text:p>
          </table:table-cell>
          <table:table-cell office:value-type="float" office:value="84.760999999999996" table:style-name="ce8">
            <text:p>84.761</text:p>
          </table:table-cell>
          <table:table-cell office:value-type="float" office:value="87.412000000000006" table:style-name="ce8">
            <text:p>87.412</text:p>
          </table:table-cell>
          <table:table-cell office:value-type="float" office:value="72.840999999999994" table:style-name="ce8">
            <text:p>72.841</text:p>
          </table:table-cell>
          <table:table-cell office:value-type="float" office:value="74.457999999999998" table:style-name="ce8">
            <text:p>74.458</text:p>
          </table:table-cell>
          <table:table-cell office:value-type="float" office:value="70.102999999999994" table:style-name="ce8">
            <text:p>70.103</text:p>
          </table:table-cell>
          <table:table-cell office:value-type="float" office:value="76.372" table:style-name="ce8">
            <text:p>76.372</text:p>
          </table:table-cell>
          <table:table-cell office:value-type="float" office:value="87.308999999999997" table:style-name="ce8">
            <text:p>87.309</text:p>
          </table:table-cell>
          <table:table-cell office:value-type="float" office:value="73.325999999999993" table:style-name="ce8">
            <text:p>73.326</text:p>
          </table:table-cell>
          <table:table-cell office:value-type="float" office:value="63.009" table:style-name="ce8">
            <text:p>63.009</text:p>
          </table:table-cell>
          <table:table-cell office:value-type="float" office:value="66.92" table:style-name="ce8">
            <text:p>66.92</text:p>
          </table:table-cell>
          <table:table-cell office:value-type="float" office:value="39.154000000000003" table:style-name="ce8">
            <text:p>39.154</text:p>
          </table:table-cell>
          <table:table-cell office:value-type="float" office:value="45.524000000000001" table:style-name="ce8">
            <text:p>45.524</text:p>
          </table:table-cell>
          <table:table-cell office:value-type="float" office:value="33.677" table:style-name="ce8">
            <text:p>33.677</text:p>
          </table:table-cell>
          <table:table-cell office:value-type="float" office:value="74.320999999999998" table:style-name="ce8">
            <text:p>74.321</text:p>
          </table:table-cell>
          <table:table-cell office:value-type="float" office:value="67.337999999999994" table:style-name="ce8">
            <text:p>67.338</text:p>
          </table:table-cell>
          <table:table-cell office:value-type="float" office:value="55.58" table:style-name="ce8">
            <text:p>55.58</text:p>
          </table:table-cell>
          <table:table-cell office:value-type="float" office:value="62.152999999999999" table:style-name="ce8">
            <text:p>62.153</text:p>
          </table:table-cell>
          <table:table-cell office:value-type="float" office:value="42.128" table:style-name="ce8">
            <text:p>42.128</text:p>
          </table:table-cell>
          <table:table-cell office:value-type="float" office:value="40.109000000000002" table:style-name="ce8">
            <text:p>40.109</text:p>
          </table:table-cell>
          <table:table-cell office:value-type="float" office:value="67.575000000000003" table:style-name="ce8">
            <text:p>67.575</text:p>
          </table:table-cell>
          <table:table-cell office:value-type="float" office:value="43.454999999999998" table:style-name="ce8">
            <text:p>43.455</text:p>
          </table:table-cell>
          <table:table-cell office:value-type="float" office:value="52.094000000000001" table:style-name="ce8">
            <text:p>52.094</text:p>
          </table:table-cell>
          <table:table-cell office:value-type="float" office:value="68.33" table:style-name="ce8">
            <text:p>68.33</text:p>
          </table:table-cell>
          <table:table-cell office:value-type="float" office:value="67.823999999999998" table:style-name="ce8">
            <text:p>67.824</text:p>
          </table:table-cell>
          <table:table-cell office:value-type="float" office:value="53.582999999999998" table:style-name="ce8">
            <text:p>53.583</text:p>
          </table:table-cell>
          <table:table-cell office:value-type="float" office:value="58.74" table:style-name="ce8">
            <text:p>58.74</text:p>
          </table:table-cell>
          <table:table-cell office:value-type="float" office:value="55.399000000000001" table:style-name="ce8">
            <text:p>55.399</text:p>
          </table:table-cell>
          <table:table-cell office:value-type="float" office:value="54.718000000000004" table:style-name="ce8">
            <text:p>54.718</text:p>
          </table:table-cell>
          <table:table-cell office:value-type="float" office:value="36.881999999999998" table:style-name="ce8">
            <text:p>36.882</text:p>
          </table:table-cell>
          <table:table-cell office:value-type="float" office:value="90.281999999999996" table:style-name="ce8">
            <text:p>90.282</text:p>
          </table:table-cell>
          <table:table-cell office:value-type="float" office:value="72.891000000000005" table:style-name="ce8">
            <text:p>72.891</text:p>
          </table:table-cell>
          <table:table-cell office:value-type="float" office:value="69.427999999999997" table:style-name="ce8">
            <text:p>69.428</text:p>
          </table:table-cell>
          <table:table-cell office:value-type="float" office:value="68.912999999999997" table:style-name="ce8">
            <text:p>68.913</text:p>
          </table:table-cell>
          <table:table-cell office:value-type="float" office:value="75.244" table:style-name="ce8">
            <text:p>75.244</text:p>
          </table:table-cell>
          <table:table-cell office:value-type="float" office:value="59.226999999999997" table:style-name="ce8">
            <text:p>59.227</text:p>
          </table:table-cell>
          <table:table-cell office:value-type="float" office:value="73.555000000000007" table:style-name="ce8">
            <text:p>73.555</text:p>
          </table:table-cell>
          <table:table-cell office:value-type="float" office:value="6.0490000000000004" table:style-name="ce8">
            <text:p>6.049</text:p>
          </table:table-cell>
          <table:table-cell office:value-type="float" office:value="14.332000000000001" table:style-name="ce8">
            <text:p>14.332</text:p>
          </table:table-cell>
          <table:table-cell office:value-type="float" office:value="36.24" table:style-name="ce8">
            <text:p>36.24</text:p>
          </table:table-cell>
          <table:table-cell office:value-type="float" office:value="43.378999999999998" table:style-name="ce8">
            <text:p>43.379</text:p>
          </table:table-cell>
          <table:table-cell office:value-type="float" office:value="91.236999999999995" table:style-name="ce8">
            <text:p>91.237</text:p>
          </table:table-cell>
          <table:table-cell office:value-type="float" office:value="59.124000000000002" table:style-name="ce8">
            <text:p>59.124</text:p>
          </table:table-cell>
          <table:table-cell office:value-type="float" office:value="72.272000000000006" table:style-name="ce8">
            <text:p>72.272</text:p>
          </table:table-cell>
          <table:table-cell office:value-type="float" office:value="10.369" table:style-name="ce8">
            <text:p>10.369</text:p>
          </table:table-cell>
          <table:table-cell office:value-type="float" office:value="18.324999999999999" table:style-name="ce8">
            <text:p>18.325</text:p>
          </table:table-cell>
          <table:table-cell office:value-type="float" office:value="14.135999999999999" table:style-name="ce8">
            <text:p>14.136</text:p>
          </table:table-cell>
          <table:table-cell office:value-type="float" office:value="14.135999999999999" table:style-name="ce8">
            <text:p>14.136</text:p>
          </table:table-cell>
          <table:table-cell office:value-type="float" office:value="36.125999999999998" table:style-name="ce8">
            <text:p>36.126</text:p>
          </table:table-cell>
          <table:table-cell office:value-type="float" office:value="18.847999999999999" table:style-name="ce8">
            <text:p>18.848</text:p>
          </table:table-cell>
          <table:table-cell office:value-type="float" office:value="0.52400000000000002" table:style-name="ce8">
            <text:p>0.524</text:p>
          </table:table-cell>
          <table:table-cell office:value-type="float" office:value="28.271999999999998" table:style-name="ce8">
            <text:p>28.272</text:p>
          </table:table-cell>
          <table:table-cell office:value-type="float" office:value="4.7119999999999997" table:style-name="ce8">
            <text:p>4.712</text:p>
          </table:table-cell>
          <table:table-cell office:value-type="float" office:value="2.0939999999999999" table:style-name="ce8">
            <text:p>2.094</text:p>
          </table:table-cell>
          <table:table-cell office:value-type="float" office:value="15.183" table:style-name="ce8">
            <text:p>15.183</text:p>
          </table:table-cell>
          <table:table-cell office:value-type="float" office:value="8.3770000000000007" table:style-name="ce8">
            <text:p>8.377</text:p>
          </table:table-cell>
          <table:table-cell office:value-type="float" office:value="2.6179999999999999" table:style-name="ce8">
            <text:p>2.618</text:p>
          </table:table-cell>
          <table:table-cell office:value-type="float" office:value="6.2830000000000004" table:style-name="ce8">
            <text:p>6.283</text:p>
          </table:table-cell>
          <table:table-cell office:value-type="float" office:value="4.7119999999999997" table:style-name="ce8">
            <text:p>4.712</text:p>
          </table:table-cell>
          <table:table-cell office:value-type="float" office:value="3.141" table:style-name="ce8">
            <text:p>3.141</text:p>
          </table:table-cell>
          <table:table-cell office:value-type="float" office:value="9.9480000000000004" table:style-name="ce8">
            <text:p>9.948</text:p>
          </table:table-cell>
          <table:table-cell office:value-type="float" office:value="15.183" table:style-name="ce8">
            <text:p>15.183</text:p>
          </table:table-cell>
          <table:table-cell office:value-type="float" office:value="18.324999999999999" table:style-name="ce8">
            <text:p>18.325</text:p>
          </table:table-cell>
          <table:table-cell office:value-type="float" office:value="18.324999999999999" table:style-name="ce8">
            <text:p>18.325</text:p>
          </table:table-cell>
          <table:table-cell office:value-type="float" office:value="5.7590000000000003" table:style-name="ce8">
            <text:p>5.759</text:p>
          </table:table-cell>
          <table:table-cell office:value-type="float" office:value="10.249000000000001" table:style-name="ce8">
            <text:p>10.249</text:p>
          </table:table-cell>
          <table:table-cell office:value-type="string" table:style-name="ce8">
            <text:p>12.766</text:p>
          </table:table-cell>
          <table:table-cell office:value-type="string" table:style-name="ce8">
            <text:p>6.383</text:p>
          </table:table-cell>
          <table:table-cell office:value-type="string" table:style-name="ce8">
            <text:p>27.66</text:p>
          </table:table-cell>
          <table:table-cell office:value-type="string" table:style-name="ce8">
            <text:p>44.681</text:p>
          </table:table-cell>
          <table:table-cell office:value-type="string" table:style-name="ce8">
            <text:p>2.66</text:p>
          </table:table-cell>
          <table:table-cell office:value-type="string" table:style-name="ce8">
            <text:p>40.426</text:p>
          </table:table-cell>
          <table:table-cell office:value-type="string" table:style-name="ce8">
            <text:p>47.872</text:p>
          </table:table-cell>
          <table:table-cell office:value-type="string" table:style-name="ce8">
            <text:p>29.255</text:p>
          </table:table-cell>
          <table:table-cell office:value-type="string" table:style-name="ce8">
            <text:p>38.83</text:p>
          </table:table-cell>
          <table:table-cell office:value-type="string" table:style-name="ce8">
            <text:p>35.106</text:p>
          </table:table-cell>
          <table:table-cell office:value-type="string" table:style-name="ce8">
            <text:p>35.106</text:p>
          </table:table-cell>
          <table:table-cell office:value-type="string" table:style-name="ce8">
            <text:p>6.383</text:p>
          </table:table-cell>
          <table:table-cell office:value-type="string" table:style-name="ce8">
            <text:p>5.319</text:p>
          </table:table-cell>
          <table:table-cell office:value-type="string" table:style-name="ce8">
            <text:p>10.638</text:p>
          </table:table-cell>
          <table:table-cell office:value-type="string" table:style-name="ce8">
            <text:p>14.894</text:p>
          </table:table-cell>
          <table:table-cell office:value-type="string" table:style-name="ce8">
            <text:p>21.277</text:p>
          </table:table-cell>
          <table:table-cell office:value-type="string" table:style-name="ce8">
            <text:p>2.128</text:p>
          </table:table-cell>
          <table:table-cell office:value-type="string" table:style-name="ce8">
            <text:p>51.872</text:p>
          </table:table-cell>
          <table:table-cell office:value-type="string" table:style-name="ce8">
            <text:p>12.834</text:p>
          </table:table-cell>
          <table:table-cell office:value-type="string" table:style-name="ce8">
            <text:p>32.62</text:p>
          </table:table-cell>
          <table:table-cell office:value-type="string" table:style-name="ce8">
            <text:p>21.39</text:p>
          </table:table-cell>
          <table:table-cell office:value-type="string" table:style-name="ce8">
            <text:p>3.209</text:p>
          </table:table-cell>
          <table:table-cell office:value-type="string" table:style-name="ce8">
            <text:p>1.07</text:p>
          </table:table-cell>
          <table:table-cell office:value-type="string" table:style-name="ce8">
            <text:p>2.674</text:p>
          </table:table-cell>
          <table:table-cell office:value-type="string" table:style-name="ce8">
            <text:p>3.209</text:p>
          </table:table-cell>
          <table:table-cell office:value-type="string" table:style-name="ce8">
            <text:p>2.139</text:p>
          </table:table-cell>
          <table:table-cell office:value-type="string" table:style-name="ce8">
            <text:p>2.674</text:p>
          </table:table-cell>
          <table:table-cell office:value-type="string" table:style-name="ce8">
            <text:p>4.813</text:p>
          </table:table-cell>
          <table:table-cell office:value-type="string" table:style-name="ce8">
            <text:p>6.952</text:p>
          </table:table-cell>
          <table:table-cell office:value-type="string" table:style-name="ce8">
            <text:p>46.809</text:p>
          </table:table-cell>
          <table:table-cell office:value-type="string" table:style-name="ce8">
            <text:p>20.213</text:p>
          </table:table-cell>
          <table:table-cell office:value-type="string" table:style-name="ce8">
            <text:p>42.308</text:p>
          </table:table-cell>
          <table:table-cell office:value-type="string" table:style-name="ce8">
            <text:p>59.14</text:p>
          </table:table-cell>
          <table:table-cell office:value-type="string" table:style-name="ce8">
            <text:p>28.409</text:p>
          </table:table-cell>
          <table:table-cell office:value-type="float" office:value="58.93" table:style-name="ce8">
            <text:p>58.93</text:p>
          </table:table-cell>
          <table:table-cell office:value-type="float" office:value="64.024000000000001" table:style-name="ce8">
            <text:p>64.024</text:p>
          </table:table-cell>
          <table:table-cell office:value-type="float" office:value="56.030999999999999" table:style-name="ce8">
            <text:p>56.031</text:p>
          </table:table-cell>
          <table:table-cell office:value-type="float" office:value="40.951000000000001" table:style-name="ce8">
            <text:p>40.951</text:p>
          </table:table-cell>
          <table:table-cell office:value-type="float" office:value="67.34" table:style-name="ce8">
            <text:p>67.34</text:p>
          </table:table-cell>
          <table:table-cell office:value-type="float" office:value="70.131" table:style-name="ce8">
            <text:p>70.131</text:p>
          </table:table-cell>
          <table:table-cell office:value-type="float" office:value="6.5609999999999999" table:style-name="ce8">
            <text:p>6.561</text:p>
          </table:table-cell>
          <table:table-cell office:value-type="float" office:value="77.965999999999994" table:style-name="ce8">
            <text:p>77.966</text:p>
          </table:table-cell>
          <table:table-cell table:number-columns-repeated="16238"/>
        </table:table-row>
        <table:table-row table:style-name="ro6">
          <table:table-cell office:value-type="string" table:style-name="ce3">
            <text:p>J03_all: Ethnicities (full)</text:p>
          </table:table-cell>
          <table:table-cell office:value-type="string" table:style-name="ce3">
            <text:p>Mixed: White and Black African</text:p>
          </table:table-cell>
          <table:table-cell office:value-type="float" office:value="532" table:style-name="ce8">
            <text:p>532</text:p>
          </table:table-cell>
          <table:table-cell office:value-type="float" office:value="68.691000000000003" table:style-name="ce8">
            <text:p>68.691</text:p>
          </table:table-cell>
          <table:table-cell office:value-type="float" office:value="76.484999999999999" table:style-name="ce8">
            <text:p>76.485</text:p>
          </table:table-cell>
          <table:table-cell office:value-type="float" office:value="82.519000000000005" table:style-name="ce8">
            <text:p>82.519</text:p>
          </table:table-cell>
          <table:table-cell office:value-type="float" office:value="74.659000000000006" table:style-name="ce8">
            <text:p>74.659</text:p>
          </table:table-cell>
          <table:table-cell office:value-type="float" office:value="83.804000000000002" table:style-name="ce8">
            <text:p>83.804</text:p>
          </table:table-cell>
          <table:table-cell office:value-type="float" office:value="62.743000000000002" table:style-name="ce8">
            <text:p>62.743</text:p>
          </table:table-cell>
          <table:table-cell office:value-type="float" office:value="77.778000000000006" table:style-name="ce8">
            <text:p>77.778</text:p>
          </table:table-cell>
          <table:table-cell office:value-type="float" office:value="74.953000000000003" table:style-name="ce8">
            <text:p>74.953</text:p>
          </table:table-cell>
          <table:table-cell office:value-type="float" office:value="39.057000000000002" table:style-name="ce8">
            <text:p>39.057</text:p>
          </table:table-cell>
          <table:table-cell office:value-type="float" office:value="57.884" table:style-name="ce8">
            <text:p>57.884</text:p>
          </table:table-cell>
          <table:table-cell office:value-type="float" office:value="27.335000000000001" table:style-name="ce8">
            <text:p>27.335</text:p>
          </table:table-cell>
          <table:table-cell office:value-type="float" office:value="73.724000000000004" table:style-name="ce8">
            <text:p>73.724</text:p>
          </table:table-cell>
          <table:table-cell office:value-type="float" office:value="90.037999999999997" table:style-name="ce8">
            <text:p>90.038</text:p>
          </table:table-cell>
          <table:table-cell office:value-type="float" office:value="80.266000000000005" table:style-name="ce8">
            <text:p>80.266</text:p>
          </table:table-cell>
          <table:table-cell office:value-type="float" office:value="78.113" table:style-name="ce8">
            <text:p>78.113</text:p>
          </table:table-cell>
          <table:table-cell office:value-type="float" office:value="59.51" table:style-name="ce8">
            <text:p>59.51</text:p>
          </table:table-cell>
          <table:table-cell office:value-type="float" office:value="74.436000000000007" table:style-name="ce8">
            <text:p>74.436</text:p>
          </table:table-cell>
          <table:table-cell office:value-type="float" office:value="80.263000000000005" table:style-name="ce8">
            <text:p>80.263</text:p>
          </table:table-cell>
          <table:table-cell office:value-type="float" office:value="84.774000000000001" table:style-name="ce8">
            <text:p>84.774</text:p>
          </table:table-cell>
          <table:table-cell office:value-type="float" office:value="77.400999999999996" table:style-name="ce8">
            <text:p>77.401</text:p>
          </table:table-cell>
          <table:table-cell office:value-type="float" office:value="85.444000000000003" table:style-name="ce8">
            <text:p>85.444</text:p>
          </table:table-cell>
          <table:table-cell office:value-type="float" office:value="85.037999999999997" table:style-name="ce8">
            <text:p>85.038</text:p>
          </table:table-cell>
          <table:table-cell office:value-type="float" office:value="68.55" table:style-name="ce8">
            <text:p>68.55</text:p>
          </table:table-cell>
          <table:table-cell office:value-type="float" office:value="82.674000000000007" table:style-name="ce8">
            <text:p>82.674</text:p>
          </table:table-cell>
          <table:table-cell office:value-type="float" office:value="86.629000000000005" table:style-name="ce8">
            <text:p>86.629</text:p>
          </table:table-cell>
          <table:table-cell office:value-type="float" office:value="73.257999999999996" table:style-name="ce8">
            <text:p>73.258</text:p>
          </table:table-cell>
          <table:table-cell office:value-type="float" office:value="72.453000000000003" table:style-name="ce8">
            <text:p>72.453</text:p>
          </table:table-cell>
          <table:table-cell office:value-type="float" office:value="70.510000000000005" table:style-name="ce8">
            <text:p>70.51</text:p>
          </table:table-cell>
          <table:table-cell office:value-type="float" office:value="44.737000000000002" table:style-name="ce8">
            <text:p>44.737</text:p>
          </table:table-cell>
          <table:table-cell office:value-type="float" office:value="87.570999999999998" table:style-name="ce8">
            <text:p>87.571</text:p>
          </table:table-cell>
          <table:table-cell office:value-type="float" office:value="86.010999999999996" table:style-name="ce8">
            <text:p>86.011</text:p>
          </table:table-cell>
          <table:table-cell office:value-type="float" office:value="77.778000000000006" table:style-name="ce8">
            <text:p>77.778</text:p>
          </table:table-cell>
          <table:table-cell office:value-type="float" office:value="69.867999999999995" table:style-name="ce8">
            <text:p>69.868</text:p>
          </table:table-cell>
          <table:table-cell office:value-type="float" office:value="58.332999999999998" table:style-name="ce8">
            <text:p>58.333</text:p>
          </table:table-cell>
          <table:table-cell office:value-type="float" office:value="63.326999999999998" table:style-name="ce8">
            <text:p>63.327</text:p>
          </table:table-cell>
          <table:table-cell office:value-type="float" office:value="59.322000000000003" table:style-name="ce8">
            <text:p>59.322</text:p>
          </table:table-cell>
          <table:table-cell office:value-type="float" office:value="79.811000000000007" table:style-name="ce8">
            <text:p>79.811</text:p>
          </table:table-cell>
          <table:table-cell office:value-type="float" office:value="86.603999999999999" table:style-name="ce8">
            <text:p>86.604</text:p>
          </table:table-cell>
          <table:table-cell office:value-type="float" office:value="71.78" table:style-name="ce8">
            <text:p>71.78</text:p>
          </table:table-cell>
          <table:table-cell office:value-type="float" office:value="73.019000000000005" table:style-name="ce8">
            <text:p>73.019</text:p>
          </table:table-cell>
          <table:table-cell office:value-type="float" office:value="74.2" table:style-name="ce8">
            <text:p>74.2</text:p>
          </table:table-cell>
          <table:table-cell office:value-type="float" office:value="74.432000000000002" table:style-name="ce8">
            <text:p>74.432</text:p>
          </table:table-cell>
          <table:table-cell office:value-type="float" office:value="89.036000000000001" table:style-name="ce8">
            <text:p>89.036</text:p>
          </table:table-cell>
          <table:table-cell office:value-type="float" office:value="77.882999999999996" table:style-name="ce8">
            <text:p>77.883</text:p>
          </table:table-cell>
          <table:table-cell office:value-type="float" office:value="65.216999999999999" table:style-name="ce8">
            <text:p>65.217</text:p>
          </table:table-cell>
          <table:table-cell office:value-type="float" office:value="69.114999999999995" table:style-name="ce8">
            <text:p>69.115</text:p>
          </table:table-cell>
          <table:table-cell office:value-type="float" office:value="37.807000000000002" table:style-name="ce8">
            <text:p>37.807</text:p>
          </table:table-cell>
          <table:table-cell office:value-type="float" office:value="44.234000000000002" table:style-name="ce8">
            <text:p>44.234</text:p>
          </table:table-cell>
          <table:table-cell office:value-type="float" office:value="35.161000000000001" table:style-name="ce8">
            <text:p>35.161</text:p>
          </table:table-cell>
          <table:table-cell office:value-type="float" office:value="73.396000000000001" table:style-name="ce8">
            <text:p>73.396</text:p>
          </table:table-cell>
          <table:table-cell office:value-type="float" office:value="68.233000000000004" table:style-name="ce8">
            <text:p>68.233</text:p>
          </table:table-cell>
          <table:table-cell office:value-type="float" office:value="62.121000000000002" table:style-name="ce8">
            <text:p>62.121</text:p>
          </table:table-cell>
          <table:table-cell office:value-type="float" office:value="62.948999999999998" table:style-name="ce8">
            <text:p>62.949</text:p>
          </table:table-cell>
          <table:table-cell office:value-type="float" office:value="49.811999999999998" table:style-name="ce8">
            <text:p>49.812</text:p>
          </table:table-cell>
          <table:table-cell office:value-type="float" office:value="42.185000000000002" table:style-name="ce8">
            <text:p>42.185</text:p>
          </table:table-cell>
          <table:table-cell office:value-type="float" office:value="67.486000000000004" table:style-name="ce8">
            <text:p>67.486</text:p>
          </table:table-cell>
          <table:table-cell office:value-type="float" office:value="41.935000000000002" table:style-name="ce8">
            <text:p>41.935</text:p>
          </table:table-cell>
          <table:table-cell office:value-type="float" office:value="52.741" table:style-name="ce8">
            <text:p>52.741</text:p>
          </table:table-cell>
          <table:table-cell office:value-type="float" office:value="71.697999999999993" table:style-name="ce8">
            <text:p>71.698</text:p>
          </table:table-cell>
          <table:table-cell office:value-type="float" office:value="70.132000000000005" table:style-name="ce8">
            <text:p>70.132</text:p>
          </table:table-cell>
          <table:table-cell office:value-type="float" office:value="57.25" table:style-name="ce8">
            <text:p>57.25</text:p>
          </table:table-cell>
          <table:table-cell office:value-type="float" office:value="61.320999999999998" table:style-name="ce8">
            <text:p>61.321</text:p>
          </table:table-cell>
          <table:table-cell office:value-type="float" office:value="59.433999999999997" table:style-name="ce8">
            <text:p>59.434</text:p>
          </table:table-cell>
          <table:table-cell office:value-type="float" office:value="56.792000000000002" table:style-name="ce8">
            <text:p>56.792</text:p>
          </table:table-cell>
          <table:table-cell office:value-type="float" office:value="41.588000000000001" table:style-name="ce8">
            <text:p>41.588</text:p>
          </table:table-cell>
          <table:table-cell office:value-type="float" office:value="88.468999999999994" table:style-name="ce8">
            <text:p>88.469</text:p>
          </table:table-cell>
          <table:table-cell office:value-type="float" office:value="68.998000000000005" table:style-name="ce8">
            <text:p>68.998</text:p>
          </table:table-cell>
          <table:table-cell office:value-type="float" office:value="71.834000000000003" table:style-name="ce8">
            <text:p>71.834</text:p>
          </table:table-cell>
          <table:table-cell office:value-type="float" office:value="67.358000000000004" table:style-name="ce8">
            <text:p>67.358</text:p>
          </table:table-cell>
          <table:table-cell office:value-type="float" office:value="72.59" table:style-name="ce8">
            <text:p>72.59</text:p>
          </table:table-cell>
          <table:table-cell office:value-type="float" office:value="58.744999999999997" table:style-name="ce8">
            <text:p>58.745</text:p>
          </table:table-cell>
          <table:table-cell office:value-type="float" office:value="72.676000000000002" table:style-name="ce8">
            <text:p>72.676</text:p>
          </table:table-cell>
          <table:table-cell office:value-type="float" office:value="5.86" table:style-name="ce8">
            <text:p>5.86</text:p>
          </table:table-cell>
          <table:table-cell office:value-type="float" office:value="12.664999999999999" table:style-name="ce8">
            <text:p>12.665</text:p>
          </table:table-cell>
          <table:table-cell office:value-type="float" office:value="33.459000000000003" table:style-name="ce8">
            <text:p>33.459</text:p>
          </table:table-cell>
          <table:table-cell office:value-type="float" office:value="48.015000000000001" table:style-name="ce8">
            <text:p>48.015</text:p>
          </table:table-cell>
          <table:table-cell office:value-type="float" office:value="88.632000000000005" table:style-name="ce8">
            <text:p>88.632</text:p>
          </table:table-cell>
          <table:table-cell office:value-type="float" office:value="61.24" table:style-name="ce8">
            <text:p>61.24</text:p>
          </table:table-cell>
          <table:table-cell office:value-type="float" office:value="70.076999999999998" table:style-name="ce8">
            <text:p>70.077</text:p>
          </table:table-cell>
          <table:table-cell office:value-type="float" office:value="13.157999999999999" table:style-name="ce8">
            <text:p>13.158</text:p>
          </table:table-cell>
          <table:table-cell office:value-type="float" office:value="15.714" table:style-name="ce8">
            <text:p>15.714</text:p>
          </table:table-cell>
          <table:table-cell office:value-type="float" office:value="8.5709999999999997" table:style-name="ce8">
            <text:p>8.571</text:p>
          </table:table-cell>
          <table:table-cell office:value-type="float" office:value="7.1429999999999998" table:style-name="ce8">
            <text:p>7.143</text:p>
          </table:table-cell>
          <table:table-cell office:value-type="float" office:value="44.286000000000001" table:style-name="ce8">
            <text:p>44.286</text:p>
          </table:table-cell>
          <table:table-cell office:value-type="float" office:value="11.429" table:style-name="ce8">
            <text:p>11.429</text:p>
          </table:table-cell>
          <table:table-cell office:value-type="float" office:value="0" table:style-name="ce8">
            <text:p>0</text:p>
          </table:table-cell>
          <table:table-cell office:value-type="float" office:value="38.570999999999998" table:style-name="ce8">
            <text:p>38.571</text:p>
          </table:table-cell>
          <table:table-cell office:value-type="float" office:value="8.5709999999999997" table:style-name="ce8">
            <text:p>8.571</text:p>
          </table:table-cell>
          <table:table-cell office:value-type="float" office:value="1.429" table:style-name="ce8">
            <text:p>1.429</text:p>
          </table:table-cell>
          <table:table-cell office:value-type="float" office:value="7.1429999999999998" table:style-name="ce8">
            <text:p>7.143</text:p>
          </table:table-cell>
          <table:table-cell office:value-type="float" office:value="15.714" table:style-name="ce8">
            <text:p>15.714</text:p>
          </table:table-cell>
          <table:table-cell office:value-type="float" office:value="0" table:style-name="ce8">
            <text:p>0</text:p>
          </table:table-cell>
          <table:table-cell office:value-type="float" office:value="11.429" table:style-name="ce8">
            <text:p>11.429</text:p>
          </table:table-cell>
          <table:table-cell office:value-type="float" office:value="5.7140000000000004" table:style-name="ce8">
            <text:p>5.714</text:p>
          </table:table-cell>
          <table:table-cell office:value-type="float" office:value="2.8570000000000002" table:style-name="ce8">
            <text:p>2.857</text:p>
          </table:table-cell>
          <table:table-cell office:value-type="float" office:value="7.1429999999999998" table:style-name="ce8">
            <text:p>7.143</text:p>
          </table:table-cell>
          <table:table-cell office:value-type="float" office:value="10" table:style-name="ce8">
            <text:p>10</text:p>
          </table:table-cell>
          <table:table-cell office:value-type="float" office:value="17.143000000000001" table:style-name="ce8">
            <text:p>17.143</text:p>
          </table:table-cell>
          <table:table-cell office:value-type="float" office:value="17.143000000000001" table:style-name="ce8">
            <text:p>17.143</text:p>
          </table:table-cell>
          <table:table-cell office:value-type="float" office:value="7.1429999999999998" table:style-name="ce8">
            <text:p>7.143</text:p>
          </table:table-cell>
          <table:table-cell office:value-type="float" office:value="11.465999999999999" table:style-name="ce8">
            <text:p>11.466</text:p>
          </table:table-cell>
          <table:table-cell office:value-type="string" table:style-name="ce8">
            <text:p>18.033</text:p>
          </table:table-cell>
          <table:table-cell office:value-type="string" table:style-name="ce8">
            <text:p>8.197</text:p>
          </table:table-cell>
          <table:table-cell office:value-type="string" table:style-name="ce8">
            <text:p>37.705</text:p>
          </table:table-cell>
          <table:table-cell office:value-type="string" table:style-name="ce8">
            <text:p>57.377</text:p>
          </table:table-cell>
          <table:table-cell office:value-type="string" table:style-name="ce8">
            <text:p>0</text:p>
          </table:table-cell>
          <table:table-cell office:value-type="string" table:style-name="ce8">
            <text:p>42.623</text:p>
          </table:table-cell>
          <table:table-cell office:value-type="string" table:style-name="ce8">
            <text:p>29.508</text:p>
          </table:table-cell>
          <table:table-cell office:value-type="string" table:style-name="ce8">
            <text:p>22.951</text:p>
          </table:table-cell>
          <table:table-cell office:value-type="string" table:style-name="ce8">
            <text:p>32.787</text:p>
          </table:table-cell>
          <table:table-cell office:value-type="string" table:style-name="ce8">
            <text:p>27.869</text:p>
          </table:table-cell>
          <table:table-cell office:value-type="string" table:style-name="ce8">
            <text:p>19.672</text:p>
          </table:table-cell>
          <table:table-cell office:value-type="string" table:style-name="ce8">
            <text:p>3.279</text:p>
          </table:table-cell>
          <table:table-cell office:value-type="string" table:style-name="ce8">
            <text:p>6.557</text:p>
          </table:table-cell>
          <table:table-cell office:value-type="string" table:style-name="ce8">
            <text:p>14.754</text:p>
          </table:table-cell>
          <table:table-cell office:value-type="string" table:style-name="ce8">
            <text:p>11.475</text:p>
          </table:table-cell>
          <table:table-cell office:value-type="string" table:style-name="ce8">
            <text:p>13.115</text:p>
          </table:table-cell>
          <table:table-cell office:value-type="string" table:style-name="ce8">
            <text:p>4.918</text:p>
          </table:table-cell>
          <table:table-cell office:value-type="string" table:style-name="ce8">
            <text:p>54.098</text:p>
          </table:table-cell>
          <table:table-cell office:value-type="string" table:style-name="ce8">
            <text:p>18.033</text:p>
          </table:table-cell>
          <table:table-cell office:value-type="string" table:style-name="ce8">
            <text:p>27.869</text:p>
          </table:table-cell>
          <table:table-cell office:value-type="string" table:style-name="ce8">
            <text:p>18.033</text:p>
          </table:table-cell>
          <table:table-cell office:value-type="string" table:style-name="ce8">
            <text:p>3.279</text:p>
          </table:table-cell>
          <table:table-cell office:value-type="string" table:style-name="ce8">
            <text:p>3.279</text:p>
          </table:table-cell>
          <table:table-cell office:value-type="string" table:style-name="ce8">
            <text:p>1.639</text:p>
          </table:table-cell>
          <table:table-cell office:value-type="string" table:style-name="ce8">
            <text:p>1.639</text:p>
          </table:table-cell>
          <table:table-cell office:value-type="string" table:style-name="ce8">
            <text:p>3.279</text:p>
          </table:table-cell>
          <table:table-cell office:value-type="string" table:style-name="ce8">
            <text:p>4.918</text:p>
          </table:table-cell>
          <table:table-cell office:value-type="string" table:style-name="ce8">
            <text:p>1.639</text:p>
          </table:table-cell>
          <table:table-cell office:value-type="string" table:style-name="ce8">
            <text:p>13.115</text:p>
          </table:table-cell>
          <table:table-cell office:value-type="string" table:style-name="ce8">
            <text:p>39.344</text:p>
          </table:table-cell>
          <table:table-cell office:value-type="string" table:style-name="ce8">
            <text:p>13.115</text:p>
          </table:table-cell>
          <table:table-cell office:value-type="string" table:style-name="ce8">
            <text:p>42.623</text:p>
          </table:table-cell>
          <table:table-cell office:value-type="string" table:style-name="ce8">
            <text:p>62.295</text:p>
          </table:table-cell>
          <table:table-cell office:value-type="string" table:style-name="ce8">
            <text:p>45.833</text:p>
          </table:table-cell>
          <table:table-cell office:value-type="float" office:value="58.523000000000003" table:style-name="ce8">
            <text:p>58.523</text:p>
          </table:table-cell>
          <table:table-cell office:value-type="float" office:value="67.045000000000002" table:style-name="ce8">
            <text:p>67.045</text:p>
          </table:table-cell>
          <table:table-cell office:value-type="float" office:value="58.823999999999998" table:style-name="ce8">
            <text:p>58.824</text:p>
          </table:table-cell>
          <table:table-cell office:value-type="float" office:value="44.466000000000001" table:style-name="ce8">
            <text:p>44.466</text:p>
          </table:table-cell>
          <table:table-cell office:value-type="float" office:value="70.245000000000005" table:style-name="ce8">
            <text:p>70.245</text:p>
          </table:table-cell>
          <table:table-cell office:value-type="float" office:value="69.885999999999996" table:style-name="ce8">
            <text:p>69.886</text:p>
          </table:table-cell>
          <table:table-cell office:value-type="float" office:value="6.452" table:style-name="ce8">
            <text:p>6.452</text:p>
          </table:table-cell>
          <table:table-cell office:value-type="float" office:value="72.263999999999996" table:style-name="ce8">
            <text:p>72.264</text:p>
          </table:table-cell>
          <table:table-cell table:number-columns-repeated="16238"/>
        </table:table-row>
        <table:table-row table:style-name="ro6">
          <table:table-cell office:value-type="string" table:style-name="ce3">
            <text:p>J03_all: Ethnicities (full)</text:p>
          </table:table-cell>
          <table:table-cell office:value-type="string" table:style-name="ce3">
            <text:p>Mixed: White and Black Caribbean</text:p>
          </table:table-cell>
          <table:table-cell office:value-type="float" office:value="1134" table:style-name="ce8">
            <text:p>1134</text:p>
          </table:table-cell>
          <table:table-cell office:value-type="float" office:value="64.938000000000002" table:style-name="ce8">
            <text:p>64.938</text:p>
          </table:table-cell>
          <table:table-cell office:value-type="float" office:value="74.837000000000003" table:style-name="ce8">
            <text:p>74.837</text:p>
          </table:table-cell>
          <table:table-cell office:value-type="float" office:value="83.539000000000001" table:style-name="ce8">
            <text:p>83.539</text:p>
          </table:table-cell>
          <table:table-cell office:value-type="float" office:value="73.525000000000006" table:style-name="ce8">
            <text:p>73.525</text:p>
          </table:table-cell>
          <table:table-cell office:value-type="float" office:value="82.156999999999996" table:style-name="ce8">
            <text:p>82.157</text:p>
          </table:table-cell>
          <table:table-cell office:value-type="float" office:value="60.497999999999998" table:style-name="ce8">
            <text:p>60.498</text:p>
          </table:table-cell>
          <table:table-cell office:value-type="float" office:value="78.155000000000001" table:style-name="ce8">
            <text:p>78.155</text:p>
          </table:table-cell>
          <table:table-cell office:value-type="float" office:value="74.712000000000003" table:style-name="ce8">
            <text:p>74.712</text:p>
          </table:table-cell>
          <table:table-cell office:value-type="float" office:value="37.835000000000001" table:style-name="ce8">
            <text:p>37.835</text:p>
          </table:table-cell>
          <table:table-cell office:value-type="float" office:value="54.311" table:style-name="ce8">
            <text:p>54.311</text:p>
          </table:table-cell>
          <table:table-cell office:value-type="float" office:value="27.689" table:style-name="ce8">
            <text:p>27.689</text:p>
          </table:table-cell>
          <table:table-cell office:value-type="float" office:value="72.900000000000006" table:style-name="ce8">
            <text:p>72.9</text:p>
          </table:table-cell>
          <table:table-cell office:value-type="float" office:value="88.703000000000003" table:style-name="ce8">
            <text:p>88.703</text:p>
          </table:table-cell>
          <table:table-cell office:value-type="float" office:value="80.159000000000006" table:style-name="ce8">
            <text:p>80.159</text:p>
          </table:table-cell>
          <table:table-cell office:value-type="float" office:value="76.147999999999996" table:style-name="ce8">
            <text:p>76.148</text:p>
          </table:table-cell>
          <table:table-cell office:value-type="float" office:value="57.774000000000001" table:style-name="ce8">
            <text:p>57.774</text:p>
          </table:table-cell>
          <table:table-cell office:value-type="float" office:value="71.314999999999998" table:style-name="ce8">
            <text:p>71.315</text:p>
          </table:table-cell>
          <table:table-cell office:value-type="float" office:value="80.936000000000007" table:style-name="ce8">
            <text:p>80.936</text:p>
          </table:table-cell>
          <table:table-cell office:value-type="float" office:value="86.143000000000001" table:style-name="ce8">
            <text:p>86.143</text:p>
          </table:table-cell>
          <table:table-cell office:value-type="float" office:value="76.346000000000004" table:style-name="ce8">
            <text:p>76.346</text:p>
          </table:table-cell>
          <table:table-cell office:value-type="float" office:value="85.55" table:style-name="ce8">
            <text:p>85.55</text:p>
          </table:table-cell>
          <table:table-cell office:value-type="float" office:value="83.54" table:style-name="ce8">
            <text:p>83.54</text:p>
          </table:table-cell>
          <table:table-cell office:value-type="float" office:value="69.638000000000005" table:style-name="ce8">
            <text:p>69.638</text:p>
          </table:table-cell>
          <table:table-cell office:value-type="float" office:value="78.994" table:style-name="ce8">
            <text:p>78.994</text:p>
          </table:table-cell>
          <table:table-cell office:value-type="float" office:value="83.495000000000005" table:style-name="ce8">
            <text:p>83.495</text:p>
          </table:table-cell>
          <table:table-cell office:value-type="float" office:value="72.063999999999993" table:style-name="ce8">
            <text:p>72.064</text:p>
          </table:table-cell>
          <table:table-cell office:value-type="float" office:value="70.186000000000007" table:style-name="ce8">
            <text:p>70.186</text:p>
          </table:table-cell>
          <table:table-cell office:value-type="float" office:value="71.77" table:style-name="ce8">
            <text:p>71.77</text:p>
          </table:table-cell>
          <table:table-cell office:value-type="float" office:value="43.551000000000002" table:style-name="ce8">
            <text:p>43.551</text:p>
          </table:table-cell>
          <table:table-cell office:value-type="float" office:value="86.748999999999995" table:style-name="ce8">
            <text:p>86.749</text:p>
          </table:table-cell>
          <table:table-cell office:value-type="float" office:value="84.527000000000001" table:style-name="ce8">
            <text:p>84.527</text:p>
          </table:table-cell>
          <table:table-cell office:value-type="float" office:value="75.198999999999998" table:style-name="ce8">
            <text:p>75.199</text:p>
          </table:table-cell>
          <table:table-cell office:value-type="float" office:value="67.992999999999995" table:style-name="ce8">
            <text:p>67.993</text:p>
          </table:table-cell>
          <table:table-cell office:value-type="float" office:value="56.383000000000003" table:style-name="ce8">
            <text:p>56.383</text:p>
          </table:table-cell>
          <table:table-cell office:value-type="float" office:value="62.466999999999999" table:style-name="ce8">
            <text:p>62.467</text:p>
          </table:table-cell>
          <table:table-cell office:value-type="float" office:value="55.043999999999997" table:style-name="ce8">
            <text:p>55.044</text:p>
          </table:table-cell>
          <table:table-cell office:value-type="float" office:value="82.831999999999994" table:style-name="ce8">
            <text:p>82.832</text:p>
          </table:table-cell>
          <table:table-cell office:value-type="float" office:value="87.974999999999994" table:style-name="ce8">
            <text:p>87.975</text:p>
          </table:table-cell>
          <table:table-cell office:value-type="float" office:value="71.858000000000004" table:style-name="ce8">
            <text:p>71.858</text:p>
          </table:table-cell>
          <table:table-cell office:value-type="float" office:value="70.168000000000006" table:style-name="ce8">
            <text:p>70.168</text:p>
          </table:table-cell>
          <table:table-cell office:value-type="float" office:value="69.197000000000003" table:style-name="ce8">
            <text:p>69.197</text:p>
          </table:table-cell>
          <table:table-cell office:value-type="float" office:value="79.152000000000001" table:style-name="ce8">
            <text:p>79.152</text:p>
          </table:table-cell>
          <table:table-cell office:value-type="float" office:value="88.692999999999998" table:style-name="ce8">
            <text:p>88.693</text:p>
          </table:table-cell>
          <table:table-cell office:value-type="float" office:value="75.397999999999996" table:style-name="ce8">
            <text:p>75.398</text:p>
          </table:table-cell>
          <table:table-cell office:value-type="float" office:value="65.370999999999995" table:style-name="ce8">
            <text:p>65.371</text:p>
          </table:table-cell>
          <table:table-cell office:value-type="float" office:value="70.521000000000001" table:style-name="ce8">
            <text:p>70.521</text:p>
          </table:table-cell>
          <table:table-cell office:value-type="float" office:value="37.511000000000003" table:style-name="ce8">
            <text:p>37.511</text:p>
          </table:table-cell>
          <table:table-cell office:value-type="float" office:value="43.11" table:style-name="ce8">
            <text:p>43.11</text:p>
          </table:table-cell>
          <table:table-cell office:value-type="float" office:value="32.951000000000001" table:style-name="ce8">
            <text:p>32.951</text:p>
          </table:table-cell>
          <table:table-cell office:value-type="float" office:value="72.173000000000002" table:style-name="ce8">
            <text:p>72.173</text:p>
          </table:table-cell>
          <table:table-cell office:value-type="float" office:value="65.459000000000003" table:style-name="ce8">
            <text:p>65.459</text:p>
          </table:table-cell>
          <table:table-cell office:value-type="float" office:value="55.713000000000001" table:style-name="ce8">
            <text:p>55.713</text:p>
          </table:table-cell>
          <table:table-cell office:value-type="float" office:value="58.496000000000002" table:style-name="ce8">
            <text:p>58.496</text:p>
          </table:table-cell>
          <table:table-cell office:value-type="float" office:value="43.512999999999998" table:style-name="ce8">
            <text:p>43.513</text:p>
          </table:table-cell>
          <table:table-cell office:value-type="float" office:value="38.923000000000002" table:style-name="ce8">
            <text:p>38.923</text:p>
          </table:table-cell>
          <table:table-cell office:value-type="float" office:value="66.430000000000007" table:style-name="ce8">
            <text:p>66.43</text:p>
          </table:table-cell>
          <table:table-cell office:value-type="float" office:value="38.991999999999997" table:style-name="ce8">
            <text:p>38.992</text:p>
          </table:table-cell>
          <table:table-cell office:value-type="float" office:value="49.381999999999998" table:style-name="ce8">
            <text:p>49.382</text:p>
          </table:table-cell>
          <table:table-cell office:value-type="float" office:value="66.372" table:style-name="ce8">
            <text:p>66.372</text:p>
          </table:table-cell>
          <table:table-cell office:value-type="float" office:value="63.837000000000003" table:style-name="ce8">
            <text:p>63.837</text:p>
          </table:table-cell>
          <table:table-cell office:value-type="float" office:value="50.398000000000003" table:style-name="ce8">
            <text:p>50.398</text:p>
          </table:table-cell>
          <table:table-cell office:value-type="float" office:value="58.039000000000001" table:style-name="ce8">
            <text:p>58.039</text:p>
          </table:table-cell>
          <table:table-cell office:value-type="float" office:value="54.77" table:style-name="ce8">
            <text:p>54.77</text:p>
          </table:table-cell>
          <table:table-cell office:value-type="float" office:value="48.276000000000003" table:style-name="ce8">
            <text:p>48.276</text:p>
          </table:table-cell>
          <table:table-cell office:value-type="float" office:value="34.540999999999997" table:style-name="ce8">
            <text:p>34.541</text:p>
          </table:table-cell>
          <table:table-cell office:value-type="float" office:value="89.046000000000006" table:style-name="ce8">
            <text:p>89.046</text:p>
          </table:table-cell>
          <table:table-cell office:value-type="float" office:value="69.373000000000005" table:style-name="ce8">
            <text:p>69.373</text:p>
          </table:table-cell>
          <table:table-cell office:value-type="float" office:value="72.275999999999996" table:style-name="ce8">
            <text:p>72.276</text:p>
          </table:table-cell>
          <table:table-cell office:value-type="float" office:value="69.760999999999996" table:style-name="ce8">
            <text:p>69.761</text:p>
          </table:table-cell>
          <table:table-cell office:value-type="float" office:value="70.495000000000005" table:style-name="ce8">
            <text:p>70.495</text:p>
          </table:table-cell>
          <table:table-cell office:value-type="float" office:value="56.51" table:style-name="ce8">
            <text:p>56.51</text:p>
          </table:table-cell>
          <table:table-cell office:value-type="float" office:value="72.039000000000001" table:style-name="ce8">
            <text:p>72.039</text:p>
          </table:table-cell>
          <table:table-cell office:value-type="float" office:value="6.0069999999999997" table:style-name="ce8">
            <text:p>6.007</text:p>
          </table:table-cell>
          <table:table-cell office:value-type="float" office:value="14.929" table:style-name="ce8">
            <text:p>14.929</text:p>
          </table:table-cell>
          <table:table-cell office:value-type="float" office:value="30.654" table:style-name="ce8">
            <text:p>30.654</text:p>
          </table:table-cell>
          <table:table-cell office:value-type="float" office:value="48.41" table:style-name="ce8">
            <text:p>48.41</text:p>
          </table:table-cell>
          <table:table-cell office:value-type="float" office:value="85.182000000000002" table:style-name="ce8">
            <text:p>85.182</text:p>
          </table:table-cell>
          <table:table-cell office:value-type="float" office:value="56.688000000000002" table:style-name="ce8">
            <text:p>56.688</text:p>
          </table:table-cell>
          <table:table-cell office:value-type="float" office:value="67.156000000000006" table:style-name="ce8">
            <text:p>67.156</text:p>
          </table:table-cell>
          <table:table-cell office:value-type="float" office:value="13.516" table:style-name="ce8">
            <text:p>13.516</text:p>
          </table:table-cell>
          <table:table-cell office:value-type="float" office:value="16.446999999999999" table:style-name="ce8">
            <text:p>16.447</text:p>
          </table:table-cell>
          <table:table-cell office:value-type="float" office:value="8.5530000000000008" table:style-name="ce8">
            <text:p>8.553</text:p>
          </table:table-cell>
          <table:table-cell office:value-type="float" office:value="7.8949999999999996" table:style-name="ce8">
            <text:p>7.895</text:p>
          </table:table-cell>
          <table:table-cell office:value-type="float" office:value="42.104999999999997" table:style-name="ce8">
            <text:p>42.105</text:p>
          </table:table-cell>
          <table:table-cell office:value-type="float" office:value="12.5" table:style-name="ce8">
            <text:p>12.5</text:p>
          </table:table-cell>
          <table:table-cell office:value-type="float" office:value="0.65800000000000003" table:style-name="ce8">
            <text:p>0.658</text:p>
          </table:table-cell>
          <table:table-cell office:value-type="float" office:value="19.079000000000001" table:style-name="ce8">
            <text:p>19.079</text:p>
          </table:table-cell>
          <table:table-cell office:value-type="float" office:value="1.974" table:style-name="ce8">
            <text:p>1.974</text:p>
          </table:table-cell>
          <table:table-cell office:value-type="float" office:value="3.2890000000000001" table:style-name="ce8">
            <text:p>3.289</text:p>
          </table:table-cell>
          <table:table-cell office:value-type="float" office:value="19.079000000000001" table:style-name="ce8">
            <text:p>19.079</text:p>
          </table:table-cell>
          <table:table-cell office:value-type="float" office:value="5.9210000000000003" table:style-name="ce8">
            <text:p>5.921</text:p>
          </table:table-cell>
          <table:table-cell office:value-type="float" office:value="2.6320000000000001" table:style-name="ce8">
            <text:p>2.632</text:p>
          </table:table-cell>
          <table:table-cell office:value-type="float" office:value="1.3160000000000001" table:style-name="ce8">
            <text:p>1.316</text:p>
          </table:table-cell>
          <table:table-cell office:value-type="float" office:value="0.65800000000000003" table:style-name="ce8">
            <text:p>0.658</text:p>
          </table:table-cell>
          <table:table-cell office:value-type="float" office:value="1.3160000000000001" table:style-name="ce8">
            <text:p>1.316</text:p>
          </table:table-cell>
          <table:table-cell office:value-type="float" office:value="7.2370000000000001" table:style-name="ce8">
            <text:p>7.237</text:p>
          </table:table-cell>
          <table:table-cell office:value-type="float" office:value="10.526" table:style-name="ce8">
            <text:p>10.526</text:p>
          </table:table-cell>
          <table:table-cell office:value-type="float" office:value="10.526" table:style-name="ce8">
            <text:p>10.526</text:p>
          </table:table-cell>
          <table:table-cell office:value-type="float" office:value="12.5" table:style-name="ce8">
            <text:p>12.5</text:p>
          </table:table-cell>
          <table:table-cell office:value-type="float" office:value="7.8949999999999996" table:style-name="ce8">
            <text:p>7.895</text:p>
          </table:table-cell>
          <table:table-cell office:value-type="float" office:value="10.247" table:style-name="ce8">
            <text:p>10.247</text:p>
          </table:table-cell>
          <table:table-cell office:value-type="string" table:style-name="ce8">
            <text:p>14.035</text:p>
          </table:table-cell>
          <table:table-cell office:value-type="string" table:style-name="ce8">
            <text:p>4.386</text:p>
          </table:table-cell>
          <table:table-cell office:value-type="string" table:style-name="ce8">
            <text:p>34.211</text:p>
          </table:table-cell>
          <table:table-cell office:value-type="string" table:style-name="ce8">
            <text:p>41.228</text:p>
          </table:table-cell>
          <table:table-cell office:value-type="string" table:style-name="ce8">
            <text:p>0</text:p>
          </table:table-cell>
          <table:table-cell office:value-type="string" table:style-name="ce8">
            <text:p>40.351</text:p>
          </table:table-cell>
          <table:table-cell office:value-type="string" table:style-name="ce8">
            <text:p>44.737</text:p>
          </table:table-cell>
          <table:table-cell office:value-type="string" table:style-name="ce8">
            <text:p>25.439</text:p>
          </table:table-cell>
          <table:table-cell office:value-type="string" table:style-name="ce8">
            <text:p>41.228</text:p>
          </table:table-cell>
          <table:table-cell office:value-type="string" table:style-name="ce8">
            <text:p>38.596</text:p>
          </table:table-cell>
          <table:table-cell office:value-type="string" table:style-name="ce8">
            <text:p>30.702</text:p>
          </table:table-cell>
          <table:table-cell office:value-type="string" table:style-name="ce8">
            <text:p>2.632</text:p>
          </table:table-cell>
          <table:table-cell office:value-type="string" table:style-name="ce8">
            <text:p>2.632</text:p>
          </table:table-cell>
          <table:table-cell office:value-type="string" table:style-name="ce8">
            <text:p>13.158</text:p>
          </table:table-cell>
          <table:table-cell office:value-type="string" table:style-name="ce8">
            <text:p>11.404</text:p>
          </table:table-cell>
          <table:table-cell office:value-type="string" table:style-name="ce8">
            <text:p>14.035</text:p>
          </table:table-cell>
          <table:table-cell office:value-type="string" table:style-name="ce8">
            <text:p>4.386</text:p>
          </table:table-cell>
          <table:table-cell office:value-type="string" table:style-name="ce8">
            <text:p>51.724</text:p>
          </table:table-cell>
          <table:table-cell office:value-type="string" table:style-name="ce8">
            <text:p>12.069</text:p>
          </table:table-cell>
          <table:table-cell office:value-type="string" table:style-name="ce8">
            <text:p>23.276</text:p>
          </table:table-cell>
          <table:table-cell office:value-type="string" table:style-name="ce8">
            <text:p>18.966</text:p>
          </table:table-cell>
          <table:table-cell office:value-type="string" table:style-name="ce8">
            <text:p>2.586</text:p>
          </table:table-cell>
          <table:table-cell office:value-type="string" table:style-name="ce8">
            <text:p>3.448</text:p>
          </table:table-cell>
          <table:table-cell office:value-type="string" table:style-name="ce8">
            <text:p>1.724</text:p>
          </table:table-cell>
          <table:table-cell office:value-type="string" table:style-name="ce8">
            <text:p>1.724</text:p>
          </table:table-cell>
          <table:table-cell office:value-type="string" table:style-name="ce8">
            <text:p>1.724</text:p>
          </table:table-cell>
          <table:table-cell office:value-type="string" table:style-name="ce8">
            <text:p>0.862</text:p>
          </table:table-cell>
          <table:table-cell office:value-type="string" table:style-name="ce8">
            <text:p>2.586</text:p>
          </table:table-cell>
          <table:table-cell office:value-type="string" table:style-name="ce8">
            <text:p>8.621</text:p>
          </table:table-cell>
          <table:table-cell office:value-type="string" table:style-name="ce8">
            <text:p>46.552</text:p>
          </table:table-cell>
          <table:table-cell office:value-type="string" table:style-name="ce8">
            <text:p>15.179</text:p>
          </table:table-cell>
          <table:table-cell office:value-type="string" table:style-name="ce8">
            <text:p>45.536</text:p>
          </table:table-cell>
          <table:table-cell office:value-type="string" table:style-name="ce8">
            <text:p>65.487</text:p>
          </table:table-cell>
          <table:table-cell office:value-type="string" table:style-name="ce8">
            <text:p>37.037</text:p>
          </table:table-cell>
          <table:table-cell office:value-type="float" office:value="57.447000000000003" table:style-name="ce8">
            <text:p>57.447</text:p>
          </table:table-cell>
          <table:table-cell office:value-type="float" office:value="67.287000000000006" table:style-name="ce8">
            <text:p>67.287</text:p>
          </table:table-cell>
          <table:table-cell office:value-type="float" office:value="57.89" table:style-name="ce8">
            <text:p>57.89</text:p>
          </table:table-cell>
          <table:table-cell office:value-type="float" office:value="43.756" table:style-name="ce8">
            <text:p>43.756</text:p>
          </table:table-cell>
          <table:table-cell office:value-type="float" office:value="68.286000000000001" table:style-name="ce8">
            <text:p>68.286</text:p>
          </table:table-cell>
          <table:table-cell office:value-type="float" office:value="68.992999999999995" table:style-name="ce8">
            <text:p>68.993</text:p>
          </table:table-cell>
          <table:table-cell office:value-type="float" office:value="7.9720000000000004" table:style-name="ce8">
            <text:p>7.972</text:p>
          </table:table-cell>
          <table:table-cell office:value-type="float" office:value="75.706999999999994" table:style-name="ce8">
            <text:p>75.707</text:p>
          </table:table-cell>
          <table:table-cell table:number-columns-repeated="16238"/>
        </table:table-row>
        <table:table-row table:style-name="ro6">
          <table:table-cell office:value-type="string" table:style-name="ce3">
            <text:p>J03_all: Ethnicities (full)</text:p>
          </table:table-cell>
          <table:table-cell office:value-type="string" table:style-name="ce3">
            <text:p>Other: Any other ethnic group</text:p>
          </table:table-cell>
          <table:table-cell office:value-type="float" office:value="2340" table:style-name="ce8">
            <text:p>2340</text:p>
          </table:table-cell>
          <table:table-cell office:value-type="float" office:value="67.358000000000004" table:style-name="ce8">
            <text:p>67.358</text:p>
          </table:table-cell>
          <table:table-cell office:value-type="float" office:value="76.602999999999994" table:style-name="ce8">
            <text:p>76.603</text:p>
          </table:table-cell>
          <table:table-cell office:value-type="float" office:value="82.87" table:style-name="ce8">
            <text:p>82.87</text:p>
          </table:table-cell>
          <table:table-cell office:value-type="float" office:value="72.17" table:style-name="ce8">
            <text:p>72.17</text:p>
          </table:table-cell>
          <table:table-cell office:value-type="float" office:value="80.632999999999996" table:style-name="ce8">
            <text:p>80.633</text:p>
          </table:table-cell>
          <table:table-cell office:value-type="float" office:value="57.058" table:style-name="ce8">
            <text:p>57.058</text:p>
          </table:table-cell>
          <table:table-cell office:value-type="float" office:value="76.66" table:style-name="ce8">
            <text:p>76.66</text:p>
          </table:table-cell>
          <table:table-cell office:value-type="float" office:value="74.340999999999994" table:style-name="ce8">
            <text:p>74.341</text:p>
          </table:table-cell>
          <table:table-cell office:value-type="float" office:value="32.685000000000002" table:style-name="ce8">
            <text:p>32.685</text:p>
          </table:table-cell>
          <table:table-cell office:value-type="float" office:value="54.543999999999997" table:style-name="ce8">
            <text:p>54.544</text:p>
          </table:table-cell>
          <table:table-cell office:value-type="float" office:value="28.344000000000001" table:style-name="ce8">
            <text:p>28.344</text:p>
          </table:table-cell>
          <table:table-cell office:value-type="float" office:value="74.122" table:style-name="ce8">
            <text:p>74.122</text:p>
          </table:table-cell>
          <table:table-cell office:value-type="float" office:value="90.765000000000001" table:style-name="ce8">
            <text:p>90.765</text:p>
          </table:table-cell>
          <table:table-cell office:value-type="float" office:value="81.287999999999997" table:style-name="ce8">
            <text:p>81.288</text:p>
          </table:table-cell>
          <table:table-cell office:value-type="float" office:value="79.218999999999994" table:style-name="ce8">
            <text:p>79.219</text:p>
          </table:table-cell>
          <table:table-cell office:value-type="float" office:value="59.116" table:style-name="ce8">
            <text:p>59.116</text:p>
          </table:table-cell>
          <table:table-cell office:value-type="float" office:value="72.376999999999995" table:style-name="ce8">
            <text:p>72.377</text:p>
          </table:table-cell>
          <table:table-cell office:value-type="float" office:value="80.745000000000005" table:style-name="ce8">
            <text:p>80.745</text:p>
          </table:table-cell>
          <table:table-cell office:value-type="float" office:value="85.004000000000005" table:style-name="ce8">
            <text:p>85.004</text:p>
          </table:table-cell>
          <table:table-cell office:value-type="float" office:value="75.492000000000004" table:style-name="ce8">
            <text:p>75.492</text:p>
          </table:table-cell>
          <table:table-cell office:value-type="float" office:value="81.844999999999999" table:style-name="ce8">
            <text:p>81.845</text:p>
          </table:table-cell>
          <table:table-cell office:value-type="float" office:value="79.673000000000002" table:style-name="ce8">
            <text:p>79.673</text:p>
          </table:table-cell>
          <table:table-cell office:value-type="float" office:value="67.581000000000003" table:style-name="ce8">
            <text:p>67.581</text:p>
          </table:table-cell>
          <table:table-cell office:value-type="float" office:value="76.435000000000002" table:style-name="ce8">
            <text:p>76.435</text:p>
          </table:table-cell>
          <table:table-cell office:value-type="float" office:value="81.421000000000006" table:style-name="ce8">
            <text:p>81.421</text:p>
          </table:table-cell>
          <table:table-cell office:value-type="float" office:value="71.876000000000005" table:style-name="ce8">
            <text:p>71.876</text:p>
          </table:table-cell>
          <table:table-cell office:value-type="float" office:value="70.593000000000004" table:style-name="ce8">
            <text:p>70.593</text:p>
          </table:table-cell>
          <table:table-cell office:value-type="float" office:value="67.938000000000002" table:style-name="ce8">
            <text:p>67.938</text:p>
          </table:table-cell>
          <table:table-cell office:value-type="float" office:value="49.058" table:style-name="ce8">
            <text:p>49.058</text:p>
          </table:table-cell>
          <table:table-cell office:value-type="float" office:value="84.688000000000002" table:style-name="ce8">
            <text:p>84.688</text:p>
          </table:table-cell>
          <table:table-cell office:value-type="float" office:value="81.841999999999999" table:style-name="ce8">
            <text:p>81.842</text:p>
          </table:table-cell>
          <table:table-cell office:value-type="float" office:value="75.364000000000004" table:style-name="ce8">
            <text:p>75.364</text:p>
          </table:table-cell>
          <table:table-cell office:value-type="float" office:value="64.471999999999994" table:style-name="ce8">
            <text:p>64.472</text:p>
          </table:table-cell>
          <table:table-cell office:value-type="float" office:value="56.524999999999999" table:style-name="ce8">
            <text:p>56.525</text:p>
          </table:table-cell>
          <table:table-cell office:value-type="float" office:value="54.378" table:style-name="ce8">
            <text:p>54.378</text:p>
          </table:table-cell>
          <table:table-cell office:value-type="float" office:value="52.808" table:style-name="ce8">
            <text:p>52.808</text:p>
          </table:table-cell>
          <table:table-cell office:value-type="float" office:value="77.534999999999997" table:style-name="ce8">
            <text:p>77.535</text:p>
          </table:table-cell>
          <table:table-cell office:value-type="float" office:value="84.581999999999994" table:style-name="ce8">
            <text:p>84.582</text:p>
          </table:table-cell>
          <table:table-cell office:value-type="float" office:value="71.826999999999998" table:style-name="ce8">
            <text:p>71.827</text:p>
          </table:table-cell>
          <table:table-cell office:value-type="float" office:value="72.680999999999997" table:style-name="ce8">
            <text:p>72.681</text:p>
          </table:table-cell>
          <table:table-cell office:value-type="float" office:value="72.197999999999993" table:style-name="ce8">
            <text:p>72.198</text:p>
          </table:table-cell>
          <table:table-cell office:value-type="float" office:value="78.421000000000006" table:style-name="ce8">
            <text:p>78.421</text:p>
          </table:table-cell>
          <table:table-cell office:value-type="float" office:value="88.754999999999995" table:style-name="ce8">
            <text:p>88.755</text:p>
          </table:table-cell>
          <table:table-cell office:value-type="float" office:value="73.787999999999997" table:style-name="ce8">
            <text:p>73.788</text:p>
          </table:table-cell>
          <table:table-cell office:value-type="float" office:value="65.248999999999995" table:style-name="ce8">
            <text:p>65.249</text:p>
          </table:table-cell>
          <table:table-cell office:value-type="float" office:value="67.509" table:style-name="ce8">
            <text:p>67.509</text:p>
          </table:table-cell>
          <table:table-cell office:value-type="float" office:value="32.42" table:style-name="ce8">
            <text:p>32.42</text:p>
          </table:table-cell>
          <table:table-cell office:value-type="float" office:value="36.878" table:style-name="ce8">
            <text:p>36.878</text:p>
          </table:table-cell>
          <table:table-cell office:value-type="float" office:value="28.882999999999999" table:style-name="ce8">
            <text:p>28.883</text:p>
          </table:table-cell>
          <table:table-cell office:value-type="float" office:value="71.257000000000005" table:style-name="ce8">
            <text:p>71.257</text:p>
          </table:table-cell>
          <table:table-cell office:value-type="float" office:value="63.491999999999997" table:style-name="ce8">
            <text:p>63.492</text:p>
          </table:table-cell>
          <table:table-cell office:value-type="float" office:value="56.402999999999999" table:style-name="ce8">
            <text:p>56.403</text:p>
          </table:table-cell>
          <table:table-cell office:value-type="float" office:value="57.865000000000002" table:style-name="ce8">
            <text:p>57.865</text:p>
          </table:table-cell>
          <table:table-cell office:value-type="float" office:value="45.823999999999998" table:style-name="ce8">
            <text:p>45.824</text:p>
          </table:table-cell>
          <table:table-cell office:value-type="float" office:value="41.780999999999999" table:style-name="ce8">
            <text:p>41.781</text:p>
          </table:table-cell>
          <table:table-cell office:value-type="float" office:value="67.582999999999998" table:style-name="ce8">
            <text:p>67.583</text:p>
          </table:table-cell>
          <table:table-cell office:value-type="float" office:value="40.384999999999998" table:style-name="ce8">
            <text:p>40.385</text:p>
          </table:table-cell>
          <table:table-cell office:value-type="float" office:value="46.427" table:style-name="ce8">
            <text:p>46.427</text:p>
          </table:table-cell>
          <table:table-cell office:value-type="float" office:value="71.948999999999998" table:style-name="ce8">
            <text:p>71.949</text:p>
          </table:table-cell>
          <table:table-cell office:value-type="float" office:value="67.138000000000005" table:style-name="ce8">
            <text:p>67.138</text:p>
          </table:table-cell>
          <table:table-cell office:value-type="float" office:value="59.725000000000001" table:style-name="ce8">
            <text:p>59.725</text:p>
          </table:table-cell>
          <table:table-cell office:value-type="float" office:value="60.84" table:style-name="ce8">
            <text:p>60.84</text:p>
          </table:table-cell>
          <table:table-cell office:value-type="float" office:value="57.356999999999999" table:style-name="ce8">
            <text:p>57.357</text:p>
          </table:table-cell>
          <table:table-cell office:value-type="float" office:value="52.267000000000003" table:style-name="ce8">
            <text:p>52.267</text:p>
          </table:table-cell>
          <table:table-cell office:value-type="float" office:value="41.951999999999998" table:style-name="ce8">
            <text:p>41.952</text:p>
          </table:table-cell>
          <table:table-cell office:value-type="float" office:value="87.933000000000007" table:style-name="ce8">
            <text:p>87.933</text:p>
          </table:table-cell>
          <table:table-cell office:value-type="float" office:value="64.283000000000001" table:style-name="ce8">
            <text:p>64.283</text:p>
          </table:table-cell>
          <table:table-cell office:value-type="float" office:value="66.509" table:style-name="ce8">
            <text:p>66.509</text:p>
          </table:table-cell>
          <table:table-cell office:value-type="float" office:value="64.034000000000006" table:style-name="ce8">
            <text:p>64.034</text:p>
          </table:table-cell>
          <table:table-cell office:value-type="float" office:value="72.921999999999997" table:style-name="ce8">
            <text:p>72.922</text:p>
          </table:table-cell>
          <table:table-cell office:value-type="float" office:value="60.283000000000001" table:style-name="ce8">
            <text:p>60.283</text:p>
          </table:table-cell>
          <table:table-cell office:value-type="float" office:value="67.183999999999997" table:style-name="ce8">
            <text:p>67.184</text:p>
          </table:table-cell>
          <table:table-cell office:value-type="float" office:value="7.5289999999999999" table:style-name="ce8">
            <text:p>7.529</text:p>
          </table:table-cell>
          <table:table-cell office:value-type="float" office:value="11.423999999999999" table:style-name="ce8">
            <text:p>11.424</text:p>
          </table:table-cell>
          <table:table-cell office:value-type="float" office:value="26.914999999999999" table:style-name="ce8">
            <text:p>26.915</text:p>
          </table:table-cell>
          <table:table-cell office:value-type="float" office:value="54.131999999999998" table:style-name="ce8">
            <text:p>54.132</text:p>
          </table:table-cell>
          <table:table-cell office:value-type="float" office:value="84.537000000000006" table:style-name="ce8">
            <text:p>84.537</text:p>
          </table:table-cell>
          <table:table-cell office:value-type="float" office:value="61.668999999999997" table:style-name="ce8">
            <text:p>61.669</text:p>
          </table:table-cell>
          <table:table-cell office:value-type="float" office:value="64.073999999999998" table:style-name="ce8">
            <text:p>64.074</text:p>
          </table:table-cell>
          <table:table-cell office:value-type="float" office:value="14.561" table:style-name="ce8">
            <text:p>14.561</text:p>
          </table:table-cell>
          <table:table-cell office:value-type="float" office:value="19.288" table:style-name="ce8">
            <text:p>19.288</text:p>
          </table:table-cell>
          <table:table-cell office:value-type="float" office:value="15.43" table:style-name="ce8">
            <text:p>15.43</text:p>
          </table:table-cell>
          <table:table-cell office:value-type="float" office:value="18.100999999999999" table:style-name="ce8">
            <text:p>18.101</text:p>
          </table:table-cell>
          <table:table-cell office:value-type="float" office:value="35.905000000000001" table:style-name="ce8">
            <text:p>35.905</text:p>
          </table:table-cell>
          <table:table-cell office:value-type="float" office:value="14.837" table:style-name="ce8">
            <text:p>14.837</text:p>
          </table:table-cell>
          <table:table-cell office:value-type="float" office:value="1.484" table:style-name="ce8">
            <text:p>1.484</text:p>
          </table:table-cell>
          <table:table-cell office:value-type="float" office:value="30.564" table:style-name="ce8">
            <text:p>30.564</text:p>
          </table:table-cell>
          <table:table-cell office:value-type="float" office:value="10.978999999999999" table:style-name="ce8">
            <text:p>10.979</text:p>
          </table:table-cell>
          <table:table-cell office:value-type="float" office:value="1.78" table:style-name="ce8">
            <text:p>1.78</text:p>
          </table:table-cell>
          <table:table-cell office:value-type="float" office:value="12.76" table:style-name="ce8">
            <text:p>12.76</text:p>
          </table:table-cell>
          <table:table-cell office:value-type="float" office:value="12.76" table:style-name="ce8">
            <text:p>12.76</text:p>
          </table:table-cell>
          <table:table-cell office:value-type="float" office:value="2.6709999999999998" table:style-name="ce8">
            <text:p>2.671</text:p>
          </table:table-cell>
          <table:table-cell office:value-type="float" office:value="7.4180000000000001" table:style-name="ce8">
            <text:p>7.418</text:p>
          </table:table-cell>
          <table:table-cell office:value-type="float" office:value="4.1539999999999999" table:style-name="ce8">
            <text:p>4.154</text:p>
          </table:table-cell>
          <table:table-cell office:value-type="float" office:value="3.5609999999999999" table:style-name="ce8">
            <text:p>3.561</text:p>
          </table:table-cell>
          <table:table-cell office:value-type="float" office:value="11.869" table:style-name="ce8">
            <text:p>11.869</text:p>
          </table:table-cell>
          <table:table-cell office:value-type="float" office:value="14.243" table:style-name="ce8">
            <text:p>14.243</text:p>
          </table:table-cell>
          <table:table-cell office:value-type="float" office:value="20.178000000000001" table:style-name="ce8">
            <text:p>20.178</text:p>
          </table:table-cell>
          <table:table-cell office:value-type="float" office:value="19.288" table:style-name="ce8">
            <text:p>19.288</text:p>
          </table:table-cell>
          <table:table-cell office:value-type="float" office:value="4.7480000000000002" table:style-name="ce8">
            <text:p>4.748</text:p>
          </table:table-cell>
          <table:table-cell office:value-type="float" office:value="13.425000000000001" table:style-name="ce8">
            <text:p>13.425</text:p>
          </table:table-cell>
          <table:table-cell office:value-type="string" table:style-name="ce8">
            <text:p>12.5</text:p>
          </table:table-cell>
          <table:table-cell office:value-type="string" table:style-name="ce8">
            <text:p>4.808</text:p>
          </table:table-cell>
          <table:table-cell office:value-type="string" table:style-name="ce8">
            <text:p>30.769</text:p>
          </table:table-cell>
          <table:table-cell office:value-type="string" table:style-name="ce8">
            <text:p>39.744</text:p>
          </table:table-cell>
          <table:table-cell office:value-type="string" table:style-name="ce8">
            <text:p>0.962</text:p>
          </table:table-cell>
          <table:table-cell office:value-type="string" table:style-name="ce8">
            <text:p>34.936</text:p>
          </table:table-cell>
          <table:table-cell office:value-type="string" table:style-name="ce8">
            <text:p>50</text:p>
          </table:table-cell>
          <table:table-cell office:value-type="string" table:style-name="ce8">
            <text:p>27.564</text:p>
          </table:table-cell>
          <table:table-cell office:value-type="string" table:style-name="ce8">
            <text:p>42.949</text:p>
          </table:table-cell>
          <table:table-cell office:value-type="string" table:style-name="ce8">
            <text:p>40.705</text:p>
          </table:table-cell>
          <table:table-cell office:value-type="string" table:style-name="ce8">
            <text:p>26.603</text:p>
          </table:table-cell>
          <table:table-cell office:value-type="string" table:style-name="ce8">
            <text:p>4.487</text:p>
          </table:table-cell>
          <table:table-cell office:value-type="string" table:style-name="ce8">
            <text:p>5.128</text:p>
          </table:table-cell>
          <table:table-cell office:value-type="string" table:style-name="ce8">
            <text:p>10.897</text:p>
          </table:table-cell>
          <table:table-cell office:value-type="string" table:style-name="ce8">
            <text:p>14.744</text:p>
          </table:table-cell>
          <table:table-cell office:value-type="string" table:style-name="ce8">
            <text:p>18.91</text:p>
          </table:table-cell>
          <table:table-cell office:value-type="string" table:style-name="ce8">
            <text:p>2.244</text:p>
          </table:table-cell>
          <table:table-cell office:value-type="string" table:style-name="ce8">
            <text:p>41.935</text:p>
          </table:table-cell>
          <table:table-cell office:value-type="string" table:style-name="ce8">
            <text:p>14.194</text:p>
          </table:table-cell>
          <table:table-cell office:value-type="string" table:style-name="ce8">
            <text:p>34.194</text:p>
          </table:table-cell>
          <table:table-cell office:value-type="string" table:style-name="ce8">
            <text:p>33.871</text:p>
          </table:table-cell>
          <table:table-cell office:value-type="string" table:style-name="ce8">
            <text:p>2.581</text:p>
          </table:table-cell>
          <table:table-cell office:value-type="string" table:style-name="ce8">
            <text:p>3.548</text:p>
          </table:table-cell>
          <table:table-cell office:value-type="string" table:style-name="ce8">
            <text:p>1.29</text:p>
          </table:table-cell>
          <table:table-cell office:value-type="string" table:style-name="ce8">
            <text:p>1.29</text:p>
          </table:table-cell>
          <table:table-cell office:value-type="string" table:style-name="ce8">
            <text:p>2.258</text:p>
          </table:table-cell>
          <table:table-cell office:value-type="string" table:style-name="ce8">
            <text:p>0.968</text:p>
          </table:table-cell>
          <table:table-cell office:value-type="string" table:style-name="ce8">
            <text:p>3.226</text:p>
          </table:table-cell>
          <table:table-cell office:value-type="string" table:style-name="ce8">
            <text:p>8.065</text:p>
          </table:table-cell>
          <table:table-cell office:value-type="string" table:style-name="ce8">
            <text:p>41.534</text:p>
          </table:table-cell>
          <table:table-cell office:value-type="string" table:style-name="ce8">
            <text:p>12.141</text:p>
          </table:table-cell>
          <table:table-cell office:value-type="string" table:style-name="ce8">
            <text:p>35.144</text:p>
          </table:table-cell>
          <table:table-cell office:value-type="string" table:style-name="ce8">
            <text:p>61.146</text:p>
          </table:table-cell>
          <table:table-cell office:value-type="string" table:style-name="ce8">
            <text:p>33.846</text:p>
          </table:table-cell>
          <table:table-cell office:value-type="float" office:value="58.728999999999999" table:style-name="ce8">
            <text:p>58.729</text:p>
          </table:table-cell>
          <table:table-cell office:value-type="float" office:value="66.781999999999996" table:style-name="ce8">
            <text:p>66.782</text:p>
          </table:table-cell>
          <table:table-cell office:value-type="float" office:value="59.585000000000001" table:style-name="ce8">
            <text:p>59.585</text:p>
          </table:table-cell>
          <table:table-cell office:value-type="float" office:value="41.255000000000003" table:style-name="ce8">
            <text:p>41.255</text:p>
          </table:table-cell>
          <table:table-cell office:value-type="float" office:value="75.44" table:style-name="ce8">
            <text:p>75.44</text:p>
          </table:table-cell>
          <table:table-cell office:value-type="float" office:value="72.965999999999994" table:style-name="ce8">
            <text:p>72.966</text:p>
          </table:table-cell>
          <table:table-cell office:value-type="float" office:value="5.0449999999999999" table:style-name="ce8">
            <text:p>5.045</text:p>
          </table:table-cell>
          <table:table-cell office:value-type="float" office:value="70.838999999999999" table:style-name="ce8">
            <text:p>70.839</text:p>
          </table:table-cell>
          <table:table-cell table:number-columns-repeated="16238"/>
        </table:table-row>
        <table:table-row table:style-name="ro6">
          <table:table-cell office:value-type="string" table:style-name="ce3">
            <text:p>J03_all: Ethnicities (full)</text:p>
          </table:table-cell>
          <table:table-cell office:value-type="string" table:style-name="ce3">
            <text:p>Other: Arab</text:p>
          </table:table-cell>
          <table:table-cell office:value-type="float" office:value="423" table:style-name="ce8">
            <text:p>423</text:p>
          </table:table-cell>
          <table:table-cell office:value-type="float" office:value="72.043000000000006" table:style-name="ce8">
            <text:p>72.043</text:p>
          </table:table-cell>
          <table:table-cell office:value-type="float" office:value="78.924000000000007" table:style-name="ce8">
            <text:p>78.924</text:p>
          </table:table-cell>
          <table:table-cell office:value-type="float" office:value="79.905000000000001" table:style-name="ce8">
            <text:p>79.905</text:p>
          </table:table-cell>
          <table:table-cell office:value-type="float" office:value="74.748999999999995" table:style-name="ce8">
            <text:p>74.749</text:p>
          </table:table-cell>
          <table:table-cell office:value-type="float" office:value="79.433000000000007" table:style-name="ce8">
            <text:p>79.433</text:p>
          </table:table-cell>
          <table:table-cell office:value-type="float" office:value="57.368000000000002" table:style-name="ce8">
            <text:p>57.368</text:p>
          </table:table-cell>
          <table:table-cell office:value-type="float" office:value="79.965000000000003" table:style-name="ce8">
            <text:p>79.965</text:p>
          </table:table-cell>
          <table:table-cell office:value-type="float" office:value="78.125" table:style-name="ce8">
            <text:p>78.125</text:p>
          </table:table-cell>
          <table:table-cell office:value-type="float" office:value="33.411999999999999" table:style-name="ce8">
            <text:p>33.412</text:p>
          </table:table-cell>
          <table:table-cell office:value-type="float" office:value="62.08" table:style-name="ce8">
            <text:p>62.08</text:p>
          </table:table-cell>
          <table:table-cell office:value-type="float" office:value="26.329000000000001" table:style-name="ce8">
            <text:p>26.329</text:p>
          </table:table-cell>
          <table:table-cell office:value-type="float" office:value="73.938000000000002" table:style-name="ce8">
            <text:p>73.938</text:p>
          </table:table-cell>
          <table:table-cell office:value-type="float" office:value="91.016999999999996" table:style-name="ce8">
            <text:p>91.017</text:p>
          </table:table-cell>
          <table:table-cell office:value-type="float" office:value="83.649000000000001" table:style-name="ce8">
            <text:p>83.649</text:p>
          </table:table-cell>
          <table:table-cell office:value-type="float" office:value="81.754000000000005" table:style-name="ce8">
            <text:p>81.754</text:p>
          </table:table-cell>
          <table:table-cell office:value-type="float" office:value="63.506999999999998" table:style-name="ce8">
            <text:p>63.507</text:p>
          </table:table-cell>
          <table:table-cell office:value-type="float" office:value="74.644999999999996" table:style-name="ce8">
            <text:p>74.645</text:p>
          </table:table-cell>
          <table:table-cell office:value-type="float" office:value="76.831999999999994" table:style-name="ce8">
            <text:p>76.832</text:p>
          </table:table-cell>
          <table:table-cell office:value-type="float" office:value="83.174999999999997" table:style-name="ce8">
            <text:p>83.175</text:p>
          </table:table-cell>
          <table:table-cell office:value-type="float" office:value="79.433000000000007" table:style-name="ce8">
            <text:p>79.433</text:p>
          </table:table-cell>
          <table:table-cell office:value-type="float" office:value="80.951999999999998" table:style-name="ce8">
            <text:p>80.952</text:p>
          </table:table-cell>
          <table:table-cell office:value-type="float" office:value="82.938000000000002" table:style-name="ce8">
            <text:p>82.938</text:p>
          </table:table-cell>
          <table:table-cell office:value-type="float" office:value="70.212999999999994" table:style-name="ce8">
            <text:p>70.213</text:p>
          </table:table-cell>
          <table:table-cell office:value-type="float" office:value="78.251000000000005" table:style-name="ce8">
            <text:p>78.251</text:p>
          </table:table-cell>
          <table:table-cell office:value-type="float" office:value="81.796999999999997" table:style-name="ce8">
            <text:p>81.797</text:p>
          </table:table-cell>
          <table:table-cell office:value-type="float" office:value="76.484999999999999" table:style-name="ce8">
            <text:p>76.485</text:p>
          </table:table-cell>
          <table:table-cell office:value-type="float" office:value="74.822000000000003" table:style-name="ce8">
            <text:p>74.822</text:p>
          </table:table-cell>
          <table:table-cell office:value-type="float" office:value="69.905000000000001" table:style-name="ce8">
            <text:p>69.905</text:p>
          </table:table-cell>
          <table:table-cell office:value-type="float" office:value="52.719000000000001" table:style-name="ce8">
            <text:p>52.719</text:p>
          </table:table-cell>
          <table:table-cell office:value-type="float" office:value="82.938000000000002" table:style-name="ce8">
            <text:p>82.938</text:p>
          </table:table-cell>
          <table:table-cell office:value-type="float" office:value="80.614999999999995" table:style-name="ce8">
            <text:p>80.615</text:p>
          </table:table-cell>
          <table:table-cell office:value-type="float" office:value="74.644999999999996" table:style-name="ce8">
            <text:p>74.645</text:p>
          </table:table-cell>
          <table:table-cell office:value-type="float" office:value="68.558000000000007" table:style-name="ce8">
            <text:p>68.558</text:p>
          </table:table-cell>
          <table:table-cell office:value-type="float" office:value="53.664000000000001" table:style-name="ce8">
            <text:p>53.664</text:p>
          </table:table-cell>
          <table:table-cell office:value-type="float" office:value="50.594000000000001" table:style-name="ce8">
            <text:p>50.594</text:p>
          </table:table-cell>
          <table:table-cell office:value-type="float" office:value="56.634999999999998" table:style-name="ce8">
            <text:p>56.635</text:p>
          </table:table-cell>
          <table:table-cell office:value-type="float" office:value="76.831999999999994" table:style-name="ce8">
            <text:p>76.832</text:p>
          </table:table-cell>
          <table:table-cell office:value-type="float" office:value="86.73" table:style-name="ce8">
            <text:p>86.73</text:p>
          </table:table-cell>
          <table:table-cell office:value-type="float" office:value="75.591999999999999" table:style-name="ce8">
            <text:p>75.592</text:p>
          </table:table-cell>
          <table:table-cell office:value-type="float" office:value="80.614999999999995" table:style-name="ce8">
            <text:p>80.615</text:p>
          </table:table-cell>
          <table:table-cell office:value-type="float" office:value="77.305000000000007" table:style-name="ce8">
            <text:p>77.305</text:p>
          </table:table-cell>
          <table:table-cell office:value-type="float" office:value="80.191000000000003" table:style-name="ce8">
            <text:p>80.191</text:p>
          </table:table-cell>
          <table:table-cell office:value-type="float" office:value="91.667000000000002" table:style-name="ce8">
            <text:p>91.667</text:p>
          </table:table-cell>
          <table:table-cell office:value-type="float" office:value="79.433000000000007" table:style-name="ce8">
            <text:p>79.433</text:p>
          </table:table-cell>
          <table:table-cell office:value-type="float" office:value="68.72" table:style-name="ce8">
            <text:p>68.72</text:p>
          </table:table-cell>
          <table:table-cell office:value-type="float" office:value="71.867999999999995" table:style-name="ce8">
            <text:p>71.868</text:p>
          </table:table-cell>
          <table:table-cell office:value-type="float" office:value="33.57" table:style-name="ce8">
            <text:p>33.57</text:p>
          </table:table-cell>
          <table:table-cell office:value-type="float" office:value="36.58" table:style-name="ce8">
            <text:p>36.58</text:p>
          </table:table-cell>
          <table:table-cell office:value-type="float" office:value="30.332000000000001" table:style-name="ce8">
            <text:p>30.332</text:p>
          </table:table-cell>
          <table:table-cell office:value-type="float" office:value="78.486999999999995" table:style-name="ce8">
            <text:p>78.487</text:p>
          </table:table-cell>
          <table:table-cell office:value-type="float" office:value="71.394999999999996" table:style-name="ce8">
            <text:p>71.395</text:p>
          </table:table-cell>
          <table:table-cell office:value-type="float" office:value="62.558999999999997" table:style-name="ce8">
            <text:p>62.559</text:p>
          </table:table-cell>
          <table:table-cell office:value-type="float" office:value="67.138999999999996" table:style-name="ce8">
            <text:p>67.139</text:p>
          </table:table-cell>
          <table:table-cell office:value-type="float" office:value="56.872" table:style-name="ce8">
            <text:p>56.872</text:p>
          </table:table-cell>
          <table:table-cell office:value-type="float" office:value="50.710999999999999" table:style-name="ce8">
            <text:p>50.711</text:p>
          </table:table-cell>
          <table:table-cell office:value-type="float" office:value="71.667000000000002" table:style-name="ce8">
            <text:p>71.667</text:p>
          </table:table-cell>
          <table:table-cell office:value-type="float" office:value="48.814999999999998" table:style-name="ce8">
            <text:p>48.815</text:p>
          </table:table-cell>
          <table:table-cell office:value-type="float" office:value="51.064" table:style-name="ce8">
            <text:p>51.064</text:p>
          </table:table-cell>
          <table:table-cell office:value-type="float" office:value="81.087000000000003" table:style-name="ce8">
            <text:p>81.087</text:p>
          </table:table-cell>
          <table:table-cell office:value-type="float" office:value="77.488" table:style-name="ce8">
            <text:p>77.488</text:p>
          </table:table-cell>
          <table:table-cell office:value-type="float" office:value="63.744" table:style-name="ce8">
            <text:p>63.744</text:p>
          </table:table-cell>
          <table:table-cell office:value-type="float" office:value="67.138999999999996" table:style-name="ce8">
            <text:p>67.139</text:p>
          </table:table-cell>
          <table:table-cell office:value-type="float" office:value="62.884" table:style-name="ce8">
            <text:p>62.884</text:p>
          </table:table-cell>
          <table:table-cell office:value-type="float" office:value="63.121000000000002" table:style-name="ce8">
            <text:p>63.121</text:p>
          </table:table-cell>
          <table:table-cell office:value-type="float" office:value="45.713999999999999" table:style-name="ce8">
            <text:p>45.714</text:p>
          </table:table-cell>
          <table:table-cell office:value-type="float" office:value="91.489000000000004" table:style-name="ce8">
            <text:p>91.489</text:p>
          </table:table-cell>
          <table:table-cell office:value-type="float" office:value="70.921999999999997" table:style-name="ce8">
            <text:p>70.922</text:p>
          </table:table-cell>
          <table:table-cell office:value-type="float" office:value="74.703999999999994" table:style-name="ce8">
            <text:p>74.704</text:p>
          </table:table-cell>
          <table:table-cell office:value-type="float" office:value="69.194000000000003" table:style-name="ce8">
            <text:p>69.194</text:p>
          </table:table-cell>
          <table:table-cell office:value-type="float" office:value="79.668999999999997" table:style-name="ce8">
            <text:p>79.669</text:p>
          </table:table-cell>
          <table:table-cell office:value-type="float" office:value="48.463000000000001" table:style-name="ce8">
            <text:p>48.463</text:p>
          </table:table-cell>
          <table:table-cell office:value-type="float" office:value="71.599000000000004" table:style-name="ce8">
            <text:p>71.599</text:p>
          </table:table-cell>
          <table:table-cell office:value-type="float" office:value="6.6189999999999998" table:style-name="ce8">
            <text:p>6.619</text:p>
          </table:table-cell>
          <table:table-cell office:value-type="float" office:value="14.183999999999999" table:style-name="ce8">
            <text:p>14.184</text:p>
          </table:table-cell>
          <table:table-cell office:value-type="float" office:value="23.640999999999998" table:style-name="ce8">
            <text:p>23.641</text:p>
          </table:table-cell>
          <table:table-cell office:value-type="float" office:value="55.555999999999997" table:style-name="ce8">
            <text:p>55.556</text:p>
          </table:table-cell>
          <table:table-cell office:value-type="float" office:value="71.667000000000002" table:style-name="ce8">
            <text:p>71.667</text:p>
          </table:table-cell>
          <table:table-cell office:value-type="float" office:value="53.460999999999999" table:style-name="ce8">
            <text:p>53.461</text:p>
          </table:table-cell>
          <table:table-cell office:value-type="float" office:value="68.989999999999995" table:style-name="ce8">
            <text:p>68.99</text:p>
          </table:table-cell>
          <table:table-cell office:value-type="float" office:value="12.766" table:style-name="ce8">
            <text:p>12.766</text:p>
          </table:table-cell>
          <table:table-cell office:value-type="float" office:value="16.667000000000002" table:style-name="ce8">
            <text:p>16.667</text:p>
          </table:table-cell>
          <table:table-cell office:value-type="float" office:value="12.962999999999999" table:style-name="ce8">
            <text:p>12.963</text:p>
          </table:table-cell>
          <table:table-cell office:value-type="float" office:value="5.556" table:style-name="ce8">
            <text:p>5.556</text:p>
          </table:table-cell>
          <table:table-cell office:value-type="float" office:value="44.444000000000003" table:style-name="ce8">
            <text:p>44.444</text:p>
          </table:table-cell>
          <table:table-cell office:value-type="float" office:value="14.815" table:style-name="ce8">
            <text:p>14.815</text:p>
          </table:table-cell>
          <table:table-cell office:value-type="float" office:value="1.8520000000000001" table:style-name="ce8">
            <text:p>1.852</text:p>
          </table:table-cell>
          <table:table-cell office:value-type="float" office:value="46.295999999999999" table:style-name="ce8">
            <text:p>46.296</text:p>
          </table:table-cell>
          <table:table-cell office:value-type="float" office:value="14.815" table:style-name="ce8">
            <text:p>14.815</text:p>
          </table:table-cell>
          <table:table-cell office:value-type="float" office:value="3.7040000000000002" table:style-name="ce8">
            <text:p>3.704</text:p>
          </table:table-cell>
          <table:table-cell office:value-type="float" office:value="7.407" table:style-name="ce8">
            <text:p>7.407</text:p>
          </table:table-cell>
          <table:table-cell office:value-type="float" office:value="14.815" table:style-name="ce8">
            <text:p>14.815</text:p>
          </table:table-cell>
          <table:table-cell office:value-type="float" office:value="1.8520000000000001" table:style-name="ce8">
            <text:p>1.852</text:p>
          </table:table-cell>
          <table:table-cell office:value-type="float" office:value="14.815" table:style-name="ce8">
            <text:p>14.815</text:p>
          </table:table-cell>
          <table:table-cell office:value-type="float" office:value="1.8520000000000001" table:style-name="ce8">
            <text:p>1.852</text:p>
          </table:table-cell>
          <table:table-cell office:value-type="float" office:value="3.7040000000000002" table:style-name="ce8">
            <text:p>3.704</text:p>
          </table:table-cell>
          <table:table-cell office:value-type="float" office:value="3.7040000000000002" table:style-name="ce8">
            <text:p>3.704</text:p>
          </table:table-cell>
          <table:table-cell office:value-type="float" office:value="12.962999999999999" table:style-name="ce8">
            <text:p>12.963</text:p>
          </table:table-cell>
          <table:table-cell office:value-type="float" office:value="11.111000000000001" table:style-name="ce8">
            <text:p>11.111</text:p>
          </table:table-cell>
          <table:table-cell office:value-type="float" office:value="24.074000000000002" table:style-name="ce8">
            <text:p>24.074</text:p>
          </table:table-cell>
          <table:table-cell office:value-type="float" office:value="1.8520000000000001" table:style-name="ce8">
            <text:p>1.852</text:p>
          </table:table-cell>
          <table:table-cell office:value-type="float" office:value="12.766" table:style-name="ce8">
            <text:p>12.766</text:p>
          </table:table-cell>
          <table:table-cell office:value-type="string" table:style-name="ce8">
            <text:p>18.519</text:p>
          </table:table-cell>
          <table:table-cell office:value-type="string" table:style-name="ce8">
            <text:p>9.259</text:p>
          </table:table-cell>
          <table:table-cell office:value-type="string" table:style-name="ce8">
            <text:p>44.444</text:p>
          </table:table-cell>
          <table:table-cell office:value-type="string" table:style-name="ce8">
            <text:p>46.296</text:p>
          </table:table-cell>
          <table:table-cell office:value-type="string" table:style-name="ce8">
            <text:p>1.852</text:p>
          </table:table-cell>
          <table:table-cell office:value-type="string" table:style-name="ce8">
            <text:p>40.741</text:p>
          </table:table-cell>
          <table:table-cell office:value-type="string" table:style-name="ce8">
            <text:p>50</text:p>
          </table:table-cell>
          <table:table-cell office:value-type="string" table:style-name="ce8">
            <text:p>27.778</text:p>
          </table:table-cell>
          <table:table-cell office:value-type="string" table:style-name="ce8">
            <text:p>42.593</text:p>
          </table:table-cell>
          <table:table-cell office:value-type="string" table:style-name="ce8">
            <text:p>31.481</text:p>
          </table:table-cell>
          <table:table-cell office:value-type="string" table:style-name="ce8">
            <text:p>25.926</text:p>
          </table:table-cell>
          <table:table-cell office:value-type="string" table:style-name="ce8">
            <text:p>5.556</text:p>
          </table:table-cell>
          <table:table-cell office:value-type="string" table:style-name="ce8">
            <text:p>1.852</text:p>
          </table:table-cell>
          <table:table-cell office:value-type="string" table:style-name="ce8">
            <text:p>12.963</text:p>
          </table:table-cell>
          <table:table-cell office:value-type="string" table:style-name="ce8">
            <text:p>18.519</text:p>
          </table:table-cell>
          <table:table-cell office:value-type="string" table:style-name="ce8">
            <text:p>12.963</text:p>
          </table:table-cell>
          <table:table-cell office:value-type="string" table:style-name="ce8">
            <text:p>1.852</text:p>
          </table:table-cell>
          <table:table-cell office:value-type="string" table:style-name="ce8">
            <text:p>47.17</text:p>
          </table:table-cell>
          <table:table-cell office:value-type="string" table:style-name="ce8">
            <text:p>22.642</text:p>
          </table:table-cell>
          <table:table-cell office:value-type="string" table:style-name="ce8">
            <text:p>43.396</text:p>
          </table:table-cell>
          <table:table-cell office:value-type="string" table:style-name="ce8">
            <text:p>26.415</text:p>
          </table:table-cell>
          <table:table-cell office:value-type="string" table:style-name="ce8">
            <text:p>3.774</text:p>
          </table:table-cell>
          <table:table-cell office:value-type="string" table:style-name="ce8">
            <text:p>1.887</text:p>
          </table:table-cell>
          <table:table-cell office:value-type="string" table:style-name="ce8">
            <text:p>0</text:p>
          </table:table-cell>
          <table:table-cell office:value-type="string" table:style-name="ce8">
            <text:p>3.774</text:p>
          </table:table-cell>
          <table:table-cell office:value-type="string" table:style-name="ce8">
            <text:p>1.887</text:p>
          </table:table-cell>
          <table:table-cell office:value-type="string" table:style-name="ce8">
            <text:p>0</text:p>
          </table:table-cell>
          <table:table-cell office:value-type="string" table:style-name="ce8">
            <text:p>1.887</text:p>
          </table:table-cell>
          <table:table-cell office:value-type="string" table:style-name="ce8">
            <text:p>3.774</text:p>
          </table:table-cell>
          <table:table-cell office:value-type="string" table:style-name="ce8">
            <text:p>39.623</text:p>
          </table:table-cell>
          <table:table-cell office:value-type="string" table:style-name="ce8">
            <text:p>9.434</text:p>
          </table:table-cell>
          <table:table-cell office:value-type="string" table:style-name="ce8">
            <text:p>32.075</text:p>
          </table:table-cell>
          <table:table-cell office:value-type="string" table:style-name="ce8">
            <text:p>60.377</text:p>
          </table:table-cell>
          <table:table-cell office:value-type="string" table:style-name="ce8">
            <text:p>52.381</text:p>
          </table:table-cell>
          <table:table-cell office:value-type="float" office:value="58.293999999999997" table:style-name="ce8">
            <text:p>58.294</text:p>
          </table:table-cell>
          <table:table-cell office:value-type="float" office:value="67.457999999999998" table:style-name="ce8">
            <text:p>67.458</text:p>
          </table:table-cell>
          <table:table-cell office:value-type="float" office:value="59.145000000000003" table:style-name="ce8">
            <text:p>59.145</text:p>
          </table:table-cell>
          <table:table-cell office:value-type="float" office:value="43.332999999999998" table:style-name="ce8">
            <text:p>43.333</text:p>
          </table:table-cell>
          <table:table-cell office:value-type="float" office:value="81.56" table:style-name="ce8">
            <text:p>81.56</text:p>
          </table:table-cell>
          <table:table-cell office:value-type="float" office:value="75.650000000000006" table:style-name="ce8">
            <text:p>75.65</text:p>
          </table:table-cell>
          <table:table-cell office:value-type="float" office:value="8.0380000000000003" table:style-name="ce8">
            <text:p>8.038</text:p>
          </table:table-cell>
          <table:table-cell office:value-type="float" office:value="71.158000000000001" table:style-name="ce8">
            <text:p>71.158</text:p>
          </table:table-cell>
          <table:table-cell table:number-columns-repeated="16238"/>
        </table:table-row>
        <table:table-row table:style-name="ro6">
          <table:table-cell office:value-type="string" table:style-name="ce3">
            <text:p>J03_all: Ethnicities (full)</text:p>
          </table:table-cell>
          <table:table-cell office:value-type="string" table:style-name="ce3">
            <text:p>White: Any other White background</text:p>
          </table:table-cell>
          <table:table-cell office:value-type="float" office:value="11937" table:style-name="ce8">
            <text:p>11937</text:p>
          </table:table-cell>
          <table:table-cell office:value-type="float" office:value="66.427000000000007" table:style-name="ce8">
            <text:p>66.427</text:p>
          </table:table-cell>
          <table:table-cell office:value-type="float" office:value="77.677000000000007" table:style-name="ce8">
            <text:p>77.677</text:p>
          </table:table-cell>
          <table:table-cell office:value-type="float" office:value="82.975999999999999" table:style-name="ce8">
            <text:p>82.976</text:p>
          </table:table-cell>
          <table:table-cell office:value-type="float" office:value="73.108000000000004" table:style-name="ce8">
            <text:p>73.108</text:p>
          </table:table-cell>
          <table:table-cell office:value-type="float" office:value="82.968999999999994" table:style-name="ce8">
            <text:p>82.969</text:p>
          </table:table-cell>
          <table:table-cell office:value-type="float" office:value="56.734000000000002" table:style-name="ce8">
            <text:p>56.734</text:p>
          </table:table-cell>
          <table:table-cell office:value-type="float" office:value="81.186999999999998" table:style-name="ce8">
            <text:p>81.187</text:p>
          </table:table-cell>
          <table:table-cell office:value-type="float" office:value="73.980999999999995" table:style-name="ce8">
            <text:p>73.981</text:p>
          </table:table-cell>
          <table:table-cell office:value-type="float" office:value="36.207999999999998" table:style-name="ce8">
            <text:p>36.208</text:p>
          </table:table-cell>
          <table:table-cell office:value-type="float" office:value="55.335999999999999" table:style-name="ce8">
            <text:p>55.336</text:p>
          </table:table-cell>
          <table:table-cell office:value-type="float" office:value="26.914999999999999" table:style-name="ce8">
            <text:p>26.915</text:p>
          </table:table-cell>
          <table:table-cell office:value-type="float" office:value="74.06" table:style-name="ce8">
            <text:p>74.06</text:p>
          </table:table-cell>
          <table:table-cell office:value-type="float" office:value="91.272000000000006" table:style-name="ce8">
            <text:p>91.272</text:p>
          </table:table-cell>
          <table:table-cell office:value-type="float" office:value="82.96" table:style-name="ce8">
            <text:p>82.96</text:p>
          </table:table-cell>
          <table:table-cell office:value-type="float" office:value="78.646000000000001" table:style-name="ce8">
            <text:p>78.646</text:p>
          </table:table-cell>
          <table:table-cell office:value-type="float" office:value="58.88" table:style-name="ce8">
            <text:p>58.88</text:p>
          </table:table-cell>
          <table:table-cell office:value-type="float" office:value="76.614000000000004" table:style-name="ce8">
            <text:p>76.614</text:p>
          </table:table-cell>
          <table:table-cell office:value-type="float" office:value="81.19" table:style-name="ce8">
            <text:p>81.19</text:p>
          </table:table-cell>
          <table:table-cell office:value-type="float" office:value="84.778999999999996" table:style-name="ce8">
            <text:p>84.779</text:p>
          </table:table-cell>
          <table:table-cell office:value-type="float" office:value="74.742000000000004" table:style-name="ce8">
            <text:p>74.742</text:p>
          </table:table-cell>
          <table:table-cell office:value-type="float" office:value="86.057000000000002" table:style-name="ce8">
            <text:p>86.057</text:p>
          </table:table-cell>
          <table:table-cell office:value-type="float" office:value="84.759" table:style-name="ce8">
            <text:p>84.759</text:p>
          </table:table-cell>
          <table:table-cell office:value-type="float" office:value="68.613" table:style-name="ce8">
            <text:p>68.613</text:p>
          </table:table-cell>
          <table:table-cell office:value-type="float" office:value="79.346999999999994" table:style-name="ce8">
            <text:p>79.347</text:p>
          </table:table-cell>
          <table:table-cell office:value-type="float" office:value="83.403000000000006" table:style-name="ce8">
            <text:p>83.403</text:p>
          </table:table-cell>
          <table:table-cell office:value-type="float" office:value="70.113" table:style-name="ce8">
            <text:p>70.113</text:p>
          </table:table-cell>
          <table:table-cell office:value-type="float" office:value="68.296999999999997" table:style-name="ce8">
            <text:p>68.297</text:p>
          </table:table-cell>
          <table:table-cell office:value-type="float" office:value="72.09" table:style-name="ce8">
            <text:p>72.09</text:p>
          </table:table-cell>
          <table:table-cell office:value-type="float" office:value="43.43" table:style-name="ce8">
            <text:p>43.43</text:p>
          </table:table-cell>
          <table:table-cell office:value-type="float" office:value="87.230999999999995" table:style-name="ce8">
            <text:p>87.231</text:p>
          </table:table-cell>
          <table:table-cell office:value-type="float" office:value="84.23" table:style-name="ce8">
            <text:p>84.23</text:p>
          </table:table-cell>
          <table:table-cell office:value-type="float" office:value="77.438999999999993" table:style-name="ce8">
            <text:p>77.439</text:p>
          </table:table-cell>
          <table:table-cell office:value-type="float" office:value="65.674000000000007" table:style-name="ce8">
            <text:p>65.674</text:p>
          </table:table-cell>
          <table:table-cell office:value-type="float" office:value="54.698999999999998" table:style-name="ce8">
            <text:p>54.699</text:p>
          </table:table-cell>
          <table:table-cell office:value-type="float" office:value="53.345999999999997" table:style-name="ce8">
            <text:p>53.346</text:p>
          </table:table-cell>
          <table:table-cell office:value-type="float" office:value="53.134" table:style-name="ce8">
            <text:p>53.134</text:p>
          </table:table-cell>
          <table:table-cell office:value-type="float" office:value="83.256" table:style-name="ce8">
            <text:p>83.256</text:p>
          </table:table-cell>
          <table:table-cell office:value-type="float" office:value="88.61" table:style-name="ce8">
            <text:p>88.61</text:p>
          </table:table-cell>
          <table:table-cell office:value-type="float" office:value="73.978999999999999" table:style-name="ce8">
            <text:p>73.979</text:p>
          </table:table-cell>
          <table:table-cell office:value-type="float" office:value="78.838999999999999" table:style-name="ce8">
            <text:p>78.839</text:p>
          </table:table-cell>
          <table:table-cell office:value-type="float" office:value="71.063999999999993" table:style-name="ce8">
            <text:p>71.064</text:p>
          </table:table-cell>
          <table:table-cell office:value-type="float" office:value="77.281999999999996" table:style-name="ce8">
            <text:p>77.282</text:p>
          </table:table-cell>
          <table:table-cell office:value-type="float" office:value="89.876000000000005" table:style-name="ce8">
            <text:p>89.876</text:p>
          </table:table-cell>
          <table:table-cell office:value-type="float" office:value="73.822000000000003" table:style-name="ce8">
            <text:p>73.822</text:p>
          </table:table-cell>
          <table:table-cell office:value-type="float" office:value="62.878999999999998" table:style-name="ce8">
            <text:p>62.879</text:p>
          </table:table-cell>
          <table:table-cell office:value-type="float" office:value="68.924999999999997" table:style-name="ce8">
            <text:p>68.925</text:p>
          </table:table-cell>
          <table:table-cell office:value-type="float" office:value="36.168999999999997" table:style-name="ce8">
            <text:p>36.169</text:p>
          </table:table-cell>
          <table:table-cell office:value-type="float" office:value="42.156999999999996" table:style-name="ce8">
            <text:p>42.157</text:p>
          </table:table-cell>
          <table:table-cell office:value-type="float" office:value="30.335000000000001" table:style-name="ce8">
            <text:p>30.335</text:p>
          </table:table-cell>
          <table:table-cell office:value-type="float" office:value="72.668999999999997" table:style-name="ce8">
            <text:p>72.669</text:p>
          </table:table-cell>
          <table:table-cell office:value-type="float" office:value="68.075000000000003" table:style-name="ce8">
            <text:p>68.075</text:p>
          </table:table-cell>
          <table:table-cell office:value-type="float" office:value="54.77" table:style-name="ce8">
            <text:p>54.77</text:p>
          </table:table-cell>
          <table:table-cell office:value-type="float" office:value="59.975999999999999" table:style-name="ce8">
            <text:p>59.976</text:p>
          </table:table-cell>
          <table:table-cell office:value-type="float" office:value="43.500999999999998" table:style-name="ce8">
            <text:p>43.501</text:p>
          </table:table-cell>
          <table:table-cell office:value-type="float" office:value="37.981999999999999" table:style-name="ce8">
            <text:p>37.982</text:p>
          </table:table-cell>
          <table:table-cell office:value-type="float" office:value="69.578999999999994" table:style-name="ce8">
            <text:p>69.579</text:p>
          </table:table-cell>
          <table:table-cell office:value-type="float" office:value="40.469000000000001" table:style-name="ce8">
            <text:p>40.469</text:p>
          </table:table-cell>
          <table:table-cell office:value-type="float" office:value="50.960999999999999" table:style-name="ce8">
            <text:p>50.961</text:p>
          </table:table-cell>
          <table:table-cell office:value-type="float" office:value="70.772000000000006" table:style-name="ce8">
            <text:p>70.772</text:p>
          </table:table-cell>
          <table:table-cell office:value-type="float" office:value="67.231999999999999" table:style-name="ce8">
            <text:p>67.232</text:p>
          </table:table-cell>
          <table:table-cell office:value-type="float" office:value="54.837000000000003" table:style-name="ce8">
            <text:p>54.837</text:p>
          </table:table-cell>
          <table:table-cell office:value-type="float" office:value="57.735999999999997" table:style-name="ce8">
            <text:p>57.736</text:p>
          </table:table-cell>
          <table:table-cell office:value-type="float" office:value="55.491999999999997" table:style-name="ce8">
            <text:p>55.492</text:p>
          </table:table-cell>
          <table:table-cell office:value-type="float" office:value="54.082000000000001" table:style-name="ce8">
            <text:p>54.082</text:p>
          </table:table-cell>
          <table:table-cell office:value-type="float" office:value="38.988" table:style-name="ce8">
            <text:p>38.988</text:p>
          </table:table-cell>
          <table:table-cell office:value-type="float" office:value="91.144999999999996" table:style-name="ce8">
            <text:p>91.145</text:p>
          </table:table-cell>
          <table:table-cell office:value-type="float" office:value="70.424000000000007" table:style-name="ce8">
            <text:p>70.424</text:p>
          </table:table-cell>
          <table:table-cell office:value-type="float" office:value="71.861000000000004" table:style-name="ce8">
            <text:p>71.861</text:p>
          </table:table-cell>
          <table:table-cell office:value-type="float" office:value="68.956999999999994" table:style-name="ce8">
            <text:p>68.957</text:p>
          </table:table-cell>
          <table:table-cell office:value-type="float" office:value="79.873999999999995" table:style-name="ce8">
            <text:p>79.874</text:p>
          </table:table-cell>
          <table:table-cell office:value-type="float" office:value="58.570999999999998" table:style-name="ce8">
            <text:p>58.571</text:p>
          </table:table-cell>
          <table:table-cell office:value-type="float" office:value="74.022000000000006" table:style-name="ce8">
            <text:p>74.022</text:p>
          </table:table-cell>
          <table:table-cell office:value-type="float" office:value="5.6630000000000003" table:style-name="ce8">
            <text:p>5.663</text:p>
          </table:table-cell>
          <table:table-cell office:value-type="float" office:value="13.218999999999999" table:style-name="ce8">
            <text:p>13.219</text:p>
          </table:table-cell>
          <table:table-cell office:value-type="float" office:value="33.784999999999997" table:style-name="ce8">
            <text:p>33.785</text:p>
          </table:table-cell>
          <table:table-cell office:value-type="float" office:value="47.332999999999998" table:style-name="ce8">
            <text:p>47.333</text:p>
          </table:table-cell>
          <table:table-cell office:value-type="float" office:value="89.040999999999997" table:style-name="ce8">
            <text:p>89.041</text:p>
          </table:table-cell>
          <table:table-cell office:value-type="float" office:value="62.631" table:style-name="ce8">
            <text:p>62.631</text:p>
          </table:table-cell>
          <table:table-cell office:value-type="float" office:value="73.516000000000005" table:style-name="ce8">
            <text:p>73.516</text:p>
          </table:table-cell>
          <table:table-cell office:value-type="float" office:value="9.5950000000000006" table:style-name="ce8">
            <text:p>9.595</text:p>
          </table:table-cell>
          <table:table-cell office:value-type="float" office:value="15.452" table:style-name="ce8">
            <text:p>15.452</text:p>
          </table:table-cell>
          <table:table-cell office:value-type="float" office:value="11.853" table:style-name="ce8">
            <text:p>11.853</text:p>
          </table:table-cell>
          <table:table-cell office:value-type="float" office:value="11.500999999999999" table:style-name="ce8">
            <text:p>11.501</text:p>
          </table:table-cell>
          <table:table-cell office:value-type="float" office:value="15.364000000000001" table:style-name="ce8">
            <text:p>15.364</text:p>
          </table:table-cell>
          <table:table-cell office:value-type="float" office:value="19.841999999999999" table:style-name="ce8">
            <text:p>19.842</text:p>
          </table:table-cell>
          <table:table-cell office:value-type="float" office:value="0.70199999999999996" table:style-name="ce8">
            <text:p>0.702</text:p>
          </table:table-cell>
          <table:table-cell office:value-type="float" office:value="28.885000000000002" table:style-name="ce8">
            <text:p>28.885</text:p>
          </table:table-cell>
          <table:table-cell office:value-type="float" office:value="9.7449999999999992" table:style-name="ce8">
            <text:p>9.745</text:p>
          </table:table-cell>
          <table:table-cell office:value-type="float" office:value="2.5459999999999998" table:style-name="ce8">
            <text:p>2.546</text:p>
          </table:table-cell>
          <table:table-cell office:value-type="float" office:value="11.414" table:style-name="ce8">
            <text:p>11.414</text:p>
          </table:table-cell>
          <table:table-cell office:value-type="float" office:value="10.798999999999999" table:style-name="ce8">
            <text:p>10.799</text:p>
          </table:table-cell>
          <table:table-cell office:value-type="float" office:value="2.6339999999999999" table:style-name="ce8">
            <text:p>2.634</text:p>
          </table:table-cell>
          <table:table-cell office:value-type="float" office:value="3.2480000000000002" table:style-name="ce8">
            <text:p>3.248</text:p>
          </table:table-cell>
          <table:table-cell office:value-type="float" office:value="3.2480000000000002" table:style-name="ce8">
            <text:p>3.248</text:p>
          </table:table-cell>
          <table:table-cell office:value-type="float" office:value="2.4580000000000002" table:style-name="ce8">
            <text:p>2.458</text:p>
          </table:table-cell>
          <table:table-cell office:value-type="float" office:value="5.8819999999999997" table:style-name="ce8">
            <text:p>5.882</text:p>
          </table:table-cell>
          <table:table-cell office:value-type="float" office:value="14.486000000000001" table:style-name="ce8">
            <text:p>14.486</text:p>
          </table:table-cell>
          <table:table-cell office:value-type="float" office:value="17.471" table:style-name="ce8">
            <text:p>17.471</text:p>
          </table:table-cell>
          <table:table-cell office:value-type="float" office:value="21.422000000000001" table:style-name="ce8">
            <text:p>21.422</text:p>
          </table:table-cell>
          <table:table-cell office:value-type="float" office:value="6.76" table:style-name="ce8">
            <text:p>6.76</text:p>
          </table:table-cell>
          <table:table-cell office:value-type="float" office:value="8.9870000000000001" table:style-name="ce8">
            <text:p>8.987</text:p>
          </table:table-cell>
          <table:table-cell office:value-type="string" table:style-name="ce8">
            <text:p>14.406</text:p>
          </table:table-cell>
          <table:table-cell office:value-type="string" table:style-name="ce8">
            <text:p>6.455</text:p>
          </table:table-cell>
          <table:table-cell office:value-type="string" table:style-name="ce8">
            <text:p>24.977</text:p>
          </table:table-cell>
          <table:table-cell office:value-type="string" table:style-name="ce8">
            <text:p>41.066</text:p>
          </table:table-cell>
          <table:table-cell office:value-type="string" table:style-name="ce8">
            <text:p>1.216</text:p>
          </table:table-cell>
          <table:table-cell office:value-type="string" table:style-name="ce8">
            <text:p>35.08</text:p>
          </table:table-cell>
          <table:table-cell office:value-type="string" table:style-name="ce8">
            <text:p>46.305</text:p>
          </table:table-cell>
          <table:table-cell office:value-type="string" table:style-name="ce8">
            <text:p>27.783</text:p>
          </table:table-cell>
          <table:table-cell office:value-type="string" table:style-name="ce8">
            <text:p>35.921</text:p>
          </table:table-cell>
          <table:table-cell office:value-type="string" table:style-name="ce8">
            <text:p>33.676</text:p>
          </table:table-cell>
          <table:table-cell office:value-type="string" table:style-name="ce8">
            <text:p>28.531</text:p>
          </table:table-cell>
          <table:table-cell office:value-type="string" table:style-name="ce8">
            <text:p>3.648</text:p>
          </table:table-cell>
          <table:table-cell office:value-type="string" table:style-name="ce8">
            <text:p>3.929</text:p>
          </table:table-cell>
          <table:table-cell office:value-type="string" table:style-name="ce8">
            <text:p>7.484</text:p>
          </table:table-cell>
          <table:table-cell office:value-type="string" table:style-name="ce8">
            <text:p>10.945</text:p>
          </table:table-cell>
          <table:table-cell office:value-type="string" table:style-name="ce8">
            <text:p>17.493</text:p>
          </table:table-cell>
          <table:table-cell office:value-type="string" table:style-name="ce8">
            <text:p>2.339</text:p>
          </table:table-cell>
          <table:table-cell office:value-type="string" table:style-name="ce8">
            <text:p>39.098</text:p>
          </table:table-cell>
          <table:table-cell office:value-type="string" table:style-name="ce8">
            <text:p>12.312</text:p>
          </table:table-cell>
          <table:table-cell office:value-type="string" table:style-name="ce8">
            <text:p>33.271</text:p>
          </table:table-cell>
          <table:table-cell office:value-type="string" table:style-name="ce8">
            <text:p>24.06</text:p>
          </table:table-cell>
          <table:table-cell office:value-type="string" table:style-name="ce8">
            <text:p>5.357</text:p>
          </table:table-cell>
          <table:table-cell office:value-type="string" table:style-name="ce8">
            <text:p>3.759</text:p>
          </table:table-cell>
          <table:table-cell office:value-type="string" table:style-name="ce8">
            <text:p>1.504</text:p>
          </table:table-cell>
          <table:table-cell office:value-type="string" table:style-name="ce8">
            <text:p>2.82</text:p>
          </table:table-cell>
          <table:table-cell office:value-type="string" table:style-name="ce8">
            <text:p>3.195</text:p>
          </table:table-cell>
          <table:table-cell office:value-type="string" table:style-name="ce8">
            <text:p>1.504</text:p>
          </table:table-cell>
          <table:table-cell office:value-type="string" table:style-name="ce8">
            <text:p>2.256</text:p>
          </table:table-cell>
          <table:table-cell office:value-type="string" table:style-name="ce8">
            <text:p>8.553</text:p>
          </table:table-cell>
          <table:table-cell office:value-type="string" table:style-name="ce8">
            <text:p>42.387</text:p>
          </table:table-cell>
          <table:table-cell office:value-type="string" table:style-name="ce8">
            <text:p>18.75</text:p>
          </table:table-cell>
          <table:table-cell office:value-type="string" table:style-name="ce8">
            <text:p>41.321</text:p>
          </table:table-cell>
          <table:table-cell office:value-type="string" table:style-name="ce8">
            <text:p>57.815</text:p>
          </table:table-cell>
          <table:table-cell office:value-type="string" table:style-name="ce8">
            <text:p>30.82</text:p>
          </table:table-cell>
          <table:table-cell office:value-type="float" office:value="59.555" table:style-name="ce8">
            <text:p>59.555</text:p>
          </table:table-cell>
          <table:table-cell office:value-type="float" office:value="68.180000000000007" table:style-name="ce8">
            <text:p>68.18</text:p>
          </table:table-cell>
          <table:table-cell office:value-type="float" office:value="57.773000000000003" table:style-name="ce8">
            <text:p>57.773</text:p>
          </table:table-cell>
          <table:table-cell office:value-type="float" office:value="42.923999999999999" table:style-name="ce8">
            <text:p>42.924</text:p>
          </table:table-cell>
          <table:table-cell office:value-type="float" office:value="72.480999999999995" table:style-name="ce8">
            <text:p>72.481</text:p>
          </table:table-cell>
          <table:table-cell office:value-type="float" office:value="75.441999999999993" table:style-name="ce8">
            <text:p>75.442</text:p>
          </table:table-cell>
          <table:table-cell office:value-type="float" office:value="5.4969999999999999" table:style-name="ce8">
            <text:p>5.497</text:p>
          </table:table-cell>
          <table:table-cell office:value-type="float" office:value="74.995999999999995" table:style-name="ce8">
            <text:p>74.996</text:p>
          </table:table-cell>
          <table:table-cell table:number-columns-repeated="16238"/>
        </table:table-row>
        <table:table-row table:style-name="ro6">
          <table:table-cell office:value-type="string" table:style-name="ce3">
            <text:p>J03_all: Ethnicities (full)</text:p>
          </table:table-cell>
          <table:table-cell office:value-type="string" table:style-name="ce3">
            <text:p>White: British</text:p>
          </table:table-cell>
          <table:table-cell office:value-type="float" office:value="229287" table:style-name="ce8">
            <text:p>229287</text:p>
          </table:table-cell>
          <table:table-cell office:value-type="float" office:value="64.650999999999996" table:style-name="ce8">
            <text:p>64.651</text:p>
          </table:table-cell>
          <table:table-cell office:value-type="float" office:value="78.483999999999995" table:style-name="ce8">
            <text:p>78.484</text:p>
          </table:table-cell>
          <table:table-cell office:value-type="float" office:value="84.424999999999997" table:style-name="ce8">
            <text:p>84.425</text:p>
          </table:table-cell>
          <table:table-cell office:value-type="float" office:value="73.832999999999998" table:style-name="ce8">
            <text:p>73.833</text:p>
          </table:table-cell>
          <table:table-cell office:value-type="float" office:value="84.718999999999994" table:style-name="ce8">
            <text:p>84.719</text:p>
          </table:table-cell>
          <table:table-cell office:value-type="float" office:value="58.447000000000003" table:style-name="ce8">
            <text:p>58.447</text:p>
          </table:table-cell>
          <table:table-cell office:value-type="float" office:value="82.394000000000005" table:style-name="ce8">
            <text:p>82.394</text:p>
          </table:table-cell>
          <table:table-cell office:value-type="float" office:value="75.506" table:style-name="ce8">
            <text:p>75.506</text:p>
          </table:table-cell>
          <table:table-cell office:value-type="float" office:value="39.607999999999997" table:style-name="ce8">
            <text:p>39.608</text:p>
          </table:table-cell>
          <table:table-cell office:value-type="float" office:value="54.886000000000003" table:style-name="ce8">
            <text:p>54.886</text:p>
          </table:table-cell>
          <table:table-cell office:value-type="float" office:value="26.57" table:style-name="ce8">
            <text:p>26.57</text:p>
          </table:table-cell>
          <table:table-cell office:value-type="float" office:value="74.119" table:style-name="ce8">
            <text:p>74.119</text:p>
          </table:table-cell>
          <table:table-cell office:value-type="float" office:value="90.986999999999995" table:style-name="ce8">
            <text:p>90.987</text:p>
          </table:table-cell>
          <table:table-cell office:value-type="float" office:value="84.784000000000006" table:style-name="ce8">
            <text:p>84.784</text:p>
          </table:table-cell>
          <table:table-cell office:value-type="float" office:value="80.215999999999994" table:style-name="ce8">
            <text:p>80.216</text:p>
          </table:table-cell>
          <table:table-cell office:value-type="float" office:value="60.451000000000001" table:style-name="ce8">
            <text:p>60.451</text:p>
          </table:table-cell>
          <table:table-cell office:value-type="float" office:value="75.954999999999998" table:style-name="ce8">
            <text:p>75.955</text:p>
          </table:table-cell>
          <table:table-cell office:value-type="float" office:value="82.986999999999995" table:style-name="ce8">
            <text:p>82.987</text:p>
          </table:table-cell>
          <table:table-cell office:value-type="float" office:value="85.858999999999995" table:style-name="ce8">
            <text:p>85.859</text:p>
          </table:table-cell>
          <table:table-cell office:value-type="float" office:value="75.897000000000006" table:style-name="ce8">
            <text:p>75.897</text:p>
          </table:table-cell>
          <table:table-cell office:value-type="float" office:value="87.835999999999999" table:style-name="ce8">
            <text:p>87.836</text:p>
          </table:table-cell>
          <table:table-cell office:value-type="float" office:value="84.76" table:style-name="ce8">
            <text:p>84.76</text:p>
          </table:table-cell>
          <table:table-cell office:value-type="float" office:value="70.682000000000002" table:style-name="ce8">
            <text:p>70.682</text:p>
          </table:table-cell>
          <table:table-cell office:value-type="float" office:value="80.817999999999998" table:style-name="ce8">
            <text:p>80.818</text:p>
          </table:table-cell>
          <table:table-cell office:value-type="float" office:value="83.489000000000004" table:style-name="ce8">
            <text:p>83.489</text:p>
          </table:table-cell>
          <table:table-cell office:value-type="float" office:value="71.171999999999997" table:style-name="ce8">
            <text:p>71.172</text:p>
          </table:table-cell>
          <table:table-cell office:value-type="float" office:value="67.584000000000003" table:style-name="ce8">
            <text:p>67.584</text:p>
          </table:table-cell>
          <table:table-cell office:value-type="float" office:value="72.713999999999999" table:style-name="ce8">
            <text:p>72.714</text:p>
          </table:table-cell>
          <table:table-cell office:value-type="float" office:value="43.311" table:style-name="ce8">
            <text:p>43.311</text:p>
          </table:table-cell>
          <table:table-cell office:value-type="float" office:value="89.14" table:style-name="ce8">
            <text:p>89.14</text:p>
          </table:table-cell>
          <table:table-cell office:value-type="float" office:value="86.158000000000001" table:style-name="ce8">
            <text:p>86.158</text:p>
          </table:table-cell>
          <table:table-cell office:value-type="float" office:value="78.864000000000004" table:style-name="ce8">
            <text:p>78.864</text:p>
          </table:table-cell>
          <table:table-cell office:value-type="float" office:value="68.745000000000005" table:style-name="ce8">
            <text:p>68.745</text:p>
          </table:table-cell>
          <table:table-cell office:value-type="float" office:value="53.003999999999998" table:style-name="ce8">
            <text:p>53.004</text:p>
          </table:table-cell>
          <table:table-cell office:value-type="float" office:value="60.543999999999997" table:style-name="ce8">
            <text:p>60.544</text:p>
          </table:table-cell>
          <table:table-cell office:value-type="float" office:value="51.482999999999997" table:style-name="ce8">
            <text:p>51.483</text:p>
          </table:table-cell>
          <table:table-cell office:value-type="float" office:value="85.182000000000002" table:style-name="ce8">
            <text:p>85.182</text:p>
          </table:table-cell>
          <table:table-cell office:value-type="float" office:value="89.62" table:style-name="ce8">
            <text:p>89.62</text:p>
          </table:table-cell>
          <table:table-cell office:value-type="float" office:value="73.120999999999995" table:style-name="ce8">
            <text:p>73.121</text:p>
          </table:table-cell>
          <table:table-cell office:value-type="float" office:value="81.64" table:style-name="ce8">
            <text:p>81.64</text:p>
          </table:table-cell>
          <table:table-cell office:value-type="float" office:value="72.177000000000007" table:style-name="ce8">
            <text:p>72.177</text:p>
          </table:table-cell>
          <table:table-cell office:value-type="float" office:value="79.263999999999996" table:style-name="ce8">
            <text:p>79.264</text:p>
          </table:table-cell>
          <table:table-cell office:value-type="float" office:value="88.228999999999999" table:style-name="ce8">
            <text:p>88.229</text:p>
          </table:table-cell>
          <table:table-cell office:value-type="float" office:value="73.992000000000004" table:style-name="ce8">
            <text:p>73.992</text:p>
          </table:table-cell>
          <table:table-cell office:value-type="float" office:value="65.808999999999997" table:style-name="ce8">
            <text:p>65.809</text:p>
          </table:table-cell>
          <table:table-cell office:value-type="float" office:value="73.566999999999993" table:style-name="ce8">
            <text:p>73.567</text:p>
          </table:table-cell>
          <table:table-cell office:value-type="float" office:value="38.978000000000002" table:style-name="ce8">
            <text:p>38.978</text:p>
          </table:table-cell>
          <table:table-cell office:value-type="float" office:value="46.384999999999998" table:style-name="ce8">
            <text:p>46.385</text:p>
          </table:table-cell>
          <table:table-cell office:value-type="float" office:value="33.470999999999997" table:style-name="ce8">
            <text:p>33.471</text:p>
          </table:table-cell>
          <table:table-cell office:value-type="float" office:value="70.712999999999994" table:style-name="ce8">
            <text:p>70.713</text:p>
          </table:table-cell>
          <table:table-cell office:value-type="float" office:value="66.366" table:style-name="ce8">
            <text:p>66.366</text:p>
          </table:table-cell>
          <table:table-cell office:value-type="float" office:value="56.713000000000001" table:style-name="ce8">
            <text:p>56.713</text:p>
          </table:table-cell>
          <table:table-cell office:value-type="float" office:value="58.215000000000003" table:style-name="ce8">
            <text:p>58.215</text:p>
          </table:table-cell>
          <table:table-cell office:value-type="float" office:value="41.222999999999999" table:style-name="ce8">
            <text:p>41.223</text:p>
          </table:table-cell>
          <table:table-cell office:value-type="float" office:value="38.149000000000001" table:style-name="ce8">
            <text:p>38.149</text:p>
          </table:table-cell>
          <table:table-cell office:value-type="float" office:value="68.344999999999999" table:style-name="ce8">
            <text:p>68.345</text:p>
          </table:table-cell>
          <table:table-cell office:value-type="float" office:value="40.887" table:style-name="ce8">
            <text:p>40.887</text:p>
          </table:table-cell>
          <table:table-cell office:value-type="float" office:value="53.377000000000002" table:style-name="ce8">
            <text:p>53.377</text:p>
          </table:table-cell>
          <table:table-cell office:value-type="float" office:value="65.366" table:style-name="ce8">
            <text:p>65.366</text:p>
          </table:table-cell>
          <table:table-cell office:value-type="float" office:value="63.042999999999999" table:style-name="ce8">
            <text:p>63.043</text:p>
          </table:table-cell>
          <table:table-cell office:value-type="float" office:value="56.027000000000001" table:style-name="ce8">
            <text:p>56.027</text:p>
          </table:table-cell>
          <table:table-cell office:value-type="float" office:value="56.500999999999998" table:style-name="ce8">
            <text:p>56.501</text:p>
          </table:table-cell>
          <table:table-cell office:value-type="float" office:value="53.588999999999999" table:style-name="ce8">
            <text:p>53.589</text:p>
          </table:table-cell>
          <table:table-cell office:value-type="float" office:value="52.192" table:style-name="ce8">
            <text:p>52.192</text:p>
          </table:table-cell>
          <table:table-cell office:value-type="float" office:value="39.003999999999998" table:style-name="ce8">
            <text:p>39.004</text:p>
          </table:table-cell>
          <table:table-cell office:value-type="float" office:value="91.382000000000005" table:style-name="ce8">
            <text:p>91.382</text:p>
          </table:table-cell>
          <table:table-cell office:value-type="float" office:value="72.688000000000002" table:style-name="ce8">
            <text:p>72.688</text:p>
          </table:table-cell>
          <table:table-cell office:value-type="float" office:value="73.281999999999996" table:style-name="ce8">
            <text:p>73.282</text:p>
          </table:table-cell>
          <table:table-cell office:value-type="float" office:value="73.067999999999998" table:style-name="ce8">
            <text:p>73.068</text:p>
          </table:table-cell>
          <table:table-cell office:value-type="float" office:value="83.102000000000004" table:style-name="ce8">
            <text:p>83.102</text:p>
          </table:table-cell>
          <table:table-cell office:value-type="float" office:value="61.451000000000001" table:style-name="ce8">
            <text:p>61.451</text:p>
          </table:table-cell>
          <table:table-cell office:value-type="float" office:value="73.715999999999994" table:style-name="ce8">
            <text:p>73.716</text:p>
          </table:table-cell>
          <table:table-cell office:value-type="float" office:value="5.1890000000000001" table:style-name="ce8">
            <text:p>5.189</text:p>
          </table:table-cell>
          <table:table-cell office:value-type="float" office:value="9.92" table:style-name="ce8">
            <text:p>9.92</text:p>
          </table:table-cell>
          <table:table-cell office:value-type="float" office:value="27.71" table:style-name="ce8">
            <text:p>27.71</text:p>
          </table:table-cell>
          <table:table-cell office:value-type="float" office:value="57.180999999999997" table:style-name="ce8">
            <text:p>57.181</text:p>
          </table:table-cell>
          <table:table-cell office:value-type="float" office:value="92.581999999999994" table:style-name="ce8">
            <text:p>92.582</text:p>
          </table:table-cell>
          <table:table-cell office:value-type="float" office:value="70.531000000000006" table:style-name="ce8">
            <text:p>70.531</text:p>
          </table:table-cell>
          <table:table-cell office:value-type="float" office:value="76.066000000000003" table:style-name="ce8">
            <text:p>76.066</text:p>
          </table:table-cell>
          <table:table-cell office:value-type="float" office:value="8.3019999999999996" table:style-name="ce8">
            <text:p>8.302</text:p>
          </table:table-cell>
          <table:table-cell office:value-type="float" office:value="17.268999999999998" table:style-name="ce8">
            <text:p>17.269</text:p>
          </table:table-cell>
          <table:table-cell office:value-type="float" office:value="13.455" table:style-name="ce8">
            <text:p>13.455</text:p>
          </table:table-cell>
          <table:table-cell office:value-type="float" office:value="15.457000000000001" table:style-name="ce8">
            <text:p>15.457</text:p>
          </table:table-cell>
          <table:table-cell office:value-type="float" office:value="3.524" table:style-name="ce8">
            <text:p>3.524</text:p>
          </table:table-cell>
          <table:table-cell office:value-type="float" office:value="14.814" table:style-name="ce8">
            <text:p>14.814</text:p>
          </table:table-cell>
          <table:table-cell office:value-type="float" office:value="0.33700000000000002" table:style-name="ce8">
            <text:p>0.337</text:p>
          </table:table-cell>
          <table:table-cell office:value-type="float" office:value="21.41" table:style-name="ce8">
            <text:p>21.41</text:p>
          </table:table-cell>
          <table:table-cell office:value-type="float" office:value="1.9279999999999999" table:style-name="ce8">
            <text:p>1.928</text:p>
          </table:table-cell>
          <table:table-cell office:value-type="float" office:value="1.486" table:style-name="ce8">
            <text:p>1.486</text:p>
          </table:table-cell>
          <table:table-cell office:value-type="float" office:value="14.435" table:style-name="ce8">
            <text:p>14.435</text:p>
          </table:table-cell>
          <table:table-cell office:value-type="float" office:value="9.7569999999999997" table:style-name="ce8">
            <text:p>9.757</text:p>
          </table:table-cell>
          <table:table-cell office:value-type="float" office:value="1.754" table:style-name="ce8">
            <text:p>1.754</text:p>
          </table:table-cell>
          <table:table-cell office:value-type="float" office:value="1.4430000000000001" table:style-name="ce8">
            <text:p>1.443</text:p>
          </table:table-cell>
          <table:table-cell office:value-type="float" office:value="3.2080000000000002" table:style-name="ce8">
            <text:p>3.208</text:p>
          </table:table-cell>
          <table:table-cell office:value-type="float" office:value="2.597" table:style-name="ce8">
            <text:p>2.597</text:p>
          </table:table-cell>
          <table:table-cell office:value-type="float" office:value="4.5670000000000002" table:style-name="ce8">
            <text:p>4.567</text:p>
          </table:table-cell>
          <table:table-cell office:value-type="float" office:value="18.164999999999999" table:style-name="ce8">
            <text:p>18.165</text:p>
          </table:table-cell>
          <table:table-cell office:value-type="float" office:value="19.503" table:style-name="ce8">
            <text:p>19.503</text:p>
          </table:table-cell>
          <table:table-cell office:value-type="float" office:value="19.95" table:style-name="ce8">
            <text:p>19.95</text:p>
          </table:table-cell>
          <table:table-cell office:value-type="float" office:value="6.8170000000000002" table:style-name="ce8">
            <text:p>6.817</text:p>
          </table:table-cell>
          <table:table-cell office:value-type="float" office:value="7.4139999999999997" table:style-name="ce8">
            <text:p>7.414</text:p>
          </table:table-cell>
          <table:table-cell office:value-type="string" table:style-name="ce8">
            <text:p>9.446</text:p>
          </table:table-cell>
          <table:table-cell office:value-type="string" table:style-name="ce8">
            <text:p>4.578</text:p>
          </table:table-cell>
          <table:table-cell office:value-type="string" table:style-name="ce8">
            <text:p>25.329</text:p>
          </table:table-cell>
          <table:table-cell office:value-type="string" table:style-name="ce8">
            <text:p>37.577</text:p>
          </table:table-cell>
          <table:table-cell office:value-type="string" table:style-name="ce8">
            <text:p>0.72</text:p>
          </table:table-cell>
          <table:table-cell office:value-type="string" table:style-name="ce8">
            <text:p>38.303</text:p>
          </table:table-cell>
          <table:table-cell office:value-type="string" table:style-name="ce8">
            <text:p>43.247</text:p>
          </table:table-cell>
          <table:table-cell office:value-type="string" table:style-name="ce8">
            <text:p>24.043</text:p>
          </table:table-cell>
          <table:table-cell office:value-type="string" table:style-name="ce8">
            <text:p>35.925</text:p>
          </table:table-cell>
          <table:table-cell office:value-type="string" table:style-name="ce8">
            <text:p>35.335</text:p>
          </table:table-cell>
          <table:table-cell office:value-type="string" table:style-name="ce8">
            <text:p>23.972</text:p>
          </table:table-cell>
          <table:table-cell office:value-type="string" table:style-name="ce8">
            <text:p>2.46</text:p>
          </table:table-cell>
          <table:table-cell office:value-type="string" table:style-name="ce8">
            <text:p>3.882</text:p>
          </table:table-cell>
          <table:table-cell office:value-type="string" table:style-name="ce8">
            <text:p>8.136</text:p>
          </table:table-cell>
          <table:table-cell office:value-type="string" table:style-name="ce8">
            <text:p>11.989</text:p>
          </table:table-cell>
          <table:table-cell office:value-type="string" table:style-name="ce8">
            <text:p>15.387</text:p>
          </table:table-cell>
          <table:table-cell office:value-type="string" table:style-name="ce8">
            <text:p>2.567</text:p>
          </table:table-cell>
          <table:table-cell office:value-type="string" table:style-name="ce8">
            <text:p>41.214</text:p>
          </table:table-cell>
          <table:table-cell office:value-type="string" table:style-name="ce8">
            <text:p>10.105</text:p>
          </table:table-cell>
          <table:table-cell office:value-type="string" table:style-name="ce8">
            <text:p>30.032</text:p>
          </table:table-cell>
          <table:table-cell office:value-type="string" table:style-name="ce8">
            <text:p>26.393</text:p>
          </table:table-cell>
          <table:table-cell office:value-type="string" table:style-name="ce8">
            <text:p>5.372</text:p>
          </table:table-cell>
          <table:table-cell office:value-type="string" table:style-name="ce8">
            <text:p>1.893</text:p>
          </table:table-cell>
          <table:table-cell office:value-type="string" table:style-name="ce8">
            <text:p>1.26</text:p>
          </table:table-cell>
          <table:table-cell office:value-type="string" table:style-name="ce8">
            <text:p>1.651</text:p>
          </table:table-cell>
          <table:table-cell office:value-type="string" table:style-name="ce8">
            <text:p>2.023</text:p>
          </table:table-cell>
          <table:table-cell office:value-type="string" table:style-name="ce8">
            <text:p>1.136</text:p>
          </table:table-cell>
          <table:table-cell office:value-type="string" table:style-name="ce8">
            <text:p>2.739</text:p>
          </table:table-cell>
          <table:table-cell office:value-type="string" table:style-name="ce8">
            <text:p>8.313</text:p>
          </table:table-cell>
          <table:table-cell office:value-type="string" table:style-name="ce8">
            <text:p>42.565</text:p>
          </table:table-cell>
          <table:table-cell office:value-type="string" table:style-name="ce8">
            <text:p>16.423</text:p>
          </table:table-cell>
          <table:table-cell office:value-type="string" table:style-name="ce8">
            <text:p>43.827</text:p>
          </table:table-cell>
          <table:table-cell office:value-type="string" table:style-name="ce8">
            <text:p>60.49</text:p>
          </table:table-cell>
          <table:table-cell office:value-type="string" table:style-name="ce8">
            <text:p>31.894</text:p>
          </table:table-cell>
          <table:table-cell office:value-type="float" office:value="60.018000000000001" table:style-name="ce8">
            <text:p>60.018</text:p>
          </table:table-cell>
          <table:table-cell office:value-type="float" office:value="67.638999999999996" table:style-name="ce8">
            <text:p>67.639</text:p>
          </table:table-cell>
          <table:table-cell office:value-type="float" office:value="57.529000000000003" table:style-name="ce8">
            <text:p>57.529</text:p>
          </table:table-cell>
          <table:table-cell office:value-type="float" office:value="45.179000000000002" table:style-name="ce8">
            <text:p>45.179</text:p>
          </table:table-cell>
          <table:table-cell office:value-type="float" office:value="68.545000000000002" table:style-name="ce8">
            <text:p>68.545</text:p>
          </table:table-cell>
          <table:table-cell office:value-type="float" office:value="70.257000000000005" table:style-name="ce8">
            <text:p>70.257</text:p>
          </table:table-cell>
          <table:table-cell office:value-type="float" office:value="5.5220000000000002" table:style-name="ce8">
            <text:p>5.522</text:p>
          </table:table-cell>
          <table:table-cell office:value-type="float" office:value="79.063000000000002" table:style-name="ce8">
            <text:p>79.063</text:p>
          </table:table-cell>
          <table:table-cell table:number-columns-repeated="16238"/>
        </table:table-row>
        <table:table-row table:style-name="ro6">
          <table:table-cell office:value-type="string" table:style-name="ce3">
            <text:p>J03_all: Ethnicities (full)</text:p>
          </table:table-cell>
          <table:table-cell office:value-type="string" table:style-name="ce3">
            <text:p>White: Gypsy or Irish Traveller</text:p>
          </table:table-cell>
          <table:table-cell office:value-type="float" office:value="163" table:style-name="ce8">
            <text:p>163</text:p>
          </table:table-cell>
          <table:table-cell office:value-type="float" office:value="57.301000000000002" table:style-name="ce8">
            <text:p>57.301</text:p>
          </table:table-cell>
          <table:table-cell office:value-type="float" office:value="66.748000000000005" table:style-name="ce8">
            <text:p>66.748</text:p>
          </table:table-cell>
          <table:table-cell office:value-type="float" office:value="73.926000000000002" table:style-name="ce8">
            <text:p>73.926</text:p>
          </table:table-cell>
          <table:table-cell office:value-type="float" office:value="65.072000000000003" table:style-name="ce8">
            <text:p>65.072</text:p>
          </table:table-cell>
          <table:table-cell office:value-type="float" office:value="76.584999999999994" table:style-name="ce8">
            <text:p>76.585</text:p>
          </table:table-cell>
          <table:table-cell office:value-type="float" office:value="44.631999999999998" table:style-name="ce8">
            <text:p>44.632</text:p>
          </table:table-cell>
          <table:table-cell office:value-type="float" office:value="66.563999999999993" table:style-name="ce8">
            <text:p>66.564</text:p>
          </table:table-cell>
          <table:table-cell office:value-type="float" office:value="67.055000000000007" table:style-name="ce8">
            <text:p>67.055</text:p>
          </table:table-cell>
          <table:table-cell office:value-type="float" office:value="24.847000000000001" table:style-name="ce8">
            <text:p>24.847</text:p>
          </table:table-cell>
          <table:table-cell office:value-type="float" office:value="43.481999999999999" table:style-name="ce8">
            <text:p>43.482</text:p>
          </table:table-cell>
          <table:table-cell office:value-type="float" office:value="35.792000000000002" table:style-name="ce8">
            <text:p>35.792</text:p>
          </table:table-cell>
          <table:table-cell office:value-type="float" office:value="68.012" table:style-name="ce8">
            <text:p>68.012</text:p>
          </table:table-cell>
          <table:table-cell office:value-type="float" office:value="79.141000000000005" table:style-name="ce8">
            <text:p>79.141</text:p>
          </table:table-cell>
          <table:table-cell office:value-type="float" office:value="75.459999999999994" table:style-name="ce8">
            <text:p>75.46</text:p>
          </table:table-cell>
          <table:table-cell office:value-type="float" office:value="71.165999999999997" table:style-name="ce8">
            <text:p>71.166</text:p>
          </table:table-cell>
          <table:table-cell office:value-type="float" office:value="48.125" table:style-name="ce8">
            <text:p>48.125</text:p>
          </table:table-cell>
          <table:table-cell office:value-type="float" office:value="60.735999999999997" table:style-name="ce8">
            <text:p>60.736</text:p>
          </table:table-cell>
          <table:table-cell office:value-type="float" office:value="71.778999999999996" table:style-name="ce8">
            <text:p>71.779</text:p>
          </table:table-cell>
          <table:table-cell office:value-type="float" office:value="76.073999999999998" table:style-name="ce8">
            <text:p>76.074</text:p>
          </table:table-cell>
          <table:table-cell office:value-type="float" office:value="64.417000000000002" table:style-name="ce8">
            <text:p>64.417</text:p>
          </table:table-cell>
          <table:table-cell office:value-type="float" office:value="82.099000000000004" table:style-name="ce8">
            <text:p>82.099</text:p>
          </table:table-cell>
          <table:table-cell office:value-type="float" office:value="75.155000000000001" table:style-name="ce8">
            <text:p>75.155</text:p>
          </table:table-cell>
          <table:table-cell office:value-type="float" office:value="57.406999999999996" table:style-name="ce8">
            <text:p>57.407</text:p>
          </table:table-cell>
          <table:table-cell office:value-type="float" office:value="72.393000000000001" table:style-name="ce8">
            <text:p>72.393</text:p>
          </table:table-cell>
          <table:table-cell office:value-type="float" office:value="76.073999999999998" table:style-name="ce8">
            <text:p>76.074</text:p>
          </table:table-cell>
          <table:table-cell office:value-type="float" office:value="65.031000000000006" table:style-name="ce8">
            <text:p>65.031</text:p>
          </table:table-cell>
          <table:table-cell office:value-type="float" office:value="58.281999999999996" table:style-name="ce8">
            <text:p>58.282</text:p>
          </table:table-cell>
          <table:table-cell office:value-type="float" office:value="59.509" table:style-name="ce8">
            <text:p>59.509</text:p>
          </table:table-cell>
          <table:table-cell office:value-type="float" office:value="39.877000000000002" table:style-name="ce8">
            <text:p>39.877</text:p>
          </table:table-cell>
          <table:table-cell office:value-type="float" office:value="82.209000000000003" table:style-name="ce8">
            <text:p>82.209</text:p>
          </table:table-cell>
          <table:table-cell office:value-type="float" office:value="79.63" table:style-name="ce8">
            <text:p>79.63</text:p>
          </table:table-cell>
          <table:table-cell office:value-type="float" office:value="68.519000000000005" table:style-name="ce8">
            <text:p>68.519</text:p>
          </table:table-cell>
          <table:table-cell office:value-type="float" office:value="55.215000000000003" table:style-name="ce8">
            <text:p>55.215</text:p>
          </table:table-cell>
          <table:table-cell office:value-type="float" office:value="46.914000000000001" table:style-name="ce8">
            <text:p>46.914</text:p>
          </table:table-cell>
          <table:table-cell office:value-type="float" office:value="38.271999999999998" table:style-name="ce8">
            <text:p>38.272</text:p>
          </table:table-cell>
          <table:table-cell office:value-type="float" office:value="38.036999999999999" table:style-name="ce8">
            <text:p>38.037</text:p>
          </table:table-cell>
          <table:table-cell office:value-type="float" office:value="68.712000000000003" table:style-name="ce8">
            <text:p>68.712</text:p>
          </table:table-cell>
          <table:table-cell office:value-type="float" office:value="72.393000000000001" table:style-name="ce8">
            <text:p>72.393</text:p>
          </table:table-cell>
          <table:table-cell office:value-type="float" office:value="60.122999999999998" table:style-name="ce8">
            <text:p>60.123</text:p>
          </table:table-cell>
          <table:table-cell office:value-type="float" office:value="65.031000000000006" table:style-name="ce8">
            <text:p>65.031</text:p>
          </table:table-cell>
          <table:table-cell office:value-type="float" office:value="62.576999999999998" table:style-name="ce8">
            <text:p>62.577</text:p>
          </table:table-cell>
          <table:table-cell office:value-type="float" office:value="69.938999999999993" table:style-name="ce8">
            <text:p>69.939</text:p>
          </table:table-cell>
          <table:table-cell office:value-type="float" office:value="84.567999999999998" table:style-name="ce8">
            <text:p>84.568</text:p>
          </table:table-cell>
          <table:table-cell office:value-type="float" office:value="62.576999999999998" table:style-name="ce8">
            <text:p>62.577</text:p>
          </table:table-cell>
          <table:table-cell office:value-type="float" office:value="59.259" table:style-name="ce8">
            <text:p>59.259</text:p>
          </table:table-cell>
          <table:table-cell office:value-type="float" office:value="63.19" table:style-name="ce8">
            <text:p>63.19</text:p>
          </table:table-cell>
          <table:table-cell office:value-type="float" office:value="26.38" table:style-name="ce8">
            <text:p>26.38</text:p>
          </table:table-cell>
          <table:table-cell office:value-type="float" office:value="29.63" table:style-name="ce8">
            <text:p>29.63</text:p>
          </table:table-cell>
          <table:table-cell office:value-type="float" office:value="18.518999999999998" table:style-name="ce8">
            <text:p>18.519</text:p>
          </table:table-cell>
          <table:table-cell office:value-type="float" office:value="57.668999999999997" table:style-name="ce8">
            <text:p>57.669</text:p>
          </table:table-cell>
          <table:table-cell office:value-type="float" office:value="50.307000000000002" table:style-name="ce8">
            <text:p>50.307</text:p>
          </table:table-cell>
          <table:table-cell office:value-type="float" office:value="46.914000000000001" table:style-name="ce8">
            <text:p>46.914</text:p>
          </table:table-cell>
          <table:table-cell office:value-type="float" office:value="46.012" table:style-name="ce8">
            <text:p>46.012</text:p>
          </table:table-cell>
          <table:table-cell office:value-type="float" office:value="36.81" table:style-name="ce8">
            <text:p>36.81</text:p>
          </table:table-cell>
          <table:table-cell office:value-type="float" office:value="32.515000000000001" table:style-name="ce8">
            <text:p>32.515</text:p>
          </table:table-cell>
          <table:table-cell office:value-type="float" office:value="49.08" table:style-name="ce8">
            <text:p>49.08</text:p>
          </table:table-cell>
          <table:table-cell office:value-type="float" office:value="33.332999999999998" table:style-name="ce8">
            <text:p>33.333</text:p>
          </table:table-cell>
          <table:table-cell office:value-type="float" office:value="38.889000000000003" table:style-name="ce8">
            <text:p>38.889</text:p>
          </table:table-cell>
          <table:table-cell office:value-type="float" office:value="55.215000000000003" table:style-name="ce8">
            <text:p>55.215</text:p>
          </table:table-cell>
          <table:table-cell office:value-type="float" office:value="48.466000000000001" table:style-name="ce8">
            <text:p>48.466</text:p>
          </table:table-cell>
          <table:table-cell office:value-type="float" office:value="54.600999999999999" table:style-name="ce8">
            <text:p>54.601</text:p>
          </table:table-cell>
          <table:table-cell office:value-type="float" office:value="43.558" table:style-name="ce8">
            <text:p>43.558</text:p>
          </table:table-cell>
          <table:table-cell office:value-type="float" office:value="46.012" table:style-name="ce8">
            <text:p>46.012</text:p>
          </table:table-cell>
          <table:table-cell office:value-type="float" office:value="38.036999999999999" table:style-name="ce8">
            <text:p>38.037</text:p>
          </table:table-cell>
          <table:table-cell office:value-type="float" office:value="27.606999999999999" table:style-name="ce8">
            <text:p>27.607</text:p>
          </table:table-cell>
          <table:table-cell office:value-type="float" office:value="74.846999999999994" table:style-name="ce8">
            <text:p>74.847</text:p>
          </table:table-cell>
          <table:table-cell office:value-type="float" office:value="60.735999999999997" table:style-name="ce8">
            <text:p>60.736</text:p>
          </table:table-cell>
          <table:table-cell office:value-type="float" office:value="56.442" table:style-name="ce8">
            <text:p>56.442</text:p>
          </table:table-cell>
          <table:table-cell office:value-type="float" office:value="57.668999999999997" table:style-name="ce8">
            <text:p>57.669</text:p>
          </table:table-cell>
          <table:table-cell office:value-type="float" office:value="67.484999999999999" table:style-name="ce8">
            <text:p>67.485</text:p>
          </table:table-cell>
          <table:table-cell office:value-type="float" office:value="57.055" table:style-name="ce8">
            <text:p>57.055</text:p>
          </table:table-cell>
          <table:table-cell office:value-type="float" office:value="55.555999999999997" table:style-name="ce8">
            <text:p>55.556</text:p>
          </table:table-cell>
          <table:table-cell office:value-type="float" office:value="11.042999999999999" table:style-name="ce8">
            <text:p>11.043</text:p>
          </table:table-cell>
          <table:table-cell office:value-type="float" office:value="12.27" table:style-name="ce8">
            <text:p>12.27</text:p>
          </table:table-cell>
          <table:table-cell office:value-type="float" office:value="21.472000000000001" table:style-name="ce8">
            <text:p>21.472</text:p>
          </table:table-cell>
          <table:table-cell office:value-type="float" office:value="55.215000000000003" table:style-name="ce8">
            <text:p>55.215</text:p>
          </table:table-cell>
          <table:table-cell office:value-type="float" office:value="87.897999999999996" table:style-name="ce8">
            <text:p>87.898</text:p>
          </table:table-cell>
          <table:table-cell office:value-type="float" office:value="72.611000000000004" table:style-name="ce8">
            <text:p>72.611</text:p>
          </table:table-cell>
          <table:table-cell office:value-type="float" office:value="56.051000000000002" table:style-name="ce8">
            <text:p>56.051</text:p>
          </table:table-cell>
          <table:table-cell office:value-type="float" office:value="23.312999999999999" table:style-name="ce8">
            <text:p>23.313</text:p>
          </table:table-cell>
          <table:table-cell office:value-type="float" office:value="22.222000000000001" table:style-name="ce8">
            <text:p>22.222</text:p>
          </table:table-cell>
          <table:table-cell office:value-type="float" office:value="16.667000000000002" table:style-name="ce8">
            <text:p>16.667</text:p>
          </table:table-cell>
          <table:table-cell office:value-type="float" office:value="22.222000000000001" table:style-name="ce8">
            <text:p>22.222</text:p>
          </table:table-cell>
          <table:table-cell office:value-type="float" office:value="16.667000000000002" table:style-name="ce8">
            <text:p>16.667</text:p>
          </table:table-cell>
          <table:table-cell office:value-type="float" office:value="13.888999999999999" table:style-name="ce8">
            <text:p>13.889</text:p>
          </table:table-cell>
          <table:table-cell office:value-type="float" office:value="0" table:style-name="ce8">
            <text:p>0</text:p>
          </table:table-cell>
          <table:table-cell office:value-type="float" office:value="19.443999999999999" table:style-name="ce8">
            <text:p>19.444</text:p>
          </table:table-cell>
          <table:table-cell office:value-type="float" office:value="5.556" table:style-name="ce8">
            <text:p>5.556</text:p>
          </table:table-cell>
          <table:table-cell office:value-type="float" office:value="0" table:style-name="ce8">
            <text:p>0</text:p>
          </table:table-cell>
          <table:table-cell office:value-type="float" office:value="22.222000000000001" table:style-name="ce8">
            <text:p>22.222</text:p>
          </table:table-cell>
          <table:table-cell office:value-type="float" office:value="19.443999999999999" table:style-name="ce8">
            <text:p>19.444</text:p>
          </table:table-cell>
          <table:table-cell office:value-type="float" office:value="2.778" table:style-name="ce8">
            <text:p>2.778</text:p>
          </table:table-cell>
          <table:table-cell office:value-type="float" office:value="2.778" table:style-name="ce8">
            <text:p>2.778</text:p>
          </table:table-cell>
          <table:table-cell office:value-type="float" office:value="0" table:style-name="ce8">
            <text:p>0</text:p>
          </table:table-cell>
          <table:table-cell office:value-type="float" office:value="0" table:style-name="ce8">
            <text:p>0</text:p>
          </table:table-cell>
          <table:table-cell office:value-type="float" office:value="8.3330000000000002" table:style-name="ce8">
            <text:p>8.333</text:p>
          </table:table-cell>
          <table:table-cell office:value-type="float" office:value="11.111000000000001" table:style-name="ce8">
            <text:p>11.111</text:p>
          </table:table-cell>
          <table:table-cell office:value-type="float" office:value="22.222000000000001" table:style-name="ce8">
            <text:p>22.222</text:p>
          </table:table-cell>
          <table:table-cell office:value-type="float" office:value="8.3330000000000002" table:style-name="ce8">
            <text:p>8.333</text:p>
          </table:table-cell>
          <table:table-cell office:value-type="float" office:value="8.3330000000000002" table:style-name="ce8">
            <text:p>8.333</text:p>
          </table:table-cell>
          <table:table-cell office:value-type="float" office:value="19.632000000000001" table:style-name="ce8">
            <text:p>19.632</text:p>
          </table:table-cell>
          <table:table-cell office:value-type="string" table:style-name="ce8">
            <text:p>22.581</text:p>
          </table:table-cell>
          <table:table-cell office:value-type="string" table:style-name="ce8">
            <text:p>9.677</text:p>
          </table:table-cell>
          <table:table-cell office:value-type="string" table:style-name="ce8">
            <text:p>38.71</text:p>
          </table:table-cell>
          <table:table-cell office:value-type="string" table:style-name="ce8">
            <text:p>38.71</text:p>
          </table:table-cell>
          <table:table-cell office:value-type="string" table:style-name="ce8">
            <text:p>0</text:p>
          </table:table-cell>
          <table:table-cell office:value-type="string" table:style-name="ce8">
            <text:p>45.161</text:p>
          </table:table-cell>
          <table:table-cell office:value-type="string" table:style-name="ce8">
            <text:p>51.613</text:p>
          </table:table-cell>
          <table:table-cell office:value-type="string" table:style-name="ce8">
            <text:p>32.258</text:p>
          </table:table-cell>
          <table:table-cell office:value-type="string" table:style-name="ce8">
            <text:p>35.484</text:p>
          </table:table-cell>
          <table:table-cell office:value-type="string" table:style-name="ce8">
            <text:p>38.71</text:p>
          </table:table-cell>
          <table:table-cell office:value-type="string" table:style-name="ce8">
            <text:p>25.806</text:p>
          </table:table-cell>
          <table:table-cell office:value-type="string" table:style-name="ce8">
            <text:p>3.226</text:p>
          </table:table-cell>
          <table:table-cell office:value-type="string" table:style-name="ce8">
            <text:p>3.226</text:p>
          </table:table-cell>
          <table:table-cell office:value-type="string" table:style-name="ce8">
            <text:p>12.903</text:p>
          </table:table-cell>
          <table:table-cell office:value-type="string" table:style-name="ce8">
            <text:p>9.677</text:p>
          </table:table-cell>
          <table:table-cell office:value-type="string" table:style-name="ce8">
            <text:p>22.581</text:p>
          </table:table-cell>
          <table:table-cell office:value-type="string" table:style-name="ce8">
            <text:p>0</text:p>
          </table:table-cell>
          <table:table-cell office:value-type="string" table:style-name="ce8">
            <text:p>45.161</text:p>
          </table:table-cell>
          <table:table-cell office:value-type="string" table:style-name="ce8">
            <text:p>6.452</text:p>
          </table:table-cell>
          <table:table-cell office:value-type="string" table:style-name="ce8">
            <text:p>16.129</text:p>
          </table:table-cell>
          <table:table-cell office:value-type="string" table:style-name="ce8">
            <text:p>35.484</text:p>
          </table:table-cell>
          <table:table-cell office:value-type="string" table:style-name="ce8">
            <text:p>3.226</text:p>
          </table:table-cell>
          <table:table-cell office:value-type="string" table:style-name="ce8">
            <text:p>3.226</text:p>
          </table:table-cell>
          <table:table-cell office:value-type="string" table:style-name="ce8">
            <text:p>0</text:p>
          </table:table-cell>
          <table:table-cell office:value-type="string" table:style-name="ce8">
            <text:p>0</text:p>
          </table:table-cell>
          <table:table-cell office:value-type="string" table:style-name="ce8">
            <text:p>0</text:p>
          </table:table-cell>
          <table:table-cell office:value-type="string" table:style-name="ce8">
            <text:p>3.226</text:p>
          </table:table-cell>
          <table:table-cell office:value-type="string" table:style-name="ce8">
            <text:p>0</text:p>
          </table:table-cell>
          <table:table-cell office:value-type="string" table:style-name="ce8">
            <text:p>12.903</text:p>
          </table:table-cell>
          <table:table-cell office:value-type="string" table:style-name="ce8">
            <text:p>37.5</text:p>
          </table:table-cell>
          <table:table-cell office:value-type="string" table:style-name="ce8">
            <text:p>6.25</text:p>
          </table:table-cell>
          <table:table-cell office:value-type="string" table:style-name="ce8">
            <text:p>28.125</text:p>
          </table:table-cell>
          <table:table-cell office:value-type="string" table:style-name="ce8">
            <text:p>78.125</text:p>
          </table:table-cell>
          <table:table-cell office:value-type="string" table:style-name="ce8">
            <text:p>25</text:p>
          </table:table-cell>
          <table:table-cell office:value-type="float" office:value="49.689" table:style-name="ce8">
            <text:p>49.689</text:p>
          </table:table-cell>
          <table:table-cell office:value-type="float" office:value="55.901000000000003" table:style-name="ce8">
            <text:p>55.901</text:p>
          </table:table-cell>
          <table:table-cell office:value-type="float" office:value="48.75" table:style-name="ce8">
            <text:p>48.75</text:p>
          </table:table-cell>
          <table:table-cell office:value-type="float" office:value="37.267000000000003" table:style-name="ce8">
            <text:p>37.267</text:p>
          </table:table-cell>
          <table:table-cell office:value-type="float" office:value="60.122999999999998" table:style-name="ce8">
            <text:p>60.123</text:p>
          </table:table-cell>
          <table:table-cell office:value-type="float" office:value="67.484999999999999" table:style-name="ce8">
            <text:p>67.485</text:p>
          </table:table-cell>
          <table:table-cell office:value-type="float" office:value="12.5" table:style-name="ce8">
            <text:p>12.5</text:p>
          </table:table-cell>
          <table:table-cell office:value-type="float" office:value="64.814999999999998" table:style-name="ce8">
            <text:p>64.815</text:p>
          </table:table-cell>
          <table:table-cell table:number-columns-repeated="16238"/>
        </table:table-row>
        <table:table-row table:style-name="ro6">
          <table:table-cell office:value-type="string" table:style-name="ce3">
            <text:p>J03_all: Ethnicities (full)</text:p>
          </table:table-cell>
          <table:table-cell office:value-type="string" table:style-name="ce3">
            <text:p>White: Irish</text:p>
          </table:table-cell>
          <table:table-cell office:value-type="float" office:value="2952" table:style-name="ce8">
            <text:p>2952</text:p>
          </table:table-cell>
          <table:table-cell office:value-type="float" office:value="63.252000000000002" table:style-name="ce8">
            <text:p>63.252</text:p>
          </table:table-cell>
          <table:table-cell office:value-type="float" office:value="78.668999999999997" table:style-name="ce8">
            <text:p>78.669</text:p>
          </table:table-cell>
          <table:table-cell office:value-type="float" office:value="82.311000000000007" table:style-name="ce8">
            <text:p>82.311</text:p>
          </table:table-cell>
          <table:table-cell office:value-type="float" office:value="73.972999999999999" table:style-name="ce8">
            <text:p>73.973</text:p>
          </table:table-cell>
          <table:table-cell office:value-type="float" office:value="83.813000000000002" table:style-name="ce8">
            <text:p>83.813</text:p>
          </table:table-cell>
          <table:table-cell office:value-type="float" office:value="57.56" table:style-name="ce8">
            <text:p>57.56</text:p>
          </table:table-cell>
          <table:table-cell office:value-type="float" office:value="80.956000000000003" table:style-name="ce8">
            <text:p>80.956</text:p>
          </table:table-cell>
          <table:table-cell office:value-type="float" office:value="72.683000000000007" table:style-name="ce8">
            <text:p>72.683</text:p>
          </table:table-cell>
          <table:table-cell office:value-type="float" office:value="35.478999999999999" table:style-name="ce8">
            <text:p>35.479</text:p>
          </table:table-cell>
          <table:table-cell office:value-type="float" office:value="52.936999999999998" table:style-name="ce8">
            <text:p>52.937</text:p>
          </table:table-cell>
          <table:table-cell office:value-type="float" office:value="27.324999999999999" table:style-name="ce8">
            <text:p>27.325</text:p>
          </table:table-cell>
          <table:table-cell office:value-type="float" office:value="73.798000000000002" table:style-name="ce8">
            <text:p>73.798</text:p>
          </table:table-cell>
          <table:table-cell office:value-type="float" office:value="91.222999999999999" table:style-name="ce8">
            <text:p>91.223</text:p>
          </table:table-cell>
          <table:table-cell office:value-type="float" office:value="85.049000000000007" table:style-name="ce8">
            <text:p>85.049</text:p>
          </table:table-cell>
          <table:table-cell office:value-type="float" office:value="80.087999999999994" table:style-name="ce8">
            <text:p>80.088</text:p>
          </table:table-cell>
          <table:table-cell office:value-type="float" office:value="60.557000000000002" table:style-name="ce8">
            <text:p>60.557</text:p>
          </table:table-cell>
          <table:table-cell office:value-type="float" office:value="76.524000000000001" table:style-name="ce8">
            <text:p>76.524</text:p>
          </table:table-cell>
          <table:table-cell office:value-type="float" office:value="79.959000000000003" table:style-name="ce8">
            <text:p>79.959</text:p>
          </table:table-cell>
          <table:table-cell office:value-type="float" office:value="84.649000000000001" table:style-name="ce8">
            <text:p>84.649</text:p>
          </table:table-cell>
          <table:table-cell office:value-type="float" office:value="77.066000000000003" table:style-name="ce8">
            <text:p>77.066</text:p>
          </table:table-cell>
          <table:table-cell office:value-type="float" office:value="87.016999999999996" table:style-name="ce8">
            <text:p>87.017</text:p>
          </table:table-cell>
          <table:table-cell office:value-type="float" office:value="85.183999999999997" table:style-name="ce8">
            <text:p>85.184</text:p>
          </table:table-cell>
          <table:table-cell office:value-type="float" office:value="70.387" table:style-name="ce8">
            <text:p>70.387</text:p>
          </table:table-cell>
          <table:table-cell office:value-type="float" office:value="81.525000000000006" table:style-name="ce8">
            <text:p>81.525</text:p>
          </table:table-cell>
          <table:table-cell office:value-type="float" office:value="84.168999999999997" table:style-name="ce8">
            <text:p>84.169</text:p>
          </table:table-cell>
          <table:table-cell office:value-type="float" office:value="71.152000000000001" table:style-name="ce8">
            <text:p>71.152</text:p>
          </table:table-cell>
          <table:table-cell office:value-type="float" office:value="67.370999999999995" table:style-name="ce8">
            <text:p>67.371</text:p>
          </table:table-cell>
          <table:table-cell office:value-type="float" office:value="72.394000000000005" table:style-name="ce8">
            <text:p>72.394</text:p>
          </table:table-cell>
          <table:table-cell office:value-type="float" office:value="43.302999999999997" table:style-name="ce8">
            <text:p>43.303</text:p>
          </table:table-cell>
          <table:table-cell office:value-type="float" office:value="88.753" table:style-name="ce8">
            <text:p>88.753</text:p>
          </table:table-cell>
          <table:table-cell office:value-type="float" office:value="85.364999999999995" table:style-name="ce8">
            <text:p>85.365</text:p>
          </table:table-cell>
          <table:table-cell office:value-type="float" office:value="77.382000000000005" table:style-name="ce8">
            <text:p>77.382</text:p>
          </table:table-cell>
          <table:table-cell office:value-type="float" office:value="65.549000000000007" table:style-name="ce8">
            <text:p>65.549</text:p>
          </table:table-cell>
          <table:table-cell office:value-type="float" office:value="53.970999999999997" table:style-name="ce8">
            <text:p>53.971</text:p>
          </table:table-cell>
          <table:table-cell office:value-type="float" office:value="59.075000000000003" table:style-name="ce8">
            <text:p>59.075</text:p>
          </table:table-cell>
          <table:table-cell office:value-type="float" office:value="51.695" table:style-name="ce8">
            <text:p>51.695</text:p>
          </table:table-cell>
          <table:table-cell office:value-type="float" office:value="84.271000000000001" table:style-name="ce8">
            <text:p>84.271</text:p>
          </table:table-cell>
          <table:table-cell office:value-type="float" office:value="89.04" table:style-name="ce8">
            <text:p>89.04</text:p>
          </table:table-cell>
          <table:table-cell office:value-type="float" office:value="72.739999999999995" table:style-name="ce8">
            <text:p>72.74</text:p>
          </table:table-cell>
          <table:table-cell office:value-type="float" office:value="77.728999999999999" table:style-name="ce8">
            <text:p>77.729</text:p>
          </table:table-cell>
          <table:table-cell office:value-type="float" office:value="70.701999999999998" table:style-name="ce8">
            <text:p>70.702</text:p>
          </table:table-cell>
          <table:table-cell office:value-type="float" office:value="76.534000000000006" table:style-name="ce8">
            <text:p>76.534</text:p>
          </table:table-cell>
          <table:table-cell office:value-type="float" office:value="86.891000000000005" table:style-name="ce8">
            <text:p>86.891</text:p>
          </table:table-cell>
          <table:table-cell office:value-type="float" office:value="72.396000000000001" table:style-name="ce8">
            <text:p>72.396</text:p>
          </table:table-cell>
          <table:table-cell office:value-type="float" office:value="61.893000000000001" table:style-name="ce8">
            <text:p>61.893</text:p>
          </table:table-cell>
          <table:table-cell office:value-type="float" office:value="67.706000000000003" table:style-name="ce8">
            <text:p>67.706</text:p>
          </table:table-cell>
          <table:table-cell office:value-type="float" office:value="35.783999999999999" table:style-name="ce8">
            <text:p>35.784</text:p>
          </table:table-cell>
          <table:table-cell office:value-type="float" office:value="40.792999999999999" table:style-name="ce8">
            <text:p>40.793</text:p>
          </table:table-cell>
          <table:table-cell office:value-type="float" office:value="29.911999999999999" table:style-name="ce8">
            <text:p>29.912</text:p>
          </table:table-cell>
          <table:table-cell office:value-type="float" office:value="70.972999999999999" table:style-name="ce8">
            <text:p>70.973</text:p>
          </table:table-cell>
          <table:table-cell office:value-type="float" office:value="64.45" table:style-name="ce8">
            <text:p>64.45</text:p>
          </table:table-cell>
          <table:table-cell office:value-type="float" office:value="52.003" table:style-name="ce8">
            <text:p>52.003</text:p>
          </table:table-cell>
          <table:table-cell office:value-type="float" office:value="57.094000000000001" table:style-name="ce8">
            <text:p>57.094</text:p>
          </table:table-cell>
          <table:table-cell office:value-type="float" office:value="40.36" table:style-name="ce8">
            <text:p>40.36</text:p>
          </table:table-cell>
          <table:table-cell office:value-type="float" office:value="35.843000000000004" table:style-name="ce8">
            <text:p>35.843</text:p>
          </table:table-cell>
          <table:table-cell office:value-type="float" office:value="66.271000000000001" table:style-name="ce8">
            <text:p>66.271</text:p>
          </table:table-cell>
          <table:table-cell office:value-type="float" office:value="38.933999999999997" table:style-name="ce8">
            <text:p>38.934</text:p>
          </table:table-cell>
          <table:table-cell office:value-type="float" office:value="50.475000000000001" table:style-name="ce8">
            <text:p>50.475</text:p>
          </table:table-cell>
          <table:table-cell office:value-type="float" office:value="62.758000000000003" table:style-name="ce8">
            <text:p>62.758</text:p>
          </table:table-cell>
          <table:table-cell office:value-type="float" office:value="60.468000000000004" table:style-name="ce8">
            <text:p>60.468</text:p>
          </table:table-cell>
          <table:table-cell office:value-type="float" office:value="53.296999999999997" table:style-name="ce8">
            <text:p>53.297</text:p>
          </table:table-cell>
          <table:table-cell office:value-type="float" office:value="55.121000000000002" table:style-name="ce8">
            <text:p>55.121</text:p>
          </table:table-cell>
          <table:table-cell office:value-type="float" office:value="52.087000000000003" table:style-name="ce8">
            <text:p>52.087</text:p>
          </table:table-cell>
          <table:table-cell office:value-type="float" office:value="51.491999999999997" table:style-name="ce8">
            <text:p>51.492</text:p>
          </table:table-cell>
          <table:table-cell office:value-type="float" office:value="39.408999999999999" table:style-name="ce8">
            <text:p>39.409</text:p>
          </table:table-cell>
          <table:table-cell office:value-type="float" office:value="89.626999999999995" table:style-name="ce8">
            <text:p>89.627</text:p>
          </table:table-cell>
          <table:table-cell office:value-type="float" office:value="70.948999999999998" table:style-name="ce8">
            <text:p>70.949</text:p>
          </table:table-cell>
          <table:table-cell office:value-type="float" office:value="69.932000000000002" table:style-name="ce8">
            <text:p>69.932</text:p>
          </table:table-cell>
          <table:table-cell office:value-type="float" office:value="71.501000000000005" table:style-name="ce8">
            <text:p>71.501</text:p>
          </table:table-cell>
          <table:table-cell office:value-type="float" office:value="78.602999999999994" table:style-name="ce8">
            <text:p>78.603</text:p>
          </table:table-cell>
          <table:table-cell office:value-type="float" office:value="63.021999999999998" table:style-name="ce8">
            <text:p>63.022</text:p>
          </table:table-cell>
          <table:table-cell office:value-type="float" office:value="71.680999999999997" table:style-name="ce8">
            <text:p>71.681</text:p>
          </table:table-cell>
          <table:table-cell office:value-type="float" office:value="6.97" table:style-name="ce8">
            <text:p>6.97</text:p>
          </table:table-cell>
          <table:table-cell office:value-type="float" office:value="11.833" table:style-name="ce8">
            <text:p>11.833</text:p>
          </table:table-cell>
          <table:table-cell office:value-type="float" office:value="32.165999999999997" table:style-name="ce8">
            <text:p>32.166</text:p>
          </table:table-cell>
          <table:table-cell office:value-type="float" office:value="49.030999999999999" table:style-name="ce8">
            <text:p>49.031</text:p>
          </table:table-cell>
          <table:table-cell office:value-type="float" office:value="92.296999999999997" table:style-name="ce8">
            <text:p>92.297</text:p>
          </table:table-cell>
          <table:table-cell office:value-type="float" office:value="68.638000000000005" table:style-name="ce8">
            <text:p>68.638</text:p>
          </table:table-cell>
          <table:table-cell office:value-type="float" office:value="72.162999999999997" table:style-name="ce8">
            <text:p>72.163</text:p>
          </table:table-cell>
          <table:table-cell office:value-type="float" office:value="8.7769999999999992" table:style-name="ce8">
            <text:p>8.777</text:p>
          </table:table-cell>
          <table:table-cell office:value-type="float" office:value="18.919" table:style-name="ce8">
            <text:p>18.919</text:p>
          </table:table-cell>
          <table:table-cell office:value-type="float" office:value="9.6530000000000005" table:style-name="ce8">
            <text:p>9.653</text:p>
          </table:table-cell>
          <table:table-cell office:value-type="float" office:value="17.760999999999999" table:style-name="ce8">
            <text:p>17.761</text:p>
          </table:table-cell>
          <table:table-cell office:value-type="float" office:value="13.513999999999999" table:style-name="ce8">
            <text:p>13.514</text:p>
          </table:table-cell>
          <table:table-cell office:value-type="float" office:value="15.444000000000001" table:style-name="ce8">
            <text:p>15.444</text:p>
          </table:table-cell>
          <table:table-cell office:value-type="float" office:value="0" table:style-name="ce8">
            <text:p>0</text:p>
          </table:table-cell>
          <table:table-cell office:value-type="float" office:value="22.007999999999999" table:style-name="ce8">
            <text:p>22.008</text:p>
          </table:table-cell>
          <table:table-cell office:value-type="float" office:value="4.2469999999999999" table:style-name="ce8">
            <text:p>4.247</text:p>
          </table:table-cell>
          <table:table-cell office:value-type="float" office:value="1.1579999999999999" table:style-name="ce8">
            <text:p>1.158</text:p>
          </table:table-cell>
          <table:table-cell office:value-type="float" office:value="12.741" table:style-name="ce8">
            <text:p>12.741</text:p>
          </table:table-cell>
          <table:table-cell office:value-type="float" office:value="11.968999999999999" table:style-name="ce8">
            <text:p>11.969</text:p>
          </table:table-cell>
          <table:table-cell office:value-type="float" office:value="1.931" table:style-name="ce8">
            <text:p>1.931</text:p>
          </table:table-cell>
          <table:table-cell office:value-type="float" office:value="6.1779999999999999" table:style-name="ce8">
            <text:p>6.178</text:p>
          </table:table-cell>
          <table:table-cell office:value-type="float" office:value="2.7029999999999998" table:style-name="ce8">
            <text:p>2.703</text:p>
          </table:table-cell>
          <table:table-cell office:value-type="float" office:value="3.4750000000000001" table:style-name="ce8">
            <text:p>3.475</text:p>
          </table:table-cell>
          <table:table-cell office:value-type="float" office:value="9.6530000000000005" table:style-name="ce8">
            <text:p>9.653</text:p>
          </table:table-cell>
          <table:table-cell office:value-type="float" office:value="13.9" table:style-name="ce8">
            <text:p>13.9</text:p>
          </table:table-cell>
          <table:table-cell office:value-type="float" office:value="18.919" table:style-name="ce8">
            <text:p>18.919</text:p>
          </table:table-cell>
          <table:table-cell office:value-type="float" office:value="19.305" table:style-name="ce8">
            <text:p>19.305</text:p>
          </table:table-cell>
          <table:table-cell office:value-type="float" office:value="4.2469999999999999" table:style-name="ce8">
            <text:p>4.247</text:p>
          </table:table-cell>
          <table:table-cell office:value-type="float" office:value="8.3360000000000003" table:style-name="ce8">
            <text:p>8.336</text:p>
          </table:table-cell>
          <table:table-cell office:value-type="string" table:style-name="ce8">
            <text:p>11.789</text:p>
          </table:table-cell>
          <table:table-cell office:value-type="string" table:style-name="ce8">
            <text:p>4.472</text:p>
          </table:table-cell>
          <table:table-cell office:value-type="string" table:style-name="ce8">
            <text:p>23.171</text:p>
          </table:table-cell>
          <table:table-cell office:value-type="string" table:style-name="ce8">
            <text:p>36.585</text:p>
          </table:table-cell>
          <table:table-cell office:value-type="string" table:style-name="ce8">
            <text:p>0.407</text:p>
          </table:table-cell>
          <table:table-cell office:value-type="string" table:style-name="ce8">
            <text:p>31.301</text:p>
          </table:table-cell>
          <table:table-cell office:value-type="string" table:style-name="ce8">
            <text:p>47.967</text:p>
          </table:table-cell>
          <table:table-cell office:value-type="string" table:style-name="ce8">
            <text:p>27.236</text:p>
          </table:table-cell>
          <table:table-cell office:value-type="string" table:style-name="ce8">
            <text:p>32.114</text:p>
          </table:table-cell>
          <table:table-cell office:value-type="string" table:style-name="ce8">
            <text:p>32.52</text:p>
          </table:table-cell>
          <table:table-cell office:value-type="string" table:style-name="ce8">
            <text:p>27.236</text:p>
          </table:table-cell>
          <table:table-cell office:value-type="string" table:style-name="ce8">
            <text:p>2.033</text:p>
          </table:table-cell>
          <table:table-cell office:value-type="string" table:style-name="ce8">
            <text:p>2.033</text:p>
          </table:table-cell>
          <table:table-cell office:value-type="string" table:style-name="ce8">
            <text:p>8.537</text:p>
          </table:table-cell>
          <table:table-cell office:value-type="string" table:style-name="ce8">
            <text:p>11.789</text:p>
          </table:table-cell>
          <table:table-cell office:value-type="string" table:style-name="ce8">
            <text:p>17.48</text:p>
          </table:table-cell>
          <table:table-cell office:value-type="string" table:style-name="ce8">
            <text:p>2.846</text:p>
          </table:table-cell>
          <table:table-cell office:value-type="string" table:style-name="ce8">
            <text:p>35.772</text:p>
          </table:table-cell>
          <table:table-cell office:value-type="string" table:style-name="ce8">
            <text:p>9.35</text:p>
          </table:table-cell>
          <table:table-cell office:value-type="string" table:style-name="ce8">
            <text:p>32.114</text:p>
          </table:table-cell>
          <table:table-cell office:value-type="string" table:style-name="ce8">
            <text:p>28.455</text:p>
          </table:table-cell>
          <table:table-cell office:value-type="string" table:style-name="ce8">
            <text:p>7.317</text:p>
          </table:table-cell>
          <table:table-cell office:value-type="string" table:style-name="ce8">
            <text:p>3.659</text:p>
          </table:table-cell>
          <table:table-cell office:value-type="string" table:style-name="ce8">
            <text:p>1.22</text:p>
          </table:table-cell>
          <table:table-cell office:value-type="string" table:style-name="ce8">
            <text:p>1.22</text:p>
          </table:table-cell>
          <table:table-cell office:value-type="string" table:style-name="ce8">
            <text:p>0.407</text:p>
          </table:table-cell>
          <table:table-cell office:value-type="string" table:style-name="ce8">
            <text:p>0.407</text:p>
          </table:table-cell>
          <table:table-cell office:value-type="string" table:style-name="ce8">
            <text:p>1.626</text:p>
          </table:table-cell>
          <table:table-cell office:value-type="string" table:style-name="ce8">
            <text:p>8.13</text:p>
          </table:table-cell>
          <table:table-cell office:value-type="string" table:style-name="ce8">
            <text:p>40.65</text:p>
          </table:table-cell>
          <table:table-cell office:value-type="string" table:style-name="ce8">
            <text:p>16.461</text:p>
          </table:table-cell>
          <table:table-cell office:value-type="string" table:style-name="ce8">
            <text:p>45.902</text:p>
          </table:table-cell>
          <table:table-cell office:value-type="string" table:style-name="ce8">
            <text:p>62.705</text:p>
          </table:table-cell>
          <table:table-cell office:value-type="string" table:style-name="ce8">
            <text:p>30</text:p>
          </table:table-cell>
          <table:table-cell office:value-type="float" office:value="56.527999999999999" table:style-name="ce8">
            <text:p>56.528</text:p>
          </table:table-cell>
          <table:table-cell office:value-type="float" office:value="65.081999999999994" table:style-name="ce8">
            <text:p>65.082</text:p>
          </table:table-cell>
          <table:table-cell office:value-type="float" office:value="55.665999999999997" table:style-name="ce8">
            <text:p>55.666</text:p>
          </table:table-cell>
          <table:table-cell office:value-type="float" office:value="42.447000000000003" table:style-name="ce8">
            <text:p>42.447</text:p>
          </table:table-cell>
          <table:table-cell office:value-type="float" office:value="69.209999999999994" table:style-name="ce8">
            <text:p>69.21</text:p>
          </table:table-cell>
          <table:table-cell office:value-type="float" office:value="69.813000000000002" table:style-name="ce8">
            <text:p>69.813</text:p>
          </table:table-cell>
          <table:table-cell office:value-type="float" office:value="5.2220000000000004" table:style-name="ce8">
            <text:p>5.222</text:p>
          </table:table-cell>
          <table:table-cell office:value-type="float" office:value="76.378" table:style-name="ce8">
            <text:p>76.378</text:p>
          </table:table-cell>
          <table:table-cell table:number-columns-repeated="16238"/>
        </table:table-row>
        <table:table-row table:style-name="ro6">
          <table:table-cell office:value-type="string" table:style-name="ce3">
            <text:p>J03_all: Ethnicities (full)</text:p>
          </table:table-cell>
          <table:table-cell office:value-type="string" table:style-name="ce3">
            <text:p>White: Roma</text:p>
          </table:table-cell>
          <table:table-cell office:value-type="float" office:value="131" table:style-name="ce8">
            <text:p>131</text:p>
          </table:table-cell>
          <table:table-cell office:value-type="float" office:value="69.921000000000006" table:style-name="ce8">
            <text:p>69.921</text:p>
          </table:table-cell>
          <table:table-cell office:value-type="float" office:value="79.084000000000003" table:style-name="ce8">
            <text:p>79.084</text:p>
          </table:table-cell>
          <table:table-cell office:value-type="float" office:value="81.679000000000002" table:style-name="ce8">
            <text:p>81.679</text:p>
          </table:table-cell>
          <table:table-cell office:value-type="float" office:value="76.768000000000001" table:style-name="ce8">
            <text:p>76.768</text:p>
          </table:table-cell>
          <table:table-cell office:value-type="float" office:value="82.697000000000003" table:style-name="ce8">
            <text:p>82.697</text:p>
          </table:table-cell>
          <table:table-cell office:value-type="float" office:value="61.069000000000003" table:style-name="ce8">
            <text:p>61.069</text:p>
          </table:table-cell>
          <table:table-cell office:value-type="float" office:value="78.816999999999993" table:style-name="ce8">
            <text:p>78.817</text:p>
          </table:table-cell>
          <table:table-cell office:value-type="float" office:value="75.013000000000005" table:style-name="ce8">
            <text:p>75.013</text:p>
          </table:table-cell>
          <table:table-cell office:value-type="float" office:value="38.421999999999997" table:style-name="ce8">
            <text:p>38.422</text:p>
          </table:table-cell>
          <table:table-cell office:value-type="float" office:value="55.735999999999997" table:style-name="ce8">
            <text:p>55.736</text:p>
          </table:table-cell>
          <table:table-cell office:value-type="float" office:value="25.945" table:style-name="ce8">
            <text:p>25.945</text:p>
          </table:table-cell>
          <table:table-cell office:value-type="float" office:value="76.575000000000003" table:style-name="ce8">
            <text:p>76.575</text:p>
          </table:table-cell>
          <table:table-cell office:value-type="float" office:value="93.893000000000001" table:style-name="ce8">
            <text:p>93.893</text:p>
          </table:table-cell>
          <table:table-cell office:value-type="float" office:value="85.495999999999995" table:style-name="ce8">
            <text:p>85.496</text:p>
          </table:table-cell>
          <table:table-cell office:value-type="float" office:value="80" table:style-name="ce8">
            <text:p>80</text:p>
          </table:table-cell>
          <table:table-cell office:value-type="float" office:value="62.308" table:style-name="ce8">
            <text:p>62.308</text:p>
          </table:table-cell>
          <table:table-cell office:value-type="float" office:value="73.281999999999996" table:style-name="ce8">
            <text:p>73.282</text:p>
          </table:table-cell>
          <table:table-cell office:value-type="float" office:value="80.153000000000006" table:style-name="ce8">
            <text:p>80.153</text:p>
          </table:table-cell>
          <table:table-cell office:value-type="float" office:value="83.206000000000003" table:style-name="ce8">
            <text:p>83.206</text:p>
          </table:table-cell>
          <table:table-cell office:value-type="float" office:value="77.863" table:style-name="ce8">
            <text:p>77.863</text:p>
          </table:table-cell>
          <table:table-cell office:value-type="float" office:value="82.442999999999998" table:style-name="ce8">
            <text:p>82.443</text:p>
          </table:table-cell>
          <table:table-cell office:value-type="float" office:value="82.308000000000007" table:style-name="ce8">
            <text:p>82.308</text:p>
          </table:table-cell>
          <table:table-cell office:value-type="float" office:value="73.281999999999996" table:style-name="ce8">
            <text:p>73.282</text:p>
          </table:table-cell>
          <table:table-cell office:value-type="float" office:value="82.442999999999998" table:style-name="ce8">
            <text:p>82.443</text:p>
          </table:table-cell>
          <table:table-cell office:value-type="float" office:value="87.786000000000001" table:style-name="ce8">
            <text:p>87.786</text:p>
          </table:table-cell>
          <table:table-cell office:value-type="float" office:value="75.572999999999993" table:style-name="ce8">
            <text:p>75.573</text:p>
          </table:table-cell>
          <table:table-cell office:value-type="float" office:value="77.691999999999993" table:style-name="ce8">
            <text:p>77.692</text:p>
          </table:table-cell>
          <table:table-cell office:value-type="float" office:value="70.992000000000004" table:style-name="ce8">
            <text:p>70.992</text:p>
          </table:table-cell>
          <table:table-cell office:value-type="float" office:value="57.252000000000002" table:style-name="ce8">
            <text:p>57.252</text:p>
          </table:table-cell>
          <table:table-cell office:value-type="float" office:value="87.022999999999996" table:style-name="ce8">
            <text:p>87.023</text:p>
          </table:table-cell>
          <table:table-cell office:value-type="float" office:value="81.679000000000002" table:style-name="ce8">
            <text:p>81.679</text:p>
          </table:table-cell>
          <table:table-cell office:value-type="float" office:value="79.230999999999995" table:style-name="ce8">
            <text:p>79.231</text:p>
          </table:table-cell>
          <table:table-cell office:value-type="float" office:value="70.228999999999999" table:style-name="ce8">
            <text:p>70.229</text:p>
          </table:table-cell>
          <table:table-cell office:value-type="float" office:value="64.885000000000005" table:style-name="ce8">
            <text:p>64.885</text:p>
          </table:table-cell>
          <table:table-cell office:value-type="float" office:value="52.671999999999997" table:style-name="ce8">
            <text:p>52.672</text:p>
          </table:table-cell>
          <table:table-cell office:value-type="float" office:value="56.488999999999997" table:style-name="ce8">
            <text:p>56.489</text:p>
          </table:table-cell>
          <table:table-cell office:value-type="float" office:value="77.863" table:style-name="ce8">
            <text:p>77.863</text:p>
          </table:table-cell>
          <table:table-cell office:value-type="float" office:value="86.26" table:style-name="ce8">
            <text:p>86.26</text:p>
          </table:table-cell>
          <table:table-cell office:value-type="float" office:value="74.614999999999995" table:style-name="ce8">
            <text:p>74.615</text:p>
          </table:table-cell>
          <table:table-cell office:value-type="float" office:value="77.099000000000004" table:style-name="ce8">
            <text:p>77.099</text:p>
          </table:table-cell>
          <table:table-cell office:value-type="float" office:value="74.046000000000006" table:style-name="ce8">
            <text:p>74.046</text:p>
          </table:table-cell>
          <table:table-cell office:value-type="float" office:value="74.614999999999995" table:style-name="ce8">
            <text:p>74.615</text:p>
          </table:table-cell>
          <table:table-cell office:value-type="float" office:value="84.733000000000004" table:style-name="ce8">
            <text:p>84.733</text:p>
          </table:table-cell>
          <table:table-cell office:value-type="float" office:value="74.808999999999997" table:style-name="ce8">
            <text:p>74.809</text:p>
          </table:table-cell>
          <table:table-cell office:value-type="float" office:value="67.691999999999993" table:style-name="ce8">
            <text:p>67.692</text:p>
          </table:table-cell>
          <table:table-cell office:value-type="float" office:value="74.046000000000006" table:style-name="ce8">
            <text:p>74.046</text:p>
          </table:table-cell>
          <table:table-cell office:value-type="float" office:value="38.930999999999997" table:style-name="ce8">
            <text:p>38.931</text:p>
          </table:table-cell>
          <table:table-cell office:value-type="float" office:value="45.384999999999998" table:style-name="ce8">
            <text:p>45.385</text:p>
          </table:table-cell>
          <table:table-cell office:value-type="float" office:value="31.297999999999998" table:style-name="ce8">
            <text:p>31.298</text:p>
          </table:table-cell>
          <table:table-cell office:value-type="float" office:value="71.317999999999998" table:style-name="ce8">
            <text:p>71.318</text:p>
          </table:table-cell>
          <table:table-cell office:value-type="float" office:value="64.566999999999993" table:style-name="ce8">
            <text:p>64.567</text:p>
          </table:table-cell>
          <table:table-cell office:value-type="float" office:value="58.914999999999999" table:style-name="ce8">
            <text:p>58.915</text:p>
          </table:table-cell>
          <table:table-cell office:value-type="float" office:value="59.69" table:style-name="ce8">
            <text:p>59.69</text:p>
          </table:table-cell>
          <table:table-cell office:value-type="float" office:value="46.923000000000002" table:style-name="ce8">
            <text:p>46.923</text:p>
          </table:table-cell>
          <table:table-cell office:value-type="float" office:value="41.984999999999999" table:style-name="ce8">
            <text:p>41.985</text:p>
          </table:table-cell>
          <table:table-cell office:value-type="float" office:value="62.308" table:style-name="ce8">
            <text:p>62.308</text:p>
          </table:table-cell>
          <table:table-cell office:value-type="float" office:value="41.220999999999997" table:style-name="ce8">
            <text:p>41.221</text:p>
          </table:table-cell>
          <table:table-cell office:value-type="float" office:value="54.264000000000003" table:style-name="ce8">
            <text:p>54.264</text:p>
          </table:table-cell>
          <table:table-cell office:value-type="float" office:value="74.808999999999997" table:style-name="ce8">
            <text:p>74.809</text:p>
          </table:table-cell>
          <table:table-cell office:value-type="float" office:value="72.519000000000005" table:style-name="ce8">
            <text:p>72.519</text:p>
          </table:table-cell>
          <table:table-cell office:value-type="float" office:value="59.542000000000002" table:style-name="ce8">
            <text:p>59.542</text:p>
          </table:table-cell>
          <table:table-cell office:value-type="float" office:value="71.317999999999998" table:style-name="ce8">
            <text:p>71.318</text:p>
          </table:table-cell>
          <table:table-cell office:value-type="float" office:value="62.015999999999998" table:style-name="ce8">
            <text:p>62.016</text:p>
          </table:table-cell>
          <table:table-cell office:value-type="float" office:value="60.768999999999998" table:style-name="ce8">
            <text:p>60.769</text:p>
          </table:table-cell>
          <table:table-cell office:value-type="float" office:value="46.564999999999998" table:style-name="ce8">
            <text:p>46.565</text:p>
          </table:table-cell>
          <table:table-cell office:value-type="float" office:value="88.55" table:style-name="ce8">
            <text:p>88.55</text:p>
          </table:table-cell>
          <table:table-cell office:value-type="float" office:value="66.412000000000006" table:style-name="ce8">
            <text:p>66.412</text:p>
          </table:table-cell>
          <table:table-cell office:value-type="float" office:value="73.643000000000001" table:style-name="ce8">
            <text:p>73.643</text:p>
          </table:table-cell>
          <table:table-cell office:value-type="float" office:value="67.691999999999993" table:style-name="ce8">
            <text:p>67.692</text:p>
          </table:table-cell>
          <table:table-cell office:value-type="float" office:value="74.046000000000006" table:style-name="ce8">
            <text:p>74.046</text:p>
          </table:table-cell>
          <table:table-cell office:value-type="float" office:value="54.962000000000003" table:style-name="ce8">
            <text:p>54.962</text:p>
          </table:table-cell>
          <table:table-cell office:value-type="float" office:value="69.048000000000002" table:style-name="ce8">
            <text:p>69.048</text:p>
          </table:table-cell>
          <table:table-cell office:value-type="float" office:value="6.202" table:style-name="ce8">
            <text:p>6.202</text:p>
          </table:table-cell>
          <table:table-cell office:value-type="float" office:value="6.9770000000000003" table:style-name="ce8">
            <text:p>6.977</text:p>
          </table:table-cell>
          <table:table-cell office:value-type="float" office:value="25.581" table:style-name="ce8">
            <text:p>25.581</text:p>
          </table:table-cell>
          <table:table-cell office:value-type="float" office:value="61.24" table:style-name="ce8">
            <text:p>61.24</text:p>
          </table:table-cell>
          <table:table-cell office:value-type="float" office:value="72.093000000000004" table:style-name="ce8">
            <text:p>72.093</text:p>
          </table:table-cell>
          <table:table-cell office:value-type="float" office:value="58.14" table:style-name="ce8">
            <text:p>58.14</text:p>
          </table:table-cell>
          <table:table-cell office:value-type="float" office:value="69.840999999999994" table:style-name="ce8">
            <text:p>69.841</text:p>
          </table:table-cell>
          <table:table-cell office:value-type="float" office:value="9.16" table:style-name="ce8">
            <text:p>9.16</text:p>
          </table:table-cell>
          <table:table-cell office:value-type="float" office:value="8.3330000000000002" table:style-name="ce8">
            <text:p>8.333</text:p>
          </table:table-cell>
          <table:table-cell office:value-type="float" office:value="16.667000000000002" table:style-name="ce8">
            <text:p>16.667</text:p>
          </table:table-cell>
          <table:table-cell office:value-type="float" office:value="16.667000000000002" table:style-name="ce8">
            <text:p>16.667</text:p>
          </table:table-cell>
          <table:table-cell office:value-type="float" office:value="8.3330000000000002" table:style-name="ce8">
            <text:p>8.333</text:p>
          </table:table-cell>
          <table:table-cell office:value-type="float" office:value="0" table:style-name="ce8">
            <text:p>0</text:p>
          </table:table-cell>
          <table:table-cell office:value-type="float" office:value="0" table:style-name="ce8">
            <text:p>0</text:p>
          </table:table-cell>
          <table:table-cell office:value-type="float" office:value="58.332999999999998" table:style-name="ce8">
            <text:p>58.333</text:p>
          </table:table-cell>
          <table:table-cell office:value-type="float" office:value="8.3330000000000002" table:style-name="ce8">
            <text:p>8.333</text:p>
          </table:table-cell>
          <table:table-cell office:value-type="float" office:value="0" table:style-name="ce8">
            <text:p>0</text:p>
          </table:table-cell>
          <table:table-cell office:value-type="float" office:value="16.667000000000002" table:style-name="ce8">
            <text:p>16.667</text:p>
          </table:table-cell>
          <table:table-cell office:value-type="float" office:value="33.332999999999998" table:style-name="ce8">
            <text:p>33.333</text:p>
          </table:table-cell>
          <table:table-cell office:value-type="float" office:value="0" table:style-name="ce8">
            <text:p>0</text:p>
          </table:table-cell>
          <table:table-cell office:value-type="float" office:value="8.3330000000000002" table:style-name="ce8">
            <text:p>8.333</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25" table:style-name="ce8">
            <text:p>25</text:p>
          </table:table-cell>
          <table:table-cell office:value-type="float" office:value="50" table:style-name="ce8">
            <text:p>50</text:p>
          </table:table-cell>
          <table:table-cell office:value-type="float" office:value="25" table:style-name="ce8">
            <text:p>25</text:p>
          </table:table-cell>
          <table:table-cell office:value-type="float" office:value="8.3330000000000002" table:style-name="ce8">
            <text:p>8.333</text:p>
          </table:table-cell>
          <table:table-cell office:value-type="float" office:value="5.3440000000000003" table:style-name="ce8">
            <text:p>5.344</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63.280999999999999" table:style-name="ce8">
            <text:p>63.281</text:p>
          </table:table-cell>
          <table:table-cell office:value-type="float" office:value="71.317999999999998" table:style-name="ce8">
            <text:p>71.318</text:p>
          </table:table-cell>
          <table:table-cell office:value-type="float" office:value="60" table:style-name="ce8">
            <text:p>60</text:p>
          </table:table-cell>
          <table:table-cell office:value-type="float" office:value="49.231000000000002" table:style-name="ce8">
            <text:p>49.231</text:p>
          </table:table-cell>
          <table:table-cell office:value-type="float" office:value="71.537999999999997" table:style-name="ce8">
            <text:p>71.538</text:p>
          </table:table-cell>
          <table:table-cell office:value-type="float" office:value="75.385000000000005" table:style-name="ce8">
            <text:p>75.385</text:p>
          </table:table-cell>
          <table:table-cell office:value-type="float" office:value="6.1539999999999999" table:style-name="ce8">
            <text:p>6.154</text:p>
          </table:table-cell>
          <table:table-cell office:value-type="float" office:value="76.923000000000002" table:style-name="ce8">
            <text:p>76.923</text:p>
          </table:table-cell>
          <table:table-cell table:number-columns-repeated="16238"/>
        </table:table-row>
        <table:table-row table:style-name="ro3">
          <table:table-cell office:value-type="string" table:style-name="ce3">
            <text:p>Z08: Limiting long-term illness, disability or health condition</text:p>
          </table:table-cell>
          <table:table-cell office:value-type="string" table:style-name="ce3">
            <text:p>Long-term limiting condition, illness or disability</text:p>
          </table:table-cell>
          <table:table-cell office:value-type="float" office:value="44603" table:style-name="ce8">
            <text:p>44603</text:p>
          </table:table-cell>
          <table:table-cell office:value-type="float" office:value="58.113" table:style-name="ce8">
            <text:p>58.113</text:p>
          </table:table-cell>
          <table:table-cell office:value-type="float" office:value="69.540999999999997" table:style-name="ce8">
            <text:p>69.541</text:p>
          </table:table-cell>
          <table:table-cell office:value-type="float" office:value="79.826999999999998" table:style-name="ce8">
            <text:p>79.827</text:p>
          </table:table-cell>
          <table:table-cell office:value-type="float" office:value="66.265000000000001" table:style-name="ce8">
            <text:p>66.265</text:p>
          </table:table-cell>
          <table:table-cell office:value-type="float" office:value="78.397999999999996" table:style-name="ce8">
            <text:p>78.398</text:p>
          </table:table-cell>
          <table:table-cell office:value-type="float" office:value="49.124000000000002" table:style-name="ce8">
            <text:p>49.124</text:p>
          </table:table-cell>
          <table:table-cell office:value-type="float" office:value="70.870999999999995" table:style-name="ce8">
            <text:p>70.871</text:p>
          </table:table-cell>
          <table:table-cell office:value-type="float" office:value="66.84" table:style-name="ce8">
            <text:p>66.84</text:p>
          </table:table-cell>
          <table:table-cell office:value-type="float" office:value="29.167999999999999" table:style-name="ce8">
            <text:p>29.168</text:p>
          </table:table-cell>
          <table:table-cell office:value-type="float" office:value="44.649000000000001" table:style-name="ce8">
            <text:p>44.649</text:p>
          </table:table-cell>
          <table:table-cell office:value-type="float" office:value="32.917999999999999" table:style-name="ce8">
            <text:p>32.918</text:p>
          </table:table-cell>
          <table:table-cell office:value-type="float" office:value="68.001999999999995" table:style-name="ce8">
            <text:p>68.002</text:p>
          </table:table-cell>
          <table:table-cell office:value-type="float" office:value="85.076999999999998" table:style-name="ce8">
            <text:p>85.077</text:p>
          </table:table-cell>
          <table:table-cell office:value-type="float" office:value="79.036000000000001" table:style-name="ce8">
            <text:p>79.036</text:p>
          </table:table-cell>
          <table:table-cell office:value-type="float" office:value="71.872" table:style-name="ce8">
            <text:p>71.872</text:p>
          </table:table-cell>
          <table:table-cell office:value-type="float" office:value="46.789000000000001" table:style-name="ce8">
            <text:p>46.789</text:p>
          </table:table-cell>
          <table:table-cell office:value-type="float" office:value="64.918000000000006" table:style-name="ce8">
            <text:p>64.918</text:p>
          </table:table-cell>
          <table:table-cell office:value-type="float" office:value="78.388999999999996" table:style-name="ce8">
            <text:p>78.389</text:p>
          </table:table-cell>
          <table:table-cell office:value-type="float" office:value="81.269000000000005" table:style-name="ce8">
            <text:p>81.269</text:p>
          </table:table-cell>
          <table:table-cell office:value-type="float" office:value="68.936000000000007" table:style-name="ce8">
            <text:p>68.936</text:p>
          </table:table-cell>
          <table:table-cell office:value-type="float" office:value="82.167000000000002" table:style-name="ce8">
            <text:p>82.167</text:p>
          </table:table-cell>
          <table:table-cell office:value-type="float" office:value="76.536000000000001" table:style-name="ce8">
            <text:p>76.536</text:p>
          </table:table-cell>
          <table:table-cell office:value-type="float" office:value="62.936999999999998" table:style-name="ce8">
            <text:p>62.937</text:p>
          </table:table-cell>
          <table:table-cell office:value-type="float" office:value="72.227999999999994" table:style-name="ce8">
            <text:p>72.228</text:p>
          </table:table-cell>
          <table:table-cell office:value-type="float" office:value="76.23" table:style-name="ce8">
            <text:p>76.23</text:p>
          </table:table-cell>
          <table:table-cell office:value-type="float" office:value="64.7" table:style-name="ce8">
            <text:p>64.7</text:p>
          </table:table-cell>
          <table:table-cell office:value-type="float" office:value="59.587000000000003" table:style-name="ce8">
            <text:p>59.587</text:p>
          </table:table-cell>
          <table:table-cell office:value-type="float" office:value="61.982999999999997" table:style-name="ce8">
            <text:p>61.983</text:p>
          </table:table-cell>
          <table:table-cell office:value-type="float" office:value="37.29" table:style-name="ce8">
            <text:p>37.29</text:p>
          </table:table-cell>
          <table:table-cell office:value-type="float" office:value="84.340999999999994" table:style-name="ce8">
            <text:p>84.341</text:p>
          </table:table-cell>
          <table:table-cell office:value-type="float" office:value="80.433000000000007" table:style-name="ce8">
            <text:p>80.433</text:p>
          </table:table-cell>
          <table:table-cell office:value-type="float" office:value="70.427000000000007" table:style-name="ce8">
            <text:p>70.427</text:p>
          </table:table-cell>
          <table:table-cell office:value-type="float" office:value="59.713999999999999" table:style-name="ce8">
            <text:p>59.714</text:p>
          </table:table-cell>
          <table:table-cell office:value-type="float" office:value="46.259" table:style-name="ce8">
            <text:p>46.259</text:p>
          </table:table-cell>
          <table:table-cell office:value-type="float" office:value="49.393999999999998" table:style-name="ce8">
            <text:p>49.394</text:p>
          </table:table-cell>
          <table:table-cell office:value-type="float" office:value="41.11" table:style-name="ce8">
            <text:p>41.11</text:p>
          </table:table-cell>
          <table:table-cell office:value-type="float" office:value="73.039000000000001" table:style-name="ce8">
            <text:p>73.039</text:p>
          </table:table-cell>
          <table:table-cell office:value-type="float" office:value="81.033000000000001" table:style-name="ce8">
            <text:p>81.033</text:p>
          </table:table-cell>
          <table:table-cell office:value-type="float" office:value="60.381999999999998" table:style-name="ce8">
            <text:p>60.382</text:p>
          </table:table-cell>
          <table:table-cell office:value-type="float" office:value="69.021000000000001" table:style-name="ce8">
            <text:p>69.021</text:p>
          </table:table-cell>
          <table:table-cell office:value-type="float" office:value="61.42" table:style-name="ce8">
            <text:p>61.42</text:p>
          </table:table-cell>
          <table:table-cell office:value-type="float" office:value="71.272000000000006" table:style-name="ce8">
            <text:p>71.272</text:p>
          </table:table-cell>
          <table:table-cell office:value-type="float" office:value="81.891999999999996" table:style-name="ce8">
            <text:p>81.892</text:p>
          </table:table-cell>
          <table:table-cell office:value-type="float" office:value="64.593999999999994" table:style-name="ce8">
            <text:p>64.594</text:p>
          </table:table-cell>
          <table:table-cell office:value-type="float" office:value="58.238999999999997" table:style-name="ce8">
            <text:p>58.239</text:p>
          </table:table-cell>
          <table:table-cell office:value-type="float" office:value="63.639000000000003" table:style-name="ce8">
            <text:p>63.639</text:p>
          </table:table-cell>
          <table:table-cell office:value-type="float" office:value="28.081" table:style-name="ce8">
            <text:p>28.081</text:p>
          </table:table-cell>
          <table:table-cell office:value-type="float" office:value="34.728999999999999" table:style-name="ce8">
            <text:p>34.729</text:p>
          </table:table-cell>
          <table:table-cell office:value-type="float" office:value="24.713999999999999" table:style-name="ce8">
            <text:p>24.714</text:p>
          </table:table-cell>
          <table:table-cell office:value-type="float" office:value="61.968000000000004" table:style-name="ce8">
            <text:p>61.968</text:p>
          </table:table-cell>
          <table:table-cell office:value-type="float" office:value="55.109000000000002" table:style-name="ce8">
            <text:p>55.109</text:p>
          </table:table-cell>
          <table:table-cell office:value-type="float" office:value="48.009" table:style-name="ce8">
            <text:p>48.009</text:p>
          </table:table-cell>
          <table:table-cell office:value-type="float" office:value="45.981000000000002" table:style-name="ce8">
            <text:p>45.981</text:p>
          </table:table-cell>
          <table:table-cell office:value-type="float" office:value="32.659999999999997" table:style-name="ce8">
            <text:p>32.66</text:p>
          </table:table-cell>
          <table:table-cell office:value-type="float" office:value="29.942" table:style-name="ce8">
            <text:p>29.942</text:p>
          </table:table-cell>
          <table:table-cell office:value-type="float" office:value="58.023000000000003" table:style-name="ce8">
            <text:p>58.023</text:p>
          </table:table-cell>
          <table:table-cell office:value-type="float" office:value="29.949000000000002" table:style-name="ce8">
            <text:p>29.949</text:p>
          </table:table-cell>
          <table:table-cell office:value-type="float" office:value="40.215000000000003" table:style-name="ce8">
            <text:p>40.215</text:p>
          </table:table-cell>
          <table:table-cell office:value-type="float" office:value="54.738" table:style-name="ce8">
            <text:p>54.738</text:p>
          </table:table-cell>
          <table:table-cell office:value-type="float" office:value="50.917000000000002" table:style-name="ce8">
            <text:p>50.917</text:p>
          </table:table-cell>
          <table:table-cell office:value-type="float" office:value="49.545999999999999" table:style-name="ce8">
            <text:p>49.546</text:p>
          </table:table-cell>
          <table:table-cell office:value-type="float" office:value="46.088999999999999" table:style-name="ce8">
            <text:p>46.089</text:p>
          </table:table-cell>
          <table:table-cell office:value-type="float" office:value="42.933999999999997" table:style-name="ce8">
            <text:p>42.934</text:p>
          </table:table-cell>
          <table:table-cell office:value-type="float" office:value="41.125" table:style-name="ce8">
            <text:p>41.125</text:p>
          </table:table-cell>
          <table:table-cell office:value-type="float" office:value="31.895" table:style-name="ce8">
            <text:p>31.895</text:p>
          </table:table-cell>
          <table:table-cell office:value-type="float" office:value="84.317999999999998" table:style-name="ce8">
            <text:p>84.318</text:p>
          </table:table-cell>
          <table:table-cell office:value-type="float" office:value="59.673000000000002" table:style-name="ce8">
            <text:p>59.673</text:p>
          </table:table-cell>
          <table:table-cell office:value-type="float" office:value="62.316000000000003" table:style-name="ce8">
            <text:p>62.316</text:p>
          </table:table-cell>
          <table:table-cell office:value-type="float" office:value="60.497" table:style-name="ce8">
            <text:p>60.497</text:p>
          </table:table-cell>
          <table:table-cell office:value-type="float" office:value="72.096000000000004" table:style-name="ce8">
            <text:p>72.096</text:p>
          </table:table-cell>
          <table:table-cell office:value-type="float" office:value="59.628" table:style-name="ce8">
            <text:p>59.628</text:p>
          </table:table-cell>
          <table:table-cell office:value-type="float" office:value="62.511000000000003" table:style-name="ce8">
            <text:p>62.511</text:p>
          </table:table-cell>
          <table:table-cell office:value-type="float" office:value="9.8949999999999996" table:style-name="ce8">
            <text:p>9.895</text:p>
          </table:table-cell>
          <table:table-cell office:value-type="float" office:value="12.497" table:style-name="ce8">
            <text:p>12.497</text:p>
          </table:table-cell>
          <table:table-cell office:value-type="float" office:value="26.390999999999998" table:style-name="ce8">
            <text:p>26.391</text:p>
          </table:table-cell>
          <table:table-cell office:value-type="float" office:value="51.216999999999999" table:style-name="ce8">
            <text:p>51.217</text:p>
          </table:table-cell>
          <table:table-cell office:value-type="float" office:value="92.197999999999993" table:style-name="ce8">
            <text:p>92.198</text:p>
          </table:table-cell>
          <table:table-cell office:value-type="float" office:value="68.423000000000002" table:style-name="ce8">
            <text:p>68.423</text:p>
          </table:table-cell>
          <table:table-cell office:value-type="float" office:value="61.945999999999998" table:style-name="ce8">
            <text:p>61.946</text:p>
          </table:table-cell>
          <table:table-cell office:value-type="float" office:value="20.579000000000001" table:style-name="ce8">
            <text:p>20.579</text:p>
          </table:table-cell>
          <table:table-cell office:value-type="float" office:value="16.202000000000002" table:style-name="ce8">
            <text:p>16.202</text:p>
          </table:table-cell>
          <table:table-cell office:value-type="float" office:value="15.808999999999999" table:style-name="ce8">
            <text:p>15.809</text:p>
          </table:table-cell>
          <table:table-cell office:value-type="float" office:value="37.113999999999997" table:style-name="ce8">
            <text:p>37.114</text:p>
          </table:table-cell>
          <table:table-cell office:value-type="float" office:value="9.2650000000000006" table:style-name="ce8">
            <text:p>9.265</text:p>
          </table:table-cell>
          <table:table-cell office:value-type="float" office:value="12.51" table:style-name="ce8">
            <text:p>12.51</text:p>
          </table:table-cell>
          <table:table-cell office:value-type="float" office:value="0.49199999999999999" table:style-name="ce8">
            <text:p>0.492</text:p>
          </table:table-cell>
          <table:table-cell office:value-type="float" office:value="19.829999999999998" table:style-name="ce8">
            <text:p>19.83</text:p>
          </table:table-cell>
          <table:table-cell office:value-type="float" office:value="3.07" table:style-name="ce8">
            <text:p>3.07</text:p>
          </table:table-cell>
          <table:table-cell office:value-type="float" office:value="1.4530000000000001" table:style-name="ce8">
            <text:p>1.453</text:p>
          </table:table-cell>
          <table:table-cell office:value-type="float" office:value="28.350999999999999" table:style-name="ce8">
            <text:p>28.351</text:p>
          </table:table-cell>
          <table:table-cell office:value-type="float" office:value="8.85" table:style-name="ce8">
            <text:p>8.85</text:p>
          </table:table-cell>
          <table:table-cell office:value-type="float" office:value="1.224" table:style-name="ce8">
            <text:p>1.224</text:p>
          </table:table-cell>
          <table:table-cell office:value-type="float" office:value="2.7749999999999999" table:style-name="ce8">
            <text:p>2.775</text:p>
          </table:table-cell>
          <table:table-cell office:value-type="float" office:value="2.9609999999999999" table:style-name="ce8">
            <text:p>2.961</text:p>
          </table:table-cell>
          <table:table-cell office:value-type="float" office:value="2.7639999999999998" table:style-name="ce8">
            <text:p>2.764</text:p>
          </table:table-cell>
          <table:table-cell office:value-type="float" office:value="5.31" table:style-name="ce8">
            <text:p>5.31</text:p>
          </table:table-cell>
          <table:table-cell office:value-type="float" office:value="18.998999999999999" table:style-name="ce8">
            <text:p>18.999</text:p>
          </table:table-cell>
          <table:table-cell office:value-type="float" office:value="21.698" table:style-name="ce8">
            <text:p>21.698</text:p>
          </table:table-cell>
          <table:table-cell office:value-type="float" office:value="17.251000000000001" table:style-name="ce8">
            <text:p>17.251</text:p>
          </table:table-cell>
          <table:table-cell office:value-type="float" office:value="5.8780000000000001" table:style-name="ce8">
            <text:p>5.878</text:p>
          </table:table-cell>
          <table:table-cell office:value-type="float" office:value="16.766999999999999" table:style-name="ce8">
            <text:p>16.767</text:p>
          </table:table-cell>
          <table:table-cell office:value-type="string" table:style-name="ce8">
            <text:p>12.078</text:p>
          </table:table-cell>
          <table:table-cell office:value-type="string" table:style-name="ce8">
            <text:p>4.732</text:p>
          </table:table-cell>
          <table:table-cell office:value-type="string" table:style-name="ce8">
            <text:p>28.405</text:p>
          </table:table-cell>
          <table:table-cell office:value-type="string" table:style-name="ce8">
            <text:p>37.922</text:p>
          </table:table-cell>
          <table:table-cell office:value-type="string" table:style-name="ce8">
            <text:p>1.126</text:p>
          </table:table-cell>
          <table:table-cell office:value-type="string" table:style-name="ce8">
            <text:p>40.603</text:p>
          </table:table-cell>
          <table:table-cell office:value-type="string" table:style-name="ce8">
            <text:p>47.735</text:p>
          </table:table-cell>
          <table:table-cell office:value-type="string" table:style-name="ce8">
            <text:p>28.097</text:p>
          </table:table-cell>
          <table:table-cell office:value-type="string" table:style-name="ce8">
            <text:p>44.035</text:p>
          </table:table-cell>
          <table:table-cell office:value-type="string" table:style-name="ce8">
            <text:p>42.145</text:p>
          </table:table-cell>
          <table:table-cell office:value-type="string" table:style-name="ce8">
            <text:p>26.099</text:p>
          </table:table-cell>
          <table:table-cell office:value-type="string" table:style-name="ce8">
            <text:p>6.287</text:p>
          </table:table-cell>
          <table:table-cell office:value-type="string" table:style-name="ce8">
            <text:p>6.26</text:p>
          </table:table-cell>
          <table:table-cell office:value-type="string" table:style-name="ce8">
            <text:p>12.694</text:p>
          </table:table-cell>
          <table:table-cell office:value-type="string" table:style-name="ce8">
            <text:p>23.566</text:p>
          </table:table-cell>
          <table:table-cell office:value-type="string" table:style-name="ce8">
            <text:p>18.378</text:p>
          </table:table-cell>
          <table:table-cell office:value-type="string" table:style-name="ce8">
            <text:p>2.48</text:p>
          </table:table-cell>
          <table:table-cell office:value-type="string" table:style-name="ce8">
            <text:p>42.976</text:p>
          </table:table-cell>
          <table:table-cell office:value-type="string" table:style-name="ce8">
            <text:p>9.531</text:p>
          </table:table-cell>
          <table:table-cell office:value-type="string" table:style-name="ce8">
            <text:p>36.887</text:p>
          </table:table-cell>
          <table:table-cell office:value-type="string" table:style-name="ce8">
            <text:p>29.413</text:p>
          </table:table-cell>
          <table:table-cell office:value-type="string" table:style-name="ce8">
            <text:p>4.248</text:p>
          </table:table-cell>
          <table:table-cell office:value-type="string" table:style-name="ce8">
            <text:p>1.815</text:p>
          </table:table-cell>
          <table:table-cell office:value-type="string" table:style-name="ce8">
            <text:p>1.156</text:p>
          </table:table-cell>
          <table:table-cell office:value-type="string" table:style-name="ce8">
            <text:p>1.6</text:p>
          </table:table-cell>
          <table:table-cell office:value-type="string" table:style-name="ce8">
            <text:p>2.205</text:p>
          </table:table-cell>
          <table:table-cell office:value-type="string" table:style-name="ce8">
            <text:p>1.828</text:p>
          </table:table-cell>
          <table:table-cell office:value-type="string" table:style-name="ce8">
            <text:p>3.092</text:p>
          </table:table-cell>
          <table:table-cell office:value-type="string" table:style-name="ce8">
            <text:p>8.738</text:p>
          </table:table-cell>
          <table:table-cell office:value-type="string" table:style-name="ce8">
            <text:p>42.986</text:p>
          </table:table-cell>
          <table:table-cell office:value-type="string" table:style-name="ce8">
            <text:p>12.538</text:p>
          </table:table-cell>
          <table:table-cell office:value-type="string" table:style-name="ce8">
            <text:p>37.809</text:p>
          </table:table-cell>
          <table:table-cell office:value-type="string" table:style-name="ce8">
            <text:p>66.99</text:p>
          </table:table-cell>
          <table:table-cell office:value-type="string" table:style-name="ce8">
            <text:p>43.412</text:p>
          </table:table-cell>
          <table:table-cell office:value-type="float" office:value="42.219000000000001" table:style-name="ce8">
            <text:p>42.219</text:p>
          </table:table-cell>
          <table:table-cell office:value-type="float" office:value="50.271000000000001" table:style-name="ce8">
            <text:p>50.271</text:p>
          </table:table-cell>
          <table:table-cell office:value-type="float" office:value="39.948" table:style-name="ce8">
            <text:p>39.948</text:p>
          </table:table-cell>
          <table:table-cell office:value-type="float" office:value="30.327999999999999" table:style-name="ce8">
            <text:p>30.328</text:p>
          </table:table-cell>
          <table:table-cell office:value-type="float" office:value="42.076000000000001" table:style-name="ce8">
            <text:p>42.076</text:p>
          </table:table-cell>
          <table:table-cell office:value-type="float" office:value="39.792000000000002" table:style-name="ce8">
            <text:p>39.792</text:p>
          </table:table-cell>
          <table:table-cell office:value-type="float" office:value="13.493" table:style-name="ce8">
            <text:p>13.493</text:p>
          </table:table-cell>
          <table:table-cell office:value-type="float" office:value="69.631" table:style-name="ce8">
            <text:p>69.631</text:p>
          </table:table-cell>
          <table:table-cell table:number-columns-repeated="16238"/>
        </table:table-row>
        <table:table-row table:style-name="ro3">
          <table:table-cell office:value-type="string" table:style-name="ce3">
            <text:p>Z08: Limiting long-term illness, disability or health condition</text:p>
          </table:table-cell>
          <table:table-cell office:value-type="string" table:style-name="ce3">
            <text:p>No long-term limiting condition, illness or disability</text:p>
          </table:table-cell>
          <table:table-cell office:value-type="float" office:value="235183" table:style-name="ce8">
            <text:p>235183</text:p>
          </table:table-cell>
          <table:table-cell office:value-type="float" office:value="66.289000000000001" table:style-name="ce8">
            <text:p>66.289</text:p>
          </table:table-cell>
          <table:table-cell office:value-type="float" office:value="79.811999999999998" table:style-name="ce8">
            <text:p>79.812</text:p>
          </table:table-cell>
          <table:table-cell office:value-type="float" office:value="85.105999999999995" table:style-name="ce8">
            <text:p>85.106</text:p>
          </table:table-cell>
          <table:table-cell office:value-type="float" office:value="74.905000000000001" table:style-name="ce8">
            <text:p>74.905</text:p>
          </table:table-cell>
          <table:table-cell office:value-type="float" office:value="85.231999999999999" table:style-name="ce8">
            <text:p>85.232</text:p>
          </table:table-cell>
          <table:table-cell office:value-type="float" office:value="60.222000000000001" table:style-name="ce8">
            <text:p>60.222</text:p>
          </table:table-cell>
          <table:table-cell office:value-type="float" office:value="83.378" table:style-name="ce8">
            <text:p>83.378</text:p>
          </table:table-cell>
          <table:table-cell office:value-type="float" office:value="77.113" table:style-name="ce8">
            <text:p>77.113</text:p>
          </table:table-cell>
          <table:table-cell office:value-type="float" office:value="40.061999999999998" table:style-name="ce8">
            <text:p>40.062</text:p>
          </table:table-cell>
          <table:table-cell office:value-type="float" office:value="56.774999999999999" table:style-name="ce8">
            <text:p>56.775</text:p>
          </table:table-cell>
          <table:table-cell office:value-type="float" office:value="25.713000000000001" table:style-name="ce8">
            <text:p>25.713</text:p>
          </table:table-cell>
          <table:table-cell office:value-type="float" office:value="75.364999999999995" table:style-name="ce8">
            <text:p>75.365</text:p>
          </table:table-cell>
          <table:table-cell office:value-type="float" office:value="91.972999999999999" table:style-name="ce8">
            <text:p>91.973</text:p>
          </table:table-cell>
          <table:table-cell office:value-type="float" office:value="85.272999999999996" table:style-name="ce8">
            <text:p>85.273</text:p>
          </table:table-cell>
          <table:table-cell office:value-type="float" office:value="81.703000000000003" table:style-name="ce8">
            <text:p>81.703</text:p>
          </table:table-cell>
          <table:table-cell office:value-type="float" office:value="62.811" table:style-name="ce8">
            <text:p>62.811</text:p>
          </table:table-cell>
          <table:table-cell office:value-type="float" office:value="77.254000000000005" table:style-name="ce8">
            <text:p>77.254</text:p>
          </table:table-cell>
          <table:table-cell office:value-type="float" office:value="83.513000000000005" table:style-name="ce8">
            <text:p>83.513</text:p>
          </table:table-cell>
          <table:table-cell office:value-type="float" office:value="86.698999999999998" table:style-name="ce8">
            <text:p>86.699</text:p>
          </table:table-cell>
          <table:table-cell office:value-type="float" office:value="76.941000000000003" table:style-name="ce8">
            <text:p>76.941</text:p>
          </table:table-cell>
          <table:table-cell office:value-type="float" office:value="87.686000000000007" table:style-name="ce8">
            <text:p>87.686</text:p>
          </table:table-cell>
          <table:table-cell office:value-type="float" office:value="85.478999999999999" table:style-name="ce8">
            <text:p>85.479</text:p>
          </table:table-cell>
          <table:table-cell office:value-type="float" office:value="71.852000000000004" table:style-name="ce8">
            <text:p>71.852</text:p>
          </table:table-cell>
          <table:table-cell office:value-type="float" office:value="81.483000000000004" table:style-name="ce8">
            <text:p>81.483</text:p>
          </table:table-cell>
          <table:table-cell office:value-type="float" office:value="84.31" table:style-name="ce8">
            <text:p>84.31</text:p>
          </table:table-cell>
          <table:table-cell office:value-type="float" office:value="72.322000000000003" table:style-name="ce8">
            <text:p>72.322</text:p>
          </table:table-cell>
          <table:table-cell office:value-type="float" office:value="69.733999999999995" table:style-name="ce8">
            <text:p>69.734</text:p>
          </table:table-cell>
          <table:table-cell office:value-type="float" office:value="73.902000000000001" table:style-name="ce8">
            <text:p>73.902</text:p>
          </table:table-cell>
          <table:table-cell office:value-type="float" office:value="45.268000000000001" table:style-name="ce8">
            <text:p>45.268</text:p>
          </table:table-cell>
          <table:table-cell office:value-type="float" office:value="89.337999999999994" table:style-name="ce8">
            <text:p>89.338</text:p>
          </table:table-cell>
          <table:table-cell office:value-type="float" office:value="86.554000000000002" table:style-name="ce8">
            <text:p>86.554</text:p>
          </table:table-cell>
          <table:table-cell office:value-type="float" office:value="79.811000000000007" table:style-name="ce8">
            <text:p>79.811</text:p>
          </table:table-cell>
          <table:table-cell office:value-type="float" office:value="70.037999999999997" table:style-name="ce8">
            <text:p>70.038</text:p>
          </table:table-cell>
          <table:table-cell office:value-type="float" office:value="55.133000000000003" table:style-name="ce8">
            <text:p>55.133</text:p>
          </table:table-cell>
          <table:table-cell office:value-type="float" office:value="61.603000000000002" table:style-name="ce8">
            <text:p>61.603</text:p>
          </table:table-cell>
          <table:table-cell office:value-type="float" office:value="54.088999999999999" table:style-name="ce8">
            <text:p>54.089</text:p>
          </table:table-cell>
          <table:table-cell office:value-type="float" office:value="85.953999999999994" table:style-name="ce8">
            <text:p>85.954</text:p>
          </table:table-cell>
          <table:table-cell office:value-type="float" office:value="90.356999999999999" table:style-name="ce8">
            <text:p>90.357</text:p>
          </table:table-cell>
          <table:table-cell office:value-type="float" office:value="75.22" table:style-name="ce8">
            <text:p>75.22</text:p>
          </table:table-cell>
          <table:table-cell office:value-type="float" office:value="81.965000000000003" table:style-name="ce8">
            <text:p>81.965</text:p>
          </table:table-cell>
          <table:table-cell office:value-type="float" office:value="74.313000000000002" table:style-name="ce8">
            <text:p>74.313</text:p>
          </table:table-cell>
          <table:table-cell office:value-type="float" office:value="80.691999999999993" table:style-name="ce8">
            <text:p>80.692</text:p>
          </table:table-cell>
          <table:table-cell office:value-type="float" office:value="89.632000000000005" table:style-name="ce8">
            <text:p>89.632</text:p>
          </table:table-cell>
          <table:table-cell office:value-type="float" office:value="76.11" table:style-name="ce8">
            <text:p>76.11</text:p>
          </table:table-cell>
          <table:table-cell office:value-type="float" office:value="67.102999999999994" table:style-name="ce8">
            <text:p>67.103</text:p>
          </table:table-cell>
          <table:table-cell office:value-type="float" office:value="74.798000000000002" table:style-name="ce8">
            <text:p>74.798</text:p>
          </table:table-cell>
          <table:table-cell office:value-type="float" office:value="39.704999999999998" table:style-name="ce8">
            <text:p>39.705</text:p>
          </table:table-cell>
          <table:table-cell office:value-type="float" office:value="46.448" table:style-name="ce8">
            <text:p>46.448</text:p>
          </table:table-cell>
          <table:table-cell office:value-type="float" office:value="34.037999999999997" table:style-name="ce8">
            <text:p>34.038</text:p>
          </table:table-cell>
          <table:table-cell office:value-type="float" office:value="72.448999999999998" table:style-name="ce8">
            <text:p>72.449</text:p>
          </table:table-cell>
          <table:table-cell office:value-type="float" office:value="67.843999999999994" table:style-name="ce8">
            <text:p>67.844</text:p>
          </table:table-cell>
          <table:table-cell office:value-type="float" office:value="58.158000000000001" table:style-name="ce8">
            <text:p>58.158</text:p>
          </table:table-cell>
          <table:table-cell office:value-type="float" office:value="60.344000000000001" table:style-name="ce8">
            <text:p>60.344</text:p>
          </table:table-cell>
          <table:table-cell office:value-type="float" office:value="43.781999999999996" table:style-name="ce8">
            <text:p>43.782</text:p>
          </table:table-cell>
          <table:table-cell office:value-type="float" office:value="40.44" table:style-name="ce8">
            <text:p>40.44</text:p>
          </table:table-cell>
          <table:table-cell office:value-type="float" office:value="70.399000000000001" table:style-name="ce8">
            <text:p>70.399</text:p>
          </table:table-cell>
          <table:table-cell office:value-type="float" office:value="43.081000000000003" table:style-name="ce8">
            <text:p>43.081</text:p>
          </table:table-cell>
          <table:table-cell office:value-type="float" office:value="54.44" table:style-name="ce8">
            <text:p>54.44</text:p>
          </table:table-cell>
          <table:table-cell office:value-type="float" office:value="68.481999999999999" table:style-name="ce8">
            <text:p>68.482</text:p>
          </table:table-cell>
          <table:table-cell office:value-type="float" office:value="66.06" table:style-name="ce8">
            <text:p>66.06</text:p>
          </table:table-cell>
          <table:table-cell office:value-type="float" office:value="57.465000000000003" table:style-name="ce8">
            <text:p>57.465</text:p>
          </table:table-cell>
          <table:table-cell office:value-type="float" office:value="59.293999999999997" table:style-name="ce8">
            <text:p>59.294</text:p>
          </table:table-cell>
          <table:table-cell office:value-type="float" office:value="56.482999999999997" table:style-name="ce8">
            <text:p>56.483</text:p>
          </table:table-cell>
          <table:table-cell office:value-type="float" office:value="54.256" table:style-name="ce8">
            <text:p>54.256</text:p>
          </table:table-cell>
          <table:table-cell office:value-type="float" office:value="40.475999999999999" table:style-name="ce8">
            <text:p>40.476</text:p>
          </table:table-cell>
          <table:table-cell office:value-type="float" office:value="92.174000000000007" table:style-name="ce8">
            <text:p>92.174</text:p>
          </table:table-cell>
          <table:table-cell office:value-type="float" office:value="73.436000000000007" table:style-name="ce8">
            <text:p>73.436</text:p>
          </table:table-cell>
          <table:table-cell office:value-type="float" office:value="74.066000000000003" table:style-name="ce8">
            <text:p>74.066</text:p>
          </table:table-cell>
          <table:table-cell office:value-type="float" office:value="73.611999999999995" table:style-name="ce8">
            <text:p>73.612</text:p>
          </table:table-cell>
          <table:table-cell office:value-type="float" office:value="82.956999999999994" table:style-name="ce8">
            <text:p>82.957</text:p>
          </table:table-cell>
          <table:table-cell office:value-type="float" office:value="61.606000000000002" table:style-name="ce8">
            <text:p>61.606</text:p>
          </table:table-cell>
          <table:table-cell office:value-type="float" office:value="74.495000000000005" table:style-name="ce8">
            <text:p>74.495</text:p>
          </table:table-cell>
          <table:table-cell office:value-type="float" office:value="4.7190000000000003" table:style-name="ce8">
            <text:p>4.719</text:p>
          </table:table-cell>
          <table:table-cell office:value-type="float" office:value="10.013999999999999" table:style-name="ce8">
            <text:p>10.014</text:p>
          </table:table-cell>
          <table:table-cell office:value-type="float" office:value="28.381" table:style-name="ce8">
            <text:p>28.381</text:p>
          </table:table-cell>
          <table:table-cell office:value-type="float" office:value="56.887" table:style-name="ce8">
            <text:p>56.887</text:p>
          </table:table-cell>
          <table:table-cell office:value-type="float" office:value="90.998999999999995" table:style-name="ce8">
            <text:p>90.999</text:p>
          </table:table-cell>
          <table:table-cell office:value-type="float" office:value="68.930999999999997" table:style-name="ce8">
            <text:p>68.931</text:p>
          </table:table-cell>
          <table:table-cell office:value-type="float" office:value="76.561999999999998" table:style-name="ce8">
            <text:p>76.562</text:p>
          </table:table-cell>
          <table:table-cell office:value-type="float" office:value="7.1920000000000002" table:style-name="ce8">
            <text:p>7.192</text:p>
          </table:table-cell>
          <table:table-cell office:value-type="float" office:value="16.82" table:style-name="ce8">
            <text:p>16.82</text:p>
          </table:table-cell>
          <table:table-cell office:value-type="float" office:value="11.891999999999999" table:style-name="ce8">
            <text:p>11.892</text:p>
          </table:table-cell>
          <table:table-cell office:value-type="float" office:value="3.9660000000000002" table:style-name="ce8">
            <text:p>3.966</text:p>
          </table:table-cell>
          <table:table-cell office:value-type="float" office:value="14.214" table:style-name="ce8">
            <text:p>14.214</text:p>
          </table:table-cell>
          <table:table-cell office:value-type="float" office:value="15.532" table:style-name="ce8">
            <text:p>15.532</text:p>
          </table:table-cell>
          <table:table-cell office:value-type="float" office:value="0.26100000000000001" table:style-name="ce8">
            <text:p>0.261</text:p>
          </table:table-cell>
          <table:table-cell office:value-type="float" office:value="24.841000000000001" table:style-name="ce8">
            <text:p>24.841</text:p>
          </table:table-cell>
          <table:table-cell office:value-type="float" office:value="3.657" table:style-name="ce8">
            <text:p>3.657</text:p>
          </table:table-cell>
          <table:table-cell office:value-type="float" office:value="1.5669999999999999" table:style-name="ce8">
            <text:p>1.567</text:p>
          </table:table-cell>
          <table:table-cell office:value-type="float" office:value="5.89" table:style-name="ce8">
            <text:p>5.89</text:p>
          </table:table-cell>
          <table:table-cell office:value-type="float" office:value="10.628" table:style-name="ce8">
            <text:p>10.628</text:p>
          </table:table-cell>
          <table:table-cell office:value-type="float" office:value="1.9359999999999999" table:style-name="ce8">
            <text:p>1.936</text:p>
          </table:table-cell>
          <table:table-cell office:value-type="float" office:value="3.1349999999999998" table:style-name="ce8">
            <text:p>3.135</text:p>
          </table:table-cell>
          <table:table-cell office:value-type="float" office:value="3.1230000000000002" table:style-name="ce8">
            <text:p>3.123</text:p>
          </table:table-cell>
          <table:table-cell office:value-type="float" office:value="2.12" table:style-name="ce8">
            <text:p>2.12</text:p>
          </table:table-cell>
          <table:table-cell office:value-type="float" office:value="5.45" table:style-name="ce8">
            <text:p>5.45</text:p>
          </table:table-cell>
          <table:table-cell office:value-type="float" office:value="16.09" table:style-name="ce8">
            <text:p>16.09</text:p>
          </table:table-cell>
          <table:table-cell office:value-type="float" office:value="17.414000000000001" table:style-name="ce8">
            <text:p>17.414</text:p>
          </table:table-cell>
          <table:table-cell office:value-type="float" office:value="20.471" table:style-name="ce8">
            <text:p>20.471</text:p>
          </table:table-cell>
          <table:table-cell office:value-type="float" office:value="8.0150000000000006" table:style-name="ce8">
            <text:p>8.015</text:p>
          </table:table-cell>
          <table:table-cell office:value-type="float" office:value="6.5430000000000001" table:style-name="ce8">
            <text:p>6.543</text:p>
          </table:table-cell>
          <table:table-cell office:value-type="string" table:style-name="ce8">
            <text:p>9.699</text:p>
          </table:table-cell>
          <table:table-cell office:value-type="string" table:style-name="ce8">
            <text:p>4.288</text:p>
          </table:table-cell>
          <table:table-cell office:value-type="string" table:style-name="ce8">
            <text:p>25.122</text:p>
          </table:table-cell>
          <table:table-cell office:value-type="string" table:style-name="ce8">
            <text:p>38.555</text:p>
          </table:table-cell>
          <table:table-cell office:value-type="string" table:style-name="ce8">
            <text:p>0.744</text:p>
          </table:table-cell>
          <table:table-cell office:value-type="string" table:style-name="ce8">
            <text:p>36.982</text:p>
          </table:table-cell>
          <table:table-cell office:value-type="string" table:style-name="ce8">
            <text:p>43.202</text:p>
          </table:table-cell>
          <table:table-cell office:value-type="string" table:style-name="ce8">
            <text:p>23.132</text:p>
          </table:table-cell>
          <table:table-cell office:value-type="string" table:style-name="ce8">
            <text:p>35.03</text:p>
          </table:table-cell>
          <table:table-cell office:value-type="string" table:style-name="ce8">
            <text:p>33.053</text:p>
          </table:table-cell>
          <table:table-cell office:value-type="string" table:style-name="ce8">
            <text:p>24.763</text:p>
          </table:table-cell>
          <table:table-cell office:value-type="string" table:style-name="ce8">
            <text:p>1.625</text:p>
          </table:table-cell>
          <table:table-cell office:value-type="string" table:style-name="ce8">
            <text:p>3.603</text:p>
          </table:table-cell>
          <table:table-cell office:value-type="string" table:style-name="ce8">
            <text:p>6.932</text:p>
          </table:table-cell>
          <table:table-cell office:value-type="string" table:style-name="ce8">
            <text:p>6.181</text:p>
          </table:table-cell>
          <table:table-cell office:value-type="string" table:style-name="ce8">
            <text:p>14.594</text:p>
          </table:table-cell>
          <table:table-cell office:value-type="string" table:style-name="ce8">
            <text:p>2.813</text:p>
          </table:table-cell>
          <table:table-cell office:value-type="string" table:style-name="ce8">
            <text:p>39.812</text:p>
          </table:table-cell>
          <table:table-cell office:value-type="string" table:style-name="ce8">
            <text:p>10.355</text:p>
          </table:table-cell>
          <table:table-cell office:value-type="string" table:style-name="ce8">
            <text:p>29.943</text:p>
          </table:table-cell>
          <table:table-cell office:value-type="string" table:style-name="ce8">
            <text:p>25.674</text:p>
          </table:table-cell>
          <table:table-cell office:value-type="string" table:style-name="ce8">
            <text:p>5.607</text:p>
          </table:table-cell>
          <table:table-cell office:value-type="string" table:style-name="ce8">
            <text:p>2.131</text:p>
          </table:table-cell>
          <table:table-cell office:value-type="string" table:style-name="ce8">
            <text:p>1.233</text:p>
          </table:table-cell>
          <table:table-cell office:value-type="string" table:style-name="ce8">
            <text:p>1.889</text:p>
          </table:table-cell>
          <table:table-cell office:value-type="string" table:style-name="ce8">
            <text:p>1.915</text:p>
          </table:table-cell>
          <table:table-cell office:value-type="string" table:style-name="ce8">
            <text:p>1.049</text:p>
          </table:table-cell>
          <table:table-cell office:value-type="string" table:style-name="ce8">
            <text:p>2.492</text:p>
          </table:table-cell>
          <table:table-cell office:value-type="string" table:style-name="ce8">
            <text:p>8.735</text:p>
          </table:table-cell>
          <table:table-cell office:value-type="string" table:style-name="ce8">
            <text:p>41.952</text:p>
          </table:table-cell>
          <table:table-cell office:value-type="string" table:style-name="ce8">
            <text:p>17.58</text:p>
          </table:table-cell>
          <table:table-cell office:value-type="string" table:style-name="ce8">
            <text:p>44.373</text:p>
          </table:table-cell>
          <table:table-cell office:value-type="string" table:style-name="ce8">
            <text:p>57.411</text:p>
          </table:table-cell>
          <table:table-cell office:value-type="string" table:style-name="ce8">
            <text:p>28.607</text:p>
          </table:table-cell>
          <table:table-cell office:value-type="float" office:value="63.985999999999997" table:style-name="ce8">
            <text:p>63.986</text:p>
          </table:table-cell>
          <table:table-cell office:value-type="float" office:value="71.632000000000005" table:style-name="ce8">
            <text:p>71.632</text:p>
          </table:table-cell>
          <table:table-cell office:value-type="float" office:value="61.954999999999998" table:style-name="ce8">
            <text:p>61.955</text:p>
          </table:table-cell>
          <table:table-cell office:value-type="float" office:value="48.362000000000002" table:style-name="ce8">
            <text:p>48.362</text:p>
          </table:table-cell>
          <table:table-cell office:value-type="float" office:value="76.162000000000006" table:style-name="ce8">
            <text:p>76.162</text:p>
          </table:table-cell>
          <table:table-cell office:value-type="float" office:value="77.228999999999999" table:style-name="ce8">
            <text:p>77.229</text:p>
          </table:table-cell>
          <table:table-cell office:value-type="float" office:value="3.863" table:style-name="ce8">
            <text:p>3.863</text:p>
          </table:table-cell>
          <table:table-cell office:value-type="float" office:value="79.254999999999995" table:style-name="ce8">
            <text:p>79.255</text:p>
          </table:table-cell>
          <table:table-cell table:number-columns-repeated="16238"/>
        </table:table-row>
        <table:table-row table:style-name="ro3">
          <table:table-cell office:value-type="string" table:style-name="ce3">
            <text:p>Z09: Severity of long-term limiting condition</text:p>
          </table:table-cell>
          <table:table-cell office:value-type="string" table:style-name="ce3">
            <text:p>No long-term condition, illness or disability</text:p>
          </table:table-cell>
          <table:table-cell office:value-type="float" office:value="207226" table:style-name="ce8">
            <text:p>207226</text:p>
          </table:table-cell>
          <table:table-cell office:value-type="float" office:value="66.477000000000004" table:style-name="ce8">
            <text:p>66.477</text:p>
          </table:table-cell>
          <table:table-cell office:value-type="float" office:value="79.962000000000003" table:style-name="ce8">
            <text:p>79.962</text:p>
          </table:table-cell>
          <table:table-cell office:value-type="float" office:value="85.054000000000002" table:style-name="ce8">
            <text:p>85.054</text:p>
          </table:table-cell>
          <table:table-cell office:value-type="float" office:value="75.090999999999994" table:style-name="ce8">
            <text:p>75.091</text:p>
          </table:table-cell>
          <table:table-cell office:value-type="float" office:value="85.340999999999994" table:style-name="ce8">
            <text:p>85.341</text:p>
          </table:table-cell>
          <table:table-cell office:value-type="float" office:value="60.548000000000002" table:style-name="ce8">
            <text:p>60.548</text:p>
          </table:table-cell>
          <table:table-cell office:value-type="float" office:value="83.656999999999996" table:style-name="ce8">
            <text:p>83.657</text:p>
          </table:table-cell>
          <table:table-cell office:value-type="float" office:value="77.236000000000004" table:style-name="ce8">
            <text:p>77.236</text:p>
          </table:table-cell>
          <table:table-cell office:value-type="float" office:value="40.481999999999999" table:style-name="ce8">
            <text:p>40.482</text:p>
          </table:table-cell>
          <table:table-cell office:value-type="float" office:value="57.122999999999998" table:style-name="ce8">
            <text:p>57.123</text:p>
          </table:table-cell>
          <table:table-cell office:value-type="float" office:value="25.562999999999999" table:style-name="ce8">
            <text:p>25.563</text:p>
          </table:table-cell>
          <table:table-cell office:value-type="float" office:value="75.501999999999995" table:style-name="ce8">
            <text:p>75.502</text:p>
          </table:table-cell>
          <table:table-cell office:value-type="float" office:value="92.025000000000006" table:style-name="ce8">
            <text:p>92.025</text:p>
          </table:table-cell>
          <table:table-cell office:value-type="float" office:value="85.298000000000002" table:style-name="ce8">
            <text:p>85.298</text:p>
          </table:table-cell>
          <table:table-cell office:value-type="float" office:value="81.718000000000004" table:style-name="ce8">
            <text:p>81.718</text:p>
          </table:table-cell>
          <table:table-cell office:value-type="float" office:value="63.271000000000001" table:style-name="ce8">
            <text:p>63.271</text:p>
          </table:table-cell>
          <table:table-cell office:value-type="float" office:value="77.45" table:style-name="ce8">
            <text:p>77.45</text:p>
          </table:table-cell>
          <table:table-cell office:value-type="float" office:value="83.418999999999997" table:style-name="ce8">
            <text:p>83.419</text:p>
          </table:table-cell>
          <table:table-cell office:value-type="float" office:value="86.686000000000007" table:style-name="ce8">
            <text:p>86.686</text:p>
          </table:table-cell>
          <table:table-cell office:value-type="float" office:value="77.125" table:style-name="ce8">
            <text:p>77.125</text:p>
          </table:table-cell>
          <table:table-cell office:value-type="float" office:value="87.718999999999994" table:style-name="ce8">
            <text:p>87.719</text:p>
          </table:table-cell>
          <table:table-cell office:value-type="float" office:value="85.686000000000007" table:style-name="ce8">
            <text:p>85.686</text:p>
          </table:table-cell>
          <table:table-cell office:value-type="float" office:value="71.971999999999994" table:style-name="ce8">
            <text:p>71.972</text:p>
          </table:table-cell>
          <table:table-cell office:value-type="float" office:value="81.676000000000002" table:style-name="ce8">
            <text:p>81.676</text:p>
          </table:table-cell>
          <table:table-cell office:value-type="float" office:value="84.491" table:style-name="ce8">
            <text:p>84.491</text:p>
          </table:table-cell>
          <table:table-cell office:value-type="float" office:value="72.465999999999994" table:style-name="ce8">
            <text:p>72.466</text:p>
          </table:table-cell>
          <table:table-cell office:value-type="float" office:value="70.034000000000006" table:style-name="ce8">
            <text:p>70.034</text:p>
          </table:table-cell>
          <table:table-cell office:value-type="float" office:value="74.120999999999995" table:style-name="ce8">
            <text:p>74.121</text:p>
          </table:table-cell>
          <table:table-cell office:value-type="float" office:value="45.557000000000002" table:style-name="ce8">
            <text:p>45.557</text:p>
          </table:table-cell>
          <table:table-cell office:value-type="float" office:value="89.37" table:style-name="ce8">
            <text:p>89.37</text:p>
          </table:table-cell>
          <table:table-cell office:value-type="float" office:value="86.652000000000001" table:style-name="ce8">
            <text:p>86.652</text:p>
          </table:table-cell>
          <table:table-cell office:value-type="float" office:value="80.007999999999996" table:style-name="ce8">
            <text:p>80.008</text:p>
          </table:table-cell>
          <table:table-cell office:value-type="float" office:value="70.114999999999995" table:style-name="ce8">
            <text:p>70.115</text:p>
          </table:table-cell>
          <table:table-cell office:value-type="float" office:value="55.304000000000002" table:style-name="ce8">
            <text:p>55.304</text:p>
          </table:table-cell>
          <table:table-cell office:value-type="float" office:value="62.084000000000003" table:style-name="ce8">
            <text:p>62.084</text:p>
          </table:table-cell>
          <table:table-cell office:value-type="float" office:value="54.662999999999997" table:style-name="ce8">
            <text:p>54.663</text:p>
          </table:table-cell>
          <table:table-cell office:value-type="float" office:value="86.272000000000006" table:style-name="ce8">
            <text:p>86.272</text:p>
          </table:table-cell>
          <table:table-cell office:value-type="float" office:value="90.566000000000003" table:style-name="ce8">
            <text:p>90.566</text:p>
          </table:table-cell>
          <table:table-cell office:value-type="float" office:value="75.515000000000001" table:style-name="ce8">
            <text:p>75.515</text:p>
          </table:table-cell>
          <table:table-cell office:value-type="float" office:value="82.260999999999996" table:style-name="ce8">
            <text:p>82.261</text:p>
          </table:table-cell>
          <table:table-cell office:value-type="float" office:value="74.603999999999999" table:style-name="ce8">
            <text:p>74.604</text:p>
          </table:table-cell>
          <table:table-cell office:value-type="float" office:value="80.768000000000001" table:style-name="ce8">
            <text:p>80.768</text:p>
          </table:table-cell>
          <table:table-cell office:value-type="float" office:value="89.67" table:style-name="ce8">
            <text:p>89.67</text:p>
          </table:table-cell>
          <table:table-cell office:value-type="float" office:value="76.358000000000004" table:style-name="ce8">
            <text:p>76.358</text:p>
          </table:table-cell>
          <table:table-cell office:value-type="float" office:value="67.155000000000001" table:style-name="ce8">
            <text:p>67.155</text:p>
          </table:table-cell>
          <table:table-cell office:value-type="float" office:value="74.825999999999993" table:style-name="ce8">
            <text:p>74.826</text:p>
          </table:table-cell>
          <table:table-cell office:value-type="float" office:value="40.180999999999997" table:style-name="ce8">
            <text:p>40.181</text:p>
          </table:table-cell>
          <table:table-cell office:value-type="float" office:value="46.792999999999999" table:style-name="ce8">
            <text:p>46.793</text:p>
          </table:table-cell>
          <table:table-cell office:value-type="float" office:value="34.475000000000001" table:style-name="ce8">
            <text:p>34.475</text:p>
          </table:table-cell>
          <table:table-cell office:value-type="float" office:value="72.724999999999994" table:style-name="ce8">
            <text:p>72.725</text:p>
          </table:table-cell>
          <table:table-cell office:value-type="float" office:value="68.150000000000006" table:style-name="ce8">
            <text:p>68.15</text:p>
          </table:table-cell>
          <table:table-cell office:value-type="float" office:value="58.326999999999998" table:style-name="ce8">
            <text:p>58.327</text:p>
          </table:table-cell>
          <table:table-cell office:value-type="float" office:value="60.795999999999999" table:style-name="ce8">
            <text:p>60.796</text:p>
          </table:table-cell>
          <table:table-cell office:value-type="float" office:value="44.152999999999999" table:style-name="ce8">
            <text:p>44.153</text:p>
          </table:table-cell>
          <table:table-cell office:value-type="float" office:value="40.838999999999999" table:style-name="ce8">
            <text:p>40.839</text:p>
          </table:table-cell>
          <table:table-cell office:value-type="float" office:value="70.674999999999997" table:style-name="ce8">
            <text:p>70.675</text:p>
          </table:table-cell>
          <table:table-cell office:value-type="float" office:value="43.558999999999997" table:style-name="ce8">
            <text:p>43.559</text:p>
          </table:table-cell>
          <table:table-cell office:value-type="float" office:value="54.832000000000001" table:style-name="ce8">
            <text:p>54.832</text:p>
          </table:table-cell>
          <table:table-cell office:value-type="float" office:value="68.957999999999998" table:style-name="ce8">
            <text:p>68.958</text:p>
          </table:table-cell>
          <table:table-cell office:value-type="float" office:value="66.575000000000003" table:style-name="ce8">
            <text:p>66.575</text:p>
          </table:table-cell>
          <table:table-cell office:value-type="float" office:value="57.356000000000002" table:style-name="ce8">
            <text:p>57.356</text:p>
          </table:table-cell>
          <table:table-cell office:value-type="float" office:value="59.697000000000003" table:style-name="ce8">
            <text:p>59.697</text:p>
          </table:table-cell>
          <table:table-cell office:value-type="float" office:value="56.9" table:style-name="ce8">
            <text:p>56.9</text:p>
          </table:table-cell>
          <table:table-cell office:value-type="float" office:value="54.643000000000001" table:style-name="ce8">
            <text:p>54.643</text:p>
          </table:table-cell>
          <table:table-cell office:value-type="float" office:value="40.618000000000002" table:style-name="ce8">
            <text:p>40.618</text:p>
          </table:table-cell>
          <table:table-cell office:value-type="float" office:value="92.328999999999994" table:style-name="ce8">
            <text:p>92.329</text:p>
          </table:table-cell>
          <table:table-cell office:value-type="float" office:value="73.759" table:style-name="ce8">
            <text:p>73.759</text:p>
          </table:table-cell>
          <table:table-cell office:value-type="float" office:value="74.391000000000005" table:style-name="ce8">
            <text:p>74.391</text:p>
          </table:table-cell>
          <table:table-cell office:value-type="float" office:value="73.888999999999996" table:style-name="ce8">
            <text:p>73.889</text:p>
          </table:table-cell>
          <table:table-cell office:value-type="float" office:value="83.063000000000002" table:style-name="ce8">
            <text:p>83.063</text:p>
          </table:table-cell>
          <table:table-cell office:value-type="float" office:value="61.231000000000002" table:style-name="ce8">
            <text:p>61.231</text:p>
          </table:table-cell>
          <table:table-cell office:value-type="float" office:value="74.697999999999993" table:style-name="ce8">
            <text:p>74.698</text:p>
          </table:table-cell>
          <table:table-cell office:value-type="float" office:value="4.6029999999999998" table:style-name="ce8">
            <text:p>4.603</text:p>
          </table:table-cell>
          <table:table-cell office:value-type="float" office:value="10.096" table:style-name="ce8">
            <text:p>10.096</text:p>
          </table:table-cell>
          <table:table-cell office:value-type="float" office:value="28.806999999999999" table:style-name="ce8">
            <text:p>28.807</text:p>
          </table:table-cell>
          <table:table-cell office:value-type="float" office:value="56.494999999999997" table:style-name="ce8">
            <text:p>56.495</text:p>
          </table:table-cell>
          <table:table-cell office:value-type="float" office:value="90.635999999999996" table:style-name="ce8">
            <text:p>90.636</text:p>
          </table:table-cell>
          <table:table-cell office:value-type="float" office:value="68.358999999999995" table:style-name="ce8">
            <text:p>68.359</text:p>
          </table:table-cell>
          <table:table-cell office:value-type="float" office:value="76.905000000000001" table:style-name="ce8">
            <text:p>76.905</text:p>
          </table:table-cell>
          <table:table-cell office:value-type="float" office:value="6.7460000000000004" table:style-name="ce8">
            <text:p>6.746</text:p>
          </table:table-cell>
          <table:table-cell office:value-type="float" office:value="16.579999999999998" table:style-name="ce8">
            <text:p>16.58</text:p>
          </table:table-cell>
          <table:table-cell office:value-type="float" office:value="11.87" table:style-name="ce8">
            <text:p>11.87</text:p>
          </table:table-cell>
          <table:table-cell office:value-type="float" office:value="2.2189999999999999" table:style-name="ce8">
            <text:p>2.219</text:p>
          </table:table-cell>
          <table:table-cell office:value-type="float" office:value="14.914999999999999" table:style-name="ce8">
            <text:p>14.915</text:p>
          </table:table-cell>
          <table:table-cell office:value-type="float" office:value="15.97" table:style-name="ce8">
            <text:p>15.97</text:p>
          </table:table-cell>
          <table:table-cell office:value-type="float" office:value="0.251" table:style-name="ce8">
            <text:p>0.251</text:p>
          </table:table-cell>
          <table:table-cell office:value-type="float" office:value="25.291" table:style-name="ce8">
            <text:p>25.291</text:p>
          </table:table-cell>
          <table:table-cell office:value-type="float" office:value="3.863" table:style-name="ce8">
            <text:p>3.863</text:p>
          </table:table-cell>
          <table:table-cell office:value-type="float" office:value="1.5940000000000001" table:style-name="ce8">
            <text:p>1.594</text:p>
          </table:table-cell>
          <table:table-cell office:value-type="float" office:value="4.0860000000000003" table:style-name="ce8">
            <text:p>4.086</text:p>
          </table:table-cell>
          <table:table-cell office:value-type="float" office:value="10.699" table:style-name="ce8">
            <text:p>10.699</text:p>
          </table:table-cell>
          <table:table-cell office:value-type="float" office:value="2.1040000000000001" table:style-name="ce8">
            <text:p>2.104</text:p>
          </table:table-cell>
          <table:table-cell office:value-type="float" office:value="3.3250000000000002" table:style-name="ce8">
            <text:p>3.325</text:p>
          </table:table-cell>
          <table:table-cell office:value-type="float" office:value="3.0449999999999999" table:style-name="ce8">
            <text:p>3.045</text:p>
          </table:table-cell>
          <table:table-cell office:value-type="float" office:value="2.1179999999999999" table:style-name="ce8">
            <text:p>2.118</text:p>
          </table:table-cell>
          <table:table-cell office:value-type="float" office:value="5.5359999999999996" table:style-name="ce8">
            <text:p>5.536</text:p>
          </table:table-cell>
          <table:table-cell office:value-type="float" office:value="15.496" table:style-name="ce8">
            <text:p>15.496</text:p>
          </table:table-cell>
          <table:table-cell office:value-type="float" office:value="17.363" table:style-name="ce8">
            <text:p>17.363</text:p>
          </table:table-cell>
          <table:table-cell office:value-type="float" office:value="20.451000000000001" table:style-name="ce8">
            <text:p>20.451</text:p>
          </table:table-cell>
          <table:table-cell office:value-type="float" office:value="8.1999999999999993" table:style-name="ce8">
            <text:p>8.2</text:p>
          </table:table-cell>
          <table:table-cell office:value-type="float" office:value="6.125" table:style-name="ce8">
            <text:p>6.125</text:p>
          </table:table-cell>
          <table:table-cell office:value-type="string" table:style-name="ce8">
            <text:p>9.721</text:p>
          </table:table-cell>
          <table:table-cell office:value-type="string" table:style-name="ce8">
            <text:p>4.401</text:p>
          </table:table-cell>
          <table:table-cell office:value-type="string" table:style-name="ce8">
            <text:p>24.65</text:p>
          </table:table-cell>
          <table:table-cell office:value-type="string" table:style-name="ce8">
            <text:p>38.851</text:p>
          </table:table-cell>
          <table:table-cell office:value-type="string" table:style-name="ce8">
            <text:p>0.736</text:p>
          </table:table-cell>
          <table:table-cell office:value-type="string" table:style-name="ce8">
            <text:p>36.84</text:p>
          </table:table-cell>
          <table:table-cell office:value-type="string" table:style-name="ce8">
            <text:p>43.545</text:p>
          </table:table-cell>
          <table:table-cell office:value-type="string" table:style-name="ce8">
            <text:p>23.122</text:p>
          </table:table-cell>
          <table:table-cell office:value-type="string" table:style-name="ce8">
            <text:p>34.98</text:p>
          </table:table-cell>
          <table:table-cell office:value-type="string" table:style-name="ce8">
            <text:p>32.407</text:p>
          </table:table-cell>
          <table:table-cell office:value-type="string" table:style-name="ce8">
            <text:p>25.038</text:p>
          </table:table-cell>
          <table:table-cell office:value-type="string" table:style-name="ce8">
            <text:p>1.425</text:p>
          </table:table-cell>
          <table:table-cell office:value-type="string" table:style-name="ce8">
            <text:p>3.538</text:p>
          </table:table-cell>
          <table:table-cell office:value-type="string" table:style-name="ce8">
            <text:p>6.554</text:p>
          </table:table-cell>
          <table:table-cell office:value-type="string" table:style-name="ce8">
            <text:p>4.947</text:p>
          </table:table-cell>
          <table:table-cell office:value-type="string" table:style-name="ce8">
            <text:p>14.233</text:p>
          </table:table-cell>
          <table:table-cell office:value-type="string" table:style-name="ce8">
            <text:p>2.897</text:p>
          </table:table-cell>
          <table:table-cell office:value-type="string" table:style-name="ce8">
            <text:p>39.453</text:p>
          </table:table-cell>
          <table:table-cell office:value-type="string" table:style-name="ce8">
            <text:p>10.368</text:p>
          </table:table-cell>
          <table:table-cell office:value-type="string" table:style-name="ce8">
            <text:p>29.697</text:p>
          </table:table-cell>
          <table:table-cell office:value-type="string" table:style-name="ce8">
            <text:p>25.583</text:p>
          </table:table-cell>
          <table:table-cell office:value-type="string" table:style-name="ce8">
            <text:p>5.3</text:p>
          </table:table-cell>
          <table:table-cell office:value-type="string" table:style-name="ce8">
            <text:p>2.18</text:p>
          </table:table-cell>
          <table:table-cell office:value-type="string" table:style-name="ce8">
            <text:p>1.217</text:p>
          </table:table-cell>
          <table:table-cell office:value-type="string" table:style-name="ce8">
            <text:p>1.989</text:p>
          </table:table-cell>
          <table:table-cell office:value-type="string" table:style-name="ce8">
            <text:p>1.902</text:p>
          </table:table-cell>
          <table:table-cell office:value-type="string" table:style-name="ce8">
            <text:p>0.995</text:p>
          </table:table-cell>
          <table:table-cell office:value-type="string" table:style-name="ce8">
            <text:p>2.411</text:p>
          </table:table-cell>
          <table:table-cell office:value-type="string" table:style-name="ce8">
            <text:p>8.841</text:p>
          </table:table-cell>
          <table:table-cell office:value-type="string" table:style-name="ce8">
            <text:p>41.874</text:p>
          </table:table-cell>
          <table:table-cell office:value-type="string" table:style-name="ce8">
            <text:p>17.621</text:p>
          </table:table-cell>
          <table:table-cell office:value-type="string" table:style-name="ce8">
            <text:p>44.165</text:p>
          </table:table-cell>
          <table:table-cell office:value-type="string" table:style-name="ce8">
            <text:p>57.028</text:p>
          </table:table-cell>
          <table:table-cell office:value-type="string" table:style-name="ce8">
            <text:p>28.474</text:p>
          </table:table-cell>
          <table:table-cell office:value-type="float" office:value="64.754000000000005" table:style-name="ce8">
            <text:p>64.754</text:p>
          </table:table-cell>
          <table:table-cell office:value-type="float" office:value="72.307000000000002" table:style-name="ce8">
            <text:p>72.307</text:p>
          </table:table-cell>
          <table:table-cell office:value-type="float" office:value="62.81" table:style-name="ce8">
            <text:p>62.81</text:p>
          </table:table-cell>
          <table:table-cell office:value-type="float" office:value="49.076999999999998" table:style-name="ce8">
            <text:p>49.077</text:p>
          </table:table-cell>
          <table:table-cell office:value-type="float" office:value="77.819000000000003" table:style-name="ce8">
            <text:p>77.819</text:p>
          </table:table-cell>
          <table:table-cell office:value-type="float" office:value="79.37" table:style-name="ce8">
            <text:p>79.37</text:p>
          </table:table-cell>
          <table:table-cell office:value-type="float" office:value="3.4860000000000002" table:style-name="ce8">
            <text:p>3.486</text:p>
          </table:table-cell>
          <table:table-cell office:value-type="float" office:value="79.369" table:style-name="ce8">
            <text:p>79.369</text:p>
          </table:table-cell>
          <table:table-cell table:number-columns-repeated="16238"/>
        </table:table-row>
        <table:table-row table:style-name="ro3">
          <table:table-cell office:value-type="string" table:style-name="ce3">
            <text:p>Z09: Severity of long-term limiting condition</text:p>
          </table:table-cell>
          <table:table-cell office:value-type="string" table:style-name="ce3">
            <text:p>Condition, illness or disability has no impact on your day-to-day activities</text:p>
          </table:table-cell>
          <table:table-cell office:value-type="float" office:value="27957" table:style-name="ce8">
            <text:p>27957</text:p>
          </table:table-cell>
          <table:table-cell office:value-type="float" office:value="64.89" table:style-name="ce8">
            <text:p>64.89</text:p>
          </table:table-cell>
          <table:table-cell office:value-type="float" office:value="78.698999999999998" table:style-name="ce8">
            <text:p>78.699</text:p>
          </table:table-cell>
          <table:table-cell office:value-type="float" office:value="85.495999999999995" table:style-name="ce8">
            <text:p>85.496</text:p>
          </table:table-cell>
          <table:table-cell office:value-type="float" office:value="73.522000000000006" table:style-name="ce8">
            <text:p>73.522</text:p>
          </table:table-cell>
          <table:table-cell office:value-type="float" office:value="84.424999999999997" table:style-name="ce8">
            <text:p>84.425</text:p>
          </table:table-cell>
          <table:table-cell office:value-type="float" office:value="57.802" table:style-name="ce8">
            <text:p>57.802</text:p>
          </table:table-cell>
          <table:table-cell office:value-type="float" office:value="81.311000000000007" table:style-name="ce8">
            <text:p>81.311</text:p>
          </table:table-cell>
          <table:table-cell office:value-type="float" office:value="76.198999999999998" table:style-name="ce8">
            <text:p>76.199</text:p>
          </table:table-cell>
          <table:table-cell office:value-type="float" office:value="36.944000000000003" table:style-name="ce8">
            <text:p>36.944</text:p>
          </table:table-cell>
          <table:table-cell office:value-type="float" office:value="54.2" table:style-name="ce8">
            <text:p>54.2</text:p>
          </table:table-cell>
          <table:table-cell office:value-type="float" office:value="26.824999999999999" table:style-name="ce8">
            <text:p>26.825</text:p>
          </table:table-cell>
          <table:table-cell office:value-type="float" office:value="74.352000000000004" table:style-name="ce8">
            <text:p>74.352</text:p>
          </table:table-cell>
          <table:table-cell office:value-type="float" office:value="91.587999999999994" table:style-name="ce8">
            <text:p>91.588</text:p>
          </table:table-cell>
          <table:table-cell office:value-type="float" office:value="85.084999999999994" table:style-name="ce8">
            <text:p>85.085</text:p>
          </table:table-cell>
          <table:table-cell office:value-type="float" office:value="81.596000000000004" table:style-name="ce8">
            <text:p>81.596</text:p>
          </table:table-cell>
          <table:table-cell office:value-type="float" office:value="59.401000000000003" table:style-name="ce8">
            <text:p>59.401</text:p>
          </table:table-cell>
          <table:table-cell office:value-type="float" office:value="75.805000000000007" table:style-name="ce8">
            <text:p>75.805</text:p>
          </table:table-cell>
          <table:table-cell office:value-type="float" office:value="84.204999999999998" table:style-name="ce8">
            <text:p>84.205</text:p>
          </table:table-cell>
          <table:table-cell office:value-type="float" office:value="86.795000000000002" table:style-name="ce8">
            <text:p>86.795</text:p>
          </table:table-cell>
          <table:table-cell office:value-type="float" office:value="75.582999999999998" table:style-name="ce8">
            <text:p>75.583</text:p>
          </table:table-cell>
          <table:table-cell office:value-type="float" office:value="87.44" table:style-name="ce8">
            <text:p>87.44</text:p>
          </table:table-cell>
          <table:table-cell office:value-type="float" office:value="83.950999999999993" table:style-name="ce8">
            <text:p>83.951</text:p>
          </table:table-cell>
          <table:table-cell office:value-type="float" office:value="70.963999999999999" table:style-name="ce8">
            <text:p>70.964</text:p>
          </table:table-cell>
          <table:table-cell office:value-type="float" office:value="80.052000000000007" table:style-name="ce8">
            <text:p>80.052</text:p>
          </table:table-cell>
          <table:table-cell office:value-type="float" office:value="82.971999999999994" table:style-name="ce8">
            <text:p>82.972</text:p>
          </table:table-cell>
          <table:table-cell office:value-type="float" office:value="71.256" table:style-name="ce8">
            <text:p>71.256</text:p>
          </table:table-cell>
          <table:table-cell office:value-type="float" office:value="67.516000000000005" table:style-name="ce8">
            <text:p>67.516</text:p>
          </table:table-cell>
          <table:table-cell office:value-type="float" office:value="72.274000000000001" table:style-name="ce8">
            <text:p>72.274</text:p>
          </table:table-cell>
          <table:table-cell office:value-type="float" office:value="43.125" table:style-name="ce8">
            <text:p>43.125</text:p>
          </table:table-cell>
          <table:table-cell office:value-type="float" office:value="89.1" table:style-name="ce8">
            <text:p>89.1</text:p>
          </table:table-cell>
          <table:table-cell office:value-type="float" office:value="85.831999999999994" table:style-name="ce8">
            <text:p>85.832</text:p>
          </table:table-cell>
          <table:table-cell office:value-type="float" office:value="78.347999999999999" table:style-name="ce8">
            <text:p>78.348</text:p>
          </table:table-cell>
          <table:table-cell office:value-type="float" office:value="69.468000000000004" table:style-name="ce8">
            <text:p>69.468</text:p>
          </table:table-cell>
          <table:table-cell office:value-type="float" office:value="53.868000000000002" table:style-name="ce8">
            <text:p>53.868</text:p>
          </table:table-cell>
          <table:table-cell office:value-type="float" office:value="58.04" table:style-name="ce8">
            <text:p>58.04</text:p>
          </table:table-cell>
          <table:table-cell office:value-type="float" office:value="49.835000000000001" table:style-name="ce8">
            <text:p>49.835</text:p>
          </table:table-cell>
          <table:table-cell office:value-type="float" office:value="83.600999999999999" table:style-name="ce8">
            <text:p>83.601</text:p>
          </table:table-cell>
          <table:table-cell office:value-type="float" office:value="88.81" table:style-name="ce8">
            <text:p>88.81</text:p>
          </table:table-cell>
          <table:table-cell office:value-type="float" office:value="73.037000000000006" table:style-name="ce8">
            <text:p>73.037</text:p>
          </table:table-cell>
          <table:table-cell office:value-type="float" office:value="79.775000000000006" table:style-name="ce8">
            <text:p>79.775</text:p>
          </table:table-cell>
          <table:table-cell office:value-type="float" office:value="72.150000000000006" table:style-name="ce8">
            <text:p>72.15</text:p>
          </table:table-cell>
          <table:table-cell office:value-type="float" office:value="80.123999999999995" table:style-name="ce8">
            <text:p>80.124</text:p>
          </table:table-cell>
          <table:table-cell office:value-type="float" office:value="89.343999999999994" table:style-name="ce8">
            <text:p>89.344</text:p>
          </table:table-cell>
          <table:table-cell office:value-type="float" office:value="74.275000000000006" table:style-name="ce8">
            <text:p>74.275</text:p>
          </table:table-cell>
          <table:table-cell office:value-type="float" office:value="66.72" table:style-name="ce8">
            <text:p>66.72</text:p>
          </table:table-cell>
          <table:table-cell office:value-type="float" office:value="74.588999999999999" table:style-name="ce8">
            <text:p>74.589</text:p>
          </table:table-cell>
          <table:table-cell office:value-type="float" office:value="36.173999999999999" table:style-name="ce8">
            <text:p>36.174</text:p>
          </table:table-cell>
          <table:table-cell office:value-type="float" office:value="43.893000000000001" table:style-name="ce8">
            <text:p>43.893</text:p>
          </table:table-cell>
          <table:table-cell office:value-type="float" office:value="30.795000000000002" table:style-name="ce8">
            <text:p>30.795</text:p>
          </table:table-cell>
          <table:table-cell office:value-type="float" office:value="70.406999999999996" table:style-name="ce8">
            <text:p>70.407</text:p>
          </table:table-cell>
          <table:table-cell office:value-type="float" office:value="65.575999999999993" table:style-name="ce8">
            <text:p>65.576</text:p>
          </table:table-cell>
          <table:table-cell office:value-type="float" office:value="56.899000000000001" table:style-name="ce8">
            <text:p>56.899</text:p>
          </table:table-cell>
          <table:table-cell office:value-type="float" office:value="56.99" table:style-name="ce8">
            <text:p>56.99</text:p>
          </table:table-cell>
          <table:table-cell office:value-type="float" office:value="41.027000000000001" table:style-name="ce8">
            <text:p>41.027</text:p>
          </table:table-cell>
          <table:table-cell office:value-type="float" office:value="37.487000000000002" table:style-name="ce8">
            <text:p>37.487</text:p>
          </table:table-cell>
          <table:table-cell office:value-type="float" office:value="68.355000000000004" table:style-name="ce8">
            <text:p>68.355</text:p>
          </table:table-cell>
          <table:table-cell office:value-type="float" office:value="39.542999999999999" table:style-name="ce8">
            <text:p>39.543</text:p>
          </table:table-cell>
          <table:table-cell office:value-type="float" office:value="51.536000000000001" table:style-name="ce8">
            <text:p>51.536</text:p>
          </table:table-cell>
          <table:table-cell office:value-type="float" office:value="64.948999999999998" table:style-name="ce8">
            <text:p>64.949</text:p>
          </table:table-cell>
          <table:table-cell office:value-type="float" office:value="62.244" table:style-name="ce8">
            <text:p>62.244</text:p>
          </table:table-cell>
          <table:table-cell office:value-type="float" office:value="58.271999999999998" table:style-name="ce8">
            <text:p>58.272</text:p>
          </table:table-cell>
          <table:table-cell office:value-type="float" office:value="56.313000000000002" table:style-name="ce8">
            <text:p>56.313</text:p>
          </table:table-cell>
          <table:table-cell office:value-type="float" office:value="53.39" table:style-name="ce8">
            <text:p>53.39</text:p>
          </table:table-cell>
          <table:table-cell office:value-type="float" office:value="51.393000000000001" table:style-name="ce8">
            <text:p>51.393</text:p>
          </table:table-cell>
          <table:table-cell office:value-type="float" office:value="39.429000000000002" table:style-name="ce8">
            <text:p>39.429</text:p>
          </table:table-cell>
          <table:table-cell office:value-type="float" office:value="91.031000000000006" table:style-name="ce8">
            <text:p>91.031</text:p>
          </table:table-cell>
          <table:table-cell office:value-type="float" office:value="71.036000000000001" table:style-name="ce8">
            <text:p>71.036</text:p>
          </table:table-cell>
          <table:table-cell office:value-type="float" office:value="71.652000000000001" table:style-name="ce8">
            <text:p>71.652</text:p>
          </table:table-cell>
          <table:table-cell office:value-type="float" office:value="71.558000000000007" table:style-name="ce8">
            <text:p>71.558</text:p>
          </table:table-cell>
          <table:table-cell office:value-type="float" office:value="82.165999999999997" table:style-name="ce8">
            <text:p>82.166</text:p>
          </table:table-cell>
          <table:table-cell office:value-type="float" office:value="64.381" table:style-name="ce8">
            <text:p>64.381</text:p>
          </table:table-cell>
          <table:table-cell office:value-type="float" office:value="72.988" table:style-name="ce8">
            <text:p>72.988</text:p>
          </table:table-cell>
          <table:table-cell office:value-type="float" office:value="5.5789999999999997" table:style-name="ce8">
            <text:p>5.579</text:p>
          </table:table-cell>
          <table:table-cell office:value-type="float" office:value="9.4079999999999995" table:style-name="ce8">
            <text:p>9.408</text:p>
          </table:table-cell>
          <table:table-cell office:value-type="float" office:value="25.228000000000002" table:style-name="ce8">
            <text:p>25.228</text:p>
          </table:table-cell>
          <table:table-cell office:value-type="float" office:value="59.784999999999997" table:style-name="ce8">
            <text:p>59.785</text:p>
          </table:table-cell>
          <table:table-cell office:value-type="float" office:value="93.647999999999996" table:style-name="ce8">
            <text:p>93.648</text:p>
          </table:table-cell>
          <table:table-cell office:value-type="float" office:value="73.094999999999999" table:style-name="ce8">
            <text:p>73.095</text:p>
          </table:table-cell>
          <table:table-cell office:value-type="float" office:value="74.064999999999998" table:style-name="ce8">
            <text:p>74.065</text:p>
          </table:table-cell>
          <table:table-cell office:value-type="float" office:value="10.496" table:style-name="ce8">
            <text:p>10.496</text:p>
          </table:table-cell>
          <table:table-cell office:value-type="float" office:value="17.963999999999999" table:style-name="ce8">
            <text:p>17.964</text:p>
          </table:table-cell>
          <table:table-cell office:value-type="float" office:value="11.999000000000001" table:style-name="ce8">
            <text:p>11.999</text:p>
          </table:table-cell>
          <table:table-cell office:value-type="float" office:value="12.307" table:style-name="ce8">
            <text:p>12.307</text:p>
          </table:table-cell>
          <table:table-cell office:value-type="float" office:value="10.867000000000001" table:style-name="ce8">
            <text:p>10.867</text:p>
          </table:table-cell>
          <table:table-cell office:value-type="float" office:value="13.438000000000001" table:style-name="ce8">
            <text:p>13.438</text:p>
          </table:table-cell>
          <table:table-cell office:value-type="float" office:value="0.309" table:style-name="ce8">
            <text:p>0.309</text:p>
          </table:table-cell>
          <table:table-cell office:value-type="float" office:value="22.695" table:style-name="ce8">
            <text:p>22.695</text:p>
          </table:table-cell>
          <table:table-cell office:value-type="float" office:value="2.6739999999999999" table:style-name="ce8">
            <text:p>2.674</text:p>
          </table:table-cell>
          <table:table-cell office:value-type="float" office:value="1.44" table:style-name="ce8">
            <text:p>1.44</text:p>
          </table:table-cell>
          <table:table-cell office:value-type="float" office:value="14.500999999999999" table:style-name="ce8">
            <text:p>14.501</text:p>
          </table:table-cell>
          <table:table-cell office:value-type="float" office:value="10.285" table:style-name="ce8">
            <text:p>10.285</text:p>
          </table:table-cell>
          <table:table-cell office:value-type="float" office:value="1.131" table:style-name="ce8">
            <text:p>1.131</text:p>
          </table:table-cell>
          <table:table-cell office:value-type="float" office:value="2.2280000000000002" table:style-name="ce8">
            <text:p>2.228</text:p>
          </table:table-cell>
          <table:table-cell office:value-type="float" office:value="3.4969999999999999" table:style-name="ce8">
            <text:p>3.497</text:p>
          </table:table-cell>
          <table:table-cell office:value-type="float" office:value="2.125" table:style-name="ce8">
            <text:p>2.125</text:p>
          </table:table-cell>
          <table:table-cell office:value-type="float" office:value="5.0389999999999997" table:style-name="ce8">
            <text:p>5.039</text:p>
          </table:table-cell>
          <table:table-cell office:value-type="float" office:value="18.923999999999999" table:style-name="ce8">
            <text:p>18.924</text:p>
          </table:table-cell>
          <table:table-cell office:value-type="float" office:value="17.655000000000001" table:style-name="ce8">
            <text:p>17.655</text:p>
          </table:table-cell>
          <table:table-cell office:value-type="float" office:value="20.568999999999999" table:style-name="ce8">
            <text:p>20.569</text:p>
          </table:table-cell>
          <table:table-cell office:value-type="float" office:value="7.1310000000000002" table:style-name="ce8">
            <text:p>7.131</text:p>
          </table:table-cell>
          <table:table-cell office:value-type="float" office:value="9.6370000000000005" table:style-name="ce8">
            <text:p>9.637</text:p>
          </table:table-cell>
          <table:table-cell office:value-type="string" table:style-name="ce8">
            <text:p>9.598</text:p>
          </table:table-cell>
          <table:table-cell office:value-type="string" table:style-name="ce8">
            <text:p>3.757</text:p>
          </table:table-cell>
          <table:table-cell office:value-type="string" table:style-name="ce8">
            <text:p>27.344</text:p>
          </table:table-cell>
          <table:table-cell office:value-type="string" table:style-name="ce8">
            <text:p>37.165</text:p>
          </table:table-cell>
          <table:table-cell office:value-type="string" table:style-name="ce8">
            <text:p>0.781</text:p>
          </table:table-cell>
          <table:table-cell office:value-type="string" table:style-name="ce8">
            <text:p>37.649</text:p>
          </table:table-cell>
          <table:table-cell office:value-type="string" table:style-name="ce8">
            <text:p>41.592</text:p>
          </table:table-cell>
          <table:table-cell office:value-type="string" table:style-name="ce8">
            <text:p>23.177</text:p>
          </table:table-cell>
          <table:table-cell office:value-type="string" table:style-name="ce8">
            <text:p>35.268</text:p>
          </table:table-cell>
          <table:table-cell office:value-type="string" table:style-name="ce8">
            <text:p>36.086</text:p>
          </table:table-cell>
          <table:table-cell office:value-type="string" table:style-name="ce8">
            <text:p>23.475</text:p>
          </table:table-cell>
          <table:table-cell office:value-type="string" table:style-name="ce8">
            <text:p>2.567</text:p>
          </table:table-cell>
          <table:table-cell office:value-type="string" table:style-name="ce8">
            <text:p>3.906</text:p>
          </table:table-cell>
          <table:table-cell office:value-type="string" table:style-name="ce8">
            <text:p>8.705</text:p>
          </table:table-cell>
          <table:table-cell office:value-type="string" table:style-name="ce8">
            <text:p>11.979</text:p>
          </table:table-cell>
          <table:table-cell office:value-type="string" table:style-name="ce8">
            <text:p>16.295</text:p>
          </table:table-cell>
          <table:table-cell office:value-type="string" table:style-name="ce8">
            <text:p>2.418</text:p>
          </table:table-cell>
          <table:table-cell office:value-type="string" table:style-name="ce8">
            <text:p>41.499</text:p>
          </table:table-cell>
          <table:table-cell office:value-type="string" table:style-name="ce8">
            <text:p>10.291</text:p>
          </table:table-cell>
          <table:table-cell office:value-type="string" table:style-name="ce8">
            <text:p>31.096</text:p>
          </table:table-cell>
          <table:table-cell office:value-type="string" table:style-name="ce8">
            <text:p>26.1</text:p>
          </table:table-cell>
          <table:table-cell office:value-type="string" table:style-name="ce8">
            <text:p>7.047</text:p>
          </table:table-cell>
          <table:table-cell office:value-type="string" table:style-name="ce8">
            <text:p>1.902</text:p>
          </table:table-cell>
          <table:table-cell office:value-type="string" table:style-name="ce8">
            <text:p>1.305</text:p>
          </table:table-cell>
          <table:table-cell office:value-type="string" table:style-name="ce8">
            <text:p>1.417</text:p>
          </table:table-cell>
          <table:table-cell office:value-type="string" table:style-name="ce8">
            <text:p>1.976</text:p>
          </table:table-cell>
          <table:table-cell office:value-type="string" table:style-name="ce8">
            <text:p>1.305</text:p>
          </table:table-cell>
          <table:table-cell office:value-type="string" table:style-name="ce8">
            <text:p>2.871</text:p>
          </table:table-cell>
          <table:table-cell office:value-type="string" table:style-name="ce8">
            <text:p>8.24</text:p>
          </table:table-cell>
          <table:table-cell office:value-type="string" table:style-name="ce8">
            <text:p>42.319</text:p>
          </table:table-cell>
          <table:table-cell office:value-type="string" table:style-name="ce8">
            <text:p>17.388</text:p>
          </table:table-cell>
          <table:table-cell office:value-type="string" table:style-name="ce8">
            <text:p>45.352</text:p>
          </table:table-cell>
          <table:table-cell office:value-type="string" table:style-name="ce8">
            <text:p>59.213</text:p>
          </table:table-cell>
          <table:table-cell office:value-type="string" table:style-name="ce8">
            <text:p>29.225</text:p>
          </table:table-cell>
          <table:table-cell office:value-type="float" office:value="58.292000000000002" table:style-name="ce8">
            <text:p>58.292</text:p>
          </table:table-cell>
          <table:table-cell office:value-type="float" office:value="66.634" table:style-name="ce8">
            <text:p>66.634</text:p>
          </table:table-cell>
          <table:table-cell office:value-type="float" office:value="55.628999999999998" table:style-name="ce8">
            <text:p>55.629</text:p>
          </table:table-cell>
          <table:table-cell office:value-type="float" office:value="43.073999999999998" table:style-name="ce8">
            <text:p>43.074</text:p>
          </table:table-cell>
          <table:table-cell office:value-type="float" office:value="63.895000000000003" table:style-name="ce8">
            <text:p>63.895</text:p>
          </table:table-cell>
          <table:table-cell office:value-type="float" office:value="61.375999999999998" table:style-name="ce8">
            <text:p>61.376</text:p>
          </table:table-cell>
          <table:table-cell office:value-type="float" office:value="6.657" table:style-name="ce8">
            <text:p>6.657</text:p>
          </table:table-cell>
          <table:table-cell office:value-type="float" office:value="78.406999999999996" table:style-name="ce8">
            <text:p>78.407</text:p>
          </table:table-cell>
          <table:table-cell table:number-columns-repeated="16238"/>
        </table:table-row>
        <table:table-row table:style-name="ro3">
          <table:table-cell office:value-type="string" table:style-name="ce3">
            <text:p>Z09: Severity of long-term limiting condition</text:p>
          </table:table-cell>
          <table:table-cell office:value-type="string" table:style-name="ce3">
            <text:p>Condition, illness or disability has little impact on your day-to-day activities</text:p>
          </table:table-cell>
          <table:table-cell office:value-type="float" office:value="37535" table:style-name="ce8">
            <text:p>37535</text:p>
          </table:table-cell>
          <table:table-cell office:value-type="float" office:value="59.171999999999997" table:style-name="ce8">
            <text:p>59.172</text:p>
          </table:table-cell>
          <table:table-cell office:value-type="float" office:value="70.866" table:style-name="ce8">
            <text:p>70.866</text:p>
          </table:table-cell>
          <table:table-cell office:value-type="float" office:value="80.677999999999997" table:style-name="ce8">
            <text:p>80.678</text:p>
          </table:table-cell>
          <table:table-cell office:value-type="float" office:value="67.337999999999994" table:style-name="ce8">
            <text:p>67.338</text:p>
          </table:table-cell>
          <table:table-cell office:value-type="float" office:value="79.522000000000006" table:style-name="ce8">
            <text:p>79.522</text:p>
          </table:table-cell>
          <table:table-cell office:value-type="float" office:value="50.439" table:style-name="ce8">
            <text:p>50.439</text:p>
          </table:table-cell>
          <table:table-cell office:value-type="float" office:value="72.650000000000006" table:style-name="ce8">
            <text:p>72.65</text:p>
          </table:table-cell>
          <table:table-cell office:value-type="float" office:value="68.103999999999999" table:style-name="ce8">
            <text:p>68.104</text:p>
          </table:table-cell>
          <table:table-cell office:value-type="float" office:value="30.285" table:style-name="ce8">
            <text:p>30.285</text:p>
          </table:table-cell>
          <table:table-cell office:value-type="float" office:value="45.814" table:style-name="ce8">
            <text:p>45.814</text:p>
          </table:table-cell>
          <table:table-cell office:value-type="float" office:value="31.940999999999999" table:style-name="ce8">
            <text:p>31.941</text:p>
          </table:table-cell>
          <table:table-cell office:value-type="float" office:value="68.978999999999999" table:style-name="ce8">
            <text:p>68.979</text:p>
          </table:table-cell>
          <table:table-cell office:value-type="float" office:value="86.138000000000005" table:style-name="ce8">
            <text:p>86.138</text:p>
          </table:table-cell>
          <table:table-cell office:value-type="float" office:value="79.94" table:style-name="ce8">
            <text:p>79.94</text:p>
          </table:table-cell>
          <table:table-cell office:value-type="float" office:value="73.216999999999999" table:style-name="ce8">
            <text:p>73.217</text:p>
          </table:table-cell>
          <table:table-cell office:value-type="float" office:value="48.402999999999999" table:style-name="ce8">
            <text:p>48.403</text:p>
          </table:table-cell>
          <table:table-cell office:value-type="float" office:value="66.631" table:style-name="ce8">
            <text:p>66.631</text:p>
          </table:table-cell>
          <table:table-cell office:value-type="float" office:value="79.200999999999993" table:style-name="ce8">
            <text:p>79.201</text:p>
          </table:table-cell>
          <table:table-cell office:value-type="float" office:value="82.156999999999996" table:style-name="ce8">
            <text:p>82.157</text:p>
          </table:table-cell>
          <table:table-cell office:value-type="float" office:value="69.929000000000002" table:style-name="ce8">
            <text:p>69.929</text:p>
          </table:table-cell>
          <table:table-cell office:value-type="float" office:value="83.317999999999998" table:style-name="ce8">
            <text:p>83.318</text:p>
          </table:table-cell>
          <table:table-cell office:value-type="float" office:value="77.953000000000003" table:style-name="ce8">
            <text:p>77.953</text:p>
          </table:table-cell>
          <table:table-cell office:value-type="float" office:value="64.048000000000002" table:style-name="ce8">
            <text:p>64.048</text:p>
          </table:table-cell>
          <table:table-cell office:value-type="float" office:value="73.417000000000002" table:style-name="ce8">
            <text:p>73.417</text:p>
          </table:table-cell>
          <table:table-cell office:value-type="float" office:value="77.427000000000007" table:style-name="ce8">
            <text:p>77.427</text:p>
          </table:table-cell>
          <table:table-cell office:value-type="float" office:value="65.599000000000004" table:style-name="ce8">
            <text:p>65.599</text:p>
          </table:table-cell>
          <table:table-cell office:value-type="float" office:value="60.652000000000001" table:style-name="ce8">
            <text:p>60.652</text:p>
          </table:table-cell>
          <table:table-cell office:value-type="float" office:value="63.386000000000003" table:style-name="ce8">
            <text:p>63.386</text:p>
          </table:table-cell>
          <table:table-cell office:value-type="float" office:value="37.619" table:style-name="ce8">
            <text:p>37.619</text:p>
          </table:table-cell>
          <table:table-cell office:value-type="float" office:value="85.296999999999997" table:style-name="ce8">
            <text:p>85.297</text:p>
          </table:table-cell>
          <table:table-cell office:value-type="float" office:value="81.483999999999995" table:style-name="ce8">
            <text:p>81.484</text:p>
          </table:table-cell>
          <table:table-cell office:value-type="float" office:value="71.796000000000006" table:style-name="ce8">
            <text:p>71.796</text:p>
          </table:table-cell>
          <table:table-cell office:value-type="float" office:value="60.994" table:style-name="ce8">
            <text:p>60.994</text:p>
          </table:table-cell>
          <table:table-cell office:value-type="float" office:value="47.311999999999998" table:style-name="ce8">
            <text:p>47.312</text:p>
          </table:table-cell>
          <table:table-cell office:value-type="float" office:value="50.893000000000001" table:style-name="ce8">
            <text:p>50.893</text:p>
          </table:table-cell>
          <table:table-cell office:value-type="float" office:value="42.537999999999997" table:style-name="ce8">
            <text:p>42.538</text:p>
          </table:table-cell>
          <table:table-cell office:value-type="float" office:value="75.096999999999994" table:style-name="ce8">
            <text:p>75.097</text:p>
          </table:table-cell>
          <table:table-cell office:value-type="float" office:value="82.540999999999997" table:style-name="ce8">
            <text:p>82.541</text:p>
          </table:table-cell>
          <table:table-cell office:value-type="float" office:value="61.994999999999997" table:style-name="ce8">
            <text:p>61.995</text:p>
          </table:table-cell>
          <table:table-cell office:value-type="float" office:value="70.965999999999994" table:style-name="ce8">
            <text:p>70.966</text:p>
          </table:table-cell>
          <table:table-cell office:value-type="float" office:value="62.875" table:style-name="ce8">
            <text:p>62.875</text:p>
          </table:table-cell>
          <table:table-cell office:value-type="float" office:value="72.459999999999994" table:style-name="ce8">
            <text:p>72.46</text:p>
          </table:table-cell>
          <table:table-cell office:value-type="float" office:value="83.165999999999997" table:style-name="ce8">
            <text:p>83.166</text:p>
          </table:table-cell>
          <table:table-cell office:value-type="float" office:value="65.989000000000004" table:style-name="ce8">
            <text:p>65.989</text:p>
          </table:table-cell>
          <table:table-cell office:value-type="float" office:value="59.145000000000003" table:style-name="ce8">
            <text:p>59.145</text:p>
          </table:table-cell>
          <table:table-cell office:value-type="float" office:value="65.001000000000005" table:style-name="ce8">
            <text:p>65.001</text:p>
          </table:table-cell>
          <table:table-cell office:value-type="float" office:value="29.141999999999999" table:style-name="ce8">
            <text:p>29.142</text:p>
          </table:table-cell>
          <table:table-cell office:value-type="float" office:value="36.052" table:style-name="ce8">
            <text:p>36.052</text:p>
          </table:table-cell>
          <table:table-cell office:value-type="float" office:value="25.684000000000001" table:style-name="ce8">
            <text:p>25.684</text:p>
          </table:table-cell>
          <table:table-cell office:value-type="float" office:value="63.191000000000003" table:style-name="ce8">
            <text:p>63.191</text:p>
          </table:table-cell>
          <table:table-cell office:value-type="float" office:value="56.529000000000003" table:style-name="ce8">
            <text:p>56.529</text:p>
          </table:table-cell>
          <table:table-cell office:value-type="float" office:value="48.993000000000002" table:style-name="ce8">
            <text:p>48.993</text:p>
          </table:table-cell>
          <table:table-cell office:value-type="float" office:value="47.249000000000002" table:style-name="ce8">
            <text:p>47.249</text:p>
          </table:table-cell>
          <table:table-cell office:value-type="float" office:value="33.347999999999999" table:style-name="ce8">
            <text:p>33.348</text:p>
          </table:table-cell>
          <table:table-cell office:value-type="float" office:value="30.76" table:style-name="ce8">
            <text:p>30.76</text:p>
          </table:table-cell>
          <table:table-cell office:value-type="float" office:value="59.588999999999999" table:style-name="ce8">
            <text:p>59.589</text:p>
          </table:table-cell>
          <table:table-cell office:value-type="float" office:value="30.95" table:style-name="ce8">
            <text:p>30.95</text:p>
          </table:table-cell>
          <table:table-cell office:value-type="float" office:value="41.744" table:style-name="ce8">
            <text:p>41.744</text:p>
          </table:table-cell>
          <table:table-cell office:value-type="float" office:value="56.122" table:style-name="ce8">
            <text:p>56.122</text:p>
          </table:table-cell>
          <table:table-cell office:value-type="float" office:value="52.457999999999998" table:style-name="ce8">
            <text:p>52.458</text:p>
          </table:table-cell>
          <table:table-cell office:value-type="float" office:value="50.473999999999997" table:style-name="ce8">
            <text:p>50.474</text:p>
          </table:table-cell>
          <table:table-cell office:value-type="float" office:value="47.375999999999998" table:style-name="ce8">
            <text:p>47.376</text:p>
          </table:table-cell>
          <table:table-cell office:value-type="float" office:value="44.131999999999998" table:style-name="ce8">
            <text:p>44.132</text:p>
          </table:table-cell>
          <table:table-cell office:value-type="float" office:value="42.365000000000002" table:style-name="ce8">
            <text:p>42.365</text:p>
          </table:table-cell>
          <table:table-cell office:value-type="float" office:value="32.697000000000003" table:style-name="ce8">
            <text:p>32.697</text:p>
          </table:table-cell>
          <table:table-cell office:value-type="float" office:value="85.662000000000006" table:style-name="ce8">
            <text:p>85.662</text:p>
          </table:table-cell>
          <table:table-cell office:value-type="float" office:value="61.468000000000004" table:style-name="ce8">
            <text:p>61.468</text:p>
          </table:table-cell>
          <table:table-cell office:value-type="float" office:value="63.820999999999998" table:style-name="ce8">
            <text:p>63.821</text:p>
          </table:table-cell>
          <table:table-cell office:value-type="float" office:value="62.177999999999997" table:style-name="ce8">
            <text:p>62.178</text:p>
          </table:table-cell>
          <table:table-cell office:value-type="float" office:value="74.078999999999994" table:style-name="ce8">
            <text:p>74.079</text:p>
          </table:table-cell>
          <table:table-cell office:value-type="float" office:value="60.326000000000001" table:style-name="ce8">
            <text:p>60.326</text:p>
          </table:table-cell>
          <table:table-cell office:value-type="float" office:value="64.037000000000006" table:style-name="ce8">
            <text:p>64.037</text:p>
          </table:table-cell>
          <table:table-cell office:value-type="float" office:value="8.8279999999999994" table:style-name="ce8">
            <text:p>8.828</text:p>
          </table:table-cell>
          <table:table-cell office:value-type="float" office:value="12.391" table:style-name="ce8">
            <text:p>12.391</text:p>
          </table:table-cell>
          <table:table-cell office:value-type="float" office:value="27.202000000000002" table:style-name="ce8">
            <text:p>27.202</text:p>
          </table:table-cell>
          <table:table-cell office:value-type="float" office:value="51.579000000000001" table:style-name="ce8">
            <text:p>51.579</text:p>
          </table:table-cell>
          <table:table-cell office:value-type="float" office:value="92.501000000000005" table:style-name="ce8">
            <text:p>92.501</text:p>
          </table:table-cell>
          <table:table-cell office:value-type="float" office:value="68.734999999999999" table:style-name="ce8">
            <text:p>68.735</text:p>
          </table:table-cell>
          <table:table-cell office:value-type="float" office:value="63.850999999999999" table:style-name="ce8">
            <text:p>63.851</text:p>
          </table:table-cell>
          <table:table-cell office:value-type="float" office:value="18.21" table:style-name="ce8">
            <text:p>18.21</text:p>
          </table:table-cell>
          <table:table-cell office:value-type="float" office:value="16.241" table:style-name="ce8">
            <text:p>16.241</text:p>
          </table:table-cell>
          <table:table-cell office:value-type="float" office:value="15.61" table:style-name="ce8">
            <text:p>15.61</text:p>
          </table:table-cell>
          <table:table-cell office:value-type="float" office:value="29.283999999999999" table:style-name="ce8">
            <text:p>29.284</text:p>
          </table:table-cell>
          <table:table-cell office:value-type="float" office:value="9.14" table:style-name="ce8">
            <text:p>9.14</text:p>
          </table:table-cell>
          <table:table-cell office:value-type="float" office:value="13.116" table:style-name="ce8">
            <text:p>13.116</text:p>
          </table:table-cell>
          <table:table-cell office:value-type="float" office:value="0.45500000000000002" table:style-name="ce8">
            <text:p>0.455</text:p>
          </table:table-cell>
          <table:table-cell office:value-type="float" office:value="20.687000000000001" table:style-name="ce8">
            <text:p>20.687</text:p>
          </table:table-cell>
          <table:table-cell office:value-type="float" office:value="2.89" table:style-name="ce8">
            <text:p>2.89</text:p>
          </table:table-cell>
          <table:table-cell office:value-type="float" office:value="1.335" table:style-name="ce8">
            <text:p>1.335</text:p>
          </table:table-cell>
          <table:table-cell office:value-type="float" office:value="25.425000000000001" table:style-name="ce8">
            <text:p>25.425</text:p>
          </table:table-cell>
          <table:table-cell office:value-type="float" office:value="8.8170000000000002" table:style-name="ce8">
            <text:p>8.817</text:p>
          </table:table-cell>
          <table:table-cell office:value-type="float" office:value="1.1439999999999999" table:style-name="ce8">
            <text:p>1.144</text:p>
          </table:table-cell>
          <table:table-cell office:value-type="float" office:value="2.641" table:style-name="ce8">
            <text:p>2.641</text:p>
          </table:table-cell>
          <table:table-cell office:value-type="float" office:value="2.8610000000000002" table:style-name="ce8">
            <text:p>2.861</text:p>
          </table:table-cell>
          <table:table-cell office:value-type="float" office:value="2.8759999999999999" table:style-name="ce8">
            <text:p>2.876</text:p>
          </table:table-cell>
          <table:table-cell office:value-type="float" office:value="5.12" table:style-name="ce8">
            <text:p>5.12</text:p>
          </table:table-cell>
          <table:table-cell office:value-type="float" office:value="19.146000000000001" table:style-name="ce8">
            <text:p>19.146</text:p>
          </table:table-cell>
          <table:table-cell office:value-type="float" office:value="21.024000000000001" table:style-name="ce8">
            <text:p>21.024</text:p>
          </table:table-cell>
          <table:table-cell office:value-type="float" office:value="18.442" table:style-name="ce8">
            <text:p>18.442</text:p>
          </table:table-cell>
          <table:table-cell office:value-type="float" office:value="6.0449999999999999" table:style-name="ce8">
            <text:p>6.045</text:p>
          </table:table-cell>
          <table:table-cell office:value-type="float" office:value="15.319000000000001" table:style-name="ce8">
            <text:p>15.319</text:p>
          </table:table-cell>
          <table:table-cell office:value-type="string" table:style-name="ce8">
            <text:p>11.171</text:p>
          </table:table-cell>
          <table:table-cell office:value-type="string" table:style-name="ce8">
            <text:p>4.514</text:p>
          </table:table-cell>
          <table:table-cell office:value-type="string" table:style-name="ce8">
            <text:p>27.64</text:p>
          </table:table-cell>
          <table:table-cell office:value-type="string" table:style-name="ce8">
            <text:p>37.818</text:p>
          </table:table-cell>
          <table:table-cell office:value-type="string" table:style-name="ce8">
            <text:p>0.941</text:p>
          </table:table-cell>
          <table:table-cell office:value-type="string" table:style-name="ce8">
            <text:p>39.787</text:p>
          </table:table-cell>
          <table:table-cell office:value-type="string" table:style-name="ce8">
            <text:p>46.567</text:p>
          </table:table-cell>
          <table:table-cell office:value-type="string" table:style-name="ce8">
            <text:p>26.507</text:p>
          </table:table-cell>
          <table:table-cell office:value-type="string" table:style-name="ce8">
            <text:p>42.175</text:p>
          </table:table-cell>
          <table:table-cell office:value-type="string" table:style-name="ce8">
            <text:p>39.735</text:p>
          </table:table-cell>
          <table:table-cell office:value-type="string" table:style-name="ce8">
            <text:p>25.723</text:p>
          </table:table-cell>
          <table:table-cell office:value-type="string" table:style-name="ce8">
            <text:p>4.949</text:p>
          </table:table-cell>
          <table:table-cell office:value-type="string" table:style-name="ce8">
            <text:p>5.734</text:p>
          </table:table-cell>
          <table:table-cell office:value-type="string" table:style-name="ce8">
            <text:p>11.136</text:p>
          </table:table-cell>
          <table:table-cell office:value-type="string" table:style-name="ce8">
            <text:p>20.268</text:p>
          </table:table-cell>
          <table:table-cell office:value-type="string" table:style-name="ce8">
            <text:p>18.107</text:p>
          </table:table-cell>
          <table:table-cell office:value-type="string" table:style-name="ce8">
            <text:p>2.353</text:p>
          </table:table-cell>
          <table:table-cell office:value-type="string" table:style-name="ce8">
            <text:p>43.109</text:p>
          </table:table-cell>
          <table:table-cell office:value-type="string" table:style-name="ce8">
            <text:p>9.467</text:p>
          </table:table-cell>
          <table:table-cell office:value-type="string" table:style-name="ce8">
            <text:p>34.48</text:p>
          </table:table-cell>
          <table:table-cell office:value-type="string" table:style-name="ce8">
            <text:p>28.157</text:p>
          </table:table-cell>
          <table:table-cell office:value-type="string" table:style-name="ce8">
            <text:p>4.908</text:p>
          </table:table-cell>
          <table:table-cell office:value-type="string" table:style-name="ce8">
            <text:p>1.939</text:p>
          </table:table-cell>
          <table:table-cell office:value-type="string" table:style-name="ce8">
            <text:p>1.293</text:p>
          </table:table-cell>
          <table:table-cell office:value-type="string" table:style-name="ce8">
            <text:p>1.572</text:p>
          </table:table-cell>
          <table:table-cell office:value-type="string" table:style-name="ce8">
            <text:p>2.288</text:p>
          </table:table-cell>
          <table:table-cell office:value-type="string" table:style-name="ce8">
            <text:p>1.59</text:p>
          </table:table-cell>
          <table:table-cell office:value-type="string" table:style-name="ce8">
            <text:p>3.109</text:p>
          </table:table-cell>
          <table:table-cell office:value-type="string" table:style-name="ce8">
            <text:p>8.384</text:p>
          </table:table-cell>
          <table:table-cell office:value-type="string" table:style-name="ce8">
            <text:p>42.802</text:p>
          </table:table-cell>
          <table:table-cell office:value-type="string" table:style-name="ce8">
            <text:p>13.427</text:p>
          </table:table-cell>
          <table:table-cell office:value-type="string" table:style-name="ce8">
            <text:p>39.86</text:p>
          </table:table-cell>
          <table:table-cell office:value-type="string" table:style-name="ce8">
            <text:p>65.191</text:p>
          </table:table-cell>
          <table:table-cell office:value-type="string" table:style-name="ce8">
            <text:p>39.788</text:p>
          </table:table-cell>
          <table:table-cell office:value-type="float" office:value="44.113999999999997" table:style-name="ce8">
            <text:p>44.114</text:p>
          </table:table-cell>
          <table:table-cell office:value-type="float" office:value="52.277000000000001" table:style-name="ce8">
            <text:p>52.277</text:p>
          </table:table-cell>
          <table:table-cell office:value-type="float" office:value="41.661999999999999" table:style-name="ce8">
            <text:p>41.662</text:p>
          </table:table-cell>
          <table:table-cell office:value-type="float" office:value="31.201000000000001" table:style-name="ce8">
            <text:p>31.201</text:p>
          </table:table-cell>
          <table:table-cell office:value-type="float" office:value="43.963999999999999" table:style-name="ce8">
            <text:p>43.964</text:p>
          </table:table-cell>
          <table:table-cell office:value-type="float" office:value="43.237000000000002" table:style-name="ce8">
            <text:p>43.237</text:p>
          </table:table-cell>
          <table:table-cell office:value-type="float" office:value="11.938000000000001" table:style-name="ce8">
            <text:p>11.938</text:p>
          </table:table-cell>
          <table:table-cell office:value-type="float" office:value="71.186999999999998" table:style-name="ce8">
            <text:p>71.187</text:p>
          </table:table-cell>
          <table:table-cell table:number-columns-repeated="16238"/>
        </table:table-row>
        <table:table-row table:style-name="ro3">
          <table:table-cell office:value-type="string" table:style-name="ce3">
            <text:p>Z09: Severity of long-term limiting condition</text:p>
          </table:table-cell>
          <table:table-cell office:value-type="string" table:style-name="ce3">
            <text:p>Condition, illness or disability has a lot of impact on your day-to-day activities</text:p>
          </table:table-cell>
          <table:table-cell office:value-type="float" office:value="7068" table:style-name="ce8">
            <text:p>7068</text:p>
          </table:table-cell>
          <table:table-cell office:value-type="float" office:value="52.476999999999997" table:style-name="ce8">
            <text:p>52.477</text:p>
          </table:table-cell>
          <table:table-cell office:value-type="float" office:value="62.503999999999998" table:style-name="ce8">
            <text:p>62.504</text:p>
          </table:table-cell>
          <table:table-cell office:value-type="float" office:value="75.304000000000002" table:style-name="ce8">
            <text:p>75.304</text:p>
          </table:table-cell>
          <table:table-cell office:value-type="float" office:value="60.567999999999998" table:style-name="ce8">
            <text:p>60.568</text:p>
          </table:table-cell>
          <table:table-cell office:value-type="float" office:value="72.432000000000002" table:style-name="ce8">
            <text:p>72.432</text:p>
          </table:table-cell>
          <table:table-cell office:value-type="float" office:value="42.137999999999998" table:style-name="ce8">
            <text:p>42.138</text:p>
          </table:table-cell>
          <table:table-cell office:value-type="float" office:value="61.417999999999999" table:style-name="ce8">
            <text:p>61.418</text:p>
          </table:table-cell>
          <table:table-cell office:value-type="float" office:value="60.125999999999998" table:style-name="ce8">
            <text:p>60.126</text:p>
          </table:table-cell>
          <table:table-cell office:value-type="float" office:value="23.236000000000001" table:style-name="ce8">
            <text:p>23.236</text:p>
          </table:table-cell>
          <table:table-cell office:value-type="float" office:value="38.457000000000001" table:style-name="ce8">
            <text:p>38.457</text:p>
          </table:table-cell>
          <table:table-cell office:value-type="float" office:value="38.115000000000002" table:style-name="ce8">
            <text:p>38.115</text:p>
          </table:table-cell>
          <table:table-cell office:value-type="float" office:value="62.79" table:style-name="ce8">
            <text:p>62.79</text:p>
          </table:table-cell>
          <table:table-cell office:value-type="float" office:value="79.438999999999993" table:style-name="ce8">
            <text:p>79.439</text:p>
          </table:table-cell>
          <table:table-cell office:value-type="float" office:value="74.225999999999999" table:style-name="ce8">
            <text:p>74.226</text:p>
          </table:table-cell>
          <table:table-cell office:value-type="float" office:value="64.712999999999994" table:style-name="ce8">
            <text:p>64.713</text:p>
          </table:table-cell>
          <table:table-cell office:value-type="float" office:value="38.206000000000003" table:style-name="ce8">
            <text:p>38.206</text:p>
          </table:table-cell>
          <table:table-cell office:value-type="float" office:value="55.82" table:style-name="ce8">
            <text:p>55.82</text:p>
          </table:table-cell>
          <table:table-cell office:value-type="float" office:value="74.08" table:style-name="ce8">
            <text:p>74.08</text:p>
          </table:table-cell>
          <table:table-cell office:value-type="float" office:value="76.551000000000002" table:style-name="ce8">
            <text:p>76.551</text:p>
          </table:table-cell>
          <table:table-cell office:value-type="float" office:value="63.665999999999997" table:style-name="ce8">
            <text:p>63.666</text:p>
          </table:table-cell>
          <table:table-cell office:value-type="float" office:value="76.046999999999997" table:style-name="ce8">
            <text:p>76.047</text:p>
          </table:table-cell>
          <table:table-cell office:value-type="float" office:value="69.016999999999996" table:style-name="ce8">
            <text:p>69.017</text:p>
          </table:table-cell>
          <table:table-cell office:value-type="float" office:value="57.034999999999997" table:style-name="ce8">
            <text:p>57.035</text:p>
          </table:table-cell>
          <table:table-cell office:value-type="float" office:value="65.906999999999996" table:style-name="ce8">
            <text:p>65.907</text:p>
          </table:table-cell>
          <table:table-cell office:value-type="float" office:value="69.87" table:style-name="ce8">
            <text:p>69.87</text:p>
          </table:table-cell>
          <table:table-cell office:value-type="float" office:value="59.92" table:style-name="ce8">
            <text:p>59.92</text:p>
          </table:table-cell>
          <table:table-cell office:value-type="float" office:value="53.927" table:style-name="ce8">
            <text:p>53.927</text:p>
          </table:table-cell>
          <table:table-cell office:value-type="float" office:value="54.518000000000001" table:style-name="ce8">
            <text:p>54.518</text:p>
          </table:table-cell>
          <table:table-cell office:value-type="float" office:value="35.543999999999997" table:style-name="ce8">
            <text:p>35.544</text:p>
          </table:table-cell>
          <table:table-cell office:value-type="float" office:value="79.263000000000005" table:style-name="ce8">
            <text:p>79.263</text:p>
          </table:table-cell>
          <table:table-cell office:value-type="float" office:value="74.847999999999999" table:style-name="ce8">
            <text:p>74.848</text:p>
          </table:table-cell>
          <table:table-cell office:value-type="float" office:value="63.161999999999999" table:style-name="ce8">
            <text:p>63.162</text:p>
          </table:table-cell>
          <table:table-cell office:value-type="float" office:value="52.91" table:style-name="ce8">
            <text:p>52.91</text:p>
          </table:table-cell>
          <table:table-cell office:value-type="float" office:value="40.658000000000001" table:style-name="ce8">
            <text:p>40.658</text:p>
          </table:table-cell>
          <table:table-cell office:value-type="float" office:value="41.427999999999997" table:style-name="ce8">
            <text:p>41.428</text:p>
          </table:table-cell>
          <table:table-cell office:value-type="float" office:value="33.521999999999998" table:style-name="ce8">
            <text:p>33.522</text:p>
          </table:table-cell>
          <table:table-cell office:value-type="float" office:value="62.101999999999997" table:style-name="ce8">
            <text:p>62.102</text:p>
          </table:table-cell>
          <table:table-cell office:value-type="float" office:value="73.016999999999996" table:style-name="ce8">
            <text:p>73.017</text:p>
          </table:table-cell>
          <table:table-cell office:value-type="float" office:value="51.798000000000002" table:style-name="ce8">
            <text:p>51.798</text:p>
          </table:table-cell>
          <table:table-cell office:value-type="float" office:value="58.692" table:style-name="ce8">
            <text:p>58.692</text:p>
          </table:table-cell>
          <table:table-cell office:value-type="float" office:value="53.695" table:style-name="ce8">
            <text:p>53.695</text:p>
          </table:table-cell>
          <table:table-cell office:value-type="float" office:value="64.954999999999998" table:style-name="ce8">
            <text:p>64.955</text:p>
          </table:table-cell>
          <table:table-cell office:value-type="float" office:value="75.106999999999999" table:style-name="ce8">
            <text:p>75.107</text:p>
          </table:table-cell>
          <table:table-cell office:value-type="float" office:value="57.183" table:style-name="ce8">
            <text:p>57.183</text:p>
          </table:table-cell>
          <table:table-cell office:value-type="float" office:value="53.421999999999997" table:style-name="ce8">
            <text:p>53.422</text:p>
          </table:table-cell>
          <table:table-cell office:value-type="float" office:value="56.4" table:style-name="ce8">
            <text:p>56.4</text:p>
          </table:table-cell>
          <table:table-cell office:value-type="float" office:value="22.449000000000002" table:style-name="ce8">
            <text:p>22.449</text:p>
          </table:table-cell>
          <table:table-cell office:value-type="float" office:value="27.698" table:style-name="ce8">
            <text:p>27.698</text:p>
          </table:table-cell>
          <table:table-cell office:value-type="float" office:value="19.561" table:style-name="ce8">
            <text:p>19.561</text:p>
          </table:table-cell>
          <table:table-cell office:value-type="float" office:value="55.478000000000002" table:style-name="ce8">
            <text:p>55.478</text:p>
          </table:table-cell>
          <table:table-cell office:value-type="float" office:value="47.57" table:style-name="ce8">
            <text:p>47.57</text:p>
          </table:table-cell>
          <table:table-cell office:value-type="float" office:value="42.777999999999999" table:style-name="ce8">
            <text:p>42.778</text:p>
          </table:table-cell>
          <table:table-cell office:value-type="float" office:value="39.246000000000002" table:style-name="ce8">
            <text:p>39.246</text:p>
          </table:table-cell>
          <table:table-cell office:value-type="float" office:value="29.004000000000001" table:style-name="ce8">
            <text:p>29.004</text:p>
          </table:table-cell>
          <table:table-cell office:value-type="float" office:value="25.594999999999999" table:style-name="ce8">
            <text:p>25.595</text:p>
          </table:table-cell>
          <table:table-cell office:value-type="float" office:value="49.701999999999998" table:style-name="ce8">
            <text:p>49.702</text:p>
          </table:table-cell>
          <table:table-cell office:value-type="float" office:value="24.635000000000002" table:style-name="ce8">
            <text:p>24.635</text:p>
          </table:table-cell>
          <table:table-cell office:value-type="float" office:value="32.087000000000003" table:style-name="ce8">
            <text:p>32.087</text:p>
          </table:table-cell>
          <table:table-cell office:value-type="float" office:value="47.387999999999998" table:style-name="ce8">
            <text:p>47.388</text:p>
          </table:table-cell>
          <table:table-cell office:value-type="float" office:value="42.735999999999997" table:style-name="ce8">
            <text:p>42.736</text:p>
          </table:table-cell>
          <table:table-cell office:value-type="float" office:value="44.61" table:style-name="ce8">
            <text:p>44.61</text:p>
          </table:table-cell>
          <table:table-cell office:value-type="float" office:value="39.250999999999998" table:style-name="ce8">
            <text:p>39.251</text:p>
          </table:table-cell>
          <table:table-cell office:value-type="float" office:value="36.570999999999998" table:style-name="ce8">
            <text:p>36.571</text:p>
          </table:table-cell>
          <table:table-cell office:value-type="float" office:value="34.542000000000002" table:style-name="ce8">
            <text:p>34.542</text:p>
          </table:table-cell>
          <table:table-cell office:value-type="float" office:value="27.635000000000002" table:style-name="ce8">
            <text:p>27.635</text:p>
          </table:table-cell>
          <table:table-cell office:value-type="float" office:value="77.180000000000007" table:style-name="ce8">
            <text:p>77.18</text:p>
          </table:table-cell>
          <table:table-cell office:value-type="float" office:value="50.142000000000003" table:style-name="ce8">
            <text:p>50.142</text:p>
          </table:table-cell>
          <table:table-cell office:value-type="float" office:value="54.319000000000003" table:style-name="ce8">
            <text:p>54.319</text:p>
          </table:table-cell>
          <table:table-cell office:value-type="float" office:value="51.566000000000003" table:style-name="ce8">
            <text:p>51.566</text:p>
          </table:table-cell>
          <table:table-cell office:value-type="float" office:value="61.558" table:style-name="ce8">
            <text:p>61.558</text:p>
          </table:table-cell>
          <table:table-cell office:value-type="float" office:value="55.920999999999999" table:style-name="ce8">
            <text:p>55.921</text:p>
          </table:table-cell>
          <table:table-cell office:value-type="float" office:value="54.41" table:style-name="ce8">
            <text:p>54.41</text:p>
          </table:table-cell>
          <table:table-cell office:value-type="float" office:value="15.571" table:style-name="ce8">
            <text:p>15.571</text:p>
          </table:table-cell>
          <table:table-cell office:value-type="float" office:value="13.066000000000001" table:style-name="ce8">
            <text:p>13.066</text:p>
          </table:table-cell>
          <table:table-cell office:value-type="float" office:value="22.074999999999999" table:style-name="ce8">
            <text:p>22.075</text:p>
          </table:table-cell>
          <table:table-cell office:value-type="float" office:value="49.287999999999997" table:style-name="ce8">
            <text:p>49.288</text:p>
          </table:table-cell>
          <table:table-cell office:value-type="float" office:value="90.597999999999999" table:style-name="ce8">
            <text:p>90.598</text:p>
          </table:table-cell>
          <table:table-cell office:value-type="float" office:value="66.775999999999996" table:style-name="ce8">
            <text:p>66.776</text:p>
          </table:table-cell>
          <table:table-cell office:value-type="float" office:value="51.878999999999998" table:style-name="ce8">
            <text:p>51.879</text:p>
          </table:table-cell>
          <table:table-cell office:value-type="float" office:value="33.154000000000003" table:style-name="ce8">
            <text:p>33.154</text:p>
          </table:table-cell>
          <table:table-cell office:value-type="float" office:value="16.088999999999999" table:style-name="ce8">
            <text:p>16.089</text:p>
          </table:table-cell>
          <table:table-cell office:value-type="float" office:value="16.388999999999999" table:style-name="ce8">
            <text:p>16.389</text:p>
          </table:table-cell>
          <table:table-cell office:value-type="float" office:value="59.948999999999998" table:style-name="ce8">
            <text:p>59.949</text:p>
          </table:table-cell>
          <table:table-cell office:value-type="float" office:value="9.6280000000000001" table:style-name="ce8">
            <text:p>9.628</text:p>
          </table:table-cell>
          <table:table-cell office:value-type="float" office:value="10.74" table:style-name="ce8">
            <text:p>10.74</text:p>
          </table:table-cell>
          <table:table-cell office:value-type="float" office:value="0.59899999999999998" table:style-name="ce8">
            <text:p>0.599</text:p>
          </table:table-cell>
          <table:table-cell office:value-type="float" office:value="17.329999999999998" table:style-name="ce8">
            <text:p>17.33</text:p>
          </table:table-cell>
          <table:table-cell office:value-type="float" office:value="3.5939999999999999" table:style-name="ce8">
            <text:p>3.594</text:p>
          </table:table-cell>
          <table:table-cell office:value-type="float" office:value="1.7969999999999999" table:style-name="ce8">
            <text:p>1.797</text:p>
          </table:table-cell>
          <table:table-cell office:value-type="float" office:value="36.884999999999998" table:style-name="ce8">
            <text:p>36.885</text:p>
          </table:table-cell>
          <table:table-cell office:value-type="float" office:value="8.9429999999999996" table:style-name="ce8">
            <text:p>8.943</text:p>
          </table:table-cell>
          <table:table-cell office:value-type="float" office:value="1.4550000000000001" table:style-name="ce8">
            <text:p>1.455</text:p>
          </table:table-cell>
          <table:table-cell office:value-type="float" office:value="3.1659999999999999" table:style-name="ce8">
            <text:p>3.166</text:p>
          </table:table-cell>
          <table:table-cell office:value-type="float" office:value="3.2519999999999998" table:style-name="ce8">
            <text:p>3.252</text:p>
          </table:table-cell>
          <table:table-cell office:value-type="float" office:value="2.4390000000000001" table:style-name="ce8">
            <text:p>2.439</text:p>
          </table:table-cell>
          <table:table-cell office:value-type="float" office:value="5.8620000000000001" table:style-name="ce8">
            <text:p>5.862</text:p>
          </table:table-cell>
          <table:table-cell office:value-type="float" office:value="18.571000000000002" table:style-name="ce8">
            <text:p>18.571</text:p>
          </table:table-cell>
          <table:table-cell office:value-type="float" office:value="23.663" table:style-name="ce8">
            <text:p>23.663</text:p>
          </table:table-cell>
          <table:table-cell office:value-type="float" office:value="13.778" table:style-name="ce8">
            <text:p>13.778</text:p>
          </table:table-cell>
          <table:table-cell office:value-type="float" office:value="5.3920000000000003" table:style-name="ce8">
            <text:p>5.392</text:p>
          </table:table-cell>
          <table:table-cell office:value-type="float" office:value="24.459" table:style-name="ce8">
            <text:p>24.459</text:p>
          </table:table-cell>
          <table:table-cell office:value-type="string" table:style-name="ce8">
            <text:p>15.099</text:p>
          </table:table-cell>
          <table:table-cell office:value-type="string" table:style-name="ce8">
            <text:p>5.459</text:p>
          </table:table-cell>
          <table:table-cell office:value-type="string" table:style-name="ce8">
            <text:p>30.952</text:p>
          </table:table-cell>
          <table:table-cell office:value-type="string" table:style-name="ce8">
            <text:p>38.269</text:p>
          </table:table-cell>
          <table:table-cell office:value-type="string" table:style-name="ce8">
            <text:p>1.742</text:p>
          </table:table-cell>
          <table:table-cell office:value-type="string" table:style-name="ce8">
            <text:p>43.322</text:p>
          </table:table-cell>
          <table:table-cell office:value-type="string" table:style-name="ce8">
            <text:p>51.626</text:p>
          </table:table-cell>
          <table:table-cell office:value-type="string" table:style-name="ce8">
            <text:p>33.391</text:p>
          </table:table-cell>
          <table:table-cell office:value-type="string" table:style-name="ce8">
            <text:p>50.232</text:p>
          </table:table-cell>
          <table:table-cell office:value-type="string" table:style-name="ce8">
            <text:p>50.174</text:p>
          </table:table-cell>
          <table:table-cell office:value-type="string" table:style-name="ce8">
            <text:p>27.352</text:p>
          </table:table-cell>
          <table:table-cell office:value-type="string" table:style-name="ce8">
            <text:p>10.743</text:p>
          </table:table-cell>
          <table:table-cell office:value-type="string" table:style-name="ce8">
            <text:p>8.014</text:p>
          </table:table-cell>
          <table:table-cell office:value-type="string" table:style-name="ce8">
            <text:p>17.886</text:p>
          </table:table-cell>
          <table:table-cell office:value-type="string" table:style-name="ce8">
            <text:p>34.553</text:p>
          </table:table-cell>
          <table:table-cell office:value-type="string" table:style-name="ce8">
            <text:p>19.28</text:p>
          </table:table-cell>
          <table:table-cell office:value-type="string" table:style-name="ce8">
            <text:p>2.904</text:p>
          </table:table-cell>
          <table:table-cell office:value-type="string" table:style-name="ce8">
            <text:p>42.532</text:p>
          </table:table-cell>
          <table:table-cell office:value-type="string" table:style-name="ce8">
            <text:p>9.743</text:p>
          </table:table-cell>
          <table:table-cell office:value-type="string" table:style-name="ce8">
            <text:p>44.924</text:p>
          </table:table-cell>
          <table:table-cell office:value-type="string" table:style-name="ce8">
            <text:p>33.606</text:p>
          </table:table-cell>
          <table:table-cell office:value-type="string" table:style-name="ce8">
            <text:p>2.042</text:p>
          </table:table-cell>
          <table:table-cell office:value-type="string" table:style-name="ce8">
            <text:p>1.4</text:p>
          </table:table-cell>
          <table:table-cell office:value-type="string" table:style-name="ce8">
            <text:p>0.7</text:p>
          </table:table-cell>
          <table:table-cell office:value-type="string" table:style-name="ce8">
            <text:p>1.692</text:p>
          </table:table-cell>
          <table:table-cell office:value-type="string" table:style-name="ce8">
            <text:p>1.925</text:p>
          </table:table-cell>
          <table:table-cell office:value-type="string" table:style-name="ce8">
            <text:p>2.625</text:p>
          </table:table-cell>
          <table:table-cell office:value-type="string" table:style-name="ce8">
            <text:p>3.034</text:p>
          </table:table-cell>
          <table:table-cell office:value-type="string" table:style-name="ce8">
            <text:p>9.918</text:p>
          </table:table-cell>
          <table:table-cell office:value-type="string" table:style-name="ce8">
            <text:p>43.597</text:p>
          </table:table-cell>
          <table:table-cell office:value-type="string" table:style-name="ce8">
            <text:p>9.58</text:p>
          </table:table-cell>
          <table:table-cell office:value-type="string" table:style-name="ce8">
            <text:p>30.95</text:p>
          </table:table-cell>
          <table:table-cell office:value-type="string" table:style-name="ce8">
            <text:p>72.998</text:p>
          </table:table-cell>
          <table:table-cell office:value-type="string" table:style-name="ce8">
            <text:p>55.288</text:p>
          </table:table-cell>
          <table:table-cell office:value-type="float" office:value="32.145000000000003" table:style-name="ce8">
            <text:p>32.145</text:p>
          </table:table-cell>
          <table:table-cell office:value-type="float" office:value="39.597000000000001" table:style-name="ce8">
            <text:p>39.597</text:p>
          </table:table-cell>
          <table:table-cell office:value-type="float" office:value="30.826000000000001" table:style-name="ce8">
            <text:p>30.826</text:p>
          </table:table-cell>
          <table:table-cell office:value-type="float" office:value="25.684999999999999" table:style-name="ce8">
            <text:p>25.685</text:p>
          </table:table-cell>
          <table:table-cell office:value-type="float" office:value="32.036000000000001" table:style-name="ce8">
            <text:p>32.036</text:p>
          </table:table-cell>
          <table:table-cell office:value-type="float" office:value="21.475000000000001" table:style-name="ce8">
            <text:p>21.475</text:p>
          </table:table-cell>
          <table:table-cell office:value-type="float" office:value="21.768000000000001" table:style-name="ce8">
            <text:p>21.768</text:p>
          </table:table-cell>
          <table:table-cell office:value-type="float" office:value="61.354999999999997" table:style-name="ce8">
            <text:p>61.355</text:p>
          </table:table-cell>
          <table:table-cell table:number-columns-repeated="16238"/>
        </table:table-row>
        <table:table-row table:style-name="ro9">
          <table:table-cell office:value-type="string" table:style-name="ce3">
            <text:p>J04F: My manager supports me to ensure I have the workplace adjustments I need to reduce the barriers I face due to my condition(s) or illness(es)</text:p>
          </table:table-cell>
          <table:table-cell office:value-type="string" table:style-name="ce3">
            <text:p>Strongly disagree</text:p>
          </table:table-cell>
          <table:table-cell office:value-type="float" office:value="1771" table:style-name="ce8">
            <text:p>1771</text:p>
          </table:table-cell>
          <table:table-cell office:value-type="float" office:value="29.92" table:style-name="ce8">
            <text:p>29.92</text:p>
          </table:table-cell>
          <table:table-cell office:value-type="float" office:value="37.878999999999998" table:style-name="ce8">
            <text:p>37.879</text:p>
          </table:table-cell>
          <table:table-cell office:value-type="float" office:value="52.512999999999998" table:style-name="ce8">
            <text:p>52.513</text:p>
          </table:table-cell>
          <table:table-cell office:value-type="float" office:value="13.451000000000001" table:style-name="ce8">
            <text:p>13.451</text:p>
          </table:table-cell>
          <table:table-cell office:value-type="float" office:value="41.073" table:style-name="ce8">
            <text:p>41.073</text:p>
          </table:table-cell>
          <table:table-cell office:value-type="float" office:value="17.710999999999999" table:style-name="ce8">
            <text:p>17.711</text:p>
          </table:table-cell>
          <table:table-cell office:value-type="float" office:value="20.463999999999999" table:style-name="ce8">
            <text:p>20.464</text:p>
          </table:table-cell>
          <table:table-cell office:value-type="float" office:value="32.097000000000001" table:style-name="ce8">
            <text:p>32.097</text:p>
          </table:table-cell>
          <table:table-cell office:value-type="float" office:value="12.855" table:style-name="ce8">
            <text:p>12.855</text:p>
          </table:table-cell>
          <table:table-cell office:value-type="float" office:value="13.752000000000001" table:style-name="ce8">
            <text:p>13.752</text:p>
          </table:table-cell>
          <table:table-cell office:value-type="float" office:value="67.638000000000005" table:style-name="ce8">
            <text:p>67.638</text:p>
          </table:table-cell>
          <table:table-cell office:value-type="float" office:value="48.472999999999999" table:style-name="ce8">
            <text:p>48.473</text:p>
          </table:table-cell>
          <table:table-cell office:value-type="float" office:value="61.36" table:style-name="ce8">
            <text:p>61.36</text:p>
          </table:table-cell>
          <table:table-cell office:value-type="float" office:value="51.387" table:style-name="ce8">
            <text:p>51.387</text:p>
          </table:table-cell>
          <table:table-cell office:value-type="float" office:value="41.383000000000003" table:style-name="ce8">
            <text:p>41.383</text:p>
          </table:table-cell>
          <table:table-cell office:value-type="float" office:value="11.212" table:style-name="ce8">
            <text:p>11.212</text:p>
          </table:table-cell>
          <table:table-cell office:value-type="float" office:value="24.152000000000001" table:style-name="ce8">
            <text:p>24.152</text:p>
          </table:table-cell>
          <table:table-cell office:value-type="float" office:value="52.116999999999997" table:style-name="ce8">
            <text:p>52.117</text:p>
          </table:table-cell>
          <table:table-cell office:value-type="float" office:value="52.938000000000002" table:style-name="ce8">
            <text:p>52.938</text:p>
          </table:table-cell>
          <table:table-cell office:value-type="float" office:value="11.292999999999999" table:style-name="ce8">
            <text:p>11.293</text:p>
          </table:table-cell>
          <table:table-cell office:value-type="float" office:value="19.399000000000001" table:style-name="ce8">
            <text:p>19.399</text:p>
          </table:table-cell>
          <table:table-cell office:value-type="float" office:value="17.724" table:style-name="ce8">
            <text:p>17.724</text:p>
          </table:table-cell>
          <table:table-cell office:value-type="float" office:value="11.991" table:style-name="ce8">
            <text:p>11.991</text:p>
          </table:table-cell>
          <table:table-cell office:value-type="float" office:value="12.818" table:style-name="ce8">
            <text:p>12.818</text:p>
          </table:table-cell>
          <table:table-cell office:value-type="float" office:value="18.428000000000001" table:style-name="ce8">
            <text:p>18.428</text:p>
          </table:table-cell>
          <table:table-cell office:value-type="float" office:value="14.367000000000001" table:style-name="ce8">
            <text:p>14.367</text:p>
          </table:table-cell>
          <table:table-cell office:value-type="float" office:value="10.023" table:style-name="ce8">
            <text:p>10.023</text:p>
          </table:table-cell>
          <table:table-cell office:value-type="float" office:value="10.141999999999999" table:style-name="ce8">
            <text:p>10.142</text:p>
          </table:table-cell>
          <table:table-cell office:value-type="float" office:value="8.3000000000000007" table:style-name="ce8">
            <text:p>8.3</text:p>
          </table:table-cell>
          <table:table-cell office:value-type="float" office:value="51.923000000000002" table:style-name="ce8">
            <text:p>51.923</text:p>
          </table:table-cell>
          <table:table-cell office:value-type="float" office:value="45.335999999999999" table:style-name="ce8">
            <text:p>45.336</text:p>
          </table:table-cell>
          <table:table-cell office:value-type="float" office:value="25.89" table:style-name="ce8">
            <text:p>25.89</text:p>
          </table:table-cell>
          <table:table-cell office:value-type="float" office:value="22.994" table:style-name="ce8">
            <text:p>22.994</text:p>
          </table:table-cell>
          <table:table-cell office:value-type="float" office:value="17.533999999999999" table:style-name="ce8">
            <text:p>17.534</text:p>
          </table:table-cell>
          <table:table-cell office:value-type="float" office:value="16.337" table:style-name="ce8">
            <text:p>16.337</text:p>
          </table:table-cell>
          <table:table-cell office:value-type="float" office:value="14.010999999999999" table:style-name="ce8">
            <text:p>14.011</text:p>
          </table:table-cell>
          <table:table-cell office:value-type="float" office:value="14.641" table:style-name="ce8">
            <text:p>14.641</text:p>
          </table:table-cell>
          <table:table-cell office:value-type="float" office:value="33.277000000000001" table:style-name="ce8">
            <text:p>33.277</text:p>
          </table:table-cell>
          <table:table-cell office:value-type="float" office:value="11.148999999999999" table:style-name="ce8">
            <text:p>11.149</text:p>
          </table:table-cell>
          <table:table-cell office:value-type="float" office:value="22.768000000000001" table:style-name="ce8">
            <text:p>22.768</text:p>
          </table:table-cell>
          <table:table-cell office:value-type="float" office:value="19.818999999999999" table:style-name="ce8">
            <text:p>19.819</text:p>
          </table:table-cell>
          <table:table-cell office:value-type="float" office:value="29.484999999999999" table:style-name="ce8">
            <text:p>29.485</text:p>
          </table:table-cell>
          <table:table-cell office:value-type="float" office:value="61.53" table:style-name="ce8">
            <text:p>61.53</text:p>
          </table:table-cell>
          <table:table-cell office:value-type="float" office:value="31.785" table:style-name="ce8">
            <text:p>31.785</text:p>
          </table:table-cell>
          <table:table-cell office:value-type="float" office:value="24.576000000000001" table:style-name="ce8">
            <text:p>24.576</text:p>
          </table:table-cell>
          <table:table-cell office:value-type="float" office:value="25.550999999999998" table:style-name="ce8">
            <text:p>25.551</text:p>
          </table:table-cell>
          <table:table-cell office:value-type="float" office:value="12.557" table:style-name="ce8">
            <text:p>12.557</text:p>
          </table:table-cell>
          <table:table-cell office:value-type="float" office:value="15.102" table:style-name="ce8">
            <text:p>15.102</text:p>
          </table:table-cell>
          <table:table-cell office:value-type="float" office:value="10.954000000000001" table:style-name="ce8">
            <text:p>10.954</text:p>
          </table:table-cell>
          <table:table-cell office:value-type="float" office:value="24.068000000000001" table:style-name="ce8">
            <text:p>24.068</text:p>
          </table:table-cell>
          <table:table-cell office:value-type="float" office:value="15.989000000000001" table:style-name="ce8">
            <text:p>15.989</text:p>
          </table:table-cell>
          <table:table-cell office:value-type="float" office:value="19.297999999999998" table:style-name="ce8">
            <text:p>19.298</text:p>
          </table:table-cell>
          <table:table-cell office:value-type="float" office:value="11.715" table:style-name="ce8">
            <text:p>11.715</text:p>
          </table:table-cell>
          <table:table-cell office:value-type="float" office:value="8.4280000000000008" table:style-name="ce8">
            <text:p>8.428</text:p>
          </table:table-cell>
          <table:table-cell office:value-type="float" office:value="9.8249999999999993" table:style-name="ce8">
            <text:p>9.825</text:p>
          </table:table-cell>
          <table:table-cell office:value-type="float" office:value="21.492999999999999" table:style-name="ce8">
            <text:p>21.493</text:p>
          </table:table-cell>
          <table:table-cell office:value-type="float" office:value="5.48" table:style-name="ce8">
            <text:p>5.48</text:p>
          </table:table-cell>
          <table:table-cell office:value-type="float" office:value="7.4580000000000002" table:style-name="ce8">
            <text:p>7.458</text:p>
          </table:table-cell>
          <table:table-cell office:value-type="float" office:value="25.155000000000001" table:style-name="ce8">
            <text:p>25.155</text:p>
          </table:table-cell>
          <table:table-cell office:value-type="float" office:value="15.28" table:style-name="ce8">
            <text:p>15.28</text:p>
          </table:table-cell>
          <table:table-cell office:value-type="float" office:value="24.32" table:style-name="ce8">
            <text:p>24.32</text:p>
          </table:table-cell>
          <table:table-cell office:value-type="float" office:value="13.164" table:style-name="ce8">
            <text:p>13.164</text:p>
          </table:table-cell>
          <table:table-cell office:value-type="float" office:value="11.928000000000001" table:style-name="ce8">
            <text:p>11.928</text:p>
          </table:table-cell>
          <table:table-cell office:value-type="float" office:value="8.2629999999999999" table:style-name="ce8">
            <text:p>8.263</text:p>
          </table:table-cell>
          <table:table-cell office:value-type="float" office:value="5.0309999999999997" table:style-name="ce8">
            <text:p>5.031</text:p>
          </table:table-cell>
          <table:table-cell office:value-type="float" office:value="41.04" table:style-name="ce8">
            <text:p>41.04</text:p>
          </table:table-cell>
          <table:table-cell office:value-type="float" office:value="11.920999999999999" table:style-name="ce8">
            <text:p>11.921</text:p>
          </table:table-cell>
          <table:table-cell office:value-type="float" office:value="19.411000000000001" table:style-name="ce8">
            <text:p>19.411</text:p>
          </table:table-cell>
          <table:table-cell office:value-type="float" office:value="20.271999999999998" table:style-name="ce8">
            <text:p>20.272</text:p>
          </table:table-cell>
          <table:table-cell office:value-type="float" office:value="26.625" table:style-name="ce8">
            <text:p>26.625</text:p>
          </table:table-cell>
          <table:table-cell office:value-type="float" office:value="38.856999999999999" table:style-name="ce8">
            <text:p>38.857</text:p>
          </table:table-cell>
          <table:table-cell office:value-type="float" office:value="11.268000000000001" table:style-name="ce8">
            <text:p>11.268</text:p>
          </table:table-cell>
          <table:table-cell office:value-type="float" office:value="42.621000000000002" table:style-name="ce8">
            <text:p>42.621</text:p>
          </table:table-cell>
          <table:table-cell office:value-type="float" office:value="17.949000000000002" table:style-name="ce8">
            <text:p>17.949</text:p>
          </table:table-cell>
          <table:table-cell office:value-type="float" office:value="13.105" table:style-name="ce8">
            <text:p>13.105</text:p>
          </table:table-cell>
          <table:table-cell office:value-type="float" office:value="26.324999999999999" table:style-name="ce8">
            <text:p>26.325</text:p>
          </table:table-cell>
          <table:table-cell office:value-type="float" office:value="82.096000000000004" table:style-name="ce8">
            <text:p>82.096</text:p>
          </table:table-cell>
          <table:table-cell office:value-type="float" office:value="54.776000000000003" table:style-name="ce8">
            <text:p>54.776</text:p>
          </table:table-cell>
          <table:table-cell office:value-type="float" office:value="16.878" table:style-name="ce8">
            <text:p>16.878</text:p>
          </table:table-cell>
          <table:table-cell office:value-type="float" office:value="71.040999999999997" table:style-name="ce8">
            <text:p>71.041</text:p>
          </table:table-cell>
          <table:table-cell office:value-type="float" office:value="20.558" table:style-name="ce8">
            <text:p>20.558</text:p>
          </table:table-cell>
          <table:table-cell office:value-type="float" office:value="24.222999999999999" table:style-name="ce8">
            <text:p>24.223</text:p>
          </table:table-cell>
          <table:table-cell office:value-type="float" office:value="45.896000000000001" table:style-name="ce8">
            <text:p>45.896</text:p>
          </table:table-cell>
          <table:table-cell office:value-type="float" office:value="15.06" table:style-name="ce8">
            <text:p>15.06</text:p>
          </table:table-cell>
          <table:table-cell office:value-type="float" office:value="17.61" table:style-name="ce8">
            <text:p>17.61</text:p>
          </table:table-cell>
          <table:table-cell office:value-type="float" office:value="0.63700000000000001" table:style-name="ce8">
            <text:p>0.637</text:p>
          </table:table-cell>
          <table:table-cell office:value-type="float" office:value="27.57" table:style-name="ce8">
            <text:p>27.57</text:p>
          </table:table-cell>
          <table:table-cell office:value-type="float" office:value="5.8959999999999999" table:style-name="ce8">
            <text:p>5.896</text:p>
          </table:table-cell>
          <table:table-cell office:value-type="float" office:value="3.4260000000000002" table:style-name="ce8">
            <text:p>3.426</text:p>
          </table:table-cell>
          <table:table-cell office:value-type="float" office:value="40.478000000000002" table:style-name="ce8">
            <text:p>40.478</text:p>
          </table:table-cell>
          <table:table-cell office:value-type="float" office:value="11.712999999999999" table:style-name="ce8">
            <text:p>11.713</text:p>
          </table:table-cell>
          <table:table-cell office:value-type="float" office:value="1.9119999999999999" table:style-name="ce8">
            <text:p>1.912</text:p>
          </table:table-cell>
          <table:table-cell office:value-type="float" office:value="4.3029999999999999" table:style-name="ce8">
            <text:p>4.303</text:p>
          </table:table-cell>
          <table:table-cell office:value-type="float" office:value="5.4180000000000001" table:style-name="ce8">
            <text:p>5.418</text:p>
          </table:table-cell>
          <table:table-cell office:value-type="float" office:value="4.4619999999999997" table:style-name="ce8">
            <text:p>4.462</text:p>
          </table:table-cell>
          <table:table-cell office:value-type="float" office:value="8.2070000000000007" table:style-name="ce8">
            <text:p>8.207</text:p>
          </table:table-cell>
          <table:table-cell office:value-type="float" office:value="26.853000000000002" table:style-name="ce8">
            <text:p>26.853</text:p>
          </table:table-cell>
          <table:table-cell office:value-type="float" office:value="29.084" table:style-name="ce8">
            <text:p>29.084</text:p>
          </table:table-cell>
          <table:table-cell office:value-type="float" office:value="18.405999999999999" table:style-name="ce8">
            <text:p>18.406</text:p>
          </table:table-cell>
          <table:table-cell office:value-type="float" office:value="4.2229999999999999" table:style-name="ce8">
            <text:p>4.223</text:p>
          </table:table-cell>
          <table:table-cell office:value-type="float" office:value="59.841999999999999" table:style-name="ce8">
            <text:p>59.842</text:p>
          </table:table-cell>
          <table:table-cell office:value-type="string" table:style-name="ce8">
            <text:p>18.526</text:p>
          </table:table-cell>
          <table:table-cell office:value-type="string" table:style-name="ce8">
            <text:p>6.994</text:p>
          </table:table-cell>
          <table:table-cell office:value-type="string" table:style-name="ce8">
            <text:p>40.076</text:p>
          </table:table-cell>
          <table:table-cell office:value-type="string" table:style-name="ce8">
            <text:p>48.393</text:p>
          </table:table-cell>
          <table:table-cell office:value-type="string" table:style-name="ce8">
            <text:p>3.119</text:p>
          </table:table-cell>
          <table:table-cell office:value-type="string" table:style-name="ce8">
            <text:p>51.229</text:p>
          </table:table-cell>
          <table:table-cell office:value-type="string" table:style-name="ce8">
            <text:p>66.068</text:p>
          </table:table-cell>
          <table:table-cell office:value-type="string" table:style-name="ce8">
            <text:p>47.448</text:p>
          </table:table-cell>
          <table:table-cell office:value-type="string" table:style-name="ce8">
            <text:p>65.312</text:p>
          </table:table-cell>
          <table:table-cell office:value-type="string" table:style-name="ce8">
            <text:p>61.626</text:p>
          </table:table-cell>
          <table:table-cell office:value-type="string" table:style-name="ce8">
            <text:p>37.051</text:p>
          </table:table-cell>
          <table:table-cell office:value-type="string" table:style-name="ce8">
            <text:p>15.406</text:p>
          </table:table-cell>
          <table:table-cell office:value-type="string" table:style-name="ce8">
            <text:p>14.178</text:p>
          </table:table-cell>
          <table:table-cell office:value-type="string" table:style-name="ce8">
            <text:p>25.236</text:p>
          </table:table-cell>
          <table:table-cell office:value-type="string" table:style-name="ce8">
            <text:p>37.335</text:p>
          </table:table-cell>
          <table:table-cell office:value-type="string" table:style-name="ce8">
            <text:p>20.983</text:p>
          </table:table-cell>
          <table:table-cell office:value-type="string" table:style-name="ce8">
            <text:p>2.363</text:p>
          </table:table-cell>
          <table:table-cell office:value-type="string" table:style-name="ce8">
            <text:p>37.381</text:p>
          </table:table-cell>
          <table:table-cell office:value-type="string" table:style-name="ce8">
            <text:p>8.159</text:p>
          </table:table-cell>
          <table:table-cell office:value-type="string" table:style-name="ce8">
            <text:p>71.063</text:p>
          </table:table-cell>
          <table:table-cell office:value-type="string" table:style-name="ce8">
            <text:p>42.41</text:p>
          </table:table-cell>
          <table:table-cell office:value-type="string" table:style-name="ce8">
            <text:p>2.277</text:p>
          </table:table-cell>
          <table:table-cell office:value-type="string" table:style-name="ce8">
            <text:p>1.139</text:p>
          </table:table-cell>
          <table:table-cell office:value-type="string" table:style-name="ce8">
            <text:p>1.044</text:p>
          </table:table-cell>
          <table:table-cell office:value-type="string" table:style-name="ce8">
            <text:p>2.372</text:p>
          </table:table-cell>
          <table:table-cell office:value-type="string" table:style-name="ce8">
            <text:p>2.751</text:p>
          </table:table-cell>
          <table:table-cell office:value-type="string" table:style-name="ce8">
            <text:p>2.751</text:p>
          </table:table-cell>
          <table:table-cell office:value-type="string" table:style-name="ce8">
            <text:p>2.277</text:p>
          </table:table-cell>
          <table:table-cell office:value-type="string" table:style-name="ce8">
            <text:p>4.934</text:p>
          </table:table-cell>
          <table:table-cell office:value-type="string" table:style-name="ce8">
            <text:p>41.556</text:p>
          </table:table-cell>
          <table:table-cell office:value-type="string" table:style-name="ce8">
            <text:p>3.164</text:p>
          </table:table-cell>
          <table:table-cell office:value-type="string" table:style-name="ce8">
            <text:p>12.429</text:p>
          </table:table-cell>
          <table:table-cell office:value-type="string" table:style-name="ce8">
            <text:p>90.123</text:p>
          </table:table-cell>
          <table:table-cell office:value-type="string" table:style-name="ce8">
            <text:p>73.516</text:p>
          </table:table-cell>
          <table:table-cell office:value-type="float" office:value="22.603000000000002" table:style-name="ce8">
            <text:p>22.603</text:p>
          </table:table-cell>
          <table:table-cell office:value-type="float" office:value="28.946999999999999" table:style-name="ce8">
            <text:p>28.947</text:p>
          </table:table-cell>
          <table:table-cell office:value-type="float" office:value="22.818000000000001" table:style-name="ce8">
            <text:p>22.818</text:p>
          </table:table-cell>
          <table:table-cell office:value-type="float" office:value="23.103000000000002" table:style-name="ce8">
            <text:p>23.103</text:p>
          </table:table-cell>
          <table:table-cell office:value-type="float" office:value="23.65" table:style-name="ce8">
            <text:p>23.65</text:p>
          </table:table-cell>
          <table:table-cell office:value-type="float" office:value="34.469000000000001" table:style-name="ce8">
            <text:p>34.469</text:p>
          </table:table-cell>
          <table:table-cell office:value-type="float" office:value="27.247" table:style-name="ce8">
            <text:p>27.247</text:p>
          </table:table-cell>
          <table:table-cell office:value-type="float" office:value="26.643999999999998" table:style-name="ce8">
            <text:p>26.644</text:p>
          </table:table-cell>
          <table:table-cell table:number-columns-repeated="16238"/>
        </table:table-row>
        <table:table-row table:style-name="ro9">
          <table:table-cell office:value-type="string" table:style-name="ce3">
            <text:p>J04F: My manager supports me to ensure I have the workplace adjustments I need to reduce the barriers I face due to my condition(s) or illness(es)</text:p>
          </table:table-cell>
          <table:table-cell office:value-type="string" table:style-name="ce3">
            <text:p>Disagree</text:p>
          </table:table-cell>
          <table:table-cell office:value-type="float" office:value="3071" table:style-name="ce8">
            <text:p>3071</text:p>
          </table:table-cell>
          <table:table-cell office:value-type="float" office:value="42.125" table:style-name="ce8">
            <text:p>42.125</text:p>
          </table:table-cell>
          <table:table-cell office:value-type="float" office:value="48.776000000000003" table:style-name="ce8">
            <text:p>48.776</text:p>
          </table:table-cell>
          <table:table-cell office:value-type="float" office:value="65.863" table:style-name="ce8">
            <text:p>65.863</text:p>
          </table:table-cell>
          <table:table-cell office:value-type="float" office:value="26.407" table:style-name="ce8">
            <text:p>26.407</text:p>
          </table:table-cell>
          <table:table-cell office:value-type="float" office:value="54.088000000000001" table:style-name="ce8">
            <text:p>54.088</text:p>
          </table:table-cell>
          <table:table-cell office:value-type="float" office:value="26.919" table:style-name="ce8">
            <text:p>26.919</text:p>
          </table:table-cell>
          <table:table-cell office:value-type="float" office:value="36.137" table:style-name="ce8">
            <text:p>36.137</text:p>
          </table:table-cell>
          <table:table-cell office:value-type="float" office:value="44.341999999999999" table:style-name="ce8">
            <text:p>44.342</text:p>
          </table:table-cell>
          <table:table-cell office:value-type="float" office:value="18.811" table:style-name="ce8">
            <text:p>18.811</text:p>
          </table:table-cell>
          <table:table-cell office:value-type="float" office:value="22.609000000000002" table:style-name="ce8">
            <text:p>22.609</text:p>
          </table:table-cell>
          <table:table-cell office:value-type="float" office:value="53.276000000000003" table:style-name="ce8">
            <text:p>53.276</text:p>
          </table:table-cell>
          <table:table-cell office:value-type="float" office:value="56.673000000000002" table:style-name="ce8">
            <text:p>56.673</text:p>
          </table:table-cell>
          <table:table-cell office:value-type="float" office:value="72.572999999999993" table:style-name="ce8">
            <text:p>72.573</text:p>
          </table:table-cell>
          <table:table-cell office:value-type="float" office:value="64.468000000000004" table:style-name="ce8">
            <text:p>64.468</text:p>
          </table:table-cell>
          <table:table-cell office:value-type="float" office:value="51.518000000000001" table:style-name="ce8">
            <text:p>51.518</text:p>
          </table:table-cell>
          <table:table-cell office:value-type="float" office:value="18.689" table:style-name="ce8">
            <text:p>18.689</text:p>
          </table:table-cell>
          <table:table-cell office:value-type="float" office:value="36.546999999999997" table:style-name="ce8">
            <text:p>36.547</text:p>
          </table:table-cell>
          <table:table-cell office:value-type="float" office:value="65.165999999999997" table:style-name="ce8">
            <text:p>65.166</text:p>
          </table:table-cell>
          <table:table-cell office:value-type="float" office:value="66.58" table:style-name="ce8">
            <text:p>66.58</text:p>
          </table:table-cell>
          <table:table-cell office:value-type="float" office:value="23.949000000000002" table:style-name="ce8">
            <text:p>23.949</text:p>
          </table:table-cell>
          <table:table-cell office:value-type="float" office:value="39.607999999999997" table:style-name="ce8">
            <text:p>39.608</text:p>
          </table:table-cell>
          <table:table-cell office:value-type="float" office:value="36.161999999999999" table:style-name="ce8">
            <text:p>36.162</text:p>
          </table:table-cell>
          <table:table-cell office:value-type="float" office:value="22.675000000000001" table:style-name="ce8">
            <text:p>22.675</text:p>
          </table:table-cell>
          <table:table-cell office:value-type="float" office:value="26.963999999999999" table:style-name="ce8">
            <text:p>26.964</text:p>
          </table:table-cell>
          <table:table-cell office:value-type="float" office:value="34.637" table:style-name="ce8">
            <text:p>34.637</text:p>
          </table:table-cell>
          <table:table-cell office:value-type="float" office:value="25.71" table:style-name="ce8">
            <text:p>25.71</text:p>
          </table:table-cell>
          <table:table-cell office:value-type="float" office:value="20.574999999999999" table:style-name="ce8">
            <text:p>20.575</text:p>
          </table:table-cell>
          <table:table-cell office:value-type="float" office:value="20.02" table:style-name="ce8">
            <text:p>20.02</text:p>
          </table:table-cell>
          <table:table-cell office:value-type="float" office:value="13.522" table:style-name="ce8">
            <text:p>13.522</text:p>
          </table:table-cell>
          <table:table-cell office:value-type="float" office:value="65.004999999999995" table:style-name="ce8">
            <text:p>65.005</text:p>
          </table:table-cell>
          <table:table-cell office:value-type="float" office:value="58.801000000000002" table:style-name="ce8">
            <text:p>58.801</text:p>
          </table:table-cell>
          <table:table-cell office:value-type="float" office:value="38.433999999999997" table:style-name="ce8">
            <text:p>38.434</text:p>
          </table:table-cell>
          <table:table-cell office:value-type="float" office:value="33.680999999999997" table:style-name="ce8">
            <text:p>33.681</text:p>
          </table:table-cell>
          <table:table-cell office:value-type="float" office:value="25.838999999999999" table:style-name="ce8">
            <text:p>25.839</text:p>
          </table:table-cell>
          <table:table-cell office:value-type="float" office:value="27.032" table:style-name="ce8">
            <text:p>27.032</text:p>
          </table:table-cell>
          <table:table-cell office:value-type="float" office:value="21.114000000000001" table:style-name="ce8">
            <text:p>21.114</text:p>
          </table:table-cell>
          <table:table-cell office:value-type="float" office:value="31.92" table:style-name="ce8">
            <text:p>31.92</text:p>
          </table:table-cell>
          <table:table-cell office:value-type="float" office:value="52.776000000000003" table:style-name="ce8">
            <text:p>52.776</text:p>
          </table:table-cell>
          <table:table-cell office:value-type="float" office:value="21.670999999999999" table:style-name="ce8">
            <text:p>21.671</text:p>
          </table:table-cell>
          <table:table-cell office:value-type="float" office:value="38.143000000000001" table:style-name="ce8">
            <text:p>38.143</text:p>
          </table:table-cell>
          <table:table-cell office:value-type="float" office:value="33.213999999999999" table:style-name="ce8">
            <text:p>33.214</text:p>
          </table:table-cell>
          <table:table-cell office:value-type="float" office:value="43.704999999999998" table:style-name="ce8">
            <text:p>43.705</text:p>
          </table:table-cell>
          <table:table-cell office:value-type="float" office:value="70.234999999999999" table:style-name="ce8">
            <text:p>70.235</text:p>
          </table:table-cell>
          <table:table-cell office:value-type="float" office:value="44.06" table:style-name="ce8">
            <text:p>44.06</text:p>
          </table:table-cell>
          <table:table-cell office:value-type="float" office:value="36.770000000000003" table:style-name="ce8">
            <text:p>36.77</text:p>
          </table:table-cell>
          <table:table-cell office:value-type="float" office:value="38.045999999999999" table:style-name="ce8">
            <text:p>38.046</text:p>
          </table:table-cell>
          <table:table-cell office:value-type="float" office:value="17.992000000000001" table:style-name="ce8">
            <text:p>17.992</text:p>
          </table:table-cell>
          <table:table-cell office:value-type="float" office:value="21.681999999999999" table:style-name="ce8">
            <text:p>21.682</text:p>
          </table:table-cell>
          <table:table-cell office:value-type="float" office:value="16.786000000000001" table:style-name="ce8">
            <text:p>16.786</text:p>
          </table:table-cell>
          <table:table-cell office:value-type="float" office:value="38.319000000000003" table:style-name="ce8">
            <text:p>38.319</text:p>
          </table:table-cell>
          <table:table-cell office:value-type="float" office:value="28.254000000000001" table:style-name="ce8">
            <text:p>28.254</text:p>
          </table:table-cell>
          <table:table-cell office:value-type="float" office:value="29.303999999999998" table:style-name="ce8">
            <text:p>29.304</text:p>
          </table:table-cell>
          <table:table-cell office:value-type="float" office:value="21.195" table:style-name="ce8">
            <text:p>21.195</text:p>
          </table:table-cell>
          <table:table-cell office:value-type="float" office:value="13.787000000000001" table:style-name="ce8">
            <text:p>13.787</text:p>
          </table:table-cell>
          <table:table-cell office:value-type="float" office:value="15.422000000000001" table:style-name="ce8">
            <text:p>15.422</text:p>
          </table:table-cell>
          <table:table-cell office:value-type="float" office:value="32.648000000000003" table:style-name="ce8">
            <text:p>32.648</text:p>
          </table:table-cell>
          <table:table-cell office:value-type="float" office:value="9.2720000000000002" table:style-name="ce8">
            <text:p>9.272</text:p>
          </table:table-cell>
          <table:table-cell office:value-type="float" office:value="15.151999999999999" table:style-name="ce8">
            <text:p>15.152</text:p>
          </table:table-cell>
          <table:table-cell office:value-type="float" office:value="35.942999999999998" table:style-name="ce8">
            <text:p>35.943</text:p>
          </table:table-cell>
          <table:table-cell office:value-type="float" office:value="25.702000000000002" table:style-name="ce8">
            <text:p>25.702</text:p>
          </table:table-cell>
          <table:table-cell office:value-type="float" office:value="32.875999999999998" table:style-name="ce8">
            <text:p>32.876</text:p>
          </table:table-cell>
          <table:table-cell office:value-type="float" office:value="20.893000000000001" table:style-name="ce8">
            <text:p>20.893</text:p>
          </table:table-cell>
          <table:table-cell office:value-type="float" office:value="17.823" table:style-name="ce8">
            <text:p>17.823</text:p>
          </table:table-cell>
          <table:table-cell office:value-type="float" office:value="16.411999999999999" table:style-name="ce8">
            <text:p>16.412</text:p>
          </table:table-cell>
          <table:table-cell office:value-type="float" office:value="10.166" table:style-name="ce8">
            <text:p>10.166</text:p>
          </table:table-cell>
          <table:table-cell office:value-type="float" office:value="60.488999999999997" table:style-name="ce8">
            <text:p>60.489</text:p>
          </table:table-cell>
          <table:table-cell office:value-type="float" office:value="24.600999999999999" table:style-name="ce8">
            <text:p>24.601</text:p>
          </table:table-cell>
          <table:table-cell office:value-type="float" office:value="35.604999999999997" table:style-name="ce8">
            <text:p>35.605</text:p>
          </table:table-cell>
          <table:table-cell office:value-type="float" office:value="32.67" table:style-name="ce8">
            <text:p>32.67</text:p>
          </table:table-cell>
          <table:table-cell office:value-type="float" office:value="45.320999999999998" table:style-name="ce8">
            <text:p>45.321</text:p>
          </table:table-cell>
          <table:table-cell office:value-type="float" office:value="46.106000000000002" table:style-name="ce8">
            <text:p>46.106</text:p>
          </table:table-cell>
          <table:table-cell office:value-type="float" office:value="23.97" table:style-name="ce8">
            <text:p>23.97</text:p>
          </table:table-cell>
          <table:table-cell office:value-type="float" office:value="23.678000000000001" table:style-name="ce8">
            <text:p>23.678</text:p>
          </table:table-cell>
          <table:table-cell office:value-type="float" office:value="19.343" table:style-name="ce8">
            <text:p>19.343</text:p>
          </table:table-cell>
          <table:table-cell office:value-type="float" office:value="24.367999999999999" table:style-name="ce8">
            <text:p>24.368</text:p>
          </table:table-cell>
          <table:table-cell office:value-type="float" office:value="32.610999999999997" table:style-name="ce8">
            <text:p>32.611</text:p>
          </table:table-cell>
          <table:table-cell office:value-type="float" office:value="86.385000000000005" table:style-name="ce8">
            <text:p>86.385</text:p>
          </table:table-cell>
          <table:table-cell office:value-type="float" office:value="56.68" table:style-name="ce8">
            <text:p>56.68</text:p>
          </table:table-cell>
          <table:table-cell office:value-type="float" office:value="30.933" table:style-name="ce8">
            <text:p>30.933</text:p>
          </table:table-cell>
          <table:table-cell office:value-type="float" office:value="50.31" table:style-name="ce8">
            <text:p>50.31</text:p>
          </table:table-cell>
          <table:table-cell office:value-type="float" office:value="16.178999999999998" table:style-name="ce8">
            <text:p>16.179</text:p>
          </table:table-cell>
          <table:table-cell office:value-type="float" office:value="19.753" table:style-name="ce8">
            <text:p>19.753</text:p>
          </table:table-cell>
          <table:table-cell office:value-type="float" office:value="38.271999999999998" table:style-name="ce8">
            <text:p>38.272</text:p>
          </table:table-cell>
          <table:table-cell office:value-type="float" office:value="9.1620000000000008" table:style-name="ce8">
            <text:p>9.162</text:p>
          </table:table-cell>
          <table:table-cell office:value-type="float" office:value="12.801" table:style-name="ce8">
            <text:p>12.801</text:p>
          </table:table-cell>
          <table:table-cell office:value-type="float" office:value="0.26" table:style-name="ce8">
            <text:p>0.26</text:p>
          </table:table-cell>
          <table:table-cell office:value-type="float" office:value="20.858000000000001" table:style-name="ce8">
            <text:p>20.858</text:p>
          </table:table-cell>
          <table:table-cell office:value-type="float" office:value="2.794" table:style-name="ce8">
            <text:p>2.794</text:p>
          </table:table-cell>
          <table:table-cell office:value-type="float" office:value="1.494" table:style-name="ce8">
            <text:p>1.494</text:p>
          </table:table-cell>
          <table:table-cell office:value-type="float" office:value="35.218000000000004" table:style-name="ce8">
            <text:p>35.218</text:p>
          </table:table-cell>
          <table:table-cell office:value-type="float" office:value="8.7070000000000007" table:style-name="ce8">
            <text:p>8.707</text:p>
          </table:table-cell>
          <table:table-cell office:value-type="float" office:value="1.5589999999999999" table:style-name="ce8">
            <text:p>1.559</text:p>
          </table:table-cell>
          <table:table-cell office:value-type="float" office:value="2.7290000000000001" table:style-name="ce8">
            <text:p>2.729</text:p>
          </table:table-cell>
          <table:table-cell office:value-type="float" office:value="3.0539999999999998" table:style-name="ce8">
            <text:p>3.054</text:p>
          </table:table-cell>
          <table:table-cell office:value-type="float" office:value="1.9490000000000001" table:style-name="ce8">
            <text:p>1.949</text:p>
          </table:table-cell>
          <table:table-cell office:value-type="float" office:value="5.8479999999999999" table:style-name="ce8">
            <text:p>5.848</text:p>
          </table:table-cell>
          <table:table-cell office:value-type="float" office:value="21.183" table:style-name="ce8">
            <text:p>21.183</text:p>
          </table:table-cell>
          <table:table-cell office:value-type="float" office:value="25.731000000000002" table:style-name="ce8">
            <text:p>25.731</text:p>
          </table:table-cell>
          <table:table-cell office:value-type="float" office:value="17.349" table:style-name="ce8">
            <text:p>17.349</text:p>
          </table:table-cell>
          <table:table-cell office:value-type="float" office:value="5.4580000000000002" table:style-name="ce8">
            <text:p>5.458</text:p>
          </table:table-cell>
          <table:table-cell office:value-type="float" office:value="38.533999999999999" table:style-name="ce8">
            <text:p>38.534</text:p>
          </table:table-cell>
          <table:table-cell office:value-type="string" table:style-name="ce8">
            <text:p>13.136</text:p>
          </table:table-cell>
          <table:table-cell office:value-type="string" table:style-name="ce8">
            <text:p>4.915</text:p>
          </table:table-cell>
          <table:table-cell office:value-type="string" table:style-name="ce8">
            <text:p>30.339</text:p>
          </table:table-cell>
          <table:table-cell office:value-type="string" table:style-name="ce8">
            <text:p>40.085</text:p>
          </table:table-cell>
          <table:table-cell office:value-type="string" table:style-name="ce8">
            <text:p>1.017</text:p>
          </table:table-cell>
          <table:table-cell office:value-type="string" table:style-name="ce8">
            <text:p>45.593</text:p>
          </table:table-cell>
          <table:table-cell office:value-type="string" table:style-name="ce8">
            <text:p>57.712</text:p>
          </table:table-cell>
          <table:table-cell office:value-type="string" table:style-name="ce8">
            <text:p>33.305</text:p>
          </table:table-cell>
          <table:table-cell office:value-type="string" table:style-name="ce8">
            <text:p>54.576</text:p>
          </table:table-cell>
          <table:table-cell office:value-type="string" table:style-name="ce8">
            <text:p>47.797</text:p>
          </table:table-cell>
          <table:table-cell office:value-type="string" table:style-name="ce8">
            <text:p>31.017</text:p>
          </table:table-cell>
          <table:table-cell office:value-type="string" table:style-name="ce8">
            <text:p>8.22</text:p>
          </table:table-cell>
          <table:table-cell office:value-type="string" table:style-name="ce8">
            <text:p>10.424</text:p>
          </table:table-cell>
          <table:table-cell office:value-type="string" table:style-name="ce8">
            <text:p>17.712</text:p>
          </table:table-cell>
          <table:table-cell office:value-type="string" table:style-name="ce8">
            <text:p>30.763</text:p>
          </table:table-cell>
          <table:table-cell office:value-type="string" table:style-name="ce8">
            <text:p>17.881</text:p>
          </table:table-cell>
          <table:table-cell office:value-type="string" table:style-name="ce8">
            <text:p>2.627</text:p>
          </table:table-cell>
          <table:table-cell office:value-type="string" table:style-name="ce8">
            <text:p>41.327</text:p>
          </table:table-cell>
          <table:table-cell office:value-type="string" table:style-name="ce8">
            <text:p>7.653</text:p>
          </table:table-cell>
          <table:table-cell office:value-type="string" table:style-name="ce8">
            <text:p>55.612</text:p>
          </table:table-cell>
          <table:table-cell office:value-type="string" table:style-name="ce8">
            <text:p>32.398</text:p>
          </table:table-cell>
          <table:table-cell office:value-type="string" table:style-name="ce8">
            <text:p>3.231</text:p>
          </table:table-cell>
          <table:table-cell office:value-type="string" table:style-name="ce8">
            <text:p>1.105</text:p>
          </table:table-cell>
          <table:table-cell office:value-type="string" table:style-name="ce8">
            <text:p>1.361</text:p>
          </table:table-cell>
          <table:table-cell office:value-type="string" table:style-name="ce8">
            <text:p>1.701</text:p>
          </table:table-cell>
          <table:table-cell office:value-type="string" table:style-name="ce8">
            <text:p>2.211</text:p>
          </table:table-cell>
          <table:table-cell office:value-type="string" table:style-name="ce8">
            <text:p>2.041</text:p>
          </table:table-cell>
          <table:table-cell office:value-type="string" table:style-name="ce8">
            <text:p>2.976</text:p>
          </table:table-cell>
          <table:table-cell office:value-type="string" table:style-name="ce8">
            <text:p>9.099</text:p>
          </table:table-cell>
          <table:table-cell office:value-type="string" table:style-name="ce8">
            <text:p>38.729</text:p>
          </table:table-cell>
          <table:table-cell office:value-type="string" table:style-name="ce8">
            <text:p>4.692</text:p>
          </table:table-cell>
          <table:table-cell office:value-type="string" table:style-name="ce8">
            <text:p>23.459</text:p>
          </table:table-cell>
          <table:table-cell office:value-type="string" table:style-name="ce8">
            <text:p>80.461</text:p>
          </table:table-cell>
          <table:table-cell office:value-type="string" table:style-name="ce8">
            <text:p>57.456</text:p>
          </table:table-cell>
          <table:table-cell office:value-type="float" office:value="27.585000000000001" table:style-name="ce8">
            <text:p>27.585</text:p>
          </table:table-cell>
          <table:table-cell office:value-type="float" office:value="35.003" table:style-name="ce8">
            <text:p>35.003</text:p>
          </table:table-cell>
          <table:table-cell office:value-type="float" office:value="27.472000000000001" table:style-name="ce8">
            <text:p>27.472</text:p>
          </table:table-cell>
          <table:table-cell office:value-type="float" office:value="24.109000000000002" table:style-name="ce8">
            <text:p>24.109</text:p>
          </table:table-cell>
          <table:table-cell office:value-type="float" office:value="27.388000000000002" table:style-name="ce8">
            <text:p>27.388</text:p>
          </table:table-cell>
          <table:table-cell office:value-type="float" office:value="37.238999999999997" table:style-name="ce8">
            <text:p>37.239</text:p>
          </table:table-cell>
          <table:table-cell office:value-type="float" office:value="21.725000000000001" table:style-name="ce8">
            <text:p>21.725</text:p>
          </table:table-cell>
          <table:table-cell office:value-type="float" office:value="37.508000000000003" table:style-name="ce8">
            <text:p>37.508</text:p>
          </table:table-cell>
          <table:table-cell table:number-columns-repeated="16238"/>
        </table:table-row>
        <table:table-row table:style-name="ro9">
          <table:table-cell office:value-type="string" table:style-name="ce3">
            <text:p>J04F: My manager supports me to ensure I have the workplace adjustments I need to reduce the barriers I face due to my condition(s) or illness(es)</text:p>
          </table:table-cell>
          <table:table-cell office:value-type="string" table:style-name="ce3">
            <text:p>Neither agree nor disagree</text:p>
          </table:table-cell>
          <table:table-cell office:value-type="float" office:value="16151" table:style-name="ce8">
            <text:p>16151</text:p>
          </table:table-cell>
          <table:table-cell office:value-type="float" office:value="54.95" table:style-name="ce8">
            <text:p>54.95</text:p>
          </table:table-cell>
          <table:table-cell office:value-type="float" office:value="65.414000000000001" table:style-name="ce8">
            <text:p>65.414</text:p>
          </table:table-cell>
          <table:table-cell office:value-type="float" office:value="75.275999999999996" table:style-name="ce8">
            <text:p>75.276</text:p>
          </table:table-cell>
          <table:table-cell office:value-type="float" office:value="52.17" table:style-name="ce8">
            <text:p>52.17</text:p>
          </table:table-cell>
          <table:table-cell office:value-type="float" office:value="71.004000000000005" table:style-name="ce8">
            <text:p>71.004</text:p>
          </table:table-cell>
          <table:table-cell office:value-type="float" office:value="40.130000000000003" table:style-name="ce8">
            <text:p>40.13</text:p>
          </table:table-cell>
          <table:table-cell office:value-type="float" office:value="63.116" table:style-name="ce8">
            <text:p>63.116</text:p>
          </table:table-cell>
          <table:table-cell office:value-type="float" office:value="59.445" table:style-name="ce8">
            <text:p>59.445</text:p>
          </table:table-cell>
          <table:table-cell office:value-type="float" office:value="27.029" table:style-name="ce8">
            <text:p>27.029</text:p>
          </table:table-cell>
          <table:table-cell office:value-type="float" office:value="37.636000000000003" table:style-name="ce8">
            <text:p>37.636</text:p>
          </table:table-cell>
          <table:table-cell office:value-type="float" office:value="36.838000000000001" table:style-name="ce8">
            <text:p>36.838</text:p>
          </table:table-cell>
          <table:table-cell office:value-type="float" office:value="66.213999999999999" table:style-name="ce8">
            <text:p>66.214</text:p>
          </table:table-cell>
          <table:table-cell office:value-type="float" office:value="82.9" table:style-name="ce8">
            <text:p>82.9</text:p>
          </table:table-cell>
          <table:table-cell office:value-type="float" office:value="75.563000000000002" table:style-name="ce8">
            <text:p>75.563</text:p>
          </table:table-cell>
          <table:table-cell office:value-type="float" office:value="67.215000000000003" table:style-name="ce8">
            <text:p>67.215</text:p>
          </table:table-cell>
          <table:table-cell office:value-type="float" office:value="40.36" table:style-name="ce8">
            <text:p>40.36</text:p>
          </table:table-cell>
          <table:table-cell office:value-type="float" office:value="60.988999999999997" table:style-name="ce8">
            <text:p>60.989</text:p>
          </table:table-cell>
          <table:table-cell office:value-type="float" office:value="73.617999999999995" table:style-name="ce8">
            <text:p>73.618</text:p>
          </table:table-cell>
          <table:table-cell office:value-type="float" office:value="76.930999999999997" table:style-name="ce8">
            <text:p>76.931</text:p>
          </table:table-cell>
          <table:table-cell office:value-type="float" office:value="52.744" table:style-name="ce8">
            <text:p>52.744</text:p>
          </table:table-cell>
          <table:table-cell office:value-type="float" office:value="71.427000000000007" table:style-name="ce8">
            <text:p>71.427</text:p>
          </table:table-cell>
          <table:table-cell office:value-type="float" office:value="65.837000000000003" table:style-name="ce8">
            <text:p>65.837</text:p>
          </table:table-cell>
          <table:table-cell office:value-type="float" office:value="46.414000000000001" table:style-name="ce8">
            <text:p>46.414</text:p>
          </table:table-cell>
          <table:table-cell office:value-type="float" office:value="59.021000000000001" table:style-name="ce8">
            <text:p>59.021</text:p>
          </table:table-cell>
          <table:table-cell office:value-type="float" office:value="64.287999999999997" table:style-name="ce8">
            <text:p>64.288</text:p>
          </table:table-cell>
          <table:table-cell office:value-type="float" office:value="48.323" table:style-name="ce8">
            <text:p>48.323</text:p>
          </table:table-cell>
          <table:table-cell office:value-type="float" office:value="42.414999999999999" table:style-name="ce8">
            <text:p>42.415</text:p>
          </table:table-cell>
          <table:table-cell office:value-type="float" office:value="47.627000000000002" table:style-name="ce8">
            <text:p>47.627</text:p>
          </table:table-cell>
          <table:table-cell office:value-type="float" office:value="23.626000000000001" table:style-name="ce8">
            <text:p>23.626</text:p>
          </table:table-cell>
          <table:table-cell office:value-type="float" office:value="79.02" table:style-name="ce8">
            <text:p>79.02</text:p>
          </table:table-cell>
          <table:table-cell office:value-type="float" office:value="73.421999999999997" table:style-name="ce8">
            <text:p>73.422</text:p>
          </table:table-cell>
          <table:table-cell office:value-type="float" office:value="60.57" table:style-name="ce8">
            <text:p>60.57</text:p>
          </table:table-cell>
          <table:table-cell office:value-type="float" office:value="49.622" table:style-name="ce8">
            <text:p>49.622</text:p>
          </table:table-cell>
          <table:table-cell office:value-type="float" office:value="36.728000000000002" table:style-name="ce8">
            <text:p>36.728</text:p>
          </table:table-cell>
          <table:table-cell office:value-type="float" office:value="41.026000000000003" table:style-name="ce8">
            <text:p>41.026</text:p>
          </table:table-cell>
          <table:table-cell office:value-type="float" office:value="33.112000000000002" table:style-name="ce8">
            <text:p>33.112</text:p>
          </table:table-cell>
          <table:table-cell office:value-type="float" office:value="64.793000000000006" table:style-name="ce8">
            <text:p>64.793</text:p>
          </table:table-cell>
          <table:table-cell office:value-type="float" office:value="75.563000000000002" table:style-name="ce8">
            <text:p>75.563</text:p>
          </table:table-cell>
          <table:table-cell office:value-type="float" office:value="49.898000000000003" table:style-name="ce8">
            <text:p>49.898</text:p>
          </table:table-cell>
          <table:table-cell office:value-type="float" office:value="62.204000000000001" table:style-name="ce8">
            <text:p>62.204</text:p>
          </table:table-cell>
          <table:table-cell office:value-type="float" office:value="52.031999999999996" table:style-name="ce8">
            <text:p>52.032</text:p>
          </table:table-cell>
          <table:table-cell office:value-type="float" office:value="62.16" table:style-name="ce8">
            <text:p>62.16</text:p>
          </table:table-cell>
          <table:table-cell office:value-type="float" office:value="78.379000000000005" table:style-name="ce8">
            <text:p>78.379</text:p>
          </table:table-cell>
          <table:table-cell office:value-type="float" office:value="57.96" table:style-name="ce8">
            <text:p>57.96</text:p>
          </table:table-cell>
          <table:table-cell office:value-type="float" office:value="49.947000000000003" table:style-name="ce8">
            <text:p>49.947</text:p>
          </table:table-cell>
          <table:table-cell office:value-type="float" office:value="56.283000000000001" table:style-name="ce8">
            <text:p>56.283</text:p>
          </table:table-cell>
          <table:table-cell office:value-type="float" office:value="26.922000000000001" table:style-name="ce8">
            <text:p>26.922</text:p>
          </table:table-cell>
          <table:table-cell office:value-type="float" office:value="31.433" table:style-name="ce8">
            <text:p>31.433</text:p>
          </table:table-cell>
          <table:table-cell office:value-type="float" office:value="22.731999999999999" table:style-name="ce8">
            <text:p>22.732</text:p>
          </table:table-cell>
          <table:table-cell office:value-type="float" office:value="55.52" table:style-name="ce8">
            <text:p>55.52</text:p>
          </table:table-cell>
          <table:table-cell office:value-type="float" office:value="47.536999999999999" table:style-name="ce8">
            <text:p>47.537</text:p>
          </table:table-cell>
          <table:table-cell office:value-type="float" office:value="40.500999999999998" table:style-name="ce8">
            <text:p>40.501</text:p>
          </table:table-cell>
          <table:table-cell office:value-type="float" office:value="39.372999999999998" table:style-name="ce8">
            <text:p>39.373</text:p>
          </table:table-cell>
          <table:table-cell office:value-type="float" office:value="25.414000000000001" table:style-name="ce8">
            <text:p>25.414</text:p>
          </table:table-cell>
          <table:table-cell office:value-type="float" office:value="23.416" table:style-name="ce8">
            <text:p>23.416</text:p>
          </table:table-cell>
          <table:table-cell office:value-type="float" office:value="50.819000000000003" table:style-name="ce8">
            <text:p>50.819</text:p>
          </table:table-cell>
          <table:table-cell office:value-type="float" office:value="23.106000000000002" table:style-name="ce8">
            <text:p>23.106</text:p>
          </table:table-cell>
          <table:table-cell office:value-type="float" office:value="33.091999999999999" table:style-name="ce8">
            <text:p>33.092</text:p>
          </table:table-cell>
          <table:table-cell office:value-type="float" office:value="49.892000000000003" table:style-name="ce8">
            <text:p>49.892</text:p>
          </table:table-cell>
          <table:table-cell office:value-type="float" office:value="43.948" table:style-name="ce8">
            <text:p>43.948</text:p>
          </table:table-cell>
          <table:table-cell office:value-type="float" office:value="43.228000000000002" table:style-name="ce8">
            <text:p>43.228</text:p>
          </table:table-cell>
          <table:table-cell office:value-type="float" office:value="36.716999999999999" table:style-name="ce8">
            <text:p>36.717</text:p>
          </table:table-cell>
          <table:table-cell office:value-type="float" office:value="33.320999999999998" table:style-name="ce8">
            <text:p>33.321</text:p>
          </table:table-cell>
          <table:table-cell office:value-type="float" office:value="33.317" table:style-name="ce8">
            <text:p>33.317</text:p>
          </table:table-cell>
          <table:table-cell office:value-type="float" office:value="20.823" table:style-name="ce8">
            <text:p>20.823</text:p>
          </table:table-cell>
          <table:table-cell office:value-type="float" office:value="79.831999999999994" table:style-name="ce8">
            <text:p>79.832</text:p>
          </table:table-cell>
          <table:table-cell office:value-type="float" office:value="50.48" table:style-name="ce8">
            <text:p>50.48</text:p>
          </table:table-cell>
          <table:table-cell office:value-type="float" office:value="54.982999999999997" table:style-name="ce8">
            <text:p>54.983</text:p>
          </table:table-cell>
          <table:table-cell office:value-type="float" office:value="54.381" table:style-name="ce8">
            <text:p>54.381</text:p>
          </table:table-cell>
          <table:table-cell office:value-type="float" office:value="66.789000000000001" table:style-name="ce8">
            <text:p>66.789</text:p>
          </table:table-cell>
          <table:table-cell office:value-type="float" office:value="52.228999999999999" table:style-name="ce8">
            <text:p>52.229</text:p>
          </table:table-cell>
          <table:table-cell office:value-type="float" office:value="53.487000000000002" table:style-name="ce8">
            <text:p>53.487</text:p>
          </table:table-cell>
          <table:table-cell office:value-type="float" office:value="10.840999999999999" table:style-name="ce8">
            <text:p>10.841</text:p>
          </table:table-cell>
          <table:table-cell office:value-type="float" office:value="14.712" table:style-name="ce8">
            <text:p>14.712</text:p>
          </table:table-cell>
          <table:table-cell office:value-type="float" office:value="29.18" table:style-name="ce8">
            <text:p>29.18</text:p>
          </table:table-cell>
          <table:table-cell office:value-type="float" office:value="45.267000000000003" table:style-name="ce8">
            <text:p>45.267</text:p>
          </table:table-cell>
          <table:table-cell office:value-type="float" office:value="90.697000000000003" table:style-name="ce8">
            <text:p>90.697</text:p>
          </table:table-cell>
          <table:table-cell office:value-type="float" office:value="62.256" table:style-name="ce8">
            <text:p>62.256</text:p>
          </table:table-cell>
          <table:table-cell office:value-type="float" office:value="55.759" table:style-name="ce8">
            <text:p>55.759</text:p>
          </table:table-cell>
          <table:table-cell office:value-type="float" office:value="20.47" table:style-name="ce8">
            <text:p>20.47</text:p>
          </table:table-cell>
          <table:table-cell office:value-type="float" office:value="18.201000000000001" table:style-name="ce8">
            <text:p>18.201</text:p>
          </table:table-cell>
          <table:table-cell office:value-type="float" office:value="14.464" table:style-name="ce8">
            <text:p>14.464</text:p>
          </table:table-cell>
          <table:table-cell office:value-type="float" office:value="25.463000000000001" table:style-name="ce8">
            <text:p>25.463</text:p>
          </table:table-cell>
          <table:table-cell office:value-type="float" office:value="7.9909999999999997" table:style-name="ce8">
            <text:p>7.991</text:p>
          </table:table-cell>
          <table:table-cell office:value-type="float" office:value="12.884" table:style-name="ce8">
            <text:p>12.884</text:p>
          </table:table-cell>
          <table:table-cell office:value-type="float" office:value="0.27300000000000002" table:style-name="ce8">
            <text:p>0.273</text:p>
          </table:table-cell>
          <table:table-cell office:value-type="float" office:value="22.425000000000001" table:style-name="ce8">
            <text:p>22.425</text:p>
          </table:table-cell>
          <table:table-cell office:value-type="float" office:value="2.887" table:style-name="ce8">
            <text:p>2.887</text:p>
          </table:table-cell>
          <table:table-cell office:value-type="float" office:value="1.55" table:style-name="ce8">
            <text:p>1.55</text:p>
          </table:table-cell>
          <table:table-cell office:value-type="float" office:value="22.393999999999998" table:style-name="ce8">
            <text:p>22.394</text:p>
          </table:table-cell>
          <table:table-cell office:value-type="float" office:value="10.24" table:style-name="ce8">
            <text:p>10.24</text:p>
          </table:table-cell>
          <table:table-cell office:value-type="float" office:value="1.0940000000000001" table:style-name="ce8">
            <text:p>1.094</text:p>
          </table:table-cell>
          <table:table-cell office:value-type="float" office:value="2.34" table:style-name="ce8">
            <text:p>2.34</text:p>
          </table:table-cell>
          <table:table-cell office:value-type="float" office:value="3.16" table:style-name="ce8">
            <text:p>3.16</text:p>
          </table:table-cell>
          <table:table-cell office:value-type="float" office:value="2.1880000000000002" table:style-name="ce8">
            <text:p>2.188</text:p>
          </table:table-cell>
          <table:table-cell office:value-type="float" office:value="5.5" table:style-name="ce8">
            <text:p>5.5</text:p>
          </table:table-cell>
          <table:table-cell office:value-type="float" office:value="19.568999999999999" table:style-name="ce8">
            <text:p>19.569</text:p>
          </table:table-cell>
          <table:table-cell office:value-type="float" office:value="20.297999999999998" table:style-name="ce8">
            <text:p>20.298</text:p>
          </table:table-cell>
          <table:table-cell office:value-type="float" office:value="19.446999999999999" table:style-name="ce8">
            <text:p>19.447</text:p>
          </table:table-cell>
          <table:table-cell office:value-type="float" office:value="7.2930000000000001" table:style-name="ce8">
            <text:p>7.293</text:p>
          </table:table-cell>
          <table:table-cell office:value-type="float" office:value="17.131" table:style-name="ce8">
            <text:p>17.131</text:p>
          </table:table-cell>
          <table:table-cell office:value-type="string" table:style-name="ce8">
            <text:p>10.406</text:p>
          </table:table-cell>
          <table:table-cell office:value-type="string" table:style-name="ce8">
            <text:p>3.626</text:p>
          </table:table-cell>
          <table:table-cell office:value-type="string" table:style-name="ce8">
            <text:p>27.23</text:p>
          </table:table-cell>
          <table:table-cell office:value-type="string" table:style-name="ce8">
            <text:p>35.823</text:p>
          </table:table-cell>
          <table:table-cell office:value-type="string" table:style-name="ce8">
            <text:p>0.798</text:p>
          </table:table-cell>
          <table:table-cell office:value-type="string" table:style-name="ce8">
            <text:p>39.304</text:p>
          </table:table-cell>
          <table:table-cell office:value-type="string" table:style-name="ce8">
            <text:p>46.773</text:p>
          </table:table-cell>
          <table:table-cell office:value-type="string" table:style-name="ce8">
            <text:p>27.484</text:p>
          </table:table-cell>
          <table:table-cell office:value-type="string" table:style-name="ce8">
            <text:p>42.422</text:p>
          </table:table-cell>
          <table:table-cell office:value-type="string" table:style-name="ce8">
            <text:p>41.516</text:p>
          </table:table-cell>
          <table:table-cell office:value-type="string" table:style-name="ce8">
            <text:p>25.888</text:p>
          </table:table-cell>
          <table:table-cell office:value-type="string" table:style-name="ce8">
            <text:p>3.662</text:p>
          </table:table-cell>
          <table:table-cell office:value-type="string" table:style-name="ce8">
            <text:p>4.931</text:p>
          </table:table-cell>
          <table:table-cell office:value-type="string" table:style-name="ce8">
            <text:p>10.08</text:p>
          </table:table-cell>
          <table:table-cell office:value-type="string" table:style-name="ce8">
            <text:p>16.715</text:p>
          </table:table-cell>
          <table:table-cell office:value-type="string" table:style-name="ce8">
            <text:p>17.44</text:p>
          </table:table-cell>
          <table:table-cell office:value-type="string" table:style-name="ce8">
            <text:p>2.284</text:p>
          </table:table-cell>
          <table:table-cell office:value-type="string" table:style-name="ce8">
            <text:p>40.69</text:p>
          </table:table-cell>
          <table:table-cell office:value-type="string" table:style-name="ce8">
            <text:p>9.328</text:p>
          </table:table-cell>
          <table:table-cell office:value-type="string" table:style-name="ce8">
            <text:p>35.172</text:p>
          </table:table-cell>
          <table:table-cell office:value-type="string" table:style-name="ce8">
            <text:p>27.913</text:p>
          </table:table-cell>
          <table:table-cell office:value-type="string" table:style-name="ce8">
            <text:p>4.791</text:p>
          </table:table-cell>
          <table:table-cell office:value-type="string" table:style-name="ce8">
            <text:p>2.142</text:p>
          </table:table-cell>
          <table:table-cell office:value-type="string" table:style-name="ce8">
            <text:p>1.234</text:p>
          </table:table-cell>
          <table:table-cell office:value-type="string" table:style-name="ce8">
            <text:p>1.561</text:p>
          </table:table-cell>
          <table:table-cell office:value-type="string" table:style-name="ce8">
            <text:p>2.613</text:p>
          </table:table-cell>
          <table:table-cell office:value-type="string" table:style-name="ce8">
            <text:p>1.525</text:p>
          </table:table-cell>
          <table:table-cell office:value-type="string" table:style-name="ce8">
            <text:p>2.976</text:p>
          </table:table-cell>
          <table:table-cell office:value-type="string" table:style-name="ce8">
            <text:p>10.563</text:p>
          </table:table-cell>
          <table:table-cell office:value-type="string" table:style-name="ce8">
            <text:p>37.577</text:p>
          </table:table-cell>
          <table:table-cell office:value-type="string" table:style-name="ce8">
            <text:p>10.318</text:p>
          </table:table-cell>
          <table:table-cell office:value-type="string" table:style-name="ce8">
            <text:p>35.539</text:p>
          </table:table-cell>
          <table:table-cell office:value-type="string" table:style-name="ce8">
            <text:p>66.023</text:p>
          </table:table-cell>
          <table:table-cell office:value-type="string" table:style-name="ce8">
            <text:p>38.409</text:p>
          </table:table-cell>
          <table:table-cell office:value-type="float" office:value="41.122999999999998" table:style-name="ce8">
            <text:p>41.123</text:p>
          </table:table-cell>
          <table:table-cell office:value-type="float" office:value="48.75" table:style-name="ce8">
            <text:p>48.75</text:p>
          </table:table-cell>
          <table:table-cell office:value-type="float" office:value="39.915999999999997" table:style-name="ce8">
            <text:p>39.916</text:p>
          </table:table-cell>
          <table:table-cell office:value-type="float" office:value="33.098999999999997" table:style-name="ce8">
            <text:p>33.099</text:p>
          </table:table-cell>
          <table:table-cell office:value-type="float" office:value="45.057000000000002" table:style-name="ce8">
            <text:p>45.057</text:p>
          </table:table-cell>
          <table:table-cell office:value-type="float" office:value="48.884999999999998" table:style-name="ce8">
            <text:p>48.885</text:p>
          </table:table-cell>
          <table:table-cell office:value-type="float" office:value="12.512" table:style-name="ce8">
            <text:p>12.512</text:p>
          </table:table-cell>
          <table:table-cell office:value-type="float" office:value="57.295000000000002" table:style-name="ce8">
            <text:p>57.295</text:p>
          </table:table-cell>
          <table:table-cell table:number-columns-repeated="16238"/>
        </table:table-row>
        <table:table-row table:style-name="ro9">
          <table:table-cell office:value-type="string" table:style-name="ce3">
            <text:p>J04F: My manager supports me to ensure I have the workplace adjustments I need to reduce the barriers I face due to my condition(s) or illness(es)</text:p>
          </table:table-cell>
          <table:table-cell office:value-type="string" table:style-name="ce3">
            <text:p>Agree</text:p>
          </table:table-cell>
          <table:table-cell office:value-type="float" office:value="28379" table:style-name="ce8">
            <text:p>28379</text:p>
          </table:table-cell>
          <table:table-cell office:value-type="float" office:value="59.503999999999998" table:style-name="ce8">
            <text:p>59.504</text:p>
          </table:table-cell>
          <table:table-cell office:value-type="float" office:value="73.263999999999996" table:style-name="ce8">
            <text:p>73.264</text:p>
          </table:table-cell>
          <table:table-cell office:value-type="float" office:value="83.216999999999999" table:style-name="ce8">
            <text:p>83.217</text:p>
          </table:table-cell>
          <table:table-cell office:value-type="float" office:value="71.42" table:style-name="ce8">
            <text:p>71.42</text:p>
          </table:table-cell>
          <table:table-cell office:value-type="float" office:value="82.637" table:style-name="ce8">
            <text:p>82.637</text:p>
          </table:table-cell>
          <table:table-cell office:value-type="float" office:value="52.119" table:style-name="ce8">
            <text:p>52.119</text:p>
          </table:table-cell>
          <table:table-cell office:value-type="float" office:value="77.195999999999998" table:style-name="ce8">
            <text:p>77.196</text:p>
          </table:table-cell>
          <table:table-cell office:value-type="float" office:value="71.418999999999997" table:style-name="ce8">
            <text:p>71.419</text:p>
          </table:table-cell>
          <table:table-cell office:value-type="float" office:value="31.702000000000002" table:style-name="ce8">
            <text:p>31.702</text:p>
          </table:table-cell>
          <table:table-cell office:value-type="float" office:value="47.573" table:style-name="ce8">
            <text:p>47.573</text:p>
          </table:table-cell>
          <table:table-cell office:value-type="float" office:value="30.797000000000001" table:style-name="ce8">
            <text:p>30.797</text:p>
          </table:table-cell>
          <table:table-cell office:value-type="float" office:value="69.619" table:style-name="ce8">
            <text:p>69.619</text:p>
          </table:table-cell>
          <table:table-cell office:value-type="float" office:value="88.144000000000005" table:style-name="ce8">
            <text:p>88.144</text:p>
          </table:table-cell>
          <table:table-cell office:value-type="float" office:value="82.326999999999998" table:style-name="ce8">
            <text:p>82.327</text:p>
          </table:table-cell>
          <table:table-cell office:value-type="float" office:value="75.962999999999994" table:style-name="ce8">
            <text:p>75.963</text:p>
          </table:table-cell>
          <table:table-cell office:value-type="float" office:value="50.383000000000003" table:style-name="ce8">
            <text:p>50.383</text:p>
          </table:table-cell>
          <table:table-cell office:value-type="float" office:value="69.495000000000005" table:style-name="ce8">
            <text:p>69.495</text:p>
          </table:table-cell>
          <table:table-cell office:value-type="float" office:value="81.688999999999993" table:style-name="ce8">
            <text:p>81.689</text:p>
          </table:table-cell>
          <table:table-cell office:value-type="float" office:value="84.742999999999995" table:style-name="ce8">
            <text:p>84.743</text:p>
          </table:table-cell>
          <table:table-cell office:value-type="float" office:value="74.283000000000001" table:style-name="ce8">
            <text:p>74.283</text:p>
          </table:table-cell>
          <table:table-cell office:value-type="float" office:value="89.525999999999996" table:style-name="ce8">
            <text:p>89.526</text:p>
          </table:table-cell>
          <table:table-cell office:value-type="float" office:value="82.918000000000006" table:style-name="ce8">
            <text:p>82.918</text:p>
          </table:table-cell>
          <table:table-cell office:value-type="float" office:value="67.828999999999994" table:style-name="ce8">
            <text:p>67.829</text:p>
          </table:table-cell>
          <table:table-cell office:value-type="float" office:value="78.278999999999996" table:style-name="ce8">
            <text:p>78.279</text:p>
          </table:table-cell>
          <table:table-cell office:value-type="float" office:value="82.634" table:style-name="ce8">
            <text:p>82.634</text:p>
          </table:table-cell>
          <table:table-cell office:value-type="float" office:value="69.066999999999993" table:style-name="ce8">
            <text:p>69.067</text:p>
          </table:table-cell>
          <table:table-cell office:value-type="float" office:value="63.773000000000003" table:style-name="ce8">
            <text:p>63.773</text:p>
          </table:table-cell>
          <table:table-cell office:value-type="float" office:value="67.489999999999995" table:style-name="ce8">
            <text:p>67.49</text:p>
          </table:table-cell>
          <table:table-cell office:value-type="float" office:value="38.372" table:style-name="ce8">
            <text:p>38.372</text:p>
          </table:table-cell>
          <table:table-cell office:value-type="float" office:value="88.165000000000006" table:style-name="ce8">
            <text:p>88.165</text:p>
          </table:table-cell>
          <table:table-cell office:value-type="float" office:value="84.506" table:style-name="ce8">
            <text:p>84.506</text:p>
          </table:table-cell>
          <table:table-cell office:value-type="float" office:value="75.254999999999995" table:style-name="ce8">
            <text:p>75.255</text:p>
          </table:table-cell>
          <table:table-cell office:value-type="float" office:value="64.680000000000007" table:style-name="ce8">
            <text:p>64.68</text:p>
          </table:table-cell>
          <table:table-cell office:value-type="float" office:value="48.493000000000002" table:style-name="ce8">
            <text:p>48.493</text:p>
          </table:table-cell>
          <table:table-cell office:value-type="float" office:value="52.43" table:style-name="ce8">
            <text:p>52.43</text:p>
          </table:table-cell>
          <table:table-cell office:value-type="float" office:value="42.871000000000002" table:style-name="ce8">
            <text:p>42.871</text:p>
          </table:table-cell>
          <table:table-cell office:value-type="float" office:value="80.203999999999994" table:style-name="ce8">
            <text:p>80.204</text:p>
          </table:table-cell>
          <table:table-cell office:value-type="float" office:value="86.977000000000004" table:style-name="ce8">
            <text:p>86.977</text:p>
          </table:table-cell>
          <table:table-cell office:value-type="float" office:value="66.366" table:style-name="ce8">
            <text:p>66.366</text:p>
          </table:table-cell>
          <table:table-cell office:value-type="float" office:value="75.233999999999995" table:style-name="ce8">
            <text:p>75.234</text:p>
          </table:table-cell>
          <table:table-cell office:value-type="float" office:value="66.489000000000004" table:style-name="ce8">
            <text:p>66.489</text:p>
          </table:table-cell>
          <table:table-cell office:value-type="float" office:value="76.484999999999999" table:style-name="ce8">
            <text:p>76.485</text:p>
          </table:table-cell>
          <table:table-cell office:value-type="float" office:value="85.052999999999997" table:style-name="ce8">
            <text:p>85.053</text:p>
          </table:table-cell>
          <table:table-cell office:value-type="float" office:value="68.790000000000006" table:style-name="ce8">
            <text:p>68.79</text:p>
          </table:table-cell>
          <table:table-cell office:value-type="float" office:value="62.238999999999997" table:style-name="ce8">
            <text:p>62.239</text:p>
          </table:table-cell>
          <table:table-cell office:value-type="float" office:value="69.481999999999999" table:style-name="ce8">
            <text:p>69.482</text:p>
          </table:table-cell>
          <table:table-cell office:value-type="float" office:value="30.673999999999999" table:style-name="ce8">
            <text:p>30.674</text:p>
          </table:table-cell>
          <table:table-cell office:value-type="float" office:value="37.790999999999997" table:style-name="ce8">
            <text:p>37.791</text:p>
          </table:table-cell>
          <table:table-cell office:value-type="float" office:value="26.672000000000001" table:style-name="ce8">
            <text:p>26.672</text:p>
          </table:table-cell>
          <table:table-cell office:value-type="float" office:value="65.701999999999998" table:style-name="ce8">
            <text:p>65.702</text:p>
          </table:table-cell>
          <table:table-cell office:value-type="float" office:value="59.305" table:style-name="ce8">
            <text:p>59.305</text:p>
          </table:table-cell>
          <table:table-cell office:value-type="float" office:value="50.719000000000001" table:style-name="ce8">
            <text:p>50.719</text:p>
          </table:table-cell>
          <table:table-cell office:value-type="float" office:value="49.142000000000003" table:style-name="ce8">
            <text:p>49.142</text:p>
          </table:table-cell>
          <table:table-cell office:value-type="float" office:value="34.043999999999997" table:style-name="ce8">
            <text:p>34.044</text:p>
          </table:table-cell>
          <table:table-cell office:value-type="float" office:value="30.965" table:style-name="ce8">
            <text:p>30.965</text:p>
          </table:table-cell>
          <table:table-cell office:value-type="float" office:value="62.667000000000002" table:style-name="ce8">
            <text:p>62.667</text:p>
          </table:table-cell>
          <table:table-cell office:value-type="float" office:value="32.020000000000003" table:style-name="ce8">
            <text:p>32.02</text:p>
          </table:table-cell>
          <table:table-cell office:value-type="float" office:value="43.61" table:style-name="ce8">
            <text:p>43.61</text:p>
          </table:table-cell>
          <table:table-cell office:value-type="float" office:value="56.914999999999999" table:style-name="ce8">
            <text:p>56.915</text:p>
          </table:table-cell>
          <table:table-cell office:value-type="float" office:value="53.716000000000001" table:style-name="ce8">
            <text:p>53.716</text:p>
          </table:table-cell>
          <table:table-cell office:value-type="float" office:value="51.06" table:style-name="ce8">
            <text:p>51.06</text:p>
          </table:table-cell>
          <table:table-cell office:value-type="float" office:value="48.335000000000001" table:style-name="ce8">
            <text:p>48.335</text:p>
          </table:table-cell>
          <table:table-cell office:value-type="float" office:value="45.31" table:style-name="ce8">
            <text:p>45.31</text:p>
          </table:table-cell>
          <table:table-cell office:value-type="float" office:value="43.905000000000001" table:style-name="ce8">
            <text:p>43.905</text:p>
          </table:table-cell>
          <table:table-cell office:value-type="float" office:value="33.238" table:style-name="ce8">
            <text:p>33.238</text:p>
          </table:table-cell>
          <table:table-cell office:value-type="float" office:value="89.311999999999998" table:style-name="ce8">
            <text:p>89.312</text:p>
          </table:table-cell>
          <table:table-cell office:value-type="float" office:value="64.688000000000002" table:style-name="ce8">
            <text:p>64.688</text:p>
          </table:table-cell>
          <table:table-cell office:value-type="float" office:value="66.656000000000006" table:style-name="ce8">
            <text:p>66.656</text:p>
          </table:table-cell>
          <table:table-cell office:value-type="float" office:value="65.313000000000002" table:style-name="ce8">
            <text:p>65.313</text:p>
          </table:table-cell>
          <table:table-cell office:value-type="float" office:value="77.695999999999998" table:style-name="ce8">
            <text:p>77.696</text:p>
          </table:table-cell>
          <table:table-cell office:value-type="float" office:value="61.912999999999997" table:style-name="ce8">
            <text:p>61.913</text:p>
          </table:table-cell>
          <table:table-cell office:value-type="float" office:value="67.373000000000005" table:style-name="ce8">
            <text:p>67.373</text:p>
          </table:table-cell>
          <table:table-cell office:value-type="float" office:value="6.8140000000000001" table:style-name="ce8">
            <text:p>6.814</text:p>
          </table:table-cell>
          <table:table-cell office:value-type="float" office:value="11.555" table:style-name="ce8">
            <text:p>11.555</text:p>
          </table:table-cell>
          <table:table-cell office:value-type="float" office:value="28.074999999999999" table:style-name="ce8">
            <text:p>28.075</text:p>
          </table:table-cell>
          <table:table-cell office:value-type="float" office:value="53.555" table:style-name="ce8">
            <text:p>53.555</text:p>
          </table:table-cell>
          <table:table-cell office:value-type="float" office:value="93.492999999999995" table:style-name="ce8">
            <text:p>93.493</text:p>
          </table:table-cell>
          <table:table-cell office:value-type="float" office:value="70.965000000000003" table:style-name="ce8">
            <text:p>70.965</text:p>
          </table:table-cell>
          <table:table-cell office:value-type="float" office:value="68.227999999999994" table:style-name="ce8">
            <text:p>68.228</text:p>
          </table:table-cell>
          <table:table-cell office:value-type="float" office:value="14.294" table:style-name="ce8">
            <text:p>14.294</text:p>
          </table:table-cell>
          <table:table-cell office:value-type="float" office:value="15.25" table:style-name="ce8">
            <text:p>15.25</text:p>
          </table:table-cell>
          <table:table-cell office:value-type="float" office:value="12.753" table:style-name="ce8">
            <text:p>12.753</text:p>
          </table:table-cell>
          <table:table-cell office:value-type="float" office:value="29.486000000000001" table:style-name="ce8">
            <text:p>29.486</text:p>
          </table:table-cell>
          <table:table-cell office:value-type="float" office:value="8.4529999999999994" table:style-name="ce8">
            <text:p>8.453</text:p>
          </table:table-cell>
          <table:table-cell office:value-type="float" office:value="11.32" table:style-name="ce8">
            <text:p>11.32</text:p>
          </table:table-cell>
          <table:table-cell office:value-type="float" office:value="0.47" table:style-name="ce8">
            <text:p>0.47</text:p>
          </table:table-cell>
          <table:table-cell office:value-type="float" office:value="17.251999999999999" table:style-name="ce8">
            <text:p>17.252</text:p>
          </table:table-cell>
          <table:table-cell office:value-type="float" office:value="2.3730000000000002" table:style-name="ce8">
            <text:p>2.373</text:p>
          </table:table-cell>
          <table:table-cell office:value-type="float" office:value="0.96399999999999997" table:style-name="ce8">
            <text:p>0.964</text:p>
          </table:table-cell>
          <table:table-cell office:value-type="float" office:value="21.7" table:style-name="ce8">
            <text:p>21.7</text:p>
          </table:table-cell>
          <table:table-cell office:value-type="float" office:value="8.2059999999999995" table:style-name="ce8">
            <text:p>8.206</text:p>
          </table:table-cell>
          <table:table-cell office:value-type="float" office:value="0.91400000000000003" table:style-name="ce8">
            <text:p>0.914</text:p>
          </table:table-cell>
          <table:table-cell office:value-type="float" office:value="2.2490000000000001" table:style-name="ce8">
            <text:p>2.249</text:p>
          </table:table-cell>
          <table:table-cell office:value-type="float" office:value="2.4470000000000001" table:style-name="ce8">
            <text:p>2.447</text:p>
          </table:table-cell>
          <table:table-cell office:value-type="float" office:value="2.5459999999999998" table:style-name="ce8">
            <text:p>2.546</text:p>
          </table:table-cell>
          <table:table-cell office:value-type="float" office:value="4.0529999999999999" table:style-name="ce8">
            <text:p>4.053</text:p>
          </table:table-cell>
          <table:table-cell office:value-type="float" office:value="17.721" table:style-name="ce8">
            <text:p>17.721</text:p>
          </table:table-cell>
          <table:table-cell office:value-type="float" office:value="18.957000000000001" table:style-name="ce8">
            <text:p>18.957</text:p>
          </table:table-cell>
          <table:table-cell office:value-type="float" office:value="17.350000000000001" table:style-name="ce8">
            <text:p>17.35</text:p>
          </table:table-cell>
          <table:table-cell office:value-type="float" office:value="6.6239999999999997" table:style-name="ce8">
            <text:p>6.624</text:p>
          </table:table-cell>
          <table:table-cell office:value-type="float" office:value="11.709" table:style-name="ce8">
            <text:p>11.709</text:p>
          </table:table-cell>
          <table:table-cell office:value-type="string" table:style-name="ce8">
            <text:p>9.789</text:p>
          </table:table-cell>
          <table:table-cell office:value-type="string" table:style-name="ce8">
            <text:p>4.048</text:p>
          </table:table-cell>
          <table:table-cell office:value-type="string" table:style-name="ce8">
            <text:p>24.773</text:p>
          </table:table-cell>
          <table:table-cell office:value-type="string" table:style-name="ce8">
            <text:p>35.65</text:p>
          </table:table-cell>
          <table:table-cell office:value-type="string" table:style-name="ce8">
            <text:p>0.514</text:p>
          </table:table-cell>
          <table:table-cell office:value-type="string" table:style-name="ce8">
            <text:p>36.888</text:p>
          </table:table-cell>
          <table:table-cell office:value-type="string" table:style-name="ce8">
            <text:p>41.178</text:p>
          </table:table-cell>
          <table:table-cell office:value-type="string" table:style-name="ce8">
            <text:p>22.538</text:p>
          </table:table-cell>
          <table:table-cell office:value-type="string" table:style-name="ce8">
            <text:p>35.831</text:p>
          </table:table-cell>
          <table:table-cell office:value-type="string" table:style-name="ce8">
            <text:p>34.834</text:p>
          </table:table-cell>
          <table:table-cell office:value-type="string" table:style-name="ce8">
            <text:p>21.208</text:p>
          </table:table-cell>
          <table:table-cell office:value-type="string" table:style-name="ce8">
            <text:p>3.686</text:p>
          </table:table-cell>
          <table:table-cell office:value-type="string" table:style-name="ce8">
            <text:p>3.353</text:p>
          </table:table-cell>
          <table:table-cell office:value-type="string" table:style-name="ce8">
            <text:p>8.489</text:p>
          </table:table-cell>
          <table:table-cell office:value-type="string" table:style-name="ce8">
            <text:p>17.281</text:p>
          </table:table-cell>
          <table:table-cell office:value-type="string" table:style-name="ce8">
            <text:p>17.492</text:p>
          </table:table-cell>
          <table:table-cell office:value-type="string" table:style-name="ce8">
            <text:p>2.719</text:p>
          </table:table-cell>
          <table:table-cell office:value-type="string" table:style-name="ce8">
            <text:p>43.134</text:p>
          </table:table-cell>
          <table:table-cell office:value-type="string" table:style-name="ce8">
            <text:p>9.548</text:p>
          </table:table-cell>
          <table:table-cell office:value-type="string" table:style-name="ce8">
            <text:p>26.705</text:p>
          </table:table-cell>
          <table:table-cell office:value-type="string" table:style-name="ce8">
            <text:p>26.614</text:p>
          </table:table-cell>
          <table:table-cell office:value-type="string" table:style-name="ce8">
            <text:p>5.608</text:p>
          </table:table-cell>
          <table:table-cell office:value-type="string" table:style-name="ce8">
            <text:p>1.758</text:p>
          </table:table-cell>
          <table:table-cell office:value-type="string" table:style-name="ce8">
            <text:p>1.303</text:p>
          </table:table-cell>
          <table:table-cell office:value-type="string" table:style-name="ce8">
            <text:p>1.122</text:p>
          </table:table-cell>
          <table:table-cell office:value-type="string" table:style-name="ce8">
            <text:p>1.94</text:p>
          </table:table-cell>
          <table:table-cell office:value-type="string" table:style-name="ce8">
            <text:p>1.576</text:p>
          </table:table-cell>
          <table:table-cell office:value-type="string" table:style-name="ce8">
            <text:p>3.637</text:p>
          </table:table-cell>
          <table:table-cell office:value-type="string" table:style-name="ce8">
            <text:p>8.942</text:p>
          </table:table-cell>
          <table:table-cell office:value-type="string" table:style-name="ce8">
            <text:p>43.714</text:p>
          </table:table-cell>
          <table:table-cell office:value-type="string" table:style-name="ce8">
            <text:p>15.757</text:p>
          </table:table-cell>
          <table:table-cell office:value-type="string" table:style-name="ce8">
            <text:p>47.735</text:p>
          </table:table-cell>
          <table:table-cell office:value-type="string" table:style-name="ce8">
            <text:p>60.134</text:p>
          </table:table-cell>
          <table:table-cell office:value-type="string" table:style-name="ce8">
            <text:p>33.633</text:p>
          </table:table-cell>
          <table:table-cell office:value-type="float" office:value="46.161000000000001" table:style-name="ce8">
            <text:p>46.161</text:p>
          </table:table-cell>
          <table:table-cell office:value-type="float" office:value="55.100999999999999" table:style-name="ce8">
            <text:p>55.101</text:p>
          </table:table-cell>
          <table:table-cell office:value-type="float" office:value="43.981999999999999" table:style-name="ce8">
            <text:p>43.982</text:p>
          </table:table-cell>
          <table:table-cell office:value-type="float" office:value="33.121000000000002" table:style-name="ce8">
            <text:p>33.121</text:p>
          </table:table-cell>
          <table:table-cell office:value-type="float" office:value="49.158999999999999" table:style-name="ce8">
            <text:p>49.159</text:p>
          </table:table-cell>
          <table:table-cell office:value-type="float" office:value="46.555" table:style-name="ce8">
            <text:p>46.555</text:p>
          </table:table-cell>
          <table:table-cell office:value-type="float" office:value="9.9640000000000004" table:style-name="ce8">
            <text:p>9.964</text:p>
          </table:table-cell>
          <table:table-cell office:value-type="float" office:value="75.367999999999995" table:style-name="ce8">
            <text:p>75.368</text:p>
          </table:table-cell>
          <table:table-cell table:number-columns-repeated="16238"/>
        </table:table-row>
        <table:table-row table:style-name="ro9">
          <table:table-cell office:value-type="string" table:style-name="ce3">
            <text:p>J04F: My manager supports me to ensure I have the workplace adjustments I need to reduce the barriers I face due to my condition(s) or illness(es)</text:p>
          </table:table-cell>
          <table:table-cell office:value-type="string" table:style-name="ce3">
            <text:p>Strongly agree</text:p>
          </table:table-cell>
          <table:table-cell office:value-type="float" office:value="22852" table:style-name="ce8">
            <text:p>22852</text:p>
          </table:table-cell>
          <table:table-cell office:value-type="float" office:value="71.183000000000007" table:style-name="ce8">
            <text:p>71.183</text:p>
          </table:table-cell>
          <table:table-cell office:value-type="float" office:value="84.117999999999995" table:style-name="ce8">
            <text:p>84.118</text:p>
          </table:table-cell>
          <table:table-cell office:value-type="float" office:value="89.67" table:style-name="ce8">
            <text:p>89.67</text:p>
          </table:table-cell>
          <table:table-cell office:value-type="float" office:value="88.084999999999994" table:style-name="ce8">
            <text:p>88.085</text:p>
          </table:table-cell>
          <table:table-cell office:value-type="float" office:value="91.820999999999998" table:style-name="ce8">
            <text:p>91.821</text:p>
          </table:table-cell>
          <table:table-cell office:value-type="float" office:value="67.713999999999999" table:style-name="ce8">
            <text:p>67.714</text:p>
          </table:table-cell>
          <table:table-cell office:value-type="float" office:value="89.691000000000003" table:style-name="ce8">
            <text:p>89.691</text:p>
          </table:table-cell>
          <table:table-cell office:value-type="float" office:value="83.394000000000005" table:style-name="ce8">
            <text:p>83.394</text:p>
          </table:table-cell>
          <table:table-cell office:value-type="float" office:value="39.493000000000002" table:style-name="ce8">
            <text:p>39.493</text:p>
          </table:table-cell>
          <table:table-cell office:value-type="float" office:value="62.926000000000002" table:style-name="ce8">
            <text:p>62.926</text:p>
          </table:table-cell>
          <table:table-cell office:value-type="float" office:value="19.992999999999999" table:style-name="ce8">
            <text:p>19.993</text:p>
          </table:table-cell>
          <table:table-cell office:value-type="float" office:value="77.965000000000003" table:style-name="ce8">
            <text:p>77.965</text:p>
          </table:table-cell>
          <table:table-cell office:value-type="float" office:value="94.186999999999998" table:style-name="ce8">
            <text:p>94.187</text:p>
          </table:table-cell>
          <table:table-cell office:value-type="float" office:value="88.825999999999993" table:style-name="ce8">
            <text:p>88.826</text:p>
          </table:table-cell>
          <table:table-cell office:value-type="float" office:value="86.879000000000005" table:style-name="ce8">
            <text:p>86.879</text:p>
          </table:table-cell>
          <table:table-cell office:value-type="float" office:value="68.638000000000005" table:style-name="ce8">
            <text:p>68.638</text:p>
          </table:table-cell>
          <table:table-cell office:value-type="float" office:value="82.06" table:style-name="ce8">
            <text:p>82.06</text:p>
          </table:table-cell>
          <table:table-cell office:value-type="float" office:value="88.46" table:style-name="ce8">
            <text:p>88.46</text:p>
          </table:table-cell>
          <table:table-cell office:value-type="float" office:value="90.885999999999996" table:style-name="ce8">
            <text:p>90.886</text:p>
          </table:table-cell>
          <table:table-cell office:value-type="float" office:value="92.36" table:style-name="ce8">
            <text:p>92.36</text:p>
          </table:table-cell>
          <table:table-cell office:value-type="float" office:value="97.65" table:style-name="ce8">
            <text:p>97.65</text:p>
          </table:table-cell>
          <table:table-cell office:value-type="float" office:value="95.162000000000006" table:style-name="ce8">
            <text:p>95.162</text:p>
          </table:table-cell>
          <table:table-cell office:value-type="float" office:value="87.6" table:style-name="ce8">
            <text:p>87.6</text:p>
          </table:table-cell>
          <table:table-cell office:value-type="float" office:value="94.146000000000001" table:style-name="ce8">
            <text:p>94.146</text:p>
          </table:table-cell>
          <table:table-cell office:value-type="float" office:value="94.891999999999996" table:style-name="ce8">
            <text:p>94.892</text:p>
          </table:table-cell>
          <table:table-cell office:value-type="float" office:value="88.018000000000001" table:style-name="ce8">
            <text:p>88.018</text:p>
          </table:table-cell>
          <table:table-cell office:value-type="float" office:value="85.320999999999998" table:style-name="ce8">
            <text:p>85.321</text:p>
          </table:table-cell>
          <table:table-cell office:value-type="float" office:value="87.441000000000003" table:style-name="ce8">
            <text:p>87.441</text:p>
          </table:table-cell>
          <table:table-cell office:value-type="float" office:value="58.2" table:style-name="ce8">
            <text:p>58.2</text:p>
          </table:table-cell>
          <table:table-cell office:value-type="float" office:value="94.238" table:style-name="ce8">
            <text:p>94.238</text:p>
          </table:table-cell>
          <table:table-cell office:value-type="float" office:value="92.483999999999995" table:style-name="ce8">
            <text:p>92.484</text:p>
          </table:table-cell>
          <table:table-cell office:value-type="float" office:value="88.751999999999995" table:style-name="ce8">
            <text:p>88.752</text:p>
          </table:table-cell>
          <table:table-cell office:value-type="float" office:value="78.89" table:style-name="ce8">
            <text:p>78.89</text:p>
          </table:table-cell>
          <table:table-cell office:value-type="float" office:value="64.433000000000007" table:style-name="ce8">
            <text:p>64.433</text:p>
          </table:table-cell>
          <table:table-cell office:value-type="float" office:value="67.590999999999994" table:style-name="ce8">
            <text:p>67.591</text:p>
          </table:table-cell>
          <table:table-cell office:value-type="float" office:value="59.954999999999998" table:style-name="ce8">
            <text:p>59.955</text:p>
          </table:table-cell>
          <table:table-cell office:value-type="float" office:value="92.763999999999996" table:style-name="ce8">
            <text:p>92.764</text:p>
          </table:table-cell>
          <table:table-cell office:value-type="float" office:value="94.393000000000001" table:style-name="ce8">
            <text:p>94.393</text:p>
          </table:table-cell>
          <table:table-cell office:value-type="float" office:value="84.691000000000003" table:style-name="ce8">
            <text:p>84.691</text:p>
          </table:table-cell>
          <table:table-cell office:value-type="float" office:value="86.902000000000001" table:style-name="ce8">
            <text:p>86.902</text:p>
          </table:table-cell>
          <table:table-cell office:value-type="float" office:value="81.7" table:style-name="ce8">
            <text:p>81.7</text:p>
          </table:table-cell>
          <table:table-cell office:value-type="float" office:value="88.816000000000003" table:style-name="ce8">
            <text:p>88.816</text:p>
          </table:table-cell>
          <table:table-cell office:value-type="float" office:value="92.558000000000007" table:style-name="ce8">
            <text:p>92.558</text:p>
          </table:table-cell>
          <table:table-cell office:value-type="float" office:value="81.085999999999999" table:style-name="ce8">
            <text:p>81.086</text:p>
          </table:table-cell>
          <table:table-cell office:value-type="float" office:value="74.930000000000007" table:style-name="ce8">
            <text:p>74.93</text:p>
          </table:table-cell>
          <table:table-cell office:value-type="float" office:value="81.257999999999996" table:style-name="ce8">
            <text:p>81.258</text:p>
          </table:table-cell>
          <table:table-cell office:value-type="float" office:value="37.902000000000001" table:style-name="ce8">
            <text:p>37.902</text:p>
          </table:table-cell>
          <table:table-cell office:value-type="float" office:value="47.445999999999998" table:style-name="ce8">
            <text:p>47.446</text:p>
          </table:table-cell>
          <table:table-cell office:value-type="float" office:value="33.158000000000001" table:style-name="ce8">
            <text:p>33.158</text:p>
          </table:table-cell>
          <table:table-cell office:value-type="float" office:value="78.158000000000001" table:style-name="ce8">
            <text:p>78.158</text:p>
          </table:table-cell>
          <table:table-cell office:value-type="float" office:value="74.504999999999995" table:style-name="ce8">
            <text:p>74.505</text:p>
          </table:table-cell>
          <table:table-cell office:value-type="float" office:value="65.52" table:style-name="ce8">
            <text:p>65.52</text:p>
          </table:table-cell>
          <table:table-cell office:value-type="float" office:value="66.012" table:style-name="ce8">
            <text:p>66.012</text:p>
          </table:table-cell>
          <table:table-cell office:value-type="float" office:value="50.753999999999998" table:style-name="ce8">
            <text:p>50.754</text:p>
          </table:table-cell>
          <table:table-cell office:value-type="float" office:value="46.015999999999998" table:style-name="ce8">
            <text:p>46.016</text:p>
          </table:table-cell>
          <table:table-cell office:value-type="float" office:value="76.158000000000001" table:style-name="ce8">
            <text:p>76.158</text:p>
          </table:table-cell>
          <table:table-cell office:value-type="float" office:value="48.554000000000002" table:style-name="ce8">
            <text:p>48.554</text:p>
          </table:table-cell>
          <table:table-cell office:value-type="float" office:value="60.713000000000001" table:style-name="ce8">
            <text:p>60.713</text:p>
          </table:table-cell>
          <table:table-cell office:value-type="float" office:value="72.549000000000007" table:style-name="ce8">
            <text:p>72.549</text:p>
          </table:table-cell>
          <table:table-cell office:value-type="float" office:value="72.251999999999995" table:style-name="ce8">
            <text:p>72.252</text:p>
          </table:table-cell>
          <table:table-cell office:value-type="float" office:value="66.832999999999998" table:style-name="ce8">
            <text:p>66.833</text:p>
          </table:table-cell>
          <table:table-cell office:value-type="float" office:value="68.346000000000004" table:style-name="ce8">
            <text:p>68.346</text:p>
          </table:table-cell>
          <table:table-cell office:value-type="float" office:value="65.293999999999997" table:style-name="ce8">
            <text:p>65.294</text:p>
          </table:table-cell>
          <table:table-cell office:value-type="float" office:value="61.350999999999999" table:style-name="ce8">
            <text:p>61.351</text:p>
          </table:table-cell>
          <table:table-cell office:value-type="float" office:value="52.173999999999999" table:style-name="ce8">
            <text:p>52.174</text:p>
          </table:table-cell>
          <table:table-cell office:value-type="float" office:value="95.891999999999996" table:style-name="ce8">
            <text:p>95.892</text:p>
          </table:table-cell>
          <table:table-cell office:value-type="float" office:value="82.049000000000007" table:style-name="ce8">
            <text:p>82.049</text:p>
          </table:table-cell>
          <table:table-cell office:value-type="float" office:value="80.31" table:style-name="ce8">
            <text:p>80.31</text:p>
          </table:table-cell>
          <table:table-cell office:value-type="float" office:value="79.113" table:style-name="ce8">
            <text:p>79.113</text:p>
          </table:table-cell>
          <table:table-cell office:value-type="float" office:value="88.215000000000003" table:style-name="ce8">
            <text:p>88.215</text:p>
          </table:table-cell>
          <table:table-cell office:value-type="float" office:value="71.203000000000003" table:style-name="ce8">
            <text:p>71.203</text:p>
          </table:table-cell>
          <table:table-cell office:value-type="float" office:value="84.513999999999996" table:style-name="ce8">
            <text:p>84.514</text:p>
          </table:table-cell>
          <table:table-cell office:value-type="float" office:value="3.4830000000000001" table:style-name="ce8">
            <text:p>3.483</text:p>
          </table:table-cell>
          <table:table-cell office:value-type="float" office:value="6.984" table:style-name="ce8">
            <text:p>6.984</text:p>
          </table:table-cell>
          <table:table-cell office:value-type="float" office:value="22.135000000000002" table:style-name="ce8">
            <text:p>22.135</text:p>
          </table:table-cell>
          <table:table-cell office:value-type="float" office:value="67.397999999999996" table:style-name="ce8">
            <text:p>67.398</text:p>
          </table:table-cell>
          <table:table-cell office:value-type="float" office:value="94.963999999999999" table:style-name="ce8">
            <text:p>94.964</text:p>
          </table:table-cell>
          <table:table-cell office:value-type="float" office:value="77.92" table:style-name="ce8">
            <text:p>77.92</text:p>
          </table:table-cell>
          <table:table-cell office:value-type="float" office:value="80.664000000000001" table:style-name="ce8">
            <text:p>80.664</text:p>
          </table:table-cell>
          <table:table-cell office:value-type="float" office:value="8.3480000000000008" table:style-name="ce8">
            <text:p>8.348</text:p>
          </table:table-cell>
          <table:table-cell office:value-type="float" office:value="14.391" table:style-name="ce8">
            <text:p>14.391</text:p>
          </table:table-cell>
          <table:table-cell office:value-type="float" office:value="10.121" table:style-name="ce8">
            <text:p>10.121</text:p>
          </table:table-cell>
          <table:table-cell office:value-type="float" office:value="29.204000000000001" table:style-name="ce8">
            <text:p>29.204</text:p>
          </table:table-cell>
          <table:table-cell office:value-type="float" office:value="11.65" table:style-name="ce8">
            <text:p>11.65</text:p>
          </table:table-cell>
          <table:table-cell office:value-type="float" office:value="11.861000000000001" table:style-name="ce8">
            <text:p>11.861</text:p>
          </table:table-cell>
          <table:table-cell office:value-type="float" office:value="0.73799999999999999" table:style-name="ce8">
            <text:p>0.738</text:p>
          </table:table-cell>
          <table:table-cell office:value-type="float" office:value="19.135000000000002" table:style-name="ce8">
            <text:p>19.135</text:p>
          </table:table-cell>
          <table:table-cell office:value-type="float" office:value="2.7410000000000001" table:style-name="ce8">
            <text:p>2.741</text:p>
          </table:table-cell>
          <table:table-cell office:value-type="float" office:value="0.84299999999999997" table:style-name="ce8">
            <text:p>0.843</text:p>
          </table:table-cell>
          <table:table-cell office:value-type="float" office:value="18.503" table:style-name="ce8">
            <text:p>18.503</text:p>
          </table:table-cell>
          <table:table-cell office:value-type="float" office:value="8.2759999999999998" table:style-name="ce8">
            <text:p>8.276</text:p>
          </table:table-cell>
          <table:table-cell office:value-type="float" office:value="1.1599999999999999" table:style-name="ce8">
            <text:p>1.16</text:p>
          </table:table-cell>
          <table:table-cell office:value-type="float" office:value="2.847" table:style-name="ce8">
            <text:p>2.847</text:p>
          </table:table-cell>
          <table:table-cell office:value-type="float" office:value="2.7410000000000001" table:style-name="ce8">
            <text:p>2.741</text:p>
          </table:table-cell>
          <table:table-cell office:value-type="float" office:value="2.6360000000000001" table:style-name="ce8">
            <text:p>2.636</text:p>
          </table:table-cell>
          <table:table-cell office:value-type="float" office:value="4.8499999999999996" table:style-name="ce8">
            <text:p>4.85</text:p>
          </table:table-cell>
          <table:table-cell office:value-type="float" office:value="13.6" table:style-name="ce8">
            <text:p>13.6</text:p>
          </table:table-cell>
          <table:table-cell office:value-type="float" office:value="15.709" table:style-name="ce8">
            <text:p>15.709</text:p>
          </table:table-cell>
          <table:table-cell office:value-type="float" office:value="17.765000000000001" table:style-name="ce8">
            <text:p>17.765</text:p>
          </table:table-cell>
          <table:table-cell office:value-type="float" office:value="4.9550000000000001" table:style-name="ce8">
            <text:p>4.955</text:p>
          </table:table-cell>
          <table:table-cell office:value-type="float" office:value="7.9580000000000002" table:style-name="ce8">
            <text:p>7.958</text:p>
          </table:table-cell>
          <table:table-cell office:value-type="string" table:style-name="ce8">
            <text:p>10.529</text:p>
          </table:table-cell>
          <table:table-cell office:value-type="string" table:style-name="ce8">
            <text:p>4.851</text:p>
          </table:table-cell>
          <table:table-cell office:value-type="string" table:style-name="ce8">
            <text:p>27.122</text:p>
          </table:table-cell>
          <table:table-cell office:value-type="string" table:style-name="ce8">
            <text:p>36.384</text:p>
          </table:table-cell>
          <table:table-cell office:value-type="string" table:style-name="ce8">
            <text:p>1.047</text:p>
          </table:table-cell>
          <table:table-cell office:value-type="string" table:style-name="ce8">
            <text:p>35.612</text:p>
          </table:table-cell>
          <table:table-cell office:value-type="string" table:style-name="ce8">
            <text:p>35.061</text:p>
          </table:table-cell>
          <table:table-cell office:value-type="string" table:style-name="ce8">
            <text:p>17.641</text:p>
          </table:table-cell>
          <table:table-cell office:value-type="string" table:style-name="ce8">
            <text:p>29.438</text:p>
          </table:table-cell>
          <table:table-cell office:value-type="string" table:style-name="ce8">
            <text:p>32.635</text:p>
          </table:table-cell>
          <table:table-cell office:value-type="string" table:style-name="ce8">
            <text:p>21.94</text:p>
          </table:table-cell>
          <table:table-cell office:value-type="string" table:style-name="ce8">
            <text:p>2.977</text:p>
          </table:table-cell>
          <table:table-cell office:value-type="string" table:style-name="ce8">
            <text:p>2.811</text:p>
          </table:table-cell>
          <table:table-cell office:value-type="string" table:style-name="ce8">
            <text:p>7.938</text:p>
          </table:table-cell>
          <table:table-cell office:value-type="string" table:style-name="ce8">
            <text:p>15.987</text:p>
          </table:table-cell>
          <table:table-cell office:value-type="string" table:style-name="ce8">
            <text:p>16.869</text:p>
          </table:table-cell>
          <table:table-cell office:value-type="string" table:style-name="ce8">
            <text:p>2.26</text:p>
          </table:table-cell>
          <table:table-cell office:value-type="string" table:style-name="ce8">
            <text:p>48.205</text:p>
          </table:table-cell>
          <table:table-cell office:value-type="string" table:style-name="ce8">
            <text:p>12.7</text:p>
          </table:table-cell>
          <table:table-cell office:value-type="string" table:style-name="ce8">
            <text:p>17.835</text:p>
          </table:table-cell>
          <table:table-cell office:value-type="string" table:style-name="ce8">
            <text:p>22.529</text:p>
          </table:table-cell>
          <table:table-cell office:value-type="string" table:style-name="ce8">
            <text:p>6.847</text:p>
          </table:table-cell>
          <table:table-cell office:value-type="string" table:style-name="ce8">
            <text:p>2.374</text:p>
          </table:table-cell>
          <table:table-cell office:value-type="string" table:style-name="ce8">
            <text:p>0.883</text:p>
          </table:table-cell>
          <table:table-cell office:value-type="string" table:style-name="ce8">
            <text:p>1.712</text:p>
          </table:table-cell>
          <table:table-cell office:value-type="string" table:style-name="ce8">
            <text:p>1.436</text:p>
          </table:table-cell>
          <table:table-cell office:value-type="string" table:style-name="ce8">
            <text:p>1.27</text:p>
          </table:table-cell>
          <table:table-cell office:value-type="string" table:style-name="ce8">
            <text:p>2.54</text:p>
          </table:table-cell>
          <table:table-cell office:value-type="string" table:style-name="ce8">
            <text:p>6.792</text:p>
          </table:table-cell>
          <table:table-cell office:value-type="string" table:style-name="ce8">
            <text:p>52.205</text:p>
          </table:table-cell>
          <table:table-cell office:value-type="string" table:style-name="ce8">
            <text:p>27.619</text:p>
          </table:table-cell>
          <table:table-cell office:value-type="string" table:style-name="ce8">
            <text:p>58.273</text:p>
          </table:table-cell>
          <table:table-cell office:value-type="string" table:style-name="ce8">
            <text:p>47.737</text:p>
          </table:table-cell>
          <table:table-cell office:value-type="string" table:style-name="ce8">
            <text:p>26.349</text:p>
          </table:table-cell>
          <table:table-cell office:value-type="float" office:value="61.091000000000001" table:style-name="ce8">
            <text:p>61.091</text:p>
          </table:table-cell>
          <table:table-cell office:value-type="float" office:value="68.843000000000004" table:style-name="ce8">
            <text:p>68.843</text:p>
          </table:table-cell>
          <table:table-cell office:value-type="float" office:value="57.061" table:style-name="ce8">
            <text:p>57.061</text:p>
          </table:table-cell>
          <table:table-cell office:value-type="float" office:value="41.753" table:style-name="ce8">
            <text:p>41.753</text:p>
          </table:table-cell>
          <table:table-cell office:value-type="float" office:value="60.938000000000002" table:style-name="ce8">
            <text:p>60.938</text:p>
          </table:table-cell>
          <table:table-cell office:value-type="float" office:value="51.81" table:style-name="ce8">
            <text:p>51.81</text:p>
          </table:table-cell>
          <table:table-cell office:value-type="float" office:value="8.1050000000000004" table:style-name="ce8">
            <text:p>8.105</text:p>
          </table:table-cell>
          <table:table-cell office:value-type="float" office:value="89.543000000000006" table:style-name="ce8">
            <text:p>89.543</text:p>
          </table:table-cell>
          <table:table-cell table:number-columns-repeated="16238"/>
        </table:table-row>
        <table:table-row table:style-name="ro9">
          <table:table-cell office:value-type="string" table:style-name="ce3">
            <text:p>J05: Do you look after, or give any help or support to, anyone because they have long-term physical or mental health conditions, or illnesses, or problems related to old age?</text:p>
          </table:table-cell>
          <table:table-cell office:value-type="string" table:style-name="ce3">
            <text:p>Carer for others</text:p>
          </table:table-cell>
          <table:table-cell office:value-type="float" office:value="65546" table:style-name="ce8">
            <text:p>65546</text:p>
          </table:table-cell>
          <table:table-cell office:value-type="float" office:value="62.74" table:style-name="ce8">
            <text:p>62.74</text:p>
          </table:table-cell>
          <table:table-cell office:value-type="float" office:value="76.292000000000002" table:style-name="ce8">
            <text:p>76.292</text:p>
          </table:table-cell>
          <table:table-cell office:value-type="float" office:value="84.001000000000005" table:style-name="ce8">
            <text:p>84.001</text:p>
          </table:table-cell>
          <table:table-cell office:value-type="float" office:value="70.796999999999997" table:style-name="ce8">
            <text:p>70.797</text:p>
          </table:table-cell>
          <table:table-cell office:value-type="float" office:value="82.584999999999994" table:style-name="ce8">
            <text:p>82.585</text:p>
          </table:table-cell>
          <table:table-cell office:value-type="float" office:value="54.473999999999997" table:style-name="ce8">
            <text:p>54.474</text:p>
          </table:table-cell>
          <table:table-cell office:value-type="float" office:value="76.97" table:style-name="ce8">
            <text:p>76.97</text:p>
          </table:table-cell>
          <table:table-cell office:value-type="float" office:value="72.304000000000002" table:style-name="ce8">
            <text:p>72.304</text:p>
          </table:table-cell>
          <table:table-cell office:value-type="float" office:value="32.478000000000002" table:style-name="ce8">
            <text:p>32.478</text:p>
          </table:table-cell>
          <table:table-cell office:value-type="float" office:value="50.829000000000001" table:style-name="ce8">
            <text:p>50.829</text:p>
          </table:table-cell>
          <table:table-cell office:value-type="float" office:value="29.175999999999998" table:style-name="ce8">
            <text:p>29.176</text:p>
          </table:table-cell>
          <table:table-cell office:value-type="float" office:value="72.811999999999998" table:style-name="ce8">
            <text:p>72.812</text:p>
          </table:table-cell>
          <table:table-cell office:value-type="float" office:value="90.314999999999998" table:style-name="ce8">
            <text:p>90.315</text:p>
          </table:table-cell>
          <table:table-cell office:value-type="float" office:value="84.451999999999998" table:style-name="ce8">
            <text:p>84.452</text:p>
          </table:table-cell>
          <table:table-cell office:value-type="float" office:value="79.436000000000007" table:style-name="ce8">
            <text:p>79.436</text:p>
          </table:table-cell>
          <table:table-cell office:value-type="float" office:value="56.082000000000001" table:style-name="ce8">
            <text:p>56.082</text:p>
          </table:table-cell>
          <table:table-cell office:value-type="float" office:value="71.153999999999996" table:style-name="ce8">
            <text:p>71.154</text:p>
          </table:table-cell>
          <table:table-cell office:value-type="float" office:value="82.590999999999994" table:style-name="ce8">
            <text:p>82.591</text:p>
          </table:table-cell>
          <table:table-cell office:value-type="float" office:value="85.412999999999997" table:style-name="ce8">
            <text:p>85.413</text:p>
          </table:table-cell>
          <table:table-cell office:value-type="float" office:value="72.867000000000004" table:style-name="ce8">
            <text:p>72.867</text:p>
          </table:table-cell>
          <table:table-cell office:value-type="float" office:value="84.936999999999998" table:style-name="ce8">
            <text:p>84.937</text:p>
          </table:table-cell>
          <table:table-cell office:value-type="float" office:value="80.626999999999995" table:style-name="ce8">
            <text:p>80.627</text:p>
          </table:table-cell>
          <table:table-cell office:value-type="float" office:value="68.823999999999998" table:style-name="ce8">
            <text:p>68.824</text:p>
          </table:table-cell>
          <table:table-cell office:value-type="float" office:value="76.358999999999995" table:style-name="ce8">
            <text:p>76.359</text:p>
          </table:table-cell>
          <table:table-cell office:value-type="float" office:value="79.986000000000004" table:style-name="ce8">
            <text:p>79.986</text:p>
          </table:table-cell>
          <table:table-cell office:value-type="float" office:value="69.569000000000003" table:style-name="ce8">
            <text:p>69.569</text:p>
          </table:table-cell>
          <table:table-cell office:value-type="float" office:value="64.846999999999994" table:style-name="ce8">
            <text:p>64.847</text:p>
          </table:table-cell>
          <table:table-cell office:value-type="float" office:value="67.248999999999995" table:style-name="ce8">
            <text:p>67.249</text:p>
          </table:table-cell>
          <table:table-cell office:value-type="float" office:value="42.625999999999998" table:style-name="ce8">
            <text:p>42.626</text:p>
          </table:table-cell>
          <table:table-cell office:value-type="float" office:value="87.283000000000001" table:style-name="ce8">
            <text:p>87.283</text:p>
          </table:table-cell>
          <table:table-cell office:value-type="float" office:value="84.356999999999999" table:style-name="ce8">
            <text:p>84.357</text:p>
          </table:table-cell>
          <table:table-cell office:value-type="float" office:value="76.141999999999996" table:style-name="ce8">
            <text:p>76.142</text:p>
          </table:table-cell>
          <table:table-cell office:value-type="float" office:value="65.534000000000006" table:style-name="ce8">
            <text:p>65.534</text:p>
          </table:table-cell>
          <table:table-cell office:value-type="float" office:value="51.615000000000002" table:style-name="ce8">
            <text:p>51.615</text:p>
          </table:table-cell>
          <table:table-cell office:value-type="float" office:value="54.006999999999998" table:style-name="ce8">
            <text:p>54.007</text:p>
          </table:table-cell>
          <table:table-cell office:value-type="float" office:value="46.73" table:style-name="ce8">
            <text:p>46.73</text:p>
          </table:table-cell>
          <table:table-cell office:value-type="float" office:value="78.471999999999994" table:style-name="ce8">
            <text:p>78.472</text:p>
          </table:table-cell>
          <table:table-cell office:value-type="float" office:value="85.700999999999993" table:style-name="ce8">
            <text:p>85.701</text:p>
          </table:table-cell>
          <table:table-cell office:value-type="float" office:value="68.143000000000001" table:style-name="ce8">
            <text:p>68.143</text:p>
          </table:table-cell>
          <table:table-cell office:value-type="float" office:value="75.53" table:style-name="ce8">
            <text:p>75.53</text:p>
          </table:table-cell>
          <table:table-cell office:value-type="float" office:value="68.265000000000001" table:style-name="ce8">
            <text:p>68.265</text:p>
          </table:table-cell>
          <table:table-cell office:value-type="float" office:value="77.453999999999994" table:style-name="ce8">
            <text:p>77.454</text:p>
          </table:table-cell>
          <table:table-cell office:value-type="float" office:value="86.191999999999993" table:style-name="ce8">
            <text:p>86.192</text:p>
          </table:table-cell>
          <table:table-cell office:value-type="float" office:value="70.567999999999998" table:style-name="ce8">
            <text:p>70.568</text:p>
          </table:table-cell>
          <table:table-cell office:value-type="float" office:value="62.51" table:style-name="ce8">
            <text:p>62.51</text:p>
          </table:table-cell>
          <table:table-cell office:value-type="float" office:value="68.817999999999998" table:style-name="ce8">
            <text:p>68.818</text:p>
          </table:table-cell>
          <table:table-cell office:value-type="float" office:value="31.675999999999998" table:style-name="ce8">
            <text:p>31.676</text:p>
          </table:table-cell>
          <table:table-cell office:value-type="float" office:value="38.415999999999997" table:style-name="ce8">
            <text:p>38.416</text:p>
          </table:table-cell>
          <table:table-cell office:value-type="float" office:value="27.350999999999999" table:style-name="ce8">
            <text:p>27.351</text:p>
          </table:table-cell>
          <table:table-cell office:value-type="float" office:value="67.094999999999999" table:style-name="ce8">
            <text:p>67.095</text:p>
          </table:table-cell>
          <table:table-cell office:value-type="float" office:value="61.289000000000001" table:style-name="ce8">
            <text:p>61.289</text:p>
          </table:table-cell>
          <table:table-cell office:value-type="float" office:value="54.015000000000001" table:style-name="ce8">
            <text:p>54.015</text:p>
          </table:table-cell>
          <table:table-cell office:value-type="float" office:value="52.716999999999999" table:style-name="ce8">
            <text:p>52.717</text:p>
          </table:table-cell>
          <table:table-cell office:value-type="float" office:value="38.999000000000002" table:style-name="ce8">
            <text:p>38.999</text:p>
          </table:table-cell>
          <table:table-cell office:value-type="float" office:value="34.993000000000002" table:style-name="ce8">
            <text:p>34.993</text:p>
          </table:table-cell>
          <table:table-cell office:value-type="float" office:value="64.566999999999993" table:style-name="ce8">
            <text:p>64.567</text:p>
          </table:table-cell>
          <table:table-cell office:value-type="float" office:value="37.064999999999998" table:style-name="ce8">
            <text:p>37.065</text:p>
          </table:table-cell>
          <table:table-cell office:value-type="float" office:value="46.715000000000003" table:style-name="ce8">
            <text:p>46.715</text:p>
          </table:table-cell>
          <table:table-cell office:value-type="float" office:value="61.137999999999998" table:style-name="ce8">
            <text:p>61.138</text:p>
          </table:table-cell>
          <table:table-cell office:value-type="float" office:value="56.862000000000002" table:style-name="ce8">
            <text:p>56.862</text:p>
          </table:table-cell>
          <table:table-cell office:value-type="float" office:value="56.453000000000003" table:style-name="ce8">
            <text:p>56.453</text:p>
          </table:table-cell>
          <table:table-cell office:value-type="float" office:value="53.648000000000003" table:style-name="ce8">
            <text:p>53.648</text:p>
          </table:table-cell>
          <table:table-cell office:value-type="float" office:value="50.545000000000002" table:style-name="ce8">
            <text:p>50.545</text:p>
          </table:table-cell>
          <table:table-cell office:value-type="float" office:value="48.558" table:style-name="ce8">
            <text:p>48.558</text:p>
          </table:table-cell>
          <table:table-cell office:value-type="float" office:value="39.426000000000002" table:style-name="ce8">
            <text:p>39.426</text:p>
          </table:table-cell>
          <table:table-cell office:value-type="float" office:value="88.453999999999994" table:style-name="ce8">
            <text:p>88.454</text:p>
          </table:table-cell>
          <table:table-cell office:value-type="float" office:value="65.887" table:style-name="ce8">
            <text:p>65.887</text:p>
          </table:table-cell>
          <table:table-cell office:value-type="float" office:value="67.319000000000003" table:style-name="ce8">
            <text:p>67.319</text:p>
          </table:table-cell>
          <table:table-cell office:value-type="float" office:value="66.838999999999999" table:style-name="ce8">
            <text:p>66.839</text:p>
          </table:table-cell>
          <table:table-cell office:value-type="float" office:value="77.688000000000002" table:style-name="ce8">
            <text:p>77.688</text:p>
          </table:table-cell>
          <table:table-cell office:value-type="float" office:value="64.576999999999998" table:style-name="ce8">
            <text:p>64.577</text:p>
          </table:table-cell>
          <table:table-cell office:value-type="float" office:value="68.230999999999995" table:style-name="ce8">
            <text:p>68.231</text:p>
          </table:table-cell>
          <table:table-cell office:value-type="float" office:value="7.0970000000000004" table:style-name="ce8">
            <text:p>7.097</text:p>
          </table:table-cell>
          <table:table-cell office:value-type="float" office:value="10.252000000000001" table:style-name="ce8">
            <text:p>10.252</text:p>
          </table:table-cell>
          <table:table-cell office:value-type="float" office:value="24.736999999999998" table:style-name="ce8">
            <text:p>24.737</text:p>
          </table:table-cell>
          <table:table-cell office:value-type="float" office:value="57.914999999999999" table:style-name="ce8">
            <text:p>57.915</text:p>
          </table:table-cell>
          <table:table-cell office:value-type="float" office:value="92.864000000000004" table:style-name="ce8">
            <text:p>92.864</text:p>
          </table:table-cell>
          <table:table-cell office:value-type="float" office:value="73.98" table:style-name="ce8">
            <text:p>73.98</text:p>
          </table:table-cell>
          <table:table-cell office:value-type="float" office:value="69.834999999999994" table:style-name="ce8">
            <text:p>69.835</text:p>
          </table:table-cell>
          <table:table-cell office:value-type="float" office:value="13.621" table:style-name="ce8">
            <text:p>13.621</text:p>
          </table:table-cell>
          <table:table-cell office:value-type="float" office:value="16.513000000000002" table:style-name="ce8">
            <text:p>16.513</text:p>
          </table:table-cell>
          <table:table-cell office:value-type="float" office:value="22.19" table:style-name="ce8">
            <text:p>22.19</text:p>
          </table:table-cell>
          <table:table-cell office:value-type="float" office:value="17.940999999999999" table:style-name="ce8">
            <text:p>17.941</text:p>
          </table:table-cell>
          <table:table-cell office:value-type="float" office:value="12.826000000000001" table:style-name="ce8">
            <text:p>12.826</text:p>
          </table:table-cell>
          <table:table-cell office:value-type="float" office:value="12.308999999999999" table:style-name="ce8">
            <text:p>12.309</text:p>
          </table:table-cell>
          <table:table-cell office:value-type="float" office:value="0.41599999999999998" table:style-name="ce8">
            <text:p>0.416</text:p>
          </table:table-cell>
          <table:table-cell office:value-type="float" office:value="22.887" table:style-name="ce8">
            <text:p>22.887</text:p>
          </table:table-cell>
          <table:table-cell office:value-type="float" office:value="3.5859999999999999" table:style-name="ce8">
            <text:p>3.586</text:p>
          </table:table-cell>
          <table:table-cell office:value-type="float" office:value="1.5289999999999999" table:style-name="ce8">
            <text:p>1.529</text:p>
          </table:table-cell>
          <table:table-cell office:value-type="float" office:value="16.231999999999999" table:style-name="ce8">
            <text:p>16.232</text:p>
          </table:table-cell>
          <table:table-cell office:value-type="float" office:value="11.207000000000001" table:style-name="ce8">
            <text:p>11.207</text:p>
          </table:table-cell>
          <table:table-cell office:value-type="float" office:value="1.079" table:style-name="ce8">
            <text:p>1.079</text:p>
          </table:table-cell>
          <table:table-cell office:value-type="float" office:value="3.6080000000000001" table:style-name="ce8">
            <text:p>3.608</text:p>
          </table:table-cell>
          <table:table-cell office:value-type="float" office:value="2.968" table:style-name="ce8">
            <text:p>2.968</text:p>
          </table:table-cell>
          <table:table-cell office:value-type="float" office:value="2.08" table:style-name="ce8">
            <text:p>2.08</text:p>
          </table:table-cell>
          <table:table-cell office:value-type="float" office:value="5.7549999999999999" table:style-name="ce8">
            <text:p>5.755</text:p>
          </table:table-cell>
          <table:table-cell office:value-type="float" office:value="20.481000000000002" table:style-name="ce8">
            <text:p>20.481</text:p>
          </table:table-cell>
          <table:table-cell office:value-type="float" office:value="22.425999999999998" table:style-name="ce8">
            <text:p>22.426</text:p>
          </table:table-cell>
          <table:table-cell office:value-type="float" office:value="19.030999999999999" table:style-name="ce8">
            <text:p>19.031</text:p>
          </table:table-cell>
          <table:table-cell office:value-type="float" office:value="7.6890000000000001" table:style-name="ce8">
            <text:p>7.689</text:p>
          </table:table-cell>
          <table:table-cell office:value-type="float" office:value="11.449" table:style-name="ce8">
            <text:p>11.449</text:p>
          </table:table-cell>
          <table:table-cell office:value-type="string" table:style-name="ce8">
            <text:p>10.219</text:p>
          </table:table-cell>
          <table:table-cell office:value-type="string" table:style-name="ce8">
            <text:p>3.625</text:p>
          </table:table-cell>
          <table:table-cell office:value-type="string" table:style-name="ce8">
            <text:p>27.341</text:p>
          </table:table-cell>
          <table:table-cell office:value-type="string" table:style-name="ce8">
            <text:p>38.042</text:p>
          </table:table-cell>
          <table:table-cell office:value-type="string" table:style-name="ce8">
            <text:p>0.99</text:p>
          </table:table-cell>
          <table:table-cell office:value-type="string" table:style-name="ce8">
            <text:p>38.925</text:p>
          </table:table-cell>
          <table:table-cell office:value-type="string" table:style-name="ce8">
            <text:p>45.987</text:p>
          </table:table-cell>
          <table:table-cell office:value-type="string" table:style-name="ce8">
            <text:p>25.789</text:p>
          </table:table-cell>
          <table:table-cell office:value-type="string" table:style-name="ce8">
            <text:p>41.479</text:p>
          </table:table-cell>
          <table:table-cell office:value-type="string" table:style-name="ce8">
            <text:p>37.961</text:p>
          </table:table-cell>
          <table:table-cell office:value-type="string" table:style-name="ce8">
            <text:p>25.869</text:p>
          </table:table-cell>
          <table:table-cell office:value-type="string" table:style-name="ce8">
            <text:p>3.866</text:p>
          </table:table-cell>
          <table:table-cell office:value-type="string" table:style-name="ce8">
            <text:p>7.852</text:p>
          </table:table-cell>
          <table:table-cell office:value-type="string" table:style-name="ce8">
            <text:p>10.273</text:p>
          </table:table-cell>
          <table:table-cell office:value-type="string" table:style-name="ce8">
            <text:p>13.777</text:p>
          </table:table-cell>
          <table:table-cell office:value-type="string" table:style-name="ce8">
            <text:p>17.469</text:p>
          </table:table-cell>
          <table:table-cell office:value-type="string" table:style-name="ce8">
            <text:p>3.357</text:p>
          </table:table-cell>
          <table:table-cell office:value-type="string" table:style-name="ce8">
            <text:p>39.555</text:p>
          </table:table-cell>
          <table:table-cell office:value-type="string" table:style-name="ce8">
            <text:p>9.406</text:p>
          </table:table-cell>
          <table:table-cell office:value-type="string" table:style-name="ce8">
            <text:p>33.705</text:p>
          </table:table-cell>
          <table:table-cell office:value-type="string" table:style-name="ce8">
            <text:p>30.001</text:p>
          </table:table-cell>
          <table:table-cell office:value-type="string" table:style-name="ce8">
            <text:p>5.058</text:p>
          </table:table-cell>
          <table:table-cell office:value-type="string" table:style-name="ce8">
            <text:p>1.543</text:p>
          </table:table-cell>
          <table:table-cell office:value-type="string" table:style-name="ce8">
            <text:p>1.02</text:p>
          </table:table-cell>
          <table:table-cell office:value-type="string" table:style-name="ce8">
            <text:p>1.758</text:p>
          </table:table-cell>
          <table:table-cell office:value-type="string" table:style-name="ce8">
            <text:p>2.281</text:p>
          </table:table-cell>
          <table:table-cell office:value-type="string" table:style-name="ce8">
            <text:p>1.516</text:p>
          </table:table-cell>
          <table:table-cell office:value-type="string" table:style-name="ce8">
            <text:p>3.019</text:p>
          </table:table-cell>
          <table:table-cell office:value-type="string" table:style-name="ce8">
            <text:p>10.466</text:p>
          </table:table-cell>
          <table:table-cell office:value-type="string" table:style-name="ce8">
            <text:p>40.335</text:p>
          </table:table-cell>
          <table:table-cell office:value-type="string" table:style-name="ce8">
            <text:p>13.521</text:p>
          </table:table-cell>
          <table:table-cell office:value-type="string" table:style-name="ce8">
            <text:p>37.787</text:p>
          </table:table-cell>
          <table:table-cell office:value-type="string" table:style-name="ce8">
            <text:p>63.886</text:p>
          </table:table-cell>
          <table:table-cell office:value-type="string" table:style-name="ce8">
            <text:p>38.003</text:p>
          </table:table-cell>
          <table:table-cell office:value-type="float" office:value="53.457999999999998" table:style-name="ce8">
            <text:p>53.458</text:p>
          </table:table-cell>
          <table:table-cell office:value-type="float" office:value="63.615000000000002" table:style-name="ce8">
            <text:p>63.615</text:p>
          </table:table-cell>
          <table:table-cell office:value-type="float" office:value="52.122" table:style-name="ce8">
            <text:p>52.122</text:p>
          </table:table-cell>
          <table:table-cell office:value-type="float" office:value="40.335999999999999" table:style-name="ce8">
            <text:p>40.336</text:p>
          </table:table-cell>
          <table:table-cell office:value-type="float" office:value="62.686" table:style-name="ce8">
            <text:p>62.686</text:p>
          </table:table-cell>
          <table:table-cell office:value-type="float" office:value="63.101999999999997" table:style-name="ce8">
            <text:p>63.102</text:p>
          </table:table-cell>
          <table:table-cell office:value-type="float" office:value="6.3970000000000002" table:style-name="ce8">
            <text:p>6.397</text:p>
          </table:table-cell>
          <table:table-cell office:value-type="float" office:value="74.637" table:style-name="ce8">
            <text:p>74.637</text:p>
          </table:table-cell>
          <table:table-cell table:number-columns-repeated="16238"/>
        </table:table-row>
        <table:table-row table:style-name="ro9">
          <table:table-cell office:value-type="string" table:style-name="ce3">
            <text:p>J05: Do you look after, or give any help or support to, anyone because they have long-term physical or mental health conditions, or illnesses, or problems related to old age?</text:p>
          </table:table-cell>
          <table:table-cell office:value-type="string" table:style-name="ce3">
            <text:p>Not a carer</text:p>
          </table:table-cell>
          <table:table-cell office:value-type="float" office:value="227840" table:style-name="ce8">
            <text:p>227840</text:p>
          </table:table-cell>
          <table:table-cell office:value-type="float" office:value="65.177999999999997" table:style-name="ce8">
            <text:p>65.178</text:p>
          </table:table-cell>
          <table:table-cell office:value-type="float" office:value="78.137" table:style-name="ce8">
            <text:p>78.137</text:p>
          </table:table-cell>
          <table:table-cell office:value-type="float" office:value="83.953999999999994" table:style-name="ce8">
            <text:p>83.954</text:p>
          </table:table-cell>
          <table:table-cell office:value-type="float" office:value="73.774000000000001" table:style-name="ce8">
            <text:p>73.774</text:p>
          </table:table-cell>
          <table:table-cell office:value-type="float" office:value="84.247" table:style-name="ce8">
            <text:p>84.247</text:p>
          </table:table-cell>
          <table:table-cell office:value-type="float" office:value="58.89" table:style-name="ce8">
            <text:p>58.89</text:p>
          </table:table-cell>
          <table:table-cell office:value-type="float" office:value="82.006" table:style-name="ce8">
            <text:p>82.006</text:p>
          </table:table-cell>
          <table:table-cell office:value-type="float" office:value="75.838999999999999" table:style-name="ce8">
            <text:p>75.839</text:p>
          </table:table-cell>
          <table:table-cell office:value-type="float" office:value="39.420999999999999" table:style-name="ce8">
            <text:p>39.421</text:p>
          </table:table-cell>
          <table:table-cell office:value-type="float" office:value="55.222999999999999" table:style-name="ce8">
            <text:p>55.223</text:p>
          </table:table-cell>
          <table:table-cell office:value-type="float" office:value="26.541" table:style-name="ce8">
            <text:p>26.541</text:p>
          </table:table-cell>
          <table:table-cell office:value-type="float" office:value="74.213999999999999" table:style-name="ce8">
            <text:p>74.214</text:p>
          </table:table-cell>
          <table:table-cell office:value-type="float" office:value="90.683999999999997" table:style-name="ce8">
            <text:p>90.684</text:p>
          </table:table-cell>
          <table:table-cell office:value-type="float" office:value="83.911000000000001" table:style-name="ce8">
            <text:p>83.911</text:p>
          </table:table-cell>
          <table:table-cell office:value-type="float" office:value="79.731999999999999" table:style-name="ce8">
            <text:p>79.732</text:p>
          </table:table-cell>
          <table:table-cell office:value-type="float" office:value="60.518999999999998" table:style-name="ce8">
            <text:p>60.519</text:p>
          </table:table-cell>
          <table:table-cell office:value-type="float" office:value="75.792000000000002" table:style-name="ce8">
            <text:p>75.792</text:p>
          </table:table-cell>
          <table:table-cell office:value-type="float" office:value="82.343000000000004" table:style-name="ce8">
            <text:p>82.343</text:p>
          </table:table-cell>
          <table:table-cell office:value-type="float" office:value="85.563999999999993" table:style-name="ce8">
            <text:p>85.564</text:p>
          </table:table-cell>
          <table:table-cell office:value-type="float" office:value="75.917000000000002" table:style-name="ce8">
            <text:p>75.917</text:p>
          </table:table-cell>
          <table:table-cell office:value-type="float" office:value="87.073999999999998" table:style-name="ce8">
            <text:p>87.074</text:p>
          </table:table-cell>
          <table:table-cell office:value-type="float" office:value="84.531999999999996" table:style-name="ce8">
            <text:p>84.532</text:p>
          </table:table-cell>
          <table:table-cell office:value-type="float" office:value="70.286000000000001" table:style-name="ce8">
            <text:p>70.286</text:p>
          </table:table-cell>
          <table:table-cell office:value-type="float" office:value="80.519000000000005" table:style-name="ce8">
            <text:p>80.519</text:p>
          </table:table-cell>
          <table:table-cell office:value-type="float" office:value="83.45" table:style-name="ce8">
            <text:p>83.45</text:p>
          </table:table-cell>
          <table:table-cell office:value-type="float" office:value="71.025000000000006" table:style-name="ce8">
            <text:p>71.025</text:p>
          </table:table-cell>
          <table:table-cell office:value-type="float" office:value="68.394000000000005" table:style-name="ce8">
            <text:p>68.394</text:p>
          </table:table-cell>
          <table:table-cell office:value-type="float" office:value="72.683999999999997" table:style-name="ce8">
            <text:p>72.684</text:p>
          </table:table-cell>
          <table:table-cell office:value-type="float" office:value="43.78" table:style-name="ce8">
            <text:p>43.78</text:p>
          </table:table-cell>
          <table:table-cell office:value-type="float" office:value="88.668000000000006" table:style-name="ce8">
            <text:p>88.668</text:p>
          </table:table-cell>
          <table:table-cell office:value-type="float" office:value="85.638999999999996" table:style-name="ce8">
            <text:p>85.639</text:p>
          </table:table-cell>
          <table:table-cell office:value-type="float" office:value="78.435000000000002" table:style-name="ce8">
            <text:p>78.435</text:p>
          </table:table-cell>
          <table:table-cell office:value-type="float" office:value="68.634" table:style-name="ce8">
            <text:p>68.634</text:p>
          </table:table-cell>
          <table:table-cell office:value-type="float" office:value="53.658999999999999" table:style-name="ce8">
            <text:p>53.659</text:p>
          </table:table-cell>
          <table:table-cell office:value-type="float" office:value="60.533999999999999" table:style-name="ce8">
            <text:p>60.534</text:p>
          </table:table-cell>
          <table:table-cell office:value-type="float" office:value="52.703000000000003" table:style-name="ce8">
            <text:p>52.703</text:p>
          </table:table-cell>
          <table:table-cell office:value-type="float" office:value="84.807000000000002" table:style-name="ce8">
            <text:p>84.807</text:p>
          </table:table-cell>
          <table:table-cell office:value-type="float" office:value="89.335999999999999" table:style-name="ce8">
            <text:p>89.336</text:p>
          </table:table-cell>
          <table:table-cell office:value-type="float" office:value="73.328999999999994" table:style-name="ce8">
            <text:p>73.329</text:p>
          </table:table-cell>
          <table:table-cell office:value-type="float" office:value="80.540999999999997" table:style-name="ce8">
            <text:p>80.541</text:p>
          </table:table-cell>
          <table:table-cell office:value-type="float" office:value="72.697000000000003" table:style-name="ce8">
            <text:p>72.697</text:p>
          </table:table-cell>
          <table:table-cell office:value-type="float" office:value="79.224000000000004" table:style-name="ce8">
            <text:p>79.224</text:p>
          </table:table-cell>
          <table:table-cell office:value-type="float" office:value="88.602000000000004" table:style-name="ce8">
            <text:p>88.602</text:p>
          </table:table-cell>
          <table:table-cell office:value-type="float" office:value="74.718999999999994" table:style-name="ce8">
            <text:p>74.719</text:p>
          </table:table-cell>
          <table:table-cell office:value-type="float" office:value="66.117000000000004" table:style-name="ce8">
            <text:p>66.117</text:p>
          </table:table-cell>
          <table:table-cell office:value-type="float" office:value="73.66" table:style-name="ce8">
            <text:p>73.66</text:p>
          </table:table-cell>
          <table:table-cell office:value-type="float" office:value="39.036000000000001" table:style-name="ce8">
            <text:p>39.036</text:p>
          </table:table-cell>
          <table:table-cell office:value-type="float" office:value="45.694000000000003" table:style-name="ce8">
            <text:p>45.694</text:p>
          </table:table-cell>
          <table:table-cell office:value-type="float" office:value="33.542000000000002" table:style-name="ce8">
            <text:p>33.542</text:p>
          </table:table-cell>
          <table:table-cell office:value-type="float" office:value="71.216999999999999" table:style-name="ce8">
            <text:p>71.217</text:p>
          </table:table-cell>
          <table:table-cell office:value-type="float" office:value="66.355000000000004" table:style-name="ce8">
            <text:p>66.355</text:p>
          </table:table-cell>
          <table:table-cell office:value-type="float" office:value="56.548000000000002" table:style-name="ce8">
            <text:p>56.548</text:p>
          </table:table-cell>
          <table:table-cell office:value-type="float" office:value="58.71" table:style-name="ce8">
            <text:p>58.71</text:p>
          </table:table-cell>
          <table:table-cell office:value-type="float" office:value="42.186999999999998" table:style-name="ce8">
            <text:p>42.187</text:p>
          </table:table-cell>
          <table:table-cell office:value-type="float" office:value="39.066000000000003" table:style-name="ce8">
            <text:p>39.066</text:p>
          </table:table-cell>
          <table:table-cell office:value-type="float" office:value="68.808000000000007" table:style-name="ce8">
            <text:p>68.808</text:p>
          </table:table-cell>
          <table:table-cell office:value-type="float" office:value="41.3" table:style-name="ce8">
            <text:p>41.3</text:p>
          </table:table-cell>
          <table:table-cell office:value-type="float" office:value="52.783000000000001" table:style-name="ce8">
            <text:p>52.783</text:p>
          </table:table-cell>
          <table:table-cell office:value-type="float" office:value="66.799000000000007" table:style-name="ce8">
            <text:p>66.799</text:p>
          </table:table-cell>
          <table:table-cell office:value-type="float" office:value="64.64" table:style-name="ce8">
            <text:p>64.64</text:p>
          </table:table-cell>
          <table:table-cell office:value-type="float" office:value="55.335000000000001" table:style-name="ce8">
            <text:p>55.335</text:p>
          </table:table-cell>
          <table:table-cell office:value-type="float" office:value="57.316000000000003" table:style-name="ce8">
            <text:p>57.316</text:p>
          </table:table-cell>
          <table:table-cell office:value-type="float" office:value="54.524000000000001" table:style-name="ce8">
            <text:p>54.524</text:p>
          </table:table-cell>
          <table:table-cell office:value-type="float" office:value="52.313000000000002" table:style-name="ce8">
            <text:p>52.313</text:p>
          </table:table-cell>
          <table:table-cell office:value-type="float" office:value="38.335000000000001" table:style-name="ce8">
            <text:p>38.335</text:p>
          </table:table-cell>
          <table:table-cell office:value-type="float" office:value="91.311000000000007" table:style-name="ce8">
            <text:p>91.311</text:p>
          </table:table-cell>
          <table:table-cell office:value-type="float" office:value="72.040999999999997" table:style-name="ce8">
            <text:p>72.041</text:p>
          </table:table-cell>
          <table:table-cell office:value-type="float" office:value="72.963999999999999" table:style-name="ce8">
            <text:p>72.964</text:p>
          </table:table-cell>
          <table:table-cell office:value-type="float" office:value="72.119" table:style-name="ce8">
            <text:p>72.119</text:p>
          </table:table-cell>
          <table:table-cell office:value-type="float" office:value="81.691000000000003" table:style-name="ce8">
            <text:p>81.691</text:p>
          </table:table-cell>
          <table:table-cell office:value-type="float" office:value="59.927999999999997" table:style-name="ce8">
            <text:p>59.928</text:p>
          </table:table-cell>
          <table:table-cell office:value-type="float" office:value="73.260999999999996" table:style-name="ce8">
            <text:p>73.261</text:p>
          </table:table-cell>
          <table:table-cell office:value-type="float" office:value="5.2450000000000001" table:style-name="ce8">
            <text:p>5.245</text:p>
          </table:table-cell>
          <table:table-cell office:value-type="float" office:value="10.625999999999999" table:style-name="ce8">
            <text:p>10.626</text:p>
          </table:table-cell>
          <table:table-cell office:value-type="float" office:value="29.161000000000001" table:style-name="ce8">
            <text:p>29.161</text:p>
          </table:table-cell>
          <table:table-cell office:value-type="float" office:value="54.968000000000004" table:style-name="ce8">
            <text:p>54.968</text:p>
          </table:table-cell>
          <table:table-cell office:value-type="float" office:value="90.722999999999999" table:style-name="ce8">
            <text:p>90.723</text:p>
          </table:table-cell>
          <table:table-cell office:value-type="float" office:value="67.17" table:style-name="ce8">
            <text:p>67.17</text:p>
          </table:table-cell>
          <table:table-cell office:value-type="float" office:value="74.849999999999994" table:style-name="ce8">
            <text:p>74.85</text:p>
          </table:table-cell>
          <table:table-cell office:value-type="float" office:value="8.2029999999999994" table:style-name="ce8">
            <text:p>8.203</text:p>
          </table:table-cell>
          <table:table-cell office:value-type="float" office:value="16.382999999999999" table:style-name="ce8">
            <text:p>16.383</text:p>
          </table:table-cell>
          <table:table-cell office:value-type="float" office:value="9.7080000000000002" table:style-name="ce8">
            <text:p>9.708</text:p>
          </table:table-cell>
          <table:table-cell office:value-type="float" office:value="12.973000000000001" table:style-name="ce8">
            <text:p>12.973</text:p>
          </table:table-cell>
          <table:table-cell office:value-type="float" office:value="12.103" table:style-name="ce8">
            <text:p>12.103</text:p>
          </table:table-cell>
          <table:table-cell office:value-type="float" office:value="15.148" table:style-name="ce8">
            <text:p>15.148</text:p>
          </table:table-cell>
          <table:table-cell office:value-type="float" office:value="0.33300000000000002" table:style-name="ce8">
            <text:p>0.333</text:p>
          </table:table-cell>
          <table:table-cell office:value-type="float" office:value="23.181000000000001" table:style-name="ce8">
            <text:p>23.181</text:p>
          </table:table-cell>
          <table:table-cell office:value-type="float" office:value="3.2109999999999999" table:style-name="ce8">
            <text:p>3.211</text:p>
          </table:table-cell>
          <table:table-cell office:value-type="float" office:value="1.536" table:style-name="ce8">
            <text:p>1.536</text:p>
          </table:table-cell>
          <table:table-cell office:value-type="float" office:value="12.016999999999999" table:style-name="ce8">
            <text:p>12.017</text:p>
          </table:table-cell>
          <table:table-cell office:value-type="float" office:value="9.4290000000000003" table:style-name="ce8">
            <text:p>9.429</text:p>
          </table:table-cell>
          <table:table-cell office:value-type="float" office:value="1.9379999999999999" table:style-name="ce8">
            <text:p>1.938</text:p>
          </table:table-cell>
          <table:table-cell office:value-type="float" office:value="2.6850000000000001" table:style-name="ce8">
            <text:p>2.685</text:p>
          </table:table-cell>
          <table:table-cell office:value-type="float" office:value="3.0659999999999998" table:style-name="ce8">
            <text:p>3.066</text:p>
          </table:table-cell>
          <table:table-cell office:value-type="float" office:value="2.33" table:style-name="ce8">
            <text:p>2.33</text:p>
          </table:table-cell>
          <table:table-cell office:value-type="float" office:value="5.3159999999999998" table:style-name="ce8">
            <text:p>5.316</text:p>
          </table:table-cell>
          <table:table-cell office:value-type="float" office:value="15.599" table:style-name="ce8">
            <text:p>15.599</text:p>
          </table:table-cell>
          <table:table-cell office:value-type="float" office:value="17.591000000000001" table:style-name="ce8">
            <text:p>17.591</text:p>
          </table:table-cell>
          <table:table-cell office:value-type="float" office:value="19.701000000000001" table:style-name="ce8">
            <text:p>19.701</text:p>
          </table:table-cell>
          <table:table-cell office:value-type="float" office:value="7.4960000000000004" table:style-name="ce8">
            <text:p>7.496</text:p>
          </table:table-cell>
          <table:table-cell office:value-type="float" office:value="7.375" table:style-name="ce8">
            <text:p>7.375</text:p>
          </table:table-cell>
          <table:table-cell office:value-type="string" table:style-name="ce8">
            <text:p>10.167</text:p>
          </table:table-cell>
          <table:table-cell office:value-type="string" table:style-name="ce8">
            <text:p>4.773</text:p>
          </table:table-cell>
          <table:table-cell office:value-type="string" table:style-name="ce8">
            <text:p>25.131</text:p>
          </table:table-cell>
          <table:table-cell office:value-type="string" table:style-name="ce8">
            <text:p>38.393</text:p>
          </table:table-cell>
          <table:table-cell office:value-type="string" table:style-name="ce8">
            <text:p>0.723</text:p>
          </table:table-cell>
          <table:table-cell office:value-type="string" table:style-name="ce8">
            <text:p>37.557</text:p>
          </table:table-cell>
          <table:table-cell office:value-type="string" table:style-name="ce8">
            <text:p>44.062</text:p>
          </table:table-cell>
          <table:table-cell office:value-type="string" table:style-name="ce8">
            <text:p>24.373</text:p>
          </table:table-cell>
          <table:table-cell office:value-type="string" table:style-name="ce8">
            <text:p>36.392</text:p>
          </table:table-cell>
          <table:table-cell office:value-type="string" table:style-name="ce8">
            <text:p>34.659</text:p>
          </table:table-cell>
          <table:table-cell office:value-type="string" table:style-name="ce8">
            <text:p>24.689</text:p>
          </table:table-cell>
          <table:table-cell office:value-type="string" table:style-name="ce8">
            <text:p>2.64</text:p>
          </table:table-cell>
          <table:table-cell office:value-type="string" table:style-name="ce8">
            <text:p>3.047</text:p>
          </table:table-cell>
          <table:table-cell office:value-type="string" table:style-name="ce8">
            <text:p>7.903</text:p>
          </table:table-cell>
          <table:table-cell office:value-type="string" table:style-name="ce8">
            <text:p>10.627</text:p>
          </table:table-cell>
          <table:table-cell office:value-type="string" table:style-name="ce8">
            <text:p>14.94</text:p>
          </table:table-cell>
          <table:table-cell office:value-type="string" table:style-name="ce8">
            <text:p>2.616</text:p>
          </table:table-cell>
          <table:table-cell office:value-type="string" table:style-name="ce8">
            <text:p>40.995</text:p>
          </table:table-cell>
          <table:table-cell office:value-type="string" table:style-name="ce8">
            <text:p>10.307</text:p>
          </table:table-cell>
          <table:table-cell office:value-type="string" table:style-name="ce8">
            <text:p>31.084</text:p>
          </table:table-cell>
          <table:table-cell office:value-type="string" table:style-name="ce8">
            <text:p>25.468</text:p>
          </table:table-cell>
          <table:table-cell office:value-type="string" table:style-name="ce8">
            <text:p>5.07</text:p>
          </table:table-cell>
          <table:table-cell office:value-type="string" table:style-name="ce8">
            <text:p>2.208</text:p>
          </table:table-cell>
          <table:table-cell office:value-type="string" table:style-name="ce8">
            <text:p>1.248</text:p>
          </table:table-cell>
          <table:table-cell office:value-type="string" table:style-name="ce8">
            <text:p>1.782</text:p>
          </table:table-cell>
          <table:table-cell office:value-type="string" table:style-name="ce8">
            <text:p>1.812</text:p>
          </table:table-cell>
          <table:table-cell office:value-type="string" table:style-name="ce8">
            <text:p>1.104</text:p>
          </table:table-cell>
          <table:table-cell office:value-type="string" table:style-name="ce8">
            <text:p>2.64</text:p>
          </table:table-cell>
          <table:table-cell office:value-type="string" table:style-name="ce8">
            <text:p>8.471</text:p>
          </table:table-cell>
          <table:table-cell office:value-type="string" table:style-name="ce8">
            <text:p>42.709</text:p>
          </table:table-cell>
          <table:table-cell office:value-type="string" table:style-name="ce8">
            <text:p>16.53</text:p>
          </table:table-cell>
          <table:table-cell office:value-type="string" table:style-name="ce8">
            <text:p>43.524</text:p>
          </table:table-cell>
          <table:table-cell office:value-type="string" table:style-name="ce8">
            <text:p>59.158</text:p>
          </table:table-cell>
          <table:table-cell office:value-type="string" table:style-name="ce8">
            <text:p>31.568</text:p>
          </table:table-cell>
          <table:table-cell office:value-type="float" office:value="61.445" table:style-name="ce8">
            <text:p>61.445</text:p>
          </table:table-cell>
          <table:table-cell office:value-type="float" office:value="68.515000000000001" table:style-name="ce8">
            <text:p>68.515</text:p>
          </table:table-cell>
          <table:table-cell office:value-type="float" office:value="59.207999999999998" table:style-name="ce8">
            <text:p>59.208</text:p>
          </table:table-cell>
          <table:table-cell office:value-type="float" office:value="46.037999999999997" table:style-name="ce8">
            <text:p>46.038</text:p>
          </table:table-cell>
          <table:table-cell office:value-type="float" office:value="71.432000000000002" table:style-name="ce8">
            <text:p>71.432</text:p>
          </table:table-cell>
          <table:table-cell office:value-type="float" office:value="72.674999999999997" table:style-name="ce8">
            <text:p>72.675</text:p>
          </table:table-cell>
          <table:table-cell office:value-type="float" office:value="5.3380000000000001" table:style-name="ce8">
            <text:p>5.338</text:p>
          </table:table-cell>
          <table:table-cell office:value-type="float" office:value="78.048000000000002" table:style-name="ce8">
            <text:p>78.048</text:p>
          </table:table-cell>
          <table:table-cell table:number-columns-repeated="16238"/>
        </table:table-row>
        <table:table-row table:style-name="ro11">
          <table:table-cell office:value-type="string" table:style-name="ce3">
            <text:p>J06: Do you have childcare responsibilities as a primary care giver (for example, parent or guardian)?</text:p>
          </table:table-cell>
          <table:table-cell office:value-type="string" table:style-name="ce3">
            <text:p>Has childcare responsibilities</text:p>
          </table:table-cell>
          <table:table-cell office:value-type="float" office:value="100763" table:style-name="ce8">
            <text:p>100763</text:p>
          </table:table-cell>
          <table:table-cell office:value-type="float" office:value="66.180000000000007" table:style-name="ce8">
            <text:p>66.18</text:p>
          </table:table-cell>
          <table:table-cell office:value-type="float" office:value="79.831999999999994" table:style-name="ce8">
            <text:p>79.832</text:p>
          </table:table-cell>
          <table:table-cell office:value-type="float" office:value="85.233000000000004" table:style-name="ce8">
            <text:p>85.233</text:p>
          </table:table-cell>
          <table:table-cell office:value-type="float" office:value="74.239999999999995" table:style-name="ce8">
            <text:p>74.24</text:p>
          </table:table-cell>
          <table:table-cell office:value-type="float" office:value="85.268000000000001" table:style-name="ce8">
            <text:p>85.268</text:p>
          </table:table-cell>
          <table:table-cell office:value-type="float" office:value="59.121000000000002" table:style-name="ce8">
            <text:p>59.121</text:p>
          </table:table-cell>
          <table:table-cell office:value-type="float" office:value="81.444000000000003" table:style-name="ce8">
            <text:p>81.444</text:p>
          </table:table-cell>
          <table:table-cell office:value-type="float" office:value="75.387" table:style-name="ce8">
            <text:p>75.387</text:p>
          </table:table-cell>
          <table:table-cell office:value-type="float" office:value="38.162999999999997" table:style-name="ce8">
            <text:p>38.163</text:p>
          </table:table-cell>
          <table:table-cell office:value-type="float" office:value="55.932000000000002" table:style-name="ce8">
            <text:p>55.932</text:p>
          </table:table-cell>
          <table:table-cell office:value-type="float" office:value="26.62" table:style-name="ce8">
            <text:p>26.62</text:p>
          </table:table-cell>
          <table:table-cell office:value-type="float" office:value="75.159000000000006" table:style-name="ce8">
            <text:p>75.159</text:p>
          </table:table-cell>
          <table:table-cell office:value-type="float" office:value="92.128" table:style-name="ce8">
            <text:p>92.128</text:p>
          </table:table-cell>
          <table:table-cell office:value-type="float" office:value="85.944999999999993" table:style-name="ce8">
            <text:p>85.945</text:p>
          </table:table-cell>
          <table:table-cell office:value-type="float" office:value="81.516000000000005" table:style-name="ce8">
            <text:p>81.516</text:p>
          </table:table-cell>
          <table:table-cell office:value-type="float" office:value="62.759" table:style-name="ce8">
            <text:p>62.759</text:p>
          </table:table-cell>
          <table:table-cell office:value-type="float" office:value="76.77" table:style-name="ce8">
            <text:p>76.77</text:p>
          </table:table-cell>
          <table:table-cell office:value-type="float" office:value="83.631" table:style-name="ce8">
            <text:p>83.631</text:p>
          </table:table-cell>
          <table:table-cell office:value-type="float" office:value="86.835999999999999" table:style-name="ce8">
            <text:p>86.836</text:p>
          </table:table-cell>
          <table:table-cell office:value-type="float" office:value="76.424000000000007" table:style-name="ce8">
            <text:p>76.424</text:p>
          </table:table-cell>
          <table:table-cell office:value-type="float" office:value="87.757000000000005" table:style-name="ce8">
            <text:p>87.757</text:p>
          </table:table-cell>
          <table:table-cell office:value-type="float" office:value="84.808000000000007" table:style-name="ce8">
            <text:p>84.808</text:p>
          </table:table-cell>
          <table:table-cell office:value-type="float" office:value="72.043999999999997" table:style-name="ce8">
            <text:p>72.044</text:p>
          </table:table-cell>
          <table:table-cell office:value-type="float" office:value="80.638000000000005" table:style-name="ce8">
            <text:p>80.638</text:p>
          </table:table-cell>
          <table:table-cell office:value-type="float" office:value="82.733999999999995" table:style-name="ce8">
            <text:p>82.734</text:p>
          </table:table-cell>
          <table:table-cell office:value-type="float" office:value="71.391999999999996" table:style-name="ce8">
            <text:p>71.392</text:p>
          </table:table-cell>
          <table:table-cell office:value-type="float" office:value="69.091999999999999" table:style-name="ce8">
            <text:p>69.092</text:p>
          </table:table-cell>
          <table:table-cell office:value-type="float" office:value="71.555000000000007" table:style-name="ce8">
            <text:p>71.555</text:p>
          </table:table-cell>
          <table:table-cell office:value-type="float" office:value="45.85" table:style-name="ce8">
            <text:p>45.85</text:p>
          </table:table-cell>
          <table:table-cell office:value-type="float" office:value="89.072000000000003" table:style-name="ce8">
            <text:p>89.072</text:p>
          </table:table-cell>
          <table:table-cell office:value-type="float" office:value="86.551000000000002" table:style-name="ce8">
            <text:p>86.551</text:p>
          </table:table-cell>
          <table:table-cell office:value-type="float" office:value="80.19" table:style-name="ce8">
            <text:p>80.19</text:p>
          </table:table-cell>
          <table:table-cell office:value-type="float" office:value="68.067999999999998" table:style-name="ce8">
            <text:p>68.068</text:p>
          </table:table-cell>
          <table:table-cell office:value-type="float" office:value="54.365000000000002" table:style-name="ce8">
            <text:p>54.365</text:p>
          </table:table-cell>
          <table:table-cell office:value-type="float" office:value="60.143999999999998" table:style-name="ce8">
            <text:p>60.144</text:p>
          </table:table-cell>
          <table:table-cell office:value-type="float" office:value="53.878999999999998" table:style-name="ce8">
            <text:p>53.879</text:p>
          </table:table-cell>
          <table:table-cell office:value-type="float" office:value="83.466999999999999" table:style-name="ce8">
            <text:p>83.467</text:p>
          </table:table-cell>
          <table:table-cell office:value-type="float" office:value="88.835999999999999" table:style-name="ce8">
            <text:p>88.836</text:p>
          </table:table-cell>
          <table:table-cell office:value-type="float" office:value="73.004000000000005" table:style-name="ce8">
            <text:p>73.004</text:p>
          </table:table-cell>
          <table:table-cell office:value-type="float" office:value="80.457999999999998" table:style-name="ce8">
            <text:p>80.458</text:p>
          </table:table-cell>
          <table:table-cell office:value-type="float" office:value="72.903999999999996" table:style-name="ce8">
            <text:p>72.904</text:p>
          </table:table-cell>
          <table:table-cell office:value-type="float" office:value="79.903999999999996" table:style-name="ce8">
            <text:p>79.904</text:p>
          </table:table-cell>
          <table:table-cell office:value-type="float" office:value="88.775999999999996" table:style-name="ce8">
            <text:p>88.776</text:p>
          </table:table-cell>
          <table:table-cell office:value-type="float" office:value="74.328999999999994" table:style-name="ce8">
            <text:p>74.329</text:p>
          </table:table-cell>
          <table:table-cell office:value-type="float" office:value="64.620999999999995" table:style-name="ce8">
            <text:p>64.621</text:p>
          </table:table-cell>
          <table:table-cell office:value-type="float" office:value="71.757999999999996" table:style-name="ce8">
            <text:p>71.758</text:p>
          </table:table-cell>
          <table:table-cell office:value-type="float" office:value="37.557000000000002" table:style-name="ce8">
            <text:p>37.557</text:p>
          </table:table-cell>
          <table:table-cell office:value-type="float" office:value="44.783999999999999" table:style-name="ce8">
            <text:p>44.784</text:p>
          </table:table-cell>
          <table:table-cell office:value-type="float" office:value="32.168999999999997" table:style-name="ce8">
            <text:p>32.169</text:p>
          </table:table-cell>
          <table:table-cell office:value-type="float" office:value="71.881" table:style-name="ce8">
            <text:p>71.881</text:p>
          </table:table-cell>
          <table:table-cell office:value-type="float" office:value="66.710999999999999" table:style-name="ce8">
            <text:p>66.711</text:p>
          </table:table-cell>
          <table:table-cell office:value-type="float" office:value="58.119" table:style-name="ce8">
            <text:p>58.119</text:p>
          </table:table-cell>
          <table:table-cell office:value-type="float" office:value="59.372999999999998" table:style-name="ce8">
            <text:p>59.373</text:p>
          </table:table-cell>
          <table:table-cell office:value-type="float" office:value="42.893999999999998" table:style-name="ce8">
            <text:p>42.894</text:p>
          </table:table-cell>
          <table:table-cell office:value-type="float" office:value="40.167999999999999" table:style-name="ce8">
            <text:p>40.168</text:p>
          </table:table-cell>
          <table:table-cell office:value-type="float" office:value="69.102999999999994" table:style-name="ce8">
            <text:p>69.103</text:p>
          </table:table-cell>
          <table:table-cell office:value-type="float" office:value="42.503999999999998" table:style-name="ce8">
            <text:p>42.504</text:p>
          </table:table-cell>
          <table:table-cell office:value-type="float" office:value="52.548999999999999" table:style-name="ce8">
            <text:p>52.549</text:p>
          </table:table-cell>
          <table:table-cell office:value-type="float" office:value="68.432000000000002" table:style-name="ce8">
            <text:p>68.432</text:p>
          </table:table-cell>
          <table:table-cell office:value-type="float" office:value="65.304000000000002" table:style-name="ce8">
            <text:p>65.304</text:p>
          </table:table-cell>
          <table:table-cell office:value-type="float" office:value="60.048999999999999" table:style-name="ce8">
            <text:p>60.049</text:p>
          </table:table-cell>
          <table:table-cell office:value-type="float" office:value="59.031999999999996" table:style-name="ce8">
            <text:p>59.032</text:p>
          </table:table-cell>
          <table:table-cell office:value-type="float" office:value="56.287999999999997" table:style-name="ce8">
            <text:p>56.288</text:p>
          </table:table-cell>
          <table:table-cell office:value-type="float" office:value="53.773000000000003" table:style-name="ce8">
            <text:p>53.773</text:p>
          </table:table-cell>
          <table:table-cell office:value-type="float" office:value="41.597999999999999" table:style-name="ce8">
            <text:p>41.598</text:p>
          </table:table-cell>
          <table:table-cell office:value-type="float" office:value="90.855000000000004" table:style-name="ce8">
            <text:p>90.855</text:p>
          </table:table-cell>
          <table:table-cell office:value-type="float" office:value="71.918999999999997" table:style-name="ce8">
            <text:p>71.919</text:p>
          </table:table-cell>
          <table:table-cell office:value-type="float" office:value="73.234999999999999" table:style-name="ce8">
            <text:p>73.235</text:p>
          </table:table-cell>
          <table:table-cell office:value-type="float" office:value="71.936000000000007" table:style-name="ce8">
            <text:p>71.936</text:p>
          </table:table-cell>
          <table:table-cell office:value-type="float" office:value="81.790000000000006" table:style-name="ce8">
            <text:p>81.79</text:p>
          </table:table-cell>
          <table:table-cell office:value-type="float" office:value="61.277999999999999" table:style-name="ce8">
            <text:p>61.278</text:p>
          </table:table-cell>
          <table:table-cell office:value-type="float" office:value="73.195999999999998" table:style-name="ce8">
            <text:p>73.196</text:p>
          </table:table-cell>
          <table:table-cell office:value-type="float" office:value="4.8449999999999998" table:style-name="ce8">
            <text:p>4.845</text:p>
          </table:table-cell>
          <table:table-cell office:value-type="float" office:value="8.5890000000000004" table:style-name="ce8">
            <text:p>8.589</text:p>
          </table:table-cell>
          <table:table-cell office:value-type="float" office:value="25.433" table:style-name="ce8">
            <text:p>25.433</text:p>
          </table:table-cell>
          <table:table-cell office:value-type="float" office:value="61.134" table:style-name="ce8">
            <text:p>61.134</text:p>
          </table:table-cell>
          <table:table-cell office:value-type="float" office:value="91.394000000000005" table:style-name="ce8">
            <text:p>91.394</text:p>
          </table:table-cell>
          <table:table-cell office:value-type="float" office:value="70.888000000000005" table:style-name="ce8">
            <text:p>70.888</text:p>
          </table:table-cell>
          <table:table-cell office:value-type="float" office:value="74.948999999999998" table:style-name="ce8">
            <text:p>74.949</text:p>
          </table:table-cell>
          <table:table-cell office:value-type="float" office:value="10.11" table:style-name="ce8">
            <text:p>10.11</text:p>
          </table:table-cell>
          <table:table-cell office:value-type="float" office:value="10.125" table:style-name="ce8">
            <text:p>10.125</text:p>
          </table:table-cell>
          <table:table-cell office:value-type="float" office:value="26.687999999999999" table:style-name="ce8">
            <text:p>26.688</text:p>
          </table:table-cell>
          <table:table-cell office:value-type="float" office:value="11.9" table:style-name="ce8">
            <text:p>11.9</text:p>
          </table:table-cell>
          <table:table-cell office:value-type="float" office:value="12.965" table:style-name="ce8">
            <text:p>12.965</text:p>
          </table:table-cell>
          <table:table-cell office:value-type="float" office:value="12.984" table:style-name="ce8">
            <text:p>12.984</text:p>
          </table:table-cell>
          <table:table-cell office:value-type="float" office:value="0.246" table:style-name="ce8">
            <text:p>0.246</text:p>
          </table:table-cell>
          <table:table-cell office:value-type="float" office:value="22.123999999999999" table:style-name="ce8">
            <text:p>22.124</text:p>
          </table:table-cell>
          <table:table-cell office:value-type="float" office:value="3.6280000000000001" table:style-name="ce8">
            <text:p>3.628</text:p>
          </table:table-cell>
          <table:table-cell office:value-type="float" office:value="1.863" table:style-name="ce8">
            <text:p>1.863</text:p>
          </table:table-cell>
          <table:table-cell office:value-type="float" office:value="12.689" table:style-name="ce8">
            <text:p>12.689</text:p>
          </table:table-cell>
          <table:table-cell office:value-type="float" office:value="10.303000000000001" table:style-name="ce8">
            <text:p>10.303</text:p>
          </table:table-cell>
          <table:table-cell office:value-type="float" office:value="3.746" table:style-name="ce8">
            <text:p>3.746</text:p>
          </table:table-cell>
          <table:table-cell office:value-type="float" office:value="3.056" table:style-name="ce8">
            <text:p>3.056</text:p>
          </table:table-cell>
          <table:table-cell office:value-type="float" office:value="3.0659999999999998" table:style-name="ce8">
            <text:p>3.066</text:p>
          </table:table-cell>
          <table:table-cell office:value-type="float" office:value="1.262" table:style-name="ce8">
            <text:p>1.262</text:p>
          </table:table-cell>
          <table:table-cell office:value-type="float" office:value="5.3929999999999998" table:style-name="ce8">
            <text:p>5.393</text:p>
          </table:table-cell>
          <table:table-cell office:value-type="float" office:value="17.707000000000001" table:style-name="ce8">
            <text:p>17.707</text:p>
          </table:table-cell>
          <table:table-cell office:value-type="float" office:value="26.382999999999999" table:style-name="ce8">
            <text:p>26.383</text:p>
          </table:table-cell>
          <table:table-cell office:value-type="float" office:value="18.417000000000002" table:style-name="ce8">
            <text:p>18.417</text:p>
          </table:table-cell>
          <table:table-cell office:value-type="float" office:value="7.5720000000000001" table:style-name="ce8">
            <text:p>7.572</text:p>
          </table:table-cell>
          <table:table-cell office:value-type="float" office:value="8.1039999999999992" table:style-name="ce8">
            <text:p>8.104</text:p>
          </table:table-cell>
          <table:table-cell office:value-type="string" table:style-name="ce8">
            <text:p>10.698</text:p>
          </table:table-cell>
          <table:table-cell office:value-type="string" table:style-name="ce8">
            <text:p>3.619</text:p>
          </table:table-cell>
          <table:table-cell office:value-type="string" table:style-name="ce8">
            <text:p>27.958</text:p>
          </table:table-cell>
          <table:table-cell office:value-type="string" table:style-name="ce8">
            <text:p>40.096</text:p>
          </table:table-cell>
          <table:table-cell office:value-type="string" table:style-name="ce8">
            <text:p>0.997</text:p>
          </table:table-cell>
          <table:table-cell office:value-type="string" table:style-name="ce8">
            <text:p>39.185</text:p>
          </table:table-cell>
          <table:table-cell office:value-type="string" table:style-name="ce8">
            <text:p>46.67</text:p>
          </table:table-cell>
          <table:table-cell office:value-type="string" table:style-name="ce8">
            <text:p>25.114</text:p>
          </table:table-cell>
          <table:table-cell office:value-type="string" table:style-name="ce8">
            <text:p>39.493</text:p>
          </table:table-cell>
          <table:table-cell office:value-type="string" table:style-name="ce8">
            <text:p>35.91</text:p>
          </table:table-cell>
          <table:table-cell office:value-type="string" table:style-name="ce8">
            <text:p>25.545</text:p>
          </table:table-cell>
          <table:table-cell office:value-type="string" table:style-name="ce8">
            <text:p>3.533</text:p>
          </table:table-cell>
          <table:table-cell office:value-type="string" table:style-name="ce8">
            <text:p>7.78</text:p>
          </table:table-cell>
          <table:table-cell office:value-type="string" table:style-name="ce8">
            <text:p>8.901</text:p>
          </table:table-cell>
          <table:table-cell office:value-type="string" table:style-name="ce8">
            <text:p>11.658</text:p>
          </table:table-cell>
          <table:table-cell office:value-type="string" table:style-name="ce8">
            <text:p>15.265</text:p>
          </table:table-cell>
          <table:table-cell office:value-type="string" table:style-name="ce8">
            <text:p>3.115</text:p>
          </table:table-cell>
          <table:table-cell office:value-type="string" table:style-name="ce8">
            <text:p>39.008</text:p>
          </table:table-cell>
          <table:table-cell office:value-type="string" table:style-name="ce8">
            <text:p>9.755</text:p>
          </table:table-cell>
          <table:table-cell office:value-type="string" table:style-name="ce8">
            <text:p>33.272</text:p>
          </table:table-cell>
          <table:table-cell office:value-type="string" table:style-name="ce8">
            <text:p>29.451</text:p>
          </table:table-cell>
          <table:table-cell office:value-type="string" table:style-name="ce8">
            <text:p>5.502</text:p>
          </table:table-cell>
          <table:table-cell office:value-type="string" table:style-name="ce8">
            <text:p>1.607</text:p>
          </table:table-cell>
          <table:table-cell office:value-type="string" table:style-name="ce8">
            <text:p>1.051</text:p>
          </table:table-cell>
          <table:table-cell office:value-type="string" table:style-name="ce8">
            <text:p>1.867</text:p>
          </table:table-cell>
          <table:table-cell office:value-type="string" table:style-name="ce8">
            <text:p>1.978</text:p>
          </table:table-cell>
          <table:table-cell office:value-type="string" table:style-name="ce8">
            <text:p>1.224</text:p>
          </table:table-cell>
          <table:table-cell office:value-type="string" table:style-name="ce8">
            <text:p>2.757</text:p>
          </table:table-cell>
          <table:table-cell office:value-type="string" table:style-name="ce8">
            <text:p>8.952</text:p>
          </table:table-cell>
          <table:table-cell office:value-type="string" table:style-name="ce8">
            <text:p>41.646</text:p>
          </table:table-cell>
          <table:table-cell office:value-type="string" table:style-name="ce8">
            <text:p>14.241</text:p>
          </table:table-cell>
          <table:table-cell office:value-type="string" table:style-name="ce8">
            <text:p>39.501</text:p>
          </table:table-cell>
          <table:table-cell office:value-type="string" table:style-name="ce8">
            <text:p>60.438</text:p>
          </table:table-cell>
          <table:table-cell office:value-type="string" table:style-name="ce8">
            <text:p>36.28</text:p>
          </table:table-cell>
          <table:table-cell office:value-type="float" office:value="62.064" table:style-name="ce8">
            <text:p>62.064</text:p>
          </table:table-cell>
          <table:table-cell office:value-type="float" office:value="71.603999999999999" table:style-name="ce8">
            <text:p>71.604</text:p>
          </table:table-cell>
          <table:table-cell office:value-type="float" office:value="59.927999999999997" table:style-name="ce8">
            <text:p>59.928</text:p>
          </table:table-cell>
          <table:table-cell office:value-type="float" office:value="44.573" table:style-name="ce8">
            <text:p>44.573</text:p>
          </table:table-cell>
          <table:table-cell office:value-type="float" office:value="70.44" table:style-name="ce8">
            <text:p>70.44</text:p>
          </table:table-cell>
          <table:table-cell office:value-type="float" office:value="71.075000000000003" table:style-name="ce8">
            <text:p>71.075</text:p>
          </table:table-cell>
          <table:table-cell office:value-type="float" office:value="4.1980000000000004" table:style-name="ce8">
            <text:p>4.198</text:p>
          </table:table-cell>
          <table:table-cell office:value-type="float" office:value="77.680000000000007" table:style-name="ce8">
            <text:p>77.68</text:p>
          </table:table-cell>
          <table:table-cell table:number-columns-repeated="16238"/>
        </table:table-row>
        <table:table-row table:style-name="ro11">
          <table:table-cell office:value-type="string" table:style-name="ce3">
            <text:p>J06: Do you have childcare responsibilities as a primary care giver (for example, parent or guardian)?</text:p>
          </table:table-cell>
          <table:table-cell office:value-type="string" table:style-name="ce3">
            <text:p>No childcare responsibilities</text:p>
          </table:table-cell>
          <table:table-cell office:value-type="float" office:value="196736" table:style-name="ce8">
            <text:p>196736</text:p>
          </table:table-cell>
          <table:table-cell office:value-type="float" office:value="63.81" table:style-name="ce8">
            <text:p>63.81</text:p>
          </table:table-cell>
          <table:table-cell office:value-type="float" office:value="76.561000000000007" table:style-name="ce8">
            <text:p>76.561</text:p>
          </table:table-cell>
          <table:table-cell office:value-type="float" office:value="83.248999999999995" table:style-name="ce8">
            <text:p>83.249</text:p>
          </table:table-cell>
          <table:table-cell office:value-type="float" office:value="72.528000000000006" table:style-name="ce8">
            <text:p>72.528</text:p>
          </table:table-cell>
          <table:table-cell office:value-type="float" office:value="83.114000000000004" table:style-name="ce8">
            <text:p>83.114</text:p>
          </table:table-cell>
          <table:table-cell office:value-type="float" office:value="57.173999999999999" table:style-name="ce8">
            <text:p>57.174</text:p>
          </table:table-cell>
          <table:table-cell office:value-type="float" office:value="80.495000000000005" table:style-name="ce8">
            <text:p>80.495</text:p>
          </table:table-cell>
          <table:table-cell office:value-type="float" office:value="74.742999999999995" table:style-name="ce8">
            <text:p>74.743</text:p>
          </table:table-cell>
          <table:table-cell office:value-type="float" office:value="37.545000000000002" table:style-name="ce8">
            <text:p>37.545</text:p>
          </table:table-cell>
          <table:table-cell office:value-type="float" office:value="53.246000000000002" table:style-name="ce8">
            <text:p>53.246</text:p>
          </table:table-cell>
          <table:table-cell office:value-type="float" office:value="27.43" table:style-name="ce8">
            <text:p>27.43</text:p>
          </table:table-cell>
          <table:table-cell office:value-type="float" office:value="73.180999999999997" table:style-name="ce8">
            <text:p>73.181</text:p>
          </table:table-cell>
          <table:table-cell office:value-type="float" office:value="89.781000000000006" table:style-name="ce8">
            <text:p>89.781</text:p>
          </table:table-cell>
          <table:table-cell office:value-type="float" office:value="83.013000000000005" table:style-name="ce8">
            <text:p>83.013</text:p>
          </table:table-cell>
          <table:table-cell office:value-type="float" office:value="78.593000000000004" table:style-name="ce8">
            <text:p>78.593</text:p>
          </table:table-cell>
          <table:table-cell office:value-type="float" office:value="57.780999999999999" table:style-name="ce8">
            <text:p>57.781</text:p>
          </table:table-cell>
          <table:table-cell office:value-type="float" office:value="73.602000000000004" table:style-name="ce8">
            <text:p>73.602</text:p>
          </table:table-cell>
          <table:table-cell office:value-type="float" office:value="81.697999999999993" table:style-name="ce8">
            <text:p>81.698</text:p>
          </table:table-cell>
          <table:table-cell office:value-type="float" office:value="84.799000000000007" table:style-name="ce8">
            <text:p>84.799</text:p>
          </table:table-cell>
          <table:table-cell office:value-type="float" office:value="74.617999999999995" table:style-name="ce8">
            <text:p>74.618</text:p>
          </table:table-cell>
          <table:table-cell office:value-type="float" office:value="85.966999999999999" table:style-name="ce8">
            <text:p>85.967</text:p>
          </table:table-cell>
          <table:table-cell office:value-type="float" office:value="83.046000000000006" table:style-name="ce8">
            <text:p>83.046</text:p>
          </table:table-cell>
          <table:table-cell office:value-type="float" office:value="68.864999999999995" table:style-name="ce8">
            <text:p>68.865</text:p>
          </table:table-cell>
          <table:table-cell office:value-type="float" office:value="79.064999999999998" table:style-name="ce8">
            <text:p>79.065</text:p>
          </table:table-cell>
          <table:table-cell office:value-type="float" office:value="82.661000000000001" table:style-name="ce8">
            <text:p>82.661</text:p>
          </table:table-cell>
          <table:table-cell office:value-type="float" office:value="70.372" table:style-name="ce8">
            <text:p>70.372</text:p>
          </table:table-cell>
          <table:table-cell office:value-type="float" office:value="66.861999999999995" table:style-name="ce8">
            <text:p>66.862</text:p>
          </table:table-cell>
          <table:table-cell office:value-type="float" office:value="71.41" table:style-name="ce8">
            <text:p>71.41</text:p>
          </table:table-cell>
          <table:table-cell office:value-type="float" office:value="42.354999999999997" table:style-name="ce8">
            <text:p>42.355</text:p>
          </table:table-cell>
          <table:table-cell office:value-type="float" office:value="87.944999999999993" table:style-name="ce8">
            <text:p>87.945</text:p>
          </table:table-cell>
          <table:table-cell office:value-type="float" office:value="84.694000000000003" table:style-name="ce8">
            <text:p>84.694</text:p>
          </table:table-cell>
          <table:table-cell office:value-type="float" office:value="76.709999999999994" table:style-name="ce8">
            <text:p>76.71</text:p>
          </table:table-cell>
          <table:table-cell office:value-type="float" office:value="67.775999999999996" table:style-name="ce8">
            <text:p>67.776</text:p>
          </table:table-cell>
          <table:table-cell office:value-type="float" office:value="52.536000000000001" table:style-name="ce8">
            <text:p>52.536</text:p>
          </table:table-cell>
          <table:table-cell office:value-type="float" office:value="58.384999999999998" table:style-name="ce8">
            <text:p>58.385</text:p>
          </table:table-cell>
          <table:table-cell office:value-type="float" office:value="49.97" table:style-name="ce8">
            <text:p>49.97</text:p>
          </table:table-cell>
          <table:table-cell office:value-type="float" office:value="83.281999999999996" table:style-name="ce8">
            <text:p>83.282</text:p>
          </table:table-cell>
          <table:table-cell office:value-type="float" office:value="88.3" table:style-name="ce8">
            <text:p>88.3</text:p>
          </table:table-cell>
          <table:table-cell office:value-type="float" office:value="71.628" table:style-name="ce8">
            <text:p>71.628</text:p>
          </table:table-cell>
          <table:table-cell office:value-type="float" office:value="78.756" table:style-name="ce8">
            <text:p>78.756</text:p>
          </table:table-cell>
          <table:table-cell office:value-type="float" office:value="70.944999999999993" table:style-name="ce8">
            <text:p>70.945</text:p>
          </table:table-cell>
          <table:table-cell office:value-type="float" office:value="78.218000000000004" table:style-name="ce8">
            <text:p>78.218</text:p>
          </table:table-cell>
          <table:table-cell office:value-type="float" office:value="87.605000000000004" table:style-name="ce8">
            <text:p>87.605</text:p>
          </table:table-cell>
          <table:table-cell office:value-type="float" office:value="73.373000000000005" table:style-name="ce8">
            <text:p>73.373</text:p>
          </table:table-cell>
          <table:table-cell office:value-type="float" office:value="65.528999999999996" table:style-name="ce8">
            <text:p>65.529</text:p>
          </table:table-cell>
          <table:table-cell office:value-type="float" office:value="72.778000000000006" table:style-name="ce8">
            <text:p>72.778</text:p>
          </table:table-cell>
          <table:table-cell office:value-type="float" office:value="37.154000000000003" table:style-name="ce8">
            <text:p>37.154</text:p>
          </table:table-cell>
          <table:table-cell office:value-type="float" office:value="43.515999999999998" table:style-name="ce8">
            <text:p>43.516</text:p>
          </table:table-cell>
          <table:table-cell office:value-type="float" office:value="31.971" table:style-name="ce8">
            <text:p>31.971</text:p>
          </table:table-cell>
          <table:table-cell office:value-type="float" office:value="69.430000000000007" table:style-name="ce8">
            <text:p>69.43</text:p>
          </table:table-cell>
          <table:table-cell office:value-type="float" office:value="64.367000000000004" table:style-name="ce8">
            <text:p>64.367</text:p>
          </table:table-cell>
          <table:table-cell office:value-type="float" office:value="54.738" table:style-name="ce8">
            <text:p>54.738</text:p>
          </table:table-cell>
          <table:table-cell office:value-type="float" office:value="56.213000000000001" table:style-name="ce8">
            <text:p>56.213</text:p>
          </table:table-cell>
          <table:table-cell office:value-type="float" office:value="40.652000000000001" table:style-name="ce8">
            <text:p>40.652</text:p>
          </table:table-cell>
          <table:table-cell office:value-type="float" office:value="37.003999999999998" table:style-name="ce8">
            <text:p>37.004</text:p>
          </table:table-cell>
          <table:table-cell office:value-type="float" office:value="67.063999999999993" table:style-name="ce8">
            <text:p>67.064</text:p>
          </table:table-cell>
          <table:table-cell office:value-type="float" office:value="39.097000000000001" table:style-name="ce8">
            <text:p>39.097</text:p>
          </table:table-cell>
          <table:table-cell office:value-type="float" office:value="50.640999999999998" table:style-name="ce8">
            <text:p>50.641</text:p>
          </table:table-cell>
          <table:table-cell office:value-type="float" office:value="63.984000000000002" table:style-name="ce8">
            <text:p>63.984</text:p>
          </table:table-cell>
          <table:table-cell office:value-type="float" office:value="61.526000000000003" table:style-name="ce8">
            <text:p>61.526</text:p>
          </table:table-cell>
          <table:table-cell office:value-type="float" office:value="53.192999999999998" table:style-name="ce8">
            <text:p>53.193</text:p>
          </table:table-cell>
          <table:table-cell office:value-type="float" office:value="55.122" table:style-name="ce8">
            <text:p>55.122</text:p>
          </table:table-cell>
          <table:table-cell office:value-type="float" office:value="52.186999999999998" table:style-name="ce8">
            <text:p>52.187</text:p>
          </table:table-cell>
          <table:table-cell office:value-type="float" office:value="50.18" table:style-name="ce8">
            <text:p>50.18</text:p>
          </table:table-cell>
          <table:table-cell office:value-type="float" office:value="36.92" table:style-name="ce8">
            <text:p>36.92</text:p>
          </table:table-cell>
          <table:table-cell office:value-type="float" office:value="90.575999999999993" table:style-name="ce8">
            <text:p>90.576</text:p>
          </table:table-cell>
          <table:table-cell office:value-type="float" office:value="69.885999999999996" table:style-name="ce8">
            <text:p>69.886</text:p>
          </table:table-cell>
          <table:table-cell office:value-type="float" office:value="70.816000000000003" table:style-name="ce8">
            <text:p>70.816</text:p>
          </table:table-cell>
          <table:table-cell office:value-type="float" office:value="70.257999999999996" table:style-name="ce8">
            <text:p>70.258</text:p>
          </table:table-cell>
          <table:table-cell office:value-type="float" office:value="80.183000000000007" table:style-name="ce8">
            <text:p>80.183</text:p>
          </table:table-cell>
          <table:table-cell office:value-type="float" office:value="60.741999999999997" table:style-name="ce8">
            <text:p>60.742</text:p>
          </table:table-cell>
          <table:table-cell office:value-type="float" office:value="71.591999999999999" table:style-name="ce8">
            <text:p>71.592</text:p>
          </table:table-cell>
          <table:table-cell office:value-type="float" office:value="6.0679999999999996" table:style-name="ce8">
            <text:p>6.068</text:p>
          </table:table-cell>
          <table:table-cell office:value-type="float" office:value="11.545" table:style-name="ce8">
            <text:p>11.545</text:p>
          </table:table-cell>
          <table:table-cell office:value-type="float" office:value="29.623999999999999" table:style-name="ce8">
            <text:p>29.624</text:p>
          </table:table-cell>
          <table:table-cell office:value-type="float" office:value="52.762999999999998" table:style-name="ce8">
            <text:p>52.763</text:p>
          </table:table-cell>
          <table:table-cell office:value-type="float" office:value="91.128" table:style-name="ce8">
            <text:p>91.128</text:p>
          </table:table-cell>
          <table:table-cell office:value-type="float" office:value="67.581000000000003" table:style-name="ce8">
            <text:p>67.581</text:p>
          </table:table-cell>
          <table:table-cell office:value-type="float" office:value="73.034000000000006" table:style-name="ce8">
            <text:p>73.034</text:p>
          </table:table-cell>
          <table:table-cell office:value-type="float" office:value="9.01" table:style-name="ce8">
            <text:p>9.01</text:p>
          </table:table-cell>
          <table:table-cell office:value-type="float" office:value="20.204999999999998" table:style-name="ce8">
            <text:p>20.205</text:p>
          </table:table-cell>
          <table:table-cell office:value-type="float" office:value="6.258" table:style-name="ce8">
            <text:p>6.258</text:p>
          </table:table-cell>
          <table:table-cell office:value-type="float" office:value="16.091000000000001" table:style-name="ce8">
            <text:p>16.091</text:p>
          </table:table-cell>
          <table:table-cell office:value-type="float" office:value="11.972" table:style-name="ce8">
            <text:p>11.972</text:p>
          </table:table-cell>
          <table:table-cell office:value-type="float" office:value="15.13" table:style-name="ce8">
            <text:p>15.13</text:p>
          </table:table-cell>
          <table:table-cell office:value-type="float" office:value="0.41899999999999998" table:style-name="ce8">
            <text:p>0.419</text:p>
          </table:table-cell>
          <table:table-cell office:value-type="float" office:value="23.588000000000001" table:style-name="ce8">
            <text:p>23.588</text:p>
          </table:table-cell>
          <table:table-cell office:value-type="float" office:value="3.1680000000000001" table:style-name="ce8">
            <text:p>3.168</text:p>
          </table:table-cell>
          <table:table-cell office:value-type="float" office:value="1.3520000000000001" table:style-name="ce8">
            <text:p>1.352</text:p>
          </table:table-cell>
          <table:table-cell office:value-type="float" office:value="13.952999999999999" table:style-name="ce8">
            <text:p>13.953</text:p>
          </table:table-cell>
          <table:table-cell office:value-type="float" office:value="9.7710000000000008" table:style-name="ce8">
            <text:p>9.771</text:p>
          </table:table-cell>
          <table:table-cell office:value-type="float" office:value="0.45800000000000002" table:style-name="ce8">
            <text:p>0.458</text:p>
          </table:table-cell>
          <table:table-cell office:value-type="float" office:value="2.9420000000000002" table:style-name="ce8">
            <text:p>2.942</text:p>
          </table:table-cell>
          <table:table-cell office:value-type="float" office:value="3.016" table:style-name="ce8">
            <text:p>3.016</text:p>
          </table:table-cell>
          <table:table-cell office:value-type="float" office:value="2.8519999999999999" table:style-name="ce8">
            <text:p>2.852</text:p>
          </table:table-cell>
          <table:table-cell office:value-type="float" office:value="5.4770000000000003" table:style-name="ce8">
            <text:p>5.477</text:p>
          </table:table-cell>
          <table:table-cell office:value-type="float" office:value="16.690999999999999" table:style-name="ce8">
            <text:p>16.691</text:p>
          </table:table-cell>
          <table:table-cell office:value-type="float" office:value="15.169" table:style-name="ce8">
            <text:p>15.169</text:p>
          </table:table-cell>
          <table:table-cell office:value-type="float" office:value="20.091999999999999" table:style-name="ce8">
            <text:p>20.092</text:p>
          </table:table-cell>
          <table:table-cell office:value-type="float" office:value="7.5030000000000001" table:style-name="ce8">
            <text:p>7.503</text:p>
          </table:table-cell>
          <table:table-cell office:value-type="float" office:value="8.327" table:style-name="ce8">
            <text:p>8.327</text:p>
          </table:table-cell>
          <table:table-cell office:value-type="string" table:style-name="ce8">
            <text:p>10.139</text:p>
          </table:table-cell>
          <table:table-cell office:value-type="string" table:style-name="ce8">
            <text:p>4.831</text:p>
          </table:table-cell>
          <table:table-cell office:value-type="string" table:style-name="ce8">
            <text:p>24.882</text:p>
          </table:table-cell>
          <table:table-cell office:value-type="string" table:style-name="ce8">
            <text:p>37.513</text:p>
          </table:table-cell>
          <table:table-cell office:value-type="string" table:style-name="ce8">
            <text:p>0.735</text:p>
          </table:table-cell>
          <table:table-cell office:value-type="string" table:style-name="ce8">
            <text:p>37.721</text:p>
          </table:table-cell>
          <table:table-cell office:value-type="string" table:style-name="ce8">
            <text:p>43.489</text:p>
          </table:table-cell>
          <table:table-cell office:value-type="string" table:style-name="ce8">
            <text:p>24.472</text:p>
          </table:table-cell>
          <table:table-cell office:value-type="string" table:style-name="ce8">
            <text:p>37.084</text:p>
          </table:table-cell>
          <table:table-cell office:value-type="string" table:style-name="ce8">
            <text:p>35.64</text:p>
          </table:table-cell>
          <table:table-cell office:value-type="string" table:style-name="ce8">
            <text:p>24.631</text:p>
          </table:table-cell>
          <table:table-cell office:value-type="string" table:style-name="ce8">
            <text:p>2.731</text:p>
          </table:table-cell>
          <table:table-cell office:value-type="string" table:style-name="ce8">
            <text:p>2.804</text:p>
          </table:table-cell>
          <table:table-cell office:value-type="string" table:style-name="ce8">
            <text:p>8.596</text:p>
          </table:table-cell>
          <table:table-cell office:value-type="string" table:style-name="ce8">
            <text:p>11.786</text:p>
          </table:table-cell>
          <table:table-cell office:value-type="string" table:style-name="ce8">
            <text:p>15.937</text:p>
          </table:table-cell>
          <table:table-cell office:value-type="string" table:style-name="ce8">
            <text:p>2.706</text:p>
          </table:table-cell>
          <table:table-cell office:value-type="string" table:style-name="ce8">
            <text:p>41.562</text:p>
          </table:table-cell>
          <table:table-cell office:value-type="string" table:style-name="ce8">
            <text:p>10.235</text:p>
          </table:table-cell>
          <table:table-cell office:value-type="string" table:style-name="ce8">
            <text:p>30.989</text:p>
          </table:table-cell>
          <table:table-cell office:value-type="string" table:style-name="ce8">
            <text:p>25.558</text:p>
          </table:table-cell>
          <table:table-cell office:value-type="string" table:style-name="ce8">
            <text:p>4.866</text:p>
          </table:table-cell>
          <table:table-cell office:value-type="string" table:style-name="ce8">
            <text:p>2.163</text:p>
          </table:table-cell>
          <table:table-cell office:value-type="string" table:style-name="ce8">
            <text:p>1.302</text:p>
          </table:table-cell>
          <table:table-cell office:value-type="string" table:style-name="ce8">
            <text:p>1.702</text:p>
          </table:table-cell>
          <table:table-cell office:value-type="string" table:style-name="ce8">
            <text:p>1.978</text:p>
          </table:table-cell>
          <table:table-cell office:value-type="string" table:style-name="ce8">
            <text:p>1.235</text:p>
          </table:table-cell>
          <table:table-cell office:value-type="string" table:style-name="ce8">
            <text:p>2.666</text:p>
          </table:table-cell>
          <table:table-cell office:value-type="string" table:style-name="ce8">
            <text:p>9.209</text:p>
          </table:table-cell>
          <table:table-cell office:value-type="string" table:style-name="ce8">
            <text:p>42.279</text:p>
          </table:table-cell>
          <table:table-cell office:value-type="string" table:style-name="ce8">
            <text:p>16.389</text:p>
          </table:table-cell>
          <table:table-cell office:value-type="string" table:style-name="ce8">
            <text:p>42.993</text:p>
          </table:table-cell>
          <table:table-cell office:value-type="string" table:style-name="ce8">
            <text:p>60.241</text:p>
          </table:table-cell>
          <table:table-cell office:value-type="string" table:style-name="ce8">
            <text:p>32.322</text:p>
          </table:table-cell>
          <table:table-cell office:value-type="float" office:value="58.15" table:style-name="ce8">
            <text:p>58.15</text:p>
          </table:table-cell>
          <table:table-cell office:value-type="float" office:value="65.028999999999996" table:style-name="ce8">
            <text:p>65.029</text:p>
          </table:table-cell>
          <table:table-cell office:value-type="float" office:value="56.174999999999997" table:style-name="ce8">
            <text:p>56.175</text:p>
          </table:table-cell>
          <table:table-cell office:value-type="float" office:value="44.578000000000003" table:style-name="ce8">
            <text:p>44.578</text:p>
          </table:table-cell>
          <table:table-cell office:value-type="float" office:value="68.706000000000003" table:style-name="ce8">
            <text:p>68.706</text:p>
          </table:table-cell>
          <table:table-cell office:value-type="float" office:value="70.034000000000006" table:style-name="ce8">
            <text:p>70.034</text:p>
          </table:table-cell>
          <table:table-cell office:value-type="float" office:value="6.335" table:style-name="ce8">
            <text:p>6.335</text:p>
          </table:table-cell>
          <table:table-cell office:value-type="float" office:value="76.918999999999997" table:style-name="ce8">
            <text:p>76.919</text:p>
          </table:table-cell>
          <table:table-cell table:number-columns-repeated="16238"/>
        </table:table-row>
        <table:table-row table:style-name="ro6">
          <table:table-cell office:value-type="string" table:style-name="ce3">
            <text:p>Z10: Sexual Orientation (grouped)</text:p>
          </table:table-cell>
          <table:table-cell office:value-type="string" table:style-name="ce3">
            <text:p>Heterosexual/straight</text:p>
          </table:table-cell>
          <table:table-cell office:value-type="float" office:value="265021" table:style-name="ce8">
            <text:p>265021</text:p>
          </table:table-cell>
          <table:table-cell office:value-type="float" office:value="65.257999999999996" table:style-name="ce8">
            <text:p>65.258</text:p>
          </table:table-cell>
          <table:table-cell office:value-type="float" office:value="78.353999999999999" table:style-name="ce8">
            <text:p>78.354</text:p>
          </table:table-cell>
          <table:table-cell office:value-type="float" office:value="84.49" table:style-name="ce8">
            <text:p>84.49</text:p>
          </table:table-cell>
          <table:table-cell office:value-type="float" office:value="73.686000000000007" table:style-name="ce8">
            <text:p>73.686</text:p>
          </table:table-cell>
          <table:table-cell office:value-type="float" office:value="84.292000000000002" table:style-name="ce8">
            <text:p>84.292</text:p>
          </table:table-cell>
          <table:table-cell office:value-type="float" office:value="58.526000000000003" table:style-name="ce8">
            <text:p>58.526</text:p>
          </table:table-cell>
          <table:table-cell office:value-type="float" office:value="81.546000000000006" table:style-name="ce8">
            <text:p>81.546</text:p>
          </table:table-cell>
          <table:table-cell office:value-type="float" office:value="75.703000000000003" table:style-name="ce8">
            <text:p>75.703</text:p>
          </table:table-cell>
          <table:table-cell office:value-type="float" office:value="38.313000000000002" table:style-name="ce8">
            <text:p>38.313</text:p>
          </table:table-cell>
          <table:table-cell office:value-type="float" office:value="55" table:style-name="ce8">
            <text:p>55</text:p>
          </table:table-cell>
          <table:table-cell office:value-type="float" office:value="26.724" table:style-name="ce8">
            <text:p>26.724</text:p>
          </table:table-cell>
          <table:table-cell office:value-type="float" office:value="74.323999999999998" table:style-name="ce8">
            <text:p>74.324</text:p>
          </table:table-cell>
          <table:table-cell office:value-type="float" office:value="91.052000000000007" table:style-name="ce8">
            <text:p>91.052</text:p>
          </table:table-cell>
          <table:table-cell office:value-type="float" office:value="84.581000000000003" table:style-name="ce8">
            <text:p>84.581</text:p>
          </table:table-cell>
          <table:table-cell office:value-type="float" office:value="80.353999999999999" table:style-name="ce8">
            <text:p>80.354</text:p>
          </table:table-cell>
          <table:table-cell office:value-type="float" office:value="60.502000000000002" table:style-name="ce8">
            <text:p>60.502</text:p>
          </table:table-cell>
          <table:table-cell office:value-type="float" office:value="75.251000000000005" table:style-name="ce8">
            <text:p>75.251</text:p>
          </table:table-cell>
          <table:table-cell office:value-type="float" office:value="82.933999999999997" table:style-name="ce8">
            <text:p>82.934</text:p>
          </table:table-cell>
          <table:table-cell office:value-type="float" office:value="86.043000000000006" table:style-name="ce8">
            <text:p>86.043</text:p>
          </table:table-cell>
          <table:table-cell office:value-type="float" office:value="75.843000000000004" table:style-name="ce8">
            <text:p>75.843</text:p>
          </table:table-cell>
          <table:table-cell office:value-type="float" office:value="86.932000000000002" table:style-name="ce8">
            <text:p>86.932</text:p>
          </table:table-cell>
          <table:table-cell office:value-type="float" office:value="84.085999999999999" table:style-name="ce8">
            <text:p>84.086</text:p>
          </table:table-cell>
          <table:table-cell office:value-type="float" office:value="70.718000000000004" table:style-name="ce8">
            <text:p>70.718</text:p>
          </table:table-cell>
          <table:table-cell office:value-type="float" office:value="80.182000000000002" table:style-name="ce8">
            <text:p>80.182</text:p>
          </table:table-cell>
          <table:table-cell office:value-type="float" office:value="83.105999999999995" table:style-name="ce8">
            <text:p>83.106</text:p>
          </table:table-cell>
          <table:table-cell office:value-type="float" office:value="71.256" table:style-name="ce8">
            <text:p>71.256</text:p>
          </table:table-cell>
          <table:table-cell office:value-type="float" office:value="68.307000000000002" table:style-name="ce8">
            <text:p>68.307</text:p>
          </table:table-cell>
          <table:table-cell office:value-type="float" office:value="72.099000000000004" table:style-name="ce8">
            <text:p>72.099</text:p>
          </table:table-cell>
          <table:table-cell office:value-type="float" office:value="44.268000000000001" table:style-name="ce8">
            <text:p>44.268</text:p>
          </table:table-cell>
          <table:table-cell office:value-type="float" office:value="88.635999999999996" table:style-name="ce8">
            <text:p>88.636</text:p>
          </table:table-cell>
          <table:table-cell office:value-type="float" office:value="85.742000000000004" table:style-name="ce8">
            <text:p>85.742</text:p>
          </table:table-cell>
          <table:table-cell office:value-type="float" office:value="78.509" table:style-name="ce8">
            <text:p>78.509</text:p>
          </table:table-cell>
          <table:table-cell office:value-type="float" office:value="68.783000000000001" table:style-name="ce8">
            <text:p>68.783</text:p>
          </table:table-cell>
          <table:table-cell office:value-type="float" office:value="53.704999999999998" table:style-name="ce8">
            <text:p>53.705</text:p>
          </table:table-cell>
          <table:table-cell office:value-type="float" office:value="59.680999999999997" table:style-name="ce8">
            <text:p>59.681</text:p>
          </table:table-cell>
          <table:table-cell office:value-type="float" office:value="51.917999999999999" table:style-name="ce8">
            <text:p>51.918</text:p>
          </table:table-cell>
          <table:table-cell office:value-type="float" office:value="83.998999999999995" table:style-name="ce8">
            <text:p>83.999</text:p>
          </table:table-cell>
          <table:table-cell office:value-type="float" office:value="88.963999999999999" table:style-name="ce8">
            <text:p>88.964</text:p>
          </table:table-cell>
          <table:table-cell office:value-type="float" office:value="72.900000000000006" table:style-name="ce8">
            <text:p>72.9</text:p>
          </table:table-cell>
          <table:table-cell office:value-type="float" office:value="80.302999999999997" table:style-name="ce8">
            <text:p>80.303</text:p>
          </table:table-cell>
          <table:table-cell office:value-type="float" office:value="72.570999999999998" table:style-name="ce8">
            <text:p>72.571</text:p>
          </table:table-cell>
          <table:table-cell office:value-type="float" office:value="79.546999999999997" table:style-name="ce8">
            <text:p>79.547</text:p>
          </table:table-cell>
          <table:table-cell office:value-type="float" office:value="88.406000000000006" table:style-name="ce8">
            <text:p>88.406</text:p>
          </table:table-cell>
          <table:table-cell office:value-type="float" office:value="74.546000000000006" table:style-name="ce8">
            <text:p>74.546</text:p>
          </table:table-cell>
          <table:table-cell office:value-type="float" office:value="65.948999999999998" table:style-name="ce8">
            <text:p>65.949</text:p>
          </table:table-cell>
          <table:table-cell office:value-type="float" office:value="73.180999999999997" table:style-name="ce8">
            <text:p>73.181</text:p>
          </table:table-cell>
          <table:table-cell office:value-type="float" office:value="37.771999999999998" table:style-name="ce8">
            <text:p>37.772</text:p>
          </table:table-cell>
          <table:table-cell office:value-type="float" office:value="44.665999999999997" table:style-name="ce8">
            <text:p>44.666</text:p>
          </table:table-cell>
          <table:table-cell office:value-type="float" office:value="32.511000000000003" table:style-name="ce8">
            <text:p>32.511</text:p>
          </table:table-cell>
          <table:table-cell office:value-type="float" office:value="70.811000000000007" table:style-name="ce8">
            <text:p>70.811</text:p>
          </table:table-cell>
          <table:table-cell office:value-type="float" office:value="65.994" table:style-name="ce8">
            <text:p>65.994</text:p>
          </table:table-cell>
          <table:table-cell office:value-type="float" office:value="56.94" table:style-name="ce8">
            <text:p>56.94</text:p>
          </table:table-cell>
          <table:table-cell office:value-type="float" office:value="58.262999999999998" table:style-name="ce8">
            <text:p>58.263</text:p>
          </table:table-cell>
          <table:table-cell office:value-type="float" office:value="42.359000000000002" table:style-name="ce8">
            <text:p>42.359</text:p>
          </table:table-cell>
          <table:table-cell office:value-type="float" office:value="38.841999999999999" table:style-name="ce8">
            <text:p>38.842</text:p>
          </table:table-cell>
          <table:table-cell office:value-type="float" office:value="68.650999999999996" table:style-name="ce8">
            <text:p>68.651</text:p>
          </table:table-cell>
          <table:table-cell office:value-type="float" office:value="41.024000000000001" table:style-name="ce8">
            <text:p>41.024</text:p>
          </table:table-cell>
          <table:table-cell office:value-type="float" office:value="52.091000000000001" table:style-name="ce8">
            <text:p>52.091</text:p>
          </table:table-cell>
          <table:table-cell office:value-type="float" office:value="66.617000000000004" table:style-name="ce8">
            <text:p>66.617</text:p>
          </table:table-cell>
          <table:table-cell office:value-type="float" office:value="63.841999999999999" table:style-name="ce8">
            <text:p>63.842</text:p>
          </table:table-cell>
          <table:table-cell office:value-type="float" office:value="56.567999999999998" table:style-name="ce8">
            <text:p>56.568</text:p>
          </table:table-cell>
          <table:table-cell office:value-type="float" office:value="57.534999999999997" table:style-name="ce8">
            <text:p>57.535</text:p>
          </table:table-cell>
          <table:table-cell office:value-type="float" office:value="54.625999999999998" table:style-name="ce8">
            <text:p>54.626</text:p>
          </table:table-cell>
          <table:table-cell office:value-type="float" office:value="52.311999999999998" table:style-name="ce8">
            <text:p>52.312</text:p>
          </table:table-cell>
          <table:table-cell office:value-type="float" office:value="39.357999999999997" table:style-name="ce8">
            <text:p>39.358</text:p>
          </table:table-cell>
          <table:table-cell office:value-type="float" office:value="91.180999999999997" table:style-name="ce8">
            <text:p>91.181</text:p>
          </table:table-cell>
          <table:table-cell office:value-type="float" office:value="71.284999999999997" table:style-name="ce8">
            <text:p>71.285</text:p>
          </table:table-cell>
          <table:table-cell office:value-type="float" office:value="72.492000000000004" table:style-name="ce8">
            <text:p>72.492</text:p>
          </table:table-cell>
          <table:table-cell office:value-type="float" office:value="71.567999999999998" table:style-name="ce8">
            <text:p>71.568</text:p>
          </table:table-cell>
          <table:table-cell office:value-type="float" office:value="81.724999999999994" table:style-name="ce8">
            <text:p>81.725</text:p>
          </table:table-cell>
          <table:table-cell office:value-type="float" office:value="61.308" table:style-name="ce8">
            <text:p>61.308</text:p>
          </table:table-cell>
          <table:table-cell office:value-type="float" office:value="72.918999999999997" table:style-name="ce8">
            <text:p>72.919</text:p>
          </table:table-cell>
          <table:table-cell office:value-type="float" office:value="5.282" table:style-name="ce8">
            <text:p>5.282</text:p>
          </table:table-cell>
          <table:table-cell office:value-type="float" office:value="10.119" table:style-name="ce8">
            <text:p>10.119</text:p>
          </table:table-cell>
          <table:table-cell office:value-type="float" office:value="27.681999999999999" table:style-name="ce8">
            <text:p>27.682</text:p>
          </table:table-cell>
          <table:table-cell office:value-type="float" office:value="56.917000000000002" table:style-name="ce8">
            <text:p>56.917</text:p>
          </table:table-cell>
          <table:table-cell office:value-type="float" office:value="91.228999999999999" table:style-name="ce8">
            <text:p>91.229</text:p>
          </table:table-cell>
          <table:table-cell office:value-type="float" office:value="69.147000000000006" table:style-name="ce8">
            <text:p>69.147</text:p>
          </table:table-cell>
          <table:table-cell office:value-type="float" office:value="74.73" table:style-name="ce8">
            <text:p>74.73</text:p>
          </table:table-cell>
          <table:table-cell office:value-type="float" office:value="8.8350000000000009" table:style-name="ce8">
            <text:p>8.835</text:p>
          </table:table-cell>
          <table:table-cell office:value-type="float" office:value="16.16" table:style-name="ce8">
            <text:p>16.16</text:p>
          </table:table-cell>
          <table:table-cell office:value-type="float" office:value="13.554" table:style-name="ce8">
            <text:p>13.554</text:p>
          </table:table-cell>
          <table:table-cell office:value-type="float" office:value="13.73" table:style-name="ce8">
            <text:p>13.73</text:p>
          </table:table-cell>
          <table:table-cell office:value-type="float" office:value="12.667" table:style-name="ce8">
            <text:p>12.667</text:p>
          </table:table-cell>
          <table:table-cell office:value-type="float" office:value="13.644" table:style-name="ce8">
            <text:p>13.644</text:p>
          </table:table-cell>
          <table:table-cell office:value-type="float" office:value="9.9000000000000005E-2" table:style-name="ce8">
            <text:p>0.099</text:p>
          </table:table-cell>
          <table:table-cell office:value-type="float" office:value="22.882999999999999" table:style-name="ce8">
            <text:p>22.883</text:p>
          </table:table-cell>
          <table:table-cell office:value-type="float" office:value="3.2610000000000001" table:style-name="ce8">
            <text:p>3.261</text:p>
          </table:table-cell>
          <table:table-cell office:value-type="float" office:value="1.4179999999999999" table:style-name="ce8">
            <text:p>1.418</text:p>
          </table:table-cell>
          <table:table-cell office:value-type="float" office:value="12.5" table:style-name="ce8">
            <text:p>12.5</text:p>
          </table:table-cell>
          <table:table-cell office:value-type="float" office:value="9.89" table:style-name="ce8">
            <text:p>9.89</text:p>
          </table:table-cell>
          <table:table-cell office:value-type="float" office:value="1.744" table:style-name="ce8">
            <text:p>1.744</text:p>
          </table:table-cell>
          <table:table-cell office:value-type="float" office:value="3.0640000000000001" table:style-name="ce8">
            <text:p>3.064</text:p>
          </table:table-cell>
          <table:table-cell office:value-type="float" office:value="2.6869999999999998" table:style-name="ce8">
            <text:p>2.687</text:p>
          </table:table-cell>
          <table:table-cell office:value-type="float" office:value="0.61699999999999999" table:style-name="ce8">
            <text:p>0.617</text:p>
          </table:table-cell>
          <table:table-cell office:value-type="float" office:value="5.1289999999999996" table:style-name="ce8">
            <text:p>5.129</text:p>
          </table:table-cell>
          <table:table-cell office:value-type="float" office:value="17.012" table:style-name="ce8">
            <text:p>17.012</text:p>
          </table:table-cell>
          <table:table-cell office:value-type="float" office:value="19.219000000000001" table:style-name="ce8">
            <text:p>19.219</text:p>
          </table:table-cell>
          <table:table-cell office:value-type="float" office:value="20.021000000000001" table:style-name="ce8">
            <text:p>20.021</text:p>
          </table:table-cell>
          <table:table-cell office:value-type="float" office:value="7.8120000000000003" table:style-name="ce8">
            <text:p>7.812</text:p>
          </table:table-cell>
          <table:table-cell office:value-type="float" office:value="7.7530000000000001" table:style-name="ce8">
            <text:p>7.753</text:p>
          </table:table-cell>
          <table:table-cell office:value-type="string" table:style-name="ce8">
            <text:p>9.832</text:p>
          </table:table-cell>
          <table:table-cell office:value-type="string" table:style-name="ce8">
            <text:p>3.834</text:p>
          </table:table-cell>
          <table:table-cell office:value-type="string" table:style-name="ce8">
            <text:p>25.711</text:p>
          </table:table-cell>
          <table:table-cell office:value-type="string" table:style-name="ce8">
            <text:p>38.478</text:p>
          </table:table-cell>
          <table:table-cell office:value-type="string" table:style-name="ce8">
            <text:p>0.723</text:p>
          </table:table-cell>
          <table:table-cell office:value-type="string" table:style-name="ce8">
            <text:p>37.931</text:p>
          </table:table-cell>
          <table:table-cell office:value-type="string" table:style-name="ce8">
            <text:p>44.031</text:p>
          </table:table-cell>
          <table:table-cell office:value-type="string" table:style-name="ce8">
            <text:p>23.962</text:p>
          </table:table-cell>
          <table:table-cell office:value-type="string" table:style-name="ce8">
            <text:p>37.819</text:p>
          </table:table-cell>
          <table:table-cell office:value-type="string" table:style-name="ce8">
            <text:p>35.152</text:p>
          </table:table-cell>
          <table:table-cell office:value-type="string" table:style-name="ce8">
            <text:p>24.695</text:p>
          </table:table-cell>
          <table:table-cell office:value-type="string" table:style-name="ce8">
            <text:p>2.799</text:p>
          </table:table-cell>
          <table:table-cell office:value-type="string" table:style-name="ce8">
            <text:p>4.445</text:p>
          </table:table-cell>
          <table:table-cell office:value-type="string" table:style-name="ce8">
            <text:p>8.357</text:p>
          </table:table-cell>
          <table:table-cell office:value-type="string" table:style-name="ce8">
            <text:p>11.048</text:p>
          </table:table-cell>
          <table:table-cell office:value-type="string" table:style-name="ce8">
            <text:p>15.678</text:p>
          </table:table-cell>
          <table:table-cell office:value-type="string" table:style-name="ce8">
            <text:p>2.975</text:p>
          </table:table-cell>
          <table:table-cell office:value-type="string" table:style-name="ce8">
            <text:p>40.422</text:p>
          </table:table-cell>
          <table:table-cell office:value-type="string" table:style-name="ce8">
            <text:p>9.845</text:p>
          </table:table-cell>
          <table:table-cell office:value-type="string" table:style-name="ce8">
            <text:p>31.832</text:p>
          </table:table-cell>
          <table:table-cell office:value-type="string" table:style-name="ce8">
            <text:p>26.294</text:p>
          </table:table-cell>
          <table:table-cell office:value-type="string" table:style-name="ce8">
            <text:p>5.215</text:p>
          </table:table-cell>
          <table:table-cell office:value-type="string" table:style-name="ce8">
            <text:p>1.933</text:p>
          </table:table-cell>
          <table:table-cell office:value-type="string" table:style-name="ce8">
            <text:p>1.202</text:p>
          </table:table-cell>
          <table:table-cell office:value-type="string" table:style-name="ce8">
            <text:p>1.707</text:p>
          </table:table-cell>
          <table:table-cell office:value-type="string" table:style-name="ce8">
            <text:p>1.874</text:p>
          </table:table-cell>
          <table:table-cell office:value-type="string" table:style-name="ce8">
            <text:p>1.143</text:p>
          </table:table-cell>
          <table:table-cell office:value-type="string" table:style-name="ce8">
            <text:p>2.693</text:p>
          </table:table-cell>
          <table:table-cell office:value-type="string" table:style-name="ce8">
            <text:p>9.051</text:p>
          </table:table-cell>
          <table:table-cell office:value-type="string" table:style-name="ce8">
            <text:p>42.447</text:p>
          </table:table-cell>
          <table:table-cell office:value-type="string" table:style-name="ce8">
            <text:p>16.269</text:p>
          </table:table-cell>
          <table:table-cell office:value-type="string" table:style-name="ce8">
            <text:p>42.399</text:p>
          </table:table-cell>
          <table:table-cell office:value-type="string" table:style-name="ce8">
            <text:p>59.167</text:p>
          </table:table-cell>
          <table:table-cell office:value-type="string" table:style-name="ce8">
            <text:p>32.675</text:p>
          </table:table-cell>
          <table:table-cell office:value-type="float" office:value="60.716000000000001" table:style-name="ce8">
            <text:p>60.716</text:p>
          </table:table-cell>
          <table:table-cell office:value-type="float" office:value="68.614000000000004" table:style-name="ce8">
            <text:p>68.614</text:p>
          </table:table-cell>
          <table:table-cell office:value-type="float" office:value="58.591000000000001" table:style-name="ce8">
            <text:p>58.591</text:p>
          </table:table-cell>
          <table:table-cell office:value-type="float" office:value="45.466000000000001" table:style-name="ce8">
            <text:p>45.466</text:p>
          </table:table-cell>
          <table:table-cell office:value-type="float" office:value="70.581999999999994" table:style-name="ce8">
            <text:p>70.582</text:p>
          </table:table-cell>
          <table:table-cell office:value-type="float" office:value="71.188000000000002" table:style-name="ce8">
            <text:p>71.188</text:p>
          </table:table-cell>
          <table:table-cell office:value-type="float" office:value="5.1749999999999998" table:style-name="ce8">
            <text:p>5.175</text:p>
          </table:table-cell>
          <table:table-cell office:value-type="float" office:value="77.790999999999997" table:style-name="ce8">
            <text:p>77.791</text:p>
          </table:table-cell>
          <table:table-cell table:number-columns-repeated="16238"/>
        </table:table-row>
        <table:table-row table:style-name="ro6">
          <table:table-cell office:value-type="string" table:style-name="ce3">
            <text:p>Z10: Sexual Orientation (grouped)</text:p>
          </table:table-cell>
          <table:table-cell office:value-type="string" table:style-name="ce3">
            <text:p>LGB+</text:p>
          </table:table-cell>
          <table:table-cell office:value-type="float" office:value="16315" table:style-name="ce8">
            <text:p>16315</text:p>
          </table:table-cell>
          <table:table-cell office:value-type="float" office:value="63.552" table:style-name="ce8">
            <text:p>63.552</text:p>
          </table:table-cell>
          <table:table-cell office:value-type="float" office:value="74.326999999999998" table:style-name="ce8">
            <text:p>74.327</text:p>
          </table:table-cell>
          <table:table-cell office:value-type="float" office:value="81.823999999999998" table:style-name="ce8">
            <text:p>81.824</text:p>
          </table:table-cell>
          <table:table-cell office:value-type="float" office:value="72.361999999999995" table:style-name="ce8">
            <text:p>72.362</text:p>
          </table:table-cell>
          <table:table-cell office:value-type="float" office:value="82.105000000000004" table:style-name="ce8">
            <text:p>82.105</text:p>
          </table:table-cell>
          <table:table-cell office:value-type="float" office:value="58.094999999999999" table:style-name="ce8">
            <text:p>58.095</text:p>
          </table:table-cell>
          <table:table-cell office:value-type="float" office:value="78.858000000000004" table:style-name="ce8">
            <text:p>78.858</text:p>
          </table:table-cell>
          <table:table-cell office:value-type="float" office:value="71.668999999999997" table:style-name="ce8">
            <text:p>71.669</text:p>
          </table:table-cell>
          <table:table-cell office:value-type="float" office:value="38.316000000000003" table:style-name="ce8">
            <text:p>38.316</text:p>
          </table:table-cell>
          <table:table-cell office:value-type="float" office:value="53.554000000000002" table:style-name="ce8">
            <text:p>53.554</text:p>
          </table:table-cell>
          <table:table-cell office:value-type="float" office:value="28.471" table:style-name="ce8">
            <text:p>28.471</text:p>
          </table:table-cell>
          <table:table-cell office:value-type="float" office:value="71.216999999999999" table:style-name="ce8">
            <text:p>71.217</text:p>
          </table:table-cell>
          <table:table-cell office:value-type="float" office:value="87.706999999999994" table:style-name="ce8">
            <text:p>87.707</text:p>
          </table:table-cell>
          <table:table-cell office:value-type="float" office:value="80.018000000000001" table:style-name="ce8">
            <text:p>80.018</text:p>
          </table:table-cell>
          <table:table-cell office:value-type="float" office:value="75.944999999999993" table:style-name="ce8">
            <text:p>75.945</text:p>
          </table:table-cell>
          <table:table-cell office:value-type="float" office:value="54.926000000000002" table:style-name="ce8">
            <text:p>54.926</text:p>
          </table:table-cell>
          <table:table-cell office:value-type="float" office:value="73.022000000000006" table:style-name="ce8">
            <text:p>73.022</text:p>
          </table:table-cell>
          <table:table-cell office:value-type="float" office:value="80.369" table:style-name="ce8">
            <text:p>80.369</text:p>
          </table:table-cell>
          <table:table-cell office:value-type="float" office:value="83.287999999999997" table:style-name="ce8">
            <text:p>83.288</text:p>
          </table:table-cell>
          <table:table-cell office:value-type="float" office:value="74.847999999999999" table:style-name="ce8">
            <text:p>74.848</text:p>
          </table:table-cell>
          <table:table-cell office:value-type="float" office:value="86.027000000000001" table:style-name="ce8">
            <text:p>86.027</text:p>
          </table:table-cell>
          <table:table-cell office:value-type="float" office:value="83.744" table:style-name="ce8">
            <text:p>83.744</text:p>
          </table:table-cell>
          <table:table-cell office:value-type="float" office:value="67.619" table:style-name="ce8">
            <text:p>67.619</text:p>
          </table:table-cell>
          <table:table-cell office:value-type="float" office:value="78.905000000000001" table:style-name="ce8">
            <text:p>78.905</text:p>
          </table:table-cell>
          <table:table-cell office:value-type="float" office:value="82.486000000000004" table:style-name="ce8">
            <text:p>82.486</text:p>
          </table:table-cell>
          <table:table-cell office:value-type="float" office:value="69.98" table:style-name="ce8">
            <text:p>69.98</text:p>
          </table:table-cell>
          <table:table-cell office:value-type="float" office:value="67.427999999999997" table:style-name="ce8">
            <text:p>67.428</text:p>
          </table:table-cell>
          <table:table-cell office:value-type="float" office:value="71.474000000000004" table:style-name="ce8">
            <text:p>71.474</text:p>
          </table:table-cell>
          <table:table-cell office:value-type="float" office:value="41.183999999999997" table:style-name="ce8">
            <text:p>41.184</text:p>
          </table:table-cell>
          <table:table-cell office:value-type="float" office:value="87.075000000000003" table:style-name="ce8">
            <text:p>87.075</text:p>
          </table:table-cell>
          <table:table-cell office:value-type="float" office:value="83.635000000000005" table:style-name="ce8">
            <text:p>83.635</text:p>
          </table:table-cell>
          <table:table-cell office:value-type="float" office:value="75.611000000000004" table:style-name="ce8">
            <text:p>75.611</text:p>
          </table:table-cell>
          <table:table-cell office:value-type="float" office:value="64.128" table:style-name="ce8">
            <text:p>64.128</text:p>
          </table:table-cell>
          <table:table-cell office:value-type="float" office:value="54.212000000000003" table:style-name="ce8">
            <text:p>54.212</text:p>
          </table:table-cell>
          <table:table-cell office:value-type="float" office:value="60.485999999999997" table:style-name="ce8">
            <text:p>60.486</text:p>
          </table:table-cell>
          <table:table-cell office:value-type="float" office:value="53.536999999999999" table:style-name="ce8">
            <text:p>53.537</text:p>
          </table:table-cell>
          <table:table-cell office:value-type="float" office:value="82.381" table:style-name="ce8">
            <text:p>82.381</text:p>
          </table:table-cell>
          <table:table-cell office:value-type="float" office:value="86.61" table:style-name="ce8">
            <text:p>86.61</text:p>
          </table:table-cell>
          <table:table-cell office:value-type="float" office:value="70.477000000000004" table:style-name="ce8">
            <text:p>70.477</text:p>
          </table:table-cell>
          <table:table-cell office:value-type="float" office:value="76.039000000000001" table:style-name="ce8">
            <text:p>76.039</text:p>
          </table:table-cell>
          <table:table-cell office:value-type="float" office:value="67.777000000000001" table:style-name="ce8">
            <text:p>67.777</text:p>
          </table:table-cell>
          <table:table-cell office:value-type="float" office:value="74.257000000000005" table:style-name="ce8">
            <text:p>74.257</text:p>
          </table:table-cell>
          <table:table-cell office:value-type="float" office:value="86.204999999999998" table:style-name="ce8">
            <text:p>86.205</text:p>
          </table:table-cell>
          <table:table-cell office:value-type="float" office:value="71.507000000000005" table:style-name="ce8">
            <text:p>71.507</text:p>
          </table:table-cell>
          <table:table-cell office:value-type="float" office:value="61.886000000000003" table:style-name="ce8">
            <text:p>61.886</text:p>
          </table:table-cell>
          <table:table-cell office:value-type="float" office:value="68.489000000000004" table:style-name="ce8">
            <text:p>68.489</text:p>
          </table:table-cell>
          <table:table-cell office:value-type="float" office:value="37.877000000000002" table:style-name="ce8">
            <text:p>37.877</text:p>
          </table:table-cell>
          <table:table-cell office:value-type="float" office:value="43.866" table:style-name="ce8">
            <text:p>43.866</text:p>
          </table:table-cell>
          <table:table-cell office:value-type="float" office:value="33.200000000000003" table:style-name="ce8">
            <text:p>33.2</text:p>
          </table:table-cell>
          <table:table-cell office:value-type="float" office:value="70.971000000000004" table:style-name="ce8">
            <text:p>70.971</text:p>
          </table:table-cell>
          <table:table-cell office:value-type="float" office:value="64.769000000000005" table:style-name="ce8">
            <text:p>64.769</text:p>
          </table:table-cell>
          <table:table-cell office:value-type="float" office:value="53.761000000000003" table:style-name="ce8">
            <text:p>53.761</text:p>
          </table:table-cell>
          <table:table-cell office:value-type="float" office:value="57.055" table:style-name="ce8">
            <text:p>57.055</text:p>
          </table:table-cell>
          <table:table-cell office:value-type="float" office:value="39.713999999999999" table:style-name="ce8">
            <text:p>39.714</text:p>
          </table:table-cell>
          <table:table-cell office:value-type="float" office:value="39.195999999999998" table:style-name="ce8">
            <text:p>39.196</text:p>
          </table:table-cell>
          <table:table-cell office:value-type="float" office:value="65.478999999999999" table:style-name="ce8">
            <text:p>65.479</text:p>
          </table:table-cell>
          <table:table-cell office:value-type="float" office:value="39.332000000000001" table:style-name="ce8">
            <text:p>39.332</text:p>
          </table:table-cell>
          <table:table-cell office:value-type="float" office:value="51.75" table:style-name="ce8">
            <text:p>51.75</text:p>
          </table:table-cell>
          <table:table-cell office:value-type="float" office:value="65.093999999999994" table:style-name="ce8">
            <text:p>65.094</text:p>
          </table:table-cell>
          <table:table-cell office:value-type="float" office:value="64.296999999999997" table:style-name="ce8">
            <text:p>64.297</text:p>
          </table:table-cell>
          <table:table-cell office:value-type="float" office:value="51.889000000000003" table:style-name="ce8">
            <text:p>51.889</text:p>
          </table:table-cell>
          <table:table-cell office:value-type="float" office:value="55.654000000000003" table:style-name="ce8">
            <text:p>55.654</text:p>
          </table:table-cell>
          <table:table-cell office:value-type="float" office:value="53.000999999999998" table:style-name="ce8">
            <text:p>53.001</text:p>
          </table:table-cell>
          <table:table-cell office:value-type="float" office:value="49.917000000000002" table:style-name="ce8">
            <text:p>49.917</text:p>
          </table:table-cell>
          <table:table-cell office:value-type="float" office:value="35.369" table:style-name="ce8">
            <text:p>35.369</text:p>
          </table:table-cell>
          <table:table-cell office:value-type="float" office:value="88.430999999999997" table:style-name="ce8">
            <text:p>88.431</text:p>
          </table:table-cell>
          <table:table-cell office:value-type="float" office:value="70.013999999999996" table:style-name="ce8">
            <text:p>70.014</text:p>
          </table:table-cell>
          <table:table-cell office:value-type="float" office:value="70.566999999999993" table:style-name="ce8">
            <text:p>70.567</text:p>
          </table:table-cell>
          <table:table-cell office:value-type="float" office:value="69.667000000000002" table:style-name="ce8">
            <text:p>69.667</text:p>
          </table:table-cell>
          <table:table-cell office:value-type="float" office:value="76.95" table:style-name="ce8">
            <text:p>76.95</text:p>
          </table:table-cell>
          <table:table-cell office:value-type="float" office:value="61.222000000000001" table:style-name="ce8">
            <text:p>61.222</text:p>
          </table:table-cell>
          <table:table-cell office:value-type="float" office:value="70.525999999999996" table:style-name="ce8">
            <text:p>70.526</text:p>
          </table:table-cell>
          <table:table-cell office:value-type="float" office:value="7.8109999999999999" table:style-name="ce8">
            <text:p>7.811</text:p>
          </table:table-cell>
          <table:table-cell office:value-type="float" office:value="13.824" table:style-name="ce8">
            <text:p>13.824</text:p>
          </table:table-cell>
          <table:table-cell office:value-type="float" office:value="32.929000000000002" table:style-name="ce8">
            <text:p>32.929</text:p>
          </table:table-cell>
          <table:table-cell office:value-type="float" office:value="45.436" table:style-name="ce8">
            <text:p>45.436</text:p>
          </table:table-cell>
          <table:table-cell office:value-type="float" office:value="90.709000000000003" table:style-name="ce8">
            <text:p>90.709</text:p>
          </table:table-cell>
          <table:table-cell office:value-type="float" office:value="63.557000000000002" table:style-name="ce8">
            <text:p>63.557</text:p>
          </table:table-cell>
          <table:table-cell office:value-type="float" office:value="69.224999999999994" table:style-name="ce8">
            <text:p>69.225</text:p>
          </table:table-cell>
          <table:table-cell office:value-type="float" office:value="13.617000000000001" table:style-name="ce8">
            <text:p>13.617</text:p>
          </table:table-cell>
          <table:table-cell office:value-type="float" office:value="19.033000000000001" table:style-name="ce8">
            <text:p>19.033</text:p>
          </table:table-cell>
          <table:table-cell office:value-type="float" office:value="9.3130000000000006" table:style-name="ce8">
            <text:p>9.313</text:p>
          </table:table-cell>
          <table:table-cell office:value-type="float" office:value="22.015999999999998" table:style-name="ce8">
            <text:p>22.016</text:p>
          </table:table-cell>
          <table:table-cell office:value-type="float" office:value="10.669" table:style-name="ce8">
            <text:p>10.669</text:p>
          </table:table-cell>
          <table:table-cell office:value-type="float" office:value="20.704999999999998" table:style-name="ce8">
            <text:p>20.705</text:p>
          </table:table-cell>
          <table:table-cell office:value-type="float" office:value="2.8479999999999999" table:style-name="ce8">
            <text:p>2.848</text:p>
          </table:table-cell>
          <table:table-cell office:value-type="float" office:value="26.672999999999998" table:style-name="ce8">
            <text:p>26.673</text:p>
          </table:table-cell>
          <table:table-cell office:value-type="float" office:value="4.6559999999999997" table:style-name="ce8">
            <text:p>4.656</text:p>
          </table:table-cell>
          <table:table-cell office:value-type="float" office:value="2.7120000000000002" table:style-name="ce8">
            <text:p>2.712</text:p>
          </table:table-cell>
          <table:table-cell office:value-type="float" office:value="21.609000000000002" table:style-name="ce8">
            <text:p>21.609</text:p>
          </table:table-cell>
          <table:table-cell office:value-type="float" office:value="8.7249999999999996" table:style-name="ce8">
            <text:p>8.725</text:p>
          </table:table-cell>
          <table:table-cell office:value-type="float" office:value="1.7629999999999999" table:style-name="ce8">
            <text:p>1.763</text:p>
          </table:table-cell>
          <table:table-cell office:value-type="float" office:value="2.8029999999999999" table:style-name="ce8">
            <text:p>2.803</text:p>
          </table:table-cell>
          <table:table-cell office:value-type="float" office:value="5.9669999999999996" table:style-name="ce8">
            <text:p>5.967</text:p>
          </table:table-cell>
          <table:table-cell office:value-type="float" office:value="19.710999999999999" table:style-name="ce8">
            <text:p>19.711</text:p>
          </table:table-cell>
          <table:table-cell office:value-type="float" office:value="8.6349999999999998" table:style-name="ce8">
            <text:p>8.635</text:p>
          </table:table-cell>
          <table:table-cell office:value-type="float" office:value="14.872999999999999" table:style-name="ce8">
            <text:p>14.873</text:p>
          </table:table-cell>
          <table:table-cell office:value-type="float" office:value="15.19" table:style-name="ce8">
            <text:p>15.19</text:p>
          </table:table-cell>
          <table:table-cell office:value-type="float" office:value="15.778" table:style-name="ce8">
            <text:p>15.778</text:p>
          </table:table-cell>
          <table:table-cell office:value-type="float" office:value="4.702" table:style-name="ce8">
            <text:p>4.702</text:p>
          </table:table-cell>
          <table:table-cell office:value-type="float" office:value="12.446" table:style-name="ce8">
            <text:p>12.446</text:p>
          </table:table-cell>
          <table:table-cell office:value-type="string" table:style-name="ce8">
            <text:p>16.543</text:p>
          </table:table-cell>
          <table:table-cell office:value-type="string" table:style-name="ce8">
            <text:p>11.259</text:p>
          </table:table-cell>
          <table:table-cell office:value-type="string" table:style-name="ce8">
            <text:p>30.469</text:p>
          </table:table-cell>
          <table:table-cell office:value-type="string" table:style-name="ce8">
            <text:p>37.877</text:p>
          </table:table-cell>
          <table:table-cell office:value-type="string" table:style-name="ce8">
            <text:p>1.877</text:p>
          </table:table-cell>
          <table:table-cell office:value-type="string" table:style-name="ce8">
            <text:p>41.827</text:p>
          </table:table-cell>
          <table:table-cell office:value-type="string" table:style-name="ce8">
            <text:p>47.951</text:p>
          </table:table-cell>
          <table:table-cell office:value-type="string" table:style-name="ce8">
            <text:p>28.296</text:p>
          </table:table-cell>
          <table:table-cell office:value-type="string" table:style-name="ce8">
            <text:p>39.259</text:p>
          </table:table-cell>
          <table:table-cell office:value-type="string" table:style-name="ce8">
            <text:p>38.519</text:p>
          </table:table-cell>
          <table:table-cell office:value-type="string" table:style-name="ce8">
            <text:p>28.593</text:p>
          </table:table-cell>
          <table:table-cell office:value-type="string" table:style-name="ce8">
            <text:p>4.84</text:p>
          </table:table-cell>
          <table:table-cell office:value-type="string" table:style-name="ce8">
            <text:p>3.951</text:p>
          </table:table-cell>
          <table:table-cell office:value-type="string" table:style-name="ce8">
            <text:p>11.506</text:p>
          </table:table-cell>
          <table:table-cell office:value-type="string" table:style-name="ce8">
            <text:p>18.025</text:p>
          </table:table-cell>
          <table:table-cell office:value-type="string" table:style-name="ce8">
            <text:p>16.395</text:p>
          </table:table-cell>
          <table:table-cell office:value-type="string" table:style-name="ce8">
            <text:p>1.926</text:p>
          </table:table-cell>
          <table:table-cell office:value-type="string" table:style-name="ce8">
            <text:p>45.576</text:p>
          </table:table-cell>
          <table:table-cell office:value-type="string" table:style-name="ce8">
            <text:p>13.05</text:p>
          </table:table-cell>
          <table:table-cell office:value-type="string" table:style-name="ce8">
            <text:p>32.229</text:p>
          </table:table-cell>
          <table:table-cell office:value-type="string" table:style-name="ce8">
            <text:p>28.967</text:p>
          </table:table-cell>
          <table:table-cell office:value-type="string" table:style-name="ce8">
            <text:p>4.548</text:p>
          </table:table-cell>
          <table:table-cell office:value-type="string" table:style-name="ce8">
            <text:p>3.262</text:p>
          </table:table-cell>
          <table:table-cell office:value-type="string" table:style-name="ce8">
            <text:p>1.582</text:p>
          </table:table-cell>
          <table:table-cell office:value-type="string" table:style-name="ce8">
            <text:p>2.224</text:p>
          </table:table-cell>
          <table:table-cell office:value-type="string" table:style-name="ce8">
            <text:p>3.114</text:p>
          </table:table-cell>
          <table:table-cell office:value-type="string" table:style-name="ce8">
            <text:p>1.878</text:p>
          </table:table-cell>
          <table:table-cell office:value-type="string" table:style-name="ce8">
            <text:p>2.916</text:p>
          </table:table-cell>
          <table:table-cell office:value-type="string" table:style-name="ce8">
            <text:p>5.981</text:p>
          </table:table-cell>
          <table:table-cell office:value-type="string" table:style-name="ce8">
            <text:p>43.79</text:p>
          </table:table-cell>
          <table:table-cell office:value-type="string" table:style-name="ce8">
            <text:p>15.392</text:p>
          </table:table-cell>
          <table:table-cell office:value-type="string" table:style-name="ce8">
            <text:p>43.604</text:p>
          </table:table-cell>
          <table:table-cell office:value-type="string" table:style-name="ce8">
            <text:p>66.136</text:p>
          </table:table-cell>
          <table:table-cell office:value-type="string" table:style-name="ce8">
            <text:p>37.33</text:p>
          </table:table-cell>
          <table:table-cell office:value-type="float" office:value="52.198" table:style-name="ce8">
            <text:p>52.198</text:p>
          </table:table-cell>
          <table:table-cell office:value-type="float" office:value="57.593000000000004" table:style-name="ce8">
            <text:p>57.593</text:p>
          </table:table-cell>
          <table:table-cell office:value-type="float" office:value="49.493000000000002" table:style-name="ce8">
            <text:p>49.493</text:p>
          </table:table-cell>
          <table:table-cell office:value-type="float" office:value="35.915999999999997" table:style-name="ce8">
            <text:p>35.916</text:p>
          </table:table-cell>
          <table:table-cell office:value-type="float" office:value="58.344999999999999" table:style-name="ce8">
            <text:p>58.345</text:p>
          </table:table-cell>
          <table:table-cell office:value-type="float" office:value="63.960999999999999" table:style-name="ce8">
            <text:p>63.961</text:p>
          </table:table-cell>
          <table:table-cell office:value-type="float" office:value="10.949" table:style-name="ce8">
            <text:p>10.949</text:p>
          </table:table-cell>
          <table:table-cell office:value-type="float" office:value="76.070999999999998" table:style-name="ce8">
            <text:p>76.071</text:p>
          </table:table-cell>
          <table:table-cell table:number-columns-repeated="16238"/>
        </table:table-row>
        <table:table-row table:style-name="ro11">
          <table:table-cell office:value-type="string" table:style-name="ce3">
            <text:p>J07: Which of the following (sexual orientation) options best describes how you think of yourself?</text:p>
          </table:table-cell>
          <table:table-cell office:value-type="string" table:style-name="ce3">
            <text:p>Heterosexual/straight</text:p>
          </table:table-cell>
          <table:table-cell office:value-type="float" office:value="265021" table:style-name="ce8">
            <text:p>265021</text:p>
          </table:table-cell>
          <table:table-cell office:value-type="float" office:value="65.257999999999996" table:style-name="ce8">
            <text:p>65.258</text:p>
          </table:table-cell>
          <table:table-cell office:value-type="float" office:value="78.353999999999999" table:style-name="ce8">
            <text:p>78.354</text:p>
          </table:table-cell>
          <table:table-cell office:value-type="float" office:value="84.49" table:style-name="ce8">
            <text:p>84.49</text:p>
          </table:table-cell>
          <table:table-cell office:value-type="float" office:value="73.686000000000007" table:style-name="ce8">
            <text:p>73.686</text:p>
          </table:table-cell>
          <table:table-cell office:value-type="float" office:value="84.292000000000002" table:style-name="ce8">
            <text:p>84.292</text:p>
          </table:table-cell>
          <table:table-cell office:value-type="float" office:value="58.526000000000003" table:style-name="ce8">
            <text:p>58.526</text:p>
          </table:table-cell>
          <table:table-cell office:value-type="float" office:value="81.546000000000006" table:style-name="ce8">
            <text:p>81.546</text:p>
          </table:table-cell>
          <table:table-cell office:value-type="float" office:value="75.703000000000003" table:style-name="ce8">
            <text:p>75.703</text:p>
          </table:table-cell>
          <table:table-cell office:value-type="float" office:value="38.313000000000002" table:style-name="ce8">
            <text:p>38.313</text:p>
          </table:table-cell>
          <table:table-cell office:value-type="float" office:value="55" table:style-name="ce8">
            <text:p>55</text:p>
          </table:table-cell>
          <table:table-cell office:value-type="float" office:value="26.724" table:style-name="ce8">
            <text:p>26.724</text:p>
          </table:table-cell>
          <table:table-cell office:value-type="float" office:value="74.323999999999998" table:style-name="ce8">
            <text:p>74.324</text:p>
          </table:table-cell>
          <table:table-cell office:value-type="float" office:value="91.052000000000007" table:style-name="ce8">
            <text:p>91.052</text:p>
          </table:table-cell>
          <table:table-cell office:value-type="float" office:value="84.581000000000003" table:style-name="ce8">
            <text:p>84.581</text:p>
          </table:table-cell>
          <table:table-cell office:value-type="float" office:value="80.353999999999999" table:style-name="ce8">
            <text:p>80.354</text:p>
          </table:table-cell>
          <table:table-cell office:value-type="float" office:value="60.502000000000002" table:style-name="ce8">
            <text:p>60.502</text:p>
          </table:table-cell>
          <table:table-cell office:value-type="float" office:value="75.251000000000005" table:style-name="ce8">
            <text:p>75.251</text:p>
          </table:table-cell>
          <table:table-cell office:value-type="float" office:value="82.933999999999997" table:style-name="ce8">
            <text:p>82.934</text:p>
          </table:table-cell>
          <table:table-cell office:value-type="float" office:value="86.043000000000006" table:style-name="ce8">
            <text:p>86.043</text:p>
          </table:table-cell>
          <table:table-cell office:value-type="float" office:value="75.843000000000004" table:style-name="ce8">
            <text:p>75.843</text:p>
          </table:table-cell>
          <table:table-cell office:value-type="float" office:value="86.932000000000002" table:style-name="ce8">
            <text:p>86.932</text:p>
          </table:table-cell>
          <table:table-cell office:value-type="float" office:value="84.085999999999999" table:style-name="ce8">
            <text:p>84.086</text:p>
          </table:table-cell>
          <table:table-cell office:value-type="float" office:value="70.718000000000004" table:style-name="ce8">
            <text:p>70.718</text:p>
          </table:table-cell>
          <table:table-cell office:value-type="float" office:value="80.182000000000002" table:style-name="ce8">
            <text:p>80.182</text:p>
          </table:table-cell>
          <table:table-cell office:value-type="float" office:value="83.105999999999995" table:style-name="ce8">
            <text:p>83.106</text:p>
          </table:table-cell>
          <table:table-cell office:value-type="float" office:value="71.256" table:style-name="ce8">
            <text:p>71.256</text:p>
          </table:table-cell>
          <table:table-cell office:value-type="float" office:value="68.307000000000002" table:style-name="ce8">
            <text:p>68.307</text:p>
          </table:table-cell>
          <table:table-cell office:value-type="float" office:value="72.099000000000004" table:style-name="ce8">
            <text:p>72.099</text:p>
          </table:table-cell>
          <table:table-cell office:value-type="float" office:value="44.268000000000001" table:style-name="ce8">
            <text:p>44.268</text:p>
          </table:table-cell>
          <table:table-cell office:value-type="float" office:value="88.635999999999996" table:style-name="ce8">
            <text:p>88.636</text:p>
          </table:table-cell>
          <table:table-cell office:value-type="float" office:value="85.742000000000004" table:style-name="ce8">
            <text:p>85.742</text:p>
          </table:table-cell>
          <table:table-cell office:value-type="float" office:value="78.509" table:style-name="ce8">
            <text:p>78.509</text:p>
          </table:table-cell>
          <table:table-cell office:value-type="float" office:value="68.783000000000001" table:style-name="ce8">
            <text:p>68.783</text:p>
          </table:table-cell>
          <table:table-cell office:value-type="float" office:value="53.704999999999998" table:style-name="ce8">
            <text:p>53.705</text:p>
          </table:table-cell>
          <table:table-cell office:value-type="float" office:value="59.680999999999997" table:style-name="ce8">
            <text:p>59.681</text:p>
          </table:table-cell>
          <table:table-cell office:value-type="float" office:value="51.917999999999999" table:style-name="ce8">
            <text:p>51.918</text:p>
          </table:table-cell>
          <table:table-cell office:value-type="float" office:value="83.998999999999995" table:style-name="ce8">
            <text:p>83.999</text:p>
          </table:table-cell>
          <table:table-cell office:value-type="float" office:value="88.963999999999999" table:style-name="ce8">
            <text:p>88.964</text:p>
          </table:table-cell>
          <table:table-cell office:value-type="float" office:value="72.900000000000006" table:style-name="ce8">
            <text:p>72.9</text:p>
          </table:table-cell>
          <table:table-cell office:value-type="float" office:value="80.302999999999997" table:style-name="ce8">
            <text:p>80.303</text:p>
          </table:table-cell>
          <table:table-cell office:value-type="float" office:value="72.570999999999998" table:style-name="ce8">
            <text:p>72.571</text:p>
          </table:table-cell>
          <table:table-cell office:value-type="float" office:value="79.546999999999997" table:style-name="ce8">
            <text:p>79.547</text:p>
          </table:table-cell>
          <table:table-cell office:value-type="float" office:value="88.406000000000006" table:style-name="ce8">
            <text:p>88.406</text:p>
          </table:table-cell>
          <table:table-cell office:value-type="float" office:value="74.546000000000006" table:style-name="ce8">
            <text:p>74.546</text:p>
          </table:table-cell>
          <table:table-cell office:value-type="float" office:value="65.948999999999998" table:style-name="ce8">
            <text:p>65.949</text:p>
          </table:table-cell>
          <table:table-cell office:value-type="float" office:value="73.180999999999997" table:style-name="ce8">
            <text:p>73.181</text:p>
          </table:table-cell>
          <table:table-cell office:value-type="float" office:value="37.771999999999998" table:style-name="ce8">
            <text:p>37.772</text:p>
          </table:table-cell>
          <table:table-cell office:value-type="float" office:value="44.665999999999997" table:style-name="ce8">
            <text:p>44.666</text:p>
          </table:table-cell>
          <table:table-cell office:value-type="float" office:value="32.511000000000003" table:style-name="ce8">
            <text:p>32.511</text:p>
          </table:table-cell>
          <table:table-cell office:value-type="float" office:value="70.811000000000007" table:style-name="ce8">
            <text:p>70.811</text:p>
          </table:table-cell>
          <table:table-cell office:value-type="float" office:value="65.994" table:style-name="ce8">
            <text:p>65.994</text:p>
          </table:table-cell>
          <table:table-cell office:value-type="float" office:value="56.94" table:style-name="ce8">
            <text:p>56.94</text:p>
          </table:table-cell>
          <table:table-cell office:value-type="float" office:value="58.262999999999998" table:style-name="ce8">
            <text:p>58.263</text:p>
          </table:table-cell>
          <table:table-cell office:value-type="float" office:value="42.359000000000002" table:style-name="ce8">
            <text:p>42.359</text:p>
          </table:table-cell>
          <table:table-cell office:value-type="float" office:value="38.841999999999999" table:style-name="ce8">
            <text:p>38.842</text:p>
          </table:table-cell>
          <table:table-cell office:value-type="float" office:value="68.650999999999996" table:style-name="ce8">
            <text:p>68.651</text:p>
          </table:table-cell>
          <table:table-cell office:value-type="float" office:value="41.024000000000001" table:style-name="ce8">
            <text:p>41.024</text:p>
          </table:table-cell>
          <table:table-cell office:value-type="float" office:value="52.091000000000001" table:style-name="ce8">
            <text:p>52.091</text:p>
          </table:table-cell>
          <table:table-cell office:value-type="float" office:value="66.617000000000004" table:style-name="ce8">
            <text:p>66.617</text:p>
          </table:table-cell>
          <table:table-cell office:value-type="float" office:value="63.841999999999999" table:style-name="ce8">
            <text:p>63.842</text:p>
          </table:table-cell>
          <table:table-cell office:value-type="float" office:value="56.567999999999998" table:style-name="ce8">
            <text:p>56.568</text:p>
          </table:table-cell>
          <table:table-cell office:value-type="float" office:value="57.534999999999997" table:style-name="ce8">
            <text:p>57.535</text:p>
          </table:table-cell>
          <table:table-cell office:value-type="float" office:value="54.625999999999998" table:style-name="ce8">
            <text:p>54.626</text:p>
          </table:table-cell>
          <table:table-cell office:value-type="float" office:value="52.311999999999998" table:style-name="ce8">
            <text:p>52.312</text:p>
          </table:table-cell>
          <table:table-cell office:value-type="float" office:value="39.357999999999997" table:style-name="ce8">
            <text:p>39.358</text:p>
          </table:table-cell>
          <table:table-cell office:value-type="float" office:value="91.180999999999997" table:style-name="ce8">
            <text:p>91.181</text:p>
          </table:table-cell>
          <table:table-cell office:value-type="float" office:value="71.284999999999997" table:style-name="ce8">
            <text:p>71.285</text:p>
          </table:table-cell>
          <table:table-cell office:value-type="float" office:value="72.492000000000004" table:style-name="ce8">
            <text:p>72.492</text:p>
          </table:table-cell>
          <table:table-cell office:value-type="float" office:value="71.567999999999998" table:style-name="ce8">
            <text:p>71.568</text:p>
          </table:table-cell>
          <table:table-cell office:value-type="float" office:value="81.724999999999994" table:style-name="ce8">
            <text:p>81.725</text:p>
          </table:table-cell>
          <table:table-cell office:value-type="float" office:value="61.308" table:style-name="ce8">
            <text:p>61.308</text:p>
          </table:table-cell>
          <table:table-cell office:value-type="float" office:value="72.918999999999997" table:style-name="ce8">
            <text:p>72.919</text:p>
          </table:table-cell>
          <table:table-cell office:value-type="float" office:value="5.282" table:style-name="ce8">
            <text:p>5.282</text:p>
          </table:table-cell>
          <table:table-cell office:value-type="float" office:value="10.119" table:style-name="ce8">
            <text:p>10.119</text:p>
          </table:table-cell>
          <table:table-cell office:value-type="float" office:value="27.681999999999999" table:style-name="ce8">
            <text:p>27.682</text:p>
          </table:table-cell>
          <table:table-cell office:value-type="float" office:value="56.917000000000002" table:style-name="ce8">
            <text:p>56.917</text:p>
          </table:table-cell>
          <table:table-cell office:value-type="float" office:value="91.228999999999999" table:style-name="ce8">
            <text:p>91.229</text:p>
          </table:table-cell>
          <table:table-cell office:value-type="float" office:value="69.147000000000006" table:style-name="ce8">
            <text:p>69.147</text:p>
          </table:table-cell>
          <table:table-cell office:value-type="float" office:value="74.73" table:style-name="ce8">
            <text:p>74.73</text:p>
          </table:table-cell>
          <table:table-cell office:value-type="float" office:value="8.8350000000000009" table:style-name="ce8">
            <text:p>8.835</text:p>
          </table:table-cell>
          <table:table-cell office:value-type="float" office:value="16.16" table:style-name="ce8">
            <text:p>16.16</text:p>
          </table:table-cell>
          <table:table-cell office:value-type="float" office:value="13.554" table:style-name="ce8">
            <text:p>13.554</text:p>
          </table:table-cell>
          <table:table-cell office:value-type="float" office:value="13.73" table:style-name="ce8">
            <text:p>13.73</text:p>
          </table:table-cell>
          <table:table-cell office:value-type="float" office:value="12.667" table:style-name="ce8">
            <text:p>12.667</text:p>
          </table:table-cell>
          <table:table-cell office:value-type="float" office:value="13.644" table:style-name="ce8">
            <text:p>13.644</text:p>
          </table:table-cell>
          <table:table-cell office:value-type="float" office:value="9.9000000000000005E-2" table:style-name="ce8">
            <text:p>0.099</text:p>
          </table:table-cell>
          <table:table-cell office:value-type="float" office:value="22.882999999999999" table:style-name="ce8">
            <text:p>22.883</text:p>
          </table:table-cell>
          <table:table-cell office:value-type="float" office:value="3.2610000000000001" table:style-name="ce8">
            <text:p>3.261</text:p>
          </table:table-cell>
          <table:table-cell office:value-type="float" office:value="1.4179999999999999" table:style-name="ce8">
            <text:p>1.418</text:p>
          </table:table-cell>
          <table:table-cell office:value-type="float" office:value="12.5" table:style-name="ce8">
            <text:p>12.5</text:p>
          </table:table-cell>
          <table:table-cell office:value-type="float" office:value="9.89" table:style-name="ce8">
            <text:p>9.89</text:p>
          </table:table-cell>
          <table:table-cell office:value-type="float" office:value="1.744" table:style-name="ce8">
            <text:p>1.744</text:p>
          </table:table-cell>
          <table:table-cell office:value-type="float" office:value="3.0640000000000001" table:style-name="ce8">
            <text:p>3.064</text:p>
          </table:table-cell>
          <table:table-cell office:value-type="float" office:value="2.6869999999999998" table:style-name="ce8">
            <text:p>2.687</text:p>
          </table:table-cell>
          <table:table-cell office:value-type="float" office:value="0.61699999999999999" table:style-name="ce8">
            <text:p>0.617</text:p>
          </table:table-cell>
          <table:table-cell office:value-type="float" office:value="5.1289999999999996" table:style-name="ce8">
            <text:p>5.129</text:p>
          </table:table-cell>
          <table:table-cell office:value-type="float" office:value="17.012" table:style-name="ce8">
            <text:p>17.012</text:p>
          </table:table-cell>
          <table:table-cell office:value-type="float" office:value="19.219000000000001" table:style-name="ce8">
            <text:p>19.219</text:p>
          </table:table-cell>
          <table:table-cell office:value-type="float" office:value="20.021000000000001" table:style-name="ce8">
            <text:p>20.021</text:p>
          </table:table-cell>
          <table:table-cell office:value-type="float" office:value="7.8120000000000003" table:style-name="ce8">
            <text:p>7.812</text:p>
          </table:table-cell>
          <table:table-cell office:value-type="float" office:value="7.7530000000000001" table:style-name="ce8">
            <text:p>7.753</text:p>
          </table:table-cell>
          <table:table-cell office:value-type="string" table:style-name="ce8">
            <text:p>9.832</text:p>
          </table:table-cell>
          <table:table-cell office:value-type="string" table:style-name="ce8">
            <text:p>3.834</text:p>
          </table:table-cell>
          <table:table-cell office:value-type="string" table:style-name="ce8">
            <text:p>25.711</text:p>
          </table:table-cell>
          <table:table-cell office:value-type="string" table:style-name="ce8">
            <text:p>38.478</text:p>
          </table:table-cell>
          <table:table-cell office:value-type="string" table:style-name="ce8">
            <text:p>0.723</text:p>
          </table:table-cell>
          <table:table-cell office:value-type="string" table:style-name="ce8">
            <text:p>37.931</text:p>
          </table:table-cell>
          <table:table-cell office:value-type="string" table:style-name="ce8">
            <text:p>44.031</text:p>
          </table:table-cell>
          <table:table-cell office:value-type="string" table:style-name="ce8">
            <text:p>23.962</text:p>
          </table:table-cell>
          <table:table-cell office:value-type="string" table:style-name="ce8">
            <text:p>37.819</text:p>
          </table:table-cell>
          <table:table-cell office:value-type="string" table:style-name="ce8">
            <text:p>35.152</text:p>
          </table:table-cell>
          <table:table-cell office:value-type="string" table:style-name="ce8">
            <text:p>24.695</text:p>
          </table:table-cell>
          <table:table-cell office:value-type="string" table:style-name="ce8">
            <text:p>2.799</text:p>
          </table:table-cell>
          <table:table-cell office:value-type="string" table:style-name="ce8">
            <text:p>4.445</text:p>
          </table:table-cell>
          <table:table-cell office:value-type="string" table:style-name="ce8">
            <text:p>8.357</text:p>
          </table:table-cell>
          <table:table-cell office:value-type="string" table:style-name="ce8">
            <text:p>11.048</text:p>
          </table:table-cell>
          <table:table-cell office:value-type="string" table:style-name="ce8">
            <text:p>15.678</text:p>
          </table:table-cell>
          <table:table-cell office:value-type="string" table:style-name="ce8">
            <text:p>2.975</text:p>
          </table:table-cell>
          <table:table-cell office:value-type="string" table:style-name="ce8">
            <text:p>40.422</text:p>
          </table:table-cell>
          <table:table-cell office:value-type="string" table:style-name="ce8">
            <text:p>9.845</text:p>
          </table:table-cell>
          <table:table-cell office:value-type="string" table:style-name="ce8">
            <text:p>31.832</text:p>
          </table:table-cell>
          <table:table-cell office:value-type="string" table:style-name="ce8">
            <text:p>26.294</text:p>
          </table:table-cell>
          <table:table-cell office:value-type="string" table:style-name="ce8">
            <text:p>5.215</text:p>
          </table:table-cell>
          <table:table-cell office:value-type="string" table:style-name="ce8">
            <text:p>1.933</text:p>
          </table:table-cell>
          <table:table-cell office:value-type="string" table:style-name="ce8">
            <text:p>1.202</text:p>
          </table:table-cell>
          <table:table-cell office:value-type="string" table:style-name="ce8">
            <text:p>1.707</text:p>
          </table:table-cell>
          <table:table-cell office:value-type="string" table:style-name="ce8">
            <text:p>1.874</text:p>
          </table:table-cell>
          <table:table-cell office:value-type="string" table:style-name="ce8">
            <text:p>1.143</text:p>
          </table:table-cell>
          <table:table-cell office:value-type="string" table:style-name="ce8">
            <text:p>2.693</text:p>
          </table:table-cell>
          <table:table-cell office:value-type="string" table:style-name="ce8">
            <text:p>9.051</text:p>
          </table:table-cell>
          <table:table-cell office:value-type="string" table:style-name="ce8">
            <text:p>42.447</text:p>
          </table:table-cell>
          <table:table-cell office:value-type="string" table:style-name="ce8">
            <text:p>16.269</text:p>
          </table:table-cell>
          <table:table-cell office:value-type="string" table:style-name="ce8">
            <text:p>42.399</text:p>
          </table:table-cell>
          <table:table-cell office:value-type="string" table:style-name="ce8">
            <text:p>59.167</text:p>
          </table:table-cell>
          <table:table-cell office:value-type="string" table:style-name="ce8">
            <text:p>32.675</text:p>
          </table:table-cell>
          <table:table-cell office:value-type="float" office:value="60.716000000000001" table:style-name="ce8">
            <text:p>60.716</text:p>
          </table:table-cell>
          <table:table-cell office:value-type="float" office:value="68.614000000000004" table:style-name="ce8">
            <text:p>68.614</text:p>
          </table:table-cell>
          <table:table-cell office:value-type="float" office:value="58.591000000000001" table:style-name="ce8">
            <text:p>58.591</text:p>
          </table:table-cell>
          <table:table-cell office:value-type="float" office:value="45.466000000000001" table:style-name="ce8">
            <text:p>45.466</text:p>
          </table:table-cell>
          <table:table-cell office:value-type="float" office:value="70.581999999999994" table:style-name="ce8">
            <text:p>70.582</text:p>
          </table:table-cell>
          <table:table-cell office:value-type="float" office:value="71.188000000000002" table:style-name="ce8">
            <text:p>71.188</text:p>
          </table:table-cell>
          <table:table-cell office:value-type="float" office:value="5.1749999999999998" table:style-name="ce8">
            <text:p>5.175</text:p>
          </table:table-cell>
          <table:table-cell office:value-type="float" office:value="77.790999999999997" table:style-name="ce8">
            <text:p>77.791</text:p>
          </table:table-cell>
          <table:table-cell table:number-columns-repeated="16238"/>
        </table:table-row>
        <table:table-row table:style-name="ro11">
          <table:table-cell office:value-type="string" table:style-name="ce3">
            <text:p>J07: Which of the following (sexual orientation) options best describes how you think of yourself?</text:p>
          </table:table-cell>
          <table:table-cell office:value-type="string" table:style-name="ce3">
            <text:p>Gay or Lesbian</text:p>
          </table:table-cell>
          <table:table-cell office:value-type="float" office:value="8952" table:style-name="ce8">
            <text:p>8952</text:p>
          </table:table-cell>
          <table:table-cell office:value-type="float" office:value="64.811000000000007" table:style-name="ce8">
            <text:p>64.811</text:p>
          </table:table-cell>
          <table:table-cell office:value-type="float" office:value="76.599999999999994" table:style-name="ce8">
            <text:p>76.6</text:p>
          </table:table-cell>
          <table:table-cell office:value-type="float" office:value="83.466999999999999" table:style-name="ce8">
            <text:p>83.467</text:p>
          </table:table-cell>
          <table:table-cell office:value-type="float" office:value="73.58" table:style-name="ce8">
            <text:p>73.58</text:p>
          </table:table-cell>
          <table:table-cell office:value-type="float" office:value="83.481999999999999" table:style-name="ce8">
            <text:p>83.482</text:p>
          </table:table-cell>
          <table:table-cell office:value-type="float" office:value="58.738999999999997" table:style-name="ce8">
            <text:p>58.739</text:p>
          </table:table-cell>
          <table:table-cell office:value-type="float" office:value="81.269000000000005" table:style-name="ce8">
            <text:p>81.269</text:p>
          </table:table-cell>
          <table:table-cell office:value-type="float" office:value="73.150000000000006" table:style-name="ce8">
            <text:p>73.15</text:p>
          </table:table-cell>
          <table:table-cell office:value-type="float" office:value="38.048000000000002" table:style-name="ce8">
            <text:p>38.048</text:p>
          </table:table-cell>
          <table:table-cell office:value-type="float" office:value="55.241" table:style-name="ce8">
            <text:p>55.241</text:p>
          </table:table-cell>
          <table:table-cell office:value-type="float" office:value="27.262" table:style-name="ce8">
            <text:p>27.262</text:p>
          </table:table-cell>
          <table:table-cell office:value-type="float" office:value="72.683000000000007" table:style-name="ce8">
            <text:p>72.683</text:p>
          </table:table-cell>
          <table:table-cell office:value-type="float" office:value="89.043999999999997" table:style-name="ce8">
            <text:p>89.044</text:p>
          </table:table-cell>
          <table:table-cell office:value-type="float" office:value="82.156000000000006" table:style-name="ce8">
            <text:p>82.156</text:p>
          </table:table-cell>
          <table:table-cell office:value-type="float" office:value="78.216999999999999" table:style-name="ce8">
            <text:p>78.217</text:p>
          </table:table-cell>
          <table:table-cell office:value-type="float" office:value="58.66" table:style-name="ce8">
            <text:p>58.66</text:p>
          </table:table-cell>
          <table:table-cell office:value-type="float" office:value="74.869" table:style-name="ce8">
            <text:p>74.869</text:p>
          </table:table-cell>
          <table:table-cell office:value-type="float" office:value="82.064999999999998" table:style-name="ce8">
            <text:p>82.065</text:p>
          </table:table-cell>
          <table:table-cell office:value-type="float" office:value="84.893000000000001" table:style-name="ce8">
            <text:p>84.893</text:p>
          </table:table-cell>
          <table:table-cell office:value-type="float" office:value="75.822000000000003" table:style-name="ce8">
            <text:p>75.822</text:p>
          </table:table-cell>
          <table:table-cell office:value-type="float" office:value="86.593999999999994" table:style-name="ce8">
            <text:p>86.594</text:p>
          </table:table-cell>
          <table:table-cell office:value-type="float" office:value="84.988" table:style-name="ce8">
            <text:p>84.988</text:p>
          </table:table-cell>
          <table:table-cell office:value-type="float" office:value="69.903000000000006" table:style-name="ce8">
            <text:p>69.903</text:p>
          </table:table-cell>
          <table:table-cell office:value-type="float" office:value="80.263999999999996" table:style-name="ce8">
            <text:p>80.264</text:p>
          </table:table-cell>
          <table:table-cell office:value-type="float" office:value="83.427999999999997" table:style-name="ce8">
            <text:p>83.428</text:p>
          </table:table-cell>
          <table:table-cell office:value-type="float" office:value="71.253" table:style-name="ce8">
            <text:p>71.253</text:p>
          </table:table-cell>
          <table:table-cell office:value-type="float" office:value="68.594999999999999" table:style-name="ce8">
            <text:p>68.595</text:p>
          </table:table-cell>
          <table:table-cell office:value-type="float" office:value="72.162999999999997" table:style-name="ce8">
            <text:p>72.163</text:p>
          </table:table-cell>
          <table:table-cell office:value-type="float" office:value="42.825000000000003" table:style-name="ce8">
            <text:p>42.825</text:p>
          </table:table-cell>
          <table:table-cell office:value-type="float" office:value="88.2" table:style-name="ce8">
            <text:p>88.2</text:p>
          </table:table-cell>
          <table:table-cell office:value-type="float" office:value="84.683999999999997" table:style-name="ce8">
            <text:p>84.684</text:p>
          </table:table-cell>
          <table:table-cell office:value-type="float" office:value="77.575000000000003" table:style-name="ce8">
            <text:p>77.575</text:p>
          </table:table-cell>
          <table:table-cell office:value-type="float" office:value="65.335999999999999" table:style-name="ce8">
            <text:p>65.336</text:p>
          </table:table-cell>
          <table:table-cell office:value-type="float" office:value="54.323" table:style-name="ce8">
            <text:p>54.323</text:p>
          </table:table-cell>
          <table:table-cell office:value-type="float" office:value="61.225999999999999" table:style-name="ce8">
            <text:p>61.226</text:p>
          </table:table-cell>
          <table:table-cell office:value-type="float" office:value="54.012" table:style-name="ce8">
            <text:p>54.012</text:p>
          </table:table-cell>
          <table:table-cell office:value-type="float" office:value="84.369" table:style-name="ce8">
            <text:p>84.369</text:p>
          </table:table-cell>
          <table:table-cell office:value-type="float" office:value="88.393000000000001" table:style-name="ce8">
            <text:p>88.393</text:p>
          </table:table-cell>
          <table:table-cell office:value-type="float" office:value="72.75" table:style-name="ce8">
            <text:p>72.75</text:p>
          </table:table-cell>
          <table:table-cell office:value-type="float" office:value="79.677999999999997" table:style-name="ce8">
            <text:p>79.678</text:p>
          </table:table-cell>
          <table:table-cell office:value-type="float" office:value="70.150999999999996" table:style-name="ce8">
            <text:p>70.151</text:p>
          </table:table-cell>
          <table:table-cell office:value-type="float" office:value="75.841999999999999" table:style-name="ce8">
            <text:p>75.842</text:p>
          </table:table-cell>
          <table:table-cell office:value-type="float" office:value="87.400999999999996" table:style-name="ce8">
            <text:p>87.401</text:p>
          </table:table-cell>
          <table:table-cell office:value-type="float" office:value="73.305999999999997" table:style-name="ce8">
            <text:p>73.306</text:p>
          </table:table-cell>
          <table:table-cell office:value-type="float" office:value="62.345999999999997" table:style-name="ce8">
            <text:p>62.346</text:p>
          </table:table-cell>
          <table:table-cell office:value-type="float" office:value="69.938999999999993" table:style-name="ce8">
            <text:p>69.939</text:p>
          </table:table-cell>
          <table:table-cell office:value-type="float" office:value="37.802" table:style-name="ce8">
            <text:p>37.802</text:p>
          </table:table-cell>
          <table:table-cell office:value-type="float" office:value="43.177999999999997" table:style-name="ce8">
            <text:p>43.178</text:p>
          </table:table-cell>
          <table:table-cell office:value-type="float" office:value="33.158000000000001" table:style-name="ce8">
            <text:p>33.158</text:p>
          </table:table-cell>
          <table:table-cell office:value-type="float" office:value="71.725999999999999" table:style-name="ce8">
            <text:p>71.726</text:p>
          </table:table-cell>
          <table:table-cell office:value-type="float" office:value="66.260000000000005" table:style-name="ce8">
            <text:p>66.26</text:p>
          </table:table-cell>
          <table:table-cell office:value-type="float" office:value="55.287999999999997" table:style-name="ce8">
            <text:p>55.288</text:p>
          </table:table-cell>
          <table:table-cell office:value-type="float" office:value="58.497999999999998" table:style-name="ce8">
            <text:p>58.498</text:p>
          </table:table-cell>
          <table:table-cell office:value-type="float" office:value="41.255000000000003" table:style-name="ce8">
            <text:p>41.255</text:p>
          </table:table-cell>
          <table:table-cell office:value-type="float" office:value="40.314999999999998" table:style-name="ce8">
            <text:p>40.315</text:p>
          </table:table-cell>
          <table:table-cell office:value-type="float" office:value="67.611000000000004" table:style-name="ce8">
            <text:p>67.611</text:p>
          </table:table-cell>
          <table:table-cell office:value-type="float" office:value="42.042999999999999" table:style-name="ce8">
            <text:p>42.043</text:p>
          </table:table-cell>
          <table:table-cell office:value-type="float" office:value="54.307000000000002" table:style-name="ce8">
            <text:p>54.307</text:p>
          </table:table-cell>
          <table:table-cell office:value-type="float" office:value="67.087999999999994" table:style-name="ce8">
            <text:p>67.088</text:p>
          </table:table-cell>
          <table:table-cell office:value-type="float" office:value="65.131" table:style-name="ce8">
            <text:p>65.131</text:p>
          </table:table-cell>
          <table:table-cell office:value-type="float" office:value="54.478999999999999" table:style-name="ce8">
            <text:p>54.479</text:p>
          </table:table-cell>
          <table:table-cell office:value-type="float" office:value="57.402999999999999" table:style-name="ce8">
            <text:p>57.403</text:p>
          </table:table-cell>
          <table:table-cell office:value-type="float" office:value="54.399000000000001" table:style-name="ce8">
            <text:p>54.399</text:p>
          </table:table-cell>
          <table:table-cell office:value-type="float" office:value="51.65" table:style-name="ce8">
            <text:p>51.65</text:p>
          </table:table-cell>
          <table:table-cell office:value-type="float" office:value="38.225000000000001" table:style-name="ce8">
            <text:p>38.225</text:p>
          </table:table-cell>
          <table:table-cell office:value-type="float" office:value="89.474999999999994" table:style-name="ce8">
            <text:p>89.475</text:p>
          </table:table-cell>
          <table:table-cell office:value-type="float" office:value="71.539000000000001" table:style-name="ce8">
            <text:p>71.539</text:p>
          </table:table-cell>
          <table:table-cell office:value-type="float" office:value="71.695999999999998" table:style-name="ce8">
            <text:p>71.696</text:p>
          </table:table-cell>
          <table:table-cell office:value-type="float" office:value="72.73" table:style-name="ce8">
            <text:p>72.73</text:p>
          </table:table-cell>
          <table:table-cell office:value-type="float" office:value="80.710999999999999" table:style-name="ce8">
            <text:p>80.711</text:p>
          </table:table-cell>
          <table:table-cell office:value-type="float" office:value="62.3" table:style-name="ce8">
            <text:p>62.3</text:p>
          </table:table-cell>
          <table:table-cell office:value-type="float" office:value="71.578000000000003" table:style-name="ce8">
            <text:p>71.578</text:p>
          </table:table-cell>
          <table:table-cell office:value-type="float" office:value="6.7380000000000004" table:style-name="ce8">
            <text:p>6.738</text:p>
          </table:table-cell>
          <table:table-cell office:value-type="float" office:value="13.295999999999999" table:style-name="ce8">
            <text:p>13.296</text:p>
          </table:table-cell>
          <table:table-cell office:value-type="float" office:value="31.805" table:style-name="ce8">
            <text:p>31.805</text:p>
          </table:table-cell>
          <table:table-cell office:value-type="float" office:value="48.161000000000001" table:style-name="ce8">
            <text:p>48.161</text:p>
          </table:table-cell>
          <table:table-cell office:value-type="float" office:value="91.486000000000004" table:style-name="ce8">
            <text:p>91.486</text:p>
          </table:table-cell>
          <table:table-cell office:value-type="float" office:value="67.594999999999999" table:style-name="ce8">
            <text:p>67.595</text:p>
          </table:table-cell>
          <table:table-cell office:value-type="float" office:value="72.337999999999994" table:style-name="ce8">
            <text:p>72.338</text:p>
          </table:table-cell>
          <table:table-cell office:value-type="float" office:value="11.141999999999999" table:style-name="ce8">
            <text:p>11.142</text:p>
          </table:table-cell>
          <table:table-cell office:value-type="float" office:value="17.54" table:style-name="ce8">
            <text:p>17.54</text:p>
          </table:table-cell>
          <table:table-cell office:value-type="float" office:value="7.8630000000000004" table:style-name="ce8">
            <text:p>7.863</text:p>
          </table:table-cell>
          <table:table-cell office:value-type="float" office:value="17.640999999999998" table:style-name="ce8">
            <text:p>17.641</text:p>
          </table:table-cell>
          <table:table-cell office:value-type="float" office:value="9.2739999999999991" table:style-name="ce8">
            <text:p>9.274</text:p>
          </table:table-cell>
          <table:table-cell office:value-type="float" office:value="15.323" table:style-name="ce8">
            <text:p>15.323</text:p>
          </table:table-cell>
          <table:table-cell office:value-type="float" office:value="1.613" table:style-name="ce8">
            <text:p>1.613</text:p>
          </table:table-cell>
          <table:table-cell office:value-type="float" office:value="24.899000000000001" table:style-name="ce8">
            <text:p>24.899</text:p>
          </table:table-cell>
          <table:table-cell office:value-type="float" office:value="4.6369999999999996" table:style-name="ce8">
            <text:p>4.637</text:p>
          </table:table-cell>
          <table:table-cell office:value-type="float" office:value="2.923" table:style-name="ce8">
            <text:p>2.923</text:p>
          </table:table-cell>
          <table:table-cell office:value-type="float" office:value="17.238" table:style-name="ce8">
            <text:p>17.238</text:p>
          </table:table-cell>
          <table:table-cell office:value-type="float" office:value="8.8710000000000004" table:style-name="ce8">
            <text:p>8.871</text:p>
          </table:table-cell>
          <table:table-cell office:value-type="float" office:value="1.008" table:style-name="ce8">
            <text:p>1.008</text:p>
          </table:table-cell>
          <table:table-cell office:value-type="float" office:value="1.915" table:style-name="ce8">
            <text:p>1.915</text:p>
          </table:table-cell>
          <table:table-cell office:value-type="float" office:value="5.343" table:style-name="ce8">
            <text:p>5.343</text:p>
          </table:table-cell>
          <table:table-cell office:value-type="float" office:value="30.745999999999999" table:style-name="ce8">
            <text:p>30.746</text:p>
          </table:table-cell>
          <table:table-cell office:value-type="float" office:value="6.9560000000000004" table:style-name="ce8">
            <text:p>6.956</text:p>
          </table:table-cell>
          <table:table-cell office:value-type="float" office:value="15.827" table:style-name="ce8">
            <text:p>15.827</text:p>
          </table:table-cell>
          <table:table-cell office:value-type="float" office:value="13.105" table:style-name="ce8">
            <text:p>13.105</text:p>
          </table:table-cell>
          <table:table-cell office:value-type="float" office:value="15.323" table:style-name="ce8">
            <text:p>15.323</text:p>
          </table:table-cell>
          <table:table-cell office:value-type="float" office:value="4.9400000000000004" table:style-name="ce8">
            <text:p>4.94</text:p>
          </table:table-cell>
          <table:table-cell office:value-type="float" office:value="10.813000000000001" table:style-name="ce8">
            <text:p>10.813</text:p>
          </table:table-cell>
          <table:table-cell office:value-type="string" table:style-name="ce8">
            <text:p>15.026</text:p>
          </table:table-cell>
          <table:table-cell office:value-type="string" table:style-name="ce8">
            <text:p>8.808</text:p>
          </table:table-cell>
          <table:table-cell office:value-type="string" table:style-name="ce8">
            <text:p>28.808</text:p>
          </table:table-cell>
          <table:table-cell office:value-type="string" table:style-name="ce8">
            <text:p>38.964</text:p>
          </table:table-cell>
          <table:table-cell office:value-type="string" table:style-name="ce8">
            <text:p>2.073</text:p>
          </table:table-cell>
          <table:table-cell office:value-type="string" table:style-name="ce8">
            <text:p>40.829</text:p>
          </table:table-cell>
          <table:table-cell office:value-type="string" table:style-name="ce8">
            <text:p>48.705</text:p>
          </table:table-cell>
          <table:table-cell office:value-type="string" table:style-name="ce8">
            <text:p>27.358</text:p>
          </table:table-cell>
          <table:table-cell office:value-type="string" table:style-name="ce8">
            <text:p>36.788</text:p>
          </table:table-cell>
          <table:table-cell office:value-type="string" table:style-name="ce8">
            <text:p>38.342</text:p>
          </table:table-cell>
          <table:table-cell office:value-type="string" table:style-name="ce8">
            <text:p>26.943</text:p>
          </table:table-cell>
          <table:table-cell office:value-type="string" table:style-name="ce8">
            <text:p>3.42</text:p>
          </table:table-cell>
          <table:table-cell office:value-type="string" table:style-name="ce8">
            <text:p>3.523</text:p>
          </table:table-cell>
          <table:table-cell office:value-type="string" table:style-name="ce8">
            <text:p>10.363</text:p>
          </table:table-cell>
          <table:table-cell office:value-type="string" table:style-name="ce8">
            <text:p>14.715</text:p>
          </table:table-cell>
          <table:table-cell office:value-type="string" table:style-name="ce8">
            <text:p>15.44</text:p>
          </table:table-cell>
          <table:table-cell office:value-type="string" table:style-name="ce8">
            <text:p>1.762</text:p>
          </table:table-cell>
          <table:table-cell office:value-type="string" table:style-name="ce8">
            <text:p>44.075</text:p>
          </table:table-cell>
          <table:table-cell office:value-type="string" table:style-name="ce8">
            <text:p>12.058</text:p>
          </table:table-cell>
          <table:table-cell office:value-type="string" table:style-name="ce8">
            <text:p>31.809</text:p>
          </table:table-cell>
          <table:table-cell office:value-type="string" table:style-name="ce8">
            <text:p>30.561</text:p>
          </table:table-cell>
          <table:table-cell office:value-type="string" table:style-name="ce8">
            <text:p>5.509</text:p>
          </table:table-cell>
          <table:table-cell office:value-type="string" table:style-name="ce8">
            <text:p>3.43</text:p>
          </table:table-cell>
          <table:table-cell office:value-type="string" table:style-name="ce8">
            <text:p>1.247</text:p>
          </table:table-cell>
          <table:table-cell office:value-type="string" table:style-name="ce8">
            <text:p>1.767</text:p>
          </table:table-cell>
          <table:table-cell office:value-type="string" table:style-name="ce8">
            <text:p>2.703</text:p>
          </table:table-cell>
          <table:table-cell office:value-type="string" table:style-name="ce8">
            <text:p>1.247</text:p>
          </table:table-cell>
          <table:table-cell office:value-type="string" table:style-name="ce8">
            <text:p>2.911</text:p>
          </table:table-cell>
          <table:table-cell office:value-type="string" table:style-name="ce8">
            <text:p>5.405</text:p>
          </table:table-cell>
          <table:table-cell office:value-type="string" table:style-name="ce8">
            <text:p>42.264</text:p>
          </table:table-cell>
          <table:table-cell office:value-type="string" table:style-name="ce8">
            <text:p>14.028</text:p>
          </table:table-cell>
          <table:table-cell office:value-type="string" table:style-name="ce8">
            <text:p>46.283</text:p>
          </table:table-cell>
          <table:table-cell office:value-type="string" table:style-name="ce8">
            <text:p>66.109</text:p>
          </table:table-cell>
          <table:table-cell office:value-type="string" table:style-name="ce8">
            <text:p>36.453</text:p>
          </table:table-cell>
          <table:table-cell office:value-type="float" office:value="56.281999999999996" table:style-name="ce8">
            <text:p>56.282</text:p>
          </table:table-cell>
          <table:table-cell office:value-type="float" office:value="61.959000000000003" table:style-name="ce8">
            <text:p>61.959</text:p>
          </table:table-cell>
          <table:table-cell office:value-type="float" office:value="53.569000000000003" table:style-name="ce8">
            <text:p>53.569</text:p>
          </table:table-cell>
          <table:table-cell office:value-type="float" office:value="39.741" table:style-name="ce8">
            <text:p>39.741</text:p>
          </table:table-cell>
          <table:table-cell office:value-type="float" office:value="64.281999999999996" table:style-name="ce8">
            <text:p>64.282</text:p>
          </table:table-cell>
          <table:table-cell office:value-type="float" office:value="67.587000000000003" table:style-name="ce8">
            <text:p>67.587</text:p>
          </table:table-cell>
          <table:table-cell office:value-type="float" office:value="8.5670000000000002" table:style-name="ce8">
            <text:p>8.567</text:p>
          </table:table-cell>
          <table:table-cell office:value-type="float" office:value="77.408000000000001" table:style-name="ce8">
            <text:p>77.408</text:p>
          </table:table-cell>
          <table:table-cell table:number-columns-repeated="16238"/>
        </table:table-row>
        <table:table-row table:style-name="ro11">
          <table:table-cell office:value-type="string" table:style-name="ce3">
            <text:p>J07: Which of the following (sexual orientation) options best describes how you think of yourself?</text:p>
          </table:table-cell>
          <table:table-cell office:value-type="string" table:style-name="ce3">
            <text:p>Bisexual</text:p>
          </table:table-cell>
          <table:table-cell office:value-type="float" office:value="6091" table:style-name="ce8">
            <text:p>6091</text:p>
          </table:table-cell>
          <table:table-cell office:value-type="float" office:value="63.222999999999999" table:style-name="ce8">
            <text:p>63.223</text:p>
          </table:table-cell>
          <table:table-cell office:value-type="float" office:value="72.64" table:style-name="ce8">
            <text:p>72.64</text:p>
          </table:table-cell>
          <table:table-cell office:value-type="float" office:value="81.268000000000001" table:style-name="ce8">
            <text:p>81.268</text:p>
          </table:table-cell>
          <table:table-cell office:value-type="float" office:value="71.796999999999997" table:style-name="ce8">
            <text:p>71.797</text:p>
          </table:table-cell>
          <table:table-cell office:value-type="float" office:value="81.515000000000001" table:style-name="ce8">
            <text:p>81.515</text:p>
          </table:table-cell>
          <table:table-cell office:value-type="float" office:value="58.765000000000001" table:style-name="ce8">
            <text:p>58.765</text:p>
          </table:table-cell>
          <table:table-cell office:value-type="float" office:value="77.55" table:style-name="ce8">
            <text:p>77.55</text:p>
          </table:table-cell>
          <table:table-cell office:value-type="float" office:value="70.864000000000004" table:style-name="ce8">
            <text:p>70.864</text:p>
          </table:table-cell>
          <table:table-cell office:value-type="float" office:value="39.829000000000001" table:style-name="ce8">
            <text:p>39.829</text:p>
          </table:table-cell>
          <table:table-cell office:value-type="float" office:value="53.235999999999997" table:style-name="ce8">
            <text:p>53.236</text:p>
          </table:table-cell>
          <table:table-cell office:value-type="float" office:value="29.257000000000001" table:style-name="ce8">
            <text:p>29.257</text:p>
          </table:table-cell>
          <table:table-cell office:value-type="float" office:value="70.031999999999996" table:style-name="ce8">
            <text:p>70.032</text:p>
          </table:table-cell>
          <table:table-cell office:value-type="float" office:value="87.070999999999998" table:style-name="ce8">
            <text:p>87.071</text:p>
          </table:table-cell>
          <table:table-cell office:value-type="float" office:value="78.346999999999994" table:style-name="ce8">
            <text:p>78.347</text:p>
          </table:table-cell>
          <table:table-cell office:value-type="float" office:value="74.311999999999998" table:style-name="ce8">
            <text:p>74.312</text:p>
          </table:table-cell>
          <table:table-cell office:value-type="float" office:value="51.423999999999999" table:style-name="ce8">
            <text:p>51.424</text:p>
          </table:table-cell>
          <table:table-cell office:value-type="float" office:value="72.051000000000002" table:style-name="ce8">
            <text:p>72.051</text:p>
          </table:table-cell>
          <table:table-cell office:value-type="float" office:value="79.753" table:style-name="ce8">
            <text:p>79.753</text:p>
          </table:table-cell>
          <table:table-cell office:value-type="float" office:value="82.777000000000001" table:style-name="ce8">
            <text:p>82.777</text:p>
          </table:table-cell>
          <table:table-cell office:value-type="float" office:value="74.481999999999999" table:style-name="ce8">
            <text:p>74.482</text:p>
          </table:table-cell>
          <table:table-cell office:value-type="float" office:value="86.177000000000007" table:style-name="ce8">
            <text:p>86.177</text:p>
          </table:table-cell>
          <table:table-cell office:value-type="float" office:value="83.063999999999993" table:style-name="ce8">
            <text:p>83.064</text:p>
          </table:table-cell>
          <table:table-cell office:value-type="float" office:value="66.058000000000007" table:style-name="ce8">
            <text:p>66.058</text:p>
          </table:table-cell>
          <table:table-cell office:value-type="float" office:value="78.287000000000006" table:style-name="ce8">
            <text:p>78.287</text:p>
          </table:table-cell>
          <table:table-cell office:value-type="float" office:value="82.015000000000001" table:style-name="ce8">
            <text:p>82.015</text:p>
          </table:table-cell>
          <table:table-cell office:value-type="float" office:value="69.039000000000001" table:style-name="ce8">
            <text:p>69.039</text:p>
          </table:table-cell>
          <table:table-cell office:value-type="float" office:value="67.331999999999994" table:style-name="ce8">
            <text:p>67.332</text:p>
          </table:table-cell>
          <table:table-cell office:value-type="float" office:value="71.873000000000005" table:style-name="ce8">
            <text:p>71.873</text:p>
          </table:table-cell>
          <table:table-cell office:value-type="float" office:value="39.673999999999999" table:style-name="ce8">
            <text:p>39.674</text:p>
          </table:table-cell>
          <table:table-cell office:value-type="float" office:value="86.484999999999999" table:style-name="ce8">
            <text:p>86.485</text:p>
          </table:table-cell>
          <table:table-cell office:value-type="float" office:value="83.475999999999999" table:style-name="ce8">
            <text:p>83.476</text:p>
          </table:table-cell>
          <table:table-cell office:value-type="float" office:value="74.576999999999998" table:style-name="ce8">
            <text:p>74.577</text:p>
          </table:table-cell>
          <table:table-cell office:value-type="float" office:value="63.991999999999997" table:style-name="ce8">
            <text:p>63.992</text:p>
          </table:table-cell>
          <table:table-cell office:value-type="float" office:value="55.201000000000001" table:style-name="ce8">
            <text:p>55.201</text:p>
          </table:table-cell>
          <table:table-cell office:value-type="float" office:value="61.308" table:style-name="ce8">
            <text:p>61.308</text:p>
          </table:table-cell>
          <table:table-cell office:value-type="float" office:value="54.59" table:style-name="ce8">
            <text:p>54.59</text:p>
          </table:table-cell>
          <table:table-cell office:value-type="float" office:value="81.712000000000003" table:style-name="ce8">
            <text:p>81.712</text:p>
          </table:table-cell>
          <table:table-cell office:value-type="float" office:value="85.587999999999994" table:style-name="ce8">
            <text:p>85.588</text:p>
          </table:table-cell>
          <table:table-cell office:value-type="float" office:value="69.176000000000002" table:style-name="ce8">
            <text:p>69.176</text:p>
          </table:table-cell>
          <table:table-cell office:value-type="float" office:value="73.756" table:style-name="ce8">
            <text:p>73.756</text:p>
          </table:table-cell>
          <table:table-cell office:value-type="float" office:value="66.507999999999996" table:style-name="ce8">
            <text:p>66.508</text:p>
          </table:table-cell>
          <table:table-cell office:value-type="float" office:value="73.388999999999996" table:style-name="ce8">
            <text:p>73.389</text:p>
          </table:table-cell>
          <table:table-cell office:value-type="float" office:value="85.46" table:style-name="ce8">
            <text:p>85.46</text:p>
          </table:table-cell>
          <table:table-cell office:value-type="float" office:value="70.768000000000001" table:style-name="ce8">
            <text:p>70.768</text:p>
          </table:table-cell>
          <table:table-cell office:value-type="float" office:value="62.008000000000003" table:style-name="ce8">
            <text:p>62.008</text:p>
          </table:table-cell>
          <table:table-cell office:value-type="float" office:value="67.236999999999995" table:style-name="ce8">
            <text:p>67.237</text:p>
          </table:table-cell>
          <table:table-cell office:value-type="float" office:value="39.113" table:style-name="ce8">
            <text:p>39.113</text:p>
          </table:table-cell>
          <table:table-cell office:value-type="float" office:value="46.16" table:style-name="ce8">
            <text:p>46.16</text:p>
          </table:table-cell>
          <table:table-cell office:value-type="float" office:value="34.231999999999999" table:style-name="ce8">
            <text:p>34.232</text:p>
          </table:table-cell>
          <table:table-cell office:value-type="float" office:value="71.518000000000001" table:style-name="ce8">
            <text:p>71.518</text:p>
          </table:table-cell>
          <table:table-cell office:value-type="float" office:value="64.924999999999997" table:style-name="ce8">
            <text:p>64.925</text:p>
          </table:table-cell>
          <table:table-cell office:value-type="float" office:value="54.023000000000003" table:style-name="ce8">
            <text:p>54.023</text:p>
          </table:table-cell>
          <table:table-cell office:value-type="float" office:value="57.744" table:style-name="ce8">
            <text:p>57.744</text:p>
          </table:table-cell>
          <table:table-cell office:value-type="float" office:value="39.555999999999997" table:style-name="ce8">
            <text:p>39.556</text:p>
          </table:table-cell>
          <table:table-cell office:value-type="float" office:value="39.378" table:style-name="ce8">
            <text:p>39.378</text:p>
          </table:table-cell>
          <table:table-cell office:value-type="float" office:value="64.155000000000001" table:style-name="ce8">
            <text:p>64.155</text:p>
          </table:table-cell>
          <table:table-cell office:value-type="float" office:value="37.313000000000002" table:style-name="ce8">
            <text:p>37.313</text:p>
          </table:table-cell>
          <table:table-cell office:value-type="float" office:value="50.484999999999999" table:style-name="ce8">
            <text:p>50.485</text:p>
          </table:table-cell>
          <table:table-cell office:value-type="float" office:value="65.045000000000002" table:style-name="ce8">
            <text:p>65.045</text:p>
          </table:table-cell>
          <table:table-cell office:value-type="float" office:value="65.635999999999996" table:style-name="ce8">
            <text:p>65.636</text:p>
          </table:table-cell>
          <table:table-cell office:value-type="float" office:value="50.155999999999999" table:style-name="ce8">
            <text:p>50.156</text:p>
          </table:table-cell>
          <table:table-cell office:value-type="float" office:value="55.72" table:style-name="ce8">
            <text:p>55.72</text:p>
          </table:table-cell>
          <table:table-cell office:value-type="float" office:value="53.24" table:style-name="ce8">
            <text:p>53.24</text:p>
          </table:table-cell>
          <table:table-cell office:value-type="float" office:value="49.597000000000001" table:style-name="ce8">
            <text:p>49.597</text:p>
          </table:table-cell>
          <table:table-cell office:value-type="float" office:value="32.79" table:style-name="ce8">
            <text:p>32.79</text:p>
          </table:table-cell>
          <table:table-cell office:value-type="float" office:value="88.051000000000002" table:style-name="ce8">
            <text:p>88.051</text:p>
          </table:table-cell>
          <table:table-cell office:value-type="float" office:value="69.846999999999994" table:style-name="ce8">
            <text:p>69.847</text:p>
          </table:table-cell>
          <table:table-cell office:value-type="float" office:value="71.292000000000002" table:style-name="ce8">
            <text:p>71.292</text:p>
          </table:table-cell>
          <table:table-cell office:value-type="float" office:value="67.197999999999993" table:style-name="ce8">
            <text:p>67.198</text:p>
          </table:table-cell>
          <table:table-cell office:value-type="float" office:value="73.923000000000002" table:style-name="ce8">
            <text:p>73.923</text:p>
          </table:table-cell>
          <table:table-cell office:value-type="float" office:value="61.188000000000002" table:style-name="ce8">
            <text:p>61.188</text:p>
          </table:table-cell>
          <table:table-cell office:value-type="float" office:value="70.885999999999996" table:style-name="ce8">
            <text:p>70.886</text:p>
          </table:table-cell>
          <table:table-cell office:value-type="float" office:value="8.2629999999999999" table:style-name="ce8">
            <text:p>8.263</text:p>
          </table:table-cell>
          <table:table-cell office:value-type="float" office:value="14.696" table:style-name="ce8">
            <text:p>14.696</text:p>
          </table:table-cell>
          <table:table-cell office:value-type="float" office:value="35.329000000000001" table:style-name="ce8">
            <text:p>35.329</text:p>
          </table:table-cell>
          <table:table-cell office:value-type="float" office:value="41.712000000000003" table:style-name="ce8">
            <text:p>41.712</text:p>
          </table:table-cell>
          <table:table-cell office:value-type="float" office:value="90.066999999999993" table:style-name="ce8">
            <text:p>90.067</text:p>
          </table:table-cell>
          <table:table-cell office:value-type="float" office:value="59.087000000000003" table:style-name="ce8">
            <text:p>59.087</text:p>
          </table:table-cell>
          <table:table-cell office:value-type="float" office:value="67.183999999999997" table:style-name="ce8">
            <text:p>67.184</text:p>
          </table:table-cell>
          <table:table-cell office:value-type="float" office:value="15.515000000000001" table:style-name="ce8">
            <text:p>15.515</text:p>
          </table:table-cell>
          <table:table-cell office:value-type="float" office:value="20.806999999999999" table:style-name="ce8">
            <text:p>20.807</text:p>
          </table:table-cell>
          <table:table-cell office:value-type="float" office:value="10.51" table:style-name="ce8">
            <text:p>10.51</text:p>
          </table:table-cell>
          <table:table-cell office:value-type="float" office:value="24.097999999999999" table:style-name="ce8">
            <text:p>24.098</text:p>
          </table:table-cell>
          <table:table-cell office:value-type="float" office:value="10.191000000000001" table:style-name="ce8">
            <text:p>10.191</text:p>
          </table:table-cell>
          <table:table-cell office:value-type="float" office:value="25.265000000000001" table:style-name="ce8">
            <text:p>25.265</text:p>
          </table:table-cell>
          <table:table-cell office:value-type="float" office:value="2.0169999999999999" table:style-name="ce8">
            <text:p>2.017</text:p>
          </table:table-cell>
          <table:table-cell office:value-type="float" office:value="29.087" table:style-name="ce8">
            <text:p>29.087</text:p>
          </table:table-cell>
          <table:table-cell office:value-type="float" office:value="4.7770000000000001" table:style-name="ce8">
            <text:p>4.777</text:p>
          </table:table-cell>
          <table:table-cell office:value-type="float" office:value="2.8660000000000001" table:style-name="ce8">
            <text:p>2.866</text:p>
          </table:table-cell>
          <table:table-cell office:value-type="float" office:value="25.372" table:style-name="ce8">
            <text:p>25.372</text:p>
          </table:table-cell>
          <table:table-cell office:value-type="float" office:value="7.8559999999999999" table:style-name="ce8">
            <text:p>7.856</text:p>
          </table:table-cell>
          <table:table-cell office:value-type="float" office:value="2.548" table:style-name="ce8">
            <text:p>2.548</text:p>
          </table:table-cell>
          <table:table-cell office:value-type="float" office:value="2.8660000000000001" table:style-name="ce8">
            <text:p>2.866</text:p>
          </table:table-cell>
          <table:table-cell office:value-type="float" office:value="5.8390000000000004" table:style-name="ce8">
            <text:p>5.839</text:p>
          </table:table-cell>
          <table:table-cell office:value-type="float" office:value="10.297000000000001" table:style-name="ce8">
            <text:p>10.297</text:p>
          </table:table-cell>
          <table:table-cell office:value-type="float" office:value="9.766" table:style-name="ce8">
            <text:p>9.766</text:p>
          </table:table-cell>
          <table:table-cell office:value-type="float" office:value="13.587999999999999" table:style-name="ce8">
            <text:p>13.588</text:p>
          </table:table-cell>
          <table:table-cell office:value-type="float" office:value="16.561" table:style-name="ce8">
            <text:p>16.561</text:p>
          </table:table-cell>
          <table:table-cell office:value-type="float" office:value="14.862" table:style-name="ce8">
            <text:p>14.862</text:p>
          </table:table-cell>
          <table:table-cell office:value-type="float" office:value="4.5650000000000004" table:style-name="ce8">
            <text:p>4.565</text:p>
          </table:table-cell>
          <table:table-cell office:value-type="float" office:value="14.025" table:style-name="ce8">
            <text:p>14.025</text:p>
          </table:table-cell>
          <table:table-cell office:value-type="string" table:style-name="ce8">
            <text:p>18.075</text:p>
          </table:table-cell>
          <table:table-cell office:value-type="string" table:style-name="ce8">
            <text:p>14.906</text:p>
          </table:table-cell>
          <table:table-cell office:value-type="string" table:style-name="ce8">
            <text:p>32.394</text:p>
          </table:table-cell>
          <table:table-cell office:value-type="string" table:style-name="ce8">
            <text:p>37.441</text:p>
          </table:table-cell>
          <table:table-cell office:value-type="string" table:style-name="ce8">
            <text:p>1.995</text:p>
          </table:table-cell>
          <table:table-cell office:value-type="string" table:style-name="ce8">
            <text:p>42.958</text:p>
          </table:table-cell>
          <table:table-cell office:value-type="string" table:style-name="ce8">
            <text:p>47.418</text:p>
          </table:table-cell>
          <table:table-cell office:value-type="string" table:style-name="ce8">
            <text:p>29.695</text:p>
          </table:table-cell>
          <table:table-cell office:value-type="string" table:style-name="ce8">
            <text:p>41.667</text:p>
          </table:table-cell>
          <table:table-cell office:value-type="string" table:style-name="ce8">
            <text:p>38.498</text:p>
          </table:table-cell>
          <table:table-cell office:value-type="string" table:style-name="ce8">
            <text:p>30.047</text:p>
          </table:table-cell>
          <table:table-cell office:value-type="string" table:style-name="ce8">
            <text:p>5.986</text:p>
          </table:table-cell>
          <table:table-cell office:value-type="string" table:style-name="ce8">
            <text:p>4.577</text:p>
          </table:table-cell>
          <table:table-cell office:value-type="string" table:style-name="ce8">
            <text:p>12.793</text:p>
          </table:table-cell>
          <table:table-cell office:value-type="string" table:style-name="ce8">
            <text:p>20.423</text:p>
          </table:table-cell>
          <table:table-cell office:value-type="string" table:style-name="ce8">
            <text:p>16.315</text:p>
          </table:table-cell>
          <table:table-cell office:value-type="string" table:style-name="ce8">
            <text:p>1.643</text:p>
          </table:table-cell>
          <table:table-cell office:value-type="string" table:style-name="ce8">
            <text:p>47.831</text:p>
          </table:table-cell>
          <table:table-cell office:value-type="string" table:style-name="ce8">
            <text:p>14.42</text:p>
          </table:table-cell>
          <table:table-cell office:value-type="string" table:style-name="ce8">
            <text:p>33.411</text:p>
          </table:table-cell>
          <table:table-cell office:value-type="string" table:style-name="ce8">
            <text:p>25.557</text:p>
          </table:table-cell>
          <table:table-cell office:value-type="string" table:style-name="ce8">
            <text:p>3.4</text:p>
          </table:table-cell>
          <table:table-cell office:value-type="string" table:style-name="ce8">
            <text:p>3.283</text:p>
          </table:table-cell>
          <table:table-cell office:value-type="string" table:style-name="ce8">
            <text:p>2.11</text:p>
          </table:table-cell>
          <table:table-cell office:value-type="string" table:style-name="ce8">
            <text:p>2.814</text:p>
          </table:table-cell>
          <table:table-cell office:value-type="string" table:style-name="ce8">
            <text:p>3.634</text:p>
          </table:table-cell>
          <table:table-cell office:value-type="string" table:style-name="ce8">
            <text:p>2.227</text:p>
          </table:table-cell>
          <table:table-cell office:value-type="string" table:style-name="ce8">
            <text:p>2.696</text:p>
          </table:table-cell>
          <table:table-cell office:value-type="string" table:style-name="ce8">
            <text:p>6.448</text:p>
          </table:table-cell>
          <table:table-cell office:value-type="string" table:style-name="ce8">
            <text:p>46.235</text:p>
          </table:table-cell>
          <table:table-cell office:value-type="string" table:style-name="ce8">
            <text:p>17.004</text:p>
          </table:table-cell>
          <table:table-cell office:value-type="string" table:style-name="ce8">
            <text:p>42.857</text:p>
          </table:table-cell>
          <table:table-cell office:value-type="string" table:style-name="ce8">
            <text:p>64.858</text:p>
          </table:table-cell>
          <table:table-cell office:value-type="string" table:style-name="ce8">
            <text:p>39.186</text:p>
          </table:table-cell>
          <table:table-cell office:value-type="float" office:value="47.994999999999997" table:style-name="ce8">
            <text:p>47.995</text:p>
          </table:table-cell>
          <table:table-cell office:value-type="float" office:value="53.228999999999999" table:style-name="ce8">
            <text:p>53.229</text:p>
          </table:table-cell>
          <table:table-cell office:value-type="float" office:value="44.826000000000001" table:style-name="ce8">
            <text:p>44.826</text:p>
          </table:table-cell>
          <table:table-cell office:value-type="float" office:value="30.702999999999999" table:style-name="ce8">
            <text:p>30.703</text:p>
          </table:table-cell>
          <table:table-cell office:value-type="float" office:value="51.491" table:style-name="ce8">
            <text:p>51.491</text:p>
          </table:table-cell>
          <table:table-cell office:value-type="float" office:value="60.536999999999999" table:style-name="ce8">
            <text:p>60.537</text:p>
          </table:table-cell>
          <table:table-cell office:value-type="float" office:value="13.196999999999999" table:style-name="ce8">
            <text:p>13.197</text:p>
          </table:table-cell>
          <table:table-cell office:value-type="float" office:value="75.724999999999994" table:style-name="ce8">
            <text:p>75.725</text:p>
          </table:table-cell>
          <table:table-cell table:number-columns-repeated="16238"/>
        </table:table-row>
        <table:table-row table:style-name="ro11">
          <table:table-cell office:value-type="string" table:style-name="ce3">
            <text:p>J07: Which of the following (sexual orientation) options best describes how you think of yourself?</text:p>
          </table:table-cell>
          <table:table-cell office:value-type="string" table:style-name="ce3">
            <text:p>Other</text:p>
          </table:table-cell>
          <table:table-cell office:value-type="float" office:value="1272" table:style-name="ce8">
            <text:p>1272</text:p>
          </table:table-cell>
          <table:table-cell office:value-type="float" office:value="56.2" table:style-name="ce8">
            <text:p>56.2</text:p>
          </table:table-cell>
          <table:table-cell office:value-type="float" office:value="66.411000000000001" table:style-name="ce8">
            <text:p>66.411</text:p>
          </table:table-cell>
          <table:table-cell office:value-type="float" office:value="72.917000000000002" table:style-name="ce8">
            <text:p>72.917</text:p>
          </table:table-cell>
          <table:table-cell office:value-type="float" office:value="66.5" table:style-name="ce8">
            <text:p>66.5</text:p>
          </table:table-cell>
          <table:table-cell office:value-type="float" office:value="75.236000000000004" table:style-name="ce8">
            <text:p>75.236</text:p>
          </table:table-cell>
          <table:table-cell office:value-type="float" office:value="50.353999999999999" table:style-name="ce8">
            <text:p>50.354</text:p>
          </table:table-cell>
          <table:table-cell office:value-type="float" office:value="68.141999999999996" table:style-name="ce8">
            <text:p>68.142</text:p>
          </table:table-cell>
          <table:table-cell office:value-type="float" office:value="65.105000000000004" table:style-name="ce8">
            <text:p>65.105</text:p>
          </table:table-cell>
          <table:table-cell office:value-type="float" office:value="32.966000000000001" table:style-name="ce8">
            <text:p>32.966</text:p>
          </table:table-cell>
          <table:table-cell office:value-type="float" office:value="43.201999999999998" table:style-name="ce8">
            <text:p>43.202</text:p>
          </table:table-cell>
          <table:table-cell office:value-type="float" office:value="33.222000000000001" table:style-name="ce8">
            <text:p>33.222</text:p>
          </table:table-cell>
          <table:table-cell office:value-type="float" office:value="66.555999999999997" table:style-name="ce8">
            <text:p>66.556</text:p>
          </table:table-cell>
          <table:table-cell office:value-type="float" office:value="81.338999999999999" table:style-name="ce8">
            <text:p>81.339</text:p>
          </table:table-cell>
          <table:table-cell office:value-type="float" office:value="72.971000000000004" table:style-name="ce8">
            <text:p>72.971</text:p>
          </table:table-cell>
          <table:table-cell office:value-type="float" office:value="67.77" table:style-name="ce8">
            <text:p>67.77</text:p>
          </table:table-cell>
          <table:table-cell office:value-type="float" office:value="45.383000000000003" table:style-name="ce8">
            <text:p>45.383</text:p>
          </table:table-cell>
          <table:table-cell office:value-type="float" office:value="64.673000000000002" table:style-name="ce8">
            <text:p>64.673</text:p>
          </table:table-cell>
          <table:table-cell office:value-type="float" office:value="71.384" table:style-name="ce8">
            <text:p>71.384</text:p>
          </table:table-cell>
          <table:table-cell office:value-type="float" office:value="74.45" table:style-name="ce8">
            <text:p>74.45</text:p>
          </table:table-cell>
          <table:table-cell office:value-type="float" office:value="69.739999999999995" table:style-name="ce8">
            <text:p>69.74</text:p>
          </table:table-cell>
          <table:table-cell office:value-type="float" office:value="81.308999999999997" table:style-name="ce8">
            <text:p>81.309</text:p>
          </table:table-cell>
          <table:table-cell office:value-type="float" office:value="78.251000000000005" table:style-name="ce8">
            <text:p>78.251</text:p>
          </table:table-cell>
          <table:table-cell office:value-type="float" office:value="59.023000000000003" table:style-name="ce8">
            <text:p>59.023</text:p>
          </table:table-cell>
          <table:table-cell office:value-type="float" office:value="72.305000000000007" table:style-name="ce8">
            <text:p>72.305</text:p>
          </table:table-cell>
          <table:table-cell office:value-type="float" office:value="78.11" table:style-name="ce8">
            <text:p>78.11</text:p>
          </table:table-cell>
          <table:table-cell office:value-type="float" office:value="65.539000000000001" table:style-name="ce8">
            <text:p>65.539</text:p>
          </table:table-cell>
          <table:table-cell office:value-type="float" office:value="59.652000000000001" table:style-name="ce8">
            <text:p>59.652</text:p>
          </table:table-cell>
          <table:table-cell office:value-type="float" office:value="64.724000000000004" table:style-name="ce8">
            <text:p>64.724</text:p>
          </table:table-cell>
          <table:table-cell office:value-type="float" office:value="36.859000000000002" table:style-name="ce8">
            <text:p>36.859</text:p>
          </table:table-cell>
          <table:table-cell office:value-type="float" office:value="81.983000000000004" table:style-name="ce8">
            <text:p>81.983</text:p>
          </table:table-cell>
          <table:table-cell office:value-type="float" office:value="77.025999999999996" table:style-name="ce8">
            <text:p>77.026</text:p>
          </table:table-cell>
          <table:table-cell office:value-type="float" office:value="66.745000000000005" table:style-name="ce8">
            <text:p>66.745</text:p>
          </table:table-cell>
          <table:table-cell office:value-type="float" office:value="56.289000000000001" table:style-name="ce8">
            <text:p>56.289</text:p>
          </table:table-cell>
          <table:table-cell office:value-type="float" office:value="48.7" table:style-name="ce8">
            <text:p>48.7</text:p>
          </table:table-cell>
          <table:table-cell office:value-type="float" office:value="51.341000000000001" table:style-name="ce8">
            <text:p>51.341</text:p>
          </table:table-cell>
          <table:table-cell office:value-type="float" office:value="45.161000000000001" table:style-name="ce8">
            <text:p>45.161</text:p>
          </table:table-cell>
          <table:table-cell office:value-type="float" office:value="71.596999999999994" table:style-name="ce8">
            <text:p>71.597</text:p>
          </table:table-cell>
          <table:table-cell office:value-type="float" office:value="78.959999999999994" table:style-name="ce8">
            <text:p>78.96</text:p>
          </table:table-cell>
          <table:table-cell office:value-type="float" office:value="60.695" table:style-name="ce8">
            <text:p>60.695</text:p>
          </table:table-cell>
          <table:table-cell office:value-type="float" office:value="61.369" table:style-name="ce8">
            <text:p>61.369</text:p>
          </table:table-cell>
          <table:table-cell office:value-type="float" office:value="57.154000000000003" table:style-name="ce8">
            <text:p>57.154</text:p>
          </table:table-cell>
          <table:table-cell office:value-type="float" office:value="67.27" table:style-name="ce8">
            <text:p>67.27</text:p>
          </table:table-cell>
          <table:table-cell office:value-type="float" office:value="81.352999999999994" table:style-name="ce8">
            <text:p>81.353</text:p>
          </table:table-cell>
          <table:table-cell office:value-type="float" office:value="62.381999999999998" table:style-name="ce8">
            <text:p>62.382</text:p>
          </table:table-cell>
          <table:table-cell office:value-type="float" office:value="58.064999999999998" table:style-name="ce8">
            <text:p>58.065</text:p>
          </table:table-cell>
          <table:table-cell office:value-type="float" office:value="64.28" table:style-name="ce8">
            <text:p>64.28</text:p>
          </table:table-cell>
          <table:table-cell office:value-type="float" office:value="32.494" table:style-name="ce8">
            <text:p>32.494</text:p>
          </table:table-cell>
          <table:table-cell office:value-type="float" office:value="37.735999999999997" table:style-name="ce8">
            <text:p>37.736</text:p>
          </table:table-cell>
          <table:table-cell office:value-type="float" office:value="28.56" table:style-name="ce8">
            <text:p>28.56</text:p>
          </table:table-cell>
          <table:table-cell office:value-type="float" office:value="63.05" table:style-name="ce8">
            <text:p>63.05</text:p>
          </table:table-cell>
          <table:table-cell office:value-type="float" office:value="53.542999999999999" table:style-name="ce8">
            <text:p>53.543</text:p>
          </table:table-cell>
          <table:table-cell office:value-type="float" office:value="41.765000000000001" table:style-name="ce8">
            <text:p>41.765</text:p>
          </table:table-cell>
          <table:table-cell office:value-type="float" office:value="43.631999999999998" table:style-name="ce8">
            <text:p>43.632</text:p>
          </table:table-cell>
          <table:table-cell office:value-type="float" office:value="29.638000000000002" table:style-name="ce8">
            <text:p>29.638</text:p>
          </table:table-cell>
          <table:table-cell office:value-type="float" office:value="30.448" table:style-name="ce8">
            <text:p>30.448</text:p>
          </table:table-cell>
          <table:table-cell office:value-type="float" office:value="56.84" table:style-name="ce8">
            <text:p>56.84</text:p>
          </table:table-cell>
          <table:table-cell office:value-type="float" office:value="29.920999999999999" table:style-name="ce8">
            <text:p>29.921</text:p>
          </table:table-cell>
          <table:table-cell office:value-type="float" office:value="39.779000000000003" table:style-name="ce8">
            <text:p>39.779</text:p>
          </table:table-cell>
          <table:table-cell office:value-type="float" office:value="51.262" table:style-name="ce8">
            <text:p>51.262</text:p>
          </table:table-cell>
          <table:table-cell office:value-type="float" office:value="52.009" table:style-name="ce8">
            <text:p>52.009</text:p>
          </table:table-cell>
          <table:table-cell office:value-type="float" office:value="41.884" table:style-name="ce8">
            <text:p>41.884</text:p>
          </table:table-cell>
          <table:table-cell office:value-type="float" office:value="43.026000000000003" table:style-name="ce8">
            <text:p>43.026</text:p>
          </table:table-cell>
          <table:table-cell office:value-type="float" office:value="42.014000000000003" table:style-name="ce8">
            <text:p>42.014</text:p>
          </table:table-cell>
          <table:table-cell office:value-type="float" office:value="39.243000000000002" table:style-name="ce8">
            <text:p>39.243</text:p>
          </table:table-cell>
          <table:table-cell office:value-type="float" office:value="27.603000000000002" table:style-name="ce8">
            <text:p>27.603</text:p>
          </table:table-cell>
          <table:table-cell office:value-type="float" office:value="82.9" table:style-name="ce8">
            <text:p>82.9</text:p>
          </table:table-cell>
          <table:table-cell office:value-type="float" office:value="60.079000000000001" table:style-name="ce8">
            <text:p>60.079</text:p>
          </table:table-cell>
          <table:table-cell office:value-type="float" office:value="59.148000000000003" table:style-name="ce8">
            <text:p>59.148</text:p>
          </table:table-cell>
          <table:table-cell office:value-type="float" office:value="59.953000000000003" table:style-name="ce8">
            <text:p>59.953</text:p>
          </table:table-cell>
          <table:table-cell office:value-type="float" office:value="64.933000000000007" table:style-name="ce8">
            <text:p>64.933</text:p>
          </table:table-cell>
          <table:table-cell office:value-type="float" office:value="53.816000000000003" table:style-name="ce8">
            <text:p>53.816</text:p>
          </table:table-cell>
          <table:table-cell office:value-type="float" office:value="61.337000000000003" table:style-name="ce8">
            <text:p>61.337</text:p>
          </table:table-cell>
          <table:table-cell office:value-type="float" office:value="13.212" table:style-name="ce8">
            <text:p>13.212</text:p>
          </table:table-cell>
          <table:table-cell office:value-type="float" office:value="13.37" table:style-name="ce8">
            <text:p>13.37</text:p>
          </table:table-cell>
          <table:table-cell office:value-type="float" office:value="29.350999999999999" table:style-name="ce8">
            <text:p>29.351</text:p>
          </table:table-cell>
          <table:table-cell office:value-type="float" office:value="44.066000000000003" table:style-name="ce8">
            <text:p>44.066</text:p>
          </table:table-cell>
          <table:table-cell office:value-type="float" office:value="88.302000000000007" table:style-name="ce8">
            <text:p>88.302</text:p>
          </table:table-cell>
          <table:table-cell office:value-type="float" office:value="56.595999999999997" table:style-name="ce8">
            <text:p>56.596</text:p>
          </table:table-cell>
          <table:table-cell office:value-type="float" office:value="56.991" table:style-name="ce8">
            <text:p>56.991</text:p>
          </table:table-cell>
          <table:table-cell office:value-type="float" office:value="21.951000000000001" table:style-name="ce8">
            <text:p>21.951</text:p>
          </table:table-cell>
          <table:table-cell office:value-type="float" office:value="18.344999999999999" table:style-name="ce8">
            <text:p>18.345</text:p>
          </table:table-cell>
          <table:table-cell office:value-type="float" office:value="10.432" table:style-name="ce8">
            <text:p>10.432</text:p>
          </table:table-cell>
          <table:table-cell office:value-type="float" office:value="30.576000000000001" table:style-name="ce8">
            <text:p>30.576</text:p>
          </table:table-cell>
          <table:table-cell office:value-type="float" office:value="17.265999999999998" table:style-name="ce8">
            <text:p>17.266</text:p>
          </table:table-cell>
          <table:table-cell office:value-type="float" office:value="24.46" table:style-name="ce8">
            <text:p>24.46</text:p>
          </table:table-cell>
          <table:table-cell office:value-type="float" office:value="10.071999999999999" table:style-name="ce8">
            <text:p>10.072</text:p>
          </table:table-cell>
          <table:table-cell office:value-type="float" office:value="24.82" table:style-name="ce8">
            <text:p>24.82</text:p>
          </table:table-cell>
          <table:table-cell office:value-type="float" office:value="4.3170000000000002" table:style-name="ce8">
            <text:p>4.317</text:p>
          </table:table-cell>
          <table:table-cell office:value-type="float" office:value="1.4390000000000001" table:style-name="ce8">
            <text:p>1.439</text:p>
          </table:table-cell>
          <table:table-cell office:value-type="float" office:value="24.46" table:style-name="ce8">
            <text:p>24.46</text:p>
          </table:table-cell>
          <table:table-cell office:value-type="float" office:value="11.151" table:style-name="ce8">
            <text:p>11.151</text:p>
          </table:table-cell>
          <table:table-cell office:value-type="float" office:value="1.7989999999999999" table:style-name="ce8">
            <text:p>1.799</text:p>
          </table:table-cell>
          <table:table-cell office:value-type="float" office:value="5.7549999999999999" table:style-name="ce8">
            <text:p>5.755</text:p>
          </table:table-cell>
          <table:table-cell office:value-type="float" office:value="8.6329999999999991" table:style-name="ce8">
            <text:p>8.633</text:p>
          </table:table-cell>
          <table:table-cell office:value-type="float" office:value="12.23" table:style-name="ce8">
            <text:p>12.23</text:p>
          </table:table-cell>
          <table:table-cell office:value-type="float" office:value="10.791" table:style-name="ce8">
            <text:p>10.791</text:p>
          </table:table-cell>
          <table:table-cell office:value-type="float" office:value="15.827" table:style-name="ce8">
            <text:p>15.827</text:p>
          </table:table-cell>
          <table:table-cell office:value-type="float" office:value="17.986000000000001" table:style-name="ce8">
            <text:p>17.986</text:p>
          </table:table-cell>
          <table:table-cell office:value-type="float" office:value="20.504000000000001" table:style-name="ce8">
            <text:p>20.504</text:p>
          </table:table-cell>
          <table:table-cell office:value-type="float" office:value="4.3170000000000002" table:style-name="ce8">
            <text:p>4.317</text:p>
          </table:table-cell>
          <table:table-cell office:value-type="float" office:value="16.390999999999998" table:style-name="ce8">
            <text:p>16.391</text:p>
          </table:table-cell>
          <table:table-cell office:value-type="string" table:style-name="ce8">
            <text:p>17.308</text:p>
          </table:table-cell>
          <table:table-cell office:value-type="string" table:style-name="ce8">
            <text:p>7.692</text:p>
          </table:table-cell>
          <table:table-cell office:value-type="string" table:style-name="ce8">
            <text:p>30.288</text:p>
          </table:table-cell>
          <table:table-cell office:value-type="string" table:style-name="ce8">
            <text:p>34.615</text:p>
          </table:table-cell>
          <table:table-cell office:value-type="string" table:style-name="ce8">
            <text:p>0.481</text:p>
          </table:table-cell>
          <table:table-cell office:value-type="string" table:style-name="ce8">
            <text:p>41.827</text:p>
          </table:table-cell>
          <table:table-cell office:value-type="string" table:style-name="ce8">
            <text:p>46.635</text:p>
          </table:table-cell>
          <table:table-cell office:value-type="string" table:style-name="ce8">
            <text:p>26.923</text:p>
          </table:table-cell>
          <table:table-cell office:value-type="string" table:style-name="ce8">
            <text:p>40.865</text:p>
          </table:table-cell>
          <table:table-cell office:value-type="string" table:style-name="ce8">
            <text:p>39.423</text:p>
          </table:table-cell>
          <table:table-cell office:value-type="string" table:style-name="ce8">
            <text:p>30.288</text:p>
          </table:table-cell>
          <table:table-cell office:value-type="string" table:style-name="ce8">
            <text:p>6.731</text:p>
          </table:table-cell>
          <table:table-cell office:value-type="string" table:style-name="ce8">
            <text:p>3.365</text:p>
          </table:table-cell>
          <table:table-cell office:value-type="string" table:style-name="ce8">
            <text:p>11.538</text:p>
          </table:table-cell>
          <table:table-cell office:value-type="string" table:style-name="ce8">
            <text:p>23.558</text:p>
          </table:table-cell>
          <table:table-cell office:value-type="string" table:style-name="ce8">
            <text:p>21.154</text:p>
          </table:table-cell>
          <table:table-cell office:value-type="string" table:style-name="ce8">
            <text:p>3.846</text:p>
          </table:table-cell>
          <table:table-cell office:value-type="string" table:style-name="ce8">
            <text:p>43.269</text:p>
          </table:table-cell>
          <table:table-cell office:value-type="string" table:style-name="ce8">
            <text:p>12.019</text:p>
          </table:table-cell>
          <table:table-cell office:value-type="string" table:style-name="ce8">
            <text:p>29.327</text:p>
          </table:table-cell>
          <table:table-cell office:value-type="string" table:style-name="ce8">
            <text:p>35.577</text:p>
          </table:table-cell>
          <table:table-cell office:value-type="string" table:style-name="ce8">
            <text:p>4.808</text:p>
          </table:table-cell>
          <table:table-cell office:value-type="string" table:style-name="ce8">
            <text:p>2.404</text:p>
          </table:table-cell>
          <table:table-cell office:value-type="string" table:style-name="ce8">
            <text:p>0.962</text:p>
          </table:table-cell>
          <table:table-cell office:value-type="string" table:style-name="ce8">
            <text:p>1.923</text:p>
          </table:table-cell>
          <table:table-cell office:value-type="string" table:style-name="ce8">
            <text:p>2.885</text:p>
          </table:table-cell>
          <table:table-cell office:value-type="string" table:style-name="ce8">
            <text:p>3.365</text:p>
          </table:table-cell>
          <table:table-cell office:value-type="string" table:style-name="ce8">
            <text:p>3.846</text:p>
          </table:table-cell>
          <table:table-cell office:value-type="string" table:style-name="ce8">
            <text:p>6.731</text:p>
          </table:table-cell>
          <table:table-cell office:value-type="string" table:style-name="ce8">
            <text:p>40.865</text:p>
          </table:table-cell>
          <table:table-cell office:value-type="string" table:style-name="ce8">
            <text:p>15.049</text:p>
          </table:table-cell>
          <table:table-cell office:value-type="string" table:style-name="ce8">
            <text:p>34.3</text:p>
          </table:table-cell>
          <table:table-cell office:value-type="string" table:style-name="ce8">
            <text:p>71.498</text:p>
          </table:table-cell>
          <table:table-cell office:value-type="string" table:style-name="ce8">
            <text:p>32.941</text:p>
          </table:table-cell>
          <table:table-cell office:value-type="float" office:value="43.595999999999997" table:style-name="ce8">
            <text:p>43.596</text:p>
          </table:table-cell>
          <table:table-cell office:value-type="float" office:value="47.764000000000003" table:style-name="ce8">
            <text:p>47.764</text:p>
          </table:table-cell>
          <table:table-cell office:value-type="float" office:value="43.176000000000002" table:style-name="ce8">
            <text:p>43.176</text:p>
          </table:table-cell>
          <table:table-cell office:value-type="float" office:value="34.026000000000003" table:style-name="ce8">
            <text:p>34.026</text:p>
          </table:table-cell>
          <table:table-cell office:value-type="float" office:value="49.323999999999998" table:style-name="ce8">
            <text:p>49.324</text:p>
          </table:table-cell>
          <table:table-cell office:value-type="float" office:value="54.777000000000001" table:style-name="ce8">
            <text:p>54.777</text:p>
          </table:table-cell>
          <table:table-cell office:value-type="float" office:value="16.998999999999999" table:style-name="ce8">
            <text:p>16.999</text:p>
          </table:table-cell>
          <table:table-cell office:value-type="float" office:value="68.257999999999996" table:style-name="ce8">
            <text:p>68.258</text:p>
          </table:table-cell>
          <table:table-cell table:number-columns-repeated="16238"/>
        </table:table-row>
        <table:table-row table:style-name="ro6">
          <table:table-cell office:value-type="string" table:style-name="ce3">
            <text:p>J08: What is your religion?</text:p>
          </table:table-cell>
          <table:table-cell office:value-type="string" table:style-name="ce3">
            <text:p>No religion</text:p>
          </table:table-cell>
          <table:table-cell office:value-type="float" office:value="128319" table:style-name="ce8">
            <text:p>128319</text:p>
          </table:table-cell>
          <table:table-cell office:value-type="float" office:value="63.149000000000001" table:style-name="ce8">
            <text:p>63.149</text:p>
          </table:table-cell>
          <table:table-cell office:value-type="float" office:value="76.578999999999994" table:style-name="ce8">
            <text:p>76.579</text:p>
          </table:table-cell>
          <table:table-cell office:value-type="float" office:value="82.468000000000004" table:style-name="ce8">
            <text:p>82.468</text:p>
          </table:table-cell>
          <table:table-cell office:value-type="float" office:value="72.942999999999998" table:style-name="ce8">
            <text:p>72.943</text:p>
          </table:table-cell>
          <table:table-cell office:value-type="float" office:value="83.551000000000002" table:style-name="ce8">
            <text:p>83.551</text:p>
          </table:table-cell>
          <table:table-cell office:value-type="float" office:value="57.381999999999998" table:style-name="ce8">
            <text:p>57.382</text:p>
          </table:table-cell>
          <table:table-cell office:value-type="float" office:value="81.299000000000007" table:style-name="ce8">
            <text:p>81.299</text:p>
          </table:table-cell>
          <table:table-cell office:value-type="float" office:value="73.921000000000006" table:style-name="ce8">
            <text:p>73.921</text:p>
          </table:table-cell>
          <table:table-cell office:value-type="float" office:value="39.301000000000002" table:style-name="ce8">
            <text:p>39.301</text:p>
          </table:table-cell>
          <table:table-cell office:value-type="float" office:value="53.942" table:style-name="ce8">
            <text:p>53.942</text:p>
          </table:table-cell>
          <table:table-cell office:value-type="float" office:value="27.155000000000001" table:style-name="ce8">
            <text:p>27.155</text:p>
          </table:table-cell>
          <table:table-cell office:value-type="float" office:value="72.668999999999997" table:style-name="ce8">
            <text:p>72.669</text:p>
          </table:table-cell>
          <table:table-cell office:value-type="float" office:value="89.382999999999996" table:style-name="ce8">
            <text:p>89.383</text:p>
          </table:table-cell>
          <table:table-cell office:value-type="float" office:value="82.338999999999999" table:style-name="ce8">
            <text:p>82.339</text:p>
          </table:table-cell>
          <table:table-cell office:value-type="float" office:value="77.162999999999997" table:style-name="ce8">
            <text:p>77.163</text:p>
          </table:table-cell>
          <table:table-cell office:value-type="float" office:value="58.531999999999996" table:style-name="ce8">
            <text:p>58.532</text:p>
          </table:table-cell>
          <table:table-cell office:value-type="float" office:value="75.447999999999993" table:style-name="ce8">
            <text:p>75.448</text:p>
          </table:table-cell>
          <table:table-cell office:value-type="float" office:value="80.819000000000003" table:style-name="ce8">
            <text:p>80.819</text:p>
          </table:table-cell>
          <table:table-cell office:value-type="float" office:value="84.113" table:style-name="ce8">
            <text:p>84.113</text:p>
          </table:table-cell>
          <table:table-cell office:value-type="float" office:value="74.997" table:style-name="ce8">
            <text:p>74.997</text:p>
          </table:table-cell>
          <table:table-cell office:value-type="float" office:value="87.728999999999999" table:style-name="ce8">
            <text:p>87.729</text:p>
          </table:table-cell>
          <table:table-cell office:value-type="float" office:value="84.882999999999996" table:style-name="ce8">
            <text:p>84.883</text:p>
          </table:table-cell>
          <table:table-cell office:value-type="float" office:value="68.692999999999998" table:style-name="ce8">
            <text:p>68.693</text:p>
          </table:table-cell>
          <table:table-cell office:value-type="float" office:value="80.275000000000006" table:style-name="ce8">
            <text:p>80.275</text:p>
          </table:table-cell>
          <table:table-cell office:value-type="float" office:value="83.067999999999998" table:style-name="ce8">
            <text:p>83.068</text:p>
          </table:table-cell>
          <table:table-cell office:value-type="float" office:value="69.852000000000004" table:style-name="ce8">
            <text:p>69.852</text:p>
          </table:table-cell>
          <table:table-cell office:value-type="float" office:value="66.638000000000005" table:style-name="ce8">
            <text:p>66.638</text:p>
          </table:table-cell>
          <table:table-cell office:value-type="float" office:value="72.289000000000001" table:style-name="ce8">
            <text:p>72.289</text:p>
          </table:table-cell>
          <table:table-cell office:value-type="float" office:value="40.941000000000003" table:style-name="ce8">
            <text:p>40.941</text:p>
          </table:table-cell>
          <table:table-cell office:value-type="float" office:value="88.185000000000002" table:style-name="ce8">
            <text:p>88.185</text:p>
          </table:table-cell>
          <table:table-cell office:value-type="float" office:value="84.936999999999998" table:style-name="ce8">
            <text:p>84.937</text:p>
          </table:table-cell>
          <table:table-cell office:value-type="float" office:value="77.534000000000006" table:style-name="ce8">
            <text:p>77.534</text:p>
          </table:table-cell>
          <table:table-cell office:value-type="float" office:value="66.203999999999994" table:style-name="ce8">
            <text:p>66.204</text:p>
          </table:table-cell>
          <table:table-cell office:value-type="float" office:value="51.643999999999998" table:style-name="ce8">
            <text:p>51.644</text:p>
          </table:table-cell>
          <table:table-cell office:value-type="float" office:value="60.41" table:style-name="ce8">
            <text:p>60.41</text:p>
          </table:table-cell>
          <table:table-cell office:value-type="float" office:value="51.247999999999998" table:style-name="ce8">
            <text:p>51.248</text:p>
          </table:table-cell>
          <table:table-cell office:value-type="float" office:value="84.674999999999997" table:style-name="ce8">
            <text:p>84.675</text:p>
          </table:table-cell>
          <table:table-cell office:value-type="float" office:value="89.055999999999997" table:style-name="ce8">
            <text:p>89.056</text:p>
          </table:table-cell>
          <table:table-cell office:value-type="float" office:value="71.801000000000002" table:style-name="ce8">
            <text:p>71.801</text:p>
          </table:table-cell>
          <table:table-cell office:value-type="float" office:value="79.647999999999996" table:style-name="ce8">
            <text:p>79.648</text:p>
          </table:table-cell>
          <table:table-cell office:value-type="float" office:value="70.063000000000002" table:style-name="ce8">
            <text:p>70.063</text:p>
          </table:table-cell>
          <table:table-cell office:value-type="float" office:value="76.953999999999994" table:style-name="ce8">
            <text:p>76.954</text:p>
          </table:table-cell>
          <table:table-cell office:value-type="float" office:value="87.519000000000005" table:style-name="ce8">
            <text:p>87.519</text:p>
          </table:table-cell>
          <table:table-cell office:value-type="float" office:value="72.647000000000006" table:style-name="ce8">
            <text:p>72.647</text:p>
          </table:table-cell>
          <table:table-cell office:value-type="float" office:value="64.247" table:style-name="ce8">
            <text:p>64.247</text:p>
          </table:table-cell>
          <table:table-cell office:value-type="float" office:value="72.09" table:style-name="ce8">
            <text:p>72.09</text:p>
          </table:table-cell>
          <table:table-cell office:value-type="float" office:value="38.872" table:style-name="ce8">
            <text:p>38.872</text:p>
          </table:table-cell>
          <table:table-cell office:value-type="float" office:value="45.869" table:style-name="ce8">
            <text:p>45.869</text:p>
          </table:table-cell>
          <table:table-cell office:value-type="float" office:value="33.173999999999999" table:style-name="ce8">
            <text:p>33.174</text:p>
          </table:table-cell>
          <table:table-cell office:value-type="float" office:value="70.703000000000003" table:style-name="ce8">
            <text:p>70.703</text:p>
          </table:table-cell>
          <table:table-cell office:value-type="float" office:value="65.378" table:style-name="ce8">
            <text:p>65.378</text:p>
          </table:table-cell>
          <table:table-cell office:value-type="float" office:value="54.247999999999998" table:style-name="ce8">
            <text:p>54.248</text:p>
          </table:table-cell>
          <table:table-cell office:value-type="float" office:value="57.350999999999999" table:style-name="ce8">
            <text:p>57.351</text:p>
          </table:table-cell>
          <table:table-cell office:value-type="float" office:value="39.767000000000003" table:style-name="ce8">
            <text:p>39.767</text:p>
          </table:table-cell>
          <table:table-cell office:value-type="float" office:value="37.573" table:style-name="ce8">
            <text:p>37.573</text:p>
          </table:table-cell>
          <table:table-cell office:value-type="float" office:value="67.239000000000004" table:style-name="ce8">
            <text:p>67.239</text:p>
          </table:table-cell>
          <table:table-cell office:value-type="float" office:value="39.972000000000001" table:style-name="ce8">
            <text:p>39.972</text:p>
          </table:table-cell>
          <table:table-cell office:value-type="float" office:value="53.213999999999999" table:style-name="ce8">
            <text:p>53.214</text:p>
          </table:table-cell>
          <table:table-cell office:value-type="float" office:value="63.304000000000002" table:style-name="ce8">
            <text:p>63.304</text:p>
          </table:table-cell>
          <table:table-cell office:value-type="float" office:value="62.780999999999999" table:style-name="ce8">
            <text:p>62.781</text:p>
          </table:table-cell>
          <table:table-cell office:value-type="float" office:value="51.104999999999997" table:style-name="ce8">
            <text:p>51.105</text:p>
          </table:table-cell>
          <table:table-cell office:value-type="float" office:value="53.796999999999997" table:style-name="ce8">
            <text:p>53.797</text:p>
          </table:table-cell>
          <table:table-cell office:value-type="float" office:value="51.305" table:style-name="ce8">
            <text:p>51.305</text:p>
          </table:table-cell>
          <table:table-cell office:value-type="float" office:value="50.319000000000003" table:style-name="ce8">
            <text:p>50.319</text:p>
          </table:table-cell>
          <table:table-cell office:value-type="float" office:value="35.573999999999998" table:style-name="ce8">
            <text:p>35.574</text:p>
          </table:table-cell>
          <table:table-cell office:value-type="float" office:value="90.673000000000002" table:style-name="ce8">
            <text:p>90.673</text:p>
          </table:table-cell>
          <table:table-cell office:value-type="float" office:value="72.412000000000006" table:style-name="ce8">
            <text:p>72.412</text:p>
          </table:table-cell>
          <table:table-cell office:value-type="float" office:value="72.534999999999997" table:style-name="ce8">
            <text:p>72.535</text:p>
          </table:table-cell>
          <table:table-cell office:value-type="float" office:value="71.847999999999999" table:style-name="ce8">
            <text:p>71.848</text:p>
          </table:table-cell>
          <table:table-cell office:value-type="float" office:value="80.686000000000007" table:style-name="ce8">
            <text:p>80.686</text:p>
          </table:table-cell>
          <table:table-cell office:value-type="float" office:value="58.856000000000002" table:style-name="ce8">
            <text:p>58.856</text:p>
          </table:table-cell>
          <table:table-cell office:value-type="float" office:value="72.518000000000001" table:style-name="ce8">
            <text:p>72.518</text:p>
          </table:table-cell>
          <table:table-cell office:value-type="float" office:value="5.9870000000000001" table:style-name="ce8">
            <text:p>5.987</text:p>
          </table:table-cell>
          <table:table-cell office:value-type="float" office:value="11.462999999999999" table:style-name="ce8">
            <text:p>11.463</text:p>
          </table:table-cell>
          <table:table-cell office:value-type="float" office:value="31.007999999999999" table:style-name="ce8">
            <text:p>31.008</text:p>
          </table:table-cell>
          <table:table-cell office:value-type="float" office:value="51.542000000000002" table:style-name="ce8">
            <text:p>51.542</text:p>
          </table:table-cell>
          <table:table-cell office:value-type="float" office:value="91.266999999999996" table:style-name="ce8">
            <text:p>91.267</text:p>
          </table:table-cell>
          <table:table-cell office:value-type="float" office:value="65.715000000000003" table:style-name="ce8">
            <text:p>65.715</text:p>
          </table:table-cell>
          <table:table-cell office:value-type="float" office:value="73.864000000000004" table:style-name="ce8">
            <text:p>73.864</text:p>
          </table:table-cell>
          <table:table-cell office:value-type="float" office:value="8.5399999999999991" table:style-name="ce8">
            <text:p>8.54</text:p>
          </table:table-cell>
          <table:table-cell office:value-type="float" office:value="16.963999999999999" table:style-name="ce8">
            <text:p>16.964</text:p>
          </table:table-cell>
          <table:table-cell office:value-type="float" office:value="12.865" table:style-name="ce8">
            <text:p>12.865</text:p>
          </table:table-cell>
          <table:table-cell office:value-type="float" office:value="14.365" table:style-name="ce8">
            <text:p>14.365</text:p>
          </table:table-cell>
          <table:table-cell office:value-type="float" office:value="6.5330000000000004" table:style-name="ce8">
            <text:p>6.533</text:p>
          </table:table-cell>
          <table:table-cell office:value-type="float" office:value="16.946000000000002" table:style-name="ce8">
            <text:p>16.946</text:p>
          </table:table-cell>
          <table:table-cell office:value-type="float" office:value="0.47599999999999998" table:style-name="ce8">
            <text:p>0.476</text:p>
          </table:table-cell>
          <table:table-cell office:value-type="float" office:value="23.670999999999999" table:style-name="ce8">
            <text:p>23.671</text:p>
          </table:table-cell>
          <table:table-cell office:value-type="float" office:value="2.4340000000000002" table:style-name="ce8">
            <text:p>2.434</text:p>
          </table:table-cell>
          <table:table-cell office:value-type="float" office:value="1.5649999999999999" table:style-name="ce8">
            <text:p>1.565</text:p>
          </table:table-cell>
          <table:table-cell office:value-type="float" office:value="14.988" table:style-name="ce8">
            <text:p>14.988</text:p>
          </table:table-cell>
          <table:table-cell office:value-type="float" office:value="9.5980000000000008" table:style-name="ce8">
            <text:p>9.598</text:p>
          </table:table-cell>
          <table:table-cell office:value-type="float" office:value="2.306" table:style-name="ce8">
            <text:p>2.306</text:p>
          </table:table-cell>
          <table:table-cell office:value-type="float" office:value="0.997" table:style-name="ce8">
            <text:p>0.997</text:p>
          </table:table-cell>
          <table:table-cell office:value-type="float" office:value="3.5139999999999998" table:style-name="ce8">
            <text:p>3.514</text:p>
          </table:table-cell>
          <table:table-cell office:value-type="float" office:value="3.056" table:style-name="ce8">
            <text:p>3.056</text:p>
          </table:table-cell>
          <table:table-cell office:value-type="float" office:value="5.6" table:style-name="ce8">
            <text:p>5.6</text:p>
          </table:table-cell>
          <table:table-cell office:value-type="float" office:value="17.257000000000001" table:style-name="ce8">
            <text:p>17.257</text:p>
          </table:table-cell>
          <table:table-cell office:value-type="float" office:value="18.291" table:style-name="ce8">
            <text:p>18.291</text:p>
          </table:table-cell>
          <table:table-cell office:value-type="float" office:value="19.16" table:style-name="ce8">
            <text:p>19.16</text:p>
          </table:table-cell>
          <table:table-cell office:value-type="float" office:value="6.2859999999999996" table:style-name="ce8">
            <text:p>6.286</text:p>
          </table:table-cell>
          <table:table-cell office:value-type="float" office:value="7.6509999999999998" table:style-name="ce8">
            <text:p>7.651</text:p>
          </table:table-cell>
          <table:table-cell office:value-type="string" table:style-name="ce8">
            <text:p>10.842</text:p>
          </table:table-cell>
          <table:table-cell office:value-type="string" table:style-name="ce8">
            <text:p>5.876</text:p>
          </table:table-cell>
          <table:table-cell office:value-type="string" table:style-name="ce8">
            <text:p>25.68</text:p>
          </table:table-cell>
          <table:table-cell office:value-type="string" table:style-name="ce8">
            <text:p>37.584</text:p>
          </table:table-cell>
          <table:table-cell office:value-type="string" table:style-name="ce8">
            <text:p>0.787</text:p>
          </table:table-cell>
          <table:table-cell office:value-type="string" table:style-name="ce8">
            <text:p>37.911</text:p>
          </table:table-cell>
          <table:table-cell office:value-type="string" table:style-name="ce8">
            <text:p>44.819</text:p>
          </table:table-cell>
          <table:table-cell office:value-type="string" table:style-name="ce8">
            <text:p>25.271</text:p>
          </table:table-cell>
          <table:table-cell office:value-type="string" table:style-name="ce8">
            <text:p>36.031</text:p>
          </table:table-cell>
          <table:table-cell office:value-type="string" table:style-name="ce8">
            <text:p>35.071</text:p>
          </table:table-cell>
          <table:table-cell office:value-type="string" table:style-name="ce8">
            <text:p>25.189</text:p>
          </table:table-cell>
          <table:table-cell office:value-type="string" table:style-name="ce8">
            <text:p>2.667</text:p>
          </table:table-cell>
          <table:table-cell office:value-type="string" table:style-name="ce8">
            <text:p>3.587</text:p>
          </table:table-cell>
          <table:table-cell office:value-type="string" table:style-name="ce8">
            <text:p>8.155</text:p>
          </table:table-cell>
          <table:table-cell office:value-type="string" table:style-name="ce8">
            <text:p>12.385</text:p>
          </table:table-cell>
          <table:table-cell office:value-type="string" table:style-name="ce8">
            <text:p>14.94</text:p>
          </table:table-cell>
          <table:table-cell office:value-type="string" table:style-name="ce8">
            <text:p>2.136</text:p>
          </table:table-cell>
          <table:table-cell office:value-type="string" table:style-name="ce8">
            <text:p>41.772</text:p>
          </table:table-cell>
          <table:table-cell office:value-type="string" table:style-name="ce8">
            <text:p>10.878</text:p>
          </table:table-cell>
          <table:table-cell office:value-type="string" table:style-name="ce8">
            <text:p>29.687</text:p>
          </table:table-cell>
          <table:table-cell office:value-type="string" table:style-name="ce8">
            <text:p>26.719</text:p>
          </table:table-cell>
          <table:table-cell office:value-type="string" table:style-name="ce8">
            <text:p>4.738</text:p>
          </table:table-cell>
          <table:table-cell office:value-type="string" table:style-name="ce8">
            <text:p>2.088</text:p>
          </table:table-cell>
          <table:table-cell office:value-type="string" table:style-name="ce8">
            <text:p>1.269</text:p>
          </table:table-cell>
          <table:table-cell office:value-type="string" table:style-name="ce8">
            <text:p>1.832</text:p>
          </table:table-cell>
          <table:table-cell office:value-type="string" table:style-name="ce8">
            <text:p>2.19</text:p>
          </table:table-cell>
          <table:table-cell office:value-type="string" table:style-name="ce8">
            <text:p>1.105</text:p>
          </table:table-cell>
          <table:table-cell office:value-type="string" table:style-name="ce8">
            <text:p>2.681</text:p>
          </table:table-cell>
          <table:table-cell office:value-type="string" table:style-name="ce8">
            <text:p>7.788</text:p>
          </table:table-cell>
          <table:table-cell office:value-type="string" table:style-name="ce8">
            <text:p>41.787</text:p>
          </table:table-cell>
          <table:table-cell office:value-type="string" table:style-name="ce8">
            <text:p>15.838</text:p>
          </table:table-cell>
          <table:table-cell office:value-type="string" table:style-name="ce8">
            <text:p>43.428</text:p>
          </table:table-cell>
          <table:table-cell office:value-type="string" table:style-name="ce8">
            <text:p>62.614</text:p>
          </table:table-cell>
          <table:table-cell office:value-type="string" table:style-name="ce8">
            <text:p>31.534</text:p>
          </table:table-cell>
          <table:table-cell office:value-type="float" office:value="57.234000000000002" table:style-name="ce8">
            <text:p>57.234</text:p>
          </table:table-cell>
          <table:table-cell office:value-type="float" office:value="63.918999999999997" table:style-name="ce8">
            <text:p>63.919</text:p>
          </table:table-cell>
          <table:table-cell office:value-type="float" office:value="54.668999999999997" table:style-name="ce8">
            <text:p>54.669</text:p>
          </table:table-cell>
          <table:table-cell office:value-type="float" office:value="43.744999999999997" table:style-name="ce8">
            <text:p>43.745</text:p>
          </table:table-cell>
          <table:table-cell office:value-type="float" office:value="66.349000000000004" table:style-name="ce8">
            <text:p>66.349</text:p>
          </table:table-cell>
          <table:table-cell office:value-type="float" office:value="69.707999999999998" table:style-name="ce8">
            <text:p>69.708</text:p>
          </table:table-cell>
          <table:table-cell office:value-type="float" office:value="6.218" table:style-name="ce8">
            <text:p>6.218</text:p>
          </table:table-cell>
          <table:table-cell office:value-type="float" office:value="78.034999999999997" table:style-name="ce8">
            <text:p>78.035</text:p>
          </table:table-cell>
          <table:table-cell table:number-columns-repeated="16238"/>
        </table:table-row>
        <table:table-row table:style-name="ro6">
          <table:table-cell office:value-type="string" table:style-name="ce3">
            <text:p>J08: What is your religion?</text:p>
          </table:table-cell>
          <table:table-cell office:value-type="string" table:style-name="ce3">
            <text:p>Christian</text:p>
          </table:table-cell>
          <table:table-cell office:value-type="float" office:value="129031" table:style-name="ce8">
            <text:p>129031</text:p>
          </table:table-cell>
          <table:table-cell office:value-type="float" office:value="66.531999999999996" table:style-name="ce8">
            <text:p>66.532</text:p>
          </table:table-cell>
          <table:table-cell office:value-type="float" office:value="80.03" table:style-name="ce8">
            <text:p>80.03</text:p>
          </table:table-cell>
          <table:table-cell office:value-type="float" office:value="86.18" table:style-name="ce8">
            <text:p>86.18</text:p>
          </table:table-cell>
          <table:table-cell office:value-type="float" office:value="74.474999999999994" table:style-name="ce8">
            <text:p>74.475</text:p>
          </table:table-cell>
          <table:table-cell office:value-type="float" office:value="85.331000000000003" table:style-name="ce8">
            <text:p>85.331</text:p>
          </table:table-cell>
          <table:table-cell office:value-type="float" office:value="59.600999999999999" table:style-name="ce8">
            <text:p>59.601</text:p>
          </table:table-cell>
          <table:table-cell office:value-type="float" office:value="82.427000000000007" table:style-name="ce8">
            <text:p>82.427</text:p>
          </table:table-cell>
          <table:table-cell office:value-type="float" office:value="76.95" table:style-name="ce8">
            <text:p>76.95</text:p>
          </table:table-cell>
          <table:table-cell office:value-type="float" office:value="38.542999999999999" table:style-name="ce8">
            <text:p>38.543</text:p>
          </table:table-cell>
          <table:table-cell office:value-type="float" office:value="55.8" table:style-name="ce8">
            <text:p>55.8</text:p>
          </table:table-cell>
          <table:table-cell office:value-type="float" office:value="26.245000000000001" table:style-name="ce8">
            <text:p>26.245</text:p>
          </table:table-cell>
          <table:table-cell office:value-type="float" office:value="75.647000000000006" table:style-name="ce8">
            <text:p>75.647</text:p>
          </table:table-cell>
          <table:table-cell office:value-type="float" office:value="92.570999999999998" table:style-name="ce8">
            <text:p>92.571</text:p>
          </table:table-cell>
          <table:table-cell office:value-type="float" office:value="86.557000000000002" table:style-name="ce8">
            <text:p>86.557</text:p>
          </table:table-cell>
          <table:table-cell office:value-type="float" office:value="83.072999999999993" table:style-name="ce8">
            <text:p>83.073</text:p>
          </table:table-cell>
          <table:table-cell office:value-type="float" office:value="62.067" table:style-name="ce8">
            <text:p>62.067</text:p>
          </table:table-cell>
          <table:table-cell office:value-type="float" office:value="75.853999999999999" table:style-name="ce8">
            <text:p>75.854</text:p>
          </table:table-cell>
          <table:table-cell office:value-type="float" office:value="84.787000000000006" table:style-name="ce8">
            <text:p>84.787</text:p>
          </table:table-cell>
          <table:table-cell office:value-type="float" office:value="87.572999999999993" table:style-name="ce8">
            <text:p>87.573</text:p>
          </table:table-cell>
          <table:table-cell office:value-type="float" office:value="76.594999999999999" table:style-name="ce8">
            <text:p>76.595</text:p>
          </table:table-cell>
          <table:table-cell office:value-type="float" office:value="87.078000000000003" table:style-name="ce8">
            <text:p>87.078</text:p>
          </table:table-cell>
          <table:table-cell office:value-type="float" office:value="84.022000000000006" table:style-name="ce8">
            <text:p>84.022</text:p>
          </table:table-cell>
          <table:table-cell office:value-type="float" office:value="72.430999999999997" table:style-name="ce8">
            <text:p>72.431</text:p>
          </table:table-cell>
          <table:table-cell office:value-type="float" office:value="80.554000000000002" table:style-name="ce8">
            <text:p>80.554</text:p>
          </table:table-cell>
          <table:table-cell office:value-type="float" office:value="83.728999999999999" table:style-name="ce8">
            <text:p>83.729</text:p>
          </table:table-cell>
          <table:table-cell office:value-type="float" office:value="72.468000000000004" table:style-name="ce8">
            <text:p>72.468</text:p>
          </table:table-cell>
          <table:table-cell office:value-type="float" office:value="69.19" table:style-name="ce8">
            <text:p>69.19</text:p>
          </table:table-cell>
          <table:table-cell office:value-type="float" office:value="72.558999999999997" table:style-name="ce8">
            <text:p>72.559</text:p>
          </table:table-cell>
          <table:table-cell office:value-type="float" office:value="46.051000000000002" table:style-name="ce8">
            <text:p>46.051</text:p>
          </table:table-cell>
          <table:table-cell office:value-type="float" office:value="89.441999999999993" table:style-name="ce8">
            <text:p>89.442</text:p>
          </table:table-cell>
          <table:table-cell office:value-type="float" office:value="86.834999999999994" table:style-name="ce8">
            <text:p>86.835</text:p>
          </table:table-cell>
          <table:table-cell office:value-type="float" office:value="79.733999999999995" table:style-name="ce8">
            <text:p>79.734</text:p>
          </table:table-cell>
          <table:table-cell office:value-type="float" office:value="70.959999999999994" table:style-name="ce8">
            <text:p>70.96</text:p>
          </table:table-cell>
          <table:table-cell office:value-type="float" office:value="55.267000000000003" table:style-name="ce8">
            <text:p>55.267</text:p>
          </table:table-cell>
          <table:table-cell office:value-type="float" office:value="59.68" table:style-name="ce8">
            <text:p>59.68</text:p>
          </table:table-cell>
          <table:table-cell office:value-type="float" office:value="52.482999999999997" table:style-name="ce8">
            <text:p>52.483</text:p>
          </table:table-cell>
          <table:table-cell office:value-type="float" office:value="84.406999999999996" table:style-name="ce8">
            <text:p>84.407</text:p>
          </table:table-cell>
          <table:table-cell office:value-type="float" office:value="89.394000000000005" table:style-name="ce8">
            <text:p>89.394</text:p>
          </table:table-cell>
          <table:table-cell office:value-type="float" office:value="74.224999999999994" table:style-name="ce8">
            <text:p>74.225</text:p>
          </table:table-cell>
          <table:table-cell office:value-type="float" office:value="81.662999999999997" table:style-name="ce8">
            <text:p>81.663</text:p>
          </table:table-cell>
          <table:table-cell office:value-type="float" office:value="74.337999999999994" table:style-name="ce8">
            <text:p>74.338</text:p>
          </table:table-cell>
          <table:table-cell office:value-type="float" office:value="81.427999999999997" table:style-name="ce8">
            <text:p>81.428</text:p>
          </table:table-cell>
          <table:table-cell office:value-type="float" office:value="89.1" table:style-name="ce8">
            <text:p>89.1</text:p>
          </table:table-cell>
          <table:table-cell office:value-type="float" office:value="75.575000000000003" table:style-name="ce8">
            <text:p>75.575</text:p>
          </table:table-cell>
          <table:table-cell office:value-type="float" office:value="67.069999999999993" table:style-name="ce8">
            <text:p>67.07</text:p>
          </table:table-cell>
          <table:table-cell office:value-type="float" office:value="74.180000000000007" table:style-name="ce8">
            <text:p>74.18</text:p>
          </table:table-cell>
          <table:table-cell office:value-type="float" office:value="37.831000000000003" table:style-name="ce8">
            <text:p>37.831</text:p>
          </table:table-cell>
          <table:table-cell office:value-type="float" office:value="45.091999999999999" table:style-name="ce8">
            <text:p>45.092</text:p>
          </table:table-cell>
          <table:table-cell office:value-type="float" office:value="32.722000000000001" table:style-name="ce8">
            <text:p>32.722</text:p>
          </table:table-cell>
          <table:table-cell office:value-type="float" office:value="71.123000000000005" table:style-name="ce8">
            <text:p>71.123</text:p>
          </table:table-cell>
          <table:table-cell office:value-type="float" office:value="66.962000000000003" table:style-name="ce8">
            <text:p>66.962</text:p>
          </table:table-cell>
          <table:table-cell office:value-type="float" office:value="59.124000000000002" table:style-name="ce8">
            <text:p>59.124</text:p>
          </table:table-cell>
          <table:table-cell office:value-type="float" office:value="59.039000000000001" table:style-name="ce8">
            <text:p>59.039</text:p>
          </table:table-cell>
          <table:table-cell office:value-type="float" office:value="43.591000000000001" table:style-name="ce8">
            <text:p>43.591</text:p>
          </table:table-cell>
          <table:table-cell office:value-type="float" office:value="39.151000000000003" table:style-name="ce8">
            <text:p>39.151</text:p>
          </table:table-cell>
          <table:table-cell office:value-type="float" office:value="69.692999999999998" table:style-name="ce8">
            <text:p>69.693</text:p>
          </table:table-cell>
          <table:table-cell office:value-type="float" office:value="41.558999999999997" table:style-name="ce8">
            <text:p>41.559</text:p>
          </table:table-cell>
          <table:table-cell office:value-type="float" office:value="51.963999999999999" table:style-name="ce8">
            <text:p>51.964</text:p>
          </table:table-cell>
          <table:table-cell office:value-type="float" office:value="68.515000000000001" table:style-name="ce8">
            <text:p>68.515</text:p>
          </table:table-cell>
          <table:table-cell office:value-type="float" office:value="64.067999999999998" table:style-name="ce8">
            <text:p>64.068</text:p>
          </table:table-cell>
          <table:table-cell office:value-type="float" office:value="60.643999999999998" table:style-name="ce8">
            <text:p>60.644</text:p>
          </table:table-cell>
          <table:table-cell office:value-type="float" office:value="59.921999999999997" table:style-name="ce8">
            <text:p>59.922</text:p>
          </table:table-cell>
          <table:table-cell office:value-type="float" office:value="56.634999999999998" table:style-name="ce8">
            <text:p>56.635</text:p>
          </table:table-cell>
          <table:table-cell office:value-type="float" office:value="53.975999999999999" table:style-name="ce8">
            <text:p>53.976</text:p>
          </table:table-cell>
          <table:table-cell office:value-type="float" office:value="42.265000000000001" table:style-name="ce8">
            <text:p>42.265</text:p>
          </table:table-cell>
          <table:table-cell office:value-type="float" office:value="91.629000000000005" table:style-name="ce8">
            <text:p>91.629</text:p>
          </table:table-cell>
          <table:table-cell office:value-type="float" office:value="71.471000000000004" table:style-name="ce8">
            <text:p>71.471</text:p>
          </table:table-cell>
          <table:table-cell office:value-type="float" office:value="73.099999999999994" table:style-name="ce8">
            <text:p>73.1</text:p>
          </table:table-cell>
          <table:table-cell office:value-type="float" office:value="72.549000000000007" table:style-name="ce8">
            <text:p>72.549</text:p>
          </table:table-cell>
          <table:table-cell office:value-type="float" office:value="83.465000000000003" table:style-name="ce8">
            <text:p>83.465</text:p>
          </table:table-cell>
          <table:table-cell office:value-type="float" office:value="63.62" table:style-name="ce8">
            <text:p>63.62</text:p>
          </table:table-cell>
          <table:table-cell office:value-type="float" office:value="73.966999999999999" table:style-name="ce8">
            <text:p>73.967</text:p>
          </table:table-cell>
          <table:table-cell office:value-type="float" office:value="4.7279999999999998" table:style-name="ce8">
            <text:p>4.728</text:p>
          </table:table-cell>
          <table:table-cell office:value-type="float" office:value="9.0690000000000008" table:style-name="ce8">
            <text:p>9.069</text:p>
          </table:table-cell>
          <table:table-cell office:value-type="float" office:value="25.19" table:style-name="ce8">
            <text:p>25.19</text:p>
          </table:table-cell>
          <table:table-cell office:value-type="float" office:value="61.014000000000003" table:style-name="ce8">
            <text:p>61.014</text:p>
          </table:table-cell>
          <table:table-cell office:value-type="float" office:value="92.387" table:style-name="ce8">
            <text:p>92.387</text:p>
          </table:table-cell>
          <table:table-cell office:value-type="float" office:value="73.144999999999996" table:style-name="ce8">
            <text:p>73.145</text:p>
          </table:table-cell>
          <table:table-cell office:value-type="float" office:value="76.162000000000006" table:style-name="ce8">
            <text:p>76.162</text:p>
          </table:table-cell>
          <table:table-cell office:value-type="float" office:value="8.798" table:style-name="ce8">
            <text:p>8.798</text:p>
          </table:table-cell>
          <table:table-cell office:value-type="float" office:value="16.428000000000001" table:style-name="ce8">
            <text:p>16.428</text:p>
          </table:table-cell>
          <table:table-cell office:value-type="float" office:value="13.28" table:style-name="ce8">
            <text:p>13.28</text:p>
          </table:table-cell>
          <table:table-cell office:value-type="float" office:value="14.420999999999999" table:style-name="ce8">
            <text:p>14.421</text:p>
          </table:table-cell>
          <table:table-cell office:value-type="float" office:value="11.308999999999999" table:style-name="ce8">
            <text:p>11.309</text:p>
          </table:table-cell>
          <table:table-cell office:value-type="float" office:value="11.919" table:style-name="ce8">
            <text:p>11.919</text:p>
          </table:table-cell>
          <table:table-cell office:value-type="float" office:value="0.19500000000000001" table:style-name="ce8">
            <text:p>0.195</text:p>
          </table:table-cell>
          <table:table-cell office:value-type="float" office:value="21.698" table:style-name="ce8">
            <text:p>21.698</text:p>
          </table:table-cell>
          <table:table-cell office:value-type="float" office:value="3.165" table:style-name="ce8">
            <text:p>3.165</text:p>
          </table:table-cell>
          <table:table-cell office:value-type="float" office:value="1.353" table:style-name="ce8">
            <text:p>1.353</text:p>
          </table:table-cell>
          <table:table-cell office:value-type="float" office:value="11.706" table:style-name="ce8">
            <text:p>11.706</text:p>
          </table:table-cell>
          <table:table-cell office:value-type="float" office:value="10.087999999999999" table:style-name="ce8">
            <text:p>10.088</text:p>
          </table:table-cell>
          <table:table-cell office:value-type="float" office:value="1.22" table:style-name="ce8">
            <text:p>1.22</text:p>
          </table:table-cell>
          <table:table-cell office:value-type="float" office:value="2.2629999999999999" table:style-name="ce8">
            <text:p>2.263</text:p>
          </table:table-cell>
          <table:table-cell office:value-type="float" office:value="2.5819999999999999" table:style-name="ce8">
            <text:p>2.582</text:p>
          </table:table-cell>
          <table:table-cell office:value-type="float" office:value="1.76" table:style-name="ce8">
            <text:p>1.76</text:p>
          </table:table-cell>
          <table:table-cell office:value-type="float" office:value="4.7480000000000002" table:style-name="ce8">
            <text:p>4.748</text:p>
          </table:table-cell>
          <table:table-cell office:value-type="float" office:value="17.187999999999999" table:style-name="ce8">
            <text:p>17.188</text:p>
          </table:table-cell>
          <table:table-cell office:value-type="float" office:value="19.309999999999999" table:style-name="ce8">
            <text:p>19.31</text:p>
          </table:table-cell>
          <table:table-cell office:value-type="float" office:value="20.292000000000002" table:style-name="ce8">
            <text:p>20.292</text:p>
          </table:table-cell>
          <table:table-cell office:value-type="float" office:value="7.7370000000000001" table:style-name="ce8">
            <text:p>7.737</text:p>
          </table:table-cell>
          <table:table-cell office:value-type="float" office:value="7.7670000000000003" table:style-name="ce8">
            <text:p>7.767</text:p>
          </table:table-cell>
          <table:table-cell office:value-type="string" table:style-name="ce8">
            <text:p>8.862</text:p>
          </table:table-cell>
          <table:table-cell office:value-type="string" table:style-name="ce8">
            <text:p>3.104</text:p>
          </table:table-cell>
          <table:table-cell office:value-type="string" table:style-name="ce8">
            <text:p>25.035</text:p>
          </table:table-cell>
          <table:table-cell office:value-type="string" table:style-name="ce8">
            <text:p>39.325</text:p>
          </table:table-cell>
          <table:table-cell office:value-type="string" table:style-name="ce8">
            <text:p>0.621</text:p>
          </table:table-cell>
          <table:table-cell office:value-type="string" table:style-name="ce8">
            <text:p>38.033</text:p>
          </table:table-cell>
          <table:table-cell office:value-type="string" table:style-name="ce8">
            <text:p>42.91</text:p>
          </table:table-cell>
          <table:table-cell office:value-type="string" table:style-name="ce8">
            <text:p>23.673</text:p>
          </table:table-cell>
          <table:table-cell office:value-type="string" table:style-name="ce8">
            <text:p>36.972</text:p>
          </table:table-cell>
          <table:table-cell office:value-type="string" table:style-name="ce8">
            <text:p>35.159</text:p>
          </table:table-cell>
          <table:table-cell office:value-type="string" table:style-name="ce8">
            <text:p>23.813</text:p>
          </table:table-cell>
          <table:table-cell office:value-type="string" table:style-name="ce8">
            <text:p>2.544</text:p>
          </table:table-cell>
          <table:table-cell office:value-type="string" table:style-name="ce8">
            <text:p>4.166</text:p>
          </table:table-cell>
          <table:table-cell office:value-type="string" table:style-name="ce8">
            <text:p>8.101</text:p>
          </table:table-cell>
          <table:table-cell office:value-type="string" table:style-name="ce8">
            <text:p>10.354</text:p>
          </table:table-cell>
          <table:table-cell office:value-type="string" table:style-name="ce8">
            <text:p>15.872</text:p>
          </table:table-cell>
          <table:table-cell office:value-type="string" table:style-name="ce8">
            <text:p>3.104</text:p>
          </table:table-cell>
          <table:table-cell office:value-type="string" table:style-name="ce8">
            <text:p>39.565</text:p>
          </table:table-cell>
          <table:table-cell office:value-type="string" table:style-name="ce8">
            <text:p>9.469</text:p>
          </table:table-cell>
          <table:table-cell office:value-type="string" table:style-name="ce8">
            <text:p>31.888</text:p>
          </table:table-cell>
          <table:table-cell office:value-type="string" table:style-name="ce8">
            <text:p>26.072</text:p>
          </table:table-cell>
          <table:table-cell office:value-type="string" table:style-name="ce8">
            <text:p>5.947</text:p>
          </table:table-cell>
          <table:table-cell office:value-type="string" table:style-name="ce8">
            <text:p>2.123</text:p>
          </table:table-cell>
          <table:table-cell office:value-type="string" table:style-name="ce8">
            <text:p>1.268</text:p>
          </table:table-cell>
          <table:table-cell office:value-type="string" table:style-name="ce8">
            <text:p>1.519</text:p>
          </table:table-cell>
          <table:table-cell office:value-type="string" table:style-name="ce8">
            <text:p>1.882</text:p>
          </table:table-cell>
          <table:table-cell office:value-type="string" table:style-name="ce8">
            <text:p>1.268</text:p>
          </table:table-cell>
          <table:table-cell office:value-type="string" table:style-name="ce8">
            <text:p>2.717</text:p>
          </table:table-cell>
          <table:table-cell office:value-type="string" table:style-name="ce8">
            <text:p>9.066</text:p>
          </table:table-cell>
          <table:table-cell office:value-type="string" table:style-name="ce8">
            <text:p>43.275</text:p>
          </table:table-cell>
          <table:table-cell office:value-type="string" table:style-name="ce8">
            <text:p>17.241</text:p>
          </table:table-cell>
          <table:table-cell office:value-type="string" table:style-name="ce8">
            <text:p>43.21</text:p>
          </table:table-cell>
          <table:table-cell office:value-type="string" table:style-name="ce8">
            <text:p>57.797</text:p>
          </table:table-cell>
          <table:table-cell office:value-type="string" table:style-name="ce8">
            <text:p>32.317</text:p>
          </table:table-cell>
          <table:table-cell office:value-type="float" office:value="63.161999999999999" table:style-name="ce8">
            <text:p>63.162</text:p>
          </table:table-cell>
          <table:table-cell office:value-type="float" office:value="71.957999999999998" table:style-name="ce8">
            <text:p>71.958</text:p>
          </table:table-cell>
          <table:table-cell office:value-type="float" office:value="61.253999999999998" table:style-name="ce8">
            <text:p>61.254</text:p>
          </table:table-cell>
          <table:table-cell office:value-type="float" office:value="46.661999999999999" table:style-name="ce8">
            <text:p>46.662</text:p>
          </table:table-cell>
          <table:table-cell office:value-type="float" office:value="72.566000000000003" table:style-name="ce8">
            <text:p>72.566</text:p>
          </table:table-cell>
          <table:table-cell office:value-type="float" office:value="72.03" table:style-name="ce8">
            <text:p>72.03</text:p>
          </table:table-cell>
          <table:table-cell office:value-type="float" office:value="4.718" table:style-name="ce8">
            <text:p>4.718</text:p>
          </table:table-cell>
          <table:table-cell office:value-type="float" office:value="78.569000000000003" table:style-name="ce8">
            <text:p>78.569</text:p>
          </table:table-cell>
          <table:table-cell table:number-columns-repeated="16238"/>
        </table:table-row>
        <table:table-row table:style-name="ro6">
          <table:table-cell office:value-type="string" table:style-name="ce3">
            <text:p>J08: What is your religion?</text:p>
          </table:table-cell>
          <table:table-cell office:value-type="string" table:style-name="ce3">
            <text:p>Buddhist</text:p>
          </table:table-cell>
          <table:table-cell office:value-type="float" office:value="1547" table:style-name="ce8">
            <text:p>1547</text:p>
          </table:table-cell>
          <table:table-cell office:value-type="float" office:value="65.626000000000005" table:style-name="ce8">
            <text:p>65.626</text:p>
          </table:table-cell>
          <table:table-cell office:value-type="float" office:value="76.069999999999993" table:style-name="ce8">
            <text:p>76.07</text:p>
          </table:table-cell>
          <table:table-cell office:value-type="float" office:value="81.350999999999999" table:style-name="ce8">
            <text:p>81.351</text:p>
          </table:table-cell>
          <table:table-cell office:value-type="float" office:value="71.569000000000003" table:style-name="ce8">
            <text:p>71.569</text:p>
          </table:table-cell>
          <table:table-cell office:value-type="float" office:value="80.563000000000002" table:style-name="ce8">
            <text:p>80.563</text:p>
          </table:table-cell>
          <table:table-cell office:value-type="float" office:value="57.331000000000003" table:style-name="ce8">
            <text:p>57.331</text:p>
          </table:table-cell>
          <table:table-cell office:value-type="float" office:value="76.174000000000007" table:style-name="ce8">
            <text:p>76.174</text:p>
          </table:table-cell>
          <table:table-cell office:value-type="float" office:value="74.314999999999998" table:style-name="ce8">
            <text:p>74.315</text:p>
          </table:table-cell>
          <table:table-cell office:value-type="float" office:value="35.771000000000001" table:style-name="ce8">
            <text:p>35.771</text:p>
          </table:table-cell>
          <table:table-cell office:value-type="float" office:value="54.758000000000003" table:style-name="ce8">
            <text:p>54.758</text:p>
          </table:table-cell>
          <table:table-cell office:value-type="float" office:value="28.9" table:style-name="ce8">
            <text:p>28.9</text:p>
          </table:table-cell>
          <table:table-cell office:value-type="float" office:value="72.713999999999999" table:style-name="ce8">
            <text:p>72.714</text:p>
          </table:table-cell>
          <table:table-cell office:value-type="float" office:value="87.977000000000004" table:style-name="ce8">
            <text:p>87.977</text:p>
          </table:table-cell>
          <table:table-cell office:value-type="float" office:value="81.805999999999997" table:style-name="ce8">
            <text:p>81.806</text:p>
          </table:table-cell>
          <table:table-cell office:value-type="float" office:value="77.704999999999998" table:style-name="ce8">
            <text:p>77.705</text:p>
          </table:table-cell>
          <table:table-cell office:value-type="float" office:value="59.442" table:style-name="ce8">
            <text:p>59.442</text:p>
          </table:table-cell>
          <table:table-cell office:value-type="float" office:value="73.186999999999998" table:style-name="ce8">
            <text:p>73.187</text:p>
          </table:table-cell>
          <table:table-cell office:value-type="float" office:value="79.625" table:style-name="ce8">
            <text:p>79.625</text:p>
          </table:table-cell>
          <table:table-cell office:value-type="float" office:value="83.052999999999997" table:style-name="ce8">
            <text:p>83.053</text:p>
          </table:table-cell>
          <table:table-cell office:value-type="float" office:value="74.385999999999996" table:style-name="ce8">
            <text:p>74.386</text:p>
          </table:table-cell>
          <table:table-cell office:value-type="float" office:value="80.674000000000007" table:style-name="ce8">
            <text:p>80.674</text:p>
          </table:table-cell>
          <table:table-cell office:value-type="float" office:value="80.247" table:style-name="ce8">
            <text:p>80.247</text:p>
          </table:table-cell>
          <table:table-cell office:value-type="float" office:value="68.956999999999994" table:style-name="ce8">
            <text:p>68.957</text:p>
          </table:table-cell>
          <table:table-cell office:value-type="float" office:value="75.744" table:style-name="ce8">
            <text:p>75.744</text:p>
          </table:table-cell>
          <table:table-cell office:value-type="float" office:value="80.569999999999993" table:style-name="ce8">
            <text:p>80.57</text:p>
          </table:table-cell>
          <table:table-cell office:value-type="float" office:value="69.370999999999995" table:style-name="ce8">
            <text:p>69.371</text:p>
          </table:table-cell>
          <table:table-cell office:value-type="float" office:value="68.677000000000007" table:style-name="ce8">
            <text:p>68.677</text:p>
          </table:table-cell>
          <table:table-cell office:value-type="float" office:value="67.814999999999998" table:style-name="ce8">
            <text:p>67.815</text:p>
          </table:table-cell>
          <table:table-cell office:value-type="float" office:value="49.027999999999999" table:style-name="ce8">
            <text:p>49.028</text:p>
          </table:table-cell>
          <table:table-cell office:value-type="float" office:value="85.307000000000002" table:style-name="ce8">
            <text:p>85.307</text:p>
          </table:table-cell>
          <table:table-cell office:value-type="float" office:value="81.647000000000006" table:style-name="ce8">
            <text:p>81.647</text:p>
          </table:table-cell>
          <table:table-cell office:value-type="float" office:value="74.774000000000001" table:style-name="ce8">
            <text:p>74.774</text:p>
          </table:table-cell>
          <table:table-cell office:value-type="float" office:value="64.918999999999997" table:style-name="ce8">
            <text:p>64.919</text:p>
          </table:table-cell>
          <table:table-cell office:value-type="float" office:value="57.902000000000001" table:style-name="ce8">
            <text:p>57.902</text:p>
          </table:table-cell>
          <table:table-cell office:value-type="float" office:value="53.597000000000001" table:style-name="ce8">
            <text:p>53.597</text:p>
          </table:table-cell>
          <table:table-cell office:value-type="float" office:value="52.816000000000003" table:style-name="ce8">
            <text:p>52.816</text:p>
          </table:table-cell>
          <table:table-cell office:value-type="float" office:value="76.713999999999999" table:style-name="ce8">
            <text:p>76.714</text:p>
          </table:table-cell>
          <table:table-cell office:value-type="float" office:value="82.73" table:style-name="ce8">
            <text:p>82.73</text:p>
          </table:table-cell>
          <table:table-cell office:value-type="float" office:value="69.929000000000002" table:style-name="ce8">
            <text:p>69.929</text:p>
          </table:table-cell>
          <table:table-cell office:value-type="float" office:value="75.275000000000006" table:style-name="ce8">
            <text:p>75.275</text:p>
          </table:table-cell>
          <table:table-cell office:value-type="float" office:value="68.802999999999997" table:style-name="ce8">
            <text:p>68.803</text:p>
          </table:table-cell>
          <table:table-cell office:value-type="float" office:value="76.962999999999994" table:style-name="ce8">
            <text:p>76.963</text:p>
          </table:table-cell>
          <table:table-cell office:value-type="float" office:value="87.475999999999999" table:style-name="ce8">
            <text:p>87.476</text:p>
          </table:table-cell>
          <table:table-cell office:value-type="float" office:value="72.302000000000007" table:style-name="ce8">
            <text:p>72.302</text:p>
          </table:table-cell>
          <table:table-cell office:value-type="float" office:value="67.510999999999996" table:style-name="ce8">
            <text:p>67.511</text:p>
          </table:table-cell>
          <table:table-cell office:value-type="float" office:value="72.733000000000004" table:style-name="ce8">
            <text:p>72.733</text:p>
          </table:table-cell>
          <table:table-cell office:value-type="float" office:value="36.698999999999998" table:style-name="ce8">
            <text:p>36.699</text:p>
          </table:table-cell>
          <table:table-cell office:value-type="float" office:value="40.765000000000001" table:style-name="ce8">
            <text:p>40.765</text:p>
          </table:table-cell>
          <table:table-cell office:value-type="float" office:value="29.812000000000001" table:style-name="ce8">
            <text:p>29.812</text:p>
          </table:table-cell>
          <table:table-cell office:value-type="float" office:value="68.677000000000007" table:style-name="ce8">
            <text:p>68.677</text:p>
          </table:table-cell>
          <table:table-cell office:value-type="float" office:value="63.082999999999998" table:style-name="ce8">
            <text:p>63.083</text:p>
          </table:table-cell>
          <table:table-cell office:value-type="float" office:value="56.697000000000003" table:style-name="ce8">
            <text:p>56.697</text:p>
          </table:table-cell>
          <table:table-cell office:value-type="float" office:value="56.773000000000003" table:style-name="ce8">
            <text:p>56.773</text:p>
          </table:table-cell>
          <table:table-cell office:value-type="float" office:value="45.337000000000003" table:style-name="ce8">
            <text:p>45.337</text:p>
          </table:table-cell>
          <table:table-cell office:value-type="float" office:value="42.152999999999999" table:style-name="ce8">
            <text:p>42.153</text:p>
          </table:table-cell>
          <table:table-cell office:value-type="float" office:value="66.212000000000003" table:style-name="ce8">
            <text:p>66.212</text:p>
          </table:table-cell>
          <table:table-cell office:value-type="float" office:value="44.674999999999997" table:style-name="ce8">
            <text:p>44.675</text:p>
          </table:table-cell>
          <table:table-cell office:value-type="float" office:value="48.863999999999997" table:style-name="ce8">
            <text:p>48.864</text:p>
          </table:table-cell>
          <table:table-cell office:value-type="float" office:value="68.394000000000005" table:style-name="ce8">
            <text:p>68.394</text:p>
          </table:table-cell>
          <table:table-cell office:value-type="float" office:value="62.686999999999998" table:style-name="ce8">
            <text:p>62.687</text:p>
          </table:table-cell>
          <table:table-cell office:value-type="float" office:value="59.844000000000001" table:style-name="ce8">
            <text:p>59.844</text:p>
          </table:table-cell>
          <table:table-cell office:value-type="float" office:value="60.143000000000001" table:style-name="ce8">
            <text:p>60.143</text:p>
          </table:table-cell>
          <table:table-cell office:value-type="float" office:value="58.095999999999997" table:style-name="ce8">
            <text:p>58.096</text:p>
          </table:table-cell>
          <table:table-cell office:value-type="float" office:value="54.015999999999998" table:style-name="ce8">
            <text:p>54.016</text:p>
          </table:table-cell>
          <table:table-cell office:value-type="float" office:value="41.569000000000003" table:style-name="ce8">
            <text:p>41.569</text:p>
          </table:table-cell>
          <table:table-cell office:value-type="float" office:value="86.269000000000005" table:style-name="ce8">
            <text:p>86.269</text:p>
          </table:table-cell>
          <table:table-cell office:value-type="float" office:value="66.018000000000001" table:style-name="ce8">
            <text:p>66.018</text:p>
          </table:table-cell>
          <table:table-cell office:value-type="float" office:value="67.164000000000001" table:style-name="ce8">
            <text:p>67.164</text:p>
          </table:table-cell>
          <table:table-cell office:value-type="float" office:value="65.691999999999993" table:style-name="ce8">
            <text:p>65.692</text:p>
          </table:table-cell>
          <table:table-cell office:value-type="float" office:value="77.302000000000007" table:style-name="ce8">
            <text:p>77.302</text:p>
          </table:table-cell>
          <table:table-cell office:value-type="float" office:value="59.817999999999998" table:style-name="ce8">
            <text:p>59.818</text:p>
          </table:table-cell>
          <table:table-cell office:value-type="float" office:value="65.856999999999999" table:style-name="ce8">
            <text:p>65.857</text:p>
          </table:table-cell>
          <table:table-cell office:value-type="float" office:value="7.0540000000000003" table:style-name="ce8">
            <text:p>7.054</text:p>
          </table:table-cell>
          <table:table-cell office:value-type="float" office:value="10.843" table:style-name="ce8">
            <text:p>10.843</text:p>
          </table:table-cell>
          <table:table-cell office:value-type="float" office:value="28.085999999999999" table:style-name="ce8">
            <text:p>28.086</text:p>
          </table:table-cell>
          <table:table-cell office:value-type="float" office:value="54.017000000000003" table:style-name="ce8">
            <text:p>54.017</text:p>
          </table:table-cell>
          <table:table-cell office:value-type="float" office:value="85.653999999999996" table:style-name="ce8">
            <text:p>85.654</text:p>
          </table:table-cell>
          <table:table-cell office:value-type="float" office:value="64.784999999999997" table:style-name="ce8">
            <text:p>64.785</text:p>
          </table:table-cell>
          <table:table-cell office:value-type="float" office:value="66.643000000000001" table:style-name="ce8">
            <text:p>66.643</text:p>
          </table:table-cell>
          <table:table-cell office:value-type="float" office:value="14.266999999999999" table:style-name="ce8">
            <text:p>14.267</text:p>
          </table:table-cell>
          <table:table-cell office:value-type="float" office:value="18.635999999999999" table:style-name="ce8">
            <text:p>18.636</text:p>
          </table:table-cell>
          <table:table-cell office:value-type="float" office:value="9.5449999999999999" table:style-name="ce8">
            <text:p>9.545</text:p>
          </table:table-cell>
          <table:table-cell office:value-type="float" office:value="20.908999999999999" table:style-name="ce8">
            <text:p>20.909</text:p>
          </table:table-cell>
          <table:table-cell office:value-type="float" office:value="15.909000000000001" table:style-name="ce8">
            <text:p>15.909</text:p>
          </table:table-cell>
          <table:table-cell office:value-type="float" office:value="13.635999999999999" table:style-name="ce8">
            <text:p>13.636</text:p>
          </table:table-cell>
          <table:table-cell office:value-type="float" office:value="0.90900000000000003" table:style-name="ce8">
            <text:p>0.909</text:p>
          </table:table-cell>
          <table:table-cell office:value-type="float" office:value="26.818000000000001" table:style-name="ce8">
            <text:p>26.818</text:p>
          </table:table-cell>
          <table:table-cell office:value-type="float" office:value="5" table:style-name="ce8">
            <text:p>5</text:p>
          </table:table-cell>
          <table:table-cell office:value-type="float" office:value="1.3640000000000001" table:style-name="ce8">
            <text:p>1.364</text:p>
          </table:table-cell>
          <table:table-cell office:value-type="float" office:value="18.635999999999999" table:style-name="ce8">
            <text:p>18.636</text:p>
          </table:table-cell>
          <table:table-cell office:value-type="float" office:value="9.5449999999999999" table:style-name="ce8">
            <text:p>9.545</text:p>
          </table:table-cell>
          <table:table-cell office:value-type="float" office:value="0.90900000000000003" table:style-name="ce8">
            <text:p>0.909</text:p>
          </table:table-cell>
          <table:table-cell office:value-type="float" office:value="2.7269999999999999" table:style-name="ce8">
            <text:p>2.727</text:p>
          </table:table-cell>
          <table:table-cell office:value-type="float" office:value="5.4550000000000001" table:style-name="ce8">
            <text:p>5.455</text:p>
          </table:table-cell>
          <table:table-cell office:value-type="float" office:value="3.1819999999999999" table:style-name="ce8">
            <text:p>3.182</text:p>
          </table:table-cell>
          <table:table-cell office:value-type="float" office:value="7.7270000000000003" table:style-name="ce8">
            <text:p>7.727</text:p>
          </table:table-cell>
          <table:table-cell office:value-type="float" office:value="13.182" table:style-name="ce8">
            <text:p>13.182</text:p>
          </table:table-cell>
          <table:table-cell office:value-type="float" office:value="20" table:style-name="ce8">
            <text:p>20</text:p>
          </table:table-cell>
          <table:table-cell office:value-type="float" office:value="15" table:style-name="ce8">
            <text:p>15</text:p>
          </table:table-cell>
          <table:table-cell office:value-type="float" office:value="5.9089999999999998" table:style-name="ce8">
            <text:p>5.909</text:p>
          </table:table-cell>
          <table:table-cell office:value-type="float" office:value="12.573" table:style-name="ce8">
            <text:p>12.573</text:p>
          </table:table-cell>
          <table:table-cell office:value-type="string" table:style-name="ce8">
            <text:p>9.278</text:p>
          </table:table-cell>
          <table:table-cell office:value-type="string" table:style-name="ce8">
            <text:p>4.639</text:p>
          </table:table-cell>
          <table:table-cell office:value-type="string" table:style-name="ce8">
            <text:p>28.351</text:p>
          </table:table-cell>
          <table:table-cell office:value-type="string" table:style-name="ce8">
            <text:p>40.206</text:p>
          </table:table-cell>
          <table:table-cell office:value-type="string" table:style-name="ce8">
            <text:p>0.515</text:p>
          </table:table-cell>
          <table:table-cell office:value-type="string" table:style-name="ce8">
            <text:p>34.536</text:p>
          </table:table-cell>
          <table:table-cell office:value-type="string" table:style-name="ce8">
            <text:p>49.485</text:p>
          </table:table-cell>
          <table:table-cell office:value-type="string" table:style-name="ce8">
            <text:p>20.619</text:p>
          </table:table-cell>
          <table:table-cell office:value-type="string" table:style-name="ce8">
            <text:p>34.536</text:p>
          </table:table-cell>
          <table:table-cell office:value-type="string" table:style-name="ce8">
            <text:p>34.536</text:p>
          </table:table-cell>
          <table:table-cell office:value-type="string" table:style-name="ce8">
            <text:p>23.196</text:p>
          </table:table-cell>
          <table:table-cell office:value-type="string" table:style-name="ce8">
            <text:p>5.155</text:p>
          </table:table-cell>
          <table:table-cell office:value-type="string" table:style-name="ce8">
            <text:p>6.186</text:p>
          </table:table-cell>
          <table:table-cell office:value-type="string" table:style-name="ce8">
            <text:p>8.247</text:p>
          </table:table-cell>
          <table:table-cell office:value-type="string" table:style-name="ce8">
            <text:p>14.948</text:p>
          </table:table-cell>
          <table:table-cell office:value-type="string" table:style-name="ce8">
            <text:p>22.165</text:p>
          </table:table-cell>
          <table:table-cell office:value-type="string" table:style-name="ce8">
            <text:p>2.577</text:p>
          </table:table-cell>
          <table:table-cell office:value-type="string" table:style-name="ce8">
            <text:p>41.885</text:p>
          </table:table-cell>
          <table:table-cell office:value-type="string" table:style-name="ce8">
            <text:p>9.948</text:p>
          </table:table-cell>
          <table:table-cell office:value-type="string" table:style-name="ce8">
            <text:p>37.696</text:p>
          </table:table-cell>
          <table:table-cell office:value-type="string" table:style-name="ce8">
            <text:p>29.319</text:p>
          </table:table-cell>
          <table:table-cell office:value-type="string" table:style-name="ce8">
            <text:p>2.618</text:p>
          </table:table-cell>
          <table:table-cell office:value-type="string" table:style-name="ce8">
            <text:p>1.047</text:p>
          </table:table-cell>
          <table:table-cell office:value-type="string" table:style-name="ce8">
            <text:p>1.047</text:p>
          </table:table-cell>
          <table:table-cell office:value-type="string" table:style-name="ce8">
            <text:p>4.712</text:p>
          </table:table-cell>
          <table:table-cell office:value-type="string" table:style-name="ce8">
            <text:p>2.618</text:p>
          </table:table-cell>
          <table:table-cell office:value-type="string" table:style-name="ce8">
            <text:p>1.047</text:p>
          </table:table-cell>
          <table:table-cell office:value-type="string" table:style-name="ce8">
            <text:p>3.665</text:p>
          </table:table-cell>
          <table:table-cell office:value-type="string" table:style-name="ce8">
            <text:p>7.33</text:p>
          </table:table-cell>
          <table:table-cell office:value-type="string" table:style-name="ce8">
            <text:p>39.896</text:p>
          </table:table-cell>
          <table:table-cell office:value-type="string" table:style-name="ce8">
            <text:p>13.684</text:p>
          </table:table-cell>
          <table:table-cell office:value-type="string" table:style-name="ce8">
            <text:p>34.197</text:p>
          </table:table-cell>
          <table:table-cell office:value-type="string" table:style-name="ce8">
            <text:p>58.854</text:p>
          </table:table-cell>
          <table:table-cell office:value-type="string" table:style-name="ce8">
            <text:p>39.474</text:p>
          </table:table-cell>
          <table:table-cell office:value-type="float" office:value="58.918999999999997" table:style-name="ce8">
            <text:p>58.919</text:p>
          </table:table-cell>
          <table:table-cell office:value-type="float" office:value="65.558000000000007" table:style-name="ce8">
            <text:p>65.558</text:p>
          </table:table-cell>
          <table:table-cell office:value-type="float" office:value="57.244999999999997" table:style-name="ce8">
            <text:p>57.245</text:p>
          </table:table-cell>
          <table:table-cell office:value-type="float" office:value="42.436" table:style-name="ce8">
            <text:p>42.436</text:p>
          </table:table-cell>
          <table:table-cell office:value-type="float" office:value="70.546000000000006" table:style-name="ce8">
            <text:p>70.546</text:p>
          </table:table-cell>
          <table:table-cell office:value-type="float" office:value="72.917000000000002" table:style-name="ce8">
            <text:p>72.917</text:p>
          </table:table-cell>
          <table:table-cell office:value-type="float" office:value="6.1849999999999996" table:style-name="ce8">
            <text:p>6.185</text:p>
          </table:table-cell>
          <table:table-cell office:value-type="float" office:value="71.576999999999998" table:style-name="ce8">
            <text:p>71.577</text:p>
          </table:table-cell>
          <table:table-cell table:number-columns-repeated="16238"/>
        </table:table-row>
        <table:table-row table:style-name="ro6">
          <table:table-cell office:value-type="string" table:style-name="ce3">
            <text:p>J08: What is your religion?</text:p>
          </table:table-cell>
          <table:table-cell office:value-type="string" table:style-name="ce3">
            <text:p>Hindu</text:p>
          </table:table-cell>
          <table:table-cell office:value-type="float" office:value="4382" table:style-name="ce8">
            <text:p>4382</text:p>
          </table:table-cell>
          <table:table-cell office:value-type="float" office:value="71.706000000000003" table:style-name="ce8">
            <text:p>71.706</text:p>
          </table:table-cell>
          <table:table-cell office:value-type="float" office:value="81.039000000000001" table:style-name="ce8">
            <text:p>81.039</text:p>
          </table:table-cell>
          <table:table-cell office:value-type="float" office:value="86.671999999999997" table:style-name="ce8">
            <text:p>86.672</text:p>
          </table:table-cell>
          <table:table-cell office:value-type="float" office:value="75.805000000000007" table:style-name="ce8">
            <text:p>75.805</text:p>
          </table:table-cell>
          <table:table-cell office:value-type="float" office:value="84.631" table:style-name="ce8">
            <text:p>84.631</text:p>
          </table:table-cell>
          <table:table-cell office:value-type="float" office:value="64.784999999999997" table:style-name="ce8">
            <text:p>64.785</text:p>
          </table:table-cell>
          <table:table-cell office:value-type="float" office:value="80.819000000000003" table:style-name="ce8">
            <text:p>80.819</text:p>
          </table:table-cell>
          <table:table-cell office:value-type="float" office:value="79.796999999999997" table:style-name="ce8">
            <text:p>79.797</text:p>
          </table:table-cell>
          <table:table-cell office:value-type="float" office:value="33.695" table:style-name="ce8">
            <text:p>33.695</text:p>
          </table:table-cell>
          <table:table-cell office:value-type="float" office:value="60.198" table:style-name="ce8">
            <text:p>60.198</text:p>
          </table:table-cell>
          <table:table-cell office:value-type="float" office:value="25.713999999999999" table:style-name="ce8">
            <text:p>25.714</text:p>
          </table:table-cell>
          <table:table-cell office:value-type="float" office:value="75.191999999999993" table:style-name="ce8">
            <text:p>75.192</text:p>
          </table:table-cell>
          <table:table-cell office:value-type="float" office:value="92.533000000000001" table:style-name="ce8">
            <text:p>92.533</text:p>
          </table:table-cell>
          <table:table-cell office:value-type="float" office:value="86.534000000000006" table:style-name="ce8">
            <text:p>86.534</text:p>
          </table:table-cell>
          <table:table-cell office:value-type="float" office:value="83.77" table:style-name="ce8">
            <text:p>83.77</text:p>
          </table:table-cell>
          <table:table-cell office:value-type="float" office:value="66.513999999999996" table:style-name="ce8">
            <text:p>66.514</text:p>
          </table:table-cell>
          <table:table-cell office:value-type="float" office:value="75.629000000000005" table:style-name="ce8">
            <text:p>75.629</text:p>
          </table:table-cell>
          <table:table-cell office:value-type="float" office:value="84.811999999999998" table:style-name="ce8">
            <text:p>84.812</text:p>
          </table:table-cell>
          <table:table-cell office:value-type="float" office:value="88.558000000000007" table:style-name="ce8">
            <text:p>88.558</text:p>
          </table:table-cell>
          <table:table-cell office:value-type="float" office:value="78.881" table:style-name="ce8">
            <text:p>78.881</text:p>
          </table:table-cell>
          <table:table-cell office:value-type="float" office:value="83.715000000000003" table:style-name="ce8">
            <text:p>83.715</text:p>
          </table:table-cell>
          <table:table-cell office:value-type="float" office:value="83.119" table:style-name="ce8">
            <text:p>83.119</text:p>
          </table:table-cell>
          <table:table-cell office:value-type="float" office:value="74.471999999999994" table:style-name="ce8">
            <text:p>74.472</text:p>
          </table:table-cell>
          <table:table-cell office:value-type="float" office:value="79.515000000000001" table:style-name="ce8">
            <text:p>79.515</text:p>
          </table:table-cell>
          <table:table-cell office:value-type="float" office:value="82.662000000000006" table:style-name="ce8">
            <text:p>82.662</text:p>
          </table:table-cell>
          <table:table-cell office:value-type="float" office:value="74.914000000000001" table:style-name="ce8">
            <text:p>74.914</text:p>
          </table:table-cell>
          <table:table-cell office:value-type="float" office:value="76.927000000000007" table:style-name="ce8">
            <text:p>76.927</text:p>
          </table:table-cell>
          <table:table-cell office:value-type="float" office:value="71.700999999999993" table:style-name="ce8">
            <text:p>71.701</text:p>
          </table:table-cell>
          <table:table-cell office:value-type="float" office:value="51.86" table:style-name="ce8">
            <text:p>51.86</text:p>
          </table:table-cell>
          <table:table-cell office:value-type="float" office:value="87.596999999999994" table:style-name="ce8">
            <text:p>87.597</text:p>
          </table:table-cell>
          <table:table-cell office:value-type="float" office:value="85.900999999999996" table:style-name="ce8">
            <text:p>85.901</text:p>
          </table:table-cell>
          <table:table-cell office:value-type="float" office:value="80.430000000000007" table:style-name="ce8">
            <text:p>80.43</text:p>
          </table:table-cell>
          <table:table-cell office:value-type="float" office:value="73.641000000000005" table:style-name="ce8">
            <text:p>73.641</text:p>
          </table:table-cell>
          <table:table-cell office:value-type="float" office:value="63.253" table:style-name="ce8">
            <text:p>63.253</text:p>
          </table:table-cell>
          <table:table-cell office:value-type="float" office:value="62.316000000000003" table:style-name="ce8">
            <text:p>62.316</text:p>
          </table:table-cell>
          <table:table-cell office:value-type="float" office:value="59.661000000000001" table:style-name="ce8">
            <text:p>59.661</text:p>
          </table:table-cell>
          <table:table-cell office:value-type="float" office:value="81.063999999999993" table:style-name="ce8">
            <text:p>81.064</text:p>
          </table:table-cell>
          <table:table-cell office:value-type="float" office:value="87.722999999999999" table:style-name="ce8">
            <text:p>87.723</text:p>
          </table:table-cell>
          <table:table-cell office:value-type="float" office:value="77.224000000000004" table:style-name="ce8">
            <text:p>77.224</text:p>
          </table:table-cell>
          <table:table-cell office:value-type="float" office:value="77.185000000000002" table:style-name="ce8">
            <text:p>77.185</text:p>
          </table:table-cell>
          <table:table-cell office:value-type="float" office:value="78.611999999999995" table:style-name="ce8">
            <text:p>78.612</text:p>
          </table:table-cell>
          <table:table-cell office:value-type="float" office:value="83.608000000000004" table:style-name="ce8">
            <text:p>83.608</text:p>
          </table:table-cell>
          <table:table-cell office:value-type="float" office:value="89.790999999999997" table:style-name="ce8">
            <text:p>89.791</text:p>
          </table:table-cell>
          <table:table-cell office:value-type="float" office:value="80.665000000000006" table:style-name="ce8">
            <text:p>80.665</text:p>
          </table:table-cell>
          <table:table-cell office:value-type="float" office:value="70.92" table:style-name="ce8">
            <text:p>70.92</text:p>
          </table:table-cell>
          <table:table-cell office:value-type="float" office:value="74.994" table:style-name="ce8">
            <text:p>74.994</text:p>
          </table:table-cell>
          <table:table-cell office:value-type="float" office:value="33.822000000000003" table:style-name="ce8">
            <text:p>33.822</text:p>
          </table:table-cell>
          <table:table-cell office:value-type="float" office:value="37.095999999999997" table:style-name="ce8">
            <text:p>37.096</text:p>
          </table:table-cell>
          <table:table-cell office:value-type="float" office:value="29.936" table:style-name="ce8">
            <text:p>29.936</text:p>
          </table:table-cell>
          <table:table-cell office:value-type="float" office:value="73.194999999999993" table:style-name="ce8">
            <text:p>73.195</text:p>
          </table:table-cell>
          <table:table-cell office:value-type="float" office:value="66.811999999999998" table:style-name="ce8">
            <text:p>66.812</text:p>
          </table:table-cell>
          <table:table-cell office:value-type="float" office:value="61.493000000000002" table:style-name="ce8">
            <text:p>61.493</text:p>
          </table:table-cell>
          <table:table-cell office:value-type="float" office:value="62.786999999999999" table:style-name="ce8">
            <text:p>62.787</text:p>
          </table:table-cell>
          <table:table-cell office:value-type="float" office:value="53.725999999999999" table:style-name="ce8">
            <text:p>53.726</text:p>
          </table:table-cell>
          <table:table-cell office:value-type="float" office:value="49.564999999999998" table:style-name="ce8">
            <text:p>49.565</text:p>
          </table:table-cell>
          <table:table-cell office:value-type="float" office:value="73.462000000000003" table:style-name="ce8">
            <text:p>73.462</text:p>
          </table:table-cell>
          <table:table-cell office:value-type="float" office:value="49.231999999999999" table:style-name="ce8">
            <text:p>49.232</text:p>
          </table:table-cell>
          <table:table-cell office:value-type="float" office:value="51.067" table:style-name="ce8">
            <text:p>51.067</text:p>
          </table:table-cell>
          <table:table-cell office:value-type="float" office:value="78.971000000000004" table:style-name="ce8">
            <text:p>78.971</text:p>
          </table:table-cell>
          <table:table-cell office:value-type="float" office:value="74.828000000000003" table:style-name="ce8">
            <text:p>74.828</text:p>
          </table:table-cell>
          <table:table-cell office:value-type="float" office:value="66.459999999999994" table:style-name="ce8">
            <text:p>66.46</text:p>
          </table:table-cell>
          <table:table-cell office:value-type="float" office:value="69.971999999999994" table:style-name="ce8">
            <text:p>69.972</text:p>
          </table:table-cell>
          <table:table-cell office:value-type="float" office:value="66.346000000000004" table:style-name="ce8">
            <text:p>66.346</text:p>
          </table:table-cell>
          <table:table-cell office:value-type="float" office:value="59.149000000000001" table:style-name="ce8">
            <text:p>59.149</text:p>
          </table:table-cell>
          <table:table-cell office:value-type="float" office:value="48.463000000000001" table:style-name="ce8">
            <text:p>48.463</text:p>
          </table:table-cell>
          <table:table-cell office:value-type="float" office:value="92.462000000000003" table:style-name="ce8">
            <text:p>92.462</text:p>
          </table:table-cell>
          <table:table-cell office:value-type="float" office:value="68.575000000000003" table:style-name="ce8">
            <text:p>68.575</text:p>
          </table:table-cell>
          <table:table-cell office:value-type="float" office:value="70.784000000000006" table:style-name="ce8">
            <text:p>70.784</text:p>
          </table:table-cell>
          <table:table-cell office:value-type="float" office:value="64.8" table:style-name="ce8">
            <text:p>64.8</text:p>
          </table:table-cell>
          <table:table-cell office:value-type="float" office:value="77.203999999999994" table:style-name="ce8">
            <text:p>77.204</text:p>
          </table:table-cell>
          <table:table-cell office:value-type="float" office:value="66.881" table:style-name="ce8">
            <text:p>66.881</text:p>
          </table:table-cell>
          <table:table-cell office:value-type="float" office:value="70.430999999999997" table:style-name="ce8">
            <text:p>70.431</text:p>
          </table:table-cell>
          <table:table-cell office:value-type="float" office:value="4.1669999999999998" table:style-name="ce8">
            <text:p>4.167</text:p>
          </table:table-cell>
          <table:table-cell office:value-type="float" office:value="8.6560000000000006" table:style-name="ce8">
            <text:p>8.656</text:p>
          </table:table-cell>
          <table:table-cell office:value-type="float" office:value="25.966999999999999" table:style-name="ce8">
            <text:p>25.967</text:p>
          </table:table-cell>
          <table:table-cell office:value-type="float" office:value="61.210999999999999" table:style-name="ce8">
            <text:p>61.211</text:p>
          </table:table-cell>
          <table:table-cell office:value-type="float" office:value="83.262" table:style-name="ce8">
            <text:p>83.262</text:p>
          </table:table-cell>
          <table:table-cell office:value-type="float" office:value="63.991" table:style-name="ce8">
            <text:p>63.991</text:p>
          </table:table-cell>
          <table:table-cell office:value-type="float" office:value="70.043000000000006" table:style-name="ce8">
            <text:p>70.043</text:p>
          </table:table-cell>
          <table:table-cell office:value-type="float" office:value="9.8810000000000002" table:style-name="ce8">
            <text:p>9.881</text:p>
          </table:table-cell>
          <table:table-cell office:value-type="float" office:value="13.52" table:style-name="ce8">
            <text:p>13.52</text:p>
          </table:table-cell>
          <table:table-cell office:value-type="float" office:value="12.821" table:style-name="ce8">
            <text:p>12.821</text:p>
          </table:table-cell>
          <table:table-cell office:value-type="float" office:value="9.7899999999999991" table:style-name="ce8">
            <text:p>9.79</text:p>
          </table:table-cell>
          <table:table-cell office:value-type="float" office:value="41.259" table:style-name="ce8">
            <text:p>41.259</text:p>
          </table:table-cell>
          <table:table-cell office:value-type="float" office:value="10.023" table:style-name="ce8">
            <text:p>10.023</text:p>
          </table:table-cell>
          <table:table-cell office:value-type="float" office:value="0.46600000000000003" table:style-name="ce8">
            <text:p>0.466</text:p>
          </table:table-cell>
          <table:table-cell office:value-type="float" office:value="33.332999999999998" table:style-name="ce8">
            <text:p>33.333</text:p>
          </table:table-cell>
          <table:table-cell office:value-type="float" office:value="8.1590000000000007" table:style-name="ce8">
            <text:p>8.159</text:p>
          </table:table-cell>
          <table:table-cell office:value-type="float" office:value="0.93200000000000005" table:style-name="ce8">
            <text:p>0.932</text:p>
          </table:table-cell>
          <table:table-cell office:value-type="float" office:value="8.3919999999999995" table:style-name="ce8">
            <text:p>8.392</text:p>
          </table:table-cell>
          <table:table-cell office:value-type="float" office:value="9.7899999999999991" table:style-name="ce8">
            <text:p>9.79</text:p>
          </table:table-cell>
          <table:table-cell office:value-type="float" office:value="2.331" table:style-name="ce8">
            <text:p>2.331</text:p>
          </table:table-cell>
          <table:table-cell office:value-type="float" office:value="5.8280000000000003" table:style-name="ce8">
            <text:p>5.828</text:p>
          </table:table-cell>
          <table:table-cell office:value-type="float" office:value="1.399" table:style-name="ce8">
            <text:p>1.399</text:p>
          </table:table-cell>
          <table:table-cell office:value-type="float" office:value="0.69899999999999995" table:style-name="ce8">
            <text:p>0.699</text:p>
          </table:table-cell>
          <table:table-cell office:value-type="float" office:value="5.8280000000000003" table:style-name="ce8">
            <text:p>5.828</text:p>
          </table:table-cell>
          <table:table-cell office:value-type="float" office:value="16.55" table:style-name="ce8">
            <text:p>16.55</text:p>
          </table:table-cell>
          <table:table-cell office:value-type="float" office:value="17.248999999999999" table:style-name="ce8">
            <text:p>17.249</text:p>
          </table:table-cell>
          <table:table-cell office:value-type="float" office:value="19.579999999999998" table:style-name="ce8">
            <text:p>19.58</text:p>
          </table:table-cell>
          <table:table-cell office:value-type="float" office:value="8.3919999999999995" table:style-name="ce8">
            <text:p>8.392</text:p>
          </table:table-cell>
          <table:table-cell office:value-type="float" office:value="7.3860000000000001" table:style-name="ce8">
            <text:p>7.386</text:p>
          </table:table-cell>
          <table:table-cell office:value-type="string" table:style-name="ce8">
            <text:p>12.773</text:p>
          </table:table-cell>
          <table:table-cell office:value-type="string" table:style-name="ce8">
            <text:p>1.246</text:p>
          </table:table-cell>
          <table:table-cell office:value-type="string" table:style-name="ce8">
            <text:p>30.841</text:p>
          </table:table-cell>
          <table:table-cell office:value-type="string" table:style-name="ce8">
            <text:p>38.629</text:p>
          </table:table-cell>
          <table:table-cell office:value-type="string" table:style-name="ce8">
            <text:p>0.623</text:p>
          </table:table-cell>
          <table:table-cell office:value-type="string" table:style-name="ce8">
            <text:p>38.941</text:p>
          </table:table-cell>
          <table:table-cell office:value-type="string" table:style-name="ce8">
            <text:p>49.533</text:p>
          </table:table-cell>
          <table:table-cell office:value-type="string" table:style-name="ce8">
            <text:p>23.988</text:p>
          </table:table-cell>
          <table:table-cell office:value-type="string" table:style-name="ce8">
            <text:p>49.533</text:p>
          </table:table-cell>
          <table:table-cell office:value-type="string" table:style-name="ce8">
            <text:p>37.383</text:p>
          </table:table-cell>
          <table:table-cell office:value-type="string" table:style-name="ce8">
            <text:p>32.087</text:p>
          </table:table-cell>
          <table:table-cell office:value-type="string" table:style-name="ce8">
            <text:p>2.804</text:p>
          </table:table-cell>
          <table:table-cell office:value-type="string" table:style-name="ce8">
            <text:p>7.477</text:p>
          </table:table-cell>
          <table:table-cell office:value-type="string" table:style-name="ce8">
            <text:p>8.411</text:p>
          </table:table-cell>
          <table:table-cell office:value-type="string" table:style-name="ce8">
            <text:p>9.969</text:p>
          </table:table-cell>
          <table:table-cell office:value-type="string" table:style-name="ce8">
            <text:p>18.069</text:p>
          </table:table-cell>
          <table:table-cell office:value-type="string" table:style-name="ce8">
            <text:p>3.115</text:p>
          </table:table-cell>
          <table:table-cell office:value-type="string" table:style-name="ce8">
            <text:p>40.938</text:p>
          </table:table-cell>
          <table:table-cell office:value-type="string" table:style-name="ce8">
            <text:p>8.125</text:p>
          </table:table-cell>
          <table:table-cell office:value-type="string" table:style-name="ce8">
            <text:p>40.313</text:p>
          </table:table-cell>
          <table:table-cell office:value-type="string" table:style-name="ce8">
            <text:p>26.25</text:p>
          </table:table-cell>
          <table:table-cell office:value-type="string" table:style-name="ce8">
            <text:p>4.688</text:p>
          </table:table-cell>
          <table:table-cell office:value-type="string" table:style-name="ce8">
            <text:p>2.5</text:p>
          </table:table-cell>
          <table:table-cell office:value-type="string" table:style-name="ce8">
            <text:p>0.625</text:p>
          </table:table-cell>
          <table:table-cell office:value-type="string" table:style-name="ce8">
            <text:p>2.188</text:p>
          </table:table-cell>
          <table:table-cell office:value-type="string" table:style-name="ce8">
            <text:p>1.875</text:p>
          </table:table-cell>
          <table:table-cell office:value-type="string" table:style-name="ce8">
            <text:p>1.875</text:p>
          </table:table-cell>
          <table:table-cell office:value-type="string" table:style-name="ce8">
            <text:p>1.563</text:p>
          </table:table-cell>
          <table:table-cell office:value-type="string" table:style-name="ce8">
            <text:p>11.563</text:p>
          </table:table-cell>
          <table:table-cell office:value-type="string" table:style-name="ce8">
            <text:p>46.13</text:p>
          </table:table-cell>
          <table:table-cell office:value-type="string" table:style-name="ce8">
            <text:p>15.361</text:p>
          </table:table-cell>
          <table:table-cell office:value-type="string" table:style-name="ce8">
            <text:p>38.125</text:p>
          </table:table-cell>
          <table:table-cell office:value-type="string" table:style-name="ce8">
            <text:p>54.658</text:p>
          </table:table-cell>
          <table:table-cell office:value-type="string" table:style-name="ce8">
            <text:p>41.611</text:p>
          </table:table-cell>
          <table:table-cell office:value-type="float" office:value="61.838999999999999" table:style-name="ce8">
            <text:p>61.839</text:p>
          </table:table-cell>
          <table:table-cell office:value-type="float" office:value="69.742000000000004" table:style-name="ce8">
            <text:p>69.742</text:p>
          </table:table-cell>
          <table:table-cell office:value-type="float" office:value="62.101999999999997" table:style-name="ce8">
            <text:p>62.102</text:p>
          </table:table-cell>
          <table:table-cell office:value-type="float" office:value="40.613" table:style-name="ce8">
            <text:p>40.613</text:p>
          </table:table-cell>
          <table:table-cell office:value-type="float" office:value="79.995000000000005" table:style-name="ce8">
            <text:p>79.995</text:p>
          </table:table-cell>
          <table:table-cell office:value-type="float" office:value="74.724999999999994" table:style-name="ce8">
            <text:p>74.725</text:p>
          </table:table-cell>
          <table:table-cell office:value-type="float" office:value="5.1349999999999998" table:style-name="ce8">
            <text:p>5.135</text:p>
          </table:table-cell>
          <table:table-cell office:value-type="float" office:value="75.292000000000002" table:style-name="ce8">
            <text:p>75.292</text:p>
          </table:table-cell>
          <table:table-cell table:number-columns-repeated="16238"/>
        </table:table-row>
        <table:table-row table:style-name="ro6">
          <table:table-cell office:value-type="string" table:style-name="ce3">
            <text:p>J08: What is your religion?</text:p>
          </table:table-cell>
          <table:table-cell office:value-type="string" table:style-name="ce3">
            <text:p>Jewish</text:p>
          </table:table-cell>
          <table:table-cell office:value-type="float" office:value="1157" table:style-name="ce8">
            <text:p>1157</text:p>
          </table:table-cell>
          <table:table-cell office:value-type="float" office:value="64.224999999999994" table:style-name="ce8">
            <text:p>64.225</text:p>
          </table:table-cell>
          <table:table-cell office:value-type="float" office:value="76.628" table:style-name="ce8">
            <text:p>76.628</text:p>
          </table:table-cell>
          <table:table-cell office:value-type="float" office:value="77.831000000000003" table:style-name="ce8">
            <text:p>77.831</text:p>
          </table:table-cell>
          <table:table-cell office:value-type="float" office:value="70.061000000000007" table:style-name="ce8">
            <text:p>70.061</text:p>
          </table:table-cell>
          <table:table-cell office:value-type="float" office:value="82.828999999999994" table:style-name="ce8">
            <text:p>82.829</text:p>
          </table:table-cell>
          <table:table-cell office:value-type="float" office:value="54.372" table:style-name="ce8">
            <text:p>54.372</text:p>
          </table:table-cell>
          <table:table-cell office:value-type="float" office:value="79.695999999999998" table:style-name="ce8">
            <text:p>79.696</text:p>
          </table:table-cell>
          <table:table-cell office:value-type="float" office:value="72.129000000000005" table:style-name="ce8">
            <text:p>72.129</text:p>
          </table:table-cell>
          <table:table-cell office:value-type="float" office:value="36.213999999999999" table:style-name="ce8">
            <text:p>36.214</text:p>
          </table:table-cell>
          <table:table-cell office:value-type="float" office:value="52.996000000000002" table:style-name="ce8">
            <text:p>52.996</text:p>
          </table:table-cell>
          <table:table-cell office:value-type="float" office:value="28.506" table:style-name="ce8">
            <text:p>28.506</text:p>
          </table:table-cell>
          <table:table-cell office:value-type="float" office:value="72.706999999999994" table:style-name="ce8">
            <text:p>72.707</text:p>
          </table:table-cell>
          <table:table-cell office:value-type="float" office:value="89.879000000000005" table:style-name="ce8">
            <text:p>89.879</text:p>
          </table:table-cell>
          <table:table-cell office:value-type="float" office:value="80.433000000000007" table:style-name="ce8">
            <text:p>80.433</text:p>
          </table:table-cell>
          <table:table-cell office:value-type="float" office:value="78.677000000000007" table:style-name="ce8">
            <text:p>78.677</text:p>
          </table:table-cell>
          <table:table-cell office:value-type="float" office:value="57.95" table:style-name="ce8">
            <text:p>57.95</text:p>
          </table:table-cell>
          <table:table-cell office:value-type="float" office:value="76.231999999999999" table:style-name="ce8">
            <text:p>76.232</text:p>
          </table:table-cell>
          <table:table-cell office:value-type="float" office:value="75.540000000000006" table:style-name="ce8">
            <text:p>75.54</text:p>
          </table:table-cell>
          <table:table-cell office:value-type="float" office:value="80.120999999999995" table:style-name="ce8">
            <text:p>80.121</text:p>
          </table:table-cell>
          <table:table-cell office:value-type="float" office:value="72.688000000000002" table:style-name="ce8">
            <text:p>72.688</text:p>
          </table:table-cell>
          <table:table-cell office:value-type="float" office:value="85.022000000000006" table:style-name="ce8">
            <text:p>85.022</text:p>
          </table:table-cell>
          <table:table-cell office:value-type="float" office:value="83.072999999999993" table:style-name="ce8">
            <text:p>83.073</text:p>
          </table:table-cell>
          <table:table-cell office:value-type="float" office:value="62.944000000000003" table:style-name="ce8">
            <text:p>62.944</text:p>
          </table:table-cell>
          <table:table-cell office:value-type="float" office:value="77.662000000000006" table:style-name="ce8">
            <text:p>77.662</text:p>
          </table:table-cell>
          <table:table-cell office:value-type="float" office:value="81.488" table:style-name="ce8">
            <text:p>81.488</text:p>
          </table:table-cell>
          <table:table-cell office:value-type="float" office:value="66.608999999999995" table:style-name="ce8">
            <text:p>66.609</text:p>
          </table:table-cell>
          <table:table-cell office:value-type="float" office:value="63.518000000000001" table:style-name="ce8">
            <text:p>63.518</text:p>
          </table:table-cell>
          <table:table-cell office:value-type="float" office:value="69.376999999999995" table:style-name="ce8">
            <text:p>69.377</text:p>
          </table:table-cell>
          <table:table-cell office:value-type="float" office:value="38.161000000000001" table:style-name="ce8">
            <text:p>38.161</text:p>
          </table:table-cell>
          <table:table-cell office:value-type="float" office:value="86.948999999999998" table:style-name="ce8">
            <text:p>86.949</text:p>
          </table:table-cell>
          <table:table-cell office:value-type="float" office:value="84.834999999999994" table:style-name="ce8">
            <text:p>84.835</text:p>
          </table:table-cell>
          <table:table-cell office:value-type="float" office:value="76.816999999999993" table:style-name="ce8">
            <text:p>76.817</text:p>
          </table:table-cell>
          <table:table-cell office:value-type="float" office:value="63.982999999999997" table:style-name="ce8">
            <text:p>63.983</text:p>
          </table:table-cell>
          <table:table-cell office:value-type="float" office:value="50.476999999999997" table:style-name="ce8">
            <text:p>50.477</text:p>
          </table:table-cell>
          <table:table-cell office:value-type="float" office:value="54.679000000000002" table:style-name="ce8">
            <text:p>54.679</text:p>
          </table:table-cell>
          <table:table-cell office:value-type="float" office:value="48.308999999999997" table:style-name="ce8">
            <text:p>48.309</text:p>
          </table:table-cell>
          <table:table-cell office:value-type="float" office:value="83.045000000000002" table:style-name="ce8">
            <text:p>83.045</text:p>
          </table:table-cell>
          <table:table-cell office:value-type="float" office:value="87.694999999999993" table:style-name="ce8">
            <text:p>87.695</text:p>
          </table:table-cell>
          <table:table-cell office:value-type="float" office:value="72.049000000000007" table:style-name="ce8">
            <text:p>72.049</text:p>
          </table:table-cell>
          <table:table-cell office:value-type="float" office:value="76.016999999999996" table:style-name="ce8">
            <text:p>76.017</text:p>
          </table:table-cell>
          <table:table-cell office:value-type="float" office:value="70.7" table:style-name="ce8">
            <text:p>70.7</text:p>
          </table:table-cell>
          <table:table-cell office:value-type="float" office:value="73.506" table:style-name="ce8">
            <text:p>73.506</text:p>
          </table:table-cell>
          <table:table-cell office:value-type="float" office:value="87.531999999999996" table:style-name="ce8">
            <text:p>87.532</text:p>
          </table:table-cell>
          <table:table-cell office:value-type="float" office:value="72.507000000000005" table:style-name="ce8">
            <text:p>72.507</text:p>
          </table:table-cell>
          <table:table-cell office:value-type="float" office:value="63.008000000000003" table:style-name="ce8">
            <text:p>63.008</text:p>
          </table:table-cell>
          <table:table-cell office:value-type="float" office:value="65.427999999999997" table:style-name="ce8">
            <text:p>65.428</text:p>
          </table:table-cell>
          <table:table-cell office:value-type="float" office:value="36.073" table:style-name="ce8">
            <text:p>36.073</text:p>
          </table:table-cell>
          <table:table-cell office:value-type="float" office:value="40.779000000000003" table:style-name="ce8">
            <text:p>40.779</text:p>
          </table:table-cell>
          <table:table-cell office:value-type="float" office:value="31.893000000000001" table:style-name="ce8">
            <text:p>31.893</text:p>
          </table:table-cell>
          <table:table-cell office:value-type="float" office:value="71.997" table:style-name="ce8">
            <text:p>71.997</text:p>
          </table:table-cell>
          <table:table-cell office:value-type="float" office:value="65.483999999999995" table:style-name="ce8">
            <text:p>65.484</text:p>
          </table:table-cell>
          <table:table-cell office:value-type="float" office:value="50.26" table:style-name="ce8">
            <text:p>50.26</text:p>
          </table:table-cell>
          <table:table-cell office:value-type="float" office:value="58.838999999999999" table:style-name="ce8">
            <text:p>58.839</text:p>
          </table:table-cell>
          <table:table-cell office:value-type="float" office:value="38.807000000000002" table:style-name="ce8">
            <text:p>38.807</text:p>
          </table:table-cell>
          <table:table-cell office:value-type="float" office:value="34.228999999999999" table:style-name="ce8">
            <text:p>34.229</text:p>
          </table:table-cell>
          <table:table-cell office:value-type="float" office:value="66.061000000000007" table:style-name="ce8">
            <text:p>66.061</text:p>
          </table:table-cell>
          <table:table-cell office:value-type="float" office:value="39.307000000000002" table:style-name="ce8">
            <text:p>39.307</text:p>
          </table:table-cell>
          <table:table-cell office:value-type="float" office:value="51.860999999999997" table:style-name="ce8">
            <text:p>51.861</text:p>
          </table:table-cell>
          <table:table-cell office:value-type="float" office:value="68.539000000000001" table:style-name="ce8">
            <text:p>68.539</text:p>
          </table:table-cell>
          <table:table-cell office:value-type="float" office:value="63.55" table:style-name="ce8">
            <text:p>63.55</text:p>
          </table:table-cell>
          <table:table-cell office:value-type="float" office:value="55.930999999999997" table:style-name="ce8">
            <text:p>55.931</text:p>
          </table:table-cell>
          <table:table-cell office:value-type="float" office:value="54.418999999999997" table:style-name="ce8">
            <text:p>54.419</text:p>
          </table:table-cell>
          <table:table-cell office:value-type="float" office:value="50.996000000000002" table:style-name="ce8">
            <text:p>50.996</text:p>
          </table:table-cell>
          <table:table-cell office:value-type="float" office:value="52.941000000000003" table:style-name="ce8">
            <text:p>52.941</text:p>
          </table:table-cell>
          <table:table-cell office:value-type="float" office:value="35.82" table:style-name="ce8">
            <text:p>35.82</text:p>
          </table:table-cell>
          <table:table-cell office:value-type="float" office:value="89.792000000000002" table:style-name="ce8">
            <text:p>89.792</text:p>
          </table:table-cell>
          <table:table-cell office:value-type="float" office:value="70.415000000000006" table:style-name="ce8">
            <text:p>70.415</text:p>
          </table:table-cell>
          <table:table-cell office:value-type="float" office:value="68.512" table:style-name="ce8">
            <text:p>68.512</text:p>
          </table:table-cell>
          <table:table-cell office:value-type="float" office:value="69.463999999999999" table:style-name="ce8">
            <text:p>69.464</text:p>
          </table:table-cell>
          <table:table-cell office:value-type="float" office:value="75.930999999999997" table:style-name="ce8">
            <text:p>75.931</text:p>
          </table:table-cell>
          <table:table-cell office:value-type="float" office:value="61.005000000000003" table:style-name="ce8">
            <text:p>61.005</text:p>
          </table:table-cell>
          <table:table-cell office:value-type="float" office:value="71.379000000000005" table:style-name="ce8">
            <text:p>71.379</text:p>
          </table:table-cell>
          <table:table-cell office:value-type="float" office:value="6.5270000000000001" table:style-name="ce8">
            <text:p>6.527</text:p>
          </table:table-cell>
          <table:table-cell office:value-type="float" office:value="16.536000000000001" table:style-name="ce8">
            <text:p>16.536</text:p>
          </table:table-cell>
          <table:table-cell office:value-type="float" office:value="38.728999999999999" table:style-name="ce8">
            <text:p>38.729</text:p>
          </table:table-cell>
          <table:table-cell office:value-type="float" office:value="38.207000000000001" table:style-name="ce8">
            <text:p>38.207</text:p>
          </table:table-cell>
          <table:table-cell office:value-type="float" office:value="90.087999999999994" table:style-name="ce8">
            <text:p>90.088</text:p>
          </table:table-cell>
          <table:table-cell office:value-type="float" office:value="60.088000000000001" table:style-name="ce8">
            <text:p>60.088</text:p>
          </table:table-cell>
          <table:table-cell office:value-type="float" office:value="68.078000000000003" table:style-name="ce8">
            <text:p>68.078</text:p>
          </table:table-cell>
          <table:table-cell office:value-type="float" office:value="12.446" table:style-name="ce8">
            <text:p>12.446</text:p>
          </table:table-cell>
          <table:table-cell office:value-type="float" office:value="25" table:style-name="ce8">
            <text:p>25</text:p>
          </table:table-cell>
          <table:table-cell office:value-type="float" office:value="12.5" table:style-name="ce8">
            <text:p>12.5</text:p>
          </table:table-cell>
          <table:table-cell office:value-type="float" office:value="15.278" table:style-name="ce8">
            <text:p>15.278</text:p>
          </table:table-cell>
          <table:table-cell office:value-type="float" office:value="13.888999999999999" table:style-name="ce8">
            <text:p>13.889</text:p>
          </table:table-cell>
          <table:table-cell office:value-type="float" office:value="19.443999999999999" table:style-name="ce8">
            <text:p>19.444</text:p>
          </table:table-cell>
          <table:table-cell office:value-type="float" office:value="1.389" table:style-name="ce8">
            <text:p>1.389</text:p>
          </table:table-cell>
          <table:table-cell office:value-type="float" office:value="29.167000000000002" table:style-name="ce8">
            <text:p>29.167</text:p>
          </table:table-cell>
          <table:table-cell office:value-type="float" office:value="4.1669999999999998" table:style-name="ce8">
            <text:p>4.167</text:p>
          </table:table-cell>
          <table:table-cell office:value-type="float" office:value="2.0830000000000002" table:style-name="ce8">
            <text:p>2.083</text:p>
          </table:table-cell>
          <table:table-cell office:value-type="float" office:value="11.805999999999999" table:style-name="ce8">
            <text:p>11.806</text:p>
          </table:table-cell>
          <table:table-cell office:value-type="float" office:value="8.3330000000000002" table:style-name="ce8">
            <text:p>8.333</text:p>
          </table:table-cell>
          <table:table-cell office:value-type="float" office:value="2.0830000000000002" table:style-name="ce8">
            <text:p>2.083</text:p>
          </table:table-cell>
          <table:table-cell office:value-type="float" office:value="11.805999999999999" table:style-name="ce8">
            <text:p>11.806</text:p>
          </table:table-cell>
          <table:table-cell office:value-type="float" office:value="2.778" table:style-name="ce8">
            <text:p>2.778</text:p>
          </table:table-cell>
          <table:table-cell office:value-type="float" office:value="4.1669999999999998" table:style-name="ce8">
            <text:p>4.167</text:p>
          </table:table-cell>
          <table:table-cell office:value-type="float" office:value="3.472" table:style-name="ce8">
            <text:p>3.472</text:p>
          </table:table-cell>
          <table:table-cell office:value-type="float" office:value="18.75" table:style-name="ce8">
            <text:p>18.75</text:p>
          </table:table-cell>
          <table:table-cell office:value-type="float" office:value="17.361000000000001" table:style-name="ce8">
            <text:p>17.361</text:p>
          </table:table-cell>
          <table:table-cell office:value-type="float" office:value="17.361000000000001" table:style-name="ce8">
            <text:p>17.361</text:p>
          </table:table-cell>
          <table:table-cell office:value-type="float" office:value="3.472" table:style-name="ce8">
            <text:p>3.472</text:p>
          </table:table-cell>
          <table:table-cell office:value-type="float" office:value="12.715999999999999" table:style-name="ce8">
            <text:p>12.716</text:p>
          </table:table-cell>
          <table:table-cell office:value-type="string" table:style-name="ce8">
            <text:p>14.286</text:p>
          </table:table-cell>
          <table:table-cell office:value-type="string" table:style-name="ce8">
            <text:p>10.884</text:p>
          </table:table-cell>
          <table:table-cell office:value-type="string" table:style-name="ce8">
            <text:p>27.891</text:p>
          </table:table-cell>
          <table:table-cell office:value-type="string" table:style-name="ce8">
            <text:p>35.374</text:p>
          </table:table-cell>
          <table:table-cell office:value-type="string" table:style-name="ce8">
            <text:p>4.082</text:p>
          </table:table-cell>
          <table:table-cell office:value-type="string" table:style-name="ce8">
            <text:p>39.456</text:p>
          </table:table-cell>
          <table:table-cell office:value-type="string" table:style-name="ce8">
            <text:p>48.98</text:p>
          </table:table-cell>
          <table:table-cell office:value-type="string" table:style-name="ce8">
            <text:p>27.211</text:p>
          </table:table-cell>
          <table:table-cell office:value-type="string" table:style-name="ce8">
            <text:p>40.136</text:p>
          </table:table-cell>
          <table:table-cell office:value-type="string" table:style-name="ce8">
            <text:p>42.857</text:p>
          </table:table-cell>
          <table:table-cell office:value-type="string" table:style-name="ce8">
            <text:p>31.293</text:p>
          </table:table-cell>
          <table:table-cell office:value-type="string" table:style-name="ce8">
            <text:p>4.082</text:p>
          </table:table-cell>
          <table:table-cell office:value-type="string" table:style-name="ce8">
            <text:p>4.082</text:p>
          </table:table-cell>
          <table:table-cell office:value-type="string" table:style-name="ce8">
            <text:p>12.245</text:p>
          </table:table-cell>
          <table:table-cell office:value-type="string" table:style-name="ce8">
            <text:p>13.605</text:p>
          </table:table-cell>
          <table:table-cell office:value-type="string" table:style-name="ce8">
            <text:p>14.286</text:p>
          </table:table-cell>
          <table:table-cell office:value-type="string" table:style-name="ce8">
            <text:p>0.68</text:p>
          </table:table-cell>
          <table:table-cell office:value-type="string" table:style-name="ce8">
            <text:p>41.497</text:p>
          </table:table-cell>
          <table:table-cell office:value-type="string" table:style-name="ce8">
            <text:p>14.286</text:p>
          </table:table-cell>
          <table:table-cell office:value-type="string" table:style-name="ce8">
            <text:p>39.456</text:p>
          </table:table-cell>
          <table:table-cell office:value-type="string" table:style-name="ce8">
            <text:p>25.85</text:p>
          </table:table-cell>
          <table:table-cell office:value-type="string" table:style-name="ce8">
            <text:p>4.082</text:p>
          </table:table-cell>
          <table:table-cell office:value-type="string" table:style-name="ce8">
            <text:p>2.721</text:p>
          </table:table-cell>
          <table:table-cell office:value-type="string" table:style-name="ce8">
            <text:p>2.041</text:p>
          </table:table-cell>
          <table:table-cell office:value-type="string" table:style-name="ce8">
            <text:p>0</text:p>
          </table:table-cell>
          <table:table-cell office:value-type="string" table:style-name="ce8">
            <text:p>4.082</text:p>
          </table:table-cell>
          <table:table-cell office:value-type="string" table:style-name="ce8">
            <text:p>3.401</text:p>
          </table:table-cell>
          <table:table-cell office:value-type="string" table:style-name="ce8">
            <text:p>2.041</text:p>
          </table:table-cell>
          <table:table-cell office:value-type="string" table:style-name="ce8">
            <text:p>6.803</text:p>
          </table:table-cell>
          <table:table-cell office:value-type="string" table:style-name="ce8">
            <text:p>48.276</text:p>
          </table:table-cell>
          <table:table-cell office:value-type="string" table:style-name="ce8">
            <text:p>20</text:p>
          </table:table-cell>
          <table:table-cell office:value-type="string" table:style-name="ce8">
            <text:p>46.259</text:p>
          </table:table-cell>
          <table:table-cell office:value-type="string" table:style-name="ce8">
            <text:p>60.274</text:p>
          </table:table-cell>
          <table:table-cell office:value-type="string" table:style-name="ce8">
            <text:p>34.286</text:p>
          </table:table-cell>
          <table:table-cell office:value-type="float" office:value="54.887" table:style-name="ce8">
            <text:p>54.887</text:p>
          </table:table-cell>
          <table:table-cell office:value-type="float" office:value="62.511000000000003" table:style-name="ce8">
            <text:p>62.511</text:p>
          </table:table-cell>
          <table:table-cell office:value-type="float" office:value="53.497" table:style-name="ce8">
            <text:p>53.497</text:p>
          </table:table-cell>
          <table:table-cell office:value-type="float" office:value="38.360999999999997" table:style-name="ce8">
            <text:p>38.361</text:p>
          </table:table-cell>
          <table:table-cell office:value-type="float" office:value="67.563000000000002" table:style-name="ce8">
            <text:p>67.563</text:p>
          </table:table-cell>
          <table:table-cell office:value-type="float" office:value="68.695999999999998" table:style-name="ce8">
            <text:p>68.696</text:p>
          </table:table-cell>
          <table:table-cell office:value-type="float" office:value="6.9569999999999999" table:style-name="ce8">
            <text:p>6.957</text:p>
          </table:table-cell>
          <table:table-cell office:value-type="float" office:value="74.825999999999993" table:style-name="ce8">
            <text:p>74.826</text:p>
          </table:table-cell>
          <table:table-cell table:number-columns-repeated="16238"/>
        </table:table-row>
        <table:table-row table:style-name="ro6">
          <table:table-cell office:value-type="string" table:style-name="ce3">
            <text:p>J08: What is your religion?</text:p>
          </table:table-cell>
          <table:table-cell office:value-type="string" table:style-name="ce3">
            <text:p>Muslim</text:p>
          </table:table-cell>
          <table:table-cell office:value-type="float" office:value="9549" table:style-name="ce8">
            <text:p>9549</text:p>
          </table:table-cell>
          <table:table-cell office:value-type="float" office:value="71.234999999999999" table:style-name="ce8">
            <text:p>71.235</text:p>
          </table:table-cell>
          <table:table-cell office:value-type="float" office:value="77.123000000000005" table:style-name="ce8">
            <text:p>77.123</text:p>
          </table:table-cell>
          <table:table-cell office:value-type="float" office:value="84.575000000000003" table:style-name="ce8">
            <text:p>84.575</text:p>
          </table:table-cell>
          <table:table-cell office:value-type="float" office:value="75.194000000000003" table:style-name="ce8">
            <text:p>75.194</text:p>
          </table:table-cell>
          <table:table-cell office:value-type="float" office:value="82.835999999999999" table:style-name="ce8">
            <text:p>82.836</text:p>
          </table:table-cell>
          <table:table-cell office:value-type="float" office:value="60.984999999999999" table:style-name="ce8">
            <text:p>60.985</text:p>
          </table:table-cell>
          <table:table-cell office:value-type="float" office:value="79.332999999999998" table:style-name="ce8">
            <text:p>79.333</text:p>
          </table:table-cell>
          <table:table-cell office:value-type="float" office:value="79.001999999999995" table:style-name="ce8">
            <text:p>79.002</text:p>
          </table:table-cell>
          <table:table-cell office:value-type="float" office:value="33.973999999999997" table:style-name="ce8">
            <text:p>33.974</text:p>
          </table:table-cell>
          <table:table-cell office:value-type="float" office:value="58.715000000000003" table:style-name="ce8">
            <text:p>58.715</text:p>
          </table:table-cell>
          <table:table-cell office:value-type="float" office:value="26.565000000000001" table:style-name="ce8">
            <text:p>26.565</text:p>
          </table:table-cell>
          <table:table-cell office:value-type="float" office:value="74.790999999999997" table:style-name="ce8">
            <text:p>74.791</text:p>
          </table:table-cell>
          <table:table-cell office:value-type="float" office:value="90.290999999999997" table:style-name="ce8">
            <text:p>90.291</text:p>
          </table:table-cell>
          <table:table-cell office:value-type="float" office:value="82.367999999999995" table:style-name="ce8">
            <text:p>82.368</text:p>
          </table:table-cell>
          <table:table-cell office:value-type="float" office:value="81.700999999999993" table:style-name="ce8">
            <text:p>81.701</text:p>
          </table:table-cell>
          <table:table-cell office:value-type="float" office:value="61.344000000000001" table:style-name="ce8">
            <text:p>61.344</text:p>
          </table:table-cell>
          <table:table-cell office:value-type="float" office:value="69.733000000000004" table:style-name="ce8">
            <text:p>69.733</text:p>
          </table:table-cell>
          <table:table-cell office:value-type="float" office:value="82.503" table:style-name="ce8">
            <text:p>82.503</text:p>
          </table:table-cell>
          <table:table-cell office:value-type="float" office:value="86.658000000000001" table:style-name="ce8">
            <text:p>86.658</text:p>
          </table:table-cell>
          <table:table-cell office:value-type="float" office:value="78.956000000000003" table:style-name="ce8">
            <text:p>78.956</text:p>
          </table:table-cell>
          <table:table-cell office:value-type="float" office:value="81.241" table:style-name="ce8">
            <text:p>81.241</text:p>
          </table:table-cell>
          <table:table-cell office:value-type="float" office:value="80.849999999999994" table:style-name="ce8">
            <text:p>80.85</text:p>
          </table:table-cell>
          <table:table-cell office:value-type="float" office:value="72.897999999999996" table:style-name="ce8">
            <text:p>72.898</text:p>
          </table:table-cell>
          <table:table-cell office:value-type="float" office:value="79.016000000000005" table:style-name="ce8">
            <text:p>79.016</text:p>
          </table:table-cell>
          <table:table-cell office:value-type="float" office:value="81.415999999999997" table:style-name="ce8">
            <text:p>81.416</text:p>
          </table:table-cell>
          <table:table-cell office:value-type="float" office:value="73.977000000000004" table:style-name="ce8">
            <text:p>73.977</text:p>
          </table:table-cell>
          <table:table-cell office:value-type="float" office:value="75.974999999999994" table:style-name="ce8">
            <text:p>75.975</text:p>
          </table:table-cell>
          <table:table-cell office:value-type="float" office:value="71.216999999999999" table:style-name="ce8">
            <text:p>71.217</text:p>
          </table:table-cell>
          <table:table-cell office:value-type="float" office:value="56.197000000000003" table:style-name="ce8">
            <text:p>56.197</text:p>
          </table:table-cell>
          <table:table-cell office:value-type="float" office:value="87.185000000000002" table:style-name="ce8">
            <text:p>87.185</text:p>
          </table:table-cell>
          <table:table-cell office:value-type="float" office:value="84.233000000000004" table:style-name="ce8">
            <text:p>84.233</text:p>
          </table:table-cell>
          <table:table-cell office:value-type="float" office:value="77.052999999999997" table:style-name="ce8">
            <text:p>77.053</text:p>
          </table:table-cell>
          <table:table-cell office:value-type="float" office:value="69.033000000000001" table:style-name="ce8">
            <text:p>69.033</text:p>
          </table:table-cell>
          <table:table-cell office:value-type="float" office:value="58.844999999999999" table:style-name="ce8">
            <text:p>58.845</text:p>
          </table:table-cell>
          <table:table-cell office:value-type="float" office:value="58.887999999999998" table:style-name="ce8">
            <text:p>58.888</text:p>
          </table:table-cell>
          <table:table-cell office:value-type="float" office:value="57.146999999999998" table:style-name="ce8">
            <text:p>57.147</text:p>
          </table:table-cell>
          <table:table-cell office:value-type="float" office:value="79.899000000000001" table:style-name="ce8">
            <text:p>79.899</text:p>
          </table:table-cell>
          <table:table-cell office:value-type="float" office:value="87.224999999999994" table:style-name="ce8">
            <text:p>87.225</text:p>
          </table:table-cell>
          <table:table-cell office:value-type="float" office:value="73.481999999999999" table:style-name="ce8">
            <text:p>73.482</text:p>
          </table:table-cell>
          <table:table-cell office:value-type="float" office:value="76.760999999999996" table:style-name="ce8">
            <text:p>76.761</text:p>
          </table:table-cell>
          <table:table-cell office:value-type="float" office:value="77.653999999999996" table:style-name="ce8">
            <text:p>77.654</text:p>
          </table:table-cell>
          <table:table-cell office:value-type="float" office:value="82.653000000000006" table:style-name="ce8">
            <text:p>82.653</text:p>
          </table:table-cell>
          <table:table-cell office:value-type="float" office:value="89.23" table:style-name="ce8">
            <text:p>89.23</text:p>
          </table:table-cell>
          <table:table-cell office:value-type="float" office:value="80.412999999999997" table:style-name="ce8">
            <text:p>80.413</text:p>
          </table:table-cell>
          <table:table-cell office:value-type="float" office:value="70.257999999999996" table:style-name="ce8">
            <text:p>70.258</text:p>
          </table:table-cell>
          <table:table-cell office:value-type="float" office:value="73.698999999999998" table:style-name="ce8">
            <text:p>73.699</text:p>
          </table:table-cell>
          <table:table-cell office:value-type="float" office:value="34.487000000000002" table:style-name="ce8">
            <text:p>34.487</text:p>
          </table:table-cell>
          <table:table-cell office:value-type="float" office:value="36.542000000000002" table:style-name="ce8">
            <text:p>36.542</text:p>
          </table:table-cell>
          <table:table-cell office:value-type="float" office:value="30.834" table:style-name="ce8">
            <text:p>30.834</text:p>
          </table:table-cell>
          <table:table-cell office:value-type="float" office:value="72.010000000000005" table:style-name="ce8">
            <text:p>72.01</text:p>
          </table:table-cell>
          <table:table-cell office:value-type="float" office:value="65.724000000000004" table:style-name="ce8">
            <text:p>65.724</text:p>
          </table:table-cell>
          <table:table-cell office:value-type="float" office:value="60.526000000000003" table:style-name="ce8">
            <text:p>60.526</text:p>
          </table:table-cell>
          <table:table-cell office:value-type="float" office:value="61.731999999999999" table:style-name="ce8">
            <text:p>61.732</text:p>
          </table:table-cell>
          <table:table-cell office:value-type="float" office:value="53.052" table:style-name="ce8">
            <text:p>53.052</text:p>
          </table:table-cell>
          <table:table-cell office:value-type="float" office:value="49.622" table:style-name="ce8">
            <text:p>49.622</text:p>
          </table:table-cell>
          <table:table-cell office:value-type="float" office:value="70.343000000000004" table:style-name="ce8">
            <text:p>70.343</text:p>
          </table:table-cell>
          <table:table-cell office:value-type="float" office:value="45.750999999999998" table:style-name="ce8">
            <text:p>45.751</text:p>
          </table:table-cell>
          <table:table-cell office:value-type="float" office:value="49.406999999999996" table:style-name="ce8">
            <text:p>49.407</text:p>
          </table:table-cell>
          <table:table-cell office:value-type="float" office:value="77.566999999999993" table:style-name="ce8">
            <text:p>77.567</text:p>
          </table:table-cell>
          <table:table-cell office:value-type="float" office:value="74.921000000000006" table:style-name="ce8">
            <text:p>74.921</text:p>
          </table:table-cell>
          <table:table-cell office:value-type="float" office:value="64.203999999999994" table:style-name="ce8">
            <text:p>64.204</text:p>
          </table:table-cell>
          <table:table-cell office:value-type="float" office:value="68.759" table:style-name="ce8">
            <text:p>68.759</text:p>
          </table:table-cell>
          <table:table-cell office:value-type="float" office:value="66.120999999999995" table:style-name="ce8">
            <text:p>66.121</text:p>
          </table:table-cell>
          <table:table-cell office:value-type="float" office:value="55.387999999999998" table:style-name="ce8">
            <text:p>55.388</text:p>
          </table:table-cell>
          <table:table-cell office:value-type="float" office:value="42.850999999999999" table:style-name="ce8">
            <text:p>42.851</text:p>
          </table:table-cell>
          <table:table-cell office:value-type="float" office:value="90.688000000000002" table:style-name="ce8">
            <text:p>90.688</text:p>
          </table:table-cell>
          <table:table-cell office:value-type="float" office:value="64.42" table:style-name="ce8">
            <text:p>64.42</text:p>
          </table:table-cell>
          <table:table-cell office:value-type="float" office:value="70.099999999999994" table:style-name="ce8">
            <text:p>70.1</text:p>
          </table:table-cell>
          <table:table-cell office:value-type="float" office:value="65.628" table:style-name="ce8">
            <text:p>65.628</text:p>
          </table:table-cell>
          <table:table-cell office:value-type="float" office:value="75.421000000000006" table:style-name="ce8">
            <text:p>75.421</text:p>
          </table:table-cell>
          <table:table-cell office:value-type="float" office:value="61.44" table:style-name="ce8">
            <text:p>61.44</text:p>
          </table:table-cell>
          <table:table-cell office:value-type="float" office:value="68.686999999999998" table:style-name="ce8">
            <text:p>68.687</text:p>
          </table:table-cell>
          <table:table-cell office:value-type="float" office:value="6.319" table:style-name="ce8">
            <text:p>6.319</text:p>
          </table:table-cell>
          <table:table-cell office:value-type="float" office:value="10.746" table:style-name="ce8">
            <text:p>10.746</text:p>
          </table:table-cell>
          <table:table-cell office:value-type="float" office:value="25.148" table:style-name="ce8">
            <text:p>25.148</text:p>
          </table:table-cell>
          <table:table-cell office:value-type="float" office:value="57.786999999999999" table:style-name="ce8">
            <text:p>57.787</text:p>
          </table:table-cell>
          <table:table-cell office:value-type="float" office:value="80.364000000000004" table:style-name="ce8">
            <text:p>80.364</text:p>
          </table:table-cell>
          <table:table-cell office:value-type="float" office:value="59.075000000000003" table:style-name="ce8">
            <text:p>59.075</text:p>
          </table:table-cell>
          <table:table-cell office:value-type="float" office:value="68.753" table:style-name="ce8">
            <text:p>68.753</text:p>
          </table:table-cell>
          <table:table-cell office:value-type="float" office:value="13.17" table:style-name="ce8">
            <text:p>13.17</text:p>
          </table:table-cell>
          <table:table-cell office:value-type="float" office:value="12.019" table:style-name="ce8">
            <text:p>12.019</text:p>
          </table:table-cell>
          <table:table-cell office:value-type="float" office:value="14.183" table:style-name="ce8">
            <text:p>14.183</text:p>
          </table:table-cell>
          <table:table-cell office:value-type="float" office:value="12.42" table:style-name="ce8">
            <text:p>12.42</text:p>
          </table:table-cell>
          <table:table-cell office:value-type="float" office:value="45.353000000000002" table:style-name="ce8">
            <text:p>45.353</text:p>
          </table:table-cell>
          <table:table-cell office:value-type="float" office:value="10.897" table:style-name="ce8">
            <text:p>10.897</text:p>
          </table:table-cell>
          <table:table-cell office:value-type="float" office:value="0.32100000000000001" table:style-name="ce8">
            <text:p>0.321</text:p>
          </table:table-cell>
          <table:table-cell office:value-type="float" office:value="27.324000000000002" table:style-name="ce8">
            <text:p>27.324</text:p>
          </table:table-cell>
          <table:table-cell office:value-type="float" office:value="9.4550000000000001" table:style-name="ce8">
            <text:p>9.455</text:p>
          </table:table-cell>
          <table:table-cell office:value-type="float" office:value="2.3239999999999998" table:style-name="ce8">
            <text:p>2.324</text:p>
          </table:table-cell>
          <table:table-cell office:value-type="float" office:value="11.298" table:style-name="ce8">
            <text:p>11.298</text:p>
          </table:table-cell>
          <table:table-cell office:value-type="float" office:value="9.4550000000000001" table:style-name="ce8">
            <text:p>9.455</text:p>
          </table:table-cell>
          <table:table-cell office:value-type="float" office:value="1.522" table:style-name="ce8">
            <text:p>1.522</text:p>
          </table:table-cell>
          <table:table-cell office:value-type="float" office:value="21.715" table:style-name="ce8">
            <text:p>21.715</text:p>
          </table:table-cell>
          <table:table-cell office:value-type="float" office:value="2.0830000000000002" table:style-name="ce8">
            <text:p>2.083</text:p>
          </table:table-cell>
          <table:table-cell office:value-type="float" office:value="1.4419999999999999" table:style-name="ce8">
            <text:p>1.442</text:p>
          </table:table-cell>
          <table:table-cell office:value-type="float" office:value="8.2530000000000001" table:style-name="ce8">
            <text:p>8.253</text:p>
          </table:table-cell>
          <table:table-cell office:value-type="float" office:value="14.503" table:style-name="ce8">
            <text:p>14.503</text:p>
          </table:table-cell>
          <table:table-cell office:value-type="float" office:value="19.792000000000002" table:style-name="ce8">
            <text:p>19.792</text:p>
          </table:table-cell>
          <table:table-cell office:value-type="float" office:value="17.547999999999998" table:style-name="ce8">
            <text:p>17.548</text:p>
          </table:table-cell>
          <table:table-cell office:value-type="float" office:value="6.9710000000000001" table:style-name="ce8">
            <text:p>6.971</text:p>
          </table:table-cell>
          <table:table-cell office:value-type="float" office:value="10.951000000000001" table:style-name="ce8">
            <text:p>10.951</text:p>
          </table:table-cell>
          <table:table-cell office:value-type="string" table:style-name="ce8">
            <text:p>16.066</text:p>
          </table:table-cell>
          <table:table-cell office:value-type="string" table:style-name="ce8">
            <text:p>4.284</text:p>
          </table:table-cell>
          <table:table-cell office:value-type="string" table:style-name="ce8">
            <text:p>32.035</text:p>
          </table:table-cell>
          <table:table-cell office:value-type="string" table:style-name="ce8">
            <text:p>41.48</text:p>
          </table:table-cell>
          <table:table-cell office:value-type="string" table:style-name="ce8">
            <text:p>2.434</text:p>
          </table:table-cell>
          <table:table-cell office:value-type="string" table:style-name="ce8">
            <text:p>42.454</text:p>
          </table:table-cell>
          <table:table-cell office:value-type="string" table:style-name="ce8">
            <text:p>47.225</text:p>
          </table:table-cell>
          <table:table-cell office:value-type="string" table:style-name="ce8">
            <text:p>24.635</text:p>
          </table:table-cell>
          <table:table-cell office:value-type="string" table:style-name="ce8">
            <text:p>48.783</text:p>
          </table:table-cell>
          <table:table-cell office:value-type="string" table:style-name="ce8">
            <text:p>37.196</text:p>
          </table:table-cell>
          <table:table-cell office:value-type="string" table:style-name="ce8">
            <text:p>28.919</text:p>
          </table:table-cell>
          <table:table-cell office:value-type="string" table:style-name="ce8">
            <text:p>7.595</text:p>
          </table:table-cell>
          <table:table-cell office:value-type="string" table:style-name="ce8">
            <text:p>8.958</text:p>
          </table:table-cell>
          <table:table-cell office:value-type="string" table:style-name="ce8">
            <text:p>11.879</text:p>
          </table:table-cell>
          <table:table-cell office:value-type="string" table:style-name="ce8">
            <text:p>13.924</text:p>
          </table:table-cell>
          <table:table-cell office:value-type="string" table:style-name="ce8">
            <text:p>16.456</text:p>
          </table:table-cell>
          <table:table-cell office:value-type="string" table:style-name="ce8">
            <text:p>3.213</text:p>
          </table:table-cell>
          <table:table-cell office:value-type="string" table:style-name="ce8">
            <text:p>41.658</text:p>
          </table:table-cell>
          <table:table-cell office:value-type="string" table:style-name="ce8">
            <text:p>10.365</text:p>
          </table:table-cell>
          <table:table-cell office:value-type="string" table:style-name="ce8">
            <text:p>41.856</text:p>
          </table:table-cell>
          <table:table-cell office:value-type="string" table:style-name="ce8">
            <text:p>28.43</text:p>
          </table:table-cell>
          <table:table-cell office:value-type="string" table:style-name="ce8">
            <text:p>3.751</text:p>
          </table:table-cell>
          <table:table-cell office:value-type="string" table:style-name="ce8">
            <text:p>1.481</text:p>
          </table:table-cell>
          <table:table-cell office:value-type="string" table:style-name="ce8">
            <text:p>0.79</text:p>
          </table:table-cell>
          <table:table-cell office:value-type="string" table:style-name="ce8">
            <text:p>1.777</text:p>
          </table:table-cell>
          <table:table-cell office:value-type="string" table:style-name="ce8">
            <text:p>1.876</text:p>
          </table:table-cell>
          <table:table-cell office:value-type="string" table:style-name="ce8">
            <text:p>2.665</text:p>
          </table:table-cell>
          <table:table-cell office:value-type="string" table:style-name="ce8">
            <text:p>2.962</text:p>
          </table:table-cell>
          <table:table-cell office:value-type="string" table:style-name="ce8">
            <text:p>7.897</text:p>
          </table:table-cell>
          <table:table-cell office:value-type="string" table:style-name="ce8">
            <text:p>46.394</text:p>
          </table:table-cell>
          <table:table-cell office:value-type="string" table:style-name="ce8">
            <text:p>14.665</text:p>
          </table:table-cell>
          <table:table-cell office:value-type="string" table:style-name="ce8">
            <text:p>37.84</text:p>
          </table:table-cell>
          <table:table-cell office:value-type="string" table:style-name="ce8">
            <text:p>54.114</text:p>
          </table:table-cell>
          <table:table-cell office:value-type="string" table:style-name="ce8">
            <text:p>41.336</text:p>
          </table:table-cell>
          <table:table-cell office:value-type="float" office:value="61.087000000000003" table:style-name="ce8">
            <text:p>61.087</text:p>
          </table:table-cell>
          <table:table-cell office:value-type="float" office:value="67.881" table:style-name="ce8">
            <text:p>67.881</text:p>
          </table:table-cell>
          <table:table-cell office:value-type="float" office:value="59.47" table:style-name="ce8">
            <text:p>59.47</text:p>
          </table:table-cell>
          <table:table-cell office:value-type="float" office:value="43.402000000000001" table:style-name="ce8">
            <text:p>43.402</text:p>
          </table:table-cell>
          <table:table-cell office:value-type="float" office:value="76.066000000000003" table:style-name="ce8">
            <text:p>76.066</text:p>
          </table:table-cell>
          <table:table-cell office:value-type="float" office:value="71.212000000000003" table:style-name="ce8">
            <text:p>71.212</text:p>
          </table:table-cell>
          <table:table-cell office:value-type="float" office:value="6.2830000000000004" table:style-name="ce8">
            <text:p>6.283</text:p>
          </table:table-cell>
          <table:table-cell office:value-type="float" office:value="71.483999999999995" table:style-name="ce8">
            <text:p>71.484</text:p>
          </table:table-cell>
          <table:table-cell table:number-columns-repeated="16238"/>
        </table:table-row>
        <table:table-row table:style-name="ro6">
          <table:table-cell office:value-type="string" table:style-name="ce3">
            <text:p>J08: What is your religion?</text:p>
          </table:table-cell>
          <table:table-cell office:value-type="string" table:style-name="ce3">
            <text:p>Sikh</text:p>
          </table:table-cell>
          <table:table-cell office:value-type="float" office:value="2157" table:style-name="ce8">
            <text:p>2157</text:p>
          </table:table-cell>
          <table:table-cell office:value-type="float" office:value="67.263000000000005" table:style-name="ce8">
            <text:p>67.263</text:p>
          </table:table-cell>
          <table:table-cell office:value-type="float" office:value="77.781999999999996" table:style-name="ce8">
            <text:p>77.782</text:p>
          </table:table-cell>
          <table:table-cell office:value-type="float" office:value="85.42" table:style-name="ce8">
            <text:p>85.42</text:p>
          </table:table-cell>
          <table:table-cell office:value-type="float" office:value="74.076999999999998" table:style-name="ce8">
            <text:p>74.077</text:p>
          </table:table-cell>
          <table:table-cell office:value-type="float" office:value="81.95" table:style-name="ce8">
            <text:p>81.95</text:p>
          </table:table-cell>
          <table:table-cell office:value-type="float" office:value="58.774000000000001" table:style-name="ce8">
            <text:p>58.774</text:p>
          </table:table-cell>
          <table:table-cell office:value-type="float" office:value="77.364000000000004" table:style-name="ce8">
            <text:p>77.364</text:p>
          </table:table-cell>
          <table:table-cell office:value-type="float" office:value="76.340999999999994" table:style-name="ce8">
            <text:p>76.341</text:p>
          </table:table-cell>
          <table:table-cell office:value-type="float" office:value="30.335000000000001" table:style-name="ce8">
            <text:p>30.335</text:p>
          </table:table-cell>
          <table:table-cell office:value-type="float" office:value="55.314" table:style-name="ce8">
            <text:p>55.314</text:p>
          </table:table-cell>
          <table:table-cell office:value-type="float" office:value="28.065000000000001" table:style-name="ce8">
            <text:p>28.065</text:p>
          </table:table-cell>
          <table:table-cell office:value-type="float" office:value="73.870999999999995" table:style-name="ce8">
            <text:p>73.871</text:p>
          </table:table-cell>
          <table:table-cell office:value-type="float" office:value="90.399000000000001" table:style-name="ce8">
            <text:p>90.399</text:p>
          </table:table-cell>
          <table:table-cell office:value-type="float" office:value="83.751999999999995" table:style-name="ce8">
            <text:p>83.752</text:p>
          </table:table-cell>
          <table:table-cell office:value-type="float" office:value="82.325999999999993" table:style-name="ce8">
            <text:p>82.326</text:p>
          </table:table-cell>
          <table:table-cell office:value-type="float" office:value="61.302" table:style-name="ce8">
            <text:p>61.302</text:p>
          </table:table-cell>
          <table:table-cell office:value-type="float" office:value="71.137" table:style-name="ce8">
            <text:p>71.137</text:p>
          </table:table-cell>
          <table:table-cell office:value-type="float" office:value="83.858999999999995" table:style-name="ce8">
            <text:p>83.859</text:p>
          </table:table-cell>
          <table:table-cell office:value-type="float" office:value="87.007000000000005" table:style-name="ce8">
            <text:p>87.007</text:p>
          </table:table-cell>
          <table:table-cell office:value-type="float" office:value="77.376000000000005" table:style-name="ce8">
            <text:p>77.376</text:p>
          </table:table-cell>
          <table:table-cell office:value-type="float" office:value="83.944000000000003" table:style-name="ce8">
            <text:p>83.944</text:p>
          </table:table-cell>
          <table:table-cell office:value-type="float" office:value="82.602999999999994" table:style-name="ce8">
            <text:p>82.603</text:p>
          </table:table-cell>
          <table:table-cell office:value-type="float" office:value="72.998000000000005" table:style-name="ce8">
            <text:p>72.998</text:p>
          </table:table-cell>
          <table:table-cell office:value-type="float" office:value="78.72" table:style-name="ce8">
            <text:p>78.72</text:p>
          </table:table-cell>
          <table:table-cell office:value-type="float" office:value="81.956999999999994" table:style-name="ce8">
            <text:p>81.957</text:p>
          </table:table-cell>
          <table:table-cell office:value-type="float" office:value="73.057000000000002" table:style-name="ce8">
            <text:p>73.057</text:p>
          </table:table-cell>
          <table:table-cell office:value-type="float" office:value="73.253" table:style-name="ce8">
            <text:p>73.253</text:p>
          </table:table-cell>
          <table:table-cell office:value-type="float" office:value="69.406000000000006" table:style-name="ce8">
            <text:p>69.406</text:p>
          </table:table-cell>
          <table:table-cell office:value-type="float" office:value="47.28" table:style-name="ce8">
            <text:p>47.28</text:p>
          </table:table-cell>
          <table:table-cell office:value-type="float" office:value="85.396000000000001" table:style-name="ce8">
            <text:p>85.396</text:p>
          </table:table-cell>
          <table:table-cell office:value-type="float" office:value="83.828999999999994" table:style-name="ce8">
            <text:p>83.829</text:p>
          </table:table-cell>
          <table:table-cell office:value-type="float" office:value="76.623000000000005" table:style-name="ce8">
            <text:p>76.623</text:p>
          </table:table-cell>
          <table:table-cell office:value-type="float" office:value="69.308999999999997" table:style-name="ce8">
            <text:p>69.309</text:p>
          </table:table-cell>
          <table:table-cell office:value-type="float" office:value="56.241" table:style-name="ce8">
            <text:p>56.241</text:p>
          </table:table-cell>
          <table:table-cell office:value-type="float" office:value="57.534999999999997" table:style-name="ce8">
            <text:p>57.535</text:p>
          </table:table-cell>
          <table:table-cell office:value-type="float" office:value="51.902000000000001" table:style-name="ce8">
            <text:p>51.902</text:p>
          </table:table-cell>
          <table:table-cell office:value-type="float" office:value="78.617999999999995" table:style-name="ce8">
            <text:p>78.618</text:p>
          </table:table-cell>
          <table:table-cell office:value-type="float" office:value="86.031999999999996" table:style-name="ce8">
            <text:p>86.032</text:p>
          </table:table-cell>
          <table:table-cell office:value-type="float" office:value="71.887" table:style-name="ce8">
            <text:p>71.887</text:p>
          </table:table-cell>
          <table:table-cell office:value-type="float" office:value="72.879000000000005" table:style-name="ce8">
            <text:p>72.879</text:p>
          </table:table-cell>
          <table:table-cell office:value-type="float" office:value="74.131" table:style-name="ce8">
            <text:p>74.131</text:p>
          </table:table-cell>
          <table:table-cell office:value-type="float" office:value="80.566000000000003" table:style-name="ce8">
            <text:p>80.566</text:p>
          </table:table-cell>
          <table:table-cell office:value-type="float" office:value="86.106999999999999" table:style-name="ce8">
            <text:p>86.107</text:p>
          </table:table-cell>
          <table:table-cell office:value-type="float" office:value="77.331999999999994" table:style-name="ce8">
            <text:p>77.332</text:p>
          </table:table-cell>
          <table:table-cell office:value-type="float" office:value="67.566000000000003" table:style-name="ce8">
            <text:p>67.566</text:p>
          </table:table-cell>
          <table:table-cell office:value-type="float" office:value="72.263000000000005" table:style-name="ce8">
            <text:p>72.263</text:p>
          </table:table-cell>
          <table:table-cell office:value-type="float" office:value="30.088000000000001" table:style-name="ce8">
            <text:p>30.088</text:p>
          </table:table-cell>
          <table:table-cell office:value-type="float" office:value="33.302" table:style-name="ce8">
            <text:p>33.302</text:p>
          </table:table-cell>
          <table:table-cell office:value-type="float" office:value="27.577000000000002" table:style-name="ce8">
            <text:p>27.577</text:p>
          </table:table-cell>
          <table:table-cell office:value-type="float" office:value="71.242999999999995" table:style-name="ce8">
            <text:p>71.243</text:p>
          </table:table-cell>
          <table:table-cell office:value-type="float" office:value="62.703000000000003" table:style-name="ce8">
            <text:p>62.703</text:p>
          </table:table-cell>
          <table:table-cell office:value-type="float" office:value="57.634999999999998" table:style-name="ce8">
            <text:p>57.635</text:p>
          </table:table-cell>
          <table:table-cell office:value-type="float" office:value="57.741" table:style-name="ce8">
            <text:p>57.741</text:p>
          </table:table-cell>
          <table:table-cell office:value-type="float" office:value="46.868000000000002" table:style-name="ce8">
            <text:p>46.868</text:p>
          </table:table-cell>
          <table:table-cell office:value-type="float" office:value="43.598999999999997" table:style-name="ce8">
            <text:p>43.599</text:p>
          </table:table-cell>
          <table:table-cell office:value-type="float" office:value="68.494" table:style-name="ce8">
            <text:p>68.494</text:p>
          </table:table-cell>
          <table:table-cell office:value-type="float" office:value="42.572000000000003" table:style-name="ce8">
            <text:p>42.572</text:p>
          </table:table-cell>
          <table:table-cell office:value-type="float" office:value="47.003999999999998" table:style-name="ce8">
            <text:p>47.004</text:p>
          </table:table-cell>
          <table:table-cell office:value-type="float" office:value="72.263000000000005" table:style-name="ce8">
            <text:p>72.263</text:p>
          </table:table-cell>
          <table:table-cell office:value-type="float" office:value="66.588999999999999" table:style-name="ce8">
            <text:p>66.589</text:p>
          </table:table-cell>
          <table:table-cell office:value-type="float" office:value="58.872999999999998" table:style-name="ce8">
            <text:p>58.873</text:p>
          </table:table-cell>
          <table:table-cell office:value-type="float" office:value="64.424999999999997" table:style-name="ce8">
            <text:p>64.425</text:p>
          </table:table-cell>
          <table:table-cell office:value-type="float" office:value="60.938000000000002" table:style-name="ce8">
            <text:p>60.938</text:p>
          </table:table-cell>
          <table:table-cell office:value-type="float" office:value="50.603999999999999" table:style-name="ce8">
            <text:p>50.604</text:p>
          </table:table-cell>
          <table:table-cell office:value-type="float" office:value="40.594999999999999" table:style-name="ce8">
            <text:p>40.595</text:p>
          </table:table-cell>
          <table:table-cell office:value-type="float" office:value="90.209000000000003" table:style-name="ce8">
            <text:p>90.209</text:p>
          </table:table-cell>
          <table:table-cell office:value-type="float" office:value="64.855999999999995" table:style-name="ce8">
            <text:p>64.856</text:p>
          </table:table-cell>
          <table:table-cell office:value-type="float" office:value="67.132000000000005" table:style-name="ce8">
            <text:p>67.132</text:p>
          </table:table-cell>
          <table:table-cell office:value-type="float" office:value="63.307000000000002" table:style-name="ce8">
            <text:p>63.307</text:p>
          </table:table-cell>
          <table:table-cell office:value-type="float" office:value="74.432000000000002" table:style-name="ce8">
            <text:p>74.432</text:p>
          </table:table-cell>
          <table:table-cell office:value-type="float" office:value="63.383000000000003" table:style-name="ce8">
            <text:p>63.383</text:p>
          </table:table-cell>
          <table:table-cell office:value-type="float" office:value="69.66" table:style-name="ce8">
            <text:p>69.66</text:p>
          </table:table-cell>
          <table:table-cell office:value-type="float" office:value="5.899" table:style-name="ce8">
            <text:p>5.899</text:p>
          </table:table-cell>
          <table:table-cell office:value-type="float" office:value="9.4749999999999996" table:style-name="ce8">
            <text:p>9.475</text:p>
          </table:table-cell>
          <table:table-cell office:value-type="float" office:value="26.8" table:style-name="ce8">
            <text:p>26.8</text:p>
          </table:table-cell>
          <table:table-cell office:value-type="float" office:value="57.826000000000001" table:style-name="ce8">
            <text:p>57.826</text:p>
          </table:table-cell>
          <table:table-cell office:value-type="float" office:value="85.347999999999999" table:style-name="ce8">
            <text:p>85.348</text:p>
          </table:table-cell>
          <table:table-cell office:value-type="float" office:value="63.866" table:style-name="ce8">
            <text:p>63.866</text:p>
          </table:table-cell>
          <table:table-cell office:value-type="float" office:value="68.600999999999999" table:style-name="ce8">
            <text:p>68.601</text:p>
          </table:table-cell>
          <table:table-cell office:value-type="float" office:value="12.987" table:style-name="ce8">
            <text:p>12.987</text:p>
          </table:table-cell>
          <table:table-cell office:value-type="float" office:value="14.286" table:style-name="ce8">
            <text:p>14.286</text:p>
          </table:table-cell>
          <table:table-cell office:value-type="float" office:value="16.786000000000001" table:style-name="ce8">
            <text:p>16.786</text:p>
          </table:table-cell>
          <table:table-cell office:value-type="float" office:value="12.5" table:style-name="ce8">
            <text:p>12.5</text:p>
          </table:table-cell>
          <table:table-cell office:value-type="float" office:value="41.786000000000001" table:style-name="ce8">
            <text:p>41.786</text:p>
          </table:table-cell>
          <table:table-cell office:value-type="float" office:value="16.071000000000002" table:style-name="ce8">
            <text:p>16.071</text:p>
          </table:table-cell>
          <table:table-cell office:value-type="float" office:value="0" table:style-name="ce8">
            <text:p>0</text:p>
          </table:table-cell>
          <table:table-cell office:value-type="float" office:value="28.213999999999999" table:style-name="ce8">
            <text:p>28.214</text:p>
          </table:table-cell>
          <table:table-cell office:value-type="float" office:value="7.5" table:style-name="ce8">
            <text:p>7.5</text:p>
          </table:table-cell>
          <table:table-cell office:value-type="float" office:value="2.1429999999999998" table:style-name="ce8">
            <text:p>2.143</text:p>
          </table:table-cell>
          <table:table-cell office:value-type="float" office:value="11.786" table:style-name="ce8">
            <text:p>11.786</text:p>
          </table:table-cell>
          <table:table-cell office:value-type="float" office:value="8.9290000000000003" table:style-name="ce8">
            <text:p>8.929</text:p>
          </table:table-cell>
          <table:table-cell office:value-type="float" office:value="0.71399999999999997" table:style-name="ce8">
            <text:p>0.714</text:p>
          </table:table-cell>
          <table:table-cell office:value-type="float" office:value="7.1429999999999998" table:style-name="ce8">
            <text:p>7.143</text:p>
          </table:table-cell>
          <table:table-cell office:value-type="float" office:value="1.071" table:style-name="ce8">
            <text:p>1.071</text:p>
          </table:table-cell>
          <table:table-cell office:value-type="float" office:value="0.71399999999999997" table:style-name="ce8">
            <text:p>0.714</text:p>
          </table:table-cell>
          <table:table-cell office:value-type="float" office:value="8.9290000000000003" table:style-name="ce8">
            <text:p>8.929</text:p>
          </table:table-cell>
          <table:table-cell office:value-type="float" office:value="12.856999999999999" table:style-name="ce8">
            <text:p>12.857</text:p>
          </table:table-cell>
          <table:table-cell office:value-type="float" office:value="17.5" table:style-name="ce8">
            <text:p>17.5</text:p>
          </table:table-cell>
          <table:table-cell office:value-type="float" office:value="18.571000000000002" table:style-name="ce8">
            <text:p>18.571</text:p>
          </table:table-cell>
          <table:table-cell office:value-type="float" office:value="9.6430000000000007" table:style-name="ce8">
            <text:p>9.643</text:p>
          </table:table-cell>
          <table:table-cell office:value-type="float" office:value="9.8379999999999992" table:style-name="ce8">
            <text:p>9.838</text:p>
          </table:table-cell>
          <table:table-cell office:value-type="string" table:style-name="ce8">
            <text:p>13.208</text:p>
          </table:table-cell>
          <table:table-cell office:value-type="string" table:style-name="ce8">
            <text:p>7.547</text:p>
          </table:table-cell>
          <table:table-cell office:value-type="string" table:style-name="ce8">
            <text:p>31.604</text:p>
          </table:table-cell>
          <table:table-cell office:value-type="string" table:style-name="ce8">
            <text:p>44.34</text:p>
          </table:table-cell>
          <table:table-cell office:value-type="string" table:style-name="ce8">
            <text:p>4.245</text:p>
          </table:table-cell>
          <table:table-cell office:value-type="string" table:style-name="ce8">
            <text:p>39.151</text:p>
          </table:table-cell>
          <table:table-cell office:value-type="string" table:style-name="ce8">
            <text:p>47.17</text:p>
          </table:table-cell>
          <table:table-cell office:value-type="string" table:style-name="ce8">
            <text:p>22.642</text:p>
          </table:table-cell>
          <table:table-cell office:value-type="string" table:style-name="ce8">
            <text:p>41.509</text:p>
          </table:table-cell>
          <table:table-cell office:value-type="string" table:style-name="ce8">
            <text:p>33.491</text:p>
          </table:table-cell>
          <table:table-cell office:value-type="string" table:style-name="ce8">
            <text:p>27.83</text:p>
          </table:table-cell>
          <table:table-cell office:value-type="string" table:style-name="ce8">
            <text:p>3.774</text:p>
          </table:table-cell>
          <table:table-cell office:value-type="string" table:style-name="ce8">
            <text:p>8.019</text:p>
          </table:table-cell>
          <table:table-cell office:value-type="string" table:style-name="ce8">
            <text:p>8.962</text:p>
          </table:table-cell>
          <table:table-cell office:value-type="string" table:style-name="ce8">
            <text:p>14.623</text:p>
          </table:table-cell>
          <table:table-cell office:value-type="string" table:style-name="ce8">
            <text:p>14.623</text:p>
          </table:table-cell>
          <table:table-cell office:value-type="string" table:style-name="ce8">
            <text:p>2.83</text:p>
          </table:table-cell>
          <table:table-cell office:value-type="string" table:style-name="ce8">
            <text:p>46.411</text:p>
          </table:table-cell>
          <table:table-cell office:value-type="string" table:style-name="ce8">
            <text:p>11.005</text:p>
          </table:table-cell>
          <table:table-cell office:value-type="string" table:style-name="ce8">
            <text:p>33.971</text:p>
          </table:table-cell>
          <table:table-cell office:value-type="string" table:style-name="ce8">
            <text:p>32.536</text:p>
          </table:table-cell>
          <table:table-cell office:value-type="string" table:style-name="ce8">
            <text:p>6.699</text:p>
          </table:table-cell>
          <table:table-cell office:value-type="string" table:style-name="ce8">
            <text:p>0.957</text:p>
          </table:table-cell>
          <table:table-cell office:value-type="string" table:style-name="ce8">
            <text:p>1.435</text:p>
          </table:table-cell>
          <table:table-cell office:value-type="string" table:style-name="ce8">
            <text:p>2.871</text:p>
          </table:table-cell>
          <table:table-cell office:value-type="string" table:style-name="ce8">
            <text:p>0.478</text:p>
          </table:table-cell>
          <table:table-cell office:value-type="string" table:style-name="ce8">
            <text:p>1.435</text:p>
          </table:table-cell>
          <table:table-cell office:value-type="string" table:style-name="ce8">
            <text:p>3.828</text:p>
          </table:table-cell>
          <table:table-cell office:value-type="string" table:style-name="ce8">
            <text:p>10.526</text:p>
          </table:table-cell>
          <table:table-cell office:value-type="string" table:style-name="ce8">
            <text:p>44.34</text:p>
          </table:table-cell>
          <table:table-cell office:value-type="string" table:style-name="ce8">
            <text:p>14.286</text:p>
          </table:table-cell>
          <table:table-cell office:value-type="string" table:style-name="ce8">
            <text:p>42.925</text:p>
          </table:table-cell>
          <table:table-cell office:value-type="string" table:style-name="ce8">
            <text:p>55.189</text:p>
          </table:table-cell>
          <table:table-cell office:value-type="string" table:style-name="ce8">
            <text:p>45.745</text:p>
          </table:table-cell>
          <table:table-cell office:value-type="float" office:value="61.09" table:style-name="ce8">
            <text:p>61.09</text:p>
          </table:table-cell>
          <table:table-cell office:value-type="float" office:value="69.17" table:style-name="ce8">
            <text:p>69.17</text:p>
          </table:table-cell>
          <table:table-cell office:value-type="float" office:value="60.298999999999999" table:style-name="ce8">
            <text:p>60.299</text:p>
          </table:table-cell>
          <table:table-cell office:value-type="float" office:value="41.537999999999997" table:style-name="ce8">
            <text:p>41.538</text:p>
          </table:table-cell>
          <table:table-cell office:value-type="float" office:value="73.677000000000007" table:style-name="ce8">
            <text:p>73.677</text:p>
          </table:table-cell>
          <table:table-cell office:value-type="float" office:value="67.781000000000006" table:style-name="ce8">
            <text:p>67.781</text:p>
          </table:table-cell>
          <table:table-cell office:value-type="float" office:value="5.8250000000000002" table:style-name="ce8">
            <text:p>5.825</text:p>
          </table:table-cell>
          <table:table-cell office:value-type="float" office:value="71.887" table:style-name="ce8">
            <text:p>71.887</text:p>
          </table:table-cell>
          <table:table-cell table:number-columns-repeated="16238"/>
        </table:table-row>
        <table:table-row table:style-name="ro6">
          <table:table-cell office:value-type="string" table:style-name="ce3">
            <text:p>J08: What is your religion?</text:p>
          </table:table-cell>
          <table:table-cell office:value-type="string" table:style-name="ce3">
            <text:p>Any other religion</text:p>
          </table:table-cell>
          <table:table-cell office:value-type="float" office:value="3215" table:style-name="ce8">
            <text:p>3215</text:p>
          </table:table-cell>
          <table:table-cell office:value-type="float" office:value="59.865000000000002" table:style-name="ce8">
            <text:p>59.865</text:p>
          </table:table-cell>
          <table:table-cell office:value-type="float" office:value="70.644000000000005" table:style-name="ce8">
            <text:p>70.644</text:p>
          </table:table-cell>
          <table:table-cell office:value-type="float" office:value="78.555999999999997" table:style-name="ce8">
            <text:p>78.556</text:p>
          </table:table-cell>
          <table:table-cell office:value-type="float" office:value="68.456000000000003" table:style-name="ce8">
            <text:p>68.456</text:p>
          </table:table-cell>
          <table:table-cell office:value-type="float" office:value="78.527000000000001" table:style-name="ce8">
            <text:p>78.527</text:p>
          </table:table-cell>
          <table:table-cell office:value-type="float" office:value="50.975999999999999" table:style-name="ce8">
            <text:p>50.976</text:p>
          </table:table-cell>
          <table:table-cell office:value-type="float" office:value="71.501999999999995" table:style-name="ce8">
            <text:p>71.502</text:p>
          </table:table-cell>
          <table:table-cell office:value-type="float" office:value="68.786000000000001" table:style-name="ce8">
            <text:p>68.786</text:p>
          </table:table-cell>
          <table:table-cell office:value-type="float" office:value="31.361999999999998" table:style-name="ce8">
            <text:p>31.362</text:p>
          </table:table-cell>
          <table:table-cell office:value-type="float" office:value="46.234000000000002" table:style-name="ce8">
            <text:p>46.234</text:p>
          </table:table-cell>
          <table:table-cell office:value-type="float" office:value="31.472000000000001" table:style-name="ce8">
            <text:p>31.472</text:p>
          </table:table-cell>
          <table:table-cell office:value-type="float" office:value="70.094999999999999" table:style-name="ce8">
            <text:p>70.095</text:p>
          </table:table-cell>
          <table:table-cell office:value-type="float" office:value="85.545000000000002" table:style-name="ce8">
            <text:p>85.545</text:p>
          </table:table-cell>
          <table:table-cell office:value-type="float" office:value="77.923000000000002" table:style-name="ce8">
            <text:p>77.923</text:p>
          </table:table-cell>
          <table:table-cell office:value-type="float" office:value="72.656000000000006" table:style-name="ce8">
            <text:p>72.656</text:p>
          </table:table-cell>
          <table:table-cell office:value-type="float" office:value="49.875" table:style-name="ce8">
            <text:p>49.875</text:p>
          </table:table-cell>
          <table:table-cell office:value-type="float" office:value="67.227000000000004" table:style-name="ce8">
            <text:p>67.227</text:p>
          </table:table-cell>
          <table:table-cell office:value-type="float" office:value="76.494" table:style-name="ce8">
            <text:p>76.494</text:p>
          </table:table-cell>
          <table:table-cell office:value-type="float" office:value="80.591999999999999" table:style-name="ce8">
            <text:p>80.592</text:p>
          </table:table-cell>
          <table:table-cell office:value-type="float" office:value="70.978999999999999" table:style-name="ce8">
            <text:p>70.979</text:p>
          </table:table-cell>
          <table:table-cell office:value-type="float" office:value="82.652000000000001" table:style-name="ce8">
            <text:p>82.652</text:p>
          </table:table-cell>
          <table:table-cell office:value-type="float" office:value="78.778999999999996" table:style-name="ce8">
            <text:p>78.779</text:p>
          </table:table-cell>
          <table:table-cell office:value-type="float" office:value="64.408000000000001" table:style-name="ce8">
            <text:p>64.408</text:p>
          </table:table-cell>
          <table:table-cell office:value-type="float" office:value="74.298000000000002" table:style-name="ce8">
            <text:p>74.298</text:p>
          </table:table-cell>
          <table:table-cell office:value-type="float" office:value="77.195999999999998" table:style-name="ce8">
            <text:p>77.196</text:p>
          </table:table-cell>
          <table:table-cell office:value-type="float" office:value="67.510999999999996" table:style-name="ce8">
            <text:p>67.511</text:p>
          </table:table-cell>
          <table:table-cell office:value-type="float" office:value="62.555" table:style-name="ce8">
            <text:p>62.555</text:p>
          </table:table-cell>
          <table:table-cell office:value-type="float" office:value="64.513000000000005" table:style-name="ce8">
            <text:p>64.513</text:p>
          </table:table-cell>
          <table:table-cell office:value-type="float" office:value="42.201999999999998" table:style-name="ce8">
            <text:p>42.202</text:p>
          </table:table-cell>
          <table:table-cell office:value-type="float" office:value="84.231999999999999" table:style-name="ce8">
            <text:p>84.232</text:p>
          </table:table-cell>
          <table:table-cell office:value-type="float" office:value="80.448999999999998" table:style-name="ce8">
            <text:p>80.449</text:p>
          </table:table-cell>
          <table:table-cell office:value-type="float" office:value="70.926000000000002" table:style-name="ce8">
            <text:p>70.926</text:p>
          </table:table-cell>
          <table:table-cell office:value-type="float" office:value="60.417000000000002" table:style-name="ce8">
            <text:p>60.417</text:p>
          </table:table-cell>
          <table:table-cell office:value-type="float" office:value="48.688000000000002" table:style-name="ce8">
            <text:p>48.688</text:p>
          </table:table-cell>
          <table:table-cell office:value-type="float" office:value="50.094000000000001" table:style-name="ce8">
            <text:p>50.094</text:p>
          </table:table-cell>
          <table:table-cell office:value-type="float" office:value="44.728999999999999" table:style-name="ce8">
            <text:p>44.729</text:p>
          </table:table-cell>
          <table:table-cell office:value-type="float" office:value="74.213999999999999" table:style-name="ce8">
            <text:p>74.214</text:p>
          </table:table-cell>
          <table:table-cell office:value-type="float" office:value="81.049000000000007" table:style-name="ce8">
            <text:p>81.049</text:p>
          </table:table-cell>
          <table:table-cell office:value-type="float" office:value="63.363999999999997" table:style-name="ce8">
            <text:p>63.364</text:p>
          </table:table-cell>
          <table:table-cell office:value-type="float" office:value="67.361999999999995" table:style-name="ce8">
            <text:p>67.362</text:p>
          </table:table-cell>
          <table:table-cell office:value-type="float" office:value="63.478000000000002" table:style-name="ce8">
            <text:p>63.478</text:p>
          </table:table-cell>
          <table:table-cell office:value-type="float" office:value="72.846000000000004" table:style-name="ce8">
            <text:p>72.846</text:p>
          </table:table-cell>
          <table:table-cell office:value-type="float" office:value="84.209000000000003" table:style-name="ce8">
            <text:p>84.209</text:p>
          </table:table-cell>
          <table:table-cell office:value-type="float" office:value="66.864000000000004" table:style-name="ce8">
            <text:p>66.864</text:p>
          </table:table-cell>
          <table:table-cell office:value-type="float" office:value="60.988" table:style-name="ce8">
            <text:p>60.988</text:p>
          </table:table-cell>
          <table:table-cell office:value-type="float" office:value="64.361000000000004" table:style-name="ce8">
            <text:p>64.361</text:p>
          </table:table-cell>
          <table:table-cell office:value-type="float" office:value="30.872" table:style-name="ce8">
            <text:p>30.872</text:p>
          </table:table-cell>
          <table:table-cell office:value-type="float" office:value="36.639000000000003" table:style-name="ce8">
            <text:p>36.639</text:p>
          </table:table-cell>
          <table:table-cell office:value-type="float" office:value="26.658000000000001" table:style-name="ce8">
            <text:p>26.658</text:p>
          </table:table-cell>
          <table:table-cell office:value-type="float" office:value="64.381" table:style-name="ce8">
            <text:p>64.381</text:p>
          </table:table-cell>
          <table:table-cell office:value-type="float" office:value="56.540999999999997" table:style-name="ce8">
            <text:p>56.541</text:p>
          </table:table-cell>
          <table:table-cell office:value-type="float" office:value="47.045999999999999" table:style-name="ce8">
            <text:p>47.046</text:p>
          </table:table-cell>
          <table:table-cell office:value-type="float" office:value="47.395000000000003" table:style-name="ce8">
            <text:p>47.395</text:p>
          </table:table-cell>
          <table:table-cell office:value-type="float" office:value="35.036999999999999" table:style-name="ce8">
            <text:p>35.037</text:p>
          </table:table-cell>
          <table:table-cell office:value-type="float" office:value="31.722000000000001" table:style-name="ce8">
            <text:p>31.722</text:p>
          </table:table-cell>
          <table:table-cell office:value-type="float" office:value="59.588000000000001" table:style-name="ce8">
            <text:p>59.588</text:p>
          </table:table-cell>
          <table:table-cell office:value-type="float" office:value="32.948" table:style-name="ce8">
            <text:p>32.948</text:p>
          </table:table-cell>
          <table:table-cell office:value-type="float" office:value="41.408999999999999" table:style-name="ce8">
            <text:p>41.409</text:p>
          </table:table-cell>
          <table:table-cell office:value-type="float" office:value="57.597000000000001" table:style-name="ce8">
            <text:p>57.597</text:p>
          </table:table-cell>
          <table:table-cell office:value-type="float" office:value="54.338000000000001" table:style-name="ce8">
            <text:p>54.338</text:p>
          </table:table-cell>
          <table:table-cell office:value-type="float" office:value="50.171999999999997" table:style-name="ce8">
            <text:p>50.172</text:p>
          </table:table-cell>
          <table:table-cell office:value-type="float" office:value="49.218000000000004" table:style-name="ce8">
            <text:p>49.218</text:p>
          </table:table-cell>
          <table:table-cell office:value-type="float" office:value="46.43" table:style-name="ce8">
            <text:p>46.43</text:p>
          </table:table-cell>
          <table:table-cell office:value-type="float" office:value="42.914999999999999" table:style-name="ce8">
            <text:p>42.915</text:p>
          </table:table-cell>
          <table:table-cell office:value-type="float" office:value="32.064999999999998" table:style-name="ce8">
            <text:p>32.065</text:p>
          </table:table-cell>
          <table:table-cell office:value-type="float" office:value="85.201999999999998" table:style-name="ce8">
            <text:p>85.202</text:p>
          </table:table-cell>
          <table:table-cell office:value-type="float" office:value="61.737000000000002" table:style-name="ce8">
            <text:p>61.737</text:p>
          </table:table-cell>
          <table:table-cell office:value-type="float" office:value="62.164999999999999" table:style-name="ce8">
            <text:p>62.165</text:p>
          </table:table-cell>
          <table:table-cell office:value-type="float" office:value="63.942999999999998" table:style-name="ce8">
            <text:p>63.943</text:p>
          </table:table-cell>
          <table:table-cell office:value-type="float" office:value="71.165999999999997" table:style-name="ce8">
            <text:p>71.166</text:p>
          </table:table-cell>
          <table:table-cell office:value-type="float" office:value="57.112000000000002" table:style-name="ce8">
            <text:p>57.112</text:p>
          </table:table-cell>
          <table:table-cell office:value-type="float" office:value="63.661999999999999" table:style-name="ce8">
            <text:p>63.662</text:p>
          </table:table-cell>
          <table:table-cell office:value-type="float" office:value="9.6170000000000009" table:style-name="ce8">
            <text:p>9.617</text:p>
          </table:table-cell>
          <table:table-cell office:value-type="float" office:value="12.225" table:style-name="ce8">
            <text:p>12.225</text:p>
          </table:table-cell>
          <table:table-cell office:value-type="float" office:value="26.178999999999998" table:style-name="ce8">
            <text:p>26.179</text:p>
          </table:table-cell>
          <table:table-cell office:value-type="float" office:value="51.98" table:style-name="ce8">
            <text:p>51.98</text:p>
          </table:table-cell>
          <table:table-cell office:value-type="float" office:value="88.820999999999998" table:style-name="ce8">
            <text:p>88.821</text:p>
          </table:table-cell>
          <table:table-cell office:value-type="float" office:value="65.613" table:style-name="ce8">
            <text:p>65.613</text:p>
          </table:table-cell>
          <table:table-cell office:value-type="float" office:value="61.610999999999997" table:style-name="ce8">
            <text:p>61.611</text:p>
          </table:table-cell>
          <table:table-cell office:value-type="float" office:value="18.597999999999999" table:style-name="ce8">
            <text:p>18.598</text:p>
          </table:table-cell>
          <table:table-cell office:value-type="float" office:value="19.495999999999999" table:style-name="ce8">
            <text:p>19.496</text:p>
          </table:table-cell>
          <table:table-cell office:value-type="float" office:value="15.125999999999999" table:style-name="ce8">
            <text:p>15.126</text:p>
          </table:table-cell>
          <table:table-cell office:value-type="float" office:value="21.681000000000001" table:style-name="ce8">
            <text:p>21.681</text:p>
          </table:table-cell>
          <table:table-cell office:value-type="float" office:value="15.63" table:style-name="ce8">
            <text:p>15.63</text:p>
          </table:table-cell>
          <table:table-cell office:value-type="float" office:value="18.824000000000002" table:style-name="ce8">
            <text:p>18.824</text:p>
          </table:table-cell>
          <table:table-cell office:value-type="float" office:value="1.681" table:style-name="ce8">
            <text:p>1.681</text:p>
          </table:table-cell>
          <table:table-cell office:value-type="float" office:value="24.538" table:style-name="ce8">
            <text:p>24.538</text:p>
          </table:table-cell>
          <table:table-cell office:value-type="float" office:value="4.7060000000000004" table:style-name="ce8">
            <text:p>4.706</text:p>
          </table:table-cell>
          <table:table-cell office:value-type="float" office:value="2.5209999999999999" table:style-name="ce8">
            <text:p>2.521</text:p>
          </table:table-cell>
          <table:table-cell office:value-type="float" office:value="21.007999999999999" table:style-name="ce8">
            <text:p>21.008</text:p>
          </table:table-cell>
          <table:table-cell office:value-type="float" office:value="13.109" table:style-name="ce8">
            <text:p>13.109</text:p>
          </table:table-cell>
          <table:table-cell office:value-type="float" office:value="1.681" table:style-name="ce8">
            <text:p>1.681</text:p>
          </table:table-cell>
          <table:table-cell office:value-type="float" office:value="6.218" table:style-name="ce8">
            <text:p>6.218</text:p>
          </table:table-cell>
          <table:table-cell office:value-type="float" office:value="4.37" table:style-name="ce8">
            <text:p>4.37</text:p>
          </table:table-cell>
          <table:table-cell office:value-type="float" office:value="4.0339999999999998" table:style-name="ce8">
            <text:p>4.034</text:p>
          </table:table-cell>
          <table:table-cell office:value-type="float" office:value="7.899" table:style-name="ce8">
            <text:p>7.899</text:p>
          </table:table-cell>
          <table:table-cell office:value-type="float" office:value="16.975000000000001" table:style-name="ce8">
            <text:p>16.975</text:p>
          </table:table-cell>
          <table:table-cell office:value-type="float" office:value="21.007999999999999" table:style-name="ce8">
            <text:p>21.008</text:p>
          </table:table-cell>
          <table:table-cell office:value-type="float" office:value="22.016999999999999" table:style-name="ce8">
            <text:p>22.017</text:p>
          </table:table-cell>
          <table:table-cell office:value-type="float" office:value="6.891" table:style-name="ce8">
            <text:p>6.891</text:p>
          </table:table-cell>
          <table:table-cell office:value-type="float" office:value="15.845000000000001" table:style-name="ce8">
            <text:p>15.845</text:p>
          </table:table-cell>
          <table:table-cell office:value-type="string" table:style-name="ce8">
            <text:p>15.779</text:p>
          </table:table-cell>
          <table:table-cell office:value-type="string" table:style-name="ce8">
            <text:p>5.325</text:p>
          </table:table-cell>
          <table:table-cell office:value-type="string" table:style-name="ce8">
            <text:p>33.136</text:p>
          </table:table-cell>
          <table:table-cell office:value-type="string" table:style-name="ce8">
            <text:p>36.884</text:p>
          </table:table-cell>
          <table:table-cell office:value-type="string" table:style-name="ce8">
            <text:p>1.775</text:p>
          </table:table-cell>
          <table:table-cell office:value-type="string" table:style-name="ce8">
            <text:p>43.195</text:p>
          </table:table-cell>
          <table:table-cell office:value-type="string" table:style-name="ce8">
            <text:p>49.31</text:p>
          </table:table-cell>
          <table:table-cell office:value-type="string" table:style-name="ce8">
            <text:p>30.769</text:p>
          </table:table-cell>
          <table:table-cell office:value-type="string" table:style-name="ce8">
            <text:p>45.562</text:p>
          </table:table-cell>
          <table:table-cell office:value-type="string" table:style-name="ce8">
            <text:p>42.012</text:p>
          </table:table-cell>
          <table:table-cell office:value-type="string" table:style-name="ce8">
            <text:p>29.191</text:p>
          </table:table-cell>
          <table:table-cell office:value-type="string" table:style-name="ce8">
            <text:p>4.931</text:p>
          </table:table-cell>
          <table:table-cell office:value-type="string" table:style-name="ce8">
            <text:p>6.903</text:p>
          </table:table-cell>
          <table:table-cell office:value-type="string" table:style-name="ce8">
            <text:p>14.398</text:p>
          </table:table-cell>
          <table:table-cell office:value-type="string" table:style-name="ce8">
            <text:p>18.54</text:p>
          </table:table-cell>
          <table:table-cell office:value-type="string" table:style-name="ce8">
            <text:p>20.316</text:p>
          </table:table-cell>
          <table:table-cell office:value-type="string" table:style-name="ce8">
            <text:p>2.17</text:p>
          </table:table-cell>
          <table:table-cell office:value-type="string" table:style-name="ce8">
            <text:p>46.931</text:p>
          </table:table-cell>
          <table:table-cell office:value-type="string" table:style-name="ce8">
            <text:p>9.703</text:p>
          </table:table-cell>
          <table:table-cell office:value-type="string" table:style-name="ce8">
            <text:p>36.04</text:p>
          </table:table-cell>
          <table:table-cell office:value-type="string" table:style-name="ce8">
            <text:p>29.703</text:p>
          </table:table-cell>
          <table:table-cell office:value-type="string" table:style-name="ce8">
            <text:p>3.96</text:p>
          </table:table-cell>
          <table:table-cell office:value-type="string" table:style-name="ce8">
            <text:p>1.386</text:p>
          </table:table-cell>
          <table:table-cell office:value-type="string" table:style-name="ce8">
            <text:p>1.188</text:p>
          </table:table-cell>
          <table:table-cell office:value-type="string" table:style-name="ce8">
            <text:p>2.772</text:p>
          </table:table-cell>
          <table:table-cell office:value-type="string" table:style-name="ce8">
            <text:p>2.97</text:p>
          </table:table-cell>
          <table:table-cell office:value-type="string" table:style-name="ce8">
            <text:p>2.376</text:p>
          </table:table-cell>
          <table:table-cell office:value-type="string" table:style-name="ce8">
            <text:p>3.168</text:p>
          </table:table-cell>
          <table:table-cell office:value-type="string" table:style-name="ce8">
            <text:p>7.723</text:p>
          </table:table-cell>
          <table:table-cell office:value-type="string" table:style-name="ce8">
            <text:p>40.792</text:p>
          </table:table-cell>
          <table:table-cell office:value-type="string" table:style-name="ce8">
            <text:p>11.885</text:p>
          </table:table-cell>
          <table:table-cell office:value-type="string" table:style-name="ce8">
            <text:p>35.178</text:p>
          </table:table-cell>
          <table:table-cell office:value-type="string" table:style-name="ce8">
            <text:p>66.667</text:p>
          </table:table-cell>
          <table:table-cell office:value-type="string" table:style-name="ce8">
            <text:p>41.063</text:p>
          </table:table-cell>
          <table:table-cell office:value-type="float" office:value="51.095999999999997" table:style-name="ce8">
            <text:p>51.096</text:p>
          </table:table-cell>
          <table:table-cell office:value-type="float" office:value="58.179000000000002" table:style-name="ce8">
            <text:p>58.179</text:p>
          </table:table-cell>
          <table:table-cell office:value-type="float" office:value="49.404000000000003" table:style-name="ce8">
            <text:p>49.404</text:p>
          </table:table-cell>
          <table:table-cell office:value-type="float" office:value="38.357999999999997" table:style-name="ce8">
            <text:p>38.358</text:p>
          </table:table-cell>
          <table:table-cell office:value-type="float" office:value="59.725000000000001" table:style-name="ce8">
            <text:p>59.725</text:p>
          </table:table-cell>
          <table:table-cell office:value-type="float" office:value="57.558999999999997" table:style-name="ce8">
            <text:p>57.559</text:p>
          </table:table-cell>
          <table:table-cell office:value-type="float" office:value="11.411" table:style-name="ce8">
            <text:p>11.411</text:p>
          </table:table-cell>
          <table:table-cell office:value-type="float" office:value="70.650999999999996" table:style-name="ce8">
            <text:p>70.651</text:p>
          </table:table-cell>
          <table:table-cell table:number-columns-repeated="16238"/>
        </table:table-row>
        <table:table-row table:style-name="ro3">
          <table:table-cell office:value-type="string" table:style-name="ce3">
            <text:p>S01: What type of school did you mainly attend between the ages of 11 and 16?</text:p>
          </table:table-cell>
          <table:table-cell office:value-type="string" table:style-name="ce3">
            <text:p>State selective</text:p>
          </table:table-cell>
          <table:table-cell office:value-type="float" office:value="65372" table:style-name="ce8">
            <text:p>65372</text:p>
          </table:table-cell>
          <table:table-cell office:value-type="float" office:value="64.525999999999996" table:style-name="ce8">
            <text:p>64.526</text:p>
          </table:table-cell>
          <table:table-cell office:value-type="float" office:value="77.768000000000001" table:style-name="ce8">
            <text:p>77.768</text:p>
          </table:table-cell>
          <table:table-cell office:value-type="float" office:value="84.584999999999994" table:style-name="ce8">
            <text:p>84.585</text:p>
          </table:table-cell>
          <table:table-cell office:value-type="float" office:value="73.11" table:style-name="ce8">
            <text:p>73.11</text:p>
          </table:table-cell>
          <table:table-cell office:value-type="float" office:value="84.272999999999996" table:style-name="ce8">
            <text:p>84.273</text:p>
          </table:table-cell>
          <table:table-cell office:value-type="float" office:value="57.884999999999998" table:style-name="ce8">
            <text:p>57.885</text:p>
          </table:table-cell>
          <table:table-cell office:value-type="float" office:value="81.093000000000004" table:style-name="ce8">
            <text:p>81.093</text:p>
          </table:table-cell>
          <table:table-cell office:value-type="float" office:value="75.231999999999999" table:style-name="ce8">
            <text:p>75.232</text:p>
          </table:table-cell>
          <table:table-cell office:value-type="float" office:value="37.68" table:style-name="ce8">
            <text:p>37.68</text:p>
          </table:table-cell>
          <table:table-cell office:value-type="float" office:value="54.156999999999996" table:style-name="ce8">
            <text:p>54.157</text:p>
          </table:table-cell>
          <table:table-cell office:value-type="float" office:value="27.029" table:style-name="ce8">
            <text:p>27.029</text:p>
          </table:table-cell>
          <table:table-cell office:value-type="float" office:value="74.203000000000003" table:style-name="ce8">
            <text:p>74.203</text:p>
          </table:table-cell>
          <table:table-cell office:value-type="float" office:value="90.807000000000002" table:style-name="ce8">
            <text:p>90.807</text:p>
          </table:table-cell>
          <table:table-cell office:value-type="float" office:value="84.308000000000007" table:style-name="ce8">
            <text:p>84.308</text:p>
          </table:table-cell>
          <table:table-cell office:value-type="float" office:value="80.037999999999997" table:style-name="ce8">
            <text:p>80.038</text:p>
          </table:table-cell>
          <table:table-cell office:value-type="float" office:value="59.393000000000001" table:style-name="ce8">
            <text:p>59.393</text:p>
          </table:table-cell>
          <table:table-cell office:value-type="float" office:value="74.272000000000006" table:style-name="ce8">
            <text:p>74.272</text:p>
          </table:table-cell>
          <table:table-cell office:value-type="float" office:value="83.025000000000006" table:style-name="ce8">
            <text:p>83.025</text:p>
          </table:table-cell>
          <table:table-cell office:value-type="float" office:value="86.141999999999996" table:style-name="ce8">
            <text:p>86.142</text:p>
          </table:table-cell>
          <table:table-cell office:value-type="float" office:value="75.287000000000006" table:style-name="ce8">
            <text:p>75.287</text:p>
          </table:table-cell>
          <table:table-cell office:value-type="float" office:value="86.849000000000004" table:style-name="ce8">
            <text:p>86.849</text:p>
          </table:table-cell>
          <table:table-cell office:value-type="float" office:value="83.326999999999998" table:style-name="ce8">
            <text:p>83.327</text:p>
          </table:table-cell>
          <table:table-cell office:value-type="float" office:value="70.153000000000006" table:style-name="ce8">
            <text:p>70.153</text:p>
          </table:table-cell>
          <table:table-cell office:value-type="float" office:value="79.674999999999997" table:style-name="ce8">
            <text:p>79.675</text:p>
          </table:table-cell>
          <table:table-cell office:value-type="float" office:value="82.728999999999999" table:style-name="ce8">
            <text:p>82.729</text:p>
          </table:table-cell>
          <table:table-cell office:value-type="float" office:value="70.846999999999994" table:style-name="ce8">
            <text:p>70.847</text:p>
          </table:table-cell>
          <table:table-cell office:value-type="float" office:value="67.239000000000004" table:style-name="ce8">
            <text:p>67.239</text:p>
          </table:table-cell>
          <table:table-cell office:value-type="float" office:value="71.5" table:style-name="ce8">
            <text:p>71.5</text:p>
          </table:table-cell>
          <table:table-cell office:value-type="float" office:value="43.402999999999999" table:style-name="ce8">
            <text:p>43.403</text:p>
          </table:table-cell>
          <table:table-cell office:value-type="float" office:value="88.831999999999994" table:style-name="ce8">
            <text:p>88.832</text:p>
          </table:table-cell>
          <table:table-cell office:value-type="float" office:value="85.831999999999994" table:style-name="ce8">
            <text:p>85.832</text:p>
          </table:table-cell>
          <table:table-cell office:value-type="float" office:value="78.167000000000002" table:style-name="ce8">
            <text:p>78.167</text:p>
          </table:table-cell>
          <table:table-cell office:value-type="float" office:value="68.432000000000002" table:style-name="ce8">
            <text:p>68.432</text:p>
          </table:table-cell>
          <table:table-cell office:value-type="float" office:value="53.246000000000002" table:style-name="ce8">
            <text:p>53.246</text:p>
          </table:table-cell>
          <table:table-cell office:value-type="float" office:value="59.155000000000001" table:style-name="ce8">
            <text:p>59.155</text:p>
          </table:table-cell>
          <table:table-cell office:value-type="float" office:value="50.706000000000003" table:style-name="ce8">
            <text:p>50.706</text:p>
          </table:table-cell>
          <table:table-cell office:value-type="float" office:value="83.614000000000004" table:style-name="ce8">
            <text:p>83.614</text:p>
          </table:table-cell>
          <table:table-cell office:value-type="float" office:value="88.632999999999996" table:style-name="ce8">
            <text:p>88.633</text:p>
          </table:table-cell>
          <table:table-cell office:value-type="float" office:value="72.406000000000006" table:style-name="ce8">
            <text:p>72.406</text:p>
          </table:table-cell>
          <table:table-cell office:value-type="float" office:value="79.706000000000003" table:style-name="ce8">
            <text:p>79.706</text:p>
          </table:table-cell>
          <table:table-cell office:value-type="float" office:value="71.978999999999999" table:style-name="ce8">
            <text:p>71.979</text:p>
          </table:table-cell>
          <table:table-cell office:value-type="float" office:value="78.900999999999996" table:style-name="ce8">
            <text:p>78.901</text:p>
          </table:table-cell>
          <table:table-cell office:value-type="float" office:value="88.097999999999999" table:style-name="ce8">
            <text:p>88.098</text:p>
          </table:table-cell>
          <table:table-cell office:value-type="float" office:value="73.891000000000005" table:style-name="ce8">
            <text:p>73.891</text:p>
          </table:table-cell>
          <table:table-cell office:value-type="float" office:value="65.447000000000003" table:style-name="ce8">
            <text:p>65.447</text:p>
          </table:table-cell>
          <table:table-cell office:value-type="float" office:value="73.042000000000002" table:style-name="ce8">
            <text:p>73.042</text:p>
          </table:table-cell>
          <table:table-cell office:value-type="float" office:value="37.134999999999998" table:style-name="ce8">
            <text:p>37.135</text:p>
          </table:table-cell>
          <table:table-cell office:value-type="float" office:value="43.792000000000002" table:style-name="ce8">
            <text:p>43.792</text:p>
          </table:table-cell>
          <table:table-cell office:value-type="float" office:value="32.130000000000003" table:style-name="ce8">
            <text:p>32.13</text:p>
          </table:table-cell>
          <table:table-cell office:value-type="float" office:value="70.125" table:style-name="ce8">
            <text:p>70.125</text:p>
          </table:table-cell>
          <table:table-cell office:value-type="float" office:value="65.183999999999997" table:style-name="ce8">
            <text:p>65.184</text:p>
          </table:table-cell>
          <table:table-cell office:value-type="float" office:value="55.737000000000002" table:style-name="ce8">
            <text:p>55.737</text:p>
          </table:table-cell>
          <table:table-cell office:value-type="float" office:value="56.963999999999999" table:style-name="ce8">
            <text:p>56.964</text:p>
          </table:table-cell>
          <table:table-cell office:value-type="float" office:value="41.566000000000003" table:style-name="ce8">
            <text:p>41.566</text:p>
          </table:table-cell>
          <table:table-cell office:value-type="float" office:value="37.848999999999997" table:style-name="ce8">
            <text:p>37.849</text:p>
          </table:table-cell>
          <table:table-cell office:value-type="float" office:value="68.106999999999999" table:style-name="ce8">
            <text:p>68.107</text:p>
          </table:table-cell>
          <table:table-cell office:value-type="float" office:value="40.191000000000003" table:style-name="ce8">
            <text:p>40.191</text:p>
          </table:table-cell>
          <table:table-cell office:value-type="float" office:value="51.706000000000003" table:style-name="ce8">
            <text:p>51.706</text:p>
          </table:table-cell>
          <table:table-cell office:value-type="float" office:value="64.656999999999996" table:style-name="ce8">
            <text:p>64.657</text:p>
          </table:table-cell>
          <table:table-cell office:value-type="float" office:value="61.957999999999998" table:style-name="ce8">
            <text:p>61.958</text:p>
          </table:table-cell>
          <table:table-cell office:value-type="float" office:value="56.298000000000002" table:style-name="ce8">
            <text:p>56.298</text:p>
          </table:table-cell>
          <table:table-cell office:value-type="float" office:value="56.524999999999999" table:style-name="ce8">
            <text:p>56.525</text:p>
          </table:table-cell>
          <table:table-cell office:value-type="float" office:value="53.688000000000002" table:style-name="ce8">
            <text:p>53.688</text:p>
          </table:table-cell>
          <table:table-cell office:value-type="float" office:value="52.009" table:style-name="ce8">
            <text:p>52.009</text:p>
          </table:table-cell>
          <table:table-cell office:value-type="float" office:value="39.33" table:style-name="ce8">
            <text:p>39.33</text:p>
          </table:table-cell>
          <table:table-cell office:value-type="float" office:value="90.378" table:style-name="ce8">
            <text:p>90.378</text:p>
          </table:table-cell>
          <table:table-cell office:value-type="float" office:value="70.444999999999993" table:style-name="ce8">
            <text:p>70.445</text:p>
          </table:table-cell>
          <table:table-cell office:value-type="float" office:value="71.561999999999998" table:style-name="ce8">
            <text:p>71.562</text:p>
          </table:table-cell>
          <table:table-cell office:value-type="float" office:value="71.478999999999999" table:style-name="ce8">
            <text:p>71.479</text:p>
          </table:table-cell>
          <table:table-cell office:value-type="float" office:value="81.31" table:style-name="ce8">
            <text:p>81.31</text:p>
          </table:table-cell>
          <table:table-cell office:value-type="float" office:value="62.634" table:style-name="ce8">
            <text:p>62.634</text:p>
          </table:table-cell>
          <table:table-cell office:value-type="float" office:value="72.338999999999999" table:style-name="ce8">
            <text:p>72.339</text:p>
          </table:table-cell>
          <table:table-cell office:value-type="float" office:value="5.8949999999999996" table:style-name="ce8">
            <text:p>5.895</text:p>
          </table:table-cell>
          <table:table-cell office:value-type="float" office:value="11.125" table:style-name="ce8">
            <text:p>11.125</text:p>
          </table:table-cell>
          <table:table-cell office:value-type="float" office:value="28.702000000000002" table:style-name="ce8">
            <text:p>28.702</text:p>
          </table:table-cell>
          <table:table-cell office:value-type="float" office:value="54.279000000000003" table:style-name="ce8">
            <text:p>54.279</text:p>
          </table:table-cell>
          <table:table-cell office:value-type="float" office:value="92.540999999999997" table:style-name="ce8">
            <text:p>92.541</text:p>
          </table:table-cell>
          <table:table-cell office:value-type="float" office:value="70.537999999999997" table:style-name="ce8">
            <text:p>70.538</text:p>
          </table:table-cell>
          <table:table-cell office:value-type="float" office:value="74.162999999999997" table:style-name="ce8">
            <text:p>74.163</text:p>
          </table:table-cell>
          <table:table-cell office:value-type="float" office:value="9.6370000000000005" table:style-name="ce8">
            <text:p>9.637</text:p>
          </table:table-cell>
          <table:table-cell office:value-type="float" office:value="19.350000000000001" table:style-name="ce8">
            <text:p>19.35</text:p>
          </table:table-cell>
          <table:table-cell office:value-type="float" office:value="13.569000000000001" table:style-name="ce8">
            <text:p>13.569</text:p>
          </table:table-cell>
          <table:table-cell office:value-type="float" office:value="15.082000000000001" table:style-name="ce8">
            <text:p>15.082</text:p>
          </table:table-cell>
          <table:table-cell office:value-type="float" office:value="9.6349999999999998" table:style-name="ce8">
            <text:p>9.635</text:p>
          </table:table-cell>
          <table:table-cell office:value-type="float" office:value="14.125999999999999" table:style-name="ce8">
            <text:p>14.126</text:p>
          </table:table-cell>
          <table:table-cell office:value-type="float" office:value="0.31900000000000001" table:style-name="ce8">
            <text:p>0.319</text:p>
          </table:table-cell>
          <table:table-cell office:value-type="float" office:value="22.233000000000001" table:style-name="ce8">
            <text:p>22.233</text:p>
          </table:table-cell>
          <table:table-cell office:value-type="float" office:value="2.3570000000000002" table:style-name="ce8">
            <text:p>2.357</text:p>
          </table:table-cell>
          <table:table-cell office:value-type="float" office:value="1.3380000000000001" table:style-name="ce8">
            <text:p>1.338</text:p>
          </table:table-cell>
          <table:table-cell office:value-type="float" office:value="13.378" table:style-name="ce8">
            <text:p>13.378</text:p>
          </table:table-cell>
          <table:table-cell office:value-type="float" office:value="9.4280000000000008" table:style-name="ce8">
            <text:p>9.428</text:p>
          </table:table-cell>
          <table:table-cell office:value-type="float" office:value="1.3859999999999999" table:style-name="ce8">
            <text:p>1.386</text:p>
          </table:table-cell>
          <table:table-cell office:value-type="float" office:value="2.7709999999999999" table:style-name="ce8">
            <text:p>2.771</text:p>
          </table:table-cell>
          <table:table-cell office:value-type="float" office:value="2.7229999999999999" table:style-name="ce8">
            <text:p>2.723</text:p>
          </table:table-cell>
          <table:table-cell office:value-type="float" office:value="2.1179999999999999" table:style-name="ce8">
            <text:p>2.118</text:p>
          </table:table-cell>
          <table:table-cell office:value-type="float" office:value="5.1920000000000002" table:style-name="ce8">
            <text:p>5.192</text:p>
          </table:table-cell>
          <table:table-cell office:value-type="float" office:value="16.960999999999999" table:style-name="ce8">
            <text:p>16.961</text:p>
          </table:table-cell>
          <table:table-cell office:value-type="float" office:value="19.588999999999999" table:style-name="ce8">
            <text:p>19.589</text:p>
          </table:table-cell>
          <table:table-cell office:value-type="float" office:value="19.254999999999999" table:style-name="ce8">
            <text:p>19.255</text:p>
          </table:table-cell>
          <table:table-cell office:value-type="float" office:value="7.5650000000000004" table:style-name="ce8">
            <text:p>7.565</text:p>
          </table:table-cell>
          <table:table-cell office:value-type="float" office:value="8.3149999999999995" table:style-name="ce8">
            <text:p>8.315</text:p>
          </table:table-cell>
          <table:table-cell office:value-type="string" table:style-name="ce8">
            <text:p>9.635</text:p>
          </table:table-cell>
          <table:table-cell office:value-type="string" table:style-name="ce8">
            <text:p>3.931</text:p>
          </table:table-cell>
          <table:table-cell office:value-type="string" table:style-name="ce8">
            <text:p>25.932</text:p>
          </table:table-cell>
          <table:table-cell office:value-type="string" table:style-name="ce8">
            <text:p>37.726</text:p>
          </table:table-cell>
          <table:table-cell office:value-type="string" table:style-name="ce8">
            <text:p>0.701</text:p>
          </table:table-cell>
          <table:table-cell office:value-type="string" table:style-name="ce8">
            <text:p>38.409</text:p>
          </table:table-cell>
          <table:table-cell office:value-type="string" table:style-name="ce8">
            <text:p>43.448</text:p>
          </table:table-cell>
          <table:table-cell office:value-type="string" table:style-name="ce8">
            <text:p>24.843</text:p>
          </table:table-cell>
          <table:table-cell office:value-type="string" table:style-name="ce8">
            <text:p>36.914</text:p>
          </table:table-cell>
          <table:table-cell office:value-type="string" table:style-name="ce8">
            <text:p>35.567</text:p>
          </table:table-cell>
          <table:table-cell office:value-type="string" table:style-name="ce8">
            <text:p>24.086</text:p>
          </table:table-cell>
          <table:table-cell office:value-type="string" table:style-name="ce8">
            <text:p>2.916</text:p>
          </table:table-cell>
          <table:table-cell office:value-type="string" table:style-name="ce8">
            <text:p>4.134</text:p>
          </table:table-cell>
          <table:table-cell office:value-type="string" table:style-name="ce8">
            <text:p>8.343</text:p>
          </table:table-cell>
          <table:table-cell office:value-type="string" table:style-name="ce8">
            <text:p>11.591</text:p>
          </table:table-cell>
          <table:table-cell office:value-type="string" table:style-name="ce8">
            <text:p>15.282</text:p>
          </table:table-cell>
          <table:table-cell office:value-type="string" table:style-name="ce8">
            <text:p>2.695</text:p>
          </table:table-cell>
          <table:table-cell office:value-type="string" table:style-name="ce8">
            <text:p>40.189</text:p>
          </table:table-cell>
          <table:table-cell office:value-type="string" table:style-name="ce8">
            <text:p>10.089</text:p>
          </table:table-cell>
          <table:table-cell office:value-type="string" table:style-name="ce8">
            <text:p>31.361</text:p>
          </table:table-cell>
          <table:table-cell office:value-type="string" table:style-name="ce8">
            <text:p>26.261</text:p>
          </table:table-cell>
          <table:table-cell office:value-type="string" table:style-name="ce8">
            <text:p>5.323</text:p>
          </table:table-cell>
          <table:table-cell office:value-type="string" table:style-name="ce8">
            <text:p>1.929</text:p>
          </table:table-cell>
          <table:table-cell office:value-type="string" table:style-name="ce8">
            <text:p>1.076</text:p>
          </table:table-cell>
          <table:table-cell office:value-type="string" table:style-name="ce8">
            <text:p>1.558</text:p>
          </table:table-cell>
          <table:table-cell office:value-type="string" table:style-name="ce8">
            <text:p>1.873</text:p>
          </table:table-cell>
          <table:table-cell office:value-type="string" table:style-name="ce8">
            <text:p>0.983</text:p>
          </table:table-cell>
          <table:table-cell office:value-type="string" table:style-name="ce8">
            <text:p>2.522</text:p>
          </table:table-cell>
          <table:table-cell office:value-type="string" table:style-name="ce8">
            <text:p>8.68</text:p>
          </table:table-cell>
          <table:table-cell office:value-type="string" table:style-name="ce8">
            <text:p>42.444</text:p>
          </table:table-cell>
          <table:table-cell office:value-type="string" table:style-name="ce8">
            <text:p>15.973</text:p>
          </table:table-cell>
          <table:table-cell office:value-type="string" table:style-name="ce8">
            <text:p>42.471</text:p>
          </table:table-cell>
          <table:table-cell office:value-type="string" table:style-name="ce8">
            <text:p>61.57</text:p>
          </table:table-cell>
          <table:table-cell office:value-type="string" table:style-name="ce8">
            <text:p>33.013</text:p>
          </table:table-cell>
          <table:table-cell office:value-type="float" office:value="59.85" table:style-name="ce8">
            <text:p>59.85</text:p>
          </table:table-cell>
          <table:table-cell office:value-type="float" office:value="67.968999999999994" table:style-name="ce8">
            <text:p>67.969</text:p>
          </table:table-cell>
          <table:table-cell office:value-type="float" office:value="57.917000000000002" table:style-name="ce8">
            <text:p>57.917</text:p>
          </table:table-cell>
          <table:table-cell office:value-type="float" office:value="44.765999999999998" table:style-name="ce8">
            <text:p>44.766</text:p>
          </table:table-cell>
          <table:table-cell office:value-type="float" office:value="69.340999999999994" table:style-name="ce8">
            <text:p>69.341</text:p>
          </table:table-cell>
          <table:table-cell office:value-type="float" office:value="69.924999999999997" table:style-name="ce8">
            <text:p>69.925</text:p>
          </table:table-cell>
          <table:table-cell office:value-type="float" office:value="5.55" table:style-name="ce8">
            <text:p>5.55</text:p>
          </table:table-cell>
          <table:table-cell office:value-type="float" office:value="77.730999999999995" table:style-name="ce8">
            <text:p>77.731</text:p>
          </table:table-cell>
          <table:table-cell table:number-columns-repeated="16238"/>
        </table:table-row>
        <table:table-row table:style-name="ro3">
          <table:table-cell office:value-type="string" table:style-name="ce3">
            <text:p>S01: What type of school did you mainly attend between the ages of 11 and 16?</text:p>
          </table:table-cell>
          <table:table-cell office:value-type="string" table:style-name="ce3">
            <text:p>State non-selective</text:p>
          </table:table-cell>
          <table:table-cell office:value-type="float" office:value="169495" table:style-name="ce8">
            <text:p>169495</text:p>
          </table:table-cell>
          <table:table-cell office:value-type="float" office:value="64.498000000000005" table:style-name="ce8">
            <text:p>64.498</text:p>
          </table:table-cell>
          <table:table-cell office:value-type="float" office:value="77.867000000000004" table:style-name="ce8">
            <text:p>77.867</text:p>
          </table:table-cell>
          <table:table-cell office:value-type="float" office:value="84.275000000000006" table:style-name="ce8">
            <text:p>84.275</text:p>
          </table:table-cell>
          <table:table-cell office:value-type="float" office:value="73.477999999999994" table:style-name="ce8">
            <text:p>73.478</text:p>
          </table:table-cell>
          <table:table-cell office:value-type="float" office:value="84.122" table:style-name="ce8">
            <text:p>84.122</text:p>
          </table:table-cell>
          <table:table-cell office:value-type="float" office:value="58.197000000000003" table:style-name="ce8">
            <text:p>58.197</text:p>
          </table:table-cell>
          <table:table-cell office:value-type="float" office:value="81.430999999999997" table:style-name="ce8">
            <text:p>81.431</text:p>
          </table:table-cell>
          <table:table-cell office:value-type="float" office:value="75.084000000000003" table:style-name="ce8">
            <text:p>75.084</text:p>
          </table:table-cell>
          <table:table-cell office:value-type="float" office:value="38.837000000000003" table:style-name="ce8">
            <text:p>38.837</text:p>
          </table:table-cell>
          <table:table-cell office:value-type="float" office:value="54.506999999999998" table:style-name="ce8">
            <text:p>54.507</text:p>
          </table:table-cell>
          <table:table-cell office:value-type="float" office:value="27.012" table:style-name="ce8">
            <text:p>27.012</text:p>
          </table:table-cell>
          <table:table-cell office:value-type="float" office:value="73.664000000000001" table:style-name="ce8">
            <text:p>73.664</text:p>
          </table:table-cell>
          <table:table-cell office:value-type="float" office:value="90.569000000000003" table:style-name="ce8">
            <text:p>90.569</text:p>
          </table:table-cell>
          <table:table-cell office:value-type="float" office:value="84.227999999999994" table:style-name="ce8">
            <text:p>84.228</text:p>
          </table:table-cell>
          <table:table-cell office:value-type="float" office:value="79.64" table:style-name="ce8">
            <text:p>79.64</text:p>
          </table:table-cell>
          <table:table-cell office:value-type="float" office:value="59.567" table:style-name="ce8">
            <text:p>59.567</text:p>
          </table:table-cell>
          <table:table-cell office:value-type="float" office:value="75.301000000000002" table:style-name="ce8">
            <text:p>75.301</text:p>
          </table:table-cell>
          <table:table-cell office:value-type="float" office:value="82.772999999999996" table:style-name="ce8">
            <text:p>82.773</text:p>
          </table:table-cell>
          <table:table-cell office:value-type="float" office:value="85.775000000000006" table:style-name="ce8">
            <text:p>85.775</text:p>
          </table:table-cell>
          <table:table-cell office:value-type="float" office:value="75.483000000000004" table:style-name="ce8">
            <text:p>75.483</text:p>
          </table:table-cell>
          <table:table-cell office:value-type="float" office:value="87.411000000000001" table:style-name="ce8">
            <text:p>87.411</text:p>
          </table:table-cell>
          <table:table-cell office:value-type="float" office:value="84.346000000000004" table:style-name="ce8">
            <text:p>84.346</text:p>
          </table:table-cell>
          <table:table-cell office:value-type="float" office:value="70.295000000000002" table:style-name="ce8">
            <text:p>70.295</text:p>
          </table:table-cell>
          <table:table-cell office:value-type="float" office:value="80.254000000000005" table:style-name="ce8">
            <text:p>80.254</text:p>
          </table:table-cell>
          <table:table-cell office:value-type="float" office:value="83.049000000000007" table:style-name="ce8">
            <text:p>83.049</text:p>
          </table:table-cell>
          <table:table-cell office:value-type="float" office:value="71.149000000000001" table:style-name="ce8">
            <text:p>71.149</text:p>
          </table:table-cell>
          <table:table-cell office:value-type="float" office:value="67.748999999999995" table:style-name="ce8">
            <text:p>67.749</text:p>
          </table:table-cell>
          <table:table-cell office:value-type="float" office:value="72.066999999999993" table:style-name="ce8">
            <text:p>72.067</text:p>
          </table:table-cell>
          <table:table-cell office:value-type="float" office:value="42.92" table:style-name="ce8">
            <text:p>42.92</text:p>
          </table:table-cell>
          <table:table-cell office:value-type="float" office:value="88.622" table:style-name="ce8">
            <text:p>88.622</text:p>
          </table:table-cell>
          <table:table-cell office:value-type="float" office:value="85.596999999999994" table:style-name="ce8">
            <text:p>85.597</text:p>
          </table:table-cell>
          <table:table-cell office:value-type="float" office:value="78.159000000000006" table:style-name="ce8">
            <text:p>78.159</text:p>
          </table:table-cell>
          <table:table-cell office:value-type="float" office:value="68.262" table:style-name="ce8">
            <text:p>68.262</text:p>
          </table:table-cell>
          <table:table-cell office:value-type="float" office:value="53.082999999999998" table:style-name="ce8">
            <text:p>53.083</text:p>
          </table:table-cell>
          <table:table-cell office:value-type="float" office:value="59.963999999999999" table:style-name="ce8">
            <text:p>59.964</text:p>
          </table:table-cell>
          <table:table-cell office:value-type="float" office:value="51.466999999999999" table:style-name="ce8">
            <text:p>51.467</text:p>
          </table:table-cell>
          <table:table-cell office:value-type="float" office:value="84.078999999999994" table:style-name="ce8">
            <text:p>84.079</text:p>
          </table:table-cell>
          <table:table-cell office:value-type="float" office:value="88.991" table:style-name="ce8">
            <text:p>88.991</text:p>
          </table:table-cell>
          <table:table-cell office:value-type="float" office:value="72.257999999999996" table:style-name="ce8">
            <text:p>72.258</text:p>
          </table:table-cell>
          <table:table-cell office:value-type="float" office:value="80.388999999999996" table:style-name="ce8">
            <text:p>80.389</text:p>
          </table:table-cell>
          <table:table-cell office:value-type="float" office:value="71.570999999999998" table:style-name="ce8">
            <text:p>71.571</text:p>
          </table:table-cell>
          <table:table-cell office:value-type="float" office:value="78.945999999999998" table:style-name="ce8">
            <text:p>78.946</text:p>
          </table:table-cell>
          <table:table-cell office:value-type="float" office:value="87.741" table:style-name="ce8">
            <text:p>87.741</text:p>
          </table:table-cell>
          <table:table-cell office:value-type="float" office:value="73.772000000000006" table:style-name="ce8">
            <text:p>73.772</text:p>
          </table:table-cell>
          <table:table-cell office:value-type="float" office:value="65.387" table:style-name="ce8">
            <text:p>65.387</text:p>
          </table:table-cell>
          <table:table-cell office:value-type="float" office:value="73.088999999999999" table:style-name="ce8">
            <text:p>73.089</text:p>
          </table:table-cell>
          <table:table-cell office:value-type="float" office:value="38.22" table:style-name="ce8">
            <text:p>38.22</text:p>
          </table:table-cell>
          <table:table-cell office:value-type="float" office:value="45.401000000000003" table:style-name="ce8">
            <text:p>45.401</text:p>
          </table:table-cell>
          <table:table-cell office:value-type="float" office:value="32.902999999999999" table:style-name="ce8">
            <text:p>32.903</text:p>
          </table:table-cell>
          <table:table-cell office:value-type="float" office:value="70.644999999999996" table:style-name="ce8">
            <text:p>70.645</text:p>
          </table:table-cell>
          <table:table-cell office:value-type="float" office:value="65.599999999999994" table:style-name="ce8">
            <text:p>65.6</text:p>
          </table:table-cell>
          <table:table-cell office:value-type="float" office:value="56.63" table:style-name="ce8">
            <text:p>56.63</text:p>
          </table:table-cell>
          <table:table-cell office:value-type="float" office:value="57.670999999999999" table:style-name="ce8">
            <text:p>57.671</text:p>
          </table:table-cell>
          <table:table-cell office:value-type="float" office:value="41.197000000000003" table:style-name="ce8">
            <text:p>41.197</text:p>
          </table:table-cell>
          <table:table-cell office:value-type="float" office:value="38.116" table:style-name="ce8">
            <text:p>38.116</text:p>
          </table:table-cell>
          <table:table-cell office:value-type="float" office:value="68.373000000000005" table:style-name="ce8">
            <text:p>68.373</text:p>
          </table:table-cell>
          <table:table-cell office:value-type="float" office:value="40.280999999999999" table:style-name="ce8">
            <text:p>40.281</text:p>
          </table:table-cell>
          <table:table-cell office:value-type="float" office:value="52.042000000000002" table:style-name="ce8">
            <text:p>52.042</text:p>
          </table:table-cell>
          <table:table-cell office:value-type="float" office:value="65.272000000000006" table:style-name="ce8">
            <text:p>65.272</text:p>
          </table:table-cell>
          <table:table-cell office:value-type="float" office:value="63.253999999999998" table:style-name="ce8">
            <text:p>63.254</text:p>
          </table:table-cell>
          <table:table-cell office:value-type="float" office:value="55.383000000000003" table:style-name="ce8">
            <text:p>55.383</text:p>
          </table:table-cell>
          <table:table-cell office:value-type="float" office:value="56.356999999999999" table:style-name="ce8">
            <text:p>56.357</text:p>
          </table:table-cell>
          <table:table-cell office:value-type="float" office:value="53.426000000000002" table:style-name="ce8">
            <text:p>53.426</text:p>
          </table:table-cell>
          <table:table-cell office:value-type="float" office:value="51.305" table:style-name="ce8">
            <text:p>51.305</text:p>
          </table:table-cell>
          <table:table-cell office:value-type="float" office:value="38.100999999999999" table:style-name="ce8">
            <text:p>38.101</text:p>
          </table:table-cell>
          <table:table-cell office:value-type="float" office:value="91.097999999999999" table:style-name="ce8">
            <text:p>91.098</text:p>
          </table:table-cell>
          <table:table-cell office:value-type="float" office:value="71.48" table:style-name="ce8">
            <text:p>71.48</text:p>
          </table:table-cell>
          <table:table-cell office:value-type="float" office:value="72.572999999999993" table:style-name="ce8">
            <text:p>72.573</text:p>
          </table:table-cell>
          <table:table-cell office:value-type="float" office:value="71.171999999999997" table:style-name="ce8">
            <text:p>71.172</text:p>
          </table:table-cell>
          <table:table-cell office:value-type="float" office:value="81.801000000000002" table:style-name="ce8">
            <text:p>81.801</text:p>
          </table:table-cell>
          <table:table-cell office:value-type="float" office:value="61.218000000000004" table:style-name="ce8">
            <text:p>61.218</text:p>
          </table:table-cell>
          <table:table-cell office:value-type="float" office:value="72.98" table:style-name="ce8">
            <text:p>72.98</text:p>
          </table:table-cell>
          <table:table-cell office:value-type="float" office:value="5.4349999999999996" table:style-name="ce8">
            <text:p>5.435</text:p>
          </table:table-cell>
          <table:table-cell office:value-type="float" office:value="9.9610000000000003" table:style-name="ce8">
            <text:p>9.961</text:p>
          </table:table-cell>
          <table:table-cell office:value-type="float" office:value="27.407" table:style-name="ce8">
            <text:p>27.407</text:p>
          </table:table-cell>
          <table:table-cell office:value-type="float" office:value="57.195999999999998" table:style-name="ce8">
            <text:p>57.196</text:p>
          </table:table-cell>
          <table:table-cell office:value-type="float" office:value="92.180999999999997" table:style-name="ce8">
            <text:p>92.181</text:p>
          </table:table-cell>
          <table:table-cell office:value-type="float" office:value="69.164000000000001" table:style-name="ce8">
            <text:p>69.164</text:p>
          </table:table-cell>
          <table:table-cell office:value-type="float" office:value="74.759" table:style-name="ce8">
            <text:p>74.759</text:p>
          </table:table-cell>
          <table:table-cell office:value-type="float" office:value="9.0060000000000002" table:style-name="ce8">
            <text:p>9.006</text:p>
          </table:table-cell>
          <table:table-cell office:value-type="float" office:value="15.911" table:style-name="ce8">
            <text:p>15.911</text:p>
          </table:table-cell>
          <table:table-cell office:value-type="float" office:value="13.67" table:style-name="ce8">
            <text:p>13.67</text:p>
          </table:table-cell>
          <table:table-cell office:value-type="float" office:value="15.148999999999999" table:style-name="ce8">
            <text:p>15.149</text:p>
          </table:table-cell>
          <table:table-cell office:value-type="float" office:value="11.074" table:style-name="ce8">
            <text:p>11.074</text:p>
          </table:table-cell>
          <table:table-cell office:value-type="float" office:value="14.334" table:style-name="ce8">
            <text:p>14.334</text:p>
          </table:table-cell>
          <table:table-cell office:value-type="float" office:value="0.33500000000000002" table:style-name="ce8">
            <text:p>0.335</text:p>
          </table:table-cell>
          <table:table-cell office:value-type="float" office:value="22.844000000000001" table:style-name="ce8">
            <text:p>22.844</text:p>
          </table:table-cell>
          <table:table-cell office:value-type="float" office:value="2.649" table:style-name="ce8">
            <text:p>2.649</text:p>
          </table:table-cell>
          <table:table-cell office:value-type="float" office:value="1.544" table:style-name="ce8">
            <text:p>1.544</text:p>
          </table:table-cell>
          <table:table-cell office:value-type="float" office:value="13.946" table:style-name="ce8">
            <text:p>13.946</text:p>
          </table:table-cell>
          <table:table-cell office:value-type="float" office:value="9.8190000000000008" table:style-name="ce8">
            <text:p>9.819</text:p>
          </table:table-cell>
          <table:table-cell office:value-type="float" office:value="1.8340000000000001" table:style-name="ce8">
            <text:p>1.834</text:p>
          </table:table-cell>
          <table:table-cell office:value-type="float" office:value="2.9180000000000001" table:style-name="ce8">
            <text:p>2.918</text:p>
          </table:table-cell>
          <table:table-cell office:value-type="float" office:value="3.2330000000000001" table:style-name="ce8">
            <text:p>3.233</text:p>
          </table:table-cell>
          <table:table-cell office:value-type="float" office:value="2.3530000000000002" table:style-name="ce8">
            <text:p>2.353</text:p>
          </table:table-cell>
          <table:table-cell office:value-type="float" office:value="5.8490000000000002" table:style-name="ce8">
            <text:p>5.849</text:p>
          </table:table-cell>
          <table:table-cell office:value-type="float" office:value="17.579999999999998" table:style-name="ce8">
            <text:p>17.58</text:p>
          </table:table-cell>
          <table:table-cell office:value-type="float" office:value="19.079000000000001" table:style-name="ce8">
            <text:p>19.079</text:p>
          </table:table-cell>
          <table:table-cell office:value-type="float" office:value="19.367999999999999" table:style-name="ce8">
            <text:p>19.368</text:p>
          </table:table-cell>
          <table:table-cell office:value-type="float" office:value="7.4" table:style-name="ce8">
            <text:p>7.4</text:p>
          </table:table-cell>
          <table:table-cell office:value-type="float" office:value="7.9119999999999999" table:style-name="ce8">
            <text:p>7.912</text:p>
          </table:table-cell>
          <table:table-cell office:value-type="string" table:style-name="ce8">
            <text:p>9.945</text:p>
          </table:table-cell>
          <table:table-cell office:value-type="string" table:style-name="ce8">
            <text:p>4.314</text:p>
          </table:table-cell>
          <table:table-cell office:value-type="string" table:style-name="ce8">
            <text:p>25.385</text:p>
          </table:table-cell>
          <table:table-cell office:value-type="string" table:style-name="ce8">
            <text:p>38.41</text:p>
          </table:table-cell>
          <table:table-cell office:value-type="string" table:style-name="ce8">
            <text:p>0.74</text:p>
          </table:table-cell>
          <table:table-cell office:value-type="string" table:style-name="ce8">
            <text:p>38.582</text:p>
          </table:table-cell>
          <table:table-cell office:value-type="string" table:style-name="ce8">
            <text:p>44.773</text:p>
          </table:table-cell>
          <table:table-cell office:value-type="string" table:style-name="ce8">
            <text:p>24.645</text:p>
          </table:table-cell>
          <table:table-cell office:value-type="string" table:style-name="ce8">
            <text:p>38.403</text:p>
          </table:table-cell>
          <table:table-cell office:value-type="string" table:style-name="ce8">
            <text:p>36.205</text:p>
          </table:table-cell>
          <table:table-cell office:value-type="string" table:style-name="ce8">
            <text:p>25.034</text:p>
          </table:table-cell>
          <table:table-cell office:value-type="string" table:style-name="ce8">
            <text:p>2.849</text:p>
          </table:table-cell>
          <table:table-cell office:value-type="string" table:style-name="ce8">
            <text:p>4.299</text:p>
          </table:table-cell>
          <table:table-cell office:value-type="string" table:style-name="ce8">
            <text:p>8.853</text:p>
          </table:table-cell>
          <table:table-cell office:value-type="string" table:style-name="ce8">
            <text:p>12.053</text:p>
          </table:table-cell>
          <table:table-cell office:value-type="string" table:style-name="ce8">
            <text:p>15.418</text:p>
          </table:table-cell>
          <table:table-cell office:value-type="string" table:style-name="ce8">
            <text:p>2.669</text:p>
          </table:table-cell>
          <table:table-cell office:value-type="string" table:style-name="ce8">
            <text:p>41.694</text:p>
          </table:table-cell>
          <table:table-cell office:value-type="string" table:style-name="ce8">
            <text:p>10.105</text:p>
          </table:table-cell>
          <table:table-cell office:value-type="string" table:style-name="ce8">
            <text:p>31.619</text:p>
          </table:table-cell>
          <table:table-cell office:value-type="string" table:style-name="ce8">
            <text:p>26.334</text:p>
          </table:table-cell>
          <table:table-cell office:value-type="string" table:style-name="ce8">
            <text:p>5.24</text:p>
          </table:table-cell>
          <table:table-cell office:value-type="string" table:style-name="ce8">
            <text:p>1.769</text:p>
          </table:table-cell>
          <table:table-cell office:value-type="string" table:style-name="ce8">
            <text:p>1.252</text:p>
          </table:table-cell>
          <table:table-cell office:value-type="string" table:style-name="ce8">
            <text:p>1.852</text:p>
          </table:table-cell>
          <table:table-cell office:value-type="string" table:style-name="ce8">
            <text:p>1.972</text:p>
          </table:table-cell>
          <table:table-cell office:value-type="string" table:style-name="ce8">
            <text:p>1.184</text:p>
          </table:table-cell>
          <table:table-cell office:value-type="string" table:style-name="ce8">
            <text:p>2.684</text:p>
          </table:table-cell>
          <table:table-cell office:value-type="string" table:style-name="ce8">
            <text:p>8.756</text:p>
          </table:table-cell>
          <table:table-cell office:value-type="string" table:style-name="ce8">
            <text:p>41.611</text:p>
          </table:table-cell>
          <table:table-cell office:value-type="string" table:style-name="ce8">
            <text:p>15.619</text:p>
          </table:table-cell>
          <table:table-cell office:value-type="string" table:style-name="ce8">
            <text:p>42.908</text:p>
          </table:table-cell>
          <table:table-cell office:value-type="string" table:style-name="ce8">
            <text:p>60.766</text:p>
          </table:table-cell>
          <table:table-cell office:value-type="string" table:style-name="ce8">
            <text:p>33.117</text:p>
          </table:table-cell>
          <table:table-cell office:value-type="float" office:value="59.140999999999998" table:style-name="ce8">
            <text:p>59.141</text:p>
          </table:table-cell>
          <table:table-cell office:value-type="float" office:value="66.762" table:style-name="ce8">
            <text:p>66.762</text:p>
          </table:table-cell>
          <table:table-cell office:value-type="float" office:value="56.825000000000003" table:style-name="ce8">
            <text:p>56.825</text:p>
          </table:table-cell>
          <table:table-cell office:value-type="float" office:value="44.618000000000002" table:style-name="ce8">
            <text:p>44.618</text:p>
          </table:table-cell>
          <table:table-cell office:value-type="float" office:value="68.052999999999997" table:style-name="ce8">
            <text:p>68.053</text:p>
          </table:table-cell>
          <table:table-cell office:value-type="float" office:value="69.207999999999998" table:style-name="ce8">
            <text:p>69.208</text:p>
          </table:table-cell>
          <table:table-cell office:value-type="float" office:value="5.68" table:style-name="ce8">
            <text:p>5.68</text:p>
          </table:table-cell>
          <table:table-cell office:value-type="float" office:value="77.831000000000003" table:style-name="ce8">
            <text:p>77.831</text:p>
          </table:table-cell>
          <table:table-cell table:number-columns-repeated="16238"/>
        </table:table-row>
        <table:table-row table:style-name="ro3">
          <table:table-cell office:value-type="string" table:style-name="ce3">
            <text:p>S01: What type of school did you mainly attend between the ages of 11 and 16?</text:p>
          </table:table-cell>
          <table:table-cell office:value-type="string" table:style-name="ce3">
            <text:p>Independent with bursary</text:p>
          </table:table-cell>
          <table:table-cell office:value-type="float" office:value="7463" table:style-name="ce8">
            <text:p>7463</text:p>
          </table:table-cell>
          <table:table-cell office:value-type="float" office:value="65.171000000000006" table:style-name="ce8">
            <text:p>65.171</text:p>
          </table:table-cell>
          <table:table-cell office:value-type="float" office:value="80.653000000000006" table:style-name="ce8">
            <text:p>80.653</text:p>
          </table:table-cell>
          <table:table-cell office:value-type="float" office:value="83.177000000000007" table:style-name="ce8">
            <text:p>83.177</text:p>
          </table:table-cell>
          <table:table-cell office:value-type="float" office:value="73.998999999999995" table:style-name="ce8">
            <text:p>73.999</text:p>
          </table:table-cell>
          <table:table-cell office:value-type="float" office:value="85.593999999999994" table:style-name="ce8">
            <text:p>85.594</text:p>
          </table:table-cell>
          <table:table-cell office:value-type="float" office:value="58.206000000000003" table:style-name="ce8">
            <text:p>58.206</text:p>
          </table:table-cell>
          <table:table-cell office:value-type="float" office:value="82.42" table:style-name="ce8">
            <text:p>82.42</text:p>
          </table:table-cell>
          <table:table-cell office:value-type="float" office:value="72.718999999999994" table:style-name="ce8">
            <text:p>72.719</text:p>
          </table:table-cell>
          <table:table-cell office:value-type="float" office:value="39.164999999999999" table:style-name="ce8">
            <text:p>39.165</text:p>
          </table:table-cell>
          <table:table-cell office:value-type="float" office:value="55.44" table:style-name="ce8">
            <text:p>55.44</text:p>
          </table:table-cell>
          <table:table-cell office:value-type="float" office:value="26.285" table:style-name="ce8">
            <text:p>26.285</text:p>
          </table:table-cell>
          <table:table-cell office:value-type="float" office:value="74.72" table:style-name="ce8">
            <text:p>74.72</text:p>
          </table:table-cell>
          <table:table-cell office:value-type="float" office:value="92.775000000000006" table:style-name="ce8">
            <text:p>92.775</text:p>
          </table:table-cell>
          <table:table-cell office:value-type="float" office:value="85.367000000000004" table:style-name="ce8">
            <text:p>85.367</text:p>
          </table:table-cell>
          <table:table-cell office:value-type="float" office:value="81.106999999999999" table:style-name="ce8">
            <text:p>81.107</text:p>
          </table:table-cell>
          <table:table-cell office:value-type="float" office:value="63.905000000000001" table:style-name="ce8">
            <text:p>63.905</text:p>
          </table:table-cell>
          <table:table-cell office:value-type="float" office:value="80.126000000000005" table:style-name="ce8">
            <text:p>80.126</text:p>
          </table:table-cell>
          <table:table-cell office:value-type="float" office:value="81.447999999999993" table:style-name="ce8">
            <text:p>81.448</text:p>
          </table:table-cell>
          <table:table-cell office:value-type="float" office:value="84.902000000000001" table:style-name="ce8">
            <text:p>84.902</text:p>
          </table:table-cell>
          <table:table-cell office:value-type="float" office:value="76.177000000000007" table:style-name="ce8">
            <text:p>76.177</text:p>
          </table:table-cell>
          <table:table-cell office:value-type="float" office:value="87.751999999999995" table:style-name="ce8">
            <text:p>87.752</text:p>
          </table:table-cell>
          <table:table-cell office:value-type="float" office:value="86.691999999999993" table:style-name="ce8">
            <text:p>86.692</text:p>
          </table:table-cell>
          <table:table-cell office:value-type="float" office:value="70.164000000000001" table:style-name="ce8">
            <text:p>70.164</text:p>
          </table:table-cell>
          <table:table-cell office:value-type="float" office:value="81.635999999999996" table:style-name="ce8">
            <text:p>81.636</text:p>
          </table:table-cell>
          <table:table-cell office:value-type="float" office:value="84.084000000000003" table:style-name="ce8">
            <text:p>84.084</text:p>
          </table:table-cell>
          <table:table-cell office:value-type="float" office:value="69.224000000000004" table:style-name="ce8">
            <text:p>69.224</text:p>
          </table:table-cell>
          <table:table-cell office:value-type="float" office:value="67.209999999999994" table:style-name="ce8">
            <text:p>67.21</text:p>
          </table:table-cell>
          <table:table-cell office:value-type="float" office:value="73.266999999999996" table:style-name="ce8">
            <text:p>73.267</text:p>
          </table:table-cell>
          <table:table-cell office:value-type="float" office:value="43.844999999999999" table:style-name="ce8">
            <text:p>43.845</text:p>
          </table:table-cell>
          <table:table-cell office:value-type="float" office:value="89.370999999999995" table:style-name="ce8">
            <text:p>89.371</text:p>
          </table:table-cell>
          <table:table-cell office:value-type="float" office:value="86.924000000000007" table:style-name="ce8">
            <text:p>86.924</text:p>
          </table:table-cell>
          <table:table-cell office:value-type="float" office:value="80.460999999999999" table:style-name="ce8">
            <text:p>80.461</text:p>
          </table:table-cell>
          <table:table-cell office:value-type="float" office:value="65.884" table:style-name="ce8">
            <text:p>65.884</text:p>
          </table:table-cell>
          <table:table-cell office:value-type="float" office:value="54.610999999999997" table:style-name="ce8">
            <text:p>54.611</text:p>
          </table:table-cell>
          <table:table-cell office:value-type="float" office:value="58.789000000000001" table:style-name="ce8">
            <text:p>58.789</text:p>
          </table:table-cell>
          <table:table-cell office:value-type="float" office:value="53.487000000000002" table:style-name="ce8">
            <text:p>53.487</text:p>
          </table:table-cell>
          <table:table-cell office:value-type="float" office:value="85.77" table:style-name="ce8">
            <text:p>85.77</text:p>
          </table:table-cell>
          <table:table-cell office:value-type="float" office:value="89.516999999999996" table:style-name="ce8">
            <text:p>89.517</text:p>
          </table:table-cell>
          <table:table-cell office:value-type="float" office:value="75.641999999999996" table:style-name="ce8">
            <text:p>75.642</text:p>
          </table:table-cell>
          <table:table-cell office:value-type="float" office:value="78.728999999999999" table:style-name="ce8">
            <text:p>78.729</text:p>
          </table:table-cell>
          <table:table-cell office:value-type="float" office:value="71.507000000000005" table:style-name="ce8">
            <text:p>71.507</text:p>
          </table:table-cell>
          <table:table-cell office:value-type="float" office:value="76.840999999999994" table:style-name="ce8">
            <text:p>76.841</text:p>
          </table:table-cell>
          <table:table-cell office:value-type="float" office:value="89.213999999999999" table:style-name="ce8">
            <text:p>89.214</text:p>
          </table:table-cell>
          <table:table-cell office:value-type="float" office:value="71.835999999999999" table:style-name="ce8">
            <text:p>71.836</text:p>
          </table:table-cell>
          <table:table-cell office:value-type="float" office:value="60.387" table:style-name="ce8">
            <text:p>60.387</text:p>
          </table:table-cell>
          <table:table-cell office:value-type="float" office:value="66.501000000000005" table:style-name="ce8">
            <text:p>66.501</text:p>
          </table:table-cell>
          <table:table-cell office:value-type="float" office:value="40.021000000000001" table:style-name="ce8">
            <text:p>40.021</text:p>
          </table:table-cell>
          <table:table-cell office:value-type="float" office:value="45.109000000000002" table:style-name="ce8">
            <text:p>45.109</text:p>
          </table:table-cell>
          <table:table-cell office:value-type="float" office:value="32.372999999999998" table:style-name="ce8">
            <text:p>32.373</text:p>
          </table:table-cell>
          <table:table-cell office:value-type="float" office:value="73.415000000000006" table:style-name="ce8">
            <text:p>73.415</text:p>
          </table:table-cell>
          <table:table-cell office:value-type="float" office:value="68.174000000000007" table:style-name="ce8">
            <text:p>68.174</text:p>
          </table:table-cell>
          <table:table-cell office:value-type="float" office:value="53.933" table:style-name="ce8">
            <text:p>53.933</text:p>
          </table:table-cell>
          <table:table-cell office:value-type="float" office:value="60.241" table:style-name="ce8">
            <text:p>60.241</text:p>
          </table:table-cell>
          <table:table-cell office:value-type="float" office:value="38.323" table:style-name="ce8">
            <text:p>38.323</text:p>
          </table:table-cell>
          <table:table-cell office:value-type="float" office:value="37.796999999999997" table:style-name="ce8">
            <text:p>37.797</text:p>
          </table:table-cell>
          <table:table-cell office:value-type="float" office:value="68.451999999999998" table:style-name="ce8">
            <text:p>68.452</text:p>
          </table:table-cell>
          <table:table-cell office:value-type="float" office:value="43.283000000000001" table:style-name="ce8">
            <text:p>43.283</text:p>
          </table:table-cell>
          <table:table-cell office:value-type="float" office:value="55.319000000000003" table:style-name="ce8">
            <text:p>55.319</text:p>
          </table:table-cell>
          <table:table-cell office:value-type="float" office:value="68.257000000000005" table:style-name="ce8">
            <text:p>68.257</text:p>
          </table:table-cell>
          <table:table-cell office:value-type="float" office:value="64.451999999999998" table:style-name="ce8">
            <text:p>64.452</text:p>
          </table:table-cell>
          <table:table-cell office:value-type="float" office:value="56.128" table:style-name="ce8">
            <text:p>56.128</text:p>
          </table:table-cell>
          <table:table-cell office:value-type="float" office:value="56.316000000000003" table:style-name="ce8">
            <text:p>56.316</text:p>
          </table:table-cell>
          <table:table-cell office:value-type="float" office:value="53.026000000000003" table:style-name="ce8">
            <text:p>53.026</text:p>
          </table:table-cell>
          <table:table-cell office:value-type="float" office:value="56.588999999999999" table:style-name="ce8">
            <text:p>56.589</text:p>
          </table:table-cell>
          <table:table-cell office:value-type="float" office:value="40.929000000000002" table:style-name="ce8">
            <text:p>40.929</text:p>
          </table:table-cell>
          <table:table-cell office:value-type="float" office:value="90.212000000000003" table:style-name="ce8">
            <text:p>90.212</text:p>
          </table:table-cell>
          <table:table-cell office:value-type="float" office:value="74.507000000000005" table:style-name="ce8">
            <text:p>74.507</text:p>
          </table:table-cell>
          <table:table-cell office:value-type="float" office:value="71.805000000000007" table:style-name="ce8">
            <text:p>71.805</text:p>
          </table:table-cell>
          <table:table-cell office:value-type="float" office:value="74.125" table:style-name="ce8">
            <text:p>74.125</text:p>
          </table:table-cell>
          <table:table-cell office:value-type="float" office:value="80.734999999999999" table:style-name="ce8">
            <text:p>80.735</text:p>
          </table:table-cell>
          <table:table-cell office:value-type="float" office:value="62.505000000000003" table:style-name="ce8">
            <text:p>62.505</text:p>
          </table:table-cell>
          <table:table-cell office:value-type="float" office:value="74.572999999999993" table:style-name="ce8">
            <text:p>74.573</text:p>
          </table:table-cell>
          <table:table-cell office:value-type="float" office:value="5.7960000000000003" table:style-name="ce8">
            <text:p>5.796</text:p>
          </table:table-cell>
          <table:table-cell office:value-type="float" office:value="13.206" table:style-name="ce8">
            <text:p>13.206</text:p>
          </table:table-cell>
          <table:table-cell office:value-type="float" office:value="35.436" table:style-name="ce8">
            <text:p>35.436</text:p>
          </table:table-cell>
          <table:table-cell office:value-type="float" office:value="45.561999999999998" table:style-name="ce8">
            <text:p>45.562</text:p>
          </table:table-cell>
          <table:table-cell office:value-type="float" office:value="93.403000000000006" table:style-name="ce8">
            <text:p>93.403</text:p>
          </table:table-cell>
          <table:table-cell office:value-type="float" office:value="67.566999999999993" table:style-name="ce8">
            <text:p>67.567</text:p>
          </table:table-cell>
          <table:table-cell office:value-type="float" office:value="74.546999999999997" table:style-name="ce8">
            <text:p>74.547</text:p>
          </table:table-cell>
          <table:table-cell office:value-type="float" office:value="9.1470000000000002" table:style-name="ce8">
            <text:p>9.147</text:p>
          </table:table-cell>
          <table:table-cell office:value-type="float" office:value="21.649000000000001" table:style-name="ce8">
            <text:p>21.649</text:p>
          </table:table-cell>
          <table:table-cell office:value-type="float" office:value="13.991" table:style-name="ce8">
            <text:p>13.991</text:p>
          </table:table-cell>
          <table:table-cell office:value-type="float" office:value="15.611000000000001" table:style-name="ce8">
            <text:p>15.611</text:p>
          </table:table-cell>
          <table:table-cell office:value-type="float" office:value="12.371" table:style-name="ce8">
            <text:p>12.371</text:p>
          </table:table-cell>
          <table:table-cell office:value-type="float" office:value="24.448" table:style-name="ce8">
            <text:p>24.448</text:p>
          </table:table-cell>
          <table:table-cell office:value-type="float" office:value="1.0309999999999999" table:style-name="ce8">
            <text:p>1.031</text:p>
          </table:table-cell>
          <table:table-cell office:value-type="float" office:value="25.331" table:style-name="ce8">
            <text:p>25.331</text:p>
          </table:table-cell>
          <table:table-cell office:value-type="float" office:value="2.798" table:style-name="ce8">
            <text:p>2.798</text:p>
          </table:table-cell>
          <table:table-cell office:value-type="float" office:value="2.2090000000000001" table:style-name="ce8">
            <text:p>2.209</text:p>
          </table:table-cell>
          <table:table-cell office:value-type="float" office:value="13.401999999999999" table:style-name="ce8">
            <text:p>13.402</text:p>
          </table:table-cell>
          <table:table-cell office:value-type="float" office:value="8.984" table:style-name="ce8">
            <text:p>8.984</text:p>
          </table:table-cell>
          <table:table-cell office:value-type="float" office:value="1.7669999999999999" table:style-name="ce8">
            <text:p>1.767</text:p>
          </table:table-cell>
          <table:table-cell office:value-type="float" office:value="3.8290000000000002" table:style-name="ce8">
            <text:p>3.829</text:p>
          </table:table-cell>
          <table:table-cell office:value-type="float" office:value="4.1239999999999997" table:style-name="ce8">
            <text:p>4.124</text:p>
          </table:table-cell>
          <table:table-cell office:value-type="float" office:value="1.915" table:style-name="ce8">
            <text:p>1.915</text:p>
          </table:table-cell>
          <table:table-cell office:value-type="float" office:value="7.6580000000000004" table:style-name="ce8">
            <text:p>7.658</text:p>
          </table:table-cell>
          <table:table-cell office:value-type="float" office:value="14.286" table:style-name="ce8">
            <text:p>14.286</text:p>
          </table:table-cell>
          <table:table-cell office:value-type="float" office:value="17.82" table:style-name="ce8">
            <text:p>17.82</text:p>
          </table:table-cell>
          <table:table-cell office:value-type="float" office:value="18.408999999999999" table:style-name="ce8">
            <text:p>18.409</text:p>
          </table:table-cell>
          <table:table-cell office:value-type="float" office:value="6.7750000000000004" table:style-name="ce8">
            <text:p>6.775</text:p>
          </table:table-cell>
          <table:table-cell office:value-type="float" office:value="8.5" table:style-name="ce8">
            <text:p>8.5</text:p>
          </table:table-cell>
          <table:table-cell office:value-type="string" table:style-name="ce8">
            <text:p>11.058</text:p>
          </table:table-cell>
          <table:table-cell office:value-type="string" table:style-name="ce8">
            <text:p>5.529</text:p>
          </table:table-cell>
          <table:table-cell office:value-type="string" table:style-name="ce8">
            <text:p>24.013</text:p>
          </table:table-cell>
          <table:table-cell office:value-type="string" table:style-name="ce8">
            <text:p>41.706</text:p>
          </table:table-cell>
          <table:table-cell office:value-type="string" table:style-name="ce8">
            <text:p>0.632</text:p>
          </table:table-cell>
          <table:table-cell office:value-type="string" table:style-name="ce8">
            <text:p>40.442</text:p>
          </table:table-cell>
          <table:table-cell office:value-type="string" table:style-name="ce8">
            <text:p>45.34</text:p>
          </table:table-cell>
          <table:table-cell office:value-type="string" table:style-name="ce8">
            <text:p>29.7</text:p>
          </table:table-cell>
          <table:table-cell office:value-type="string" table:style-name="ce8">
            <text:p>36.651</text:p>
          </table:table-cell>
          <table:table-cell office:value-type="string" table:style-name="ce8">
            <text:p>37.125</text:p>
          </table:table-cell>
          <table:table-cell office:value-type="string" table:style-name="ce8">
            <text:p>31.438</text:p>
          </table:table-cell>
          <table:table-cell office:value-type="string" table:style-name="ce8">
            <text:p>2.528</text:p>
          </table:table-cell>
          <table:table-cell office:value-type="string" table:style-name="ce8">
            <text:p>3.949</text:p>
          </table:table-cell>
          <table:table-cell office:value-type="string" table:style-name="ce8">
            <text:p>5.529</text:p>
          </table:table-cell>
          <table:table-cell office:value-type="string" table:style-name="ce8">
            <text:p>9.795</text:p>
          </table:table-cell>
          <table:table-cell office:value-type="string" table:style-name="ce8">
            <text:p>14.376</text:p>
          </table:table-cell>
          <table:table-cell office:value-type="string" table:style-name="ce8">
            <text:p>2.528</text:p>
          </table:table-cell>
          <table:table-cell office:value-type="string" table:style-name="ce8">
            <text:p>38.986</text:p>
          </table:table-cell>
          <table:table-cell office:value-type="string" table:style-name="ce8">
            <text:p>11.252</text:p>
          </table:table-cell>
          <table:table-cell office:value-type="string" table:style-name="ce8">
            <text:p>28.368</text:p>
          </table:table-cell>
          <table:table-cell office:value-type="string" table:style-name="ce8">
            <text:p>29.635</text:p>
          </table:table-cell>
          <table:table-cell office:value-type="string" table:style-name="ce8">
            <text:p>6.181</text:p>
          </table:table-cell>
          <table:table-cell office:value-type="string" table:style-name="ce8">
            <text:p>3.645</text:p>
          </table:table-cell>
          <table:table-cell office:value-type="string" table:style-name="ce8">
            <text:p>1.268</text:p>
          </table:table-cell>
          <table:table-cell office:value-type="string" table:style-name="ce8">
            <text:p>2.536</text:p>
          </table:table-cell>
          <table:table-cell office:value-type="string" table:style-name="ce8">
            <text:p>1.743</text:p>
          </table:table-cell>
          <table:table-cell office:value-type="string" table:style-name="ce8">
            <text:p>1.902</text:p>
          </table:table-cell>
          <table:table-cell office:value-type="string" table:style-name="ce8">
            <text:p>3.803</text:p>
          </table:table-cell>
          <table:table-cell office:value-type="string" table:style-name="ce8">
            <text:p>6.656</text:p>
          </table:table-cell>
          <table:table-cell office:value-type="string" table:style-name="ce8">
            <text:p>42.038</text:p>
          </table:table-cell>
          <table:table-cell office:value-type="string" table:style-name="ce8">
            <text:p>13.614</text:p>
          </table:table-cell>
          <table:table-cell office:value-type="string" table:style-name="ce8">
            <text:p>43.45</text:p>
          </table:table-cell>
          <table:table-cell office:value-type="string" table:style-name="ce8">
            <text:p>64.241</text:p>
          </table:table-cell>
          <table:table-cell office:value-type="string" table:style-name="ce8">
            <text:p>33.46</text:p>
          </table:table-cell>
          <table:table-cell office:value-type="float" office:value="58.271999999999998" table:style-name="ce8">
            <text:p>58.272</text:p>
          </table:table-cell>
          <table:table-cell office:value-type="float" office:value="66.613" table:style-name="ce8">
            <text:p>66.613</text:p>
          </table:table-cell>
          <table:table-cell office:value-type="float" office:value="55.133000000000003" table:style-name="ce8">
            <text:p>55.133</text:p>
          </table:table-cell>
          <table:table-cell office:value-type="float" office:value="41.597000000000001" table:style-name="ce8">
            <text:p>41.597</text:p>
          </table:table-cell>
          <table:table-cell office:value-type="float" office:value="69.358000000000004" table:style-name="ce8">
            <text:p>69.358</text:p>
          </table:table-cell>
          <table:table-cell office:value-type="float" office:value="70.805000000000007" table:style-name="ce8">
            <text:p>70.805</text:p>
          </table:table-cell>
          <table:table-cell office:value-type="float" office:value="5.69" table:style-name="ce8">
            <text:p>5.69</text:p>
          </table:table-cell>
          <table:table-cell office:value-type="float" office:value="79.879000000000005" table:style-name="ce8">
            <text:p>79.879</text:p>
          </table:table-cell>
          <table:table-cell table:number-columns-repeated="16238"/>
        </table:table-row>
        <table:table-row table:style-name="ro3">
          <table:table-cell office:value-type="string" table:style-name="ce3">
            <text:p>S01: What type of school did you mainly attend between the ages of 11 and 16?</text:p>
          </table:table-cell>
          <table:table-cell office:value-type="string" table:style-name="ce3">
            <text:p>Independent no bursary</text:p>
          </table:table-cell>
          <table:table-cell office:value-type="float" office:value="14836" table:style-name="ce8">
            <text:p>14836</text:p>
          </table:table-cell>
          <table:table-cell office:value-type="float" office:value="66.171000000000006" table:style-name="ce8">
            <text:p>66.171</text:p>
          </table:table-cell>
          <table:table-cell office:value-type="float" office:value="80.962000000000003" table:style-name="ce8">
            <text:p>80.962</text:p>
          </table:table-cell>
          <table:table-cell office:value-type="float" office:value="83.697000000000003" table:style-name="ce8">
            <text:p>83.697</text:p>
          </table:table-cell>
          <table:table-cell office:value-type="float" office:value="73.936000000000007" table:style-name="ce8">
            <text:p>73.936</text:p>
          </table:table-cell>
          <table:table-cell office:value-type="float" office:value="85.126999999999995" table:style-name="ce8">
            <text:p>85.127</text:p>
          </table:table-cell>
          <table:table-cell office:value-type="float" office:value="58.984999999999999" table:style-name="ce8">
            <text:p>58.985</text:p>
          </table:table-cell>
          <table:table-cell office:value-type="float" office:value="83.165999999999997" table:style-name="ce8">
            <text:p>83.166</text:p>
          </table:table-cell>
          <table:table-cell office:value-type="float" office:value="74.266999999999996" table:style-name="ce8">
            <text:p>74.267</text:p>
          </table:table-cell>
          <table:table-cell office:value-type="float" office:value="39.411999999999999" table:style-name="ce8">
            <text:p>39.412</text:p>
          </table:table-cell>
          <table:table-cell office:value-type="float" office:value="56.470999999999997" table:style-name="ce8">
            <text:p>56.471</text:p>
          </table:table-cell>
          <table:table-cell office:value-type="float" office:value="25.914999999999999" table:style-name="ce8">
            <text:p>25.915</text:p>
          </table:table-cell>
          <table:table-cell office:value-type="float" office:value="75.034999999999997" table:style-name="ce8">
            <text:p>75.035</text:p>
          </table:table-cell>
          <table:table-cell office:value-type="float" office:value="92.730999999999995" table:style-name="ce8">
            <text:p>92.731</text:p>
          </table:table-cell>
          <table:table-cell office:value-type="float" office:value="85.266999999999996" table:style-name="ce8">
            <text:p>85.267</text:p>
          </table:table-cell>
          <table:table-cell office:value-type="float" office:value="82.085999999999999" table:style-name="ce8">
            <text:p>82.086</text:p>
          </table:table-cell>
          <table:table-cell office:value-type="float" office:value="64.295000000000002" table:style-name="ce8">
            <text:p>64.295</text:p>
          </table:table-cell>
          <table:table-cell office:value-type="float" office:value="80.400999999999996" table:style-name="ce8">
            <text:p>80.401</text:p>
          </table:table-cell>
          <table:table-cell office:value-type="float" office:value="81.789000000000001" table:style-name="ce8">
            <text:p>81.789</text:p>
          </table:table-cell>
          <table:table-cell office:value-type="float" office:value="85.611999999999995" table:style-name="ce8">
            <text:p>85.612</text:p>
          </table:table-cell>
          <table:table-cell office:value-type="float" office:value="76.959999999999994" table:style-name="ce8">
            <text:p>76.96</text:p>
          </table:table-cell>
          <table:table-cell office:value-type="float" office:value="88.031999999999996" table:style-name="ce8">
            <text:p>88.032</text:p>
          </table:table-cell>
          <table:table-cell office:value-type="float" office:value="86.501999999999995" table:style-name="ce8">
            <text:p>86.502</text:p>
          </table:table-cell>
          <table:table-cell office:value-type="float" office:value="69.024000000000001" table:style-name="ce8">
            <text:p>69.024</text:p>
          </table:table-cell>
          <table:table-cell office:value-type="float" office:value="82.006" table:style-name="ce8">
            <text:p>82.006</text:p>
          </table:table-cell>
          <table:table-cell office:value-type="float" office:value="84.034000000000006" table:style-name="ce8">
            <text:p>84.034</text:p>
          </table:table-cell>
          <table:table-cell office:value-type="float" office:value="69.742999999999995" table:style-name="ce8">
            <text:p>69.743</text:p>
          </table:table-cell>
          <table:table-cell office:value-type="float" office:value="67.653000000000006" table:style-name="ce8">
            <text:p>67.653</text:p>
          </table:table-cell>
          <table:table-cell office:value-type="float" office:value="73.100999999999999" table:style-name="ce8">
            <text:p>73.101</text:p>
          </table:table-cell>
          <table:table-cell office:value-type="float" office:value="42.177999999999997" table:style-name="ce8">
            <text:p>42.178</text:p>
          </table:table-cell>
          <table:table-cell office:value-type="float" office:value="89.512" table:style-name="ce8">
            <text:p>89.512</text:p>
          </table:table-cell>
          <table:table-cell office:value-type="float" office:value="86.091999999999999" table:style-name="ce8">
            <text:p>86.092</text:p>
          </table:table-cell>
          <table:table-cell office:value-type="float" office:value="79.795000000000002" table:style-name="ce8">
            <text:p>79.795</text:p>
          </table:table-cell>
          <table:table-cell office:value-type="float" office:value="67.424999999999997" table:style-name="ce8">
            <text:p>67.425</text:p>
          </table:table-cell>
          <table:table-cell office:value-type="float" office:value="53.866" table:style-name="ce8">
            <text:p>53.866</text:p>
          </table:table-cell>
          <table:table-cell office:value-type="float" office:value="61.198999999999998" table:style-name="ce8">
            <text:p>61.199</text:p>
          </table:table-cell>
          <table:table-cell office:value-type="float" office:value="53.468000000000004" table:style-name="ce8">
            <text:p>53.468</text:p>
          </table:table-cell>
          <table:table-cell office:value-type="float" office:value="86.57" table:style-name="ce8">
            <text:p>86.57</text:p>
          </table:table-cell>
          <table:table-cell office:value-type="float" office:value="90.141000000000005" table:style-name="ce8">
            <text:p>90.141</text:p>
          </table:table-cell>
          <table:table-cell office:value-type="float" office:value="76.394000000000005" table:style-name="ce8">
            <text:p>76.394</text:p>
          </table:table-cell>
          <table:table-cell office:value-type="float" office:value="79.578000000000003" table:style-name="ce8">
            <text:p>79.578</text:p>
          </table:table-cell>
          <table:table-cell office:value-type="float" office:value="73.111000000000004" table:style-name="ce8">
            <text:p>73.111</text:p>
          </table:table-cell>
          <table:table-cell office:value-type="float" office:value="77.73" table:style-name="ce8">
            <text:p>77.73</text:p>
          </table:table-cell>
          <table:table-cell office:value-type="float" office:value="89.251999999999995" table:style-name="ce8">
            <text:p>89.252</text:p>
          </table:table-cell>
          <table:table-cell office:value-type="float" office:value="74.200999999999993" table:style-name="ce8">
            <text:p>74.201</text:p>
          </table:table-cell>
          <table:table-cell office:value-type="float" office:value="62.747" table:style-name="ce8">
            <text:p>62.747</text:p>
          </table:table-cell>
          <table:table-cell office:value-type="float" office:value="68.572999999999993" table:style-name="ce8">
            <text:p>68.573</text:p>
          </table:table-cell>
          <table:table-cell office:value-type="float" office:value="40.116" table:style-name="ce8">
            <text:p>40.116</text:p>
          </table:table-cell>
          <table:table-cell office:value-type="float" office:value="45.146000000000001" table:style-name="ce8">
            <text:p>45.146</text:p>
          </table:table-cell>
          <table:table-cell office:value-type="float" office:value="33.01" table:style-name="ce8">
            <text:p>33.01</text:p>
          </table:table-cell>
          <table:table-cell office:value-type="float" office:value="73.95" table:style-name="ce8">
            <text:p>73.95</text:p>
          </table:table-cell>
          <table:table-cell office:value-type="float" office:value="69.072999999999993" table:style-name="ce8">
            <text:p>69.073</text:p>
          </table:table-cell>
          <table:table-cell office:value-type="float" office:value="55.712000000000003" table:style-name="ce8">
            <text:p>55.712</text:p>
          </table:table-cell>
          <table:table-cell office:value-type="float" office:value="61.719000000000001" table:style-name="ce8">
            <text:p>61.719</text:p>
          </table:table-cell>
          <table:table-cell office:value-type="float" office:value="40.14" table:style-name="ce8">
            <text:p>40.14</text:p>
          </table:table-cell>
          <table:table-cell office:value-type="float" office:value="38.786999999999999" table:style-name="ce8">
            <text:p>38.787</text:p>
          </table:table-cell>
          <table:table-cell office:value-type="float" office:value="69.63" table:style-name="ce8">
            <text:p>69.63</text:p>
          </table:table-cell>
          <table:table-cell office:value-type="float" office:value="43.555" table:style-name="ce8">
            <text:p>43.555</text:p>
          </table:table-cell>
          <table:table-cell office:value-type="float" office:value="55.539000000000001" table:style-name="ce8">
            <text:p>55.539</text:p>
          </table:table-cell>
          <table:table-cell office:value-type="float" office:value="69.921000000000006" table:style-name="ce8">
            <text:p>69.921</text:p>
          </table:table-cell>
          <table:table-cell office:value-type="float" office:value="66.608000000000004" table:style-name="ce8">
            <text:p>66.608</text:p>
          </table:table-cell>
          <table:table-cell office:value-type="float" office:value="56.247" table:style-name="ce8">
            <text:p>56.247</text:p>
          </table:table-cell>
          <table:table-cell office:value-type="float" office:value="58.209000000000003" table:style-name="ce8">
            <text:p>58.209</text:p>
          </table:table-cell>
          <table:table-cell office:value-type="float" office:value="55.445" table:style-name="ce8">
            <text:p>55.445</text:p>
          </table:table-cell>
          <table:table-cell office:value-type="float" office:value="56.249000000000002" table:style-name="ce8">
            <text:p>56.249</text:p>
          </table:table-cell>
          <table:table-cell office:value-type="float" office:value="39.316000000000003" table:style-name="ce8">
            <text:p>39.316</text:p>
          </table:table-cell>
          <table:table-cell office:value-type="float" office:value="91.183000000000007" table:style-name="ce8">
            <text:p>91.183</text:p>
          </table:table-cell>
          <table:table-cell office:value-type="float" office:value="74.281000000000006" table:style-name="ce8">
            <text:p>74.281</text:p>
          </table:table-cell>
          <table:table-cell office:value-type="float" office:value="73.415999999999997" table:style-name="ce8">
            <text:p>73.416</text:p>
          </table:table-cell>
          <table:table-cell office:value-type="float" office:value="73.763999999999996" table:style-name="ce8">
            <text:p>73.764</text:p>
          </table:table-cell>
          <table:table-cell office:value-type="float" office:value="81.212999999999994" table:style-name="ce8">
            <text:p>81.213</text:p>
          </table:table-cell>
          <table:table-cell office:value-type="float" office:value="59.442" table:style-name="ce8">
            <text:p>59.442</text:p>
          </table:table-cell>
          <table:table-cell office:value-type="float" office:value="75.849000000000004" table:style-name="ce8">
            <text:p>75.849</text:p>
          </table:table-cell>
          <table:table-cell office:value-type="float" office:value="5.2830000000000004" table:style-name="ce8">
            <text:p>5.283</text:p>
          </table:table-cell>
          <table:table-cell office:value-type="float" office:value="12.894" table:style-name="ce8">
            <text:p>12.894</text:p>
          </table:table-cell>
          <table:table-cell office:value-type="float" office:value="35.454999999999998" table:style-name="ce8">
            <text:p>35.455</text:p>
          </table:table-cell>
          <table:table-cell office:value-type="float" office:value="46.366999999999997" table:style-name="ce8">
            <text:p>46.367</text:p>
          </table:table-cell>
          <table:table-cell office:value-type="float" office:value="92.430999999999997" table:style-name="ce8">
            <text:p>92.431</text:p>
          </table:table-cell>
          <table:table-cell office:value-type="float" office:value="64.040999999999997" table:style-name="ce8">
            <text:p>64.041</text:p>
          </table:table-cell>
          <table:table-cell office:value-type="float" office:value="74.575000000000003" table:style-name="ce8">
            <text:p>74.575</text:p>
          </table:table-cell>
          <table:table-cell office:value-type="float" office:value="8.4049999999999994" table:style-name="ce8">
            <text:p>8.405</text:p>
          </table:table-cell>
          <table:table-cell office:value-type="float" office:value="16.881" table:style-name="ce8">
            <text:p>16.881</text:p>
          </table:table-cell>
          <table:table-cell office:value-type="float" office:value="11.576000000000001" table:style-name="ce8">
            <text:p>11.576</text:p>
          </table:table-cell>
          <table:table-cell office:value-type="float" office:value="13.987" table:style-name="ce8">
            <text:p>13.987</text:p>
          </table:table-cell>
          <table:table-cell office:value-type="float" office:value="14.55" table:style-name="ce8">
            <text:p>14.55</text:p>
          </table:table-cell>
          <table:table-cell office:value-type="float" office:value="19.533999999999999" table:style-name="ce8">
            <text:p>19.534</text:p>
          </table:table-cell>
          <table:table-cell office:value-type="float" office:value="0.24099999999999999" table:style-name="ce8">
            <text:p>0.241</text:p>
          </table:table-cell>
          <table:table-cell office:value-type="float" office:value="24.356999999999999" table:style-name="ce8">
            <text:p>24.357</text:p>
          </table:table-cell>
          <table:table-cell office:value-type="float" office:value="3.2149999999999999" table:style-name="ce8">
            <text:p>3.215</text:p>
          </table:table-cell>
          <table:table-cell office:value-type="float" office:value="1.6080000000000001" table:style-name="ce8">
            <text:p>1.608</text:p>
          </table:table-cell>
          <table:table-cell office:value-type="float" office:value="11.576000000000001" table:style-name="ce8">
            <text:p>11.576</text:p>
          </table:table-cell>
          <table:table-cell office:value-type="float" office:value="7.2350000000000003" table:style-name="ce8">
            <text:p>7.235</text:p>
          </table:table-cell>
          <table:table-cell office:value-type="float" office:value="1.6879999999999999" table:style-name="ce8">
            <text:p>1.688</text:p>
          </table:table-cell>
          <table:table-cell office:value-type="float" office:value="2.4119999999999999" table:style-name="ce8">
            <text:p>2.412</text:p>
          </table:table-cell>
          <table:table-cell office:value-type="float" office:value="2.8940000000000001" table:style-name="ce8">
            <text:p>2.894</text:p>
          </table:table-cell>
          <table:table-cell office:value-type="float" office:value="2.0099999999999998" table:style-name="ce8">
            <text:p>2.01</text:p>
          </table:table-cell>
          <table:table-cell office:value-type="float" office:value="5.5469999999999997" table:style-name="ce8">
            <text:p>5.547</text:p>
          </table:table-cell>
          <table:table-cell office:value-type="float" office:value="13.746" table:style-name="ce8">
            <text:p>13.746</text:p>
          </table:table-cell>
          <table:table-cell office:value-type="float" office:value="15.916" table:style-name="ce8">
            <text:p>15.916</text:p>
          </table:table-cell>
          <table:table-cell office:value-type="float" office:value="19.132000000000001" table:style-name="ce8">
            <text:p>19.132</text:p>
          </table:table-cell>
          <table:table-cell office:value-type="float" office:value="8.1189999999999998" table:style-name="ce8">
            <text:p>8.119</text:p>
          </table:table-cell>
          <table:table-cell office:value-type="float" office:value="7.8689999999999998" table:style-name="ce8">
            <text:p>7.869</text:p>
          </table:table-cell>
          <table:table-cell office:value-type="string" table:style-name="ce8">
            <text:p>8.912</text:p>
          </table:table-cell>
          <table:table-cell office:value-type="string" table:style-name="ce8">
            <text:p>4.113</text:p>
          </table:table-cell>
          <table:table-cell office:value-type="string" table:style-name="ce8">
            <text:p>22.022</text:p>
          </table:table-cell>
          <table:table-cell office:value-type="string" table:style-name="ce8">
            <text:p>40.446</text:p>
          </table:table-cell>
          <table:table-cell office:value-type="string" table:style-name="ce8">
            <text:p>0.686</text:p>
          </table:table-cell>
          <table:table-cell office:value-type="string" table:style-name="ce8">
            <text:p>39.16</text:p>
          </table:table-cell>
          <table:table-cell office:value-type="string" table:style-name="ce8">
            <text:p>47.129</text:p>
          </table:table-cell>
          <table:table-cell office:value-type="string" table:style-name="ce8">
            <text:p>28.192</text:p>
          </table:table-cell>
          <table:table-cell office:value-type="string" table:style-name="ce8">
            <text:p>34.961</text:p>
          </table:table-cell>
          <table:table-cell office:value-type="string" table:style-name="ce8">
            <text:p>35.047</text:p>
          </table:table-cell>
          <table:table-cell office:value-type="string" table:style-name="ce8">
            <text:p>25.707</text:p>
          </table:table-cell>
          <table:table-cell office:value-type="string" table:style-name="ce8">
            <text:p>2.485</text:p>
          </table:table-cell>
          <table:table-cell office:value-type="string" table:style-name="ce8">
            <text:p>4.027</text:p>
          </table:table-cell>
          <table:table-cell office:value-type="string" table:style-name="ce8">
            <text:p>8.141</text:p>
          </table:table-cell>
          <table:table-cell office:value-type="string" table:style-name="ce8">
            <text:p>10.626</text:p>
          </table:table-cell>
          <table:table-cell office:value-type="string" table:style-name="ce8">
            <text:p>16.195</text:p>
          </table:table-cell>
          <table:table-cell office:value-type="string" table:style-name="ce8">
            <text:p>2.913</text:p>
          </table:table-cell>
          <table:table-cell office:value-type="string" table:style-name="ce8">
            <text:p>38.422</text:p>
          </table:table-cell>
          <table:table-cell office:value-type="string" table:style-name="ce8">
            <text:p>10.463</text:p>
          </table:table-cell>
          <table:table-cell office:value-type="string" table:style-name="ce8">
            <text:p>32.59</text:p>
          </table:table-cell>
          <table:table-cell office:value-type="string" table:style-name="ce8">
            <text:p>27.015</text:p>
          </table:table-cell>
          <table:table-cell office:value-type="string" table:style-name="ce8">
            <text:p>5.146</text:p>
          </table:table-cell>
          <table:table-cell office:value-type="string" table:style-name="ce8">
            <text:p>4.889</text:p>
          </table:table-cell>
          <table:table-cell office:value-type="string" table:style-name="ce8">
            <text:p>1.458</text:p>
          </table:table-cell>
          <table:table-cell office:value-type="string" table:style-name="ce8">
            <text:p>1.715</text:p>
          </table:table-cell>
          <table:table-cell office:value-type="string" table:style-name="ce8">
            <text:p>1.544</text:p>
          </table:table-cell>
          <table:table-cell office:value-type="string" table:style-name="ce8">
            <text:p>1.115</text:p>
          </table:table-cell>
          <table:table-cell office:value-type="string" table:style-name="ce8">
            <text:p>2.916</text:p>
          </table:table-cell>
          <table:table-cell office:value-type="string" table:style-name="ce8">
            <text:p>8.919</text:p>
          </table:table-cell>
          <table:table-cell office:value-type="string" table:style-name="ce8">
            <text:p>43.164</text:p>
          </table:table-cell>
          <table:table-cell office:value-type="string" table:style-name="ce8">
            <text:p>14.799</text:p>
          </table:table-cell>
          <table:table-cell office:value-type="string" table:style-name="ce8">
            <text:p>40.225</text:p>
          </table:table-cell>
          <table:table-cell office:value-type="string" table:style-name="ce8">
            <text:p>60.794</text:p>
          </table:table-cell>
          <table:table-cell office:value-type="string" table:style-name="ce8">
            <text:p>31.936</text:p>
          </table:table-cell>
          <table:table-cell office:value-type="float" office:value="60.235999999999997" table:style-name="ce8">
            <text:p>60.236</text:p>
          </table:table-cell>
          <table:table-cell office:value-type="float" office:value="68.962999999999994" table:style-name="ce8">
            <text:p>68.963</text:p>
          </table:table-cell>
          <table:table-cell office:value-type="float" office:value="58.021999999999998" table:style-name="ce8">
            <text:p>58.022</text:p>
          </table:table-cell>
          <table:table-cell office:value-type="float" office:value="43.798999999999999" table:style-name="ce8">
            <text:p>43.799</text:p>
          </table:table-cell>
          <table:table-cell office:value-type="float" office:value="71.801000000000002" table:style-name="ce8">
            <text:p>71.801</text:p>
          </table:table-cell>
          <table:table-cell office:value-type="float" office:value="73.545000000000002" table:style-name="ce8">
            <text:p>73.545</text:p>
          </table:table-cell>
          <table:table-cell office:value-type="float" office:value="5.14" table:style-name="ce8">
            <text:p>5.14</text:p>
          </table:table-cell>
          <table:table-cell office:value-type="float" office:value="80.046000000000006" table:style-name="ce8">
            <text:p>80.046</text:p>
          </table:table-cell>
          <table:table-cell table:number-columns-repeated="16238"/>
        </table:table-row>
        <table:table-row table:style-name="ro3">
          <table:table-cell office:value-type="string" table:style-name="ce3">
            <text:p>S01: What type of school did you mainly attend between the ages of 11 and 16?</text:p>
          </table:table-cell>
          <table:table-cell office:value-type="string" table:style-name="ce3">
            <text:p>Other including abroad</text:p>
          </table:table-cell>
          <table:table-cell office:value-type="float" office:value="17421" table:style-name="ce8">
            <text:p>17421</text:p>
          </table:table-cell>
          <table:table-cell office:value-type="float" office:value="70.093000000000004" table:style-name="ce8">
            <text:p>70.093</text:p>
          </table:table-cell>
          <table:table-cell office:value-type="float" office:value="79.078000000000003" table:style-name="ce8">
            <text:p>79.078</text:p>
          </table:table-cell>
          <table:table-cell office:value-type="float" office:value="85.734999999999999" table:style-name="ce8">
            <text:p>85.735</text:p>
          </table:table-cell>
          <table:table-cell office:value-type="float" office:value="75.010999999999996" table:style-name="ce8">
            <text:p>75.011</text:p>
          </table:table-cell>
          <table:table-cell office:value-type="float" office:value="83.843999999999994" table:style-name="ce8">
            <text:p>83.844</text:p>
          </table:table-cell>
          <table:table-cell office:value-type="float" office:value="60.957999999999998" table:style-name="ce8">
            <text:p>60.958</text:p>
          </table:table-cell>
          <table:table-cell office:value-type="float" office:value="81.19" table:style-name="ce8">
            <text:p>81.19</text:p>
          </table:table-cell>
          <table:table-cell office:value-type="float" office:value="77.635000000000005" table:style-name="ce8">
            <text:p>77.635</text:p>
          </table:table-cell>
          <table:table-cell office:value-type="float" office:value="34.584000000000003" table:style-name="ce8">
            <text:p>34.584</text:p>
          </table:table-cell>
          <table:table-cell office:value-type="float" office:value="57.92" table:style-name="ce8">
            <text:p>57.92</text:p>
          </table:table-cell>
          <table:table-cell office:value-type="float" office:value="26.210999999999999" table:style-name="ce8">
            <text:p>26.211</text:p>
          </table:table-cell>
          <table:table-cell office:value-type="float" office:value="75.671999999999997" table:style-name="ce8">
            <text:p>75.672</text:p>
          </table:table-cell>
          <table:table-cell office:value-type="float" office:value="92.569000000000003" table:style-name="ce8">
            <text:p>92.569</text:p>
          </table:table-cell>
          <table:table-cell office:value-type="float" office:value="84.381" table:style-name="ce8">
            <text:p>84.381</text:p>
          </table:table-cell>
          <table:table-cell office:value-type="float" office:value="81.966999999999999" table:style-name="ce8">
            <text:p>81.967</text:p>
          </table:table-cell>
          <table:table-cell office:value-type="float" office:value="61.325000000000003" table:style-name="ce8">
            <text:p>61.325</text:p>
          </table:table-cell>
          <table:table-cell office:value-type="float" office:value="75.105000000000004" table:style-name="ce8">
            <text:p>75.105</text:p>
          </table:table-cell>
          <table:table-cell office:value-type="float" office:value="83.828999999999994" table:style-name="ce8">
            <text:p>83.829</text:p>
          </table:table-cell>
          <table:table-cell office:value-type="float" office:value="87.653999999999996" table:style-name="ce8">
            <text:p>87.654</text:p>
          </table:table-cell>
          <table:table-cell office:value-type="float" office:value="77.412000000000006" table:style-name="ce8">
            <text:p>77.412</text:p>
          </table:table-cell>
          <table:table-cell office:value-type="float" office:value="84.9" table:style-name="ce8">
            <text:p>84.9</text:p>
          </table:table-cell>
          <table:table-cell office:value-type="float" office:value="83.643000000000001" table:style-name="ce8">
            <text:p>83.643</text:p>
          </table:table-cell>
          <table:table-cell office:value-type="float" office:value="72.278000000000006" table:style-name="ce8">
            <text:p>72.278</text:p>
          </table:table-cell>
          <table:table-cell office:value-type="float" office:value="78.831000000000003" table:style-name="ce8">
            <text:p>78.831</text:p>
          </table:table-cell>
          <table:table-cell office:value-type="float" office:value="83.578999999999994" table:style-name="ce8">
            <text:p>83.579</text:p>
          </table:table-cell>
          <table:table-cell office:value-type="float" office:value="73.838999999999999" table:style-name="ce8">
            <text:p>73.839</text:p>
          </table:table-cell>
          <table:table-cell office:value-type="float" office:value="73.477999999999994" table:style-name="ce8">
            <text:p>73.478</text:p>
          </table:table-cell>
          <table:table-cell office:value-type="float" office:value="72.683999999999997" table:style-name="ce8">
            <text:p>72.684</text:p>
          </table:table-cell>
          <table:table-cell office:value-type="float" office:value="49.462000000000003" table:style-name="ce8">
            <text:p>49.462</text:p>
          </table:table-cell>
          <table:table-cell office:value-type="float" office:value="87.314999999999998" table:style-name="ce8">
            <text:p>87.315</text:p>
          </table:table-cell>
          <table:table-cell office:value-type="float" office:value="85.311000000000007" table:style-name="ce8">
            <text:p>85.311</text:p>
          </table:table-cell>
          <table:table-cell office:value-type="float" office:value="78.924000000000007" table:style-name="ce8">
            <text:p>78.924</text:p>
          </table:table-cell>
          <table:table-cell office:value-type="float" office:value="69.403000000000006" table:style-name="ce8">
            <text:p>69.403</text:p>
          </table:table-cell>
          <table:table-cell office:value-type="float" office:value="60.161000000000001" table:style-name="ce8">
            <text:p>60.161</text:p>
          </table:table-cell>
          <table:table-cell office:value-type="float" office:value="56.408000000000001" table:style-name="ce8">
            <text:p>56.408</text:p>
          </table:table-cell>
          <table:table-cell office:value-type="float" office:value="57.756" table:style-name="ce8">
            <text:p>57.756</text:p>
          </table:table-cell>
          <table:table-cell office:value-type="float" office:value="82.36" table:style-name="ce8">
            <text:p>82.36</text:p>
          </table:table-cell>
          <table:table-cell office:value-type="float" office:value="88.313000000000002" table:style-name="ce8">
            <text:p>88.313</text:p>
          </table:table-cell>
          <table:table-cell office:value-type="float" office:value="76.028000000000006" table:style-name="ce8">
            <text:p>76.028</text:p>
          </table:table-cell>
          <table:table-cell office:value-type="float" office:value="78.022000000000006" table:style-name="ce8">
            <text:p>78.022</text:p>
          </table:table-cell>
          <table:table-cell office:value-type="float" office:value="75.132000000000005" table:style-name="ce8">
            <text:p>75.132</text:p>
          </table:table-cell>
          <table:table-cell office:value-type="float" office:value="81.143000000000001" table:style-name="ce8">
            <text:p>81.143</text:p>
          </table:table-cell>
          <table:table-cell office:value-type="float" office:value="90.858000000000004" table:style-name="ce8">
            <text:p>90.858</text:p>
          </table:table-cell>
          <table:table-cell office:value-type="float" office:value="77.796999999999997" table:style-name="ce8">
            <text:p>77.797</text:p>
          </table:table-cell>
          <table:table-cell office:value-type="float" office:value="68.03" table:style-name="ce8">
            <text:p>68.03</text:p>
          </table:table-cell>
          <table:table-cell office:value-type="float" office:value="72.856999999999999" table:style-name="ce8">
            <text:p>72.857</text:p>
          </table:table-cell>
          <table:table-cell office:value-type="float" office:value="34.698" table:style-name="ce8">
            <text:p>34.698</text:p>
          </table:table-cell>
          <table:table-cell office:value-type="float" office:value="39.64" table:style-name="ce8">
            <text:p>39.64</text:p>
          </table:table-cell>
          <table:table-cell office:value-type="float" office:value="29.428999999999998" table:style-name="ce8">
            <text:p>29.429</text:p>
          </table:table-cell>
          <table:table-cell office:value-type="float" office:value="74.212000000000003" table:style-name="ce8">
            <text:p>74.212</text:p>
          </table:table-cell>
          <table:table-cell office:value-type="float" office:value="68.584000000000003" table:style-name="ce8">
            <text:p>68.584</text:p>
          </table:table-cell>
          <table:table-cell office:value-type="float" office:value="59.219000000000001" table:style-name="ce8">
            <text:p>59.219</text:p>
          </table:table-cell>
          <table:table-cell office:value-type="float" office:value="61.999000000000002" table:style-name="ce8">
            <text:p>61.999</text:p>
          </table:table-cell>
          <table:table-cell office:value-type="float" office:value="49.103000000000002" table:style-name="ce8">
            <text:p>49.103</text:p>
          </table:table-cell>
          <table:table-cell office:value-type="float" office:value="43.938000000000002" table:style-name="ce8">
            <text:p>43.938</text:p>
          </table:table-cell>
          <table:table-cell office:value-type="float" office:value="72.180999999999997" table:style-name="ce8">
            <text:p>72.181</text:p>
          </table:table-cell>
          <table:table-cell office:value-type="float" office:value="42.712000000000003" table:style-name="ce8">
            <text:p>42.712</text:p>
          </table:table-cell>
          <table:table-cell office:value-type="float" office:value="49.226999999999997" table:style-name="ce8">
            <text:p>49.227</text:p>
          </table:table-cell>
          <table:table-cell office:value-type="float" office:value="77.061999999999998" table:style-name="ce8">
            <text:p>77.062</text:p>
          </table:table-cell>
          <table:table-cell office:value-type="float" office:value="72.168000000000006" table:style-name="ce8">
            <text:p>72.168</text:p>
          </table:table-cell>
          <table:table-cell office:value-type="float" office:value="61.274000000000001" table:style-name="ce8">
            <text:p>61.274</text:p>
          </table:table-cell>
          <table:table-cell office:value-type="float" office:value="65.296999999999997" table:style-name="ce8">
            <text:p>65.297</text:p>
          </table:table-cell>
          <table:table-cell office:value-type="float" office:value="62.606999999999999" table:style-name="ce8">
            <text:p>62.607</text:p>
          </table:table-cell>
          <table:table-cell office:value-type="float" office:value="57.075000000000003" table:style-name="ce8">
            <text:p>57.075</text:p>
          </table:table-cell>
          <table:table-cell office:value-type="float" office:value="42.622999999999998" table:style-name="ce8">
            <text:p>42.623</text:p>
          </table:table-cell>
          <table:table-cell office:value-type="float" office:value="91.424999999999997" table:style-name="ce8">
            <text:p>91.425</text:p>
          </table:table-cell>
          <table:table-cell office:value-type="float" office:value="67.790999999999997" table:style-name="ce8">
            <text:p>67.791</text:p>
          </table:table-cell>
          <table:table-cell office:value-type="float" office:value="72.367000000000004" table:style-name="ce8">
            <text:p>72.367</text:p>
          </table:table-cell>
          <table:table-cell office:value-type="float" office:value="67.840999999999994" table:style-name="ce8">
            <text:p>67.841</text:p>
          </table:table-cell>
          <table:table-cell office:value-type="float" office:value="78.873999999999995" table:style-name="ce8">
            <text:p>78.874</text:p>
          </table:table-cell>
          <table:table-cell office:value-type="float" office:value="61.447000000000003" table:style-name="ce8">
            <text:p>61.447</text:p>
          </table:table-cell>
          <table:table-cell office:value-type="float" office:value="72.7" table:style-name="ce8">
            <text:p>72.7</text:p>
          </table:table-cell>
          <table:table-cell office:value-type="float" office:value="4.8540000000000001" table:style-name="ce8">
            <text:p>4.854</text:p>
          </table:table-cell>
          <table:table-cell office:value-type="float" office:value="11.23" table:style-name="ce8">
            <text:p>11.23</text:p>
          </table:table-cell>
          <table:table-cell office:value-type="float" office:value="30.408999999999999" table:style-name="ce8">
            <text:p>30.409</text:p>
          </table:table-cell>
          <table:table-cell office:value-type="float" office:value="53.508000000000003" table:style-name="ce8">
            <text:p>53.508</text:p>
          </table:table-cell>
          <table:table-cell office:value-type="float" office:value="85.137" table:style-name="ce8">
            <text:p>85.137</text:p>
          </table:table-cell>
          <table:table-cell office:value-type="float" office:value="62.825000000000003" table:style-name="ce8">
            <text:p>62.825</text:p>
          </table:table-cell>
          <table:table-cell office:value-type="float" office:value="72.22" table:style-name="ce8">
            <text:p>72.22</text:p>
          </table:table-cell>
          <table:table-cell office:value-type="float" office:value="9.5060000000000002" table:style-name="ce8">
            <text:p>9.506</text:p>
          </table:table-cell>
          <table:table-cell office:value-type="float" office:value="14.19" table:style-name="ce8">
            <text:p>14.19</text:p>
          </table:table-cell>
          <table:table-cell office:value-type="float" office:value="10.976000000000001" table:style-name="ce8">
            <text:p>10.976</text:p>
          </table:table-cell>
          <table:table-cell office:value-type="float" office:value="9.4600000000000009" table:style-name="ce8">
            <text:p>9.46</text:p>
          </table:table-cell>
          <table:table-cell office:value-type="float" office:value="32.868000000000002" table:style-name="ce8">
            <text:p>32.868</text:p>
          </table:table-cell>
          <table:table-cell office:value-type="float" office:value="13.099" table:style-name="ce8">
            <text:p>13.099</text:p>
          </table:table-cell>
          <table:table-cell office:value-type="float" office:value="0.66700000000000004" table:style-name="ce8">
            <text:p>0.667</text:p>
          </table:table-cell>
          <table:table-cell office:value-type="float" office:value="31.898" table:style-name="ce8">
            <text:p>31.898</text:p>
          </table:table-cell>
          <table:table-cell office:value-type="float" office:value="12.371" table:style-name="ce8">
            <text:p>12.371</text:p>
          </table:table-cell>
          <table:table-cell office:value-type="float" office:value="1.9410000000000001" table:style-name="ce8">
            <text:p>1.941</text:p>
          </table:table-cell>
          <table:table-cell office:value-type="float" office:value="7.7619999999999996" table:style-name="ce8">
            <text:p>7.762</text:p>
          </table:table-cell>
          <table:table-cell office:value-type="float" office:value="11.946999999999999" table:style-name="ce8">
            <text:p>11.947</text:p>
          </table:table-cell>
          <table:table-cell office:value-type="float" office:value="1.819" table:style-name="ce8">
            <text:p>1.819</text:p>
          </table:table-cell>
          <table:table-cell office:value-type="float" office:value="3.9420000000000002" table:style-name="ce8">
            <text:p>3.942</text:p>
          </table:table-cell>
          <table:table-cell office:value-type="float" office:value="2.3039999999999998" table:style-name="ce8">
            <text:p>2.304</text:p>
          </table:table-cell>
          <table:table-cell office:value-type="float" office:value="2.2440000000000002" table:style-name="ce8">
            <text:p>2.244</text:p>
          </table:table-cell>
          <table:table-cell office:value-type="float" office:value="7.8840000000000003" table:style-name="ce8">
            <text:p>7.884</text:p>
          </table:table-cell>
          <table:table-cell office:value-type="float" office:value="13.038" table:style-name="ce8">
            <text:p>13.038</text:p>
          </table:table-cell>
          <table:table-cell office:value-type="float" office:value="15.646000000000001" table:style-name="ce8">
            <text:p>15.646</text:p>
          </table:table-cell>
          <table:table-cell office:value-type="float" office:value="19.829999999999998" table:style-name="ce8">
            <text:p>19.83</text:p>
          </table:table-cell>
          <table:table-cell office:value-type="float" office:value="6.8529999999999998" table:style-name="ce8">
            <text:p>6.853</text:p>
          </table:table-cell>
          <table:table-cell office:value-type="float" office:value="8.952" table:style-name="ce8">
            <text:p>8.952</text:p>
          </table:table-cell>
          <table:table-cell office:value-type="string" table:style-name="ce8">
            <text:p>14.414</text:p>
          </table:table-cell>
          <table:table-cell office:value-type="string" table:style-name="ce8">
            <text:p>5.341</text:p>
          </table:table-cell>
          <table:table-cell office:value-type="string" table:style-name="ce8">
            <text:p>25.804</text:p>
          </table:table-cell>
          <table:table-cell office:value-type="string" table:style-name="ce8">
            <text:p>41.248</text:p>
          </table:table-cell>
          <table:table-cell office:value-type="string" table:style-name="ce8">
            <text:p>0.772</text:p>
          </table:table-cell>
          <table:table-cell office:value-type="string" table:style-name="ce8">
            <text:p>34.62</text:p>
          </table:table-cell>
          <table:table-cell office:value-type="string" table:style-name="ce8">
            <text:p>47.104</text:p>
          </table:table-cell>
          <table:table-cell office:value-type="string" table:style-name="ce8">
            <text:p>25.483</text:p>
          </table:table-cell>
          <table:table-cell office:value-type="string" table:style-name="ce8">
            <text:p>37.259</text:p>
          </table:table-cell>
          <table:table-cell office:value-type="string" table:style-name="ce8">
            <text:p>33.784</text:p>
          </table:table-cell>
          <table:table-cell office:value-type="string" table:style-name="ce8">
            <text:p>28.314</text:p>
          </table:table-cell>
          <table:table-cell office:value-type="string" table:style-name="ce8">
            <text:p>3.797</text:p>
          </table:table-cell>
          <table:table-cell office:value-type="string" table:style-name="ce8">
            <text:p>4.762</text:p>
          </table:table-cell>
          <table:table-cell office:value-type="string" table:style-name="ce8">
            <text:p>8.172</text:p>
          </table:table-cell>
          <table:table-cell office:value-type="string" table:style-name="ce8">
            <text:p>9.395</text:p>
          </table:table-cell>
          <table:table-cell office:value-type="string" table:style-name="ce8">
            <text:p>17.889</text:p>
          </table:table-cell>
          <table:table-cell office:value-type="string" table:style-name="ce8">
            <text:p>2.445</text:p>
          </table:table-cell>
          <table:table-cell office:value-type="string" table:style-name="ce8">
            <text:p>39.455</text:p>
          </table:table-cell>
          <table:table-cell office:value-type="string" table:style-name="ce8">
            <text:p>11.291</text:p>
          </table:table-cell>
          <table:table-cell office:value-type="string" table:style-name="ce8">
            <text:p>34.328</text:p>
          </table:table-cell>
          <table:table-cell office:value-type="string" table:style-name="ce8">
            <text:p>26.476</text:p>
          </table:table-cell>
          <table:table-cell office:value-type="string" table:style-name="ce8">
            <text:p>4.348</text:p>
          </table:table-cell>
          <table:table-cell office:value-type="string" table:style-name="ce8">
            <text:p>3.439</text:p>
          </table:table-cell>
          <table:table-cell office:value-type="string" table:style-name="ce8">
            <text:p>1.622</text:p>
          </table:table-cell>
          <table:table-cell office:value-type="string" table:style-name="ce8">
            <text:p>2.077</text:p>
          </table:table-cell>
          <table:table-cell office:value-type="string" table:style-name="ce8">
            <text:p>2.336</text:p>
          </table:table-cell>
          <table:table-cell office:value-type="string" table:style-name="ce8">
            <text:p>1.947</text:p>
          </table:table-cell>
          <table:table-cell office:value-type="string" table:style-name="ce8">
            <text:p>2.92</text:p>
          </table:table-cell>
          <table:table-cell office:value-type="string" table:style-name="ce8">
            <text:p>10.058</text:p>
          </table:table-cell>
          <table:table-cell office:value-type="string" table:style-name="ce8">
            <text:p>43.456</text:p>
          </table:table-cell>
          <table:table-cell office:value-type="string" table:style-name="ce8">
            <text:p>18.778</text:p>
          </table:table-cell>
          <table:table-cell office:value-type="string" table:style-name="ce8">
            <text:p>40.324</text:p>
          </table:table-cell>
          <table:table-cell office:value-type="string" table:style-name="ce8">
            <text:p>52.227</text:p>
          </table:table-cell>
          <table:table-cell office:value-type="string" table:style-name="ce8">
            <text:p>27.935</text:p>
          </table:table-cell>
          <table:table-cell office:value-type="float" office:value="63.16" table:style-name="ce8">
            <text:p>63.16</text:p>
          </table:table-cell>
          <table:table-cell office:value-type="float" office:value="71.504000000000005" table:style-name="ce8">
            <text:p>71.504</text:p>
          </table:table-cell>
          <table:table-cell office:value-type="float" office:value="62.491" table:style-name="ce8">
            <text:p>62.491</text:p>
          </table:table-cell>
          <table:table-cell office:value-type="float" office:value="43.488999999999997" table:style-name="ce8">
            <text:p>43.489</text:p>
          </table:table-cell>
          <table:table-cell office:value-type="float" office:value="78.432000000000002" table:style-name="ce8">
            <text:p>78.432</text:p>
          </table:table-cell>
          <table:table-cell office:value-type="float" office:value="78.063000000000002" table:style-name="ce8">
            <text:p>78.063</text:p>
          </table:table-cell>
          <table:table-cell office:value-type="float" office:value="4.9029999999999996" table:style-name="ce8">
            <text:p>4.903</text:p>
          </table:table-cell>
          <table:table-cell office:value-type="float" office:value="74.087999999999994" table:style-name="ce8">
            <text:p>74.088</text:p>
          </table:table-cell>
          <table:table-cell table:number-columns-repeated="16238"/>
        </table:table-row>
        <table:table-row table:style-name="ro4">
          <table:table-cell office:value-type="string" table:style-name="ce3">
            <text:p>S02: What is the highest level of qualifications achieved by either of your parent(s) or guardian(s) by the time you were 18?</text:p>
          </table:table-cell>
          <table:table-cell office:value-type="string" table:style-name="ce3">
            <text:p>Degree level or above</text:p>
          </table:table-cell>
          <table:table-cell office:value-type="float" office:value="81893" table:style-name="ce8">
            <text:p>81893</text:p>
          </table:table-cell>
          <table:table-cell office:value-type="float" office:value="65.671000000000006" table:style-name="ce8">
            <text:p>65.671</text:p>
          </table:table-cell>
          <table:table-cell office:value-type="float" office:value="78.694999999999993" table:style-name="ce8">
            <text:p>78.695</text:p>
          </table:table-cell>
          <table:table-cell office:value-type="float" office:value="83.397999999999996" table:style-name="ce8">
            <text:p>83.398</text:p>
          </table:table-cell>
          <table:table-cell office:value-type="float" office:value="73.710999999999999" table:style-name="ce8">
            <text:p>73.711</text:p>
          </table:table-cell>
          <table:table-cell office:value-type="float" office:value="84.346999999999994" table:style-name="ce8">
            <text:p>84.347</text:p>
          </table:table-cell>
          <table:table-cell office:value-type="float" office:value="58.88" table:style-name="ce8">
            <text:p>58.88</text:p>
          </table:table-cell>
          <table:table-cell office:value-type="float" office:value="81.596999999999994" table:style-name="ce8">
            <text:p>81.597</text:p>
          </table:table-cell>
          <table:table-cell office:value-type="float" office:value="73.97" table:style-name="ce8">
            <text:p>73.97</text:p>
          </table:table-cell>
          <table:table-cell office:value-type="float" office:value="39.277999999999999" table:style-name="ce8">
            <text:p>39.278</text:p>
          </table:table-cell>
          <table:table-cell office:value-type="float" office:value="55.975000000000001" table:style-name="ce8">
            <text:p>55.975</text:p>
          </table:table-cell>
          <table:table-cell office:value-type="float" office:value="26.73" table:style-name="ce8">
            <text:p>26.73</text:p>
          </table:table-cell>
          <table:table-cell office:value-type="float" office:value="74.093000000000004" table:style-name="ce8">
            <text:p>74.093</text:p>
          </table:table-cell>
          <table:table-cell office:value-type="float" office:value="91.432000000000002" table:style-name="ce8">
            <text:p>91.432</text:p>
          </table:table-cell>
          <table:table-cell office:value-type="float" office:value="83.588999999999999" table:style-name="ce8">
            <text:p>83.589</text:p>
          </table:table-cell>
          <table:table-cell office:value-type="float" office:value="79.948999999999998" table:style-name="ce8">
            <text:p>79.949</text:p>
          </table:table-cell>
          <table:table-cell office:value-type="float" office:value="60.802" table:style-name="ce8">
            <text:p>60.802</text:p>
          </table:table-cell>
          <table:table-cell office:value-type="float" office:value="77.680999999999997" table:style-name="ce8">
            <text:p>77.681</text:p>
          </table:table-cell>
          <table:table-cell office:value-type="float" office:value="81.564999999999998" table:style-name="ce8">
            <text:p>81.565</text:p>
          </table:table-cell>
          <table:table-cell office:value-type="float" office:value="85.231999999999999" table:style-name="ce8">
            <text:p>85.232</text:p>
          </table:table-cell>
          <table:table-cell office:value-type="float" office:value="76.299000000000007" table:style-name="ce8">
            <text:p>76.299</text:p>
          </table:table-cell>
          <table:table-cell office:value-type="float" office:value="87.46" table:style-name="ce8">
            <text:p>87.46</text:p>
          </table:table-cell>
          <table:table-cell office:value-type="float" office:value="85.546999999999997" table:style-name="ce8">
            <text:p>85.547</text:p>
          </table:table-cell>
          <table:table-cell office:value-type="float" office:value="69.528000000000006" table:style-name="ce8">
            <text:p>69.528</text:p>
          </table:table-cell>
          <table:table-cell office:value-type="float" office:value="80.97" table:style-name="ce8">
            <text:p>80.97</text:p>
          </table:table-cell>
          <table:table-cell office:value-type="float" office:value="83.403000000000006" table:style-name="ce8">
            <text:p>83.403</text:p>
          </table:table-cell>
          <table:table-cell office:value-type="float" office:value="70.427000000000007" table:style-name="ce8">
            <text:p>70.427</text:p>
          </table:table-cell>
          <table:table-cell office:value-type="float" office:value="68.447000000000003" table:style-name="ce8">
            <text:p>68.447</text:p>
          </table:table-cell>
          <table:table-cell office:value-type="float" office:value="72.525999999999996" table:style-name="ce8">
            <text:p>72.526</text:p>
          </table:table-cell>
          <table:table-cell office:value-type="float" office:value="42.447000000000003" table:style-name="ce8">
            <text:p>42.447</text:p>
          </table:table-cell>
          <table:table-cell office:value-type="float" office:value="88.597999999999999" table:style-name="ce8">
            <text:p>88.598</text:p>
          </table:table-cell>
          <table:table-cell office:value-type="float" office:value="85.759" table:style-name="ce8">
            <text:p>85.759</text:p>
          </table:table-cell>
          <table:table-cell office:value-type="float" office:value="78.685000000000002" table:style-name="ce8">
            <text:p>78.685</text:p>
          </table:table-cell>
          <table:table-cell office:value-type="float" office:value="66.197999999999993" table:style-name="ce8">
            <text:p>66.198</text:p>
          </table:table-cell>
          <table:table-cell office:value-type="float" office:value="54.926000000000002" table:style-name="ce8">
            <text:p>54.926</text:p>
          </table:table-cell>
          <table:table-cell office:value-type="float" office:value="60.058" table:style-name="ce8">
            <text:p>60.058</text:p>
          </table:table-cell>
          <table:table-cell office:value-type="float" office:value="54.305999999999997" table:style-name="ce8">
            <text:p>54.306</text:p>
          </table:table-cell>
          <table:table-cell office:value-type="float" office:value="84.575999999999993" table:style-name="ce8">
            <text:p>84.576</text:p>
          </table:table-cell>
          <table:table-cell office:value-type="float" office:value="89.075999999999993" table:style-name="ce8">
            <text:p>89.076</text:p>
          </table:table-cell>
          <table:table-cell office:value-type="float" office:value="74.066000000000003" table:style-name="ce8">
            <text:p>74.066</text:p>
          </table:table-cell>
          <table:table-cell office:value-type="float" office:value="78.665999999999997" table:style-name="ce8">
            <text:p>78.666</text:p>
          </table:table-cell>
          <table:table-cell office:value-type="float" office:value="71.942999999999998" table:style-name="ce8">
            <text:p>71.943</text:p>
          </table:table-cell>
          <table:table-cell office:value-type="float" office:value="77.409000000000006" table:style-name="ce8">
            <text:p>77.409</text:p>
          </table:table-cell>
          <table:table-cell office:value-type="float" office:value="88.93" table:style-name="ce8">
            <text:p>88.93</text:p>
          </table:table-cell>
          <table:table-cell office:value-type="float" office:value="73.849000000000004" table:style-name="ce8">
            <text:p>73.849</text:p>
          </table:table-cell>
          <table:table-cell office:value-type="float" office:value="62.433" table:style-name="ce8">
            <text:p>62.433</text:p>
          </table:table-cell>
          <table:table-cell office:value-type="float" office:value="69.231999999999999" table:style-name="ce8">
            <text:p>69.232</text:p>
          </table:table-cell>
          <table:table-cell office:value-type="float" office:value="39.417999999999999" table:style-name="ce8">
            <text:p>39.418</text:p>
          </table:table-cell>
          <table:table-cell office:value-type="float" office:value="45.165999999999997" table:style-name="ce8">
            <text:p>45.166</text:p>
          </table:table-cell>
          <table:table-cell office:value-type="float" office:value="33.265999999999998" table:style-name="ce8">
            <text:p>33.266</text:p>
          </table:table-cell>
          <table:table-cell office:value-type="float" office:value="73.602999999999994" table:style-name="ce8">
            <text:p>73.603</text:p>
          </table:table-cell>
          <table:table-cell office:value-type="float" office:value="67.849000000000004" table:style-name="ce8">
            <text:p>67.849</text:p>
          </table:table-cell>
          <table:table-cell office:value-type="float" office:value="55.707000000000001" table:style-name="ce8">
            <text:p>55.707</text:p>
          </table:table-cell>
          <table:table-cell office:value-type="float" office:value="60.66" table:style-name="ce8">
            <text:p>60.66</text:p>
          </table:table-cell>
          <table:table-cell office:value-type="float" office:value="41.512999999999998" table:style-name="ce8">
            <text:p>41.513</text:p>
          </table:table-cell>
          <table:table-cell office:value-type="float" office:value="39.414999999999999" table:style-name="ce8">
            <text:p>39.415</text:p>
          </table:table-cell>
          <table:table-cell office:value-type="float" office:value="69.501999999999995" table:style-name="ce8">
            <text:p>69.502</text:p>
          </table:table-cell>
          <table:table-cell office:value-type="float" office:value="42.228999999999999" table:style-name="ce8">
            <text:p>42.229</text:p>
          </table:table-cell>
          <table:table-cell office:value-type="float" office:value="53.219000000000001" table:style-name="ce8">
            <text:p>53.219</text:p>
          </table:table-cell>
          <table:table-cell office:value-type="float" office:value="69.369" table:style-name="ce8">
            <text:p>69.369</text:p>
          </table:table-cell>
          <table:table-cell office:value-type="float" office:value="66.710999999999999" table:style-name="ce8">
            <text:p>66.711</text:p>
          </table:table-cell>
          <table:table-cell office:value-type="float" office:value="54.591000000000001" table:style-name="ce8">
            <text:p>54.591</text:p>
          </table:table-cell>
          <table:table-cell office:value-type="float" office:value="57.929000000000002" table:style-name="ce8">
            <text:p>57.929</text:p>
          </table:table-cell>
          <table:table-cell office:value-type="float" office:value="55.466000000000001" table:style-name="ce8">
            <text:p>55.466</text:p>
          </table:table-cell>
          <table:table-cell office:value-type="float" office:value="54.593000000000004" table:style-name="ce8">
            <text:p>54.593</text:p>
          </table:table-cell>
          <table:table-cell office:value-type="float" office:value="38.305" table:style-name="ce8">
            <text:p>38.305</text:p>
          </table:table-cell>
          <table:table-cell office:value-type="float" office:value="90.852000000000004" table:style-name="ce8">
            <text:p>90.852</text:p>
          </table:table-cell>
          <table:table-cell office:value-type="float" office:value="72.363" table:style-name="ce8">
            <text:p>72.363</text:p>
          </table:table-cell>
          <table:table-cell office:value-type="float" office:value="72.67" table:style-name="ce8">
            <text:p>72.67</text:p>
          </table:table-cell>
          <table:table-cell office:value-type="float" office:value="70.646000000000001" table:style-name="ce8">
            <text:p>70.646</text:p>
          </table:table-cell>
          <table:table-cell office:value-type="float" office:value="79.634" table:style-name="ce8">
            <text:p>79.634</text:p>
          </table:table-cell>
          <table:table-cell office:value-type="float" office:value="60.100999999999999" table:style-name="ce8">
            <text:p>60.101</text:p>
          </table:table-cell>
          <table:table-cell office:value-type="float" office:value="74.748999999999995" table:style-name="ce8">
            <text:p>74.749</text:p>
          </table:table-cell>
          <table:table-cell office:value-type="float" office:value="5.5529999999999999" table:style-name="ce8">
            <text:p>5.553</text:p>
          </table:table-cell>
          <table:table-cell office:value-type="float" office:value="12.923" table:style-name="ce8">
            <text:p>12.923</text:p>
          </table:table-cell>
          <table:table-cell office:value-type="float" office:value="35.140999999999998" table:style-name="ce8">
            <text:p>35.141</text:p>
          </table:table-cell>
          <table:table-cell office:value-type="float" office:value="46.381999999999998" table:style-name="ce8">
            <text:p>46.382</text:p>
          </table:table-cell>
          <table:table-cell office:value-type="float" office:value="91.146000000000001" table:style-name="ce8">
            <text:p>91.146</text:p>
          </table:table-cell>
          <table:table-cell office:value-type="float" office:value="63.127000000000002" table:style-name="ce8">
            <text:p>63.127</text:p>
          </table:table-cell>
          <table:table-cell office:value-type="float" office:value="73.822000000000003" table:style-name="ce8">
            <text:p>73.822</text:p>
          </table:table-cell>
          <table:table-cell office:value-type="float" office:value="9.2460000000000004" table:style-name="ce8">
            <text:p>9.246</text:p>
          </table:table-cell>
          <table:table-cell office:value-type="float" office:value="17.373000000000001" table:style-name="ce8">
            <text:p>17.373</text:p>
          </table:table-cell>
          <table:table-cell office:value-type="float" office:value="13.811" table:style-name="ce8">
            <text:p>13.811</text:p>
          </table:table-cell>
          <table:table-cell office:value-type="float" office:value="13.864000000000001" table:style-name="ce8">
            <text:p>13.864</text:p>
          </table:table-cell>
          <table:table-cell office:value-type="float" office:value="16.459" table:style-name="ce8">
            <text:p>16.459</text:p>
          </table:table-cell>
          <table:table-cell office:value-type="float" office:value="19.108000000000001" table:style-name="ce8">
            <text:p>19.108</text:p>
          </table:table-cell>
          <table:table-cell office:value-type="float" office:value="0.42399999999999999" table:style-name="ce8">
            <text:p>0.424</text:p>
          </table:table-cell>
          <table:table-cell office:value-type="float" office:value="26.337" table:style-name="ce8">
            <text:p>26.337</text:p>
          </table:table-cell>
          <table:table-cell office:value-type="float" office:value="4.37" table:style-name="ce8">
            <text:p>4.37</text:p>
          </table:table-cell>
          <table:table-cell office:value-type="float" office:value="1.8009999999999999" table:style-name="ce8">
            <text:p>1.801</text:p>
          </table:table-cell>
          <table:table-cell office:value-type="float" office:value="12.247999999999999" table:style-name="ce8">
            <text:p>12.248</text:p>
          </table:table-cell>
          <table:table-cell office:value-type="float" office:value="9.3219999999999992" table:style-name="ce8">
            <text:p>9.322</text:p>
          </table:table-cell>
          <table:table-cell office:value-type="float" office:value="2.145" table:style-name="ce8">
            <text:p>2.145</text:p>
          </table:table-cell>
          <table:table-cell office:value-type="float" office:value="3.5880000000000001" table:style-name="ce8">
            <text:p>3.588</text:p>
          </table:table-cell>
          <table:table-cell office:value-type="float" office:value="3.8530000000000002" table:style-name="ce8">
            <text:p>3.853</text:p>
          </table:table-cell>
          <table:table-cell office:value-type="float" office:value="2.2250000000000001" table:style-name="ce8">
            <text:p>2.225</text:p>
          </table:table-cell>
          <table:table-cell office:value-type="float" office:value="5.6669999999999998" table:style-name="ce8">
            <text:p>5.667</text:p>
          </table:table-cell>
          <table:table-cell office:value-type="float" office:value="14.526" table:style-name="ce8">
            <text:p>14.526</text:p>
          </table:table-cell>
          <table:table-cell office:value-type="float" office:value="17.399000000000001" table:style-name="ce8">
            <text:p>17.399</text:p>
          </table:table-cell>
          <table:table-cell office:value-type="float" office:value="17.32" table:style-name="ce8">
            <text:p>17.32</text:p>
          </table:table-cell>
          <table:table-cell office:value-type="float" office:value="7.4809999999999999" table:style-name="ce8">
            <text:p>7.481</text:p>
          </table:table-cell>
          <table:table-cell office:value-type="float" office:value="8.44" table:style-name="ce8">
            <text:p>8.44</text:p>
          </table:table-cell>
          <table:table-cell office:value-type="string" table:style-name="ce8">
            <text:p>11.624</text:p>
          </table:table-cell>
          <table:table-cell office:value-type="string" table:style-name="ce8">
            <text:p>5.442</text:p>
          </table:table-cell>
          <table:table-cell office:value-type="string" table:style-name="ce8">
            <text:p>25.366</text:p>
          </table:table-cell>
          <table:table-cell office:value-type="string" table:style-name="ce8">
            <text:p>40.009</text:p>
          </table:table-cell>
          <table:table-cell office:value-type="string" table:style-name="ce8">
            <text:p>0.769</text:p>
          </table:table-cell>
          <table:table-cell office:value-type="string" table:style-name="ce8">
            <text:p>38.383</text:p>
          </table:table-cell>
          <table:table-cell office:value-type="string" table:style-name="ce8">
            <text:p>46.873</text:p>
          </table:table-cell>
          <table:table-cell office:value-type="string" table:style-name="ce8">
            <text:p>27.079</text:p>
          </table:table-cell>
          <table:table-cell office:value-type="string" table:style-name="ce8">
            <text:p>36.54</text:p>
          </table:table-cell>
          <table:table-cell office:value-type="string" table:style-name="ce8">
            <text:p>35.554</text:p>
          </table:table-cell>
          <table:table-cell office:value-type="string" table:style-name="ce8">
            <text:p>28.24</text:p>
          </table:table-cell>
          <table:table-cell office:value-type="string" table:style-name="ce8">
            <text:p>3.091</text:p>
          </table:table-cell>
          <table:table-cell office:value-type="string" table:style-name="ce8">
            <text:p>3.962</text:p>
          </table:table-cell>
          <table:table-cell office:value-type="string" table:style-name="ce8">
            <text:p>8.533</text:p>
          </table:table-cell>
          <table:table-cell office:value-type="string" table:style-name="ce8">
            <text:p>11</text:p>
          </table:table-cell>
          <table:table-cell office:value-type="string" table:style-name="ce8">
            <text:p>15.136</text:p>
          </table:table-cell>
          <table:table-cell office:value-type="string" table:style-name="ce8">
            <text:p>2.772</text:p>
          </table:table-cell>
          <table:table-cell office:value-type="string" table:style-name="ce8">
            <text:p>40.495</text:p>
          </table:table-cell>
          <table:table-cell office:value-type="string" table:style-name="ce8">
            <text:p>12.09</text:p>
          </table:table-cell>
          <table:table-cell office:value-type="string" table:style-name="ce8">
            <text:p>30.94</text:p>
          </table:table-cell>
          <table:table-cell office:value-type="string" table:style-name="ce8">
            <text:p>26.803</text:p>
          </table:table-cell>
          <table:table-cell office:value-type="string" table:style-name="ce8">
            <text:p>4.88</text:p>
          </table:table-cell>
          <table:table-cell office:value-type="string" table:style-name="ce8">
            <text:p>3.248</text:p>
          </table:table-cell>
          <table:table-cell office:value-type="string" table:style-name="ce8">
            <text:p>1.515</text:p>
          </table:table-cell>
          <table:table-cell office:value-type="string" table:style-name="ce8">
            <text:p>2.214</text:p>
          </table:table-cell>
          <table:table-cell office:value-type="string" table:style-name="ce8">
            <text:p>1.85</text:p>
          </table:table-cell>
          <table:table-cell office:value-type="string" table:style-name="ce8">
            <text:p>1.238</text:p>
          </table:table-cell>
          <table:table-cell office:value-type="string" table:style-name="ce8">
            <text:p>2.87</text:p>
          </table:table-cell>
          <table:table-cell office:value-type="string" table:style-name="ce8">
            <text:p>8.201</text:p>
          </table:table-cell>
          <table:table-cell office:value-type="string" table:style-name="ce8">
            <text:p>43.368</text:p>
          </table:table-cell>
          <table:table-cell office:value-type="string" table:style-name="ce8">
            <text:p>16.229</text:p>
          </table:table-cell>
          <table:table-cell office:value-type="string" table:style-name="ce8">
            <text:p>41.731</text:p>
          </table:table-cell>
          <table:table-cell office:value-type="string" table:style-name="ce8">
            <text:p>61.109</text:p>
          </table:table-cell>
          <table:table-cell office:value-type="string" table:style-name="ce8">
            <text:p>32.818</text:p>
          </table:table-cell>
          <table:table-cell office:value-type="float" office:value="58.981000000000002" table:style-name="ce8">
            <text:p>58.981</text:p>
          </table:table-cell>
          <table:table-cell office:value-type="float" office:value="67.197999999999993" table:style-name="ce8">
            <text:p>67.198</text:p>
          </table:table-cell>
          <table:table-cell office:value-type="float" office:value="57.122" table:style-name="ce8">
            <text:p>57.122</text:p>
          </table:table-cell>
          <table:table-cell office:value-type="float" office:value="41.95" table:style-name="ce8">
            <text:p>41.95</text:p>
          </table:table-cell>
          <table:table-cell office:value-type="float" office:value="69.78" table:style-name="ce8">
            <text:p>69.78</text:p>
          </table:table-cell>
          <table:table-cell office:value-type="float" office:value="73.015000000000001" table:style-name="ce8">
            <text:p>73.015</text:p>
          </table:table-cell>
          <table:table-cell office:value-type="float" office:value="5.5819999999999999" table:style-name="ce8">
            <text:p>5.582</text:p>
          </table:table-cell>
          <table:table-cell office:value-type="float" office:value="78.679000000000002" table:style-name="ce8">
            <text:p>78.679</text:p>
          </table:table-cell>
          <table:table-cell table:number-columns-repeated="16238"/>
        </table:table-row>
        <table:table-row table:style-name="ro4">
          <table:table-cell office:value-type="string" table:style-name="ce3">
            <text:p>S02: What is the highest level of qualifications achieved by either of your parent(s) or guardian(s) by the time you were 18?</text:p>
          </table:table-cell>
          <table:table-cell office:value-type="string" table:style-name="ce3">
            <text:p>Below degree level</text:p>
          </table:table-cell>
          <table:table-cell office:value-type="float" office:value="121651" table:style-name="ce8">
            <text:p>121651</text:p>
          </table:table-cell>
          <table:table-cell office:value-type="float" office:value="65.102000000000004" table:style-name="ce8">
            <text:p>65.102</text:p>
          </table:table-cell>
          <table:table-cell office:value-type="float" office:value="78.460999999999999" table:style-name="ce8">
            <text:p>78.461</text:p>
          </table:table-cell>
          <table:table-cell office:value-type="float" office:value="85.308999999999997" table:style-name="ce8">
            <text:p>85.309</text:p>
          </table:table-cell>
          <table:table-cell office:value-type="float" office:value="74.073999999999998" table:style-name="ce8">
            <text:p>74.074</text:p>
          </table:table-cell>
          <table:table-cell office:value-type="float" office:value="84.703000000000003" table:style-name="ce8">
            <text:p>84.703</text:p>
          </table:table-cell>
          <table:table-cell office:value-type="float" office:value="59.512999999999998" table:style-name="ce8">
            <text:p>59.513</text:p>
          </table:table-cell>
          <table:table-cell office:value-type="float" office:value="82.084000000000003" table:style-name="ce8">
            <text:p>82.084</text:p>
          </table:table-cell>
          <table:table-cell office:value-type="float" office:value="75.932000000000002" table:style-name="ce8">
            <text:p>75.932</text:p>
          </table:table-cell>
          <table:table-cell office:value-type="float" office:value="39.124000000000002" table:style-name="ce8">
            <text:p>39.124</text:p>
          </table:table-cell>
          <table:table-cell office:value-type="float" office:value="55.436999999999998" table:style-name="ce8">
            <text:p>55.437</text:p>
          </table:table-cell>
          <table:table-cell office:value-type="float" office:value="26.696999999999999" table:style-name="ce8">
            <text:p>26.697</text:p>
          </table:table-cell>
          <table:table-cell office:value-type="float" office:value="74.165000000000006" table:style-name="ce8">
            <text:p>74.165</text:p>
          </table:table-cell>
          <table:table-cell office:value-type="float" office:value="91.046000000000006" table:style-name="ce8">
            <text:p>91.046</text:p>
          </table:table-cell>
          <table:table-cell office:value-type="float" office:value="84.956999999999994" table:style-name="ce8">
            <text:p>84.957</text:p>
          </table:table-cell>
          <table:table-cell office:value-type="float" office:value="80.481999999999999" table:style-name="ce8">
            <text:p>80.482</text:p>
          </table:table-cell>
          <table:table-cell office:value-type="float" office:value="60.497" table:style-name="ce8">
            <text:p>60.497</text:p>
          </table:table-cell>
          <table:table-cell office:value-type="float" office:value="75.289000000000001" table:style-name="ce8">
            <text:p>75.289</text:p>
          </table:table-cell>
          <table:table-cell office:value-type="float" office:value="83.894000000000005" table:style-name="ce8">
            <text:p>83.894</text:p>
          </table:table-cell>
          <table:table-cell office:value-type="float" office:value="86.721999999999994" table:style-name="ce8">
            <text:p>86.722</text:p>
          </table:table-cell>
          <table:table-cell office:value-type="float" office:value="76.058000000000007" table:style-name="ce8">
            <text:p>76.058</text:p>
          </table:table-cell>
          <table:table-cell office:value-type="float" office:value="87.691000000000003" table:style-name="ce8">
            <text:p>87.691</text:p>
          </table:table-cell>
          <table:table-cell office:value-type="float" office:value="84.456000000000003" table:style-name="ce8">
            <text:p>84.456</text:p>
          </table:table-cell>
          <table:table-cell office:value-type="float" office:value="71.301000000000002" table:style-name="ce8">
            <text:p>71.301</text:p>
          </table:table-cell>
          <table:table-cell office:value-type="float" office:value="80.519000000000005" table:style-name="ce8">
            <text:p>80.519</text:p>
          </table:table-cell>
          <table:table-cell office:value-type="float" office:value="83.332999999999998" table:style-name="ce8">
            <text:p>83.333</text:p>
          </table:table-cell>
          <table:table-cell office:value-type="float" office:value="71.759" table:style-name="ce8">
            <text:p>71.759</text:p>
          </table:table-cell>
          <table:table-cell office:value-type="float" office:value="68.516999999999996" table:style-name="ce8">
            <text:p>68.517</text:p>
          </table:table-cell>
          <table:table-cell office:value-type="float" office:value="72.69" table:style-name="ce8">
            <text:p>72.69</text:p>
          </table:table-cell>
          <table:table-cell office:value-type="float" office:value="44.357999999999997" table:style-name="ce8">
            <text:p>44.358</text:p>
          </table:table-cell>
          <table:table-cell office:value-type="float" office:value="89.036000000000001" table:style-name="ce8">
            <text:p>89.036</text:p>
          </table:table-cell>
          <table:table-cell office:value-type="float" office:value="86.206999999999994" table:style-name="ce8">
            <text:p>86.207</text:p>
          </table:table-cell>
          <table:table-cell office:value-type="float" office:value="78.884" table:style-name="ce8">
            <text:p>78.884</text:p>
          </table:table-cell>
          <table:table-cell office:value-type="float" office:value="69.683000000000007" table:style-name="ce8">
            <text:p>69.683</text:p>
          </table:table-cell>
          <table:table-cell office:value-type="float" office:value="54.564" table:style-name="ce8">
            <text:p>54.564</text:p>
          </table:table-cell>
          <table:table-cell office:value-type="float" office:value="61.082000000000001" table:style-name="ce8">
            <text:p>61.082</text:p>
          </table:table-cell>
          <table:table-cell office:value-type="float" office:value="52.707999999999998" table:style-name="ce8">
            <text:p>52.708</text:p>
          </table:table-cell>
          <table:table-cell office:value-type="float" office:value="84.475999999999999" table:style-name="ce8">
            <text:p>84.476</text:p>
          </table:table-cell>
          <table:table-cell office:value-type="float" office:value="89.335999999999999" table:style-name="ce8">
            <text:p>89.336</text:p>
          </table:table-cell>
          <table:table-cell office:value-type="float" office:value="72.900000000000006" table:style-name="ce8">
            <text:p>72.9</text:p>
          </table:table-cell>
          <table:table-cell office:value-type="float" office:value="81.608000000000004" table:style-name="ce8">
            <text:p>81.608</text:p>
          </table:table-cell>
          <table:table-cell office:value-type="float" office:value="72.316000000000003" table:style-name="ce8">
            <text:p>72.316</text:p>
          </table:table-cell>
          <table:table-cell office:value-type="float" office:value="79.816000000000003" table:style-name="ce8">
            <text:p>79.816</text:p>
          </table:table-cell>
          <table:table-cell office:value-type="float" office:value="88.254000000000005" table:style-name="ce8">
            <text:p>88.254</text:p>
          </table:table-cell>
          <table:table-cell office:value-type="float" office:value="74.478999999999999" table:style-name="ce8">
            <text:p>74.479</text:p>
          </table:table-cell>
          <table:table-cell office:value-type="float" office:value="66.516000000000005" table:style-name="ce8">
            <text:p>66.516</text:p>
          </table:table-cell>
          <table:table-cell office:value-type="float" office:value="74.200999999999993" table:style-name="ce8">
            <text:p>74.201</text:p>
          </table:table-cell>
          <table:table-cell office:value-type="float" office:value="38.447000000000003" table:style-name="ce8">
            <text:p>38.447</text:p>
          </table:table-cell>
          <table:table-cell office:value-type="float" office:value="45.795999999999999" table:style-name="ce8">
            <text:p>45.796</text:p>
          </table:table-cell>
          <table:table-cell office:value-type="float" office:value="33.146999999999998" table:style-name="ce8">
            <text:p>33.147</text:p>
          </table:table-cell>
          <table:table-cell office:value-type="float" office:value="70.888999999999996" table:style-name="ce8">
            <text:p>70.889</text:p>
          </table:table-cell>
          <table:table-cell office:value-type="float" office:value="66.316999999999993" table:style-name="ce8">
            <text:p>66.317</text:p>
          </table:table-cell>
          <table:table-cell office:value-type="float" office:value="57.805" table:style-name="ce8">
            <text:p>57.805</text:p>
          </table:table-cell>
          <table:table-cell office:value-type="float" office:value="58.392000000000003" table:style-name="ce8">
            <text:p>58.392</text:p>
          </table:table-cell>
          <table:table-cell office:value-type="float" office:value="42.445999999999998" table:style-name="ce8">
            <text:p>42.446</text:p>
          </table:table-cell>
          <table:table-cell office:value-type="float" office:value="39.469000000000001" table:style-name="ce8">
            <text:p>39.469</text:p>
          </table:table-cell>
          <table:table-cell office:value-type="float" office:value="69.167000000000002" table:style-name="ce8">
            <text:p>69.167</text:p>
          </table:table-cell>
          <table:table-cell office:value-type="float" office:value="41.167000000000002" table:style-name="ce8">
            <text:p>41.167</text:p>
          </table:table-cell>
          <table:table-cell office:value-type="float" office:value="53.292999999999999" table:style-name="ce8">
            <text:p>53.293</text:p>
          </table:table-cell>
          <table:table-cell office:value-type="float" office:value="66.093999999999994" table:style-name="ce8">
            <text:p>66.094</text:p>
          </table:table-cell>
          <table:table-cell office:value-type="float" office:value="63.78" table:style-name="ce8">
            <text:p>63.78</text:p>
          </table:table-cell>
          <table:table-cell office:value-type="float" office:value="57.344999999999999" table:style-name="ce8">
            <text:p>57.345</text:p>
          </table:table-cell>
          <table:table-cell office:value-type="float" office:value="57.703000000000003" table:style-name="ce8">
            <text:p>57.703</text:p>
          </table:table-cell>
          <table:table-cell office:value-type="float" office:value="54.793999999999997" table:style-name="ce8">
            <text:p>54.794</text:p>
          </table:table-cell>
          <table:table-cell office:value-type="float" office:value="52.412999999999997" table:style-name="ce8">
            <text:p>52.413</text:p>
          </table:table-cell>
          <table:table-cell office:value-type="float" office:value="39.820999999999998" table:style-name="ce8">
            <text:p>39.821</text:p>
          </table:table-cell>
          <table:table-cell office:value-type="float" office:value="91.19" table:style-name="ce8">
            <text:p>91.19</text:p>
          </table:table-cell>
          <table:table-cell office:value-type="float" office:value="71.83" table:style-name="ce8">
            <text:p>71.83</text:p>
          </table:table-cell>
          <table:table-cell office:value-type="float" office:value="73.400000000000006" table:style-name="ce8">
            <text:p>73.4</text:p>
          </table:table-cell>
          <table:table-cell office:value-type="float" office:value="72.463999999999999" table:style-name="ce8">
            <text:p>72.464</text:p>
          </table:table-cell>
          <table:table-cell office:value-type="float" office:value="83.132000000000005" table:style-name="ce8">
            <text:p>83.132</text:p>
          </table:table-cell>
          <table:table-cell office:value-type="float" office:value="62.88" table:style-name="ce8">
            <text:p>62.88</text:p>
          </table:table-cell>
          <table:table-cell office:value-type="float" office:value="73.146000000000001" table:style-name="ce8">
            <text:p>73.146</text:p>
          </table:table-cell>
          <table:table-cell office:value-type="float" office:value="5.2089999999999996" table:style-name="ce8">
            <text:p>5.209</text:p>
          </table:table-cell>
          <table:table-cell office:value-type="float" office:value="9.6530000000000005" table:style-name="ce8">
            <text:p>9.653</text:p>
          </table:table-cell>
          <table:table-cell office:value-type="float" office:value="26.422999999999998" table:style-name="ce8">
            <text:p>26.423</text:p>
          </table:table-cell>
          <table:table-cell office:value-type="float" office:value="58.715000000000003" table:style-name="ce8">
            <text:p>58.715</text:p>
          </table:table-cell>
          <table:table-cell office:value-type="float" office:value="92.537000000000006" table:style-name="ce8">
            <text:p>92.537</text:p>
          </table:table-cell>
          <table:table-cell office:value-type="float" office:value="71.173000000000002" table:style-name="ce8">
            <text:p>71.173</text:p>
          </table:table-cell>
          <table:table-cell office:value-type="float" office:value="75.456000000000003" table:style-name="ce8">
            <text:p>75.456</text:p>
          </table:table-cell>
          <table:table-cell office:value-type="float" office:value="9.0730000000000004" table:style-name="ce8">
            <text:p>9.073</text:p>
          </table:table-cell>
          <table:table-cell office:value-type="float" office:value="15.821999999999999" table:style-name="ce8">
            <text:p>15.822</text:p>
          </table:table-cell>
          <table:table-cell office:value-type="float" office:value="13.65" table:style-name="ce8">
            <text:p>13.65</text:p>
          </table:table-cell>
          <table:table-cell office:value-type="float" office:value="15.222" table:style-name="ce8">
            <text:p>15.222</text:p>
          </table:table-cell>
          <table:table-cell office:value-type="float" office:value="9.4689999999999994" table:style-name="ce8">
            <text:p>9.469</text:p>
          </table:table-cell>
          <table:table-cell office:value-type="float" office:value="12.923" table:style-name="ce8">
            <text:p>12.923</text:p>
          </table:table-cell>
          <table:table-cell office:value-type="float" office:value="0.40899999999999997" table:style-name="ce8">
            <text:p>0.409</text:p>
          </table:table-cell>
          <table:table-cell office:value-type="float" office:value="21.827999999999999" table:style-name="ce8">
            <text:p>21.828</text:p>
          </table:table-cell>
          <table:table-cell office:value-type="float" office:value="2.5449999999999999" table:style-name="ce8">
            <text:p>2.545</text:p>
          </table:table-cell>
          <table:table-cell office:value-type="float" office:value="1.581" table:style-name="ce8">
            <text:p>1.581</text:p>
          </table:table-cell>
          <table:table-cell office:value-type="float" office:value="14.058999999999999" table:style-name="ce8">
            <text:p>14.059</text:p>
          </table:table-cell>
          <table:table-cell office:value-type="float" office:value="9.7420000000000009" table:style-name="ce8">
            <text:p>9.742</text:p>
          </table:table-cell>
          <table:table-cell office:value-type="float" office:value="1.754" table:style-name="ce8">
            <text:p>1.754</text:p>
          </table:table-cell>
          <table:table-cell office:value-type="float" office:value="2.2810000000000001" table:style-name="ce8">
            <text:p>2.281</text:p>
          </table:table-cell>
          <table:table-cell office:value-type="float" office:value="2.581" table:style-name="ce8">
            <text:p>2.581</text:p>
          </table:table-cell>
          <table:table-cell office:value-type="float" office:value="2.3719999999999999" table:style-name="ce8">
            <text:p>2.372</text:p>
          </table:table-cell>
          <table:table-cell office:value-type="float" office:value="5.1440000000000001" table:style-name="ce8">
            <text:p>5.144</text:p>
          </table:table-cell>
          <table:table-cell office:value-type="float" office:value="18.111999999999998" table:style-name="ce8">
            <text:p>18.112</text:p>
          </table:table-cell>
          <table:table-cell office:value-type="float" office:value="19.792999999999999" table:style-name="ce8">
            <text:p>19.793</text:p>
          </table:table-cell>
          <table:table-cell office:value-type="float" office:value="20.247" table:style-name="ce8">
            <text:p>20.247</text:p>
          </table:table-cell>
          <table:table-cell office:value-type="float" office:value="7.3250000000000002" table:style-name="ce8">
            <text:p>7.325</text:p>
          </table:table-cell>
          <table:table-cell office:value-type="float" office:value="7.9790000000000001" table:style-name="ce8">
            <text:p>7.979</text:p>
          </table:table-cell>
          <table:table-cell office:value-type="string" table:style-name="ce8">
            <text:p>9.648</text:p>
          </table:table-cell>
          <table:table-cell office:value-type="string" table:style-name="ce8">
            <text:p>4.09</text:p>
          </table:table-cell>
          <table:table-cell office:value-type="string" table:style-name="ce8">
            <text:p>25.576</text:p>
          </table:table-cell>
          <table:table-cell office:value-type="string" table:style-name="ce8">
            <text:p>38.322</text:p>
          </table:table-cell>
          <table:table-cell office:value-type="string" table:style-name="ce8">
            <text:p>0.64</text:p>
          </table:table-cell>
          <table:table-cell office:value-type="string" table:style-name="ce8">
            <text:p>38.663</text:p>
          </table:table-cell>
          <table:table-cell office:value-type="string" table:style-name="ce8">
            <text:p>43.797</text:p>
          </table:table-cell>
          <table:table-cell office:value-type="string" table:style-name="ce8">
            <text:p>24.13</text:p>
          </table:table-cell>
          <table:table-cell office:value-type="string" table:style-name="ce8">
            <text:p>38.23</text:p>
          </table:table-cell>
          <table:table-cell office:value-type="string" table:style-name="ce8">
            <text:p>36.081</text:p>
          </table:table-cell>
          <table:table-cell office:value-type="string" table:style-name="ce8">
            <text:p>24.254</text:p>
          </table:table-cell>
          <table:table-cell office:value-type="string" table:style-name="ce8">
            <text:p>2.779</text:p>
          </table:table-cell>
          <table:table-cell office:value-type="string" table:style-name="ce8">
            <text:p>4.39</text:p>
          </table:table-cell>
          <table:table-cell office:value-type="string" table:style-name="ce8">
            <text:p>8.553</text:p>
          </table:table-cell>
          <table:table-cell office:value-type="string" table:style-name="ce8">
            <text:p>12.168</text:p>
          </table:table-cell>
          <table:table-cell office:value-type="string" table:style-name="ce8">
            <text:p>15.205</text:p>
          </table:table-cell>
          <table:table-cell office:value-type="string" table:style-name="ce8">
            <text:p>2.52</text:p>
          </table:table-cell>
          <table:table-cell office:value-type="string" table:style-name="ce8">
            <text:p>41.801</text:p>
          </table:table-cell>
          <table:table-cell office:value-type="string" table:style-name="ce8">
            <text:p>9.294</text:p>
          </table:table-cell>
          <table:table-cell office:value-type="string" table:style-name="ce8">
            <text:p>31.988</text:p>
          </table:table-cell>
          <table:table-cell office:value-type="string" table:style-name="ce8">
            <text:p>26.014</text:p>
          </table:table-cell>
          <table:table-cell office:value-type="string" table:style-name="ce8">
            <text:p>5.383</text:p>
          </table:table-cell>
          <table:table-cell office:value-type="string" table:style-name="ce8">
            <text:p>1.556</text:p>
          </table:table-cell>
          <table:table-cell office:value-type="string" table:style-name="ce8">
            <text:p>1.11</text:p>
          </table:table-cell>
          <table:table-cell office:value-type="string" table:style-name="ce8">
            <text:p>1.711</text:p>
          </table:table-cell>
          <table:table-cell office:value-type="string" table:style-name="ce8">
            <text:p>1.991</text:p>
          </table:table-cell>
          <table:table-cell office:value-type="string" table:style-name="ce8">
            <text:p>1.234</text:p>
          </table:table-cell>
          <table:table-cell office:value-type="string" table:style-name="ce8">
            <text:p>2.552</text:p>
          </table:table-cell>
          <table:table-cell office:value-type="string" table:style-name="ce8">
            <text:p>8.63</text:p>
          </table:table-cell>
          <table:table-cell office:value-type="string" table:style-name="ce8">
            <text:p>42.073</text:p>
          </table:table-cell>
          <table:table-cell office:value-type="string" table:style-name="ce8">
            <text:p>16.191</text:p>
          </table:table-cell>
          <table:table-cell office:value-type="string" table:style-name="ce8">
            <text:p>43.567</text:p>
          </table:table-cell>
          <table:table-cell office:value-type="string" table:style-name="ce8">
            <text:p>60.578</text:p>
          </table:table-cell>
          <table:table-cell office:value-type="string" table:style-name="ce8">
            <text:p>31.829</text:p>
          </table:table-cell>
          <table:table-cell office:value-type="float" office:value="60.234000000000002" table:style-name="ce8">
            <text:p>60.234</text:p>
          </table:table-cell>
          <table:table-cell office:value-type="float" office:value="67.98" table:style-name="ce8">
            <text:p>67.98</text:p>
          </table:table-cell>
          <table:table-cell office:value-type="float" office:value="57.933" table:style-name="ce8">
            <text:p>57.933</text:p>
          </table:table-cell>
          <table:table-cell office:value-type="float" office:value="45.302" table:style-name="ce8">
            <text:p>45.302</text:p>
          </table:table-cell>
          <table:table-cell office:value-type="float" office:value="68.953000000000003" table:style-name="ce8">
            <text:p>68.953</text:p>
          </table:table-cell>
          <table:table-cell office:value-type="float" office:value="69.971000000000004" table:style-name="ce8">
            <text:p>69.971</text:p>
          </table:table-cell>
          <table:table-cell office:value-type="float" office:value="5.4889999999999999" table:style-name="ce8">
            <text:p>5.489</text:p>
          </table:table-cell>
          <table:table-cell office:value-type="float" office:value="78.488" table:style-name="ce8">
            <text:p>78.488</text:p>
          </table:table-cell>
          <table:table-cell table:number-columns-repeated="16238"/>
        </table:table-row>
        <table:table-row table:style-name="ro4">
          <table:table-cell office:value-type="string" table:style-name="ce3">
            <text:p>S02: What is the highest level of qualifications achieved by either of your parent(s) or guardian(s) by the time you were 18?</text:p>
          </table:table-cell>
          <table:table-cell office:value-type="string" table:style-name="ce3">
            <text:p>No qualifications</text:p>
          </table:table-cell>
          <table:table-cell office:value-type="float" office:value="42556" table:style-name="ce8">
            <text:p>42556</text:p>
          </table:table-cell>
          <table:table-cell office:value-type="float" office:value="65.081000000000003" table:style-name="ce8">
            <text:p>65.081</text:p>
          </table:table-cell>
          <table:table-cell office:value-type="float" office:value="78.647999999999996" table:style-name="ce8">
            <text:p>78.648</text:p>
          </table:table-cell>
          <table:table-cell office:value-type="float" office:value="84.863" table:style-name="ce8">
            <text:p>84.863</text:p>
          </table:table-cell>
          <table:table-cell office:value-type="float" office:value="73.337999999999994" table:style-name="ce8">
            <text:p>73.338</text:p>
          </table:table-cell>
          <table:table-cell office:value-type="float" office:value="84.143000000000001" table:style-name="ce8">
            <text:p>84.143</text:p>
          </table:table-cell>
          <table:table-cell office:value-type="float" office:value="56.624000000000002" table:style-name="ce8">
            <text:p>56.624</text:p>
          </table:table-cell>
          <table:table-cell office:value-type="float" office:value="81.25" table:style-name="ce8">
            <text:p>81.25</text:p>
          </table:table-cell>
          <table:table-cell office:value-type="float" office:value="75.055999999999997" table:style-name="ce8">
            <text:p>75.056</text:p>
          </table:table-cell>
          <table:table-cell office:value-type="float" office:value="37.552999999999997" table:style-name="ce8">
            <text:p>37.553</text:p>
          </table:table-cell>
          <table:table-cell office:value-type="float" office:value="54.21" table:style-name="ce8">
            <text:p>54.21</text:p>
          </table:table-cell>
          <table:table-cell office:value-type="float" office:value="26.875" table:style-name="ce8">
            <text:p>26.875</text:p>
          </table:table-cell>
          <table:table-cell office:value-type="float" office:value="74.155000000000001" table:style-name="ce8">
            <text:p>74.155</text:p>
          </table:table-cell>
          <table:table-cell office:value-type="float" office:value="91.11" table:style-name="ce8">
            <text:p>91.11</text:p>
          </table:table-cell>
          <table:table-cell office:value-type="float" office:value="84.811000000000007" table:style-name="ce8">
            <text:p>84.811</text:p>
          </table:table-cell>
          <table:table-cell office:value-type="float" office:value="80.584999999999994" table:style-name="ce8">
            <text:p>80.585</text:p>
          </table:table-cell>
          <table:table-cell office:value-type="float" office:value="60.527999999999999" table:style-name="ce8">
            <text:p>60.528</text:p>
          </table:table-cell>
          <table:table-cell office:value-type="float" office:value="76.192999999999998" table:style-name="ce8">
            <text:p>76.193</text:p>
          </table:table-cell>
          <table:table-cell office:value-type="float" office:value="83.525999999999996" table:style-name="ce8">
            <text:p>83.526</text:p>
          </table:table-cell>
          <table:table-cell office:value-type="float" office:value="86.197999999999993" table:style-name="ce8">
            <text:p>86.198</text:p>
          </table:table-cell>
          <table:table-cell office:value-type="float" office:value="75.39" table:style-name="ce8">
            <text:p>75.39</text:p>
          </table:table-cell>
          <table:table-cell office:value-type="float" office:value="87.100999999999999" table:style-name="ce8">
            <text:p>87.101</text:p>
          </table:table-cell>
          <table:table-cell office:value-type="float" office:value="83.796999999999997" table:style-name="ce8">
            <text:p>83.797</text:p>
          </table:table-cell>
          <table:table-cell office:value-type="float" office:value="70.433000000000007" table:style-name="ce8">
            <text:p>70.433</text:p>
          </table:table-cell>
          <table:table-cell office:value-type="float" office:value="79.941999999999993" table:style-name="ce8">
            <text:p>79.942</text:p>
          </table:table-cell>
          <table:table-cell office:value-type="float" office:value="82.831999999999994" table:style-name="ce8">
            <text:p>82.832</text:p>
          </table:table-cell>
          <table:table-cell office:value-type="float" office:value="71.397000000000006" table:style-name="ce8">
            <text:p>71.397</text:p>
          </table:table-cell>
          <table:table-cell office:value-type="float" office:value="67.227000000000004" table:style-name="ce8">
            <text:p>67.227</text:p>
          </table:table-cell>
          <table:table-cell office:value-type="float" office:value="71.605000000000004" table:style-name="ce8">
            <text:p>71.605</text:p>
          </table:table-cell>
          <table:table-cell office:value-type="float" office:value="43.561" table:style-name="ce8">
            <text:p>43.561</text:p>
          </table:table-cell>
          <table:table-cell office:value-type="float" office:value="88.438999999999993" table:style-name="ce8">
            <text:p>88.439</text:p>
          </table:table-cell>
          <table:table-cell office:value-type="float" office:value="85.41" table:style-name="ce8">
            <text:p>85.41</text:p>
          </table:table-cell>
          <table:table-cell office:value-type="float" office:value="78.593999999999994" table:style-name="ce8">
            <text:p>78.594</text:p>
          </table:table-cell>
          <table:table-cell office:value-type="float" office:value="67.819999999999993" table:style-name="ce8">
            <text:p>67.82</text:p>
          </table:table-cell>
          <table:table-cell office:value-type="float" office:value="52.406999999999996" table:style-name="ce8">
            <text:p>52.407</text:p>
          </table:table-cell>
          <table:table-cell office:value-type="float" office:value="56.853999999999999" table:style-name="ce8">
            <text:p>56.854</text:p>
          </table:table-cell>
          <table:table-cell office:value-type="float" office:value="49.401000000000003" table:style-name="ce8">
            <text:p>49.401</text:p>
          </table:table-cell>
          <table:table-cell office:value-type="float" office:value="83.658000000000001" table:style-name="ce8">
            <text:p>83.658</text:p>
          </table:table-cell>
          <table:table-cell office:value-type="float" office:value="88.748999999999995" table:style-name="ce8">
            <text:p>88.749</text:p>
          </table:table-cell>
          <table:table-cell office:value-type="float" office:value="73.075999999999993" table:style-name="ce8">
            <text:p>73.076</text:p>
          </table:table-cell>
          <table:table-cell office:value-type="float" office:value="79.489000000000004" table:style-name="ce8">
            <text:p>79.489</text:p>
          </table:table-cell>
          <table:table-cell office:value-type="float" office:value="72.019000000000005" table:style-name="ce8">
            <text:p>72.019</text:p>
          </table:table-cell>
          <table:table-cell office:value-type="float" office:value="79.058000000000007" table:style-name="ce8">
            <text:p>79.058</text:p>
          </table:table-cell>
          <table:table-cell office:value-type="float" office:value="87.676000000000002" table:style-name="ce8">
            <text:p>87.676</text:p>
          </table:table-cell>
          <table:table-cell office:value-type="float" office:value="73.72" table:style-name="ce8">
            <text:p>73.72</text:p>
          </table:table-cell>
          <table:table-cell office:value-type="float" office:value="65.215000000000003" table:style-name="ce8">
            <text:p>65.215</text:p>
          </table:table-cell>
          <table:table-cell office:value-type="float" office:value="72.631" table:style-name="ce8">
            <text:p>72.631</text:p>
          </table:table-cell>
          <table:table-cell office:value-type="float" office:value="37.195999999999998" table:style-name="ce8">
            <text:p>37.196</text:p>
          </table:table-cell>
          <table:table-cell office:value-type="float" office:value="43.338000000000001" table:style-name="ce8">
            <text:p>43.338</text:p>
          </table:table-cell>
          <table:table-cell office:value-type="float" office:value="32.145000000000003" table:style-name="ce8">
            <text:p>32.145</text:p>
          </table:table-cell>
          <table:table-cell office:value-type="float" office:value="70.412999999999997" table:style-name="ce8">
            <text:p>70.413</text:p>
          </table:table-cell>
          <table:table-cell office:value-type="float" office:value="65.344999999999999" table:style-name="ce8">
            <text:p>65.345</text:p>
          </table:table-cell>
          <table:table-cell office:value-type="float" office:value="56.494" table:style-name="ce8">
            <text:p>56.494</text:p>
          </table:table-cell>
          <table:table-cell office:value-type="float" office:value="57.018999999999998" table:style-name="ce8">
            <text:p>57.019</text:p>
          </table:table-cell>
          <table:table-cell office:value-type="float" office:value="41.284999999999997" table:style-name="ce8">
            <text:p>41.285</text:p>
          </table:table-cell>
          <table:table-cell office:value-type="float" office:value="37.475999999999999" table:style-name="ce8">
            <text:p>37.476</text:p>
          </table:table-cell>
          <table:table-cell office:value-type="float" office:value="68.352999999999994" table:style-name="ce8">
            <text:p>68.353</text:p>
          </table:table-cell>
          <table:table-cell office:value-type="float" office:value="40.209000000000003" table:style-name="ce8">
            <text:p>40.209</text:p>
          </table:table-cell>
          <table:table-cell office:value-type="float" office:value="51.293999999999997" table:style-name="ce8">
            <text:p>51.294</text:p>
          </table:table-cell>
          <table:table-cell office:value-type="float" office:value="65.566000000000003" table:style-name="ce8">
            <text:p>65.566</text:p>
          </table:table-cell>
          <table:table-cell office:value-type="float" office:value="62.756" table:style-name="ce8">
            <text:p>62.756</text:p>
          </table:table-cell>
          <table:table-cell office:value-type="float" office:value="58.05" table:style-name="ce8">
            <text:p>58.05</text:p>
          </table:table-cell>
          <table:table-cell office:value-type="float" office:value="56.502000000000002" table:style-name="ce8">
            <text:p>56.502</text:p>
          </table:table-cell>
          <table:table-cell office:value-type="float" office:value="53.552999999999997" table:style-name="ce8">
            <text:p>53.553</text:p>
          </table:table-cell>
          <table:table-cell office:value-type="float" office:value="51.957999999999998" table:style-name="ce8">
            <text:p>51.958</text:p>
          </table:table-cell>
          <table:table-cell office:value-type="float" office:value="39.720999999999997" table:style-name="ce8">
            <text:p>39.721</text:p>
          </table:table-cell>
          <table:table-cell office:value-type="float" office:value="90.596999999999994" table:style-name="ce8">
            <text:p>90.597</text:p>
          </table:table-cell>
          <table:table-cell office:value-type="float" office:value="70.635000000000005" table:style-name="ce8">
            <text:p>70.635</text:p>
          </table:table-cell>
          <table:table-cell office:value-type="float" office:value="71.007000000000005" table:style-name="ce8">
            <text:p>71.007</text:p>
          </table:table-cell>
          <table:table-cell office:value-type="float" office:value="71.700999999999993" table:style-name="ce8">
            <text:p>71.701</text:p>
          </table:table-cell>
          <table:table-cell office:value-type="float" office:value="81.197000000000003" table:style-name="ce8">
            <text:p>81.197</text:p>
          </table:table-cell>
          <table:table-cell office:value-type="float" office:value="63.026000000000003" table:style-name="ce8">
            <text:p>63.026</text:p>
          </table:table-cell>
          <table:table-cell office:value-type="float" office:value="72.233999999999995" table:style-name="ce8">
            <text:p>72.234</text:p>
          </table:table-cell>
          <table:table-cell office:value-type="float" office:value="6.242" table:style-name="ce8">
            <text:p>6.242</text:p>
          </table:table-cell>
          <table:table-cell office:value-type="float" office:value="10.516999999999999" table:style-name="ce8">
            <text:p>10.517</text:p>
          </table:table-cell>
          <table:table-cell office:value-type="float" office:value="26.600999999999999" table:style-name="ce8">
            <text:p>26.601</text:p>
          </table:table-cell>
          <table:table-cell office:value-type="float" office:value="56.64" table:style-name="ce8">
            <text:p>56.64</text:p>
          </table:table-cell>
          <table:table-cell office:value-type="float" office:value="92.278000000000006" table:style-name="ce8">
            <text:p>92.278</text:p>
          </table:table-cell>
          <table:table-cell office:value-type="float" office:value="71.635000000000005" table:style-name="ce8">
            <text:p>71.635</text:p>
          </table:table-cell>
          <table:table-cell office:value-type="float" office:value="73.682000000000002" table:style-name="ce8">
            <text:p>73.682</text:p>
          </table:table-cell>
          <table:table-cell office:value-type="float" office:value="9.8040000000000003" table:style-name="ce8">
            <text:p>9.804</text:p>
          </table:table-cell>
          <table:table-cell office:value-type="float" office:value="20.370999999999999" table:style-name="ce8">
            <text:p>20.371</text:p>
          </table:table-cell>
          <table:table-cell office:value-type="float" office:value="12.473000000000001" table:style-name="ce8">
            <text:p>12.473</text:p>
          </table:table-cell>
          <table:table-cell office:value-type="float" office:value="15.17" table:style-name="ce8">
            <text:p>15.17</text:p>
          </table:table-cell>
          <table:table-cell office:value-type="float" office:value="14.64" table:style-name="ce8">
            <text:p>14.64</text:p>
          </table:table-cell>
          <table:table-cell office:value-type="float" office:value="14.446999999999999" table:style-name="ce8">
            <text:p>14.447</text:p>
          </table:table-cell>
          <table:table-cell office:value-type="float" office:value="0.313" table:style-name="ce8">
            <text:p>0.313</text:p>
          </table:table-cell>
          <table:table-cell office:value-type="float" office:value="24.055" table:style-name="ce8">
            <text:p>24.055</text:p>
          </table:table-cell>
          <table:table-cell office:value-type="float" office:value="3.54" table:style-name="ce8">
            <text:p>3.54</text:p>
          </table:table-cell>
          <table:table-cell office:value-type="float" office:value="1.276" table:style-name="ce8">
            <text:p>1.276</text:p>
          </table:table-cell>
          <table:table-cell office:value-type="float" office:value="12.641" table:style-name="ce8">
            <text:p>12.641</text:p>
          </table:table-cell>
          <table:table-cell office:value-type="float" office:value="9.5589999999999993" table:style-name="ce8">
            <text:p>9.559</text:p>
          </table:table-cell>
          <table:table-cell office:value-type="float" office:value="1.276" table:style-name="ce8">
            <text:p>1.276</text:p>
          </table:table-cell>
          <table:table-cell office:value-type="float" office:value="3.9009999999999998" table:style-name="ce8">
            <text:p>3.901</text:p>
          </table:table-cell>
          <table:table-cell office:value-type="float" office:value="3.347" table:style-name="ce8">
            <text:p>3.347</text:p>
          </table:table-cell>
          <table:table-cell office:value-type="float" office:value="2.504" table:style-name="ce8">
            <text:p>2.504</text:p>
          </table:table-cell>
          <table:table-cell office:value-type="float" office:value="9.1980000000000004" table:style-name="ce8">
            <text:p>9.198</text:p>
          </table:table-cell>
          <table:table-cell office:value-type="float" office:value="16.565999999999999" table:style-name="ce8">
            <text:p>16.566</text:p>
          </table:table-cell>
          <table:table-cell office:value-type="float" office:value="18.516999999999999" table:style-name="ce8">
            <text:p>18.517</text:p>
          </table:table-cell>
          <table:table-cell office:value-type="float" office:value="19.239000000000001" table:style-name="ce8">
            <text:p>19.239</text:p>
          </table:table-cell>
          <table:table-cell office:value-type="float" office:value="6.4290000000000003" table:style-name="ce8">
            <text:p>6.429</text:p>
          </table:table-cell>
          <table:table-cell office:value-type="float" office:value="8.4589999999999996" table:style-name="ce8">
            <text:p>8.459</text:p>
          </table:table-cell>
          <table:table-cell office:value-type="string" table:style-name="ce8">
            <text:p>10.229</text:p>
          </table:table-cell>
          <table:table-cell office:value-type="string" table:style-name="ce8">
            <text:p>3.707</text:p>
          </table:table-cell>
          <table:table-cell office:value-type="string" table:style-name="ce8">
            <text:p>25.028</text:p>
          </table:table-cell>
          <table:table-cell office:value-type="string" table:style-name="ce8">
            <text:p>38.266</text:p>
          </table:table-cell>
          <table:table-cell office:value-type="string" table:style-name="ce8">
            <text:p>0.808</text:p>
          </table:table-cell>
          <table:table-cell office:value-type="string" table:style-name="ce8">
            <text:p>37.848</text:p>
          </table:table-cell>
          <table:table-cell office:value-type="string" table:style-name="ce8">
            <text:p>45.206</text:p>
          </table:table-cell>
          <table:table-cell office:value-type="string" table:style-name="ce8">
            <text:p>25.418</text:p>
          </table:table-cell>
          <table:table-cell office:value-type="string" table:style-name="ce8">
            <text:p>38.434</text:p>
          </table:table-cell>
          <table:table-cell office:value-type="string" table:style-name="ce8">
            <text:p>37.179</text:p>
          </table:table-cell>
          <table:table-cell office:value-type="string" table:style-name="ce8">
            <text:p>25.39</text:p>
          </table:table-cell>
          <table:table-cell office:value-type="string" table:style-name="ce8">
            <text:p>2.592</text:p>
          </table:table-cell>
          <table:table-cell office:value-type="string" table:style-name="ce8">
            <text:p>4.069</text:p>
          </table:table-cell>
          <table:table-cell office:value-type="string" table:style-name="ce8">
            <text:p>8.584</text:p>
          </table:table-cell>
          <table:table-cell office:value-type="string" table:style-name="ce8">
            <text:p>10.73</text:p>
          </table:table-cell>
          <table:table-cell office:value-type="string" table:style-name="ce8">
            <text:p>15.747</text:p>
          </table:table-cell>
          <table:table-cell office:value-type="string" table:style-name="ce8">
            <text:p>2.592</text:p>
          </table:table-cell>
          <table:table-cell office:value-type="string" table:style-name="ce8">
            <text:p>39.587</text:p>
          </table:table-cell>
          <table:table-cell office:value-type="string" table:style-name="ce8">
            <text:p>9.953</text:p>
          </table:table-cell>
          <table:table-cell office:value-type="string" table:style-name="ce8">
            <text:p>31.586</text:p>
          </table:table-cell>
          <table:table-cell office:value-type="string" table:style-name="ce8">
            <text:p>28.659</text:p>
          </table:table-cell>
          <table:table-cell office:value-type="string" table:style-name="ce8">
            <text:p>5.91</text:p>
          </table:table-cell>
          <table:table-cell office:value-type="string" table:style-name="ce8">
            <text:p>2.007</text:p>
          </table:table-cell>
          <table:table-cell office:value-type="string" table:style-name="ce8">
            <text:p>0.976</text:p>
          </table:table-cell>
          <table:table-cell office:value-type="string" table:style-name="ce8">
            <text:p>1.701</text:p>
          </table:table-cell>
          <table:table-cell office:value-type="string" table:style-name="ce8">
            <text:p>1.812</text:p>
          </table:table-cell>
          <table:table-cell office:value-type="string" table:style-name="ce8">
            <text:p>1.171</text:p>
          </table:table-cell>
          <table:table-cell office:value-type="string" table:style-name="ce8">
            <text:p>2.425</text:p>
          </table:table-cell>
          <table:table-cell office:value-type="string" table:style-name="ce8">
            <text:p>8.308</text:p>
          </table:table-cell>
          <table:table-cell office:value-type="string" table:style-name="ce8">
            <text:p>39.425</text:p>
          </table:table-cell>
          <table:table-cell office:value-type="string" table:style-name="ce8">
            <text:p>15.299</text:p>
          </table:table-cell>
          <table:table-cell office:value-type="string" table:style-name="ce8">
            <text:p>42.725</text:p>
          </table:table-cell>
          <table:table-cell office:value-type="string" table:style-name="ce8">
            <text:p>61.7</text:p>
          </table:table-cell>
          <table:table-cell office:value-type="string" table:style-name="ce8">
            <text:p>34.656</text:p>
          </table:table-cell>
          <table:table-cell office:value-type="float" office:value="59.29" table:style-name="ce8">
            <text:p>59.29</text:p>
          </table:table-cell>
          <table:table-cell office:value-type="float" office:value="66.956000000000003" table:style-name="ce8">
            <text:p>66.956</text:p>
          </table:table-cell>
          <table:table-cell office:value-type="float" office:value="57.277999999999999" table:style-name="ce8">
            <text:p>57.278</text:p>
          </table:table-cell>
          <table:table-cell office:value-type="float" office:value="45.753999999999998" table:style-name="ce8">
            <text:p>45.754</text:p>
          </table:table-cell>
          <table:table-cell office:value-type="float" office:value="69.198999999999998" table:style-name="ce8">
            <text:p>69.199</text:p>
          </table:table-cell>
          <table:table-cell office:value-type="float" office:value="67.414000000000001" table:style-name="ce8">
            <text:p>67.414</text:p>
          </table:table-cell>
          <table:table-cell office:value-type="float" office:value="5.9219999999999997" table:style-name="ce8">
            <text:p>5.922</text:p>
          </table:table-cell>
          <table:table-cell office:value-type="float" office:value="76.295000000000002" table:style-name="ce8">
            <text:p>76.295</text:p>
          </table:table-cell>
          <table:table-cell table:number-columns-repeated="16238"/>
        </table:table-row>
        <table:table-row table:style-name="ro4">
          <table:table-cell office:value-type="string" table:style-name="ce3">
            <text:p>S02: What is the highest level of qualifications achieved by either of your parent(s) or guardian(s) by the time you were 18?</text:p>
          </table:table-cell>
          <table:table-cell office:value-type="string" table:style-name="ce3">
            <text:p>Not applicable</text:p>
          </table:table-cell>
          <table:table-cell office:value-type="float" office:value="2683" table:style-name="ce8">
            <text:p>2683</text:p>
          </table:table-cell>
          <table:table-cell office:value-type="float" office:value="63.646999999999998" table:style-name="ce8">
            <text:p>63.647</text:p>
          </table:table-cell>
          <table:table-cell office:value-type="float" office:value="73.319999999999993" table:style-name="ce8">
            <text:p>73.32</text:p>
          </table:table-cell>
          <table:table-cell office:value-type="float" office:value="82.762" table:style-name="ce8">
            <text:p>82.762</text:p>
          </table:table-cell>
          <table:table-cell office:value-type="float" office:value="70.138000000000005" table:style-name="ce8">
            <text:p>70.138</text:p>
          </table:table-cell>
          <table:table-cell office:value-type="float" office:value="80.313999999999993" table:style-name="ce8">
            <text:p>80.314</text:p>
          </table:table-cell>
          <table:table-cell office:value-type="float" office:value="55.036999999999999" table:style-name="ce8">
            <text:p>55.037</text:p>
          </table:table-cell>
          <table:table-cell office:value-type="float" office:value="76.102999999999994" table:style-name="ce8">
            <text:p>76.103</text:p>
          </table:table-cell>
          <table:table-cell office:value-type="float" office:value="76.412000000000006" table:style-name="ce8">
            <text:p>76.412</text:p>
          </table:table-cell>
          <table:table-cell office:value-type="float" office:value="32.070999999999998" table:style-name="ce8">
            <text:p>32.071</text:p>
          </table:table-cell>
          <table:table-cell office:value-type="float" office:value="48.865000000000002" table:style-name="ce8">
            <text:p>48.865</text:p>
          </table:table-cell>
          <table:table-cell office:value-type="float" office:value="28.58" table:style-name="ce8">
            <text:p>28.58</text:p>
          </table:table-cell>
          <table:table-cell office:value-type="float" office:value="73.441000000000003" table:style-name="ce8">
            <text:p>73.441</text:p>
          </table:table-cell>
          <table:table-cell office:value-type="float" office:value="88.701999999999998" table:style-name="ce8">
            <text:p>88.702</text:p>
          </table:table-cell>
          <table:table-cell office:value-type="float" office:value="80.313999999999993" table:style-name="ce8">
            <text:p>80.314</text:p>
          </table:table-cell>
          <table:table-cell office:value-type="float" office:value="77.540000000000006" table:style-name="ce8">
            <text:p>77.54</text:p>
          </table:table-cell>
          <table:table-cell office:value-type="float" office:value="54.43" table:style-name="ce8">
            <text:p>54.43</text:p>
          </table:table-cell>
          <table:table-cell office:value-type="float" office:value="65.635000000000005" table:style-name="ce8">
            <text:p>65.635</text:p>
          </table:table-cell>
          <table:table-cell office:value-type="float" office:value="80.686000000000007" table:style-name="ce8">
            <text:p>80.686</text:p>
          </table:table-cell>
          <table:table-cell office:value-type="float" office:value="84.83" table:style-name="ce8">
            <text:p>84.83</text:p>
          </table:table-cell>
          <table:table-cell office:value-type="float" office:value="72.099999999999994" table:style-name="ce8">
            <text:p>72.1</text:p>
          </table:table-cell>
          <table:table-cell office:value-type="float" office:value="81.106999999999999" table:style-name="ce8">
            <text:p>81.107</text:p>
          </table:table-cell>
          <table:table-cell office:value-type="float" office:value="77.278000000000006" table:style-name="ce8">
            <text:p>77.278</text:p>
          </table:table-cell>
          <table:table-cell office:value-type="float" office:value="68.400999999999996" table:style-name="ce8">
            <text:p>68.401</text:p>
          </table:table-cell>
          <table:table-cell office:value-type="float" office:value="74.45" table:style-name="ce8">
            <text:p>74.45</text:p>
          </table:table-cell>
          <table:table-cell office:value-type="float" office:value="79.700999999999993" table:style-name="ce8">
            <text:p>79.701</text:p>
          </table:table-cell>
          <table:table-cell office:value-type="float" office:value="68.588999999999999" table:style-name="ce8">
            <text:p>68.589</text:p>
          </table:table-cell>
          <table:table-cell office:value-type="float" office:value="65.855999999999995" table:style-name="ce8">
            <text:p>65.856</text:p>
          </table:table-cell>
          <table:table-cell office:value-type="float" office:value="66.23" table:style-name="ce8">
            <text:p>66.23</text:p>
          </table:table-cell>
          <table:table-cell office:value-type="float" office:value="47.497999999999998" table:style-name="ce8">
            <text:p>47.498</text:p>
          </table:table-cell>
          <table:table-cell office:value-type="float" office:value="85.528000000000006" table:style-name="ce8">
            <text:p>85.528</text:p>
          </table:table-cell>
          <table:table-cell office:value-type="float" office:value="82.575000000000003" table:style-name="ce8">
            <text:p>82.575</text:p>
          </table:table-cell>
          <table:table-cell office:value-type="float" office:value="72.921000000000006" table:style-name="ce8">
            <text:p>72.921</text:p>
          </table:table-cell>
          <table:table-cell office:value-type="float" office:value="69.653000000000006" table:style-name="ce8">
            <text:p>69.653</text:p>
          </table:table-cell>
          <table:table-cell office:value-type="float" office:value="49.439" table:style-name="ce8">
            <text:p>49.439</text:p>
          </table:table-cell>
          <table:table-cell office:value-type="float" office:value="54.6" table:style-name="ce8">
            <text:p>54.6</text:p>
          </table:table-cell>
          <table:table-cell office:value-type="float" office:value="46.558999999999997" table:style-name="ce8">
            <text:p>46.559</text:p>
          </table:table-cell>
          <table:table-cell office:value-type="float" office:value="78.619" table:style-name="ce8">
            <text:p>78.619</text:p>
          </table:table-cell>
          <table:table-cell office:value-type="float" office:value="84.71" table:style-name="ce8">
            <text:p>84.71</text:p>
          </table:table-cell>
          <table:table-cell office:value-type="float" office:value="66.629000000000005" table:style-name="ce8">
            <text:p>66.629</text:p>
          </table:table-cell>
          <table:table-cell office:value-type="float" office:value="74.355999999999995" table:style-name="ce8">
            <text:p>74.356</text:p>
          </table:table-cell>
          <table:table-cell office:value-type="float" office:value="72.521000000000001" table:style-name="ce8">
            <text:p>72.521</text:p>
          </table:table-cell>
          <table:table-cell office:value-type="float" office:value="79.903000000000006" table:style-name="ce8">
            <text:p>79.903</text:p>
          </table:table-cell>
          <table:table-cell office:value-type="float" office:value="86.468999999999994" table:style-name="ce8">
            <text:p>86.469</text:p>
          </table:table-cell>
          <table:table-cell office:value-type="float" office:value="74.605999999999995" table:style-name="ce8">
            <text:p>74.606</text:p>
          </table:table-cell>
          <table:table-cell office:value-type="float" office:value="69.590999999999994" table:style-name="ce8">
            <text:p>69.591</text:p>
          </table:table-cell>
          <table:table-cell office:value-type="float" office:value="75.260999999999996" table:style-name="ce8">
            <text:p>75.261</text:p>
          </table:table-cell>
          <table:table-cell office:value-type="float" office:value="30.422000000000001" table:style-name="ce8">
            <text:p>30.422</text:p>
          </table:table-cell>
          <table:table-cell office:value-type="float" office:value="37.533000000000001" table:style-name="ce8">
            <text:p>37.533</text:p>
          </table:table-cell>
          <table:table-cell office:value-type="float" office:value="28.245999999999999" table:style-name="ce8">
            <text:p>28.246</text:p>
          </table:table-cell>
          <table:table-cell office:value-type="float" office:value="63.012999999999998" table:style-name="ce8">
            <text:p>63.013</text:p>
          </table:table-cell>
          <table:table-cell office:value-type="float" office:value="56.805999999999997" table:style-name="ce8">
            <text:p>56.806</text:p>
          </table:table-cell>
          <table:table-cell office:value-type="float" office:value="52.414999999999999" table:style-name="ce8">
            <text:p>52.415</text:p>
          </table:table-cell>
          <table:table-cell office:value-type="float" office:value="48.765000000000001" table:style-name="ce8">
            <text:p>48.765</text:p>
          </table:table-cell>
          <table:table-cell office:value-type="float" office:value="41.807000000000002" table:style-name="ce8">
            <text:p>41.807</text:p>
          </table:table-cell>
          <table:table-cell office:value-type="float" office:value="34.877000000000002" table:style-name="ce8">
            <text:p>34.877</text:p>
          </table:table-cell>
          <table:table-cell office:value-type="float" office:value="62.930999999999997" table:style-name="ce8">
            <text:p>62.931</text:p>
          </table:table-cell>
          <table:table-cell office:value-type="float" office:value="36.692999999999998" table:style-name="ce8">
            <text:p>36.693</text:p>
          </table:table-cell>
          <table:table-cell office:value-type="float" office:value="42.313000000000002" table:style-name="ce8">
            <text:p>42.313</text:p>
          </table:table-cell>
          <table:table-cell office:value-type="float" office:value="60.709000000000003" table:style-name="ce8">
            <text:p>60.709</text:p>
          </table:table-cell>
          <table:table-cell office:value-type="float" office:value="57.890999999999998" table:style-name="ce8">
            <text:p>57.891</text:p>
          </table:table-cell>
          <table:table-cell office:value-type="float" office:value="53.338000000000001" table:style-name="ce8">
            <text:p>53.338</text:p>
          </table:table-cell>
          <table:table-cell office:value-type="float" office:value="54.933" table:style-name="ce8">
            <text:p>54.933</text:p>
          </table:table-cell>
          <table:table-cell office:value-type="float" office:value="51.494" table:style-name="ce8">
            <text:p>51.494</text:p>
          </table:table-cell>
          <table:table-cell office:value-type="float" office:value="43.411999999999999" table:style-name="ce8">
            <text:p>43.412</text:p>
          </table:table-cell>
          <table:table-cell office:value-type="float" office:value="33.320999999999998" table:style-name="ce8">
            <text:p>33.321</text:p>
          </table:table-cell>
          <table:table-cell office:value-type="float" office:value="90.75" table:style-name="ce8">
            <text:p>90.75</text:p>
          </table:table-cell>
          <table:table-cell office:value-type="float" office:value="62.844999999999999" table:style-name="ce8">
            <text:p>62.845</text:p>
          </table:table-cell>
          <table:table-cell office:value-type="float" office:value="66.069000000000003" table:style-name="ce8">
            <text:p>66.069</text:p>
          </table:table-cell>
          <table:table-cell office:value-type="float" office:value="66.143000000000001" table:style-name="ce8">
            <text:p>66.143</text:p>
          </table:table-cell>
          <table:table-cell office:value-type="float" office:value="76.269000000000005" table:style-name="ce8">
            <text:p>76.269</text:p>
          </table:table-cell>
          <table:table-cell office:value-type="float" office:value="57.009" table:style-name="ce8">
            <text:p>57.009</text:p>
          </table:table-cell>
          <table:table-cell office:value-type="float" office:value="64.927000000000007" table:style-name="ce8">
            <text:p>64.927</text:p>
          </table:table-cell>
          <table:table-cell office:value-type="float" office:value="5.5890000000000004" table:style-name="ce8">
            <text:p>5.589</text:p>
          </table:table-cell>
          <table:table-cell office:value-type="float" office:value="7.7640000000000002" table:style-name="ce8">
            <text:p>7.764</text:p>
          </table:table-cell>
          <table:table-cell office:value-type="float" office:value="21.792999999999999" table:style-name="ce8">
            <text:p>21.793</text:p>
          </table:table-cell>
          <table:table-cell office:value-type="float" office:value="64.853999999999999" table:style-name="ce8">
            <text:p>64.854</text:p>
          </table:table-cell>
          <table:table-cell office:value-type="float" office:value="86.606999999999999" table:style-name="ce8">
            <text:p>86.607</text:p>
          </table:table-cell>
          <table:table-cell office:value-type="float" office:value="69.450999999999993" table:style-name="ce8">
            <text:p>69.451</text:p>
          </table:table-cell>
          <table:table-cell office:value-type="float" office:value="69.775000000000006" table:style-name="ce8">
            <text:p>69.775</text:p>
          </table:table-cell>
          <table:table-cell office:value-type="float" office:value="8.2840000000000007" table:style-name="ce8">
            <text:p>8.284</text:p>
          </table:table-cell>
          <table:table-cell office:value-type="float" office:value="19.545000000000002" table:style-name="ce8">
            <text:p>19.545</text:p>
          </table:table-cell>
          <table:table-cell office:value-type="float" office:value="10.909000000000001" table:style-name="ce8">
            <text:p>10.909</text:p>
          </table:table-cell>
          <table:table-cell office:value-type="float" office:value="20" table:style-name="ce8">
            <text:p>20</text:p>
          </table:table-cell>
          <table:table-cell office:value-type="float" office:value="16.364000000000001" table:style-name="ce8">
            <text:p>16.364</text:p>
          </table:table-cell>
          <table:table-cell office:value-type="float" office:value="8.6359999999999992" table:style-name="ce8">
            <text:p>8.636</text:p>
          </table:table-cell>
          <table:table-cell office:value-type="float" office:value="0.45500000000000002" table:style-name="ce8">
            <text:p>0.455</text:p>
          </table:table-cell>
          <table:table-cell office:value-type="float" office:value="22.727" table:style-name="ce8">
            <text:p>22.727</text:p>
          </table:table-cell>
          <table:table-cell office:value-type="float" office:value="5.4550000000000001" table:style-name="ce8">
            <text:p>5.455</text:p>
          </table:table-cell>
          <table:table-cell office:value-type="float" office:value="1.3640000000000001" table:style-name="ce8">
            <text:p>1.364</text:p>
          </table:table-cell>
          <table:table-cell office:value-type="float" office:value="14.090999999999999" table:style-name="ce8">
            <text:p>14.091</text:p>
          </table:table-cell>
          <table:table-cell office:value-type="float" office:value="12.727" table:style-name="ce8">
            <text:p>12.727</text:p>
          </table:table-cell>
          <table:table-cell office:value-type="float" office:value="1.8180000000000001" table:style-name="ce8">
            <text:p>1.818</text:p>
          </table:table-cell>
          <table:table-cell office:value-type="float" office:value="4.5449999999999999" table:style-name="ce8">
            <text:p>4.545</text:p>
          </table:table-cell>
          <table:table-cell office:value-type="float" office:value="2.2730000000000001" table:style-name="ce8">
            <text:p>2.273</text:p>
          </table:table-cell>
          <table:table-cell office:value-type="float" office:value="0.90900000000000003" table:style-name="ce8">
            <text:p>0.909</text:p>
          </table:table-cell>
          <table:table-cell office:value-type="float" office:value="5" table:style-name="ce8">
            <text:p>5</text:p>
          </table:table-cell>
          <table:table-cell office:value-type="float" office:value="14.545" table:style-name="ce8">
            <text:p>14.545</text:p>
          </table:table-cell>
          <table:table-cell office:value-type="float" office:value="17.273" table:style-name="ce8">
            <text:p>17.273</text:p>
          </table:table-cell>
          <table:table-cell office:value-type="float" office:value="22.727" table:style-name="ce8">
            <text:p>22.727</text:p>
          </table:table-cell>
          <table:table-cell office:value-type="float" office:value="9.5449999999999999" table:style-name="ce8">
            <text:p>9.545</text:p>
          </table:table-cell>
          <table:table-cell office:value-type="float" office:value="7.38" table:style-name="ce8">
            <text:p>7.38</text:p>
          </table:table-cell>
          <table:table-cell office:value-type="string" table:style-name="ce8">
            <text:p>12.69</text:p>
          </table:table-cell>
          <table:table-cell office:value-type="string" table:style-name="ce8">
            <text:p>2.03</text:p>
          </table:table-cell>
          <table:table-cell office:value-type="string" table:style-name="ce8">
            <text:p>29.442</text:p>
          </table:table-cell>
          <table:table-cell office:value-type="string" table:style-name="ce8">
            <text:p>39.594</text:p>
          </table:table-cell>
          <table:table-cell office:value-type="string" table:style-name="ce8">
            <text:p>1.523</text:p>
          </table:table-cell>
          <table:table-cell office:value-type="string" table:style-name="ce8">
            <text:p>44.162</text:p>
          </table:table-cell>
          <table:table-cell office:value-type="string" table:style-name="ce8">
            <text:p>41.624</text:p>
          </table:table-cell>
          <table:table-cell office:value-type="string" table:style-name="ce8">
            <text:p>20.812</text:p>
          </table:table-cell>
          <table:table-cell office:value-type="string" table:style-name="ce8">
            <text:p>42.132</text:p>
          </table:table-cell>
          <table:table-cell office:value-type="string" table:style-name="ce8">
            <text:p>39.594</text:p>
          </table:table-cell>
          <table:table-cell office:value-type="string" table:style-name="ce8">
            <text:p>24.873</text:p>
          </table:table-cell>
          <table:table-cell office:value-type="string" table:style-name="ce8">
            <text:p>2.538</text:p>
          </table:table-cell>
          <table:table-cell office:value-type="string" table:style-name="ce8">
            <text:p>5.584</text:p>
          </table:table-cell>
          <table:table-cell office:value-type="string" table:style-name="ce8">
            <text:p>5.076</text:p>
          </table:table-cell>
          <table:table-cell office:value-type="string" table:style-name="ce8">
            <text:p>11.675</text:p>
          </table:table-cell>
          <table:table-cell office:value-type="string" table:style-name="ce8">
            <text:p>15.228</text:p>
          </table:table-cell>
          <table:table-cell office:value-type="string" table:style-name="ce8">
            <text:p>1.523</text:p>
          </table:table-cell>
          <table:table-cell office:value-type="string" table:style-name="ce8">
            <text:p>41.327</text:p>
          </table:table-cell>
          <table:table-cell office:value-type="string" table:style-name="ce8">
            <text:p>7.653</text:p>
          </table:table-cell>
          <table:table-cell office:value-type="string" table:style-name="ce8">
            <text:p>35.714</text:p>
          </table:table-cell>
          <table:table-cell office:value-type="string" table:style-name="ce8">
            <text:p>24.49</text:p>
          </table:table-cell>
          <table:table-cell office:value-type="string" table:style-name="ce8">
            <text:p>3.061</text:p>
          </table:table-cell>
          <table:table-cell office:value-type="string" table:style-name="ce8">
            <text:p>3.061</text:p>
          </table:table-cell>
          <table:table-cell office:value-type="string" table:style-name="ce8">
            <text:p>2.041</text:p>
          </table:table-cell>
          <table:table-cell office:value-type="string" table:style-name="ce8">
            <text:p>1.02</text:p>
          </table:table-cell>
          <table:table-cell office:value-type="string" table:style-name="ce8">
            <text:p>3.061</text:p>
          </table:table-cell>
          <table:table-cell office:value-type="string" table:style-name="ce8">
            <text:p>3.061</text:p>
          </table:table-cell>
          <table:table-cell office:value-type="string" table:style-name="ce8">
            <text:p>4.082</text:p>
          </table:table-cell>
          <table:table-cell office:value-type="string" table:style-name="ce8">
            <text:p>11.224</text:p>
          </table:table-cell>
          <table:table-cell office:value-type="string" table:style-name="ce8">
            <text:p>41.117</text:p>
          </table:table-cell>
          <table:table-cell office:value-type="string" table:style-name="ce8">
            <text:p>16.327</text:p>
          </table:table-cell>
          <table:table-cell office:value-type="string" table:style-name="ce8">
            <text:p>40.816</text:p>
          </table:table-cell>
          <table:table-cell office:value-type="string" table:style-name="ce8">
            <text:p>52.525</text:p>
          </table:table-cell>
          <table:table-cell office:value-type="string" table:style-name="ce8">
            <text:p>34.568</text:p>
          </table:table-cell>
          <table:table-cell office:value-type="float" office:value="61.335000000000001" table:style-name="ce8">
            <text:p>61.335</text:p>
          </table:table-cell>
          <table:table-cell office:value-type="float" office:value="68.509" table:style-name="ce8">
            <text:p>68.509</text:p>
          </table:table-cell>
          <table:table-cell office:value-type="float" office:value="60.514000000000003" table:style-name="ce8">
            <text:p>60.514</text:p>
          </table:table-cell>
          <table:table-cell office:value-type="float" office:value="46.231999999999999" table:style-name="ce8">
            <text:p>46.232</text:p>
          </table:table-cell>
          <table:table-cell office:value-type="float" office:value="73.623000000000005" table:style-name="ce8">
            <text:p>73.623</text:p>
          </table:table-cell>
          <table:table-cell office:value-type="float" office:value="72.433999999999997" table:style-name="ce8">
            <text:p>72.434</text:p>
          </table:table-cell>
          <table:table-cell office:value-type="float" office:value="5.4429999999999996" table:style-name="ce8">
            <text:p>5.443</text:p>
          </table:table-cell>
          <table:table-cell office:value-type="float" office:value="70.28" table:style-name="ce8">
            <text:p>70.28</text:p>
          </table:table-cell>
          <table:table-cell table:number-columns-repeated="16238"/>
        </table:table-row>
        <table:table-row table:style-name="ro4">
          <table:table-cell office:value-type="string" table:style-name="ce3">
            <text:p>S02: What is the highest level of qualifications achieved by either of your parent(s) or guardian(s) by the time you were 18?</text:p>
          </table:table-cell>
          <table:table-cell office:value-type="string" table:style-name="ce3">
            <text:p>Other</text:p>
          </table:table-cell>
          <table:table-cell office:value-type="float" office:value="1431" table:style-name="ce8">
            <text:p>1431</text:p>
          </table:table-cell>
          <table:table-cell office:value-type="float" office:value="65.506" table:style-name="ce8">
            <text:p>65.506</text:p>
          </table:table-cell>
          <table:table-cell office:value-type="float" office:value="75.516999999999996" table:style-name="ce8">
            <text:p>75.517</text:p>
          </table:table-cell>
          <table:table-cell office:value-type="float" office:value="84.835999999999999" table:style-name="ce8">
            <text:p>84.836</text:p>
          </table:table-cell>
          <table:table-cell office:value-type="float" office:value="71.260000000000005" table:style-name="ce8">
            <text:p>71.26</text:p>
          </table:table-cell>
          <table:table-cell office:value-type="float" office:value="82.122" table:style-name="ce8">
            <text:p>82.122</text:p>
          </table:table-cell>
          <table:table-cell office:value-type="float" office:value="58.776000000000003" table:style-name="ce8">
            <text:p>58.776</text:p>
          </table:table-cell>
          <table:table-cell office:value-type="float" office:value="78.046000000000006" table:style-name="ce8">
            <text:p>78.046</text:p>
          </table:table-cell>
          <table:table-cell office:value-type="float" office:value="76.236000000000004" table:style-name="ce8">
            <text:p>76.236</text:p>
          </table:table-cell>
          <table:table-cell office:value-type="float" office:value="35.49" table:style-name="ce8">
            <text:p>35.49</text:p>
          </table:table-cell>
          <table:table-cell office:value-type="float" office:value="53.631999999999998" table:style-name="ce8">
            <text:p>53.632</text:p>
          </table:table-cell>
          <table:table-cell office:value-type="float" office:value="27.664999999999999" table:style-name="ce8">
            <text:p>27.665</text:p>
          </table:table-cell>
          <table:table-cell office:value-type="float" office:value="74.167000000000002" table:style-name="ce8">
            <text:p>74.167</text:p>
          </table:table-cell>
          <table:table-cell office:value-type="float" office:value="89.712999999999994" table:style-name="ce8">
            <text:p>89.713</text:p>
          </table:table-cell>
          <table:table-cell office:value-type="float" office:value="83.671999999999997" table:style-name="ce8">
            <text:p>83.672</text:p>
          </table:table-cell>
          <table:table-cell office:value-type="float" office:value="79.313000000000002" table:style-name="ce8">
            <text:p>79.313</text:p>
          </table:table-cell>
          <table:table-cell office:value-type="float" office:value="57.554000000000002" table:style-name="ce8">
            <text:p>57.554</text:p>
          </table:table-cell>
          <table:table-cell office:value-type="float" office:value="67.203000000000003" table:style-name="ce8">
            <text:p>67.203</text:p>
          </table:table-cell>
          <table:table-cell office:value-type="float" office:value="83.076999999999998" table:style-name="ce8">
            <text:p>83.077</text:p>
          </table:table-cell>
          <table:table-cell office:value-type="float" office:value="86.563999999999993" table:style-name="ce8">
            <text:p>86.564</text:p>
          </table:table-cell>
          <table:table-cell office:value-type="float" office:value="75.034999999999997" table:style-name="ce8">
            <text:p>75.035</text:p>
          </table:table-cell>
          <table:table-cell office:value-type="float" office:value="79.061999999999998" table:style-name="ce8">
            <text:p>79.062</text:p>
          </table:table-cell>
          <table:table-cell office:value-type="float" office:value="77.653000000000006" table:style-name="ce8">
            <text:p>77.653</text:p>
          </table:table-cell>
          <table:table-cell office:value-type="float" office:value="70.658000000000001" table:style-name="ce8">
            <text:p>70.658</text:p>
          </table:table-cell>
          <table:table-cell office:value-type="float" office:value="76.031000000000006" table:style-name="ce8">
            <text:p>76.031</text:p>
          </table:table-cell>
          <table:table-cell office:value-type="float" office:value="80.572999999999993" table:style-name="ce8">
            <text:p>80.573</text:p>
          </table:table-cell>
          <table:table-cell office:value-type="float" office:value="71.78" table:style-name="ce8">
            <text:p>71.78</text:p>
          </table:table-cell>
          <table:table-cell office:value-type="float" office:value="67.302000000000007" table:style-name="ce8">
            <text:p>67.302</text:p>
          </table:table-cell>
          <table:table-cell office:value-type="float" office:value="66.784000000000006" table:style-name="ce8">
            <text:p>66.784</text:p>
          </table:table-cell>
          <table:table-cell office:value-type="float" office:value="47.655999999999999" table:style-name="ce8">
            <text:p>47.656</text:p>
          </table:table-cell>
          <table:table-cell office:value-type="float" office:value="87.194000000000003" table:style-name="ce8">
            <text:p>87.194</text:p>
          </table:table-cell>
          <table:table-cell office:value-type="float" office:value="83.915999999999997" table:style-name="ce8">
            <text:p>83.916</text:p>
          </table:table-cell>
          <table:table-cell office:value-type="float" office:value="75.262" table:style-name="ce8">
            <text:p>75.262</text:p>
          </table:table-cell>
          <table:table-cell office:value-type="float" office:value="70.161000000000001" table:style-name="ce8">
            <text:p>70.161</text:p>
          </table:table-cell>
          <table:table-cell office:value-type="float" office:value="55.524000000000001" table:style-name="ce8">
            <text:p>55.524</text:p>
          </table:table-cell>
          <table:table-cell office:value-type="float" office:value="58.006" table:style-name="ce8">
            <text:p>58.006</text:p>
          </table:table-cell>
          <table:table-cell office:value-type="float" office:value="51.576999999999998" table:style-name="ce8">
            <text:p>51.577</text:p>
          </table:table-cell>
          <table:table-cell office:value-type="float" office:value="77.831999999999994" table:style-name="ce8">
            <text:p>77.832</text:p>
          </table:table-cell>
          <table:table-cell office:value-type="float" office:value="86.545000000000002" table:style-name="ce8">
            <text:p>86.545</text:p>
          </table:table-cell>
          <table:table-cell office:value-type="float" office:value="70.876999999999995" table:style-name="ce8">
            <text:p>70.877</text:p>
          </table:table-cell>
          <table:table-cell office:value-type="float" office:value="76.852999999999994" table:style-name="ce8">
            <text:p>76.853</text:p>
          </table:table-cell>
          <table:table-cell office:value-type="float" office:value="72.168000000000006" table:style-name="ce8">
            <text:p>72.168</text:p>
          </table:table-cell>
          <table:table-cell office:value-type="float" office:value="81.596000000000004" table:style-name="ce8">
            <text:p>81.596</text:p>
          </table:table-cell>
          <table:table-cell office:value-type="float" office:value="88.343000000000004" table:style-name="ce8">
            <text:p>88.343</text:p>
          </table:table-cell>
          <table:table-cell office:value-type="float" office:value="73.543999999999997" table:style-name="ce8">
            <text:p>73.544</text:p>
          </table:table-cell>
          <table:table-cell office:value-type="float" office:value="68.731999999999999" table:style-name="ce8">
            <text:p>68.732</text:p>
          </table:table-cell>
          <table:table-cell office:value-type="float" office:value="73.007000000000005" table:style-name="ce8">
            <text:p>73.007</text:p>
          </table:table-cell>
          <table:table-cell office:value-type="float" office:value="35.363999999999997" table:style-name="ce8">
            <text:p>35.364</text:p>
          </table:table-cell>
          <table:table-cell office:value-type="float" office:value="40.308" table:style-name="ce8">
            <text:p>40.308</text:p>
          </table:table-cell>
          <table:table-cell office:value-type="float" office:value="30.838999999999999" table:style-name="ce8">
            <text:p>30.839</text:p>
          </table:table-cell>
          <table:table-cell office:value-type="float" office:value="65.409000000000006" table:style-name="ce8">
            <text:p>65.409</text:p>
          </table:table-cell>
          <table:table-cell office:value-type="float" office:value="61.189" table:style-name="ce8">
            <text:p>61.189</text:p>
          </table:table-cell>
          <table:table-cell office:value-type="float" office:value="57.625" table:style-name="ce8">
            <text:p>57.625</text:p>
          </table:table-cell>
          <table:table-cell office:value-type="float" office:value="54.698" table:style-name="ce8">
            <text:p>54.698</text:p>
          </table:table-cell>
          <table:table-cell office:value-type="float" office:value="45.771999999999998" table:style-name="ce8">
            <text:p>45.772</text:p>
          </table:table-cell>
          <table:table-cell office:value-type="float" office:value="40.670999999999999" table:style-name="ce8">
            <text:p>40.671</text:p>
          </table:table-cell>
          <table:table-cell office:value-type="float" office:value="68.257999999999996" table:style-name="ce8">
            <text:p>68.258</text:p>
          </table:table-cell>
          <table:table-cell office:value-type="float" office:value="40.701999999999998" table:style-name="ce8">
            <text:p>40.702</text:p>
          </table:table-cell>
          <table:table-cell office:value-type="float" office:value="48.286000000000001" table:style-name="ce8">
            <text:p>48.286</text:p>
          </table:table-cell>
          <table:table-cell office:value-type="float" office:value="65.409000000000006" table:style-name="ce8">
            <text:p>65.409</text:p>
          </table:table-cell>
          <table:table-cell office:value-type="float" office:value="60.881999999999998" table:style-name="ce8">
            <text:p>60.882</text:p>
          </table:table-cell>
          <table:table-cell office:value-type="float" office:value="57.593000000000004" table:style-name="ce8">
            <text:p>57.593</text:p>
          </table:table-cell>
          <table:table-cell office:value-type="float" office:value="57.884" table:style-name="ce8">
            <text:p>57.884</text:p>
          </table:table-cell>
          <table:table-cell office:value-type="float" office:value="54.965000000000003" table:style-name="ce8">
            <text:p>54.965</text:p>
          </table:table-cell>
          <table:table-cell office:value-type="float" office:value="51.155999999999999" table:style-name="ce8">
            <text:p>51.156</text:p>
          </table:table-cell>
          <table:table-cell office:value-type="float" office:value="40.698999999999998" table:style-name="ce8">
            <text:p>40.699</text:p>
          </table:table-cell>
          <table:table-cell office:value-type="float" office:value="88.522999999999996" table:style-name="ce8">
            <text:p>88.523</text:p>
          </table:table-cell>
          <table:table-cell office:value-type="float" office:value="63.470999999999997" table:style-name="ce8">
            <text:p>63.471</text:p>
          </table:table-cell>
          <table:table-cell office:value-type="float" office:value="68.819999999999993" table:style-name="ce8">
            <text:p>68.82</text:p>
          </table:table-cell>
          <table:table-cell office:value-type="float" office:value="68.114999999999995" table:style-name="ce8">
            <text:p>68.115</text:p>
          </table:table-cell>
          <table:table-cell office:value-type="float" office:value="79.046999999999997" table:style-name="ce8">
            <text:p>79.047</text:p>
          </table:table-cell>
          <table:table-cell office:value-type="float" office:value="60.112000000000002" table:style-name="ce8">
            <text:p>60.112</text:p>
          </table:table-cell>
          <table:table-cell office:value-type="float" office:value="68.197999999999993" table:style-name="ce8">
            <text:p>68.198</text:p>
          </table:table-cell>
          <table:table-cell office:value-type="float" office:value="6.1710000000000003" table:style-name="ce8">
            <text:p>6.171</text:p>
          </table:table-cell>
          <table:table-cell office:value-type="float" office:value="7.3630000000000004" table:style-name="ce8">
            <text:p>7.363</text:p>
          </table:table-cell>
          <table:table-cell office:value-type="float" office:value="22.09" table:style-name="ce8">
            <text:p>22.09</text:p>
          </table:table-cell>
          <table:table-cell office:value-type="float" office:value="64.376000000000005" table:style-name="ce8">
            <text:p>64.376</text:p>
          </table:table-cell>
          <table:table-cell office:value-type="float" office:value="86.706000000000003" table:style-name="ce8">
            <text:p>86.706</text:p>
          </table:table-cell>
          <table:table-cell office:value-type="float" office:value="70.361999999999995" table:style-name="ce8">
            <text:p>70.362</text:p>
          </table:table-cell>
          <table:table-cell office:value-type="float" office:value="73.269000000000005" table:style-name="ce8">
            <text:p>73.269</text:p>
          </table:table-cell>
          <table:table-cell office:value-type="float" office:value="8.6069999999999993" table:style-name="ce8">
            <text:p>8.607</text:p>
          </table:table-cell>
          <table:table-cell office:value-type="float" office:value="20.324999999999999" table:style-name="ce8">
            <text:p>20.325</text:p>
          </table:table-cell>
          <table:table-cell office:value-type="float" office:value="8.9429999999999996" table:style-name="ce8">
            <text:p>8.943</text:p>
          </table:table-cell>
          <table:table-cell office:value-type="float" office:value="14.634" table:style-name="ce8">
            <text:p>14.634</text:p>
          </table:table-cell>
          <table:table-cell office:value-type="float" office:value="20.324999999999999" table:style-name="ce8">
            <text:p>20.325</text:p>
          </table:table-cell>
          <table:table-cell office:value-type="float" office:value="13.821" table:style-name="ce8">
            <text:p>13.821</text:p>
          </table:table-cell>
          <table:table-cell office:value-type="float" office:value="0.81299999999999994" table:style-name="ce8">
            <text:p>0.813</text:p>
          </table:table-cell>
          <table:table-cell office:value-type="float" office:value="24.39" table:style-name="ce8">
            <text:p>24.39</text:p>
          </table:table-cell>
          <table:table-cell office:value-type="float" office:value="8.1300000000000008" table:style-name="ce8">
            <text:p>8.13</text:p>
          </table:table-cell>
          <table:table-cell office:value-type="float" office:value="2.4390000000000001" table:style-name="ce8">
            <text:p>2.439</text:p>
          </table:table-cell>
          <table:table-cell office:value-type="float" office:value="9.7560000000000002" table:style-name="ce8">
            <text:p>9.756</text:p>
          </table:table-cell>
          <table:table-cell office:value-type="float" office:value="11.382" table:style-name="ce8">
            <text:p>11.382</text:p>
          </table:table-cell>
          <table:table-cell office:value-type="float" office:value="0" table:style-name="ce8">
            <text:p>0</text:p>
          </table:table-cell>
          <table:table-cell office:value-type="float" office:value="3.2519999999999998" table:style-name="ce8">
            <text:p>3.252</text:p>
          </table:table-cell>
          <table:table-cell office:value-type="float" office:value="2.4390000000000001" table:style-name="ce8">
            <text:p>2.439</text:p>
          </table:table-cell>
          <table:table-cell office:value-type="float" office:value="3.2519999999999998" table:style-name="ce8">
            <text:p>3.252</text:p>
          </table:table-cell>
          <table:table-cell office:value-type="float" office:value="4.8780000000000001" table:style-name="ce8">
            <text:p>4.878</text:p>
          </table:table-cell>
          <table:table-cell office:value-type="float" office:value="15.446999999999999" table:style-name="ce8">
            <text:p>15.447</text:p>
          </table:table-cell>
          <table:table-cell office:value-type="float" office:value="17.885999999999999" table:style-name="ce8">
            <text:p>17.886</text:p>
          </table:table-cell>
          <table:table-cell office:value-type="float" office:value="22.763999999999999" table:style-name="ce8">
            <text:p>22.764</text:p>
          </table:table-cell>
          <table:table-cell office:value-type="float" office:value="7.3170000000000002" table:style-name="ce8">
            <text:p>7.317</text:p>
          </table:table-cell>
          <table:table-cell office:value-type="float" office:value="7.407" table:style-name="ce8">
            <text:p>7.407</text:p>
          </table:table-cell>
          <table:table-cell office:value-type="string" table:style-name="ce8">
            <text:p>13.333</text:p>
          </table:table-cell>
          <table:table-cell office:value-type="string" table:style-name="ce8">
            <text:p>3.81</text:p>
          </table:table-cell>
          <table:table-cell office:value-type="string" table:style-name="ce8">
            <text:p>31.429</text:p>
          </table:table-cell>
          <table:table-cell office:value-type="string" table:style-name="ce8">
            <text:p>32.381</text:p>
          </table:table-cell>
          <table:table-cell office:value-type="string" table:style-name="ce8">
            <text:p>0.952</text:p>
          </table:table-cell>
          <table:table-cell office:value-type="string" table:style-name="ce8">
            <text:p>38.095</text:p>
          </table:table-cell>
          <table:table-cell office:value-type="string" table:style-name="ce8">
            <text:p>47.619</text:p>
          </table:table-cell>
          <table:table-cell office:value-type="string" table:style-name="ce8">
            <text:p>27.619</text:p>
          </table:table-cell>
          <table:table-cell office:value-type="string" table:style-name="ce8">
            <text:p>40</text:p>
          </table:table-cell>
          <table:table-cell office:value-type="string" table:style-name="ce8">
            <text:p>36.19</text:p>
          </table:table-cell>
          <table:table-cell office:value-type="string" table:style-name="ce8">
            <text:p>21.905</text:p>
          </table:table-cell>
          <table:table-cell office:value-type="string" table:style-name="ce8">
            <text:p>2.857</text:p>
          </table:table-cell>
          <table:table-cell office:value-type="string" table:style-name="ce8">
            <text:p>3.81</text:p>
          </table:table-cell>
          <table:table-cell office:value-type="string" table:style-name="ce8">
            <text:p>10.476</text:p>
          </table:table-cell>
          <table:table-cell office:value-type="string" table:style-name="ce8">
            <text:p>21.905</text:p>
          </table:table-cell>
          <table:table-cell office:value-type="string" table:style-name="ce8">
            <text:p>22.857</text:p>
          </table:table-cell>
          <table:table-cell office:value-type="string" table:style-name="ce8">
            <text:p>4.762</text:p>
          </table:table-cell>
          <table:table-cell office:value-type="string" table:style-name="ce8">
            <text:p>38.835</text:p>
          </table:table-cell>
          <table:table-cell office:value-type="string" table:style-name="ce8">
            <text:p>9.709</text:p>
          </table:table-cell>
          <table:table-cell office:value-type="string" table:style-name="ce8">
            <text:p>38.835</text:p>
          </table:table-cell>
          <table:table-cell office:value-type="string" table:style-name="ce8">
            <text:p>25.243</text:p>
          </table:table-cell>
          <table:table-cell office:value-type="string" table:style-name="ce8">
            <text:p>4.854</text:p>
          </table:table-cell>
          <table:table-cell office:value-type="string" table:style-name="ce8">
            <text:p>0.971</text:p>
          </table:table-cell>
          <table:table-cell office:value-type="string" table:style-name="ce8">
            <text:p>2.913</text:p>
          </table:table-cell>
          <table:table-cell office:value-type="string" table:style-name="ce8">
            <text:p>1.942</text:p>
          </table:table-cell>
          <table:table-cell office:value-type="string" table:style-name="ce8">
            <text:p>2.913</text:p>
          </table:table-cell>
          <table:table-cell office:value-type="string" table:style-name="ce8">
            <text:p>2.913</text:p>
          </table:table-cell>
          <table:table-cell office:value-type="string" table:style-name="ce8">
            <text:p>4.854</text:p>
          </table:table-cell>
          <table:table-cell office:value-type="string" table:style-name="ce8">
            <text:p>12.621</text:p>
          </table:table-cell>
          <table:table-cell office:value-type="string" table:style-name="ce8">
            <text:p>43.396</text:p>
          </table:table-cell>
          <table:table-cell office:value-type="string" table:style-name="ce8">
            <text:p>12.264</text:p>
          </table:table-cell>
          <table:table-cell office:value-type="string" table:style-name="ce8">
            <text:p>29.245</text:p>
          </table:table-cell>
          <table:table-cell office:value-type="string" table:style-name="ce8">
            <text:p>52.83</text:p>
          </table:table-cell>
          <table:table-cell office:value-type="string" table:style-name="ce8">
            <text:p>34.783</text:p>
          </table:table-cell>
          <table:table-cell office:value-type="float" office:value="60.451999999999998" table:style-name="ce8">
            <text:p>60.452</text:p>
          </table:table-cell>
          <table:table-cell office:value-type="float" office:value="67.256" table:style-name="ce8">
            <text:p>67.256</text:p>
          </table:table-cell>
          <table:table-cell office:value-type="float" office:value="60.313000000000002" table:style-name="ce8">
            <text:p>60.313</text:p>
          </table:table-cell>
          <table:table-cell office:value-type="float" office:value="42.24" table:style-name="ce8">
            <text:p>42.24</text:p>
          </table:table-cell>
          <table:table-cell office:value-type="float" office:value="73.614000000000004" table:style-name="ce8">
            <text:p>73.614</text:p>
          </table:table-cell>
          <table:table-cell office:value-type="float" office:value="72.701999999999998" table:style-name="ce8">
            <text:p>72.702</text:p>
          </table:table-cell>
          <table:table-cell office:value-type="float" office:value="4.9370000000000003" table:style-name="ce8">
            <text:p>4.937</text:p>
          </table:table-cell>
          <table:table-cell office:value-type="float" office:value="74.212000000000003" table:style-name="ce8">
            <text:p>74.212</text:p>
          </table:table-cell>
          <table:table-cell table:number-columns-repeated="16238"/>
        </table:table-row>
        <table:table-row table:style-name="ro11">
          <table:table-cell office:value-type="string" table:style-name="ce3">
            <text:p>nssec3: National Statistics Socio-Economic Classification (S03, S04, S05, S06)</text:p>
          </table:table-cell>
          <table:table-cell office:value-type="string" table:style-name="ce3">
            <text:p>Never worked</text:p>
          </table:table-cell>
          <table:table-cell office:value-type="float" office:value="4682" table:style-name="ce8">
            <text:p>4682</text:p>
          </table:table-cell>
          <table:table-cell office:value-type="float" office:value="64.91" table:style-name="ce8">
            <text:p>64.91</text:p>
          </table:table-cell>
          <table:table-cell office:value-type="float" office:value="74.936000000000007" table:style-name="ce8">
            <text:p>74.936</text:p>
          </table:table-cell>
          <table:table-cell office:value-type="float" office:value="83.510999999999996" table:style-name="ce8">
            <text:p>83.511</text:p>
          </table:table-cell>
          <table:table-cell office:value-type="float" office:value="72.498999999999995" table:style-name="ce8">
            <text:p>72.499</text:p>
          </table:table-cell>
          <table:table-cell office:value-type="float" office:value="81.941000000000003" table:style-name="ce8">
            <text:p>81.941</text:p>
          </table:table-cell>
          <table:table-cell office:value-type="float" office:value="56.63" table:style-name="ce8">
            <text:p>56.63</text:p>
          </table:table-cell>
          <table:table-cell office:value-type="float" office:value="77.855000000000004" table:style-name="ce8">
            <text:p>77.855</text:p>
          </table:table-cell>
          <table:table-cell office:value-type="float" office:value="71.649000000000001" table:style-name="ce8">
            <text:p>71.649</text:p>
          </table:table-cell>
          <table:table-cell office:value-type="float" office:value="35.79" table:style-name="ce8">
            <text:p>35.79</text:p>
          </table:table-cell>
          <table:table-cell office:value-type="float" office:value="53.731999999999999" table:style-name="ce8">
            <text:p>53.732</text:p>
          </table:table-cell>
          <table:table-cell office:value-type="float" office:value="28.838999999999999" table:style-name="ce8">
            <text:p>28.839</text:p>
          </table:table-cell>
          <table:table-cell office:value-type="float" office:value="71.588999999999999" table:style-name="ce8">
            <text:p>71.589</text:p>
          </table:table-cell>
          <table:table-cell office:value-type="float" office:value="88.591999999999999" table:style-name="ce8">
            <text:p>88.592</text:p>
          </table:table-cell>
          <table:table-cell office:value-type="float" office:value="80.611999999999995" table:style-name="ce8">
            <text:p>80.612</text:p>
          </table:table-cell>
          <table:table-cell office:value-type="float" office:value="76.772000000000006" table:style-name="ce8">
            <text:p>76.772</text:p>
          </table:table-cell>
          <table:table-cell office:value-type="float" office:value="56.393000000000001" table:style-name="ce8">
            <text:p>56.393</text:p>
          </table:table-cell>
          <table:table-cell office:value-type="float" office:value="72.244" table:style-name="ce8">
            <text:p>72.244</text:p>
          </table:table-cell>
          <table:table-cell office:value-type="float" office:value="81.840999999999994" table:style-name="ce8">
            <text:p>81.841</text:p>
          </table:table-cell>
          <table:table-cell office:value-type="float" office:value="85.171000000000006" table:style-name="ce8">
            <text:p>85.171</text:p>
          </table:table-cell>
          <table:table-cell office:value-type="float" office:value="74.962999999999994" table:style-name="ce8">
            <text:p>74.963</text:p>
          </table:table-cell>
          <table:table-cell office:value-type="float" office:value="85.965000000000003" table:style-name="ce8">
            <text:p>85.965</text:p>
          </table:table-cell>
          <table:table-cell office:value-type="float" office:value="82.415000000000006" table:style-name="ce8">
            <text:p>82.415</text:p>
          </table:table-cell>
          <table:table-cell office:value-type="float" office:value="69.697999999999993" table:style-name="ce8">
            <text:p>69.698</text:p>
          </table:table-cell>
          <table:table-cell office:value-type="float" office:value="78.606999999999999" table:style-name="ce8">
            <text:p>78.607</text:p>
          </table:table-cell>
          <table:table-cell office:value-type="float" office:value="80.986999999999995" table:style-name="ce8">
            <text:p>80.987</text:p>
          </table:table-cell>
          <table:table-cell office:value-type="float" office:value="70.834999999999994" table:style-name="ce8">
            <text:p>70.835</text:p>
          </table:table-cell>
          <table:table-cell office:value-type="float" office:value="67.793999999999997" table:style-name="ce8">
            <text:p>67.794</text:p>
          </table:table-cell>
          <table:table-cell office:value-type="float" office:value="69.882000000000005" table:style-name="ce8">
            <text:p>69.882</text:p>
          </table:table-cell>
          <table:table-cell office:value-type="float" office:value="43.777000000000001" table:style-name="ce8">
            <text:p>43.777</text:p>
          </table:table-cell>
          <table:table-cell office:value-type="float" office:value="86.174999999999997" table:style-name="ce8">
            <text:p>86.175</text:p>
          </table:table-cell>
          <table:table-cell office:value-type="float" office:value="83.600999999999999" table:style-name="ce8">
            <text:p>83.601</text:p>
          </table:table-cell>
          <table:table-cell office:value-type="float" office:value="76.072999999999993" table:style-name="ce8">
            <text:p>76.073</text:p>
          </table:table-cell>
          <table:table-cell office:value-type="float" office:value="64.438000000000002" table:style-name="ce8">
            <text:p>64.438</text:p>
          </table:table-cell>
          <table:table-cell office:value-type="float" office:value="53.737000000000002" table:style-name="ce8">
            <text:p>53.737</text:p>
          </table:table-cell>
          <table:table-cell office:value-type="float" office:value="57.03" table:style-name="ce8">
            <text:p>57.03</text:p>
          </table:table-cell>
          <table:table-cell office:value-type="float" office:value="51.25" table:style-name="ce8">
            <text:p>51.25</text:p>
          </table:table-cell>
          <table:table-cell office:value-type="float" office:value="80.876000000000005" table:style-name="ce8">
            <text:p>80.876</text:p>
          </table:table-cell>
          <table:table-cell office:value-type="float" office:value="86.013999999999996" table:style-name="ce8">
            <text:p>86.014</text:p>
          </table:table-cell>
          <table:table-cell office:value-type="float" office:value="68.459000000000003" table:style-name="ce8">
            <text:p>68.459</text:p>
          </table:table-cell>
          <table:table-cell office:value-type="float" office:value="76.031000000000006" table:style-name="ce8">
            <text:p>76.031</text:p>
          </table:table-cell>
          <table:table-cell office:value-type="float" office:value="68.346999999999994" table:style-name="ce8">
            <text:p>68.347</text:p>
          </table:table-cell>
          <table:table-cell office:value-type="float" office:value="75.480999999999995" table:style-name="ce8">
            <text:p>75.481</text:p>
          </table:table-cell>
          <table:table-cell office:value-type="float" office:value="85.272999999999996" table:style-name="ce8">
            <text:p>85.273</text:p>
          </table:table-cell>
          <table:table-cell office:value-type="float" office:value="71.501999999999995" table:style-name="ce8">
            <text:p>71.502</text:p>
          </table:table-cell>
          <table:table-cell office:value-type="float" office:value="62.186" table:style-name="ce8">
            <text:p>62.186</text:p>
          </table:table-cell>
          <table:table-cell office:value-type="float" office:value="67.03" table:style-name="ce8">
            <text:p>67.03</text:p>
          </table:table-cell>
          <table:table-cell office:value-type="float" office:value="34.715000000000003" table:style-name="ce8">
            <text:p>34.715</text:p>
          </table:table-cell>
          <table:table-cell office:value-type="float" office:value="41.235999999999997" table:style-name="ce8">
            <text:p>41.236</text:p>
          </table:table-cell>
          <table:table-cell office:value-type="float" office:value="31.382000000000001" table:style-name="ce8">
            <text:p>31.382</text:p>
          </table:table-cell>
          <table:table-cell office:value-type="float" office:value="70.25" table:style-name="ce8">
            <text:p>70.25</text:p>
          </table:table-cell>
          <table:table-cell office:value-type="float" office:value="63.58" table:style-name="ce8">
            <text:p>63.58</text:p>
          </table:table-cell>
          <table:table-cell office:value-type="float" office:value="57.277000000000001" table:style-name="ce8">
            <text:p>57.277</text:p>
          </table:table-cell>
          <table:table-cell office:value-type="float" office:value="55.914000000000001" table:style-name="ce8">
            <text:p>55.914</text:p>
          </table:table-cell>
          <table:table-cell office:value-type="float" office:value="41.311999999999998" table:style-name="ce8">
            <text:p>41.312</text:p>
          </table:table-cell>
          <table:table-cell office:value-type="float" office:value="40.201000000000001" table:style-name="ce8">
            <text:p>40.201</text:p>
          </table:table-cell>
          <table:table-cell office:value-type="float" office:value="66.894999999999996" table:style-name="ce8">
            <text:p>66.895</text:p>
          </table:table-cell>
          <table:table-cell office:value-type="float" office:value="38.713000000000001" table:style-name="ce8">
            <text:p>38.713</text:p>
          </table:table-cell>
          <table:table-cell office:value-type="float" office:value="49.357999999999997" table:style-name="ce8">
            <text:p>49.358</text:p>
          </table:table-cell>
          <table:table-cell office:value-type="float" office:value="65.441000000000003" table:style-name="ce8">
            <text:p>65.441</text:p>
          </table:table-cell>
          <table:table-cell office:value-type="float" office:value="64.447999999999993" table:style-name="ce8">
            <text:p>64.448</text:p>
          </table:table-cell>
          <table:table-cell office:value-type="float" office:value="56.886000000000003" table:style-name="ce8">
            <text:p>56.886</text:p>
          </table:table-cell>
          <table:table-cell office:value-type="float" office:value="57.286999999999999" table:style-name="ce8">
            <text:p>57.287</text:p>
          </table:table-cell>
          <table:table-cell office:value-type="float" office:value="55.024000000000001" table:style-name="ce8">
            <text:p>55.024</text:p>
          </table:table-cell>
          <table:table-cell office:value-type="float" office:value="49.231000000000002" table:style-name="ce8">
            <text:p>49.231</text:p>
          </table:table-cell>
          <table:table-cell office:value-type="float" office:value="36.909999999999997" table:style-name="ce8">
            <text:p>36.91</text:p>
          </table:table-cell>
          <table:table-cell office:value-type="float" office:value="88.073999999999998" table:style-name="ce8">
            <text:p>88.074</text:p>
          </table:table-cell>
          <table:table-cell office:value-type="float" office:value="67.486999999999995" table:style-name="ce8">
            <text:p>67.487</text:p>
          </table:table-cell>
          <table:table-cell office:value-type="float" office:value="70.921999999999997" table:style-name="ce8">
            <text:p>70.922</text:p>
          </table:table-cell>
          <table:table-cell office:value-type="float" office:value="68.227000000000004" table:style-name="ce8">
            <text:p>68.227</text:p>
          </table:table-cell>
          <table:table-cell office:value-type="float" office:value="78.290999999999997" table:style-name="ce8">
            <text:p>78.291</text:p>
          </table:table-cell>
          <table:table-cell office:value-type="float" office:value="63.8" table:style-name="ce8">
            <text:p>63.8</text:p>
          </table:table-cell>
          <table:table-cell office:value-type="float" office:value="70.284999999999997" table:style-name="ce8">
            <text:p>70.285</text:p>
          </table:table-cell>
          <table:table-cell office:value-type="float" office:value="7.77" table:style-name="ce8">
            <text:p>7.77</text:p>
          </table:table-cell>
          <table:table-cell office:value-type="float" office:value="11.836" table:style-name="ce8">
            <text:p>11.836</text:p>
          </table:table-cell>
          <table:table-cell office:value-type="float" office:value="26.091999999999999" table:style-name="ce8">
            <text:p>26.092</text:p>
          </table:table-cell>
          <table:table-cell office:value-type="float" office:value="54.302" table:style-name="ce8">
            <text:p>54.302</text:p>
          </table:table-cell>
          <table:table-cell office:value-type="float" office:value="91.524000000000001" table:style-name="ce8">
            <text:p>91.524</text:p>
          </table:table-cell>
          <table:table-cell office:value-type="float" office:value="67.781999999999996" table:style-name="ce8">
            <text:p>67.782</text:p>
          </table:table-cell>
          <table:table-cell office:value-type="float" office:value="70.114999999999995" table:style-name="ce8">
            <text:p>70.115</text:p>
          </table:table-cell>
          <table:table-cell office:value-type="float" office:value="14.701000000000001" table:style-name="ce8">
            <text:p>14.701</text:p>
          </table:table-cell>
          <table:table-cell office:value-type="float" office:value="14.891" table:style-name="ce8">
            <text:p>14.891</text:p>
          </table:table-cell>
          <table:table-cell office:value-type="float" office:value="13.285" table:style-name="ce8">
            <text:p>13.285</text:p>
          </table:table-cell>
          <table:table-cell office:value-type="float" office:value="20.876000000000001" table:style-name="ce8">
            <text:p>20.876</text:p>
          </table:table-cell>
          <table:table-cell office:value-type="float" office:value="19.123999999999999" table:style-name="ce8">
            <text:p>19.124</text:p>
          </table:table-cell>
          <table:table-cell office:value-type="float" office:value="15.62" table:style-name="ce8">
            <text:p>15.62</text:p>
          </table:table-cell>
          <table:table-cell office:value-type="float" office:value="0.73" table:style-name="ce8">
            <text:p>0.73</text:p>
          </table:table-cell>
          <table:table-cell office:value-type="float" office:value="22.628" table:style-name="ce8">
            <text:p>22.628</text:p>
          </table:table-cell>
          <table:table-cell office:value-type="float" office:value="5.2549999999999999" table:style-name="ce8">
            <text:p>5.255</text:p>
          </table:table-cell>
          <table:table-cell office:value-type="float" office:value="1.8979999999999999" table:style-name="ce8">
            <text:p>1.898</text:p>
          </table:table-cell>
          <table:table-cell office:value-type="float" office:value="18.54" table:style-name="ce8">
            <text:p>18.54</text:p>
          </table:table-cell>
          <table:table-cell office:value-type="float" office:value="8.6129999999999995" table:style-name="ce8">
            <text:p>8.613</text:p>
          </table:table-cell>
          <table:table-cell office:value-type="float" office:value="1.1679999999999999" table:style-name="ce8">
            <text:p>1.168</text:p>
          </table:table-cell>
          <table:table-cell office:value-type="float" office:value="5.9850000000000003" table:style-name="ce8">
            <text:p>5.985</text:p>
          </table:table-cell>
          <table:table-cell office:value-type="float" office:value="3.2120000000000002" table:style-name="ce8">
            <text:p>3.212</text:p>
          </table:table-cell>
          <table:table-cell office:value-type="float" office:value="4.0880000000000001" table:style-name="ce8">
            <text:p>4.088</text:p>
          </table:table-cell>
          <table:table-cell office:value-type="float" office:value="11.971" table:style-name="ce8">
            <text:p>11.971</text:p>
          </table:table-cell>
          <table:table-cell office:value-type="float" office:value="18.54" table:style-name="ce8">
            <text:p>18.54</text:p>
          </table:table-cell>
          <table:table-cell office:value-type="float" office:value="16.641999999999999" table:style-name="ce8">
            <text:p>16.642</text:p>
          </table:table-cell>
          <table:table-cell office:value-type="float" office:value="20.437999999999999" table:style-name="ce8">
            <text:p>20.438</text:p>
          </table:table-cell>
          <table:table-cell office:value-type="float" office:value="5.2549999999999999" table:style-name="ce8">
            <text:p>5.255</text:p>
          </table:table-cell>
          <table:table-cell office:value-type="float" office:value="12.353" table:style-name="ce8">
            <text:p>12.353</text:p>
          </table:table-cell>
          <table:table-cell office:value-type="string" table:style-name="ce8">
            <text:p>12.305</text:p>
          </table:table-cell>
          <table:table-cell office:value-type="string" table:style-name="ce8">
            <text:p>3.293</text:p>
          </table:table-cell>
          <table:table-cell office:value-type="string" table:style-name="ce8">
            <text:p>30.503</text:p>
          </table:table-cell>
          <table:table-cell office:value-type="string" table:style-name="ce8">
            <text:p>41.075</text:p>
          </table:table-cell>
          <table:table-cell office:value-type="string" table:style-name="ce8">
            <text:p>1.04</text:p>
          </table:table-cell>
          <table:table-cell office:value-type="string" table:style-name="ce8">
            <text:p>43.501</text:p>
          </table:table-cell>
          <table:table-cell office:value-type="string" table:style-name="ce8">
            <text:p>48.527</text:p>
          </table:table-cell>
          <table:table-cell office:value-type="string" table:style-name="ce8">
            <text:p>29.116</text:p>
          </table:table-cell>
          <table:table-cell office:value-type="string" table:style-name="ce8">
            <text:p>46.101</text:p>
          </table:table-cell>
          <table:table-cell office:value-type="string" table:style-name="ce8">
            <text:p>43.847</text:p>
          </table:table-cell>
          <table:table-cell office:value-type="string" table:style-name="ce8">
            <text:p>29.116</text:p>
          </table:table-cell>
          <table:table-cell office:value-type="string" table:style-name="ce8">
            <text:p>5.026</text:p>
          </table:table-cell>
          <table:table-cell office:value-type="string" table:style-name="ce8">
            <text:p>5.719</text:p>
          </table:table-cell>
          <table:table-cell office:value-type="string" table:style-name="ce8">
            <text:p>12.132</text:p>
          </table:table-cell>
          <table:table-cell office:value-type="string" table:style-name="ce8">
            <text:p>17.504</text:p>
          </table:table-cell>
          <table:table-cell office:value-type="string" table:style-name="ce8">
            <text:p>17.504</text:p>
          </table:table-cell>
          <table:table-cell office:value-type="string" table:style-name="ce8">
            <text:p>2.08</text:p>
          </table:table-cell>
          <table:table-cell office:value-type="string" table:style-name="ce8">
            <text:p>45.391</text:p>
          </table:table-cell>
          <table:table-cell office:value-type="string" table:style-name="ce8">
            <text:p>10.957</text:p>
          </table:table-cell>
          <table:table-cell office:value-type="string" table:style-name="ce8">
            <text:p>36.348</text:p>
          </table:table-cell>
          <table:table-cell office:value-type="string" table:style-name="ce8">
            <text:p>28.348</text:p>
          </table:table-cell>
          <table:table-cell office:value-type="string" table:style-name="ce8">
            <text:p>4.174</text:p>
          </table:table-cell>
          <table:table-cell office:value-type="string" table:style-name="ce8">
            <text:p>1.391</text:p>
          </table:table-cell>
          <table:table-cell office:value-type="string" table:style-name="ce8">
            <text:p>0.348</text:p>
          </table:table-cell>
          <table:table-cell office:value-type="string" table:style-name="ce8">
            <text:p>1.739</text:p>
          </table:table-cell>
          <table:table-cell office:value-type="string" table:style-name="ce8">
            <text:p>1.913</text:p>
          </table:table-cell>
          <table:table-cell office:value-type="string" table:style-name="ce8">
            <text:p>0.696</text:p>
          </table:table-cell>
          <table:table-cell office:value-type="string" table:style-name="ce8">
            <text:p>2.435</text:p>
          </table:table-cell>
          <table:table-cell office:value-type="string" table:style-name="ce8">
            <text:p>6.957</text:p>
          </table:table-cell>
          <table:table-cell office:value-type="string" table:style-name="ce8">
            <text:p>38.609</text:p>
          </table:table-cell>
          <table:table-cell office:value-type="string" table:style-name="ce8">
            <text:p>13.684</text:p>
          </table:table-cell>
          <table:table-cell office:value-type="string" table:style-name="ce8">
            <text:p>45.486</text:p>
          </table:table-cell>
          <table:table-cell office:value-type="string" table:style-name="ce8">
            <text:p>65.799</text:p>
          </table:table-cell>
          <table:table-cell office:value-type="string" table:style-name="ce8">
            <text:p>39.819</text:p>
          </table:table-cell>
          <table:table-cell office:value-type="float" office:value="51.8" table:style-name="ce8">
            <text:p>51.8</text:p>
          </table:table-cell>
          <table:table-cell office:value-type="float" office:value="58.893000000000001" table:style-name="ce8">
            <text:p>58.893</text:p>
          </table:table-cell>
          <table:table-cell office:value-type="float" office:value="49.173999999999999" table:style-name="ce8">
            <text:p>49.174</text:p>
          </table:table-cell>
          <table:table-cell office:value-type="float" office:value="39.884" table:style-name="ce8">
            <text:p>39.884</text:p>
          </table:table-cell>
          <table:table-cell office:value-type="float" office:value="60.046999999999997" table:style-name="ce8">
            <text:p>60.047</text:p>
          </table:table-cell>
          <table:table-cell office:value-type="float" office:value="59.396999999999998" table:style-name="ce8">
            <text:p>59.397</text:p>
          </table:table-cell>
          <table:table-cell office:value-type="float" office:value="9.7690000000000001" table:style-name="ce8">
            <text:p>9.769</text:p>
          </table:table-cell>
          <table:table-cell office:value-type="float" office:value="73.111999999999995" table:style-name="ce8">
            <text:p>73.112</text:p>
          </table:table-cell>
          <table:table-cell table:number-columns-repeated="16238"/>
        </table:table-row>
        <table:table-row table:style-name="ro11">
          <table:table-cell office:value-type="string" table:style-name="ce3">
            <text:p>nssec3: National Statistics Socio-Economic Classification (S03, S04, S05, S06)</text:p>
          </table:table-cell>
          <table:table-cell office:value-type="string" table:style-name="ce3">
            <text:p>Routine</text:p>
          </table:table-cell>
          <table:table-cell office:value-type="float" office:value="74276" table:style-name="ce8">
            <text:p>74276</text:p>
          </table:table-cell>
          <table:table-cell office:value-type="float" office:value="64.599000000000004" table:style-name="ce8">
            <text:p>64.599</text:p>
          </table:table-cell>
          <table:table-cell office:value-type="float" office:value="77.891999999999996" table:style-name="ce8">
            <text:p>77.892</text:p>
          </table:table-cell>
          <table:table-cell office:value-type="float" office:value="85.144999999999996" table:style-name="ce8">
            <text:p>85.145</text:p>
          </table:table-cell>
          <table:table-cell office:value-type="float" office:value="73.313999999999993" table:style-name="ce8">
            <text:p>73.314</text:p>
          </table:table-cell>
          <table:table-cell office:value-type="float" office:value="84.221000000000004" table:style-name="ce8">
            <text:p>84.221</text:p>
          </table:table-cell>
          <table:table-cell office:value-type="float" office:value="57.901000000000003" table:style-name="ce8">
            <text:p>57.901</text:p>
          </table:table-cell>
          <table:table-cell office:value-type="float" office:value="81.275999999999996" table:style-name="ce8">
            <text:p>81.276</text:p>
          </table:table-cell>
          <table:table-cell office:value-type="float" office:value="75.798000000000002" table:style-name="ce8">
            <text:p>75.798</text:p>
          </table:table-cell>
          <table:table-cell office:value-type="float" office:value="37.49" table:style-name="ce8">
            <text:p>37.49</text:p>
          </table:table-cell>
          <table:table-cell office:value-type="float" office:value="53.941000000000003" table:style-name="ce8">
            <text:p>53.941</text:p>
          </table:table-cell>
          <table:table-cell office:value-type="float" office:value="27.026" table:style-name="ce8">
            <text:p>27.026</text:p>
          </table:table-cell>
          <table:table-cell office:value-type="float" office:value="74.126999999999995" table:style-name="ce8">
            <text:p>74.127</text:p>
          </table:table-cell>
          <table:table-cell office:value-type="float" office:value="90.826999999999998" table:style-name="ce8">
            <text:p>90.827</text:p>
          </table:table-cell>
          <table:table-cell office:value-type="float" office:value="85.120999999999995" table:style-name="ce8">
            <text:p>85.121</text:p>
          </table:table-cell>
          <table:table-cell office:value-type="float" office:value="80.421000000000006" table:style-name="ce8">
            <text:p>80.421</text:p>
          </table:table-cell>
          <table:table-cell office:value-type="float" office:value="59.252000000000002" table:style-name="ce8">
            <text:p>59.252</text:p>
          </table:table-cell>
          <table:table-cell office:value-type="float" office:value="73.813000000000002" table:style-name="ce8">
            <text:p>73.813</text:p>
          </table:table-cell>
          <table:table-cell office:value-type="float" office:value="83.731999999999999" table:style-name="ce8">
            <text:p>83.732</text:p>
          </table:table-cell>
          <table:table-cell office:value-type="float" office:value="86.554000000000002" table:style-name="ce8">
            <text:p>86.554</text:p>
          </table:table-cell>
          <table:table-cell office:value-type="float" office:value="75.209000000000003" table:style-name="ce8">
            <text:p>75.209</text:p>
          </table:table-cell>
          <table:table-cell office:value-type="float" office:value="86.846999999999994" table:style-name="ce8">
            <text:p>86.847</text:p>
          </table:table-cell>
          <table:table-cell office:value-type="float" office:value="83.212999999999994" table:style-name="ce8">
            <text:p>83.213</text:p>
          </table:table-cell>
          <table:table-cell office:value-type="float" office:value="71.036000000000001" table:style-name="ce8">
            <text:p>71.036</text:p>
          </table:table-cell>
          <table:table-cell office:value-type="float" office:value="79.566000000000003" table:style-name="ce8">
            <text:p>79.566</text:p>
          </table:table-cell>
          <table:table-cell office:value-type="float" office:value="82.727000000000004" table:style-name="ce8">
            <text:p>82.727</text:p>
          </table:table-cell>
          <table:table-cell office:value-type="float" office:value="71.52" table:style-name="ce8">
            <text:p>71.52</text:p>
          </table:table-cell>
          <table:table-cell office:value-type="float" office:value="67.528000000000006" table:style-name="ce8">
            <text:p>67.528</text:p>
          </table:table-cell>
          <table:table-cell office:value-type="float" office:value="71.528000000000006" table:style-name="ce8">
            <text:p>71.528</text:p>
          </table:table-cell>
          <table:table-cell office:value-type="float" office:value="43.893999999999998" table:style-name="ce8">
            <text:p>43.894</text:p>
          </table:table-cell>
          <table:table-cell office:value-type="float" office:value="88.789000000000001" table:style-name="ce8">
            <text:p>88.789</text:p>
          </table:table-cell>
          <table:table-cell office:value-type="float" office:value="85.671999999999997" table:style-name="ce8">
            <text:p>85.672</text:p>
          </table:table-cell>
          <table:table-cell office:value-type="float" office:value="78.222999999999999" table:style-name="ce8">
            <text:p>78.223</text:p>
          </table:table-cell>
          <table:table-cell office:value-type="float" office:value="69.462999999999994" table:style-name="ce8">
            <text:p>69.463</text:p>
          </table:table-cell>
          <table:table-cell office:value-type="float" office:value="53.088999999999999" table:style-name="ce8">
            <text:p>53.089</text:p>
          </table:table-cell>
          <table:table-cell office:value-type="float" office:value="58.831000000000003" table:style-name="ce8">
            <text:p>58.831</text:p>
          </table:table-cell>
          <table:table-cell office:value-type="float" office:value="50.223999999999997" table:style-name="ce8">
            <text:p>50.224</text:p>
          </table:table-cell>
          <table:table-cell office:value-type="float" office:value="83.597999999999999" table:style-name="ce8">
            <text:p>83.598</text:p>
          </table:table-cell>
          <table:table-cell office:value-type="float" office:value="88.927999999999997" table:style-name="ce8">
            <text:p>88.928</text:p>
          </table:table-cell>
          <table:table-cell office:value-type="float" office:value="72.162000000000006" table:style-name="ce8">
            <text:p>72.162</text:p>
          </table:table-cell>
          <table:table-cell office:value-type="float" office:value="80.408000000000001" table:style-name="ce8">
            <text:p>80.408</text:p>
          </table:table-cell>
          <table:table-cell office:value-type="float" office:value="71.864000000000004" table:style-name="ce8">
            <text:p>71.864</text:p>
          </table:table-cell>
          <table:table-cell office:value-type="float" office:value="79.971000000000004" table:style-name="ce8">
            <text:p>79.971</text:p>
          </table:table-cell>
          <table:table-cell office:value-type="float" office:value="87.635000000000005" table:style-name="ce8">
            <text:p>87.635</text:p>
          </table:table-cell>
          <table:table-cell office:value-type="float" office:value="74.100999999999999" table:style-name="ce8">
            <text:p>74.101</text:p>
          </table:table-cell>
          <table:table-cell office:value-type="float" office:value="66.730999999999995" table:style-name="ce8">
            <text:p>66.731</text:p>
          </table:table-cell>
          <table:table-cell office:value-type="float" office:value="74.47" table:style-name="ce8">
            <text:p>74.47</text:p>
          </table:table-cell>
          <table:table-cell office:value-type="float" office:value="36.713999999999999" table:style-name="ce8">
            <text:p>36.714</text:p>
          </table:table-cell>
          <table:table-cell office:value-type="float" office:value="43.904000000000003" table:style-name="ce8">
            <text:p>43.904</text:p>
          </table:table-cell>
          <table:table-cell office:value-type="float" office:value="31.861999999999998" table:style-name="ce8">
            <text:p>31.862</text:p>
          </table:table-cell>
          <table:table-cell office:value-type="float" office:value="69.23" table:style-name="ce8">
            <text:p>69.23</text:p>
          </table:table-cell>
          <table:table-cell office:value-type="float" office:value="64.745000000000005" table:style-name="ce8">
            <text:p>64.745</text:p>
          </table:table-cell>
          <table:table-cell office:value-type="float" office:value="56.927999999999997" table:style-name="ce8">
            <text:p>56.928</text:p>
          </table:table-cell>
          <table:table-cell office:value-type="float" office:value="56.304000000000002" table:style-name="ce8">
            <text:p>56.304</text:p>
          </table:table-cell>
          <table:table-cell office:value-type="float" office:value="41.728000000000002" table:style-name="ce8">
            <text:p>41.728</text:p>
          </table:table-cell>
          <table:table-cell office:value-type="float" office:value="37.706000000000003" table:style-name="ce8">
            <text:p>37.706</text:p>
          </table:table-cell>
          <table:table-cell office:value-type="float" office:value="68.025000000000006" table:style-name="ce8">
            <text:p>68.025</text:p>
          </table:table-cell>
          <table:table-cell office:value-type="float" office:value="39.758000000000003" table:style-name="ce8">
            <text:p>39.758</text:p>
          </table:table-cell>
          <table:table-cell office:value-type="float" office:value="51.058" table:style-name="ce8">
            <text:p>51.058</text:p>
          </table:table-cell>
          <table:table-cell office:value-type="float" office:value="64.343000000000004" table:style-name="ce8">
            <text:p>64.343</text:p>
          </table:table-cell>
          <table:table-cell office:value-type="float" office:value="61.845999999999997" table:style-name="ce8">
            <text:p>61.846</text:p>
          </table:table-cell>
          <table:table-cell office:value-type="float" office:value="57.259" table:style-name="ce8">
            <text:p>57.259</text:p>
          </table:table-cell>
          <table:table-cell office:value-type="float" office:value="56.603999999999999" table:style-name="ce8">
            <text:p>56.604</text:p>
          </table:table-cell>
          <table:table-cell office:value-type="float" office:value="53.658999999999999" table:style-name="ce8">
            <text:p>53.659</text:p>
          </table:table-cell>
          <table:table-cell office:value-type="float" office:value="50.832000000000001" table:style-name="ce8">
            <text:p>50.832</text:p>
          </table:table-cell>
          <table:table-cell office:value-type="float" office:value="39.231000000000002" table:style-name="ce8">
            <text:p>39.231</text:p>
          </table:table-cell>
          <table:table-cell office:value-type="float" office:value="90.948999999999998" table:style-name="ce8">
            <text:p>90.949</text:p>
          </table:table-cell>
          <table:table-cell office:value-type="float" office:value="70.275999999999996" table:style-name="ce8">
            <text:p>70.276</text:p>
          </table:table-cell>
          <table:table-cell office:value-type="float" office:value="71.843000000000004" table:style-name="ce8">
            <text:p>71.843</text:p>
          </table:table-cell>
          <table:table-cell office:value-type="float" office:value="71.712000000000003" table:style-name="ce8">
            <text:p>71.712</text:p>
          </table:table-cell>
          <table:table-cell office:value-type="float" office:value="82.305999999999997" table:style-name="ce8">
            <text:p>82.306</text:p>
          </table:table-cell>
          <table:table-cell office:value-type="float" office:value="63.158999999999999" table:style-name="ce8">
            <text:p>63.159</text:p>
          </table:table-cell>
          <table:table-cell office:value-type="float" office:value="71.983999999999995" table:style-name="ce8">
            <text:p>71.984</text:p>
          </table:table-cell>
          <table:table-cell office:value-type="float" office:value="5.6760000000000002" table:style-name="ce8">
            <text:p>5.676</text:p>
          </table:table-cell>
          <table:table-cell office:value-type="float" office:value="9.3580000000000005" table:style-name="ce8">
            <text:p>9.358</text:p>
          </table:table-cell>
          <table:table-cell office:value-type="float" office:value="24.5" table:style-name="ce8">
            <text:p>24.5</text:p>
          </table:table-cell>
          <table:table-cell office:value-type="float" office:value="60.466000000000001" table:style-name="ce8">
            <text:p>60.466</text:p>
          </table:table-cell>
          <table:table-cell office:value-type="float" office:value="92.841999999999999" table:style-name="ce8">
            <text:p>92.842</text:p>
          </table:table-cell>
          <table:table-cell office:value-type="float" office:value="73.245000000000005" table:style-name="ce8">
            <text:p>73.245</text:p>
          </table:table-cell>
          <table:table-cell office:value-type="float" office:value="74.849000000000004" table:style-name="ce8">
            <text:p>74.849</text:p>
          </table:table-cell>
          <table:table-cell office:value-type="float" office:value="9.2910000000000004" table:style-name="ce8">
            <text:p>9.291</text:p>
          </table:table-cell>
          <table:table-cell office:value-type="float" office:value="17.02" table:style-name="ce8">
            <text:p>17.02</text:p>
          </table:table-cell>
          <table:table-cell office:value-type="float" office:value="13.067" table:style-name="ce8">
            <text:p>13.067</text:p>
          </table:table-cell>
          <table:table-cell office:value-type="float" office:value="15.202999999999999" table:style-name="ce8">
            <text:p>15.203</text:p>
          </table:table-cell>
          <table:table-cell office:value-type="float" office:value="11.076000000000001" table:style-name="ce8">
            <text:p>11.076</text:p>
          </table:table-cell>
          <table:table-cell office:value-type="float" office:value="12.297000000000001" table:style-name="ce8">
            <text:p>12.297</text:p>
          </table:table-cell>
          <table:table-cell office:value-type="float" office:value="0.32" table:style-name="ce8">
            <text:p>0.32</text:p>
          </table:table-cell>
          <table:table-cell office:value-type="float" office:value="22.064" table:style-name="ce8">
            <text:p>22.064</text:p>
          </table:table-cell>
          <table:table-cell office:value-type="float" office:value="2.8919999999999999" table:style-name="ce8">
            <text:p>2.892</text:p>
          </table:table-cell>
          <table:table-cell office:value-type="float" office:value="1.337" table:style-name="ce8">
            <text:p>1.337</text:p>
          </table:table-cell>
          <table:table-cell office:value-type="float" office:value="13.488" table:style-name="ce8">
            <text:p>13.488</text:p>
          </table:table-cell>
          <table:table-cell office:value-type="float" office:value="10.422000000000001" table:style-name="ce8">
            <text:p>10.422</text:p>
          </table:table-cell>
          <table:table-cell office:value-type="float" office:value="1.25" table:style-name="ce8">
            <text:p>1.25</text:p>
          </table:table-cell>
          <table:table-cell office:value-type="float" office:value="2.66" table:style-name="ce8">
            <text:p>2.66</text:p>
          </table:table-cell>
          <table:table-cell office:value-type="float" office:value="2.7330000000000001" table:style-name="ce8">
            <text:p>2.733</text:p>
          </table:table-cell>
          <table:table-cell office:value-type="float" office:value="2.2240000000000002" table:style-name="ce8">
            <text:p>2.224</text:p>
          </table:table-cell>
          <table:table-cell office:value-type="float" office:value="6.4240000000000004" table:style-name="ce8">
            <text:p>6.424</text:p>
          </table:table-cell>
          <table:table-cell office:value-type="float" office:value="18.677" table:style-name="ce8">
            <text:p>18.677</text:p>
          </table:table-cell>
          <table:table-cell office:value-type="float" office:value="19.608000000000001" table:style-name="ce8">
            <text:p>19.608</text:p>
          </table:table-cell>
          <table:table-cell office:value-type="float" office:value="19.709" table:style-name="ce8">
            <text:p>19.709</text:p>
          </table:table-cell>
          <table:table-cell office:value-type="float" office:value="7.2969999999999997" table:style-name="ce8">
            <text:p>7.297</text:p>
          </table:table-cell>
          <table:table-cell office:value-type="float" office:value="7.8890000000000002" table:style-name="ce8">
            <text:p>7.889</text:p>
          </table:table-cell>
          <table:table-cell office:value-type="string" table:style-name="ce8">
            <text:p>9.273</text:p>
          </table:table-cell>
          <table:table-cell office:value-type="string" table:style-name="ce8">
            <text:p>3.302</text:p>
          </table:table-cell>
          <table:table-cell office:value-type="string" table:style-name="ce8">
            <text:p>24.91</text:p>
          </table:table-cell>
          <table:table-cell office:value-type="string" table:style-name="ce8">
            <text:p>38.033</text:p>
          </table:table-cell>
          <table:table-cell office:value-type="string" table:style-name="ce8">
            <text:p>0.77</text:p>
          </table:table-cell>
          <table:table-cell office:value-type="string" table:style-name="ce8">
            <text:p>37.331</text:p>
          </table:table-cell>
          <table:table-cell office:value-type="string" table:style-name="ce8">
            <text:p>43.695</text:p>
          </table:table-cell>
          <table:table-cell office:value-type="string" table:style-name="ce8">
            <text:p>23.507</text:p>
          </table:table-cell>
          <table:table-cell office:value-type="string" table:style-name="ce8">
            <text:p>38.255</text:p>
          </table:table-cell>
          <table:table-cell office:value-type="string" table:style-name="ce8">
            <text:p>36.493</text:p>
          </table:table-cell>
          <table:table-cell office:value-type="string" table:style-name="ce8">
            <text:p>23.439</text:p>
          </table:table-cell>
          <table:table-cell office:value-type="string" table:style-name="ce8">
            <text:p>2.464</text:p>
          </table:table-cell>
          <table:table-cell office:value-type="string" table:style-name="ce8">
            <text:p>4.038</text:p>
          </table:table-cell>
          <table:table-cell office:value-type="string" table:style-name="ce8">
            <text:p>8.246</text:p>
          </table:table-cell>
          <table:table-cell office:value-type="string" table:style-name="ce8">
            <text:p>10.967</text:p>
          </table:table-cell>
          <table:table-cell office:value-type="string" table:style-name="ce8">
            <text:p>15.09</text:p>
          </table:table-cell>
          <table:table-cell office:value-type="string" table:style-name="ce8">
            <text:p>2.566</text:p>
          </table:table-cell>
          <table:table-cell office:value-type="string" table:style-name="ce8">
            <text:p>40.879</text:p>
          </table:table-cell>
          <table:table-cell office:value-type="string" table:style-name="ce8">
            <text:p>8.855</text:p>
          </table:table-cell>
          <table:table-cell office:value-type="string" table:style-name="ce8">
            <text:p>30.839</text:p>
          </table:table-cell>
          <table:table-cell office:value-type="string" table:style-name="ce8">
            <text:p>26.841</text:p>
          </table:table-cell>
          <table:table-cell office:value-type="string" table:style-name="ce8">
            <text:p>5.629</text:p>
          </table:table-cell>
          <table:table-cell office:value-type="string" table:style-name="ce8">
            <text:p>1.63</text:p>
          </table:table-cell>
          <table:table-cell office:value-type="string" table:style-name="ce8">
            <text:p>1.167</text:p>
          </table:table-cell>
          <table:table-cell office:value-type="string" table:style-name="ce8">
            <text:p>1.545</text:p>
          </table:table-cell>
          <table:table-cell office:value-type="string" table:style-name="ce8">
            <text:p>2.077</text:p>
          </table:table-cell>
          <table:table-cell office:value-type="string" table:style-name="ce8">
            <text:p>1.081</text:p>
          </table:table-cell>
          <table:table-cell office:value-type="string" table:style-name="ce8">
            <text:p>2.763</text:p>
          </table:table-cell>
          <table:table-cell office:value-type="string" table:style-name="ce8">
            <text:p>8.804</text:p>
          </table:table-cell>
          <table:table-cell office:value-type="string" table:style-name="ce8">
            <text:p>40.901</text:p>
          </table:table-cell>
          <table:table-cell office:value-type="string" table:style-name="ce8">
            <text:p>15.241</text:p>
          </table:table-cell>
          <table:table-cell office:value-type="string" table:style-name="ce8">
            <text:p>42.445</text:p>
          </table:table-cell>
          <table:table-cell office:value-type="string" table:style-name="ce8">
            <text:p>60.898</text:p>
          </table:table-cell>
          <table:table-cell office:value-type="string" table:style-name="ce8">
            <text:p>33.025</text:p>
          </table:table-cell>
          <table:table-cell office:value-type="float" office:value="60.030999999999999" table:style-name="ce8">
            <text:p>60.031</text:p>
          </table:table-cell>
          <table:table-cell office:value-type="float" office:value="67.876999999999995" table:style-name="ce8">
            <text:p>67.877</text:p>
          </table:table-cell>
          <table:table-cell office:value-type="float" office:value="57.74" table:style-name="ce8">
            <text:p>57.74</text:p>
          </table:table-cell>
          <table:table-cell office:value-type="float" office:value="46.040999999999997" table:style-name="ce8">
            <text:p>46.041</text:p>
          </table:table-cell>
          <table:table-cell office:value-type="float" office:value="69.010999999999996" table:style-name="ce8">
            <text:p>69.011</text:p>
          </table:table-cell>
          <table:table-cell office:value-type="float" office:value="68.171999999999997" table:style-name="ce8">
            <text:p>68.172</text:p>
          </table:table-cell>
          <table:table-cell office:value-type="float" office:value="5.62" table:style-name="ce8">
            <text:p>5.62</text:p>
          </table:table-cell>
          <table:table-cell office:value-type="float" office:value="77.292000000000002" table:style-name="ce8">
            <text:p>77.292</text:p>
          </table:table-cell>
          <table:table-cell table:number-columns-repeated="16238"/>
        </table:table-row>
        <table:table-row table:style-name="ro11">
          <table:table-cell office:value-type="string" table:style-name="ce3">
            <text:p>nssec3: National Statistics Socio-Economic Classification (S03, S04, S05, S06)</text:p>
          </table:table-cell>
          <table:table-cell office:value-type="string" table:style-name="ce3">
            <text:p>Intermediate</text:p>
          </table:table-cell>
          <table:table-cell office:value-type="float" office:value="29151" table:style-name="ce8">
            <text:p>29151</text:p>
          </table:table-cell>
          <table:table-cell office:value-type="float" office:value="65.81" table:style-name="ce8">
            <text:p>65.81</text:p>
          </table:table-cell>
          <table:table-cell office:value-type="float" office:value="78.724000000000004" table:style-name="ce8">
            <text:p>78.724</text:p>
          </table:table-cell>
          <table:table-cell office:value-type="float" office:value="84.893000000000001" table:style-name="ce8">
            <text:p>84.893</text:p>
          </table:table-cell>
          <table:table-cell office:value-type="float" office:value="74.611000000000004" table:style-name="ce8">
            <text:p>74.611</text:p>
          </table:table-cell>
          <table:table-cell office:value-type="float" office:value="84.929000000000002" table:style-name="ce8">
            <text:p>84.929</text:p>
          </table:table-cell>
          <table:table-cell office:value-type="float" office:value="60.177999999999997" table:style-name="ce8">
            <text:p>60.178</text:p>
          </table:table-cell>
          <table:table-cell office:value-type="float" office:value="82.584999999999994" table:style-name="ce8">
            <text:p>82.585</text:p>
          </table:table-cell>
          <table:table-cell office:value-type="float" office:value="75.600999999999999" table:style-name="ce8">
            <text:p>75.601</text:p>
          </table:table-cell>
          <table:table-cell office:value-type="float" office:value="39.981000000000002" table:style-name="ce8">
            <text:p>39.981</text:p>
          </table:table-cell>
          <table:table-cell office:value-type="float" office:value="56.637999999999998" table:style-name="ce8">
            <text:p>56.638</text:p>
          </table:table-cell>
          <table:table-cell office:value-type="float" office:value="26.477" table:style-name="ce8">
            <text:p>26.477</text:p>
          </table:table-cell>
          <table:table-cell office:value-type="float" office:value="74.186999999999998" table:style-name="ce8">
            <text:p>74.187</text:p>
          </table:table-cell>
          <table:table-cell office:value-type="float" office:value="91.010999999999996" table:style-name="ce8">
            <text:p>91.011</text:p>
          </table:table-cell>
          <table:table-cell office:value-type="float" office:value="84.516000000000005" table:style-name="ce8">
            <text:p>84.516</text:p>
          </table:table-cell>
          <table:table-cell office:value-type="float" office:value="80.543000000000006" table:style-name="ce8">
            <text:p>80.543</text:p>
          </table:table-cell>
          <table:table-cell office:value-type="float" office:value="60.658999999999999" table:style-name="ce8">
            <text:p>60.659</text:p>
          </table:table-cell>
          <table:table-cell office:value-type="float" office:value="76.843999999999994" table:style-name="ce8">
            <text:p>76.844</text:p>
          </table:table-cell>
          <table:table-cell office:value-type="float" office:value="83.457999999999998" table:style-name="ce8">
            <text:p>83.458</text:p>
          </table:table-cell>
          <table:table-cell office:value-type="float" office:value="86.323999999999998" table:style-name="ce8">
            <text:p>86.324</text:p>
          </table:table-cell>
          <table:table-cell office:value-type="float" office:value="76.932000000000002" table:style-name="ce8">
            <text:p>76.932</text:p>
          </table:table-cell>
          <table:table-cell office:value-type="float" office:value="88.35" table:style-name="ce8">
            <text:p>88.35</text:p>
          </table:table-cell>
          <table:table-cell office:value-type="float" office:value="85.397999999999996" table:style-name="ce8">
            <text:p>85.398</text:p>
          </table:table-cell>
          <table:table-cell office:value-type="float" office:value="71.176000000000002" table:style-name="ce8">
            <text:p>71.176</text:p>
          </table:table-cell>
          <table:table-cell office:value-type="float" office:value="81.12" table:style-name="ce8">
            <text:p>81.12</text:p>
          </table:table-cell>
          <table:table-cell office:value-type="float" office:value="84.213999999999999" table:style-name="ce8">
            <text:p>84.214</text:p>
          </table:table-cell>
          <table:table-cell office:value-type="float" office:value="72.188999999999993" table:style-name="ce8">
            <text:p>72.189</text:p>
          </table:table-cell>
          <table:table-cell office:value-type="float" office:value="69.248999999999995" table:style-name="ce8">
            <text:p>69.249</text:p>
          </table:table-cell>
          <table:table-cell office:value-type="float" office:value="73.628" table:style-name="ce8">
            <text:p>73.628</text:p>
          </table:table-cell>
          <table:table-cell office:value-type="float" office:value="43.820999999999998" table:style-name="ce8">
            <text:p>43.821</text:p>
          </table:table-cell>
          <table:table-cell office:value-type="float" office:value="89.128" table:style-name="ce8">
            <text:p>89.128</text:p>
          </table:table-cell>
          <table:table-cell office:value-type="float" office:value="86.308000000000007" table:style-name="ce8">
            <text:p>86.308</text:p>
          </table:table-cell>
          <table:table-cell office:value-type="float" office:value="79.350999999999999" table:style-name="ce8">
            <text:p>79.351</text:p>
          </table:table-cell>
          <table:table-cell office:value-type="float" office:value="69.174999999999997" table:style-name="ce8">
            <text:p>69.175</text:p>
          </table:table-cell>
          <table:table-cell office:value-type="float" office:value="55.265999999999998" table:style-name="ce8">
            <text:p>55.266</text:p>
          </table:table-cell>
          <table:table-cell office:value-type="float" office:value="62.19" table:style-name="ce8">
            <text:p>62.19</text:p>
          </table:table-cell>
          <table:table-cell office:value-type="float" office:value="54.066000000000003" table:style-name="ce8">
            <text:p>54.066</text:p>
          </table:table-cell>
          <table:table-cell office:value-type="float" office:value="85.11" table:style-name="ce8">
            <text:p>85.11</text:p>
          </table:table-cell>
          <table:table-cell office:value-type="float" office:value="89.475999999999999" table:style-name="ce8">
            <text:p>89.476</text:p>
          </table:table-cell>
          <table:table-cell office:value-type="float" office:value="74.055000000000007" table:style-name="ce8">
            <text:p>74.055</text:p>
          </table:table-cell>
          <table:table-cell office:value-type="float" office:value="81.665999999999997" table:style-name="ce8">
            <text:p>81.666</text:p>
          </table:table-cell>
          <table:table-cell office:value-type="float" office:value="72.680000000000007" table:style-name="ce8">
            <text:p>72.68</text:p>
          </table:table-cell>
          <table:table-cell office:value-type="float" office:value="79.426000000000002" table:style-name="ce8">
            <text:p>79.426</text:p>
          </table:table-cell>
          <table:table-cell office:value-type="float" office:value="88.244" table:style-name="ce8">
            <text:p>88.244</text:p>
          </table:table-cell>
          <table:table-cell office:value-type="float" office:value="74.772000000000006" table:style-name="ce8">
            <text:p>74.772</text:p>
          </table:table-cell>
          <table:table-cell office:value-type="float" office:value="65.504000000000005" table:style-name="ce8">
            <text:p>65.504</text:p>
          </table:table-cell>
          <table:table-cell office:value-type="float" office:value="72.984999999999999" table:style-name="ce8">
            <text:p>72.985</text:p>
          </table:table-cell>
          <table:table-cell office:value-type="float" office:value="39.374000000000002" table:style-name="ce8">
            <text:p>39.374</text:p>
          </table:table-cell>
          <table:table-cell office:value-type="float" office:value="46.429000000000002" table:style-name="ce8">
            <text:p>46.429</text:p>
          </table:table-cell>
          <table:table-cell office:value-type="float" office:value="34.161999999999999" table:style-name="ce8">
            <text:p>34.162</text:p>
          </table:table-cell>
          <table:table-cell office:value-type="float" office:value="72.891999999999996" table:style-name="ce8">
            <text:p>72.892</text:p>
          </table:table-cell>
          <table:table-cell office:value-type="float" office:value="67.644999999999996" table:style-name="ce8">
            <text:p>67.645</text:p>
          </table:table-cell>
          <table:table-cell office:value-type="float" office:value="58.371000000000002" table:style-name="ce8">
            <text:p>58.371</text:p>
          </table:table-cell>
          <table:table-cell office:value-type="float" office:value="59.914999999999999" table:style-name="ce8">
            <text:p>59.915</text:p>
          </table:table-cell>
          <table:table-cell office:value-type="float" office:value="43.765999999999998" table:style-name="ce8">
            <text:p>43.766</text:p>
          </table:table-cell>
          <table:table-cell office:value-type="float" office:value="40.487000000000002" table:style-name="ce8">
            <text:p>40.487</text:p>
          </table:table-cell>
          <table:table-cell office:value-type="float" office:value="70.304000000000002" table:style-name="ce8">
            <text:p>70.304</text:p>
          </table:table-cell>
          <table:table-cell office:value-type="float" office:value="41.994999999999997" table:style-name="ce8">
            <text:p>41.995</text:p>
          </table:table-cell>
          <table:table-cell office:value-type="float" office:value="54.325000000000003" table:style-name="ce8">
            <text:p>54.325</text:p>
          </table:table-cell>
          <table:table-cell office:value-type="float" office:value="68.146000000000001" table:style-name="ce8">
            <text:p>68.146</text:p>
          </table:table-cell>
          <table:table-cell office:value-type="float" office:value="65.945999999999998" table:style-name="ce8">
            <text:p>65.946</text:p>
          </table:table-cell>
          <table:table-cell office:value-type="float" office:value="57.017000000000003" table:style-name="ce8">
            <text:p>57.017</text:p>
          </table:table-cell>
          <table:table-cell office:value-type="float" office:value="59.014000000000003" table:style-name="ce8">
            <text:p>59.014</text:p>
          </table:table-cell>
          <table:table-cell office:value-type="float" office:value="55.886000000000003" table:style-name="ce8">
            <text:p>55.886</text:p>
          </table:table-cell>
          <table:table-cell office:value-type="float" office:value="53.954000000000001" table:style-name="ce8">
            <text:p>53.954</text:p>
          </table:table-cell>
          <table:table-cell office:value-type="float" office:value="40.069000000000003" table:style-name="ce8">
            <text:p>40.069</text:p>
          </table:table-cell>
          <table:table-cell office:value-type="float" office:value="91.507999999999996" table:style-name="ce8">
            <text:p>91.508</text:p>
          </table:table-cell>
          <table:table-cell office:value-type="float" office:value="73.013999999999996" table:style-name="ce8">
            <text:p>73.014</text:p>
          </table:table-cell>
          <table:table-cell office:value-type="float" office:value="74.308000000000007" table:style-name="ce8">
            <text:p>74.308</text:p>
          </table:table-cell>
          <table:table-cell office:value-type="float" office:value="71.933999999999997" table:style-name="ce8">
            <text:p>71.934</text:p>
          </table:table-cell>
          <table:table-cell office:value-type="float" office:value="82.912000000000006" table:style-name="ce8">
            <text:p>82.912</text:p>
          </table:table-cell>
          <table:table-cell office:value-type="float" office:value="63.08" table:style-name="ce8">
            <text:p>63.08</text:p>
          </table:table-cell>
          <table:table-cell office:value-type="float" office:value="74.454999999999998" table:style-name="ce8">
            <text:p>74.455</text:p>
          </table:table-cell>
          <table:table-cell office:value-type="float" office:value="5.556" table:style-name="ce8">
            <text:p>5.556</text:p>
          </table:table-cell>
          <table:table-cell office:value-type="float" office:value="10.211" table:style-name="ce8">
            <text:p>10.211</text:p>
          </table:table-cell>
          <table:table-cell office:value-type="float" office:value="28.789000000000001" table:style-name="ce8">
            <text:p>28.789</text:p>
          </table:table-cell>
          <table:table-cell office:value-type="float" office:value="55.444000000000003" table:style-name="ce8">
            <text:p>55.444</text:p>
          </table:table-cell>
          <table:table-cell office:value-type="float" office:value="91.742999999999995" table:style-name="ce8">
            <text:p>91.743</text:p>
          </table:table-cell>
          <table:table-cell office:value-type="float" office:value="67.983000000000004" table:style-name="ce8">
            <text:p>67.983</text:p>
          </table:table-cell>
          <table:table-cell office:value-type="float" office:value="75.156000000000006" table:style-name="ce8">
            <text:p>75.156</text:p>
          </table:table-cell>
          <table:table-cell office:value-type="float" office:value="9.3870000000000005" table:style-name="ce8">
            <text:p>9.387</text:p>
          </table:table-cell>
          <table:table-cell office:value-type="float" office:value="17.686" table:style-name="ce8">
            <text:p>17.686</text:p>
          </table:table-cell>
          <table:table-cell office:value-type="float" office:value="14.244" table:style-name="ce8">
            <text:p>14.244</text:p>
          </table:table-cell>
          <table:table-cell office:value-type="float" office:value="15.086" table:style-name="ce8">
            <text:p>15.086</text:p>
          </table:table-cell>
          <table:table-cell office:value-type="float" office:value="12.596" table:style-name="ce8">
            <text:p>12.596</text:p>
          </table:table-cell>
          <table:table-cell office:value-type="float" office:value="15.672000000000001" table:style-name="ce8">
            <text:p>15.672</text:p>
          </table:table-cell>
          <table:table-cell office:value-type="float" office:value="0.22" table:style-name="ce8">
            <text:p>0.22</text:p>
          </table:table-cell>
          <table:table-cell office:value-type="float" office:value="25.155999999999999" table:style-name="ce8">
            <text:p>25.156</text:p>
          </table:table-cell>
          <table:table-cell office:value-type="float" office:value="2.9289999999999998" table:style-name="ce8">
            <text:p>2.929</text:p>
          </table:table-cell>
          <table:table-cell office:value-type="float" office:value="1.4279999999999999" table:style-name="ce8">
            <text:p>1.428</text:p>
          </table:table-cell>
          <table:table-cell office:value-type="float" office:value="14.207000000000001" table:style-name="ce8">
            <text:p>14.207</text:p>
          </table:table-cell>
          <table:table-cell office:value-type="float" office:value="9.3010000000000002" table:style-name="ce8">
            <text:p>9.301</text:p>
          </table:table-cell>
          <table:table-cell office:value-type="float" office:value="2.3069999999999999" table:style-name="ce8">
            <text:p>2.307</text:p>
          </table:table-cell>
          <table:table-cell office:value-type="float" office:value="3.3690000000000002" table:style-name="ce8">
            <text:p>3.369</text:p>
          </table:table-cell>
          <table:table-cell office:value-type="float" office:value="3.5880000000000001" table:style-name="ce8">
            <text:p>3.588</text:p>
          </table:table-cell>
          <table:table-cell office:value-type="float" office:value="2.5270000000000001" table:style-name="ce8">
            <text:p>2.527</text:p>
          </table:table-cell>
          <table:table-cell office:value-type="float" office:value="7.0670000000000002" table:style-name="ce8">
            <text:p>7.067</text:p>
          </table:table-cell>
          <table:table-cell office:value-type="float" office:value="17.393000000000001" table:style-name="ce8">
            <text:p>17.393</text:p>
          </table:table-cell>
          <table:table-cell office:value-type="float" office:value="19.809999999999999" table:style-name="ce8">
            <text:p>19.81</text:p>
          </table:table-cell>
          <table:table-cell office:value-type="float" office:value="18.344999999999999" table:style-name="ce8">
            <text:p>18.345</text:p>
          </table:table-cell>
          <table:table-cell office:value-type="float" office:value="6.7370000000000001" table:style-name="ce8">
            <text:p>6.737</text:p>
          </table:table-cell>
          <table:table-cell office:value-type="float" office:value="8.3930000000000007" table:style-name="ce8">
            <text:p>8.393</text:p>
          </table:table-cell>
          <table:table-cell office:value-type="string" table:style-name="ce8">
            <text:p>11.485</text:p>
          </table:table-cell>
          <table:table-cell office:value-type="string" table:style-name="ce8">
            <text:p>4.84</text:p>
          </table:table-cell>
          <table:table-cell office:value-type="string" table:style-name="ce8">
            <text:p>24.323</text:p>
          </table:table-cell>
          <table:table-cell office:value-type="string" table:style-name="ce8">
            <text:p>40.279</text:p>
          </table:table-cell>
          <table:table-cell office:value-type="string" table:style-name="ce8">
            <text:p>0.615</text:p>
          </table:table-cell>
          <table:table-cell office:value-type="string" table:style-name="ce8">
            <text:p>38.884</text:p>
          </table:table-cell>
          <table:table-cell office:value-type="string" table:style-name="ce8">
            <text:p>45.98</text:p>
          </table:table-cell>
          <table:table-cell office:value-type="string" table:style-name="ce8">
            <text:p>25.349</text:p>
          </table:table-cell>
          <table:table-cell office:value-type="string" table:style-name="ce8">
            <text:p>38.597</text:p>
          </table:table-cell>
          <table:table-cell office:value-type="string" table:style-name="ce8">
            <text:p>36.423</text:p>
          </table:table-cell>
          <table:table-cell office:value-type="string" table:style-name="ce8">
            <text:p>25.103</text:p>
          </table:table-cell>
          <table:table-cell office:value-type="string" table:style-name="ce8">
            <text:p>3.158</text:p>
          </table:table-cell>
          <table:table-cell office:value-type="string" table:style-name="ce8">
            <text:p>4.307</text:p>
          </table:table-cell>
          <table:table-cell office:value-type="string" table:style-name="ce8">
            <text:p>8.942</text:p>
          </table:table-cell>
          <table:table-cell office:value-type="string" table:style-name="ce8">
            <text:p>13.043</text:p>
          </table:table-cell>
          <table:table-cell office:value-type="string" table:style-name="ce8">
            <text:p>14.151</text:p>
          </table:table-cell>
          <table:table-cell office:value-type="string" table:style-name="ce8">
            <text:p>2.051</text:p>
          </table:table-cell>
          <table:table-cell office:value-type="string" table:style-name="ce8">
            <text:p>40.304</text:p>
          </table:table-cell>
          <table:table-cell office:value-type="string" table:style-name="ce8">
            <text:p>10.271</text:p>
          </table:table-cell>
          <table:table-cell office:value-type="string" table:style-name="ce8">
            <text:p>32.416</text:p>
          </table:table-cell>
          <table:table-cell office:value-type="string" table:style-name="ce8">
            <text:p>27.075</text:p>
          </table:table-cell>
          <table:table-cell office:value-type="string" table:style-name="ce8">
            <text:p>6.204</text:p>
          </table:table-cell>
          <table:table-cell office:value-type="string" table:style-name="ce8">
            <text:p>2.301</text:p>
          </table:table-cell>
          <table:table-cell office:value-type="string" table:style-name="ce8">
            <text:p>1.397</text:p>
          </table:table-cell>
          <table:table-cell office:value-type="string" table:style-name="ce8">
            <text:p>1.89</text:p>
          </table:table-cell>
          <table:table-cell office:value-type="string" table:style-name="ce8">
            <text:p>2.219</text:p>
          </table:table-cell>
          <table:table-cell office:value-type="string" table:style-name="ce8">
            <text:p>1.233</text:p>
          </table:table-cell>
          <table:table-cell office:value-type="string" table:style-name="ce8">
            <text:p>2.26</text:p>
          </table:table-cell>
          <table:table-cell office:value-type="string" table:style-name="ce8">
            <text:p>7.806</text:p>
          </table:table-cell>
          <table:table-cell office:value-type="string" table:style-name="ce8">
            <text:p>43.56</text:p>
          </table:table-cell>
          <table:table-cell office:value-type="string" table:style-name="ce8">
            <text:p>17.418</text:p>
          </table:table-cell>
          <table:table-cell office:value-type="string" table:style-name="ce8">
            <text:p>44.879</text:p>
          </table:table-cell>
          <table:table-cell office:value-type="string" table:style-name="ce8">
            <text:p>60.28</text:p>
          </table:table-cell>
          <table:table-cell office:value-type="string" table:style-name="ce8">
            <text:p>33.208</text:p>
          </table:table-cell>
          <table:table-cell office:value-type="float" office:value="59.726999999999997" table:style-name="ce8">
            <text:p>59.727</text:p>
          </table:table-cell>
          <table:table-cell office:value-type="float" office:value="67.683000000000007" table:style-name="ce8">
            <text:p>67.683</text:p>
          </table:table-cell>
          <table:table-cell office:value-type="float" office:value="58.081000000000003" table:style-name="ce8">
            <text:p>58.081</text:p>
          </table:table-cell>
          <table:table-cell office:value-type="float" office:value="44.515000000000001" table:style-name="ce8">
            <text:p>44.515</text:p>
          </table:table-cell>
          <table:table-cell office:value-type="float" office:value="68.837000000000003" table:style-name="ce8">
            <text:p>68.837</text:p>
          </table:table-cell>
          <table:table-cell office:value-type="float" office:value="69.974000000000004" table:style-name="ce8">
            <text:p>69.974</text:p>
          </table:table-cell>
          <table:table-cell office:value-type="float" office:value="5.6980000000000004" table:style-name="ce8">
            <text:p>5.698</text:p>
          </table:table-cell>
          <table:table-cell office:value-type="float" office:value="78.870999999999995" table:style-name="ce8">
            <text:p>78.871</text:p>
          </table:table-cell>
          <table:table-cell table:number-columns-repeated="16238"/>
        </table:table-row>
        <table:table-row table:style-name="ro11">
          <table:table-cell office:value-type="string" table:style-name="ce3">
            <text:p>nssec3: National Statistics Socio-Economic Classification (S03, S04, S05, S06)</text:p>
          </table:table-cell>
          <table:table-cell office:value-type="string" table:style-name="ce3">
            <text:p>High</text:p>
          </table:table-cell>
          <table:table-cell office:value-type="float" office:value="122795" table:style-name="ce8">
            <text:p>122795</text:p>
          </table:table-cell>
          <table:table-cell office:value-type="float" office:value="65.509" table:style-name="ce8">
            <text:p>65.509</text:p>
          </table:table-cell>
          <table:table-cell office:value-type="float" office:value="79.393000000000001" table:style-name="ce8">
            <text:p>79.393</text:p>
          </table:table-cell>
          <table:table-cell office:value-type="float" office:value="84.418999999999997" table:style-name="ce8">
            <text:p>84.419</text:p>
          </table:table-cell>
          <table:table-cell office:value-type="float" office:value="74.168999999999997" table:style-name="ce8">
            <text:p>74.169</text:p>
          </table:table-cell>
          <table:table-cell office:value-type="float" office:value="84.963999999999999" table:style-name="ce8">
            <text:p>84.964</text:p>
          </table:table-cell>
          <table:table-cell office:value-type="float" office:value="59.228000000000002" table:style-name="ce8">
            <text:p>59.228</text:p>
          </table:table-cell>
          <table:table-cell office:value-type="float" office:value="82.433999999999997" table:style-name="ce8">
            <text:p>82.434</text:p>
          </table:table-cell>
          <table:table-cell office:value-type="float" office:value="75.015000000000001" table:style-name="ce8">
            <text:p>75.015</text:p>
          </table:table-cell>
          <table:table-cell office:value-type="float" office:value="39.887999999999998" table:style-name="ce8">
            <text:p>39.888</text:p>
          </table:table-cell>
          <table:table-cell office:value-type="float" office:value="56.197000000000003" table:style-name="ce8">
            <text:p>56.197</text:p>
          </table:table-cell>
          <table:table-cell office:value-type="float" office:value="26.363" table:style-name="ce8">
            <text:p>26.363</text:p>
          </table:table-cell>
          <table:table-cell office:value-type="float" office:value="74.385999999999996" table:style-name="ce8">
            <text:p>74.386</text:p>
          </table:table-cell>
          <table:table-cell office:value-type="float" office:value="91.715999999999994" table:style-name="ce8">
            <text:p>91.716</text:p>
          </table:table-cell>
          <table:table-cell office:value-type="float" office:value="84.686000000000007" table:style-name="ce8">
            <text:p>84.686</text:p>
          </table:table-cell>
          <table:table-cell office:value-type="float" office:value="80.728999999999999" table:style-name="ce8">
            <text:p>80.729</text:p>
          </table:table-cell>
          <table:table-cell office:value-type="float" office:value="61.802" table:style-name="ce8">
            <text:p>61.802</text:p>
          </table:table-cell>
          <table:table-cell office:value-type="float" office:value="77.998999999999995" table:style-name="ce8">
            <text:p>77.999</text:p>
          </table:table-cell>
          <table:table-cell office:value-type="float" office:value="82.796000000000006" table:style-name="ce8">
            <text:p>82.796</text:p>
          </table:table-cell>
          <table:table-cell office:value-type="float" office:value="86.043000000000006" table:style-name="ce8">
            <text:p>86.043</text:p>
          </table:table-cell>
          <table:table-cell office:value-type="float" office:value="76.415999999999997" table:style-name="ce8">
            <text:p>76.416</text:p>
          </table:table-cell>
          <table:table-cell office:value-type="float" office:value="88.135999999999996" table:style-name="ce8">
            <text:p>88.136</text:p>
          </table:table-cell>
          <table:table-cell office:value-type="float" office:value="85.742999999999995" table:style-name="ce8">
            <text:p>85.743</text:p>
          </table:table-cell>
          <table:table-cell office:value-type="float" office:value="70.414000000000001" table:style-name="ce8">
            <text:p>70.414</text:p>
          </table:table-cell>
          <table:table-cell office:value-type="float" office:value="81.271000000000001" table:style-name="ce8">
            <text:p>81.271</text:p>
          </table:table-cell>
          <table:table-cell office:value-type="float" office:value="83.771000000000001" table:style-name="ce8">
            <text:p>83.771</text:p>
          </table:table-cell>
          <table:table-cell office:value-type="float" office:value="71.111000000000004" table:style-name="ce8">
            <text:p>71.111</text:p>
          </table:table-cell>
          <table:table-cell office:value-type="float" office:value="68.418000000000006" table:style-name="ce8">
            <text:p>68.418</text:p>
          </table:table-cell>
          <table:table-cell office:value-type="float" office:value="73.174999999999997" table:style-name="ce8">
            <text:p>73.175</text:p>
          </table:table-cell>
          <table:table-cell office:value-type="float" office:value="43.173999999999999" table:style-name="ce8">
            <text:p>43.174</text:p>
          </table:table-cell>
          <table:table-cell office:value-type="float" office:value="89.120999999999995" table:style-name="ce8">
            <text:p>89.121</text:p>
          </table:table-cell>
          <table:table-cell office:value-type="float" office:value="86.376000000000005" table:style-name="ce8">
            <text:p>86.376</text:p>
          </table:table-cell>
          <table:table-cell office:value-type="float" office:value="79.403000000000006" table:style-name="ce8">
            <text:p>79.403</text:p>
          </table:table-cell>
          <table:table-cell office:value-type="float" office:value="67.867999999999995" table:style-name="ce8">
            <text:p>67.868</text:p>
          </table:table-cell>
          <table:table-cell office:value-type="float" office:value="54.651000000000003" table:style-name="ce8">
            <text:p>54.651</text:p>
          </table:table-cell>
          <table:table-cell office:value-type="float" office:value="60.722999999999999" table:style-name="ce8">
            <text:p>60.723</text:p>
          </table:table-cell>
          <table:table-cell office:value-type="float" office:value="53.649000000000001" table:style-name="ce8">
            <text:p>53.649</text:p>
          </table:table-cell>
          <table:table-cell office:value-type="float" office:value="85.284000000000006" table:style-name="ce8">
            <text:p>85.284</text:p>
          </table:table-cell>
          <table:table-cell office:value-type="float" office:value="89.605000000000004" table:style-name="ce8">
            <text:p>89.605</text:p>
          </table:table-cell>
          <table:table-cell office:value-type="float" office:value="74.316000000000003" table:style-name="ce8">
            <text:p>74.316</text:p>
          </table:table-cell>
          <table:table-cell office:value-type="float" office:value="80.522999999999996" table:style-name="ce8">
            <text:p>80.523</text:p>
          </table:table-cell>
          <table:table-cell office:value-type="float" office:value="72.444000000000003" table:style-name="ce8">
            <text:p>72.444</text:p>
          </table:table-cell>
          <table:table-cell office:value-type="float" office:value="78.484999999999999" table:style-name="ce8">
            <text:p>78.485</text:p>
          </table:table-cell>
          <table:table-cell office:value-type="float" office:value="89.028999999999996" table:style-name="ce8">
            <text:p>89.029</text:p>
          </table:table-cell>
          <table:table-cell office:value-type="float" office:value="74.137" table:style-name="ce8">
            <text:p>74.137</text:p>
          </table:table-cell>
          <table:table-cell office:value-type="float" office:value="64.334000000000003" table:style-name="ce8">
            <text:p>64.334</text:p>
          </table:table-cell>
          <table:table-cell office:value-type="float" office:value="71.644000000000005" table:style-name="ce8">
            <text:p>71.644</text:p>
          </table:table-cell>
          <table:table-cell office:value-type="float" office:value="39.771000000000001" table:style-name="ce8">
            <text:p>39.771</text:p>
          </table:table-cell>
          <table:table-cell office:value-type="float" office:value="46.274999999999999" table:style-name="ce8">
            <text:p>46.275</text:p>
          </table:table-cell>
          <table:table-cell office:value-type="float" office:value="33.637" table:style-name="ce8">
            <text:p>33.637</text:p>
          </table:table-cell>
          <table:table-cell office:value-type="float" office:value="73.02" table:style-name="ce8">
            <text:p>73.02</text:p>
          </table:table-cell>
          <table:table-cell office:value-type="float" office:value="68.036000000000001" table:style-name="ce8">
            <text:p>68.036</text:p>
          </table:table-cell>
          <table:table-cell office:value-type="float" office:value="56.91" table:style-name="ce8">
            <text:p>56.91</text:p>
          </table:table-cell>
          <table:table-cell office:value-type="float" office:value="60.369" table:style-name="ce8">
            <text:p>60.369</text:p>
          </table:table-cell>
          <table:table-cell office:value-type="float" office:value="41.561" table:style-name="ce8">
            <text:p>41.561</text:p>
          </table:table-cell>
          <table:table-cell office:value-type="float" office:value="39.384" table:style-name="ce8">
            <text:p>39.384</text:p>
          </table:table-cell>
          <table:table-cell office:value-type="float" office:value="70.010000000000005" table:style-name="ce8">
            <text:p>70.01</text:p>
          </table:table-cell>
          <table:table-cell office:value-type="float" office:value="42.277000000000001" table:style-name="ce8">
            <text:p>42.277</text:p>
          </table:table-cell>
          <table:table-cell office:value-type="float" office:value="54.151000000000003" table:style-name="ce8">
            <text:p>54.151</text:p>
          </table:table-cell>
          <table:table-cell office:value-type="float" office:value="68.234999999999999" table:style-name="ce8">
            <text:p>68.235</text:p>
          </table:table-cell>
          <table:table-cell office:value-type="float" office:value="65.602000000000004" table:style-name="ce8">
            <text:p>65.602</text:p>
          </table:table-cell>
          <table:table-cell office:value-type="float" office:value="56.162999999999997" table:style-name="ce8">
            <text:p>56.163</text:p>
          </table:table-cell>
          <table:table-cell office:value-type="float" office:value="57.758000000000003" table:style-name="ce8">
            <text:p>57.758</text:p>
          </table:table-cell>
          <table:table-cell office:value-type="float" office:value="55.054000000000002" table:style-name="ce8">
            <text:p>55.054</text:p>
          </table:table-cell>
          <table:table-cell office:value-type="float" office:value="54.540999999999997" table:style-name="ce8">
            <text:p>54.541</text:p>
          </table:table-cell>
          <table:table-cell office:value-type="float" office:value="39.4" table:style-name="ce8">
            <text:p>39.4</text:p>
          </table:table-cell>
          <table:table-cell office:value-type="float" office:value="91.171000000000006" table:style-name="ce8">
            <text:p>91.171</text:p>
          </table:table-cell>
          <table:table-cell office:value-type="float" office:value="73.180000000000007" table:style-name="ce8">
            <text:p>73.18</text:p>
          </table:table-cell>
          <table:table-cell office:value-type="float" office:value="73.385999999999996" table:style-name="ce8">
            <text:p>73.386</text:p>
          </table:table-cell>
          <table:table-cell office:value-type="float" office:value="72.453999999999994" table:style-name="ce8">
            <text:p>72.454</text:p>
          </table:table-cell>
          <table:table-cell office:value-type="float" office:value="81.677000000000007" table:style-name="ce8">
            <text:p>81.677</text:p>
          </table:table-cell>
          <table:table-cell office:value-type="float" office:value="61.317" table:style-name="ce8">
            <text:p>61.317</text:p>
          </table:table-cell>
          <table:table-cell office:value-type="float" office:value="74.819000000000003" table:style-name="ce8">
            <text:p>74.819</text:p>
          </table:table-cell>
          <table:table-cell office:value-type="float" office:value="5.2290000000000001" table:style-name="ce8">
            <text:p>5.229</text:p>
          </table:table-cell>
          <table:table-cell office:value-type="float" office:value="11.536" table:style-name="ce8">
            <text:p>11.536</text:p>
          </table:table-cell>
          <table:table-cell office:value-type="float" office:value="31.765999999999998" table:style-name="ce8">
            <text:p>31.766</text:p>
          </table:table-cell>
          <table:table-cell office:value-type="float" office:value="51.468000000000004" table:style-name="ce8">
            <text:p>51.468</text:p>
          </table:table-cell>
          <table:table-cell office:value-type="float" office:value="92.191999999999993" table:style-name="ce8">
            <text:p>92.192</text:p>
          </table:table-cell>
          <table:table-cell office:value-type="float" office:value="66.891000000000005" table:style-name="ce8">
            <text:p>66.891</text:p>
          </table:table-cell>
          <table:table-cell office:value-type="float" office:value="75.349999999999994" table:style-name="ce8">
            <text:p>75.35</text:p>
          </table:table-cell>
          <table:table-cell office:value-type="float" office:value="8.6609999999999996" table:style-name="ce8">
            <text:p>8.661</text:p>
          </table:table-cell>
          <table:table-cell office:value-type="float" office:value="17.100999999999999" table:style-name="ce8">
            <text:p>17.101</text:p>
          </table:table-cell>
          <table:table-cell office:value-type="float" office:value="13.064" table:style-name="ce8">
            <text:p>13.064</text:p>
          </table:table-cell>
          <table:table-cell office:value-type="float" office:value="14.063000000000001" table:style-name="ce8">
            <text:p>14.063</text:p>
          </table:table-cell>
          <table:table-cell office:value-type="float" office:value="11.734" table:style-name="ce8">
            <text:p>11.734</text:p>
          </table:table-cell>
          <table:table-cell office:value-type="float" office:value="16.818000000000001" table:style-name="ce8">
            <text:p>16.818</text:p>
          </table:table-cell>
          <table:table-cell office:value-type="float" office:value="0.41499999999999998" table:style-name="ce8">
            <text:p>0.415</text:p>
          </table:table-cell>
          <table:table-cell office:value-type="float" office:value="23.977" table:style-name="ce8">
            <text:p>23.977</text:p>
          </table:table-cell>
          <table:table-cell office:value-type="float" office:value="3.2639999999999998" table:style-name="ce8">
            <text:p>3.264</text:p>
          </table:table-cell>
          <table:table-cell office:value-type="float" office:value="1.7170000000000001" table:style-name="ce8">
            <text:p>1.717</text:p>
          </table:table-cell>
          <table:table-cell office:value-type="float" office:value="12.224" table:style-name="ce8">
            <text:p>12.224</text:p>
          </table:table-cell>
          <table:table-cell office:value-type="float" office:value="9.31" table:style-name="ce8">
            <text:p>9.31</text:p>
          </table:table-cell>
          <table:table-cell office:value-type="float" office:value="1.9430000000000001" table:style-name="ce8">
            <text:p>1.943</text:p>
          </table:table-cell>
          <table:table-cell office:value-type="float" office:value="2.33" table:style-name="ce8">
            <text:p>2.33</text:p>
          </table:table-cell>
          <table:table-cell office:value-type="float" office:value="3.2639999999999998" table:style-name="ce8">
            <text:p>3.264</text:p>
          </table:table-cell>
          <table:table-cell office:value-type="float" office:value="2.2450000000000001" table:style-name="ce8">
            <text:p>2.245</text:p>
          </table:table-cell>
          <table:table-cell office:value-type="float" office:value="5.1219999999999999" table:style-name="ce8">
            <text:p>5.122</text:p>
          </table:table-cell>
          <table:table-cell office:value-type="float" office:value="15.657" table:style-name="ce8">
            <text:p>15.657</text:p>
          </table:table-cell>
          <table:table-cell office:value-type="float" office:value="18.166" table:style-name="ce8">
            <text:p>18.166</text:p>
          </table:table-cell>
          <table:table-cell office:value-type="float" office:value="18.827000000000002" table:style-name="ce8">
            <text:p>18.827</text:p>
          </table:table-cell>
          <table:table-cell office:value-type="float" office:value="7.2439999999999998" table:style-name="ce8">
            <text:p>7.244</text:p>
          </table:table-cell>
          <table:table-cell office:value-type="float" office:value="7.8540000000000001" table:style-name="ce8">
            <text:p>7.854</text:p>
          </table:table-cell>
          <table:table-cell office:value-type="string" table:style-name="ce8">
            <text:p>10.257</text:p>
          </table:table-cell>
          <table:table-cell office:value-type="string" table:style-name="ce8">
            <text:p>5.019</text:p>
          </table:table-cell>
          <table:table-cell office:value-type="string" table:style-name="ce8">
            <text:p>24.94</text:p>
          </table:table-cell>
          <table:table-cell office:value-type="string" table:style-name="ce8">
            <text:p>38.969</text:p>
          </table:table-cell>
          <table:table-cell office:value-type="string" table:style-name="ce8">
            <text:p>0.634</text:p>
          </table:table-cell>
          <table:table-cell office:value-type="string" table:style-name="ce8">
            <text:p>38.148</text:p>
          </table:table-cell>
          <table:table-cell office:value-type="string" table:style-name="ce8">
            <text:p>45.485</text:p>
          </table:table-cell>
          <table:table-cell office:value-type="string" table:style-name="ce8">
            <text:p>26.676</text:p>
          </table:table-cell>
          <table:table-cell office:value-type="string" table:style-name="ce8">
            <text:p>35.8</text:p>
          </table:table-cell>
          <table:table-cell office:value-type="string" table:style-name="ce8">
            <text:p>35.207</text:p>
          </table:table-cell>
          <table:table-cell office:value-type="string" table:style-name="ce8">
            <text:p>26.707</text:p>
          </table:table-cell>
          <table:table-cell office:value-type="string" table:style-name="ce8">
            <text:p>2.66</text:p>
          </table:table-cell>
          <table:table-cell office:value-type="string" table:style-name="ce8">
            <text:p>3.855</text:p>
          </table:table-cell>
          <table:table-cell office:value-type="string" table:style-name="ce8">
            <text:p>8.251</text:p>
          </table:table-cell>
          <table:table-cell office:value-type="string" table:style-name="ce8">
            <text:p>10.766</text:p>
          </table:table-cell>
          <table:table-cell office:value-type="string" table:style-name="ce8">
            <text:p>14.964</text:p>
          </table:table-cell>
          <table:table-cell office:value-type="string" table:style-name="ce8">
            <text:p>2.588</text:p>
          </table:table-cell>
          <table:table-cell office:value-type="string" table:style-name="ce8">
            <text:p>40.334</text:p>
          </table:table-cell>
          <table:table-cell office:value-type="string" table:style-name="ce8">
            <text:p>11.127</text:p>
          </table:table-cell>
          <table:table-cell office:value-type="string" table:style-name="ce8">
            <text:p>31.378</text:p>
          </table:table-cell>
          <table:table-cell office:value-type="string" table:style-name="ce8">
            <text:p>26.618</text:p>
          </table:table-cell>
          <table:table-cell office:value-type="string" table:style-name="ce8">
            <text:p>5.146</text:p>
          </table:table-cell>
          <table:table-cell office:value-type="string" table:style-name="ce8">
            <text:p>2.505</text:p>
          </table:table-cell>
          <table:table-cell office:value-type="string" table:style-name="ce8">
            <text:p>1.451</text:p>
          </table:table-cell>
          <table:table-cell office:value-type="string" table:style-name="ce8">
            <text:p>2.15</text:p>
          </table:table-cell>
          <table:table-cell office:value-type="string" table:style-name="ce8">
            <text:p>1.868</text:p>
          </table:table-cell>
          <table:table-cell office:value-type="string" table:style-name="ce8">
            <text:p>1.315</text:p>
          </table:table-cell>
          <table:table-cell office:value-type="string" table:style-name="ce8">
            <text:p>2.777</text:p>
          </table:table-cell>
          <table:table-cell office:value-type="string" table:style-name="ce8">
            <text:p>8.246</text:p>
          </table:table-cell>
          <table:table-cell office:value-type="string" table:style-name="ce8">
            <text:p>42.287</text:p>
          </table:table-cell>
          <table:table-cell office:value-type="string" table:style-name="ce8">
            <text:p>16.263</text:p>
          </table:table-cell>
          <table:table-cell office:value-type="string" table:style-name="ce8">
            <text:p>42.994</text:p>
          </table:table-cell>
          <table:table-cell office:value-type="string" table:style-name="ce8">
            <text:p>60.78</text:p>
          </table:table-cell>
          <table:table-cell office:value-type="string" table:style-name="ce8">
            <text:p>31.137</text:p>
          </table:table-cell>
          <table:table-cell office:value-type="float" office:value="60.103000000000002" table:style-name="ce8">
            <text:p>60.103</text:p>
          </table:table-cell>
          <table:table-cell office:value-type="float" office:value="68.085999999999999" table:style-name="ce8">
            <text:p>68.086</text:p>
          </table:table-cell>
          <table:table-cell office:value-type="float" office:value="57.892000000000003" table:style-name="ce8">
            <text:p>57.892</text:p>
          </table:table-cell>
          <table:table-cell office:value-type="float" office:value="43.790999999999997" table:style-name="ce8">
            <text:p>43.791</text:p>
          </table:table-cell>
          <table:table-cell office:value-type="float" office:value="69.900000000000006" table:style-name="ce8">
            <text:p>69.9</text:p>
          </table:table-cell>
          <table:table-cell office:value-type="float" office:value="72.325000000000003" table:style-name="ce8">
            <text:p>72.325</text:p>
          </table:table-cell>
          <table:table-cell office:value-type="float" office:value="5.2640000000000002" table:style-name="ce8">
            <text:p>5.264</text:p>
          </table:table-cell>
          <table:table-cell office:value-type="float" office:value="79.290999999999997" table:style-name="ce8">
            <text:p>79.291</text:p>
          </table:table-cell>
          <table:table-cell table:number-columns-repeated="16238"/>
        </table:table-row>
        <table:table-row table:style-name="ro4">
          <table:table-cell office:value-type="string" table:style-name="ce3">
            <text:p>S07: Compared to people in general, would you describe yourself as coming from a lower socio-economic background?</text:p>
          </table:table-cell>
          <table:table-cell office:value-type="string" table:style-name="ce3">
            <text:p>Lower SEB</text:p>
          </table:table-cell>
          <table:table-cell office:value-type="float" office:value="78727" table:style-name="ce8">
            <text:p>78727</text:p>
          </table:table-cell>
          <table:table-cell office:value-type="float" office:value="64.188999999999993" table:style-name="ce8">
            <text:p>64.189</text:p>
          </table:table-cell>
          <table:table-cell office:value-type="float" office:value="76.727999999999994" table:style-name="ce8">
            <text:p>76.728</text:p>
          </table:table-cell>
          <table:table-cell office:value-type="float" office:value="83.695999999999998" table:style-name="ce8">
            <text:p>83.696</text:p>
          </table:table-cell>
          <table:table-cell office:value-type="float" office:value="72.507000000000005" table:style-name="ce8">
            <text:p>72.507</text:p>
          </table:table-cell>
          <table:table-cell office:value-type="float" office:value="82.888999999999996" table:style-name="ce8">
            <text:p>82.889</text:p>
          </table:table-cell>
          <table:table-cell office:value-type="float" office:value="56.826999999999998" table:style-name="ce8">
            <text:p>56.827</text:p>
          </table:table-cell>
          <table:table-cell office:value-type="float" office:value="79.013000000000005" table:style-name="ce8">
            <text:p>79.013</text:p>
          </table:table-cell>
          <table:table-cell office:value-type="float" office:value="73.215000000000003" table:style-name="ce8">
            <text:p>73.215</text:p>
          </table:table-cell>
          <table:table-cell office:value-type="float" office:value="35.536999999999999" table:style-name="ce8">
            <text:p>35.537</text:p>
          </table:table-cell>
          <table:table-cell office:value-type="float" office:value="53.128" table:style-name="ce8">
            <text:p>53.128</text:p>
          </table:table-cell>
          <table:table-cell office:value-type="float" office:value="28.079000000000001" table:style-name="ce8">
            <text:p>28.079</text:p>
          </table:table-cell>
          <table:table-cell office:value-type="float" office:value="72.881" table:style-name="ce8">
            <text:p>72.881</text:p>
          </table:table-cell>
          <table:table-cell office:value-type="float" office:value="90.054000000000002" table:style-name="ce8">
            <text:p>90.054</text:p>
          </table:table-cell>
          <table:table-cell office:value-type="float" office:value="83.320999999999998" table:style-name="ce8">
            <text:p>83.321</text:p>
          </table:table-cell>
          <table:table-cell office:value-type="float" office:value="78.647999999999996" table:style-name="ce8">
            <text:p>78.648</text:p>
          </table:table-cell>
          <table:table-cell office:value-type="float" office:value="57.976999999999997" table:style-name="ce8">
            <text:p>57.977</text:p>
          </table:table-cell>
          <table:table-cell office:value-type="float" office:value="73.619" table:style-name="ce8">
            <text:p>73.619</text:p>
          </table:table-cell>
          <table:table-cell office:value-type="float" office:value="82.085999999999999" table:style-name="ce8">
            <text:p>82.086</text:p>
          </table:table-cell>
          <table:table-cell office:value-type="float" office:value="85.305000000000007" table:style-name="ce8">
            <text:p>85.305</text:p>
          </table:table-cell>
          <table:table-cell office:value-type="float" office:value="74.802999999999997" table:style-name="ce8">
            <text:p>74.803</text:p>
          </table:table-cell>
          <table:table-cell office:value-type="float" office:value="86.081999999999994" table:style-name="ce8">
            <text:p>86.082</text:p>
          </table:table-cell>
          <table:table-cell office:value-type="float" office:value="82.971999999999994" table:style-name="ce8">
            <text:p>82.972</text:p>
          </table:table-cell>
          <table:table-cell office:value-type="float" office:value="69.602999999999994" table:style-name="ce8">
            <text:p>69.603</text:p>
          </table:table-cell>
          <table:table-cell office:value-type="float" office:value="78.843999999999994" table:style-name="ce8">
            <text:p>78.844</text:p>
          </table:table-cell>
          <table:table-cell office:value-type="float" office:value="81.736000000000004" table:style-name="ce8">
            <text:p>81.736</text:p>
          </table:table-cell>
          <table:table-cell office:value-type="float" office:value="70.566999999999993" table:style-name="ce8">
            <text:p>70.567</text:p>
          </table:table-cell>
          <table:table-cell office:value-type="float" office:value="67.045000000000002" table:style-name="ce8">
            <text:p>67.045</text:p>
          </table:table-cell>
          <table:table-cell office:value-type="float" office:value="69.945999999999998" table:style-name="ce8">
            <text:p>69.946</text:p>
          </table:table-cell>
          <table:table-cell office:value-type="float" office:value="43.418999999999997" table:style-name="ce8">
            <text:p>43.419</text:p>
          </table:table-cell>
          <table:table-cell office:value-type="float" office:value="87.259" table:style-name="ce8">
            <text:p>87.259</text:p>
          </table:table-cell>
          <table:table-cell office:value-type="float" office:value="84.343999999999994" table:style-name="ce8">
            <text:p>84.344</text:p>
          </table:table-cell>
          <table:table-cell office:value-type="float" office:value="77.081000000000003" table:style-name="ce8">
            <text:p>77.081</text:p>
          </table:table-cell>
          <table:table-cell office:value-type="float" office:value="66.162999999999997" table:style-name="ce8">
            <text:p>66.163</text:p>
          </table:table-cell>
          <table:table-cell office:value-type="float" office:value="53.162999999999997" table:style-name="ce8">
            <text:p>53.163</text:p>
          </table:table-cell>
          <table:table-cell office:value-type="float" office:value="57.222000000000001" table:style-name="ce8">
            <text:p>57.222</text:p>
          </table:table-cell>
          <table:table-cell office:value-type="float" office:value="50.749000000000002" table:style-name="ce8">
            <text:p>50.749</text:p>
          </table:table-cell>
          <table:table-cell office:value-type="float" office:value="81.463999999999999" table:style-name="ce8">
            <text:p>81.464</text:p>
          </table:table-cell>
          <table:table-cell office:value-type="float" office:value="87.076999999999998" table:style-name="ce8">
            <text:p>87.077</text:p>
          </table:table-cell>
          <table:table-cell office:value-type="float" office:value="70.272000000000006" table:style-name="ce8">
            <text:p>70.272</text:p>
          </table:table-cell>
          <table:table-cell office:value-type="float" office:value="77.218000000000004" table:style-name="ce8">
            <text:p>77.218</text:p>
          </table:table-cell>
          <table:table-cell office:value-type="float" office:value="69.680000000000007" table:style-name="ce8">
            <text:p>69.68</text:p>
          </table:table-cell>
          <table:table-cell office:value-type="float" office:value="77.671999999999997" table:style-name="ce8">
            <text:p>77.672</text:p>
          </table:table-cell>
          <table:table-cell office:value-type="float" office:value="86.825000000000003" table:style-name="ce8">
            <text:p>86.825</text:p>
          </table:table-cell>
          <table:table-cell office:value-type="float" office:value="72.23" table:style-name="ce8">
            <text:p>72.23</text:p>
          </table:table-cell>
          <table:table-cell office:value-type="float" office:value="63.031999999999996" table:style-name="ce8">
            <text:p>63.032</text:p>
          </table:table-cell>
          <table:table-cell office:value-type="float" office:value="69.834999999999994" table:style-name="ce8">
            <text:p>69.835</text:p>
          </table:table-cell>
          <table:table-cell office:value-type="float" office:value="35.177999999999997" table:style-name="ce8">
            <text:p>35.178</text:p>
          </table:table-cell>
          <table:table-cell office:value-type="float" office:value="41.017000000000003" table:style-name="ce8">
            <text:p>41.017</text:p>
          </table:table-cell>
          <table:table-cell office:value-type="float" office:value="30.425000000000001" table:style-name="ce8">
            <text:p>30.425</text:p>
          </table:table-cell>
          <table:table-cell office:value-type="float" office:value="69.228999999999999" table:style-name="ce8">
            <text:p>69.229</text:p>
          </table:table-cell>
          <table:table-cell office:value-type="float" office:value="63.896999999999998" table:style-name="ce8">
            <text:p>63.897</text:p>
          </table:table-cell>
          <table:table-cell office:value-type="float" office:value="55.311" table:style-name="ce8">
            <text:p>55.311</text:p>
          </table:table-cell>
          <table:table-cell office:value-type="float" office:value="55.773000000000003" table:style-name="ce8">
            <text:p>55.773</text:p>
          </table:table-cell>
          <table:table-cell office:value-type="float" office:value="40.473999999999997" table:style-name="ce8">
            <text:p>40.474</text:p>
          </table:table-cell>
          <table:table-cell office:value-type="float" office:value="37.963000000000001" table:style-name="ce8">
            <text:p>37.963</text:p>
          </table:table-cell>
          <table:table-cell office:value-type="float" office:value="66.804000000000002" table:style-name="ce8">
            <text:p>66.804</text:p>
          </table:table-cell>
          <table:table-cell office:value-type="float" office:value="38.970999999999997" table:style-name="ce8">
            <text:p>38.971</text:p>
          </table:table-cell>
          <table:table-cell office:value-type="float" office:value="49.747999999999998" table:style-name="ce8">
            <text:p>49.748</text:p>
          </table:table-cell>
          <table:table-cell office:value-type="float" office:value="64.563000000000002" table:style-name="ce8">
            <text:p>64.563</text:p>
          </table:table-cell>
          <table:table-cell office:value-type="float" office:value="62.072000000000003" table:style-name="ce8">
            <text:p>62.072</text:p>
          </table:table-cell>
          <table:table-cell office:value-type="float" office:value="56.49" table:style-name="ce8">
            <text:p>56.49</text:p>
          </table:table-cell>
          <table:table-cell office:value-type="float" office:value="55.732999999999997" table:style-name="ce8">
            <text:p>55.733</text:p>
          </table:table-cell>
          <table:table-cell office:value-type="float" office:value="52.975999999999999" table:style-name="ce8">
            <text:p>52.976</text:p>
          </table:table-cell>
          <table:table-cell office:value-type="float" office:value="49.781999999999996" table:style-name="ce8">
            <text:p>49.782</text:p>
          </table:table-cell>
          <table:table-cell office:value-type="float" office:value="37.909999999999997" table:style-name="ce8">
            <text:p>37.91</text:p>
          </table:table-cell>
          <table:table-cell office:value-type="float" office:value="89.409000000000006" table:style-name="ce8">
            <text:p>89.409</text:p>
          </table:table-cell>
          <table:table-cell office:value-type="float" office:value="68.653999999999996" table:style-name="ce8">
            <text:p>68.654</text:p>
          </table:table-cell>
          <table:table-cell office:value-type="float" office:value="69.875" table:style-name="ce8">
            <text:p>69.875</text:p>
          </table:table-cell>
          <table:table-cell office:value-type="float" office:value="69.771000000000001" table:style-name="ce8">
            <text:p>69.771</text:p>
          </table:table-cell>
          <table:table-cell office:value-type="float" office:value="79.105000000000004" table:style-name="ce8">
            <text:p>79.105</text:p>
          </table:table-cell>
          <table:table-cell office:value-type="float" office:value="62.643000000000001" table:style-name="ce8">
            <text:p>62.643</text:p>
          </table:table-cell>
          <table:table-cell office:value-type="float" office:value="70.734999999999999" table:style-name="ce8">
            <text:p>70.735</text:p>
          </table:table-cell>
          <table:table-cell office:value-type="float" office:value="6.9909999999999997" table:style-name="ce8">
            <text:p>6.991</text:p>
          </table:table-cell>
          <table:table-cell office:value-type="float" office:value="11.29" table:style-name="ce8">
            <text:p>11.29</text:p>
          </table:table-cell>
          <table:table-cell office:value-type="float" office:value="27.052" table:style-name="ce8">
            <text:p>27.052</text:p>
          </table:table-cell>
          <table:table-cell office:value-type="float" office:value="54.667000000000002" table:style-name="ce8">
            <text:p>54.667</text:p>
          </table:table-cell>
          <table:table-cell office:value-type="float" office:value="91.986000000000004" table:style-name="ce8">
            <text:p>91.986</text:p>
          </table:table-cell>
          <table:table-cell office:value-type="float" office:value="69.697000000000003" table:style-name="ce8">
            <text:p>69.697</text:p>
          </table:table-cell>
          <table:table-cell office:value-type="float" office:value="70.466999999999999" table:style-name="ce8">
            <text:p>70.467</text:p>
          </table:table-cell>
          <table:table-cell office:value-type="float" office:value="12.019" table:style-name="ce8">
            <text:p>12.019</text:p>
          </table:table-cell>
          <table:table-cell office:value-type="float" office:value="18.645" table:style-name="ce8">
            <text:p>18.645</text:p>
          </table:table-cell>
          <table:table-cell office:value-type="float" office:value="13.744999999999999" table:style-name="ce8">
            <text:p>13.745</text:p>
          </table:table-cell>
          <table:table-cell office:value-type="float" office:value="16.82" table:style-name="ce8">
            <text:p>16.82</text:p>
          </table:table-cell>
          <table:table-cell office:value-type="float" office:value="16.12" table:style-name="ce8">
            <text:p>16.12</text:p>
          </table:table-cell>
          <table:table-cell office:value-type="float" office:value="15.124000000000001" table:style-name="ce8">
            <text:p>15.124</text:p>
          </table:table-cell>
          <table:table-cell office:value-type="float" office:value="0.45600000000000002" table:style-name="ce8">
            <text:p>0.456</text:p>
          </table:table-cell>
          <table:table-cell office:value-type="float" office:value="24.731999999999999" table:style-name="ce8">
            <text:p>24.732</text:p>
          </table:table-cell>
          <table:table-cell office:value-type="float" office:value="3.9350000000000001" table:style-name="ce8">
            <text:p>3.935</text:p>
          </table:table-cell>
          <table:table-cell office:value-type="float" office:value="1.6970000000000001" table:style-name="ce8">
            <text:p>1.697</text:p>
          </table:table-cell>
          <table:table-cell office:value-type="float" office:value="15.028" table:style-name="ce8">
            <text:p>15.028</text:p>
          </table:table-cell>
          <table:table-cell office:value-type="float" office:value="10.362" table:style-name="ce8">
            <text:p>10.362</text:p>
          </table:table-cell>
          <table:table-cell office:value-type="float" office:value="1.411" table:style-name="ce8">
            <text:p>1.411</text:p>
          </table:table-cell>
          <table:table-cell office:value-type="float" office:value="4.0090000000000003" table:style-name="ce8">
            <text:p>4.009</text:p>
          </table:table-cell>
          <table:table-cell office:value-type="float" office:value="3.33" table:style-name="ce8">
            <text:p>3.33</text:p>
          </table:table-cell>
          <table:table-cell office:value-type="float" office:value="2.9590000000000001" table:style-name="ce8">
            <text:p>2.959</text:p>
          </table:table-cell>
          <table:table-cell office:value-type="float" office:value="9.4920000000000009" table:style-name="ce8">
            <text:p>9.492</text:p>
          </table:table-cell>
          <table:table-cell office:value-type="float" office:value="17.318999999999999" table:style-name="ce8">
            <text:p>17.319</text:p>
          </table:table-cell>
          <table:table-cell office:value-type="float" office:value="18.559999999999999" table:style-name="ce8">
            <text:p>18.56</text:p>
          </table:table-cell>
          <table:table-cell office:value-type="float" office:value="18.995000000000001" table:style-name="ce8">
            <text:p>18.995</text:p>
          </table:table-cell>
          <table:table-cell office:value-type="float" office:value="6.7560000000000002" table:style-name="ce8">
            <text:p>6.756</text:p>
          </table:table-cell>
          <table:table-cell office:value-type="float" office:value="10.103" table:style-name="ce8">
            <text:p>10.103</text:p>
          </table:table-cell>
          <table:table-cell office:value-type="string" table:style-name="ce8">
            <text:p>12.391</text:p>
          </table:table-cell>
          <table:table-cell office:value-type="string" table:style-name="ce8">
            <text:p>4.147</text:p>
          </table:table-cell>
          <table:table-cell office:value-type="string" table:style-name="ce8">
            <text:p>27.039</text:p>
          </table:table-cell>
          <table:table-cell office:value-type="string" table:style-name="ce8">
            <text:p>39.14</text:p>
          </table:table-cell>
          <table:table-cell office:value-type="string" table:style-name="ce8">
            <text:p>0.958</text:p>
          </table:table-cell>
          <table:table-cell office:value-type="string" table:style-name="ce8">
            <text:p>39.443</text:p>
          </table:table-cell>
          <table:table-cell office:value-type="string" table:style-name="ce8">
            <text:p>46.262</text:p>
          </table:table-cell>
          <table:table-cell office:value-type="string" table:style-name="ce8">
            <text:p>26.862</text:p>
          </table:table-cell>
          <table:table-cell office:value-type="string" table:style-name="ce8">
            <text:p>41.674</text:p>
          </table:table-cell>
          <table:table-cell office:value-type="string" table:style-name="ce8">
            <text:p>39.493</text:p>
          </table:table-cell>
          <table:table-cell office:value-type="string" table:style-name="ce8">
            <text:p>27.468</text:p>
          </table:table-cell>
          <table:table-cell office:value-type="string" table:style-name="ce8">
            <text:p>3.492</text:p>
          </table:table-cell>
          <table:table-cell office:value-type="string" table:style-name="ce8">
            <text:p>4.664</text:p>
          </table:table-cell>
          <table:table-cell office:value-type="string" table:style-name="ce8">
            <text:p>9.643</text:p>
          </table:table-cell>
          <table:table-cell office:value-type="string" table:style-name="ce8">
            <text:p>12.921</text:p>
          </table:table-cell>
          <table:table-cell office:value-type="string" table:style-name="ce8">
            <text:p>15.807</text:p>
          </table:table-cell>
          <table:table-cell office:value-type="string" table:style-name="ce8">
            <text:p>2.609</text:p>
          </table:table-cell>
          <table:table-cell office:value-type="string" table:style-name="ce8">
            <text:p>41.626</text:p>
          </table:table-cell>
          <table:table-cell office:value-type="string" table:style-name="ce8">
            <text:p>10.732</text:p>
          </table:table-cell>
          <table:table-cell office:value-type="string" table:style-name="ce8">
            <text:p>32.828</text:p>
          </table:table-cell>
          <table:table-cell office:value-type="string" table:style-name="ce8">
            <text:p>28.201</text:p>
          </table:table-cell>
          <table:table-cell office:value-type="string" table:style-name="ce8">
            <text:p>5.322</text:p>
          </table:table-cell>
          <table:table-cell office:value-type="string" table:style-name="ce8">
            <text:p>2.035</text:p>
          </table:table-cell>
          <table:table-cell office:value-type="string" table:style-name="ce8">
            <text:p>1.176</text:p>
          </table:table-cell>
          <table:table-cell office:value-type="string" table:style-name="ce8">
            <text:p>1.77</text:p>
          </table:table-cell>
          <table:table-cell office:value-type="string" table:style-name="ce8">
            <text:p>2.086</text:p>
          </table:table-cell>
          <table:table-cell office:value-type="string" table:style-name="ce8">
            <text:p>1.302</text:p>
          </table:table-cell>
          <table:table-cell office:value-type="string" table:style-name="ce8">
            <text:p>2.667</text:p>
          </table:table-cell>
          <table:table-cell office:value-type="string" table:style-name="ce8">
            <text:p>8.292</text:p>
          </table:table-cell>
          <table:table-cell office:value-type="string" table:style-name="ce8">
            <text:p>40.591</text:p>
          </table:table-cell>
          <table:table-cell office:value-type="string" table:style-name="ce8">
            <text:p>14.026</text:p>
          </table:table-cell>
          <table:table-cell office:value-type="string" table:style-name="ce8">
            <text:p>40.857</text:p>
          </table:table-cell>
          <table:table-cell office:value-type="string" table:style-name="ce8">
            <text:p>63.732</text:p>
          </table:table-cell>
          <table:table-cell office:value-type="string" table:style-name="ce8">
            <text:p>37.052</text:p>
          </table:table-cell>
          <table:table-cell office:value-type="float" office:value="55.502000000000002" table:style-name="ce8">
            <text:p>55.502</text:p>
          </table:table-cell>
          <table:table-cell office:value-type="float" office:value="63.057000000000002" table:style-name="ce8">
            <text:p>63.057</text:p>
          </table:table-cell>
          <table:table-cell office:value-type="float" office:value="53.396000000000001" table:style-name="ce8">
            <text:p>53.396</text:p>
          </table:table-cell>
          <table:table-cell office:value-type="float" office:value="42.435000000000002" table:style-name="ce8">
            <text:p>42.435</text:p>
          </table:table-cell>
          <table:table-cell office:value-type="float" office:value="64.97" table:style-name="ce8">
            <text:p>64.97</text:p>
          </table:table-cell>
          <table:table-cell office:value-type="float" office:value="64.552000000000007" table:style-name="ce8">
            <text:p>64.552</text:p>
          </table:table-cell>
          <table:table-cell office:value-type="float" office:value="7.4640000000000004" table:style-name="ce8">
            <text:p>7.464</text:p>
          </table:table-cell>
          <table:table-cell office:value-type="float" office:value="74.741" table:style-name="ce8">
            <text:p>74.741</text:p>
          </table:table-cell>
          <table:table-cell table:number-columns-repeated="16238"/>
        </table:table-row>
        <table:table-row table:style-name="ro4">
          <table:table-cell office:value-type="string" table:style-name="ce3">
            <text:p>S07: Compared to people in general, would you describe yourself as coming from a lower socio-economic background?</text:p>
          </table:table-cell>
          <table:table-cell office:value-type="string" table:style-name="ce3">
            <text:p>Not lower SEB</text:p>
          </table:table-cell>
          <table:table-cell office:value-type="float" office:value="151930" table:style-name="ce8">
            <text:p>151930</text:p>
          </table:table-cell>
          <table:table-cell office:value-type="float" office:value="65.983999999999995" table:style-name="ce8">
            <text:p>65.984</text:p>
          </table:table-cell>
          <table:table-cell office:value-type="float" office:value="79.930999999999997" table:style-name="ce8">
            <text:p>79.931</text:p>
          </table:table-cell>
          <table:table-cell office:value-type="float" office:value="85.421999999999997" table:style-name="ce8">
            <text:p>85.422</text:p>
          </table:table-cell>
          <table:table-cell office:value-type="float" office:value="74.652000000000001" table:style-name="ce8">
            <text:p>74.652</text:p>
          </table:table-cell>
          <table:table-cell office:value-type="float" office:value="85.501999999999995" table:style-name="ce8">
            <text:p>85.502</text:p>
          </table:table-cell>
          <table:table-cell office:value-type="float" office:value="60.104999999999997" table:style-name="ce8">
            <text:p>60.105</text:p>
          </table:table-cell>
          <table:table-cell office:value-type="float" office:value="83.638999999999996" table:style-name="ce8">
            <text:p>83.639</text:p>
          </table:table-cell>
          <table:table-cell office:value-type="float" office:value="76.703000000000003" table:style-name="ce8">
            <text:p>76.703</text:p>
          </table:table-cell>
          <table:table-cell office:value-type="float" office:value="41.107999999999997" table:style-name="ce8">
            <text:p>41.108</text:p>
          </table:table-cell>
          <table:table-cell office:value-type="float" office:value="56.963999999999999" table:style-name="ce8">
            <text:p>56.964</text:p>
          </table:table-cell>
          <table:table-cell office:value-type="float" office:value="25.834" table:style-name="ce8">
            <text:p>25.834</text:p>
          </table:table-cell>
          <table:table-cell office:value-type="float" office:value="75.090999999999994" table:style-name="ce8">
            <text:p>75.091</text:p>
          </table:table-cell>
          <table:table-cell office:value-type="float" office:value="92.001999999999995" table:style-name="ce8">
            <text:p>92.002</text:p>
          </table:table-cell>
          <table:table-cell office:value-type="float" office:value="85.427000000000007" table:style-name="ce8">
            <text:p>85.427</text:p>
          </table:table-cell>
          <table:table-cell office:value-type="float" office:value="81.701999999999998" table:style-name="ce8">
            <text:p>81.702</text:p>
          </table:table-cell>
          <table:table-cell office:value-type="float" office:value="62.378999999999998" table:style-name="ce8">
            <text:p>62.379</text:p>
          </table:table-cell>
          <table:table-cell office:value-type="float" office:value="78.105999999999995" table:style-name="ce8">
            <text:p>78.106</text:p>
          </table:table-cell>
          <table:table-cell office:value-type="float" office:value="83.918999999999997" table:style-name="ce8">
            <text:p>83.919</text:p>
          </table:table-cell>
          <table:table-cell office:value-type="float" office:value="86.924000000000007" table:style-name="ce8">
            <text:p>86.924</text:p>
          </table:table-cell>
          <table:table-cell office:value-type="float" office:value="76.620999999999995" table:style-name="ce8">
            <text:p>76.621</text:p>
          </table:table-cell>
          <table:table-cell office:value-type="float" office:value="88.418999999999997" table:style-name="ce8">
            <text:p>88.419</text:p>
          </table:table-cell>
          <table:table-cell office:value-type="float" office:value="85.807000000000002" table:style-name="ce8">
            <text:p>85.807</text:p>
          </table:table-cell>
          <table:table-cell office:value-type="float" office:value="71.3" table:style-name="ce8">
            <text:p>71.3</text:p>
          </table:table-cell>
          <table:table-cell office:value-type="float" office:value="81.521000000000001" table:style-name="ce8">
            <text:p>81.521</text:p>
          </table:table-cell>
          <table:table-cell office:value-type="float" office:value="84.289000000000001" table:style-name="ce8">
            <text:p>84.289</text:p>
          </table:table-cell>
          <table:table-cell office:value-type="float" office:value="71.811999999999998" table:style-name="ce8">
            <text:p>71.812</text:p>
          </table:table-cell>
          <table:table-cell office:value-type="float" office:value="68.858999999999995" table:style-name="ce8">
            <text:p>68.859</text:p>
          </table:table-cell>
          <table:table-cell office:value-type="float" office:value="73.965000000000003" table:style-name="ce8">
            <text:p>73.965</text:p>
          </table:table-cell>
          <table:table-cell office:value-type="float" office:value="43.860999999999997" table:style-name="ce8">
            <text:p>43.861</text:p>
          </table:table-cell>
          <table:table-cell office:value-type="float" office:value="89.731999999999999" table:style-name="ce8">
            <text:p>89.732</text:p>
          </table:table-cell>
          <table:table-cell office:value-type="float" office:value="86.867000000000004" table:style-name="ce8">
            <text:p>86.867</text:p>
          </table:table-cell>
          <table:table-cell office:value-type="float" office:value="79.911000000000001" table:style-name="ce8">
            <text:p>79.911</text:p>
          </table:table-cell>
          <table:table-cell office:value-type="float" office:value="69.995999999999995" table:style-name="ce8">
            <text:p>69.996</text:p>
          </table:table-cell>
          <table:table-cell office:value-type="float" office:value="54.817999999999998" table:style-name="ce8">
            <text:p>54.818</text:p>
          </table:table-cell>
          <table:table-cell office:value-type="float" office:value="61.933999999999997" table:style-name="ce8">
            <text:p>61.934</text:p>
          </table:table-cell>
          <table:table-cell office:value-type="float" office:value="53.654000000000003" table:style-name="ce8">
            <text:p>53.654</text:p>
          </table:table-cell>
          <table:table-cell office:value-type="float" office:value="86.316000000000003" table:style-name="ce8">
            <text:p>86.316</text:p>
          </table:table-cell>
          <table:table-cell office:value-type="float" office:value="90.555999999999997" table:style-name="ce8">
            <text:p>90.556</text:p>
          </table:table-cell>
          <table:table-cell office:value-type="float" office:value="75.412000000000006" table:style-name="ce8">
            <text:p>75.412</text:p>
          </table:table-cell>
          <table:table-cell office:value-type="float" office:value="82.262" table:style-name="ce8">
            <text:p>82.262</text:p>
          </table:table-cell>
          <table:table-cell office:value-type="float" office:value="73.962000000000003" table:style-name="ce8">
            <text:p>73.962</text:p>
          </table:table-cell>
          <table:table-cell office:value-type="float" office:value="79.997" table:style-name="ce8">
            <text:p>79.997</text:p>
          </table:table-cell>
          <table:table-cell office:value-type="float" office:value="89.498999999999995" table:style-name="ce8">
            <text:p>89.499</text:p>
          </table:table-cell>
          <table:table-cell office:value-type="float" office:value="75.581000000000003" table:style-name="ce8">
            <text:p>75.581</text:p>
          </table:table-cell>
          <table:table-cell office:value-type="float" office:value="66.75" table:style-name="ce8">
            <text:p>66.75</text:p>
          </table:table-cell>
          <table:table-cell office:value-type="float" office:value="74.405000000000001" table:style-name="ce8">
            <text:p>74.405</text:p>
          </table:table-cell>
          <table:table-cell office:value-type="float" office:value="40.723999999999997" table:style-name="ce8">
            <text:p>40.724</text:p>
          </table:table-cell>
          <table:table-cell office:value-type="float" office:value="47.798999999999999" table:style-name="ce8">
            <text:p>47.799</text:p>
          </table:table-cell>
          <table:table-cell office:value-type="float" office:value="34.82" table:style-name="ce8">
            <text:p>34.82</text:p>
          </table:table-cell>
          <table:table-cell office:value-type="float" office:value="73.247" table:style-name="ce8">
            <text:p>73.247</text:p>
          </table:table-cell>
          <table:table-cell office:value-type="float" office:value="68.545000000000002" table:style-name="ce8">
            <text:p>68.545</text:p>
          </table:table-cell>
          <table:table-cell office:value-type="float" office:value="58.267000000000003" table:style-name="ce8">
            <text:p>58.267</text:p>
          </table:table-cell>
          <table:table-cell office:value-type="float" office:value="60.79" table:style-name="ce8">
            <text:p>60.79</text:p>
          </table:table-cell>
          <table:table-cell office:value-type="float" office:value="43.076999999999998" table:style-name="ce8">
            <text:p>43.077</text:p>
          </table:table-cell>
          <table:table-cell office:value-type="float" office:value="39.840000000000003" table:style-name="ce8">
            <text:p>39.84</text:p>
          </table:table-cell>
          <table:table-cell office:value-type="float" office:value="70.918999999999997" table:style-name="ce8">
            <text:p>70.919</text:p>
          </table:table-cell>
          <table:table-cell office:value-type="float" office:value="42.85" table:style-name="ce8">
            <text:p>42.85</text:p>
          </table:table-cell>
          <table:table-cell office:value-type="float" office:value="55.100999999999999" table:style-name="ce8">
            <text:p>55.101</text:p>
          </table:table-cell>
          <table:table-cell office:value-type="float" office:value="68.66" table:style-name="ce8">
            <text:p>68.66</text:p>
          </table:table-cell>
          <table:table-cell office:value-type="float" office:value="66.02" table:style-name="ce8">
            <text:p>66.02</text:p>
          </table:table-cell>
          <table:table-cell office:value-type="float" office:value="57.152000000000001" table:style-name="ce8">
            <text:p>57.152</text:p>
          </table:table-cell>
          <table:table-cell office:value-type="float" office:value="58.822000000000003" table:style-name="ce8">
            <text:p>58.822</text:p>
          </table:table-cell>
          <table:table-cell office:value-type="float" office:value="55.929000000000002" table:style-name="ce8">
            <text:p>55.929</text:p>
          </table:table-cell>
          <table:table-cell office:value-type="float" office:value="55.067999999999998" table:style-name="ce8">
            <text:p>55.068</text:p>
          </table:table-cell>
          <table:table-cell office:value-type="float" office:value="40.381" table:style-name="ce8">
            <text:p>40.381</text:p>
          </table:table-cell>
          <table:table-cell office:value-type="float" office:value="92.066000000000003" table:style-name="ce8">
            <text:p>92.066</text:p>
          </table:table-cell>
          <table:table-cell office:value-type="float" office:value="73.941999999999993" table:style-name="ce8">
            <text:p>73.942</text:p>
          </table:table-cell>
          <table:table-cell office:value-type="float" office:value="74.581999999999994" table:style-name="ce8">
            <text:p>74.582</text:p>
          </table:table-cell>
          <table:table-cell office:value-type="float" office:value="73.656000000000006" table:style-name="ce8">
            <text:p>73.656</text:p>
          </table:table-cell>
          <table:table-cell office:value-type="float" office:value="83.481999999999999" table:style-name="ce8">
            <text:p>83.482</text:p>
          </table:table-cell>
          <table:table-cell office:value-type="float" office:value="61.988999999999997" table:style-name="ce8">
            <text:p>61.989</text:p>
          </table:table-cell>
          <table:table-cell office:value-type="float" office:value="75.239000000000004" table:style-name="ce8">
            <text:p>75.239</text:p>
          </table:table-cell>
          <table:table-cell office:value-type="float" office:value="4.8" table:style-name="ce8">
            <text:p>4.8</text:p>
          </table:table-cell>
          <table:table-cell office:value-type="float" office:value="10.419" table:style-name="ce8">
            <text:p>10.419</text:p>
          </table:table-cell>
          <table:table-cell office:value-type="float" office:value="29.792000000000002" table:style-name="ce8">
            <text:p>29.792</text:p>
          </table:table-cell>
          <table:table-cell office:value-type="float" office:value="54.988" table:style-name="ce8">
            <text:p>54.988</text:p>
          </table:table-cell>
          <table:table-cell office:value-type="float" office:value="92.3" table:style-name="ce8">
            <text:p>92.3</text:p>
          </table:table-cell>
          <table:table-cell office:value-type="float" office:value="68.789000000000001" table:style-name="ce8">
            <text:p>68.789</text:p>
          </table:table-cell>
          <table:table-cell office:value-type="float" office:value="77.075000000000003" table:style-name="ce8">
            <text:p>77.075</text:p>
          </table:table-cell>
          <table:table-cell office:value-type="float" office:value="7.8259999999999996" table:style-name="ce8">
            <text:p>7.826</text:p>
          </table:table-cell>
          <table:table-cell office:value-type="float" office:value="15.948" table:style-name="ce8">
            <text:p>15.948</text:p>
          </table:table-cell>
          <table:table-cell office:value-type="float" office:value="12.912000000000001" table:style-name="ce8">
            <text:p>12.912</text:p>
          </table:table-cell>
          <table:table-cell office:value-type="float" office:value="13.157" table:style-name="ce8">
            <text:p>13.157</text:p>
          </table:table-cell>
          <table:table-cell office:value-type="float" office:value="9.8510000000000009" table:style-name="ce8">
            <text:p>9.851</text:p>
          </table:table-cell>
          <table:table-cell office:value-type="float" office:value="15.189" table:style-name="ce8">
            <text:p>15.189</text:p>
          </table:table-cell>
          <table:table-cell office:value-type="float" office:value="0.29499999999999998" table:style-name="ce8">
            <text:p>0.295</text:p>
          </table:table-cell>
          <table:table-cell office:value-type="float" office:value="22.527000000000001" table:style-name="ce8">
            <text:p>22.527</text:p>
          </table:table-cell>
          <table:table-cell office:value-type="float" office:value="2.927" table:style-name="ce8">
            <text:p>2.927</text:p>
          </table:table-cell>
          <table:table-cell office:value-type="float" office:value="1.56" table:style-name="ce8">
            <text:p>1.56</text:p>
          </table:table-cell>
          <table:table-cell office:value-type="float" office:value="11.757" table:style-name="ce8">
            <text:p>11.757</text:p>
          </table:table-cell>
          <table:table-cell office:value-type="float" office:value="8.7539999999999996" table:style-name="ce8">
            <text:p>8.754</text:p>
          </table:table-cell>
          <table:table-cell office:value-type="float" office:value="2.0070000000000001" table:style-name="ce8">
            <text:p>2.007</text:p>
          </table:table-cell>
          <table:table-cell office:value-type="float" office:value="2.1339999999999999" table:style-name="ce8">
            <text:p>2.134</text:p>
          </table:table-cell>
          <table:table-cell office:value-type="float" office:value="2.8079999999999998" table:style-name="ce8">
            <text:p>2.808</text:p>
          </table:table-cell>
          <table:table-cell office:value-type="float" office:value="1.9139999999999999" table:style-name="ce8">
            <text:p>1.914</text:p>
          </table:table-cell>
          <table:table-cell office:value-type="float" office:value="3.6179999999999999" table:style-name="ce8">
            <text:p>3.618</text:p>
          </table:table-cell>
          <table:table-cell office:value-type="float" office:value="15.981999999999999" table:style-name="ce8">
            <text:p>15.982</text:p>
          </table:table-cell>
          <table:table-cell office:value-type="float" office:value="18.832999999999998" table:style-name="ce8">
            <text:p>18.833</text:p>
          </table:table-cell>
          <table:table-cell office:value-type="float" office:value="19.567" table:style-name="ce8">
            <text:p>19.567</text:p>
          </table:table-cell>
          <table:table-cell office:value-type="float" office:value="7.3959999999999999" table:style-name="ce8">
            <text:p>7.396</text:p>
          </table:table-cell>
          <table:table-cell office:value-type="float" office:value="7.1719999999999997" table:style-name="ce8">
            <text:p>7.172</text:p>
          </table:table-cell>
          <table:table-cell office:value-type="string" table:style-name="ce8">
            <text:p>8.807</text:p>
          </table:table-cell>
          <table:table-cell office:value-type="string" table:style-name="ce8">
            <text:p>4.307</text:p>
          </table:table-cell>
          <table:table-cell office:value-type="string" table:style-name="ce8">
            <text:p>24.084</text:p>
          </table:table-cell>
          <table:table-cell office:value-type="string" table:style-name="ce8">
            <text:p>38.607</text:p>
          </table:table-cell>
          <table:table-cell office:value-type="string" table:style-name="ce8">
            <text:p>0.589</text:p>
          </table:table-cell>
          <table:table-cell office:value-type="string" table:style-name="ce8">
            <text:p>37.806</text:p>
          </table:table-cell>
          <table:table-cell office:value-type="string" table:style-name="ce8">
            <text:p>44.23</text:p>
          </table:table-cell>
          <table:table-cell office:value-type="string" table:style-name="ce8">
            <text:p>24.37</text:p>
          </table:table-cell>
          <table:table-cell office:value-type="string" table:style-name="ce8">
            <text:p>34.567</text:p>
          </table:table-cell>
          <table:table-cell office:value-type="string" table:style-name="ce8">
            <text:p>33.784</text:p>
          </table:table-cell>
          <table:table-cell office:value-type="string" table:style-name="ce8">
            <text:p>24.425</text:p>
          </table:table-cell>
          <table:table-cell office:value-type="string" table:style-name="ce8">
            <text:p>2.338</text:p>
          </table:table-cell>
          <table:table-cell office:value-type="string" table:style-name="ce8">
            <text:p>3.718</text:p>
          </table:table-cell>
          <table:table-cell office:value-type="string" table:style-name="ce8">
            <text:p>7.445</text:p>
          </table:table-cell>
          <table:table-cell office:value-type="string" table:style-name="ce8">
            <text:p>10.289</text:p>
          </table:table-cell>
          <table:table-cell office:value-type="string" table:style-name="ce8">
            <text:p>15.093</text:p>
          </table:table-cell>
          <table:table-cell office:value-type="string" table:style-name="ce8">
            <text:p>2.568</text:p>
          </table:table-cell>
          <table:table-cell office:value-type="string" table:style-name="ce8">
            <text:p>40.266</text:p>
          </table:table-cell>
          <table:table-cell office:value-type="string" table:style-name="ce8">
            <text:p>10.002</text:p>
          </table:table-cell>
          <table:table-cell office:value-type="string" table:style-name="ce8">
            <text:p>31.012</text:p>
          </table:table-cell>
          <table:table-cell office:value-type="string" table:style-name="ce8">
            <text:p>25.526</text:p>
          </table:table-cell>
          <table:table-cell office:value-type="string" table:style-name="ce8">
            <text:p>5.55</text:p>
          </table:table-cell>
          <table:table-cell office:value-type="string" table:style-name="ce8">
            <text:p>2.447</text:p>
          </table:table-cell>
          <table:table-cell office:value-type="string" table:style-name="ce8">
            <text:p>1.321</text:p>
          </table:table-cell>
          <table:table-cell office:value-type="string" table:style-name="ce8">
            <text:p>1.912</text:p>
          </table:table-cell>
          <table:table-cell office:value-type="string" table:style-name="ce8">
            <text:p>1.838</text:p>
          </table:table-cell>
          <table:table-cell office:value-type="string" table:style-name="ce8">
            <text:p>1.182</text:p>
          </table:table-cell>
          <table:table-cell office:value-type="string" table:style-name="ce8">
            <text:p>2.623</text:p>
          </table:table-cell>
          <table:table-cell office:value-type="string" table:style-name="ce8">
            <text:p>8.321</text:p>
          </table:table-cell>
          <table:table-cell office:value-type="string" table:style-name="ce8">
            <text:p>43.484</text:p>
          </table:table-cell>
          <table:table-cell office:value-type="string" table:style-name="ce8">
            <text:p>17.77</text:p>
          </table:table-cell>
          <table:table-cell office:value-type="string" table:style-name="ce8">
            <text:p>44.719</text:p>
          </table:table-cell>
          <table:table-cell office:value-type="string" table:style-name="ce8">
            <text:p>59.225</text:p>
          </table:table-cell>
          <table:table-cell office:value-type="string" table:style-name="ce8">
            <text:p>29.458</text:p>
          </table:table-cell>
          <table:table-cell office:value-type="float" office:value="62.655999999999999" table:style-name="ce8">
            <text:p>62.656</text:p>
          </table:table-cell>
          <table:table-cell office:value-type="float" office:value="70.733000000000004" table:style-name="ce8">
            <text:p>70.733</text:p>
          </table:table-cell>
          <table:table-cell office:value-type="float" office:value="60.423000000000002" table:style-name="ce8">
            <text:p>60.423</text:p>
          </table:table-cell>
          <table:table-cell office:value-type="float" office:value="46.304000000000002" table:style-name="ce8">
            <text:p>46.304</text:p>
          </table:table-cell>
          <table:table-cell office:value-type="float" office:value="72.054000000000002" table:style-name="ce8">
            <text:p>72.054</text:p>
          </table:table-cell>
          <table:table-cell office:value-type="float" office:value="73.727999999999994" table:style-name="ce8">
            <text:p>73.728</text:p>
          </table:table-cell>
          <table:table-cell office:value-type="float" office:value="4.5289999999999999" table:style-name="ce8">
            <text:p>4.529</text:p>
          </table:table-cell>
          <table:table-cell office:value-type="float" office:value="80.394999999999996" table:style-name="ce8">
            <text:p>80.395</text:p>
          </table:table-cell>
          <table:table-cell table:number-columns-repeated="16238"/>
        </table:table-row>
        <table:table-row table:number-rows-repeated="1048420" table:style-name="ro7">
          <table:table-cell table:number-columns-repeated="16384"/>
        </table:table-row>
      </table:table>
      <table:table table:name="Annex_1" table:style-name="ta1">
        <table:table-column table:style-name="co7" table:default-cell-style-name="ce1"/>
        <table:table-column table:style-name="co8" table:default-cell-style-name="ce1"/>
        <table:table-column table:style-name="co2" table:number-columns-repeated="16382" table:default-cell-style-name="ce1"/>
        <table:table-row table:style-name="ro8">
          <table:table-cell office:value-type="string" table:style-name="ce5">
            <text:p>Annex 1: Lookup of demographic question codes to text</text:p>
          </table:table-cell>
          <table:table-cell table:number-columns-repeated="16383" table:style-name="ce1"/>
        </table:table-row>
        <table:table-row table:style-name="ro7">
          <table:table-cell office:value-type="string" table:style-name="ce1">
            <text:p>This worksheet contains 1 table.</text:p>
          </table:table-cell>
          <table:table-cell table:number-columns-repeated="16383" table:style-name="ce1"/>
        </table:table-row>
        <table:table-row table:style-name="ro7">
          <table:table-cell office:value-type="string" table:style-name="ce1">
            <text:p>This table contains notes, which can be found in the Notes worksheet.</text:p>
          </table:table-cell>
          <table:table-cell table:number-columns-repeated="16383" table:style-name="ce1"/>
        </table:table-row>
        <table:table-row table:style-name="ro6">
          <table:table-cell office:value-type="string" table:style-name="ce9">
            <text:p>Question code [1, 4, 5]</text:p>
          </table:table-cell>
          <table:table-cell office:value-type="string" table:style-name="ce9">
            <text:p>Question label</text:p>
          </table:table-cell>
          <table:table-cell table:number-columns-repeated="16382"/>
        </table:table-row>
        <table:table-row table:style-name="ro3">
          <table:table-cell office:value-type="string" table:style-name="ce3">
            <text:p>H01</text:p>
          </table:table-cell>
          <table:table-cell office:value-type="string" table:style-name="ce3">
            <text:p>Where in England do you currently work?</text:p>
          </table:table-cell>
          <table:table-cell table:number-columns-repeated="16382"/>
        </table:table-row>
        <table:table-row table:style-name="ro3">
          <table:table-cell office:value-type="string" table:style-name="ce3">
            <text:p>H02</text:p>
          </table:table-cell>
          <table:table-cell office:value-type="string" table:style-name="ce3">
            <text:p>How long have you worked in your current job?</text:p>
          </table:table-cell>
          <table:table-cell table:number-columns-repeated="16382"/>
        </table:table-row>
        <table:table-row table:style-name="ro3">
          <table:table-cell office:value-type="string" table:style-name="ce3">
            <text:p>H03</text:p>
          </table:table-cell>
          <table:table-cell office:value-type="string" table:style-name="ce3">
            <text:p>How long have you worked for [your organisation] or its predecessor(s)?</text:p>
          </table:table-cell>
          <table:table-cell table:number-columns-repeated="16382"/>
        </table:table-row>
        <table:table-row table:style-name="ro3">
          <table:table-cell office:value-type="string" table:style-name="ce3">
            <text:p>H04</text:p>
          </table:table-cell>
          <table:table-cell office:value-type="string" table:style-name="ce3">
            <text:p>How long have you worked for the Civil Service?</text:p>
          </table:table-cell>
          <table:table-cell table:number-columns-repeated="16382"/>
        </table:table-row>
        <table:table-row table:style-name="ro6">
          <table:table-cell office:value-type="string" table:style-name="ce3">
            <text:p>H05</text:p>
          </table:table-cell>
          <table:table-cell office:value-type="string" table:style-name="ce3">
            <text:p>Do you manage any other employees?</text:p>
          </table:table-cell>
          <table:table-cell table:number-columns-repeated="16382"/>
        </table:table-row>
        <table:table-row table:style-name="ro3">
          <table:table-cell office:value-type="string" table:style-name="ce3">
            <text:p>H06</text:p>
          </table:table-cell>
          <table:table-cell office:value-type="string" table:style-name="ce3">
            <text:p>Do you work full-time, part-time, or in a job share?</text:p>
          </table:table-cell>
          <table:table-cell table:number-columns-repeated="16382"/>
        </table:table-row>
        <table:table-row table:style-name="ro3">
          <table:table-cell office:value-type="string" table:style-name="ce3">
            <text:p>H07</text:p>
          </table:table-cell>
          <table:table-cell office:value-type="string" table:style-name="ce3">
            <text:p>Which of the following statements best describes your employment status?</text:p>
          </table:table-cell>
          <table:table-cell table:number-columns-repeated="16382"/>
        </table:table-row>
        <table:table-row table:style-name="ro9">
          <table:table-cell office:value-type="string" table:style-name="ce3">
            <text:p>H09_1</text:p>
          </table:table-cell>
          <table:table-cell office:value-type="string" table:style-name="ce3">
            <text:p>Are you currently on, or have you completed in the last 12 months, any of the following cross-Civil Service accelerated development programmes? Civil Service Fast Stream</text:p>
          </table:table-cell>
          <table:table-cell table:number-columns-repeated="16382"/>
        </table:table-row>
        <table:table-row table:style-name="ro9">
          <table:table-cell office:value-type="string" table:style-name="ce3">
            <text:p>H09_2</text:p>
          </table:table-cell>
          <table:table-cell office:value-type="string" table:style-name="ce3">
            <text:p>Are you currently on, or have you completed in the last 12 months, any of the following cross-Civil Service accelerated development programmes? Apprenticeship Scheme</text:p>
          </table:table-cell>
          <table:table-cell table:number-columns-repeated="16382"/>
        </table:table-row>
        <table:table-row table:style-name="ro9">
          <table:table-cell office:value-type="string" table:style-name="ce3">
            <text:p>H09_3</text:p>
          </table:table-cell>
          <table:table-cell office:value-type="string" table:style-name="ce3">
            <text:p>Are you currently on, or have you completed in the last 12 months, any of the following cross-Civil Service accelerated development programmes? Future Leaders Scheme</text:p>
          </table:table-cell>
          <table:table-cell table:number-columns-repeated="16382"/>
        </table:table-row>
        <table:table-row table:style-name="ro9">
          <table:table-cell office:value-type="string" table:style-name="ce3">
            <text:p>H09_4</text:p>
          </table:table-cell>
          <table:table-cell office:value-type="string" table:style-name="ce3">
            <text:p>Are you currently on, or have you completed in the last 12 months, any of the following cross-Civil Service accelerated development programmes? Senior Leaders Scheme</text:p>
          </table:table-cell>
          <table:table-cell table:number-columns-repeated="16382"/>
        </table:table-row>
        <table:table-row table:style-name="ro9">
          <table:table-cell office:value-type="string" table:style-name="ce3">
            <text:p>H09_5</text:p>
          </table:table-cell>
          <table:table-cell office:value-type="string" table:style-name="ce3">
            <text:p>Are you currently on, or have you completed in the last 12 months, any of the following cross-Civil Service accelerated development programmes? High Potential Development Scheme</text:p>
          </table:table-cell>
          <table:table-cell table:number-columns-repeated="16382"/>
        </table:table-row>
        <table:table-row table:style-name="ro9">
          <table:table-cell office:value-type="string" table:style-name="ce3">
            <text:p>H09_6</text:p>
          </table:table-cell>
          <table:table-cell office:value-type="string" table:style-name="ce3">
            <text:p>Are you currently on, or have you completed in the last 12 months, any of the following cross-Civil Service accelerated development programmes? Individual Development Programme</text:p>
          </table:table-cell>
          <table:table-cell table:number-columns-repeated="16382"/>
        </table:table-row>
        <table:table-row table:style-name="ro9">
          <table:table-cell office:value-type="string" table:style-name="ce3">
            <text:p>H09_7</text:p>
          </table:table-cell>
          <table:table-cell office:value-type="string" table:style-name="ce3">
            <text:p>Are you currently on, or have you completed in the last 12 months, any of the following cross-Civil Service accelerated development programmes? Positive Action Pathway</text:p>
          </table:table-cell>
          <table:table-cell table:number-columns-repeated="16382"/>
        </table:table-row>
        <table:table-row table:style-name="ro9">
          <table:table-cell office:value-type="string" table:style-name="ce3">
            <text:p>H09_8</text:p>
          </table:table-cell>
          <table:table-cell office:value-type="string" table:style-name="ce3">
            <text:p>Are you currently on, or have you completed in the last 12 months, any of the following cross-Civil Service accelerated development programmes? Not applicable</text:p>
          </table:table-cell>
          <table:table-cell table:number-columns-repeated="16382"/>
        </table:table-row>
        <table:table-row table:style-name="ro11">
          <table:table-cell office:value-type="string" table:style-name="ce3">
            <text:p>H8B</text:p>
          </table:table-cell>
          <table:table-cell office:value-type="string" table:style-name="ce3">
            <text:p>Which of the following categories best reflects the type of work you do in your main job?</text:p>
          </table:table-cell>
          <table:table-cell table:number-columns-repeated="16382"/>
        </table:table-row>
        <table:table-row table:style-name="ro6">
          <table:table-cell office:value-type="string" table:style-name="ce3">
            <text:p>J03</text:p>
          </table:table-cell>
          <table:table-cell office:value-type="string" table:style-name="ce3">
            <text:p>What is your ethnic group?</text:p>
          </table:table-cell>
          <table:table-cell table:number-columns-repeated="16382"/>
        </table:table-row>
        <table:table-row table:style-name="ro6">
          <table:table-cell office:value-type="string" table:style-name="ce3">
            <text:p>J03_all</text:p>
          </table:table-cell>
          <table:table-cell office:value-type="string" table:style-name="ce3">
            <text:p>Ethnicities (full)</text:p>
          </table:table-cell>
          <table:table-cell table:number-columns-repeated="16382"/>
        </table:table-row>
        <table:table-row table:style-name="ro4">
          <table:table-cell office:value-type="string" table:style-name="ce3">
            <text:p>J04F</text:p>
          </table:table-cell>
          <table:table-cell office:value-type="string" table:style-name="ce3">
            <text:p>My manager supports me to ensure I have the workplace adjustments I need to reduce the barriers I face due to my condition(s) or illness(es)</text:p>
          </table:table-cell>
          <table:table-cell table:number-columns-repeated="16382"/>
        </table:table-row>
        <table:table-row table:style-name="ro9">
          <table:table-cell office:value-type="string" table:style-name="ce3">
            <text:p>J05</text:p>
          </table:table-cell>
          <table:table-cell office:value-type="string" table:style-name="ce3">
            <text:p>Do you look after, or give any help or support to, anyone because they have long-term physical or mental health conditions, or illnesses, or problems related to old age?</text:p>
          </table:table-cell>
          <table:table-cell table:number-columns-repeated="16382"/>
        </table:table-row>
        <table:table-row table:style-name="ro11">
          <table:table-cell office:value-type="string" table:style-name="ce3">
            <text:p>J06</text:p>
          </table:table-cell>
          <table:table-cell office:value-type="string" table:style-name="ce3">
            <text:p>Do you have childcare responsibilities as a primary care giver (for example, parent or guardian)?</text:p>
          </table:table-cell>
          <table:table-cell table:number-columns-repeated="16382"/>
        </table:table-row>
        <table:table-row table:style-name="ro11">
          <table:table-cell office:value-type="string" table:style-name="ce3">
            <text:p>J07</text:p>
          </table:table-cell>
          <table:table-cell office:value-type="string" table:style-name="ce3">
            <text:p>Which of the following (sexual orientation) options best describes how you think of yourself?</text:p>
          </table:table-cell>
          <table:table-cell table:number-columns-repeated="16382"/>
        </table:table-row>
        <table:table-row table:style-name="ro6">
          <table:table-cell office:value-type="string" table:style-name="ce3">
            <text:p>J08</text:p>
          </table:table-cell>
          <table:table-cell office:value-type="string" table:style-name="ce3">
            <text:p>What is your religion?</text:p>
          </table:table-cell>
          <table:table-cell table:number-columns-repeated="16382"/>
        </table:table-row>
        <table:table-row table:style-name="ro3">
          <table:table-cell office:value-type="string" table:style-name="ce3">
            <text:p>J1A</text:p>
          </table:table-cell>
          <table:table-cell office:value-type="string" table:style-name="ce3">
            <text:p>Gender categorisation (derived from J01/J01A)</text:p>
          </table:table-cell>
          <table:table-cell table:number-columns-repeated="16382"/>
        </table:table-row>
        <table:table-row table:style-name="ro3">
          <table:table-cell office:value-type="string" table:style-name="ce3">
            <text:p>J1B</text:p>
          </table:table-cell>
          <table:table-cell office:value-type="string" table:style-name="ce3">
            <text:p>Cis/transgender categorisation (derived from J01/J01A)</text:p>
          </table:table-cell>
          <table:table-cell table:number-columns-repeated="16382"/>
        </table:table-row>
        <table:table-row table:style-name="ro3">
          <table:table-cell office:value-type="string" table:style-name="ce3">
            <text:p>J1C</text:p>
          </table:table-cell>
          <table:table-cell office:value-type="string" table:style-name="ce3">
            <text:p>Gender and cis/transgender combination (derived from J01/J01A)</text:p>
          </table:table-cell>
          <table:table-cell table:number-columns-repeated="16382"/>
        </table:table-row>
        <table:table-row table:style-name="ro3">
          <table:table-cell office:value-type="string" table:style-name="ce3">
            <text:p>nssec3</text:p>
          </table:table-cell>
          <table:table-cell office:value-type="string" table:style-name="ce3">
            <text:p>National Statistics Socio-Economic Classification (S03, S04, S05, S06)</text:p>
          </table:table-cell>
          <table:table-cell table:number-columns-repeated="16382"/>
        </table:table-row>
        <table:table-row table:style-name="ro3">
          <table:table-cell office:value-type="string" table:style-name="ce3">
            <text:p>S01</text:p>
          </table:table-cell>
          <table:table-cell office:value-type="string" table:style-name="ce3">
            <text:p>What type of school did you mainly attend between the ages of 11 and 16?</text:p>
          </table:table-cell>
          <table:table-cell table:number-columns-repeated="16382"/>
        </table:table-row>
        <table:table-row table:style-name="ro4">
          <table:table-cell office:value-type="string" table:style-name="ce3">
            <text:p>S02</text:p>
          </table:table-cell>
          <table:table-cell office:value-type="string" table:style-name="ce3">
            <text:p>What is the highest level of qualifications achieved by either of your parent(s) or guardian(s) by the time you were 18?</text:p>
          </table:table-cell>
          <table:table-cell table:number-columns-repeated="16382"/>
        </table:table-row>
        <table:table-row table:style-name="ro11">
          <table:table-cell office:value-type="string" table:style-name="ce3">
            <text:p>S07</text:p>
          </table:table-cell>
          <table:table-cell office:value-type="string" table:style-name="ce3">
            <text:p>Compared to people in general, would you describe yourself as coming from a lower socio-economic background?</text:p>
          </table:table-cell>
          <table:table-cell table:number-columns-repeated="16382"/>
        </table:table-row>
        <table:table-row table:style-name="ro3">
          <table:table-cell office:value-type="string" table:style-name="ce3">
            <text:p>Z02</text:p>
          </table:table-cell>
          <table:table-cell office:value-type="string" table:style-name="ce3">
            <text:p>Civil Service equivalent grades (combined)</text:p>
          </table:table-cell>
          <table:table-cell table:number-columns-repeated="16382"/>
        </table:table-row>
        <table:table-row table:style-name="ro3">
          <table:table-cell office:value-type="string" table:style-name="ce3">
            <text:p>Z06</text:p>
          </table:table-cell>
          <table:table-cell office:value-type="string" table:style-name="ce3">
            <text:p>Ethnicity grouped (Ethnic Minority/White)</text:p>
          </table:table-cell>
          <table:table-cell table:number-columns-repeated="16382"/>
        </table:table-row>
        <table:table-row table:style-name="ro3">
          <table:table-cell office:value-type="string" table:style-name="ce3">
            <text:p>Z08</text:p>
          </table:table-cell>
          <table:table-cell office:value-type="string" table:style-name="ce3">
            <text:p>Limiting long-term illness, disability or health condition</text:p>
          </table:table-cell>
          <table:table-cell table:number-columns-repeated="16382"/>
        </table:table-row>
        <table:table-row table:style-name="ro6">
          <table:table-cell office:value-type="string" table:style-name="ce3">
            <text:p>Z09</text:p>
          </table:table-cell>
          <table:table-cell office:value-type="string" table:style-name="ce3">
            <text:p>Severity of long-term limiting condition</text:p>
          </table:table-cell>
          <table:table-cell table:number-columns-repeated="16382"/>
        </table:table-row>
        <table:table-row table:style-name="ro6">
          <table:table-cell office:value-type="string" table:style-name="ce3">
            <text:p>Z10</text:p>
          </table:table-cell>
          <table:table-cell office:value-type="string" table:style-name="ce3">
            <text:p>Sexual Orientation (grouped)</text:p>
          </table:table-cell>
          <table:table-cell table:number-columns-repeated="16382"/>
        </table:table-row>
        <table:table-row table:style-name="ro6">
          <table:table-cell office:value-type="string" table:style-name="ce3">
            <text:p>Z15</text:p>
          </table:table-cell>
          <table:table-cell office:value-type="string" table:style-name="ce3">
            <text:p>Age (grouped)</text:p>
          </table:table-cell>
          <table:table-cell table:number-columns-repeated="16382"/>
        </table:table-row>
        <table:table-row table:number-rows-repeated="1048536" table:style-name="ro7">
          <table:table-cell table:number-columns-repeated="16384"/>
        </table:table-row>
      </table:table>
      <table:table table:name="Annex_2" table:style-name="ta1">
        <table:table-column table:style-name="co7" table:default-cell-style-name="ce1"/>
        <table:table-column table:style-name="co5" table:default-cell-style-name="ce1"/>
        <table:table-column table:style-name="co2" table:number-columns-repeated="16382" table:default-cell-style-name="ce1"/>
        <table:table-row table:style-name="ro8">
          <table:table-cell office:value-type="string" table:style-name="ce5">
            <text:p>Annex 2: Lookup of question codes to text</text:p>
          </table:table-cell>
          <table:table-cell table:number-columns-repeated="16383" table:style-name="ce1"/>
        </table:table-row>
        <table:table-row table:style-name="ro7">
          <table:table-cell office:value-type="string" table:style-name="ce1">
            <text:p>This worksheet contains 1 table.</text:p>
          </table:table-cell>
          <table:table-cell table:number-columns-repeated="16383" table:style-name="ce1"/>
        </table:table-row>
        <table:table-row table:style-name="ro7">
          <table:table-cell office:value-type="string" table:style-name="ce1">
            <text:p>This table contains notes, which can be found in the Notes worksheet.</text:p>
          </table:table-cell>
          <table:table-cell table:number-columns-repeated="16383" table:style-name="ce1"/>
        </table:table-row>
        <table:table-row table:style-name="ro6">
          <table:table-cell office:value-type="string" table:style-name="ce9">
            <text:p>Question code [2, 3]</text:p>
          </table:table-cell>
          <table:table-cell office:value-type="string" table:style-name="ce9">
            <text:p>Question label [6]</text:p>
          </table:table-cell>
          <table:table-cell table:number-columns-repeated="16382"/>
        </table:table-row>
        <table:table-row table:style-name="ro3">
          <table:table-cell office:value-type="string" table:style-name="ce12">
            <text:p>ees</text:p>
          </table:table-cell>
          <table:table-cell office:value-type="string" table:style-name="ce12">
            <text:p>Employee engagement index (B47 to B51)</text:p>
          </table:table-cell>
          <table:table-cell table:number-columns-repeated="16382"/>
        </table:table-row>
        <table:table-row table:style-name="ro3">
          <table:table-cell office:value-type="string" table:style-name="ce12">
            <text:p>mw_p</text:p>
          </table:table-cell>
          <table:table-cell office:value-type="string" table:style-name="ce12">
            <text:p>My work theme score (% positive, B01 to B05)</text:p>
          </table:table-cell>
          <table:table-cell table:number-columns-repeated="16382"/>
        </table:table-row>
        <table:table-row table:style-name="ro3">
          <table:table-cell office:value-type="string" table:style-name="ce12">
            <text:p>op_p</text:p>
          </table:table-cell>
          <table:table-cell office:value-type="string" table:style-name="ce12">
            <text:p>Organisational objectives and purpose theme score (% positive, B06 to B07)</text:p>
          </table:table-cell>
          <table:table-cell table:number-columns-repeated="16382"/>
        </table:table-row>
        <table:table-row table:style-name="ro3">
          <table:table-cell office:value-type="string" table:style-name="ce12">
            <text:p>lm_p</text:p>
          </table:table-cell>
          <table:table-cell office:value-type="string" table:style-name="ce12">
            <text:p>My manager theme score (% positive, B08 to B17)</text:p>
          </table:table-cell>
          <table:table-cell table:number-columns-repeated="16382"/>
        </table:table-row>
        <table:table-row table:style-name="ro3">
          <table:table-cell office:value-type="string" table:style-name="ce12">
            <text:p>mt_p</text:p>
          </table:table-cell>
          <table:table-cell office:value-type="string" table:style-name="ce12">
            <text:p>My team theme score (% positive, B18 to B20)</text:p>
          </table:table-cell>
          <table:table-cell table:number-columns-repeated="16382"/>
        </table:table-row>
        <table:table-row table:style-name="ro3">
          <table:table-cell office:value-type="string" table:style-name="ce12">
            <text:p>ld_p</text:p>
          </table:table-cell>
          <table:table-cell office:value-type="string" table:style-name="ce12">
            <text:p>Learning and development theme score (% positive, B21 to B24)</text:p>
          </table:table-cell>
          <table:table-cell table:number-columns-repeated="16382"/>
        </table:table-row>
        <table:table-row table:style-name="ro3">
          <table:table-cell office:value-type="string" table:style-name="ce12">
            <text:p>if_p</text:p>
          </table:table-cell>
          <table:table-cell office:value-type="string" table:style-name="ce12">
            <text:p>Inclusion and fair treatment theme score (% positive, B25 to B28)</text:p>
          </table:table-cell>
          <table:table-cell table:number-columns-repeated="16382"/>
        </table:table-row>
        <table:table-row table:style-name="ro3">
          <table:table-cell office:value-type="string" table:style-name="ce12">
            <text:p>rw_p</text:p>
          </table:table-cell>
          <table:table-cell office:value-type="string" table:style-name="ce12">
            <text:p>Resources and workload theme score (% positive, B29 to B34)</text:p>
          </table:table-cell>
          <table:table-cell table:number-columns-repeated="16382"/>
        </table:table-row>
        <table:table-row table:style-name="ro3">
          <table:table-cell office:value-type="string" table:style-name="ce12">
            <text:p>pb_p</text:p>
          </table:table-cell>
          <table:table-cell office:value-type="string" table:style-name="ce12">
            <text:p>Pay and benefits theme score (% positive, B35 to B37)</text:p>
          </table:table-cell>
          <table:table-cell table:number-columns-repeated="16382"/>
        </table:table-row>
        <table:table-row table:style-name="ro3">
          <table:table-cell office:value-type="string" table:style-name="ce12">
            <text:p>lc_p</text:p>
          </table:table-cell>
          <table:table-cell office:value-type="string" table:style-name="ce12">
            <text:p>Leadership and managing change theme score (% positive, B38 to B46)</text:p>
          </table:table-cell>
          <table:table-cell table:number-columns-repeated="16382"/>
        </table:table-row>
        <table:table-row table:style-name="ro3">
          <table:table-cell office:value-type="string" table:style-name="ce12">
            <text:p>HSE_index</text:p>
          </table:table-cell>
          <table:table-cell office:value-type="string" table:style-name="ce12">
            <text:p>Proxy Stress Index (higher score = higher stress)</text:p>
          </table:table-cell>
          <table:table-cell table:number-columns-repeated="16382"/>
        </table:table-row>
        <table:table-row table:style-name="ro3">
          <table:table-cell office:value-type="string" table:style-name="ce12">
            <text:p>PERMA_index</text:p>
          </table:table-cell>
          <table:table-cell office:value-type="string" table:style-name="ce12">
            <text:p>PERMA Index (higher score = high flourishing)</text:p>
          </table:table-cell>
          <table:table-cell table:number-columns-repeated="16382"/>
        </table:table-row>
        <table:table-row table:style-name="ro3">
          <table:table-cell office:value-type="string" table:style-name="ce12">
            <text:p>B01</text:p>
          </table:table-cell>
          <table:table-cell office:value-type="string" table:style-name="ce12">
            <text:p>I am interested in my work (% strongly agree or agree)</text:p>
          </table:table-cell>
          <table:table-cell table:number-columns-repeated="16382"/>
        </table:table-row>
        <table:table-row table:style-name="ro3">
          <table:table-cell office:value-type="string" table:style-name="ce12">
            <text:p>B02</text:p>
          </table:table-cell>
          <table:table-cell office:value-type="string" table:style-name="ce12">
            <text:p>I am sufficiently challenged by my work (% strongly agree or agree)</text:p>
          </table:table-cell>
          <table:table-cell table:number-columns-repeated="16382"/>
        </table:table-row>
        <table:table-row table:style-name="ro11">
          <table:table-cell office:value-type="string" table:style-name="ce12">
            <text:p>B03</text:p>
          </table:table-cell>
          <table:table-cell office:value-type="string" table:style-name="ce12">
            <text:p>My work gives me a sense of personal accomplishment (% strongly agree or agree)</text:p>
          </table:table-cell>
          <table:table-cell table:number-columns-repeated="16382"/>
        </table:table-row>
        <table:table-row table:style-name="ro3">
          <table:table-cell office:value-type="string" table:style-name="ce12">
            <text:p>B04</text:p>
          </table:table-cell>
          <table:table-cell office:value-type="string" table:style-name="ce12">
            <text:p>I feel involved in the decisions that affect my work (% strongly agree or agree)</text:p>
          </table:table-cell>
          <table:table-cell table:number-columns-repeated="16382"/>
        </table:table-row>
        <table:table-row table:style-name="ro3">
          <table:table-cell office:value-type="string" table:style-name="ce12">
            <text:p>B05</text:p>
          </table:table-cell>
          <table:table-cell office:value-type="string" table:style-name="ce12">
            <text:p>I have a choice in deciding how I do my work (% strongly agree or agree)</text:p>
          </table:table-cell>
          <table:table-cell table:number-columns-repeated="16382"/>
        </table:table-row>
        <table:table-row table:style-name="ro11">
          <table:table-cell office:value-type="string" table:style-name="ce12">
            <text:p>B06</text:p>
          </table:table-cell>
          <table:table-cell office:value-type="string" table:style-name="ce12">
            <text:p>I have a clear understanding of [my organisation's] objectives (% strongly agree or agree)</text:p>
          </table:table-cell>
          <table:table-cell table:number-columns-repeated="16382"/>
        </table:table-row>
        <table:table-row table:style-name="ro11">
          <table:table-cell office:value-type="string" table:style-name="ce12">
            <text:p>B07</text:p>
          </table:table-cell>
          <table:table-cell office:value-type="string" table:style-name="ce12">
            <text:p>I understand how my work contributes to [my organisation's] objectives (% strongly agree or agree)</text:p>
          </table:table-cell>
          <table:table-cell table:number-columns-repeated="16382"/>
        </table:table-row>
        <table:table-row table:style-name="ro11">
          <table:table-cell office:value-type="string" table:style-name="ce12">
            <text:p>B08</text:p>
          </table:table-cell>
          <table:table-cell office:value-type="string" table:style-name="ce12">
            <text:p>My manager motivates me to be more effective in my job (% strongly agree or agree)</text:p>
          </table:table-cell>
          <table:table-cell table:number-columns-repeated="16382"/>
        </table:table-row>
        <table:table-row table:style-name="ro11">
          <table:table-cell office:value-type="string" table:style-name="ce12">
            <text:p>B09</text:p>
          </table:table-cell>
          <table:table-cell office:value-type="string" table:style-name="ce12">
            <text:p>My manager is considerate of my life outside work (% strongly agree or agree)</text:p>
          </table:table-cell>
          <table:table-cell table:number-columns-repeated="16382"/>
        </table:table-row>
        <table:table-row table:style-name="ro3">
          <table:table-cell office:value-type="string" table:style-name="ce12">
            <text:p>B10</text:p>
          </table:table-cell>
          <table:table-cell office:value-type="string" table:style-name="ce12">
            <text:p>My manager is open to my ideas (% strongly agree or agree)</text:p>
          </table:table-cell>
          <table:table-cell table:number-columns-repeated="16382"/>
        </table:table-row>
        <table:table-row table:style-name="ro11">
          <table:table-cell office:value-type="string" table:style-name="ce12">
            <text:p>B11</text:p>
          </table:table-cell>
          <table:table-cell office:value-type="string" table:style-name="ce12">
            <text:p>My manager helps me to understand how I contribute to [my organisation's] objectives (% strongly agree or agree)</text:p>
          </table:table-cell>
          <table:table-cell table:number-columns-repeated="16382"/>
        </table:table-row>
        <table:table-row table:style-name="ro11">
          <table:table-cell office:value-type="string" table:style-name="ce12">
            <text:p>B12</text:p>
          </table:table-cell>
          <table:table-cell office:value-type="string" table:style-name="ce12">
            <text:p>Overall, I have confidence in the decisions made by my manager (% strongly agree or agree)</text:p>
          </table:table-cell>
          <table:table-cell table:number-columns-repeated="16382"/>
        </table:table-row>
        <table:table-row table:style-name="ro11">
          <table:table-cell office:value-type="string" table:style-name="ce12">
            <text:p>B13</text:p>
          </table:table-cell>
          <table:table-cell office:value-type="string" table:style-name="ce12">
            <text:p>My manager recognises when I have done my job well (% strongly agree or agree)</text:p>
          </table:table-cell>
          <table:table-cell table:number-columns-repeated="16382"/>
        </table:table-row>
        <table:table-row table:style-name="ro11">
          <table:table-cell office:value-type="string" table:style-name="ce12">
            <text:p>B14</text:p>
          </table:table-cell>
          <table:table-cell office:value-type="string" table:style-name="ce12">
            <text:p>I receive regular feedback on my performance (% strongly agree or agree)</text:p>
          </table:table-cell>
          <table:table-cell table:number-columns-repeated="16382"/>
        </table:table-row>
        <table:table-row table:style-name="ro11">
          <table:table-cell office:value-type="string" table:style-name="ce12">
            <text:p>B15</text:p>
          </table:table-cell>
          <table:table-cell office:value-type="string" table:style-name="ce12">
            <text:p>The feedback I receive helps me to improve my performance (% strongly agree or agree)</text:p>
          </table:table-cell>
          <table:table-cell table:number-columns-repeated="16382"/>
        </table:table-row>
        <table:table-row table:style-name="ro3">
          <table:table-cell office:value-type="string" table:style-name="ce12">
            <text:p>B16</text:p>
          </table:table-cell>
          <table:table-cell office:value-type="string" table:style-name="ce12">
            <text:p>I think that my performance is evaluated fairly (% strongly agree or agree)</text:p>
          </table:table-cell>
          <table:table-cell table:number-columns-repeated="16382"/>
        </table:table-row>
        <table:table-row table:style-name="ro11">
          <table:table-cell office:value-type="string" table:style-name="ce12">
            <text:p>B17</text:p>
          </table:table-cell>
          <table:table-cell office:value-type="string" table:style-name="ce12">
            <text:p>Poor performance is dealt with effectively in my team (% strongly agree or agree)</text:p>
          </table:table-cell>
          <table:table-cell table:number-columns-repeated="16382"/>
        </table:table-row>
        <table:table-row table:style-name="ro11">
          <table:table-cell office:value-type="string" table:style-name="ce12">
            <text:p>B18</text:p>
          </table:table-cell>
          <table:table-cell office:value-type="string" table:style-name="ce12">
            <text:p>The people in my team can be relied upon to help when things get difficult in my job (% strongly agree or agree)</text:p>
          </table:table-cell>
          <table:table-cell table:number-columns-repeated="16382"/>
        </table:table-row>
        <table:table-row table:style-name="ro11">
          <table:table-cell office:value-type="string" table:style-name="ce12">
            <text:p>B19</text:p>
          </table:table-cell>
          <table:table-cell office:value-type="string" table:style-name="ce12">
            <text:p>The people in my team work together to find ways to improve the service we provide (% strongly agree or agree)</text:p>
          </table:table-cell>
          <table:table-cell table:number-columns-repeated="16382"/>
        </table:table-row>
        <table:table-row table:style-name="ro4">
          <table:table-cell office:value-type="string" table:style-name="ce12">
            <text:p>B20</text:p>
          </table:table-cell>
          <table:table-cell office:value-type="string" table:style-name="ce12">
            <text:p>The people in my team are encouraged to come up with new and better ways of doing things (% strongly agree or agree)</text:p>
          </table:table-cell>
          <table:table-cell table:number-columns-repeated="16382"/>
        </table:table-row>
        <table:table-row table:style-name="ro11">
          <table:table-cell office:value-type="string" table:style-name="ce12">
            <text:p>B21</text:p>
          </table:table-cell>
          <table:table-cell office:value-type="string" table:style-name="ce12">
            <text:p>I am able to access the right learning and development opportunities when I need to (% strongly agree or agree)</text:p>
          </table:table-cell>
          <table:table-cell table:number-columns-repeated="16382"/>
        </table:table-row>
        <table:table-row table:style-name="ro9">
          <table:table-cell office:value-type="string" table:style-name="ce12">
            <text:p>B22</text:p>
          </table:table-cell>
          <table:table-cell office:value-type="string" table:style-name="ce12">
            <text:p>Learning and development activities I have completed in the past 12 months have helped to improve my performance (% strongly agree or agree)</text:p>
          </table:table-cell>
          <table:table-cell table:number-columns-repeated="16382"/>
        </table:table-row>
        <table:table-row table:style-name="ro11">
          <table:table-cell office:value-type="string" table:style-name="ce12">
            <text:p>B23</text:p>
          </table:table-cell>
          <table:table-cell office:value-type="string" table:style-name="ce12">
            <text:p>There are opportunities for me to develop my career in [my organisation] (% strongly agree or agree)</text:p>
          </table:table-cell>
          <table:table-cell table:number-columns-repeated="16382"/>
        </table:table-row>
        <table:table-row table:style-name="ro4">
          <table:table-cell office:value-type="string" table:style-name="ce12">
            <text:p>B24</text:p>
          </table:table-cell>
          <table:table-cell office:value-type="string" table:style-name="ce12">
            <text:p>Learning and development activities I have completed while working for [my organisation] are helping me to develop my career (% strongly agree or agree)</text:p>
          </table:table-cell>
          <table:table-cell table:number-columns-repeated="16382"/>
        </table:table-row>
        <table:table-row table:style-name="ro3">
          <table:table-cell office:value-type="string" table:style-name="ce12">
            <text:p>B25</text:p>
          </table:table-cell>
          <table:table-cell office:value-type="string" table:style-name="ce12">
            <text:p>I am treated fairly at work (% strongly agree or agree)</text:p>
          </table:table-cell>
          <table:table-cell table:number-columns-repeated="16382"/>
        </table:table-row>
        <table:table-row table:style-name="ro3">
          <table:table-cell office:value-type="string" table:style-name="ce12">
            <text:p>B26</text:p>
          </table:table-cell>
          <table:table-cell office:value-type="string" table:style-name="ce12">
            <text:p>I am treated with respect by the people I work with (% strongly agree or agree)</text:p>
          </table:table-cell>
          <table:table-cell table:number-columns-repeated="16382"/>
        </table:table-row>
        <table:table-row table:style-name="ro3">
          <table:table-cell office:value-type="string" table:style-name="ce12">
            <text:p>B27</text:p>
          </table:table-cell>
          <table:table-cell office:value-type="string" table:style-name="ce12">
            <text:p>I feel valued for the work I do (% strongly agree or agree)</text:p>
          </table:table-cell>
          <table:table-cell table:number-columns-repeated="16382"/>
        </table:table-row>
        <table:table-row table:style-name="ro4">
          <table:table-cell office:value-type="string" table:style-name="ce12">
            <text:p>B28</text:p>
          </table:table-cell>
          <table:table-cell office:value-type="string" table:style-name="ce12">
            <text:p>I think that [my organisation] respects individual differences (e.g. cultures, working styles, backgrounds, ideas, etc) (% strongly agree or agree)</text:p>
          </table:table-cell>
          <table:table-cell table:number-columns-repeated="16382"/>
        </table:table-row>
        <table:table-row table:style-name="ro3">
          <table:table-cell office:value-type="string" table:style-name="ce12">
            <text:p>B29</text:p>
          </table:table-cell>
          <table:table-cell office:value-type="string" table:style-name="ce12">
            <text:p>I get the information I need to do my job well (% strongly agree or agree)</text:p>
          </table:table-cell>
          <table:table-cell table:number-columns-repeated="16382"/>
        </table:table-row>
        <table:table-row table:style-name="ro3">
          <table:table-cell office:value-type="string" table:style-name="ce12">
            <text:p>B30</text:p>
          </table:table-cell>
          <table:table-cell office:value-type="string" table:style-name="ce12">
            <text:p>I have clear work objectives (% strongly agree or agree)</text:p>
          </table:table-cell>
          <table:table-cell table:number-columns-repeated="16382"/>
        </table:table-row>
        <table:table-row table:style-name="ro3">
          <table:table-cell office:value-type="string" table:style-name="ce12">
            <text:p>B31</text:p>
          </table:table-cell>
          <table:table-cell office:value-type="string" table:style-name="ce12">
            <text:p>I have the skills I need to do my job effectively (% strongly agree or agree)</text:p>
          </table:table-cell>
          <table:table-cell table:number-columns-repeated="16382"/>
        </table:table-row>
        <table:table-row table:style-name="ro3">
          <table:table-cell office:value-type="string" table:style-name="ce12">
            <text:p>B32</text:p>
          </table:table-cell>
          <table:table-cell office:value-type="string" table:style-name="ce12">
            <text:p>I have the tools I need to do my job effectively (% strongly agree or agree)</text:p>
          </table:table-cell>
          <table:table-cell table:number-columns-repeated="16382"/>
        </table:table-row>
        <table:table-row table:style-name="ro3">
          <table:table-cell office:value-type="string" table:style-name="ce12">
            <text:p>B33</text:p>
          </table:table-cell>
          <table:table-cell office:value-type="string" table:style-name="ce12">
            <text:p>I have an acceptable workload (% strongly agree or agree)</text:p>
          </table:table-cell>
          <table:table-cell table:number-columns-repeated="16382"/>
        </table:table-row>
        <table:table-row table:style-name="ro11">
          <table:table-cell office:value-type="string" table:style-name="ce12">
            <text:p>B34</text:p>
          </table:table-cell>
          <table:table-cell office:value-type="string" table:style-name="ce12">
            <text:p>I achieve a good balance between my work life and my private life (% strongly agree or agree)</text:p>
          </table:table-cell>
          <table:table-cell table:number-columns-repeated="16382"/>
        </table:table-row>
        <table:table-row table:style-name="ro11">
          <table:table-cell office:value-type="string" table:style-name="ce12">
            <text:p>B35</text:p>
          </table:table-cell>
          <table:table-cell office:value-type="string" table:style-name="ce12">
            <text:p>I feel that my pay adequately reflects my performance (% strongly agree or agree)</text:p>
          </table:table-cell>
          <table:table-cell table:number-columns-repeated="16382"/>
        </table:table-row>
        <table:table-row table:style-name="ro3">
          <table:table-cell office:value-type="string" table:style-name="ce12">
            <text:p>B36</text:p>
          </table:table-cell>
          <table:table-cell office:value-type="string" table:style-name="ce12">
            <text:p>I am satisfied with the total benefits package (% strongly agree or agree)</text:p>
          </table:table-cell>
          <table:table-cell table:number-columns-repeated="16382"/>
        </table:table-row>
        <table:table-row table:style-name="ro11">
          <table:table-cell office:value-type="string" table:style-name="ce12">
            <text:p>B37</text:p>
          </table:table-cell>
          <table:table-cell office:value-type="string" table:style-name="ce12">
            <text:p>Compared to people doing a similar job in other organisations I feel my pay is reasonable (% strongly agree or agree)</text:p>
          </table:table-cell>
          <table:table-cell table:number-columns-repeated="16382"/>
        </table:table-row>
        <table:table-row table:style-name="ro11">
          <table:table-cell office:value-type="string" table:style-name="ce12">
            <text:p>B38</text:p>
          </table:table-cell>
          <table:table-cell office:value-type="string" table:style-name="ce12">
            <text:p>[Senior managers] in [my organisation] are sufficiently visible (% strongly agree or agree)</text:p>
          </table:table-cell>
          <table:table-cell table:number-columns-repeated="16382"/>
        </table:table-row>
        <table:table-row table:style-name="ro4">
          <table:table-cell office:value-type="string" table:style-name="ce12">
            <text:p>B39</text:p>
          </table:table-cell>
          <table:table-cell office:value-type="string" table:style-name="ce12">
            <text:p>I believe the actions of [senior managers] are consistent with [my organisation's] values (% strongly agree or agree)</text:p>
          </table:table-cell>
          <table:table-cell table:number-columns-repeated="16382"/>
        </table:table-row>
        <table:table-row table:style-name="ro4">
          <table:table-cell office:value-type="string" table:style-name="ce12">
            <text:p>B40</text:p>
          </table:table-cell>
          <table:table-cell office:value-type="string" table:style-name="ce14">
            <text:p>I believe that [my organisation]'s senior leaders have a clear vision for the future of [my organisation] (% strongly agree or agree)</text:p>
          </table:table-cell>
          <table:table-cell table:number-columns-repeated="16382"/>
        </table:table-row>
        <table:table-row table:style-name="ro4">
          <table:table-cell office:value-type="string" table:style-name="ce12">
            <text:p>B41</text:p>
          </table:table-cell>
          <table:table-cell office:value-type="string" table:style-name="ce14">
            <text:p>Overall, I have confidence in the decisions made by [my organisation]'s senior managers (% strongly agree or agree)</text:p>
          </table:table-cell>
          <table:table-cell table:number-columns-repeated="16382"/>
        </table:table-row>
        <table:table-row table:style-name="ro11">
          <table:table-cell office:value-type="string" table:style-name="ce12">
            <text:p>B42</text:p>
          </table:table-cell>
          <table:table-cell office:value-type="string" table:style-name="ce12">
            <text:p>I feel that change is managed well in [my organisation] (% strongly agree or agree)</text:p>
          </table:table-cell>
          <table:table-cell table:number-columns-repeated="16382"/>
        </table:table-row>
        <table:table-row table:style-name="ro11">
          <table:table-cell office:value-type="string" table:style-name="ce12">
            <text:p>B43</text:p>
          </table:table-cell>
          <table:table-cell office:value-type="string" table:style-name="ce12">
            <text:p>When changes are made in [my organisation] they are usually for the better (% strongly agree or agree)</text:p>
          </table:table-cell>
          <table:table-cell table:number-columns-repeated="16382"/>
        </table:table-row>
        <table:table-row table:style-name="ro11">
          <table:table-cell office:value-type="string" table:style-name="ce12">
            <text:p>B44</text:p>
          </table:table-cell>
          <table:table-cell office:value-type="string" table:style-name="ce12">
            <text:p>[My organisation] keeps me informed about matters that affect me (% strongly agree or agree)</text:p>
          </table:table-cell>
          <table:table-cell table:number-columns-repeated="16382"/>
        </table:table-row>
        <table:table-row table:style-name="ro11">
          <table:table-cell office:value-type="string" table:style-name="ce12">
            <text:p>B45</text:p>
          </table:table-cell>
          <table:table-cell office:value-type="string" table:style-name="ce12">
            <text:p>I have the opportunity to contribute my views before decisions are made that affect me (% strongly agree or agree)</text:p>
          </table:table-cell>
          <table:table-cell table:number-columns-repeated="16382"/>
        </table:table-row>
        <table:table-row table:style-name="ro11">
          <table:table-cell office:value-type="string" table:style-name="ce12">
            <text:p>B46</text:p>
          </table:table-cell>
          <table:table-cell office:value-type="string" table:style-name="ce12">
            <text:p>I think it is safe to challenge the way things are done in [my organisation] (% strongly agree or agree)</text:p>
          </table:table-cell>
          <table:table-cell table:number-columns-repeated="16382"/>
        </table:table-row>
        <table:table-row table:style-name="ro11">
          <table:table-cell office:value-type="string" table:style-name="ce12">
            <text:p>B47</text:p>
          </table:table-cell>
          <table:table-cell office:value-type="string" table:style-name="ce12">
            <text:p>I am proud when I tell others I am part of [my organisation] (% strongly agree or agree)</text:p>
          </table:table-cell>
          <table:table-cell table:number-columns-repeated="16382"/>
        </table:table-row>
        <table:table-row table:style-name="ro11">
          <table:table-cell office:value-type="string" table:style-name="ce12">
            <text:p>B48</text:p>
          </table:table-cell>
          <table:table-cell office:value-type="string" table:style-name="ce12">
            <text:p>I would recommend [my organisation] as a great place to work (% strongly agree or agree)</text:p>
          </table:table-cell>
          <table:table-cell table:number-columns-repeated="16382"/>
        </table:table-row>
        <table:table-row table:style-name="ro11">
          <table:table-cell office:value-type="string" table:style-name="ce12">
            <text:p>B49</text:p>
          </table:table-cell>
          <table:table-cell office:value-type="string" table:style-name="ce12">
            <text:p>I feel a strong personal attachment to [my organisation] (% strongly agree or agree)</text:p>
          </table:table-cell>
          <table:table-cell table:number-columns-repeated="16382"/>
        </table:table-row>
        <table:table-row table:style-name="ro11">
          <table:table-cell office:value-type="string" table:style-name="ce12">
            <text:p>B50</text:p>
          </table:table-cell>
          <table:table-cell office:value-type="string" table:style-name="ce12">
            <text:p>[My organisation] inspires me to do the best in my job (% strongly agree or agree)</text:p>
          </table:table-cell>
          <table:table-cell table:number-columns-repeated="16382"/>
        </table:table-row>
        <table:table-row table:style-name="ro11">
          <table:table-cell office:value-type="string" table:style-name="ce12">
            <text:p>B51</text:p>
          </table:table-cell>
          <table:table-cell office:value-type="string" table:style-name="ce12">
            <text:p>[My organisation] motivates me to help it achieve its objectives (% strongly agree or agree)</text:p>
          </table:table-cell>
          <table:table-cell table:number-columns-repeated="16382"/>
        </table:table-row>
        <table:table-row table:style-name="ro4">
          <table:table-cell office:value-type="string" table:style-name="ce12">
            <text:p>B52</text:p>
          </table:table-cell>
          <table:table-cell office:value-type="string" table:style-name="ce12">
            <text:p>I believe that [senior managers] in [my organisation] will take action on the results from this survey (% strongly agree or agree)</text:p>
          </table:table-cell>
          <table:table-cell table:number-columns-repeated="16382"/>
        </table:table-row>
        <table:table-row table:style-name="ro11">
          <table:table-cell office:value-type="string" table:style-name="ce12">
            <text:p>B53</text:p>
          </table:table-cell>
          <table:table-cell office:value-type="string" table:style-name="ce12">
            <text:p>Where I work, I think effective action has been taken on the results of the last survey (% strongly agree or agree)</text:p>
          </table:table-cell>
          <table:table-cell table:number-columns-repeated="16382"/>
        </table:table-row>
        <table:table-row table:style-name="ro3">
          <table:table-cell office:value-type="string" table:style-name="ce12">
            <text:p>B54</text:p>
          </table:table-cell>
          <table:table-cell office:value-type="string" table:style-name="ce12">
            <text:p>I am trusted to carry out my job effectively (% strongly agree or agree)</text:p>
          </table:table-cell>
          <table:table-cell table:number-columns-repeated="16382"/>
        </table:table-row>
        <table:table-row table:style-name="ro11">
          <table:table-cell office:value-type="string" table:style-name="ce12">
            <text:p>B55</text:p>
          </table:table-cell>
          <table:table-cell office:value-type="string" table:style-name="ce12">
            <text:p>I believe I would be supported if I try a new idea, even if it may not work (% strongly agree or agree)</text:p>
          </table:table-cell>
          <table:table-cell table:number-columns-repeated="16382"/>
        </table:table-row>
        <table:table-row table:style-name="ro4">
          <table:table-cell office:value-type="string" table:style-name="ce12">
            <text:p>B56</text:p>
          </table:table-cell>
          <table:table-cell office:value-type="string" table:style-name="ce12">
            <text:p>In [my organisation], people are encouraged to speak up when they identify a serious policy or delivery risk (% strongly agree or agree)</text:p>
          </table:table-cell>
          <table:table-cell table:number-columns-repeated="16382"/>
        </table:table-row>
        <table:table-row table:style-name="ro11">
          <table:table-cell office:value-type="string" table:style-name="ce12">
            <text:p>B57</text:p>
          </table:table-cell>
          <table:table-cell office:value-type="string" table:style-name="ce12">
            <text:p>I feel able to challenge inappropriate behaviour in the workplace (% strongly agree or agree)</text:p>
          </table:table-cell>
          <table:table-cell table:number-columns-repeated="16382"/>
        </table:table-row>
        <table:table-row table:style-name="ro11">
          <table:table-cell office:value-type="string" table:style-name="ce12">
            <text:p>B58</text:p>
          </table:table-cell>
          <table:table-cell office:value-type="string" table:style-name="ce12">
            <text:p>My organisation is committed to creating a diverse and inclusive workplace (% strongly agree or agree)</text:p>
          </table:table-cell>
          <table:table-cell table:number-columns-repeated="16382"/>
        </table:table-row>
        <table:table-row table:style-name="ro11">
          <table:table-cell office:value-type="string" table:style-name="ce12">
            <text:p>B59</text:p>
          </table:table-cell>
          <table:table-cell office:value-type="string" table:style-name="ce12">
            <text:p>I am aware of the Civil Service vision for 'A Brilliant Civil Service' (% strongly agree or agree)</text:p>
          </table:table-cell>
          <table:table-cell table:number-columns-repeated="16382"/>
        </table:table-row>
        <table:table-row table:style-name="ro9">
          <table:table-cell office:value-type="string" table:style-name="ce12">
            <text:p>B60</text:p>
          </table:table-cell>
          <table:table-cell office:value-type="string" table:style-name="ce12">
            <text:p>Managers in my Area/Directorate/Division actively role model the behaviours set out in the Civil Service Leadership Statement (% always or most of the time)</text:p>
          </table:table-cell>
          <table:table-cell table:number-columns-repeated="16382"/>
        </table:table-row>
        <table:table-row table:style-name="ro11">
          <table:table-cell office:value-type="string" table:style-name="ce12">
            <text:p>C01_1</text:p>
          </table:table-cell>
          <table:table-cell office:value-type="string" table:style-name="ce12">
            <text:p>I want to leave [my organisation] as soon as possible (% selecting this answer for C01)</text:p>
          </table:table-cell>
          <table:table-cell table:number-columns-repeated="16382"/>
        </table:table-row>
        <table:table-row table:style-name="ro11">
          <table:table-cell office:value-type="string" table:style-name="ce12">
            <text:p>C01_2</text:p>
          </table:table-cell>
          <table:table-cell office:value-type="string" table:style-name="ce12">
            <text:p>I want to leave [my organisation] within the next 12 months (% selecting this answer for C01)</text:p>
          </table:table-cell>
          <table:table-cell table:number-columns-repeated="16382"/>
        </table:table-row>
        <table:table-row table:style-name="ro11">
          <table:table-cell office:value-type="string" table:style-name="ce12">
            <text:p>C01_3</text:p>
          </table:table-cell>
          <table:table-cell office:value-type="string" table:style-name="ce12">
            <text:p>I want to stay working for [my organisation] for at least the next year (% selecting this answer for C01)</text:p>
          </table:table-cell>
          <table:table-cell table:number-columns-repeated="16382"/>
        </table:table-row>
        <table:table-row table:style-name="ro11">
          <table:table-cell office:value-type="string" table:style-name="ce12">
            <text:p>C01_4</text:p>
          </table:table-cell>
          <table:table-cell office:value-type="string" table:style-name="ce12">
            <text:p>I want to stay working for [my organisation] for at least the next three years (% selecting this answer for C01)</text:p>
          </table:table-cell>
          <table:table-cell table:number-columns-repeated="16382"/>
        </table:table-row>
        <table:table-row table:style-name="ro3">
          <table:table-cell office:value-type="string" table:style-name="ce12">
            <text:p>D01</text:p>
          </table:table-cell>
          <table:table-cell office:value-type="string" table:style-name="ce12">
            <text:p>Are you aware of the Civil Service Code? (% yes)</text:p>
          </table:table-cell>
          <table:table-cell table:number-columns-repeated="16382"/>
        </table:table-row>
        <table:table-row table:style-name="ro3">
          <table:table-cell office:value-type="string" table:style-name="ce12">
            <text:p>D02</text:p>
          </table:table-cell>
          <table:table-cell office:value-type="string" table:style-name="ce12">
            <text:p>Are you aware of how to raise a concern under the Civil Service Code? (% yes)</text:p>
          </table:table-cell>
          <table:table-cell table:number-columns-repeated="16382"/>
        </table:table-row>
        <table:table-row table:style-name="ro4">
          <table:table-cell office:value-type="string" table:style-name="ce12">
            <text:p>D03</text:p>
          </table:table-cell>
          <table:table-cell office:value-type="string" table:style-name="ce14">
            <text:p>Are you confident that if you raised a concern under the Civil Service Code in [your organisation] it would be investigated properly? (% yes)</text:p>
          </table:table-cell>
          <table:table-cell table:number-columns-repeated="16382"/>
        </table:table-row>
        <table:table-row table:style-name="ro3">
          <table:table-cell office:value-type="string" table:style-name="ce12">
            <text:p>E01</text:p>
          </table:table-cell>
          <table:table-cell office:value-type="string" table:style-name="ce12">
            <text:p>Have you been discriminated against at work, in the past 12 months? (% yes)</text:p>
          </table:table-cell>
          <table:table-cell table:number-columns-repeated="16382"/>
        </table:table-row>
        <table:table-row table:style-name="ro3">
          <table:table-cell office:value-type="string" table:style-name="ce12">
            <text:p>E02_01</text:p>
          </table:table-cell>
          <table:table-cell office:value-type="string" table:style-name="ce12">
            <text:p>Grounds of discrimination – Age (% yes to E01 selecting this option)</text:p>
          </table:table-cell>
          <table:table-cell table:number-columns-repeated="16382"/>
        </table:table-row>
        <table:table-row table:style-name="ro11">
          <table:table-cell office:value-type="string" table:style-name="ce12">
            <text:p>E02_02</text:p>
          </table:table-cell>
          <table:table-cell office:value-type="string" table:style-name="ce12">
            <text:p>Grounds of discrimination – Caring responsibilities (% yes to E01 selecting this option)</text:p>
          </table:table-cell>
          <table:table-cell table:number-columns-repeated="16382"/>
        </table:table-row>
        <table:table-row table:style-name="ro3">
          <table:table-cell office:value-type="string" table:style-name="ce12">
            <text:p>E02_03</text:p>
          </table:table-cell>
          <table:table-cell office:value-type="string" table:style-name="ce12">
            <text:p>Grounds of discrimination – Disability (% yes to E01 selecting this option)</text:p>
          </table:table-cell>
          <table:table-cell table:number-columns-repeated="16382"/>
        </table:table-row>
        <table:table-row table:style-name="ro11">
          <table:table-cell office:value-type="string" table:style-name="ce12">
            <text:p>E02_04</text:p>
          </table:table-cell>
          <table:table-cell office:value-type="string" table:style-name="ce12">
            <text:p>Grounds of discrimination – Ethnic background (% yes to E01 selecting this option)</text:p>
          </table:table-cell>
          <table:table-cell table:number-columns-repeated="16382"/>
        </table:table-row>
        <table:table-row table:style-name="ro3">
          <table:table-cell office:value-type="string" table:style-name="ce12">
            <text:p>E02_05</text:p>
          </table:table-cell>
          <table:table-cell office:value-type="string" table:style-name="ce12">
            <text:p>Grounds of discrimination – Gender (% yes to E01 selecting this option)</text:p>
          </table:table-cell>
          <table:table-cell table:number-columns-repeated="16382"/>
        </table:table-row>
        <table:table-row table:style-name="ro11">
          <table:table-cell office:value-type="string" table:style-name="ce12">
            <text:p>E02_06</text:p>
          </table:table-cell>
          <table:table-cell office:value-type="string" table:style-name="ce12">
            <text:p>Grounds of discrimination – Gender reassignment or perceived gender (% yes to E01 selecting this option)</text:p>
          </table:table-cell>
          <table:table-cell table:number-columns-repeated="16382"/>
        </table:table-row>
        <table:table-row table:style-name="ro11">
          <table:table-cell office:value-type="string" table:style-name="ce12">
            <text:p>E02_07</text:p>
          </table:table-cell>
          <table:table-cell office:value-type="string" table:style-name="ce12">
            <text:p>Grounds of discrimination – Grade or responsibility level (% yes to E01 selecting this option)</text:p>
          </table:table-cell>
          <table:table-cell table:number-columns-repeated="16382"/>
        </table:table-row>
        <table:table-row table:style-name="ro4">
          <table:table-cell office:value-type="string" table:style-name="ce12">
            <text:p>E02_08</text:p>
          </table:table-cell>
          <table:table-cell office:value-type="string" table:style-name="ce12">
            <text:p>Grounds of discrimination – Main spoken/written language or language ability (% yes to E01 selecting this option)</text:p>
          </table:table-cell>
          <table:table-cell table:number-columns-repeated="16382"/>
        </table:table-row>
        <table:table-row table:style-name="ro11">
          <table:table-cell office:value-type="string" table:style-name="ce12">
            <text:p>E02_09</text:p>
          </table:table-cell>
          <table:table-cell office:value-type="string" table:style-name="ce12">
            <text:p>Grounds of discrimination – Marital status or civil partnership (% yes to E01 selecting this option)</text:p>
          </table:table-cell>
          <table:table-cell table:number-columns-repeated="16382"/>
        </table:table-row>
        <table:table-row table:style-name="ro11">
          <table:table-cell office:value-type="string" table:style-name="ce12">
            <text:p>E02_10</text:p>
          </table:table-cell>
          <table:table-cell office:value-type="string" table:style-name="ce12">
            <text:p>Grounds of discrimination – Mental health (% yes to E01 selecting this option)</text:p>
          </table:table-cell>
          <table:table-cell table:number-columns-repeated="16382"/>
        </table:table-row>
        <table:table-row table:style-name="ro3">
          <table:table-cell office:value-type="string" table:style-name="ce12">
            <text:p>E02_11</text:p>
          </table:table-cell>
          <table:table-cell office:value-type="string" table:style-name="ce12">
            <text:p>Grounds of discrimination – Pay (% yes to E01 selecting this option)</text:p>
          </table:table-cell>
          <table:table-cell table:number-columns-repeated="16382"/>
        </table:table-row>
        <table:table-row table:style-name="ro11">
          <table:table-cell office:value-type="string" table:style-name="ce12">
            <text:p>E02_12</text:p>
          </table:table-cell>
          <table:table-cell office:value-type="string" table:style-name="ce12">
            <text:p>Grounds of discrimination – Pregnancy, maternity or paternity (% yes to E01 selecting this option)</text:p>
          </table:table-cell>
          <table:table-cell table:number-columns-repeated="16382"/>
        </table:table-row>
        <table:table-row table:style-name="ro11">
          <table:table-cell office:value-type="string" table:style-name="ce12">
            <text:p>E02_13</text:p>
          </table:table-cell>
          <table:table-cell office:value-type="string" table:style-name="ce12">
            <text:p>Grounds of discrimination – Religion or belief (% yes to E01 selecting this option)</text:p>
          </table:table-cell>
          <table:table-cell table:number-columns-repeated="16382"/>
        </table:table-row>
        <table:table-row table:style-name="ro3">
          <table:table-cell office:value-type="string" table:style-name="ce12">
            <text:p>E02_14</text:p>
          </table:table-cell>
          <table:table-cell office:value-type="string" table:style-name="ce12">
            <text:p>Grounds of discrimination – Sex (% yes to E01 selecting this option)</text:p>
          </table:table-cell>
          <table:table-cell table:number-columns-repeated="16382"/>
        </table:table-row>
        <table:table-row table:style-name="ro11">
          <table:table-cell office:value-type="string" table:style-name="ce12">
            <text:p>E02_15</text:p>
          </table:table-cell>
          <table:table-cell office:value-type="string" table:style-name="ce12">
            <text:p>Grounds of discrimination – Sexual orientation (% yes to E01 selecting this option)</text:p>
          </table:table-cell>
          <table:table-cell table:number-columns-repeated="16382"/>
        </table:table-row>
        <table:table-row table:style-name="ro11">
          <table:table-cell office:value-type="string" table:style-name="ce12">
            <text:p>E02_16</text:p>
          </table:table-cell>
          <table:table-cell office:value-type="string" table:style-name="ce12">
            <text:p>Grounds of discrimination – Social or educational background (% yes to E01 selecting this option)</text:p>
          </table:table-cell>
          <table:table-cell table:number-columns-repeated="16382"/>
        </table:table-row>
        <table:table-row table:style-name="ro11">
          <table:table-cell office:value-type="string" table:style-name="ce12">
            <text:p>E02_17</text:p>
          </table:table-cell>
          <table:table-cell office:value-type="string" table:style-name="ce12">
            <text:p>Grounds of discrimination – Working location (% yes to E01 selecting this option)</text:p>
          </table:table-cell>
          <table:table-cell table:number-columns-repeated="16382"/>
        </table:table-row>
        <table:table-row table:style-name="ro11">
          <table:table-cell office:value-type="string" table:style-name="ce12">
            <text:p>E02_18</text:p>
          </table:table-cell>
          <table:table-cell office:value-type="string" table:style-name="ce12">
            <text:p>Grounds of discrimination – Working pattern (% yes to E01 selecting this option)</text:p>
          </table:table-cell>
          <table:table-cell table:number-columns-repeated="16382"/>
        </table:table-row>
        <table:table-row table:style-name="ro11">
          <table:table-cell office:value-type="string" table:style-name="ce12">
            <text:p>E02_19</text:p>
          </table:table-cell>
          <table:table-cell office:value-type="string" table:style-name="ce12">
            <text:p>Grounds of discrimination – Any other grounds (% yes to E01 selecting this option)</text:p>
          </table:table-cell>
          <table:table-cell table:number-columns-repeated="16382"/>
        </table:table-row>
        <table:table-row table:style-name="ro3">
          <table:table-cell office:value-type="string" table:style-name="ce12">
            <text:p>E02_20</text:p>
          </table:table-cell>
          <table:table-cell office:value-type="string" table:style-name="ce12">
            <text:p>Grounds of discrimination – Prefer not to say (% yes to E01 selecting this option)</text:p>
          </table:table-cell>
          <table:table-cell table:number-columns-repeated="16382"/>
        </table:table-row>
        <table:table-row table:style-name="ro3">
          <table:table-cell office:value-type="string" table:style-name="ce12">
            <text:p>E03</text:p>
          </table:table-cell>
          <table:table-cell office:value-type="string" table:style-name="ce12">
            <text:p>Have you been bullied or harassed at work, in the past 12 months? (% yes)</text:p>
          </table:table-cell>
          <table:table-cell table:number-columns-repeated="16382"/>
        </table:table-row>
        <table:table-row table:style-name="ro4">
          <table:table-cell office:value-type="string" table:style-name="ce12">
            <text:p>E03A_01</text:p>
          </table:table-cell>
          <table:table-cell office:value-type="string" table:style-name="ce14">
            <text:p>Nature of bullying and/or harassment – Comments about my personal appearance or accent (% yes to E03 selecting this option)</text:p>
          </table:table-cell>
          <table:table-cell table:number-columns-repeated="16382"/>
        </table:table-row>
        <table:table-row table:style-name="ro9">
          <table:table-cell office:value-type="string" table:style-name="ce12">
            <text:p>E03A_02</text:p>
          </table:table-cell>
          <table:table-cell office:value-type="string" table:style-name="ce12">
            <text:p>Nature of bullying and/or harassment – Sexual harassment (e.g. sexual comments or jokes, unwelcome sexual advances, touching or assault) (% yes to E03 selecting this option)</text:p>
          </table:table-cell>
          <table:table-cell table:number-columns-repeated="16382"/>
        </table:table-row>
        <table:table-row table:style-name="ro4">
          <table:table-cell office:value-type="string" table:style-name="ce12">
            <text:p>E03A_03</text:p>
          </table:table-cell>
          <table:table-cell office:value-type="string" table:style-name="ce12">
            <text:p>Nature of bullying and/or harassment – Spreading gossip or making false accusations about me (% yes to E03 selecting this option)</text:p>
          </table:table-cell>
          <table:table-cell table:number-columns-repeated="16382"/>
        </table:table-row>
        <table:table-row table:style-name="ro9">
          <table:table-cell office:value-type="string" table:style-name="ce12">
            <text:p>E03A_04</text:p>
          </table:table-cell>
          <table:table-cell office:value-type="string" table:style-name="ce14">
            <text:p>Nature of bullying and/or harassment – Intimidation or verbal aggression (e.g. shouting, swearing, making threats, sending aggressive emails) (% yes to E03 selecting this option)</text:p>
          </table:table-cell>
          <table:table-cell table:number-columns-repeated="16382"/>
        </table:table-row>
        <table:table-row table:style-name="ro4">
          <table:table-cell office:value-type="string" table:style-name="ce12">
            <text:p>E03A_05</text:p>
          </table:table-cell>
          <table:table-cell office:value-type="string" table:style-name="ce12">
            <text:p>Nature of bullying and/or harassment – Physical assault (e.g. object thrown at me, pushed, hit) <text:s/>(% yes to E03 selecting this option)</text:p>
          </table:table-cell>
          <table:table-cell table:number-columns-repeated="16382"/>
        </table:table-row>
        <table:table-row table:style-name="ro11">
          <table:table-cell office:value-type="string" table:style-name="ce12">
            <text:p>E03A_06</text:p>
          </table:table-cell>
          <table:table-cell office:value-type="string" table:style-name="ce12">
            <text:p>Nature of bullying and/or harassment – Humiliated in front of team or others (% yes to E03 selecting this option)</text:p>
          </table:table-cell>
          <table:table-cell table:number-columns-repeated="16382"/>
        </table:table-row>
        <table:table-row table:style-name="ro9">
          <table:table-cell office:value-type="string" table:style-name="ce12">
            <text:p>E03A_07</text:p>
          </table:table-cell>
          <table:table-cell office:value-type="string" table:style-name="ce12">
            <text:p>Nature of bullying and/or harassment – Negative Micromanagement (e.g. excessive control; made to feel incompetent) (% yes to E03 selecting this option)</text:p>
          </table:table-cell>
          <table:table-cell table:number-columns-repeated="16382"/>
        </table:table-row>
        <table:table-row table:style-name="ro9">
          <table:table-cell office:value-type="string" table:style-name="ce12">
            <text:p>E03A_08</text:p>
          </table:table-cell>
          <table:table-cell office:value-type="string" table:style-name="ce14">
            <text:p>Nature of bullying and/or harassment – Removal of job responsibilities, unconstructive criticism, or changing expectations (% yes to E03 selecting this option)</text:p>
          </table:table-cell>
          <table:table-cell table:number-columns-repeated="16382"/>
        </table:table-row>
        <table:table-row table:style-name="ro11">
          <table:table-cell office:value-type="string" table:style-name="ce12">
            <text:p>E03A_09</text:p>
          </table:table-cell>
          <table:table-cell office:value-type="string" table:style-name="ce12">
            <text:p>Nature of bullying and/or harassment – Treated less favourably to others (% yes to E03 selecting this option)</text:p>
          </table:table-cell>
          <table:table-cell table:number-columns-repeated="16382"/>
        </table:table-row>
        <table:table-row table:style-name="ro11">
          <table:table-cell office:value-type="string" table:style-name="ce12">
            <text:p>E03A_10</text:p>
          </table:table-cell>
          <table:table-cell office:value-type="string" table:style-name="ce12">
            <text:p>Nature of bullying and/or harassment – Ignored, excluded, marginalised (% yes to E03 selecting this option)</text:p>
          </table:table-cell>
          <table:table-cell table:number-columns-repeated="16382"/>
        </table:table-row>
        <table:table-row table:style-name="ro4">
          <table:table-cell office:value-type="string" table:style-name="ce12">
            <text:p>E03A_11</text:p>
          </table:table-cell>
          <table:table-cell office:value-type="string" table:style-name="ce12">
            <text:p>Nature of bullying and/or harassment – Undermining or taking credit for my work (% yes to E03 selecting this option)</text:p>
          </table:table-cell>
          <table:table-cell table:number-columns-repeated="16382"/>
        </table:table-row>
        <table:table-row table:style-name="ro11">
          <table:table-cell office:value-type="string" table:style-name="ce12">
            <text:p>E03A_12</text:p>
          </table:table-cell>
          <table:table-cell office:value-type="string" table:style-name="ce12">
            <text:p>Nature of bullying and/or harassment – Denied time off for personal ill health (% yes to E03 selecting this option)</text:p>
          </table:table-cell>
          <table:table-cell table:number-columns-repeated="16382"/>
        </table:table-row>
        <table:table-row table:style-name="ro4">
          <table:table-cell office:value-type="string" table:style-name="ce12">
            <text:p>E03A_13</text:p>
          </table:table-cell>
          <table:table-cell office:value-type="string" table:style-name="ce12">
            <text:p>Nature of bullying and/or harassment – Denied time off for family or caring responsibilities (% yes to E03 selecting this option)</text:p>
          </table:table-cell>
          <table:table-cell table:number-columns-repeated="16382"/>
        </table:table-row>
        <table:table-row table:style-name="ro9">
          <table:table-cell office:value-type="string" table:style-name="ce12">
            <text:p>E03A_14</text:p>
          </table:table-cell>
          <table:table-cell office:value-type="string" table:style-name="ce12">
            <text:p>Nature of bullying and/or harassment – Disclosure of personal/sensitive information to colleagues without my consent (% yes to E03 selecting this option)</text:p>
          </table:table-cell>
          <table:table-cell table:number-columns-repeated="16382"/>
        </table:table-row>
        <table:table-row table:style-name="ro4">
          <table:table-cell office:value-type="string" table:style-name="ce12">
            <text:p>E03A_15</text:p>
          </table:table-cell>
          <table:table-cell office:value-type="string" table:style-name="ce12">
            <text:p>Nature of bullying and/or harassment – Unhelpful comments about my mental health or being off sick (% yes to E03 selecting this option)</text:p>
          </table:table-cell>
          <table:table-cell table:number-columns-repeated="16382"/>
        </table:table-row>
        <table:table-row table:style-name="ro11">
          <table:table-cell office:value-type="string" table:style-name="ce12">
            <text:p>E03A_16</text:p>
          </table:table-cell>
          <table:table-cell office:value-type="string" table:style-name="ce12">
            <text:p>Nature of bullying and/or harassment – Something else not listed here (% yes to E03 selecting this option)</text:p>
          </table:table-cell>
          <table:table-cell table:number-columns-repeated="16382"/>
        </table:table-row>
        <table:table-row table:style-name="ro11">
          <table:table-cell office:value-type="string" table:style-name="ce12">
            <text:p>E03A_17</text:p>
          </table:table-cell>
          <table:table-cell office:value-type="string" table:style-name="ce12">
            <text:p>Nature of bullying and/or harassment – Prefer not to say (% yes to E03 selecting this option)</text:p>
          </table:table-cell>
          <table:table-cell table:number-columns-repeated="16382"/>
        </table:table-row>
        <table:table-row table:style-name="ro4">
          <table:table-cell office:value-type="string" table:style-name="ce12">
            <text:p>E04_01</text:p>
          </table:table-cell>
          <table:table-cell office:value-type="string" table:style-name="ce12">
            <text:p>Who bullied and/or harassed you? – A colleague in my Area/Directorate/Division (% yes to E03 selecting this option)</text:p>
          </table:table-cell>
          <table:table-cell table:number-columns-repeated="16382"/>
        </table:table-row>
        <table:table-row table:style-name="ro9">
          <table:table-cell office:value-type="string" table:style-name="ce12">
            <text:p>E04_02</text:p>
          </table:table-cell>
          <table:table-cell office:value-type="string" table:style-name="ce12">
            <text:p>Who bullied and/or harassed you? – A colleague in a different Area/Directorate/Division of [my organisation] <text:s/>(% yes to E03 selecting this option)</text:p>
          </table:table-cell>
          <table:table-cell table:number-columns-repeated="16382"/>
        </table:table-row>
        <table:table-row table:style-name="ro11">
          <table:table-cell office:value-type="string" table:style-name="ce12">
            <text:p>E04_03</text:p>
          </table:table-cell>
          <table:table-cell office:value-type="string" table:style-name="ce12">
            <text:p>Who bullied and/or harassed you? – My manager (% yes to E03 selecting this option)</text:p>
          </table:table-cell>
          <table:table-cell table:number-columns-repeated="16382"/>
        </table:table-row>
        <table:table-row table:style-name="ro4">
          <table:table-cell office:value-type="string" table:style-name="ce12">
            <text:p>E04_04</text:p>
          </table:table-cell>
          <table:table-cell office:value-type="string" table:style-name="ce12">
            <text:p>Who bullied and/or harassed you? – Another senior member of staff in [my organisation] (% yes to E03 selecting this option)</text:p>
          </table:table-cell>
          <table:table-cell table:number-columns-repeated="16382"/>
        </table:table-row>
        <table:table-row table:style-name="ro11">
          <table:table-cell office:value-type="string" table:style-name="ce12">
            <text:p>E04_05</text:p>
          </table:table-cell>
          <table:table-cell office:value-type="string" table:style-name="ce12">
            <text:p>Who bullied and/or harassed you? – Someone I manage (% yes to E03 selecting this option)</text:p>
          </table:table-cell>
          <table:table-cell table:number-columns-repeated="16382"/>
        </table:table-row>
        <table:table-row table:style-name="ro4">
          <table:table-cell office:value-type="string" table:style-name="ce12">
            <text:p>E04_06</text:p>
          </table:table-cell>
          <table:table-cell office:value-type="string" table:style-name="ce12">
            <text:p>Who bullied and/or harassed you? – Someone working in a different Civil Service organisation (% yes to E03 selecting this option)</text:p>
          </table:table-cell>
          <table:table-cell table:number-columns-repeated="16382"/>
        </table:table-row>
        <table:table-row table:style-name="ro4">
          <table:table-cell office:value-type="string" table:style-name="ce12">
            <text:p>E04_07</text:p>
          </table:table-cell>
          <table:table-cell office:value-type="string" table:style-name="ce14">
            <text:p>Who bullied and/or harassed you? – Someone working for a non-Civil Service organisation (% yes to E03 selecting this option)</text:p>
          </table:table-cell>
          <table:table-cell table:number-columns-repeated="16382"/>
        </table:table-row>
        <table:table-row table:style-name="ro11">
          <table:table-cell office:value-type="string" table:style-name="ce12">
            <text:p>E04_08</text:p>
          </table:table-cell>
          <table:table-cell office:value-type="string" table:style-name="ce12">
            <text:p>Who bullied and/or harassed you? – A contractor (% yes to E03 selecting this option)</text:p>
          </table:table-cell>
          <table:table-cell table:number-columns-repeated="16382"/>
        </table:table-row>
        <table:table-row table:style-name="ro4">
          <table:table-cell office:value-type="string" table:style-name="ce12">
            <text:p>E04_09</text:p>
          </table:table-cell>
          <table:table-cell office:value-type="string" table:style-name="ce12">
            <text:p>Who bullied and/or harassed you? – A service user (e.g. customer, claimant, offender) (% yes to E03 selecting this option)</text:p>
          </table:table-cell>
          <table:table-cell table:number-columns-repeated="16382"/>
        </table:table-row>
        <table:table-row table:style-name="ro11">
          <table:table-cell office:value-type="string" table:style-name="ce12">
            <text:p>E04_10</text:p>
          </table:table-cell>
          <table:table-cell office:value-type="string" table:style-name="ce12">
            <text:p>Who bullied and/or harassed you? – A member of the public (% yes to E03 selecting this option)</text:p>
          </table:table-cell>
          <table:table-cell table:number-columns-repeated="16382"/>
        </table:table-row>
        <table:table-row table:style-name="ro11">
          <table:table-cell office:value-type="string" table:style-name="ce12">
            <text:p>E04_11</text:p>
          </table:table-cell>
          <table:table-cell office:value-type="string" table:style-name="ce12">
            <text:p>Who bullied and/or harassed you? – Someone else not listed here (% yes to E03 selecting this option)</text:p>
          </table:table-cell>
          <table:table-cell table:number-columns-repeated="16382"/>
        </table:table-row>
        <table:table-row table:style-name="ro11">
          <table:table-cell office:value-type="string" table:style-name="ce12">
            <text:p>E04_12</text:p>
          </table:table-cell>
          <table:table-cell office:value-type="string" table:style-name="ce12">
            <text:p>Who bullied and/or harassed you? – Prefer not to say (% yes to E03 selecting this option)</text:p>
          </table:table-cell>
          <table:table-cell table:number-columns-repeated="16382"/>
        </table:table-row>
        <table:table-row table:style-name="ro3">
          <table:table-cell office:value-type="string" table:style-name="ce12">
            <text:p>E05</text:p>
          </table:table-cell>
          <table:table-cell office:value-type="string" table:style-name="ce12">
            <text:p>Did you report your experience of bullying and/or harassment? (% yes)</text:p>
          </table:table-cell>
          <table:table-cell table:number-columns-repeated="16382"/>
        </table:table-row>
        <table:table-row table:style-name="ro3">
          <table:table-cell office:value-type="string" table:style-name="ce12">
            <text:p>E06_A</text:p>
          </table:table-cell>
          <table:table-cell office:value-type="string" table:style-name="ce12">
            <text:p>Appropriate action was taken to address the behaviour I experienced (% yes)</text:p>
          </table:table-cell>
          <table:table-cell table:number-columns-repeated="16382"/>
        </table:table-row>
        <table:table-row table:style-name="ro3">
          <table:table-cell office:value-type="string" table:style-name="ce12">
            <text:p>E06_B</text:p>
          </table:table-cell>
          <table:table-cell office:value-type="string" table:style-name="ce12">
            <text:p>The bullying and/or harassment has stopped (% yes)</text:p>
          </table:table-cell>
          <table:table-cell table:number-columns-repeated="16382"/>
        </table:table-row>
        <table:table-row table:style-name="ro3">
          <table:table-cell office:value-type="string" table:style-name="ce12">
            <text:p>E06_C</text:p>
          </table:table-cell>
          <table:table-cell office:value-type="string" table:style-name="ce12">
            <text:p>The culture in my area allows this kind of behaviour to continue (% yes)</text:p>
          </table:table-cell>
          <table:table-cell table:number-columns-repeated="16382"/>
        </table:table-row>
        <table:table-row table:style-name="ro3">
          <table:table-cell office:value-type="string" table:style-name="ce12">
            <text:p>E06_D</text:p>
          </table:table-cell>
          <table:table-cell office:value-type="string" table:style-name="ce12">
            <text:p>I felt like I was punished for reporting the incident (% yes)</text:p>
          </table:table-cell>
          <table:table-cell table:number-columns-repeated="16382"/>
        </table:table-row>
        <table:table-row table:style-name="ro11">
          <table:table-cell office:value-type="string" table:style-name="ce12">
            <text:p>W01</text:p>
          </table:table-cell>
          <table:table-cell office:value-type="string" table:style-name="ce12">
            <text:p>Overall, how satisfied are you with your life nowadays? (% rating 7 to 10, where 10 is 'completely satisfied')</text:p>
          </table:table-cell>
          <table:table-cell table:number-columns-repeated="16382"/>
        </table:table-row>
        <table:table-row table:style-name="ro4">
          <table:table-cell office:value-type="string" table:style-name="ce12">
            <text:p>W02</text:p>
          </table:table-cell>
          <table:table-cell office:value-type="string" table:style-name="ce12">
            <text:p>Overall, to what extent do you feel the things you do in your life are worthwhile? (% rating 7 to 10, where 10 is 'worthwhile')</text:p>
          </table:table-cell>
          <table:table-cell table:number-columns-repeated="16382"/>
        </table:table-row>
        <table:table-row table:style-name="ro11">
          <table:table-cell office:value-type="string" table:style-name="ce12">
            <text:p>W03</text:p>
          </table:table-cell>
          <table:table-cell office:value-type="string" table:style-name="ce12">
            <text:p>Overall, how happy did you feel yesterday? (% rating 7 to 10, where 10 is 'completely happy')</text:p>
          </table:table-cell>
          <table:table-cell table:number-columns-repeated="16382"/>
        </table:table-row>
        <table:table-row table:style-name="ro11">
          <table:table-cell office:value-type="string" table:style-name="ce12">
            <text:p>W04</text:p>
          </table:table-cell>
          <table:table-cell office:value-type="string" table:style-name="ce12">
            <text:p>Overall, how anxious did you feel yesterday? (% rating 6 to 10, where 10 is 'completely anxious')</text:p>
          </table:table-cell>
          <table:table-cell table:number-columns-repeated="16382"/>
        </table:table-row>
        <table:table-row table:style-name="ro11">
          <table:table-cell office:value-type="string" table:style-name="ce12">
            <text:p>J04B</text:p>
          </table:table-cell>
          <table:table-cell office:value-type="string" table:style-name="ce12">
            <text:p>In general, how would you rate your overall mental health now? (% rating 'excellent', 'very good' or 'good')</text:p>
          </table:table-cell>
          <table:table-cell table:number-columns-repeated="16382"/>
        </table:table-row>
        <table:table-row table:style-name="ro11">
          <table:table-cell office:value-type="string" table:style-name="ce12">
            <text:p>W05</text:p>
          </table:table-cell>
          <table:table-cell office:value-type="string" table:style-name="ce12">
            <text:p>In general, how would you rate your overall physical health now? (% rating 'excellent', 'very good' or 'good')</text:p>
          </table:table-cell>
          <table:table-cell table:number-columns-repeated="16382"/>
        </table:table-row>
        <table:table-row table:style-name="ro3">
          <table:table-cell office:value-type="string" table:style-name="ce12">
            <text:p>W07</text:p>
          </table:table-cell>
          <table:table-cell office:value-type="string" table:style-name="ce12">
            <text:p>How often do you feel lonely? (% rating 'often or always')</text:p>
          </table:table-cell>
          <table:table-cell table:number-columns-repeated="16382"/>
        </table:table-row>
        <table:table-row table:style-name="ro11">
          <table:table-cell office:value-type="string" table:style-name="ce12">
            <text:p>W08</text:p>
          </table:table-cell>
          <table:table-cell office:value-type="string" table:style-name="ce12">
            <text:p>The people in my team genuinely care about my wellbeing (% rating 'strongly agree' or 'agree')</text:p>
          </table:table-cell>
          <table:table-cell table:number-columns-repeated="16382"/>
        </table:table-row>
        <table:table-row table:number-rows-repeated="1048429" table:style-name="ro7">
          <table:table-cell table:number-columns-repeated="16384"/>
        </table:table-row>
      </table:table>
      <table:database-ranges>
        <table:database-range table:target-range-address="Contents.A3:Contents.B7" table:name="table_of_contents"/>
        <table:database-range table:target-range-address="Notes.A3:Notes.B9" table:name="notes_table"/>
        <table:database-range table:target-range-address="Benchmarks.A5:Benchmarks.EP156" table:name="demographic_benchmarks"/>
        <table:database-range table:target-range-address="Annex_1.A4:Annex_1.B40" table:name="demographic_variables"/>
        <table:database-range table:target-range-address="Annex_2.A4:Annex_2.B147" table:name="question_variables"/>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Hyperlink" style:family="table-cell" style:data-style-name="N0">
      <style:text-properties fo:color="#0000FF" style:text-underline-style="solid" style:text-underline-type="single"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520</meta:generator>
    <dc:title>Civil Service People Survey 2020: demographic benchmarks</dc:title>
    <dc:description/>
    <dc:subject/>
    <meta:initial-creator>Civil Service People Survey</meta:initial-creator>
    <dc:creator>Microsoft Office User</dc:creator>
    <meta:creation-date>2022-05-10T16:42:34Z</meta:creation-date>
    <dc:date>2022-05-30T13:39:18Z</dc:date>
  </office:meta>
</office:document-meta>
</file>